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98in"/>
    </style:style>
    <style:style style:name="co2" style:family="table-column">
      <style:table-column-properties fo:break-before="auto" style:column-width="1.7335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28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MED2_1_dno_50ALC_raw</text:p>
          </table:table-cell>
          <table:table-cell table:style-name="Default" office:value-type="string" calcext:value-type="string">
            <text:p>MED2_1_dno_50ALC_nomods</text:p>
          </table:table-cell>
          <table:table-cell office:value-type="string" calcext:value-type="string">
            <text:p>MED2_2_dno_50ALC_raw</text:p>
          </table:table-cell>
          <table:table-cell table:style-name="Default" office:value-type="string" calcext:value-type="string">
            <text:p>MED2_2_dno_50ALC_nopeps</text:p>
          </table:table-cell>
        </table:table-row>
        <table:table-row table:style-name="ro1">
          <table:table-cell office:value-type="string" calcext:value-type="string">
            <text:p>KNDEDLYLQLLQK</text:p>
          </table:table-cell>
          <table:table-cell table:formula="of:=SUBSTITUTE(SUBSTITUTE([.A2];&quot;(+15.99)&quot;;&quot;&quot;);&quot;(+57.02)&quot;;&quot;&quot;)" office:value-type="string" office:string-value="KNDEDLYLQLLQK" calcext:value-type="string">
            <text:p>KNDEDLYLQLLQK</text:p>
          </table:table-cell>
          <table:table-cell office:value-type="string" calcext:value-type="string">
            <text:p>LLATEM(+15.99)LDLK</text:p>
          </table:table-cell>
          <table:table-cell table:formula="of:=SUBSTITUTE(SUBSTITUTE([.C2];&quot;(+15.99)&quot;;&quot;&quot;);&quot;(+57.02)&quot;;&quot;&quot;)" office:value-type="string" office:string-value="LLATEMLDLK" calcext:value-type="string">
            <text:p>LLATEMLDLK</text:p>
          </table:table-cell>
        </table:table-row>
        <table:table-row table:style-name="ro1">
          <table:table-cell office:value-type="string" calcext:value-type="string">
            <text:p>HLLTDTLLLENK</text:p>
          </table:table-cell>
          <table:table-cell table:formula="of:=SUBSTITUTE(SUBSTITUTE([.A3];&quot;(+15.99)&quot;;&quot;&quot;);&quot;(+57.02)&quot;;&quot;&quot;)" office:value-type="string" office:string-value="HLLTDTLLLENK" calcext:value-type="string">
            <text:p>HLLTDTLLLENK</text:p>
          </table:table-cell>
          <table:table-cell office:value-type="string" calcext:value-type="string">
            <text:p>RGLVFEK</text:p>
          </table:table-cell>
          <table:table-cell table:formula="of:=SUBSTITUTE(SUBSTITUTE([.C3];&quot;(+15.99)&quot;;&quot;&quot;);&quot;(+57.02)&quot;;&quot;&quot;)" office:value-type="string" office:string-value="RGLVFEK" calcext:value-type="string">
            <text:p>RGLVFEK</text:p>
          </table:table-cell>
        </table:table-row>
        <table:table-row table:style-name="ro2">
          <table:table-cell office:value-type="string" calcext:value-type="string">
            <text:p>LTVYYWSSK</text:p>
          </table:table-cell>
          <table:table-cell table:formula="of:=SUBSTITUTE(SUBSTITUTE([.A4];&quot;(+15.99)&quot;;&quot;&quot;);&quot;(+57.02)&quot;;&quot;&quot;)" office:value-type="string" office:string-value="LTVYYWSSK" calcext:value-type="string">
            <text:p>LTVYYWSSK</text:p>
          </table:table-cell>
          <table:table-cell office:value-type="string" calcext:value-type="string">
            <text:p>KNDEDLYLQLLQK</text:p>
          </table:table-cell>
          <table:table-cell table:formula="of:=SUBSTITUTE(SUBSTITUTE([.C4];&quot;(+15.99)&quot;;&quot;&quot;);&quot;(+57.02)&quot;;&quot;&quot;)" office:value-type="string" office:string-value="KNDEDLYLQLLQK" calcext:value-type="string">
            <text:p>KNDEDLYLQLLQK</text:p>
          </table:table-cell>
        </table:table-row>
        <table:table-row table:style-name="ro1">
          <table:table-cell office:value-type="string" calcext:value-type="string">
            <text:p>KNDEDLYLQLLQK</text:p>
          </table:table-cell>
          <table:table-cell table:formula="of:=SUBSTITUTE(SUBSTITUTE([.A5];&quot;(+15.99)&quot;;&quot;&quot;);&quot;(+57.02)&quot;;&quot;&quot;)" office:value-type="string" office:string-value="KNDEDLYLQLLQK" calcext:value-type="string">
            <text:p>KNDEDLYLQLLQK</text:p>
          </table:table-cell>
          <table:table-cell office:value-type="string" calcext:value-type="string">
            <text:p>RGLVFEK</text:p>
          </table:table-cell>
          <table:table-cell table:formula="of:=SUBSTITUTE(SUBSTITUTE([.C5];&quot;(+15.99)&quot;;&quot;&quot;);&quot;(+57.02)&quot;;&quot;&quot;)" office:value-type="string" office:string-value="RGLVFEK" calcext:value-type="string">
            <text:p>RGLVFEK</text:p>
          </table:table-cell>
        </table:table-row>
        <table:table-row table:style-name="ro1">
          <table:table-cell office:value-type="string" calcext:value-type="string">
            <text:p>VDDEVFLAMSK</text:p>
          </table:table-cell>
          <table:table-cell table:formula="of:=SUBSTITUTE(SUBSTITUTE([.A6];&quot;(+15.99)&quot;;&quot;&quot;);&quot;(+57.02)&quot;;&quot;&quot;)" office:value-type="string" office:string-value="VDDEVFLAMSK" calcext:value-type="string">
            <text:p>VDDEVFLAMSK</text:p>
          </table:table-cell>
          <table:table-cell office:value-type="string" calcext:value-type="string">
            <text:p>QFNDELWK</text:p>
          </table:table-cell>
          <table:table-cell table:formula="of:=SUBSTITUTE(SUBSTITUTE([.C6];&quot;(+15.99)&quot;;&quot;&quot;);&quot;(+57.02)&quot;;&quot;&quot;)" office:value-type="string" office:string-value="QFNDELWK" calcext:value-type="string">
            <text:p>QFNDELWK</text:p>
          </table:table-cell>
        </table:table-row>
        <table:table-row table:style-name="ro1">
          <table:table-cell office:value-type="string" calcext:value-type="string">
            <text:p>QFNDELWK</text:p>
          </table:table-cell>
          <table:table-cell table:formula="of:=SUBSTITUTE(SUBSTITUTE([.A7];&quot;(+15.99)&quot;;&quot;&quot;);&quot;(+57.02)&quot;;&quot;&quot;)" office:value-type="string" office:string-value="QFNDELWK" calcext:value-type="string">
            <text:p>QFNDELWK</text:p>
          </table:table-cell>
          <table:table-cell office:value-type="string" calcext:value-type="string">
            <text:p>LLETLEAC(+57.02)K</text:p>
          </table:table-cell>
          <table:table-cell table:formula="of:=SUBSTITUTE(SUBSTITUTE([.C7];&quot;(+15.99)&quot;;&quot;&quot;);&quot;(+57.02)&quot;;&quot;&quot;)" office:value-type="string" office:string-value="LLETLEACK" calcext:value-type="string">
            <text:p>LLETLEACK</text:p>
          </table:table-cell>
        </table:table-row>
        <table:table-row table:style-name="ro2">
          <table:table-cell office:value-type="string" calcext:value-type="string">
            <text:p>RGLVFEK</text:p>
          </table:table-cell>
          <table:table-cell table:formula="of:=SUBSTITUTE(SUBSTITUTE([.A8];&quot;(+15.99)&quot;;&quot;&quot;);&quot;(+57.02)&quot;;&quot;&quot;)" office:value-type="string" office:string-value="RGLVFEK" calcext:value-type="string">
            <text:p>RGLVFEK</text:p>
          </table:table-cell>
          <table:table-cell office:value-type="string" calcext:value-type="string">
            <text:p>LLSLLDELASPEK</text:p>
          </table:table-cell>
          <table:table-cell table:formula="of:=SUBSTITUTE(SUBSTITUTE([.C8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1">
          <table:table-cell office:value-type="string" calcext:value-type="string">
            <text:p>VAAEAVLAAQLK</text:p>
          </table:table-cell>
          <table:table-cell table:formula="of:=SUBSTITUTE(SUBSTITUTE([.A9];&quot;(+15.99)&quot;;&quot;&quot;);&quot;(+57.02)&quot;;&quot;&quot;)" office:value-type="string" office:string-value="VAAEAVLAAQLK" calcext:value-type="string">
            <text:p>VAAEAVLAAQLK</text:p>
          </table:table-cell>
          <table:table-cell office:value-type="string" calcext:value-type="string">
            <text:p>TDEELLEEEEK</text:p>
          </table:table-cell>
          <table:table-cell table:formula="of:=SUBSTITUTE(SUBSTITUTE([.C9];&quot;(+15.99)&quot;;&quot;&quot;);&quot;(+57.02)&quot;;&quot;&quot;)" office:value-type="string" office:string-value="TDEELLEEEEK" calcext:value-type="string">
            <text:p>TDEELLEEEEK</text:p>
          </table:table-cell>
        </table:table-row>
        <table:table-row table:style-name="ro1">
          <table:table-cell office:value-type="string" calcext:value-type="string">
            <text:p>EFVSDVK</text:p>
          </table:table-cell>
          <table:table-cell table:formula="of:=SUBSTITUTE(SUBSTITUTE([.A10];&quot;(+15.99)&quot;;&quot;&quot;);&quot;(+57.02)&quot;;&quot;&quot;)" office:value-type="string" office:string-value="EFVSDVK" calcext:value-type="string">
            <text:p>EFVSDVK</text:p>
          </table:table-cell>
          <table:table-cell office:value-type="string" calcext:value-type="string">
            <text:p>RGLVFEK</text:p>
          </table:table-cell>
          <table:table-cell table:formula="of:=SUBSTITUTE(SUBSTITUTE([.C10];&quot;(+15.99)&quot;;&quot;&quot;);&quot;(+57.02)&quot;;&quot;&quot;)" office:value-type="string" office:string-value="RGLVFEK" calcext:value-type="string">
            <text:p>RGLVFEK</text:p>
          </table:table-cell>
        </table:table-row>
        <table:table-row table:style-name="ro1">
          <table:table-cell office:value-type="string" calcext:value-type="string">
            <text:p>LLSLLDELASPEK</text:p>
          </table:table-cell>
          <table:table-cell table:formula="of:=SUBSTITUTE(SUBSTITUTE([.A11];&quot;(+15.99)&quot;;&quot;&quot;);&quot;(+57.02)&quot;;&quot;&quot;)" office:value-type="string" office:string-value="LLSLLDELASPEK" calcext:value-type="string">
            <text:p>LLSLLDELASPEK</text:p>
          </table:table-cell>
          <table:table-cell office:value-type="string" calcext:value-type="string">
            <text:p>FEVLPEFNK</text:p>
          </table:table-cell>
          <table:table-cell table:formula="of:=SUBSTITUTE(SUBSTITUTE([.C11];&quot;(+15.99)&quot;;&quot;&quot;);&quot;(+57.02)&quot;;&quot;&quot;)" office:value-type="string" office:string-value="FEVLPEFNK" calcext:value-type="string">
            <text:p>FEVLPEFNK</text:p>
          </table:table-cell>
        </table:table-row>
        <table:table-row table:style-name="ro1">
          <table:table-cell office:value-type="string" calcext:value-type="string">
            <text:p>QTEFLVGK</text:p>
          </table:table-cell>
          <table:table-cell table:formula="of:=SUBSTITUTE(SUBSTITUTE([.A12];&quot;(+15.99)&quot;;&quot;&quot;);&quot;(+57.02)&quot;;&quot;&quot;)" office:value-type="string" office:string-value="QTEFLVGK" calcext:value-type="string">
            <text:p>QTEFLVGK</text:p>
          </table:table-cell>
          <table:table-cell office:value-type="string" calcext:value-type="string">
            <text:p>VGNLPFR</text:p>
          </table:table-cell>
          <table:table-cell table:formula="of:=SUBSTITUTE(SUBSTITUTE([.C12];&quot;(+15.99)&quot;;&quot;&quot;);&quot;(+57.02)&quot;;&quot;&quot;)" office:value-type="string" office:string-value="VGNLPFR" calcext:value-type="string">
            <text:p>VGNLPFR</text:p>
          </table:table-cell>
        </table:table-row>
        <table:table-row table:style-name="ro1">
          <table:table-cell office:value-type="string" calcext:value-type="string">
            <text:p>EDLELAELVK</text:p>
          </table:table-cell>
          <table:table-cell table:formula="of:=SUBSTITUTE(SUBSTITUTE([.A13];&quot;(+15.99)&quot;;&quot;&quot;);&quot;(+57.02)&quot;;&quot;&quot;)" office:value-type="string" office:string-value="EDLELAELVK" calcext:value-type="string">
            <text:p>EDLELAELVK</text:p>
          </table:table-cell>
          <table:table-cell office:value-type="string" calcext:value-type="string">
            <text:p>LAWQDEYQK</text:p>
          </table:table-cell>
          <table:table-cell table:formula="of:=SUBSTITUTE(SUBSTITUTE([.C13];&quot;(+15.99)&quot;;&quot;&quot;);&quot;(+57.02)&quot;;&quot;&quot;)" office:value-type="string" office:string-value="LAWQDEYQK" calcext:value-type="string">
            <text:p>LAWQDEYQK</text:p>
          </table:table-cell>
        </table:table-row>
        <table:table-row table:style-name="ro2">
          <table:table-cell office:value-type="string" calcext:value-type="string">
            <text:p>LGGDWYVLLSEK</text:p>
          </table:table-cell>
          <table:table-cell table:formula="of:=SUBSTITUTE(SUBSTITUTE([.A14];&quot;(+15.99)&quot;;&quot;&quot;);&quot;(+57.02)&quot;;&quot;&quot;)" office:value-type="string" office:string-value="LGGDWYVLLSEK" calcext:value-type="string">
            <text:p>LGGDWYVLLSEK</text:p>
          </table:table-cell>
          <table:table-cell office:value-type="string" calcext:value-type="string">
            <text:p>EMEATDLYVLKDLFK</text:p>
          </table:table-cell>
          <table:table-cell table:formula="of:=SUBSTITUTE(SUBSTITUTE([.C14];&quot;(+15.99)&quot;;&quot;&quot;);&quot;(+57.02)&quot;;&quot;&quot;)" office:value-type="string" office:string-value="EMEATDLYVLKDLFK" calcext:value-type="string">
            <text:p>EMEATDLYVLKDLFK</text:p>
          </table:table-cell>
        </table:table-row>
        <table:table-row table:style-name="ro1">
          <table:table-cell office:value-type="string" calcext:value-type="string">
            <text:p>RGLVFEK</text:p>
          </table:table-cell>
          <table:table-cell table:formula="of:=SUBSTITUTE(SUBSTITUTE([.A15];&quot;(+15.99)&quot;;&quot;&quot;);&quot;(+57.02)&quot;;&quot;&quot;)" office:value-type="string" office:string-value="RGLVFEK" calcext:value-type="string">
            <text:p>RGLVFEK</text:p>
          </table:table-cell>
          <table:table-cell office:value-type="string" calcext:value-type="string">
            <text:p>QFNDELWK</text:p>
          </table:table-cell>
          <table:table-cell table:formula="of:=SUBSTITUTE(SUBSTITUTE([.C15];&quot;(+15.99)&quot;;&quot;&quot;);&quot;(+57.02)&quot;;&quot;&quot;)" office:value-type="string" office:string-value="QFNDELWK" calcext:value-type="string">
            <text:p>QFNDELWK</text:p>
          </table:table-cell>
        </table:table-row>
        <table:table-row table:style-name="ro1">
          <table:table-cell office:value-type="string" calcext:value-type="string">
            <text:p>EPAYTC(+57.02)LTK</text:p>
          </table:table-cell>
          <table:table-cell table:formula="of:=SUBSTITUTE(SUBSTITUTE([.A16];&quot;(+15.99)&quot;;&quot;&quot;);&quot;(+57.02)&quot;;&quot;&quot;)" office:value-type="string" office:string-value="EPAYTCLTK" calcext:value-type="string">
            <text:p>EPAYTCLTK</text:p>
          </table:table-cell>
          <table:table-cell office:value-type="string" calcext:value-type="string">
            <text:p>QTEFLVGK</text:p>
          </table:table-cell>
          <table:table-cell table:formula="of:=SUBSTITUTE(SUBSTITUTE([.C16];&quot;(+15.99)&quot;;&quot;&quot;);&quot;(+57.02)&quot;;&quot;&quot;)" office:value-type="string" office:string-value="QTEFLVGK" calcext:value-type="string">
            <text:p>QTEFLVGK</text:p>
          </table:table-cell>
        </table:table-row>
        <table:table-row table:style-name="ro1">
          <table:table-cell office:value-type="string" calcext:value-type="string">
            <text:p>TDEELLEEETR</text:p>
          </table:table-cell>
          <table:table-cell table:formula="of:=SUBSTITUTE(SUBSTITUTE([.A17];&quot;(+15.99)&quot;;&quot;&quot;);&quot;(+57.02)&quot;;&quot;&quot;)" office:value-type="string" office:string-value="TDEELLEEETR" calcext:value-type="string">
            <text:p>TDEELLEEETR</text:p>
          </table:table-cell>
          <table:table-cell office:value-type="string" calcext:value-type="string">
            <text:p>NPEEAALGYK</text:p>
          </table:table-cell>
          <table:table-cell table:formula="of:=SUBSTITUTE(SUBSTITUTE([.C17];&quot;(+15.99)&quot;;&quot;&quot;);&quot;(+57.02)&quot;;&quot;&quot;)" office:value-type="string" office:string-value="NPEEAALGYK" calcext:value-type="string">
            <text:p>NPEEAALGYK</text:p>
          </table:table-cell>
        </table:table-row>
        <table:table-row table:style-name="ro1">
          <table:table-cell office:value-type="string" calcext:value-type="string">
            <text:p>VGNLPFR</text:p>
          </table:table-cell>
          <table:table-cell table:formula="of:=SUBSTITUTE(SUBSTITUTE([.A18];&quot;(+15.99)&quot;;&quot;&quot;);&quot;(+57.02)&quot;;&quot;&quot;)" office:value-type="string" office:string-value="VGNLPFR" calcext:value-type="string">
            <text:p>VGNLPFR</text:p>
          </table:table-cell>
          <table:table-cell office:value-type="string" calcext:value-type="string">
            <text:p>VLDWDLK</text:p>
          </table:table-cell>
          <table:table-cell table:formula="of:=SUBSTITUTE(SUBSTITUTE([.C18];&quot;(+15.99)&quot;;&quot;&quot;);&quot;(+57.02)&quot;;&quot;&quot;)" office:value-type="string" office:string-value="VLDWDLK" calcext:value-type="string">
            <text:p>VLDWDLK</text:p>
          </table:table-cell>
        </table:table-row>
        <table:table-row table:style-name="ro1">
          <table:table-cell office:value-type="string" calcext:value-type="string">
            <text:p>TM(+15.99)LELAK</text:p>
          </table:table-cell>
          <table:table-cell table:formula="of:=SUBSTITUTE(SUBSTITUTE([.A19];&quot;(+15.99)&quot;;&quot;&quot;);&quot;(+57.02)&quot;;&quot;&quot;)" office:value-type="string" office:string-value="TMLELAK" calcext:value-type="string">
            <text:p>TMLELAK</text:p>
          </table:table-cell>
          <table:table-cell office:value-type="string" calcext:value-type="string">
            <text:p>TLSYFKK</text:p>
          </table:table-cell>
          <table:table-cell table:formula="of:=SUBSTITUTE(SUBSTITUTE([.C19];&quot;(+15.99)&quot;;&quot;&quot;);&quot;(+57.02)&quot;;&quot;&quot;)" office:value-type="string" office:string-value="TLSYFKK" calcext:value-type="string">
            <text:p>TLSYFKK</text:p>
          </table:table-cell>
        </table:table-row>
        <table:table-row table:style-name="ro1">
          <table:table-cell office:value-type="string" calcext:value-type="string">
            <text:p>TLSYFKK</text:p>
          </table:table-cell>
          <table:table-cell table:formula="of:=SUBSTITUTE(SUBSTITUTE([.A20];&quot;(+15.99)&quot;;&quot;&quot;);&quot;(+57.02)&quot;;&quot;&quot;)" office:value-type="string" office:string-value="TLSYFKK" calcext:value-type="string">
            <text:p>TLSYFKK</text:p>
          </table:table-cell>
          <table:table-cell office:value-type="string" calcext:value-type="string">
            <text:p>NPEEAALGYK</text:p>
          </table:table-cell>
          <table:table-cell table:formula="of:=SUBSTITUTE(SUBSTITUTE([.C20];&quot;(+15.99)&quot;;&quot;&quot;);&quot;(+57.02)&quot;;&quot;&quot;)" office:value-type="string" office:string-value="NPEEAALGYK" calcext:value-type="string">
            <text:p>NPEEAALGYK</text:p>
          </table:table-cell>
        </table:table-row>
        <table:table-row table:style-name="ro1">
          <table:table-cell office:value-type="string" calcext:value-type="string">
            <text:p>YPEATDLYVLQDLFK</text:p>
          </table:table-cell>
          <table:table-cell table:formula="of:=SUBSTITUTE(SUBSTITUTE([.A21];&quot;(+15.99)&quot;;&quot;&quot;);&quot;(+57.02)&quot;;&quot;&quot;)" office:value-type="string" office:string-value="YPEATDLYVLQDLFK" calcext:value-type="string">
            <text:p>YPEATDLYVLQDLFK</text:p>
          </table:table-cell>
          <table:table-cell office:value-type="string" calcext:value-type="string">
            <text:p>M(+15.99)PAAQELVK</text:p>
          </table:table-cell>
          <table:table-cell table:formula="of:=SUBSTITUTE(SUBSTITUTE([.C21];&quot;(+15.99)&quot;;&quot;&quot;);&quot;(+57.02)&quot;;&quot;&quot;)" office:value-type="string" office:string-value="MPAAQELVK" calcext:value-type="string">
            <text:p>MPAAQELVK</text:p>
          </table:table-cell>
        </table:table-row>
        <table:table-row table:style-name="ro1">
          <table:table-cell office:value-type="string" calcext:value-type="string">
            <text:p>FSLTELEK</text:p>
          </table:table-cell>
          <table:table-cell table:formula="of:=SUBSTITUTE(SUBSTITUTE([.A22];&quot;(+15.99)&quot;;&quot;&quot;);&quot;(+57.02)&quot;;&quot;&quot;)" office:value-type="string" office:string-value="FSLTELEK" calcext:value-type="string">
            <text:p>FSLTELEK</text:p>
          </table:table-cell>
          <table:table-cell office:value-type="string" calcext:value-type="string">
            <text:p>ELFVC(+57.02)SK</text:p>
          </table:table-cell>
          <table:table-cell table:formula="of:=SUBSTITUTE(SUBSTITUTE([.C22];&quot;(+15.99)&quot;;&quot;&quot;);&quot;(+57.02)&quot;;&quot;&quot;)" office:value-type="string" office:string-value="ELFVCSK" calcext:value-type="string">
            <text:p>ELFVCSK</text:p>
          </table:table-cell>
        </table:table-row>
        <table:table-row table:style-name="ro1">
          <table:table-cell office:value-type="string" calcext:value-type="string">
            <text:p>M(+15.99)PAAQELVK</text:p>
          </table:table-cell>
          <table:table-cell table:formula="of:=SUBSTITUTE(SUBSTITUTE([.A23];&quot;(+15.99)&quot;;&quot;&quot;);&quot;(+57.02)&quot;;&quot;&quot;)" office:value-type="string" office:string-value="MPAAQELVK" calcext:value-type="string">
            <text:p>MPAAQELVK</text:p>
          </table:table-cell>
          <table:table-cell office:value-type="string" calcext:value-type="string">
            <text:p>LLYGGGEQAR</text:p>
          </table:table-cell>
          <table:table-cell table:formula="of:=SUBSTITUTE(SUBSTITUTE([.C23];&quot;(+15.99)&quot;;&quot;&quot;);&quot;(+57.02)&quot;;&quot;&quot;)" office:value-type="string" office:string-value="LLYGGGEQAR" calcext:value-type="string">
            <text:p>LLYGGGEQAR</text:p>
          </table:table-cell>
        </table:table-row>
        <table:table-row table:style-name="ro2">
          <table:table-cell office:value-type="string" calcext:value-type="string">
            <text:p>DETEC(+57.02)DDSDLVELLR</text:p>
          </table:table-cell>
          <table:table-cell table:formula="of:=SUBSTITUTE(SUBSTITUTE([.A24];&quot;(+15.99)&quot;;&quot;&quot;);&quot;(+57.02)&quot;;&quot;&quot;)" office:value-type="string" office:string-value="DETECDDSDLVELLR" calcext:value-type="string">
            <text:p>DETECDDSDLVELLR</text:p>
          </table:table-cell>
          <table:table-cell office:value-type="string" calcext:value-type="string">
            <text:p>LGGDEYVLLDEK</text:p>
          </table:table-cell>
          <table:table-cell table:formula="of:=SUBSTITUTE(SUBSTITUTE([.C24];&quot;(+15.99)&quot;;&quot;&quot;);&quot;(+57.02)&quot;;&quot;&quot;)" office:value-type="string" office:string-value="LGGDEYVLLDEK" calcext:value-type="string">
            <text:p>LGGDEYVLLDEK</text:p>
          </table:table-cell>
        </table:table-row>
        <table:table-row table:style-name="ro1">
          <table:table-cell office:value-type="string" calcext:value-type="string">
            <text:p>KNLTLLENK</text:p>
          </table:table-cell>
          <table:table-cell table:formula="of:=SUBSTITUTE(SUBSTITUTE([.A25];&quot;(+15.99)&quot;;&quot;&quot;);&quot;(+57.02)&quot;;&quot;&quot;)" office:value-type="string" office:string-value="KNLTLLENK" calcext:value-type="string">
            <text:p>KNLTLLENK</text:p>
          </table:table-cell>
          <table:table-cell office:value-type="string" calcext:value-type="string">
            <text:p>FYSEEVTLTK</text:p>
          </table:table-cell>
          <table:table-cell table:formula="of:=SUBSTITUTE(SUBSTITUTE([.C25];&quot;(+15.99)&quot;;&quot;&quot;);&quot;(+57.02)&quot;;&quot;&quot;)" office:value-type="string" office:string-value="FYSEEVTLTK" calcext:value-type="string">
            <text:p>FYSEEVTLTK</text:p>
          </table:table-cell>
        </table:table-row>
        <table:table-row table:style-name="ro2">
          <table:table-cell office:value-type="string" calcext:value-type="string">
            <text:p>TM(+15.99)LLPLK</text:p>
          </table:table-cell>
          <table:table-cell table:formula="of:=SUBSTITUTE(SUBSTITUTE([.A26];&quot;(+15.99)&quot;;&quot;&quot;);&quot;(+57.02)&quot;;&quot;&quot;)" office:value-type="string" office:string-value="TMLLPLK" calcext:value-type="string">
            <text:p>TMLLPLK</text:p>
          </table:table-cell>
          <table:table-cell office:value-type="string" calcext:value-type="string">
            <text:p>VPFVQSVFPFDGLK</text:p>
          </table:table-cell>
          <table:table-cell table:formula="of:=SUBSTITUTE(SUBSTITUTE([.C26];&quot;(+15.99)&quot;;&quot;&quot;);&quot;(+57.02)&quot;;&quot;&quot;)" office:value-type="string" office:string-value="VPFVQSVFPFDGLK" calcext:value-type="string">
            <text:p>VPFVQSVFPFDGLK</text:p>
          </table:table-cell>
        </table:table-row>
        <table:table-row table:style-name="ro1">
          <table:table-cell office:value-type="string" calcext:value-type="string">
            <text:p>NPEEAALGYK</text:p>
          </table:table-cell>
          <table:table-cell table:formula="of:=SUBSTITUTE(SUBSTITUTE([.A27];&quot;(+15.99)&quot;;&quot;&quot;);&quot;(+57.02)&quot;;&quot;&quot;)" office:value-type="string" office:string-value="NPEEAALGYK" calcext:value-type="string">
            <text:p>NPEEAALGYK</text:p>
          </table:table-cell>
          <table:table-cell office:value-type="string" calcext:value-type="string">
            <text:p>NPEEAALGYK</text:p>
          </table:table-cell>
          <table:table-cell table:formula="of:=SUBSTITUTE(SUBSTITUTE([.C27];&quot;(+15.99)&quot;;&quot;&quot;);&quot;(+57.02)&quot;;&quot;&quot;)" office:value-type="string" office:string-value="NPEEAALGYK" calcext:value-type="string">
            <text:p>NPEEAALGYK</text:p>
          </table:table-cell>
        </table:table-row>
        <table:table-row table:style-name="ro2">
          <table:table-cell office:value-type="string" calcext:value-type="string">
            <text:p>DYESSLNPPK</text:p>
          </table:table-cell>
          <table:table-cell table:formula="of:=SUBSTITUTE(SUBSTITUTE([.A28];&quot;(+15.99)&quot;;&quot;&quot;);&quot;(+57.02)&quot;;&quot;&quot;)" office:value-type="string" office:string-value="DYESSLNPPK" calcext:value-type="string">
            <text:p>DYESSLNPPK</text:p>
          </table:table-cell>
          <table:table-cell office:value-type="string" calcext:value-type="string">
            <text:p>C(+57.02)NVLLQLAQM(+15.99)GK</text:p>
          </table:table-cell>
          <table:table-cell table:formula="of:=SUBSTITUTE(SUBSTITUTE([.C28];&quot;(+15.99)&quot;;&quot;&quot;);&quot;(+57.02)&quot;;&quot;&quot;)" office:value-type="string" office:string-value="CNVLLQLAQMGK" calcext:value-type="string">
            <text:p>CNVLLQLAQMGK</text:p>
          </table:table-cell>
        </table:table-row>
        <table:table-row table:style-name="ro1">
          <table:table-cell office:value-type="string" calcext:value-type="string">
            <text:p>FSLTELEK</text:p>
          </table:table-cell>
          <table:table-cell table:formula="of:=SUBSTITUTE(SUBSTITUTE([.A29];&quot;(+15.99)&quot;;&quot;&quot;);&quot;(+57.02)&quot;;&quot;&quot;)" office:value-type="string" office:string-value="FSLTELEK" calcext:value-type="string">
            <text:p>FSLTELEK</text:p>
          </table:table-cell>
          <table:table-cell office:value-type="string" calcext:value-type="string">
            <text:p>DPPEVSLGDK</text:p>
          </table:table-cell>
          <table:table-cell table:formula="of:=SUBSTITUTE(SUBSTITUTE([.C29];&quot;(+15.99)&quot;;&quot;&quot;);&quot;(+57.02)&quot;;&quot;&quot;)" office:value-type="string" office:string-value="DPPEVSLGDK" calcext:value-type="string">
            <text:p>DPPEVSLGDK</text:p>
          </table:table-cell>
        </table:table-row>
        <table:table-row table:style-name="ro1">
          <table:table-cell office:value-type="string" calcext:value-type="string">
            <text:p>NPEEAALGYK</text:p>
          </table:table-cell>
          <table:table-cell table:formula="of:=SUBSTITUTE(SUBSTITUTE([.A30];&quot;(+15.99)&quot;;&quot;&quot;);&quot;(+57.02)&quot;;&quot;&quot;)" office:value-type="string" office:string-value="NPEEAALGYK" calcext:value-type="string">
            <text:p>NPEEAALGYK</text:p>
          </table:table-cell>
          <table:table-cell office:value-type="string" calcext:value-type="string">
            <text:p>HLLTDTLLLNEK</text:p>
          </table:table-cell>
          <table:table-cell table:formula="of:=SUBSTITUTE(SUBSTITUTE([.C30];&quot;(+15.99)&quot;;&quot;&quot;);&quot;(+57.02)&quot;;&quot;&quot;)" office:value-type="string" office:string-value="HLLTDTLLLNEK" calcext:value-type="string">
            <text:p>HLLTDTLLLNEK</text:p>
          </table:table-cell>
        </table:table-row>
        <table:table-row table:style-name="ro2">
          <table:table-cell office:value-type="string" calcext:value-type="string">
            <text:p>NPPEVSLGDK</text:p>
          </table:table-cell>
          <table:table-cell table:formula="of:=SUBSTITUTE(SUBSTITUTE([.A31];&quot;(+15.99)&quot;;&quot;&quot;);&quot;(+57.02)&quot;;&quot;&quot;)" office:value-type="string" office:string-value="NPPEVSLGDK" calcext:value-type="string">
            <text:p>NPPEVSLGDK</text:p>
          </table:table-cell>
          <table:table-cell office:value-type="string" calcext:value-type="string">
            <text:p>LLSLLDELASPEK</text:p>
          </table:table-cell>
          <table:table-cell table:formula="of:=SUBSTITUTE(SUBSTITUTE([.C31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2">
          <table:table-cell office:value-type="string" calcext:value-type="string">
            <text:p>FENYEEK</text:p>
          </table:table-cell>
          <table:table-cell table:formula="of:=SUBSTITUTE(SUBSTITUTE([.A32];&quot;(+15.99)&quot;;&quot;&quot;);&quot;(+57.02)&quot;;&quot;&quot;)" office:value-type="string" office:string-value="FENYEEK" calcext:value-type="string">
            <text:p>FENYEEK</text:p>
          </table:table-cell>
          <table:table-cell office:value-type="string" calcext:value-type="string">
            <text:p>KEDLTGLELAEEYR</text:p>
          </table:table-cell>
          <table:table-cell table:formula="of:=SUBSTITUTE(SUBSTITUTE([.C32];&quot;(+15.99)&quot;;&quot;&quot;);&quot;(+57.02)&quot;;&quot;&quot;)" office:value-type="string" office:string-value="KEDLTGLELAEEYR" calcext:value-type="string">
            <text:p>KEDLTGLELAEEYR</text:p>
          </table:table-cell>
        </table:table-row>
        <table:table-row table:style-name="ro1">
          <table:table-cell office:value-type="string" calcext:value-type="string">
            <text:p>LPKNLDVLMMR</text:p>
          </table:table-cell>
          <table:table-cell table:formula="of:=SUBSTITUTE(SUBSTITUTE([.A33];&quot;(+15.99)&quot;;&quot;&quot;);&quot;(+57.02)&quot;;&quot;&quot;)" office:value-type="string" office:string-value="LPKNLDVLMMR" calcext:value-type="string">
            <text:p>LPKNLDVLMMR</text:p>
          </table:table-cell>
          <table:table-cell office:value-type="string" calcext:value-type="string">
            <text:p>NPPEVSLGDK</text:p>
          </table:table-cell>
          <table:table-cell table:formula="of:=SUBSTITUTE(SUBSTITUTE([.C33];&quot;(+15.99)&quot;;&quot;&quot;);&quot;(+57.02)&quot;;&quot;&quot;)" office:value-type="string" office:string-value="NPPEVSLGDK" calcext:value-type="string">
            <text:p>NPPEVSLGDK</text:p>
          </table:table-cell>
        </table:table-row>
        <table:table-row table:style-name="ro1">
          <table:table-cell office:value-type="string" calcext:value-type="string">
            <text:p>FYSEEVTLTK</text:p>
          </table:table-cell>
          <table:table-cell table:formula="of:=SUBSTITUTE(SUBSTITUTE([.A34];&quot;(+15.99)&quot;;&quot;&quot;);&quot;(+57.02)&quot;;&quot;&quot;)" office:value-type="string" office:string-value="FYSEEVTLTK" calcext:value-type="string">
            <text:p>FYSEEVTLTK</text:p>
          </table:table-cell>
          <table:table-cell office:value-type="string" calcext:value-type="string">
            <text:p>MQYQLDR</text:p>
          </table:table-cell>
          <table:table-cell table:formula="of:=SUBSTITUTE(SUBSTITUTE([.C34];&quot;(+15.99)&quot;;&quot;&quot;);&quot;(+57.02)&quot;;&quot;&quot;)" office:value-type="string" office:string-value="MQYQLDR" calcext:value-type="string">
            <text:p>MQYQLDR</text:p>
          </table:table-cell>
        </table:table-row>
        <table:table-row table:style-name="ro1">
          <table:table-cell office:value-type="string" calcext:value-type="string">
            <text:p>WFVSALSWPR</text:p>
          </table:table-cell>
          <table:table-cell table:formula="of:=SUBSTITUTE(SUBSTITUTE([.A35];&quot;(+15.99)&quot;;&quot;&quot;);&quot;(+57.02)&quot;;&quot;&quot;)" office:value-type="string" office:string-value="WFVSALSWPR" calcext:value-type="string">
            <text:p>WFVSALSWPR</text:p>
          </table:table-cell>
          <table:table-cell office:value-type="string" calcext:value-type="string">
            <text:p>KNLTLLENK</text:p>
          </table:table-cell>
          <table:table-cell table:formula="of:=SUBSTITUTE(SUBSTITUTE([.C35];&quot;(+15.99)&quot;;&quot;&quot;);&quot;(+57.02)&quot;;&quot;&quot;)" office:value-type="string" office:string-value="KNLTLLENK" calcext:value-type="string">
            <text:p>KNLTLLENK</text:p>
          </table:table-cell>
        </table:table-row>
        <table:table-row table:style-name="ro1">
          <table:table-cell office:value-type="string" calcext:value-type="string">
            <text:p>WPTDKNPLNK</text:p>
          </table:table-cell>
          <table:table-cell table:formula="of:=SUBSTITUTE(SUBSTITUTE([.A36];&quot;(+15.99)&quot;;&quot;&quot;);&quot;(+57.02)&quot;;&quot;&quot;)" office:value-type="string" office:string-value="WPTDKNPLNK" calcext:value-type="string">
            <text:p>WPTDKNPLNK</text:p>
          </table:table-cell>
          <table:table-cell office:value-type="string" calcext:value-type="string">
            <text:p>NDFLKVTR</text:p>
          </table:table-cell>
          <table:table-cell table:formula="of:=SUBSTITUTE(SUBSTITUTE([.C36];&quot;(+15.99)&quot;;&quot;&quot;);&quot;(+57.02)&quot;;&quot;&quot;)" office:value-type="string" office:string-value="NDFLKVTR" calcext:value-type="string">
            <text:p>NDFLKVTR</text:p>
          </table:table-cell>
        </table:table-row>
        <table:table-row table:style-name="ro1">
          <table:table-cell office:value-type="string" calcext:value-type="string">
            <text:p>LDALVFLK</text:p>
          </table:table-cell>
          <table:table-cell table:formula="of:=SUBSTITUTE(SUBSTITUTE([.A37];&quot;(+15.99)&quot;;&quot;&quot;);&quot;(+57.02)&quot;;&quot;&quot;)" office:value-type="string" office:string-value="LDALVFLK" calcext:value-type="string">
            <text:p>LDALVFLK</text:p>
          </table:table-cell>
          <table:table-cell office:value-type="string" calcext:value-type="string">
            <text:p>LDALVFLK</text:p>
          </table:table-cell>
          <table:table-cell table:formula="of:=SUBSTITUTE(SUBSTITUTE([.C37];&quot;(+15.99)&quot;;&quot;&quot;);&quot;(+57.02)&quot;;&quot;&quot;)" office:value-type="string" office:string-value="LDALVFLK" calcext:value-type="string">
            <text:p>LDALVFLK</text:p>
          </table:table-cell>
        </table:table-row>
        <table:table-row table:style-name="ro1">
          <table:table-cell office:value-type="string" calcext:value-type="string">
            <text:p>ENVLSLEEGK</text:p>
          </table:table-cell>
          <table:table-cell table:formula="of:=SUBSTITUTE(SUBSTITUTE([.A38];&quot;(+15.99)&quot;;&quot;&quot;);&quot;(+57.02)&quot;;&quot;&quot;)" office:value-type="string" office:string-value="ENVLSLEEGK" calcext:value-type="string">
            <text:p>ENVLSLEEGK</text:p>
          </table:table-cell>
          <table:table-cell office:value-type="string" calcext:value-type="string">
            <text:p>TM(+15.99)PLLAVANK</text:p>
          </table:table-cell>
          <table:table-cell table:formula="of:=SUBSTITUTE(SUBSTITUTE([.C38];&quot;(+15.99)&quot;;&quot;&quot;);&quot;(+57.02)&quot;;&quot;&quot;)" office:value-type="string" office:string-value="TMPLLAVANK" calcext:value-type="string">
            <text:p>TMPLLAVANK</text:p>
          </table:table-cell>
        </table:table-row>
        <table:table-row table:style-name="ro1">
          <table:table-cell office:value-type="string" calcext:value-type="string">
            <text:p>EFLDDAFDLK</text:p>
          </table:table-cell>
          <table:table-cell table:formula="of:=SUBSTITUTE(SUBSTITUTE([.A39];&quot;(+15.99)&quot;;&quot;&quot;);&quot;(+57.02)&quot;;&quot;&quot;)" office:value-type="string" office:string-value="EFLDDAFDLK" calcext:value-type="string">
            <text:p>EFLDDAFDLK</text:p>
          </table:table-cell>
          <table:table-cell office:value-type="string" calcext:value-type="string">
            <text:p>DPPEVSLGDK</text:p>
          </table:table-cell>
          <table:table-cell table:formula="of:=SUBSTITUTE(SUBSTITUTE([.C39];&quot;(+15.99)&quot;;&quot;&quot;);&quot;(+57.02)&quot;;&quot;&quot;)" office:value-type="string" office:string-value="DPPEVSLGDK" calcext:value-type="string">
            <text:p>DPPEVSLGDK</text:p>
          </table:table-cell>
        </table:table-row>
        <table:table-row table:style-name="ro1">
          <table:table-cell office:value-type="string" calcext:value-type="string">
            <text:p>DPPEVSLGDK</text:p>
          </table:table-cell>
          <table:table-cell table:formula="of:=SUBSTITUTE(SUBSTITUTE([.A40];&quot;(+15.99)&quot;;&quot;&quot;);&quot;(+57.02)&quot;;&quot;&quot;)" office:value-type="string" office:string-value="DPPEVSLGDK" calcext:value-type="string">
            <text:p>DPPEVSLGDK</text:p>
          </table:table-cell>
          <table:table-cell office:value-type="string" calcext:value-type="string">
            <text:p>KFYWDAEK</text:p>
          </table:table-cell>
          <table:table-cell table:formula="of:=SUBSTITUTE(SUBSTITUTE([.C40];&quot;(+15.99)&quot;;&quot;&quot;);&quot;(+57.02)&quot;;&quot;&quot;)" office:value-type="string" office:string-value="KFYWDAEK" calcext:value-type="string">
            <text:p>KFYWDAEK</text:p>
          </table:table-cell>
        </table:table-row>
        <table:table-row table:style-name="ro1">
          <table:table-cell office:value-type="string" calcext:value-type="string">
            <text:p>LLSLLDELASPEK</text:p>
          </table:table-cell>
          <table:table-cell table:formula="of:=SUBSTITUTE(SUBSTITUTE([.A41];&quot;(+15.99)&quot;;&quot;&quot;);&quot;(+57.02)&quot;;&quot;&quot;)" office:value-type="string" office:string-value="LLSLLDELASPEK" calcext:value-type="string">
            <text:p>LLSLLDELASPEK</text:p>
          </table:table-cell>
          <table:table-cell office:value-type="string" calcext:value-type="string">
            <text:p>LLYDEQAR</text:p>
          </table:table-cell>
          <table:table-cell table:formula="of:=SUBSTITUTE(SUBSTITUTE([.C41];&quot;(+15.99)&quot;;&quot;&quot;);&quot;(+57.02)&quot;;&quot;&quot;)" office:value-type="string" office:string-value="LLYDEQAR" calcext:value-type="string">
            <text:p>LLYDEQAR</text:p>
          </table:table-cell>
        </table:table-row>
        <table:table-row table:style-name="ro1">
          <table:table-cell office:value-type="string" calcext:value-type="string">
            <text:p>KQM(+15.99)LDQLHPDR</text:p>
          </table:table-cell>
          <table:table-cell table:formula="of:=SUBSTITUTE(SUBSTITUTE([.A42];&quot;(+15.99)&quot;;&quot;&quot;);&quot;(+57.02)&quot;;&quot;&quot;)" office:value-type="string" office:string-value="KQMLDQLHPDR" calcext:value-type="string">
            <text:p>KQMLDQLHPDR</text:p>
          </table:table-cell>
          <table:table-cell office:value-type="string" calcext:value-type="string">
            <text:p>RATVSLPR</text:p>
          </table:table-cell>
          <table:table-cell table:formula="of:=SUBSTITUTE(SUBSTITUTE([.C42];&quot;(+15.99)&quot;;&quot;&quot;);&quot;(+57.02)&quot;;&quot;&quot;)" office:value-type="string" office:string-value="RATVSLPR" calcext:value-type="string">
            <text:p>RATVSLPR</text:p>
          </table:table-cell>
        </table:table-row>
        <table:table-row table:style-name="ro1">
          <table:table-cell office:value-type="string" calcext:value-type="string">
            <text:p>EDEDM(+15.99)YYNEK</text:p>
          </table:table-cell>
          <table:table-cell table:formula="of:=SUBSTITUTE(SUBSTITUTE([.A43];&quot;(+15.99)&quot;;&quot;&quot;);&quot;(+57.02)&quot;;&quot;&quot;)" office:value-type="string" office:string-value="EDEDMYYNEK" calcext:value-type="string">
            <text:p>EDEDMYYNEK</text:p>
          </table:table-cell>
          <table:table-cell office:value-type="string" calcext:value-type="string">
            <text:p>DPPEVSLGDK</text:p>
          </table:table-cell>
          <table:table-cell table:formula="of:=SUBSTITUTE(SUBSTITUTE([.C43];&quot;(+15.99)&quot;;&quot;&quot;);&quot;(+57.02)&quot;;&quot;&quot;)" office:value-type="string" office:string-value="DPPEVSLGDK" calcext:value-type="string">
            <text:p>DPPEVSLGDK</text:p>
          </table:table-cell>
        </table:table-row>
        <table:table-row table:style-name="ro1">
          <table:table-cell office:value-type="string" calcext:value-type="string">
            <text:p>NLLEERLK</text:p>
          </table:table-cell>
          <table:table-cell table:formula="of:=SUBSTITUTE(SUBSTITUTE([.A44];&quot;(+15.99)&quot;;&quot;&quot;);&quot;(+57.02)&quot;;&quot;&quot;)" office:value-type="string" office:string-value="NLLEERLK" calcext:value-type="string">
            <text:p>NLLEERLK</text:p>
          </table:table-cell>
          <table:table-cell office:value-type="string" calcext:value-type="string">
            <text:p>WNLEELK</text:p>
          </table:table-cell>
          <table:table-cell table:formula="of:=SUBSTITUTE(SUBSTITUTE([.C44];&quot;(+15.99)&quot;;&quot;&quot;);&quot;(+57.02)&quot;;&quot;&quot;)" office:value-type="string" office:string-value="WNLEELK" calcext:value-type="string">
            <text:p>WNLEELK</text:p>
          </table:table-cell>
        </table:table-row>
        <table:table-row table:style-name="ro1">
          <table:table-cell office:value-type="string" calcext:value-type="string">
            <text:p>NPEEAALGYK</text:p>
          </table:table-cell>
          <table:table-cell table:formula="of:=SUBSTITUTE(SUBSTITUTE([.A45];&quot;(+15.99)&quot;;&quot;&quot;);&quot;(+57.02)&quot;;&quot;&quot;)" office:value-type="string" office:string-value="NPEEAALGYK" calcext:value-type="string">
            <text:p>NPEEAALGYK</text:p>
          </table:table-cell>
          <table:table-cell office:value-type="string" calcext:value-type="string">
            <text:p>EFLDDAFDLK</text:p>
          </table:table-cell>
          <table:table-cell table:formula="of:=SUBSTITUTE(SUBSTITUTE([.C45];&quot;(+15.99)&quot;;&quot;&quot;);&quot;(+57.02)&quot;;&quot;&quot;)" office:value-type="string" office:string-value="EFLDDAFDLK" calcext:value-type="string">
            <text:p>EFLDDAFDLK</text:p>
          </table:table-cell>
        </table:table-row>
        <table:table-row table:style-name="ro1">
          <table:table-cell office:value-type="string" calcext:value-type="string">
            <text:p>ATWFLVGK</text:p>
          </table:table-cell>
          <table:table-cell table:formula="of:=SUBSTITUTE(SUBSTITUTE([.A46];&quot;(+15.99)&quot;;&quot;&quot;);&quot;(+57.02)&quot;;&quot;&quot;)" office:value-type="string" office:string-value="ATWFLVGK" calcext:value-type="string">
            <text:p>ATWFLVGK</text:p>
          </table:table-cell>
          <table:table-cell office:value-type="string" calcext:value-type="string">
            <text:p>LDDYVNK</text:p>
          </table:table-cell>
          <table:table-cell table:formula="of:=SUBSTITUTE(SUBSTITUTE([.C46];&quot;(+15.99)&quot;;&quot;&quot;);&quot;(+57.02)&quot;;&quot;&quot;)" office:value-type="string" office:string-value="LDDYVNK" calcext:value-type="string">
            <text:p>LDDYVNK</text:p>
          </table:table-cell>
        </table:table-row>
        <table:table-row table:style-name="ro1">
          <table:table-cell office:value-type="string" calcext:value-type="string">
            <text:p>ESSALQLAK</text:p>
          </table:table-cell>
          <table:table-cell table:formula="of:=SUBSTITUTE(SUBSTITUTE([.A47];&quot;(+15.99)&quot;;&quot;&quot;);&quot;(+57.02)&quot;;&quot;&quot;)" office:value-type="string" office:string-value="ESSALQLAK" calcext:value-type="string">
            <text:p>ESSALQLAK</text:p>
          </table:table-cell>
          <table:table-cell office:value-type="string" calcext:value-type="string">
            <text:p>QTSENLLAVDK</text:p>
          </table:table-cell>
          <table:table-cell table:formula="of:=SUBSTITUTE(SUBSTITUTE([.C47];&quot;(+15.99)&quot;;&quot;&quot;);&quot;(+57.02)&quot;;&quot;&quot;)" office:value-type="string" office:string-value="QTSENLLAVDK" calcext:value-type="string">
            <text:p>QTSENLLAVDK</text:p>
          </table:table-cell>
        </table:table-row>
        <table:table-row table:style-name="ro2">
          <table:table-cell office:value-type="string" calcext:value-type="string">
            <text:p>VAAEAVLASPK</text:p>
          </table:table-cell>
          <table:table-cell table:formula="of:=SUBSTITUTE(SUBSTITUTE([.A48];&quot;(+15.99)&quot;;&quot;&quot;);&quot;(+57.02)&quot;;&quot;&quot;)" office:value-type="string" office:string-value="VAAEAVLASPK" calcext:value-type="string">
            <text:p>VAAEAVLASPK</text:p>
          </table:table-cell>
          <table:table-cell office:value-type="string" calcext:value-type="string">
            <text:p>VEGGEVELVTPK</text:p>
          </table:table-cell>
          <table:table-cell table:formula="of:=SUBSTITUTE(SUBSTITUTE([.C48];&quot;(+15.99)&quot;;&quot;&quot;);&quot;(+57.02)&quot;;&quot;&quot;)" office:value-type="string" office:string-value="VEGGEVELVTPK" calcext:value-type="string">
            <text:p>VEGGEVELVTPK</text:p>
          </table:table-cell>
        </table:table-row>
        <table:table-row table:style-name="ro2">
          <table:table-cell office:value-type="string" calcext:value-type="string">
            <text:p>DPPEVSLGDK</text:p>
          </table:table-cell>
          <table:table-cell table:formula="of:=SUBSTITUTE(SUBSTITUTE([.A49];&quot;(+15.99)&quot;;&quot;&quot;);&quot;(+57.02)&quot;;&quot;&quot;)" office:value-type="string" office:string-value="DPPEVSLGDK" calcext:value-type="string">
            <text:p>DPPEVSLGDK</text:p>
          </table:table-cell>
          <table:table-cell office:value-type="string" calcext:value-type="string">
            <text:p>NHQLQVHTEM(+15.99)TMTK</text:p>
          </table:table-cell>
          <table:table-cell table:formula="of:=SUBSTITUTE(SUBSTITUTE([.C49];&quot;(+15.99)&quot;;&quot;&quot;);&quot;(+57.02)&quot;;&quot;&quot;)" office:value-type="string" office:string-value="NHQLQVHTEMTMTK" calcext:value-type="string">
            <text:p>NHQLQVHTEMTMTK</text:p>
          </table:table-cell>
        </table:table-row>
        <table:table-row table:style-name="ro1">
          <table:table-cell office:value-type="string" calcext:value-type="string">
            <text:p>FEDEVVLAEVQK</text:p>
          </table:table-cell>
          <table:table-cell table:formula="of:=SUBSTITUTE(SUBSTITUTE([.A50];&quot;(+15.99)&quot;;&quot;&quot;);&quot;(+57.02)&quot;;&quot;&quot;)" office:value-type="string" office:string-value="FEDEVVLAEVQK" calcext:value-type="string">
            <text:p>FEDEVVLAEVQK</text:p>
          </table:table-cell>
          <table:table-cell office:value-type="string" calcext:value-type="string">
            <text:p>NPPEVSLGDK</text:p>
          </table:table-cell>
          <table:table-cell table:formula="of:=SUBSTITUTE(SUBSTITUTE([.C50];&quot;(+15.99)&quot;;&quot;&quot;);&quot;(+57.02)&quot;;&quot;&quot;)" office:value-type="string" office:string-value="NPPEVSLGDK" calcext:value-type="string">
            <text:p>NPPEVSLGDK</text:p>
          </table:table-cell>
        </table:table-row>
        <table:table-row table:style-name="ro2">
          <table:table-cell office:value-type="string" calcext:value-type="string">
            <text:p>FEVLPEFNK</text:p>
          </table:table-cell>
          <table:table-cell table:formula="of:=SUBSTITUTE(SUBSTITUTE([.A51];&quot;(+15.99)&quot;;&quot;&quot;);&quot;(+57.02)&quot;;&quot;&quot;)" office:value-type="string" office:string-value="FEVLPEFNK" calcext:value-type="string">
            <text:p>FEVLPEFNK</text:p>
          </table:table-cell>
          <table:table-cell office:value-type="string" calcext:value-type="string">
            <text:p>QQVDHLASLM(+15.99)K</text:p>
          </table:table-cell>
          <table:table-cell table:formula="of:=SUBSTITUTE(SUBSTITUTE([.C51];&quot;(+15.99)&quot;;&quot;&quot;);&quot;(+57.02)&quot;;&quot;&quot;)" office:value-type="string" office:string-value="QQVDHLASLMK" calcext:value-type="string">
            <text:p>QQVDHLASLMK</text:p>
          </table:table-cell>
        </table:table-row>
        <table:table-row table:style-name="ro1">
          <table:table-cell office:value-type="string" calcext:value-type="string">
            <text:p>QNKENTLDQLR</text:p>
          </table:table-cell>
          <table:table-cell table:formula="of:=SUBSTITUTE(SUBSTITUTE([.A52];&quot;(+15.99)&quot;;&quot;&quot;);&quot;(+57.02)&quot;;&quot;&quot;)" office:value-type="string" office:string-value="QNKENTLDQLR" calcext:value-type="string">
            <text:p>QNKENTLDQLR</text:p>
          </table:table-cell>
          <table:table-cell office:value-type="string" calcext:value-type="string">
            <text:p>KDLVGGLGSPR</text:p>
          </table:table-cell>
          <table:table-cell table:formula="of:=SUBSTITUTE(SUBSTITUTE([.C52];&quot;(+15.99)&quot;;&quot;&quot;);&quot;(+57.02)&quot;;&quot;&quot;)" office:value-type="string" office:string-value="KDLVGGLGSPR" calcext:value-type="string">
            <text:p>KDLVGGLGSPR</text:p>
          </table:table-cell>
        </table:table-row>
        <table:table-row table:style-name="ro2">
          <table:table-cell office:value-type="string" calcext:value-type="string">
            <text:p>LMVSNAVDALSK</text:p>
          </table:table-cell>
          <table:table-cell table:formula="of:=SUBSTITUTE(SUBSTITUTE([.A53];&quot;(+15.99)&quot;;&quot;&quot;);&quot;(+57.02)&quot;;&quot;&quot;)" office:value-type="string" office:string-value="LMVSNAVDALSK" calcext:value-type="string">
            <text:p>LMVSNAVDALSK</text:p>
          </table:table-cell>
          <table:table-cell office:value-type="string" calcext:value-type="string">
            <text:p>ENNGAVLAENVK</text:p>
          </table:table-cell>
          <table:table-cell table:formula="of:=SUBSTITUTE(SUBSTITUTE([.C53];&quot;(+15.99)&quot;;&quot;&quot;);&quot;(+57.02)&quot;;&quot;&quot;)" office:value-type="string" office:string-value="ENNGAVLAENVK" calcext:value-type="string">
            <text:p>ENNGAVLAENVK</text:p>
          </table:table-cell>
        </table:table-row>
        <table:table-row table:style-name="ro2">
          <table:table-cell office:value-type="string" calcext:value-type="string">
            <text:p>VPGDEYVLLSEK</text:p>
          </table:table-cell>
          <table:table-cell table:formula="of:=SUBSTITUTE(SUBSTITUTE([.A54];&quot;(+15.99)&quot;;&quot;&quot;);&quot;(+57.02)&quot;;&quot;&quot;)" office:value-type="string" office:string-value="VPGDEYVLLSEK" calcext:value-type="string">
            <text:p>VPGDEYVLLSEK</text:p>
          </table:table-cell>
          <table:table-cell office:value-type="string" calcext:value-type="string">
            <text:p>ESEEC(+57.02)DDSDLVELLR</text:p>
          </table:table-cell>
          <table:table-cell table:formula="of:=SUBSTITUTE(SUBSTITUTE([.C54];&quot;(+15.99)&quot;;&quot;&quot;);&quot;(+57.02)&quot;;&quot;&quot;)" office:value-type="string" office:string-value="ESEECDDSDLVELLR" calcext:value-type="string">
            <text:p>ESEECDDSDLVELLR</text:p>
          </table:table-cell>
        </table:table-row>
        <table:table-row table:style-name="ro1">
          <table:table-cell office:value-type="string" calcext:value-type="string">
            <text:p>EANNLESLK</text:p>
          </table:table-cell>
          <table:table-cell table:formula="of:=SUBSTITUTE(SUBSTITUTE([.A55];&quot;(+15.99)&quot;;&quot;&quot;);&quot;(+57.02)&quot;;&quot;&quot;)" office:value-type="string" office:string-value="EANNLESLK" calcext:value-type="string">
            <text:p>EANNLESLK</text:p>
          </table:table-cell>
          <table:table-cell office:value-type="string" calcext:value-type="string">
            <text:p>WYDC(+57.02)LLLAR</text:p>
          </table:table-cell>
          <table:table-cell table:formula="of:=SUBSTITUTE(SUBSTITUTE([.C55];&quot;(+15.99)&quot;;&quot;&quot;);&quot;(+57.02)&quot;;&quot;&quot;)" office:value-type="string" office:string-value="WYDCLLLAR" calcext:value-type="string">
            <text:p>WYDCLLLAR</text:p>
          </table:table-cell>
        </table:table-row>
        <table:table-row table:style-name="ro1">
          <table:table-cell office:value-type="string" calcext:value-type="string">
            <text:p>QVSYGLEKR</text:p>
          </table:table-cell>
          <table:table-cell table:formula="of:=SUBSTITUTE(SUBSTITUTE([.A56];&quot;(+15.99)&quot;;&quot;&quot;);&quot;(+57.02)&quot;;&quot;&quot;)" office:value-type="string" office:string-value="QVSYGLEKR" calcext:value-type="string">
            <text:p>QVSYGLEKR</text:p>
          </table:table-cell>
          <table:table-cell office:value-type="string" calcext:value-type="string">
            <text:p>NPPEVSLGDK</text:p>
          </table:table-cell>
          <table:table-cell table:formula="of:=SUBSTITUTE(SUBSTITUTE([.C56];&quot;(+15.99)&quot;;&quot;&quot;);&quot;(+57.02)&quot;;&quot;&quot;)" office:value-type="string" office:string-value="NPPEVSLGDK" calcext:value-type="string">
            <text:p>NPPEVSLGDK</text:p>
          </table:table-cell>
        </table:table-row>
        <table:table-row table:style-name="ro1">
          <table:table-cell office:value-type="string" calcext:value-type="string">
            <text:p>QLSALSSHLHHK</text:p>
          </table:table-cell>
          <table:table-cell table:formula="of:=SUBSTITUTE(SUBSTITUTE([.A57];&quot;(+15.99)&quot;;&quot;&quot;);&quot;(+57.02)&quot;;&quot;&quot;)" office:value-type="string" office:string-value="QLSALSSHLHHK" calcext:value-type="string">
            <text:p>QLSALSSHLHHK</text:p>
          </table:table-cell>
          <table:table-cell office:value-type="string" calcext:value-type="string">
            <text:p>TVLDSLC(+57.02)LK</text:p>
          </table:table-cell>
          <table:table-cell table:formula="of:=SUBSTITUTE(SUBSTITUTE([.C57];&quot;(+15.99)&quot;;&quot;&quot;);&quot;(+57.02)&quot;;&quot;&quot;)" office:value-type="string" office:string-value="TVLDSLCLK" calcext:value-type="string">
            <text:p>TVLDSLCLK</text:p>
          </table:table-cell>
        </table:table-row>
        <table:table-row table:style-name="ro2">
          <table:table-cell office:value-type="string" calcext:value-type="string">
            <text:p>TM(+15.99)TVC(+57.02)EYVR</text:p>
          </table:table-cell>
          <table:table-cell table:formula="of:=SUBSTITUTE(SUBSTITUTE([.A58];&quot;(+15.99)&quot;;&quot;&quot;);&quot;(+57.02)&quot;;&quot;&quot;)" office:value-type="string" office:string-value="TMTVCEYVR" calcext:value-type="string">
            <text:p>TMTVCEYVR</text:p>
          </table:table-cell>
          <table:table-cell office:value-type="string" calcext:value-type="string">
            <text:p>EYLDSEELNFLEK</text:p>
          </table:table-cell>
          <table:table-cell table:formula="of:=SUBSTITUTE(SUBSTITUTE([.C58];&quot;(+15.99)&quot;;&quot;&quot;);&quot;(+57.02)&quot;;&quot;&quot;)" office:value-type="string" office:string-value="EYLDSEELNFLEK" calcext:value-type="string">
            <text:p>EYLDSEELNFLEK</text:p>
          </table:table-cell>
        </table:table-row>
        <table:table-row table:style-name="ro2">
          <table:table-cell office:value-type="string" calcext:value-type="string">
            <text:p>EEHSGEGALKFAPEALAR</text:p>
          </table:table-cell>
          <table:table-cell table:formula="of:=SUBSTITUTE(SUBSTITUTE([.A59];&quot;(+15.99)&quot;;&quot;&quot;);&quot;(+57.02)&quot;;&quot;&quot;)" office:value-type="string" office:string-value="EEHSGEGALKFAPEALAR" calcext:value-type="string">
            <text:p>EEHSGEGALKFAPEALAR</text:p>
          </table:table-cell>
          <table:table-cell office:value-type="string" calcext:value-type="string">
            <text:p>TM(+15.99)QLVYSALK</text:p>
          </table:table-cell>
          <table:table-cell table:formula="of:=SUBSTITUTE(SUBSTITUTE([.C59];&quot;(+15.99)&quot;;&quot;&quot;);&quot;(+57.02)&quot;;&quot;&quot;)" office:value-type="string" office:string-value="TMQLVYSALK" calcext:value-type="string">
            <text:p>TMQLVYSALK</text:p>
          </table:table-cell>
        </table:table-row>
        <table:table-row table:style-name="ro1">
          <table:table-cell office:value-type="string" calcext:value-type="string">
            <text:p>LM(+15.99)ALYKEEANSLLEKK</text:p>
          </table:table-cell>
          <table:table-cell table:formula="of:=SUBSTITUTE(SUBSTITUTE([.A60];&quot;(+15.99)&quot;;&quot;&quot;);&quot;(+57.02)&quot;;&quot;&quot;)" office:value-type="string" office:string-value="LMALYKEEANSLLEKK" calcext:value-type="string">
            <text:p>LMALYKEEANSLLEKK</text:p>
          </table:table-cell>
          <table:table-cell office:value-type="string" calcext:value-type="string">
            <text:p>WWMTEM(+15.99)LVGK</text:p>
          </table:table-cell>
          <table:table-cell table:formula="of:=SUBSTITUTE(SUBSTITUTE([.C60];&quot;(+15.99)&quot;;&quot;&quot;);&quot;(+57.02)&quot;;&quot;&quot;)" office:value-type="string" office:string-value="WWMTEMLVGK" calcext:value-type="string">
            <text:p>WWMTEMLVGK</text:p>
          </table:table-cell>
        </table:table-row>
        <table:table-row table:style-name="ro2">
          <table:table-cell office:value-type="string" calcext:value-type="string">
            <text:p>LSDLTGLELAWEYR</text:p>
          </table:table-cell>
          <table:table-cell table:formula="of:=SUBSTITUTE(SUBSTITUTE([.A61];&quot;(+15.99)&quot;;&quot;&quot;);&quot;(+57.02)&quot;;&quot;&quot;)" office:value-type="string" office:string-value="LSDLTGLELAWEYR" calcext:value-type="string">
            <text:p>LSDLTGLELAWEYR</text:p>
          </table:table-cell>
          <table:table-cell office:value-type="string" calcext:value-type="string">
            <text:p>LSDLTGLELAWEYR</text:p>
          </table:table-cell>
          <table:table-cell table:formula="of:=SUBSTITUTE(SUBSTITUTE([.C61];&quot;(+15.99)&quot;;&quot;&quot;);&quot;(+57.02)&quot;;&quot;&quot;)" office:value-type="string" office:string-value="LSDLTGLELAWEYR" calcext:value-type="string">
            <text:p>LSDLTGLELAWEYR</text:p>
          </table:table-cell>
        </table:table-row>
        <table:table-row table:style-name="ro1">
          <table:table-cell office:value-type="string" calcext:value-type="string">
            <text:p>KDLVDELLLLDEK</text:p>
          </table:table-cell>
          <table:table-cell table:formula="of:=SUBSTITUTE(SUBSTITUTE([.A62];&quot;(+15.99)&quot;;&quot;&quot;);&quot;(+57.02)&quot;;&quot;&quot;)" office:value-type="string" office:string-value="KDLVDELLLLDEK" calcext:value-type="string">
            <text:p>KDLVDELLLLDEK</text:p>
          </table:table-cell>
          <table:table-cell office:value-type="string" calcext:value-type="string">
            <text:p>NVVC(+57.02)YVLLSEK</text:p>
          </table:table-cell>
          <table:table-cell table:formula="of:=SUBSTITUTE(SUBSTITUTE([.C62];&quot;(+15.99)&quot;;&quot;&quot;);&quot;(+57.02)&quot;;&quot;&quot;)" office:value-type="string" office:string-value="NVVCYVLLSEK" calcext:value-type="string">
            <text:p>NVVCYVLLSEK</text:p>
          </table:table-cell>
        </table:table-row>
        <table:table-row table:style-name="ro1">
          <table:table-cell office:value-type="string" calcext:value-type="string">
            <text:p>HFLSLEEGK</text:p>
          </table:table-cell>
          <table:table-cell table:formula="of:=SUBSTITUTE(SUBSTITUTE([.A63];&quot;(+15.99)&quot;;&quot;&quot;);&quot;(+57.02)&quot;;&quot;&quot;)" office:value-type="string" office:string-value="HFLSLEEGK" calcext:value-type="string">
            <text:p>HFLSLEEGK</text:p>
          </table:table-cell>
          <table:table-cell office:value-type="string" calcext:value-type="string">
            <text:p>AYYYLR</text:p>
          </table:table-cell>
          <table:table-cell table:formula="of:=SUBSTITUTE(SUBSTITUTE([.C63];&quot;(+15.99)&quot;;&quot;&quot;);&quot;(+57.02)&quot;;&quot;&quot;)" office:value-type="string" office:string-value="AYYYLR" calcext:value-type="string">
            <text:p>AYYYLR</text:p>
          </table:table-cell>
        </table:table-row>
        <table:table-row table:style-name="ro1">
          <table:table-cell office:value-type="string" calcext:value-type="string">
            <text:p>QPVELTYR</text:p>
          </table:table-cell>
          <table:table-cell table:formula="of:=SUBSTITUTE(SUBSTITUTE([.A64];&quot;(+15.99)&quot;;&quot;&quot;);&quot;(+57.02)&quot;;&quot;&quot;)" office:value-type="string" office:string-value="QPVELTYR" calcext:value-type="string">
            <text:p>QPVELTYR</text:p>
          </table:table-cell>
          <table:table-cell office:value-type="string" calcext:value-type="string">
            <text:p>SEFNSSNLHK</text:p>
          </table:table-cell>
          <table:table-cell table:formula="of:=SUBSTITUTE(SUBSTITUTE([.C64];&quot;(+15.99)&quot;;&quot;&quot;);&quot;(+57.02)&quot;;&quot;&quot;)" office:value-type="string" office:string-value="SEFNSSNLHK" calcext:value-type="string">
            <text:p>SEFNSSNLHK</text:p>
          </table:table-cell>
        </table:table-row>
        <table:table-row table:style-name="ro1">
          <table:table-cell office:value-type="string" calcext:value-type="string">
            <text:p>TTAFSNLEDK</text:p>
          </table:table-cell>
          <table:table-cell table:formula="of:=SUBSTITUTE(SUBSTITUTE([.A65];&quot;(+15.99)&quot;;&quot;&quot;);&quot;(+57.02)&quot;;&quot;&quot;)" office:value-type="string" office:string-value="TTAFSNLEDK" calcext:value-type="string">
            <text:p>TTAFSNLEDK</text:p>
          </table:table-cell>
          <table:table-cell office:value-type="string" calcext:value-type="string">
            <text:p>EDC(+57.02)LLLK</text:p>
          </table:table-cell>
          <table:table-cell table:formula="of:=SUBSTITUTE(SUBSTITUTE([.C65];&quot;(+15.99)&quot;;&quot;&quot;);&quot;(+57.02)&quot;;&quot;&quot;)" office:value-type="string" office:string-value="EDCLLLK" calcext:value-type="string">
            <text:p>EDCLLLK</text:p>
          </table:table-cell>
        </table:table-row>
        <table:table-row table:style-name="ro1">
          <table:table-cell office:value-type="string" calcext:value-type="string">
            <text:p>NLLKALK</text:p>
          </table:table-cell>
          <table:table-cell table:formula="of:=SUBSTITUTE(SUBSTITUTE([.A66];&quot;(+15.99)&quot;;&quot;&quot;);&quot;(+57.02)&quot;;&quot;&quot;)" office:value-type="string" office:string-value="NLLKALK" calcext:value-type="string">
            <text:p>NLLKALK</text:p>
          </table:table-cell>
          <table:table-cell office:value-type="string" calcext:value-type="string">
            <text:p>NLLKALK</text:p>
          </table:table-cell>
          <table:table-cell table:formula="of:=SUBSTITUTE(SUBSTITUTE([.C66];&quot;(+15.99)&quot;;&quot;&quot;);&quot;(+57.02)&quot;;&quot;&quot;)" office:value-type="string" office:string-value="NLLKALK" calcext:value-type="string">
            <text:p>NLLKALK</text:p>
          </table:table-cell>
        </table:table-row>
        <table:table-row table:style-name="ro1">
          <table:table-cell office:value-type="string" calcext:value-type="string">
            <text:p>DPPEVSLGDK</text:p>
          </table:table-cell>
          <table:table-cell table:formula="of:=SUBSTITUTE(SUBSTITUTE([.A67];&quot;(+15.99)&quot;;&quot;&quot;);&quot;(+57.02)&quot;;&quot;&quot;)" office:value-type="string" office:string-value="DPPEVSLGDK" calcext:value-type="string">
            <text:p>DPPEVSLGDK</text:p>
          </table:table-cell>
          <table:table-cell office:value-type="string" calcext:value-type="string">
            <text:p>M(+15.99)DPDAVRVLK</text:p>
          </table:table-cell>
          <table:table-cell table:formula="of:=SUBSTITUTE(SUBSTITUTE([.C67];&quot;(+15.99)&quot;;&quot;&quot;);&quot;(+57.02)&quot;;&quot;&quot;)" office:value-type="string" office:string-value="MDPDAVRVLK" calcext:value-type="string">
            <text:p>MDPDAVRVLK</text:p>
          </table:table-cell>
        </table:table-row>
        <table:table-row table:style-name="ro1">
          <table:table-cell office:value-type="string" calcext:value-type="string">
            <text:p>LLVTDLVMSLLYK</text:p>
          </table:table-cell>
          <table:table-cell table:formula="of:=SUBSTITUTE(SUBSTITUTE([.A68];&quot;(+15.99)&quot;;&quot;&quot;);&quot;(+57.02)&quot;;&quot;&quot;)" office:value-type="string" office:string-value="LLVTDLVMSLLYK" calcext:value-type="string">
            <text:p>LLVTDLVMSLLYK</text:p>
          </table:table-cell>
          <table:table-cell office:value-type="string" calcext:value-type="string">
            <text:p>NAARQVASK</text:p>
          </table:table-cell>
          <table:table-cell table:formula="of:=SUBSTITUTE(SUBSTITUTE([.C68];&quot;(+15.99)&quot;;&quot;&quot;);&quot;(+57.02)&quot;;&quot;&quot;)" office:value-type="string" office:string-value="NAARQVASK" calcext:value-type="string">
            <text:p>NAARQVASK</text:p>
          </table:table-cell>
        </table:table-row>
        <table:table-row table:style-name="ro1">
          <table:table-cell office:value-type="string" calcext:value-type="string">
            <text:p>QQVDHLASLM(+15.99)K</text:p>
          </table:table-cell>
          <table:table-cell table:formula="of:=SUBSTITUTE(SUBSTITUTE([.A69];&quot;(+15.99)&quot;;&quot;&quot;);&quot;(+57.02)&quot;;&quot;&quot;)" office:value-type="string" office:string-value="QQVDHLASLMK" calcext:value-type="string">
            <text:p>QQVDHLASLMK</text:p>
          </table:table-cell>
          <table:table-cell office:value-type="string" calcext:value-type="string">
            <text:p>ATEFLVDK</text:p>
          </table:table-cell>
          <table:table-cell table:formula="of:=SUBSTITUTE(SUBSTITUTE([.C69];&quot;(+15.99)&quot;;&quot;&quot;);&quot;(+57.02)&quot;;&quot;&quot;)" office:value-type="string" office:string-value="ATEFLVDK" calcext:value-type="string">
            <text:p>ATEFLVDK</text:p>
          </table:table-cell>
        </table:table-row>
        <table:table-row table:style-name="ro2">
          <table:table-cell office:value-type="string" calcext:value-type="string">
            <text:p>EESPEEVSAQVLRK</text:p>
          </table:table-cell>
          <table:table-cell table:formula="of:=SUBSTITUTE(SUBSTITUTE([.A70];&quot;(+15.99)&quot;;&quot;&quot;);&quot;(+57.02)&quot;;&quot;&quot;)" office:value-type="string" office:string-value="EESPEEVSAQVLRK" calcext:value-type="string">
            <text:p>EESPEEVSAQVLRK</text:p>
          </table:table-cell>
          <table:table-cell office:value-type="string" calcext:value-type="string">
            <text:p>DSGSSYPSLLKC(+57.02)LK</text:p>
          </table:table-cell>
          <table:table-cell table:formula="of:=SUBSTITUTE(SUBSTITUTE([.C70];&quot;(+15.99)&quot;;&quot;&quot;);&quot;(+57.02)&quot;;&quot;&quot;)" office:value-type="string" office:string-value="DSGSSYPSLLKCLK" calcext:value-type="string">
            <text:p>DSGSSYPSLLKCLK</text:p>
          </table:table-cell>
        </table:table-row>
        <table:table-row table:style-name="ro1">
          <table:table-cell office:value-type="string" calcext:value-type="string">
            <text:p>EPLQHFK</text:p>
          </table:table-cell>
          <table:table-cell table:formula="of:=SUBSTITUTE(SUBSTITUTE([.A71];&quot;(+15.99)&quot;;&quot;&quot;);&quot;(+57.02)&quot;;&quot;&quot;)" office:value-type="string" office:string-value="EPLQHFK" calcext:value-type="string">
            <text:p>EPLQHFK</text:p>
          </table:table-cell>
          <table:table-cell office:value-type="string" calcext:value-type="string">
            <text:p>VAAEAVLASPK</text:p>
          </table:table-cell>
          <table:table-cell table:formula="of:=SUBSTITUTE(SUBSTITUTE([.C71];&quot;(+15.99)&quot;;&quot;&quot;);&quot;(+57.02)&quot;;&quot;&quot;)" office:value-type="string" office:string-value="VAAEAVLASPK" calcext:value-type="string">
            <text:p>VAAEAVLASPK</text:p>
          </table:table-cell>
        </table:table-row>
        <table:table-row table:style-name="ro2">
          <table:table-cell office:value-type="string" calcext:value-type="string">
            <text:p>EYLDSEELNFLEK</text:p>
          </table:table-cell>
          <table:table-cell table:formula="of:=SUBSTITUTE(SUBSTITUTE([.A72];&quot;(+15.99)&quot;;&quot;&quot;);&quot;(+57.02)&quot;;&quot;&quot;)" office:value-type="string" office:string-value="EYLDSEELNFLEK" calcext:value-type="string">
            <text:p>EYLDSEELNFLEK</text:p>
          </table:table-cell>
          <table:table-cell office:value-type="string" calcext:value-type="string">
            <text:p>EESPEEVSAQVLRK</text:p>
          </table:table-cell>
          <table:table-cell table:formula="of:=SUBSTITUTE(SUBSTITUTE([.C72];&quot;(+15.99)&quot;;&quot;&quot;);&quot;(+57.02)&quot;;&quot;&quot;)" office:value-type="string" office:string-value="EESPEEVSAQVLRK" calcext:value-type="string">
            <text:p>EESPEEVSAQVLRK</text:p>
          </table:table-cell>
        </table:table-row>
        <table:table-row table:style-name="ro2">
          <table:table-cell office:value-type="string" calcext:value-type="string">
            <text:p>EALSDEDYELLDYLR</text:p>
          </table:table-cell>
          <table:table-cell table:formula="of:=SUBSTITUTE(SUBSTITUTE([.A73];&quot;(+15.99)&quot;;&quot;&quot;);&quot;(+57.02)&quot;;&quot;&quot;)" office:value-type="string" office:string-value="EALSDEDYELLDYLR" calcext:value-type="string">
            <text:p>EALSDEDYELLDYLR</text:p>
          </table:table-cell>
          <table:table-cell office:value-type="string" calcext:value-type="string">
            <text:p>TPAGANALTLKK</text:p>
          </table:table-cell>
          <table:table-cell table:formula="of:=SUBSTITUTE(SUBSTITUTE([.C73];&quot;(+15.99)&quot;;&quot;&quot;);&quot;(+57.02)&quot;;&quot;&quot;)" office:value-type="string" office:string-value="TPAGANALTLKK" calcext:value-type="string">
            <text:p>TPAGANALTLKK</text:p>
          </table:table-cell>
        </table:table-row>
        <table:table-row table:style-name="ro2">
          <table:table-cell office:value-type="string" calcext:value-type="string">
            <text:p>RGLVFEK</text:p>
          </table:table-cell>
          <table:table-cell table:formula="of:=SUBSTITUTE(SUBSTITUTE([.A74];&quot;(+15.99)&quot;;&quot;&quot;);&quot;(+57.02)&quot;;&quot;&quot;)" office:value-type="string" office:string-value="RGLVFEK" calcext:value-type="string">
            <text:p>RGLVFEK</text:p>
          </table:table-cell>
          <table:table-cell office:value-type="string" calcext:value-type="string">
            <text:p>EALSDEDYELLDYLR</text:p>
          </table:table-cell>
          <table:table-cell table:formula="of:=SUBSTITUTE(SUBSTITUTE([.C74];&quot;(+15.99)&quot;;&quot;&quot;);&quot;(+57.02)&quot;;&quot;&quot;)" office:value-type="string" office:string-value="EALSDEDYELLDYLR" calcext:value-type="string">
            <text:p>EALSDEDYELLDYLR</text:p>
          </table:table-cell>
        </table:table-row>
        <table:table-row table:style-name="ro1">
          <table:table-cell office:value-type="string" calcext:value-type="string">
            <text:p>EFFESDLVQEEAKK</text:p>
          </table:table-cell>
          <table:table-cell table:formula="of:=SUBSTITUTE(SUBSTITUTE([.A75];&quot;(+15.99)&quot;;&quot;&quot;);&quot;(+57.02)&quot;;&quot;&quot;)" office:value-type="string" office:string-value="EFFESDLVQEEAKK" calcext:value-type="string">
            <text:p>EFFESDLVQEEAKK</text:p>
          </table:table-cell>
          <table:table-cell office:value-type="string" calcext:value-type="string">
            <text:p>SETLLLNEK</text:p>
          </table:table-cell>
          <table:table-cell table:formula="of:=SUBSTITUTE(SUBSTITUTE([.C75];&quot;(+15.99)&quot;;&quot;&quot;);&quot;(+57.02)&quot;;&quot;&quot;)" office:value-type="string" office:string-value="SETLLLNEK" calcext:value-type="string">
            <text:p>SETLLLNEK</text:p>
          </table:table-cell>
        </table:table-row>
        <table:table-row table:style-name="ro2">
          <table:table-cell office:value-type="string" calcext:value-type="string">
            <text:p>TNLGFFELEK</text:p>
          </table:table-cell>
          <table:table-cell table:formula="of:=SUBSTITUTE(SUBSTITUTE([.A76];&quot;(+15.99)&quot;;&quot;&quot;);&quot;(+57.02)&quot;;&quot;&quot;)" office:value-type="string" office:string-value="TNLGFFELEK" calcext:value-type="string">
            <text:p>TNLGFFELEK</text:p>
          </table:table-cell>
          <table:table-cell office:value-type="string" calcext:value-type="string">
            <text:p>TFTDNEYFEVLQK</text:p>
          </table:table-cell>
          <table:table-cell table:formula="of:=SUBSTITUTE(SUBSTITUTE([.C76];&quot;(+15.99)&quot;;&quot;&quot;);&quot;(+57.02)&quot;;&quot;&quot;)" office:value-type="string" office:string-value="TFTDNEYFEVLQK" calcext:value-type="string">
            <text:p>TFTDNEYFEVLQK</text:p>
          </table:table-cell>
        </table:table-row>
        <table:table-row table:style-name="ro1">
          <table:table-cell office:value-type="string" calcext:value-type="string">
            <text:p>QVGADFTNAVLSR</text:p>
          </table:table-cell>
          <table:table-cell table:formula="of:=SUBSTITUTE(SUBSTITUTE([.A77];&quot;(+15.99)&quot;;&quot;&quot;);&quot;(+57.02)&quot;;&quot;&quot;)" office:value-type="string" office:string-value="QVGADFTNAVLSR" calcext:value-type="string">
            <text:p>QVGADFTNAVLSR</text:p>
          </table:table-cell>
          <table:table-cell office:value-type="string" calcext:value-type="string">
            <text:p>LPC(+57.02)AAYVNQR</text:p>
          </table:table-cell>
          <table:table-cell table:formula="of:=SUBSTITUTE(SUBSTITUTE([.C77];&quot;(+15.99)&quot;;&quot;&quot;);&quot;(+57.02)&quot;;&quot;&quot;)" office:value-type="string" office:string-value="LPCAAYVNQR" calcext:value-type="string">
            <text:p>LPCAAYVNQR</text:p>
          </table:table-cell>
        </table:table-row>
        <table:table-row table:style-name="ro1">
          <table:table-cell office:value-type="string" calcext:value-type="string">
            <text:p>NPPEVSLGDK</text:p>
          </table:table-cell>
          <table:table-cell table:formula="of:=SUBSTITUTE(SUBSTITUTE([.A78];&quot;(+15.99)&quot;;&quot;&quot;);&quot;(+57.02)&quot;;&quot;&quot;)" office:value-type="string" office:string-value="NPPEVSLGDK" calcext:value-type="string">
            <text:p>NPPEVSLGDK</text:p>
          </table:table-cell>
          <table:table-cell office:value-type="string" calcext:value-type="string">
            <text:p>ELQENTLDQLR</text:p>
          </table:table-cell>
          <table:table-cell table:formula="of:=SUBSTITUTE(SUBSTITUTE([.C78];&quot;(+15.99)&quot;;&quot;&quot;);&quot;(+57.02)&quot;;&quot;&quot;)" office:value-type="string" office:string-value="ELQENTLDQLR" calcext:value-type="string">
            <text:p>ELQENTLDQLR</text:p>
          </table:table-cell>
        </table:table-row>
        <table:table-row table:style-name="ro1">
          <table:table-cell office:value-type="string" calcext:value-type="string">
            <text:p>LLYGGGEQAR</text:p>
          </table:table-cell>
          <table:table-cell table:formula="of:=SUBSTITUTE(SUBSTITUTE([.A79];&quot;(+15.99)&quot;;&quot;&quot;);&quot;(+57.02)&quot;;&quot;&quot;)" office:value-type="string" office:string-value="LLYGGGEQAR" calcext:value-type="string">
            <text:p>LLYGGGEQAR</text:p>
          </table:table-cell>
          <table:table-cell office:value-type="string" calcext:value-type="string">
            <text:p>EGLVDLVAAR</text:p>
          </table:table-cell>
          <table:table-cell table:formula="of:=SUBSTITUTE(SUBSTITUTE([.C79];&quot;(+15.99)&quot;;&quot;&quot;);&quot;(+57.02)&quot;;&quot;&quot;)" office:value-type="string" office:string-value="EGLVDLVAAR" calcext:value-type="string">
            <text:p>EGLVDLVAAR</text:p>
          </table:table-cell>
        </table:table-row>
        <table:table-row table:style-name="ro1">
          <table:table-cell office:value-type="string" calcext:value-type="string">
            <text:p>LLVTPDESFVLLHM(+15.99)R</text:p>
          </table:table-cell>
          <table:table-cell table:formula="of:=SUBSTITUTE(SUBSTITUTE([.A80];&quot;(+15.99)&quot;;&quot;&quot;);&quot;(+57.02)&quot;;&quot;&quot;)" office:value-type="string" office:string-value="LLVTPDESFVLLHMR" calcext:value-type="string">
            <text:p>LLVTPDESFVLLHMR</text:p>
          </table:table-cell>
          <table:table-cell office:value-type="string" calcext:value-type="string">
            <text:p>NTTPDKLWEK</text:p>
          </table:table-cell>
          <table:table-cell table:formula="of:=SUBSTITUTE(SUBSTITUTE([.C80];&quot;(+15.99)&quot;;&quot;&quot;);&quot;(+57.02)&quot;;&quot;&quot;)" office:value-type="string" office:string-value="NTTPDKLWEK" calcext:value-type="string">
            <text:p>NTTPDKLWEK</text:p>
          </table:table-cell>
        </table:table-row>
        <table:table-row table:style-name="ro1">
          <table:table-cell office:value-type="string" calcext:value-type="string">
            <text:p>EDC(+57.02)LLLK</text:p>
          </table:table-cell>
          <table:table-cell table:formula="of:=SUBSTITUTE(SUBSTITUTE([.A81];&quot;(+15.99)&quot;;&quot;&quot;);&quot;(+57.02)&quot;;&quot;&quot;)" office:value-type="string" office:string-value="EDCLLLK" calcext:value-type="string">
            <text:p>EDCLLLK</text:p>
          </table:table-cell>
          <table:table-cell office:value-type="string" calcext:value-type="string">
            <text:p>TGDFLDGPK</text:p>
          </table:table-cell>
          <table:table-cell table:formula="of:=SUBSTITUTE(SUBSTITUTE([.C81];&quot;(+15.99)&quot;;&quot;&quot;);&quot;(+57.02)&quot;;&quot;&quot;)" office:value-type="string" office:string-value="TGDFLDGPK" calcext:value-type="string">
            <text:p>TGDFLDGPK</text:p>
          </table:table-cell>
        </table:table-row>
        <table:table-row table:style-name="ro1">
          <table:table-cell office:value-type="string" calcext:value-type="string">
            <text:p>RDSYYQDK</text:p>
          </table:table-cell>
          <table:table-cell table:formula="of:=SUBSTITUTE(SUBSTITUTE([.A82];&quot;(+15.99)&quot;;&quot;&quot;);&quot;(+57.02)&quot;;&quot;&quot;)" office:value-type="string" office:string-value="RDSYYQDK" calcext:value-type="string">
            <text:p>RDSYYQDK</text:p>
          </table:table-cell>
          <table:table-cell office:value-type="string" calcext:value-type="string">
            <text:p>EVAAVFFKPEK</text:p>
          </table:table-cell>
          <table:table-cell table:formula="of:=SUBSTITUTE(SUBSTITUTE([.C82];&quot;(+15.99)&quot;;&quot;&quot;);&quot;(+57.02)&quot;;&quot;&quot;)" office:value-type="string" office:string-value="EVAAVFFKPEK" calcext:value-type="string">
            <text:p>EVAAVFFKPEK</text:p>
          </table:table-cell>
        </table:table-row>
        <table:table-row table:style-name="ro1">
          <table:table-cell office:value-type="string" calcext:value-type="string">
            <text:p>FGLASNLLK</text:p>
          </table:table-cell>
          <table:table-cell table:formula="of:=SUBSTITUTE(SUBSTITUTE([.A83];&quot;(+15.99)&quot;;&quot;&quot;);&quot;(+57.02)&quot;;&quot;&quot;)" office:value-type="string" office:string-value="FGLASNLLK" calcext:value-type="string">
            <text:p>FGLASNLLK</text:p>
          </table:table-cell>
          <table:table-cell office:value-type="string" calcext:value-type="string">
            <text:p>FSVGLTNK</text:p>
          </table:table-cell>
          <table:table-cell table:formula="of:=SUBSTITUTE(SUBSTITUTE([.C83];&quot;(+15.99)&quot;;&quot;&quot;);&quot;(+57.02)&quot;;&quot;&quot;)" office:value-type="string" office:string-value="FSVGLTNK" calcext:value-type="string">
            <text:p>FSVGLTNK</text:p>
          </table:table-cell>
        </table:table-row>
        <table:table-row table:style-name="ro1">
          <table:table-cell office:value-type="string" calcext:value-type="string">
            <text:p>WNKNLEKDDLVK</text:p>
          </table:table-cell>
          <table:table-cell table:formula="of:=SUBSTITUTE(SUBSTITUTE([.A84];&quot;(+15.99)&quot;;&quot;&quot;);&quot;(+57.02)&quot;;&quot;&quot;)" office:value-type="string" office:string-value="WNKNLEKDDLVK" calcext:value-type="string">
            <text:p>WNKNLEKDDLVK</text:p>
          </table:table-cell>
          <table:table-cell office:value-type="string" calcext:value-type="string">
            <text:p>AVYC(+57.02)HVLQWR</text:p>
          </table:table-cell>
          <table:table-cell table:formula="of:=SUBSTITUTE(SUBSTITUTE([.C84];&quot;(+15.99)&quot;;&quot;&quot;);&quot;(+57.02)&quot;;&quot;&quot;)" office:value-type="string" office:string-value="AVYCHVLQWR" calcext:value-type="string">
            <text:p>AVYCHVLQWR</text:p>
          </table:table-cell>
        </table:table-row>
        <table:table-row table:style-name="ro2">
          <table:table-cell office:value-type="string" calcext:value-type="string">
            <text:p>FFDLC(+57.02)R</text:p>
          </table:table-cell>
          <table:table-cell table:formula="of:=SUBSTITUTE(SUBSTITUTE([.A85];&quot;(+15.99)&quot;;&quot;&quot;);&quot;(+57.02)&quot;;&quot;&quot;)" office:value-type="string" office:string-value="FFDLCR" calcext:value-type="string">
            <text:p>FFDLCR</text:p>
          </table:table-cell>
          <table:table-cell office:value-type="string" calcext:value-type="string">
            <text:p>TFTDNEYFEVLQK</text:p>
          </table:table-cell>
          <table:table-cell table:formula="of:=SUBSTITUTE(SUBSTITUTE([.C85];&quot;(+15.99)&quot;;&quot;&quot;);&quot;(+57.02)&quot;;&quot;&quot;)" office:value-type="string" office:string-value="TFTDNEYFEVLQK" calcext:value-type="string">
            <text:p>TFTDNEYFEVLQK</text:p>
          </table:table-cell>
        </table:table-row>
        <table:table-row table:style-name="ro1">
          <table:table-cell office:value-type="string" calcext:value-type="string">
            <text:p>ESGDEFAHLLGK</text:p>
          </table:table-cell>
          <table:table-cell table:formula="of:=SUBSTITUTE(SUBSTITUTE([.A86];&quot;(+15.99)&quot;;&quot;&quot;);&quot;(+57.02)&quot;;&quot;&quot;)" office:value-type="string" office:string-value="ESGDEFAHLLGK" calcext:value-type="string">
            <text:p>ESGDEFAHLLGK</text:p>
          </table:table-cell>
          <table:table-cell office:value-type="string" calcext:value-type="string">
            <text:p>EVADVNLELYK</text:p>
          </table:table-cell>
          <table:table-cell table:formula="of:=SUBSTITUTE(SUBSTITUTE([.C86];&quot;(+15.99)&quot;;&quot;&quot;);&quot;(+57.02)&quot;;&quot;&quot;)" office:value-type="string" office:string-value="EVADVNLELYK" calcext:value-type="string">
            <text:p>EVADVNLELYK</text:p>
          </table:table-cell>
        </table:table-row>
        <table:table-row table:style-name="ro1">
          <table:table-cell office:value-type="string" calcext:value-type="string">
            <text:p>EYLLEVLFNK</text:p>
          </table:table-cell>
          <table:table-cell table:formula="of:=SUBSTITUTE(SUBSTITUTE([.A87];&quot;(+15.99)&quot;;&quot;&quot;);&quot;(+57.02)&quot;;&quot;&quot;)" office:value-type="string" office:string-value="EYLLEVLFNK" calcext:value-type="string">
            <text:p>EYLLEVLFNK</text:p>
          </table:table-cell>
          <table:table-cell office:value-type="string" calcext:value-type="string">
            <text:p>SDALEAADARR</text:p>
          </table:table-cell>
          <table:table-cell table:formula="of:=SUBSTITUTE(SUBSTITUTE([.C87];&quot;(+15.99)&quot;;&quot;&quot;);&quot;(+57.02)&quot;;&quot;&quot;)" office:value-type="string" office:string-value="SDALEAADARR" calcext:value-type="string">
            <text:p>SDALEAADARR</text:p>
          </table:table-cell>
        </table:table-row>
        <table:table-row table:style-name="ro2">
          <table:table-cell office:value-type="string" calcext:value-type="string">
            <text:p>VGNLMLR</text:p>
          </table:table-cell>
          <table:table-cell table:formula="of:=SUBSTITUTE(SUBSTITUTE([.A88];&quot;(+15.99)&quot;;&quot;&quot;);&quot;(+57.02)&quot;;&quot;&quot;)" office:value-type="string" office:string-value="VGNLMLR" calcext:value-type="string">
            <text:p>VGNLMLR</text:p>
          </table:table-cell>
          <table:table-cell office:value-type="string" calcext:value-type="string">
            <text:p>LGGDWYVLLSEK</text:p>
          </table:table-cell>
          <table:table-cell table:formula="of:=SUBSTITUTE(SUBSTITUTE([.C88];&quot;(+15.99)&quot;;&quot;&quot;);&quot;(+57.02)&quot;;&quot;&quot;)" office:value-type="string" office:string-value="LGGDWYVLLSEK" calcext:value-type="string">
            <text:p>LGGDWYVLLSEK</text:p>
          </table:table-cell>
        </table:table-row>
        <table:table-row table:style-name="ro1">
          <table:table-cell office:value-type="string" calcext:value-type="string">
            <text:p>ATEFLVDK</text:p>
          </table:table-cell>
          <table:table-cell table:formula="of:=SUBSTITUTE(SUBSTITUTE([.A89];&quot;(+15.99)&quot;;&quot;&quot;);&quot;(+57.02)&quot;;&quot;&quot;)" office:value-type="string" office:string-value="ATEFLVDK" calcext:value-type="string">
            <text:p>ATEFLVDK</text:p>
          </table:table-cell>
          <table:table-cell office:value-type="string" calcext:value-type="string">
            <text:p>TKLVARLR</text:p>
          </table:table-cell>
          <table:table-cell table:formula="of:=SUBSTITUTE(SUBSTITUTE([.C89];&quot;(+15.99)&quot;;&quot;&quot;);&quot;(+57.02)&quot;;&quot;&quot;)" office:value-type="string" office:string-value="TKLVARLR" calcext:value-type="string">
            <text:p>TKLVARLR</text:p>
          </table:table-cell>
        </table:table-row>
        <table:table-row table:style-name="ro2">
          <table:table-cell office:value-type="string" calcext:value-type="string">
            <text:p>EPAEEESLK</text:p>
          </table:table-cell>
          <table:table-cell table:formula="of:=SUBSTITUTE(SUBSTITUTE([.A90];&quot;(+15.99)&quot;;&quot;&quot;);&quot;(+57.02)&quot;;&quot;&quot;)" office:value-type="string" office:string-value="EPAEEESLK" calcext:value-type="string">
            <text:p>EPAEEESLK</text:p>
          </table:table-cell>
          <table:table-cell office:value-type="string" calcext:value-type="string">
            <text:p>KVNMEETLHQR</text:p>
          </table:table-cell>
          <table:table-cell table:formula="of:=SUBSTITUTE(SUBSTITUTE([.C90];&quot;(+15.99)&quot;;&quot;&quot;);&quot;(+57.02)&quot;;&quot;&quot;)" office:value-type="string" office:string-value="KVNMEETLHQR" calcext:value-type="string">
            <text:p>KVNMEETLHQR</text:p>
          </table:table-cell>
        </table:table-row>
        <table:table-row table:style-name="ro1">
          <table:table-cell office:value-type="string" calcext:value-type="string">
            <text:p>LHNLM(+15.99)SMLSK</text:p>
          </table:table-cell>
          <table:table-cell table:formula="of:=SUBSTITUTE(SUBSTITUTE([.A91];&quot;(+15.99)&quot;;&quot;&quot;);&quot;(+57.02)&quot;;&quot;&quot;)" office:value-type="string" office:string-value="LHNLMSMLSK" calcext:value-type="string">
            <text:p>LHNLMSMLSK</text:p>
          </table:table-cell>
          <table:table-cell office:value-type="string" calcext:value-type="string">
            <text:p>TSPFSLLNK</text:p>
          </table:table-cell>
          <table:table-cell table:formula="of:=SUBSTITUTE(SUBSTITUTE([.C91];&quot;(+15.99)&quot;;&quot;&quot;);&quot;(+57.02)&quot;;&quot;&quot;)" office:value-type="string" office:string-value="TSPFSLLNK" calcext:value-type="string">
            <text:p>TSPFSLLNK</text:p>
          </table:table-cell>
        </table:table-row>
        <table:table-row table:style-name="ro1">
          <table:table-cell office:value-type="string" calcext:value-type="string">
            <text:p>ATEFLVGKK</text:p>
          </table:table-cell>
          <table:table-cell table:formula="of:=SUBSTITUTE(SUBSTITUTE([.A92];&quot;(+15.99)&quot;;&quot;&quot;);&quot;(+57.02)&quot;;&quot;&quot;)" office:value-type="string" office:string-value="ATEFLVGKK" calcext:value-type="string">
            <text:p>ATEFLVGKK</text:p>
          </table:table-cell>
          <table:table-cell office:value-type="string" calcext:value-type="string">
            <text:p>LLLPDSAK</text:p>
          </table:table-cell>
          <table:table-cell table:formula="of:=SUBSTITUTE(SUBSTITUTE([.C92];&quot;(+15.99)&quot;;&quot;&quot;);&quot;(+57.02)&quot;;&quot;&quot;)" office:value-type="string" office:string-value="LLLPDSAK" calcext:value-type="string">
            <text:p>LLLPDSAK</text:p>
          </table:table-cell>
        </table:table-row>
        <table:table-row table:style-name="ro1">
          <table:table-cell office:value-type="string" calcext:value-type="string">
            <text:p>TPLANLVM(+15.99)DAM(+15.99)K</text:p>
          </table:table-cell>
          <table:table-cell table:formula="of:=SUBSTITUTE(SUBSTITUTE([.A93];&quot;(+15.99)&quot;;&quot;&quot;);&quot;(+57.02)&quot;;&quot;&quot;)" office:value-type="string" office:string-value="TPLANLVMDAMK" calcext:value-type="string">
            <text:p>TPLANLVMDAMK</text:p>
          </table:table-cell>
          <table:table-cell office:value-type="string" calcext:value-type="string">
            <text:p>FFDLC(+57.02)R</text:p>
          </table:table-cell>
          <table:table-cell table:formula="of:=SUBSTITUTE(SUBSTITUTE([.C93];&quot;(+15.99)&quot;;&quot;&quot;);&quot;(+57.02)&quot;;&quot;&quot;)" office:value-type="string" office:string-value="FFDLCR" calcext:value-type="string">
            <text:p>FFDLCR</text:p>
          </table:table-cell>
        </table:table-row>
        <table:table-row table:style-name="ro1">
          <table:table-cell office:value-type="string" calcext:value-type="string">
            <text:p>ENLEEVVTFLK</text:p>
          </table:table-cell>
          <table:table-cell table:formula="of:=SUBSTITUTE(SUBSTITUTE([.A94];&quot;(+15.99)&quot;;&quot;&quot;);&quot;(+57.02)&quot;;&quot;&quot;)" office:value-type="string" office:string-value="ENLEEVVTFLK" calcext:value-type="string">
            <text:p>ENLEEVVTFLK</text:p>
          </table:table-cell>
          <table:table-cell office:value-type="string" calcext:value-type="string">
            <text:p>TPAGANALTLK</text:p>
          </table:table-cell>
          <table:table-cell table:formula="of:=SUBSTITUTE(SUBSTITUTE([.C94];&quot;(+15.99)&quot;;&quot;&quot;);&quot;(+57.02)&quot;;&quot;&quot;)" office:value-type="string" office:string-value="TPAGANALTLK" calcext:value-type="string">
            <text:p>TPAGANALTLK</text:p>
          </table:table-cell>
        </table:table-row>
        <table:table-row table:style-name="ro1">
          <table:table-cell office:value-type="string" calcext:value-type="string">
            <text:p>NTEPEVLEVK</text:p>
          </table:table-cell>
          <table:table-cell table:formula="of:=SUBSTITUTE(SUBSTITUTE([.A95];&quot;(+15.99)&quot;;&quot;&quot;);&quot;(+57.02)&quot;;&quot;&quot;)" office:value-type="string" office:string-value="NTEPEVLEVK" calcext:value-type="string">
            <text:p>NTEPEVLEVK</text:p>
          </table:table-cell>
          <table:table-cell office:value-type="string" calcext:value-type="string">
            <text:p>NTEPEVLEVK</text:p>
          </table:table-cell>
          <table:table-cell table:formula="of:=SUBSTITUTE(SUBSTITUTE([.C95];&quot;(+15.99)&quot;;&quot;&quot;);&quot;(+57.02)&quot;;&quot;&quot;)" office:value-type="string" office:string-value="NTEPEVLEVK" calcext:value-type="string">
            <text:p>NTEPEVLEVK</text:p>
          </table:table-cell>
        </table:table-row>
        <table:table-row table:style-name="ro1">
          <table:table-cell office:value-type="string" calcext:value-type="string">
            <text:p>DC(+57.02)VPALEASLLQK</text:p>
          </table:table-cell>
          <table:table-cell table:formula="of:=SUBSTITUTE(SUBSTITUTE([.A96];&quot;(+15.99)&quot;;&quot;&quot;);&quot;(+57.02)&quot;;&quot;&quot;)" office:value-type="string" office:string-value="DCVPALEASLLQK" calcext:value-type="string">
            <text:p>DCVPALEASLLQK</text:p>
          </table:table-cell>
          <table:table-cell office:value-type="string" calcext:value-type="string">
            <text:p>M(+15.99)YDPEDEDLK</text:p>
          </table:table-cell>
          <table:table-cell table:formula="of:=SUBSTITUTE(SUBSTITUTE([.C96];&quot;(+15.99)&quot;;&quot;&quot;);&quot;(+57.02)&quot;;&quot;&quot;)" office:value-type="string" office:string-value="MYDPEDEDLK" calcext:value-type="string">
            <text:p>MYDPEDEDLK</text:p>
          </table:table-cell>
        </table:table-row>
        <table:table-row table:style-name="ro1">
          <table:table-cell office:value-type="string" calcext:value-type="string">
            <text:p>SLTAVFDK</text:p>
          </table:table-cell>
          <table:table-cell table:formula="of:=SUBSTITUTE(SUBSTITUTE([.A97];&quot;(+15.99)&quot;;&quot;&quot;);&quot;(+57.02)&quot;;&quot;&quot;)" office:value-type="string" office:string-value="SLTAVFDK" calcext:value-type="string">
            <text:p>SLTAVFDK</text:p>
          </table:table-cell>
          <table:table-cell office:value-type="string" calcext:value-type="string">
            <text:p>TEGDLNLLTSK</text:p>
          </table:table-cell>
          <table:table-cell table:formula="of:=SUBSTITUTE(SUBSTITUTE([.C97];&quot;(+15.99)&quot;;&quot;&quot;);&quot;(+57.02)&quot;;&quot;&quot;)" office:value-type="string" office:string-value="TEGDLNLLTSK" calcext:value-type="string">
            <text:p>TEGDLNLLTSK</text:p>
          </table:table-cell>
        </table:table-row>
        <table:table-row table:style-name="ro1">
          <table:table-cell office:value-type="string" calcext:value-type="string">
            <text:p>LGGGDEYVLLSEK</text:p>
          </table:table-cell>
          <table:table-cell table:formula="of:=SUBSTITUTE(SUBSTITUTE([.A98];&quot;(+15.99)&quot;;&quot;&quot;);&quot;(+57.02)&quot;;&quot;&quot;)" office:value-type="string" office:string-value="LGGGDEYVLLSEK" calcext:value-type="string">
            <text:p>LGGGDEYVLLSEK</text:p>
          </table:table-cell>
          <table:table-cell office:value-type="string" calcext:value-type="string">
            <text:p>LFC(+57.02)MLQK</text:p>
          </table:table-cell>
          <table:table-cell table:formula="of:=SUBSTITUTE(SUBSTITUTE([.C98];&quot;(+15.99)&quot;;&quot;&quot;);&quot;(+57.02)&quot;;&quot;&quot;)" office:value-type="string" office:string-value="LFCMLQK" calcext:value-type="string">
            <text:p>LFCMLQK</text:p>
          </table:table-cell>
        </table:table-row>
        <table:table-row table:style-name="ro2">
          <table:table-cell office:value-type="string" calcext:value-type="string">
            <text:p>STPFSLLNK</text:p>
          </table:table-cell>
          <table:table-cell table:formula="of:=SUBSTITUTE(SUBSTITUTE([.A99];&quot;(+15.99)&quot;;&quot;&quot;);&quot;(+57.02)&quot;;&quot;&quot;)" office:value-type="string" office:string-value="STPFSLLNK" calcext:value-type="string">
            <text:p>STPFSLLNK</text:p>
          </table:table-cell>
          <table:table-cell office:value-type="string" calcext:value-type="string">
            <text:p>TAGAVLLSM(+15.99)SAK</text:p>
          </table:table-cell>
          <table:table-cell table:formula="of:=SUBSTITUTE(SUBSTITUTE([.C99];&quot;(+15.99)&quot;;&quot;&quot;);&quot;(+57.02)&quot;;&quot;&quot;)" office:value-type="string" office:string-value="TAGAVLLSMSAK" calcext:value-type="string">
            <text:p>TAGAVLLSMSAK</text:p>
          </table:table-cell>
        </table:table-row>
        <table:table-row table:style-name="ro1">
          <table:table-cell office:value-type="string" calcext:value-type="string">
            <text:p>EESLVSEQLSVETATLK</text:p>
          </table:table-cell>
          <table:table-cell table:formula="of:=SUBSTITUTE(SUBSTITUTE([.A100];&quot;(+15.99)&quot;;&quot;&quot;);&quot;(+57.02)&quot;;&quot;&quot;)" office:value-type="string" office:string-value="EESLVSEQLSVETATLK" calcext:value-type="string">
            <text:p>EESLVSEQLSVETATLK</text:p>
          </table:table-cell>
          <table:table-cell office:value-type="string" calcext:value-type="string">
            <text:p>VVTVSLPR</text:p>
          </table:table-cell>
          <table:table-cell table:formula="of:=SUBSTITUTE(SUBSTITUTE([.C100];&quot;(+15.99)&quot;;&quot;&quot;);&quot;(+57.02)&quot;;&quot;&quot;)" office:value-type="string" office:string-value="VVTVSLPR" calcext:value-type="string">
            <text:p>VVTVSLPR</text:p>
          </table:table-cell>
        </table:table-row>
        <table:table-row table:style-name="ro2">
          <table:table-cell office:value-type="string" calcext:value-type="string">
            <text:p>EEAVLDEPYLLLTDK</text:p>
          </table:table-cell>
          <table:table-cell table:formula="of:=SUBSTITUTE(SUBSTITUTE([.A101];&quot;(+15.99)&quot;;&quot;&quot;);&quot;(+57.02)&quot;;&quot;&quot;)" office:value-type="string" office:string-value="EEAVLDEPYLLLTDK" calcext:value-type="string">
            <text:p>EEAVLDEPYLLLTDK</text:p>
          </table:table-cell>
          <table:table-cell office:value-type="string" calcext:value-type="string">
            <text:p>KM(+15.99)PQLLPEC(+57.02)TLAK</text:p>
          </table:table-cell>
          <table:table-cell table:formula="of:=SUBSTITUTE(SUBSTITUTE([.C101];&quot;(+15.99)&quot;;&quot;&quot;);&quot;(+57.02)&quot;;&quot;&quot;)" office:value-type="string" office:string-value="KMPQLLPECTLAK" calcext:value-type="string">
            <text:p>KMPQLLPECTLAK</text:p>
          </table:table-cell>
        </table:table-row>
        <table:table-row table:style-name="ro1">
          <table:table-cell office:value-type="string" calcext:value-type="string">
            <text:p>KMDFNSLEVVSGNK</text:p>
          </table:table-cell>
          <table:table-cell table:formula="of:=SUBSTITUTE(SUBSTITUTE([.A102];&quot;(+15.99)&quot;;&quot;&quot;);&quot;(+57.02)&quot;;&quot;&quot;)" office:value-type="string" office:string-value="KMDFNSLEVVSGNK" calcext:value-type="string">
            <text:p>KMDFNSLEVVSGNK</text:p>
          </table:table-cell>
          <table:table-cell office:value-type="string" calcext:value-type="string">
            <text:p>SDGLFGSK</text:p>
          </table:table-cell>
          <table:table-cell table:formula="of:=SUBSTITUTE(SUBSTITUTE([.C102];&quot;(+15.99)&quot;;&quot;&quot;);&quot;(+57.02)&quot;;&quot;&quot;)" office:value-type="string" office:string-value="SDGLFGSK" calcext:value-type="string">
            <text:p>SDGLFGSK</text:p>
          </table:table-cell>
        </table:table-row>
        <table:table-row table:style-name="ro2">
          <table:table-cell office:value-type="string" calcext:value-type="string">
            <text:p>YLSETDLLK</text:p>
          </table:table-cell>
          <table:table-cell table:formula="of:=SUBSTITUTE(SUBSTITUTE([.A103];&quot;(+15.99)&quot;;&quot;&quot;);&quot;(+57.02)&quot;;&quot;&quot;)" office:value-type="string" office:string-value="YLSETDLLK" calcext:value-type="string">
            <text:p>YLSETDLLK</text:p>
          </table:table-cell>
          <table:table-cell office:value-type="string" calcext:value-type="string">
            <text:p>VAAEAVSAEAKTK</text:p>
          </table:table-cell>
          <table:table-cell table:formula="of:=SUBSTITUTE(SUBSTITUTE([.C103];&quot;(+15.99)&quot;;&quot;&quot;);&quot;(+57.02)&quot;;&quot;&quot;)" office:value-type="string" office:string-value="VAAEAVSAEAKTK" calcext:value-type="string">
            <text:p>VAAEAVSAEAKTK</text:p>
          </table:table-cell>
        </table:table-row>
        <table:table-row table:style-name="ro2">
          <table:table-cell office:value-type="string" calcext:value-type="string">
            <text:p>EWVVPC(+57.02)YK</text:p>
          </table:table-cell>
          <table:table-cell table:formula="of:=SUBSTITUTE(SUBSTITUTE([.A104];&quot;(+15.99)&quot;;&quot;&quot;);&quot;(+57.02)&quot;;&quot;&quot;)" office:value-type="string" office:string-value="EWVVPCYK" calcext:value-type="string">
            <text:p>EWVVPCYK</text:p>
          </table:table-cell>
          <table:table-cell office:value-type="string" calcext:value-type="string">
            <text:p>AALWDLALLTQK</text:p>
          </table:table-cell>
          <table:table-cell table:formula="of:=SUBSTITUTE(SUBSTITUTE([.C104];&quot;(+15.99)&quot;;&quot;&quot;);&quot;(+57.02)&quot;;&quot;&quot;)" office:value-type="string" office:string-value="AALWDLALLTQK" calcext:value-type="string">
            <text:p>AALWDLALLTQK</text:p>
          </table:table-cell>
        </table:table-row>
        <table:table-row table:style-name="ro1">
          <table:table-cell office:value-type="string" calcext:value-type="string">
            <text:p>TQFPYVLR</text:p>
          </table:table-cell>
          <table:table-cell table:formula="of:=SUBSTITUTE(SUBSTITUTE([.A105];&quot;(+15.99)&quot;;&quot;&quot;);&quot;(+57.02)&quot;;&quot;&quot;)" office:value-type="string" office:string-value="TQFPYVLR" calcext:value-type="string">
            <text:p>TQFPYVLR</text:p>
          </table:table-cell>
          <table:table-cell office:value-type="string" calcext:value-type="string">
            <text:p>DPLDFYK</text:p>
          </table:table-cell>
          <table:table-cell table:formula="of:=SUBSTITUTE(SUBSTITUTE([.C105];&quot;(+15.99)&quot;;&quot;&quot;);&quot;(+57.02)&quot;;&quot;&quot;)" office:value-type="string" office:string-value="DPLDFYK" calcext:value-type="string">
            <text:p>DPLDFYK</text:p>
          </table:table-cell>
        </table:table-row>
        <table:table-row table:style-name="ro1">
          <table:table-cell office:value-type="string" calcext:value-type="string">
            <text:p>EQNDVWFLDWC(+57.02)EK</text:p>
          </table:table-cell>
          <table:table-cell table:formula="of:=SUBSTITUTE(SUBSTITUTE([.A106];&quot;(+15.99)&quot;;&quot;&quot;);&quot;(+57.02)&quot;;&quot;&quot;)" office:value-type="string" office:string-value="EQNDVWFLDWCEK" calcext:value-type="string">
            <text:p>EQNDVWFLDWCEK</text:p>
          </table:table-cell>
          <table:table-cell office:value-type="string" calcext:value-type="string">
            <text:p>TVLDSLC(+57.02)LK</text:p>
          </table:table-cell>
          <table:table-cell table:formula="of:=SUBSTITUTE(SUBSTITUTE([.C106];&quot;(+15.99)&quot;;&quot;&quot;);&quot;(+57.02)&quot;;&quot;&quot;)" office:value-type="string" office:string-value="TVLDSLCLK" calcext:value-type="string">
            <text:p>TVLDSLCLK</text:p>
          </table:table-cell>
        </table:table-row>
        <table:table-row table:style-name="ro1">
          <table:table-cell office:value-type="string" calcext:value-type="string">
            <text:p>EYGGEVVDNK</text:p>
          </table:table-cell>
          <table:table-cell table:formula="of:=SUBSTITUTE(SUBSTITUTE([.A107];&quot;(+15.99)&quot;;&quot;&quot;);&quot;(+57.02)&quot;;&quot;&quot;)" office:value-type="string" office:string-value="EYGGEVVDNK" calcext:value-type="string">
            <text:p>EYGGEVVDNK</text:p>
          </table:table-cell>
          <table:table-cell office:value-type="string" calcext:value-type="string">
            <text:p>FVTNNYVK</text:p>
          </table:table-cell>
          <table:table-cell table:formula="of:=SUBSTITUTE(SUBSTITUTE([.C107];&quot;(+15.99)&quot;;&quot;&quot;);&quot;(+57.02)&quot;;&quot;&quot;)" office:value-type="string" office:string-value="FVTNNYVK" calcext:value-type="string">
            <text:p>FVTNNYVK</text:p>
          </table:table-cell>
        </table:table-row>
        <table:table-row table:style-name="ro1">
          <table:table-cell office:value-type="string" calcext:value-type="string">
            <text:p>QNQYQLDR</text:p>
          </table:table-cell>
          <table:table-cell table:formula="of:=SUBSTITUTE(SUBSTITUTE([.A108];&quot;(+15.99)&quot;;&quot;&quot;);&quot;(+57.02)&quot;;&quot;&quot;)" office:value-type="string" office:string-value="QNQYQLDR" calcext:value-type="string">
            <text:p>QNQYQLDR</text:p>
          </table:table-cell>
          <table:table-cell office:value-type="string" calcext:value-type="string">
            <text:p>LTVEVPR</text:p>
          </table:table-cell>
          <table:table-cell table:formula="of:=SUBSTITUTE(SUBSTITUTE([.C108];&quot;(+15.99)&quot;;&quot;&quot;);&quot;(+57.02)&quot;;&quot;&quot;)" office:value-type="string" office:string-value="LTVEVPR" calcext:value-type="string">
            <text:p>LTVEVPR</text:p>
          </table:table-cell>
        </table:table-row>
        <table:table-row table:style-name="ro1">
          <table:table-cell office:value-type="string" calcext:value-type="string">
            <text:p>WVDGDLGC(+57.02)M(+15.99)SFHPLK</text:p>
          </table:table-cell>
          <table:table-cell table:formula="of:=SUBSTITUTE(SUBSTITUTE([.A109];&quot;(+15.99)&quot;;&quot;&quot;);&quot;(+57.02)&quot;;&quot;&quot;)" office:value-type="string" office:string-value="WVDGDLGCMSFHPLK" calcext:value-type="string">
            <text:p>WVDGDLGCMSFHPLK</text:p>
          </table:table-cell>
          <table:table-cell office:value-type="string" calcext:value-type="string">
            <text:p>WFNAEALSK</text:p>
          </table:table-cell>
          <table:table-cell table:formula="of:=SUBSTITUTE(SUBSTITUTE([.C109];&quot;(+15.99)&quot;;&quot;&quot;);&quot;(+57.02)&quot;;&quot;&quot;)" office:value-type="string" office:string-value="WFNAEALSK" calcext:value-type="string">
            <text:p>WFNAEALSK</text:p>
          </table:table-cell>
        </table:table-row>
        <table:table-row table:style-name="ro2">
          <table:table-cell office:value-type="string" calcext:value-type="string">
            <text:p>TVFTDVVNTGK</text:p>
          </table:table-cell>
          <table:table-cell table:formula="of:=SUBSTITUTE(SUBSTITUTE([.A110];&quot;(+15.99)&quot;;&quot;&quot;);&quot;(+57.02)&quot;;&quot;&quot;)" office:value-type="string" office:string-value="TVFTDVVNTGK" calcext:value-type="string">
            <text:p>TVFTDVVNTGK</text:p>
          </table:table-cell>
          <table:table-cell office:value-type="string" calcext:value-type="string">
            <text:p>EVSLLEASELVK</text:p>
          </table:table-cell>
          <table:table-cell table:formula="of:=SUBSTITUTE(SUBSTITUTE([.C110];&quot;(+15.99)&quot;;&quot;&quot;);&quot;(+57.02)&quot;;&quot;&quot;)" office:value-type="string" office:string-value="EVSLLEASELVK" calcext:value-type="string">
            <text:p>EVSLLEASELVK</text:p>
          </table:table-cell>
        </table:table-row>
        <table:table-row table:style-name="ro2">
          <table:table-cell office:value-type="string" calcext:value-type="string">
            <text:p>SPLDAFSEK</text:p>
          </table:table-cell>
          <table:table-cell table:formula="of:=SUBSTITUTE(SUBSTITUTE([.A111];&quot;(+15.99)&quot;;&quot;&quot;);&quot;(+57.02)&quot;;&quot;&quot;)" office:value-type="string" office:string-value="SPLDAFSEK" calcext:value-type="string">
            <text:p>SPLDAFSEK</text:p>
          </table:table-cell>
          <table:table-cell office:value-type="string" calcext:value-type="string">
            <text:p>LGGGDEYVLLSEK</text:p>
          </table:table-cell>
          <table:table-cell table:formula="of:=SUBSTITUTE(SUBSTITUTE([.C111];&quot;(+15.99)&quot;;&quot;&quot;);&quot;(+57.02)&quot;;&quot;&quot;)" office:value-type="string" office:string-value="LGGGDEYVLLSEK" calcext:value-type="string">
            <text:p>LGGGDEYVLLSEK</text:p>
          </table:table-cell>
        </table:table-row>
        <table:table-row table:style-name="ro2">
          <table:table-cell office:value-type="string" calcext:value-type="string">
            <text:p>SPYLASLGK</text:p>
          </table:table-cell>
          <table:table-cell table:formula="of:=SUBSTITUTE(SUBSTITUTE([.A112];&quot;(+15.99)&quot;;&quot;&quot;);&quot;(+57.02)&quot;;&quot;&quot;)" office:value-type="string" office:string-value="SPYLASLGK" calcext:value-type="string">
            <text:p>SPYLASLGK</text:p>
          </table:table-cell>
          <table:table-cell office:value-type="string" calcext:value-type="string">
            <text:p>VPGDEYVLLSEK</text:p>
          </table:table-cell>
          <table:table-cell table:formula="of:=SUBSTITUTE(SUBSTITUTE([.C112];&quot;(+15.99)&quot;;&quot;&quot;);&quot;(+57.02)&quot;;&quot;&quot;)" office:value-type="string" office:string-value="VPGDEYVLLSEK" calcext:value-type="string">
            <text:p>VPGDEYVLLSEK</text:p>
          </table:table-cell>
        </table:table-row>
        <table:table-row table:style-name="ro1">
          <table:table-cell office:value-type="string" calcext:value-type="string">
            <text:p>EVDYVNK</text:p>
          </table:table-cell>
          <table:table-cell table:formula="of:=SUBSTITUTE(SUBSTITUTE([.A113];&quot;(+15.99)&quot;;&quot;&quot;);&quot;(+57.02)&quot;;&quot;&quot;)" office:value-type="string" office:string-value="EVDYVNK" calcext:value-type="string">
            <text:p>EVDYVNK</text:p>
          </table:table-cell>
          <table:table-cell office:value-type="string" calcext:value-type="string">
            <text:p>HLLTDTLLLENK</text:p>
          </table:table-cell>
          <table:table-cell table:formula="of:=SUBSTITUTE(SUBSTITUTE([.C113];&quot;(+15.99)&quot;;&quot;&quot;);&quot;(+57.02)&quot;;&quot;&quot;)" office:value-type="string" office:string-value="HLLTDTLLLENK" calcext:value-type="string">
            <text:p>HLLTDTLLLENK</text:p>
          </table:table-cell>
        </table:table-row>
        <table:table-row table:style-name="ro1">
          <table:table-cell office:value-type="string" calcext:value-type="string">
            <text:p>FVTNNYVK</text:p>
          </table:table-cell>
          <table:table-cell table:formula="of:=SUBSTITUTE(SUBSTITUTE([.A114];&quot;(+15.99)&quot;;&quot;&quot;);&quot;(+57.02)&quot;;&quot;&quot;)" office:value-type="string" office:string-value="FVTNNYVK" calcext:value-type="string">
            <text:p>FVTNNYVK</text:p>
          </table:table-cell>
          <table:table-cell office:value-type="string" calcext:value-type="string">
            <text:p>DPSNALELAK</text:p>
          </table:table-cell>
          <table:table-cell table:formula="of:=SUBSTITUTE(SUBSTITUTE([.C114];&quot;(+15.99)&quot;;&quot;&quot;);&quot;(+57.02)&quot;;&quot;&quot;)" office:value-type="string" office:string-value="DPSNALELAK" calcext:value-type="string">
            <text:p>DPSNALELAK</text:p>
          </table:table-cell>
        </table:table-row>
        <table:table-row table:style-name="ro2">
          <table:table-cell office:value-type="string" calcext:value-type="string">
            <text:p>LHRM(+15.99)LK</text:p>
          </table:table-cell>
          <table:table-cell table:formula="of:=SUBSTITUTE(SUBSTITUTE([.A115];&quot;(+15.99)&quot;;&quot;&quot;);&quot;(+57.02)&quot;;&quot;&quot;)" office:value-type="string" office:string-value="LHRMLK" calcext:value-type="string">
            <text:p>LHRMLK</text:p>
          </table:table-cell>
          <table:table-cell office:value-type="string" calcext:value-type="string">
            <text:p>TPLANLVM(+15.99)DAM(+15.99)K</text:p>
          </table:table-cell>
          <table:table-cell table:formula="of:=SUBSTITUTE(SUBSTITUTE([.C115];&quot;(+15.99)&quot;;&quot;&quot;);&quot;(+57.02)&quot;;&quot;&quot;)" office:value-type="string" office:string-value="TPLANLVMDAMK" calcext:value-type="string">
            <text:p>TPLANLVMDAMK</text:p>
          </table:table-cell>
        </table:table-row>
        <table:table-row table:style-name="ro2">
          <table:table-cell office:value-type="string" calcext:value-type="string">
            <text:p>QVDVLEGNEQFLNRK</text:p>
          </table:table-cell>
          <table:table-cell table:formula="of:=SUBSTITUTE(SUBSTITUTE([.A116];&quot;(+15.99)&quot;;&quot;&quot;);&quot;(+57.02)&quot;;&quot;&quot;)" office:value-type="string" office:string-value="QVDVLEGNEQFLNRK" calcext:value-type="string">
            <text:p>QVDVLEGNEQFLNRK</text:p>
          </table:table-cell>
          <table:table-cell office:value-type="string" calcext:value-type="string">
            <text:p>LLLTEC(+57.02)LFLSEEFK</text:p>
          </table:table-cell>
          <table:table-cell table:formula="of:=SUBSTITUTE(SUBSTITUTE([.C116];&quot;(+15.99)&quot;;&quot;&quot;);&quot;(+57.02)&quot;;&quot;&quot;)" office:value-type="string" office:string-value="LLLTECLFLSEEFK" calcext:value-type="string">
            <text:p>LLLTECLFLSEEFK</text:p>
          </table:table-cell>
        </table:table-row>
        <table:table-row table:style-name="ro1">
          <table:table-cell office:value-type="string" calcext:value-type="string">
            <text:p>VPALEAADNLR</text:p>
          </table:table-cell>
          <table:table-cell table:formula="of:=SUBSTITUTE(SUBSTITUTE([.A117];&quot;(+15.99)&quot;;&quot;&quot;);&quot;(+57.02)&quot;;&quot;&quot;)" office:value-type="string" office:string-value="VPALEAADNLR" calcext:value-type="string">
            <text:p>VPALEAADNLR</text:p>
          </table:table-cell>
          <table:table-cell office:value-type="string" calcext:value-type="string">
            <text:p>TAAKAVNALAK</text:p>
          </table:table-cell>
          <table:table-cell table:formula="of:=SUBSTITUTE(SUBSTITUTE([.C117];&quot;(+15.99)&quot;;&quot;&quot;);&quot;(+57.02)&quot;;&quot;&quot;)" office:value-type="string" office:string-value="TAAKAVNALAK" calcext:value-type="string">
            <text:p>TAAKAVNALAK</text:p>
          </table:table-cell>
        </table:table-row>
        <table:table-row table:style-name="ro2">
          <table:table-cell office:value-type="string" calcext:value-type="string">
            <text:p>EPGVLDEPYLLLTDK</text:p>
          </table:table-cell>
          <table:table-cell table:formula="of:=SUBSTITUTE(SUBSTITUTE([.A118];&quot;(+15.99)&quot;;&quot;&quot;);&quot;(+57.02)&quot;;&quot;&quot;)" office:value-type="string" office:string-value="EPGVLDEPYLLLTDK" calcext:value-type="string">
            <text:p>EPGVLDEPYLLLTDK</text:p>
          </table:table-cell>
          <table:table-cell office:value-type="string" calcext:value-type="string">
            <text:p>EEAVLDEPYLLLTDKK</text:p>
          </table:table-cell>
          <table:table-cell table:formula="of:=SUBSTITUTE(SUBSTITUTE([.C118];&quot;(+15.99)&quot;;&quot;&quot;);&quot;(+57.02)&quot;;&quot;&quot;)" office:value-type="string" office:string-value="EEAVLDEPYLLLTDKK" calcext:value-type="string">
            <text:p>EEAVLDEPYLLLTDKK</text:p>
          </table:table-cell>
        </table:table-row>
        <table:table-row table:style-name="ro1">
          <table:table-cell office:value-type="string" calcext:value-type="string">
            <text:p>FPVLFALQGK</text:p>
          </table:table-cell>
          <table:table-cell table:formula="of:=SUBSTITUTE(SUBSTITUTE([.A119];&quot;(+15.99)&quot;;&quot;&quot;);&quot;(+57.02)&quot;;&quot;&quot;)" office:value-type="string" office:string-value="FPVLFALQGK" calcext:value-type="string">
            <text:p>FPVLFALQGK</text:p>
          </table:table-cell>
          <table:table-cell office:value-type="string" calcext:value-type="string">
            <text:p>EPLQHFK</text:p>
          </table:table-cell>
          <table:table-cell table:formula="of:=SUBSTITUTE(SUBSTITUTE([.C119];&quot;(+15.99)&quot;;&quot;&quot;);&quot;(+57.02)&quot;;&quot;&quot;)" office:value-type="string" office:string-value="EPLQHFK" calcext:value-type="string">
            <text:p>EPLQHFK</text:p>
          </table:table-cell>
        </table:table-row>
        <table:table-row table:style-name="ro1">
          <table:table-cell office:value-type="string" calcext:value-type="string">
            <text:p>ELDSDLERSM(+15.99)R</text:p>
          </table:table-cell>
          <table:table-cell table:formula="of:=SUBSTITUTE(SUBSTITUTE([.A120];&quot;(+15.99)&quot;;&quot;&quot;);&quot;(+57.02)&quot;;&quot;&quot;)" office:value-type="string" office:string-value="ELDSDLERSMR" calcext:value-type="string">
            <text:p>ELDSDLERSMR</text:p>
          </table:table-cell>
          <table:table-cell office:value-type="string" calcext:value-type="string">
            <text:p>EMQAVATK</text:p>
          </table:table-cell>
          <table:table-cell table:formula="of:=SUBSTITUTE(SUBSTITUTE([.C120];&quot;(+15.99)&quot;;&quot;&quot;);&quot;(+57.02)&quot;;&quot;&quot;)" office:value-type="string" office:string-value="EMQAVATK" calcext:value-type="string">
            <text:p>EMQAVATK</text:p>
          </table:table-cell>
        </table:table-row>
        <table:table-row table:style-name="ro1">
          <table:table-cell office:value-type="string" calcext:value-type="string">
            <text:p>SRQTFDK</text:p>
          </table:table-cell>
          <table:table-cell table:formula="of:=SUBSTITUTE(SUBSTITUTE([.A121];&quot;(+15.99)&quot;;&quot;&quot;);&quot;(+57.02)&quot;;&quot;&quot;)" office:value-type="string" office:string-value="SRQTFDK" calcext:value-type="string">
            <text:p>SRQTFDK</text:p>
          </table:table-cell>
          <table:table-cell office:value-type="string" calcext:value-type="string">
            <text:p>LATVSLPR</text:p>
          </table:table-cell>
          <table:table-cell table:formula="of:=SUBSTITUTE(SUBSTITUTE([.C121];&quot;(+15.99)&quot;;&quot;&quot;);&quot;(+57.02)&quot;;&quot;&quot;)" office:value-type="string" office:string-value="LATVSLPR" calcext:value-type="string">
            <text:p>LATVSLPR</text:p>
          </table:table-cell>
        </table:table-row>
        <table:table-row table:style-name="ro2">
          <table:table-cell office:value-type="string" calcext:value-type="string">
            <text:p>ESFNSSNLHK</text:p>
          </table:table-cell>
          <table:table-cell table:formula="of:=SUBSTITUTE(SUBSTITUTE([.A122];&quot;(+15.99)&quot;;&quot;&quot;);&quot;(+57.02)&quot;;&quot;&quot;)" office:value-type="string" office:string-value="ESFNSSNLHK" calcext:value-type="string">
            <text:p>ESFNSSNLHK</text:p>
          </table:table-cell>
          <table:table-cell office:value-type="string" calcext:value-type="string">
            <text:p>LLSLLDELASPEK</text:p>
          </table:table-cell>
          <table:table-cell table:formula="of:=SUBSTITUTE(SUBSTITUTE([.C122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1">
          <table:table-cell office:value-type="string" calcext:value-type="string">
            <text:p>DC(+57.02)VPALSVAWASPK</text:p>
          </table:table-cell>
          <table:table-cell table:formula="of:=SUBSTITUTE(SUBSTITUTE([.A123];&quot;(+15.99)&quot;;&quot;&quot;);&quot;(+57.02)&quot;;&quot;&quot;)" office:value-type="string" office:string-value="DCVPALSVAWASPK" calcext:value-type="string">
            <text:p>DCVPALSVAWASPK</text:p>
          </table:table-cell>
          <table:table-cell office:value-type="string" calcext:value-type="string">
            <text:p>RPSNLSSM(+15.99)NK</text:p>
          </table:table-cell>
          <table:table-cell table:formula="of:=SUBSTITUTE(SUBSTITUTE([.C123];&quot;(+15.99)&quot;;&quot;&quot;);&quot;(+57.02)&quot;;&quot;&quot;)" office:value-type="string" office:string-value="RPSNLSSMNK" calcext:value-type="string">
            <text:p>RPSNLSSMNK</text:p>
          </table:table-cell>
        </table:table-row>
        <table:table-row table:style-name="ro1">
          <table:table-cell office:value-type="string" calcext:value-type="string">
            <text:p>EPNLKYR</text:p>
          </table:table-cell>
          <table:table-cell table:formula="of:=SUBSTITUTE(SUBSTITUTE([.A124];&quot;(+15.99)&quot;;&quot;&quot;);&quot;(+57.02)&quot;;&quot;&quot;)" office:value-type="string" office:string-value="EPNLKYR" calcext:value-type="string">
            <text:p>EPNLKYR</text:p>
          </table:table-cell>
          <table:table-cell office:value-type="string" calcext:value-type="string">
            <text:p>LHRM(+15.99)LK</text:p>
          </table:table-cell>
          <table:table-cell table:formula="of:=SUBSTITUTE(SUBSTITUTE([.C124];&quot;(+15.99)&quot;;&quot;&quot;);&quot;(+57.02)&quot;;&quot;&quot;)" office:value-type="string" office:string-value="LHRMLK" calcext:value-type="string">
            <text:p>LHRMLK</text:p>
          </table:table-cell>
        </table:table-row>
        <table:table-row table:style-name="ro1">
          <table:table-cell office:value-type="string" calcext:value-type="string">
            <text:p>LLSLLDELASPEK</text:p>
          </table:table-cell>
          <table:table-cell table:formula="of:=SUBSTITUTE(SUBSTITUTE([.A125];&quot;(+15.99)&quot;;&quot;&quot;);&quot;(+57.02)&quot;;&quot;&quot;)" office:value-type="string" office:string-value="LLSLLDELASPEK" calcext:value-type="string">
            <text:p>LLSLLDELASPEK</text:p>
          </table:table-cell>
          <table:table-cell office:value-type="string" calcext:value-type="string">
            <text:p>AMYSDLAK</text:p>
          </table:table-cell>
          <table:table-cell table:formula="of:=SUBSTITUTE(SUBSTITUTE([.C125];&quot;(+15.99)&quot;;&quot;&quot;);&quot;(+57.02)&quot;;&quot;&quot;)" office:value-type="string" office:string-value="AMYSDLAK" calcext:value-type="string">
            <text:p>AMYSDLAK</text:p>
          </table:table-cell>
        </table:table-row>
        <table:table-row table:style-name="ro1">
          <table:table-cell office:value-type="string" calcext:value-type="string">
            <text:p>HLDGPWEK</text:p>
          </table:table-cell>
          <table:table-cell table:formula="of:=SUBSTITUTE(SUBSTITUTE([.A126];&quot;(+15.99)&quot;;&quot;&quot;);&quot;(+57.02)&quot;;&quot;&quot;)" office:value-type="string" office:string-value="HLDGPWEK" calcext:value-type="string">
            <text:p>HLDGPWEK</text:p>
          </table:table-cell>
          <table:table-cell office:value-type="string" calcext:value-type="string">
            <text:p>VELNELLERK</text:p>
          </table:table-cell>
          <table:table-cell table:formula="of:=SUBSTITUTE(SUBSTITUTE([.C126];&quot;(+15.99)&quot;;&quot;&quot;);&quot;(+57.02)&quot;;&quot;&quot;)" office:value-type="string" office:string-value="VELNELLERK" calcext:value-type="string">
            <text:p>VELNELLERK</text:p>
          </table:table-cell>
        </table:table-row>
        <table:table-row table:style-name="ro1">
          <table:table-cell office:value-type="string" calcext:value-type="string">
            <text:p>KRLSLEEGK</text:p>
          </table:table-cell>
          <table:table-cell table:formula="of:=SUBSTITUTE(SUBSTITUTE([.A127];&quot;(+15.99)&quot;;&quot;&quot;);&quot;(+57.02)&quot;;&quot;&quot;)" office:value-type="string" office:string-value="KRLSLEEGK" calcext:value-type="string">
            <text:p>KRLSLEEGK</text:p>
          </table:table-cell>
          <table:table-cell office:value-type="string" calcext:value-type="string">
            <text:p>M(+15.99)QYQEVR</text:p>
          </table:table-cell>
          <table:table-cell table:formula="of:=SUBSTITUTE(SUBSTITUTE([.C127];&quot;(+15.99)&quot;;&quot;&quot;);&quot;(+57.02)&quot;;&quot;&quot;)" office:value-type="string" office:string-value="MQYQEVR" calcext:value-type="string">
            <text:p>MQYQEVR</text:p>
          </table:table-cell>
        </table:table-row>
        <table:table-row table:style-name="ro1">
          <table:table-cell office:value-type="string" calcext:value-type="string">
            <text:p>TFTDNEYFEVLQK</text:p>
          </table:table-cell>
          <table:table-cell table:formula="of:=SUBSTITUTE(SUBSTITUTE([.A128];&quot;(+15.99)&quot;;&quot;&quot;);&quot;(+57.02)&quot;;&quot;&quot;)" office:value-type="string" office:string-value="TFTDNEYFEVLQK" calcext:value-type="string">
            <text:p>TFTDNEYFEVLQK</text:p>
          </table:table-cell>
          <table:table-cell office:value-type="string" calcext:value-type="string">
            <text:p>NPSNALELAK</text:p>
          </table:table-cell>
          <table:table-cell table:formula="of:=SUBSTITUTE(SUBSTITUTE([.C128];&quot;(+15.99)&quot;;&quot;&quot;);&quot;(+57.02)&quot;;&quot;&quot;)" office:value-type="string" office:string-value="NPSNALELAK" calcext:value-type="string">
            <text:p>NPSNALELAK</text:p>
          </table:table-cell>
        </table:table-row>
        <table:table-row table:style-name="ro2">
          <table:table-cell office:value-type="string" calcext:value-type="string">
            <text:p>YVESLSAYVK</text:p>
          </table:table-cell>
          <table:table-cell table:formula="of:=SUBSTITUTE(SUBSTITUTE([.A129];&quot;(+15.99)&quot;;&quot;&quot;);&quot;(+57.02)&quot;;&quot;&quot;)" office:value-type="string" office:string-value="YVESLSAYVK" calcext:value-type="string">
            <text:p>YVESLSAYVK</text:p>
          </table:table-cell>
          <table:table-cell office:value-type="string" calcext:value-type="string">
            <text:p>EDTEC(+57.02)DDSDLVELLR</text:p>
          </table:table-cell>
          <table:table-cell table:formula="of:=SUBSTITUTE(SUBSTITUTE([.C129];&quot;(+15.99)&quot;;&quot;&quot;);&quot;(+57.02)&quot;;&quot;&quot;)" office:value-type="string" office:string-value="EDTECDDSDLVELLR" calcext:value-type="string">
            <text:p>EDTECDDSDLVELLR</text:p>
          </table:table-cell>
        </table:table-row>
        <table:table-row table:style-name="ro2">
          <table:table-cell office:value-type="string" calcext:value-type="string">
            <text:p>DPLDFYK</text:p>
          </table:table-cell>
          <table:table-cell table:formula="of:=SUBSTITUTE(SUBSTITUTE([.A130];&quot;(+15.99)&quot;;&quot;&quot;);&quot;(+57.02)&quot;;&quot;&quot;)" office:value-type="string" office:string-value="DPLDFYK" calcext:value-type="string">
            <text:p>DPLDFYK</text:p>
          </table:table-cell>
          <table:table-cell office:value-type="string" calcext:value-type="string">
            <text:p>LLAMLLESTLLYK</text:p>
          </table:table-cell>
          <table:table-cell table:formula="of:=SUBSTITUTE(SUBSTITUTE([.C130];&quot;(+15.99)&quot;;&quot;&quot;);&quot;(+57.02)&quot;;&quot;&quot;)" office:value-type="string" office:string-value="LLAMLLESTLLYK" calcext:value-type="string">
            <text:p>LLAMLLESTLLYK</text:p>
          </table:table-cell>
        </table:table-row>
        <table:table-row table:style-name="ro2">
          <table:table-cell office:value-type="string" calcext:value-type="string">
            <text:p>ETDEC(+57.02)DDSDLVELLR</text:p>
          </table:table-cell>
          <table:table-cell table:formula="of:=SUBSTITUTE(SUBSTITUTE([.A131];&quot;(+15.99)&quot;;&quot;&quot;);&quot;(+57.02)&quot;;&quot;&quot;)" office:value-type="string" office:string-value="ETDECDDSDLVELLR" calcext:value-type="string">
            <text:p>ETDECDDSDLVELLR</text:p>
          </table:table-cell>
          <table:table-cell office:value-type="string" calcext:value-type="string">
            <text:p>LLSLLDELASPEK</text:p>
          </table:table-cell>
          <table:table-cell table:formula="of:=SUBSTITUTE(SUBSTITUTE([.C131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1">
          <table:table-cell office:value-type="string" calcext:value-type="string">
            <text:p>LATVSLPR</text:p>
          </table:table-cell>
          <table:table-cell table:formula="of:=SUBSTITUTE(SUBSTITUTE([.A132];&quot;(+15.99)&quot;;&quot;&quot;);&quot;(+57.02)&quot;;&quot;&quot;)" office:value-type="string" office:string-value="LATVSLPR" calcext:value-type="string">
            <text:p>LATVSLPR</text:p>
          </table:table-cell>
          <table:table-cell office:value-type="string" calcext:value-type="string">
            <text:p>EQPEVSLGDK</text:p>
          </table:table-cell>
          <table:table-cell table:formula="of:=SUBSTITUTE(SUBSTITUTE([.C132];&quot;(+15.99)&quot;;&quot;&quot;);&quot;(+57.02)&quot;;&quot;&quot;)" office:value-type="string" office:string-value="EQPEVSLGDK" calcext:value-type="string">
            <text:p>EQPEVSLGDK</text:p>
          </table:table-cell>
        </table:table-row>
        <table:table-row table:style-name="ro1">
          <table:table-cell office:value-type="string" calcext:value-type="string">
            <text:p>EFLFDFLK</text:p>
          </table:table-cell>
          <table:table-cell table:formula="of:=SUBSTITUTE(SUBSTITUTE([.A133];&quot;(+15.99)&quot;;&quot;&quot;);&quot;(+57.02)&quot;;&quot;&quot;)" office:value-type="string" office:string-value="EFLFDFLK" calcext:value-type="string">
            <text:p>EFLFDFLK</text:p>
          </table:table-cell>
          <table:table-cell office:value-type="string" calcext:value-type="string">
            <text:p>SHWGALLPLTK</text:p>
          </table:table-cell>
          <table:table-cell table:formula="of:=SUBSTITUTE(SUBSTITUTE([.C133];&quot;(+15.99)&quot;;&quot;&quot;);&quot;(+57.02)&quot;;&quot;&quot;)" office:value-type="string" office:string-value="SHWGALLPLTK" calcext:value-type="string">
            <text:p>SHWGALLPLTK</text:p>
          </table:table-cell>
        </table:table-row>
        <table:table-row table:style-name="ro2">
          <table:table-cell office:value-type="string" calcext:value-type="string">
            <text:p>EVFLNLLAKNNK</text:p>
          </table:table-cell>
          <table:table-cell table:formula="of:=SUBSTITUTE(SUBSTITUTE([.A134];&quot;(+15.99)&quot;;&quot;&quot;);&quot;(+57.02)&quot;;&quot;&quot;)" office:value-type="string" office:string-value="EVFLNLLAKNNK" calcext:value-type="string">
            <text:p>EVFLNLLAKNNK</text:p>
          </table:table-cell>
          <table:table-cell office:value-type="string" calcext:value-type="string">
            <text:p>SAKPLVLLAEGDLEK</text:p>
          </table:table-cell>
          <table:table-cell table:formula="of:=SUBSTITUTE(SUBSTITUTE([.C134];&quot;(+15.99)&quot;;&quot;&quot;);&quot;(+57.02)&quot;;&quot;&quot;)" office:value-type="string" office:string-value="SAKPLVLLAEGDLEK" calcext:value-type="string">
            <text:p>SAKPLVLLAEGDLEK</text:p>
          </table:table-cell>
        </table:table-row>
        <table:table-row table:style-name="ro1">
          <table:table-cell office:value-type="string" calcext:value-type="string">
            <text:p>LYGPLFEALK</text:p>
          </table:table-cell>
          <table:table-cell table:formula="of:=SUBSTITUTE(SUBSTITUTE([.A135];&quot;(+15.99)&quot;;&quot;&quot;);&quot;(+57.02)&quot;;&quot;&quot;)" office:value-type="string" office:string-value="LYGPLFEALK" calcext:value-type="string">
            <text:p>LYGPLFEALK</text:p>
          </table:table-cell>
          <table:table-cell office:value-type="string" calcext:value-type="string">
            <text:p>TM(+15.99)LELAK</text:p>
          </table:table-cell>
          <table:table-cell table:formula="of:=SUBSTITUTE(SUBSTITUTE([.C135];&quot;(+15.99)&quot;;&quot;&quot;);&quot;(+57.02)&quot;;&quot;&quot;)" office:value-type="string" office:string-value="TMLELAK" calcext:value-type="string">
            <text:p>TMLELAK</text:p>
          </table:table-cell>
        </table:table-row>
        <table:table-row table:style-name="ro2">
          <table:table-cell office:value-type="string" calcext:value-type="string">
            <text:p>LGGDEYVLLGSEK</text:p>
          </table:table-cell>
          <table:table-cell table:formula="of:=SUBSTITUTE(SUBSTITUTE([.A136];&quot;(+15.99)&quot;;&quot;&quot;);&quot;(+57.02)&quot;;&quot;&quot;)" office:value-type="string" office:string-value="LGGDEYVLLGSEK" calcext:value-type="string">
            <text:p>LGGDEYVLLGSEK</text:p>
          </table:table-cell>
          <table:table-cell office:value-type="string" calcext:value-type="string">
            <text:p>LLSLLDELASPEK</text:p>
          </table:table-cell>
          <table:table-cell table:formula="of:=SUBSTITUTE(SUBSTITUTE([.C136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1">
          <table:table-cell office:value-type="string" calcext:value-type="string">
            <text:p>NSLEELVHHLR</text:p>
          </table:table-cell>
          <table:table-cell table:formula="of:=SUBSTITUTE(SUBSTITUTE([.A137];&quot;(+15.99)&quot;;&quot;&quot;);&quot;(+57.02)&quot;;&quot;&quot;)" office:value-type="string" office:string-value="NSLEELVHHLR" calcext:value-type="string">
            <text:p>NSLEELVHHLR</text:p>
          </table:table-cell>
          <table:table-cell office:value-type="string" calcext:value-type="string">
            <text:p>LNGM(+15.99)C(+57.02)NLSK</text:p>
          </table:table-cell>
          <table:table-cell table:formula="of:=SUBSTITUTE(SUBSTITUTE([.C137];&quot;(+15.99)&quot;;&quot;&quot;);&quot;(+57.02)&quot;;&quot;&quot;)" office:value-type="string" office:string-value="LNGMCNLSK" calcext:value-type="string">
            <text:p>LNGMCNLSK</text:p>
          </table:table-cell>
        </table:table-row>
        <table:table-row table:style-name="ro1">
          <table:table-cell office:value-type="string" calcext:value-type="string">
            <text:p>QNDSDLERSFR</text:p>
          </table:table-cell>
          <table:table-cell table:formula="of:=SUBSTITUTE(SUBSTITUTE([.A138];&quot;(+15.99)&quot;;&quot;&quot;);&quot;(+57.02)&quot;;&quot;&quot;)" office:value-type="string" office:string-value="QNDSDLERSFR" calcext:value-type="string">
            <text:p>QNDSDLERSFR</text:p>
          </table:table-cell>
          <table:table-cell office:value-type="string" calcext:value-type="string">
            <text:p>NSLGFDFK</text:p>
          </table:table-cell>
          <table:table-cell table:formula="of:=SUBSTITUTE(SUBSTITUTE([.C138];&quot;(+15.99)&quot;;&quot;&quot;);&quot;(+57.02)&quot;;&quot;&quot;)" office:value-type="string" office:string-value="NSLGFDFK" calcext:value-type="string">
            <text:p>NSLGFDFK</text:p>
          </table:table-cell>
        </table:table-row>
        <table:table-row table:style-name="ro1">
          <table:table-cell office:value-type="string" calcext:value-type="string">
            <text:p>TSSGSNLQLLR</text:p>
          </table:table-cell>
          <table:table-cell table:formula="of:=SUBSTITUTE(SUBSTITUTE([.A139];&quot;(+15.99)&quot;;&quot;&quot;);&quot;(+57.02)&quot;;&quot;&quot;)" office:value-type="string" office:string-value="TSSGSNLQLLR" calcext:value-type="string">
            <text:p>TSSGSNLQLLR</text:p>
          </table:table-cell>
          <table:table-cell office:value-type="string" calcext:value-type="string">
            <text:p>LAVLGC(+57.02)NRGK</text:p>
          </table:table-cell>
          <table:table-cell table:formula="of:=SUBSTITUTE(SUBSTITUTE([.C139];&quot;(+15.99)&quot;;&quot;&quot;);&quot;(+57.02)&quot;;&quot;&quot;)" office:value-type="string" office:string-value="LAVLGCNRGK" calcext:value-type="string">
            <text:p>LAVLGCNRGK</text:p>
          </table:table-cell>
        </table:table-row>
        <table:table-row table:style-name="ro2">
          <table:table-cell office:value-type="string" calcext:value-type="string">
            <text:p>LLESDKSEK</text:p>
          </table:table-cell>
          <table:table-cell table:formula="of:=SUBSTITUTE(SUBSTITUTE([.A140];&quot;(+15.99)&quot;;&quot;&quot;);&quot;(+57.02)&quot;;&quot;&quot;)" office:value-type="string" office:string-value="LLESDKSEK" calcext:value-type="string">
            <text:p>LLESDKSEK</text:p>
          </table:table-cell>
          <table:table-cell office:value-type="string" calcext:value-type="string">
            <text:p>NLPSSFQELLLQLK</text:p>
          </table:table-cell>
          <table:table-cell table:formula="of:=SUBSTITUTE(SUBSTITUTE([.C140];&quot;(+15.99)&quot;;&quot;&quot;);&quot;(+57.02)&quot;;&quot;&quot;)" office:value-type="string" office:string-value="NLPSSFQELLLQLK" calcext:value-type="string">
            <text:p>NLPSSFQELLLQLK</text:p>
          </table:table-cell>
        </table:table-row>
        <table:table-row table:style-name="ro2">
          <table:table-cell office:value-type="string" calcext:value-type="string">
            <text:p>WLLEENNK</text:p>
          </table:table-cell>
          <table:table-cell table:formula="of:=SUBSTITUTE(SUBSTITUTE([.A141];&quot;(+15.99)&quot;;&quot;&quot;);&quot;(+57.02)&quot;;&quot;&quot;)" office:value-type="string" office:string-value="WLLEENNK" calcext:value-type="string">
            <text:p>WLLEENNK</text:p>
          </table:table-cell>
          <table:table-cell office:value-type="string" calcext:value-type="string">
            <text:p>TM(+15.99)LFNADKFELEK</text:p>
          </table:table-cell>
          <table:table-cell table:formula="of:=SUBSTITUTE(SUBSTITUTE([.C141];&quot;(+15.99)&quot;;&quot;&quot;);&quot;(+57.02)&quot;;&quot;&quot;)" office:value-type="string" office:string-value="TMLFNADKFELEK" calcext:value-type="string">
            <text:p>TMLFNADKFELEK</text:p>
          </table:table-cell>
        </table:table-row>
        <table:table-row table:style-name="ro1">
          <table:table-cell office:value-type="string" calcext:value-type="string">
            <text:p>SPGPALNADR</text:p>
          </table:table-cell>
          <table:table-cell table:formula="of:=SUBSTITUTE(SUBSTITUTE([.A142];&quot;(+15.99)&quot;;&quot;&quot;);&quot;(+57.02)&quot;;&quot;&quot;)" office:value-type="string" office:string-value="SPGPALNADR" calcext:value-type="string">
            <text:p>SPGPALNADR</text:p>
          </table:table-cell>
          <table:table-cell office:value-type="string" calcext:value-type="string">
            <text:p>ESSALQLAK</text:p>
          </table:table-cell>
          <table:table-cell table:formula="of:=SUBSTITUTE(SUBSTITUTE([.C142];&quot;(+15.99)&quot;;&quot;&quot;);&quot;(+57.02)&quot;;&quot;&quot;)" office:value-type="string" office:string-value="ESSALQLAK" calcext:value-type="string">
            <text:p>ESSALQLAK</text:p>
          </table:table-cell>
        </table:table-row>
        <table:table-row table:style-name="ro2">
          <table:table-cell office:value-type="string" calcext:value-type="string">
            <text:p>LGNM(+15.99)VLVSK</text:p>
          </table:table-cell>
          <table:table-cell table:formula="of:=SUBSTITUTE(SUBSTITUTE([.A143];&quot;(+15.99)&quot;;&quot;&quot;);&quot;(+57.02)&quot;;&quot;&quot;)" office:value-type="string" office:string-value="LGNMVLVSK" calcext:value-type="string">
            <text:p>LGNMVLVSK</text:p>
          </table:table-cell>
          <table:table-cell office:value-type="string" calcext:value-type="string">
            <text:p>AVLSDSFGFGGHNVC(+57.02)LAFSK</text:p>
          </table:table-cell>
          <table:table-cell table:formula="of:=SUBSTITUTE(SUBSTITUTE([.C143];&quot;(+15.99)&quot;;&quot;&quot;);&quot;(+57.02)&quot;;&quot;&quot;)" office:value-type="string" office:string-value="AVLSDSFGFGGHNVCLAFSK" calcext:value-type="string">
            <text:p>AVLSDSFGFGGHNVCLAFSK</text:p>
          </table:table-cell>
        </table:table-row>
        <table:table-row table:style-name="ro1">
          <table:table-cell office:value-type="string" calcext:value-type="string">
            <text:p>EVLEVDDENLYAEDLK</text:p>
          </table:table-cell>
          <table:table-cell table:formula="of:=SUBSTITUTE(SUBSTITUTE([.A144];&quot;(+15.99)&quot;;&quot;&quot;);&quot;(+57.02)&quot;;&quot;&quot;)" office:value-type="string" office:string-value="EVLEVDDENLYAEDLK" calcext:value-type="string">
            <text:p>EVLEVDDENLYAEDLK</text:p>
          </table:table-cell>
          <table:table-cell office:value-type="string" calcext:value-type="string">
            <text:p>EQSLLEMRLVK</text:p>
          </table:table-cell>
          <table:table-cell table:formula="of:=SUBSTITUTE(SUBSTITUTE([.C144];&quot;(+15.99)&quot;;&quot;&quot;);&quot;(+57.02)&quot;;&quot;&quot;)" office:value-type="string" office:string-value="EQSLLEMRLVK" calcext:value-type="string">
            <text:p>EQSLLEMRLVK</text:p>
          </table:table-cell>
        </table:table-row>
        <table:table-row table:style-name="ro1">
          <table:table-cell office:value-type="string" calcext:value-type="string">
            <text:p>QVEC(+57.02)LTWFEWK</text:p>
          </table:table-cell>
          <table:table-cell table:formula="of:=SUBSTITUTE(SUBSTITUTE([.A145];&quot;(+15.99)&quot;;&quot;&quot;);&quot;(+57.02)&quot;;&quot;&quot;)" office:value-type="string" office:string-value="QVECLTWFEWK" calcext:value-type="string">
            <text:p>QVECLTWFEWK</text:p>
          </table:table-cell>
          <table:table-cell office:value-type="string" calcext:value-type="string">
            <text:p>SDGVLNVTRR</text:p>
          </table:table-cell>
          <table:table-cell table:formula="of:=SUBSTITUTE(SUBSTITUTE([.C145];&quot;(+15.99)&quot;;&quot;&quot;);&quot;(+57.02)&quot;;&quot;&quot;)" office:value-type="string" office:string-value="SDGVLNVTRR" calcext:value-type="string">
            <text:p>SDGVLNVTRR</text:p>
          </table:table-cell>
        </table:table-row>
        <table:table-row table:style-name="ro1">
          <table:table-cell office:value-type="string" calcext:value-type="string">
            <text:p>NPPEVSLGDK</text:p>
          </table:table-cell>
          <table:table-cell table:formula="of:=SUBSTITUTE(SUBSTITUTE([.A146];&quot;(+15.99)&quot;;&quot;&quot;);&quot;(+57.02)&quot;;&quot;&quot;)" office:value-type="string" office:string-value="NPPEVSLGDK" calcext:value-type="string">
            <text:p>NPPEVSLGDK</text:p>
          </table:table-cell>
          <table:table-cell office:value-type="string" calcext:value-type="string">
            <text:p>LANHVYDSSAK</text:p>
          </table:table-cell>
          <table:table-cell table:formula="of:=SUBSTITUTE(SUBSTITUTE([.C146];&quot;(+15.99)&quot;;&quot;&quot;);&quot;(+57.02)&quot;;&quot;&quot;)" office:value-type="string" office:string-value="LANHVYDSSAK" calcext:value-type="string">
            <text:p>LANHVYDSSAK</text:p>
          </table:table-cell>
        </table:table-row>
        <table:table-row table:style-name="ro1">
          <table:table-cell office:value-type="string" calcext:value-type="string">
            <text:p>SHFNVRSR</text:p>
          </table:table-cell>
          <table:table-cell table:formula="of:=SUBSTITUTE(SUBSTITUTE([.A147];&quot;(+15.99)&quot;;&quot;&quot;);&quot;(+57.02)&quot;;&quot;&quot;)" office:value-type="string" office:string-value="SHFNVRSR" calcext:value-type="string">
            <text:p>SHFNVRSR</text:p>
          </table:table-cell>
          <table:table-cell office:value-type="string" calcext:value-type="string">
            <text:p>LATVLSPR</text:p>
          </table:table-cell>
          <table:table-cell table:formula="of:=SUBSTITUTE(SUBSTITUTE([.C147];&quot;(+15.99)&quot;;&quot;&quot;);&quot;(+57.02)&quot;;&quot;&quot;)" office:value-type="string" office:string-value="LATVLSPR" calcext:value-type="string">
            <text:p>LATVLSPR</text:p>
          </table:table-cell>
        </table:table-row>
        <table:table-row table:style-name="ro1">
          <table:table-cell office:value-type="string" calcext:value-type="string">
            <text:p>NLPSSFQELLLQLK</text:p>
          </table:table-cell>
          <table:table-cell table:formula="of:=SUBSTITUTE(SUBSTITUTE([.A148];&quot;(+15.99)&quot;;&quot;&quot;);&quot;(+57.02)&quot;;&quot;&quot;)" office:value-type="string" office:string-value="NLPSSFQELLLQLK" calcext:value-type="string">
            <text:p>NLPSSFQELLLQLK</text:p>
          </table:table-cell>
          <table:table-cell office:value-type="string" calcext:value-type="string">
            <text:p>KTPETM(+15.99)NMK</text:p>
          </table:table-cell>
          <table:table-cell table:formula="of:=SUBSTITUTE(SUBSTITUTE([.C148];&quot;(+15.99)&quot;;&quot;&quot;);&quot;(+57.02)&quot;;&quot;&quot;)" office:value-type="string" office:string-value="KTPETMNMK" calcext:value-type="string">
            <text:p>KTPETMNMK</text:p>
          </table:table-cell>
        </table:table-row>
        <table:table-row table:style-name="ro1">
          <table:table-cell office:value-type="string" calcext:value-type="string">
            <text:p>TSLGDLLYVK</text:p>
          </table:table-cell>
          <table:table-cell table:formula="of:=SUBSTITUTE(SUBSTITUTE([.A149];&quot;(+15.99)&quot;;&quot;&quot;);&quot;(+57.02)&quot;;&quot;&quot;)" office:value-type="string" office:string-value="TSLGDLLYVK" calcext:value-type="string">
            <text:p>TSLGDLLYVK</text:p>
          </table:table-cell>
          <table:table-cell office:value-type="string" calcext:value-type="string">
            <text:p>VAAEAVLVTTK</text:p>
          </table:table-cell>
          <table:table-cell table:formula="of:=SUBSTITUTE(SUBSTITUTE([.C149];&quot;(+15.99)&quot;;&quot;&quot;);&quot;(+57.02)&quot;;&quot;&quot;)" office:value-type="string" office:string-value="VAAEAVLVTTK" calcext:value-type="string">
            <text:p>VAAEAVLVTTK</text:p>
          </table:table-cell>
        </table:table-row>
        <table:table-row table:style-name="ro2">
          <table:table-cell office:value-type="string" calcext:value-type="string">
            <text:p>KMNPTTDFNNK</text:p>
          </table:table-cell>
          <table:table-cell table:formula="of:=SUBSTITUTE(SUBSTITUTE([.A150];&quot;(+15.99)&quot;;&quot;&quot;);&quot;(+57.02)&quot;;&quot;&quot;)" office:value-type="string" office:string-value="KMNPTTDFNNK" calcext:value-type="string">
            <text:p>KMNPTTDFNNK</text:p>
          </table:table-cell>
          <table:table-cell office:value-type="string" calcext:value-type="string">
            <text:p>QNPM(+15.99)DLYLQLLQK</text:p>
          </table:table-cell>
          <table:table-cell table:formula="of:=SUBSTITUTE(SUBSTITUTE([.C150];&quot;(+15.99)&quot;;&quot;&quot;);&quot;(+57.02)&quot;;&quot;&quot;)" office:value-type="string" office:string-value="QNPMDLYLQLLQK" calcext:value-type="string">
            <text:p>QNPMDLYLQLLQK</text:p>
          </table:table-cell>
        </table:table-row>
        <table:table-row table:style-name="ro2">
          <table:table-cell office:value-type="string" calcext:value-type="string">
            <text:p>TPM(+15.99)PEEVSAQVLR</text:p>
          </table:table-cell>
          <table:table-cell table:formula="of:=SUBSTITUTE(SUBSTITUTE([.A151];&quot;(+15.99)&quot;;&quot;&quot;);&quot;(+57.02)&quot;;&quot;&quot;)" office:value-type="string" office:string-value="TPMPEEVSAQVLR" calcext:value-type="string">
            <text:p>TPMPEEVSAQVLR</text:p>
          </table:table-cell>
          <table:table-cell office:value-type="string" calcext:value-type="string">
            <text:p>KNGLYYATTTGK</text:p>
          </table:table-cell>
          <table:table-cell table:formula="of:=SUBSTITUTE(SUBSTITUTE([.C151];&quot;(+15.99)&quot;;&quot;&quot;);&quot;(+57.02)&quot;;&quot;&quot;)" office:value-type="string" office:string-value="KNGLYYATTTGK" calcext:value-type="string">
            <text:p>KNGLYYATTTGK</text:p>
          </table:table-cell>
        </table:table-row>
        <table:table-row table:style-name="ro1">
          <table:table-cell office:value-type="string" calcext:value-type="string">
            <text:p>TAGGLLLSM(+15.99)SAK</text:p>
          </table:table-cell>
          <table:table-cell table:formula="of:=SUBSTITUTE(SUBSTITUTE([.A152];&quot;(+15.99)&quot;;&quot;&quot;);&quot;(+57.02)&quot;;&quot;&quot;)" office:value-type="string" office:string-value="TAGGLLLSMSAK" calcext:value-type="string">
            <text:p>TAGGLLLSMSAK</text:p>
          </table:table-cell>
          <table:table-cell office:value-type="string" calcext:value-type="string">
            <text:p>TTLC(+57.02)LLEK</text:p>
          </table:table-cell>
          <table:table-cell table:formula="of:=SUBSTITUTE(SUBSTITUTE([.C152];&quot;(+15.99)&quot;;&quot;&quot;);&quot;(+57.02)&quot;;&quot;&quot;)" office:value-type="string" office:string-value="TTLCLLEK" calcext:value-type="string">
            <text:p>TTLCLLEK</text:p>
          </table:table-cell>
        </table:table-row>
        <table:table-row table:style-name="ro2">
          <table:table-cell office:value-type="string" calcext:value-type="string">
            <text:p>EVLNC(+57.02)LELEDK</text:p>
          </table:table-cell>
          <table:table-cell table:formula="of:=SUBSTITUTE(SUBSTITUTE([.A153];&quot;(+15.99)&quot;;&quot;&quot;);&quot;(+57.02)&quot;;&quot;&quot;)" office:value-type="string" office:string-value="EVLNCLELEDK" calcext:value-type="string">
            <text:p>EVLNCLELEDK</text:p>
          </table:table-cell>
          <table:table-cell office:value-type="string" calcext:value-type="string">
            <text:p>YVNADFSDANLTNWLEK</text:p>
          </table:table-cell>
          <table:table-cell table:formula="of:=SUBSTITUTE(SUBSTITUTE([.C153];&quot;(+15.99)&quot;;&quot;&quot;);&quot;(+57.02)&quot;;&quot;&quot;)" office:value-type="string" office:string-value="YVNADFSDANLTNWLEK" calcext:value-type="string">
            <text:p>YVNADFSDANLTNWLEK</text:p>
          </table:table-cell>
        </table:table-row>
        <table:table-row table:style-name="ro2">
          <table:table-cell office:value-type="string" calcext:value-type="string">
            <text:p>VPTTEFLDLK</text:p>
          </table:table-cell>
          <table:table-cell table:formula="of:=SUBSTITUTE(SUBSTITUTE([.A154];&quot;(+15.99)&quot;;&quot;&quot;);&quot;(+57.02)&quot;;&quot;&quot;)" office:value-type="string" office:string-value="VPTTEFLDLK" calcext:value-type="string">
            <text:p>VPTTEFLDLK</text:p>
          </table:table-cell>
          <table:table-cell office:value-type="string" calcext:value-type="string">
            <text:p>EASLLWASEVLK</text:p>
          </table:table-cell>
          <table:table-cell table:formula="of:=SUBSTITUTE(SUBSTITUTE([.C154];&quot;(+15.99)&quot;;&quot;&quot;);&quot;(+57.02)&quot;;&quot;&quot;)" office:value-type="string" office:string-value="EASLLWASEVLK" calcext:value-type="string">
            <text:p>EASLLWASEVLK</text:p>
          </table:table-cell>
        </table:table-row>
        <table:table-row table:style-name="ro2">
          <table:table-cell office:value-type="string" calcext:value-type="string">
            <text:p>DPSNALELAK</text:p>
          </table:table-cell>
          <table:table-cell table:formula="of:=SUBSTITUTE(SUBSTITUTE([.A155];&quot;(+15.99)&quot;;&quot;&quot;);&quot;(+57.02)&quot;;&quot;&quot;)" office:value-type="string" office:string-value="DPSNALELAK" calcext:value-type="string">
            <text:p>DPSNALELAK</text:p>
          </table:table-cell>
          <table:table-cell office:value-type="string" calcext:value-type="string">
            <text:p>QNDSDLEGVHPR</text:p>
          </table:table-cell>
          <table:table-cell table:formula="of:=SUBSTITUTE(SUBSTITUTE([.C155];&quot;(+15.99)&quot;;&quot;&quot;);&quot;(+57.02)&quot;;&quot;&quot;)" office:value-type="string" office:string-value="QNDSDLEGVHPR" calcext:value-type="string">
            <text:p>QNDSDLEGVHPR</text:p>
          </table:table-cell>
        </table:table-row>
        <table:table-row table:style-name="ro2">
          <table:table-cell office:value-type="string" calcext:value-type="string">
            <text:p>TGDFLDGPK</text:p>
          </table:table-cell>
          <table:table-cell table:formula="of:=SUBSTITUTE(SUBSTITUTE([.A156];&quot;(+15.99)&quot;;&quot;&quot;);&quot;(+57.02)&quot;;&quot;&quot;)" office:value-type="string" office:string-value="TGDFLDGPK" calcext:value-type="string">
            <text:p>TGDFLDGPK</text:p>
          </table:table-cell>
          <table:table-cell office:value-type="string" calcext:value-type="string">
            <text:p>QQVDHLASLM(+15.99)K</text:p>
          </table:table-cell>
          <table:table-cell table:formula="of:=SUBSTITUTE(SUBSTITUTE([.C156];&quot;(+15.99)&quot;;&quot;&quot;);&quot;(+57.02)&quot;;&quot;&quot;)" office:value-type="string" office:string-value="QQVDHLASLMK" calcext:value-type="string">
            <text:p>QQVDHLASLMK</text:p>
          </table:table-cell>
        </table:table-row>
        <table:table-row table:style-name="ro1">
          <table:table-cell office:value-type="string" calcext:value-type="string">
            <text:p>ELGLYYATTTGK</text:p>
          </table:table-cell>
          <table:table-cell table:formula="of:=SUBSTITUTE(SUBSTITUTE([.A157];&quot;(+15.99)&quot;;&quot;&quot;);&quot;(+57.02)&quot;;&quot;&quot;)" office:value-type="string" office:string-value="ELGLYYATTTGK" calcext:value-type="string">
            <text:p>ELGLYYATTTGK</text:p>
          </table:table-cell>
          <table:table-cell office:value-type="string" calcext:value-type="string">
            <text:p>ALDPSSVTALK</text:p>
          </table:table-cell>
          <table:table-cell table:formula="of:=SUBSTITUTE(SUBSTITUTE([.C157];&quot;(+15.99)&quot;;&quot;&quot;);&quot;(+57.02)&quot;;&quot;&quot;)" office:value-type="string" office:string-value="ALDPSSVTALK" calcext:value-type="string">
            <text:p>ALDPSSVTALK</text:p>
          </table:table-cell>
        </table:table-row>
        <table:table-row table:style-name="ro1">
          <table:table-cell office:value-type="string" calcext:value-type="string">
            <text:p>LVLLNC(+57.02)TSLESAMK</text:p>
          </table:table-cell>
          <table:table-cell table:formula="of:=SUBSTITUTE(SUBSTITUTE([.A158];&quot;(+15.99)&quot;;&quot;&quot;);&quot;(+57.02)&quot;;&quot;&quot;)" office:value-type="string" office:string-value="LVLLNCTSLESAMK" calcext:value-type="string">
            <text:p>LVLLNCTSLESAMK</text:p>
          </table:table-cell>
          <table:table-cell office:value-type="string" calcext:value-type="string">
            <text:p>QQDLLPEQK</text:p>
          </table:table-cell>
          <table:table-cell table:formula="of:=SUBSTITUTE(SUBSTITUTE([.C158];&quot;(+15.99)&quot;;&quot;&quot;);&quot;(+57.02)&quot;;&quot;&quot;)" office:value-type="string" office:string-value="QQDLLPEQK" calcext:value-type="string">
            <text:p>QQDLLPEQK</text:p>
          </table:table-cell>
        </table:table-row>
        <table:table-row table:style-name="ro2">
          <table:table-cell office:value-type="string" calcext:value-type="string">
            <text:p>QSKPLVLLAEDLEK</text:p>
          </table:table-cell>
          <table:table-cell table:formula="of:=SUBSTITUTE(SUBSTITUTE([.A159];&quot;(+15.99)&quot;;&quot;&quot;);&quot;(+57.02)&quot;;&quot;&quot;)" office:value-type="string" office:string-value="QSKPLVLLAEDLEK" calcext:value-type="string">
            <text:p>QSKPLVLLAEDLEK</text:p>
          </table:table-cell>
          <table:table-cell office:value-type="string" calcext:value-type="string">
            <text:p>TAGAVLLSM(+15.99)SAK</text:p>
          </table:table-cell>
          <table:table-cell table:formula="of:=SUBSTITUTE(SUBSTITUTE([.C159];&quot;(+15.99)&quot;;&quot;&quot;);&quot;(+57.02)&quot;;&quot;&quot;)" office:value-type="string" office:string-value="TAGAVLLSMSAK" calcext:value-type="string">
            <text:p>TAGAVLLSMSAK</text:p>
          </table:table-cell>
        </table:table-row>
        <table:table-row table:style-name="ro2">
          <table:table-cell office:value-type="string" calcext:value-type="string">
            <text:p>VPGDEYVLLSEK</text:p>
          </table:table-cell>
          <table:table-cell table:formula="of:=SUBSTITUTE(SUBSTITUTE([.A160];&quot;(+15.99)&quot;;&quot;&quot;);&quot;(+57.02)&quot;;&quot;&quot;)" office:value-type="string" office:string-value="VPGDEYVLLSEK" calcext:value-type="string">
            <text:p>VPGDEYVLLSEK</text:p>
          </table:table-cell>
          <table:table-cell office:value-type="string" calcext:value-type="string">
            <text:p>ELGHNLDVLEGNEKFLNAGR</text:p>
          </table:table-cell>
          <table:table-cell table:formula="of:=SUBSTITUTE(SUBSTITUTE([.C160];&quot;(+15.99)&quot;;&quot;&quot;);&quot;(+57.02)&quot;;&quot;&quot;)" office:value-type="string" office:string-value="ELGHNLDVLEGNEKFLNAGR" calcext:value-type="string">
            <text:p>ELGHNLDVLEGNEKFLNAGR</text:p>
          </table:table-cell>
        </table:table-row>
        <table:table-row table:style-name="ro1">
          <table:table-cell office:value-type="string" calcext:value-type="string">
            <text:p>ENSQAPMQAVEVR</text:p>
          </table:table-cell>
          <table:table-cell table:formula="of:=SUBSTITUTE(SUBSTITUTE([.A161];&quot;(+15.99)&quot;;&quot;&quot;);&quot;(+57.02)&quot;;&quot;&quot;)" office:value-type="string" office:string-value="ENSQAPMQAVEVR" calcext:value-type="string">
            <text:p>ENSQAPMQAVEVR</text:p>
          </table:table-cell>
          <table:table-cell office:value-type="string" calcext:value-type="string">
            <text:p>LEGDALNATK</text:p>
          </table:table-cell>
          <table:table-cell table:formula="of:=SUBSTITUTE(SUBSTITUTE([.C161];&quot;(+15.99)&quot;;&quot;&quot;);&quot;(+57.02)&quot;;&quot;&quot;)" office:value-type="string" office:string-value="LEGDALNATK" calcext:value-type="string">
            <text:p>LEGDALNATK</text:p>
          </table:table-cell>
        </table:table-row>
        <table:table-row table:style-name="ro2">
          <table:table-cell office:value-type="string" calcext:value-type="string">
            <text:p>WTELSLVEK</text:p>
          </table:table-cell>
          <table:table-cell table:formula="of:=SUBSTITUTE(SUBSTITUTE([.A162];&quot;(+15.99)&quot;;&quot;&quot;);&quot;(+57.02)&quot;;&quot;&quot;)" office:value-type="string" office:string-value="WTELSLVEK" calcext:value-type="string">
            <text:p>WTELSLVEK</text:p>
          </table:table-cell>
          <table:table-cell office:value-type="string" calcext:value-type="string">
            <text:p>GKSLDESLLDLR</text:p>
          </table:table-cell>
          <table:table-cell table:formula="of:=SUBSTITUTE(SUBSTITUTE([.C162];&quot;(+15.99)&quot;;&quot;&quot;);&quot;(+57.02)&quot;;&quot;&quot;)" office:value-type="string" office:string-value="GKSLDESLLDLR" calcext:value-type="string">
            <text:p>GKSLDESLLDLR</text:p>
          </table:table-cell>
        </table:table-row>
        <table:table-row table:style-name="ro1">
          <table:table-cell office:value-type="string" calcext:value-type="string">
            <text:p>NLSNM(+15.99)VVSVEK</text:p>
          </table:table-cell>
          <table:table-cell table:formula="of:=SUBSTITUTE(SUBSTITUTE([.A163];&quot;(+15.99)&quot;;&quot;&quot;);&quot;(+57.02)&quot;;&quot;&quot;)" office:value-type="string" office:string-value="NLSNMVVSVEK" calcext:value-type="string">
            <text:p>NLSNMVVSVEK</text:p>
          </table:table-cell>
          <table:table-cell office:value-type="string" calcext:value-type="string">
            <text:p>VALESVPK</text:p>
          </table:table-cell>
          <table:table-cell table:formula="of:=SUBSTITUTE(SUBSTITUTE([.C163];&quot;(+15.99)&quot;;&quot;&quot;);&quot;(+57.02)&quot;;&quot;&quot;)" office:value-type="string" office:string-value="VALESVPK" calcext:value-type="string">
            <text:p>VALESVPK</text:p>
          </table:table-cell>
        </table:table-row>
        <table:table-row table:style-name="ro2">
          <table:table-cell office:value-type="string" calcext:value-type="string">
            <text:p>WNLNDAGLM(+15.99)K</text:p>
          </table:table-cell>
          <table:table-cell table:formula="of:=SUBSTITUTE(SUBSTITUTE([.A164];&quot;(+15.99)&quot;;&quot;&quot;);&quot;(+57.02)&quot;;&quot;&quot;)" office:value-type="string" office:string-value="WNLNDAGLMK" calcext:value-type="string">
            <text:p>WNLNDAGLMK</text:p>
          </table:table-cell>
          <table:table-cell office:value-type="string" calcext:value-type="string">
            <text:p>LDNEYVLLSEKK</text:p>
          </table:table-cell>
          <table:table-cell table:formula="of:=SUBSTITUTE(SUBSTITUTE([.C164];&quot;(+15.99)&quot;;&quot;&quot;);&quot;(+57.02)&quot;;&quot;&quot;)" office:value-type="string" office:string-value="LDNEYVLLSEKK" calcext:value-type="string">
            <text:p>LDNEYVLLSEKK</text:p>
          </table:table-cell>
        </table:table-row>
        <table:table-row table:style-name="ro2">
          <table:table-cell office:value-type="string" calcext:value-type="string">
            <text:p>ENELQNNQVLKK</text:p>
          </table:table-cell>
          <table:table-cell table:formula="of:=SUBSTITUTE(SUBSTITUTE([.A165];&quot;(+15.99)&quot;;&quot;&quot;);&quot;(+57.02)&quot;;&quot;&quot;)" office:value-type="string" office:string-value="ENELQNNQVLKK" calcext:value-type="string">
            <text:p>ENELQNNQVLKK</text:p>
          </table:table-cell>
          <table:table-cell office:value-type="string" calcext:value-type="string">
            <text:p>APAPQVGEVAQVGPGK</text:p>
          </table:table-cell>
          <table:table-cell table:formula="of:=SUBSTITUTE(SUBSTITUTE([.C165];&quot;(+15.99)&quot;;&quot;&quot;);&quot;(+57.02)&quot;;&quot;&quot;)" office:value-type="string" office:string-value="APAPQVGEVAQVGPGK" calcext:value-type="string">
            <text:p>APAPQVGEVAQVGPGK</text:p>
          </table:table-cell>
        </table:table-row>
        <table:table-row table:style-name="ro2">
          <table:table-cell office:value-type="string" calcext:value-type="string">
            <text:p>QALTAATLALQTNK</text:p>
          </table:table-cell>
          <table:table-cell table:formula="of:=SUBSTITUTE(SUBSTITUTE([.A166];&quot;(+15.99)&quot;;&quot;&quot;);&quot;(+57.02)&quot;;&quot;&quot;)" office:value-type="string" office:string-value="QALTAATLALQTNK" calcext:value-type="string">
            <text:p>QALTAATLALQTNK</text:p>
          </table:table-cell>
          <table:table-cell office:value-type="string" calcext:value-type="string">
            <text:p>EALLDLVMVEGK</text:p>
          </table:table-cell>
          <table:table-cell table:formula="of:=SUBSTITUTE(SUBSTITUTE([.C166];&quot;(+15.99)&quot;;&quot;&quot;);&quot;(+57.02)&quot;;&quot;&quot;)" office:value-type="string" office:string-value="EALLDLVMVEGK" calcext:value-type="string">
            <text:p>EALLDLVMVEGK</text:p>
          </table:table-cell>
        </table:table-row>
        <table:table-row table:style-name="ro1">
          <table:table-cell office:value-type="string" calcext:value-type="string">
            <text:p>EAM(+15.99)TDMLEVK</text:p>
          </table:table-cell>
          <table:table-cell table:formula="of:=SUBSTITUTE(SUBSTITUTE([.A167];&quot;(+15.99)&quot;;&quot;&quot;);&quot;(+57.02)&quot;;&quot;&quot;)" office:value-type="string" office:string-value="EAMTDMLEVK" calcext:value-type="string">
            <text:p>EAMTDMLEVK</text:p>
          </table:table-cell>
          <table:table-cell office:value-type="string" calcext:value-type="string">
            <text:p>ELVNMLPVK</text:p>
          </table:table-cell>
          <table:table-cell table:formula="of:=SUBSTITUTE(SUBSTITUTE([.C167];&quot;(+15.99)&quot;;&quot;&quot;);&quot;(+57.02)&quot;;&quot;&quot;)" office:value-type="string" office:string-value="ELVNMLPVK" calcext:value-type="string">
            <text:p>ELVNMLPVK</text:p>
          </table:table-cell>
        </table:table-row>
        <table:table-row table:style-name="ro1">
          <table:table-cell office:value-type="string" calcext:value-type="string">
            <text:p>LAGGVAVLKK</text:p>
          </table:table-cell>
          <table:table-cell table:formula="of:=SUBSTITUTE(SUBSTITUTE([.A168];&quot;(+15.99)&quot;;&quot;&quot;);&quot;(+57.02)&quot;;&quot;&quot;)" office:value-type="string" office:string-value="LAGGVAVLKK" calcext:value-type="string">
            <text:p>LAGGVAVLKK</text:p>
          </table:table-cell>
          <table:table-cell office:value-type="string" calcext:value-type="string">
            <text:p>LSSGEVLNNK</text:p>
          </table:table-cell>
          <table:table-cell table:formula="of:=SUBSTITUTE(SUBSTITUTE([.C168];&quot;(+15.99)&quot;;&quot;&quot;);&quot;(+57.02)&quot;;&quot;&quot;)" office:value-type="string" office:string-value="LSSGEVLNNK" calcext:value-type="string">
            <text:p>LSSGEVLNNK</text:p>
          </table:table-cell>
        </table:table-row>
        <table:table-row table:style-name="ro2">
          <table:table-cell office:value-type="string" calcext:value-type="string">
            <text:p>YSDNELYSK</text:p>
          </table:table-cell>
          <table:table-cell table:formula="of:=SUBSTITUTE(SUBSTITUTE([.A169];&quot;(+15.99)&quot;;&quot;&quot;);&quot;(+57.02)&quot;;&quot;&quot;)" office:value-type="string" office:string-value="YSDNELYSK" calcext:value-type="string">
            <text:p>YSDNELYSK</text:p>
          </table:table-cell>
          <table:table-cell office:value-type="string" calcext:value-type="string">
            <text:p>QVALEDLALLTQK</text:p>
          </table:table-cell>
          <table:table-cell table:formula="of:=SUBSTITUTE(SUBSTITUTE([.C169];&quot;(+15.99)&quot;;&quot;&quot;);&quot;(+57.02)&quot;;&quot;&quot;)" office:value-type="string" office:string-value="QVALEDLALLTQK" calcext:value-type="string">
            <text:p>QVALEDLALLTQK</text:p>
          </table:table-cell>
        </table:table-row>
        <table:table-row table:style-name="ro1">
          <table:table-cell office:value-type="string" calcext:value-type="string">
            <text:p>YNDAKQRKK</text:p>
          </table:table-cell>
          <table:table-cell table:formula="of:=SUBSTITUTE(SUBSTITUTE([.A170];&quot;(+15.99)&quot;;&quot;&quot;);&quot;(+57.02)&quot;;&quot;&quot;)" office:value-type="string" office:string-value="YNDAKQRKK" calcext:value-type="string">
            <text:p>YNDAKQRKK</text:p>
          </table:table-cell>
          <table:table-cell office:value-type="string" calcext:value-type="string">
            <text:p>KDEYLSR</text:p>
          </table:table-cell>
          <table:table-cell table:formula="of:=SUBSTITUTE(SUBSTITUTE([.C170];&quot;(+15.99)&quot;;&quot;&quot;);&quot;(+57.02)&quot;;&quot;&quot;)" office:value-type="string" office:string-value="KDEYLSR" calcext:value-type="string">
            <text:p>KDEYLSR</text:p>
          </table:table-cell>
        </table:table-row>
        <table:table-row table:style-name="ro1">
          <table:table-cell office:value-type="string" calcext:value-type="string">
            <text:p>LDAEVPLK</text:p>
          </table:table-cell>
          <table:table-cell table:formula="of:=SUBSTITUTE(SUBSTITUTE([.A171];&quot;(+15.99)&quot;;&quot;&quot;);&quot;(+57.02)&quot;;&quot;&quot;)" office:value-type="string" office:string-value="LDAEVPLK" calcext:value-type="string">
            <text:p>LDAEVPLK</text:p>
          </table:table-cell>
          <table:table-cell office:value-type="string" calcext:value-type="string">
            <text:p>EAFETLK</text:p>
          </table:table-cell>
          <table:table-cell table:formula="of:=SUBSTITUTE(SUBSTITUTE([.C171];&quot;(+15.99)&quot;;&quot;&quot;);&quot;(+57.02)&quot;;&quot;&quot;)" office:value-type="string" office:string-value="EAFETLK" calcext:value-type="string">
            <text:p>EAFETLK</text:p>
          </table:table-cell>
        </table:table-row>
        <table:table-row table:style-name="ro1">
          <table:table-cell office:value-type="string" calcext:value-type="string">
            <text:p>NALLFSLTK</text:p>
          </table:table-cell>
          <table:table-cell table:formula="of:=SUBSTITUTE(SUBSTITUTE([.A172];&quot;(+15.99)&quot;;&quot;&quot;);&quot;(+57.02)&quot;;&quot;&quot;)" office:value-type="string" office:string-value="NALLFSLTK" calcext:value-type="string">
            <text:p>NALLFSLTK</text:p>
          </table:table-cell>
          <table:table-cell office:value-type="string" calcext:value-type="string">
            <text:p>THSLTVTETK</text:p>
          </table:table-cell>
          <table:table-cell table:formula="of:=SUBSTITUTE(SUBSTITUTE([.C172];&quot;(+15.99)&quot;;&quot;&quot;);&quot;(+57.02)&quot;;&quot;&quot;)" office:value-type="string" office:string-value="THSLTVTETK" calcext:value-type="string">
            <text:p>THSLTVTETK</text:p>
          </table:table-cell>
        </table:table-row>
        <table:table-row table:style-name="ro1">
          <table:table-cell office:value-type="string" calcext:value-type="string">
            <text:p>EFDEVVLAEVQK</text:p>
          </table:table-cell>
          <table:table-cell table:formula="of:=SUBSTITUTE(SUBSTITUTE([.A173];&quot;(+15.99)&quot;;&quot;&quot;);&quot;(+57.02)&quot;;&quot;&quot;)" office:value-type="string" office:string-value="EFDEVVLAEVQK" calcext:value-type="string">
            <text:p>EFDEVVLAEVQK</text:p>
          </table:table-cell>
          <table:table-cell office:value-type="string" calcext:value-type="string">
            <text:p>EYGGEVVDNK</text:p>
          </table:table-cell>
          <table:table-cell table:formula="of:=SUBSTITUTE(SUBSTITUTE([.C173];&quot;(+15.99)&quot;;&quot;&quot;);&quot;(+57.02)&quot;;&quot;&quot;)" office:value-type="string" office:string-value="EYGGEVVDNK" calcext:value-type="string">
            <text:p>EYGGEVVDNK</text:p>
          </table:table-cell>
        </table:table-row>
        <table:table-row table:style-name="ro1">
          <table:table-cell office:value-type="string" calcext:value-type="string">
            <text:p>VLETLVDWVEGKK</text:p>
          </table:table-cell>
          <table:table-cell table:formula="of:=SUBSTITUTE(SUBSTITUTE([.A174];&quot;(+15.99)&quot;;&quot;&quot;);&quot;(+57.02)&quot;;&quot;&quot;)" office:value-type="string" office:string-value="VLETLVDWVEGKK" calcext:value-type="string">
            <text:p>VLETLVDWVEGKK</text:p>
          </table:table-cell>
          <table:table-cell office:value-type="string" calcext:value-type="string">
            <text:p>LATVLSPR</text:p>
          </table:table-cell>
          <table:table-cell table:formula="of:=SUBSTITUTE(SUBSTITUTE([.C174];&quot;(+15.99)&quot;;&quot;&quot;);&quot;(+57.02)&quot;;&quot;&quot;)" office:value-type="string" office:string-value="LATVLSPR" calcext:value-type="string">
            <text:p>LATVLSPR</text:p>
          </table:table-cell>
        </table:table-row>
        <table:table-row table:style-name="ro1">
          <table:table-cell office:value-type="string" calcext:value-type="string">
            <text:p>SPTPLVEVR</text:p>
          </table:table-cell>
          <table:table-cell table:formula="of:=SUBSTITUTE(SUBSTITUTE([.A175];&quot;(+15.99)&quot;;&quot;&quot;);&quot;(+57.02)&quot;;&quot;&quot;)" office:value-type="string" office:string-value="SPTPLVEVR" calcext:value-type="string">
            <text:p>SPTPLVEVR</text:p>
          </table:table-cell>
          <table:table-cell office:value-type="string" calcext:value-type="string">
            <text:p>DPLNTLNLVGR</text:p>
          </table:table-cell>
          <table:table-cell table:formula="of:=SUBSTITUTE(SUBSTITUTE([.C175];&quot;(+15.99)&quot;;&quot;&quot;);&quot;(+57.02)&quot;;&quot;&quot;)" office:value-type="string" office:string-value="DPLNTLNLVGR" calcext:value-type="string">
            <text:p>DPLNTLNLVGR</text:p>
          </table:table-cell>
        </table:table-row>
        <table:table-row table:style-name="ro2">
          <table:table-cell office:value-type="string" calcext:value-type="string">
            <text:p>NPPEVSLGDK</text:p>
          </table:table-cell>
          <table:table-cell table:formula="of:=SUBSTITUTE(SUBSTITUTE([.A176];&quot;(+15.99)&quot;;&quot;&quot;);&quot;(+57.02)&quot;;&quot;&quot;)" office:value-type="string" office:string-value="NPPEVSLGDK" calcext:value-type="string">
            <text:p>NPPEVSLGDK</text:p>
          </table:table-cell>
          <table:table-cell office:value-type="string" calcext:value-type="string">
            <text:p>HSWLGDKVDASAK</text:p>
          </table:table-cell>
          <table:table-cell table:formula="of:=SUBSTITUTE(SUBSTITUTE([.C176];&quot;(+15.99)&quot;;&quot;&quot;);&quot;(+57.02)&quot;;&quot;&quot;)" office:value-type="string" office:string-value="HSWLGDKVDASAK" calcext:value-type="string">
            <text:p>HSWLGDKVDASAK</text:p>
          </table:table-cell>
        </table:table-row>
        <table:table-row table:style-name="ro2">
          <table:table-cell office:value-type="string" calcext:value-type="string">
            <text:p>TAETMGLALGMLETR</text:p>
          </table:table-cell>
          <table:table-cell table:formula="of:=SUBSTITUTE(SUBSTITUTE([.A177];&quot;(+15.99)&quot;;&quot;&quot;);&quot;(+57.02)&quot;;&quot;&quot;)" office:value-type="string" office:string-value="TAETMGLALGMLETR" calcext:value-type="string">
            <text:p>TAETMGLALGMLETR</text:p>
          </table:table-cell>
          <table:table-cell office:value-type="string" calcext:value-type="string">
            <text:p>QLSLTVSTVQRVHK</text:p>
          </table:table-cell>
          <table:table-cell table:formula="of:=SUBSTITUTE(SUBSTITUTE([.C177];&quot;(+15.99)&quot;;&quot;&quot;);&quot;(+57.02)&quot;;&quot;&quot;)" office:value-type="string" office:string-value="QLSLTVSTVQRVHK" calcext:value-type="string">
            <text:p>QLSLTVSTVQRVHK</text:p>
          </table:table-cell>
        </table:table-row>
        <table:table-row table:style-name="ro2">
          <table:table-cell office:value-type="string" calcext:value-type="string">
            <text:p>QNM(+15.99)TNANLDLK</text:p>
          </table:table-cell>
          <table:table-cell table:formula="of:=SUBSTITUTE(SUBSTITUTE([.A178];&quot;(+15.99)&quot;;&quot;&quot;);&quot;(+57.02)&quot;;&quot;&quot;)" office:value-type="string" office:string-value="QNMTNANLDLK" calcext:value-type="string">
            <text:p>QNMTNANLDLK</text:p>
          </table:table-cell>
          <table:table-cell office:value-type="string" calcext:value-type="string">
            <text:p>NWNLHADAGWR</text:p>
          </table:table-cell>
          <table:table-cell table:formula="of:=SUBSTITUTE(SUBSTITUTE([.C178];&quot;(+15.99)&quot;;&quot;&quot;);&quot;(+57.02)&quot;;&quot;&quot;)" office:value-type="string" office:string-value="NWNLHADAGWR" calcext:value-type="string">
            <text:p>NWNLHADAGWR</text:p>
          </table:table-cell>
        </table:table-row>
        <table:table-row table:style-name="ro1">
          <table:table-cell office:value-type="string" calcext:value-type="string">
            <text:p>QDLFTFK</text:p>
          </table:table-cell>
          <table:table-cell table:formula="of:=SUBSTITUTE(SUBSTITUTE([.A179];&quot;(+15.99)&quot;;&quot;&quot;);&quot;(+57.02)&quot;;&quot;&quot;)" office:value-type="string" office:string-value="QDLFTFK" calcext:value-type="string">
            <text:p>QDLFTFK</text:p>
          </table:table-cell>
          <table:table-cell office:value-type="string" calcext:value-type="string">
            <text:p>DVSLTQQK</text:p>
          </table:table-cell>
          <table:table-cell table:formula="of:=SUBSTITUTE(SUBSTITUTE([.C179];&quot;(+15.99)&quot;;&quot;&quot;);&quot;(+57.02)&quot;;&quot;&quot;)" office:value-type="string" office:string-value="DVSLTQQK" calcext:value-type="string">
            <text:p>DVSLTQQK</text:p>
          </table:table-cell>
        </table:table-row>
        <table:table-row table:style-name="ro2">
          <table:table-cell office:value-type="string" calcext:value-type="string">
            <text:p>TNGPYLLLTENK</text:p>
          </table:table-cell>
          <table:table-cell table:formula="of:=SUBSTITUTE(SUBSTITUTE([.A180];&quot;(+15.99)&quot;;&quot;&quot;);&quot;(+57.02)&quot;;&quot;&quot;)" office:value-type="string" office:string-value="TNGPYLLLTENK" calcext:value-type="string">
            <text:p>TNGPYLLLTENK</text:p>
          </table:table-cell>
          <table:table-cell office:value-type="string" calcext:value-type="string">
            <text:p>NLEDAAKSFQGK</text:p>
          </table:table-cell>
          <table:table-cell table:formula="of:=SUBSTITUTE(SUBSTITUTE([.C180];&quot;(+15.99)&quot;;&quot;&quot;);&quot;(+57.02)&quot;;&quot;&quot;)" office:value-type="string" office:string-value="NLEDAAKSFQGK" calcext:value-type="string">
            <text:p>NLEDAAKSFQGK</text:p>
          </table:table-cell>
        </table:table-row>
        <table:table-row table:style-name="ro1">
          <table:table-cell office:value-type="string" calcext:value-type="string">
            <text:p>C(+57.02)QDNGLMAK</text:p>
          </table:table-cell>
          <table:table-cell table:formula="of:=SUBSTITUTE(SUBSTITUTE([.A181];&quot;(+15.99)&quot;;&quot;&quot;);&quot;(+57.02)&quot;;&quot;&quot;)" office:value-type="string" office:string-value="CQDNGLMAK" calcext:value-type="string">
            <text:p>CQDNGLMAK</text:p>
          </table:table-cell>
          <table:table-cell office:value-type="string" calcext:value-type="string">
            <text:p>DELKQQR</text:p>
          </table:table-cell>
          <table:table-cell table:formula="of:=SUBSTITUTE(SUBSTITUTE([.C181];&quot;(+15.99)&quot;;&quot;&quot;);&quot;(+57.02)&quot;;&quot;&quot;)" office:value-type="string" office:string-value="DELKQQR" calcext:value-type="string">
            <text:p>DELKQQR</text:p>
          </table:table-cell>
        </table:table-row>
        <table:table-row table:style-name="ro2">
          <table:table-cell office:value-type="string" calcext:value-type="string">
            <text:p>TWFDVLLESFDVNK</text:p>
          </table:table-cell>
          <table:table-cell table:formula="of:=SUBSTITUTE(SUBSTITUTE([.A182];&quot;(+15.99)&quot;;&quot;&quot;);&quot;(+57.02)&quot;;&quot;&quot;)" office:value-type="string" office:string-value="TWFDVLLESFDVNK" calcext:value-type="string">
            <text:p>TWFDVLLESFDVNK</text:p>
          </table:table-cell>
          <table:table-cell office:value-type="string" calcext:value-type="string">
            <text:p>YTSVFTQPSLVK</text:p>
          </table:table-cell>
          <table:table-cell table:formula="of:=SUBSTITUTE(SUBSTITUTE([.C182];&quot;(+15.99)&quot;;&quot;&quot;);&quot;(+57.02)&quot;;&quot;&quot;)" office:value-type="string" office:string-value="YTSVFTQPSLVK" calcext:value-type="string">
            <text:p>YTSVFTQPSLVK</text:p>
          </table:table-cell>
        </table:table-row>
        <table:table-row table:style-name="ro2">
          <table:table-cell office:value-type="string" calcext:value-type="string">
            <text:p>LLNLLEK</text:p>
          </table:table-cell>
          <table:table-cell table:formula="of:=SUBSTITUTE(SUBSTITUTE([.A183];&quot;(+15.99)&quot;;&quot;&quot;);&quot;(+57.02)&quot;;&quot;&quot;)" office:value-type="string" office:string-value="LLNLLEK" calcext:value-type="string">
            <text:p>LLNLLEK</text:p>
          </table:table-cell>
          <table:table-cell office:value-type="string" calcext:value-type="string">
            <text:p>TNGPYLLLTENK</text:p>
          </table:table-cell>
          <table:table-cell table:formula="of:=SUBSTITUTE(SUBSTITUTE([.C183];&quot;(+15.99)&quot;;&quot;&quot;);&quot;(+57.02)&quot;;&quot;&quot;)" office:value-type="string" office:string-value="TNGPYLLLTENK" calcext:value-type="string">
            <text:p>TNGPYLLLTENK</text:p>
          </table:table-cell>
        </table:table-row>
        <table:table-row table:style-name="ro1">
          <table:table-cell office:value-type="string" calcext:value-type="string">
            <text:p>EEASDDKEAASAK</text:p>
          </table:table-cell>
          <table:table-cell table:formula="of:=SUBSTITUTE(SUBSTITUTE([.A184];&quot;(+15.99)&quot;;&quot;&quot;);&quot;(+57.02)&quot;;&quot;&quot;)" office:value-type="string" office:string-value="EEASDDKEAASAK" calcext:value-type="string">
            <text:p>EEASDDKEAASAK</text:p>
          </table:table-cell>
          <table:table-cell office:value-type="string" calcext:value-type="string">
            <text:p>NSPTNWEFFK</text:p>
          </table:table-cell>
          <table:table-cell table:formula="of:=SUBSTITUTE(SUBSTITUTE([.C184];&quot;(+15.99)&quot;;&quot;&quot;);&quot;(+57.02)&quot;;&quot;&quot;)" office:value-type="string" office:string-value="NSPTNWEFFK" calcext:value-type="string">
            <text:p>NSPTNWEFFK</text:p>
          </table:table-cell>
        </table:table-row>
        <table:table-row table:style-name="ro1">
          <table:table-cell office:value-type="string" calcext:value-type="string">
            <text:p>EEAVLDEPYLLLTDK</text:p>
          </table:table-cell>
          <table:table-cell table:formula="of:=SUBSTITUTE(SUBSTITUTE([.A185];&quot;(+15.99)&quot;;&quot;&quot;);&quot;(+57.02)&quot;;&quot;&quot;)" office:value-type="string" office:string-value="EEAVLDEPYLLLTDK" calcext:value-type="string">
            <text:p>EEAVLDEPYLLLTDK</text:p>
          </table:table-cell>
          <table:table-cell office:value-type="string" calcext:value-type="string">
            <text:p>LGNM(+15.99)VLVSK</text:p>
          </table:table-cell>
          <table:table-cell table:formula="of:=SUBSTITUTE(SUBSTITUTE([.C185];&quot;(+15.99)&quot;;&quot;&quot;);&quot;(+57.02)&quot;;&quot;&quot;)" office:value-type="string" office:string-value="LGNMVLVSK" calcext:value-type="string">
            <text:p>LGNMVLVSK</text:p>
          </table:table-cell>
        </table:table-row>
        <table:table-row table:style-name="ro2">
          <table:table-cell office:value-type="string" calcext:value-type="string">
            <text:p>QAVSLTVSTVKRPER</text:p>
          </table:table-cell>
          <table:table-cell table:formula="of:=SUBSTITUTE(SUBSTITUTE([.A186];&quot;(+15.99)&quot;;&quot;&quot;);&quot;(+57.02)&quot;;&quot;&quot;)" office:value-type="string" office:string-value="QAVSLTVSTVKRPER" calcext:value-type="string">
            <text:p>QAVSLTVSTVKRPER</text:p>
          </table:table-cell>
          <table:table-cell office:value-type="string" calcext:value-type="string">
            <text:p>TMVTSALESSM(+15.99)C(+57.02)K</text:p>
          </table:table-cell>
          <table:table-cell table:formula="of:=SUBSTITUTE(SUBSTITUTE([.C186];&quot;(+15.99)&quot;;&quot;&quot;);&quot;(+57.02)&quot;;&quot;&quot;)" office:value-type="string" office:string-value="TMVTSALESSMCK" calcext:value-type="string">
            <text:p>TMVTSALESSMCK</text:p>
          </table:table-cell>
        </table:table-row>
        <table:table-row table:style-name="ro2">
          <table:table-cell office:value-type="string" calcext:value-type="string">
            <text:p>GLVPALEAADAPSK</text:p>
          </table:table-cell>
          <table:table-cell table:formula="of:=SUBSTITUTE(SUBSTITUTE([.A187];&quot;(+15.99)&quot;;&quot;&quot;);&quot;(+57.02)&quot;;&quot;&quot;)" office:value-type="string" office:string-value="GLVPALEAADAPSK" calcext:value-type="string">
            <text:p>GLVPALEAADAPSK</text:p>
          </table:table-cell>
          <table:table-cell office:value-type="string" calcext:value-type="string">
            <text:p>VPALEAADASPK</text:p>
          </table:table-cell>
          <table:table-cell table:formula="of:=SUBSTITUTE(SUBSTITUTE([.C187];&quot;(+15.99)&quot;;&quot;&quot;);&quot;(+57.02)&quot;;&quot;&quot;)" office:value-type="string" office:string-value="VPALEAADASPK" calcext:value-type="string">
            <text:p>VPALEAADASPK</text:p>
          </table:table-cell>
        </table:table-row>
        <table:table-row table:style-name="ro1">
          <table:table-cell office:value-type="string" calcext:value-type="string">
            <text:p>ENLVNLVAAR</text:p>
          </table:table-cell>
          <table:table-cell table:formula="of:=SUBSTITUTE(SUBSTITUTE([.A188];&quot;(+15.99)&quot;;&quot;&quot;);&quot;(+57.02)&quot;;&quot;&quot;)" office:value-type="string" office:string-value="ENLVNLVAAR" calcext:value-type="string">
            <text:p>ENLVNLVAAR</text:p>
          </table:table-cell>
          <table:table-cell office:value-type="string" calcext:value-type="string">
            <text:p>HSFLEAK</text:p>
          </table:table-cell>
          <table:table-cell table:formula="of:=SUBSTITUTE(SUBSTITUTE([.C188];&quot;(+15.99)&quot;;&quot;&quot;);&quot;(+57.02)&quot;;&quot;&quot;)" office:value-type="string" office:string-value="HSFLEAK" calcext:value-type="string">
            <text:p>HSFLEAK</text:p>
          </table:table-cell>
        </table:table-row>
        <table:table-row table:style-name="ro2">
          <table:table-cell office:value-type="string" calcext:value-type="string">
            <text:p>DELKQQR</text:p>
          </table:table-cell>
          <table:table-cell table:formula="of:=SUBSTITUTE(SUBSTITUTE([.A189];&quot;(+15.99)&quot;;&quot;&quot;);&quot;(+57.02)&quot;;&quot;&quot;)" office:value-type="string" office:string-value="DELKQQR" calcext:value-type="string">
            <text:p>DELKQQR</text:p>
          </table:table-cell>
          <table:table-cell office:value-type="string" calcext:value-type="string">
            <text:p>LGATEQDQHYAK</text:p>
          </table:table-cell>
          <table:table-cell table:formula="of:=SUBSTITUTE(SUBSTITUTE([.C189];&quot;(+15.99)&quot;;&quot;&quot;);&quot;(+57.02)&quot;;&quot;&quot;)" office:value-type="string" office:string-value="LGATEQDQHYAK" calcext:value-type="string">
            <text:p>LGATEQDQHYAK</text:p>
          </table:table-cell>
        </table:table-row>
        <table:table-row table:style-name="ro2">
          <table:table-cell office:value-type="string" calcext:value-type="string">
            <text:p>VPVTLLTDENC(+57.02)K</text:p>
          </table:table-cell>
          <table:table-cell table:formula="of:=SUBSTITUTE(SUBSTITUTE([.A190];&quot;(+15.99)&quot;;&quot;&quot;);&quot;(+57.02)&quot;;&quot;&quot;)" office:value-type="string" office:string-value="VPVTLLTDENCK" calcext:value-type="string">
            <text:p>VPVTLLTDENCK</text:p>
          </table:table-cell>
          <table:table-cell office:value-type="string" calcext:value-type="string">
            <text:p>VAAEAVLAALQK</text:p>
          </table:table-cell>
          <table:table-cell table:formula="of:=SUBSTITUTE(SUBSTITUTE([.C190];&quot;(+15.99)&quot;;&quot;&quot;);&quot;(+57.02)&quot;;&quot;&quot;)" office:value-type="string" office:string-value="VAAEAVLAALQK" calcext:value-type="string">
            <text:p>VAAEAVLAALQK</text:p>
          </table:table-cell>
        </table:table-row>
        <table:table-row table:style-name="ro2">
          <table:table-cell office:value-type="string" calcext:value-type="string">
            <text:p>AKTSDLQEFSLEWDFK</text:p>
          </table:table-cell>
          <table:table-cell table:formula="of:=SUBSTITUTE(SUBSTITUTE([.A191];&quot;(+15.99)&quot;;&quot;&quot;);&quot;(+57.02)&quot;;&quot;&quot;)" office:value-type="string" office:string-value="AKTSDLQEFSLEWDFK" calcext:value-type="string">
            <text:p>AKTSDLQEFSLEWDFK</text:p>
          </table:table-cell>
          <table:table-cell office:value-type="string" calcext:value-type="string">
            <text:p>YVLDQVEFENFK</text:p>
          </table:table-cell>
          <table:table-cell table:formula="of:=SUBSTITUTE(SUBSTITUTE([.C191];&quot;(+15.99)&quot;;&quot;&quot;);&quot;(+57.02)&quot;;&quot;&quot;)" office:value-type="string" office:string-value="YVLDQVEFENFK" calcext:value-type="string">
            <text:p>YVLDQVEFENFK</text:p>
          </table:table-cell>
        </table:table-row>
        <table:table-row table:style-name="ro2">
          <table:table-cell office:value-type="string" calcext:value-type="string">
            <text:p>KMKTAEEADTPVR</text:p>
          </table:table-cell>
          <table:table-cell table:formula="of:=SUBSTITUTE(SUBSTITUTE([.A192];&quot;(+15.99)&quot;;&quot;&quot;);&quot;(+57.02)&quot;;&quot;&quot;)" office:value-type="string" office:string-value="KMKTAEEADTPVR" calcext:value-type="string">
            <text:p>KMKTAEEADTPVR</text:p>
          </table:table-cell>
          <table:table-cell office:value-type="string" calcext:value-type="string">
            <text:p>KNWDSAVNKLPYDR</text:p>
          </table:table-cell>
          <table:table-cell table:formula="of:=SUBSTITUTE(SUBSTITUTE([.C192];&quot;(+15.99)&quot;;&quot;&quot;);&quot;(+57.02)&quot;;&quot;&quot;)" office:value-type="string" office:string-value="KNWDSAVNKLPYDR" calcext:value-type="string">
            <text:p>KNWDSAVNKLPYDR</text:p>
          </table:table-cell>
        </table:table-row>
        <table:table-row table:style-name="ro1">
          <table:table-cell office:value-type="string" calcext:value-type="string">
            <text:p>TEGDLNLLTSK</text:p>
          </table:table-cell>
          <table:table-cell table:formula="of:=SUBSTITUTE(SUBSTITUTE([.A193];&quot;(+15.99)&quot;;&quot;&quot;);&quot;(+57.02)&quot;;&quot;&quot;)" office:value-type="string" office:string-value="TEGDLNLLTSK" calcext:value-type="string">
            <text:p>TEGDLNLLTSK</text:p>
          </table:table-cell>
          <table:table-cell office:value-type="string" calcext:value-type="string">
            <text:p>EFENTGVALLR</text:p>
          </table:table-cell>
          <table:table-cell table:formula="of:=SUBSTITUTE(SUBSTITUTE([.C193];&quot;(+15.99)&quot;;&quot;&quot;);&quot;(+57.02)&quot;;&quot;&quot;)" office:value-type="string" office:string-value="EFENTGVALLR" calcext:value-type="string">
            <text:p>EFENTGVALLR</text:p>
          </table:table-cell>
        </table:table-row>
        <table:table-row table:style-name="ro2">
          <table:table-cell office:value-type="string" calcext:value-type="string">
            <text:p>LGGDEMFLLSEK</text:p>
          </table:table-cell>
          <table:table-cell table:formula="of:=SUBSTITUTE(SUBSTITUTE([.A194];&quot;(+15.99)&quot;;&quot;&quot;);&quot;(+57.02)&quot;;&quot;&quot;)" office:value-type="string" office:string-value="LGGDEMFLLSEK" calcext:value-type="string">
            <text:p>LGGDEMFLLSEK</text:p>
          </table:table-cell>
          <table:table-cell office:value-type="string" calcext:value-type="string">
            <text:p>KYLGDLSNQLLK</text:p>
          </table:table-cell>
          <table:table-cell table:formula="of:=SUBSTITUTE(SUBSTITUTE([.C194];&quot;(+15.99)&quot;;&quot;&quot;);&quot;(+57.02)&quot;;&quot;&quot;)" office:value-type="string" office:string-value="KYLGDLSNQLLK" calcext:value-type="string">
            <text:p>KYLGDLSNQLLK</text:p>
          </table:table-cell>
        </table:table-row>
        <table:table-row table:style-name="ro1">
          <table:table-cell office:value-type="string" calcext:value-type="string">
            <text:p>VVTVSLPR</text:p>
          </table:table-cell>
          <table:table-cell table:formula="of:=SUBSTITUTE(SUBSTITUTE([.A195];&quot;(+15.99)&quot;;&quot;&quot;);&quot;(+57.02)&quot;;&quot;&quot;)" office:value-type="string" office:string-value="VVTVSLPR" calcext:value-type="string">
            <text:p>VVTVSLPR</text:p>
          </table:table-cell>
          <table:table-cell office:value-type="string" calcext:value-type="string">
            <text:p>KQTSTSLSK</text:p>
          </table:table-cell>
          <table:table-cell table:formula="of:=SUBSTITUTE(SUBSTITUTE([.C195];&quot;(+15.99)&quot;;&quot;&quot;);&quot;(+57.02)&quot;;&quot;&quot;)" office:value-type="string" office:string-value="KQTSTSLSK" calcext:value-type="string">
            <text:p>KQTSTSLSK</text:p>
          </table:table-cell>
        </table:table-row>
        <table:table-row table:style-name="ro1">
          <table:table-cell office:value-type="string" calcext:value-type="string">
            <text:p>TTALEAADASPK</text:p>
          </table:table-cell>
          <table:table-cell table:formula="of:=SUBSTITUTE(SUBSTITUTE([.A196];&quot;(+15.99)&quot;;&quot;&quot;);&quot;(+57.02)&quot;;&quot;&quot;)" office:value-type="string" office:string-value="TTALEAADASPK" calcext:value-type="string">
            <text:p>TTALEAADASPK</text:p>
          </table:table-cell>
          <table:table-cell office:value-type="string" calcext:value-type="string">
            <text:p>VSDLNDFER</text:p>
          </table:table-cell>
          <table:table-cell table:formula="of:=SUBSTITUTE(SUBSTITUTE([.C196];&quot;(+15.99)&quot;;&quot;&quot;);&quot;(+57.02)&quot;;&quot;&quot;)" office:value-type="string" office:string-value="VSDLNDFER" calcext:value-type="string">
            <text:p>VSDLNDFER</text:p>
          </table:table-cell>
        </table:table-row>
        <table:table-row table:style-name="ro1">
          <table:table-cell office:value-type="string" calcext:value-type="string">
            <text:p>MLNSGTEAC(+57.02)MAVLR</text:p>
          </table:table-cell>
          <table:table-cell table:formula="of:=SUBSTITUTE(SUBSTITUTE([.A197];&quot;(+15.99)&quot;;&quot;&quot;);&quot;(+57.02)&quot;;&quot;&quot;)" office:value-type="string" office:string-value="MLNSGTEACMAVLR" calcext:value-type="string">
            <text:p>MLNSGTEACMAVLR</text:p>
          </table:table-cell>
          <table:table-cell office:value-type="string" calcext:value-type="string">
            <text:p>DAADFKTFRK</text:p>
          </table:table-cell>
          <table:table-cell table:formula="of:=SUBSTITUTE(SUBSTITUTE([.C197];&quot;(+15.99)&quot;;&quot;&quot;);&quot;(+57.02)&quot;;&quot;&quot;)" office:value-type="string" office:string-value="DAADFKTFRK" calcext:value-type="string">
            <text:p>DAADFKTFRK</text:p>
          </table:table-cell>
        </table:table-row>
        <table:table-row table:style-name="ro1">
          <table:table-cell office:value-type="string" calcext:value-type="string">
            <text:p>APLEAADAGVR</text:p>
          </table:table-cell>
          <table:table-cell table:formula="of:=SUBSTITUTE(SUBSTITUTE([.A198];&quot;(+15.99)&quot;;&quot;&quot;);&quot;(+57.02)&quot;;&quot;&quot;)" office:value-type="string" office:string-value="APLEAADAGVR" calcext:value-type="string">
            <text:p>APLEAADAGVR</text:p>
          </table:table-cell>
          <table:table-cell office:value-type="string" calcext:value-type="string">
            <text:p>YFQLLETVVR</text:p>
          </table:table-cell>
          <table:table-cell table:formula="of:=SUBSTITUTE(SUBSTITUTE([.C198];&quot;(+15.99)&quot;;&quot;&quot;);&quot;(+57.02)&quot;;&quot;&quot;)" office:value-type="string" office:string-value="YFQLLETVVR" calcext:value-type="string">
            <text:p>YFQLLETVVR</text:p>
          </table:table-cell>
        </table:table-row>
        <table:table-row table:style-name="ro2">
          <table:table-cell office:value-type="string" calcext:value-type="string">
            <text:p>HTVLLAEDLTR</text:p>
          </table:table-cell>
          <table:table-cell table:formula="of:=SUBSTITUTE(SUBSTITUTE([.A199];&quot;(+15.99)&quot;;&quot;&quot;);&quot;(+57.02)&quot;;&quot;&quot;)" office:value-type="string" office:string-value="HTVLLAEDLTR" calcext:value-type="string">
            <text:p>HTVLLAEDLTR</text:p>
          </table:table-cell>
          <table:table-cell office:value-type="string" calcext:value-type="string">
            <text:p>HHAPEEVSAQVLVGK</text:p>
          </table:table-cell>
          <table:table-cell table:formula="of:=SUBSTITUTE(SUBSTITUTE([.C199];&quot;(+15.99)&quot;;&quot;&quot;);&quot;(+57.02)&quot;;&quot;&quot;)" office:value-type="string" office:string-value="HHAPEEVSAQVLVGK" calcext:value-type="string">
            <text:p>HHAPEEVSAQVLVGK</text:p>
          </table:table-cell>
        </table:table-row>
        <table:table-row table:style-name="ro1">
          <table:table-cell office:value-type="string" calcext:value-type="string">
            <text:p>EEVQLM(+15.99)VK</text:p>
          </table:table-cell>
          <table:table-cell table:formula="of:=SUBSTITUTE(SUBSTITUTE([.A200];&quot;(+15.99)&quot;;&quot;&quot;);&quot;(+57.02)&quot;;&quot;&quot;)" office:value-type="string" office:string-value="EEVQLMVK" calcext:value-type="string">
            <text:p>EEVQLMVK</text:p>
          </table:table-cell>
          <table:table-cell office:value-type="string" calcext:value-type="string">
            <text:p>TM(+15.99)LLPLK</text:p>
          </table:table-cell>
          <table:table-cell table:formula="of:=SUBSTITUTE(SUBSTITUTE([.C200];&quot;(+15.99)&quot;;&quot;&quot;);&quot;(+57.02)&quot;;&quot;&quot;)" office:value-type="string" office:string-value="TMLLPLK" calcext:value-type="string">
            <text:p>TMLLPLK</text:p>
          </table:table-cell>
        </table:table-row>
        <table:table-row table:style-name="ro2">
          <table:table-cell office:value-type="string" calcext:value-type="string">
            <text:p>VLWNEAVDAVYHLK</text:p>
          </table:table-cell>
          <table:table-cell table:formula="of:=SUBSTITUTE(SUBSTITUTE([.A201];&quot;(+15.99)&quot;;&quot;&quot;);&quot;(+57.02)&quot;;&quot;&quot;)" office:value-type="string" office:string-value="VLWNEAVDAVYHLK" calcext:value-type="string">
            <text:p>VLWNEAVDAVYHLK</text:p>
          </table:table-cell>
          <table:table-cell office:value-type="string" calcext:value-type="string">
            <text:p>KDNDLLYLHSTK</text:p>
          </table:table-cell>
          <table:table-cell table:formula="of:=SUBSTITUTE(SUBSTITUTE([.C201];&quot;(+15.99)&quot;;&quot;&quot;);&quot;(+57.02)&quot;;&quot;&quot;)" office:value-type="string" office:string-value="KDNDLLYLHSTK" calcext:value-type="string">
            <text:p>KDNDLLYLHSTK</text:p>
          </table:table-cell>
        </table:table-row>
        <table:table-row table:style-name="ro2">
          <table:table-cell office:value-type="string" calcext:value-type="string">
            <text:p>MPPLKVEK</text:p>
          </table:table-cell>
          <table:table-cell table:formula="of:=SUBSTITUTE(SUBSTITUTE([.A202];&quot;(+15.99)&quot;;&quot;&quot;);&quot;(+57.02)&quot;;&quot;&quot;)" office:value-type="string" office:string-value="MPPLKVEK" calcext:value-type="string">
            <text:p>MPPLKVEK</text:p>
          </table:table-cell>
          <table:table-cell office:value-type="string" calcext:value-type="string">
            <text:p>WEEVMQVNC(+57.02)LER</text:p>
          </table:table-cell>
          <table:table-cell table:formula="of:=SUBSTITUTE(SUBSTITUTE([.C202];&quot;(+15.99)&quot;;&quot;&quot;);&quot;(+57.02)&quot;;&quot;&quot;)" office:value-type="string" office:string-value="WEEVMQVNCLER" calcext:value-type="string">
            <text:p>WEEVMQVNCLER</text:p>
          </table:table-cell>
        </table:table-row>
        <table:table-row table:style-name="ro1">
          <table:table-cell office:value-type="string" calcext:value-type="string">
            <text:p>EVNSALESPK</text:p>
          </table:table-cell>
          <table:table-cell table:formula="of:=SUBSTITUTE(SUBSTITUTE([.A203];&quot;(+15.99)&quot;;&quot;&quot;);&quot;(+57.02)&quot;;&quot;&quot;)" office:value-type="string" office:string-value="EVNSALESPK" calcext:value-type="string">
            <text:p>EVNSALESPK</text:p>
          </table:table-cell>
          <table:table-cell office:value-type="string" calcext:value-type="string">
            <text:p>ELNYELTDDDK</text:p>
          </table:table-cell>
          <table:table-cell table:formula="of:=SUBSTITUTE(SUBSTITUTE([.C203];&quot;(+15.99)&quot;;&quot;&quot;);&quot;(+57.02)&quot;;&quot;&quot;)" office:value-type="string" office:string-value="ELNYELTDDDK" calcext:value-type="string">
            <text:p>ELNYELTDDDK</text:p>
          </table:table-cell>
        </table:table-row>
        <table:table-row table:style-name="ro1">
          <table:table-cell office:value-type="string" calcext:value-type="string">
            <text:p>KALEAC(+57.02)LDAFK</text:p>
          </table:table-cell>
          <table:table-cell table:formula="of:=SUBSTITUTE(SUBSTITUTE([.A204];&quot;(+15.99)&quot;;&quot;&quot;);&quot;(+57.02)&quot;;&quot;&quot;)" office:value-type="string" office:string-value="KALEACLDAFK" calcext:value-type="string">
            <text:p>KALEACLDAFK</text:p>
          </table:table-cell>
          <table:table-cell office:value-type="string" calcext:value-type="string">
            <text:p>QSNATGQPR</text:p>
          </table:table-cell>
          <table:table-cell table:formula="of:=SUBSTITUTE(SUBSTITUTE([.C204];&quot;(+15.99)&quot;;&quot;&quot;);&quot;(+57.02)&quot;;&quot;&quot;)" office:value-type="string" office:string-value="QSNATGQPR" calcext:value-type="string">
            <text:p>QSNATGQPR</text:p>
          </table:table-cell>
        </table:table-row>
        <table:table-row table:style-name="ro2">
          <table:table-cell office:value-type="string" calcext:value-type="string">
            <text:p>QEAYASLPEK</text:p>
          </table:table-cell>
          <table:table-cell table:formula="of:=SUBSTITUTE(SUBSTITUTE([.A205];&quot;(+15.99)&quot;;&quot;&quot;);&quot;(+57.02)&quot;;&quot;&quot;)" office:value-type="string" office:string-value="QEAYASLPEK" calcext:value-type="string">
            <text:p>QEAYASLPEK</text:p>
          </table:table-cell>
          <table:table-cell office:value-type="string" calcext:value-type="string">
            <text:p>VADGGDC(+57.02)EVLC(+57.02)LER</text:p>
          </table:table-cell>
          <table:table-cell table:formula="of:=SUBSTITUTE(SUBSTITUTE([.C205];&quot;(+15.99)&quot;;&quot;&quot;);&quot;(+57.02)&quot;;&quot;&quot;)" office:value-type="string" office:string-value="VADGGDCEVLCLER" calcext:value-type="string">
            <text:p>VADGGDCEVLCLER</text:p>
          </table:table-cell>
        </table:table-row>
        <table:table-row table:style-name="ro2">
          <table:table-cell office:value-type="string" calcext:value-type="string">
            <text:p>NPLGKSALNK</text:p>
          </table:table-cell>
          <table:table-cell table:formula="of:=SUBSTITUTE(SUBSTITUTE([.A206];&quot;(+15.99)&quot;;&quot;&quot;);&quot;(+57.02)&quot;;&quot;&quot;)" office:value-type="string" office:string-value="NPLGKSALNK" calcext:value-type="string">
            <text:p>NPLGKSALNK</text:p>
          </table:table-cell>
          <table:table-cell office:value-type="string" calcext:value-type="string">
            <text:p>QNVTLVDSVVEGK</text:p>
          </table:table-cell>
          <table:table-cell table:formula="of:=SUBSTITUTE(SUBSTITUTE([.C206];&quot;(+15.99)&quot;;&quot;&quot;);&quot;(+57.02)&quot;;&quot;&quot;)" office:value-type="string" office:string-value="QNVTLVDSVVEGK" calcext:value-type="string">
            <text:p>QNVTLVDSVVEGK</text:p>
          </table:table-cell>
        </table:table-row>
        <table:table-row table:style-name="ro1">
          <table:table-cell office:value-type="string" calcext:value-type="string">
            <text:p>EEAALGYK</text:p>
          </table:table-cell>
          <table:table-cell table:formula="of:=SUBSTITUTE(SUBSTITUTE([.A207];&quot;(+15.99)&quot;;&quot;&quot;);&quot;(+57.02)&quot;;&quot;&quot;)" office:value-type="string" office:string-value="EEAALGYK" calcext:value-type="string">
            <text:p>EEAALGYK</text:p>
          </table:table-cell>
          <table:table-cell office:value-type="string" calcext:value-type="string">
            <text:p>KLTTVTREMFR</text:p>
          </table:table-cell>
          <table:table-cell table:formula="of:=SUBSTITUTE(SUBSTITUTE([.C207];&quot;(+15.99)&quot;;&quot;&quot;);&quot;(+57.02)&quot;;&quot;&quot;)" office:value-type="string" office:string-value="KLTTVTREMFR" calcext:value-type="string">
            <text:p>KLTTVTREMFR</text:p>
          </table:table-cell>
        </table:table-row>
        <table:table-row table:style-name="ro1">
          <table:table-cell office:value-type="string" calcext:value-type="string">
            <text:p>LTYALSDNGKR</text:p>
          </table:table-cell>
          <table:table-cell table:formula="of:=SUBSTITUTE(SUBSTITUTE([.A208];&quot;(+15.99)&quot;;&quot;&quot;);&quot;(+57.02)&quot;;&quot;&quot;)" office:value-type="string" office:string-value="LTYALSDNGKR" calcext:value-type="string">
            <text:p>LTYALSDNGKR</text:p>
          </table:table-cell>
          <table:table-cell office:value-type="string" calcext:value-type="string">
            <text:p>EYGWVVDNK</text:p>
          </table:table-cell>
          <table:table-cell table:formula="of:=SUBSTITUTE(SUBSTITUTE([.C208];&quot;(+15.99)&quot;;&quot;&quot;);&quot;(+57.02)&quot;;&quot;&quot;)" office:value-type="string" office:string-value="EYGWVVDNK" calcext:value-type="string">
            <text:p>EYGWVVDNK</text:p>
          </table:table-cell>
        </table:table-row>
        <table:table-row table:style-name="ro1">
          <table:table-cell office:value-type="string" calcext:value-type="string">
            <text:p>KDLVNLGSPR</text:p>
          </table:table-cell>
          <table:table-cell table:formula="of:=SUBSTITUTE(SUBSTITUTE([.A209];&quot;(+15.99)&quot;;&quot;&quot;);&quot;(+57.02)&quot;;&quot;&quot;)" office:value-type="string" office:string-value="KDLVNLGSPR" calcext:value-type="string">
            <text:p>KDLVNLGSPR</text:p>
          </table:table-cell>
          <table:table-cell office:value-type="string" calcext:value-type="string">
            <text:p>KM(+15.99)APNSWVGK</text:p>
          </table:table-cell>
          <table:table-cell table:formula="of:=SUBSTITUTE(SUBSTITUTE([.C209];&quot;(+15.99)&quot;;&quot;&quot;);&quot;(+57.02)&quot;;&quot;&quot;)" office:value-type="string" office:string-value="KMAPNSWVGK" calcext:value-type="string">
            <text:p>KMAPNSWVGK</text:p>
          </table:table-cell>
        </table:table-row>
        <table:table-row table:style-name="ro2">
          <table:table-cell office:value-type="string" calcext:value-type="string">
            <text:p>WDTM(+15.99)GLALGFLETR</text:p>
          </table:table-cell>
          <table:table-cell table:formula="of:=SUBSTITUTE(SUBSTITUTE([.A210];&quot;(+15.99)&quot;;&quot;&quot;);&quot;(+57.02)&quot;;&quot;&quot;)" office:value-type="string" office:string-value="WDTMGLALGFLETR" calcext:value-type="string">
            <text:p>WDTMGLALGFLETR</text:p>
          </table:table-cell>
          <table:table-cell office:value-type="string" calcext:value-type="string">
            <text:p>TPM(+15.99)PEEVSAQVLR</text:p>
          </table:table-cell>
          <table:table-cell table:formula="of:=SUBSTITUTE(SUBSTITUTE([.C210];&quot;(+15.99)&quot;;&quot;&quot;);&quot;(+57.02)&quot;;&quot;&quot;)" office:value-type="string" office:string-value="TPMPEEVSAQVLR" calcext:value-type="string">
            <text:p>TPMPEEVSAQVLR</text:p>
          </table:table-cell>
        </table:table-row>
        <table:table-row table:style-name="ro2">
          <table:table-cell office:value-type="string" calcext:value-type="string">
            <text:p>EFFEMLAVQEEAK</text:p>
          </table:table-cell>
          <table:table-cell table:formula="of:=SUBSTITUTE(SUBSTITUTE([.A211];&quot;(+15.99)&quot;;&quot;&quot;);&quot;(+57.02)&quot;;&quot;&quot;)" office:value-type="string" office:string-value="EFFEMLAVQEEAK" calcext:value-type="string">
            <text:p>EFFEMLAVQEEAK</text:p>
          </table:table-cell>
          <table:table-cell office:value-type="string" calcext:value-type="string">
            <text:p>LGGDEFMLLSEK</text:p>
          </table:table-cell>
          <table:table-cell table:formula="of:=SUBSTITUTE(SUBSTITUTE([.C211];&quot;(+15.99)&quot;;&quot;&quot;);&quot;(+57.02)&quot;;&quot;&quot;)" office:value-type="string" office:string-value="LGGDEFMLLSEK" calcext:value-type="string">
            <text:p>LGGDEFMLLSEK</text:p>
          </table:table-cell>
        </table:table-row>
        <table:table-row table:style-name="ro1">
          <table:table-cell office:value-type="string" calcext:value-type="string">
            <text:p>SAAELMRNK</text:p>
          </table:table-cell>
          <table:table-cell table:formula="of:=SUBSTITUTE(SUBSTITUTE([.A212];&quot;(+15.99)&quot;;&quot;&quot;);&quot;(+57.02)&quot;;&quot;&quot;)" office:value-type="string" office:string-value="SAAELMRNK" calcext:value-type="string">
            <text:p>SAAELMRNK</text:p>
          </table:table-cell>
          <table:table-cell office:value-type="string" calcext:value-type="string">
            <text:p>EVSYGLEKR</text:p>
          </table:table-cell>
          <table:table-cell table:formula="of:=SUBSTITUTE(SUBSTITUTE([.C212];&quot;(+15.99)&quot;;&quot;&quot;);&quot;(+57.02)&quot;;&quot;&quot;)" office:value-type="string" office:string-value="EVSYGLEKR" calcext:value-type="string">
            <text:p>EVSYGLEKR</text:p>
          </table:table-cell>
        </table:table-row>
        <table:table-row table:style-name="ro1">
          <table:table-cell office:value-type="string" calcext:value-type="string">
            <text:p>EALNYGR</text:p>
          </table:table-cell>
          <table:table-cell table:formula="of:=SUBSTITUTE(SUBSTITUTE([.A213];&quot;(+15.99)&quot;;&quot;&quot;);&quot;(+57.02)&quot;;&quot;&quot;)" office:value-type="string" office:string-value="EALNYGR" calcext:value-type="string">
            <text:p>EALNYGR</text:p>
          </table:table-cell>
          <table:table-cell office:value-type="string" calcext:value-type="string">
            <text:p>AAEAVLASPK</text:p>
          </table:table-cell>
          <table:table-cell table:formula="of:=SUBSTITUTE(SUBSTITUTE([.C213];&quot;(+15.99)&quot;;&quot;&quot;);&quot;(+57.02)&quot;;&quot;&quot;)" office:value-type="string" office:string-value="AAEAVLASPK" calcext:value-type="string">
            <text:p>AAEAVLASPK</text:p>
          </table:table-cell>
        </table:table-row>
        <table:table-row table:style-name="ro2">
          <table:table-cell office:value-type="string" calcext:value-type="string">
            <text:p>VADDDC(+57.02)EVLC(+57.02)LER</text:p>
          </table:table-cell>
          <table:table-cell table:formula="of:=SUBSTITUTE(SUBSTITUTE([.A214];&quot;(+15.99)&quot;;&quot;&quot;);&quot;(+57.02)&quot;;&quot;&quot;)" office:value-type="string" office:string-value="VADDDCEVLCLER" calcext:value-type="string">
            <text:p>VADDDCEVLCLER</text:p>
          </table:table-cell>
          <table:table-cell office:value-type="string" calcext:value-type="string">
            <text:p>QVEC(+57.02)LTWFEWK</text:p>
          </table:table-cell>
          <table:table-cell table:formula="of:=SUBSTITUTE(SUBSTITUTE([.C214];&quot;(+15.99)&quot;;&quot;&quot;);&quot;(+57.02)&quot;;&quot;&quot;)" office:value-type="string" office:string-value="QVECLTWFEWK" calcext:value-type="string">
            <text:p>QVECLTWFEWK</text:p>
          </table:table-cell>
        </table:table-row>
        <table:table-row table:style-name="ro2">
          <table:table-cell office:value-type="string" calcext:value-type="string">
            <text:p>KEDLSSLEFDK</text:p>
          </table:table-cell>
          <table:table-cell table:formula="of:=SUBSTITUTE(SUBSTITUTE([.A215];&quot;(+15.99)&quot;;&quot;&quot;);&quot;(+57.02)&quot;;&quot;&quot;)" office:value-type="string" office:string-value="KEDLSSLEFDK" calcext:value-type="string">
            <text:p>KEDLSSLEFDK</text:p>
          </table:table-cell>
          <table:table-cell office:value-type="string" calcext:value-type="string">
            <text:p>KDLNKNDYLELK</text:p>
          </table:table-cell>
          <table:table-cell table:formula="of:=SUBSTITUTE(SUBSTITUTE([.C215];&quot;(+15.99)&quot;;&quot;&quot;);&quot;(+57.02)&quot;;&quot;&quot;)" office:value-type="string" office:string-value="KDLNKNDYLELK" calcext:value-type="string">
            <text:p>KDLNKNDYLELK</text:p>
          </table:table-cell>
        </table:table-row>
        <table:table-row table:style-name="ro1">
          <table:table-cell office:value-type="string" calcext:value-type="string">
            <text:p>APSFENR</text:p>
          </table:table-cell>
          <table:table-cell table:formula="of:=SUBSTITUTE(SUBSTITUTE([.A216];&quot;(+15.99)&quot;;&quot;&quot;);&quot;(+57.02)&quot;;&quot;&quot;)" office:value-type="string" office:string-value="APSFENR" calcext:value-type="string">
            <text:p>APSFENR</text:p>
          </table:table-cell>
          <table:table-cell office:value-type="string" calcext:value-type="string">
            <text:p>LLNETAR</text:p>
          </table:table-cell>
          <table:table-cell table:formula="of:=SUBSTITUTE(SUBSTITUTE([.C216];&quot;(+15.99)&quot;;&quot;&quot;);&quot;(+57.02)&quot;;&quot;&quot;)" office:value-type="string" office:string-value="LLNETAR" calcext:value-type="string">
            <text:p>LLNETAR</text:p>
          </table:table-cell>
        </table:table-row>
        <table:table-row table:style-name="ro1">
          <table:table-cell office:value-type="string" calcext:value-type="string">
            <text:p>LLSLLDELASPEK</text:p>
          </table:table-cell>
          <table:table-cell table:formula="of:=SUBSTITUTE(SUBSTITUTE([.A217];&quot;(+15.99)&quot;;&quot;&quot;);&quot;(+57.02)&quot;;&quot;&quot;)" office:value-type="string" office:string-value="LLSLLDELASPEK" calcext:value-type="string">
            <text:p>LLSLLDELASPEK</text:p>
          </table:table-cell>
          <table:table-cell office:value-type="string" calcext:value-type="string">
            <text:p>NFNDKFTARNK</text:p>
          </table:table-cell>
          <table:table-cell table:formula="of:=SUBSTITUTE(SUBSTITUTE([.C217];&quot;(+15.99)&quot;;&quot;&quot;);&quot;(+57.02)&quot;;&quot;&quot;)" office:value-type="string" office:string-value="NFNDKFTARNK" calcext:value-type="string">
            <text:p>NFNDKFTARNK</text:p>
          </table:table-cell>
        </table:table-row>
        <table:table-row table:style-name="ro1">
          <table:table-cell office:value-type="string" calcext:value-type="string">
            <text:p>TTFLAPLLK</text:p>
          </table:table-cell>
          <table:table-cell table:formula="of:=SUBSTITUTE(SUBSTITUTE([.A218];&quot;(+15.99)&quot;;&quot;&quot;);&quot;(+57.02)&quot;;&quot;&quot;)" office:value-type="string" office:string-value="TTFLAPLLK" calcext:value-type="string">
            <text:p>TTFLAPLLK</text:p>
          </table:table-cell>
          <table:table-cell office:value-type="string" calcext:value-type="string">
            <text:p>FGLASNLLK</text:p>
          </table:table-cell>
          <table:table-cell table:formula="of:=SUBSTITUTE(SUBSTITUTE([.C218];&quot;(+15.99)&quot;;&quot;&quot;);&quot;(+57.02)&quot;;&quot;&quot;)" office:value-type="string" office:string-value="FGLASNLLK" calcext:value-type="string">
            <text:p>FGLASNLLK</text:p>
          </table:table-cell>
        </table:table-row>
        <table:table-row table:style-name="ro1">
          <table:table-cell office:value-type="string" calcext:value-type="string">
            <text:p>RVM(+15.99)AAQTAAEAAAKK</text:p>
          </table:table-cell>
          <table:table-cell table:formula="of:=SUBSTITUTE(SUBSTITUTE([.A219];&quot;(+15.99)&quot;;&quot;&quot;);&quot;(+57.02)&quot;;&quot;&quot;)" office:value-type="string" office:string-value="RVMAAQTAAEAAAKK" calcext:value-type="string">
            <text:p>RVMAAQTAAEAAAKK</text:p>
          </table:table-cell>
          <table:table-cell office:value-type="string" calcext:value-type="string">
            <text:p>NTVENLK</text:p>
          </table:table-cell>
          <table:table-cell table:formula="of:=SUBSTITUTE(SUBSTITUTE([.C219];&quot;(+15.99)&quot;;&quot;&quot;);&quot;(+57.02)&quot;;&quot;&quot;)" office:value-type="string" office:string-value="NTVENLK" calcext:value-type="string">
            <text:p>NTVENLK</text:p>
          </table:table-cell>
        </table:table-row>
        <table:table-row table:style-name="ro1">
          <table:table-cell office:value-type="string" calcext:value-type="string">
            <text:p>LLLTEC(+57.02)LFLSEEFK</text:p>
          </table:table-cell>
          <table:table-cell table:formula="of:=SUBSTITUTE(SUBSTITUTE([.A220];&quot;(+15.99)&quot;;&quot;&quot;);&quot;(+57.02)&quot;;&quot;&quot;)" office:value-type="string" office:string-value="LLLTECLFLSEEFK" calcext:value-type="string">
            <text:p>LLLTECLFLSEEFK</text:p>
          </table:table-cell>
          <table:table-cell office:value-type="string" calcext:value-type="string">
            <text:p>SAETLVGQMLK</text:p>
          </table:table-cell>
          <table:table-cell table:formula="of:=SUBSTITUTE(SUBSTITUTE([.C220];&quot;(+15.99)&quot;;&quot;&quot;);&quot;(+57.02)&quot;;&quot;&quot;)" office:value-type="string" office:string-value="SAETLVGQMLK" calcext:value-type="string">
            <text:p>SAETLVGQMLK</text:p>
          </table:table-cell>
        </table:table-row>
        <table:table-row table:style-name="ro2">
          <table:table-cell office:value-type="string" calcext:value-type="string">
            <text:p>SAKPLVLLAENHYK</text:p>
          </table:table-cell>
          <table:table-cell table:formula="of:=SUBSTITUTE(SUBSTITUTE([.A221];&quot;(+15.99)&quot;;&quot;&quot;);&quot;(+57.02)&quot;;&quot;&quot;)" office:value-type="string" office:string-value="SAKPLVLLAENHYK" calcext:value-type="string">
            <text:p>SAKPLVLLAENHYK</text:p>
          </table:table-cell>
          <table:table-cell office:value-type="string" calcext:value-type="string">
            <text:p>EELVDSVVEGKK</text:p>
          </table:table-cell>
          <table:table-cell table:formula="of:=SUBSTITUTE(SUBSTITUTE([.C221];&quot;(+15.99)&quot;;&quot;&quot;);&quot;(+57.02)&quot;;&quot;&quot;)" office:value-type="string" office:string-value="EELVDSVVEGKK" calcext:value-type="string">
            <text:p>EELVDSVVEGKK</text:p>
          </table:table-cell>
        </table:table-row>
        <table:table-row table:style-name="ro2">
          <table:table-cell office:value-type="string" calcext:value-type="string">
            <text:p>LEKENLLC(+57.02)K</text:p>
          </table:table-cell>
          <table:table-cell table:formula="of:=SUBSTITUTE(SUBSTITUTE([.A222];&quot;(+15.99)&quot;;&quot;&quot;);&quot;(+57.02)&quot;;&quot;&quot;)" office:value-type="string" office:string-value="LEKENLLCK" calcext:value-type="string">
            <text:p>LEKENLLCK</text:p>
          </table:table-cell>
          <table:table-cell office:value-type="string" calcext:value-type="string">
            <text:p>TPM(+15.99)PEEVSAQVLR</text:p>
          </table:table-cell>
          <table:table-cell table:formula="of:=SUBSTITUTE(SUBSTITUTE([.C222];&quot;(+15.99)&quot;;&quot;&quot;);&quot;(+57.02)&quot;;&quot;&quot;)" office:value-type="string" office:string-value="TPMPEEVSAQVLR" calcext:value-type="string">
            <text:p>TPMPEEVSAQVLR</text:p>
          </table:table-cell>
        </table:table-row>
        <table:table-row table:style-name="ro2">
          <table:table-cell office:value-type="string" calcext:value-type="string">
            <text:p>LGGDEMFLLSEK</text:p>
          </table:table-cell>
          <table:table-cell table:formula="of:=SUBSTITUTE(SUBSTITUTE([.A223];&quot;(+15.99)&quot;;&quot;&quot;);&quot;(+57.02)&quot;;&quot;&quot;)" office:value-type="string" office:string-value="LGGDEMFLLSEK" calcext:value-type="string">
            <text:p>LGGDEMFLLSEK</text:p>
          </table:table-cell>
          <table:table-cell office:value-type="string" calcext:value-type="string">
            <text:p>YYDFADEVASLK</text:p>
          </table:table-cell>
          <table:table-cell table:formula="of:=SUBSTITUTE(SUBSTITUTE([.C223];&quot;(+15.99)&quot;;&quot;&quot;);&quot;(+57.02)&quot;;&quot;&quot;)" office:value-type="string" office:string-value="YYDFADEVASLK" calcext:value-type="string">
            <text:p>YYDFADEVASLK</text:p>
          </table:table-cell>
        </table:table-row>
        <table:table-row table:style-name="ro1">
          <table:table-cell office:value-type="string" calcext:value-type="string">
            <text:p>MLDNLSSMLNDPK</text:p>
          </table:table-cell>
          <table:table-cell table:formula="of:=SUBSTITUTE(SUBSTITUTE([.A224];&quot;(+15.99)&quot;;&quot;&quot;);&quot;(+57.02)&quot;;&quot;&quot;)" office:value-type="string" office:string-value="MLDNLSSMLNDPK" calcext:value-type="string">
            <text:p>MLDNLSSMLNDPK</text:p>
          </table:table-cell>
          <table:table-cell office:value-type="string" calcext:value-type="string">
            <text:p>QNAALKWLAK</text:p>
          </table:table-cell>
          <table:table-cell table:formula="of:=SUBSTITUTE(SUBSTITUTE([.C224];&quot;(+15.99)&quot;;&quot;&quot;);&quot;(+57.02)&quot;;&quot;&quot;)" office:value-type="string" office:string-value="QNAALKWLAK" calcext:value-type="string">
            <text:p>QNAALKWLAK</text:p>
          </table:table-cell>
        </table:table-row>
        <table:table-row table:style-name="ro1">
          <table:table-cell office:value-type="string" calcext:value-type="string">
            <text:p>EVLGFGSFEPR</text:p>
          </table:table-cell>
          <table:table-cell table:formula="of:=SUBSTITUTE(SUBSTITUTE([.A225];&quot;(+15.99)&quot;;&quot;&quot;);&quot;(+57.02)&quot;;&quot;&quot;)" office:value-type="string" office:string-value="EVLGFGSFEPR" calcext:value-type="string">
            <text:p>EVLGFGSFEPR</text:p>
          </table:table-cell>
          <table:table-cell office:value-type="string" calcext:value-type="string">
            <text:p>APLEAADNLR</text:p>
          </table:table-cell>
          <table:table-cell table:formula="of:=SUBSTITUTE(SUBSTITUTE([.C225];&quot;(+15.99)&quot;;&quot;&quot;);&quot;(+57.02)&quot;;&quot;&quot;)" office:value-type="string" office:string-value="APLEAADNLR" calcext:value-type="string">
            <text:p>APLEAADNLR</text:p>
          </table:table-cell>
        </table:table-row>
        <table:table-row table:style-name="ro2">
          <table:table-cell office:value-type="string" calcext:value-type="string">
            <text:p>QFNDELGEK</text:p>
          </table:table-cell>
          <table:table-cell table:formula="of:=SUBSTITUTE(SUBSTITUTE([.A226];&quot;(+15.99)&quot;;&quot;&quot;);&quot;(+57.02)&quot;;&quot;&quot;)" office:value-type="string" office:string-value="QFNDELGEK" calcext:value-type="string">
            <text:p>QFNDELGEK</text:p>
          </table:table-cell>
          <table:table-cell office:value-type="string" calcext:value-type="string">
            <text:p>QNLQYLHNM(+15.99)NK</text:p>
          </table:table-cell>
          <table:table-cell table:formula="of:=SUBSTITUTE(SUBSTITUTE([.C226];&quot;(+15.99)&quot;;&quot;&quot;);&quot;(+57.02)&quot;;&quot;&quot;)" office:value-type="string" office:string-value="QNLQYLHNMNK" calcext:value-type="string">
            <text:p>QNLQYLHNMNK</text:p>
          </table:table-cell>
        </table:table-row>
        <table:table-row table:style-name="ro2">
          <table:table-cell office:value-type="string" calcext:value-type="string">
            <text:p>KQTSTSLSK</text:p>
          </table:table-cell>
          <table:table-cell table:formula="of:=SUBSTITUTE(SUBSTITUTE([.A227];&quot;(+15.99)&quot;;&quot;&quot;);&quot;(+57.02)&quot;;&quot;&quot;)" office:value-type="string" office:string-value="KQTSTSLSK" calcext:value-type="string">
            <text:p>KQTSTSLSK</text:p>
          </table:table-cell>
          <table:table-cell office:value-type="string" calcext:value-type="string">
            <text:p>DPLEVDDENLYAEDLK</text:p>
          </table:table-cell>
          <table:table-cell table:formula="of:=SUBSTITUTE(SUBSTITUTE([.C227];&quot;(+15.99)&quot;;&quot;&quot;);&quot;(+57.02)&quot;;&quot;&quot;)" office:value-type="string" office:string-value="DPLEVDDENLYAEDLK" calcext:value-type="string">
            <text:p>DPLEVDDENLYAEDLK</text:p>
          </table:table-cell>
        </table:table-row>
        <table:table-row table:style-name="ro2">
          <table:table-cell office:value-type="string" calcext:value-type="string">
            <text:p>QVDLLAESVAVTLGPK</text:p>
          </table:table-cell>
          <table:table-cell table:formula="of:=SUBSTITUTE(SUBSTITUTE([.A228];&quot;(+15.99)&quot;;&quot;&quot;);&quot;(+57.02)&quot;;&quot;&quot;)" office:value-type="string" office:string-value="QVDLLAESVAVTLGPK" calcext:value-type="string">
            <text:p>QVDLLAESVAVTLGPK</text:p>
          </table:table-cell>
          <table:table-cell office:value-type="string" calcext:value-type="string">
            <text:p>EEQNYYADLYAK</text:p>
          </table:table-cell>
          <table:table-cell table:formula="of:=SUBSTITUTE(SUBSTITUTE([.C228];&quot;(+15.99)&quot;;&quot;&quot;);&quot;(+57.02)&quot;;&quot;&quot;)" office:value-type="string" office:string-value="EEQNYYADLYAK" calcext:value-type="string">
            <text:p>EEQNYYADLYAK</text:p>
          </table:table-cell>
        </table:table-row>
        <table:table-row table:style-name="ro2">
          <table:table-cell office:value-type="string" calcext:value-type="string">
            <text:p>AMVTNNEQK</text:p>
          </table:table-cell>
          <table:table-cell table:formula="of:=SUBSTITUTE(SUBSTITUTE([.A229];&quot;(+15.99)&quot;;&quot;&quot;);&quot;(+57.02)&quot;;&quot;&quot;)" office:value-type="string" office:string-value="AMVTNNEQK" calcext:value-type="string">
            <text:p>AMVTNNEQK</text:p>
          </table:table-cell>
          <table:table-cell office:value-type="string" calcext:value-type="string">
            <text:p>MLADGVLYKDAPK</text:p>
          </table:table-cell>
          <table:table-cell table:formula="of:=SUBSTITUTE(SUBSTITUTE([.C229];&quot;(+15.99)&quot;;&quot;&quot;);&quot;(+57.02)&quot;;&quot;&quot;)" office:value-type="string" office:string-value="MLADGVLYKDAPK" calcext:value-type="string">
            <text:p>MLADGVLYKDAPK</text:p>
          </table:table-cell>
        </table:table-row>
        <table:table-row table:style-name="ro2">
          <table:table-cell office:value-type="string" calcext:value-type="string">
            <text:p>SDGVLNVTRR</text:p>
          </table:table-cell>
          <table:table-cell table:formula="of:=SUBSTITUTE(SUBSTITUTE([.A230];&quot;(+15.99)&quot;;&quot;&quot;);&quot;(+57.02)&quot;;&quot;&quot;)" office:value-type="string" office:string-value="SDGVLNVTRR" calcext:value-type="string">
            <text:p>SDGVLNVTRR</text:p>
          </table:table-cell>
          <table:table-cell office:value-type="string" calcext:value-type="string">
            <text:p>NRLDSLLDQQFK</text:p>
          </table:table-cell>
          <table:table-cell table:formula="of:=SUBSTITUTE(SUBSTITUTE([.C230];&quot;(+15.99)&quot;;&quot;&quot;);&quot;(+57.02)&quot;;&quot;&quot;)" office:value-type="string" office:string-value="NRLDSLLDQQFK" calcext:value-type="string">
            <text:p>NRLDSLLDQQFK</text:p>
          </table:table-cell>
        </table:table-row>
        <table:table-row table:style-name="ro1">
          <table:table-cell office:value-type="string" calcext:value-type="string">
            <text:p>FAAMLQATPVK</text:p>
          </table:table-cell>
          <table:table-cell table:formula="of:=SUBSTITUTE(SUBSTITUTE([.A231];&quot;(+15.99)&quot;;&quot;&quot;);&quot;(+57.02)&quot;;&quot;&quot;)" office:value-type="string" office:string-value="FAAMLQATPVK" calcext:value-type="string">
            <text:p>FAAMLQATPVK</text:p>
          </table:table-cell>
          <table:table-cell office:value-type="string" calcext:value-type="string">
            <text:p>HWLSNELSNDK</text:p>
          </table:table-cell>
          <table:table-cell table:formula="of:=SUBSTITUTE(SUBSTITUTE([.C231];&quot;(+15.99)&quot;;&quot;&quot;);&quot;(+57.02)&quot;;&quot;&quot;)" office:value-type="string" office:string-value="HWLSNELSNDK" calcext:value-type="string">
            <text:p>HWLSNELSNDK</text:p>
          </table:table-cell>
        </table:table-row>
        <table:table-row table:style-name="ro2">
          <table:table-cell office:value-type="string" calcext:value-type="string">
            <text:p>AAVSLTVSTVQRVHK</text:p>
          </table:table-cell>
          <table:table-cell table:formula="of:=SUBSTITUTE(SUBSTITUTE([.A232];&quot;(+15.99)&quot;;&quot;&quot;);&quot;(+57.02)&quot;;&quot;&quot;)" office:value-type="string" office:string-value="AAVSLTVSTVQRVHK" calcext:value-type="string">
            <text:p>AAVSLTVSTVQRVHK</text:p>
          </table:table-cell>
          <table:table-cell office:value-type="string" calcext:value-type="string">
            <text:p>LAVETLVDWVEGK</text:p>
          </table:table-cell>
          <table:table-cell table:formula="of:=SUBSTITUTE(SUBSTITUTE([.C232];&quot;(+15.99)&quot;;&quot;&quot;);&quot;(+57.02)&quot;;&quot;&quot;)" office:value-type="string" office:string-value="LAVETLVDWVEGK" calcext:value-type="string">
            <text:p>LAVETLVDWVEGK</text:p>
          </table:table-cell>
        </table:table-row>
        <table:table-row table:style-name="ro2">
          <table:table-cell office:value-type="string" calcext:value-type="string">
            <text:p>ELTPDPLEK</text:p>
          </table:table-cell>
          <table:table-cell table:formula="of:=SUBSTITUTE(SUBSTITUTE([.A233];&quot;(+15.99)&quot;;&quot;&quot;);&quot;(+57.02)&quot;;&quot;&quot;)" office:value-type="string" office:string-value="ELTPDPLEK" calcext:value-type="string">
            <text:p>ELTPDPLEK</text:p>
          </table:table-cell>
          <table:table-cell office:value-type="string" calcext:value-type="string">
            <text:p>QSPPLVLLAEDLEK</text:p>
          </table:table-cell>
          <table:table-cell table:formula="of:=SUBSTITUTE(SUBSTITUTE([.C233];&quot;(+15.99)&quot;;&quot;&quot;);&quot;(+57.02)&quot;;&quot;&quot;)" office:value-type="string" office:string-value="QSPPLVLLAEDLEK" calcext:value-type="string">
            <text:p>QSPPLVLLAEDLEK</text:p>
          </table:table-cell>
        </table:table-row>
        <table:table-row table:style-name="ro1">
          <table:table-cell office:value-type="string" calcext:value-type="string">
            <text:p>NAGGKPLVM(+15.99)DR</text:p>
          </table:table-cell>
          <table:table-cell table:formula="of:=SUBSTITUTE(SUBSTITUTE([.A234];&quot;(+15.99)&quot;;&quot;&quot;);&quot;(+57.02)&quot;;&quot;&quot;)" office:value-type="string" office:string-value="NAGGKPLVMDR" calcext:value-type="string">
            <text:p>NAGGKPLVMDR</text:p>
          </table:table-cell>
          <table:table-cell office:value-type="string" calcext:value-type="string">
            <text:p>EVYDSELQKR</text:p>
          </table:table-cell>
          <table:table-cell table:formula="of:=SUBSTITUTE(SUBSTITUTE([.C234];&quot;(+15.99)&quot;;&quot;&quot;);&quot;(+57.02)&quot;;&quot;&quot;)" office:value-type="string" office:string-value="EVYDSELQKR" calcext:value-type="string">
            <text:p>EVYDSELQKR</text:p>
          </table:table-cell>
        </table:table-row>
        <table:table-row table:style-name="ro1">
          <table:table-cell office:value-type="string" calcext:value-type="string">
            <text:p>TPAGANALTLKK</text:p>
          </table:table-cell>
          <table:table-cell table:formula="of:=SUBSTITUTE(SUBSTITUTE([.A235];&quot;(+15.99)&quot;;&quot;&quot;);&quot;(+57.02)&quot;;&quot;&quot;)" office:value-type="string" office:string-value="TPAGANALTLKK" calcext:value-type="string">
            <text:p>TPAGANALTLKK</text:p>
          </table:table-cell>
          <table:table-cell office:value-type="string" calcext:value-type="string">
            <text:p>NLAAHM(+15.99)GR</text:p>
          </table:table-cell>
          <table:table-cell table:formula="of:=SUBSTITUTE(SUBSTITUTE([.C235];&quot;(+15.99)&quot;;&quot;&quot;);&quot;(+57.02)&quot;;&quot;&quot;)" office:value-type="string" office:string-value="NLAAHMGR" calcext:value-type="string">
            <text:p>NLAAHMGR</text:p>
          </table:table-cell>
        </table:table-row>
        <table:table-row table:style-name="ro1">
          <table:table-cell office:value-type="string" calcext:value-type="string">
            <text:p>DSSAMELNSNK</text:p>
          </table:table-cell>
          <table:table-cell table:formula="of:=SUBSTITUTE(SUBSTITUTE([.A236];&quot;(+15.99)&quot;;&quot;&quot;);&quot;(+57.02)&quot;;&quot;&quot;)" office:value-type="string" office:string-value="DSSAMELNSNK" calcext:value-type="string">
            <text:p>DSSAMELNSNK</text:p>
          </table:table-cell>
          <table:table-cell office:value-type="string" calcext:value-type="string">
            <text:p>TPPEEGHEVR</text:p>
          </table:table-cell>
          <table:table-cell table:formula="of:=SUBSTITUTE(SUBSTITUTE([.C236];&quot;(+15.99)&quot;;&quot;&quot;);&quot;(+57.02)&quot;;&quot;&quot;)" office:value-type="string" office:string-value="TPPEEGHEVR" calcext:value-type="string">
            <text:p>TPPEEGHEVR</text:p>
          </table:table-cell>
        </table:table-row>
        <table:table-row table:style-name="ro2">
          <table:table-cell office:value-type="string" calcext:value-type="string">
            <text:p>AVYC(+57.02)HVLQWR</text:p>
          </table:table-cell>
          <table:table-cell table:formula="of:=SUBSTITUTE(SUBSTITUTE([.A237];&quot;(+15.99)&quot;;&quot;&quot;);&quot;(+57.02)&quot;;&quot;&quot;)" office:value-type="string" office:string-value="AVYCHVLQWR" calcext:value-type="string">
            <text:p>AVYCHVLQWR</text:p>
          </table:table-cell>
          <table:table-cell office:value-type="string" calcext:value-type="string">
            <text:p>KFPQLLNDRLQK</text:p>
          </table:table-cell>
          <table:table-cell table:formula="of:=SUBSTITUTE(SUBSTITUTE([.C237];&quot;(+15.99)&quot;;&quot;&quot;);&quot;(+57.02)&quot;;&quot;&quot;)" office:value-type="string" office:string-value="KFPQLLNDRLQK" calcext:value-type="string">
            <text:p>KFPQLLNDRLQK</text:p>
          </table:table-cell>
        </table:table-row>
        <table:table-row table:style-name="ro1">
          <table:table-cell office:value-type="string" calcext:value-type="string">
            <text:p>EFGNNPNFDQSK</text:p>
          </table:table-cell>
          <table:table-cell table:formula="of:=SUBSTITUTE(SUBSTITUTE([.A238];&quot;(+15.99)&quot;;&quot;&quot;);&quot;(+57.02)&quot;;&quot;&quot;)" office:value-type="string" office:string-value="EFGNNPNFDQSK" calcext:value-type="string">
            <text:p>EFGNNPNFDQSK</text:p>
          </table:table-cell>
          <table:table-cell office:value-type="string" calcext:value-type="string">
            <text:p>LAADFNEDR</text:p>
          </table:table-cell>
          <table:table-cell table:formula="of:=SUBSTITUTE(SUBSTITUTE([.C238];&quot;(+15.99)&quot;;&quot;&quot;);&quot;(+57.02)&quot;;&quot;&quot;)" office:value-type="string" office:string-value="LAADFNEDR" calcext:value-type="string">
            <text:p>LAADFNEDR</text:p>
          </table:table-cell>
        </table:table-row>
        <table:table-row table:style-name="ro2">
          <table:table-cell office:value-type="string" calcext:value-type="string">
            <text:p>NKLSFLEENNLLK</text:p>
          </table:table-cell>
          <table:table-cell table:formula="of:=SUBSTITUTE(SUBSTITUTE([.A239];&quot;(+15.99)&quot;;&quot;&quot;);&quot;(+57.02)&quot;;&quot;&quot;)" office:value-type="string" office:string-value="NKLSFLEENNLLK" calcext:value-type="string">
            <text:p>NKLSFLEENNLLK</text:p>
          </table:table-cell>
          <table:table-cell office:value-type="string" calcext:value-type="string">
            <text:p>NYLSPYFATDGSNK</text:p>
          </table:table-cell>
          <table:table-cell table:formula="of:=SUBSTITUTE(SUBSTITUTE([.C239];&quot;(+15.99)&quot;;&quot;&quot;);&quot;(+57.02)&quot;;&quot;&quot;)" office:value-type="string" office:string-value="NYLSPYFATDGSNK" calcext:value-type="string">
            <text:p>NYLSPYFATDGSNK</text:p>
          </table:table-cell>
        </table:table-row>
        <table:table-row table:style-name="ro2">
          <table:table-cell office:value-type="string" calcext:value-type="string">
            <text:p>LLSLLDELASPEK</text:p>
          </table:table-cell>
          <table:table-cell table:formula="of:=SUBSTITUTE(SUBSTITUTE([.A240];&quot;(+15.99)&quot;;&quot;&quot;);&quot;(+57.02)&quot;;&quot;&quot;)" office:value-type="string" office:string-value="LLSLLDELASPEK" calcext:value-type="string">
            <text:p>LLSLLDELASPEK</text:p>
          </table:table-cell>
          <table:table-cell office:value-type="string" calcext:value-type="string">
            <text:p>LENATMKLHGSR</text:p>
          </table:table-cell>
          <table:table-cell table:formula="of:=SUBSTITUTE(SUBSTITUTE([.C240];&quot;(+15.99)&quot;;&quot;&quot;);&quot;(+57.02)&quot;;&quot;&quot;)" office:value-type="string" office:string-value="LENATMKLHGSR" calcext:value-type="string">
            <text:p>LENATMKLHGSR</text:p>
          </table:table-cell>
        </table:table-row>
        <table:table-row table:style-name="ro1">
          <table:table-cell office:value-type="string" calcext:value-type="string">
            <text:p>VGAATEGETMK</text:p>
          </table:table-cell>
          <table:table-cell table:formula="of:=SUBSTITUTE(SUBSTITUTE([.A241];&quot;(+15.99)&quot;;&quot;&quot;);&quot;(+57.02)&quot;;&quot;&quot;)" office:value-type="string" office:string-value="VGAATEGETMK" calcext:value-type="string">
            <text:p>VGAATEGETMK</text:p>
          </table:table-cell>
          <table:table-cell office:value-type="string" calcext:value-type="string">
            <text:p>HAPLSEFLEDR</text:p>
          </table:table-cell>
          <table:table-cell table:formula="of:=SUBSTITUTE(SUBSTITUTE([.C241];&quot;(+15.99)&quot;;&quot;&quot;);&quot;(+57.02)&quot;;&quot;&quot;)" office:value-type="string" office:string-value="HAPLSEFLEDR" calcext:value-type="string">
            <text:p>HAPLSEFLEDR</text:p>
          </table:table-cell>
        </table:table-row>
        <table:table-row table:style-name="ro1">
          <table:table-cell office:value-type="string" calcext:value-type="string">
            <text:p>LAADM(+15.99)QMVR</text:p>
          </table:table-cell>
          <table:table-cell table:formula="of:=SUBSTITUTE(SUBSTITUTE([.A242];&quot;(+15.99)&quot;;&quot;&quot;);&quot;(+57.02)&quot;;&quot;&quot;)" office:value-type="string" office:string-value="LAADMQMVR" calcext:value-type="string">
            <text:p>LAADMQMVR</text:p>
          </table:table-cell>
          <table:table-cell office:value-type="string" calcext:value-type="string">
            <text:p>YFQLLETVVR</text:p>
          </table:table-cell>
          <table:table-cell table:formula="of:=SUBSTITUTE(SUBSTITUTE([.C242];&quot;(+15.99)&quot;;&quot;&quot;);&quot;(+57.02)&quot;;&quot;&quot;)" office:value-type="string" office:string-value="YFQLLETVVR" calcext:value-type="string">
            <text:p>YFQLLETVVR</text:p>
          </table:table-cell>
        </table:table-row>
        <table:table-row table:style-name="ro2">
          <table:table-cell office:value-type="string" calcext:value-type="string">
            <text:p>APAPKVGEVAQVGPGK</text:p>
          </table:table-cell>
          <table:table-cell table:formula="of:=SUBSTITUTE(SUBSTITUTE([.A243];&quot;(+15.99)&quot;;&quot;&quot;);&quot;(+57.02)&quot;;&quot;&quot;)" office:value-type="string" office:string-value="APAPKVGEVAQVGPGK" calcext:value-type="string">
            <text:p>APAPKVGEVAQVGPGK</text:p>
          </table:table-cell>
          <table:table-cell office:value-type="string" calcext:value-type="string">
            <text:p>KAVSLTVSTVKSSAHR</text:p>
          </table:table-cell>
          <table:table-cell table:formula="of:=SUBSTITUTE(SUBSTITUTE([.C243];&quot;(+15.99)&quot;;&quot;&quot;);&quot;(+57.02)&quot;;&quot;&quot;)" office:value-type="string" office:string-value="KAVSLTVSTVKSSAHR" calcext:value-type="string">
            <text:p>KAVSLTVSTVKSSAHR</text:p>
          </table:table-cell>
        </table:table-row>
        <table:table-row table:style-name="ro2">
          <table:table-cell office:value-type="string" calcext:value-type="string">
            <text:p>LAATGYADSDR</text:p>
          </table:table-cell>
          <table:table-cell table:formula="of:=SUBSTITUTE(SUBSTITUTE([.A244];&quot;(+15.99)&quot;;&quot;&quot;);&quot;(+57.02)&quot;;&quot;&quot;)" office:value-type="string" office:string-value="LAATGYADSDR" calcext:value-type="string">
            <text:p>LAATGYADSDR</text:p>
          </table:table-cell>
          <table:table-cell office:value-type="string" calcext:value-type="string">
            <text:p>NNAQFESVVNTGK</text:p>
          </table:table-cell>
          <table:table-cell table:formula="of:=SUBSTITUTE(SUBSTITUTE([.C244];&quot;(+15.99)&quot;;&quot;&quot;);&quot;(+57.02)&quot;;&quot;&quot;)" office:value-type="string" office:string-value="NNAQFESVVNTGK" calcext:value-type="string">
            <text:p>NNAQFESVVNTGK</text:p>
          </table:table-cell>
        </table:table-row>
        <table:table-row table:style-name="ro2">
          <table:table-cell office:value-type="string" calcext:value-type="string">
            <text:p>TAGGLLLSM(+15.99)SAK</text:p>
          </table:table-cell>
          <table:table-cell table:formula="of:=SUBSTITUTE(SUBSTITUTE([.A245];&quot;(+15.99)&quot;;&quot;&quot;);&quot;(+57.02)&quot;;&quot;&quot;)" office:value-type="string" office:string-value="TAGGLLLSMSAK" calcext:value-type="string">
            <text:p>TAGGLLLSMSAK</text:p>
          </table:table-cell>
          <table:table-cell office:value-type="string" calcext:value-type="string">
            <text:p>LTNAHLPLVDQK</text:p>
          </table:table-cell>
          <table:table-cell table:formula="of:=SUBSTITUTE(SUBSTITUTE([.C245];&quot;(+15.99)&quot;;&quot;&quot;);&quot;(+57.02)&quot;;&quot;&quot;)" office:value-type="string" office:string-value="LTNAHLPLVDQK" calcext:value-type="string">
            <text:p>LTNAHLPLVDQK</text:p>
          </table:table-cell>
        </table:table-row>
        <table:table-row table:style-name="ro2">
          <table:table-cell office:value-type="string" calcext:value-type="string">
            <text:p>EALC(+57.02)LDVR</text:p>
          </table:table-cell>
          <table:table-cell table:formula="of:=SUBSTITUTE(SUBSTITUTE([.A246];&quot;(+15.99)&quot;;&quot;&quot;);&quot;(+57.02)&quot;;&quot;&quot;)" office:value-type="string" office:string-value="EALCLDVR" calcext:value-type="string">
            <text:p>EALCLDVR</text:p>
          </table:table-cell>
          <table:table-cell office:value-type="string" calcext:value-type="string">
            <text:p>DEADAAAVEPGR</text:p>
          </table:table-cell>
          <table:table-cell table:formula="of:=SUBSTITUTE(SUBSTITUTE([.C246];&quot;(+15.99)&quot;;&quot;&quot;);&quot;(+57.02)&quot;;&quot;&quot;)" office:value-type="string" office:string-value="DEADAAAVEPGR" calcext:value-type="string">
            <text:p>DEADAAAVEPGR</text:p>
          </table:table-cell>
        </table:table-row>
        <table:table-row table:style-name="ro1">
          <table:table-cell office:value-type="string" calcext:value-type="string">
            <text:p>LNGGELLM(+15.99)GC(+57.02)PLR</text:p>
          </table:table-cell>
          <table:table-cell table:formula="of:=SUBSTITUTE(SUBSTITUTE([.A247];&quot;(+15.99)&quot;;&quot;&quot;);&quot;(+57.02)&quot;;&quot;&quot;)" office:value-type="string" office:string-value="LNGGELLMGCPLR" calcext:value-type="string">
            <text:p>LNGGELLMGCPLR</text:p>
          </table:table-cell>
          <table:table-cell office:value-type="string" calcext:value-type="string">
            <text:p>NPEEAALGYK</text:p>
          </table:table-cell>
          <table:table-cell table:formula="of:=SUBSTITUTE(SUBSTITUTE([.C247];&quot;(+15.99)&quot;;&quot;&quot;);&quot;(+57.02)&quot;;&quot;&quot;)" office:value-type="string" office:string-value="NPEEAALGYK" calcext:value-type="string">
            <text:p>NPEEAALGYK</text:p>
          </table:table-cell>
        </table:table-row>
        <table:table-row table:style-name="ro1">
          <table:table-cell office:value-type="string" calcext:value-type="string">
            <text:p>VDVDGTRVK</text:p>
          </table:table-cell>
          <table:table-cell table:formula="of:=SUBSTITUTE(SUBSTITUTE([.A248];&quot;(+15.99)&quot;;&quot;&quot;);&quot;(+57.02)&quot;;&quot;&quot;)" office:value-type="string" office:string-value="VDVDGTRVK" calcext:value-type="string">
            <text:p>VDVDGTRVK</text:p>
          </table:table-cell>
          <table:table-cell office:value-type="string" calcext:value-type="string">
            <text:p>RYAASDLK</text:p>
          </table:table-cell>
          <table:table-cell table:formula="of:=SUBSTITUTE(SUBSTITUTE([.C248];&quot;(+15.99)&quot;;&quot;&quot;);&quot;(+57.02)&quot;;&quot;&quot;)" office:value-type="string" office:string-value="RYAASDLK" calcext:value-type="string">
            <text:p>RYAASDLK</text:p>
          </table:table-cell>
        </table:table-row>
        <table:table-row table:style-name="ro2">
          <table:table-cell office:value-type="string" calcext:value-type="string">
            <text:p>LATVLSPR</text:p>
          </table:table-cell>
          <table:table-cell table:formula="of:=SUBSTITUTE(SUBSTITUTE([.A249];&quot;(+15.99)&quot;;&quot;&quot;);&quot;(+57.02)&quot;;&quot;&quot;)" office:value-type="string" office:string-value="LATVLSPR" calcext:value-type="string">
            <text:p>LATVLSPR</text:p>
          </table:table-cell>
          <table:table-cell office:value-type="string" calcext:value-type="string">
            <text:p>NVAAQNALTLRK</text:p>
          </table:table-cell>
          <table:table-cell table:formula="of:=SUBSTITUTE(SUBSTITUTE([.C249];&quot;(+15.99)&quot;;&quot;&quot;);&quot;(+57.02)&quot;;&quot;&quot;)" office:value-type="string" office:string-value="NVAAQNALTLRK" calcext:value-type="string">
            <text:p>NVAAQNALTLRK</text:p>
          </table:table-cell>
        </table:table-row>
        <table:table-row table:style-name="ro2">
          <table:table-cell office:value-type="string" calcext:value-type="string">
            <text:p>NPFPTDLLSFTFLHSR</text:p>
          </table:table-cell>
          <table:table-cell table:formula="of:=SUBSTITUTE(SUBSTITUTE([.A250];&quot;(+15.99)&quot;;&quot;&quot;);&quot;(+57.02)&quot;;&quot;&quot;)" office:value-type="string" office:string-value="NPFPTDLLSFTFLHSR" calcext:value-type="string">
            <text:p>NPFPTDLLSFTFLHSR</text:p>
          </table:table-cell>
          <table:table-cell office:value-type="string" calcext:value-type="string">
            <text:p>ESNAVVM(+15.99)AFAALQK</text:p>
          </table:table-cell>
          <table:table-cell table:formula="of:=SUBSTITUTE(SUBSTITUTE([.C250];&quot;(+15.99)&quot;;&quot;&quot;);&quot;(+57.02)&quot;;&quot;&quot;)" office:value-type="string" office:string-value="ESNAVVMAFAALQK" calcext:value-type="string">
            <text:p>ESNAVVMAFAALQK</text:p>
          </table:table-cell>
        </table:table-row>
        <table:table-row table:style-name="ro2">
          <table:table-cell office:value-type="string" calcext:value-type="string">
            <text:p>QM(+15.99)NEDLVLK</text:p>
          </table:table-cell>
          <table:table-cell table:formula="of:=SUBSTITUTE(SUBSTITUTE([.A251];&quot;(+15.99)&quot;;&quot;&quot;);&quot;(+57.02)&quot;;&quot;&quot;)" office:value-type="string" office:string-value="QMNEDLVLK" calcext:value-type="string">
            <text:p>QMNEDLVLK</text:p>
          </table:table-cell>
          <table:table-cell office:value-type="string" calcext:value-type="string">
            <text:p>KTHPALVVALNK</text:p>
          </table:table-cell>
          <table:table-cell table:formula="of:=SUBSTITUTE(SUBSTITUTE([.C251];&quot;(+15.99)&quot;;&quot;&quot;);&quot;(+57.02)&quot;;&quot;&quot;)" office:value-type="string" office:string-value="KTHPALVVALNK" calcext:value-type="string">
            <text:p>KTHPALVVALNK</text:p>
          </table:table-cell>
        </table:table-row>
        <table:table-row table:style-name="ro1">
          <table:table-cell office:value-type="string" calcext:value-type="string">
            <text:p>AFM(+15.99)SDLAK</text:p>
          </table:table-cell>
          <table:table-cell table:formula="of:=SUBSTITUTE(SUBSTITUTE([.A252];&quot;(+15.99)&quot;;&quot;&quot;);&quot;(+57.02)&quot;;&quot;&quot;)" office:value-type="string" office:string-value="AFMSDLAK" calcext:value-type="string">
            <text:p>AFMSDLAK</text:p>
          </table:table-cell>
          <table:table-cell office:value-type="string" calcext:value-type="string">
            <text:p>QWENLLAVDK</text:p>
          </table:table-cell>
          <table:table-cell table:formula="of:=SUBSTITUTE(SUBSTITUTE([.C252];&quot;(+15.99)&quot;;&quot;&quot;);&quot;(+57.02)&quot;;&quot;&quot;)" office:value-type="string" office:string-value="QWENLLAVDK" calcext:value-type="string">
            <text:p>QWENLLAVDK</text:p>
          </table:table-cell>
        </table:table-row>
        <table:table-row table:style-name="ro2">
          <table:table-cell office:value-type="string" calcext:value-type="string">
            <text:p>NPYLTAEESLEKVK</text:p>
          </table:table-cell>
          <table:table-cell table:formula="of:=SUBSTITUTE(SUBSTITUTE([.A253];&quot;(+15.99)&quot;;&quot;&quot;);&quot;(+57.02)&quot;;&quot;&quot;)" office:value-type="string" office:string-value="NPYLTAEESLEKVK" calcext:value-type="string">
            <text:p>NPYLTAEESLEKVK</text:p>
          </table:table-cell>
          <table:table-cell office:value-type="string" calcext:value-type="string">
            <text:p>QTPEGSVLGDK</text:p>
          </table:table-cell>
          <table:table-cell table:formula="of:=SUBSTITUTE(SUBSTITUTE([.C253];&quot;(+15.99)&quot;;&quot;&quot;);&quot;(+57.02)&quot;;&quot;&quot;)" office:value-type="string" office:string-value="QTPEGSVLGDK" calcext:value-type="string">
            <text:p>QTPEGSVLGDK</text:p>
          </table:table-cell>
        </table:table-row>
        <table:table-row table:style-name="ro2">
          <table:table-cell office:value-type="string" calcext:value-type="string">
            <text:p>EGTGLGWVAK</text:p>
          </table:table-cell>
          <table:table-cell table:formula="of:=SUBSTITUTE(SUBSTITUTE([.A254];&quot;(+15.99)&quot;;&quot;&quot;);&quot;(+57.02)&quot;;&quot;&quot;)" office:value-type="string" office:string-value="EGTGLGWVAK" calcext:value-type="string">
            <text:p>EGTGLGWVAK</text:p>
          </table:table-cell>
          <table:table-cell office:value-type="string" calcext:value-type="string">
            <text:p>APAPKVGMPAQVGPGK</text:p>
          </table:table-cell>
          <table:table-cell table:formula="of:=SUBSTITUTE(SUBSTITUTE([.C254];&quot;(+15.99)&quot;;&quot;&quot;);&quot;(+57.02)&quot;;&quot;&quot;)" office:value-type="string" office:string-value="APAPKVGMPAQVGPGK" calcext:value-type="string">
            <text:p>APAPKVGMPAQVGPGK</text:p>
          </table:table-cell>
        </table:table-row>
        <table:table-row table:style-name="ro1">
          <table:table-cell office:value-type="string" calcext:value-type="string">
            <text:p>QLPDQYDLR</text:p>
          </table:table-cell>
          <table:table-cell table:formula="of:=SUBSTITUTE(SUBSTITUTE([.A255];&quot;(+15.99)&quot;;&quot;&quot;);&quot;(+57.02)&quot;;&quot;&quot;)" office:value-type="string" office:string-value="QLPDQYDLR" calcext:value-type="string">
            <text:p>QLPDQYDLR</text:p>
          </table:table-cell>
          <table:table-cell office:value-type="string" calcext:value-type="string">
            <text:p>ASSPLTDGR</text:p>
          </table:table-cell>
          <table:table-cell table:formula="of:=SUBSTITUTE(SUBSTITUTE([.C255];&quot;(+15.99)&quot;;&quot;&quot;);&quot;(+57.02)&quot;;&quot;&quot;)" office:value-type="string" office:string-value="ASSPLTDGR" calcext:value-type="string">
            <text:p>ASSPLTDGR</text:p>
          </table:table-cell>
        </table:table-row>
        <table:table-row table:style-name="ro2">
          <table:table-cell office:value-type="string" calcext:value-type="string">
            <text:p>FLDSLELAHAK</text:p>
          </table:table-cell>
          <table:table-cell table:formula="of:=SUBSTITUTE(SUBSTITUTE([.A256];&quot;(+15.99)&quot;;&quot;&quot;);&quot;(+57.02)&quot;;&quot;&quot;)" office:value-type="string" office:string-value="FLDSLELAHAK" calcext:value-type="string">
            <text:p>FLDSLELAHAK</text:p>
          </table:table-cell>
          <table:table-cell office:value-type="string" calcext:value-type="string">
            <text:p>KGWDLYSC(+57.02)VGVPC(+57.02)K</text:p>
          </table:table-cell>
          <table:table-cell table:formula="of:=SUBSTITUTE(SUBSTITUTE([.C256];&quot;(+15.99)&quot;;&quot;&quot;);&quot;(+57.02)&quot;;&quot;&quot;)" office:value-type="string" office:string-value="KGWDLYSCVGVPCK" calcext:value-type="string">
            <text:p>KGWDLYSCVGVPCK</text:p>
          </table:table-cell>
        </table:table-row>
        <table:table-row table:style-name="ro1">
          <table:table-cell office:value-type="string" calcext:value-type="string">
            <text:p>NVLNVLEDK</text:p>
          </table:table-cell>
          <table:table-cell table:formula="of:=SUBSTITUTE(SUBSTITUTE([.A257];&quot;(+15.99)&quot;;&quot;&quot;);&quot;(+57.02)&quot;;&quot;&quot;)" office:value-type="string" office:string-value="NVLNVLEDK" calcext:value-type="string">
            <text:p>NVLNVLEDK</text:p>
          </table:table-cell>
          <table:table-cell office:value-type="string" calcext:value-type="string">
            <text:p>EM(+15.99)ELSNEEK</text:p>
          </table:table-cell>
          <table:table-cell table:formula="of:=SUBSTITUTE(SUBSTITUTE([.C257];&quot;(+15.99)&quot;;&quot;&quot;);&quot;(+57.02)&quot;;&quot;&quot;)" office:value-type="string" office:string-value="EMELSNEEK" calcext:value-type="string">
            <text:p>EMELSNEEK</text:p>
          </table:table-cell>
        </table:table-row>
        <table:table-row table:style-name="ro2">
          <table:table-cell office:value-type="string" calcext:value-type="string">
            <text:p>NLKVGLR</text:p>
          </table:table-cell>
          <table:table-cell table:formula="of:=SUBSTITUTE(SUBSTITUTE([.A258];&quot;(+15.99)&quot;;&quot;&quot;);&quot;(+57.02)&quot;;&quot;&quot;)" office:value-type="string" office:string-value="NLKVGLR" calcext:value-type="string">
            <text:p>NLKVGLR</text:p>
          </table:table-cell>
          <table:table-cell office:value-type="string" calcext:value-type="string">
            <text:p>EMNSKC(+57.02)YFEVLQK</text:p>
          </table:table-cell>
          <table:table-cell table:formula="of:=SUBSTITUTE(SUBSTITUTE([.C258];&quot;(+15.99)&quot;;&quot;&quot;);&quot;(+57.02)&quot;;&quot;&quot;)" office:value-type="string" office:string-value="EMNSKCYFEVLQK" calcext:value-type="string">
            <text:p>EMNSKCYFEVLQK</text:p>
          </table:table-cell>
        </table:table-row>
        <table:table-row table:style-name="ro2">
          <table:table-cell office:value-type="string" calcext:value-type="string">
            <text:p>KTHPALVVALNK</text:p>
          </table:table-cell>
          <table:table-cell table:formula="of:=SUBSTITUTE(SUBSTITUTE([.A259];&quot;(+15.99)&quot;;&quot;&quot;);&quot;(+57.02)&quot;;&quot;&quot;)" office:value-type="string" office:string-value="KTHPALVVALNK" calcext:value-type="string">
            <text:p>KTHPALVVALNK</text:p>
          </table:table-cell>
          <table:table-cell office:value-type="string" calcext:value-type="string">
            <text:p>QNNATLEYLGTGR</text:p>
          </table:table-cell>
          <table:table-cell table:formula="of:=SUBSTITUTE(SUBSTITUTE([.C259];&quot;(+15.99)&quot;;&quot;&quot;);&quot;(+57.02)&quot;;&quot;&quot;)" office:value-type="string" office:string-value="QNNATLEYLGTGR" calcext:value-type="string">
            <text:p>QNNATLEYLGTGR</text:p>
          </table:table-cell>
        </table:table-row>
        <table:table-row table:style-name="ro1">
          <table:table-cell office:value-type="string" calcext:value-type="string">
            <text:p>DPLNTLNLVGR</text:p>
          </table:table-cell>
          <table:table-cell table:formula="of:=SUBSTITUTE(SUBSTITUTE([.A260];&quot;(+15.99)&quot;;&quot;&quot;);&quot;(+57.02)&quot;;&quot;&quot;)" office:value-type="string" office:string-value="DPLNTLNLVGR" calcext:value-type="string">
            <text:p>DPLNTLNLVGR</text:p>
          </table:table-cell>
          <table:table-cell office:value-type="string" calcext:value-type="string">
            <text:p>EDVLDLLLNSK</text:p>
          </table:table-cell>
          <table:table-cell table:formula="of:=SUBSTITUTE(SUBSTITUTE([.C260];&quot;(+15.99)&quot;;&quot;&quot;);&quot;(+57.02)&quot;;&quot;&quot;)" office:value-type="string" office:string-value="EDVLDLLLNSK" calcext:value-type="string">
            <text:p>EDVLDLLLNSK</text:p>
          </table:table-cell>
        </table:table-row>
        <table:table-row table:style-name="ro2">
          <table:table-cell office:value-type="string" calcext:value-type="string">
            <text:p>SMALEELLNK</text:p>
          </table:table-cell>
          <table:table-cell table:formula="of:=SUBSTITUTE(SUBSTITUTE([.A261];&quot;(+15.99)&quot;;&quot;&quot;);&quot;(+57.02)&quot;;&quot;&quot;)" office:value-type="string" office:string-value="SMALEELLNK" calcext:value-type="string">
            <text:p>SMALEELLNK</text:p>
          </table:table-cell>
          <table:table-cell office:value-type="string" calcext:value-type="string">
            <text:p>EPVLVM(+15.99)HVKYK</text:p>
          </table:table-cell>
          <table:table-cell table:formula="of:=SUBSTITUTE(SUBSTITUTE([.C261];&quot;(+15.99)&quot;;&quot;&quot;);&quot;(+57.02)&quot;;&quot;&quot;)" office:value-type="string" office:string-value="EPVLVMHVKYK" calcext:value-type="string">
            <text:p>EPVLVMHVKYK</text:p>
          </table:table-cell>
        </table:table-row>
        <table:table-row table:style-name="ro1">
          <table:table-cell office:value-type="string" calcext:value-type="string">
            <text:p>LLDEKHLNSEK</text:p>
          </table:table-cell>
          <table:table-cell table:formula="of:=SUBSTITUTE(SUBSTITUTE([.A262];&quot;(+15.99)&quot;;&quot;&quot;);&quot;(+57.02)&quot;;&quot;&quot;)" office:value-type="string" office:string-value="LLDEKHLNSEK" calcext:value-type="string">
            <text:p>LLDEKHLNSEK</text:p>
          </table:table-cell>
          <table:table-cell office:value-type="string" calcext:value-type="string">
            <text:p>RGLVFEK</text:p>
          </table:table-cell>
          <table:table-cell table:formula="of:=SUBSTITUTE(SUBSTITUTE([.C262];&quot;(+15.99)&quot;;&quot;&quot;);&quot;(+57.02)&quot;;&quot;&quot;)" office:value-type="string" office:string-value="RGLVFEK" calcext:value-type="string">
            <text:p>RGLVFEK</text:p>
          </table:table-cell>
        </table:table-row>
        <table:table-row table:style-name="ro1">
          <table:table-cell office:value-type="string" calcext:value-type="string">
            <text:p>LALVKDLVHC(+57.02)YKLAK</text:p>
          </table:table-cell>
          <table:table-cell table:formula="of:=SUBSTITUTE(SUBSTITUTE([.A263];&quot;(+15.99)&quot;;&quot;&quot;);&quot;(+57.02)&quot;;&quot;&quot;)" office:value-type="string" office:string-value="LALVKDLVHCYKLAK" calcext:value-type="string">
            <text:p>LALVKDLVHCYKLAK</text:p>
          </table:table-cell>
          <table:table-cell office:value-type="string" calcext:value-type="string">
            <text:p>VAAEAVLC(+57.02)FR</text:p>
          </table:table-cell>
          <table:table-cell table:formula="of:=SUBSTITUTE(SUBSTITUTE([.C263];&quot;(+15.99)&quot;;&quot;&quot;);&quot;(+57.02)&quot;;&quot;&quot;)" office:value-type="string" office:string-value="VAAEAVLCFR" calcext:value-type="string">
            <text:p>VAAEAVLCFR</text:p>
          </table:table-cell>
        </table:table-row>
        <table:table-row table:style-name="ro2">
          <table:table-cell office:value-type="string" calcext:value-type="string">
            <text:p>LLWWYR</text:p>
          </table:table-cell>
          <table:table-cell table:formula="of:=SUBSTITUTE(SUBSTITUTE([.A264];&quot;(+15.99)&quot;;&quot;&quot;);&quot;(+57.02)&quot;;&quot;&quot;)" office:value-type="string" office:string-value="LLWWYR" calcext:value-type="string">
            <text:p>LLWWYR</text:p>
          </table:table-cell>
          <table:table-cell office:value-type="string" calcext:value-type="string">
            <text:p>MNAPEQQPGFK</text:p>
          </table:table-cell>
          <table:table-cell table:formula="of:=SUBSTITUTE(SUBSTITUTE([.C264];&quot;(+15.99)&quot;;&quot;&quot;);&quot;(+57.02)&quot;;&quot;&quot;)" office:value-type="string" office:string-value="MNAPEQQPGFK" calcext:value-type="string">
            <text:p>MNAPEQQPGFK</text:p>
          </table:table-cell>
        </table:table-row>
        <table:table-row table:style-name="ro1">
          <table:table-cell office:value-type="string" calcext:value-type="string">
            <text:p>LLYALAEMR</text:p>
          </table:table-cell>
          <table:table-cell table:formula="of:=SUBSTITUTE(SUBSTITUTE([.A265];&quot;(+15.99)&quot;;&quot;&quot;);&quot;(+57.02)&quot;;&quot;&quot;)" office:value-type="string" office:string-value="LLYALAEMR" calcext:value-type="string">
            <text:p>LLYALAEMR</text:p>
          </table:table-cell>
          <table:table-cell office:value-type="string" calcext:value-type="string">
            <text:p>VLAQLEALMSR</text:p>
          </table:table-cell>
          <table:table-cell table:formula="of:=SUBSTITUTE(SUBSTITUTE([.C265];&quot;(+15.99)&quot;;&quot;&quot;);&quot;(+57.02)&quot;;&quot;&quot;)" office:value-type="string" office:string-value="VLAQLEALMSR" calcext:value-type="string">
            <text:p>VLAQLEALMSR</text:p>
          </table:table-cell>
        </table:table-row>
        <table:table-row table:style-name="ro1">
          <table:table-cell office:value-type="string" calcext:value-type="string">
            <text:p>M(+15.99)TLFNADKFELEK</text:p>
          </table:table-cell>
          <table:table-cell table:formula="of:=SUBSTITUTE(SUBSTITUTE([.A266];&quot;(+15.99)&quot;;&quot;&quot;);&quot;(+57.02)&quot;;&quot;&quot;)" office:value-type="string" office:string-value="MTLFNADKFELEK" calcext:value-type="string">
            <text:p>MTLFNADKFELEK</text:p>
          </table:table-cell>
          <table:table-cell office:value-type="string" calcext:value-type="string">
            <text:p>QLSALSMEC(+57.02)YR</text:p>
          </table:table-cell>
          <table:table-cell table:formula="of:=SUBSTITUTE(SUBSTITUTE([.C266];&quot;(+15.99)&quot;;&quot;&quot;);&quot;(+57.02)&quot;;&quot;&quot;)" office:value-type="string" office:string-value="QLSALSMECYR" calcext:value-type="string">
            <text:p>QLSALSMECYR</text:p>
          </table:table-cell>
        </table:table-row>
        <table:table-row table:style-name="ro2">
          <table:table-cell office:value-type="string" calcext:value-type="string">
            <text:p>LSNHMLYSK</text:p>
          </table:table-cell>
          <table:table-cell table:formula="of:=SUBSTITUTE(SUBSTITUTE([.A267];&quot;(+15.99)&quot;;&quot;&quot;);&quot;(+57.02)&quot;;&quot;&quot;)" office:value-type="string" office:string-value="LSNHMLYSK" calcext:value-type="string">
            <text:p>LSNHMLYSK</text:p>
          </table:table-cell>
          <table:table-cell office:value-type="string" calcext:value-type="string">
            <text:p>TAGAVLLM(+15.99)SSAK</text:p>
          </table:table-cell>
          <table:table-cell table:formula="of:=SUBSTITUTE(SUBSTITUTE([.C267];&quot;(+15.99)&quot;;&quot;&quot;);&quot;(+57.02)&quot;;&quot;&quot;)" office:value-type="string" office:string-value="TAGAVLLMSSAK" calcext:value-type="string">
            <text:p>TAGAVLLMSSAK</text:p>
          </table:table-cell>
        </table:table-row>
        <table:table-row table:style-name="ro1">
          <table:table-cell office:value-type="string" calcext:value-type="string">
            <text:p>TAGGLLWMPPK</text:p>
          </table:table-cell>
          <table:table-cell table:formula="of:=SUBSTITUTE(SUBSTITUTE([.A268];&quot;(+15.99)&quot;;&quot;&quot;);&quot;(+57.02)&quot;;&quot;&quot;)" office:value-type="string" office:string-value="TAGGLLWMPPK" calcext:value-type="string">
            <text:p>TAGGLLWMPPK</text:p>
          </table:table-cell>
          <table:table-cell office:value-type="string" calcext:value-type="string">
            <text:p>NPEEAALYGKK</text:p>
          </table:table-cell>
          <table:table-cell table:formula="of:=SUBSTITUTE(SUBSTITUTE([.C268];&quot;(+15.99)&quot;;&quot;&quot;);&quot;(+57.02)&quot;;&quot;&quot;)" office:value-type="string" office:string-value="NPEEAALYGKK" calcext:value-type="string">
            <text:p>NPEEAALYGKK</text:p>
          </table:table-cell>
        </table:table-row>
        <table:table-row table:style-name="ro1">
          <table:table-cell office:value-type="string" calcext:value-type="string">
            <text:p>QVLSVSC(+57.02)PK</text:p>
          </table:table-cell>
          <table:table-cell table:formula="of:=SUBSTITUTE(SUBSTITUTE([.A269];&quot;(+15.99)&quot;;&quot;&quot;);&quot;(+57.02)&quot;;&quot;&quot;)" office:value-type="string" office:string-value="QVLSVSCPK" calcext:value-type="string">
            <text:p>QVLSVSCPK</text:p>
          </table:table-cell>
          <table:table-cell office:value-type="string" calcext:value-type="string">
            <text:p>NYNVAKTR</text:p>
          </table:table-cell>
          <table:table-cell table:formula="of:=SUBSTITUTE(SUBSTITUTE([.C269];&quot;(+15.99)&quot;;&quot;&quot;);&quot;(+57.02)&quot;;&quot;&quot;)" office:value-type="string" office:string-value="NYNVAKTR" calcext:value-type="string">
            <text:p>NYNVAKTR</text:p>
          </table:table-cell>
        </table:table-row>
        <table:table-row table:style-name="ro2">
          <table:table-cell office:value-type="string" calcext:value-type="string">
            <text:p>M(+15.99)TQLPEK</text:p>
          </table:table-cell>
          <table:table-cell table:formula="of:=SUBSTITUTE(SUBSTITUTE([.A270];&quot;(+15.99)&quot;;&quot;&quot;);&quot;(+57.02)&quot;;&quot;&quot;)" office:value-type="string" office:string-value="MTQLPEK" calcext:value-type="string">
            <text:p>MTQLPEK</text:p>
          </table:table-cell>
          <table:table-cell office:value-type="string" calcext:value-type="string">
            <text:p>ELTEC(+57.02)LVADLPEKK</text:p>
          </table:table-cell>
          <table:table-cell table:formula="of:=SUBSTITUTE(SUBSTITUTE([.C270];&quot;(+15.99)&quot;;&quot;&quot;);&quot;(+57.02)&quot;;&quot;&quot;)" office:value-type="string" office:string-value="ELTECLVADLPEKK" calcext:value-type="string">
            <text:p>ELTECLVADLPEKK</text:p>
          </table:table-cell>
        </table:table-row>
        <table:table-row table:style-name="ro1">
          <table:table-cell office:value-type="string" calcext:value-type="string">
            <text:p>QM(+15.99)YQEVR</text:p>
          </table:table-cell>
          <table:table-cell table:formula="of:=SUBSTITUTE(SUBSTITUTE([.A271];&quot;(+15.99)&quot;;&quot;&quot;);&quot;(+57.02)&quot;;&quot;&quot;)" office:value-type="string" office:string-value="QMYQEVR" calcext:value-type="string">
            <text:p>QMYQEVR</text:p>
          </table:table-cell>
          <table:table-cell office:value-type="string" calcext:value-type="string">
            <text:p>LQSENLVDSM(+15.99)K</text:p>
          </table:table-cell>
          <table:table-cell table:formula="of:=SUBSTITUTE(SUBSTITUTE([.C271];&quot;(+15.99)&quot;;&quot;&quot;);&quot;(+57.02)&quot;;&quot;&quot;)" office:value-type="string" office:string-value="LQSENLVDSMK" calcext:value-type="string">
            <text:p>LQSENLVDSMK</text:p>
          </table:table-cell>
        </table:table-row>
        <table:table-row table:style-name="ro2">
          <table:table-cell office:value-type="string" calcext:value-type="string">
            <text:p>EYNPFGWETAKERAK</text:p>
          </table:table-cell>
          <table:table-cell table:formula="of:=SUBSTITUTE(SUBSTITUTE([.A272];&quot;(+15.99)&quot;;&quot;&quot;);&quot;(+57.02)&quot;;&quot;&quot;)" office:value-type="string" office:string-value="EYNPFGWETAKERAK" calcext:value-type="string">
            <text:p>EYNPFGWETAKERAK</text:p>
          </table:table-cell>
          <table:table-cell office:value-type="string" calcext:value-type="string">
            <text:p>TAETM(+15.99)GLALGMLETR</text:p>
          </table:table-cell>
          <table:table-cell table:formula="of:=SUBSTITUTE(SUBSTITUTE([.C272];&quot;(+15.99)&quot;;&quot;&quot;);&quot;(+57.02)&quot;;&quot;&quot;)" office:value-type="string" office:string-value="TAETMGLALGMLETR" calcext:value-type="string">
            <text:p>TAETMGLALGMLETR</text:p>
          </table:table-cell>
        </table:table-row>
        <table:table-row table:style-name="ro2">
          <table:table-cell office:value-type="string" calcext:value-type="string">
            <text:p>VSVGLEYSPDLK</text:p>
          </table:table-cell>
          <table:table-cell table:formula="of:=SUBSTITUTE(SUBSTITUTE([.A273];&quot;(+15.99)&quot;;&quot;&quot;);&quot;(+57.02)&quot;;&quot;&quot;)" office:value-type="string" office:string-value="VSVGLEYSPDLK" calcext:value-type="string">
            <text:p>VSVGLEYSPDLK</text:p>
          </table:table-cell>
          <table:table-cell office:value-type="string" calcext:value-type="string">
            <text:p>WFSPTEC(+57.02)LLSGWGAATK</text:p>
          </table:table-cell>
          <table:table-cell table:formula="of:=SUBSTITUTE(SUBSTITUTE([.C273];&quot;(+15.99)&quot;;&quot;&quot;);&quot;(+57.02)&quot;;&quot;&quot;)" office:value-type="string" office:string-value="WFSPTECLLSGWGAATK" calcext:value-type="string">
            <text:p>WFSPTECLLSGWGAATK</text:p>
          </table:table-cell>
        </table:table-row>
        <table:table-row table:style-name="ro2">
          <table:table-cell office:value-type="string" calcext:value-type="string">
            <text:p>YGPDFDAPLTAALK</text:p>
          </table:table-cell>
          <table:table-cell table:formula="of:=SUBSTITUTE(SUBSTITUTE([.A274];&quot;(+15.99)&quot;;&quot;&quot;);&quot;(+57.02)&quot;;&quot;&quot;)" office:value-type="string" office:string-value="YGPDFDAPLTAALK" calcext:value-type="string">
            <text:p>YGPDFDAPLTAALK</text:p>
          </table:table-cell>
          <table:table-cell office:value-type="string" calcext:value-type="string">
            <text:p>QSKPLVLLAEDKNK</text:p>
          </table:table-cell>
          <table:table-cell table:formula="of:=SUBSTITUTE(SUBSTITUTE([.C274];&quot;(+15.99)&quot;;&quot;&quot;);&quot;(+57.02)&quot;;&quot;&quot;)" office:value-type="string" office:string-value="QSKPLVLLAEDKNK" calcext:value-type="string">
            <text:p>QSKPLVLLAEDKNK</text:p>
          </table:table-cell>
        </table:table-row>
        <table:table-row table:style-name="ro2">
          <table:table-cell office:value-type="string" calcext:value-type="string">
            <text:p>QQDLLPEQK</text:p>
          </table:table-cell>
          <table:table-cell table:formula="of:=SUBSTITUTE(SUBSTITUTE([.A275];&quot;(+15.99)&quot;;&quot;&quot;);&quot;(+57.02)&quot;;&quot;&quot;)" office:value-type="string" office:string-value="QQDLLPEQK" calcext:value-type="string">
            <text:p>QQDLLPEQK</text:p>
          </table:table-cell>
          <table:table-cell office:value-type="string" calcext:value-type="string">
            <text:p>WPVLDEPYLLLTDQK</text:p>
          </table:table-cell>
          <table:table-cell table:formula="of:=SUBSTITUTE(SUBSTITUTE([.C275];&quot;(+15.99)&quot;;&quot;&quot;);&quot;(+57.02)&quot;;&quot;&quot;)" office:value-type="string" office:string-value="WPVLDEPYLLLTDQK" calcext:value-type="string">
            <text:p>WPVLDEPYLLLTDQK</text:p>
          </table:table-cell>
        </table:table-row>
        <table:table-row table:style-name="ro1">
          <table:table-cell office:value-type="string" calcext:value-type="string">
            <text:p>EEAYALSPWK</text:p>
          </table:table-cell>
          <table:table-cell table:formula="of:=SUBSTITUTE(SUBSTITUTE([.A276];&quot;(+15.99)&quot;;&quot;&quot;);&quot;(+57.02)&quot;;&quot;&quot;)" office:value-type="string" office:string-value="EEAYALSPWK" calcext:value-type="string">
            <text:p>EEAYALSPWK</text:p>
          </table:table-cell>
          <table:table-cell office:value-type="string" calcext:value-type="string">
            <text:p>LPM(+15.99)EEAVK</text:p>
          </table:table-cell>
          <table:table-cell table:formula="of:=SUBSTITUTE(SUBSTITUTE([.C276];&quot;(+15.99)&quot;;&quot;&quot;);&quot;(+57.02)&quot;;&quot;&quot;)" office:value-type="string" office:string-value="LPMEEAVK" calcext:value-type="string">
            <text:p>LPMEEAVK</text:p>
          </table:table-cell>
        </table:table-row>
        <table:table-row table:style-name="ro1">
          <table:table-cell office:value-type="string" calcext:value-type="string">
            <text:p>TKLEVATTHEK</text:p>
          </table:table-cell>
          <table:table-cell table:formula="of:=SUBSTITUTE(SUBSTITUTE([.A277];&quot;(+15.99)&quot;;&quot;&quot;);&quot;(+57.02)&quot;;&quot;&quot;)" office:value-type="string" office:string-value="TKLEVATTHEK" calcext:value-type="string">
            <text:p>TKLEVATTHEK</text:p>
          </table:table-cell>
          <table:table-cell office:value-type="string" calcext:value-type="string">
            <text:p>QTTLGYLTHNK</text:p>
          </table:table-cell>
          <table:table-cell table:formula="of:=SUBSTITUTE(SUBSTITUTE([.C277];&quot;(+15.99)&quot;;&quot;&quot;);&quot;(+57.02)&quot;;&quot;&quot;)" office:value-type="string" office:string-value="QTTLGYLTHNK" calcext:value-type="string">
            <text:p>QTTLGYLTHNK</text:p>
          </table:table-cell>
        </table:table-row>
        <table:table-row table:style-name="ro2">
          <table:table-cell office:value-type="string" calcext:value-type="string">
            <text:p>FPDVKGPDK</text:p>
          </table:table-cell>
          <table:table-cell table:formula="of:=SUBSTITUTE(SUBSTITUTE([.A278];&quot;(+15.99)&quot;;&quot;&quot;);&quot;(+57.02)&quot;;&quot;&quot;)" office:value-type="string" office:string-value="FPDVKGPDK" calcext:value-type="string">
            <text:p>FPDVKGPDK</text:p>
          </table:table-cell>
          <table:table-cell office:value-type="string" calcext:value-type="string">
            <text:p>ELDFDWTLLRNLPK</text:p>
          </table:table-cell>
          <table:table-cell table:formula="of:=SUBSTITUTE(SUBSTITUTE([.C278];&quot;(+15.99)&quot;;&quot;&quot;);&quot;(+57.02)&quot;;&quot;&quot;)" office:value-type="string" office:string-value="ELDFDWTLLRNLPK" calcext:value-type="string">
            <text:p>ELDFDWTLLRNLPK</text:p>
          </table:table-cell>
        </table:table-row>
        <table:table-row table:style-name="ro1">
          <table:table-cell office:value-type="string" calcext:value-type="string">
            <text:p>GYLSPYFATDNSNK</text:p>
          </table:table-cell>
          <table:table-cell table:formula="of:=SUBSTITUTE(SUBSTITUTE([.A279];&quot;(+15.99)&quot;;&quot;&quot;);&quot;(+57.02)&quot;;&quot;&quot;)" office:value-type="string" office:string-value="GYLSPYFATDNSNK" calcext:value-type="string">
            <text:p>GYLSPYFATDNSNK</text:p>
          </table:table-cell>
          <table:table-cell office:value-type="string" calcext:value-type="string">
            <text:p>AVAGLEVLR</text:p>
          </table:table-cell>
          <table:table-cell table:formula="of:=SUBSTITUTE(SUBSTITUTE([.C279];&quot;(+15.99)&quot;;&quot;&quot;);&quot;(+57.02)&quot;;&quot;&quot;)" office:value-type="string" office:string-value="AVAGLEVLR" calcext:value-type="string">
            <text:p>AVAGLEVLR</text:p>
          </table:table-cell>
        </table:table-row>
        <table:table-row table:style-name="ro2">
          <table:table-cell office:value-type="string" calcext:value-type="string">
            <text:p>EEQNYYADLYAK</text:p>
          </table:table-cell>
          <table:table-cell table:formula="of:=SUBSTITUTE(SUBSTITUTE([.A280];&quot;(+15.99)&quot;;&quot;&quot;);&quot;(+57.02)&quot;;&quot;&quot;)" office:value-type="string" office:string-value="EEQNYYADLYAK" calcext:value-type="string">
            <text:p>EEQNYYADLYAK</text:p>
          </table:table-cell>
          <table:table-cell office:value-type="string" calcext:value-type="string">
            <text:p>AAPPQVGEVAKVGPGK</text:p>
          </table:table-cell>
          <table:table-cell table:formula="of:=SUBSTITUTE(SUBSTITUTE([.C280];&quot;(+15.99)&quot;;&quot;&quot;);&quot;(+57.02)&quot;;&quot;&quot;)" office:value-type="string" office:string-value="AAPPQVGEVAKVGPGK" calcext:value-type="string">
            <text:p>AAPPQVGEVAKVGPGK</text:p>
          </table:table-cell>
        </table:table-row>
        <table:table-row table:style-name="ro2">
          <table:table-cell office:value-type="string" calcext:value-type="string">
            <text:p>M(+15.99)PAVQTTGPLK</text:p>
          </table:table-cell>
          <table:table-cell table:formula="of:=SUBSTITUTE(SUBSTITUTE([.A281];&quot;(+15.99)&quot;;&quot;&quot;);&quot;(+57.02)&quot;;&quot;&quot;)" office:value-type="string" office:string-value="MPAVQTTGPLK" calcext:value-type="string">
            <text:p>MPAVQTTGPLK</text:p>
          </table:table-cell>
          <table:table-cell office:value-type="string" calcext:value-type="string">
            <text:p>ERDGDLGC(+57.02)FSM(+15.99)HPLK</text:p>
          </table:table-cell>
          <table:table-cell table:formula="of:=SUBSTITUTE(SUBSTITUTE([.C281];&quot;(+15.99)&quot;;&quot;&quot;);&quot;(+57.02)&quot;;&quot;&quot;)" office:value-type="string" office:string-value="ERDGDLGCFSMHPLK" calcext:value-type="string">
            <text:p>ERDGDLGCFSMHPLK</text:p>
          </table:table-cell>
        </table:table-row>
        <table:table-row table:style-name="ro2">
          <table:table-cell office:value-type="string" calcext:value-type="string">
            <text:p>EPDPDLLC(+57.02)LQETK</text:p>
          </table:table-cell>
          <table:table-cell table:formula="of:=SUBSTITUTE(SUBSTITUTE([.A282];&quot;(+15.99)&quot;;&quot;&quot;);&quot;(+57.02)&quot;;&quot;&quot;)" office:value-type="string" office:string-value="EPDPDLLCLQETK" calcext:value-type="string">
            <text:p>EPDPDLLCLQETK</text:p>
          </table:table-cell>
          <table:table-cell office:value-type="string" calcext:value-type="string">
            <text:p>NLC(+57.02)TVLAHM(+15.99)GLK</text:p>
          </table:table-cell>
          <table:table-cell table:formula="of:=SUBSTITUTE(SUBSTITUTE([.C282];&quot;(+15.99)&quot;;&quot;&quot;);&quot;(+57.02)&quot;;&quot;&quot;)" office:value-type="string" office:string-value="NLCTVLAHMGLK" calcext:value-type="string">
            <text:p>NLCTVLAHMGLK</text:p>
          </table:table-cell>
        </table:table-row>
        <table:table-row table:style-name="ro1">
          <table:table-cell office:value-type="string" calcext:value-type="string">
            <text:p>KVDYDLR</text:p>
          </table:table-cell>
          <table:table-cell table:formula="of:=SUBSTITUTE(SUBSTITUTE([.A283];&quot;(+15.99)&quot;;&quot;&quot;);&quot;(+57.02)&quot;;&quot;&quot;)" office:value-type="string" office:string-value="KVDYDLR" calcext:value-type="string">
            <text:p>KVDYDLR</text:p>
          </table:table-cell>
          <table:table-cell office:value-type="string" calcext:value-type="string">
            <text:p>NSLATFC(+57.02)M(+15.99)K</text:p>
          </table:table-cell>
          <table:table-cell table:formula="of:=SUBSTITUTE(SUBSTITUTE([.C283];&quot;(+15.99)&quot;;&quot;&quot;);&quot;(+57.02)&quot;;&quot;&quot;)" office:value-type="string" office:string-value="NSLATFCMK" calcext:value-type="string">
            <text:p>NSLATFCMK</text:p>
          </table:table-cell>
        </table:table-row>
        <table:table-row table:style-name="ro1">
          <table:table-cell office:value-type="string" calcext:value-type="string">
            <text:p>ATVTEDESFEGK</text:p>
          </table:table-cell>
          <table:table-cell table:formula="of:=SUBSTITUTE(SUBSTITUTE([.A284];&quot;(+15.99)&quot;;&quot;&quot;);&quot;(+57.02)&quot;;&quot;&quot;)" office:value-type="string" office:string-value="ATVTEDESFEGK" calcext:value-type="string">
            <text:p>ATVTEDESFEGK</text:p>
          </table:table-cell>
          <table:table-cell office:value-type="string" calcext:value-type="string">
            <text:p>KDNNLNNFLEK</text:p>
          </table:table-cell>
          <table:table-cell table:formula="of:=SUBSTITUTE(SUBSTITUTE([.C284];&quot;(+15.99)&quot;;&quot;&quot;);&quot;(+57.02)&quot;;&quot;&quot;)" office:value-type="string" office:string-value="KDNNLNNFLEK" calcext:value-type="string">
            <text:p>KDNNLNNFLEK</text:p>
          </table:table-cell>
        </table:table-row>
        <table:table-row table:style-name="ro2">
          <table:table-cell office:value-type="string" calcext:value-type="string">
            <text:p>QAPSVVAYTK</text:p>
          </table:table-cell>
          <table:table-cell table:formula="of:=SUBSTITUTE(SUBSTITUTE([.A285];&quot;(+15.99)&quot;;&quot;&quot;);&quot;(+57.02)&quot;;&quot;&quot;)" office:value-type="string" office:string-value="QAPSVVAYTK" calcext:value-type="string">
            <text:p>QAPSVVAYTK</text:p>
          </table:table-cell>
          <table:table-cell office:value-type="string" calcext:value-type="string">
            <text:p>LPDRFAKSSPLGTADVR</text:p>
          </table:table-cell>
          <table:table-cell table:formula="of:=SUBSTITUTE(SUBSTITUTE([.C285];&quot;(+15.99)&quot;;&quot;&quot;);&quot;(+57.02)&quot;;&quot;&quot;)" office:value-type="string" office:string-value="LPDRFAKSSPLGTADVR" calcext:value-type="string">
            <text:p>LPDRFAKSSPLGTADVR</text:p>
          </table:table-cell>
        </table:table-row>
        <table:table-row table:style-name="ro1">
          <table:table-cell office:value-type="string" calcext:value-type="string">
            <text:p>GYLPLDDPNR</text:p>
          </table:table-cell>
          <table:table-cell table:formula="of:=SUBSTITUTE(SUBSTITUTE([.A286];&quot;(+15.99)&quot;;&quot;&quot;);&quot;(+57.02)&quot;;&quot;&quot;)" office:value-type="string" office:string-value="GYLPLDDPNR" calcext:value-type="string">
            <text:p>GYLPLDDPNR</text:p>
          </table:table-cell>
          <table:table-cell office:value-type="string" calcext:value-type="string">
            <text:p>VGNLMLR</text:p>
          </table:table-cell>
          <table:table-cell table:formula="of:=SUBSTITUTE(SUBSTITUTE([.C286];&quot;(+15.99)&quot;;&quot;&quot;);&quot;(+57.02)&quot;;&quot;&quot;)" office:value-type="string" office:string-value="VGNLMLR" calcext:value-type="string">
            <text:p>VGNLMLR</text:p>
          </table:table-cell>
        </table:table-row>
        <table:table-row table:style-name="ro1">
          <table:table-cell office:value-type="string" calcext:value-type="string">
            <text:p>LAWQPVSPR</text:p>
          </table:table-cell>
          <table:table-cell table:formula="of:=SUBSTITUTE(SUBSTITUTE([.A287];&quot;(+15.99)&quot;;&quot;&quot;);&quot;(+57.02)&quot;;&quot;&quot;)" office:value-type="string" office:string-value="LAWQPVSPR" calcext:value-type="string">
            <text:p>LAWQPVSPR</text:p>
          </table:table-cell>
          <table:table-cell office:value-type="string" calcext:value-type="string">
            <text:p>EVPLKMPK</text:p>
          </table:table-cell>
          <table:table-cell table:formula="of:=SUBSTITUTE(SUBSTITUTE([.C287];&quot;(+15.99)&quot;;&quot;&quot;);&quot;(+57.02)&quot;;&quot;&quot;)" office:value-type="string" office:string-value="EVPLKMPK" calcext:value-type="string">
            <text:p>EVPLKMPK</text:p>
          </table:table-cell>
        </table:table-row>
        <table:table-row table:style-name="ro1">
          <table:table-cell office:value-type="string" calcext:value-type="string">
            <text:p>RYAADSLK</text:p>
          </table:table-cell>
          <table:table-cell table:formula="of:=SUBSTITUTE(SUBSTITUTE([.A288];&quot;(+15.99)&quot;;&quot;&quot;);&quot;(+57.02)&quot;;&quot;&quot;)" office:value-type="string" office:string-value="RYAADSLK" calcext:value-type="string">
            <text:p>RYAADSLK</text:p>
          </table:table-cell>
          <table:table-cell office:value-type="string" calcext:value-type="string">
            <text:p>EGTGLGLENK</text:p>
          </table:table-cell>
          <table:table-cell table:formula="of:=SUBSTITUTE(SUBSTITUTE([.C288];&quot;(+15.99)&quot;;&quot;&quot;);&quot;(+57.02)&quot;;&quot;&quot;)" office:value-type="string" office:string-value="EGTGLGLENK" calcext:value-type="string">
            <text:p>EGTGLGLENK</text:p>
          </table:table-cell>
        </table:table-row>
        <table:table-row table:style-name="ro2">
          <table:table-cell office:value-type="string" calcext:value-type="string">
            <text:p>HAPLSEFLEDR</text:p>
          </table:table-cell>
          <table:table-cell table:formula="of:=SUBSTITUTE(SUBSTITUTE([.A289];&quot;(+15.99)&quot;;&quot;&quot;);&quot;(+57.02)&quot;;&quot;&quot;)" office:value-type="string" office:string-value="HAPLSEFLEDR" calcext:value-type="string">
            <text:p>HAPLSEFLEDR</text:p>
          </table:table-cell>
          <table:table-cell office:value-type="string" calcext:value-type="string">
            <text:p>ESM(+15.99)NSTNQEDLLLR</text:p>
          </table:table-cell>
          <table:table-cell table:formula="of:=SUBSTITUTE(SUBSTITUTE([.C289];&quot;(+15.99)&quot;;&quot;&quot;);&quot;(+57.02)&quot;;&quot;&quot;)" office:value-type="string" office:string-value="ESMNSTNQEDLLLR" calcext:value-type="string">
            <text:p>ESMNSTNQEDLLLR</text:p>
          </table:table-cell>
        </table:table-row>
        <table:table-row table:style-name="ro1">
          <table:table-cell office:value-type="string" calcext:value-type="string">
            <text:p>FLFNDTFEHLK</text:p>
          </table:table-cell>
          <table:table-cell table:formula="of:=SUBSTITUTE(SUBSTITUTE([.A290];&quot;(+15.99)&quot;;&quot;&quot;);&quot;(+57.02)&quot;;&quot;&quot;)" office:value-type="string" office:string-value="FLFNDTFEHLK" calcext:value-type="string">
            <text:p>FLFNDTFEHLK</text:p>
          </table:table-cell>
          <table:table-cell office:value-type="string" calcext:value-type="string">
            <text:p>YNLNDFDFTK</text:p>
          </table:table-cell>
          <table:table-cell table:formula="of:=SUBSTITUTE(SUBSTITUTE([.C290];&quot;(+15.99)&quot;;&quot;&quot;);&quot;(+57.02)&quot;;&quot;&quot;)" office:value-type="string" office:string-value="YNLNDFDFTK" calcext:value-type="string">
            <text:p>YNLNDFDFTK</text:p>
          </table:table-cell>
        </table:table-row>
        <table:table-row table:style-name="ro1">
          <table:table-cell office:value-type="string" calcext:value-type="string">
            <text:p>SKEAFDKSFWLK</text:p>
          </table:table-cell>
          <table:table-cell table:formula="of:=SUBSTITUTE(SUBSTITUTE([.A291];&quot;(+15.99)&quot;;&quot;&quot;);&quot;(+57.02)&quot;;&quot;&quot;)" office:value-type="string" office:string-value="SKEAFDKSFWLK" calcext:value-type="string">
            <text:p>SKEAFDKSFWLK</text:p>
          </table:table-cell>
          <table:table-cell office:value-type="string" calcext:value-type="string">
            <text:p>TEFDYR</text:p>
          </table:table-cell>
          <table:table-cell table:formula="of:=SUBSTITUTE(SUBSTITUTE([.C291];&quot;(+15.99)&quot;;&quot;&quot;);&quot;(+57.02)&quot;;&quot;&quot;)" office:value-type="string" office:string-value="TEFDYR" calcext:value-type="string">
            <text:p>TEFDYR</text:p>
          </table:table-cell>
        </table:table-row>
        <table:table-row table:style-name="ro1">
          <table:table-cell office:value-type="string" calcext:value-type="string">
            <text:p>NPEEAALGYKK</text:p>
          </table:table-cell>
          <table:table-cell table:formula="of:=SUBSTITUTE(SUBSTITUTE([.A292];&quot;(+15.99)&quot;;&quot;&quot;);&quot;(+57.02)&quot;;&quot;&quot;)" office:value-type="string" office:string-value="NPEEAALGYKK" calcext:value-type="string">
            <text:p>NPEEAALGYKK</text:p>
          </table:table-cell>
          <table:table-cell office:value-type="string" calcext:value-type="string">
            <text:p>SLASDLLYVK</text:p>
          </table:table-cell>
          <table:table-cell table:formula="of:=SUBSTITUTE(SUBSTITUTE([.C292];&quot;(+15.99)&quot;;&quot;&quot;);&quot;(+57.02)&quot;;&quot;&quot;)" office:value-type="string" office:string-value="SLASDLLYVK" calcext:value-type="string">
            <text:p>SLASDLLYVK</text:p>
          </table:table-cell>
        </table:table-row>
        <table:table-row table:style-name="ro1">
          <table:table-cell office:value-type="string" calcext:value-type="string">
            <text:p>ESLQTQDVLM(+15.99)LDR</text:p>
          </table:table-cell>
          <table:table-cell table:formula="of:=SUBSTITUTE(SUBSTITUTE([.A293];&quot;(+15.99)&quot;;&quot;&quot;);&quot;(+57.02)&quot;;&quot;&quot;)" office:value-type="string" office:string-value="ESLQTQDVLMLDR" calcext:value-type="string">
            <text:p>ESLQTQDVLMLDR</text:p>
          </table:table-cell>
          <table:table-cell office:value-type="string" calcext:value-type="string">
            <text:p>QQVPVLEQLAK</text:p>
          </table:table-cell>
          <table:table-cell table:formula="of:=SUBSTITUTE(SUBSTITUTE([.C293];&quot;(+15.99)&quot;;&quot;&quot;);&quot;(+57.02)&quot;;&quot;&quot;)" office:value-type="string" office:string-value="QQVPVLEQLAK" calcext:value-type="string">
            <text:p>QQVPVLEQLAK</text:p>
          </table:table-cell>
        </table:table-row>
        <table:table-row table:style-name="ro2">
          <table:table-cell office:value-type="string" calcext:value-type="string">
            <text:p>FLDVEKPFSK</text:p>
          </table:table-cell>
          <table:table-cell table:formula="of:=SUBSTITUTE(SUBSTITUTE([.A294];&quot;(+15.99)&quot;;&quot;&quot;);&quot;(+57.02)&quot;;&quot;&quot;)" office:value-type="string" office:string-value="FLDVEKPFSK" calcext:value-type="string">
            <text:p>FLDVEKPFSK</text:p>
          </table:table-cell>
          <table:table-cell office:value-type="string" calcext:value-type="string">
            <text:p>DSSAMELNSNK</text:p>
          </table:table-cell>
          <table:table-cell table:formula="of:=SUBSTITUTE(SUBSTITUTE([.C294];&quot;(+15.99)&quot;;&quot;&quot;);&quot;(+57.02)&quot;;&quot;&quot;)" office:value-type="string" office:string-value="DSSAMELNSNK" calcext:value-type="string">
            <text:p>DSSAMELNSNK</text:p>
          </table:table-cell>
        </table:table-row>
        <table:table-row table:style-name="ro1">
          <table:table-cell office:value-type="string" calcext:value-type="string">
            <text:p>LEAHLAPLLK</text:p>
          </table:table-cell>
          <table:table-cell table:formula="of:=SUBSTITUTE(SUBSTITUTE([.A295];&quot;(+15.99)&quot;;&quot;&quot;);&quot;(+57.02)&quot;;&quot;&quot;)" office:value-type="string" office:string-value="LEAHLAPLLK" calcext:value-type="string">
            <text:p>LEAHLAPLLK</text:p>
          </table:table-cell>
          <table:table-cell office:value-type="string" calcext:value-type="string">
            <text:p>EFLFDFLK</text:p>
          </table:table-cell>
          <table:table-cell table:formula="of:=SUBSTITUTE(SUBSTITUTE([.C295];&quot;(+15.99)&quot;;&quot;&quot;);&quot;(+57.02)&quot;;&quot;&quot;)" office:value-type="string" office:string-value="EFLFDFLK" calcext:value-type="string">
            <text:p>EFLFDFLK</text:p>
          </table:table-cell>
        </table:table-row>
        <table:table-row table:style-name="ro1">
          <table:table-cell office:value-type="string" calcext:value-type="string">
            <text:p>C(+57.02)TVLLLQK</text:p>
          </table:table-cell>
          <table:table-cell table:formula="of:=SUBSTITUTE(SUBSTITUTE([.A296];&quot;(+15.99)&quot;;&quot;&quot;);&quot;(+57.02)&quot;;&quot;&quot;)" office:value-type="string" office:string-value="CTVLLLQK" calcext:value-type="string">
            <text:p>CTVLLLQK</text:p>
          </table:table-cell>
          <table:table-cell office:value-type="string" calcext:value-type="string">
            <text:p>LVVNGPVPDK</text:p>
          </table:table-cell>
          <table:table-cell table:formula="of:=SUBSTITUTE(SUBSTITUTE([.C296];&quot;(+15.99)&quot;;&quot;&quot;);&quot;(+57.02)&quot;;&quot;&quot;)" office:value-type="string" office:string-value="LVVNGPVPDK" calcext:value-type="string">
            <text:p>LVVNGPVPDK</text:p>
          </table:table-cell>
        </table:table-row>
        <table:table-row table:style-name="ro1">
          <table:table-cell office:value-type="string" calcext:value-type="string">
            <text:p>DVLDLGVDLVSFC(+57.02)K</text:p>
          </table:table-cell>
          <table:table-cell table:formula="of:=SUBSTITUTE(SUBSTITUTE([.A297];&quot;(+15.99)&quot;;&quot;&quot;);&quot;(+57.02)&quot;;&quot;&quot;)" office:value-type="string" office:string-value="DVLDLGVDLVSFCK" calcext:value-type="string">
            <text:p>DVLDLGVDLVSFCK</text:p>
          </table:table-cell>
          <table:table-cell office:value-type="string" calcext:value-type="string">
            <text:p>NMAAVTC(+57.02)PR</text:p>
          </table:table-cell>
          <table:table-cell table:formula="of:=SUBSTITUTE(SUBSTITUTE([.C297];&quot;(+15.99)&quot;;&quot;&quot;);&quot;(+57.02)&quot;;&quot;&quot;)" office:value-type="string" office:string-value="NMAAVTCPR" calcext:value-type="string">
            <text:p>NMAAVTCPR</text:p>
          </table:table-cell>
        </table:table-row>
        <table:table-row table:style-name="ro1">
          <table:table-cell office:value-type="string" calcext:value-type="string">
            <text:p>QQSPPESWK</text:p>
          </table:table-cell>
          <table:table-cell table:formula="of:=SUBSTITUTE(SUBSTITUTE([.A298];&quot;(+15.99)&quot;;&quot;&quot;);&quot;(+57.02)&quot;;&quot;&quot;)" office:value-type="string" office:string-value="QQSPPESWK" calcext:value-type="string">
            <text:p>QQSPPESWK</text:p>
          </table:table-cell>
          <table:table-cell office:value-type="string" calcext:value-type="string">
            <text:p>LAGRAVLKK</text:p>
          </table:table-cell>
          <table:table-cell table:formula="of:=SUBSTITUTE(SUBSTITUTE([.C298];&quot;(+15.99)&quot;;&quot;&quot;);&quot;(+57.02)&quot;;&quot;&quot;)" office:value-type="string" office:string-value="LAGRAVLKK" calcext:value-type="string">
            <text:p>LAGRAVLKK</text:p>
          </table:table-cell>
        </table:table-row>
        <table:table-row table:style-name="ro2">
          <table:table-cell office:value-type="string" calcext:value-type="string">
            <text:p>QNNATLEYLGTGR</text:p>
          </table:table-cell>
          <table:table-cell table:formula="of:=SUBSTITUTE(SUBSTITUTE([.A299];&quot;(+15.99)&quot;;&quot;&quot;);&quot;(+57.02)&quot;;&quot;&quot;)" office:value-type="string" office:string-value="QNNATLEYLGTGR" calcext:value-type="string">
            <text:p>QNNATLEYLGTGR</text:p>
          </table:table-cell>
          <table:table-cell office:value-type="string" calcext:value-type="string">
            <text:p>KTHPALVVALNK</text:p>
          </table:table-cell>
          <table:table-cell table:formula="of:=SUBSTITUTE(SUBSTITUTE([.C299];&quot;(+15.99)&quot;;&quot;&quot;);&quot;(+57.02)&quot;;&quot;&quot;)" office:value-type="string" office:string-value="KTHPALVVALNK" calcext:value-type="string">
            <text:p>KTHPALVVALNK</text:p>
          </table:table-cell>
        </table:table-row>
        <table:table-row table:style-name="ro1">
          <table:table-cell office:value-type="string" calcext:value-type="string">
            <text:p>ENGLSM(+15.99)DVHVPK</text:p>
          </table:table-cell>
          <table:table-cell table:formula="of:=SUBSTITUTE(SUBSTITUTE([.A300];&quot;(+15.99)&quot;;&quot;&quot;);&quot;(+57.02)&quot;;&quot;&quot;)" office:value-type="string" office:string-value="ENGLSMDVHVPK" calcext:value-type="string">
            <text:p>ENGLSMDVHVPK</text:p>
          </table:table-cell>
          <table:table-cell office:value-type="string" calcext:value-type="string">
            <text:p>KSPLELK</text:p>
          </table:table-cell>
          <table:table-cell table:formula="of:=SUBSTITUTE(SUBSTITUTE([.C300];&quot;(+15.99)&quot;;&quot;&quot;);&quot;(+57.02)&quot;;&quot;&quot;)" office:value-type="string" office:string-value="KSPLELK" calcext:value-type="string">
            <text:p>KSPLELK</text:p>
          </table:table-cell>
        </table:table-row>
        <table:table-row table:style-name="ro2">
          <table:table-cell office:value-type="string" calcext:value-type="string">
            <text:p>DPEVKLWGR</text:p>
          </table:table-cell>
          <table:table-cell table:formula="of:=SUBSTITUTE(SUBSTITUTE([.A301];&quot;(+15.99)&quot;;&quot;&quot;);&quot;(+57.02)&quot;;&quot;&quot;)" office:value-type="string" office:string-value="DPEVKLWGR" calcext:value-type="string">
            <text:p>DPEVKLWGR</text:p>
          </table:table-cell>
          <table:table-cell office:value-type="string" calcext:value-type="string">
            <text:p>WVRLALSDPQC(+57.02)M(+15.99)EK</text:p>
          </table:table-cell>
          <table:table-cell table:formula="of:=SUBSTITUTE(SUBSTITUTE([.C301];&quot;(+15.99)&quot;;&quot;&quot;);&quot;(+57.02)&quot;;&quot;&quot;)" office:value-type="string" office:string-value="WVRLALSDPQCMEK" calcext:value-type="string">
            <text:p>WVRLALSDPQCMEK</text:p>
          </table:table-cell>
        </table:table-row>
        <table:table-row table:style-name="ro1">
          <table:table-cell office:value-type="string" calcext:value-type="string">
            <text:p>RLLVAAVK</text:p>
          </table:table-cell>
          <table:table-cell table:formula="of:=SUBSTITUTE(SUBSTITUTE([.A302];&quot;(+15.99)&quot;;&quot;&quot;);&quot;(+57.02)&quot;;&quot;&quot;)" office:value-type="string" office:string-value="RLLVAAVK" calcext:value-type="string">
            <text:p>RLLVAAVK</text:p>
          </table:table-cell>
          <table:table-cell office:value-type="string" calcext:value-type="string">
            <text:p>EVAEASLTK</text:p>
          </table:table-cell>
          <table:table-cell table:formula="of:=SUBSTITUTE(SUBSTITUTE([.C302];&quot;(+15.99)&quot;;&quot;&quot;);&quot;(+57.02)&quot;;&quot;&quot;)" office:value-type="string" office:string-value="EVAEASLTK" calcext:value-type="string">
            <text:p>EVAEASLTK</text:p>
          </table:table-cell>
        </table:table-row>
        <table:table-row table:style-name="ro2">
          <table:table-cell office:value-type="string" calcext:value-type="string">
            <text:p>TGETLVGKM(+15.99)PK</text:p>
          </table:table-cell>
          <table:table-cell table:formula="of:=SUBSTITUTE(SUBSTITUTE([.A303];&quot;(+15.99)&quot;;&quot;&quot;);&quot;(+57.02)&quot;;&quot;&quot;)" office:value-type="string" office:string-value="TGETLVGKMPK" calcext:value-type="string">
            <text:p>TGETLVGKMPK</text:p>
          </table:table-cell>
          <table:table-cell office:value-type="string" calcext:value-type="string">
            <text:p>APAPQVGMPAQVGPGK</text:p>
          </table:table-cell>
          <table:table-cell table:formula="of:=SUBSTITUTE(SUBSTITUTE([.C303];&quot;(+15.99)&quot;;&quot;&quot;);&quot;(+57.02)&quot;;&quot;&quot;)" office:value-type="string" office:string-value="APAPQVGMPAQVGPGK" calcext:value-type="string">
            <text:p>APAPQVGMPAQVGPGK</text:p>
          </table:table-cell>
        </table:table-row>
        <table:table-row table:style-name="ro1">
          <table:table-cell office:value-type="string" calcext:value-type="string">
            <text:p>HFSDVTSTVEWSHK</text:p>
          </table:table-cell>
          <table:table-cell table:formula="of:=SUBSTITUTE(SUBSTITUTE([.A304];&quot;(+15.99)&quot;;&quot;&quot;);&quot;(+57.02)&quot;;&quot;&quot;)" office:value-type="string" office:string-value="HFSDVTSTVEWSHK" calcext:value-type="string">
            <text:p>HFSDVTSTVEWSHK</text:p>
          </table:table-cell>
          <table:table-cell office:value-type="string" calcext:value-type="string">
            <text:p>C(+57.02)RSDLAK</text:p>
          </table:table-cell>
          <table:table-cell table:formula="of:=SUBSTITUTE(SUBSTITUTE([.C304];&quot;(+15.99)&quot;;&quot;&quot;);&quot;(+57.02)&quot;;&quot;&quot;)" office:value-type="string" office:string-value="CRSDLAK" calcext:value-type="string">
            <text:p>CRSDLAK</text:p>
          </table:table-cell>
        </table:table-row>
        <table:table-row table:style-name="ro2">
          <table:table-cell office:value-type="string" calcext:value-type="string">
            <text:p>QTPEGSVLGDK</text:p>
          </table:table-cell>
          <table:table-cell table:formula="of:=SUBSTITUTE(SUBSTITUTE([.A305];&quot;(+15.99)&quot;;&quot;&quot;);&quot;(+57.02)&quot;;&quot;&quot;)" office:value-type="string" office:string-value="QTPEGSVLGDK" calcext:value-type="string">
            <text:p>QTPEGSVLGDK</text:p>
          </table:table-cell>
          <table:table-cell office:value-type="string" calcext:value-type="string">
            <text:p>SPVSVSLESLC(+57.02)VNSLR</text:p>
          </table:table-cell>
          <table:table-cell table:formula="of:=SUBSTITUTE(SUBSTITUTE([.C305];&quot;(+15.99)&quot;;&quot;&quot;);&quot;(+57.02)&quot;;&quot;&quot;)" office:value-type="string" office:string-value="SPVSVSLESLCVNSLR" calcext:value-type="string">
            <text:p>SPVSVSLESLCVNSLR</text:p>
          </table:table-cell>
        </table:table-row>
        <table:table-row table:style-name="ro1">
          <table:table-cell office:value-type="string" calcext:value-type="string">
            <text:p>ESPALEM(+15.99)TFK</text:p>
          </table:table-cell>
          <table:table-cell table:formula="of:=SUBSTITUTE(SUBSTITUTE([.A306];&quot;(+15.99)&quot;;&quot;&quot;);&quot;(+57.02)&quot;;&quot;&quot;)" office:value-type="string" office:string-value="ESPALEMTFK" calcext:value-type="string">
            <text:p>ESPALEMTFK</text:p>
          </table:table-cell>
          <table:table-cell office:value-type="string" calcext:value-type="string">
            <text:p>C(+57.02)SVYKAKFYK</text:p>
          </table:table-cell>
          <table:table-cell table:formula="of:=SUBSTITUTE(SUBSTITUTE([.C306];&quot;(+15.99)&quot;;&quot;&quot;);&quot;(+57.02)&quot;;&quot;&quot;)" office:value-type="string" office:string-value="CSVYKAKFYK" calcext:value-type="string">
            <text:p>CSVYKAKFYK</text:p>
          </table:table-cell>
        </table:table-row>
        <table:table-row table:style-name="ro1">
          <table:table-cell office:value-type="string" calcext:value-type="string">
            <text:p>WVLADNLTYLHSK</text:p>
          </table:table-cell>
          <table:table-cell table:formula="of:=SUBSTITUTE(SUBSTITUTE([.A307];&quot;(+15.99)&quot;;&quot;&quot;);&quot;(+57.02)&quot;;&quot;&quot;)" office:value-type="string" office:string-value="WVLADNLTYLHSK" calcext:value-type="string">
            <text:p>WVLADNLTYLHSK</text:p>
          </table:table-cell>
          <table:table-cell office:value-type="string" calcext:value-type="string">
            <text:p>TPPATLVVNR</text:p>
          </table:table-cell>
          <table:table-cell table:formula="of:=SUBSTITUTE(SUBSTITUTE([.C307];&quot;(+15.99)&quot;;&quot;&quot;);&quot;(+57.02)&quot;;&quot;&quot;)" office:value-type="string" office:string-value="TPPATLVVNR" calcext:value-type="string">
            <text:p>TPPATLVVNR</text:p>
          </table:table-cell>
        </table:table-row>
        <table:table-row table:style-name="ro2">
          <table:table-cell office:value-type="string" calcext:value-type="string">
            <text:p>NVLNVAAVK</text:p>
          </table:table-cell>
          <table:table-cell table:formula="of:=SUBSTITUTE(SUBSTITUTE([.A308];&quot;(+15.99)&quot;;&quot;&quot;);&quot;(+57.02)&quot;;&quot;&quot;)" office:value-type="string" office:string-value="NVLNVAAVK" calcext:value-type="string">
            <text:p>NVLNVAAVK</text:p>
          </table:table-cell>
          <table:table-cell office:value-type="string" calcext:value-type="string">
            <text:p>TENLYLPNLLSR</text:p>
          </table:table-cell>
          <table:table-cell table:formula="of:=SUBSTITUTE(SUBSTITUTE([.C308];&quot;(+15.99)&quot;;&quot;&quot;);&quot;(+57.02)&quot;;&quot;&quot;)" office:value-type="string" office:string-value="TENLYLPNLLSR" calcext:value-type="string">
            <text:p>TENLYLPNLLSR</text:p>
          </table:table-cell>
        </table:table-row>
        <table:table-row table:style-name="ro2">
          <table:table-cell office:value-type="string" calcext:value-type="string">
            <text:p>AFELAPLLK</text:p>
          </table:table-cell>
          <table:table-cell table:formula="of:=SUBSTITUTE(SUBSTITUTE([.A309];&quot;(+15.99)&quot;;&quot;&quot;);&quot;(+57.02)&quot;;&quot;&quot;)" office:value-type="string" office:string-value="AFELAPLLK" calcext:value-type="string">
            <text:p>AFELAPLLK</text:p>
          </table:table-cell>
          <table:table-cell office:value-type="string" calcext:value-type="string">
            <text:p>EPGVLDEPYLLLTDK</text:p>
          </table:table-cell>
          <table:table-cell table:formula="of:=SUBSTITUTE(SUBSTITUTE([.C309];&quot;(+15.99)&quot;;&quot;&quot;);&quot;(+57.02)&quot;;&quot;&quot;)" office:value-type="string" office:string-value="EPGVLDEPYLLLTDK" calcext:value-type="string">
            <text:p>EPGVLDEPYLLLTDK</text:p>
          </table:table-cell>
        </table:table-row>
        <table:table-row table:style-name="ro1">
          <table:table-cell office:value-type="string" calcext:value-type="string">
            <text:p>TPPEEGHEVR</text:p>
          </table:table-cell>
          <table:table-cell table:formula="of:=SUBSTITUTE(SUBSTITUTE([.A310];&quot;(+15.99)&quot;;&quot;&quot;);&quot;(+57.02)&quot;;&quot;&quot;)" office:value-type="string" office:string-value="TPPEEGHEVR" calcext:value-type="string">
            <text:p>TPPEEGHEVR</text:p>
          </table:table-cell>
          <table:table-cell office:value-type="string" calcext:value-type="string">
            <text:p>DPFEALLR</text:p>
          </table:table-cell>
          <table:table-cell table:formula="of:=SUBSTITUTE(SUBSTITUTE([.C310];&quot;(+15.99)&quot;;&quot;&quot;);&quot;(+57.02)&quot;;&quot;&quot;)" office:value-type="string" office:string-value="DPFEALLR" calcext:value-type="string">
            <text:p>DPFEALLR</text:p>
          </table:table-cell>
        </table:table-row>
        <table:table-row table:style-name="ro1">
          <table:table-cell office:value-type="string" calcext:value-type="string">
            <text:p>KDVEELFQQLGLK</text:p>
          </table:table-cell>
          <table:table-cell table:formula="of:=SUBSTITUTE(SUBSTITUTE([.A311];&quot;(+15.99)&quot;;&quot;&quot;);&quot;(+57.02)&quot;;&quot;&quot;)" office:value-type="string" office:string-value="KDVEELFQQLGLK" calcext:value-type="string">
            <text:p>KDVEELFQQLGLK</text:p>
          </table:table-cell>
          <table:table-cell office:value-type="string" calcext:value-type="string">
            <text:p>LSALSMEHVSR</text:p>
          </table:table-cell>
          <table:table-cell table:formula="of:=SUBSTITUTE(SUBSTITUTE([.C311];&quot;(+15.99)&quot;;&quot;&quot;);&quot;(+57.02)&quot;;&quot;&quot;)" office:value-type="string" office:string-value="LSALSMEHVSR" calcext:value-type="string">
            <text:p>LSALSMEHVSR</text:p>
          </table:table-cell>
        </table:table-row>
        <table:table-row table:style-name="ro1">
          <table:table-cell office:value-type="string" calcext:value-type="string">
            <text:p>EVPLKMPK</text:p>
          </table:table-cell>
          <table:table-cell table:formula="of:=SUBSTITUTE(SUBSTITUTE([.A312];&quot;(+15.99)&quot;;&quot;&quot;);&quot;(+57.02)&quot;;&quot;&quot;)" office:value-type="string" office:string-value="EVPLKMPK" calcext:value-type="string">
            <text:p>EVPLKMPK</text:p>
          </table:table-cell>
          <table:table-cell office:value-type="string" calcext:value-type="string">
            <text:p>QDLVNLVAAR</text:p>
          </table:table-cell>
          <table:table-cell table:formula="of:=SUBSTITUTE(SUBSTITUTE([.C312];&quot;(+15.99)&quot;;&quot;&quot;);&quot;(+57.02)&quot;;&quot;&quot;)" office:value-type="string" office:string-value="QDLVNLVAAR" calcext:value-type="string">
            <text:p>QDLVNLVAAR</text:p>
          </table:table-cell>
        </table:table-row>
        <table:table-row table:style-name="ro2">
          <table:table-cell office:value-type="string" calcext:value-type="string">
            <text:p>APLDGSPTLK</text:p>
          </table:table-cell>
          <table:table-cell table:formula="of:=SUBSTITUTE(SUBSTITUTE([.A313];&quot;(+15.99)&quot;;&quot;&quot;);&quot;(+57.02)&quot;;&quot;&quot;)" office:value-type="string" office:string-value="APLDGSPTLK" calcext:value-type="string">
            <text:p>APLDGSPTLK</text:p>
          </table:table-cell>
          <table:table-cell office:value-type="string" calcext:value-type="string">
            <text:p>RGVAGC(+57.02)LAQQEWSLLR</text:p>
          </table:table-cell>
          <table:table-cell table:formula="of:=SUBSTITUTE(SUBSTITUTE([.C313];&quot;(+15.99)&quot;;&quot;&quot;);&quot;(+57.02)&quot;;&quot;&quot;)" office:value-type="string" office:string-value="RGVAGCLAQQEWSLLR" calcext:value-type="string">
            <text:p>RGVAGCLAQQEWSLLR</text:p>
          </table:table-cell>
        </table:table-row>
        <table:table-row table:style-name="ro2">
          <table:table-cell office:value-type="string" calcext:value-type="string">
            <text:p>NC(+57.02)PKLLNDRTLAK</text:p>
          </table:table-cell>
          <table:table-cell table:formula="of:=SUBSTITUTE(SUBSTITUTE([.A314];&quot;(+15.99)&quot;;&quot;&quot;);&quot;(+57.02)&quot;;&quot;&quot;)" office:value-type="string" office:string-value="NCPKLLNDRTLAK" calcext:value-type="string">
            <text:p>NCPKLLNDRTLAK</text:p>
          </table:table-cell>
          <table:table-cell office:value-type="string" calcext:value-type="string">
            <text:p>LALVQDLVAFWSPLAK</text:p>
          </table:table-cell>
          <table:table-cell table:formula="of:=SUBSTITUTE(SUBSTITUTE([.C314];&quot;(+15.99)&quot;;&quot;&quot;);&quot;(+57.02)&quot;;&quot;&quot;)" office:value-type="string" office:string-value="LALVQDLVAFWSPLAK" calcext:value-type="string">
            <text:p>LALVQDLVAFWSPLAK</text:p>
          </table:table-cell>
        </table:table-row>
        <table:table-row table:style-name="ro2">
          <table:table-cell office:value-type="string" calcext:value-type="string">
            <text:p>LGGDEMFLLSEK</text:p>
          </table:table-cell>
          <table:table-cell table:formula="of:=SUBSTITUTE(SUBSTITUTE([.A315];&quot;(+15.99)&quot;;&quot;&quot;);&quot;(+57.02)&quot;;&quot;&quot;)" office:value-type="string" office:string-value="LGGDEMFLLSEK" calcext:value-type="string">
            <text:p>LGGDEMFLLSEK</text:p>
          </table:table-cell>
          <table:table-cell office:value-type="string" calcext:value-type="string">
            <text:p>EPNLLNDVSHELK</text:p>
          </table:table-cell>
          <table:table-cell table:formula="of:=SUBSTITUTE(SUBSTITUTE([.C315];&quot;(+15.99)&quot;;&quot;&quot;);&quot;(+57.02)&quot;;&quot;&quot;)" office:value-type="string" office:string-value="EPNLLNDVSHELK" calcext:value-type="string">
            <text:p>EPNLLNDVSHELK</text:p>
          </table:table-cell>
        </table:table-row>
        <table:table-row table:style-name="ro1">
          <table:table-cell office:value-type="string" calcext:value-type="string">
            <text:p>LQNSSLWDAEK</text:p>
          </table:table-cell>
          <table:table-cell table:formula="of:=SUBSTITUTE(SUBSTITUTE([.A316];&quot;(+15.99)&quot;;&quot;&quot;);&quot;(+57.02)&quot;;&quot;&quot;)" office:value-type="string" office:string-value="LQNSSLWDAEK" calcext:value-type="string">
            <text:p>LQNSSLWDAEK</text:p>
          </table:table-cell>
          <table:table-cell office:value-type="string" calcext:value-type="string">
            <text:p>AVLELVM(+15.99)APAK</text:p>
          </table:table-cell>
          <table:table-cell table:formula="of:=SUBSTITUTE(SUBSTITUTE([.C316];&quot;(+15.99)&quot;;&quot;&quot;);&quot;(+57.02)&quot;;&quot;&quot;)" office:value-type="string" office:string-value="AVLELVMAPAK" calcext:value-type="string">
            <text:p>AVLELVMAPAK</text:p>
          </table:table-cell>
        </table:table-row>
        <table:table-row table:style-name="ro1">
          <table:table-cell office:value-type="string" calcext:value-type="string">
            <text:p>DAADFKTFRK</text:p>
          </table:table-cell>
          <table:table-cell table:formula="of:=SUBSTITUTE(SUBSTITUTE([.A317];&quot;(+15.99)&quot;;&quot;&quot;);&quot;(+57.02)&quot;;&quot;&quot;)" office:value-type="string" office:string-value="DAADFKTFRK" calcext:value-type="string">
            <text:p>DAADFKTFRK</text:p>
          </table:table-cell>
          <table:table-cell office:value-type="string" calcext:value-type="string">
            <text:p>VLEWAVTLGPK</text:p>
          </table:table-cell>
          <table:table-cell table:formula="of:=SUBSTITUTE(SUBSTITUTE([.C317];&quot;(+15.99)&quot;;&quot;&quot;);&quot;(+57.02)&quot;;&quot;&quot;)" office:value-type="string" office:string-value="VLEWAVTLGPK" calcext:value-type="string">
            <text:p>VLEWAVTLGPK</text:p>
          </table:table-cell>
        </table:table-row>
        <table:table-row table:style-name="ro2">
          <table:table-cell office:value-type="string" calcext:value-type="string">
            <text:p>REGLLAESVAVTLGPK</text:p>
          </table:table-cell>
          <table:table-cell table:formula="of:=SUBSTITUTE(SUBSTITUTE([.A318];&quot;(+15.99)&quot;;&quot;&quot;);&quot;(+57.02)&quot;;&quot;&quot;)" office:value-type="string" office:string-value="REGLLAESVAVTLGPK" calcext:value-type="string">
            <text:p>REGLLAESVAVTLGPK</text:p>
          </table:table-cell>
          <table:table-cell office:value-type="string" calcext:value-type="string">
            <text:p>TNAPLVLEESGC(+57.02)LR</text:p>
          </table:table-cell>
          <table:table-cell table:formula="of:=SUBSTITUTE(SUBSTITUTE([.C318];&quot;(+15.99)&quot;;&quot;&quot;);&quot;(+57.02)&quot;;&quot;&quot;)" office:value-type="string" office:string-value="TNAPLVLEESGCLR" calcext:value-type="string">
            <text:p>TNAPLVLEESGCLR</text:p>
          </table:table-cell>
        </table:table-row>
        <table:table-row table:style-name="ro2">
          <table:table-cell office:value-type="string" calcext:value-type="string">
            <text:p>AVAGLEVLR</text:p>
          </table:table-cell>
          <table:table-cell table:formula="of:=SUBSTITUTE(SUBSTITUTE([.A319];&quot;(+15.99)&quot;;&quot;&quot;);&quot;(+57.02)&quot;;&quot;&quot;)" office:value-type="string" office:string-value="AVAGLEVLR" calcext:value-type="string">
            <text:p>AVAGLEVLR</text:p>
          </table:table-cell>
          <table:table-cell office:value-type="string" calcext:value-type="string">
            <text:p>C(+57.02)KDEESVSLSVLER</text:p>
          </table:table-cell>
          <table:table-cell table:formula="of:=SUBSTITUTE(SUBSTITUTE([.C319];&quot;(+15.99)&quot;;&quot;&quot;);&quot;(+57.02)&quot;;&quot;&quot;)" office:value-type="string" office:string-value="CKDEESVSLSVLER" calcext:value-type="string">
            <text:p>CKDEESVSLSVLER</text:p>
          </table:table-cell>
        </table:table-row>
        <table:table-row table:style-name="ro2">
          <table:table-cell office:value-type="string" calcext:value-type="string">
            <text:p>QM(+15.99)EVM(+15.99)ESLALAEGR</text:p>
          </table:table-cell>
          <table:table-cell table:formula="of:=SUBSTITUTE(SUBSTITUTE([.A320];&quot;(+15.99)&quot;;&quot;&quot;);&quot;(+57.02)&quot;;&quot;&quot;)" office:value-type="string" office:string-value="QMEVMESLALAEGR" calcext:value-type="string">
            <text:p>QMEVMESLALAEGR</text:p>
          </table:table-cell>
          <table:table-cell office:value-type="string" calcext:value-type="string">
            <text:p>APAPQVGEVAKVGPGK</text:p>
          </table:table-cell>
          <table:table-cell table:formula="of:=SUBSTITUTE(SUBSTITUTE([.C320];&quot;(+15.99)&quot;;&quot;&quot;);&quot;(+57.02)&quot;;&quot;&quot;)" office:value-type="string" office:string-value="APAPQVGEVAKVGPGK" calcext:value-type="string">
            <text:p>APAPQVGEVAKVGPGK</text:p>
          </table:table-cell>
        </table:table-row>
        <table:table-row table:style-name="ro1">
          <table:table-cell office:value-type="string" calcext:value-type="string">
            <text:p>QAPEVAGNVYK</text:p>
          </table:table-cell>
          <table:table-cell table:formula="of:=SUBSTITUTE(SUBSTITUTE([.A321];&quot;(+15.99)&quot;;&quot;&quot;);&quot;(+57.02)&quot;;&quot;&quot;)" office:value-type="string" office:string-value="QAPEVAGNVYK" calcext:value-type="string">
            <text:p>QAPEVAGNVYK</text:p>
          </table:table-cell>
          <table:table-cell office:value-type="string" calcext:value-type="string">
            <text:p>LLNDRTGVR</text:p>
          </table:table-cell>
          <table:table-cell table:formula="of:=SUBSTITUTE(SUBSTITUTE([.C321];&quot;(+15.99)&quot;;&quot;&quot;);&quot;(+57.02)&quot;;&quot;&quot;)" office:value-type="string" office:string-value="LLNDRTGVR" calcext:value-type="string">
            <text:p>LLNDRTGVR</text:p>
          </table:table-cell>
        </table:table-row>
        <table:table-row table:style-name="ro2">
          <table:table-cell office:value-type="string" calcext:value-type="string">
            <text:p>EGLVDLVAAR</text:p>
          </table:table-cell>
          <table:table-cell table:formula="of:=SUBSTITUTE(SUBSTITUTE([.A322];&quot;(+15.99)&quot;;&quot;&quot;);&quot;(+57.02)&quot;;&quot;&quot;)" office:value-type="string" office:string-value="EGLVDLVAAR" calcext:value-type="string">
            <text:p>EGLVDLVAAR</text:p>
          </table:table-cell>
          <table:table-cell office:value-type="string" calcext:value-type="string">
            <text:p>KDTGAVNDGPK</text:p>
          </table:table-cell>
          <table:table-cell table:formula="of:=SUBSTITUTE(SUBSTITUTE([.C322];&quot;(+15.99)&quot;;&quot;&quot;);&quot;(+57.02)&quot;;&quot;&quot;)" office:value-type="string" office:string-value="KDTGAVNDGPK" calcext:value-type="string">
            <text:p>KDTGAVNDGPK</text:p>
          </table:table-cell>
        </table:table-row>
        <table:table-row table:style-name="ro2">
          <table:table-cell office:value-type="string" calcext:value-type="string">
            <text:p>YVSLVNLSK</text:p>
          </table:table-cell>
          <table:table-cell table:formula="of:=SUBSTITUTE(SUBSTITUTE([.A323];&quot;(+15.99)&quot;;&quot;&quot;);&quot;(+57.02)&quot;;&quot;&quot;)" office:value-type="string" office:string-value="YVSLVNLSK" calcext:value-type="string">
            <text:p>YVSLVNLSK</text:p>
          </table:table-cell>
          <table:table-cell office:value-type="string" calcext:value-type="string">
            <text:p>QC(+57.02)MDTEVLHVSGK</text:p>
          </table:table-cell>
          <table:table-cell table:formula="of:=SUBSTITUTE(SUBSTITUTE([.C323];&quot;(+15.99)&quot;;&quot;&quot;);&quot;(+57.02)&quot;;&quot;&quot;)" office:value-type="string" office:string-value="QCMDTEVLHVSGK" calcext:value-type="string">
            <text:p>QCMDTEVLHVSGK</text:p>
          </table:table-cell>
        </table:table-row>
        <table:table-row table:style-name="ro1">
          <table:table-cell office:value-type="string" calcext:value-type="string">
            <text:p>GFAAEAVLAPSK</text:p>
          </table:table-cell>
          <table:table-cell table:formula="of:=SUBSTITUTE(SUBSTITUTE([.A324];&quot;(+15.99)&quot;;&quot;&quot;);&quot;(+57.02)&quot;;&quot;&quot;)" office:value-type="string" office:string-value="GFAAEAVLAPSK" calcext:value-type="string">
            <text:p>GFAAEAVLAPSK</text:p>
          </table:table-cell>
          <table:table-cell office:value-type="string" calcext:value-type="string">
            <text:p>GPLDLEVR</text:p>
          </table:table-cell>
          <table:table-cell table:formula="of:=SUBSTITUTE(SUBSTITUTE([.C324];&quot;(+15.99)&quot;;&quot;&quot;);&quot;(+57.02)&quot;;&quot;&quot;)" office:value-type="string" office:string-value="GPLDLEVR" calcext:value-type="string">
            <text:p>GPLDLEVR</text:p>
          </table:table-cell>
        </table:table-row>
        <table:table-row table:style-name="ro1">
          <table:table-cell office:value-type="string" calcext:value-type="string">
            <text:p>KC(+57.02)LLLTDKK</text:p>
          </table:table-cell>
          <table:table-cell table:formula="of:=SUBSTITUTE(SUBSTITUTE([.A325];&quot;(+15.99)&quot;;&quot;&quot;);&quot;(+57.02)&quot;;&quot;&quot;)" office:value-type="string" office:string-value="KCLLLTDKK" calcext:value-type="string">
            <text:p>KCLLLTDKK</text:p>
          </table:table-cell>
          <table:table-cell office:value-type="string" calcext:value-type="string">
            <text:p>NSPLVGPK</text:p>
          </table:table-cell>
          <table:table-cell table:formula="of:=SUBSTITUTE(SUBSTITUTE([.C325];&quot;(+15.99)&quot;;&quot;&quot;);&quot;(+57.02)&quot;;&quot;&quot;)" office:value-type="string" office:string-value="NSPLVGPK" calcext:value-type="string">
            <text:p>NSPLVGPK</text:p>
          </table:table-cell>
        </table:table-row>
        <table:table-row table:style-name="ro1">
          <table:table-cell office:value-type="string" calcext:value-type="string">
            <text:p>LVVNGPVPDK</text:p>
          </table:table-cell>
          <table:table-cell table:formula="of:=SUBSTITUTE(SUBSTITUTE([.A326];&quot;(+15.99)&quot;;&quot;&quot;);&quot;(+57.02)&quot;;&quot;&quot;)" office:value-type="string" office:string-value="LVVNGPVPDK" calcext:value-type="string">
            <text:p>LVVNGPVPDK</text:p>
          </table:table-cell>
          <table:table-cell office:value-type="string" calcext:value-type="string">
            <text:p>TTGVFLSR</text:p>
          </table:table-cell>
          <table:table-cell table:formula="of:=SUBSTITUTE(SUBSTITUTE([.C326];&quot;(+15.99)&quot;;&quot;&quot;);&quot;(+57.02)&quot;;&quot;&quot;)" office:value-type="string" office:string-value="TTGVFLSR" calcext:value-type="string">
            <text:p>TTGVFLSR</text:p>
          </table:table-cell>
        </table:table-row>
        <table:table-row table:style-name="ro1">
          <table:table-cell office:value-type="string" calcext:value-type="string">
            <text:p>FRYNVSVTRRMR</text:p>
          </table:table-cell>
          <table:table-cell table:formula="of:=SUBSTITUTE(SUBSTITUTE([.A327];&quot;(+15.99)&quot;;&quot;&quot;);&quot;(+57.02)&quot;;&quot;&quot;)" office:value-type="string" office:string-value="FRYNVSVTRRMR" calcext:value-type="string">
            <text:p>FRYNVSVTRRMR</text:p>
          </table:table-cell>
          <table:table-cell office:value-type="string" calcext:value-type="string">
            <text:p>DWSNLSSFNK</text:p>
          </table:table-cell>
          <table:table-cell table:formula="of:=SUBSTITUTE(SUBSTITUTE([.C327];&quot;(+15.99)&quot;;&quot;&quot;);&quot;(+57.02)&quot;;&quot;&quot;)" office:value-type="string" office:string-value="DWSNLSSFNK" calcext:value-type="string">
            <text:p>DWSNLSSFNK</text:p>
          </table:table-cell>
        </table:table-row>
        <table:table-row table:style-name="ro1">
          <table:table-cell office:value-type="string" calcext:value-type="string">
            <text:p>LAWPVDAANETGSAVK</text:p>
          </table:table-cell>
          <table:table-cell table:formula="of:=SUBSTITUTE(SUBSTITUTE([.A328];&quot;(+15.99)&quot;;&quot;&quot;);&quot;(+57.02)&quot;;&quot;&quot;)" office:value-type="string" office:string-value="LAWPVDAANETGSAVK" calcext:value-type="string">
            <text:p>LAWPVDAANETGSAVK</text:p>
          </table:table-cell>
          <table:table-cell office:value-type="string" calcext:value-type="string">
            <text:p>KVSELVNK</text:p>
          </table:table-cell>
          <table:table-cell table:formula="of:=SUBSTITUTE(SUBSTITUTE([.C328];&quot;(+15.99)&quot;;&quot;&quot;);&quot;(+57.02)&quot;;&quot;&quot;)" office:value-type="string" office:string-value="KVSELVNK" calcext:value-type="string">
            <text:p>KVSELVNK</text:p>
          </table:table-cell>
        </table:table-row>
        <table:table-row table:style-name="ro1">
          <table:table-cell office:value-type="string" calcext:value-type="string">
            <text:p>LLDEPGEADR</text:p>
          </table:table-cell>
          <table:table-cell table:formula="of:=SUBSTITUTE(SUBSTITUTE([.A329];&quot;(+15.99)&quot;;&quot;&quot;);&quot;(+57.02)&quot;;&quot;&quot;)" office:value-type="string" office:string-value="LLDEPGEADR" calcext:value-type="string">
            <text:p>LLDEPGEADR</text:p>
          </table:table-cell>
          <table:table-cell office:value-type="string" calcext:value-type="string">
            <text:p>NYLQALAM(+15.99)LK</text:p>
          </table:table-cell>
          <table:table-cell table:formula="of:=SUBSTITUTE(SUBSTITUTE([.C329];&quot;(+15.99)&quot;;&quot;&quot;);&quot;(+57.02)&quot;;&quot;&quot;)" office:value-type="string" office:string-value="NYLQALAMLK" calcext:value-type="string">
            <text:p>NYLQALAMLK</text:p>
          </table:table-cell>
        </table:table-row>
        <table:table-row table:style-name="ro1">
          <table:table-cell office:value-type="string" calcext:value-type="string">
            <text:p>TPPATLVVNR</text:p>
          </table:table-cell>
          <table:table-cell table:formula="of:=SUBSTITUTE(SUBSTITUTE([.A330];&quot;(+15.99)&quot;;&quot;&quot;);&quot;(+57.02)&quot;;&quot;&quot;)" office:value-type="string" office:string-value="TPPATLVVNR" calcext:value-type="string">
            <text:p>TPPATLVVNR</text:p>
          </table:table-cell>
          <table:table-cell office:value-type="string" calcext:value-type="string">
            <text:p>VSVGLEEFWLK</text:p>
          </table:table-cell>
          <table:table-cell table:formula="of:=SUBSTITUTE(SUBSTITUTE([.C330];&quot;(+15.99)&quot;;&quot;&quot;);&quot;(+57.02)&quot;;&quot;&quot;)" office:value-type="string" office:string-value="VSVGLEEFWLK" calcext:value-type="string">
            <text:p>VSVGLEEFWLK</text:p>
          </table:table-cell>
        </table:table-row>
        <table:table-row table:style-name="ro1">
          <table:table-cell office:value-type="string" calcext:value-type="string">
            <text:p>YFQLLETVVR</text:p>
          </table:table-cell>
          <table:table-cell table:formula="of:=SUBSTITUTE(SUBSTITUTE([.A331];&quot;(+15.99)&quot;;&quot;&quot;);&quot;(+57.02)&quot;;&quot;&quot;)" office:value-type="string" office:string-value="YFQLLETVVR" calcext:value-type="string">
            <text:p>YFQLLETVVR</text:p>
          </table:table-cell>
          <table:table-cell office:value-type="string" calcext:value-type="string">
            <text:p>SDELLASPK</text:p>
          </table:table-cell>
          <table:table-cell table:formula="of:=SUBSTITUTE(SUBSTITUTE([.C331];&quot;(+15.99)&quot;;&quot;&quot;);&quot;(+57.02)&quot;;&quot;&quot;)" office:value-type="string" office:string-value="SDELLASPK" calcext:value-type="string">
            <text:p>SDELLASPK</text:p>
          </table:table-cell>
        </table:table-row>
        <table:table-row table:style-name="ro2">
          <table:table-cell office:value-type="string" calcext:value-type="string">
            <text:p>VAAEAVLSM(+15.99)TK</text:p>
          </table:table-cell>
          <table:table-cell table:formula="of:=SUBSTITUTE(SUBSTITUTE([.A332];&quot;(+15.99)&quot;;&quot;&quot;);&quot;(+57.02)&quot;;&quot;&quot;)" office:value-type="string" office:string-value="VAAEAVLSMTK" calcext:value-type="string">
            <text:p>VAAEAVLSMTK</text:p>
          </table:table-cell>
          <table:table-cell office:value-type="string" calcext:value-type="string">
            <text:p>RNTLVDWVEGK</text:p>
          </table:table-cell>
          <table:table-cell table:formula="of:=SUBSTITUTE(SUBSTITUTE([.C332];&quot;(+15.99)&quot;;&quot;&quot;);&quot;(+57.02)&quot;;&quot;&quot;)" office:value-type="string" office:string-value="RNTLVDWVEGK" calcext:value-type="string">
            <text:p>RNTLVDWVEGK</text:p>
          </table:table-cell>
        </table:table-row>
        <table:table-row table:style-name="ro1">
          <table:table-cell office:value-type="string" calcext:value-type="string">
            <text:p>SLELLASPK</text:p>
          </table:table-cell>
          <table:table-cell table:formula="of:=SUBSTITUTE(SUBSTITUTE([.A333];&quot;(+15.99)&quot;;&quot;&quot;);&quot;(+57.02)&quot;;&quot;&quot;)" office:value-type="string" office:string-value="SLELLASPK" calcext:value-type="string">
            <text:p>SLELLASPK</text:p>
          </table:table-cell>
          <table:table-cell office:value-type="string" calcext:value-type="string">
            <text:p>EVFC(+57.02)NEVVLGR</text:p>
          </table:table-cell>
          <table:table-cell table:formula="of:=SUBSTITUTE(SUBSTITUTE([.C333];&quot;(+15.99)&quot;;&quot;&quot;);&quot;(+57.02)&quot;;&quot;&quot;)" office:value-type="string" office:string-value="EVFCNEVVLGR" calcext:value-type="string">
            <text:p>EVFCNEVVLGR</text:p>
          </table:table-cell>
        </table:table-row>
        <table:table-row table:style-name="ro1">
          <table:table-cell office:value-type="string" calcext:value-type="string">
            <text:p>MLNSGTEAC(+57.02)MAVLR</text:p>
          </table:table-cell>
          <table:table-cell table:formula="of:=SUBSTITUTE(SUBSTITUTE([.A334];&quot;(+15.99)&quot;;&quot;&quot;);&quot;(+57.02)&quot;;&quot;&quot;)" office:value-type="string" office:string-value="MLNSGTEACMAVLR" calcext:value-type="string">
            <text:p>MLNSGTEACMAVLR</text:p>
          </table:table-cell>
          <table:table-cell office:value-type="string" calcext:value-type="string">
            <text:p>NAADVKPLNK</text:p>
          </table:table-cell>
          <table:table-cell table:formula="of:=SUBSTITUTE(SUBSTITUTE([.C334];&quot;(+15.99)&quot;;&quot;&quot;);&quot;(+57.02)&quot;;&quot;&quot;)" office:value-type="string" office:string-value="NAADVKPLNK" calcext:value-type="string">
            <text:p>NAADVKPLNK</text:p>
          </table:table-cell>
        </table:table-row>
        <table:table-row table:style-name="ro2">
          <table:table-cell office:value-type="string" calcext:value-type="string">
            <text:p>LTFVDDETAVAQEWK</text:p>
          </table:table-cell>
          <table:table-cell table:formula="of:=SUBSTITUTE(SUBSTITUTE([.A335];&quot;(+15.99)&quot;;&quot;&quot;);&quot;(+57.02)&quot;;&quot;&quot;)" office:value-type="string" office:string-value="LTFVDDETAVAQEWK" calcext:value-type="string">
            <text:p>LTFVDDETAVAQEWK</text:p>
          </table:table-cell>
          <table:table-cell office:value-type="string" calcext:value-type="string">
            <text:p>KGMASGMNLFLVR</text:p>
          </table:table-cell>
          <table:table-cell table:formula="of:=SUBSTITUTE(SUBSTITUTE([.C335];&quot;(+15.99)&quot;;&quot;&quot;);&quot;(+57.02)&quot;;&quot;&quot;)" office:value-type="string" office:string-value="KGMASGMNLFLVR" calcext:value-type="string">
            <text:p>KGMASGMNLFLVR</text:p>
          </table:table-cell>
        </table:table-row>
        <table:table-row table:style-name="ro2">
          <table:table-cell office:value-type="string" calcext:value-type="string">
            <text:p>C(+57.02)PLLEAK</text:p>
          </table:table-cell>
          <table:table-cell table:formula="of:=SUBSTITUTE(SUBSTITUTE([.A336];&quot;(+15.99)&quot;;&quot;&quot;);&quot;(+57.02)&quot;;&quot;&quot;)" office:value-type="string" office:string-value="CPLLEAK" calcext:value-type="string">
            <text:p>CPLLEAK</text:p>
          </table:table-cell>
          <table:table-cell office:value-type="string" calcext:value-type="string">
            <text:p>ATETMGLALGMLETR</text:p>
          </table:table-cell>
          <table:table-cell table:formula="of:=SUBSTITUTE(SUBSTITUTE([.C336];&quot;(+15.99)&quot;;&quot;&quot;);&quot;(+57.02)&quot;;&quot;&quot;)" office:value-type="string" office:string-value="ATETMGLALGMLETR" calcext:value-type="string">
            <text:p>ATETMGLALGMLETR</text:p>
          </table:table-cell>
        </table:table-row>
        <table:table-row table:style-name="ro2">
          <table:table-cell office:value-type="string" calcext:value-type="string">
            <text:p>DPFEALLR</text:p>
          </table:table-cell>
          <table:table-cell table:formula="of:=SUBSTITUTE(SUBSTITUTE([.A337];&quot;(+15.99)&quot;;&quot;&quot;);&quot;(+57.02)&quot;;&quot;&quot;)" office:value-type="string" office:string-value="DPFEALLR" calcext:value-type="string">
            <text:p>DPFEALLR</text:p>
          </table:table-cell>
          <table:table-cell office:value-type="string" calcext:value-type="string">
            <text:p>EDLQTDSSYDQEK</text:p>
          </table:table-cell>
          <table:table-cell table:formula="of:=SUBSTITUTE(SUBSTITUTE([.C337];&quot;(+15.99)&quot;;&quot;&quot;);&quot;(+57.02)&quot;;&quot;&quot;)" office:value-type="string" office:string-value="EDLQTDSSYDQEK" calcext:value-type="string">
            <text:p>EDLQTDSSYDQEK</text:p>
          </table:table-cell>
        </table:table-row>
        <table:table-row table:style-name="ro2">
          <table:table-cell office:value-type="string" calcext:value-type="string">
            <text:p>LLNTDKK</text:p>
          </table:table-cell>
          <table:table-cell table:formula="of:=SUBSTITUTE(SUBSTITUTE([.A338];&quot;(+15.99)&quot;;&quot;&quot;);&quot;(+57.02)&quot;;&quot;&quot;)" office:value-type="string" office:string-value="LLNTDKK" calcext:value-type="string">
            <text:p>LLNTDKK</text:p>
          </table:table-cell>
          <table:table-cell office:value-type="string" calcext:value-type="string">
            <text:p>ENSQAPMQAVEVR</text:p>
          </table:table-cell>
          <table:table-cell table:formula="of:=SUBSTITUTE(SUBSTITUTE([.C338];&quot;(+15.99)&quot;;&quot;&quot;);&quot;(+57.02)&quot;;&quot;&quot;)" office:value-type="string" office:string-value="ENSQAPMQAVEVR" calcext:value-type="string">
            <text:p>ENSQAPMQAVEVR</text:p>
          </table:table-cell>
        </table:table-row>
        <table:table-row table:style-name="ro2">
          <table:table-cell office:value-type="string" calcext:value-type="string">
            <text:p>VAAEAVLVTTK</text:p>
          </table:table-cell>
          <table:table-cell table:formula="of:=SUBSTITUTE(SUBSTITUTE([.A339];&quot;(+15.99)&quot;;&quot;&quot;);&quot;(+57.02)&quot;;&quot;&quot;)" office:value-type="string" office:string-value="VAAEAVLVTTK" calcext:value-type="string">
            <text:p>VAAEAVLVTTK</text:p>
          </table:table-cell>
          <table:table-cell office:value-type="string" calcext:value-type="string">
            <text:p>QAPEVAGNVYK</text:p>
          </table:table-cell>
          <table:table-cell table:formula="of:=SUBSTITUTE(SUBSTITUTE([.C339];&quot;(+15.99)&quot;;&quot;&quot;);&quot;(+57.02)&quot;;&quot;&quot;)" office:value-type="string" office:string-value="QAPEVAGNVYK" calcext:value-type="string">
            <text:p>QAPEVAGNVYK</text:p>
          </table:table-cell>
        </table:table-row>
        <table:table-row table:style-name="ro1">
          <table:table-cell office:value-type="string" calcext:value-type="string">
            <text:p>ELNDLQPRDVAK</text:p>
          </table:table-cell>
          <table:table-cell table:formula="of:=SUBSTITUTE(SUBSTITUTE([.A340];&quot;(+15.99)&quot;;&quot;&quot;);&quot;(+57.02)&quot;;&quot;&quot;)" office:value-type="string" office:string-value="ELNDLQPRDVAK" calcext:value-type="string">
            <text:p>ELNDLQPRDVAK</text:p>
          </table:table-cell>
          <table:table-cell office:value-type="string" calcext:value-type="string">
            <text:p>LLNSFPNFK</text:p>
          </table:table-cell>
          <table:table-cell table:formula="of:=SUBSTITUTE(SUBSTITUTE([.C340];&quot;(+15.99)&quot;;&quot;&quot;);&quot;(+57.02)&quot;;&quot;&quot;)" office:value-type="string" office:string-value="LLNSFPNFK" calcext:value-type="string">
            <text:p>LLNSFPNFK</text:p>
          </table:table-cell>
        </table:table-row>
        <table:table-row table:style-name="ro2">
          <table:table-cell office:value-type="string" calcext:value-type="string">
            <text:p>LVELC(+57.02)TDTKK</text:p>
          </table:table-cell>
          <table:table-cell table:formula="of:=SUBSTITUTE(SUBSTITUTE([.A341];&quot;(+15.99)&quot;;&quot;&quot;);&quot;(+57.02)&quot;;&quot;&quot;)" office:value-type="string" office:string-value="LVELCTDTKK" calcext:value-type="string">
            <text:p>LVELCTDTKK</text:p>
          </table:table-cell>
          <table:table-cell office:value-type="string" calcext:value-type="string">
            <text:p>LAEPAGSNGAVLAENVK</text:p>
          </table:table-cell>
          <table:table-cell table:formula="of:=SUBSTITUTE(SUBSTITUTE([.C341];&quot;(+15.99)&quot;;&quot;&quot;);&quot;(+57.02)&quot;;&quot;&quot;)" office:value-type="string" office:string-value="LAEPAGSNGAVLAENVK" calcext:value-type="string">
            <text:p>LAEPAGSNGAVLAENVK</text:p>
          </table:table-cell>
        </table:table-row>
        <table:table-row table:style-name="ro1">
          <table:table-cell office:value-type="string" calcext:value-type="string">
            <text:p>KPEYDLAAYTYK</text:p>
          </table:table-cell>
          <table:table-cell table:formula="of:=SUBSTITUTE(SUBSTITUTE([.A342];&quot;(+15.99)&quot;;&quot;&quot;);&quot;(+57.02)&quot;;&quot;&quot;)" office:value-type="string" office:string-value="KPEYDLAAYTYK" calcext:value-type="string">
            <text:p>KPEYDLAAYTYK</text:p>
          </table:table-cell>
          <table:table-cell office:value-type="string" calcext:value-type="string">
            <text:p>TQAELM(+15.99)LK</text:p>
          </table:table-cell>
          <table:table-cell table:formula="of:=SUBSTITUTE(SUBSTITUTE([.C342];&quot;(+15.99)&quot;;&quot;&quot;);&quot;(+57.02)&quot;;&quot;&quot;)" office:value-type="string" office:string-value="TQAELMLK" calcext:value-type="string">
            <text:p>TQAELMLK</text:p>
          </table:table-cell>
        </table:table-row>
        <table:table-row table:style-name="ro2">
          <table:table-cell office:value-type="string" calcext:value-type="string">
            <text:p>AQDAELAAVELR</text:p>
          </table:table-cell>
          <table:table-cell table:formula="of:=SUBSTITUTE(SUBSTITUTE([.A343];&quot;(+15.99)&quot;;&quot;&quot;);&quot;(+57.02)&quot;;&quot;&quot;)" office:value-type="string" office:string-value="AQDAELAAVELR" calcext:value-type="string">
            <text:p>AQDAELAAVELR</text:p>
          </table:table-cell>
          <table:table-cell office:value-type="string" calcext:value-type="string">
            <text:p>LNLDC(+57.02)HQPELDR</text:p>
          </table:table-cell>
          <table:table-cell table:formula="of:=SUBSTITUTE(SUBSTITUTE([.C343];&quot;(+15.99)&quot;;&quot;&quot;);&quot;(+57.02)&quot;;&quot;&quot;)" office:value-type="string" office:string-value="LNLDCHQPELDR" calcext:value-type="string">
            <text:p>LNLDCHQPELDR</text:p>
          </table:table-cell>
        </table:table-row>
        <table:table-row table:style-name="ro2">
          <table:table-cell office:value-type="string" calcext:value-type="string">
            <text:p>SC(+57.02)AAAGTEC(+57.02)LLSGWGSKR</text:p>
          </table:table-cell>
          <table:table-cell table:formula="of:=SUBSTITUTE(SUBSTITUTE([.A344];&quot;(+15.99)&quot;;&quot;&quot;);&quot;(+57.02)&quot;;&quot;&quot;)" office:value-type="string" office:string-value="SCAAAGTECLLSGWGSKR" calcext:value-type="string">
            <text:p>SCAAAGTECLLSGWGSKR</text:p>
          </table:table-cell>
          <table:table-cell office:value-type="string" calcext:value-type="string">
            <text:p>SAAELMRNK</text:p>
          </table:table-cell>
          <table:table-cell table:formula="of:=SUBSTITUTE(SUBSTITUTE([.C344];&quot;(+15.99)&quot;;&quot;&quot;);&quot;(+57.02)&quot;;&quot;&quot;)" office:value-type="string" office:string-value="SAAELMRNK" calcext:value-type="string">
            <text:p>SAAELMRNK</text:p>
          </table:table-cell>
        </table:table-row>
        <table:table-row table:style-name="ro1">
          <table:table-cell office:value-type="string" calcext:value-type="string">
            <text:p>QLLVFLGR</text:p>
          </table:table-cell>
          <table:table-cell table:formula="of:=SUBSTITUTE(SUBSTITUTE([.A345];&quot;(+15.99)&quot;;&quot;&quot;);&quot;(+57.02)&quot;;&quot;&quot;)" office:value-type="string" office:string-value="QLLVFLGR" calcext:value-type="string">
            <text:p>QLLVFLGR</text:p>
          </table:table-cell>
          <table:table-cell office:value-type="string" calcext:value-type="string">
            <text:p>EWRLQNK</text:p>
          </table:table-cell>
          <table:table-cell table:formula="of:=SUBSTITUTE(SUBSTITUTE([.C345];&quot;(+15.99)&quot;;&quot;&quot;);&quot;(+57.02)&quot;;&quot;&quot;)" office:value-type="string" office:string-value="EWRLQNK" calcext:value-type="string">
            <text:p>EWRLQNK</text:p>
          </table:table-cell>
        </table:table-row>
        <table:table-row table:style-name="ro2">
          <table:table-cell office:value-type="string" calcext:value-type="string">
            <text:p>GPEFLVGK</text:p>
          </table:table-cell>
          <table:table-cell table:formula="of:=SUBSTITUTE(SUBSTITUTE([.A346];&quot;(+15.99)&quot;;&quot;&quot;);&quot;(+57.02)&quot;;&quot;&quot;)" office:value-type="string" office:string-value="GPEFLVGK" calcext:value-type="string">
            <text:p>GPEFLVGK</text:p>
          </table:table-cell>
          <table:table-cell office:value-type="string" calcext:value-type="string">
            <text:p>FLDSLELGASHLANVGDSK</text:p>
          </table:table-cell>
          <table:table-cell table:formula="of:=SUBSTITUTE(SUBSTITUTE([.C346];&quot;(+15.99)&quot;;&quot;&quot;);&quot;(+57.02)&quot;;&quot;&quot;)" office:value-type="string" office:string-value="FLDSLELGASHLANVGDSK" calcext:value-type="string">
            <text:p>FLDSLELGASHLANVGDSK</text:p>
          </table:table-cell>
        </table:table-row>
        <table:table-row table:style-name="ro2">
          <table:table-cell office:value-type="string" calcext:value-type="string">
            <text:p>EPLKYNLC(+57.02)SK</text:p>
          </table:table-cell>
          <table:table-cell table:formula="of:=SUBSTITUTE(SUBSTITUTE([.A347];&quot;(+15.99)&quot;;&quot;&quot;);&quot;(+57.02)&quot;;&quot;&quot;)" office:value-type="string" office:string-value="EPLKYNLCSK" calcext:value-type="string">
            <text:p>EPLKYNLCSK</text:p>
          </table:table-cell>
          <table:table-cell office:value-type="string" calcext:value-type="string">
            <text:p>TAGGLLMKSGHK</text:p>
          </table:table-cell>
          <table:table-cell table:formula="of:=SUBSTITUTE(SUBSTITUTE([.C347];&quot;(+15.99)&quot;;&quot;&quot;);&quot;(+57.02)&quot;;&quot;&quot;)" office:value-type="string" office:string-value="TAGGLLMKSGHK" calcext:value-type="string">
            <text:p>TAGGLLMKSGHK</text:p>
          </table:table-cell>
        </table:table-row>
        <table:table-row table:style-name="ro1">
          <table:table-cell office:value-type="string" calcext:value-type="string">
            <text:p>QVALEDLALLTQK</text:p>
          </table:table-cell>
          <table:table-cell table:formula="of:=SUBSTITUTE(SUBSTITUTE([.A348];&quot;(+15.99)&quot;;&quot;&quot;);&quot;(+57.02)&quot;;&quot;&quot;)" office:value-type="string" office:string-value="QVALEDLALLTQK" calcext:value-type="string">
            <text:p>QVALEDLALLTQK</text:p>
          </table:table-cell>
          <table:table-cell office:value-type="string" calcext:value-type="string">
            <text:p>TC(+57.02)LLLTENK</text:p>
          </table:table-cell>
          <table:table-cell table:formula="of:=SUBSTITUTE(SUBSTITUTE([.C348];&quot;(+15.99)&quot;;&quot;&quot;);&quot;(+57.02)&quot;;&quot;&quot;)" office:value-type="string" office:string-value="TCLLLTENK" calcext:value-type="string">
            <text:p>TCLLLTENK</text:p>
          </table:table-cell>
        </table:table-row>
        <table:table-row table:style-name="ro1">
          <table:table-cell office:value-type="string" calcext:value-type="string">
            <text:p>KDSSQFLNLFWKPR</text:p>
          </table:table-cell>
          <table:table-cell table:formula="of:=SUBSTITUTE(SUBSTITUTE([.A349];&quot;(+15.99)&quot;;&quot;&quot;);&quot;(+57.02)&quot;;&quot;&quot;)" office:value-type="string" office:string-value="KDSSQFLNLFWKPR" calcext:value-type="string">
            <text:p>KDSSQFLNLFWKPR</text:p>
          </table:table-cell>
          <table:table-cell office:value-type="string" calcext:value-type="string">
            <text:p>DVNELHLVSK</text:p>
          </table:table-cell>
          <table:table-cell table:formula="of:=SUBSTITUTE(SUBSTITUTE([.C349];&quot;(+15.99)&quot;;&quot;&quot;);&quot;(+57.02)&quot;;&quot;&quot;)" office:value-type="string" office:string-value="DVNELHLVSK" calcext:value-type="string">
            <text:p>DVNELHLVSK</text:p>
          </table:table-cell>
        </table:table-row>
        <table:table-row table:style-name="ro1">
          <table:table-cell office:value-type="string" calcext:value-type="string">
            <text:p>VTLLSETREK</text:p>
          </table:table-cell>
          <table:table-cell table:formula="of:=SUBSTITUTE(SUBSTITUTE([.A350];&quot;(+15.99)&quot;;&quot;&quot;);&quot;(+57.02)&quot;;&quot;&quot;)" office:value-type="string" office:string-value="VTLLSETREK" calcext:value-type="string">
            <text:p>VTLLSETREK</text:p>
          </table:table-cell>
          <table:table-cell office:value-type="string" calcext:value-type="string">
            <text:p>LSFVAFLC(+57.02)RKK</text:p>
          </table:table-cell>
          <table:table-cell table:formula="of:=SUBSTITUTE(SUBSTITUTE([.C350];&quot;(+15.99)&quot;;&quot;&quot;);&quot;(+57.02)&quot;;&quot;&quot;)" office:value-type="string" office:string-value="LSFVAFLCRKK" calcext:value-type="string">
            <text:p>LSFVAFLCRKK</text:p>
          </table:table-cell>
        </table:table-row>
        <table:table-row table:style-name="ro2">
          <table:table-cell office:value-type="string" calcext:value-type="string">
            <text:p>KM(+15.99)TLGEATTGLDLK</text:p>
          </table:table-cell>
          <table:table-cell table:formula="of:=SUBSTITUTE(SUBSTITUTE([.A351];&quot;(+15.99)&quot;;&quot;&quot;);&quot;(+57.02)&quot;;&quot;&quot;)" office:value-type="string" office:string-value="KMTLGEATTGLDLK" calcext:value-type="string">
            <text:p>KMTLGEATTGLDLK</text:p>
          </table:table-cell>
          <table:table-cell office:value-type="string" calcext:value-type="string">
            <text:p>NSDLTLLAALTSR</text:p>
          </table:table-cell>
          <table:table-cell table:formula="of:=SUBSTITUTE(SUBSTITUTE([.C351];&quot;(+15.99)&quot;;&quot;&quot;);&quot;(+57.02)&quot;;&quot;&quot;)" office:value-type="string" office:string-value="NSDLTLLAALTSR" calcext:value-type="string">
            <text:p>NSDLTLLAALTSR</text:p>
          </table:table-cell>
        </table:table-row>
        <table:table-row table:style-name="ro1">
          <table:table-cell office:value-type="string" calcext:value-type="string">
            <text:p>FKSYLNSDDK</text:p>
          </table:table-cell>
          <table:table-cell table:formula="of:=SUBSTITUTE(SUBSTITUTE([.A352];&quot;(+15.99)&quot;;&quot;&quot;);&quot;(+57.02)&quot;;&quot;&quot;)" office:value-type="string" office:string-value="FKSYLNSDDK" calcext:value-type="string">
            <text:p>FKSYLNSDDK</text:p>
          </table:table-cell>
          <table:table-cell office:value-type="string" calcext:value-type="string">
            <text:p>TTLYNPSYK</text:p>
          </table:table-cell>
          <table:table-cell table:formula="of:=SUBSTITUTE(SUBSTITUTE([.C352];&quot;(+15.99)&quot;;&quot;&quot;);&quot;(+57.02)&quot;;&quot;&quot;)" office:value-type="string" office:string-value="TTLYNPSYK" calcext:value-type="string">
            <text:p>TTLYNPSYK</text:p>
          </table:table-cell>
        </table:table-row>
        <table:table-row table:style-name="ro1">
          <table:table-cell office:value-type="string" calcext:value-type="string">
            <text:p>TAGGLLLNTHK</text:p>
          </table:table-cell>
          <table:table-cell table:formula="of:=SUBSTITUTE(SUBSTITUTE([.A353];&quot;(+15.99)&quot;;&quot;&quot;);&quot;(+57.02)&quot;;&quot;&quot;)" office:value-type="string" office:string-value="TAGGLLLNTHK" calcext:value-type="string">
            <text:p>TAGGLLLNTHK</text:p>
          </table:table-cell>
          <table:table-cell office:value-type="string" calcext:value-type="string">
            <text:p>SVM(+15.99)EKALSK</text:p>
          </table:table-cell>
          <table:table-cell table:formula="of:=SUBSTITUTE(SUBSTITUTE([.C353];&quot;(+15.99)&quot;;&quot;&quot;);&quot;(+57.02)&quot;;&quot;&quot;)" office:value-type="string" office:string-value="SVMEKALSK" calcext:value-type="string">
            <text:p>SVMEKALSK</text:p>
          </table:table-cell>
        </table:table-row>
        <table:table-row table:style-name="ro2">
          <table:table-cell office:value-type="string" calcext:value-type="string">
            <text:p>SPLATLLNR</text:p>
          </table:table-cell>
          <table:table-cell table:formula="of:=SUBSTITUTE(SUBSTITUTE([.A354];&quot;(+15.99)&quot;;&quot;&quot;);&quot;(+57.02)&quot;;&quot;&quot;)" office:value-type="string" office:string-value="SPLATLLNR" calcext:value-type="string">
            <text:p>SPLATLLNR</text:p>
          </table:table-cell>
          <table:table-cell office:value-type="string" calcext:value-type="string">
            <text:p>EDFSESELLDLR</text:p>
          </table:table-cell>
          <table:table-cell table:formula="of:=SUBSTITUTE(SUBSTITUTE([.C354];&quot;(+15.99)&quot;;&quot;&quot;);&quot;(+57.02)&quot;;&quot;&quot;)" office:value-type="string" office:string-value="EDFSESELLDLR" calcext:value-type="string">
            <text:p>EDFSESELLDLR</text:p>
          </table:table-cell>
        </table:table-row>
        <table:table-row table:style-name="ro1">
          <table:table-cell office:value-type="string" calcext:value-type="string">
            <text:p>NKC(+57.02)MLENPK</text:p>
          </table:table-cell>
          <table:table-cell table:formula="of:=SUBSTITUTE(SUBSTITUTE([.A355];&quot;(+15.99)&quot;;&quot;&quot;);&quot;(+57.02)&quot;;&quot;&quot;)" office:value-type="string" office:string-value="NKCMLENPK" calcext:value-type="string">
            <text:p>NKCMLENPK</text:p>
          </table:table-cell>
          <table:table-cell office:value-type="string" calcext:value-type="string">
            <text:p>M(+15.99)ADYQLLRSR</text:p>
          </table:table-cell>
          <table:table-cell table:formula="of:=SUBSTITUTE(SUBSTITUTE([.C355];&quot;(+15.99)&quot;;&quot;&quot;);&quot;(+57.02)&quot;;&quot;&quot;)" office:value-type="string" office:string-value="MADYQLLRSR" calcext:value-type="string">
            <text:p>MADYQLLRSR</text:p>
          </table:table-cell>
        </table:table-row>
        <table:table-row table:style-name="ro2">
          <table:table-cell office:value-type="string" calcext:value-type="string">
            <text:p>EPSLGYLDNLR</text:p>
          </table:table-cell>
          <table:table-cell table:formula="of:=SUBSTITUTE(SUBSTITUTE([.A356];&quot;(+15.99)&quot;;&quot;&quot;);&quot;(+57.02)&quot;;&quot;&quot;)" office:value-type="string" office:string-value="EPSLGYLDNLR" calcext:value-type="string">
            <text:p>EPSLGYLDNLR</text:p>
          </table:table-cell>
          <table:table-cell office:value-type="string" calcext:value-type="string">
            <text:p>MNPFTAVLGKEEMK</text:p>
          </table:table-cell>
          <table:table-cell table:formula="of:=SUBSTITUTE(SUBSTITUTE([.C356];&quot;(+15.99)&quot;;&quot;&quot;);&quot;(+57.02)&quot;;&quot;&quot;)" office:value-type="string" office:string-value="MNPFTAVLGKEEMK" calcext:value-type="string">
            <text:p>MNPFTAVLGKEEMK</text:p>
          </table:table-cell>
        </table:table-row>
        <table:table-row table:style-name="ro1">
          <table:table-cell office:value-type="string" calcext:value-type="string">
            <text:p>NVEELGKLFDMPK</text:p>
          </table:table-cell>
          <table:table-cell table:formula="of:=SUBSTITUTE(SUBSTITUTE([.A357];&quot;(+15.99)&quot;;&quot;&quot;);&quot;(+57.02)&quot;;&quot;&quot;)" office:value-type="string" office:string-value="NVEELGKLFDMPK" calcext:value-type="string">
            <text:p>NVEELGKLFDMPK</text:p>
          </table:table-cell>
          <table:table-cell office:value-type="string" calcext:value-type="string">
            <text:p>SLWTWM(+15.99)M(+15.99)LVK</text:p>
          </table:table-cell>
          <table:table-cell table:formula="of:=SUBSTITUTE(SUBSTITUTE([.C357];&quot;(+15.99)&quot;;&quot;&quot;);&quot;(+57.02)&quot;;&quot;&quot;)" office:value-type="string" office:string-value="SLWTWMMLVK" calcext:value-type="string">
            <text:p>SLWTWMMLVK</text:p>
          </table:table-cell>
        </table:table-row>
        <table:table-row table:style-name="ro2">
          <table:table-cell office:value-type="string" calcext:value-type="string">
            <text:p>APAPQVGEVAQVGPGK</text:p>
          </table:table-cell>
          <table:table-cell table:formula="of:=SUBSTITUTE(SUBSTITUTE([.A358];&quot;(+15.99)&quot;;&quot;&quot;);&quot;(+57.02)&quot;;&quot;&quot;)" office:value-type="string" office:string-value="APAPQVGEVAQVGPGK" calcext:value-type="string">
            <text:p>APAPQVGEVAQVGPGK</text:p>
          </table:table-cell>
          <table:table-cell office:value-type="string" calcext:value-type="string">
            <text:p>GM(+15.99)AAEAVLAALK</text:p>
          </table:table-cell>
          <table:table-cell table:formula="of:=SUBSTITUTE(SUBSTITUTE([.C358];&quot;(+15.99)&quot;;&quot;&quot;);&quot;(+57.02)&quot;;&quot;&quot;)" office:value-type="string" office:string-value="GMAAEAVLAALK" calcext:value-type="string">
            <text:p>GMAAEAVLAALK</text:p>
          </table:table-cell>
        </table:table-row>
        <table:table-row table:style-name="ro1">
          <table:table-cell office:value-type="string" calcext:value-type="string">
            <text:p>TTLTAALAHQLAK</text:p>
          </table:table-cell>
          <table:table-cell table:formula="of:=SUBSTITUTE(SUBSTITUTE([.A359];&quot;(+15.99)&quot;;&quot;&quot;);&quot;(+57.02)&quot;;&quot;&quot;)" office:value-type="string" office:string-value="TTLTAALAHQLAK" calcext:value-type="string">
            <text:p>TTLTAALAHQLAK</text:p>
          </table:table-cell>
          <table:table-cell office:value-type="string" calcext:value-type="string">
            <text:p>FFGKLLLR</text:p>
          </table:table-cell>
          <table:table-cell table:formula="of:=SUBSTITUTE(SUBSTITUTE([.C359];&quot;(+15.99)&quot;;&quot;&quot;);&quot;(+57.02)&quot;;&quot;&quot;)" office:value-type="string" office:string-value="FFGKLLLR" calcext:value-type="string">
            <text:p>FFGKLLLR</text:p>
          </table:table-cell>
        </table:table-row>
        <table:table-row table:style-name="ro1">
          <table:table-cell office:value-type="string" calcext:value-type="string">
            <text:p>MPSSLEFDKGK</text:p>
          </table:table-cell>
          <table:table-cell table:formula="of:=SUBSTITUTE(SUBSTITUTE([.A360];&quot;(+15.99)&quot;;&quot;&quot;);&quot;(+57.02)&quot;;&quot;&quot;)" office:value-type="string" office:string-value="MPSSLEFDKGK" calcext:value-type="string">
            <text:p>MPSSLEFDKGK</text:p>
          </table:table-cell>
          <table:table-cell office:value-type="string" calcext:value-type="string">
            <text:p>LATVSLPR</text:p>
          </table:table-cell>
          <table:table-cell table:formula="of:=SUBSTITUTE(SUBSTITUTE([.C360];&quot;(+15.99)&quot;;&quot;&quot;);&quot;(+57.02)&quot;;&quot;&quot;)" office:value-type="string" office:string-value="LATVSLPR" calcext:value-type="string">
            <text:p>LATVSLPR</text:p>
          </table:table-cell>
        </table:table-row>
        <table:table-row table:style-name="ro2">
          <table:table-cell office:value-type="string" calcext:value-type="string">
            <text:p>EPNLLNDVSEHLK</text:p>
          </table:table-cell>
          <table:table-cell table:formula="of:=SUBSTITUTE(SUBSTITUTE([.A361];&quot;(+15.99)&quot;;&quot;&quot;);&quot;(+57.02)&quot;;&quot;&quot;)" office:value-type="string" office:string-value="EPNLLNDVSEHLK" calcext:value-type="string">
            <text:p>EPNLLNDVSEHLK</text:p>
          </table:table-cell>
          <table:table-cell office:value-type="string" calcext:value-type="string">
            <text:p>TAGGLLLSM(+15.99)SAK</text:p>
          </table:table-cell>
          <table:table-cell table:formula="of:=SUBSTITUTE(SUBSTITUTE([.C361];&quot;(+15.99)&quot;;&quot;&quot;);&quot;(+57.02)&quot;;&quot;&quot;)" office:value-type="string" office:string-value="TAGGLLLSMSAK" calcext:value-type="string">
            <text:p>TAGGLLLSMSAK</text:p>
          </table:table-cell>
        </table:table-row>
        <table:table-row table:style-name="ro2">
          <table:table-cell office:value-type="string" calcext:value-type="string">
            <text:p>SPVSVSLESLC(+57.02)VNSLR</text:p>
          </table:table-cell>
          <table:table-cell table:formula="of:=SUBSTITUTE(SUBSTITUTE([.A362];&quot;(+15.99)&quot;;&quot;&quot;);&quot;(+57.02)&quot;;&quot;&quot;)" office:value-type="string" office:string-value="SPVSVSLESLCVNSLR" calcext:value-type="string">
            <text:p>SPVSVSLESLCVNSLR</text:p>
          </table:table-cell>
          <table:table-cell office:value-type="string" calcext:value-type="string">
            <text:p>NMAPVVEELSK</text:p>
          </table:table-cell>
          <table:table-cell table:formula="of:=SUBSTITUTE(SUBSTITUTE([.C362];&quot;(+15.99)&quot;;&quot;&quot;);&quot;(+57.02)&quot;;&quot;&quot;)" office:value-type="string" office:string-value="NMAPVVEELSK" calcext:value-type="string">
            <text:p>NMAPVVEELSK</text:p>
          </table:table-cell>
        </table:table-row>
        <table:table-row table:style-name="ro1">
          <table:table-cell office:value-type="string" calcext:value-type="string">
            <text:p>GPLPVYESK</text:p>
          </table:table-cell>
          <table:table-cell table:formula="of:=SUBSTITUTE(SUBSTITUTE([.A363];&quot;(+15.99)&quot;;&quot;&quot;);&quot;(+57.02)&quot;;&quot;&quot;)" office:value-type="string" office:string-value="GPLPVYESK" calcext:value-type="string">
            <text:p>GPLPVYESK</text:p>
          </table:table-cell>
          <table:table-cell office:value-type="string" calcext:value-type="string">
            <text:p>TKAEPVLK</text:p>
          </table:table-cell>
          <table:table-cell table:formula="of:=SUBSTITUTE(SUBSTITUTE([.C363];&quot;(+15.99)&quot;;&quot;&quot;);&quot;(+57.02)&quot;;&quot;&quot;)" office:value-type="string" office:string-value="TKAEPVLK" calcext:value-type="string">
            <text:p>TKAEPVLK</text:p>
          </table:table-cell>
        </table:table-row>
        <table:table-row table:style-name="ro2">
          <table:table-cell office:value-type="string" calcext:value-type="string">
            <text:p>EELVDSVVEGKK</text:p>
          </table:table-cell>
          <table:table-cell table:formula="of:=SUBSTITUTE(SUBSTITUTE([.A364];&quot;(+15.99)&quot;;&quot;&quot;);&quot;(+57.02)&quot;;&quot;&quot;)" office:value-type="string" office:string-value="EELVDSVVEGKK" calcext:value-type="string">
            <text:p>EELVDSVVEGKK</text:p>
          </table:table-cell>
          <table:table-cell office:value-type="string" calcext:value-type="string">
            <text:p>RYPPSDDLEGSLC(+57.02)SLSKDYR</text:p>
          </table:table-cell>
          <table:table-cell table:formula="of:=SUBSTITUTE(SUBSTITUTE([.C364];&quot;(+15.99)&quot;;&quot;&quot;);&quot;(+57.02)&quot;;&quot;&quot;)" office:value-type="string" office:string-value="RYPPSDDLEGSLCSLSKDYR" calcext:value-type="string">
            <text:p>RYPPSDDLEGSLCSLSKDYR</text:p>
          </table:table-cell>
        </table:table-row>
        <table:table-row table:style-name="ro2">
          <table:table-cell office:value-type="string" calcext:value-type="string">
            <text:p>TPLTNGQLLTEDAGLK</text:p>
          </table:table-cell>
          <table:table-cell table:formula="of:=SUBSTITUTE(SUBSTITUTE([.A365];&quot;(+15.99)&quot;;&quot;&quot;);&quot;(+57.02)&quot;;&quot;&quot;)" office:value-type="string" office:string-value="TPLTNGQLLTEDAGLK" calcext:value-type="string">
            <text:p>TPLTNGQLLTEDAGLK</text:p>
          </table:table-cell>
          <table:table-cell office:value-type="string" calcext:value-type="string">
            <text:p>GQLDVSNDLEGSLC(+57.02)SLSQDYR</text:p>
          </table:table-cell>
          <table:table-cell table:formula="of:=SUBSTITUTE(SUBSTITUTE([.C365];&quot;(+15.99)&quot;;&quot;&quot;);&quot;(+57.02)&quot;;&quot;&quot;)" office:value-type="string" office:string-value="GQLDVSNDLEGSLCSLSQDYR" calcext:value-type="string">
            <text:p>GQLDVSNDLEGSLCSLSQDYR</text:p>
          </table:table-cell>
        </table:table-row>
        <table:table-row table:style-name="ro2">
          <table:table-cell office:value-type="string" calcext:value-type="string">
            <text:p>YQGTELLSEAVR</text:p>
          </table:table-cell>
          <table:table-cell table:formula="of:=SUBSTITUTE(SUBSTITUTE([.A366];&quot;(+15.99)&quot;;&quot;&quot;);&quot;(+57.02)&quot;;&quot;&quot;)" office:value-type="string" office:string-value="YQGTELLSEAVR" calcext:value-type="string">
            <text:p>YQGTELLSEAVR</text:p>
          </table:table-cell>
          <table:table-cell office:value-type="string" calcext:value-type="string">
            <text:p>KDLADEEVALNK</text:p>
          </table:table-cell>
          <table:table-cell table:formula="of:=SUBSTITUTE(SUBSTITUTE([.C366];&quot;(+15.99)&quot;;&quot;&quot;);&quot;(+57.02)&quot;;&quot;&quot;)" office:value-type="string" office:string-value="KDLADEEVALNK" calcext:value-type="string">
            <text:p>KDLADEEVALNK</text:p>
          </table:table-cell>
        </table:table-row>
        <table:table-row table:style-name="ro1">
          <table:table-cell office:value-type="string" calcext:value-type="string">
            <text:p>ESSTENLNNK</text:p>
          </table:table-cell>
          <table:table-cell table:formula="of:=SUBSTITUTE(SUBSTITUTE([.A367];&quot;(+15.99)&quot;;&quot;&quot;);&quot;(+57.02)&quot;;&quot;&quot;)" office:value-type="string" office:string-value="ESSTENLNNK" calcext:value-type="string">
            <text:p>ESSTENLNNK</text:p>
          </table:table-cell>
          <table:table-cell office:value-type="string" calcext:value-type="string">
            <text:p>NLKVGLR</text:p>
          </table:table-cell>
          <table:table-cell table:formula="of:=SUBSTITUTE(SUBSTITUTE([.C367];&quot;(+15.99)&quot;;&quot;&quot;);&quot;(+57.02)&quot;;&quot;&quot;)" office:value-type="string" office:string-value="NLKVGLR" calcext:value-type="string">
            <text:p>NLKVGLR</text:p>
          </table:table-cell>
        </table:table-row>
        <table:table-row table:style-name="ro1">
          <table:table-cell office:value-type="string" calcext:value-type="string">
            <text:p>FLDVEKLMSK</text:p>
          </table:table-cell>
          <table:table-cell table:formula="of:=SUBSTITUTE(SUBSTITUTE([.A368];&quot;(+15.99)&quot;;&quot;&quot;);&quot;(+57.02)&quot;;&quot;&quot;)" office:value-type="string" office:string-value="FLDVEKLMSK" calcext:value-type="string">
            <text:p>FLDVEKLMSK</text:p>
          </table:table-cell>
          <table:table-cell office:value-type="string" calcext:value-type="string">
            <text:p>TPPATLVVNR</text:p>
          </table:table-cell>
          <table:table-cell table:formula="of:=SUBSTITUTE(SUBSTITUTE([.C368];&quot;(+15.99)&quot;;&quot;&quot;);&quot;(+57.02)&quot;;&quot;&quot;)" office:value-type="string" office:string-value="TPPATLVVNR" calcext:value-type="string">
            <text:p>TPPATLVVNR</text:p>
          </table:table-cell>
        </table:table-row>
        <table:table-row table:style-name="ro1">
          <table:table-cell office:value-type="string" calcext:value-type="string">
            <text:p>QM(+15.99)PLTDSSYDC(+57.02)PK</text:p>
          </table:table-cell>
          <table:table-cell table:formula="of:=SUBSTITUTE(SUBSTITUTE([.A369];&quot;(+15.99)&quot;;&quot;&quot;);&quot;(+57.02)&quot;;&quot;&quot;)" office:value-type="string" office:string-value="QMPLTDSSYDCPK" calcext:value-type="string">
            <text:p>QMPLTDSSYDCPK</text:p>
          </table:table-cell>
          <table:table-cell office:value-type="string" calcext:value-type="string">
            <text:p>DPFEALLR</text:p>
          </table:table-cell>
          <table:table-cell table:formula="of:=SUBSTITUTE(SUBSTITUTE([.C369];&quot;(+15.99)&quot;;&quot;&quot;);&quot;(+57.02)&quot;;&quot;&quot;)" office:value-type="string" office:string-value="DPFEALLR" calcext:value-type="string">
            <text:p>DPFEALLR</text:p>
          </table:table-cell>
        </table:table-row>
        <table:table-row table:style-name="ro2">
          <table:table-cell office:value-type="string" calcext:value-type="string">
            <text:p>VALETLVDWVEGK</text:p>
          </table:table-cell>
          <table:table-cell table:formula="of:=SUBSTITUTE(SUBSTITUTE([.A370];&quot;(+15.99)&quot;;&quot;&quot;);&quot;(+57.02)&quot;;&quot;&quot;)" office:value-type="string" office:string-value="VALETLVDWVEGK" calcext:value-type="string">
            <text:p>VALETLVDWVEGK</text:p>
          </table:table-cell>
          <table:table-cell office:value-type="string" calcext:value-type="string">
            <text:p>EYVLTQFNWTNAR</text:p>
          </table:table-cell>
          <table:table-cell table:formula="of:=SUBSTITUTE(SUBSTITUTE([.C370];&quot;(+15.99)&quot;;&quot;&quot;);&quot;(+57.02)&quot;;&quot;&quot;)" office:value-type="string" office:string-value="EYVLTQFNWTNAR" calcext:value-type="string">
            <text:p>EYVLTQFNWTNAR</text:p>
          </table:table-cell>
        </table:table-row>
        <table:table-row table:style-name="ro2">
          <table:table-cell office:value-type="string" calcext:value-type="string">
            <text:p>RALNPSSLM(+15.99)TNK</text:p>
          </table:table-cell>
          <table:table-cell table:formula="of:=SUBSTITUTE(SUBSTITUTE([.A371];&quot;(+15.99)&quot;;&quot;&quot;);&quot;(+57.02)&quot;;&quot;&quot;)" office:value-type="string" office:string-value="RALNPSSLMTNK" calcext:value-type="string">
            <text:p>RALNPSSLMTNK</text:p>
          </table:table-cell>
          <table:table-cell office:value-type="string" calcext:value-type="string">
            <text:p>EEDDALAEQSPK</text:p>
          </table:table-cell>
          <table:table-cell table:formula="of:=SUBSTITUTE(SUBSTITUTE([.C371];&quot;(+15.99)&quot;;&quot;&quot;);&quot;(+57.02)&quot;;&quot;&quot;)" office:value-type="string" office:string-value="EEDDALAEQSPK" calcext:value-type="string">
            <text:p>EEDDALAEQSPK</text:p>
          </table:table-cell>
        </table:table-row>
        <table:table-row table:style-name="ro1">
          <table:table-cell office:value-type="string" calcext:value-type="string">
            <text:p>QAGAGASFPAK</text:p>
          </table:table-cell>
          <table:table-cell table:formula="of:=SUBSTITUTE(SUBSTITUTE([.A372];&quot;(+15.99)&quot;;&quot;&quot;);&quot;(+57.02)&quot;;&quot;&quot;)" office:value-type="string" office:string-value="QAGAGASFPAK" calcext:value-type="string">
            <text:p>QAGAGASFPAK</text:p>
          </table:table-cell>
          <table:table-cell office:value-type="string" calcext:value-type="string">
            <text:p>EGLLEENNK</text:p>
          </table:table-cell>
          <table:table-cell table:formula="of:=SUBSTITUTE(SUBSTITUTE([.C372];&quot;(+15.99)&quot;;&quot;&quot;);&quot;(+57.02)&quot;;&quot;&quot;)" office:value-type="string" office:string-value="EGLLEENNK" calcext:value-type="string">
            <text:p>EGLLEENNK</text:p>
          </table:table-cell>
        </table:table-row>
        <table:table-row table:style-name="ro2">
          <table:table-cell office:value-type="string" calcext:value-type="string">
            <text:p>M(+15.99)NVDVLELKR</text:p>
          </table:table-cell>
          <table:table-cell table:formula="of:=SUBSTITUTE(SUBSTITUTE([.A373];&quot;(+15.99)&quot;;&quot;&quot;);&quot;(+57.02)&quot;;&quot;&quot;)" office:value-type="string" office:string-value="MNVDVLELKR" calcext:value-type="string">
            <text:p>MNVDVLELKR</text:p>
          </table:table-cell>
          <table:table-cell office:value-type="string" calcext:value-type="string">
            <text:p>LAWPVDAANETGSAVK</text:p>
          </table:table-cell>
          <table:table-cell table:formula="of:=SUBSTITUTE(SUBSTITUTE([.C373];&quot;(+15.99)&quot;;&quot;&quot;);&quot;(+57.02)&quot;;&quot;&quot;)" office:value-type="string" office:string-value="LAWPVDAANETGSAVK" calcext:value-type="string">
            <text:p>LAWPVDAANETGSAVK</text:p>
          </table:table-cell>
        </table:table-row>
        <table:table-row table:style-name="ro2">
          <table:table-cell office:value-type="string" calcext:value-type="string">
            <text:p>EPDLVVSELESSGHR</text:p>
          </table:table-cell>
          <table:table-cell table:formula="of:=SUBSTITUTE(SUBSTITUTE([.A374];&quot;(+15.99)&quot;;&quot;&quot;);&quot;(+57.02)&quot;;&quot;&quot;)" office:value-type="string" office:string-value="EPDLVVSELESSGHR" calcext:value-type="string">
            <text:p>EPDLVVSELESSGHR</text:p>
          </table:table-cell>
          <table:table-cell office:value-type="string" calcext:value-type="string">
            <text:p>QLAAGANALVDKK</text:p>
          </table:table-cell>
          <table:table-cell table:formula="of:=SUBSTITUTE(SUBSTITUTE([.C374];&quot;(+15.99)&quot;;&quot;&quot;);&quot;(+57.02)&quot;;&quot;&quot;)" office:value-type="string" office:string-value="QLAAGANALVDKK" calcext:value-type="string">
            <text:p>QLAAGANALVDKK</text:p>
          </table:table-cell>
        </table:table-row>
        <table:table-row table:style-name="ro2">
          <table:table-cell office:value-type="string" calcext:value-type="string">
            <text:p>NNVSLDYK</text:p>
          </table:table-cell>
          <table:table-cell table:formula="of:=SUBSTITUTE(SUBSTITUTE([.A375];&quot;(+15.99)&quot;;&quot;&quot;);&quot;(+57.02)&quot;;&quot;&quot;)" office:value-type="string" office:string-value="NNVSLDYK" calcext:value-type="string">
            <text:p>NNVSLDYK</text:p>
          </table:table-cell>
          <table:table-cell office:value-type="string" calcext:value-type="string">
            <text:p>WRDELLGANLVEASLTSREVR</text:p>
          </table:table-cell>
          <table:table-cell table:formula="of:=SUBSTITUTE(SUBSTITUTE([.C375];&quot;(+15.99)&quot;;&quot;&quot;);&quot;(+57.02)&quot;;&quot;&quot;)" office:value-type="string" office:string-value="WRDELLGANLVEASLTSREVR" calcext:value-type="string">
            <text:p>WRDELLGANLVEASLTSREVR</text:p>
          </table:table-cell>
        </table:table-row>
        <table:table-row table:style-name="ro1">
          <table:table-cell office:value-type="string" calcext:value-type="string">
            <text:p>EM(+15.99)DSESELLDLR</text:p>
          </table:table-cell>
          <table:table-cell table:formula="of:=SUBSTITUTE(SUBSTITUTE([.A376];&quot;(+15.99)&quot;;&quot;&quot;);&quot;(+57.02)&quot;;&quot;&quot;)" office:value-type="string" office:string-value="EMDSESELLDLR" calcext:value-type="string">
            <text:p>EMDSESELLDLR</text:p>
          </table:table-cell>
          <table:table-cell office:value-type="string" calcext:value-type="string">
            <text:p>WAAAVSSHK</text:p>
          </table:table-cell>
          <table:table-cell table:formula="of:=SUBSTITUTE(SUBSTITUTE([.C376];&quot;(+15.99)&quot;;&quot;&quot;);&quot;(+57.02)&quot;;&quot;&quot;)" office:value-type="string" office:string-value="WAAAVSSHK" calcext:value-type="string">
            <text:p>WAAAVSSHK</text:p>
          </table:table-cell>
        </table:table-row>
        <table:table-row table:style-name="ro1">
          <table:table-cell office:value-type="string" calcext:value-type="string">
            <text:p>APASDSNLYSSR</text:p>
          </table:table-cell>
          <table:table-cell table:formula="of:=SUBSTITUTE(SUBSTITUTE([.A377];&quot;(+15.99)&quot;;&quot;&quot;);&quot;(+57.02)&quot;;&quot;&quot;)" office:value-type="string" office:string-value="APASDSNLYSSR" calcext:value-type="string">
            <text:p>APASDSNLYSSR</text:p>
          </table:table-cell>
          <table:table-cell office:value-type="string" calcext:value-type="string">
            <text:p>NYTLPLK</text:p>
          </table:table-cell>
          <table:table-cell table:formula="of:=SUBSTITUTE(SUBSTITUTE([.C377];&quot;(+15.99)&quot;;&quot;&quot;);&quot;(+57.02)&quot;;&quot;&quot;)" office:value-type="string" office:string-value="NYTLPLK" calcext:value-type="string">
            <text:p>NYTLPLK</text:p>
          </table:table-cell>
        </table:table-row>
        <table:table-row table:style-name="ro2">
          <table:table-cell office:value-type="string" calcext:value-type="string">
            <text:p>TPGGLLLPDSAK</text:p>
          </table:table-cell>
          <table:table-cell table:formula="of:=SUBSTITUTE(SUBSTITUTE([.A378];&quot;(+15.99)&quot;;&quot;&quot;);&quot;(+57.02)&quot;;&quot;&quot;)" office:value-type="string" office:string-value="TPGGLLLPDSAK" calcext:value-type="string">
            <text:p>TPGGLLLPDSAK</text:p>
          </table:table-cell>
          <table:table-cell office:value-type="string" calcext:value-type="string">
            <text:p>SPAGEVAQVGPGK</text:p>
          </table:table-cell>
          <table:table-cell table:formula="of:=SUBSTITUTE(SUBSTITUTE([.C378];&quot;(+15.99)&quot;;&quot;&quot;);&quot;(+57.02)&quot;;&quot;&quot;)" office:value-type="string" office:string-value="SPAGEVAQVGPGK" calcext:value-type="string">
            <text:p>SPAGEVAQVGPGK</text:p>
          </table:table-cell>
        </table:table-row>
        <table:table-row table:style-name="ro1">
          <table:table-cell office:value-type="string" calcext:value-type="string">
            <text:p>SAQPLVLEESGC(+57.02)LR</text:p>
          </table:table-cell>
          <table:table-cell table:formula="of:=SUBSTITUTE(SUBSTITUTE([.A379];&quot;(+15.99)&quot;;&quot;&quot;);&quot;(+57.02)&quot;;&quot;&quot;)" office:value-type="string" office:string-value="SAQPLVLEESGCLR" calcext:value-type="string">
            <text:p>SAQPLVLEESGCLR</text:p>
          </table:table-cell>
          <table:table-cell office:value-type="string" calcext:value-type="string">
            <text:p>KNAHLAPLLK</text:p>
          </table:table-cell>
          <table:table-cell table:formula="of:=SUBSTITUTE(SUBSTITUTE([.C379];&quot;(+15.99)&quot;;&quot;&quot;);&quot;(+57.02)&quot;;&quot;&quot;)" office:value-type="string" office:string-value="KNAHLAPLLK" calcext:value-type="string">
            <text:p>KNAHLAPLLK</text:p>
          </table:table-cell>
        </table:table-row>
        <table:table-row table:style-name="ro2">
          <table:table-cell office:value-type="string" calcext:value-type="string">
            <text:p>NNAPVVEELSK</text:p>
          </table:table-cell>
          <table:table-cell table:formula="of:=SUBSTITUTE(SUBSTITUTE([.A380];&quot;(+15.99)&quot;;&quot;&quot;);&quot;(+57.02)&quot;;&quot;&quot;)" office:value-type="string" office:string-value="NNAPVVEELSK" calcext:value-type="string">
            <text:p>NNAPVVEELSK</text:p>
          </table:table-cell>
          <table:table-cell office:value-type="string" calcext:value-type="string">
            <text:p>GDGGLLLGM(+15.99)PPK</text:p>
          </table:table-cell>
          <table:table-cell table:formula="of:=SUBSTITUTE(SUBSTITUTE([.C380];&quot;(+15.99)&quot;;&quot;&quot;);&quot;(+57.02)&quot;;&quot;&quot;)" office:value-type="string" office:string-value="GDGGLLLGMPPK" calcext:value-type="string">
            <text:p>GDGGLLLGMPPK</text:p>
          </table:table-cell>
        </table:table-row>
        <table:table-row table:style-name="ro1">
          <table:table-cell office:value-type="string" calcext:value-type="string">
            <text:p>QLNLLSQWLVNK</text:p>
          </table:table-cell>
          <table:table-cell table:formula="of:=SUBSTITUTE(SUBSTITUTE([.A381];&quot;(+15.99)&quot;;&quot;&quot;);&quot;(+57.02)&quot;;&quot;&quot;)" office:value-type="string" office:string-value="QLNLLSQWLVNK" calcext:value-type="string">
            <text:p>QLNLLSQWLVNK</text:p>
          </table:table-cell>
          <table:table-cell office:value-type="string" calcext:value-type="string">
            <text:p>KALDYLK</text:p>
          </table:table-cell>
          <table:table-cell table:formula="of:=SUBSTITUTE(SUBSTITUTE([.C381];&quot;(+15.99)&quot;;&quot;&quot;);&quot;(+57.02)&quot;;&quot;&quot;)" office:value-type="string" office:string-value="KALDYLK" calcext:value-type="string">
            <text:p>KALDYLK</text:p>
          </table:table-cell>
        </table:table-row>
        <table:table-row table:style-name="ro1">
          <table:table-cell office:value-type="string" calcext:value-type="string">
            <text:p>LKM(+15.99)ADYDLSK</text:p>
          </table:table-cell>
          <table:table-cell table:formula="of:=SUBSTITUTE(SUBSTITUTE([.A382];&quot;(+15.99)&quot;;&quot;&quot;);&quot;(+57.02)&quot;;&quot;&quot;)" office:value-type="string" office:string-value="LKMADYDLSK" calcext:value-type="string">
            <text:p>LKMADYDLSK</text:p>
          </table:table-cell>
          <table:table-cell office:value-type="string" calcext:value-type="string">
            <text:p>DPLALVPK</text:p>
          </table:table-cell>
          <table:table-cell table:formula="of:=SUBSTITUTE(SUBSTITUTE([.C382];&quot;(+15.99)&quot;;&quot;&quot;);&quot;(+57.02)&quot;;&quot;&quot;)" office:value-type="string" office:string-value="DPLALVPK" calcext:value-type="string">
            <text:p>DPLALVPK</text:p>
          </table:table-cell>
        </table:table-row>
        <table:table-row table:style-name="ro2">
          <table:table-cell office:value-type="string" calcext:value-type="string">
            <text:p>KELEQWLK</text:p>
          </table:table-cell>
          <table:table-cell table:formula="of:=SUBSTITUTE(SUBSTITUTE([.A383];&quot;(+15.99)&quot;;&quot;&quot;);&quot;(+57.02)&quot;;&quot;&quot;)" office:value-type="string" office:string-value="KELEQWLK" calcext:value-type="string">
            <text:p>KELEQWLK</text:p>
          </table:table-cell>
          <table:table-cell office:value-type="string" calcext:value-type="string">
            <text:p>EPM(+15.99)LLWGDGLALDLK</text:p>
          </table:table-cell>
          <table:table-cell table:formula="of:=SUBSTITUTE(SUBSTITUTE([.C383];&quot;(+15.99)&quot;;&quot;&quot;);&quot;(+57.02)&quot;;&quot;&quot;)" office:value-type="string" office:string-value="EPMLLWGDGLALDLK" calcext:value-type="string">
            <text:p>EPMLLWGDGLALDLK</text:p>
          </table:table-cell>
        </table:table-row>
        <table:table-row table:style-name="ro2">
          <table:table-cell office:value-type="string" calcext:value-type="string">
            <text:p>MNWDFTENLAM(+15.99)K</text:p>
          </table:table-cell>
          <table:table-cell table:formula="of:=SUBSTITUTE(SUBSTITUTE([.A384];&quot;(+15.99)&quot;;&quot;&quot;);&quot;(+57.02)&quot;;&quot;&quot;)" office:value-type="string" office:string-value="MNWDFTENLAMK" calcext:value-type="string">
            <text:p>MNWDFTENLAMK</text:p>
          </table:table-cell>
          <table:table-cell office:value-type="string" calcext:value-type="string">
            <text:p>EFVATSVQSLVALQR</text:p>
          </table:table-cell>
          <table:table-cell table:formula="of:=SUBSTITUTE(SUBSTITUTE([.C384];&quot;(+15.99)&quot;;&quot;&quot;);&quot;(+57.02)&quot;;&quot;&quot;)" office:value-type="string" office:string-value="EFVATSVQSLVALQR" calcext:value-type="string">
            <text:p>EFVATSVQSLVALQR</text:p>
          </table:table-cell>
        </table:table-row>
        <table:table-row table:style-name="ro2">
          <table:table-cell office:value-type="string" calcext:value-type="string">
            <text:p>NNTEGYLWLMGR</text:p>
          </table:table-cell>
          <table:table-cell table:formula="of:=SUBSTITUTE(SUBSTITUTE([.A385];&quot;(+15.99)&quot;;&quot;&quot;);&quot;(+57.02)&quot;;&quot;&quot;)" office:value-type="string" office:string-value="NNTEGYLWLMGR" calcext:value-type="string">
            <text:p>NNTEGYLWLMGR</text:p>
          </table:table-cell>
          <table:table-cell office:value-type="string" calcext:value-type="string">
            <text:p>LVPM(+15.99)VGGDVLNR</text:p>
          </table:table-cell>
          <table:table-cell table:formula="of:=SUBSTITUTE(SUBSTITUTE([.C385];&quot;(+15.99)&quot;;&quot;&quot;);&quot;(+57.02)&quot;;&quot;&quot;)" office:value-type="string" office:string-value="LVPMVGGDVLNR" calcext:value-type="string">
            <text:p>LVPMVGGDVLNR</text:p>
          </table:table-cell>
        </table:table-row>
        <table:table-row table:style-name="ro1">
          <table:table-cell office:value-type="string" calcext:value-type="string">
            <text:p>DVALETLVDWVEGK</text:p>
          </table:table-cell>
          <table:table-cell table:formula="of:=SUBSTITUTE(SUBSTITUTE([.A386];&quot;(+15.99)&quot;;&quot;&quot;);&quot;(+57.02)&quot;;&quot;&quot;)" office:value-type="string" office:string-value="DVALETLVDWVEGK" calcext:value-type="string">
            <text:p>DVALETLVDWVEGK</text:p>
          </table:table-cell>
          <table:table-cell office:value-type="string" calcext:value-type="string">
            <text:p>LFNTEFDK</text:p>
          </table:table-cell>
          <table:table-cell table:formula="of:=SUBSTITUTE(SUBSTITUTE([.C386];&quot;(+15.99)&quot;;&quot;&quot;);&quot;(+57.02)&quot;;&quot;&quot;)" office:value-type="string" office:string-value="LFNTEFDK" calcext:value-type="string">
            <text:p>LFNTEFDK</text:p>
          </table:table-cell>
        </table:table-row>
        <table:table-row table:style-name="ro2">
          <table:table-cell office:value-type="string" calcext:value-type="string">
            <text:p>EESLLLR</text:p>
          </table:table-cell>
          <table:table-cell table:formula="of:=SUBSTITUTE(SUBSTITUTE([.A387];&quot;(+15.99)&quot;;&quot;&quot;);&quot;(+57.02)&quot;;&quot;&quot;)" office:value-type="string" office:string-value="EESLLLR" calcext:value-type="string">
            <text:p>EESLLLR</text:p>
          </table:table-cell>
          <table:table-cell office:value-type="string" calcext:value-type="string">
            <text:p>SMGLWMMM(+15.99)LVK</text:p>
          </table:table-cell>
          <table:table-cell table:formula="of:=SUBSTITUTE(SUBSTITUTE([.C387];&quot;(+15.99)&quot;;&quot;&quot;);&quot;(+57.02)&quot;;&quot;&quot;)" office:value-type="string" office:string-value="SMGLWMMMLVK" calcext:value-type="string">
            <text:p>SMGLWMMMLVK</text:p>
          </table:table-cell>
        </table:table-row>
        <table:table-row table:style-name="ro1">
          <table:table-cell office:value-type="string" calcext:value-type="string">
            <text:p>NSLNALGK</text:p>
          </table:table-cell>
          <table:table-cell table:formula="of:=SUBSTITUTE(SUBSTITUTE([.A388];&quot;(+15.99)&quot;;&quot;&quot;);&quot;(+57.02)&quot;;&quot;&quot;)" office:value-type="string" office:string-value="NSLNALGK" calcext:value-type="string">
            <text:p>NSLNALGK</text:p>
          </table:table-cell>
          <table:table-cell office:value-type="string" calcext:value-type="string">
            <text:p>SPDEVTEDK</text:p>
          </table:table-cell>
          <table:table-cell table:formula="of:=SUBSTITUTE(SUBSTITUTE([.C388];&quot;(+15.99)&quot;;&quot;&quot;);&quot;(+57.02)&quot;;&quot;&quot;)" office:value-type="string" office:string-value="SPDEVTEDK" calcext:value-type="string">
            <text:p>SPDEVTEDK</text:p>
          </table:table-cell>
        </table:table-row>
        <table:table-row table:style-name="ro2">
          <table:table-cell office:value-type="string" calcext:value-type="string">
            <text:p>EGAAAVSSHK</text:p>
          </table:table-cell>
          <table:table-cell table:formula="of:=SUBSTITUTE(SUBSTITUTE([.A389];&quot;(+15.99)&quot;;&quot;&quot;);&quot;(+57.02)&quot;;&quot;&quot;)" office:value-type="string" office:string-value="EGAAAVSSHK" calcext:value-type="string">
            <text:p>EGAAAVSSHK</text:p>
          </table:table-cell>
          <table:table-cell office:value-type="string" calcext:value-type="string">
            <text:p>TDGDEFAHLLGK</text:p>
          </table:table-cell>
          <table:table-cell table:formula="of:=SUBSTITUTE(SUBSTITUTE([.C389];&quot;(+15.99)&quot;;&quot;&quot;);&quot;(+57.02)&quot;;&quot;&quot;)" office:value-type="string" office:string-value="TDGDEFAHLLGK" calcext:value-type="string">
            <text:p>TDGDEFAHLLGK</text:p>
          </table:table-cell>
        </table:table-row>
        <table:table-row table:style-name="ro1">
          <table:table-cell office:value-type="string" calcext:value-type="string">
            <text:p>QNTPLVEVR</text:p>
          </table:table-cell>
          <table:table-cell table:formula="of:=SUBSTITUTE(SUBSTITUTE([.A390];&quot;(+15.99)&quot;;&quot;&quot;);&quot;(+57.02)&quot;;&quot;&quot;)" office:value-type="string" office:string-value="QNTPLVEVR" calcext:value-type="string">
            <text:p>QNTPLVEVR</text:p>
          </table:table-cell>
          <table:table-cell office:value-type="string" calcext:value-type="string">
            <text:p>NSLLSRSLVK</text:p>
          </table:table-cell>
          <table:table-cell table:formula="of:=SUBSTITUTE(SUBSTITUTE([.C390];&quot;(+15.99)&quot;;&quot;&quot;);&quot;(+57.02)&quot;;&quot;&quot;)" office:value-type="string" office:string-value="NSLLSRSLVK" calcext:value-type="string">
            <text:p>NSLLSRSLVK</text:p>
          </table:table-cell>
        </table:table-row>
        <table:table-row table:style-name="ro1">
          <table:table-cell office:value-type="string" calcext:value-type="string">
            <text:p>LLVSGEFSK</text:p>
          </table:table-cell>
          <table:table-cell table:formula="of:=SUBSTITUTE(SUBSTITUTE([.A391];&quot;(+15.99)&quot;;&quot;&quot;);&quot;(+57.02)&quot;;&quot;&quot;)" office:value-type="string" office:string-value="LLVSGEFSK" calcext:value-type="string">
            <text:p>LLVSGEFSK</text:p>
          </table:table-cell>
          <table:table-cell office:value-type="string" calcext:value-type="string">
            <text:p>SPPGALLTLSK</text:p>
          </table:table-cell>
          <table:table-cell table:formula="of:=SUBSTITUTE(SUBSTITUTE([.C391];&quot;(+15.99)&quot;;&quot;&quot;);&quot;(+57.02)&quot;;&quot;&quot;)" office:value-type="string" office:string-value="SPPGALLTLSK" calcext:value-type="string">
            <text:p>SPPGALLTLSK</text:p>
          </table:table-cell>
        </table:table-row>
        <table:table-row table:style-name="ro1">
          <table:table-cell office:value-type="string" calcext:value-type="string">
            <text:p>LASVSASLEVLENKLDKK</text:p>
          </table:table-cell>
          <table:table-cell table:formula="of:=SUBSTITUTE(SUBSTITUTE([.A392];&quot;(+15.99)&quot;;&quot;&quot;);&quot;(+57.02)&quot;;&quot;&quot;)" office:value-type="string" office:string-value="LASVSASLEVLENKLDKK" calcext:value-type="string">
            <text:p>LASVSASLEVLENKLDKK</text:p>
          </table:table-cell>
          <table:table-cell office:value-type="string" calcext:value-type="string">
            <text:p>LLVDPVVK</text:p>
          </table:table-cell>
          <table:table-cell table:formula="of:=SUBSTITUTE(SUBSTITUTE([.C392];&quot;(+15.99)&quot;;&quot;&quot;);&quot;(+57.02)&quot;;&quot;&quot;)" office:value-type="string" office:string-value="LLVDPVVK" calcext:value-type="string">
            <text:p>LLVDPVVK</text:p>
          </table:table-cell>
        </table:table-row>
        <table:table-row table:style-name="ro1">
          <table:table-cell office:value-type="string" calcext:value-type="string">
            <text:p>RPPVVEELSK</text:p>
          </table:table-cell>
          <table:table-cell table:formula="of:=SUBSTITUTE(SUBSTITUTE([.A393];&quot;(+15.99)&quot;;&quot;&quot;);&quot;(+57.02)&quot;;&quot;&quot;)" office:value-type="string" office:string-value="RPPVVEELSK" calcext:value-type="string">
            <text:p>RPPVVEELSK</text:p>
          </table:table-cell>
          <table:table-cell office:value-type="string" calcext:value-type="string">
            <text:p>QNESSLLK</text:p>
          </table:table-cell>
          <table:table-cell table:formula="of:=SUBSTITUTE(SUBSTITUTE([.C393];&quot;(+15.99)&quot;;&quot;&quot;);&quot;(+57.02)&quot;;&quot;&quot;)" office:value-type="string" office:string-value="QNESSLLK" calcext:value-type="string">
            <text:p>QNESSLLK</text:p>
          </table:table-cell>
        </table:table-row>
        <table:table-row table:style-name="ro2">
          <table:table-cell office:value-type="string" calcext:value-type="string">
            <text:p>QAVGGVLSNNK</text:p>
          </table:table-cell>
          <table:table-cell table:formula="of:=SUBSTITUTE(SUBSTITUTE([.A394];&quot;(+15.99)&quot;;&quot;&quot;);&quot;(+57.02)&quot;;&quot;&quot;)" office:value-type="string" office:string-value="QAVGGVLSNNK" calcext:value-type="string">
            <text:p>QAVGGVLSNNK</text:p>
          </table:table-cell>
          <table:table-cell office:value-type="string" calcext:value-type="string">
            <text:p>LM(+15.99)PGSLLTEMKYK</text:p>
          </table:table-cell>
          <table:table-cell table:formula="of:=SUBSTITUTE(SUBSTITUTE([.C394];&quot;(+15.99)&quot;;&quot;&quot;);&quot;(+57.02)&quot;;&quot;&quot;)" office:value-type="string" office:string-value="LMPGSLLTEMKYK" calcext:value-type="string">
            <text:p>LMPGSLLTEMKYK</text:p>
          </table:table-cell>
        </table:table-row>
        <table:table-row table:style-name="ro2">
          <table:table-cell office:value-type="string" calcext:value-type="string">
            <text:p>EDSSSVYDADFKER</text:p>
          </table:table-cell>
          <table:table-cell table:formula="of:=SUBSTITUTE(SUBSTITUTE([.A395];&quot;(+15.99)&quot;;&quot;&quot;);&quot;(+57.02)&quot;;&quot;&quot;)" office:value-type="string" office:string-value="EDSSSVYDADFKER" calcext:value-type="string">
            <text:p>EDSSSVYDADFKER</text:p>
          </table:table-cell>
          <table:table-cell office:value-type="string" calcext:value-type="string">
            <text:p>DDPHSNVLDDPYEK</text:p>
          </table:table-cell>
          <table:table-cell table:formula="of:=SUBSTITUTE(SUBSTITUTE([.C395];&quot;(+15.99)&quot;;&quot;&quot;);&quot;(+57.02)&quot;;&quot;&quot;)" office:value-type="string" office:string-value="DDPHSNVLDDPYEK" calcext:value-type="string">
            <text:p>DDPHSNVLDDPYEK</text:p>
          </table:table-cell>
        </table:table-row>
        <table:table-row table:style-name="ro1">
          <table:table-cell office:value-type="string" calcext:value-type="string">
            <text:p>KDNTLLELK</text:p>
          </table:table-cell>
          <table:table-cell table:formula="of:=SUBSTITUTE(SUBSTITUTE([.A396];&quot;(+15.99)&quot;;&quot;&quot;);&quot;(+57.02)&quot;;&quot;&quot;)" office:value-type="string" office:string-value="KDNTLLELK" calcext:value-type="string">
            <text:p>KDNTLLELK</text:p>
          </table:table-cell>
          <table:table-cell office:value-type="string" calcext:value-type="string">
            <text:p>QPLPGFWSSK</text:p>
          </table:table-cell>
          <table:table-cell table:formula="of:=SUBSTITUTE(SUBSTITUTE([.C396];&quot;(+15.99)&quot;;&quot;&quot;);&quot;(+57.02)&quot;;&quot;&quot;)" office:value-type="string" office:string-value="QPLPGFWSSK" calcext:value-type="string">
            <text:p>QPLPGFWSSK</text:p>
          </table:table-cell>
        </table:table-row>
        <table:table-row table:style-name="ro2">
          <table:table-cell office:value-type="string" calcext:value-type="string">
            <text:p>EALDAVSDR</text:p>
          </table:table-cell>
          <table:table-cell table:formula="of:=SUBSTITUTE(SUBSTITUTE([.A397];&quot;(+15.99)&quot;;&quot;&quot;);&quot;(+57.02)&quot;;&quot;&quot;)" office:value-type="string" office:string-value="EALDAVSDR" calcext:value-type="string">
            <text:p>EALDAVSDR</text:p>
          </table:table-cell>
          <table:table-cell office:value-type="string" calcext:value-type="string">
            <text:p>GFAAEAVLAPSK</text:p>
          </table:table-cell>
          <table:table-cell table:formula="of:=SUBSTITUTE(SUBSTITUTE([.C397];&quot;(+15.99)&quot;;&quot;&quot;);&quot;(+57.02)&quot;;&quot;&quot;)" office:value-type="string" office:string-value="GFAAEAVLAPSK" calcext:value-type="string">
            <text:p>GFAAEAVLAPSK</text:p>
          </table:table-cell>
        </table:table-row>
        <table:table-row table:style-name="ro2">
          <table:table-cell office:value-type="string" calcext:value-type="string">
            <text:p>VNKGWDERASTK</text:p>
          </table:table-cell>
          <table:table-cell table:formula="of:=SUBSTITUTE(SUBSTITUTE([.A398];&quot;(+15.99)&quot;;&quot;&quot;);&quot;(+57.02)&quot;;&quot;&quot;)" office:value-type="string" office:string-value="VNKGWDERASTK" calcext:value-type="string">
            <text:p>VNKGWDERASTK</text:p>
          </table:table-cell>
          <table:table-cell office:value-type="string" calcext:value-type="string">
            <text:p>LVGLVAGPNLSK</text:p>
          </table:table-cell>
          <table:table-cell table:formula="of:=SUBSTITUTE(SUBSTITUTE([.C398];&quot;(+15.99)&quot;;&quot;&quot;);&quot;(+57.02)&quot;;&quot;&quot;)" office:value-type="string" office:string-value="LVGLVAGPNLSK" calcext:value-type="string">
            <text:p>LVGLVAGPNLSK</text:p>
          </table:table-cell>
        </table:table-row>
        <table:table-row table:style-name="ro1">
          <table:table-cell office:value-type="string" calcext:value-type="string">
            <text:p>THKGC(+57.02)LGSLETGK</text:p>
          </table:table-cell>
          <table:table-cell table:formula="of:=SUBSTITUTE(SUBSTITUTE([.A399];&quot;(+15.99)&quot;;&quot;&quot;);&quot;(+57.02)&quot;;&quot;&quot;)" office:value-type="string" office:string-value="THKGCLGSLETGK" calcext:value-type="string">
            <text:p>THKGCLGSLETGK</text:p>
          </table:table-cell>
          <table:table-cell office:value-type="string" calcext:value-type="string">
            <text:p>FFMDDLPDELK</text:p>
          </table:table-cell>
          <table:table-cell table:formula="of:=SUBSTITUTE(SUBSTITUTE([.C399];&quot;(+15.99)&quot;;&quot;&quot;);&quot;(+57.02)&quot;;&quot;&quot;)" office:value-type="string" office:string-value="FFMDDLPDELK" calcext:value-type="string">
            <text:p>FFMDDLPDELK</text:p>
          </table:table-cell>
        </table:table-row>
        <table:table-row table:style-name="ro1">
          <table:table-cell office:value-type="string" calcext:value-type="string">
            <text:p>VDNEDM(+15.99)LVLQLGK</text:p>
          </table:table-cell>
          <table:table-cell table:formula="of:=SUBSTITUTE(SUBSTITUTE([.A400];&quot;(+15.99)&quot;;&quot;&quot;);&quot;(+57.02)&quot;;&quot;&quot;)" office:value-type="string" office:string-value="VDNEDMLVLQLGK" calcext:value-type="string">
            <text:p>VDNEDMLVLQLGK</text:p>
          </table:table-cell>
          <table:table-cell office:value-type="string" calcext:value-type="string">
            <text:p>TTFLAPLLK</text:p>
          </table:table-cell>
          <table:table-cell table:formula="of:=SUBSTITUTE(SUBSTITUTE([.C400];&quot;(+15.99)&quot;;&quot;&quot;);&quot;(+57.02)&quot;;&quot;&quot;)" office:value-type="string" office:string-value="TTFLAPLLK" calcext:value-type="string">
            <text:p>TTFLAPLLK</text:p>
          </table:table-cell>
        </table:table-row>
        <table:table-row table:style-name="ro1">
          <table:table-cell office:value-type="string" calcext:value-type="string">
            <text:p>VTDAALWLLR</text:p>
          </table:table-cell>
          <table:table-cell table:formula="of:=SUBSTITUTE(SUBSTITUTE([.A401];&quot;(+15.99)&quot;;&quot;&quot;);&quot;(+57.02)&quot;;&quot;&quot;)" office:value-type="string" office:string-value="VTDAALWLLR" calcext:value-type="string">
            <text:p>VTDAALWLLR</text:p>
          </table:table-cell>
          <table:table-cell office:value-type="string" calcext:value-type="string">
            <text:p>APSM(+15.99)RDK</text:p>
          </table:table-cell>
          <table:table-cell table:formula="of:=SUBSTITUTE(SUBSTITUTE([.C401];&quot;(+15.99)&quot;;&quot;&quot;);&quot;(+57.02)&quot;;&quot;&quot;)" office:value-type="string" office:string-value="APSMRDK" calcext:value-type="string">
            <text:p>APSMRDK</text:p>
          </table:table-cell>
        </table:table-row>
        <table:table-row table:style-name="ro1">
          <table:table-cell office:value-type="string" calcext:value-type="string">
            <text:p>EATEPFEK</text:p>
          </table:table-cell>
          <table:table-cell table:formula="of:=SUBSTITUTE(SUBSTITUTE([.A402];&quot;(+15.99)&quot;;&quot;&quot;);&quot;(+57.02)&quot;;&quot;&quot;)" office:value-type="string" office:string-value="EATEPFEK" calcext:value-type="string">
            <text:p>EATEPFEK</text:p>
          </table:table-cell>
          <table:table-cell office:value-type="string" calcext:value-type="string">
            <text:p>RPPVVEELSK</text:p>
          </table:table-cell>
          <table:table-cell table:formula="of:=SUBSTITUTE(SUBSTITUTE([.C402];&quot;(+15.99)&quot;;&quot;&quot;);&quot;(+57.02)&quot;;&quot;&quot;)" office:value-type="string" office:string-value="RPPVVEELSK" calcext:value-type="string">
            <text:p>RPPVVEELSK</text:p>
          </table:table-cell>
        </table:table-row>
        <table:table-row table:style-name="ro1">
          <table:table-cell office:value-type="string" calcext:value-type="string">
            <text:p>M(+15.99)NTTYQNNK</text:p>
          </table:table-cell>
          <table:table-cell table:formula="of:=SUBSTITUTE(SUBSTITUTE([.A403];&quot;(+15.99)&quot;;&quot;&quot;);&quot;(+57.02)&quot;;&quot;&quot;)" office:value-type="string" office:string-value="MNTTYQNNK" calcext:value-type="string">
            <text:p>MNTTYQNNK</text:p>
          </table:table-cell>
          <table:table-cell office:value-type="string" calcext:value-type="string">
            <text:p>DELKQQR</text:p>
          </table:table-cell>
          <table:table-cell table:formula="of:=SUBSTITUTE(SUBSTITUTE([.C403];&quot;(+15.99)&quot;;&quot;&quot;);&quot;(+57.02)&quot;;&quot;&quot;)" office:value-type="string" office:string-value="DELKQQR" calcext:value-type="string">
            <text:p>DELKQQR</text:p>
          </table:table-cell>
        </table:table-row>
        <table:table-row table:style-name="ro2">
          <table:table-cell office:value-type="string" calcext:value-type="string">
            <text:p>ELEYQLDR</text:p>
          </table:table-cell>
          <table:table-cell table:formula="of:=SUBSTITUTE(SUBSTITUTE([.A404];&quot;(+15.99)&quot;;&quot;&quot;);&quot;(+57.02)&quot;;&quot;&quot;)" office:value-type="string" office:string-value="ELEYQLDR" calcext:value-type="string">
            <text:p>ELEYQLDR</text:p>
          </table:table-cell>
          <table:table-cell office:value-type="string" calcext:value-type="string">
            <text:p>NVDFQDLMELTTK</text:p>
          </table:table-cell>
          <table:table-cell table:formula="of:=SUBSTITUTE(SUBSTITUTE([.C404];&quot;(+15.99)&quot;;&quot;&quot;);&quot;(+57.02)&quot;;&quot;&quot;)" office:value-type="string" office:string-value="NVDFQDLMELTTK" calcext:value-type="string">
            <text:p>NVDFQDLMELTTK</text:p>
          </table:table-cell>
        </table:table-row>
        <table:table-row table:style-name="ro2">
          <table:table-cell office:value-type="string" calcext:value-type="string">
            <text:p>GPEFLVGK</text:p>
          </table:table-cell>
          <table:table-cell table:formula="of:=SUBSTITUTE(SUBSTITUTE([.A405];&quot;(+15.99)&quot;;&quot;&quot;);&quot;(+57.02)&quot;;&quot;&quot;)" office:value-type="string" office:string-value="GPEFLVGK" calcext:value-type="string">
            <text:p>GPEFLVGK</text:p>
          </table:table-cell>
          <table:table-cell office:value-type="string" calcext:value-type="string">
            <text:p>VGDGLVAAKPFFK</text:p>
          </table:table-cell>
          <table:table-cell table:formula="of:=SUBSTITUTE(SUBSTITUTE([.C405];&quot;(+15.99)&quot;;&quot;&quot;);&quot;(+57.02)&quot;;&quot;&quot;)" office:value-type="string" office:string-value="VGDGLVAAKPFFK" calcext:value-type="string">
            <text:p>VGDGLVAAKPFFK</text:p>
          </table:table-cell>
        </table:table-row>
        <table:table-row table:style-name="ro2">
          <table:table-cell office:value-type="string" calcext:value-type="string">
            <text:p>EMFAPKLR</text:p>
          </table:table-cell>
          <table:table-cell table:formula="of:=SUBSTITUTE(SUBSTITUTE([.A406];&quot;(+15.99)&quot;;&quot;&quot;);&quot;(+57.02)&quot;;&quot;&quot;)" office:value-type="string" office:string-value="EMFAPKLR" calcext:value-type="string">
            <text:p>EMFAPKLR</text:p>
          </table:table-cell>
          <table:table-cell office:value-type="string" calcext:value-type="string">
            <text:p>LAWPVDAANETGSAVK</text:p>
          </table:table-cell>
          <table:table-cell table:formula="of:=SUBSTITUTE(SUBSTITUTE([.C406];&quot;(+15.99)&quot;;&quot;&quot;);&quot;(+57.02)&quot;;&quot;&quot;)" office:value-type="string" office:string-value="LAWPVDAANETGSAVK" calcext:value-type="string">
            <text:p>LAWPVDAANETGSAVK</text:p>
          </table:table-cell>
        </table:table-row>
        <table:table-row table:style-name="ro2">
          <table:table-cell office:value-type="string" calcext:value-type="string">
            <text:p>KM(+15.99)APNAAMVGK</text:p>
          </table:table-cell>
          <table:table-cell table:formula="of:=SUBSTITUTE(SUBSTITUTE([.A407];&quot;(+15.99)&quot;;&quot;&quot;);&quot;(+57.02)&quot;;&quot;&quot;)" office:value-type="string" office:string-value="KMAPNAAMVGK" calcext:value-type="string">
            <text:p>KMAPNAAMVGK</text:p>
          </table:table-cell>
          <table:table-cell office:value-type="string" calcext:value-type="string">
            <text:p>TAGDLLLNAANK</text:p>
          </table:table-cell>
          <table:table-cell table:formula="of:=SUBSTITUTE(SUBSTITUTE([.C407];&quot;(+15.99)&quot;;&quot;&quot;);&quot;(+57.02)&quot;;&quot;&quot;)" office:value-type="string" office:string-value="TAGDLLLNAANK" calcext:value-type="string">
            <text:p>TAGDLLLNAANK</text:p>
          </table:table-cell>
        </table:table-row>
        <table:table-row table:style-name="ro2">
          <table:table-cell office:value-type="string" calcext:value-type="string">
            <text:p>VALETLVDWVEGK</text:p>
          </table:table-cell>
          <table:table-cell table:formula="of:=SUBSTITUTE(SUBSTITUTE([.A408];&quot;(+15.99)&quot;;&quot;&quot;);&quot;(+57.02)&quot;;&quot;&quot;)" office:value-type="string" office:string-value="VALETLVDWVEGK" calcext:value-type="string">
            <text:p>VALETLVDWVEGK</text:p>
          </table:table-cell>
          <table:table-cell office:value-type="string" calcext:value-type="string">
            <text:p>LGTAEYVNLSEK</text:p>
          </table:table-cell>
          <table:table-cell table:formula="of:=SUBSTITUTE(SUBSTITUTE([.C408];&quot;(+15.99)&quot;;&quot;&quot;);&quot;(+57.02)&quot;;&quot;&quot;)" office:value-type="string" office:string-value="LGTAEYVNLSEK" calcext:value-type="string">
            <text:p>LGTAEYVNLSEK</text:p>
          </table:table-cell>
        </table:table-row>
        <table:table-row table:style-name="ro1">
          <table:table-cell office:value-type="string" calcext:value-type="string">
            <text:p>LWNPNPANLAR</text:p>
          </table:table-cell>
          <table:table-cell table:formula="of:=SUBSTITUTE(SUBSTITUTE([.A409];&quot;(+15.99)&quot;;&quot;&quot;);&quot;(+57.02)&quot;;&quot;&quot;)" office:value-type="string" office:string-value="LWNPNPANLAR" calcext:value-type="string">
            <text:p>LWNPNPANLAR</text:p>
          </table:table-cell>
          <table:table-cell office:value-type="string" calcext:value-type="string">
            <text:p>QAPVDDLTR</text:p>
          </table:table-cell>
          <table:table-cell table:formula="of:=SUBSTITUTE(SUBSTITUTE([.C409];&quot;(+15.99)&quot;;&quot;&quot;);&quot;(+57.02)&quot;;&quot;&quot;)" office:value-type="string" office:string-value="QAPVDDLTR" calcext:value-type="string">
            <text:p>QAPVDDLTR</text:p>
          </table:table-cell>
        </table:table-row>
        <table:table-row table:style-name="ro2">
          <table:table-cell office:value-type="string" calcext:value-type="string">
            <text:p>ELLPLLDESYGLSYVK</text:p>
          </table:table-cell>
          <table:table-cell table:formula="of:=SUBSTITUTE(SUBSTITUTE([.A410];&quot;(+15.99)&quot;;&quot;&quot;);&quot;(+57.02)&quot;;&quot;&quot;)" office:value-type="string" office:string-value="ELLPLLDESYGLSYVK" calcext:value-type="string">
            <text:p>ELLPLLDESYGLSYVK</text:p>
          </table:table-cell>
          <table:table-cell office:value-type="string" calcext:value-type="string">
            <text:p>DC(+57.02)VPALEAAELKK</text:p>
          </table:table-cell>
          <table:table-cell table:formula="of:=SUBSTITUTE(SUBSTITUTE([.C410];&quot;(+15.99)&quot;;&quot;&quot;);&quot;(+57.02)&quot;;&quot;&quot;)" office:value-type="string" office:string-value="DCVPALEAAELKK" calcext:value-type="string">
            <text:p>DCVPALEAAELKK</text:p>
          </table:table-cell>
        </table:table-row>
        <table:table-row table:style-name="ro1">
          <table:table-cell office:value-type="string" calcext:value-type="string">
            <text:p>TPLVTM(+15.99)SR</text:p>
          </table:table-cell>
          <table:table-cell table:formula="of:=SUBSTITUTE(SUBSTITUTE([.A411];&quot;(+15.99)&quot;;&quot;&quot;);&quot;(+57.02)&quot;;&quot;&quot;)" office:value-type="string" office:string-value="TPLVTMSR" calcext:value-type="string">
            <text:p>TPLVTMSR</text:p>
          </table:table-cell>
          <table:table-cell office:value-type="string" calcext:value-type="string">
            <text:p>M(+15.99)PWTVLQK</text:p>
          </table:table-cell>
          <table:table-cell table:formula="of:=SUBSTITUTE(SUBSTITUTE([.C411];&quot;(+15.99)&quot;;&quot;&quot;);&quot;(+57.02)&quot;;&quot;&quot;)" office:value-type="string" office:string-value="MPWTVLQK" calcext:value-type="string">
            <text:p>MPWTVLQK</text:p>
          </table:table-cell>
        </table:table-row>
        <table:table-row table:style-name="ro2">
          <table:table-cell office:value-type="string" calcext:value-type="string">
            <text:p>LAGMNLNESLALYLK</text:p>
          </table:table-cell>
          <table:table-cell table:formula="of:=SUBSTITUTE(SUBSTITUTE([.A412];&quot;(+15.99)&quot;;&quot;&quot;);&quot;(+57.02)&quot;;&quot;&quot;)" office:value-type="string" office:string-value="LAGMNLNESLALYLK" calcext:value-type="string">
            <text:p>LAGMNLNESLALYLK</text:p>
          </table:table-cell>
          <table:table-cell office:value-type="string" calcext:value-type="string">
            <text:p>KAQLTVSTPYTLYK</text:p>
          </table:table-cell>
          <table:table-cell table:formula="of:=SUBSTITUTE(SUBSTITUTE([.C412];&quot;(+15.99)&quot;;&quot;&quot;);&quot;(+57.02)&quot;;&quot;&quot;)" office:value-type="string" office:string-value="KAQLTVSTPYTLYK" calcext:value-type="string">
            <text:p>KAQLTVSTPYTLYK</text:p>
          </table:table-cell>
        </table:table-row>
        <table:table-row table:style-name="ro2">
          <table:table-cell office:value-type="string" calcext:value-type="string">
            <text:p>ANSLLEEYPK</text:p>
          </table:table-cell>
          <table:table-cell table:formula="of:=SUBSTITUTE(SUBSTITUTE([.A413];&quot;(+15.99)&quot;;&quot;&quot;);&quot;(+57.02)&quot;;&quot;&quot;)" office:value-type="string" office:string-value="ANSLLEEYPK" calcext:value-type="string">
            <text:p>ANSLLEEYPK</text:p>
          </table:table-cell>
          <table:table-cell office:value-type="string" calcext:value-type="string">
            <text:p>RTAGGLLLPDSAK</text:p>
          </table:table-cell>
          <table:table-cell table:formula="of:=SUBSTITUTE(SUBSTITUTE([.C413];&quot;(+15.99)&quot;;&quot;&quot;);&quot;(+57.02)&quot;;&quot;&quot;)" office:value-type="string" office:string-value="RTAGGLLLPDSAK" calcext:value-type="string">
            <text:p>RTAGGLLLPDSAK</text:p>
          </table:table-cell>
        </table:table-row>
        <table:table-row table:style-name="ro1">
          <table:table-cell office:value-type="string" calcext:value-type="string">
            <text:p>DELKQQR</text:p>
          </table:table-cell>
          <table:table-cell table:formula="of:=SUBSTITUTE(SUBSTITUTE([.A414];&quot;(+15.99)&quot;;&quot;&quot;);&quot;(+57.02)&quot;;&quot;&quot;)" office:value-type="string" office:string-value="DELKQQR" calcext:value-type="string">
            <text:p>DELKQQR</text:p>
          </table:table-cell>
          <table:table-cell office:value-type="string" calcext:value-type="string">
            <text:p>NASFYNEDLK</text:p>
          </table:table-cell>
          <table:table-cell table:formula="of:=SUBSTITUTE(SUBSTITUTE([.C414];&quot;(+15.99)&quot;;&quot;&quot;);&quot;(+57.02)&quot;;&quot;&quot;)" office:value-type="string" office:string-value="NASFYNEDLK" calcext:value-type="string">
            <text:p>NASFYNEDLK</text:p>
          </table:table-cell>
        </table:table-row>
        <table:table-row table:style-name="ro2">
          <table:table-cell office:value-type="string" calcext:value-type="string">
            <text:p>EVQVTNDESLESSALR</text:p>
          </table:table-cell>
          <table:table-cell table:formula="of:=SUBSTITUTE(SUBSTITUTE([.A415];&quot;(+15.99)&quot;;&quot;&quot;);&quot;(+57.02)&quot;;&quot;&quot;)" office:value-type="string" office:string-value="EVQVTNDESLESSALR" calcext:value-type="string">
            <text:p>EVQVTNDESLESSALR</text:p>
          </table:table-cell>
          <table:table-cell office:value-type="string" calcext:value-type="string">
            <text:p>RLPALEAADASPK</text:p>
          </table:table-cell>
          <table:table-cell table:formula="of:=SUBSTITUTE(SUBSTITUTE([.C415];&quot;(+15.99)&quot;;&quot;&quot;);&quot;(+57.02)&quot;;&quot;&quot;)" office:value-type="string" office:string-value="RLPALEAADASPK" calcext:value-type="string">
            <text:p>RLPALEAADASPK</text:p>
          </table:table-cell>
        </table:table-row>
        <table:table-row table:style-name="ro1">
          <table:table-cell office:value-type="string" calcext:value-type="string">
            <text:p>WLVNDPGLK</text:p>
          </table:table-cell>
          <table:table-cell table:formula="of:=SUBSTITUTE(SUBSTITUTE([.A416];&quot;(+15.99)&quot;;&quot;&quot;);&quot;(+57.02)&quot;;&quot;&quot;)" office:value-type="string" office:string-value="WLVNDPGLK" calcext:value-type="string">
            <text:p>WLVNDPGLK</text:p>
          </table:table-cell>
          <table:table-cell office:value-type="string" calcext:value-type="string">
            <text:p>NSDWLYSVPK</text:p>
          </table:table-cell>
          <table:table-cell table:formula="of:=SUBSTITUTE(SUBSTITUTE([.C416];&quot;(+15.99)&quot;;&quot;&quot;);&quot;(+57.02)&quot;;&quot;&quot;)" office:value-type="string" office:string-value="NSDWLYSVPK" calcext:value-type="string">
            <text:p>NSDWLYSVPK</text:p>
          </table:table-cell>
        </table:table-row>
        <table:table-row table:style-name="ro2">
          <table:table-cell office:value-type="string" calcext:value-type="string">
            <text:p>FWKNPEEAALGYK</text:p>
          </table:table-cell>
          <table:table-cell table:formula="of:=SUBSTITUTE(SUBSTITUTE([.A417];&quot;(+15.99)&quot;;&quot;&quot;);&quot;(+57.02)&quot;;&quot;&quot;)" office:value-type="string" office:string-value="FWKNPEEAALGYK" calcext:value-type="string">
            <text:p>FWKNPEEAALGYK</text:p>
          </table:table-cell>
          <table:table-cell office:value-type="string" calcext:value-type="string">
            <text:p>NLLFALSHLPANK</text:p>
          </table:table-cell>
          <table:table-cell table:formula="of:=SUBSTITUTE(SUBSTITUTE([.C417];&quot;(+15.99)&quot;;&quot;&quot;);&quot;(+57.02)&quot;;&quot;&quot;)" office:value-type="string" office:string-value="NLLFALSHLPANK" calcext:value-type="string">
            <text:p>NLLFALSHLPANK</text:p>
          </table:table-cell>
        </table:table-row>
        <table:table-row table:style-name="ro1">
          <table:table-cell office:value-type="string" calcext:value-type="string">
            <text:p>QPNGVLSEENK</text:p>
          </table:table-cell>
          <table:table-cell table:formula="of:=SUBSTITUTE(SUBSTITUTE([.A418];&quot;(+15.99)&quot;;&quot;&quot;);&quot;(+57.02)&quot;;&quot;&quot;)" office:value-type="string" office:string-value="QPNGVLSEENK" calcext:value-type="string">
            <text:p>QPNGVLSEENK</text:p>
          </table:table-cell>
          <table:table-cell office:value-type="string" calcext:value-type="string">
            <text:p>KPLLNFVYLYR</text:p>
          </table:table-cell>
          <table:table-cell table:formula="of:=SUBSTITUTE(SUBSTITUTE([.C418];&quot;(+15.99)&quot;;&quot;&quot;);&quot;(+57.02)&quot;;&quot;&quot;)" office:value-type="string" office:string-value="KPLLNFVYLYR" calcext:value-type="string">
            <text:p>KPLLNFVYLYR</text:p>
          </table:table-cell>
        </table:table-row>
        <table:table-row table:style-name="ro1">
          <table:table-cell office:value-type="string" calcext:value-type="string">
            <text:p>TGNTLVGQFPK</text:p>
          </table:table-cell>
          <table:table-cell table:formula="of:=SUBSTITUTE(SUBSTITUTE([.A419];&quot;(+15.99)&quot;;&quot;&quot;);&quot;(+57.02)&quot;;&quot;&quot;)" office:value-type="string" office:string-value="TGNTLVGQFPK" calcext:value-type="string">
            <text:p>TGNTLVGQFPK</text:p>
          </table:table-cell>
          <table:table-cell office:value-type="string" calcext:value-type="string">
            <text:p>AM(+15.99)ALEELLNK</text:p>
          </table:table-cell>
          <table:table-cell table:formula="of:=SUBSTITUTE(SUBSTITUTE([.C419];&quot;(+15.99)&quot;;&quot;&quot;);&quot;(+57.02)&quot;;&quot;&quot;)" office:value-type="string" office:string-value="AMALEELLNK" calcext:value-type="string">
            <text:p>AMALEELLNK</text:p>
          </table:table-cell>
        </table:table-row>
        <table:table-row table:style-name="ro2">
          <table:table-cell office:value-type="string" calcext:value-type="string">
            <text:p>QAVLENSNK</text:p>
          </table:table-cell>
          <table:table-cell table:formula="of:=SUBSTITUTE(SUBSTITUTE([.A420];&quot;(+15.99)&quot;;&quot;&quot;);&quot;(+57.02)&quot;;&quot;&quot;)" office:value-type="string" office:string-value="QAVLENSNK" calcext:value-type="string">
            <text:p>QAVLENSNK</text:p>
          </table:table-cell>
          <table:table-cell office:value-type="string" calcext:value-type="string">
            <text:p>QVNEQAVQVAMSTVK</text:p>
          </table:table-cell>
          <table:table-cell table:formula="of:=SUBSTITUTE(SUBSTITUTE([.C420];&quot;(+15.99)&quot;;&quot;&quot;);&quot;(+57.02)&quot;;&quot;&quot;)" office:value-type="string" office:string-value="QVNEQAVQVAMSTVK" calcext:value-type="string">
            <text:p>QVNEQAVQVAMSTVK</text:p>
          </table:table-cell>
        </table:table-row>
        <table:table-row table:style-name="ro2">
          <table:table-cell office:value-type="string" calcext:value-type="string">
            <text:p>KYLGDLEAELLK</text:p>
          </table:table-cell>
          <table:table-cell table:formula="of:=SUBSTITUTE(SUBSTITUTE([.A421];&quot;(+15.99)&quot;;&quot;&quot;);&quot;(+57.02)&quot;;&quot;&quot;)" office:value-type="string" office:string-value="KYLGDLEAELLK" calcext:value-type="string">
            <text:p>KYLGDLEAELLK</text:p>
          </table:table-cell>
          <table:table-cell office:value-type="string" calcext:value-type="string">
            <text:p>RAMFDEEVFVLTPK</text:p>
          </table:table-cell>
          <table:table-cell table:formula="of:=SUBSTITUTE(SUBSTITUTE([.C421];&quot;(+15.99)&quot;;&quot;&quot;);&quot;(+57.02)&quot;;&quot;&quot;)" office:value-type="string" office:string-value="RAMFDEEVFVLTPK" calcext:value-type="string">
            <text:p>RAMFDEEVFVLTPK</text:p>
          </table:table-cell>
        </table:table-row>
        <table:table-row table:style-name="ro2">
          <table:table-cell office:value-type="string" calcext:value-type="string">
            <text:p>TLLLGM(+15.99)GYEAPR</text:p>
          </table:table-cell>
          <table:table-cell table:formula="of:=SUBSTITUTE(SUBSTITUTE([.A422];&quot;(+15.99)&quot;;&quot;&quot;);&quot;(+57.02)&quot;;&quot;&quot;)" office:value-type="string" office:string-value="TLLLGMGYEAPR" calcext:value-type="string">
            <text:p>TLLLGMGYEAPR</text:p>
          </table:table-cell>
          <table:table-cell office:value-type="string" calcext:value-type="string">
            <text:p>QQVDHLASLM(+15.99)K</text:p>
          </table:table-cell>
          <table:table-cell table:formula="of:=SUBSTITUTE(SUBSTITUTE([.C422];&quot;(+15.99)&quot;;&quot;&quot;);&quot;(+57.02)&quot;;&quot;&quot;)" office:value-type="string" office:string-value="QQVDHLASLMK" calcext:value-type="string">
            <text:p>QQVDHLASLMK</text:p>
          </table:table-cell>
        </table:table-row>
        <table:table-row table:style-name="ro2">
          <table:table-cell office:value-type="string" calcext:value-type="string">
            <text:p>KQNVSLESLC(+57.02)VNLSR</text:p>
          </table:table-cell>
          <table:table-cell table:formula="of:=SUBSTITUTE(SUBSTITUTE([.A423];&quot;(+15.99)&quot;;&quot;&quot;);&quot;(+57.02)&quot;;&quot;&quot;)" office:value-type="string" office:string-value="KQNVSLESLCVNLSR" calcext:value-type="string">
            <text:p>KQNVSLESLCVNLSR</text:p>
          </table:table-cell>
          <table:table-cell office:value-type="string" calcext:value-type="string">
            <text:p>QVDLLAESVAVTLGPK</text:p>
          </table:table-cell>
          <table:table-cell table:formula="of:=SUBSTITUTE(SUBSTITUTE([.C423];&quot;(+15.99)&quot;;&quot;&quot;);&quot;(+57.02)&quot;;&quot;&quot;)" office:value-type="string" office:string-value="QVDLLAESVAVTLGPK" calcext:value-type="string">
            <text:p>QVDLLAESVAVTLGPK</text:p>
          </table:table-cell>
        </table:table-row>
        <table:table-row table:style-name="ro1">
          <table:table-cell office:value-type="string" calcext:value-type="string">
            <text:p>KLAAHEEFLLK</text:p>
          </table:table-cell>
          <table:table-cell table:formula="of:=SUBSTITUTE(SUBSTITUTE([.A424];&quot;(+15.99)&quot;;&quot;&quot;);&quot;(+57.02)&quot;;&quot;&quot;)" office:value-type="string" office:string-value="KLAAHEEFLLK" calcext:value-type="string">
            <text:p>KLAAHEEFLLK</text:p>
          </table:table-cell>
          <table:table-cell office:value-type="string" calcext:value-type="string">
            <text:p>NQEMHPK</text:p>
          </table:table-cell>
          <table:table-cell table:formula="of:=SUBSTITUTE(SUBSTITUTE([.C424];&quot;(+15.99)&quot;;&quot;&quot;);&quot;(+57.02)&quot;;&quot;&quot;)" office:value-type="string" office:string-value="NQEMHPK" calcext:value-type="string">
            <text:p>NQEMHPK</text:p>
          </table:table-cell>
        </table:table-row>
        <table:table-row table:style-name="ro1">
          <table:table-cell office:value-type="string" calcext:value-type="string">
            <text:p>VVGGLLMTGGHK</text:p>
          </table:table-cell>
          <table:table-cell table:formula="of:=SUBSTITUTE(SUBSTITUTE([.A425];&quot;(+15.99)&quot;;&quot;&quot;);&quot;(+57.02)&quot;;&quot;&quot;)" office:value-type="string" office:string-value="VVGGLLMTGGHK" calcext:value-type="string">
            <text:p>VVGGLLMTGGHK</text:p>
          </table:table-cell>
          <table:table-cell office:value-type="string" calcext:value-type="string">
            <text:p>M(+15.99)MAELGEK</text:p>
          </table:table-cell>
          <table:table-cell table:formula="of:=SUBSTITUTE(SUBSTITUTE([.C425];&quot;(+15.99)&quot;;&quot;&quot;);&quot;(+57.02)&quot;;&quot;&quot;)" office:value-type="string" office:string-value="MMAELGEK" calcext:value-type="string">
            <text:p>MMAELGEK</text:p>
          </table:table-cell>
        </table:table-row>
        <table:table-row table:style-name="ro1">
          <table:table-cell office:value-type="string" calcext:value-type="string">
            <text:p>AKDAELAAVELR</text:p>
          </table:table-cell>
          <table:table-cell table:formula="of:=SUBSTITUTE(SUBSTITUTE([.A426];&quot;(+15.99)&quot;;&quot;&quot;);&quot;(+57.02)&quot;;&quot;&quot;)" office:value-type="string" office:string-value="AKDAELAAVELR" calcext:value-type="string">
            <text:p>AKDAELAAVELR</text:p>
          </table:table-cell>
          <table:table-cell office:value-type="string" calcext:value-type="string">
            <text:p>KKPLAEDLEK</text:p>
          </table:table-cell>
          <table:table-cell table:formula="of:=SUBSTITUTE(SUBSTITUTE([.C426];&quot;(+15.99)&quot;;&quot;&quot;);&quot;(+57.02)&quot;;&quot;&quot;)" office:value-type="string" office:string-value="KKPLAEDLEK" calcext:value-type="string">
            <text:p>KKPLAEDLEK</text:p>
          </table:table-cell>
        </table:table-row>
        <table:table-row table:style-name="ro1">
          <table:table-cell office:value-type="string" calcext:value-type="string">
            <text:p>HTVLLAEDLTR</text:p>
          </table:table-cell>
          <table:table-cell table:formula="of:=SUBSTITUTE(SUBSTITUTE([.A427];&quot;(+15.99)&quot;;&quot;&quot;);&quot;(+57.02)&quot;;&quot;&quot;)" office:value-type="string" office:string-value="HTVLLAEDLTR" calcext:value-type="string">
            <text:p>HTVLLAEDLTR</text:p>
          </table:table-cell>
          <table:table-cell office:value-type="string" calcext:value-type="string">
            <text:p>QNTPLVEVR</text:p>
          </table:table-cell>
          <table:table-cell table:formula="of:=SUBSTITUTE(SUBSTITUTE([.C427];&quot;(+15.99)&quot;;&quot;&quot;);&quot;(+57.02)&quot;;&quot;&quot;)" office:value-type="string" office:string-value="QNTPLVEVR" calcext:value-type="string">
            <text:p>QNTPLVEVR</text:p>
          </table:table-cell>
        </table:table-row>
        <table:table-row table:style-name="ro1">
          <table:table-cell office:value-type="string" calcext:value-type="string">
            <text:p>FGTLGLLEEK</text:p>
          </table:table-cell>
          <table:table-cell table:formula="of:=SUBSTITUTE(SUBSTITUTE([.A428];&quot;(+15.99)&quot;;&quot;&quot;);&quot;(+57.02)&quot;;&quot;&quot;)" office:value-type="string" office:string-value="FGTLGLLEEK" calcext:value-type="string">
            <text:p>FGTLGLLEEK</text:p>
          </table:table-cell>
          <table:table-cell office:value-type="string" calcext:value-type="string">
            <text:p>TPLPHDGC(+57.02)R</text:p>
          </table:table-cell>
          <table:table-cell table:formula="of:=SUBSTITUTE(SUBSTITUTE([.C428];&quot;(+15.99)&quot;;&quot;&quot;);&quot;(+57.02)&quot;;&quot;&quot;)" office:value-type="string" office:string-value="TPLPHDGCR" calcext:value-type="string">
            <text:p>TPLPHDGCR</text:p>
          </table:table-cell>
        </table:table-row>
        <table:table-row table:style-name="ro1">
          <table:table-cell office:value-type="string" calcext:value-type="string">
            <text:p>QNEANPDPEAM(+15.99)LNK</text:p>
          </table:table-cell>
          <table:table-cell table:formula="of:=SUBSTITUTE(SUBSTITUTE([.A429];&quot;(+15.99)&quot;;&quot;&quot;);&quot;(+57.02)&quot;;&quot;&quot;)" office:value-type="string" office:string-value="QNEANPDPEAMLNK" calcext:value-type="string">
            <text:p>QNEANPDPEAMLNK</text:p>
          </table:table-cell>
          <table:table-cell office:value-type="string" calcext:value-type="string">
            <text:p>EGNLQVC(+57.02)HK</text:p>
          </table:table-cell>
          <table:table-cell table:formula="of:=SUBSTITUTE(SUBSTITUTE([.C429];&quot;(+15.99)&quot;;&quot;&quot;);&quot;(+57.02)&quot;;&quot;&quot;)" office:value-type="string" office:string-value="EGNLQVCHK" calcext:value-type="string">
            <text:p>EGNLQVCHK</text:p>
          </table:table-cell>
        </table:table-row>
        <table:table-row table:style-name="ro1">
          <table:table-cell office:value-type="string" calcext:value-type="string">
            <text:p>QM(+15.99)WEGYSDALLTK</text:p>
          </table:table-cell>
          <table:table-cell table:formula="of:=SUBSTITUTE(SUBSTITUTE([.A430];&quot;(+15.99)&quot;;&quot;&quot;);&quot;(+57.02)&quot;;&quot;&quot;)" office:value-type="string" office:string-value="QMWEGYSDALLTK" calcext:value-type="string">
            <text:p>QMWEGYSDALLTK</text:p>
          </table:table-cell>
          <table:table-cell office:value-type="string" calcext:value-type="string">
            <text:p>SHGWYDFKK</text:p>
          </table:table-cell>
          <table:table-cell table:formula="of:=SUBSTITUTE(SUBSTITUTE([.C430];&quot;(+15.99)&quot;;&quot;&quot;);&quot;(+57.02)&quot;;&quot;&quot;)" office:value-type="string" office:string-value="SHGWYDFKK" calcext:value-type="string">
            <text:p>SHGWYDFKK</text:p>
          </table:table-cell>
        </table:table-row>
        <table:table-row table:style-name="ro1">
          <table:table-cell office:value-type="string" calcext:value-type="string">
            <text:p>VPGPVVEELSK</text:p>
          </table:table-cell>
          <table:table-cell table:formula="of:=SUBSTITUTE(SUBSTITUTE([.A431];&quot;(+15.99)&quot;;&quot;&quot;);&quot;(+57.02)&quot;;&quot;&quot;)" office:value-type="string" office:string-value="VPGPVVEELSK" calcext:value-type="string">
            <text:p>VPGPVVEELSK</text:p>
          </table:table-cell>
          <table:table-cell office:value-type="string" calcext:value-type="string">
            <text:p>KGYFAHLLLK</text:p>
          </table:table-cell>
          <table:table-cell table:formula="of:=SUBSTITUTE(SUBSTITUTE([.C431];&quot;(+15.99)&quot;;&quot;&quot;);&quot;(+57.02)&quot;;&quot;&quot;)" office:value-type="string" office:string-value="KGYFAHLLLK" calcext:value-type="string">
            <text:p>KGYFAHLLLK</text:p>
          </table:table-cell>
        </table:table-row>
        <table:table-row table:style-name="ro1">
          <table:table-cell office:value-type="string" calcext:value-type="string">
            <text:p>YLLGSAEK</text:p>
          </table:table-cell>
          <table:table-cell table:formula="of:=SUBSTITUTE(SUBSTITUTE([.A432];&quot;(+15.99)&quot;;&quot;&quot;);&quot;(+57.02)&quot;;&quot;&quot;)" office:value-type="string" office:string-value="YLLGSAEK" calcext:value-type="string">
            <text:p>YLLGSAEK</text:p>
          </table:table-cell>
          <table:table-cell office:value-type="string" calcext:value-type="string">
            <text:p>LTYALSDNGKR</text:p>
          </table:table-cell>
          <table:table-cell table:formula="of:=SUBSTITUTE(SUBSTITUTE([.C432];&quot;(+15.99)&quot;;&quot;&quot;);&quot;(+57.02)&quot;;&quot;&quot;)" office:value-type="string" office:string-value="LTYALSDNGKR" calcext:value-type="string">
            <text:p>LTYALSDNGKR</text:p>
          </table:table-cell>
        </table:table-row>
        <table:table-row table:style-name="ro2">
          <table:table-cell office:value-type="string" calcext:value-type="string">
            <text:p>DLKVTNDESMQLHR</text:p>
          </table:table-cell>
          <table:table-cell table:formula="of:=SUBSTITUTE(SUBSTITUTE([.A433];&quot;(+15.99)&quot;;&quot;&quot;);&quot;(+57.02)&quot;;&quot;&quot;)" office:value-type="string" office:string-value="DLKVTNDESMQLHR" calcext:value-type="string">
            <text:p>DLKVTNDESMQLHR</text:p>
          </table:table-cell>
          <table:table-cell office:value-type="string" calcext:value-type="string">
            <text:p>LLDEPNGDNVGLLLR</text:p>
          </table:table-cell>
          <table:table-cell table:formula="of:=SUBSTITUTE(SUBSTITUTE([.C433];&quot;(+15.99)&quot;;&quot;&quot;);&quot;(+57.02)&quot;;&quot;&quot;)" office:value-type="string" office:string-value="LLDEPNGDNVGLLLR" calcext:value-type="string">
            <text:p>LLDEPNGDNVGLLLR</text:p>
          </table:table-cell>
        </table:table-row>
        <table:table-row table:style-name="ro1">
          <table:table-cell office:value-type="string" calcext:value-type="string">
            <text:p>HSLEDLDLNKLAEELR</text:p>
          </table:table-cell>
          <table:table-cell table:formula="of:=SUBSTITUTE(SUBSTITUTE([.A434];&quot;(+15.99)&quot;;&quot;&quot;);&quot;(+57.02)&quot;;&quot;&quot;)" office:value-type="string" office:string-value="HSLEDLDLNKLAEELR" calcext:value-type="string">
            <text:p>HSLEDLDLNKLAEELR</text:p>
          </table:table-cell>
          <table:table-cell office:value-type="string" calcext:value-type="string">
            <text:p>KAKFEKDESK</text:p>
          </table:table-cell>
          <table:table-cell table:formula="of:=SUBSTITUTE(SUBSTITUTE([.C434];&quot;(+15.99)&quot;;&quot;&quot;);&quot;(+57.02)&quot;;&quot;&quot;)" office:value-type="string" office:string-value="KAKFEKDESK" calcext:value-type="string">
            <text:p>KAKFEKDESK</text:p>
          </table:table-cell>
        </table:table-row>
        <table:table-row table:style-name="ro1">
          <table:table-cell office:value-type="string" calcext:value-type="string">
            <text:p>LVDYPEAK</text:p>
          </table:table-cell>
          <table:table-cell table:formula="of:=SUBSTITUTE(SUBSTITUTE([.A435];&quot;(+15.99)&quot;;&quot;&quot;);&quot;(+57.02)&quot;;&quot;&quot;)" office:value-type="string" office:string-value="LVDYPEAK" calcext:value-type="string">
            <text:p>LVDYPEAK</text:p>
          </table:table-cell>
          <table:table-cell office:value-type="string" calcext:value-type="string">
            <text:p>GPEFLVGK</text:p>
          </table:table-cell>
          <table:table-cell table:formula="of:=SUBSTITUTE(SUBSTITUTE([.C435];&quot;(+15.99)&quot;;&quot;&quot;);&quot;(+57.02)&quot;;&quot;&quot;)" office:value-type="string" office:string-value="GPEFLVGK" calcext:value-type="string">
            <text:p>GPEFLVGK</text:p>
          </table:table-cell>
        </table:table-row>
        <table:table-row table:style-name="ro1">
          <table:table-cell office:value-type="string" calcext:value-type="string">
            <text:p>LGGDEFMLLSEK</text:p>
          </table:table-cell>
          <table:table-cell table:formula="of:=SUBSTITUTE(SUBSTITUTE([.A436];&quot;(+15.99)&quot;;&quot;&quot;);&quot;(+57.02)&quot;;&quot;&quot;)" office:value-type="string" office:string-value="LGGDEFMLLSEK" calcext:value-type="string">
            <text:p>LGGDEFMLLSEK</text:p>
          </table:table-cell>
          <table:table-cell office:value-type="string" calcext:value-type="string">
            <text:p>M(+15.99)TLALKYVMLK</text:p>
          </table:table-cell>
          <table:table-cell table:formula="of:=SUBSTITUTE(SUBSTITUTE([.C436];&quot;(+15.99)&quot;;&quot;&quot;);&quot;(+57.02)&quot;;&quot;&quot;)" office:value-type="string" office:string-value="MTLALKYVMLK" calcext:value-type="string">
            <text:p>MTLALKYVMLK</text:p>
          </table:table-cell>
        </table:table-row>
        <table:table-row table:style-name="ro2">
          <table:table-cell office:value-type="string" calcext:value-type="string">
            <text:p>NDLDNDLTQK</text:p>
          </table:table-cell>
          <table:table-cell table:formula="of:=SUBSTITUTE(SUBSTITUTE([.A437];&quot;(+15.99)&quot;;&quot;&quot;);&quot;(+57.02)&quot;;&quot;&quot;)" office:value-type="string" office:string-value="NDLDNDLTQK" calcext:value-type="string">
            <text:p>NDLDNDLTQK</text:p>
          </table:table-cell>
          <table:table-cell office:value-type="string" calcext:value-type="string">
            <text:p>APTPALEAADAYTK</text:p>
          </table:table-cell>
          <table:table-cell table:formula="of:=SUBSTITUTE(SUBSTITUTE([.C437];&quot;(+15.99)&quot;;&quot;&quot;);&quot;(+57.02)&quot;;&quot;&quot;)" office:value-type="string" office:string-value="APTPALEAADAYTK" calcext:value-type="string">
            <text:p>APTPALEAADAYTK</text:p>
          </table:table-cell>
        </table:table-row>
        <table:table-row table:style-name="ro1">
          <table:table-cell office:value-type="string" calcext:value-type="string">
            <text:p>EYDQSM(+15.99)LK</text:p>
          </table:table-cell>
          <table:table-cell table:formula="of:=SUBSTITUTE(SUBSTITUTE([.A438];&quot;(+15.99)&quot;;&quot;&quot;);&quot;(+57.02)&quot;;&quot;&quot;)" office:value-type="string" office:string-value="EYDQSMLK" calcext:value-type="string">
            <text:p>EYDQSMLK</text:p>
          </table:table-cell>
          <table:table-cell office:value-type="string" calcext:value-type="string">
            <text:p>TGSLDLLMLK</text:p>
          </table:table-cell>
          <table:table-cell table:formula="of:=SUBSTITUTE(SUBSTITUTE([.C438];&quot;(+15.99)&quot;;&quot;&quot;);&quot;(+57.02)&quot;;&quot;&quot;)" office:value-type="string" office:string-value="TGSLDLLMLK" calcext:value-type="string">
            <text:p>TGSLDLLMLK</text:p>
          </table:table-cell>
        </table:table-row>
        <table:table-row table:style-name="ro1">
          <table:table-cell office:value-type="string" calcext:value-type="string">
            <text:p>KASTSLNNYK</text:p>
          </table:table-cell>
          <table:table-cell table:formula="of:=SUBSTITUTE(SUBSTITUTE([.A439];&quot;(+15.99)&quot;;&quot;&quot;);&quot;(+57.02)&quot;;&quot;&quot;)" office:value-type="string" office:string-value="KASTSLNNYK" calcext:value-type="string">
            <text:p>KASTSLNNYK</text:p>
          </table:table-cell>
          <table:table-cell office:value-type="string" calcext:value-type="string">
            <text:p>M(+15.99)NGWLPK</text:p>
          </table:table-cell>
          <table:table-cell table:formula="of:=SUBSTITUTE(SUBSTITUTE([.C439];&quot;(+15.99)&quot;;&quot;&quot;);&quot;(+57.02)&quot;;&quot;&quot;)" office:value-type="string" office:string-value="MNGWLPK" calcext:value-type="string">
            <text:p>MNGWLPK</text:p>
          </table:table-cell>
        </table:table-row>
        <table:table-row table:style-name="ro2">
          <table:table-cell office:value-type="string" calcext:value-type="string">
            <text:p>NPDLLDTPLK</text:p>
          </table:table-cell>
          <table:table-cell table:formula="of:=SUBSTITUTE(SUBSTITUTE([.A440];&quot;(+15.99)&quot;;&quot;&quot;);&quot;(+57.02)&quot;;&quot;&quot;)" office:value-type="string" office:string-value="NPDLLDTPLK" calcext:value-type="string">
            <text:p>NPDLLDTPLK</text:p>
          </table:table-cell>
          <table:table-cell office:value-type="string" calcext:value-type="string">
            <text:p>LSSNLNEC(+57.02)FDLENK</text:p>
          </table:table-cell>
          <table:table-cell table:formula="of:=SUBSTITUTE(SUBSTITUTE([.C440];&quot;(+15.99)&quot;;&quot;&quot;);&quot;(+57.02)&quot;;&quot;&quot;)" office:value-type="string" office:string-value="LSSNLNECFDLENK" calcext:value-type="string">
            <text:p>LSSNLNECFDLENK</text:p>
          </table:table-cell>
        </table:table-row>
        <table:table-row table:style-name="ro2">
          <table:table-cell office:value-type="string" calcext:value-type="string">
            <text:p>EASWGAM(+15.99)HR</text:p>
          </table:table-cell>
          <table:table-cell table:formula="of:=SUBSTITUTE(SUBSTITUTE([.A441];&quot;(+15.99)&quot;;&quot;&quot;);&quot;(+57.02)&quot;;&quot;&quot;)" office:value-type="string" office:string-value="EASWGAMHR" calcext:value-type="string">
            <text:p>EASWGAMHR</text:p>
          </table:table-cell>
          <table:table-cell office:value-type="string" calcext:value-type="string">
            <text:p>SDGVLNVAGER</text:p>
          </table:table-cell>
          <table:table-cell table:formula="of:=SUBSTITUTE(SUBSTITUTE([.C441];&quot;(+15.99)&quot;;&quot;&quot;);&quot;(+57.02)&quot;;&quot;&quot;)" office:value-type="string" office:string-value="SDGVLNVAGER" calcext:value-type="string">
            <text:p>SDGVLNVAGER</text:p>
          </table:table-cell>
        </table:table-row>
        <table:table-row table:style-name="ro2">
          <table:table-cell office:value-type="string" calcext:value-type="string">
            <text:p>MWAAGTEC(+57.02)LLSGWGAATK</text:p>
          </table:table-cell>
          <table:table-cell table:formula="of:=SUBSTITUTE(SUBSTITUTE([.A442];&quot;(+15.99)&quot;;&quot;&quot;);&quot;(+57.02)&quot;;&quot;&quot;)" office:value-type="string" office:string-value="MWAAGTECLLSGWGAATK" calcext:value-type="string">
            <text:p>MWAAGTECLLSGWGAATK</text:p>
          </table:table-cell>
          <table:table-cell office:value-type="string" calcext:value-type="string">
            <text:p>RPFVQSVFEETLK</text:p>
          </table:table-cell>
          <table:table-cell table:formula="of:=SUBSTITUTE(SUBSTITUTE([.C442];&quot;(+15.99)&quot;;&quot;&quot;);&quot;(+57.02)&quot;;&quot;&quot;)" office:value-type="string" office:string-value="RPFVQSVFEETLK" calcext:value-type="string">
            <text:p>RPFVQSVFEETLK</text:p>
          </table:table-cell>
        </table:table-row>
        <table:table-row table:style-name="ro2">
          <table:table-cell office:value-type="string" calcext:value-type="string">
            <text:p>SC(+57.02)AAAGTEC(+57.02)LLSGWGSKR</text:p>
          </table:table-cell>
          <table:table-cell table:formula="of:=SUBSTITUTE(SUBSTITUTE([.A443];&quot;(+15.99)&quot;;&quot;&quot;);&quot;(+57.02)&quot;;&quot;&quot;)" office:value-type="string" office:string-value="SCAAAGTECLLSGWGSKR" calcext:value-type="string">
            <text:p>SCAAAGTECLLSGWGSKR</text:p>
          </table:table-cell>
          <table:table-cell office:value-type="string" calcext:value-type="string">
            <text:p>KLSLTVSTLKMHNR</text:p>
          </table:table-cell>
          <table:table-cell table:formula="of:=SUBSTITUTE(SUBSTITUTE([.C443];&quot;(+15.99)&quot;;&quot;&quot;);&quot;(+57.02)&quot;;&quot;&quot;)" office:value-type="string" office:string-value="KLSLTVSTLKMHNR" calcext:value-type="string">
            <text:p>KLSLTVSTLKMHNR</text:p>
          </table:table-cell>
        </table:table-row>
        <table:table-row table:style-name="ro1">
          <table:table-cell office:value-type="string" calcext:value-type="string">
            <text:p>QNDYC(+57.02)ELNK</text:p>
          </table:table-cell>
          <table:table-cell table:formula="of:=SUBSTITUTE(SUBSTITUTE([.A444];&quot;(+15.99)&quot;;&quot;&quot;);&quot;(+57.02)&quot;;&quot;&quot;)" office:value-type="string" office:string-value="QNDYCELNK" calcext:value-type="string">
            <text:p>QNDYCELNK</text:p>
          </table:table-cell>
          <table:table-cell office:value-type="string" calcext:value-type="string">
            <text:p>DPEEYVLLSEK</text:p>
          </table:table-cell>
          <table:table-cell table:formula="of:=SUBSTITUTE(SUBSTITUTE([.C444];&quot;(+15.99)&quot;;&quot;&quot;);&quot;(+57.02)&quot;;&quot;&quot;)" office:value-type="string" office:string-value="DPEEYVLLSEK" calcext:value-type="string">
            <text:p>DPEEYVLLSEK</text:p>
          </table:table-cell>
        </table:table-row>
        <table:table-row table:style-name="ro1">
          <table:table-cell office:value-type="string" calcext:value-type="string">
            <text:p>FDFLAGDYNFDK</text:p>
          </table:table-cell>
          <table:table-cell table:formula="of:=SUBSTITUTE(SUBSTITUTE([.A445];&quot;(+15.99)&quot;;&quot;&quot;);&quot;(+57.02)&quot;;&quot;&quot;)" office:value-type="string" office:string-value="FDFLAGDYNFDK" calcext:value-type="string">
            <text:p>FDFLAGDYNFDK</text:p>
          </table:table-cell>
          <table:table-cell office:value-type="string" calcext:value-type="string">
            <text:p>ETYVLLGDK</text:p>
          </table:table-cell>
          <table:table-cell table:formula="of:=SUBSTITUTE(SUBSTITUTE([.C445];&quot;(+15.99)&quot;;&quot;&quot;);&quot;(+57.02)&quot;;&quot;&quot;)" office:value-type="string" office:string-value="ETYVLLGDK" calcext:value-type="string">
            <text:p>ETYVLLGDK</text:p>
          </table:table-cell>
        </table:table-row>
        <table:table-row table:style-name="ro2">
          <table:table-cell office:value-type="string" calcext:value-type="string">
            <text:p>DPTPFNNLLR</text:p>
          </table:table-cell>
          <table:table-cell table:formula="of:=SUBSTITUTE(SUBSTITUTE([.A446];&quot;(+15.99)&quot;;&quot;&quot;);&quot;(+57.02)&quot;;&quot;&quot;)" office:value-type="string" office:string-value="DPTPFNNLLR" calcext:value-type="string">
            <text:p>DPTPFNNLLR</text:p>
          </table:table-cell>
          <table:table-cell office:value-type="string" calcext:value-type="string">
            <text:p>LTTPVLGSTESPK</text:p>
          </table:table-cell>
          <table:table-cell table:formula="of:=SUBSTITUTE(SUBSTITUTE([.C446];&quot;(+15.99)&quot;;&quot;&quot;);&quot;(+57.02)&quot;;&quot;&quot;)" office:value-type="string" office:string-value="LTTPVLGSTESPK" calcext:value-type="string">
            <text:p>LTTPVLGSTESPK</text:p>
          </table:table-cell>
        </table:table-row>
        <table:table-row table:style-name="ro1">
          <table:table-cell office:value-type="string" calcext:value-type="string">
            <text:p>M(+15.99)HTSLSNVR</text:p>
          </table:table-cell>
          <table:table-cell table:formula="of:=SUBSTITUTE(SUBSTITUTE([.A447];&quot;(+15.99)&quot;;&quot;&quot;);&quot;(+57.02)&quot;;&quot;&quot;)" office:value-type="string" office:string-value="MHTSLSNVR" calcext:value-type="string">
            <text:p>MHTSLSNVR</text:p>
          </table:table-cell>
          <table:table-cell office:value-type="string" calcext:value-type="string">
            <text:p>EM(+15.99)NEDLVLK</text:p>
          </table:table-cell>
          <table:table-cell table:formula="of:=SUBSTITUTE(SUBSTITUTE([.C447];&quot;(+15.99)&quot;;&quot;&quot;);&quot;(+57.02)&quot;;&quot;&quot;)" office:value-type="string" office:string-value="EMNEDLVLK" calcext:value-type="string">
            <text:p>EMNEDLVLK</text:p>
          </table:table-cell>
        </table:table-row>
        <table:table-row table:style-name="ro2">
          <table:table-cell office:value-type="string" calcext:value-type="string">
            <text:p>KPDDLDSPK</text:p>
          </table:table-cell>
          <table:table-cell table:formula="of:=SUBSTITUTE(SUBSTITUTE([.A448];&quot;(+15.99)&quot;;&quot;&quot;);&quot;(+57.02)&quot;;&quot;&quot;)" office:value-type="string" office:string-value="KPDDLDSPK" calcext:value-type="string">
            <text:p>KPDDLDSPK</text:p>
          </table:table-cell>
          <table:table-cell office:value-type="string" calcext:value-type="string">
            <text:p>LTVSTVQPSLLK</text:p>
          </table:table-cell>
          <table:table-cell table:formula="of:=SUBSTITUTE(SUBSTITUTE([.C448];&quot;(+15.99)&quot;;&quot;&quot;);&quot;(+57.02)&quot;;&quot;&quot;)" office:value-type="string" office:string-value="LTVSTVQPSLLK" calcext:value-type="string">
            <text:p>LTVSTVQPSLLK</text:p>
          </table:table-cell>
        </table:table-row>
        <table:table-row table:style-name="ro1">
          <table:table-cell office:value-type="string" calcext:value-type="string">
            <text:p>KTHPALVVALNK</text:p>
          </table:table-cell>
          <table:table-cell table:formula="of:=SUBSTITUTE(SUBSTITUTE([.A449];&quot;(+15.99)&quot;;&quot;&quot;);&quot;(+57.02)&quot;;&quot;&quot;)" office:value-type="string" office:string-value="KTHPALVVALNK" calcext:value-type="string">
            <text:p>KTHPALVVALNK</text:p>
          </table:table-cell>
          <table:table-cell office:value-type="string" calcext:value-type="string">
            <text:p>SNEFWPVSWK</text:p>
          </table:table-cell>
          <table:table-cell table:formula="of:=SUBSTITUTE(SUBSTITUTE([.C449];&quot;(+15.99)&quot;;&quot;&quot;);&quot;(+57.02)&quot;;&quot;&quot;)" office:value-type="string" office:string-value="SNEFWPVSWK" calcext:value-type="string">
            <text:p>SNEFWPVSWK</text:p>
          </table:table-cell>
        </table:table-row>
        <table:table-row table:style-name="ro1">
          <table:table-cell office:value-type="string" calcext:value-type="string">
            <text:p>KM(+15.99)PQLLPEC(+57.02)TLAK</text:p>
          </table:table-cell>
          <table:table-cell table:formula="of:=SUBSTITUTE(SUBSTITUTE([.A450];&quot;(+15.99)&quot;;&quot;&quot;);&quot;(+57.02)&quot;;&quot;&quot;)" office:value-type="string" office:string-value="KMPQLLPECTLAK" calcext:value-type="string">
            <text:p>KMPQLLPECTLAK</text:p>
          </table:table-cell>
          <table:table-cell office:value-type="string" calcext:value-type="string">
            <text:p>VELQALK</text:p>
          </table:table-cell>
          <table:table-cell table:formula="of:=SUBSTITUTE(SUBSTITUTE([.C450];&quot;(+15.99)&quot;;&quot;&quot;);&quot;(+57.02)&quot;;&quot;&quot;)" office:value-type="string" office:string-value="VELQALK" calcext:value-type="string">
            <text:p>VELQALK</text:p>
          </table:table-cell>
        </table:table-row>
        <table:table-row table:style-name="ro2">
          <table:table-cell office:value-type="string" calcext:value-type="string">
            <text:p>KTAVLGAELVLTEASK</text:p>
          </table:table-cell>
          <table:table-cell table:formula="of:=SUBSTITUTE(SUBSTITUTE([.A451];&quot;(+15.99)&quot;;&quot;&quot;);&quot;(+57.02)&quot;;&quot;&quot;)" office:value-type="string" office:string-value="KTAVLGAELVLTEASK" calcext:value-type="string">
            <text:p>KTAVLGAELVLTEASK</text:p>
          </table:table-cell>
          <table:table-cell office:value-type="string" calcext:value-type="string">
            <text:p>EPSLLDELASLLK</text:p>
          </table:table-cell>
          <table:table-cell table:formula="of:=SUBSTITUTE(SUBSTITUTE([.C451];&quot;(+15.99)&quot;;&quot;&quot;);&quot;(+57.02)&quot;;&quot;&quot;)" office:value-type="string" office:string-value="EPSLLDELASLLK" calcext:value-type="string">
            <text:p>EPSLLDELASLLK</text:p>
          </table:table-cell>
        </table:table-row>
        <table:table-row table:style-name="ro1">
          <table:table-cell office:value-type="string" calcext:value-type="string">
            <text:p>M(+15.99)DYPWDADNK</text:p>
          </table:table-cell>
          <table:table-cell table:formula="of:=SUBSTITUTE(SUBSTITUTE([.A452];&quot;(+15.99)&quot;;&quot;&quot;);&quot;(+57.02)&quot;;&quot;&quot;)" office:value-type="string" office:string-value="MDYPWDADNK" calcext:value-type="string">
            <text:p>MDYPWDADNK</text:p>
          </table:table-cell>
          <table:table-cell office:value-type="string" calcext:value-type="string">
            <text:p>EYAAEM(+15.99)NFPK</text:p>
          </table:table-cell>
          <table:table-cell table:formula="of:=SUBSTITUTE(SUBSTITUTE([.C452];&quot;(+15.99)&quot;;&quot;&quot;);&quot;(+57.02)&quot;;&quot;&quot;)" office:value-type="string" office:string-value="EYAAEMNFPK" calcext:value-type="string">
            <text:p>EYAAEMNFPK</text:p>
          </table:table-cell>
        </table:table-row>
        <table:table-row table:style-name="ro2">
          <table:table-cell office:value-type="string" calcext:value-type="string">
            <text:p>LLRPDNDELLM(+15.99)VQK</text:p>
          </table:table-cell>
          <table:table-cell table:formula="of:=SUBSTITUTE(SUBSTITUTE([.A453];&quot;(+15.99)&quot;;&quot;&quot;);&quot;(+57.02)&quot;;&quot;&quot;)" office:value-type="string" office:string-value="LLRPDNDELLMVQK" calcext:value-type="string">
            <text:p>LLRPDNDELLMVQK</text:p>
          </table:table-cell>
          <table:table-cell office:value-type="string" calcext:value-type="string">
            <text:p>EVEPALGDGDFLGQK</text:p>
          </table:table-cell>
          <table:table-cell table:formula="of:=SUBSTITUTE(SUBSTITUTE([.C453];&quot;(+15.99)&quot;;&quot;&quot;);&quot;(+57.02)&quot;;&quot;&quot;)" office:value-type="string" office:string-value="EVEPALGDGDFLGQK" calcext:value-type="string">
            <text:p>EVEPALGDGDFLGQK</text:p>
          </table:table-cell>
        </table:table-row>
        <table:table-row table:style-name="ro1">
          <table:table-cell office:value-type="string" calcext:value-type="string">
            <text:p>ESKVQSVFFPDLK</text:p>
          </table:table-cell>
          <table:table-cell table:formula="of:=SUBSTITUTE(SUBSTITUTE([.A454];&quot;(+15.99)&quot;;&quot;&quot;);&quot;(+57.02)&quot;;&quot;&quot;)" office:value-type="string" office:string-value="ESKVQSVFFPDLK" calcext:value-type="string">
            <text:p>ESKVQSVFFPDLK</text:p>
          </table:table-cell>
          <table:table-cell office:value-type="string" calcext:value-type="string">
            <text:p>LLDAQVASK</text:p>
          </table:table-cell>
          <table:table-cell table:formula="of:=SUBSTITUTE(SUBSTITUTE([.C454];&quot;(+15.99)&quot;;&quot;&quot;);&quot;(+57.02)&quot;;&quot;&quot;)" office:value-type="string" office:string-value="LLDAQVASK" calcext:value-type="string">
            <text:p>LLDAQVASK</text:p>
          </table:table-cell>
        </table:table-row>
        <table:table-row table:style-name="ro1">
          <table:table-cell office:value-type="string" calcext:value-type="string">
            <text:p>TQNEVQNVYK</text:p>
          </table:table-cell>
          <table:table-cell table:formula="of:=SUBSTITUTE(SUBSTITUTE([.A455];&quot;(+15.99)&quot;;&quot;&quot;);&quot;(+57.02)&quot;;&quot;&quot;)" office:value-type="string" office:string-value="TQNEVQNVYK" calcext:value-type="string">
            <text:p>TQNEVQNVYK</text:p>
          </table:table-cell>
          <table:table-cell office:value-type="string" calcext:value-type="string">
            <text:p>AMVTNNEQK</text:p>
          </table:table-cell>
          <table:table-cell table:formula="of:=SUBSTITUTE(SUBSTITUTE([.C455];&quot;(+15.99)&quot;;&quot;&quot;);&quot;(+57.02)&quot;;&quot;&quot;)" office:value-type="string" office:string-value="AMVTNNEQK" calcext:value-type="string">
            <text:p>AMVTNNEQK</text:p>
          </table:table-cell>
        </table:table-row>
        <table:table-row table:style-name="ro2">
          <table:table-cell office:value-type="string" calcext:value-type="string">
            <text:p>MLFNLEPESR</text:p>
          </table:table-cell>
          <table:table-cell table:formula="of:=SUBSTITUTE(SUBSTITUTE([.A456];&quot;(+15.99)&quot;;&quot;&quot;);&quot;(+57.02)&quot;;&quot;&quot;)" office:value-type="string" office:string-value="MLFNLEPESR" calcext:value-type="string">
            <text:p>MLFNLEPESR</text:p>
          </table:table-cell>
          <table:table-cell office:value-type="string" calcext:value-type="string">
            <text:p>WGAGEDPGLAR</text:p>
          </table:table-cell>
          <table:table-cell table:formula="of:=SUBSTITUTE(SUBSTITUTE([.C456];&quot;(+15.99)&quot;;&quot;&quot;);&quot;(+57.02)&quot;;&quot;&quot;)" office:value-type="string" office:string-value="WGAGEDPGLAR" calcext:value-type="string">
            <text:p>WGAGEDPGLAR</text:p>
          </table:table-cell>
        </table:table-row>
        <table:table-row table:style-name="ro2">
          <table:table-cell office:value-type="string" calcext:value-type="string">
            <text:p>QQPFQDAK</text:p>
          </table:table-cell>
          <table:table-cell table:formula="of:=SUBSTITUTE(SUBSTITUTE([.A457];&quot;(+15.99)&quot;;&quot;&quot;);&quot;(+57.02)&quot;;&quot;&quot;)" office:value-type="string" office:string-value="QQPFQDAK" calcext:value-type="string">
            <text:p>QQPFQDAK</text:p>
          </table:table-cell>
          <table:table-cell office:value-type="string" calcext:value-type="string">
            <text:p>QADLTGLELAEEDFK</text:p>
          </table:table-cell>
          <table:table-cell table:formula="of:=SUBSTITUTE(SUBSTITUTE([.C457];&quot;(+15.99)&quot;;&quot;&quot;);&quot;(+57.02)&quot;;&quot;&quot;)" office:value-type="string" office:string-value="QADLTGLELAEEDFK" calcext:value-type="string">
            <text:p>QADLTGLELAEEDFK</text:p>
          </table:table-cell>
        </table:table-row>
        <table:table-row table:style-name="ro2">
          <table:table-cell office:value-type="string" calcext:value-type="string">
            <text:p>VPYSLFLDYVM(+15.99)LSNK</text:p>
          </table:table-cell>
          <table:table-cell table:formula="of:=SUBSTITUTE(SUBSTITUTE([.A458];&quot;(+15.99)&quot;;&quot;&quot;);&quot;(+57.02)&quot;;&quot;&quot;)" office:value-type="string" office:string-value="VPYSLFLDYVMLSNK" calcext:value-type="string">
            <text:p>VPYSLFLDYVMLSNK</text:p>
          </table:table-cell>
          <table:table-cell office:value-type="string" calcext:value-type="string">
            <text:p>FLVLPANHLAPLLK</text:p>
          </table:table-cell>
          <table:table-cell table:formula="of:=SUBSTITUTE(SUBSTITUTE([.C458];&quot;(+15.99)&quot;;&quot;&quot;);&quot;(+57.02)&quot;;&quot;&quot;)" office:value-type="string" office:string-value="FLVLPANHLAPLLK" calcext:value-type="string">
            <text:p>FLVLPANHLAPLLK</text:p>
          </table:table-cell>
        </table:table-row>
        <table:table-row table:style-name="ro2">
          <table:table-cell office:value-type="string" calcext:value-type="string">
            <text:p>TPEM(+15.99)VATK</text:p>
          </table:table-cell>
          <table:table-cell table:formula="of:=SUBSTITUTE(SUBSTITUTE([.A459];&quot;(+15.99)&quot;;&quot;&quot;);&quot;(+57.02)&quot;;&quot;&quot;)" office:value-type="string" office:string-value="TPEMVATK" calcext:value-type="string">
            <text:p>TPEMVATK</text:p>
          </table:table-cell>
          <table:table-cell office:value-type="string" calcext:value-type="string">
            <text:p>DC(+57.02)NAGTEC(+57.02)LLSGWKATK</text:p>
          </table:table-cell>
          <table:table-cell table:formula="of:=SUBSTITUTE(SUBSTITUTE([.C459];&quot;(+15.99)&quot;;&quot;&quot;);&quot;(+57.02)&quot;;&quot;&quot;)" office:value-type="string" office:string-value="DCNAGTECLLSGWKATK" calcext:value-type="string">
            <text:p>DCNAGTECLLSGWKATK</text:p>
          </table:table-cell>
        </table:table-row>
        <table:table-row table:style-name="ro2">
          <table:table-cell office:value-type="string" calcext:value-type="string">
            <text:p>WSGNGGDRLFLPAKGTR</text:p>
          </table:table-cell>
          <table:table-cell table:formula="of:=SUBSTITUTE(SUBSTITUTE([.A460];&quot;(+15.99)&quot;;&quot;&quot;);&quot;(+57.02)&quot;;&quot;&quot;)" office:value-type="string" office:string-value="WSGNGGDRLFLPAKGTR" calcext:value-type="string">
            <text:p>WSGNGGDRLFLPAKGTR</text:p>
          </table:table-cell>
          <table:table-cell office:value-type="string" calcext:value-type="string">
            <text:p>LLSLLDELASPEK</text:p>
          </table:table-cell>
          <table:table-cell table:formula="of:=SUBSTITUTE(SUBSTITUTE([.C460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1">
          <table:table-cell office:value-type="string" calcext:value-type="string">
            <text:p>APTPALEAADATYK</text:p>
          </table:table-cell>
          <table:table-cell table:formula="of:=SUBSTITUTE(SUBSTITUTE([.A461];&quot;(+15.99)&quot;;&quot;&quot;);&quot;(+57.02)&quot;;&quot;&quot;)" office:value-type="string" office:string-value="APTPALEAADATYK" calcext:value-type="string">
            <text:p>APTPALEAADATYK</text:p>
          </table:table-cell>
          <table:table-cell office:value-type="string" calcext:value-type="string">
            <text:p>RPPVVEELSK</text:p>
          </table:table-cell>
          <table:table-cell table:formula="of:=SUBSTITUTE(SUBSTITUTE([.C461];&quot;(+15.99)&quot;;&quot;&quot;);&quot;(+57.02)&quot;;&quot;&quot;)" office:value-type="string" office:string-value="RPPVVEELSK" calcext:value-type="string">
            <text:p>RPPVVEELSK</text:p>
          </table:table-cell>
        </table:table-row>
        <table:table-row table:style-name="ro2">
          <table:table-cell office:value-type="string" calcext:value-type="string">
            <text:p>QNEMHPK</text:p>
          </table:table-cell>
          <table:table-cell table:formula="of:=SUBSTITUTE(SUBSTITUTE([.A462];&quot;(+15.99)&quot;;&quot;&quot;);&quot;(+57.02)&quot;;&quot;&quot;)" office:value-type="string" office:string-value="QNEMHPK" calcext:value-type="string">
            <text:p>QNEMHPK</text:p>
          </table:table-cell>
          <table:table-cell office:value-type="string" calcext:value-type="string">
            <text:p>QQPVNALDQVKR</text:p>
          </table:table-cell>
          <table:table-cell table:formula="of:=SUBSTITUTE(SUBSTITUTE([.C462];&quot;(+15.99)&quot;;&quot;&quot;);&quot;(+57.02)&quot;;&quot;&quot;)" office:value-type="string" office:string-value="QQPVNALDQVKR" calcext:value-type="string">
            <text:p>QQPVNALDQVKR</text:p>
          </table:table-cell>
        </table:table-row>
        <table:table-row table:style-name="ro1">
          <table:table-cell office:value-type="string" calcext:value-type="string">
            <text:p>QNESSLLK</text:p>
          </table:table-cell>
          <table:table-cell table:formula="of:=SUBSTITUTE(SUBSTITUTE([.A463];&quot;(+15.99)&quot;;&quot;&quot;);&quot;(+57.02)&quot;;&quot;&quot;)" office:value-type="string" office:string-value="QNESSLLK" calcext:value-type="string">
            <text:p>QNESSLLK</text:p>
          </table:table-cell>
          <table:table-cell office:value-type="string" calcext:value-type="string">
            <text:p>EEAYASLGTPR</text:p>
          </table:table-cell>
          <table:table-cell table:formula="of:=SUBSTITUTE(SUBSTITUTE([.C463];&quot;(+15.99)&quot;;&quot;&quot;);&quot;(+57.02)&quot;;&quot;&quot;)" office:value-type="string" office:string-value="EEAYASLGTPR" calcext:value-type="string">
            <text:p>EEAYASLGTPR</text:p>
          </table:table-cell>
        </table:table-row>
        <table:table-row table:style-name="ro1">
          <table:table-cell office:value-type="string" calcext:value-type="string">
            <text:p>WNPNPAAVKR</text:p>
          </table:table-cell>
          <table:table-cell table:formula="of:=SUBSTITUTE(SUBSTITUTE([.A464];&quot;(+15.99)&quot;;&quot;&quot;);&quot;(+57.02)&quot;;&quot;&quot;)" office:value-type="string" office:string-value="WNPNPAAVKR" calcext:value-type="string">
            <text:p>WNPNPAAVKR</text:p>
          </table:table-cell>
          <table:table-cell office:value-type="string" calcext:value-type="string">
            <text:p>ATKVVGPK</text:p>
          </table:table-cell>
          <table:table-cell table:formula="of:=SUBSTITUTE(SUBSTITUTE([.C464];&quot;(+15.99)&quot;;&quot;&quot;);&quot;(+57.02)&quot;;&quot;&quot;)" office:value-type="string" office:string-value="ATKVVGPK" calcext:value-type="string">
            <text:p>ATKVVGPK</text:p>
          </table:table-cell>
        </table:table-row>
        <table:table-row table:style-name="ro1">
          <table:table-cell office:value-type="string" calcext:value-type="string">
            <text:p>LVSLTVSTVQQPNAK</text:p>
          </table:table-cell>
          <table:table-cell table:formula="of:=SUBSTITUTE(SUBSTITUTE([.A465];&quot;(+15.99)&quot;;&quot;&quot;);&quot;(+57.02)&quot;;&quot;&quot;)" office:value-type="string" office:string-value="LVSLTVSTVQQPNAK" calcext:value-type="string">
            <text:p>LVSLTVSTVQQPNAK</text:p>
          </table:table-cell>
          <table:table-cell office:value-type="string" calcext:value-type="string">
            <text:p>TAGLSEGFNPR</text:p>
          </table:table-cell>
          <table:table-cell table:formula="of:=SUBSTITUTE(SUBSTITUTE([.C465];&quot;(+15.99)&quot;;&quot;&quot;);&quot;(+57.02)&quot;;&quot;&quot;)" office:value-type="string" office:string-value="TAGLSEGFNPR" calcext:value-type="string">
            <text:p>TAGLSEGFNPR</text:p>
          </table:table-cell>
        </table:table-row>
        <table:table-row table:style-name="ro1">
          <table:table-cell office:value-type="string" calcext:value-type="string">
            <text:p>YLFVAAHLLAR</text:p>
          </table:table-cell>
          <table:table-cell table:formula="of:=SUBSTITUTE(SUBSTITUTE([.A466];&quot;(+15.99)&quot;;&quot;&quot;);&quot;(+57.02)&quot;;&quot;&quot;)" office:value-type="string" office:string-value="YLFVAAHLLAR" calcext:value-type="string">
            <text:p>YLFVAAHLLAR</text:p>
          </table:table-cell>
          <table:table-cell office:value-type="string" calcext:value-type="string">
            <text:p>QQSPPESWK</text:p>
          </table:table-cell>
          <table:table-cell table:formula="of:=SUBSTITUTE(SUBSTITUTE([.C466];&quot;(+15.99)&quot;;&quot;&quot;);&quot;(+57.02)&quot;;&quot;&quot;)" office:value-type="string" office:string-value="QQSPPESWK" calcext:value-type="string">
            <text:p>QQSPPESWK</text:p>
          </table:table-cell>
        </table:table-row>
        <table:table-row table:style-name="ro2">
          <table:table-cell office:value-type="string" calcext:value-type="string">
            <text:p>SHAGKLLLR</text:p>
          </table:table-cell>
          <table:table-cell table:formula="of:=SUBSTITUTE(SUBSTITUTE([.A467];&quot;(+15.99)&quot;;&quot;&quot;);&quot;(+57.02)&quot;;&quot;&quot;)" office:value-type="string" office:string-value="SHAGKLLLR" calcext:value-type="string">
            <text:p>SHAGKLLLR</text:p>
          </table:table-cell>
          <table:table-cell office:value-type="string" calcext:value-type="string">
            <text:p>KFM(+15.99)GLFNANNEQDLR</text:p>
          </table:table-cell>
          <table:table-cell table:formula="of:=SUBSTITUTE(SUBSTITUTE([.C467];&quot;(+15.99)&quot;;&quot;&quot;);&quot;(+57.02)&quot;;&quot;&quot;)" office:value-type="string" office:string-value="KFMGLFNANNEQDLR" calcext:value-type="string">
            <text:p>KFMGLFNANNEQDLR</text:p>
          </table:table-cell>
        </table:table-row>
        <table:table-row table:style-name="ro2">
          <table:table-cell office:value-type="string" calcext:value-type="string">
            <text:p>QEDLTGLELLSEYR</text:p>
          </table:table-cell>
          <table:table-cell table:formula="of:=SUBSTITUTE(SUBSTITUTE([.A468];&quot;(+15.99)&quot;;&quot;&quot;);&quot;(+57.02)&quot;;&quot;&quot;)" office:value-type="string" office:string-value="QEDLTGLELLSEYR" calcext:value-type="string">
            <text:p>QEDLTGLELLSEYR</text:p>
          </table:table-cell>
          <table:table-cell office:value-type="string" calcext:value-type="string">
            <text:p>AVLLELLDQMC(+57.02)K</text:p>
          </table:table-cell>
          <table:table-cell table:formula="of:=SUBSTITUTE(SUBSTITUTE([.C468];&quot;(+15.99)&quot;;&quot;&quot;);&quot;(+57.02)&quot;;&quot;&quot;)" office:value-type="string" office:string-value="AVLLELLDQMCK" calcext:value-type="string">
            <text:p>AVLLELLDQMCK</text:p>
          </table:table-cell>
        </table:table-row>
        <table:table-row table:style-name="ro2">
          <table:table-cell office:value-type="string" calcext:value-type="string">
            <text:p>KLTVTNFEVANK</text:p>
          </table:table-cell>
          <table:table-cell table:formula="of:=SUBSTITUTE(SUBSTITUTE([.A469];&quot;(+15.99)&quot;;&quot;&quot;);&quot;(+57.02)&quot;;&quot;&quot;)" office:value-type="string" office:string-value="KLTVTNFEVANK" calcext:value-type="string">
            <text:p>KLTVTNFEVANK</text:p>
          </table:table-cell>
          <table:table-cell office:value-type="string" calcext:value-type="string">
            <text:p>RLPALEAADPASK</text:p>
          </table:table-cell>
          <table:table-cell table:formula="of:=SUBSTITUTE(SUBSTITUTE([.C469];&quot;(+15.99)&quot;;&quot;&quot;);&quot;(+57.02)&quot;;&quot;&quot;)" office:value-type="string" office:string-value="RLPALEAADPASK" calcext:value-type="string">
            <text:p>RLPALEAADPASK</text:p>
          </table:table-cell>
        </table:table-row>
        <table:table-row table:style-name="ro2">
          <table:table-cell office:value-type="string" calcext:value-type="string">
            <text:p>SNLRTAVANK</text:p>
          </table:table-cell>
          <table:table-cell table:formula="of:=SUBSTITUTE(SUBSTITUTE([.A470];&quot;(+15.99)&quot;;&quot;&quot;);&quot;(+57.02)&quot;;&quot;&quot;)" office:value-type="string" office:string-value="SNLRTAVANK" calcext:value-type="string">
            <text:p>SNLRTAVANK</text:p>
          </table:table-cell>
          <table:table-cell office:value-type="string" calcext:value-type="string">
            <text:p>KVFDYSNNDLTHEWK</text:p>
          </table:table-cell>
          <table:table-cell table:formula="of:=SUBSTITUTE(SUBSTITUTE([.C470];&quot;(+15.99)&quot;;&quot;&quot;);&quot;(+57.02)&quot;;&quot;&quot;)" office:value-type="string" office:string-value="KVFDYSNNDLTHEWK" calcext:value-type="string">
            <text:p>KVFDYSNNDLTHEWK</text:p>
          </table:table-cell>
        </table:table-row>
        <table:table-row table:style-name="ro2">
          <table:table-cell office:value-type="string" calcext:value-type="string">
            <text:p>LAGEAGDEYAGK</text:p>
          </table:table-cell>
          <table:table-cell table:formula="of:=SUBSTITUTE(SUBSTITUTE([.A471];&quot;(+15.99)&quot;;&quot;&quot;);&quot;(+57.02)&quot;;&quot;&quot;)" office:value-type="string" office:string-value="LAGEAGDEYAGK" calcext:value-type="string">
            <text:p>LAGEAGDEYAGK</text:p>
          </table:table-cell>
          <table:table-cell office:value-type="string" calcext:value-type="string">
            <text:p>DC(+57.02)NAGTEC(+57.02)LLSGWKATK</text:p>
          </table:table-cell>
          <table:table-cell table:formula="of:=SUBSTITUTE(SUBSTITUTE([.C471];&quot;(+15.99)&quot;;&quot;&quot;);&quot;(+57.02)&quot;;&quot;&quot;)" office:value-type="string" office:string-value="DCNAGTECLLSGWKATK" calcext:value-type="string">
            <text:p>DCNAGTECLLSGWKATK</text:p>
          </table:table-cell>
        </table:table-row>
        <table:table-row table:style-name="ro1">
          <table:table-cell office:value-type="string" calcext:value-type="string">
            <text:p>HSFDLYSC(+57.02)VRPC(+57.02)K</text:p>
          </table:table-cell>
          <table:table-cell table:formula="of:=SUBSTITUTE(SUBSTITUTE([.A472];&quot;(+15.99)&quot;;&quot;&quot;);&quot;(+57.02)&quot;;&quot;&quot;)" office:value-type="string" office:string-value="HSFDLYSCVRPCK" calcext:value-type="string">
            <text:p>HSFDLYSCVRPCK</text:p>
          </table:table-cell>
          <table:table-cell office:value-type="string" calcext:value-type="string">
            <text:p>QLAADVYFNR</text:p>
          </table:table-cell>
          <table:table-cell table:formula="of:=SUBSTITUTE(SUBSTITUTE([.C472];&quot;(+15.99)&quot;;&quot;&quot;);&quot;(+57.02)&quot;;&quot;&quot;)" office:value-type="string" office:string-value="QLAADVYFNR" calcext:value-type="string">
            <text:p>QLAADVYFNR</text:p>
          </table:table-cell>
        </table:table-row>
        <table:table-row table:style-name="ro1">
          <table:table-cell office:value-type="string" calcext:value-type="string">
            <text:p>SHGWYDFKK</text:p>
          </table:table-cell>
          <table:table-cell table:formula="of:=SUBSTITUTE(SUBSTITUTE([.A473];&quot;(+15.99)&quot;;&quot;&quot;);&quot;(+57.02)&quot;;&quot;&quot;)" office:value-type="string" office:string-value="SHGWYDFKK" calcext:value-type="string">
            <text:p>SHGWYDFKK</text:p>
          </table:table-cell>
          <table:table-cell office:value-type="string" calcext:value-type="string">
            <text:p>TWTLVANFPK</text:p>
          </table:table-cell>
          <table:table-cell table:formula="of:=SUBSTITUTE(SUBSTITUTE([.C473];&quot;(+15.99)&quot;;&quot;&quot;);&quot;(+57.02)&quot;;&quot;&quot;)" office:value-type="string" office:string-value="TWTLVANFPK" calcext:value-type="string">
            <text:p>TWTLVANFPK</text:p>
          </table:table-cell>
        </table:table-row>
        <table:table-row table:style-name="ro2">
          <table:table-cell office:value-type="string" calcext:value-type="string">
            <text:p>TGAGGLLLPDSAK</text:p>
          </table:table-cell>
          <table:table-cell table:formula="of:=SUBSTITUTE(SUBSTITUTE([.A474];&quot;(+15.99)&quot;;&quot;&quot;);&quot;(+57.02)&quot;;&quot;&quot;)" office:value-type="string" office:string-value="TGAGGLLLPDSAK" calcext:value-type="string">
            <text:p>TGAGGLLLPDSAK</text:p>
          </table:table-cell>
          <table:table-cell office:value-type="string" calcext:value-type="string">
            <text:p>AMALEAADASPK</text:p>
          </table:table-cell>
          <table:table-cell table:formula="of:=SUBSTITUTE(SUBSTITUTE([.C474];&quot;(+15.99)&quot;;&quot;&quot;);&quot;(+57.02)&quot;;&quot;&quot;)" office:value-type="string" office:string-value="AMALEAADASPK" calcext:value-type="string">
            <text:p>AMALEAADASPK</text:p>
          </table:table-cell>
        </table:table-row>
        <table:table-row table:style-name="ro1">
          <table:table-cell office:value-type="string" calcext:value-type="string">
            <text:p>QPKEDLDLNQLAEELR</text:p>
          </table:table-cell>
          <table:table-cell table:formula="of:=SUBSTITUTE(SUBSTITUTE([.A475];&quot;(+15.99)&quot;;&quot;&quot;);&quot;(+57.02)&quot;;&quot;&quot;)" office:value-type="string" office:string-value="QPKEDLDLNQLAEELR" calcext:value-type="string">
            <text:p>QPKEDLDLNQLAEELR</text:p>
          </table:table-cell>
          <table:table-cell office:value-type="string" calcext:value-type="string">
            <text:p>TDVVDLDPK</text:p>
          </table:table-cell>
          <table:table-cell table:formula="of:=SUBSTITUTE(SUBSTITUTE([.C475];&quot;(+15.99)&quot;;&quot;&quot;);&quot;(+57.02)&quot;;&quot;&quot;)" office:value-type="string" office:string-value="TDVVDLDPK" calcext:value-type="string">
            <text:p>TDVVDLDPK</text:p>
          </table:table-cell>
        </table:table-row>
        <table:table-row table:style-name="ro2">
          <table:table-cell office:value-type="string" calcext:value-type="string">
            <text:p>AVLELVM(+15.99)APAK</text:p>
          </table:table-cell>
          <table:table-cell table:formula="of:=SUBSTITUTE(SUBSTITUTE([.A476];&quot;(+15.99)&quot;;&quot;&quot;);&quot;(+57.02)&quot;;&quot;&quot;)" office:value-type="string" office:string-value="AVLELVMAPAK" calcext:value-type="string">
            <text:p>AVLELVMAPAK</text:p>
          </table:table-cell>
          <table:table-cell office:value-type="string" calcext:value-type="string">
            <text:p>SPETLVAEGNEK</text:p>
          </table:table-cell>
          <table:table-cell table:formula="of:=SUBSTITUTE(SUBSTITUTE([.C476];&quot;(+15.99)&quot;;&quot;&quot;);&quot;(+57.02)&quot;;&quot;&quot;)" office:value-type="string" office:string-value="SPETLVAEGNEK" calcext:value-type="string">
            <text:p>SPETLVAEGNEK</text:p>
          </table:table-cell>
        </table:table-row>
        <table:table-row table:style-name="ro2">
          <table:table-cell office:value-type="string" calcext:value-type="string">
            <text:p>WMYTFPMR</text:p>
          </table:table-cell>
          <table:table-cell table:formula="of:=SUBSTITUTE(SUBSTITUTE([.A477];&quot;(+15.99)&quot;;&quot;&quot;);&quot;(+57.02)&quot;;&quot;&quot;)" office:value-type="string" office:string-value="WMYTFPMR" calcext:value-type="string">
            <text:p>WMYTFPMR</text:p>
          </table:table-cell>
          <table:table-cell office:value-type="string" calcext:value-type="string">
            <text:p>DLVLDEPYLLLTDQK</text:p>
          </table:table-cell>
          <table:table-cell table:formula="of:=SUBSTITUTE(SUBSTITUTE([.C477];&quot;(+15.99)&quot;;&quot;&quot;);&quot;(+57.02)&quot;;&quot;&quot;)" office:value-type="string" office:string-value="DLVLDEPYLLLTDQK" calcext:value-type="string">
            <text:p>DLVLDEPYLLLTDQK</text:p>
          </table:table-cell>
        </table:table-row>
        <table:table-row table:style-name="ro2">
          <table:table-cell office:value-type="string" calcext:value-type="string">
            <text:p>VAAEEPDNR</text:p>
          </table:table-cell>
          <table:table-cell table:formula="of:=SUBSTITUTE(SUBSTITUTE([.A478];&quot;(+15.99)&quot;;&quot;&quot;);&quot;(+57.02)&quot;;&quot;&quot;)" office:value-type="string" office:string-value="VAAEEPDNR" calcext:value-type="string">
            <text:p>VAAEEPDNR</text:p>
          </table:table-cell>
          <table:table-cell office:value-type="string" calcext:value-type="string">
            <text:p>C(+57.02)TTLLLYPEDLAPNK</text:p>
          </table:table-cell>
          <table:table-cell table:formula="of:=SUBSTITUTE(SUBSTITUTE([.C478];&quot;(+15.99)&quot;;&quot;&quot;);&quot;(+57.02)&quot;;&quot;&quot;)" office:value-type="string" office:string-value="CTTLLLYPEDLAPNK" calcext:value-type="string">
            <text:p>CTTLLLYPEDLAPNK</text:p>
          </table:table-cell>
        </table:table-row>
        <table:table-row table:style-name="ro1">
          <table:table-cell office:value-type="string" calcext:value-type="string">
            <text:p>HSGSKTLAHLAPLLK</text:p>
          </table:table-cell>
          <table:table-cell table:formula="of:=SUBSTITUTE(SUBSTITUTE([.A479];&quot;(+15.99)&quot;;&quot;&quot;);&quot;(+57.02)&quot;;&quot;&quot;)" office:value-type="string" office:string-value="HSGSKTLAHLAPLLK" calcext:value-type="string">
            <text:p>HSGSKTLAHLAPLLK</text:p>
          </table:table-cell>
          <table:table-cell office:value-type="string" calcext:value-type="string">
            <text:p>QTPQTSLGDK</text:p>
          </table:table-cell>
          <table:table-cell table:formula="of:=SUBSTITUTE(SUBSTITUTE([.C479];&quot;(+15.99)&quot;;&quot;&quot;);&quot;(+57.02)&quot;;&quot;&quot;)" office:value-type="string" office:string-value="QTPQTSLGDK" calcext:value-type="string">
            <text:p>QTPQTSLGDK</text:p>
          </table:table-cell>
        </table:table-row>
        <table:table-row table:style-name="ro1">
          <table:table-cell office:value-type="string" calcext:value-type="string">
            <text:p>SNPSLVAHPK</text:p>
          </table:table-cell>
          <table:table-cell table:formula="of:=SUBSTITUTE(SUBSTITUTE([.A480];&quot;(+15.99)&quot;;&quot;&quot;);&quot;(+57.02)&quot;;&quot;&quot;)" office:value-type="string" office:string-value="SNPSLVAHPK" calcext:value-type="string">
            <text:p>SNPSLVAHPK</text:p>
          </table:table-cell>
          <table:table-cell office:value-type="string" calcext:value-type="string">
            <text:p>ENDFPEEVLPR</text:p>
          </table:table-cell>
          <table:table-cell table:formula="of:=SUBSTITUTE(SUBSTITUTE([.C480];&quot;(+15.99)&quot;;&quot;&quot;);&quot;(+57.02)&quot;;&quot;&quot;)" office:value-type="string" office:string-value="ENDFPEEVLPR" calcext:value-type="string">
            <text:p>ENDFPEEVLPR</text:p>
          </table:table-cell>
        </table:table-row>
        <table:table-row table:style-name="ro1">
          <table:table-cell office:value-type="string" calcext:value-type="string">
            <text:p>TPM(+15.99)MALAK</text:p>
          </table:table-cell>
          <table:table-cell table:formula="of:=SUBSTITUTE(SUBSTITUTE([.A481];&quot;(+15.99)&quot;;&quot;&quot;);&quot;(+57.02)&quot;;&quot;&quot;)" office:value-type="string" office:string-value="TPMMALAK" calcext:value-type="string">
            <text:p>TPMMALAK</text:p>
          </table:table-cell>
          <table:table-cell office:value-type="string" calcext:value-type="string">
            <text:p>KVLTDKK</text:p>
          </table:table-cell>
          <table:table-cell table:formula="of:=SUBSTITUTE(SUBSTITUTE([.C481];&quot;(+15.99)&quot;;&quot;&quot;);&quot;(+57.02)&quot;;&quot;&quot;)" office:value-type="string" office:string-value="KVLTDKK" calcext:value-type="string">
            <text:p>KVLTDKK</text:p>
          </table:table-cell>
        </table:table-row>
        <table:table-row table:style-name="ro2">
          <table:table-cell office:value-type="string" calcext:value-type="string">
            <text:p>LPTGPLAFQLLR</text:p>
          </table:table-cell>
          <table:table-cell table:formula="of:=SUBSTITUTE(SUBSTITUTE([.A482];&quot;(+15.99)&quot;;&quot;&quot;);&quot;(+57.02)&quot;;&quot;&quot;)" office:value-type="string" office:string-value="LPTGPLAFQLLR" calcext:value-type="string">
            <text:p>LPTGPLAFQLLR</text:p>
          </table:table-cell>
          <table:table-cell office:value-type="string" calcext:value-type="string">
            <text:p>KWQKSVFPFDRLK</text:p>
          </table:table-cell>
          <table:table-cell table:formula="of:=SUBSTITUTE(SUBSTITUTE([.C482];&quot;(+15.99)&quot;;&quot;&quot;);&quot;(+57.02)&quot;;&quot;&quot;)" office:value-type="string" office:string-value="KWQKSVFPFDRLK" calcext:value-type="string">
            <text:p>KWQKSVFPFDRLK</text:p>
          </table:table-cell>
        </table:table-row>
        <table:table-row table:style-name="ro2">
          <table:table-cell office:value-type="string" calcext:value-type="string">
            <text:p>NPEEAALYGK</text:p>
          </table:table-cell>
          <table:table-cell table:formula="of:=SUBSTITUTE(SUBSTITUTE([.A483];&quot;(+15.99)&quot;;&quot;&quot;);&quot;(+57.02)&quot;;&quot;&quot;)" office:value-type="string" office:string-value="NPEEAALYGK" calcext:value-type="string">
            <text:p>NPEEAALYGK</text:p>
          </table:table-cell>
          <table:table-cell office:value-type="string" calcext:value-type="string">
            <text:p>KTHM(+15.99)C(+57.02)GVVGLKPFSSR</text:p>
          </table:table-cell>
          <table:table-cell table:formula="of:=SUBSTITUTE(SUBSTITUTE([.C483];&quot;(+15.99)&quot;;&quot;&quot;);&quot;(+57.02)&quot;;&quot;&quot;)" office:value-type="string" office:string-value="KTHMCGVVGLKPFSSR" calcext:value-type="string">
            <text:p>KTHMCGVVGLKPFSSR</text:p>
          </table:table-cell>
        </table:table-row>
        <table:table-row table:style-name="ro1">
          <table:table-cell office:value-type="string" calcext:value-type="string">
            <text:p>TPLANLVDTSK</text:p>
          </table:table-cell>
          <table:table-cell table:formula="of:=SUBSTITUTE(SUBSTITUTE([.A484];&quot;(+15.99)&quot;;&quot;&quot;);&quot;(+57.02)&quot;;&quot;&quot;)" office:value-type="string" office:string-value="TPLANLVDTSK" calcext:value-type="string">
            <text:p>TPLANLVDTSK</text:p>
          </table:table-cell>
          <table:table-cell office:value-type="string" calcext:value-type="string">
            <text:p>TSNAM(+15.99)HPPK</text:p>
          </table:table-cell>
          <table:table-cell table:formula="of:=SUBSTITUTE(SUBSTITUTE([.C484];&quot;(+15.99)&quot;;&quot;&quot;);&quot;(+57.02)&quot;;&quot;&quot;)" office:value-type="string" office:string-value="TSNAMHPPK" calcext:value-type="string">
            <text:p>TSNAMHPPK</text:p>
          </table:table-cell>
        </table:table-row>
        <table:table-row table:style-name="ro1">
          <table:table-cell office:value-type="string" calcext:value-type="string">
            <text:p>KPNSAC(+57.02)MDTK</text:p>
          </table:table-cell>
          <table:table-cell table:formula="of:=SUBSTITUTE(SUBSTITUTE([.A485];&quot;(+15.99)&quot;;&quot;&quot;);&quot;(+57.02)&quot;;&quot;&quot;)" office:value-type="string" office:string-value="KPNSACMDTK" calcext:value-type="string">
            <text:p>KPNSACMDTK</text:p>
          </table:table-cell>
          <table:table-cell office:value-type="string" calcext:value-type="string">
            <text:p>SHAGKLLLR</text:p>
          </table:table-cell>
          <table:table-cell table:formula="of:=SUBSTITUTE(SUBSTITUTE([.C485];&quot;(+15.99)&quot;;&quot;&quot;);&quot;(+57.02)&quot;;&quot;&quot;)" office:value-type="string" office:string-value="SHAGKLLLR" calcext:value-type="string">
            <text:p>SHAGKLLLR</text:p>
          </table:table-cell>
        </table:table-row>
        <table:table-row table:style-name="ro2">
          <table:table-cell office:value-type="string" calcext:value-type="string">
            <text:p>EALATFC(+57.02)M(+15.99)K</text:p>
          </table:table-cell>
          <table:table-cell table:formula="of:=SUBSTITUTE(SUBSTITUTE([.A486];&quot;(+15.99)&quot;;&quot;&quot;);&quot;(+57.02)&quot;;&quot;&quot;)" office:value-type="string" office:string-value="EALATFCMK" calcext:value-type="string">
            <text:p>EALATFCMK</text:p>
          </table:table-cell>
          <table:table-cell office:value-type="string" calcext:value-type="string">
            <text:p>SHTATVLAHDSPK</text:p>
          </table:table-cell>
          <table:table-cell table:formula="of:=SUBSTITUTE(SUBSTITUTE([.C486];&quot;(+15.99)&quot;;&quot;&quot;);&quot;(+57.02)&quot;;&quot;&quot;)" office:value-type="string" office:string-value="SHTATVLAHDSPK" calcext:value-type="string">
            <text:p>SHTATVLAHDSPK</text:p>
          </table:table-cell>
        </table:table-row>
        <table:table-row table:style-name="ro2">
          <table:table-cell office:value-type="string" calcext:value-type="string">
            <text:p>LQDDFAMPK</text:p>
          </table:table-cell>
          <table:table-cell table:formula="of:=SUBSTITUTE(SUBSTITUTE([.A487];&quot;(+15.99)&quot;;&quot;&quot;);&quot;(+57.02)&quot;;&quot;&quot;)" office:value-type="string" office:string-value="LQDDFAMPK" calcext:value-type="string">
            <text:p>LQDDFAMPK</text:p>
          </table:table-cell>
          <table:table-cell office:value-type="string" calcext:value-type="string">
            <text:p>QYMELYVQM(+15.99)LLDYK</text:p>
          </table:table-cell>
          <table:table-cell table:formula="of:=SUBSTITUTE(SUBSTITUTE([.C487];&quot;(+15.99)&quot;;&quot;&quot;);&quot;(+57.02)&quot;;&quot;&quot;)" office:value-type="string" office:string-value="QYMELYVQMLLDYK" calcext:value-type="string">
            <text:p>QYMELYVQMLLDYK</text:p>
          </table:table-cell>
        </table:table-row>
        <table:table-row table:style-name="ro1">
          <table:table-cell office:value-type="string" calcext:value-type="string">
            <text:p>AAAAPATFESDSPK</text:p>
          </table:table-cell>
          <table:table-cell table:formula="of:=SUBSTITUTE(SUBSTITUTE([.A488];&quot;(+15.99)&quot;;&quot;&quot;);&quot;(+57.02)&quot;;&quot;&quot;)" office:value-type="string" office:string-value="AAAAPATFESDSPK" calcext:value-type="string">
            <text:p>AAAAPATFESDSPK</text:p>
          </table:table-cell>
          <table:table-cell office:value-type="string" calcext:value-type="string">
            <text:p>QAEVSLGDK</text:p>
          </table:table-cell>
          <table:table-cell table:formula="of:=SUBSTITUTE(SUBSTITUTE([.C488];&quot;(+15.99)&quot;;&quot;&quot;);&quot;(+57.02)&quot;;&quot;&quot;)" office:value-type="string" office:string-value="QAEVSLGDK" calcext:value-type="string">
            <text:p>QAEVSLGDK</text:p>
          </table:table-cell>
        </table:table-row>
        <table:table-row table:style-name="ro2">
          <table:table-cell office:value-type="string" calcext:value-type="string">
            <text:p>LLQLNDPGK</text:p>
          </table:table-cell>
          <table:table-cell table:formula="of:=SUBSTITUTE(SUBSTITUTE([.A489];&quot;(+15.99)&quot;;&quot;&quot;);&quot;(+57.02)&quot;;&quot;&quot;)" office:value-type="string" office:string-value="LLQLNDPGK" calcext:value-type="string">
            <text:p>LLQLNDPGK</text:p>
          </table:table-cell>
          <table:table-cell office:value-type="string" calcext:value-type="string">
            <text:p>MPGLETLVDSVVEGK</text:p>
          </table:table-cell>
          <table:table-cell table:formula="of:=SUBSTITUTE(SUBSTITUTE([.C489];&quot;(+15.99)&quot;;&quot;&quot;);&quot;(+57.02)&quot;;&quot;&quot;)" office:value-type="string" office:string-value="MPGLETLVDSVVEGK" calcext:value-type="string">
            <text:p>MPGLETLVDSVVEGK</text:p>
          </table:table-cell>
        </table:table-row>
        <table:table-row table:style-name="ro2">
          <table:table-cell office:value-type="string" calcext:value-type="string">
            <text:p>C(+57.02)KNEAYNVLNDDGWWR</text:p>
          </table:table-cell>
          <table:table-cell table:formula="of:=SUBSTITUTE(SUBSTITUTE([.A490];&quot;(+15.99)&quot;;&quot;&quot;);&quot;(+57.02)&quot;;&quot;&quot;)" office:value-type="string" office:string-value="CKNEAYNVLNDDGWWR" calcext:value-type="string">
            <text:p>CKNEAYNVLNDDGWWR</text:p>
          </table:table-cell>
          <table:table-cell office:value-type="string" calcext:value-type="string">
            <text:p>MQMM(+15.99)LAPELLVR</text:p>
          </table:table-cell>
          <table:table-cell table:formula="of:=SUBSTITUTE(SUBSTITUTE([.C490];&quot;(+15.99)&quot;;&quot;&quot;);&quot;(+57.02)&quot;;&quot;&quot;)" office:value-type="string" office:string-value="MQMMLAPELLVR" calcext:value-type="string">
            <text:p>MQMMLAPELLVR</text:p>
          </table:table-cell>
        </table:table-row>
        <table:table-row table:style-name="ro1">
          <table:table-cell office:value-type="string" calcext:value-type="string">
            <text:p>KM(+15.99)PQLLNVYLYK</text:p>
          </table:table-cell>
          <table:table-cell table:formula="of:=SUBSTITUTE(SUBSTITUTE([.A491];&quot;(+15.99)&quot;;&quot;&quot;);&quot;(+57.02)&quot;;&quot;&quot;)" office:value-type="string" office:string-value="KMPQLLNVYLYK" calcext:value-type="string">
            <text:p>KMPQLLNVYLYK</text:p>
          </table:table-cell>
          <table:table-cell office:value-type="string" calcext:value-type="string">
            <text:p>RETVANLGK</text:p>
          </table:table-cell>
          <table:table-cell table:formula="of:=SUBSTITUTE(SUBSTITUTE([.C491];&quot;(+15.99)&quot;;&quot;&quot;);&quot;(+57.02)&quot;;&quot;&quot;)" office:value-type="string" office:string-value="RETVANLGK" calcext:value-type="string">
            <text:p>RETVANLGK</text:p>
          </table:table-cell>
        </table:table-row>
        <table:table-row table:style-name="ro1">
          <table:table-cell office:value-type="string" calcext:value-type="string">
            <text:p>RNMNDGEVLLLEVNR</text:p>
          </table:table-cell>
          <table:table-cell table:formula="of:=SUBSTITUTE(SUBSTITUTE([.A492];&quot;(+15.99)&quot;;&quot;&quot;);&quot;(+57.02)&quot;;&quot;&quot;)" office:value-type="string" office:string-value="RNMNDGEVLLLEVNR" calcext:value-type="string">
            <text:p>RNMNDGEVLLLEVNR</text:p>
          </table:table-cell>
          <table:table-cell office:value-type="string" calcext:value-type="string">
            <text:p>KAYYPHDMNK</text:p>
          </table:table-cell>
          <table:table-cell table:formula="of:=SUBSTITUTE(SUBSTITUTE([.C492];&quot;(+15.99)&quot;;&quot;&quot;);&quot;(+57.02)&quot;;&quot;&quot;)" office:value-type="string" office:string-value="KAYYPHDMNK" calcext:value-type="string">
            <text:p>KAYYPHDMNK</text:p>
          </table:table-cell>
        </table:table-row>
        <table:table-row table:style-name="ro2">
          <table:table-cell office:value-type="string" calcext:value-type="string">
            <text:p>EATDLNSLLK</text:p>
          </table:table-cell>
          <table:table-cell table:formula="of:=SUBSTITUTE(SUBSTITUTE([.A493];&quot;(+15.99)&quot;;&quot;&quot;);&quot;(+57.02)&quot;;&quot;&quot;)" office:value-type="string" office:string-value="EATDLNSLLK" calcext:value-type="string">
            <text:p>EATDLNSLLK</text:p>
          </table:table-cell>
          <table:table-cell office:value-type="string" calcext:value-type="string">
            <text:p>QPNGVLSEENK</text:p>
          </table:table-cell>
          <table:table-cell table:formula="of:=SUBSTITUTE(SUBSTITUTE([.C493];&quot;(+15.99)&quot;;&quot;&quot;);&quot;(+57.02)&quot;;&quot;&quot;)" office:value-type="string" office:string-value="QPNGVLSEENK" calcext:value-type="string">
            <text:p>QPNGVLSEENK</text:p>
          </table:table-cell>
        </table:table-row>
        <table:table-row table:style-name="ro2">
          <table:table-cell office:value-type="string" calcext:value-type="string">
            <text:p>C(+57.02)RSDLAK</text:p>
          </table:table-cell>
          <table:table-cell table:formula="of:=SUBSTITUTE(SUBSTITUTE([.A494];&quot;(+15.99)&quot;;&quot;&quot;);&quot;(+57.02)&quot;;&quot;&quot;)" office:value-type="string" office:string-value="CRSDLAK" calcext:value-type="string">
            <text:p>CRSDLAK</text:p>
          </table:table-cell>
          <table:table-cell office:value-type="string" calcext:value-type="string">
            <text:p>ELNATLDPLGWK</text:p>
          </table:table-cell>
          <table:table-cell table:formula="of:=SUBSTITUTE(SUBSTITUTE([.C494];&quot;(+15.99)&quot;;&quot;&quot;);&quot;(+57.02)&quot;;&quot;&quot;)" office:value-type="string" office:string-value="ELNATLDPLGWK" calcext:value-type="string">
            <text:p>ELNATLDPLGWK</text:p>
          </table:table-cell>
        </table:table-row>
        <table:table-row table:style-name="ro1">
          <table:table-cell office:value-type="string" calcext:value-type="string">
            <text:p>TAETM(+15.99)GLALGMLETR</text:p>
          </table:table-cell>
          <table:table-cell table:formula="of:=SUBSTITUTE(SUBSTITUTE([.A495];&quot;(+15.99)&quot;;&quot;&quot;);&quot;(+57.02)&quot;;&quot;&quot;)" office:value-type="string" office:string-value="TAETMGLALGMLETR" calcext:value-type="string">
            <text:p>TAETMGLALGMLETR</text:p>
          </table:table-cell>
          <table:table-cell office:value-type="string" calcext:value-type="string">
            <text:p>TC(+57.02)YSLR</text:p>
          </table:table-cell>
          <table:table-cell table:formula="of:=SUBSTITUTE(SUBSTITUTE([.C495];&quot;(+15.99)&quot;;&quot;&quot;);&quot;(+57.02)&quot;;&quot;&quot;)" office:value-type="string" office:string-value="TCYSLR" calcext:value-type="string">
            <text:p>TCYSLR</text:p>
          </table:table-cell>
        </table:table-row>
        <table:table-row table:style-name="ro1">
          <table:table-cell office:value-type="string" calcext:value-type="string">
            <text:p>ATPVQLLR</text:p>
          </table:table-cell>
          <table:table-cell table:formula="of:=SUBSTITUTE(SUBSTITUTE([.A496];&quot;(+15.99)&quot;;&quot;&quot;);&quot;(+57.02)&quot;;&quot;&quot;)" office:value-type="string" office:string-value="ATPVQLLR" calcext:value-type="string">
            <text:p>ATPVQLLR</text:p>
          </table:table-cell>
          <table:table-cell office:value-type="string" calcext:value-type="string">
            <text:p>LTQEYVNLSEK</text:p>
          </table:table-cell>
          <table:table-cell table:formula="of:=SUBSTITUTE(SUBSTITUTE([.C496];&quot;(+15.99)&quot;;&quot;&quot;);&quot;(+57.02)&quot;;&quot;&quot;)" office:value-type="string" office:string-value="LTQEYVNLSEK" calcext:value-type="string">
            <text:p>LTQEYVNLSEK</text:p>
          </table:table-cell>
        </table:table-row>
        <table:table-row table:style-name="ro1">
          <table:table-cell office:value-type="string" calcext:value-type="string">
            <text:p>KQLNTVSTVKWSHK</text:p>
          </table:table-cell>
          <table:table-cell table:formula="of:=SUBSTITUTE(SUBSTITUTE([.A497];&quot;(+15.99)&quot;;&quot;&quot;);&quot;(+57.02)&quot;;&quot;&quot;)" office:value-type="string" office:string-value="KQLNTVSTVKWSHK" calcext:value-type="string">
            <text:p>KQLNTVSTVKWSHK</text:p>
          </table:table-cell>
          <table:table-cell office:value-type="string" calcext:value-type="string">
            <text:p>YNHGDDGGK</text:p>
          </table:table-cell>
          <table:table-cell table:formula="of:=SUBSTITUTE(SUBSTITUTE([.C497];&quot;(+15.99)&quot;;&quot;&quot;);&quot;(+57.02)&quot;;&quot;&quot;)" office:value-type="string" office:string-value="YNHGDDGGK" calcext:value-type="string">
            <text:p>YNHGDDGGK</text:p>
          </table:table-cell>
        </table:table-row>
        <table:table-row table:style-name="ro2">
          <table:table-cell office:value-type="string" calcext:value-type="string">
            <text:p>HSWLGDKVDASAK</text:p>
          </table:table-cell>
          <table:table-cell table:formula="of:=SUBSTITUTE(SUBSTITUTE([.A498];&quot;(+15.99)&quot;;&quot;&quot;);&quot;(+57.02)&quot;;&quot;&quot;)" office:value-type="string" office:string-value="HSWLGDKVDASAK" calcext:value-type="string">
            <text:p>HSWLGDKVDASAK</text:p>
          </table:table-cell>
          <table:table-cell office:value-type="string" calcext:value-type="string">
            <text:p>TYM(+15.99)SLVSEQLSVESAEAR</text:p>
          </table:table-cell>
          <table:table-cell table:formula="of:=SUBSTITUTE(SUBSTITUTE([.C498];&quot;(+15.99)&quot;;&quot;&quot;);&quot;(+57.02)&quot;;&quot;&quot;)" office:value-type="string" office:string-value="TYMSLVSEQLSVESAEAR" calcext:value-type="string">
            <text:p>TYMSLVSEQLSVESAEAR</text:p>
          </table:table-cell>
        </table:table-row>
        <table:table-row table:style-name="ro1">
          <table:table-cell office:value-type="string" calcext:value-type="string">
            <text:p>KEC(+57.02)C(+57.02)LALNSLLK</text:p>
          </table:table-cell>
          <table:table-cell table:formula="of:=SUBSTITUTE(SUBSTITUTE([.A499];&quot;(+15.99)&quot;;&quot;&quot;);&quot;(+57.02)&quot;;&quot;&quot;)" office:value-type="string" office:string-value="KECCLALNSLLK" calcext:value-type="string">
            <text:p>KECCLALNSLLK</text:p>
          </table:table-cell>
          <table:table-cell office:value-type="string" calcext:value-type="string">
            <text:p>LVNEVC(+57.02)KNPK</text:p>
          </table:table-cell>
          <table:table-cell table:formula="of:=SUBSTITUTE(SUBSTITUTE([.C499];&quot;(+15.99)&quot;;&quot;&quot;);&quot;(+57.02)&quot;;&quot;&quot;)" office:value-type="string" office:string-value="LVNEVCKNPK" calcext:value-type="string">
            <text:p>LVNEVCKNPK</text:p>
          </table:table-cell>
        </table:table-row>
        <table:table-row table:style-name="ro2">
          <table:table-cell office:value-type="string" calcext:value-type="string">
            <text:p>EM(+15.99)GNLYEK</text:p>
          </table:table-cell>
          <table:table-cell table:formula="of:=SUBSTITUTE(SUBSTITUTE([.A500];&quot;(+15.99)&quot;;&quot;&quot;);&quot;(+57.02)&quot;;&quot;&quot;)" office:value-type="string" office:string-value="EMGNLYEK" calcext:value-type="string">
            <text:p>EMGNLYEK</text:p>
          </table:table-cell>
          <table:table-cell office:value-type="string" calcext:value-type="string">
            <text:p>WHM(+15.99)QLLHLQLDPK</text:p>
          </table:table-cell>
          <table:table-cell table:formula="of:=SUBSTITUTE(SUBSTITUTE([.C500];&quot;(+15.99)&quot;;&quot;&quot;);&quot;(+57.02)&quot;;&quot;&quot;)" office:value-type="string" office:string-value="WHMQLLHLQLDPK" calcext:value-type="string">
            <text:p>WHMQLLHLQLDPK</text:p>
          </table:table-cell>
        </table:table-row>
        <table:table-row table:style-name="ro1">
          <table:table-cell office:value-type="string" calcext:value-type="string">
            <text:p>KVM(+15.99)VGNLYK</text:p>
          </table:table-cell>
          <table:table-cell table:formula="of:=SUBSTITUTE(SUBSTITUTE([.A501];&quot;(+15.99)&quot;;&quot;&quot;);&quot;(+57.02)&quot;;&quot;&quot;)" office:value-type="string" office:string-value="KVMVGNLYK" calcext:value-type="string">
            <text:p>KVMVGNLYK</text:p>
          </table:table-cell>
          <table:table-cell office:value-type="string" calcext:value-type="string">
            <text:p>SDAAALVHEPK</text:p>
          </table:table-cell>
          <table:table-cell table:formula="of:=SUBSTITUTE(SUBSTITUTE([.C501];&quot;(+15.99)&quot;;&quot;&quot;);&quot;(+57.02)&quot;;&quot;&quot;)" office:value-type="string" office:string-value="SDAAALVHEPK" calcext:value-type="string">
            <text:p>SDAAALVHEPK</text:p>
          </table:table-cell>
        </table:table-row>
        <table:table-row table:style-name="ro2">
          <table:table-cell office:value-type="string" calcext:value-type="string">
            <text:p>NTEGPLAHLAPLLK</text:p>
          </table:table-cell>
          <table:table-cell table:formula="of:=SUBSTITUTE(SUBSTITUTE([.A502];&quot;(+15.99)&quot;;&quot;&quot;);&quot;(+57.02)&quot;;&quot;&quot;)" office:value-type="string" office:string-value="NTEGPLAHLAPLLK" calcext:value-type="string">
            <text:p>NTEGPLAHLAPLLK</text:p>
          </table:table-cell>
          <table:table-cell office:value-type="string" calcext:value-type="string">
            <text:p>LPQDM(+15.99)TNAVLDK</text:p>
          </table:table-cell>
          <table:table-cell table:formula="of:=SUBSTITUTE(SUBSTITUTE([.C502];&quot;(+15.99)&quot;;&quot;&quot;);&quot;(+57.02)&quot;;&quot;&quot;)" office:value-type="string" office:string-value="LPQDMTNAVLDK" calcext:value-type="string">
            <text:p>LPQDMTNAVLDK</text:p>
          </table:table-cell>
        </table:table-row>
        <table:table-row table:style-name="ro2">
          <table:table-cell office:value-type="string" calcext:value-type="string">
            <text:p>QLSLTVSTVKAEAPAR</text:p>
          </table:table-cell>
          <table:table-cell table:formula="of:=SUBSTITUTE(SUBSTITUTE([.A503];&quot;(+15.99)&quot;;&quot;&quot;);&quot;(+57.02)&quot;;&quot;&quot;)" office:value-type="string" office:string-value="QLSLTVSTVKAEAPAR" calcext:value-type="string">
            <text:p>QLSLTVSTVKAEAPAR</text:p>
          </table:table-cell>
          <table:table-cell office:value-type="string" calcext:value-type="string">
            <text:p>M(+15.99)ATTELEVTEPAK</text:p>
          </table:table-cell>
          <table:table-cell table:formula="of:=SUBSTITUTE(SUBSTITUTE([.C503];&quot;(+15.99)&quot;;&quot;&quot;);&quot;(+57.02)&quot;;&quot;&quot;)" office:value-type="string" office:string-value="MATTELEVTEPAK" calcext:value-type="string">
            <text:p>MATTELEVTEPAK</text:p>
          </table:table-cell>
        </table:table-row>
        <table:table-row table:style-name="ro1">
          <table:table-cell office:value-type="string" calcext:value-type="string">
            <text:p>FYLYYLLANK</text:p>
          </table:table-cell>
          <table:table-cell table:formula="of:=SUBSTITUTE(SUBSTITUTE([.A504];&quot;(+15.99)&quot;;&quot;&quot;);&quot;(+57.02)&quot;;&quot;&quot;)" office:value-type="string" office:string-value="FYLYYLLANK" calcext:value-type="string">
            <text:p>FYLYYLLANK</text:p>
          </table:table-cell>
          <table:table-cell office:value-type="string" calcext:value-type="string">
            <text:p>NLYTAKDVLDK</text:p>
          </table:table-cell>
          <table:table-cell table:formula="of:=SUBSTITUTE(SUBSTITUTE([.C504];&quot;(+15.99)&quot;;&quot;&quot;);&quot;(+57.02)&quot;;&quot;&quot;)" office:value-type="string" office:string-value="NLYTAKDVLDK" calcext:value-type="string">
            <text:p>NLYTAKDVLDK</text:p>
          </table:table-cell>
        </table:table-row>
        <table:table-row table:style-name="ro2">
          <table:table-cell office:value-type="string" calcext:value-type="string">
            <text:p>GHFVKSVFFPDLK</text:p>
          </table:table-cell>
          <table:table-cell table:formula="of:=SUBSTITUTE(SUBSTITUTE([.A505];&quot;(+15.99)&quot;;&quot;&quot;);&quot;(+57.02)&quot;;&quot;&quot;)" office:value-type="string" office:string-value="GHFVKSVFFPDLK" calcext:value-type="string">
            <text:p>GHFVKSVFFPDLK</text:p>
          </table:table-cell>
          <table:table-cell office:value-type="string" calcext:value-type="string">
            <text:p>KWLESVEVLSQLK</text:p>
          </table:table-cell>
          <table:table-cell table:formula="of:=SUBSTITUTE(SUBSTITUTE([.C505];&quot;(+15.99)&quot;;&quot;&quot;);&quot;(+57.02)&quot;;&quot;&quot;)" office:value-type="string" office:string-value="KWLESVEVLSQLK" calcext:value-type="string">
            <text:p>KWLESVEVLSQLK</text:p>
          </table:table-cell>
        </table:table-row>
        <table:table-row table:style-name="ro1">
          <table:table-cell office:value-type="string" calcext:value-type="string">
            <text:p>QMC(+57.02)DTEVLHVSGK</text:p>
          </table:table-cell>
          <table:table-cell table:formula="of:=SUBSTITUTE(SUBSTITUTE([.A506];&quot;(+15.99)&quot;;&quot;&quot;);&quot;(+57.02)&quot;;&quot;&quot;)" office:value-type="string" office:string-value="QMCDTEVLHVSGK" calcext:value-type="string">
            <text:p>QMCDTEVLHVSGK</text:p>
          </table:table-cell>
          <table:table-cell office:value-type="string" calcext:value-type="string">
            <text:p>YLLEGNDK</text:p>
          </table:table-cell>
          <table:table-cell table:formula="of:=SUBSTITUTE(SUBSTITUTE([.C506];&quot;(+15.99)&quot;;&quot;&quot;);&quot;(+57.02)&quot;;&quot;&quot;)" office:value-type="string" office:string-value="YLLEGNDK" calcext:value-type="string">
            <text:p>YLLEGNDK</text:p>
          </table:table-cell>
        </table:table-row>
        <table:table-row table:style-name="ro1">
          <table:table-cell office:value-type="string" calcext:value-type="string">
            <text:p>EQNLEAK</text:p>
          </table:table-cell>
          <table:table-cell table:formula="of:=SUBSTITUTE(SUBSTITUTE([.A507];&quot;(+15.99)&quot;;&quot;&quot;);&quot;(+57.02)&quot;;&quot;&quot;)" office:value-type="string" office:string-value="EQNLEAK" calcext:value-type="string">
            <text:p>EQNLEAK</text:p>
          </table:table-cell>
          <table:table-cell office:value-type="string" calcext:value-type="string">
            <text:p>EMNSNYLKLK</text:p>
          </table:table-cell>
          <table:table-cell table:formula="of:=SUBSTITUTE(SUBSTITUTE([.C507];&quot;(+15.99)&quot;;&quot;&quot;);&quot;(+57.02)&quot;;&quot;&quot;)" office:value-type="string" office:string-value="EMNSNYLKLK" calcext:value-type="string">
            <text:p>EMNSNYLKLK</text:p>
          </table:table-cell>
        </table:table-row>
        <table:table-row table:style-name="ro1">
          <table:table-cell office:value-type="string" calcext:value-type="string">
            <text:p>EC(+57.02)VVLDEPYLLLTDK</text:p>
          </table:table-cell>
          <table:table-cell table:formula="of:=SUBSTITUTE(SUBSTITUTE([.A508];&quot;(+15.99)&quot;;&quot;&quot;);&quot;(+57.02)&quot;;&quot;&quot;)" office:value-type="string" office:string-value="ECVVLDEPYLLLTDK" calcext:value-type="string">
            <text:p>ECVVLDEPYLLLTDK</text:p>
          </table:table-cell>
          <table:table-cell office:value-type="string" calcext:value-type="string">
            <text:p>TAKDMSSLNK</text:p>
          </table:table-cell>
          <table:table-cell table:formula="of:=SUBSTITUTE(SUBSTITUTE([.C508];&quot;(+15.99)&quot;;&quot;&quot;);&quot;(+57.02)&quot;;&quot;&quot;)" office:value-type="string" office:string-value="TAKDMSSLNK" calcext:value-type="string">
            <text:p>TAKDMSSLNK</text:p>
          </table:table-cell>
        </table:table-row>
        <table:table-row table:style-name="ro2">
          <table:table-cell office:value-type="string" calcext:value-type="string">
            <text:p>KDHESDLVQEEAKK</text:p>
          </table:table-cell>
          <table:table-cell table:formula="of:=SUBSTITUTE(SUBSTITUTE([.A509];&quot;(+15.99)&quot;;&quot;&quot;);&quot;(+57.02)&quot;;&quot;&quot;)" office:value-type="string" office:string-value="KDHESDLVQEEAKK" calcext:value-type="string">
            <text:p>KDHESDLVQEEAKK</text:p>
          </table:table-cell>
          <table:table-cell office:value-type="string" calcext:value-type="string">
            <text:p>VLWNEAVDAVYLHK</text:p>
          </table:table-cell>
          <table:table-cell table:formula="of:=SUBSTITUTE(SUBSTITUTE([.C509];&quot;(+15.99)&quot;;&quot;&quot;);&quot;(+57.02)&quot;;&quot;&quot;)" office:value-type="string" office:string-value="VLWNEAVDAVYLHK" calcext:value-type="string">
            <text:p>VLWNEAVDAVYLHK</text:p>
          </table:table-cell>
        </table:table-row>
        <table:table-row table:style-name="ro1">
          <table:table-cell office:value-type="string" calcext:value-type="string">
            <text:p>SSAAAVTC(+57.02)PR</text:p>
          </table:table-cell>
          <table:table-cell table:formula="of:=SUBSTITUTE(SUBSTITUTE([.A510];&quot;(+15.99)&quot;;&quot;&quot;);&quot;(+57.02)&quot;;&quot;&quot;)" office:value-type="string" office:string-value="SSAAAVTCPR" calcext:value-type="string">
            <text:p>SSAAAVTCPR</text:p>
          </table:table-cell>
          <table:table-cell office:value-type="string" calcext:value-type="string">
            <text:p>NNAPVVEELSK</text:p>
          </table:table-cell>
          <table:table-cell table:formula="of:=SUBSTITUTE(SUBSTITUTE([.C510];&quot;(+15.99)&quot;;&quot;&quot;);&quot;(+57.02)&quot;;&quot;&quot;)" office:value-type="string" office:string-value="NNAPVVEELSK" calcext:value-type="string">
            <text:p>NNAPVVEELSK</text:p>
          </table:table-cell>
        </table:table-row>
        <table:table-row table:style-name="ro2">
          <table:table-cell office:value-type="string" calcext:value-type="string">
            <text:p>QPNAGALLPLTK</text:p>
          </table:table-cell>
          <table:table-cell table:formula="of:=SUBSTITUTE(SUBSTITUTE([.A511];&quot;(+15.99)&quot;;&quot;&quot;);&quot;(+57.02)&quot;;&quot;&quot;)" office:value-type="string" office:string-value="QPNAGALLPLTK" calcext:value-type="string">
            <text:p>QPNAGALLPLTK</text:p>
          </table:table-cell>
          <table:table-cell office:value-type="string" calcext:value-type="string">
            <text:p>TDNLVAQM(+15.99)GPK</text:p>
          </table:table-cell>
          <table:table-cell table:formula="of:=SUBSTITUTE(SUBSTITUTE([.C511];&quot;(+15.99)&quot;;&quot;&quot;);&quot;(+57.02)&quot;;&quot;&quot;)" office:value-type="string" office:string-value="TDNLVAQMGPK" calcext:value-type="string">
            <text:p>TDNLVAQMGPK</text:p>
          </table:table-cell>
        </table:table-row>
        <table:table-row table:style-name="ro1">
          <table:table-cell office:value-type="string" calcext:value-type="string">
            <text:p>AMYSDLAK</text:p>
          </table:table-cell>
          <table:table-cell table:formula="of:=SUBSTITUTE(SUBSTITUTE([.A512];&quot;(+15.99)&quot;;&quot;&quot;);&quot;(+57.02)&quot;;&quot;&quot;)" office:value-type="string" office:string-value="AMYSDLAK" calcext:value-type="string">
            <text:p>AMYSDLAK</text:p>
          </table:table-cell>
          <table:table-cell office:value-type="string" calcext:value-type="string">
            <text:p>HC(+57.02)PLPTPR</text:p>
          </table:table-cell>
          <table:table-cell table:formula="of:=SUBSTITUTE(SUBSTITUTE([.C512];&quot;(+15.99)&quot;;&quot;&quot;);&quot;(+57.02)&quot;;&quot;&quot;)" office:value-type="string" office:string-value="HCPLPTPR" calcext:value-type="string">
            <text:p>HCPLPTPR</text:p>
          </table:table-cell>
        </table:table-row>
        <table:table-row table:style-name="ro2">
          <table:table-cell office:value-type="string" calcext:value-type="string">
            <text:p>SPLVAENGEK</text:p>
          </table:table-cell>
          <table:table-cell table:formula="of:=SUBSTITUTE(SUBSTITUTE([.A513];&quot;(+15.99)&quot;;&quot;&quot;);&quot;(+57.02)&quot;;&quot;&quot;)" office:value-type="string" office:string-value="SPLVAENGEK" calcext:value-type="string">
            <text:p>SPLVAENGEK</text:p>
          </table:table-cell>
          <table:table-cell office:value-type="string" calcext:value-type="string">
            <text:p>QEEADLVSPAKLK</text:p>
          </table:table-cell>
          <table:table-cell table:formula="of:=SUBSTITUTE(SUBSTITUTE([.C513];&quot;(+15.99)&quot;;&quot;&quot;);&quot;(+57.02)&quot;;&quot;&quot;)" office:value-type="string" office:string-value="QEEADLVSPAKLK" calcext:value-type="string">
            <text:p>QEEADLVSPAKLK</text:p>
          </table:table-cell>
        </table:table-row>
        <table:table-row table:style-name="ro1">
          <table:table-cell office:value-type="string" calcext:value-type="string">
            <text:p>QESEALDLGK</text:p>
          </table:table-cell>
          <table:table-cell table:formula="of:=SUBSTITUTE(SUBSTITUTE([.A514];&quot;(+15.99)&quot;;&quot;&quot;);&quot;(+57.02)&quot;;&quot;&quot;)" office:value-type="string" office:string-value="QESEALDLGK" calcext:value-type="string">
            <text:p>QESEALDLGK</text:p>
          </table:table-cell>
          <table:table-cell office:value-type="string" calcext:value-type="string">
            <text:p>LGLTDQNPQAR</text:p>
          </table:table-cell>
          <table:table-cell table:formula="of:=SUBSTITUTE(SUBSTITUTE([.C514];&quot;(+15.99)&quot;;&quot;&quot;);&quot;(+57.02)&quot;;&quot;&quot;)" office:value-type="string" office:string-value="LGLTDQNPQAR" calcext:value-type="string">
            <text:p>LGLTDQNPQAR</text:p>
          </table:table-cell>
        </table:table-row>
        <table:table-row table:style-name="ro2">
          <table:table-cell office:value-type="string" calcext:value-type="string">
            <text:p>QLNATLEMLGWK</text:p>
          </table:table-cell>
          <table:table-cell table:formula="of:=SUBSTITUTE(SUBSTITUTE([.A515];&quot;(+15.99)&quot;;&quot;&quot;);&quot;(+57.02)&quot;;&quot;&quot;)" office:value-type="string" office:string-value="QLNATLEMLGWK" calcext:value-type="string">
            <text:p>QLNATLEMLGWK</text:p>
          </table:table-cell>
          <table:table-cell office:value-type="string" calcext:value-type="string">
            <text:p>QVFLGSQDLWLNNNK</text:p>
          </table:table-cell>
          <table:table-cell table:formula="of:=SUBSTITUTE(SUBSTITUTE([.C515];&quot;(+15.99)&quot;;&quot;&quot;);&quot;(+57.02)&quot;;&quot;&quot;)" office:value-type="string" office:string-value="QVFLGSQDLWLNNNK" calcext:value-type="string">
            <text:p>QVFLGSQDLWLNNNK</text:p>
          </table:table-cell>
        </table:table-row>
        <table:table-row table:style-name="ro2">
          <table:table-cell office:value-type="string" calcext:value-type="string">
            <text:p>QQAVGSARPK</text:p>
          </table:table-cell>
          <table:table-cell table:formula="of:=SUBSTITUTE(SUBSTITUTE([.A516];&quot;(+15.99)&quot;;&quot;&quot;);&quot;(+57.02)&quot;;&quot;&quot;)" office:value-type="string" office:string-value="QQAVGSARPK" calcext:value-type="string">
            <text:p>QQAVGSARPK</text:p>
          </table:table-cell>
          <table:table-cell office:value-type="string" calcext:value-type="string">
            <text:p>ALLVKDLVHHWQLAK</text:p>
          </table:table-cell>
          <table:table-cell table:formula="of:=SUBSTITUTE(SUBSTITUTE([.C516];&quot;(+15.99)&quot;;&quot;&quot;);&quot;(+57.02)&quot;;&quot;&quot;)" office:value-type="string" office:string-value="ALLVKDLVHHWQLAK" calcext:value-type="string">
            <text:p>ALLVKDLVHHWQLAK</text:p>
          </table:table-cell>
        </table:table-row>
        <table:table-row table:style-name="ro1">
          <table:table-cell office:value-type="string" calcext:value-type="string">
            <text:p>EVQPYLLLVMNK</text:p>
          </table:table-cell>
          <table:table-cell table:formula="of:=SUBSTITUTE(SUBSTITUTE([.A517];&quot;(+15.99)&quot;;&quot;&quot;);&quot;(+57.02)&quot;;&quot;&quot;)" office:value-type="string" office:string-value="EVQPYLLLVMNK" calcext:value-type="string">
            <text:p>EVQPYLLLVMNK</text:p>
          </table:table-cell>
          <table:table-cell office:value-type="string" calcext:value-type="string">
            <text:p>LSGMLNLELDK</text:p>
          </table:table-cell>
          <table:table-cell table:formula="of:=SUBSTITUTE(SUBSTITUTE([.C517];&quot;(+15.99)&quot;;&quot;&quot;);&quot;(+57.02)&quot;;&quot;&quot;)" office:value-type="string" office:string-value="LSGMLNLELDK" calcext:value-type="string">
            <text:p>LSGMLNLELDK</text:p>
          </table:table-cell>
        </table:table-row>
        <table:table-row table:style-name="ro2">
          <table:table-cell office:value-type="string" calcext:value-type="string">
            <text:p>WDKDVSQQLLQLETLATR</text:p>
          </table:table-cell>
          <table:table-cell table:formula="of:=SUBSTITUTE(SUBSTITUTE([.A518];&quot;(+15.99)&quot;;&quot;&quot;);&quot;(+57.02)&quot;;&quot;&quot;)" office:value-type="string" office:string-value="WDKDVSQQLLQLETLATR" calcext:value-type="string">
            <text:p>WDKDVSQQLLQLETLATR</text:p>
          </table:table-cell>
          <table:table-cell office:value-type="string" calcext:value-type="string">
            <text:p>WLLGFGTTKNK</text:p>
          </table:table-cell>
          <table:table-cell table:formula="of:=SUBSTITUTE(SUBSTITUTE([.C518];&quot;(+15.99)&quot;;&quot;&quot;);&quot;(+57.02)&quot;;&quot;&quot;)" office:value-type="string" office:string-value="WLLGFGTTKNK" calcext:value-type="string">
            <text:p>WLLGFGTTKNK</text:p>
          </table:table-cell>
        </table:table-row>
        <table:table-row table:style-name="ro1">
          <table:table-cell office:value-type="string" calcext:value-type="string">
            <text:p>FGAPQLC(+57.02)GFRTLAK</text:p>
          </table:table-cell>
          <table:table-cell table:formula="of:=SUBSTITUTE(SUBSTITUTE([.A519];&quot;(+15.99)&quot;;&quot;&quot;);&quot;(+57.02)&quot;;&quot;&quot;)" office:value-type="string" office:string-value="FGAPQLCGFRTLAK" calcext:value-type="string">
            <text:p>FGAPQLCGFRTLAK</text:p>
          </table:table-cell>
          <table:table-cell office:value-type="string" calcext:value-type="string">
            <text:p>KMAKEPVDHK</text:p>
          </table:table-cell>
          <table:table-cell table:formula="of:=SUBSTITUTE(SUBSTITUTE([.C519];&quot;(+15.99)&quot;;&quot;&quot;);&quot;(+57.02)&quot;;&quot;&quot;)" office:value-type="string" office:string-value="KMAKEPVDHK" calcext:value-type="string">
            <text:p>KMAKEPVDHK</text:p>
          </table:table-cell>
        </table:table-row>
        <table:table-row table:style-name="ro2">
          <table:table-cell office:value-type="string" calcext:value-type="string">
            <text:p>EVPQTFGLNK</text:p>
          </table:table-cell>
          <table:table-cell table:formula="of:=SUBSTITUTE(SUBSTITUTE([.A520];&quot;(+15.99)&quot;;&quot;&quot;);&quot;(+57.02)&quot;;&quot;&quot;)" office:value-type="string" office:string-value="EVPQTFGLNK" calcext:value-type="string">
            <text:p>EVPQTFGLNK</text:p>
          </table:table-cell>
          <table:table-cell office:value-type="string" calcext:value-type="string">
            <text:p>QAQC(+57.02)QDAVMLPADAAK</text:p>
          </table:table-cell>
          <table:table-cell table:formula="of:=SUBSTITUTE(SUBSTITUTE([.C520];&quot;(+15.99)&quot;;&quot;&quot;);&quot;(+57.02)&quot;;&quot;&quot;)" office:value-type="string" office:string-value="QAQCQDAVMLPADAAK" calcext:value-type="string">
            <text:p>QAQCQDAVMLPADAAK</text:p>
          </table:table-cell>
        </table:table-row>
        <table:table-row table:style-name="ro1">
          <table:table-cell office:value-type="string" calcext:value-type="string">
            <text:p>NLLADGASDYPK</text:p>
          </table:table-cell>
          <table:table-cell table:formula="of:=SUBSTITUTE(SUBSTITUTE([.A521];&quot;(+15.99)&quot;;&quot;&quot;);&quot;(+57.02)&quot;;&quot;&quot;)" office:value-type="string" office:string-value="NLLADGASDYPK" calcext:value-type="string">
            <text:p>NLLADGASDYPK</text:p>
          </table:table-cell>
          <table:table-cell office:value-type="string" calcext:value-type="string">
            <text:p>EM(+15.99)NSYTM(+15.99)R</text:p>
          </table:table-cell>
          <table:table-cell table:formula="of:=SUBSTITUTE(SUBSTITUTE([.C521];&quot;(+15.99)&quot;;&quot;&quot;);&quot;(+57.02)&quot;;&quot;&quot;)" office:value-type="string" office:string-value="EMNSYTMR" calcext:value-type="string">
            <text:p>EMNSYTMR</text:p>
          </table:table-cell>
        </table:table-row>
        <table:table-row table:style-name="ro1">
          <table:table-cell office:value-type="string" calcext:value-type="string">
            <text:p>KWQKSVFPFDLKR</text:p>
          </table:table-cell>
          <table:table-cell table:formula="of:=SUBSTITUTE(SUBSTITUTE([.A522];&quot;(+15.99)&quot;;&quot;&quot;);&quot;(+57.02)&quot;;&quot;&quot;)" office:value-type="string" office:string-value="KWQKSVFPFDLKR" calcext:value-type="string">
            <text:p>KWQKSVFPFDLKR</text:p>
          </table:table-cell>
          <table:table-cell office:value-type="string" calcext:value-type="string">
            <text:p>NM(+15.99)SDKLGK</text:p>
          </table:table-cell>
          <table:table-cell table:formula="of:=SUBSTITUTE(SUBSTITUTE([.C522];&quot;(+15.99)&quot;;&quot;&quot;);&quot;(+57.02)&quot;;&quot;&quot;)" office:value-type="string" office:string-value="NMSDKLGK" calcext:value-type="string">
            <text:p>NMSDKLGK</text:p>
          </table:table-cell>
        </table:table-row>
        <table:table-row table:style-name="ro2">
          <table:table-cell office:value-type="string" calcext:value-type="string">
            <text:p>NNYLYVLSK</text:p>
          </table:table-cell>
          <table:table-cell table:formula="of:=SUBSTITUTE(SUBSTITUTE([.A523];&quot;(+15.99)&quot;;&quot;&quot;);&quot;(+57.02)&quot;;&quot;&quot;)" office:value-type="string" office:string-value="NNYLYVLSK" calcext:value-type="string">
            <text:p>NNYLYVLSK</text:p>
          </table:table-cell>
          <table:table-cell office:value-type="string" calcext:value-type="string">
            <text:p>ESPPSLENVLWPAK</text:p>
          </table:table-cell>
          <table:table-cell table:formula="of:=SUBSTITUTE(SUBSTITUTE([.C523];&quot;(+15.99)&quot;;&quot;&quot;);&quot;(+57.02)&quot;;&quot;&quot;)" office:value-type="string" office:string-value="ESPPSLENVLWPAK" calcext:value-type="string">
            <text:p>ESPPSLENVLWPAK</text:p>
          </table:table-cell>
        </table:table-row>
        <table:table-row table:style-name="ro1">
          <table:table-cell office:value-type="string" calcext:value-type="string">
            <text:p>LATGLGWVAK</text:p>
          </table:table-cell>
          <table:table-cell table:formula="of:=SUBSTITUTE(SUBSTITUTE([.A524];&quot;(+15.99)&quot;;&quot;&quot;);&quot;(+57.02)&quot;;&quot;&quot;)" office:value-type="string" office:string-value="LATGLGWVAK" calcext:value-type="string">
            <text:p>LATGLGWVAK</text:p>
          </table:table-cell>
          <table:table-cell office:value-type="string" calcext:value-type="string">
            <text:p>GPLPVYESK</text:p>
          </table:table-cell>
          <table:table-cell table:formula="of:=SUBSTITUTE(SUBSTITUTE([.C524];&quot;(+15.99)&quot;;&quot;&quot;);&quot;(+57.02)&quot;;&quot;&quot;)" office:value-type="string" office:string-value="GPLPVYESK" calcext:value-type="string">
            <text:p>GPLPVYESK</text:p>
          </table:table-cell>
        </table:table-row>
        <table:table-row table:style-name="ro1">
          <table:table-cell office:value-type="string" calcext:value-type="string">
            <text:p>EPVLYEK</text:p>
          </table:table-cell>
          <table:table-cell table:formula="of:=SUBSTITUTE(SUBSTITUTE([.A525];&quot;(+15.99)&quot;;&quot;&quot;);&quot;(+57.02)&quot;;&quot;&quot;)" office:value-type="string" office:string-value="EPVLYEK" calcext:value-type="string">
            <text:p>EPVLYEK</text:p>
          </table:table-cell>
          <table:table-cell office:value-type="string" calcext:value-type="string">
            <text:p>DPGASTLEK</text:p>
          </table:table-cell>
          <table:table-cell table:formula="of:=SUBSTITUTE(SUBSTITUTE([.C525];&quot;(+15.99)&quot;;&quot;&quot;);&quot;(+57.02)&quot;;&quot;&quot;)" office:value-type="string" office:string-value="DPGASTLEK" calcext:value-type="string">
            <text:p>DPGASTLEK</text:p>
          </table:table-cell>
        </table:table-row>
        <table:table-row table:style-name="ro1">
          <table:table-cell office:value-type="string" calcext:value-type="string">
            <text:p>DLLPLDK</text:p>
          </table:table-cell>
          <table:table-cell table:formula="of:=SUBSTITUTE(SUBSTITUTE([.A526];&quot;(+15.99)&quot;;&quot;&quot;);&quot;(+57.02)&quot;;&quot;&quot;)" office:value-type="string" office:string-value="DLLPLDK" calcext:value-type="string">
            <text:p>DLLPLDK</text:p>
          </table:table-cell>
          <table:table-cell office:value-type="string" calcext:value-type="string">
            <text:p>TPM(+15.99)MALAK</text:p>
          </table:table-cell>
          <table:table-cell table:formula="of:=SUBSTITUTE(SUBSTITUTE([.C526];&quot;(+15.99)&quot;;&quot;&quot;);&quot;(+57.02)&quot;;&quot;&quot;)" office:value-type="string" office:string-value="TPMMALAK" calcext:value-type="string">
            <text:p>TPMMALAK</text:p>
          </table:table-cell>
        </table:table-row>
        <table:table-row table:style-name="ro2">
          <table:table-cell office:value-type="string" calcext:value-type="string">
            <text:p>AVVGLVAGNPLSK</text:p>
          </table:table-cell>
          <table:table-cell table:formula="of:=SUBSTITUTE(SUBSTITUTE([.A527];&quot;(+15.99)&quot;;&quot;&quot;);&quot;(+57.02)&quot;;&quot;&quot;)" office:value-type="string" office:string-value="AVVGLVAGNPLSK" calcext:value-type="string">
            <text:p>AVVGLVAGNPLSK</text:p>
          </table:table-cell>
          <table:table-cell office:value-type="string" calcext:value-type="string">
            <text:p>VAGGDEYVLLSEK</text:p>
          </table:table-cell>
          <table:table-cell table:formula="of:=SUBSTITUTE(SUBSTITUTE([.C527];&quot;(+15.99)&quot;;&quot;&quot;);&quot;(+57.02)&quot;;&quot;&quot;)" office:value-type="string" office:string-value="VAGGDEYVLLSEK" calcext:value-type="string">
            <text:p>VAGGDEYVLLSEK</text:p>
          </table:table-cell>
        </table:table-row>
        <table:table-row table:style-name="ro1">
          <table:table-cell office:value-type="string" calcext:value-type="string">
            <text:p>HLPGPALAGGDR</text:p>
          </table:table-cell>
          <table:table-cell table:formula="of:=SUBSTITUTE(SUBSTITUTE([.A528];&quot;(+15.99)&quot;;&quot;&quot;);&quot;(+57.02)&quot;;&quot;&quot;)" office:value-type="string" office:string-value="HLPGPALAGGDR" calcext:value-type="string">
            <text:p>HLPGPALAGGDR</text:p>
          </table:table-cell>
          <table:table-cell office:value-type="string" calcext:value-type="string">
            <text:p>TSSTEELENPK</text:p>
          </table:table-cell>
          <table:table-cell table:formula="of:=SUBSTITUTE(SUBSTITUTE([.C528];&quot;(+15.99)&quot;;&quot;&quot;);&quot;(+57.02)&quot;;&quot;&quot;)" office:value-type="string" office:string-value="TSSTEELENPK" calcext:value-type="string">
            <text:p>TSSTEELENPK</text:p>
          </table:table-cell>
        </table:table-row>
        <table:table-row table:style-name="ro1">
          <table:table-cell office:value-type="string" calcext:value-type="string">
            <text:p>ERLVVSTVQC(+57.02)LHK</text:p>
          </table:table-cell>
          <table:table-cell table:formula="of:=SUBSTITUTE(SUBSTITUTE([.A529];&quot;(+15.99)&quot;;&quot;&quot;);&quot;(+57.02)&quot;;&quot;&quot;)" office:value-type="string" office:string-value="ERLVVSTVQCLHK" calcext:value-type="string">
            <text:p>ERLVVSTVQCLHK</text:p>
          </table:table-cell>
          <table:table-cell office:value-type="string" calcext:value-type="string">
            <text:p>LDEAC(+57.02)HTR</text:p>
          </table:table-cell>
          <table:table-cell table:formula="of:=SUBSTITUTE(SUBSTITUTE([.C529];&quot;(+15.99)&quot;;&quot;&quot;);&quot;(+57.02)&quot;;&quot;&quot;)" office:value-type="string" office:string-value="LDEACHTR" calcext:value-type="string">
            <text:p>LDEACHTR</text:p>
          </table:table-cell>
        </table:table-row>
        <table:table-row table:style-name="ro1">
          <table:table-cell office:value-type="string" calcext:value-type="string">
            <text:p>NFAPQLLNDRTLAK</text:p>
          </table:table-cell>
          <table:table-cell table:formula="of:=SUBSTITUTE(SUBSTITUTE([.A530];&quot;(+15.99)&quot;;&quot;&quot;);&quot;(+57.02)&quot;;&quot;&quot;)" office:value-type="string" office:string-value="NFAPQLLNDRTLAK" calcext:value-type="string">
            <text:p>NFAPQLLNDRTLAK</text:p>
          </table:table-cell>
          <table:table-cell office:value-type="string" calcext:value-type="string">
            <text:p>VADGVDLK</text:p>
          </table:table-cell>
          <table:table-cell table:formula="of:=SUBSTITUTE(SUBSTITUTE([.C530];&quot;(+15.99)&quot;;&quot;&quot;);&quot;(+57.02)&quot;;&quot;&quot;)" office:value-type="string" office:string-value="VADGVDLK" calcext:value-type="string">
            <text:p>VADGVDLK</text:p>
          </table:table-cell>
        </table:table-row>
        <table:table-row table:style-name="ro1">
          <table:table-cell office:value-type="string" calcext:value-type="string">
            <text:p>NLDALM(+15.99)QK</text:p>
          </table:table-cell>
          <table:table-cell table:formula="of:=SUBSTITUTE(SUBSTITUTE([.A531];&quot;(+15.99)&quot;;&quot;&quot;);&quot;(+57.02)&quot;;&quot;&quot;)" office:value-type="string" office:string-value="NLDALMQK" calcext:value-type="string">
            <text:p>NLDALMQK</text:p>
          </table:table-cell>
          <table:table-cell office:value-type="string" calcext:value-type="string">
            <text:p>NEEWVRDK</text:p>
          </table:table-cell>
          <table:table-cell table:formula="of:=SUBSTITUTE(SUBSTITUTE([.C531];&quot;(+15.99)&quot;;&quot;&quot;);&quot;(+57.02)&quot;;&quot;&quot;)" office:value-type="string" office:string-value="NEEWVRDK" calcext:value-type="string">
            <text:p>NEEWVRDK</text:p>
          </table:table-cell>
        </table:table-row>
        <table:table-row table:style-name="ro2">
          <table:table-cell office:value-type="string" calcext:value-type="string">
            <text:p>QASLQELTK</text:p>
          </table:table-cell>
          <table:table-cell table:formula="of:=SUBSTITUTE(SUBSTITUTE([.A532];&quot;(+15.99)&quot;;&quot;&quot;);&quot;(+57.02)&quot;;&quot;&quot;)" office:value-type="string" office:string-value="QASLQELTK" calcext:value-type="string">
            <text:p>QASLQELTK</text:p>
          </table:table-cell>
          <table:table-cell office:value-type="string" calcext:value-type="string">
            <text:p>C(+57.02)WTGELGYLERPK</text:p>
          </table:table-cell>
          <table:table-cell table:formula="of:=SUBSTITUTE(SUBSTITUTE([.C532];&quot;(+15.99)&quot;;&quot;&quot;);&quot;(+57.02)&quot;;&quot;&quot;)" office:value-type="string" office:string-value="CWTGELGYLERPK" calcext:value-type="string">
            <text:p>CWTGELGYLERPK</text:p>
          </table:table-cell>
        </table:table-row>
        <table:table-row table:style-name="ro2">
          <table:table-cell office:value-type="string" calcext:value-type="string">
            <text:p>NVDLSPFTAK</text:p>
          </table:table-cell>
          <table:table-cell table:formula="of:=SUBSTITUTE(SUBSTITUTE([.A533];&quot;(+15.99)&quot;;&quot;&quot;);&quot;(+57.02)&quot;;&quot;&quot;)" office:value-type="string" office:string-value="NVDLSPFTAK" calcext:value-type="string">
            <text:p>NVDLSPFTAK</text:p>
          </table:table-cell>
          <table:table-cell office:value-type="string" calcext:value-type="string">
            <text:p>KWQKSVFPFDLKR</text:p>
          </table:table-cell>
          <table:table-cell table:formula="of:=SUBSTITUTE(SUBSTITUTE([.C533];&quot;(+15.99)&quot;;&quot;&quot;);&quot;(+57.02)&quot;;&quot;&quot;)" office:value-type="string" office:string-value="KWQKSVFPFDLKR" calcext:value-type="string">
            <text:p>KWQKSVFPFDLKR</text:p>
          </table:table-cell>
        </table:table-row>
        <table:table-row table:style-name="ro2">
          <table:table-cell office:value-type="string" calcext:value-type="string">
            <text:p>QLLDLNSLYASGWFSRK</text:p>
          </table:table-cell>
          <table:table-cell table:formula="of:=SUBSTITUTE(SUBSTITUTE([.A534];&quot;(+15.99)&quot;;&quot;&quot;);&quot;(+57.02)&quot;;&quot;&quot;)" office:value-type="string" office:string-value="QLLDLNSLYASGWFSRK" calcext:value-type="string">
            <text:p>QLLDLNSLYASGWFSRK</text:p>
          </table:table-cell>
          <table:table-cell office:value-type="string" calcext:value-type="string">
            <text:p>QVDVLEGNEQFLNRK</text:p>
          </table:table-cell>
          <table:table-cell table:formula="of:=SUBSTITUTE(SUBSTITUTE([.C534];&quot;(+15.99)&quot;;&quot;&quot;);&quot;(+57.02)&quot;;&quot;&quot;)" office:value-type="string" office:string-value="QVDVLEGNEQFLNRK" calcext:value-type="string">
            <text:p>QVDVLEGNEQFLNRK</text:p>
          </table:table-cell>
        </table:table-row>
        <table:table-row table:style-name="ro2">
          <table:table-cell office:value-type="string" calcext:value-type="string">
            <text:p>HMLDSLLDKQM(+15.99)K</text:p>
          </table:table-cell>
          <table:table-cell table:formula="of:=SUBSTITUTE(SUBSTITUTE([.A535];&quot;(+15.99)&quot;;&quot;&quot;);&quot;(+57.02)&quot;;&quot;&quot;)" office:value-type="string" office:string-value="HMLDSLLDKQMK" calcext:value-type="string">
            <text:p>HMLDSLLDKQMK</text:p>
          </table:table-cell>
          <table:table-cell office:value-type="string" calcext:value-type="string">
            <text:p>KAMNVAEDQGK</text:p>
          </table:table-cell>
          <table:table-cell table:formula="of:=SUBSTITUTE(SUBSTITUTE([.C535];&quot;(+15.99)&quot;;&quot;&quot;);&quot;(+57.02)&quot;;&quot;&quot;)" office:value-type="string" office:string-value="KAMNVAEDQGK" calcext:value-type="string">
            <text:p>KAMNVAEDQGK</text:p>
          </table:table-cell>
        </table:table-row>
        <table:table-row table:style-name="ro2">
          <table:table-cell office:value-type="string" calcext:value-type="string">
            <text:p>TWTLVGQFPK</text:p>
          </table:table-cell>
          <table:table-cell table:formula="of:=SUBSTITUTE(SUBSTITUTE([.A536];&quot;(+15.99)&quot;;&quot;&quot;);&quot;(+57.02)&quot;;&quot;&quot;)" office:value-type="string" office:string-value="TWTLVGQFPK" calcext:value-type="string">
            <text:p>TWTLVGQFPK</text:p>
          </table:table-cell>
          <table:table-cell office:value-type="string" calcext:value-type="string">
            <text:p>KQTSTSLSKDDESK</text:p>
          </table:table-cell>
          <table:table-cell table:formula="of:=SUBSTITUTE(SUBSTITUTE([.C536];&quot;(+15.99)&quot;;&quot;&quot;);&quot;(+57.02)&quot;;&quot;&quot;)" office:value-type="string" office:string-value="KQTSTSLSKDDESK" calcext:value-type="string">
            <text:p>KQTSTSLSKDDESK</text:p>
          </table:table-cell>
        </table:table-row>
        <table:table-row table:style-name="ro1">
          <table:table-cell office:value-type="string" calcext:value-type="string">
            <text:p>KTLSAEESYLK</text:p>
          </table:table-cell>
          <table:table-cell table:formula="of:=SUBSTITUTE(SUBSTITUTE([.A537];&quot;(+15.99)&quot;;&quot;&quot;);&quot;(+57.02)&quot;;&quot;&quot;)" office:value-type="string" office:string-value="KTLSAEESYLK" calcext:value-type="string">
            <text:p>KTLSAEESYLK</text:p>
          </table:table-cell>
          <table:table-cell office:value-type="string" calcext:value-type="string">
            <text:p>KNPTKFLK</text:p>
          </table:table-cell>
          <table:table-cell table:formula="of:=SUBSTITUTE(SUBSTITUTE([.C537];&quot;(+15.99)&quot;;&quot;&quot;);&quot;(+57.02)&quot;;&quot;&quot;)" office:value-type="string" office:string-value="KNPTKFLK" calcext:value-type="string">
            <text:p>KNPTKFLK</text:p>
          </table:table-cell>
        </table:table-row>
        <table:table-row table:style-name="ro1">
          <table:table-cell office:value-type="string" calcext:value-type="string">
            <text:p>LGGDEYVLLSEKK</text:p>
          </table:table-cell>
          <table:table-cell table:formula="of:=SUBSTITUTE(SUBSTITUTE([.A538];&quot;(+15.99)&quot;;&quot;&quot;);&quot;(+57.02)&quot;;&quot;&quot;)" office:value-type="string" office:string-value="LGGDEYVLLSEKK" calcext:value-type="string">
            <text:p>LGGDEYVLLSEKK</text:p>
          </table:table-cell>
          <table:table-cell office:value-type="string" calcext:value-type="string">
            <text:p>DPALLVPK</text:p>
          </table:table-cell>
          <table:table-cell table:formula="of:=SUBSTITUTE(SUBSTITUTE([.C538];&quot;(+15.99)&quot;;&quot;&quot;);&quot;(+57.02)&quot;;&quot;&quot;)" office:value-type="string" office:string-value="DPALLVPK" calcext:value-type="string">
            <text:p>DPALLVPK</text:p>
          </table:table-cell>
        </table:table-row>
        <table:table-row table:style-name="ro2">
          <table:table-cell office:value-type="string" calcext:value-type="string">
            <text:p>DRGDPPLR</text:p>
          </table:table-cell>
          <table:table-cell table:formula="of:=SUBSTITUTE(SUBSTITUTE([.A539];&quot;(+15.99)&quot;;&quot;&quot;);&quot;(+57.02)&quot;;&quot;&quot;)" office:value-type="string" office:string-value="DRGDPPLR" calcext:value-type="string">
            <text:p>DRGDPPLR</text:p>
          </table:table-cell>
          <table:table-cell office:value-type="string" calcext:value-type="string">
            <text:p>KGTPLVLLANEHYK</text:p>
          </table:table-cell>
          <table:table-cell table:formula="of:=SUBSTITUTE(SUBSTITUTE([.C539];&quot;(+15.99)&quot;;&quot;&quot;);&quot;(+57.02)&quot;;&quot;&quot;)" office:value-type="string" office:string-value="KGTPLVLLANEHYK" calcext:value-type="string">
            <text:p>KGTPLVLLANEHYK</text:p>
          </table:table-cell>
        </table:table-row>
        <table:table-row table:style-name="ro1">
          <table:table-cell office:value-type="string" calcext:value-type="string">
            <text:p>KM(+15.99)ALVYC(+57.02)VAHK</text:p>
          </table:table-cell>
          <table:table-cell table:formula="of:=SUBSTITUTE(SUBSTITUTE([.A540];&quot;(+15.99)&quot;;&quot;&quot;);&quot;(+57.02)&quot;;&quot;&quot;)" office:value-type="string" office:string-value="KMALVYCVAHK" calcext:value-type="string">
            <text:p>KMALVYCVAHK</text:p>
          </table:table-cell>
          <table:table-cell office:value-type="string" calcext:value-type="string">
            <text:p>EQMRLMDQLK</text:p>
          </table:table-cell>
          <table:table-cell table:formula="of:=SUBSTITUTE(SUBSTITUTE([.C540];&quot;(+15.99)&quot;;&quot;&quot;);&quot;(+57.02)&quot;;&quot;&quot;)" office:value-type="string" office:string-value="EQMRLMDQLK" calcext:value-type="string">
            <text:p>EQMRLMDQLK</text:p>
          </table:table-cell>
        </table:table-row>
        <table:table-row table:style-name="ro1">
          <table:table-cell office:value-type="string" calcext:value-type="string">
            <text:p>LGGEEMVLLSEK</text:p>
          </table:table-cell>
          <table:table-cell table:formula="of:=SUBSTITUTE(SUBSTITUTE([.A541];&quot;(+15.99)&quot;;&quot;&quot;);&quot;(+57.02)&quot;;&quot;&quot;)" office:value-type="string" office:string-value="LGGEEMVLLSEK" calcext:value-type="string">
            <text:p>LGGEEMVLLSEK</text:p>
          </table:table-cell>
          <table:table-cell office:value-type="string" calcext:value-type="string">
            <text:p>RKDPLVPK</text:p>
          </table:table-cell>
          <table:table-cell table:formula="of:=SUBSTITUTE(SUBSTITUTE([.C541];&quot;(+15.99)&quot;;&quot;&quot;);&quot;(+57.02)&quot;;&quot;&quot;)" office:value-type="string" office:string-value="RKDPLVPK" calcext:value-type="string">
            <text:p>RKDPLVPK</text:p>
          </table:table-cell>
        </table:table-row>
        <table:table-row table:style-name="ro1">
          <table:table-cell office:value-type="string" calcext:value-type="string">
            <text:p>YTSVFTQPSLVK</text:p>
          </table:table-cell>
          <table:table-cell table:formula="of:=SUBSTITUTE(SUBSTITUTE([.A542];&quot;(+15.99)&quot;;&quot;&quot;);&quot;(+57.02)&quot;;&quot;&quot;)" office:value-type="string" office:string-value="YTSVFTQPSLVK" calcext:value-type="string">
            <text:p>YTSVFTQPSLVK</text:p>
          </table:table-cell>
          <table:table-cell office:value-type="string" calcext:value-type="string">
            <text:p>RLDAHNEEK</text:p>
          </table:table-cell>
          <table:table-cell table:formula="of:=SUBSTITUTE(SUBSTITUTE([.C542];&quot;(+15.99)&quot;;&quot;&quot;);&quot;(+57.02)&quot;;&quot;&quot;)" office:value-type="string" office:string-value="RLDAHNEEK" calcext:value-type="string">
            <text:p>RLDAHNEEK</text:p>
          </table:table-cell>
        </table:table-row>
        <table:table-row table:style-name="ro1">
          <table:table-cell office:value-type="string" calcext:value-type="string">
            <text:p>EAEATGQPR</text:p>
          </table:table-cell>
          <table:table-cell table:formula="of:=SUBSTITUTE(SUBSTITUTE([.A543];&quot;(+15.99)&quot;;&quot;&quot;);&quot;(+57.02)&quot;;&quot;&quot;)" office:value-type="string" office:string-value="EAEATGQPR" calcext:value-type="string">
            <text:p>EAEATGQPR</text:p>
          </table:table-cell>
          <table:table-cell office:value-type="string" calcext:value-type="string">
            <text:p>M(+15.99)YLYSSTLANK</text:p>
          </table:table-cell>
          <table:table-cell table:formula="of:=SUBSTITUTE(SUBSTITUTE([.C543];&quot;(+15.99)&quot;;&quot;&quot;);&quot;(+57.02)&quot;;&quot;&quot;)" office:value-type="string" office:string-value="MYLYSSTLANK" calcext:value-type="string">
            <text:p>MYLYSSTLANK</text:p>
          </table:table-cell>
        </table:table-row>
        <table:table-row table:style-name="ro2">
          <table:table-cell office:value-type="string" calcext:value-type="string">
            <text:p>DPLALVPK</text:p>
          </table:table-cell>
          <table:table-cell table:formula="of:=SUBSTITUTE(SUBSTITUTE([.A544];&quot;(+15.99)&quot;;&quot;&quot;);&quot;(+57.02)&quot;;&quot;&quot;)" office:value-type="string" office:string-value="DPLALVPK" calcext:value-type="string">
            <text:p>DPLALVPK</text:p>
          </table:table-cell>
          <table:table-cell office:value-type="string" calcext:value-type="string">
            <text:p>MC(+57.02)GALNWSLSPLAPK</text:p>
          </table:table-cell>
          <table:table-cell table:formula="of:=SUBSTITUTE(SUBSTITUTE([.C544];&quot;(+15.99)&quot;;&quot;&quot;);&quot;(+57.02)&quot;;&quot;&quot;)" office:value-type="string" office:string-value="MCGALNWSLSPLAPK" calcext:value-type="string">
            <text:p>MCGALNWSLSPLAPK</text:p>
          </table:table-cell>
        </table:table-row>
        <table:table-row table:style-name="ro2">
          <table:table-cell office:value-type="string" calcext:value-type="string">
            <text:p>LLDAQVASK</text:p>
          </table:table-cell>
          <table:table-cell table:formula="of:=SUBSTITUTE(SUBSTITUTE([.A545];&quot;(+15.99)&quot;;&quot;&quot;);&quot;(+57.02)&quot;;&quot;&quot;)" office:value-type="string" office:string-value="LLDAQVASK" calcext:value-type="string">
            <text:p>LLDAQVASK</text:p>
          </table:table-cell>
          <table:table-cell office:value-type="string" calcext:value-type="string">
            <text:p>KLC(+57.02)EEAAALLGK</text:p>
          </table:table-cell>
          <table:table-cell table:formula="of:=SUBSTITUTE(SUBSTITUTE([.C545];&quot;(+15.99)&quot;;&quot;&quot;);&quot;(+57.02)&quot;;&quot;&quot;)" office:value-type="string" office:string-value="KLCEEAAALLGK" calcext:value-type="string">
            <text:p>KLCEEAAALLGK</text:p>
          </table:table-cell>
        </table:table-row>
        <table:table-row table:style-name="ro1">
          <table:table-cell office:value-type="string" calcext:value-type="string">
            <text:p>LSSLESLPLWDPK</text:p>
          </table:table-cell>
          <table:table-cell table:formula="of:=SUBSTITUTE(SUBSTITUTE([.A546];&quot;(+15.99)&quot;;&quot;&quot;);&quot;(+57.02)&quot;;&quot;&quot;)" office:value-type="string" office:string-value="LSSLESLPLWDPK" calcext:value-type="string">
            <text:p>LSSLESLPLWDPK</text:p>
          </table:table-cell>
          <table:table-cell office:value-type="string" calcext:value-type="string">
            <text:p>NNAHMKPNLK</text:p>
          </table:table-cell>
          <table:table-cell table:formula="of:=SUBSTITUTE(SUBSTITUTE([.C546];&quot;(+15.99)&quot;;&quot;&quot;);&quot;(+57.02)&quot;;&quot;&quot;)" office:value-type="string" office:string-value="NNAHMKPNLK" calcext:value-type="string">
            <text:p>NNAHMKPNLK</text:p>
          </table:table-cell>
        </table:table-row>
        <table:table-row table:style-name="ro2">
          <table:table-cell office:value-type="string" calcext:value-type="string">
            <text:p>SGPLQDLTDDVTSK</text:p>
          </table:table-cell>
          <table:table-cell table:formula="of:=SUBSTITUTE(SUBSTITUTE([.A547];&quot;(+15.99)&quot;;&quot;&quot;);&quot;(+57.02)&quot;;&quot;&quot;)" office:value-type="string" office:string-value="SGPLQDLTDDVTSK" calcext:value-type="string">
            <text:p>SGPLQDLTDDVTSK</text:p>
          </table:table-cell>
          <table:table-cell office:value-type="string" calcext:value-type="string">
            <text:p>QYC(+57.02)VEAADDGM(+15.99)K</text:p>
          </table:table-cell>
          <table:table-cell table:formula="of:=SUBSTITUTE(SUBSTITUTE([.C547];&quot;(+15.99)&quot;;&quot;&quot;);&quot;(+57.02)&quot;;&quot;&quot;)" office:value-type="string" office:string-value="QYCVEAADDGMK" calcext:value-type="string">
            <text:p>QYCVEAADDGMK</text:p>
          </table:table-cell>
        </table:table-row>
        <table:table-row table:style-name="ro2">
          <table:table-cell office:value-type="string" calcext:value-type="string">
            <text:p>C(+57.02)DNAGTEC(+57.02)LLSGWKATK</text:p>
          </table:table-cell>
          <table:table-cell table:formula="of:=SUBSTITUTE(SUBSTITUTE([.A548];&quot;(+15.99)&quot;;&quot;&quot;);&quot;(+57.02)&quot;;&quot;&quot;)" office:value-type="string" office:string-value="CDNAGTECLLSGWKATK" calcext:value-type="string">
            <text:p>CDNAGTECLLSGWKATK</text:p>
          </table:table-cell>
          <table:table-cell office:value-type="string" calcext:value-type="string">
            <text:p>WPSVSLESLC(+57.02)VNLSR</text:p>
          </table:table-cell>
          <table:table-cell table:formula="of:=SUBSTITUTE(SUBSTITUTE([.C548];&quot;(+15.99)&quot;;&quot;&quot;);&quot;(+57.02)&quot;;&quot;&quot;)" office:value-type="string" office:string-value="WPSVSLESLCVNLSR" calcext:value-type="string">
            <text:p>WPSVSLESLCVNLSR</text:p>
          </table:table-cell>
        </table:table-row>
        <table:table-row table:style-name="ro2">
          <table:table-cell office:value-type="string" calcext:value-type="string">
            <text:p>KKDLNNFLNDNK</text:p>
          </table:table-cell>
          <table:table-cell table:formula="of:=SUBSTITUTE(SUBSTITUTE([.A549];&quot;(+15.99)&quot;;&quot;&quot;);&quot;(+57.02)&quot;;&quot;&quot;)" office:value-type="string" office:string-value="KKDLNNFLNDNK" calcext:value-type="string">
            <text:p>KKDLNNFLNDNK</text:p>
          </table:table-cell>
          <table:table-cell office:value-type="string" calcext:value-type="string">
            <text:p>NPTLDTSNAMVLMK</text:p>
          </table:table-cell>
          <table:table-cell table:formula="of:=SUBSTITUTE(SUBSTITUTE([.C549];&quot;(+15.99)&quot;;&quot;&quot;);&quot;(+57.02)&quot;;&quot;&quot;)" office:value-type="string" office:string-value="NPTLDTSNAMVLMK" calcext:value-type="string">
            <text:p>NPTLDTSNAMVLMK</text:p>
          </table:table-cell>
        </table:table-row>
        <table:table-row table:style-name="ro1">
          <table:table-cell office:value-type="string" calcext:value-type="string">
            <text:p>RLDSTDLTHEAKK</text:p>
          </table:table-cell>
          <table:table-cell table:formula="of:=SUBSTITUTE(SUBSTITUTE([.A550];&quot;(+15.99)&quot;;&quot;&quot;);&quot;(+57.02)&quot;;&quot;&quot;)" office:value-type="string" office:string-value="RLDSTDLTHEAKK" calcext:value-type="string">
            <text:p>RLDSTDLTHEAKK</text:p>
          </table:table-cell>
          <table:table-cell office:value-type="string" calcext:value-type="string">
            <text:p>TADAFLVGK</text:p>
          </table:table-cell>
          <table:table-cell table:formula="of:=SUBSTITUTE(SUBSTITUTE([.C550];&quot;(+15.99)&quot;;&quot;&quot;);&quot;(+57.02)&quot;;&quot;&quot;)" office:value-type="string" office:string-value="TADAFLVGK" calcext:value-type="string">
            <text:p>TADAFLVGK</text:p>
          </table:table-cell>
        </table:table-row>
        <table:table-row table:style-name="ro1">
          <table:table-cell office:value-type="string" calcext:value-type="string">
            <text:p>EMQVLDEM(+15.99)LLLLTDK</text:p>
          </table:table-cell>
          <table:table-cell table:formula="of:=SUBSTITUTE(SUBSTITUTE([.A551];&quot;(+15.99)&quot;;&quot;&quot;);&quot;(+57.02)&quot;;&quot;&quot;)" office:value-type="string" office:string-value="EMQVLDEMLLLLTDK" calcext:value-type="string">
            <text:p>EMQVLDEMLLLLTDK</text:p>
          </table:table-cell>
          <table:table-cell office:value-type="string" calcext:value-type="string">
            <text:p>LKTGSLMSPK</text:p>
          </table:table-cell>
          <table:table-cell table:formula="of:=SUBSTITUTE(SUBSTITUTE([.C551];&quot;(+15.99)&quot;;&quot;&quot;);&quot;(+57.02)&quot;;&quot;&quot;)" office:value-type="string" office:string-value="LKTGSLMSPK" calcext:value-type="string">
            <text:p>LKTGSLMSPK</text:p>
          </table:table-cell>
        </table:table-row>
        <table:table-row table:style-name="ro1">
          <table:table-cell office:value-type="string" calcext:value-type="string">
            <text:p>LGGDEFMLLSEK</text:p>
          </table:table-cell>
          <table:table-cell table:formula="of:=SUBSTITUTE(SUBSTITUTE([.A552];&quot;(+15.99)&quot;;&quot;&quot;);&quot;(+57.02)&quot;;&quot;&quot;)" office:value-type="string" office:string-value="LGGDEFMLLSEK" calcext:value-type="string">
            <text:p>LGGDEFMLLSEK</text:p>
          </table:table-cell>
          <table:table-cell office:value-type="string" calcext:value-type="string">
            <text:p>EYPLMYLLWK</text:p>
          </table:table-cell>
          <table:table-cell table:formula="of:=SUBSTITUTE(SUBSTITUTE([.C552];&quot;(+15.99)&quot;;&quot;&quot;);&quot;(+57.02)&quot;;&quot;&quot;)" office:value-type="string" office:string-value="EYPLMYLLWK" calcext:value-type="string">
            <text:p>EYPLMYLLWK</text:p>
          </table:table-cell>
        </table:table-row>
        <table:table-row table:style-name="ro1">
          <table:table-cell office:value-type="string" calcext:value-type="string">
            <text:p>EM(+15.99)ELAFYETR</text:p>
          </table:table-cell>
          <table:table-cell table:formula="of:=SUBSTITUTE(SUBSTITUTE([.A553];&quot;(+15.99)&quot;;&quot;&quot;);&quot;(+57.02)&quot;;&quot;&quot;)" office:value-type="string" office:string-value="EMELAFYETR" calcext:value-type="string">
            <text:p>EMELAFYETR</text:p>
          </table:table-cell>
          <table:table-cell office:value-type="string" calcext:value-type="string">
            <text:p>C(+57.02)YQQLYATEK</text:p>
          </table:table-cell>
          <table:table-cell table:formula="of:=SUBSTITUTE(SUBSTITUTE([.C553];&quot;(+15.99)&quot;;&quot;&quot;);&quot;(+57.02)&quot;;&quot;&quot;)" office:value-type="string" office:string-value="CYQQLYATEK" calcext:value-type="string">
            <text:p>CYQQLYATEK</text:p>
          </table:table-cell>
        </table:table-row>
        <table:table-row table:style-name="ro2">
          <table:table-cell office:value-type="string" calcext:value-type="string">
            <text:p>ATGGLLLPDASKK</text:p>
          </table:table-cell>
          <table:table-cell table:formula="of:=SUBSTITUTE(SUBSTITUTE([.A554];&quot;(+15.99)&quot;;&quot;&quot;);&quot;(+57.02)&quot;;&quot;&quot;)" office:value-type="string" office:string-value="ATGGLLLPDASKK" calcext:value-type="string">
            <text:p>ATGGLLLPDASKK</text:p>
          </table:table-cell>
          <table:table-cell office:value-type="string" calcext:value-type="string">
            <text:p>LVQNEAVDAVSTGAPK</text:p>
          </table:table-cell>
          <table:table-cell table:formula="of:=SUBSTITUTE(SUBSTITUTE([.C554];&quot;(+15.99)&quot;;&quot;&quot;);&quot;(+57.02)&quot;;&quot;&quot;)" office:value-type="string" office:string-value="LVQNEAVDAVSTGAPK" calcext:value-type="string">
            <text:p>LVQNEAVDAVSTGAPK</text:p>
          </table:table-cell>
        </table:table-row>
        <table:table-row table:style-name="ro2">
          <table:table-cell office:value-type="string" calcext:value-type="string">
            <text:p>LPQDM(+15.99)TNAVLSR</text:p>
          </table:table-cell>
          <table:table-cell table:formula="of:=SUBSTITUTE(SUBSTITUTE([.A555];&quot;(+15.99)&quot;;&quot;&quot;);&quot;(+57.02)&quot;;&quot;&quot;)" office:value-type="string" office:string-value="LPQDMTNAVLSR" calcext:value-type="string">
            <text:p>LPQDMTNAVLSR</text:p>
          </table:table-cell>
          <table:table-cell office:value-type="string" calcext:value-type="string">
            <text:p>TNGYVQHWSFK</text:p>
          </table:table-cell>
          <table:table-cell table:formula="of:=SUBSTITUTE(SUBSTITUTE([.C555];&quot;(+15.99)&quot;;&quot;&quot;);&quot;(+57.02)&quot;;&quot;&quot;)" office:value-type="string" office:string-value="TNGYVQHWSFK" calcext:value-type="string">
            <text:p>TNGYVQHWSFK</text:p>
          </table:table-cell>
        </table:table-row>
        <table:table-row table:style-name="ro1">
          <table:table-cell office:value-type="string" calcext:value-type="string">
            <text:p>NDTDFYPDLGK</text:p>
          </table:table-cell>
          <table:table-cell table:formula="of:=SUBSTITUTE(SUBSTITUTE([.A556];&quot;(+15.99)&quot;;&quot;&quot;);&quot;(+57.02)&quot;;&quot;&quot;)" office:value-type="string" office:string-value="NDTDFYPDLGK" calcext:value-type="string">
            <text:p>NDTDFYPDLGK</text:p>
          </table:table-cell>
          <table:table-cell office:value-type="string" calcext:value-type="string">
            <text:p>AFM(+15.99)PPYTM(+15.99)YR</text:p>
          </table:table-cell>
          <table:table-cell table:formula="of:=SUBSTITUTE(SUBSTITUTE([.C556];&quot;(+15.99)&quot;;&quot;&quot;);&quot;(+57.02)&quot;;&quot;&quot;)" office:value-type="string" office:string-value="AFMPPYTMYR" calcext:value-type="string">
            <text:p>AFMPPYTMYR</text:p>
          </table:table-cell>
        </table:table-row>
        <table:table-row table:style-name="ro2">
          <table:table-cell office:value-type="string" calcext:value-type="string">
            <text:p>LALVQDNVAFLEKLAK</text:p>
          </table:table-cell>
          <table:table-cell table:formula="of:=SUBSTITUTE(SUBSTITUTE([.A557];&quot;(+15.99)&quot;;&quot;&quot;);&quot;(+57.02)&quot;;&quot;&quot;)" office:value-type="string" office:string-value="LALVQDNVAFLEKLAK" calcext:value-type="string">
            <text:p>LALVQDNVAFLEKLAK</text:p>
          </table:table-cell>
          <table:table-cell office:value-type="string" calcext:value-type="string">
            <text:p>M(+15.99)GPALEARDVAK</text:p>
          </table:table-cell>
          <table:table-cell table:formula="of:=SUBSTITUTE(SUBSTITUTE([.C557];&quot;(+15.99)&quot;;&quot;&quot;);&quot;(+57.02)&quot;;&quot;&quot;)" office:value-type="string" office:string-value="MGPALEARDVAK" calcext:value-type="string">
            <text:p>MGPALEARDVAK</text:p>
          </table:table-cell>
        </table:table-row>
        <table:table-row table:style-name="ro2">
          <table:table-cell office:value-type="string" calcext:value-type="string">
            <text:p>C(+57.02)YLNLDVLEGNEKFLNAGR</text:p>
          </table:table-cell>
          <table:table-cell table:formula="of:=SUBSTITUTE(SUBSTITUTE([.A558];&quot;(+15.99)&quot;;&quot;&quot;);&quot;(+57.02)&quot;;&quot;&quot;)" office:value-type="string" office:string-value="CYLNLDVLEGNEKFLNAGR" calcext:value-type="string">
            <text:p>CYLNLDVLEGNEKFLNAGR</text:p>
          </table:table-cell>
          <table:table-cell office:value-type="string" calcext:value-type="string">
            <text:p>RESKLLNVYFEK</text:p>
          </table:table-cell>
          <table:table-cell table:formula="of:=SUBSTITUTE(SUBSTITUTE([.C558];&quot;(+15.99)&quot;;&quot;&quot;);&quot;(+57.02)&quot;;&quot;&quot;)" office:value-type="string" office:string-value="RESKLLNVYFEK" calcext:value-type="string">
            <text:p>RESKLLNVYFEK</text:p>
          </table:table-cell>
        </table:table-row>
        <table:table-row table:style-name="ro1">
          <table:table-cell office:value-type="string" calcext:value-type="string">
            <text:p>EAALLYEEDLQR</text:p>
          </table:table-cell>
          <table:table-cell table:formula="of:=SUBSTITUTE(SUBSTITUTE([.A559];&quot;(+15.99)&quot;;&quot;&quot;);&quot;(+57.02)&quot;;&quot;&quot;)" office:value-type="string" office:string-value="EAALLYEEDLQR" calcext:value-type="string">
            <text:p>EAALLYEEDLQR</text:p>
          </table:table-cell>
          <table:table-cell office:value-type="string" calcext:value-type="string">
            <text:p>VQHHPRR</text:p>
          </table:table-cell>
          <table:table-cell table:formula="of:=SUBSTITUTE(SUBSTITUTE([.C559];&quot;(+15.99)&quot;;&quot;&quot;);&quot;(+57.02)&quot;;&quot;&quot;)" office:value-type="string" office:string-value="VQHHPRR" calcext:value-type="string">
            <text:p>VQHHPRR</text:p>
          </table:table-cell>
        </table:table-row>
        <table:table-row table:style-name="ro1">
          <table:table-cell office:value-type="string" calcext:value-type="string">
            <text:p>QQVDHLASLM(+15.99)K</text:p>
          </table:table-cell>
          <table:table-cell table:formula="of:=SUBSTITUTE(SUBSTITUTE([.A560];&quot;(+15.99)&quot;;&quot;&quot;);&quot;(+57.02)&quot;;&quot;&quot;)" office:value-type="string" office:string-value="QQVDHLASLMK" calcext:value-type="string">
            <text:p>QQVDHLASLMK</text:p>
          </table:table-cell>
          <table:table-cell office:value-type="string" calcext:value-type="string">
            <text:p>VDVDTGRVK</text:p>
          </table:table-cell>
          <table:table-cell table:formula="of:=SUBSTITUTE(SUBSTITUTE([.C560];&quot;(+15.99)&quot;;&quot;&quot;);&quot;(+57.02)&quot;;&quot;&quot;)" office:value-type="string" office:string-value="VDVDTGRVK" calcext:value-type="string">
            <text:p>VDVDTGRVK</text:p>
          </table:table-cell>
        </table:table-row>
        <table:table-row table:style-name="ro1">
          <table:table-cell office:value-type="string" calcext:value-type="string">
            <text:p>QQHLVDNNAAK</text:p>
          </table:table-cell>
          <table:table-cell table:formula="of:=SUBSTITUTE(SUBSTITUTE([.A561];&quot;(+15.99)&quot;;&quot;&quot;);&quot;(+57.02)&quot;;&quot;&quot;)" office:value-type="string" office:string-value="QQHLVDNNAAK" calcext:value-type="string">
            <text:p>QQHLVDNNAAK</text:p>
          </table:table-cell>
          <table:table-cell office:value-type="string" calcext:value-type="string">
            <text:p>SEPALEMYTK</text:p>
          </table:table-cell>
          <table:table-cell table:formula="of:=SUBSTITUTE(SUBSTITUTE([.C561];&quot;(+15.99)&quot;;&quot;&quot;);&quot;(+57.02)&quot;;&quot;&quot;)" office:value-type="string" office:string-value="SEPALEMYTK" calcext:value-type="string">
            <text:p>SEPALEMYTK</text:p>
          </table:table-cell>
        </table:table-row>
        <table:table-row table:style-name="ro1">
          <table:table-cell office:value-type="string" calcext:value-type="string">
            <text:p>RC(+57.02)C(+57.02)M(+15.99)M(+15.99)NEDLLLEELQR</text:p>
          </table:table-cell>
          <table:table-cell table:formula="of:=SUBSTITUTE(SUBSTITUTE([.A562];&quot;(+15.99)&quot;;&quot;&quot;);&quot;(+57.02)&quot;;&quot;&quot;)" office:value-type="string" office:string-value="RCCMMNEDLLLEELQR" calcext:value-type="string">
            <text:p>RCCMMNEDLLLEELQR</text:p>
          </table:table-cell>
          <table:table-cell office:value-type="string" calcext:value-type="string">
            <text:p>EEQDMPPK</text:p>
          </table:table-cell>
          <table:table-cell table:formula="of:=SUBSTITUTE(SUBSTITUTE([.C562];&quot;(+15.99)&quot;;&quot;&quot;);&quot;(+57.02)&quot;;&quot;&quot;)" office:value-type="string" office:string-value="EEQDMPPK" calcext:value-type="string">
            <text:p>EEQDMPPK</text:p>
          </table:table-cell>
        </table:table-row>
        <table:table-row table:style-name="ro2">
          <table:table-cell office:value-type="string" calcext:value-type="string">
            <text:p>M(+15.99)GLSLPLLNTK</text:p>
          </table:table-cell>
          <table:table-cell table:formula="of:=SUBSTITUTE(SUBSTITUTE([.A563];&quot;(+15.99)&quot;;&quot;&quot;);&quot;(+57.02)&quot;;&quot;&quot;)" office:value-type="string" office:string-value="MGLSLPLLNTK" calcext:value-type="string">
            <text:p>MGLSLPLLNTK</text:p>
          </table:table-cell>
          <table:table-cell office:value-type="string" calcext:value-type="string">
            <text:p>DPETC(+57.02)SLAELLVHTK</text:p>
          </table:table-cell>
          <table:table-cell table:formula="of:=SUBSTITUTE(SUBSTITUTE([.C563];&quot;(+15.99)&quot;;&quot;&quot;);&quot;(+57.02)&quot;;&quot;&quot;)" office:value-type="string" office:string-value="DPETCSLAELLVHTK" calcext:value-type="string">
            <text:p>DPETCSLAELLVHTK</text:p>
          </table:table-cell>
        </table:table-row>
        <table:table-row table:style-name="ro2">
          <table:table-cell office:value-type="string" calcext:value-type="string">
            <text:p>QAALGAM(+15.99)WELLQK</text:p>
          </table:table-cell>
          <table:table-cell table:formula="of:=SUBSTITUTE(SUBSTITUTE([.A564];&quot;(+15.99)&quot;;&quot;&quot;);&quot;(+57.02)&quot;;&quot;&quot;)" office:value-type="string" office:string-value="QAALGAMWELLQK" calcext:value-type="string">
            <text:p>QAALGAMWELLQK</text:p>
          </table:table-cell>
          <table:table-cell office:value-type="string" calcext:value-type="string">
            <text:p>WWWTLNEDFTNAKVDLK</text:p>
          </table:table-cell>
          <table:table-cell table:formula="of:=SUBSTITUTE(SUBSTITUTE([.C564];&quot;(+15.99)&quot;;&quot;&quot;);&quot;(+57.02)&quot;;&quot;&quot;)" office:value-type="string" office:string-value="WWWTLNEDFTNAKVDLK" calcext:value-type="string">
            <text:p>WWWTLNEDFTNAKVDLK</text:p>
          </table:table-cell>
        </table:table-row>
        <table:table-row table:style-name="ro2">
          <table:table-cell office:value-type="string" calcext:value-type="string">
            <text:p>TTFLAPLLK</text:p>
          </table:table-cell>
          <table:table-cell table:formula="of:=SUBSTITUTE(SUBSTITUTE([.A565];&quot;(+15.99)&quot;;&quot;&quot;);&quot;(+57.02)&quot;;&quot;&quot;)" office:value-type="string" office:string-value="TTFLAPLLK" calcext:value-type="string">
            <text:p>TTFLAPLLK</text:p>
          </table:table-cell>
          <table:table-cell office:value-type="string" calcext:value-type="string">
            <text:p>WFALDLPGLMHK</text:p>
          </table:table-cell>
          <table:table-cell table:formula="of:=SUBSTITUTE(SUBSTITUTE([.C565];&quot;(+15.99)&quot;;&quot;&quot;);&quot;(+57.02)&quot;;&quot;&quot;)" office:value-type="string" office:string-value="WFALDLPGLMHK" calcext:value-type="string">
            <text:p>WFALDLPGLMHK</text:p>
          </table:table-cell>
        </table:table-row>
        <table:table-row table:style-name="ro1">
          <table:table-cell office:value-type="string" calcext:value-type="string">
            <text:p>TLM(+15.99)TLDETAVAQTVDK</text:p>
          </table:table-cell>
          <table:table-cell table:formula="of:=SUBSTITUTE(SUBSTITUTE([.A566];&quot;(+15.99)&quot;;&quot;&quot;);&quot;(+57.02)&quot;;&quot;&quot;)" office:value-type="string" office:string-value="TLMTLDETAVAQTVDK" calcext:value-type="string">
            <text:p>TLMTLDETAVAQTVDK</text:p>
          </table:table-cell>
          <table:table-cell office:value-type="string" calcext:value-type="string">
            <text:p>LDC(+57.02)NGLLGEK</text:p>
          </table:table-cell>
          <table:table-cell table:formula="of:=SUBSTITUTE(SUBSTITUTE([.C566];&quot;(+15.99)&quot;;&quot;&quot;);&quot;(+57.02)&quot;;&quot;&quot;)" office:value-type="string" office:string-value="LDCNGLLGEK" calcext:value-type="string">
            <text:p>LDCNGLLGEK</text:p>
          </table:table-cell>
        </table:table-row>
        <table:table-row table:style-name="ro2">
          <table:table-cell office:value-type="string" calcext:value-type="string">
            <text:p>ENQADLVNLVGLK</text:p>
          </table:table-cell>
          <table:table-cell table:formula="of:=SUBSTITUTE(SUBSTITUTE([.A567];&quot;(+15.99)&quot;;&quot;&quot;);&quot;(+57.02)&quot;;&quot;&quot;)" office:value-type="string" office:string-value="ENQADLVNLVGLK" calcext:value-type="string">
            <text:p>ENQADLVNLVGLK</text:p>
          </table:table-cell>
          <table:table-cell office:value-type="string" calcext:value-type="string">
            <text:p>ATETMGLALGMLETR</text:p>
          </table:table-cell>
          <table:table-cell table:formula="of:=SUBSTITUTE(SUBSTITUTE([.C567];&quot;(+15.99)&quot;;&quot;&quot;);&quot;(+57.02)&quot;;&quot;&quot;)" office:value-type="string" office:string-value="ATETMGLALGMLETR" calcext:value-type="string">
            <text:p>ATETMGLALGMLETR</text:p>
          </table:table-cell>
        </table:table-row>
        <table:table-row table:style-name="ro2">
          <table:table-cell office:value-type="string" calcext:value-type="string">
            <text:p>C(+57.02)APLDVLPDVPWDC(+57.02)GK</text:p>
          </table:table-cell>
          <table:table-cell table:formula="of:=SUBSTITUTE(SUBSTITUTE([.A568];&quot;(+15.99)&quot;;&quot;&quot;);&quot;(+57.02)&quot;;&quot;&quot;)" office:value-type="string" office:string-value="CAPLDVLPDVPWDCGK" calcext:value-type="string">
            <text:p>CAPLDVLPDVPWDCGK</text:p>
          </table:table-cell>
          <table:table-cell office:value-type="string" calcext:value-type="string">
            <text:p>VFNHVSTVKVHSSK</text:p>
          </table:table-cell>
          <table:table-cell table:formula="of:=SUBSTITUTE(SUBSTITUTE([.C568];&quot;(+15.99)&quot;;&quot;&quot;);&quot;(+57.02)&quot;;&quot;&quot;)" office:value-type="string" office:string-value="VFNHVSTVKVHSSK" calcext:value-type="string">
            <text:p>VFNHVSTVKVHSSK</text:p>
          </table:table-cell>
        </table:table-row>
        <table:table-row table:style-name="ro2">
          <table:table-cell office:value-type="string" calcext:value-type="string">
            <text:p>NMAPVVEELSK</text:p>
          </table:table-cell>
          <table:table-cell table:formula="of:=SUBSTITUTE(SUBSTITUTE([.A569];&quot;(+15.99)&quot;;&quot;&quot;);&quot;(+57.02)&quot;;&quot;&quot;)" office:value-type="string" office:string-value="NMAPVVEELSK" calcext:value-type="string">
            <text:p>NMAPVVEELSK</text:p>
          </table:table-cell>
          <table:table-cell office:value-type="string" calcext:value-type="string">
            <text:p>RVGAATEETMK</text:p>
          </table:table-cell>
          <table:table-cell table:formula="of:=SUBSTITUTE(SUBSTITUTE([.C569];&quot;(+15.99)&quot;;&quot;&quot;);&quot;(+57.02)&quot;;&quot;&quot;)" office:value-type="string" office:string-value="RVGAATEETMK" calcext:value-type="string">
            <text:p>RVGAATEETMK</text:p>
          </table:table-cell>
        </table:table-row>
        <table:table-row table:style-name="ro1">
          <table:table-cell office:value-type="string" calcext:value-type="string">
            <text:p>ALGFDM(+15.99)ALK</text:p>
          </table:table-cell>
          <table:table-cell table:formula="of:=SUBSTITUTE(SUBSTITUTE([.A570];&quot;(+15.99)&quot;;&quot;&quot;);&quot;(+57.02)&quot;;&quot;&quot;)" office:value-type="string" office:string-value="ALGFDMALK" calcext:value-type="string">
            <text:p>ALGFDMALK</text:p>
          </table:table-cell>
          <table:table-cell office:value-type="string" calcext:value-type="string">
            <text:p>VSTGAVHFVK</text:p>
          </table:table-cell>
          <table:table-cell table:formula="of:=SUBSTITUTE(SUBSTITUTE([.C570];&quot;(+15.99)&quot;;&quot;&quot;);&quot;(+57.02)&quot;;&quot;&quot;)" office:value-type="string" office:string-value="VSTGAVHFVK" calcext:value-type="string">
            <text:p>VSTGAVHFVK</text:p>
          </table:table-cell>
        </table:table-row>
        <table:table-row table:style-name="ro1">
          <table:table-cell office:value-type="string" calcext:value-type="string">
            <text:p>LLPTELEMK</text:p>
          </table:table-cell>
          <table:table-cell table:formula="of:=SUBSTITUTE(SUBSTITUTE([.A571];&quot;(+15.99)&quot;;&quot;&quot;);&quot;(+57.02)&quot;;&quot;&quot;)" office:value-type="string" office:string-value="LLPTELEMK" calcext:value-type="string">
            <text:p>LLPTELEMK</text:p>
          </table:table-cell>
          <table:table-cell office:value-type="string" calcext:value-type="string">
            <text:p>FGLARSALKK</text:p>
          </table:table-cell>
          <table:table-cell table:formula="of:=SUBSTITUTE(SUBSTITUTE([.C571];&quot;(+15.99)&quot;;&quot;&quot;);&quot;(+57.02)&quot;;&quot;&quot;)" office:value-type="string" office:string-value="FGLARSALKK" calcext:value-type="string">
            <text:p>FGLARSALKK</text:p>
          </table:table-cell>
        </table:table-row>
        <table:table-row table:style-name="ro2">
          <table:table-cell office:value-type="string" calcext:value-type="string">
            <text:p>LGTAEYVLLSEQR</text:p>
          </table:table-cell>
          <table:table-cell table:formula="of:=SUBSTITUTE(SUBSTITUTE([.A572];&quot;(+15.99)&quot;;&quot;&quot;);&quot;(+57.02)&quot;;&quot;&quot;)" office:value-type="string" office:string-value="LGTAEYVLLSEQR" calcext:value-type="string">
            <text:p>LGTAEYVLLSEQR</text:p>
          </table:table-cell>
          <table:table-cell office:value-type="string" calcext:value-type="string">
            <text:p>EVQVTNDESLESSALR</text:p>
          </table:table-cell>
          <table:table-cell table:formula="of:=SUBSTITUTE(SUBSTITUTE([.C572];&quot;(+15.99)&quot;;&quot;&quot;);&quot;(+57.02)&quot;;&quot;&quot;)" office:value-type="string" office:string-value="EVQVTNDESLESSALR" calcext:value-type="string">
            <text:p>EVQVTNDESLESSALR</text:p>
          </table:table-cell>
        </table:table-row>
        <table:table-row table:style-name="ro2">
          <table:table-cell office:value-type="string" calcext:value-type="string">
            <text:p>LEGDALNATK</text:p>
          </table:table-cell>
          <table:table-cell table:formula="of:=SUBSTITUTE(SUBSTITUTE([.A573];&quot;(+15.99)&quot;;&quot;&quot;);&quot;(+57.02)&quot;;&quot;&quot;)" office:value-type="string" office:string-value="LEGDALNATK" calcext:value-type="string">
            <text:p>LEGDALNATK</text:p>
          </table:table-cell>
          <table:table-cell office:value-type="string" calcext:value-type="string">
            <text:p>SHETVQAFLEEASK</text:p>
          </table:table-cell>
          <table:table-cell table:formula="of:=SUBSTITUTE(SUBSTITUTE([.C573];&quot;(+15.99)&quot;;&quot;&quot;);&quot;(+57.02)&quot;;&quot;&quot;)" office:value-type="string" office:string-value="SHETVQAFLEEASK" calcext:value-type="string">
            <text:p>SHETVQAFLEEASK</text:p>
          </table:table-cell>
        </table:table-row>
        <table:table-row table:style-name="ro2">
          <table:table-cell office:value-type="string" calcext:value-type="string">
            <text:p>KLSLTVTAEKMAAHK</text:p>
          </table:table-cell>
          <table:table-cell table:formula="of:=SUBSTITUTE(SUBSTITUTE([.A574];&quot;(+15.99)&quot;;&quot;&quot;);&quot;(+57.02)&quot;;&quot;&quot;)" office:value-type="string" office:string-value="KLSLTVTAEKMAAHK" calcext:value-type="string">
            <text:p>KLSLTVTAEKMAAHK</text:p>
          </table:table-cell>
          <table:table-cell office:value-type="string" calcext:value-type="string">
            <text:p>TPLTNGQLLTEDLQK</text:p>
          </table:table-cell>
          <table:table-cell table:formula="of:=SUBSTITUTE(SUBSTITUTE([.C574];&quot;(+15.99)&quot;;&quot;&quot;);&quot;(+57.02)&quot;;&quot;&quot;)" office:value-type="string" office:string-value="TPLTNGQLLTEDLQK" calcext:value-type="string">
            <text:p>TPLTNGQLLTEDLQK</text:p>
          </table:table-cell>
        </table:table-row>
        <table:table-row table:style-name="ro1">
          <table:table-cell office:value-type="string" calcext:value-type="string">
            <text:p>VLQNEAVDAVSTGAPK</text:p>
          </table:table-cell>
          <table:table-cell table:formula="of:=SUBSTITUTE(SUBSTITUTE([.A575];&quot;(+15.99)&quot;;&quot;&quot;);&quot;(+57.02)&quot;;&quot;&quot;)" office:value-type="string" office:string-value="VLQNEAVDAVSTGAPK" calcext:value-type="string">
            <text:p>VLQNEAVDAVSTGAPK</text:p>
          </table:table-cell>
          <table:table-cell office:value-type="string" calcext:value-type="string">
            <text:p>QMPYLNM(+15.99)K</text:p>
          </table:table-cell>
          <table:table-cell table:formula="of:=SUBSTITUTE(SUBSTITUTE([.C575];&quot;(+15.99)&quot;;&quot;&quot;);&quot;(+57.02)&quot;;&quot;&quot;)" office:value-type="string" office:string-value="QMPYLNMK" calcext:value-type="string">
            <text:p>QMPYLNMK</text:p>
          </table:table-cell>
        </table:table-row>
        <table:table-row table:style-name="ro1">
          <table:table-cell office:value-type="string" calcext:value-type="string">
            <text:p>NYLLSGLVDDYR</text:p>
          </table:table-cell>
          <table:table-cell table:formula="of:=SUBSTITUTE(SUBSTITUTE([.A576];&quot;(+15.99)&quot;;&quot;&quot;);&quot;(+57.02)&quot;;&quot;&quot;)" office:value-type="string" office:string-value="NYLLSGLVDDYR" calcext:value-type="string">
            <text:p>NYLLSGLVDDYR</text:p>
          </table:table-cell>
          <table:table-cell office:value-type="string" calcext:value-type="string">
            <text:p>KTPENTYDK</text:p>
          </table:table-cell>
          <table:table-cell table:formula="of:=SUBSTITUTE(SUBSTITUTE([.C576];&quot;(+15.99)&quot;;&quot;&quot;);&quot;(+57.02)&quot;;&quot;&quot;)" office:value-type="string" office:string-value="KTPENTYDK" calcext:value-type="string">
            <text:p>KTPENTYDK</text:p>
          </table:table-cell>
        </table:table-row>
        <table:table-row table:style-name="ro1">
          <table:table-cell office:value-type="string" calcext:value-type="string">
            <text:p>M(+15.99)KNKWLHQENK</text:p>
          </table:table-cell>
          <table:table-cell table:formula="of:=SUBSTITUTE(SUBSTITUTE([.A577];&quot;(+15.99)&quot;;&quot;&quot;);&quot;(+57.02)&quot;;&quot;&quot;)" office:value-type="string" office:string-value="MKNKWLHQENK" calcext:value-type="string">
            <text:p>MKNKWLHQENK</text:p>
          </table:table-cell>
          <table:table-cell office:value-type="string" calcext:value-type="string">
            <text:p>YSDNELYSK</text:p>
          </table:table-cell>
          <table:table-cell table:formula="of:=SUBSTITUTE(SUBSTITUTE([.C577];&quot;(+15.99)&quot;;&quot;&quot;);&quot;(+57.02)&quot;;&quot;&quot;)" office:value-type="string" office:string-value="YSDNELYSK" calcext:value-type="string">
            <text:p>YSDNELYSK</text:p>
          </table:table-cell>
        </table:table-row>
        <table:table-row table:style-name="ro2">
          <table:table-cell office:value-type="string" calcext:value-type="string">
            <text:p>YVEHAEEK</text:p>
          </table:table-cell>
          <table:table-cell table:formula="of:=SUBSTITUTE(SUBSTITUTE([.A578];&quot;(+15.99)&quot;;&quot;&quot;);&quot;(+57.02)&quot;;&quot;&quot;)" office:value-type="string" office:string-value="YVEHAEEK" calcext:value-type="string">
            <text:p>YVEHAEEK</text:p>
          </table:table-cell>
          <table:table-cell office:value-type="string" calcext:value-type="string">
            <text:p>GFNLPDFEAVKWAK</text:p>
          </table:table-cell>
          <table:table-cell table:formula="of:=SUBSTITUTE(SUBSTITUTE([.C578];&quot;(+15.99)&quot;;&quot;&quot;);&quot;(+57.02)&quot;;&quot;&quot;)" office:value-type="string" office:string-value="GFNLPDFEAVKWAK" calcext:value-type="string">
            <text:p>GFNLPDFEAVKWAK</text:p>
          </table:table-cell>
        </table:table-row>
        <table:table-row table:style-name="ro2">
          <table:table-cell office:value-type="string" calcext:value-type="string">
            <text:p>LPVEQLKVDNER</text:p>
          </table:table-cell>
          <table:table-cell table:formula="of:=SUBSTITUTE(SUBSTITUTE([.A579];&quot;(+15.99)&quot;;&quot;&quot;);&quot;(+57.02)&quot;;&quot;&quot;)" office:value-type="string" office:string-value="LPVEQLKVDNER" calcext:value-type="string">
            <text:p>LPVEQLKVDNER</text:p>
          </table:table-cell>
          <table:table-cell office:value-type="string" calcext:value-type="string">
            <text:p>QLSLTVSTVQRVHK</text:p>
          </table:table-cell>
          <table:table-cell table:formula="of:=SUBSTITUTE(SUBSTITUTE([.C579];&quot;(+15.99)&quot;;&quot;&quot;);&quot;(+57.02)&quot;;&quot;&quot;)" office:value-type="string" office:string-value="QLSLTVSTVQRVHK" calcext:value-type="string">
            <text:p>QLSLTVSTVQRVHK</text:p>
          </table:table-cell>
        </table:table-row>
        <table:table-row table:style-name="ro2">
          <table:table-cell office:value-type="string" calcext:value-type="string">
            <text:p>KC(+57.02)TSAYEKPK</text:p>
          </table:table-cell>
          <table:table-cell table:formula="of:=SUBSTITUTE(SUBSTITUTE([.A580];&quot;(+15.99)&quot;;&quot;&quot;);&quot;(+57.02)&quot;;&quot;&quot;)" office:value-type="string" office:string-value="KCTSAYEKPK" calcext:value-type="string">
            <text:p>KCTSAYEKPK</text:p>
          </table:table-cell>
          <table:table-cell office:value-type="string" calcext:value-type="string">
            <text:p>LAENC(+57.02)YDRLAENVK</text:p>
          </table:table-cell>
          <table:table-cell table:formula="of:=SUBSTITUTE(SUBSTITUTE([.C580];&quot;(+15.99)&quot;;&quot;&quot;);&quot;(+57.02)&quot;;&quot;&quot;)" office:value-type="string" office:string-value="LAENCYDRLAENVK" calcext:value-type="string">
            <text:p>LAENCYDRLAENVK</text:p>
          </table:table-cell>
        </table:table-row>
        <table:table-row table:style-name="ro2">
          <table:table-cell office:value-type="string" calcext:value-type="string">
            <text:p>LFPGSLLTEMQYK</text:p>
          </table:table-cell>
          <table:table-cell table:formula="of:=SUBSTITUTE(SUBSTITUTE([.A581];&quot;(+15.99)&quot;;&quot;&quot;);&quot;(+57.02)&quot;;&quot;&quot;)" office:value-type="string" office:string-value="LFPGSLLTEMQYK" calcext:value-type="string">
            <text:p>LFPGSLLTEMQYK</text:p>
          </table:table-cell>
          <table:table-cell office:value-type="string" calcext:value-type="string">
            <text:p>LPTLDTSNYNWSM(+15.99)K</text:p>
          </table:table-cell>
          <table:table-cell table:formula="of:=SUBSTITUTE(SUBSTITUTE([.C581];&quot;(+15.99)&quot;;&quot;&quot;);&quot;(+57.02)&quot;;&quot;&quot;)" office:value-type="string" office:string-value="LPTLDTSNYNWSMK" calcext:value-type="string">
            <text:p>LPTLDTSNYNWSMK</text:p>
          </table:table-cell>
        </table:table-row>
        <table:table-row table:style-name="ro1">
          <table:table-cell office:value-type="string" calcext:value-type="string">
            <text:p>NLTSSATADDVALLAAGR</text:p>
          </table:table-cell>
          <table:table-cell table:formula="of:=SUBSTITUTE(SUBSTITUTE([.A582];&quot;(+15.99)&quot;;&quot;&quot;);&quot;(+57.02)&quot;;&quot;&quot;)" office:value-type="string" office:string-value="NLTSSATADDVALLAAGR" calcext:value-type="string">
            <text:p>NLTSSATADDVALLAAGR</text:p>
          </table:table-cell>
          <table:table-cell office:value-type="string" calcext:value-type="string">
            <text:p>SHAGKLLLR</text:p>
          </table:table-cell>
          <table:table-cell table:formula="of:=SUBSTITUTE(SUBSTITUTE([.C582];&quot;(+15.99)&quot;;&quot;&quot;);&quot;(+57.02)&quot;;&quot;&quot;)" office:value-type="string" office:string-value="SHAGKLLLR" calcext:value-type="string">
            <text:p>SHAGKLLLR</text:p>
          </table:table-cell>
        </table:table-row>
        <table:table-row table:style-name="ro1">
          <table:table-cell office:value-type="string" calcext:value-type="string">
            <text:p>TMPYC(+57.02)DLMC(+57.02)GGK</text:p>
          </table:table-cell>
          <table:table-cell table:formula="of:=SUBSTITUTE(SUBSTITUTE([.A583];&quot;(+15.99)&quot;;&quot;&quot;);&quot;(+57.02)&quot;;&quot;&quot;)" office:value-type="string" office:string-value="TMPYCDLMCGGK" calcext:value-type="string">
            <text:p>TMPYCDLMCGGK</text:p>
          </table:table-cell>
          <table:table-cell office:value-type="string" calcext:value-type="string">
            <text:p>M(+15.99)NYESDPAK</text:p>
          </table:table-cell>
          <table:table-cell table:formula="of:=SUBSTITUTE(SUBSTITUTE([.C583];&quot;(+15.99)&quot;;&quot;&quot;);&quot;(+57.02)&quot;;&quot;&quot;)" office:value-type="string" office:string-value="MNYESDPAK" calcext:value-type="string">
            <text:p>MNYESDPAK</text:p>
          </table:table-cell>
        </table:table-row>
        <table:table-row table:style-name="ro2">
          <table:table-cell office:value-type="string" calcext:value-type="string">
            <text:p>NLYLMTPR</text:p>
          </table:table-cell>
          <table:table-cell table:formula="of:=SUBSTITUTE(SUBSTITUTE([.A584];&quot;(+15.99)&quot;;&quot;&quot;);&quot;(+57.02)&quot;;&quot;&quot;)" office:value-type="string" office:string-value="NLYLMTPR" calcext:value-type="string">
            <text:p>NLYLMTPR</text:p>
          </table:table-cell>
          <table:table-cell office:value-type="string" calcext:value-type="string">
            <text:p>AALEGDLALLTQK</text:p>
          </table:table-cell>
          <table:table-cell table:formula="of:=SUBSTITUTE(SUBSTITUTE([.C584];&quot;(+15.99)&quot;;&quot;&quot;);&quot;(+57.02)&quot;;&quot;&quot;)" office:value-type="string" office:string-value="AALEGDLALLTQK" calcext:value-type="string">
            <text:p>AALEGDLALLTQK</text:p>
          </table:table-cell>
        </table:table-row>
        <table:table-row table:style-name="ro1">
          <table:table-cell office:value-type="string" calcext:value-type="string">
            <text:p>AALEGDLALLTQK</text:p>
          </table:table-cell>
          <table:table-cell table:formula="of:=SUBSTITUTE(SUBSTITUTE([.A585];&quot;(+15.99)&quot;;&quot;&quot;);&quot;(+57.02)&quot;;&quot;&quot;)" office:value-type="string" office:string-value="AALEGDLALLTQK" calcext:value-type="string">
            <text:p>AALEGDLALLTQK</text:p>
          </table:table-cell>
          <table:table-cell office:value-type="string" calcext:value-type="string">
            <text:p>QQSPPEWSK</text:p>
          </table:table-cell>
          <table:table-cell table:formula="of:=SUBSTITUTE(SUBSTITUTE([.C585];&quot;(+15.99)&quot;;&quot;&quot;);&quot;(+57.02)&quot;;&quot;&quot;)" office:value-type="string" office:string-value="QQSPPEWSK" calcext:value-type="string">
            <text:p>QQSPPEWSK</text:p>
          </table:table-cell>
        </table:table-row>
        <table:table-row table:style-name="ro2">
          <table:table-cell office:value-type="string" calcext:value-type="string">
            <text:p>QGLGSNFLDQVTLVSNK</text:p>
          </table:table-cell>
          <table:table-cell table:formula="of:=SUBSTITUTE(SUBSTITUTE([.A586];&quot;(+15.99)&quot;;&quot;&quot;);&quot;(+57.02)&quot;;&quot;&quot;)" office:value-type="string" office:string-value="QGLGSNFLDQVTLVSNK" calcext:value-type="string">
            <text:p>QGLGSNFLDQVTLVSNK</text:p>
          </table:table-cell>
          <table:table-cell office:value-type="string" calcext:value-type="string">
            <text:p>EEHSYGQYAAGK</text:p>
          </table:table-cell>
          <table:table-cell table:formula="of:=SUBSTITUTE(SUBSTITUTE([.C586];&quot;(+15.99)&quot;;&quot;&quot;);&quot;(+57.02)&quot;;&quot;&quot;)" office:value-type="string" office:string-value="EEHSYGQYAAGK" calcext:value-type="string">
            <text:p>EEHSYGQYAAGK</text:p>
          </table:table-cell>
        </table:table-row>
        <table:table-row table:style-name="ro2">
          <table:table-cell office:value-type="string" calcext:value-type="string">
            <text:p>EDAAPEFWTFYTK</text:p>
          </table:table-cell>
          <table:table-cell table:formula="of:=SUBSTITUTE(SUBSTITUTE([.A587];&quot;(+15.99)&quot;;&quot;&quot;);&quot;(+57.02)&quot;;&quot;&quot;)" office:value-type="string" office:string-value="EDAAPEFWTFYTK" calcext:value-type="string">
            <text:p>EDAAPEFWTFYTK</text:p>
          </table:table-cell>
          <table:table-cell office:value-type="string" calcext:value-type="string">
            <text:p>EESELLEEEENK</text:p>
          </table:table-cell>
          <table:table-cell table:formula="of:=SUBSTITUTE(SUBSTITUTE([.C587];&quot;(+15.99)&quot;;&quot;&quot;);&quot;(+57.02)&quot;;&quot;&quot;)" office:value-type="string" office:string-value="EESELLEEEENK" calcext:value-type="string">
            <text:p>EESELLEEEENK</text:p>
          </table:table-cell>
        </table:table-row>
        <table:table-row table:style-name="ro1">
          <table:table-cell office:value-type="string" calcext:value-type="string">
            <text:p>NALEASNLNTNLK</text:p>
          </table:table-cell>
          <table:table-cell table:formula="of:=SUBSTITUTE(SUBSTITUTE([.A588];&quot;(+15.99)&quot;;&quot;&quot;);&quot;(+57.02)&quot;;&quot;&quot;)" office:value-type="string" office:string-value="NALEASNLNTNLK" calcext:value-type="string">
            <text:p>NALEASNLNTNLK</text:p>
          </table:table-cell>
          <table:table-cell office:value-type="string" calcext:value-type="string">
            <text:p>SKNFLAGK</text:p>
          </table:table-cell>
          <table:table-cell table:formula="of:=SUBSTITUTE(SUBSTITUTE([.C588];&quot;(+15.99)&quot;;&quot;&quot;);&quot;(+57.02)&quot;;&quot;&quot;)" office:value-type="string" office:string-value="SKNFLAGK" calcext:value-type="string">
            <text:p>SKNFLAGK</text:p>
          </table:table-cell>
        </table:table-row>
        <table:table-row table:style-name="ro1">
          <table:table-cell office:value-type="string" calcext:value-type="string">
            <text:p>WPEVELVPTK</text:p>
          </table:table-cell>
          <table:table-cell table:formula="of:=SUBSTITUTE(SUBSTITUTE([.A589];&quot;(+15.99)&quot;;&quot;&quot;);&quot;(+57.02)&quot;;&quot;&quot;)" office:value-type="string" office:string-value="WPEVELVPTK" calcext:value-type="string">
            <text:p>WPEVELVPTK</text:p>
          </table:table-cell>
          <table:table-cell office:value-type="string" calcext:value-type="string">
            <text:p>FYLVAAHLLAR</text:p>
          </table:table-cell>
          <table:table-cell table:formula="of:=SUBSTITUTE(SUBSTITUTE([.C589];&quot;(+15.99)&quot;;&quot;&quot;);&quot;(+57.02)&quot;;&quot;&quot;)" office:value-type="string" office:string-value="FYLVAAHLLAR" calcext:value-type="string">
            <text:p>FYLVAAHLLAR</text:p>
          </table:table-cell>
        </table:table-row>
        <table:table-row table:style-name="ro1">
          <table:table-cell office:value-type="string" calcext:value-type="string">
            <text:p>LTGC(+57.02)RTPQDK</text:p>
          </table:table-cell>
          <table:table-cell table:formula="of:=SUBSTITUTE(SUBSTITUTE([.A590];&quot;(+15.99)&quot;;&quot;&quot;);&quot;(+57.02)&quot;;&quot;&quot;)" office:value-type="string" office:string-value="LTGCRTPQDK" calcext:value-type="string">
            <text:p>LTGCRTPQDK</text:p>
          </table:table-cell>
          <table:table-cell office:value-type="string" calcext:value-type="string">
            <text:p>LNTHLAFKLLR</text:p>
          </table:table-cell>
          <table:table-cell table:formula="of:=SUBSTITUTE(SUBSTITUTE([.C590];&quot;(+15.99)&quot;;&quot;&quot;);&quot;(+57.02)&quot;;&quot;&quot;)" office:value-type="string" office:string-value="LNTHLAFKLLR" calcext:value-type="string">
            <text:p>LNTHLAFKLLR</text:p>
          </table:table-cell>
        </table:table-row>
        <table:table-row table:style-name="ro2">
          <table:table-cell office:value-type="string" calcext:value-type="string">
            <text:p>NLATVVLAK</text:p>
          </table:table-cell>
          <table:table-cell table:formula="of:=SUBSTITUTE(SUBSTITUTE([.A591];&quot;(+15.99)&quot;;&quot;&quot;);&quot;(+57.02)&quot;;&quot;&quot;)" office:value-type="string" office:string-value="NLATVVLAK" calcext:value-type="string">
            <text:p>NLATVVLAK</text:p>
          </table:table-cell>
          <table:table-cell office:value-type="string" calcext:value-type="string">
            <text:p>LAVVMGAMNNSK</text:p>
          </table:table-cell>
          <table:table-cell table:formula="of:=SUBSTITUTE(SUBSTITUTE([.C591];&quot;(+15.99)&quot;;&quot;&quot;);&quot;(+57.02)&quot;;&quot;&quot;)" office:value-type="string" office:string-value="LAVVMGAMNNSK" calcext:value-type="string">
            <text:p>LAVVMGAMNNSK</text:p>
          </table:table-cell>
        </table:table-row>
        <table:table-row table:style-name="ro2">
          <table:table-cell office:value-type="string" calcext:value-type="string">
            <text:p>HC(+57.02)LDAGTFENSAVR</text:p>
          </table:table-cell>
          <table:table-cell table:formula="of:=SUBSTITUTE(SUBSTITUTE([.A592];&quot;(+15.99)&quot;;&quot;&quot;);&quot;(+57.02)&quot;;&quot;&quot;)" office:value-type="string" office:string-value="HCLDAGTFENSAVR" calcext:value-type="string">
            <text:p>HCLDAGTFENSAVR</text:p>
          </table:table-cell>
          <table:table-cell office:value-type="string" calcext:value-type="string">
            <text:p>AFPDLGEHDGGAALK</text:p>
          </table:table-cell>
          <table:table-cell table:formula="of:=SUBSTITUTE(SUBSTITUTE([.C592];&quot;(+15.99)&quot;;&quot;&quot;);&quot;(+57.02)&quot;;&quot;&quot;)" office:value-type="string" office:string-value="AFPDLGEHDGGAALK" calcext:value-type="string">
            <text:p>AFPDLGEHDGGAALK</text:p>
          </table:table-cell>
        </table:table-row>
        <table:table-row table:style-name="ro2">
          <table:table-cell office:value-type="string" calcext:value-type="string">
            <text:p>LLVEWAVTLGPK</text:p>
          </table:table-cell>
          <table:table-cell table:formula="of:=SUBSTITUTE(SUBSTITUTE([.A593];&quot;(+15.99)&quot;;&quot;&quot;);&quot;(+57.02)&quot;;&quot;&quot;)" office:value-type="string" office:string-value="LLVEWAVTLGPK" calcext:value-type="string">
            <text:p>LLVEWAVTLGPK</text:p>
          </table:table-cell>
          <table:table-cell office:value-type="string" calcext:value-type="string">
            <text:p>HSPELYVATTVK</text:p>
          </table:table-cell>
          <table:table-cell table:formula="of:=SUBSTITUTE(SUBSTITUTE([.C593];&quot;(+15.99)&quot;;&quot;&quot;);&quot;(+57.02)&quot;;&quot;&quot;)" office:value-type="string" office:string-value="HSPELYVATTVK" calcext:value-type="string">
            <text:p>HSPELYVATTVK</text:p>
          </table:table-cell>
        </table:table-row>
        <table:table-row table:style-name="ro2">
          <table:table-cell office:value-type="string" calcext:value-type="string">
            <text:p>LENATLEPRASR</text:p>
          </table:table-cell>
          <table:table-cell table:formula="of:=SUBSTITUTE(SUBSTITUTE([.A594];&quot;(+15.99)&quot;;&quot;&quot;);&quot;(+57.02)&quot;;&quot;&quot;)" office:value-type="string" office:string-value="LENATLEPRASR" calcext:value-type="string">
            <text:p>LENATLEPRASR</text:p>
          </table:table-cell>
          <table:table-cell office:value-type="string" calcext:value-type="string">
            <text:p>VLQNEAVDAVSTQPK</text:p>
          </table:table-cell>
          <table:table-cell table:formula="of:=SUBSTITUTE(SUBSTITUTE([.C594];&quot;(+15.99)&quot;;&quot;&quot;);&quot;(+57.02)&quot;;&quot;&quot;)" office:value-type="string" office:string-value="VLQNEAVDAVSTQPK" calcext:value-type="string">
            <text:p>VLQNEAVDAVSTQPK</text:p>
          </table:table-cell>
        </table:table-row>
        <table:table-row table:style-name="ro2">
          <table:table-cell office:value-type="string" calcext:value-type="string">
            <text:p>FLDSLEGLASHLANVGDSK</text:p>
          </table:table-cell>
          <table:table-cell table:formula="of:=SUBSTITUTE(SUBSTITUTE([.A595];&quot;(+15.99)&quot;;&quot;&quot;);&quot;(+57.02)&quot;;&quot;&quot;)" office:value-type="string" office:string-value="FLDSLEGLASHLANVGDSK" calcext:value-type="string">
            <text:p>FLDSLEGLASHLANVGDSK</text:p>
          </table:table-cell>
          <table:table-cell office:value-type="string" calcext:value-type="string">
            <text:p>LQNVGYLYSGLGK</text:p>
          </table:table-cell>
          <table:table-cell table:formula="of:=SUBSTITUTE(SUBSTITUTE([.C595];&quot;(+15.99)&quot;;&quot;&quot;);&quot;(+57.02)&quot;;&quot;&quot;)" office:value-type="string" office:string-value="LQNVGYLYSGLGK" calcext:value-type="string">
            <text:p>LQNVGYLYSGLGK</text:p>
          </table:table-cell>
        </table:table-row>
        <table:table-row table:style-name="ro2">
          <table:table-cell office:value-type="string" calcext:value-type="string">
            <text:p>DPETC(+57.02)SLAELLDPPR</text:p>
          </table:table-cell>
          <table:table-cell table:formula="of:=SUBSTITUTE(SUBSTITUTE([.A596];&quot;(+15.99)&quot;;&quot;&quot;);&quot;(+57.02)&quot;;&quot;&quot;)" office:value-type="string" office:string-value="DPETCSLAELLDPPR" calcext:value-type="string">
            <text:p>DPETCSLAELLDPPR</text:p>
          </table:table-cell>
          <table:table-cell office:value-type="string" calcext:value-type="string">
            <text:p>QNWLDEPYLLLTDK</text:p>
          </table:table-cell>
          <table:table-cell table:formula="of:=SUBSTITUTE(SUBSTITUTE([.C596];&quot;(+15.99)&quot;;&quot;&quot;);&quot;(+57.02)&quot;;&quot;&quot;)" office:value-type="string" office:string-value="QNWLDEPYLLLTDK" calcext:value-type="string">
            <text:p>QNWLDEPYLLLTDK</text:p>
          </table:table-cell>
        </table:table-row>
        <table:table-row table:style-name="ro2">
          <table:table-cell office:value-type="string" calcext:value-type="string">
            <text:p>QPQEALDFK</text:p>
          </table:table-cell>
          <table:table-cell table:formula="of:=SUBSTITUTE(SUBSTITUTE([.A597];&quot;(+15.99)&quot;;&quot;&quot;);&quot;(+57.02)&quot;;&quot;&quot;)" office:value-type="string" office:string-value="QPQEALDFK" calcext:value-type="string">
            <text:p>QPQEALDFK</text:p>
          </table:table-cell>
          <table:table-cell office:value-type="string" calcext:value-type="string">
            <text:p>QDAAVEM(+15.99)NLALR</text:p>
          </table:table-cell>
          <table:table-cell table:formula="of:=SUBSTITUTE(SUBSTITUTE([.C597];&quot;(+15.99)&quot;;&quot;&quot;);&quot;(+57.02)&quot;;&quot;&quot;)" office:value-type="string" office:string-value="QDAAVEMNLALR" calcext:value-type="string">
            <text:p>QDAAVEMNLALR</text:p>
          </table:table-cell>
        </table:table-row>
        <table:table-row table:style-name="ro1">
          <table:table-cell office:value-type="string" calcext:value-type="string">
            <text:p>APVSLTVSTVKTDPPK</text:p>
          </table:table-cell>
          <table:table-cell table:formula="of:=SUBSTITUTE(SUBSTITUTE([.A598];&quot;(+15.99)&quot;;&quot;&quot;);&quot;(+57.02)&quot;;&quot;&quot;)" office:value-type="string" office:string-value="APVSLTVSTVKTDPPK" calcext:value-type="string">
            <text:p>APVSLTVSTVKTDPPK</text:p>
          </table:table-cell>
          <table:table-cell office:value-type="string" calcext:value-type="string">
            <text:p>GNFLLPFGK</text:p>
          </table:table-cell>
          <table:table-cell table:formula="of:=SUBSTITUTE(SUBSTITUTE([.C598];&quot;(+15.99)&quot;;&quot;&quot;);&quot;(+57.02)&quot;;&quot;&quot;)" office:value-type="string" office:string-value="GNFLLPFGK" calcext:value-type="string">
            <text:p>GNFLLPFGK</text:p>
          </table:table-cell>
        </table:table-row>
        <table:table-row table:style-name="ro1">
          <table:table-cell office:value-type="string" calcext:value-type="string">
            <text:p>VLEETLKK</text:p>
          </table:table-cell>
          <table:table-cell table:formula="of:=SUBSTITUTE(SUBSTITUTE([.A599];&quot;(+15.99)&quot;;&quot;&quot;);&quot;(+57.02)&quot;;&quot;&quot;)" office:value-type="string" office:string-value="VLEETLKK" calcext:value-type="string">
            <text:p>VLEETLKK</text:p>
          </table:table-cell>
          <table:table-cell office:value-type="string" calcext:value-type="string">
            <text:p>QGLNPAVTWK</text:p>
          </table:table-cell>
          <table:table-cell table:formula="of:=SUBSTITUTE(SUBSTITUTE([.C599];&quot;(+15.99)&quot;;&quot;&quot;);&quot;(+57.02)&quot;;&quot;&quot;)" office:value-type="string" office:string-value="QGLNPAVTWK" calcext:value-type="string">
            <text:p>QGLNPAVTWK</text:p>
          </table:table-cell>
        </table:table-row>
        <table:table-row table:style-name="ro1">
          <table:table-cell office:value-type="string" calcext:value-type="string">
            <text:p>QM(+15.99)TAGAVFAPR</text:p>
          </table:table-cell>
          <table:table-cell table:formula="of:=SUBSTITUTE(SUBSTITUTE([.A600];&quot;(+15.99)&quot;;&quot;&quot;);&quot;(+57.02)&quot;;&quot;&quot;)" office:value-type="string" office:string-value="QMTAGAVFAPR" calcext:value-type="string">
            <text:p>QMTAGAVFAPR</text:p>
          </table:table-cell>
          <table:table-cell office:value-type="string" calcext:value-type="string">
            <text:p>KNETFSR</text:p>
          </table:table-cell>
          <table:table-cell table:formula="of:=SUBSTITUTE(SUBSTITUTE([.C600];&quot;(+15.99)&quot;;&quot;&quot;);&quot;(+57.02)&quot;;&quot;&quot;)" office:value-type="string" office:string-value="KNETFSR" calcext:value-type="string">
            <text:p>KNETFSR</text:p>
          </table:table-cell>
        </table:table-row>
        <table:table-row table:style-name="ro2">
          <table:table-cell office:value-type="string" calcext:value-type="string">
            <text:p>TVSLLEGASELVK</text:p>
          </table:table-cell>
          <table:table-cell table:formula="of:=SUBSTITUTE(SUBSTITUTE([.A601];&quot;(+15.99)&quot;;&quot;&quot;);&quot;(+57.02)&quot;;&quot;&quot;)" office:value-type="string" office:string-value="TVSLLEGASELVK" calcext:value-type="string">
            <text:p>TVSLLEGASELVK</text:p>
          </table:table-cell>
          <table:table-cell office:value-type="string" calcext:value-type="string">
            <text:p>QVLGVMAWC(+57.02)YK</text:p>
          </table:table-cell>
          <table:table-cell table:formula="of:=SUBSTITUTE(SUBSTITUTE([.C601];&quot;(+15.99)&quot;;&quot;&quot;);&quot;(+57.02)&quot;;&quot;&quot;)" office:value-type="string" office:string-value="QVLGVMAWCYK" calcext:value-type="string">
            <text:p>QVLGVMAWCYK</text:p>
          </table:table-cell>
        </table:table-row>
        <table:table-row table:style-name="ro2">
          <table:table-cell office:value-type="string" calcext:value-type="string">
            <text:p>KANLQDFQK</text:p>
          </table:table-cell>
          <table:table-cell table:formula="of:=SUBSTITUTE(SUBSTITUTE([.A602];&quot;(+15.99)&quot;;&quot;&quot;);&quot;(+57.02)&quot;;&quot;&quot;)" office:value-type="string" office:string-value="KANLQDFQK" calcext:value-type="string">
            <text:p>KANLQDFQK</text:p>
          </table:table-cell>
          <table:table-cell office:value-type="string" calcext:value-type="string">
            <text:p>KQSLDNPESNLK</text:p>
          </table:table-cell>
          <table:table-cell table:formula="of:=SUBSTITUTE(SUBSTITUTE([.C602];&quot;(+15.99)&quot;;&quot;&quot;);&quot;(+57.02)&quot;;&quot;&quot;)" office:value-type="string" office:string-value="KQSLDNPESNLK" calcext:value-type="string">
            <text:p>KQSLDNPESNLK</text:p>
          </table:table-cell>
        </table:table-row>
        <table:table-row table:style-name="ro2">
          <table:table-cell office:value-type="string" calcext:value-type="string">
            <text:p>KLQNTVSTVKWSHK</text:p>
          </table:table-cell>
          <table:table-cell table:formula="of:=SUBSTITUTE(SUBSTITUTE([.A603];&quot;(+15.99)&quot;;&quot;&quot;);&quot;(+57.02)&quot;;&quot;&quot;)" office:value-type="string" office:string-value="KLQNTVSTVKWSHK" calcext:value-type="string">
            <text:p>KLQNTVSTVKWSHK</text:p>
          </table:table-cell>
          <table:table-cell office:value-type="string" calcext:value-type="string">
            <text:p>VLLESVAVDVGPK</text:p>
          </table:table-cell>
          <table:table-cell table:formula="of:=SUBSTITUTE(SUBSTITUTE([.C603];&quot;(+15.99)&quot;;&quot;&quot;);&quot;(+57.02)&quot;;&quot;&quot;)" office:value-type="string" office:string-value="VLLESVAVDVGPK" calcext:value-type="string">
            <text:p>VLLESVAVDVGPK</text:p>
          </table:table-cell>
        </table:table-row>
        <table:table-row table:style-name="ro2">
          <table:table-cell office:value-type="string" calcext:value-type="string">
            <text:p>RRPLVLLAEDLEK</text:p>
          </table:table-cell>
          <table:table-cell table:formula="of:=SUBSTITUTE(SUBSTITUTE([.A604];&quot;(+15.99)&quot;;&quot;&quot;);&quot;(+57.02)&quot;;&quot;&quot;)" office:value-type="string" office:string-value="RRPLVLLAEDLEK" calcext:value-type="string">
            <text:p>RRPLVLLAEDLEK</text:p>
          </table:table-cell>
          <table:table-cell office:value-type="string" calcext:value-type="string">
            <text:p>KNLDSKQGDPNLFPAPK</text:p>
          </table:table-cell>
          <table:table-cell table:formula="of:=SUBSTITUTE(SUBSTITUTE([.C604];&quot;(+15.99)&quot;;&quot;&quot;);&quot;(+57.02)&quot;;&quot;&quot;)" office:value-type="string" office:string-value="KNLDSKQGDPNLFPAPK" calcext:value-type="string">
            <text:p>KNLDSKQGDPNLFPAPK</text:p>
          </table:table-cell>
        </table:table-row>
        <table:table-row table:style-name="ro1">
          <table:table-cell office:value-type="string" calcext:value-type="string">
            <text:p>TSSTEELENPK</text:p>
          </table:table-cell>
          <table:table-cell table:formula="of:=SUBSTITUTE(SUBSTITUTE([.A605];&quot;(+15.99)&quot;;&quot;&quot;);&quot;(+57.02)&quot;;&quot;&quot;)" office:value-type="string" office:string-value="TSSTEELENPK" calcext:value-type="string">
            <text:p>TSSTEELENPK</text:p>
          </table:table-cell>
          <table:table-cell office:value-type="string" calcext:value-type="string">
            <text:p>M(+15.99)PLGSLYPR</text:p>
          </table:table-cell>
          <table:table-cell table:formula="of:=SUBSTITUTE(SUBSTITUTE([.C605];&quot;(+15.99)&quot;;&quot;&quot;);&quot;(+57.02)&quot;;&quot;&quot;)" office:value-type="string" office:string-value="MPLGSLYPR" calcext:value-type="string">
            <text:p>MPLGSLYPR</text:p>
          </table:table-cell>
        </table:table-row>
        <table:table-row table:style-name="ro2">
          <table:table-cell office:value-type="string" calcext:value-type="string">
            <text:p>AM(+15.99)ALEELLNK</text:p>
          </table:table-cell>
          <table:table-cell table:formula="of:=SUBSTITUTE(SUBSTITUTE([.A606];&quot;(+15.99)&quot;;&quot;&quot;);&quot;(+57.02)&quot;;&quot;&quot;)" office:value-type="string" office:string-value="AMALEELLNK" calcext:value-type="string">
            <text:p>AMALEELLNK</text:p>
          </table:table-cell>
          <table:table-cell office:value-type="string" calcext:value-type="string">
            <text:p>NVPGFMAQGGC(+57.02)NVVR</text:p>
          </table:table-cell>
          <table:table-cell table:formula="of:=SUBSTITUTE(SUBSTITUTE([.C606];&quot;(+15.99)&quot;;&quot;&quot;);&quot;(+57.02)&quot;;&quot;&quot;)" office:value-type="string" office:string-value="NVPGFMAQGGCNVVR" calcext:value-type="string">
            <text:p>NVPGFMAQGGCNVVR</text:p>
          </table:table-cell>
        </table:table-row>
        <table:table-row table:style-name="ro1">
          <table:table-cell office:value-type="string" calcext:value-type="string">
            <text:p>EPPNLDALQMC(+57.02)AYLR</text:p>
          </table:table-cell>
          <table:table-cell table:formula="of:=SUBSTITUTE(SUBSTITUTE([.A607];&quot;(+15.99)&quot;;&quot;&quot;);&quot;(+57.02)&quot;;&quot;&quot;)" office:value-type="string" office:string-value="EPPNLDALQMCAYLR" calcext:value-type="string">
            <text:p>EPPNLDALQMCAYLR</text:p>
          </table:table-cell>
          <table:table-cell office:value-type="string" calcext:value-type="string">
            <text:p>FGPTMLADGR</text:p>
          </table:table-cell>
          <table:table-cell table:formula="of:=SUBSTITUTE(SUBSTITUTE([.C607];&quot;(+15.99)&quot;;&quot;&quot;);&quot;(+57.02)&quot;;&quot;&quot;)" office:value-type="string" office:string-value="FGPTMLADGR" calcext:value-type="string">
            <text:p>FGPTMLADGR</text:p>
          </table:table-cell>
        </table:table-row>
        <table:table-row table:style-name="ro1">
          <table:table-cell office:value-type="string" calcext:value-type="string">
            <text:p>KNVVDLHGWPDLK</text:p>
          </table:table-cell>
          <table:table-cell table:formula="of:=SUBSTITUTE(SUBSTITUTE([.A608];&quot;(+15.99)&quot;;&quot;&quot;);&quot;(+57.02)&quot;;&quot;&quot;)" office:value-type="string" office:string-value="KNVVDLHGWPDLK" calcext:value-type="string">
            <text:p>KNVVDLHGWPDLK</text:p>
          </table:table-cell>
          <table:table-cell office:value-type="string" calcext:value-type="string">
            <text:p>LQDLGM(+15.99)M(+15.99)PK</text:p>
          </table:table-cell>
          <table:table-cell table:formula="of:=SUBSTITUTE(SUBSTITUTE([.C608];&quot;(+15.99)&quot;;&quot;&quot;);&quot;(+57.02)&quot;;&quot;&quot;)" office:value-type="string" office:string-value="LQDLGMMPK" calcext:value-type="string">
            <text:p>LQDLGMMPK</text:p>
          </table:table-cell>
        </table:table-row>
        <table:table-row table:style-name="ro2">
          <table:table-cell office:value-type="string" calcext:value-type="string">
            <text:p>LLSLLDELASPEK</text:p>
          </table:table-cell>
          <table:table-cell table:formula="of:=SUBSTITUTE(SUBSTITUTE([.A609];&quot;(+15.99)&quot;;&quot;&quot;);&quot;(+57.02)&quot;;&quot;&quot;)" office:value-type="string" office:string-value="LLSLLDELASPEK" calcext:value-type="string">
            <text:p>LLSLLDELASPEK</text:p>
          </table:table-cell>
          <table:table-cell office:value-type="string" calcext:value-type="string">
            <text:p>QTPEVSLGGDK</text:p>
          </table:table-cell>
          <table:table-cell table:formula="of:=SUBSTITUTE(SUBSTITUTE([.C609];&quot;(+15.99)&quot;;&quot;&quot;);&quot;(+57.02)&quot;;&quot;&quot;)" office:value-type="string" office:string-value="QTPEVSLGGDK" calcext:value-type="string">
            <text:p>QTPEVSLGGDK</text:p>
          </table:table-cell>
        </table:table-row>
        <table:table-row table:style-name="ro2">
          <table:table-cell office:value-type="string" calcext:value-type="string">
            <text:p>YLKAMSWTEMK</text:p>
          </table:table-cell>
          <table:table-cell table:formula="of:=SUBSTITUTE(SUBSTITUTE([.A610];&quot;(+15.99)&quot;;&quot;&quot;);&quot;(+57.02)&quot;;&quot;&quot;)" office:value-type="string" office:string-value="YLKAMSWTEMK" calcext:value-type="string">
            <text:p>YLKAMSWTEMK</text:p>
          </table:table-cell>
          <table:table-cell office:value-type="string" calcext:value-type="string">
            <text:p>SPVETLVDSVVEGK</text:p>
          </table:table-cell>
          <table:table-cell table:formula="of:=SUBSTITUTE(SUBSTITUTE([.C610];&quot;(+15.99)&quot;;&quot;&quot;);&quot;(+57.02)&quot;;&quot;&quot;)" office:value-type="string" office:string-value="SPVETLVDSVVEGK" calcext:value-type="string">
            <text:p>SPVETLVDSVVEGK</text:p>
          </table:table-cell>
        </table:table-row>
        <table:table-row table:style-name="ro2">
          <table:table-cell office:value-type="string" calcext:value-type="string">
            <text:p>VPVLDLDSER</text:p>
          </table:table-cell>
          <table:table-cell table:formula="of:=SUBSTITUTE(SUBSTITUTE([.A611];&quot;(+15.99)&quot;;&quot;&quot;);&quot;(+57.02)&quot;;&quot;&quot;)" office:value-type="string" office:string-value="VPVLDLDSER" calcext:value-type="string">
            <text:p>VPVLDLDSER</text:p>
          </table:table-cell>
          <table:table-cell office:value-type="string" calcext:value-type="string">
            <text:p>EADTAALMLLLR</text:p>
          </table:table-cell>
          <table:table-cell table:formula="of:=SUBSTITUTE(SUBSTITUTE([.C611];&quot;(+15.99)&quot;;&quot;&quot;);&quot;(+57.02)&quot;;&quot;&quot;)" office:value-type="string" office:string-value="EADTAALMLLLR" calcext:value-type="string">
            <text:p>EADTAALMLLLR</text:p>
          </table:table-cell>
        </table:table-row>
        <table:table-row table:style-name="ro1">
          <table:table-cell office:value-type="string" calcext:value-type="string">
            <text:p>NVLPPELHAALK</text:p>
          </table:table-cell>
          <table:table-cell table:formula="of:=SUBSTITUTE(SUBSTITUTE([.A612];&quot;(+15.99)&quot;;&quot;&quot;);&quot;(+57.02)&quot;;&quot;&quot;)" office:value-type="string" office:string-value="NVLPPELHAALK" calcext:value-type="string">
            <text:p>NVLPPELHAALK</text:p>
          </table:table-cell>
          <table:table-cell office:value-type="string" calcext:value-type="string">
            <text:p>EDDM(+15.99)VLK</text:p>
          </table:table-cell>
          <table:table-cell table:formula="of:=SUBSTITUTE(SUBSTITUTE([.C612];&quot;(+15.99)&quot;;&quot;&quot;);&quot;(+57.02)&quot;;&quot;&quot;)" office:value-type="string" office:string-value="EDDMVLK" calcext:value-type="string">
            <text:p>EDDMVLK</text:p>
          </table:table-cell>
        </table:table-row>
        <table:table-row table:style-name="ro2">
          <table:table-cell office:value-type="string" calcext:value-type="string">
            <text:p>EGDYLAESVR</text:p>
          </table:table-cell>
          <table:table-cell table:formula="of:=SUBSTITUTE(SUBSTITUTE([.A613];&quot;(+15.99)&quot;;&quot;&quot;);&quot;(+57.02)&quot;;&quot;&quot;)" office:value-type="string" office:string-value="EGDYLAESVR" calcext:value-type="string">
            <text:p>EGDYLAESVR</text:p>
          </table:table-cell>
          <table:table-cell office:value-type="string" calcext:value-type="string">
            <text:p>EEQC(+57.02)LALGKTLR</text:p>
          </table:table-cell>
          <table:table-cell table:formula="of:=SUBSTITUTE(SUBSTITUTE([.C613];&quot;(+15.99)&quot;;&quot;&quot;);&quot;(+57.02)&quot;;&quot;&quot;)" office:value-type="string" office:string-value="EEQCLALGKTLR" calcext:value-type="string">
            <text:p>EEQCLALGKTLR</text:p>
          </table:table-cell>
        </table:table-row>
        <table:table-row table:style-name="ro2">
          <table:table-cell office:value-type="string" calcext:value-type="string">
            <text:p>AAKSPNELKK</text:p>
          </table:table-cell>
          <table:table-cell table:formula="of:=SUBSTITUTE(SUBSTITUTE([.A614];&quot;(+15.99)&quot;;&quot;&quot;);&quot;(+57.02)&quot;;&quot;&quot;)" office:value-type="string" office:string-value="AAKSPNELKK" calcext:value-type="string">
            <text:p>AAKSPNELKK</text:p>
          </table:table-cell>
          <table:table-cell office:value-type="string" calcext:value-type="string">
            <text:p>C(+57.02)GETASYPRETNNK</text:p>
          </table:table-cell>
          <table:table-cell table:formula="of:=SUBSTITUTE(SUBSTITUTE([.C614];&quot;(+15.99)&quot;;&quot;&quot;);&quot;(+57.02)&quot;;&quot;&quot;)" office:value-type="string" office:string-value="CGETASYPRETNNK" calcext:value-type="string">
            <text:p>CGETASYPRETNNK</text:p>
          </table:table-cell>
        </table:table-row>
        <table:table-row table:style-name="ro2">
          <table:table-cell office:value-type="string" calcext:value-type="string">
            <text:p>DPNLLATDDPR</text:p>
          </table:table-cell>
          <table:table-cell table:formula="of:=SUBSTITUTE(SUBSTITUTE([.A615];&quot;(+15.99)&quot;;&quot;&quot;);&quot;(+57.02)&quot;;&quot;&quot;)" office:value-type="string" office:string-value="DPNLLATDDPR" calcext:value-type="string">
            <text:p>DPNLLATDDPR</text:p>
          </table:table-cell>
          <table:table-cell office:value-type="string" calcext:value-type="string">
            <text:p>VAVGLVAGPNLSK</text:p>
          </table:table-cell>
          <table:table-cell table:formula="of:=SUBSTITUTE(SUBSTITUTE([.C615];&quot;(+15.99)&quot;;&quot;&quot;);&quot;(+57.02)&quot;;&quot;&quot;)" office:value-type="string" office:string-value="VAVGLVAGPNLSK" calcext:value-type="string">
            <text:p>VAVGLVAGPNLSK</text:p>
          </table:table-cell>
        </table:table-row>
        <table:table-row table:style-name="ro1">
          <table:table-cell office:value-type="string" calcext:value-type="string">
            <text:p>QLVSNAVDALSK</text:p>
          </table:table-cell>
          <table:table-cell table:formula="of:=SUBSTITUTE(SUBSTITUTE([.A616];&quot;(+15.99)&quot;;&quot;&quot;);&quot;(+57.02)&quot;;&quot;&quot;)" office:value-type="string" office:string-value="QLVSNAVDALSK" calcext:value-type="string">
            <text:p>QLVSNAVDALSK</text:p>
          </table:table-cell>
          <table:table-cell office:value-type="string" calcext:value-type="string">
            <text:p>HLMLPVR</text:p>
          </table:table-cell>
          <table:table-cell table:formula="of:=SUBSTITUTE(SUBSTITUTE([.C616];&quot;(+15.99)&quot;;&quot;&quot;);&quot;(+57.02)&quot;;&quot;&quot;)" office:value-type="string" office:string-value="HLMLPVR" calcext:value-type="string">
            <text:p>HLMLPVR</text:p>
          </table:table-cell>
        </table:table-row>
        <table:table-row table:style-name="ro2">
          <table:table-cell office:value-type="string" calcext:value-type="string">
            <text:p>KNRENENLVAAR</text:p>
          </table:table-cell>
          <table:table-cell table:formula="of:=SUBSTITUTE(SUBSTITUTE([.A617];&quot;(+15.99)&quot;;&quot;&quot;);&quot;(+57.02)&quot;;&quot;&quot;)" office:value-type="string" office:string-value="KNRENENLVAAR" calcext:value-type="string">
            <text:p>KNRENENLVAAR</text:p>
          </table:table-cell>
          <table:table-cell office:value-type="string" calcext:value-type="string">
            <text:p>DVTVTGVGC(+57.02)LHK</text:p>
          </table:table-cell>
          <table:table-cell table:formula="of:=SUBSTITUTE(SUBSTITUTE([.C617];&quot;(+15.99)&quot;;&quot;&quot;);&quot;(+57.02)&quot;;&quot;&quot;)" office:value-type="string" office:string-value="DVTVTGVGCLHK" calcext:value-type="string">
            <text:p>DVTVTGVGCLHK</text:p>
          </table:table-cell>
        </table:table-row>
        <table:table-row table:style-name="ro1">
          <table:table-cell office:value-type="string" calcext:value-type="string">
            <text:p>THADLLLQK</text:p>
          </table:table-cell>
          <table:table-cell table:formula="of:=SUBSTITUTE(SUBSTITUTE([.A618];&quot;(+15.99)&quot;;&quot;&quot;);&quot;(+57.02)&quot;;&quot;&quot;)" office:value-type="string" office:string-value="THADLLLQK" calcext:value-type="string">
            <text:p>THADLLLQK</text:p>
          </table:table-cell>
          <table:table-cell office:value-type="string" calcext:value-type="string">
            <text:p>APESETDLAR</text:p>
          </table:table-cell>
          <table:table-cell table:formula="of:=SUBSTITUTE(SUBSTITUTE([.C618];&quot;(+15.99)&quot;;&quot;&quot;);&quot;(+57.02)&quot;;&quot;&quot;)" office:value-type="string" office:string-value="APESETDLAR" calcext:value-type="string">
            <text:p>APESETDLAR</text:p>
          </table:table-cell>
        </table:table-row>
        <table:table-row table:style-name="ro1">
          <table:table-cell office:value-type="string" calcext:value-type="string">
            <text:p>C(+57.02)AC(+57.02)LVWLPTGVK</text:p>
          </table:table-cell>
          <table:table-cell table:formula="of:=SUBSTITUTE(SUBSTITUTE([.A619];&quot;(+15.99)&quot;;&quot;&quot;);&quot;(+57.02)&quot;;&quot;&quot;)" office:value-type="string" office:string-value="CACLVWLPTGVK" calcext:value-type="string">
            <text:p>CACLVWLPTGVK</text:p>
          </table:table-cell>
          <table:table-cell office:value-type="string" calcext:value-type="string">
            <text:p>HGLDLVQTR</text:p>
          </table:table-cell>
          <table:table-cell table:formula="of:=SUBSTITUTE(SUBSTITUTE([.C619];&quot;(+15.99)&quot;;&quot;&quot;);&quot;(+57.02)&quot;;&quot;&quot;)" office:value-type="string" office:string-value="HGLDLVQTR" calcext:value-type="string">
            <text:p>HGLDLVQTR</text:p>
          </table:table-cell>
        </table:table-row>
        <table:table-row table:style-name="ro1">
          <table:table-cell office:value-type="string" calcext:value-type="string">
            <text:p>LGAGVGAVLK</text:p>
          </table:table-cell>
          <table:table-cell table:formula="of:=SUBSTITUTE(SUBSTITUTE([.A620];&quot;(+15.99)&quot;;&quot;&quot;);&quot;(+57.02)&quot;;&quot;&quot;)" office:value-type="string" office:string-value="LGAGVGAVLK" calcext:value-type="string">
            <text:p>LGAGVGAVLK</text:p>
          </table:table-cell>
          <table:table-cell office:value-type="string" calcext:value-type="string">
            <text:p>EYSVYPNWPK</text:p>
          </table:table-cell>
          <table:table-cell table:formula="of:=SUBSTITUTE(SUBSTITUTE([.C620];&quot;(+15.99)&quot;;&quot;&quot;);&quot;(+57.02)&quot;;&quot;&quot;)" office:value-type="string" office:string-value="EYSVYPNWPK" calcext:value-type="string">
            <text:p>EYSVYPNWPK</text:p>
          </table:table-cell>
        </table:table-row>
        <table:table-row table:style-name="ro2">
          <table:table-cell office:value-type="string" calcext:value-type="string">
            <text:p>WM(+15.99)DGATLPQDFTNAKVDLK</text:p>
          </table:table-cell>
          <table:table-cell table:formula="of:=SUBSTITUTE(SUBSTITUTE([.A621];&quot;(+15.99)&quot;;&quot;&quot;);&quot;(+57.02)&quot;;&quot;&quot;)" office:value-type="string" office:string-value="WMDGATLPQDFTNAKVDLK" calcext:value-type="string">
            <text:p>WMDGATLPQDFTNAKVDLK</text:p>
          </table:table-cell>
          <table:table-cell office:value-type="string" calcext:value-type="string">
            <text:p>TSNTPM(+15.99)NNLLR</text:p>
          </table:table-cell>
          <table:table-cell table:formula="of:=SUBSTITUTE(SUBSTITUTE([.C621];&quot;(+15.99)&quot;;&quot;&quot;);&quot;(+57.02)&quot;;&quot;&quot;)" office:value-type="string" office:string-value="TSNTPMNNLLR" calcext:value-type="string">
            <text:p>TSNTPMNNLLR</text:p>
          </table:table-cell>
        </table:table-row>
        <table:table-row table:style-name="ro2">
          <table:table-cell office:value-type="string" calcext:value-type="string">
            <text:p>EEHMPPPELLVR</text:p>
          </table:table-cell>
          <table:table-cell table:formula="of:=SUBSTITUTE(SUBSTITUTE([.A622];&quot;(+15.99)&quot;;&quot;&quot;);&quot;(+57.02)&quot;;&quot;&quot;)" office:value-type="string" office:string-value="EEHMPPPELLVR" calcext:value-type="string">
            <text:p>EEHMPPPELLVR</text:p>
          </table:table-cell>
          <table:table-cell office:value-type="string" calcext:value-type="string">
            <text:p>C(+57.02)YM(+15.99)AAGTEC(+57.02)LLSGWGNEK</text:p>
          </table:table-cell>
          <table:table-cell table:formula="of:=SUBSTITUTE(SUBSTITUTE([.C622];&quot;(+15.99)&quot;;&quot;&quot;);&quot;(+57.02)&quot;;&quot;&quot;)" office:value-type="string" office:string-value="CYMAAGTECLLSGWGNEK" calcext:value-type="string">
            <text:p>CYMAAGTECLLSGWGNEK</text:p>
          </table:table-cell>
        </table:table-row>
        <table:table-row table:style-name="ro1">
          <table:table-cell office:value-type="string" calcext:value-type="string">
            <text:p>LLDEPNGDNVGLLLR</text:p>
          </table:table-cell>
          <table:table-cell table:formula="of:=SUBSTITUTE(SUBSTITUTE([.A623];&quot;(+15.99)&quot;;&quot;&quot;);&quot;(+57.02)&quot;;&quot;&quot;)" office:value-type="string" office:string-value="LLDEPNGDNVGLLLR" calcext:value-type="string">
            <text:p>LLDEPNGDNVGLLLR</text:p>
          </table:table-cell>
          <table:table-cell office:value-type="string" calcext:value-type="string">
            <text:p>ANSM(+15.99)NVSQR</text:p>
          </table:table-cell>
          <table:table-cell table:formula="of:=SUBSTITUTE(SUBSTITUTE([.C623];&quot;(+15.99)&quot;;&quot;&quot;);&quot;(+57.02)&quot;;&quot;&quot;)" office:value-type="string" office:string-value="ANSMNVSQR" calcext:value-type="string">
            <text:p>ANSMNVSQR</text:p>
          </table:table-cell>
        </table:table-row>
        <table:table-row table:style-name="ro2">
          <table:table-cell office:value-type="string" calcext:value-type="string">
            <text:p>LAENAGSNGAALAENVK</text:p>
          </table:table-cell>
          <table:table-cell table:formula="of:=SUBSTITUTE(SUBSTITUTE([.A624];&quot;(+15.99)&quot;;&quot;&quot;);&quot;(+57.02)&quot;;&quot;&quot;)" office:value-type="string" office:string-value="LAENAGSNGAALAENVK" calcext:value-type="string">
            <text:p>LAENAGSNGAALAENVK</text:p>
          </table:table-cell>
          <table:table-cell office:value-type="string" calcext:value-type="string">
            <text:p>KLLNEPTAAALAYGLDK</text:p>
          </table:table-cell>
          <table:table-cell table:formula="of:=SUBSTITUTE(SUBSTITUTE([.C624];&quot;(+15.99)&quot;;&quot;&quot;);&quot;(+57.02)&quot;;&quot;&quot;)" office:value-type="string" office:string-value="KLLNEPTAAALAYGLDK" calcext:value-type="string">
            <text:p>KLLNEPTAAALAYGLDK</text:p>
          </table:table-cell>
        </table:table-row>
        <table:table-row table:style-name="ro2">
          <table:table-cell office:value-type="string" calcext:value-type="string">
            <text:p>TGFEKLEALPMPK</text:p>
          </table:table-cell>
          <table:table-cell table:formula="of:=SUBSTITUTE(SUBSTITUTE([.A625];&quot;(+15.99)&quot;;&quot;&quot;);&quot;(+57.02)&quot;;&quot;&quot;)" office:value-type="string" office:string-value="TGFEKLEALPMPK" calcext:value-type="string">
            <text:p>TGFEKLEALPMPK</text:p>
          </table:table-cell>
          <table:table-cell office:value-type="string" calcext:value-type="string">
            <text:p>WYLDTEVLRWDSK</text:p>
          </table:table-cell>
          <table:table-cell table:formula="of:=SUBSTITUTE(SUBSTITUTE([.C625];&quot;(+15.99)&quot;;&quot;&quot;);&quot;(+57.02)&quot;;&quot;&quot;)" office:value-type="string" office:string-value="WYLDTEVLRWDSK" calcext:value-type="string">
            <text:p>WYLDTEVLRWDSK</text:p>
          </table:table-cell>
        </table:table-row>
        <table:table-row table:style-name="ro2">
          <table:table-cell office:value-type="string" calcext:value-type="string">
            <text:p>KLLVKDLVGC(+57.02)LKEYK</text:p>
          </table:table-cell>
          <table:table-cell table:formula="of:=SUBSTITUTE(SUBSTITUTE([.A626];&quot;(+15.99)&quot;;&quot;&quot;);&quot;(+57.02)&quot;;&quot;&quot;)" office:value-type="string" office:string-value="KLLVKDLVGCLKEYK" calcext:value-type="string">
            <text:p>KLLVKDLVGCLKEYK</text:p>
          </table:table-cell>
          <table:table-cell office:value-type="string" calcext:value-type="string">
            <text:p>KWEMGLVNALTK</text:p>
          </table:table-cell>
          <table:table-cell table:formula="of:=SUBSTITUTE(SUBSTITUTE([.C626];&quot;(+15.99)&quot;;&quot;&quot;);&quot;(+57.02)&quot;;&quot;&quot;)" office:value-type="string" office:string-value="KWEMGLVNALTK" calcext:value-type="string">
            <text:p>KWEMGLVNALTK</text:p>
          </table:table-cell>
        </table:table-row>
        <table:table-row table:style-name="ro1">
          <table:table-cell office:value-type="string" calcext:value-type="string">
            <text:p>NVDFQDLMELTTK</text:p>
          </table:table-cell>
          <table:table-cell table:formula="of:=SUBSTITUTE(SUBSTITUTE([.A627];&quot;(+15.99)&quot;;&quot;&quot;);&quot;(+57.02)&quot;;&quot;&quot;)" office:value-type="string" office:string-value="NVDFQDLMELTTK" calcext:value-type="string">
            <text:p>NVDFQDLMELTTK</text:p>
          </table:table-cell>
          <table:table-cell office:value-type="string" calcext:value-type="string">
            <text:p>KRVHLGLAPLK</text:p>
          </table:table-cell>
          <table:table-cell table:formula="of:=SUBSTITUTE(SUBSTITUTE([.C627];&quot;(+15.99)&quot;;&quot;&quot;);&quot;(+57.02)&quot;;&quot;&quot;)" office:value-type="string" office:string-value="KRVHLGLAPLK" calcext:value-type="string">
            <text:p>KRVHLGLAPLK</text:p>
          </table:table-cell>
        </table:table-row>
        <table:table-row table:style-name="ro2">
          <table:table-cell office:value-type="string" calcext:value-type="string">
            <text:p>TC(+57.02)NM(+15.99)VLK</text:p>
          </table:table-cell>
          <table:table-cell table:formula="of:=SUBSTITUTE(SUBSTITUTE([.A628];&quot;(+15.99)&quot;;&quot;&quot;);&quot;(+57.02)&quot;;&quot;&quot;)" office:value-type="string" office:string-value="TCNMVLK" calcext:value-type="string">
            <text:p>TCNMVLK</text:p>
          </table:table-cell>
          <table:table-cell office:value-type="string" calcext:value-type="string">
            <text:p>EVPLNM(+15.99)M(+15.99)LYGNK</text:p>
          </table:table-cell>
          <table:table-cell table:formula="of:=SUBSTITUTE(SUBSTITUTE([.C628];&quot;(+15.99)&quot;;&quot;&quot;);&quot;(+57.02)&quot;;&quot;&quot;)" office:value-type="string" office:string-value="EVPLNMMLYGNK" calcext:value-type="string">
            <text:p>EVPLNMMLYGNK</text:p>
          </table:table-cell>
        </table:table-row>
        <table:table-row table:style-name="ro2">
          <table:table-cell office:value-type="string" calcext:value-type="string">
            <text:p>LFTDYQELMKK</text:p>
          </table:table-cell>
          <table:table-cell table:formula="of:=SUBSTITUTE(SUBSTITUTE([.A629];&quot;(+15.99)&quot;;&quot;&quot;);&quot;(+57.02)&quot;;&quot;&quot;)" office:value-type="string" office:string-value="LFTDYQELMKK" calcext:value-type="string">
            <text:p>LFTDYQELMKK</text:p>
          </table:table-cell>
          <table:table-cell office:value-type="string" calcext:value-type="string">
            <text:p>TENLYLPNLDLK</text:p>
          </table:table-cell>
          <table:table-cell table:formula="of:=SUBSTITUTE(SUBSTITUTE([.C629];&quot;(+15.99)&quot;;&quot;&quot;);&quot;(+57.02)&quot;;&quot;&quot;)" office:value-type="string" office:string-value="TENLYLPNLDLK" calcext:value-type="string">
            <text:p>TENLYLPNLDLK</text:p>
          </table:table-cell>
        </table:table-row>
        <table:table-row table:style-name="ro2">
          <table:table-cell office:value-type="string" calcext:value-type="string">
            <text:p>LQADEPEEM(+15.99)K</text:p>
          </table:table-cell>
          <table:table-cell table:formula="of:=SUBSTITUTE(SUBSTITUTE([.A630];&quot;(+15.99)&quot;;&quot;&quot;);&quot;(+57.02)&quot;;&quot;&quot;)" office:value-type="string" office:string-value="LQADEPEEMK" calcext:value-type="string">
            <text:p>LQADEPEEMK</text:p>
          </table:table-cell>
          <table:table-cell office:value-type="string" calcext:value-type="string">
            <text:p>LLDTEC(+57.02)LVADLEPKK</text:p>
          </table:table-cell>
          <table:table-cell table:formula="of:=SUBSTITUTE(SUBSTITUTE([.C630];&quot;(+15.99)&quot;;&quot;&quot;);&quot;(+57.02)&quot;;&quot;&quot;)" office:value-type="string" office:string-value="LLDTECLVADLEPKK" calcext:value-type="string">
            <text:p>LLDTECLVADLEPKK</text:p>
          </table:table-cell>
        </table:table-row>
        <table:table-row table:style-name="ro2">
          <table:table-cell office:value-type="string" calcext:value-type="string">
            <text:p>TQPEVSLGGDK</text:p>
          </table:table-cell>
          <table:table-cell table:formula="of:=SUBSTITUTE(SUBSTITUTE([.A631];&quot;(+15.99)&quot;;&quot;&quot;);&quot;(+57.02)&quot;;&quot;&quot;)" office:value-type="string" office:string-value="TQPEVSLGGDK" calcext:value-type="string">
            <text:p>TQPEVSLGGDK</text:p>
          </table:table-cell>
          <table:table-cell office:value-type="string" calcext:value-type="string">
            <text:p>NPQM(+15.99)VVLGLSK</text:p>
          </table:table-cell>
          <table:table-cell table:formula="of:=SUBSTITUTE(SUBSTITUTE([.C631];&quot;(+15.99)&quot;;&quot;&quot;);&quot;(+57.02)&quot;;&quot;&quot;)" office:value-type="string" office:string-value="NPQMVVLGLSK" calcext:value-type="string">
            <text:p>NPQMVVLGLSK</text:p>
          </table:table-cell>
        </table:table-row>
        <table:table-row table:style-name="ro1">
          <table:table-cell office:value-type="string" calcext:value-type="string">
            <text:p>QQAC(+57.02)QDAVMLPADAAK</text:p>
          </table:table-cell>
          <table:table-cell table:formula="of:=SUBSTITUTE(SUBSTITUTE([.A632];&quot;(+15.99)&quot;;&quot;&quot;);&quot;(+57.02)&quot;;&quot;&quot;)" office:value-type="string" office:string-value="QQACQDAVMLPADAAK" calcext:value-type="string">
            <text:p>QQACQDAVMLPADAAK</text:p>
          </table:table-cell>
          <table:table-cell office:value-type="string" calcext:value-type="string">
            <text:p>NDNM(+15.99)WR</text:p>
          </table:table-cell>
          <table:table-cell table:formula="of:=SUBSTITUTE(SUBSTITUTE([.C632];&quot;(+15.99)&quot;;&quot;&quot;);&quot;(+57.02)&quot;;&quot;&quot;)" office:value-type="string" office:string-value="NDNMWR" calcext:value-type="string">
            <text:p>NDNMWR</text:p>
          </table:table-cell>
        </table:table-row>
        <table:table-row table:style-name="ro2">
          <table:table-cell office:value-type="string" calcext:value-type="string">
            <text:p>KASLLGDLNSWDGR</text:p>
          </table:table-cell>
          <table:table-cell table:formula="of:=SUBSTITUTE(SUBSTITUTE([.A633];&quot;(+15.99)&quot;;&quot;&quot;);&quot;(+57.02)&quot;;&quot;&quot;)" office:value-type="string" office:string-value="KASLLGDLNSWDGR" calcext:value-type="string">
            <text:p>KASLLGDLNSWDGR</text:p>
          </table:table-cell>
          <table:table-cell office:value-type="string" calcext:value-type="string">
            <text:p>MVALLASLLHDKK</text:p>
          </table:table-cell>
          <table:table-cell table:formula="of:=SUBSTITUTE(SUBSTITUTE([.C633];&quot;(+15.99)&quot;;&quot;&quot;);&quot;(+57.02)&quot;;&quot;&quot;)" office:value-type="string" office:string-value="MVALLASLLHDKK" calcext:value-type="string">
            <text:p>MVALLASLLHDKK</text:p>
          </table:table-cell>
        </table:table-row>
        <table:table-row table:style-name="ro2">
          <table:table-cell office:value-type="string" calcext:value-type="string">
            <text:p>NLRASSVMDLHVR</text:p>
          </table:table-cell>
          <table:table-cell table:formula="of:=SUBSTITUTE(SUBSTITUTE([.A634];&quot;(+15.99)&quot;;&quot;&quot;);&quot;(+57.02)&quot;;&quot;&quot;)" office:value-type="string" office:string-value="NLRASSVMDLHVR" calcext:value-type="string">
            <text:p>NLRASSVMDLHVR</text:p>
          </table:table-cell>
          <table:table-cell office:value-type="string" calcext:value-type="string">
            <text:p>ELQMYTLLHYLM(+15.99)K</text:p>
          </table:table-cell>
          <table:table-cell table:formula="of:=SUBSTITUTE(SUBSTITUTE([.C634];&quot;(+15.99)&quot;;&quot;&quot;);&quot;(+57.02)&quot;;&quot;&quot;)" office:value-type="string" office:string-value="ELQMYTLLHYLMK" calcext:value-type="string">
            <text:p>ELQMYTLLHYLMK</text:p>
          </table:table-cell>
        </table:table-row>
        <table:table-row table:style-name="ro1">
          <table:table-cell office:value-type="string" calcext:value-type="string">
            <text:p>QQPVNALDQVKR</text:p>
          </table:table-cell>
          <table:table-cell table:formula="of:=SUBSTITUTE(SUBSTITUTE([.A635];&quot;(+15.99)&quot;;&quot;&quot;);&quot;(+57.02)&quot;;&quot;&quot;)" office:value-type="string" office:string-value="QQPVNALDQVKR" calcext:value-type="string">
            <text:p>QQPVNALDQVKR</text:p>
          </table:table-cell>
          <table:table-cell office:value-type="string" calcext:value-type="string">
            <text:p>HEEMLDAEK</text:p>
          </table:table-cell>
          <table:table-cell table:formula="of:=SUBSTITUTE(SUBSTITUTE([.C635];&quot;(+15.99)&quot;;&quot;&quot;);&quot;(+57.02)&quot;;&quot;&quot;)" office:value-type="string" office:string-value="HEEMLDAEK" calcext:value-type="string">
            <text:p>HEEMLDAEK</text:p>
          </table:table-cell>
        </table:table-row>
        <table:table-row table:style-name="ro2">
          <table:table-cell office:value-type="string" calcext:value-type="string">
            <text:p>DM(+15.99)NADFSDANLTNWLSSK</text:p>
          </table:table-cell>
          <table:table-cell table:formula="of:=SUBSTITUTE(SUBSTITUTE([.A636];&quot;(+15.99)&quot;;&quot;&quot;);&quot;(+57.02)&quot;;&quot;&quot;)" office:value-type="string" office:string-value="DMNADFSDANLTNWLSSK" calcext:value-type="string">
            <text:p>DMNADFSDANLTNWLSSK</text:p>
          </table:table-cell>
          <table:table-cell office:value-type="string" calcext:value-type="string">
            <text:p>LDALSPLR</text:p>
          </table:table-cell>
          <table:table-cell table:formula="of:=SUBSTITUTE(SUBSTITUTE([.C636];&quot;(+15.99)&quot;;&quot;&quot;);&quot;(+57.02)&quot;;&quot;&quot;)" office:value-type="string" office:string-value="LDALSPLR" calcext:value-type="string">
            <text:p>LDALSPLR</text:p>
          </table:table-cell>
        </table:table-row>
        <table:table-row table:style-name="ro2">
          <table:table-cell office:value-type="string" calcext:value-type="string">
            <text:p>FYANLVTVAK</text:p>
          </table:table-cell>
          <table:table-cell table:formula="of:=SUBSTITUTE(SUBSTITUTE([.A637];&quot;(+15.99)&quot;;&quot;&quot;);&quot;(+57.02)&quot;;&quot;&quot;)" office:value-type="string" office:string-value="FYANLVTVAK" calcext:value-type="string">
            <text:p>FYANLVTVAK</text:p>
          </table:table-cell>
          <table:table-cell office:value-type="string" calcext:value-type="string">
            <text:p>HTNSVLVGRVMVMDR</text:p>
          </table:table-cell>
          <table:table-cell table:formula="of:=SUBSTITUTE(SUBSTITUTE([.C637];&quot;(+15.99)&quot;;&quot;&quot;);&quot;(+57.02)&quot;;&quot;&quot;)" office:value-type="string" office:string-value="HTNSVLVGRVMVMDR" calcext:value-type="string">
            <text:p>HTNSVLVGRVMVMDR</text:p>
          </table:table-cell>
        </table:table-row>
        <table:table-row table:style-name="ro2">
          <table:table-cell office:value-type="string" calcext:value-type="string">
            <text:p>ESNAVVM(+15.99)AFAALQK</text:p>
          </table:table-cell>
          <table:table-cell table:formula="of:=SUBSTITUTE(SUBSTITUTE([.A638];&quot;(+15.99)&quot;;&quot;&quot;);&quot;(+57.02)&quot;;&quot;&quot;)" office:value-type="string" office:string-value="ESNAVVMAFAALQK" calcext:value-type="string">
            <text:p>ESNAVVMAFAALQK</text:p>
          </table:table-cell>
          <table:table-cell office:value-type="string" calcext:value-type="string">
            <text:p>YFDYGSALNPVPFMK</text:p>
          </table:table-cell>
          <table:table-cell table:formula="of:=SUBSTITUTE(SUBSTITUTE([.C638];&quot;(+15.99)&quot;;&quot;&quot;);&quot;(+57.02)&quot;;&quot;&quot;)" office:value-type="string" office:string-value="YFDYGSALNPVPFMK" calcext:value-type="string">
            <text:p>YFDYGSALNPVPFMK</text:p>
          </table:table-cell>
        </table:table-row>
        <table:table-row table:style-name="ro1">
          <table:table-cell office:value-type="string" calcext:value-type="string">
            <text:p>QMDAEWLKNK</text:p>
          </table:table-cell>
          <table:table-cell table:formula="of:=SUBSTITUTE(SUBSTITUTE([.A639];&quot;(+15.99)&quot;;&quot;&quot;);&quot;(+57.02)&quot;;&quot;&quot;)" office:value-type="string" office:string-value="QMDAEWLKNK" calcext:value-type="string">
            <text:p>QMDAEWLKNK</text:p>
          </table:table-cell>
          <table:table-cell office:value-type="string" calcext:value-type="string">
            <text:p>SM(+15.99)M(+15.99)SLNLTNK</text:p>
          </table:table-cell>
          <table:table-cell table:formula="of:=SUBSTITUTE(SUBSTITUTE([.C639];&quot;(+15.99)&quot;;&quot;&quot;);&quot;(+57.02)&quot;;&quot;&quot;)" office:value-type="string" office:string-value="SMMSLNLTNK" calcext:value-type="string">
            <text:p>SMMSLNLTNK</text:p>
          </table:table-cell>
        </table:table-row>
        <table:table-row table:style-name="ro1">
          <table:table-cell office:value-type="string" calcext:value-type="string">
            <text:p>FNMNSLLEELK</text:p>
          </table:table-cell>
          <table:table-cell table:formula="of:=SUBSTITUTE(SUBSTITUTE([.A640];&quot;(+15.99)&quot;;&quot;&quot;);&quot;(+57.02)&quot;;&quot;&quot;)" office:value-type="string" office:string-value="FNMNSLLEELK" calcext:value-type="string">
            <text:p>FNMNSLLEELK</text:p>
          </table:table-cell>
          <table:table-cell office:value-type="string" calcext:value-type="string">
            <text:p>KYEELLC(+57.02)HDR</text:p>
          </table:table-cell>
          <table:table-cell table:formula="of:=SUBSTITUTE(SUBSTITUTE([.C640];&quot;(+15.99)&quot;;&quot;&quot;);&quot;(+57.02)&quot;;&quot;&quot;)" office:value-type="string" office:string-value="KYEELLCHDR" calcext:value-type="string">
            <text:p>KYEELLCHDR</text:p>
          </table:table-cell>
        </table:table-row>
        <table:table-row table:style-name="ro2">
          <table:table-cell office:value-type="string" calcext:value-type="string">
            <text:p>SNFVAPTK</text:p>
          </table:table-cell>
          <table:table-cell table:formula="of:=SUBSTITUTE(SUBSTITUTE([.A641];&quot;(+15.99)&quot;;&quot;&quot;);&quot;(+57.02)&quot;;&quot;&quot;)" office:value-type="string" office:string-value="SNFVAPTK" calcext:value-type="string">
            <text:p>SNFVAPTK</text:p>
          </table:table-cell>
          <table:table-cell office:value-type="string" calcext:value-type="string">
            <text:p>DPDQNLSWM(+15.99)LK</text:p>
          </table:table-cell>
          <table:table-cell table:formula="of:=SUBSTITUTE(SUBSTITUTE([.C641];&quot;(+15.99)&quot;;&quot;&quot;);&quot;(+57.02)&quot;;&quot;&quot;)" office:value-type="string" office:string-value="DPDQNLSWMLK" calcext:value-type="string">
            <text:p>DPDQNLSWMLK</text:p>
          </table:table-cell>
        </table:table-row>
        <table:table-row table:style-name="ro1">
          <table:table-cell office:value-type="string" calcext:value-type="string">
            <text:p>SPAGEVAQVGPGK</text:p>
          </table:table-cell>
          <table:table-cell table:formula="of:=SUBSTITUTE(SUBSTITUTE([.A642];&quot;(+15.99)&quot;;&quot;&quot;);&quot;(+57.02)&quot;;&quot;&quot;)" office:value-type="string" office:string-value="SPAGEVAQVGPGK" calcext:value-type="string">
            <text:p>SPAGEVAQVGPGK</text:p>
          </table:table-cell>
          <table:table-cell office:value-type="string" calcext:value-type="string">
            <text:p>FYFFKDVNPK</text:p>
          </table:table-cell>
          <table:table-cell table:formula="of:=SUBSTITUTE(SUBSTITUTE([.C642];&quot;(+15.99)&quot;;&quot;&quot;);&quot;(+57.02)&quot;;&quot;&quot;)" office:value-type="string" office:string-value="FYFFKDVNPK" calcext:value-type="string">
            <text:p>FYFFKDVNPK</text:p>
          </table:table-cell>
        </table:table-row>
        <table:table-row table:style-name="ro1">
          <table:table-cell office:value-type="string" calcext:value-type="string">
            <text:p>TAGGLLLSM(+15.99)SAK</text:p>
          </table:table-cell>
          <table:table-cell table:formula="of:=SUBSTITUTE(SUBSTITUTE([.A643];&quot;(+15.99)&quot;;&quot;&quot;);&quot;(+57.02)&quot;;&quot;&quot;)" office:value-type="string" office:string-value="TAGGLLLSMSAK" calcext:value-type="string">
            <text:p>TAGGLLLSMSAK</text:p>
          </table:table-cell>
          <table:table-cell office:value-type="string" calcext:value-type="string">
            <text:p>DPTPFNNLLR</text:p>
          </table:table-cell>
          <table:table-cell table:formula="of:=SUBSTITUTE(SUBSTITUTE([.C643];&quot;(+15.99)&quot;;&quot;&quot;);&quot;(+57.02)&quot;;&quot;&quot;)" office:value-type="string" office:string-value="DPTPFNNLLR" calcext:value-type="string">
            <text:p>DPTPFNNLLR</text:p>
          </table:table-cell>
        </table:table-row>
        <table:table-row table:style-name="ro1">
          <table:table-cell office:value-type="string" calcext:value-type="string">
            <text:p>GNLFNSVLYAR</text:p>
          </table:table-cell>
          <table:table-cell table:formula="of:=SUBSTITUTE(SUBSTITUTE([.A644];&quot;(+15.99)&quot;;&quot;&quot;);&quot;(+57.02)&quot;;&quot;&quot;)" office:value-type="string" office:string-value="GNLFNSVLYAR" calcext:value-type="string">
            <text:p>GNLFNSVLYAR</text:p>
          </table:table-cell>
          <table:table-cell office:value-type="string" calcext:value-type="string">
            <text:p>KKPLAEDLEK</text:p>
          </table:table-cell>
          <table:table-cell table:formula="of:=SUBSTITUTE(SUBSTITUTE([.C644];&quot;(+15.99)&quot;;&quot;&quot;);&quot;(+57.02)&quot;;&quot;&quot;)" office:value-type="string" office:string-value="KKPLAEDLEK" calcext:value-type="string">
            <text:p>KKPLAEDLEK</text:p>
          </table:table-cell>
        </table:table-row>
        <table:table-row table:style-name="ro1">
          <table:table-cell office:value-type="string" calcext:value-type="string">
            <text:p>NNLATLVVNR</text:p>
          </table:table-cell>
          <table:table-cell table:formula="of:=SUBSTITUTE(SUBSTITUTE([.A645];&quot;(+15.99)&quot;;&quot;&quot;);&quot;(+57.02)&quot;;&quot;&quot;)" office:value-type="string" office:string-value="NNLATLVVNR" calcext:value-type="string">
            <text:p>NNLATLVVNR</text:p>
          </table:table-cell>
          <table:table-cell office:value-type="string" calcext:value-type="string">
            <text:p>EFLLLC(+57.02)NHK</text:p>
          </table:table-cell>
          <table:table-cell table:formula="of:=SUBSTITUTE(SUBSTITUTE([.C645];&quot;(+15.99)&quot;;&quot;&quot;);&quot;(+57.02)&quot;;&quot;&quot;)" office:value-type="string" office:string-value="EFLLLCNHK" calcext:value-type="string">
            <text:p>EFLLLCNHK</text:p>
          </table:table-cell>
        </table:table-row>
        <table:table-row table:style-name="ro2">
          <table:table-cell office:value-type="string" calcext:value-type="string">
            <text:p>KASSHDLTR</text:p>
          </table:table-cell>
          <table:table-cell table:formula="of:=SUBSTITUTE(SUBSTITUTE([.A646];&quot;(+15.99)&quot;;&quot;&quot;);&quot;(+57.02)&quot;;&quot;&quot;)" office:value-type="string" office:string-value="KASSHDLTR" calcext:value-type="string">
            <text:p>KASSHDLTR</text:p>
          </table:table-cell>
          <table:table-cell office:value-type="string" calcext:value-type="string">
            <text:p>QNMAC(+57.02)PTDFAANGR</text:p>
          </table:table-cell>
          <table:table-cell table:formula="of:=SUBSTITUTE(SUBSTITUTE([.C646];&quot;(+15.99)&quot;;&quot;&quot;);&quot;(+57.02)&quot;;&quot;&quot;)" office:value-type="string" office:string-value="QNMACPTDFAANGR" calcext:value-type="string">
            <text:p>QNMACPTDFAANGR</text:p>
          </table:table-cell>
        </table:table-row>
        <table:table-row table:style-name="ro1">
          <table:table-cell office:value-type="string" calcext:value-type="string">
            <text:p>GM(+15.99)GPLDPLK</text:p>
          </table:table-cell>
          <table:table-cell table:formula="of:=SUBSTITUTE(SUBSTITUTE([.A647];&quot;(+15.99)&quot;;&quot;&quot;);&quot;(+57.02)&quot;;&quot;&quot;)" office:value-type="string" office:string-value="GMGPLDPLK" calcext:value-type="string">
            <text:p>GMGPLDPLK</text:p>
          </table:table-cell>
          <table:table-cell office:value-type="string" calcext:value-type="string">
            <text:p>NHLEGELK</text:p>
          </table:table-cell>
          <table:table-cell table:formula="of:=SUBSTITUTE(SUBSTITUTE([.C647];&quot;(+15.99)&quot;;&quot;&quot;);&quot;(+57.02)&quot;;&quot;&quot;)" office:value-type="string" office:string-value="NHLEGELK" calcext:value-type="string">
            <text:p>NHLEGELK</text:p>
          </table:table-cell>
        </table:table-row>
        <table:table-row table:style-name="ro2">
          <table:table-cell office:value-type="string" calcext:value-type="string">
            <text:p>VDDLENVENLK</text:p>
          </table:table-cell>
          <table:table-cell table:formula="of:=SUBSTITUTE(SUBSTITUTE([.A648];&quot;(+15.99)&quot;;&quot;&quot;);&quot;(+57.02)&quot;;&quot;&quot;)" office:value-type="string" office:string-value="VDDLENVENLK" calcext:value-type="string">
            <text:p>VDDLENVENLK</text:p>
          </table:table-cell>
          <table:table-cell office:value-type="string" calcext:value-type="string">
            <text:p>TGFEKLEALPMPK</text:p>
          </table:table-cell>
          <table:table-cell table:formula="of:=SUBSTITUTE(SUBSTITUTE([.C648];&quot;(+15.99)&quot;;&quot;&quot;);&quot;(+57.02)&quot;;&quot;&quot;)" office:value-type="string" office:string-value="TGFEKLEALPMPK" calcext:value-type="string">
            <text:p>TGFEKLEALPMPK</text:p>
          </table:table-cell>
        </table:table-row>
        <table:table-row table:style-name="ro1">
          <table:table-cell office:value-type="string" calcext:value-type="string">
            <text:p>EDVLDLLLNSK</text:p>
          </table:table-cell>
          <table:table-cell table:formula="of:=SUBSTITUTE(SUBSTITUTE([.A649];&quot;(+15.99)&quot;;&quot;&quot;);&quot;(+57.02)&quot;;&quot;&quot;)" office:value-type="string" office:string-value="EDVLDLLLNSK" calcext:value-type="string">
            <text:p>EDVLDLLLNSK</text:p>
          </table:table-cell>
          <table:table-cell office:value-type="string" calcext:value-type="string">
            <text:p>M(+15.99)PAAEHVVNR</text:p>
          </table:table-cell>
          <table:table-cell table:formula="of:=SUBSTITUTE(SUBSTITUTE([.C649];&quot;(+15.99)&quot;;&quot;&quot;);&quot;(+57.02)&quot;;&quot;&quot;)" office:value-type="string" office:string-value="MPAAEHVVNR" calcext:value-type="string">
            <text:p>MPAAEHVVNR</text:p>
          </table:table-cell>
        </table:table-row>
        <table:table-row table:style-name="ro1">
          <table:table-cell office:value-type="string" calcext:value-type="string">
            <text:p>LM(+15.99)SMTVAWASM(+15.99)NK</text:p>
          </table:table-cell>
          <table:table-cell table:formula="of:=SUBSTITUTE(SUBSTITUTE([.A650];&quot;(+15.99)&quot;;&quot;&quot;);&quot;(+57.02)&quot;;&quot;&quot;)" office:value-type="string" office:string-value="LMSMTVAWASMNK" calcext:value-type="string">
            <text:p>LMSMTVAWASMNK</text:p>
          </table:table-cell>
          <table:table-cell office:value-type="string" calcext:value-type="string">
            <text:p>VPVLDLDSER</text:p>
          </table:table-cell>
          <table:table-cell table:formula="of:=SUBSTITUTE(SUBSTITUTE([.C650];&quot;(+15.99)&quot;;&quot;&quot;);&quot;(+57.02)&quot;;&quot;&quot;)" office:value-type="string" office:string-value="VPVLDLDSER" calcext:value-type="string">
            <text:p>VPVLDLDSER</text:p>
          </table:table-cell>
        </table:table-row>
        <table:table-row table:style-name="ro2">
          <table:table-cell office:value-type="string" calcext:value-type="string">
            <text:p>EATAC(+57.02)PTFFTAHK</text:p>
          </table:table-cell>
          <table:table-cell table:formula="of:=SUBSTITUTE(SUBSTITUTE([.A651];&quot;(+15.99)&quot;;&quot;&quot;);&quot;(+57.02)&quot;;&quot;&quot;)" office:value-type="string" office:string-value="EATACPTFFTAHK" calcext:value-type="string">
            <text:p>EATACPTFFTAHK</text:p>
          </table:table-cell>
          <table:table-cell office:value-type="string" calcext:value-type="string">
            <text:p>TNEC(+57.02)QLSTLEEEELSALMWK</text:p>
          </table:table-cell>
          <table:table-cell table:formula="of:=SUBSTITUTE(SUBSTITUTE([.C651];&quot;(+15.99)&quot;;&quot;&quot;);&quot;(+57.02)&quot;;&quot;&quot;)" office:value-type="string" office:string-value="TNECQLSTLEEEELSALMWK" calcext:value-type="string">
            <text:p>TNECQLSTLEEEELSALMWK</text:p>
          </table:table-cell>
        </table:table-row>
        <table:table-row table:style-name="ro1">
          <table:table-cell office:value-type="string" calcext:value-type="string">
            <text:p>RAC(+57.02)AGTEC(+57.02)LLSGWNATK</text:p>
          </table:table-cell>
          <table:table-cell table:formula="of:=SUBSTITUTE(SUBSTITUTE([.A652];&quot;(+15.99)&quot;;&quot;&quot;);&quot;(+57.02)&quot;;&quot;&quot;)" office:value-type="string" office:string-value="RACAGTECLLSGWNATK" calcext:value-type="string">
            <text:p>RACAGTECLLSGWNATK</text:p>
          </table:table-cell>
          <table:table-cell office:value-type="string" calcext:value-type="string">
            <text:p>FFLFNK</text:p>
          </table:table-cell>
          <table:table-cell table:formula="of:=SUBSTITUTE(SUBSTITUTE([.C652];&quot;(+15.99)&quot;;&quot;&quot;);&quot;(+57.02)&quot;;&quot;&quot;)" office:value-type="string" office:string-value="FFLFNK" calcext:value-type="string">
            <text:p>FFLFNK</text:p>
          </table:table-cell>
        </table:table-row>
        <table:table-row table:style-name="ro2">
          <table:table-cell office:value-type="string" calcext:value-type="string">
            <text:p>QSQPLVLLPAFKNK</text:p>
          </table:table-cell>
          <table:table-cell table:formula="of:=SUBSTITUTE(SUBSTITUTE([.A653];&quot;(+15.99)&quot;;&quot;&quot;);&quot;(+57.02)&quot;;&quot;&quot;)" office:value-type="string" office:string-value="QSQPLVLLPAFKNK" calcext:value-type="string">
            <text:p>QSQPLVLLPAFKNK</text:p>
          </table:table-cell>
          <table:table-cell office:value-type="string" calcext:value-type="string">
            <text:p>WESAGDGTTTATVLAHATEK</text:p>
          </table:table-cell>
          <table:table-cell table:formula="of:=SUBSTITUTE(SUBSTITUTE([.C653];&quot;(+15.99)&quot;;&quot;&quot;);&quot;(+57.02)&quot;;&quot;&quot;)" office:value-type="string" office:string-value="WESAGDGTTTATVLAHATEK" calcext:value-type="string">
            <text:p>WESAGDGTTTATVLAHATEK</text:p>
          </table:table-cell>
        </table:table-row>
        <table:table-row table:style-name="ro2">
          <table:table-cell office:value-type="string" calcext:value-type="string">
            <text:p>GC(+57.02)SSQLNSRK</text:p>
          </table:table-cell>
          <table:table-cell table:formula="of:=SUBSTITUTE(SUBSTITUTE([.A654];&quot;(+15.99)&quot;;&quot;&quot;);&quot;(+57.02)&quot;;&quot;&quot;)" office:value-type="string" office:string-value="GCSSQLNSRK" calcext:value-type="string">
            <text:p>GCSSQLNSRK</text:p>
          </table:table-cell>
          <table:table-cell office:value-type="string" calcext:value-type="string">
            <text:p>EELFLNQDRFPVR</text:p>
          </table:table-cell>
          <table:table-cell table:formula="of:=SUBSTITUTE(SUBSTITUTE([.C654];&quot;(+15.99)&quot;;&quot;&quot;);&quot;(+57.02)&quot;;&quot;&quot;)" office:value-type="string" office:string-value="EELFLNQDRFPVR" calcext:value-type="string">
            <text:p>EELFLNQDRFPVR</text:p>
          </table:table-cell>
        </table:table-row>
        <table:table-row table:style-name="ro1">
          <table:table-cell office:value-type="string" calcext:value-type="string">
            <text:p>ANEM(+15.99)NLLFK</text:p>
          </table:table-cell>
          <table:table-cell table:formula="of:=SUBSTITUTE(SUBSTITUTE([.A655];&quot;(+15.99)&quot;;&quot;&quot;);&quot;(+57.02)&quot;;&quot;&quot;)" office:value-type="string" office:string-value="ANEMNLLFK" calcext:value-type="string">
            <text:p>ANEMNLLFK</text:p>
          </table:table-cell>
          <table:table-cell office:value-type="string" calcext:value-type="string">
            <text:p>DVPLLTEMK</text:p>
          </table:table-cell>
          <table:table-cell table:formula="of:=SUBSTITUTE(SUBSTITUTE([.C655];&quot;(+15.99)&quot;;&quot;&quot;);&quot;(+57.02)&quot;;&quot;&quot;)" office:value-type="string" office:string-value="DVPLLTEMK" calcext:value-type="string">
            <text:p>DVPLLTEMK</text:p>
          </table:table-cell>
        </table:table-row>
        <table:table-row table:style-name="ro1">
          <table:table-cell office:value-type="string" calcext:value-type="string">
            <text:p>EKNEKFDK</text:p>
          </table:table-cell>
          <table:table-cell table:formula="of:=SUBSTITUTE(SUBSTITUTE([.A656];&quot;(+15.99)&quot;;&quot;&quot;);&quot;(+57.02)&quot;;&quot;&quot;)" office:value-type="string" office:string-value="EKNEKFDK" calcext:value-type="string">
            <text:p>EKNEKFDK</text:p>
          </table:table-cell>
          <table:table-cell office:value-type="string" calcext:value-type="string">
            <text:p>EPDDLALLTKK</text:p>
          </table:table-cell>
          <table:table-cell table:formula="of:=SUBSTITUTE(SUBSTITUTE([.C656];&quot;(+15.99)&quot;;&quot;&quot;);&quot;(+57.02)&quot;;&quot;&quot;)" office:value-type="string" office:string-value="EPDDLALLTKK" calcext:value-type="string">
            <text:p>EPDDLALLTKK</text:p>
          </table:table-cell>
        </table:table-row>
        <table:table-row table:style-name="ro1">
          <table:table-cell office:value-type="string" calcext:value-type="string">
            <text:p>TGNVLEDVVR</text:p>
          </table:table-cell>
          <table:table-cell table:formula="of:=SUBSTITUTE(SUBSTITUTE([.A657];&quot;(+15.99)&quot;;&quot;&quot;);&quot;(+57.02)&quot;;&quot;&quot;)" office:value-type="string" office:string-value="TGNVLEDVVR" calcext:value-type="string">
            <text:p>TGNVLEDVVR</text:p>
          </table:table-cell>
          <table:table-cell office:value-type="string" calcext:value-type="string">
            <text:p>KSLNLPK</text:p>
          </table:table-cell>
          <table:table-cell table:formula="of:=SUBSTITUTE(SUBSTITUTE([.C657];&quot;(+15.99)&quot;;&quot;&quot;);&quot;(+57.02)&quot;;&quot;&quot;)" office:value-type="string" office:string-value="KSLNLPK" calcext:value-type="string">
            <text:p>KSLNLPK</text:p>
          </table:table-cell>
        </table:table-row>
        <table:table-row table:style-name="ro1">
          <table:table-cell office:value-type="string" calcext:value-type="string">
            <text:p>QAGAC(+57.02)LLNAR</text:p>
          </table:table-cell>
          <table:table-cell table:formula="of:=SUBSTITUTE(SUBSTITUTE([.A658];&quot;(+15.99)&quot;;&quot;&quot;);&quot;(+57.02)&quot;;&quot;&quot;)" office:value-type="string" office:string-value="QAGACLLNAR" calcext:value-type="string">
            <text:p>QAGACLLNAR</text:p>
          </table:table-cell>
          <table:table-cell office:value-type="string" calcext:value-type="string">
            <text:p>APALAALEVNR</text:p>
          </table:table-cell>
          <table:table-cell table:formula="of:=SUBSTITUTE(SUBSTITUTE([.C658];&quot;(+15.99)&quot;;&quot;&quot;);&quot;(+57.02)&quot;;&quot;&quot;)" office:value-type="string" office:string-value="APALAALEVNR" calcext:value-type="string">
            <text:p>APALAALEVNR</text:p>
          </table:table-cell>
        </table:table-row>
        <table:table-row table:style-name="ro2">
          <table:table-cell office:value-type="string" calcext:value-type="string">
            <text:p>SAGDGLLDPVLGR</text:p>
          </table:table-cell>
          <table:table-cell table:formula="of:=SUBSTITUTE(SUBSTITUTE([.A659];&quot;(+15.99)&quot;;&quot;&quot;);&quot;(+57.02)&quot;;&quot;&quot;)" office:value-type="string" office:string-value="SAGDGLLDPVLGR" calcext:value-type="string">
            <text:p>SAGDGLLDPVLGR</text:p>
          </table:table-cell>
          <table:table-cell office:value-type="string" calcext:value-type="string">
            <text:p>QM(+15.99)TAGAVFAPR</text:p>
          </table:table-cell>
          <table:table-cell table:formula="of:=SUBSTITUTE(SUBSTITUTE([.C659];&quot;(+15.99)&quot;;&quot;&quot;);&quot;(+57.02)&quot;;&quot;&quot;)" office:value-type="string" office:string-value="QMTAGAVFAPR" calcext:value-type="string">
            <text:p>QMTAGAVFAPR</text:p>
          </table:table-cell>
        </table:table-row>
        <table:table-row table:style-name="ro2">
          <table:table-cell office:value-type="string" calcext:value-type="string">
            <text:p>QLANTSSGVRENK</text:p>
          </table:table-cell>
          <table:table-cell table:formula="of:=SUBSTITUTE(SUBSTITUTE([.A660];&quot;(+15.99)&quot;;&quot;&quot;);&quot;(+57.02)&quot;;&quot;&quot;)" office:value-type="string" office:string-value="QLANTSSGVRENK" calcext:value-type="string">
            <text:p>QLANTSSGVRENK</text:p>
          </table:table-cell>
          <table:table-cell office:value-type="string" calcext:value-type="string">
            <text:p>HC(+57.02)TVSTVQSSVHK</text:p>
          </table:table-cell>
          <table:table-cell table:formula="of:=SUBSTITUTE(SUBSTITUTE([.C660];&quot;(+15.99)&quot;;&quot;&quot;);&quot;(+57.02)&quot;;&quot;&quot;)" office:value-type="string" office:string-value="HCTVSTVQSSVHK" calcext:value-type="string">
            <text:p>HCTVSTVQSSVHK</text:p>
          </table:table-cell>
        </table:table-row>
        <table:table-row table:style-name="ro1">
          <table:table-cell office:value-type="string" calcext:value-type="string">
            <text:p>QVQQYLHNM(+15.99)NK</text:p>
          </table:table-cell>
          <table:table-cell table:formula="of:=SUBSTITUTE(SUBSTITUTE([.A661];&quot;(+15.99)&quot;;&quot;&quot;);&quot;(+57.02)&quot;;&quot;&quot;)" office:value-type="string" office:string-value="QVQQYLHNMNK" calcext:value-type="string">
            <text:p>QVQQYLHNMNK</text:p>
          </table:table-cell>
          <table:table-cell office:value-type="string" calcext:value-type="string">
            <text:p>NAVDWDSERK</text:p>
          </table:table-cell>
          <table:table-cell table:formula="of:=SUBSTITUTE(SUBSTITUTE([.C661];&quot;(+15.99)&quot;;&quot;&quot;);&quot;(+57.02)&quot;;&quot;&quot;)" office:value-type="string" office:string-value="NAVDWDSERK" calcext:value-type="string">
            <text:p>NAVDWDSERK</text:p>
          </table:table-cell>
        </table:table-row>
        <table:table-row table:style-name="ro2">
          <table:table-cell office:value-type="string" calcext:value-type="string">
            <text:p>KNALDQDLNFSYSR</text:p>
          </table:table-cell>
          <table:table-cell table:formula="of:=SUBSTITUTE(SUBSTITUTE([.A662];&quot;(+15.99)&quot;;&quot;&quot;);&quot;(+57.02)&quot;;&quot;&quot;)" office:value-type="string" office:string-value="KNALDQDLNFSYSR" calcext:value-type="string">
            <text:p>KNALDQDLNFSYSR</text:p>
          </table:table-cell>
          <table:table-cell office:value-type="string" calcext:value-type="string">
            <text:p>GFHTEPNAVNFVNLR</text:p>
          </table:table-cell>
          <table:table-cell table:formula="of:=SUBSTITUTE(SUBSTITUTE([.C662];&quot;(+15.99)&quot;;&quot;&quot;);&quot;(+57.02)&quot;;&quot;&quot;)" office:value-type="string" office:string-value="GFHTEPNAVNFVNLR" calcext:value-type="string">
            <text:p>GFHTEPNAVNFVNLR</text:p>
          </table:table-cell>
        </table:table-row>
        <table:table-row table:style-name="ro2">
          <table:table-cell office:value-type="string" calcext:value-type="string">
            <text:p>GNEFLVGK</text:p>
          </table:table-cell>
          <table:table-cell table:formula="of:=SUBSTITUTE(SUBSTITUTE([.A663];&quot;(+15.99)&quot;;&quot;&quot;);&quot;(+57.02)&quot;;&quot;&quot;)" office:value-type="string" office:string-value="GNEFLVGK" calcext:value-type="string">
            <text:p>GNEFLVGK</text:p>
          </table:table-cell>
          <table:table-cell office:value-type="string" calcext:value-type="string">
            <text:p>AAALQNLSWMEK</text:p>
          </table:table-cell>
          <table:table-cell table:formula="of:=SUBSTITUTE(SUBSTITUTE([.C663];&quot;(+15.99)&quot;;&quot;&quot;);&quot;(+57.02)&quot;;&quot;&quot;)" office:value-type="string" office:string-value="AAALQNLSWMEK" calcext:value-type="string">
            <text:p>AAALQNLSWMEK</text:p>
          </table:table-cell>
        </table:table-row>
        <table:table-row table:style-name="ro1">
          <table:table-cell office:value-type="string" calcext:value-type="string">
            <text:p>WDLLDNYR</text:p>
          </table:table-cell>
          <table:table-cell table:formula="of:=SUBSTITUTE(SUBSTITUTE([.A664];&quot;(+15.99)&quot;;&quot;&quot;);&quot;(+57.02)&quot;;&quot;&quot;)" office:value-type="string" office:string-value="WDLLDNYR" calcext:value-type="string">
            <text:p>WDLLDNYR</text:p>
          </table:table-cell>
          <table:table-cell office:value-type="string" calcext:value-type="string">
            <text:p>LTGC(+57.02)RTPQDK</text:p>
          </table:table-cell>
          <table:table-cell table:formula="of:=SUBSTITUTE(SUBSTITUTE([.C664];&quot;(+15.99)&quot;;&quot;&quot;);&quot;(+57.02)&quot;;&quot;&quot;)" office:value-type="string" office:string-value="LTGCRTPQDK" calcext:value-type="string">
            <text:p>LTGCRTPQDK</text:p>
          </table:table-cell>
        </table:table-row>
        <table:table-row table:style-name="ro1">
          <table:table-cell office:value-type="string" calcext:value-type="string">
            <text:p>LLENLLK</text:p>
          </table:table-cell>
          <table:table-cell table:formula="of:=SUBSTITUTE(SUBSTITUTE([.A665];&quot;(+15.99)&quot;;&quot;&quot;);&quot;(+57.02)&quot;;&quot;&quot;)" office:value-type="string" office:string-value="LLENLLK" calcext:value-type="string">
            <text:p>LLENLLK</text:p>
          </table:table-cell>
          <table:table-cell office:value-type="string" calcext:value-type="string">
            <text:p>TMGHLLTM(+15.99)K</text:p>
          </table:table-cell>
          <table:table-cell table:formula="of:=SUBSTITUTE(SUBSTITUTE([.C665];&quot;(+15.99)&quot;;&quot;&quot;);&quot;(+57.02)&quot;;&quot;&quot;)" office:value-type="string" office:string-value="TMGHLLTMK" calcext:value-type="string">
            <text:p>TMGHLLTMK</text:p>
          </table:table-cell>
        </table:table-row>
        <table:table-row table:style-name="ro1">
          <table:table-cell office:value-type="string" calcext:value-type="string">
            <text:p>VVNC(+57.02)LVDVAR</text:p>
          </table:table-cell>
          <table:table-cell table:formula="of:=SUBSTITUTE(SUBSTITUTE([.A666];&quot;(+15.99)&quot;;&quot;&quot;);&quot;(+57.02)&quot;;&quot;&quot;)" office:value-type="string" office:string-value="VVNCLVDVAR" calcext:value-type="string">
            <text:p>VVNCLVDVAR</text:p>
          </table:table-cell>
          <table:table-cell office:value-type="string" calcext:value-type="string">
            <text:p>QQPM(+15.99)SGVAK</text:p>
          </table:table-cell>
          <table:table-cell table:formula="of:=SUBSTITUTE(SUBSTITUTE([.C666];&quot;(+15.99)&quot;;&quot;&quot;);&quot;(+57.02)&quot;;&quot;&quot;)" office:value-type="string" office:string-value="QQPMSGVAK" calcext:value-type="string">
            <text:p>QQPMSGVAK</text:p>
          </table:table-cell>
        </table:table-row>
        <table:table-row table:style-name="ro1">
          <table:table-cell office:value-type="string" calcext:value-type="string">
            <text:p>ESEELLEEENEK</text:p>
          </table:table-cell>
          <table:table-cell table:formula="of:=SUBSTITUTE(SUBSTITUTE([.A667];&quot;(+15.99)&quot;;&quot;&quot;);&quot;(+57.02)&quot;;&quot;&quot;)" office:value-type="string" office:string-value="ESEELLEEENEK" calcext:value-type="string">
            <text:p>ESEELLEEENEK</text:p>
          </table:table-cell>
          <table:table-cell office:value-type="string" calcext:value-type="string">
            <text:p>FLASHPKALK</text:p>
          </table:table-cell>
          <table:table-cell table:formula="of:=SUBSTITUTE(SUBSTITUTE([.C667];&quot;(+15.99)&quot;;&quot;&quot;);&quot;(+57.02)&quot;;&quot;&quot;)" office:value-type="string" office:string-value="FLASHPKALK" calcext:value-type="string">
            <text:p>FLASHPKALK</text:p>
          </table:table-cell>
        </table:table-row>
        <table:table-row table:style-name="ro1">
          <table:table-cell office:value-type="string" calcext:value-type="string">
            <text:p>SGGHEGPC(+57.02)VEK</text:p>
          </table:table-cell>
          <table:table-cell table:formula="of:=SUBSTITUTE(SUBSTITUTE([.A668];&quot;(+15.99)&quot;;&quot;&quot;);&quot;(+57.02)&quot;;&quot;&quot;)" office:value-type="string" office:string-value="SGGHEGPCVEK" calcext:value-type="string">
            <text:p>SGGHEGPCVEK</text:p>
          </table:table-cell>
          <table:table-cell office:value-type="string" calcext:value-type="string">
            <text:p>ETSSDLLLSK</text:p>
          </table:table-cell>
          <table:table-cell table:formula="of:=SUBSTITUTE(SUBSTITUTE([.C668];&quot;(+15.99)&quot;;&quot;&quot;);&quot;(+57.02)&quot;;&quot;&quot;)" office:value-type="string" office:string-value="ETSSDLLLSK" calcext:value-type="string">
            <text:p>ETSSDLLLSK</text:p>
          </table:table-cell>
        </table:table-row>
        <table:table-row table:style-name="ro2">
          <table:table-cell office:value-type="string" calcext:value-type="string">
            <text:p>THMPLAKDPK</text:p>
          </table:table-cell>
          <table:table-cell table:formula="of:=SUBSTITUTE(SUBSTITUTE([.A669];&quot;(+15.99)&quot;;&quot;&quot;);&quot;(+57.02)&quot;;&quot;&quot;)" office:value-type="string" office:string-value="THMPLAKDPK" calcext:value-type="string">
            <text:p>THMPLAKDPK</text:p>
          </table:table-cell>
          <table:table-cell office:value-type="string" calcext:value-type="string">
            <text:p>VPM(+15.99)VQSVFFLNVK</text:p>
          </table:table-cell>
          <table:table-cell table:formula="of:=SUBSTITUTE(SUBSTITUTE([.C669];&quot;(+15.99)&quot;;&quot;&quot;);&quot;(+57.02)&quot;;&quot;&quot;)" office:value-type="string" office:string-value="VPMVQSVFFLNVK" calcext:value-type="string">
            <text:p>VPMVQSVFFLNVK</text:p>
          </table:table-cell>
        </table:table-row>
        <table:table-row table:style-name="ro2">
          <table:table-cell office:value-type="string" calcext:value-type="string">
            <text:p>QGKLFFTYK</text:p>
          </table:table-cell>
          <table:table-cell table:formula="of:=SUBSTITUTE(SUBSTITUTE([.A670];&quot;(+15.99)&quot;;&quot;&quot;);&quot;(+57.02)&quot;;&quot;&quot;)" office:value-type="string" office:string-value="QGKLFFTYK" calcext:value-type="string">
            <text:p>QGKLFFTYK</text:p>
          </table:table-cell>
          <table:table-cell office:value-type="string" calcext:value-type="string">
            <text:p>ENELQNNKVLAGK</text:p>
          </table:table-cell>
          <table:table-cell table:formula="of:=SUBSTITUTE(SUBSTITUTE([.C670];&quot;(+15.99)&quot;;&quot;&quot;);&quot;(+57.02)&quot;;&quot;&quot;)" office:value-type="string" office:string-value="ENELQNNKVLAGK" calcext:value-type="string">
            <text:p>ENELQNNKVLAGK</text:p>
          </table:table-cell>
        </table:table-row>
        <table:table-row table:style-name="ro2">
          <table:table-cell office:value-type="string" calcext:value-type="string">
            <text:p>ATKVVGPK</text:p>
          </table:table-cell>
          <table:table-cell table:formula="of:=SUBSTITUTE(SUBSTITUTE([.A671];&quot;(+15.99)&quot;;&quot;&quot;);&quot;(+57.02)&quot;;&quot;&quot;)" office:value-type="string" office:string-value="ATKVVGPK" calcext:value-type="string">
            <text:p>ATKVVGPK</text:p>
          </table:table-cell>
          <table:table-cell office:value-type="string" calcext:value-type="string">
            <text:p>TAPAAGC(+57.02)PVM(+15.99)M(+15.99)R</text:p>
          </table:table-cell>
          <table:table-cell table:formula="of:=SUBSTITUTE(SUBSTITUTE([.C671];&quot;(+15.99)&quot;;&quot;&quot;);&quot;(+57.02)&quot;;&quot;&quot;)" office:value-type="string" office:string-value="TAPAAGCPVMMR" calcext:value-type="string">
            <text:p>TAPAAGCPVMMR</text:p>
          </table:table-cell>
        </table:table-row>
        <table:table-row table:style-name="ro1">
          <table:table-cell office:value-type="string" calcext:value-type="string">
            <text:p>KAFEEVVYSK</text:p>
          </table:table-cell>
          <table:table-cell table:formula="of:=SUBSTITUTE(SUBSTITUTE([.A672];&quot;(+15.99)&quot;;&quot;&quot;);&quot;(+57.02)&quot;;&quot;&quot;)" office:value-type="string" office:string-value="KAFEEVVYSK" calcext:value-type="string">
            <text:p>KAFEEVVYSK</text:p>
          </table:table-cell>
          <table:table-cell office:value-type="string" calcext:value-type="string">
            <text:p>SHC(+57.02)EMKPPK</text:p>
          </table:table-cell>
          <table:table-cell table:formula="of:=SUBSTITUTE(SUBSTITUTE([.C672];&quot;(+15.99)&quot;;&quot;&quot;);&quot;(+57.02)&quot;;&quot;&quot;)" office:value-type="string" office:string-value="SHCEMKPPK" calcext:value-type="string">
            <text:p>SHCEMKPPK</text:p>
          </table:table-cell>
        </table:table-row>
        <table:table-row table:style-name="ro2">
          <table:table-cell office:value-type="string" calcext:value-type="string">
            <text:p>GTEGGFEGMR</text:p>
          </table:table-cell>
          <table:table-cell table:formula="of:=SUBSTITUTE(SUBSTITUTE([.A673];&quot;(+15.99)&quot;;&quot;&quot;);&quot;(+57.02)&quot;;&quot;&quot;)" office:value-type="string" office:string-value="GTEGGFEGMR" calcext:value-type="string">
            <text:p>GTEGGFEGMR</text:p>
          </table:table-cell>
          <table:table-cell office:value-type="string" calcext:value-type="string">
            <text:p>NFNKNTVEVAGNNK</text:p>
          </table:table-cell>
          <table:table-cell table:formula="of:=SUBSTITUTE(SUBSTITUTE([.C673];&quot;(+15.99)&quot;;&quot;&quot;);&quot;(+57.02)&quot;;&quot;&quot;)" office:value-type="string" office:string-value="NFNKNTVEVAGNNK" calcext:value-type="string">
            <text:p>NFNKNTVEVAGNNK</text:p>
          </table:table-cell>
        </table:table-row>
        <table:table-row table:style-name="ro1">
          <table:table-cell office:value-type="string" calcext:value-type="string">
            <text:p>NLLRLPR</text:p>
          </table:table-cell>
          <table:table-cell table:formula="of:=SUBSTITUTE(SUBSTITUTE([.A674];&quot;(+15.99)&quot;;&quot;&quot;);&quot;(+57.02)&quot;;&quot;&quot;)" office:value-type="string" office:string-value="NLLRLPR" calcext:value-type="string">
            <text:p>NLLRLPR</text:p>
          </table:table-cell>
          <table:table-cell office:value-type="string" calcext:value-type="string">
            <text:p>KVTMM(+15.99)SPR</text:p>
          </table:table-cell>
          <table:table-cell table:formula="of:=SUBSTITUTE(SUBSTITUTE([.C674];&quot;(+15.99)&quot;;&quot;&quot;);&quot;(+57.02)&quot;;&quot;&quot;)" office:value-type="string" office:string-value="KVTMMSPR" calcext:value-type="string">
            <text:p>KVTMMSPR</text:p>
          </table:table-cell>
        </table:table-row>
        <table:table-row table:style-name="ro2">
          <table:table-cell office:value-type="string" calcext:value-type="string">
            <text:p>HHAPEEVSAQVLVGK</text:p>
          </table:table-cell>
          <table:table-cell table:formula="of:=SUBSTITUTE(SUBSTITUTE([.A675];&quot;(+15.99)&quot;;&quot;&quot;);&quot;(+57.02)&quot;;&quot;&quot;)" office:value-type="string" office:string-value="HHAPEEVSAQVLVGK" calcext:value-type="string">
            <text:p>HHAPEEVSAQVLVGK</text:p>
          </table:table-cell>
          <table:table-cell office:value-type="string" calcext:value-type="string">
            <text:p>ALLVKDNPM(+15.99)ALLVLPK</text:p>
          </table:table-cell>
          <table:table-cell table:formula="of:=SUBSTITUTE(SUBSTITUTE([.C675];&quot;(+15.99)&quot;;&quot;&quot;);&quot;(+57.02)&quot;;&quot;&quot;)" office:value-type="string" office:string-value="ALLVKDNPMALLVLPK" calcext:value-type="string">
            <text:p>ALLVKDNPMALLVLPK</text:p>
          </table:table-cell>
        </table:table-row>
        <table:table-row table:style-name="ro1">
          <table:table-cell office:value-type="string" calcext:value-type="string">
            <text:p>KKALTVSTVKSC(+57.02)YK</text:p>
          </table:table-cell>
          <table:table-cell table:formula="of:=SUBSTITUTE(SUBSTITUTE([.A676];&quot;(+15.99)&quot;;&quot;&quot;);&quot;(+57.02)&quot;;&quot;&quot;)" office:value-type="string" office:string-value="KKALTVSTVKSCYK" calcext:value-type="string">
            <text:p>KKALTVSTVKSCYK</text:p>
          </table:table-cell>
          <table:table-cell office:value-type="string" calcext:value-type="string">
            <text:p>NATLPDLGWK</text:p>
          </table:table-cell>
          <table:table-cell table:formula="of:=SUBSTITUTE(SUBSTITUTE([.C676];&quot;(+15.99)&quot;;&quot;&quot;);&quot;(+57.02)&quot;;&quot;&quot;)" office:value-type="string" office:string-value="NATLPDLGWK" calcext:value-type="string">
            <text:p>NATLPDLGWK</text:p>
          </table:table-cell>
        </table:table-row>
        <table:table-row table:style-name="ro1">
          <table:table-cell office:value-type="string" calcext:value-type="string">
            <text:p>VAGGDEYVLLSEK</text:p>
          </table:table-cell>
          <table:table-cell table:formula="of:=SUBSTITUTE(SUBSTITUTE([.A677];&quot;(+15.99)&quot;;&quot;&quot;);&quot;(+57.02)&quot;;&quot;&quot;)" office:value-type="string" office:string-value="VAGGDEYVLLSEK" calcext:value-type="string">
            <text:p>VAGGDEYVLLSEK</text:p>
          </table:table-cell>
          <table:table-cell office:value-type="string" calcext:value-type="string">
            <text:p>LTDLLSC(+57.02)VLPR</text:p>
          </table:table-cell>
          <table:table-cell table:formula="of:=SUBSTITUTE(SUBSTITUTE([.C677];&quot;(+15.99)&quot;;&quot;&quot;);&quot;(+57.02)&quot;;&quot;&quot;)" office:value-type="string" office:string-value="LTDLLSCVLPR" calcext:value-type="string">
            <text:p>LTDLLSCVLPR</text:p>
          </table:table-cell>
        </table:table-row>
        <table:table-row table:style-name="ro1">
          <table:table-cell office:value-type="string" calcext:value-type="string">
            <text:p>NSHLWVNDK</text:p>
          </table:table-cell>
          <table:table-cell table:formula="of:=SUBSTITUTE(SUBSTITUTE([.A678];&quot;(+15.99)&quot;;&quot;&quot;);&quot;(+57.02)&quot;;&quot;&quot;)" office:value-type="string" office:string-value="NSHLWVNDK" calcext:value-type="string">
            <text:p>NSHLWVNDK</text:p>
          </table:table-cell>
          <table:table-cell office:value-type="string" calcext:value-type="string">
            <text:p>LKDPLVPK</text:p>
          </table:table-cell>
          <table:table-cell table:formula="of:=SUBSTITUTE(SUBSTITUTE([.C678];&quot;(+15.99)&quot;;&quot;&quot;);&quot;(+57.02)&quot;;&quot;&quot;)" office:value-type="string" office:string-value="LKDPLVPK" calcext:value-type="string">
            <text:p>LKDPLVPK</text:p>
          </table:table-cell>
        </table:table-row>
        <table:table-row table:style-name="ro2">
          <table:table-cell office:value-type="string" calcext:value-type="string">
            <text:p>RMWTALASLLAK</text:p>
          </table:table-cell>
          <table:table-cell table:formula="of:=SUBSTITUTE(SUBSTITUTE([.A679];&quot;(+15.99)&quot;;&quot;&quot;);&quot;(+57.02)&quot;;&quot;&quot;)" office:value-type="string" office:string-value="RMWTALASLLAK" calcext:value-type="string">
            <text:p>RMWTALASLLAK</text:p>
          </table:table-cell>
          <table:table-cell office:value-type="string" calcext:value-type="string">
            <text:p>MPSSLEFDKGK</text:p>
          </table:table-cell>
          <table:table-cell table:formula="of:=SUBSTITUTE(SUBSTITUTE([.C679];&quot;(+15.99)&quot;;&quot;&quot;);&quot;(+57.02)&quot;;&quot;&quot;)" office:value-type="string" office:string-value="MPSSLEFDKGK" calcext:value-type="string">
            <text:p>MPSSLEFDKGK</text:p>
          </table:table-cell>
        </table:table-row>
        <table:table-row table:style-name="ro1">
          <table:table-cell office:value-type="string" calcext:value-type="string">
            <text:p>GPSYNEDVLYER</text:p>
          </table:table-cell>
          <table:table-cell table:formula="of:=SUBSTITUTE(SUBSTITUTE([.A680];&quot;(+15.99)&quot;;&quot;&quot;);&quot;(+57.02)&quot;;&quot;&quot;)" office:value-type="string" office:string-value="GPSYNEDVLYER" calcext:value-type="string">
            <text:p>GPSYNEDVLYER</text:p>
          </table:table-cell>
          <table:table-cell office:value-type="string" calcext:value-type="string">
            <text:p>VATVDLPR</text:p>
          </table:table-cell>
          <table:table-cell table:formula="of:=SUBSTITUTE(SUBSTITUTE([.C680];&quot;(+15.99)&quot;;&quot;&quot;);&quot;(+57.02)&quot;;&quot;&quot;)" office:value-type="string" office:string-value="VATVDLPR" calcext:value-type="string">
            <text:p>VATVDLPR</text:p>
          </table:table-cell>
        </table:table-row>
        <table:table-row table:style-name="ro1">
          <table:table-cell office:value-type="string" calcext:value-type="string">
            <text:p>DSGSSYPSLLKC(+57.02)LK</text:p>
          </table:table-cell>
          <table:table-cell table:formula="of:=SUBSTITUTE(SUBSTITUTE([.A681];&quot;(+15.99)&quot;;&quot;&quot;);&quot;(+57.02)&quot;;&quot;&quot;)" office:value-type="string" office:string-value="DSGSSYPSLLKCLK" calcext:value-type="string">
            <text:p>DSGSSYPSLLKCLK</text:p>
          </table:table-cell>
          <table:table-cell office:value-type="string" calcext:value-type="string">
            <text:p>QVLLTGLANVK</text:p>
          </table:table-cell>
          <table:table-cell table:formula="of:=SUBSTITUTE(SUBSTITUTE([.C681];&quot;(+15.99)&quot;;&quot;&quot;);&quot;(+57.02)&quot;;&quot;&quot;)" office:value-type="string" office:string-value="QVLLTGLANVK" calcext:value-type="string">
            <text:p>QVLLTGLANVK</text:p>
          </table:table-cell>
        </table:table-row>
        <table:table-row table:style-name="ro1">
          <table:table-cell office:value-type="string" calcext:value-type="string">
            <text:p>NDPEKKKAK</text:p>
          </table:table-cell>
          <table:table-cell table:formula="of:=SUBSTITUTE(SUBSTITUTE([.A682];&quot;(+15.99)&quot;;&quot;&quot;);&quot;(+57.02)&quot;;&quot;&quot;)" office:value-type="string" office:string-value="NDPEKKKAK" calcext:value-type="string">
            <text:p>NDPEKKKAK</text:p>
          </table:table-cell>
          <table:table-cell office:value-type="string" calcext:value-type="string">
            <text:p>M(+15.99)LNELNNDK</text:p>
          </table:table-cell>
          <table:table-cell table:formula="of:=SUBSTITUTE(SUBSTITUTE([.C682];&quot;(+15.99)&quot;;&quot;&quot;);&quot;(+57.02)&quot;;&quot;&quot;)" office:value-type="string" office:string-value="MLNELNNDK" calcext:value-type="string">
            <text:p>MLNELNNDK</text:p>
          </table:table-cell>
        </table:table-row>
        <table:table-row table:style-name="ro2">
          <table:table-cell office:value-type="string" calcext:value-type="string">
            <text:p>EASLDEQQK</text:p>
          </table:table-cell>
          <table:table-cell table:formula="of:=SUBSTITUTE(SUBSTITUTE([.A683];&quot;(+15.99)&quot;;&quot;&quot;);&quot;(+57.02)&quot;;&quot;&quot;)" office:value-type="string" office:string-value="EASLDEQQK" calcext:value-type="string">
            <text:p>EASLDEQQK</text:p>
          </table:table-cell>
          <table:table-cell office:value-type="string" calcext:value-type="string">
            <text:p>KQTATLALEDMLQM(+15.99)AK</text:p>
          </table:table-cell>
          <table:table-cell table:formula="of:=SUBSTITUTE(SUBSTITUTE([.C683];&quot;(+15.99)&quot;;&quot;&quot;);&quot;(+57.02)&quot;;&quot;&quot;)" office:value-type="string" office:string-value="KQTATLALEDMLQMAK" calcext:value-type="string">
            <text:p>KQTATLALEDMLQMAK</text:p>
          </table:table-cell>
        </table:table-row>
        <table:table-row table:style-name="ro2">
          <table:table-cell office:value-type="string" calcext:value-type="string">
            <text:p>TGHLSSPHTPK</text:p>
          </table:table-cell>
          <table:table-cell table:formula="of:=SUBSTITUTE(SUBSTITUTE([.A684];&quot;(+15.99)&quot;;&quot;&quot;);&quot;(+57.02)&quot;;&quot;&quot;)" office:value-type="string" office:string-value="TGHLSSPHTPK" calcext:value-type="string">
            <text:p>TGHLSSPHTPK</text:p>
          </table:table-cell>
          <table:table-cell office:value-type="string" calcext:value-type="string">
            <text:p>YGQC(+57.02)VMDLSTGGVRVSEVR</text:p>
          </table:table-cell>
          <table:table-cell table:formula="of:=SUBSTITUTE(SUBSTITUTE([.C684];&quot;(+15.99)&quot;;&quot;&quot;);&quot;(+57.02)&quot;;&quot;&quot;)" office:value-type="string" office:string-value="YGQCVMDLSTGGVRVSEVR" calcext:value-type="string">
            <text:p>YGQCVMDLSTGGVRVSEVR</text:p>
          </table:table-cell>
        </table:table-row>
        <table:table-row table:style-name="ro1">
          <table:table-cell office:value-type="string" calcext:value-type="string">
            <text:p>QEPEVSLGDK</text:p>
          </table:table-cell>
          <table:table-cell table:formula="of:=SUBSTITUTE(SUBSTITUTE([.A685];&quot;(+15.99)&quot;;&quot;&quot;);&quot;(+57.02)&quot;;&quot;&quot;)" office:value-type="string" office:string-value="QEPEVSLGDK" calcext:value-type="string">
            <text:p>QEPEVSLGDK</text:p>
          </table:table-cell>
          <table:table-cell office:value-type="string" calcext:value-type="string">
            <text:p>QALVTFSR</text:p>
          </table:table-cell>
          <table:table-cell table:formula="of:=SUBSTITUTE(SUBSTITUTE([.C685];&quot;(+15.99)&quot;;&quot;&quot;);&quot;(+57.02)&quot;;&quot;&quot;)" office:value-type="string" office:string-value="QALVTFSR" calcext:value-type="string">
            <text:p>QALVTFSR</text:p>
          </table:table-cell>
        </table:table-row>
        <table:table-row table:style-name="ro1">
          <table:table-cell office:value-type="string" calcext:value-type="string">
            <text:p>GRVDLVSR</text:p>
          </table:table-cell>
          <table:table-cell table:formula="of:=SUBSTITUTE(SUBSTITUTE([.A686];&quot;(+15.99)&quot;;&quot;&quot;);&quot;(+57.02)&quot;;&quot;&quot;)" office:value-type="string" office:string-value="GRVDLVSR" calcext:value-type="string">
            <text:p>GRVDLVSR</text:p>
          </table:table-cell>
          <table:table-cell office:value-type="string" calcext:value-type="string">
            <text:p>QMQDM(+15.99)R</text:p>
          </table:table-cell>
          <table:table-cell table:formula="of:=SUBSTITUTE(SUBSTITUTE([.C686];&quot;(+15.99)&quot;;&quot;&quot;);&quot;(+57.02)&quot;;&quot;&quot;)" office:value-type="string" office:string-value="QMQDMR" calcext:value-type="string">
            <text:p>QMQDMR</text:p>
          </table:table-cell>
        </table:table-row>
        <table:table-row table:style-name="ro1">
          <table:table-cell office:value-type="string" calcext:value-type="string">
            <text:p>WWWTLNEDFTNAKVDLK</text:p>
          </table:table-cell>
          <table:table-cell table:formula="of:=SUBSTITUTE(SUBSTITUTE([.A687];&quot;(+15.99)&quot;;&quot;&quot;);&quot;(+57.02)&quot;;&quot;&quot;)" office:value-type="string" office:string-value="WWWTLNEDFTNAKVDLK" calcext:value-type="string">
            <text:p>WWWTLNEDFTNAKVDLK</text:p>
          </table:table-cell>
          <table:table-cell office:value-type="string" calcext:value-type="string">
            <text:p>ENPSLDQMEK</text:p>
          </table:table-cell>
          <table:table-cell table:formula="of:=SUBSTITUTE(SUBSTITUTE([.C687];&quot;(+15.99)&quot;;&quot;&quot;);&quot;(+57.02)&quot;;&quot;&quot;)" office:value-type="string" office:string-value="ENPSLDQMEK" calcext:value-type="string">
            <text:p>ENPSLDQMEK</text:p>
          </table:table-cell>
        </table:table-row>
        <table:table-row table:style-name="ro2">
          <table:table-cell office:value-type="string" calcext:value-type="string">
            <text:p>M(+15.99)WTLGVK</text:p>
          </table:table-cell>
          <table:table-cell table:formula="of:=SUBSTITUTE(SUBSTITUTE([.A688];&quot;(+15.99)&quot;;&quot;&quot;);&quot;(+57.02)&quot;;&quot;&quot;)" office:value-type="string" office:string-value="MWTLGVK" calcext:value-type="string">
            <text:p>MWTLGVK</text:p>
          </table:table-cell>
          <table:table-cell office:value-type="string" calcext:value-type="string">
            <text:p>AYGLDELALVPKWR</text:p>
          </table:table-cell>
          <table:table-cell table:formula="of:=SUBSTITUTE(SUBSTITUTE([.C688];&quot;(+15.99)&quot;;&quot;&quot;);&quot;(+57.02)&quot;;&quot;&quot;)" office:value-type="string" office:string-value="AYGLDELALVPKWR" calcext:value-type="string">
            <text:p>AYGLDELALVPKWR</text:p>
          </table:table-cell>
        </table:table-row>
        <table:table-row table:style-name="ro2">
          <table:table-cell office:value-type="string" calcext:value-type="string">
            <text:p>LLVDVPVK</text:p>
          </table:table-cell>
          <table:table-cell table:formula="of:=SUBSTITUTE(SUBSTITUTE([.A689];&quot;(+15.99)&quot;;&quot;&quot;);&quot;(+57.02)&quot;;&quot;&quot;)" office:value-type="string" office:string-value="LLVDVPVK" calcext:value-type="string">
            <text:p>LLVDVPVK</text:p>
          </table:table-cell>
          <table:table-cell office:value-type="string" calcext:value-type="string">
            <text:p>EPPNLDALQSQM(+15.99)YLR</text:p>
          </table:table-cell>
          <table:table-cell table:formula="of:=SUBSTITUTE(SUBSTITUTE([.C689];&quot;(+15.99)&quot;;&quot;&quot;);&quot;(+57.02)&quot;;&quot;&quot;)" office:value-type="string" office:string-value="EPPNLDALQSQMYLR" calcext:value-type="string">
            <text:p>EPPNLDALQSQMYLR</text:p>
          </table:table-cell>
        </table:table-row>
        <table:table-row table:style-name="ro1">
          <table:table-cell office:value-type="string" calcext:value-type="string">
            <text:p>KKPLAEDLEK</text:p>
          </table:table-cell>
          <table:table-cell table:formula="of:=SUBSTITUTE(SUBSTITUTE([.A690];&quot;(+15.99)&quot;;&quot;&quot;);&quot;(+57.02)&quot;;&quot;&quot;)" office:value-type="string" office:string-value="KKPLAEDLEK" calcext:value-type="string">
            <text:p>KKPLAEDLEK</text:p>
          </table:table-cell>
          <table:table-cell office:value-type="string" calcext:value-type="string">
            <text:p>QSDLENSFQK</text:p>
          </table:table-cell>
          <table:table-cell table:formula="of:=SUBSTITUTE(SUBSTITUTE([.C690];&quot;(+15.99)&quot;;&quot;&quot;);&quot;(+57.02)&quot;;&quot;&quot;)" office:value-type="string" office:string-value="QSDLENSFQK" calcext:value-type="string">
            <text:p>QSDLENSFQK</text:p>
          </table:table-cell>
        </table:table-row>
        <table:table-row table:style-name="ro2">
          <table:table-cell office:value-type="string" calcext:value-type="string">
            <text:p>GPEFLVGK</text:p>
          </table:table-cell>
          <table:table-cell table:formula="of:=SUBSTITUTE(SUBSTITUTE([.A691];&quot;(+15.99)&quot;;&quot;&quot;);&quot;(+57.02)&quot;;&quot;&quot;)" office:value-type="string" office:string-value="GPEFLVGK" calcext:value-type="string">
            <text:p>GPEFLVGK</text:p>
          </table:table-cell>
          <table:table-cell office:value-type="string" calcext:value-type="string">
            <text:p>ELPALGDQVDASAK</text:p>
          </table:table-cell>
          <table:table-cell table:formula="of:=SUBSTITUTE(SUBSTITUTE([.C691];&quot;(+15.99)&quot;;&quot;&quot;);&quot;(+57.02)&quot;;&quot;&quot;)" office:value-type="string" office:string-value="ELPALGDQVDASAK" calcext:value-type="string">
            <text:p>ELPALGDQVDASAK</text:p>
          </table:table-cell>
        </table:table-row>
        <table:table-row table:style-name="ro2">
          <table:table-cell office:value-type="string" calcext:value-type="string">
            <text:p>YMPPNC(+57.02)NYENLNNLSDK</text:p>
          </table:table-cell>
          <table:table-cell table:formula="of:=SUBSTITUTE(SUBSTITUTE([.A692];&quot;(+15.99)&quot;;&quot;&quot;);&quot;(+57.02)&quot;;&quot;&quot;)" office:value-type="string" office:string-value="YMPPNCNYENLNNLSDK" calcext:value-type="string">
            <text:p>YMPPNCNYENLNNLSDK</text:p>
          </table:table-cell>
          <table:table-cell office:value-type="string" calcext:value-type="string">
            <text:p>EEAVLDEFLLLLTSR</text:p>
          </table:table-cell>
          <table:table-cell table:formula="of:=SUBSTITUTE(SUBSTITUTE([.C692];&quot;(+15.99)&quot;;&quot;&quot;);&quot;(+57.02)&quot;;&quot;&quot;)" office:value-type="string" office:string-value="EEAVLDEFLLLLTSR" calcext:value-type="string">
            <text:p>EEAVLDEFLLLLTSR</text:p>
          </table:table-cell>
        </table:table-row>
        <table:table-row table:style-name="ro1">
          <table:table-cell office:value-type="string" calcext:value-type="string">
            <text:p>VSSTLDYLNLHR</text:p>
          </table:table-cell>
          <table:table-cell table:formula="of:=SUBSTITUTE(SUBSTITUTE([.A693];&quot;(+15.99)&quot;;&quot;&quot;);&quot;(+57.02)&quot;;&quot;&quot;)" office:value-type="string" office:string-value="VSSTLDYLNLHR" calcext:value-type="string">
            <text:p>VSSTLDYLNLHR</text:p>
          </table:table-cell>
          <table:table-cell office:value-type="string" calcext:value-type="string">
            <text:p>TVPTPVLFK</text:p>
          </table:table-cell>
          <table:table-cell table:formula="of:=SUBSTITUTE(SUBSTITUTE([.C693];&quot;(+15.99)&quot;;&quot;&quot;);&quot;(+57.02)&quot;;&quot;&quot;)" office:value-type="string" office:string-value="TVPTPVLFK" calcext:value-type="string">
            <text:p>TVPTPVLFK</text:p>
          </table:table-cell>
        </table:table-row>
        <table:table-row table:style-name="ro1">
          <table:table-cell office:value-type="string" calcext:value-type="string">
            <text:p>EC(+57.02)DNSGVLAGYPLLDAR</text:p>
          </table:table-cell>
          <table:table-cell table:formula="of:=SUBSTITUTE(SUBSTITUTE([.A694];&quot;(+15.99)&quot;;&quot;&quot;);&quot;(+57.02)&quot;;&quot;&quot;)" office:value-type="string" office:string-value="ECDNSGVLAGYPLLDAR" calcext:value-type="string">
            <text:p>ECDNSGVLAGYPLLDAR</text:p>
          </table:table-cell>
          <table:table-cell office:value-type="string" calcext:value-type="string">
            <text:p>NAGVATLVVNR</text:p>
          </table:table-cell>
          <table:table-cell table:formula="of:=SUBSTITUTE(SUBSTITUTE([.C694];&quot;(+15.99)&quot;;&quot;&quot;);&quot;(+57.02)&quot;;&quot;&quot;)" office:value-type="string" office:string-value="NAGVATLVVNR" calcext:value-type="string">
            <text:p>NAGVATLVVNR</text:p>
          </table:table-cell>
        </table:table-row>
        <table:table-row table:style-name="ro2">
          <table:table-cell office:value-type="string" calcext:value-type="string">
            <text:p>VADGVDLK</text:p>
          </table:table-cell>
          <table:table-cell table:formula="of:=SUBSTITUTE(SUBSTITUTE([.A695];&quot;(+15.99)&quot;;&quot;&quot;);&quot;(+57.02)&quot;;&quot;&quot;)" office:value-type="string" office:string-value="VADGVDLK" calcext:value-type="string">
            <text:p>VADGVDLK</text:p>
          </table:table-cell>
          <table:table-cell office:value-type="string" calcext:value-type="string">
            <text:p>RGVNSSDRASLLR</text:p>
          </table:table-cell>
          <table:table-cell table:formula="of:=SUBSTITUTE(SUBSTITUTE([.C695];&quot;(+15.99)&quot;;&quot;&quot;);&quot;(+57.02)&quot;;&quot;&quot;)" office:value-type="string" office:string-value="RGVNSSDRASLLR" calcext:value-type="string">
            <text:p>RGVNSSDRASLLR</text:p>
          </table:table-cell>
        </table:table-row>
        <table:table-row table:style-name="ro2">
          <table:table-cell office:value-type="string" calcext:value-type="string">
            <text:p>DDAEGWMLR</text:p>
          </table:table-cell>
          <table:table-cell table:formula="of:=SUBSTITUTE(SUBSTITUTE([.A696];&quot;(+15.99)&quot;;&quot;&quot;);&quot;(+57.02)&quot;;&quot;&quot;)" office:value-type="string" office:string-value="DDAEGWMLR" calcext:value-type="string">
            <text:p>DDAEGWMLR</text:p>
          </table:table-cell>
          <table:table-cell office:value-type="string" calcext:value-type="string">
            <text:p>TPGGLLLDPSAK</text:p>
          </table:table-cell>
          <table:table-cell table:formula="of:=SUBSTITUTE(SUBSTITUTE([.C696];&quot;(+15.99)&quot;;&quot;&quot;);&quot;(+57.02)&quot;;&quot;&quot;)" office:value-type="string" office:string-value="TPGGLLLDPSAK" calcext:value-type="string">
            <text:p>TPGGLLLDPSAK</text:p>
          </table:table-cell>
        </table:table-row>
        <table:table-row table:style-name="ro2">
          <table:table-cell office:value-type="string" calcext:value-type="string">
            <text:p>KATEYYDK</text:p>
          </table:table-cell>
          <table:table-cell table:formula="of:=SUBSTITUTE(SUBSTITUTE([.A697];&quot;(+15.99)&quot;;&quot;&quot;);&quot;(+57.02)&quot;;&quot;&quot;)" office:value-type="string" office:string-value="KATEYYDK" calcext:value-type="string">
            <text:p>KATEYYDK</text:p>
          </table:table-cell>
          <table:table-cell office:value-type="string" calcext:value-type="string">
            <text:p>KLNTEARFLPLK</text:p>
          </table:table-cell>
          <table:table-cell table:formula="of:=SUBSTITUTE(SUBSTITUTE([.C697];&quot;(+15.99)&quot;;&quot;&quot;);&quot;(+57.02)&quot;;&quot;&quot;)" office:value-type="string" office:string-value="KLNTEARFLPLK" calcext:value-type="string">
            <text:p>KLNTEARFLPLK</text:p>
          </table:table-cell>
        </table:table-row>
        <table:table-row table:style-name="ro2">
          <table:table-cell office:value-type="string" calcext:value-type="string">
            <text:p>YQM(+15.99)LLESLR</text:p>
          </table:table-cell>
          <table:table-cell table:formula="of:=SUBSTITUTE(SUBSTITUTE([.A698];&quot;(+15.99)&quot;;&quot;&quot;);&quot;(+57.02)&quot;;&quot;&quot;)" office:value-type="string" office:string-value="YQMLLESLR" calcext:value-type="string">
            <text:p>YQMLLESLR</text:p>
          </table:table-cell>
          <table:table-cell office:value-type="string" calcext:value-type="string">
            <text:p>TGMALVANLPLK</text:p>
          </table:table-cell>
          <table:table-cell table:formula="of:=SUBSTITUTE(SUBSTITUTE([.C698];&quot;(+15.99)&quot;;&quot;&quot;);&quot;(+57.02)&quot;;&quot;&quot;)" office:value-type="string" office:string-value="TGMALVANLPLK" calcext:value-type="string">
            <text:p>TGMALVANLPLK</text:p>
          </table:table-cell>
        </table:table-row>
        <table:table-row table:style-name="ro2">
          <table:table-cell office:value-type="string" calcext:value-type="string">
            <text:p>GDDPYSSGLQGLLEK</text:p>
          </table:table-cell>
          <table:table-cell table:formula="of:=SUBSTITUTE(SUBSTITUTE([.A699];&quot;(+15.99)&quot;;&quot;&quot;);&quot;(+57.02)&quot;;&quot;&quot;)" office:value-type="string" office:string-value="GDDPYSSGLQGLLEK" calcext:value-type="string">
            <text:p>GDDPYSSGLQGLLEK</text:p>
          </table:table-cell>
          <table:table-cell office:value-type="string" calcext:value-type="string">
            <text:p>KVPTPDESFVLLQRR</text:p>
          </table:table-cell>
          <table:table-cell table:formula="of:=SUBSTITUTE(SUBSTITUTE([.C699];&quot;(+15.99)&quot;;&quot;&quot;);&quot;(+57.02)&quot;;&quot;&quot;)" office:value-type="string" office:string-value="KVPTPDESFVLLQRR" calcext:value-type="string">
            <text:p>KVPTPDESFVLLQRR</text:p>
          </table:table-cell>
        </table:table-row>
        <table:table-row table:style-name="ro1">
          <table:table-cell office:value-type="string" calcext:value-type="string">
            <text:p>KPALYDDNQLTLDGR</text:p>
          </table:table-cell>
          <table:table-cell table:formula="of:=SUBSTITUTE(SUBSTITUTE([.A700];&quot;(+15.99)&quot;;&quot;&quot;);&quot;(+57.02)&quot;;&quot;&quot;)" office:value-type="string" office:string-value="KPALYDDNQLTLDGR" calcext:value-type="string">
            <text:p>KPALYDDNQLTLDGR</text:p>
          </table:table-cell>
          <table:table-cell office:value-type="string" calcext:value-type="string">
            <text:p>ERMM(+15.99)M(+15.99)QLLPR</text:p>
          </table:table-cell>
          <table:table-cell table:formula="of:=SUBSTITUTE(SUBSTITUTE([.C700];&quot;(+15.99)&quot;;&quot;&quot;);&quot;(+57.02)&quot;;&quot;&quot;)" office:value-type="string" office:string-value="ERMMMQLLPR" calcext:value-type="string">
            <text:p>ERMMMQLLPR</text:p>
          </table:table-cell>
        </table:table-row>
        <table:table-row table:style-name="ro1">
          <table:table-cell office:value-type="string" calcext:value-type="string">
            <text:p>VLQNEAVDAVSTGAPK</text:p>
          </table:table-cell>
          <table:table-cell table:formula="of:=SUBSTITUTE(SUBSTITUTE([.A701];&quot;(+15.99)&quot;;&quot;&quot;);&quot;(+57.02)&quot;;&quot;&quot;)" office:value-type="string" office:string-value="VLQNEAVDAVSTGAPK" calcext:value-type="string">
            <text:p>VLQNEAVDAVSTGAPK</text:p>
          </table:table-cell>
          <table:table-cell office:value-type="string" calcext:value-type="string">
            <text:p>WTGAYMC(+57.02)R</text:p>
          </table:table-cell>
          <table:table-cell table:formula="of:=SUBSTITUTE(SUBSTITUTE([.C701];&quot;(+15.99)&quot;;&quot;&quot;);&quot;(+57.02)&quot;;&quot;&quot;)" office:value-type="string" office:string-value="WTGAYMCR" calcext:value-type="string">
            <text:p>WTGAYMCR</text:p>
          </table:table-cell>
        </table:table-row>
        <table:table-row table:style-name="ro1">
          <table:table-cell office:value-type="string" calcext:value-type="string">
            <text:p>ASAGGLLLQQNK</text:p>
          </table:table-cell>
          <table:table-cell table:formula="of:=SUBSTITUTE(SUBSTITUTE([.A702];&quot;(+15.99)&quot;;&quot;&quot;);&quot;(+57.02)&quot;;&quot;&quot;)" office:value-type="string" office:string-value="ASAGGLLLQQNK" calcext:value-type="string">
            <text:p>ASAGGLLLQQNK</text:p>
          </table:table-cell>
          <table:table-cell office:value-type="string" calcext:value-type="string">
            <text:p>NRM(+15.99)LHPK</text:p>
          </table:table-cell>
          <table:table-cell table:formula="of:=SUBSTITUTE(SUBSTITUTE([.C702];&quot;(+15.99)&quot;;&quot;&quot;);&quot;(+57.02)&quot;;&quot;&quot;)" office:value-type="string" office:string-value="NRMLHPK" calcext:value-type="string">
            <text:p>NRMLHPK</text:p>
          </table:table-cell>
        </table:table-row>
        <table:table-row table:style-name="ro1">
          <table:table-cell office:value-type="string" calcext:value-type="string">
            <text:p>QPLTALAK</text:p>
          </table:table-cell>
          <table:table-cell table:formula="of:=SUBSTITUTE(SUBSTITUTE([.A703];&quot;(+15.99)&quot;;&quot;&quot;);&quot;(+57.02)&quot;;&quot;&quot;)" office:value-type="string" office:string-value="QPLTALAK" calcext:value-type="string">
            <text:p>QPLTALAK</text:p>
          </table:table-cell>
          <table:table-cell office:value-type="string" calcext:value-type="string">
            <text:p>LLM(+15.99)LPLK</text:p>
          </table:table-cell>
          <table:table-cell table:formula="of:=SUBSTITUTE(SUBSTITUTE([.C703];&quot;(+15.99)&quot;;&quot;&quot;);&quot;(+57.02)&quot;;&quot;&quot;)" office:value-type="string" office:string-value="LLMLPLK" calcext:value-type="string">
            <text:p>LLMLPLK</text:p>
          </table:table-cell>
        </table:table-row>
        <table:table-row table:style-name="ro1">
          <table:table-cell office:value-type="string" calcext:value-type="string">
            <text:p>ADLPPNVAVK</text:p>
          </table:table-cell>
          <table:table-cell table:formula="of:=SUBSTITUTE(SUBSTITUTE([.A704];&quot;(+15.99)&quot;;&quot;&quot;);&quot;(+57.02)&quot;;&quot;&quot;)" office:value-type="string" office:string-value="ADLPPNVAVK" calcext:value-type="string">
            <text:p>ADLPPNVAVK</text:p>
          </table:table-cell>
          <table:table-cell office:value-type="string" calcext:value-type="string">
            <text:p>MWYTFLDR</text:p>
          </table:table-cell>
          <table:table-cell table:formula="of:=SUBSTITUTE(SUBSTITUTE([.C704];&quot;(+15.99)&quot;;&quot;&quot;);&quot;(+57.02)&quot;;&quot;&quot;)" office:value-type="string" office:string-value="MWYTFLDR" calcext:value-type="string">
            <text:p>MWYTFLDR</text:p>
          </table:table-cell>
        </table:table-row>
        <table:table-row table:style-name="ro2">
          <table:table-cell office:value-type="string" calcext:value-type="string">
            <text:p>QLTTVTRGVNHR</text:p>
          </table:table-cell>
          <table:table-cell table:formula="of:=SUBSTITUTE(SUBSTITUTE([.A705];&quot;(+15.99)&quot;;&quot;&quot;);&quot;(+57.02)&quot;;&quot;&quot;)" office:value-type="string" office:string-value="QLTTVTRGVNHR" calcext:value-type="string">
            <text:p>QLTTVTRGVNHR</text:p>
          </table:table-cell>
          <table:table-cell office:value-type="string" calcext:value-type="string">
            <text:p>RREDSPLLLQDAM(+15.99)KDER</text:p>
          </table:table-cell>
          <table:table-cell table:formula="of:=SUBSTITUTE(SUBSTITUTE([.C705];&quot;(+15.99)&quot;;&quot;&quot;);&quot;(+57.02)&quot;;&quot;&quot;)" office:value-type="string" office:string-value="RREDSPLLLQDAMKDER" calcext:value-type="string">
            <text:p>RREDSPLLLQDAMKDER</text:p>
          </table:table-cell>
        </table:table-row>
        <table:table-row table:style-name="ro2">
          <table:table-cell office:value-type="string" calcext:value-type="string">
            <text:p>WEFNVALSAK</text:p>
          </table:table-cell>
          <table:table-cell table:formula="of:=SUBSTITUTE(SUBSTITUTE([.A706];&quot;(+15.99)&quot;;&quot;&quot;);&quot;(+57.02)&quot;;&quot;&quot;)" office:value-type="string" office:string-value="WEFNVALSAK" calcext:value-type="string">
            <text:p>WEFNVALSAK</text:p>
          </table:table-cell>
          <table:table-cell office:value-type="string" calcext:value-type="string">
            <text:p>TNGLNAEVVM(+15.99)K</text:p>
          </table:table-cell>
          <table:table-cell table:formula="of:=SUBSTITUTE(SUBSTITUTE([.C706];&quot;(+15.99)&quot;;&quot;&quot;);&quot;(+57.02)&quot;;&quot;&quot;)" office:value-type="string" office:string-value="TNGLNAEVVMK" calcext:value-type="string">
            <text:p>TNGLNAEVVMK</text:p>
          </table:table-cell>
        </table:table-row>
        <table:table-row table:style-name="ro1">
          <table:table-cell office:value-type="string" calcext:value-type="string">
            <text:p>C(+57.02)SYLGDKVDKTK</text:p>
          </table:table-cell>
          <table:table-cell table:formula="of:=SUBSTITUTE(SUBSTITUTE([.A707];&quot;(+15.99)&quot;;&quot;&quot;);&quot;(+57.02)&quot;;&quot;&quot;)" office:value-type="string" office:string-value="CSYLGDKVDKTK" calcext:value-type="string">
            <text:p>CSYLGDKVDKTK</text:p>
          </table:table-cell>
          <table:table-cell office:value-type="string" calcext:value-type="string">
            <text:p>TGNTLWSTPR</text:p>
          </table:table-cell>
          <table:table-cell table:formula="of:=SUBSTITUTE(SUBSTITUTE([.C707];&quot;(+15.99)&quot;;&quot;&quot;);&quot;(+57.02)&quot;;&quot;&quot;)" office:value-type="string" office:string-value="TGNTLWSTPR" calcext:value-type="string">
            <text:p>TGNTLWSTPR</text:p>
          </table:table-cell>
        </table:table-row>
        <table:table-row table:style-name="ro1">
          <table:table-cell office:value-type="string" calcext:value-type="string">
            <text:p>EAEVDHM(+15.99)LSEVYSK</text:p>
          </table:table-cell>
          <table:table-cell table:formula="of:=SUBSTITUTE(SUBSTITUTE([.A708];&quot;(+15.99)&quot;;&quot;&quot;);&quot;(+57.02)&quot;;&quot;&quot;)" office:value-type="string" office:string-value="EAEVDHMLSEVYSK" calcext:value-type="string">
            <text:p>EAEVDHMLSEVYSK</text:p>
          </table:table-cell>
          <table:table-cell office:value-type="string" calcext:value-type="string">
            <text:p>LEGAEVKLC(+57.02)K</text:p>
          </table:table-cell>
          <table:table-cell table:formula="of:=SUBSTITUTE(SUBSTITUTE([.C708];&quot;(+15.99)&quot;;&quot;&quot;);&quot;(+57.02)&quot;;&quot;&quot;)" office:value-type="string" office:string-value="LEGAEVKLCK" calcext:value-type="string">
            <text:p>LEGAEVKLCK</text:p>
          </table:table-cell>
        </table:table-row>
        <table:table-row table:style-name="ro2">
          <table:table-cell office:value-type="string" calcext:value-type="string">
            <text:p>EATVTLNGTAR</text:p>
          </table:table-cell>
          <table:table-cell table:formula="of:=SUBSTITUTE(SUBSTITUTE([.A709];&quot;(+15.99)&quot;;&quot;&quot;);&quot;(+57.02)&quot;;&quot;&quot;)" office:value-type="string" office:string-value="EATVTLNGTAR" calcext:value-type="string">
            <text:p>EATVTLNGTAR</text:p>
          </table:table-cell>
          <table:table-cell office:value-type="string" calcext:value-type="string">
            <text:p>GDGGLLLASPPK</text:p>
          </table:table-cell>
          <table:table-cell table:formula="of:=SUBSTITUTE(SUBSTITUTE([.C709];&quot;(+15.99)&quot;;&quot;&quot;);&quot;(+57.02)&quot;;&quot;&quot;)" office:value-type="string" office:string-value="GDGGLLLASPPK" calcext:value-type="string">
            <text:p>GDGGLLLASPPK</text:p>
          </table:table-cell>
        </table:table-row>
        <table:table-row table:style-name="ro1">
          <table:table-cell office:value-type="string" calcext:value-type="string">
            <text:p>QPLDSNSPLLK</text:p>
          </table:table-cell>
          <table:table-cell table:formula="of:=SUBSTITUTE(SUBSTITUTE([.A710];&quot;(+15.99)&quot;;&quot;&quot;);&quot;(+57.02)&quot;;&quot;&quot;)" office:value-type="string" office:string-value="QPLDSNSPLLK" calcext:value-type="string">
            <text:p>QPLDSNSPLLK</text:p>
          </table:table-cell>
          <table:table-cell office:value-type="string" calcext:value-type="string">
            <text:p>LLLNNLWLNR</text:p>
          </table:table-cell>
          <table:table-cell table:formula="of:=SUBSTITUTE(SUBSTITUTE([.C710];&quot;(+15.99)&quot;;&quot;&quot;);&quot;(+57.02)&quot;;&quot;&quot;)" office:value-type="string" office:string-value="LLLNNLWLNR" calcext:value-type="string">
            <text:p>LLLNNLWLNR</text:p>
          </table:table-cell>
        </table:table-row>
        <table:table-row table:style-name="ro1">
          <table:table-cell office:value-type="string" calcext:value-type="string">
            <text:p>NFLAWFAFTK</text:p>
          </table:table-cell>
          <table:table-cell table:formula="of:=SUBSTITUTE(SUBSTITUTE([.A711];&quot;(+15.99)&quot;;&quot;&quot;);&quot;(+57.02)&quot;;&quot;&quot;)" office:value-type="string" office:string-value="NFLAWFAFTK" calcext:value-type="string">
            <text:p>NFLAWFAFTK</text:p>
          </table:table-cell>
          <table:table-cell office:value-type="string" calcext:value-type="string">
            <text:p>AVPMAYR</text:p>
          </table:table-cell>
          <table:table-cell table:formula="of:=SUBSTITUTE(SUBSTITUTE([.C711];&quot;(+15.99)&quot;;&quot;&quot;);&quot;(+57.02)&quot;;&quot;&quot;)" office:value-type="string" office:string-value="AVPMAYR" calcext:value-type="string">
            <text:p>AVPMAYR</text:p>
          </table:table-cell>
        </table:table-row>
        <table:table-row table:style-name="ro2">
          <table:table-cell office:value-type="string" calcext:value-type="string">
            <text:p>EVYWWFPK</text:p>
          </table:table-cell>
          <table:table-cell table:formula="of:=SUBSTITUTE(SUBSTITUTE([.A712];&quot;(+15.99)&quot;;&quot;&quot;);&quot;(+57.02)&quot;;&quot;&quot;)" office:value-type="string" office:string-value="EVYWWFPK" calcext:value-type="string">
            <text:p>EVYWWFPK</text:p>
          </table:table-cell>
          <table:table-cell office:value-type="string" calcext:value-type="string">
            <text:p>C(+57.02)TTLLLYPEDLPANK</text:p>
          </table:table-cell>
          <table:table-cell table:formula="of:=SUBSTITUTE(SUBSTITUTE([.C712];&quot;(+15.99)&quot;;&quot;&quot;);&quot;(+57.02)&quot;;&quot;&quot;)" office:value-type="string" office:string-value="CTTLLLYPEDLPANK" calcext:value-type="string">
            <text:p>CTTLLLYPEDLPANK</text:p>
          </table:table-cell>
        </table:table-row>
        <table:table-row table:style-name="ro2">
          <table:table-cell office:value-type="string" calcext:value-type="string">
            <text:p>RANSDSAVNKLPYDR</text:p>
          </table:table-cell>
          <table:table-cell table:formula="of:=SUBSTITUTE(SUBSTITUTE([.A713];&quot;(+15.99)&quot;;&quot;&quot;);&quot;(+57.02)&quot;;&quot;&quot;)" office:value-type="string" office:string-value="RANSDSAVNKLPYDR" calcext:value-type="string">
            <text:p>RANSDSAVNKLPYDR</text:p>
          </table:table-cell>
          <table:table-cell office:value-type="string" calcext:value-type="string">
            <text:p>WNVLVLEESSDQR</text:p>
          </table:table-cell>
          <table:table-cell table:formula="of:=SUBSTITUTE(SUBSTITUTE([.C713];&quot;(+15.99)&quot;;&quot;&quot;);&quot;(+57.02)&quot;;&quot;&quot;)" office:value-type="string" office:string-value="WNVLVLEESSDQR" calcext:value-type="string">
            <text:p>WNVLVLEESSDQR</text:p>
          </table:table-cell>
        </table:table-row>
        <table:table-row table:style-name="ro2">
          <table:table-cell office:value-type="string" calcext:value-type="string">
            <text:p>KFM(+15.99)YM(+15.99)LYTLPK</text:p>
          </table:table-cell>
          <table:table-cell table:formula="of:=SUBSTITUTE(SUBSTITUTE([.A714];&quot;(+15.99)&quot;;&quot;&quot;);&quot;(+57.02)&quot;;&quot;&quot;)" office:value-type="string" office:string-value="KFMYMLYTLPK" calcext:value-type="string">
            <text:p>KFMYMLYTLPK</text:p>
          </table:table-cell>
          <table:table-cell office:value-type="string" calcext:value-type="string">
            <text:p>C(+57.02)LLNC(+57.02)GSSDLVMAR</text:p>
          </table:table-cell>
          <table:table-cell table:formula="of:=SUBSTITUTE(SUBSTITUTE([.C714];&quot;(+15.99)&quot;;&quot;&quot;);&quot;(+57.02)&quot;;&quot;&quot;)" office:value-type="string" office:string-value="CLLNCGSSDLVMAR" calcext:value-type="string">
            <text:p>CLLNCGSSDLVMAR</text:p>
          </table:table-cell>
        </table:table-row>
        <table:table-row table:style-name="ro2">
          <table:table-cell office:value-type="string" calcext:value-type="string">
            <text:p>KTFEQAK</text:p>
          </table:table-cell>
          <table:table-cell table:formula="of:=SUBSTITUTE(SUBSTITUTE([.A715];&quot;(+15.99)&quot;;&quot;&quot;);&quot;(+57.02)&quot;;&quot;&quot;)" office:value-type="string" office:string-value="KTFEQAK" calcext:value-type="string">
            <text:p>KTFEQAK</text:p>
          </table:table-cell>
          <table:table-cell office:value-type="string" calcext:value-type="string">
            <text:p>EAAGELNQADDR</text:p>
          </table:table-cell>
          <table:table-cell table:formula="of:=SUBSTITUTE(SUBSTITUTE([.C715];&quot;(+15.99)&quot;;&quot;&quot;);&quot;(+57.02)&quot;;&quot;&quot;)" office:value-type="string" office:string-value="EAAGELNQADDR" calcext:value-type="string">
            <text:p>EAAGELNQADDR</text:p>
          </table:table-cell>
        </table:table-row>
        <table:table-row table:style-name="ro1">
          <table:table-cell office:value-type="string" calcext:value-type="string">
            <text:p>AVFLC(+57.02)GVK</text:p>
          </table:table-cell>
          <table:table-cell table:formula="of:=SUBSTITUTE(SUBSTITUTE([.A716];&quot;(+15.99)&quot;;&quot;&quot;);&quot;(+57.02)&quot;;&quot;&quot;)" office:value-type="string" office:string-value="AVFLCGVK" calcext:value-type="string">
            <text:p>AVFLCGVK</text:p>
          </table:table-cell>
          <table:table-cell office:value-type="string" calcext:value-type="string">
            <text:p>M(+15.99)LAQYTQALK</text:p>
          </table:table-cell>
          <table:table-cell table:formula="of:=SUBSTITUTE(SUBSTITUTE([.C716];&quot;(+15.99)&quot;;&quot;&quot;);&quot;(+57.02)&quot;;&quot;&quot;)" office:value-type="string" office:string-value="MLAQYTQALK" calcext:value-type="string">
            <text:p>MLAQYTQALK</text:p>
          </table:table-cell>
        </table:table-row>
        <table:table-row table:style-name="ro1">
          <table:table-cell office:value-type="string" calcext:value-type="string">
            <text:p>VPRFC(+57.02)K</text:p>
          </table:table-cell>
          <table:table-cell table:formula="of:=SUBSTITUTE(SUBSTITUTE([.A717];&quot;(+15.99)&quot;;&quot;&quot;);&quot;(+57.02)&quot;;&quot;&quot;)" office:value-type="string" office:string-value="VPRFCK" calcext:value-type="string">
            <text:p>VPRFCK</text:p>
          </table:table-cell>
          <table:table-cell office:value-type="string" calcext:value-type="string">
            <text:p>HNVQPM(+15.99)SPK</text:p>
          </table:table-cell>
          <table:table-cell table:formula="of:=SUBSTITUTE(SUBSTITUTE([.C717];&quot;(+15.99)&quot;;&quot;&quot;);&quot;(+57.02)&quot;;&quot;&quot;)" office:value-type="string" office:string-value="HNVQPMSPK" calcext:value-type="string">
            <text:p>HNVQPMSPK</text:p>
          </table:table-cell>
        </table:table-row>
        <table:table-row table:style-name="ro1">
          <table:table-cell office:value-type="string" calcext:value-type="string">
            <text:p>C(+57.02)FPSLLDTTDELSK</text:p>
          </table:table-cell>
          <table:table-cell table:formula="of:=SUBSTITUTE(SUBSTITUTE([.A718];&quot;(+15.99)&quot;;&quot;&quot;);&quot;(+57.02)&quot;;&quot;&quot;)" office:value-type="string" office:string-value="CFPSLLDTTDELSK" calcext:value-type="string">
            <text:p>CFPSLLDTTDELSK</text:p>
          </table:table-cell>
          <table:table-cell office:value-type="string" calcext:value-type="string">
            <text:p>NDPEVSLGPK</text:p>
          </table:table-cell>
          <table:table-cell table:formula="of:=SUBSTITUTE(SUBSTITUTE([.C718];&quot;(+15.99)&quot;;&quot;&quot;);&quot;(+57.02)&quot;;&quot;&quot;)" office:value-type="string" office:string-value="NDPEVSLGPK" calcext:value-type="string">
            <text:p>NDPEVSLGPK</text:p>
          </table:table-cell>
        </table:table-row>
        <table:table-row table:style-name="ro1">
          <table:table-cell office:value-type="string" calcext:value-type="string">
            <text:p>EPMPKLLNK</text:p>
          </table:table-cell>
          <table:table-cell table:formula="of:=SUBSTITUTE(SUBSTITUTE([.A719];&quot;(+15.99)&quot;;&quot;&quot;);&quot;(+57.02)&quot;;&quot;&quot;)" office:value-type="string" office:string-value="EPMPKLLNK" calcext:value-type="string">
            <text:p>EPMPKLLNK</text:p>
          </table:table-cell>
          <table:table-cell office:value-type="string" calcext:value-type="string">
            <text:p>SLVLDVTDAFK</text:p>
          </table:table-cell>
          <table:table-cell table:formula="of:=SUBSTITUTE(SUBSTITUTE([.C719];&quot;(+15.99)&quot;;&quot;&quot;);&quot;(+57.02)&quot;;&quot;&quot;)" office:value-type="string" office:string-value="SLVLDVTDAFK" calcext:value-type="string">
            <text:p>SLVLDVTDAFK</text:p>
          </table:table-cell>
        </table:table-row>
        <table:table-row table:style-name="ro2">
          <table:table-cell office:value-type="string" calcext:value-type="string">
            <text:p>FWEVWVAQVGPGK</text:p>
          </table:table-cell>
          <table:table-cell table:formula="of:=SUBSTITUTE(SUBSTITUTE([.A720];&quot;(+15.99)&quot;;&quot;&quot;);&quot;(+57.02)&quot;;&quot;&quot;)" office:value-type="string" office:string-value="FWEVWVAQVGPGK" calcext:value-type="string">
            <text:p>FWEVWVAQVGPGK</text:p>
          </table:table-cell>
          <table:table-cell office:value-type="string" calcext:value-type="string">
            <text:p>WMLVADLQTPR</text:p>
          </table:table-cell>
          <table:table-cell table:formula="of:=SUBSTITUTE(SUBSTITUTE([.C720];&quot;(+15.99)&quot;;&quot;&quot;);&quot;(+57.02)&quot;;&quot;&quot;)" office:value-type="string" office:string-value="WMLVADLQTPR" calcext:value-type="string">
            <text:p>WMLVADLQTPR</text:p>
          </table:table-cell>
        </table:table-row>
        <table:table-row table:style-name="ro1">
          <table:table-cell office:value-type="string" calcext:value-type="string">
            <text:p>NATLPDLGWK</text:p>
          </table:table-cell>
          <table:table-cell table:formula="of:=SUBSTITUTE(SUBSTITUTE([.A721];&quot;(+15.99)&quot;;&quot;&quot;);&quot;(+57.02)&quot;;&quot;&quot;)" office:value-type="string" office:string-value="NATLPDLGWK" calcext:value-type="string">
            <text:p>NATLPDLGWK</text:p>
          </table:table-cell>
          <table:table-cell office:value-type="string" calcext:value-type="string">
            <text:p>DVDPWDDPNR</text:p>
          </table:table-cell>
          <table:table-cell table:formula="of:=SUBSTITUTE(SUBSTITUTE([.C721];&quot;(+15.99)&quot;;&quot;&quot;);&quot;(+57.02)&quot;;&quot;&quot;)" office:value-type="string" office:string-value="DVDPWDDPNR" calcext:value-type="string">
            <text:p>DVDPWDDPNR</text:p>
          </table:table-cell>
        </table:table-row>
        <table:table-row table:style-name="ro2">
          <table:table-cell office:value-type="string" calcext:value-type="string">
            <text:p>DVPLNSSNPETELGR</text:p>
          </table:table-cell>
          <table:table-cell table:formula="of:=SUBSTITUTE(SUBSTITUTE([.A722];&quot;(+15.99)&quot;;&quot;&quot;);&quot;(+57.02)&quot;;&quot;&quot;)" office:value-type="string" office:string-value="DVPLNSSNPETELGR" calcext:value-type="string">
            <text:p>DVPLNSSNPETELGR</text:p>
          </table:table-cell>
          <table:table-cell office:value-type="string" calcext:value-type="string">
            <text:p>EYAVLDEPYLLLTDQK</text:p>
          </table:table-cell>
          <table:table-cell table:formula="of:=SUBSTITUTE(SUBSTITUTE([.C722];&quot;(+15.99)&quot;;&quot;&quot;);&quot;(+57.02)&quot;;&quot;&quot;)" office:value-type="string" office:string-value="EYAVLDEPYLLLTDQK" calcext:value-type="string">
            <text:p>EYAVLDEPYLLLTDQK</text:p>
          </table:table-cell>
        </table:table-row>
        <table:table-row table:style-name="ro1">
          <table:table-cell office:value-type="string" calcext:value-type="string">
            <text:p>LYPGAVLK</text:p>
          </table:table-cell>
          <table:table-cell table:formula="of:=SUBSTITUTE(SUBSTITUTE([.A723];&quot;(+15.99)&quot;;&quot;&quot;);&quot;(+57.02)&quot;;&quot;&quot;)" office:value-type="string" office:string-value="LYPGAVLK" calcext:value-type="string">
            <text:p>LYPGAVLK</text:p>
          </table:table-cell>
          <table:table-cell office:value-type="string" calcext:value-type="string">
            <text:p>FNSDWNELNK</text:p>
          </table:table-cell>
          <table:table-cell table:formula="of:=SUBSTITUTE(SUBSTITUTE([.C723];&quot;(+15.99)&quot;;&quot;&quot;);&quot;(+57.02)&quot;;&quot;&quot;)" office:value-type="string" office:string-value="FNSDWNELNK" calcext:value-type="string">
            <text:p>FNSDWNELNK</text:p>
          </table:table-cell>
        </table:table-row>
        <table:table-row table:style-name="ro1">
          <table:table-cell office:value-type="string" calcext:value-type="string">
            <text:p>KAALPSDEVTNYLPR</text:p>
          </table:table-cell>
          <table:table-cell table:formula="of:=SUBSTITUTE(SUBSTITUTE([.A724];&quot;(+15.99)&quot;;&quot;&quot;);&quot;(+57.02)&quot;;&quot;&quot;)" office:value-type="string" office:string-value="KAALPSDEVTNYLPR" calcext:value-type="string">
            <text:p>KAALPSDEVTNYLPR</text:p>
          </table:table-cell>
          <table:table-cell office:value-type="string" calcext:value-type="string">
            <text:p>EC(+57.02)VLAVKGAR</text:p>
          </table:table-cell>
          <table:table-cell table:formula="of:=SUBSTITUTE(SUBSTITUTE([.C724];&quot;(+15.99)&quot;;&quot;&quot;);&quot;(+57.02)&quot;;&quot;&quot;)" office:value-type="string" office:string-value="ECVLAVKGAR" calcext:value-type="string">
            <text:p>ECVLAVKGAR</text:p>
          </table:table-cell>
        </table:table-row>
        <table:table-row table:style-name="ro1">
          <table:table-cell office:value-type="string" calcext:value-type="string">
            <text:p>EPVLATTPR</text:p>
          </table:table-cell>
          <table:table-cell table:formula="of:=SUBSTITUTE(SUBSTITUTE([.A725];&quot;(+15.99)&quot;;&quot;&quot;);&quot;(+57.02)&quot;;&quot;&quot;)" office:value-type="string" office:string-value="EPVLATTPR" calcext:value-type="string">
            <text:p>EPVLATTPR</text:p>
          </table:table-cell>
          <table:table-cell office:value-type="string" calcext:value-type="string">
            <text:p>DVAALYLYAR</text:p>
          </table:table-cell>
          <table:table-cell table:formula="of:=SUBSTITUTE(SUBSTITUTE([.C725];&quot;(+15.99)&quot;;&quot;&quot;);&quot;(+57.02)&quot;;&quot;&quot;)" office:value-type="string" office:string-value="DVAALYLYAR" calcext:value-type="string">
            <text:p>DVAALYLYAR</text:p>
          </table:table-cell>
        </table:table-row>
        <table:table-row table:style-name="ro1">
          <table:table-cell office:value-type="string" calcext:value-type="string">
            <text:p>NDNLLLSWPK</text:p>
          </table:table-cell>
          <table:table-cell table:formula="of:=SUBSTITUTE(SUBSTITUTE([.A726];&quot;(+15.99)&quot;;&quot;&quot;);&quot;(+57.02)&quot;;&quot;&quot;)" office:value-type="string" office:string-value="NDNLLLSWPK" calcext:value-type="string">
            <text:p>NDNLLLSWPK</text:p>
          </table:table-cell>
          <table:table-cell office:value-type="string" calcext:value-type="string">
            <text:p>GRVDLVSR</text:p>
          </table:table-cell>
          <table:table-cell table:formula="of:=SUBSTITUTE(SUBSTITUTE([.C726];&quot;(+15.99)&quot;;&quot;&quot;);&quot;(+57.02)&quot;;&quot;&quot;)" office:value-type="string" office:string-value="GRVDLVSR" calcext:value-type="string">
            <text:p>GRVDLVSR</text:p>
          </table:table-cell>
        </table:table-row>
        <table:table-row table:style-name="ro1">
          <table:table-cell office:value-type="string" calcext:value-type="string">
            <text:p>M(+15.99)EENSLEEK</text:p>
          </table:table-cell>
          <table:table-cell table:formula="of:=SUBSTITUTE(SUBSTITUTE([.A727];&quot;(+15.99)&quot;;&quot;&quot;);&quot;(+57.02)&quot;;&quot;&quot;)" office:value-type="string" office:string-value="MEENSLEEK" calcext:value-type="string">
            <text:p>MEENSLEEK</text:p>
          </table:table-cell>
          <table:table-cell office:value-type="string" calcext:value-type="string">
            <text:p>GRVDVSLR</text:p>
          </table:table-cell>
          <table:table-cell table:formula="of:=SUBSTITUTE(SUBSTITUTE([.C727];&quot;(+15.99)&quot;;&quot;&quot;);&quot;(+57.02)&quot;;&quot;&quot;)" office:value-type="string" office:string-value="GRVDVSLR" calcext:value-type="string">
            <text:p>GRVDVSLR</text:p>
          </table:table-cell>
        </table:table-row>
        <table:table-row table:style-name="ro1">
          <table:table-cell office:value-type="string" calcext:value-type="string">
            <text:p>LLYVNAEEAAESR</text:p>
          </table:table-cell>
          <table:table-cell table:formula="of:=SUBSTITUTE(SUBSTITUTE([.A728];&quot;(+15.99)&quot;;&quot;&quot;);&quot;(+57.02)&quot;;&quot;&quot;)" office:value-type="string" office:string-value="LLYVNAEEAAESR" calcext:value-type="string">
            <text:p>LLYVNAEEAAESR</text:p>
          </table:table-cell>
          <table:table-cell office:value-type="string" calcext:value-type="string">
            <text:p>C(+57.02)PTEYVLLSEK</text:p>
          </table:table-cell>
          <table:table-cell table:formula="of:=SUBSTITUTE(SUBSTITUTE([.C728];&quot;(+15.99)&quot;;&quot;&quot;);&quot;(+57.02)&quot;;&quot;&quot;)" office:value-type="string" office:string-value="CPTEYVLLSEK" calcext:value-type="string">
            <text:p>CPTEYVLLSEK</text:p>
          </table:table-cell>
        </table:table-row>
        <table:table-row table:style-name="ro2">
          <table:table-cell office:value-type="string" calcext:value-type="string">
            <text:p>QLSNLLK</text:p>
          </table:table-cell>
          <table:table-cell table:formula="of:=SUBSTITUTE(SUBSTITUTE([.A729];&quot;(+15.99)&quot;;&quot;&quot;);&quot;(+57.02)&quot;;&quot;&quot;)" office:value-type="string" office:string-value="QLSNLLK" calcext:value-type="string">
            <text:p>QLSNLLK</text:p>
          </table:table-cell>
          <table:table-cell office:value-type="string" calcext:value-type="string">
            <text:p>DWTFGLALGMLETR</text:p>
          </table:table-cell>
          <table:table-cell table:formula="of:=SUBSTITUTE(SUBSTITUTE([.C729];&quot;(+15.99)&quot;;&quot;&quot;);&quot;(+57.02)&quot;;&quot;&quot;)" office:value-type="string" office:string-value="DWTFGLALGMLETR" calcext:value-type="string">
            <text:p>DWTFGLALGMLETR</text:p>
          </table:table-cell>
        </table:table-row>
        <table:table-row table:style-name="ro2">
          <table:table-cell office:value-type="string" calcext:value-type="string">
            <text:p>AFPGGYENAVK</text:p>
          </table:table-cell>
          <table:table-cell table:formula="of:=SUBSTITUTE(SUBSTITUTE([.A730];&quot;(+15.99)&quot;;&quot;&quot;);&quot;(+57.02)&quot;;&quot;&quot;)" office:value-type="string" office:string-value="AFPGGYENAVK" calcext:value-type="string">
            <text:p>AFPGGYENAVK</text:p>
          </table:table-cell>
          <table:table-cell office:value-type="string" calcext:value-type="string">
            <text:p>WM(+15.99)DQTLPQDFTNAKVDLK</text:p>
          </table:table-cell>
          <table:table-cell table:formula="of:=SUBSTITUTE(SUBSTITUTE([.C730];&quot;(+15.99)&quot;;&quot;&quot;);&quot;(+57.02)&quot;;&quot;&quot;)" office:value-type="string" office:string-value="WMDQTLPQDFTNAKVDLK" calcext:value-type="string">
            <text:p>WMDQTLPQDFTNAKVDLK</text:p>
          </table:table-cell>
        </table:table-row>
        <table:table-row table:style-name="ro1">
          <table:table-cell office:value-type="string" calcext:value-type="string">
            <text:p>SNEELASDLK</text:p>
          </table:table-cell>
          <table:table-cell table:formula="of:=SUBSTITUTE(SUBSTITUTE([.A731];&quot;(+15.99)&quot;;&quot;&quot;);&quot;(+57.02)&quot;;&quot;&quot;)" office:value-type="string" office:string-value="SNEELASDLK" calcext:value-type="string">
            <text:p>SNEELASDLK</text:p>
          </table:table-cell>
          <table:table-cell office:value-type="string" calcext:value-type="string">
            <text:p>NHAKAPWK</text:p>
          </table:table-cell>
          <table:table-cell table:formula="of:=SUBSTITUTE(SUBSTITUTE([.C731];&quot;(+15.99)&quot;;&quot;&quot;);&quot;(+57.02)&quot;;&quot;&quot;)" office:value-type="string" office:string-value="NHAKAPWK" calcext:value-type="string">
            <text:p>NHAKAPWK</text:p>
          </table:table-cell>
        </table:table-row>
        <table:table-row table:style-name="ro2">
          <table:table-cell office:value-type="string" calcext:value-type="string">
            <text:p>NELESDPHLVEK</text:p>
          </table:table-cell>
          <table:table-cell table:formula="of:=SUBSTITUTE(SUBSTITUTE([.A732];&quot;(+15.99)&quot;;&quot;&quot;);&quot;(+57.02)&quot;;&quot;&quot;)" office:value-type="string" office:string-value="NELESDPHLVEK" calcext:value-type="string">
            <text:p>NELESDPHLVEK</text:p>
          </table:table-cell>
          <table:table-cell office:value-type="string" calcext:value-type="string">
            <text:p>FGPTWGGLTNNK</text:p>
          </table:table-cell>
          <table:table-cell table:formula="of:=SUBSTITUTE(SUBSTITUTE([.C732];&quot;(+15.99)&quot;;&quot;&quot;);&quot;(+57.02)&quot;;&quot;&quot;)" office:value-type="string" office:string-value="FGPTWGGLTNNK" calcext:value-type="string">
            <text:p>FGPTWGGLTNNK</text:p>
          </table:table-cell>
        </table:table-row>
        <table:table-row table:style-name="ro2">
          <table:table-cell office:value-type="string" calcext:value-type="string">
            <text:p>EKRSEESLPLELER</text:p>
          </table:table-cell>
          <table:table-cell table:formula="of:=SUBSTITUTE(SUBSTITUTE([.A733];&quot;(+15.99)&quot;;&quot;&quot;);&quot;(+57.02)&quot;;&quot;&quot;)" office:value-type="string" office:string-value="EKRSEESLPLELER" calcext:value-type="string">
            <text:p>EKRSEESLPLELER</text:p>
          </table:table-cell>
          <table:table-cell office:value-type="string" calcext:value-type="string">
            <text:p>NRPALEAADARR</text:p>
          </table:table-cell>
          <table:table-cell table:formula="of:=SUBSTITUTE(SUBSTITUTE([.C733];&quot;(+15.99)&quot;;&quot;&quot;);&quot;(+57.02)&quot;;&quot;&quot;)" office:value-type="string" office:string-value="NRPALEAADARR" calcext:value-type="string">
            <text:p>NRPALEAADARR</text:p>
          </table:table-cell>
        </table:table-row>
        <table:table-row table:style-name="ro1">
          <table:table-cell office:value-type="string" calcext:value-type="string">
            <text:p>YNC(+57.02)YSAGK</text:p>
          </table:table-cell>
          <table:table-cell table:formula="of:=SUBSTITUTE(SUBSTITUTE([.A734];&quot;(+15.99)&quot;;&quot;&quot;);&quot;(+57.02)&quot;;&quot;&quot;)" office:value-type="string" office:string-value="YNCYSAGK" calcext:value-type="string">
            <text:p>YNCYSAGK</text:p>
          </table:table-cell>
          <table:table-cell office:value-type="string" calcext:value-type="string">
            <text:p>SHEPKVK</text:p>
          </table:table-cell>
          <table:table-cell table:formula="of:=SUBSTITUTE(SUBSTITUTE([.C734];&quot;(+15.99)&quot;;&quot;&quot;);&quot;(+57.02)&quot;;&quot;&quot;)" office:value-type="string" office:string-value="SHEPKVK" calcext:value-type="string">
            <text:p>SHEPKVK</text:p>
          </table:table-cell>
        </table:table-row>
        <table:table-row table:style-name="ro2">
          <table:table-cell office:value-type="string" calcext:value-type="string">
            <text:p>QNYVQHWSFK</text:p>
          </table:table-cell>
          <table:table-cell table:formula="of:=SUBSTITUTE(SUBSTITUTE([.A735];&quot;(+15.99)&quot;;&quot;&quot;);&quot;(+57.02)&quot;;&quot;&quot;)" office:value-type="string" office:string-value="QNYVQHWSFK" calcext:value-type="string">
            <text:p>QNYVQHWSFK</text:p>
          </table:table-cell>
          <table:table-cell office:value-type="string" calcext:value-type="string">
            <text:p>QYNLVPYHQQK</text:p>
          </table:table-cell>
          <table:table-cell table:formula="of:=SUBSTITUTE(SUBSTITUTE([.C735];&quot;(+15.99)&quot;;&quot;&quot;);&quot;(+57.02)&quot;;&quot;&quot;)" office:value-type="string" office:string-value="QYNLVPYHQQK" calcext:value-type="string">
            <text:p>QYNLVPYHQQK</text:p>
          </table:table-cell>
        </table:table-row>
        <table:table-row table:style-name="ro2">
          <table:table-cell office:value-type="string" calcext:value-type="string">
            <text:p>DDHEDFSK</text:p>
          </table:table-cell>
          <table:table-cell table:formula="of:=SUBSTITUTE(SUBSTITUTE([.A736];&quot;(+15.99)&quot;;&quot;&quot;);&quot;(+57.02)&quot;;&quot;&quot;)" office:value-type="string" office:string-value="DDHEDFSK" calcext:value-type="string">
            <text:p>DDHEDFSK</text:p>
          </table:table-cell>
          <table:table-cell office:value-type="string" calcext:value-type="string">
            <text:p>ERRLALSDPQC(+57.02)M(+15.99)EK</text:p>
          </table:table-cell>
          <table:table-cell table:formula="of:=SUBSTITUTE(SUBSTITUTE([.C736];&quot;(+15.99)&quot;;&quot;&quot;);&quot;(+57.02)&quot;;&quot;&quot;)" office:value-type="string" office:string-value="ERRLALSDPQCMEK" calcext:value-type="string">
            <text:p>ERRLALSDPQCMEK</text:p>
          </table:table-cell>
        </table:table-row>
        <table:table-row table:style-name="ro1">
          <table:table-cell office:value-type="string" calcext:value-type="string">
            <text:p>WGRSFLFGGK</text:p>
          </table:table-cell>
          <table:table-cell table:formula="of:=SUBSTITUTE(SUBSTITUTE([.A737];&quot;(+15.99)&quot;;&quot;&quot;);&quot;(+57.02)&quot;;&quot;&quot;)" office:value-type="string" office:string-value="WGRSFLFGGK" calcext:value-type="string">
            <text:p>WGRSFLFGGK</text:p>
          </table:table-cell>
          <table:table-cell office:value-type="string" calcext:value-type="string">
            <text:p>NLLNTVAHKR</text:p>
          </table:table-cell>
          <table:table-cell table:formula="of:=SUBSTITUTE(SUBSTITUTE([.C737];&quot;(+15.99)&quot;;&quot;&quot;);&quot;(+57.02)&quot;;&quot;&quot;)" office:value-type="string" office:string-value="NLLNTVAHKR" calcext:value-type="string">
            <text:p>NLLNTVAHKR</text:p>
          </table:table-cell>
        </table:table-row>
        <table:table-row table:style-name="ro2">
          <table:table-cell office:value-type="string" calcext:value-type="string">
            <text:p>QNDSDLERSFR</text:p>
          </table:table-cell>
          <table:table-cell table:formula="of:=SUBSTITUTE(SUBSTITUTE([.A738];&quot;(+15.99)&quot;;&quot;&quot;);&quot;(+57.02)&quot;;&quot;&quot;)" office:value-type="string" office:string-value="QNDSDLERSFR" calcext:value-type="string">
            <text:p>QNDSDLERSFR</text:p>
          </table:table-cell>
          <table:table-cell office:value-type="string" calcext:value-type="string">
            <text:p>NPM(+15.99)TLDETAEHVM(+15.99)TK</text:p>
          </table:table-cell>
          <table:table-cell table:formula="of:=SUBSTITUTE(SUBSTITUTE([.C738];&quot;(+15.99)&quot;;&quot;&quot;);&quot;(+57.02)&quot;;&quot;&quot;)" office:value-type="string" office:string-value="NPMTLDETAEHVMTK" calcext:value-type="string">
            <text:p>NPMTLDETAEHVMTK</text:p>
          </table:table-cell>
        </table:table-row>
        <table:table-row table:style-name="ro2">
          <table:table-cell office:value-type="string" calcext:value-type="string">
            <text:p>EVNALDLPLYR</text:p>
          </table:table-cell>
          <table:table-cell table:formula="of:=SUBSTITUTE(SUBSTITUTE([.A739];&quot;(+15.99)&quot;;&quot;&quot;);&quot;(+57.02)&quot;;&quot;&quot;)" office:value-type="string" office:string-value="EVNALDLPLYR" calcext:value-type="string">
            <text:p>EVNALDLPLYR</text:p>
          </table:table-cell>
          <table:table-cell office:value-type="string" calcext:value-type="string">
            <text:p>GNTAYAAKLGTMK</text:p>
          </table:table-cell>
          <table:table-cell table:formula="of:=SUBSTITUTE(SUBSTITUTE([.C739];&quot;(+15.99)&quot;;&quot;&quot;);&quot;(+57.02)&quot;;&quot;&quot;)" office:value-type="string" office:string-value="GNTAYAAKLGTMK" calcext:value-type="string">
            <text:p>GNTAYAAKLGTMK</text:p>
          </table:table-cell>
        </table:table-row>
        <table:table-row table:style-name="ro2">
          <table:table-cell office:value-type="string" calcext:value-type="string">
            <text:p>FLTNLLYPEFFTDK</text:p>
          </table:table-cell>
          <table:table-cell table:formula="of:=SUBSTITUTE(SUBSTITUTE([.A740];&quot;(+15.99)&quot;;&quot;&quot;);&quot;(+57.02)&quot;;&quot;&quot;)" office:value-type="string" office:string-value="FLTNLLYPEFFTDK" calcext:value-type="string">
            <text:p>FLTNLLYPEFFTDK</text:p>
          </table:table-cell>
          <table:table-cell office:value-type="string" calcext:value-type="string">
            <text:p>NPKGWDERKMK</text:p>
          </table:table-cell>
          <table:table-cell table:formula="of:=SUBSTITUTE(SUBSTITUTE([.C740];&quot;(+15.99)&quot;;&quot;&quot;);&quot;(+57.02)&quot;;&quot;&quot;)" office:value-type="string" office:string-value="NPKGWDERKMK" calcext:value-type="string">
            <text:p>NPKGWDERKMK</text:p>
          </table:table-cell>
        </table:table-row>
        <table:table-row table:style-name="ro2">
          <table:table-cell office:value-type="string" calcext:value-type="string">
            <text:p>QLPM(+15.99)DVK</text:p>
          </table:table-cell>
          <table:table-cell table:formula="of:=SUBSTITUTE(SUBSTITUTE([.A741];&quot;(+15.99)&quot;;&quot;&quot;);&quot;(+57.02)&quot;;&quot;&quot;)" office:value-type="string" office:string-value="QLPMDVK" calcext:value-type="string">
            <text:p>QLPMDVK</text:p>
          </table:table-cell>
          <table:table-cell office:value-type="string" calcext:value-type="string">
            <text:p>AVTTELEVTDSDR</text:p>
          </table:table-cell>
          <table:table-cell table:formula="of:=SUBSTITUTE(SUBSTITUTE([.C741];&quot;(+15.99)&quot;;&quot;&quot;);&quot;(+57.02)&quot;;&quot;&quot;)" office:value-type="string" office:string-value="AVTTELEVTDSDR" calcext:value-type="string">
            <text:p>AVTTELEVTDSDR</text:p>
          </table:table-cell>
        </table:table-row>
        <table:table-row table:style-name="ro2">
          <table:table-cell office:value-type="string" calcext:value-type="string">
            <text:p>GLPAVSLEK</text:p>
          </table:table-cell>
          <table:table-cell table:formula="of:=SUBSTITUTE(SUBSTITUTE([.A742];&quot;(+15.99)&quot;;&quot;&quot;);&quot;(+57.02)&quot;;&quot;&quot;)" office:value-type="string" office:string-value="GLPAVSLEK" calcext:value-type="string">
            <text:p>GLPAVSLEK</text:p>
          </table:table-cell>
          <table:table-cell office:value-type="string" calcext:value-type="string">
            <text:p>RMRMALASLLAK</text:p>
          </table:table-cell>
          <table:table-cell table:formula="of:=SUBSTITUTE(SUBSTITUTE([.C742];&quot;(+15.99)&quot;;&quot;&quot;);&quot;(+57.02)&quot;;&quot;&quot;)" office:value-type="string" office:string-value="RMRMALASLLAK" calcext:value-type="string">
            <text:p>RMRMALASLLAK</text:p>
          </table:table-cell>
        </table:table-row>
        <table:table-row table:style-name="ro2">
          <table:table-cell office:value-type="string" calcext:value-type="string">
            <text:p>FFMDDLPDELK</text:p>
          </table:table-cell>
          <table:table-cell table:formula="of:=SUBSTITUTE(SUBSTITUTE([.A743];&quot;(+15.99)&quot;;&quot;&quot;);&quot;(+57.02)&quot;;&quot;&quot;)" office:value-type="string" office:string-value="FFMDDLPDELK" calcext:value-type="string">
            <text:p>FFMDDLPDELK</text:p>
          </table:table-cell>
          <table:table-cell office:value-type="string" calcext:value-type="string">
            <text:p>VAGGDEYVLLESK</text:p>
          </table:table-cell>
          <table:table-cell table:formula="of:=SUBSTITUTE(SUBSTITUTE([.C743];&quot;(+15.99)&quot;;&quot;&quot;);&quot;(+57.02)&quot;;&quot;&quot;)" office:value-type="string" office:string-value="VAGGDEYVLLESK" calcext:value-type="string">
            <text:p>VAGGDEYVLLESK</text:p>
          </table:table-cell>
        </table:table-row>
        <table:table-row table:style-name="ro1">
          <table:table-cell office:value-type="string" calcext:value-type="string">
            <text:p>NHNFLRAM(+15.99)SPK</text:p>
          </table:table-cell>
          <table:table-cell table:formula="of:=SUBSTITUTE(SUBSTITUTE([.A744];&quot;(+15.99)&quot;;&quot;&quot;);&quot;(+57.02)&quot;;&quot;&quot;)" office:value-type="string" office:string-value="NHNFLRAMSPK" calcext:value-type="string">
            <text:p>NHNFLRAMSPK</text:p>
          </table:table-cell>
          <table:table-cell office:value-type="string" calcext:value-type="string">
            <text:p>EC(+57.02)WLVYYSEK</text:p>
          </table:table-cell>
          <table:table-cell table:formula="of:=SUBSTITUTE(SUBSTITUTE([.C744];&quot;(+15.99)&quot;;&quot;&quot;);&quot;(+57.02)&quot;;&quot;&quot;)" office:value-type="string" office:string-value="ECWLVYYSEK" calcext:value-type="string">
            <text:p>ECWLVYYSEK</text:p>
          </table:table-cell>
        </table:table-row>
        <table:table-row table:style-name="ro1">
          <table:table-cell office:value-type="string" calcext:value-type="string">
            <text:p>EFLLQPFALMVVLELAPK</text:p>
          </table:table-cell>
          <table:table-cell table:formula="of:=SUBSTITUTE(SUBSTITUTE([.A745];&quot;(+15.99)&quot;;&quot;&quot;);&quot;(+57.02)&quot;;&quot;&quot;)" office:value-type="string" office:string-value="EFLLQPFALMVVLELAPK" calcext:value-type="string">
            <text:p>EFLLQPFALMVVLELAPK</text:p>
          </table:table-cell>
          <table:table-cell office:value-type="string" calcext:value-type="string">
            <text:p>HMQLFSEK</text:p>
          </table:table-cell>
          <table:table-cell table:formula="of:=SUBSTITUTE(SUBSTITUTE([.C745];&quot;(+15.99)&quot;;&quot;&quot;);&quot;(+57.02)&quot;;&quot;&quot;)" office:value-type="string" office:string-value="HMQLFSEK" calcext:value-type="string">
            <text:p>HMQLFSEK</text:p>
          </table:table-cell>
        </table:table-row>
        <table:table-row table:style-name="ro1">
          <table:table-cell office:value-type="string" calcext:value-type="string">
            <text:p>RC(+57.02)EAVLDEFLLLLTDK</text:p>
          </table:table-cell>
          <table:table-cell table:formula="of:=SUBSTITUTE(SUBSTITUTE([.A746];&quot;(+15.99)&quot;;&quot;&quot;);&quot;(+57.02)&quot;;&quot;&quot;)" office:value-type="string" office:string-value="RCEAVLDEFLLLLTDK" calcext:value-type="string">
            <text:p>RCEAVLDEFLLLLTDK</text:p>
          </table:table-cell>
          <table:table-cell office:value-type="string" calcext:value-type="string">
            <text:p>GRAGMNLPVK</text:p>
          </table:table-cell>
          <table:table-cell table:formula="of:=SUBSTITUTE(SUBSTITUTE([.C746];&quot;(+15.99)&quot;;&quot;&quot;);&quot;(+57.02)&quot;;&quot;&quot;)" office:value-type="string" office:string-value="GRAGMNLPVK" calcext:value-type="string">
            <text:p>GRAGMNLPVK</text:p>
          </table:table-cell>
        </table:table-row>
        <table:table-row table:style-name="ro2">
          <table:table-cell office:value-type="string" calcext:value-type="string">
            <text:p>TETLNTLK</text:p>
          </table:table-cell>
          <table:table-cell table:formula="of:=SUBSTITUTE(SUBSTITUTE([.A747];&quot;(+15.99)&quot;;&quot;&quot;);&quot;(+57.02)&quot;;&quot;&quot;)" office:value-type="string" office:string-value="TETLNTLK" calcext:value-type="string">
            <text:p>TETLNTLK</text:p>
          </table:table-cell>
          <table:table-cell office:value-type="string" calcext:value-type="string">
            <text:p>VLETLVDSVVEANK</text:p>
          </table:table-cell>
          <table:table-cell table:formula="of:=SUBSTITUTE(SUBSTITUTE([.C747];&quot;(+15.99)&quot;;&quot;&quot;);&quot;(+57.02)&quot;;&quot;&quot;)" office:value-type="string" office:string-value="VLETLVDSVVEANK" calcext:value-type="string">
            <text:p>VLETLVDSVVEANK</text:p>
          </table:table-cell>
        </table:table-row>
        <table:table-row table:style-name="ro1">
          <table:table-cell office:value-type="string" calcext:value-type="string">
            <text:p>LGYNEVTLALK</text:p>
          </table:table-cell>
          <table:table-cell table:formula="of:=SUBSTITUTE(SUBSTITUTE([.A748];&quot;(+15.99)&quot;;&quot;&quot;);&quot;(+57.02)&quot;;&quot;&quot;)" office:value-type="string" office:string-value="LGYNEVTLALK" calcext:value-type="string">
            <text:p>LGYNEVTLALK</text:p>
          </table:table-cell>
          <table:table-cell office:value-type="string" calcext:value-type="string">
            <text:p>NVDLLDVVLK</text:p>
          </table:table-cell>
          <table:table-cell table:formula="of:=SUBSTITUTE(SUBSTITUTE([.C748];&quot;(+15.99)&quot;;&quot;&quot;);&quot;(+57.02)&quot;;&quot;&quot;)" office:value-type="string" office:string-value="NVDLLDVVLK" calcext:value-type="string">
            <text:p>NVDLLDVVLK</text:p>
          </table:table-cell>
        </table:table-row>
        <table:table-row table:style-name="ro2">
          <table:table-cell office:value-type="string" calcext:value-type="string">
            <text:p>LNAGPM(+15.99)NNLLR</text:p>
          </table:table-cell>
          <table:table-cell table:formula="of:=SUBSTITUTE(SUBSTITUTE([.A749];&quot;(+15.99)&quot;;&quot;&quot;);&quot;(+57.02)&quot;;&quot;&quot;)" office:value-type="string" office:string-value="LNAGPMNNLLR" calcext:value-type="string">
            <text:p>LNAGPMNNLLR</text:p>
          </table:table-cell>
          <table:table-cell office:value-type="string" calcext:value-type="string">
            <text:p>KM(+15.99)KPQLLGFYTLAK</text:p>
          </table:table-cell>
          <table:table-cell table:formula="of:=SUBSTITUTE(SUBSTITUTE([.C749];&quot;(+15.99)&quot;;&quot;&quot;);&quot;(+57.02)&quot;;&quot;&quot;)" office:value-type="string" office:string-value="KMKPQLLGFYTLAK" calcext:value-type="string">
            <text:p>KMKPQLLGFYTLAK</text:p>
          </table:table-cell>
        </table:table-row>
        <table:table-row table:style-name="ro1">
          <table:table-cell office:value-type="string" calcext:value-type="string">
            <text:p>APAVEELNLAK</text:p>
          </table:table-cell>
          <table:table-cell table:formula="of:=SUBSTITUTE(SUBSTITUTE([.A750];&quot;(+15.99)&quot;;&quot;&quot;);&quot;(+57.02)&quot;;&quot;&quot;)" office:value-type="string" office:string-value="APAVEELNLAK" calcext:value-type="string">
            <text:p>APAVEELNLAK</text:p>
          </table:table-cell>
          <table:table-cell office:value-type="string" calcext:value-type="string">
            <text:p>HAEVNLTAHR</text:p>
          </table:table-cell>
          <table:table-cell table:formula="of:=SUBSTITUTE(SUBSTITUTE([.C750];&quot;(+15.99)&quot;;&quot;&quot;);&quot;(+57.02)&quot;;&quot;&quot;)" office:value-type="string" office:string-value="HAEVNLTAHR" calcext:value-type="string">
            <text:p>HAEVNLTAHR</text:p>
          </table:table-cell>
        </table:table-row>
        <table:table-row table:style-name="ro2">
          <table:table-cell office:value-type="string" calcext:value-type="string">
            <text:p>SHAGKLLLR</text:p>
          </table:table-cell>
          <table:table-cell table:formula="of:=SUBSTITUTE(SUBSTITUTE([.A751];&quot;(+15.99)&quot;;&quot;&quot;);&quot;(+57.02)&quot;;&quot;&quot;)" office:value-type="string" office:string-value="SHAGKLLLR" calcext:value-type="string">
            <text:p>SHAGKLLLR</text:p>
          </table:table-cell>
          <table:table-cell office:value-type="string" calcext:value-type="string">
            <text:p>FLTVTASDLHMKVTLK</text:p>
          </table:table-cell>
          <table:table-cell table:formula="of:=SUBSTITUTE(SUBSTITUTE([.C751];&quot;(+15.99)&quot;;&quot;&quot;);&quot;(+57.02)&quot;;&quot;&quot;)" office:value-type="string" office:string-value="FLTVTASDLHMKVTLK" calcext:value-type="string">
            <text:p>FLTVTASDLHMKVTLK</text:p>
          </table:table-cell>
        </table:table-row>
        <table:table-row table:style-name="ro1">
          <table:table-cell office:value-type="string" calcext:value-type="string">
            <text:p>DWTM(+15.99)GLALGFLETR</text:p>
          </table:table-cell>
          <table:table-cell table:formula="of:=SUBSTITUTE(SUBSTITUTE([.A752];&quot;(+15.99)&quot;;&quot;&quot;);&quot;(+57.02)&quot;;&quot;&quot;)" office:value-type="string" office:string-value="DWTMGLALGFLETR" calcext:value-type="string">
            <text:p>DWTMGLALGFLETR</text:p>
          </table:table-cell>
          <table:table-cell office:value-type="string" calcext:value-type="string">
            <text:p>NSFFEHLEELK</text:p>
          </table:table-cell>
          <table:table-cell table:formula="of:=SUBSTITUTE(SUBSTITUTE([.C752];&quot;(+15.99)&quot;;&quot;&quot;);&quot;(+57.02)&quot;;&quot;&quot;)" office:value-type="string" office:string-value="NSFFEHLEELK" calcext:value-type="string">
            <text:p>NSFFEHLEELK</text:p>
          </table:table-cell>
        </table:table-row>
        <table:table-row table:style-name="ro2">
          <table:table-cell office:value-type="string" calcext:value-type="string">
            <text:p>MDYLENTGVALLR</text:p>
          </table:table-cell>
          <table:table-cell table:formula="of:=SUBSTITUTE(SUBSTITUTE([.A753];&quot;(+15.99)&quot;;&quot;&quot;);&quot;(+57.02)&quot;;&quot;&quot;)" office:value-type="string" office:string-value="MDYLENTGVALLR" calcext:value-type="string">
            <text:p>MDYLENTGVALLR</text:p>
          </table:table-cell>
          <table:table-cell office:value-type="string" calcext:value-type="string">
            <text:p>EPRPDNFPLLM(+15.99)VQK</text:p>
          </table:table-cell>
          <table:table-cell table:formula="of:=SUBSTITUTE(SUBSTITUTE([.C753];&quot;(+15.99)&quot;;&quot;&quot;);&quot;(+57.02)&quot;;&quot;&quot;)" office:value-type="string" office:string-value="EPRPDNFPLLMVQK" calcext:value-type="string">
            <text:p>EPRPDNFPLLMVQK</text:p>
          </table:table-cell>
        </table:table-row>
        <table:table-row table:style-name="ro2">
          <table:table-cell office:value-type="string" calcext:value-type="string">
            <text:p>NNPAESELLVNR</text:p>
          </table:table-cell>
          <table:table-cell table:formula="of:=SUBSTITUTE(SUBSTITUTE([.A754];&quot;(+15.99)&quot;;&quot;&quot;);&quot;(+57.02)&quot;;&quot;&quot;)" office:value-type="string" office:string-value="NNPAESELLVNR" calcext:value-type="string">
            <text:p>NNPAESELLVNR</text:p>
          </table:table-cell>
          <table:table-cell office:value-type="string" calcext:value-type="string">
            <text:p>NHGEDQFRQLVPAK</text:p>
          </table:table-cell>
          <table:table-cell table:formula="of:=SUBSTITUTE(SUBSTITUTE([.C754];&quot;(+15.99)&quot;;&quot;&quot;);&quot;(+57.02)&quot;;&quot;&quot;)" office:value-type="string" office:string-value="NHGEDQFRQLVPAK" calcext:value-type="string">
            <text:p>NHGEDQFRQLVPAK</text:p>
          </table:table-cell>
        </table:table-row>
        <table:table-row table:style-name="ro1">
          <table:table-cell office:value-type="string" calcext:value-type="string">
            <text:p>LTYLAMEGTDLTTK</text:p>
          </table:table-cell>
          <table:table-cell table:formula="of:=SUBSTITUTE(SUBSTITUTE([.A755];&quot;(+15.99)&quot;;&quot;&quot;);&quot;(+57.02)&quot;;&quot;&quot;)" office:value-type="string" office:string-value="LTYLAMEGTDLTTK" calcext:value-type="string">
            <text:p>LTYLAMEGTDLTTK</text:p>
          </table:table-cell>
          <table:table-cell office:value-type="string" calcext:value-type="string">
            <text:p>NNHVAEKVPK</text:p>
          </table:table-cell>
          <table:table-cell table:formula="of:=SUBSTITUTE(SUBSTITUTE([.C755];&quot;(+15.99)&quot;;&quot;&quot;);&quot;(+57.02)&quot;;&quot;&quot;)" office:value-type="string" office:string-value="NNHVAEKVPK" calcext:value-type="string">
            <text:p>NNHVAEKVPK</text:p>
          </table:table-cell>
        </table:table-row>
        <table:table-row table:style-name="ro1">
          <table:table-cell office:value-type="string" calcext:value-type="string">
            <text:p>QNNATLESSLGTGR</text:p>
          </table:table-cell>
          <table:table-cell table:formula="of:=SUBSTITUTE(SUBSTITUTE([.A756];&quot;(+15.99)&quot;;&quot;&quot;);&quot;(+57.02)&quot;;&quot;&quot;)" office:value-type="string" office:string-value="QNNATLESSLGTGR" calcext:value-type="string">
            <text:p>QNNATLESSLGTGR</text:p>
          </table:table-cell>
          <table:table-cell office:value-type="string" calcext:value-type="string">
            <text:p>SMYC(+57.02)NWPK</text:p>
          </table:table-cell>
          <table:table-cell table:formula="of:=SUBSTITUTE(SUBSTITUTE([.C756];&quot;(+15.99)&quot;;&quot;&quot;);&quot;(+57.02)&quot;;&quot;&quot;)" office:value-type="string" office:string-value="SMYCNWPK" calcext:value-type="string">
            <text:p>SMYCNWPK</text:p>
          </table:table-cell>
        </table:table-row>
        <table:table-row table:style-name="ro1">
          <table:table-cell office:value-type="string" calcext:value-type="string">
            <text:p>NFELKNELKDDLSK</text:p>
          </table:table-cell>
          <table:table-cell table:formula="of:=SUBSTITUTE(SUBSTITUTE([.A757];&quot;(+15.99)&quot;;&quot;&quot;);&quot;(+57.02)&quot;;&quot;&quot;)" office:value-type="string" office:string-value="NFELKNELKDDLSK" calcext:value-type="string">
            <text:p>NFELKNELKDDLSK</text:p>
          </table:table-cell>
          <table:table-cell office:value-type="string" calcext:value-type="string">
            <text:p>NNLGFGSYLPR</text:p>
          </table:table-cell>
          <table:table-cell table:formula="of:=SUBSTITUTE(SUBSTITUTE([.C757];&quot;(+15.99)&quot;;&quot;&quot;);&quot;(+57.02)&quot;;&quot;&quot;)" office:value-type="string" office:string-value="NNLGFGSYLPR" calcext:value-type="string">
            <text:p>NNLGFGSYLPR</text:p>
          </table:table-cell>
        </table:table-row>
        <table:table-row table:style-name="ro2">
          <table:table-cell office:value-type="string" calcext:value-type="string">
            <text:p>QWYGLEK</text:p>
          </table:table-cell>
          <table:table-cell table:formula="of:=SUBSTITUTE(SUBSTITUTE([.A758];&quot;(+15.99)&quot;;&quot;&quot;);&quot;(+57.02)&quot;;&quot;&quot;)" office:value-type="string" office:string-value="QWYGLEK" calcext:value-type="string">
            <text:p>QWYGLEK</text:p>
          </table:table-cell>
          <table:table-cell office:value-type="string" calcext:value-type="string">
            <text:p>FGAAEAVLGTPK</text:p>
          </table:table-cell>
          <table:table-cell table:formula="of:=SUBSTITUTE(SUBSTITUTE([.C758];&quot;(+15.99)&quot;;&quot;&quot;);&quot;(+57.02)&quot;;&quot;&quot;)" office:value-type="string" office:string-value="FGAAEAVLGTPK" calcext:value-type="string">
            <text:p>FGAAEAVLGTPK</text:p>
          </table:table-cell>
        </table:table-row>
        <table:table-row table:style-name="ro1">
          <table:table-cell office:value-type="string" calcext:value-type="string">
            <text:p>TVPTPVLFK</text:p>
          </table:table-cell>
          <table:table-cell table:formula="of:=SUBSTITUTE(SUBSTITUTE([.A759];&quot;(+15.99)&quot;;&quot;&quot;);&quot;(+57.02)&quot;;&quot;&quot;)" office:value-type="string" office:string-value="TVPTPVLFK" calcext:value-type="string">
            <text:p>TVPTPVLFK</text:p>
          </table:table-cell>
          <table:table-cell office:value-type="string" calcext:value-type="string">
            <text:p>LWSNLDKEHK</text:p>
          </table:table-cell>
          <table:table-cell table:formula="of:=SUBSTITUTE(SUBSTITUTE([.C759];&quot;(+15.99)&quot;;&quot;&quot;);&quot;(+57.02)&quot;;&quot;&quot;)" office:value-type="string" office:string-value="LWSNLDKEHK" calcext:value-type="string">
            <text:p>LWSNLDKEHK</text:p>
          </table:table-cell>
        </table:table-row>
        <table:table-row table:style-name="ro2">
          <table:table-cell office:value-type="string" calcext:value-type="string">
            <text:p>LWAETLVYQDDK</text:p>
          </table:table-cell>
          <table:table-cell table:formula="of:=SUBSTITUTE(SUBSTITUTE([.A760];&quot;(+15.99)&quot;;&quot;&quot;);&quot;(+57.02)&quot;;&quot;&quot;)" office:value-type="string" office:string-value="LWAETLVYQDDK" calcext:value-type="string">
            <text:p>LWAETLVYQDDK</text:p>
          </table:table-cell>
          <table:table-cell office:value-type="string" calcext:value-type="string">
            <text:p>NGSGVLNVSAVR</text:p>
          </table:table-cell>
          <table:table-cell table:formula="of:=SUBSTITUTE(SUBSTITUTE([.C760];&quot;(+15.99)&quot;;&quot;&quot;);&quot;(+57.02)&quot;;&quot;&quot;)" office:value-type="string" office:string-value="NGSGVLNVSAVR" calcext:value-type="string">
            <text:p>NGSGVLNVSAVR</text:p>
          </table:table-cell>
        </table:table-row>
        <table:table-row table:style-name="ro2">
          <table:table-cell office:value-type="string" calcext:value-type="string">
            <text:p>EEELSLDPER</text:p>
          </table:table-cell>
          <table:table-cell table:formula="of:=SUBSTITUTE(SUBSTITUTE([.A761];&quot;(+15.99)&quot;;&quot;&quot;);&quot;(+57.02)&quot;;&quot;&quot;)" office:value-type="string" office:string-value="EEELSLDPER" calcext:value-type="string">
            <text:p>EEELSLDPER</text:p>
          </table:table-cell>
          <table:table-cell office:value-type="string" calcext:value-type="string">
            <text:p>QATEVEC(+57.02)QSC(+57.02)FR</text:p>
          </table:table-cell>
          <table:table-cell table:formula="of:=SUBSTITUTE(SUBSTITUTE([.C761];&quot;(+15.99)&quot;;&quot;&quot;);&quot;(+57.02)&quot;;&quot;&quot;)" office:value-type="string" office:string-value="QATEVECQSCFR" calcext:value-type="string">
            <text:p>QATEVECQSCFR</text:p>
          </table:table-cell>
        </table:table-row>
        <table:table-row table:style-name="ro2">
          <table:table-cell office:value-type="string" calcext:value-type="string">
            <text:p>QLELLLM(+15.99)NR</text:p>
          </table:table-cell>
          <table:table-cell table:formula="of:=SUBSTITUTE(SUBSTITUTE([.A762];&quot;(+15.99)&quot;;&quot;&quot;);&quot;(+57.02)&quot;;&quot;&quot;)" office:value-type="string" office:string-value="QLELLLMNR" calcext:value-type="string">
            <text:p>QLELLLMNR</text:p>
          </table:table-cell>
          <table:table-cell office:value-type="string" calcext:value-type="string">
            <text:p>ERDGDLGC(+57.02)FAYHPLK</text:p>
          </table:table-cell>
          <table:table-cell table:formula="of:=SUBSTITUTE(SUBSTITUTE([.C762];&quot;(+15.99)&quot;;&quot;&quot;);&quot;(+57.02)&quot;;&quot;&quot;)" office:value-type="string" office:string-value="ERDGDLGCFAYHPLK" calcext:value-type="string">
            <text:p>ERDGDLGCFAYHPLK</text:p>
          </table:table-cell>
        </table:table-row>
        <table:table-row table:style-name="ro2">
          <table:table-cell office:value-type="string" calcext:value-type="string">
            <text:p>NWNETPNDLLNQFGR</text:p>
          </table:table-cell>
          <table:table-cell table:formula="of:=SUBSTITUTE(SUBSTITUTE([.A763];&quot;(+15.99)&quot;;&quot;&quot;);&quot;(+57.02)&quot;;&quot;&quot;)" office:value-type="string" office:string-value="NWNETPNDLLNQFGR" calcext:value-type="string">
            <text:p>NWNETPNDLLNQFGR</text:p>
          </table:table-cell>
          <table:table-cell office:value-type="string" calcext:value-type="string">
            <text:p>GYPDM(+15.99)DALVVAALK</text:p>
          </table:table-cell>
          <table:table-cell table:formula="of:=SUBSTITUTE(SUBSTITUTE([.C763];&quot;(+15.99)&quot;;&quot;&quot;);&quot;(+57.02)&quot;;&quot;&quot;)" office:value-type="string" office:string-value="GYPDMDALVVAALK" calcext:value-type="string">
            <text:p>GYPDMDALVVAALK</text:p>
          </table:table-cell>
        </table:table-row>
        <table:table-row table:style-name="ro2">
          <table:table-cell office:value-type="string" calcext:value-type="string">
            <text:p>FM(+15.99)SDLLVK</text:p>
          </table:table-cell>
          <table:table-cell table:formula="of:=SUBSTITUTE(SUBSTITUTE([.A764];&quot;(+15.99)&quot;;&quot;&quot;);&quot;(+57.02)&quot;;&quot;&quot;)" office:value-type="string" office:string-value="FMSDLLVK" calcext:value-type="string">
            <text:p>FMSDLLVK</text:p>
          </table:table-cell>
          <table:table-cell office:value-type="string" calcext:value-type="string">
            <text:p>NKELEDPVTKNREHQK</text:p>
          </table:table-cell>
          <table:table-cell table:formula="of:=SUBSTITUTE(SUBSTITUTE([.C764];&quot;(+15.99)&quot;;&quot;&quot;);&quot;(+57.02)&quot;;&quot;&quot;)" office:value-type="string" office:string-value="NKELEDPVTKNREHQK" calcext:value-type="string">
            <text:p>NKELEDPVTKNREHQK</text:p>
          </table:table-cell>
        </table:table-row>
        <table:table-row table:style-name="ro1">
          <table:table-cell office:value-type="string" calcext:value-type="string">
            <text:p>LENYELM(+15.99)DSPK</text:p>
          </table:table-cell>
          <table:table-cell table:formula="of:=SUBSTITUTE(SUBSTITUTE([.A765];&quot;(+15.99)&quot;;&quot;&quot;);&quot;(+57.02)&quot;;&quot;&quot;)" office:value-type="string" office:string-value="LENYELMDSPK" calcext:value-type="string">
            <text:p>LENYELMDSPK</text:p>
          </table:table-cell>
          <table:table-cell office:value-type="string" calcext:value-type="string">
            <text:p>FALDEAWPDR</text:p>
          </table:table-cell>
          <table:table-cell table:formula="of:=SUBSTITUTE(SUBSTITUTE([.C765];&quot;(+15.99)&quot;;&quot;&quot;);&quot;(+57.02)&quot;;&quot;&quot;)" office:value-type="string" office:string-value="FALDEAWPDR" calcext:value-type="string">
            <text:p>FALDEAWPDR</text:p>
          </table:table-cell>
        </table:table-row>
        <table:table-row table:style-name="ro1">
          <table:table-cell office:value-type="string" calcext:value-type="string">
            <text:p>EEHLC(+57.02)STHAQK</text:p>
          </table:table-cell>
          <table:table-cell table:formula="of:=SUBSTITUTE(SUBSTITUTE([.A766];&quot;(+15.99)&quot;;&quot;&quot;);&quot;(+57.02)&quot;;&quot;&quot;)" office:value-type="string" office:string-value="EEHLCSTHAQK" calcext:value-type="string">
            <text:p>EEHLCSTHAQK</text:p>
          </table:table-cell>
          <table:table-cell office:value-type="string" calcext:value-type="string">
            <text:p>TKPKVSEHK</text:p>
          </table:table-cell>
          <table:table-cell table:formula="of:=SUBSTITUTE(SUBSTITUTE([.C766];&quot;(+15.99)&quot;;&quot;&quot;);&quot;(+57.02)&quot;;&quot;&quot;)" office:value-type="string" office:string-value="TKPKVSEHK" calcext:value-type="string">
            <text:p>TKPKVSEHK</text:p>
          </table:table-cell>
        </table:table-row>
        <table:table-row table:style-name="ro2">
          <table:table-cell office:value-type="string" calcext:value-type="string">
            <text:p>YFDLYELFSTK</text:p>
          </table:table-cell>
          <table:table-cell table:formula="of:=SUBSTITUTE(SUBSTITUTE([.A767];&quot;(+15.99)&quot;;&quot;&quot;);&quot;(+57.02)&quot;;&quot;&quot;)" office:value-type="string" office:string-value="YFDLYELFSTK" calcext:value-type="string">
            <text:p>YFDLYELFSTK</text:p>
          </table:table-cell>
          <table:table-cell office:value-type="string" calcext:value-type="string">
            <text:p>LGWGALGLEC(+57.02)K</text:p>
          </table:table-cell>
          <table:table-cell table:formula="of:=SUBSTITUTE(SUBSTITUTE([.C767];&quot;(+15.99)&quot;;&quot;&quot;);&quot;(+57.02)&quot;;&quot;&quot;)" office:value-type="string" office:string-value="LGWGALGLECK" calcext:value-type="string">
            <text:p>LGWGALGLECK</text:p>
          </table:table-cell>
        </table:table-row>
        <table:table-row table:style-name="ro1">
          <table:table-cell office:value-type="string" calcext:value-type="string">
            <text:p>DWTMGLALTSLETR</text:p>
          </table:table-cell>
          <table:table-cell table:formula="of:=SUBSTITUTE(SUBSTITUTE([.A768];&quot;(+15.99)&quot;;&quot;&quot;);&quot;(+57.02)&quot;;&quot;&quot;)" office:value-type="string" office:string-value="DWTMGLALTSLETR" calcext:value-type="string">
            <text:p>DWTMGLALTSLETR</text:p>
          </table:table-cell>
          <table:table-cell office:value-type="string" calcext:value-type="string">
            <text:p>LADRQDVLK</text:p>
          </table:table-cell>
          <table:table-cell table:formula="of:=SUBSTITUTE(SUBSTITUTE([.C768];&quot;(+15.99)&quot;;&quot;&quot;);&quot;(+57.02)&quot;;&quot;&quot;)" office:value-type="string" office:string-value="LADRQDVLK" calcext:value-type="string">
            <text:p>LADRQDVLK</text:p>
          </table:table-cell>
        </table:table-row>
        <table:table-row table:style-name="ro2">
          <table:table-cell office:value-type="string" calcext:value-type="string">
            <text:p>KTLC(+57.02)DNFLPK</text:p>
          </table:table-cell>
          <table:table-cell table:formula="of:=SUBSTITUTE(SUBSTITUTE([.A769];&quot;(+15.99)&quot;;&quot;&quot;);&quot;(+57.02)&quot;;&quot;&quot;)" office:value-type="string" office:string-value="KTLCDNFLPK" calcext:value-type="string">
            <text:p>KTLCDNFLPK</text:p>
          </table:table-cell>
          <table:table-cell office:value-type="string" calcext:value-type="string">
            <text:p>QWSLAHLAPLLK</text:p>
          </table:table-cell>
          <table:table-cell table:formula="of:=SUBSTITUTE(SUBSTITUTE([.C769];&quot;(+15.99)&quot;;&quot;&quot;);&quot;(+57.02)&quot;;&quot;&quot;)" office:value-type="string" office:string-value="QWSLAHLAPLLK" calcext:value-type="string">
            <text:p>QWSLAHLAPLLK</text:p>
          </table:table-cell>
        </table:table-row>
        <table:table-row table:style-name="ro2">
          <table:table-cell office:value-type="string" calcext:value-type="string">
            <text:p>HSTNLNSVQLDDDLR</text:p>
          </table:table-cell>
          <table:table-cell table:formula="of:=SUBSTITUTE(SUBSTITUTE([.A770];&quot;(+15.99)&quot;;&quot;&quot;);&quot;(+57.02)&quot;;&quot;&quot;)" office:value-type="string" office:string-value="HSTNLNSVQLDDDLR" calcext:value-type="string">
            <text:p>HSTNLNSVQLDDDLR</text:p>
          </table:table-cell>
          <table:table-cell office:value-type="string" calcext:value-type="string">
            <text:p>WNFDFSDANLTNWGETK</text:p>
          </table:table-cell>
          <table:table-cell table:formula="of:=SUBSTITUTE(SUBSTITUTE([.C770];&quot;(+15.99)&quot;;&quot;&quot;);&quot;(+57.02)&quot;;&quot;&quot;)" office:value-type="string" office:string-value="WNFDFSDANLTNWGETK" calcext:value-type="string">
            <text:p>WNFDFSDANLTNWGETK</text:p>
          </table:table-cell>
        </table:table-row>
        <table:table-row table:style-name="ro1">
          <table:table-cell office:value-type="string" calcext:value-type="string">
            <text:p>HGVLPM(+15.99)M(+15.99)AELR</text:p>
          </table:table-cell>
          <table:table-cell table:formula="of:=SUBSTITUTE(SUBSTITUTE([.A771];&quot;(+15.99)&quot;;&quot;&quot;);&quot;(+57.02)&quot;;&quot;&quot;)" office:value-type="string" office:string-value="HGVLPMMAELR" calcext:value-type="string">
            <text:p>HGVLPMMAELR</text:p>
          </table:table-cell>
          <table:table-cell office:value-type="string" calcext:value-type="string">
            <text:p>WFYNSLLDPER</text:p>
          </table:table-cell>
          <table:table-cell table:formula="of:=SUBSTITUTE(SUBSTITUTE([.C771];&quot;(+15.99)&quot;;&quot;&quot;);&quot;(+57.02)&quot;;&quot;&quot;)" office:value-type="string" office:string-value="WFYNSLLDPER" calcext:value-type="string">
            <text:p>WFYNSLLDPER</text:p>
          </table:table-cell>
        </table:table-row>
        <table:table-row table:style-name="ro1">
          <table:table-cell office:value-type="string" calcext:value-type="string">
            <text:p>QLMVC(+57.02)PPK</text:p>
          </table:table-cell>
          <table:table-cell table:formula="of:=SUBSTITUTE(SUBSTITUTE([.A772];&quot;(+15.99)&quot;;&quot;&quot;);&quot;(+57.02)&quot;;&quot;&quot;)" office:value-type="string" office:string-value="QLMVCPPK" calcext:value-type="string">
            <text:p>QLMVCPPK</text:p>
          </table:table-cell>
          <table:table-cell office:value-type="string" calcext:value-type="string">
            <text:p>VLENTM(+15.99)YSAK</text:p>
          </table:table-cell>
          <table:table-cell table:formula="of:=SUBSTITUTE(SUBSTITUTE([.C772];&quot;(+15.99)&quot;;&quot;&quot;);&quot;(+57.02)&quot;;&quot;&quot;)" office:value-type="string" office:string-value="VLENTMYSAK" calcext:value-type="string">
            <text:p>VLENTMYSAK</text:p>
          </table:table-cell>
        </table:table-row>
        <table:table-row table:style-name="ro2">
          <table:table-cell office:value-type="string" calcext:value-type="string">
            <text:p>EHAKVGMPAKVGPGK</text:p>
          </table:table-cell>
          <table:table-cell table:formula="of:=SUBSTITUTE(SUBSTITUTE([.A773];&quot;(+15.99)&quot;;&quot;&quot;);&quot;(+57.02)&quot;;&quot;&quot;)" office:value-type="string" office:string-value="EHAKVGMPAKVGPGK" calcext:value-type="string">
            <text:p>EHAKVGMPAKVGPGK</text:p>
          </table:table-cell>
          <table:table-cell office:value-type="string" calcext:value-type="string">
            <text:p>EEC(+57.02)VWSLKALAK</text:p>
          </table:table-cell>
          <table:table-cell table:formula="of:=SUBSTITUTE(SUBSTITUTE([.C773];&quot;(+15.99)&quot;;&quot;&quot;);&quot;(+57.02)&quot;;&quot;&quot;)" office:value-type="string" office:string-value="EECVWSLKALAK" calcext:value-type="string">
            <text:p>EECVWSLKALAK</text:p>
          </table:table-cell>
        </table:table-row>
        <table:table-row table:style-name="ro1">
          <table:table-cell office:value-type="string" calcext:value-type="string">
            <text:p>QGLNPAVTWK</text:p>
          </table:table-cell>
          <table:table-cell table:formula="of:=SUBSTITUTE(SUBSTITUTE([.A774];&quot;(+15.99)&quot;;&quot;&quot;);&quot;(+57.02)&quot;;&quot;&quot;)" office:value-type="string" office:string-value="QGLNPAVTWK" calcext:value-type="string">
            <text:p>QGLNPAVTWK</text:p>
          </table:table-cell>
          <table:table-cell office:value-type="string" calcext:value-type="string">
            <text:p>TVPTLSSLM(+15.99)K</text:p>
          </table:table-cell>
          <table:table-cell table:formula="of:=SUBSTITUTE(SUBSTITUTE([.C774];&quot;(+15.99)&quot;;&quot;&quot;);&quot;(+57.02)&quot;;&quot;&quot;)" office:value-type="string" office:string-value="TVPTLSSLMK" calcext:value-type="string">
            <text:p>TVPTLSSLMK</text:p>
          </table:table-cell>
        </table:table-row>
        <table:table-row table:style-name="ro1">
          <table:table-cell office:value-type="string" calcext:value-type="string">
            <text:p>HNMDQYLGELTGPK</text:p>
          </table:table-cell>
          <table:table-cell table:formula="of:=SUBSTITUTE(SUBSTITUTE([.A775];&quot;(+15.99)&quot;;&quot;&quot;);&quot;(+57.02)&quot;;&quot;&quot;)" office:value-type="string" office:string-value="HNMDQYLGELTGPK" calcext:value-type="string">
            <text:p>HNMDQYLGELTGPK</text:p>
          </table:table-cell>
          <table:table-cell office:value-type="string" calcext:value-type="string">
            <text:p>TMETYQNNK</text:p>
          </table:table-cell>
          <table:table-cell table:formula="of:=SUBSTITUTE(SUBSTITUTE([.C775];&quot;(+15.99)&quot;;&quot;&quot;);&quot;(+57.02)&quot;;&quot;&quot;)" office:value-type="string" office:string-value="TMETYQNNK" calcext:value-type="string">
            <text:p>TMETYQNNK</text:p>
          </table:table-cell>
        </table:table-row>
        <table:table-row table:style-name="ro2">
          <table:table-cell office:value-type="string" calcext:value-type="string">
            <text:p>LGGNEYVLLSEK</text:p>
          </table:table-cell>
          <table:table-cell table:formula="of:=SUBSTITUTE(SUBSTITUTE([.A776];&quot;(+15.99)&quot;;&quot;&quot;);&quot;(+57.02)&quot;;&quot;&quot;)" office:value-type="string" office:string-value="LGGNEYVLLSEK" calcext:value-type="string">
            <text:p>LGGNEYVLLSEK</text:p>
          </table:table-cell>
          <table:table-cell office:value-type="string" calcext:value-type="string">
            <text:p>REM(+15.99)DAGLLEC(+57.02)THK</text:p>
          </table:table-cell>
          <table:table-cell table:formula="of:=SUBSTITUTE(SUBSTITUTE([.C776];&quot;(+15.99)&quot;;&quot;&quot;);&quot;(+57.02)&quot;;&quot;&quot;)" office:value-type="string" office:string-value="REMDAGLLECTHK" calcext:value-type="string">
            <text:p>REMDAGLLECTHK</text:p>
          </table:table-cell>
        </table:table-row>
        <table:table-row table:style-name="ro2">
          <table:table-cell office:value-type="string" calcext:value-type="string">
            <text:p>LEAQTELNWLM(+15.99)NASDTM(+15.99)LR</text:p>
          </table:table-cell>
          <table:table-cell table:formula="of:=SUBSTITUTE(SUBSTITUTE([.A777];&quot;(+15.99)&quot;;&quot;&quot;);&quot;(+57.02)&quot;;&quot;&quot;)" office:value-type="string" office:string-value="LEAQTELNWLMNASDTMLR" calcext:value-type="string">
            <text:p>LEAQTELNWLMNASDTMLR</text:p>
          </table:table-cell>
          <table:table-cell office:value-type="string" calcext:value-type="string">
            <text:p>SPPQLLTLSK</text:p>
          </table:table-cell>
          <table:table-cell table:formula="of:=SUBSTITUTE(SUBSTITUTE([.C777];&quot;(+15.99)&quot;;&quot;&quot;);&quot;(+57.02)&quot;;&quot;&quot;)" office:value-type="string" office:string-value="SPPQLLTLSK" calcext:value-type="string">
            <text:p>SPPQLLTLSK</text:p>
          </table:table-cell>
        </table:table-row>
        <table:table-row table:style-name="ro1">
          <table:table-cell office:value-type="string" calcext:value-type="string">
            <text:p>TSNTPM(+15.99)NNLLR</text:p>
          </table:table-cell>
          <table:table-cell table:formula="of:=SUBSTITUTE(SUBSTITUTE([.A778];&quot;(+15.99)&quot;;&quot;&quot;);&quot;(+57.02)&quot;;&quot;&quot;)" office:value-type="string" office:string-value="TSNTPMNNLLR" calcext:value-type="string">
            <text:p>TSNTPMNNLLR</text:p>
          </table:table-cell>
          <table:table-cell office:value-type="string" calcext:value-type="string">
            <text:p>VPDYKPLFK</text:p>
          </table:table-cell>
          <table:table-cell table:formula="of:=SUBSTITUTE(SUBSTITUTE([.C778];&quot;(+15.99)&quot;;&quot;&quot;);&quot;(+57.02)&quot;;&quot;&quot;)" office:value-type="string" office:string-value="VPDYKPLFK" calcext:value-type="string">
            <text:p>VPDYKPLFK</text:p>
          </table:table-cell>
        </table:table-row>
        <table:table-row table:style-name="ro2">
          <table:table-cell office:value-type="string" calcext:value-type="string">
            <text:p>KAAWVFKEATPR</text:p>
          </table:table-cell>
          <table:table-cell table:formula="of:=SUBSTITUTE(SUBSTITUTE([.A779];&quot;(+15.99)&quot;;&quot;&quot;);&quot;(+57.02)&quot;;&quot;&quot;)" office:value-type="string" office:string-value="KAAWVFKEATPR" calcext:value-type="string">
            <text:p>KAAWVFKEATPR</text:p>
          </table:table-cell>
          <table:table-cell office:value-type="string" calcext:value-type="string">
            <text:p>QQC(+57.02)LVADLPEQK</text:p>
          </table:table-cell>
          <table:table-cell table:formula="of:=SUBSTITUTE(SUBSTITUTE([.C779];&quot;(+15.99)&quot;;&quot;&quot;);&quot;(+57.02)&quot;;&quot;&quot;)" office:value-type="string" office:string-value="QQCLVADLPEQK" calcext:value-type="string">
            <text:p>QQCLVADLPEQK</text:p>
          </table:table-cell>
        </table:table-row>
        <table:table-row table:style-name="ro2">
          <table:table-cell office:value-type="string" calcext:value-type="string">
            <text:p>NQEWYEK</text:p>
          </table:table-cell>
          <table:table-cell table:formula="of:=SUBSTITUTE(SUBSTITUTE([.A780];&quot;(+15.99)&quot;;&quot;&quot;);&quot;(+57.02)&quot;;&quot;&quot;)" office:value-type="string" office:string-value="NQEWYEK" calcext:value-type="string">
            <text:p>NQEWYEK</text:p>
          </table:table-cell>
          <table:table-cell office:value-type="string" calcext:value-type="string">
            <text:p>MPAAAELNVVK</text:p>
          </table:table-cell>
          <table:table-cell table:formula="of:=SUBSTITUTE(SUBSTITUTE([.C780];&quot;(+15.99)&quot;;&quot;&quot;);&quot;(+57.02)&quot;;&quot;&quot;)" office:value-type="string" office:string-value="MPAAAELNVVK" calcext:value-type="string">
            <text:p>MPAAAELNVVK</text:p>
          </table:table-cell>
        </table:table-row>
        <table:table-row table:style-name="ro1">
          <table:table-cell office:value-type="string" calcext:value-type="string">
            <text:p>EVEPALGDTAM(+15.99)AARK</text:p>
          </table:table-cell>
          <table:table-cell table:formula="of:=SUBSTITUTE(SUBSTITUTE([.A781];&quot;(+15.99)&quot;;&quot;&quot;);&quot;(+57.02)&quot;;&quot;&quot;)" office:value-type="string" office:string-value="EVEPALGDTAMAARK" calcext:value-type="string">
            <text:p>EVEPALGDTAMAARK</text:p>
          </table:table-cell>
          <table:table-cell office:value-type="string" calcext:value-type="string">
            <text:p>ETVELQNPK</text:p>
          </table:table-cell>
          <table:table-cell table:formula="of:=SUBSTITUTE(SUBSTITUTE([.C781];&quot;(+15.99)&quot;;&quot;&quot;);&quot;(+57.02)&quot;;&quot;&quot;)" office:value-type="string" office:string-value="ETVELQNPK" calcext:value-type="string">
            <text:p>ETVELQNPK</text:p>
          </table:table-cell>
        </table:table-row>
        <table:table-row table:style-name="ro1">
          <table:table-cell office:value-type="string" calcext:value-type="string">
            <text:p>RNTLVDWVEGK</text:p>
          </table:table-cell>
          <table:table-cell table:formula="of:=SUBSTITUTE(SUBSTITUTE([.A782];&quot;(+15.99)&quot;;&quot;&quot;);&quot;(+57.02)&quot;;&quot;&quot;)" office:value-type="string" office:string-value="RNTLVDWVEGK" calcext:value-type="string">
            <text:p>RNTLVDWVEGK</text:p>
          </table:table-cell>
          <table:table-cell office:value-type="string" calcext:value-type="string">
            <text:p>DPPEVQHEK</text:p>
          </table:table-cell>
          <table:table-cell table:formula="of:=SUBSTITUTE(SUBSTITUTE([.C782];&quot;(+15.99)&quot;;&quot;&quot;);&quot;(+57.02)&quot;;&quot;&quot;)" office:value-type="string" office:string-value="DPPEVQHEK" calcext:value-type="string">
            <text:p>DPPEVQHEK</text:p>
          </table:table-cell>
        </table:table-row>
        <table:table-row table:style-name="ro1">
          <table:table-cell office:value-type="string" calcext:value-type="string">
            <text:p>QM(+15.99)PQLLNDGRTLAK</text:p>
          </table:table-cell>
          <table:table-cell table:formula="of:=SUBSTITUTE(SUBSTITUTE([.A783];&quot;(+15.99)&quot;;&quot;&quot;);&quot;(+57.02)&quot;;&quot;&quot;)" office:value-type="string" office:string-value="QMPQLLNDGRTLAK" calcext:value-type="string">
            <text:p>QMPQLLNDGRTLAK</text:p>
          </table:table-cell>
          <table:table-cell office:value-type="string" calcext:value-type="string">
            <text:p>APLSPC(+57.02)EK</text:p>
          </table:table-cell>
          <table:table-cell table:formula="of:=SUBSTITUTE(SUBSTITUTE([.C783];&quot;(+15.99)&quot;;&quot;&quot;);&quot;(+57.02)&quot;;&quot;&quot;)" office:value-type="string" office:string-value="APLSPCEK" calcext:value-type="string">
            <text:p>APLSPCEK</text:p>
          </table:table-cell>
        </table:table-row>
        <table:table-row table:style-name="ro1">
          <table:table-cell office:value-type="string" calcext:value-type="string">
            <text:p>NSFPKLM(+15.99)DK</text:p>
          </table:table-cell>
          <table:table-cell table:formula="of:=SUBSTITUTE(SUBSTITUTE([.A784];&quot;(+15.99)&quot;;&quot;&quot;);&quot;(+57.02)&quot;;&quot;&quot;)" office:value-type="string" office:string-value="NSFPKLMDK" calcext:value-type="string">
            <text:p>NSFPKLMDK</text:p>
          </table:table-cell>
          <table:table-cell office:value-type="string" calcext:value-type="string">
            <text:p>LAMM(+15.99)SSLR</text:p>
          </table:table-cell>
          <table:table-cell table:formula="of:=SUBSTITUTE(SUBSTITUTE([.C784];&quot;(+15.99)&quot;;&quot;&quot;);&quot;(+57.02)&quot;;&quot;&quot;)" office:value-type="string" office:string-value="LAMMSSLR" calcext:value-type="string">
            <text:p>LAMMSSLR</text:p>
          </table:table-cell>
        </table:table-row>
        <table:table-row table:style-name="ro2">
          <table:table-cell office:value-type="string" calcext:value-type="string">
            <text:p>LAVVMGAMNNSK</text:p>
          </table:table-cell>
          <table:table-cell table:formula="of:=SUBSTITUTE(SUBSTITUTE([.A785];&quot;(+15.99)&quot;;&quot;&quot;);&quot;(+57.02)&quot;;&quot;&quot;)" office:value-type="string" office:string-value="LAVVMGAMNNSK" calcext:value-type="string">
            <text:p>LAVVMGAMNNSK</text:p>
          </table:table-cell>
          <table:table-cell office:value-type="string" calcext:value-type="string">
            <text:p>KTNSGAVSNFLTTNK</text:p>
          </table:table-cell>
          <table:table-cell table:formula="of:=SUBSTITUTE(SUBSTITUTE([.C785];&quot;(+15.99)&quot;;&quot;&quot;);&quot;(+57.02)&quot;;&quot;&quot;)" office:value-type="string" office:string-value="KTNSGAVSNFLTTNK" calcext:value-type="string">
            <text:p>KTNSGAVSNFLTTNK</text:p>
          </table:table-cell>
        </table:table-row>
        <table:table-row table:style-name="ro1">
          <table:table-cell office:value-type="string" calcext:value-type="string">
            <text:p>RATVLSPR</text:p>
          </table:table-cell>
          <table:table-cell table:formula="of:=SUBSTITUTE(SUBSTITUTE([.A786];&quot;(+15.99)&quot;;&quot;&quot;);&quot;(+57.02)&quot;;&quot;&quot;)" office:value-type="string" office:string-value="RATVLSPR" calcext:value-type="string">
            <text:p>RATVLSPR</text:p>
          </table:table-cell>
          <table:table-cell office:value-type="string" calcext:value-type="string">
            <text:p>EVAEPVLK</text:p>
          </table:table-cell>
          <table:table-cell table:formula="of:=SUBSTITUTE(SUBSTITUTE([.C786];&quot;(+15.99)&quot;;&quot;&quot;);&quot;(+57.02)&quot;;&quot;&quot;)" office:value-type="string" office:string-value="EVAEPVLK" calcext:value-type="string">
            <text:p>EVAEPVLK</text:p>
          </table:table-cell>
        </table:table-row>
        <table:table-row table:style-name="ro1">
          <table:table-cell office:value-type="string" calcext:value-type="string">
            <text:p>LLDEPNGDNVGLLLR</text:p>
          </table:table-cell>
          <table:table-cell table:formula="of:=SUBSTITUTE(SUBSTITUTE([.A787];&quot;(+15.99)&quot;;&quot;&quot;);&quot;(+57.02)&quot;;&quot;&quot;)" office:value-type="string" office:string-value="LLDEPNGDNVGLLLR" calcext:value-type="string">
            <text:p>LLDEPNGDNVGLLLR</text:p>
          </table:table-cell>
          <table:table-cell office:value-type="string" calcext:value-type="string">
            <text:p>SFATAYLSK</text:p>
          </table:table-cell>
          <table:table-cell table:formula="of:=SUBSTITUTE(SUBSTITUTE([.C787];&quot;(+15.99)&quot;;&quot;&quot;);&quot;(+57.02)&quot;;&quot;&quot;)" office:value-type="string" office:string-value="SFATAYLSK" calcext:value-type="string">
            <text:p>SFATAYLSK</text:p>
          </table:table-cell>
        </table:table-row>
        <table:table-row table:style-name="ro2">
          <table:table-cell office:value-type="string" calcext:value-type="string">
            <text:p>TAMLYGR</text:p>
          </table:table-cell>
          <table:table-cell table:formula="of:=SUBSTITUTE(SUBSTITUTE([.A788];&quot;(+15.99)&quot;;&quot;&quot;);&quot;(+57.02)&quot;;&quot;&quot;)" office:value-type="string" office:string-value="TAMLYGR" calcext:value-type="string">
            <text:p>TAMLYGR</text:p>
          </table:table-cell>
          <table:table-cell office:value-type="string" calcext:value-type="string">
            <text:p>RWAEPLVSYLEQLAK</text:p>
          </table:table-cell>
          <table:table-cell table:formula="of:=SUBSTITUTE(SUBSTITUTE([.C788];&quot;(+15.99)&quot;;&quot;&quot;);&quot;(+57.02)&quot;;&quot;&quot;)" office:value-type="string" office:string-value="RWAEPLVSYLEQLAK" calcext:value-type="string">
            <text:p>RWAEPLVSYLEQLAK</text:p>
          </table:table-cell>
        </table:table-row>
        <table:table-row table:style-name="ro1">
          <table:table-cell office:value-type="string" calcext:value-type="string">
            <text:p>TC(+57.02)TDGALSLEK</text:p>
          </table:table-cell>
          <table:table-cell table:formula="of:=SUBSTITUTE(SUBSTITUTE([.A789];&quot;(+15.99)&quot;;&quot;&quot;);&quot;(+57.02)&quot;;&quot;&quot;)" office:value-type="string" office:string-value="TCTDGALSLEK" calcext:value-type="string">
            <text:p>TCTDGALSLEK</text:p>
          </table:table-cell>
          <table:table-cell office:value-type="string" calcext:value-type="string">
            <text:p>MWLDFYK</text:p>
          </table:table-cell>
          <table:table-cell table:formula="of:=SUBSTITUTE(SUBSTITUTE([.C789];&quot;(+15.99)&quot;;&quot;&quot;);&quot;(+57.02)&quot;;&quot;&quot;)" office:value-type="string" office:string-value="MWLDFYK" calcext:value-type="string">
            <text:p>MWLDFYK</text:p>
          </table:table-cell>
        </table:table-row>
        <table:table-row table:style-name="ro2">
          <table:table-cell office:value-type="string" calcext:value-type="string">
            <text:p>M(+15.99)LAEEAC(+57.02)FAK</text:p>
          </table:table-cell>
          <table:table-cell table:formula="of:=SUBSTITUTE(SUBSTITUTE([.A790];&quot;(+15.99)&quot;;&quot;&quot;);&quot;(+57.02)&quot;;&quot;&quot;)" office:value-type="string" office:string-value="MLAEEACFAK" calcext:value-type="string">
            <text:p>MLAEEACFAK</text:p>
          </table:table-cell>
          <table:table-cell office:value-type="string" calcext:value-type="string">
            <text:p>QALPLVLLAEDLEK</text:p>
          </table:table-cell>
          <table:table-cell table:formula="of:=SUBSTITUTE(SUBSTITUTE([.C790];&quot;(+15.99)&quot;;&quot;&quot;);&quot;(+57.02)&quot;;&quot;&quot;)" office:value-type="string" office:string-value="QALPLVLLAEDLEK" calcext:value-type="string">
            <text:p>QALPLVLLAEDLEK</text:p>
          </table:table-cell>
        </table:table-row>
        <table:table-row table:style-name="ro2">
          <table:table-cell office:value-type="string" calcext:value-type="string">
            <text:p>EGMLVADLQTPR</text:p>
          </table:table-cell>
          <table:table-cell table:formula="of:=SUBSTITUTE(SUBSTITUTE([.A791];&quot;(+15.99)&quot;;&quot;&quot;);&quot;(+57.02)&quot;;&quot;&quot;)" office:value-type="string" office:string-value="EGMLVADLQTPR" calcext:value-type="string">
            <text:p>EGMLVADLQTPR</text:p>
          </table:table-cell>
          <table:table-cell office:value-type="string" calcext:value-type="string">
            <text:p>EAEVDGLNLMC(+57.02)C(+57.02)NK</text:p>
          </table:table-cell>
          <table:table-cell table:formula="of:=SUBSTITUTE(SUBSTITUTE([.C791];&quot;(+15.99)&quot;;&quot;&quot;);&quot;(+57.02)&quot;;&quot;&quot;)" office:value-type="string" office:string-value="EAEVDGLNLMCCNK" calcext:value-type="string">
            <text:p>EAEVDGLNLMCCNK</text:p>
          </table:table-cell>
        </table:table-row>
        <table:table-row table:style-name="ro1">
          <table:table-cell office:value-type="string" calcext:value-type="string">
            <text:p>KAVSLTVSTVKSSHAR</text:p>
          </table:table-cell>
          <table:table-cell table:formula="of:=SUBSTITUTE(SUBSTITUTE([.A792];&quot;(+15.99)&quot;;&quot;&quot;);&quot;(+57.02)&quot;;&quot;&quot;)" office:value-type="string" office:string-value="KAVSLTVSTVKSSHAR" calcext:value-type="string">
            <text:p>KAVSLTVSTVKSSHAR</text:p>
          </table:table-cell>
          <table:table-cell office:value-type="string" calcext:value-type="string">
            <text:p>EC(+57.02)GQTVEK</text:p>
          </table:table-cell>
          <table:table-cell table:formula="of:=SUBSTITUTE(SUBSTITUTE([.C792];&quot;(+15.99)&quot;;&quot;&quot;);&quot;(+57.02)&quot;;&quot;&quot;)" office:value-type="string" office:string-value="ECGQTVEK" calcext:value-type="string">
            <text:p>ECGQTVEK</text:p>
          </table:table-cell>
        </table:table-row>
        <table:table-row table:style-name="ro1">
          <table:table-cell office:value-type="string" calcext:value-type="string">
            <text:p>DSLNATPK</text:p>
          </table:table-cell>
          <table:table-cell table:formula="of:=SUBSTITUTE(SUBSTITUTE([.A793];&quot;(+15.99)&quot;;&quot;&quot;);&quot;(+57.02)&quot;;&quot;&quot;)" office:value-type="string" office:string-value="DSLNATPK" calcext:value-type="string">
            <text:p>DSLNATPK</text:p>
          </table:table-cell>
          <table:table-cell office:value-type="string" calcext:value-type="string">
            <text:p>KC(+57.02)TSEFVVNK</text:p>
          </table:table-cell>
          <table:table-cell table:formula="of:=SUBSTITUTE(SUBSTITUTE([.C793];&quot;(+15.99)&quot;;&quot;&quot;);&quot;(+57.02)&quot;;&quot;&quot;)" office:value-type="string" office:string-value="KCTSEFVVNK" calcext:value-type="string">
            <text:p>KCTSEFVVNK</text:p>
          </table:table-cell>
        </table:table-row>
        <table:table-row table:style-name="ro1">
          <table:table-cell office:value-type="string" calcext:value-type="string">
            <text:p>LPQLLAEDLEK</text:p>
          </table:table-cell>
          <table:table-cell table:formula="of:=SUBSTITUTE(SUBSTITUTE([.A794];&quot;(+15.99)&quot;;&quot;&quot;);&quot;(+57.02)&quot;;&quot;&quot;)" office:value-type="string" office:string-value="LPQLLAEDLEK" calcext:value-type="string">
            <text:p>LPQLLAEDLEK</text:p>
          </table:table-cell>
          <table:table-cell office:value-type="string" calcext:value-type="string">
            <text:p>TGNTLVGQFPK</text:p>
          </table:table-cell>
          <table:table-cell table:formula="of:=SUBSTITUTE(SUBSTITUTE([.C794];&quot;(+15.99)&quot;;&quot;&quot;);&quot;(+57.02)&quot;;&quot;&quot;)" office:value-type="string" office:string-value="TGNTLVGQFPK" calcext:value-type="string">
            <text:p>TGNTLVGQFPK</text:p>
          </table:table-cell>
        </table:table-row>
        <table:table-row table:style-name="ro2">
          <table:table-cell office:value-type="string" calcext:value-type="string">
            <text:p>EEAVLDEPYLLLTDKK</text:p>
          </table:table-cell>
          <table:table-cell table:formula="of:=SUBSTITUTE(SUBSTITUTE([.A795];&quot;(+15.99)&quot;;&quot;&quot;);&quot;(+57.02)&quot;;&quot;&quot;)" office:value-type="string" office:string-value="EEAVLDEPYLLLTDKK" calcext:value-type="string">
            <text:p>EEAVLDEPYLLLTDKK</text:p>
          </table:table-cell>
          <table:table-cell office:value-type="string" calcext:value-type="string">
            <text:p>QPTFKPDEQLLR</text:p>
          </table:table-cell>
          <table:table-cell table:formula="of:=SUBSTITUTE(SUBSTITUTE([.C795];&quot;(+15.99)&quot;;&quot;&quot;);&quot;(+57.02)&quot;;&quot;&quot;)" office:value-type="string" office:string-value="QPTFKPDEQLLR" calcext:value-type="string">
            <text:p>QPTFKPDEQLLR</text:p>
          </table:table-cell>
        </table:table-row>
        <table:table-row table:style-name="ro1">
          <table:table-cell office:value-type="string" calcext:value-type="string">
            <text:p>EC(+57.02)TGELLM(+15.99)GTRLR</text:p>
          </table:table-cell>
          <table:table-cell table:formula="of:=SUBSTITUTE(SUBSTITUTE([.A796];&quot;(+15.99)&quot;;&quot;&quot;);&quot;(+57.02)&quot;;&quot;&quot;)" office:value-type="string" office:string-value="ECTGELLMGTRLR" calcext:value-type="string">
            <text:p>ECTGELLMGTRLR</text:p>
          </table:table-cell>
          <table:table-cell office:value-type="string" calcext:value-type="string">
            <text:p>QPTVDM(+15.99)DTTK</text:p>
          </table:table-cell>
          <table:table-cell table:formula="of:=SUBSTITUTE(SUBSTITUTE([.C796];&quot;(+15.99)&quot;;&quot;&quot;);&quot;(+57.02)&quot;;&quot;&quot;)" office:value-type="string" office:string-value="QPTVDMDTTK" calcext:value-type="string">
            <text:p>QPTVDMDTTK</text:p>
          </table:table-cell>
        </table:table-row>
        <table:table-row table:style-name="ro2">
          <table:table-cell office:value-type="string" calcext:value-type="string">
            <text:p>MMGM(+15.99)YQNLTVK</text:p>
          </table:table-cell>
          <table:table-cell table:formula="of:=SUBSTITUTE(SUBSTITUTE([.A797];&quot;(+15.99)&quot;;&quot;&quot;);&quot;(+57.02)&quot;;&quot;&quot;)" office:value-type="string" office:string-value="MMGMYQNLTVK" calcext:value-type="string">
            <text:p>MMGMYQNLTVK</text:p>
          </table:table-cell>
          <table:table-cell office:value-type="string" calcext:value-type="string">
            <text:p>TPGGLLLPDSAK</text:p>
          </table:table-cell>
          <table:table-cell table:formula="of:=SUBSTITUTE(SUBSTITUTE([.C797];&quot;(+15.99)&quot;;&quot;&quot;);&quot;(+57.02)&quot;;&quot;&quot;)" office:value-type="string" office:string-value="TPGGLLLPDSAK" calcext:value-type="string">
            <text:p>TPGGLLLPDSAK</text:p>
          </table:table-cell>
        </table:table-row>
        <table:table-row table:style-name="ro2">
          <table:table-cell office:value-type="string" calcext:value-type="string">
            <text:p>KLDFNMPENK</text:p>
          </table:table-cell>
          <table:table-cell table:formula="of:=SUBSTITUTE(SUBSTITUTE([.A798];&quot;(+15.99)&quot;;&quot;&quot;);&quot;(+57.02)&quot;;&quot;&quot;)" office:value-type="string" office:string-value="KLDFNMPENK" calcext:value-type="string">
            <text:p>KLDFNMPENK</text:p>
          </table:table-cell>
          <table:table-cell office:value-type="string" calcext:value-type="string">
            <text:p>TLTGTM(+15.99)LLGPELR</text:p>
          </table:table-cell>
          <table:table-cell table:formula="of:=SUBSTITUTE(SUBSTITUTE([.C798];&quot;(+15.99)&quot;;&quot;&quot;);&quot;(+57.02)&quot;;&quot;&quot;)" office:value-type="string" office:string-value="TLTGTMLLGPELR" calcext:value-type="string">
            <text:p>TLTGTMLLGPELR</text:p>
          </table:table-cell>
        </table:table-row>
        <table:table-row table:style-name="ro2">
          <table:table-cell office:value-type="string" calcext:value-type="string">
            <text:p>VPNPTTDVFEKR</text:p>
          </table:table-cell>
          <table:table-cell table:formula="of:=SUBSTITUTE(SUBSTITUTE([.A799];&quot;(+15.99)&quot;;&quot;&quot;);&quot;(+57.02)&quot;;&quot;&quot;)" office:value-type="string" office:string-value="VPNPTTDVFEKR" calcext:value-type="string">
            <text:p>VPNPTTDVFEKR</text:p>
          </table:table-cell>
          <table:table-cell office:value-type="string" calcext:value-type="string">
            <text:p>LAENAPRWHMENAR</text:p>
          </table:table-cell>
          <table:table-cell table:formula="of:=SUBSTITUTE(SUBSTITUTE([.C799];&quot;(+15.99)&quot;;&quot;&quot;);&quot;(+57.02)&quot;;&quot;&quot;)" office:value-type="string" office:string-value="LAENAPRWHMENAR" calcext:value-type="string">
            <text:p>LAENAPRWHMENAR</text:p>
          </table:table-cell>
        </table:table-row>
        <table:table-row table:style-name="ro2">
          <table:table-cell office:value-type="string" calcext:value-type="string">
            <text:p>VSELDLK</text:p>
          </table:table-cell>
          <table:table-cell table:formula="of:=SUBSTITUTE(SUBSTITUTE([.A800];&quot;(+15.99)&quot;;&quot;&quot;);&quot;(+57.02)&quot;;&quot;&quot;)" office:value-type="string" office:string-value="VSELDLK" calcext:value-type="string">
            <text:p>VSELDLK</text:p>
          </table:table-cell>
          <table:table-cell office:value-type="string" calcext:value-type="string">
            <text:p>SPPEDAGTFENASVR</text:p>
          </table:table-cell>
          <table:table-cell table:formula="of:=SUBSTITUTE(SUBSTITUTE([.C800];&quot;(+15.99)&quot;;&quot;&quot;);&quot;(+57.02)&quot;;&quot;&quot;)" office:value-type="string" office:string-value="SPPEDAGTFENASVR" calcext:value-type="string">
            <text:p>SPPEDAGTFENASVR</text:p>
          </table:table-cell>
        </table:table-row>
        <table:table-row table:style-name="ro1">
          <table:table-cell office:value-type="string" calcext:value-type="string">
            <text:p>C(+57.02)PAYAVETPR</text:p>
          </table:table-cell>
          <table:table-cell table:formula="of:=SUBSTITUTE(SUBSTITUTE([.A801];&quot;(+15.99)&quot;;&quot;&quot;);&quot;(+57.02)&quot;;&quot;&quot;)" office:value-type="string" office:string-value="CPAYAVETPR" calcext:value-type="string">
            <text:p>CPAYAVETPR</text:p>
          </table:table-cell>
          <table:table-cell office:value-type="string" calcext:value-type="string">
            <text:p>QVQFTDK</text:p>
          </table:table-cell>
          <table:table-cell table:formula="of:=SUBSTITUTE(SUBSTITUTE([.C801];&quot;(+15.99)&quot;;&quot;&quot;);&quot;(+57.02)&quot;;&quot;&quot;)" office:value-type="string" office:string-value="QVQFTDK" calcext:value-type="string">
            <text:p>QVQFTDK</text:p>
          </table:table-cell>
        </table:table-row>
        <table:table-row table:style-name="ro2">
          <table:table-cell office:value-type="string" calcext:value-type="string">
            <text:p>QQQC(+57.02)YLLLPPR</text:p>
          </table:table-cell>
          <table:table-cell table:formula="of:=SUBSTITUTE(SUBSTITUTE([.A802];&quot;(+15.99)&quot;;&quot;&quot;);&quot;(+57.02)&quot;;&quot;&quot;)" office:value-type="string" office:string-value="QQQCYLLLPPR" calcext:value-type="string">
            <text:p>QQQCYLLLPPR</text:p>
          </table:table-cell>
          <table:table-cell office:value-type="string" calcext:value-type="string">
            <text:p>LPRHVANAEGER</text:p>
          </table:table-cell>
          <table:table-cell table:formula="of:=SUBSTITUTE(SUBSTITUTE([.C802];&quot;(+15.99)&quot;;&quot;&quot;);&quot;(+57.02)&quot;;&quot;&quot;)" office:value-type="string" office:string-value="LPRHVANAEGER" calcext:value-type="string">
            <text:p>LPRHVANAEGER</text:p>
          </table:table-cell>
        </table:table-row>
        <table:table-row table:style-name="ro2">
          <table:table-cell office:value-type="string" calcext:value-type="string">
            <text:p>WKLPSTEGVDTLAKELAK</text:p>
          </table:table-cell>
          <table:table-cell table:formula="of:=SUBSTITUTE(SUBSTITUTE([.A803];&quot;(+15.99)&quot;;&quot;&quot;);&quot;(+57.02)&quot;;&quot;&quot;)" office:value-type="string" office:string-value="WKLPSTEGVDTLAKELAK" calcext:value-type="string">
            <text:p>WKLPSTEGVDTLAKELAK</text:p>
          </table:table-cell>
          <table:table-cell office:value-type="string" calcext:value-type="string">
            <text:p>QNDETDSYSDQEK</text:p>
          </table:table-cell>
          <table:table-cell table:formula="of:=SUBSTITUTE(SUBSTITUTE([.C803];&quot;(+15.99)&quot;;&quot;&quot;);&quot;(+57.02)&quot;;&quot;&quot;)" office:value-type="string" office:string-value="QNDETDSYSDQEK" calcext:value-type="string">
            <text:p>QNDETDSYSDQEK</text:p>
          </table:table-cell>
        </table:table-row>
        <table:table-row table:style-name="ro1">
          <table:table-cell office:value-type="string" calcext:value-type="string">
            <text:p>EEAVLDEFLLWAANK</text:p>
          </table:table-cell>
          <table:table-cell table:formula="of:=SUBSTITUTE(SUBSTITUTE([.A804];&quot;(+15.99)&quot;;&quot;&quot;);&quot;(+57.02)&quot;;&quot;&quot;)" office:value-type="string" office:string-value="EEAVLDEFLLWAANK" calcext:value-type="string">
            <text:p>EEAVLDEFLLWAANK</text:p>
          </table:table-cell>
          <table:table-cell office:value-type="string" calcext:value-type="string">
            <text:p>GYQWDSGYFK</text:p>
          </table:table-cell>
          <table:table-cell table:formula="of:=SUBSTITUTE(SUBSTITUTE([.C804];&quot;(+15.99)&quot;;&quot;&quot;);&quot;(+57.02)&quot;;&quot;&quot;)" office:value-type="string" office:string-value="GYQWDSGYFK" calcext:value-type="string">
            <text:p>GYQWDSGYFK</text:p>
          </table:table-cell>
        </table:table-row>
        <table:table-row table:style-name="ro2">
          <table:table-cell office:value-type="string" calcext:value-type="string">
            <text:p>QPDDGLLNLSK</text:p>
          </table:table-cell>
          <table:table-cell table:formula="of:=SUBSTITUTE(SUBSTITUTE([.A805];&quot;(+15.99)&quot;;&quot;&quot;);&quot;(+57.02)&quot;;&quot;&quot;)" office:value-type="string" office:string-value="QPDDGLLNLSK" calcext:value-type="string">
            <text:p>QPDDGLLNLSK</text:p>
          </table:table-cell>
          <table:table-cell office:value-type="string" calcext:value-type="string">
            <text:p>QVGGELLM(+15.99)GC(+57.02)PLR</text:p>
          </table:table-cell>
          <table:table-cell table:formula="of:=SUBSTITUTE(SUBSTITUTE([.C805];&quot;(+15.99)&quot;;&quot;&quot;);&quot;(+57.02)&quot;;&quot;&quot;)" office:value-type="string" office:string-value="QVGGELLMGCPLR" calcext:value-type="string">
            <text:p>QVGGELLMGCPLR</text:p>
          </table:table-cell>
        </table:table-row>
        <table:table-row table:style-name="ro2">
          <table:table-cell office:value-type="string" calcext:value-type="string">
            <text:p>GPALLDDFQTFLQLR</text:p>
          </table:table-cell>
          <table:table-cell table:formula="of:=SUBSTITUTE(SUBSTITUTE([.A806];&quot;(+15.99)&quot;;&quot;&quot;);&quot;(+57.02)&quot;;&quot;&quot;)" office:value-type="string" office:string-value="GPALLDDFQTFLQLR" calcext:value-type="string">
            <text:p>GPALLDDFQTFLQLR</text:p>
          </table:table-cell>
          <table:table-cell office:value-type="string" calcext:value-type="string">
            <text:p>ETFDVHQKAM(+15.99)DAAAK</text:p>
          </table:table-cell>
          <table:table-cell table:formula="of:=SUBSTITUTE(SUBSTITUTE([.C806];&quot;(+15.99)&quot;;&quot;&quot;);&quot;(+57.02)&quot;;&quot;&quot;)" office:value-type="string" office:string-value="ETFDVHQKAMDAAAK" calcext:value-type="string">
            <text:p>ETFDVHQKAMDAAAK</text:p>
          </table:table-cell>
        </table:table-row>
        <table:table-row table:style-name="ro1">
          <table:table-cell office:value-type="string" calcext:value-type="string">
            <text:p>KM(+15.99)VLNQMALLALDNK</text:p>
          </table:table-cell>
          <table:table-cell table:formula="of:=SUBSTITUTE(SUBSTITUTE([.A807];&quot;(+15.99)&quot;;&quot;&quot;);&quot;(+57.02)&quot;;&quot;&quot;)" office:value-type="string" office:string-value="KMVLNQMALLALDNK" calcext:value-type="string">
            <text:p>KMVLNQMALLALDNK</text:p>
          </table:table-cell>
          <table:table-cell office:value-type="string" calcext:value-type="string">
            <text:p>TDLGPWLQVFK</text:p>
          </table:table-cell>
          <table:table-cell table:formula="of:=SUBSTITUTE(SUBSTITUTE([.C807];&quot;(+15.99)&quot;;&quot;&quot;);&quot;(+57.02)&quot;;&quot;&quot;)" office:value-type="string" office:string-value="TDLGPWLQVFK" calcext:value-type="string">
            <text:p>TDLGPWLQVFK</text:p>
          </table:table-cell>
        </table:table-row>
        <table:table-row table:style-name="ro2">
          <table:table-cell office:value-type="string" calcext:value-type="string">
            <text:p>DPDKVDDENLYAEDLK</text:p>
          </table:table-cell>
          <table:table-cell table:formula="of:=SUBSTITUTE(SUBSTITUTE([.A808];&quot;(+15.99)&quot;;&quot;&quot;);&quot;(+57.02)&quot;;&quot;&quot;)" office:value-type="string" office:string-value="DPDKVDDENLYAEDLK" calcext:value-type="string">
            <text:p>DPDKVDDENLYAEDLK</text:p>
          </table:table-cell>
          <table:table-cell office:value-type="string" calcext:value-type="string">
            <text:p>RLGGDEYVLLSEK</text:p>
          </table:table-cell>
          <table:table-cell table:formula="of:=SUBSTITUTE(SUBSTITUTE([.C808];&quot;(+15.99)&quot;;&quot;&quot;);&quot;(+57.02)&quot;;&quot;&quot;)" office:value-type="string" office:string-value="RLGGDEYVLLSEK" calcext:value-type="string">
            <text:p>RLGGDEYVLLSEK</text:p>
          </table:table-cell>
        </table:table-row>
        <table:table-row table:style-name="ro2">
          <table:table-cell office:value-type="string" calcext:value-type="string">
            <text:p>TEKEAWENEPNK</text:p>
          </table:table-cell>
          <table:table-cell table:formula="of:=SUBSTITUTE(SUBSTITUTE([.A809];&quot;(+15.99)&quot;;&quot;&quot;);&quot;(+57.02)&quot;;&quot;&quot;)" office:value-type="string" office:string-value="TEKEAWENEPNK" calcext:value-type="string">
            <text:p>TEKEAWENEPNK</text:p>
          </table:table-cell>
          <table:table-cell office:value-type="string" calcext:value-type="string">
            <text:p>EPSLLEEVASLLK</text:p>
          </table:table-cell>
          <table:table-cell table:formula="of:=SUBSTITUTE(SUBSTITUTE([.C809];&quot;(+15.99)&quot;;&quot;&quot;);&quot;(+57.02)&quot;;&quot;&quot;)" office:value-type="string" office:string-value="EPSLLEEVASLLK" calcext:value-type="string">
            <text:p>EPSLLEEVASLLK</text:p>
          </table:table-cell>
        </table:table-row>
        <table:table-row table:style-name="ro2">
          <table:table-cell office:value-type="string" calcext:value-type="string">
            <text:p>SHC(+57.02)EMKPPK</text:p>
          </table:table-cell>
          <table:table-cell table:formula="of:=SUBSTITUTE(SUBSTITUTE([.A810];&quot;(+15.99)&quot;;&quot;&quot;);&quot;(+57.02)&quot;;&quot;&quot;)" office:value-type="string" office:string-value="SHCEMKPPK" calcext:value-type="string">
            <text:p>SHCEMKPPK</text:p>
          </table:table-cell>
          <table:table-cell office:value-type="string" calcext:value-type="string">
            <text:p>KQALTVSTVKSC(+57.02)YK</text:p>
          </table:table-cell>
          <table:table-cell table:formula="of:=SUBSTITUTE(SUBSTITUTE([.C810];&quot;(+15.99)&quot;;&quot;&quot;);&quot;(+57.02)&quot;;&quot;&quot;)" office:value-type="string" office:string-value="KQALTVSTVKSCYK" calcext:value-type="string">
            <text:p>KQALTVSTVKSCYK</text:p>
          </table:table-cell>
        </table:table-row>
        <table:table-row table:style-name="ro2">
          <table:table-cell office:value-type="string" calcext:value-type="string">
            <text:p>LTDHFGK</text:p>
          </table:table-cell>
          <table:table-cell table:formula="of:=SUBSTITUTE(SUBSTITUTE([.A811];&quot;(+15.99)&quot;;&quot;&quot;);&quot;(+57.02)&quot;;&quot;&quot;)" office:value-type="string" office:string-value="LTDHFGK" calcext:value-type="string">
            <text:p>LTDHFGK</text:p>
          </table:table-cell>
          <table:table-cell office:value-type="string" calcext:value-type="string">
            <text:p>HSGSKTLAHLAPLLK</text:p>
          </table:table-cell>
          <table:table-cell table:formula="of:=SUBSTITUTE(SUBSTITUTE([.C811];&quot;(+15.99)&quot;;&quot;&quot;);&quot;(+57.02)&quot;;&quot;&quot;)" office:value-type="string" office:string-value="HSGSKTLAHLAPLLK" calcext:value-type="string">
            <text:p>HSGSKTLAHLAPLLK</text:p>
          </table:table-cell>
        </table:table-row>
        <table:table-row table:style-name="ro2">
          <table:table-cell office:value-type="string" calcext:value-type="string">
            <text:p>APVELM(+15.99)SEK</text:p>
          </table:table-cell>
          <table:table-cell table:formula="of:=SUBSTITUTE(SUBSTITUTE([.A812];&quot;(+15.99)&quot;;&quot;&quot;);&quot;(+57.02)&quot;;&quot;&quot;)" office:value-type="string" office:string-value="APVELMSEK" calcext:value-type="string">
            <text:p>APVELMSEK</text:p>
          </table:table-cell>
          <table:table-cell office:value-type="string" calcext:value-type="string">
            <text:p>FWALGSSLEEGK</text:p>
          </table:table-cell>
          <table:table-cell table:formula="of:=SUBSTITUTE(SUBSTITUTE([.C812];&quot;(+15.99)&quot;;&quot;&quot;);&quot;(+57.02)&quot;;&quot;&quot;)" office:value-type="string" office:string-value="FWALGSSLEEGK" calcext:value-type="string">
            <text:p>FWALGSSLEEGK</text:p>
          </table:table-cell>
        </table:table-row>
        <table:table-row table:style-name="ro1">
          <table:table-cell office:value-type="string" calcext:value-type="string">
            <text:p>TLPLPETM(+15.99)K</text:p>
          </table:table-cell>
          <table:table-cell table:formula="of:=SUBSTITUTE(SUBSTITUTE([.A813];&quot;(+15.99)&quot;;&quot;&quot;);&quot;(+57.02)&quot;;&quot;&quot;)" office:value-type="string" office:string-value="TLPLPETMK" calcext:value-type="string">
            <text:p>TLPLPETMK</text:p>
          </table:table-cell>
          <table:table-cell office:value-type="string" calcext:value-type="string">
            <text:p>EGC(+57.02)DLLLSPR</text:p>
          </table:table-cell>
          <table:table-cell table:formula="of:=SUBSTITUTE(SUBSTITUTE([.C813];&quot;(+15.99)&quot;;&quot;&quot;);&quot;(+57.02)&quot;;&quot;&quot;)" office:value-type="string" office:string-value="EGCDLLLSPR" calcext:value-type="string">
            <text:p>EGCDLLLSPR</text:p>
          </table:table-cell>
        </table:table-row>
        <table:table-row table:style-name="ro1">
          <table:table-cell office:value-type="string" calcext:value-type="string">
            <text:p>LLAGNESFDAAAK</text:p>
          </table:table-cell>
          <table:table-cell table:formula="of:=SUBSTITUTE(SUBSTITUTE([.A814];&quot;(+15.99)&quot;;&quot;&quot;);&quot;(+57.02)&quot;;&quot;&quot;)" office:value-type="string" office:string-value="LLAGNESFDAAAK" calcext:value-type="string">
            <text:p>LLAGNESFDAAAK</text:p>
          </table:table-cell>
          <table:table-cell office:value-type="string" calcext:value-type="string">
            <text:p>FMENTRALLR</text:p>
          </table:table-cell>
          <table:table-cell table:formula="of:=SUBSTITUTE(SUBSTITUTE([.C814];&quot;(+15.99)&quot;;&quot;&quot;);&quot;(+57.02)&quot;;&quot;&quot;)" office:value-type="string" office:string-value="FMENTRALLR" calcext:value-type="string">
            <text:p>FMENTRALLR</text:p>
          </table:table-cell>
        </table:table-row>
        <table:table-row table:style-name="ro2">
          <table:table-cell office:value-type="string" calcext:value-type="string">
            <text:p>QSVLSEM(+15.99)EYDLKK</text:p>
          </table:table-cell>
          <table:table-cell table:formula="of:=SUBSTITUTE(SUBSTITUTE([.A815];&quot;(+15.99)&quot;;&quot;&quot;);&quot;(+57.02)&quot;;&quot;&quot;)" office:value-type="string" office:string-value="QSVLSEMEYDLKK" calcext:value-type="string">
            <text:p>QSVLSEMEYDLKK</text:p>
          </table:table-cell>
          <table:table-cell office:value-type="string" calcext:value-type="string">
            <text:p>KFVDGEWLSPR</text:p>
          </table:table-cell>
          <table:table-cell table:formula="of:=SUBSTITUTE(SUBSTITUTE([.C815];&quot;(+15.99)&quot;;&quot;&quot;);&quot;(+57.02)&quot;;&quot;&quot;)" office:value-type="string" office:string-value="KFVDGEWLSPR" calcext:value-type="string">
            <text:p>KFVDGEWLSPR</text:p>
          </table:table-cell>
        </table:table-row>
        <table:table-row table:style-name="ro2">
          <table:table-cell office:value-type="string" calcext:value-type="string">
            <text:p>RC(+57.02)PDKLWEK</text:p>
          </table:table-cell>
          <table:table-cell table:formula="of:=SUBSTITUTE(SUBSTITUTE([.A816];&quot;(+15.99)&quot;;&quot;&quot;);&quot;(+57.02)&quot;;&quot;&quot;)" office:value-type="string" office:string-value="RCPDKLWEK" calcext:value-type="string">
            <text:p>RCPDKLWEK</text:p>
          </table:table-cell>
          <table:table-cell office:value-type="string" calcext:value-type="string">
            <text:p>DLKVTNDESMQLHR</text:p>
          </table:table-cell>
          <table:table-cell table:formula="of:=SUBSTITUTE(SUBSTITUTE([.C816];&quot;(+15.99)&quot;;&quot;&quot;);&quot;(+57.02)&quot;;&quot;&quot;)" office:value-type="string" office:string-value="DLKVTNDESMQLHR" calcext:value-type="string">
            <text:p>DLKVTNDESMQLHR</text:p>
          </table:table-cell>
        </table:table-row>
        <table:table-row table:style-name="ro2">
          <table:table-cell office:value-type="string" calcext:value-type="string">
            <text:p>LPM(+15.99)WQNK</text:p>
          </table:table-cell>
          <table:table-cell table:formula="of:=SUBSTITUTE(SUBSTITUTE([.A817];&quot;(+15.99)&quot;;&quot;&quot;);&quot;(+57.02)&quot;;&quot;&quot;)" office:value-type="string" office:string-value="LPMWQNK" calcext:value-type="string">
            <text:p>LPMWQNK</text:p>
          </table:table-cell>
          <table:table-cell office:value-type="string" calcext:value-type="string">
            <text:p>LVSLTVSTVKAHSSR</text:p>
          </table:table-cell>
          <table:table-cell table:formula="of:=SUBSTITUTE(SUBSTITUTE([.C817];&quot;(+15.99)&quot;;&quot;&quot;);&quot;(+57.02)&quot;;&quot;&quot;)" office:value-type="string" office:string-value="LVSLTVSTVKAHSSR" calcext:value-type="string">
            <text:p>LVSLTVSTVKAHSSR</text:p>
          </table:table-cell>
        </table:table-row>
        <table:table-row table:style-name="ro2">
          <table:table-cell office:value-type="string" calcext:value-type="string">
            <text:p>YLENTGVSLPR</text:p>
          </table:table-cell>
          <table:table-cell table:formula="of:=SUBSTITUTE(SUBSTITUTE([.A818];&quot;(+15.99)&quot;;&quot;&quot;);&quot;(+57.02)&quot;;&quot;&quot;)" office:value-type="string" office:string-value="YLENTGVSLPR" calcext:value-type="string">
            <text:p>YLENTGVSLPR</text:p>
          </table:table-cell>
          <table:table-cell office:value-type="string" calcext:value-type="string">
            <text:p>FGDLDSLAVGLLGDK</text:p>
          </table:table-cell>
          <table:table-cell table:formula="of:=SUBSTITUTE(SUBSTITUTE([.C818];&quot;(+15.99)&quot;;&quot;&quot;);&quot;(+57.02)&quot;;&quot;&quot;)" office:value-type="string" office:string-value="FGDLDSLAVGLLGDK" calcext:value-type="string">
            <text:p>FGDLDSLAVGLLGDK</text:p>
          </table:table-cell>
        </table:table-row>
        <table:table-row table:style-name="ro1">
          <table:table-cell office:value-type="string" calcext:value-type="string">
            <text:p>KFFGLFNANNEKDLR</text:p>
          </table:table-cell>
          <table:table-cell table:formula="of:=SUBSTITUTE(SUBSTITUTE([.A819];&quot;(+15.99)&quot;;&quot;&quot;);&quot;(+57.02)&quot;;&quot;&quot;)" office:value-type="string" office:string-value="KFFGLFNANNEKDLR" calcext:value-type="string">
            <text:p>KFFGLFNANNEKDLR</text:p>
          </table:table-cell>
          <table:table-cell office:value-type="string" calcext:value-type="string">
            <text:p>RLAGVQVLK</text:p>
          </table:table-cell>
          <table:table-cell table:formula="of:=SUBSTITUTE(SUBSTITUTE([.C819];&quot;(+15.99)&quot;;&quot;&quot;);&quot;(+57.02)&quot;;&quot;&quot;)" office:value-type="string" office:string-value="RLAGVQVLK" calcext:value-type="string">
            <text:p>RLAGVQVLK</text:p>
          </table:table-cell>
        </table:table-row>
        <table:table-row table:style-name="ro1">
          <table:table-cell office:value-type="string" calcext:value-type="string">
            <text:p>HMTGLDGLC(+57.02)LSPDR</text:p>
          </table:table-cell>
          <table:table-cell table:formula="of:=SUBSTITUTE(SUBSTITUTE([.A820];&quot;(+15.99)&quot;;&quot;&quot;);&quot;(+57.02)&quot;;&quot;&quot;)" office:value-type="string" office:string-value="HMTGLDGLCLSPDR" calcext:value-type="string">
            <text:p>HMTGLDGLCLSPDR</text:p>
          </table:table-cell>
          <table:table-cell office:value-type="string" calcext:value-type="string">
            <text:p>M(+15.99)SGDPWLDR</text:p>
          </table:table-cell>
          <table:table-cell table:formula="of:=SUBSTITUTE(SUBSTITUTE([.C820];&quot;(+15.99)&quot;;&quot;&quot;);&quot;(+57.02)&quot;;&quot;&quot;)" office:value-type="string" office:string-value="MSGDPWLDR" calcext:value-type="string">
            <text:p>MSGDPWLDR</text:p>
          </table:table-cell>
        </table:table-row>
        <table:table-row table:style-name="ro1">
          <table:table-cell office:value-type="string" calcext:value-type="string">
            <text:p>FGALSGFLQWK</text:p>
          </table:table-cell>
          <table:table-cell table:formula="of:=SUBSTITUTE(SUBSTITUTE([.A821];&quot;(+15.99)&quot;;&quot;&quot;);&quot;(+57.02)&quot;;&quot;&quot;)" office:value-type="string" office:string-value="FGALSGFLQWK" calcext:value-type="string">
            <text:p>FGALSGFLQWK</text:p>
          </table:table-cell>
          <table:table-cell office:value-type="string" calcext:value-type="string">
            <text:p>NLNDKVLM(+15.99)K</text:p>
          </table:table-cell>
          <table:table-cell table:formula="of:=SUBSTITUTE(SUBSTITUTE([.C821];&quot;(+15.99)&quot;;&quot;&quot;);&quot;(+57.02)&quot;;&quot;&quot;)" office:value-type="string" office:string-value="NLNDKVLMK" calcext:value-type="string">
            <text:p>NLNDKVLMK</text:p>
          </table:table-cell>
        </table:table-row>
        <table:table-row table:style-name="ro2">
          <table:table-cell office:value-type="string" calcext:value-type="string">
            <text:p>QAEGLTGFSK</text:p>
          </table:table-cell>
          <table:table-cell table:formula="of:=SUBSTITUTE(SUBSTITUTE([.A822];&quot;(+15.99)&quot;;&quot;&quot;);&quot;(+57.02)&quot;;&quot;&quot;)" office:value-type="string" office:string-value="QAEGLTGFSK" calcext:value-type="string">
            <text:p>QAEGLTGFSK</text:p>
          </table:table-cell>
          <table:table-cell office:value-type="string" calcext:value-type="string">
            <text:p>VPFVKSVFFRGHMK</text:p>
          </table:table-cell>
          <table:table-cell table:formula="of:=SUBSTITUTE(SUBSTITUTE([.C822];&quot;(+15.99)&quot;;&quot;&quot;);&quot;(+57.02)&quot;;&quot;&quot;)" office:value-type="string" office:string-value="VPFVKSVFFRGHMK" calcext:value-type="string">
            <text:p>VPFVKSVFFRGHMK</text:p>
          </table:table-cell>
        </table:table-row>
        <table:table-row table:style-name="ro1">
          <table:table-cell office:value-type="string" calcext:value-type="string">
            <text:p>DSLATLVPM(+15.99)K</text:p>
          </table:table-cell>
          <table:table-cell table:formula="of:=SUBSTITUTE(SUBSTITUTE([.A823];&quot;(+15.99)&quot;;&quot;&quot;);&quot;(+57.02)&quot;;&quot;&quot;)" office:value-type="string" office:string-value="DSLATLVPMK" calcext:value-type="string">
            <text:p>DSLATLVPMK</text:p>
          </table:table-cell>
          <table:table-cell office:value-type="string" calcext:value-type="string">
            <text:p>KFGAEQER</text:p>
          </table:table-cell>
          <table:table-cell table:formula="of:=SUBSTITUTE(SUBSTITUTE([.C823];&quot;(+15.99)&quot;;&quot;&quot;);&quot;(+57.02)&quot;;&quot;&quot;)" office:value-type="string" office:string-value="KFGAEQER" calcext:value-type="string">
            <text:p>KFGAEQER</text:p>
          </table:table-cell>
        </table:table-row>
        <table:table-row table:style-name="ro1">
          <table:table-cell office:value-type="string" calcext:value-type="string">
            <text:p>YYLTVGLVTKPFSFEGK</text:p>
          </table:table-cell>
          <table:table-cell table:formula="of:=SUBSTITUTE(SUBSTITUTE([.A824];&quot;(+15.99)&quot;;&quot;&quot;);&quot;(+57.02)&quot;;&quot;&quot;)" office:value-type="string" office:string-value="YYLTVGLVTKPFSFEGK" calcext:value-type="string">
            <text:p>YYLTVGLVTKPFSFEGK</text:p>
          </table:table-cell>
          <table:table-cell office:value-type="string" calcext:value-type="string">
            <text:p>AVPTQLLR</text:p>
          </table:table-cell>
          <table:table-cell table:formula="of:=SUBSTITUTE(SUBSTITUTE([.C824];&quot;(+15.99)&quot;;&quot;&quot;);&quot;(+57.02)&quot;;&quot;&quot;)" office:value-type="string" office:string-value="AVPTQLLR" calcext:value-type="string">
            <text:p>AVPTQLLR</text:p>
          </table:table-cell>
        </table:table-row>
        <table:table-row table:style-name="ro2">
          <table:table-cell office:value-type="string" calcext:value-type="string">
            <text:p>TPLAVDVAGLK</text:p>
          </table:table-cell>
          <table:table-cell table:formula="of:=SUBSTITUTE(SUBSTITUTE([.A825];&quot;(+15.99)&quot;;&quot;&quot;);&quot;(+57.02)&quot;;&quot;&quot;)" office:value-type="string" office:string-value="TPLAVDVAGLK" calcext:value-type="string">
            <text:p>TPLAVDVAGLK</text:p>
          </table:table-cell>
          <table:table-cell office:value-type="string" calcext:value-type="string">
            <text:p>LGGDEFMLLSEK</text:p>
          </table:table-cell>
          <table:table-cell table:formula="of:=SUBSTITUTE(SUBSTITUTE([.C825];&quot;(+15.99)&quot;;&quot;&quot;);&quot;(+57.02)&quot;;&quot;&quot;)" office:value-type="string" office:string-value="LGGDEFMLLSEK" calcext:value-type="string">
            <text:p>LGGDEFMLLSEK</text:p>
          </table:table-cell>
        </table:table-row>
        <table:table-row table:style-name="ro2">
          <table:table-cell office:value-type="string" calcext:value-type="string">
            <text:p>GRVDVSLR</text:p>
          </table:table-cell>
          <table:table-cell table:formula="of:=SUBSTITUTE(SUBSTITUTE([.A826];&quot;(+15.99)&quot;;&quot;&quot;);&quot;(+57.02)&quot;;&quot;&quot;)" office:value-type="string" office:string-value="GRVDVSLR" calcext:value-type="string">
            <text:p>GRVDVSLR</text:p>
          </table:table-cell>
          <table:table-cell office:value-type="string" calcext:value-type="string">
            <text:p>KNDATLEYWGPK</text:p>
          </table:table-cell>
          <table:table-cell table:formula="of:=SUBSTITUTE(SUBSTITUTE([.C826];&quot;(+15.99)&quot;;&quot;&quot;);&quot;(+57.02)&quot;;&quot;&quot;)" office:value-type="string" office:string-value="KNDATLEYWGPK" calcext:value-type="string">
            <text:p>KNDATLEYWGPK</text:p>
          </table:table-cell>
        </table:table-row>
        <table:table-row table:style-name="ro1">
          <table:table-cell office:value-type="string" calcext:value-type="string">
            <text:p>AHMSRSNEVLAEVNK</text:p>
          </table:table-cell>
          <table:table-cell table:formula="of:=SUBSTITUTE(SUBSTITUTE([.A827];&quot;(+15.99)&quot;;&quot;&quot;);&quot;(+57.02)&quot;;&quot;&quot;)" office:value-type="string" office:string-value="AHMSRSNEVLAEVNK" calcext:value-type="string">
            <text:p>AHMSRSNEVLAEVNK</text:p>
          </table:table-cell>
          <table:table-cell office:value-type="string" calcext:value-type="string">
            <text:p>TC(+57.02)M(+15.99)LWDYRSK</text:p>
          </table:table-cell>
          <table:table-cell table:formula="of:=SUBSTITUTE(SUBSTITUTE([.C827];&quot;(+15.99)&quot;;&quot;&quot;);&quot;(+57.02)&quot;;&quot;&quot;)" office:value-type="string" office:string-value="TCMLWDYRSK" calcext:value-type="string">
            <text:p>TCMLWDYRSK</text:p>
          </table:table-cell>
        </table:table-row>
        <table:table-row table:style-name="ro2">
          <table:table-cell office:value-type="string" calcext:value-type="string">
            <text:p>EKM(+15.99)VGWLLSK</text:p>
          </table:table-cell>
          <table:table-cell table:formula="of:=SUBSTITUTE(SUBSTITUTE([.A828];&quot;(+15.99)&quot;;&quot;&quot;);&quot;(+57.02)&quot;;&quot;&quot;)" office:value-type="string" office:string-value="EKMVGWLLSK" calcext:value-type="string">
            <text:p>EKMVGWLLSK</text:p>
          </table:table-cell>
          <table:table-cell office:value-type="string" calcext:value-type="string">
            <text:p>WMESANELFSRVPDEK</text:p>
          </table:table-cell>
          <table:table-cell table:formula="of:=SUBSTITUTE(SUBSTITUTE([.C828];&quot;(+15.99)&quot;;&quot;&quot;);&quot;(+57.02)&quot;;&quot;&quot;)" office:value-type="string" office:string-value="WMESANELFSRVPDEK" calcext:value-type="string">
            <text:p>WMESANELFSRVPDEK</text:p>
          </table:table-cell>
        </table:table-row>
        <table:table-row table:style-name="ro2">
          <table:table-cell office:value-type="string" calcext:value-type="string">
            <text:p>KSTQVAEDQGK</text:p>
          </table:table-cell>
          <table:table-cell table:formula="of:=SUBSTITUTE(SUBSTITUTE([.A829];&quot;(+15.99)&quot;;&quot;&quot;);&quot;(+57.02)&quot;;&quot;&quot;)" office:value-type="string" office:string-value="KSTQVAEDQGK" calcext:value-type="string">
            <text:p>KSTQVAEDQGK</text:p>
          </table:table-cell>
          <table:table-cell office:value-type="string" calcext:value-type="string">
            <text:p>RNNVAAVRAHHLNK</text:p>
          </table:table-cell>
          <table:table-cell table:formula="of:=SUBSTITUTE(SUBSTITUTE([.C829];&quot;(+15.99)&quot;;&quot;&quot;);&quot;(+57.02)&quot;;&quot;&quot;)" office:value-type="string" office:string-value="RNNVAAVRAHHLNK" calcext:value-type="string">
            <text:p>RNNVAAVRAHHLNK</text:p>
          </table:table-cell>
        </table:table-row>
        <table:table-row table:style-name="ro2">
          <table:table-cell office:value-type="string" calcext:value-type="string">
            <text:p>NM(+15.99)GLSVPELGPK</text:p>
          </table:table-cell>
          <table:table-cell table:formula="of:=SUBSTITUTE(SUBSTITUTE([.A830];&quot;(+15.99)&quot;;&quot;&quot;);&quot;(+57.02)&quot;;&quot;&quot;)" office:value-type="string" office:string-value="NMGLSVPELGPK" calcext:value-type="string">
            <text:p>NMGLSVPELGPK</text:p>
          </table:table-cell>
          <table:table-cell office:value-type="string" calcext:value-type="string">
            <text:p>QPHLLLYPEFM(+15.99)TDK</text:p>
          </table:table-cell>
          <table:table-cell table:formula="of:=SUBSTITUTE(SUBSTITUTE([.C830];&quot;(+15.99)&quot;;&quot;&quot;);&quot;(+57.02)&quot;;&quot;&quot;)" office:value-type="string" office:string-value="QPHLLLYPEFMTDK" calcext:value-type="string">
            <text:p>QPHLLLYPEFMTDK</text:p>
          </table:table-cell>
        </table:table-row>
        <table:table-row table:style-name="ro2">
          <table:table-cell office:value-type="string" calcext:value-type="string">
            <text:p>NWEEPVR</text:p>
          </table:table-cell>
          <table:table-cell table:formula="of:=SUBSTITUTE(SUBSTITUTE([.A831];&quot;(+15.99)&quot;;&quot;&quot;);&quot;(+57.02)&quot;;&quot;&quot;)" office:value-type="string" office:string-value="NWEEPVR" calcext:value-type="string">
            <text:p>NWEEPVR</text:p>
          </table:table-cell>
          <table:table-cell office:value-type="string" calcext:value-type="string">
            <text:p>AAM(+15.99)TWLLM(+15.99)GC(+57.02)PLR</text:p>
          </table:table-cell>
          <table:table-cell table:formula="of:=SUBSTITUTE(SUBSTITUTE([.C831];&quot;(+15.99)&quot;;&quot;&quot;);&quot;(+57.02)&quot;;&quot;&quot;)" office:value-type="string" office:string-value="AAMTWLLMGCPLR" calcext:value-type="string">
            <text:p>AAMTWLLMGCPLR</text:p>
          </table:table-cell>
        </table:table-row>
        <table:table-row table:style-name="ro2">
          <table:table-cell office:value-type="string" calcext:value-type="string">
            <text:p>TGNVLEDVVR</text:p>
          </table:table-cell>
          <table:table-cell table:formula="of:=SUBSTITUTE(SUBSTITUTE([.A832];&quot;(+15.99)&quot;;&quot;&quot;);&quot;(+57.02)&quot;;&quot;&quot;)" office:value-type="string" office:string-value="TGNVLEDVVR" calcext:value-type="string">
            <text:p>TGNVLEDVVR</text:p>
          </table:table-cell>
          <table:table-cell office:value-type="string" calcext:value-type="string">
            <text:p>EYDETSMLNLEQLK</text:p>
          </table:table-cell>
          <table:table-cell table:formula="of:=SUBSTITUTE(SUBSTITUTE([.C832];&quot;(+15.99)&quot;;&quot;&quot;);&quot;(+57.02)&quot;;&quot;&quot;)" office:value-type="string" office:string-value="EYDETSMLNLEQLK" calcext:value-type="string">
            <text:p>EYDETSMLNLEQLK</text:p>
          </table:table-cell>
        </table:table-row>
        <table:table-row table:style-name="ro2">
          <table:table-cell office:value-type="string" calcext:value-type="string">
            <text:p>LLLDAVALK</text:p>
          </table:table-cell>
          <table:table-cell table:formula="of:=SUBSTITUTE(SUBSTITUTE([.A833];&quot;(+15.99)&quot;;&quot;&quot;);&quot;(+57.02)&quot;;&quot;&quot;)" office:value-type="string" office:string-value="LLLDAVALK" calcext:value-type="string">
            <text:p>LLLDAVALK</text:p>
          </table:table-cell>
          <table:table-cell office:value-type="string" calcext:value-type="string">
            <text:p>FAPDLWQC(+57.02)WFK</text:p>
          </table:table-cell>
          <table:table-cell table:formula="of:=SUBSTITUTE(SUBSTITUTE([.C833];&quot;(+15.99)&quot;;&quot;&quot;);&quot;(+57.02)&quot;;&quot;&quot;)" office:value-type="string" office:string-value="FAPDLWQCWFK" calcext:value-type="string">
            <text:p>FAPDLWQCWFK</text:p>
          </table:table-cell>
        </table:table-row>
        <table:table-row table:style-name="ro2">
          <table:table-cell office:value-type="string" calcext:value-type="string">
            <text:p>RNSPALGHAAYDFR</text:p>
          </table:table-cell>
          <table:table-cell table:formula="of:=SUBSTITUTE(SUBSTITUTE([.A834];&quot;(+15.99)&quot;;&quot;&quot;);&quot;(+57.02)&quot;;&quot;&quot;)" office:value-type="string" office:string-value="RNSPALGHAAYDFR" calcext:value-type="string">
            <text:p>RNSPALGHAAYDFR</text:p>
          </table:table-cell>
          <table:table-cell office:value-type="string" calcext:value-type="string">
            <text:p>GM(+15.99)AAEAVLARR</text:p>
          </table:table-cell>
          <table:table-cell table:formula="of:=SUBSTITUTE(SUBSTITUTE([.C834];&quot;(+15.99)&quot;;&quot;&quot;);&quot;(+57.02)&quot;;&quot;&quot;)" office:value-type="string" office:string-value="GMAAEAVLARR" calcext:value-type="string">
            <text:p>GMAAEAVLARR</text:p>
          </table:table-cell>
        </table:table-row>
        <table:table-row table:style-name="ro2">
          <table:table-cell office:value-type="string" calcext:value-type="string">
            <text:p>HGVLPMM(+15.99)ESLR</text:p>
          </table:table-cell>
          <table:table-cell table:formula="of:=SUBSTITUTE(SUBSTITUTE([.A835];&quot;(+15.99)&quot;;&quot;&quot;);&quot;(+57.02)&quot;;&quot;&quot;)" office:value-type="string" office:string-value="HGVLPMMESLR" calcext:value-type="string">
            <text:p>HGVLPMMESLR</text:p>
          </table:table-cell>
          <table:table-cell office:value-type="string" calcext:value-type="string">
            <text:p>KLQTKEEWYLPLK</text:p>
          </table:table-cell>
          <table:table-cell table:formula="of:=SUBSTITUTE(SUBSTITUTE([.C835];&quot;(+15.99)&quot;;&quot;&quot;);&quot;(+57.02)&quot;;&quot;&quot;)" office:value-type="string" office:string-value="KLQTKEEWYLPLK" calcext:value-type="string">
            <text:p>KLQTKEEWYLPLK</text:p>
          </table:table-cell>
        </table:table-row>
        <table:table-row table:style-name="ro2">
          <table:table-cell office:value-type="string" calcext:value-type="string">
            <text:p>MQPAVYPK</text:p>
          </table:table-cell>
          <table:table-cell table:formula="of:=SUBSTITUTE(SUBSTITUTE([.A836];&quot;(+15.99)&quot;;&quot;&quot;);&quot;(+57.02)&quot;;&quot;&quot;)" office:value-type="string" office:string-value="MQPAVYPK" calcext:value-type="string">
            <text:p>MQPAVYPK</text:p>
          </table:table-cell>
          <table:table-cell office:value-type="string" calcext:value-type="string">
            <text:p>NNVPEEGLLVLK</text:p>
          </table:table-cell>
          <table:table-cell table:formula="of:=SUBSTITUTE(SUBSTITUTE([.C836];&quot;(+15.99)&quot;;&quot;&quot;);&quot;(+57.02)&quot;;&quot;&quot;)" office:value-type="string" office:string-value="NNVPEEGLLVLK" calcext:value-type="string">
            <text:p>NNVPEEGLLVLK</text:p>
          </table:table-cell>
        </table:table-row>
        <table:table-row table:style-name="ro2">
          <table:table-cell office:value-type="string" calcext:value-type="string">
            <text:p>FLTNLLYPEFFTDK</text:p>
          </table:table-cell>
          <table:table-cell table:formula="of:=SUBSTITUTE(SUBSTITUTE([.A837];&quot;(+15.99)&quot;;&quot;&quot;);&quot;(+57.02)&quot;;&quot;&quot;)" office:value-type="string" office:string-value="FLTNLLYPEFFTDK" calcext:value-type="string">
            <text:p>FLTNLLYPEFFTDK</text:p>
          </table:table-cell>
          <table:table-cell office:value-type="string" calcext:value-type="string">
            <text:p>EEDSDLKADDLK</text:p>
          </table:table-cell>
          <table:table-cell table:formula="of:=SUBSTITUTE(SUBSTITUTE([.C837];&quot;(+15.99)&quot;;&quot;&quot;);&quot;(+57.02)&quot;;&quot;&quot;)" office:value-type="string" office:string-value="EEDSDLKADDLK" calcext:value-type="string">
            <text:p>EEDSDLKADDLK</text:p>
          </table:table-cell>
        </table:table-row>
        <table:table-row table:style-name="ro1">
          <table:table-cell office:value-type="string" calcext:value-type="string">
            <text:p>GYLSPYM(+15.99)ATPGSNK</text:p>
          </table:table-cell>
          <table:table-cell table:formula="of:=SUBSTITUTE(SUBSTITUTE([.A838];&quot;(+15.99)&quot;;&quot;&quot;);&quot;(+57.02)&quot;;&quot;&quot;)" office:value-type="string" office:string-value="GYLSPYMATPGSNK" calcext:value-type="string">
            <text:p>GYLSPYMATPGSNK</text:p>
          </table:table-cell>
          <table:table-cell office:value-type="string" calcext:value-type="string">
            <text:p>QNWAVNEM(+15.99)K</text:p>
          </table:table-cell>
          <table:table-cell table:formula="of:=SUBSTITUTE(SUBSTITUTE([.C838];&quot;(+15.99)&quot;;&quot;&quot;);&quot;(+57.02)&quot;;&quot;&quot;)" office:value-type="string" office:string-value="QNWAVNEMK" calcext:value-type="string">
            <text:p>QNWAVNEMK</text:p>
          </table:table-cell>
        </table:table-row>
        <table:table-row table:style-name="ro1">
          <table:table-cell office:value-type="string" calcext:value-type="string">
            <text:p>KAETGDLNLLTSK</text:p>
          </table:table-cell>
          <table:table-cell table:formula="of:=SUBSTITUTE(SUBSTITUTE([.A839];&quot;(+15.99)&quot;;&quot;&quot;);&quot;(+57.02)&quot;;&quot;&quot;)" office:value-type="string" office:string-value="KAETGDLNLLTSK" calcext:value-type="string">
            <text:p>KAETGDLNLLTSK</text:p>
          </table:table-cell>
          <table:table-cell office:value-type="string" calcext:value-type="string">
            <text:p>THEETLHMAK</text:p>
          </table:table-cell>
          <table:table-cell table:formula="of:=SUBSTITUTE(SUBSTITUTE([.C839];&quot;(+15.99)&quot;;&quot;&quot;);&quot;(+57.02)&quot;;&quot;&quot;)" office:value-type="string" office:string-value="THEETLHMAK" calcext:value-type="string">
            <text:p>THEETLHMAK</text:p>
          </table:table-cell>
        </table:table-row>
        <table:table-row table:style-name="ro2">
          <table:table-cell office:value-type="string" calcext:value-type="string">
            <text:p>GM(+15.99)NDEVFLAAVK</text:p>
          </table:table-cell>
          <table:table-cell table:formula="of:=SUBSTITUTE(SUBSTITUTE([.A840];&quot;(+15.99)&quot;;&quot;&quot;);&quot;(+57.02)&quot;;&quot;&quot;)" office:value-type="string" office:string-value="GMNDEVFLAAVK" calcext:value-type="string">
            <text:p>GMNDEVFLAAVK</text:p>
          </table:table-cell>
          <table:table-cell office:value-type="string" calcext:value-type="string">
            <text:p>SMTTVTGVHLHK</text:p>
          </table:table-cell>
          <table:table-cell table:formula="of:=SUBSTITUTE(SUBSTITUTE([.C840];&quot;(+15.99)&quot;;&quot;&quot;);&quot;(+57.02)&quot;;&quot;&quot;)" office:value-type="string" office:string-value="SMTTVTGVHLHK" calcext:value-type="string">
            <text:p>SMTTVTGVHLHK</text:p>
          </table:table-cell>
        </table:table-row>
        <table:table-row table:style-name="ro2">
          <table:table-cell office:value-type="string" calcext:value-type="string">
            <text:p>ENLEPAATK</text:p>
          </table:table-cell>
          <table:table-cell table:formula="of:=SUBSTITUTE(SUBSTITUTE([.A841];&quot;(+15.99)&quot;;&quot;&quot;);&quot;(+57.02)&quot;;&quot;&quot;)" office:value-type="string" office:string-value="ENLEPAATK" calcext:value-type="string">
            <text:p>ENLEPAATK</text:p>
          </table:table-cell>
          <table:table-cell office:value-type="string" calcext:value-type="string">
            <text:p>M(+15.99)HTGSEVLLSEK</text:p>
          </table:table-cell>
          <table:table-cell table:formula="of:=SUBSTITUTE(SUBSTITUTE([.C841];&quot;(+15.99)&quot;;&quot;&quot;);&quot;(+57.02)&quot;;&quot;&quot;)" office:value-type="string" office:string-value="MHTGSEVLLSEK" calcext:value-type="string">
            <text:p>MHTGSEVLLSEK</text:p>
          </table:table-cell>
        </table:table-row>
        <table:table-row table:style-name="ro2">
          <table:table-cell office:value-type="string" calcext:value-type="string">
            <text:p>STNPLVLEESGGSER</text:p>
          </table:table-cell>
          <table:table-cell table:formula="of:=SUBSTITUTE(SUBSTITUTE([.A842];&quot;(+15.99)&quot;;&quot;&quot;);&quot;(+57.02)&quot;;&quot;&quot;)" office:value-type="string" office:string-value="STNPLVLEESGGSER" calcext:value-type="string">
            <text:p>STNPLVLEESGGSER</text:p>
          </table:table-cell>
          <table:table-cell office:value-type="string" calcext:value-type="string">
            <text:p>KSSKLSHVLFHSSK</text:p>
          </table:table-cell>
          <table:table-cell table:formula="of:=SUBSTITUTE(SUBSTITUTE([.C842];&quot;(+15.99)&quot;;&quot;&quot;);&quot;(+57.02)&quot;;&quot;&quot;)" office:value-type="string" office:string-value="KSSKLSHVLFHSSK" calcext:value-type="string">
            <text:p>KSSKLSHVLFHSSK</text:p>
          </table:table-cell>
        </table:table-row>
        <table:table-row table:style-name="ro2">
          <table:table-cell office:value-type="string" calcext:value-type="string">
            <text:p>HHVLLQLAC(+57.02)DGK</text:p>
          </table:table-cell>
          <table:table-cell table:formula="of:=SUBSTITUTE(SUBSTITUTE([.A843];&quot;(+15.99)&quot;;&quot;&quot;);&quot;(+57.02)&quot;;&quot;&quot;)" office:value-type="string" office:string-value="HHVLLQLACDGK" calcext:value-type="string">
            <text:p>HHVLLQLACDGK</text:p>
          </table:table-cell>
          <table:table-cell office:value-type="string" calcext:value-type="string">
            <text:p>KM(+15.99)PQLLNDGRTLAK</text:p>
          </table:table-cell>
          <table:table-cell table:formula="of:=SUBSTITUTE(SUBSTITUTE([.C843];&quot;(+15.99)&quot;;&quot;&quot;);&quot;(+57.02)&quot;;&quot;&quot;)" office:value-type="string" office:string-value="KMPQLLNDGRTLAK" calcext:value-type="string">
            <text:p>KMPQLLNDGRTLAK</text:p>
          </table:table-cell>
        </table:table-row>
        <table:table-row table:style-name="ro2">
          <table:table-cell office:value-type="string" calcext:value-type="string">
            <text:p>NWSNLSSFNK</text:p>
          </table:table-cell>
          <table:table-cell table:formula="of:=SUBSTITUTE(SUBSTITUTE([.A844];&quot;(+15.99)&quot;;&quot;&quot;);&quot;(+57.02)&quot;;&quot;&quot;)" office:value-type="string" office:string-value="NWSNLSSFNK" calcext:value-type="string">
            <text:p>NWSNLSSFNK</text:p>
          </table:table-cell>
          <table:table-cell office:value-type="string" calcext:value-type="string">
            <text:p>LTQEYVLLSEQR</text:p>
          </table:table-cell>
          <table:table-cell table:formula="of:=SUBSTITUTE(SUBSTITUTE([.C844];&quot;(+15.99)&quot;;&quot;&quot;);&quot;(+57.02)&quot;;&quot;&quot;)" office:value-type="string" office:string-value="LTQEYVLLSEQR" calcext:value-type="string">
            <text:p>LTQEYVLLSEQR</text:p>
          </table:table-cell>
        </table:table-row>
        <table:table-row table:style-name="ro1">
          <table:table-cell office:value-type="string" calcext:value-type="string">
            <text:p>ELNATLDPLGWK</text:p>
          </table:table-cell>
          <table:table-cell table:formula="of:=SUBSTITUTE(SUBSTITUTE([.A845];&quot;(+15.99)&quot;;&quot;&quot;);&quot;(+57.02)&quot;;&quot;&quot;)" office:value-type="string" office:string-value="ELNATLDPLGWK" calcext:value-type="string">
            <text:p>ELNATLDPLGWK</text:p>
          </table:table-cell>
          <table:table-cell office:value-type="string" calcext:value-type="string">
            <text:p>QWYLPK</text:p>
          </table:table-cell>
          <table:table-cell table:formula="of:=SUBSTITUTE(SUBSTITUTE([.C845];&quot;(+15.99)&quot;;&quot;&quot;);&quot;(+57.02)&quot;;&quot;&quot;)" office:value-type="string" office:string-value="QWYLPK" calcext:value-type="string">
            <text:p>QWYLPK</text:p>
          </table:table-cell>
        </table:table-row>
        <table:table-row table:style-name="ro1">
          <table:table-cell office:value-type="string" calcext:value-type="string">
            <text:p>C(+57.02)APPWDDPNR</text:p>
          </table:table-cell>
          <table:table-cell table:formula="of:=SUBSTITUTE(SUBSTITUTE([.A846];&quot;(+15.99)&quot;;&quot;&quot;);&quot;(+57.02)&quot;;&quot;&quot;)" office:value-type="string" office:string-value="CAPPWDDPNR" calcext:value-type="string">
            <text:p>CAPPWDDPNR</text:p>
          </table:table-cell>
          <table:table-cell office:value-type="string" calcext:value-type="string">
            <text:p>WPPPM(+15.99)AQR</text:p>
          </table:table-cell>
          <table:table-cell table:formula="of:=SUBSTITUTE(SUBSTITUTE([.C846];&quot;(+15.99)&quot;;&quot;&quot;);&quot;(+57.02)&quot;;&quot;&quot;)" office:value-type="string" office:string-value="WPPPMAQR" calcext:value-type="string">
            <text:p>WPPPMAQR</text:p>
          </table:table-cell>
        </table:table-row>
        <table:table-row table:style-name="ro1">
          <table:table-cell office:value-type="string" calcext:value-type="string">
            <text:p>VAAEAVLASSKTK</text:p>
          </table:table-cell>
          <table:table-cell table:formula="of:=SUBSTITUTE(SUBSTITUTE([.A847];&quot;(+15.99)&quot;;&quot;&quot;);&quot;(+57.02)&quot;;&quot;&quot;)" office:value-type="string" office:string-value="VAAEAVLASSKTK" calcext:value-type="string">
            <text:p>VAAEAVLASSKTK</text:p>
          </table:table-cell>
          <table:table-cell office:value-type="string" calcext:value-type="string">
            <text:p>WNLLTEDAGLK</text:p>
          </table:table-cell>
          <table:table-cell table:formula="of:=SUBSTITUTE(SUBSTITUTE([.C847];&quot;(+15.99)&quot;;&quot;&quot;);&quot;(+57.02)&quot;;&quot;&quot;)" office:value-type="string" office:string-value="WNLLTEDAGLK" calcext:value-type="string">
            <text:p>WNLLTEDAGLK</text:p>
          </table:table-cell>
        </table:table-row>
        <table:table-row table:style-name="ro1">
          <table:table-cell office:value-type="string" calcext:value-type="string">
            <text:p>DC(+57.02)WLLLSPR</text:p>
          </table:table-cell>
          <table:table-cell table:formula="of:=SUBSTITUTE(SUBSTITUTE([.A848];&quot;(+15.99)&quot;;&quot;&quot;);&quot;(+57.02)&quot;;&quot;&quot;)" office:value-type="string" office:string-value="DCWLLLSPR" calcext:value-type="string">
            <text:p>DCWLLLSPR</text:p>
          </table:table-cell>
          <table:table-cell office:value-type="string" calcext:value-type="string">
            <text:p>SHVLEKLAK</text:p>
          </table:table-cell>
          <table:table-cell table:formula="of:=SUBSTITUTE(SUBSTITUTE([.C848];&quot;(+15.99)&quot;;&quot;&quot;);&quot;(+57.02)&quot;;&quot;&quot;)" office:value-type="string" office:string-value="SHVLEKLAK" calcext:value-type="string">
            <text:p>SHVLEKLAK</text:p>
          </table:table-cell>
        </table:table-row>
        <table:table-row table:style-name="ro2">
          <table:table-cell office:value-type="string" calcext:value-type="string">
            <text:p>EAGGLLLPDSAK</text:p>
          </table:table-cell>
          <table:table-cell table:formula="of:=SUBSTITUTE(SUBSTITUTE([.A849];&quot;(+15.99)&quot;;&quot;&quot;);&quot;(+57.02)&quot;;&quot;&quot;)" office:value-type="string" office:string-value="EAGGLLLPDSAK" calcext:value-type="string">
            <text:p>EAGGLLLPDSAK</text:p>
          </table:table-cell>
          <table:table-cell office:value-type="string" calcext:value-type="string">
            <text:p>EWEDLTYTAGDTFLVGPK</text:p>
          </table:table-cell>
          <table:table-cell table:formula="of:=SUBSTITUTE(SUBSTITUTE([.C849];&quot;(+15.99)&quot;;&quot;&quot;);&quot;(+57.02)&quot;;&quot;&quot;)" office:value-type="string" office:string-value="EWEDLTYTAGDTFLVGPK" calcext:value-type="string">
            <text:p>EWEDLTYTAGDTFLVGPK</text:p>
          </table:table-cell>
        </table:table-row>
        <table:table-row table:style-name="ro1">
          <table:table-cell office:value-type="string" calcext:value-type="string">
            <text:p>ERMM(+15.99)M(+15.99)QLLPR</text:p>
          </table:table-cell>
          <table:table-cell table:formula="of:=SUBSTITUTE(SUBSTITUTE([.A850];&quot;(+15.99)&quot;;&quot;&quot;);&quot;(+57.02)&quot;;&quot;&quot;)" office:value-type="string" office:string-value="ERMMMQLLPR" calcext:value-type="string">
            <text:p>ERMMMQLLPR</text:p>
          </table:table-cell>
          <table:table-cell office:value-type="string" calcext:value-type="string">
            <text:p>DGEFEHGK</text:p>
          </table:table-cell>
          <table:table-cell table:formula="of:=SUBSTITUTE(SUBSTITUTE([.C850];&quot;(+15.99)&quot;;&quot;&quot;);&quot;(+57.02)&quot;;&quot;&quot;)" office:value-type="string" office:string-value="DGEFEHGK" calcext:value-type="string">
            <text:p>DGEFEHGK</text:p>
          </table:table-cell>
        </table:table-row>
        <table:table-row table:style-name="ro1">
          <table:table-cell office:value-type="string" calcext:value-type="string">
            <text:p>EEVHKLEVK</text:p>
          </table:table-cell>
          <table:table-cell table:formula="of:=SUBSTITUTE(SUBSTITUTE([.A851];&quot;(+15.99)&quot;;&quot;&quot;);&quot;(+57.02)&quot;;&quot;&quot;)" office:value-type="string" office:string-value="EEVHKLEVK" calcext:value-type="string">
            <text:p>EEVHKLEVK</text:p>
          </table:table-cell>
          <table:table-cell office:value-type="string" calcext:value-type="string">
            <text:p>TPPKPEFLNR</text:p>
          </table:table-cell>
          <table:table-cell table:formula="of:=SUBSTITUTE(SUBSTITUTE([.C851];&quot;(+15.99)&quot;;&quot;&quot;);&quot;(+57.02)&quot;;&quot;&quot;)" office:value-type="string" office:string-value="TPPKPEFLNR" calcext:value-type="string">
            <text:p>TPPKPEFLNR</text:p>
          </table:table-cell>
        </table:table-row>
        <table:table-row table:style-name="ro2">
          <table:table-cell office:value-type="string" calcext:value-type="string">
            <text:p>LGATEYSFLSEK</text:p>
          </table:table-cell>
          <table:table-cell table:formula="of:=SUBSTITUTE(SUBSTITUTE([.A852];&quot;(+15.99)&quot;;&quot;&quot;);&quot;(+57.02)&quot;;&quot;&quot;)" office:value-type="string" office:string-value="LGATEYSFLSEK" calcext:value-type="string">
            <text:p>LGATEYSFLSEK</text:p>
          </table:table-cell>
          <table:table-cell office:value-type="string" calcext:value-type="string">
            <text:p>SMTNAHLLTPLQK</text:p>
          </table:table-cell>
          <table:table-cell table:formula="of:=SUBSTITUTE(SUBSTITUTE([.C852];&quot;(+15.99)&quot;;&quot;&quot;);&quot;(+57.02)&quot;;&quot;&quot;)" office:value-type="string" office:string-value="SMTNAHLLTPLQK" calcext:value-type="string">
            <text:p>SMTNAHLLTPLQK</text:p>
          </table:table-cell>
        </table:table-row>
        <table:table-row table:style-name="ro1">
          <table:table-cell office:value-type="string" calcext:value-type="string">
            <text:p>NQDALVEMVVK</text:p>
          </table:table-cell>
          <table:table-cell table:formula="of:=SUBSTITUTE(SUBSTITUTE([.A853];&quot;(+15.99)&quot;;&quot;&quot;);&quot;(+57.02)&quot;;&quot;&quot;)" office:value-type="string" office:string-value="NQDALVEMVVK" calcext:value-type="string">
            <text:p>NQDALVEMVVK</text:p>
          </table:table-cell>
          <table:table-cell office:value-type="string" calcext:value-type="string">
            <text:p>QMLPVYESK</text:p>
          </table:table-cell>
          <table:table-cell table:formula="of:=SUBSTITUTE(SUBSTITUTE([.C853];&quot;(+15.99)&quot;;&quot;&quot;);&quot;(+57.02)&quot;;&quot;&quot;)" office:value-type="string" office:string-value="QMLPVYESK" calcext:value-type="string">
            <text:p>QMLPVYESK</text:p>
          </table:table-cell>
        </table:table-row>
        <table:table-row table:style-name="ro1">
          <table:table-cell office:value-type="string" calcext:value-type="string">
            <text:p>TAGGLLLDSGPAK</text:p>
          </table:table-cell>
          <table:table-cell table:formula="of:=SUBSTITUTE(SUBSTITUTE([.A854];&quot;(+15.99)&quot;;&quot;&quot;);&quot;(+57.02)&quot;;&quot;&quot;)" office:value-type="string" office:string-value="TAGGLLLDSGPAK" calcext:value-type="string">
            <text:p>TAGGLLLDSGPAK</text:p>
          </table:table-cell>
          <table:table-cell office:value-type="string" calcext:value-type="string">
            <text:p>YALSDGSC(+57.02)VK</text:p>
          </table:table-cell>
          <table:table-cell table:formula="of:=SUBSTITUTE(SUBSTITUTE([.C854];&quot;(+15.99)&quot;;&quot;&quot;);&quot;(+57.02)&quot;;&quot;&quot;)" office:value-type="string" office:string-value="YALSDGSCVK" calcext:value-type="string">
            <text:p>YALSDGSCVK</text:p>
          </table:table-cell>
        </table:table-row>
        <table:table-row table:style-name="ro1">
          <table:table-cell office:value-type="string" calcext:value-type="string">
            <text:p>VATTQNEVTEGMR</text:p>
          </table:table-cell>
          <table:table-cell table:formula="of:=SUBSTITUTE(SUBSTITUTE([.A855];&quot;(+15.99)&quot;;&quot;&quot;);&quot;(+57.02)&quot;;&quot;&quot;)" office:value-type="string" office:string-value="VATTQNEVTEGMR" calcext:value-type="string">
            <text:p>VATTQNEVTEGMR</text:p>
          </table:table-cell>
          <table:table-cell office:value-type="string" calcext:value-type="string">
            <text:p>TQLAYSLK</text:p>
          </table:table-cell>
          <table:table-cell table:formula="of:=SUBSTITUTE(SUBSTITUTE([.C855];&quot;(+15.99)&quot;;&quot;&quot;);&quot;(+57.02)&quot;;&quot;&quot;)" office:value-type="string" office:string-value="TQLAYSLK" calcext:value-type="string">
            <text:p>TQLAYSLK</text:p>
          </table:table-cell>
        </table:table-row>
        <table:table-row table:style-name="ro2">
          <table:table-cell office:value-type="string" calcext:value-type="string">
            <text:p>LGGNEYVLLSEK</text:p>
          </table:table-cell>
          <table:table-cell table:formula="of:=SUBSTITUTE(SUBSTITUTE([.A856];&quot;(+15.99)&quot;;&quot;&quot;);&quot;(+57.02)&quot;;&quot;&quot;)" office:value-type="string" office:string-value="LGGNEYVLLSEK" calcext:value-type="string">
            <text:p>LGGNEYVLLSEK</text:p>
          </table:table-cell>
          <table:table-cell office:value-type="string" calcext:value-type="string">
            <text:p>LVPTWGSSPLNR</text:p>
          </table:table-cell>
          <table:table-cell table:formula="of:=SUBSTITUTE(SUBSTITUTE([.C856];&quot;(+15.99)&quot;;&quot;&quot;);&quot;(+57.02)&quot;;&quot;&quot;)" office:value-type="string" office:string-value="LVPTWGSSPLNR" calcext:value-type="string">
            <text:p>LVPTWGSSPLNR</text:p>
          </table:table-cell>
        </table:table-row>
        <table:table-row table:style-name="ro1">
          <table:table-cell office:value-type="string" calcext:value-type="string">
            <text:p>EPNNEM(+15.99)M(+15.99)LK</text:p>
          </table:table-cell>
          <table:table-cell table:formula="of:=SUBSTITUTE(SUBSTITUTE([.A857];&quot;(+15.99)&quot;;&quot;&quot;);&quot;(+57.02)&quot;;&quot;&quot;)" office:value-type="string" office:string-value="EPNNEMMLK" calcext:value-type="string">
            <text:p>EPNNEMMLK</text:p>
          </table:table-cell>
          <table:table-cell office:value-type="string" calcext:value-type="string">
            <text:p>QYEVSLSGR</text:p>
          </table:table-cell>
          <table:table-cell table:formula="of:=SUBSTITUTE(SUBSTITUTE([.C857];&quot;(+15.99)&quot;;&quot;&quot;);&quot;(+57.02)&quot;;&quot;&quot;)" office:value-type="string" office:string-value="QYEVSLSGR" calcext:value-type="string">
            <text:p>QYEVSLSGR</text:p>
          </table:table-cell>
        </table:table-row>
        <table:table-row table:style-name="ro2">
          <table:table-cell office:value-type="string" calcext:value-type="string">
            <text:p>AEVNVGC(+57.02)KVK</text:p>
          </table:table-cell>
          <table:table-cell table:formula="of:=SUBSTITUTE(SUBSTITUTE([.A858];&quot;(+15.99)&quot;;&quot;&quot;);&quot;(+57.02)&quot;;&quot;&quot;)" office:value-type="string" office:string-value="AEVNVGCKVK" calcext:value-type="string">
            <text:p>AEVNVGCKVK</text:p>
          </table:table-cell>
          <table:table-cell office:value-type="string" calcext:value-type="string">
            <text:p>RLPALEAADVTTK</text:p>
          </table:table-cell>
          <table:table-cell table:formula="of:=SUBSTITUTE(SUBSTITUTE([.C858];&quot;(+15.99)&quot;;&quot;&quot;);&quot;(+57.02)&quot;;&quot;&quot;)" office:value-type="string" office:string-value="RLPALEAADVTTK" calcext:value-type="string">
            <text:p>RLPALEAADVTTK</text:p>
          </table:table-cell>
        </table:table-row>
        <table:table-row table:style-name="ro1">
          <table:table-cell office:value-type="string" calcext:value-type="string">
            <text:p>KYEELLC(+57.02)HDR</text:p>
          </table:table-cell>
          <table:table-cell table:formula="of:=SUBSTITUTE(SUBSTITUTE([.A859];&quot;(+15.99)&quot;;&quot;&quot;);&quot;(+57.02)&quot;;&quot;&quot;)" office:value-type="string" office:string-value="KYEELLCHDR" calcext:value-type="string">
            <text:p>KYEELLCHDR</text:p>
          </table:table-cell>
          <table:table-cell office:value-type="string" calcext:value-type="string">
            <text:p>HSLELGFYNPR</text:p>
          </table:table-cell>
          <table:table-cell table:formula="of:=SUBSTITUTE(SUBSTITUTE([.C859];&quot;(+15.99)&quot;;&quot;&quot;);&quot;(+57.02)&quot;;&quot;&quot;)" office:value-type="string" office:string-value="HSLELGFYNPR" calcext:value-type="string">
            <text:p>HSLELGFYNPR</text:p>
          </table:table-cell>
        </table:table-row>
        <table:table-row table:style-name="ro1">
          <table:table-cell office:value-type="string" calcext:value-type="string">
            <text:p>EAVVSHTQALK</text:p>
          </table:table-cell>
          <table:table-cell table:formula="of:=SUBSTITUTE(SUBSTITUTE([.A860];&quot;(+15.99)&quot;;&quot;&quot;);&quot;(+57.02)&quot;;&quot;&quot;)" office:value-type="string" office:string-value="EAVVSHTQALK" calcext:value-type="string">
            <text:p>EAVVSHTQALK</text:p>
          </table:table-cell>
          <table:table-cell office:value-type="string" calcext:value-type="string">
            <text:p>KKSPNC(+57.02)C(+57.02)SK</text:p>
          </table:table-cell>
          <table:table-cell table:formula="of:=SUBSTITUTE(SUBSTITUTE([.C860];&quot;(+15.99)&quot;;&quot;&quot;);&quot;(+57.02)&quot;;&quot;&quot;)" office:value-type="string" office:string-value="KKSPNCCSK" calcext:value-type="string">
            <text:p>KKSPNCCSK</text:p>
          </table:table-cell>
        </table:table-row>
        <table:table-row table:style-name="ro2">
          <table:table-cell office:value-type="string" calcext:value-type="string">
            <text:p>DMLDNVEPLEGVLVK</text:p>
          </table:table-cell>
          <table:table-cell table:formula="of:=SUBSTITUTE(SUBSTITUTE([.A861];&quot;(+15.99)&quot;;&quot;&quot;);&quot;(+57.02)&quot;;&quot;&quot;)" office:value-type="string" office:string-value="DMLDNVEPLEGVLVK" calcext:value-type="string">
            <text:p>DMLDNVEPLEGVLVK</text:p>
          </table:table-cell>
          <table:table-cell office:value-type="string" calcext:value-type="string">
            <text:p>ALENAGSNGAALASSAPK</text:p>
          </table:table-cell>
          <table:table-cell table:formula="of:=SUBSTITUTE(SUBSTITUTE([.C861];&quot;(+15.99)&quot;;&quot;&quot;);&quot;(+57.02)&quot;;&quot;&quot;)" office:value-type="string" office:string-value="ALENAGSNGAALASSAPK" calcext:value-type="string">
            <text:p>ALENAGSNGAALASSAPK</text:p>
          </table:table-cell>
        </table:table-row>
        <table:table-row table:style-name="ro2">
          <table:table-cell office:value-type="string" calcext:value-type="string">
            <text:p>QGENANQQVLAENVK</text:p>
          </table:table-cell>
          <table:table-cell table:formula="of:=SUBSTITUTE(SUBSTITUTE([.A862];&quot;(+15.99)&quot;;&quot;&quot;);&quot;(+57.02)&quot;;&quot;&quot;)" office:value-type="string" office:string-value="QGENANQQVLAENVK" calcext:value-type="string">
            <text:p>QGENANQQVLAENVK</text:p>
          </table:table-cell>
          <table:table-cell office:value-type="string" calcext:value-type="string">
            <text:p>TWM(+15.99)LDPLVRLM(+15.99)K</text:p>
          </table:table-cell>
          <table:table-cell table:formula="of:=SUBSTITUTE(SUBSTITUTE([.C862];&quot;(+15.99)&quot;;&quot;&quot;);&quot;(+57.02)&quot;;&quot;&quot;)" office:value-type="string" office:string-value="TWMLDPLVRLMK" calcext:value-type="string">
            <text:p>TWMLDPLVRLMK</text:p>
          </table:table-cell>
        </table:table-row>
        <table:table-row table:style-name="ro1">
          <table:table-cell office:value-type="string" calcext:value-type="string">
            <text:p>GNSGVLNVSTPK</text:p>
          </table:table-cell>
          <table:table-cell table:formula="of:=SUBSTITUTE(SUBSTITUTE([.A863];&quot;(+15.99)&quot;;&quot;&quot;);&quot;(+57.02)&quot;;&quot;&quot;)" office:value-type="string" office:string-value="GNSGVLNVSTPK" calcext:value-type="string">
            <text:p>GNSGVLNVSTPK</text:p>
          </table:table-cell>
          <table:table-cell office:value-type="string" calcext:value-type="string">
            <text:p>EYSKLEELLK</text:p>
          </table:table-cell>
          <table:table-cell table:formula="of:=SUBSTITUTE(SUBSTITUTE([.C863];&quot;(+15.99)&quot;;&quot;&quot;);&quot;(+57.02)&quot;;&quot;&quot;)" office:value-type="string" office:string-value="EYSKLEELLK" calcext:value-type="string">
            <text:p>EYSKLEELLK</text:p>
          </table:table-cell>
        </table:table-row>
        <table:table-row table:style-name="ro2">
          <table:table-cell office:value-type="string" calcext:value-type="string">
            <text:p>KAFEEVVYSK</text:p>
          </table:table-cell>
          <table:table-cell table:formula="of:=SUBSTITUTE(SUBSTITUTE([.A864];&quot;(+15.99)&quot;;&quot;&quot;);&quot;(+57.02)&quot;;&quot;&quot;)" office:value-type="string" office:string-value="KAFEEVVYSK" calcext:value-type="string">
            <text:p>KAFEEVVYSK</text:p>
          </table:table-cell>
          <table:table-cell office:value-type="string" calcext:value-type="string">
            <text:p>LSDNGLGC(+57.02)GPANALQK</text:p>
          </table:table-cell>
          <table:table-cell table:formula="of:=SUBSTITUTE(SUBSTITUTE([.C864];&quot;(+15.99)&quot;;&quot;&quot;);&quot;(+57.02)&quot;;&quot;&quot;)" office:value-type="string" office:string-value="LSDNGLGCGPANALQK" calcext:value-type="string">
            <text:p>LSDNGLGCGPANALQK</text:p>
          </table:table-cell>
        </table:table-row>
        <table:table-row table:style-name="ro2">
          <table:table-cell office:value-type="string" calcext:value-type="string">
            <text:p>KMC(+57.02)LHLLKVK</text:p>
          </table:table-cell>
          <table:table-cell table:formula="of:=SUBSTITUTE(SUBSTITUTE([.A865];&quot;(+15.99)&quot;;&quot;&quot;);&quot;(+57.02)&quot;;&quot;&quot;)" office:value-type="string" office:string-value="KMCLHLLKVK" calcext:value-type="string">
            <text:p>KMCLHLLKVK</text:p>
          </table:table-cell>
          <table:table-cell office:value-type="string" calcext:value-type="string">
            <text:p>LFPGWVEFLQYK</text:p>
          </table:table-cell>
          <table:table-cell table:formula="of:=SUBSTITUTE(SUBSTITUTE([.C865];&quot;(+15.99)&quot;;&quot;&quot;);&quot;(+57.02)&quot;;&quot;&quot;)" office:value-type="string" office:string-value="LFPGWVEFLQYK" calcext:value-type="string">
            <text:p>LFPGWVEFLQYK</text:p>
          </table:table-cell>
        </table:table-row>
        <table:table-row table:style-name="ro2">
          <table:table-cell office:value-type="string" calcext:value-type="string">
            <text:p>AAQNTGVALLR</text:p>
          </table:table-cell>
          <table:table-cell table:formula="of:=SUBSTITUTE(SUBSTITUTE([.A866];&quot;(+15.99)&quot;;&quot;&quot;);&quot;(+57.02)&quot;;&quot;&quot;)" office:value-type="string" office:string-value="AAQNTGVALLR" calcext:value-type="string">
            <text:p>AAQNTGVALLR</text:p>
          </table:table-cell>
          <table:table-cell office:value-type="string" calcext:value-type="string">
            <text:p>SSLDSDLESM(+15.99)ALK</text:p>
          </table:table-cell>
          <table:table-cell table:formula="of:=SUBSTITUTE(SUBSTITUTE([.C866];&quot;(+15.99)&quot;;&quot;&quot;);&quot;(+57.02)&quot;;&quot;&quot;)" office:value-type="string" office:string-value="SSLDSDLESMALK" calcext:value-type="string">
            <text:p>SSLDSDLESMALK</text:p>
          </table:table-cell>
        </table:table-row>
        <table:table-row table:style-name="ro1">
          <table:table-cell office:value-type="string" calcext:value-type="string">
            <text:p>EEAVLDEFLLLLTSR</text:p>
          </table:table-cell>
          <table:table-cell table:formula="of:=SUBSTITUTE(SUBSTITUTE([.A867];&quot;(+15.99)&quot;;&quot;&quot;);&quot;(+57.02)&quot;;&quot;&quot;)" office:value-type="string" office:string-value="EEAVLDEFLLLLTSR" calcext:value-type="string">
            <text:p>EEAVLDEFLLLLTSR</text:p>
          </table:table-cell>
          <table:table-cell office:value-type="string" calcext:value-type="string">
            <text:p>KEDLSSLEFDK</text:p>
          </table:table-cell>
          <table:table-cell table:formula="of:=SUBSTITUTE(SUBSTITUTE([.C867];&quot;(+15.99)&quot;;&quot;&quot;);&quot;(+57.02)&quot;;&quot;&quot;)" office:value-type="string" office:string-value="KEDLSSLEFDK" calcext:value-type="string">
            <text:p>KEDLSSLEFDK</text:p>
          </table:table-cell>
        </table:table-row>
        <table:table-row table:style-name="ro2">
          <table:table-cell office:value-type="string" calcext:value-type="string">
            <text:p>EYLM(+15.99)LK</text:p>
          </table:table-cell>
          <table:table-cell table:formula="of:=SUBSTITUTE(SUBSTITUTE([.A868];&quot;(+15.99)&quot;;&quot;&quot;);&quot;(+57.02)&quot;;&quot;&quot;)" office:value-type="string" office:string-value="EYLMLK" calcext:value-type="string">
            <text:p>EYLMLK</text:p>
          </table:table-cell>
          <table:table-cell office:value-type="string" calcext:value-type="string">
            <text:p>HTQPALVVAVKK</text:p>
          </table:table-cell>
          <table:table-cell table:formula="of:=SUBSTITUTE(SUBSTITUTE([.C868];&quot;(+15.99)&quot;;&quot;&quot;);&quot;(+57.02)&quot;;&quot;&quot;)" office:value-type="string" office:string-value="HTQPALVVAVKK" calcext:value-type="string">
            <text:p>HTQPALVVAVKK</text:p>
          </table:table-cell>
        </table:table-row>
        <table:table-row table:style-name="ro1">
          <table:table-cell office:value-type="string" calcext:value-type="string">
            <text:p>YVLNPEGLVMHTTVNK</text:p>
          </table:table-cell>
          <table:table-cell table:formula="of:=SUBSTITUTE(SUBSTITUTE([.A869];&quot;(+15.99)&quot;;&quot;&quot;);&quot;(+57.02)&quot;;&quot;&quot;)" office:value-type="string" office:string-value="YVLNPEGLVMHTTVNK" calcext:value-type="string">
            <text:p>YVLNPEGLVMHTTVNK</text:p>
          </table:table-cell>
          <table:table-cell office:value-type="string" calcext:value-type="string">
            <text:p>LLVLQPK</text:p>
          </table:table-cell>
          <table:table-cell table:formula="of:=SUBSTITUTE(SUBSTITUTE([.C869];&quot;(+15.99)&quot;;&quot;&quot;);&quot;(+57.02)&quot;;&quot;&quot;)" office:value-type="string" office:string-value="LLVLQPK" calcext:value-type="string">
            <text:p>LLVLQPK</text:p>
          </table:table-cell>
        </table:table-row>
        <table:table-row table:style-name="ro1">
          <table:table-cell office:value-type="string" calcext:value-type="string">
            <text:p>QM(+15.99)PQLLNVTPGLAK</text:p>
          </table:table-cell>
          <table:table-cell table:formula="of:=SUBSTITUTE(SUBSTITUTE([.A870];&quot;(+15.99)&quot;;&quot;&quot;);&quot;(+57.02)&quot;;&quot;&quot;)" office:value-type="string" office:string-value="QMPQLLNVTPGLAK" calcext:value-type="string">
            <text:p>QMPQLLNVTPGLAK</text:p>
          </table:table-cell>
          <table:table-cell office:value-type="string" calcext:value-type="string">
            <text:p>TSHHDFK</text:p>
          </table:table-cell>
          <table:table-cell table:formula="of:=SUBSTITUTE(SUBSTITUTE([.C870];&quot;(+15.99)&quot;;&quot;&quot;);&quot;(+57.02)&quot;;&quot;&quot;)" office:value-type="string" office:string-value="TSHHDFK" calcext:value-type="string">
            <text:p>TSHHDFK</text:p>
          </table:table-cell>
        </table:table-row>
        <table:table-row table:style-name="ro2">
          <table:table-cell office:value-type="string" calcext:value-type="string">
            <text:p>SHVTPWGK</text:p>
          </table:table-cell>
          <table:table-cell table:formula="of:=SUBSTITUTE(SUBSTITUTE([.A871];&quot;(+15.99)&quot;;&quot;&quot;);&quot;(+57.02)&quot;;&quot;&quot;)" office:value-type="string" office:string-value="SHVTPWGK" calcext:value-type="string">
            <text:p>SHVTPWGK</text:p>
          </table:table-cell>
          <table:table-cell office:value-type="string" calcext:value-type="string">
            <text:p>NWEKYAEGLVALGTAYEHQK</text:p>
          </table:table-cell>
          <table:table-cell table:formula="of:=SUBSTITUTE(SUBSTITUTE([.C871];&quot;(+15.99)&quot;;&quot;&quot;);&quot;(+57.02)&quot;;&quot;&quot;)" office:value-type="string" office:string-value="NWEKYAEGLVALGTAYEHQK" calcext:value-type="string">
            <text:p>NWEKYAEGLVALGTAYEHQK</text:p>
          </table:table-cell>
        </table:table-row>
        <table:table-row table:style-name="ro1">
          <table:table-cell office:value-type="string" calcext:value-type="string">
            <text:p>LVVDLWAPK</text:p>
          </table:table-cell>
          <table:table-cell table:formula="of:=SUBSTITUTE(SUBSTITUTE([.A872];&quot;(+15.99)&quot;;&quot;&quot;);&quot;(+57.02)&quot;;&quot;&quot;)" office:value-type="string" office:string-value="LVVDLWAPK" calcext:value-type="string">
            <text:p>LVVDLWAPK</text:p>
          </table:table-cell>
          <table:table-cell office:value-type="string" calcext:value-type="string">
            <text:p>KVVDPYVK</text:p>
          </table:table-cell>
          <table:table-cell table:formula="of:=SUBSTITUTE(SUBSTITUTE([.C872];&quot;(+15.99)&quot;;&quot;&quot;);&quot;(+57.02)&quot;;&quot;&quot;)" office:value-type="string" office:string-value="KVVDPYVK" calcext:value-type="string">
            <text:p>KVVDPYVK</text:p>
          </table:table-cell>
        </table:table-row>
        <table:table-row table:style-name="ro1">
          <table:table-cell office:value-type="string" calcext:value-type="string">
            <text:p>LLEELPQDK</text:p>
          </table:table-cell>
          <table:table-cell table:formula="of:=SUBSTITUTE(SUBSTITUTE([.A873];&quot;(+15.99)&quot;;&quot;&quot;);&quot;(+57.02)&quot;;&quot;&quot;)" office:value-type="string" office:string-value="LLEELPQDK" calcext:value-type="string">
            <text:p>LLEELPQDK</text:p>
          </table:table-cell>
          <table:table-cell office:value-type="string" calcext:value-type="string">
            <text:p>QC(+57.02)FATDMVR</text:p>
          </table:table-cell>
          <table:table-cell table:formula="of:=SUBSTITUTE(SUBSTITUTE([.C873];&quot;(+15.99)&quot;;&quot;&quot;);&quot;(+57.02)&quot;;&quot;&quot;)" office:value-type="string" office:string-value="QCFATDMVR" calcext:value-type="string">
            <text:p>QCFATDMVR</text:p>
          </table:table-cell>
        </table:table-row>
        <table:table-row table:style-name="ro2">
          <table:table-cell office:value-type="string" calcext:value-type="string">
            <text:p>SM(+15.99)M(+15.99)SLNLTNK</text:p>
          </table:table-cell>
          <table:table-cell table:formula="of:=SUBSTITUTE(SUBSTITUTE([.A874];&quot;(+15.99)&quot;;&quot;&quot;);&quot;(+57.02)&quot;;&quot;&quot;)" office:value-type="string" office:string-value="SMMSLNLTNK" calcext:value-type="string">
            <text:p>SMMSLNLTNK</text:p>
          </table:table-cell>
          <table:table-cell office:value-type="string" calcext:value-type="string">
            <text:p>ETMTM(+15.99)LYDSFDAAAK</text:p>
          </table:table-cell>
          <table:table-cell table:formula="of:=SUBSTITUTE(SUBSTITUTE([.C874];&quot;(+15.99)&quot;;&quot;&quot;);&quot;(+57.02)&quot;;&quot;&quot;)" office:value-type="string" office:string-value="ETMTMLYDSFDAAAK" calcext:value-type="string">
            <text:p>ETMTMLYDSFDAAAK</text:p>
          </table:table-cell>
        </table:table-row>
        <table:table-row table:style-name="ro1">
          <table:table-cell office:value-type="string" calcext:value-type="string">
            <text:p>KMPHLLGHEEVLSNK</text:p>
          </table:table-cell>
          <table:table-cell table:formula="of:=SUBSTITUTE(SUBSTITUTE([.A875];&quot;(+15.99)&quot;;&quot;&quot;);&quot;(+57.02)&quot;;&quot;&quot;)" office:value-type="string" office:string-value="KMPHLLGHEEVLSNK" calcext:value-type="string">
            <text:p>KMPHLLGHEEVLSNK</text:p>
          </table:table-cell>
          <table:table-cell office:value-type="string" calcext:value-type="string">
            <text:p>SSAYPFTLR</text:p>
          </table:table-cell>
          <table:table-cell table:formula="of:=SUBSTITUTE(SUBSTITUTE([.C875];&quot;(+15.99)&quot;;&quot;&quot;);&quot;(+57.02)&quot;;&quot;&quot;)" office:value-type="string" office:string-value="SSAYPFTLR" calcext:value-type="string">
            <text:p>SSAYPFTLR</text:p>
          </table:table-cell>
        </table:table-row>
        <table:table-row table:style-name="ro2">
          <table:table-cell office:value-type="string" calcext:value-type="string">
            <text:p>VPFVKSVFFRGHMK</text:p>
          </table:table-cell>
          <table:table-cell table:formula="of:=SUBSTITUTE(SUBSTITUTE([.A876];&quot;(+15.99)&quot;;&quot;&quot;);&quot;(+57.02)&quot;;&quot;&quot;)" office:value-type="string" office:string-value="VPFVKSVFFRGHMK" calcext:value-type="string">
            <text:p>VPFVKSVFFRGHMK</text:p>
          </table:table-cell>
          <table:table-cell office:value-type="string" calcext:value-type="string">
            <text:p>EYYVVSELEGTVPAR</text:p>
          </table:table-cell>
          <table:table-cell table:formula="of:=SUBSTITUTE(SUBSTITUTE([.C876];&quot;(+15.99)&quot;;&quot;&quot;);&quot;(+57.02)&quot;;&quot;&quot;)" office:value-type="string" office:string-value="EYYVVSELEGTVPAR" calcext:value-type="string">
            <text:p>EYYVVSELEGTVPAR</text:p>
          </table:table-cell>
        </table:table-row>
        <table:table-row table:style-name="ro2">
          <table:table-cell office:value-type="string" calcext:value-type="string">
            <text:p>VPDYKPLFK</text:p>
          </table:table-cell>
          <table:table-cell table:formula="of:=SUBSTITUTE(SUBSTITUTE([.A877];&quot;(+15.99)&quot;;&quot;&quot;);&quot;(+57.02)&quot;;&quot;&quot;)" office:value-type="string" office:string-value="VPDYKPLFK" calcext:value-type="string">
            <text:p>VPDYKPLFK</text:p>
          </table:table-cell>
          <table:table-cell office:value-type="string" calcext:value-type="string">
            <text:p>DVAAGANALTLK</text:p>
          </table:table-cell>
          <table:table-cell table:formula="of:=SUBSTITUTE(SUBSTITUTE([.C877];&quot;(+15.99)&quot;;&quot;&quot;);&quot;(+57.02)&quot;;&quot;&quot;)" office:value-type="string" office:string-value="DVAAGANALTLK" calcext:value-type="string">
            <text:p>DVAAGANALTLK</text:p>
          </table:table-cell>
        </table:table-row>
        <table:table-row table:style-name="ro2">
          <table:table-cell office:value-type="string" calcext:value-type="string">
            <text:p>EPNLASLTASK</text:p>
          </table:table-cell>
          <table:table-cell table:formula="of:=SUBSTITUTE(SUBSTITUTE([.A878];&quot;(+15.99)&quot;;&quot;&quot;);&quot;(+57.02)&quot;;&quot;&quot;)" office:value-type="string" office:string-value="EPNLASLTASK" calcext:value-type="string">
            <text:p>EPNLASLTASK</text:p>
          </table:table-cell>
          <table:table-cell office:value-type="string" calcext:value-type="string">
            <text:p>LGENPNPAAVKR</text:p>
          </table:table-cell>
          <table:table-cell table:formula="of:=SUBSTITUTE(SUBSTITUTE([.C878];&quot;(+15.99)&quot;;&quot;&quot;);&quot;(+57.02)&quot;;&quot;&quot;)" office:value-type="string" office:string-value="LGENPNPAAVKR" calcext:value-type="string">
            <text:p>LGENPNPAAVKR</text:p>
          </table:table-cell>
        </table:table-row>
        <table:table-row table:style-name="ro1">
          <table:table-cell office:value-type="string" calcext:value-type="string">
            <text:p>VLPM(+15.99)VGGQALER</text:p>
          </table:table-cell>
          <table:table-cell table:formula="of:=SUBSTITUTE(SUBSTITUTE([.A879];&quot;(+15.99)&quot;;&quot;&quot;);&quot;(+57.02)&quot;;&quot;&quot;)" office:value-type="string" office:string-value="VLPMVGGQALER" calcext:value-type="string">
            <text:p>VLPMVGGQALER</text:p>
          </table:table-cell>
          <table:table-cell office:value-type="string" calcext:value-type="string">
            <text:p>TMNGPSPNWR</text:p>
          </table:table-cell>
          <table:table-cell table:formula="of:=SUBSTITUTE(SUBSTITUTE([.C879];&quot;(+15.99)&quot;;&quot;&quot;);&quot;(+57.02)&quot;;&quot;&quot;)" office:value-type="string" office:string-value="TMNGPSPNWR" calcext:value-type="string">
            <text:p>TMNGPSPNWR</text:p>
          </table:table-cell>
        </table:table-row>
        <table:table-row table:style-name="ro2">
          <table:table-cell office:value-type="string" calcext:value-type="string">
            <text:p>HHYPSDPSVSDGLK</text:p>
          </table:table-cell>
          <table:table-cell table:formula="of:=SUBSTITUTE(SUBSTITUTE([.A880];&quot;(+15.99)&quot;;&quot;&quot;);&quot;(+57.02)&quot;;&quot;&quot;)" office:value-type="string" office:string-value="HHYPSDPSVSDGLK" calcext:value-type="string">
            <text:p>HHYPSDPSVSDGLK</text:p>
          </table:table-cell>
          <table:table-cell office:value-type="string" calcext:value-type="string">
            <text:p>NVEASNELFNMLEDTR</text:p>
          </table:table-cell>
          <table:table-cell table:formula="of:=SUBSTITUTE(SUBSTITUTE([.C880];&quot;(+15.99)&quot;;&quot;&quot;);&quot;(+57.02)&quot;;&quot;&quot;)" office:value-type="string" office:string-value="NVEASNELFNMLEDTR" calcext:value-type="string">
            <text:p>NVEASNELFNMLEDTR</text:p>
          </table:table-cell>
        </table:table-row>
        <table:table-row table:style-name="ro2">
          <table:table-cell office:value-type="string" calcext:value-type="string">
            <text:p>EANNLVR</text:p>
          </table:table-cell>
          <table:table-cell table:formula="of:=SUBSTITUTE(SUBSTITUTE([.A881];&quot;(+15.99)&quot;;&quot;&quot;);&quot;(+57.02)&quot;;&quot;&quot;)" office:value-type="string" office:string-value="EANNLVR" calcext:value-type="string">
            <text:p>EANNLVR</text:p>
          </table:table-cell>
          <table:table-cell office:value-type="string" calcext:value-type="string">
            <text:p>ENTTLVPSM(+15.99)LSK</text:p>
          </table:table-cell>
          <table:table-cell table:formula="of:=SUBSTITUTE(SUBSTITUTE([.C881];&quot;(+15.99)&quot;;&quot;&quot;);&quot;(+57.02)&quot;;&quot;&quot;)" office:value-type="string" office:string-value="ENTTLVPSMLSK" calcext:value-type="string">
            <text:p>ENTTLVPSMLSK</text:p>
          </table:table-cell>
        </table:table-row>
        <table:table-row table:style-name="ro2">
          <table:table-cell office:value-type="string" calcext:value-type="string">
            <text:p>KFAEAVLATPNK</text:p>
          </table:table-cell>
          <table:table-cell table:formula="of:=SUBSTITUTE(SUBSTITUTE([.A882];&quot;(+15.99)&quot;;&quot;&quot;);&quot;(+57.02)&quot;;&quot;&quot;)" office:value-type="string" office:string-value="KFAEAVLATPNK" calcext:value-type="string">
            <text:p>KFAEAVLATPNK</text:p>
          </table:table-cell>
          <table:table-cell office:value-type="string" calcext:value-type="string">
            <text:p>RLPALEAADC(+57.02)WK</text:p>
          </table:table-cell>
          <table:table-cell table:formula="of:=SUBSTITUTE(SUBSTITUTE([.C882];&quot;(+15.99)&quot;;&quot;&quot;);&quot;(+57.02)&quot;;&quot;&quot;)" office:value-type="string" office:string-value="RLPALEAADCWK" calcext:value-type="string">
            <text:p>RLPALEAADCWK</text:p>
          </table:table-cell>
        </table:table-row>
        <table:table-row table:style-name="ro2">
          <table:table-cell office:value-type="string" calcext:value-type="string">
            <text:p>EPMC(+57.02)LVADLPEKK</text:p>
          </table:table-cell>
          <table:table-cell table:formula="of:=SUBSTITUTE(SUBSTITUTE([.A883];&quot;(+15.99)&quot;;&quot;&quot;);&quot;(+57.02)&quot;;&quot;&quot;)" office:value-type="string" office:string-value="EPMCLVADLPEKK" calcext:value-type="string">
            <text:p>EPMCLVADLPEKK</text:p>
          </table:table-cell>
          <table:table-cell office:value-type="string" calcext:value-type="string">
            <text:p>EFTANVLVHTAAAAK</text:p>
          </table:table-cell>
          <table:table-cell table:formula="of:=SUBSTITUTE(SUBSTITUTE([.C883];&quot;(+15.99)&quot;;&quot;&quot;);&quot;(+57.02)&quot;;&quot;&quot;)" office:value-type="string" office:string-value="EFTANVLVHTAAAAK" calcext:value-type="string">
            <text:p>EFTANVLVHTAAAAK</text:p>
          </table:table-cell>
        </table:table-row>
        <table:table-row table:style-name="ro1">
          <table:table-cell office:value-type="string" calcext:value-type="string">
            <text:p>QTDM(+15.99)VLLDMVMTNK</text:p>
          </table:table-cell>
          <table:table-cell table:formula="of:=SUBSTITUTE(SUBSTITUTE([.A884];&quot;(+15.99)&quot;;&quot;&quot;);&quot;(+57.02)&quot;;&quot;&quot;)" office:value-type="string" office:string-value="QTDMVLLDMVMTNK" calcext:value-type="string">
            <text:p>QTDMVLLDMVMTNK</text:p>
          </table:table-cell>
          <table:table-cell office:value-type="string" calcext:value-type="string">
            <text:p>NDLQVGSQPK</text:p>
          </table:table-cell>
          <table:table-cell table:formula="of:=SUBSTITUTE(SUBSTITUTE([.C884];&quot;(+15.99)&quot;;&quot;&quot;);&quot;(+57.02)&quot;;&quot;&quot;)" office:value-type="string" office:string-value="NDLQVGSQPK" calcext:value-type="string">
            <text:p>NDLQVGSQPK</text:p>
          </table:table-cell>
        </table:table-row>
        <table:table-row table:style-name="ro1">
          <table:table-cell office:value-type="string" calcext:value-type="string">
            <text:p>SPDEVTEDK</text:p>
          </table:table-cell>
          <table:table-cell table:formula="of:=SUBSTITUTE(SUBSTITUTE([.A885];&quot;(+15.99)&quot;;&quot;&quot;);&quot;(+57.02)&quot;;&quot;&quot;)" office:value-type="string" office:string-value="SPDEVTEDK" calcext:value-type="string">
            <text:p>SPDEVTEDK</text:p>
          </table:table-cell>
          <table:table-cell office:value-type="string" calcext:value-type="string">
            <text:p>EPLNTM(+15.99)QK</text:p>
          </table:table-cell>
          <table:table-cell table:formula="of:=SUBSTITUTE(SUBSTITUTE([.C885];&quot;(+15.99)&quot;;&quot;&quot;);&quot;(+57.02)&quot;;&quot;&quot;)" office:value-type="string" office:string-value="EPLNTMQK" calcext:value-type="string">
            <text:p>EPLNTMQK</text:p>
          </table:table-cell>
        </table:table-row>
        <table:table-row table:style-name="ro1">
          <table:table-cell office:value-type="string" calcext:value-type="string">
            <text:p>KKDPLDPPSK</text:p>
          </table:table-cell>
          <table:table-cell table:formula="of:=SUBSTITUTE(SUBSTITUTE([.A886];&quot;(+15.99)&quot;;&quot;&quot;);&quot;(+57.02)&quot;;&quot;&quot;)" office:value-type="string" office:string-value="KKDPLDPPSK" calcext:value-type="string">
            <text:p>KKDPLDPPSK</text:p>
          </table:table-cell>
          <table:table-cell office:value-type="string" calcext:value-type="string">
            <text:p>KVKDNLPK</text:p>
          </table:table-cell>
          <table:table-cell table:formula="of:=SUBSTITUTE(SUBSTITUTE([.C886];&quot;(+15.99)&quot;;&quot;&quot;);&quot;(+57.02)&quot;;&quot;&quot;)" office:value-type="string" office:string-value="KVKDNLPK" calcext:value-type="string">
            <text:p>KVKDNLPK</text:p>
          </table:table-cell>
        </table:table-row>
        <table:table-row table:style-name="ro3">
          <table:table-cell office:value-type="string" calcext:value-type="string">
            <text:p>KWKKWM(+15.99)PFDRLK</text:p>
          </table:table-cell>
          <table:table-cell table:formula="of:=SUBSTITUTE(SUBSTITUTE([.A887];&quot;(+15.99)&quot;;&quot;&quot;);&quot;(+57.02)&quot;;&quot;&quot;)" office:value-type="string" office:string-value="KWKKWMPFDRLK" calcext:value-type="string">
            <text:p>KWKKWMPFDRLK</text:p>
          </table:table-cell>
          <table:table-cell office:value-type="string" calcext:value-type="string">
            <text:p>WWNPDDQGLDSKDEALLELYKK</text:p>
          </table:table-cell>
          <table:table-cell table:formula="of:=SUBSTITUTE(SUBSTITUTE([.C887];&quot;(+15.99)&quot;;&quot;&quot;);&quot;(+57.02)&quot;;&quot;&quot;)" office:value-type="string" office:string-value="WWNPDDQGLDSKDEALLELYKK" calcext:value-type="string">
            <text:p>WWNPDDQGLDSKDEALLELYKK</text:p>
          </table:table-cell>
        </table:table-row>
        <table:table-row table:style-name="ro1">
          <table:table-cell office:value-type="string" calcext:value-type="string">
            <text:p>HSTKGMVQSAAYK</text:p>
          </table:table-cell>
          <table:table-cell table:formula="of:=SUBSTITUTE(SUBSTITUTE([.A888];&quot;(+15.99)&quot;;&quot;&quot;);&quot;(+57.02)&quot;;&quot;&quot;)" office:value-type="string" office:string-value="HSTKGMVQSAAYK" calcext:value-type="string">
            <text:p>HSTKGMVQSAAYK</text:p>
          </table:table-cell>
          <table:table-cell office:value-type="string" calcext:value-type="string">
            <text:p>LVDGFQGAK</text:p>
          </table:table-cell>
          <table:table-cell table:formula="of:=SUBSTITUTE(SUBSTITUTE([.C888];&quot;(+15.99)&quot;;&quot;&quot;);&quot;(+57.02)&quot;;&quot;&quot;)" office:value-type="string" office:string-value="LVDGFQGAK" calcext:value-type="string">
            <text:p>LVDGFQGAK</text:p>
          </table:table-cell>
        </table:table-row>
        <table:table-row table:style-name="ro2">
          <table:table-cell office:value-type="string" calcext:value-type="string">
            <text:p>QVSVEALANEMQSR</text:p>
          </table:table-cell>
          <table:table-cell table:formula="of:=SUBSTITUTE(SUBSTITUTE([.A889];&quot;(+15.99)&quot;;&quot;&quot;);&quot;(+57.02)&quot;;&quot;&quot;)" office:value-type="string" office:string-value="QVSVEALANEMQSR" calcext:value-type="string">
            <text:p>QVSVEALANEMQSR</text:p>
          </table:table-cell>
          <table:table-cell office:value-type="string" calcext:value-type="string">
            <text:p>MWESANELFSVPRDEK</text:p>
          </table:table-cell>
          <table:table-cell table:formula="of:=SUBSTITUTE(SUBSTITUTE([.C889];&quot;(+15.99)&quot;;&quot;&quot;);&quot;(+57.02)&quot;;&quot;&quot;)" office:value-type="string" office:string-value="MWESANELFSVPRDEK" calcext:value-type="string">
            <text:p>MWESANELFSVPRDEK</text:p>
          </table:table-cell>
        </table:table-row>
        <table:table-row table:style-name="ro2">
          <table:table-cell office:value-type="string" calcext:value-type="string">
            <text:p>NGFLLPFGK</text:p>
          </table:table-cell>
          <table:table-cell table:formula="of:=SUBSTITUTE(SUBSTITUTE([.A890];&quot;(+15.99)&quot;;&quot;&quot;);&quot;(+57.02)&quot;;&quot;&quot;)" office:value-type="string" office:string-value="NGFLLPFGK" calcext:value-type="string">
            <text:p>NGFLLPFGK</text:p>
          </table:table-cell>
          <table:table-cell office:value-type="string" calcext:value-type="string">
            <text:p>QM(+15.99)VPALEAADRVK</text:p>
          </table:table-cell>
          <table:table-cell table:formula="of:=SUBSTITUTE(SUBSTITUTE([.C890];&quot;(+15.99)&quot;;&quot;&quot;);&quot;(+57.02)&quot;;&quot;&quot;)" office:value-type="string" office:string-value="QMVPALEAADRVK" calcext:value-type="string">
            <text:p>QMVPALEAADRVK</text:p>
          </table:table-cell>
        </table:table-row>
        <table:table-row table:style-name="ro2">
          <table:table-cell office:value-type="string" calcext:value-type="string">
            <text:p>C(+57.02)WFPLSLQK</text:p>
          </table:table-cell>
          <table:table-cell table:formula="of:=SUBSTITUTE(SUBSTITUTE([.A891];&quot;(+15.99)&quot;;&quot;&quot;);&quot;(+57.02)&quot;;&quot;&quot;)" office:value-type="string" office:string-value="CWFPLSLQK" calcext:value-type="string">
            <text:p>CWFPLSLQK</text:p>
          </table:table-cell>
          <table:table-cell office:value-type="string" calcext:value-type="string">
            <text:p>KGTPLVLLAAM(+15.99)SYK</text:p>
          </table:table-cell>
          <table:table-cell table:formula="of:=SUBSTITUTE(SUBSTITUTE([.C891];&quot;(+15.99)&quot;;&quot;&quot;);&quot;(+57.02)&quot;;&quot;&quot;)" office:value-type="string" office:string-value="KGTPLVLLAAMSYK" calcext:value-type="string">
            <text:p>KGTPLVLLAAMSYK</text:p>
          </table:table-cell>
        </table:table-row>
        <table:table-row table:style-name="ro1">
          <table:table-cell office:value-type="string" calcext:value-type="string">
            <text:p>NSPLVGPK</text:p>
          </table:table-cell>
          <table:table-cell table:formula="of:=SUBSTITUTE(SUBSTITUTE([.A892];&quot;(+15.99)&quot;;&quot;&quot;);&quot;(+57.02)&quot;;&quot;&quot;)" office:value-type="string" office:string-value="NSPLVGPK" calcext:value-type="string">
            <text:p>NSPLVGPK</text:p>
          </table:table-cell>
          <table:table-cell office:value-type="string" calcext:value-type="string">
            <text:p>EVPLPLR</text:p>
          </table:table-cell>
          <table:table-cell table:formula="of:=SUBSTITUTE(SUBSTITUTE([.C892];&quot;(+15.99)&quot;;&quot;&quot;);&quot;(+57.02)&quot;;&quot;&quot;)" office:value-type="string" office:string-value="EVPLPLR" calcext:value-type="string">
            <text:p>EVPLPLR</text:p>
          </table:table-cell>
        </table:table-row>
        <table:table-row table:style-name="ro2">
          <table:table-cell office:value-type="string" calcext:value-type="string">
            <text:p>LKTGMSLSPK</text:p>
          </table:table-cell>
          <table:table-cell table:formula="of:=SUBSTITUTE(SUBSTITUTE([.A893];&quot;(+15.99)&quot;;&quot;&quot;);&quot;(+57.02)&quot;;&quot;&quot;)" office:value-type="string" office:string-value="LKTGMSLSPK" calcext:value-type="string">
            <text:p>LKTGMSLSPK</text:p>
          </table:table-cell>
          <table:table-cell office:value-type="string" calcext:value-type="string">
            <text:p>QFVPALEAADARR</text:p>
          </table:table-cell>
          <table:table-cell table:formula="of:=SUBSTITUTE(SUBSTITUTE([.C893];&quot;(+15.99)&quot;;&quot;&quot;);&quot;(+57.02)&quot;;&quot;&quot;)" office:value-type="string" office:string-value="QFVPALEAADARR" calcext:value-type="string">
            <text:p>QFVPALEAADARR</text:p>
          </table:table-cell>
        </table:table-row>
        <table:table-row table:style-name="ro2">
          <table:table-cell office:value-type="string" calcext:value-type="string">
            <text:p>SENAVVM(+15.99)AMASLKK</text:p>
          </table:table-cell>
          <table:table-cell table:formula="of:=SUBSTITUTE(SUBSTITUTE([.A894];&quot;(+15.99)&quot;;&quot;&quot;);&quot;(+57.02)&quot;;&quot;&quot;)" office:value-type="string" office:string-value="SENAVVMAMASLKK" calcext:value-type="string">
            <text:p>SENAVVMAMASLKK</text:p>
          </table:table-cell>
          <table:table-cell office:value-type="string" calcext:value-type="string">
            <text:p>NEPLLGVC(+57.02)LGHKALAGAAYNK</text:p>
          </table:table-cell>
          <table:table-cell table:formula="of:=SUBSTITUTE(SUBSTITUTE([.C894];&quot;(+15.99)&quot;;&quot;&quot;);&quot;(+57.02)&quot;;&quot;&quot;)" office:value-type="string" office:string-value="NEPLLGVCLGHKALAGAAYNK" calcext:value-type="string">
            <text:p>NEPLLGVCLGHKALAGAAYNK</text:p>
          </table:table-cell>
        </table:table-row>
        <table:table-row table:style-name="ro2">
          <table:table-cell office:value-type="string" calcext:value-type="string">
            <text:p>QAM(+15.99)TEEWDLK</text:p>
          </table:table-cell>
          <table:table-cell table:formula="of:=SUBSTITUTE(SUBSTITUTE([.A895];&quot;(+15.99)&quot;;&quot;&quot;);&quot;(+57.02)&quot;;&quot;&quot;)" office:value-type="string" office:string-value="QAMTEEWDLK" calcext:value-type="string">
            <text:p>QAMTEEWDLK</text:p>
          </table:table-cell>
          <table:table-cell office:value-type="string" calcext:value-type="string">
            <text:p>KVNEPTAAALAYSTPK</text:p>
          </table:table-cell>
          <table:table-cell table:formula="of:=SUBSTITUTE(SUBSTITUTE([.C895];&quot;(+15.99)&quot;;&quot;&quot;);&quot;(+57.02)&quot;;&quot;&quot;)" office:value-type="string" office:string-value="KVNEPTAAALAYSTPK" calcext:value-type="string">
            <text:p>KVNEPTAAALAYSTPK</text:p>
          </table:table-cell>
        </table:table-row>
        <table:table-row table:style-name="ro2">
          <table:table-cell office:value-type="string" calcext:value-type="string">
            <text:p>C(+57.02)GTSDLTKLYR</text:p>
          </table:table-cell>
          <table:table-cell table:formula="of:=SUBSTITUTE(SUBSTITUTE([.A896];&quot;(+15.99)&quot;;&quot;&quot;);&quot;(+57.02)&quot;;&quot;&quot;)" office:value-type="string" office:string-value="CGTSDLTKLYR" calcext:value-type="string">
            <text:p>CGTSDLTKLYR</text:p>
          </table:table-cell>
          <table:table-cell office:value-type="string" calcext:value-type="string">
            <text:p>M(+15.99)QPQLLNHGVTLAK</text:p>
          </table:table-cell>
          <table:table-cell table:formula="of:=SUBSTITUTE(SUBSTITUTE([.C896];&quot;(+15.99)&quot;;&quot;&quot;);&quot;(+57.02)&quot;;&quot;&quot;)" office:value-type="string" office:string-value="MQPQLLNHGVTLAK" calcext:value-type="string">
            <text:p>MQPQLLNHGVTLAK</text:p>
          </table:table-cell>
        </table:table-row>
        <table:table-row table:style-name="ro2">
          <table:table-cell office:value-type="string" calcext:value-type="string">
            <text:p>FLM(+15.99)LAGDYNFDK</text:p>
          </table:table-cell>
          <table:table-cell table:formula="of:=SUBSTITUTE(SUBSTITUTE([.A897];&quot;(+15.99)&quot;;&quot;&quot;);&quot;(+57.02)&quot;;&quot;&quot;)" office:value-type="string" office:string-value="FLMLAGDYNFDK" calcext:value-type="string">
            <text:p>FLMLAGDYNFDK</text:p>
          </table:table-cell>
          <table:table-cell office:value-type="string" calcext:value-type="string">
            <text:p>MENLLVHSVLWGPK</text:p>
          </table:table-cell>
          <table:table-cell table:formula="of:=SUBSTITUTE(SUBSTITUTE([.C897];&quot;(+15.99)&quot;;&quot;&quot;);&quot;(+57.02)&quot;;&quot;&quot;)" office:value-type="string" office:string-value="MENLLVHSVLWGPK" calcext:value-type="string">
            <text:p>MENLLVHSVLWGPK</text:p>
          </table:table-cell>
        </table:table-row>
        <table:table-row table:style-name="ro1">
          <table:table-cell office:value-type="string" calcext:value-type="string">
            <text:p>SPATTLEELR</text:p>
          </table:table-cell>
          <table:table-cell table:formula="of:=SUBSTITUTE(SUBSTITUTE([.A898];&quot;(+15.99)&quot;;&quot;&quot;);&quot;(+57.02)&quot;;&quot;&quot;)" office:value-type="string" office:string-value="SPATTLEELR" calcext:value-type="string">
            <text:p>SPATTLEELR</text:p>
          </table:table-cell>
          <table:table-cell office:value-type="string" calcext:value-type="string">
            <text:p>KWESSSELKK</text:p>
          </table:table-cell>
          <table:table-cell table:formula="of:=SUBSTITUTE(SUBSTITUTE([.C898];&quot;(+15.99)&quot;;&quot;&quot;);&quot;(+57.02)&quot;;&quot;&quot;)" office:value-type="string" office:string-value="KWESSSELKK" calcext:value-type="string">
            <text:p>KWESSSELKK</text:p>
          </table:table-cell>
        </table:table-row>
        <table:table-row table:style-name="ro1">
          <table:table-cell office:value-type="string" calcext:value-type="string">
            <text:p>M(+15.99)PPEYVLLSEK</text:p>
          </table:table-cell>
          <table:table-cell table:formula="of:=SUBSTITUTE(SUBSTITUTE([.A899];&quot;(+15.99)&quot;;&quot;&quot;);&quot;(+57.02)&quot;;&quot;&quot;)" office:value-type="string" office:string-value="MPPEYVLLSEK" calcext:value-type="string">
            <text:p>MPPEYVLLSEK</text:p>
          </table:table-cell>
          <table:table-cell office:value-type="string" calcext:value-type="string">
            <text:p>TGHLSYNELK</text:p>
          </table:table-cell>
          <table:table-cell table:formula="of:=SUBSTITUTE(SUBSTITUTE([.C899];&quot;(+15.99)&quot;;&quot;&quot;);&quot;(+57.02)&quot;;&quot;&quot;)" office:value-type="string" office:string-value="TGHLSYNELK" calcext:value-type="string">
            <text:p>TGHLSYNELK</text:p>
          </table:table-cell>
        </table:table-row>
        <table:table-row table:style-name="ro1">
          <table:table-cell office:value-type="string" calcext:value-type="string">
            <text:p>YALSDNC(+57.02)LK</text:p>
          </table:table-cell>
          <table:table-cell table:formula="of:=SUBSTITUTE(SUBSTITUTE([.A900];&quot;(+15.99)&quot;;&quot;&quot;);&quot;(+57.02)&quot;;&quot;&quot;)" office:value-type="string" office:string-value="YALSDNCLK" calcext:value-type="string">
            <text:p>YALSDNCLK</text:p>
          </table:table-cell>
          <table:table-cell office:value-type="string" calcext:value-type="string">
            <text:p>KQSFLLTDQK</text:p>
          </table:table-cell>
          <table:table-cell table:formula="of:=SUBSTITUTE(SUBSTITUTE([.C900];&quot;(+15.99)&quot;;&quot;&quot;);&quot;(+57.02)&quot;;&quot;&quot;)" office:value-type="string" office:string-value="KQSFLLTDQK" calcext:value-type="string">
            <text:p>KQSFLLTDQK</text:p>
          </table:table-cell>
        </table:table-row>
        <table:table-row table:style-name="ro2">
          <table:table-cell office:value-type="string" calcext:value-type="string">
            <text:p>VQVTM(+15.99)LTR</text:p>
          </table:table-cell>
          <table:table-cell table:formula="of:=SUBSTITUTE(SUBSTITUTE([.A901];&quot;(+15.99)&quot;;&quot;&quot;);&quot;(+57.02)&quot;;&quot;&quot;)" office:value-type="string" office:string-value="VQVTMLTR" calcext:value-type="string">
            <text:p>VQVTMLTR</text:p>
          </table:table-cell>
          <table:table-cell office:value-type="string" calcext:value-type="string">
            <text:p>QTDYLNHLC(+57.02)VMAASK</text:p>
          </table:table-cell>
          <table:table-cell table:formula="of:=SUBSTITUTE(SUBSTITUTE([.C901];&quot;(+15.99)&quot;;&quot;&quot;);&quot;(+57.02)&quot;;&quot;&quot;)" office:value-type="string" office:string-value="QTDYLNHLCVMAASK" calcext:value-type="string">
            <text:p>QTDYLNHLCVMAASK</text:p>
          </table:table-cell>
        </table:table-row>
        <table:table-row table:style-name="ro1">
          <table:table-cell office:value-type="string" calcext:value-type="string">
            <text:p>VSVGLEHMEDLK</text:p>
          </table:table-cell>
          <table:table-cell table:formula="of:=SUBSTITUTE(SUBSTITUTE([.A902];&quot;(+15.99)&quot;;&quot;&quot;);&quot;(+57.02)&quot;;&quot;&quot;)" office:value-type="string" office:string-value="VSVGLEHMEDLK" calcext:value-type="string">
            <text:p>VSVGLEHMEDLK</text:p>
          </table:table-cell>
          <table:table-cell office:value-type="string" calcext:value-type="string">
            <text:p>RSHSLEEGK</text:p>
          </table:table-cell>
          <table:table-cell table:formula="of:=SUBSTITUTE(SUBSTITUTE([.C902];&quot;(+15.99)&quot;;&quot;&quot;);&quot;(+57.02)&quot;;&quot;&quot;)" office:value-type="string" office:string-value="RSHSLEEGK" calcext:value-type="string">
            <text:p>RSHSLEEGK</text:p>
          </table:table-cell>
        </table:table-row>
        <table:table-row table:style-name="ro2">
          <table:table-cell office:value-type="string" calcext:value-type="string">
            <text:p>LTVVVLTGVESHK</text:p>
          </table:table-cell>
          <table:table-cell table:formula="of:=SUBSTITUTE(SUBSTITUTE([.A903];&quot;(+15.99)&quot;;&quot;&quot;);&quot;(+57.02)&quot;;&quot;&quot;)" office:value-type="string" office:string-value="LTVVVLTGVESHK" calcext:value-type="string">
            <text:p>LTVVVLTGVESHK</text:p>
          </table:table-cell>
          <table:table-cell office:value-type="string" calcext:value-type="string">
            <text:p>KM(+15.99)MATDGPMAQTK</text:p>
          </table:table-cell>
          <table:table-cell table:formula="of:=SUBSTITUTE(SUBSTITUTE([.C903];&quot;(+15.99)&quot;;&quot;&quot;);&quot;(+57.02)&quot;;&quot;&quot;)" office:value-type="string" office:string-value="KMMATDGPMAQTK" calcext:value-type="string">
            <text:p>KMMATDGPMAQTK</text:p>
          </table:table-cell>
        </table:table-row>
        <table:table-row table:style-name="ro2">
          <table:table-cell office:value-type="string" calcext:value-type="string">
            <text:p>LENATLPDLGASR</text:p>
          </table:table-cell>
          <table:table-cell table:formula="of:=SUBSTITUTE(SUBSTITUTE([.A904];&quot;(+15.99)&quot;;&quot;&quot;);&quot;(+57.02)&quot;;&quot;&quot;)" office:value-type="string" office:string-value="LENATLPDLGASR" calcext:value-type="string">
            <text:p>LENATLPDLGASR</text:p>
          </table:table-cell>
          <table:table-cell office:value-type="string" calcext:value-type="string">
            <text:p>KPNVSLC(+57.02)EWM(+15.99)LAER</text:p>
          </table:table-cell>
          <table:table-cell table:formula="of:=SUBSTITUTE(SUBSTITUTE([.C904];&quot;(+15.99)&quot;;&quot;&quot;);&quot;(+57.02)&quot;;&quot;&quot;)" office:value-type="string" office:string-value="KPNVSLCEWMLAER" calcext:value-type="string">
            <text:p>KPNVSLCEWMLAER</text:p>
          </table:table-cell>
        </table:table-row>
        <table:table-row table:style-name="ro1">
          <table:table-cell office:value-type="string" calcext:value-type="string">
            <text:p>NNLVQNANGR</text:p>
          </table:table-cell>
          <table:table-cell table:formula="of:=SUBSTITUTE(SUBSTITUTE([.A905];&quot;(+15.99)&quot;;&quot;&quot;);&quot;(+57.02)&quot;;&quot;&quot;)" office:value-type="string" office:string-value="NNLVQNANGR" calcext:value-type="string">
            <text:p>NNLVQNANGR</text:p>
          </table:table-cell>
          <table:table-cell office:value-type="string" calcext:value-type="string">
            <text:p>NEFLTQLSK</text:p>
          </table:table-cell>
          <table:table-cell table:formula="of:=SUBSTITUTE(SUBSTITUTE([.C905];&quot;(+15.99)&quot;;&quot;&quot;);&quot;(+57.02)&quot;;&quot;&quot;)" office:value-type="string" office:string-value="NEFLTQLSK" calcext:value-type="string">
            <text:p>NEFLTQLSK</text:p>
          </table:table-cell>
        </table:table-row>
        <table:table-row table:style-name="ro1">
          <table:table-cell office:value-type="string" calcext:value-type="string">
            <text:p>ETPTDVQVATPK</text:p>
          </table:table-cell>
          <table:table-cell table:formula="of:=SUBSTITUTE(SUBSTITUTE([.A906];&quot;(+15.99)&quot;;&quot;&quot;);&quot;(+57.02)&quot;;&quot;&quot;)" office:value-type="string" office:string-value="ETPTDVQVATPK" calcext:value-type="string">
            <text:p>ETPTDVQVATPK</text:p>
          </table:table-cell>
          <table:table-cell office:value-type="string" calcext:value-type="string">
            <text:p>QLC(+57.02)LDQLHPDR</text:p>
          </table:table-cell>
          <table:table-cell table:formula="of:=SUBSTITUTE(SUBSTITUTE([.C906];&quot;(+15.99)&quot;;&quot;&quot;);&quot;(+57.02)&quot;;&quot;&quot;)" office:value-type="string" office:string-value="QLCLDQLHPDR" calcext:value-type="string">
            <text:p>QLCLDQLHPDR</text:p>
          </table:table-cell>
        </table:table-row>
        <table:table-row table:style-name="ro1">
          <table:table-cell office:value-type="string" calcext:value-type="string">
            <text:p>FLDSDLERPHR</text:p>
          </table:table-cell>
          <table:table-cell table:formula="of:=SUBSTITUTE(SUBSTITUTE([.A907];&quot;(+15.99)&quot;;&quot;&quot;);&quot;(+57.02)&quot;;&quot;&quot;)" office:value-type="string" office:string-value="FLDSDLERPHR" calcext:value-type="string">
            <text:p>FLDSDLERPHR</text:p>
          </table:table-cell>
          <table:table-cell office:value-type="string" calcext:value-type="string">
            <text:p>VVSGDDNC(+57.02)PK</text:p>
          </table:table-cell>
          <table:table-cell table:formula="of:=SUBSTITUTE(SUBSTITUTE([.C907];&quot;(+15.99)&quot;;&quot;&quot;);&quot;(+57.02)&quot;;&quot;&quot;)" office:value-type="string" office:string-value="VVSGDDNCPK" calcext:value-type="string">
            <text:p>VVSGDDNCPK</text:p>
          </table:table-cell>
        </table:table-row>
        <table:table-row table:style-name="ro2">
          <table:table-cell office:value-type="string" calcext:value-type="string">
            <text:p>QNHFEMLLVLEFQK</text:p>
          </table:table-cell>
          <table:table-cell table:formula="of:=SUBSTITUTE(SUBSTITUTE([.A908];&quot;(+15.99)&quot;;&quot;&quot;);&quot;(+57.02)&quot;;&quot;&quot;)" office:value-type="string" office:string-value="QNHFEMLLVLEFQK" calcext:value-type="string">
            <text:p>QNHFEMLLVLEFQK</text:p>
          </table:table-cell>
          <table:table-cell office:value-type="string" calcext:value-type="string">
            <text:p>MVVDALALANGTFALRR</text:p>
          </table:table-cell>
          <table:table-cell table:formula="of:=SUBSTITUTE(SUBSTITUTE([.C908];&quot;(+15.99)&quot;;&quot;&quot;);&quot;(+57.02)&quot;;&quot;&quot;)" office:value-type="string" office:string-value="MVVDALALANGTFALRR" calcext:value-type="string">
            <text:p>MVVDALALANGTFALRR</text:p>
          </table:table-cell>
        </table:table-row>
        <table:table-row table:style-name="ro1">
          <table:table-cell office:value-type="string" calcext:value-type="string">
            <text:p>GC(+57.02)PEKLLLM(+15.99)K</text:p>
          </table:table-cell>
          <table:table-cell table:formula="of:=SUBSTITUTE(SUBSTITUTE([.A909];&quot;(+15.99)&quot;;&quot;&quot;);&quot;(+57.02)&quot;;&quot;&quot;)" office:value-type="string" office:string-value="GCPEKLLLMK" calcext:value-type="string">
            <text:p>GCPEKLLLMK</text:p>
          </table:table-cell>
          <table:table-cell office:value-type="string" calcext:value-type="string">
            <text:p>QAVVAVRVK</text:p>
          </table:table-cell>
          <table:table-cell table:formula="of:=SUBSTITUTE(SUBSTITUTE([.C909];&quot;(+15.99)&quot;;&quot;&quot;);&quot;(+57.02)&quot;;&quot;&quot;)" office:value-type="string" office:string-value="QAVVAVRVK" calcext:value-type="string">
            <text:p>QAVVAVRVK</text:p>
          </table:table-cell>
        </table:table-row>
        <table:table-row table:style-name="ro1">
          <table:table-cell office:value-type="string" calcext:value-type="string">
            <text:p>KSLVSNDALDNLEDK</text:p>
          </table:table-cell>
          <table:table-cell table:formula="of:=SUBSTITUTE(SUBSTITUTE([.A910];&quot;(+15.99)&quot;;&quot;&quot;);&quot;(+57.02)&quot;;&quot;&quot;)" office:value-type="string" office:string-value="KSLVSNDALDNLEDK" calcext:value-type="string">
            <text:p>KSLVSNDALDNLEDK</text:p>
          </table:table-cell>
          <table:table-cell office:value-type="string" calcext:value-type="string">
            <text:p>VNADLLC(+57.02)LPKK</text:p>
          </table:table-cell>
          <table:table-cell table:formula="of:=SUBSTITUTE(SUBSTITUTE([.C910];&quot;(+15.99)&quot;;&quot;&quot;);&quot;(+57.02)&quot;;&quot;&quot;)" office:value-type="string" office:string-value="VNADLLCLPKK" calcext:value-type="string">
            <text:p>VNADLLCLPKK</text:p>
          </table:table-cell>
        </table:table-row>
        <table:table-row table:style-name="ro1">
          <table:table-cell office:value-type="string" calcext:value-type="string">
            <text:p>SEALDMVGPK</text:p>
          </table:table-cell>
          <table:table-cell table:formula="of:=SUBSTITUTE(SUBSTITUTE([.A911];&quot;(+15.99)&quot;;&quot;&quot;);&quot;(+57.02)&quot;;&quot;&quot;)" office:value-type="string" office:string-value="SEALDMVGPK" calcext:value-type="string">
            <text:p>SEALDMVGPK</text:p>
          </table:table-cell>
          <table:table-cell office:value-type="string" calcext:value-type="string">
            <text:p>QQMAPLLANK</text:p>
          </table:table-cell>
          <table:table-cell table:formula="of:=SUBSTITUTE(SUBSTITUTE([.C911];&quot;(+15.99)&quot;;&quot;&quot;);&quot;(+57.02)&quot;;&quot;&quot;)" office:value-type="string" office:string-value="QQMAPLLANK" calcext:value-type="string">
            <text:p>QQMAPLLANK</text:p>
          </table:table-cell>
        </table:table-row>
        <table:table-row table:style-name="ro2">
          <table:table-cell office:value-type="string" calcext:value-type="string">
            <text:p>LGNPNDM(+15.99)LLSEK</text:p>
          </table:table-cell>
          <table:table-cell table:formula="of:=SUBSTITUTE(SUBSTITUTE([.A912];&quot;(+15.99)&quot;;&quot;&quot;);&quot;(+57.02)&quot;;&quot;&quot;)" office:value-type="string" office:string-value="LGNPNDMLLSEK" calcext:value-type="string">
            <text:p>LGNPNDMLLSEK</text:p>
          </table:table-cell>
          <table:table-cell office:value-type="string" calcext:value-type="string">
            <text:p>LAVSLTVSTVKSSHAR</text:p>
          </table:table-cell>
          <table:table-cell table:formula="of:=SUBSTITUTE(SUBSTITUTE([.C912];&quot;(+15.99)&quot;;&quot;&quot;);&quot;(+57.02)&quot;;&quot;&quot;)" office:value-type="string" office:string-value="LAVSLTVSTVKSSHAR" calcext:value-type="string">
            <text:p>LAVSLTVSTVKSSHAR</text:p>
          </table:table-cell>
        </table:table-row>
        <table:table-row table:style-name="ro2">
          <table:table-cell office:value-type="string" calcext:value-type="string">
            <text:p>RYLTDWDK</text:p>
          </table:table-cell>
          <table:table-cell table:formula="of:=SUBSTITUTE(SUBSTITUTE([.A913];&quot;(+15.99)&quot;;&quot;&quot;);&quot;(+57.02)&quot;;&quot;&quot;)" office:value-type="string" office:string-value="RYLTDWDK" calcext:value-type="string">
            <text:p>RYLTDWDK</text:p>
          </table:table-cell>
          <table:table-cell office:value-type="string" calcext:value-type="string">
            <text:p>GYLDPYM(+15.99)ATLMEK</text:p>
          </table:table-cell>
          <table:table-cell table:formula="of:=SUBSTITUTE(SUBSTITUTE([.C913];&quot;(+15.99)&quot;;&quot;&quot;);&quot;(+57.02)&quot;;&quot;&quot;)" office:value-type="string" office:string-value="GYLDPYMATLMEK" calcext:value-type="string">
            <text:p>GYLDPYMATLMEK</text:p>
          </table:table-cell>
        </table:table-row>
        <table:table-row table:style-name="ro2">
          <table:table-cell office:value-type="string" calcext:value-type="string">
            <text:p>FWALGSSLEEGK</text:p>
          </table:table-cell>
          <table:table-cell table:formula="of:=SUBSTITUTE(SUBSTITUTE([.A914];&quot;(+15.99)&quot;;&quot;&quot;);&quot;(+57.02)&quot;;&quot;&quot;)" office:value-type="string" office:string-value="FWALGSSLEEGK" calcext:value-type="string">
            <text:p>FWALGSSLEEGK</text:p>
          </table:table-cell>
          <table:table-cell office:value-type="string" calcext:value-type="string">
            <text:p>LGGDEMFLLSEK</text:p>
          </table:table-cell>
          <table:table-cell table:formula="of:=SUBSTITUTE(SUBSTITUTE([.C914];&quot;(+15.99)&quot;;&quot;&quot;);&quot;(+57.02)&quot;;&quot;&quot;)" office:value-type="string" office:string-value="LGGDEMFLLSEK" calcext:value-type="string">
            <text:p>LGGDEMFLLSEK</text:p>
          </table:table-cell>
        </table:table-row>
        <table:table-row table:style-name="ro2">
          <table:table-cell office:value-type="string" calcext:value-type="string">
            <text:p>NGALPESM(+15.99)K</text:p>
          </table:table-cell>
          <table:table-cell table:formula="of:=SUBSTITUTE(SUBSTITUTE([.A915];&quot;(+15.99)&quot;;&quot;&quot;);&quot;(+57.02)&quot;;&quot;&quot;)" office:value-type="string" office:string-value="NGALPESMK" calcext:value-type="string">
            <text:p>NGALPESMK</text:p>
          </table:table-cell>
          <table:table-cell office:value-type="string" calcext:value-type="string">
            <text:p>WWKKLGEDSLR</text:p>
          </table:table-cell>
          <table:table-cell table:formula="of:=SUBSTITUTE(SUBSTITUTE([.C915];&quot;(+15.99)&quot;;&quot;&quot;);&quot;(+57.02)&quot;;&quot;&quot;)" office:value-type="string" office:string-value="WWKKLGEDSLR" calcext:value-type="string">
            <text:p>WWKKLGEDSLR</text:p>
          </table:table-cell>
        </table:table-row>
        <table:table-row table:style-name="ro1">
          <table:table-cell office:value-type="string" calcext:value-type="string">
            <text:p>AFPLFSTLAAPNK</text:p>
          </table:table-cell>
          <table:table-cell table:formula="of:=SUBSTITUTE(SUBSTITUTE([.A916];&quot;(+15.99)&quot;;&quot;&quot;);&quot;(+57.02)&quot;;&quot;&quot;)" office:value-type="string" office:string-value="AFPLFSTLAAPNK" calcext:value-type="string">
            <text:p>AFPLFSTLAAPNK</text:p>
          </table:table-cell>
          <table:table-cell office:value-type="string" calcext:value-type="string">
            <text:p>FGTPTLPVFK</text:p>
          </table:table-cell>
          <table:table-cell table:formula="of:=SUBSTITUTE(SUBSTITUTE([.C916];&quot;(+15.99)&quot;;&quot;&quot;);&quot;(+57.02)&quot;;&quot;&quot;)" office:value-type="string" office:string-value="FGTPTLPVFK" calcext:value-type="string">
            <text:p>FGTPTLPVFK</text:p>
          </table:table-cell>
        </table:table-row>
        <table:table-row table:style-name="ro2">
          <table:table-cell office:value-type="string" calcext:value-type="string">
            <text:p>QC(+57.02)LNVNSLLR</text:p>
          </table:table-cell>
          <table:table-cell table:formula="of:=SUBSTITUTE(SUBSTITUTE([.A917];&quot;(+15.99)&quot;;&quot;&quot;);&quot;(+57.02)&quot;;&quot;&quot;)" office:value-type="string" office:string-value="QCLNVNSLLR" calcext:value-type="string">
            <text:p>QCLNVNSLLR</text:p>
          </table:table-cell>
          <table:table-cell office:value-type="string" calcext:value-type="string">
            <text:p>C(+57.02)YDTNAVPVDPAK</text:p>
          </table:table-cell>
          <table:table-cell table:formula="of:=SUBSTITUTE(SUBSTITUTE([.C917];&quot;(+15.99)&quot;;&quot;&quot;);&quot;(+57.02)&quot;;&quot;&quot;)" office:value-type="string" office:string-value="CYDTNAVPVDPAK" calcext:value-type="string">
            <text:p>CYDTNAVPVDPAK</text:p>
          </table:table-cell>
        </table:table-row>
        <table:table-row table:style-name="ro1">
          <table:table-cell office:value-type="string" calcext:value-type="string">
            <text:p>NNFDKSVLLEK</text:p>
          </table:table-cell>
          <table:table-cell table:formula="of:=SUBSTITUTE(SUBSTITUTE([.A918];&quot;(+15.99)&quot;;&quot;&quot;);&quot;(+57.02)&quot;;&quot;&quot;)" office:value-type="string" office:string-value="NNFDKSVLLEK" calcext:value-type="string">
            <text:p>NNFDKSVLLEK</text:p>
          </table:table-cell>
          <table:table-cell office:value-type="string" calcext:value-type="string">
            <text:p>VYNVKFDKR</text:p>
          </table:table-cell>
          <table:table-cell table:formula="of:=SUBSTITUTE(SUBSTITUTE([.C918];&quot;(+15.99)&quot;;&quot;&quot;);&quot;(+57.02)&quot;;&quot;&quot;)" office:value-type="string" office:string-value="VYNVKFDKR" calcext:value-type="string">
            <text:p>VYNVKFDKR</text:p>
          </table:table-cell>
        </table:table-row>
        <table:table-row table:style-name="ro1">
          <table:table-cell office:value-type="string" calcext:value-type="string">
            <text:p>M(+15.99)NPTSAPK</text:p>
          </table:table-cell>
          <table:table-cell table:formula="of:=SUBSTITUTE(SUBSTITUTE([.A919];&quot;(+15.99)&quot;;&quot;&quot;);&quot;(+57.02)&quot;;&quot;&quot;)" office:value-type="string" office:string-value="MNPTSAPK" calcext:value-type="string">
            <text:p>MNPTSAPK</text:p>
          </table:table-cell>
          <table:table-cell office:value-type="string" calcext:value-type="string">
            <text:p>GNETPFNKVLR</text:p>
          </table:table-cell>
          <table:table-cell table:formula="of:=SUBSTITUTE(SUBSTITUTE([.C919];&quot;(+15.99)&quot;;&quot;&quot;);&quot;(+57.02)&quot;;&quot;&quot;)" office:value-type="string" office:string-value="GNETPFNKVLR" calcext:value-type="string">
            <text:p>GNETPFNKVLR</text:p>
          </table:table-cell>
        </table:table-row>
        <table:table-row table:style-name="ro1">
          <table:table-cell office:value-type="string" calcext:value-type="string">
            <text:p>EPEYLNM(+15.99)K</text:p>
          </table:table-cell>
          <table:table-cell table:formula="of:=SUBSTITUTE(SUBSTITUTE([.A920];&quot;(+15.99)&quot;;&quot;&quot;);&quot;(+57.02)&quot;;&quot;&quot;)" office:value-type="string" office:string-value="EPEYLNMK" calcext:value-type="string">
            <text:p>EPEYLNMK</text:p>
          </table:table-cell>
          <table:table-cell office:value-type="string" calcext:value-type="string">
            <text:p>QWPPSVHMAK</text:p>
          </table:table-cell>
          <table:table-cell table:formula="of:=SUBSTITUTE(SUBSTITUTE([.C920];&quot;(+15.99)&quot;;&quot;&quot;);&quot;(+57.02)&quot;;&quot;&quot;)" office:value-type="string" office:string-value="QWPPSVHMAK" calcext:value-type="string">
            <text:p>QWPPSVHMAK</text:p>
          </table:table-cell>
        </table:table-row>
        <table:table-row table:style-name="ro2">
          <table:table-cell office:value-type="string" calcext:value-type="string">
            <text:p>LAGATEPEQVLLAYLAK</text:p>
          </table:table-cell>
          <table:table-cell table:formula="of:=SUBSTITUTE(SUBSTITUTE([.A921];&quot;(+15.99)&quot;;&quot;&quot;);&quot;(+57.02)&quot;;&quot;&quot;)" office:value-type="string" office:string-value="LAGATEPEQVLLAYLAK" calcext:value-type="string">
            <text:p>LAGATEPEQVLLAYLAK</text:p>
          </table:table-cell>
          <table:table-cell office:value-type="string" calcext:value-type="string">
            <text:p>LWNPNPAPKTK</text:p>
          </table:table-cell>
          <table:table-cell table:formula="of:=SUBSTITUTE(SUBSTITUTE([.C921];&quot;(+15.99)&quot;;&quot;&quot;);&quot;(+57.02)&quot;;&quot;&quot;)" office:value-type="string" office:string-value="LWNPNPAPKTK" calcext:value-type="string">
            <text:p>LWNPNPAPKTK</text:p>
          </table:table-cell>
        </table:table-row>
        <table:table-row table:style-name="ro2">
          <table:table-cell office:value-type="string" calcext:value-type="string">
            <text:p>ESM(+15.99)TDLAVLR</text:p>
          </table:table-cell>
          <table:table-cell table:formula="of:=SUBSTITUTE(SUBSTITUTE([.A922];&quot;(+15.99)&quot;;&quot;&quot;);&quot;(+57.02)&quot;;&quot;&quot;)" office:value-type="string" office:string-value="ESMTDLAVLR" calcext:value-type="string">
            <text:p>ESMTDLAVLR</text:p>
          </table:table-cell>
          <table:table-cell office:value-type="string" calcext:value-type="string">
            <text:p>TNAPLVLEESGLC(+57.02)R</text:p>
          </table:table-cell>
          <table:table-cell table:formula="of:=SUBSTITUTE(SUBSTITUTE([.C922];&quot;(+15.99)&quot;;&quot;&quot;);&quot;(+57.02)&quot;;&quot;&quot;)" office:value-type="string" office:string-value="TNAPLVLEESGLCR" calcext:value-type="string">
            <text:p>TNAPLVLEESGLCR</text:p>
          </table:table-cell>
        </table:table-row>
        <table:table-row table:style-name="ro1">
          <table:table-cell office:value-type="string" calcext:value-type="string">
            <text:p>SSTRHVKWATK</text:p>
          </table:table-cell>
          <table:table-cell table:formula="of:=SUBSTITUTE(SUBSTITUTE([.A923];&quot;(+15.99)&quot;;&quot;&quot;);&quot;(+57.02)&quot;;&quot;&quot;)" office:value-type="string" office:string-value="SSTRHVKWATK" calcext:value-type="string">
            <text:p>SSTRHVKWATK</text:p>
          </table:table-cell>
          <table:table-cell office:value-type="string" calcext:value-type="string">
            <text:p>EVFPDKRLLGK</text:p>
          </table:table-cell>
          <table:table-cell table:formula="of:=SUBSTITUTE(SUBSTITUTE([.C923];&quot;(+15.99)&quot;;&quot;&quot;);&quot;(+57.02)&quot;;&quot;&quot;)" office:value-type="string" office:string-value="EVFPDKRLLGK" calcext:value-type="string">
            <text:p>EVFPDKRLLGK</text:p>
          </table:table-cell>
        </table:table-row>
        <table:table-row table:style-name="ro1">
          <table:table-cell office:value-type="string" calcext:value-type="string">
            <text:p>FLLTLYNVFGDEVTK</text:p>
          </table:table-cell>
          <table:table-cell table:formula="of:=SUBSTITUTE(SUBSTITUTE([.A924];&quot;(+15.99)&quot;;&quot;&quot;);&quot;(+57.02)&quot;;&quot;&quot;)" office:value-type="string" office:string-value="FLLTLYNVFGDEVTK" calcext:value-type="string">
            <text:p>FLLTLYNVFGDEVTK</text:p>
          </table:table-cell>
          <table:table-cell office:value-type="string" calcext:value-type="string">
            <text:p>SSATLNKYC(+57.02)C(+57.02)K</text:p>
          </table:table-cell>
          <table:table-cell table:formula="of:=SUBSTITUTE(SUBSTITUTE([.C924];&quot;(+15.99)&quot;;&quot;&quot;);&quot;(+57.02)&quot;;&quot;&quot;)" office:value-type="string" office:string-value="SSATLNKYCCK" calcext:value-type="string">
            <text:p>SSATLNKYCCK</text:p>
          </table:table-cell>
        </table:table-row>
        <table:table-row table:style-name="ro2">
          <table:table-cell office:value-type="string" calcext:value-type="string">
            <text:p>NYLSPYFATDMVR</text:p>
          </table:table-cell>
          <table:table-cell table:formula="of:=SUBSTITUTE(SUBSTITUTE([.A925];&quot;(+15.99)&quot;;&quot;&quot;);&quot;(+57.02)&quot;;&quot;&quot;)" office:value-type="string" office:string-value="NYLSPYFATDMVR" calcext:value-type="string">
            <text:p>NYLSPYFATDMVR</text:p>
          </table:table-cell>
          <table:table-cell office:value-type="string" calcext:value-type="string">
            <text:p>NFNLGSKDLWKVNNK</text:p>
          </table:table-cell>
          <table:table-cell table:formula="of:=SUBSTITUTE(SUBSTITUTE([.C925];&quot;(+15.99)&quot;;&quot;&quot;);&quot;(+57.02)&quot;;&quot;&quot;)" office:value-type="string" office:string-value="NFNLGSKDLWKVNNK" calcext:value-type="string">
            <text:p>NFNLGSKDLWKVNNK</text:p>
          </table:table-cell>
        </table:table-row>
        <table:table-row table:style-name="ro2">
          <table:table-cell office:value-type="string" calcext:value-type="string">
            <text:p>KDLANNLLDELLSTK</text:p>
          </table:table-cell>
          <table:table-cell table:formula="of:=SUBSTITUTE(SUBSTITUTE([.A926];&quot;(+15.99)&quot;;&quot;&quot;);&quot;(+57.02)&quot;;&quot;&quot;)" office:value-type="string" office:string-value="KDLANNLLDELLSTK" calcext:value-type="string">
            <text:p>KDLANNLLDELLSTK</text:p>
          </table:table-cell>
          <table:table-cell office:value-type="string" calcext:value-type="string">
            <text:p>LGGDEFMLLSEK</text:p>
          </table:table-cell>
          <table:table-cell table:formula="of:=SUBSTITUTE(SUBSTITUTE([.C926];&quot;(+15.99)&quot;;&quot;&quot;);&quot;(+57.02)&quot;;&quot;&quot;)" office:value-type="string" office:string-value="LGGDEFMLLSEK" calcext:value-type="string">
            <text:p>LGGDEFMLLSEK</text:p>
          </table:table-cell>
        </table:table-row>
        <table:table-row table:style-name="ro1">
          <table:table-cell office:value-type="string" calcext:value-type="string">
            <text:p>SPDDDVLEQLR</text:p>
          </table:table-cell>
          <table:table-cell table:formula="of:=SUBSTITUTE(SUBSTITUTE([.A927];&quot;(+15.99)&quot;;&quot;&quot;);&quot;(+57.02)&quot;;&quot;&quot;)" office:value-type="string" office:string-value="SPDDDVLEQLR" calcext:value-type="string">
            <text:p>SPDDDVLEQLR</text:p>
          </table:table-cell>
          <table:table-cell office:value-type="string" calcext:value-type="string">
            <text:p>LLWLSDR</text:p>
          </table:table-cell>
          <table:table-cell table:formula="of:=SUBSTITUTE(SUBSTITUTE([.C927];&quot;(+15.99)&quot;;&quot;&quot;);&quot;(+57.02)&quot;;&quot;&quot;)" office:value-type="string" office:string-value="LLWLSDR" calcext:value-type="string">
            <text:p>LLWLSDR</text:p>
          </table:table-cell>
        </table:table-row>
        <table:table-row table:style-name="ro2">
          <table:table-cell office:value-type="string" calcext:value-type="string">
            <text:p>SSALDLLPFK</text:p>
          </table:table-cell>
          <table:table-cell table:formula="of:=SUBSTITUTE(SUBSTITUTE([.A928];&quot;(+15.99)&quot;;&quot;&quot;);&quot;(+57.02)&quot;;&quot;&quot;)" office:value-type="string" office:string-value="SSALDLLPFK" calcext:value-type="string">
            <text:p>SSALDLLPFK</text:p>
          </table:table-cell>
          <table:table-cell office:value-type="string" calcext:value-type="string">
            <text:p>EM(+15.99)LLSGNLYLMK</text:p>
          </table:table-cell>
          <table:table-cell table:formula="of:=SUBSTITUTE(SUBSTITUTE([.C928];&quot;(+15.99)&quot;;&quot;&quot;);&quot;(+57.02)&quot;;&quot;&quot;)" office:value-type="string" office:string-value="EMLLSGNLYLMK" calcext:value-type="string">
            <text:p>EMLLSGNLYLMK</text:p>
          </table:table-cell>
        </table:table-row>
        <table:table-row table:style-name="ro2">
          <table:table-cell office:value-type="string" calcext:value-type="string">
            <text:p>TYSVM(+15.99)SRVAVLK</text:p>
          </table:table-cell>
          <table:table-cell table:formula="of:=SUBSTITUTE(SUBSTITUTE([.A929];&quot;(+15.99)&quot;;&quot;&quot;);&quot;(+57.02)&quot;;&quot;&quot;)" office:value-type="string" office:string-value="TYSVMSRVAVLK" calcext:value-type="string">
            <text:p>TYSVMSRVAVLK</text:p>
          </table:table-cell>
          <table:table-cell office:value-type="string" calcext:value-type="string">
            <text:p>M(+15.99)AGPAAM(+15.99)PLSK</text:p>
          </table:table-cell>
          <table:table-cell table:formula="of:=SUBSTITUTE(SUBSTITUTE([.C929];&quot;(+15.99)&quot;;&quot;&quot;);&quot;(+57.02)&quot;;&quot;&quot;)" office:value-type="string" office:string-value="MAGPAAMPLSK" calcext:value-type="string">
            <text:p>MAGPAAMPLSK</text:p>
          </table:table-cell>
        </table:table-row>
        <table:table-row table:style-name="ro1">
          <table:table-cell office:value-type="string" calcext:value-type="string">
            <text:p>VTLEEMEQSK</text:p>
          </table:table-cell>
          <table:table-cell table:formula="of:=SUBSTITUTE(SUBSTITUTE([.A930];&quot;(+15.99)&quot;;&quot;&quot;);&quot;(+57.02)&quot;;&quot;&quot;)" office:value-type="string" office:string-value="VTLEEMEQSK" calcext:value-type="string">
            <text:p>VTLEEMEQSK</text:p>
          </table:table-cell>
          <table:table-cell office:value-type="string" calcext:value-type="string">
            <text:p>EPVLTYR</text:p>
          </table:table-cell>
          <table:table-cell table:formula="of:=SUBSTITUTE(SUBSTITUTE([.C930];&quot;(+15.99)&quot;;&quot;&quot;);&quot;(+57.02)&quot;;&quot;&quot;)" office:value-type="string" office:string-value="EPVLTYR" calcext:value-type="string">
            <text:p>EPVLTYR</text:p>
          </table:table-cell>
        </table:table-row>
        <table:table-row table:style-name="ro2">
          <table:table-cell office:value-type="string" calcext:value-type="string">
            <text:p>AFLNFLNHLVEK</text:p>
          </table:table-cell>
          <table:table-cell table:formula="of:=SUBSTITUTE(SUBSTITUTE([.A931];&quot;(+15.99)&quot;;&quot;&quot;);&quot;(+57.02)&quot;;&quot;&quot;)" office:value-type="string" office:string-value="AFLNFLNHLVEK" calcext:value-type="string">
            <text:p>AFLNFLNHLVEK</text:p>
          </table:table-cell>
          <table:table-cell office:value-type="string" calcext:value-type="string">
            <text:p>KNEGELDGKAR</text:p>
          </table:table-cell>
          <table:table-cell table:formula="of:=SUBSTITUTE(SUBSTITUTE([.C931];&quot;(+15.99)&quot;;&quot;&quot;);&quot;(+57.02)&quot;;&quot;&quot;)" office:value-type="string" office:string-value="KNEGELDGKAR" calcext:value-type="string">
            <text:p>KNEGELDGKAR</text:p>
          </table:table-cell>
        </table:table-row>
        <table:table-row table:style-name="ro1">
          <table:table-cell office:value-type="string" calcext:value-type="string">
            <text:p>QTWPYEHVLLLNK</text:p>
          </table:table-cell>
          <table:table-cell table:formula="of:=SUBSTITUTE(SUBSTITUTE([.A932];&quot;(+15.99)&quot;;&quot;&quot;);&quot;(+57.02)&quot;;&quot;&quot;)" office:value-type="string" office:string-value="QTWPYEHVLLLNK" calcext:value-type="string">
            <text:p>QTWPYEHVLLLNK</text:p>
          </table:table-cell>
          <table:table-cell office:value-type="string" calcext:value-type="string">
            <text:p>GDLM(+15.99)NSYLLGR</text:p>
          </table:table-cell>
          <table:table-cell table:formula="of:=SUBSTITUTE(SUBSTITUTE([.C932];&quot;(+15.99)&quot;;&quot;&quot;);&quot;(+57.02)&quot;;&quot;&quot;)" office:value-type="string" office:string-value="GDLMNSYLLGR" calcext:value-type="string">
            <text:p>GDLMNSYLLGR</text:p>
          </table:table-cell>
        </table:table-row>
        <table:table-row table:style-name="ro1">
          <table:table-cell office:value-type="string" calcext:value-type="string">
            <text:p>EVEPALGDGDFLANSR</text:p>
          </table:table-cell>
          <table:table-cell table:formula="of:=SUBSTITUTE(SUBSTITUTE([.A933];&quot;(+15.99)&quot;;&quot;&quot;);&quot;(+57.02)&quot;;&quot;&quot;)" office:value-type="string" office:string-value="EVEPALGDGDFLANSR" calcext:value-type="string">
            <text:p>EVEPALGDGDFLANSR</text:p>
          </table:table-cell>
          <table:table-cell office:value-type="string" calcext:value-type="string">
            <text:p>TTKLLMR</text:p>
          </table:table-cell>
          <table:table-cell table:formula="of:=SUBSTITUTE(SUBSTITUTE([.C933];&quot;(+15.99)&quot;;&quot;&quot;);&quot;(+57.02)&quot;;&quot;&quot;)" office:value-type="string" office:string-value="TTKLLMR" calcext:value-type="string">
            <text:p>TTKLLMR</text:p>
          </table:table-cell>
        </table:table-row>
        <table:table-row table:style-name="ro1">
          <table:table-cell office:value-type="string" calcext:value-type="string">
            <text:p>HM(+15.99)AGANALTLK</text:p>
          </table:table-cell>
          <table:table-cell table:formula="of:=SUBSTITUTE(SUBSTITUTE([.A934];&quot;(+15.99)&quot;;&quot;&quot;);&quot;(+57.02)&quot;;&quot;&quot;)" office:value-type="string" office:string-value="HMAGANALTLK" calcext:value-type="string">
            <text:p>HMAGANALTLK</text:p>
          </table:table-cell>
          <table:table-cell office:value-type="string" calcext:value-type="string">
            <text:p>ATETTEFLDLK</text:p>
          </table:table-cell>
          <table:table-cell table:formula="of:=SUBSTITUTE(SUBSTITUTE([.C934];&quot;(+15.99)&quot;;&quot;&quot;);&quot;(+57.02)&quot;;&quot;&quot;)" office:value-type="string" office:string-value="ATETTEFLDLK" calcext:value-type="string">
            <text:p>ATETTEFLDLK</text:p>
          </table:table-cell>
        </table:table-row>
        <table:table-row table:style-name="ro2">
          <table:table-cell office:value-type="string" calcext:value-type="string">
            <text:p>ELMLNSGC(+57.02)LLSNERLLQNK</text:p>
          </table:table-cell>
          <table:table-cell table:formula="of:=SUBSTITUTE(SUBSTITUTE([.A935];&quot;(+15.99)&quot;;&quot;&quot;);&quot;(+57.02)&quot;;&quot;&quot;)" office:value-type="string" office:string-value="ELMLNSGCLLSNERLLQNK" calcext:value-type="string">
            <text:p>ELMLNSGCLLSNERLLQNK</text:p>
          </table:table-cell>
          <table:table-cell office:value-type="string" calcext:value-type="string">
            <text:p>ESPALTM(+15.99)EM(+15.99)K</text:p>
          </table:table-cell>
          <table:table-cell table:formula="of:=SUBSTITUTE(SUBSTITUTE([.C935];&quot;(+15.99)&quot;;&quot;&quot;);&quot;(+57.02)&quot;;&quot;&quot;)" office:value-type="string" office:string-value="ESPALTMEMK" calcext:value-type="string">
            <text:p>ESPALTMEMK</text:p>
          </table:table-cell>
        </table:table-row>
        <table:table-row table:style-name="ro1">
          <table:table-cell office:value-type="string" calcext:value-type="string">
            <text:p>GFAAEAVLAPSK</text:p>
          </table:table-cell>
          <table:table-cell table:formula="of:=SUBSTITUTE(SUBSTITUTE([.A936];&quot;(+15.99)&quot;;&quot;&quot;);&quot;(+57.02)&quot;;&quot;&quot;)" office:value-type="string" office:string-value="GFAAEAVLAPSK" calcext:value-type="string">
            <text:p>GFAAEAVLAPSK</text:p>
          </table:table-cell>
          <table:table-cell office:value-type="string" calcext:value-type="string">
            <text:p>QDLRPVM(+15.99)DLNK</text:p>
          </table:table-cell>
          <table:table-cell table:formula="of:=SUBSTITUTE(SUBSTITUTE([.C936];&quot;(+15.99)&quot;;&quot;&quot;);&quot;(+57.02)&quot;;&quot;&quot;)" office:value-type="string" office:string-value="QDLRPVMDLNK" calcext:value-type="string">
            <text:p>QDLRPVMDLNK</text:p>
          </table:table-cell>
        </table:table-row>
        <table:table-row table:style-name="ro2">
          <table:table-cell office:value-type="string" calcext:value-type="string">
            <text:p>SKTKTANEFEDALGGTNK</text:p>
          </table:table-cell>
          <table:table-cell table:formula="of:=SUBSTITUTE(SUBSTITUTE([.A937];&quot;(+15.99)&quot;;&quot;&quot;);&quot;(+57.02)&quot;;&quot;&quot;)" office:value-type="string" office:string-value="SKTKTANEFEDALGGTNK" calcext:value-type="string">
            <text:p>SKTKTANEFEDALGGTNK</text:p>
          </table:table-cell>
          <table:table-cell office:value-type="string" calcext:value-type="string">
            <text:p>C(+57.02)PLVDYSK</text:p>
          </table:table-cell>
          <table:table-cell table:formula="of:=SUBSTITUTE(SUBSTITUTE([.C937];&quot;(+15.99)&quot;;&quot;&quot;);&quot;(+57.02)&quot;;&quot;&quot;)" office:value-type="string" office:string-value="CPLVDYSK" calcext:value-type="string">
            <text:p>CPLVDYSK</text:p>
          </table:table-cell>
        </table:table-row>
        <table:table-row table:style-name="ro2">
          <table:table-cell office:value-type="string" calcext:value-type="string">
            <text:p>RSHSLEEGK</text:p>
          </table:table-cell>
          <table:table-cell table:formula="of:=SUBSTITUTE(SUBSTITUTE([.A938];&quot;(+15.99)&quot;;&quot;&quot;);&quot;(+57.02)&quot;;&quot;&quot;)" office:value-type="string" office:string-value="RSHSLEEGK" calcext:value-type="string">
            <text:p>RSHSLEEGK</text:p>
          </table:table-cell>
          <table:table-cell office:value-type="string" calcext:value-type="string">
            <text:p>APAPEVLAAQDPK</text:p>
          </table:table-cell>
          <table:table-cell table:formula="of:=SUBSTITUTE(SUBSTITUTE([.C938];&quot;(+15.99)&quot;;&quot;&quot;);&quot;(+57.02)&quot;;&quot;&quot;)" office:value-type="string" office:string-value="APAPEVLAAQDPK" calcext:value-type="string">
            <text:p>APAPEVLAAQDPK</text:p>
          </table:table-cell>
        </table:table-row>
        <table:table-row table:style-name="ro1">
          <table:table-cell office:value-type="string" calcext:value-type="string">
            <text:p>VLENAGSNQVLAEQGR</text:p>
          </table:table-cell>
          <table:table-cell table:formula="of:=SUBSTITUTE(SUBSTITUTE([.A939];&quot;(+15.99)&quot;;&quot;&quot;);&quot;(+57.02)&quot;;&quot;&quot;)" office:value-type="string" office:string-value="VLENAGSNQVLAEQGR" calcext:value-type="string">
            <text:p>VLENAGSNQVLAEQGR</text:p>
          </table:table-cell>
          <table:table-cell office:value-type="string" calcext:value-type="string">
            <text:p>SGPLYMLVR</text:p>
          </table:table-cell>
          <table:table-cell table:formula="of:=SUBSTITUTE(SUBSTITUTE([.C939];&quot;(+15.99)&quot;;&quot;&quot;);&quot;(+57.02)&quot;;&quot;&quot;)" office:value-type="string" office:string-value="SGPLYMLVR" calcext:value-type="string">
            <text:p>SGPLYMLVR</text:p>
          </table:table-cell>
        </table:table-row>
        <table:table-row table:style-name="ro1">
          <table:table-cell office:value-type="string" calcext:value-type="string">
            <text:p>ETEC(+57.02)LVADLEPKK</text:p>
          </table:table-cell>
          <table:table-cell table:formula="of:=SUBSTITUTE(SUBSTITUTE([.A940];&quot;(+15.99)&quot;;&quot;&quot;);&quot;(+57.02)&quot;;&quot;&quot;)" office:value-type="string" office:string-value="ETECLVADLEPKK" calcext:value-type="string">
            <text:p>ETECLVADLEPKK</text:p>
          </table:table-cell>
          <table:table-cell office:value-type="string" calcext:value-type="string">
            <text:p>YFVSGYEFLYK</text:p>
          </table:table-cell>
          <table:table-cell table:formula="of:=SUBSTITUTE(SUBSTITUTE([.C940];&quot;(+15.99)&quot;;&quot;&quot;);&quot;(+57.02)&quot;;&quot;&quot;)" office:value-type="string" office:string-value="YFVSGYEFLYK" calcext:value-type="string">
            <text:p>YFVSGYEFLYK</text:p>
          </table:table-cell>
        </table:table-row>
        <table:table-row table:style-name="ro1">
          <table:table-cell office:value-type="string" calcext:value-type="string">
            <text:p>VVYEMM(+15.99)M(+15.99)R</text:p>
          </table:table-cell>
          <table:table-cell table:formula="of:=SUBSTITUTE(SUBSTITUTE([.A941];&quot;(+15.99)&quot;;&quot;&quot;);&quot;(+57.02)&quot;;&quot;&quot;)" office:value-type="string" office:string-value="VVYEMMMR" calcext:value-type="string">
            <text:p>VVYEMMMR</text:p>
          </table:table-cell>
          <table:table-cell office:value-type="string" calcext:value-type="string">
            <text:p>HTVLLAEDKNK</text:p>
          </table:table-cell>
          <table:table-cell table:formula="of:=SUBSTITUTE(SUBSTITUTE([.C941];&quot;(+15.99)&quot;;&quot;&quot;);&quot;(+57.02)&quot;;&quot;&quot;)" office:value-type="string" office:string-value="HTVLLAEDKNK" calcext:value-type="string">
            <text:p>HTVLLAEDKNK</text:p>
          </table:table-cell>
        </table:table-row>
        <table:table-row table:style-name="ro2">
          <table:table-cell office:value-type="string" calcext:value-type="string">
            <text:p>NQDSDLERSFR</text:p>
          </table:table-cell>
          <table:table-cell table:formula="of:=SUBSTITUTE(SUBSTITUTE([.A942];&quot;(+15.99)&quot;;&quot;&quot;);&quot;(+57.02)&quot;;&quot;&quot;)" office:value-type="string" office:string-value="NQDSDLERSFR" calcext:value-type="string">
            <text:p>NQDSDLERSFR</text:p>
          </table:table-cell>
          <table:table-cell office:value-type="string" calcext:value-type="string">
            <text:p>REKVMSPAGAVTLGPK</text:p>
          </table:table-cell>
          <table:table-cell table:formula="of:=SUBSTITUTE(SUBSTITUTE([.C942];&quot;(+15.99)&quot;;&quot;&quot;);&quot;(+57.02)&quot;;&quot;&quot;)" office:value-type="string" office:string-value="REKVMSPAGAVTLGPK" calcext:value-type="string">
            <text:p>REKVMSPAGAVTLGPK</text:p>
          </table:table-cell>
        </table:table-row>
        <table:table-row table:style-name="ro2">
          <table:table-cell office:value-type="string" calcext:value-type="string">
            <text:p>AVVPALEAADQVR</text:p>
          </table:table-cell>
          <table:table-cell table:formula="of:=SUBSTITUTE(SUBSTITUTE([.A943];&quot;(+15.99)&quot;;&quot;&quot;);&quot;(+57.02)&quot;;&quot;&quot;)" office:value-type="string" office:string-value="AVVPALEAADQVR" calcext:value-type="string">
            <text:p>AVVPALEAADQVR</text:p>
          </table:table-cell>
          <table:table-cell office:value-type="string" calcext:value-type="string">
            <text:p>HNDAYSHAATPK</text:p>
          </table:table-cell>
          <table:table-cell table:formula="of:=SUBSTITUTE(SUBSTITUTE([.C943];&quot;(+15.99)&quot;;&quot;&quot;);&quot;(+57.02)&quot;;&quot;&quot;)" office:value-type="string" office:string-value="HNDAYSHAATPK" calcext:value-type="string">
            <text:p>HNDAYSHAATPK</text:p>
          </table:table-cell>
        </table:table-row>
        <table:table-row table:style-name="ro2">
          <table:table-cell office:value-type="string" calcext:value-type="string">
            <text:p>MPEPALGDGDFLNAK</text:p>
          </table:table-cell>
          <table:table-cell table:formula="of:=SUBSTITUTE(SUBSTITUTE([.A944];&quot;(+15.99)&quot;;&quot;&quot;);&quot;(+57.02)&quot;;&quot;&quot;)" office:value-type="string" office:string-value="MPEPALGDGDFLNAK" calcext:value-type="string">
            <text:p>MPEPALGDGDFLNAK</text:p>
          </table:table-cell>
          <table:table-cell office:value-type="string" calcext:value-type="string">
            <text:p>DC(+57.02)NAGTEC(+57.02)LLSGWKATK</text:p>
          </table:table-cell>
          <table:table-cell table:formula="of:=SUBSTITUTE(SUBSTITUTE([.C944];&quot;(+15.99)&quot;;&quot;&quot;);&quot;(+57.02)&quot;;&quot;&quot;)" office:value-type="string" office:string-value="DCNAGTECLLSGWKATK" calcext:value-type="string">
            <text:p>DCNAGTECLLSGWKATK</text:p>
          </table:table-cell>
        </table:table-row>
        <table:table-row table:style-name="ro1">
          <table:table-cell office:value-type="string" calcext:value-type="string">
            <text:p>QQEHLENTRALLR</text:p>
          </table:table-cell>
          <table:table-cell table:formula="of:=SUBSTITUTE(SUBSTITUTE([.A945];&quot;(+15.99)&quot;;&quot;&quot;);&quot;(+57.02)&quot;;&quot;&quot;)" office:value-type="string" office:string-value="QQEHLENTRALLR" calcext:value-type="string">
            <text:p>QQEHLENTRALLR</text:p>
          </table:table-cell>
          <table:table-cell office:value-type="string" calcext:value-type="string">
            <text:p>EAFTDVVNTGK</text:p>
          </table:table-cell>
          <table:table-cell table:formula="of:=SUBSTITUTE(SUBSTITUTE([.C945];&quot;(+15.99)&quot;;&quot;&quot;);&quot;(+57.02)&quot;;&quot;&quot;)" office:value-type="string" office:string-value="EAFTDVVNTGK" calcext:value-type="string">
            <text:p>EAFTDVVNTGK</text:p>
          </table:table-cell>
        </table:table-row>
        <table:table-row table:style-name="ro2">
          <table:table-cell office:value-type="string" calcext:value-type="string">
            <text:p>YVAMHLLTK</text:p>
          </table:table-cell>
          <table:table-cell table:formula="of:=SUBSTITUTE(SUBSTITUTE([.A946];&quot;(+15.99)&quot;;&quot;&quot;);&quot;(+57.02)&quot;;&quot;&quot;)" office:value-type="string" office:string-value="YVAMHLLTK" calcext:value-type="string">
            <text:p>YVAMHLLTK</text:p>
          </table:table-cell>
          <table:table-cell office:value-type="string" calcext:value-type="string">
            <text:p>MM(+15.99)MLENTRALLR</text:p>
          </table:table-cell>
          <table:table-cell table:formula="of:=SUBSTITUTE(SUBSTITUTE([.C946];&quot;(+15.99)&quot;;&quot;&quot;);&quot;(+57.02)&quot;;&quot;&quot;)" office:value-type="string" office:string-value="MMMLENTRALLR" calcext:value-type="string">
            <text:p>MMMLENTRALLR</text:p>
          </table:table-cell>
        </table:table-row>
        <table:table-row table:style-name="ro1">
          <table:table-cell office:value-type="string" calcext:value-type="string">
            <text:p>EMNLPHSVGLR</text:p>
          </table:table-cell>
          <table:table-cell table:formula="of:=SUBSTITUTE(SUBSTITUTE([.A947];&quot;(+15.99)&quot;;&quot;&quot;);&quot;(+57.02)&quot;;&quot;&quot;)" office:value-type="string" office:string-value="EMNLPHSVGLR" calcext:value-type="string">
            <text:p>EMNLPHSVGLR</text:p>
          </table:table-cell>
          <table:table-cell office:value-type="string" calcext:value-type="string">
            <text:p>AFLSPPVGPGK</text:p>
          </table:table-cell>
          <table:table-cell table:formula="of:=SUBSTITUTE(SUBSTITUTE([.C947];&quot;(+15.99)&quot;;&quot;&quot;);&quot;(+57.02)&quot;;&quot;&quot;)" office:value-type="string" office:string-value="AFLSPPVGPGK" calcext:value-type="string">
            <text:p>AFLSPPVGPGK</text:p>
          </table:table-cell>
        </table:table-row>
        <table:table-row table:style-name="ro1">
          <table:table-cell office:value-type="string" calcext:value-type="string">
            <text:p>SKLGGLPK</text:p>
          </table:table-cell>
          <table:table-cell table:formula="of:=SUBSTITUTE(SUBSTITUTE([.A948];&quot;(+15.99)&quot;;&quot;&quot;);&quot;(+57.02)&quot;;&quot;&quot;)" office:value-type="string" office:string-value="SKLGGLPK" calcext:value-type="string">
            <text:p>SKLGGLPK</text:p>
          </table:table-cell>
          <table:table-cell office:value-type="string" calcext:value-type="string">
            <text:p>FPAAQTWPLK</text:p>
          </table:table-cell>
          <table:table-cell table:formula="of:=SUBSTITUTE(SUBSTITUTE([.C948];&quot;(+15.99)&quot;;&quot;&quot;);&quot;(+57.02)&quot;;&quot;&quot;)" office:value-type="string" office:string-value="FPAAQTWPLK" calcext:value-type="string">
            <text:p>FPAAQTWPLK</text:p>
          </table:table-cell>
        </table:table-row>
        <table:table-row table:style-name="ro1">
          <table:table-cell office:value-type="string" calcext:value-type="string">
            <text:p>APNNLDC(+57.02)ESDLLSNVKDK</text:p>
          </table:table-cell>
          <table:table-cell table:formula="of:=SUBSTITUTE(SUBSTITUTE([.A949];&quot;(+15.99)&quot;;&quot;&quot;);&quot;(+57.02)&quot;;&quot;&quot;)" office:value-type="string" office:string-value="APNNLDCESDLLSNVKDK" calcext:value-type="string">
            <text:p>APNNLDCESDLLSNVKDK</text:p>
          </table:table-cell>
          <table:table-cell office:value-type="string" calcext:value-type="string">
            <text:p>KVDDFELHAK</text:p>
          </table:table-cell>
          <table:table-cell table:formula="of:=SUBSTITUTE(SUBSTITUTE([.C949];&quot;(+15.99)&quot;;&quot;&quot;);&quot;(+57.02)&quot;;&quot;&quot;)" office:value-type="string" office:string-value="KVDDFELHAK" calcext:value-type="string">
            <text:p>KVDDFELHAK</text:p>
          </table:table-cell>
        </table:table-row>
        <table:table-row table:style-name="ro2">
          <table:table-cell office:value-type="string" calcext:value-type="string">
            <text:p>LVDLSWPDK</text:p>
          </table:table-cell>
          <table:table-cell table:formula="of:=SUBSTITUTE(SUBSTITUTE([.A950];&quot;(+15.99)&quot;;&quot;&quot;);&quot;(+57.02)&quot;;&quot;&quot;)" office:value-type="string" office:string-value="LVDLSWPDK" calcext:value-type="string">
            <text:p>LVDLSWPDK</text:p>
          </table:table-cell>
          <table:table-cell office:value-type="string" calcext:value-type="string">
            <text:p>YYDLAKAEELSSSYVEK</text:p>
          </table:table-cell>
          <table:table-cell table:formula="of:=SUBSTITUTE(SUBSTITUTE([.C950];&quot;(+15.99)&quot;;&quot;&quot;);&quot;(+57.02)&quot;;&quot;&quot;)" office:value-type="string" office:string-value="YYDLAKAEELSSSYVEK" calcext:value-type="string">
            <text:p>YYDLAKAEELSSSYVEK</text:p>
          </table:table-cell>
        </table:table-row>
        <table:table-row table:style-name="ro1">
          <table:table-cell office:value-type="string" calcext:value-type="string">
            <text:p>LEPLEQVDM(+15.99)GPK</text:p>
          </table:table-cell>
          <table:table-cell table:formula="of:=SUBSTITUTE(SUBSTITUTE([.A951];&quot;(+15.99)&quot;;&quot;&quot;);&quot;(+57.02)&quot;;&quot;&quot;)" office:value-type="string" office:string-value="LEPLEQVDMGPK" calcext:value-type="string">
            <text:p>LEPLEQVDMGPK</text:p>
          </table:table-cell>
          <table:table-cell office:value-type="string" calcext:value-type="string">
            <text:p>ELDLDNDTKLK</text:p>
          </table:table-cell>
          <table:table-cell table:formula="of:=SUBSTITUTE(SUBSTITUTE([.C951];&quot;(+15.99)&quot;;&quot;&quot;);&quot;(+57.02)&quot;;&quot;&quot;)" office:value-type="string" office:string-value="ELDLDNDTKLK" calcext:value-type="string">
            <text:p>ELDLDNDTKLK</text:p>
          </table:table-cell>
        </table:table-row>
        <table:table-row table:style-name="ro1">
          <table:table-cell office:value-type="string" calcext:value-type="string">
            <text:p>ATKVVGPK</text:p>
          </table:table-cell>
          <table:table-cell table:formula="of:=SUBSTITUTE(SUBSTITUTE([.A952];&quot;(+15.99)&quot;;&quot;&quot;);&quot;(+57.02)&quot;;&quot;&quot;)" office:value-type="string" office:string-value="ATKVVGPK" calcext:value-type="string">
            <text:p>ATKVVGPK</text:p>
          </table:table-cell>
          <table:table-cell office:value-type="string" calcext:value-type="string">
            <text:p>DGLALDRGLK</text:p>
          </table:table-cell>
          <table:table-cell table:formula="of:=SUBSTITUTE(SUBSTITUTE([.C952];&quot;(+15.99)&quot;;&quot;&quot;);&quot;(+57.02)&quot;;&quot;&quot;)" office:value-type="string" office:string-value="DGLALDRGLK" calcext:value-type="string">
            <text:p>DGLALDRGLK</text:p>
          </table:table-cell>
        </table:table-row>
        <table:table-row table:style-name="ro1">
          <table:table-cell office:value-type="string" calcext:value-type="string">
            <text:p>WGAGEDPGLAR</text:p>
          </table:table-cell>
          <table:table-cell table:formula="of:=SUBSTITUTE(SUBSTITUTE([.A953];&quot;(+15.99)&quot;;&quot;&quot;);&quot;(+57.02)&quot;;&quot;&quot;)" office:value-type="string" office:string-value="WGAGEDPGLAR" calcext:value-type="string">
            <text:p>WGAGEDPGLAR</text:p>
          </table:table-cell>
          <table:table-cell office:value-type="string" calcext:value-type="string">
            <text:p>ALGFDFRR</text:p>
          </table:table-cell>
          <table:table-cell table:formula="of:=SUBSTITUTE(SUBSTITUTE([.C953];&quot;(+15.99)&quot;;&quot;&quot;);&quot;(+57.02)&quot;;&quot;&quot;)" office:value-type="string" office:string-value="ALGFDFRR" calcext:value-type="string">
            <text:p>ALGFDFRR</text:p>
          </table:table-cell>
        </table:table-row>
        <table:table-row table:style-name="ro2">
          <table:table-cell office:value-type="string" calcext:value-type="string">
            <text:p>VQEKDPAESK</text:p>
          </table:table-cell>
          <table:table-cell table:formula="of:=SUBSTITUTE(SUBSTITUTE([.A954];&quot;(+15.99)&quot;;&quot;&quot;);&quot;(+57.02)&quot;;&quot;&quot;)" office:value-type="string" office:string-value="VQEKDPAESK" calcext:value-type="string">
            <text:p>VQEKDPAESK</text:p>
          </table:table-cell>
          <table:table-cell office:value-type="string" calcext:value-type="string">
            <text:p>EPYKEDYEAMK</text:p>
          </table:table-cell>
          <table:table-cell table:formula="of:=SUBSTITUTE(SUBSTITUTE([.C954];&quot;(+15.99)&quot;;&quot;&quot;);&quot;(+57.02)&quot;;&quot;&quot;)" office:value-type="string" office:string-value="EPYKEDYEAMK" calcext:value-type="string">
            <text:p>EPYKEDYEAMK</text:p>
          </table:table-cell>
        </table:table-row>
        <table:table-row table:style-name="ro1">
          <table:table-cell office:value-type="string" calcext:value-type="string">
            <text:p>EPAQALGALAFSAK</text:p>
          </table:table-cell>
          <table:table-cell table:formula="of:=SUBSTITUTE(SUBSTITUTE([.A955];&quot;(+15.99)&quot;;&quot;&quot;);&quot;(+57.02)&quot;;&quot;&quot;)" office:value-type="string" office:string-value="EPAQALGALAFSAK" calcext:value-type="string">
            <text:p>EPAQALGALAFSAK</text:p>
          </table:table-cell>
          <table:table-cell office:value-type="string" calcext:value-type="string">
            <text:p>TYRRLNDLYR</text:p>
          </table:table-cell>
          <table:table-cell table:formula="of:=SUBSTITUTE(SUBSTITUTE([.C955];&quot;(+15.99)&quot;;&quot;&quot;);&quot;(+57.02)&quot;;&quot;&quot;)" office:value-type="string" office:string-value="TYRRLNDLYR" calcext:value-type="string">
            <text:p>TYRRLNDLYR</text:p>
          </table:table-cell>
        </table:table-row>
        <table:table-row table:style-name="ro2">
          <table:table-cell office:value-type="string" calcext:value-type="string">
            <text:p>QENEYAQGLVALGDPGEELAK</text:p>
          </table:table-cell>
          <table:table-cell table:formula="of:=SUBSTITUTE(SUBSTITUTE([.A956];&quot;(+15.99)&quot;;&quot;&quot;);&quot;(+57.02)&quot;;&quot;&quot;)" office:value-type="string" office:string-value="QENEYAQGLVALGDPGEELAK" calcext:value-type="string">
            <text:p>QENEYAQGLVALGDPGEELAK</text:p>
          </table:table-cell>
          <table:table-cell office:value-type="string" calcext:value-type="string">
            <text:p>ELDVMYDGTR</text:p>
          </table:table-cell>
          <table:table-cell table:formula="of:=SUBSTITUTE(SUBSTITUTE([.C956];&quot;(+15.99)&quot;;&quot;&quot;);&quot;(+57.02)&quot;;&quot;&quot;)" office:value-type="string" office:string-value="ELDVMYDGTR" calcext:value-type="string">
            <text:p>ELDVMYDGTR</text:p>
          </table:table-cell>
        </table:table-row>
        <table:table-row table:style-name="ro1">
          <table:table-cell office:value-type="string" calcext:value-type="string">
            <text:p>GREGGDLNMMYLK</text:p>
          </table:table-cell>
          <table:table-cell table:formula="of:=SUBSTITUTE(SUBSTITUTE([.A957];&quot;(+15.99)&quot;;&quot;&quot;);&quot;(+57.02)&quot;;&quot;&quot;)" office:value-type="string" office:string-value="GREGGDLNMMYLK" calcext:value-type="string">
            <text:p>GREGGDLNMMYLK</text:p>
          </table:table-cell>
          <table:table-cell office:value-type="string" calcext:value-type="string">
            <text:p>QVLVLNM(+15.99)PK</text:p>
          </table:table-cell>
          <table:table-cell table:formula="of:=SUBSTITUTE(SUBSTITUTE([.C957];&quot;(+15.99)&quot;;&quot;&quot;);&quot;(+57.02)&quot;;&quot;&quot;)" office:value-type="string" office:string-value="QVLVLNMPK" calcext:value-type="string">
            <text:p>QVLVLNMPK</text:p>
          </table:table-cell>
        </table:table-row>
        <table:table-row table:style-name="ro2">
          <table:table-cell office:value-type="string" calcext:value-type="string">
            <text:p>SMLM(+15.99)MLK</text:p>
          </table:table-cell>
          <table:table-cell table:formula="of:=SUBSTITUTE(SUBSTITUTE([.A958];&quot;(+15.99)&quot;;&quot;&quot;);&quot;(+57.02)&quot;;&quot;&quot;)" office:value-type="string" office:string-value="SMLMMLK" calcext:value-type="string">
            <text:p>SMLMMLK</text:p>
          </table:table-cell>
          <table:table-cell office:value-type="string" calcext:value-type="string">
            <text:p>KNNATLENYGAPR</text:p>
          </table:table-cell>
          <table:table-cell table:formula="of:=SUBSTITUTE(SUBSTITUTE([.C958];&quot;(+15.99)&quot;;&quot;&quot;);&quot;(+57.02)&quot;;&quot;&quot;)" office:value-type="string" office:string-value="KNNATLENYGAPR" calcext:value-type="string">
            <text:p>KNNATLENYGAPR</text:p>
          </table:table-cell>
        </table:table-row>
        <table:table-row table:style-name="ro2">
          <table:table-cell office:value-type="string" calcext:value-type="string">
            <text:p>YYDLAKAEELSSSYVTR</text:p>
          </table:table-cell>
          <table:table-cell table:formula="of:=SUBSTITUTE(SUBSTITUTE([.A959];&quot;(+15.99)&quot;;&quot;&quot;);&quot;(+57.02)&quot;;&quot;&quot;)" office:value-type="string" office:string-value="YYDLAKAEELSSSYVTR" calcext:value-type="string">
            <text:p>YYDLAKAEELSSSYVTR</text:p>
          </table:table-cell>
          <table:table-cell office:value-type="string" calcext:value-type="string">
            <text:p>ELHM(+15.99)EMLLVLEFQK</text:p>
          </table:table-cell>
          <table:table-cell table:formula="of:=SUBSTITUTE(SUBSTITUTE([.C959];&quot;(+15.99)&quot;;&quot;&quot;);&quot;(+57.02)&quot;;&quot;&quot;)" office:value-type="string" office:string-value="ELHMEMLLVLEFQK" calcext:value-type="string">
            <text:p>ELHMEMLLVLEFQK</text:p>
          </table:table-cell>
        </table:table-row>
        <table:table-row table:style-name="ro2">
          <table:table-cell office:value-type="string" calcext:value-type="string">
            <text:p>DLLEEPR</text:p>
          </table:table-cell>
          <table:table-cell table:formula="of:=SUBSTITUTE(SUBSTITUTE([.A960];&quot;(+15.99)&quot;;&quot;&quot;);&quot;(+57.02)&quot;;&quot;&quot;)" office:value-type="string" office:string-value="DLLEEPR" calcext:value-type="string">
            <text:p>DLLEEPR</text:p>
          </table:table-cell>
          <table:table-cell office:value-type="string" calcext:value-type="string">
            <text:p>KLMLEDHLEDDLEPKK</text:p>
          </table:table-cell>
          <table:table-cell table:formula="of:=SUBSTITUTE(SUBSTITUTE([.C960];&quot;(+15.99)&quot;;&quot;&quot;);&quot;(+57.02)&quot;;&quot;&quot;)" office:value-type="string" office:string-value="KLMLEDHLEDDLEPKK" calcext:value-type="string">
            <text:p>KLMLEDHLEDDLEPKK</text:p>
          </table:table-cell>
        </table:table-row>
        <table:table-row table:style-name="ro1">
          <table:table-cell office:value-type="string" calcext:value-type="string">
            <text:p>NDLALPSAPR</text:p>
          </table:table-cell>
          <table:table-cell table:formula="of:=SUBSTITUTE(SUBSTITUTE([.A961];&quot;(+15.99)&quot;;&quot;&quot;);&quot;(+57.02)&quot;;&quot;&quot;)" office:value-type="string" office:string-value="NDLALPSAPR" calcext:value-type="string">
            <text:p>NDLALPSAPR</text:p>
          </table:table-cell>
          <table:table-cell office:value-type="string" calcext:value-type="string">
            <text:p>GPYPELVYAK</text:p>
          </table:table-cell>
          <table:table-cell table:formula="of:=SUBSTITUTE(SUBSTITUTE([.C961];&quot;(+15.99)&quot;;&quot;&quot;);&quot;(+57.02)&quot;;&quot;&quot;)" office:value-type="string" office:string-value="GPYPELVYAK" calcext:value-type="string">
            <text:p>GPYPELVYAK</text:p>
          </table:table-cell>
        </table:table-row>
        <table:table-row table:style-name="ro2">
          <table:table-cell office:value-type="string" calcext:value-type="string">
            <text:p>ELVDQVSALFFK</text:p>
          </table:table-cell>
          <table:table-cell table:formula="of:=SUBSTITUTE(SUBSTITUTE([.A962];&quot;(+15.99)&quot;;&quot;&quot;);&quot;(+57.02)&quot;;&quot;&quot;)" office:value-type="string" office:string-value="ELVDQVSALFFK" calcext:value-type="string">
            <text:p>ELVDQVSALFFK</text:p>
          </table:table-cell>
          <table:table-cell office:value-type="string" calcext:value-type="string">
            <text:p>TPAGSQTLTGPK</text:p>
          </table:table-cell>
          <table:table-cell table:formula="of:=SUBSTITUTE(SUBSTITUTE([.C962];&quot;(+15.99)&quot;;&quot;&quot;);&quot;(+57.02)&quot;;&quot;&quot;)" office:value-type="string" office:string-value="TPAGSQTLTGPK" calcext:value-type="string">
            <text:p>TPAGSQTLTGPK</text:p>
          </table:table-cell>
        </table:table-row>
        <table:table-row table:style-name="ro1">
          <table:table-cell office:value-type="string" calcext:value-type="string">
            <text:p>ALVLGC(+57.02)NGVGK</text:p>
          </table:table-cell>
          <table:table-cell table:formula="of:=SUBSTITUTE(SUBSTITUTE([.A963];&quot;(+15.99)&quot;;&quot;&quot;);&quot;(+57.02)&quot;;&quot;&quot;)" office:value-type="string" office:string-value="ALVLGCNGVGK" calcext:value-type="string">
            <text:p>ALVLGCNGVGK</text:p>
          </table:table-cell>
          <table:table-cell office:value-type="string" calcext:value-type="string">
            <text:p>KC(+57.02)AAGPLGGK</text:p>
          </table:table-cell>
          <table:table-cell table:formula="of:=SUBSTITUTE(SUBSTITUTE([.C963];&quot;(+15.99)&quot;;&quot;&quot;);&quot;(+57.02)&quot;;&quot;&quot;)" office:value-type="string" office:string-value="KCAAGPLGGK" calcext:value-type="string">
            <text:p>KCAAGPLGGK</text:p>
          </table:table-cell>
        </table:table-row>
        <table:table-row table:style-name="ro1">
          <table:table-cell office:value-type="string" calcext:value-type="string">
            <text:p>NMNFPEEVLPR</text:p>
          </table:table-cell>
          <table:table-cell table:formula="of:=SUBSTITUTE(SUBSTITUTE([.A964];&quot;(+15.99)&quot;;&quot;&quot;);&quot;(+57.02)&quot;;&quot;&quot;)" office:value-type="string" office:string-value="NMNFPEEVLPR" calcext:value-type="string">
            <text:p>NMNFPEEVLPR</text:p>
          </table:table-cell>
          <table:table-cell office:value-type="string" calcext:value-type="string">
            <text:p>NSLVLLM(+15.99)RVSK</text:p>
          </table:table-cell>
          <table:table-cell table:formula="of:=SUBSTITUTE(SUBSTITUTE([.C964];&quot;(+15.99)&quot;;&quot;&quot;);&quot;(+57.02)&quot;;&quot;&quot;)" office:value-type="string" office:string-value="NSLVLLMRVSK" calcext:value-type="string">
            <text:p>NSLVLLMRVSK</text:p>
          </table:table-cell>
        </table:table-row>
        <table:table-row table:style-name="ro1">
          <table:table-cell office:value-type="string" calcext:value-type="string">
            <text:p>TAAYEC(+57.02)C(+57.02)C(+57.02)K</text:p>
          </table:table-cell>
          <table:table-cell table:formula="of:=SUBSTITUTE(SUBSTITUTE([.A965];&quot;(+15.99)&quot;;&quot;&quot;);&quot;(+57.02)&quot;;&quot;&quot;)" office:value-type="string" office:string-value="TAAYECCCK" calcext:value-type="string">
            <text:p>TAAYECCCK</text:p>
          </table:table-cell>
          <table:table-cell office:value-type="string" calcext:value-type="string">
            <text:p>THMPLAKDPK</text:p>
          </table:table-cell>
          <table:table-cell table:formula="of:=SUBSTITUTE(SUBSTITUTE([.C965];&quot;(+15.99)&quot;;&quot;&quot;);&quot;(+57.02)&quot;;&quot;&quot;)" office:value-type="string" office:string-value="THMPLAKDPK" calcext:value-type="string">
            <text:p>THMPLAKDPK</text:p>
          </table:table-cell>
        </table:table-row>
        <table:table-row table:style-name="ro2">
          <table:table-cell office:value-type="string" calcext:value-type="string">
            <text:p>TSPFAEKVK</text:p>
          </table:table-cell>
          <table:table-cell table:formula="of:=SUBSTITUTE(SUBSTITUTE([.A966];&quot;(+15.99)&quot;;&quot;&quot;);&quot;(+57.02)&quot;;&quot;&quot;)" office:value-type="string" office:string-value="TSPFAEKVK" calcext:value-type="string">
            <text:p>TSPFAEKVK</text:p>
          </table:table-cell>
          <table:table-cell office:value-type="string" calcext:value-type="string">
            <text:p>WESC(+57.02)KLLGADLVEARLALEVR</text:p>
          </table:table-cell>
          <table:table-cell table:formula="of:=SUBSTITUTE(SUBSTITUTE([.C966];&quot;(+15.99)&quot;;&quot;&quot;);&quot;(+57.02)&quot;;&quot;&quot;)" office:value-type="string" office:string-value="WESCKLLGADLVEARLALEVR" calcext:value-type="string">
            <text:p>WESCKLLGADLVEARLALEVR</text:p>
          </table:table-cell>
        </table:table-row>
        <table:table-row table:style-name="ro2">
          <table:table-cell office:value-type="string" calcext:value-type="string">
            <text:p>LLSLLDKNASPEK</text:p>
          </table:table-cell>
          <table:table-cell table:formula="of:=SUBSTITUTE(SUBSTITUTE([.A967];&quot;(+15.99)&quot;;&quot;&quot;);&quot;(+57.02)&quot;;&quot;&quot;)" office:value-type="string" office:string-value="LLSLLDKNASPEK" calcext:value-type="string">
            <text:p>LLSLLDKNASPEK</text:p>
          </table:table-cell>
          <table:table-cell office:value-type="string" calcext:value-type="string">
            <text:p>NGVGSFATLSVK</text:p>
          </table:table-cell>
          <table:table-cell table:formula="of:=SUBSTITUTE(SUBSTITUTE([.C967];&quot;(+15.99)&quot;;&quot;&quot;);&quot;(+57.02)&quot;;&quot;&quot;)" office:value-type="string" office:string-value="NGVGSFATLSVK" calcext:value-type="string">
            <text:p>NGVGSFATLSVK</text:p>
          </table:table-cell>
        </table:table-row>
        <table:table-row table:style-name="ro2">
          <table:table-cell office:value-type="string" calcext:value-type="string">
            <text:p>KESLLTMPSLVK</text:p>
          </table:table-cell>
          <table:table-cell table:formula="of:=SUBSTITUTE(SUBSTITUTE([.A968];&quot;(+15.99)&quot;;&quot;&quot;);&quot;(+57.02)&quot;;&quot;&quot;)" office:value-type="string" office:string-value="KESLLTMPSLVK" calcext:value-type="string">
            <text:p>KESLLTMPSLVK</text:p>
          </table:table-cell>
          <table:table-cell office:value-type="string" calcext:value-type="string">
            <text:p>KWDQLLNDRVDAK</text:p>
          </table:table-cell>
          <table:table-cell table:formula="of:=SUBSTITUTE(SUBSTITUTE([.C968];&quot;(+15.99)&quot;;&quot;&quot;);&quot;(+57.02)&quot;;&quot;&quot;)" office:value-type="string" office:string-value="KWDQLLNDRVDAK" calcext:value-type="string">
            <text:p>KWDQLLNDRVDAK</text:p>
          </table:table-cell>
        </table:table-row>
        <table:table-row table:style-name="ro2">
          <table:table-cell office:value-type="string" calcext:value-type="string">
            <text:p>KAVGLNTK</text:p>
          </table:table-cell>
          <table:table-cell table:formula="of:=SUBSTITUTE(SUBSTITUTE([.A969];&quot;(+15.99)&quot;;&quot;&quot;);&quot;(+57.02)&quot;;&quot;&quot;)" office:value-type="string" office:string-value="KAVGLNTK" calcext:value-type="string">
            <text:p>KAVGLNTK</text:p>
          </table:table-cell>
          <table:table-cell office:value-type="string" calcext:value-type="string">
            <text:p>SGSPTGRWVDPK</text:p>
          </table:table-cell>
          <table:table-cell table:formula="of:=SUBSTITUTE(SUBSTITUTE([.C969];&quot;(+15.99)&quot;;&quot;&quot;);&quot;(+57.02)&quot;;&quot;&quot;)" office:value-type="string" office:string-value="SGSPTGRWVDPK" calcext:value-type="string">
            <text:p>SGSPTGRWVDPK</text:p>
          </table:table-cell>
        </table:table-row>
        <table:table-row table:style-name="ro2">
          <table:table-cell office:value-type="string" calcext:value-type="string">
            <text:p>EMALYELSLLLNPAK</text:p>
          </table:table-cell>
          <table:table-cell table:formula="of:=SUBSTITUTE(SUBSTITUTE([.A970];&quot;(+15.99)&quot;;&quot;&quot;);&quot;(+57.02)&quot;;&quot;&quot;)" office:value-type="string" office:string-value="EMALYELSLLLNPAK" calcext:value-type="string">
            <text:p>EMALYELSLLLNPAK</text:p>
          </table:table-cell>
          <table:table-cell office:value-type="string" calcext:value-type="string">
            <text:p>HYPTLAHLAPLLK</text:p>
          </table:table-cell>
          <table:table-cell table:formula="of:=SUBSTITUTE(SUBSTITUTE([.C970];&quot;(+15.99)&quot;;&quot;&quot;);&quot;(+57.02)&quot;;&quot;&quot;)" office:value-type="string" office:string-value="HYPTLAHLAPLLK" calcext:value-type="string">
            <text:p>HYPTLAHLAPLLK</text:p>
          </table:table-cell>
        </table:table-row>
        <table:table-row table:style-name="ro2">
          <table:table-cell office:value-type="string" calcext:value-type="string">
            <text:p>NC(+57.02)TVNAC(+57.02)MVK</text:p>
          </table:table-cell>
          <table:table-cell table:formula="of:=SUBSTITUTE(SUBSTITUTE([.A971];&quot;(+15.99)&quot;;&quot;&quot;);&quot;(+57.02)&quot;;&quot;&quot;)" office:value-type="string" office:string-value="NCTVNACMVK" calcext:value-type="string">
            <text:p>NCTVNACMVK</text:p>
          </table:table-cell>
          <table:table-cell office:value-type="string" calcext:value-type="string">
            <text:p>KRFNWGQTGDLEK</text:p>
          </table:table-cell>
          <table:table-cell table:formula="of:=SUBSTITUTE(SUBSTITUTE([.C971];&quot;(+15.99)&quot;;&quot;&quot;);&quot;(+57.02)&quot;;&quot;&quot;)" office:value-type="string" office:string-value="KRFNWGQTGDLEK" calcext:value-type="string">
            <text:p>KRFNWGQTGDLEK</text:p>
          </table:table-cell>
        </table:table-row>
        <table:table-row table:style-name="ro1">
          <table:table-cell office:value-type="string" calcext:value-type="string">
            <text:p>LWELDEPYLLLTDKK</text:p>
          </table:table-cell>
          <table:table-cell table:formula="of:=SUBSTITUTE(SUBSTITUTE([.A972];&quot;(+15.99)&quot;;&quot;&quot;);&quot;(+57.02)&quot;;&quot;&quot;)" office:value-type="string" office:string-value="LWELDEPYLLLTDKK" calcext:value-type="string">
            <text:p>LWELDEPYLLLTDKK</text:p>
          </table:table-cell>
          <table:table-cell office:value-type="string" calcext:value-type="string">
            <text:p>THADLLLQK</text:p>
          </table:table-cell>
          <table:table-cell table:formula="of:=SUBSTITUTE(SUBSTITUTE([.C972];&quot;(+15.99)&quot;;&quot;&quot;);&quot;(+57.02)&quot;;&quot;&quot;)" office:value-type="string" office:string-value="THADLLLQK" calcext:value-type="string">
            <text:p>THADLLLQK</text:p>
          </table:table-cell>
        </table:table-row>
        <table:table-row table:style-name="ro2">
          <table:table-cell office:value-type="string" calcext:value-type="string">
            <text:p>LAYM(+15.99)DMLAK</text:p>
          </table:table-cell>
          <table:table-cell table:formula="of:=SUBSTITUTE(SUBSTITUTE([.A973];&quot;(+15.99)&quot;;&quot;&quot;);&quot;(+57.02)&quot;;&quot;&quot;)" office:value-type="string" office:string-value="LAYMDMLAK" calcext:value-type="string">
            <text:p>LAYMDMLAK</text:p>
          </table:table-cell>
          <table:table-cell office:value-type="string" calcext:value-type="string">
            <text:p>TLKTVTGVEMFR</text:p>
          </table:table-cell>
          <table:table-cell table:formula="of:=SUBSTITUTE(SUBSTITUTE([.C973];&quot;(+15.99)&quot;;&quot;&quot;);&quot;(+57.02)&quot;;&quot;&quot;)" office:value-type="string" office:string-value="TLKTVTGVEMFR" calcext:value-type="string">
            <text:p>TLKTVTGVEMFR</text:p>
          </table:table-cell>
        </table:table-row>
        <table:table-row table:style-name="ro1">
          <table:table-cell office:value-type="string" calcext:value-type="string">
            <text:p>FADMDAMVR</text:p>
          </table:table-cell>
          <table:table-cell table:formula="of:=SUBSTITUTE(SUBSTITUTE([.A974];&quot;(+15.99)&quot;;&quot;&quot;);&quot;(+57.02)&quot;;&quot;&quot;)" office:value-type="string" office:string-value="FADMDAMVR" calcext:value-type="string">
            <text:p>FADMDAMVR</text:p>
          </table:table-cell>
          <table:table-cell office:value-type="string" calcext:value-type="string">
            <text:p>LQNM(+15.99)M(+15.99)RSMPK</text:p>
          </table:table-cell>
          <table:table-cell table:formula="of:=SUBSTITUTE(SUBSTITUTE([.C974];&quot;(+15.99)&quot;;&quot;&quot;);&quot;(+57.02)&quot;;&quot;&quot;)" office:value-type="string" office:string-value="LQNMMRSMPK" calcext:value-type="string">
            <text:p>LQNMMRSMPK</text:p>
          </table:table-cell>
        </table:table-row>
        <table:table-row table:style-name="ro1">
          <table:table-cell office:value-type="string" calcext:value-type="string">
            <text:p>NQSLLFK</text:p>
          </table:table-cell>
          <table:table-cell table:formula="of:=SUBSTITUTE(SUBSTITUTE([.A975];&quot;(+15.99)&quot;;&quot;&quot;);&quot;(+57.02)&quot;;&quot;&quot;)" office:value-type="string" office:string-value="NQSLLFK" calcext:value-type="string">
            <text:p>NQSLLFK</text:p>
          </table:table-cell>
          <table:table-cell office:value-type="string" calcext:value-type="string">
            <text:p>QMQLFSK</text:p>
          </table:table-cell>
          <table:table-cell table:formula="of:=SUBSTITUTE(SUBSTITUTE([.C975];&quot;(+15.99)&quot;;&quot;&quot;);&quot;(+57.02)&quot;;&quot;&quot;)" office:value-type="string" office:string-value="QMQLFSK" calcext:value-type="string">
            <text:p>QMQLFSK</text:p>
          </table:table-cell>
        </table:table-row>
        <table:table-row table:style-name="ro2">
          <table:table-cell office:value-type="string" calcext:value-type="string">
            <text:p>RVC(+57.02)KGPM(+15.99)PK</text:p>
          </table:table-cell>
          <table:table-cell table:formula="of:=SUBSTITUTE(SUBSTITUTE([.A976];&quot;(+15.99)&quot;;&quot;&quot;);&quot;(+57.02)&quot;;&quot;&quot;)" office:value-type="string" office:string-value="RVCKGPMPK" calcext:value-type="string">
            <text:p>RVCKGPMPK</text:p>
          </table:table-cell>
          <table:table-cell office:value-type="string" calcext:value-type="string">
            <text:p>EWVLSDPC(+57.02)TSC(+57.02)GNGRK</text:p>
          </table:table-cell>
          <table:table-cell table:formula="of:=SUBSTITUTE(SUBSTITUTE([.C976];&quot;(+15.99)&quot;;&quot;&quot;);&quot;(+57.02)&quot;;&quot;&quot;)" office:value-type="string" office:string-value="EWVLSDPCTSCGNGRK" calcext:value-type="string">
            <text:p>EWVLSDPCTSCGNGRK</text:p>
          </table:table-cell>
        </table:table-row>
        <table:table-row table:style-name="ro1">
          <table:table-cell office:value-type="string" calcext:value-type="string">
            <text:p>QFVPALEAADARR</text:p>
          </table:table-cell>
          <table:table-cell table:formula="of:=SUBSTITUTE(SUBSTITUTE([.A977];&quot;(+15.99)&quot;;&quot;&quot;);&quot;(+57.02)&quot;;&quot;&quot;)" office:value-type="string" office:string-value="QFVPALEAADARR" calcext:value-type="string">
            <text:p>QFVPALEAADARR</text:p>
          </table:table-cell>
          <table:table-cell office:value-type="string" calcext:value-type="string">
            <text:p>ESETPM(+15.99)PLMLR</text:p>
          </table:table-cell>
          <table:table-cell table:formula="of:=SUBSTITUTE(SUBSTITUTE([.C977];&quot;(+15.99)&quot;;&quot;&quot;);&quot;(+57.02)&quot;;&quot;&quot;)" office:value-type="string" office:string-value="ESETPMPLMLR" calcext:value-type="string">
            <text:p>ESETPMPLMLR</text:p>
          </table:table-cell>
        </table:table-row>
        <table:table-row table:style-name="ro2">
          <table:table-cell office:value-type="string" calcext:value-type="string">
            <text:p>EGNPDWDAR</text:p>
          </table:table-cell>
          <table:table-cell table:formula="of:=SUBSTITUTE(SUBSTITUTE([.A978];&quot;(+15.99)&quot;;&quot;&quot;);&quot;(+57.02)&quot;;&quot;&quot;)" office:value-type="string" office:string-value="EGNPDWDAR" calcext:value-type="string">
            <text:p>EGNPDWDAR</text:p>
          </table:table-cell>
          <table:table-cell office:value-type="string" calcext:value-type="string">
            <text:p>WPSLTVSTVKREPR</text:p>
          </table:table-cell>
          <table:table-cell table:formula="of:=SUBSTITUTE(SUBSTITUTE([.C978];&quot;(+15.99)&quot;;&quot;&quot;);&quot;(+57.02)&quot;;&quot;&quot;)" office:value-type="string" office:string-value="WPSLTVSTVKREPR" calcext:value-type="string">
            <text:p>WPSLTVSTVKREPR</text:p>
          </table:table-cell>
        </table:table-row>
        <table:table-row table:style-name="ro2">
          <table:table-cell office:value-type="string" calcext:value-type="string">
            <text:p>DPGFPDVQLVSK</text:p>
          </table:table-cell>
          <table:table-cell table:formula="of:=SUBSTITUTE(SUBSTITUTE([.A979];&quot;(+15.99)&quot;;&quot;&quot;);&quot;(+57.02)&quot;;&quot;&quot;)" office:value-type="string" office:string-value="DPGFPDVQLVSK" calcext:value-type="string">
            <text:p>DPGFPDVQLVSK</text:p>
          </table:table-cell>
          <table:table-cell office:value-type="string" calcext:value-type="string">
            <text:p>LVYSRYAGSELK</text:p>
          </table:table-cell>
          <table:table-cell table:formula="of:=SUBSTITUTE(SUBSTITUTE([.C979];&quot;(+15.99)&quot;;&quot;&quot;);&quot;(+57.02)&quot;;&quot;&quot;)" office:value-type="string" office:string-value="LVYSRYAGSELK" calcext:value-type="string">
            <text:p>LVYSRYAGSELK</text:p>
          </table:table-cell>
        </table:table-row>
        <table:table-row table:style-name="ro2">
          <table:table-cell office:value-type="string" calcext:value-type="string">
            <text:p>KLFLTNWAEENK</text:p>
          </table:table-cell>
          <table:table-cell table:formula="of:=SUBSTITUTE(SUBSTITUTE([.A980];&quot;(+15.99)&quot;;&quot;&quot;);&quot;(+57.02)&quot;;&quot;&quot;)" office:value-type="string" office:string-value="KLFLTNWAEENK" calcext:value-type="string">
            <text:p>KLFLTNWAEENK</text:p>
          </table:table-cell>
          <table:table-cell office:value-type="string" calcext:value-type="string">
            <text:p>NVLLVNMLASPEK</text:p>
          </table:table-cell>
          <table:table-cell table:formula="of:=SUBSTITUTE(SUBSTITUTE([.C980];&quot;(+15.99)&quot;;&quot;&quot;);&quot;(+57.02)&quot;;&quot;&quot;)" office:value-type="string" office:string-value="NVLLVNMLASPEK" calcext:value-type="string">
            <text:p>NVLLVNMLASPEK</text:p>
          </table:table-cell>
        </table:table-row>
        <table:table-row table:style-name="ro2">
          <table:table-cell office:value-type="string" calcext:value-type="string">
            <text:p>FHPATM(+15.99)ETM(+15.99)FSPK</text:p>
          </table:table-cell>
          <table:table-cell table:formula="of:=SUBSTITUTE(SUBSTITUTE([.A981];&quot;(+15.99)&quot;;&quot;&quot;);&quot;(+57.02)&quot;;&quot;&quot;)" office:value-type="string" office:string-value="FHPATMETMFSPK" calcext:value-type="string">
            <text:p>FHPATMETMFSPK</text:p>
          </table:table-cell>
          <table:table-cell office:value-type="string" calcext:value-type="string">
            <text:p>MWESANELFSVRPDEK</text:p>
          </table:table-cell>
          <table:table-cell table:formula="of:=SUBSTITUTE(SUBSTITUTE([.C981];&quot;(+15.99)&quot;;&quot;&quot;);&quot;(+57.02)&quot;;&quot;&quot;)" office:value-type="string" office:string-value="MWESANELFSVRPDEK" calcext:value-type="string">
            <text:p>MWESANELFSVRPDEK</text:p>
          </table:table-cell>
        </table:table-row>
        <table:table-row table:style-name="ro1">
          <table:table-cell office:value-type="string" calcext:value-type="string">
            <text:p>KC(+57.02)HLAESVAVTLGPK</text:p>
          </table:table-cell>
          <table:table-cell table:formula="of:=SUBSTITUTE(SUBSTITUTE([.A982];&quot;(+15.99)&quot;;&quot;&quot;);&quot;(+57.02)&quot;;&quot;&quot;)" office:value-type="string" office:string-value="KCHLAESVAVTLGPK" calcext:value-type="string">
            <text:p>KCHLAESVAVTLGPK</text:p>
          </table:table-cell>
          <table:table-cell office:value-type="string" calcext:value-type="string">
            <text:p>GDEMTLAK</text:p>
          </table:table-cell>
          <table:table-cell table:formula="of:=SUBSTITUTE(SUBSTITUTE([.C982];&quot;(+15.99)&quot;;&quot;&quot;);&quot;(+57.02)&quot;;&quot;&quot;)" office:value-type="string" office:string-value="GDEMTLAK" calcext:value-type="string">
            <text:p>GDEMTLAK</text:p>
          </table:table-cell>
        </table:table-row>
        <table:table-row table:style-name="ro2">
          <table:table-cell office:value-type="string" calcext:value-type="string">
            <text:p>AALWDSPLLTKK</text:p>
          </table:table-cell>
          <table:table-cell table:formula="of:=SUBSTITUTE(SUBSTITUTE([.A983];&quot;(+15.99)&quot;;&quot;&quot;);&quot;(+57.02)&quot;;&quot;&quot;)" office:value-type="string" office:string-value="AALWDSPLLTKK" calcext:value-type="string">
            <text:p>AALWDSPLLTKK</text:p>
          </table:table-cell>
          <table:table-cell office:value-type="string" calcext:value-type="string">
            <text:p>SGPELALENPPK</text:p>
          </table:table-cell>
          <table:table-cell table:formula="of:=SUBSTITUTE(SUBSTITUTE([.C983];&quot;(+15.99)&quot;;&quot;&quot;);&quot;(+57.02)&quot;;&quot;&quot;)" office:value-type="string" office:string-value="SGPELALENPPK" calcext:value-type="string">
            <text:p>SGPELALENPPK</text:p>
          </table:table-cell>
        </table:table-row>
        <table:table-row table:style-name="ro1">
          <table:table-cell office:value-type="string" calcext:value-type="string">
            <text:p>LGGDQYVLLSEK</text:p>
          </table:table-cell>
          <table:table-cell table:formula="of:=SUBSTITUTE(SUBSTITUTE([.A984];&quot;(+15.99)&quot;;&quot;&quot;);&quot;(+57.02)&quot;;&quot;&quot;)" office:value-type="string" office:string-value="LGGDQYVLLSEK" calcext:value-type="string">
            <text:p>LGGDQYVLLSEK</text:p>
          </table:table-cell>
          <table:table-cell office:value-type="string" calcext:value-type="string">
            <text:p>SDLNLMK</text:p>
          </table:table-cell>
          <table:table-cell table:formula="of:=SUBSTITUTE(SUBSTITUTE([.C984];&quot;(+15.99)&quot;;&quot;&quot;);&quot;(+57.02)&quot;;&quot;&quot;)" office:value-type="string" office:string-value="SDLNLMK" calcext:value-type="string">
            <text:p>SDLNLMK</text:p>
          </table:table-cell>
        </table:table-row>
        <table:table-row table:style-name="ro2">
          <table:table-cell office:value-type="string" calcext:value-type="string">
            <text:p>QYDTVMDNSTGRRVSEVR</text:p>
          </table:table-cell>
          <table:table-cell table:formula="of:=SUBSTITUTE(SUBSTITUTE([.A985];&quot;(+15.99)&quot;;&quot;&quot;);&quot;(+57.02)&quot;;&quot;&quot;)" office:value-type="string" office:string-value="QYDTVMDNSTGRRVSEVR" calcext:value-type="string">
            <text:p>QYDTVMDNSTGRRVSEVR</text:p>
          </table:table-cell>
          <table:table-cell office:value-type="string" calcext:value-type="string">
            <text:p>MGC(+57.02)QASLDPK</text:p>
          </table:table-cell>
          <table:table-cell table:formula="of:=SUBSTITUTE(SUBSTITUTE([.C985];&quot;(+15.99)&quot;;&quot;&quot;);&quot;(+57.02)&quot;;&quot;&quot;)" office:value-type="string" office:string-value="MGCQASLDPK" calcext:value-type="string">
            <text:p>MGCQASLDPK</text:p>
          </table:table-cell>
        </table:table-row>
        <table:table-row table:style-name="ro2">
          <table:table-cell office:value-type="string" calcext:value-type="string">
            <text:p>FYM(+15.99)VATK</text:p>
          </table:table-cell>
          <table:table-cell table:formula="of:=SUBSTITUTE(SUBSTITUTE([.A986];&quot;(+15.99)&quot;;&quot;&quot;);&quot;(+57.02)&quot;;&quot;&quot;)" office:value-type="string" office:string-value="FYMVATK" calcext:value-type="string">
            <text:p>FYMVATK</text:p>
          </table:table-cell>
          <table:table-cell office:value-type="string" calcext:value-type="string">
            <text:p>FAAMGSPALLAK</text:p>
          </table:table-cell>
          <table:table-cell table:formula="of:=SUBSTITUTE(SUBSTITUTE([.C986];&quot;(+15.99)&quot;;&quot;&quot;);&quot;(+57.02)&quot;;&quot;&quot;)" office:value-type="string" office:string-value="FAAMGSPALLAK" calcext:value-type="string">
            <text:p>FAAMGSPALLAK</text:p>
          </table:table-cell>
        </table:table-row>
        <table:table-row table:style-name="ro1">
          <table:table-cell office:value-type="string" calcext:value-type="string">
            <text:p>KAMGGHTLLDSVSK</text:p>
          </table:table-cell>
          <table:table-cell table:formula="of:=SUBSTITUTE(SUBSTITUTE([.A987];&quot;(+15.99)&quot;;&quot;&quot;);&quot;(+57.02)&quot;;&quot;&quot;)" office:value-type="string" office:string-value="KAMGGHTLLDSVSK" calcext:value-type="string">
            <text:p>KAMGGHTLLDSVSK</text:p>
          </table:table-cell>
          <table:table-cell office:value-type="string" calcext:value-type="string">
            <text:p>RQM(+15.99)VMPFMAR</text:p>
          </table:table-cell>
          <table:table-cell table:formula="of:=SUBSTITUTE(SUBSTITUTE([.C987];&quot;(+15.99)&quot;;&quot;&quot;);&quot;(+57.02)&quot;;&quot;&quot;)" office:value-type="string" office:string-value="RQMVMPFMAR" calcext:value-type="string">
            <text:p>RQMVMPFMAR</text:p>
          </table:table-cell>
        </table:table-row>
        <table:table-row table:style-name="ro1">
          <table:table-cell office:value-type="string" calcext:value-type="string">
            <text:p>C(+57.02)ASLPDFEAVKLGSK</text:p>
          </table:table-cell>
          <table:table-cell table:formula="of:=SUBSTITUTE(SUBSTITUTE([.A988];&quot;(+15.99)&quot;;&quot;&quot;);&quot;(+57.02)&quot;;&quot;&quot;)" office:value-type="string" office:string-value="CASLPDFEAVKLGSK" calcext:value-type="string">
            <text:p>CASLPDFEAVKLGSK</text:p>
          </table:table-cell>
          <table:table-cell office:value-type="string" calcext:value-type="string">
            <text:p>TVNLLAFAPK</text:p>
          </table:table-cell>
          <table:table-cell table:formula="of:=SUBSTITUTE(SUBSTITUTE([.C988];&quot;(+15.99)&quot;;&quot;&quot;);&quot;(+57.02)&quot;;&quot;&quot;)" office:value-type="string" office:string-value="TVNLLAFAPK" calcext:value-type="string">
            <text:p>TVNLLAFAPK</text:p>
          </table:table-cell>
        </table:table-row>
        <table:table-row table:style-name="ro1">
          <table:table-cell office:value-type="string" calcext:value-type="string">
            <text:p>HGVATLVVNR</text:p>
          </table:table-cell>
          <table:table-cell table:formula="of:=SUBSTITUTE(SUBSTITUTE([.A989];&quot;(+15.99)&quot;;&quot;&quot;);&quot;(+57.02)&quot;;&quot;&quot;)" office:value-type="string" office:string-value="HGVATLVVNR" calcext:value-type="string">
            <text:p>HGVATLVVNR</text:p>
          </table:table-cell>
          <table:table-cell office:value-type="string" calcext:value-type="string">
            <text:p>TADNAC(+57.02)WEK</text:p>
          </table:table-cell>
          <table:table-cell table:formula="of:=SUBSTITUTE(SUBSTITUTE([.C989];&quot;(+15.99)&quot;;&quot;&quot;);&quot;(+57.02)&quot;;&quot;&quot;)" office:value-type="string" office:string-value="TADNACWEK" calcext:value-type="string">
            <text:p>TADNACWEK</text:p>
          </table:table-cell>
        </table:table-row>
        <table:table-row table:style-name="ro2">
          <table:table-cell office:value-type="string" calcext:value-type="string">
            <text:p>QSAPLVLEESGSWR</text:p>
          </table:table-cell>
          <table:table-cell table:formula="of:=SUBSTITUTE(SUBSTITUTE([.A990];&quot;(+15.99)&quot;;&quot;&quot;);&quot;(+57.02)&quot;;&quot;&quot;)" office:value-type="string" office:string-value="QSAPLVLEESGSWR" calcext:value-type="string">
            <text:p>QSAPLVLEESGSWR</text:p>
          </table:table-cell>
          <table:table-cell office:value-type="string" calcext:value-type="string">
            <text:p>DKLLVLLSKNHHLR</text:p>
          </table:table-cell>
          <table:table-cell table:formula="of:=SUBSTITUTE(SUBSTITUTE([.C990];&quot;(+15.99)&quot;;&quot;&quot;);&quot;(+57.02)&quot;;&quot;&quot;)" office:value-type="string" office:string-value="DKLLVLLSKNHHLR" calcext:value-type="string">
            <text:p>DKLLVLLSKNHHLR</text:p>
          </table:table-cell>
        </table:table-row>
        <table:table-row table:style-name="ro1">
          <table:table-cell office:value-type="string" calcext:value-type="string">
            <text:p>M(+15.99)C(+57.02)AQELVEASK</text:p>
          </table:table-cell>
          <table:table-cell table:formula="of:=SUBSTITUTE(SUBSTITUTE([.A991];&quot;(+15.99)&quot;;&quot;&quot;);&quot;(+57.02)&quot;;&quot;&quot;)" office:value-type="string" office:string-value="MCAQELVEASK" calcext:value-type="string">
            <text:p>MCAQELVEASK</text:p>
          </table:table-cell>
          <table:table-cell office:value-type="string" calcext:value-type="string">
            <text:p>QLPAEALM(+15.99)LLK</text:p>
          </table:table-cell>
          <table:table-cell table:formula="of:=SUBSTITUTE(SUBSTITUTE([.C991];&quot;(+15.99)&quot;;&quot;&quot;);&quot;(+57.02)&quot;;&quot;&quot;)" office:value-type="string" office:string-value="QLPAEALMLLK" calcext:value-type="string">
            <text:p>QLPAEALMLLK</text:p>
          </table:table-cell>
        </table:table-row>
        <table:table-row table:style-name="ro2">
          <table:table-cell office:value-type="string" calcext:value-type="string">
            <text:p>QMM(+15.99)M(+15.99)GLAEEVLSGR</text:p>
          </table:table-cell>
          <table:table-cell table:formula="of:=SUBSTITUTE(SUBSTITUTE([.A992];&quot;(+15.99)&quot;;&quot;&quot;);&quot;(+57.02)&quot;;&quot;&quot;)" office:value-type="string" office:string-value="QMMMGLAEEVLSGR" calcext:value-type="string">
            <text:p>QMMMGLAEEVLSGR</text:p>
          </table:table-cell>
          <table:table-cell office:value-type="string" calcext:value-type="string">
            <text:p>QC(+57.02)NMWALMAVEEK</text:p>
          </table:table-cell>
          <table:table-cell table:formula="of:=SUBSTITUTE(SUBSTITUTE([.C992];&quot;(+15.99)&quot;;&quot;&quot;);&quot;(+57.02)&quot;;&quot;&quot;)" office:value-type="string" office:string-value="QCNMWALMAVEEK" calcext:value-type="string">
            <text:p>QCNMWALMAVEEK</text:p>
          </table:table-cell>
        </table:table-row>
        <table:table-row table:style-name="ro2">
          <table:table-cell office:value-type="string" calcext:value-type="string">
            <text:p>KGSYVQHDASFK</text:p>
          </table:table-cell>
          <table:table-cell table:formula="of:=SUBSTITUTE(SUBSTITUTE([.A993];&quot;(+15.99)&quot;;&quot;&quot;);&quot;(+57.02)&quot;;&quot;&quot;)" office:value-type="string" office:string-value="KGSYVQHDASFK" calcext:value-type="string">
            <text:p>KGSYVQHDASFK</text:p>
          </table:table-cell>
          <table:table-cell office:value-type="string" calcext:value-type="string">
            <text:p>SANC(+57.02)PWEEDLQR</text:p>
          </table:table-cell>
          <table:table-cell table:formula="of:=SUBSTITUTE(SUBSTITUTE([.C993];&quot;(+15.99)&quot;;&quot;&quot;);&quot;(+57.02)&quot;;&quot;&quot;)" office:value-type="string" office:string-value="SANCPWEEDLQR" calcext:value-type="string">
            <text:p>SANCPWEEDLQR</text:p>
          </table:table-cell>
        </table:table-row>
        <table:table-row table:style-name="ro2">
          <table:table-cell office:value-type="string" calcext:value-type="string">
            <text:p>RHHLENNGELM(+15.99)NASDTFLR</text:p>
          </table:table-cell>
          <table:table-cell table:formula="of:=SUBSTITUTE(SUBSTITUTE([.A994];&quot;(+15.99)&quot;;&quot;&quot;);&quot;(+57.02)&quot;;&quot;&quot;)" office:value-type="string" office:string-value="RHHLENNGELMNASDTFLR" calcext:value-type="string">
            <text:p>RHHLENNGELMNASDTFLR</text:p>
          </table:table-cell>
          <table:table-cell office:value-type="string" calcext:value-type="string">
            <text:p>YPTVVSEELWEWSLK</text:p>
          </table:table-cell>
          <table:table-cell table:formula="of:=SUBSTITUTE(SUBSTITUTE([.C994];&quot;(+15.99)&quot;;&quot;&quot;);&quot;(+57.02)&quot;;&quot;&quot;)" office:value-type="string" office:string-value="YPTVVSEELWEWSLK" calcext:value-type="string">
            <text:p>YPTVVSEELWEWSLK</text:p>
          </table:table-cell>
        </table:table-row>
        <table:table-row table:style-name="ro2">
          <table:table-cell office:value-type="string" calcext:value-type="string">
            <text:p>EEAVLDYHM(+15.99)YLVPSK</text:p>
          </table:table-cell>
          <table:table-cell table:formula="of:=SUBSTITUTE(SUBSTITUTE([.A995];&quot;(+15.99)&quot;;&quot;&quot;);&quot;(+57.02)&quot;;&quot;&quot;)" office:value-type="string" office:string-value="EEAVLDYHMYLVPSK" calcext:value-type="string">
            <text:p>EEAVLDYHMYLVPSK</text:p>
          </table:table-cell>
          <table:table-cell office:value-type="string" calcext:value-type="string">
            <text:p>TGAGGLLLPDSAK</text:p>
          </table:table-cell>
          <table:table-cell table:formula="of:=SUBSTITUTE(SUBSTITUTE([.C995];&quot;(+15.99)&quot;;&quot;&quot;);&quot;(+57.02)&quot;;&quot;&quot;)" office:value-type="string" office:string-value="TGAGGLLLPDSAK" calcext:value-type="string">
            <text:p>TGAGGLLLPDSAK</text:p>
          </table:table-cell>
        </table:table-row>
        <table:table-row table:style-name="ro2">
          <table:table-cell office:value-type="string" calcext:value-type="string">
            <text:p>NMPSDALVVNK</text:p>
          </table:table-cell>
          <table:table-cell table:formula="of:=SUBSTITUTE(SUBSTITUTE([.A996];&quot;(+15.99)&quot;;&quot;&quot;);&quot;(+57.02)&quot;;&quot;&quot;)" office:value-type="string" office:string-value="NMPSDALVVNK" calcext:value-type="string">
            <text:p>NMPSDALVVNK</text:p>
          </table:table-cell>
          <table:table-cell office:value-type="string" calcext:value-type="string">
            <text:p>DFKAGQVLTTAAQSR</text:p>
          </table:table-cell>
          <table:table-cell table:formula="of:=SUBSTITUTE(SUBSTITUTE([.C996];&quot;(+15.99)&quot;;&quot;&quot;);&quot;(+57.02)&quot;;&quot;&quot;)" office:value-type="string" office:string-value="DFKAGQVLTTAAQSR" calcext:value-type="string">
            <text:p>DFKAGQVLTTAAQSR</text:p>
          </table:table-cell>
        </table:table-row>
        <table:table-row table:style-name="ro2">
          <table:table-cell office:value-type="string" calcext:value-type="string">
            <text:p>SEKFDESLSKAK</text:p>
          </table:table-cell>
          <table:table-cell table:formula="of:=SUBSTITUTE(SUBSTITUTE([.A997];&quot;(+15.99)&quot;;&quot;&quot;);&quot;(+57.02)&quot;;&quot;&quot;)" office:value-type="string" office:string-value="SEKFDESLSKAK" calcext:value-type="string">
            <text:p>SEKFDESLSKAK</text:p>
          </table:table-cell>
          <table:table-cell office:value-type="string" calcext:value-type="string">
            <text:p>EWLNPENTM(+15.99)YSAK</text:p>
          </table:table-cell>
          <table:table-cell table:formula="of:=SUBSTITUTE(SUBSTITUTE([.C997];&quot;(+15.99)&quot;;&quot;&quot;);&quot;(+57.02)&quot;;&quot;&quot;)" office:value-type="string" office:string-value="EWLNPENTMYSAK" calcext:value-type="string">
            <text:p>EWLNPENTMYSAK</text:p>
          </table:table-cell>
        </table:table-row>
        <table:table-row table:style-name="ro1">
          <table:table-cell office:value-type="string" calcext:value-type="string">
            <text:p>LLNEQWLQEGDVPR</text:p>
          </table:table-cell>
          <table:table-cell table:formula="of:=SUBSTITUTE(SUBSTITUTE([.A998];&quot;(+15.99)&quot;;&quot;&quot;);&quot;(+57.02)&quot;;&quot;&quot;)" office:value-type="string" office:string-value="LLNEQWLQEGDVPR" calcext:value-type="string">
            <text:p>LLNEQWLQEGDVPR</text:p>
          </table:table-cell>
          <table:table-cell office:value-type="string" calcext:value-type="string">
            <text:p>QSGLLFALLR</text:p>
          </table:table-cell>
          <table:table-cell table:formula="of:=SUBSTITUTE(SUBSTITUTE([.C998];&quot;(+15.99)&quot;;&quot;&quot;);&quot;(+57.02)&quot;;&quot;&quot;)" office:value-type="string" office:string-value="QSGLLFALLR" calcext:value-type="string">
            <text:p>QSGLLFALLR</text:p>
          </table:table-cell>
        </table:table-row>
        <table:table-row table:style-name="ro2">
          <table:table-cell office:value-type="string" calcext:value-type="string">
            <text:p>NNVLDEPYLVMLVQK</text:p>
          </table:table-cell>
          <table:table-cell table:formula="of:=SUBSTITUTE(SUBSTITUTE([.A999];&quot;(+15.99)&quot;;&quot;&quot;);&quot;(+57.02)&quot;;&quot;&quot;)" office:value-type="string" office:string-value="NNVLDEPYLVMLVQK" calcext:value-type="string">
            <text:p>NNVLDEPYLVMLVQK</text:p>
          </table:table-cell>
          <table:table-cell office:value-type="string" calcext:value-type="string">
            <text:p>NVDVVNC(+57.02)SFLAK</text:p>
          </table:table-cell>
          <table:table-cell table:formula="of:=SUBSTITUTE(SUBSTITUTE([.C999];&quot;(+15.99)&quot;;&quot;&quot;);&quot;(+57.02)&quot;;&quot;&quot;)" office:value-type="string" office:string-value="NVDVVNCSFLAK" calcext:value-type="string">
            <text:p>NVDVVNCSFLAK</text:p>
          </table:table-cell>
        </table:table-row>
        <table:table-row table:style-name="ro2">
          <table:table-cell office:value-type="string" calcext:value-type="string">
            <text:p>YMVAVLR</text:p>
          </table:table-cell>
          <table:table-cell table:formula="of:=SUBSTITUTE(SUBSTITUTE([.A1000];&quot;(+15.99)&quot;;&quot;&quot;);&quot;(+57.02)&quot;;&quot;&quot;)" office:value-type="string" office:string-value="YMVAVLR" calcext:value-type="string">
            <text:p>YMVAVLR</text:p>
          </table:table-cell>
          <table:table-cell office:value-type="string" calcext:value-type="string">
            <text:p>EC(+57.02)VEVAKALLNK</text:p>
          </table:table-cell>
          <table:table-cell table:formula="of:=SUBSTITUTE(SUBSTITUTE([.C1000];&quot;(+15.99)&quot;;&quot;&quot;);&quot;(+57.02)&quot;;&quot;&quot;)" office:value-type="string" office:string-value="ECVEVAKALLNK" calcext:value-type="string">
            <text:p>ECVEVAKALLNK</text:p>
          </table:table-cell>
        </table:table-row>
        <table:table-row table:style-name="ro2">
          <table:table-cell office:value-type="string" calcext:value-type="string">
            <text:p>EWWC(+57.02)PTDM(+15.99)LSLR</text:p>
          </table:table-cell>
          <table:table-cell table:formula="of:=SUBSTITUTE(SUBSTITUTE([.A1001];&quot;(+15.99)&quot;;&quot;&quot;);&quot;(+57.02)&quot;;&quot;&quot;)" office:value-type="string" office:string-value="EWWCPTDMLSLR" calcext:value-type="string">
            <text:p>EWWCPTDMLSLR</text:p>
          </table:table-cell>
          <table:table-cell office:value-type="string" calcext:value-type="string">
            <text:p>APANVNALDQVK</text:p>
          </table:table-cell>
          <table:table-cell table:formula="of:=SUBSTITUTE(SUBSTITUTE([.C1001];&quot;(+15.99)&quot;;&quot;&quot;);&quot;(+57.02)&quot;;&quot;&quot;)" office:value-type="string" office:string-value="APANVNALDQVK" calcext:value-type="string">
            <text:p>APANVNALDQVK</text:p>
          </table:table-cell>
        </table:table-row>
        <table:table-row table:style-name="ro2">
          <table:table-cell office:value-type="string" calcext:value-type="string">
            <text:p>SDGVLNVAGER</text:p>
          </table:table-cell>
          <table:table-cell table:formula="of:=SUBSTITUTE(SUBSTITUTE([.A1002];&quot;(+15.99)&quot;;&quot;&quot;);&quot;(+57.02)&quot;;&quot;&quot;)" office:value-type="string" office:string-value="SDGVLNVAGER" calcext:value-type="string">
            <text:p>SDGVLNVAGER</text:p>
          </table:table-cell>
          <table:table-cell office:value-type="string" calcext:value-type="string">
            <text:p>QGFFDNESALFNPK</text:p>
          </table:table-cell>
          <table:table-cell table:formula="of:=SUBSTITUTE(SUBSTITUTE([.C1002];&quot;(+15.99)&quot;;&quot;&quot;);&quot;(+57.02)&quot;;&quot;&quot;)" office:value-type="string" office:string-value="QGFFDNESALFNPK" calcext:value-type="string">
            <text:p>QGFFDNESALFNPK</text:p>
          </table:table-cell>
        </table:table-row>
        <table:table-row table:style-name="ro2">
          <table:table-cell office:value-type="string" calcext:value-type="string">
            <text:p>EMWLSNM(+15.99)GVVR</text:p>
          </table:table-cell>
          <table:table-cell table:formula="of:=SUBSTITUTE(SUBSTITUTE([.A1003];&quot;(+15.99)&quot;;&quot;&quot;);&quot;(+57.02)&quot;;&quot;&quot;)" office:value-type="string" office:string-value="EMWLSNMGVVR" calcext:value-type="string">
            <text:p>EMWLSNMGVVR</text:p>
          </table:table-cell>
          <table:table-cell office:value-type="string" calcext:value-type="string">
            <text:p>SSQQWFAHAMAHK</text:p>
          </table:table-cell>
          <table:table-cell table:formula="of:=SUBSTITUTE(SUBSTITUTE([.C1003];&quot;(+15.99)&quot;;&quot;&quot;);&quot;(+57.02)&quot;;&quot;&quot;)" office:value-type="string" office:string-value="SSQQWFAHAMAHK" calcext:value-type="string">
            <text:p>SSQQWFAHAMAHK</text:p>
          </table:table-cell>
        </table:table-row>
        <table:table-row table:style-name="ro1">
          <table:table-cell office:value-type="string" calcext:value-type="string">
            <text:p>LRPALEAWAETK</text:p>
          </table:table-cell>
          <table:table-cell table:formula="of:=SUBSTITUTE(SUBSTITUTE([.A1004];&quot;(+15.99)&quot;;&quot;&quot;);&quot;(+57.02)&quot;;&quot;&quot;)" office:value-type="string" office:string-value="LRPALEAWAETK" calcext:value-type="string">
            <text:p>LRPALEAWAETK</text:p>
          </table:table-cell>
          <table:table-cell office:value-type="string" calcext:value-type="string">
            <text:p>TQPEVGDVEK</text:p>
          </table:table-cell>
          <table:table-cell table:formula="of:=SUBSTITUTE(SUBSTITUTE([.C1004];&quot;(+15.99)&quot;;&quot;&quot;);&quot;(+57.02)&quot;;&quot;&quot;)" office:value-type="string" office:string-value="TQPEVGDVEK" calcext:value-type="string">
            <text:p>TQPEVGDVEK</text:p>
          </table:table-cell>
        </table:table-row>
        <table:table-row table:style-name="ro2">
          <table:table-cell office:value-type="string" calcext:value-type="string">
            <text:p>HEVALGQSKNMFLGR</text:p>
          </table:table-cell>
          <table:table-cell table:formula="of:=SUBSTITUTE(SUBSTITUTE([.A1005];&quot;(+15.99)&quot;;&quot;&quot;);&quot;(+57.02)&quot;;&quot;&quot;)" office:value-type="string" office:string-value="HEVALGQSKNMFLGR" calcext:value-type="string">
            <text:p>HEVALGQSKNMFLGR</text:p>
          </table:table-cell>
          <table:table-cell office:value-type="string" calcext:value-type="string">
            <text:p>C(+57.02)AHLWDADM(+15.99)LK</text:p>
          </table:table-cell>
          <table:table-cell table:formula="of:=SUBSTITUTE(SUBSTITUTE([.C1005];&quot;(+15.99)&quot;;&quot;&quot;);&quot;(+57.02)&quot;;&quot;&quot;)" office:value-type="string" office:string-value="CAHLWDADMLK" calcext:value-type="string">
            <text:p>CAHLWDADMLK</text:p>
          </table:table-cell>
        </table:table-row>
        <table:table-row table:style-name="ro2">
          <table:table-cell office:value-type="string" calcext:value-type="string">
            <text:p>ELNATMKPNNPK</text:p>
          </table:table-cell>
          <table:table-cell table:formula="of:=SUBSTITUTE(SUBSTITUTE([.A1006];&quot;(+15.99)&quot;;&quot;&quot;);&quot;(+57.02)&quot;;&quot;&quot;)" office:value-type="string" office:string-value="ELNATMKPNNPK" calcext:value-type="string">
            <text:p>ELNATMKPNNPK</text:p>
          </table:table-cell>
          <table:table-cell office:value-type="string" calcext:value-type="string">
            <text:p>QM(+15.99)NAGTEC(+57.02)LLSGWKSGR</text:p>
          </table:table-cell>
          <table:table-cell table:formula="of:=SUBSTITUTE(SUBSTITUTE([.C1006];&quot;(+15.99)&quot;;&quot;&quot;);&quot;(+57.02)&quot;;&quot;&quot;)" office:value-type="string" office:string-value="QMNAGTECLLSGWKSGR" calcext:value-type="string">
            <text:p>QMNAGTECLLSGWKSGR</text:p>
          </table:table-cell>
        </table:table-row>
        <table:table-row table:style-name="ro2">
          <table:table-cell office:value-type="string" calcext:value-type="string">
            <text:p>HC(+57.02)PLPTPR</text:p>
          </table:table-cell>
          <table:table-cell table:formula="of:=SUBSTITUTE(SUBSTITUTE([.A1007];&quot;(+15.99)&quot;;&quot;&quot;);&quot;(+57.02)&quot;;&quot;&quot;)" office:value-type="string" office:string-value="HCPLPTPR" calcext:value-type="string">
            <text:p>HCPLPTPR</text:p>
          </table:table-cell>
          <table:table-cell office:value-type="string" calcext:value-type="string">
            <text:p>QTRVVM(+15.99)LFLSEEFK</text:p>
          </table:table-cell>
          <table:table-cell table:formula="of:=SUBSTITUTE(SUBSTITUTE([.C1007];&quot;(+15.99)&quot;;&quot;&quot;);&quot;(+57.02)&quot;;&quot;&quot;)" office:value-type="string" office:string-value="QTRVVMLFLSEEFK" calcext:value-type="string">
            <text:p>QTRVVMLFLSEEFK</text:p>
          </table:table-cell>
        </table:table-row>
        <table:table-row table:style-name="ro1">
          <table:table-cell office:value-type="string" calcext:value-type="string">
            <text:p>EYAVADAVSHK</text:p>
          </table:table-cell>
          <table:table-cell table:formula="of:=SUBSTITUTE(SUBSTITUTE([.A1008];&quot;(+15.99)&quot;;&quot;&quot;);&quot;(+57.02)&quot;;&quot;&quot;)" office:value-type="string" office:string-value="EYAVADAVSHK" calcext:value-type="string">
            <text:p>EYAVADAVSHK</text:p>
          </table:table-cell>
          <table:table-cell office:value-type="string" calcext:value-type="string">
            <text:p>KNTKDPLK</text:p>
          </table:table-cell>
          <table:table-cell table:formula="of:=SUBSTITUTE(SUBSTITUTE([.C1008];&quot;(+15.99)&quot;;&quot;&quot;);&quot;(+57.02)&quot;;&quot;&quot;)" office:value-type="string" office:string-value="KNTKDPLK" calcext:value-type="string">
            <text:p>KNTKDPLK</text:p>
          </table:table-cell>
        </table:table-row>
        <table:table-row table:style-name="ro2">
          <table:table-cell office:value-type="string" calcext:value-type="string">
            <text:p>M(+15.99)ENEDLVLK</text:p>
          </table:table-cell>
          <table:table-cell table:formula="of:=SUBSTITUTE(SUBSTITUTE([.A1009];&quot;(+15.99)&quot;;&quot;&quot;);&quot;(+57.02)&quot;;&quot;&quot;)" office:value-type="string" office:string-value="MENEDLVLK" calcext:value-type="string">
            <text:p>MENEDLVLK</text:p>
          </table:table-cell>
          <table:table-cell office:value-type="string" calcext:value-type="string">
            <text:p>WEAAKAATPSPEPEAAR</text:p>
          </table:table-cell>
          <table:table-cell table:formula="of:=SUBSTITUTE(SUBSTITUTE([.C1009];&quot;(+15.99)&quot;;&quot;&quot;);&quot;(+57.02)&quot;;&quot;&quot;)" office:value-type="string" office:string-value="WEAAKAATPSPEPEAAR" calcext:value-type="string">
            <text:p>WEAAKAATPSPEPEAAR</text:p>
          </table:table-cell>
        </table:table-row>
        <table:table-row table:style-name="ro2">
          <table:table-cell office:value-type="string" calcext:value-type="string">
            <text:p>ENM(+15.99)SYTM(+15.99)R</text:p>
          </table:table-cell>
          <table:table-cell table:formula="of:=SUBSTITUTE(SUBSTITUTE([.A1010];&quot;(+15.99)&quot;;&quot;&quot;);&quot;(+57.02)&quot;;&quot;&quot;)" office:value-type="string" office:string-value="ENMSYTMR" calcext:value-type="string">
            <text:p>ENMSYTMR</text:p>
          </table:table-cell>
          <table:table-cell office:value-type="string" calcext:value-type="string">
            <text:p>QRM(+15.99)DM(+15.99)ADEVASLK</text:p>
          </table:table-cell>
          <table:table-cell table:formula="of:=SUBSTITUTE(SUBSTITUTE([.C1010];&quot;(+15.99)&quot;;&quot;&quot;);&quot;(+57.02)&quot;;&quot;&quot;)" office:value-type="string" office:string-value="QRMDMADEVASLK" calcext:value-type="string">
            <text:p>QRMDMADEVASLK</text:p>
          </table:table-cell>
        </table:table-row>
        <table:table-row table:style-name="ro2">
          <table:table-cell office:value-type="string" calcext:value-type="string">
            <text:p>QQDSTSLEHLLK</text:p>
          </table:table-cell>
          <table:table-cell table:formula="of:=SUBSTITUTE(SUBSTITUTE([.A1011];&quot;(+15.99)&quot;;&quot;&quot;);&quot;(+57.02)&quot;;&quot;&quot;)" office:value-type="string" office:string-value="QQDSTSLEHLLK" calcext:value-type="string">
            <text:p>QQDSTSLEHLLK</text:p>
          </table:table-cell>
          <table:table-cell office:value-type="string" calcext:value-type="string">
            <text:p>DSPALALAGDPPK</text:p>
          </table:table-cell>
          <table:table-cell table:formula="of:=SUBSTITUTE(SUBSTITUTE([.C1011];&quot;(+15.99)&quot;;&quot;&quot;);&quot;(+57.02)&quot;;&quot;&quot;)" office:value-type="string" office:string-value="DSPALALAGDPPK" calcext:value-type="string">
            <text:p>DSPALALAGDPPK</text:p>
          </table:table-cell>
        </table:table-row>
        <table:table-row table:style-name="ro1">
          <table:table-cell office:value-type="string" calcext:value-type="string">
            <text:p>HNVPLER</text:p>
          </table:table-cell>
          <table:table-cell table:formula="of:=SUBSTITUTE(SUBSTITUTE([.A1012];&quot;(+15.99)&quot;;&quot;&quot;);&quot;(+57.02)&quot;;&quot;&quot;)" office:value-type="string" office:string-value="HNVPLER" calcext:value-type="string">
            <text:p>HNVPLER</text:p>
          </table:table-cell>
          <table:table-cell office:value-type="string" calcext:value-type="string">
            <text:p>EM(+15.99)VWLAK</text:p>
          </table:table-cell>
          <table:table-cell table:formula="of:=SUBSTITUTE(SUBSTITUTE([.C1012];&quot;(+15.99)&quot;;&quot;&quot;);&quot;(+57.02)&quot;;&quot;&quot;)" office:value-type="string" office:string-value="EMVWLAK" calcext:value-type="string">
            <text:p>EMVWLAK</text:p>
          </table:table-cell>
        </table:table-row>
        <table:table-row table:style-name="ro1">
          <table:table-cell office:value-type="string" calcext:value-type="string">
            <text:p>YNGAAM(+15.99)ATPK</text:p>
          </table:table-cell>
          <table:table-cell table:formula="of:=SUBSTITUTE(SUBSTITUTE([.A1013];&quot;(+15.99)&quot;;&quot;&quot;);&quot;(+57.02)&quot;;&quot;&quot;)" office:value-type="string" office:string-value="YNGAAMATPK" calcext:value-type="string">
            <text:p>YNGAAMATPK</text:p>
          </table:table-cell>
          <table:table-cell office:value-type="string" calcext:value-type="string">
            <text:p>MWGAVPSFK</text:p>
          </table:table-cell>
          <table:table-cell table:formula="of:=SUBSTITUTE(SUBSTITUTE([.C1013];&quot;(+15.99)&quot;;&quot;&quot;);&quot;(+57.02)&quot;;&quot;&quot;)" office:value-type="string" office:string-value="MWGAVPSFK" calcext:value-type="string">
            <text:p>MWGAVPSFK</text:p>
          </table:table-cell>
        </table:table-row>
        <table:table-row table:style-name="ro2">
          <table:table-cell office:value-type="string" calcext:value-type="string">
            <text:p>EEDYAPTQHTK</text:p>
          </table:table-cell>
          <table:table-cell table:formula="of:=SUBSTITUTE(SUBSTITUTE([.A1014];&quot;(+15.99)&quot;;&quot;&quot;);&quot;(+57.02)&quot;;&quot;&quot;)" office:value-type="string" office:string-value="EEDYAPTQHTK" calcext:value-type="string">
            <text:p>EEDYAPTQHTK</text:p>
          </table:table-cell>
          <table:table-cell office:value-type="string" calcext:value-type="string">
            <text:p>HSSEQLQVDDQR</text:p>
          </table:table-cell>
          <table:table-cell table:formula="of:=SUBSTITUTE(SUBSTITUTE([.C1014];&quot;(+15.99)&quot;;&quot;&quot;);&quot;(+57.02)&quot;;&quot;&quot;)" office:value-type="string" office:string-value="HSSEQLQVDDQR" calcext:value-type="string">
            <text:p>HSSEQLQVDDQR</text:p>
          </table:table-cell>
        </table:table-row>
        <table:table-row table:style-name="ro2">
          <table:table-cell office:value-type="string" calcext:value-type="string">
            <text:p>SPPGALLTLSK</text:p>
          </table:table-cell>
          <table:table-cell table:formula="of:=SUBSTITUTE(SUBSTITUTE([.A1015];&quot;(+15.99)&quot;;&quot;&quot;);&quot;(+57.02)&quot;;&quot;&quot;)" office:value-type="string" office:string-value="SPPGALLTLSK" calcext:value-type="string">
            <text:p>SPPGALLTLSK</text:p>
          </table:table-cell>
          <table:table-cell office:value-type="string" calcext:value-type="string">
            <text:p>ADPERLLLPDEFQK</text:p>
          </table:table-cell>
          <table:table-cell table:formula="of:=SUBSTITUTE(SUBSTITUTE([.C1015];&quot;(+15.99)&quot;;&quot;&quot;);&quot;(+57.02)&quot;;&quot;&quot;)" office:value-type="string" office:string-value="ADPERLLLPDEFQK" calcext:value-type="string">
            <text:p>ADPERLLLPDEFQK</text:p>
          </table:table-cell>
        </table:table-row>
        <table:table-row table:style-name="ro2">
          <table:table-cell office:value-type="string" calcext:value-type="string">
            <text:p>KEAM(+15.99)KLTDQK</text:p>
          </table:table-cell>
          <table:table-cell table:formula="of:=SUBSTITUTE(SUBSTITUTE([.A1016];&quot;(+15.99)&quot;;&quot;&quot;);&quot;(+57.02)&quot;;&quot;&quot;)" office:value-type="string" office:string-value="KEAMKLTDQK" calcext:value-type="string">
            <text:p>KEAMKLTDQK</text:p>
          </table:table-cell>
          <table:table-cell office:value-type="string" calcext:value-type="string">
            <text:p>KMTLANQAPKPK</text:p>
          </table:table-cell>
          <table:table-cell table:formula="of:=SUBSTITUTE(SUBSTITUTE([.C1016];&quot;(+15.99)&quot;;&quot;&quot;);&quot;(+57.02)&quot;;&quot;&quot;)" office:value-type="string" office:string-value="KMTLANQAPKPK" calcext:value-type="string">
            <text:p>KMTLANQAPKPK</text:p>
          </table:table-cell>
        </table:table-row>
        <table:table-row table:style-name="ro1">
          <table:table-cell office:value-type="string" calcext:value-type="string">
            <text:p>QWEALEK</text:p>
          </table:table-cell>
          <table:table-cell table:formula="of:=SUBSTITUTE(SUBSTITUTE([.A1017];&quot;(+15.99)&quot;;&quot;&quot;);&quot;(+57.02)&quot;;&quot;&quot;)" office:value-type="string" office:string-value="QWEALEK" calcext:value-type="string">
            <text:p>QWEALEK</text:p>
          </table:table-cell>
          <table:table-cell office:value-type="string" calcext:value-type="string">
            <text:p>LGDWFMLLSEK</text:p>
          </table:table-cell>
          <table:table-cell table:formula="of:=SUBSTITUTE(SUBSTITUTE([.C1017];&quot;(+15.99)&quot;;&quot;&quot;);&quot;(+57.02)&quot;;&quot;&quot;)" office:value-type="string" office:string-value="LGDWFMLLSEK" calcext:value-type="string">
            <text:p>LGDWFMLLSEK</text:p>
          </table:table-cell>
        </table:table-row>
        <table:table-row table:style-name="ro1">
          <table:table-cell office:value-type="string" calcext:value-type="string">
            <text:p>LPDRLYMLPAVASEVR</text:p>
          </table:table-cell>
          <table:table-cell table:formula="of:=SUBSTITUTE(SUBSTITUTE([.A1018];&quot;(+15.99)&quot;;&quot;&quot;);&quot;(+57.02)&quot;;&quot;&quot;)" office:value-type="string" office:string-value="LPDRLYMLPAVASEVR" calcext:value-type="string">
            <text:p>LPDRLYMLPAVASEVR</text:p>
          </table:table-cell>
          <table:table-cell office:value-type="string" calcext:value-type="string">
            <text:p>TADLLNMPKR</text:p>
          </table:table-cell>
          <table:table-cell table:formula="of:=SUBSTITUTE(SUBSTITUTE([.C1018];&quot;(+15.99)&quot;;&quot;&quot;);&quot;(+57.02)&quot;;&quot;&quot;)" office:value-type="string" office:string-value="TADLLNMPKR" calcext:value-type="string">
            <text:p>TADLLNMPKR</text:p>
          </table:table-cell>
        </table:table-row>
        <table:table-row table:style-name="ro1">
          <table:table-cell office:value-type="string" calcext:value-type="string">
            <text:p>VPNPTDTVFEK</text:p>
          </table:table-cell>
          <table:table-cell table:formula="of:=SUBSTITUTE(SUBSTITUTE([.A1019];&quot;(+15.99)&quot;;&quot;&quot;);&quot;(+57.02)&quot;;&quot;&quot;)" office:value-type="string" office:string-value="VPNPTDTVFEK" calcext:value-type="string">
            <text:p>VPNPTDTVFEK</text:p>
          </table:table-cell>
          <table:table-cell office:value-type="string" calcext:value-type="string">
            <text:p>HTVLLAEDLTR</text:p>
          </table:table-cell>
          <table:table-cell table:formula="of:=SUBSTITUTE(SUBSTITUTE([.C1019];&quot;(+15.99)&quot;;&quot;&quot;);&quot;(+57.02)&quot;;&quot;&quot;)" office:value-type="string" office:string-value="HTVLLAEDLTR" calcext:value-type="string">
            <text:p>HTVLLAEDLTR</text:p>
          </table:table-cell>
        </table:table-row>
        <table:table-row table:style-name="ro2">
          <table:table-cell office:value-type="string" calcext:value-type="string">
            <text:p>KTTETENWLVEK</text:p>
          </table:table-cell>
          <table:table-cell table:formula="of:=SUBSTITUTE(SUBSTITUTE([.A1020];&quot;(+15.99)&quot;;&quot;&quot;);&quot;(+57.02)&quot;;&quot;&quot;)" office:value-type="string" office:string-value="KTTETENWLVEK" calcext:value-type="string">
            <text:p>KTTETENWLVEK</text:p>
          </table:table-cell>
          <table:table-cell office:value-type="string" calcext:value-type="string">
            <text:p>NVPPTTDVFEKR</text:p>
          </table:table-cell>
          <table:table-cell table:formula="of:=SUBSTITUTE(SUBSTITUTE([.C1020];&quot;(+15.99)&quot;;&quot;&quot;);&quot;(+57.02)&quot;;&quot;&quot;)" office:value-type="string" office:string-value="NVPPTTDVFEKR" calcext:value-type="string">
            <text:p>NVPPTTDVFEKR</text:p>
          </table:table-cell>
        </table:table-row>
        <table:table-row table:style-name="ro2">
          <table:table-cell office:value-type="string" calcext:value-type="string">
            <text:p>LDNNC(+57.02)HM(+15.99)R</text:p>
          </table:table-cell>
          <table:table-cell table:formula="of:=SUBSTITUTE(SUBSTITUTE([.A1021];&quot;(+15.99)&quot;;&quot;&quot;);&quot;(+57.02)&quot;;&quot;&quot;)" office:value-type="string" office:string-value="LDNNCHMR" calcext:value-type="string">
            <text:p>LDNNCHMR</text:p>
          </table:table-cell>
          <table:table-cell office:value-type="string" calcext:value-type="string">
            <text:p>QDGM(+15.99)M(+15.99)EVMMK</text:p>
          </table:table-cell>
          <table:table-cell table:formula="of:=SUBSTITUTE(SUBSTITUTE([.C1021];&quot;(+15.99)&quot;;&quot;&quot;);&quot;(+57.02)&quot;;&quot;&quot;)" office:value-type="string" office:string-value="QDGMMEVMMK" calcext:value-type="string">
            <text:p>QDGMMEVMMK</text:p>
          </table:table-cell>
        </table:table-row>
        <table:table-row table:style-name="ro1">
          <table:table-cell office:value-type="string" calcext:value-type="string">
            <text:p>DVSNASKLGLWSK</text:p>
          </table:table-cell>
          <table:table-cell table:formula="of:=SUBSTITUTE(SUBSTITUTE([.A1022];&quot;(+15.99)&quot;;&quot;&quot;);&quot;(+57.02)&quot;;&quot;&quot;)" office:value-type="string" office:string-value="DVSNASKLGLWSK" calcext:value-type="string">
            <text:p>DVSNASKLGLWSK</text:p>
          </table:table-cell>
          <table:table-cell office:value-type="string" calcext:value-type="string">
            <text:p>EMKDLPLK</text:p>
          </table:table-cell>
          <table:table-cell table:formula="of:=SUBSTITUTE(SUBSTITUTE([.C1022];&quot;(+15.99)&quot;;&quot;&quot;);&quot;(+57.02)&quot;;&quot;&quot;)" office:value-type="string" office:string-value="EMKDLPLK" calcext:value-type="string">
            <text:p>EMKDLPLK</text:p>
          </table:table-cell>
        </table:table-row>
        <table:table-row table:style-name="ro1">
          <table:table-cell office:value-type="string" calcext:value-type="string">
            <text:p>KFQQLVM(+15.99)QNSGK</text:p>
          </table:table-cell>
          <table:table-cell table:formula="of:=SUBSTITUTE(SUBSTITUTE([.A1023];&quot;(+15.99)&quot;;&quot;&quot;);&quot;(+57.02)&quot;;&quot;&quot;)" office:value-type="string" office:string-value="KFQQLVMQNSGK" calcext:value-type="string">
            <text:p>KFQQLVMQNSGK</text:p>
          </table:table-cell>
          <table:table-cell office:value-type="string" calcext:value-type="string">
            <text:p>LVKDRGR</text:p>
          </table:table-cell>
          <table:table-cell table:formula="of:=SUBSTITUTE(SUBSTITUTE([.C1023];&quot;(+15.99)&quot;;&quot;&quot;);&quot;(+57.02)&quot;;&quot;&quot;)" office:value-type="string" office:string-value="LVKDRGR" calcext:value-type="string">
            <text:p>LVKDRGR</text:p>
          </table:table-cell>
        </table:table-row>
        <table:table-row table:style-name="ro1">
          <table:table-cell office:value-type="string" calcext:value-type="string">
            <text:p>SSLDSDLESM(+15.99)ALK</text:p>
          </table:table-cell>
          <table:table-cell table:formula="of:=SUBSTITUTE(SUBSTITUTE([.A1024];&quot;(+15.99)&quot;;&quot;&quot;);&quot;(+57.02)&quot;;&quot;&quot;)" office:value-type="string" office:string-value="SSLDSDLESMALK" calcext:value-type="string">
            <text:p>SSLDSDLESMALK</text:p>
          </table:table-cell>
          <table:table-cell office:value-type="string" calcext:value-type="string">
            <text:p>TLLRREADVSR</text:p>
          </table:table-cell>
          <table:table-cell table:formula="of:=SUBSTITUTE(SUBSTITUTE([.C1024];&quot;(+15.99)&quot;;&quot;&quot;);&quot;(+57.02)&quot;;&quot;&quot;)" office:value-type="string" office:string-value="TLLRREADVSR" calcext:value-type="string">
            <text:p>TLLRREADVSR</text:p>
          </table:table-cell>
        </table:table-row>
        <table:table-row table:style-name="ro1">
          <table:table-cell office:value-type="string" calcext:value-type="string">
            <text:p>NLLSEMQDR</text:p>
          </table:table-cell>
          <table:table-cell table:formula="of:=SUBSTITUTE(SUBSTITUTE([.A1025];&quot;(+15.99)&quot;;&quot;&quot;);&quot;(+57.02)&quot;;&quot;&quot;)" office:value-type="string" office:string-value="NLLSEMQDR" calcext:value-type="string">
            <text:p>NLLSEMQDR</text:p>
          </table:table-cell>
          <table:table-cell office:value-type="string" calcext:value-type="string">
            <text:p>LLGPSANHK</text:p>
          </table:table-cell>
          <table:table-cell table:formula="of:=SUBSTITUTE(SUBSTITUTE([.C1025];&quot;(+15.99)&quot;;&quot;&quot;);&quot;(+57.02)&quot;;&quot;&quot;)" office:value-type="string" office:string-value="LLGPSANHK" calcext:value-type="string">
            <text:p>LLGPSANHK</text:p>
          </table:table-cell>
        </table:table-row>
        <table:table-row table:style-name="ro1">
          <table:table-cell office:value-type="string" calcext:value-type="string">
            <text:p>TQPQPLELK</text:p>
          </table:table-cell>
          <table:table-cell table:formula="of:=SUBSTITUTE(SUBSTITUTE([.A1026];&quot;(+15.99)&quot;;&quot;&quot;);&quot;(+57.02)&quot;;&quot;&quot;)" office:value-type="string" office:string-value="TQPQPLELK" calcext:value-type="string">
            <text:p>TQPQPLELK</text:p>
          </table:table-cell>
          <table:table-cell office:value-type="string" calcext:value-type="string">
            <text:p>KVLLSDTWMR</text:p>
          </table:table-cell>
          <table:table-cell table:formula="of:=SUBSTITUTE(SUBSTITUTE([.C1026];&quot;(+15.99)&quot;;&quot;&quot;);&quot;(+57.02)&quot;;&quot;&quot;)" office:value-type="string" office:string-value="KVLLSDTWMR" calcext:value-type="string">
            <text:p>KVLLSDTWMR</text:p>
          </table:table-cell>
        </table:table-row>
        <table:table-row table:style-name="ro2">
          <table:table-cell office:value-type="string" calcext:value-type="string">
            <text:p>NHWNLDVLENLVDLNVYR</text:p>
          </table:table-cell>
          <table:table-cell table:formula="of:=SUBSTITUTE(SUBSTITUTE([.A1027];&quot;(+15.99)&quot;;&quot;&quot;);&quot;(+57.02)&quot;;&quot;&quot;)" office:value-type="string" office:string-value="NHWNLDVLENLVDLNVYR" calcext:value-type="string">
            <text:p>NHWNLDVLENLVDLNVYR</text:p>
          </table:table-cell>
          <table:table-cell office:value-type="string" calcext:value-type="string">
            <text:p>ALLVQDLVKGC(+57.02)DKLAK</text:p>
          </table:table-cell>
          <table:table-cell table:formula="of:=SUBSTITUTE(SUBSTITUTE([.C1027];&quot;(+15.99)&quot;;&quot;&quot;);&quot;(+57.02)&quot;;&quot;&quot;)" office:value-type="string" office:string-value="ALLVQDLVKGCDKLAK" calcext:value-type="string">
            <text:p>ALLVQDLVKGCDKLAK</text:p>
          </table:table-cell>
        </table:table-row>
        <table:table-row table:style-name="ro1">
          <table:table-cell office:value-type="string" calcext:value-type="string">
            <text:p>QSQSASLLLQYAVK</text:p>
          </table:table-cell>
          <table:table-cell table:formula="of:=SUBSTITUTE(SUBSTITUTE([.A1028];&quot;(+15.99)&quot;;&quot;&quot;);&quot;(+57.02)&quot;;&quot;&quot;)" office:value-type="string" office:string-value="QSQSASLLLQYAVK" calcext:value-type="string">
            <text:p>QSQSASLLLQYAVK</text:p>
          </table:table-cell>
          <table:table-cell office:value-type="string" calcext:value-type="string">
            <text:p>AFLVDPVVK</text:p>
          </table:table-cell>
          <table:table-cell table:formula="of:=SUBSTITUTE(SUBSTITUTE([.C1028];&quot;(+15.99)&quot;;&quot;&quot;);&quot;(+57.02)&quot;;&quot;&quot;)" office:value-type="string" office:string-value="AFLVDPVVK" calcext:value-type="string">
            <text:p>AFLVDPVVK</text:p>
          </table:table-cell>
        </table:table-row>
        <table:table-row table:style-name="ro2">
          <table:table-cell office:value-type="string" calcext:value-type="string">
            <text:p>MHYPEGLMPK</text:p>
          </table:table-cell>
          <table:table-cell table:formula="of:=SUBSTITUTE(SUBSTITUTE([.A1029];&quot;(+15.99)&quot;;&quot;&quot;);&quot;(+57.02)&quot;;&quot;&quot;)" office:value-type="string" office:string-value="MHYPEGLMPK" calcext:value-type="string">
            <text:p>MHYPEGLMPK</text:p>
          </table:table-cell>
          <table:table-cell office:value-type="string" calcext:value-type="string">
            <text:p>EVPLNM(+15.99)FSTQM(+15.99)K</text:p>
          </table:table-cell>
          <table:table-cell table:formula="of:=SUBSTITUTE(SUBSTITUTE([.C1029];&quot;(+15.99)&quot;;&quot;&quot;);&quot;(+57.02)&quot;;&quot;&quot;)" office:value-type="string" office:string-value="EVPLNMFSTQMK" calcext:value-type="string">
            <text:p>EVPLNMFSTQMK</text:p>
          </table:table-cell>
        </table:table-row>
        <table:table-row table:style-name="ro1">
          <table:table-cell office:value-type="string" calcext:value-type="string">
            <text:p>VLGLVAGPRASK</text:p>
          </table:table-cell>
          <table:table-cell table:formula="of:=SUBSTITUTE(SUBSTITUTE([.A1030];&quot;(+15.99)&quot;;&quot;&quot;);&quot;(+57.02)&quot;;&quot;&quot;)" office:value-type="string" office:string-value="VLGLVAGPRASK" calcext:value-type="string">
            <text:p>VLGLVAGPRASK</text:p>
          </table:table-cell>
          <table:table-cell office:value-type="string" calcext:value-type="string">
            <text:p>LGC(+57.02)YDFLLSEK</text:p>
          </table:table-cell>
          <table:table-cell table:formula="of:=SUBSTITUTE(SUBSTITUTE([.C1030];&quot;(+15.99)&quot;;&quot;&quot;);&quot;(+57.02)&quot;;&quot;&quot;)" office:value-type="string" office:string-value="LGCYDFLLSEK" calcext:value-type="string">
            <text:p>LGCYDFLLSEK</text:p>
          </table:table-cell>
        </table:table-row>
        <table:table-row table:style-name="ro2">
          <table:table-cell office:value-type="string" calcext:value-type="string">
            <text:p>WYLLSSADSVTVM(+15.99)K</text:p>
          </table:table-cell>
          <table:table-cell table:formula="of:=SUBSTITUTE(SUBSTITUTE([.A1031];&quot;(+15.99)&quot;;&quot;&quot;);&quot;(+57.02)&quot;;&quot;&quot;)" office:value-type="string" office:string-value="WYLLSSADSVTVMK" calcext:value-type="string">
            <text:p>WYLLSSADSVTVMK</text:p>
          </table:table-cell>
          <table:table-cell office:value-type="string" calcext:value-type="string">
            <text:p>NGDPLVLLYSSGYK</text:p>
          </table:table-cell>
          <table:table-cell table:formula="of:=SUBSTITUTE(SUBSTITUTE([.C1031];&quot;(+15.99)&quot;;&quot;&quot;);&quot;(+57.02)&quot;;&quot;&quot;)" office:value-type="string" office:string-value="NGDPLVLLYSSGYK" calcext:value-type="string">
            <text:p>NGDPLVLLYSSGYK</text:p>
          </table:table-cell>
        </table:table-row>
        <table:table-row table:style-name="ro1">
          <table:table-cell office:value-type="string" calcext:value-type="string">
            <text:p>KSDLLDLLMKDPK</text:p>
          </table:table-cell>
          <table:table-cell table:formula="of:=SUBSTITUTE(SUBSTITUTE([.A1032];&quot;(+15.99)&quot;;&quot;&quot;);&quot;(+57.02)&quot;;&quot;&quot;)" office:value-type="string" office:string-value="KSDLLDLLMKDPK" calcext:value-type="string">
            <text:p>KSDLLDLLMKDPK</text:p>
          </table:table-cell>
          <table:table-cell office:value-type="string" calcext:value-type="string">
            <text:p>LAESYC(+57.02)M(+15.99)AGK</text:p>
          </table:table-cell>
          <table:table-cell table:formula="of:=SUBSTITUTE(SUBSTITUTE([.C1032];&quot;(+15.99)&quot;;&quot;&quot;);&quot;(+57.02)&quot;;&quot;&quot;)" office:value-type="string" office:string-value="LAESYCMAGK" calcext:value-type="string">
            <text:p>LAESYCMAGK</text:p>
          </table:table-cell>
        </table:table-row>
        <table:table-row table:style-name="ro2">
          <table:table-cell office:value-type="string" calcext:value-type="string">
            <text:p>C(+57.02)DPQLLNHRTLAK</text:p>
          </table:table-cell>
          <table:table-cell table:formula="of:=SUBSTITUTE(SUBSTITUTE([.A1033];&quot;(+15.99)&quot;;&quot;&quot;);&quot;(+57.02)&quot;;&quot;&quot;)" office:value-type="string" office:string-value="CDPQLLNHRTLAK" calcext:value-type="string">
            <text:p>CDPQLLNHRTLAK</text:p>
          </table:table-cell>
          <table:table-cell office:value-type="string" calcext:value-type="string">
            <text:p>AVTVSAGGDEDLGSLLSKK</text:p>
          </table:table-cell>
          <table:table-cell table:formula="of:=SUBSTITUTE(SUBSTITUTE([.C1033];&quot;(+15.99)&quot;;&quot;&quot;);&quot;(+57.02)&quot;;&quot;&quot;)" office:value-type="string" office:string-value="AVTVSAGGDEDLGSLLSKK" calcext:value-type="string">
            <text:p>AVTVSAGGDEDLGSLLSKK</text:p>
          </table:table-cell>
        </table:table-row>
        <table:table-row table:style-name="ro2">
          <table:table-cell office:value-type="string" calcext:value-type="string">
            <text:p>LYDTC(+57.02)LGC(+57.02)MGPSR</text:p>
          </table:table-cell>
          <table:table-cell table:formula="of:=SUBSTITUTE(SUBSTITUTE([.A1034];&quot;(+15.99)&quot;;&quot;&quot;);&quot;(+57.02)&quot;;&quot;&quot;)" office:value-type="string" office:string-value="LYDTCLGCMGPSR" calcext:value-type="string">
            <text:p>LYDTCLGCMGPSR</text:p>
          </table:table-cell>
          <table:table-cell office:value-type="string" calcext:value-type="string">
            <text:p>SHRQC(+57.02)AVDWTNVELHVLQWR</text:p>
          </table:table-cell>
          <table:table-cell table:formula="of:=SUBSTITUTE(SUBSTITUTE([.C1034];&quot;(+15.99)&quot;;&quot;&quot;);&quot;(+57.02)&quot;;&quot;&quot;)" office:value-type="string" office:string-value="SHRQCAVDWTNVELHVLQWR" calcext:value-type="string">
            <text:p>SHRQCAVDWTNVELHVLQWR</text:p>
          </table:table-cell>
        </table:table-row>
        <table:table-row table:style-name="ro2">
          <table:table-cell office:value-type="string" calcext:value-type="string">
            <text:p>AAKSLLDLTLRLVFR</text:p>
          </table:table-cell>
          <table:table-cell table:formula="of:=SUBSTITUTE(SUBSTITUTE([.A1035];&quot;(+15.99)&quot;;&quot;&quot;);&quot;(+57.02)&quot;;&quot;&quot;)" office:value-type="string" office:string-value="AAKSLLDLTLRLVFR" calcext:value-type="string">
            <text:p>AAKSLLDLTLRLVFR</text:p>
          </table:table-cell>
          <table:table-cell office:value-type="string" calcext:value-type="string">
            <text:p>TTFVSYSSNFLYC(+57.02)HEK</text:p>
          </table:table-cell>
          <table:table-cell table:formula="of:=SUBSTITUTE(SUBSTITUTE([.C1035];&quot;(+15.99)&quot;;&quot;&quot;);&quot;(+57.02)&quot;;&quot;&quot;)" office:value-type="string" office:string-value="TTFVSYSSNFLYCHEK" calcext:value-type="string">
            <text:p>TTFVSYSSNFLYCHEK</text:p>
          </table:table-cell>
        </table:table-row>
        <table:table-row table:style-name="ro2">
          <table:table-cell office:value-type="string" calcext:value-type="string">
            <text:p>LFPGATLEM(+15.99)LKYK</text:p>
          </table:table-cell>
          <table:table-cell table:formula="of:=SUBSTITUTE(SUBSTITUTE([.A1036];&quot;(+15.99)&quot;;&quot;&quot;);&quot;(+57.02)&quot;;&quot;&quot;)" office:value-type="string" office:string-value="LFPGATLEMLKYK" calcext:value-type="string">
            <text:p>LFPGATLEMLKYK</text:p>
          </table:table-cell>
          <table:table-cell office:value-type="string" calcext:value-type="string">
            <text:p>ENNM(+15.99)FELFVTNTER</text:p>
          </table:table-cell>
          <table:table-cell table:formula="of:=SUBSTITUTE(SUBSTITUTE([.C1036];&quot;(+15.99)&quot;;&quot;&quot;);&quot;(+57.02)&quot;;&quot;&quot;)" office:value-type="string" office:string-value="ENNMFELFVTNTER" calcext:value-type="string">
            <text:p>ENNMFELFVTNTER</text:p>
          </table:table-cell>
        </table:table-row>
        <table:table-row table:style-name="ro2">
          <table:table-cell office:value-type="string" calcext:value-type="string">
            <text:p>LVPTTTGDVLNR</text:p>
          </table:table-cell>
          <table:table-cell table:formula="of:=SUBSTITUTE(SUBSTITUTE([.A1037];&quot;(+15.99)&quot;;&quot;&quot;);&quot;(+57.02)&quot;;&quot;&quot;)" office:value-type="string" office:string-value="LVPTTTGDVLNR" calcext:value-type="string">
            <text:p>LVPTTTGDVLNR</text:p>
          </table:table-cell>
          <table:table-cell office:value-type="string" calcext:value-type="string">
            <text:p>KFTGGFLPGLPRDK</text:p>
          </table:table-cell>
          <table:table-cell table:formula="of:=SUBSTITUTE(SUBSTITUTE([.C1037];&quot;(+15.99)&quot;;&quot;&quot;);&quot;(+57.02)&quot;;&quot;&quot;)" office:value-type="string" office:string-value="KFTGGFLPGLPRDK" calcext:value-type="string">
            <text:p>KFTGGFLPGLPRDK</text:p>
          </table:table-cell>
        </table:table-row>
        <table:table-row table:style-name="ro1">
          <table:table-cell office:value-type="string" calcext:value-type="string">
            <text:p>QSNAVVWM(+15.99)AALQK</text:p>
          </table:table-cell>
          <table:table-cell table:formula="of:=SUBSTITUTE(SUBSTITUTE([.A1038];&quot;(+15.99)&quot;;&quot;&quot;);&quot;(+57.02)&quot;;&quot;&quot;)" office:value-type="string" office:string-value="QSNAVVWMAALQK" calcext:value-type="string">
            <text:p>QSNAVVWMAALQK</text:p>
          </table:table-cell>
          <table:table-cell office:value-type="string" calcext:value-type="string">
            <text:p>HNAQGSLC(+57.02)K</text:p>
          </table:table-cell>
          <table:table-cell table:formula="of:=SUBSTITUTE(SUBSTITUTE([.C1038];&quot;(+15.99)&quot;;&quot;&quot;);&quot;(+57.02)&quot;;&quot;&quot;)" office:value-type="string" office:string-value="HNAQGSLCK" calcext:value-type="string">
            <text:p>HNAQGSLCK</text:p>
          </table:table-cell>
        </table:table-row>
        <table:table-row table:style-name="ro2">
          <table:table-cell office:value-type="string" calcext:value-type="string">
            <text:p>TM(+15.99)APGSHNWK</text:p>
          </table:table-cell>
          <table:table-cell table:formula="of:=SUBSTITUTE(SUBSTITUTE([.A1039];&quot;(+15.99)&quot;;&quot;&quot;);&quot;(+57.02)&quot;;&quot;&quot;)" office:value-type="string" office:string-value="TMAPGSHNWK" calcext:value-type="string">
            <text:p>TMAPGSHNWK</text:p>
          </table:table-cell>
          <table:table-cell office:value-type="string" calcext:value-type="string">
            <text:p>GYNSPYFATRC(+57.02)NK</text:p>
          </table:table-cell>
          <table:table-cell table:formula="of:=SUBSTITUTE(SUBSTITUTE([.C1039];&quot;(+15.99)&quot;;&quot;&quot;);&quot;(+57.02)&quot;;&quot;&quot;)" office:value-type="string" office:string-value="GYNSPYFATRCNK" calcext:value-type="string">
            <text:p>GYNSPYFATRCNK</text:p>
          </table:table-cell>
        </table:table-row>
        <table:table-row table:style-name="ro2">
          <table:table-cell office:value-type="string" calcext:value-type="string">
            <text:p>MKPGWVEFLHPK</text:p>
          </table:table-cell>
          <table:table-cell table:formula="of:=SUBSTITUTE(SUBSTITUTE([.A1040];&quot;(+15.99)&quot;;&quot;&quot;);&quot;(+57.02)&quot;;&quot;&quot;)" office:value-type="string" office:string-value="MKPGWVEFLHPK" calcext:value-type="string">
            <text:p>MKPGWVEFLHPK</text:p>
          </table:table-cell>
          <table:table-cell office:value-type="string" calcext:value-type="string">
            <text:p>AM(+15.99)VQTAEEALLWR</text:p>
          </table:table-cell>
          <table:table-cell table:formula="of:=SUBSTITUTE(SUBSTITUTE([.C1040];&quot;(+15.99)&quot;;&quot;&quot;);&quot;(+57.02)&quot;;&quot;&quot;)" office:value-type="string" office:string-value="AMVQTAEEALLWR" calcext:value-type="string">
            <text:p>AMVQTAEEALLWR</text:p>
          </table:table-cell>
        </table:table-row>
        <table:table-row table:style-name="ro2">
          <table:table-cell office:value-type="string" calcext:value-type="string">
            <text:p>WMLDFYK</text:p>
          </table:table-cell>
          <table:table-cell table:formula="of:=SUBSTITUTE(SUBSTITUTE([.A1041];&quot;(+15.99)&quot;;&quot;&quot;);&quot;(+57.02)&quot;;&quot;&quot;)" office:value-type="string" office:string-value="WMLDFYK" calcext:value-type="string">
            <text:p>WMLDFYK</text:p>
          </table:table-cell>
          <table:table-cell office:value-type="string" calcext:value-type="string">
            <text:p>M(+15.99)HGMWVLLSEK</text:p>
          </table:table-cell>
          <table:table-cell table:formula="of:=SUBSTITUTE(SUBSTITUTE([.C1041];&quot;(+15.99)&quot;;&quot;&quot;);&quot;(+57.02)&quot;;&quot;&quot;)" office:value-type="string" office:string-value="MHGMWVLLSEK" calcext:value-type="string">
            <text:p>MHGMWVLLSEK</text:p>
          </table:table-cell>
        </table:table-row>
        <table:table-row table:style-name="ro1">
          <table:table-cell office:value-type="string" calcext:value-type="string">
            <text:p>TQVGFGEK</text:p>
          </table:table-cell>
          <table:table-cell table:formula="of:=SUBSTITUTE(SUBSTITUTE([.A1042];&quot;(+15.99)&quot;;&quot;&quot;);&quot;(+57.02)&quot;;&quot;&quot;)" office:value-type="string" office:string-value="TQVGFGEK" calcext:value-type="string">
            <text:p>TQVGFGEK</text:p>
          </table:table-cell>
          <table:table-cell office:value-type="string" calcext:value-type="string">
            <text:p>FLENSVNGDK</text:p>
          </table:table-cell>
          <table:table-cell table:formula="of:=SUBSTITUTE(SUBSTITUTE([.C1042];&quot;(+15.99)&quot;;&quot;&quot;);&quot;(+57.02)&quot;;&quot;&quot;)" office:value-type="string" office:string-value="FLENSVNGDK" calcext:value-type="string">
            <text:p>FLENSVNGDK</text:p>
          </table:table-cell>
        </table:table-row>
        <table:table-row table:style-name="ro1">
          <table:table-cell office:value-type="string" calcext:value-type="string">
            <text:p>QGQMC(+57.02)PTDM(+15.99)LSLR</text:p>
          </table:table-cell>
          <table:table-cell table:formula="of:=SUBSTITUTE(SUBSTITUTE([.A1043];&quot;(+15.99)&quot;;&quot;&quot;);&quot;(+57.02)&quot;;&quot;&quot;)" office:value-type="string" office:string-value="QGQMCPTDMLSLR" calcext:value-type="string">
            <text:p>QGQMCPTDMLSLR</text:p>
          </table:table-cell>
          <table:table-cell office:value-type="string" calcext:value-type="string">
            <text:p>TTLAAVYFK</text:p>
          </table:table-cell>
          <table:table-cell table:formula="of:=SUBSTITUTE(SUBSTITUTE([.C1043];&quot;(+15.99)&quot;;&quot;&quot;);&quot;(+57.02)&quot;;&quot;&quot;)" office:value-type="string" office:string-value="TTLAAVYFK" calcext:value-type="string">
            <text:p>TTLAAVYFK</text:p>
          </table:table-cell>
        </table:table-row>
        <table:table-row table:style-name="ro2">
          <table:table-cell office:value-type="string" calcext:value-type="string">
            <text:p>ETEM(+15.99)HLLESM(+15.99)DAAAK</text:p>
          </table:table-cell>
          <table:table-cell table:formula="of:=SUBSTITUTE(SUBSTITUTE([.A1044];&quot;(+15.99)&quot;;&quot;&quot;);&quot;(+57.02)&quot;;&quot;&quot;)" office:value-type="string" office:string-value="ETEMHLLESMDAAAK" calcext:value-type="string">
            <text:p>ETEMHLLESMDAAAK</text:p>
          </table:table-cell>
          <table:table-cell office:value-type="string" calcext:value-type="string">
            <text:p>KYTNLEVVVVFLPMPK</text:p>
          </table:table-cell>
          <table:table-cell table:formula="of:=SUBSTITUTE(SUBSTITUTE([.C1044];&quot;(+15.99)&quot;;&quot;&quot;);&quot;(+57.02)&quot;;&quot;&quot;)" office:value-type="string" office:string-value="KYTNLEVVVVFLPMPK" calcext:value-type="string">
            <text:p>KYTNLEVVVVFLPMPK</text:p>
          </table:table-cell>
        </table:table-row>
        <table:table-row table:style-name="ro2">
          <table:table-cell office:value-type="string" calcext:value-type="string">
            <text:p>DVEPLVLEEC(+57.02)EKR</text:p>
          </table:table-cell>
          <table:table-cell table:formula="of:=SUBSTITUTE(SUBSTITUTE([.A1045];&quot;(+15.99)&quot;;&quot;&quot;);&quot;(+57.02)&quot;;&quot;&quot;)" office:value-type="string" office:string-value="DVEPLVLEECEKR" calcext:value-type="string">
            <text:p>DVEPLVLEECEKR</text:p>
          </table:table-cell>
          <table:table-cell office:value-type="string" calcext:value-type="string">
            <text:p>WYLLSSADSVTM(+15.99)AR</text:p>
          </table:table-cell>
          <table:table-cell table:formula="of:=SUBSTITUTE(SUBSTITUTE([.C1045];&quot;(+15.99)&quot;;&quot;&quot;);&quot;(+57.02)&quot;;&quot;&quot;)" office:value-type="string" office:string-value="WYLLSSADSVTMAR" calcext:value-type="string">
            <text:p>WYLLSSADSVTMAR</text:p>
          </table:table-cell>
        </table:table-row>
        <table:table-row table:style-name="ro1">
          <table:table-cell office:value-type="string" calcext:value-type="string">
            <text:p>LSWSHPLVPGK</text:p>
          </table:table-cell>
          <table:table-cell table:formula="of:=SUBSTITUTE(SUBSTITUTE([.A1046];&quot;(+15.99)&quot;;&quot;&quot;);&quot;(+57.02)&quot;;&quot;&quot;)" office:value-type="string" office:string-value="LSWSHPLVPGK" calcext:value-type="string">
            <text:p>LSWSHPLVPGK</text:p>
          </table:table-cell>
          <table:table-cell office:value-type="string" calcext:value-type="string">
            <text:p>AFLTDLEKLQK</text:p>
          </table:table-cell>
          <table:table-cell table:formula="of:=SUBSTITUTE(SUBSTITUTE([.C1046];&quot;(+15.99)&quot;;&quot;&quot;);&quot;(+57.02)&quot;;&quot;&quot;)" office:value-type="string" office:string-value="AFLTDLEKLQK" calcext:value-type="string">
            <text:p>AFLTDLEKLQK</text:p>
          </table:table-cell>
        </table:table-row>
        <table:table-row table:style-name="ro2">
          <table:table-cell office:value-type="string" calcext:value-type="string">
            <text:p>TPNAVTLGPK</text:p>
          </table:table-cell>
          <table:table-cell table:formula="of:=SUBSTITUTE(SUBSTITUTE([.A1047];&quot;(+15.99)&quot;;&quot;&quot;);&quot;(+57.02)&quot;;&quot;&quot;)" office:value-type="string" office:string-value="TPNAVTLGPK" calcext:value-type="string">
            <text:p>TPNAVTLGPK</text:p>
          </table:table-cell>
          <table:table-cell office:value-type="string" calcext:value-type="string">
            <text:p>EAAYFAVNNM(+15.99)K</text:p>
          </table:table-cell>
          <table:table-cell table:formula="of:=SUBSTITUTE(SUBSTITUTE([.C1047];&quot;(+15.99)&quot;;&quot;&quot;);&quot;(+57.02)&quot;;&quot;&quot;)" office:value-type="string" office:string-value="EAAYFAVNNMK" calcext:value-type="string">
            <text:p>EAAYFAVNNMK</text:p>
          </table:table-cell>
        </table:table-row>
        <table:table-row table:style-name="ro2">
          <table:table-cell office:value-type="string" calcext:value-type="string">
            <text:p>ENVSEMTLGK</text:p>
          </table:table-cell>
          <table:table-cell table:formula="of:=SUBSTITUTE(SUBSTITUTE([.A1048];&quot;(+15.99)&quot;;&quot;&quot;);&quot;(+57.02)&quot;;&quot;&quot;)" office:value-type="string" office:string-value="ENVSEMTLGK" calcext:value-type="string">
            <text:p>ENVSEMTLGK</text:p>
          </table:table-cell>
          <table:table-cell office:value-type="string" calcext:value-type="string">
            <text:p>FTFSGEGALQFAPELAAR</text:p>
          </table:table-cell>
          <table:table-cell table:formula="of:=SUBSTITUTE(SUBSTITUTE([.C1048];&quot;(+15.99)&quot;;&quot;&quot;);&quot;(+57.02)&quot;;&quot;&quot;)" office:value-type="string" office:string-value="FTFSGEGALQFAPELAAR" calcext:value-type="string">
            <text:p>FTFSGEGALQFAPELAAR</text:p>
          </table:table-cell>
        </table:table-row>
        <table:table-row table:style-name="ro1">
          <table:table-cell office:value-type="string" calcext:value-type="string">
            <text:p>NLAAHTMK</text:p>
          </table:table-cell>
          <table:table-cell table:formula="of:=SUBSTITUTE(SUBSTITUTE([.A1049];&quot;(+15.99)&quot;;&quot;&quot;);&quot;(+57.02)&quot;;&quot;&quot;)" office:value-type="string" office:string-value="NLAAHTMK" calcext:value-type="string">
            <text:p>NLAAHTMK</text:p>
          </table:table-cell>
          <table:table-cell office:value-type="string" calcext:value-type="string">
            <text:p>KVETLQC(+57.02)ELNK</text:p>
          </table:table-cell>
          <table:table-cell table:formula="of:=SUBSTITUTE(SUBSTITUTE([.C1049];&quot;(+15.99)&quot;;&quot;&quot;);&quot;(+57.02)&quot;;&quot;&quot;)" office:value-type="string" office:string-value="KVETLQCELNK" calcext:value-type="string">
            <text:p>KVETLQCELNK</text:p>
          </table:table-cell>
        </table:table-row>
        <table:table-row table:style-name="ro1">
          <table:table-cell office:value-type="string" calcext:value-type="string">
            <text:p>YGM(+15.99)LWDADM(+15.99)LK</text:p>
          </table:table-cell>
          <table:table-cell table:formula="of:=SUBSTITUTE(SUBSTITUTE([.A1050];&quot;(+15.99)&quot;;&quot;&quot;);&quot;(+57.02)&quot;;&quot;&quot;)" office:value-type="string" office:string-value="YGMLWDADMLK" calcext:value-type="string">
            <text:p>YGMLWDADMLK</text:p>
          </table:table-cell>
          <table:table-cell office:value-type="string" calcext:value-type="string">
            <text:p>DM(+15.99)LKLNK</text:p>
          </table:table-cell>
          <table:table-cell table:formula="of:=SUBSTITUTE(SUBSTITUTE([.C1050];&quot;(+15.99)&quot;;&quot;&quot;);&quot;(+57.02)&quot;;&quot;&quot;)" office:value-type="string" office:string-value="DMLKLNK" calcext:value-type="string">
            <text:p>DMLKLNK</text:p>
          </table:table-cell>
        </table:table-row>
        <table:table-row table:style-name="ro2">
          <table:table-cell office:value-type="string" calcext:value-type="string">
            <text:p>SSAQLSLVLHLPK</text:p>
          </table:table-cell>
          <table:table-cell table:formula="of:=SUBSTITUTE(SUBSTITUTE([.A1051];&quot;(+15.99)&quot;;&quot;&quot;);&quot;(+57.02)&quot;;&quot;&quot;)" office:value-type="string" office:string-value="SSAQLSLVLHLPK" calcext:value-type="string">
            <text:p>SSAQLSLVLHLPK</text:p>
          </table:table-cell>
          <table:table-cell office:value-type="string" calcext:value-type="string">
            <text:p>QNTPLVLEEC(+57.02)KER</text:p>
          </table:table-cell>
          <table:table-cell table:formula="of:=SUBSTITUTE(SUBSTITUTE([.C1051];&quot;(+15.99)&quot;;&quot;&quot;);&quot;(+57.02)&quot;;&quot;&quot;)" office:value-type="string" office:string-value="QNTPLVLEECKER" calcext:value-type="string">
            <text:p>QNTPLVLEECKER</text:p>
          </table:table-cell>
        </table:table-row>
        <table:table-row table:style-name="ro2">
          <table:table-cell office:value-type="string" calcext:value-type="string">
            <text:p>HTAAVADC(+57.02)HPK</text:p>
          </table:table-cell>
          <table:table-cell table:formula="of:=SUBSTITUTE(SUBSTITUTE([.A1052];&quot;(+15.99)&quot;;&quot;&quot;);&quot;(+57.02)&quot;;&quot;&quot;)" office:value-type="string" office:string-value="HTAAVADCHPK" calcext:value-type="string">
            <text:p>HTAAVADCHPK</text:p>
          </table:table-cell>
          <table:table-cell office:value-type="string" calcext:value-type="string">
            <text:p>EAVYTTHELFLR</text:p>
          </table:table-cell>
          <table:table-cell table:formula="of:=SUBSTITUTE(SUBSTITUTE([.C1052];&quot;(+15.99)&quot;;&quot;&quot;);&quot;(+57.02)&quot;;&quot;&quot;)" office:value-type="string" office:string-value="EAVYTTHELFLR" calcext:value-type="string">
            <text:p>EAVYTTHELFLR</text:p>
          </table:table-cell>
        </table:table-row>
        <table:table-row table:style-name="ro2">
          <table:table-cell office:value-type="string" calcext:value-type="string">
            <text:p>DPGASTLEK</text:p>
          </table:table-cell>
          <table:table-cell table:formula="of:=SUBSTITUTE(SUBSTITUTE([.A1053];&quot;(+15.99)&quot;;&quot;&quot;);&quot;(+57.02)&quot;;&quot;&quot;)" office:value-type="string" office:string-value="DPGASTLEK" calcext:value-type="string">
            <text:p>DPGASTLEK</text:p>
          </table:table-cell>
          <table:table-cell office:value-type="string" calcext:value-type="string">
            <text:p>LWNPNPAGKLR</text:p>
          </table:table-cell>
          <table:table-cell table:formula="of:=SUBSTITUTE(SUBSTITUTE([.C1053];&quot;(+15.99)&quot;;&quot;&quot;);&quot;(+57.02)&quot;;&quot;&quot;)" office:value-type="string" office:string-value="LWNPNPAGKLR" calcext:value-type="string">
            <text:p>LWNPNPAGKLR</text:p>
          </table:table-cell>
        </table:table-row>
        <table:table-row table:style-name="ro2">
          <table:table-cell office:value-type="string" calcext:value-type="string">
            <text:p>FMMDGLQGTESPPK</text:p>
          </table:table-cell>
          <table:table-cell table:formula="of:=SUBSTITUTE(SUBSTITUTE([.A1054];&quot;(+15.99)&quot;;&quot;&quot;);&quot;(+57.02)&quot;;&quot;&quot;)" office:value-type="string" office:string-value="FMMDGLQGTESPPK" calcext:value-type="string">
            <text:p>FMMDGLQGTESPPK</text:p>
          </table:table-cell>
          <table:table-cell office:value-type="string" calcext:value-type="string">
            <text:p>EDEAFLELVAAWPGK</text:p>
          </table:table-cell>
          <table:table-cell table:formula="of:=SUBSTITUTE(SUBSTITUTE([.C1054];&quot;(+15.99)&quot;;&quot;&quot;);&quot;(+57.02)&quot;;&quot;&quot;)" office:value-type="string" office:string-value="EDEAFLELVAAWPGK" calcext:value-type="string">
            <text:p>EDEAFLELVAAWPGK</text:p>
          </table:table-cell>
        </table:table-row>
        <table:table-row table:style-name="ro1">
          <table:table-cell office:value-type="string" calcext:value-type="string">
            <text:p>QPKEVASK</text:p>
          </table:table-cell>
          <table:table-cell table:formula="of:=SUBSTITUTE(SUBSTITUTE([.A1055];&quot;(+15.99)&quot;;&quot;&quot;);&quot;(+57.02)&quot;;&quot;&quot;)" office:value-type="string" office:string-value="QPKEVASK" calcext:value-type="string">
            <text:p>QPKEVASK</text:p>
          </table:table-cell>
          <table:table-cell office:value-type="string" calcext:value-type="string">
            <text:p>SPELGYLDLNR</text:p>
          </table:table-cell>
          <table:table-cell table:formula="of:=SUBSTITUTE(SUBSTITUTE([.C1055];&quot;(+15.99)&quot;;&quot;&quot;);&quot;(+57.02)&quot;;&quot;&quot;)" office:value-type="string" office:string-value="SPELGYLDLNR" calcext:value-type="string">
            <text:p>SPELGYLDLNR</text:p>
          </table:table-cell>
        </table:table-row>
        <table:table-row table:style-name="ro2">
          <table:table-cell office:value-type="string" calcext:value-type="string">
            <text:p>YALSDGSC(+57.02)VK</text:p>
          </table:table-cell>
          <table:table-cell table:formula="of:=SUBSTITUTE(SUBSTITUTE([.A1056];&quot;(+15.99)&quot;;&quot;&quot;);&quot;(+57.02)&quot;;&quot;&quot;)" office:value-type="string" office:string-value="YALSDGSCVK" calcext:value-type="string">
            <text:p>YALSDGSCVK</text:p>
          </table:table-cell>
          <table:table-cell office:value-type="string" calcext:value-type="string">
            <text:p>QM(+15.99)GAALLHDPR</text:p>
          </table:table-cell>
          <table:table-cell table:formula="of:=SUBSTITUTE(SUBSTITUTE([.C1056];&quot;(+15.99)&quot;;&quot;&quot;);&quot;(+57.02)&quot;;&quot;&quot;)" office:value-type="string" office:string-value="QMGAALLHDPR" calcext:value-type="string">
            <text:p>QMGAALLHDPR</text:p>
          </table:table-cell>
        </table:table-row>
        <table:table-row table:style-name="ro1">
          <table:table-cell office:value-type="string" calcext:value-type="string">
            <text:p>EANTAALTKQLR</text:p>
          </table:table-cell>
          <table:table-cell table:formula="of:=SUBSTITUTE(SUBSTITUTE([.A1057];&quot;(+15.99)&quot;;&quot;&quot;);&quot;(+57.02)&quot;;&quot;&quot;)" office:value-type="string" office:string-value="EANTAALTKQLR" calcext:value-type="string">
            <text:p>EANTAALTKQLR</text:p>
          </table:table-cell>
          <table:table-cell office:value-type="string" calcext:value-type="string">
            <text:p>EANENSYR</text:p>
          </table:table-cell>
          <table:table-cell table:formula="of:=SUBSTITUTE(SUBSTITUTE([.C1057];&quot;(+15.99)&quot;;&quot;&quot;);&quot;(+57.02)&quot;;&quot;&quot;)" office:value-type="string" office:string-value="EANENSYR" calcext:value-type="string">
            <text:p>EANENSYR</text:p>
          </table:table-cell>
        </table:table-row>
        <table:table-row table:style-name="ro2">
          <table:table-cell office:value-type="string" calcext:value-type="string">
            <text:p>SFHGLEEWPK</text:p>
          </table:table-cell>
          <table:table-cell table:formula="of:=SUBSTITUTE(SUBSTITUTE([.A1058];&quot;(+15.99)&quot;;&quot;&quot;);&quot;(+57.02)&quot;;&quot;&quot;)" office:value-type="string" office:string-value="SFHGLEEWPK" calcext:value-type="string">
            <text:p>SFHGLEEWPK</text:p>
          </table:table-cell>
          <table:table-cell office:value-type="string" calcext:value-type="string">
            <text:p>SPLDAGAGGLAFLR</text:p>
          </table:table-cell>
          <table:table-cell table:formula="of:=SUBSTITUTE(SUBSTITUTE([.C1058];&quot;(+15.99)&quot;;&quot;&quot;);&quot;(+57.02)&quot;;&quot;&quot;)" office:value-type="string" office:string-value="SPLDAGAGGLAFLR" calcext:value-type="string">
            <text:p>SPLDAGAGGLAFLR</text:p>
          </table:table-cell>
        </table:table-row>
        <table:table-row table:style-name="ro1">
          <table:table-cell office:value-type="string" calcext:value-type="string">
            <text:p>FSSQELESQYNLLK</text:p>
          </table:table-cell>
          <table:table-cell table:formula="of:=SUBSTITUTE(SUBSTITUTE([.A1059];&quot;(+15.99)&quot;;&quot;&quot;);&quot;(+57.02)&quot;;&quot;&quot;)" office:value-type="string" office:string-value="FSSQELESQYNLLK" calcext:value-type="string">
            <text:p>FSSQELESQYNLLK</text:p>
          </table:table-cell>
          <table:table-cell office:value-type="string" calcext:value-type="string">
            <text:p>DDPEVEGDAK</text:p>
          </table:table-cell>
          <table:table-cell table:formula="of:=SUBSTITUTE(SUBSTITUTE([.C1059];&quot;(+15.99)&quot;;&quot;&quot;);&quot;(+57.02)&quot;;&quot;&quot;)" office:value-type="string" office:string-value="DDPEVEGDAK" calcext:value-type="string">
            <text:p>DDPEVEGDAK</text:p>
          </table:table-cell>
        </table:table-row>
        <table:table-row table:style-name="ro1">
          <table:table-cell office:value-type="string" calcext:value-type="string">
            <text:p>SDLPGVLPWR</text:p>
          </table:table-cell>
          <table:table-cell table:formula="of:=SUBSTITUTE(SUBSTITUTE([.A1060];&quot;(+15.99)&quot;;&quot;&quot;);&quot;(+57.02)&quot;;&quot;&quot;)" office:value-type="string" office:string-value="SDLPGVLPWR" calcext:value-type="string">
            <text:p>SDLPGVLPWR</text:p>
          </table:table-cell>
          <table:table-cell office:value-type="string" calcext:value-type="string">
            <text:p>SVLPPNVAAR</text:p>
          </table:table-cell>
          <table:table-cell table:formula="of:=SUBSTITUTE(SUBSTITUTE([.C1060];&quot;(+15.99)&quot;;&quot;&quot;);&quot;(+57.02)&quot;;&quot;&quot;)" office:value-type="string" office:string-value="SVLPPNVAAR" calcext:value-type="string">
            <text:p>SVLPPNVAAR</text:p>
          </table:table-cell>
        </table:table-row>
        <table:table-row table:style-name="ro1">
          <table:table-cell office:value-type="string" calcext:value-type="string">
            <text:p>AENVVQVPK</text:p>
          </table:table-cell>
          <table:table-cell table:formula="of:=SUBSTITUTE(SUBSTITUTE([.A1061];&quot;(+15.99)&quot;;&quot;&quot;);&quot;(+57.02)&quot;;&quot;&quot;)" office:value-type="string" office:string-value="AENVVQVPK" calcext:value-type="string">
            <text:p>AENVVQVPK</text:p>
          </table:table-cell>
          <table:table-cell office:value-type="string" calcext:value-type="string">
            <text:p>SMKHLM(+15.99)VK</text:p>
          </table:table-cell>
          <table:table-cell table:formula="of:=SUBSTITUTE(SUBSTITUTE([.C1061];&quot;(+15.99)&quot;;&quot;&quot;);&quot;(+57.02)&quot;;&quot;&quot;)" office:value-type="string" office:string-value="SMKHLMVK" calcext:value-type="string">
            <text:p>SMKHLMVK</text:p>
          </table:table-cell>
        </table:table-row>
        <table:table-row table:style-name="ro2">
          <table:table-cell office:value-type="string" calcext:value-type="string">
            <text:p>GPTQLESDLGLK</text:p>
          </table:table-cell>
          <table:table-cell table:formula="of:=SUBSTITUTE(SUBSTITUTE([.A1062];&quot;(+15.99)&quot;;&quot;&quot;);&quot;(+57.02)&quot;;&quot;&quot;)" office:value-type="string" office:string-value="GPTQLESDLGLK" calcext:value-type="string">
            <text:p>GPTQLESDLGLK</text:p>
          </table:table-cell>
          <table:table-cell office:value-type="string" calcext:value-type="string">
            <text:p>QAVSLTVSTVKDGPLR</text:p>
          </table:table-cell>
          <table:table-cell table:formula="of:=SUBSTITUTE(SUBSTITUTE([.C1062];&quot;(+15.99)&quot;;&quot;&quot;);&quot;(+57.02)&quot;;&quot;&quot;)" office:value-type="string" office:string-value="QAVSLTVSTVKDGPLR" calcext:value-type="string">
            <text:p>QAVSLTVSTVKDGPLR</text:p>
          </table:table-cell>
        </table:table-row>
        <table:table-row table:style-name="ro1">
          <table:table-cell office:value-type="string" calcext:value-type="string">
            <text:p>YAASLTSVGHR</text:p>
          </table:table-cell>
          <table:table-cell table:formula="of:=SUBSTITUTE(SUBSTITUTE([.A1063];&quot;(+15.99)&quot;;&quot;&quot;);&quot;(+57.02)&quot;;&quot;&quot;)" office:value-type="string" office:string-value="YAASLTSVGHR" calcext:value-type="string">
            <text:p>YAASLTSVGHR</text:p>
          </table:table-cell>
          <table:table-cell office:value-type="string" calcext:value-type="string">
            <text:p>SPVVLADPGSR</text:p>
          </table:table-cell>
          <table:table-cell table:formula="of:=SUBSTITUTE(SUBSTITUTE([.C1063];&quot;(+15.99)&quot;;&quot;&quot;);&quot;(+57.02)&quot;;&quot;&quot;)" office:value-type="string" office:string-value="SPVVLADPGSR" calcext:value-type="string">
            <text:p>SPVVLADPGSR</text:p>
          </table:table-cell>
        </table:table-row>
        <table:table-row table:style-name="ro1">
          <table:table-cell office:value-type="string" calcext:value-type="string">
            <text:p>WNFDFSDANLTDWLM(+15.99)K</text:p>
          </table:table-cell>
          <table:table-cell table:formula="of:=SUBSTITUTE(SUBSTITUTE([.A1064];&quot;(+15.99)&quot;;&quot;&quot;);&quot;(+57.02)&quot;;&quot;&quot;)" office:value-type="string" office:string-value="WNFDFSDANLTDWLMK" calcext:value-type="string">
            <text:p>WNFDFSDANLTDWLMK</text:p>
          </table:table-cell>
          <table:table-cell office:value-type="string" calcext:value-type="string">
            <text:p>VPQYQLDR</text:p>
          </table:table-cell>
          <table:table-cell table:formula="of:=SUBSTITUTE(SUBSTITUTE([.C1064];&quot;(+15.99)&quot;;&quot;&quot;);&quot;(+57.02)&quot;;&quot;&quot;)" office:value-type="string" office:string-value="VPQYQLDR" calcext:value-type="string">
            <text:p>VPQYQLDR</text:p>
          </table:table-cell>
        </table:table-row>
        <table:table-row table:style-name="ro2">
          <table:table-cell office:value-type="string" calcext:value-type="string">
            <text:p>LAELEPK</text:p>
          </table:table-cell>
          <table:table-cell table:formula="of:=SUBSTITUTE(SUBSTITUTE([.A1065];&quot;(+15.99)&quot;;&quot;&quot;);&quot;(+57.02)&quot;;&quot;&quot;)" office:value-type="string" office:string-value="LAELEPK" calcext:value-type="string">
            <text:p>LAELEPK</text:p>
          </table:table-cell>
          <table:table-cell office:value-type="string" calcext:value-type="string">
            <text:p>LGGDENM(+15.99)NLTDK</text:p>
          </table:table-cell>
          <table:table-cell table:formula="of:=SUBSTITUTE(SUBSTITUTE([.C1065];&quot;(+15.99)&quot;;&quot;&quot;);&quot;(+57.02)&quot;;&quot;&quot;)" office:value-type="string" office:string-value="LGGDENMNLTDK" calcext:value-type="string">
            <text:p>LGGDENMNLTDK</text:p>
          </table:table-cell>
        </table:table-row>
        <table:table-row table:style-name="ro1">
          <table:table-cell office:value-type="string" calcext:value-type="string">
            <text:p>LEENTNVEVK</text:p>
          </table:table-cell>
          <table:table-cell table:formula="of:=SUBSTITUTE(SUBSTITUTE([.A1066];&quot;(+15.99)&quot;;&quot;&quot;);&quot;(+57.02)&quot;;&quot;&quot;)" office:value-type="string" office:string-value="LEENTNVEVK" calcext:value-type="string">
            <text:p>LEENTNVEVK</text:p>
          </table:table-cell>
          <table:table-cell office:value-type="string" calcext:value-type="string">
            <text:p>ANSM(+15.99)YNEEVK</text:p>
          </table:table-cell>
          <table:table-cell table:formula="of:=SUBSTITUTE(SUBSTITUTE([.C1066];&quot;(+15.99)&quot;;&quot;&quot;);&quot;(+57.02)&quot;;&quot;&quot;)" office:value-type="string" office:string-value="ANSMYNEEVK" calcext:value-type="string">
            <text:p>ANSMYNEEVK</text:p>
          </table:table-cell>
        </table:table-row>
        <table:table-row table:style-name="ro1">
          <table:table-cell office:value-type="string" calcext:value-type="string">
            <text:p>NGDPLVLLYSSGYK</text:p>
          </table:table-cell>
          <table:table-cell table:formula="of:=SUBSTITUTE(SUBSTITUTE([.A1067];&quot;(+15.99)&quot;;&quot;&quot;);&quot;(+57.02)&quot;;&quot;&quot;)" office:value-type="string" office:string-value="NGDPLVLLYSSGYK" calcext:value-type="string">
            <text:p>NGDPLVLLYSSGYK</text:p>
          </table:table-cell>
          <table:table-cell office:value-type="string" calcext:value-type="string">
            <text:p>EVSMVEVR</text:p>
          </table:table-cell>
          <table:table-cell table:formula="of:=SUBSTITUTE(SUBSTITUTE([.C1067];&quot;(+15.99)&quot;;&quot;&quot;);&quot;(+57.02)&quot;;&quot;&quot;)" office:value-type="string" office:string-value="EVSMVEVR" calcext:value-type="string">
            <text:p>EVSMVEVR</text:p>
          </table:table-cell>
        </table:table-row>
        <table:table-row table:style-name="ro2">
          <table:table-cell office:value-type="string" calcext:value-type="string">
            <text:p>WWVELFPPK</text:p>
          </table:table-cell>
          <table:table-cell table:formula="of:=SUBSTITUTE(SUBSTITUTE([.A1068];&quot;(+15.99)&quot;;&quot;&quot;);&quot;(+57.02)&quot;;&quot;&quot;)" office:value-type="string" office:string-value="WWVELFPPK" calcext:value-type="string">
            <text:p>WWVELFPPK</text:p>
          </table:table-cell>
          <table:table-cell office:value-type="string" calcext:value-type="string">
            <text:p>QSEELLTDVVARK</text:p>
          </table:table-cell>
          <table:table-cell table:formula="of:=SUBSTITUTE(SUBSTITUTE([.C1068];&quot;(+15.99)&quot;;&quot;&quot;);&quot;(+57.02)&quot;;&quot;&quot;)" office:value-type="string" office:string-value="QSEELLTDVVARK" calcext:value-type="string">
            <text:p>QSEELLTDVVARK</text:p>
          </table:table-cell>
        </table:table-row>
        <table:table-row table:style-name="ro2">
          <table:table-cell office:value-type="string" calcext:value-type="string">
            <text:p>ELEEHC(+57.02)SGLK</text:p>
          </table:table-cell>
          <table:table-cell table:formula="of:=SUBSTITUTE(SUBSTITUTE([.A1069];&quot;(+15.99)&quot;;&quot;&quot;);&quot;(+57.02)&quot;;&quot;&quot;)" office:value-type="string" office:string-value="ELEEHCSGLK" calcext:value-type="string">
            <text:p>ELEEHCSGLK</text:p>
          </table:table-cell>
          <table:table-cell office:value-type="string" calcext:value-type="string">
            <text:p>ELNDLNDLQVPK</text:p>
          </table:table-cell>
          <table:table-cell table:formula="of:=SUBSTITUTE(SUBSTITUTE([.C1069];&quot;(+15.99)&quot;;&quot;&quot;);&quot;(+57.02)&quot;;&quot;&quot;)" office:value-type="string" office:string-value="ELNDLNDLQVPK" calcext:value-type="string">
            <text:p>ELNDLNDLQVPK</text:p>
          </table:table-cell>
        </table:table-row>
        <table:table-row table:style-name="ro2">
          <table:table-cell office:value-type="string" calcext:value-type="string">
            <text:p>TPGDLALENPPK</text:p>
          </table:table-cell>
          <table:table-cell table:formula="of:=SUBSTITUTE(SUBSTITUTE([.A1070];&quot;(+15.99)&quot;;&quot;&quot;);&quot;(+57.02)&quot;;&quot;&quot;)" office:value-type="string" office:string-value="TPGDLALENPPK" calcext:value-type="string">
            <text:p>TPGDLALENPPK</text:p>
          </table:table-cell>
          <table:table-cell office:value-type="string" calcext:value-type="string">
            <text:p>KNYNPVWKFDNK</text:p>
          </table:table-cell>
          <table:table-cell table:formula="of:=SUBSTITUTE(SUBSTITUTE([.C1070];&quot;(+15.99)&quot;;&quot;&quot;);&quot;(+57.02)&quot;;&quot;&quot;)" office:value-type="string" office:string-value="KNYNPVWKFDNK" calcext:value-type="string">
            <text:p>KNYNPVWKFDNK</text:p>
          </table:table-cell>
        </table:table-row>
        <table:table-row table:style-name="ro2">
          <table:table-cell office:value-type="string" calcext:value-type="string">
            <text:p>LDNNLPESQK</text:p>
          </table:table-cell>
          <table:table-cell table:formula="of:=SUBSTITUTE(SUBSTITUTE([.A1071];&quot;(+15.99)&quot;;&quot;&quot;);&quot;(+57.02)&quot;;&quot;&quot;)" office:value-type="string" office:string-value="LDNNLPESQK" calcext:value-type="string">
            <text:p>LDNNLPESQK</text:p>
          </table:table-cell>
          <table:table-cell office:value-type="string" calcext:value-type="string">
            <text:p>EVLDLM(+15.99)KVAHAK</text:p>
          </table:table-cell>
          <table:table-cell table:formula="of:=SUBSTITUTE(SUBSTITUTE([.C1071];&quot;(+15.99)&quot;;&quot;&quot;);&quot;(+57.02)&quot;;&quot;&quot;)" office:value-type="string" office:string-value="EVLDLMKVAHAK" calcext:value-type="string">
            <text:p>EVLDLMKVAHAK</text:p>
          </table:table-cell>
        </table:table-row>
        <table:table-row table:style-name="ro1">
          <table:table-cell office:value-type="string" calcext:value-type="string">
            <text:p>SQLPDRDLR</text:p>
          </table:table-cell>
          <table:table-cell table:formula="of:=SUBSTITUTE(SUBSTITUTE([.A1072];&quot;(+15.99)&quot;;&quot;&quot;);&quot;(+57.02)&quot;;&quot;&quot;)" office:value-type="string" office:string-value="SQLPDRDLR" calcext:value-type="string">
            <text:p>SQLPDRDLR</text:p>
          </table:table-cell>
          <table:table-cell office:value-type="string" calcext:value-type="string">
            <text:p>EDAAEHVVNR</text:p>
          </table:table-cell>
          <table:table-cell table:formula="of:=SUBSTITUTE(SUBSTITUTE([.C1072];&quot;(+15.99)&quot;;&quot;&quot;);&quot;(+57.02)&quot;;&quot;&quot;)" office:value-type="string" office:string-value="EDAAEHVVNR" calcext:value-type="string">
            <text:p>EDAAEHVVNR</text:p>
          </table:table-cell>
        </table:table-row>
        <table:table-row table:style-name="ro2">
          <table:table-cell office:value-type="string" calcext:value-type="string">
            <text:p>AVDLLAESVMFKGPK</text:p>
          </table:table-cell>
          <table:table-cell table:formula="of:=SUBSTITUTE(SUBSTITUTE([.A1073];&quot;(+15.99)&quot;;&quot;&quot;);&quot;(+57.02)&quot;;&quot;&quot;)" office:value-type="string" office:string-value="AVDLLAESVMFKGPK" calcext:value-type="string">
            <text:p>AVDLLAESVMFKGPK</text:p>
          </table:table-cell>
          <table:table-cell office:value-type="string" calcext:value-type="string">
            <text:p>KTAVGEPDKVR</text:p>
          </table:table-cell>
          <table:table-cell table:formula="of:=SUBSTITUTE(SUBSTITUTE([.C1073];&quot;(+15.99)&quot;;&quot;&quot;);&quot;(+57.02)&quot;;&quot;&quot;)" office:value-type="string" office:string-value="KTAVGEPDKVR" calcext:value-type="string">
            <text:p>KTAVGEPDKVR</text:p>
          </table:table-cell>
        </table:table-row>
        <table:table-row table:style-name="ro2">
          <table:table-cell office:value-type="string" calcext:value-type="string">
            <text:p>QSAPEVSLGDK</text:p>
          </table:table-cell>
          <table:table-cell table:formula="of:=SUBSTITUTE(SUBSTITUTE([.A1074];&quot;(+15.99)&quot;;&quot;&quot;);&quot;(+57.02)&quot;;&quot;&quot;)" office:value-type="string" office:string-value="QSAPEVSLGDK" calcext:value-type="string">
            <text:p>QSAPEVSLGDK</text:p>
          </table:table-cell>
          <table:table-cell office:value-type="string" calcext:value-type="string">
            <text:p>MQKASMAAELLVR</text:p>
          </table:table-cell>
          <table:table-cell table:formula="of:=SUBSTITUTE(SUBSTITUTE([.C1074];&quot;(+15.99)&quot;;&quot;&quot;);&quot;(+57.02)&quot;;&quot;&quot;)" office:value-type="string" office:string-value="MQKASMAAELLVR" calcext:value-type="string">
            <text:p>MQKASMAAELLVR</text:p>
          </table:table-cell>
        </table:table-row>
        <table:table-row table:style-name="ro1">
          <table:table-cell office:value-type="string" calcext:value-type="string">
            <text:p>TTKLLMR</text:p>
          </table:table-cell>
          <table:table-cell table:formula="of:=SUBSTITUTE(SUBSTITUTE([.A1075];&quot;(+15.99)&quot;;&quot;&quot;);&quot;(+57.02)&quot;;&quot;&quot;)" office:value-type="string" office:string-value="TTKLLMR" calcext:value-type="string">
            <text:p>TTKLLMR</text:p>
          </table:table-cell>
          <table:table-cell office:value-type="string" calcext:value-type="string">
            <text:p>RPLVLLHEQYK</text:p>
          </table:table-cell>
          <table:table-cell table:formula="of:=SUBSTITUTE(SUBSTITUTE([.C1075];&quot;(+15.99)&quot;;&quot;&quot;);&quot;(+57.02)&quot;;&quot;&quot;)" office:value-type="string" office:string-value="RPLVLLHEQYK" calcext:value-type="string">
            <text:p>RPLVLLHEQYK</text:p>
          </table:table-cell>
        </table:table-row>
        <table:table-row table:style-name="ro2">
          <table:table-cell office:value-type="string" calcext:value-type="string">
            <text:p>DSSLLMASSLNR</text:p>
          </table:table-cell>
          <table:table-cell table:formula="of:=SUBSTITUTE(SUBSTITUTE([.A1076];&quot;(+15.99)&quot;;&quot;&quot;);&quot;(+57.02)&quot;;&quot;&quot;)" office:value-type="string" office:string-value="DSSLLMASSLNR" calcext:value-type="string">
            <text:p>DSSLLMASSLNR</text:p>
          </table:table-cell>
          <table:table-cell office:value-type="string" calcext:value-type="string">
            <text:p>HTAAVADAEHGK</text:p>
          </table:table-cell>
          <table:table-cell table:formula="of:=SUBSTITUTE(SUBSTITUTE([.C1076];&quot;(+15.99)&quot;;&quot;&quot;);&quot;(+57.02)&quot;;&quot;&quot;)" office:value-type="string" office:string-value="HTAAVADAEHGK" calcext:value-type="string">
            <text:p>HTAAVADAEHGK</text:p>
          </table:table-cell>
        </table:table-row>
        <table:table-row table:style-name="ro2">
          <table:table-cell office:value-type="string" calcext:value-type="string">
            <text:p>ALPQLFWR</text:p>
          </table:table-cell>
          <table:table-cell table:formula="of:=SUBSTITUTE(SUBSTITUTE([.A1077];&quot;(+15.99)&quot;;&quot;&quot;);&quot;(+57.02)&quot;;&quot;&quot;)" office:value-type="string" office:string-value="ALPQLFWR" calcext:value-type="string">
            <text:p>ALPQLFWR</text:p>
          </table:table-cell>
          <table:table-cell office:value-type="string" calcext:value-type="string">
            <text:p>WPNPSNKLMFLLFR</text:p>
          </table:table-cell>
          <table:table-cell table:formula="of:=SUBSTITUTE(SUBSTITUTE([.C1077];&quot;(+15.99)&quot;;&quot;&quot;);&quot;(+57.02)&quot;;&quot;&quot;)" office:value-type="string" office:string-value="WPNPSNKLMFLLFR" calcext:value-type="string">
            <text:p>WPNPSNKLMFLLFR</text:p>
          </table:table-cell>
        </table:table-row>
        <table:table-row table:style-name="ro1">
          <table:table-cell office:value-type="string" calcext:value-type="string">
            <text:p>AFLTVPR</text:p>
          </table:table-cell>
          <table:table-cell table:formula="of:=SUBSTITUTE(SUBSTITUTE([.A1078];&quot;(+15.99)&quot;;&quot;&quot;);&quot;(+57.02)&quot;;&quot;&quot;)" office:value-type="string" office:string-value="AFLTVPR" calcext:value-type="string">
            <text:p>AFLTVPR</text:p>
          </table:table-cell>
          <table:table-cell office:value-type="string" calcext:value-type="string">
            <text:p>LQADTHMDM(+15.99)K</text:p>
          </table:table-cell>
          <table:table-cell table:formula="of:=SUBSTITUTE(SUBSTITUTE([.C1078];&quot;(+15.99)&quot;;&quot;&quot;);&quot;(+57.02)&quot;;&quot;&quot;)" office:value-type="string" office:string-value="LQADTHMDMK" calcext:value-type="string">
            <text:p>LQADTHMDMK</text:p>
          </table:table-cell>
        </table:table-row>
        <table:table-row table:style-name="ro2">
          <table:table-cell office:value-type="string" calcext:value-type="string">
            <text:p>DPPEVAAHDK</text:p>
          </table:table-cell>
          <table:table-cell table:formula="of:=SUBSTITUTE(SUBSTITUTE([.A1079];&quot;(+15.99)&quot;;&quot;&quot;);&quot;(+57.02)&quot;;&quot;&quot;)" office:value-type="string" office:string-value="DPPEVAAHDK" calcext:value-type="string">
            <text:p>DPPEVAAHDK</text:p>
          </table:table-cell>
          <table:table-cell office:value-type="string" calcext:value-type="string">
            <text:p>EFDEVVLAELNK</text:p>
          </table:table-cell>
          <table:table-cell table:formula="of:=SUBSTITUTE(SUBSTITUTE([.C1079];&quot;(+15.99)&quot;;&quot;&quot;);&quot;(+57.02)&quot;;&quot;&quot;)" office:value-type="string" office:string-value="EFDEVVLAELNK" calcext:value-type="string">
            <text:p>EFDEVVLAELNK</text:p>
          </table:table-cell>
        </table:table-row>
        <table:table-row table:style-name="ro1">
          <table:table-cell office:value-type="string" calcext:value-type="string">
            <text:p>QANTYYGESHLLR</text:p>
          </table:table-cell>
          <table:table-cell table:formula="of:=SUBSTITUTE(SUBSTITUTE([.A1080];&quot;(+15.99)&quot;;&quot;&quot;);&quot;(+57.02)&quot;;&quot;&quot;)" office:value-type="string" office:string-value="QANTYYGESHLLR" calcext:value-type="string">
            <text:p>QANTYYGESHLLR</text:p>
          </table:table-cell>
          <table:table-cell office:value-type="string" calcext:value-type="string">
            <text:p>QPYELVTR</text:p>
          </table:table-cell>
          <table:table-cell table:formula="of:=SUBSTITUTE(SUBSTITUTE([.C1080];&quot;(+15.99)&quot;;&quot;&quot;);&quot;(+57.02)&quot;;&quot;&quot;)" office:value-type="string" office:string-value="QPYELVTR" calcext:value-type="string">
            <text:p>QPYELVTR</text:p>
          </table:table-cell>
        </table:table-row>
        <table:table-row table:style-name="ro1">
          <table:table-cell office:value-type="string" calcext:value-type="string">
            <text:p>LYPSDPSSVPAAR</text:p>
          </table:table-cell>
          <table:table-cell table:formula="of:=SUBSTITUTE(SUBSTITUTE([.A1081];&quot;(+15.99)&quot;;&quot;&quot;);&quot;(+57.02)&quot;;&quot;&quot;)" office:value-type="string" office:string-value="LYPSDPSSVPAAR" calcext:value-type="string">
            <text:p>LYPSDPSSVPAAR</text:p>
          </table:table-cell>
          <table:table-cell office:value-type="string" calcext:value-type="string">
            <text:p>NSHLWVNDK</text:p>
          </table:table-cell>
          <table:table-cell table:formula="of:=SUBSTITUTE(SUBSTITUTE([.C1081];&quot;(+15.99)&quot;;&quot;&quot;);&quot;(+57.02)&quot;;&quot;&quot;)" office:value-type="string" office:string-value="NSHLWVNDK" calcext:value-type="string">
            <text:p>NSHLWVNDK</text:p>
          </table:table-cell>
        </table:table-row>
        <table:table-row table:style-name="ro1">
          <table:table-cell office:value-type="string" calcext:value-type="string">
            <text:p>EREVANLPLKR</text:p>
          </table:table-cell>
          <table:table-cell table:formula="of:=SUBSTITUTE(SUBSTITUTE([.A1082];&quot;(+15.99)&quot;;&quot;&quot;);&quot;(+57.02)&quot;;&quot;&quot;)" office:value-type="string" office:string-value="EREVANLPLKR" calcext:value-type="string">
            <text:p>EREVANLPLKR</text:p>
          </table:table-cell>
          <table:table-cell office:value-type="string" calcext:value-type="string">
            <text:p>LFKC(+57.02)EPK</text:p>
          </table:table-cell>
          <table:table-cell table:formula="of:=SUBSTITUTE(SUBSTITUTE([.C1082];&quot;(+15.99)&quot;;&quot;&quot;);&quot;(+57.02)&quot;;&quot;&quot;)" office:value-type="string" office:string-value="LFKCEPK" calcext:value-type="string">
            <text:p>LFKCEPK</text:p>
          </table:table-cell>
        </table:table-row>
        <table:table-row table:style-name="ro2">
          <table:table-cell office:value-type="string" calcext:value-type="string">
            <text:p>ERRLALSDPQC(+57.02)M(+15.99)EK</text:p>
          </table:table-cell>
          <table:table-cell table:formula="of:=SUBSTITUTE(SUBSTITUTE([.A1083];&quot;(+15.99)&quot;;&quot;&quot;);&quot;(+57.02)&quot;;&quot;&quot;)" office:value-type="string" office:string-value="ERRLALSDPQCMEK" calcext:value-type="string">
            <text:p>ERRLALSDPQCMEK</text:p>
          </table:table-cell>
          <table:table-cell office:value-type="string" calcext:value-type="string">
            <text:p>QFVPAEALGADSAPK</text:p>
          </table:table-cell>
          <table:table-cell table:formula="of:=SUBSTITUTE(SUBSTITUTE([.C1083];&quot;(+15.99)&quot;;&quot;&quot;);&quot;(+57.02)&quot;;&quot;&quot;)" office:value-type="string" office:string-value="QFVPAEALGADSAPK" calcext:value-type="string">
            <text:p>QFVPAEALGADSAPK</text:p>
          </table:table-cell>
        </table:table-row>
        <table:table-row table:style-name="ro2">
          <table:table-cell office:value-type="string" calcext:value-type="string">
            <text:p>NEDATSLVKFPNK</text:p>
          </table:table-cell>
          <table:table-cell table:formula="of:=SUBSTITUTE(SUBSTITUTE([.A1084];&quot;(+15.99)&quot;;&quot;&quot;);&quot;(+57.02)&quot;;&quot;&quot;)" office:value-type="string" office:string-value="NEDATSLVKFPNK" calcext:value-type="string">
            <text:p>NEDATSLVKFPNK</text:p>
          </table:table-cell>
          <table:table-cell office:value-type="string" calcext:value-type="string">
            <text:p>LLDEGYAGDNVVSPLR</text:p>
          </table:table-cell>
          <table:table-cell table:formula="of:=SUBSTITUTE(SUBSTITUTE([.C1084];&quot;(+15.99)&quot;;&quot;&quot;);&quot;(+57.02)&quot;;&quot;&quot;)" office:value-type="string" office:string-value="LLDEGYAGDNVVSPLR" calcext:value-type="string">
            <text:p>LLDEGYAGDNVVSPLR</text:p>
          </table:table-cell>
        </table:table-row>
        <table:table-row table:style-name="ro1">
          <table:table-cell office:value-type="string" calcext:value-type="string">
            <text:p>GM(+15.99)AAEAVLAALK</text:p>
          </table:table-cell>
          <table:table-cell table:formula="of:=SUBSTITUTE(SUBSTITUTE([.A1085];&quot;(+15.99)&quot;;&quot;&quot;);&quot;(+57.02)&quot;;&quot;&quot;)" office:value-type="string" office:string-value="GMAAEAVLAALK" calcext:value-type="string">
            <text:p>GMAAEAVLAALK</text:p>
          </table:table-cell>
          <table:table-cell office:value-type="string" calcext:value-type="string">
            <text:p>TSNVSSSGLK</text:p>
          </table:table-cell>
          <table:table-cell table:formula="of:=SUBSTITUTE(SUBSTITUTE([.C1085];&quot;(+15.99)&quot;;&quot;&quot;);&quot;(+57.02)&quot;;&quot;&quot;)" office:value-type="string" office:string-value="TSNVSSSGLK" calcext:value-type="string">
            <text:p>TSNVSSSGLK</text:p>
          </table:table-cell>
        </table:table-row>
        <table:table-row table:style-name="ro2">
          <table:table-cell office:value-type="string" calcext:value-type="string">
            <text:p>TTFNSNAK</text:p>
          </table:table-cell>
          <table:table-cell table:formula="of:=SUBSTITUTE(SUBSTITUTE([.A1086];&quot;(+15.99)&quot;;&quot;&quot;);&quot;(+57.02)&quot;;&quot;&quot;)" office:value-type="string" office:string-value="TTFNSNAK" calcext:value-type="string">
            <text:p>TTFNSNAK</text:p>
          </table:table-cell>
          <table:table-cell office:value-type="string" calcext:value-type="string">
            <text:p>M(+15.99)SLEEVDPDAK</text:p>
          </table:table-cell>
          <table:table-cell table:formula="of:=SUBSTITUTE(SUBSTITUTE([.C1086];&quot;(+15.99)&quot;;&quot;&quot;);&quot;(+57.02)&quot;;&quot;&quot;)" office:value-type="string" office:string-value="MSLEEVDPDAK" calcext:value-type="string">
            <text:p>MSLEEVDPDAK</text:p>
          </table:table-cell>
        </table:table-row>
        <table:table-row table:style-name="ro1">
          <table:table-cell office:value-type="string" calcext:value-type="string">
            <text:p>HLMKSVEK</text:p>
          </table:table-cell>
          <table:table-cell table:formula="of:=SUBSTITUTE(SUBSTITUTE([.A1087];&quot;(+15.99)&quot;;&quot;&quot;);&quot;(+57.02)&quot;;&quot;&quot;)" office:value-type="string" office:string-value="HLMKSVEK" calcext:value-type="string">
            <text:p>HLMKSVEK</text:p>
          </table:table-cell>
          <table:table-cell office:value-type="string" calcext:value-type="string">
            <text:p>NDYWSLGDK</text:p>
          </table:table-cell>
          <table:table-cell table:formula="of:=SUBSTITUTE(SUBSTITUTE([.C1087];&quot;(+15.99)&quot;;&quot;&quot;);&quot;(+57.02)&quot;;&quot;&quot;)" office:value-type="string" office:string-value="NDYWSLGDK" calcext:value-type="string">
            <text:p>NDYWSLGDK</text:p>
          </table:table-cell>
        </table:table-row>
        <table:table-row table:style-name="ro2">
          <table:table-cell office:value-type="string" calcext:value-type="string">
            <text:p>AKLDTM(+15.99)AGPK</text:p>
          </table:table-cell>
          <table:table-cell table:formula="of:=SUBSTITUTE(SUBSTITUTE([.A1088];&quot;(+15.99)&quot;;&quot;&quot;);&quot;(+57.02)&quot;;&quot;&quot;)" office:value-type="string" office:string-value="AKLDTMAGPK" calcext:value-type="string">
            <text:p>AKLDTMAGPK</text:p>
          </table:table-cell>
          <table:table-cell office:value-type="string" calcext:value-type="string">
            <text:p>M(+15.99)AEM(+15.99)LLDSFKDK</text:p>
          </table:table-cell>
          <table:table-cell table:formula="of:=SUBSTITUTE(SUBSTITUTE([.C1088];&quot;(+15.99)&quot;;&quot;&quot;);&quot;(+57.02)&quot;;&quot;&quot;)" office:value-type="string" office:string-value="MAEMLLDSFKDK" calcext:value-type="string">
            <text:p>MAEMLLDSFKDK</text:p>
          </table:table-cell>
        </table:table-row>
        <table:table-row table:style-name="ro2">
          <table:table-cell office:value-type="string" calcext:value-type="string">
            <text:p>AM(+15.99)VQTAEEALEAVR</text:p>
          </table:table-cell>
          <table:table-cell table:formula="of:=SUBSTITUTE(SUBSTITUTE([.A1089];&quot;(+15.99)&quot;;&quot;&quot;);&quot;(+57.02)&quot;;&quot;&quot;)" office:value-type="string" office:string-value="AMVQTAEEALEAVR" calcext:value-type="string">
            <text:p>AMVQTAEEALEAVR</text:p>
          </table:table-cell>
          <table:table-cell office:value-type="string" calcext:value-type="string">
            <text:p>TSHDLKPGDVVK</text:p>
          </table:table-cell>
          <table:table-cell table:formula="of:=SUBSTITUTE(SUBSTITUTE([.C1089];&quot;(+15.99)&quot;;&quot;&quot;);&quot;(+57.02)&quot;;&quot;&quot;)" office:value-type="string" office:string-value="TSHDLKPGDVVK" calcext:value-type="string">
            <text:p>TSHDLKPGDVVK</text:p>
          </table:table-cell>
        </table:table-row>
        <table:table-row table:style-name="ro2">
          <table:table-cell office:value-type="string" calcext:value-type="string">
            <text:p>EMHNLLQLR</text:p>
          </table:table-cell>
          <table:table-cell table:formula="of:=SUBSTITUTE(SUBSTITUTE([.A1090];&quot;(+15.99)&quot;;&quot;&quot;);&quot;(+57.02)&quot;;&quot;&quot;)" office:value-type="string" office:string-value="EMHNLLQLR" calcext:value-type="string">
            <text:p>EMHNLLQLR</text:p>
          </table:table-cell>
          <table:table-cell office:value-type="string" calcext:value-type="string">
            <text:p>GLLETLVDWVEKGK</text:p>
          </table:table-cell>
          <table:table-cell table:formula="of:=SUBSTITUTE(SUBSTITUTE([.C1090];&quot;(+15.99)&quot;;&quot;&quot;);&quot;(+57.02)&quot;;&quot;&quot;)" office:value-type="string" office:string-value="GLLETLVDWVEKGK" calcext:value-type="string">
            <text:p>GLLETLVDWVEKGK</text:p>
          </table:table-cell>
        </table:table-row>
        <table:table-row table:style-name="ro1">
          <table:table-cell office:value-type="string" calcext:value-type="string">
            <text:p>QSGFTSVLSHR</text:p>
          </table:table-cell>
          <table:table-cell table:formula="of:=SUBSTITUTE(SUBSTITUTE([.A1091];&quot;(+15.99)&quot;;&quot;&quot;);&quot;(+57.02)&quot;;&quot;&quot;)" office:value-type="string" office:string-value="QSGFTSVLSHR" calcext:value-type="string">
            <text:p>QSGFTSVLSHR</text:p>
          </table:table-cell>
          <table:table-cell office:value-type="string" calcext:value-type="string">
            <text:p>WC(+57.02)ELVYYSEK</text:p>
          </table:table-cell>
          <table:table-cell table:formula="of:=SUBSTITUTE(SUBSTITUTE([.C1091];&quot;(+15.99)&quot;;&quot;&quot;);&quot;(+57.02)&quot;;&quot;&quot;)" office:value-type="string" office:string-value="WCELVYYSEK" calcext:value-type="string">
            <text:p>WCELVYYSEK</text:p>
          </table:table-cell>
        </table:table-row>
        <table:table-row table:style-name="ro1">
          <table:table-cell office:value-type="string" calcext:value-type="string">
            <text:p>RSLLGM(+15.99)KEYPR</text:p>
          </table:table-cell>
          <table:table-cell table:formula="of:=SUBSTITUTE(SUBSTITUTE([.A1092];&quot;(+15.99)&quot;;&quot;&quot;);&quot;(+57.02)&quot;;&quot;&quot;)" office:value-type="string" office:string-value="RSLLGMKEYPR" calcext:value-type="string">
            <text:p>RSLLGMKEYPR</text:p>
          </table:table-cell>
          <table:table-cell office:value-type="string" calcext:value-type="string">
            <text:p>NKFLLGWK</text:p>
          </table:table-cell>
          <table:table-cell table:formula="of:=SUBSTITUTE(SUBSTITUTE([.C1092];&quot;(+15.99)&quot;;&quot;&quot;);&quot;(+57.02)&quot;;&quot;&quot;)" office:value-type="string" office:string-value="NKFLLGWK" calcext:value-type="string">
            <text:p>NKFLLGWK</text:p>
          </table:table-cell>
        </table:table-row>
        <table:table-row table:style-name="ro1">
          <table:table-cell office:value-type="string" calcext:value-type="string">
            <text:p>QLTNDAVC(+57.02)K</text:p>
          </table:table-cell>
          <table:table-cell table:formula="of:=SUBSTITUTE(SUBSTITUTE([.A1093];&quot;(+15.99)&quot;;&quot;&quot;);&quot;(+57.02)&quot;;&quot;&quot;)" office:value-type="string" office:string-value="QLTNDAVCK" calcext:value-type="string">
            <text:p>QLTNDAVCK</text:p>
          </table:table-cell>
          <table:table-cell office:value-type="string" calcext:value-type="string">
            <text:p>EEELSLDPER</text:p>
          </table:table-cell>
          <table:table-cell table:formula="of:=SUBSTITUTE(SUBSTITUTE([.C1093];&quot;(+15.99)&quot;;&quot;&quot;);&quot;(+57.02)&quot;;&quot;&quot;)" office:value-type="string" office:string-value="EEELSLDPER" calcext:value-type="string">
            <text:p>EEELSLDPER</text:p>
          </table:table-cell>
        </table:table-row>
        <table:table-row table:style-name="ro1">
          <table:table-cell office:value-type="string" calcext:value-type="string">
            <text:p>FLPGWVEAGPLER</text:p>
          </table:table-cell>
          <table:table-cell table:formula="of:=SUBSTITUTE(SUBSTITUTE([.A1094];&quot;(+15.99)&quot;;&quot;&quot;);&quot;(+57.02)&quot;;&quot;&quot;)" office:value-type="string" office:string-value="FLPGWVEAGPLER" calcext:value-type="string">
            <text:p>FLPGWVEAGPLER</text:p>
          </table:table-cell>
          <table:table-cell office:value-type="string" calcext:value-type="string">
            <text:p>GLLYNEAQR</text:p>
          </table:table-cell>
          <table:table-cell table:formula="of:=SUBSTITUTE(SUBSTITUTE([.C1094];&quot;(+15.99)&quot;;&quot;&quot;);&quot;(+57.02)&quot;;&quot;&quot;)" office:value-type="string" office:string-value="GLLYNEAQR" calcext:value-type="string">
            <text:p>GLLYNEAQR</text:p>
          </table:table-cell>
        </table:table-row>
        <table:table-row table:style-name="ro2">
          <table:table-cell office:value-type="string" calcext:value-type="string">
            <text:p>VPVGQLLLR</text:p>
          </table:table-cell>
          <table:table-cell table:formula="of:=SUBSTITUTE(SUBSTITUTE([.A1095];&quot;(+15.99)&quot;;&quot;&quot;);&quot;(+57.02)&quot;;&quot;&quot;)" office:value-type="string" office:string-value="VPVGQLLLR" calcext:value-type="string">
            <text:p>VPVGQLLLR</text:p>
          </table:table-cell>
          <table:table-cell office:value-type="string" calcext:value-type="string">
            <text:p>M(+15.99)WYNSLLHTMK</text:p>
          </table:table-cell>
          <table:table-cell table:formula="of:=SUBSTITUTE(SUBSTITUTE([.C1095];&quot;(+15.99)&quot;;&quot;&quot;);&quot;(+57.02)&quot;;&quot;&quot;)" office:value-type="string" office:string-value="MWYNSLLHTMK" calcext:value-type="string">
            <text:p>MWYNSLLHTMK</text:p>
          </table:table-cell>
        </table:table-row>
        <table:table-row table:style-name="ro2">
          <table:table-cell office:value-type="string" calcext:value-type="string">
            <text:p>QPENSSLNDSNRLK</text:p>
          </table:table-cell>
          <table:table-cell table:formula="of:=SUBSTITUTE(SUBSTITUTE([.A1096];&quot;(+15.99)&quot;;&quot;&quot;);&quot;(+57.02)&quot;;&quot;&quot;)" office:value-type="string" office:string-value="QPENSSLNDSNRLK" calcext:value-type="string">
            <text:p>QPENSSLNDSNRLK</text:p>
          </table:table-cell>
          <table:table-cell office:value-type="string" calcext:value-type="string">
            <text:p>TEDRLEVTEGMR</text:p>
          </table:table-cell>
          <table:table-cell table:formula="of:=SUBSTITUTE(SUBSTITUTE([.C1096];&quot;(+15.99)&quot;;&quot;&quot;);&quot;(+57.02)&quot;;&quot;&quot;)" office:value-type="string" office:string-value="TEDRLEVTEGMR" calcext:value-type="string">
            <text:p>TEDRLEVTEGMR</text:p>
          </table:table-cell>
        </table:table-row>
        <table:table-row table:style-name="ro1">
          <table:table-cell office:value-type="string" calcext:value-type="string">
            <text:p>KMNRTNTERTAK</text:p>
          </table:table-cell>
          <table:table-cell table:formula="of:=SUBSTITUTE(SUBSTITUTE([.A1097];&quot;(+15.99)&quot;;&quot;&quot;);&quot;(+57.02)&quot;;&quot;&quot;)" office:value-type="string" office:string-value="KMNRTNTERTAK" calcext:value-type="string">
            <text:p>KMNRTNTERTAK</text:p>
          </table:table-cell>
          <table:table-cell office:value-type="string" calcext:value-type="string">
            <text:p>QWM(+15.99)C(+57.02)DLPR</text:p>
          </table:table-cell>
          <table:table-cell table:formula="of:=SUBSTITUTE(SUBSTITUTE([.C1097];&quot;(+15.99)&quot;;&quot;&quot;);&quot;(+57.02)&quot;;&quot;&quot;)" office:value-type="string" office:string-value="QWMCDLPR" calcext:value-type="string">
            <text:p>QWMCDLPR</text:p>
          </table:table-cell>
        </table:table-row>
        <table:table-row table:style-name="ro2">
          <table:table-cell office:value-type="string" calcext:value-type="string">
            <text:p>EWPLPHDMNK</text:p>
          </table:table-cell>
          <table:table-cell table:formula="of:=SUBSTITUTE(SUBSTITUTE([.A1098];&quot;(+15.99)&quot;;&quot;&quot;);&quot;(+57.02)&quot;;&quot;&quot;)" office:value-type="string" office:string-value="EWPLPHDMNK" calcext:value-type="string">
            <text:p>EWPLPHDMNK</text:p>
          </table:table-cell>
          <table:table-cell office:value-type="string" calcext:value-type="string">
            <text:p>EFPQLLNDRTLAK</text:p>
          </table:table-cell>
          <table:table-cell table:formula="of:=SUBSTITUTE(SUBSTITUTE([.C1098];&quot;(+15.99)&quot;;&quot;&quot;);&quot;(+57.02)&quot;;&quot;&quot;)" office:value-type="string" office:string-value="EFPQLLNDRTLAK" calcext:value-type="string">
            <text:p>EFPQLLNDRTLAK</text:p>
          </table:table-cell>
        </table:table-row>
        <table:table-row table:style-name="ro2">
          <table:table-cell office:value-type="string" calcext:value-type="string">
            <text:p>NANLLNGM(+15.99)DK</text:p>
          </table:table-cell>
          <table:table-cell table:formula="of:=SUBSTITUTE(SUBSTITUTE([.A1099];&quot;(+15.99)&quot;;&quot;&quot;);&quot;(+57.02)&quot;;&quot;&quot;)" office:value-type="string" office:string-value="NANLLNGMDK" calcext:value-type="string">
            <text:p>NANLLNGMDK</text:p>
          </table:table-cell>
          <table:table-cell office:value-type="string" calcext:value-type="string">
            <text:p>LPPSNNLGEELLR</text:p>
          </table:table-cell>
          <table:table-cell table:formula="of:=SUBSTITUTE(SUBSTITUTE([.C1099];&quot;(+15.99)&quot;;&quot;&quot;);&quot;(+57.02)&quot;;&quot;&quot;)" office:value-type="string" office:string-value="LPPSNNLGEELLR" calcext:value-type="string">
            <text:p>LPPSNNLGEELLR</text:p>
          </table:table-cell>
        </table:table-row>
        <table:table-row table:style-name="ro1">
          <table:table-cell office:value-type="string" calcext:value-type="string">
            <text:p>RSSYWLDC(+57.02)GPPK</text:p>
          </table:table-cell>
          <table:table-cell table:formula="of:=SUBSTITUTE(SUBSTITUTE([.A1100];&quot;(+15.99)&quot;;&quot;&quot;);&quot;(+57.02)&quot;;&quot;&quot;)" office:value-type="string" office:string-value="RSSYWLDCGPPK" calcext:value-type="string">
            <text:p>RSSYWLDCGPPK</text:p>
          </table:table-cell>
          <table:table-cell office:value-type="string" calcext:value-type="string">
            <text:p>NPEEAAHVPK</text:p>
          </table:table-cell>
          <table:table-cell table:formula="of:=SUBSTITUTE(SUBSTITUTE([.C1100];&quot;(+15.99)&quot;;&quot;&quot;);&quot;(+57.02)&quot;;&quot;&quot;)" office:value-type="string" office:string-value="NPEEAAHVPK" calcext:value-type="string">
            <text:p>NPEEAAHVPK</text:p>
          </table:table-cell>
        </table:table-row>
        <table:table-row table:style-name="ro2">
          <table:table-cell office:value-type="string" calcext:value-type="string">
            <text:p>SHEPKVK</text:p>
          </table:table-cell>
          <table:table-cell table:formula="of:=SUBSTITUTE(SUBSTITUTE([.A1101];&quot;(+15.99)&quot;;&quot;&quot;);&quot;(+57.02)&quot;;&quot;&quot;)" office:value-type="string" office:string-value="SHEPKVK" calcext:value-type="string">
            <text:p>SHEPKVK</text:p>
          </table:table-cell>
          <table:table-cell office:value-type="string" calcext:value-type="string">
            <text:p>GLQGLTLGSSPK</text:p>
          </table:table-cell>
          <table:table-cell table:formula="of:=SUBSTITUTE(SUBSTITUTE([.C1101];&quot;(+15.99)&quot;;&quot;&quot;);&quot;(+57.02)&quot;;&quot;&quot;)" office:value-type="string" office:string-value="GLQGLTLGSSPK" calcext:value-type="string">
            <text:p>GLQGLTLGSSPK</text:p>
          </table:table-cell>
        </table:table-row>
        <table:table-row table:style-name="ro2">
          <table:table-cell office:value-type="string" calcext:value-type="string">
            <text:p>DMTVSEDGPENK</text:p>
          </table:table-cell>
          <table:table-cell table:formula="of:=SUBSTITUTE(SUBSTITUTE([.A1102];&quot;(+15.99)&quot;;&quot;&quot;);&quot;(+57.02)&quot;;&quot;&quot;)" office:value-type="string" office:string-value="DMTVSEDGPENK" calcext:value-type="string">
            <text:p>DMTVSEDGPENK</text:p>
          </table:table-cell>
          <table:table-cell office:value-type="string" calcext:value-type="string">
            <text:p>NYLSLADFLKSR</text:p>
          </table:table-cell>
          <table:table-cell table:formula="of:=SUBSTITUTE(SUBSTITUTE([.C1102];&quot;(+15.99)&quot;;&quot;&quot;);&quot;(+57.02)&quot;;&quot;&quot;)" office:value-type="string" office:string-value="NYLSLADFLKSR" calcext:value-type="string">
            <text:p>NYLSLADFLKSR</text:p>
          </table:table-cell>
        </table:table-row>
        <table:table-row table:style-name="ro2">
          <table:table-cell office:value-type="string" calcext:value-type="string">
            <text:p>TGPPATLVVNR</text:p>
          </table:table-cell>
          <table:table-cell table:formula="of:=SUBSTITUTE(SUBSTITUTE([.A1103];&quot;(+15.99)&quot;;&quot;&quot;);&quot;(+57.02)&quot;;&quot;&quot;)" office:value-type="string" office:string-value="TGPPATLVVNR" calcext:value-type="string">
            <text:p>TGPPATLVVNR</text:p>
          </table:table-cell>
          <table:table-cell office:value-type="string" calcext:value-type="string">
            <text:p>NATWLLFMEPAR</text:p>
          </table:table-cell>
          <table:table-cell table:formula="of:=SUBSTITUTE(SUBSTITUTE([.C1103];&quot;(+15.99)&quot;;&quot;&quot;);&quot;(+57.02)&quot;;&quot;&quot;)" office:value-type="string" office:string-value="NATWLLFMEPAR" calcext:value-type="string">
            <text:p>NATWLLFMEPAR</text:p>
          </table:table-cell>
        </table:table-row>
        <table:table-row table:style-name="ro1">
          <table:table-cell office:value-type="string" calcext:value-type="string">
            <text:p>AAEAVLAVGR</text:p>
          </table:table-cell>
          <table:table-cell table:formula="of:=SUBSTITUTE(SUBSTITUTE([.A1104];&quot;(+15.99)&quot;;&quot;&quot;);&quot;(+57.02)&quot;;&quot;&quot;)" office:value-type="string" office:string-value="AAEAVLAVGR" calcext:value-type="string">
            <text:p>AAEAVLAVGR</text:p>
          </table:table-cell>
          <table:table-cell office:value-type="string" calcext:value-type="string">
            <text:p>VVTVSLPR</text:p>
          </table:table-cell>
          <table:table-cell table:formula="of:=SUBSTITUTE(SUBSTITUTE([.C1104];&quot;(+15.99)&quot;;&quot;&quot;);&quot;(+57.02)&quot;;&quot;&quot;)" office:value-type="string" office:string-value="VVTVSLPR" calcext:value-type="string">
            <text:p>VVTVSLPR</text:p>
          </table:table-cell>
        </table:table-row>
        <table:table-row table:style-name="ro1">
          <table:table-cell office:value-type="string" calcext:value-type="string">
            <text:p>MMTELLTK</text:p>
          </table:table-cell>
          <table:table-cell table:formula="of:=SUBSTITUTE(SUBSTITUTE([.A1105];&quot;(+15.99)&quot;;&quot;&quot;);&quot;(+57.02)&quot;;&quot;&quot;)" office:value-type="string" office:string-value="MMTELLTK" calcext:value-type="string">
            <text:p>MMTELLTK</text:p>
          </table:table-cell>
          <table:table-cell office:value-type="string" calcext:value-type="string">
            <text:p>WLVKAPGPK</text:p>
          </table:table-cell>
          <table:table-cell table:formula="of:=SUBSTITUTE(SUBSTITUTE([.C1105];&quot;(+15.99)&quot;;&quot;&quot;);&quot;(+57.02)&quot;;&quot;&quot;)" office:value-type="string" office:string-value="WLVKAPGPK" calcext:value-type="string">
            <text:p>WLVKAPGPK</text:p>
          </table:table-cell>
        </table:table-row>
        <table:table-row table:style-name="ro2">
          <table:table-cell office:value-type="string" calcext:value-type="string">
            <text:p>MWESANELFSVPRDEK</text:p>
          </table:table-cell>
          <table:table-cell table:formula="of:=SUBSTITUTE(SUBSTITUTE([.A1106];&quot;(+15.99)&quot;;&quot;&quot;);&quot;(+57.02)&quot;;&quot;&quot;)" office:value-type="string" office:string-value="MWESANELFSVPRDEK" calcext:value-type="string">
            <text:p>MWESANELFSVPRDEK</text:p>
          </table:table-cell>
          <table:table-cell office:value-type="string" calcext:value-type="string">
            <text:p>ELVNGQLLTEDAAVK</text:p>
          </table:table-cell>
          <table:table-cell table:formula="of:=SUBSTITUTE(SUBSTITUTE([.C1106];&quot;(+15.99)&quot;;&quot;&quot;);&quot;(+57.02)&quot;;&quot;&quot;)" office:value-type="string" office:string-value="ELVNGQLLTEDAAVK" calcext:value-type="string">
            <text:p>ELVNGQLLTEDAAVK</text:p>
          </table:table-cell>
        </table:table-row>
        <table:table-row table:style-name="ro2">
          <table:table-cell office:value-type="string" calcext:value-type="string">
            <text:p>KQFGMGSDFNGR</text:p>
          </table:table-cell>
          <table:table-cell table:formula="of:=SUBSTITUTE(SUBSTITUTE([.A1107];&quot;(+15.99)&quot;;&quot;&quot;);&quot;(+57.02)&quot;;&quot;&quot;)" office:value-type="string" office:string-value="KQFGMGSDFNGR" calcext:value-type="string">
            <text:p>KQFGMGSDFNGR</text:p>
          </table:table-cell>
          <table:table-cell office:value-type="string" calcext:value-type="string">
            <text:p>TPGPAENAALER</text:p>
          </table:table-cell>
          <table:table-cell table:formula="of:=SUBSTITUTE(SUBSTITUTE([.C1107];&quot;(+15.99)&quot;;&quot;&quot;);&quot;(+57.02)&quot;;&quot;&quot;)" office:value-type="string" office:string-value="TPGPAENAALER" calcext:value-type="string">
            <text:p>TPGPAENAALER</text:p>
          </table:table-cell>
        </table:table-row>
        <table:table-row table:style-name="ro2">
          <table:table-cell office:value-type="string" calcext:value-type="string">
            <text:p>WEFKC(+57.02)PLEGGYETR</text:p>
          </table:table-cell>
          <table:table-cell table:formula="of:=SUBSTITUTE(SUBSTITUTE([.A1108];&quot;(+15.99)&quot;;&quot;&quot;);&quot;(+57.02)&quot;;&quot;&quot;)" office:value-type="string" office:string-value="WEFKCPLEGGYETR" calcext:value-type="string">
            <text:p>WEFKCPLEGGYETR</text:p>
          </table:table-cell>
          <table:table-cell office:value-type="string" calcext:value-type="string">
            <text:p>RNYM(+15.99)DC(+57.02)VLVVR</text:p>
          </table:table-cell>
          <table:table-cell table:formula="of:=SUBSTITUTE(SUBSTITUTE([.C1108];&quot;(+15.99)&quot;;&quot;&quot;);&quot;(+57.02)&quot;;&quot;&quot;)" office:value-type="string" office:string-value="RNYMDCVLVVR" calcext:value-type="string">
            <text:p>RNYMDCVLVVR</text:p>
          </table:table-cell>
        </table:table-row>
        <table:table-row table:style-name="ro2">
          <table:table-cell office:value-type="string" calcext:value-type="string">
            <text:p>KSGLSVGEHLYLEK</text:p>
          </table:table-cell>
          <table:table-cell table:formula="of:=SUBSTITUTE(SUBSTITUTE([.A1109];&quot;(+15.99)&quot;;&quot;&quot;);&quot;(+57.02)&quot;;&quot;&quot;)" office:value-type="string" office:string-value="KSGLSVGEHLYLEK" calcext:value-type="string">
            <text:p>KSGLSVGEHLYLEK</text:p>
          </table:table-cell>
          <table:table-cell office:value-type="string" calcext:value-type="string">
            <text:p>VDPFTVSTVKREPR</text:p>
          </table:table-cell>
          <table:table-cell table:formula="of:=SUBSTITUTE(SUBSTITUTE([.C1109];&quot;(+15.99)&quot;;&quot;&quot;);&quot;(+57.02)&quot;;&quot;&quot;)" office:value-type="string" office:string-value="VDPFTVSTVKREPR" calcext:value-type="string">
            <text:p>VDPFTVSTVKREPR</text:p>
          </table:table-cell>
        </table:table-row>
        <table:table-row table:style-name="ro1">
          <table:table-cell office:value-type="string" calcext:value-type="string">
            <text:p>VVQLGEADRMYK</text:p>
          </table:table-cell>
          <table:table-cell table:formula="of:=SUBSTITUTE(SUBSTITUTE([.A1110];&quot;(+15.99)&quot;;&quot;&quot;);&quot;(+57.02)&quot;;&quot;&quot;)" office:value-type="string" office:string-value="VVQLGEADRMYK" calcext:value-type="string">
            <text:p>VVQLGEADRMYK</text:p>
          </table:table-cell>
          <table:table-cell office:value-type="string" calcext:value-type="string">
            <text:p>REMVGNK</text:p>
          </table:table-cell>
          <table:table-cell table:formula="of:=SUBSTITUTE(SUBSTITUTE([.C1110];&quot;(+15.99)&quot;;&quot;&quot;);&quot;(+57.02)&quot;;&quot;&quot;)" office:value-type="string" office:string-value="REMVGNK" calcext:value-type="string">
            <text:p>REMVGNK</text:p>
          </table:table-cell>
        </table:table-row>
        <table:table-row table:style-name="ro1">
          <table:table-cell office:value-type="string" calcext:value-type="string">
            <text:p>RFPFDPDYQEK</text:p>
          </table:table-cell>
          <table:table-cell table:formula="of:=SUBSTITUTE(SUBSTITUTE([.A1111];&quot;(+15.99)&quot;;&quot;&quot;);&quot;(+57.02)&quot;;&quot;&quot;)" office:value-type="string" office:string-value="RFPFDPDYQEK" calcext:value-type="string">
            <text:p>RFPFDPDYQEK</text:p>
          </table:table-cell>
          <table:table-cell office:value-type="string" calcext:value-type="string">
            <text:p>TGPLAERGK</text:p>
          </table:table-cell>
          <table:table-cell table:formula="of:=SUBSTITUTE(SUBSTITUTE([.C1111];&quot;(+15.99)&quot;;&quot;&quot;);&quot;(+57.02)&quot;;&quot;&quot;)" office:value-type="string" office:string-value="TGPLAERGK" calcext:value-type="string">
            <text:p>TGPLAERGK</text:p>
          </table:table-cell>
        </table:table-row>
        <table:table-row table:style-name="ro1">
          <table:table-cell office:value-type="string" calcext:value-type="string">
            <text:p>FAVLSGAFALYR</text:p>
          </table:table-cell>
          <table:table-cell table:formula="of:=SUBSTITUTE(SUBSTITUTE([.A1112];&quot;(+15.99)&quot;;&quot;&quot;);&quot;(+57.02)&quot;;&quot;&quot;)" office:value-type="string" office:string-value="FAVLSGAFALYR" calcext:value-type="string">
            <text:p>FAVLSGAFALYR</text:p>
          </table:table-cell>
          <table:table-cell office:value-type="string" calcext:value-type="string">
            <text:p>RHLPSEYDLR</text:p>
          </table:table-cell>
          <table:table-cell table:formula="of:=SUBSTITUTE(SUBSTITUTE([.C1112];&quot;(+15.99)&quot;;&quot;&quot;);&quot;(+57.02)&quot;;&quot;&quot;)" office:value-type="string" office:string-value="RHLPSEYDLR" calcext:value-type="string">
            <text:p>RHLPSEYDLR</text:p>
          </table:table-cell>
        </table:table-row>
        <table:table-row table:style-name="ro1">
          <table:table-cell office:value-type="string" calcext:value-type="string">
            <text:p>TVESSHLEK</text:p>
          </table:table-cell>
          <table:table-cell table:formula="of:=SUBSTITUTE(SUBSTITUTE([.A1113];&quot;(+15.99)&quot;;&quot;&quot;);&quot;(+57.02)&quot;;&quot;&quot;)" office:value-type="string" office:string-value="TVESSHLEK" calcext:value-type="string">
            <text:p>TVESSHLEK</text:p>
          </table:table-cell>
          <table:table-cell office:value-type="string" calcext:value-type="string">
            <text:p>FHLC(+57.02)GAPLLK</text:p>
          </table:table-cell>
          <table:table-cell table:formula="of:=SUBSTITUTE(SUBSTITUTE([.C1113];&quot;(+15.99)&quot;;&quot;&quot;);&quot;(+57.02)&quot;;&quot;&quot;)" office:value-type="string" office:string-value="FHLCGAPLLK" calcext:value-type="string">
            <text:p>FHLCGAPLLK</text:p>
          </table:table-cell>
        </table:table-row>
        <table:table-row table:style-name="ro2">
          <table:table-cell office:value-type="string" calcext:value-type="string">
            <text:p>QQTGTPSLELYK</text:p>
          </table:table-cell>
          <table:table-cell table:formula="of:=SUBSTITUTE(SUBSTITUTE([.A1114];&quot;(+15.99)&quot;;&quot;&quot;);&quot;(+57.02)&quot;;&quot;&quot;)" office:value-type="string" office:string-value="QQTGTPSLELYK" calcext:value-type="string">
            <text:p>QQTGTPSLELYK</text:p>
          </table:table-cell>
          <table:table-cell office:value-type="string" calcext:value-type="string">
            <text:p>DLC(+57.02)M(+15.99)DYETM(+15.99)YTK</text:p>
          </table:table-cell>
          <table:table-cell table:formula="of:=SUBSTITUTE(SUBSTITUTE([.C1114];&quot;(+15.99)&quot;;&quot;&quot;);&quot;(+57.02)&quot;;&quot;&quot;)" office:value-type="string" office:string-value="DLCMDYETMYTK" calcext:value-type="string">
            <text:p>DLCMDYETMYTK</text:p>
          </table:table-cell>
        </table:table-row>
        <table:table-row table:style-name="ro1">
          <table:table-cell office:value-type="string" calcext:value-type="string">
            <text:p>QRAFALR</text:p>
          </table:table-cell>
          <table:table-cell table:formula="of:=SUBSTITUTE(SUBSTITUTE([.A1115];&quot;(+15.99)&quot;;&quot;&quot;);&quot;(+57.02)&quot;;&quot;&quot;)" office:value-type="string" office:string-value="QRAFALR" calcext:value-type="string">
            <text:p>QRAFALR</text:p>
          </table:table-cell>
          <table:table-cell office:value-type="string" calcext:value-type="string">
            <text:p>KM(+15.99)AVLTDQK</text:p>
          </table:table-cell>
          <table:table-cell table:formula="of:=SUBSTITUTE(SUBSTITUTE([.C1115];&quot;(+15.99)&quot;;&quot;&quot;);&quot;(+57.02)&quot;;&quot;&quot;)" office:value-type="string" office:string-value="KMAVLTDQK" calcext:value-type="string">
            <text:p>KMAVLTDQK</text:p>
          </table:table-cell>
        </table:table-row>
        <table:table-row table:style-name="ro2">
          <table:table-cell office:value-type="string" calcext:value-type="string">
            <text:p>LLVTEGM(+15.99)VQAR</text:p>
          </table:table-cell>
          <table:table-cell table:formula="of:=SUBSTITUTE(SUBSTITUTE([.A1116];&quot;(+15.99)&quot;;&quot;&quot;);&quot;(+57.02)&quot;;&quot;&quot;)" office:value-type="string" office:string-value="LLVTEGMVQAR" calcext:value-type="string">
            <text:p>LLVTEGMVQAR</text:p>
          </table:table-cell>
          <table:table-cell office:value-type="string" calcext:value-type="string">
            <text:p>ELENEDHLENTRALLR</text:p>
          </table:table-cell>
          <table:table-cell table:formula="of:=SUBSTITUTE(SUBSTITUTE([.C1116];&quot;(+15.99)&quot;;&quot;&quot;);&quot;(+57.02)&quot;;&quot;&quot;)" office:value-type="string" office:string-value="ELENEDHLENTRALLR" calcext:value-type="string">
            <text:p>ELENEDHLENTRALLR</text:p>
          </table:table-cell>
        </table:table-row>
        <table:table-row table:style-name="ro2">
          <table:table-cell office:value-type="string" calcext:value-type="string">
            <text:p>MVAVADPLEQK</text:p>
          </table:table-cell>
          <table:table-cell table:formula="of:=SUBSTITUTE(SUBSTITUTE([.A1117];&quot;(+15.99)&quot;;&quot;&quot;);&quot;(+57.02)&quot;;&quot;&quot;)" office:value-type="string" office:string-value="MVAVADPLEQK" calcext:value-type="string">
            <text:p>MVAVADPLEQK</text:p>
          </table:table-cell>
          <table:table-cell office:value-type="string" calcext:value-type="string">
            <text:p>QPM(+15.99)QLLVHMTLAKK</text:p>
          </table:table-cell>
          <table:table-cell table:formula="of:=SUBSTITUTE(SUBSTITUTE([.C1117];&quot;(+15.99)&quot;;&quot;&quot;);&quot;(+57.02)&quot;;&quot;&quot;)" office:value-type="string" office:string-value="QPMQLLVHMTLAKK" calcext:value-type="string">
            <text:p>QPMQLLVHMTLAKK</text:p>
          </table:table-cell>
        </table:table-row>
        <table:table-row table:style-name="ro2">
          <table:table-cell office:value-type="string" calcext:value-type="string">
            <text:p>SC(+57.02)VYKAKYFK</text:p>
          </table:table-cell>
          <table:table-cell table:formula="of:=SUBSTITUTE(SUBSTITUTE([.A1118];&quot;(+15.99)&quot;;&quot;&quot;);&quot;(+57.02)&quot;;&quot;&quot;)" office:value-type="string" office:string-value="SCVYKAKYFK" calcext:value-type="string">
            <text:p>SCVYKAKYFK</text:p>
          </table:table-cell>
          <table:table-cell office:value-type="string" calcext:value-type="string">
            <text:p>WFLLKEMLAGLSEPLK</text:p>
          </table:table-cell>
          <table:table-cell table:formula="of:=SUBSTITUTE(SUBSTITUTE([.C1118];&quot;(+15.99)&quot;;&quot;&quot;);&quot;(+57.02)&quot;;&quot;&quot;)" office:value-type="string" office:string-value="WFLLKEMLAGLSEPLK" calcext:value-type="string">
            <text:p>WFLLKEMLAGLSEPLK</text:p>
          </table:table-cell>
        </table:table-row>
        <table:table-row table:style-name="ro2">
          <table:table-cell office:value-type="string" calcext:value-type="string">
            <text:p>DPEYSLVTQQPLNK</text:p>
          </table:table-cell>
          <table:table-cell table:formula="of:=SUBSTITUTE(SUBSTITUTE([.A1119];&quot;(+15.99)&quot;;&quot;&quot;);&quot;(+57.02)&quot;;&quot;&quot;)" office:value-type="string" office:string-value="DPEYSLVTQQPLNK" calcext:value-type="string">
            <text:p>DPEYSLVTQQPLNK</text:p>
          </table:table-cell>
          <table:table-cell office:value-type="string" calcext:value-type="string">
            <text:p>FAPLFSTLPAANK</text:p>
          </table:table-cell>
          <table:table-cell table:formula="of:=SUBSTITUTE(SUBSTITUTE([.C1119];&quot;(+15.99)&quot;;&quot;&quot;);&quot;(+57.02)&quot;;&quot;&quot;)" office:value-type="string" office:string-value="FAPLFSTLPAANK" calcext:value-type="string">
            <text:p>FAPLFSTLPAANK</text:p>
          </table:table-cell>
        </table:table-row>
        <table:table-row table:style-name="ro2">
          <table:table-cell office:value-type="string" calcext:value-type="string">
            <text:p>DSVGTDVLLHPVM(+15.99)PEK</text:p>
          </table:table-cell>
          <table:table-cell table:formula="of:=SUBSTITUTE(SUBSTITUTE([.A1120];&quot;(+15.99)&quot;;&quot;&quot;);&quot;(+57.02)&quot;;&quot;&quot;)" office:value-type="string" office:string-value="DSVGTDVLLHPVMPEK" calcext:value-type="string">
            <text:p>DSVGTDVLLHPVMPEK</text:p>
          </table:table-cell>
          <table:table-cell office:value-type="string" calcext:value-type="string">
            <text:p>RC(+57.02)M(+15.99)VTNC(+57.02)WWVLSLK</text:p>
          </table:table-cell>
          <table:table-cell table:formula="of:=SUBSTITUTE(SUBSTITUTE([.C1120];&quot;(+15.99)&quot;;&quot;&quot;);&quot;(+57.02)&quot;;&quot;&quot;)" office:value-type="string" office:string-value="RCMVTNCWWVLSLK" calcext:value-type="string">
            <text:p>RCMVTNCWWVLSLK</text:p>
          </table:table-cell>
        </table:table-row>
        <table:table-row table:style-name="ro2">
          <table:table-cell office:value-type="string" calcext:value-type="string">
            <text:p>C(+57.02)DLAVEDQK</text:p>
          </table:table-cell>
          <table:table-cell table:formula="of:=SUBSTITUTE(SUBSTITUTE([.A1121];&quot;(+15.99)&quot;;&quot;&quot;);&quot;(+57.02)&quot;;&quot;&quot;)" office:value-type="string" office:string-value="CDLAVEDQK" calcext:value-type="string">
            <text:p>CDLAVEDQK</text:p>
          </table:table-cell>
          <table:table-cell office:value-type="string" calcext:value-type="string">
            <text:p>HAASEYLQEM(+15.99)R</text:p>
          </table:table-cell>
          <table:table-cell table:formula="of:=SUBSTITUTE(SUBSTITUTE([.C1121];&quot;(+15.99)&quot;;&quot;&quot;);&quot;(+57.02)&quot;;&quot;&quot;)" office:value-type="string" office:string-value="HAASEYLQEMR" calcext:value-type="string">
            <text:p>HAASEYLQEMR</text:p>
          </table:table-cell>
        </table:table-row>
        <table:table-row table:style-name="ro2">
          <table:table-cell office:value-type="string" calcext:value-type="string">
            <text:p>LAM(+15.99)VVGLVALLAGNK</text:p>
          </table:table-cell>
          <table:table-cell table:formula="of:=SUBSTITUTE(SUBSTITUTE([.A1122];&quot;(+15.99)&quot;;&quot;&quot;);&quot;(+57.02)&quot;;&quot;&quot;)" office:value-type="string" office:string-value="LAMVVGLVALLAGNK" calcext:value-type="string">
            <text:p>LAMVVGLVALLAGNK</text:p>
          </table:table-cell>
          <table:table-cell office:value-type="string" calcext:value-type="string">
            <text:p>M(+15.99)VAQTAEEALWLR</text:p>
          </table:table-cell>
          <table:table-cell table:formula="of:=SUBSTITUTE(SUBSTITUTE([.C1122];&quot;(+15.99)&quot;;&quot;&quot;);&quot;(+57.02)&quot;;&quot;&quot;)" office:value-type="string" office:string-value="MVAQTAEEALWLR" calcext:value-type="string">
            <text:p>MVAQTAEEALWLR</text:p>
          </table:table-cell>
        </table:table-row>
        <table:table-row table:style-name="ro2">
          <table:table-cell office:value-type="string" calcext:value-type="string">
            <text:p>AFLVDPVVK</text:p>
          </table:table-cell>
          <table:table-cell table:formula="of:=SUBSTITUTE(SUBSTITUTE([.A1123];&quot;(+15.99)&quot;;&quot;&quot;);&quot;(+57.02)&quot;;&quot;&quot;)" office:value-type="string" office:string-value="AFLVDPVVK" calcext:value-type="string">
            <text:p>AFLVDPVVK</text:p>
          </table:table-cell>
          <table:table-cell office:value-type="string" calcext:value-type="string">
            <text:p>TLVVVLSAVDTHK</text:p>
          </table:table-cell>
          <table:table-cell table:formula="of:=SUBSTITUTE(SUBSTITUTE([.C1123];&quot;(+15.99)&quot;;&quot;&quot;);&quot;(+57.02)&quot;;&quot;&quot;)" office:value-type="string" office:string-value="TLVVVLSAVDTHK" calcext:value-type="string">
            <text:p>TLVVVLSAVDTHK</text:p>
          </table:table-cell>
        </table:table-row>
        <table:table-row table:style-name="ro2">
          <table:table-cell office:value-type="string" calcext:value-type="string">
            <text:p>QDTGAVNAAVR</text:p>
          </table:table-cell>
          <table:table-cell table:formula="of:=SUBSTITUTE(SUBSTITUTE([.A1124];&quot;(+15.99)&quot;;&quot;&quot;);&quot;(+57.02)&quot;;&quot;&quot;)" office:value-type="string" office:string-value="QDTGAVNAAVR" calcext:value-type="string">
            <text:p>QDTGAVNAAVR</text:p>
          </table:table-cell>
          <table:table-cell office:value-type="string" calcext:value-type="string">
            <text:p>C(+57.02)DPQLLNHRTLAK</text:p>
          </table:table-cell>
          <table:table-cell table:formula="of:=SUBSTITUTE(SUBSTITUTE([.C1124];&quot;(+15.99)&quot;;&quot;&quot;);&quot;(+57.02)&quot;;&quot;&quot;)" office:value-type="string" office:string-value="CDPQLLNHRTLAK" calcext:value-type="string">
            <text:p>CDPQLLNHRTLAK</text:p>
          </table:table-cell>
        </table:table-row>
        <table:table-row table:style-name="ro2">
          <table:table-cell office:value-type="string" calcext:value-type="string">
            <text:p>C(+57.02)RPNM(+15.99)SLNK</text:p>
          </table:table-cell>
          <table:table-cell table:formula="of:=SUBSTITUTE(SUBSTITUTE([.A1125];&quot;(+15.99)&quot;;&quot;&quot;);&quot;(+57.02)&quot;;&quot;&quot;)" office:value-type="string" office:string-value="CRPNMSLNK" calcext:value-type="string">
            <text:p>CRPNMSLNK</text:p>
          </table:table-cell>
          <table:table-cell office:value-type="string" calcext:value-type="string">
            <text:p>QSFEVFLGELETVGHR</text:p>
          </table:table-cell>
          <table:table-cell table:formula="of:=SUBSTITUTE(SUBSTITUTE([.C1125];&quot;(+15.99)&quot;;&quot;&quot;);&quot;(+57.02)&quot;;&quot;&quot;)" office:value-type="string" office:string-value="QSFEVFLGELETVGHR" calcext:value-type="string">
            <text:p>QSFEVFLGELETVGHR</text:p>
          </table:table-cell>
        </table:table-row>
        <table:table-row table:style-name="ro1">
          <table:table-cell office:value-type="string" calcext:value-type="string">
            <text:p>C(+57.02)GTTELEVTESTR</text:p>
          </table:table-cell>
          <table:table-cell table:formula="of:=SUBSTITUTE(SUBSTITUTE([.A1126];&quot;(+15.99)&quot;;&quot;&quot;);&quot;(+57.02)&quot;;&quot;&quot;)" office:value-type="string" office:string-value="CGTTELEVTESTR" calcext:value-type="string">
            <text:p>CGTTELEVTESTR</text:p>
          </table:table-cell>
          <table:table-cell office:value-type="string" calcext:value-type="string">
            <text:p>EEDNSVYHK</text:p>
          </table:table-cell>
          <table:table-cell table:formula="of:=SUBSTITUTE(SUBSTITUTE([.C1126];&quot;(+15.99)&quot;;&quot;&quot;);&quot;(+57.02)&quot;;&quot;&quot;)" office:value-type="string" office:string-value="EEDNSVYHK" calcext:value-type="string">
            <text:p>EEDNSVYHK</text:p>
          </table:table-cell>
        </table:table-row>
        <table:table-row table:style-name="ro1">
          <table:table-cell office:value-type="string" calcext:value-type="string">
            <text:p>ENDSHGLELAEEYR</text:p>
          </table:table-cell>
          <table:table-cell table:formula="of:=SUBSTITUTE(SUBSTITUTE([.A1127];&quot;(+15.99)&quot;;&quot;&quot;);&quot;(+57.02)&quot;;&quot;&quot;)" office:value-type="string" office:string-value="ENDSHGLELAEEYR" calcext:value-type="string">
            <text:p>ENDSHGLELAEEYR</text:p>
          </table:table-cell>
          <table:table-cell office:value-type="string" calcext:value-type="string">
            <text:p>SPGTNVEQK</text:p>
          </table:table-cell>
          <table:table-cell table:formula="of:=SUBSTITUTE(SUBSTITUTE([.C1127];&quot;(+15.99)&quot;;&quot;&quot;);&quot;(+57.02)&quot;;&quot;&quot;)" office:value-type="string" office:string-value="SPGTNVEQK" calcext:value-type="string">
            <text:p>SPGTNVEQK</text:p>
          </table:table-cell>
        </table:table-row>
        <table:table-row table:style-name="ro1">
          <table:table-cell office:value-type="string" calcext:value-type="string">
            <text:p>VDGTFKVWLK</text:p>
          </table:table-cell>
          <table:table-cell table:formula="of:=SUBSTITUTE(SUBSTITUTE([.A1128];&quot;(+15.99)&quot;;&quot;&quot;);&quot;(+57.02)&quot;;&quot;&quot;)" office:value-type="string" office:string-value="VDGTFKVWLK" calcext:value-type="string">
            <text:p>VDGTFKVWLK</text:p>
          </table:table-cell>
          <table:table-cell office:value-type="string" calcext:value-type="string">
            <text:p>ANVQTVTGNK</text:p>
          </table:table-cell>
          <table:table-cell table:formula="of:=SUBSTITUTE(SUBSTITUTE([.C1128];&quot;(+15.99)&quot;;&quot;&quot;);&quot;(+57.02)&quot;;&quot;&quot;)" office:value-type="string" office:string-value="ANVQTVTGNK" calcext:value-type="string">
            <text:p>ANVQTVTGNK</text:p>
          </table:table-cell>
        </table:table-row>
        <table:table-row table:style-name="ro2">
          <table:table-cell office:value-type="string" calcext:value-type="string">
            <text:p>M(+15.99)ATNAHLLTPLQK</text:p>
          </table:table-cell>
          <table:table-cell table:formula="of:=SUBSTITUTE(SUBSTITUTE([.A1129];&quot;(+15.99)&quot;;&quot;&quot;);&quot;(+57.02)&quot;;&quot;&quot;)" office:value-type="string" office:string-value="MATNAHLLTPLQK" calcext:value-type="string">
            <text:p>MATNAHLLTPLQK</text:p>
          </table:table-cell>
          <table:table-cell office:value-type="string" calcext:value-type="string">
            <text:p>KQVYLLETNVWVK</text:p>
          </table:table-cell>
          <table:table-cell table:formula="of:=SUBSTITUTE(SUBSTITUTE([.C1129];&quot;(+15.99)&quot;;&quot;&quot;);&quot;(+57.02)&quot;;&quot;&quot;)" office:value-type="string" office:string-value="KQVYLLETNVWVK" calcext:value-type="string">
            <text:p>KQVYLLETNVWVK</text:p>
          </table:table-cell>
        </table:table-row>
        <table:table-row table:style-name="ro2">
          <table:table-cell office:value-type="string" calcext:value-type="string">
            <text:p>TLYPASYLTEQK</text:p>
          </table:table-cell>
          <table:table-cell table:formula="of:=SUBSTITUTE(SUBSTITUTE([.A1130];&quot;(+15.99)&quot;;&quot;&quot;);&quot;(+57.02)&quot;;&quot;&quot;)" office:value-type="string" office:string-value="TLYPASYLTEQK" calcext:value-type="string">
            <text:p>TLYPASYLTEQK</text:p>
          </table:table-cell>
          <table:table-cell office:value-type="string" calcext:value-type="string">
            <text:p>FPDVLMALNPNK</text:p>
          </table:table-cell>
          <table:table-cell table:formula="of:=SUBSTITUTE(SUBSTITUTE([.C1130];&quot;(+15.99)&quot;;&quot;&quot;);&quot;(+57.02)&quot;;&quot;&quot;)" office:value-type="string" office:string-value="FPDVLMALNPNK" calcext:value-type="string">
            <text:p>FPDVLMALNPNK</text:p>
          </table:table-cell>
        </table:table-row>
        <table:table-row table:style-name="ro2">
          <table:table-cell office:value-type="string" calcext:value-type="string">
            <text:p>YVEHLSNC(+57.02)VLNLVNTVLR</text:p>
          </table:table-cell>
          <table:table-cell table:formula="of:=SUBSTITUTE(SUBSTITUTE([.A1131];&quot;(+15.99)&quot;;&quot;&quot;);&quot;(+57.02)&quot;;&quot;&quot;)" office:value-type="string" office:string-value="YVEHLSNCVLNLVNTVLR" calcext:value-type="string">
            <text:p>YVEHLSNCVLNLVNTVLR</text:p>
          </table:table-cell>
          <table:table-cell office:value-type="string" calcext:value-type="string">
            <text:p>KVVFPLSAMRNK</text:p>
          </table:table-cell>
          <table:table-cell table:formula="of:=SUBSTITUTE(SUBSTITUTE([.C1131];&quot;(+15.99)&quot;;&quot;&quot;);&quot;(+57.02)&quot;;&quot;&quot;)" office:value-type="string" office:string-value="KVVFPLSAMRNK" calcext:value-type="string">
            <text:p>KVVFPLSAMRNK</text:p>
          </table:table-cell>
        </table:table-row>
        <table:table-row table:style-name="ro1">
          <table:table-cell office:value-type="string" calcext:value-type="string">
            <text:p>HFLLAESVAVTLGPK</text:p>
          </table:table-cell>
          <table:table-cell table:formula="of:=SUBSTITUTE(SUBSTITUTE([.A1132];&quot;(+15.99)&quot;;&quot;&quot;);&quot;(+57.02)&quot;;&quot;&quot;)" office:value-type="string" office:string-value="HFLLAESVAVTLGPK" calcext:value-type="string">
            <text:p>HFLLAESVAVTLGPK</text:p>
          </table:table-cell>
          <table:table-cell office:value-type="string" calcext:value-type="string">
            <text:p>NQDSDLERPHR</text:p>
          </table:table-cell>
          <table:table-cell table:formula="of:=SUBSTITUTE(SUBSTITUTE([.C1132];&quot;(+15.99)&quot;;&quot;&quot;);&quot;(+57.02)&quot;;&quot;&quot;)" office:value-type="string" office:string-value="NQDSDLERPHR" calcext:value-type="string">
            <text:p>NQDSDLERPHR</text:p>
          </table:table-cell>
        </table:table-row>
        <table:table-row table:style-name="ro1">
          <table:table-cell office:value-type="string" calcext:value-type="string">
            <text:p>KRFEFMVHDLEK</text:p>
          </table:table-cell>
          <table:table-cell table:formula="of:=SUBSTITUTE(SUBSTITUTE([.A1133];&quot;(+15.99)&quot;;&quot;&quot;);&quot;(+57.02)&quot;;&quot;&quot;)" office:value-type="string" office:string-value="KRFEFMVHDLEK" calcext:value-type="string">
            <text:p>KRFEFMVHDLEK</text:p>
          </table:table-cell>
          <table:table-cell office:value-type="string" calcext:value-type="string">
            <text:p>FVVC(+57.02)VTALLK</text:p>
          </table:table-cell>
          <table:table-cell table:formula="of:=SUBSTITUTE(SUBSTITUTE([.C1133];&quot;(+15.99)&quot;;&quot;&quot;);&quot;(+57.02)&quot;;&quot;&quot;)" office:value-type="string" office:string-value="FVVCVTALLK" calcext:value-type="string">
            <text:p>FVVCVTALLK</text:p>
          </table:table-cell>
        </table:table-row>
        <table:table-row table:style-name="ro2">
          <table:table-cell office:value-type="string" calcext:value-type="string">
            <text:p>WWNLVHWLLLNK</text:p>
          </table:table-cell>
          <table:table-cell table:formula="of:=SUBSTITUTE(SUBSTITUTE([.A1134];&quot;(+15.99)&quot;;&quot;&quot;);&quot;(+57.02)&quot;;&quot;&quot;)" office:value-type="string" office:string-value="WWNLVHWLLLNK" calcext:value-type="string">
            <text:p>WWNLVHWLLLNK</text:p>
          </table:table-cell>
          <table:table-cell office:value-type="string" calcext:value-type="string">
            <text:p>KRDDHLENDLNVLR</text:p>
          </table:table-cell>
          <table:table-cell table:formula="of:=SUBSTITUTE(SUBSTITUTE([.C1134];&quot;(+15.99)&quot;;&quot;&quot;);&quot;(+57.02)&quot;;&quot;&quot;)" office:value-type="string" office:string-value="KRDDHLENDLNVLR" calcext:value-type="string">
            <text:p>KRDDHLENDLNVLR</text:p>
          </table:table-cell>
        </table:table-row>
        <table:table-row table:style-name="ro1">
          <table:table-cell office:value-type="string" calcext:value-type="string">
            <text:p>TAGGLLLDPGSR</text:p>
          </table:table-cell>
          <table:table-cell table:formula="of:=SUBSTITUTE(SUBSTITUTE([.A1135];&quot;(+15.99)&quot;;&quot;&quot;);&quot;(+57.02)&quot;;&quot;&quot;)" office:value-type="string" office:string-value="TAGGLLLDPGSR" calcext:value-type="string">
            <text:p>TAGGLLLDPGSR</text:p>
          </table:table-cell>
          <table:table-cell office:value-type="string" calcext:value-type="string">
            <text:p>NVDPQM(+15.99)C(+57.02)EK</text:p>
          </table:table-cell>
          <table:table-cell table:formula="of:=SUBSTITUTE(SUBSTITUTE([.C1135];&quot;(+15.99)&quot;;&quot;&quot;);&quot;(+57.02)&quot;;&quot;&quot;)" office:value-type="string" office:string-value="NVDPQMCEK" calcext:value-type="string">
            <text:p>NVDPQMCEK</text:p>
          </table:table-cell>
        </table:table-row>
        <table:table-row table:style-name="ro1">
          <table:table-cell office:value-type="string" calcext:value-type="string">
            <text:p>GYQWVC(+57.02)YM(+15.99)K</text:p>
          </table:table-cell>
          <table:table-cell table:formula="of:=SUBSTITUTE(SUBSTITUTE([.A1136];&quot;(+15.99)&quot;;&quot;&quot;);&quot;(+57.02)&quot;;&quot;&quot;)" office:value-type="string" office:string-value="GYQWVCYMK" calcext:value-type="string">
            <text:p>GYQWVCYMK</text:p>
          </table:table-cell>
          <table:table-cell office:value-type="string" calcext:value-type="string">
            <text:p>TLLNLFAFK</text:p>
          </table:table-cell>
          <table:table-cell table:formula="of:=SUBSTITUTE(SUBSTITUTE([.C1136];&quot;(+15.99)&quot;;&quot;&quot;);&quot;(+57.02)&quot;;&quot;&quot;)" office:value-type="string" office:string-value="TLLNLFAFK" calcext:value-type="string">
            <text:p>TLLNLFAFK</text:p>
          </table:table-cell>
        </table:table-row>
        <table:table-row table:style-name="ro1">
          <table:table-cell office:value-type="string" calcext:value-type="string">
            <text:p>APLLVEHMLGNK</text:p>
          </table:table-cell>
          <table:table-cell table:formula="of:=SUBSTITUTE(SUBSTITUTE([.A1137];&quot;(+15.99)&quot;;&quot;&quot;);&quot;(+57.02)&quot;;&quot;&quot;)" office:value-type="string" office:string-value="APLLVEHMLGNK" calcext:value-type="string">
            <text:p>APLLVEHMLGNK</text:p>
          </table:table-cell>
          <table:table-cell office:value-type="string" calcext:value-type="string">
            <text:p>KPPYERVLAK</text:p>
          </table:table-cell>
          <table:table-cell table:formula="of:=SUBSTITUTE(SUBSTITUTE([.C1137];&quot;(+15.99)&quot;;&quot;&quot;);&quot;(+57.02)&quot;;&quot;&quot;)" office:value-type="string" office:string-value="KPPYERVLAK" calcext:value-type="string">
            <text:p>KPPYERVLAK</text:p>
          </table:table-cell>
        </table:table-row>
        <table:table-row table:style-name="ro2">
          <table:table-cell office:value-type="string" calcext:value-type="string">
            <text:p>HSSVDFLLK</text:p>
          </table:table-cell>
          <table:table-cell table:formula="of:=SUBSTITUTE(SUBSTITUTE([.A1138];&quot;(+15.99)&quot;;&quot;&quot;);&quot;(+57.02)&quot;;&quot;&quot;)" office:value-type="string" office:string-value="HSSVDFLLK" calcext:value-type="string">
            <text:p>HSSVDFLLK</text:p>
          </table:table-cell>
          <table:table-cell office:value-type="string" calcext:value-type="string">
            <text:p>HVVQEWGDVPR</text:p>
          </table:table-cell>
          <table:table-cell table:formula="of:=SUBSTITUTE(SUBSTITUTE([.C1138];&quot;(+15.99)&quot;;&quot;&quot;);&quot;(+57.02)&quot;;&quot;&quot;)" office:value-type="string" office:string-value="HVVQEWGDVPR" calcext:value-type="string">
            <text:p>HVVQEWGDVPR</text:p>
          </table:table-cell>
        </table:table-row>
        <table:table-row table:style-name="ro2">
          <table:table-cell office:value-type="string" calcext:value-type="string">
            <text:p>RGVELNK</text:p>
          </table:table-cell>
          <table:table-cell table:formula="of:=SUBSTITUTE(SUBSTITUTE([.A1139];&quot;(+15.99)&quot;;&quot;&quot;);&quot;(+57.02)&quot;;&quot;&quot;)" office:value-type="string" office:string-value="RGVELNK" calcext:value-type="string">
            <text:p>RGVELNK</text:p>
          </table:table-cell>
          <table:table-cell office:value-type="string" calcext:value-type="string">
            <text:p>C(+57.02)GLVKLLNDRVADK</text:p>
          </table:table-cell>
          <table:table-cell table:formula="of:=SUBSTITUTE(SUBSTITUTE([.C1139];&quot;(+15.99)&quot;;&quot;&quot;);&quot;(+57.02)&quot;;&quot;&quot;)" office:value-type="string" office:string-value="CGLVKLLNDRVADK" calcext:value-type="string">
            <text:p>CGLVKLLNDRVADK</text:p>
          </table:table-cell>
        </table:table-row>
        <table:table-row table:style-name="ro2">
          <table:table-cell office:value-type="string" calcext:value-type="string">
            <text:p>LASSPTDLLSFTFLHDK</text:p>
          </table:table-cell>
          <table:table-cell table:formula="of:=SUBSTITUTE(SUBSTITUTE([.A1140];&quot;(+15.99)&quot;;&quot;&quot;);&quot;(+57.02)&quot;;&quot;&quot;)" office:value-type="string" office:string-value="LASSPTDLLSFTFLHDK" calcext:value-type="string">
            <text:p>LASSPTDLLSFTFLHDK</text:p>
          </table:table-cell>
          <table:table-cell office:value-type="string" calcext:value-type="string">
            <text:p>VWGEVGWALLK</text:p>
          </table:table-cell>
          <table:table-cell table:formula="of:=SUBSTITUTE(SUBSTITUTE([.C1140];&quot;(+15.99)&quot;;&quot;&quot;);&quot;(+57.02)&quot;;&quot;&quot;)" office:value-type="string" office:string-value="VWGEVGWALLK" calcext:value-type="string">
            <text:p>VWGEVGWALLK</text:p>
          </table:table-cell>
        </table:table-row>
        <table:table-row table:style-name="ro2">
          <table:table-cell office:value-type="string" calcext:value-type="string">
            <text:p>QVM(+15.99)PALEAVSAPSK</text:p>
          </table:table-cell>
          <table:table-cell table:formula="of:=SUBSTITUTE(SUBSTITUTE([.A1141];&quot;(+15.99)&quot;;&quot;&quot;);&quot;(+57.02)&quot;;&quot;&quot;)" office:value-type="string" office:string-value="QVMPALEAVSAPSK" calcext:value-type="string">
            <text:p>QVMPALEAVSAPSK</text:p>
          </table:table-cell>
          <table:table-cell office:value-type="string" calcext:value-type="string">
            <text:p>C(+57.02)M(+15.99)LLTHMYQNK</text:p>
          </table:table-cell>
          <table:table-cell table:formula="of:=SUBSTITUTE(SUBSTITUTE([.C1141];&quot;(+15.99)&quot;;&quot;&quot;);&quot;(+57.02)&quot;;&quot;&quot;)" office:value-type="string" office:string-value="CMLLTHMYQNK" calcext:value-type="string">
            <text:p>CMLLTHMYQNK</text:p>
          </table:table-cell>
        </table:table-row>
        <table:table-row table:style-name="ro2">
          <table:table-cell office:value-type="string" calcext:value-type="string">
            <text:p>NATTNPAELLAAAK</text:p>
          </table:table-cell>
          <table:table-cell table:formula="of:=SUBSTITUTE(SUBSTITUTE([.A1142];&quot;(+15.99)&quot;;&quot;&quot;);&quot;(+57.02)&quot;;&quot;&quot;)" office:value-type="string" office:string-value="NATTNPAELLAAAK" calcext:value-type="string">
            <text:p>NATTNPAELLAAAK</text:p>
          </table:table-cell>
          <table:table-cell office:value-type="string" calcext:value-type="string">
            <text:p>DDNLVADDTAEVR</text:p>
          </table:table-cell>
          <table:table-cell table:formula="of:=SUBSTITUTE(SUBSTITUTE([.C1142];&quot;(+15.99)&quot;;&quot;&quot;);&quot;(+57.02)&quot;;&quot;&quot;)" office:value-type="string" office:string-value="DDNLVADDTAEVR" calcext:value-type="string">
            <text:p>DDNLVADDTAEVR</text:p>
          </table:table-cell>
        </table:table-row>
        <table:table-row table:style-name="ro2">
          <table:table-cell office:value-type="string" calcext:value-type="string">
            <text:p>NTNQSDSSLEWASQAYALLK</text:p>
          </table:table-cell>
          <table:table-cell table:formula="of:=SUBSTITUTE(SUBSTITUTE([.A1143];&quot;(+15.99)&quot;;&quot;&quot;);&quot;(+57.02)&quot;;&quot;&quot;)" office:value-type="string" office:string-value="NTNQSDSSLEWASQAYALLK" calcext:value-type="string">
            <text:p>NTNQSDSSLEWASQAYALLK</text:p>
          </table:table-cell>
          <table:table-cell office:value-type="string" calcext:value-type="string">
            <text:p>LPPLTDLTSNYMDSHR</text:p>
          </table:table-cell>
          <table:table-cell table:formula="of:=SUBSTITUTE(SUBSTITUTE([.C1143];&quot;(+15.99)&quot;;&quot;&quot;);&quot;(+57.02)&quot;;&quot;&quot;)" office:value-type="string" office:string-value="LPPLTDLTSNYMDSHR" calcext:value-type="string">
            <text:p>LPPLTDLTSNYMDSHR</text:p>
          </table:table-cell>
        </table:table-row>
        <table:table-row table:style-name="ro1">
          <table:table-cell office:value-type="string" calcext:value-type="string">
            <text:p>NAVDLNSGLLK</text:p>
          </table:table-cell>
          <table:table-cell table:formula="of:=SUBSTITUTE(SUBSTITUTE([.A1144];&quot;(+15.99)&quot;;&quot;&quot;);&quot;(+57.02)&quot;;&quot;&quot;)" office:value-type="string" office:string-value="NAVDLNSGLLK" calcext:value-type="string">
            <text:p>NAVDLNSGLLK</text:p>
          </table:table-cell>
          <table:table-cell office:value-type="string" calcext:value-type="string">
            <text:p>EPLLHM(+15.99)HLNK</text:p>
          </table:table-cell>
          <table:table-cell table:formula="of:=SUBSTITUTE(SUBSTITUTE([.C1144];&quot;(+15.99)&quot;;&quot;&quot;);&quot;(+57.02)&quot;;&quot;&quot;)" office:value-type="string" office:string-value="EPLLHMHLNK" calcext:value-type="string">
            <text:p>EPLLHMHLNK</text:p>
          </table:table-cell>
        </table:table-row>
        <table:table-row table:style-name="ro1">
          <table:table-cell office:value-type="string" calcext:value-type="string">
            <text:p>DVLLPNEFVDNVFTK</text:p>
          </table:table-cell>
          <table:table-cell table:formula="of:=SUBSTITUTE(SUBSTITUTE([.A1145];&quot;(+15.99)&quot;;&quot;&quot;);&quot;(+57.02)&quot;;&quot;&quot;)" office:value-type="string" office:string-value="DVLLPNEFVDNVFTK" calcext:value-type="string">
            <text:p>DVLLPNEFVDNVFTK</text:p>
          </table:table-cell>
          <table:table-cell office:value-type="string" calcext:value-type="string">
            <text:p>ANPEC(+57.02)ETR</text:p>
          </table:table-cell>
          <table:table-cell table:formula="of:=SUBSTITUTE(SUBSTITUTE([.C1145];&quot;(+15.99)&quot;;&quot;&quot;);&quot;(+57.02)&quot;;&quot;&quot;)" office:value-type="string" office:string-value="ANPECETR" calcext:value-type="string">
            <text:p>ANPECETR</text:p>
          </table:table-cell>
        </table:table-row>
        <table:table-row table:style-name="ro1">
          <table:table-cell office:value-type="string" calcext:value-type="string">
            <text:p>ARNDLSR</text:p>
          </table:table-cell>
          <table:table-cell table:formula="of:=SUBSTITUTE(SUBSTITUTE([.A1146];&quot;(+15.99)&quot;;&quot;&quot;);&quot;(+57.02)&quot;;&quot;&quot;)" office:value-type="string" office:string-value="ARNDLSR" calcext:value-type="string">
            <text:p>ARNDLSR</text:p>
          </table:table-cell>
          <table:table-cell office:value-type="string" calcext:value-type="string">
            <text:p>HSSVDFLLK</text:p>
          </table:table-cell>
          <table:table-cell table:formula="of:=SUBSTITUTE(SUBSTITUTE([.C1146];&quot;(+15.99)&quot;;&quot;&quot;);&quot;(+57.02)&quot;;&quot;&quot;)" office:value-type="string" office:string-value="HSSVDFLLK" calcext:value-type="string">
            <text:p>HSSVDFLLK</text:p>
          </table:table-cell>
        </table:table-row>
        <table:table-row table:style-name="ro1">
          <table:table-cell office:value-type="string" calcext:value-type="string">
            <text:p>SPGLYMLVR</text:p>
          </table:table-cell>
          <table:table-cell table:formula="of:=SUBSTITUTE(SUBSTITUTE([.A1147];&quot;(+15.99)&quot;;&quot;&quot;);&quot;(+57.02)&quot;;&quot;&quot;)" office:value-type="string" office:string-value="SPGLYMLVR" calcext:value-type="string">
            <text:p>SPGLYMLVR</text:p>
          </table:table-cell>
          <table:table-cell office:value-type="string" calcext:value-type="string">
            <text:p>NPSGPFNNLLR</text:p>
          </table:table-cell>
          <table:table-cell table:formula="of:=SUBSTITUTE(SUBSTITUTE([.C1147];&quot;(+15.99)&quot;;&quot;&quot;);&quot;(+57.02)&quot;;&quot;&quot;)" office:value-type="string" office:string-value="NPSGPFNNLLR" calcext:value-type="string">
            <text:p>NPSGPFNNLLR</text:p>
          </table:table-cell>
        </table:table-row>
        <table:table-row table:style-name="ro2">
          <table:table-cell office:value-type="string" calcext:value-type="string">
            <text:p>QLDALVEMAVR</text:p>
          </table:table-cell>
          <table:table-cell table:formula="of:=SUBSTITUTE(SUBSTITUTE([.A1148];&quot;(+15.99)&quot;;&quot;&quot;);&quot;(+57.02)&quot;;&quot;&quot;)" office:value-type="string" office:string-value="QLDALVEMAVR" calcext:value-type="string">
            <text:p>QLDALVEMAVR</text:p>
          </table:table-cell>
          <table:table-cell office:value-type="string" calcext:value-type="string">
            <text:p>M(+15.99)M(+15.99)AVEAWELQVNK</text:p>
          </table:table-cell>
          <table:table-cell table:formula="of:=SUBSTITUTE(SUBSTITUTE([.C1148];&quot;(+15.99)&quot;;&quot;&quot;);&quot;(+57.02)&quot;;&quot;&quot;)" office:value-type="string" office:string-value="MMAVEAWELQVNK" calcext:value-type="string">
            <text:p>MMAVEAWELQVNK</text:p>
          </table:table-cell>
        </table:table-row>
        <table:table-row table:style-name="ro2">
          <table:table-cell office:value-type="string" calcext:value-type="string">
            <text:p>KDLNKFEAASELK</text:p>
          </table:table-cell>
          <table:table-cell table:formula="of:=SUBSTITUTE(SUBSTITUTE([.A1149];&quot;(+15.99)&quot;;&quot;&quot;);&quot;(+57.02)&quot;;&quot;&quot;)" office:value-type="string" office:string-value="KDLNKFEAASELK" calcext:value-type="string">
            <text:p>KDLNKFEAASELK</text:p>
          </table:table-cell>
          <table:table-cell office:value-type="string" calcext:value-type="string">
            <text:p>VVMDPGLLFRGNK</text:p>
          </table:table-cell>
          <table:table-cell table:formula="of:=SUBSTITUTE(SUBSTITUTE([.C1149];&quot;(+15.99)&quot;;&quot;&quot;);&quot;(+57.02)&quot;;&quot;&quot;)" office:value-type="string" office:string-value="VVMDPGLLFRGNK" calcext:value-type="string">
            <text:p>VVMDPGLLFRGNK</text:p>
          </table:table-cell>
        </table:table-row>
        <table:table-row table:style-name="ro1">
          <table:table-cell office:value-type="string" calcext:value-type="string">
            <text:p>LPPLTDLTSNYMDSHR</text:p>
          </table:table-cell>
          <table:table-cell table:formula="of:=SUBSTITUTE(SUBSTITUTE([.A1150];&quot;(+15.99)&quot;;&quot;&quot;);&quot;(+57.02)&quot;;&quot;&quot;)" office:value-type="string" office:string-value="LPPLTDLTSNYMDSHR" calcext:value-type="string">
            <text:p>LPPLTDLTSNYMDSHR</text:p>
          </table:table-cell>
          <table:table-cell office:value-type="string" calcext:value-type="string">
            <text:p>ESC(+57.02)SELLSQLK</text:p>
          </table:table-cell>
          <table:table-cell table:formula="of:=SUBSTITUTE(SUBSTITUTE([.C1150];&quot;(+15.99)&quot;;&quot;&quot;);&quot;(+57.02)&quot;;&quot;&quot;)" office:value-type="string" office:string-value="ESCSELLSQLK" calcext:value-type="string">
            <text:p>ESCSELLSQLK</text:p>
          </table:table-cell>
        </table:table-row>
        <table:table-row table:style-name="ro1">
          <table:table-cell office:value-type="string" calcext:value-type="string">
            <text:p>ALATTLGNSLR</text:p>
          </table:table-cell>
          <table:table-cell table:formula="of:=SUBSTITUTE(SUBSTITUTE([.A1151];&quot;(+15.99)&quot;;&quot;&quot;);&quot;(+57.02)&quot;;&quot;&quot;)" office:value-type="string" office:string-value="ALATTLGNSLR" calcext:value-type="string">
            <text:p>ALATTLGNSLR</text:p>
          </table:table-cell>
          <table:table-cell office:value-type="string" calcext:value-type="string">
            <text:p>QVDDVATK</text:p>
          </table:table-cell>
          <table:table-cell table:formula="of:=SUBSTITUTE(SUBSTITUTE([.C1151];&quot;(+15.99)&quot;;&quot;&quot;);&quot;(+57.02)&quot;;&quot;&quot;)" office:value-type="string" office:string-value="QVDDVATK" calcext:value-type="string">
            <text:p>QVDDVATK</text:p>
          </table:table-cell>
        </table:table-row>
        <table:table-row table:style-name="ro2">
          <table:table-cell office:value-type="string" calcext:value-type="string">
            <text:p>M(+15.99)DNPEVDDK</text:p>
          </table:table-cell>
          <table:table-cell table:formula="of:=SUBSTITUTE(SUBSTITUTE([.A1152];&quot;(+15.99)&quot;;&quot;&quot;);&quot;(+57.02)&quot;;&quot;&quot;)" office:value-type="string" office:string-value="MDNPEVDDK" calcext:value-type="string">
            <text:p>MDNPEVDDK</text:p>
          </table:table-cell>
          <table:table-cell office:value-type="string" calcext:value-type="string">
            <text:p>NLDFVFGMQPR</text:p>
          </table:table-cell>
          <table:table-cell table:formula="of:=SUBSTITUTE(SUBSTITUTE([.C1152];&quot;(+15.99)&quot;;&quot;&quot;);&quot;(+57.02)&quot;;&quot;&quot;)" office:value-type="string" office:string-value="NLDFVFGMQPR" calcext:value-type="string">
            <text:p>NLDFVFGMQPR</text:p>
          </table:table-cell>
        </table:table-row>
        <table:table-row table:style-name="ro2">
          <table:table-cell office:value-type="string" calcext:value-type="string">
            <text:p>EGATEYVLLSEK</text:p>
          </table:table-cell>
          <table:table-cell table:formula="of:=SUBSTITUTE(SUBSTITUTE([.A1153];&quot;(+15.99)&quot;;&quot;&quot;);&quot;(+57.02)&quot;;&quot;&quot;)" office:value-type="string" office:string-value="EGATEYVLLSEK" calcext:value-type="string">
            <text:p>EGATEYVLLSEK</text:p>
          </table:table-cell>
          <table:table-cell office:value-type="string" calcext:value-type="string">
            <text:p>LQLVQDLVPVLEKRR</text:p>
          </table:table-cell>
          <table:table-cell table:formula="of:=SUBSTITUTE(SUBSTITUTE([.C1153];&quot;(+15.99)&quot;;&quot;&quot;);&quot;(+57.02)&quot;;&quot;&quot;)" office:value-type="string" office:string-value="LQLVQDLVPVLEKRR" calcext:value-type="string">
            <text:p>LQLVQDLVPVLEKRR</text:p>
          </table:table-cell>
        </table:table-row>
        <table:table-row table:style-name="ro2">
          <table:table-cell office:value-type="string" calcext:value-type="string">
            <text:p>AEWVGLALGMLETR</text:p>
          </table:table-cell>
          <table:table-cell table:formula="of:=SUBSTITUTE(SUBSTITUTE([.A1154];&quot;(+15.99)&quot;;&quot;&quot;);&quot;(+57.02)&quot;;&quot;&quot;)" office:value-type="string" office:string-value="AEWVGLALGMLETR" calcext:value-type="string">
            <text:p>AEWVGLALGMLETR</text:p>
          </table:table-cell>
          <table:table-cell office:value-type="string" calcext:value-type="string">
            <text:p>GFPALEAWTPGK</text:p>
          </table:table-cell>
          <table:table-cell table:formula="of:=SUBSTITUTE(SUBSTITUTE([.C1154];&quot;(+15.99)&quot;;&quot;&quot;);&quot;(+57.02)&quot;;&quot;&quot;)" office:value-type="string" office:string-value="GFPALEAWTPGK" calcext:value-type="string">
            <text:p>GFPALEAWTPGK</text:p>
          </table:table-cell>
        </table:table-row>
        <table:table-row table:style-name="ro1">
          <table:table-cell office:value-type="string" calcext:value-type="string">
            <text:p>KGPEQFQC(+57.02)EWFK</text:p>
          </table:table-cell>
          <table:table-cell table:formula="of:=SUBSTITUTE(SUBSTITUTE([.A1155];&quot;(+15.99)&quot;;&quot;&quot;);&quot;(+57.02)&quot;;&quot;&quot;)" office:value-type="string" office:string-value="KGPEQFQCEWFK" calcext:value-type="string">
            <text:p>KGPEQFQCEWFK</text:p>
          </table:table-cell>
          <table:table-cell office:value-type="string" calcext:value-type="string">
            <text:p>C(+57.02)C(+57.02)FAALGYK</text:p>
          </table:table-cell>
          <table:table-cell table:formula="of:=SUBSTITUTE(SUBSTITUTE([.C1155];&quot;(+15.99)&quot;;&quot;&quot;);&quot;(+57.02)&quot;;&quot;&quot;)" office:value-type="string" office:string-value="CCFAALGYK" calcext:value-type="string">
            <text:p>CCFAALGYK</text:p>
          </table:table-cell>
        </table:table-row>
        <table:table-row table:style-name="ro1">
          <table:table-cell office:value-type="string" calcext:value-type="string">
            <text:p>SPNETGWGVPK</text:p>
          </table:table-cell>
          <table:table-cell table:formula="of:=SUBSTITUTE(SUBSTITUTE([.A1156];&quot;(+15.99)&quot;;&quot;&quot;);&quot;(+57.02)&quot;;&quot;&quot;)" office:value-type="string" office:string-value="SPNETGWGVPK" calcext:value-type="string">
            <text:p>SPNETGWGVPK</text:p>
          </table:table-cell>
          <table:table-cell office:value-type="string" calcext:value-type="string">
            <text:p>HDENFSENR</text:p>
          </table:table-cell>
          <table:table-cell table:formula="of:=SUBSTITUTE(SUBSTITUTE([.C1156];&quot;(+15.99)&quot;;&quot;&quot;);&quot;(+57.02)&quot;;&quot;&quot;)" office:value-type="string" office:string-value="HDENFSENR" calcext:value-type="string">
            <text:p>HDENFSENR</text:p>
          </table:table-cell>
        </table:table-row>
        <table:table-row table:style-name="ro2">
          <table:table-cell office:value-type="string" calcext:value-type="string">
            <text:p>LPTLDTSNAAC(+57.02)DDHR</text:p>
          </table:table-cell>
          <table:table-cell table:formula="of:=SUBSTITUTE(SUBSTITUTE([.A1157];&quot;(+15.99)&quot;;&quot;&quot;);&quot;(+57.02)&quot;;&quot;&quot;)" office:value-type="string" office:string-value="LPTLDTSNAACDDHR" calcext:value-type="string">
            <text:p>LPTLDTSNAACDDHR</text:p>
          </table:table-cell>
          <table:table-cell office:value-type="string" calcext:value-type="string">
            <text:p>WTSSLALASLLAK</text:p>
          </table:table-cell>
          <table:table-cell table:formula="of:=SUBSTITUTE(SUBSTITUTE([.C1157];&quot;(+15.99)&quot;;&quot;&quot;);&quot;(+57.02)&quot;;&quot;&quot;)" office:value-type="string" office:string-value="WTSSLALASLLAK" calcext:value-type="string">
            <text:p>WTSSLALASLLAK</text:p>
          </table:table-cell>
        </table:table-row>
        <table:table-row table:style-name="ro2">
          <table:table-cell office:value-type="string" calcext:value-type="string">
            <text:p>TPLFGSFEPR</text:p>
          </table:table-cell>
          <table:table-cell table:formula="of:=SUBSTITUTE(SUBSTITUTE([.A1158];&quot;(+15.99)&quot;;&quot;&quot;);&quot;(+57.02)&quot;;&quot;&quot;)" office:value-type="string" office:string-value="TPLFGSFEPR" calcext:value-type="string">
            <text:p>TPLFGSFEPR</text:p>
          </table:table-cell>
          <table:table-cell office:value-type="string" calcext:value-type="string">
            <text:p>RDWELLGANLVEASLTSYPLR</text:p>
          </table:table-cell>
          <table:table-cell table:formula="of:=SUBSTITUTE(SUBSTITUTE([.C1158];&quot;(+15.99)&quot;;&quot;&quot;);&quot;(+57.02)&quot;;&quot;&quot;)" office:value-type="string" office:string-value="RDWELLGANLVEASLTSYPLR" calcext:value-type="string">
            <text:p>RDWELLGANLVEASLTSYPLR</text:p>
          </table:table-cell>
        </table:table-row>
        <table:table-row table:style-name="ro2">
          <table:table-cell office:value-type="string" calcext:value-type="string">
            <text:p>VTLLPSTEGVDTLAQELAK</text:p>
          </table:table-cell>
          <table:table-cell table:formula="of:=SUBSTITUTE(SUBSTITUTE([.A1159];&quot;(+15.99)&quot;;&quot;&quot;);&quot;(+57.02)&quot;;&quot;&quot;)" office:value-type="string" office:string-value="VTLLPSTEGVDTLAQELAK" calcext:value-type="string">
            <text:p>VTLLPSTEGVDTLAQELAK</text:p>
          </table:table-cell>
          <table:table-cell office:value-type="string" calcext:value-type="string">
            <text:p>NWDPEHWK</text:p>
          </table:table-cell>
          <table:table-cell table:formula="of:=SUBSTITUTE(SUBSTITUTE([.C1159];&quot;(+15.99)&quot;;&quot;&quot;);&quot;(+57.02)&quot;;&quot;&quot;)" office:value-type="string" office:string-value="NWDPEHWK" calcext:value-type="string">
            <text:p>NWDPEHWK</text:p>
          </table:table-cell>
        </table:table-row>
        <table:table-row table:style-name="ro1">
          <table:table-cell office:value-type="string" calcext:value-type="string">
            <text:p>KQRNNLYLDK</text:p>
          </table:table-cell>
          <table:table-cell table:formula="of:=SUBSTITUTE(SUBSTITUTE([.A1160];&quot;(+15.99)&quot;;&quot;&quot;);&quot;(+57.02)&quot;;&quot;&quot;)" office:value-type="string" office:string-value="KQRNNLYLDK" calcext:value-type="string">
            <text:p>KQRNNLYLDK</text:p>
          </table:table-cell>
          <table:table-cell office:value-type="string" calcext:value-type="string">
            <text:p>NGALFPEK</text:p>
          </table:table-cell>
          <table:table-cell table:formula="of:=SUBSTITUTE(SUBSTITUTE([.C1160];&quot;(+15.99)&quot;;&quot;&quot;);&quot;(+57.02)&quot;;&quot;&quot;)" office:value-type="string" office:string-value="NGALFPEK" calcext:value-type="string">
            <text:p>NGALFPEK</text:p>
          </table:table-cell>
        </table:table-row>
        <table:table-row table:style-name="ro2">
          <table:table-cell office:value-type="string" calcext:value-type="string">
            <text:p>SSLYC(+57.02)FYKLKTK</text:p>
          </table:table-cell>
          <table:table-cell table:formula="of:=SUBSTITUTE(SUBSTITUTE([.A1161];&quot;(+15.99)&quot;;&quot;&quot;);&quot;(+57.02)&quot;;&quot;&quot;)" office:value-type="string" office:string-value="SSLYCFYKLKTK" calcext:value-type="string">
            <text:p>SSLYCFYKLKTK</text:p>
          </table:table-cell>
          <table:table-cell office:value-type="string" calcext:value-type="string">
            <text:p>LLSDAFSLLDEGK</text:p>
          </table:table-cell>
          <table:table-cell table:formula="of:=SUBSTITUTE(SUBSTITUTE([.C1161];&quot;(+15.99)&quot;;&quot;&quot;);&quot;(+57.02)&quot;;&quot;&quot;)" office:value-type="string" office:string-value="LLSDAFSLLDEGK" calcext:value-type="string">
            <text:p>LLSDAFSLLDEGK</text:p>
          </table:table-cell>
        </table:table-row>
        <table:table-row table:style-name="ro2">
          <table:table-cell office:value-type="string" calcext:value-type="string">
            <text:p>YLGHSLR</text:p>
          </table:table-cell>
          <table:table-cell table:formula="of:=SUBSTITUTE(SUBSTITUTE([.A1162];&quot;(+15.99)&quot;;&quot;&quot;);&quot;(+57.02)&quot;;&quot;&quot;)" office:value-type="string" office:string-value="YLGHSLR" calcext:value-type="string">
            <text:p>YLGHSLR</text:p>
          </table:table-cell>
          <table:table-cell office:value-type="string" calcext:value-type="string">
            <text:p>EEDSDLQWDLK</text:p>
          </table:table-cell>
          <table:table-cell table:formula="of:=SUBSTITUTE(SUBSTITUTE([.C1162];&quot;(+15.99)&quot;;&quot;&quot;);&quot;(+57.02)&quot;;&quot;&quot;)" office:value-type="string" office:string-value="EEDSDLQWDLK" calcext:value-type="string">
            <text:p>EEDSDLQWDLK</text:p>
          </table:table-cell>
        </table:table-row>
        <table:table-row table:style-name="ro2">
          <table:table-cell office:value-type="string" calcext:value-type="string">
            <text:p>APANVNALDGAVK</text:p>
          </table:table-cell>
          <table:table-cell table:formula="of:=SUBSTITUTE(SUBSTITUTE([.A1163];&quot;(+15.99)&quot;;&quot;&quot;);&quot;(+57.02)&quot;;&quot;&quot;)" office:value-type="string" office:string-value="APANVNALDGAVK" calcext:value-type="string">
            <text:p>APANVNALDGAVK</text:p>
          </table:table-cell>
          <table:table-cell office:value-type="string" calcext:value-type="string">
            <text:p>KDKFTDVVNTGK</text:p>
          </table:table-cell>
          <table:table-cell table:formula="of:=SUBSTITUTE(SUBSTITUTE([.C1163];&quot;(+15.99)&quot;;&quot;&quot;);&quot;(+57.02)&quot;;&quot;&quot;)" office:value-type="string" office:string-value="KDKFTDVVNTGK" calcext:value-type="string">
            <text:p>KDKFTDVVNTGK</text:p>
          </table:table-cell>
        </table:table-row>
        <table:table-row table:style-name="ro1">
          <table:table-cell office:value-type="string" calcext:value-type="string">
            <text:p>NGPPALPADAAYTK</text:p>
          </table:table-cell>
          <table:table-cell table:formula="of:=SUBSTITUTE(SUBSTITUTE([.A1164];&quot;(+15.99)&quot;;&quot;&quot;);&quot;(+57.02)&quot;;&quot;&quot;)" office:value-type="string" office:string-value="NGPPALPADAAYTK" calcext:value-type="string">
            <text:p>NGPPALPADAAYTK</text:p>
          </table:table-cell>
          <table:table-cell office:value-type="string" calcext:value-type="string">
            <text:p>NQDSDLERHPR</text:p>
          </table:table-cell>
          <table:table-cell table:formula="of:=SUBSTITUTE(SUBSTITUTE([.C1164];&quot;(+15.99)&quot;;&quot;&quot;);&quot;(+57.02)&quot;;&quot;&quot;)" office:value-type="string" office:string-value="NQDSDLERHPR" calcext:value-type="string">
            <text:p>NQDSDLERHPR</text:p>
          </table:table-cell>
        </table:table-row>
        <table:table-row table:style-name="ro2">
          <table:table-cell office:value-type="string" calcext:value-type="string">
            <text:p>QPLLLNTYPELANEFK</text:p>
          </table:table-cell>
          <table:table-cell table:formula="of:=SUBSTITUTE(SUBSTITUTE([.A1165];&quot;(+15.99)&quot;;&quot;&quot;);&quot;(+57.02)&quot;;&quot;&quot;)" office:value-type="string" office:string-value="QPLLLNTYPELANEFK" calcext:value-type="string">
            <text:p>QPLLLNTYPELANEFK</text:p>
          </table:table-cell>
          <table:table-cell office:value-type="string" calcext:value-type="string">
            <text:p>NC(+57.02)PQLLTGSPVNDK</text:p>
          </table:table-cell>
          <table:table-cell table:formula="of:=SUBSTITUTE(SUBSTITUTE([.C1165];&quot;(+15.99)&quot;;&quot;&quot;);&quot;(+57.02)&quot;;&quot;&quot;)" office:value-type="string" office:string-value="NCPQLLTGSPVNDK" calcext:value-type="string">
            <text:p>NCPQLLTGSPVNDK</text:p>
          </table:table-cell>
        </table:table-row>
        <table:table-row table:style-name="ro1">
          <table:table-cell office:value-type="string" calcext:value-type="string">
            <text:p>KQSPPEDSAK</text:p>
          </table:table-cell>
          <table:table-cell table:formula="of:=SUBSTITUTE(SUBSTITUTE([.A1166];&quot;(+15.99)&quot;;&quot;&quot;);&quot;(+57.02)&quot;;&quot;&quot;)" office:value-type="string" office:string-value="KQSPPEDSAK" calcext:value-type="string">
            <text:p>KQSPPEDSAK</text:p>
          </table:table-cell>
          <table:table-cell office:value-type="string" calcext:value-type="string">
            <text:p>NGYAWLKC(+57.02)K</text:p>
          </table:table-cell>
          <table:table-cell table:formula="of:=SUBSTITUTE(SUBSTITUTE([.C1166];&quot;(+15.99)&quot;;&quot;&quot;);&quot;(+57.02)&quot;;&quot;&quot;)" office:value-type="string" office:string-value="NGYAWLKCK" calcext:value-type="string">
            <text:p>NGYAWLKCK</text:p>
          </table:table-cell>
        </table:table-row>
        <table:table-row table:style-name="ro1">
          <table:table-cell office:value-type="string" calcext:value-type="string">
            <text:p>QVNQQPAR</text:p>
          </table:table-cell>
          <table:table-cell table:formula="of:=SUBSTITUTE(SUBSTITUTE([.A1167];&quot;(+15.99)&quot;;&quot;&quot;);&quot;(+57.02)&quot;;&quot;&quot;)" office:value-type="string" office:string-value="QVNQQPAR" calcext:value-type="string">
            <text:p>QVNQQPAR</text:p>
          </table:table-cell>
          <table:table-cell office:value-type="string" calcext:value-type="string">
            <text:p>KFRNLHWATK</text:p>
          </table:table-cell>
          <table:table-cell table:formula="of:=SUBSTITUTE(SUBSTITUTE([.C1167];&quot;(+15.99)&quot;;&quot;&quot;);&quot;(+57.02)&quot;;&quot;&quot;)" office:value-type="string" office:string-value="KFRNLHWATK" calcext:value-type="string">
            <text:p>KFRNLHWATK</text:p>
          </table:table-cell>
        </table:table-row>
        <table:table-row table:style-name="ro1">
          <table:table-cell office:value-type="string" calcext:value-type="string">
            <text:p>NVLQNLSWM(+15.99)LKYWDM(+15.99)K</text:p>
          </table:table-cell>
          <table:table-cell table:formula="of:=SUBSTITUTE(SUBSTITUTE([.A1168];&quot;(+15.99)&quot;;&quot;&quot;);&quot;(+57.02)&quot;;&quot;&quot;)" office:value-type="string" office:string-value="NVLQNLSWMLKYWDMK" calcext:value-type="string">
            <text:p>NVLQNLSWMLKYWDMK</text:p>
          </table:table-cell>
          <table:table-cell office:value-type="string" calcext:value-type="string">
            <text:p>ALLVPRPK</text:p>
          </table:table-cell>
          <table:table-cell table:formula="of:=SUBSTITUTE(SUBSTITUTE([.C1168];&quot;(+15.99)&quot;;&quot;&quot;);&quot;(+57.02)&quot;;&quot;&quot;)" office:value-type="string" office:string-value="ALLVPRPK" calcext:value-type="string">
            <text:p>ALLVPRPK</text:p>
          </table:table-cell>
        </table:table-row>
        <table:table-row table:style-name="ro2">
          <table:table-cell office:value-type="string" calcext:value-type="string">
            <text:p>ANVQTVTGNK</text:p>
          </table:table-cell>
          <table:table-cell table:formula="of:=SUBSTITUTE(SUBSTITUTE([.A1169];&quot;(+15.99)&quot;;&quot;&quot;);&quot;(+57.02)&quot;;&quot;&quot;)" office:value-type="string" office:string-value="ANVQTVTGNK" calcext:value-type="string">
            <text:p>ANVQTVTGNK</text:p>
          </table:table-cell>
          <table:table-cell office:value-type="string" calcext:value-type="string">
            <text:p>FHPATM(+15.99)EM(+15.99)TFSPK</text:p>
          </table:table-cell>
          <table:table-cell table:formula="of:=SUBSTITUTE(SUBSTITUTE([.C1169];&quot;(+15.99)&quot;;&quot;&quot;);&quot;(+57.02)&quot;;&quot;&quot;)" office:value-type="string" office:string-value="FHPATMEMTFSPK" calcext:value-type="string">
            <text:p>FHPATMEMTFSPK</text:p>
          </table:table-cell>
        </table:table-row>
        <table:table-row table:style-name="ro2">
          <table:table-cell office:value-type="string" calcext:value-type="string">
            <text:p>LATVSLPR</text:p>
          </table:table-cell>
          <table:table-cell table:formula="of:=SUBSTITUTE(SUBSTITUTE([.A1170];&quot;(+15.99)&quot;;&quot;&quot;);&quot;(+57.02)&quot;;&quot;&quot;)" office:value-type="string" office:string-value="LATVSLPR" calcext:value-type="string">
            <text:p>LATVSLPR</text:p>
          </table:table-cell>
          <table:table-cell office:value-type="string" calcext:value-type="string">
            <text:p>EVEPALGDGDFLGQSR</text:p>
          </table:table-cell>
          <table:table-cell table:formula="of:=SUBSTITUTE(SUBSTITUTE([.C1170];&quot;(+15.99)&quot;;&quot;&quot;);&quot;(+57.02)&quot;;&quot;&quot;)" office:value-type="string" office:string-value="EVEPALGDGDFLGQSR" calcext:value-type="string">
            <text:p>EVEPALGDGDFLGQSR</text:p>
          </table:table-cell>
        </table:table-row>
        <table:table-row table:style-name="ro2">
          <table:table-cell office:value-type="string" calcext:value-type="string">
            <text:p>SPGLYLPNR</text:p>
          </table:table-cell>
          <table:table-cell table:formula="of:=SUBSTITUTE(SUBSTITUTE([.A1171];&quot;(+15.99)&quot;;&quot;&quot;);&quot;(+57.02)&quot;;&quot;&quot;)" office:value-type="string" office:string-value="SPGLYLPNR" calcext:value-type="string">
            <text:p>SPGLYLPNR</text:p>
          </table:table-cell>
          <table:table-cell office:value-type="string" calcext:value-type="string">
            <text:p>WESC(+57.02)ELLGANLVEARLALEVR</text:p>
          </table:table-cell>
          <table:table-cell table:formula="of:=SUBSTITUTE(SUBSTITUTE([.C1171];&quot;(+15.99)&quot;;&quot;&quot;);&quot;(+57.02)&quot;;&quot;&quot;)" office:value-type="string" office:string-value="WESCELLGANLVEARLALEVR" calcext:value-type="string">
            <text:p>WESCELLGANLVEARLALEVR</text:p>
          </table:table-cell>
        </table:table-row>
        <table:table-row table:style-name="ro2">
          <table:table-cell office:value-type="string" calcext:value-type="string">
            <text:p>KNC(+57.02)MWALGMLETR</text:p>
          </table:table-cell>
          <table:table-cell table:formula="of:=SUBSTITUTE(SUBSTITUTE([.A1172];&quot;(+15.99)&quot;;&quot;&quot;);&quot;(+57.02)&quot;;&quot;&quot;)" office:value-type="string" office:string-value="KNCMWALGMLETR" calcext:value-type="string">
            <text:p>KNCMWALGMLETR</text:p>
          </table:table-cell>
          <table:table-cell office:value-type="string" calcext:value-type="string">
            <text:p>ENLAQTNLSSEQGLK</text:p>
          </table:table-cell>
          <table:table-cell table:formula="of:=SUBSTITUTE(SUBSTITUTE([.C1172];&quot;(+15.99)&quot;;&quot;&quot;);&quot;(+57.02)&quot;;&quot;&quot;)" office:value-type="string" office:string-value="ENLAQTNLSSEQGLK" calcext:value-type="string">
            <text:p>ENLAQTNLSSEQGLK</text:p>
          </table:table-cell>
        </table:table-row>
        <table:table-row table:style-name="ro2">
          <table:table-cell office:value-type="string" calcext:value-type="string">
            <text:p>ELLESPK</text:p>
          </table:table-cell>
          <table:table-cell table:formula="of:=SUBSTITUTE(SUBSTITUTE([.A1173];&quot;(+15.99)&quot;;&quot;&quot;);&quot;(+57.02)&quot;;&quot;&quot;)" office:value-type="string" office:string-value="ELLESPK" calcext:value-type="string">
            <text:p>ELLESPK</text:p>
          </table:table-cell>
          <table:table-cell office:value-type="string" calcext:value-type="string">
            <text:p>APTPALWAWRM(+15.99)K</text:p>
          </table:table-cell>
          <table:table-cell table:formula="of:=SUBSTITUTE(SUBSTITUTE([.C1173];&quot;(+15.99)&quot;;&quot;&quot;);&quot;(+57.02)&quot;;&quot;&quot;)" office:value-type="string" office:string-value="APTPALWAWRMK" calcext:value-type="string">
            <text:p>APTPALWAWRMK</text:p>
          </table:table-cell>
        </table:table-row>
        <table:table-row table:style-name="ro2">
          <table:table-cell office:value-type="string" calcext:value-type="string">
            <text:p>ENLTPEGR</text:p>
          </table:table-cell>
          <table:table-cell table:formula="of:=SUBSTITUTE(SUBSTITUTE([.A1174];&quot;(+15.99)&quot;;&quot;&quot;);&quot;(+57.02)&quot;;&quot;&quot;)" office:value-type="string" office:string-value="ENLTPEGR" calcext:value-type="string">
            <text:p>ENLTPEGR</text:p>
          </table:table-cell>
          <table:table-cell office:value-type="string" calcext:value-type="string">
            <text:p>QPPLNVQVVLASK</text:p>
          </table:table-cell>
          <table:table-cell table:formula="of:=SUBSTITUTE(SUBSTITUTE([.C1174];&quot;(+15.99)&quot;;&quot;&quot;);&quot;(+57.02)&quot;;&quot;&quot;)" office:value-type="string" office:string-value="QPPLNVQVVLASK" calcext:value-type="string">
            <text:p>QPPLNVQVVLASK</text:p>
          </table:table-cell>
        </table:table-row>
        <table:table-row table:style-name="ro2">
          <table:table-cell office:value-type="string" calcext:value-type="string">
            <text:p>LPRHVANAEWR</text:p>
          </table:table-cell>
          <table:table-cell table:formula="of:=SUBSTITUTE(SUBSTITUTE([.A1175];&quot;(+15.99)&quot;;&quot;&quot;);&quot;(+57.02)&quot;;&quot;&quot;)" office:value-type="string" office:string-value="LPRHVANAEWR" calcext:value-type="string">
            <text:p>LPRHVANAEWR</text:p>
          </table:table-cell>
          <table:table-cell office:value-type="string" calcext:value-type="string">
            <text:p>HSM(+15.99)VYSYDLQTK</text:p>
          </table:table-cell>
          <table:table-cell table:formula="of:=SUBSTITUTE(SUBSTITUTE([.C1175];&quot;(+15.99)&quot;;&quot;&quot;);&quot;(+57.02)&quot;;&quot;&quot;)" office:value-type="string" office:string-value="HSMVYSYDLQTK" calcext:value-type="string">
            <text:p>HSMVYSYDLQTK</text:p>
          </table:table-cell>
        </table:table-row>
        <table:table-row table:style-name="ro2">
          <table:table-cell office:value-type="string" calcext:value-type="string">
            <text:p>SPQGDSTWESK</text:p>
          </table:table-cell>
          <table:table-cell table:formula="of:=SUBSTITUTE(SUBSTITUTE([.A1176];&quot;(+15.99)&quot;;&quot;&quot;);&quot;(+57.02)&quot;;&quot;&quot;)" office:value-type="string" office:string-value="SPQGDSTWESK" calcext:value-type="string">
            <text:p>SPQGDSTWESK</text:p>
          </table:table-cell>
          <table:table-cell office:value-type="string" calcext:value-type="string">
            <text:p>EVEPALGDDGFLNAK</text:p>
          </table:table-cell>
          <table:table-cell table:formula="of:=SUBSTITUTE(SUBSTITUTE([.C1176];&quot;(+15.99)&quot;;&quot;&quot;);&quot;(+57.02)&quot;;&quot;&quot;)" office:value-type="string" office:string-value="EVEPALGDDGFLNAK" calcext:value-type="string">
            <text:p>EVEPALGDDGFLNAK</text:p>
          </table:table-cell>
        </table:table-row>
        <table:table-row table:style-name="ro1">
          <table:table-cell office:value-type="string" calcext:value-type="string">
            <text:p>EDLETDSSYDQEK</text:p>
          </table:table-cell>
          <table:table-cell table:formula="of:=SUBSTITUTE(SUBSTITUTE([.A1177];&quot;(+15.99)&quot;;&quot;&quot;);&quot;(+57.02)&quot;;&quot;&quot;)" office:value-type="string" office:string-value="EDLETDSSYDQEK" calcext:value-type="string">
            <text:p>EDLETDSSYDQEK</text:p>
          </table:table-cell>
          <table:table-cell office:value-type="string" calcext:value-type="string">
            <text:p>TTFNSNAK</text:p>
          </table:table-cell>
          <table:table-cell table:formula="of:=SUBSTITUTE(SUBSTITUTE([.C1177];&quot;(+15.99)&quot;;&quot;&quot;);&quot;(+57.02)&quot;;&quot;&quot;)" office:value-type="string" office:string-value="TTFNSNAK" calcext:value-type="string">
            <text:p>TTFNSNAK</text:p>
          </table:table-cell>
        </table:table-row>
        <table:table-row table:style-name="ro2">
          <table:table-cell office:value-type="string" calcext:value-type="string">
            <text:p>WHLLYELETLATEM(+15.99)NVLSEK</text:p>
          </table:table-cell>
          <table:table-cell table:formula="of:=SUBSTITUTE(SUBSTITUTE([.A1178];&quot;(+15.99)&quot;;&quot;&quot;);&quot;(+57.02)&quot;;&quot;&quot;)" office:value-type="string" office:string-value="WHLLYELETLATEMNVLSEK" calcext:value-type="string">
            <text:p>WHLLYELETLATEMNVLSEK</text:p>
          </table:table-cell>
          <table:table-cell office:value-type="string" calcext:value-type="string">
            <text:p>KEC(+57.02)DTDLM(+15.99)ELSR</text:p>
          </table:table-cell>
          <table:table-cell table:formula="of:=SUBSTITUTE(SUBSTITUTE([.C1178];&quot;(+15.99)&quot;;&quot;&quot;);&quot;(+57.02)&quot;;&quot;&quot;)" office:value-type="string" office:string-value="KECDTDLMELSR" calcext:value-type="string">
            <text:p>KECDTDLMELSR</text:p>
          </table:table-cell>
        </table:table-row>
        <table:table-row table:style-name="ro2">
          <table:table-cell office:value-type="string" calcext:value-type="string">
            <text:p>EERFMVNVAYK</text:p>
          </table:table-cell>
          <table:table-cell table:formula="of:=SUBSTITUTE(SUBSTITUTE([.A1179];&quot;(+15.99)&quot;;&quot;&quot;);&quot;(+57.02)&quot;;&quot;&quot;)" office:value-type="string" office:string-value="EERFMVNVAYK" calcext:value-type="string">
            <text:p>EERFMVNVAYK</text:p>
          </table:table-cell>
          <table:table-cell office:value-type="string" calcext:value-type="string">
            <text:p>AAPPQVGMPAQVGPGK</text:p>
          </table:table-cell>
          <table:table-cell table:formula="of:=SUBSTITUTE(SUBSTITUTE([.C1179];&quot;(+15.99)&quot;;&quot;&quot;);&quot;(+57.02)&quot;;&quot;&quot;)" office:value-type="string" office:string-value="AAPPQVGMPAQVGPGK" calcext:value-type="string">
            <text:p>AAPPQVGMPAQVGPGK</text:p>
          </table:table-cell>
        </table:table-row>
        <table:table-row table:style-name="ro2">
          <table:table-cell office:value-type="string" calcext:value-type="string">
            <text:p>RLPALEAADAPSK</text:p>
          </table:table-cell>
          <table:table-cell table:formula="of:=SUBSTITUTE(SUBSTITUTE([.A1180];&quot;(+15.99)&quot;;&quot;&quot;);&quot;(+57.02)&quot;;&quot;&quot;)" office:value-type="string" office:string-value="RLPALEAADAPSK" calcext:value-type="string">
            <text:p>RLPALEAADAPSK</text:p>
          </table:table-cell>
          <table:table-cell office:value-type="string" calcext:value-type="string">
            <text:p>NGHESGSTVANFTLAVNR</text:p>
          </table:table-cell>
          <table:table-cell table:formula="of:=SUBSTITUTE(SUBSTITUTE([.C1180];&quot;(+15.99)&quot;;&quot;&quot;);&quot;(+57.02)&quot;;&quot;&quot;)" office:value-type="string" office:string-value="NGHESGSTVANFTLAVNR" calcext:value-type="string">
            <text:p>NGHESGSTVANFTLAVNR</text:p>
          </table:table-cell>
        </table:table-row>
        <table:table-row table:style-name="ro1">
          <table:table-cell office:value-type="string" calcext:value-type="string">
            <text:p>LWETAEFLQWK</text:p>
          </table:table-cell>
          <table:table-cell table:formula="of:=SUBSTITUTE(SUBSTITUTE([.A1181];&quot;(+15.99)&quot;;&quot;&quot;);&quot;(+57.02)&quot;;&quot;&quot;)" office:value-type="string" office:string-value="LWETAEFLQWK" calcext:value-type="string">
            <text:p>LWETAEFLQWK</text:p>
          </table:table-cell>
          <table:table-cell office:value-type="string" calcext:value-type="string">
            <text:p>C(+57.02)C(+57.02)NNLLVPR</text:p>
          </table:table-cell>
          <table:table-cell table:formula="of:=SUBSTITUTE(SUBSTITUTE([.C1181];&quot;(+15.99)&quot;;&quot;&quot;);&quot;(+57.02)&quot;;&quot;&quot;)" office:value-type="string" office:string-value="CCNNLLVPR" calcext:value-type="string">
            <text:p>CCNNLLVPR</text:p>
          </table:table-cell>
        </table:table-row>
        <table:table-row table:style-name="ro1">
          <table:table-cell office:value-type="string" calcext:value-type="string">
            <text:p>TATALDM(+15.99)ANGK</text:p>
          </table:table-cell>
          <table:table-cell table:formula="of:=SUBSTITUTE(SUBSTITUTE([.A1182];&quot;(+15.99)&quot;;&quot;&quot;);&quot;(+57.02)&quot;;&quot;&quot;)" office:value-type="string" office:string-value="TATALDMANGK" calcext:value-type="string">
            <text:p>TATALDMANGK</text:p>
          </table:table-cell>
          <table:table-cell office:value-type="string" calcext:value-type="string">
            <text:p>LSNQGM(+15.99)ENSK</text:p>
          </table:table-cell>
          <table:table-cell table:formula="of:=SUBSTITUTE(SUBSTITUTE([.C1182];&quot;(+15.99)&quot;;&quot;&quot;);&quot;(+57.02)&quot;;&quot;&quot;)" office:value-type="string" office:string-value="LSNQGMENSK" calcext:value-type="string">
            <text:p>LSNQGMENSK</text:p>
          </table:table-cell>
        </table:table-row>
        <table:table-row table:style-name="ro2">
          <table:table-cell office:value-type="string" calcext:value-type="string">
            <text:p>KC(+57.02)HEYVK</text:p>
          </table:table-cell>
          <table:table-cell table:formula="of:=SUBSTITUTE(SUBSTITUTE([.A1183];&quot;(+15.99)&quot;;&quot;&quot;);&quot;(+57.02)&quot;;&quot;&quot;)" office:value-type="string" office:string-value="KCHEYVK" calcext:value-type="string">
            <text:p>KCHEYVK</text:p>
          </table:table-cell>
          <table:table-cell office:value-type="string" calcext:value-type="string">
            <text:p>LLYC(+57.02)SDVLGKMNLKK</text:p>
          </table:table-cell>
          <table:table-cell table:formula="of:=SUBSTITUTE(SUBSTITUTE([.C1183];&quot;(+15.99)&quot;;&quot;&quot;);&quot;(+57.02)&quot;;&quot;&quot;)" office:value-type="string" office:string-value="LLYCSDVLGKMNLKK" calcext:value-type="string">
            <text:p>LLYCSDVLGKMNLKK</text:p>
          </table:table-cell>
        </table:table-row>
        <table:table-row table:style-name="ro1">
          <table:table-cell office:value-type="string" calcext:value-type="string">
            <text:p>DLEVTNDESLFLHR</text:p>
          </table:table-cell>
          <table:table-cell table:formula="of:=SUBSTITUTE(SUBSTITUTE([.A1184];&quot;(+15.99)&quot;;&quot;&quot;);&quot;(+57.02)&quot;;&quot;&quot;)" office:value-type="string" office:string-value="DLEVTNDESLFLHR" calcext:value-type="string">
            <text:p>DLEVTNDESLFLHR</text:p>
          </table:table-cell>
          <table:table-cell office:value-type="string" calcext:value-type="string">
            <text:p>KKWMNLEAK</text:p>
          </table:table-cell>
          <table:table-cell table:formula="of:=SUBSTITUTE(SUBSTITUTE([.C1184];&quot;(+15.99)&quot;;&quot;&quot;);&quot;(+57.02)&quot;;&quot;&quot;)" office:value-type="string" office:string-value="KKWMNLEAK" calcext:value-type="string">
            <text:p>KKWMNLEAK</text:p>
          </table:table-cell>
        </table:table-row>
        <table:table-row table:style-name="ro1">
          <table:table-cell office:value-type="string" calcext:value-type="string">
            <text:p>C(+57.02)ETAYVAWPLLC(+57.02)SR</text:p>
          </table:table-cell>
          <table:table-cell table:formula="of:=SUBSTITUTE(SUBSTITUTE([.A1185];&quot;(+15.99)&quot;;&quot;&quot;);&quot;(+57.02)&quot;;&quot;&quot;)" office:value-type="string" office:string-value="CETAYVAWPLLCSR" calcext:value-type="string">
            <text:p>CETAYVAWPLLCSR</text:p>
          </table:table-cell>
          <table:table-cell office:value-type="string" calcext:value-type="string">
            <text:p>EALDQRSAWK</text:p>
          </table:table-cell>
          <table:table-cell table:formula="of:=SUBSTITUTE(SUBSTITUTE([.C1185];&quot;(+15.99)&quot;;&quot;&quot;);&quot;(+57.02)&quot;;&quot;&quot;)" office:value-type="string" office:string-value="EALDQRSAWK" calcext:value-type="string">
            <text:p>EALDQRSAWK</text:p>
          </table:table-cell>
        </table:table-row>
        <table:table-row table:style-name="ro2">
          <table:table-cell office:value-type="string" calcext:value-type="string">
            <text:p>GM(+15.99)PALEAWGVVK</text:p>
          </table:table-cell>
          <table:table-cell table:formula="of:=SUBSTITUTE(SUBSTITUTE([.A1186];&quot;(+15.99)&quot;;&quot;&quot;);&quot;(+57.02)&quot;;&quot;&quot;)" office:value-type="string" office:string-value="GMPALEAWGVVK" calcext:value-type="string">
            <text:p>GMPALEAWGVVK</text:p>
          </table:table-cell>
          <table:table-cell office:value-type="string" calcext:value-type="string">
            <text:p>QNGNTPYNPTLYLLR</text:p>
          </table:table-cell>
          <table:table-cell table:formula="of:=SUBSTITUTE(SUBSTITUTE([.C1186];&quot;(+15.99)&quot;;&quot;&quot;);&quot;(+57.02)&quot;;&quot;&quot;)" office:value-type="string" office:string-value="QNGNTPYNPTLYLLR" calcext:value-type="string">
            <text:p>QNGNTPYNPTLYLLR</text:p>
          </table:table-cell>
        </table:table-row>
        <table:table-row table:style-name="ro1">
          <table:table-cell office:value-type="string" calcext:value-type="string">
            <text:p>QVNTVQQVK</text:p>
          </table:table-cell>
          <table:table-cell table:formula="of:=SUBSTITUTE(SUBSTITUTE([.A1187];&quot;(+15.99)&quot;;&quot;&quot;);&quot;(+57.02)&quot;;&quot;&quot;)" office:value-type="string" office:string-value="QVNTVQQVK" calcext:value-type="string">
            <text:p>QVNTVQQVK</text:p>
          </table:table-cell>
          <table:table-cell office:value-type="string" calcext:value-type="string">
            <text:p>QYEAC(+57.02)AAPAK</text:p>
          </table:table-cell>
          <table:table-cell table:formula="of:=SUBSTITUTE(SUBSTITUTE([.C1187];&quot;(+15.99)&quot;;&quot;&quot;);&quot;(+57.02)&quot;;&quot;&quot;)" office:value-type="string" office:string-value="QYEACAAPAK" calcext:value-type="string">
            <text:p>QYEACAAPAK</text:p>
          </table:table-cell>
        </table:table-row>
        <table:table-row table:style-name="ro2">
          <table:table-cell office:value-type="string" calcext:value-type="string">
            <text:p>LAYSTM(+15.99)NGAK</text:p>
          </table:table-cell>
          <table:table-cell table:formula="of:=SUBSTITUTE(SUBSTITUTE([.A1188];&quot;(+15.99)&quot;;&quot;&quot;);&quot;(+57.02)&quot;;&quot;&quot;)" office:value-type="string" office:string-value="LAYSTMNGAK" calcext:value-type="string">
            <text:p>LAYSTMNGAK</text:p>
          </table:table-cell>
          <table:table-cell office:value-type="string" calcext:value-type="string">
            <text:p>AANAVGSARPK</text:p>
          </table:table-cell>
          <table:table-cell table:formula="of:=SUBSTITUTE(SUBSTITUTE([.C1188];&quot;(+15.99)&quot;;&quot;&quot;);&quot;(+57.02)&quot;;&quot;&quot;)" office:value-type="string" office:string-value="AANAVGSARPK" calcext:value-type="string">
            <text:p>AANAVGSARPK</text:p>
          </table:table-cell>
        </table:table-row>
        <table:table-row table:style-name="ro2">
          <table:table-cell office:value-type="string" calcext:value-type="string">
            <text:p>SAEVSM(+15.99)ESTR</text:p>
          </table:table-cell>
          <table:table-cell table:formula="of:=SUBSTITUTE(SUBSTITUTE([.A1189];&quot;(+15.99)&quot;;&quot;&quot;);&quot;(+57.02)&quot;;&quot;&quot;)" office:value-type="string" office:string-value="SAEVSMESTR" calcext:value-type="string">
            <text:p>SAEVSMESTR</text:p>
          </table:table-cell>
          <table:table-cell office:value-type="string" calcext:value-type="string">
            <text:p>VTLEWTTEC(+57.02)LGSQAR</text:p>
          </table:table-cell>
          <table:table-cell table:formula="of:=SUBSTITUTE(SUBSTITUTE([.C1189];&quot;(+15.99)&quot;;&quot;&quot;);&quot;(+57.02)&quot;;&quot;&quot;)" office:value-type="string" office:string-value="VTLEWTTECLGSQAR" calcext:value-type="string">
            <text:p>VTLEWTTECLGSQAR</text:p>
          </table:table-cell>
        </table:table-row>
        <table:table-row table:style-name="ro1">
          <table:table-cell office:value-type="string" calcext:value-type="string">
            <text:p>ADWVPLLLPDEFQK</text:p>
          </table:table-cell>
          <table:table-cell table:formula="of:=SUBSTITUTE(SUBSTITUTE([.A1190];&quot;(+15.99)&quot;;&quot;&quot;);&quot;(+57.02)&quot;;&quot;&quot;)" office:value-type="string" office:string-value="ADWVPLLLPDEFQK" calcext:value-type="string">
            <text:p>ADWVPLLLPDEFQK</text:p>
          </table:table-cell>
          <table:table-cell office:value-type="string" calcext:value-type="string">
            <text:p>TNETVC(+57.02)TNPR</text:p>
          </table:table-cell>
          <table:table-cell table:formula="of:=SUBSTITUTE(SUBSTITUTE([.C1190];&quot;(+15.99)&quot;;&quot;&quot;);&quot;(+57.02)&quot;;&quot;&quot;)" office:value-type="string" office:string-value="TNETVCTNPR" calcext:value-type="string">
            <text:p>TNETVCTNPR</text:p>
          </table:table-cell>
        </table:table-row>
        <table:table-row table:style-name="ro2">
          <table:table-cell office:value-type="string" calcext:value-type="string">
            <text:p>YC(+57.02)TTELEVEATPK</text:p>
          </table:table-cell>
          <table:table-cell table:formula="of:=SUBSTITUTE(SUBSTITUTE([.A1191];&quot;(+15.99)&quot;;&quot;&quot;);&quot;(+57.02)&quot;;&quot;&quot;)" office:value-type="string" office:string-value="YCTTELEVEATPK" calcext:value-type="string">
            <text:p>YCTTELEVEATPK</text:p>
          </table:table-cell>
          <table:table-cell office:value-type="string" calcext:value-type="string">
            <text:p>TNTADENVEAAVPK</text:p>
          </table:table-cell>
          <table:table-cell table:formula="of:=SUBSTITUTE(SUBSTITUTE([.C1191];&quot;(+15.99)&quot;;&quot;&quot;);&quot;(+57.02)&quot;;&quot;&quot;)" office:value-type="string" office:string-value="TNTADENVEAAVPK" calcext:value-type="string">
            <text:p>TNTADENVEAAVPK</text:p>
          </table:table-cell>
        </table:table-row>
        <table:table-row table:style-name="ro2">
          <table:table-cell office:value-type="string" calcext:value-type="string">
            <text:p>EC(+57.02)MLAAAVGSALERALAM(+15.99)R</text:p>
          </table:table-cell>
          <table:table-cell table:formula="of:=SUBSTITUTE(SUBSTITUTE([.A1192];&quot;(+15.99)&quot;;&quot;&quot;);&quot;(+57.02)&quot;;&quot;&quot;)" office:value-type="string" office:string-value="ECMLAAAVGSALERALAMR" calcext:value-type="string">
            <text:p>ECMLAAAVGSALERALAMR</text:p>
          </table:table-cell>
          <table:table-cell office:value-type="string" calcext:value-type="string">
            <text:p>FYM(+15.99)WNLAESHK</text:p>
          </table:table-cell>
          <table:table-cell table:formula="of:=SUBSTITUTE(SUBSTITUTE([.C1192];&quot;(+15.99)&quot;;&quot;&quot;);&quot;(+57.02)&quot;;&quot;&quot;)" office:value-type="string" office:string-value="FYMWNLAESHK" calcext:value-type="string">
            <text:p>FYMWNLAESHK</text:p>
          </table:table-cell>
        </table:table-row>
        <table:table-row table:style-name="ro1">
          <table:table-cell office:value-type="string" calcext:value-type="string">
            <text:p>QLNPQGFGEM(+15.99)VVGK</text:p>
          </table:table-cell>
          <table:table-cell table:formula="of:=SUBSTITUTE(SUBSTITUTE([.A1193];&quot;(+15.99)&quot;;&quot;&quot;);&quot;(+57.02)&quot;;&quot;&quot;)" office:value-type="string" office:string-value="QLNPQGFGEMVVGK" calcext:value-type="string">
            <text:p>QLNPQGFGEMVVGK</text:p>
          </table:table-cell>
          <table:table-cell office:value-type="string" calcext:value-type="string">
            <text:p>GFWDFR</text:p>
          </table:table-cell>
          <table:table-cell table:formula="of:=SUBSTITUTE(SUBSTITUTE([.C1193];&quot;(+15.99)&quot;;&quot;&quot;);&quot;(+57.02)&quot;;&quot;&quot;)" office:value-type="string" office:string-value="GFWDFR" calcext:value-type="string">
            <text:p>GFWDFR</text:p>
          </table:table-cell>
        </table:table-row>
        <table:table-row table:style-name="ro2">
          <table:table-cell office:value-type="string" calcext:value-type="string">
            <text:p>GFLFDEDVPK</text:p>
          </table:table-cell>
          <table:table-cell table:formula="of:=SUBSTITUTE(SUBSTITUTE([.A1194];&quot;(+15.99)&quot;;&quot;&quot;);&quot;(+57.02)&quot;;&quot;&quot;)" office:value-type="string" office:string-value="GFLFDEDVPK" calcext:value-type="string">
            <text:p>GFLFDEDVPK</text:p>
          </table:table-cell>
          <table:table-cell office:value-type="string" calcext:value-type="string">
            <text:p>AAPSPTTVLVGPGK</text:p>
          </table:table-cell>
          <table:table-cell table:formula="of:=SUBSTITUTE(SUBSTITUTE([.C1194];&quot;(+15.99)&quot;;&quot;&quot;);&quot;(+57.02)&quot;;&quot;&quot;)" office:value-type="string" office:string-value="AAPSPTTVLVGPGK" calcext:value-type="string">
            <text:p>AAPSPTTVLVGPGK</text:p>
          </table:table-cell>
        </table:table-row>
        <table:table-row table:style-name="ro1">
          <table:table-cell office:value-type="string" calcext:value-type="string">
            <text:p>RSVGLEHLDDLK</text:p>
          </table:table-cell>
          <table:table-cell table:formula="of:=SUBSTITUTE(SUBSTITUTE([.A1195];&quot;(+15.99)&quot;;&quot;&quot;);&quot;(+57.02)&quot;;&quot;&quot;)" office:value-type="string" office:string-value="RSVGLEHLDDLK" calcext:value-type="string">
            <text:p>RSVGLEHLDDLK</text:p>
          </table:table-cell>
          <table:table-cell office:value-type="string" calcext:value-type="string">
            <text:p>EKFVGNLLMR</text:p>
          </table:table-cell>
          <table:table-cell table:formula="of:=SUBSTITUTE(SUBSTITUTE([.C1195];&quot;(+15.99)&quot;;&quot;&quot;);&quot;(+57.02)&quot;;&quot;&quot;)" office:value-type="string" office:string-value="EKFVGNLLMR" calcext:value-type="string">
            <text:p>EKFVGNLLMR</text:p>
          </table:table-cell>
        </table:table-row>
        <table:table-row table:style-name="ro1">
          <table:table-cell office:value-type="string" calcext:value-type="string">
            <text:p>FTHHLEKR</text:p>
          </table:table-cell>
          <table:table-cell table:formula="of:=SUBSTITUTE(SUBSTITUTE([.A1196];&quot;(+15.99)&quot;;&quot;&quot;);&quot;(+57.02)&quot;;&quot;&quot;)" office:value-type="string" office:string-value="FTHHLEKR" calcext:value-type="string">
            <text:p>FTHHLEKR</text:p>
          </table:table-cell>
          <table:table-cell office:value-type="string" calcext:value-type="string">
            <text:p>WALMM(+15.99)TAPK</text:p>
          </table:table-cell>
          <table:table-cell table:formula="of:=SUBSTITUTE(SUBSTITUTE([.C1196];&quot;(+15.99)&quot;;&quot;&quot;);&quot;(+57.02)&quot;;&quot;&quot;)" office:value-type="string" office:string-value="WALMMTAPK" calcext:value-type="string">
            <text:p>WALMMTAPK</text:p>
          </table:table-cell>
        </table:table-row>
        <table:table-row table:style-name="ro1">
          <table:table-cell office:value-type="string" calcext:value-type="string">
            <text:p>RWNHPGYGFLAENDK</text:p>
          </table:table-cell>
          <table:table-cell table:formula="of:=SUBSTITUTE(SUBSTITUTE([.A1197];&quot;(+15.99)&quot;;&quot;&quot;);&quot;(+57.02)&quot;;&quot;&quot;)" office:value-type="string" office:string-value="RWNHPGYGFLAENDK" calcext:value-type="string">
            <text:p>RWNHPGYGFLAENDK</text:p>
          </table:table-cell>
          <table:table-cell office:value-type="string" calcext:value-type="string">
            <text:p>TGQLAM(+15.99)RNK</text:p>
          </table:table-cell>
          <table:table-cell table:formula="of:=SUBSTITUTE(SUBSTITUTE([.C1197];&quot;(+15.99)&quot;;&quot;&quot;);&quot;(+57.02)&quot;;&quot;&quot;)" office:value-type="string" office:string-value="TGQLAMRNK" calcext:value-type="string">
            <text:p>TGQLAMRNK</text:p>
          </table:table-cell>
        </table:table-row>
        <table:table-row table:style-name="ro2">
          <table:table-cell office:value-type="string" calcext:value-type="string">
            <text:p>EAKLPYNLKK</text:p>
          </table:table-cell>
          <table:table-cell table:formula="of:=SUBSTITUTE(SUBSTITUTE([.A1198];&quot;(+15.99)&quot;;&quot;&quot;);&quot;(+57.02)&quot;;&quot;&quot;)" office:value-type="string" office:string-value="EAKLPYNLKK" calcext:value-type="string">
            <text:p>EAKLPYNLKK</text:p>
          </table:table-cell>
          <table:table-cell office:value-type="string" calcext:value-type="string">
            <text:p>VEEVTM(+15.99)YKHEWLR</text:p>
          </table:table-cell>
          <table:table-cell table:formula="of:=SUBSTITUTE(SUBSTITUTE([.C1198];&quot;(+15.99)&quot;;&quot;&quot;);&quot;(+57.02)&quot;;&quot;&quot;)" office:value-type="string" office:string-value="VEEVTMYKHEWLR" calcext:value-type="string">
            <text:p>VEEVTMYKHEWLR</text:p>
          </table:table-cell>
        </table:table-row>
        <table:table-row table:style-name="ro1">
          <table:table-cell office:value-type="string" calcext:value-type="string">
            <text:p>LQQLLLK</text:p>
          </table:table-cell>
          <table:table-cell table:formula="of:=SUBSTITUTE(SUBSTITUTE([.A1199];&quot;(+15.99)&quot;;&quot;&quot;);&quot;(+57.02)&quot;;&quot;&quot;)" office:value-type="string" office:string-value="LQQLLLK" calcext:value-type="string">
            <text:p>LQQLLLK</text:p>
          </table:table-cell>
          <table:table-cell office:value-type="string" calcext:value-type="string">
            <text:p>NGDLSSTVLNK</text:p>
          </table:table-cell>
          <table:table-cell table:formula="of:=SUBSTITUTE(SUBSTITUTE([.C1199];&quot;(+15.99)&quot;;&quot;&quot;);&quot;(+57.02)&quot;;&quot;&quot;)" office:value-type="string" office:string-value="NGDLSSTVLNK" calcext:value-type="string">
            <text:p>NGDLSSTVLNK</text:p>
          </table:table-cell>
        </table:table-row>
        <table:table-row table:style-name="ro2">
          <table:table-cell office:value-type="string" calcext:value-type="string">
            <text:p>LPPLTDLTSNYMDSHR</text:p>
          </table:table-cell>
          <table:table-cell table:formula="of:=SUBSTITUTE(SUBSTITUTE([.A1200];&quot;(+15.99)&quot;;&quot;&quot;);&quot;(+57.02)&quot;;&quot;&quot;)" office:value-type="string" office:string-value="LPPLTDLTSNYMDSHR" calcext:value-type="string">
            <text:p>LPPLTDLTSNYMDSHR</text:p>
          </table:table-cell>
          <table:table-cell office:value-type="string" calcext:value-type="string">
            <text:p>KTSGVENPM(+15.99)PK</text:p>
          </table:table-cell>
          <table:table-cell table:formula="of:=SUBSTITUTE(SUBSTITUTE([.C1200];&quot;(+15.99)&quot;;&quot;&quot;);&quot;(+57.02)&quot;;&quot;&quot;)" office:value-type="string" office:string-value="KTSGVENPMPK" calcext:value-type="string">
            <text:p>KTSGVENPMPK</text:p>
          </table:table-cell>
        </table:table-row>
        <table:table-row table:style-name="ro1">
          <table:table-cell office:value-type="string" calcext:value-type="string">
            <text:p>RM(+15.99)QDM(+15.99)ADEVASLK</text:p>
          </table:table-cell>
          <table:table-cell table:formula="of:=SUBSTITUTE(SUBSTITUTE([.A1201];&quot;(+15.99)&quot;;&quot;&quot;);&quot;(+57.02)&quot;;&quot;&quot;)" office:value-type="string" office:string-value="RMQDMADEVASLK" calcext:value-type="string">
            <text:p>RMQDMADEVASLK</text:p>
          </table:table-cell>
          <table:table-cell office:value-type="string" calcext:value-type="string">
            <text:p>NGFQDC(+57.02)YPK</text:p>
          </table:table-cell>
          <table:table-cell table:formula="of:=SUBSTITUTE(SUBSTITUTE([.C1201];&quot;(+15.99)&quot;;&quot;&quot;);&quot;(+57.02)&quot;;&quot;&quot;)" office:value-type="string" office:string-value="NGFQDCYPK" calcext:value-type="string">
            <text:p>NGFQDCYPK</text:p>
          </table:table-cell>
        </table:table-row>
        <table:table-row table:style-name="ro1">
          <table:table-cell office:value-type="string" calcext:value-type="string">
            <text:p>QNQLEDHLENTGVALLR</text:p>
          </table:table-cell>
          <table:table-cell table:formula="of:=SUBSTITUTE(SUBSTITUTE([.A1202];&quot;(+15.99)&quot;;&quot;&quot;);&quot;(+57.02)&quot;;&quot;&quot;)" office:value-type="string" office:string-value="QNQLEDHLENTGVALLR" calcext:value-type="string">
            <text:p>QNQLEDHLENTGVALLR</text:p>
          </table:table-cell>
          <table:table-cell office:value-type="string" calcext:value-type="string">
            <text:p>SMGLRPNM(+15.99)M(+15.99)K</text:p>
          </table:table-cell>
          <table:table-cell table:formula="of:=SUBSTITUTE(SUBSTITUTE([.C1202];&quot;(+15.99)&quot;;&quot;&quot;);&quot;(+57.02)&quot;;&quot;&quot;)" office:value-type="string" office:string-value="SMGLRPNMMK" calcext:value-type="string">
            <text:p>SMGLRPNMMK</text:p>
          </table:table-cell>
        </table:table-row>
        <table:table-row table:style-name="ro2">
          <table:table-cell office:value-type="string" calcext:value-type="string">
            <text:p>QTAPVVEELSQDLYGK</text:p>
          </table:table-cell>
          <table:table-cell table:formula="of:=SUBSTITUTE(SUBSTITUTE([.A1203];&quot;(+15.99)&quot;;&quot;&quot;);&quot;(+57.02)&quot;;&quot;&quot;)" office:value-type="string" office:string-value="QTAPVVEELSQDLYGK" calcext:value-type="string">
            <text:p>QTAPVVEELSQDLYGK</text:p>
          </table:table-cell>
          <table:table-cell office:value-type="string" calcext:value-type="string">
            <text:p>C(+57.02)WHLVALTHDLAYAK</text:p>
          </table:table-cell>
          <table:table-cell table:formula="of:=SUBSTITUTE(SUBSTITUTE([.C1203];&quot;(+15.99)&quot;;&quot;&quot;);&quot;(+57.02)&quot;;&quot;&quot;)" office:value-type="string" office:string-value="CWHLVALTHDLAYAK" calcext:value-type="string">
            <text:p>CWHLVALTHDLAYAK</text:p>
          </table:table-cell>
        </table:table-row>
        <table:table-row table:style-name="ro1">
          <table:table-cell office:value-type="string" calcext:value-type="string">
            <text:p>TSKNLTDPNGK</text:p>
          </table:table-cell>
          <table:table-cell table:formula="of:=SUBSTITUTE(SUBSTITUTE([.A1204];&quot;(+15.99)&quot;;&quot;&quot;);&quot;(+57.02)&quot;;&quot;&quot;)" office:value-type="string" office:string-value="TSKNLTDPNGK" calcext:value-type="string">
            <text:p>TSKNLTDPNGK</text:p>
          </table:table-cell>
          <table:table-cell office:value-type="string" calcext:value-type="string">
            <text:p>SHLDHARDAK</text:p>
          </table:table-cell>
          <table:table-cell table:formula="of:=SUBSTITUTE(SUBSTITUTE([.C1204];&quot;(+15.99)&quot;;&quot;&quot;);&quot;(+57.02)&quot;;&quot;&quot;)" office:value-type="string" office:string-value="SHLDHARDAK" calcext:value-type="string">
            <text:p>SHLDHARDAK</text:p>
          </table:table-cell>
        </table:table-row>
        <table:table-row table:style-name="ro2">
          <table:table-cell office:value-type="string" calcext:value-type="string">
            <text:p>FADALDLPGLMHK</text:p>
          </table:table-cell>
          <table:table-cell table:formula="of:=SUBSTITUTE(SUBSTITUTE([.A1205];&quot;(+15.99)&quot;;&quot;&quot;);&quot;(+57.02)&quot;;&quot;&quot;)" office:value-type="string" office:string-value="FADALDLPGLMHK" calcext:value-type="string">
            <text:p>FADALDLPGLMHK</text:p>
          </table:table-cell>
          <table:table-cell office:value-type="string" calcext:value-type="string">
            <text:p>APVSLTVSTVKSEPPK</text:p>
          </table:table-cell>
          <table:table-cell table:formula="of:=SUBSTITUTE(SUBSTITUTE([.C1205];&quot;(+15.99)&quot;;&quot;&quot;);&quot;(+57.02)&quot;;&quot;&quot;)" office:value-type="string" office:string-value="APVSLTVSTVKSEPPK" calcext:value-type="string">
            <text:p>APVSLTVSTVKSEPPK</text:p>
          </table:table-cell>
        </table:table-row>
        <table:table-row table:style-name="ro2">
          <table:table-cell office:value-type="string" calcext:value-type="string">
            <text:p>M(+15.99)LPTDTPLPR</text:p>
          </table:table-cell>
          <table:table-cell table:formula="of:=SUBSTITUTE(SUBSTITUTE([.A1206];&quot;(+15.99)&quot;;&quot;&quot;);&quot;(+57.02)&quot;;&quot;&quot;)" office:value-type="string" office:string-value="MLPTDTPLPR" calcext:value-type="string">
            <text:p>MLPTDTPLPR</text:p>
          </table:table-cell>
          <table:table-cell office:value-type="string" calcext:value-type="string">
            <text:p>FGKVEASLTSHRR</text:p>
          </table:table-cell>
          <table:table-cell table:formula="of:=SUBSTITUTE(SUBSTITUTE([.C1206];&quot;(+15.99)&quot;;&quot;&quot;);&quot;(+57.02)&quot;;&quot;&quot;)" office:value-type="string" office:string-value="FGKVEASLTSHRR" calcext:value-type="string">
            <text:p>FGKVEASLTSHRR</text:p>
          </table:table-cell>
        </table:table-row>
        <table:table-row table:style-name="ro2">
          <table:table-cell office:value-type="string" calcext:value-type="string">
            <text:p>QMTNLEPLTK</text:p>
          </table:table-cell>
          <table:table-cell table:formula="of:=SUBSTITUTE(SUBSTITUTE([.A1207];&quot;(+15.99)&quot;;&quot;&quot;);&quot;(+57.02)&quot;;&quot;&quot;)" office:value-type="string" office:string-value="QMTNLEPLTK" calcext:value-type="string">
            <text:p>QMTNLEPLTK</text:p>
          </table:table-cell>
          <table:table-cell office:value-type="string" calcext:value-type="string">
            <text:p>DLVTAGTVSTFSWVALK</text:p>
          </table:table-cell>
          <table:table-cell table:formula="of:=SUBSTITUTE(SUBSTITUTE([.C1207];&quot;(+15.99)&quot;;&quot;&quot;);&quot;(+57.02)&quot;;&quot;&quot;)" office:value-type="string" office:string-value="DLVTAGTVSTFSWVALK" calcext:value-type="string">
            <text:p>DLVTAGTVSTFSWVALK</text:p>
          </table:table-cell>
        </table:table-row>
        <table:table-row table:style-name="ro1">
          <table:table-cell office:value-type="string" calcext:value-type="string">
            <text:p>NFATAFLFGLNGK</text:p>
          </table:table-cell>
          <table:table-cell table:formula="of:=SUBSTITUTE(SUBSTITUTE([.A1208];&quot;(+15.99)&quot;;&quot;&quot;);&quot;(+57.02)&quot;;&quot;&quot;)" office:value-type="string" office:string-value="NFATAFLFGLNGK" calcext:value-type="string">
            <text:p>NFATAFLFGLNGK</text:p>
          </table:table-cell>
          <table:table-cell office:value-type="string" calcext:value-type="string">
            <text:p>M(+15.99)VTPALR</text:p>
          </table:table-cell>
          <table:table-cell table:formula="of:=SUBSTITUTE(SUBSTITUTE([.C1208];&quot;(+15.99)&quot;;&quot;&quot;);&quot;(+57.02)&quot;;&quot;&quot;)" office:value-type="string" office:string-value="MVTPALR" calcext:value-type="string">
            <text:p>MVTPALR</text:p>
          </table:table-cell>
        </table:table-row>
        <table:table-row table:style-name="ro1">
          <table:table-cell office:value-type="string" calcext:value-type="string">
            <text:p>KNDFLEDK</text:p>
          </table:table-cell>
          <table:table-cell table:formula="of:=SUBSTITUTE(SUBSTITUTE([.A1209];&quot;(+15.99)&quot;;&quot;&quot;);&quot;(+57.02)&quot;;&quot;&quot;)" office:value-type="string" office:string-value="KNDFLEDK" calcext:value-type="string">
            <text:p>KNDFLEDK</text:p>
          </table:table-cell>
          <table:table-cell office:value-type="string" calcext:value-type="string">
            <text:p>DMVC(+57.02)VTPAEK</text:p>
          </table:table-cell>
          <table:table-cell table:formula="of:=SUBSTITUTE(SUBSTITUTE([.C1209];&quot;(+15.99)&quot;;&quot;&quot;);&quot;(+57.02)&quot;;&quot;&quot;)" office:value-type="string" office:string-value="DMVCVTPAEK" calcext:value-type="string">
            <text:p>DMVCVTPAEK</text:p>
          </table:table-cell>
        </table:table-row>
        <table:table-row table:style-name="ro1">
          <table:table-cell office:value-type="string" calcext:value-type="string">
            <text:p>DVTVTGVSGWHK</text:p>
          </table:table-cell>
          <table:table-cell table:formula="of:=SUBSTITUTE(SUBSTITUTE([.A1210];&quot;(+15.99)&quot;;&quot;&quot;);&quot;(+57.02)&quot;;&quot;&quot;)" office:value-type="string" office:string-value="DVTVTGVSGWHK" calcext:value-type="string">
            <text:p>DVTVTGVSGWHK</text:p>
          </table:table-cell>
          <table:table-cell office:value-type="string" calcext:value-type="string">
            <text:p>NELEWLHDPEK</text:p>
          </table:table-cell>
          <table:table-cell table:formula="of:=SUBSTITUTE(SUBSTITUTE([.C1210];&quot;(+15.99)&quot;;&quot;&quot;);&quot;(+57.02)&quot;;&quot;&quot;)" office:value-type="string" office:string-value="NELEWLHDPEK" calcext:value-type="string">
            <text:p>NELEWLHDPEK</text:p>
          </table:table-cell>
        </table:table-row>
        <table:table-row table:style-name="ro2">
          <table:table-cell office:value-type="string" calcext:value-type="string">
            <text:p>LLSDALAR</text:p>
          </table:table-cell>
          <table:table-cell table:formula="of:=SUBSTITUTE(SUBSTITUTE([.A1211];&quot;(+15.99)&quot;;&quot;&quot;);&quot;(+57.02)&quot;;&quot;&quot;)" office:value-type="string" office:string-value="LLSDALAR" calcext:value-type="string">
            <text:p>LLSDALAR</text:p>
          </table:table-cell>
          <table:table-cell office:value-type="string" calcext:value-type="string">
            <text:p>VSVGMFTLVEPK</text:p>
          </table:table-cell>
          <table:table-cell table:formula="of:=SUBSTITUTE(SUBSTITUTE([.C1211];&quot;(+15.99)&quot;;&quot;&quot;);&quot;(+57.02)&quot;;&quot;&quot;)" office:value-type="string" office:string-value="VSVGMFTLVEPK" calcext:value-type="string">
            <text:p>VSVGMFTLVEPK</text:p>
          </table:table-cell>
        </table:table-row>
        <table:table-row table:style-name="ro2">
          <table:table-cell office:value-type="string" calcext:value-type="string">
            <text:p>M(+15.99)GDLDSLAVGLLATK</text:p>
          </table:table-cell>
          <table:table-cell table:formula="of:=SUBSTITUTE(SUBSTITUTE([.A1212];&quot;(+15.99)&quot;;&quot;&quot;);&quot;(+57.02)&quot;;&quot;&quot;)" office:value-type="string" office:string-value="MGDLDSLAVGLLATK" calcext:value-type="string">
            <text:p>MGDLDSLAVGLLATK</text:p>
          </table:table-cell>
          <table:table-cell office:value-type="string" calcext:value-type="string">
            <text:p>C(+57.02)ETWLLFGC(+57.02)LPR</text:p>
          </table:table-cell>
          <table:table-cell table:formula="of:=SUBSTITUTE(SUBSTITUTE([.C1212];&quot;(+15.99)&quot;;&quot;&quot;);&quot;(+57.02)&quot;;&quot;&quot;)" office:value-type="string" office:string-value="CETWLLFGCLPR" calcext:value-type="string">
            <text:p>CETWLLFGCLPR</text:p>
          </table:table-cell>
        </table:table-row>
        <table:table-row table:style-name="ro2">
          <table:table-cell office:value-type="string" calcext:value-type="string">
            <text:p>LKHVATLK</text:p>
          </table:table-cell>
          <table:table-cell table:formula="of:=SUBSTITUTE(SUBSTITUTE([.A1213];&quot;(+15.99)&quot;;&quot;&quot;);&quot;(+57.02)&quot;;&quot;&quot;)" office:value-type="string" office:string-value="LKHVATLK" calcext:value-type="string">
            <text:p>LKHVATLK</text:p>
          </table:table-cell>
          <table:table-cell office:value-type="string" calcext:value-type="string">
            <text:p>TTLTAALKVLNK</text:p>
          </table:table-cell>
          <table:table-cell table:formula="of:=SUBSTITUTE(SUBSTITUTE([.C1213];&quot;(+15.99)&quot;;&quot;&quot;);&quot;(+57.02)&quot;;&quot;&quot;)" office:value-type="string" office:string-value="TTLTAALKVLNK" calcext:value-type="string">
            <text:p>TTLTAALKVLNK</text:p>
          </table:table-cell>
        </table:table-row>
        <table:table-row table:style-name="ro1">
          <table:table-cell office:value-type="string" calcext:value-type="string">
            <text:p>NLVNPLYDLLK</text:p>
          </table:table-cell>
          <table:table-cell table:formula="of:=SUBSTITUTE(SUBSTITUTE([.A1214];&quot;(+15.99)&quot;;&quot;&quot;);&quot;(+57.02)&quot;;&quot;&quot;)" office:value-type="string" office:string-value="NLVNPLYDLLK" calcext:value-type="string">
            <text:p>NLVNPLYDLLK</text:p>
          </table:table-cell>
          <table:table-cell office:value-type="string" calcext:value-type="string">
            <text:p>ENPSDRR</text:p>
          </table:table-cell>
          <table:table-cell table:formula="of:=SUBSTITUTE(SUBSTITUTE([.C1214];&quot;(+15.99)&quot;;&quot;&quot;);&quot;(+57.02)&quot;;&quot;&quot;)" office:value-type="string" office:string-value="ENPSDRR" calcext:value-type="string">
            <text:p>ENPSDRR</text:p>
          </table:table-cell>
        </table:table-row>
        <table:table-row table:style-name="ro1">
          <table:table-cell office:value-type="string" calcext:value-type="string">
            <text:p>VLYSRYASGELK</text:p>
          </table:table-cell>
          <table:table-cell table:formula="of:=SUBSTITUTE(SUBSTITUTE([.A1215];&quot;(+15.99)&quot;;&quot;&quot;);&quot;(+57.02)&quot;;&quot;&quot;)" office:value-type="string" office:string-value="VLYSRYASGELK" calcext:value-type="string">
            <text:p>VLYSRYASGELK</text:p>
          </table:table-cell>
          <table:table-cell office:value-type="string" calcext:value-type="string">
            <text:p>QVLAVGC(+57.02)EAR</text:p>
          </table:table-cell>
          <table:table-cell table:formula="of:=SUBSTITUTE(SUBSTITUTE([.C1215];&quot;(+15.99)&quot;;&quot;&quot;);&quot;(+57.02)&quot;;&quot;&quot;)" office:value-type="string" office:string-value="QVLAVGCEAR" calcext:value-type="string">
            <text:p>QVLAVGCEAR</text:p>
          </table:table-cell>
        </table:table-row>
        <table:table-row table:style-name="ro2">
          <table:table-cell office:value-type="string" calcext:value-type="string">
            <text:p>EDPKSSLPFTK</text:p>
          </table:table-cell>
          <table:table-cell table:formula="of:=SUBSTITUTE(SUBSTITUTE([.A1216];&quot;(+15.99)&quot;;&quot;&quot;);&quot;(+57.02)&quot;;&quot;&quot;)" office:value-type="string" office:string-value="EDPKSSLPFTK" calcext:value-type="string">
            <text:p>EDPKSSLPFTK</text:p>
          </table:table-cell>
          <table:table-cell office:value-type="string" calcext:value-type="string">
            <text:p>YELGDDMDSLVK</text:p>
          </table:table-cell>
          <table:table-cell table:formula="of:=SUBSTITUTE(SUBSTITUTE([.C1216];&quot;(+15.99)&quot;;&quot;&quot;);&quot;(+57.02)&quot;;&quot;&quot;)" office:value-type="string" office:string-value="YELGDDMDSLVK" calcext:value-type="string">
            <text:p>YELGDDMDSLVK</text:p>
          </table:table-cell>
        </table:table-row>
        <table:table-row table:style-name="ro1">
          <table:table-cell office:value-type="string" calcext:value-type="string">
            <text:p>LLPTPDESFVLLRQR</text:p>
          </table:table-cell>
          <table:table-cell table:formula="of:=SUBSTITUTE(SUBSTITUTE([.A1217];&quot;(+15.99)&quot;;&quot;&quot;);&quot;(+57.02)&quot;;&quot;&quot;)" office:value-type="string" office:string-value="LLPTPDESFVLLRQR" calcext:value-type="string">
            <text:p>LLPTPDESFVLLRQR</text:p>
          </table:table-cell>
          <table:table-cell office:value-type="string" calcext:value-type="string">
            <text:p>VPDDLLK</text:p>
          </table:table-cell>
          <table:table-cell table:formula="of:=SUBSTITUTE(SUBSTITUTE([.C1217];&quot;(+15.99)&quot;;&quot;&quot;);&quot;(+57.02)&quot;;&quot;&quot;)" office:value-type="string" office:string-value="VPDDLLK" calcext:value-type="string">
            <text:p>VPDDLLK</text:p>
          </table:table-cell>
        </table:table-row>
        <table:table-row table:style-name="ro1">
          <table:table-cell office:value-type="string" calcext:value-type="string">
            <text:p>KWM(+15.99)ATDLFELDK</text:p>
          </table:table-cell>
          <table:table-cell table:formula="of:=SUBSTITUTE(SUBSTITUTE([.A1218];&quot;(+15.99)&quot;;&quot;&quot;);&quot;(+57.02)&quot;;&quot;&quot;)" office:value-type="string" office:string-value="KWMATDLFELDK" calcext:value-type="string">
            <text:p>KWMATDLFELDK</text:p>
          </table:table-cell>
          <table:table-cell office:value-type="string" calcext:value-type="string">
            <text:p>VYNGDVM(+15.99)VK</text:p>
          </table:table-cell>
          <table:table-cell table:formula="of:=SUBSTITUTE(SUBSTITUTE([.C1218];&quot;(+15.99)&quot;;&quot;&quot;);&quot;(+57.02)&quot;;&quot;&quot;)" office:value-type="string" office:string-value="VYNGDVMVK" calcext:value-type="string">
            <text:p>VYNGDVMVK</text:p>
          </table:table-cell>
        </table:table-row>
        <table:table-row table:style-name="ro2">
          <table:table-cell office:value-type="string" calcext:value-type="string">
            <text:p>TVENGAM(+15.99)HK</text:p>
          </table:table-cell>
          <table:table-cell table:formula="of:=SUBSTITUTE(SUBSTITUTE([.A1219];&quot;(+15.99)&quot;;&quot;&quot;);&quot;(+57.02)&quot;;&quot;&quot;)" office:value-type="string" office:string-value="TVENGAMHK" calcext:value-type="string">
            <text:p>TVENGAMHK</text:p>
          </table:table-cell>
          <table:table-cell office:value-type="string" calcext:value-type="string">
            <text:p>KSQPLVLLAEDKNK</text:p>
          </table:table-cell>
          <table:table-cell table:formula="of:=SUBSTITUTE(SUBSTITUTE([.C1219];&quot;(+15.99)&quot;;&quot;&quot;);&quot;(+57.02)&quot;;&quot;&quot;)" office:value-type="string" office:string-value="KSQPLVLLAEDKNK" calcext:value-type="string">
            <text:p>KSQPLVLLAEDKNK</text:p>
          </table:table-cell>
        </table:table-row>
        <table:table-row table:style-name="ro2">
          <table:table-cell office:value-type="string" calcext:value-type="string">
            <text:p>YGLNNVK</text:p>
          </table:table-cell>
          <table:table-cell table:formula="of:=SUBSTITUTE(SUBSTITUTE([.A1220];&quot;(+15.99)&quot;;&quot;&quot;);&quot;(+57.02)&quot;;&quot;&quot;)" office:value-type="string" office:string-value="YGLNNVK" calcext:value-type="string">
            <text:p>YGLNNVK</text:p>
          </table:table-cell>
          <table:table-cell office:value-type="string" calcext:value-type="string">
            <text:p>AFLQFLLNEPLFAHK</text:p>
          </table:table-cell>
          <table:table-cell table:formula="of:=SUBSTITUTE(SUBSTITUTE([.C1220];&quot;(+15.99)&quot;;&quot;&quot;);&quot;(+57.02)&quot;;&quot;&quot;)" office:value-type="string" office:string-value="AFLQFLLNEPLFAHK" calcext:value-type="string">
            <text:p>AFLQFLLNEPLFAHK</text:p>
          </table:table-cell>
        </table:table-row>
        <table:table-row table:style-name="ro2">
          <table:table-cell office:value-type="string" calcext:value-type="string">
            <text:p>WFKNPEEAALGYK</text:p>
          </table:table-cell>
          <table:table-cell table:formula="of:=SUBSTITUTE(SUBSTITUTE([.A1221];&quot;(+15.99)&quot;;&quot;&quot;);&quot;(+57.02)&quot;;&quot;&quot;)" office:value-type="string" office:string-value="WFKNPEEAALGYK" calcext:value-type="string">
            <text:p>WFKNPEEAALGYK</text:p>
          </table:table-cell>
          <table:table-cell office:value-type="string" calcext:value-type="string">
            <text:p>LTQEDLTLAPLFK</text:p>
          </table:table-cell>
          <table:table-cell table:formula="of:=SUBSTITUTE(SUBSTITUTE([.C1221];&quot;(+15.99)&quot;;&quot;&quot;);&quot;(+57.02)&quot;;&quot;&quot;)" office:value-type="string" office:string-value="LTQEDLTLAPLFK" calcext:value-type="string">
            <text:p>LTQEDLTLAPLFK</text:p>
          </table:table-cell>
        </table:table-row>
        <table:table-row table:style-name="ro2">
          <table:table-cell office:value-type="string" calcext:value-type="string">
            <text:p>ENMPALLSAELQK</text:p>
          </table:table-cell>
          <table:table-cell table:formula="of:=SUBSTITUTE(SUBSTITUTE([.A1222];&quot;(+15.99)&quot;;&quot;&quot;);&quot;(+57.02)&quot;;&quot;&quot;)" office:value-type="string" office:string-value="ENMPALLSAELQK" calcext:value-type="string">
            <text:p>ENMPALLSAELQK</text:p>
          </table:table-cell>
          <table:table-cell office:value-type="string" calcext:value-type="string">
            <text:p>ERLLAEWHRLGPK</text:p>
          </table:table-cell>
          <table:table-cell table:formula="of:=SUBSTITUTE(SUBSTITUTE([.C1222];&quot;(+15.99)&quot;;&quot;&quot;);&quot;(+57.02)&quot;;&quot;&quot;)" office:value-type="string" office:string-value="ERLLAEWHRLGPK" calcext:value-type="string">
            <text:p>ERLLAEWHRLGPK</text:p>
          </table:table-cell>
        </table:table-row>
        <table:table-row table:style-name="ro1">
          <table:table-cell office:value-type="string" calcext:value-type="string">
            <text:p>NPYNVAAPAK</text:p>
          </table:table-cell>
          <table:table-cell table:formula="of:=SUBSTITUTE(SUBSTITUTE([.A1223];&quot;(+15.99)&quot;;&quot;&quot;);&quot;(+57.02)&quot;;&quot;&quot;)" office:value-type="string" office:string-value="NPYNVAAPAK" calcext:value-type="string">
            <text:p>NPYNVAAPAK</text:p>
          </table:table-cell>
          <table:table-cell office:value-type="string" calcext:value-type="string">
            <text:p>DVWC(+57.02)KEPK</text:p>
          </table:table-cell>
          <table:table-cell table:formula="of:=SUBSTITUTE(SUBSTITUTE([.C1223];&quot;(+15.99)&quot;;&quot;&quot;);&quot;(+57.02)&quot;;&quot;&quot;)" office:value-type="string" office:string-value="DVWCKEPK" calcext:value-type="string">
            <text:p>DVWCKEPK</text:p>
          </table:table-cell>
        </table:table-row>
        <table:table-row table:style-name="ro2">
          <table:table-cell office:value-type="string" calcext:value-type="string">
            <text:p>KGPETNPQK</text:p>
          </table:table-cell>
          <table:table-cell table:formula="of:=SUBSTITUTE(SUBSTITUTE([.A1224];&quot;(+15.99)&quot;;&quot;&quot;);&quot;(+57.02)&quot;;&quot;&quot;)" office:value-type="string" office:string-value="KGPETNPQK" calcext:value-type="string">
            <text:p>KGPETNPQK</text:p>
          </table:table-cell>
          <table:table-cell office:value-type="string" calcext:value-type="string">
            <text:p>LLENMHSDPM(+15.99)HLLGLK</text:p>
          </table:table-cell>
          <table:table-cell table:formula="of:=SUBSTITUTE(SUBSTITUTE([.C1224];&quot;(+15.99)&quot;;&quot;&quot;);&quot;(+57.02)&quot;;&quot;&quot;)" office:value-type="string" office:string-value="LLENMHSDPMHLLGLK" calcext:value-type="string">
            <text:p>LLENMHSDPMHLLGLK</text:p>
          </table:table-cell>
        </table:table-row>
        <table:table-row table:style-name="ro2">
          <table:table-cell office:value-type="string" calcext:value-type="string">
            <text:p>LLKMVEK</text:p>
          </table:table-cell>
          <table:table-cell table:formula="of:=SUBSTITUTE(SUBSTITUTE([.A1225];&quot;(+15.99)&quot;;&quot;&quot;);&quot;(+57.02)&quot;;&quot;&quot;)" office:value-type="string" office:string-value="LLKMVEK" calcext:value-type="string">
            <text:p>LLKMVEK</text:p>
          </table:table-cell>
          <table:table-cell office:value-type="string" calcext:value-type="string">
            <text:p>EDHLVADLPEKK</text:p>
          </table:table-cell>
          <table:table-cell table:formula="of:=SUBSTITUTE(SUBSTITUTE([.C1225];&quot;(+15.99)&quot;;&quot;&quot;);&quot;(+57.02)&quot;;&quot;&quot;)" office:value-type="string" office:string-value="EDHLVADLPEKK" calcext:value-type="string">
            <text:p>EDHLVADLPEKK</text:p>
          </table:table-cell>
        </table:table-row>
        <table:table-row table:style-name="ro1">
          <table:table-cell office:value-type="string" calcext:value-type="string">
            <text:p>QTTLGYLNTHK</text:p>
          </table:table-cell>
          <table:table-cell table:formula="of:=SUBSTITUTE(SUBSTITUTE([.A1226];&quot;(+15.99)&quot;;&quot;&quot;);&quot;(+57.02)&quot;;&quot;&quot;)" office:value-type="string" office:string-value="QTTLGYLNTHK" calcext:value-type="string">
            <text:p>QTTLGYLNTHK</text:p>
          </table:table-cell>
          <table:table-cell office:value-type="string" calcext:value-type="string">
            <text:p>SLTASRDNK</text:p>
          </table:table-cell>
          <table:table-cell table:formula="of:=SUBSTITUTE(SUBSTITUTE([.C1226];&quot;(+15.99)&quot;;&quot;&quot;);&quot;(+57.02)&quot;;&quot;&quot;)" office:value-type="string" office:string-value="SLTASRDNK" calcext:value-type="string">
            <text:p>SLTASRDNK</text:p>
          </table:table-cell>
        </table:table-row>
        <table:table-row table:style-name="ro1">
          <table:table-cell office:value-type="string" calcext:value-type="string">
            <text:p>QLELEDHLENTRALLR</text:p>
          </table:table-cell>
          <table:table-cell table:formula="of:=SUBSTITUTE(SUBSTITUTE([.A1227];&quot;(+15.99)&quot;;&quot;&quot;);&quot;(+57.02)&quot;;&quot;&quot;)" office:value-type="string" office:string-value="QLELEDHLENTRALLR" calcext:value-type="string">
            <text:p>QLELEDHLENTRALLR</text:p>
          </table:table-cell>
          <table:table-cell office:value-type="string" calcext:value-type="string">
            <text:p>NDYWSLGDK</text:p>
          </table:table-cell>
          <table:table-cell table:formula="of:=SUBSTITUTE(SUBSTITUTE([.C1227];&quot;(+15.99)&quot;;&quot;&quot;);&quot;(+57.02)&quot;;&quot;&quot;)" office:value-type="string" office:string-value="NDYWSLGDK" calcext:value-type="string">
            <text:p>NDYWSLGDK</text:p>
          </table:table-cell>
        </table:table-row>
        <table:table-row table:style-name="ro2">
          <table:table-cell office:value-type="string" calcext:value-type="string">
            <text:p>LWNPNRALGPK</text:p>
          </table:table-cell>
          <table:table-cell table:formula="of:=SUBSTITUTE(SUBSTITUTE([.A1228];&quot;(+15.99)&quot;;&quot;&quot;);&quot;(+57.02)&quot;;&quot;&quot;)" office:value-type="string" office:string-value="LWNPNRALGPK" calcext:value-type="string">
            <text:p>LWNPNRALGPK</text:p>
          </table:table-cell>
          <table:table-cell office:value-type="string" calcext:value-type="string">
            <text:p>EVQQTNDFC(+57.02)DLPLPK</text:p>
          </table:table-cell>
          <table:table-cell table:formula="of:=SUBSTITUTE(SUBSTITUTE([.C1228];&quot;(+15.99)&quot;;&quot;&quot;);&quot;(+57.02)&quot;;&quot;&quot;)" office:value-type="string" office:string-value="EVQQTNDFCDLPLPK" calcext:value-type="string">
            <text:p>EVQQTNDFCDLPLPK</text:p>
          </table:table-cell>
        </table:table-row>
        <table:table-row table:style-name="ro1">
          <table:table-cell office:value-type="string" calcext:value-type="string">
            <text:p>YHTPGTK</text:p>
          </table:table-cell>
          <table:table-cell table:formula="of:=SUBSTITUTE(SUBSTITUTE([.A1229];&quot;(+15.99)&quot;;&quot;&quot;);&quot;(+57.02)&quot;;&quot;&quot;)" office:value-type="string" office:string-value="YHTPGTK" calcext:value-type="string">
            <text:p>YHTPGTK</text:p>
          </table:table-cell>
          <table:table-cell office:value-type="string" calcext:value-type="string">
            <text:p>QMAYHVVR</text:p>
          </table:table-cell>
          <table:table-cell table:formula="of:=SUBSTITUTE(SUBSTITUTE([.C1229];&quot;(+15.99)&quot;;&quot;&quot;);&quot;(+57.02)&quot;;&quot;&quot;)" office:value-type="string" office:string-value="QMAYHVVR" calcext:value-type="string">
            <text:p>QMAYHVVR</text:p>
          </table:table-cell>
        </table:table-row>
        <table:table-row table:style-name="ro1">
          <table:table-cell office:value-type="string" calcext:value-type="string">
            <text:p>M(+15.99)WPLNM(+15.99)QFRDK</text:p>
          </table:table-cell>
          <table:table-cell table:formula="of:=SUBSTITUTE(SUBSTITUTE([.A1230];&quot;(+15.99)&quot;;&quot;&quot;);&quot;(+57.02)&quot;;&quot;&quot;)" office:value-type="string" office:string-value="MWPLNMQFRDK" calcext:value-type="string">
            <text:p>MWPLNMQFRDK</text:p>
          </table:table-cell>
          <table:table-cell office:value-type="string" calcext:value-type="string">
            <text:p>ELFNSTASK</text:p>
          </table:table-cell>
          <table:table-cell table:formula="of:=SUBSTITUTE(SUBSTITUTE([.C1230];&quot;(+15.99)&quot;;&quot;&quot;);&quot;(+57.02)&quot;;&quot;&quot;)" office:value-type="string" office:string-value="ELFNSTASK" calcext:value-type="string">
            <text:p>ELFNSTASK</text:p>
          </table:table-cell>
        </table:table-row>
        <table:table-row table:style-name="ro2">
          <table:table-cell office:value-type="string" calcext:value-type="string">
            <text:p>WEAAQAPGNSPLLEAAR</text:p>
          </table:table-cell>
          <table:table-cell table:formula="of:=SUBSTITUTE(SUBSTITUTE([.A1231];&quot;(+15.99)&quot;;&quot;&quot;);&quot;(+57.02)&quot;;&quot;&quot;)" office:value-type="string" office:string-value="WEAAQAPGNSPLLEAAR" calcext:value-type="string">
            <text:p>WEAAQAPGNSPLLEAAR</text:p>
          </table:table-cell>
          <table:table-cell office:value-type="string" calcext:value-type="string">
            <text:p>NM(+15.99)GM(+15.99)ELWSGDTLADR</text:p>
          </table:table-cell>
          <table:table-cell table:formula="of:=SUBSTITUTE(SUBSTITUTE([.C1231];&quot;(+15.99)&quot;;&quot;&quot;);&quot;(+57.02)&quot;;&quot;&quot;)" office:value-type="string" office:string-value="NMGMELWSGDTLADR" calcext:value-type="string">
            <text:p>NMGMELWSGDTLADR</text:p>
          </table:table-cell>
        </table:table-row>
        <table:table-row table:style-name="ro2">
          <table:table-cell office:value-type="string" calcext:value-type="string">
            <text:p>QM(+15.99)TALQTPMK</text:p>
          </table:table-cell>
          <table:table-cell table:formula="of:=SUBSTITUTE(SUBSTITUTE([.A1232];&quot;(+15.99)&quot;;&quot;&quot;);&quot;(+57.02)&quot;;&quot;&quot;)" office:value-type="string" office:string-value="QMTALQTPMK" calcext:value-type="string">
            <text:p>QMTALQTPMK</text:p>
          </table:table-cell>
          <table:table-cell office:value-type="string" calcext:value-type="string">
            <text:p>C(+57.02)ETALTPSC(+57.02)EEPDGR</text:p>
          </table:table-cell>
          <table:table-cell table:formula="of:=SUBSTITUTE(SUBSTITUTE([.C1232];&quot;(+15.99)&quot;;&quot;&quot;);&quot;(+57.02)&quot;;&quot;&quot;)" office:value-type="string" office:string-value="CETALTPSCEEPDGR" calcext:value-type="string">
            <text:p>CETALTPSCEEPDGR</text:p>
          </table:table-cell>
        </table:table-row>
        <table:table-row table:style-name="ro2">
          <table:table-cell office:value-type="string" calcext:value-type="string">
            <text:p>NFPTHFTKGNK</text:p>
          </table:table-cell>
          <table:table-cell table:formula="of:=SUBSTITUTE(SUBSTITUTE([.A1233];&quot;(+15.99)&quot;;&quot;&quot;);&quot;(+57.02)&quot;;&quot;&quot;)" office:value-type="string" office:string-value="NFPTHFTKGNK" calcext:value-type="string">
            <text:p>NFPTHFTKGNK</text:p>
          </table:table-cell>
          <table:table-cell office:value-type="string" calcext:value-type="string">
            <text:p>KAHETGEVAQVGPGK</text:p>
          </table:table-cell>
          <table:table-cell table:formula="of:=SUBSTITUTE(SUBSTITUTE([.C1233];&quot;(+15.99)&quot;;&quot;&quot;);&quot;(+57.02)&quot;;&quot;&quot;)" office:value-type="string" office:string-value="KAHETGEVAQVGPGK" calcext:value-type="string">
            <text:p>KAHETGEVAQVGPGK</text:p>
          </table:table-cell>
        </table:table-row>
        <table:table-row table:style-name="ro2">
          <table:table-cell office:value-type="string" calcext:value-type="string">
            <text:p>KQSLDPQDSNLK</text:p>
          </table:table-cell>
          <table:table-cell table:formula="of:=SUBSTITUTE(SUBSTITUTE([.A1234];&quot;(+15.99)&quot;;&quot;&quot;);&quot;(+57.02)&quot;;&quot;&quot;)" office:value-type="string" office:string-value="KQSLDPQDSNLK" calcext:value-type="string">
            <text:p>KQSLDPQDSNLK</text:p>
          </table:table-cell>
          <table:table-cell office:value-type="string" calcext:value-type="string">
            <text:p>KNEVTLNDGLGK</text:p>
          </table:table-cell>
          <table:table-cell table:formula="of:=SUBSTITUTE(SUBSTITUTE([.C1234];&quot;(+15.99)&quot;;&quot;&quot;);&quot;(+57.02)&quot;;&quot;&quot;)" office:value-type="string" office:string-value="KNEVTLNDGLGK" calcext:value-type="string">
            <text:p>KNEVTLNDGLGK</text:p>
          </table:table-cell>
        </table:table-row>
        <table:table-row table:style-name="ro2">
          <table:table-cell office:value-type="string" calcext:value-type="string">
            <text:p>M(+15.99)SGMC(+57.02)C(+57.02)EHAR</text:p>
          </table:table-cell>
          <table:table-cell table:formula="of:=SUBSTITUTE(SUBSTITUTE([.A1235];&quot;(+15.99)&quot;;&quot;&quot;);&quot;(+57.02)&quot;;&quot;&quot;)" office:value-type="string" office:string-value="MSGMCCEHAR" calcext:value-type="string">
            <text:p>MSGMCCEHAR</text:p>
          </table:table-cell>
          <table:table-cell office:value-type="string" calcext:value-type="string">
            <text:p>C(+57.02)TYNSSNPETELGR</text:p>
          </table:table-cell>
          <table:table-cell table:formula="of:=SUBSTITUTE(SUBSTITUTE([.C1235];&quot;(+15.99)&quot;;&quot;&quot;);&quot;(+57.02)&quot;;&quot;&quot;)" office:value-type="string" office:string-value="CTYNSSNPETELGR" calcext:value-type="string">
            <text:p>CTYNSSNPETELGR</text:p>
          </table:table-cell>
        </table:table-row>
        <table:table-row table:style-name="ro2">
          <table:table-cell office:value-type="string" calcext:value-type="string">
            <text:p>NSLVDALLSQSGLFR</text:p>
          </table:table-cell>
          <table:table-cell table:formula="of:=SUBSTITUTE(SUBSTITUTE([.A1236];&quot;(+15.99)&quot;;&quot;&quot;);&quot;(+57.02)&quot;;&quot;&quot;)" office:value-type="string" office:string-value="NSLVDALLSQSGLFR" calcext:value-type="string">
            <text:p>NSLVDALLSQSGLFR</text:p>
          </table:table-cell>
          <table:table-cell office:value-type="string" calcext:value-type="string">
            <text:p>DEYC(+57.02)ATC(+57.02)DQNVPK</text:p>
          </table:table-cell>
          <table:table-cell table:formula="of:=SUBSTITUTE(SUBSTITUTE([.C1236];&quot;(+15.99)&quot;;&quot;&quot;);&quot;(+57.02)&quot;;&quot;&quot;)" office:value-type="string" office:string-value="DEYCATCDQNVPK" calcext:value-type="string">
            <text:p>DEYCATCDQNVPK</text:p>
          </table:table-cell>
        </table:table-row>
        <table:table-row table:style-name="ro2">
          <table:table-cell office:value-type="string" calcext:value-type="string">
            <text:p>QM(+15.99)HVALFDWLR</text:p>
          </table:table-cell>
          <table:table-cell table:formula="of:=SUBSTITUTE(SUBSTITUTE([.A1237];&quot;(+15.99)&quot;;&quot;&quot;);&quot;(+57.02)&quot;;&quot;&quot;)" office:value-type="string" office:string-value="QMHVALFDWLR" calcext:value-type="string">
            <text:p>QMHVALFDWLR</text:p>
          </table:table-cell>
          <table:table-cell office:value-type="string" calcext:value-type="string">
            <text:p>APADEALLEEAAVR</text:p>
          </table:table-cell>
          <table:table-cell table:formula="of:=SUBSTITUTE(SUBSTITUTE([.C1237];&quot;(+15.99)&quot;;&quot;&quot;);&quot;(+57.02)&quot;;&quot;&quot;)" office:value-type="string" office:string-value="APADEALLEEAAVR" calcext:value-type="string">
            <text:p>APADEALLEEAAVR</text:p>
          </table:table-cell>
        </table:table-row>
        <table:table-row table:style-name="ro2">
          <table:table-cell office:value-type="string" calcext:value-type="string">
            <text:p>YLPSDPSSPQLR</text:p>
          </table:table-cell>
          <table:table-cell table:formula="of:=SUBSTITUTE(SUBSTITUTE([.A1238];&quot;(+15.99)&quot;;&quot;&quot;);&quot;(+57.02)&quot;;&quot;&quot;)" office:value-type="string" office:string-value="YLPSDPSSPQLR" calcext:value-type="string">
            <text:p>YLPSDPSSPQLR</text:p>
          </table:table-cell>
          <table:table-cell office:value-type="string" calcext:value-type="string">
            <text:p>REALLPPDPLASFK</text:p>
          </table:table-cell>
          <table:table-cell table:formula="of:=SUBSTITUTE(SUBSTITUTE([.C1238];&quot;(+15.99)&quot;;&quot;&quot;);&quot;(+57.02)&quot;;&quot;&quot;)" office:value-type="string" office:string-value="REALLPPDPLASFK" calcext:value-type="string">
            <text:p>REALLPPDPLASFK</text:p>
          </table:table-cell>
        </table:table-row>
        <table:table-row table:style-name="ro1">
          <table:table-cell office:value-type="string" calcext:value-type="string">
            <text:p>EELLAM(+15.99)ASLFK</text:p>
          </table:table-cell>
          <table:table-cell table:formula="of:=SUBSTITUTE(SUBSTITUTE([.A1239];&quot;(+15.99)&quot;;&quot;&quot;);&quot;(+57.02)&quot;;&quot;&quot;)" office:value-type="string" office:string-value="EELLAMASLFK" calcext:value-type="string">
            <text:p>EELLAMASLFK</text:p>
          </table:table-cell>
          <table:table-cell office:value-type="string" calcext:value-type="string">
            <text:p>SSQNDPDAGK</text:p>
          </table:table-cell>
          <table:table-cell table:formula="of:=SUBSTITUTE(SUBSTITUTE([.C1239];&quot;(+15.99)&quot;;&quot;&quot;);&quot;(+57.02)&quot;;&quot;&quot;)" office:value-type="string" office:string-value="SSQNDPDAGK" calcext:value-type="string">
            <text:p>SSQNDPDAGK</text:p>
          </table:table-cell>
        </table:table-row>
        <table:table-row table:style-name="ro1">
          <table:table-cell office:value-type="string" calcext:value-type="string">
            <text:p>SDYKPLNNK</text:p>
          </table:table-cell>
          <table:table-cell table:formula="of:=SUBSTITUTE(SUBSTITUTE([.A1240];&quot;(+15.99)&quot;;&quot;&quot;);&quot;(+57.02)&quot;;&quot;&quot;)" office:value-type="string" office:string-value="SDYKPLNNK" calcext:value-type="string">
            <text:p>SDYKPLNNK</text:p>
          </table:table-cell>
          <table:table-cell office:value-type="string" calcext:value-type="string">
            <text:p>NLAPTLHR</text:p>
          </table:table-cell>
          <table:table-cell table:formula="of:=SUBSTITUTE(SUBSTITUTE([.C1240];&quot;(+15.99)&quot;;&quot;&quot;);&quot;(+57.02)&quot;;&quot;&quot;)" office:value-type="string" office:string-value="NLAPTLHR" calcext:value-type="string">
            <text:p>NLAPTLHR</text:p>
          </table:table-cell>
        </table:table-row>
        <table:table-row table:style-name="ro2">
          <table:table-cell office:value-type="string" calcext:value-type="string">
            <text:p>EQFSPEEVLRKEK</text:p>
          </table:table-cell>
          <table:table-cell table:formula="of:=SUBSTITUTE(SUBSTITUTE([.A1241];&quot;(+15.99)&quot;;&quot;&quot;);&quot;(+57.02)&quot;;&quot;&quot;)" office:value-type="string" office:string-value="EQFSPEEVLRKEK" calcext:value-type="string">
            <text:p>EQFSPEEVLRKEK</text:p>
          </table:table-cell>
          <table:table-cell office:value-type="string" calcext:value-type="string">
            <text:p>NGNWSENRPQLK</text:p>
          </table:table-cell>
          <table:table-cell table:formula="of:=SUBSTITUTE(SUBSTITUTE([.C1241];&quot;(+15.99)&quot;;&quot;&quot;);&quot;(+57.02)&quot;;&quot;&quot;)" office:value-type="string" office:string-value="NGNWSENRPQLK" calcext:value-type="string">
            <text:p>NGNWSENRPQLK</text:p>
          </table:table-cell>
        </table:table-row>
        <table:table-row table:style-name="ro1">
          <table:table-cell office:value-type="string" calcext:value-type="string">
            <text:p>VPFVKSVFFRGHMK</text:p>
          </table:table-cell>
          <table:table-cell table:formula="of:=SUBSTITUTE(SUBSTITUTE([.A1242];&quot;(+15.99)&quot;;&quot;&quot;);&quot;(+57.02)&quot;;&quot;&quot;)" office:value-type="string" office:string-value="VPFVKSVFFRGHMK" calcext:value-type="string">
            <text:p>VPFVKSVFFRGHMK</text:p>
          </table:table-cell>
          <table:table-cell office:value-type="string" calcext:value-type="string">
            <text:p>QTWLDQC(+57.02)SK</text:p>
          </table:table-cell>
          <table:table-cell table:formula="of:=SUBSTITUTE(SUBSTITUTE([.C1242];&quot;(+15.99)&quot;;&quot;&quot;);&quot;(+57.02)&quot;;&quot;&quot;)" office:value-type="string" office:string-value="QTWLDQCSK" calcext:value-type="string">
            <text:p>QTWLDQCSK</text:p>
          </table:table-cell>
        </table:table-row>
        <table:table-row table:style-name="ro2">
          <table:table-cell office:value-type="string" calcext:value-type="string">
            <text:p>C(+57.02)YTTELEVTEAPK</text:p>
          </table:table-cell>
          <table:table-cell table:formula="of:=SUBSTITUTE(SUBSTITUTE([.A1243];&quot;(+15.99)&quot;;&quot;&quot;);&quot;(+57.02)&quot;;&quot;&quot;)" office:value-type="string" office:string-value="CYTTELEVTEAPK" calcext:value-type="string">
            <text:p>CYTTELEVTEAPK</text:p>
          </table:table-cell>
          <table:table-cell office:value-type="string" calcext:value-type="string">
            <text:p>GLC(+57.02)KAEELNSFDYTLVK</text:p>
          </table:table-cell>
          <table:table-cell table:formula="of:=SUBSTITUTE(SUBSTITUTE([.C1243];&quot;(+15.99)&quot;;&quot;&quot;);&quot;(+57.02)&quot;;&quot;&quot;)" office:value-type="string" office:string-value="GLCKAEELNSFDYTLVK" calcext:value-type="string">
            <text:p>GLCKAEELNSFDYTLVK</text:p>
          </table:table-cell>
        </table:table-row>
        <table:table-row table:style-name="ro1">
          <table:table-cell office:value-type="string" calcext:value-type="string">
            <text:p>QLVQVMPK</text:p>
          </table:table-cell>
          <table:table-cell table:formula="of:=SUBSTITUTE(SUBSTITUTE([.A1244];&quot;(+15.99)&quot;;&quot;&quot;);&quot;(+57.02)&quot;;&quot;&quot;)" office:value-type="string" office:string-value="QLVQVMPK" calcext:value-type="string">
            <text:p>QLVQVMPK</text:p>
          </table:table-cell>
          <table:table-cell office:value-type="string" calcext:value-type="string">
            <text:p>ENTVLFVAHK</text:p>
          </table:table-cell>
          <table:table-cell table:formula="of:=SUBSTITUTE(SUBSTITUTE([.C1244];&quot;(+15.99)&quot;;&quot;&quot;);&quot;(+57.02)&quot;;&quot;&quot;)" office:value-type="string" office:string-value="ENTVLFVAHK" calcext:value-type="string">
            <text:p>ENTVLFVAHK</text:p>
          </table:table-cell>
        </table:table-row>
        <table:table-row table:style-name="ro1">
          <table:table-cell office:value-type="string" calcext:value-type="string">
            <text:p>KMTLANKAPQPK</text:p>
          </table:table-cell>
          <table:table-cell table:formula="of:=SUBSTITUTE(SUBSTITUTE([.A1245];&quot;(+15.99)&quot;;&quot;&quot;);&quot;(+57.02)&quot;;&quot;&quot;)" office:value-type="string" office:string-value="KMTLANKAPQPK" calcext:value-type="string">
            <text:p>KMTLANKAPQPK</text:p>
          </table:table-cell>
          <table:table-cell office:value-type="string" calcext:value-type="string">
            <text:p>LGKHFSLEFLR</text:p>
          </table:table-cell>
          <table:table-cell table:formula="of:=SUBSTITUTE(SUBSTITUTE([.C1245];&quot;(+15.99)&quot;;&quot;&quot;);&quot;(+57.02)&quot;;&quot;&quot;)" office:value-type="string" office:string-value="LGKHFSLEFLR" calcext:value-type="string">
            <text:p>LGKHFSLEFLR</text:p>
          </table:table-cell>
        </table:table-row>
        <table:table-row table:style-name="ro2">
          <table:table-cell office:value-type="string" calcext:value-type="string">
            <text:p>KDLGGLYFANPR</text:p>
          </table:table-cell>
          <table:table-cell table:formula="of:=SUBSTITUTE(SUBSTITUTE([.A1246];&quot;(+15.99)&quot;;&quot;&quot;);&quot;(+57.02)&quot;;&quot;&quot;)" office:value-type="string" office:string-value="KDLGGLYFANPR" calcext:value-type="string">
            <text:p>KDLGGLYFANPR</text:p>
          </table:table-cell>
          <table:table-cell office:value-type="string" calcext:value-type="string">
            <text:p>LEPEDLLYNAC(+57.02)LLAHSR</text:p>
          </table:table-cell>
          <table:table-cell table:formula="of:=SUBSTITUTE(SUBSTITUTE([.C1246];&quot;(+15.99)&quot;;&quot;&quot;);&quot;(+57.02)&quot;;&quot;&quot;)" office:value-type="string" office:string-value="LEPEDLLYNACLLAHSR" calcext:value-type="string">
            <text:p>LEPEDLLYNACLLAHSR</text:p>
          </table:table-cell>
        </table:table-row>
        <table:table-row table:style-name="ro1">
          <table:table-cell office:value-type="string" calcext:value-type="string">
            <text:p>MWQSADELFSVRPDEK</text:p>
          </table:table-cell>
          <table:table-cell table:formula="of:=SUBSTITUTE(SUBSTITUTE([.A1247];&quot;(+15.99)&quot;;&quot;&quot;);&quot;(+57.02)&quot;;&quot;&quot;)" office:value-type="string" office:string-value="MWQSADELFSVRPDEK" calcext:value-type="string">
            <text:p>MWQSADELFSVRPDEK</text:p>
          </table:table-cell>
          <table:table-cell office:value-type="string" calcext:value-type="string">
            <text:p>EPDKVYLLPR</text:p>
          </table:table-cell>
          <table:table-cell table:formula="of:=SUBSTITUTE(SUBSTITUTE([.C1247];&quot;(+15.99)&quot;;&quot;&quot;);&quot;(+57.02)&quot;;&quot;&quot;)" office:value-type="string" office:string-value="EPDKVYLLPR" calcext:value-type="string">
            <text:p>EPDKVYLLPR</text:p>
          </table:table-cell>
        </table:table-row>
        <table:table-row table:style-name="ro2">
          <table:table-cell office:value-type="string" calcext:value-type="string">
            <text:p>QLLSNGVDVLAADASEK</text:p>
          </table:table-cell>
          <table:table-cell table:formula="of:=SUBSTITUTE(SUBSTITUTE([.A1248];&quot;(+15.99)&quot;;&quot;&quot;);&quot;(+57.02)&quot;;&quot;&quot;)" office:value-type="string" office:string-value="QLLSNGVDVLAADASEK" calcext:value-type="string">
            <text:p>QLLSNGVDVLAADASEK</text:p>
          </table:table-cell>
          <table:table-cell office:value-type="string" calcext:value-type="string">
            <text:p>AFAETFALETNFK</text:p>
          </table:table-cell>
          <table:table-cell table:formula="of:=SUBSTITUTE(SUBSTITUTE([.C1248];&quot;(+15.99)&quot;;&quot;&quot;);&quot;(+57.02)&quot;;&quot;&quot;)" office:value-type="string" office:string-value="AFAETFALETNFK" calcext:value-type="string">
            <text:p>AFAETFALETNFK</text:p>
          </table:table-cell>
        </table:table-row>
        <table:table-row table:style-name="ro2">
          <table:table-cell office:value-type="string" calcext:value-type="string">
            <text:p>EVVVSEAHWSER</text:p>
          </table:table-cell>
          <table:table-cell table:formula="of:=SUBSTITUTE(SUBSTITUTE([.A1249];&quot;(+15.99)&quot;;&quot;&quot;);&quot;(+57.02)&quot;;&quot;&quot;)" office:value-type="string" office:string-value="EVVVSEAHWSER" calcext:value-type="string">
            <text:p>EVVVSEAHWSER</text:p>
          </table:table-cell>
          <table:table-cell office:value-type="string" calcext:value-type="string">
            <text:p>HTPKVSTPAEVGGPK</text:p>
          </table:table-cell>
          <table:table-cell table:formula="of:=SUBSTITUTE(SUBSTITUTE([.C1249];&quot;(+15.99)&quot;;&quot;&quot;);&quot;(+57.02)&quot;;&quot;&quot;)" office:value-type="string" office:string-value="HTPKVSTPAEVGGPK" calcext:value-type="string">
            <text:p>HTPKVSTPAEVGGPK</text:p>
          </table:table-cell>
        </table:table-row>
        <table:table-row table:style-name="ro1">
          <table:table-cell office:value-type="string" calcext:value-type="string">
            <text:p>LVPTWGSSPLNR</text:p>
          </table:table-cell>
          <table:table-cell table:formula="of:=SUBSTITUTE(SUBSTITUTE([.A1250];&quot;(+15.99)&quot;;&quot;&quot;);&quot;(+57.02)&quot;;&quot;&quot;)" office:value-type="string" office:string-value="LVPTWGSSPLNR" calcext:value-type="string">
            <text:p>LVPTWGSSPLNR</text:p>
          </table:table-cell>
          <table:table-cell office:value-type="string" calcext:value-type="string">
            <text:p>SNGEAKLAK</text:p>
          </table:table-cell>
          <table:table-cell table:formula="of:=SUBSTITUTE(SUBSTITUTE([.C1250];&quot;(+15.99)&quot;;&quot;&quot;);&quot;(+57.02)&quot;;&quot;&quot;)" office:value-type="string" office:string-value="SNGEAKLAK" calcext:value-type="string">
            <text:p>SNGEAKLAK</text:p>
          </table:table-cell>
        </table:table-row>
        <table:table-row table:style-name="ro1">
          <table:table-cell office:value-type="string" calcext:value-type="string">
            <text:p>TATTLAHLAPLLK</text:p>
          </table:table-cell>
          <table:table-cell table:formula="of:=SUBSTITUTE(SUBSTITUTE([.A1251];&quot;(+15.99)&quot;;&quot;&quot;);&quot;(+57.02)&quot;;&quot;&quot;)" office:value-type="string" office:string-value="TATTLAHLAPLLK" calcext:value-type="string">
            <text:p>TATTLAHLAPLLK</text:p>
          </table:table-cell>
          <table:table-cell office:value-type="string" calcext:value-type="string">
            <text:p>KC(+57.02)LLMVLNK</text:p>
          </table:table-cell>
          <table:table-cell table:formula="of:=SUBSTITUTE(SUBSTITUTE([.C1251];&quot;(+15.99)&quot;;&quot;&quot;);&quot;(+57.02)&quot;;&quot;&quot;)" office:value-type="string" office:string-value="KCLLMVLNK" calcext:value-type="string">
            <text:p>KCLLMVLNK</text:p>
          </table:table-cell>
        </table:table-row>
        <table:table-row table:style-name="ro2">
          <table:table-cell office:value-type="string" calcext:value-type="string">
            <text:p>VPQYQLDR</text:p>
          </table:table-cell>
          <table:table-cell table:formula="of:=SUBSTITUTE(SUBSTITUTE([.A1252];&quot;(+15.99)&quot;;&quot;&quot;);&quot;(+57.02)&quot;;&quot;&quot;)" office:value-type="string" office:string-value="VPQYQLDR" calcext:value-type="string">
            <text:p>VPQYQLDR</text:p>
          </table:table-cell>
          <table:table-cell office:value-type="string" calcext:value-type="string">
            <text:p>KNAAAQANC(+57.02)LLAEDLEK</text:p>
          </table:table-cell>
          <table:table-cell table:formula="of:=SUBSTITUTE(SUBSTITUTE([.C1252];&quot;(+15.99)&quot;;&quot;&quot;);&quot;(+57.02)&quot;;&quot;&quot;)" office:value-type="string" office:string-value="KNAAAQANCLLAEDLEK" calcext:value-type="string">
            <text:p>KNAAAQANCLLAEDLEK</text:p>
          </table:table-cell>
        </table:table-row>
        <table:table-row table:style-name="ro2">
          <table:table-cell office:value-type="string" calcext:value-type="string">
            <text:p>NYYVAAHLSPR</text:p>
          </table:table-cell>
          <table:table-cell table:formula="of:=SUBSTITUTE(SUBSTITUTE([.A1253];&quot;(+15.99)&quot;;&quot;&quot;);&quot;(+57.02)&quot;;&quot;&quot;)" office:value-type="string" office:string-value="NYYVAAHLSPR" calcext:value-type="string">
            <text:p>NYYVAAHLSPR</text:p>
          </table:table-cell>
          <table:table-cell office:value-type="string" calcext:value-type="string">
            <text:p>NNNPWALM(+15.99)LTNNVM(+15.99)LAHK</text:p>
          </table:table-cell>
          <table:table-cell table:formula="of:=SUBSTITUTE(SUBSTITUTE([.C1253];&quot;(+15.99)&quot;;&quot;&quot;);&quot;(+57.02)&quot;;&quot;&quot;)" office:value-type="string" office:string-value="NNNPWALMLTNNVMLAHK" calcext:value-type="string">
            <text:p>NNNPWALMLTNNVMLAHK</text:p>
          </table:table-cell>
        </table:table-row>
        <table:table-row table:style-name="ro2">
          <table:table-cell office:value-type="string" calcext:value-type="string">
            <text:p>RQGFPSNNK</text:p>
          </table:table-cell>
          <table:table-cell table:formula="of:=SUBSTITUTE(SUBSTITUTE([.A1254];&quot;(+15.99)&quot;;&quot;&quot;);&quot;(+57.02)&quot;;&quot;&quot;)" office:value-type="string" office:string-value="RQGFPSNNK" calcext:value-type="string">
            <text:p>RQGFPSNNK</text:p>
          </table:table-cell>
          <table:table-cell office:value-type="string" calcext:value-type="string">
            <text:p>SAM(+15.99)TGELDELNRLSLR</text:p>
          </table:table-cell>
          <table:table-cell table:formula="of:=SUBSTITUTE(SUBSTITUTE([.C1254];&quot;(+15.99)&quot;;&quot;&quot;);&quot;(+57.02)&quot;;&quot;&quot;)" office:value-type="string" office:string-value="SAMTGELDELNRLSLR" calcext:value-type="string">
            <text:p>SAMTGELDELNRLSLR</text:p>
          </table:table-cell>
        </table:table-row>
        <table:table-row table:style-name="ro2">
          <table:table-cell office:value-type="string" calcext:value-type="string">
            <text:p>KDLVHVVGPR</text:p>
          </table:table-cell>
          <table:table-cell table:formula="of:=SUBSTITUTE(SUBSTITUTE([.A1255];&quot;(+15.99)&quot;;&quot;&quot;);&quot;(+57.02)&quot;;&quot;&quot;)" office:value-type="string" office:string-value="KDLVHVVGPR" calcext:value-type="string">
            <text:p>KDLVHVVGPR</text:p>
          </table:table-cell>
          <table:table-cell office:value-type="string" calcext:value-type="string">
            <text:p>C(+57.02)SSVTWAVQPK</text:p>
          </table:table-cell>
          <table:table-cell table:formula="of:=SUBSTITUTE(SUBSTITUTE([.C1255];&quot;(+15.99)&quot;;&quot;&quot;);&quot;(+57.02)&quot;;&quot;&quot;)" office:value-type="string" office:string-value="CSSVTWAVQPK" calcext:value-type="string">
            <text:p>CSSVTWAVQPK</text:p>
          </table:table-cell>
        </table:table-row>
        <table:table-row table:style-name="ro2">
          <table:table-cell office:value-type="string" calcext:value-type="string">
            <text:p>LTKTVTGVEMFR</text:p>
          </table:table-cell>
          <table:table-cell table:formula="of:=SUBSTITUTE(SUBSTITUTE([.A1256];&quot;(+15.99)&quot;;&quot;&quot;);&quot;(+57.02)&quot;;&quot;&quot;)" office:value-type="string" office:string-value="LTKTVTGVEMFR" calcext:value-type="string">
            <text:p>LTKTVTGVEMFR</text:p>
          </table:table-cell>
          <table:table-cell office:value-type="string" calcext:value-type="string">
            <text:p>ASM(+15.99)WLKLVAEYGFK</text:p>
          </table:table-cell>
          <table:table-cell table:formula="of:=SUBSTITUTE(SUBSTITUTE([.C1256];&quot;(+15.99)&quot;;&quot;&quot;);&quot;(+57.02)&quot;;&quot;&quot;)" office:value-type="string" office:string-value="ASMWLKLVAEYGFK" calcext:value-type="string">
            <text:p>ASMWLKLVAEYGFK</text:p>
          </table:table-cell>
        </table:table-row>
        <table:table-row table:style-name="ro2">
          <table:table-cell office:value-type="string" calcext:value-type="string">
            <text:p>QVEMSDAC(+57.02)SPK</text:p>
          </table:table-cell>
          <table:table-cell table:formula="of:=SUBSTITUTE(SUBSTITUTE([.A1257];&quot;(+15.99)&quot;;&quot;&quot;);&quot;(+57.02)&quot;;&quot;&quot;)" office:value-type="string" office:string-value="QVEMSDACSPK" calcext:value-type="string">
            <text:p>QVEMSDACSPK</text:p>
          </table:table-cell>
          <table:table-cell office:value-type="string" calcext:value-type="string">
            <text:p>FDPC(+57.02)REPETPPK</text:p>
          </table:table-cell>
          <table:table-cell table:formula="of:=SUBSTITUTE(SUBSTITUTE([.C1257];&quot;(+15.99)&quot;;&quot;&quot;);&quot;(+57.02)&quot;;&quot;&quot;)" office:value-type="string" office:string-value="FDPCREPETPPK" calcext:value-type="string">
            <text:p>FDPCREPETPPK</text:p>
          </table:table-cell>
        </table:table-row>
        <table:table-row table:style-name="ro1">
          <table:table-cell office:value-type="string" calcext:value-type="string">
            <text:p>KVALTEMPR</text:p>
          </table:table-cell>
          <table:table-cell table:formula="of:=SUBSTITUTE(SUBSTITUTE([.A1258];&quot;(+15.99)&quot;;&quot;&quot;);&quot;(+57.02)&quot;;&quot;&quot;)" office:value-type="string" office:string-value="KVALTEMPR" calcext:value-type="string">
            <text:p>KVALTEMPR</text:p>
          </table:table-cell>
          <table:table-cell office:value-type="string" calcext:value-type="string">
            <text:p>SSC(+57.02)LDLTK</text:p>
          </table:table-cell>
          <table:table-cell table:formula="of:=SUBSTITUTE(SUBSTITUTE([.C1258];&quot;(+15.99)&quot;;&quot;&quot;);&quot;(+57.02)&quot;;&quot;&quot;)" office:value-type="string" office:string-value="SSCLDLTK" calcext:value-type="string">
            <text:p>SSCLDLTK</text:p>
          </table:table-cell>
        </table:table-row>
        <table:table-row table:style-name="ro1">
          <table:table-cell office:value-type="string" calcext:value-type="string">
            <text:p>KTNTSNFFATPK</text:p>
          </table:table-cell>
          <table:table-cell table:formula="of:=SUBSTITUTE(SUBSTITUTE([.A1259];&quot;(+15.99)&quot;;&quot;&quot;);&quot;(+57.02)&quot;;&quot;&quot;)" office:value-type="string" office:string-value="KTNTSNFFATPK" calcext:value-type="string">
            <text:p>KTNTSNFFATPK</text:p>
          </table:table-cell>
          <table:table-cell office:value-type="string" calcext:value-type="string">
            <text:p>FAYPNFTPK</text:p>
          </table:table-cell>
          <table:table-cell table:formula="of:=SUBSTITUTE(SUBSTITUTE([.C1259];&quot;(+15.99)&quot;;&quot;&quot;);&quot;(+57.02)&quot;;&quot;&quot;)" office:value-type="string" office:string-value="FAYPNFTPK" calcext:value-type="string">
            <text:p>FAYPNFTPK</text:p>
          </table:table-cell>
        </table:table-row>
        <table:table-row table:style-name="ro2">
          <table:table-cell office:value-type="string" calcext:value-type="string">
            <text:p>RAVVVNC(+57.02)SFRR</text:p>
          </table:table-cell>
          <table:table-cell table:formula="of:=SUBSTITUTE(SUBSTITUTE([.A1260];&quot;(+15.99)&quot;;&quot;&quot;);&quot;(+57.02)&quot;;&quot;&quot;)" office:value-type="string" office:string-value="RAVVVNCSFRR" calcext:value-type="string">
            <text:p>RAVVVNCSFRR</text:p>
          </table:table-cell>
          <table:table-cell office:value-type="string" calcext:value-type="string">
            <text:p>MLTWRFNSASLNR</text:p>
          </table:table-cell>
          <table:table-cell table:formula="of:=SUBSTITUTE(SUBSTITUTE([.C1260];&quot;(+15.99)&quot;;&quot;&quot;);&quot;(+57.02)&quot;;&quot;&quot;)" office:value-type="string" office:string-value="MLTWRFNSASLNR" calcext:value-type="string">
            <text:p>MLTWRFNSASLNR</text:p>
          </table:table-cell>
        </table:table-row>
        <table:table-row table:style-name="ro2">
          <table:table-cell office:value-type="string" calcext:value-type="string">
            <text:p>SNVDDLKKAYVEAHR</text:p>
          </table:table-cell>
          <table:table-cell table:formula="of:=SUBSTITUTE(SUBSTITUTE([.A1261];&quot;(+15.99)&quot;;&quot;&quot;);&quot;(+57.02)&quot;;&quot;&quot;)" office:value-type="string" office:string-value="SNVDDLKKAYVEAHR" calcext:value-type="string">
            <text:p>SNVDDLKKAYVEAHR</text:p>
          </table:table-cell>
          <table:table-cell office:value-type="string" calcext:value-type="string">
            <text:p>GLC(+57.02)KAEELNSFDYTLVK</text:p>
          </table:table-cell>
          <table:table-cell table:formula="of:=SUBSTITUTE(SUBSTITUTE([.C1261];&quot;(+15.99)&quot;;&quot;&quot;);&quot;(+57.02)&quot;;&quot;&quot;)" office:value-type="string" office:string-value="GLCKAEELNSFDYTLVK" calcext:value-type="string">
            <text:p>GLCKAEELNSFDYTLVK</text:p>
          </table:table-cell>
        </table:table-row>
        <table:table-row table:style-name="ro1">
          <table:table-cell office:value-type="string" calcext:value-type="string">
            <text:p>EPEVVASDVK</text:p>
          </table:table-cell>
          <table:table-cell table:formula="of:=SUBSTITUTE(SUBSTITUTE([.A1262];&quot;(+15.99)&quot;;&quot;&quot;);&quot;(+57.02)&quot;;&quot;&quot;)" office:value-type="string" office:string-value="EPEVVASDVK" calcext:value-type="string">
            <text:p>EPEVVASDVK</text:p>
          </table:table-cell>
          <table:table-cell office:value-type="string" calcext:value-type="string">
            <text:p>VLLTHAM(+15.99)NK</text:p>
          </table:table-cell>
          <table:table-cell table:formula="of:=SUBSTITUTE(SUBSTITUTE([.C1262];&quot;(+15.99)&quot;;&quot;&quot;);&quot;(+57.02)&quot;;&quot;&quot;)" office:value-type="string" office:string-value="VLLTHAMNK" calcext:value-type="string">
            <text:p>VLLTHAMNK</text:p>
          </table:table-cell>
        </table:table-row>
        <table:table-row table:style-name="ro2">
          <table:table-cell office:value-type="string" calcext:value-type="string">
            <text:p>LLNPLLK</text:p>
          </table:table-cell>
          <table:table-cell table:formula="of:=SUBSTITUTE(SUBSTITUTE([.A1263];&quot;(+15.99)&quot;;&quot;&quot;);&quot;(+57.02)&quot;;&quot;&quot;)" office:value-type="string" office:string-value="LLNPLLK" calcext:value-type="string">
            <text:p>LLNPLLK</text:p>
          </table:table-cell>
          <table:table-cell office:value-type="string" calcext:value-type="string">
            <text:p>EC(+57.02)KYPLNLVNWNMER</text:p>
          </table:table-cell>
          <table:table-cell table:formula="of:=SUBSTITUTE(SUBSTITUTE([.C1263];&quot;(+15.99)&quot;;&quot;&quot;);&quot;(+57.02)&quot;;&quot;&quot;)" office:value-type="string" office:string-value="ECKYPLNLVNWNMER" calcext:value-type="string">
            <text:p>ECKYPLNLVNWNMER</text:p>
          </table:table-cell>
        </table:table-row>
        <table:table-row table:style-name="ro1">
          <table:table-cell office:value-type="string" calcext:value-type="string">
            <text:p>LMLPFVNEAR</text:p>
          </table:table-cell>
          <table:table-cell table:formula="of:=SUBSTITUTE(SUBSTITUTE([.A1264];&quot;(+15.99)&quot;;&quot;&quot;);&quot;(+57.02)&quot;;&quot;&quot;)" office:value-type="string" office:string-value="LMLPFVNEAR" calcext:value-type="string">
            <text:p>LMLPFVNEAR</text:p>
          </table:table-cell>
          <table:table-cell office:value-type="string" calcext:value-type="string">
            <text:p>KVLTQPK</text:p>
          </table:table-cell>
          <table:table-cell table:formula="of:=SUBSTITUTE(SUBSTITUTE([.C1264];&quot;(+15.99)&quot;;&quot;&quot;);&quot;(+57.02)&quot;;&quot;&quot;)" office:value-type="string" office:string-value="KVLTQPK" calcext:value-type="string">
            <text:p>KVLTQPK</text:p>
          </table:table-cell>
        </table:table-row>
        <table:table-row table:style-name="ro2">
          <table:table-cell office:value-type="string" calcext:value-type="string">
            <text:p>HSQNEDNMAAHQK</text:p>
          </table:table-cell>
          <table:table-cell table:formula="of:=SUBSTITUTE(SUBSTITUTE([.A1265];&quot;(+15.99)&quot;;&quot;&quot;);&quot;(+57.02)&quot;;&quot;&quot;)" office:value-type="string" office:string-value="HSQNEDNMAAHQK" calcext:value-type="string">
            <text:p>HSQNEDNMAAHQK</text:p>
          </table:table-cell>
          <table:table-cell office:value-type="string" calcext:value-type="string">
            <text:p>MWGWGTLAQFLRPPK</text:p>
          </table:table-cell>
          <table:table-cell table:formula="of:=SUBSTITUTE(SUBSTITUTE([.C1265];&quot;(+15.99)&quot;;&quot;&quot;);&quot;(+57.02)&quot;;&quot;&quot;)" office:value-type="string" office:string-value="MWGWGTLAQFLRPPK" calcext:value-type="string">
            <text:p>MWGWGTLAQFLRPPK</text:p>
          </table:table-cell>
        </table:table-row>
        <table:table-row table:style-name="ro2">
          <table:table-cell office:value-type="string" calcext:value-type="string">
            <text:p>KNVTEC(+57.02)LVADLPEKK</text:p>
          </table:table-cell>
          <table:table-cell table:formula="of:=SUBSTITUTE(SUBSTITUTE([.A1266];&quot;(+15.99)&quot;;&quot;&quot;);&quot;(+57.02)&quot;;&quot;&quot;)" office:value-type="string" office:string-value="KNVTECLVADLPEKK" calcext:value-type="string">
            <text:p>KNVTECLVADLPEKK</text:p>
          </table:table-cell>
          <table:table-cell office:value-type="string" calcext:value-type="string">
            <text:p>LFLLLVHYFEGPK</text:p>
          </table:table-cell>
          <table:table-cell table:formula="of:=SUBSTITUTE(SUBSTITUTE([.C1266];&quot;(+15.99)&quot;;&quot;&quot;);&quot;(+57.02)&quot;;&quot;&quot;)" office:value-type="string" office:string-value="LFLLLVHYFEGPK" calcext:value-type="string">
            <text:p>LFLLLVHYFEGPK</text:p>
          </table:table-cell>
        </table:table-row>
        <table:table-row table:style-name="ro2">
          <table:table-cell office:value-type="string" calcext:value-type="string">
            <text:p>DWTM(+15.99)GLALSTLETR</text:p>
          </table:table-cell>
          <table:table-cell table:formula="of:=SUBSTITUTE(SUBSTITUTE([.A1267];&quot;(+15.99)&quot;;&quot;&quot;);&quot;(+57.02)&quot;;&quot;&quot;)" office:value-type="string" office:string-value="DWTMGLALSTLETR" calcext:value-type="string">
            <text:p>DWTMGLALSTLETR</text:p>
          </table:table-cell>
          <table:table-cell office:value-type="string" calcext:value-type="string">
            <text:p>WFVSALSADPR</text:p>
          </table:table-cell>
          <table:table-cell table:formula="of:=SUBSTITUTE(SUBSTITUTE([.C1267];&quot;(+15.99)&quot;;&quot;&quot;);&quot;(+57.02)&quot;;&quot;&quot;)" office:value-type="string" office:string-value="WFVSALSADPR" calcext:value-type="string">
            <text:p>WFVSALSADPR</text:p>
          </table:table-cell>
        </table:table-row>
        <table:table-row table:style-name="ro1">
          <table:table-cell office:value-type="string" calcext:value-type="string">
            <text:p>MM(+15.99)C(+57.02)M(+15.99)PWVLLLENVR</text:p>
          </table:table-cell>
          <table:table-cell table:formula="of:=SUBSTITUTE(SUBSTITUTE([.A1268];&quot;(+15.99)&quot;;&quot;&quot;);&quot;(+57.02)&quot;;&quot;&quot;)" office:value-type="string" office:string-value="MMCMPWVLLLENVR" calcext:value-type="string">
            <text:p>MMCMPWVLLLENVR</text:p>
          </table:table-cell>
          <table:table-cell office:value-type="string" calcext:value-type="string">
            <text:p>EFYPAQDFC(+57.02)C(+57.02)K</text:p>
          </table:table-cell>
          <table:table-cell table:formula="of:=SUBSTITUTE(SUBSTITUTE([.C1268];&quot;(+15.99)&quot;;&quot;&quot;);&quot;(+57.02)&quot;;&quot;&quot;)" office:value-type="string" office:string-value="EFYPAQDFCCK" calcext:value-type="string">
            <text:p>EFYPAQDFCCK</text:p>
          </table:table-cell>
        </table:table-row>
        <table:table-row table:style-name="ro1">
          <table:table-cell office:value-type="string" calcext:value-type="string">
            <text:p>TWVLC(+57.02)TASPR</text:p>
          </table:table-cell>
          <table:table-cell table:formula="of:=SUBSTITUTE(SUBSTITUTE([.A1269];&quot;(+15.99)&quot;;&quot;&quot;);&quot;(+57.02)&quot;;&quot;&quot;)" office:value-type="string" office:string-value="TWVLCTASPR" calcext:value-type="string">
            <text:p>TWVLCTASPR</text:p>
          </table:table-cell>
          <table:table-cell office:value-type="string" calcext:value-type="string">
            <text:p>TVMSETYYK</text:p>
          </table:table-cell>
          <table:table-cell table:formula="of:=SUBSTITUTE(SUBSTITUTE([.C1269];&quot;(+15.99)&quot;;&quot;&quot;);&quot;(+57.02)&quot;;&quot;&quot;)" office:value-type="string" office:string-value="TVMSETYYK" calcext:value-type="string">
            <text:p>TVMSETYYK</text:p>
          </table:table-cell>
        </table:table-row>
        <table:table-row table:style-name="ro1">
          <table:table-cell office:value-type="string" calcext:value-type="string">
            <text:p>KNDHC(+57.02)NPK</text:p>
          </table:table-cell>
          <table:table-cell table:formula="of:=SUBSTITUTE(SUBSTITUTE([.A1270];&quot;(+15.99)&quot;;&quot;&quot;);&quot;(+57.02)&quot;;&quot;&quot;)" office:value-type="string" office:string-value="KNDHCNPK" calcext:value-type="string">
            <text:p>KNDHCNPK</text:p>
          </table:table-cell>
          <table:table-cell office:value-type="string" calcext:value-type="string">
            <text:p>EDC(+57.02)HM(+15.99)VLLSEK</text:p>
          </table:table-cell>
          <table:table-cell table:formula="of:=SUBSTITUTE(SUBSTITUTE([.C1270];&quot;(+15.99)&quot;;&quot;&quot;);&quot;(+57.02)&quot;;&quot;&quot;)" office:value-type="string" office:string-value="EDCHMVLLSEK" calcext:value-type="string">
            <text:p>EDCHMVLLSEK</text:p>
          </table:table-cell>
        </table:table-row>
        <table:table-row table:style-name="ro2">
          <table:table-cell office:value-type="string" calcext:value-type="string">
            <text:p>WLKLVGLSC(+57.02)GASEEHK</text:p>
          </table:table-cell>
          <table:table-cell table:formula="of:=SUBSTITUTE(SUBSTITUTE([.A1271];&quot;(+15.99)&quot;;&quot;&quot;);&quot;(+57.02)&quot;;&quot;&quot;)" office:value-type="string" office:string-value="WLKLVGLSCGASEEHK" calcext:value-type="string">
            <text:p>WLKLVGLSCGASEEHK</text:p>
          </table:table-cell>
          <table:table-cell office:value-type="string" calcext:value-type="string">
            <text:p>EAWQLTNTLLDPSAK</text:p>
          </table:table-cell>
          <table:table-cell table:formula="of:=SUBSTITUTE(SUBSTITUTE([.C1271];&quot;(+15.99)&quot;;&quot;&quot;);&quot;(+57.02)&quot;;&quot;&quot;)" office:value-type="string" office:string-value="EAWQLTNTLLDPSAK" calcext:value-type="string">
            <text:p>EAWQLTNTLLDPSAK</text:p>
          </table:table-cell>
        </table:table-row>
        <table:table-row table:style-name="ro1">
          <table:table-cell office:value-type="string" calcext:value-type="string">
            <text:p>NSYVNTEVLRWDSK</text:p>
          </table:table-cell>
          <table:table-cell table:formula="of:=SUBSTITUTE(SUBSTITUTE([.A1272];&quot;(+15.99)&quot;;&quot;&quot;);&quot;(+57.02)&quot;;&quot;&quot;)" office:value-type="string" office:string-value="NSYVNTEVLRWDSK" calcext:value-type="string">
            <text:p>NSYVNTEVLRWDSK</text:p>
          </table:table-cell>
          <table:table-cell office:value-type="string" calcext:value-type="string">
            <text:p>C(+57.02)C(+57.02)NSDPEVK</text:p>
          </table:table-cell>
          <table:table-cell table:formula="of:=SUBSTITUTE(SUBSTITUTE([.C1272];&quot;(+15.99)&quot;;&quot;&quot;);&quot;(+57.02)&quot;;&quot;&quot;)" office:value-type="string" office:string-value="CCNSDPEVK" calcext:value-type="string">
            <text:p>CCNSDPEVK</text:p>
          </table:table-cell>
        </table:table-row>
        <table:table-row table:style-name="ro2">
          <table:table-cell office:value-type="string" calcext:value-type="string">
            <text:p>QTRVVM(+15.99)LFLSEEFK</text:p>
          </table:table-cell>
          <table:table-cell table:formula="of:=SUBSTITUTE(SUBSTITUTE([.A1273];&quot;(+15.99)&quot;;&quot;&quot;);&quot;(+57.02)&quot;;&quot;&quot;)" office:value-type="string" office:string-value="QTRVVMLFLSEEFK" calcext:value-type="string">
            <text:p>QTRVVMLFLSEEFK</text:p>
          </table:table-cell>
          <table:table-cell office:value-type="string" calcext:value-type="string">
            <text:p>LQPM(+15.99)LEWYLPLKK</text:p>
          </table:table-cell>
          <table:table-cell table:formula="of:=SUBSTITUTE(SUBSTITUTE([.C1273];&quot;(+15.99)&quot;;&quot;&quot;);&quot;(+57.02)&quot;;&quot;&quot;)" office:value-type="string" office:string-value="LQPMLEWYLPLKK" calcext:value-type="string">
            <text:p>LQPMLEWYLPLKK</text:p>
          </table:table-cell>
        </table:table-row>
        <table:table-row table:style-name="ro2">
          <table:table-cell office:value-type="string" calcext:value-type="string">
            <text:p>LLPTGFR</text:p>
          </table:table-cell>
          <table:table-cell table:formula="of:=SUBSTITUTE(SUBSTITUTE([.A1274];&quot;(+15.99)&quot;;&quot;&quot;);&quot;(+57.02)&quot;;&quot;&quot;)" office:value-type="string" office:string-value="LLPTGFR" calcext:value-type="string">
            <text:p>LLPTGFR</text:p>
          </table:table-cell>
          <table:table-cell office:value-type="string" calcext:value-type="string">
            <text:p>HEWVEC(+57.02)SLADLQR</text:p>
          </table:table-cell>
          <table:table-cell table:formula="of:=SUBSTITUTE(SUBSTITUTE([.C1274];&quot;(+15.99)&quot;;&quot;&quot;);&quot;(+57.02)&quot;;&quot;&quot;)" office:value-type="string" office:string-value="HEWVECSLADLQR" calcext:value-type="string">
            <text:p>HEWVECSLADLQR</text:p>
          </table:table-cell>
        </table:table-row>
        <table:table-row table:style-name="ro2">
          <table:table-cell office:value-type="string" calcext:value-type="string">
            <text:p>QM(+15.99)GYVLSTLSAQNK</text:p>
          </table:table-cell>
          <table:table-cell table:formula="of:=SUBSTITUTE(SUBSTITUTE([.A1275];&quot;(+15.99)&quot;;&quot;&quot;);&quot;(+57.02)&quot;;&quot;&quot;)" office:value-type="string" office:string-value="QMGYVLSTLSAQNK" calcext:value-type="string">
            <text:p>QMGYVLSTLSAQNK</text:p>
          </table:table-cell>
          <table:table-cell office:value-type="string" calcext:value-type="string">
            <text:p>QPSM(+15.99)EDLGNPENR</text:p>
          </table:table-cell>
          <table:table-cell table:formula="of:=SUBSTITUTE(SUBSTITUTE([.C1275];&quot;(+15.99)&quot;;&quot;&quot;);&quot;(+57.02)&quot;;&quot;&quot;)" office:value-type="string" office:string-value="QPSMEDLGNPENR" calcext:value-type="string">
            <text:p>QPSMEDLGNPENR</text:p>
          </table:table-cell>
        </table:table-row>
        <table:table-row table:style-name="ro1">
          <table:table-cell office:value-type="string" calcext:value-type="string">
            <text:p>YRVGGTVKVLTVFEK</text:p>
          </table:table-cell>
          <table:table-cell table:formula="of:=SUBSTITUTE(SUBSTITUTE([.A1276];&quot;(+15.99)&quot;;&quot;&quot;);&quot;(+57.02)&quot;;&quot;&quot;)" office:value-type="string" office:string-value="YRVGGTVKVLTVFEK" calcext:value-type="string">
            <text:p>YRVGGTVKVLTVFEK</text:p>
          </table:table-cell>
          <table:table-cell office:value-type="string" calcext:value-type="string">
            <text:p>HNMTGVALLR</text:p>
          </table:table-cell>
          <table:table-cell table:formula="of:=SUBSTITUTE(SUBSTITUTE([.C1276];&quot;(+15.99)&quot;;&quot;&quot;);&quot;(+57.02)&quot;;&quot;&quot;)" office:value-type="string" office:string-value="HNMTGVALLR" calcext:value-type="string">
            <text:p>HNMTGVALLR</text:p>
          </table:table-cell>
        </table:table-row>
        <table:table-row table:style-name="ro1">
          <table:table-cell office:value-type="string" calcext:value-type="string">
            <text:p>APALLVMGPAQVGPGK</text:p>
          </table:table-cell>
          <table:table-cell table:formula="of:=SUBSTITUTE(SUBSTITUTE([.A1277];&quot;(+15.99)&quot;;&quot;&quot;);&quot;(+57.02)&quot;;&quot;&quot;)" office:value-type="string" office:string-value="APALLVMGPAQVGPGK" calcext:value-type="string">
            <text:p>APALLVMGPAQVGPGK</text:p>
          </table:table-cell>
          <table:table-cell office:value-type="string" calcext:value-type="string">
            <text:p>EWVTGVLVFR</text:p>
          </table:table-cell>
          <table:table-cell table:formula="of:=SUBSTITUTE(SUBSTITUTE([.C1277];&quot;(+15.99)&quot;;&quot;&quot;);&quot;(+57.02)&quot;;&quot;&quot;)" office:value-type="string" office:string-value="EWVTGVLVFR" calcext:value-type="string">
            <text:p>EWVTGVLVFR</text:p>
          </table:table-cell>
        </table:table-row>
        <table:table-row table:style-name="ro1">
          <table:table-cell office:value-type="string" calcext:value-type="string">
            <text:p>SMEEC(+57.02)HK</text:p>
          </table:table-cell>
          <table:table-cell table:formula="of:=SUBSTITUTE(SUBSTITUTE([.A1278];&quot;(+15.99)&quot;;&quot;&quot;);&quot;(+57.02)&quot;;&quot;&quot;)" office:value-type="string" office:string-value="SMEECHK" calcext:value-type="string">
            <text:p>SMEECHK</text:p>
          </table:table-cell>
          <table:table-cell office:value-type="string" calcext:value-type="string">
            <text:p>M(+15.99)GVAPVLETR</text:p>
          </table:table-cell>
          <table:table-cell table:formula="of:=SUBSTITUTE(SUBSTITUTE([.C1278];&quot;(+15.99)&quot;;&quot;&quot;);&quot;(+57.02)&quot;;&quot;&quot;)" office:value-type="string" office:string-value="MGVAPVLETR" calcext:value-type="string">
            <text:p>MGVAPVLETR</text:p>
          </table:table-cell>
        </table:table-row>
        <table:table-row table:style-name="ro1">
          <table:table-cell office:value-type="string" calcext:value-type="string">
            <text:p>EDADAAAVM(+15.99)LPK</text:p>
          </table:table-cell>
          <table:table-cell table:formula="of:=SUBSTITUTE(SUBSTITUTE([.A1279];&quot;(+15.99)&quot;;&quot;&quot;);&quot;(+57.02)&quot;;&quot;&quot;)" office:value-type="string" office:string-value="EDADAAAVMLPK" calcext:value-type="string">
            <text:p>EDADAAAVMLPK</text:p>
          </table:table-cell>
          <table:table-cell office:value-type="string" calcext:value-type="string">
            <text:p>WYM(+15.99)DM(+15.99)SK</text:p>
          </table:table-cell>
          <table:table-cell table:formula="of:=SUBSTITUTE(SUBSTITUTE([.C1279];&quot;(+15.99)&quot;;&quot;&quot;);&quot;(+57.02)&quot;;&quot;&quot;)" office:value-type="string" office:string-value="WYMDMSK" calcext:value-type="string">
            <text:p>WYMDMSK</text:p>
          </table:table-cell>
        </table:table-row>
        <table:table-row table:style-name="ro2">
          <table:table-cell office:value-type="string" calcext:value-type="string">
            <text:p>C(+57.02)VLPVYESK</text:p>
          </table:table-cell>
          <table:table-cell table:formula="of:=SUBSTITUTE(SUBSTITUTE([.A1280];&quot;(+15.99)&quot;;&quot;&quot;);&quot;(+57.02)&quot;;&quot;&quot;)" office:value-type="string" office:string-value="CVLPVYESK" calcext:value-type="string">
            <text:p>CVLPVYESK</text:p>
          </table:table-cell>
          <table:table-cell office:value-type="string" calcext:value-type="string">
            <text:p>KVQNVLLSQGYVLPK</text:p>
          </table:table-cell>
          <table:table-cell table:formula="of:=SUBSTITUTE(SUBSTITUTE([.C1280];&quot;(+15.99)&quot;;&quot;&quot;);&quot;(+57.02)&quot;;&quot;&quot;)" office:value-type="string" office:string-value="KVQNVLLSQGYVLPK" calcext:value-type="string">
            <text:p>KVQNVLLSQGYVLPK</text:p>
          </table:table-cell>
        </table:table-row>
        <table:table-row table:style-name="ro2">
          <table:table-cell office:value-type="string" calcext:value-type="string">
            <text:p>DPKTLVDWVEGK</text:p>
          </table:table-cell>
          <table:table-cell table:formula="of:=SUBSTITUTE(SUBSTITUTE([.A1281];&quot;(+15.99)&quot;;&quot;&quot;);&quot;(+57.02)&quot;;&quot;&quot;)" office:value-type="string" office:string-value="DPKTLVDWVEGK" calcext:value-type="string">
            <text:p>DPKTLVDWVEGK</text:p>
          </table:table-cell>
          <table:table-cell office:value-type="string" calcext:value-type="string">
            <text:p>C(+57.02)C(+57.02)YLDEPYLLLTDKK</text:p>
          </table:table-cell>
          <table:table-cell table:formula="of:=SUBSTITUTE(SUBSTITUTE([.C1281];&quot;(+15.99)&quot;;&quot;&quot;);&quot;(+57.02)&quot;;&quot;&quot;)" office:value-type="string" office:string-value="CCYLDEPYLLLTDKK" calcext:value-type="string">
            <text:p>CCYLDEPYLLLTDKK</text:p>
          </table:table-cell>
        </table:table-row>
        <table:table-row table:style-name="ro1">
          <table:table-cell office:value-type="string" calcext:value-type="string">
            <text:p>ESPALTM(+15.99)EM(+15.99)K</text:p>
          </table:table-cell>
          <table:table-cell table:formula="of:=SUBSTITUTE(SUBSTITUTE([.A1282];&quot;(+15.99)&quot;;&quot;&quot;);&quot;(+57.02)&quot;;&quot;&quot;)" office:value-type="string" office:string-value="ESPALTMEMK" calcext:value-type="string">
            <text:p>ESPALTMEMK</text:p>
          </table:table-cell>
          <table:table-cell office:value-type="string" calcext:value-type="string">
            <text:p>FGANRGPAFR</text:p>
          </table:table-cell>
          <table:table-cell table:formula="of:=SUBSTITUTE(SUBSTITUTE([.C1282];&quot;(+15.99)&quot;;&quot;&quot;);&quot;(+57.02)&quot;;&quot;&quot;)" office:value-type="string" office:string-value="FGANRGPAFR" calcext:value-type="string">
            <text:p>FGANRGPAFR</text:p>
          </table:table-cell>
        </table:table-row>
        <table:table-row table:style-name="ro2">
          <table:table-cell office:value-type="string" calcext:value-type="string">
            <text:p>DGLELAM(+15.99)HNPADPK</text:p>
          </table:table-cell>
          <table:table-cell table:formula="of:=SUBSTITUTE(SUBSTITUTE([.A1283];&quot;(+15.99)&quot;;&quot;&quot;);&quot;(+57.02)&quot;;&quot;&quot;)" office:value-type="string" office:string-value="DGLELAMHNPADPK" calcext:value-type="string">
            <text:p>DGLELAMHNPADPK</text:p>
          </table:table-cell>
          <table:table-cell office:value-type="string" calcext:value-type="string">
            <text:p>LVDWVAGALMQAGYLQYK</text:p>
          </table:table-cell>
          <table:table-cell table:formula="of:=SUBSTITUTE(SUBSTITUTE([.C1283];&quot;(+15.99)&quot;;&quot;&quot;);&quot;(+57.02)&quot;;&quot;&quot;)" office:value-type="string" office:string-value="LVDWVAGALMQAGYLQYK" calcext:value-type="string">
            <text:p>LVDWVAGALMQAGYLQYK</text:p>
          </table:table-cell>
        </table:table-row>
        <table:table-row table:style-name="ro1">
          <table:table-cell office:value-type="string" calcext:value-type="string">
            <text:p>KETGFEVVGLWLHK</text:p>
          </table:table-cell>
          <table:table-cell table:formula="of:=SUBSTITUTE(SUBSTITUTE([.A1284];&quot;(+15.99)&quot;;&quot;&quot;);&quot;(+57.02)&quot;;&quot;&quot;)" office:value-type="string" office:string-value="KETGFEVVGLWLHK" calcext:value-type="string">
            <text:p>KETGFEVVGLWLHK</text:p>
          </table:table-cell>
          <table:table-cell office:value-type="string" calcext:value-type="string">
            <text:p>VYSLPLK</text:p>
          </table:table-cell>
          <table:table-cell table:formula="of:=SUBSTITUTE(SUBSTITUTE([.C1284];&quot;(+15.99)&quot;;&quot;&quot;);&quot;(+57.02)&quot;;&quot;&quot;)" office:value-type="string" office:string-value="VYSLPLK" calcext:value-type="string">
            <text:p>VYSLPLK</text:p>
          </table:table-cell>
        </table:table-row>
        <table:table-row table:style-name="ro2">
          <table:table-cell office:value-type="string" calcext:value-type="string">
            <text:p>SYVVSYSSNFLC(+57.02)YHEK</text:p>
          </table:table-cell>
          <table:table-cell table:formula="of:=SUBSTITUTE(SUBSTITUTE([.A1285];&quot;(+15.99)&quot;;&quot;&quot;);&quot;(+57.02)&quot;;&quot;&quot;)" office:value-type="string" office:string-value="SYVVSYSSNFLCYHEK" calcext:value-type="string">
            <text:p>SYVVSYSSNFLCYHEK</text:p>
          </table:table-cell>
          <table:table-cell office:value-type="string" calcext:value-type="string">
            <text:p>DDEC(+57.02)GQVAYRK</text:p>
          </table:table-cell>
          <table:table-cell table:formula="of:=SUBSTITUTE(SUBSTITUTE([.C1285];&quot;(+15.99)&quot;;&quot;&quot;);&quot;(+57.02)&quot;;&quot;&quot;)" office:value-type="string" office:string-value="DDECGQVAYRK" calcext:value-type="string">
            <text:p>DDECGQVAYRK</text:p>
          </table:table-cell>
        </table:table-row>
        <table:table-row table:style-name="ro1">
          <table:table-cell office:value-type="string" calcext:value-type="string">
            <text:p>FSYTLAHLALPLK</text:p>
          </table:table-cell>
          <table:table-cell table:formula="of:=SUBSTITUTE(SUBSTITUTE([.A1286];&quot;(+15.99)&quot;;&quot;&quot;);&quot;(+57.02)&quot;;&quot;&quot;)" office:value-type="string" office:string-value="FSYTLAHLALPLK" calcext:value-type="string">
            <text:p>FSYTLAHLALPLK</text:p>
          </table:table-cell>
          <table:table-cell office:value-type="string" calcext:value-type="string">
            <text:p>ATLDKVR</text:p>
          </table:table-cell>
          <table:table-cell table:formula="of:=SUBSTITUTE(SUBSTITUTE([.C1286];&quot;(+15.99)&quot;;&quot;&quot;);&quot;(+57.02)&quot;;&quot;&quot;)" office:value-type="string" office:string-value="ATLDKVR" calcext:value-type="string">
            <text:p>ATLDKVR</text:p>
          </table:table-cell>
        </table:table-row>
        <table:table-row table:style-name="ro2">
          <table:table-cell office:value-type="string" calcext:value-type="string">
            <text:p>C(+57.02)GC(+57.02)C(+57.02)TTYAGK</text:p>
          </table:table-cell>
          <table:table-cell table:formula="of:=SUBSTITUTE(SUBSTITUTE([.A1287];&quot;(+15.99)&quot;;&quot;&quot;);&quot;(+57.02)&quot;;&quot;&quot;)" office:value-type="string" office:string-value="CGCCTTYAGK" calcext:value-type="string">
            <text:p>CGCCTTYAGK</text:p>
          </table:table-cell>
          <table:table-cell office:value-type="string" calcext:value-type="string">
            <text:p>QQQQEEALSLVR</text:p>
          </table:table-cell>
          <table:table-cell table:formula="of:=SUBSTITUTE(SUBSTITUTE([.C1287];&quot;(+15.99)&quot;;&quot;&quot;);&quot;(+57.02)&quot;;&quot;&quot;)" office:value-type="string" office:string-value="QQQQEEALSLVR" calcext:value-type="string">
            <text:p>QQQQEEALSLVR</text:p>
          </table:table-cell>
        </table:table-row>
        <table:table-row table:style-name="ro2">
          <table:table-cell office:value-type="string" calcext:value-type="string">
            <text:p>QERFKAWC(+57.02)GK</text:p>
          </table:table-cell>
          <table:table-cell table:formula="of:=SUBSTITUTE(SUBSTITUTE([.A1288];&quot;(+15.99)&quot;;&quot;&quot;);&quot;(+57.02)&quot;;&quot;&quot;)" office:value-type="string" office:string-value="QERFKAWCGK" calcext:value-type="string">
            <text:p>QERFKAWCGK</text:p>
          </table:table-cell>
          <table:table-cell office:value-type="string" calcext:value-type="string">
            <text:p>QLSLTVSTVKSTAAHK</text:p>
          </table:table-cell>
          <table:table-cell table:formula="of:=SUBSTITUTE(SUBSTITUTE([.C1288];&quot;(+15.99)&quot;;&quot;&quot;);&quot;(+57.02)&quot;;&quot;&quot;)" office:value-type="string" office:string-value="QLSLTVSTVKSTAAHK" calcext:value-type="string">
            <text:p>QLSLTVSTVKSTAAHK</text:p>
          </table:table-cell>
        </table:table-row>
        <table:table-row table:style-name="ro2">
          <table:table-cell office:value-type="string" calcext:value-type="string">
            <text:p>EALLSM(+15.99)TENK</text:p>
          </table:table-cell>
          <table:table-cell table:formula="of:=SUBSTITUTE(SUBSTITUTE([.A1289];&quot;(+15.99)&quot;;&quot;&quot;);&quot;(+57.02)&quot;;&quot;&quot;)" office:value-type="string" office:string-value="EALLSMTENK" calcext:value-type="string">
            <text:p>EALLSMTENK</text:p>
          </table:table-cell>
          <table:table-cell office:value-type="string" calcext:value-type="string">
            <text:p>KSKTAALFHVDK</text:p>
          </table:table-cell>
          <table:table-cell table:formula="of:=SUBSTITUTE(SUBSTITUTE([.C1289];&quot;(+15.99)&quot;;&quot;&quot;);&quot;(+57.02)&quot;;&quot;&quot;)" office:value-type="string" office:string-value="KSKTAALFHVDK" calcext:value-type="string">
            <text:p>KSKTAALFHVDK</text:p>
          </table:table-cell>
        </table:table-row>
        <table:table-row table:style-name="ro2">
          <table:table-cell office:value-type="string" calcext:value-type="string">
            <text:p>VGLAGRAVLK</text:p>
          </table:table-cell>
          <table:table-cell table:formula="of:=SUBSTITUTE(SUBSTITUTE([.A1290];&quot;(+15.99)&quot;;&quot;&quot;);&quot;(+57.02)&quot;;&quot;&quot;)" office:value-type="string" office:string-value="VGLAGRAVLK" calcext:value-type="string">
            <text:p>VGLAGRAVLK</text:p>
          </table:table-cell>
          <table:table-cell office:value-type="string" calcext:value-type="string">
            <text:p>KYLDEMAPLWER</text:p>
          </table:table-cell>
          <table:table-cell table:formula="of:=SUBSTITUTE(SUBSTITUTE([.C1290];&quot;(+15.99)&quot;;&quot;&quot;);&quot;(+57.02)&quot;;&quot;&quot;)" office:value-type="string" office:string-value="KYLDEMAPLWER" calcext:value-type="string">
            <text:p>KYLDEMAPLWER</text:p>
          </table:table-cell>
        </table:table-row>
        <table:table-row table:style-name="ro2">
          <table:table-cell office:value-type="string" calcext:value-type="string">
            <text:p>RDWELLGANLVEASLTSHHVR</text:p>
          </table:table-cell>
          <table:table-cell table:formula="of:=SUBSTITUTE(SUBSTITUTE([.A1291];&quot;(+15.99)&quot;;&quot;&quot;);&quot;(+57.02)&quot;;&quot;&quot;)" office:value-type="string" office:string-value="RDWELLGANLVEASLTSHHVR" calcext:value-type="string">
            <text:p>RDWELLGANLVEASLTSHHVR</text:p>
          </table:table-cell>
          <table:table-cell office:value-type="string" calcext:value-type="string">
            <text:p>EELLENSDYLK</text:p>
          </table:table-cell>
          <table:table-cell table:formula="of:=SUBSTITUTE(SUBSTITUTE([.C1291];&quot;(+15.99)&quot;;&quot;&quot;);&quot;(+57.02)&quot;;&quot;&quot;)" office:value-type="string" office:string-value="EELLENSDYLK" calcext:value-type="string">
            <text:p>EELLENSDYLK</text:p>
          </table:table-cell>
        </table:table-row>
        <table:table-row table:style-name="ro2">
          <table:table-cell office:value-type="string" calcext:value-type="string">
            <text:p>AC(+57.02)TQAVLTVPESVAVTLGPK</text:p>
          </table:table-cell>
          <table:table-cell table:formula="of:=SUBSTITUTE(SUBSTITUTE([.A1292];&quot;(+15.99)&quot;;&quot;&quot;);&quot;(+57.02)&quot;;&quot;&quot;)" office:value-type="string" office:string-value="ACTQAVLTVPESVAVTLGPK" calcext:value-type="string">
            <text:p>ACTQAVLTVPESVAVTLGPK</text:p>
          </table:table-cell>
          <table:table-cell office:value-type="string" calcext:value-type="string">
            <text:p>NDDSEPALEAADAMTK</text:p>
          </table:table-cell>
          <table:table-cell table:formula="of:=SUBSTITUTE(SUBSTITUTE([.C1292];&quot;(+15.99)&quot;;&quot;&quot;);&quot;(+57.02)&quot;;&quot;&quot;)" office:value-type="string" office:string-value="NDDSEPALEAADAMTK" calcext:value-type="string">
            <text:p>NDDSEPALEAADAMTK</text:p>
          </table:table-cell>
        </table:table-row>
        <table:table-row table:style-name="ro1">
          <table:table-cell office:value-type="string" calcext:value-type="string">
            <text:p>GRVDSVVEGK</text:p>
          </table:table-cell>
          <table:table-cell table:formula="of:=SUBSTITUTE(SUBSTITUTE([.A1293];&quot;(+15.99)&quot;;&quot;&quot;);&quot;(+57.02)&quot;;&quot;&quot;)" office:value-type="string" office:string-value="GRVDSVVEGK" calcext:value-type="string">
            <text:p>GRVDSVVEGK</text:p>
          </table:table-cell>
          <table:table-cell office:value-type="string" calcext:value-type="string">
            <text:p>RWWNLTADHR</text:p>
          </table:table-cell>
          <table:table-cell table:formula="of:=SUBSTITUTE(SUBSTITUTE([.C1293];&quot;(+15.99)&quot;;&quot;&quot;);&quot;(+57.02)&quot;;&quot;&quot;)" office:value-type="string" office:string-value="RWWNLTADHR" calcext:value-type="string">
            <text:p>RWWNLTADHR</text:p>
          </table:table-cell>
        </table:table-row>
        <table:table-row table:style-name="ro1">
          <table:table-cell office:value-type="string" calcext:value-type="string">
            <text:p>NLFPPVK</text:p>
          </table:table-cell>
          <table:table-cell table:formula="of:=SUBSTITUTE(SUBSTITUTE([.A1294];&quot;(+15.99)&quot;;&quot;&quot;);&quot;(+57.02)&quot;;&quot;&quot;)" office:value-type="string" office:string-value="NLFPPVK" calcext:value-type="string">
            <text:p>NLFPPVK</text:p>
          </table:table-cell>
          <table:table-cell office:value-type="string" calcext:value-type="string">
            <text:p>KDYVVHSK</text:p>
          </table:table-cell>
          <table:table-cell table:formula="of:=SUBSTITUTE(SUBSTITUTE([.C1294];&quot;(+15.99)&quot;;&quot;&quot;);&quot;(+57.02)&quot;;&quot;&quot;)" office:value-type="string" office:string-value="KDYVVHSK" calcext:value-type="string">
            <text:p>KDYVVHSK</text:p>
          </table:table-cell>
        </table:table-row>
        <table:table-row table:style-name="ro1">
          <table:table-cell office:value-type="string" calcext:value-type="string">
            <text:p>KKKNNLEAC(+57.02)VK</text:p>
          </table:table-cell>
          <table:table-cell table:formula="of:=SUBSTITUTE(SUBSTITUTE([.A1295];&quot;(+15.99)&quot;;&quot;&quot;);&quot;(+57.02)&quot;;&quot;&quot;)" office:value-type="string" office:string-value="KKKNNLEACVK" calcext:value-type="string">
            <text:p>KKKNNLEACVK</text:p>
          </table:table-cell>
          <table:table-cell office:value-type="string" calcext:value-type="string">
            <text:p>AFKFADYWEK</text:p>
          </table:table-cell>
          <table:table-cell table:formula="of:=SUBSTITUTE(SUBSTITUTE([.C1295];&quot;(+15.99)&quot;;&quot;&quot;);&quot;(+57.02)&quot;;&quot;&quot;)" office:value-type="string" office:string-value="AFKFADYWEK" calcext:value-type="string">
            <text:p>AFKFADYWEK</text:p>
          </table:table-cell>
        </table:table-row>
        <table:table-row table:style-name="ro1">
          <table:table-cell office:value-type="string" calcext:value-type="string">
            <text:p>GC(+57.02)LYLNKFYLDK</text:p>
          </table:table-cell>
          <table:table-cell table:formula="of:=SUBSTITUTE(SUBSTITUTE([.A1296];&quot;(+15.99)&quot;;&quot;&quot;);&quot;(+57.02)&quot;;&quot;&quot;)" office:value-type="string" office:string-value="GCLYLNKFYLDK" calcext:value-type="string">
            <text:p>GCLYLNKFYLDK</text:p>
          </table:table-cell>
          <table:table-cell office:value-type="string" calcext:value-type="string">
            <text:p>QLADEPQR</text:p>
          </table:table-cell>
          <table:table-cell table:formula="of:=SUBSTITUTE(SUBSTITUTE([.C1296];&quot;(+15.99)&quot;;&quot;&quot;);&quot;(+57.02)&quot;;&quot;&quot;)" office:value-type="string" office:string-value="QLADEPQR" calcext:value-type="string">
            <text:p>QLADEPQR</text:p>
          </table:table-cell>
        </table:table-row>
        <table:table-row table:style-name="ro1">
          <table:table-cell office:value-type="string" calcext:value-type="string">
            <text:p>VPSM(+15.99)LVGK</text:p>
          </table:table-cell>
          <table:table-cell table:formula="of:=SUBSTITUTE(SUBSTITUTE([.A1297];&quot;(+15.99)&quot;;&quot;&quot;);&quot;(+57.02)&quot;;&quot;&quot;)" office:value-type="string" office:string-value="VPSMLVGK" calcext:value-type="string">
            <text:p>VPSMLVGK</text:p>
          </table:table-cell>
          <table:table-cell office:value-type="string" calcext:value-type="string">
            <text:p>LKFADYDAEK</text:p>
          </table:table-cell>
          <table:table-cell table:formula="of:=SUBSTITUTE(SUBSTITUTE([.C1297];&quot;(+15.99)&quot;;&quot;&quot;);&quot;(+57.02)&quot;;&quot;&quot;)" office:value-type="string" office:string-value="LKFADYDAEK" calcext:value-type="string">
            <text:p>LKFADYDAEK</text:p>
          </table:table-cell>
        </table:table-row>
        <table:table-row table:style-name="ro1">
          <table:table-cell office:value-type="string" calcext:value-type="string">
            <text:p>APSAGNSLNLHR</text:p>
          </table:table-cell>
          <table:table-cell table:formula="of:=SUBSTITUTE(SUBSTITUTE([.A1298];&quot;(+15.99)&quot;;&quot;&quot;);&quot;(+57.02)&quot;;&quot;&quot;)" office:value-type="string" office:string-value="APSAGNSLNLHR" calcext:value-type="string">
            <text:p>APSAGNSLNLHR</text:p>
          </table:table-cell>
          <table:table-cell office:value-type="string" calcext:value-type="string">
            <text:p>AMVNLLDLK</text:p>
          </table:table-cell>
          <table:table-cell table:formula="of:=SUBSTITUTE(SUBSTITUTE([.C1298];&quot;(+15.99)&quot;;&quot;&quot;);&quot;(+57.02)&quot;;&quot;&quot;)" office:value-type="string" office:string-value="AMVNLLDLK" calcext:value-type="string">
            <text:p>AMVNLLDLK</text:p>
          </table:table-cell>
        </table:table-row>
        <table:table-row table:style-name="ro2">
          <table:table-cell office:value-type="string" calcext:value-type="string">
            <text:p>TC(+57.02)LPALALSDAPSK</text:p>
          </table:table-cell>
          <table:table-cell table:formula="of:=SUBSTITUTE(SUBSTITUTE([.A1299];&quot;(+15.99)&quot;;&quot;&quot;);&quot;(+57.02)&quot;;&quot;&quot;)" office:value-type="string" office:string-value="TCLPALALSDAPSK" calcext:value-type="string">
            <text:p>TCLPALALSDAPSK</text:p>
          </table:table-cell>
          <table:table-cell office:value-type="string" calcext:value-type="string">
            <text:p>KLFSPGDGAFHPPK</text:p>
          </table:table-cell>
          <table:table-cell table:formula="of:=SUBSTITUTE(SUBSTITUTE([.C1299];&quot;(+15.99)&quot;;&quot;&quot;);&quot;(+57.02)&quot;;&quot;&quot;)" office:value-type="string" office:string-value="KLFSPGDGAFHPPK" calcext:value-type="string">
            <text:p>KLFSPGDGAFHPPK</text:p>
          </table:table-cell>
        </table:table-row>
        <table:table-row table:style-name="ro2">
          <table:table-cell office:value-type="string" calcext:value-type="string">
            <text:p>LTLYNTSPSHK</text:p>
          </table:table-cell>
          <table:table-cell table:formula="of:=SUBSTITUTE(SUBSTITUTE([.A1300];&quot;(+15.99)&quot;;&quot;&quot;);&quot;(+57.02)&quot;;&quot;&quot;)" office:value-type="string" office:string-value="LTLYNTSPSHK" calcext:value-type="string">
            <text:p>LTLYNTSPSHK</text:p>
          </table:table-cell>
          <table:table-cell office:value-type="string" calcext:value-type="string">
            <text:p>TTNTAALSKVLAK</text:p>
          </table:table-cell>
          <table:table-cell table:formula="of:=SUBSTITUTE(SUBSTITUTE([.C1300];&quot;(+15.99)&quot;;&quot;&quot;);&quot;(+57.02)&quot;;&quot;&quot;)" office:value-type="string" office:string-value="TTNTAALSKVLAK" calcext:value-type="string">
            <text:p>TTNTAALSKVLAK</text:p>
          </table:table-cell>
        </table:table-row>
        <table:table-row table:style-name="ro1">
          <table:table-cell office:value-type="string" calcext:value-type="string">
            <text:p>LNETLGTLDWNGTPK</text:p>
          </table:table-cell>
          <table:table-cell table:formula="of:=SUBSTITUTE(SUBSTITUTE([.A1301];&quot;(+15.99)&quot;;&quot;&quot;);&quot;(+57.02)&quot;;&quot;&quot;)" office:value-type="string" office:string-value="LNETLGTLDWNGTPK" calcext:value-type="string">
            <text:p>LNETLGTLDWNGTPK</text:p>
          </table:table-cell>
          <table:table-cell office:value-type="string" calcext:value-type="string">
            <text:p>ELEEMM(+15.99)YLK</text:p>
          </table:table-cell>
          <table:table-cell table:formula="of:=SUBSTITUTE(SUBSTITUTE([.C1301];&quot;(+15.99)&quot;;&quot;&quot;);&quot;(+57.02)&quot;;&quot;&quot;)" office:value-type="string" office:string-value="ELEEMMYLK" calcext:value-type="string">
            <text:p>ELEEMMYLK</text:p>
          </table:table-cell>
        </table:table-row>
        <table:table-row table:style-name="ro2">
          <table:table-cell office:value-type="string" calcext:value-type="string">
            <text:p>TPGDLALENPPK</text:p>
          </table:table-cell>
          <table:table-cell table:formula="of:=SUBSTITUTE(SUBSTITUTE([.A1302];&quot;(+15.99)&quot;;&quot;&quot;);&quot;(+57.02)&quot;;&quot;&quot;)" office:value-type="string" office:string-value="TPGDLALENPPK" calcext:value-type="string">
            <text:p>TPGDLALENPPK</text:p>
          </table:table-cell>
          <table:table-cell office:value-type="string" calcext:value-type="string">
            <text:p>EM(+15.99)MVM(+15.99)EAETWPGR</text:p>
          </table:table-cell>
          <table:table-cell table:formula="of:=SUBSTITUTE(SUBSTITUTE([.C1302];&quot;(+15.99)&quot;;&quot;&quot;);&quot;(+57.02)&quot;;&quot;&quot;)" office:value-type="string" office:string-value="EMMVMEAETWPGR" calcext:value-type="string">
            <text:p>EMMVMEAETWPGR</text:p>
          </table:table-cell>
        </table:table-row>
        <table:table-row table:style-name="ro1">
          <table:table-cell office:value-type="string" calcext:value-type="string">
            <text:p>HYLTPYNPTLFELR</text:p>
          </table:table-cell>
          <table:table-cell table:formula="of:=SUBSTITUTE(SUBSTITUTE([.A1303];&quot;(+15.99)&quot;;&quot;&quot;);&quot;(+57.02)&quot;;&quot;&quot;)" office:value-type="string" office:string-value="HYLTPYNPTLFELR" calcext:value-type="string">
            <text:p>HYLTPYNPTLFELR</text:p>
          </table:table-cell>
          <table:table-cell office:value-type="string" calcext:value-type="string">
            <text:p>TVC(+57.02)SLMLPVK</text:p>
          </table:table-cell>
          <table:table-cell table:formula="of:=SUBSTITUTE(SUBSTITUTE([.C1303];&quot;(+15.99)&quot;;&quot;&quot;);&quot;(+57.02)&quot;;&quot;&quot;)" office:value-type="string" office:string-value="TVCSLMLPVK" calcext:value-type="string">
            <text:p>TVCSLMLPVK</text:p>
          </table:table-cell>
        </table:table-row>
        <table:table-row table:style-name="ro2">
          <table:table-cell office:value-type="string" calcext:value-type="string">
            <text:p>TPPKPEFLNR</text:p>
          </table:table-cell>
          <table:table-cell table:formula="of:=SUBSTITUTE(SUBSTITUTE([.A1304];&quot;(+15.99)&quot;;&quot;&quot;);&quot;(+57.02)&quot;;&quot;&quot;)" office:value-type="string" office:string-value="TPPKPEFLNR" calcext:value-type="string">
            <text:p>TPPKPEFLNR</text:p>
          </table:table-cell>
          <table:table-cell office:value-type="string" calcext:value-type="string">
            <text:p>TPFEASLTSALHK</text:p>
          </table:table-cell>
          <table:table-cell table:formula="of:=SUBSTITUTE(SUBSTITUTE([.C1304];&quot;(+15.99)&quot;;&quot;&quot;);&quot;(+57.02)&quot;;&quot;&quot;)" office:value-type="string" office:string-value="TPFEASLTSALHK" calcext:value-type="string">
            <text:p>TPFEASLTSALHK</text:p>
          </table:table-cell>
        </table:table-row>
        <table:table-row table:style-name="ro2">
          <table:table-cell office:value-type="string" calcext:value-type="string">
            <text:p>YGKKTKLK</text:p>
          </table:table-cell>
          <table:table-cell table:formula="of:=SUBSTITUTE(SUBSTITUTE([.A1305];&quot;(+15.99)&quot;;&quot;&quot;);&quot;(+57.02)&quot;;&quot;&quot;)" office:value-type="string" office:string-value="YGKKTKLK" calcext:value-type="string">
            <text:p>YGKKTKLK</text:p>
          </table:table-cell>
          <table:table-cell office:value-type="string" calcext:value-type="string">
            <text:p>TC(+57.02)GEHDYGSVER</text:p>
          </table:table-cell>
          <table:table-cell table:formula="of:=SUBSTITUTE(SUBSTITUTE([.C1305];&quot;(+15.99)&quot;;&quot;&quot;);&quot;(+57.02)&quot;;&quot;&quot;)" office:value-type="string" office:string-value="TCGEHDYGSVER" calcext:value-type="string">
            <text:p>TCGEHDYGSVER</text:p>
          </table:table-cell>
        </table:table-row>
        <table:table-row table:style-name="ro1">
          <table:table-cell office:value-type="string" calcext:value-type="string">
            <text:p>QVNLELNQR</text:p>
          </table:table-cell>
          <table:table-cell table:formula="of:=SUBSTITUTE(SUBSTITUTE([.A1306];&quot;(+15.99)&quot;;&quot;&quot;);&quot;(+57.02)&quot;;&quot;&quot;)" office:value-type="string" office:string-value="QVNLELNQR" calcext:value-type="string">
            <text:p>QVNLELNQR</text:p>
          </table:table-cell>
          <table:table-cell office:value-type="string" calcext:value-type="string">
            <text:p>TFSVKNLSAHR</text:p>
          </table:table-cell>
          <table:table-cell table:formula="of:=SUBSTITUTE(SUBSTITUTE([.C1306];&quot;(+15.99)&quot;;&quot;&quot;);&quot;(+57.02)&quot;;&quot;&quot;)" office:value-type="string" office:string-value="TFSVKNLSAHR" calcext:value-type="string">
            <text:p>TFSVKNLSAHR</text:p>
          </table:table-cell>
        </table:table-row>
        <table:table-row table:style-name="ro2">
          <table:table-cell office:value-type="string" calcext:value-type="string">
            <text:p>LFQTATHR</text:p>
          </table:table-cell>
          <table:table-cell table:formula="of:=SUBSTITUTE(SUBSTITUTE([.A1307];&quot;(+15.99)&quot;;&quot;&quot;);&quot;(+57.02)&quot;;&quot;&quot;)" office:value-type="string" office:string-value="LFQTATHR" calcext:value-type="string">
            <text:p>LFQTATHR</text:p>
          </table:table-cell>
          <table:table-cell office:value-type="string" calcext:value-type="string">
            <text:p>WM(+15.99)SPYFAC(+57.02)WKR</text:p>
          </table:table-cell>
          <table:table-cell table:formula="of:=SUBSTITUTE(SUBSTITUTE([.C1307];&quot;(+15.99)&quot;;&quot;&quot;);&quot;(+57.02)&quot;;&quot;&quot;)" office:value-type="string" office:string-value="WMSPYFACWKR" calcext:value-type="string">
            <text:p>WMSPYFACWKR</text:p>
          </table:table-cell>
        </table:table-row>
        <table:table-row table:style-name="ro2">
          <table:table-cell office:value-type="string" calcext:value-type="string">
            <text:p>ELC(+57.02)FGLALGMFSHK</text:p>
          </table:table-cell>
          <table:table-cell table:formula="of:=SUBSTITUTE(SUBSTITUTE([.A1308];&quot;(+15.99)&quot;;&quot;&quot;);&quot;(+57.02)&quot;;&quot;&quot;)" office:value-type="string" office:string-value="ELCFGLALGMFSHK" calcext:value-type="string">
            <text:p>ELCFGLALGMFSHK</text:p>
          </table:table-cell>
          <table:table-cell office:value-type="string" calcext:value-type="string">
            <text:p>SSAAAVPPKKLK</text:p>
          </table:table-cell>
          <table:table-cell table:formula="of:=SUBSTITUTE(SUBSTITUTE([.C1308];&quot;(+15.99)&quot;;&quot;&quot;);&quot;(+57.02)&quot;;&quot;&quot;)" office:value-type="string" office:string-value="SSAAAVPPKKLK" calcext:value-type="string">
            <text:p>SSAAAVPPKKLK</text:p>
          </table:table-cell>
        </table:table-row>
        <table:table-row table:style-name="ro2">
          <table:table-cell office:value-type="string" calcext:value-type="string">
            <text:p>NLLLNM(+15.99)DSR</text:p>
          </table:table-cell>
          <table:table-cell table:formula="of:=SUBSTITUTE(SUBSTITUTE([.A1309];&quot;(+15.99)&quot;;&quot;&quot;);&quot;(+57.02)&quot;;&quot;&quot;)" office:value-type="string" office:string-value="NLLLNMDSR" calcext:value-type="string">
            <text:p>NLLLNMDSR</text:p>
          </table:table-cell>
          <table:table-cell office:value-type="string" calcext:value-type="string">
            <text:p>ASAGGLLLPDSAK</text:p>
          </table:table-cell>
          <table:table-cell table:formula="of:=SUBSTITUTE(SUBSTITUTE([.C1309];&quot;(+15.99)&quot;;&quot;&quot;);&quot;(+57.02)&quot;;&quot;&quot;)" office:value-type="string" office:string-value="ASAGGLLLPDSAK" calcext:value-type="string">
            <text:p>ASAGGLLLPDSAK</text:p>
          </table:table-cell>
        </table:table-row>
        <table:table-row table:style-name="ro2">
          <table:table-cell office:value-type="string" calcext:value-type="string">
            <text:p>HQEWDEEK</text:p>
          </table:table-cell>
          <table:table-cell table:formula="of:=SUBSTITUTE(SUBSTITUTE([.A1310];&quot;(+15.99)&quot;;&quot;&quot;);&quot;(+57.02)&quot;;&quot;&quot;)" office:value-type="string" office:string-value="HQEWDEEK" calcext:value-type="string">
            <text:p>HQEWDEEK</text:p>
          </table:table-cell>
          <table:table-cell office:value-type="string" calcext:value-type="string">
            <text:p>GSNAVLDEPYLLLTDKK</text:p>
          </table:table-cell>
          <table:table-cell table:formula="of:=SUBSTITUTE(SUBSTITUTE([.C1310];&quot;(+15.99)&quot;;&quot;&quot;);&quot;(+57.02)&quot;;&quot;&quot;)" office:value-type="string" office:string-value="GSNAVLDEPYLLLTDKK" calcext:value-type="string">
            <text:p>GSNAVLDEPYLLLTDKK</text:p>
          </table:table-cell>
        </table:table-row>
        <table:table-row table:style-name="ro1">
          <table:table-cell office:value-type="string" calcext:value-type="string">
            <text:p>MC(+57.02)LLMLEVMYPR</text:p>
          </table:table-cell>
          <table:table-cell table:formula="of:=SUBSTITUTE(SUBSTITUTE([.A1311];&quot;(+15.99)&quot;;&quot;&quot;);&quot;(+57.02)&quot;;&quot;&quot;)" office:value-type="string" office:string-value="MCLLMLEVMYPR" calcext:value-type="string">
            <text:p>MCLLMLEVMYPR</text:p>
          </table:table-cell>
          <table:table-cell office:value-type="string" calcext:value-type="string">
            <text:p>QHSGEAHSFR</text:p>
          </table:table-cell>
          <table:table-cell table:formula="of:=SUBSTITUTE(SUBSTITUTE([.C1311];&quot;(+15.99)&quot;;&quot;&quot;);&quot;(+57.02)&quot;;&quot;&quot;)" office:value-type="string" office:string-value="QHSGEAHSFR" calcext:value-type="string">
            <text:p>QHSGEAHSFR</text:p>
          </table:table-cell>
        </table:table-row>
        <table:table-row table:style-name="ro2">
          <table:table-cell office:value-type="string" calcext:value-type="string">
            <text:p>KNLENKTNMR</text:p>
          </table:table-cell>
          <table:table-cell table:formula="of:=SUBSTITUTE(SUBSTITUTE([.A1312];&quot;(+15.99)&quot;;&quot;&quot;);&quot;(+57.02)&quot;;&quot;&quot;)" office:value-type="string" office:string-value="KNLENKTNMR" calcext:value-type="string">
            <text:p>KNLENKTNMR</text:p>
          </table:table-cell>
          <table:table-cell office:value-type="string" calcext:value-type="string">
            <text:p>LLFLLVHYC(+57.02)RNK</text:p>
          </table:table-cell>
          <table:table-cell table:formula="of:=SUBSTITUTE(SUBSTITUTE([.C1312];&quot;(+15.99)&quot;;&quot;&quot;);&quot;(+57.02)&quot;;&quot;&quot;)" office:value-type="string" office:string-value="LLFLLVHYCRNK" calcext:value-type="string">
            <text:p>LLFLLVHYCRNK</text:p>
          </table:table-cell>
        </table:table-row>
        <table:table-row table:style-name="ro2">
          <table:table-cell office:value-type="string" calcext:value-type="string">
            <text:p>SSPKVLADKEK</text:p>
          </table:table-cell>
          <table:table-cell table:formula="of:=SUBSTITUTE(SUBSTITUTE([.A1313];&quot;(+15.99)&quot;;&quot;&quot;);&quot;(+57.02)&quot;;&quot;&quot;)" office:value-type="string" office:string-value="SSPKVLADKEK" calcext:value-type="string">
            <text:p>SSPKVLADKEK</text:p>
          </table:table-cell>
          <table:table-cell office:value-type="string" calcext:value-type="string">
            <text:p>TDWEAYNVLNDDWWR</text:p>
          </table:table-cell>
          <table:table-cell table:formula="of:=SUBSTITUTE(SUBSTITUTE([.C1313];&quot;(+15.99)&quot;;&quot;&quot;);&quot;(+57.02)&quot;;&quot;&quot;)" office:value-type="string" office:string-value="TDWEAYNVLNDDWWR" calcext:value-type="string">
            <text:p>TDWEAYNVLNDDWWR</text:p>
          </table:table-cell>
        </table:table-row>
        <table:table-row table:style-name="ro2">
          <table:table-cell office:value-type="string" calcext:value-type="string">
            <text:p>SDLEVDKPVTNDNSLFKR</text:p>
          </table:table-cell>
          <table:table-cell table:formula="of:=SUBSTITUTE(SUBSTITUTE([.A1314];&quot;(+15.99)&quot;;&quot;&quot;);&quot;(+57.02)&quot;;&quot;&quot;)" office:value-type="string" office:string-value="SDLEVDKPVTNDNSLFKR" calcext:value-type="string">
            <text:p>SDLEVDKPVTNDNSLFKR</text:p>
          </table:table-cell>
          <table:table-cell office:value-type="string" calcext:value-type="string">
            <text:p>ELADMPALEAWAMTK</text:p>
          </table:table-cell>
          <table:table-cell table:formula="of:=SUBSTITUTE(SUBSTITUTE([.C1314];&quot;(+15.99)&quot;;&quot;&quot;);&quot;(+57.02)&quot;;&quot;&quot;)" office:value-type="string" office:string-value="ELADMPALEAWAMTK" calcext:value-type="string">
            <text:p>ELADMPALEAWAMTK</text:p>
          </table:table-cell>
        </table:table-row>
        <table:table-row table:style-name="ro2">
          <table:table-cell office:value-type="string" calcext:value-type="string">
            <text:p>EPVHDM(+15.99)K</text:p>
          </table:table-cell>
          <table:table-cell table:formula="of:=SUBSTITUTE(SUBSTITUTE([.A1315];&quot;(+15.99)&quot;;&quot;&quot;);&quot;(+57.02)&quot;;&quot;&quot;)" office:value-type="string" office:string-value="EPVHDMK" calcext:value-type="string">
            <text:p>EPVHDMK</text:p>
          </table:table-cell>
          <table:table-cell office:value-type="string" calcext:value-type="string">
            <text:p>AM(+15.99)PDLFTLMWEK</text:p>
          </table:table-cell>
          <table:table-cell table:formula="of:=SUBSTITUTE(SUBSTITUTE([.C1315];&quot;(+15.99)&quot;;&quot;&quot;);&quot;(+57.02)&quot;;&quot;&quot;)" office:value-type="string" office:string-value="AMPDLFTLMWEK" calcext:value-type="string">
            <text:p>AMPDLFTLMWEK</text:p>
          </table:table-cell>
        </table:table-row>
        <table:table-row table:style-name="ro1">
          <table:table-cell office:value-type="string" calcext:value-type="string">
            <text:p>LYQSLQM(+15.99)HR</text:p>
          </table:table-cell>
          <table:table-cell table:formula="of:=SUBSTITUTE(SUBSTITUTE([.A1316];&quot;(+15.99)&quot;;&quot;&quot;);&quot;(+57.02)&quot;;&quot;&quot;)" office:value-type="string" office:string-value="LYQSLQMHR" calcext:value-type="string">
            <text:p>LYQSLQMHR</text:p>
          </table:table-cell>
          <table:table-cell office:value-type="string" calcext:value-type="string">
            <text:p>ARDATRVNK</text:p>
          </table:table-cell>
          <table:table-cell table:formula="of:=SUBSTITUTE(SUBSTITUTE([.C1316];&quot;(+15.99)&quot;;&quot;&quot;);&quot;(+57.02)&quot;;&quot;&quot;)" office:value-type="string" office:string-value="ARDATRVNK" calcext:value-type="string">
            <text:p>ARDATRVNK</text:p>
          </table:table-cell>
        </table:table-row>
        <table:table-row table:style-name="ro1">
          <table:table-cell office:value-type="string" calcext:value-type="string">
            <text:p>WPRPLNFNMFMPNGGK</text:p>
          </table:table-cell>
          <table:table-cell table:formula="of:=SUBSTITUTE(SUBSTITUTE([.A1317];&quot;(+15.99)&quot;;&quot;&quot;);&quot;(+57.02)&quot;;&quot;&quot;)" office:value-type="string" office:string-value="WPRPLNFNMFMPNGGK" calcext:value-type="string">
            <text:p>WPRPLNFNMFMPNGGK</text:p>
          </table:table-cell>
          <table:table-cell office:value-type="string" calcext:value-type="string">
            <text:p>KFTSPWNLK</text:p>
          </table:table-cell>
          <table:table-cell table:formula="of:=SUBSTITUTE(SUBSTITUTE([.C1317];&quot;(+15.99)&quot;;&quot;&quot;);&quot;(+57.02)&quot;;&quot;&quot;)" office:value-type="string" office:string-value="KFTSPWNLK" calcext:value-type="string">
            <text:p>KFTSPWNLK</text:p>
          </table:table-cell>
        </table:table-row>
        <table:table-row table:style-name="ro2">
          <table:table-cell office:value-type="string" calcext:value-type="string">
            <text:p>QLSLTVSTVKGSSVHK</text:p>
          </table:table-cell>
          <table:table-cell table:formula="of:=SUBSTITUTE(SUBSTITUTE([.A1318];&quot;(+15.99)&quot;;&quot;&quot;);&quot;(+57.02)&quot;;&quot;&quot;)" office:value-type="string" office:string-value="QLSLTVSTVKGSSVHK" calcext:value-type="string">
            <text:p>QLSLTVSTVKGSSVHK</text:p>
          </table:table-cell>
          <table:table-cell office:value-type="string" calcext:value-type="string">
            <text:p>NPGSGLTPNLKR</text:p>
          </table:table-cell>
          <table:table-cell table:formula="of:=SUBSTITUTE(SUBSTITUTE([.C1318];&quot;(+15.99)&quot;;&quot;&quot;);&quot;(+57.02)&quot;;&quot;&quot;)" office:value-type="string" office:string-value="NPGSGLTPNLKR" calcext:value-type="string">
            <text:p>NPGSGLTPNLKR</text:p>
          </table:table-cell>
        </table:table-row>
        <table:table-row table:style-name="ro1">
          <table:table-cell office:value-type="string" calcext:value-type="string">
            <text:p>C(+57.02)M(+15.99)SPYM(+15.99)VTFVPNK</text:p>
          </table:table-cell>
          <table:table-cell table:formula="of:=SUBSTITUTE(SUBSTITUTE([.A1319];&quot;(+15.99)&quot;;&quot;&quot;);&quot;(+57.02)&quot;;&quot;&quot;)" office:value-type="string" office:string-value="CMSPYMVTFVPNK" calcext:value-type="string">
            <text:p>CMSPYMVTFVPNK</text:p>
          </table:table-cell>
          <table:table-cell office:value-type="string" calcext:value-type="string">
            <text:p>SM(+15.99)M(+15.99)ELELPK</text:p>
          </table:table-cell>
          <table:table-cell table:formula="of:=SUBSTITUTE(SUBSTITUTE([.C1319];&quot;(+15.99)&quot;;&quot;&quot;);&quot;(+57.02)&quot;;&quot;&quot;)" office:value-type="string" office:string-value="SMMELELPK" calcext:value-type="string">
            <text:p>SMMELELPK</text:p>
          </table:table-cell>
        </table:table-row>
        <table:table-row table:style-name="ro1">
          <table:table-cell office:value-type="string" calcext:value-type="string">
            <text:p>QADPPSVTHTK</text:p>
          </table:table-cell>
          <table:table-cell table:formula="of:=SUBSTITUTE(SUBSTITUTE([.A1320];&quot;(+15.99)&quot;;&quot;&quot;);&quot;(+57.02)&quot;;&quot;&quot;)" office:value-type="string" office:string-value="QADPPSVTHTK" calcext:value-type="string">
            <text:p>QADPPSVTHTK</text:p>
          </table:table-cell>
          <table:table-cell office:value-type="string" calcext:value-type="string">
            <text:p>RC(+57.02)NALDLWNER</text:p>
          </table:table-cell>
          <table:table-cell table:formula="of:=SUBSTITUTE(SUBSTITUTE([.C1320];&quot;(+15.99)&quot;;&quot;&quot;);&quot;(+57.02)&quot;;&quot;&quot;)" office:value-type="string" office:string-value="RCNALDLWNER" calcext:value-type="string">
            <text:p>RCNALDLWNER</text:p>
          </table:table-cell>
        </table:table-row>
        <table:table-row table:style-name="ro2">
          <table:table-cell office:value-type="string" calcext:value-type="string">
            <text:p>RELLMSPAGAVTLGPK</text:p>
          </table:table-cell>
          <table:table-cell table:formula="of:=SUBSTITUTE(SUBSTITUTE([.A1321];&quot;(+15.99)&quot;;&quot;&quot;);&quot;(+57.02)&quot;;&quot;&quot;)" office:value-type="string" office:string-value="RELLMSPAGAVTLGPK" calcext:value-type="string">
            <text:p>RELLMSPAGAVTLGPK</text:p>
          </table:table-cell>
          <table:table-cell office:value-type="string" calcext:value-type="string">
            <text:p>LGATEM(+15.99)HLLSEK</text:p>
          </table:table-cell>
          <table:table-cell table:formula="of:=SUBSTITUTE(SUBSTITUTE([.C1321];&quot;(+15.99)&quot;;&quot;&quot;);&quot;(+57.02)&quot;;&quot;&quot;)" office:value-type="string" office:string-value="LGATEMHLLSEK" calcext:value-type="string">
            <text:p>LGATEMHLLSEK</text:p>
          </table:table-cell>
        </table:table-row>
        <table:table-row table:style-name="ro2">
          <table:table-cell office:value-type="string" calcext:value-type="string">
            <text:p>EVLGFGYAEPR</text:p>
          </table:table-cell>
          <table:table-cell table:formula="of:=SUBSTITUTE(SUBSTITUTE([.A1322];&quot;(+15.99)&quot;;&quot;&quot;);&quot;(+57.02)&quot;;&quot;&quot;)" office:value-type="string" office:string-value="EVLGFGYAEPR" calcext:value-type="string">
            <text:p>EVLGFGYAEPR</text:p>
          </table:table-cell>
          <table:table-cell office:value-type="string" calcext:value-type="string">
            <text:p>QVLLTLGPTQHDK</text:p>
          </table:table-cell>
          <table:table-cell table:formula="of:=SUBSTITUTE(SUBSTITUTE([.C1322];&quot;(+15.99)&quot;;&quot;&quot;);&quot;(+57.02)&quot;;&quot;&quot;)" office:value-type="string" office:string-value="QVLLTLGPTQHDK" calcext:value-type="string">
            <text:p>QVLLTLGPTQHDK</text:p>
          </table:table-cell>
        </table:table-row>
        <table:table-row table:style-name="ro1">
          <table:table-cell office:value-type="string" calcext:value-type="string">
            <text:p>ENKADLVNLVAAR</text:p>
          </table:table-cell>
          <table:table-cell table:formula="of:=SUBSTITUTE(SUBSTITUTE([.A1323];&quot;(+15.99)&quot;;&quot;&quot;);&quot;(+57.02)&quot;;&quot;&quot;)" office:value-type="string" office:string-value="ENKADLVNLVAAR" calcext:value-type="string">
            <text:p>ENKADLVNLVAAR</text:p>
          </table:table-cell>
          <table:table-cell office:value-type="string" calcext:value-type="string">
            <text:p>RFELVFVLLR</text:p>
          </table:table-cell>
          <table:table-cell table:formula="of:=SUBSTITUTE(SUBSTITUTE([.C1323];&quot;(+15.99)&quot;;&quot;&quot;);&quot;(+57.02)&quot;;&quot;&quot;)" office:value-type="string" office:string-value="RFELVFVLLR" calcext:value-type="string">
            <text:p>RFELVFVLLR</text:p>
          </table:table-cell>
        </table:table-row>
        <table:table-row table:style-name="ro2">
          <table:table-cell office:value-type="string" calcext:value-type="string">
            <text:p>KMTVEELRLPTNK</text:p>
          </table:table-cell>
          <table:table-cell table:formula="of:=SUBSTITUTE(SUBSTITUTE([.A1324];&quot;(+15.99)&quot;;&quot;&quot;);&quot;(+57.02)&quot;;&quot;&quot;)" office:value-type="string" office:string-value="KMTVEELRLPTNK" calcext:value-type="string">
            <text:p>KMTVEELRLPTNK</text:p>
          </table:table-cell>
          <table:table-cell office:value-type="string" calcext:value-type="string">
            <text:p>FLTNLLYPEM(+15.99)FTDK</text:p>
          </table:table-cell>
          <table:table-cell table:formula="of:=SUBSTITUTE(SUBSTITUTE([.C1324];&quot;(+15.99)&quot;;&quot;&quot;);&quot;(+57.02)&quot;;&quot;&quot;)" office:value-type="string" office:string-value="FLTNLLYPEMFTDK" calcext:value-type="string">
            <text:p>FLTNLLYPEMFTDK</text:p>
          </table:table-cell>
        </table:table-row>
        <table:table-row table:style-name="ro2">
          <table:table-cell office:value-type="string" calcext:value-type="string">
            <text:p>KNASENGYPHYK</text:p>
          </table:table-cell>
          <table:table-cell table:formula="of:=SUBSTITUTE(SUBSTITUTE([.A1325];&quot;(+15.99)&quot;;&quot;&quot;);&quot;(+57.02)&quot;;&quot;&quot;)" office:value-type="string" office:string-value="KNASENGYPHYK" calcext:value-type="string">
            <text:p>KNASENGYPHYK</text:p>
          </table:table-cell>
          <table:table-cell office:value-type="string" calcext:value-type="string">
            <text:p>M(+15.99)TQLSC(+57.02)THVGVPTTK</text:p>
          </table:table-cell>
          <table:table-cell table:formula="of:=SUBSTITUTE(SUBSTITUTE([.C1325];&quot;(+15.99)&quot;;&quot;&quot;);&quot;(+57.02)&quot;;&quot;&quot;)" office:value-type="string" office:string-value="MTQLSCTHVGVPTTK" calcext:value-type="string">
            <text:p>MTQLSCTHVGVPTTK</text:p>
          </table:table-cell>
        </table:table-row>
        <table:table-row table:style-name="ro2">
          <table:table-cell office:value-type="string" calcext:value-type="string">
            <text:p>KAPDPFAR</text:p>
          </table:table-cell>
          <table:table-cell table:formula="of:=SUBSTITUTE(SUBSTITUTE([.A1326];&quot;(+15.99)&quot;;&quot;&quot;);&quot;(+57.02)&quot;;&quot;&quot;)" office:value-type="string" office:string-value="KAPDPFAR" calcext:value-type="string">
            <text:p>KAPDPFAR</text:p>
          </table:table-cell>
          <table:table-cell office:value-type="string" calcext:value-type="string">
            <text:p>QTLAVEC(+57.02)FAALQK</text:p>
          </table:table-cell>
          <table:table-cell table:formula="of:=SUBSTITUTE(SUBSTITUTE([.C1326];&quot;(+15.99)&quot;;&quot;&quot;);&quot;(+57.02)&quot;;&quot;&quot;)" office:value-type="string" office:string-value="QTLAVECFAALQK" calcext:value-type="string">
            <text:p>QTLAVECFAALQK</text:p>
          </table:table-cell>
        </table:table-row>
        <table:table-row table:style-name="ro1">
          <table:table-cell office:value-type="string" calcext:value-type="string">
            <text:p>EPPWLLEELKR</text:p>
          </table:table-cell>
          <table:table-cell table:formula="of:=SUBSTITUTE(SUBSTITUTE([.A1327];&quot;(+15.99)&quot;;&quot;&quot;);&quot;(+57.02)&quot;;&quot;&quot;)" office:value-type="string" office:string-value="EPPWLLEELKR" calcext:value-type="string">
            <text:p>EPPWLLEELKR</text:p>
          </table:table-cell>
          <table:table-cell office:value-type="string" calcext:value-type="string">
            <text:p>LKLFNSLTK</text:p>
          </table:table-cell>
          <table:table-cell table:formula="of:=SUBSTITUTE(SUBSTITUTE([.C1327];&quot;(+15.99)&quot;;&quot;&quot;);&quot;(+57.02)&quot;;&quot;&quot;)" office:value-type="string" office:string-value="LKLFNSLTK" calcext:value-type="string">
            <text:p>LKLFNSLTK</text:p>
          </table:table-cell>
        </table:table-row>
        <table:table-row table:style-name="ro1">
          <table:table-cell office:value-type="string" calcext:value-type="string">
            <text:p>NC(+57.02)C(+57.02)HLLDAFTDNTK</text:p>
          </table:table-cell>
          <table:table-cell table:formula="of:=SUBSTITUTE(SUBSTITUTE([.A1328];&quot;(+15.99)&quot;;&quot;&quot;);&quot;(+57.02)&quot;;&quot;&quot;)" office:value-type="string" office:string-value="NCCHLLDAFTDNTK" calcext:value-type="string">
            <text:p>NCCHLLDAFTDNTK</text:p>
          </table:table-cell>
          <table:table-cell office:value-type="string" calcext:value-type="string">
            <text:p>SRSLLSSLDDR</text:p>
          </table:table-cell>
          <table:table-cell table:formula="of:=SUBSTITUTE(SUBSTITUTE([.C1328];&quot;(+15.99)&quot;;&quot;&quot;);&quot;(+57.02)&quot;;&quot;&quot;)" office:value-type="string" office:string-value="SRSLLSSLDDR" calcext:value-type="string">
            <text:p>SRSLLSSLDDR</text:p>
          </table:table-cell>
        </table:table-row>
        <table:table-row table:style-name="ro1">
          <table:table-cell office:value-type="string" calcext:value-type="string">
            <text:p>KAELGC(+57.02)EAVHK</text:p>
          </table:table-cell>
          <table:table-cell table:formula="of:=SUBSTITUTE(SUBSTITUTE([.A1329];&quot;(+15.99)&quot;;&quot;&quot;);&quot;(+57.02)&quot;;&quot;&quot;)" office:value-type="string" office:string-value="KAELGCEAVHK" calcext:value-type="string">
            <text:p>KAELGCEAVHK</text:p>
          </table:table-cell>
          <table:table-cell office:value-type="string" calcext:value-type="string">
            <text:p>KPPEVLK</text:p>
          </table:table-cell>
          <table:table-cell table:formula="of:=SUBSTITUTE(SUBSTITUTE([.C1329];&quot;(+15.99)&quot;;&quot;&quot;);&quot;(+57.02)&quot;;&quot;&quot;)" office:value-type="string" office:string-value="KPPEVLK" calcext:value-type="string">
            <text:p>KPPEVLK</text:p>
          </table:table-cell>
        </table:table-row>
        <table:table-row table:style-name="ro2">
          <table:table-cell office:value-type="string" calcext:value-type="string">
            <text:p>NVDGHFLDK</text:p>
          </table:table-cell>
          <table:table-cell table:formula="of:=SUBSTITUTE(SUBSTITUTE([.A1330];&quot;(+15.99)&quot;;&quot;&quot;);&quot;(+57.02)&quot;;&quot;&quot;)" office:value-type="string" office:string-value="NVDGHFLDK" calcext:value-type="string">
            <text:p>NVDGHFLDK</text:p>
          </table:table-cell>
          <table:table-cell office:value-type="string" calcext:value-type="string">
            <text:p>KMAQLALSDC(+57.02)MGQANK</text:p>
          </table:table-cell>
          <table:table-cell table:formula="of:=SUBSTITUTE(SUBSTITUTE([.C1330];&quot;(+15.99)&quot;;&quot;&quot;);&quot;(+57.02)&quot;;&quot;&quot;)" office:value-type="string" office:string-value="KMAQLALSDCMGQANK" calcext:value-type="string">
            <text:p>KMAQLALSDCMGQANK</text:p>
          </table:table-cell>
        </table:table-row>
        <table:table-row table:style-name="ro2">
          <table:table-cell office:value-type="string" calcext:value-type="string">
            <text:p>VEKVTNDESMQLHR</text:p>
          </table:table-cell>
          <table:table-cell table:formula="of:=SUBSTITUTE(SUBSTITUTE([.A1331];&quot;(+15.99)&quot;;&quot;&quot;);&quot;(+57.02)&quot;;&quot;&quot;)" office:value-type="string" office:string-value="VEKVTNDESMQLHR" calcext:value-type="string">
            <text:p>VEKVTNDESMQLHR</text:p>
          </table:table-cell>
          <table:table-cell office:value-type="string" calcext:value-type="string">
            <text:p>EEELANSC(+57.02)LPALPPR</text:p>
          </table:table-cell>
          <table:table-cell table:formula="of:=SUBSTITUTE(SUBSTITUTE([.C1331];&quot;(+15.99)&quot;;&quot;&quot;);&quot;(+57.02)&quot;;&quot;&quot;)" office:value-type="string" office:string-value="EEELANSCLPALPPR" calcext:value-type="string">
            <text:p>EEELANSCLPALPPR</text:p>
          </table:table-cell>
        </table:table-row>
        <table:table-row table:style-name="ro1">
          <table:table-cell office:value-type="string" calcext:value-type="string">
            <text:p>EYC(+57.02)C(+57.02)EDLQDLLNR</text:p>
          </table:table-cell>
          <table:table-cell table:formula="of:=SUBSTITUTE(SUBSTITUTE([.A1332];&quot;(+15.99)&quot;;&quot;&quot;);&quot;(+57.02)&quot;;&quot;&quot;)" office:value-type="string" office:string-value="EYCCEDLQDLLNR" calcext:value-type="string">
            <text:p>EYCCEDLQDLLNR</text:p>
          </table:table-cell>
          <table:table-cell office:value-type="string" calcext:value-type="string">
            <text:p>TPFTDVVNASK</text:p>
          </table:table-cell>
          <table:table-cell table:formula="of:=SUBSTITUTE(SUBSTITUTE([.C1332];&quot;(+15.99)&quot;;&quot;&quot;);&quot;(+57.02)&quot;;&quot;&quot;)" office:value-type="string" office:string-value="TPFTDVVNASK" calcext:value-type="string">
            <text:p>TPFTDVVNASK</text:p>
          </table:table-cell>
        </table:table-row>
        <table:table-row table:style-name="ro1">
          <table:table-cell office:value-type="string" calcext:value-type="string">
            <text:p>LLDEGYAGDNVVSPLR</text:p>
          </table:table-cell>
          <table:table-cell table:formula="of:=SUBSTITUTE(SUBSTITUTE([.A1333];&quot;(+15.99)&quot;;&quot;&quot;);&quot;(+57.02)&quot;;&quot;&quot;)" office:value-type="string" office:string-value="LLDEGYAGDNVVSPLR" calcext:value-type="string">
            <text:p>LLDEGYAGDNVVSPLR</text:p>
          </table:table-cell>
          <table:table-cell office:value-type="string" calcext:value-type="string">
            <text:p>EYLALTM(+15.99)ANVR</text:p>
          </table:table-cell>
          <table:table-cell table:formula="of:=SUBSTITUTE(SUBSTITUTE([.C1333];&quot;(+15.99)&quot;;&quot;&quot;);&quot;(+57.02)&quot;;&quot;&quot;)" office:value-type="string" office:string-value="EYLALTMANVR" calcext:value-type="string">
            <text:p>EYLALTMANVR</text:p>
          </table:table-cell>
        </table:table-row>
        <table:table-row table:style-name="ro1">
          <table:table-cell office:value-type="string" calcext:value-type="string">
            <text:p>QNNPTSEYLVK</text:p>
          </table:table-cell>
          <table:table-cell table:formula="of:=SUBSTITUTE(SUBSTITUTE([.A1334];&quot;(+15.99)&quot;;&quot;&quot;);&quot;(+57.02)&quot;;&quot;&quot;)" office:value-type="string" office:string-value="QNNPTSEYLVK" calcext:value-type="string">
            <text:p>QNNPTSEYLVK</text:p>
          </table:table-cell>
          <table:table-cell office:value-type="string" calcext:value-type="string">
            <text:p>DM(+15.99)EEEVGPK</text:p>
          </table:table-cell>
          <table:table-cell table:formula="of:=SUBSTITUTE(SUBSTITUTE([.C1334];&quot;(+15.99)&quot;;&quot;&quot;);&quot;(+57.02)&quot;;&quot;&quot;)" office:value-type="string" office:string-value="DMEEEVGPK" calcext:value-type="string">
            <text:p>DMEEEVGPK</text:p>
          </table:table-cell>
        </table:table-row>
        <table:table-row table:style-name="ro2">
          <table:table-cell office:value-type="string" calcext:value-type="string">
            <text:p>KPLLDELNLATK</text:p>
          </table:table-cell>
          <table:table-cell table:formula="of:=SUBSTITUTE(SUBSTITUTE([.A1335];&quot;(+15.99)&quot;;&quot;&quot;);&quot;(+57.02)&quot;;&quot;&quot;)" office:value-type="string" office:string-value="KPLLDELNLATK" calcext:value-type="string">
            <text:p>KPLLDELNLATK</text:p>
          </table:table-cell>
          <table:table-cell office:value-type="string" calcext:value-type="string">
            <text:p>EAAM(+15.99)EFM(+15.99)AALVK</text:p>
          </table:table-cell>
          <table:table-cell table:formula="of:=SUBSTITUTE(SUBSTITUTE([.C1335];&quot;(+15.99)&quot;;&quot;&quot;);&quot;(+57.02)&quot;;&quot;&quot;)" office:value-type="string" office:string-value="EAAMEFMAALVK" calcext:value-type="string">
            <text:p>EAAMEFMAALVK</text:p>
          </table:table-cell>
        </table:table-row>
        <table:table-row table:style-name="ro2">
          <table:table-cell office:value-type="string" calcext:value-type="string">
            <text:p>C(+57.02)LM(+15.99)LTMLEANDK</text:p>
          </table:table-cell>
          <table:table-cell table:formula="of:=SUBSTITUTE(SUBSTITUTE([.A1336];&quot;(+15.99)&quot;;&quot;&quot;);&quot;(+57.02)&quot;;&quot;&quot;)" office:value-type="string" office:string-value="CLMLTMLEANDK" calcext:value-type="string">
            <text:p>CLMLTMLEANDK</text:p>
          </table:table-cell>
          <table:table-cell office:value-type="string" calcext:value-type="string">
            <text:p>GM(+15.99)VMLHSPKVASLK</text:p>
          </table:table-cell>
          <table:table-cell table:formula="of:=SUBSTITUTE(SUBSTITUTE([.C1336];&quot;(+15.99)&quot;;&quot;&quot;);&quot;(+57.02)&quot;;&quot;&quot;)" office:value-type="string" office:string-value="GMVMLHSPKVASLK" calcext:value-type="string">
            <text:p>GMVMLHSPKVASLK</text:p>
          </table:table-cell>
        </table:table-row>
        <table:table-row table:style-name="ro1">
          <table:table-cell office:value-type="string" calcext:value-type="string">
            <text:p>KNLWAAKTTVWRVK</text:p>
          </table:table-cell>
          <table:table-cell table:formula="of:=SUBSTITUTE(SUBSTITUTE([.A1337];&quot;(+15.99)&quot;;&quot;&quot;);&quot;(+57.02)&quot;;&quot;&quot;)" office:value-type="string" office:string-value="KNLWAAKTTVWRVK" calcext:value-type="string">
            <text:p>KNLWAAKTTVWRVK</text:p>
          </table:table-cell>
          <table:table-cell office:value-type="string" calcext:value-type="string">
            <text:p>KGALLSSYK</text:p>
          </table:table-cell>
          <table:table-cell table:formula="of:=SUBSTITUTE(SUBSTITUTE([.C1337];&quot;(+15.99)&quot;;&quot;&quot;);&quot;(+57.02)&quot;;&quot;&quot;)" office:value-type="string" office:string-value="KGALLSSYK" calcext:value-type="string">
            <text:p>KGALLSSYK</text:p>
          </table:table-cell>
        </table:table-row>
        <table:table-row table:style-name="ro2">
          <table:table-cell office:value-type="string" calcext:value-type="string">
            <text:p>KLLNEDDWDGLLSLAK</text:p>
          </table:table-cell>
          <table:table-cell table:formula="of:=SUBSTITUTE(SUBSTITUTE([.A1338];&quot;(+15.99)&quot;;&quot;&quot;);&quot;(+57.02)&quot;;&quot;&quot;)" office:value-type="string" office:string-value="KLLNEDDWDGLLSLAK" calcext:value-type="string">
            <text:p>KLLNEDDWDGLLSLAK</text:p>
          </table:table-cell>
          <table:table-cell office:value-type="string" calcext:value-type="string">
            <text:p>YNAVSLTVSTVKRLLR</text:p>
          </table:table-cell>
          <table:table-cell table:formula="of:=SUBSTITUTE(SUBSTITUTE([.C1338];&quot;(+15.99)&quot;;&quot;&quot;);&quot;(+57.02)&quot;;&quot;&quot;)" office:value-type="string" office:string-value="YNAVSLTVSTVKRLLR" calcext:value-type="string">
            <text:p>YNAVSLTVSTVKRLLR</text:p>
          </table:table-cell>
        </table:table-row>
        <table:table-row table:style-name="ro2">
          <table:table-cell office:value-type="string" calcext:value-type="string">
            <text:p>KMTDLSDERMVNK</text:p>
          </table:table-cell>
          <table:table-cell table:formula="of:=SUBSTITUTE(SUBSTITUTE([.A1339];&quot;(+15.99)&quot;;&quot;&quot;);&quot;(+57.02)&quot;;&quot;&quot;)" office:value-type="string" office:string-value="KMTDLSDERMVNK" calcext:value-type="string">
            <text:p>KMTDLSDERMVNK</text:p>
          </table:table-cell>
          <table:table-cell office:value-type="string" calcext:value-type="string">
            <text:p>EC(+57.02)HMLAEEVLSGR</text:p>
          </table:table-cell>
          <table:table-cell table:formula="of:=SUBSTITUTE(SUBSTITUTE([.C1339];&quot;(+15.99)&quot;;&quot;&quot;);&quot;(+57.02)&quot;;&quot;&quot;)" office:value-type="string" office:string-value="ECHMLAEEVLSGR" calcext:value-type="string">
            <text:p>ECHMLAEEVLSGR</text:p>
          </table:table-cell>
        </table:table-row>
        <table:table-row table:style-name="ro2">
          <table:table-cell office:value-type="string" calcext:value-type="string">
            <text:p>NYGDMYGESK</text:p>
          </table:table-cell>
          <table:table-cell table:formula="of:=SUBSTITUTE(SUBSTITUTE([.A1340];&quot;(+15.99)&quot;;&quot;&quot;);&quot;(+57.02)&quot;;&quot;&quot;)" office:value-type="string" office:string-value="NYGDMYGESK" calcext:value-type="string">
            <text:p>NYGDMYGESK</text:p>
          </table:table-cell>
          <table:table-cell office:value-type="string" calcext:value-type="string">
            <text:p>KYYM(+15.99)AKGSMPR</text:p>
          </table:table-cell>
          <table:table-cell table:formula="of:=SUBSTITUTE(SUBSTITUTE([.C1340];&quot;(+15.99)&quot;;&quot;&quot;);&quot;(+57.02)&quot;;&quot;&quot;)" office:value-type="string" office:string-value="KYYMAKGSMPR" calcext:value-type="string">
            <text:p>KYYMAKGSMPR</text:p>
          </table:table-cell>
        </table:table-row>
        <table:table-row table:style-name="ro1">
          <table:table-cell office:value-type="string" calcext:value-type="string">
            <text:p>SM(+15.99)M(+15.99)ELELPK</text:p>
          </table:table-cell>
          <table:table-cell table:formula="of:=SUBSTITUTE(SUBSTITUTE([.A1341];&quot;(+15.99)&quot;;&quot;&quot;);&quot;(+57.02)&quot;;&quot;&quot;)" office:value-type="string" office:string-value="SMMELELPK" calcext:value-type="string">
            <text:p>SMMELELPK</text:p>
          </table:table-cell>
          <table:table-cell office:value-type="string" calcext:value-type="string">
            <text:p>DPVFSNESR</text:p>
          </table:table-cell>
          <table:table-cell table:formula="of:=SUBSTITUTE(SUBSTITUTE([.C1341];&quot;(+15.99)&quot;;&quot;&quot;);&quot;(+57.02)&quot;;&quot;&quot;)" office:value-type="string" office:string-value="DPVFSNESR" calcext:value-type="string">
            <text:p>DPVFSNESR</text:p>
          </table:table-cell>
        </table:table-row>
        <table:table-row table:style-name="ro1">
          <table:table-cell office:value-type="string" calcext:value-type="string">
            <text:p>SPQPAGSNGAVLAENVK</text:p>
          </table:table-cell>
          <table:table-cell table:formula="of:=SUBSTITUTE(SUBSTITUTE([.A1342];&quot;(+15.99)&quot;;&quot;&quot;);&quot;(+57.02)&quot;;&quot;&quot;)" office:value-type="string" office:string-value="SPQPAGSNGAVLAENVK" calcext:value-type="string">
            <text:p>SPQPAGSNGAVLAENVK</text:p>
          </table:table-cell>
          <table:table-cell office:value-type="string" calcext:value-type="string">
            <text:p>NFPSQLDFK</text:p>
          </table:table-cell>
          <table:table-cell table:formula="of:=SUBSTITUTE(SUBSTITUTE([.C1342];&quot;(+15.99)&quot;;&quot;&quot;);&quot;(+57.02)&quot;;&quot;&quot;)" office:value-type="string" office:string-value="NFPSQLDFK" calcext:value-type="string">
            <text:p>NFPSQLDFK</text:p>
          </table:table-cell>
        </table:table-row>
        <table:table-row table:style-name="ro1">
          <table:table-cell office:value-type="string" calcext:value-type="string">
            <text:p>TEDRLEVTEGMR</text:p>
          </table:table-cell>
          <table:table-cell table:formula="of:=SUBSTITUTE(SUBSTITUTE([.A1343];&quot;(+15.99)&quot;;&quot;&quot;);&quot;(+57.02)&quot;;&quot;&quot;)" office:value-type="string" office:string-value="TEDRLEVTEGMR" calcext:value-type="string">
            <text:p>TEDRLEVTEGMR</text:p>
          </table:table-cell>
          <table:table-cell office:value-type="string" calcext:value-type="string">
            <text:p>QVWTNWLM(+15.99)K</text:p>
          </table:table-cell>
          <table:table-cell table:formula="of:=SUBSTITUTE(SUBSTITUTE([.C1343];&quot;(+15.99)&quot;;&quot;&quot;);&quot;(+57.02)&quot;;&quot;&quot;)" office:value-type="string" office:string-value="QVWTNWLMK" calcext:value-type="string">
            <text:p>QVWTNWLMK</text:p>
          </table:table-cell>
        </table:table-row>
        <table:table-row table:style-name="ro1">
          <table:table-cell office:value-type="string" calcext:value-type="string">
            <text:p>LMMHTESVMK</text:p>
          </table:table-cell>
          <table:table-cell table:formula="of:=SUBSTITUTE(SUBSTITUTE([.A1344];&quot;(+15.99)&quot;;&quot;&quot;);&quot;(+57.02)&quot;;&quot;&quot;)" office:value-type="string" office:string-value="LMMHTESVMK" calcext:value-type="string">
            <text:p>LMMHTESVMK</text:p>
          </table:table-cell>
          <table:table-cell office:value-type="string" calcext:value-type="string">
            <text:p>DAWPDAHK</text:p>
          </table:table-cell>
          <table:table-cell table:formula="of:=SUBSTITUTE(SUBSTITUTE([.C1344];&quot;(+15.99)&quot;;&quot;&quot;);&quot;(+57.02)&quot;;&quot;&quot;)" office:value-type="string" office:string-value="DAWPDAHK" calcext:value-type="string">
            <text:p>DAWPDAHK</text:p>
          </table:table-cell>
        </table:table-row>
        <table:table-row table:style-name="ro2">
          <table:table-cell office:value-type="string" calcext:value-type="string">
            <text:p>EM(+15.99)C(+57.02)NVTSWLEDDAK</text:p>
          </table:table-cell>
          <table:table-cell table:formula="of:=SUBSTITUTE(SUBSTITUTE([.A1345];&quot;(+15.99)&quot;;&quot;&quot;);&quot;(+57.02)&quot;;&quot;&quot;)" office:value-type="string" office:string-value="EMCNVTSWLEDDAK" calcext:value-type="string">
            <text:p>EMCNVTSWLEDDAK</text:p>
          </table:table-cell>
          <table:table-cell office:value-type="string" calcext:value-type="string">
            <text:p>FLWPAVAGFLQNK</text:p>
          </table:table-cell>
          <table:table-cell table:formula="of:=SUBSTITUTE(SUBSTITUTE([.C1345];&quot;(+15.99)&quot;;&quot;&quot;);&quot;(+57.02)&quot;;&quot;&quot;)" office:value-type="string" office:string-value="FLWPAVAGFLQNK" calcext:value-type="string">
            <text:p>FLWPAVAGFLQNK</text:p>
          </table:table-cell>
        </table:table-row>
        <table:table-row table:style-name="ro2">
          <table:table-cell office:value-type="string" calcext:value-type="string">
            <text:p>MWAAGTEC(+57.02)LLSETAAATK</text:p>
          </table:table-cell>
          <table:table-cell table:formula="of:=SUBSTITUTE(SUBSTITUTE([.A1346];&quot;(+15.99)&quot;;&quot;&quot;);&quot;(+57.02)&quot;;&quot;&quot;)" office:value-type="string" office:string-value="MWAAGTECLLSETAAATK" calcext:value-type="string">
            <text:p>MWAAGTECLLSETAAATK</text:p>
          </table:table-cell>
          <table:table-cell office:value-type="string" calcext:value-type="string">
            <text:p>SFC(+57.02)C(+57.02)LSKLSEVK</text:p>
          </table:table-cell>
          <table:table-cell table:formula="of:=SUBSTITUTE(SUBSTITUTE([.C1346];&quot;(+15.99)&quot;;&quot;&quot;);&quot;(+57.02)&quot;;&quot;&quot;)" office:value-type="string" office:string-value="SFCCLSKLSEVK" calcext:value-type="string">
            <text:p>SFCCLSKLSEVK</text:p>
          </table:table-cell>
        </table:table-row>
        <table:table-row table:style-name="ro1">
          <table:table-cell office:value-type="string" calcext:value-type="string">
            <text:p>QM(+15.99)AVYALGR</text:p>
          </table:table-cell>
          <table:table-cell table:formula="of:=SUBSTITUTE(SUBSTITUTE([.A1347];&quot;(+15.99)&quot;;&quot;&quot;);&quot;(+57.02)&quot;;&quot;&quot;)" office:value-type="string" office:string-value="QMAVYALGR" calcext:value-type="string">
            <text:p>QMAVYALGR</text:p>
          </table:table-cell>
          <table:table-cell office:value-type="string" calcext:value-type="string">
            <text:p>NGALVYC(+57.02)FAHK</text:p>
          </table:table-cell>
          <table:table-cell table:formula="of:=SUBSTITUTE(SUBSTITUTE([.C1347];&quot;(+15.99)&quot;;&quot;&quot;);&quot;(+57.02)&quot;;&quot;&quot;)" office:value-type="string" office:string-value="NGALVYCFAHK" calcext:value-type="string">
            <text:p>NGALVYCFAHK</text:p>
          </table:table-cell>
        </table:table-row>
        <table:table-row table:style-name="ro2">
          <table:table-cell office:value-type="string" calcext:value-type="string">
            <text:p>WFYNSLLEPDR</text:p>
          </table:table-cell>
          <table:table-cell table:formula="of:=SUBSTITUTE(SUBSTITUTE([.A1348];&quot;(+15.99)&quot;;&quot;&quot;);&quot;(+57.02)&quot;;&quot;&quot;)" office:value-type="string" office:string-value="WFYNSLLEPDR" calcext:value-type="string">
            <text:p>WFYNSLLEPDR</text:p>
          </table:table-cell>
          <table:table-cell office:value-type="string" calcext:value-type="string">
            <text:p>KGYDDC(+57.02)EWEELK</text:p>
          </table:table-cell>
          <table:table-cell table:formula="of:=SUBSTITUTE(SUBSTITUTE([.C1348];&quot;(+15.99)&quot;;&quot;&quot;);&quot;(+57.02)&quot;;&quot;&quot;)" office:value-type="string" office:string-value="KGYDDCEWEELK" calcext:value-type="string">
            <text:p>KGYDDCEWEELK</text:p>
          </table:table-cell>
        </table:table-row>
        <table:table-row table:style-name="ro1">
          <table:table-cell office:value-type="string" calcext:value-type="string">
            <text:p>TMLPDVLEMVPWDGC(+57.02)K</text:p>
          </table:table-cell>
          <table:table-cell table:formula="of:=SUBSTITUTE(SUBSTITUTE([.A1349];&quot;(+15.99)&quot;;&quot;&quot;);&quot;(+57.02)&quot;;&quot;&quot;)" office:value-type="string" office:string-value="TMLPDVLEMVPWDGCK" calcext:value-type="string">
            <text:p>TMLPDVLEMVPWDGCK</text:p>
          </table:table-cell>
          <table:table-cell office:value-type="string" calcext:value-type="string">
            <text:p>SNMLLNEAPK</text:p>
          </table:table-cell>
          <table:table-cell table:formula="of:=SUBSTITUTE(SUBSTITUTE([.C1349];&quot;(+15.99)&quot;;&quot;&quot;);&quot;(+57.02)&quot;;&quot;&quot;)" office:value-type="string" office:string-value="SNMLLNEAPK" calcext:value-type="string">
            <text:p>SNMLLNEAPK</text:p>
          </table:table-cell>
        </table:table-row>
        <table:table-row table:style-name="ro2">
          <table:table-cell office:value-type="string" calcext:value-type="string">
            <text:p>QC(+57.02)C(+57.02)GVLK</text:p>
          </table:table-cell>
          <table:table-cell table:formula="of:=SUBSTITUTE(SUBSTITUTE([.A1350];&quot;(+15.99)&quot;;&quot;&quot;);&quot;(+57.02)&quot;;&quot;&quot;)" office:value-type="string" office:string-value="QCCGVLK" calcext:value-type="string">
            <text:p>QCCGVLK</text:p>
          </table:table-cell>
          <table:table-cell office:value-type="string" calcext:value-type="string">
            <text:p>C(+57.02)DVPALLWLTQK</text:p>
          </table:table-cell>
          <table:table-cell table:formula="of:=SUBSTITUTE(SUBSTITUTE([.C1350];&quot;(+15.99)&quot;;&quot;&quot;);&quot;(+57.02)&quot;;&quot;&quot;)" office:value-type="string" office:string-value="CDVPALLWLTQK" calcext:value-type="string">
            <text:p>CDVPALLWLTQK</text:p>
          </table:table-cell>
        </table:table-row>
        <table:table-row table:style-name="ro2">
          <table:table-cell office:value-type="string" calcext:value-type="string">
            <text:p>LLPVKPR</text:p>
          </table:table-cell>
          <table:table-cell table:formula="of:=SUBSTITUTE(SUBSTITUTE([.A1351];&quot;(+15.99)&quot;;&quot;&quot;);&quot;(+57.02)&quot;;&quot;&quot;)" office:value-type="string" office:string-value="LLPVKPR" calcext:value-type="string">
            <text:p>LLPVKPR</text:p>
          </table:table-cell>
          <table:table-cell office:value-type="string" calcext:value-type="string">
            <text:p>M(+15.99)QC(+57.02)HLLDAM(+15.99)TDNTK</text:p>
          </table:table-cell>
          <table:table-cell table:formula="of:=SUBSTITUTE(SUBSTITUTE([.C1351];&quot;(+15.99)&quot;;&quot;&quot;);&quot;(+57.02)&quot;;&quot;&quot;)" office:value-type="string" office:string-value="MQCHLLDAMTDNTK" calcext:value-type="string">
            <text:p>MQCHLLDAMTDNTK</text:p>
          </table:table-cell>
        </table:table-row>
        <table:table-row table:style-name="ro1">
          <table:table-cell office:value-type="string" calcext:value-type="string">
            <text:p>TNGTLVANFPK</text:p>
          </table:table-cell>
          <table:table-cell table:formula="of:=SUBSTITUTE(SUBSTITUTE([.A1352];&quot;(+15.99)&quot;;&quot;&quot;);&quot;(+57.02)&quot;;&quot;&quot;)" office:value-type="string" office:string-value="TNGTLVANFPK" calcext:value-type="string">
            <text:p>TNGTLVANFPK</text:p>
          </table:table-cell>
          <table:table-cell office:value-type="string" calcext:value-type="string">
            <text:p>EEAPDAEDDLK</text:p>
          </table:table-cell>
          <table:table-cell table:formula="of:=SUBSTITUTE(SUBSTITUTE([.C1352];&quot;(+15.99)&quot;;&quot;&quot;);&quot;(+57.02)&quot;;&quot;&quot;)" office:value-type="string" office:string-value="EEAPDAEDDLK" calcext:value-type="string">
            <text:p>EEAPDAEDDLK</text:p>
          </table:table-cell>
        </table:table-row>
        <table:table-row table:style-name="ro2">
          <table:table-cell office:value-type="string" calcext:value-type="string">
            <text:p>M(+15.99)VEDGEKFLNRK</text:p>
          </table:table-cell>
          <table:table-cell table:formula="of:=SUBSTITUTE(SUBSTITUTE([.A1353];&quot;(+15.99)&quot;;&quot;&quot;);&quot;(+57.02)&quot;;&quot;&quot;)" office:value-type="string" office:string-value="MVEDGEKFLNRK" calcext:value-type="string">
            <text:p>MVEDGEKFLNRK</text:p>
          </table:table-cell>
          <table:table-cell office:value-type="string" calcext:value-type="string">
            <text:p>NFVKNLVEAFVLNAHR</text:p>
          </table:table-cell>
          <table:table-cell table:formula="of:=SUBSTITUTE(SUBSTITUTE([.C1353];&quot;(+15.99)&quot;;&quot;&quot;);&quot;(+57.02)&quot;;&quot;&quot;)" office:value-type="string" office:string-value="NFVKNLVEAFVLNAHR" calcext:value-type="string">
            <text:p>NFVKNLVEAFVLNAHR</text:p>
          </table:table-cell>
        </table:table-row>
        <table:table-row table:style-name="ro2">
          <table:table-cell office:value-type="string" calcext:value-type="string">
            <text:p>SDATVNAHGPAR</text:p>
          </table:table-cell>
          <table:table-cell table:formula="of:=SUBSTITUTE(SUBSTITUTE([.A1354];&quot;(+15.99)&quot;;&quot;&quot;);&quot;(+57.02)&quot;;&quot;&quot;)" office:value-type="string" office:string-value="SDATVNAHGPAR" calcext:value-type="string">
            <text:p>SDATVNAHGPAR</text:p>
          </table:table-cell>
          <table:table-cell office:value-type="string" calcext:value-type="string">
            <text:p>KGLLGFGC(+57.02)LGNK</text:p>
          </table:table-cell>
          <table:table-cell table:formula="of:=SUBSTITUTE(SUBSTITUTE([.C1354];&quot;(+15.99)&quot;;&quot;&quot;);&quot;(+57.02)&quot;;&quot;&quot;)" office:value-type="string" office:string-value="KGLLGFGCLGNK" calcext:value-type="string">
            <text:p>KGLLGFGCLGNK</text:p>
          </table:table-cell>
        </table:table-row>
        <table:table-row table:style-name="ro1">
          <table:table-cell office:value-type="string" calcext:value-type="string">
            <text:p>ENFGGELLELQMTK</text:p>
          </table:table-cell>
          <table:table-cell table:formula="of:=SUBSTITUTE(SUBSTITUTE([.A1355];&quot;(+15.99)&quot;;&quot;&quot;);&quot;(+57.02)&quot;;&quot;&quot;)" office:value-type="string" office:string-value="ENFGGELLELQMTK" calcext:value-type="string">
            <text:p>ENFGGELLELQMTK</text:p>
          </table:table-cell>
          <table:table-cell office:value-type="string" calcext:value-type="string">
            <text:p>EAWTM(+15.99)HEGK</text:p>
          </table:table-cell>
          <table:table-cell table:formula="of:=SUBSTITUTE(SUBSTITUTE([.C1355];&quot;(+15.99)&quot;;&quot;&quot;);&quot;(+57.02)&quot;;&quot;&quot;)" office:value-type="string" office:string-value="EAWTMHEGK" calcext:value-type="string">
            <text:p>EAWTMHEGK</text:p>
          </table:table-cell>
        </table:table-row>
        <table:table-row table:style-name="ro2">
          <table:table-cell office:value-type="string" calcext:value-type="string">
            <text:p>AHNALQGDR</text:p>
          </table:table-cell>
          <table:table-cell table:formula="of:=SUBSTITUTE(SUBSTITUTE([.A1356];&quot;(+15.99)&quot;;&quot;&quot;);&quot;(+57.02)&quot;;&quot;&quot;)" office:value-type="string" office:string-value="AHNALQGDR" calcext:value-type="string">
            <text:p>AHNALQGDR</text:p>
          </table:table-cell>
          <table:table-cell office:value-type="string" calcext:value-type="string">
            <text:p>QGPSLVDWVEGK</text:p>
          </table:table-cell>
          <table:table-cell table:formula="of:=SUBSTITUTE(SUBSTITUTE([.C1356];&quot;(+15.99)&quot;;&quot;&quot;);&quot;(+57.02)&quot;;&quot;&quot;)" office:value-type="string" office:string-value="QGPSLVDWVEGK" calcext:value-type="string">
            <text:p>QGPSLVDWVEGK</text:p>
          </table:table-cell>
        </table:table-row>
        <table:table-row table:style-name="ro2">
          <table:table-cell office:value-type="string" calcext:value-type="string">
            <text:p>KTAQLSFDC(+57.02)LLTR</text:p>
          </table:table-cell>
          <table:table-cell table:formula="of:=SUBSTITUTE(SUBSTITUTE([.A1357];&quot;(+15.99)&quot;;&quot;&quot;);&quot;(+57.02)&quot;;&quot;&quot;)" office:value-type="string" office:string-value="KTAQLSFDCLLTR" calcext:value-type="string">
            <text:p>KTAQLSFDCLLTR</text:p>
          </table:table-cell>
          <table:table-cell office:value-type="string" calcext:value-type="string">
            <text:p>AFVNDLAQAEELTTMVEK</text:p>
          </table:table-cell>
          <table:table-cell table:formula="of:=SUBSTITUTE(SUBSTITUTE([.C1357];&quot;(+15.99)&quot;;&quot;&quot;);&quot;(+57.02)&quot;;&quot;&quot;)" office:value-type="string" office:string-value="AFVNDLAQAEELTTMVEK" calcext:value-type="string">
            <text:p>AFVNDLAQAEELTTMVEK</text:p>
          </table:table-cell>
        </table:table-row>
        <table:table-row table:style-name="ro2">
          <table:table-cell office:value-type="string" calcext:value-type="string">
            <text:p>EPRVAAVK</text:p>
          </table:table-cell>
          <table:table-cell table:formula="of:=SUBSTITUTE(SUBSTITUTE([.A1358];&quot;(+15.99)&quot;;&quot;&quot;);&quot;(+57.02)&quot;;&quot;&quot;)" office:value-type="string" office:string-value="EPRVAAVK" calcext:value-type="string">
            <text:p>EPRVAAVK</text:p>
          </table:table-cell>
          <table:table-cell office:value-type="string" calcext:value-type="string">
            <text:p>LVADDPVTDSYK</text:p>
          </table:table-cell>
          <table:table-cell table:formula="of:=SUBSTITUTE(SUBSTITUTE([.C1358];&quot;(+15.99)&quot;;&quot;&quot;);&quot;(+57.02)&quot;;&quot;&quot;)" office:value-type="string" office:string-value="LVADDPVTDSYK" calcext:value-type="string">
            <text:p>LVADDPVTDSYK</text:p>
          </table:table-cell>
        </table:table-row>
        <table:table-row table:style-name="ro2">
          <table:table-cell office:value-type="string" calcext:value-type="string">
            <text:p>KASEYTGLFFYK</text:p>
          </table:table-cell>
          <table:table-cell table:formula="of:=SUBSTITUTE(SUBSTITUTE([.A1359];&quot;(+15.99)&quot;;&quot;&quot;);&quot;(+57.02)&quot;;&quot;&quot;)" office:value-type="string" office:string-value="KASEYTGLFFYK" calcext:value-type="string">
            <text:p>KASEYTGLFFYK</text:p>
          </table:table-cell>
          <table:table-cell office:value-type="string" calcext:value-type="string">
            <text:p>NC(+57.02)FM(+15.99)M(+15.99)LLNDNEK</text:p>
          </table:table-cell>
          <table:table-cell table:formula="of:=SUBSTITUTE(SUBSTITUTE([.C1359];&quot;(+15.99)&quot;;&quot;&quot;);&quot;(+57.02)&quot;;&quot;&quot;)" office:value-type="string" office:string-value="NCFMMLLNDNEK" calcext:value-type="string">
            <text:p>NCFMMLLNDNEK</text:p>
          </table:table-cell>
        </table:table-row>
        <table:table-row table:style-name="ro2">
          <table:table-cell office:value-type="string" calcext:value-type="string">
            <text:p>QNELNALK</text:p>
          </table:table-cell>
          <table:table-cell table:formula="of:=SUBSTITUTE(SUBSTITUTE([.A1360];&quot;(+15.99)&quot;;&quot;&quot;);&quot;(+57.02)&quot;;&quot;&quot;)" office:value-type="string" office:string-value="QNELNALK" calcext:value-type="string">
            <text:p>QNELNALK</text:p>
          </table:table-cell>
          <table:table-cell office:value-type="string" calcext:value-type="string">
            <text:p>DVAVVYLHPVQR</text:p>
          </table:table-cell>
          <table:table-cell table:formula="of:=SUBSTITUTE(SUBSTITUTE([.C1360];&quot;(+15.99)&quot;;&quot;&quot;);&quot;(+57.02)&quot;;&quot;&quot;)" office:value-type="string" office:string-value="DVAVVYLHPVQR" calcext:value-type="string">
            <text:p>DVAVVYLHPVQR</text:p>
          </table:table-cell>
        </table:table-row>
        <table:table-row table:style-name="ro2">
          <table:table-cell office:value-type="string" calcext:value-type="string">
            <text:p>VAKGLWGTTPK</text:p>
          </table:table-cell>
          <table:table-cell table:formula="of:=SUBSTITUTE(SUBSTITUTE([.A1361];&quot;(+15.99)&quot;;&quot;&quot;);&quot;(+57.02)&quot;;&quot;&quot;)" office:value-type="string" office:string-value="VAKGLWGTTPK" calcext:value-type="string">
            <text:p>VAKGLWGTTPK</text:p>
          </table:table-cell>
          <table:table-cell office:value-type="string" calcext:value-type="string">
            <text:p>YLPSDPSSVPAAR</text:p>
          </table:table-cell>
          <table:table-cell table:formula="of:=SUBSTITUTE(SUBSTITUTE([.C1361];&quot;(+15.99)&quot;;&quot;&quot;);&quot;(+57.02)&quot;;&quot;&quot;)" office:value-type="string" office:string-value="YLPSDPSSVPAAR" calcext:value-type="string">
            <text:p>YLPSDPSSVPAAR</text:p>
          </table:table-cell>
        </table:table-row>
        <table:table-row table:style-name="ro1">
          <table:table-cell office:value-type="string" calcext:value-type="string">
            <text:p>AFYPFNTPK</text:p>
          </table:table-cell>
          <table:table-cell table:formula="of:=SUBSTITUTE(SUBSTITUTE([.A1362];&quot;(+15.99)&quot;;&quot;&quot;);&quot;(+57.02)&quot;;&quot;&quot;)" office:value-type="string" office:string-value="AFYPFNTPK" calcext:value-type="string">
            <text:p>AFYPFNTPK</text:p>
          </table:table-cell>
          <table:table-cell office:value-type="string" calcext:value-type="string">
            <text:p>EVLGFGYAEPR</text:p>
          </table:table-cell>
          <table:table-cell table:formula="of:=SUBSTITUTE(SUBSTITUTE([.C1362];&quot;(+15.99)&quot;;&quot;&quot;);&quot;(+57.02)&quot;;&quot;&quot;)" office:value-type="string" office:string-value="EVLGFGYAEPR" calcext:value-type="string">
            <text:p>EVLGFGYAEPR</text:p>
          </table:table-cell>
        </table:table-row>
        <table:table-row table:style-name="ro1">
          <table:table-cell office:value-type="string" calcext:value-type="string">
            <text:p>NRLLHAEHSLNASTM(+15.99)SAR</text:p>
          </table:table-cell>
          <table:table-cell table:formula="of:=SUBSTITUTE(SUBSTITUTE([.A1363];&quot;(+15.99)&quot;;&quot;&quot;);&quot;(+57.02)&quot;;&quot;&quot;)" office:value-type="string" office:string-value="NRLLHAEHSLNASTMSAR" calcext:value-type="string">
            <text:p>NRLLHAEHSLNASTMSAR</text:p>
          </table:table-cell>
          <table:table-cell office:value-type="string" calcext:value-type="string">
            <text:p>EDNALLTKK</text:p>
          </table:table-cell>
          <table:table-cell table:formula="of:=SUBSTITUTE(SUBSTITUTE([.C1363];&quot;(+15.99)&quot;;&quot;&quot;);&quot;(+57.02)&quot;;&quot;&quot;)" office:value-type="string" office:string-value="EDNALLTKK" calcext:value-type="string">
            <text:p>EDNALLTKK</text:p>
          </table:table-cell>
        </table:table-row>
        <table:table-row table:style-name="ro2">
          <table:table-cell office:value-type="string" calcext:value-type="string">
            <text:p>KWDAAAYVSTNLAR</text:p>
          </table:table-cell>
          <table:table-cell table:formula="of:=SUBSTITUTE(SUBSTITUTE([.A1364];&quot;(+15.99)&quot;;&quot;&quot;);&quot;(+57.02)&quot;;&quot;&quot;)" office:value-type="string" office:string-value="KWDAAAYVSTNLAR" calcext:value-type="string">
            <text:p>KWDAAAYVSTNLAR</text:p>
          </table:table-cell>
          <table:table-cell office:value-type="string" calcext:value-type="string">
            <text:p>KAYGSVTDSLALRDR</text:p>
          </table:table-cell>
          <table:table-cell table:formula="of:=SUBSTITUTE(SUBSTITUTE([.C1364];&quot;(+15.99)&quot;;&quot;&quot;);&quot;(+57.02)&quot;;&quot;&quot;)" office:value-type="string" office:string-value="KAYGSVTDSLALRDR" calcext:value-type="string">
            <text:p>KAYGSVTDSLALRDR</text:p>
          </table:table-cell>
        </table:table-row>
        <table:table-row table:style-name="ro2">
          <table:table-cell office:value-type="string" calcext:value-type="string">
            <text:p>KDHLLEANEWVDANGK</text:p>
          </table:table-cell>
          <table:table-cell table:formula="of:=SUBSTITUTE(SUBSTITUTE([.A1365];&quot;(+15.99)&quot;;&quot;&quot;);&quot;(+57.02)&quot;;&quot;&quot;)" office:value-type="string" office:string-value="KDHLLEANEWVDANGK" calcext:value-type="string">
            <text:p>KDHLLEANEWVDANGK</text:p>
          </table:table-cell>
          <table:table-cell office:value-type="string" calcext:value-type="string">
            <text:p>YALSC(+57.02)DM(+15.99)SSSK</text:p>
          </table:table-cell>
          <table:table-cell table:formula="of:=SUBSTITUTE(SUBSTITUTE([.C1365];&quot;(+15.99)&quot;;&quot;&quot;);&quot;(+57.02)&quot;;&quot;&quot;)" office:value-type="string" office:string-value="YALSCDMSSSK" calcext:value-type="string">
            <text:p>YALSCDMSSSK</text:p>
          </table:table-cell>
        </table:table-row>
        <table:table-row table:style-name="ro1">
          <table:table-cell office:value-type="string" calcext:value-type="string">
            <text:p>QVLAGRAGPAM(+15.99)K</text:p>
          </table:table-cell>
          <table:table-cell table:formula="of:=SUBSTITUTE(SUBSTITUTE([.A1366];&quot;(+15.99)&quot;;&quot;&quot;);&quot;(+57.02)&quot;;&quot;&quot;)" office:value-type="string" office:string-value="QVLAGRAGPAMK" calcext:value-type="string">
            <text:p>QVLAGRAGPAMK</text:p>
          </table:table-cell>
          <table:table-cell office:value-type="string" calcext:value-type="string">
            <text:p>AFLLLDMHR</text:p>
          </table:table-cell>
          <table:table-cell table:formula="of:=SUBSTITUTE(SUBSTITUTE([.C1366];&quot;(+15.99)&quot;;&quot;&quot;);&quot;(+57.02)&quot;;&quot;&quot;)" office:value-type="string" office:string-value="AFLLLDMHR" calcext:value-type="string">
            <text:p>AFLLLDMHR</text:p>
          </table:table-cell>
        </table:table-row>
        <table:table-row table:style-name="ro2">
          <table:table-cell office:value-type="string" calcext:value-type="string">
            <text:p>LARLAGGVAVLK</text:p>
          </table:table-cell>
          <table:table-cell table:formula="of:=SUBSTITUTE(SUBSTITUTE([.A1367];&quot;(+15.99)&quot;;&quot;&quot;);&quot;(+57.02)&quot;;&quot;&quot;)" office:value-type="string" office:string-value="LARLAGGVAVLK" calcext:value-type="string">
            <text:p>LARLAGGVAVLK</text:p>
          </table:table-cell>
          <table:table-cell office:value-type="string" calcext:value-type="string">
            <text:p>DM(+15.99)WVPNKLLTVTELEK</text:p>
          </table:table-cell>
          <table:table-cell table:formula="of:=SUBSTITUTE(SUBSTITUTE([.C1367];&quot;(+15.99)&quot;;&quot;&quot;);&quot;(+57.02)&quot;;&quot;&quot;)" office:value-type="string" office:string-value="DMWVPNKLLTVTELEK" calcext:value-type="string">
            <text:p>DMWVPNKLLTVTELEK</text:p>
          </table:table-cell>
        </table:table-row>
        <table:table-row table:style-name="ro2">
          <table:table-cell office:value-type="string" calcext:value-type="string">
            <text:p>TQDLYLKMRHK</text:p>
          </table:table-cell>
          <table:table-cell table:formula="of:=SUBSTITUTE(SUBSTITUTE([.A1368];&quot;(+15.99)&quot;;&quot;&quot;);&quot;(+57.02)&quot;;&quot;&quot;)" office:value-type="string" office:string-value="TQDLYLKMRHK" calcext:value-type="string">
            <text:p>TQDLYLKMRHK</text:p>
          </table:table-cell>
          <table:table-cell office:value-type="string" calcext:value-type="string">
            <text:p>SFSPDLLVLDKHVR</text:p>
          </table:table-cell>
          <table:table-cell table:formula="of:=SUBSTITUTE(SUBSTITUTE([.C1368];&quot;(+15.99)&quot;;&quot;&quot;);&quot;(+57.02)&quot;;&quot;&quot;)" office:value-type="string" office:string-value="SFSPDLLVLDKHVR" calcext:value-type="string">
            <text:p>SFSPDLLVLDKHVR</text:p>
          </table:table-cell>
        </table:table-row>
        <table:table-row table:style-name="ro2">
          <table:table-cell office:value-type="string" calcext:value-type="string">
            <text:p>YTYLVGLSC(+57.02)GAAAAAAVR</text:p>
          </table:table-cell>
          <table:table-cell table:formula="of:=SUBSTITUTE(SUBSTITUTE([.A1369];&quot;(+15.99)&quot;;&quot;&quot;);&quot;(+57.02)&quot;;&quot;&quot;)" office:value-type="string" office:string-value="YTYLVGLSCGAAAAAAVR" calcext:value-type="string">
            <text:p>YTYLVGLSCGAAAAAAVR</text:p>
          </table:table-cell>
          <table:table-cell office:value-type="string" calcext:value-type="string">
            <text:p>ELAGFYATLNQYK</text:p>
          </table:table-cell>
          <table:table-cell table:formula="of:=SUBSTITUTE(SUBSTITUTE([.C1369];&quot;(+15.99)&quot;;&quot;&quot;);&quot;(+57.02)&quot;;&quot;&quot;)" office:value-type="string" office:string-value="ELAGFYATLNQYK" calcext:value-type="string">
            <text:p>ELAGFYATLNQYK</text:p>
          </table:table-cell>
        </table:table-row>
        <table:table-row table:style-name="ro2">
          <table:table-cell office:value-type="string" calcext:value-type="string">
            <text:p>KKPSFGVAK</text:p>
          </table:table-cell>
          <table:table-cell table:formula="of:=SUBSTITUTE(SUBSTITUTE([.A1370];&quot;(+15.99)&quot;;&quot;&quot;);&quot;(+57.02)&quot;;&quot;&quot;)" office:value-type="string" office:string-value="KKPSFGVAK" calcext:value-type="string">
            <text:p>KKPSFGVAK</text:p>
          </table:table-cell>
          <table:table-cell office:value-type="string" calcext:value-type="string">
            <text:p>KFTMYNDLLEKFK</text:p>
          </table:table-cell>
          <table:table-cell table:formula="of:=SUBSTITUTE(SUBSTITUTE([.C1370];&quot;(+15.99)&quot;;&quot;&quot;);&quot;(+57.02)&quot;;&quot;&quot;)" office:value-type="string" office:string-value="KFTMYNDLLEKFK" calcext:value-type="string">
            <text:p>KFTMYNDLLEKFK</text:p>
          </table:table-cell>
        </table:table-row>
        <table:table-row table:style-name="ro1">
          <table:table-cell office:value-type="string" calcext:value-type="string">
            <text:p>SEPDLLVLDVVPPK</text:p>
          </table:table-cell>
          <table:table-cell table:formula="of:=SUBSTITUTE(SUBSTITUTE([.A1371];&quot;(+15.99)&quot;;&quot;&quot;);&quot;(+57.02)&quot;;&quot;&quot;)" office:value-type="string" office:string-value="SEPDLLVLDVVPPK" calcext:value-type="string">
            <text:p>SEPDLLVLDVVPPK</text:p>
          </table:table-cell>
          <table:table-cell office:value-type="string" calcext:value-type="string">
            <text:p>NVYC(+57.02)LVDMPK</text:p>
          </table:table-cell>
          <table:table-cell table:formula="of:=SUBSTITUTE(SUBSTITUTE([.C1371];&quot;(+15.99)&quot;;&quot;&quot;);&quot;(+57.02)&quot;;&quot;&quot;)" office:value-type="string" office:string-value="NVYCLVDMPK" calcext:value-type="string">
            <text:p>NVYCLVDMPK</text:p>
          </table:table-cell>
        </table:table-row>
        <table:table-row table:style-name="ro1">
          <table:table-cell office:value-type="string" calcext:value-type="string">
            <text:p>LSQAWDK</text:p>
          </table:table-cell>
          <table:table-cell table:formula="of:=SUBSTITUTE(SUBSTITUTE([.A1372];&quot;(+15.99)&quot;;&quot;&quot;);&quot;(+57.02)&quot;;&quot;&quot;)" office:value-type="string" office:string-value="LSQAWDK" calcext:value-type="string">
            <text:p>LSQAWDK</text:p>
          </table:table-cell>
          <table:table-cell office:value-type="string" calcext:value-type="string">
            <text:p>QM(+15.99)LM(+15.99)YASLVK</text:p>
          </table:table-cell>
          <table:table-cell table:formula="of:=SUBSTITUTE(SUBSTITUTE([.C1372];&quot;(+15.99)&quot;;&quot;&quot;);&quot;(+57.02)&quot;;&quot;&quot;)" office:value-type="string" office:string-value="QMLMYASLVK" calcext:value-type="string">
            <text:p>QMLMYASLVK</text:p>
          </table:table-cell>
        </table:table-row>
        <table:table-row table:style-name="ro2">
          <table:table-cell office:value-type="string" calcext:value-type="string">
            <text:p>KSGLLFLSPR</text:p>
          </table:table-cell>
          <table:table-cell table:formula="of:=SUBSTITUTE(SUBSTITUTE([.A1373];&quot;(+15.99)&quot;;&quot;&quot;);&quot;(+57.02)&quot;;&quot;&quot;)" office:value-type="string" office:string-value="KSGLLFLSPR" calcext:value-type="string">
            <text:p>KSGLLFLSPR</text:p>
          </table:table-cell>
          <table:table-cell office:value-type="string" calcext:value-type="string">
            <text:p>C(+57.02)PQHLENTRALLR</text:p>
          </table:table-cell>
          <table:table-cell table:formula="of:=SUBSTITUTE(SUBSTITUTE([.C1373];&quot;(+15.99)&quot;;&quot;&quot;);&quot;(+57.02)&quot;;&quot;&quot;)" office:value-type="string" office:string-value="CPQHLENTRALLR" calcext:value-type="string">
            <text:p>CPQHLENTRALLR</text:p>
          </table:table-cell>
        </table:table-row>
        <table:table-row table:style-name="ro1">
          <table:table-cell office:value-type="string" calcext:value-type="string">
            <text:p>C(+57.02)TLNTC(+57.02)YFEVLQK</text:p>
          </table:table-cell>
          <table:table-cell table:formula="of:=SUBSTITUTE(SUBSTITUTE([.A1374];&quot;(+15.99)&quot;;&quot;&quot;);&quot;(+57.02)&quot;;&quot;&quot;)" office:value-type="string" office:string-value="CTLNTCYFEVLQK" calcext:value-type="string">
            <text:p>CTLNTCYFEVLQK</text:p>
          </table:table-cell>
          <table:table-cell office:value-type="string" calcext:value-type="string">
            <text:p>NPEEAALGYKK</text:p>
          </table:table-cell>
          <table:table-cell table:formula="of:=SUBSTITUTE(SUBSTITUTE([.C1374];&quot;(+15.99)&quot;;&quot;&quot;);&quot;(+57.02)&quot;;&quot;&quot;)" office:value-type="string" office:string-value="NPEEAALGYKK" calcext:value-type="string">
            <text:p>NPEEAALGYKK</text:p>
          </table:table-cell>
        </table:table-row>
        <table:table-row table:style-name="ro3">
          <table:table-cell office:value-type="string" calcext:value-type="string">
            <text:p>LALVQDLVKAM(+15.99)NKLAK</text:p>
          </table:table-cell>
          <table:table-cell table:formula="of:=SUBSTITUTE(SUBSTITUTE([.A1375];&quot;(+15.99)&quot;;&quot;&quot;);&quot;(+57.02)&quot;;&quot;&quot;)" office:value-type="string" office:string-value="LALVQDLVKAMNKLAK" calcext:value-type="string">
            <text:p>LALVQDLVKAMNKLAK</text:p>
          </table:table-cell>
          <table:table-cell office:value-type="string" calcext:value-type="string">
            <text:p>RLMDTM(+15.99)VESSAWLSGHM(+15.99)VAVEAK</text:p>
          </table:table-cell>
          <table:table-cell table:formula="of:=SUBSTITUTE(SUBSTITUTE([.C1375];&quot;(+15.99)&quot;;&quot;&quot;);&quot;(+57.02)&quot;;&quot;&quot;)" office:value-type="string" office:string-value="RLMDTMVESSAWLSGHMVAVEAK" calcext:value-type="string">
            <text:p>RLMDTMVESSAWLSGHMVAVEAK</text:p>
          </table:table-cell>
        </table:table-row>
        <table:table-row table:style-name="ro1">
          <table:table-cell office:value-type="string" calcext:value-type="string">
            <text:p>QEDLVADLPEKK</text:p>
          </table:table-cell>
          <table:table-cell table:formula="of:=SUBSTITUTE(SUBSTITUTE([.A1376];&quot;(+15.99)&quot;;&quot;&quot;);&quot;(+57.02)&quot;;&quot;&quot;)" office:value-type="string" office:string-value="QEDLVADLPEKK" calcext:value-type="string">
            <text:p>QEDLVADLPEKK</text:p>
          </table:table-cell>
          <table:table-cell office:value-type="string" calcext:value-type="string">
            <text:p>NGVLDGPC(+57.02)DK</text:p>
          </table:table-cell>
          <table:table-cell table:formula="of:=SUBSTITUTE(SUBSTITUTE([.C1376];&quot;(+15.99)&quot;;&quot;&quot;);&quot;(+57.02)&quot;;&quot;&quot;)" office:value-type="string" office:string-value="NGVLDGPCDK" calcext:value-type="string">
            <text:p>NGVLDGPCDK</text:p>
          </table:table-cell>
        </table:table-row>
        <table:table-row table:style-name="ro2">
          <table:table-cell office:value-type="string" calcext:value-type="string">
            <text:p>QMHGAELM(+15.99)NMVR</text:p>
          </table:table-cell>
          <table:table-cell table:formula="of:=SUBSTITUTE(SUBSTITUTE([.A1377];&quot;(+15.99)&quot;;&quot;&quot;);&quot;(+57.02)&quot;;&quot;&quot;)" office:value-type="string" office:string-value="QMHGAELMNMVR" calcext:value-type="string">
            <text:p>QMHGAELMNMVR</text:p>
          </table:table-cell>
          <table:table-cell office:value-type="string" calcext:value-type="string">
            <text:p>RDVVVLLVDEPK</text:p>
          </table:table-cell>
          <table:table-cell table:formula="of:=SUBSTITUTE(SUBSTITUTE([.C1377];&quot;(+15.99)&quot;;&quot;&quot;);&quot;(+57.02)&quot;;&quot;&quot;)" office:value-type="string" office:string-value="RDVVVLLVDEPK" calcext:value-type="string">
            <text:p>RDVVVLLVDEPK</text:p>
          </table:table-cell>
        </table:table-row>
        <table:table-row table:style-name="ro1">
          <table:table-cell office:value-type="string" calcext:value-type="string">
            <text:p>RWYM(+15.99)LYEDTRPR</text:p>
          </table:table-cell>
          <table:table-cell table:formula="of:=SUBSTITUTE(SUBSTITUTE([.A1378];&quot;(+15.99)&quot;;&quot;&quot;);&quot;(+57.02)&quot;;&quot;&quot;)" office:value-type="string" office:string-value="RWYMLYEDTRPR" calcext:value-type="string">
            <text:p>RWYMLYEDTRPR</text:p>
          </table:table-cell>
          <table:table-cell office:value-type="string" calcext:value-type="string">
            <text:p>M(+15.99)QAVYALGR</text:p>
          </table:table-cell>
          <table:table-cell table:formula="of:=SUBSTITUTE(SUBSTITUTE([.C1378];&quot;(+15.99)&quot;;&quot;&quot;);&quot;(+57.02)&quot;;&quot;&quot;)" office:value-type="string" office:string-value="MQAVYALGR" calcext:value-type="string">
            <text:p>MQAVYALGR</text:p>
          </table:table-cell>
        </table:table-row>
        <table:table-row table:style-name="ro1">
          <table:table-cell office:value-type="string" calcext:value-type="string">
            <text:p>WC(+57.02)ADEVGPK</text:p>
          </table:table-cell>
          <table:table-cell table:formula="of:=SUBSTITUTE(SUBSTITUTE([.A1379];&quot;(+15.99)&quot;;&quot;&quot;);&quot;(+57.02)&quot;;&quot;&quot;)" office:value-type="string" office:string-value="WCADEVGPK" calcext:value-type="string">
            <text:p>WCADEVGPK</text:p>
          </table:table-cell>
          <table:table-cell office:value-type="string" calcext:value-type="string">
            <text:p>HGVLHVHDDTR</text:p>
          </table:table-cell>
          <table:table-cell table:formula="of:=SUBSTITUTE(SUBSTITUTE([.C1379];&quot;(+15.99)&quot;;&quot;&quot;);&quot;(+57.02)&quot;;&quot;&quot;)" office:value-type="string" office:string-value="HGVLHVHDDTR" calcext:value-type="string">
            <text:p>HGVLHVHDDTR</text:p>
          </table:table-cell>
        </table:table-row>
        <table:table-row table:style-name="ro2">
          <table:table-cell office:value-type="string" calcext:value-type="string">
            <text:p>KNWLDEGC(+57.02)RLLTDKK</text:p>
          </table:table-cell>
          <table:table-cell table:formula="of:=SUBSTITUTE(SUBSTITUTE([.A1380];&quot;(+15.99)&quot;;&quot;&quot;);&quot;(+57.02)&quot;;&quot;&quot;)" office:value-type="string" office:string-value="KNWLDEGCRLLTDKK" calcext:value-type="string">
            <text:p>KNWLDEGCRLLTDKK</text:p>
          </table:table-cell>
          <table:table-cell office:value-type="string" calcext:value-type="string">
            <text:p>SSVVGGSLHPLLVK</text:p>
          </table:table-cell>
          <table:table-cell table:formula="of:=SUBSTITUTE(SUBSTITUTE([.C1380];&quot;(+15.99)&quot;;&quot;&quot;);&quot;(+57.02)&quot;;&quot;&quot;)" office:value-type="string" office:string-value="SSVVGGSLHPLLVK" calcext:value-type="string">
            <text:p>SSVVGGSLHPLLVK</text:p>
          </table:table-cell>
        </table:table-row>
        <table:table-row table:style-name="ro2">
          <table:table-cell office:value-type="string" calcext:value-type="string">
            <text:p>NQEETLVYQMVK</text:p>
          </table:table-cell>
          <table:table-cell table:formula="of:=SUBSTITUTE(SUBSTITUTE([.A1381];&quot;(+15.99)&quot;;&quot;&quot;);&quot;(+57.02)&quot;;&quot;&quot;)" office:value-type="string" office:string-value="NQEETLVYQMVK" calcext:value-type="string">
            <text:p>NQEETLVYQMVK</text:p>
          </table:table-cell>
          <table:table-cell office:value-type="string" calcext:value-type="string">
            <text:p>TDNAVDHSM(+15.99)AALGAK</text:p>
          </table:table-cell>
          <table:table-cell table:formula="of:=SUBSTITUTE(SUBSTITUTE([.C1381];&quot;(+15.99)&quot;;&quot;&quot;);&quot;(+57.02)&quot;;&quot;&quot;)" office:value-type="string" office:string-value="TDNAVDHSMAALGAK" calcext:value-type="string">
            <text:p>TDNAVDHSMAALGAK</text:p>
          </table:table-cell>
        </table:table-row>
        <table:table-row table:style-name="ro2">
          <table:table-cell office:value-type="string" calcext:value-type="string">
            <text:p>DGMQDTFYLDDVGK</text:p>
          </table:table-cell>
          <table:table-cell table:formula="of:=SUBSTITUTE(SUBSTITUTE([.A1382];&quot;(+15.99)&quot;;&quot;&quot;);&quot;(+57.02)&quot;;&quot;&quot;)" office:value-type="string" office:string-value="DGMQDTFYLDDVGK" calcext:value-type="string">
            <text:p>DGMQDTFYLDDVGK</text:p>
          </table:table-cell>
          <table:table-cell office:value-type="string" calcext:value-type="string">
            <text:p>QNGYGENNLLSK</text:p>
          </table:table-cell>
          <table:table-cell table:formula="of:=SUBSTITUTE(SUBSTITUTE([.C1382];&quot;(+15.99)&quot;;&quot;&quot;);&quot;(+57.02)&quot;;&quot;&quot;)" office:value-type="string" office:string-value="QNGYGENNLLSK" calcext:value-type="string">
            <text:p>QNGYGENNLLSK</text:p>
          </table:table-cell>
        </table:table-row>
        <table:table-row table:style-name="ro2">
          <table:table-cell office:value-type="string" calcext:value-type="string">
            <text:p>M(+15.99)GQMPVYEVAK</text:p>
          </table:table-cell>
          <table:table-cell table:formula="of:=SUBSTITUTE(SUBSTITUTE([.A1383];&quot;(+15.99)&quot;;&quot;&quot;);&quot;(+57.02)&quot;;&quot;&quot;)" office:value-type="string" office:string-value="MGQMPVYEVAK" calcext:value-type="string">
            <text:p>MGQMPVYEVAK</text:p>
          </table:table-cell>
          <table:table-cell office:value-type="string" calcext:value-type="string">
            <text:p>M(+15.99)YMTAC(+57.02)PTDEVM(+15.99)LK</text:p>
          </table:table-cell>
          <table:table-cell table:formula="of:=SUBSTITUTE(SUBSTITUTE([.C1383];&quot;(+15.99)&quot;;&quot;&quot;);&quot;(+57.02)&quot;;&quot;&quot;)" office:value-type="string" office:string-value="MYMTACPTDEVMLK" calcext:value-type="string">
            <text:p>MYMTACPTDEVMLK</text:p>
          </table:table-cell>
        </table:table-row>
        <table:table-row table:style-name="ro2">
          <table:table-cell office:value-type="string" calcext:value-type="string">
            <text:p>ALTALLPLGMMPAVR</text:p>
          </table:table-cell>
          <table:table-cell table:formula="of:=SUBSTITUTE(SUBSTITUTE([.A1384];&quot;(+15.99)&quot;;&quot;&quot;);&quot;(+57.02)&quot;;&quot;&quot;)" office:value-type="string" office:string-value="ALTALLPLGMMPAVR" calcext:value-type="string">
            <text:p>ALTALLPLGMMPAVR</text:p>
          </table:table-cell>
          <table:table-cell office:value-type="string" calcext:value-type="string">
            <text:p>LLDEPNGDNVGLLLR</text:p>
          </table:table-cell>
          <table:table-cell table:formula="of:=SUBSTITUTE(SUBSTITUTE([.C1384];&quot;(+15.99)&quot;;&quot;&quot;);&quot;(+57.02)&quot;;&quot;&quot;)" office:value-type="string" office:string-value="LLDEPNGDNVGLLLR" calcext:value-type="string">
            <text:p>LLDEPNGDNVGLLLR</text:p>
          </table:table-cell>
        </table:table-row>
        <table:table-row table:style-name="ro1">
          <table:table-cell office:value-type="string" calcext:value-type="string">
            <text:p>NWQQQEK</text:p>
          </table:table-cell>
          <table:table-cell table:formula="of:=SUBSTITUTE(SUBSTITUTE([.A1385];&quot;(+15.99)&quot;;&quot;&quot;);&quot;(+57.02)&quot;;&quot;&quot;)" office:value-type="string" office:string-value="NWQQQEK" calcext:value-type="string">
            <text:p>NWQQQEK</text:p>
          </table:table-cell>
          <table:table-cell office:value-type="string" calcext:value-type="string">
            <text:p>DFKFLLK</text:p>
          </table:table-cell>
          <table:table-cell table:formula="of:=SUBSTITUTE(SUBSTITUTE([.C1385];&quot;(+15.99)&quot;;&quot;&quot;);&quot;(+57.02)&quot;;&quot;&quot;)" office:value-type="string" office:string-value="DFKFLLK" calcext:value-type="string">
            <text:p>DFKFLLK</text:p>
          </table:table-cell>
        </table:table-row>
        <table:table-row table:style-name="ro1">
          <table:table-cell office:value-type="string" calcext:value-type="string">
            <text:p>THQEGAEYPESK</text:p>
          </table:table-cell>
          <table:table-cell table:formula="of:=SUBSTITUTE(SUBSTITUTE([.A1386];&quot;(+15.99)&quot;;&quot;&quot;);&quot;(+57.02)&quot;;&quot;&quot;)" office:value-type="string" office:string-value="THQEGAEYPESK" calcext:value-type="string">
            <text:p>THQEGAEYPESK</text:p>
          </table:table-cell>
          <table:table-cell office:value-type="string" calcext:value-type="string">
            <text:p>EEEEERGR</text:p>
          </table:table-cell>
          <table:table-cell table:formula="of:=SUBSTITUTE(SUBSTITUTE([.C1386];&quot;(+15.99)&quot;;&quot;&quot;);&quot;(+57.02)&quot;;&quot;&quot;)" office:value-type="string" office:string-value="EEEEERGR" calcext:value-type="string">
            <text:p>EEEEERGR</text:p>
          </table:table-cell>
        </table:table-row>
        <table:table-row table:style-name="ro2">
          <table:table-cell office:value-type="string" calcext:value-type="string">
            <text:p>MC(+57.02)DGTDVLLHLVVEEK</text:p>
          </table:table-cell>
          <table:table-cell table:formula="of:=SUBSTITUTE(SUBSTITUTE([.A1387];&quot;(+15.99)&quot;;&quot;&quot;);&quot;(+57.02)&quot;;&quot;&quot;)" office:value-type="string" office:string-value="MCDGTDVLLHLVVEEK" calcext:value-type="string">
            <text:p>MCDGTDVLLHLVVEEK</text:p>
          </table:table-cell>
          <table:table-cell office:value-type="string" calcext:value-type="string">
            <text:p>KSPDAYNC(+57.02)LAAK</text:p>
          </table:table-cell>
          <table:table-cell table:formula="of:=SUBSTITUTE(SUBSTITUTE([.C1387];&quot;(+15.99)&quot;;&quot;&quot;);&quot;(+57.02)&quot;;&quot;&quot;)" office:value-type="string" office:string-value="KSPDAYNCLAAK" calcext:value-type="string">
            <text:p>KSPDAYNCLAAK</text:p>
          </table:table-cell>
        </table:table-row>
        <table:table-row table:style-name="ro1">
          <table:table-cell office:value-type="string" calcext:value-type="string">
            <text:p>KMKNNSAK</text:p>
          </table:table-cell>
          <table:table-cell table:formula="of:=SUBSTITUTE(SUBSTITUTE([.A1388];&quot;(+15.99)&quot;;&quot;&quot;);&quot;(+57.02)&quot;;&quot;&quot;)" office:value-type="string" office:string-value="KMKNNSAK" calcext:value-type="string">
            <text:p>KMKNNSAK</text:p>
          </table:table-cell>
          <table:table-cell office:value-type="string" calcext:value-type="string">
            <text:p>GLTTNM(+15.99)M(+15.99)NNK</text:p>
          </table:table-cell>
          <table:table-cell table:formula="of:=SUBSTITUTE(SUBSTITUTE([.C1388];&quot;(+15.99)&quot;;&quot;&quot;);&quot;(+57.02)&quot;;&quot;&quot;)" office:value-type="string" office:string-value="GLTTNMMNNK" calcext:value-type="string">
            <text:p>GLTTNMMNNK</text:p>
          </table:table-cell>
        </table:table-row>
        <table:table-row table:style-name="ro2">
          <table:table-cell office:value-type="string" calcext:value-type="string">
            <text:p>NDPEVLSGPK</text:p>
          </table:table-cell>
          <table:table-cell table:formula="of:=SUBSTITUTE(SUBSTITUTE([.A1389];&quot;(+15.99)&quot;;&quot;&quot;);&quot;(+57.02)&quot;;&quot;&quot;)" office:value-type="string" office:string-value="NDPEVLSGPK" calcext:value-type="string">
            <text:p>NDPEVLSGPK</text:p>
          </table:table-cell>
          <table:table-cell office:value-type="string" calcext:value-type="string">
            <text:p>KEYTDLTSNYLDLER</text:p>
          </table:table-cell>
          <table:table-cell table:formula="of:=SUBSTITUTE(SUBSTITUTE([.C1389];&quot;(+15.99)&quot;;&quot;&quot;);&quot;(+57.02)&quot;;&quot;&quot;)" office:value-type="string" office:string-value="KEYTDLTSNYLDLER" calcext:value-type="string">
            <text:p>KEYTDLTSNYLDLER</text:p>
          </table:table-cell>
        </table:table-row>
        <table:table-row table:style-name="ro2">
          <table:table-cell office:value-type="string" calcext:value-type="string">
            <text:p>ATESPGLALPRETR</text:p>
          </table:table-cell>
          <table:table-cell table:formula="of:=SUBSTITUTE(SUBSTITUTE([.A1390];&quot;(+15.99)&quot;;&quot;&quot;);&quot;(+57.02)&quot;;&quot;&quot;)" office:value-type="string" office:string-value="ATESPGLALPRETR" calcext:value-type="string">
            <text:p>ATESPGLALPRETR</text:p>
          </table:table-cell>
          <table:table-cell office:value-type="string" calcext:value-type="string">
            <text:p>GHLVPTDSSYDK</text:p>
          </table:table-cell>
          <table:table-cell table:formula="of:=SUBSTITUTE(SUBSTITUTE([.C1390];&quot;(+15.99)&quot;;&quot;&quot;);&quot;(+57.02)&quot;;&quot;&quot;)" office:value-type="string" office:string-value="GHLVPTDSSYDK" calcext:value-type="string">
            <text:p>GHLVPTDSSYDK</text:p>
          </table:table-cell>
        </table:table-row>
        <table:table-row table:style-name="ro2">
          <table:table-cell office:value-type="string" calcext:value-type="string">
            <text:p>M(+15.99)WYNSLLHTMK</text:p>
          </table:table-cell>
          <table:table-cell table:formula="of:=SUBSTITUTE(SUBSTITUTE([.A1391];&quot;(+15.99)&quot;;&quot;&quot;);&quot;(+57.02)&quot;;&quot;&quot;)" office:value-type="string" office:string-value="MWYNSLLHTMK" calcext:value-type="string">
            <text:p>MWYNSLLHTMK</text:p>
          </table:table-cell>
          <table:table-cell office:value-type="string" calcext:value-type="string">
            <text:p>ESMLWRFYEEVPR</text:p>
          </table:table-cell>
          <table:table-cell table:formula="of:=SUBSTITUTE(SUBSTITUTE([.C1391];&quot;(+15.99)&quot;;&quot;&quot;);&quot;(+57.02)&quot;;&quot;&quot;)" office:value-type="string" office:string-value="ESMLWRFYEEVPR" calcext:value-type="string">
            <text:p>ESMLWRFYEEVPR</text:p>
          </table:table-cell>
        </table:table-row>
        <table:table-row table:style-name="ro2">
          <table:table-cell office:value-type="string" calcext:value-type="string">
            <text:p>NGVNDEADLK</text:p>
          </table:table-cell>
          <table:table-cell table:formula="of:=SUBSTITUTE(SUBSTITUTE([.A1392];&quot;(+15.99)&quot;;&quot;&quot;);&quot;(+57.02)&quot;;&quot;&quot;)" office:value-type="string" office:string-value="NGVNDEADLK" calcext:value-type="string">
            <text:p>NGVNDEADLK</text:p>
          </table:table-cell>
          <table:table-cell office:value-type="string" calcext:value-type="string">
            <text:p>EDLSLAPEATNNK</text:p>
          </table:table-cell>
          <table:table-cell table:formula="of:=SUBSTITUTE(SUBSTITUTE([.C1392];&quot;(+15.99)&quot;;&quot;&quot;);&quot;(+57.02)&quot;;&quot;&quot;)" office:value-type="string" office:string-value="EDLSLAPEATNNK" calcext:value-type="string">
            <text:p>EDLSLAPEATNNK</text:p>
          </table:table-cell>
        </table:table-row>
        <table:table-row table:style-name="ro1">
          <table:table-cell office:value-type="string" calcext:value-type="string">
            <text:p>FGTPTPVLFK</text:p>
          </table:table-cell>
          <table:table-cell table:formula="of:=SUBSTITUTE(SUBSTITUTE([.A1393];&quot;(+15.99)&quot;;&quot;&quot;);&quot;(+57.02)&quot;;&quot;&quot;)" office:value-type="string" office:string-value="FGTPTPVLFK" calcext:value-type="string">
            <text:p>FGTPTPVLFK</text:p>
          </table:table-cell>
          <table:table-cell office:value-type="string" calcext:value-type="string">
            <text:p>TSALPALSKSK</text:p>
          </table:table-cell>
          <table:table-cell table:formula="of:=SUBSTITUTE(SUBSTITUTE([.C1393];&quot;(+15.99)&quot;;&quot;&quot;);&quot;(+57.02)&quot;;&quot;&quot;)" office:value-type="string" office:string-value="TSALPALSKSK" calcext:value-type="string">
            <text:p>TSALPALSKSK</text:p>
          </table:table-cell>
        </table:table-row>
        <table:table-row table:style-name="ro1">
          <table:table-cell office:value-type="string" calcext:value-type="string">
            <text:p>GM(+15.99)PALEAWARR</text:p>
          </table:table-cell>
          <table:table-cell table:formula="of:=SUBSTITUTE(SUBSTITUTE([.A1394];&quot;(+15.99)&quot;;&quot;&quot;);&quot;(+57.02)&quot;;&quot;&quot;)" office:value-type="string" office:string-value="GMPALEAWARR" calcext:value-type="string">
            <text:p>GMPALEAWARR</text:p>
          </table:table-cell>
          <table:table-cell office:value-type="string" calcext:value-type="string">
            <text:p>NRRLANVVTNK</text:p>
          </table:table-cell>
          <table:table-cell table:formula="of:=SUBSTITUTE(SUBSTITUTE([.C1394];&quot;(+15.99)&quot;;&quot;&quot;);&quot;(+57.02)&quot;;&quot;&quot;)" office:value-type="string" office:string-value="NRRLANVVTNK" calcext:value-type="string">
            <text:p>NRRLANVVTNK</text:p>
          </table:table-cell>
        </table:table-row>
        <table:table-row table:style-name="ro1">
          <table:table-cell office:value-type="string" calcext:value-type="string">
            <text:p>VPFVKNSPGM(+15.99)PDLK</text:p>
          </table:table-cell>
          <table:table-cell table:formula="of:=SUBSTITUTE(SUBSTITUTE([.A1395];&quot;(+15.99)&quot;;&quot;&quot;);&quot;(+57.02)&quot;;&quot;&quot;)" office:value-type="string" office:string-value="VPFVKNSPGMPDLK" calcext:value-type="string">
            <text:p>VPFVKNSPGMPDLK</text:p>
          </table:table-cell>
          <table:table-cell office:value-type="string" calcext:value-type="string">
            <text:p>NDEERNPK</text:p>
          </table:table-cell>
          <table:table-cell table:formula="of:=SUBSTITUTE(SUBSTITUTE([.C1395];&quot;(+15.99)&quot;;&quot;&quot;);&quot;(+57.02)&quot;;&quot;&quot;)" office:value-type="string" office:string-value="NDEERNPK" calcext:value-type="string">
            <text:p>NDEERNPK</text:p>
          </table:table-cell>
        </table:table-row>
        <table:table-row table:style-name="ro2">
          <table:table-cell office:value-type="string" calcext:value-type="string">
            <text:p>SDGLGYSEK</text:p>
          </table:table-cell>
          <table:table-cell table:formula="of:=SUBSTITUTE(SUBSTITUTE([.A1396];&quot;(+15.99)&quot;;&quot;&quot;);&quot;(+57.02)&quot;;&quot;&quot;)" office:value-type="string" office:string-value="SDGLGYSEK" calcext:value-type="string">
            <text:p>SDGLGYSEK</text:p>
          </table:table-cell>
          <table:table-cell office:value-type="string" calcext:value-type="string">
            <text:p>DMKEMGMDLSLVDK</text:p>
          </table:table-cell>
          <table:table-cell table:formula="of:=SUBSTITUTE(SUBSTITUTE([.C1396];&quot;(+15.99)&quot;;&quot;&quot;);&quot;(+57.02)&quot;;&quot;&quot;)" office:value-type="string" office:string-value="DMKEMGMDLSLVDK" calcext:value-type="string">
            <text:p>DMKEMGMDLSLVDK</text:p>
          </table:table-cell>
        </table:table-row>
        <table:table-row table:style-name="ro2">
          <table:table-cell office:value-type="string" calcext:value-type="string">
            <text:p>RSYSALAENFK</text:p>
          </table:table-cell>
          <table:table-cell table:formula="of:=SUBSTITUTE(SUBSTITUTE([.A1397];&quot;(+15.99)&quot;;&quot;&quot;);&quot;(+57.02)&quot;;&quot;&quot;)" office:value-type="string" office:string-value="RSYSALAENFK" calcext:value-type="string">
            <text:p>RSYSALAENFK</text:p>
          </table:table-cell>
          <table:table-cell office:value-type="string" calcext:value-type="string">
            <text:p>ASM(+15.99)WLKLVAEYGFK</text:p>
          </table:table-cell>
          <table:table-cell table:formula="of:=SUBSTITUTE(SUBSTITUTE([.C1397];&quot;(+15.99)&quot;;&quot;&quot;);&quot;(+57.02)&quot;;&quot;&quot;)" office:value-type="string" office:string-value="ASMWLKLVAEYGFK" calcext:value-type="string">
            <text:p>ASMWLKLVAEYGFK</text:p>
          </table:table-cell>
        </table:table-row>
        <table:table-row table:style-name="ro1">
          <table:table-cell office:value-type="string" calcext:value-type="string">
            <text:p>APAQELVK</text:p>
          </table:table-cell>
          <table:table-cell table:formula="of:=SUBSTITUTE(SUBSTITUTE([.A1398];&quot;(+15.99)&quot;;&quot;&quot;);&quot;(+57.02)&quot;;&quot;&quot;)" office:value-type="string" office:string-value="APAQELVK" calcext:value-type="string">
            <text:p>APAQELVK</text:p>
          </table:table-cell>
          <table:table-cell office:value-type="string" calcext:value-type="string">
            <text:p>TLETAELSK</text:p>
          </table:table-cell>
          <table:table-cell table:formula="of:=SUBSTITUTE(SUBSTITUTE([.C1398];&quot;(+15.99)&quot;;&quot;&quot;);&quot;(+57.02)&quot;;&quot;&quot;)" office:value-type="string" office:string-value="TLETAELSK" calcext:value-type="string">
            <text:p>TLETAELSK</text:p>
          </table:table-cell>
        </table:table-row>
        <table:table-row table:style-name="ro2">
          <table:table-cell office:value-type="string" calcext:value-type="string">
            <text:p>NFTSDLGLAPR</text:p>
          </table:table-cell>
          <table:table-cell table:formula="of:=SUBSTITUTE(SUBSTITUTE([.A1399];&quot;(+15.99)&quot;;&quot;&quot;);&quot;(+57.02)&quot;;&quot;&quot;)" office:value-type="string" office:string-value="NFTSDLGLAPR" calcext:value-type="string">
            <text:p>NFTSDLGLAPR</text:p>
          </table:table-cell>
          <table:table-cell office:value-type="string" calcext:value-type="string">
            <text:p>EDHWWLDSASLTLK</text:p>
          </table:table-cell>
          <table:table-cell table:formula="of:=SUBSTITUTE(SUBSTITUTE([.C1399];&quot;(+15.99)&quot;;&quot;&quot;);&quot;(+57.02)&quot;;&quot;&quot;)" office:value-type="string" office:string-value="EDHWWLDSASLTLK" calcext:value-type="string">
            <text:p>EDHWWLDSASLTLK</text:p>
          </table:table-cell>
        </table:table-row>
        <table:table-row table:style-name="ro1">
          <table:table-cell office:value-type="string" calcext:value-type="string">
            <text:p>MWLYDLWEAATANR</text:p>
          </table:table-cell>
          <table:table-cell table:formula="of:=SUBSTITUTE(SUBSTITUTE([.A1400];&quot;(+15.99)&quot;;&quot;&quot;);&quot;(+57.02)&quot;;&quot;&quot;)" office:value-type="string" office:string-value="MWLYDLWEAATANR" calcext:value-type="string">
            <text:p>MWLYDLWEAATANR</text:p>
          </table:table-cell>
          <table:table-cell office:value-type="string" calcext:value-type="string">
            <text:p>MRVLC(+57.02)TASPR</text:p>
          </table:table-cell>
          <table:table-cell table:formula="of:=SUBSTITUTE(SUBSTITUTE([.C1400];&quot;(+15.99)&quot;;&quot;&quot;);&quot;(+57.02)&quot;;&quot;&quot;)" office:value-type="string" office:string-value="MRVLCTASPR" calcext:value-type="string">
            <text:p>MRVLCTASPR</text:p>
          </table:table-cell>
        </table:table-row>
        <table:table-row table:style-name="ro1">
          <table:table-cell office:value-type="string" calcext:value-type="string">
            <text:p>C(+57.02)SKSLALASLLAK</text:p>
          </table:table-cell>
          <table:table-cell table:formula="of:=SUBSTITUTE(SUBSTITUTE([.A1401];&quot;(+15.99)&quot;;&quot;&quot;);&quot;(+57.02)&quot;;&quot;&quot;)" office:value-type="string" office:string-value="CSKSLALASLLAK" calcext:value-type="string">
            <text:p>CSKSLALASLLAK</text:p>
          </table:table-cell>
          <table:table-cell office:value-type="string" calcext:value-type="string">
            <text:p>KLDFNPEASSK</text:p>
          </table:table-cell>
          <table:table-cell table:formula="of:=SUBSTITUTE(SUBSTITUTE([.C1401];&quot;(+15.99)&quot;;&quot;&quot;);&quot;(+57.02)&quot;;&quot;&quot;)" office:value-type="string" office:string-value="KLDFNPEASSK" calcext:value-type="string">
            <text:p>KLDFNPEASSK</text:p>
          </table:table-cell>
        </table:table-row>
        <table:table-row table:style-name="ro2">
          <table:table-cell office:value-type="string" calcext:value-type="string">
            <text:p>DTDDDKEASK</text:p>
          </table:table-cell>
          <table:table-cell table:formula="of:=SUBSTITUTE(SUBSTITUTE([.A1402];&quot;(+15.99)&quot;;&quot;&quot;);&quot;(+57.02)&quot;;&quot;&quot;)" office:value-type="string" office:string-value="DTDDDKEASK" calcext:value-type="string">
            <text:p>DTDDDKEASK</text:p>
          </table:table-cell>
          <table:table-cell office:value-type="string" calcext:value-type="string">
            <text:p>NM(+15.99)SGQLAYM(+15.99)NSK</text:p>
          </table:table-cell>
          <table:table-cell table:formula="of:=SUBSTITUTE(SUBSTITUTE([.C1402];&quot;(+15.99)&quot;;&quot;&quot;);&quot;(+57.02)&quot;;&quot;&quot;)" office:value-type="string" office:string-value="NMSGQLAYMNSK" calcext:value-type="string">
            <text:p>NMSGQLAYMNSK</text:p>
          </table:table-cell>
        </table:table-row>
        <table:table-row table:style-name="ro1">
          <table:table-cell office:value-type="string" calcext:value-type="string">
            <text:p>KNYGYAYNMK</text:p>
          </table:table-cell>
          <table:table-cell table:formula="of:=SUBSTITUTE(SUBSTITUTE([.A1403];&quot;(+15.99)&quot;;&quot;&quot;);&quot;(+57.02)&quot;;&quot;&quot;)" office:value-type="string" office:string-value="KNYGYAYNMK" calcext:value-type="string">
            <text:p>KNYGYAYNMK</text:p>
          </table:table-cell>
          <table:table-cell office:value-type="string" calcext:value-type="string">
            <text:p>HMGLGLATAK</text:p>
          </table:table-cell>
          <table:table-cell table:formula="of:=SUBSTITUTE(SUBSTITUTE([.C1403];&quot;(+15.99)&quot;;&quot;&quot;);&quot;(+57.02)&quot;;&quot;&quot;)" office:value-type="string" office:string-value="HMGLGLATAK" calcext:value-type="string">
            <text:p>HMGLGLATAK</text:p>
          </table:table-cell>
        </table:table-row>
        <table:table-row table:style-name="ro2">
          <table:table-cell office:value-type="string" calcext:value-type="string">
            <text:p>QVDM(+15.99)WC(+57.02)GAK</text:p>
          </table:table-cell>
          <table:table-cell table:formula="of:=SUBSTITUTE(SUBSTITUTE([.A1404];&quot;(+15.99)&quot;;&quot;&quot;);&quot;(+57.02)&quot;;&quot;&quot;)" office:value-type="string" office:string-value="QVDMWCGAK" calcext:value-type="string">
            <text:p>QVDMWCGAK</text:p>
          </table:table-cell>
          <table:table-cell office:value-type="string" calcext:value-type="string">
            <text:p>VTMLYKEEAKADLEKK</text:p>
          </table:table-cell>
          <table:table-cell table:formula="of:=SUBSTITUTE(SUBSTITUTE([.C1404];&quot;(+15.99)&quot;;&quot;&quot;);&quot;(+57.02)&quot;;&quot;&quot;)" office:value-type="string" office:string-value="VTMLYKEEAKADLEKK" calcext:value-type="string">
            <text:p>VTMLYKEEAKADLEKK</text:p>
          </table:table-cell>
        </table:table-row>
        <table:table-row table:style-name="ro2">
          <table:table-cell office:value-type="string" calcext:value-type="string">
            <text:p>GQPQSTQHEAPYFK</text:p>
          </table:table-cell>
          <table:table-cell table:formula="of:=SUBSTITUTE(SUBSTITUTE([.A1405];&quot;(+15.99)&quot;;&quot;&quot;);&quot;(+57.02)&quot;;&quot;&quot;)" office:value-type="string" office:string-value="GQPQSTQHEAPYFK" calcext:value-type="string">
            <text:p>GQPQSTQHEAPYFK</text:p>
          </table:table-cell>
          <table:table-cell office:value-type="string" calcext:value-type="string">
            <text:p>MNEDYSHFPDK</text:p>
          </table:table-cell>
          <table:table-cell table:formula="of:=SUBSTITUTE(SUBSTITUTE([.C1405];&quot;(+15.99)&quot;;&quot;&quot;);&quot;(+57.02)&quot;;&quot;&quot;)" office:value-type="string" office:string-value="MNEDYSHFPDK" calcext:value-type="string">
            <text:p>MNEDYSHFPDK</text:p>
          </table:table-cell>
        </table:table-row>
        <table:table-row table:style-name="ro1">
          <table:table-cell office:value-type="string" calcext:value-type="string">
            <text:p>TGNGGPWLNLFK</text:p>
          </table:table-cell>
          <table:table-cell table:formula="of:=SUBSTITUTE(SUBSTITUTE([.A1406];&quot;(+15.99)&quot;;&quot;&quot;);&quot;(+57.02)&quot;;&quot;&quot;)" office:value-type="string" office:string-value="TGNGGPWLNLFK" calcext:value-type="string">
            <text:p>TGNGGPWLNLFK</text:p>
          </table:table-cell>
          <table:table-cell office:value-type="string" calcext:value-type="string">
            <text:p>TPPYLPK</text:p>
          </table:table-cell>
          <table:table-cell table:formula="of:=SUBSTITUTE(SUBSTITUTE([.C1406];&quot;(+15.99)&quot;;&quot;&quot;);&quot;(+57.02)&quot;;&quot;&quot;)" office:value-type="string" office:string-value="TPPYLPK" calcext:value-type="string">
            <text:p>TPPYLPK</text:p>
          </table:table-cell>
        </table:table-row>
        <table:table-row table:style-name="ro2">
          <table:table-cell office:value-type="string" calcext:value-type="string">
            <text:p>MYGQLPER</text:p>
          </table:table-cell>
          <table:table-cell table:formula="of:=SUBSTITUTE(SUBSTITUTE([.A1407];&quot;(+15.99)&quot;;&quot;&quot;);&quot;(+57.02)&quot;;&quot;&quot;)" office:value-type="string" office:string-value="MYGQLPER" calcext:value-type="string">
            <text:p>MYGQLPER</text:p>
          </table:table-cell>
          <table:table-cell office:value-type="string" calcext:value-type="string">
            <text:p>WWKPLTM(+15.99)KPFDEDM(+15.99)LLER</text:p>
          </table:table-cell>
          <table:table-cell table:formula="of:=SUBSTITUTE(SUBSTITUTE([.C1407];&quot;(+15.99)&quot;;&quot;&quot;);&quot;(+57.02)&quot;;&quot;&quot;)" office:value-type="string" office:string-value="WWKPLTMKPFDEDMLLER" calcext:value-type="string">
            <text:p>WWKPLTMKPFDEDMLLER</text:p>
          </table:table-cell>
        </table:table-row>
        <table:table-row table:style-name="ro1">
          <table:table-cell office:value-type="string" calcext:value-type="string">
            <text:p>C(+57.02)LFSSM(+15.99)FALSR</text:p>
          </table:table-cell>
          <table:table-cell table:formula="of:=SUBSTITUTE(SUBSTITUTE([.A1408];&quot;(+15.99)&quot;;&quot;&quot;);&quot;(+57.02)&quot;;&quot;&quot;)" office:value-type="string" office:string-value="CLFSSMFALSR" calcext:value-type="string">
            <text:p>CLFSSMFALSR</text:p>
          </table:table-cell>
          <table:table-cell office:value-type="string" calcext:value-type="string">
            <text:p>EYM(+15.99)M(+15.99)AAVK</text:p>
          </table:table-cell>
          <table:table-cell table:formula="of:=SUBSTITUTE(SUBSTITUTE([.C1408];&quot;(+15.99)&quot;;&quot;&quot;);&quot;(+57.02)&quot;;&quot;&quot;)" office:value-type="string" office:string-value="EYMMAAVK" calcext:value-type="string">
            <text:p>EYMMAAVK</text:p>
          </table:table-cell>
        </table:table-row>
        <table:table-row table:style-name="ro1">
          <table:table-cell office:value-type="string" calcext:value-type="string">
            <text:p>NPNGEC(+57.02)C(+57.02)GR</text:p>
          </table:table-cell>
          <table:table-cell table:formula="of:=SUBSTITUTE(SUBSTITUTE([.A1409];&quot;(+15.99)&quot;;&quot;&quot;);&quot;(+57.02)&quot;;&quot;&quot;)" office:value-type="string" office:string-value="NPNGECCGR" calcext:value-type="string">
            <text:p>NPNGECCGR</text:p>
          </table:table-cell>
          <table:table-cell office:value-type="string" calcext:value-type="string">
            <text:p>AAQNTGVALLR</text:p>
          </table:table-cell>
          <table:table-cell table:formula="of:=SUBSTITUTE(SUBSTITUTE([.C1409];&quot;(+15.99)&quot;;&quot;&quot;);&quot;(+57.02)&quot;;&quot;&quot;)" office:value-type="string" office:string-value="AAQNTGVALLR" calcext:value-type="string">
            <text:p>AAQNTGVALLR</text:p>
          </table:table-cell>
        </table:table-row>
        <table:table-row table:style-name="ro2">
          <table:table-cell office:value-type="string" calcext:value-type="string">
            <text:p>RHSWHEEDLK</text:p>
          </table:table-cell>
          <table:table-cell table:formula="of:=SUBSTITUTE(SUBSTITUTE([.A1410];&quot;(+15.99)&quot;;&quot;&quot;);&quot;(+57.02)&quot;;&quot;&quot;)" office:value-type="string" office:string-value="RHSWHEEDLK" calcext:value-type="string">
            <text:p>RHSWHEEDLK</text:p>
          </table:table-cell>
          <table:table-cell office:value-type="string" calcext:value-type="string">
            <text:p>LGAETNEGPESEK</text:p>
          </table:table-cell>
          <table:table-cell table:formula="of:=SUBSTITUTE(SUBSTITUTE([.C1410];&quot;(+15.99)&quot;;&quot;&quot;);&quot;(+57.02)&quot;;&quot;&quot;)" office:value-type="string" office:string-value="LGAETNEGPESEK" calcext:value-type="string">
            <text:p>LGAETNEGPESEK</text:p>
          </table:table-cell>
        </table:table-row>
        <table:table-row table:style-name="ro2">
          <table:table-cell office:value-type="string" calcext:value-type="string">
            <text:p>HFVQDLNGQALTVANR</text:p>
          </table:table-cell>
          <table:table-cell table:formula="of:=SUBSTITUTE(SUBSTITUTE([.A1411];&quot;(+15.99)&quot;;&quot;&quot;);&quot;(+57.02)&quot;;&quot;&quot;)" office:value-type="string" office:string-value="HFVQDLNGQALTVANR" calcext:value-type="string">
            <text:p>HFVQDLNGQALTVANR</text:p>
          </table:table-cell>
          <table:table-cell office:value-type="string" calcext:value-type="string">
            <text:p>HLKVVHGM(+15.99)DVK</text:p>
          </table:table-cell>
          <table:table-cell table:formula="of:=SUBSTITUTE(SUBSTITUTE([.C1411];&quot;(+15.99)&quot;;&quot;&quot;);&quot;(+57.02)&quot;;&quot;&quot;)" office:value-type="string" office:string-value="HLKVVHGMDVK" calcext:value-type="string">
            <text:p>HLKVVHGMDVK</text:p>
          </table:table-cell>
        </table:table-row>
        <table:table-row table:style-name="ro2">
          <table:table-cell office:value-type="string" calcext:value-type="string">
            <text:p>WPWPVFYGFVLPK</text:p>
          </table:table-cell>
          <table:table-cell table:formula="of:=SUBSTITUTE(SUBSTITUTE([.A1412];&quot;(+15.99)&quot;;&quot;&quot;);&quot;(+57.02)&quot;;&quot;&quot;)" office:value-type="string" office:string-value="WPWPVFYGFVLPK" calcext:value-type="string">
            <text:p>WPWPVFYGFVLPK</text:p>
          </table:table-cell>
          <table:table-cell office:value-type="string" calcext:value-type="string">
            <text:p>QGC(+57.02)DKRVLLLLVMAEK</text:p>
          </table:table-cell>
          <table:table-cell table:formula="of:=SUBSTITUTE(SUBSTITUTE([.C1412];&quot;(+15.99)&quot;;&quot;&quot;);&quot;(+57.02)&quot;;&quot;&quot;)" office:value-type="string" office:string-value="QGCDKRVLLLLVMAEK" calcext:value-type="string">
            <text:p>QGCDKRVLLLLVMAEK</text:p>
          </table:table-cell>
        </table:table-row>
        <table:table-row table:style-name="ro2">
          <table:table-cell office:value-type="string" calcext:value-type="string">
            <text:p>DSGSSYPSLSFYPGSR</text:p>
          </table:table-cell>
          <table:table-cell table:formula="of:=SUBSTITUTE(SUBSTITUTE([.A1413];&quot;(+15.99)&quot;;&quot;&quot;);&quot;(+57.02)&quot;;&quot;&quot;)" office:value-type="string" office:string-value="DSGSSYPSLSFYPGSR" calcext:value-type="string">
            <text:p>DSGSSYPSLSFYPGSR</text:p>
          </table:table-cell>
          <table:table-cell office:value-type="string" calcext:value-type="string">
            <text:p>QQTGGGYVVTLVR</text:p>
          </table:table-cell>
          <table:table-cell table:formula="of:=SUBSTITUTE(SUBSTITUTE([.C1413];&quot;(+15.99)&quot;;&quot;&quot;);&quot;(+57.02)&quot;;&quot;&quot;)" office:value-type="string" office:string-value="QQTGGGYVVTLVR" calcext:value-type="string">
            <text:p>QQTGGGYVVTLVR</text:p>
          </table:table-cell>
        </table:table-row>
        <table:table-row table:style-name="ro1">
          <table:table-cell office:value-type="string" calcext:value-type="string">
            <text:p>ENYNKLK</text:p>
          </table:table-cell>
          <table:table-cell table:formula="of:=SUBSTITUTE(SUBSTITUTE([.A1414];&quot;(+15.99)&quot;;&quot;&quot;);&quot;(+57.02)&quot;;&quot;&quot;)" office:value-type="string" office:string-value="ENYNKLK" calcext:value-type="string">
            <text:p>ENYNKLK</text:p>
          </table:table-cell>
          <table:table-cell office:value-type="string" calcext:value-type="string">
            <text:p>EVLLDTKVLWR</text:p>
          </table:table-cell>
          <table:table-cell table:formula="of:=SUBSTITUTE(SUBSTITUTE([.C1414];&quot;(+15.99)&quot;;&quot;&quot;);&quot;(+57.02)&quot;;&quot;&quot;)" office:value-type="string" office:string-value="EVLLDTKVLWR" calcext:value-type="string">
            <text:p>EVLLDTKVLWR</text:p>
          </table:table-cell>
        </table:table-row>
        <table:table-row table:style-name="ro1">
          <table:table-cell office:value-type="string" calcext:value-type="string">
            <text:p>KGFMNTEVLRWDSK</text:p>
          </table:table-cell>
          <table:table-cell table:formula="of:=SUBSTITUTE(SUBSTITUTE([.A1415];&quot;(+15.99)&quot;;&quot;&quot;);&quot;(+57.02)&quot;;&quot;&quot;)" office:value-type="string" office:string-value="KGFMNTEVLRWDSK" calcext:value-type="string">
            <text:p>KGFMNTEVLRWDSK</text:p>
          </table:table-cell>
          <table:table-cell office:value-type="string" calcext:value-type="string">
            <text:p>AM(+15.99)FLVNNK</text:p>
          </table:table-cell>
          <table:table-cell table:formula="of:=SUBSTITUTE(SUBSTITUTE([.C1415];&quot;(+15.99)&quot;;&quot;&quot;);&quot;(+57.02)&quot;;&quot;&quot;)" office:value-type="string" office:string-value="AMFLVNNK" calcext:value-type="string">
            <text:p>AMFLVNNK</text:p>
          </table:table-cell>
        </table:table-row>
        <table:table-row table:style-name="ro2">
          <table:table-cell office:value-type="string" calcext:value-type="string">
            <text:p>QRALEYATYGKMK</text:p>
          </table:table-cell>
          <table:table-cell table:formula="of:=SUBSTITUTE(SUBSTITUTE([.A1416];&quot;(+15.99)&quot;;&quot;&quot;);&quot;(+57.02)&quot;;&quot;&quot;)" office:value-type="string" office:string-value="QRALEYATYGKMK" calcext:value-type="string">
            <text:p>QRALEYATYGKMK</text:p>
          </table:table-cell>
          <table:table-cell office:value-type="string" calcext:value-type="string">
            <text:p>QM(+15.99)PQLLDPRTLAK</text:p>
          </table:table-cell>
          <table:table-cell table:formula="of:=SUBSTITUTE(SUBSTITUTE([.C1416];&quot;(+15.99)&quot;;&quot;&quot;);&quot;(+57.02)&quot;;&quot;&quot;)" office:value-type="string" office:string-value="QMPQLLDPRTLAK" calcext:value-type="string">
            <text:p>QMPQLLDPRTLAK</text:p>
          </table:table-cell>
        </table:table-row>
        <table:table-row table:style-name="ro1">
          <table:table-cell office:value-type="string" calcext:value-type="string">
            <text:p>ETVYLLSGR</text:p>
          </table:table-cell>
          <table:table-cell table:formula="of:=SUBSTITUTE(SUBSTITUTE([.A1417];&quot;(+15.99)&quot;;&quot;&quot;);&quot;(+57.02)&quot;;&quot;&quot;)" office:value-type="string" office:string-value="ETVYLLSGR" calcext:value-type="string">
            <text:p>ETVYLLSGR</text:p>
          </table:table-cell>
          <table:table-cell office:value-type="string" calcext:value-type="string">
            <text:p>SSMC(+57.02)ADNK</text:p>
          </table:table-cell>
          <table:table-cell table:formula="of:=SUBSTITUTE(SUBSTITUTE([.C1417];&quot;(+15.99)&quot;;&quot;&quot;);&quot;(+57.02)&quot;;&quot;&quot;)" office:value-type="string" office:string-value="SSMCADNK" calcext:value-type="string">
            <text:p>SSMCADNK</text:p>
          </table:table-cell>
        </table:table-row>
        <table:table-row table:style-name="ro1">
          <table:table-cell office:value-type="string" calcext:value-type="string">
            <text:p>KPPYPLPK</text:p>
          </table:table-cell>
          <table:table-cell table:formula="of:=SUBSTITUTE(SUBSTITUTE([.A1418];&quot;(+15.99)&quot;;&quot;&quot;);&quot;(+57.02)&quot;;&quot;&quot;)" office:value-type="string" office:string-value="KPPYPLPK" calcext:value-type="string">
            <text:p>KPPYPLPK</text:p>
          </table:table-cell>
          <table:table-cell office:value-type="string" calcext:value-type="string">
            <text:p>DHLENTRC(+57.02)HR</text:p>
          </table:table-cell>
          <table:table-cell table:formula="of:=SUBSTITUTE(SUBSTITUTE([.C1418];&quot;(+15.99)&quot;;&quot;&quot;);&quot;(+57.02)&quot;;&quot;&quot;)" office:value-type="string" office:string-value="DHLENTRCHR" calcext:value-type="string">
            <text:p>DHLENTRCHR</text:p>
          </table:table-cell>
        </table:table-row>
        <table:table-row table:style-name="ro2">
          <table:table-cell office:value-type="string" calcext:value-type="string">
            <text:p>KVMKNNVEAFVLNAHR</text:p>
          </table:table-cell>
          <table:table-cell table:formula="of:=SUBSTITUTE(SUBSTITUTE([.A1419];&quot;(+15.99)&quot;;&quot;&quot;);&quot;(+57.02)&quot;;&quot;&quot;)" office:value-type="string" office:string-value="KVMKNNVEAFVLNAHR" calcext:value-type="string">
            <text:p>KVMKNNVEAFVLNAHR</text:p>
          </table:table-cell>
          <table:table-cell office:value-type="string" calcext:value-type="string">
            <text:p>FVMAELSTRFTLSEK</text:p>
          </table:table-cell>
          <table:table-cell table:formula="of:=SUBSTITUTE(SUBSTITUTE([.C1419];&quot;(+15.99)&quot;;&quot;&quot;);&quot;(+57.02)&quot;;&quot;&quot;)" office:value-type="string" office:string-value="FVMAELSTRFTLSEK" calcext:value-type="string">
            <text:p>FVMAELSTRFTLSEK</text:p>
          </table:table-cell>
        </table:table-row>
        <table:table-row table:style-name="ro1">
          <table:table-cell office:value-type="string" calcext:value-type="string">
            <text:p>QNMAC(+57.02)PTDM(+15.99)LSLR</text:p>
          </table:table-cell>
          <table:table-cell table:formula="of:=SUBSTITUTE(SUBSTITUTE([.A1420];&quot;(+15.99)&quot;;&quot;&quot;);&quot;(+57.02)&quot;;&quot;&quot;)" office:value-type="string" office:string-value="QNMACPTDMLSLR" calcext:value-type="string">
            <text:p>QNMACPTDMLSLR</text:p>
          </table:table-cell>
          <table:table-cell office:value-type="string" calcext:value-type="string">
            <text:p>M(+15.99)ELKYKVPR</text:p>
          </table:table-cell>
          <table:table-cell table:formula="of:=SUBSTITUTE(SUBSTITUTE([.C1420];&quot;(+15.99)&quot;;&quot;&quot;);&quot;(+57.02)&quot;;&quot;&quot;)" office:value-type="string" office:string-value="MELKYKVPR" calcext:value-type="string">
            <text:p>MELKYKVPR</text:p>
          </table:table-cell>
        </table:table-row>
        <table:table-row table:style-name="ro2">
          <table:table-cell office:value-type="string" calcext:value-type="string">
            <text:p>YNPANQK</text:p>
          </table:table-cell>
          <table:table-cell table:formula="of:=SUBSTITUTE(SUBSTITUTE([.A1421];&quot;(+15.99)&quot;;&quot;&quot;);&quot;(+57.02)&quot;;&quot;&quot;)" office:value-type="string" office:string-value="YNPANQK" calcext:value-type="string">
            <text:p>YNPANQK</text:p>
          </table:table-cell>
          <table:table-cell office:value-type="string" calcext:value-type="string">
            <text:p>WWPSMRDEDM(+15.99)TNANLDLK</text:p>
          </table:table-cell>
          <table:table-cell table:formula="of:=SUBSTITUTE(SUBSTITUTE([.C1421];&quot;(+15.99)&quot;;&quot;&quot;);&quot;(+57.02)&quot;;&quot;&quot;)" office:value-type="string" office:string-value="WWPSMRDEDMTNANLDLK" calcext:value-type="string">
            <text:p>WWPSMRDEDMTNANLDLK</text:p>
          </table:table-cell>
        </table:table-row>
        <table:table-row table:style-name="ro2">
          <table:table-cell office:value-type="string" calcext:value-type="string">
            <text:p>GAVRC(+57.02)HHVALNK</text:p>
          </table:table-cell>
          <table:table-cell table:formula="of:=SUBSTITUTE(SUBSTITUTE([.A1422];&quot;(+15.99)&quot;;&quot;&quot;);&quot;(+57.02)&quot;;&quot;&quot;)" office:value-type="string" office:string-value="GAVRCHHVALNK" calcext:value-type="string">
            <text:p>GAVRCHHVALNK</text:p>
          </table:table-cell>
          <table:table-cell office:value-type="string" calcext:value-type="string">
            <text:p>KM(+15.99)NVTTSGC(+57.02)PGK</text:p>
          </table:table-cell>
          <table:table-cell table:formula="of:=SUBSTITUTE(SUBSTITUTE([.C1422];&quot;(+15.99)&quot;;&quot;&quot;);&quot;(+57.02)&quot;;&quot;&quot;)" office:value-type="string" office:string-value="KMNVTTSGCPGK" calcext:value-type="string">
            <text:p>KMNVTTSGCPGK</text:p>
          </table:table-cell>
        </table:table-row>
        <table:table-row table:style-name="ro2">
          <table:table-cell office:value-type="string" calcext:value-type="string">
            <text:p>HMTM(+15.99)GGWTSASR</text:p>
          </table:table-cell>
          <table:table-cell table:formula="of:=SUBSTITUTE(SUBSTITUTE([.A1423];&quot;(+15.99)&quot;;&quot;&quot;);&quot;(+57.02)&quot;;&quot;&quot;)" office:value-type="string" office:string-value="HMTMGGWTSASR" calcext:value-type="string">
            <text:p>HMTMGGWTSASR</text:p>
          </table:table-cell>
          <table:table-cell office:value-type="string" calcext:value-type="string">
            <text:p>NKENEAERLGLSR</text:p>
          </table:table-cell>
          <table:table-cell table:formula="of:=SUBSTITUTE(SUBSTITUTE([.C1423];&quot;(+15.99)&quot;;&quot;&quot;);&quot;(+57.02)&quot;;&quot;&quot;)" office:value-type="string" office:string-value="NKENEAERLGLSR" calcext:value-type="string">
            <text:p>NKENEAERLGLSR</text:p>
          </table:table-cell>
        </table:table-row>
        <table:table-row table:style-name="ro1">
          <table:table-cell office:value-type="string" calcext:value-type="string">
            <text:p>KNNDTSSVGSDAHK</text:p>
          </table:table-cell>
          <table:table-cell table:formula="of:=SUBSTITUTE(SUBSTITUTE([.A1424];&quot;(+15.99)&quot;;&quot;&quot;);&quot;(+57.02)&quot;;&quot;&quot;)" office:value-type="string" office:string-value="KNNDTSSVGSDAHK" calcext:value-type="string">
            <text:p>KNNDTSSVGSDAHK</text:p>
          </table:table-cell>
          <table:table-cell office:value-type="string" calcext:value-type="string">
            <text:p>GKGRPSLLK</text:p>
          </table:table-cell>
          <table:table-cell table:formula="of:=SUBSTITUTE(SUBSTITUTE([.C1424];&quot;(+15.99)&quot;;&quot;&quot;);&quot;(+57.02)&quot;;&quot;&quot;)" office:value-type="string" office:string-value="GKGRPSLLK" calcext:value-type="string">
            <text:p>GKGRPSLLK</text:p>
          </table:table-cell>
        </table:table-row>
        <table:table-row table:style-name="ro2">
          <table:table-cell office:value-type="string" calcext:value-type="string">
            <text:p>KFVLLDELVM(+15.99)VGSWK</text:p>
          </table:table-cell>
          <table:table-cell table:formula="of:=SUBSTITUTE(SUBSTITUTE([.A1425];&quot;(+15.99)&quot;;&quot;&quot;);&quot;(+57.02)&quot;;&quot;&quot;)" office:value-type="string" office:string-value="KFVLLDELVMVGSWK" calcext:value-type="string">
            <text:p>KFVLLDELVMVGSWK</text:p>
          </table:table-cell>
          <table:table-cell office:value-type="string" calcext:value-type="string">
            <text:p>VLYHGATLDGSLK</text:p>
          </table:table-cell>
          <table:table-cell table:formula="of:=SUBSTITUTE(SUBSTITUTE([.C1425];&quot;(+15.99)&quot;;&quot;&quot;);&quot;(+57.02)&quot;;&quot;&quot;)" office:value-type="string" office:string-value="VLYHGATLDGSLK" calcext:value-type="string">
            <text:p>VLYHGATLDGSLK</text:p>
          </table:table-cell>
        </table:table-row>
        <table:table-row table:style-name="ro2">
          <table:table-cell office:value-type="string" calcext:value-type="string">
            <text:p>LPVWEAEMSK</text:p>
          </table:table-cell>
          <table:table-cell table:formula="of:=SUBSTITUTE(SUBSTITUTE([.A1426];&quot;(+15.99)&quot;;&quot;&quot;);&quot;(+57.02)&quot;;&quot;&quot;)" office:value-type="string" office:string-value="LPVWEAEMSK" calcext:value-type="string">
            <text:p>LPVWEAEMSK</text:p>
          </table:table-cell>
          <table:table-cell office:value-type="string" calcext:value-type="string">
            <text:p>NSSTANGGAKSLR</text:p>
          </table:table-cell>
          <table:table-cell table:formula="of:=SUBSTITUTE(SUBSTITUTE([.C1426];&quot;(+15.99)&quot;;&quot;&quot;);&quot;(+57.02)&quot;;&quot;&quot;)" office:value-type="string" office:string-value="NSSTANGGAKSLR" calcext:value-type="string">
            <text:p>NSSTANGGAKSLR</text:p>
          </table:table-cell>
        </table:table-row>
        <table:table-row table:style-name="ro2">
          <table:table-cell office:value-type="string" calcext:value-type="string">
            <text:p>EWVLSDPC(+57.02)TSC(+57.02)NNRK</text:p>
          </table:table-cell>
          <table:table-cell table:formula="of:=SUBSTITUTE(SUBSTITUTE([.A1427];&quot;(+15.99)&quot;;&quot;&quot;);&quot;(+57.02)&quot;;&quot;&quot;)" office:value-type="string" office:string-value="EWVLSDPCTSCNNRK" calcext:value-type="string">
            <text:p>EWVLSDPCTSCNNRK</text:p>
          </table:table-cell>
          <table:table-cell office:value-type="string" calcext:value-type="string">
            <text:p>DMMARDRNAMTK</text:p>
          </table:table-cell>
          <table:table-cell table:formula="of:=SUBSTITUTE(SUBSTITUTE([.C1427];&quot;(+15.99)&quot;;&quot;&quot;);&quot;(+57.02)&quot;;&quot;&quot;)" office:value-type="string" office:string-value="DMMARDRNAMTK" calcext:value-type="string">
            <text:p>DMMARDRNAMTK</text:p>
          </table:table-cell>
        </table:table-row>
        <table:table-row table:style-name="ro2">
          <table:table-cell office:value-type="string" calcext:value-type="string">
            <text:p>ELWMPALEAADAMTK</text:p>
          </table:table-cell>
          <table:table-cell table:formula="of:=SUBSTITUTE(SUBSTITUTE([.A1428];&quot;(+15.99)&quot;;&quot;&quot;);&quot;(+57.02)&quot;;&quot;&quot;)" office:value-type="string" office:string-value="ELWMPALEAADAMTK" calcext:value-type="string">
            <text:p>ELWMPALEAADAMTK</text:p>
          </table:table-cell>
          <table:table-cell office:value-type="string" calcext:value-type="string">
            <text:p>VLQNLNEVLTNYLKELKK</text:p>
          </table:table-cell>
          <table:table-cell table:formula="of:=SUBSTITUTE(SUBSTITUTE([.C1428];&quot;(+15.99)&quot;;&quot;&quot;);&quot;(+57.02)&quot;;&quot;&quot;)" office:value-type="string" office:string-value="VLQNLNEVLTNYLKELKK" calcext:value-type="string">
            <text:p>VLQNLNEVLTNYLKELKK</text:p>
          </table:table-cell>
        </table:table-row>
        <table:table-row table:style-name="ro1">
          <table:table-cell office:value-type="string" calcext:value-type="string">
            <text:p>HSSEKDPEANK</text:p>
          </table:table-cell>
          <table:table-cell table:formula="of:=SUBSTITUTE(SUBSTITUTE([.A1429];&quot;(+15.99)&quot;;&quot;&quot;);&quot;(+57.02)&quot;;&quot;&quot;)" office:value-type="string" office:string-value="HSSEKDPEANK" calcext:value-type="string">
            <text:p>HSSEKDPEANK</text:p>
          </table:table-cell>
          <table:table-cell office:value-type="string" calcext:value-type="string">
            <text:p>EQALAPNELSK</text:p>
          </table:table-cell>
          <table:table-cell table:formula="of:=SUBSTITUTE(SUBSTITUTE([.C1429];&quot;(+15.99)&quot;;&quot;&quot;);&quot;(+57.02)&quot;;&quot;&quot;)" office:value-type="string" office:string-value="EQALAPNELSK" calcext:value-type="string">
            <text:p>EQALAPNELSK</text:p>
          </table:table-cell>
        </table:table-row>
        <table:table-row table:style-name="ro2">
          <table:table-cell office:value-type="string" calcext:value-type="string">
            <text:p>VC(+57.02)WLDEPYLLLTDKK</text:p>
          </table:table-cell>
          <table:table-cell table:formula="of:=SUBSTITUTE(SUBSTITUTE([.A1430];&quot;(+15.99)&quot;;&quot;&quot;);&quot;(+57.02)&quot;;&quot;&quot;)" office:value-type="string" office:string-value="VCWLDEPYLLLTDKK" calcext:value-type="string">
            <text:p>VCWLDEPYLLLTDKK</text:p>
          </table:table-cell>
          <table:table-cell office:value-type="string" calcext:value-type="string">
            <text:p>QAC(+57.02)C(+57.02)LVADLLNVR</text:p>
          </table:table-cell>
          <table:table-cell table:formula="of:=SUBSTITUTE(SUBSTITUTE([.C1430];&quot;(+15.99)&quot;;&quot;&quot;);&quot;(+57.02)&quot;;&quot;&quot;)" office:value-type="string" office:string-value="QACCLVADLLNVR" calcext:value-type="string">
            <text:p>QACCLVADLLNVR</text:p>
          </table:table-cell>
        </table:table-row>
        <table:table-row table:style-name="ro1">
          <table:table-cell office:value-type="string" calcext:value-type="string">
            <text:p>SPEGDSTVGYSK</text:p>
          </table:table-cell>
          <table:table-cell table:formula="of:=SUBSTITUTE(SUBSTITUTE([.A1431];&quot;(+15.99)&quot;;&quot;&quot;);&quot;(+57.02)&quot;;&quot;&quot;)" office:value-type="string" office:string-value="SPEGDSTVGYSK" calcext:value-type="string">
            <text:p>SPEGDSTVGYSK</text:p>
          </table:table-cell>
          <table:table-cell office:value-type="string" calcext:value-type="string">
            <text:p>TC(+57.02)LSEESGR</text:p>
          </table:table-cell>
          <table:table-cell table:formula="of:=SUBSTITUTE(SUBSTITUTE([.C1431];&quot;(+15.99)&quot;;&quot;&quot;);&quot;(+57.02)&quot;;&quot;&quot;)" office:value-type="string" office:string-value="TCLSEESGR" calcext:value-type="string">
            <text:p>TCLSEESGR</text:p>
          </table:table-cell>
        </table:table-row>
        <table:table-row table:style-name="ro1">
          <table:table-cell office:value-type="string" calcext:value-type="string">
            <text:p>LPKGWDERAGMK</text:p>
          </table:table-cell>
          <table:table-cell table:formula="of:=SUBSTITUTE(SUBSTITUTE([.A1432];&quot;(+15.99)&quot;;&quot;&quot;);&quot;(+57.02)&quot;;&quot;&quot;)" office:value-type="string" office:string-value="LPKGWDERAGMK" calcext:value-type="string">
            <text:p>LPKGWDERAGMK</text:p>
          </table:table-cell>
          <table:table-cell office:value-type="string" calcext:value-type="string">
            <text:p>EC(+57.02)LGSWWR</text:p>
          </table:table-cell>
          <table:table-cell table:formula="of:=SUBSTITUTE(SUBSTITUTE([.C1432];&quot;(+15.99)&quot;;&quot;&quot;);&quot;(+57.02)&quot;;&quot;&quot;)" office:value-type="string" office:string-value="ECLGSWWR" calcext:value-type="string">
            <text:p>ECLGSWWR</text:p>
          </table:table-cell>
        </table:table-row>
        <table:table-row table:style-name="ro1">
          <table:table-cell office:value-type="string" calcext:value-type="string">
            <text:p>FLWVDDDEEANAGPK</text:p>
          </table:table-cell>
          <table:table-cell table:formula="of:=SUBSTITUTE(SUBSTITUTE([.A1433];&quot;(+15.99)&quot;;&quot;&quot;);&quot;(+57.02)&quot;;&quot;&quot;)" office:value-type="string" office:string-value="FLWVDDDEEANAGPK" calcext:value-type="string">
            <text:p>FLWVDDDEEANAGPK</text:p>
          </table:table-cell>
          <table:table-cell office:value-type="string" calcext:value-type="string">
            <text:p>LANALTAMK</text:p>
          </table:table-cell>
          <table:table-cell table:formula="of:=SUBSTITUTE(SUBSTITUTE([.C1433];&quot;(+15.99)&quot;;&quot;&quot;);&quot;(+57.02)&quot;;&quot;&quot;)" office:value-type="string" office:string-value="LANALTAMK" calcext:value-type="string">
            <text:p>LANALTAMK</text:p>
          </table:table-cell>
        </table:table-row>
        <table:table-row table:style-name="ro2">
          <table:table-cell office:value-type="string" calcext:value-type="string">
            <text:p>FLTKFLLFPFVK</text:p>
          </table:table-cell>
          <table:table-cell table:formula="of:=SUBSTITUTE(SUBSTITUTE([.A1434];&quot;(+15.99)&quot;;&quot;&quot;);&quot;(+57.02)&quot;;&quot;&quot;)" office:value-type="string" office:string-value="FLTKFLLFPFVK" calcext:value-type="string">
            <text:p>FLTKFLLFPFVK</text:p>
          </table:table-cell>
          <table:table-cell office:value-type="string" calcext:value-type="string">
            <text:p>DMWTANTYYTAEVQSK</text:p>
          </table:table-cell>
          <table:table-cell table:formula="of:=SUBSTITUTE(SUBSTITUTE([.C1434];&quot;(+15.99)&quot;;&quot;&quot;);&quot;(+57.02)&quot;;&quot;&quot;)" office:value-type="string" office:string-value="DMWTANTYYTAEVQSK" calcext:value-type="string">
            <text:p>DMWTANTYYTAEVQSK</text:p>
          </table:table-cell>
        </table:table-row>
        <table:table-row table:style-name="ro2">
          <table:table-cell office:value-type="string" calcext:value-type="string">
            <text:p>NEADAAAVEPGR</text:p>
          </table:table-cell>
          <table:table-cell table:formula="of:=SUBSTITUTE(SUBSTITUTE([.A1435];&quot;(+15.99)&quot;;&quot;&quot;);&quot;(+57.02)&quot;;&quot;&quot;)" office:value-type="string" office:string-value="NEADAAAVEPGR" calcext:value-type="string">
            <text:p>NEADAAAVEPGR</text:p>
          </table:table-cell>
          <table:table-cell office:value-type="string" calcext:value-type="string">
            <text:p>KDPGFEFSGDSVEDSQNYR</text:p>
          </table:table-cell>
          <table:table-cell table:formula="of:=SUBSTITUTE(SUBSTITUTE([.C1435];&quot;(+15.99)&quot;;&quot;&quot;);&quot;(+57.02)&quot;;&quot;&quot;)" office:value-type="string" office:string-value="KDPGFEFSGDSVEDSQNYR" calcext:value-type="string">
            <text:p>KDPGFEFSGDSVEDSQNYR</text:p>
          </table:table-cell>
        </table:table-row>
        <table:table-row table:style-name="ro2">
          <table:table-cell office:value-type="string" calcext:value-type="string">
            <text:p>SNRWHAANETGSAVK</text:p>
          </table:table-cell>
          <table:table-cell table:formula="of:=SUBSTITUTE(SUBSTITUTE([.A1436];&quot;(+15.99)&quot;;&quot;&quot;);&quot;(+57.02)&quot;;&quot;&quot;)" office:value-type="string" office:string-value="SNRWHAANETGSAVK" calcext:value-type="string">
            <text:p>SNRWHAANETGSAVK</text:p>
          </table:table-cell>
          <table:table-cell office:value-type="string" calcext:value-type="string">
            <text:p>ESC(+57.02)C(+57.02)FDALDNLESR</text:p>
          </table:table-cell>
          <table:table-cell table:formula="of:=SUBSTITUTE(SUBSTITUTE([.C1436];&quot;(+15.99)&quot;;&quot;&quot;);&quot;(+57.02)&quot;;&quot;&quot;)" office:value-type="string" office:string-value="ESCCFDALDNLESR" calcext:value-type="string">
            <text:p>ESCCFDALDNLESR</text:p>
          </table:table-cell>
        </table:table-row>
        <table:table-row table:style-name="ro2">
          <table:table-cell office:value-type="string" calcext:value-type="string">
            <text:p>QQAEVPLDEPK</text:p>
          </table:table-cell>
          <table:table-cell table:formula="of:=SUBSTITUTE(SUBSTITUTE([.A1437];&quot;(+15.99)&quot;;&quot;&quot;);&quot;(+57.02)&quot;;&quot;&quot;)" office:value-type="string" office:string-value="QQAEVPLDEPK" calcext:value-type="string">
            <text:p>QQAEVPLDEPK</text:p>
          </table:table-cell>
          <table:table-cell office:value-type="string" calcext:value-type="string">
            <text:p>SSC(+57.02)MVLAAQDPK</text:p>
          </table:table-cell>
          <table:table-cell table:formula="of:=SUBSTITUTE(SUBSTITUTE([.C1437];&quot;(+15.99)&quot;;&quot;&quot;);&quot;(+57.02)&quot;;&quot;&quot;)" office:value-type="string" office:string-value="SSCMVLAAQDPK" calcext:value-type="string">
            <text:p>SSCMVLAAQDPK</text:p>
          </table:table-cell>
        </table:table-row>
        <table:table-row table:style-name="ro1">
          <table:table-cell office:value-type="string" calcext:value-type="string">
            <text:p>AKLAEEVTR</text:p>
          </table:table-cell>
          <table:table-cell table:formula="of:=SUBSTITUTE(SUBSTITUTE([.A1438];&quot;(+15.99)&quot;;&quot;&quot;);&quot;(+57.02)&quot;;&quot;&quot;)" office:value-type="string" office:string-value="AKLAEEVTR" calcext:value-type="string">
            <text:p>AKLAEEVTR</text:p>
          </table:table-cell>
          <table:table-cell office:value-type="string" calcext:value-type="string">
            <text:p>RGFLAVHEAVK</text:p>
          </table:table-cell>
          <table:table-cell table:formula="of:=SUBSTITUTE(SUBSTITUTE([.C1438];&quot;(+15.99)&quot;;&quot;&quot;);&quot;(+57.02)&quot;;&quot;&quot;)" office:value-type="string" office:string-value="RGFLAVHEAVK" calcext:value-type="string">
            <text:p>RGFLAVHEAVK</text:p>
          </table:table-cell>
        </table:table-row>
        <table:table-row table:style-name="ro2">
          <table:table-cell office:value-type="string" calcext:value-type="string">
            <text:p>SYVVSYSSNFLYC(+57.02)HEK</text:p>
          </table:table-cell>
          <table:table-cell table:formula="of:=SUBSTITUTE(SUBSTITUTE([.A1439];&quot;(+15.99)&quot;;&quot;&quot;);&quot;(+57.02)&quot;;&quot;&quot;)" office:value-type="string" office:string-value="SYVVSYSSNFLYCHEK" calcext:value-type="string">
            <text:p>SYVVSYSSNFLYCHEK</text:p>
          </table:table-cell>
          <table:table-cell office:value-type="string" calcext:value-type="string">
            <text:p>RLPALEAADAPSK</text:p>
          </table:table-cell>
          <table:table-cell table:formula="of:=SUBSTITUTE(SUBSTITUTE([.C1439];&quot;(+15.99)&quot;;&quot;&quot;);&quot;(+57.02)&quot;;&quot;&quot;)" office:value-type="string" office:string-value="RLPALEAADAPSK" calcext:value-type="string">
            <text:p>RLPALEAADAPSK</text:p>
          </table:table-cell>
        </table:table-row>
        <table:table-row table:style-name="ro2">
          <table:table-cell office:value-type="string" calcext:value-type="string">
            <text:p>GKDPSSVATLK</text:p>
          </table:table-cell>
          <table:table-cell table:formula="of:=SUBSTITUTE(SUBSTITUTE([.A1440];&quot;(+15.99)&quot;;&quot;&quot;);&quot;(+57.02)&quot;;&quot;&quot;)" office:value-type="string" office:string-value="GKDPSSVATLK" calcext:value-type="string">
            <text:p>GKDPSSVATLK</text:p>
          </table:table-cell>
          <table:table-cell office:value-type="string" calcext:value-type="string">
            <text:p>WWQYAQGLVALGC(+57.02)HTERR</text:p>
          </table:table-cell>
          <table:table-cell table:formula="of:=SUBSTITUTE(SUBSTITUTE([.C1440];&quot;(+15.99)&quot;;&quot;&quot;);&quot;(+57.02)&quot;;&quot;&quot;)" office:value-type="string" office:string-value="WWQYAQGLVALGCHTERR" calcext:value-type="string">
            <text:p>WWQYAQGLVALGCHTERR</text:p>
          </table:table-cell>
        </table:table-row>
        <table:table-row table:style-name="ro2">
          <table:table-cell office:value-type="string" calcext:value-type="string">
            <text:p>EPELNYAM(+15.99)DLPK</text:p>
          </table:table-cell>
          <table:table-cell table:formula="of:=SUBSTITUTE(SUBSTITUTE([.A1441];&quot;(+15.99)&quot;;&quot;&quot;);&quot;(+57.02)&quot;;&quot;&quot;)" office:value-type="string" office:string-value="EPELNYAMDLPK" calcext:value-type="string">
            <text:p>EPELNYAMDLPK</text:p>
          </table:table-cell>
          <table:table-cell office:value-type="string" calcext:value-type="string">
            <text:p>YM(+15.99)DC(+57.02)PDALDNLESR</text:p>
          </table:table-cell>
          <table:table-cell table:formula="of:=SUBSTITUTE(SUBSTITUTE([.C1441];&quot;(+15.99)&quot;;&quot;&quot;);&quot;(+57.02)&quot;;&quot;&quot;)" office:value-type="string" office:string-value="YMDCPDALDNLESR" calcext:value-type="string">
            <text:p>YMDCPDALDNLESR</text:p>
          </table:table-cell>
        </table:table-row>
        <table:table-row table:style-name="ro1">
          <table:table-cell office:value-type="string" calcext:value-type="string">
            <text:p>QM(+15.99)LELVFAPAK</text:p>
          </table:table-cell>
          <table:table-cell table:formula="of:=SUBSTITUTE(SUBSTITUTE([.A1442];&quot;(+15.99)&quot;;&quot;&quot;);&quot;(+57.02)&quot;;&quot;&quot;)" office:value-type="string" office:string-value="QMLELVFAPAK" calcext:value-type="string">
            <text:p>QMLELVFAPAK</text:p>
          </table:table-cell>
          <table:table-cell office:value-type="string" calcext:value-type="string">
            <text:p>KTPEGSPDTAK</text:p>
          </table:table-cell>
          <table:table-cell table:formula="of:=SUBSTITUTE(SUBSTITUTE([.C1442];&quot;(+15.99)&quot;;&quot;&quot;);&quot;(+57.02)&quot;;&quot;&quot;)" office:value-type="string" office:string-value="KTPEGSPDTAK" calcext:value-type="string">
            <text:p>KTPEGSPDTAK</text:p>
          </table:table-cell>
        </table:table-row>
        <table:table-row table:style-name="ro2">
          <table:table-cell office:value-type="string" calcext:value-type="string">
            <text:p>VYSLPLK</text:p>
          </table:table-cell>
          <table:table-cell table:formula="of:=SUBSTITUTE(SUBSTITUTE([.A1443];&quot;(+15.99)&quot;;&quot;&quot;);&quot;(+57.02)&quot;;&quot;&quot;)" office:value-type="string" office:string-value="VYSLPLK" calcext:value-type="string">
            <text:p>VYSLPLK</text:p>
          </table:table-cell>
          <table:table-cell office:value-type="string" calcext:value-type="string">
            <text:p>SM(+15.99)M(+15.99)VVLLLGHQK</text:p>
          </table:table-cell>
          <table:table-cell table:formula="of:=SUBSTITUTE(SUBSTITUTE([.C1443];&quot;(+15.99)&quot;;&quot;&quot;);&quot;(+57.02)&quot;;&quot;&quot;)" office:value-type="string" office:string-value="SMMVVLLLGHQK" calcext:value-type="string">
            <text:p>SMMVVLLLGHQK</text:p>
          </table:table-cell>
        </table:table-row>
        <table:table-row table:style-name="ro1">
          <table:table-cell office:value-type="string" calcext:value-type="string">
            <text:p>FGNLDLAQAEELTTMVEK</text:p>
          </table:table-cell>
          <table:table-cell table:formula="of:=SUBSTITUTE(SUBSTITUTE([.A1444];&quot;(+15.99)&quot;;&quot;&quot;);&quot;(+57.02)&quot;;&quot;&quot;)" office:value-type="string" office:string-value="FGNLDLAQAEELTTMVEK" calcext:value-type="string">
            <text:p>FGNLDLAQAEELTTMVEK</text:p>
          </table:table-cell>
          <table:table-cell office:value-type="string" calcext:value-type="string">
            <text:p>KRHMLVVALNK</text:p>
          </table:table-cell>
          <table:table-cell table:formula="of:=SUBSTITUTE(SUBSTITUTE([.C1444];&quot;(+15.99)&quot;;&quot;&quot;);&quot;(+57.02)&quot;;&quot;&quot;)" office:value-type="string" office:string-value="KRHMLVVALNK" calcext:value-type="string">
            <text:p>KRHMLVVALNK</text:p>
          </table:table-cell>
        </table:table-row>
        <table:table-row table:style-name="ro2">
          <table:table-cell office:value-type="string" calcext:value-type="string">
            <text:p>MFAQFMVPK</text:p>
          </table:table-cell>
          <table:table-cell table:formula="of:=SUBSTITUTE(SUBSTITUTE([.A1445];&quot;(+15.99)&quot;;&quot;&quot;);&quot;(+57.02)&quot;;&quot;&quot;)" office:value-type="string" office:string-value="MFAQFMVPK" calcext:value-type="string">
            <text:p>MFAQFMVPK</text:p>
          </table:table-cell>
          <table:table-cell office:value-type="string" calcext:value-type="string">
            <text:p>LGLPADDGMLSEK</text:p>
          </table:table-cell>
          <table:table-cell table:formula="of:=SUBSTITUTE(SUBSTITUTE([.C1445];&quot;(+15.99)&quot;;&quot;&quot;);&quot;(+57.02)&quot;;&quot;&quot;)" office:value-type="string" office:string-value="LGLPADDGMLSEK" calcext:value-type="string">
            <text:p>LGLPADDGMLSEK</text:p>
          </table:table-cell>
        </table:table-row>
        <table:table-row table:style-name="ro1">
          <table:table-cell office:value-type="string" calcext:value-type="string">
            <text:p>QGLSGVVM(+15.99)KFEPR</text:p>
          </table:table-cell>
          <table:table-cell table:formula="of:=SUBSTITUTE(SUBSTITUTE([.A1446];&quot;(+15.99)&quot;;&quot;&quot;);&quot;(+57.02)&quot;;&quot;&quot;)" office:value-type="string" office:string-value="QGLSGVVMKFEPR" calcext:value-type="string">
            <text:p>QGLSGVVMKFEPR</text:p>
          </table:table-cell>
          <table:table-cell office:value-type="string" calcext:value-type="string">
            <text:p>RGTAELLVLR</text:p>
          </table:table-cell>
          <table:table-cell table:formula="of:=SUBSTITUTE(SUBSTITUTE([.C1446];&quot;(+15.99)&quot;;&quot;&quot;);&quot;(+57.02)&quot;;&quot;&quot;)" office:value-type="string" office:string-value="RGTAELLVLR" calcext:value-type="string">
            <text:p>RGTAELLVLR</text:p>
          </table:table-cell>
        </table:table-row>
        <table:table-row table:style-name="ro2">
          <table:table-cell office:value-type="string" calcext:value-type="string">
            <text:p>KNANSGKSAFEYFSDK</text:p>
          </table:table-cell>
          <table:table-cell table:formula="of:=SUBSTITUTE(SUBSTITUTE([.A1447];&quot;(+15.99)&quot;;&quot;&quot;);&quot;(+57.02)&quot;;&quot;&quot;)" office:value-type="string" office:string-value="KNANSGKSAFEYFSDK" calcext:value-type="string">
            <text:p>KNANSGKSAFEYFSDK</text:p>
          </table:table-cell>
          <table:table-cell office:value-type="string" calcext:value-type="string">
            <text:p>EAYMEFM(+15.99)QVLR</text:p>
          </table:table-cell>
          <table:table-cell table:formula="of:=SUBSTITUTE(SUBSTITUTE([.C1447];&quot;(+15.99)&quot;;&quot;&quot;);&quot;(+57.02)&quot;;&quot;&quot;)" office:value-type="string" office:string-value="EAYMEFMQVLR" calcext:value-type="string">
            <text:p>EAYMEFMQVLR</text:p>
          </table:table-cell>
        </table:table-row>
        <table:table-row table:style-name="ro2">
          <table:table-cell office:value-type="string" calcext:value-type="string">
            <text:p>C(+57.02)HQLVADLPEKK</text:p>
          </table:table-cell>
          <table:table-cell table:formula="of:=SUBSTITUTE(SUBSTITUTE([.A1448];&quot;(+15.99)&quot;;&quot;&quot;);&quot;(+57.02)&quot;;&quot;&quot;)" office:value-type="string" office:string-value="CHQLVADLPEKK" calcext:value-type="string">
            <text:p>CHQLVADLPEKK</text:p>
          </table:table-cell>
          <table:table-cell office:value-type="string" calcext:value-type="string">
            <text:p>EVSNLRGDTVVPR</text:p>
          </table:table-cell>
          <table:table-cell table:formula="of:=SUBSTITUTE(SUBSTITUTE([.C1448];&quot;(+15.99)&quot;;&quot;&quot;);&quot;(+57.02)&quot;;&quot;&quot;)" office:value-type="string" office:string-value="EVSNLRGDTVVPR" calcext:value-type="string">
            <text:p>EVSNLRGDTVVPR</text:p>
          </table:table-cell>
        </table:table-row>
        <table:table-row table:style-name="ro1">
          <table:table-cell office:value-type="string" calcext:value-type="string">
            <text:p>KQQAQANC(+57.02)LLAEDLEK</text:p>
          </table:table-cell>
          <table:table-cell table:formula="of:=SUBSTITUTE(SUBSTITUTE([.A1449];&quot;(+15.99)&quot;;&quot;&quot;);&quot;(+57.02)&quot;;&quot;&quot;)" office:value-type="string" office:string-value="KQQAQANCLLAEDLEK" calcext:value-type="string">
            <text:p>KQQAQANCLLAEDLEK</text:p>
          </table:table-cell>
          <table:table-cell office:value-type="string" calcext:value-type="string">
            <text:p>THKVAAVK</text:p>
          </table:table-cell>
          <table:table-cell table:formula="of:=SUBSTITUTE(SUBSTITUTE([.C1449];&quot;(+15.99)&quot;;&quot;&quot;);&quot;(+57.02)&quot;;&quot;&quot;)" office:value-type="string" office:string-value="THKVAAVK" calcext:value-type="string">
            <text:p>THKVAAVK</text:p>
          </table:table-cell>
        </table:table-row>
        <table:table-row table:style-name="ro2">
          <table:table-cell office:value-type="string" calcext:value-type="string">
            <text:p>AFVWAQVAK</text:p>
          </table:table-cell>
          <table:table-cell table:formula="of:=SUBSTITUTE(SUBSTITUTE([.A1450];&quot;(+15.99)&quot;;&quot;&quot;);&quot;(+57.02)&quot;;&quot;&quot;)" office:value-type="string" office:string-value="AFVWAQVAK" calcext:value-type="string">
            <text:p>AFVWAQVAK</text:p>
          </table:table-cell>
          <table:table-cell office:value-type="string" calcext:value-type="string">
            <text:p>SMVLSGNQLLPR</text:p>
          </table:table-cell>
          <table:table-cell table:formula="of:=SUBSTITUTE(SUBSTITUTE([.C1450];&quot;(+15.99)&quot;;&quot;&quot;);&quot;(+57.02)&quot;;&quot;&quot;)" office:value-type="string" office:string-value="SMVLSGNQLLPR" calcext:value-type="string">
            <text:p>SMVLSGNQLLPR</text:p>
          </table:table-cell>
        </table:table-row>
        <table:table-row table:style-name="ro2">
          <table:table-cell office:value-type="string" calcext:value-type="string">
            <text:p>QQC(+57.02)LVADLPEQK</text:p>
          </table:table-cell>
          <table:table-cell table:formula="of:=SUBSTITUTE(SUBSTITUTE([.A1451];&quot;(+15.99)&quot;;&quot;&quot;);&quot;(+57.02)&quot;;&quot;&quot;)" office:value-type="string" office:string-value="QQCLVADLPEQK" calcext:value-type="string">
            <text:p>QQCLVADLPEQK</text:p>
          </table:table-cell>
          <table:table-cell office:value-type="string" calcext:value-type="string">
            <text:p>EPRLDEPYLLLTDKK</text:p>
          </table:table-cell>
          <table:table-cell table:formula="of:=SUBSTITUTE(SUBSTITUTE([.C1451];&quot;(+15.99)&quot;;&quot;&quot;);&quot;(+57.02)&quot;;&quot;&quot;)" office:value-type="string" office:string-value="EPRLDEPYLLLTDKK" calcext:value-type="string">
            <text:p>EPRLDEPYLLLTDKK</text:p>
          </table:table-cell>
        </table:table-row>
        <table:table-row table:style-name="ro2">
          <table:table-cell office:value-type="string" calcext:value-type="string">
            <text:p>QQYFTNNEWPK</text:p>
          </table:table-cell>
          <table:table-cell table:formula="of:=SUBSTITUTE(SUBSTITUTE([.A1452];&quot;(+15.99)&quot;;&quot;&quot;);&quot;(+57.02)&quot;;&quot;&quot;)" office:value-type="string" office:string-value="QQYFTNNEWPK" calcext:value-type="string">
            <text:p>QQYFTNNEWPK</text:p>
          </table:table-cell>
          <table:table-cell office:value-type="string" calcext:value-type="string">
            <text:p>C(+57.02)RC(+57.02)WEPLLVELLR</text:p>
          </table:table-cell>
          <table:table-cell table:formula="of:=SUBSTITUTE(SUBSTITUTE([.C1452];&quot;(+15.99)&quot;;&quot;&quot;);&quot;(+57.02)&quot;;&quot;&quot;)" office:value-type="string" office:string-value="CRCWEPLLVELLR" calcext:value-type="string">
            <text:p>CRCWEPLLVELLR</text:p>
          </table:table-cell>
        </table:table-row>
        <table:table-row table:style-name="ro2">
          <table:table-cell office:value-type="string" calcext:value-type="string">
            <text:p>KDLSNELAMNK</text:p>
          </table:table-cell>
          <table:table-cell table:formula="of:=SUBSTITUTE(SUBSTITUTE([.A1453];&quot;(+15.99)&quot;;&quot;&quot;);&quot;(+57.02)&quot;;&quot;&quot;)" office:value-type="string" office:string-value="KDLSNELAMNK" calcext:value-type="string">
            <text:p>KDLSNELAMNK</text:p>
          </table:table-cell>
          <table:table-cell office:value-type="string" calcext:value-type="string">
            <text:p>KM(+15.99)PQLLDDHTLAK</text:p>
          </table:table-cell>
          <table:table-cell table:formula="of:=SUBSTITUTE(SUBSTITUTE([.C1453];&quot;(+15.99)&quot;;&quot;&quot;);&quot;(+57.02)&quot;;&quot;&quot;)" office:value-type="string" office:string-value="KMPQLLDDHTLAK" calcext:value-type="string">
            <text:p>KMPQLLDDHTLAK</text:p>
          </table:table-cell>
        </table:table-row>
        <table:table-row table:style-name="ro1">
          <table:table-cell office:value-type="string" calcext:value-type="string">
            <text:p>DVLNTLRSK</text:p>
          </table:table-cell>
          <table:table-cell table:formula="of:=SUBSTITUTE(SUBSTITUTE([.A1454];&quot;(+15.99)&quot;;&quot;&quot;);&quot;(+57.02)&quot;;&quot;&quot;)" office:value-type="string" office:string-value="DVLNTLRSK" calcext:value-type="string">
            <text:p>DVLNTLRSK</text:p>
          </table:table-cell>
          <table:table-cell office:value-type="string" calcext:value-type="string">
            <text:p>LVPFTFLGNK</text:p>
          </table:table-cell>
          <table:table-cell table:formula="of:=SUBSTITUTE(SUBSTITUTE([.C1454];&quot;(+15.99)&quot;;&quot;&quot;);&quot;(+57.02)&quot;;&quot;&quot;)" office:value-type="string" office:string-value="LVPFTFLGNK" calcext:value-type="string">
            <text:p>LVPFTFLGNK</text:p>
          </table:table-cell>
        </table:table-row>
        <table:table-row table:style-name="ro2">
          <table:table-cell office:value-type="string" calcext:value-type="string">
            <text:p>FYQLNPQEALDYVGPMR</text:p>
          </table:table-cell>
          <table:table-cell table:formula="of:=SUBSTITUTE(SUBSTITUTE([.A1455];&quot;(+15.99)&quot;;&quot;&quot;);&quot;(+57.02)&quot;;&quot;&quot;)" office:value-type="string" office:string-value="FYQLNPQEALDYVGPMR" calcext:value-type="string">
            <text:p>FYQLNPQEALDYVGPMR</text:p>
          </table:table-cell>
          <table:table-cell office:value-type="string" calcext:value-type="string">
            <text:p>EAPPAMLLLPEPNR</text:p>
          </table:table-cell>
          <table:table-cell table:formula="of:=SUBSTITUTE(SUBSTITUTE([.C1455];&quot;(+15.99)&quot;;&quot;&quot;);&quot;(+57.02)&quot;;&quot;&quot;)" office:value-type="string" office:string-value="EAPPAMLLLPEPNR" calcext:value-type="string">
            <text:p>EAPPAMLLLPEPNR</text:p>
          </table:table-cell>
        </table:table-row>
        <table:table-row table:style-name="ro2">
          <table:table-cell office:value-type="string" calcext:value-type="string">
            <text:p>SNHDPLSPEWR</text:p>
          </table:table-cell>
          <table:table-cell table:formula="of:=SUBSTITUTE(SUBSTITUTE([.A1456];&quot;(+15.99)&quot;;&quot;&quot;);&quot;(+57.02)&quot;;&quot;&quot;)" office:value-type="string" office:string-value="SNHDPLSPEWR" calcext:value-type="string">
            <text:p>SNHDPLSPEWR</text:p>
          </table:table-cell>
          <table:table-cell office:value-type="string" calcext:value-type="string">
            <text:p>EMC(+57.02)HLDNVSAQVLR</text:p>
          </table:table-cell>
          <table:table-cell table:formula="of:=SUBSTITUTE(SUBSTITUTE([.C1456];&quot;(+15.99)&quot;;&quot;&quot;);&quot;(+57.02)&quot;;&quot;&quot;)" office:value-type="string" office:string-value="EMCHLDNVSAQVLR" calcext:value-type="string">
            <text:p>EMCHLDNVSAQVLR</text:p>
          </table:table-cell>
        </table:table-row>
        <table:table-row table:style-name="ro1">
          <table:table-cell office:value-type="string" calcext:value-type="string">
            <text:p>KSHEVPFAFASK</text:p>
          </table:table-cell>
          <table:table-cell table:formula="of:=SUBSTITUTE(SUBSTITUTE([.A1457];&quot;(+15.99)&quot;;&quot;&quot;);&quot;(+57.02)&quot;;&quot;&quot;)" office:value-type="string" office:string-value="KSHEVPFAFASK" calcext:value-type="string">
            <text:p>KSHEVPFAFASK</text:p>
          </table:table-cell>
          <table:table-cell office:value-type="string" calcext:value-type="string">
            <text:p>SMEPSPRPM(+15.99)R</text:p>
          </table:table-cell>
          <table:table-cell table:formula="of:=SUBSTITUTE(SUBSTITUTE([.C1457];&quot;(+15.99)&quot;;&quot;&quot;);&quot;(+57.02)&quot;;&quot;&quot;)" office:value-type="string" office:string-value="SMEPSPRPMR" calcext:value-type="string">
            <text:p>SMEPSPRPMR</text:p>
          </table:table-cell>
        </table:table-row>
        <table:table-row table:style-name="ro1">
          <table:table-cell office:value-type="string" calcext:value-type="string">
            <text:p>WSLAWHAMSK</text:p>
          </table:table-cell>
          <table:table-cell table:formula="of:=SUBSTITUTE(SUBSTITUTE([.A1458];&quot;(+15.99)&quot;;&quot;&quot;);&quot;(+57.02)&quot;;&quot;&quot;)" office:value-type="string" office:string-value="WSLAWHAMSK" calcext:value-type="string">
            <text:p>WSLAWHAMSK</text:p>
          </table:table-cell>
          <table:table-cell office:value-type="string" calcext:value-type="string">
            <text:p>GFLFDHM(+15.99)VGK</text:p>
          </table:table-cell>
          <table:table-cell table:formula="of:=SUBSTITUTE(SUBSTITUTE([.C1458];&quot;(+15.99)&quot;;&quot;&quot;);&quot;(+57.02)&quot;;&quot;&quot;)" office:value-type="string" office:string-value="GFLFDHMVGK" calcext:value-type="string">
            <text:p>GFLFDHMVGK</text:p>
          </table:table-cell>
        </table:table-row>
        <table:table-row table:style-name="ro2">
          <table:table-cell office:value-type="string" calcext:value-type="string">
            <text:p>LLESTGHSVLNGLLLGLKK</text:p>
          </table:table-cell>
          <table:table-cell table:formula="of:=SUBSTITUTE(SUBSTITUTE([.A1459];&quot;(+15.99)&quot;;&quot;&quot;);&quot;(+57.02)&quot;;&quot;&quot;)" office:value-type="string" office:string-value="LLESTGHSVLNGLLLGLKK" calcext:value-type="string">
            <text:p>LLESTGHSVLNGLLLGLKK</text:p>
          </table:table-cell>
          <table:table-cell office:value-type="string" calcext:value-type="string">
            <text:p>SNATNLFELEYAK</text:p>
          </table:table-cell>
          <table:table-cell table:formula="of:=SUBSTITUTE(SUBSTITUTE([.C1459];&quot;(+15.99)&quot;;&quot;&quot;);&quot;(+57.02)&quot;;&quot;&quot;)" office:value-type="string" office:string-value="SNATNLFELEYAK" calcext:value-type="string">
            <text:p>SNATNLFELEYAK</text:p>
          </table:table-cell>
        </table:table-row>
        <table:table-row table:style-name="ro2">
          <table:table-cell office:value-type="string" calcext:value-type="string">
            <text:p>EM(+15.99)TANVLVHTANVK</text:p>
          </table:table-cell>
          <table:table-cell table:formula="of:=SUBSTITUTE(SUBSTITUTE([.A1460];&quot;(+15.99)&quot;;&quot;&quot;);&quot;(+57.02)&quot;;&quot;&quot;)" office:value-type="string" office:string-value="EMTANVLVHTANVK" calcext:value-type="string">
            <text:p>EMTANVLVHTANVK</text:p>
          </table:table-cell>
          <table:table-cell office:value-type="string" calcext:value-type="string">
            <text:p>DWTM(+15.99)GLALGM(+15.99)VLMR</text:p>
          </table:table-cell>
          <table:table-cell table:formula="of:=SUBSTITUTE(SUBSTITUTE([.C1460];&quot;(+15.99)&quot;;&quot;&quot;);&quot;(+57.02)&quot;;&quot;&quot;)" office:value-type="string" office:string-value="DWTMGLALGMVLMR" calcext:value-type="string">
            <text:p>DWTMGLALGMVLMR</text:p>
          </table:table-cell>
        </table:table-row>
        <table:table-row table:style-name="ro2">
          <table:table-cell office:value-type="string" calcext:value-type="string">
            <text:p>GC(+57.02)FPPYTFYR</text:p>
          </table:table-cell>
          <table:table-cell table:formula="of:=SUBSTITUTE(SUBSTITUTE([.A1461];&quot;(+15.99)&quot;;&quot;&quot;);&quot;(+57.02)&quot;;&quot;&quot;)" office:value-type="string" office:string-value="GCFPPYTFYR" calcext:value-type="string">
            <text:p>GCFPPYTFYR</text:p>
          </table:table-cell>
          <table:table-cell office:value-type="string" calcext:value-type="string">
            <text:p>AC(+57.02)ATEVYSVVDSSVSPHR</text:p>
          </table:table-cell>
          <table:table-cell table:formula="of:=SUBSTITUTE(SUBSTITUTE([.C1461];&quot;(+15.99)&quot;;&quot;&quot;);&quot;(+57.02)&quot;;&quot;&quot;)" office:value-type="string" office:string-value="ACATEVYSVVDSSVSPHR" calcext:value-type="string">
            <text:p>ACATEVYSVVDSSVSPHR</text:p>
          </table:table-cell>
        </table:table-row>
        <table:table-row table:style-name="ro2">
          <table:table-cell office:value-type="string" calcext:value-type="string">
            <text:p>LQNVGEAAGTPNLK</text:p>
          </table:table-cell>
          <table:table-cell table:formula="of:=SUBSTITUTE(SUBSTITUTE([.A1462];&quot;(+15.99)&quot;;&quot;&quot;);&quot;(+57.02)&quot;;&quot;&quot;)" office:value-type="string" office:string-value="LQNVGEAAGTPNLK" calcext:value-type="string">
            <text:p>LQNVGEAAGTPNLK</text:p>
          </table:table-cell>
          <table:table-cell office:value-type="string" calcext:value-type="string">
            <text:p>YGALLMLEETYPR</text:p>
          </table:table-cell>
          <table:table-cell table:formula="of:=SUBSTITUTE(SUBSTITUTE([.C1462];&quot;(+15.99)&quot;;&quot;&quot;);&quot;(+57.02)&quot;;&quot;&quot;)" office:value-type="string" office:string-value="YGALLMLEETYPR" calcext:value-type="string">
            <text:p>YGALLMLEETYPR</text:p>
          </table:table-cell>
        </table:table-row>
        <table:table-row table:style-name="ro1">
          <table:table-cell office:value-type="string" calcext:value-type="string">
            <text:p>KFTSPWNLK</text:p>
          </table:table-cell>
          <table:table-cell table:formula="of:=SUBSTITUTE(SUBSTITUTE([.A1463];&quot;(+15.99)&quot;;&quot;&quot;);&quot;(+57.02)&quot;;&quot;&quot;)" office:value-type="string" office:string-value="KFTSPWNLK" calcext:value-type="string">
            <text:p>KFTSPWNLK</text:p>
          </table:table-cell>
          <table:table-cell office:value-type="string" calcext:value-type="string">
            <text:p>REHLLNPESHK</text:p>
          </table:table-cell>
          <table:table-cell table:formula="of:=SUBSTITUTE(SUBSTITUTE([.C1463];&quot;(+15.99)&quot;;&quot;&quot;);&quot;(+57.02)&quot;;&quot;&quot;)" office:value-type="string" office:string-value="REHLLNPESHK" calcext:value-type="string">
            <text:p>REHLLNPESHK</text:p>
          </table:table-cell>
        </table:table-row>
        <table:table-row table:style-name="ro2">
          <table:table-cell office:value-type="string" calcext:value-type="string">
            <text:p>RPC(+57.02)VSNDLEGSLC(+57.02)SLSKDYR</text:p>
          </table:table-cell>
          <table:table-cell table:formula="of:=SUBSTITUTE(SUBSTITUTE([.A1464];&quot;(+15.99)&quot;;&quot;&quot;);&quot;(+57.02)&quot;;&quot;&quot;)" office:value-type="string" office:string-value="RPCVSNDLEGSLCSLSKDYR" calcext:value-type="string">
            <text:p>RPCVSNDLEGSLCSLSKDYR</text:p>
          </table:table-cell>
          <table:table-cell office:value-type="string" calcext:value-type="string">
            <text:p>QVQLC(+57.02)SLHLLGAPDLPK</text:p>
          </table:table-cell>
          <table:table-cell table:formula="of:=SUBSTITUTE(SUBSTITUTE([.C1464];&quot;(+15.99)&quot;;&quot;&quot;);&quot;(+57.02)&quot;;&quot;&quot;)" office:value-type="string" office:string-value="QVQLCSLHLLGAPDLPK" calcext:value-type="string">
            <text:p>QVQLCSLHLLGAPDLPK</text:p>
          </table:table-cell>
        </table:table-row>
        <table:table-row table:style-name="ro1">
          <table:table-cell office:value-type="string" calcext:value-type="string">
            <text:p>ADLPQKR</text:p>
          </table:table-cell>
          <table:table-cell table:formula="of:=SUBSTITUTE(SUBSTITUTE([.A1465];&quot;(+15.99)&quot;;&quot;&quot;);&quot;(+57.02)&quot;;&quot;&quot;)" office:value-type="string" office:string-value="ADLPQKR" calcext:value-type="string">
            <text:p>ADLPQKR</text:p>
          </table:table-cell>
          <table:table-cell office:value-type="string" calcext:value-type="string">
            <text:p>TC(+57.02)ALLVPRPK</text:p>
          </table:table-cell>
          <table:table-cell table:formula="of:=SUBSTITUTE(SUBSTITUTE([.C1465];&quot;(+15.99)&quot;;&quot;&quot;);&quot;(+57.02)&quot;;&quot;&quot;)" office:value-type="string" office:string-value="TCALLVPRPK" calcext:value-type="string">
            <text:p>TCALLVPRPK</text:p>
          </table:table-cell>
        </table:table-row>
        <table:table-row table:style-name="ro1">
          <table:table-cell office:value-type="string" calcext:value-type="string">
            <text:p>QDEYER</text:p>
          </table:table-cell>
          <table:table-cell table:formula="of:=SUBSTITUTE(SUBSTITUTE([.A1466];&quot;(+15.99)&quot;;&quot;&quot;);&quot;(+57.02)&quot;;&quot;&quot;)" office:value-type="string" office:string-value="QDEYER" calcext:value-type="string">
            <text:p>QDEYER</text:p>
          </table:table-cell>
          <table:table-cell office:value-type="string" calcext:value-type="string">
            <text:p>AFESDLTR</text:p>
          </table:table-cell>
          <table:table-cell table:formula="of:=SUBSTITUTE(SUBSTITUTE([.C1466];&quot;(+15.99)&quot;;&quot;&quot;);&quot;(+57.02)&quot;;&quot;&quot;)" office:value-type="string" office:string-value="AFESDLTR" calcext:value-type="string">
            <text:p>AFESDLTR</text:p>
          </table:table-cell>
        </table:table-row>
        <table:table-row table:style-name="ro2">
          <table:table-cell office:value-type="string" calcext:value-type="string">
            <text:p>EDDELLYLQLLQK</text:p>
          </table:table-cell>
          <table:table-cell table:formula="of:=SUBSTITUTE(SUBSTITUTE([.A1467];&quot;(+15.99)&quot;;&quot;&quot;);&quot;(+57.02)&quot;;&quot;&quot;)" office:value-type="string" office:string-value="EDDELLYLQLLQK" calcext:value-type="string">
            <text:p>EDDELLYLQLLQK</text:p>
          </table:table-cell>
          <table:table-cell office:value-type="string" calcext:value-type="string">
            <text:p>KSHASLLFHQSSER</text:p>
          </table:table-cell>
          <table:table-cell table:formula="of:=SUBSTITUTE(SUBSTITUTE([.C1467];&quot;(+15.99)&quot;;&quot;&quot;);&quot;(+57.02)&quot;;&quot;&quot;)" office:value-type="string" office:string-value="KSHASLLFHQSSER" calcext:value-type="string">
            <text:p>KSHASLLFHQSSER</text:p>
          </table:table-cell>
        </table:table-row>
        <table:table-row table:style-name="ro2">
          <table:table-cell office:value-type="string" calcext:value-type="string">
            <text:p>RKKTDC(+57.02)LFFTWK</text:p>
          </table:table-cell>
          <table:table-cell table:formula="of:=SUBSTITUTE(SUBSTITUTE([.A1468];&quot;(+15.99)&quot;;&quot;&quot;);&quot;(+57.02)&quot;;&quot;&quot;)" office:value-type="string" office:string-value="RKKTDCLFFTWK" calcext:value-type="string">
            <text:p>RKKTDCLFFTWK</text:p>
          </table:table-cell>
          <table:table-cell office:value-type="string" calcext:value-type="string">
            <text:p>WNKNLEFASPPAK</text:p>
          </table:table-cell>
          <table:table-cell table:formula="of:=SUBSTITUTE(SUBSTITUTE([.C1468];&quot;(+15.99)&quot;;&quot;&quot;);&quot;(+57.02)&quot;;&quot;&quot;)" office:value-type="string" office:string-value="WNKNLEFASPPAK" calcext:value-type="string">
            <text:p>WNKNLEFASPPAK</text:p>
          </table:table-cell>
        </table:table-row>
        <table:table-row table:style-name="ro1">
          <table:table-cell office:value-type="string" calcext:value-type="string">
            <text:p>C(+57.02)M(+15.99)TATSVAPC(+57.02)MR</text:p>
          </table:table-cell>
          <table:table-cell table:formula="of:=SUBSTITUTE(SUBSTITUTE([.A1469];&quot;(+15.99)&quot;;&quot;&quot;);&quot;(+57.02)&quot;;&quot;&quot;)" office:value-type="string" office:string-value="CMTATSVAPCMR" calcext:value-type="string">
            <text:p>CMTATSVAPCMR</text:p>
          </table:table-cell>
          <table:table-cell office:value-type="string" calcext:value-type="string">
            <text:p>KWPLHSEVLK</text:p>
          </table:table-cell>
          <table:table-cell table:formula="of:=SUBSTITUTE(SUBSTITUTE([.C1469];&quot;(+15.99)&quot;;&quot;&quot;);&quot;(+57.02)&quot;;&quot;&quot;)" office:value-type="string" office:string-value="KWPLHSEVLK" calcext:value-type="string">
            <text:p>KWPLHSEVLK</text:p>
          </table:table-cell>
        </table:table-row>
        <table:table-row table:style-name="ro2">
          <table:table-cell office:value-type="string" calcext:value-type="string">
            <text:p>HSVLKELAK</text:p>
          </table:table-cell>
          <table:table-cell table:formula="of:=SUBSTITUTE(SUBSTITUTE([.A1470];&quot;(+15.99)&quot;;&quot;&quot;);&quot;(+57.02)&quot;;&quot;&quot;)" office:value-type="string" office:string-value="HSVLKELAK" calcext:value-type="string">
            <text:p>HSVLKELAK</text:p>
          </table:table-cell>
          <table:table-cell office:value-type="string" calcext:value-type="string">
            <text:p>MM(+15.99)MDLQPWQVR</text:p>
          </table:table-cell>
          <table:table-cell table:formula="of:=SUBSTITUTE(SUBSTITUTE([.C1470];&quot;(+15.99)&quot;;&quot;&quot;);&quot;(+57.02)&quot;;&quot;&quot;)" office:value-type="string" office:string-value="MMMDLQPWQVR" calcext:value-type="string">
            <text:p>MMMDLQPWQVR</text:p>
          </table:table-cell>
        </table:table-row>
        <table:table-row table:style-name="ro2">
          <table:table-cell office:value-type="string" calcext:value-type="string">
            <text:p>EELDSLLMKSHPK</text:p>
          </table:table-cell>
          <table:table-cell table:formula="of:=SUBSTITUTE(SUBSTITUTE([.A1471];&quot;(+15.99)&quot;;&quot;&quot;);&quot;(+57.02)&quot;;&quot;&quot;)" office:value-type="string" office:string-value="EELDSLLMKSHPK" calcext:value-type="string">
            <text:p>EELDSLLMKSHPK</text:p>
          </table:table-cell>
          <table:table-cell office:value-type="string" calcext:value-type="string">
            <text:p>QANLLTNALLEPTK</text:p>
          </table:table-cell>
          <table:table-cell table:formula="of:=SUBSTITUTE(SUBSTITUTE([.C1471];&quot;(+15.99)&quot;;&quot;&quot;);&quot;(+57.02)&quot;;&quot;&quot;)" office:value-type="string" office:string-value="QANLLTNALLEPTK" calcext:value-type="string">
            <text:p>QANLLTNALLEPTK</text:p>
          </table:table-cell>
        </table:table-row>
        <table:table-row table:style-name="ro1">
          <table:table-cell office:value-type="string" calcext:value-type="string">
            <text:p>EVLDFYFFK</text:p>
          </table:table-cell>
          <table:table-cell table:formula="of:=SUBSTITUTE(SUBSTITUTE([.A1472];&quot;(+15.99)&quot;;&quot;&quot;);&quot;(+57.02)&quot;;&quot;&quot;)" office:value-type="string" office:string-value="EVLDFYFFK" calcext:value-type="string">
            <text:p>EVLDFYFFK</text:p>
          </table:table-cell>
          <table:table-cell office:value-type="string" calcext:value-type="string">
            <text:p>SFM(+15.99)SDLKR</text:p>
          </table:table-cell>
          <table:table-cell table:formula="of:=SUBSTITUTE(SUBSTITUTE([.C1472];&quot;(+15.99)&quot;;&quot;&quot;);&quot;(+57.02)&quot;;&quot;&quot;)" office:value-type="string" office:string-value="SFMSDLKR" calcext:value-type="string">
            <text:p>SFMSDLKR</text:p>
          </table:table-cell>
        </table:table-row>
        <table:table-row table:style-name="ro1">
          <table:table-cell office:value-type="string" calcext:value-type="string">
            <text:p>FSM(+15.99)ETTTLVAEGRSK</text:p>
          </table:table-cell>
          <table:table-cell table:formula="of:=SUBSTITUTE(SUBSTITUTE([.A1473];&quot;(+15.99)&quot;;&quot;&quot;);&quot;(+57.02)&quot;;&quot;&quot;)" office:value-type="string" office:string-value="FSMETTTLVAEGRSK" calcext:value-type="string">
            <text:p>FSMETTTLVAEGRSK</text:p>
          </table:table-cell>
          <table:table-cell office:value-type="string" calcext:value-type="string">
            <text:p>SLTVLEVSKLR</text:p>
          </table:table-cell>
          <table:table-cell table:formula="of:=SUBSTITUTE(SUBSTITUTE([.C1473];&quot;(+15.99)&quot;;&quot;&quot;);&quot;(+57.02)&quot;;&quot;&quot;)" office:value-type="string" office:string-value="SLTVLEVSKLR" calcext:value-type="string">
            <text:p>SLTVLEVSKLR</text:p>
          </table:table-cell>
        </table:table-row>
        <table:table-row table:style-name="ro2">
          <table:table-cell office:value-type="string" calcext:value-type="string">
            <text:p>DMMADRDYTPPK</text:p>
          </table:table-cell>
          <table:table-cell table:formula="of:=SUBSTITUTE(SUBSTITUTE([.A1474];&quot;(+15.99)&quot;;&quot;&quot;);&quot;(+57.02)&quot;;&quot;&quot;)" office:value-type="string" office:string-value="DMMADRDYTPPK" calcext:value-type="string">
            <text:p>DMMADRDYTPPK</text:p>
          </table:table-cell>
          <table:table-cell office:value-type="string" calcext:value-type="string">
            <text:p>WYVPVAEAEVK</text:p>
          </table:table-cell>
          <table:table-cell table:formula="of:=SUBSTITUTE(SUBSTITUTE([.C1474];&quot;(+15.99)&quot;;&quot;&quot;);&quot;(+57.02)&quot;;&quot;&quot;)" office:value-type="string" office:string-value="WYVPVAEAEVK" calcext:value-type="string">
            <text:p>WYVPVAEAEVK</text:p>
          </table:table-cell>
        </table:table-row>
        <table:table-row table:style-name="ro2">
          <table:table-cell office:value-type="string" calcext:value-type="string">
            <text:p>QPKGMLETR</text:p>
          </table:table-cell>
          <table:table-cell table:formula="of:=SUBSTITUTE(SUBSTITUTE([.A1475];&quot;(+15.99)&quot;;&quot;&quot;);&quot;(+57.02)&quot;;&quot;&quot;)" office:value-type="string" office:string-value="QPKGMLETR" calcext:value-type="string">
            <text:p>QPKGMLETR</text:p>
          </table:table-cell>
          <table:table-cell office:value-type="string" calcext:value-type="string">
            <text:p>LSTWLDELVFVKSSR</text:p>
          </table:table-cell>
          <table:table-cell table:formula="of:=SUBSTITUTE(SUBSTITUTE([.C1475];&quot;(+15.99)&quot;;&quot;&quot;);&quot;(+57.02)&quot;;&quot;&quot;)" office:value-type="string" office:string-value="LSTWLDELVFVKSSR" calcext:value-type="string">
            <text:p>LSTWLDELVFVKSSR</text:p>
          </table:table-cell>
        </table:table-row>
        <table:table-row table:style-name="ro1">
          <table:table-cell office:value-type="string" calcext:value-type="string">
            <text:p>EGFDLYYVNPK</text:p>
          </table:table-cell>
          <table:table-cell table:formula="of:=SUBSTITUTE(SUBSTITUTE([.A1476];&quot;(+15.99)&quot;;&quot;&quot;);&quot;(+57.02)&quot;;&quot;&quot;)" office:value-type="string" office:string-value="EGFDLYYVNPK" calcext:value-type="string">
            <text:p>EGFDLYYVNPK</text:p>
          </table:table-cell>
          <table:table-cell office:value-type="string" calcext:value-type="string">
            <text:p>EPMQNEMNMK</text:p>
          </table:table-cell>
          <table:table-cell table:formula="of:=SUBSTITUTE(SUBSTITUTE([.C1476];&quot;(+15.99)&quot;;&quot;&quot;);&quot;(+57.02)&quot;;&quot;&quot;)" office:value-type="string" office:string-value="EPMQNEMNMK" calcext:value-type="string">
            <text:p>EPMQNEMNMK</text:p>
          </table:table-cell>
        </table:table-row>
        <table:table-row table:style-name="ro1">
          <table:table-cell office:value-type="string" calcext:value-type="string">
            <text:p>ESGM(+15.99)RLTHSGYLK</text:p>
          </table:table-cell>
          <table:table-cell table:formula="of:=SUBSTITUTE(SUBSTITUTE([.A1477];&quot;(+15.99)&quot;;&quot;&quot;);&quot;(+57.02)&quot;;&quot;&quot;)" office:value-type="string" office:string-value="ESGMRLTHSGYLK" calcext:value-type="string">
            <text:p>ESGMRLTHSGYLK</text:p>
          </table:table-cell>
          <table:table-cell office:value-type="string" calcext:value-type="string">
            <text:p>C(+57.02)WALTGK</text:p>
          </table:table-cell>
          <table:table-cell table:formula="of:=SUBSTITUTE(SUBSTITUTE([.C1477];&quot;(+15.99)&quot;;&quot;&quot;);&quot;(+57.02)&quot;;&quot;&quot;)" office:value-type="string" office:string-value="CWALTGK" calcext:value-type="string">
            <text:p>CWALTGK</text:p>
          </table:table-cell>
        </table:table-row>
        <table:table-row table:style-name="ro1">
          <table:table-cell office:value-type="string" calcext:value-type="string">
            <text:p>EKAADFLPLNC(+57.02)DYTER</text:p>
          </table:table-cell>
          <table:table-cell table:formula="of:=SUBSTITUTE(SUBSTITUTE([.A1478];&quot;(+15.99)&quot;;&quot;&quot;);&quot;(+57.02)&quot;;&quot;&quot;)" office:value-type="string" office:string-value="EKAADFLPLNCDYTER" calcext:value-type="string">
            <text:p>EKAADFLPLNCDYTER</text:p>
          </table:table-cell>
          <table:table-cell office:value-type="string" calcext:value-type="string">
            <text:p>WEFNVLASAK</text:p>
          </table:table-cell>
          <table:table-cell table:formula="of:=SUBSTITUTE(SUBSTITUTE([.C1478];&quot;(+15.99)&quot;;&quot;&quot;);&quot;(+57.02)&quot;;&quot;&quot;)" office:value-type="string" office:string-value="WEFNVLASAK" calcext:value-type="string">
            <text:p>WEFNVLASAK</text:p>
          </table:table-cell>
        </table:table-row>
        <table:table-row table:style-name="ro2">
          <table:table-cell office:value-type="string" calcext:value-type="string">
            <text:p>LGAVDSGM(+15.99)NALK</text:p>
          </table:table-cell>
          <table:table-cell table:formula="of:=SUBSTITUTE(SUBSTITUTE([.A1479];&quot;(+15.99)&quot;;&quot;&quot;);&quot;(+57.02)&quot;;&quot;&quot;)" office:value-type="string" office:string-value="LGAVDSGMNALK" calcext:value-type="string">
            <text:p>LGAVDSGMNALK</text:p>
          </table:table-cell>
          <table:table-cell office:value-type="string" calcext:value-type="string">
            <text:p>NMVLQNVDVNAGPAK</text:p>
          </table:table-cell>
          <table:table-cell table:formula="of:=SUBSTITUTE(SUBSTITUTE([.C1479];&quot;(+15.99)&quot;;&quot;&quot;);&quot;(+57.02)&quot;;&quot;&quot;)" office:value-type="string" office:string-value="NMVLQNVDVNAGPAK" calcext:value-type="string">
            <text:p>NMVLQNVDVNAGPAK</text:p>
          </table:table-cell>
        </table:table-row>
        <table:table-row table:style-name="ro1">
          <table:table-cell office:value-type="string" calcext:value-type="string">
            <text:p>THSSQVVYLR</text:p>
          </table:table-cell>
          <table:table-cell table:formula="of:=SUBSTITUTE(SUBSTITUTE([.A1480];&quot;(+15.99)&quot;;&quot;&quot;);&quot;(+57.02)&quot;;&quot;&quot;)" office:value-type="string" office:string-value="THSSQVVYLR" calcext:value-type="string">
            <text:p>THSSQVVYLR</text:p>
          </table:table-cell>
          <table:table-cell office:value-type="string" calcext:value-type="string">
            <text:p>ERC(+57.02)M(+15.99)YPDLGK</text:p>
          </table:table-cell>
          <table:table-cell table:formula="of:=SUBSTITUTE(SUBSTITUTE([.C1480];&quot;(+15.99)&quot;;&quot;&quot;);&quot;(+57.02)&quot;;&quot;&quot;)" office:value-type="string" office:string-value="ERCMYPDLGK" calcext:value-type="string">
            <text:p>ERCMYPDLGK</text:p>
          </table:table-cell>
        </table:table-row>
        <table:table-row table:style-name="ro2">
          <table:table-cell office:value-type="string" calcext:value-type="string">
            <text:p>KKPLAEDLEK</text:p>
          </table:table-cell>
          <table:table-cell table:formula="of:=SUBSTITUTE(SUBSTITUTE([.A1481];&quot;(+15.99)&quot;;&quot;&quot;);&quot;(+57.02)&quot;;&quot;&quot;)" office:value-type="string" office:string-value="KKPLAEDLEK" calcext:value-type="string">
            <text:p>KKPLAEDLEK</text:p>
          </table:table-cell>
          <table:table-cell office:value-type="string" calcext:value-type="string">
            <text:p>THMASVAEATQK</text:p>
          </table:table-cell>
          <table:table-cell table:formula="of:=SUBSTITUTE(SUBSTITUTE([.C1481];&quot;(+15.99)&quot;;&quot;&quot;);&quot;(+57.02)&quot;;&quot;&quot;)" office:value-type="string" office:string-value="THMASVAEATQK" calcext:value-type="string">
            <text:p>THMASVAEATQK</text:p>
          </table:table-cell>
        </table:table-row>
        <table:table-row table:style-name="ro1">
          <table:table-cell office:value-type="string" calcext:value-type="string">
            <text:p>KQSNFNQPDK</text:p>
          </table:table-cell>
          <table:table-cell table:formula="of:=SUBSTITUTE(SUBSTITUTE([.A1482];&quot;(+15.99)&quot;;&quot;&quot;);&quot;(+57.02)&quot;;&quot;&quot;)" office:value-type="string" office:string-value="KQSNFNQPDK" calcext:value-type="string">
            <text:p>KQSNFNQPDK</text:p>
          </table:table-cell>
          <table:table-cell office:value-type="string" calcext:value-type="string">
            <text:p>NTMADEVGPK</text:p>
          </table:table-cell>
          <table:table-cell table:formula="of:=SUBSTITUTE(SUBSTITUTE([.C1482];&quot;(+15.99)&quot;;&quot;&quot;);&quot;(+57.02)&quot;;&quot;&quot;)" office:value-type="string" office:string-value="NTMADEVGPK" calcext:value-type="string">
            <text:p>NTMADEVGPK</text:p>
          </table:table-cell>
        </table:table-row>
        <table:table-row table:style-name="ro2">
          <table:table-cell office:value-type="string" calcext:value-type="string">
            <text:p>NRDTAM(+15.99)HDR</text:p>
          </table:table-cell>
          <table:table-cell table:formula="of:=SUBSTITUTE(SUBSTITUTE([.A1483];&quot;(+15.99)&quot;;&quot;&quot;);&quot;(+57.02)&quot;;&quot;&quot;)" office:value-type="string" office:string-value="NRDTAMHDR" calcext:value-type="string">
            <text:p>NRDTAMHDR</text:p>
          </table:table-cell>
          <table:table-cell office:value-type="string" calcext:value-type="string">
            <text:p>ESPNSTTPSGLK</text:p>
          </table:table-cell>
          <table:table-cell table:formula="of:=SUBSTITUTE(SUBSTITUTE([.C1483];&quot;(+15.99)&quot;;&quot;&quot;);&quot;(+57.02)&quot;;&quot;&quot;)" office:value-type="string" office:string-value="ESPNSTTPSGLK" calcext:value-type="string">
            <text:p>ESPNSTTPSGLK</text:p>
          </table:table-cell>
        </table:table-row>
        <table:table-row table:style-name="ro2">
          <table:table-cell office:value-type="string" calcext:value-type="string">
            <text:p>TYPALVNFNK</text:p>
          </table:table-cell>
          <table:table-cell table:formula="of:=SUBSTITUTE(SUBSTITUTE([.A1484];&quot;(+15.99)&quot;;&quot;&quot;);&quot;(+57.02)&quot;;&quot;&quot;)" office:value-type="string" office:string-value="TYPALVNFNK" calcext:value-type="string">
            <text:p>TYPALVNFNK</text:p>
          </table:table-cell>
          <table:table-cell office:value-type="string" calcext:value-type="string">
            <text:p>LGDLLAEVSHGVLGPK</text:p>
          </table:table-cell>
          <table:table-cell table:formula="of:=SUBSTITUTE(SUBSTITUTE([.C1484];&quot;(+15.99)&quot;;&quot;&quot;);&quot;(+57.02)&quot;;&quot;&quot;)" office:value-type="string" office:string-value="LGDLLAEVSHGVLGPK" calcext:value-type="string">
            <text:p>LGDLLAEVSHGVLGPK</text:p>
          </table:table-cell>
        </table:table-row>
        <table:table-row table:style-name="ro2">
          <table:table-cell office:value-type="string" calcext:value-type="string">
            <text:p>KTHM(+15.99)C(+57.02)RVGLKPPSHR</text:p>
          </table:table-cell>
          <table:table-cell table:formula="of:=SUBSTITUTE(SUBSTITUTE([.A1485];&quot;(+15.99)&quot;;&quot;&quot;);&quot;(+57.02)&quot;;&quot;&quot;)" office:value-type="string" office:string-value="KTHMCRVGLKPPSHR" calcext:value-type="string">
            <text:p>KTHMCRVGLKPPSHR</text:p>
          </table:table-cell>
          <table:table-cell office:value-type="string" calcext:value-type="string">
            <text:p>VKYTAQDVLDKNC(+57.02)R</text:p>
          </table:table-cell>
          <table:table-cell table:formula="of:=SUBSTITUTE(SUBSTITUTE([.C1485];&quot;(+15.99)&quot;;&quot;&quot;);&quot;(+57.02)&quot;;&quot;&quot;)" office:value-type="string" office:string-value="VKYTAQDVLDKNCR" calcext:value-type="string">
            <text:p>VKYTAQDVLDKNCR</text:p>
          </table:table-cell>
        </table:table-row>
        <table:table-row table:style-name="ro2">
          <table:table-cell office:value-type="string" calcext:value-type="string">
            <text:p>ELVNVPMLK</text:p>
          </table:table-cell>
          <table:table-cell table:formula="of:=SUBSTITUTE(SUBSTITUTE([.A1486];&quot;(+15.99)&quot;;&quot;&quot;);&quot;(+57.02)&quot;;&quot;&quot;)" office:value-type="string" office:string-value="ELVNVPMLK" calcext:value-type="string">
            <text:p>ELVNVPMLK</text:p>
          </table:table-cell>
          <table:table-cell office:value-type="string" calcext:value-type="string">
            <text:p>SC(+57.02)AWTEFLVGK</text:p>
          </table:table-cell>
          <table:table-cell table:formula="of:=SUBSTITUTE(SUBSTITUTE([.C1486];&quot;(+15.99)&quot;;&quot;&quot;);&quot;(+57.02)&quot;;&quot;&quot;)" office:value-type="string" office:string-value="SCAWTEFLVGK" calcext:value-type="string">
            <text:p>SCAWTEFLVGK</text:p>
          </table:table-cell>
        </table:table-row>
        <table:table-row table:style-name="ro1">
          <table:table-cell office:value-type="string" calcext:value-type="string">
            <text:p>EPVLVGPTHLHPMEAAK</text:p>
          </table:table-cell>
          <table:table-cell table:formula="of:=SUBSTITUTE(SUBSTITUTE([.A1487];&quot;(+15.99)&quot;;&quot;&quot;);&quot;(+57.02)&quot;;&quot;&quot;)" office:value-type="string" office:string-value="EPVLVGPTHLHPMEAAK" calcext:value-type="string">
            <text:p>EPVLVGPTHLHPMEAAK</text:p>
          </table:table-cell>
          <table:table-cell office:value-type="string" calcext:value-type="string">
            <text:p>KNTPPLPFK</text:p>
          </table:table-cell>
          <table:table-cell table:formula="of:=SUBSTITUTE(SUBSTITUTE([.C1487];&quot;(+15.99)&quot;;&quot;&quot;);&quot;(+57.02)&quot;;&quot;&quot;)" office:value-type="string" office:string-value="KNTPPLPFK" calcext:value-type="string">
            <text:p>KNTPPLPFK</text:p>
          </table:table-cell>
        </table:table-row>
        <table:table-row table:style-name="ro2">
          <table:table-cell office:value-type="string" calcext:value-type="string">
            <text:p>EEM(+15.99)MLVM(+15.99)PVR</text:p>
          </table:table-cell>
          <table:table-cell table:formula="of:=SUBSTITUTE(SUBSTITUTE([.A1488];&quot;(+15.99)&quot;;&quot;&quot;);&quot;(+57.02)&quot;;&quot;&quot;)" office:value-type="string" office:string-value="EEMMLVMPVR" calcext:value-type="string">
            <text:p>EEMMLVMPVR</text:p>
          </table:table-cell>
          <table:table-cell office:value-type="string" calcext:value-type="string">
            <text:p>EAMSSVYDWFNGNK</text:p>
          </table:table-cell>
          <table:table-cell table:formula="of:=SUBSTITUTE(SUBSTITUTE([.C1488];&quot;(+15.99)&quot;;&quot;&quot;);&quot;(+57.02)&quot;;&quot;&quot;)" office:value-type="string" office:string-value="EAMSSVYDWFNGNK" calcext:value-type="string">
            <text:p>EAMSSVYDWFNGNK</text:p>
          </table:table-cell>
        </table:table-row>
        <table:table-row table:style-name="ro2">
          <table:table-cell office:value-type="string" calcext:value-type="string">
            <text:p>SC(+57.02)LEVVK</text:p>
          </table:table-cell>
          <table:table-cell table:formula="of:=SUBSTITUTE(SUBSTITUTE([.A1489];&quot;(+15.99)&quot;;&quot;&quot;);&quot;(+57.02)&quot;;&quot;&quot;)" office:value-type="string" office:string-value="SCLEVVK" calcext:value-type="string">
            <text:p>SCLEVVK</text:p>
          </table:table-cell>
          <table:table-cell office:value-type="string" calcext:value-type="string">
            <text:p>KGM(+15.99)LELFQPPELANK</text:p>
          </table:table-cell>
          <table:table-cell table:formula="of:=SUBSTITUTE(SUBSTITUTE([.C1489];&quot;(+15.99)&quot;;&quot;&quot;);&quot;(+57.02)&quot;;&quot;&quot;)" office:value-type="string" office:string-value="KGMLELFQPPELANK" calcext:value-type="string">
            <text:p>KGMLELFQPPELANK</text:p>
          </table:table-cell>
        </table:table-row>
        <table:table-row table:style-name="ro1">
          <table:table-cell office:value-type="string" calcext:value-type="string">
            <text:p>TPHVQNLTGHR</text:p>
          </table:table-cell>
          <table:table-cell table:formula="of:=SUBSTITUTE(SUBSTITUTE([.A1490];&quot;(+15.99)&quot;;&quot;&quot;);&quot;(+57.02)&quot;;&quot;&quot;)" office:value-type="string" office:string-value="TPHVQNLTGHR" calcext:value-type="string">
            <text:p>TPHVQNLTGHR</text:p>
          </table:table-cell>
          <table:table-cell office:value-type="string" calcext:value-type="string">
            <text:p>FSMDFR</text:p>
          </table:table-cell>
          <table:table-cell table:formula="of:=SUBSTITUTE(SUBSTITUTE([.C1490];&quot;(+15.99)&quot;;&quot;&quot;);&quot;(+57.02)&quot;;&quot;&quot;)" office:value-type="string" office:string-value="FSMDFR" calcext:value-type="string">
            <text:p>FSMDFR</text:p>
          </table:table-cell>
        </table:table-row>
        <table:table-row table:style-name="ro1">
          <table:table-cell office:value-type="string" calcext:value-type="string">
            <text:p>M(+15.99)M(+15.99)YHLWR</text:p>
          </table:table-cell>
          <table:table-cell table:formula="of:=SUBSTITUTE(SUBSTITUTE([.A1491];&quot;(+15.99)&quot;;&quot;&quot;);&quot;(+57.02)&quot;;&quot;&quot;)" office:value-type="string" office:string-value="MMYHLWR" calcext:value-type="string">
            <text:p>MMYHLWR</text:p>
          </table:table-cell>
          <table:table-cell office:value-type="string" calcext:value-type="string">
            <text:p>NDPEDGFNR</text:p>
          </table:table-cell>
          <table:table-cell table:formula="of:=SUBSTITUTE(SUBSTITUTE([.C1491];&quot;(+15.99)&quot;;&quot;&quot;);&quot;(+57.02)&quot;;&quot;&quot;)" office:value-type="string" office:string-value="NDPEDGFNR" calcext:value-type="string">
            <text:p>NDPEDGFNR</text:p>
          </table:table-cell>
        </table:table-row>
        <table:table-row table:style-name="ro2">
          <table:table-cell office:value-type="string" calcext:value-type="string">
            <text:p>NFSSLVFVVNK</text:p>
          </table:table-cell>
          <table:table-cell table:formula="of:=SUBSTITUTE(SUBSTITUTE([.A1492];&quot;(+15.99)&quot;;&quot;&quot;);&quot;(+57.02)&quot;;&quot;&quot;)" office:value-type="string" office:string-value="NFSSLVFVVNK" calcext:value-type="string">
            <text:p>NFSSLVFVVNK</text:p>
          </table:table-cell>
          <table:table-cell office:value-type="string" calcext:value-type="string">
            <text:p>EPRLDEPYLLLTDK</text:p>
          </table:table-cell>
          <table:table-cell table:formula="of:=SUBSTITUTE(SUBSTITUTE([.C1492];&quot;(+15.99)&quot;;&quot;&quot;);&quot;(+57.02)&quot;;&quot;&quot;)" office:value-type="string" office:string-value="EPRLDEPYLLLTDK" calcext:value-type="string">
            <text:p>EPRLDEPYLLLTDK</text:p>
          </table:table-cell>
        </table:table-row>
        <table:table-row table:style-name="ro2">
          <table:table-cell office:value-type="string" calcext:value-type="string">
            <text:p>MNQYLVDPK</text:p>
          </table:table-cell>
          <table:table-cell table:formula="of:=SUBSTITUTE(SUBSTITUTE([.A1493];&quot;(+15.99)&quot;;&quot;&quot;);&quot;(+57.02)&quot;;&quot;&quot;)" office:value-type="string" office:string-value="MNQYLVDPK" calcext:value-type="string">
            <text:p>MNQYLVDPK</text:p>
          </table:table-cell>
          <table:table-cell office:value-type="string" calcext:value-type="string">
            <text:p>EELTYDTPADPAK</text:p>
          </table:table-cell>
          <table:table-cell table:formula="of:=SUBSTITUTE(SUBSTITUTE([.C1493];&quot;(+15.99)&quot;;&quot;&quot;);&quot;(+57.02)&quot;;&quot;&quot;)" office:value-type="string" office:string-value="EELTYDTPADPAK" calcext:value-type="string">
            <text:p>EELTYDTPADPAK</text:p>
          </table:table-cell>
        </table:table-row>
        <table:table-row table:style-name="ro1">
          <table:table-cell office:value-type="string" calcext:value-type="string">
            <text:p>QM(+15.99)TGGFLPGLLALAK</text:p>
          </table:table-cell>
          <table:table-cell table:formula="of:=SUBSTITUTE(SUBSTITUTE([.A1494];&quot;(+15.99)&quot;;&quot;&quot;);&quot;(+57.02)&quot;;&quot;&quot;)" office:value-type="string" office:string-value="QMTGGFLPGLLALAK" calcext:value-type="string">
            <text:p>QMTGGFLPGLLALAK</text:p>
          </table:table-cell>
          <table:table-cell office:value-type="string" calcext:value-type="string">
            <text:p>NADLTC(+57.02)DNDK</text:p>
          </table:table-cell>
          <table:table-cell table:formula="of:=SUBSTITUTE(SUBSTITUTE([.C1494];&quot;(+15.99)&quot;;&quot;&quot;);&quot;(+57.02)&quot;;&quot;&quot;)" office:value-type="string" office:string-value="NADLTCDNDK" calcext:value-type="string">
            <text:p>NADLTCDNDK</text:p>
          </table:table-cell>
        </table:table-row>
        <table:table-row table:style-name="ro2">
          <table:table-cell office:value-type="string" calcext:value-type="string">
            <text:p>TC(+57.02)NEVTPAEK</text:p>
          </table:table-cell>
          <table:table-cell table:formula="of:=SUBSTITUTE(SUBSTITUTE([.A1495];&quot;(+15.99)&quot;;&quot;&quot;);&quot;(+57.02)&quot;;&quot;&quot;)" office:value-type="string" office:string-value="TCNEVTPAEK" calcext:value-type="string">
            <text:p>TCNEVTPAEK</text:p>
          </table:table-cell>
          <table:table-cell office:value-type="string" calcext:value-type="string">
            <text:p>SNHDPLSPEWR</text:p>
          </table:table-cell>
          <table:table-cell table:formula="of:=SUBSTITUTE(SUBSTITUTE([.C1495];&quot;(+15.99)&quot;;&quot;&quot;);&quot;(+57.02)&quot;;&quot;&quot;)" office:value-type="string" office:string-value="SNHDPLSPEWR" calcext:value-type="string">
            <text:p>SNHDPLSPEWR</text:p>
          </table:table-cell>
        </table:table-row>
        <table:table-row table:style-name="ro2">
          <table:table-cell office:value-type="string" calcext:value-type="string">
            <text:p>EAFSDLTR</text:p>
          </table:table-cell>
          <table:table-cell table:formula="of:=SUBSTITUTE(SUBSTITUTE([.A1496];&quot;(+15.99)&quot;;&quot;&quot;);&quot;(+57.02)&quot;;&quot;&quot;)" office:value-type="string" office:string-value="EAFSDLTR" calcext:value-type="string">
            <text:p>EAFSDLTR</text:p>
          </table:table-cell>
          <table:table-cell office:value-type="string" calcext:value-type="string">
            <text:p>KVPGTFMRRYSK</text:p>
          </table:table-cell>
          <table:table-cell table:formula="of:=SUBSTITUTE(SUBSTITUTE([.C1496];&quot;(+15.99)&quot;;&quot;&quot;);&quot;(+57.02)&quot;;&quot;&quot;)" office:value-type="string" office:string-value="KVPGTFMRRYSK" calcext:value-type="string">
            <text:p>KVPGTFMRRYSK</text:p>
          </table:table-cell>
        </table:table-row>
        <table:table-row table:style-name="ro2">
          <table:table-cell office:value-type="string" calcext:value-type="string">
            <text:p>ASDLNC(+57.02)GSMALVMAR</text:p>
          </table:table-cell>
          <table:table-cell table:formula="of:=SUBSTITUTE(SUBSTITUTE([.A1497];&quot;(+15.99)&quot;;&quot;&quot;);&quot;(+57.02)&quot;;&quot;&quot;)" office:value-type="string" office:string-value="ASDLNCGSMALVMAR" calcext:value-type="string">
            <text:p>ASDLNCGSMALVMAR</text:p>
          </table:table-cell>
          <table:table-cell office:value-type="string" calcext:value-type="string">
            <text:p>C(+57.02)SYLTAKVDASAK</text:p>
          </table:table-cell>
          <table:table-cell table:formula="of:=SUBSTITUTE(SUBSTITUTE([.C1497];&quot;(+15.99)&quot;;&quot;&quot;);&quot;(+57.02)&quot;;&quot;&quot;)" office:value-type="string" office:string-value="CSYLTAKVDASAK" calcext:value-type="string">
            <text:p>CSYLTAKVDASAK</text:p>
          </table:table-cell>
        </table:table-row>
        <table:table-row table:style-name="ro2">
          <table:table-cell office:value-type="string" calcext:value-type="string">
            <text:p>MWESANELFSVRPDEK</text:p>
          </table:table-cell>
          <table:table-cell table:formula="of:=SUBSTITUTE(SUBSTITUTE([.A1498];&quot;(+15.99)&quot;;&quot;&quot;);&quot;(+57.02)&quot;;&quot;&quot;)" office:value-type="string" office:string-value="MWESANELFSVRPDEK" calcext:value-type="string">
            <text:p>MWESANELFSVRPDEK</text:p>
          </table:table-cell>
          <table:table-cell office:value-type="string" calcext:value-type="string">
            <text:p>WLRKDEDYLYVGQKVK</text:p>
          </table:table-cell>
          <table:table-cell table:formula="of:=SUBSTITUTE(SUBSTITUTE([.C1498];&quot;(+15.99)&quot;;&quot;&quot;);&quot;(+57.02)&quot;;&quot;&quot;)" office:value-type="string" office:string-value="WLRKDEDYLYVGQKVK" calcext:value-type="string">
            <text:p>WLRKDEDYLYVGQKVK</text:p>
          </table:table-cell>
        </table:table-row>
        <table:table-row table:style-name="ro1">
          <table:table-cell office:value-type="string" calcext:value-type="string">
            <text:p>RRM(+15.99)DLASELLSHK</text:p>
          </table:table-cell>
          <table:table-cell table:formula="of:=SUBSTITUTE(SUBSTITUTE([.A1499];&quot;(+15.99)&quot;;&quot;&quot;);&quot;(+57.02)&quot;;&quot;&quot;)" office:value-type="string" office:string-value="RRMDLASELLSHK" calcext:value-type="string">
            <text:p>RRMDLASELLSHK</text:p>
          </table:table-cell>
          <table:table-cell office:value-type="string" calcext:value-type="string">
            <text:p>SKLENLRSK</text:p>
          </table:table-cell>
          <table:table-cell table:formula="of:=SUBSTITUTE(SUBSTITUTE([.C1499];&quot;(+15.99)&quot;;&quot;&quot;);&quot;(+57.02)&quot;;&quot;&quot;)" office:value-type="string" office:string-value="SKLENLRSK" calcext:value-type="string">
            <text:p>SKLENLRSK</text:p>
          </table:table-cell>
        </table:table-row>
        <table:table-row table:style-name="ro2">
          <table:table-cell office:value-type="string" calcext:value-type="string">
            <text:p>QNYMLALGTQLR</text:p>
          </table:table-cell>
          <table:table-cell table:formula="of:=SUBSTITUTE(SUBSTITUTE([.A1500];&quot;(+15.99)&quot;;&quot;&quot;);&quot;(+57.02)&quot;;&quot;&quot;)" office:value-type="string" office:string-value="QNYMLALGTQLR" calcext:value-type="string">
            <text:p>QNYMLALGTQLR</text:p>
          </table:table-cell>
          <table:table-cell office:value-type="string" calcext:value-type="string">
            <text:p>C(+57.02)DLVLDEYPLLLTDKK</text:p>
          </table:table-cell>
          <table:table-cell table:formula="of:=SUBSTITUTE(SUBSTITUTE([.C1500];&quot;(+15.99)&quot;;&quot;&quot;);&quot;(+57.02)&quot;;&quot;&quot;)" office:value-type="string" office:string-value="CDLVLDEYPLLLTDKK" calcext:value-type="string">
            <text:p>CDLVLDEYPLLLTDKK</text:p>
          </table:table-cell>
        </table:table-row>
        <table:table-row table:style-name="ro2">
          <table:table-cell office:value-type="string" calcext:value-type="string">
            <text:p>LLVYLADHEADR</text:p>
          </table:table-cell>
          <table:table-cell table:formula="of:=SUBSTITUTE(SUBSTITUTE([.A1501];&quot;(+15.99)&quot;;&quot;&quot;);&quot;(+57.02)&quot;;&quot;&quot;)" office:value-type="string" office:string-value="LLVYLADHEADR" calcext:value-type="string">
            <text:p>LLVYLADHEADR</text:p>
          </table:table-cell>
          <table:table-cell office:value-type="string" calcext:value-type="string">
            <text:p>M(+15.99)TKLADM(+15.99)DAAEKAPR</text:p>
          </table:table-cell>
          <table:table-cell table:formula="of:=SUBSTITUTE(SUBSTITUTE([.C1501];&quot;(+15.99)&quot;;&quot;&quot;);&quot;(+57.02)&quot;;&quot;&quot;)" office:value-type="string" office:string-value="MTKLADMDAAEKAPR" calcext:value-type="string">
            <text:p>MTKLADMDAAEKAPR</text:p>
          </table:table-cell>
        </table:table-row>
        <table:table-row table:style-name="ro1">
          <table:table-cell office:value-type="string" calcext:value-type="string">
            <text:p>EVPLNFFSC(+57.02)STR</text:p>
          </table:table-cell>
          <table:table-cell table:formula="of:=SUBSTITUTE(SUBSTITUTE([.A1502];&quot;(+15.99)&quot;;&quot;&quot;);&quot;(+57.02)&quot;;&quot;&quot;)" office:value-type="string" office:string-value="EVPLNFFSCSTR" calcext:value-type="string">
            <text:p>EVPLNFFSCSTR</text:p>
          </table:table-cell>
          <table:table-cell office:value-type="string" calcext:value-type="string">
            <text:p>DNLPLLSHC(+57.02)C(+57.02)K</text:p>
          </table:table-cell>
          <table:table-cell table:formula="of:=SUBSTITUTE(SUBSTITUTE([.C1502];&quot;(+15.99)&quot;;&quot;&quot;);&quot;(+57.02)&quot;;&quot;&quot;)" office:value-type="string" office:string-value="DNLPLLSHCCK" calcext:value-type="string">
            <text:p>DNLPLLSHCCK</text:p>
          </table:table-cell>
        </table:table-row>
        <table:table-row table:style-name="ro2">
          <table:table-cell office:value-type="string" calcext:value-type="string">
            <text:p>DVSLTQQK</text:p>
          </table:table-cell>
          <table:table-cell table:formula="of:=SUBSTITUTE(SUBSTITUTE([.A1503];&quot;(+15.99)&quot;;&quot;&quot;);&quot;(+57.02)&quot;;&quot;&quot;)" office:value-type="string" office:string-value="DVSLTQQK" calcext:value-type="string">
            <text:p>DVSLTQQK</text:p>
          </table:table-cell>
          <table:table-cell office:value-type="string" calcext:value-type="string">
            <text:p>DGLELPSAC(+57.02)SSYPK</text:p>
          </table:table-cell>
          <table:table-cell table:formula="of:=SUBSTITUTE(SUBSTITUTE([.C1503];&quot;(+15.99)&quot;;&quot;&quot;);&quot;(+57.02)&quot;;&quot;&quot;)" office:value-type="string" office:string-value="DGLELPSACSSYPK" calcext:value-type="string">
            <text:p>DGLELPSACSSYPK</text:p>
          </table:table-cell>
        </table:table-row>
        <table:table-row table:style-name="ro2">
          <table:table-cell office:value-type="string" calcext:value-type="string">
            <text:p>EAQPQM(+15.99)C(+57.02)EK</text:p>
          </table:table-cell>
          <table:table-cell table:formula="of:=SUBSTITUTE(SUBSTITUTE([.A1504];&quot;(+15.99)&quot;;&quot;&quot;);&quot;(+57.02)&quot;;&quot;&quot;)" office:value-type="string" office:string-value="EAQPQMCEK" calcext:value-type="string">
            <text:p>EAQPQMCEK</text:p>
          </table:table-cell>
          <table:table-cell office:value-type="string" calcext:value-type="string">
            <text:p>QNDLNNLSAM(+15.99)FALAR</text:p>
          </table:table-cell>
          <table:table-cell table:formula="of:=SUBSTITUTE(SUBSTITUTE([.C1504];&quot;(+15.99)&quot;;&quot;&quot;);&quot;(+57.02)&quot;;&quot;&quot;)" office:value-type="string" office:string-value="QNDLNNLSAMFALAR" calcext:value-type="string">
            <text:p>QNDLNNLSAMFALAR</text:p>
          </table:table-cell>
        </table:table-row>
        <table:table-row table:style-name="ro2">
          <table:table-cell office:value-type="string" calcext:value-type="string">
            <text:p>KKWFNPEEAALGYK</text:p>
          </table:table-cell>
          <table:table-cell table:formula="of:=SUBSTITUTE(SUBSTITUTE([.A1505];&quot;(+15.99)&quot;;&quot;&quot;);&quot;(+57.02)&quot;;&quot;&quot;)" office:value-type="string" office:string-value="KKWFNPEEAALGYK" calcext:value-type="string">
            <text:p>KKWFNPEEAALGYK</text:p>
          </table:table-cell>
          <table:table-cell office:value-type="string" calcext:value-type="string">
            <text:p>HTMVNALLPYPR</text:p>
          </table:table-cell>
          <table:table-cell table:formula="of:=SUBSTITUTE(SUBSTITUTE([.C1505];&quot;(+15.99)&quot;;&quot;&quot;);&quot;(+57.02)&quot;;&quot;&quot;)" office:value-type="string" office:string-value="HTMVNALLPYPR" calcext:value-type="string">
            <text:p>HTMVNALLPYPR</text:p>
          </table:table-cell>
        </table:table-row>
        <table:table-row table:style-name="ro2">
          <table:table-cell office:value-type="string" calcext:value-type="string">
            <text:p>QM(+15.99)FLLNPEGLVTHLLGNK</text:p>
          </table:table-cell>
          <table:table-cell table:formula="of:=SUBSTITUTE(SUBSTITUTE([.A1506];&quot;(+15.99)&quot;;&quot;&quot;);&quot;(+57.02)&quot;;&quot;&quot;)" office:value-type="string" office:string-value="QMFLLNPEGLVTHLLGNK" calcext:value-type="string">
            <text:p>QMFLLNPEGLVTHLLGNK</text:p>
          </table:table-cell>
          <table:table-cell office:value-type="string" calcext:value-type="string">
            <text:p>RMFLDFMLLYNK</text:p>
          </table:table-cell>
          <table:table-cell table:formula="of:=SUBSTITUTE(SUBSTITUTE([.C1506];&quot;(+15.99)&quot;;&quot;&quot;);&quot;(+57.02)&quot;;&quot;&quot;)" office:value-type="string" office:string-value="RMFLDFMLLYNK" calcext:value-type="string">
            <text:p>RMFLDFMLLYNK</text:p>
          </table:table-cell>
        </table:table-row>
        <table:table-row table:style-name="ro1">
          <table:table-cell office:value-type="string" calcext:value-type="string">
            <text:p>NPTVELSTKEK</text:p>
          </table:table-cell>
          <table:table-cell table:formula="of:=SUBSTITUTE(SUBSTITUTE([.A1507];&quot;(+15.99)&quot;;&quot;&quot;);&quot;(+57.02)&quot;;&quot;&quot;)" office:value-type="string" office:string-value="NPTVELSTKEK" calcext:value-type="string">
            <text:p>NPTVELSTKEK</text:p>
          </table:table-cell>
          <table:table-cell office:value-type="string" calcext:value-type="string">
            <text:p>QM(+15.99)LELVFAPAK</text:p>
          </table:table-cell>
          <table:table-cell table:formula="of:=SUBSTITUTE(SUBSTITUTE([.C1507];&quot;(+15.99)&quot;;&quot;&quot;);&quot;(+57.02)&quot;;&quot;&quot;)" office:value-type="string" office:string-value="QMLELVFAPAK" calcext:value-type="string">
            <text:p>QMLELVFAPAK</text:p>
          </table:table-cell>
        </table:table-row>
        <table:table-row table:style-name="ro2">
          <table:table-cell office:value-type="string" calcext:value-type="string">
            <text:p>NVVNGQDETK</text:p>
          </table:table-cell>
          <table:table-cell table:formula="of:=SUBSTITUTE(SUBSTITUTE([.A1508];&quot;(+15.99)&quot;;&quot;&quot;);&quot;(+57.02)&quot;;&quot;&quot;)" office:value-type="string" office:string-value="NVVNGQDETK" calcext:value-type="string">
            <text:p>NVVNGQDETK</text:p>
          </table:table-cell>
          <table:table-cell office:value-type="string" calcext:value-type="string">
            <text:p>KVETKLAEWLNPC(+57.02)K</text:p>
          </table:table-cell>
          <table:table-cell table:formula="of:=SUBSTITUTE(SUBSTITUTE([.C1508];&quot;(+15.99)&quot;;&quot;&quot;);&quot;(+57.02)&quot;;&quot;&quot;)" office:value-type="string" office:string-value="KVETKLAEWLNPCK" calcext:value-type="string">
            <text:p>KVETKLAEWLNPCK</text:p>
          </table:table-cell>
        </table:table-row>
        <table:table-row table:style-name="ro2">
          <table:table-cell office:value-type="string" calcext:value-type="string">
            <text:p>VSLEQM(+15.99)AGENPR</text:p>
          </table:table-cell>
          <table:table-cell table:formula="of:=SUBSTITUTE(SUBSTITUTE([.A1509];&quot;(+15.99)&quot;;&quot;&quot;);&quot;(+57.02)&quot;;&quot;&quot;)" office:value-type="string" office:string-value="VSLEQMAGENPR" calcext:value-type="string">
            <text:p>VSLEQMAGENPR</text:p>
          </table:table-cell>
          <table:table-cell office:value-type="string" calcext:value-type="string">
            <text:p>DSVGTDVLLHDDLPEK</text:p>
          </table:table-cell>
          <table:table-cell table:formula="of:=SUBSTITUTE(SUBSTITUTE([.C1509];&quot;(+15.99)&quot;;&quot;&quot;);&quot;(+57.02)&quot;;&quot;&quot;)" office:value-type="string" office:string-value="DSVGTDVLLHDDLPEK" calcext:value-type="string">
            <text:p>DSVGTDVLLHDDLPEK</text:p>
          </table:table-cell>
        </table:table-row>
        <table:table-row table:style-name="ro2">
          <table:table-cell office:value-type="string" calcext:value-type="string">
            <text:p>KPDESSLNEC(+57.02)YHPK</text:p>
          </table:table-cell>
          <table:table-cell table:formula="of:=SUBSTITUTE(SUBSTITUTE([.A1510];&quot;(+15.99)&quot;;&quot;&quot;);&quot;(+57.02)&quot;;&quot;&quot;)" office:value-type="string" office:string-value="KPDESSLNECYHPK" calcext:value-type="string">
            <text:p>KPDESSLNECYHPK</text:p>
          </table:table-cell>
          <table:table-cell office:value-type="string" calcext:value-type="string">
            <text:p>LLDEGEAGGATVAVLLR</text:p>
          </table:table-cell>
          <table:table-cell table:formula="of:=SUBSTITUTE(SUBSTITUTE([.C1510];&quot;(+15.99)&quot;;&quot;&quot;);&quot;(+57.02)&quot;;&quot;&quot;)" office:value-type="string" office:string-value="LLDEGEAGGATVAVLLR" calcext:value-type="string">
            <text:p>LLDEGEAGGATVAVLLR</text:p>
          </table:table-cell>
        </table:table-row>
        <table:table-row table:style-name="ro2">
          <table:table-cell office:value-type="string" calcext:value-type="string">
            <text:p>NHANDLQK</text:p>
          </table:table-cell>
          <table:table-cell table:formula="of:=SUBSTITUTE(SUBSTITUTE([.A1511];&quot;(+15.99)&quot;;&quot;&quot;);&quot;(+57.02)&quot;;&quot;&quot;)" office:value-type="string" office:string-value="NHANDLQK" calcext:value-type="string">
            <text:p>NHANDLQK</text:p>
          </table:table-cell>
          <table:table-cell office:value-type="string" calcext:value-type="string">
            <text:p>KWGAVDHMAHAK</text:p>
          </table:table-cell>
          <table:table-cell table:formula="of:=SUBSTITUTE(SUBSTITUTE([.C1511];&quot;(+15.99)&quot;;&quot;&quot;);&quot;(+57.02)&quot;;&quot;&quot;)" office:value-type="string" office:string-value="KWGAVDHMAHAK" calcext:value-type="string">
            <text:p>KWGAVDHMAHAK</text:p>
          </table:table-cell>
        </table:table-row>
        <table:table-row table:style-name="ro2">
          <table:table-cell office:value-type="string" calcext:value-type="string">
            <text:p>QVVAVVDVNDLNVK</text:p>
          </table:table-cell>
          <table:table-cell table:formula="of:=SUBSTITUTE(SUBSTITUTE([.A1512];&quot;(+15.99)&quot;;&quot;&quot;);&quot;(+57.02)&quot;;&quot;&quot;)" office:value-type="string" office:string-value="QVVAVVDVNDLNVK" calcext:value-type="string">
            <text:p>QVVAVVDVNDLNVK</text:p>
          </table:table-cell>
          <table:table-cell office:value-type="string" calcext:value-type="string">
            <text:p>NFLLNSSM(+15.99)FLNK</text:p>
          </table:table-cell>
          <table:table-cell table:formula="of:=SUBSTITUTE(SUBSTITUTE([.C1512];&quot;(+15.99)&quot;;&quot;&quot;);&quot;(+57.02)&quot;;&quot;&quot;)" office:value-type="string" office:string-value="NFLLNSSMFLNK" calcext:value-type="string">
            <text:p>NFLLNSSMFLNK</text:p>
          </table:table-cell>
        </table:table-row>
        <table:table-row table:style-name="ro1">
          <table:table-cell office:value-type="string" calcext:value-type="string">
            <text:p>LSKVSLLR</text:p>
          </table:table-cell>
          <table:table-cell table:formula="of:=SUBSTITUTE(SUBSTITUTE([.A1513];&quot;(+15.99)&quot;;&quot;&quot;);&quot;(+57.02)&quot;;&quot;&quot;)" office:value-type="string" office:string-value="LSKVSLLR" calcext:value-type="string">
            <text:p>LSKVSLLR</text:p>
          </table:table-cell>
          <table:table-cell office:value-type="string" calcext:value-type="string">
            <text:p>EPYC(+57.02)DSPK</text:p>
          </table:table-cell>
          <table:table-cell table:formula="of:=SUBSTITUTE(SUBSTITUTE([.C1513];&quot;(+15.99)&quot;;&quot;&quot;);&quot;(+57.02)&quot;;&quot;&quot;)" office:value-type="string" office:string-value="EPYCDSPK" calcext:value-type="string">
            <text:p>EPYCDSPK</text:p>
          </table:table-cell>
        </table:table-row>
        <table:table-row table:style-name="ro2">
          <table:table-cell office:value-type="string" calcext:value-type="string">
            <text:p>GM(+15.99)TLYVANTVK</text:p>
          </table:table-cell>
          <table:table-cell table:formula="of:=SUBSTITUTE(SUBSTITUTE([.A1514];&quot;(+15.99)&quot;;&quot;&quot;);&quot;(+57.02)&quot;;&quot;&quot;)" office:value-type="string" office:string-value="GMTLYVANTVK" calcext:value-type="string">
            <text:p>GMTLYVANTVK</text:p>
          </table:table-cell>
          <table:table-cell office:value-type="string" calcext:value-type="string">
            <text:p>C(+57.02)YTTELEVQNQR</text:p>
          </table:table-cell>
          <table:table-cell table:formula="of:=SUBSTITUTE(SUBSTITUTE([.C1514];&quot;(+15.99)&quot;;&quot;&quot;);&quot;(+57.02)&quot;;&quot;&quot;)" office:value-type="string" office:string-value="CYTTELEVQNQR" calcext:value-type="string">
            <text:p>CYTTELEVQNQR</text:p>
          </table:table-cell>
        </table:table-row>
        <table:table-row table:style-name="ro2">
          <table:table-cell office:value-type="string" calcext:value-type="string">
            <text:p>EDNALLTKK</text:p>
          </table:table-cell>
          <table:table-cell table:formula="of:=SUBSTITUTE(SUBSTITUTE([.A1515];&quot;(+15.99)&quot;;&quot;&quot;);&quot;(+57.02)&quot;;&quot;&quot;)" office:value-type="string" office:string-value="EDNALLTKK" calcext:value-type="string">
            <text:p>EDNALLTKK</text:p>
          </table:table-cell>
          <table:table-cell office:value-type="string" calcext:value-type="string">
            <text:p>QNEHADQYGYK</text:p>
          </table:table-cell>
          <table:table-cell table:formula="of:=SUBSTITUTE(SUBSTITUTE([.C1515];&quot;(+15.99)&quot;;&quot;&quot;);&quot;(+57.02)&quot;;&quot;&quot;)" office:value-type="string" office:string-value="QNEHADQYGYK" calcext:value-type="string">
            <text:p>QNEHADQYGYK</text:p>
          </table:table-cell>
        </table:table-row>
        <table:table-row table:style-name="ro1">
          <table:table-cell office:value-type="string" calcext:value-type="string">
            <text:p>RLHC(+57.02)ATC(+57.02)DKAAAPK</text:p>
          </table:table-cell>
          <table:table-cell table:formula="of:=SUBSTITUTE(SUBSTITUTE([.A1516];&quot;(+15.99)&quot;;&quot;&quot;);&quot;(+57.02)&quot;;&quot;&quot;)" office:value-type="string" office:string-value="RLHCATCDKAAAPK" calcext:value-type="string">
            <text:p>RLHCATCDKAAAPK</text:p>
          </table:table-cell>
          <table:table-cell office:value-type="string" calcext:value-type="string">
            <text:p>NLLSC(+57.02)M(+15.99)K</text:p>
          </table:table-cell>
          <table:table-cell table:formula="of:=SUBSTITUTE(SUBSTITUTE([.C1516];&quot;(+15.99)&quot;;&quot;&quot;);&quot;(+57.02)&quot;;&quot;&quot;)" office:value-type="string" office:string-value="NLLSCMK" calcext:value-type="string">
            <text:p>NLLSCMK</text:p>
          </table:table-cell>
        </table:table-row>
        <table:table-row table:style-name="ro2">
          <table:table-cell office:value-type="string" calcext:value-type="string">
            <text:p>DVAARPSNQEGK</text:p>
          </table:table-cell>
          <table:table-cell table:formula="of:=SUBSTITUTE(SUBSTITUTE([.A1517];&quot;(+15.99)&quot;;&quot;&quot;);&quot;(+57.02)&quot;;&quot;&quot;)" office:value-type="string" office:string-value="DVAARPSNQEGK" calcext:value-type="string">
            <text:p>DVAARPSNQEGK</text:p>
          </table:table-cell>
          <table:table-cell office:value-type="string" calcext:value-type="string">
            <text:p>ENKADLVPVYHK</text:p>
          </table:table-cell>
          <table:table-cell table:formula="of:=SUBSTITUTE(SUBSTITUTE([.C1517];&quot;(+15.99)&quot;;&quot;&quot;);&quot;(+57.02)&quot;;&quot;&quot;)" office:value-type="string" office:string-value="ENKADLVPVYHK" calcext:value-type="string">
            <text:p>ENKADLVPVYHK</text:p>
          </table:table-cell>
        </table:table-row>
        <table:table-row table:style-name="ro2">
          <table:table-cell office:value-type="string" calcext:value-type="string">
            <text:p>DVLGAMLVAEANDK</text:p>
          </table:table-cell>
          <table:table-cell table:formula="of:=SUBSTITUTE(SUBSTITUTE([.A1518];&quot;(+15.99)&quot;;&quot;&quot;);&quot;(+57.02)&quot;;&quot;&quot;)" office:value-type="string" office:string-value="DVLGAMLVAEANDK" calcext:value-type="string">
            <text:p>DVLGAMLVAEANDK</text:p>
          </table:table-cell>
          <table:table-cell office:value-type="string" calcext:value-type="string">
            <text:p>EVEPALGDGDFLGQSR</text:p>
          </table:table-cell>
          <table:table-cell table:formula="of:=SUBSTITUTE(SUBSTITUTE([.C1518];&quot;(+15.99)&quot;;&quot;&quot;);&quot;(+57.02)&quot;;&quot;&quot;)" office:value-type="string" office:string-value="EVEPALGDGDFLGQSR" calcext:value-type="string">
            <text:p>EVEPALGDGDFLGQSR</text:p>
          </table:table-cell>
        </table:table-row>
        <table:table-row table:style-name="ro2">
          <table:table-cell office:value-type="string" calcext:value-type="string">
            <text:p>NYPKEFK</text:p>
          </table:table-cell>
          <table:table-cell table:formula="of:=SUBSTITUTE(SUBSTITUTE([.A1519];&quot;(+15.99)&quot;;&quot;&quot;);&quot;(+57.02)&quot;;&quot;&quot;)" office:value-type="string" office:string-value="NYPKEFK" calcext:value-type="string">
            <text:p>NYPKEFK</text:p>
          </table:table-cell>
          <table:table-cell office:value-type="string" calcext:value-type="string">
            <text:p>NYFNSSNLLTELGR</text:p>
          </table:table-cell>
          <table:table-cell table:formula="of:=SUBSTITUTE(SUBSTITUTE([.C1519];&quot;(+15.99)&quot;;&quot;&quot;);&quot;(+57.02)&quot;;&quot;&quot;)" office:value-type="string" office:string-value="NYFNSSNLLTELGR" calcext:value-type="string">
            <text:p>NYFNSSNLLTELGR</text:p>
          </table:table-cell>
        </table:table-row>
        <table:table-row table:style-name="ro2">
          <table:table-cell office:value-type="string" calcext:value-type="string">
            <text:p>DNNM(+15.99)WR</text:p>
          </table:table-cell>
          <table:table-cell table:formula="of:=SUBSTITUTE(SUBSTITUTE([.A1520];&quot;(+15.99)&quot;;&quot;&quot;);&quot;(+57.02)&quot;;&quot;&quot;)" office:value-type="string" office:string-value="DNNMWR" calcext:value-type="string">
            <text:p>DNNMWR</text:p>
          </table:table-cell>
          <table:table-cell office:value-type="string" calcext:value-type="string">
            <text:p>EENEDMAVLTNGKLLTEDKLK</text:p>
          </table:table-cell>
          <table:table-cell table:formula="of:=SUBSTITUTE(SUBSTITUTE([.C1520];&quot;(+15.99)&quot;;&quot;&quot;);&quot;(+57.02)&quot;;&quot;&quot;)" office:value-type="string" office:string-value="EENEDMAVLTNGKLLTEDKLK" calcext:value-type="string">
            <text:p>EENEDMAVLTNGKLLTEDKLK</text:p>
          </table:table-cell>
        </table:table-row>
        <table:table-row table:style-name="ro2">
          <table:table-cell office:value-type="string" calcext:value-type="string">
            <text:p>KMSSLYVK</text:p>
          </table:table-cell>
          <table:table-cell table:formula="of:=SUBSTITUTE(SUBSTITUTE([.A1521];&quot;(+15.99)&quot;;&quot;&quot;);&quot;(+57.02)&quot;;&quot;&quot;)" office:value-type="string" office:string-value="KMSSLYVK" calcext:value-type="string">
            <text:p>KMSSLYVK</text:p>
          </table:table-cell>
          <table:table-cell office:value-type="string" calcext:value-type="string">
            <text:p>C(+57.02)KPALTHVDYSVK</text:p>
          </table:table-cell>
          <table:table-cell table:formula="of:=SUBSTITUTE(SUBSTITUTE([.C1521];&quot;(+15.99)&quot;;&quot;&quot;);&quot;(+57.02)&quot;;&quot;&quot;)" office:value-type="string" office:string-value="CKPALTHVDYSVK" calcext:value-type="string">
            <text:p>CKPALTHVDYSVK</text:p>
          </table:table-cell>
        </table:table-row>
        <table:table-row table:style-name="ro3">
          <table:table-cell office:value-type="string" calcext:value-type="string">
            <text:p>LGDLDLSSLLK</text:p>
          </table:table-cell>
          <table:table-cell table:formula="of:=SUBSTITUTE(SUBSTITUTE([.A1522];&quot;(+15.99)&quot;;&quot;&quot;);&quot;(+57.02)&quot;;&quot;&quot;)" office:value-type="string" office:string-value="LGDLDLSSLLK" calcext:value-type="string">
            <text:p>LGDLDLSSLLK</text:p>
          </table:table-cell>
          <table:table-cell office:value-type="string" calcext:value-type="string">
            <text:p>SQQQLNLVTLASHDQAAEEAQK</text:p>
          </table:table-cell>
          <table:table-cell table:formula="of:=SUBSTITUTE(SUBSTITUTE([.C1522];&quot;(+15.99)&quot;;&quot;&quot;);&quot;(+57.02)&quot;;&quot;&quot;)" office:value-type="string" office:string-value="SQQQLNLVTLASHDQAAEEAQK" calcext:value-type="string">
            <text:p>SQQQLNLVTLASHDQAAEEAQK</text:p>
          </table:table-cell>
        </table:table-row>
        <table:table-row table:style-name="ro2">
          <table:table-cell office:value-type="string" calcext:value-type="string">
            <text:p>SPGADEVGPK</text:p>
          </table:table-cell>
          <table:table-cell table:formula="of:=SUBSTITUTE(SUBSTITUTE([.A1523];&quot;(+15.99)&quot;;&quot;&quot;);&quot;(+57.02)&quot;;&quot;&quot;)" office:value-type="string" office:string-value="SPGADEVGPK" calcext:value-type="string">
            <text:p>SPGADEVGPK</text:p>
          </table:table-cell>
          <table:table-cell office:value-type="string" calcext:value-type="string">
            <text:p>SSLEVNTVPEDKK</text:p>
          </table:table-cell>
          <table:table-cell table:formula="of:=SUBSTITUTE(SUBSTITUTE([.C1523];&quot;(+15.99)&quot;;&quot;&quot;);&quot;(+57.02)&quot;;&quot;&quot;)" office:value-type="string" office:string-value="SSLEVNTVPEDKK" calcext:value-type="string">
            <text:p>SSLEVNTVPEDKK</text:p>
          </table:table-cell>
        </table:table-row>
        <table:table-row table:style-name="ro1">
          <table:table-cell office:value-type="string" calcext:value-type="string">
            <text:p>TAKSLTDK</text:p>
          </table:table-cell>
          <table:table-cell table:formula="of:=SUBSTITUTE(SUBSTITUTE([.A1524];&quot;(+15.99)&quot;;&quot;&quot;);&quot;(+57.02)&quot;;&quot;&quot;)" office:value-type="string" office:string-value="TAKSLTDK" calcext:value-type="string">
            <text:p>TAKSLTDK</text:p>
          </table:table-cell>
          <table:table-cell office:value-type="string" calcext:value-type="string">
            <text:p>QC(+57.02)LSAVGAK</text:p>
          </table:table-cell>
          <table:table-cell table:formula="of:=SUBSTITUTE(SUBSTITUTE([.C1524];&quot;(+15.99)&quot;;&quot;&quot;);&quot;(+57.02)&quot;;&quot;&quot;)" office:value-type="string" office:string-value="QCLSAVGAK" calcext:value-type="string">
            <text:p>QCLSAVGAK</text:p>
          </table:table-cell>
        </table:table-row>
        <table:table-row table:style-name="ro2">
          <table:table-cell office:value-type="string" calcext:value-type="string">
            <text:p>EWENLTYTAC(+57.02)TLC(+57.02)VGPK</text:p>
          </table:table-cell>
          <table:table-cell table:formula="of:=SUBSTITUTE(SUBSTITUTE([.A1525];&quot;(+15.99)&quot;;&quot;&quot;);&quot;(+57.02)&quot;;&quot;&quot;)" office:value-type="string" office:string-value="EWENLTYTACTLCVGPK" calcext:value-type="string">
            <text:p>EWENLTYTACTLCVGPK</text:p>
          </table:table-cell>
          <table:table-cell office:value-type="string" calcext:value-type="string">
            <text:p>RPLPLLDVEGWLKEPK</text:p>
          </table:table-cell>
          <table:table-cell table:formula="of:=SUBSTITUTE(SUBSTITUTE([.C1525];&quot;(+15.99)&quot;;&quot;&quot;);&quot;(+57.02)&quot;;&quot;&quot;)" office:value-type="string" office:string-value="RPLPLLDVEGWLKEPK" calcext:value-type="string">
            <text:p>RPLPLLDVEGWLKEPK</text:p>
          </table:table-cell>
        </table:table-row>
        <table:table-row table:style-name="ro2">
          <table:table-cell office:value-type="string" calcext:value-type="string">
            <text:p>QLLNELRAALAYGLDK</text:p>
          </table:table-cell>
          <table:table-cell table:formula="of:=SUBSTITUTE(SUBSTITUTE([.A1526];&quot;(+15.99)&quot;;&quot;&quot;);&quot;(+57.02)&quot;;&quot;&quot;)" office:value-type="string" office:string-value="QLLNELRAALAYGLDK" calcext:value-type="string">
            <text:p>QLLNELRAALAYGLDK</text:p>
          </table:table-cell>
          <table:table-cell office:value-type="string" calcext:value-type="string">
            <text:p>FEDHTNPLHLER</text:p>
          </table:table-cell>
          <table:table-cell table:formula="of:=SUBSTITUTE(SUBSTITUTE([.C1526];&quot;(+15.99)&quot;;&quot;&quot;);&quot;(+57.02)&quot;;&quot;&quot;)" office:value-type="string" office:string-value="FEDHTNPLHLER" calcext:value-type="string">
            <text:p>FEDHTNPLHLER</text:p>
          </table:table-cell>
        </table:table-row>
        <table:table-row table:style-name="ro1">
          <table:table-cell office:value-type="string" calcext:value-type="string">
            <text:p>QM(+15.99)NPATPDDLKNK</text:p>
          </table:table-cell>
          <table:table-cell table:formula="of:=SUBSTITUTE(SUBSTITUTE([.A1527];&quot;(+15.99)&quot;;&quot;&quot;);&quot;(+57.02)&quot;;&quot;&quot;)" office:value-type="string" office:string-value="QMNPATPDDLKNK" calcext:value-type="string">
            <text:p>QMNPATPDDLKNK</text:p>
          </table:table-cell>
          <table:table-cell office:value-type="string" calcext:value-type="string">
            <text:p>C(+57.02)C(+57.02)M(+15.99)VELVGLR</text:p>
          </table:table-cell>
          <table:table-cell table:formula="of:=SUBSTITUTE(SUBSTITUTE([.C1527];&quot;(+15.99)&quot;;&quot;&quot;);&quot;(+57.02)&quot;;&quot;&quot;)" office:value-type="string" office:string-value="CCMVELVGLR" calcext:value-type="string">
            <text:p>CCMVELVGLR</text:p>
          </table:table-cell>
        </table:table-row>
        <table:table-row table:style-name="ro1">
          <table:table-cell office:value-type="string" calcext:value-type="string">
            <text:p>AAVSLLM(+15.99)GGLK</text:p>
          </table:table-cell>
          <table:table-cell table:formula="of:=SUBSTITUTE(SUBSTITUTE([.A1528];&quot;(+15.99)&quot;;&quot;&quot;);&quot;(+57.02)&quot;;&quot;&quot;)" office:value-type="string" office:string-value="AAVSLLMGGLK" calcext:value-type="string">
            <text:p>AAVSLLMGGLK</text:p>
          </table:table-cell>
          <table:table-cell office:value-type="string" calcext:value-type="string">
            <text:p>C(+57.02)FSVLPGVDR</text:p>
          </table:table-cell>
          <table:table-cell table:formula="of:=SUBSTITUTE(SUBSTITUTE([.C1528];&quot;(+15.99)&quot;;&quot;&quot;);&quot;(+57.02)&quot;;&quot;&quot;)" office:value-type="string" office:string-value="CFSVLPGVDR" calcext:value-type="string">
            <text:p>CFSVLPGVDR</text:p>
          </table:table-cell>
        </table:table-row>
        <table:table-row table:style-name="ro2">
          <table:table-cell office:value-type="string" calcext:value-type="string">
            <text:p>LFMLVDR</text:p>
          </table:table-cell>
          <table:table-cell table:formula="of:=SUBSTITUTE(SUBSTITUTE([.A1529];&quot;(+15.99)&quot;;&quot;&quot;);&quot;(+57.02)&quot;;&quot;&quot;)" office:value-type="string" office:string-value="LFMLVDR" calcext:value-type="string">
            <text:p>LFMLVDR</text:p>
          </table:table-cell>
          <table:table-cell office:value-type="string" calcext:value-type="string">
            <text:p>RSLLGFWM(+15.99)SPR</text:p>
          </table:table-cell>
          <table:table-cell table:formula="of:=SUBSTITUTE(SUBSTITUTE([.C1529];&quot;(+15.99)&quot;;&quot;&quot;);&quot;(+57.02)&quot;;&quot;&quot;)" office:value-type="string" office:string-value="RSLLGFWMSPR" calcext:value-type="string">
            <text:p>RSLLGFWMSPR</text:p>
          </table:table-cell>
        </table:table-row>
        <table:table-row table:style-name="ro1">
          <table:table-cell office:value-type="string" calcext:value-type="string">
            <text:p>SLLNNLTMMDPDQAKR</text:p>
          </table:table-cell>
          <table:table-cell table:formula="of:=SUBSTITUTE(SUBSTITUTE([.A1530];&quot;(+15.99)&quot;;&quot;&quot;);&quot;(+57.02)&quot;;&quot;&quot;)" office:value-type="string" office:string-value="SLLNNLTMMDPDQAKR" calcext:value-type="string">
            <text:p>SLLNNLTMMDPDQAKR</text:p>
          </table:table-cell>
          <table:table-cell office:value-type="string" calcext:value-type="string">
            <text:p>M(+15.99)VAAEVSAAR</text:p>
          </table:table-cell>
          <table:table-cell table:formula="of:=SUBSTITUTE(SUBSTITUTE([.C1530];&quot;(+15.99)&quot;;&quot;&quot;);&quot;(+57.02)&quot;;&quot;&quot;)" office:value-type="string" office:string-value="MVAAEVSAAR" calcext:value-type="string">
            <text:p>MVAAEVSAAR</text:p>
          </table:table-cell>
        </table:table-row>
        <table:table-row table:style-name="ro1">
          <table:table-cell office:value-type="string" calcext:value-type="string">
            <text:p>KNNFDWTNYGNTER</text:p>
          </table:table-cell>
          <table:table-cell table:formula="of:=SUBSTITUTE(SUBSTITUTE([.A1531];&quot;(+15.99)&quot;;&quot;&quot;);&quot;(+57.02)&quot;;&quot;&quot;)" office:value-type="string" office:string-value="KNNFDWTNYGNTER" calcext:value-type="string">
            <text:p>KNNFDWTNYGNTER</text:p>
          </table:table-cell>
          <table:table-cell office:value-type="string" calcext:value-type="string">
            <text:p>MNGYLQLK</text:p>
          </table:table-cell>
          <table:table-cell table:formula="of:=SUBSTITUTE(SUBSTITUTE([.C1531];&quot;(+15.99)&quot;;&quot;&quot;);&quot;(+57.02)&quot;;&quot;&quot;)" office:value-type="string" office:string-value="MNGYLQLK" calcext:value-type="string">
            <text:p>MNGYLQLK</text:p>
          </table:table-cell>
        </table:table-row>
        <table:table-row table:style-name="ro2">
          <table:table-cell office:value-type="string" calcext:value-type="string">
            <text:p>WNGWC(+57.02)ALDDLK</text:p>
          </table:table-cell>
          <table:table-cell table:formula="of:=SUBSTITUTE(SUBSTITUTE([.A1532];&quot;(+15.99)&quot;;&quot;&quot;);&quot;(+57.02)&quot;;&quot;&quot;)" office:value-type="string" office:string-value="WNGWCALDDLK" calcext:value-type="string">
            <text:p>WNGWCALDDLK</text:p>
          </table:table-cell>
          <table:table-cell office:value-type="string" calcext:value-type="string">
            <text:p>QM(+15.99)MMYSELPC(+57.02)ENK</text:p>
          </table:table-cell>
          <table:table-cell table:formula="of:=SUBSTITUTE(SUBSTITUTE([.C1532];&quot;(+15.99)&quot;;&quot;&quot;);&quot;(+57.02)&quot;;&quot;&quot;)" office:value-type="string" office:string-value="QMMMYSELPCENK" calcext:value-type="string">
            <text:p>QMMMYSELPCENK</text:p>
          </table:table-cell>
        </table:table-row>
        <table:table-row table:style-name="ro1">
          <table:table-cell office:value-type="string" calcext:value-type="string">
            <text:p>QM(+15.99)VPALEAADARR</text:p>
          </table:table-cell>
          <table:table-cell table:formula="of:=SUBSTITUTE(SUBSTITUTE([.A1533];&quot;(+15.99)&quot;;&quot;&quot;);&quot;(+57.02)&quot;;&quot;&quot;)" office:value-type="string" office:string-value="QMVPALEAADARR" calcext:value-type="string">
            <text:p>QMVPALEAADARR</text:p>
          </table:table-cell>
          <table:table-cell office:value-type="string" calcext:value-type="string">
            <text:p>LVC(+57.02)KGVLTPK</text:p>
          </table:table-cell>
          <table:table-cell table:formula="of:=SUBSTITUTE(SUBSTITUTE([.C1533];&quot;(+15.99)&quot;;&quot;&quot;);&quot;(+57.02)&quot;;&quot;&quot;)" office:value-type="string" office:string-value="LVCKGVLTPK" calcext:value-type="string">
            <text:p>LVCKGVLTPK</text:p>
          </table:table-cell>
        </table:table-row>
        <table:table-row table:style-name="ro2">
          <table:table-cell office:value-type="string" calcext:value-type="string">
            <text:p>M(+15.99)M(+15.99)QMEAYNVLNDDWWR</text:p>
          </table:table-cell>
          <table:table-cell table:formula="of:=SUBSTITUTE(SUBSTITUTE([.A1534];&quot;(+15.99)&quot;;&quot;&quot;);&quot;(+57.02)&quot;;&quot;&quot;)" office:value-type="string" office:string-value="MMQMEAYNVLNDDWWR" calcext:value-type="string">
            <text:p>MMQMEAYNVLNDDWWR</text:p>
          </table:table-cell>
          <table:table-cell office:value-type="string" calcext:value-type="string">
            <text:p>RKESLEPPLGATEDR</text:p>
          </table:table-cell>
          <table:table-cell table:formula="of:=SUBSTITUTE(SUBSTITUTE([.C1534];&quot;(+15.99)&quot;;&quot;&quot;);&quot;(+57.02)&quot;;&quot;&quot;)" office:value-type="string" office:string-value="RKESLEPPLGATEDR" calcext:value-type="string">
            <text:p>RKESLEPPLGATEDR</text:p>
          </table:table-cell>
        </table:table-row>
        <table:table-row table:style-name="ro1">
          <table:table-cell office:value-type="string" calcext:value-type="string">
            <text:p>RRLDYLDLLSSGQDLSNK</text:p>
          </table:table-cell>
          <table:table-cell table:formula="of:=SUBSTITUTE(SUBSTITUTE([.A1535];&quot;(+15.99)&quot;;&quot;&quot;);&quot;(+57.02)&quot;;&quot;&quot;)" office:value-type="string" office:string-value="RRLDYLDLLSSGQDLSNK" calcext:value-type="string">
            <text:p>RRLDYLDLLSSGQDLSNK</text:p>
          </table:table-cell>
          <table:table-cell office:value-type="string" calcext:value-type="string">
            <text:p>YLKKNENPK</text:p>
          </table:table-cell>
          <table:table-cell table:formula="of:=SUBSTITUTE(SUBSTITUTE([.C1535];&quot;(+15.99)&quot;;&quot;&quot;);&quot;(+57.02)&quot;;&quot;&quot;)" office:value-type="string" office:string-value="YLKKNENPK" calcext:value-type="string">
            <text:p>YLKKNENPK</text:p>
          </table:table-cell>
        </table:table-row>
        <table:table-row table:style-name="ro1">
          <table:table-cell office:value-type="string" calcext:value-type="string">
            <text:p>RLPALEAADAQM(+15.99)K</text:p>
          </table:table-cell>
          <table:table-cell table:formula="of:=SUBSTITUTE(SUBSTITUTE([.A1536];&quot;(+15.99)&quot;;&quot;&quot;);&quot;(+57.02)&quot;;&quot;&quot;)" office:value-type="string" office:string-value="RLPALEAADAQMK" calcext:value-type="string">
            <text:p>RLPALEAADAQMK</text:p>
          </table:table-cell>
          <table:table-cell office:value-type="string" calcext:value-type="string">
            <text:p>RLPSDLAK</text:p>
          </table:table-cell>
          <table:table-cell table:formula="of:=SUBSTITUTE(SUBSTITUTE([.C1536];&quot;(+15.99)&quot;;&quot;&quot;);&quot;(+57.02)&quot;;&quot;&quot;)" office:value-type="string" office:string-value="RLPSDLAK" calcext:value-type="string">
            <text:p>RLPSDLAK</text:p>
          </table:table-cell>
        </table:table-row>
        <table:table-row table:style-name="ro2">
          <table:table-cell office:value-type="string" calcext:value-type="string">
            <text:p>LLDEGEAGGTAVGLLLR</text:p>
          </table:table-cell>
          <table:table-cell table:formula="of:=SUBSTITUTE(SUBSTITUTE([.A1537];&quot;(+15.99)&quot;;&quot;&quot;);&quot;(+57.02)&quot;;&quot;&quot;)" office:value-type="string" office:string-value="LLDEGEAGGTAVGLLLR" calcext:value-type="string">
            <text:p>LLDEGEAGGTAVGLLLR</text:p>
          </table:table-cell>
          <table:table-cell office:value-type="string" calcext:value-type="string">
            <text:p>EPDQHGDDSSK</text:p>
          </table:table-cell>
          <table:table-cell table:formula="of:=SUBSTITUTE(SUBSTITUTE([.C1537];&quot;(+15.99)&quot;;&quot;&quot;);&quot;(+57.02)&quot;;&quot;&quot;)" office:value-type="string" office:string-value="EPDQHGDDSSK" calcext:value-type="string">
            <text:p>EPDQHGDDSSK</text:p>
          </table:table-cell>
        </table:table-row>
        <table:table-row table:style-name="ro2">
          <table:table-cell office:value-type="string" calcext:value-type="string">
            <text:p>KPAATLTEPK</text:p>
          </table:table-cell>
          <table:table-cell table:formula="of:=SUBSTITUTE(SUBSTITUTE([.A1538];&quot;(+15.99)&quot;;&quot;&quot;);&quot;(+57.02)&quot;;&quot;&quot;)" office:value-type="string" office:string-value="KPAATLTEPK" calcext:value-type="string">
            <text:p>KPAATLTEPK</text:p>
          </table:table-cell>
          <table:table-cell office:value-type="string" calcext:value-type="string">
            <text:p>LGGDEM(+15.99)DPETDK</text:p>
          </table:table-cell>
          <table:table-cell table:formula="of:=SUBSTITUTE(SUBSTITUTE([.C1538];&quot;(+15.99)&quot;;&quot;&quot;);&quot;(+57.02)&quot;;&quot;&quot;)" office:value-type="string" office:string-value="LGGDEMDPETDK" calcext:value-type="string">
            <text:p>LGGDEMDPETDK</text:p>
          </table:table-cell>
        </table:table-row>
        <table:table-row table:style-name="ro2">
          <table:table-cell office:value-type="string" calcext:value-type="string">
            <text:p>QNTLVLEDPLHGPK</text:p>
          </table:table-cell>
          <table:table-cell table:formula="of:=SUBSTITUTE(SUBSTITUTE([.A1539];&quot;(+15.99)&quot;;&quot;&quot;);&quot;(+57.02)&quot;;&quot;&quot;)" office:value-type="string" office:string-value="QNTLVLEDPLHGPK" calcext:value-type="string">
            <text:p>QNTLVLEDPLHGPK</text:p>
          </table:table-cell>
          <table:table-cell office:value-type="string" calcext:value-type="string">
            <text:p>KWNENLLLVVAVVR</text:p>
          </table:table-cell>
          <table:table-cell table:formula="of:=SUBSTITUTE(SUBSTITUTE([.C1539];&quot;(+15.99)&quot;;&quot;&quot;);&quot;(+57.02)&quot;;&quot;&quot;)" office:value-type="string" office:string-value="KWNENLLLVVAVVR" calcext:value-type="string">
            <text:p>KWNENLLLVVAVVR</text:p>
          </table:table-cell>
        </table:table-row>
        <table:table-row table:style-name="ro2">
          <table:table-cell office:value-type="string" calcext:value-type="string">
            <text:p>NNC(+57.02)VYYVHK</text:p>
          </table:table-cell>
          <table:table-cell table:formula="of:=SUBSTITUTE(SUBSTITUTE([.A1540];&quot;(+15.99)&quot;;&quot;&quot;);&quot;(+57.02)&quot;;&quot;&quot;)" office:value-type="string" office:string-value="NNCVYYVHK" calcext:value-type="string">
            <text:p>NNCVYYVHK</text:p>
          </table:table-cell>
          <table:table-cell office:value-type="string" calcext:value-type="string">
            <text:p>AEDLTGLLEAPC(+57.02)AHK</text:p>
          </table:table-cell>
          <table:table-cell table:formula="of:=SUBSTITUTE(SUBSTITUTE([.C1540];&quot;(+15.99)&quot;;&quot;&quot;);&quot;(+57.02)&quot;;&quot;&quot;)" office:value-type="string" office:string-value="AEDLTGLLEAPCAHK" calcext:value-type="string">
            <text:p>AEDLTGLLEAPCAHK</text:p>
          </table:table-cell>
        </table:table-row>
        <table:table-row table:style-name="ro1">
          <table:table-cell office:value-type="string" calcext:value-type="string">
            <text:p>DPPPDPDLGPLELSK</text:p>
          </table:table-cell>
          <table:table-cell table:formula="of:=SUBSTITUTE(SUBSTITUTE([.A1541];&quot;(+15.99)&quot;;&quot;&quot;);&quot;(+57.02)&quot;;&quot;&quot;)" office:value-type="string" office:string-value="DPPPDPDLGPLELSK" calcext:value-type="string">
            <text:p>DPPPDPDLGPLELSK</text:p>
          </table:table-cell>
          <table:table-cell office:value-type="string" calcext:value-type="string">
            <text:p>EWDRKSEDK</text:p>
          </table:table-cell>
          <table:table-cell table:formula="of:=SUBSTITUTE(SUBSTITUTE([.C1541];&quot;(+15.99)&quot;;&quot;&quot;);&quot;(+57.02)&quot;;&quot;&quot;)" office:value-type="string" office:string-value="EWDRKSEDK" calcext:value-type="string">
            <text:p>EWDRKSEDK</text:p>
          </table:table-cell>
        </table:table-row>
        <table:table-row table:style-name="ro2">
          <table:table-cell office:value-type="string" calcext:value-type="string">
            <text:p>LYESPTNWC(+57.02)SKHGK</text:p>
          </table:table-cell>
          <table:table-cell table:formula="of:=SUBSTITUTE(SUBSTITUTE([.A1542];&quot;(+15.99)&quot;;&quot;&quot;);&quot;(+57.02)&quot;;&quot;&quot;)" office:value-type="string" office:string-value="LYESPTNWCSKHGK" calcext:value-type="string">
            <text:p>LYESPTNWCSKHGK</text:p>
          </table:table-cell>
          <table:table-cell office:value-type="string" calcext:value-type="string">
            <text:p>LLMPALGDGDFNSPSR</text:p>
          </table:table-cell>
          <table:table-cell table:formula="of:=SUBSTITUTE(SUBSTITUTE([.C1542];&quot;(+15.99)&quot;;&quot;&quot;);&quot;(+57.02)&quot;;&quot;&quot;)" office:value-type="string" office:string-value="LLMPALGDGDFNSPSR" calcext:value-type="string">
            <text:p>LLMPALGDGDFNSPSR</text:p>
          </table:table-cell>
        </table:table-row>
        <table:table-row table:style-name="ro2">
          <table:table-cell office:value-type="string" calcext:value-type="string">
            <text:p>SNMLLFHVR</text:p>
          </table:table-cell>
          <table:table-cell table:formula="of:=SUBSTITUTE(SUBSTITUTE([.A1543];&quot;(+15.99)&quot;;&quot;&quot;);&quot;(+57.02)&quot;;&quot;&quot;)" office:value-type="string" office:string-value="SNMLLFHVR" calcext:value-type="string">
            <text:p>SNMLLFHVR</text:p>
          </table:table-cell>
          <table:table-cell office:value-type="string" calcext:value-type="string">
            <text:p>LFYMSDEAMTK</text:p>
          </table:table-cell>
          <table:table-cell table:formula="of:=SUBSTITUTE(SUBSTITUTE([.C1543];&quot;(+15.99)&quot;;&quot;&quot;);&quot;(+57.02)&quot;;&quot;&quot;)" office:value-type="string" office:string-value="LFYMSDEAMTK" calcext:value-type="string">
            <text:p>LFYMSDEAMTK</text:p>
          </table:table-cell>
        </table:table-row>
        <table:table-row table:style-name="ro1">
          <table:table-cell office:value-type="string" calcext:value-type="string">
            <text:p>LDC(+57.02)LGWK</text:p>
          </table:table-cell>
          <table:table-cell table:formula="of:=SUBSTITUTE(SUBSTITUTE([.A1544];&quot;(+15.99)&quot;;&quot;&quot;);&quot;(+57.02)&quot;;&quot;&quot;)" office:value-type="string" office:string-value="LDCLGWK" calcext:value-type="string">
            <text:p>LDCLGWK</text:p>
          </table:table-cell>
          <table:table-cell office:value-type="string" calcext:value-type="string">
            <text:p>LC(+57.02)RYQLDR</text:p>
          </table:table-cell>
          <table:table-cell table:formula="of:=SUBSTITUTE(SUBSTITUTE([.C1544];&quot;(+15.99)&quot;;&quot;&quot;);&quot;(+57.02)&quot;;&quot;&quot;)" office:value-type="string" office:string-value="LCRYQLDR" calcext:value-type="string">
            <text:p>LCRYQLDR</text:p>
          </table:table-cell>
        </table:table-row>
        <table:table-row table:style-name="ro2">
          <table:table-cell office:value-type="string" calcext:value-type="string">
            <text:p>KVDAVEC(+57.02)FAALQK</text:p>
          </table:table-cell>
          <table:table-cell table:formula="of:=SUBSTITUTE(SUBSTITUTE([.A1545];&quot;(+15.99)&quot;;&quot;&quot;);&quot;(+57.02)&quot;;&quot;&quot;)" office:value-type="string" office:string-value="KVDAVECFAALQK" calcext:value-type="string">
            <text:p>KVDAVECFAALQK</text:p>
          </table:table-cell>
          <table:table-cell office:value-type="string" calcext:value-type="string">
            <text:p>EM(+15.99)C(+57.02)LDEPYLLLTDK</text:p>
          </table:table-cell>
          <table:table-cell table:formula="of:=SUBSTITUTE(SUBSTITUTE([.C1545];&quot;(+15.99)&quot;;&quot;&quot;);&quot;(+57.02)&quot;;&quot;&quot;)" office:value-type="string" office:string-value="EMCLDEPYLLLTDK" calcext:value-type="string">
            <text:p>EMCLDEPYLLLTDK</text:p>
          </table:table-cell>
        </table:table-row>
        <table:table-row table:style-name="ro2">
          <table:table-cell office:value-type="string" calcext:value-type="string">
            <text:p>ELEDFPLNVFLEPK</text:p>
          </table:table-cell>
          <table:table-cell table:formula="of:=SUBSTITUTE(SUBSTITUTE([.A1546];&quot;(+15.99)&quot;;&quot;&quot;);&quot;(+57.02)&quot;;&quot;&quot;)" office:value-type="string" office:string-value="ELEDFPLNVFLEPK" calcext:value-type="string">
            <text:p>ELEDFPLNVFLEPK</text:p>
          </table:table-cell>
          <table:table-cell office:value-type="string" calcext:value-type="string">
            <text:p>EPC(+57.02)FGEHPLLFVKK</text:p>
          </table:table-cell>
          <table:table-cell table:formula="of:=SUBSTITUTE(SUBSTITUTE([.C1546];&quot;(+15.99)&quot;;&quot;&quot;);&quot;(+57.02)&quot;;&quot;&quot;)" office:value-type="string" office:string-value="EPCFGEHPLLFVKK" calcext:value-type="string">
            <text:p>EPCFGEHPLLFVKK</text:p>
          </table:table-cell>
        </table:table-row>
        <table:table-row table:style-name="ro2">
          <table:table-cell office:value-type="string" calcext:value-type="string">
            <text:p>ASFWLKLVAEYGFK</text:p>
          </table:table-cell>
          <table:table-cell table:formula="of:=SUBSTITUTE(SUBSTITUTE([.A1547];&quot;(+15.99)&quot;;&quot;&quot;);&quot;(+57.02)&quot;;&quot;&quot;)" office:value-type="string" office:string-value="ASFWLKLVAEYGFK" calcext:value-type="string">
            <text:p>ASFWLKLVAEYGFK</text:p>
          </table:table-cell>
          <table:table-cell office:value-type="string" calcext:value-type="string">
            <text:p>GLASKLGWDEENDLPK</text:p>
          </table:table-cell>
          <table:table-cell table:formula="of:=SUBSTITUTE(SUBSTITUTE([.C1547];&quot;(+15.99)&quot;;&quot;&quot;);&quot;(+57.02)&quot;;&quot;&quot;)" office:value-type="string" office:string-value="GLASKLGWDEENDLPK" calcext:value-type="string">
            <text:p>GLASKLGWDEENDLPK</text:p>
          </table:table-cell>
        </table:table-row>
        <table:table-row table:style-name="ro2">
          <table:table-cell office:value-type="string" calcext:value-type="string">
            <text:p>MWGWGTLAKEDGLVPK</text:p>
          </table:table-cell>
          <table:table-cell table:formula="of:=SUBSTITUTE(SUBSTITUTE([.A1548];&quot;(+15.99)&quot;;&quot;&quot;);&quot;(+57.02)&quot;;&quot;&quot;)" office:value-type="string" office:string-value="MWGWGTLAKEDGLVPK" calcext:value-type="string">
            <text:p>MWGWGTLAKEDGLVPK</text:p>
          </table:table-cell>
          <table:table-cell office:value-type="string" calcext:value-type="string">
            <text:p>NLVPLSNNNADAM(+15.99)EGK</text:p>
          </table:table-cell>
          <table:table-cell table:formula="of:=SUBSTITUTE(SUBSTITUTE([.C1548];&quot;(+15.99)&quot;;&quot;&quot;);&quot;(+57.02)&quot;;&quot;&quot;)" office:value-type="string" office:string-value="NLVPLSNNNADAMEGK" calcext:value-type="string">
            <text:p>NLVPLSNNNADAMEGK</text:p>
          </table:table-cell>
        </table:table-row>
        <table:table-row table:style-name="ro2">
          <table:table-cell office:value-type="string" calcext:value-type="string">
            <text:p>M(+15.99)LYLDEAMTK</text:p>
          </table:table-cell>
          <table:table-cell table:formula="of:=SUBSTITUTE(SUBSTITUTE([.A1549];&quot;(+15.99)&quot;;&quot;&quot;);&quot;(+57.02)&quot;;&quot;&quot;)" office:value-type="string" office:string-value="MLYLDEAMTK" calcext:value-type="string">
            <text:p>MLYLDEAMTK</text:p>
          </table:table-cell>
          <table:table-cell office:value-type="string" calcext:value-type="string">
            <text:p>TEVLHSPQVASLK</text:p>
          </table:table-cell>
          <table:table-cell table:formula="of:=SUBSTITUTE(SUBSTITUTE([.C1549];&quot;(+15.99)&quot;;&quot;&quot;);&quot;(+57.02)&quot;;&quot;&quot;)" office:value-type="string" office:string-value="TEVLHSPQVASLK" calcext:value-type="string">
            <text:p>TEVLHSPQVASLK</text:p>
          </table:table-cell>
        </table:table-row>
        <table:table-row table:style-name="ro2">
          <table:table-cell office:value-type="string" calcext:value-type="string">
            <text:p>MSASVKTAVHK</text:p>
          </table:table-cell>
          <table:table-cell table:formula="of:=SUBSTITUTE(SUBSTITUTE([.A1550];&quot;(+15.99)&quot;;&quot;&quot;);&quot;(+57.02)&quot;;&quot;&quot;)" office:value-type="string" office:string-value="MSASVKTAVHK" calcext:value-type="string">
            <text:p>MSASVKTAVHK</text:p>
          </table:table-cell>
          <table:table-cell office:value-type="string" calcext:value-type="string">
            <text:p>EVEPALGPDGM(+15.99)LANK</text:p>
          </table:table-cell>
          <table:table-cell table:formula="of:=SUBSTITUTE(SUBSTITUTE([.C1550];&quot;(+15.99)&quot;;&quot;&quot;);&quot;(+57.02)&quot;;&quot;&quot;)" office:value-type="string" office:string-value="EVEPALGPDGMLANK" calcext:value-type="string">
            <text:p>EVEPALGPDGMLANK</text:p>
          </table:table-cell>
        </table:table-row>
        <table:table-row table:style-name="ro1">
          <table:table-cell office:value-type="string" calcext:value-type="string">
            <text:p>C(+57.02)M(+15.99)DLM(+15.99)VGVQK</text:p>
          </table:table-cell>
          <table:table-cell table:formula="of:=SUBSTITUTE(SUBSTITUTE([.A1551];&quot;(+15.99)&quot;;&quot;&quot;);&quot;(+57.02)&quot;;&quot;&quot;)" office:value-type="string" office:string-value="CMDLMVGVQK" calcext:value-type="string">
            <text:p>CMDLMVGVQK</text:p>
          </table:table-cell>
          <table:table-cell office:value-type="string" calcext:value-type="string">
            <text:p>NVSVPNVLGK</text:p>
          </table:table-cell>
          <table:table-cell table:formula="of:=SUBSTITUTE(SUBSTITUTE([.C1551];&quot;(+15.99)&quot;;&quot;&quot;);&quot;(+57.02)&quot;;&quot;&quot;)" office:value-type="string" office:string-value="NVSVPNVLGK" calcext:value-type="string">
            <text:p>NVSVPNVLGK</text:p>
          </table:table-cell>
        </table:table-row>
        <table:table-row table:style-name="ro2">
          <table:table-cell office:value-type="string" calcext:value-type="string">
            <text:p>QNQLEDHLENTRAPER</text:p>
          </table:table-cell>
          <table:table-cell table:formula="of:=SUBSTITUTE(SUBSTITUTE([.A1552];&quot;(+15.99)&quot;;&quot;&quot;);&quot;(+57.02)&quot;;&quot;&quot;)" office:value-type="string" office:string-value="QNQLEDHLENTRAPER" calcext:value-type="string">
            <text:p>QNQLEDHLENTRAPER</text:p>
          </table:table-cell>
          <table:table-cell office:value-type="string" calcext:value-type="string">
            <text:p>RYSSVAC(+57.02)GTQLWNNRK</text:p>
          </table:table-cell>
          <table:table-cell table:formula="of:=SUBSTITUTE(SUBSTITUTE([.C1552];&quot;(+15.99)&quot;;&quot;&quot;);&quot;(+57.02)&quot;;&quot;&quot;)" office:value-type="string" office:string-value="RYSSVACGTQLWNNRK" calcext:value-type="string">
            <text:p>RYSSVACGTQLWNNRK</text:p>
          </table:table-cell>
        </table:table-row>
        <table:table-row table:style-name="ro2">
          <table:table-cell office:value-type="string" calcext:value-type="string">
            <text:p>QAHQVGMPAQVGPGK</text:p>
          </table:table-cell>
          <table:table-cell table:formula="of:=SUBSTITUTE(SUBSTITUTE([.A1553];&quot;(+15.99)&quot;;&quot;&quot;);&quot;(+57.02)&quot;;&quot;&quot;)" office:value-type="string" office:string-value="QAHQVGMPAQVGPGK" calcext:value-type="string">
            <text:p>QAHQVGMPAQVGPGK</text:p>
          </table:table-cell>
          <table:table-cell office:value-type="string" calcext:value-type="string">
            <text:p>YSSLEPVFAKFVKAAQGK</text:p>
          </table:table-cell>
          <table:table-cell table:formula="of:=SUBSTITUTE(SUBSTITUTE([.C1553];&quot;(+15.99)&quot;;&quot;&quot;);&quot;(+57.02)&quot;;&quot;&quot;)" office:value-type="string" office:string-value="YSSLEPVFAKFVKAAQGK" calcext:value-type="string">
            <text:p>YSSLEPVFAKFVKAAQGK</text:p>
          </table:table-cell>
        </table:table-row>
        <table:table-row table:style-name="ro1">
          <table:table-cell office:value-type="string" calcext:value-type="string">
            <text:p>M(+15.99)YLDNVSGVHR</text:p>
          </table:table-cell>
          <table:table-cell table:formula="of:=SUBSTITUTE(SUBSTITUTE([.A1554];&quot;(+15.99)&quot;;&quot;&quot;);&quot;(+57.02)&quot;;&quot;&quot;)" office:value-type="string" office:string-value="MYLDNVSGVHR" calcext:value-type="string">
            <text:p>MYLDNVSGVHR</text:p>
          </table:table-cell>
          <table:table-cell office:value-type="string" calcext:value-type="string">
            <text:p>AFVVNGAATHR</text:p>
          </table:table-cell>
          <table:table-cell table:formula="of:=SUBSTITUTE(SUBSTITUTE([.C1554];&quot;(+15.99)&quot;;&quot;&quot;);&quot;(+57.02)&quot;;&quot;&quot;)" office:value-type="string" office:string-value="AFVVNGAATHR" calcext:value-type="string">
            <text:p>AFVVNGAATHR</text:p>
          </table:table-cell>
        </table:table-row>
        <table:table-row table:style-name="ro2">
          <table:table-cell office:value-type="string" calcext:value-type="string">
            <text:p>FAENATLEVPGWK</text:p>
          </table:table-cell>
          <table:table-cell table:formula="of:=SUBSTITUTE(SUBSTITUTE([.A1555];&quot;(+15.99)&quot;;&quot;&quot;);&quot;(+57.02)&quot;;&quot;&quot;)" office:value-type="string" office:string-value="FAENATLEVPGWK" calcext:value-type="string">
            <text:p>FAENATLEVPGWK</text:p>
          </table:table-cell>
          <table:table-cell office:value-type="string" calcext:value-type="string">
            <text:p>SYNYYGLVM(+15.99)EK</text:p>
          </table:table-cell>
          <table:table-cell table:formula="of:=SUBSTITUTE(SUBSTITUTE([.C1555];&quot;(+15.99)&quot;;&quot;&quot;);&quot;(+57.02)&quot;;&quot;&quot;)" office:value-type="string" office:string-value="SYNYYGLVMEK" calcext:value-type="string">
            <text:p>SYNYYGLVMEK</text:p>
          </table:table-cell>
        </table:table-row>
        <table:table-row table:style-name="ro2">
          <table:table-cell office:value-type="string" calcext:value-type="string">
            <text:p>TPNPWGLNAK</text:p>
          </table:table-cell>
          <table:table-cell table:formula="of:=SUBSTITUTE(SUBSTITUTE([.A1556];&quot;(+15.99)&quot;;&quot;&quot;);&quot;(+57.02)&quot;;&quot;&quot;)" office:value-type="string" office:string-value="TPNPWGLNAK" calcext:value-type="string">
            <text:p>TPNPWGLNAK</text:p>
          </table:table-cell>
          <table:table-cell office:value-type="string" calcext:value-type="string">
            <text:p>SSMLDDEVAAVVLDYK</text:p>
          </table:table-cell>
          <table:table-cell table:formula="of:=SUBSTITUTE(SUBSTITUTE([.C1556];&quot;(+15.99)&quot;;&quot;&quot;);&quot;(+57.02)&quot;;&quot;&quot;)" office:value-type="string" office:string-value="SSMLDDEVAAVVLDYK" calcext:value-type="string">
            <text:p>SSMLDDEVAAVVLDYK</text:p>
          </table:table-cell>
        </table:table-row>
        <table:table-row table:style-name="ro2">
          <table:table-cell office:value-type="string" calcext:value-type="string">
            <text:p>C(+57.02)C(+57.02)C(+57.02)FC(+57.02)PEDLLLEELQR</text:p>
          </table:table-cell>
          <table:table-cell table:formula="of:=SUBSTITUTE(SUBSTITUTE([.A1557];&quot;(+15.99)&quot;;&quot;&quot;);&quot;(+57.02)&quot;;&quot;&quot;)" office:value-type="string" office:string-value="CCCFCPEDLLLEELQR" calcext:value-type="string">
            <text:p>CCCFCPEDLLLEELQR</text:p>
          </table:table-cell>
          <table:table-cell office:value-type="string" calcext:value-type="string">
            <text:p>EEPYLLPPDTLNK</text:p>
          </table:table-cell>
          <table:table-cell table:formula="of:=SUBSTITUTE(SUBSTITUTE([.C1557];&quot;(+15.99)&quot;;&quot;&quot;);&quot;(+57.02)&quot;;&quot;&quot;)" office:value-type="string" office:string-value="EEPYLLPPDTLNK" calcext:value-type="string">
            <text:p>EEPYLLPPDTLNK</text:p>
          </table:table-cell>
        </table:table-row>
        <table:table-row table:style-name="ro2">
          <table:table-cell office:value-type="string" calcext:value-type="string">
            <text:p>ETMC(+57.02)LLDLLWR</text:p>
          </table:table-cell>
          <table:table-cell table:formula="of:=SUBSTITUTE(SUBSTITUTE([.A1558];&quot;(+15.99)&quot;;&quot;&quot;);&quot;(+57.02)&quot;;&quot;&quot;)" office:value-type="string" office:string-value="ETMCLLDLLWR" calcext:value-type="string">
            <text:p>ETMCLLDLLWR</text:p>
          </table:table-cell>
          <table:table-cell office:value-type="string" calcext:value-type="string">
            <text:p>NQSDTVSTVQNLRR</text:p>
          </table:table-cell>
          <table:table-cell table:formula="of:=SUBSTITUTE(SUBSTITUTE([.C1558];&quot;(+15.99)&quot;;&quot;&quot;);&quot;(+57.02)&quot;;&quot;&quot;)" office:value-type="string" office:string-value="NQSDTVSTVQNLRR" calcext:value-type="string">
            <text:p>NQSDTVSTVQNLRR</text:p>
          </table:table-cell>
        </table:table-row>
        <table:table-row table:style-name="ro2">
          <table:table-cell office:value-type="string" calcext:value-type="string">
            <text:p>RC(+57.02)VFAGLRGNK</text:p>
          </table:table-cell>
          <table:table-cell table:formula="of:=SUBSTITUTE(SUBSTITUTE([.A1559];&quot;(+15.99)&quot;;&quot;&quot;);&quot;(+57.02)&quot;;&quot;&quot;)" office:value-type="string" office:string-value="RCVFAGLRGNK" calcext:value-type="string">
            <text:p>RCVFAGLRGNK</text:p>
          </table:table-cell>
          <table:table-cell office:value-type="string" calcext:value-type="string">
            <text:p>KRMDNNLNLTLDSSSK</text:p>
          </table:table-cell>
          <table:table-cell table:formula="of:=SUBSTITUTE(SUBSTITUTE([.C1559];&quot;(+15.99)&quot;;&quot;&quot;);&quot;(+57.02)&quot;;&quot;&quot;)" office:value-type="string" office:string-value="KRMDNNLNLTLDSSSK" calcext:value-type="string">
            <text:p>KRMDNNLNLTLDSSSK</text:p>
          </table:table-cell>
        </table:table-row>
        <table:table-row table:style-name="ro1">
          <table:table-cell office:value-type="string" calcext:value-type="string">
            <text:p>KDWFLENSVPNNLDR</text:p>
          </table:table-cell>
          <table:table-cell table:formula="of:=SUBSTITUTE(SUBSTITUTE([.A1560];&quot;(+15.99)&quot;;&quot;&quot;);&quot;(+57.02)&quot;;&quot;&quot;)" office:value-type="string" office:string-value="KDWFLENSVPNNLDR" calcext:value-type="string">
            <text:p>KDWFLENSVPNNLDR</text:p>
          </table:table-cell>
          <table:table-cell office:value-type="string" calcext:value-type="string">
            <text:p>GVLMTGQPR</text:p>
          </table:table-cell>
          <table:table-cell table:formula="of:=SUBSTITUTE(SUBSTITUTE([.C1560];&quot;(+15.99)&quot;;&quot;&quot;);&quot;(+57.02)&quot;;&quot;&quot;)" office:value-type="string" office:string-value="GVLMTGQPR" calcext:value-type="string">
            <text:p>GVLMTGQPR</text:p>
          </table:table-cell>
        </table:table-row>
        <table:table-row table:style-name="ro1">
          <table:table-cell office:value-type="string" calcext:value-type="string">
            <text:p>QASLSNTTPK</text:p>
          </table:table-cell>
          <table:table-cell table:formula="of:=SUBSTITUTE(SUBSTITUTE([.A1561];&quot;(+15.99)&quot;;&quot;&quot;);&quot;(+57.02)&quot;;&quot;&quot;)" office:value-type="string" office:string-value="QASLSNTTPK" calcext:value-type="string">
            <text:p>QASLSNTTPK</text:p>
          </table:table-cell>
          <table:table-cell office:value-type="string" calcext:value-type="string">
            <text:p>EREVANLPLKR</text:p>
          </table:table-cell>
          <table:table-cell table:formula="of:=SUBSTITUTE(SUBSTITUTE([.C1561];&quot;(+15.99)&quot;;&quot;&quot;);&quot;(+57.02)&quot;;&quot;&quot;)" office:value-type="string" office:string-value="EREVANLPLKR" calcext:value-type="string">
            <text:p>EREVANLPLKR</text:p>
          </table:table-cell>
        </table:table-row>
        <table:table-row table:style-name="ro2">
          <table:table-cell office:value-type="string" calcext:value-type="string">
            <text:p>GMVRM(+15.99)MYDSFDAAAK</text:p>
          </table:table-cell>
          <table:table-cell table:formula="of:=SUBSTITUTE(SUBSTITUTE([.A1562];&quot;(+15.99)&quot;;&quot;&quot;);&quot;(+57.02)&quot;;&quot;&quot;)" office:value-type="string" office:string-value="GMVRMMYDSFDAAAK" calcext:value-type="string">
            <text:p>GMVRMMYDSFDAAAK</text:p>
          </table:table-cell>
          <table:table-cell office:value-type="string" calcext:value-type="string">
            <text:p>SPGVLALSSNM(+15.99)APR</text:p>
          </table:table-cell>
          <table:table-cell table:formula="of:=SUBSTITUTE(SUBSTITUTE([.C1562];&quot;(+15.99)&quot;;&quot;&quot;);&quot;(+57.02)&quot;;&quot;&quot;)" office:value-type="string" office:string-value="SPGVLALSSNMAPR" calcext:value-type="string">
            <text:p>SPGVLALSSNMAPR</text:p>
          </table:table-cell>
        </table:table-row>
        <table:table-row table:style-name="ro1">
          <table:table-cell office:value-type="string" calcext:value-type="string">
            <text:p>DPVFSNESR</text:p>
          </table:table-cell>
          <table:table-cell table:formula="of:=SUBSTITUTE(SUBSTITUTE([.A1563];&quot;(+15.99)&quot;;&quot;&quot;);&quot;(+57.02)&quot;;&quot;&quot;)" office:value-type="string" office:string-value="DPVFSNESR" calcext:value-type="string">
            <text:p>DPVFSNESR</text:p>
          </table:table-cell>
          <table:table-cell office:value-type="string" calcext:value-type="string">
            <text:p>THMPLAQPSR</text:p>
          </table:table-cell>
          <table:table-cell table:formula="of:=SUBSTITUTE(SUBSTITUTE([.C1563];&quot;(+15.99)&quot;;&quot;&quot;);&quot;(+57.02)&quot;;&quot;&quot;)" office:value-type="string" office:string-value="THMPLAQPSR" calcext:value-type="string">
            <text:p>THMPLAQPSR</text:p>
          </table:table-cell>
        </table:table-row>
        <table:table-row table:style-name="ro2">
          <table:table-cell office:value-type="string" calcext:value-type="string">
            <text:p>LGTKLM(+15.99)HSLK</text:p>
          </table:table-cell>
          <table:table-cell table:formula="of:=SUBSTITUTE(SUBSTITUTE([.A1564];&quot;(+15.99)&quot;;&quot;&quot;);&quot;(+57.02)&quot;;&quot;&quot;)" office:value-type="string" office:string-value="LGTKLMHSLK" calcext:value-type="string">
            <text:p>LGTKLMHSLK</text:p>
          </table:table-cell>
          <table:table-cell office:value-type="string" calcext:value-type="string">
            <text:p>QM(+15.99)MASDVLLHHRM(+15.99)TR</text:p>
          </table:table-cell>
          <table:table-cell table:formula="of:=SUBSTITUTE(SUBSTITUTE([.C1564];&quot;(+15.99)&quot;;&quot;&quot;);&quot;(+57.02)&quot;;&quot;&quot;)" office:value-type="string" office:string-value="QMMASDVLLHHRMTR" calcext:value-type="string">
            <text:p>QMMASDVLLHHRMTR</text:p>
          </table:table-cell>
        </table:table-row>
        <table:table-row table:style-name="ro2">
          <table:table-cell office:value-type="string" calcext:value-type="string">
            <text:p>AMVNLLDLK</text:p>
          </table:table-cell>
          <table:table-cell table:formula="of:=SUBSTITUTE(SUBSTITUTE([.A1565];&quot;(+15.99)&quot;;&quot;&quot;);&quot;(+57.02)&quot;;&quot;&quot;)" office:value-type="string" office:string-value="AMVNLLDLK" calcext:value-type="string">
            <text:p>AMVNLLDLK</text:p>
          </table:table-cell>
          <table:table-cell office:value-type="string" calcext:value-type="string">
            <text:p>FTKLASSC(+57.02)HLHVR</text:p>
          </table:table-cell>
          <table:table-cell table:formula="of:=SUBSTITUTE(SUBSTITUTE([.C1565];&quot;(+15.99)&quot;;&quot;&quot;);&quot;(+57.02)&quot;;&quot;&quot;)" office:value-type="string" office:string-value="FTKLASSCHLHVR" calcext:value-type="string">
            <text:p>FTKLASSCHLHVR</text:p>
          </table:table-cell>
        </table:table-row>
        <table:table-row table:style-name="ro2">
          <table:table-cell office:value-type="string" calcext:value-type="string">
            <text:p>VPDDLLK</text:p>
          </table:table-cell>
          <table:table-cell table:formula="of:=SUBSTITUTE(SUBSTITUTE([.A1566];&quot;(+15.99)&quot;;&quot;&quot;);&quot;(+57.02)&quot;;&quot;&quot;)" office:value-type="string" office:string-value="VPDDLLK" calcext:value-type="string">
            <text:p>VPDDLLK</text:p>
          </table:table-cell>
          <table:table-cell office:value-type="string" calcext:value-type="string">
            <text:p>QLNDLAFVHMM(+15.99)DR</text:p>
          </table:table-cell>
          <table:table-cell table:formula="of:=SUBSTITUTE(SUBSTITUTE([.C1566];&quot;(+15.99)&quot;;&quot;&quot;);&quot;(+57.02)&quot;;&quot;&quot;)" office:value-type="string" office:string-value="QLNDLAFVHMMDR" calcext:value-type="string">
            <text:p>QLNDLAFVHMMDR</text:p>
          </table:table-cell>
        </table:table-row>
        <table:table-row table:style-name="ro1">
          <table:table-cell office:value-type="string" calcext:value-type="string">
            <text:p>VLYSKMRYADK</text:p>
          </table:table-cell>
          <table:table-cell table:formula="of:=SUBSTITUTE(SUBSTITUTE([.A1567];&quot;(+15.99)&quot;;&quot;&quot;);&quot;(+57.02)&quot;;&quot;&quot;)" office:value-type="string" office:string-value="VLYSKMRYADK" calcext:value-type="string">
            <text:p>VLYSKMRYADK</text:p>
          </table:table-cell>
          <table:table-cell office:value-type="string" calcext:value-type="string">
            <text:p>FGTPTPVLFK</text:p>
          </table:table-cell>
          <table:table-cell table:formula="of:=SUBSTITUTE(SUBSTITUTE([.C1567];&quot;(+15.99)&quot;;&quot;&quot;);&quot;(+57.02)&quot;;&quot;&quot;)" office:value-type="string" office:string-value="FGTPTPVLFK" calcext:value-type="string">
            <text:p>FGTPTPVLFK</text:p>
          </table:table-cell>
        </table:table-row>
        <table:table-row table:style-name="ro1">
          <table:table-cell office:value-type="string" calcext:value-type="string">
            <text:p>KALGC(+57.02)PQFSK</text:p>
          </table:table-cell>
          <table:table-cell table:formula="of:=SUBSTITUTE(SUBSTITUTE([.A1568];&quot;(+15.99)&quot;;&quot;&quot;);&quot;(+57.02)&quot;;&quot;&quot;)" office:value-type="string" office:string-value="KALGCPQFSK" calcext:value-type="string">
            <text:p>KALGCPQFSK</text:p>
          </table:table-cell>
          <table:table-cell office:value-type="string" calcext:value-type="string">
            <text:p>ENPRLSLEEGK</text:p>
          </table:table-cell>
          <table:table-cell table:formula="of:=SUBSTITUTE(SUBSTITUTE([.C1568];&quot;(+15.99)&quot;;&quot;&quot;);&quot;(+57.02)&quot;;&quot;&quot;)" office:value-type="string" office:string-value="ENPRLSLEEGK" calcext:value-type="string">
            <text:p>ENPRLSLEEGK</text:p>
          </table:table-cell>
        </table:table-row>
        <table:table-row table:style-name="ro2">
          <table:table-cell office:value-type="string" calcext:value-type="string">
            <text:p>WWERARADPWM(+15.99)GAAHR</text:p>
          </table:table-cell>
          <table:table-cell table:formula="of:=SUBSTITUTE(SUBSTITUTE([.A1569];&quot;(+15.99)&quot;;&quot;&quot;);&quot;(+57.02)&quot;;&quot;&quot;)" office:value-type="string" office:string-value="WWERARADPWMGAAHR" calcext:value-type="string">
            <text:p>WWERARADPWMGAAHR</text:p>
          </table:table-cell>
          <table:table-cell office:value-type="string" calcext:value-type="string">
            <text:p>VLC(+57.02)SLDAM(+15.99)VDLTK</text:p>
          </table:table-cell>
          <table:table-cell table:formula="of:=SUBSTITUTE(SUBSTITUTE([.C1569];&quot;(+15.99)&quot;;&quot;&quot;);&quot;(+57.02)&quot;;&quot;&quot;)" office:value-type="string" office:string-value="VLCSLDAMVDLTK" calcext:value-type="string">
            <text:p>VLCSLDAMVDLTK</text:p>
          </table:table-cell>
        </table:table-row>
        <table:table-row table:style-name="ro2">
          <table:table-cell office:value-type="string" calcext:value-type="string">
            <text:p>TNGLPLAQLAR</text:p>
          </table:table-cell>
          <table:table-cell table:formula="of:=SUBSTITUTE(SUBSTITUTE([.A1570];&quot;(+15.99)&quot;;&quot;&quot;);&quot;(+57.02)&quot;;&quot;&quot;)" office:value-type="string" office:string-value="TNGLPLAQLAR" calcext:value-type="string">
            <text:p>TNGLPLAQLAR</text:p>
          </table:table-cell>
          <table:table-cell office:value-type="string" calcext:value-type="string">
            <text:p>KQM(+15.99)VEASLTSHRR</text:p>
          </table:table-cell>
          <table:table-cell table:formula="of:=SUBSTITUTE(SUBSTITUTE([.C1570];&quot;(+15.99)&quot;;&quot;&quot;);&quot;(+57.02)&quot;;&quot;&quot;)" office:value-type="string" office:string-value="KQMVEASLTSHRR" calcext:value-type="string">
            <text:p>KQMVEASLTSHRR</text:p>
          </table:table-cell>
        </table:table-row>
        <table:table-row table:style-name="ro2">
          <table:table-cell office:value-type="string" calcext:value-type="string">
            <text:p>WMQEC(+57.02)PGR</text:p>
          </table:table-cell>
          <table:table-cell table:formula="of:=SUBSTITUTE(SUBSTITUTE([.A1571];&quot;(+15.99)&quot;;&quot;&quot;);&quot;(+57.02)&quot;;&quot;&quot;)" office:value-type="string" office:string-value="WMQECPGR" calcext:value-type="string">
            <text:p>WMQECPGR</text:p>
          </table:table-cell>
          <table:table-cell office:value-type="string" calcext:value-type="string">
            <text:p>KQPPC(+57.02)EPYLLLTDK</text:p>
          </table:table-cell>
          <table:table-cell table:formula="of:=SUBSTITUTE(SUBSTITUTE([.C1571];&quot;(+15.99)&quot;;&quot;&quot;);&quot;(+57.02)&quot;;&quot;&quot;)" office:value-type="string" office:string-value="KQPPCEPYLLLTDK" calcext:value-type="string">
            <text:p>KQPPCEPYLLLTDK</text:p>
          </table:table-cell>
        </table:table-row>
        <table:table-row table:style-name="ro2">
          <table:table-cell office:value-type="string" calcext:value-type="string">
            <text:p>ELAYGADGSPNGGEYVK</text:p>
          </table:table-cell>
          <table:table-cell table:formula="of:=SUBSTITUTE(SUBSTITUTE([.A1572];&quot;(+15.99)&quot;;&quot;&quot;);&quot;(+57.02)&quot;;&quot;&quot;)" office:value-type="string" office:string-value="ELAYGADGSPNGGEYVK" calcext:value-type="string">
            <text:p>ELAYGADGSPNGGEYVK</text:p>
          </table:table-cell>
          <table:table-cell office:value-type="string" calcext:value-type="string">
            <text:p>EKLLFPENYWKLDLSR</text:p>
          </table:table-cell>
          <table:table-cell table:formula="of:=SUBSTITUTE(SUBSTITUTE([.C1572];&quot;(+15.99)&quot;;&quot;&quot;);&quot;(+57.02)&quot;;&quot;&quot;)" office:value-type="string" office:string-value="EKLLFPENYWKLDLSR" calcext:value-type="string">
            <text:p>EKLLFPENYWKLDLSR</text:p>
          </table:table-cell>
        </table:table-row>
        <table:table-row table:style-name="ro2">
          <table:table-cell office:value-type="string" calcext:value-type="string">
            <text:p>KPPEVLK</text:p>
          </table:table-cell>
          <table:table-cell table:formula="of:=SUBSTITUTE(SUBSTITUTE([.A1573];&quot;(+15.99)&quot;;&quot;&quot;);&quot;(+57.02)&quot;;&quot;&quot;)" office:value-type="string" office:string-value="KPPEVLK" calcext:value-type="string">
            <text:p>KPPEVLK</text:p>
          </table:table-cell>
          <table:table-cell office:value-type="string" calcext:value-type="string">
            <text:p>KTQQDTNFPLFQLPK</text:p>
          </table:table-cell>
          <table:table-cell table:formula="of:=SUBSTITUTE(SUBSTITUTE([.C1573];&quot;(+15.99)&quot;;&quot;&quot;);&quot;(+57.02)&quot;;&quot;&quot;)" office:value-type="string" office:string-value="KTQQDTNFPLFQLPK" calcext:value-type="string">
            <text:p>KTQQDTNFPLFQLPK</text:p>
          </table:table-cell>
        </table:table-row>
        <table:table-row table:style-name="ro1">
          <table:table-cell office:value-type="string" calcext:value-type="string">
            <text:p>YSVLPEVEK</text:p>
          </table:table-cell>
          <table:table-cell table:formula="of:=SUBSTITUTE(SUBSTITUTE([.A1574];&quot;(+15.99)&quot;;&quot;&quot;);&quot;(+57.02)&quot;;&quot;&quot;)" office:value-type="string" office:string-value="YSVLPEVEK" calcext:value-type="string">
            <text:p>YSVLPEVEK</text:p>
          </table:table-cell>
          <table:table-cell office:value-type="string" calcext:value-type="string">
            <text:p>DPVDLLK</text:p>
          </table:table-cell>
          <table:table-cell table:formula="of:=SUBSTITUTE(SUBSTITUTE([.C1574];&quot;(+15.99)&quot;;&quot;&quot;);&quot;(+57.02)&quot;;&quot;&quot;)" office:value-type="string" office:string-value="DPVDLLK" calcext:value-type="string">
            <text:p>DPVDLLK</text:p>
          </table:table-cell>
        </table:table-row>
        <table:table-row table:style-name="ro1">
          <table:table-cell office:value-type="string" calcext:value-type="string">
            <text:p>TTEEALDC(+57.02)MK</text:p>
          </table:table-cell>
          <table:table-cell table:formula="of:=SUBSTITUTE(SUBSTITUTE([.A1575];&quot;(+15.99)&quot;;&quot;&quot;);&quot;(+57.02)&quot;;&quot;&quot;)" office:value-type="string" office:string-value="TTEEALDCMK" calcext:value-type="string">
            <text:p>TTEEALDCMK</text:p>
          </table:table-cell>
          <table:table-cell office:value-type="string" calcext:value-type="string">
            <text:p>EVALLTDLMFK</text:p>
          </table:table-cell>
          <table:table-cell table:formula="of:=SUBSTITUTE(SUBSTITUTE([.C1575];&quot;(+15.99)&quot;;&quot;&quot;);&quot;(+57.02)&quot;;&quot;&quot;)" office:value-type="string" office:string-value="EVALLTDLMFK" calcext:value-type="string">
            <text:p>EVALLTDLMFK</text:p>
          </table:table-cell>
        </table:table-row>
        <table:table-row table:style-name="ro1">
          <table:table-cell office:value-type="string" calcext:value-type="string">
            <text:p>ADPERLLLPDEFQK</text:p>
          </table:table-cell>
          <table:table-cell table:formula="of:=SUBSTITUTE(SUBSTITUTE([.A1576];&quot;(+15.99)&quot;;&quot;&quot;);&quot;(+57.02)&quot;;&quot;&quot;)" office:value-type="string" office:string-value="ADPERLLLPDEFQK" calcext:value-type="string">
            <text:p>ADPERLLLPDEFQK</text:p>
          </table:table-cell>
          <table:table-cell office:value-type="string" calcext:value-type="string">
            <text:p>KSPSLKTLLLK</text:p>
          </table:table-cell>
          <table:table-cell table:formula="of:=SUBSTITUTE(SUBSTITUTE([.C1576];&quot;(+15.99)&quot;;&quot;&quot;);&quot;(+57.02)&quot;;&quot;&quot;)" office:value-type="string" office:string-value="KSPSLKTLLLK" calcext:value-type="string">
            <text:p>KSPSLKTLLLK</text:p>
          </table:table-cell>
        </table:table-row>
        <table:table-row table:style-name="ro1">
          <table:table-cell office:value-type="string" calcext:value-type="string">
            <text:p>NVYSREDEVK</text:p>
          </table:table-cell>
          <table:table-cell table:formula="of:=SUBSTITUTE(SUBSTITUTE([.A1577];&quot;(+15.99)&quot;;&quot;&quot;);&quot;(+57.02)&quot;;&quot;&quot;)" office:value-type="string" office:string-value="NVYSREDEVK" calcext:value-type="string">
            <text:p>NVYSREDEVK</text:p>
          </table:table-cell>
          <table:table-cell office:value-type="string" calcext:value-type="string">
            <text:p>EGEVRGYFGK</text:p>
          </table:table-cell>
          <table:table-cell table:formula="of:=SUBSTITUTE(SUBSTITUTE([.C1577];&quot;(+15.99)&quot;;&quot;&quot;);&quot;(+57.02)&quot;;&quot;&quot;)" office:value-type="string" office:string-value="EGEVRGYFGK" calcext:value-type="string">
            <text:p>EGEVRGYFGK</text:p>
          </table:table-cell>
        </table:table-row>
        <table:table-row table:style-name="ro2">
          <table:table-cell office:value-type="string" calcext:value-type="string">
            <text:p>QYHLDEPYLLLTDKK</text:p>
          </table:table-cell>
          <table:table-cell table:formula="of:=SUBSTITUTE(SUBSTITUTE([.A1578];&quot;(+15.99)&quot;;&quot;&quot;);&quot;(+57.02)&quot;;&quot;&quot;)" office:value-type="string" office:string-value="QYHLDEPYLLLTDKK" calcext:value-type="string">
            <text:p>QYHLDEPYLLLTDKK</text:p>
          </table:table-cell>
          <table:table-cell office:value-type="string" calcext:value-type="string">
            <text:p>MGVM(+15.99)ADVLLYM(+15.99)LK</text:p>
          </table:table-cell>
          <table:table-cell table:formula="of:=SUBSTITUTE(SUBSTITUTE([.C1578];&quot;(+15.99)&quot;;&quot;&quot;);&quot;(+57.02)&quot;;&quot;&quot;)" office:value-type="string" office:string-value="MGVMADVLLYMLK" calcext:value-type="string">
            <text:p>MGVMADVLLYMLK</text:p>
          </table:table-cell>
        </table:table-row>
        <table:table-row table:style-name="ro2">
          <table:table-cell office:value-type="string" calcext:value-type="string">
            <text:p>HDELLAPQSR</text:p>
          </table:table-cell>
          <table:table-cell table:formula="of:=SUBSTITUTE(SUBSTITUTE([.A1579];&quot;(+15.99)&quot;;&quot;&quot;);&quot;(+57.02)&quot;;&quot;&quot;)" office:value-type="string" office:string-value="HDELLAPQSR" calcext:value-type="string">
            <text:p>HDELLAPQSR</text:p>
          </table:table-cell>
          <table:table-cell office:value-type="string" calcext:value-type="string">
            <text:p>DPLTELM(+15.99)EC(+57.02)KALAK</text:p>
          </table:table-cell>
          <table:table-cell table:formula="of:=SUBSTITUTE(SUBSTITUTE([.C1579];&quot;(+15.99)&quot;;&quot;&quot;);&quot;(+57.02)&quot;;&quot;&quot;)" office:value-type="string" office:string-value="DPLTELMECKALAK" calcext:value-type="string">
            <text:p>DPLTELMECKALAK</text:p>
          </table:table-cell>
        </table:table-row>
        <table:table-row table:style-name="ro2">
          <table:table-cell office:value-type="string" calcext:value-type="string">
            <text:p>EVNLVVSELEGDSGHK</text:p>
          </table:table-cell>
          <table:table-cell table:formula="of:=SUBSTITUTE(SUBSTITUTE([.A1580];&quot;(+15.99)&quot;;&quot;&quot;);&quot;(+57.02)&quot;;&quot;&quot;)" office:value-type="string" office:string-value="EVNLVVSELEGDSGHK" calcext:value-type="string">
            <text:p>EVNLVVSELEGDSGHK</text:p>
          </table:table-cell>
          <table:table-cell office:value-type="string" calcext:value-type="string">
            <text:p>QWHVMALVGQGLWK</text:p>
          </table:table-cell>
          <table:table-cell table:formula="of:=SUBSTITUTE(SUBSTITUTE([.C1580];&quot;(+15.99)&quot;;&quot;&quot;);&quot;(+57.02)&quot;;&quot;&quot;)" office:value-type="string" office:string-value="QWHVMALVGQGLWK" calcext:value-type="string">
            <text:p>QWHVMALVGQGLWK</text:p>
          </table:table-cell>
        </table:table-row>
        <table:table-row table:style-name="ro2">
          <table:table-cell office:value-type="string" calcext:value-type="string">
            <text:p>WPDDLEGVPHR</text:p>
          </table:table-cell>
          <table:table-cell table:formula="of:=SUBSTITUTE(SUBSTITUTE([.A1581];&quot;(+15.99)&quot;;&quot;&quot;);&quot;(+57.02)&quot;;&quot;&quot;)" office:value-type="string" office:string-value="WPDDLEGVPHR" calcext:value-type="string">
            <text:p>WPDDLEGVPHR</text:p>
          </table:table-cell>
          <table:table-cell office:value-type="string" calcext:value-type="string">
            <text:p>LWNPNQVLGPK</text:p>
          </table:table-cell>
          <table:table-cell table:formula="of:=SUBSTITUTE(SUBSTITUTE([.C1581];&quot;(+15.99)&quot;;&quot;&quot;);&quot;(+57.02)&quot;;&quot;&quot;)" office:value-type="string" office:string-value="LWNPNQVLGPK" calcext:value-type="string">
            <text:p>LWNPNQVLGPK</text:p>
          </table:table-cell>
        </table:table-row>
        <table:table-row table:style-name="ro1">
          <table:table-cell office:value-type="string" calcext:value-type="string">
            <text:p>FHLDHLENDLNPDR</text:p>
          </table:table-cell>
          <table:table-cell table:formula="of:=SUBSTITUTE(SUBSTITUTE([.A1582];&quot;(+15.99)&quot;;&quot;&quot;);&quot;(+57.02)&quot;;&quot;&quot;)" office:value-type="string" office:string-value="FHLDHLENDLNPDR" calcext:value-type="string">
            <text:p>FHLDHLENDLNPDR</text:p>
          </table:table-cell>
          <table:table-cell office:value-type="string" calcext:value-type="string">
            <text:p>NVQC(+57.02)EQPK</text:p>
          </table:table-cell>
          <table:table-cell table:formula="of:=SUBSTITUTE(SUBSTITUTE([.C1582];&quot;(+15.99)&quot;;&quot;&quot;);&quot;(+57.02)&quot;;&quot;&quot;)" office:value-type="string" office:string-value="NVQCEQPK" calcext:value-type="string">
            <text:p>NVQCEQPK</text:p>
          </table:table-cell>
        </table:table-row>
        <table:table-row table:style-name="ro1">
          <table:table-cell office:value-type="string" calcext:value-type="string">
            <text:p>RGSMLC(+57.02)SLNMHK</text:p>
          </table:table-cell>
          <table:table-cell table:formula="of:=SUBSTITUTE(SUBSTITUTE([.A1583];&quot;(+15.99)&quot;;&quot;&quot;);&quot;(+57.02)&quot;;&quot;&quot;)" office:value-type="string" office:string-value="RGSMLCSLNMHK" calcext:value-type="string">
            <text:p>RGSMLCSLNMHK</text:p>
          </table:table-cell>
          <table:table-cell office:value-type="string" calcext:value-type="string">
            <text:p>FLARPFPK</text:p>
          </table:table-cell>
          <table:table-cell table:formula="of:=SUBSTITUTE(SUBSTITUTE([.C1583];&quot;(+15.99)&quot;;&quot;&quot;);&quot;(+57.02)&quot;;&quot;&quot;)" office:value-type="string" office:string-value="FLARPFPK" calcext:value-type="string">
            <text:p>FLARPFPK</text:p>
          </table:table-cell>
        </table:table-row>
        <table:table-row table:style-name="ro2">
          <table:table-cell office:value-type="string" calcext:value-type="string">
            <text:p>KFAYLLSFALYSDK</text:p>
          </table:table-cell>
          <table:table-cell table:formula="of:=SUBSTITUTE(SUBSTITUTE([.A1584];&quot;(+15.99)&quot;;&quot;&quot;);&quot;(+57.02)&quot;;&quot;&quot;)" office:value-type="string" office:string-value="KFAYLLSFALYSDK" calcext:value-type="string">
            <text:p>KFAYLLSFALYSDK</text:p>
          </table:table-cell>
          <table:table-cell office:value-type="string" calcext:value-type="string">
            <text:p>MQWC(+57.02)WLLSGWGNTR</text:p>
          </table:table-cell>
          <table:table-cell table:formula="of:=SUBSTITUTE(SUBSTITUTE([.C1584];&quot;(+15.99)&quot;;&quot;&quot;);&quot;(+57.02)&quot;;&quot;&quot;)" office:value-type="string" office:string-value="MQWCWLLSGWGNTR" calcext:value-type="string">
            <text:p>MQWCWLLSGWGNTR</text:p>
          </table:table-cell>
        </table:table-row>
        <table:table-row table:style-name="ro1">
          <table:table-cell office:value-type="string" calcext:value-type="string">
            <text:p>KKDKPESEEGAAGTLHR</text:p>
          </table:table-cell>
          <table:table-cell table:formula="of:=SUBSTITUTE(SUBSTITUTE([.A1585];&quot;(+15.99)&quot;;&quot;&quot;);&quot;(+57.02)&quot;;&quot;&quot;)" office:value-type="string" office:string-value="KKDKPESEEGAAGTLHR" calcext:value-type="string">
            <text:p>KKDKPESEEGAAGTLHR</text:p>
          </table:table-cell>
          <table:table-cell office:value-type="string" calcext:value-type="string">
            <text:p>NPALYVGPGK</text:p>
          </table:table-cell>
          <table:table-cell table:formula="of:=SUBSTITUTE(SUBSTITUTE([.C1585];&quot;(+15.99)&quot;;&quot;&quot;);&quot;(+57.02)&quot;;&quot;&quot;)" office:value-type="string" office:string-value="NPALYVGPGK" calcext:value-type="string">
            <text:p>NPALYVGPGK</text:p>
          </table:table-cell>
        </table:table-row>
        <table:table-row table:style-name="ro1">
          <table:table-cell office:value-type="string" calcext:value-type="string">
            <text:p>KC(+57.02)FATDSGNK</text:p>
          </table:table-cell>
          <table:table-cell table:formula="of:=SUBSTITUTE(SUBSTITUTE([.A1586];&quot;(+15.99)&quot;;&quot;&quot;);&quot;(+57.02)&quot;;&quot;&quot;)" office:value-type="string" office:string-value="KCFATDSGNK" calcext:value-type="string">
            <text:p>KCFATDSGNK</text:p>
          </table:table-cell>
          <table:table-cell office:value-type="string" calcext:value-type="string">
            <text:p>FLDSLELAHAK</text:p>
          </table:table-cell>
          <table:table-cell table:formula="of:=SUBSTITUTE(SUBSTITUTE([.C1586];&quot;(+15.99)&quot;;&quot;&quot;);&quot;(+57.02)&quot;;&quot;&quot;)" office:value-type="string" office:string-value="FLDSLELAHAK" calcext:value-type="string">
            <text:p>FLDSLELAHAK</text:p>
          </table:table-cell>
        </table:table-row>
        <table:table-row table:style-name="ro1">
          <table:table-cell office:value-type="string" calcext:value-type="string">
            <text:p>WLVKPPQK</text:p>
          </table:table-cell>
          <table:table-cell table:formula="of:=SUBSTITUTE(SUBSTITUTE([.A1587];&quot;(+15.99)&quot;;&quot;&quot;);&quot;(+57.02)&quot;;&quot;&quot;)" office:value-type="string" office:string-value="WLVKPPQK" calcext:value-type="string">
            <text:p>WLVKPPQK</text:p>
          </table:table-cell>
          <table:table-cell office:value-type="string" calcext:value-type="string">
            <text:p>FKTFMSAK</text:p>
          </table:table-cell>
          <table:table-cell table:formula="of:=SUBSTITUTE(SUBSTITUTE([.C1587];&quot;(+15.99)&quot;;&quot;&quot;);&quot;(+57.02)&quot;;&quot;&quot;)" office:value-type="string" office:string-value="FKTFMSAK" calcext:value-type="string">
            <text:p>FKTFMSAK</text:p>
          </table:table-cell>
        </table:table-row>
        <table:table-row table:style-name="ro2">
          <table:table-cell office:value-type="string" calcext:value-type="string">
            <text:p>DNYLGQLGDK</text:p>
          </table:table-cell>
          <table:table-cell table:formula="of:=SUBSTITUTE(SUBSTITUTE([.A1588];&quot;(+15.99)&quot;;&quot;&quot;);&quot;(+57.02)&quot;;&quot;&quot;)" office:value-type="string" office:string-value="DNYLGQLGDK" calcext:value-type="string">
            <text:p>DNYLGQLGDK</text:p>
          </table:table-cell>
          <table:table-cell office:value-type="string" calcext:value-type="string">
            <text:p>KPLEPVEEFELALNK</text:p>
          </table:table-cell>
          <table:table-cell table:formula="of:=SUBSTITUTE(SUBSTITUTE([.C1588];&quot;(+15.99)&quot;;&quot;&quot;);&quot;(+57.02)&quot;;&quot;&quot;)" office:value-type="string" office:string-value="KPLEPVEEFELALNK" calcext:value-type="string">
            <text:p>KPLEPVEEFELALNK</text:p>
          </table:table-cell>
        </table:table-row>
        <table:table-row table:style-name="ro2">
          <table:table-cell office:value-type="string" calcext:value-type="string">
            <text:p>KDPDQDYLR</text:p>
          </table:table-cell>
          <table:table-cell table:formula="of:=SUBSTITUTE(SUBSTITUTE([.A1589];&quot;(+15.99)&quot;;&quot;&quot;);&quot;(+57.02)&quot;;&quot;&quot;)" office:value-type="string" office:string-value="KDPDQDYLR" calcext:value-type="string">
            <text:p>KDPDQDYLR</text:p>
          </table:table-cell>
          <table:table-cell office:value-type="string" calcext:value-type="string">
            <text:p>ALLVNSGLVGDKLWM(+15.99)R</text:p>
          </table:table-cell>
          <table:table-cell table:formula="of:=SUBSTITUTE(SUBSTITUTE([.C1589];&quot;(+15.99)&quot;;&quot;&quot;);&quot;(+57.02)&quot;;&quot;&quot;)" office:value-type="string" office:string-value="ALLVNSGLVGDKLWMR" calcext:value-type="string">
            <text:p>ALLVNSGLVGDKLWMR</text:p>
          </table:table-cell>
        </table:table-row>
        <table:table-row table:style-name="ro2">
          <table:table-cell office:value-type="string" calcext:value-type="string">
            <text:p>NMLLREK</text:p>
          </table:table-cell>
          <table:table-cell table:formula="of:=SUBSTITUTE(SUBSTITUTE([.A1590];&quot;(+15.99)&quot;;&quot;&quot;);&quot;(+57.02)&quot;;&quot;&quot;)" office:value-type="string" office:string-value="NMLLREK" calcext:value-type="string">
            <text:p>NMLLREK</text:p>
          </table:table-cell>
          <table:table-cell office:value-type="string" calcext:value-type="string">
            <text:p>KFLANPEALLELLEMHK</text:p>
          </table:table-cell>
          <table:table-cell table:formula="of:=SUBSTITUTE(SUBSTITUTE([.C1590];&quot;(+15.99)&quot;;&quot;&quot;);&quot;(+57.02)&quot;;&quot;&quot;)" office:value-type="string" office:string-value="KFLANPEALLELLEMHK" calcext:value-type="string">
            <text:p>KFLANPEALLELLEMHK</text:p>
          </table:table-cell>
        </table:table-row>
        <table:table-row table:style-name="ro2">
          <table:table-cell office:value-type="string" calcext:value-type="string">
            <text:p>REMVGNK</text:p>
          </table:table-cell>
          <table:table-cell table:formula="of:=SUBSTITUTE(SUBSTITUTE([.A1591];&quot;(+15.99)&quot;;&quot;&quot;);&quot;(+57.02)&quot;;&quot;&quot;)" office:value-type="string" office:string-value="REMVGNK" calcext:value-type="string">
            <text:p>REMVGNK</text:p>
          </table:table-cell>
          <table:table-cell office:value-type="string" calcext:value-type="string">
            <text:p>DVALETLVDWVEKGK</text:p>
          </table:table-cell>
          <table:table-cell table:formula="of:=SUBSTITUTE(SUBSTITUTE([.C1591];&quot;(+15.99)&quot;;&quot;&quot;);&quot;(+57.02)&quot;;&quot;&quot;)" office:value-type="string" office:string-value="DVALETLVDWVEKGK" calcext:value-type="string">
            <text:p>DVALETLVDWVEKGK</text:p>
          </table:table-cell>
        </table:table-row>
        <table:table-row table:style-name="ro1">
          <table:table-cell office:value-type="string" calcext:value-type="string">
            <text:p>EC(+57.02)NMWARNQHHK</text:p>
          </table:table-cell>
          <table:table-cell table:formula="of:=SUBSTITUTE(SUBSTITUTE([.A1592];&quot;(+15.99)&quot;;&quot;&quot;);&quot;(+57.02)&quot;;&quot;&quot;)" office:value-type="string" office:string-value="ECNMWARNQHHK" calcext:value-type="string">
            <text:p>ECNMWARNQHHK</text:p>
          </table:table-cell>
          <table:table-cell office:value-type="string" calcext:value-type="string">
            <text:p>WFLLTDAHAR</text:p>
          </table:table-cell>
          <table:table-cell table:formula="of:=SUBSTITUTE(SUBSTITUTE([.C1592];&quot;(+15.99)&quot;;&quot;&quot;);&quot;(+57.02)&quot;;&quot;&quot;)" office:value-type="string" office:string-value="WFLLTDAHAR" calcext:value-type="string">
            <text:p>WFLLTDAHAR</text:p>
          </table:table-cell>
        </table:table-row>
        <table:table-row table:style-name="ro2">
          <table:table-cell office:value-type="string" calcext:value-type="string">
            <text:p>EGDDLTDQK</text:p>
          </table:table-cell>
          <table:table-cell table:formula="of:=SUBSTITUTE(SUBSTITUTE([.A1593];&quot;(+15.99)&quot;;&quot;&quot;);&quot;(+57.02)&quot;;&quot;&quot;)" office:value-type="string" office:string-value="EGDDLTDQK" calcext:value-type="string">
            <text:p>EGDDLTDQK</text:p>
          </table:table-cell>
          <table:table-cell office:value-type="string" calcext:value-type="string">
            <text:p>EPRLDEPYLLLTDKK</text:p>
          </table:table-cell>
          <table:table-cell table:formula="of:=SUBSTITUTE(SUBSTITUTE([.C1593];&quot;(+15.99)&quot;;&quot;&quot;);&quot;(+57.02)&quot;;&quot;&quot;)" office:value-type="string" office:string-value="EPRLDEPYLLLTDKK" calcext:value-type="string">
            <text:p>EPRLDEPYLLLTDKK</text:p>
          </table:table-cell>
        </table:table-row>
        <table:table-row table:style-name="ro2">
          <table:table-cell office:value-type="string" calcext:value-type="string">
            <text:p>SYNDLEQPELK</text:p>
          </table:table-cell>
          <table:table-cell table:formula="of:=SUBSTITUTE(SUBSTITUTE([.A1594];&quot;(+15.99)&quot;;&quot;&quot;);&quot;(+57.02)&quot;;&quot;&quot;)" office:value-type="string" office:string-value="SYNDLEQPELK" calcext:value-type="string">
            <text:p>SYNDLEQPELK</text:p>
          </table:table-cell>
          <table:table-cell office:value-type="string" calcext:value-type="string">
            <text:p>LTPWSEFEYLVNK</text:p>
          </table:table-cell>
          <table:table-cell table:formula="of:=SUBSTITUTE(SUBSTITUTE([.C1594];&quot;(+15.99)&quot;;&quot;&quot;);&quot;(+57.02)&quot;;&quot;&quot;)" office:value-type="string" office:string-value="LTPWSEFEYLVNK" calcext:value-type="string">
            <text:p>LTPWSEFEYLVNK</text:p>
          </table:table-cell>
        </table:table-row>
        <table:table-row table:style-name="ro1">
          <table:table-cell office:value-type="string" calcext:value-type="string">
            <text:p>NYAFVGANM(+15.99)PK</text:p>
          </table:table-cell>
          <table:table-cell table:formula="of:=SUBSTITUTE(SUBSTITUTE([.A1595];&quot;(+15.99)&quot;;&quot;&quot;);&quot;(+57.02)&quot;;&quot;&quot;)" office:value-type="string" office:string-value="NYAFVGANMPK" calcext:value-type="string">
            <text:p>NYAFVGANMPK</text:p>
          </table:table-cell>
          <table:table-cell office:value-type="string" calcext:value-type="string">
            <text:p>KVFGLGNPGK</text:p>
          </table:table-cell>
          <table:table-cell table:formula="of:=SUBSTITUTE(SUBSTITUTE([.C1595];&quot;(+15.99)&quot;;&quot;&quot;);&quot;(+57.02)&quot;;&quot;&quot;)" office:value-type="string" office:string-value="KVFGLGNPGK" calcext:value-type="string">
            <text:p>KVFGLGNPGK</text:p>
          </table:table-cell>
        </table:table-row>
        <table:table-row table:style-name="ro1">
          <table:table-cell office:value-type="string" calcext:value-type="string">
            <text:p>AFKFADYWEK</text:p>
          </table:table-cell>
          <table:table-cell table:formula="of:=SUBSTITUTE(SUBSTITUTE([.A1596];&quot;(+15.99)&quot;;&quot;&quot;);&quot;(+57.02)&quot;;&quot;&quot;)" office:value-type="string" office:string-value="AFKFADYWEK" calcext:value-type="string">
            <text:p>AFKFADYWEK</text:p>
          </table:table-cell>
          <table:table-cell office:value-type="string" calcext:value-type="string">
            <text:p>EWSM(+15.99)VHSSFK</text:p>
          </table:table-cell>
          <table:table-cell table:formula="of:=SUBSTITUTE(SUBSTITUTE([.C1596];&quot;(+15.99)&quot;;&quot;&quot;);&quot;(+57.02)&quot;;&quot;&quot;)" office:value-type="string" office:string-value="EWSMVHSSFK" calcext:value-type="string">
            <text:p>EWSMVHSSFK</text:p>
          </table:table-cell>
        </table:table-row>
        <table:table-row table:style-name="ro2">
          <table:table-cell office:value-type="string" calcext:value-type="string">
            <text:p>EWVNSGLVGLVREVR</text:p>
          </table:table-cell>
          <table:table-cell table:formula="of:=SUBSTITUTE(SUBSTITUTE([.A1597];&quot;(+15.99)&quot;;&quot;&quot;);&quot;(+57.02)&quot;;&quot;&quot;)" office:value-type="string" office:string-value="EWVNSGLVGLVREVR" calcext:value-type="string">
            <text:p>EWVNSGLVGLVREVR</text:p>
          </table:table-cell>
          <table:table-cell office:value-type="string" calcext:value-type="string">
            <text:p>LGPVALGQSQMNVLGR</text:p>
          </table:table-cell>
          <table:table-cell table:formula="of:=SUBSTITUTE(SUBSTITUTE([.C1597];&quot;(+15.99)&quot;;&quot;&quot;);&quot;(+57.02)&quot;;&quot;&quot;)" office:value-type="string" office:string-value="LGPVALGQSQMNVLGR" calcext:value-type="string">
            <text:p>LGPVALGQSQMNVLGR</text:p>
          </table:table-cell>
        </table:table-row>
        <table:table-row table:style-name="ro2">
          <table:table-cell office:value-type="string" calcext:value-type="string">
            <text:p>SSRQESC(+57.02)WALK</text:p>
          </table:table-cell>
          <table:table-cell table:formula="of:=SUBSTITUTE(SUBSTITUTE([.A1598];&quot;(+15.99)&quot;;&quot;&quot;);&quot;(+57.02)&quot;;&quot;&quot;)" office:value-type="string" office:string-value="SSRQESCWALK" calcext:value-type="string">
            <text:p>SSRQESCWALK</text:p>
          </table:table-cell>
          <table:table-cell office:value-type="string" calcext:value-type="string">
            <text:p>EDTSKKHSMAPK</text:p>
          </table:table-cell>
          <table:table-cell table:formula="of:=SUBSTITUTE(SUBSTITUTE([.C1598];&quot;(+15.99)&quot;;&quot;&quot;);&quot;(+57.02)&quot;;&quot;&quot;)" office:value-type="string" office:string-value="EDTSKKHSMAPK" calcext:value-type="string">
            <text:p>EDTSKKHSMAPK</text:p>
          </table:table-cell>
        </table:table-row>
        <table:table-row table:style-name="ro2">
          <table:table-cell office:value-type="string" calcext:value-type="string">
            <text:p>AERAAPDK</text:p>
          </table:table-cell>
          <table:table-cell table:formula="of:=SUBSTITUTE(SUBSTITUTE([.A1599];&quot;(+15.99)&quot;;&quot;&quot;);&quot;(+57.02)&quot;;&quot;&quot;)" office:value-type="string" office:string-value="AERAAPDK" calcext:value-type="string">
            <text:p>AERAAPDK</text:p>
          </table:table-cell>
          <table:table-cell office:value-type="string" calcext:value-type="string">
            <text:p>QSC(+57.02)LVEASLTSHLAK</text:p>
          </table:table-cell>
          <table:table-cell table:formula="of:=SUBSTITUTE(SUBSTITUTE([.C1599];&quot;(+15.99)&quot;;&quot;&quot;);&quot;(+57.02)&quot;;&quot;&quot;)" office:value-type="string" office:string-value="QSCLVEASLTSHLAK" calcext:value-type="string">
            <text:p>QSCLVEASLTSHLAK</text:p>
          </table:table-cell>
        </table:table-row>
        <table:table-row table:style-name="ro2">
          <table:table-cell office:value-type="string" calcext:value-type="string">
            <text:p>KPQTVQAM(+15.99)LEEASK</text:p>
          </table:table-cell>
          <table:table-cell table:formula="of:=SUBSTITUTE(SUBSTITUTE([.A1600];&quot;(+15.99)&quot;;&quot;&quot;);&quot;(+57.02)&quot;;&quot;&quot;)" office:value-type="string" office:string-value="KPQTVQAMLEEASK" calcext:value-type="string">
            <text:p>KPQTVQAMLEEASK</text:p>
          </table:table-cell>
          <table:table-cell office:value-type="string" calcext:value-type="string">
            <text:p>TEQM(+15.99)DEREALDAAAK</text:p>
          </table:table-cell>
          <table:table-cell table:formula="of:=SUBSTITUTE(SUBSTITUTE([.C1600];&quot;(+15.99)&quot;;&quot;&quot;);&quot;(+57.02)&quot;;&quot;&quot;)" office:value-type="string" office:string-value="TEQMDEREALDAAAK" calcext:value-type="string">
            <text:p>TEQMDEREALDAAAK</text:p>
          </table:table-cell>
        </table:table-row>
        <table:table-row table:style-name="ro1">
          <table:table-cell office:value-type="string" calcext:value-type="string">
            <text:p>MGC(+57.02)QASLDPK</text:p>
          </table:table-cell>
          <table:table-cell table:formula="of:=SUBSTITUTE(SUBSTITUTE([.A1601];&quot;(+15.99)&quot;;&quot;&quot;);&quot;(+57.02)&quot;;&quot;&quot;)" office:value-type="string" office:string-value="MGCQASLDPK" calcext:value-type="string">
            <text:p>MGCQASLDPK</text:p>
          </table:table-cell>
          <table:table-cell office:value-type="string" calcext:value-type="string">
            <text:p>EPATKFLDLK</text:p>
          </table:table-cell>
          <table:table-cell table:formula="of:=SUBSTITUTE(SUBSTITUTE([.C1601];&quot;(+15.99)&quot;;&quot;&quot;);&quot;(+57.02)&quot;;&quot;&quot;)" office:value-type="string" office:string-value="EPATKFLDLK" calcext:value-type="string">
            <text:p>EPATKFLDLK</text:p>
          </table:table-cell>
        </table:table-row>
        <table:table-row table:style-name="ro2">
          <table:table-cell office:value-type="string" calcext:value-type="string">
            <text:p>ASFSVLQLVAEYGFK</text:p>
          </table:table-cell>
          <table:table-cell table:formula="of:=SUBSTITUTE(SUBSTITUTE([.A1602];&quot;(+15.99)&quot;;&quot;&quot;);&quot;(+57.02)&quot;;&quot;&quot;)" office:value-type="string" office:string-value="ASFSVLQLVAEYGFK" calcext:value-type="string">
            <text:p>ASFSVLQLVAEYGFK</text:p>
          </table:table-cell>
          <table:table-cell office:value-type="string" calcext:value-type="string">
            <text:p>ADTEGLDALC(+57.02)DSHR</text:p>
          </table:table-cell>
          <table:table-cell table:formula="of:=SUBSTITUTE(SUBSTITUTE([.C1602];&quot;(+15.99)&quot;;&quot;&quot;);&quot;(+57.02)&quot;;&quot;&quot;)" office:value-type="string" office:string-value="ADTEGLDALCDSHR" calcext:value-type="string">
            <text:p>ADTEGLDALCDSHR</text:p>
          </table:table-cell>
        </table:table-row>
        <table:table-row table:style-name="ro2">
          <table:table-cell office:value-type="string" calcext:value-type="string">
            <text:p>NKGMNNQRK</text:p>
          </table:table-cell>
          <table:table-cell table:formula="of:=SUBSTITUTE(SUBSTITUTE([.A1603];&quot;(+15.99)&quot;;&quot;&quot;);&quot;(+57.02)&quot;;&quot;&quot;)" office:value-type="string" office:string-value="NKGMNNQRK" calcext:value-type="string">
            <text:p>NKGMNNQRK</text:p>
          </table:table-cell>
          <table:table-cell office:value-type="string" calcext:value-type="string">
            <text:p>WTWPALVANLAK</text:p>
          </table:table-cell>
          <table:table-cell table:formula="of:=SUBSTITUTE(SUBSTITUTE([.C1603];&quot;(+15.99)&quot;;&quot;&quot;);&quot;(+57.02)&quot;;&quot;&quot;)" office:value-type="string" office:string-value="WTWPALVANLAK" calcext:value-type="string">
            <text:p>WTWPALVANLAK</text:p>
          </table:table-cell>
        </table:table-row>
        <table:table-row table:style-name="ro2">
          <table:table-cell office:value-type="string" calcext:value-type="string">
            <text:p>NC(+57.02)VTPLLANK</text:p>
          </table:table-cell>
          <table:table-cell table:formula="of:=SUBSTITUTE(SUBSTITUTE([.A1604];&quot;(+15.99)&quot;;&quot;&quot;);&quot;(+57.02)&quot;;&quot;&quot;)" office:value-type="string" office:string-value="NCVTPLLANK" calcext:value-type="string">
            <text:p>NCVTPLLANK</text:p>
          </table:table-cell>
          <table:table-cell office:value-type="string" calcext:value-type="string">
            <text:p>QTM(+15.99)LADYVAEPSNPK</text:p>
          </table:table-cell>
          <table:table-cell table:formula="of:=SUBSTITUTE(SUBSTITUTE([.C1604];&quot;(+15.99)&quot;;&quot;&quot;);&quot;(+57.02)&quot;;&quot;&quot;)" office:value-type="string" office:string-value="QTMLADYVAEPSNPK" calcext:value-type="string">
            <text:p>QTMLADYVAEPSNPK</text:p>
          </table:table-cell>
        </table:table-row>
        <table:table-row table:style-name="ro1">
          <table:table-cell office:value-type="string" calcext:value-type="string">
            <text:p>EVEFDGQVK</text:p>
          </table:table-cell>
          <table:table-cell table:formula="of:=SUBSTITUTE(SUBSTITUTE([.A1605];&quot;(+15.99)&quot;;&quot;&quot;);&quot;(+57.02)&quot;;&quot;&quot;)" office:value-type="string" office:string-value="EVEFDGQVK" calcext:value-type="string">
            <text:p>EVEFDGQVK</text:p>
          </table:table-cell>
          <table:table-cell office:value-type="string" calcext:value-type="string">
            <text:p>RVRDPSAPR</text:p>
          </table:table-cell>
          <table:table-cell table:formula="of:=SUBSTITUTE(SUBSTITUTE([.C1605];&quot;(+15.99)&quot;;&quot;&quot;);&quot;(+57.02)&quot;;&quot;&quot;)" office:value-type="string" office:string-value="RVRDPSAPR" calcext:value-type="string">
            <text:p>RVRDPSAPR</text:p>
          </table:table-cell>
        </table:table-row>
        <table:table-row table:style-name="ro2">
          <table:table-cell office:value-type="string" calcext:value-type="string">
            <text:p>FAM(+15.99)DFR</text:p>
          </table:table-cell>
          <table:table-cell table:formula="of:=SUBSTITUTE(SUBSTITUTE([.A1606];&quot;(+15.99)&quot;;&quot;&quot;);&quot;(+57.02)&quot;;&quot;&quot;)" office:value-type="string" office:string-value="FAMDFR" calcext:value-type="string">
            <text:p>FAMDFR</text:p>
          </table:table-cell>
          <table:table-cell office:value-type="string" calcext:value-type="string">
            <text:p>EDDC(+57.02)DGPPEDLLLEELQR</text:p>
          </table:table-cell>
          <table:table-cell table:formula="of:=SUBSTITUTE(SUBSTITUTE([.C1606];&quot;(+15.99)&quot;;&quot;&quot;);&quot;(+57.02)&quot;;&quot;&quot;)" office:value-type="string" office:string-value="EDDCDGPPEDLLLEELQR" calcext:value-type="string">
            <text:p>EDDCDGPPEDLLLEELQR</text:p>
          </table:table-cell>
        </table:table-row>
        <table:table-row table:style-name="ro1">
          <table:table-cell office:value-type="string" calcext:value-type="string">
            <text:p>QENTYLVSQPDR</text:p>
          </table:table-cell>
          <table:table-cell table:formula="of:=SUBSTITUTE(SUBSTITUTE([.A1607];&quot;(+15.99)&quot;;&quot;&quot;);&quot;(+57.02)&quot;;&quot;&quot;)" office:value-type="string" office:string-value="QENTYLVSQPDR" calcext:value-type="string">
            <text:p>QENTYLVSQPDR</text:p>
          </table:table-cell>
          <table:table-cell office:value-type="string" calcext:value-type="string">
            <text:p>DDGC(+57.02)LYTR</text:p>
          </table:table-cell>
          <table:table-cell table:formula="of:=SUBSTITUTE(SUBSTITUTE([.C1607];&quot;(+15.99)&quot;;&quot;&quot;);&quot;(+57.02)&quot;;&quot;&quot;)" office:value-type="string" office:string-value="DDGCLYTR" calcext:value-type="string">
            <text:p>DDGCLYTR</text:p>
          </table:table-cell>
        </table:table-row>
        <table:table-row table:style-name="ro2">
          <table:table-cell office:value-type="string" calcext:value-type="string">
            <text:p>LGGDEYVLGM(+15.99)PR</text:p>
          </table:table-cell>
          <table:table-cell table:formula="of:=SUBSTITUTE(SUBSTITUTE([.A1608];&quot;(+15.99)&quot;;&quot;&quot;);&quot;(+57.02)&quot;;&quot;&quot;)" office:value-type="string" office:string-value="LGGDEYVLGMPR" calcext:value-type="string">
            <text:p>LGGDEYVLGMPR</text:p>
          </table:table-cell>
          <table:table-cell office:value-type="string" calcext:value-type="string">
            <text:p>RHWM(+15.99)M(+15.99)NEDLLLEELQR</text:p>
          </table:table-cell>
          <table:table-cell table:formula="of:=SUBSTITUTE(SUBSTITUTE([.C1608];&quot;(+15.99)&quot;;&quot;&quot;);&quot;(+57.02)&quot;;&quot;&quot;)" office:value-type="string" office:string-value="RHWMMNEDLLLEELQR" calcext:value-type="string">
            <text:p>RHWMMNEDLLLEELQR</text:p>
          </table:table-cell>
        </table:table-row>
        <table:table-row table:style-name="ro2">
          <table:table-cell office:value-type="string" calcext:value-type="string">
            <text:p>ASNGDVLLEDVLPK</text:p>
          </table:table-cell>
          <table:table-cell table:formula="of:=SUBSTITUTE(SUBSTITUTE([.A1609];&quot;(+15.99)&quot;;&quot;&quot;);&quot;(+57.02)&quot;;&quot;&quot;)" office:value-type="string" office:string-value="ASNGDVLLEDVLPK" calcext:value-type="string">
            <text:p>ASNGDVLLEDVLPK</text:p>
          </table:table-cell>
          <table:table-cell office:value-type="string" calcext:value-type="string">
            <text:p>NLLADGADSYPK</text:p>
          </table:table-cell>
          <table:table-cell table:formula="of:=SUBSTITUTE(SUBSTITUTE([.C1609];&quot;(+15.99)&quot;;&quot;&quot;);&quot;(+57.02)&quot;;&quot;&quot;)" office:value-type="string" office:string-value="NLLADGADSYPK" calcext:value-type="string">
            <text:p>NLLADGADSYPK</text:p>
          </table:table-cell>
        </table:table-row>
        <table:table-row table:style-name="ro2">
          <table:table-cell office:value-type="string" calcext:value-type="string">
            <text:p>WMGAVPSFK</text:p>
          </table:table-cell>
          <table:table-cell table:formula="of:=SUBSTITUTE(SUBSTITUTE([.A1610];&quot;(+15.99)&quot;;&quot;&quot;);&quot;(+57.02)&quot;;&quot;&quot;)" office:value-type="string" office:string-value="WMGAVPSFK" calcext:value-type="string">
            <text:p>WMGAVPSFK</text:p>
          </table:table-cell>
          <table:table-cell office:value-type="string" calcext:value-type="string">
            <text:p>EDNQTGMFTNPK</text:p>
          </table:table-cell>
          <table:table-cell table:formula="of:=SUBSTITUTE(SUBSTITUTE([.C1610];&quot;(+15.99)&quot;;&quot;&quot;);&quot;(+57.02)&quot;;&quot;&quot;)" office:value-type="string" office:string-value="EDNQTGMFTNPK" calcext:value-type="string">
            <text:p>EDNQTGMFTNPK</text:p>
          </table:table-cell>
        </table:table-row>
        <table:table-row table:style-name="ro1">
          <table:table-cell office:value-type="string" calcext:value-type="string">
            <text:p>DLYDSEKQLR</text:p>
          </table:table-cell>
          <table:table-cell table:formula="of:=SUBSTITUTE(SUBSTITUTE([.A1611];&quot;(+15.99)&quot;;&quot;&quot;);&quot;(+57.02)&quot;;&quot;&quot;)" office:value-type="string" office:string-value="DLYDSEKQLR" calcext:value-type="string">
            <text:p>DLYDSEKQLR</text:p>
          </table:table-cell>
          <table:table-cell office:value-type="string" calcext:value-type="string">
            <text:p>QQDLLNVM(+15.99)K</text:p>
          </table:table-cell>
          <table:table-cell table:formula="of:=SUBSTITUTE(SUBSTITUTE([.C1611];&quot;(+15.99)&quot;;&quot;&quot;);&quot;(+57.02)&quot;;&quot;&quot;)" office:value-type="string" office:string-value="QQDLLNVMK" calcext:value-type="string">
            <text:p>QQDLLNVMK</text:p>
          </table:table-cell>
        </table:table-row>
        <table:table-row table:style-name="ro1">
          <table:table-cell office:value-type="string" calcext:value-type="string">
            <text:p>DMC(+57.02)VM(+15.99)ESNTWPGR</text:p>
          </table:table-cell>
          <table:table-cell table:formula="of:=SUBSTITUTE(SUBSTITUTE([.A1612];&quot;(+15.99)&quot;;&quot;&quot;);&quot;(+57.02)&quot;;&quot;&quot;)" office:value-type="string" office:string-value="DMCVMESNTWPGR" calcext:value-type="string">
            <text:p>DMCVMESNTWPGR</text:p>
          </table:table-cell>
          <table:table-cell office:value-type="string" calcext:value-type="string">
            <text:p>RVC(+57.02)KGPM(+15.99)PK</text:p>
          </table:table-cell>
          <table:table-cell table:formula="of:=SUBSTITUTE(SUBSTITUTE([.C1612];&quot;(+15.99)&quot;;&quot;&quot;);&quot;(+57.02)&quot;;&quot;&quot;)" office:value-type="string" office:string-value="RVCKGPMPK" calcext:value-type="string">
            <text:p>RVCKGPMPK</text:p>
          </table:table-cell>
        </table:table-row>
        <table:table-row table:style-name="ro1">
          <table:table-cell office:value-type="string" calcext:value-type="string">
            <text:p>SDDLPM(+15.99)NDDK</text:p>
          </table:table-cell>
          <table:table-cell table:formula="of:=SUBSTITUTE(SUBSTITUTE([.A1613];&quot;(+15.99)&quot;;&quot;&quot;);&quot;(+57.02)&quot;;&quot;&quot;)" office:value-type="string" office:string-value="SDDLPMNDDK" calcext:value-type="string">
            <text:p>SDDLPMNDDK</text:p>
          </table:table-cell>
          <table:table-cell office:value-type="string" calcext:value-type="string">
            <text:p>EPLLDLSEHSK</text:p>
          </table:table-cell>
          <table:table-cell table:formula="of:=SUBSTITUTE(SUBSTITUTE([.C1613];&quot;(+15.99)&quot;;&quot;&quot;);&quot;(+57.02)&quot;;&quot;&quot;)" office:value-type="string" office:string-value="EPLLDLSEHSK" calcext:value-type="string">
            <text:p>EPLLDLSEHSK</text:p>
          </table:table-cell>
        </table:table-row>
        <table:table-row table:style-name="ro1">
          <table:table-cell office:value-type="string" calcext:value-type="string">
            <text:p>QPSFEDLGNPENR</text:p>
          </table:table-cell>
          <table:table-cell table:formula="of:=SUBSTITUTE(SUBSTITUTE([.A1614];&quot;(+15.99)&quot;;&quot;&quot;);&quot;(+57.02)&quot;;&quot;&quot;)" office:value-type="string" office:string-value="QPSFEDLGNPENR" calcext:value-type="string">
            <text:p>QPSFEDLGNPENR</text:p>
          </table:table-cell>
          <table:table-cell office:value-type="string" calcext:value-type="string">
            <text:p>EVYPKM(+15.99)M(+15.99)PK</text:p>
          </table:table-cell>
          <table:table-cell table:formula="of:=SUBSTITUTE(SUBSTITUTE([.C1614];&quot;(+15.99)&quot;;&quot;&quot;);&quot;(+57.02)&quot;;&quot;&quot;)" office:value-type="string" office:string-value="EVYPKMMPK" calcext:value-type="string">
            <text:p>EVYPKMMPK</text:p>
          </table:table-cell>
        </table:table-row>
        <table:table-row table:style-name="ro2">
          <table:table-cell office:value-type="string" calcext:value-type="string">
            <text:p>ESPDLDEFLLLLTDK</text:p>
          </table:table-cell>
          <table:table-cell table:formula="of:=SUBSTITUTE(SUBSTITUTE([.A1615];&quot;(+15.99)&quot;;&quot;&quot;);&quot;(+57.02)&quot;;&quot;&quot;)" office:value-type="string" office:string-value="ESPDLDEFLLLLTDK" calcext:value-type="string">
            <text:p>ESPDLDEFLLLLTDK</text:p>
          </table:table-cell>
          <table:table-cell office:value-type="string" calcext:value-type="string">
            <text:p>TSVWVNWAAEANK</text:p>
          </table:table-cell>
          <table:table-cell table:formula="of:=SUBSTITUTE(SUBSTITUTE([.C1615];&quot;(+15.99)&quot;;&quot;&quot;);&quot;(+57.02)&quot;;&quot;&quot;)" office:value-type="string" office:string-value="TSVWVNWAAEANK" calcext:value-type="string">
            <text:p>TSVWVNWAAEANK</text:p>
          </table:table-cell>
        </table:table-row>
        <table:table-row table:style-name="ro2">
          <table:table-cell office:value-type="string" calcext:value-type="string">
            <text:p>ENDSGHLELAEEYR</text:p>
          </table:table-cell>
          <table:table-cell table:formula="of:=SUBSTITUTE(SUBSTITUTE([.A1616];&quot;(+15.99)&quot;;&quot;&quot;);&quot;(+57.02)&quot;;&quot;&quot;)" office:value-type="string" office:string-value="ENDSGHLELAEEYR" calcext:value-type="string">
            <text:p>ENDSGHLELAEEYR</text:p>
          </table:table-cell>
          <table:table-cell office:value-type="string" calcext:value-type="string">
            <text:p>NVAPATFEGMTPK</text:p>
          </table:table-cell>
          <table:table-cell table:formula="of:=SUBSTITUTE(SUBSTITUTE([.C1616];&quot;(+15.99)&quot;;&quot;&quot;);&quot;(+57.02)&quot;;&quot;&quot;)" office:value-type="string" office:string-value="NVAPATFEGMTPK" calcext:value-type="string">
            <text:p>NVAPATFEGMTPK</text:p>
          </table:table-cell>
        </table:table-row>
        <table:table-row table:style-name="ro2">
          <table:table-cell office:value-type="string" calcext:value-type="string">
            <text:p>EPNVLDEPYLLLTDKK</text:p>
          </table:table-cell>
          <table:table-cell table:formula="of:=SUBSTITUTE(SUBSTITUTE([.A1617];&quot;(+15.99)&quot;;&quot;&quot;);&quot;(+57.02)&quot;;&quot;&quot;)" office:value-type="string" office:string-value="EPNVLDEPYLLLTDKK" calcext:value-type="string">
            <text:p>EPNVLDEPYLLLTDKK</text:p>
          </table:table-cell>
          <table:table-cell office:value-type="string" calcext:value-type="string">
            <text:p>QM(+15.99)VPALQQQSAAR</text:p>
          </table:table-cell>
          <table:table-cell table:formula="of:=SUBSTITUTE(SUBSTITUTE([.C1617];&quot;(+15.99)&quot;;&quot;&quot;);&quot;(+57.02)&quot;;&quot;&quot;)" office:value-type="string" office:string-value="QMVPALQQQSAAR" calcext:value-type="string">
            <text:p>QMVPALQQQSAAR</text:p>
          </table:table-cell>
        </table:table-row>
        <table:table-row table:style-name="ro2">
          <table:table-cell office:value-type="string" calcext:value-type="string">
            <text:p>FMPLLLVC(+57.02)NQTR</text:p>
          </table:table-cell>
          <table:table-cell table:formula="of:=SUBSTITUTE(SUBSTITUTE([.A1618];&quot;(+15.99)&quot;;&quot;&quot;);&quot;(+57.02)&quot;;&quot;&quot;)" office:value-type="string" office:string-value="FMPLLLVCNQTR" calcext:value-type="string">
            <text:p>FMPLLLVCNQTR</text:p>
          </table:table-cell>
          <table:table-cell office:value-type="string" calcext:value-type="string">
            <text:p>EM(+15.99)FEMLAVQFGPR</text:p>
          </table:table-cell>
          <table:table-cell table:formula="of:=SUBSTITUTE(SUBSTITUTE([.C1618];&quot;(+15.99)&quot;;&quot;&quot;);&quot;(+57.02)&quot;;&quot;&quot;)" office:value-type="string" office:string-value="EMFEMLAVQFGPR" calcext:value-type="string">
            <text:p>EMFEMLAVQFGPR</text:p>
          </table:table-cell>
        </table:table-row>
        <table:table-row table:style-name="ro1">
          <table:table-cell office:value-type="string" calcext:value-type="string">
            <text:p>QEM(+15.99)LNKLANPASLK</text:p>
          </table:table-cell>
          <table:table-cell table:formula="of:=SUBSTITUTE(SUBSTITUTE([.A1619];&quot;(+15.99)&quot;;&quot;&quot;);&quot;(+57.02)&quot;;&quot;&quot;)" office:value-type="string" office:string-value="QEMLNKLANPASLK" calcext:value-type="string">
            <text:p>QEMLNKLANPASLK</text:p>
          </table:table-cell>
          <table:table-cell office:value-type="string" calcext:value-type="string">
            <text:p>VLNKPWAVK</text:p>
          </table:table-cell>
          <table:table-cell table:formula="of:=SUBSTITUTE(SUBSTITUTE([.C1619];&quot;(+15.99)&quot;;&quot;&quot;);&quot;(+57.02)&quot;;&quot;&quot;)" office:value-type="string" office:string-value="VLNKPWAVK" calcext:value-type="string">
            <text:p>VLNKPWAVK</text:p>
          </table:table-cell>
        </table:table-row>
        <table:table-row table:style-name="ro1">
          <table:table-cell office:value-type="string" calcext:value-type="string">
            <text:p>LGYDNLNDLNELQKR</text:p>
          </table:table-cell>
          <table:table-cell table:formula="of:=SUBSTITUTE(SUBSTITUTE([.A1620];&quot;(+15.99)&quot;;&quot;&quot;);&quot;(+57.02)&quot;;&quot;&quot;)" office:value-type="string" office:string-value="LGYDNLNDLNELQKR" calcext:value-type="string">
            <text:p>LGYDNLNDLNELQKR</text:p>
          </table:table-cell>
          <table:table-cell office:value-type="string" calcext:value-type="string">
            <text:p>C(+57.02)C(+57.02)C(+57.02)VFEPK</text:p>
          </table:table-cell>
          <table:table-cell table:formula="of:=SUBSTITUTE(SUBSTITUTE([.C1620];&quot;(+15.99)&quot;;&quot;&quot;);&quot;(+57.02)&quot;;&quot;&quot;)" office:value-type="string" office:string-value="CCCVFEPK" calcext:value-type="string">
            <text:p>CCCVFEPK</text:p>
          </table:table-cell>
        </table:table-row>
        <table:table-row table:style-name="ro2">
          <table:table-cell office:value-type="string" calcext:value-type="string">
            <text:p>ASTLTYR</text:p>
          </table:table-cell>
          <table:table-cell table:formula="of:=SUBSTITUTE(SUBSTITUTE([.A1621];&quot;(+15.99)&quot;;&quot;&quot;);&quot;(+57.02)&quot;;&quot;&quot;)" office:value-type="string" office:string-value="ASTLTYR" calcext:value-type="string">
            <text:p>ASTLTYR</text:p>
          </table:table-cell>
          <table:table-cell office:value-type="string" calcext:value-type="string">
            <text:p>KEETLDELVEVKSSR</text:p>
          </table:table-cell>
          <table:table-cell table:formula="of:=SUBSTITUTE(SUBSTITUTE([.C1621];&quot;(+15.99)&quot;;&quot;&quot;);&quot;(+57.02)&quot;;&quot;&quot;)" office:value-type="string" office:string-value="KEETLDELVEVKSSR" calcext:value-type="string">
            <text:p>KEETLDELVEVKSSR</text:p>
          </table:table-cell>
        </table:table-row>
        <table:table-row table:style-name="ro2">
          <table:table-cell office:value-type="string" calcext:value-type="string">
            <text:p>EM(+15.99)C(+57.02)PM(+15.99)HPEK</text:p>
          </table:table-cell>
          <table:table-cell table:formula="of:=SUBSTITUTE(SUBSTITUTE([.A1622];&quot;(+15.99)&quot;;&quot;&quot;);&quot;(+57.02)&quot;;&quot;&quot;)" office:value-type="string" office:string-value="EMCPMHPEK" calcext:value-type="string">
            <text:p>EMCPMHPEK</text:p>
          </table:table-cell>
          <table:table-cell office:value-type="string" calcext:value-type="string">
            <text:p>LM(+15.99)PAAPLLAEDLEK</text:p>
          </table:table-cell>
          <table:table-cell table:formula="of:=SUBSTITUTE(SUBSTITUTE([.C1622];&quot;(+15.99)&quot;;&quot;&quot;);&quot;(+57.02)&quot;;&quot;&quot;)" office:value-type="string" office:string-value="LMPAAPLLAEDLEK" calcext:value-type="string">
            <text:p>LMPAAPLLAEDLEK</text:p>
          </table:table-cell>
        </table:table-row>
        <table:table-row table:style-name="ro2">
          <table:table-cell office:value-type="string" calcext:value-type="string">
            <text:p>APLSPC(+57.02)EK</text:p>
          </table:table-cell>
          <table:table-cell table:formula="of:=SUBSTITUTE(SUBSTITUTE([.A1623];&quot;(+15.99)&quot;;&quot;&quot;);&quot;(+57.02)&quot;;&quot;&quot;)" office:value-type="string" office:string-value="APLSPCEK" calcext:value-type="string">
            <text:p>APLSPCEK</text:p>
          </table:table-cell>
          <table:table-cell office:value-type="string" calcext:value-type="string">
            <text:p>RKFNNAQAEELTMTVEK</text:p>
          </table:table-cell>
          <table:table-cell table:formula="of:=SUBSTITUTE(SUBSTITUTE([.C1623];&quot;(+15.99)&quot;;&quot;&quot;);&quot;(+57.02)&quot;;&quot;&quot;)" office:value-type="string" office:string-value="RKFNNAQAEELTMTVEK" calcext:value-type="string">
            <text:p>RKFNNAQAEELTMTVEK</text:p>
          </table:table-cell>
        </table:table-row>
        <table:table-row table:style-name="ro2">
          <table:table-cell office:value-type="string" calcext:value-type="string">
            <text:p>TGMRNSPNLSFGK</text:p>
          </table:table-cell>
          <table:table-cell table:formula="of:=SUBSTITUTE(SUBSTITUTE([.A1624];&quot;(+15.99)&quot;;&quot;&quot;);&quot;(+57.02)&quot;;&quot;&quot;)" office:value-type="string" office:string-value="TGMRNSPNLSFGK" calcext:value-type="string">
            <text:p>TGMRNSPNLSFGK</text:p>
          </table:table-cell>
          <table:table-cell office:value-type="string" calcext:value-type="string">
            <text:p>SPTGNQLAC(+57.02)HSPLR</text:p>
          </table:table-cell>
          <table:table-cell table:formula="of:=SUBSTITUTE(SUBSTITUTE([.C1624];&quot;(+15.99)&quot;;&quot;&quot;);&quot;(+57.02)&quot;;&quot;&quot;)" office:value-type="string" office:string-value="SPTGNQLACHSPLR" calcext:value-type="string">
            <text:p>SPTGNQLACHSPLR</text:p>
          </table:table-cell>
        </table:table-row>
        <table:table-row table:style-name="ro1">
          <table:table-cell office:value-type="string" calcext:value-type="string">
            <text:p>EPEQGQLTNNNPK</text:p>
          </table:table-cell>
          <table:table-cell table:formula="of:=SUBSTITUTE(SUBSTITUTE([.A1625];&quot;(+15.99)&quot;;&quot;&quot;);&quot;(+57.02)&quot;;&quot;&quot;)" office:value-type="string" office:string-value="EPEQGQLTNNNPK" calcext:value-type="string">
            <text:p>EPEQGQLTNNNPK</text:p>
          </table:table-cell>
          <table:table-cell office:value-type="string" calcext:value-type="string">
            <text:p>VYLMAHC(+57.02)K</text:p>
          </table:table-cell>
          <table:table-cell table:formula="of:=SUBSTITUTE(SUBSTITUTE([.C1625];&quot;(+15.99)&quot;;&quot;&quot;);&quot;(+57.02)&quot;;&quot;&quot;)" office:value-type="string" office:string-value="VYLMAHCK" calcext:value-type="string">
            <text:p>VYLMAHCK</text:p>
          </table:table-cell>
        </table:table-row>
        <table:table-row table:style-name="ro2">
          <table:table-cell office:value-type="string" calcext:value-type="string">
            <text:p>EEDSDLAQETLK</text:p>
          </table:table-cell>
          <table:table-cell table:formula="of:=SUBSTITUTE(SUBSTITUTE([.A1626];&quot;(+15.99)&quot;;&quot;&quot;);&quot;(+57.02)&quot;;&quot;&quot;)" office:value-type="string" office:string-value="EEDSDLAQETLK" calcext:value-type="string">
            <text:p>EEDSDLAQETLK</text:p>
          </table:table-cell>
          <table:table-cell office:value-type="string" calcext:value-type="string">
            <text:p>EGVPLVLLEVTMPK</text:p>
          </table:table-cell>
          <table:table-cell table:formula="of:=SUBSTITUTE(SUBSTITUTE([.C1626];&quot;(+15.99)&quot;;&quot;&quot;);&quot;(+57.02)&quot;;&quot;&quot;)" office:value-type="string" office:string-value="EGVPLVLLEVTMPK" calcext:value-type="string">
            <text:p>EGVPLVLLEVTMPK</text:p>
          </table:table-cell>
        </table:table-row>
        <table:table-row table:style-name="ro1">
          <table:table-cell office:value-type="string" calcext:value-type="string">
            <text:p>FLLLLVHYFEGPK</text:p>
          </table:table-cell>
          <table:table-cell table:formula="of:=SUBSTITUTE(SUBSTITUTE([.A1627];&quot;(+15.99)&quot;;&quot;&quot;);&quot;(+57.02)&quot;;&quot;&quot;)" office:value-type="string" office:string-value="FLLLLVHYFEGPK" calcext:value-type="string">
            <text:p>FLLLLVHYFEGPK</text:p>
          </table:table-cell>
          <table:table-cell office:value-type="string" calcext:value-type="string">
            <text:p>TPLFGSFEPR</text:p>
          </table:table-cell>
          <table:table-cell table:formula="of:=SUBSTITUTE(SUBSTITUTE([.C1627];&quot;(+15.99)&quot;;&quot;&quot;);&quot;(+57.02)&quot;;&quot;&quot;)" office:value-type="string" office:string-value="TPLFGSFEPR" calcext:value-type="string">
            <text:p>TPLFGSFEPR</text:p>
          </table:table-cell>
        </table:table-row>
        <table:table-row table:style-name="ro1">
          <table:table-cell office:value-type="string" calcext:value-type="string">
            <text:p>SM(+15.99)TTELEVTMSMR</text:p>
          </table:table-cell>
          <table:table-cell table:formula="of:=SUBSTITUTE(SUBSTITUTE([.A1628];&quot;(+15.99)&quot;;&quot;&quot;);&quot;(+57.02)&quot;;&quot;&quot;)" office:value-type="string" office:string-value="SMTTELEVTMSMR" calcext:value-type="string">
            <text:p>SMTTELEVTMSMR</text:p>
          </table:table-cell>
          <table:table-cell office:value-type="string" calcext:value-type="string">
            <text:p>C(+57.02)GENLNGQVR</text:p>
          </table:table-cell>
          <table:table-cell table:formula="of:=SUBSTITUTE(SUBSTITUTE([.C1628];&quot;(+15.99)&quot;;&quot;&quot;);&quot;(+57.02)&quot;;&quot;&quot;)" office:value-type="string" office:string-value="CGENLNGQVR" calcext:value-type="string">
            <text:p>CGENLNGQVR</text:p>
          </table:table-cell>
        </table:table-row>
        <table:table-row table:style-name="ro2">
          <table:table-cell office:value-type="string" calcext:value-type="string">
            <text:p>EEGPNPASSM(+15.99)K</text:p>
          </table:table-cell>
          <table:table-cell table:formula="of:=SUBSTITUTE(SUBSTITUTE([.A1629];&quot;(+15.99)&quot;;&quot;&quot;);&quot;(+57.02)&quot;;&quot;&quot;)" office:value-type="string" office:string-value="EEGPNPASSMK" calcext:value-type="string">
            <text:p>EEGPNPASSMK</text:p>
          </table:table-cell>
          <table:table-cell office:value-type="string" calcext:value-type="string">
            <text:p>THPEVNAQVRR</text:p>
          </table:table-cell>
          <table:table-cell table:formula="of:=SUBSTITUTE(SUBSTITUTE([.C1629];&quot;(+15.99)&quot;;&quot;&quot;);&quot;(+57.02)&quot;;&quot;&quot;)" office:value-type="string" office:string-value="THPEVNAQVRR" calcext:value-type="string">
            <text:p>THPEVNAQVRR</text:p>
          </table:table-cell>
        </table:table-row>
        <table:table-row table:style-name="ro1">
          <table:table-cell office:value-type="string" calcext:value-type="string">
            <text:p>WQNMLLWK</text:p>
          </table:table-cell>
          <table:table-cell table:formula="of:=SUBSTITUTE(SUBSTITUTE([.A1630];&quot;(+15.99)&quot;;&quot;&quot;);&quot;(+57.02)&quot;;&quot;&quot;)" office:value-type="string" office:string-value="WQNMLLWK" calcext:value-type="string">
            <text:p>WQNMLLWK</text:p>
          </table:table-cell>
          <table:table-cell office:value-type="string" calcext:value-type="string">
            <text:p>AELPGHLDM(+15.99)HK</text:p>
          </table:table-cell>
          <table:table-cell table:formula="of:=SUBSTITUTE(SUBSTITUTE([.C1630];&quot;(+15.99)&quot;;&quot;&quot;);&quot;(+57.02)&quot;;&quot;&quot;)" office:value-type="string" office:string-value="AELPGHLDMHK" calcext:value-type="string">
            <text:p>AELPGHLDMHK</text:p>
          </table:table-cell>
        </table:table-row>
        <table:table-row table:style-name="ro2">
          <table:table-cell office:value-type="string" calcext:value-type="string">
            <text:p>TC(+57.02)C(+57.02)C(+57.02)LLEDLEK</text:p>
          </table:table-cell>
          <table:table-cell table:formula="of:=SUBSTITUTE(SUBSTITUTE([.A1631];&quot;(+15.99)&quot;;&quot;&quot;);&quot;(+57.02)&quot;;&quot;&quot;)" office:value-type="string" office:string-value="TCCCLLEDLEK" calcext:value-type="string">
            <text:p>TCCCLLEDLEK</text:p>
          </table:table-cell>
          <table:table-cell office:value-type="string" calcext:value-type="string">
            <text:p>QNPLTSLPQWEHK</text:p>
          </table:table-cell>
          <table:table-cell table:formula="of:=SUBSTITUTE(SUBSTITUTE([.C1631];&quot;(+15.99)&quot;;&quot;&quot;);&quot;(+57.02)&quot;;&quot;&quot;)" office:value-type="string" office:string-value="QNPLTSLPQWEHK" calcext:value-type="string">
            <text:p>QNPLTSLPQWEHK</text:p>
          </table:table-cell>
        </table:table-row>
        <table:table-row table:style-name="ro2">
          <table:table-cell office:value-type="string" calcext:value-type="string">
            <text:p>TVKLPPR</text:p>
          </table:table-cell>
          <table:table-cell table:formula="of:=SUBSTITUTE(SUBSTITUTE([.A1632];&quot;(+15.99)&quot;;&quot;&quot;);&quot;(+57.02)&quot;;&quot;&quot;)" office:value-type="string" office:string-value="TVKLPPR" calcext:value-type="string">
            <text:p>TVKLPPR</text:p>
          </table:table-cell>
          <table:table-cell office:value-type="string" calcext:value-type="string">
            <text:p>QLM(+15.99)TDYKQLMK</text:p>
          </table:table-cell>
          <table:table-cell table:formula="of:=SUBSTITUTE(SUBSTITUTE([.C1632];&quot;(+15.99)&quot;;&quot;&quot;);&quot;(+57.02)&quot;;&quot;&quot;)" office:value-type="string" office:string-value="QLMTDYKQLMK" calcext:value-type="string">
            <text:p>QLMTDYKQLMK</text:p>
          </table:table-cell>
        </table:table-row>
        <table:table-row table:style-name="ro1">
          <table:table-cell office:value-type="string" calcext:value-type="string">
            <text:p>APDPATFEWSPK</text:p>
          </table:table-cell>
          <table:table-cell table:formula="of:=SUBSTITUTE(SUBSTITUTE([.A1633];&quot;(+15.99)&quot;;&quot;&quot;);&quot;(+57.02)&quot;;&quot;&quot;)" office:value-type="string" office:string-value="APDPATFEWSPK" calcext:value-type="string">
            <text:p>APDPATFEWSPK</text:p>
          </table:table-cell>
          <table:table-cell office:value-type="string" calcext:value-type="string">
            <text:p>SSQWVLHWR</text:p>
          </table:table-cell>
          <table:table-cell table:formula="of:=SUBSTITUTE(SUBSTITUTE([.C1633];&quot;(+15.99)&quot;;&quot;&quot;);&quot;(+57.02)&quot;;&quot;&quot;)" office:value-type="string" office:string-value="SSQWVLHWR" calcext:value-type="string">
            <text:p>SSQWVLHWR</text:p>
          </table:table-cell>
        </table:table-row>
        <table:table-row table:style-name="ro2">
          <table:table-cell office:value-type="string" calcext:value-type="string">
            <text:p>QNQLEDHLENTRSPLR</text:p>
          </table:table-cell>
          <table:table-cell table:formula="of:=SUBSTITUTE(SUBSTITUTE([.A1634];&quot;(+15.99)&quot;;&quot;&quot;);&quot;(+57.02)&quot;;&quot;&quot;)" office:value-type="string" office:string-value="QNQLEDHLENTRSPLR" calcext:value-type="string">
            <text:p>QNQLEDHLENTRSPLR</text:p>
          </table:table-cell>
          <table:table-cell office:value-type="string" calcext:value-type="string">
            <text:p>KTHPALVVALNK</text:p>
          </table:table-cell>
          <table:table-cell table:formula="of:=SUBSTITUTE(SUBSTITUTE([.C1634];&quot;(+15.99)&quot;;&quot;&quot;);&quot;(+57.02)&quot;;&quot;&quot;)" office:value-type="string" office:string-value="KTHPALVVALNK" calcext:value-type="string">
            <text:p>KTHPALVVALNK</text:p>
          </table:table-cell>
        </table:table-row>
        <table:table-row table:style-name="ro2">
          <table:table-cell office:value-type="string" calcext:value-type="string">
            <text:p>DM(+15.99)SGQLAYFNSK</text:p>
          </table:table-cell>
          <table:table-cell table:formula="of:=SUBSTITUTE(SUBSTITUTE([.A1635];&quot;(+15.99)&quot;;&quot;&quot;);&quot;(+57.02)&quot;;&quot;&quot;)" office:value-type="string" office:string-value="DMSGQLAYFNSK" calcext:value-type="string">
            <text:p>DMSGQLAYFNSK</text:p>
          </table:table-cell>
          <table:table-cell office:value-type="string" calcext:value-type="string">
            <text:p>DVLSC(+57.02)M(+15.99)GLTATVR</text:p>
          </table:table-cell>
          <table:table-cell table:formula="of:=SUBSTITUTE(SUBSTITUTE([.C1635];&quot;(+15.99)&quot;;&quot;&quot;);&quot;(+57.02)&quot;;&quot;&quot;)" office:value-type="string" office:string-value="DVLSCMGLTATVR" calcext:value-type="string">
            <text:p>DVLSCMGLTATVR</text:p>
          </table:table-cell>
        </table:table-row>
        <table:table-row table:style-name="ro2">
          <table:table-cell office:value-type="string" calcext:value-type="string">
            <text:p>EFLKYVQPR</text:p>
          </table:table-cell>
          <table:table-cell table:formula="of:=SUBSTITUTE(SUBSTITUTE([.A1636];&quot;(+15.99)&quot;;&quot;&quot;);&quot;(+57.02)&quot;;&quot;&quot;)" office:value-type="string" office:string-value="EFLKYVQPR" calcext:value-type="string">
            <text:p>EFLKYVQPR</text:p>
          </table:table-cell>
          <table:table-cell office:value-type="string" calcext:value-type="string">
            <text:p>KQFKPSALLLLDDNDR</text:p>
          </table:table-cell>
          <table:table-cell table:formula="of:=SUBSTITUTE(SUBSTITUTE([.C1636];&quot;(+15.99)&quot;;&quot;&quot;);&quot;(+57.02)&quot;;&quot;&quot;)" office:value-type="string" office:string-value="KQFKPSALLLLDDNDR" calcext:value-type="string">
            <text:p>KQFKPSALLLLDDNDR</text:p>
          </table:table-cell>
        </table:table-row>
        <table:table-row table:style-name="ro1">
          <table:table-cell office:value-type="string" calcext:value-type="string">
            <text:p>VPFVQSVFFGPDLK</text:p>
          </table:table-cell>
          <table:table-cell table:formula="of:=SUBSTITUTE(SUBSTITUTE([.A1637];&quot;(+15.99)&quot;;&quot;&quot;);&quot;(+57.02)&quot;;&quot;&quot;)" office:value-type="string" office:string-value="VPFVQSVFFGPDLK" calcext:value-type="string">
            <text:p>VPFVQSVFFGPDLK</text:p>
          </table:table-cell>
          <table:table-cell office:value-type="string" calcext:value-type="string">
            <text:p>TYQNAM(+15.99)NAPK</text:p>
          </table:table-cell>
          <table:table-cell table:formula="of:=SUBSTITUTE(SUBSTITUTE([.C1637];&quot;(+15.99)&quot;;&quot;&quot;);&quot;(+57.02)&quot;;&quot;&quot;)" office:value-type="string" office:string-value="TYQNAMNAPK" calcext:value-type="string">
            <text:p>TYQNAMNAPK</text:p>
          </table:table-cell>
        </table:table-row>
        <table:table-row table:style-name="ro1">
          <table:table-cell office:value-type="string" calcext:value-type="string">
            <text:p>RNAM(+15.99)VEASLTSRHR</text:p>
          </table:table-cell>
          <table:table-cell table:formula="of:=SUBSTITUTE(SUBSTITUTE([.A1638];&quot;(+15.99)&quot;;&quot;&quot;);&quot;(+57.02)&quot;;&quot;&quot;)" office:value-type="string" office:string-value="RNAMVEASLTSRHR" calcext:value-type="string">
            <text:p>RNAMVEASLTSRHR</text:p>
          </table:table-cell>
          <table:table-cell office:value-type="string" calcext:value-type="string">
            <text:p>LLPVPVGK</text:p>
          </table:table-cell>
          <table:table-cell table:formula="of:=SUBSTITUTE(SUBSTITUTE([.C1638];&quot;(+15.99)&quot;;&quot;&quot;);&quot;(+57.02)&quot;;&quot;&quot;)" office:value-type="string" office:string-value="LLPVPVGK" calcext:value-type="string">
            <text:p>LLPVPVGK</text:p>
          </table:table-cell>
        </table:table-row>
        <table:table-row table:style-name="ro1">
          <table:table-cell office:value-type="string" calcext:value-type="string">
            <text:p>TQPTNGVQEK</text:p>
          </table:table-cell>
          <table:table-cell table:formula="of:=SUBSTITUTE(SUBSTITUTE([.A1639];&quot;(+15.99)&quot;;&quot;&quot;);&quot;(+57.02)&quot;;&quot;&quot;)" office:value-type="string" office:string-value="TQPTNGVQEK" calcext:value-type="string">
            <text:p>TQPTNGVQEK</text:p>
          </table:table-cell>
          <table:table-cell office:value-type="string" calcext:value-type="string">
            <text:p>ESHVWLELPR</text:p>
          </table:table-cell>
          <table:table-cell table:formula="of:=SUBSTITUTE(SUBSTITUTE([.C1639];&quot;(+15.99)&quot;;&quot;&quot;);&quot;(+57.02)&quot;;&quot;&quot;)" office:value-type="string" office:string-value="ESHVWLELPR" calcext:value-type="string">
            <text:p>ESHVWLELPR</text:p>
          </table:table-cell>
        </table:table-row>
        <table:table-row table:style-name="ro2">
          <table:table-cell office:value-type="string" calcext:value-type="string">
            <text:p>LSAWLHDLGLYK</text:p>
          </table:table-cell>
          <table:table-cell table:formula="of:=SUBSTITUTE(SUBSTITUTE([.A1640];&quot;(+15.99)&quot;;&quot;&quot;);&quot;(+57.02)&quot;;&quot;&quot;)" office:value-type="string" office:string-value="LSAWLHDLGLYK" calcext:value-type="string">
            <text:p>LSAWLHDLGLYK</text:p>
          </table:table-cell>
          <table:table-cell office:value-type="string" calcext:value-type="string">
            <text:p>WWWPNSRTAHAK</text:p>
          </table:table-cell>
          <table:table-cell table:formula="of:=SUBSTITUTE(SUBSTITUTE([.C1640];&quot;(+15.99)&quot;;&quot;&quot;);&quot;(+57.02)&quot;;&quot;&quot;)" office:value-type="string" office:string-value="WWWPNSRTAHAK" calcext:value-type="string">
            <text:p>WWWPNSRTAHAK</text:p>
          </table:table-cell>
        </table:table-row>
        <table:table-row table:style-name="ro2">
          <table:table-cell office:value-type="string" calcext:value-type="string">
            <text:p>C(+57.02)FSVLPGVDR</text:p>
          </table:table-cell>
          <table:table-cell table:formula="of:=SUBSTITUTE(SUBSTITUTE([.A1641];&quot;(+15.99)&quot;;&quot;&quot;);&quot;(+57.02)&quot;;&quot;&quot;)" office:value-type="string" office:string-value="CFSVLPGVDR" calcext:value-type="string">
            <text:p>CFSVLPGVDR</text:p>
          </table:table-cell>
          <table:table-cell office:value-type="string" calcext:value-type="string">
            <text:p>LLLAAAEC(+57.02)APPVK</text:p>
          </table:table-cell>
          <table:table-cell table:formula="of:=SUBSTITUTE(SUBSTITUTE([.C1641];&quot;(+15.99)&quot;;&quot;&quot;);&quot;(+57.02)&quot;;&quot;&quot;)" office:value-type="string" office:string-value="LLLAAAECAPPVK" calcext:value-type="string">
            <text:p>LLLAAAECAPPVK</text:p>
          </table:table-cell>
        </table:table-row>
        <table:table-row table:style-name="ro2">
          <table:table-cell office:value-type="string" calcext:value-type="string">
            <text:p>KTLKAANK</text:p>
          </table:table-cell>
          <table:table-cell table:formula="of:=SUBSTITUTE(SUBSTITUTE([.A1642];&quot;(+15.99)&quot;;&quot;&quot;);&quot;(+57.02)&quot;;&quot;&quot;)" office:value-type="string" office:string-value="KTLKAANK" calcext:value-type="string">
            <text:p>KTLKAANK</text:p>
          </table:table-cell>
          <table:table-cell office:value-type="string" calcext:value-type="string">
            <text:p>QSSLTLWLLTDEAGLK</text:p>
          </table:table-cell>
          <table:table-cell table:formula="of:=SUBSTITUTE(SUBSTITUTE([.C1642];&quot;(+15.99)&quot;;&quot;&quot;);&quot;(+57.02)&quot;;&quot;&quot;)" office:value-type="string" office:string-value="QSSLTLWLLTDEAGLK" calcext:value-type="string">
            <text:p>QSSLTLWLLTDEAGLK</text:p>
          </table:table-cell>
        </table:table-row>
        <table:table-row table:style-name="ro2">
          <table:table-cell office:value-type="string" calcext:value-type="string">
            <text:p>EPRDSLLDHAADK</text:p>
          </table:table-cell>
          <table:table-cell table:formula="of:=SUBSTITUTE(SUBSTITUTE([.A1643];&quot;(+15.99)&quot;;&quot;&quot;);&quot;(+57.02)&quot;;&quot;&quot;)" office:value-type="string" office:string-value="EPRDSLLDHAADK" calcext:value-type="string">
            <text:p>EPRDSLLDHAADK</text:p>
          </table:table-cell>
          <table:table-cell office:value-type="string" calcext:value-type="string">
            <text:p>FKMASPLKLAAQNK</text:p>
          </table:table-cell>
          <table:table-cell table:formula="of:=SUBSTITUTE(SUBSTITUTE([.C1643];&quot;(+15.99)&quot;;&quot;&quot;);&quot;(+57.02)&quot;;&quot;&quot;)" office:value-type="string" office:string-value="FKMASPLKLAAQNK" calcext:value-type="string">
            <text:p>FKMASPLKLAAQNK</text:p>
          </table:table-cell>
        </table:table-row>
        <table:table-row table:style-name="ro2">
          <table:table-cell office:value-type="string" calcext:value-type="string">
            <text:p>RWDELLGANLVEASLTSREVR</text:p>
          </table:table-cell>
          <table:table-cell table:formula="of:=SUBSTITUTE(SUBSTITUTE([.A1644];&quot;(+15.99)&quot;;&quot;&quot;);&quot;(+57.02)&quot;;&quot;&quot;)" office:value-type="string" office:string-value="RWDELLGANLVEASLTSREVR" calcext:value-type="string">
            <text:p>RWDELLGANLVEASLTSREVR</text:p>
          </table:table-cell>
          <table:table-cell office:value-type="string" calcext:value-type="string">
            <text:p>EWNLVGLSC(+57.02)SKLAPNK</text:p>
          </table:table-cell>
          <table:table-cell table:formula="of:=SUBSTITUTE(SUBSTITUTE([.C1644];&quot;(+15.99)&quot;;&quot;&quot;);&quot;(+57.02)&quot;;&quot;&quot;)" office:value-type="string" office:string-value="EWNLVGLSCSKLAPNK" calcext:value-type="string">
            <text:p>EWNLVGLSCSKLAPNK</text:p>
          </table:table-cell>
        </table:table-row>
        <table:table-row table:style-name="ro2">
          <table:table-cell office:value-type="string" calcext:value-type="string">
            <text:p>NGDGSC(+57.02)YSK</text:p>
          </table:table-cell>
          <table:table-cell table:formula="of:=SUBSTITUTE(SUBSTITUTE([.A1645];&quot;(+15.99)&quot;;&quot;&quot;);&quot;(+57.02)&quot;;&quot;&quot;)" office:value-type="string" office:string-value="NGDGSCYSK" calcext:value-type="string">
            <text:p>NGDGSCYSK</text:p>
          </table:table-cell>
          <table:table-cell office:value-type="string" calcext:value-type="string">
            <text:p>QGTPEVSLDGK</text:p>
          </table:table-cell>
          <table:table-cell table:formula="of:=SUBSTITUTE(SUBSTITUTE([.C1645];&quot;(+15.99)&quot;;&quot;&quot;);&quot;(+57.02)&quot;;&quot;&quot;)" office:value-type="string" office:string-value="QGTPEVSLDGK" calcext:value-type="string">
            <text:p>QGTPEVSLDGK</text:p>
          </table:table-cell>
        </table:table-row>
        <table:table-row table:style-name="ro3">
          <table:table-cell office:value-type="string" calcext:value-type="string">
            <text:p>AVPMAYR</text:p>
          </table:table-cell>
          <table:table-cell table:formula="of:=SUBSTITUTE(SUBSTITUTE([.A1646];&quot;(+15.99)&quot;;&quot;&quot;);&quot;(+57.02)&quot;;&quot;&quot;)" office:value-type="string" office:string-value="AVPMAYR" calcext:value-type="string">
            <text:p>AVPMAYR</text:p>
          </table:table-cell>
          <table:table-cell office:value-type="string" calcext:value-type="string">
            <text:p>VKNQDNLVTLASHDAGAAEEAQK</text:p>
          </table:table-cell>
          <table:table-cell table:formula="of:=SUBSTITUTE(SUBSTITUTE([.C1646];&quot;(+15.99)&quot;;&quot;&quot;);&quot;(+57.02)&quot;;&quot;&quot;)" office:value-type="string" office:string-value="VKNQDNLVTLASHDAGAAEEAQK" calcext:value-type="string">
            <text:p>VKNQDNLVTLASHDAGAAEEAQK</text:p>
          </table:table-cell>
        </table:table-row>
        <table:table-row table:style-name="ro1">
          <table:table-cell office:value-type="string" calcext:value-type="string">
            <text:p>EAELGPLSQLNPLPSK</text:p>
          </table:table-cell>
          <table:table-cell table:formula="of:=SUBSTITUTE(SUBSTITUTE([.A1647];&quot;(+15.99)&quot;;&quot;&quot;);&quot;(+57.02)&quot;;&quot;&quot;)" office:value-type="string" office:string-value="EAELGPLSQLNPLPSK" calcext:value-type="string">
            <text:p>EAELGPLSQLNPLPSK</text:p>
          </table:table-cell>
          <table:table-cell office:value-type="string" calcext:value-type="string">
            <text:p>TAYLLEK</text:p>
          </table:table-cell>
          <table:table-cell table:formula="of:=SUBSTITUTE(SUBSTITUTE([.C1647];&quot;(+15.99)&quot;;&quot;&quot;);&quot;(+57.02)&quot;;&quot;&quot;)" office:value-type="string" office:string-value="TAYLLEK" calcext:value-type="string">
            <text:p>TAYLLEK</text:p>
          </table:table-cell>
        </table:table-row>
        <table:table-row table:style-name="ro2">
          <table:table-cell office:value-type="string" calcext:value-type="string">
            <text:p>MTLWRFNSASLNR</text:p>
          </table:table-cell>
          <table:table-cell table:formula="of:=SUBSTITUTE(SUBSTITUTE([.A1648];&quot;(+15.99)&quot;;&quot;&quot;);&quot;(+57.02)&quot;;&quot;&quot;)" office:value-type="string" office:string-value="MTLWRFNSASLNR" calcext:value-type="string">
            <text:p>MTLWRFNSASLNR</text:p>
          </table:table-cell>
          <table:table-cell office:value-type="string" calcext:value-type="string">
            <text:p>EVLPFC(+57.02)FDLVPK</text:p>
          </table:table-cell>
          <table:table-cell table:formula="of:=SUBSTITUTE(SUBSTITUTE([.C1648];&quot;(+15.99)&quot;;&quot;&quot;);&quot;(+57.02)&quot;;&quot;&quot;)" office:value-type="string" office:string-value="EVLPFCFDLVPK" calcext:value-type="string">
            <text:p>EVLPFCFDLVPK</text:p>
          </table:table-cell>
        </table:table-row>
        <table:table-row table:style-name="ro1">
          <table:table-cell office:value-type="string" calcext:value-type="string">
            <text:p>NYENTRALLR</text:p>
          </table:table-cell>
          <table:table-cell table:formula="of:=SUBSTITUTE(SUBSTITUTE([.A1649];&quot;(+15.99)&quot;;&quot;&quot;);&quot;(+57.02)&quot;;&quot;&quot;)" office:value-type="string" office:string-value="NYENTRALLR" calcext:value-type="string">
            <text:p>NYENTRALLR</text:p>
          </table:table-cell>
          <table:table-cell office:value-type="string" calcext:value-type="string">
            <text:p>TVLDM(+15.99)QLSR</text:p>
          </table:table-cell>
          <table:table-cell table:formula="of:=SUBSTITUTE(SUBSTITUTE([.C1649];&quot;(+15.99)&quot;;&quot;&quot;);&quot;(+57.02)&quot;;&quot;&quot;)" office:value-type="string" office:string-value="TVLDMQLSR" calcext:value-type="string">
            <text:p>TVLDMQLSR</text:p>
          </table:table-cell>
        </table:table-row>
        <table:table-row table:style-name="ro2">
          <table:table-cell office:value-type="string" calcext:value-type="string">
            <text:p>QNDMLLELVSLLPK</text:p>
          </table:table-cell>
          <table:table-cell table:formula="of:=SUBSTITUTE(SUBSTITUTE([.A1650];&quot;(+15.99)&quot;;&quot;&quot;);&quot;(+57.02)&quot;;&quot;&quot;)" office:value-type="string" office:string-value="QNDMLLELVSLLPK" calcext:value-type="string">
            <text:p>QNDMLLELVSLLPK</text:p>
          </table:table-cell>
          <table:table-cell office:value-type="string" calcext:value-type="string">
            <text:p>GPC(+57.02)SLLAHWLLLNK</text:p>
          </table:table-cell>
          <table:table-cell table:formula="of:=SUBSTITUTE(SUBSTITUTE([.C1650];&quot;(+15.99)&quot;;&quot;&quot;);&quot;(+57.02)&quot;;&quot;&quot;)" office:value-type="string" office:string-value="GPCSLLAHWLLLNK" calcext:value-type="string">
            <text:p>GPCSLLAHWLLLNK</text:p>
          </table:table-cell>
        </table:table-row>
        <table:table-row table:style-name="ro2">
          <table:table-cell office:value-type="string" calcext:value-type="string">
            <text:p>TQAVGLLQQNK</text:p>
          </table:table-cell>
          <table:table-cell table:formula="of:=SUBSTITUTE(SUBSTITUTE([.A1651];&quot;(+15.99)&quot;;&quot;&quot;);&quot;(+57.02)&quot;;&quot;&quot;)" office:value-type="string" office:string-value="TQAVGLLQQNK" calcext:value-type="string">
            <text:p>TQAVGLLQQNK</text:p>
          </table:table-cell>
          <table:table-cell office:value-type="string" calcext:value-type="string">
            <text:p>NASNPPEYAGK</text:p>
          </table:table-cell>
          <table:table-cell table:formula="of:=SUBSTITUTE(SUBSTITUTE([.C1651];&quot;(+15.99)&quot;;&quot;&quot;);&quot;(+57.02)&quot;;&quot;&quot;)" office:value-type="string" office:string-value="NASNPPEYAGK" calcext:value-type="string">
            <text:p>NASNPPEYAGK</text:p>
          </table:table-cell>
        </table:table-row>
        <table:table-row table:style-name="ro1">
          <table:table-cell office:value-type="string" calcext:value-type="string">
            <text:p>SAMVLASGAAPK</text:p>
          </table:table-cell>
          <table:table-cell table:formula="of:=SUBSTITUTE(SUBSTITUTE([.A1652];&quot;(+15.99)&quot;;&quot;&quot;);&quot;(+57.02)&quot;;&quot;&quot;)" office:value-type="string" office:string-value="SAMVLASGAAPK" calcext:value-type="string">
            <text:p>SAMVLASGAAPK</text:p>
          </table:table-cell>
          <table:table-cell office:value-type="string" calcext:value-type="string">
            <text:p>TAEC(+57.02)HVNHK</text:p>
          </table:table-cell>
          <table:table-cell table:formula="of:=SUBSTITUTE(SUBSTITUTE([.C1652];&quot;(+15.99)&quot;;&quot;&quot;);&quot;(+57.02)&quot;;&quot;&quot;)" office:value-type="string" office:string-value="TAECHVNHK" calcext:value-type="string">
            <text:p>TAECHVNHK</text:p>
          </table:table-cell>
        </table:table-row>
        <table:table-row table:style-name="ro2">
          <table:table-cell office:value-type="string" calcext:value-type="string">
            <text:p>SMVLTTAHAWLER</text:p>
          </table:table-cell>
          <table:table-cell table:formula="of:=SUBSTITUTE(SUBSTITUTE([.A1653];&quot;(+15.99)&quot;;&quot;&quot;);&quot;(+57.02)&quot;;&quot;&quot;)" office:value-type="string" office:string-value="SMVLTTAHAWLER" calcext:value-type="string">
            <text:p>SMVLTTAHAWLER</text:p>
          </table:table-cell>
          <table:table-cell office:value-type="string" calcext:value-type="string">
            <text:p>ENKADLVLNVAAR</text:p>
          </table:table-cell>
          <table:table-cell table:formula="of:=SUBSTITUTE(SUBSTITUTE([.C1653];&quot;(+15.99)&quot;;&quot;&quot;);&quot;(+57.02)&quot;;&quot;&quot;)" office:value-type="string" office:string-value="ENKADLVLNVAAR" calcext:value-type="string">
            <text:p>ENKADLVLNVAAR</text:p>
          </table:table-cell>
        </table:table-row>
        <table:table-row table:style-name="ro1">
          <table:table-cell office:value-type="string" calcext:value-type="string">
            <text:p>LAGVEEAATLR</text:p>
          </table:table-cell>
          <table:table-cell table:formula="of:=SUBSTITUTE(SUBSTITUTE([.A1654];&quot;(+15.99)&quot;;&quot;&quot;);&quot;(+57.02)&quot;;&quot;&quot;)" office:value-type="string" office:string-value="LAGVEEAATLR" calcext:value-type="string">
            <text:p>LAGVEEAATLR</text:p>
          </table:table-cell>
          <table:table-cell office:value-type="string" calcext:value-type="string">
            <text:p>NHVADLLLQK</text:p>
          </table:table-cell>
          <table:table-cell table:formula="of:=SUBSTITUTE(SUBSTITUTE([.C1654];&quot;(+15.99)&quot;;&quot;&quot;);&quot;(+57.02)&quot;;&quot;&quot;)" office:value-type="string" office:string-value="NHVADLLLQK" calcext:value-type="string">
            <text:p>NHVADLLLQK</text:p>
          </table:table-cell>
        </table:table-row>
        <table:table-row table:style-name="ro2">
          <table:table-cell office:value-type="string" calcext:value-type="string">
            <text:p>ANGEVTLNWVGK</text:p>
          </table:table-cell>
          <table:table-cell table:formula="of:=SUBSTITUTE(SUBSTITUTE([.A1655];&quot;(+15.99)&quot;;&quot;&quot;);&quot;(+57.02)&quot;;&quot;&quot;)" office:value-type="string" office:string-value="ANGEVTLNWVGK" calcext:value-type="string">
            <text:p>ANGEVTLNWVGK</text:p>
          </table:table-cell>
          <table:table-cell office:value-type="string" calcext:value-type="string">
            <text:p>LVALLPADEGHR</text:p>
          </table:table-cell>
          <table:table-cell table:formula="of:=SUBSTITUTE(SUBSTITUTE([.C1655];&quot;(+15.99)&quot;;&quot;&quot;);&quot;(+57.02)&quot;;&quot;&quot;)" office:value-type="string" office:string-value="LVALLPADEGHR" calcext:value-type="string">
            <text:p>LVALLPADEGHR</text:p>
          </table:table-cell>
        </table:table-row>
        <table:table-row table:style-name="ro1">
          <table:table-cell office:value-type="string" calcext:value-type="string">
            <text:p>EYWDMLGDYLSR</text:p>
          </table:table-cell>
          <table:table-cell table:formula="of:=SUBSTITUTE(SUBSTITUTE([.A1656];&quot;(+15.99)&quot;;&quot;&quot;);&quot;(+57.02)&quot;;&quot;&quot;)" office:value-type="string" office:string-value="EYWDMLGDYLSR" calcext:value-type="string">
            <text:p>EYWDMLGDYLSR</text:p>
          </table:table-cell>
          <table:table-cell office:value-type="string" calcext:value-type="string">
            <text:p>MTLGSFEPR</text:p>
          </table:table-cell>
          <table:table-cell table:formula="of:=SUBSTITUTE(SUBSTITUTE([.C1656];&quot;(+15.99)&quot;;&quot;&quot;);&quot;(+57.02)&quot;;&quot;&quot;)" office:value-type="string" office:string-value="MTLGSFEPR" calcext:value-type="string">
            <text:p>MTLGSFEPR</text:p>
          </table:table-cell>
        </table:table-row>
        <table:table-row table:style-name="ro2">
          <table:table-cell office:value-type="string" calcext:value-type="string">
            <text:p>M(+15.99)GPTM(+15.99)LGLGR</text:p>
          </table:table-cell>
          <table:table-cell table:formula="of:=SUBSTITUTE(SUBSTITUTE([.A1657];&quot;(+15.99)&quot;;&quot;&quot;);&quot;(+57.02)&quot;;&quot;&quot;)" office:value-type="string" office:string-value="MGPTMLGLGR" calcext:value-type="string">
            <text:p>MGPTMLGLGR</text:p>
          </table:table-cell>
          <table:table-cell office:value-type="string" calcext:value-type="string">
            <text:p>HSC(+57.02)AATDYM(+15.99)RAK</text:p>
          </table:table-cell>
          <table:table-cell table:formula="of:=SUBSTITUTE(SUBSTITUTE([.C1657];&quot;(+15.99)&quot;;&quot;&quot;);&quot;(+57.02)&quot;;&quot;&quot;)" office:value-type="string" office:string-value="HSCAATDYMRAK" calcext:value-type="string">
            <text:p>HSCAATDYMRAK</text:p>
          </table:table-cell>
        </table:table-row>
        <table:table-row table:style-name="ro2">
          <table:table-cell office:value-type="string" calcext:value-type="string">
            <text:p>KC(+57.02)LLLMVNK</text:p>
          </table:table-cell>
          <table:table-cell table:formula="of:=SUBSTITUTE(SUBSTITUTE([.A1658];&quot;(+15.99)&quot;;&quot;&quot;);&quot;(+57.02)&quot;;&quot;&quot;)" office:value-type="string" office:string-value="KCLLLMVNK" calcext:value-type="string">
            <text:p>KCLLLMVNK</text:p>
          </table:table-cell>
          <table:table-cell office:value-type="string" calcext:value-type="string">
            <text:p>KKWLM(+15.99)LDELDALANK</text:p>
          </table:table-cell>
          <table:table-cell table:formula="of:=SUBSTITUTE(SUBSTITUTE([.C1658];&quot;(+15.99)&quot;;&quot;&quot;);&quot;(+57.02)&quot;;&quot;&quot;)" office:value-type="string" office:string-value="KKWLMLDELDALANK" calcext:value-type="string">
            <text:p>KKWLMLDELDALANK</text:p>
          </table:table-cell>
        </table:table-row>
        <table:table-row table:style-name="ro1">
          <table:table-cell office:value-type="string" calcext:value-type="string">
            <text:p>GMELLGDLPK</text:p>
          </table:table-cell>
          <table:table-cell table:formula="of:=SUBSTITUTE(SUBSTITUTE([.A1659];&quot;(+15.99)&quot;;&quot;&quot;);&quot;(+57.02)&quot;;&quot;&quot;)" office:value-type="string" office:string-value="GMELLGDLPK" calcext:value-type="string">
            <text:p>GMELLGDLPK</text:p>
          </table:table-cell>
          <table:table-cell office:value-type="string" calcext:value-type="string">
            <text:p>TC(+57.02)LM(+15.99)M(+15.99)ELAK</text:p>
          </table:table-cell>
          <table:table-cell table:formula="of:=SUBSTITUTE(SUBSTITUTE([.C1659];&quot;(+15.99)&quot;;&quot;&quot;);&quot;(+57.02)&quot;;&quot;&quot;)" office:value-type="string" office:string-value="TCLMMELAK" calcext:value-type="string">
            <text:p>TCLMMELAK</text:p>
          </table:table-cell>
        </table:table-row>
        <table:table-row table:style-name="ro2">
          <table:table-cell office:value-type="string" calcext:value-type="string">
            <text:p>SM(+15.99)MTPVM(+15.99)VLQAK</text:p>
          </table:table-cell>
          <table:table-cell table:formula="of:=SUBSTITUTE(SUBSTITUTE([.A1660];&quot;(+15.99)&quot;;&quot;&quot;);&quot;(+57.02)&quot;;&quot;&quot;)" office:value-type="string" office:string-value="SMMTPVMVLQAK" calcext:value-type="string">
            <text:p>SMMTPVMVLQAK</text:p>
          </table:table-cell>
          <table:table-cell office:value-type="string" calcext:value-type="string">
            <text:p>YPM(+15.99)WHDENYESPR</text:p>
          </table:table-cell>
          <table:table-cell table:formula="of:=SUBSTITUTE(SUBSTITUTE([.C1660];&quot;(+15.99)&quot;;&quot;&quot;);&quot;(+57.02)&quot;;&quot;&quot;)" office:value-type="string" office:string-value="YPMWHDENYESPR" calcext:value-type="string">
            <text:p>YPMWHDENYESPR</text:p>
          </table:table-cell>
        </table:table-row>
        <table:table-row table:style-name="ro1">
          <table:table-cell office:value-type="string" calcext:value-type="string">
            <text:p>LPDLFMMR</text:p>
          </table:table-cell>
          <table:table-cell table:formula="of:=SUBSTITUTE(SUBSTITUTE([.A1661];&quot;(+15.99)&quot;;&quot;&quot;);&quot;(+57.02)&quot;;&quot;&quot;)" office:value-type="string" office:string-value="LPDLFMMR" calcext:value-type="string">
            <text:p>LPDLFMMR</text:p>
          </table:table-cell>
          <table:table-cell office:value-type="string" calcext:value-type="string">
            <text:p>EANLM(+15.99)PLEDR</text:p>
          </table:table-cell>
          <table:table-cell table:formula="of:=SUBSTITUTE(SUBSTITUTE([.C1661];&quot;(+15.99)&quot;;&quot;&quot;);&quot;(+57.02)&quot;;&quot;&quot;)" office:value-type="string" office:string-value="EANLMPLEDR" calcext:value-type="string">
            <text:p>EANLMPLEDR</text:p>
          </table:table-cell>
        </table:table-row>
        <table:table-row table:style-name="ro2">
          <table:table-cell office:value-type="string" calcext:value-type="string">
            <text:p>EEETKEEVK</text:p>
          </table:table-cell>
          <table:table-cell table:formula="of:=SUBSTITUTE(SUBSTITUTE([.A1662];&quot;(+15.99)&quot;;&quot;&quot;);&quot;(+57.02)&quot;;&quot;&quot;)" office:value-type="string" office:string-value="EEETKEEVK" calcext:value-type="string">
            <text:p>EEETKEEVK</text:p>
          </table:table-cell>
          <table:table-cell office:value-type="string" calcext:value-type="string">
            <text:p>EAHSSFSKVVLLK</text:p>
          </table:table-cell>
          <table:table-cell table:formula="of:=SUBSTITUTE(SUBSTITUTE([.C1662];&quot;(+15.99)&quot;;&quot;&quot;);&quot;(+57.02)&quot;;&quot;&quot;)" office:value-type="string" office:string-value="EAHSSFSKVVLLK" calcext:value-type="string">
            <text:p>EAHSSFSKVVLLK</text:p>
          </table:table-cell>
        </table:table-row>
        <table:table-row table:style-name="ro2">
          <table:table-cell office:value-type="string" calcext:value-type="string">
            <text:p>KPTWLEENSGLK</text:p>
          </table:table-cell>
          <table:table-cell table:formula="of:=SUBSTITUTE(SUBSTITUTE([.A1663];&quot;(+15.99)&quot;;&quot;&quot;);&quot;(+57.02)&quot;;&quot;&quot;)" office:value-type="string" office:string-value="KPTWLEENSGLK" calcext:value-type="string">
            <text:p>KPTWLEENSGLK</text:p>
          </table:table-cell>
          <table:table-cell office:value-type="string" calcext:value-type="string">
            <text:p>LVC(+57.02)VESGPATKNK</text:p>
          </table:table-cell>
          <table:table-cell table:formula="of:=SUBSTITUTE(SUBSTITUTE([.C1663];&quot;(+15.99)&quot;;&quot;&quot;);&quot;(+57.02)&quot;;&quot;&quot;)" office:value-type="string" office:string-value="LVCVESGPATKNK" calcext:value-type="string">
            <text:p>LVCVESGPATKNK</text:p>
          </table:table-cell>
        </table:table-row>
        <table:table-row table:style-name="ro2">
          <table:table-cell office:value-type="string" calcext:value-type="string">
            <text:p>NPEEAALGYKK</text:p>
          </table:table-cell>
          <table:table-cell table:formula="of:=SUBSTITUTE(SUBSTITUTE([.A1664];&quot;(+15.99)&quot;;&quot;&quot;);&quot;(+57.02)&quot;;&quot;&quot;)" office:value-type="string" office:string-value="NPEEAALGYKK" calcext:value-type="string">
            <text:p>NPEEAALGYKK</text:p>
          </table:table-cell>
          <table:table-cell office:value-type="string" calcext:value-type="string">
            <text:p>RFAVLDEEMLLLTNEK</text:p>
          </table:table-cell>
          <table:table-cell table:formula="of:=SUBSTITUTE(SUBSTITUTE([.C1664];&quot;(+15.99)&quot;;&quot;&quot;);&quot;(+57.02)&quot;;&quot;&quot;)" office:value-type="string" office:string-value="RFAVLDEEMLLLTNEK" calcext:value-type="string">
            <text:p>RFAVLDEEMLLLTNEK</text:p>
          </table:table-cell>
        </table:table-row>
        <table:table-row table:style-name="ro2">
          <table:table-cell office:value-type="string" calcext:value-type="string">
            <text:p>NPEEAAHVPK</text:p>
          </table:table-cell>
          <table:table-cell table:formula="of:=SUBSTITUTE(SUBSTITUTE([.A1665];&quot;(+15.99)&quot;;&quot;&quot;);&quot;(+57.02)&quot;;&quot;&quot;)" office:value-type="string" office:string-value="NPEEAAHVPK" calcext:value-type="string">
            <text:p>NPEEAAHVPK</text:p>
          </table:table-cell>
          <table:table-cell office:value-type="string" calcext:value-type="string">
            <text:p>RRYLLYPEFM(+15.99)TDK</text:p>
          </table:table-cell>
          <table:table-cell table:formula="of:=SUBSTITUTE(SUBSTITUTE([.C1665];&quot;(+15.99)&quot;;&quot;&quot;);&quot;(+57.02)&quot;;&quot;&quot;)" office:value-type="string" office:string-value="RRYLLYPEFMTDK" calcext:value-type="string">
            <text:p>RRYLLYPEFMTDK</text:p>
          </table:table-cell>
        </table:table-row>
        <table:table-row table:style-name="ro1">
          <table:table-cell office:value-type="string" calcext:value-type="string">
            <text:p>ESWKMPFMAR</text:p>
          </table:table-cell>
          <table:table-cell table:formula="of:=SUBSTITUTE(SUBSTITUTE([.A1666];&quot;(+15.99)&quot;;&quot;&quot;);&quot;(+57.02)&quot;;&quot;&quot;)" office:value-type="string" office:string-value="ESWKMPFMAR" calcext:value-type="string">
            <text:p>ESWKMPFMAR</text:p>
          </table:table-cell>
          <table:table-cell office:value-type="string" calcext:value-type="string">
            <text:p>FYANLRVHAK</text:p>
          </table:table-cell>
          <table:table-cell table:formula="of:=SUBSTITUTE(SUBSTITUTE([.C1666];&quot;(+15.99)&quot;;&quot;&quot;);&quot;(+57.02)&quot;;&quot;&quot;)" office:value-type="string" office:string-value="FYANLRVHAK" calcext:value-type="string">
            <text:p>FYANLRVHAK</text:p>
          </table:table-cell>
        </table:table-row>
        <table:table-row table:style-name="ro2">
          <table:table-cell office:value-type="string" calcext:value-type="string">
            <text:p>QLLMYM(+15.99)SVPK</text:p>
          </table:table-cell>
          <table:table-cell table:formula="of:=SUBSTITUTE(SUBSTITUTE([.A1667];&quot;(+15.99)&quot;;&quot;&quot;);&quot;(+57.02)&quot;;&quot;&quot;)" office:value-type="string" office:string-value="QLLMYMSVPK" calcext:value-type="string">
            <text:p>QLLMYMSVPK</text:p>
          </table:table-cell>
          <table:table-cell office:value-type="string" calcext:value-type="string">
            <text:p>KRNDDVLAHFTWK</text:p>
          </table:table-cell>
          <table:table-cell table:formula="of:=SUBSTITUTE(SUBSTITUTE([.C1667];&quot;(+15.99)&quot;;&quot;&quot;);&quot;(+57.02)&quot;;&quot;&quot;)" office:value-type="string" office:string-value="KRNDDVLAHFTWK" calcext:value-type="string">
            <text:p>KRNDDVLAHFTWK</text:p>
          </table:table-cell>
        </table:table-row>
        <table:table-row table:style-name="ro2">
          <table:table-cell office:value-type="string" calcext:value-type="string">
            <text:p>DWKLDEPYLLLTDKK</text:p>
          </table:table-cell>
          <table:table-cell table:formula="of:=SUBSTITUTE(SUBSTITUTE([.A1668];&quot;(+15.99)&quot;;&quot;&quot;);&quot;(+57.02)&quot;;&quot;&quot;)" office:value-type="string" office:string-value="DWKLDEPYLLLTDKK" calcext:value-type="string">
            <text:p>DWKLDEPYLLLTDKK</text:p>
          </table:table-cell>
          <table:table-cell office:value-type="string" calcext:value-type="string">
            <text:p>QVQNPVFYGM(+15.99)VLPK</text:p>
          </table:table-cell>
          <table:table-cell table:formula="of:=SUBSTITUTE(SUBSTITUTE([.C1668];&quot;(+15.99)&quot;;&quot;&quot;);&quot;(+57.02)&quot;;&quot;&quot;)" office:value-type="string" office:string-value="QVQNPVFYGMVLPK" calcext:value-type="string">
            <text:p>QVQNPVFYGMVLPK</text:p>
          </table:table-cell>
        </table:table-row>
        <table:table-row table:style-name="ro1">
          <table:table-cell office:value-type="string" calcext:value-type="string">
            <text:p>NPETLLSGMALLR</text:p>
          </table:table-cell>
          <table:table-cell table:formula="of:=SUBSTITUTE(SUBSTITUTE([.A1669];&quot;(+15.99)&quot;;&quot;&quot;);&quot;(+57.02)&quot;;&quot;&quot;)" office:value-type="string" office:string-value="NPETLLSGMALLR" calcext:value-type="string">
            <text:p>NPETLLSGMALLR</text:p>
          </table:table-cell>
          <table:table-cell office:value-type="string" calcext:value-type="string">
            <text:p>SNSTVKSVPVR</text:p>
          </table:table-cell>
          <table:table-cell table:formula="of:=SUBSTITUTE(SUBSTITUTE([.C1669];&quot;(+15.99)&quot;;&quot;&quot;);&quot;(+57.02)&quot;;&quot;&quot;)" office:value-type="string" office:string-value="SNSTVKSVPVR" calcext:value-type="string">
            <text:p>SNSTVKSVPVR</text:p>
          </table:table-cell>
        </table:table-row>
        <table:table-row table:style-name="ro1">
          <table:table-cell office:value-type="string" calcext:value-type="string">
            <text:p>EPLLM(+15.99)LMK</text:p>
          </table:table-cell>
          <table:table-cell table:formula="of:=SUBSTITUTE(SUBSTITUTE([.A1670];&quot;(+15.99)&quot;;&quot;&quot;);&quot;(+57.02)&quot;;&quot;&quot;)" office:value-type="string" office:string-value="EPLLMLMK" calcext:value-type="string">
            <text:p>EPLLMLMK</text:p>
          </table:table-cell>
          <table:table-cell office:value-type="string" calcext:value-type="string">
            <text:p>C(+57.02)GNLSNGTRR</text:p>
          </table:table-cell>
          <table:table-cell table:formula="of:=SUBSTITUTE(SUBSTITUTE([.C1670];&quot;(+15.99)&quot;;&quot;&quot;);&quot;(+57.02)&quot;;&quot;&quot;)" office:value-type="string" office:string-value="CGNLSNGTRR" calcext:value-type="string">
            <text:p>CGNLSNGTRR</text:p>
          </table:table-cell>
        </table:table-row>
        <table:table-row table:style-name="ro2">
          <table:table-cell office:value-type="string" calcext:value-type="string">
            <text:p>EPDEYVPETSR</text:p>
          </table:table-cell>
          <table:table-cell table:formula="of:=SUBSTITUTE(SUBSTITUTE([.A1671];&quot;(+15.99)&quot;;&quot;&quot;);&quot;(+57.02)&quot;;&quot;&quot;)" office:value-type="string" office:string-value="EPDEYVPETSR" calcext:value-type="string">
            <text:p>EPDEYVPETSR</text:p>
          </table:table-cell>
          <table:table-cell office:value-type="string" calcext:value-type="string">
            <text:p>WLDAGAGC(+57.02)DSAPK</text:p>
          </table:table-cell>
          <table:table-cell table:formula="of:=SUBSTITUTE(SUBSTITUTE([.C1671];&quot;(+15.99)&quot;;&quot;&quot;);&quot;(+57.02)&quot;;&quot;&quot;)" office:value-type="string" office:string-value="WLDAGAGCDSAPK" calcext:value-type="string">
            <text:p>WLDAGAGCDSAPK</text:p>
          </table:table-cell>
        </table:table-row>
        <table:table-row table:style-name="ro2">
          <table:table-cell office:value-type="string" calcext:value-type="string">
            <text:p>WSSDAETR</text:p>
          </table:table-cell>
          <table:table-cell table:formula="of:=SUBSTITUTE(SUBSTITUTE([.A1672];&quot;(+15.99)&quot;;&quot;&quot;);&quot;(+57.02)&quot;;&quot;&quot;)" office:value-type="string" office:string-value="WSSDAETR" calcext:value-type="string">
            <text:p>WSSDAETR</text:p>
          </table:table-cell>
          <table:table-cell office:value-type="string" calcext:value-type="string">
            <text:p>EYNPMVHLSEK</text:p>
          </table:table-cell>
          <table:table-cell table:formula="of:=SUBSTITUTE(SUBSTITUTE([.C1672];&quot;(+15.99)&quot;;&quot;&quot;);&quot;(+57.02)&quot;;&quot;&quot;)" office:value-type="string" office:string-value="EYNPMVHLSEK" calcext:value-type="string">
            <text:p>EYNPMVHLSEK</text:p>
          </table:table-cell>
        </table:table-row>
        <table:table-row table:style-name="ro1">
          <table:table-cell office:value-type="string" calcext:value-type="string">
            <text:p>TTLTAALLLSLR</text:p>
          </table:table-cell>
          <table:table-cell table:formula="of:=SUBSTITUTE(SUBSTITUTE([.A1673];&quot;(+15.99)&quot;;&quot;&quot;);&quot;(+57.02)&quot;;&quot;&quot;)" office:value-type="string" office:string-value="TTLTAALLLSLR" calcext:value-type="string">
            <text:p>TTLTAALLLSLR</text:p>
          </table:table-cell>
          <table:table-cell office:value-type="string" calcext:value-type="string">
            <text:p>EPDALYTVR</text:p>
          </table:table-cell>
          <table:table-cell table:formula="of:=SUBSTITUTE(SUBSTITUTE([.C1673];&quot;(+15.99)&quot;;&quot;&quot;);&quot;(+57.02)&quot;;&quot;&quot;)" office:value-type="string" office:string-value="EPDALYTVR" calcext:value-type="string">
            <text:p>EPDALYTVR</text:p>
          </table:table-cell>
        </table:table-row>
        <table:table-row table:style-name="ro1">
          <table:table-cell office:value-type="string" calcext:value-type="string">
            <text:p>RDWFNC(+57.02)LLATQR</text:p>
          </table:table-cell>
          <table:table-cell table:formula="of:=SUBSTITUTE(SUBSTITUTE([.A1674];&quot;(+15.99)&quot;;&quot;&quot;);&quot;(+57.02)&quot;;&quot;&quot;)" office:value-type="string" office:string-value="RDWFNCLLATQR" calcext:value-type="string">
            <text:p>RDWFNCLLATQR</text:p>
          </table:table-cell>
          <table:table-cell office:value-type="string" calcext:value-type="string">
            <text:p>KAVPFWYVVK</text:p>
          </table:table-cell>
          <table:table-cell table:formula="of:=SUBSTITUTE(SUBSTITUTE([.C1674];&quot;(+15.99)&quot;;&quot;&quot;);&quot;(+57.02)&quot;;&quot;&quot;)" office:value-type="string" office:string-value="KAVPFWYVVK" calcext:value-type="string">
            <text:p>KAVPFWYVVK</text:p>
          </table:table-cell>
        </table:table-row>
        <table:table-row table:style-name="ro2">
          <table:table-cell office:value-type="string" calcext:value-type="string">
            <text:p>NMVLWFTGLSGSGK</text:p>
          </table:table-cell>
          <table:table-cell table:formula="of:=SUBSTITUTE(SUBSTITUTE([.A1675];&quot;(+15.99)&quot;;&quot;&quot;);&quot;(+57.02)&quot;;&quot;&quot;)" office:value-type="string" office:string-value="NMVLWFTGLSGSGK" calcext:value-type="string">
            <text:p>NMVLWFTGLSGSGK</text:p>
          </table:table-cell>
          <table:table-cell office:value-type="string" calcext:value-type="string">
            <text:p>LKDVLRM(+15.99)C(+57.02)QEAFR</text:p>
          </table:table-cell>
          <table:table-cell table:formula="of:=SUBSTITUTE(SUBSTITUTE([.C1675];&quot;(+15.99)&quot;;&quot;&quot;);&quot;(+57.02)&quot;;&quot;&quot;)" office:value-type="string" office:string-value="LKDVLRMCQEAFR" calcext:value-type="string">
            <text:p>LKDVLRMCQEAFR</text:p>
          </table:table-cell>
        </table:table-row>
        <table:table-row table:style-name="ro1">
          <table:table-cell office:value-type="string" calcext:value-type="string">
            <text:p>DVWC(+57.02)KEPK</text:p>
          </table:table-cell>
          <table:table-cell table:formula="of:=SUBSTITUTE(SUBSTITUTE([.A1676];&quot;(+15.99)&quot;;&quot;&quot;);&quot;(+57.02)&quot;;&quot;&quot;)" office:value-type="string" office:string-value="DVWCKEPK" calcext:value-type="string">
            <text:p>DVWCKEPK</text:p>
          </table:table-cell>
          <table:table-cell office:value-type="string" calcext:value-type="string">
            <text:p>M(+15.99)APMDDLR</text:p>
          </table:table-cell>
          <table:table-cell table:formula="of:=SUBSTITUTE(SUBSTITUTE([.C1676];&quot;(+15.99)&quot;;&quot;&quot;);&quot;(+57.02)&quot;;&quot;&quot;)" office:value-type="string" office:string-value="MAPMDDLR" calcext:value-type="string">
            <text:p>MAPMDDLR</text:p>
          </table:table-cell>
        </table:table-row>
        <table:table-row table:style-name="ro2">
          <table:table-cell office:value-type="string" calcext:value-type="string">
            <text:p>NVAPATQYC(+57.02)NPK</text:p>
          </table:table-cell>
          <table:table-cell table:formula="of:=SUBSTITUTE(SUBSTITUTE([.A1677];&quot;(+15.99)&quot;;&quot;&quot;);&quot;(+57.02)&quot;;&quot;&quot;)" office:value-type="string" office:string-value="NVAPATQYCNPK" calcext:value-type="string">
            <text:p>NVAPATQYCNPK</text:p>
          </table:table-cell>
          <table:table-cell office:value-type="string" calcext:value-type="string">
            <text:p>SPEQVAAEHAPR</text:p>
          </table:table-cell>
          <table:table-cell table:formula="of:=SUBSTITUTE(SUBSTITUTE([.C1677];&quot;(+15.99)&quot;;&quot;&quot;);&quot;(+57.02)&quot;;&quot;&quot;)" office:value-type="string" office:string-value="SPEQVAAEHAPR" calcext:value-type="string">
            <text:p>SPEQVAAEHAPR</text:p>
          </table:table-cell>
        </table:table-row>
        <table:table-row table:style-name="ro2">
          <table:table-cell office:value-type="string" calcext:value-type="string">
            <text:p>QTAQFESVVNTGK</text:p>
          </table:table-cell>
          <table:table-cell table:formula="of:=SUBSTITUTE(SUBSTITUTE([.A1678];&quot;(+15.99)&quot;;&quot;&quot;);&quot;(+57.02)&quot;;&quot;&quot;)" office:value-type="string" office:string-value="QTAQFESVVNTGK" calcext:value-type="string">
            <text:p>QTAQFESVVNTGK</text:p>
          </table:table-cell>
          <table:table-cell office:value-type="string" calcext:value-type="string">
            <text:p>EHATKATLLDWSK</text:p>
          </table:table-cell>
          <table:table-cell table:formula="of:=SUBSTITUTE(SUBSTITUTE([.C1678];&quot;(+15.99)&quot;;&quot;&quot;);&quot;(+57.02)&quot;;&quot;&quot;)" office:value-type="string" office:string-value="EHATKATLLDWSK" calcext:value-type="string">
            <text:p>EHATKATLLDWSK</text:p>
          </table:table-cell>
        </table:table-row>
        <table:table-row table:style-name="ro2">
          <table:table-cell office:value-type="string" calcext:value-type="string">
            <text:p>KSHNGTPTLQFLK</text:p>
          </table:table-cell>
          <table:table-cell table:formula="of:=SUBSTITUTE(SUBSTITUTE([.A1679];&quot;(+15.99)&quot;;&quot;&quot;);&quot;(+57.02)&quot;;&quot;&quot;)" office:value-type="string" office:string-value="KSHNGTPTLQFLK" calcext:value-type="string">
            <text:p>KSHNGTPTLQFLK</text:p>
          </table:table-cell>
          <table:table-cell office:value-type="string" calcext:value-type="string">
            <text:p>LGC(+57.02)DQVPVLSEK</text:p>
          </table:table-cell>
          <table:table-cell table:formula="of:=SUBSTITUTE(SUBSTITUTE([.C1679];&quot;(+15.99)&quot;;&quot;&quot;);&quot;(+57.02)&quot;;&quot;&quot;)" office:value-type="string" office:string-value="LGCDQVPVLSEK" calcext:value-type="string">
            <text:p>LGCDQVPVLSEK</text:p>
          </table:table-cell>
        </table:table-row>
        <table:table-row table:style-name="ro2">
          <table:table-cell office:value-type="string" calcext:value-type="string">
            <text:p>VQAQM(+15.99)TVVQK</text:p>
          </table:table-cell>
          <table:table-cell table:formula="of:=SUBSTITUTE(SUBSTITUTE([.A1680];&quot;(+15.99)&quot;;&quot;&quot;);&quot;(+57.02)&quot;;&quot;&quot;)" office:value-type="string" office:string-value="VQAQMTVVQK" calcext:value-type="string">
            <text:p>VQAQMTVVQK</text:p>
          </table:table-cell>
          <table:table-cell office:value-type="string" calcext:value-type="string">
            <text:p>AAVSLTVDTVKRPER</text:p>
          </table:table-cell>
          <table:table-cell table:formula="of:=SUBSTITUTE(SUBSTITUTE([.C1680];&quot;(+15.99)&quot;;&quot;&quot;);&quot;(+57.02)&quot;;&quot;&quot;)" office:value-type="string" office:string-value="AAVSLTVDTVKRPER" calcext:value-type="string">
            <text:p>AAVSLTVDTVKRPER</text:p>
          </table:table-cell>
        </table:table-row>
        <table:table-row table:style-name="ro2">
          <table:table-cell office:value-type="string" calcext:value-type="string">
            <text:p>DFDLTLGK</text:p>
          </table:table-cell>
          <table:table-cell table:formula="of:=SUBSTITUTE(SUBSTITUTE([.A1681];&quot;(+15.99)&quot;;&quot;&quot;);&quot;(+57.02)&quot;;&quot;&quot;)" office:value-type="string" office:string-value="DFDLTLGK" calcext:value-type="string">
            <text:p>DFDLTLGK</text:p>
          </table:table-cell>
          <table:table-cell office:value-type="string" calcext:value-type="string">
            <text:p>ESWAAKTAAEAAAKK</text:p>
          </table:table-cell>
          <table:table-cell table:formula="of:=SUBSTITUTE(SUBSTITUTE([.C1681];&quot;(+15.99)&quot;;&quot;&quot;);&quot;(+57.02)&quot;;&quot;&quot;)" office:value-type="string" office:string-value="ESWAAKTAAEAAAKK" calcext:value-type="string">
            <text:p>ESWAAKTAAEAAAKK</text:p>
          </table:table-cell>
        </table:table-row>
        <table:table-row table:style-name="ro2">
          <table:table-cell office:value-type="string" calcext:value-type="string">
            <text:p>EPQLDM(+15.99)LDMVPR</text:p>
          </table:table-cell>
          <table:table-cell table:formula="of:=SUBSTITUTE(SUBSTITUTE([.A1682];&quot;(+15.99)&quot;;&quot;&quot;);&quot;(+57.02)&quot;;&quot;&quot;)" office:value-type="string" office:string-value="EPQLDMLDMVPR" calcext:value-type="string">
            <text:p>EPQLDMLDMVPR</text:p>
          </table:table-cell>
          <table:table-cell office:value-type="string" calcext:value-type="string">
            <text:p>KLLEASEFRQENK</text:p>
          </table:table-cell>
          <table:table-cell table:formula="of:=SUBSTITUTE(SUBSTITUTE([.C1682];&quot;(+15.99)&quot;;&quot;&quot;);&quot;(+57.02)&quot;;&quot;&quot;)" office:value-type="string" office:string-value="KLLEASEFRQENK" calcext:value-type="string">
            <text:p>KLLEASEFRQENK</text:p>
          </table:table-cell>
        </table:table-row>
        <table:table-row table:style-name="ro2">
          <table:table-cell office:value-type="string" calcext:value-type="string">
            <text:p>REYTENGSLLVFDEVTATDR</text:p>
          </table:table-cell>
          <table:table-cell table:formula="of:=SUBSTITUTE(SUBSTITUTE([.A1683];&quot;(+15.99)&quot;;&quot;&quot;);&quot;(+57.02)&quot;;&quot;&quot;)" office:value-type="string" office:string-value="REYTENGSLLVFDEVTATDR" calcext:value-type="string">
            <text:p>REYTENGSLLVFDEVTATDR</text:p>
          </table:table-cell>
          <table:table-cell office:value-type="string" calcext:value-type="string">
            <text:p>NSHKFHK</text:p>
          </table:table-cell>
          <table:table-cell table:formula="of:=SUBSTITUTE(SUBSTITUTE([.C1683];&quot;(+15.99)&quot;;&quot;&quot;);&quot;(+57.02)&quot;;&quot;&quot;)" office:value-type="string" office:string-value="NSHKFHK" calcext:value-type="string">
            <text:p>NSHKFHK</text:p>
          </table:table-cell>
        </table:table-row>
        <table:table-row table:style-name="ro1">
          <table:table-cell office:value-type="string" calcext:value-type="string">
            <text:p>WGHLLPHSHK</text:p>
          </table:table-cell>
          <table:table-cell table:formula="of:=SUBSTITUTE(SUBSTITUTE([.A1684];&quot;(+15.99)&quot;;&quot;&quot;);&quot;(+57.02)&quot;;&quot;&quot;)" office:value-type="string" office:string-value="WGHLLPHSHK" calcext:value-type="string">
            <text:p>WGHLLPHSHK</text:p>
          </table:table-cell>
          <table:table-cell office:value-type="string" calcext:value-type="string">
            <text:p>NHVLDC(+57.02)HLK</text:p>
          </table:table-cell>
          <table:table-cell table:formula="of:=SUBSTITUTE(SUBSTITUTE([.C1684];&quot;(+15.99)&quot;;&quot;&quot;);&quot;(+57.02)&quot;;&quot;&quot;)" office:value-type="string" office:string-value="NHVLDCHLK" calcext:value-type="string">
            <text:p>NHVLDCHLK</text:p>
          </table:table-cell>
        </table:table-row>
        <table:table-row table:style-name="ro2">
          <table:table-cell office:value-type="string" calcext:value-type="string">
            <text:p>WPETLVDHLLVHK</text:p>
          </table:table-cell>
          <table:table-cell table:formula="of:=SUBSTITUTE(SUBSTITUTE([.A1685];&quot;(+15.99)&quot;;&quot;&quot;);&quot;(+57.02)&quot;;&quot;&quot;)" office:value-type="string" office:string-value="WPETLVDHLLVHK" calcext:value-type="string">
            <text:p>WPETLVDHLLVHK</text:p>
          </table:table-cell>
          <table:table-cell office:value-type="string" calcext:value-type="string">
            <text:p>LGEMWVLLSEK</text:p>
          </table:table-cell>
          <table:table-cell table:formula="of:=SUBSTITUTE(SUBSTITUTE([.C1685];&quot;(+15.99)&quot;;&quot;&quot;);&quot;(+57.02)&quot;;&quot;&quot;)" office:value-type="string" office:string-value="LGEMWVLLSEK" calcext:value-type="string">
            <text:p>LGEMWVLLSEK</text:p>
          </table:table-cell>
        </table:table-row>
        <table:table-row table:style-name="ro2">
          <table:table-cell office:value-type="string" calcext:value-type="string">
            <text:p>DVPLLM(+15.99)WR</text:p>
          </table:table-cell>
          <table:table-cell table:formula="of:=SUBSTITUTE(SUBSTITUTE([.A1686];&quot;(+15.99)&quot;;&quot;&quot;);&quot;(+57.02)&quot;;&quot;&quot;)" office:value-type="string" office:string-value="DVPLLMWR" calcext:value-type="string">
            <text:p>DVPLLMWR</text:p>
          </table:table-cell>
          <table:table-cell office:value-type="string" calcext:value-type="string">
            <text:p>QM(+15.99)REPALEAADAMTK</text:p>
          </table:table-cell>
          <table:table-cell table:formula="of:=SUBSTITUTE(SUBSTITUTE([.C1686];&quot;(+15.99)&quot;;&quot;&quot;);&quot;(+57.02)&quot;;&quot;&quot;)" office:value-type="string" office:string-value="QMREPALEAADAMTK" calcext:value-type="string">
            <text:p>QMREPALEAADAMTK</text:p>
          </table:table-cell>
        </table:table-row>
        <table:table-row table:style-name="ro1">
          <table:table-cell office:value-type="string" calcext:value-type="string">
            <text:p>DDM(+15.99)M(+15.99)YVLLSEK</text:p>
          </table:table-cell>
          <table:table-cell table:formula="of:=SUBSTITUTE(SUBSTITUTE([.A1687];&quot;(+15.99)&quot;;&quot;&quot;);&quot;(+57.02)&quot;;&quot;&quot;)" office:value-type="string" office:string-value="DDMMYVLLSEK" calcext:value-type="string">
            <text:p>DDMMYVLLSEK</text:p>
          </table:table-cell>
          <table:table-cell office:value-type="string" calcext:value-type="string">
            <text:p>WC(+57.02)SPGKAKLK</text:p>
          </table:table-cell>
          <table:table-cell table:formula="of:=SUBSTITUTE(SUBSTITUTE([.C1687];&quot;(+15.99)&quot;;&quot;&quot;);&quot;(+57.02)&quot;;&quot;&quot;)" office:value-type="string" office:string-value="WCSPGKAKLK" calcext:value-type="string">
            <text:p>WCSPGKAKLK</text:p>
          </table:table-cell>
        </table:table-row>
        <table:table-row table:style-name="ro1">
          <table:table-cell office:value-type="string" calcext:value-type="string">
            <text:p>SSRNFNPYAWFEGK</text:p>
          </table:table-cell>
          <table:table-cell table:formula="of:=SUBSTITUTE(SUBSTITUTE([.A1688];&quot;(+15.99)&quot;;&quot;&quot;);&quot;(+57.02)&quot;;&quot;&quot;)" office:value-type="string" office:string-value="SSRNFNPYAWFEGK" calcext:value-type="string">
            <text:p>SSRNFNPYAWFEGK</text:p>
          </table:table-cell>
          <table:table-cell office:value-type="string" calcext:value-type="string">
            <text:p>EFAGTTVHGSR</text:p>
          </table:table-cell>
          <table:table-cell table:formula="of:=SUBSTITUTE(SUBSTITUTE([.C1688];&quot;(+15.99)&quot;;&quot;&quot;);&quot;(+57.02)&quot;;&quot;&quot;)" office:value-type="string" office:string-value="EFAGTTVHGSR" calcext:value-type="string">
            <text:p>EFAGTTVHGSR</text:p>
          </table:table-cell>
        </table:table-row>
        <table:table-row table:style-name="ro1">
          <table:table-cell office:value-type="string" calcext:value-type="string">
            <text:p>LLFC(+57.02)SLNPEAR</text:p>
          </table:table-cell>
          <table:table-cell table:formula="of:=SUBSTITUTE(SUBSTITUTE([.A1689];&quot;(+15.99)&quot;;&quot;&quot;);&quot;(+57.02)&quot;;&quot;&quot;)" office:value-type="string" office:string-value="LLFCSLNPEAR" calcext:value-type="string">
            <text:p>LLFCSLNPEAR</text:p>
          </table:table-cell>
          <table:table-cell office:value-type="string" calcext:value-type="string">
            <text:p>DPTGLNNNR</text:p>
          </table:table-cell>
          <table:table-cell table:formula="of:=SUBSTITUTE(SUBSTITUTE([.C1689];&quot;(+15.99)&quot;;&quot;&quot;);&quot;(+57.02)&quot;;&quot;&quot;)" office:value-type="string" office:string-value="DPTGLNNNR" calcext:value-type="string">
            <text:p>DPTGLNNNR</text:p>
          </table:table-cell>
        </table:table-row>
        <table:table-row table:style-name="ro2">
          <table:table-cell office:value-type="string" calcext:value-type="string">
            <text:p>KPVTSTLAAQFNASTSNC(+57.02)QR</text:p>
          </table:table-cell>
          <table:table-cell table:formula="of:=SUBSTITUTE(SUBSTITUTE([.A1690];&quot;(+15.99)&quot;;&quot;&quot;);&quot;(+57.02)&quot;;&quot;&quot;)" office:value-type="string" office:string-value="KPVTSTLAAQFNASTSNCQR" calcext:value-type="string">
            <text:p>KPVTSTLAAQFNASTSNCQR</text:p>
          </table:table-cell>
          <table:table-cell office:value-type="string" calcext:value-type="string">
            <text:p>ASEM(+15.99)DVLLESYAQLK</text:p>
          </table:table-cell>
          <table:table-cell table:formula="of:=SUBSTITUTE(SUBSTITUTE([.C1690];&quot;(+15.99)&quot;;&quot;&quot;);&quot;(+57.02)&quot;;&quot;&quot;)" office:value-type="string" office:string-value="ASEMDVLLESYAQLK" calcext:value-type="string">
            <text:p>ASEMDVLLESYAQLK</text:p>
          </table:table-cell>
        </table:table-row>
        <table:table-row table:style-name="ro1">
          <table:table-cell office:value-type="string" calcext:value-type="string">
            <text:p>HLKVVM(+15.99)M(+15.99)FNK</text:p>
          </table:table-cell>
          <table:table-cell table:formula="of:=SUBSTITUTE(SUBSTITUTE([.A1691];&quot;(+15.99)&quot;;&quot;&quot;);&quot;(+57.02)&quot;;&quot;&quot;)" office:value-type="string" office:string-value="HLKVVMMFNK" calcext:value-type="string">
            <text:p>HLKVVMMFNK</text:p>
          </table:table-cell>
          <table:table-cell office:value-type="string" calcext:value-type="string">
            <text:p>KVAHFRTC(+57.02)SLK</text:p>
          </table:table-cell>
          <table:table-cell table:formula="of:=SUBSTITUTE(SUBSTITUTE([.C1691];&quot;(+15.99)&quot;;&quot;&quot;);&quot;(+57.02)&quot;;&quot;&quot;)" office:value-type="string" office:string-value="KVAHFRTCSLK" calcext:value-type="string">
            <text:p>KVAHFRTCSLK</text:p>
          </table:table-cell>
        </table:table-row>
        <table:table-row table:style-name="ro1">
          <table:table-cell office:value-type="string" calcext:value-type="string">
            <text:p>LLLAAAEC(+57.02)AHKR</text:p>
          </table:table-cell>
          <table:table-cell table:formula="of:=SUBSTITUTE(SUBSTITUTE([.A1692];&quot;(+15.99)&quot;;&quot;&quot;);&quot;(+57.02)&quot;;&quot;&quot;)" office:value-type="string" office:string-value="LLLAAAECAHKR" calcext:value-type="string">
            <text:p>LLLAAAECAHKR</text:p>
          </table:table-cell>
          <table:table-cell office:value-type="string" calcext:value-type="string">
            <text:p>EAAM(+15.99)PC(+57.02)NMAR</text:p>
          </table:table-cell>
          <table:table-cell table:formula="of:=SUBSTITUTE(SUBSTITUTE([.C1692];&quot;(+15.99)&quot;;&quot;&quot;);&quot;(+57.02)&quot;;&quot;&quot;)" office:value-type="string" office:string-value="EAAMPCNMAR" calcext:value-type="string">
            <text:p>EAAMPCNMAR</text:p>
          </table:table-cell>
        </table:table-row>
        <table:table-row table:style-name="ro1">
          <table:table-cell office:value-type="string" calcext:value-type="string">
            <text:p>TVMTLDR</text:p>
          </table:table-cell>
          <table:table-cell table:formula="of:=SUBSTITUTE(SUBSTITUTE([.A1693];&quot;(+15.99)&quot;;&quot;&quot;);&quot;(+57.02)&quot;;&quot;&quot;)" office:value-type="string" office:string-value="TVMTLDR" calcext:value-type="string">
            <text:p>TVMTLDR</text:p>
          </table:table-cell>
          <table:table-cell office:value-type="string" calcext:value-type="string">
            <text:p>TC(+57.02)LALEYQNK</text:p>
          </table:table-cell>
          <table:table-cell table:formula="of:=SUBSTITUTE(SUBSTITUTE([.C1693];&quot;(+15.99)&quot;;&quot;&quot;);&quot;(+57.02)&quot;;&quot;&quot;)" office:value-type="string" office:string-value="TCLALEYQNK" calcext:value-type="string">
            <text:p>TCLALEYQNK</text:p>
          </table:table-cell>
        </table:table-row>
        <table:table-row table:style-name="ro1">
          <table:table-cell office:value-type="string" calcext:value-type="string">
            <text:p>C(+57.02)C(+57.02)YLAAVLR</text:p>
          </table:table-cell>
          <table:table-cell table:formula="of:=SUBSTITUTE(SUBSTITUTE([.A1694];&quot;(+15.99)&quot;;&quot;&quot;);&quot;(+57.02)&quot;;&quot;&quot;)" office:value-type="string" office:string-value="CCYLAAVLR" calcext:value-type="string">
            <text:p>CCYLAAVLR</text:p>
          </table:table-cell>
          <table:table-cell office:value-type="string" calcext:value-type="string">
            <text:p>VKNVPTLK</text:p>
          </table:table-cell>
          <table:table-cell table:formula="of:=SUBSTITUTE(SUBSTITUTE([.C1694];&quot;(+15.99)&quot;;&quot;&quot;);&quot;(+57.02)&quot;;&quot;&quot;)" office:value-type="string" office:string-value="VKNVPTLK" calcext:value-type="string">
            <text:p>VKNVPTLK</text:p>
          </table:table-cell>
        </table:table-row>
        <table:table-row table:style-name="ro2">
          <table:table-cell office:value-type="string" calcext:value-type="string">
            <text:p>QLVLGVGGVYLHSR</text:p>
          </table:table-cell>
          <table:table-cell table:formula="of:=SUBSTITUTE(SUBSTITUTE([.A1695];&quot;(+15.99)&quot;;&quot;&quot;);&quot;(+57.02)&quot;;&quot;&quot;)" office:value-type="string" office:string-value="QLVLGVGGVYLHSR" calcext:value-type="string">
            <text:p>QLVLGVGGVYLHSR</text:p>
          </table:table-cell>
          <table:table-cell office:value-type="string" calcext:value-type="string">
            <text:p>RC(+57.02)MC(+57.02)QNSTLEEEALLEQSLR</text:p>
          </table:table-cell>
          <table:table-cell table:formula="of:=SUBSTITUTE(SUBSTITUTE([.C1695];&quot;(+15.99)&quot;;&quot;&quot;);&quot;(+57.02)&quot;;&quot;&quot;)" office:value-type="string" office:string-value="RCMCQNSTLEEEALLEQSLR" calcext:value-type="string">
            <text:p>RCMCQNSTLEEEALLEQSLR</text:p>
          </table:table-cell>
        </table:table-row>
        <table:table-row table:style-name="ro1">
          <table:table-cell office:value-type="string" calcext:value-type="string">
            <text:p>WFWSETALLSAFK</text:p>
          </table:table-cell>
          <table:table-cell table:formula="of:=SUBSTITUTE(SUBSTITUTE([.A1696];&quot;(+15.99)&quot;;&quot;&quot;);&quot;(+57.02)&quot;;&quot;&quot;)" office:value-type="string" office:string-value="WFWSETALLSAFK" calcext:value-type="string">
            <text:p>WFWSETALLSAFK</text:p>
          </table:table-cell>
          <table:table-cell office:value-type="string" calcext:value-type="string">
            <text:p>QSQDC(+57.02)M(+15.99)C(+57.02)MQK</text:p>
          </table:table-cell>
          <table:table-cell table:formula="of:=SUBSTITUTE(SUBSTITUTE([.C1696];&quot;(+15.99)&quot;;&quot;&quot;);&quot;(+57.02)&quot;;&quot;&quot;)" office:value-type="string" office:string-value="QSQDCMCMQK" calcext:value-type="string">
            <text:p>QSQDCMCMQK</text:p>
          </table:table-cell>
        </table:table-row>
        <table:table-row table:style-name="ro1">
          <table:table-cell office:value-type="string" calcext:value-type="string">
            <text:p>VQAHM(+15.99)PEPLK</text:p>
          </table:table-cell>
          <table:table-cell table:formula="of:=SUBSTITUTE(SUBSTITUTE([.A1697];&quot;(+15.99)&quot;;&quot;&quot;);&quot;(+57.02)&quot;;&quot;&quot;)" office:value-type="string" office:string-value="VQAHMPEPLK" calcext:value-type="string">
            <text:p>VQAHMPEPLK</text:p>
          </table:table-cell>
          <table:table-cell office:value-type="string" calcext:value-type="string">
            <text:p>SSC(+57.02)HQQVK</text:p>
          </table:table-cell>
          <table:table-cell table:formula="of:=SUBSTITUTE(SUBSTITUTE([.C1697];&quot;(+15.99)&quot;;&quot;&quot;);&quot;(+57.02)&quot;;&quot;&quot;)" office:value-type="string" office:string-value="SSCHQQVK" calcext:value-type="string">
            <text:p>SSCHQQVK</text:p>
          </table:table-cell>
        </table:table-row>
        <table:table-row table:style-name="ro2">
          <table:table-cell office:value-type="string" calcext:value-type="string">
            <text:p>ENPSLDMQEK</text:p>
          </table:table-cell>
          <table:table-cell table:formula="of:=SUBSTITUTE(SUBSTITUTE([.A1698];&quot;(+15.99)&quot;;&quot;&quot;);&quot;(+57.02)&quot;;&quot;&quot;)" office:value-type="string" office:string-value="ENPSLDMQEK" calcext:value-type="string">
            <text:p>ENPSLDMQEK</text:p>
          </table:table-cell>
          <table:table-cell office:value-type="string" calcext:value-type="string">
            <text:p>ETATMGLALGPEVTR</text:p>
          </table:table-cell>
          <table:table-cell table:formula="of:=SUBSTITUTE(SUBSTITUTE([.C1698];&quot;(+15.99)&quot;;&quot;&quot;);&quot;(+57.02)&quot;;&quot;&quot;)" office:value-type="string" office:string-value="ETATMGLALGPEVTR" calcext:value-type="string">
            <text:p>ETATMGLALGPEVTR</text:p>
          </table:table-cell>
        </table:table-row>
        <table:table-row table:style-name="ro1">
          <table:table-cell office:value-type="string" calcext:value-type="string">
            <text:p>YGYTGVALLR</text:p>
          </table:table-cell>
          <table:table-cell table:formula="of:=SUBSTITUTE(SUBSTITUTE([.A1699];&quot;(+15.99)&quot;;&quot;&quot;);&quot;(+57.02)&quot;;&quot;&quot;)" office:value-type="string" office:string-value="YGYTGVALLR" calcext:value-type="string">
            <text:p>YGYTGVALLR</text:p>
          </table:table-cell>
          <table:table-cell office:value-type="string" calcext:value-type="string">
            <text:p>HTVLLAEPPYK</text:p>
          </table:table-cell>
          <table:table-cell table:formula="of:=SUBSTITUTE(SUBSTITUTE([.C1699];&quot;(+15.99)&quot;;&quot;&quot;);&quot;(+57.02)&quot;;&quot;&quot;)" office:value-type="string" office:string-value="HTVLLAEPPYK" calcext:value-type="string">
            <text:p>HTVLLAEPPYK</text:p>
          </table:table-cell>
        </table:table-row>
        <table:table-row table:style-name="ro2">
          <table:table-cell office:value-type="string" calcext:value-type="string">
            <text:p>THKVAAVK</text:p>
          </table:table-cell>
          <table:table-cell table:formula="of:=SUBSTITUTE(SUBSTITUTE([.A1700];&quot;(+15.99)&quot;;&quot;&quot;);&quot;(+57.02)&quot;;&quot;&quot;)" office:value-type="string" office:string-value="THKVAAVK" calcext:value-type="string">
            <text:p>THKVAAVK</text:p>
          </table:table-cell>
          <table:table-cell office:value-type="string" calcext:value-type="string">
            <text:p>SRNFDWTNYGNMVR</text:p>
          </table:table-cell>
          <table:table-cell table:formula="of:=SUBSTITUTE(SUBSTITUTE([.C1700];&quot;(+15.99)&quot;;&quot;&quot;);&quot;(+57.02)&quot;;&quot;&quot;)" office:value-type="string" office:string-value="SRNFDWTNYGNMVR" calcext:value-type="string">
            <text:p>SRNFDWTNYGNMVR</text:p>
          </table:table-cell>
        </table:table-row>
        <table:table-row table:style-name="ro2">
          <table:table-cell office:value-type="string" calcext:value-type="string">
            <text:p>EFDLDLSK</text:p>
          </table:table-cell>
          <table:table-cell table:formula="of:=SUBSTITUTE(SUBSTITUTE([.A1701];&quot;(+15.99)&quot;;&quot;&quot;);&quot;(+57.02)&quot;;&quot;&quot;)" office:value-type="string" office:string-value="EFDLDLSK" calcext:value-type="string">
            <text:p>EFDLDLSK</text:p>
          </table:table-cell>
          <table:table-cell office:value-type="string" calcext:value-type="string">
            <text:p>EMAC(+57.02)GYTQC(+57.02)LLLTDK</text:p>
          </table:table-cell>
          <table:table-cell table:formula="of:=SUBSTITUTE(SUBSTITUTE([.C1701];&quot;(+15.99)&quot;;&quot;&quot;);&quot;(+57.02)&quot;;&quot;&quot;)" office:value-type="string" office:string-value="EMACGYTQCLLLTDK" calcext:value-type="string">
            <text:p>EMACGYTQCLLLTDK</text:p>
          </table:table-cell>
        </table:table-row>
        <table:table-row table:style-name="ro1">
          <table:table-cell office:value-type="string" calcext:value-type="string">
            <text:p>KAADVC(+57.02)HDK</text:p>
          </table:table-cell>
          <table:table-cell table:formula="of:=SUBSTITUTE(SUBSTITUTE([.A1702];&quot;(+15.99)&quot;;&quot;&quot;);&quot;(+57.02)&quot;;&quot;&quot;)" office:value-type="string" office:string-value="KAADVCHDK" calcext:value-type="string">
            <text:p>KAADVCHDK</text:p>
          </table:table-cell>
          <table:table-cell office:value-type="string" calcext:value-type="string">
            <text:p>KFTYYQLYR</text:p>
          </table:table-cell>
          <table:table-cell table:formula="of:=SUBSTITUTE(SUBSTITUTE([.C1702];&quot;(+15.99)&quot;;&quot;&quot;);&quot;(+57.02)&quot;;&quot;&quot;)" office:value-type="string" office:string-value="KFTYYQLYR" calcext:value-type="string">
            <text:p>KFTYYQLYR</text:p>
          </table:table-cell>
        </table:table-row>
        <table:table-row table:style-name="ro2">
          <table:table-cell office:value-type="string" calcext:value-type="string">
            <text:p>LQVC(+57.02)SC(+57.02)KPLTYLNR</text:p>
          </table:table-cell>
          <table:table-cell table:formula="of:=SUBSTITUTE(SUBSTITUTE([.A1703];&quot;(+15.99)&quot;;&quot;&quot;);&quot;(+57.02)&quot;;&quot;&quot;)" office:value-type="string" office:string-value="LQVCSCKPLTYLNR" calcext:value-type="string">
            <text:p>LQVCSCKPLTYLNR</text:p>
          </table:table-cell>
          <table:table-cell office:value-type="string" calcext:value-type="string">
            <text:p>WPQKVGEVAQVGPGK</text:p>
          </table:table-cell>
          <table:table-cell table:formula="of:=SUBSTITUTE(SUBSTITUTE([.C1703];&quot;(+15.99)&quot;;&quot;&quot;);&quot;(+57.02)&quot;;&quot;&quot;)" office:value-type="string" office:string-value="WPQKVGEVAQVGPGK" calcext:value-type="string">
            <text:p>WPQKVGEVAQVGPGK</text:p>
          </table:table-cell>
        </table:table-row>
        <table:table-row table:style-name="ro1">
          <table:table-cell office:value-type="string" calcext:value-type="string">
            <text:p>TC(+57.02)ALLVPRPK</text:p>
          </table:table-cell>
          <table:table-cell table:formula="of:=SUBSTITUTE(SUBSTITUTE([.A1704];&quot;(+15.99)&quot;;&quot;&quot;);&quot;(+57.02)&quot;;&quot;&quot;)" office:value-type="string" office:string-value="TCALLVPRPK" calcext:value-type="string">
            <text:p>TCALLVPRPK</text:p>
          </table:table-cell>
          <table:table-cell office:value-type="string" calcext:value-type="string">
            <text:p>NLLLNDM(+15.99)SR</text:p>
          </table:table-cell>
          <table:table-cell table:formula="of:=SUBSTITUTE(SUBSTITUTE([.C1704];&quot;(+15.99)&quot;;&quot;&quot;);&quot;(+57.02)&quot;;&quot;&quot;)" office:value-type="string" office:string-value="NLLLNDMSR" calcext:value-type="string">
            <text:p>NLLLNDMSR</text:p>
          </table:table-cell>
        </table:table-row>
        <table:table-row table:style-name="ro1">
          <table:table-cell office:value-type="string" calcext:value-type="string">
            <text:p>MQLLMEC(+57.02)HHAGK</text:p>
          </table:table-cell>
          <table:table-cell table:formula="of:=SUBSTITUTE(SUBSTITUTE([.A1705];&quot;(+15.99)&quot;;&quot;&quot;);&quot;(+57.02)&quot;;&quot;&quot;)" office:value-type="string" office:string-value="MQLLMECHHAGK" calcext:value-type="string">
            <text:p>MQLLMECHHAGK</text:p>
          </table:table-cell>
          <table:table-cell office:value-type="string" calcext:value-type="string">
            <text:p>LLC(+57.02)LALR</text:p>
          </table:table-cell>
          <table:table-cell table:formula="of:=SUBSTITUTE(SUBSTITUTE([.C1705];&quot;(+15.99)&quot;;&quot;&quot;);&quot;(+57.02)&quot;;&quot;&quot;)" office:value-type="string" office:string-value="LLCLALR" calcext:value-type="string">
            <text:p>LLCLALR</text:p>
          </table:table-cell>
        </table:table-row>
        <table:table-row table:style-name="ro2">
          <table:table-cell office:value-type="string" calcext:value-type="string">
            <text:p>DC(+57.02)YWLDPLNVSR</text:p>
          </table:table-cell>
          <table:table-cell table:formula="of:=SUBSTITUTE(SUBSTITUTE([.A1706];&quot;(+15.99)&quot;;&quot;&quot;);&quot;(+57.02)&quot;;&quot;&quot;)" office:value-type="string" office:string-value="DCYWLDPLNVSR" calcext:value-type="string">
            <text:p>DCYWLDPLNVSR</text:p>
          </table:table-cell>
          <table:table-cell office:value-type="string" calcext:value-type="string">
            <text:p>QGGNATLESSLGSAR</text:p>
          </table:table-cell>
          <table:table-cell table:formula="of:=SUBSTITUTE(SUBSTITUTE([.C1706];&quot;(+15.99)&quot;;&quot;&quot;);&quot;(+57.02)&quot;;&quot;&quot;)" office:value-type="string" office:string-value="QGGNATLESSLGSAR" calcext:value-type="string">
            <text:p>QGGNATLESSLGSAR</text:p>
          </table:table-cell>
        </table:table-row>
        <table:table-row table:style-name="ro2">
          <table:table-cell office:value-type="string" calcext:value-type="string">
            <text:p>QGM(+15.99)SPYFAAFNNR</text:p>
          </table:table-cell>
          <table:table-cell table:formula="of:=SUBSTITUTE(SUBSTITUTE([.A1707];&quot;(+15.99)&quot;;&quot;&quot;);&quot;(+57.02)&quot;;&quot;&quot;)" office:value-type="string" office:string-value="QGMSPYFAAFNNR" calcext:value-type="string">
            <text:p>QGMSPYFAAFNNR</text:p>
          </table:table-cell>
          <table:table-cell office:value-type="string" calcext:value-type="string">
            <text:p>DPPTVVGMQLK</text:p>
          </table:table-cell>
          <table:table-cell table:formula="of:=SUBSTITUTE(SUBSTITUTE([.C1707];&quot;(+15.99)&quot;;&quot;&quot;);&quot;(+57.02)&quot;;&quot;&quot;)" office:value-type="string" office:string-value="DPPTVVGMQLK" calcext:value-type="string">
            <text:p>DPPTVVGMQLK</text:p>
          </table:table-cell>
        </table:table-row>
        <table:table-row table:style-name="ro1">
          <table:table-cell office:value-type="string" calcext:value-type="string">
            <text:p>KPLVPYNYFK</text:p>
          </table:table-cell>
          <table:table-cell table:formula="of:=SUBSTITUTE(SUBSTITUTE([.A1708];&quot;(+15.99)&quot;;&quot;&quot;);&quot;(+57.02)&quot;;&quot;&quot;)" office:value-type="string" office:string-value="KPLVPYNYFK" calcext:value-type="string">
            <text:p>KPLVPYNYFK</text:p>
          </table:table-cell>
          <table:table-cell office:value-type="string" calcext:value-type="string">
            <text:p>VPNPTDTVFEK</text:p>
          </table:table-cell>
          <table:table-cell table:formula="of:=SUBSTITUTE(SUBSTITUTE([.C1708];&quot;(+15.99)&quot;;&quot;&quot;);&quot;(+57.02)&quot;;&quot;&quot;)" office:value-type="string" office:string-value="VPNPTDTVFEK" calcext:value-type="string">
            <text:p>VPNPTDTVFEK</text:p>
          </table:table-cell>
        </table:table-row>
        <table:table-row table:style-name="ro1">
          <table:table-cell office:value-type="string" calcext:value-type="string">
            <text:p>NSAGDVLLEDVLPK</text:p>
          </table:table-cell>
          <table:table-cell table:formula="of:=SUBSTITUTE(SUBSTITUTE([.A1709];&quot;(+15.99)&quot;;&quot;&quot;);&quot;(+57.02)&quot;;&quot;&quot;)" office:value-type="string" office:string-value="NSAGDVLLEDVLPK" calcext:value-type="string">
            <text:p>NSAGDVLLEDVLPK</text:p>
          </table:table-cell>
          <table:table-cell office:value-type="string" calcext:value-type="string">
            <text:p>TNPLLWM(+15.99)R</text:p>
          </table:table-cell>
          <table:table-cell table:formula="of:=SUBSTITUTE(SUBSTITUTE([.C1709];&quot;(+15.99)&quot;;&quot;&quot;);&quot;(+57.02)&quot;;&quot;&quot;)" office:value-type="string" office:string-value="TNPLLWMR" calcext:value-type="string">
            <text:p>TNPLLWMR</text:p>
          </table:table-cell>
        </table:table-row>
        <table:table-row table:style-name="ro2">
          <table:table-cell office:value-type="string" calcext:value-type="string">
            <text:p>NYNFDPLFR</text:p>
          </table:table-cell>
          <table:table-cell table:formula="of:=SUBSTITUTE(SUBSTITUTE([.A1710];&quot;(+15.99)&quot;;&quot;&quot;);&quot;(+57.02)&quot;;&quot;&quot;)" office:value-type="string" office:string-value="NYNFDPLFR" calcext:value-type="string">
            <text:p>NYNFDPLFR</text:p>
          </table:table-cell>
          <table:table-cell office:value-type="string" calcext:value-type="string">
            <text:p>WWYKGELLDLPLR</text:p>
          </table:table-cell>
          <table:table-cell table:formula="of:=SUBSTITUTE(SUBSTITUTE([.C1710];&quot;(+15.99)&quot;;&quot;&quot;);&quot;(+57.02)&quot;;&quot;&quot;)" office:value-type="string" office:string-value="WWYKGELLDLPLR" calcext:value-type="string">
            <text:p>WWYKGELLDLPLR</text:p>
          </table:table-cell>
        </table:table-row>
        <table:table-row table:style-name="ro2">
          <table:table-cell office:value-type="string" calcext:value-type="string">
            <text:p>QNVSNAVPTGLK</text:p>
          </table:table-cell>
          <table:table-cell table:formula="of:=SUBSTITUTE(SUBSTITUTE([.A1711];&quot;(+15.99)&quot;;&quot;&quot;);&quot;(+57.02)&quot;;&quot;&quot;)" office:value-type="string" office:string-value="QNVSNAVPTGLK" calcext:value-type="string">
            <text:p>QNVSNAVPTGLK</text:p>
          </table:table-cell>
          <table:table-cell office:value-type="string" calcext:value-type="string">
            <text:p>KEC(+57.02)LALGASSPGVK</text:p>
          </table:table-cell>
          <table:table-cell table:formula="of:=SUBSTITUTE(SUBSTITUTE([.C1711];&quot;(+15.99)&quot;;&quot;&quot;);&quot;(+57.02)&quot;;&quot;&quot;)" office:value-type="string" office:string-value="KECLALGASSPGVK" calcext:value-type="string">
            <text:p>KECLALGASSPGVK</text:p>
          </table:table-cell>
        </table:table-row>
        <table:table-row table:style-name="ro2">
          <table:table-cell office:value-type="string" calcext:value-type="string">
            <text:p>HNFVYKGLEDFMKSHM(+15.99)K</text:p>
          </table:table-cell>
          <table:table-cell table:formula="of:=SUBSTITUTE(SUBSTITUTE([.A1712];&quot;(+15.99)&quot;;&quot;&quot;);&quot;(+57.02)&quot;;&quot;&quot;)" office:value-type="string" office:string-value="HNFVYKGLEDFMKSHMK" calcext:value-type="string">
            <text:p>HNFVYKGLEDFMKSHMK</text:p>
          </table:table-cell>
          <table:table-cell office:value-type="string" calcext:value-type="string">
            <text:p>GQWMTEMGTVR</text:p>
          </table:table-cell>
          <table:table-cell table:formula="of:=SUBSTITUTE(SUBSTITUTE([.C1712];&quot;(+15.99)&quot;;&quot;&quot;);&quot;(+57.02)&quot;;&quot;&quot;)" office:value-type="string" office:string-value="GQWMTEMGTVR" calcext:value-type="string">
            <text:p>GQWMTEMGTVR</text:p>
          </table:table-cell>
        </table:table-row>
        <table:table-row table:style-name="ro2">
          <table:table-cell office:value-type="string" calcext:value-type="string">
            <text:p>KAFWGTVTDFTNGLK</text:p>
          </table:table-cell>
          <table:table-cell table:formula="of:=SUBSTITUTE(SUBSTITUTE([.A1713];&quot;(+15.99)&quot;;&quot;&quot;);&quot;(+57.02)&quot;;&quot;&quot;)" office:value-type="string" office:string-value="KAFWGTVTDFTNGLK" calcext:value-type="string">
            <text:p>KAFWGTVTDFTNGLK</text:p>
          </table:table-cell>
          <table:table-cell office:value-type="string" calcext:value-type="string">
            <text:p>KQAGEEEVPLASC(+57.02)LLR</text:p>
          </table:table-cell>
          <table:table-cell table:formula="of:=SUBSTITUTE(SUBSTITUTE([.C1713];&quot;(+15.99)&quot;;&quot;&quot;);&quot;(+57.02)&quot;;&quot;&quot;)" office:value-type="string" office:string-value="KQAGEEEVPLASCLLR" calcext:value-type="string">
            <text:p>KQAGEEEVPLASCLLR</text:p>
          </table:table-cell>
        </table:table-row>
        <table:table-row table:style-name="ro1">
          <table:table-cell office:value-type="string" calcext:value-type="string">
            <text:p>AHVEDVEPGPR</text:p>
          </table:table-cell>
          <table:table-cell table:formula="of:=SUBSTITUTE(SUBSTITUTE([.A1714];&quot;(+15.99)&quot;;&quot;&quot;);&quot;(+57.02)&quot;;&quot;&quot;)" office:value-type="string" office:string-value="AHVEDVEPGPR" calcext:value-type="string">
            <text:p>AHVEDVEPGPR</text:p>
          </table:table-cell>
          <table:table-cell office:value-type="string" calcext:value-type="string">
            <text:p>NVTVELC(+57.02)KER</text:p>
          </table:table-cell>
          <table:table-cell table:formula="of:=SUBSTITUTE(SUBSTITUTE([.C1714];&quot;(+15.99)&quot;;&quot;&quot;);&quot;(+57.02)&quot;;&quot;&quot;)" office:value-type="string" office:string-value="NVTVELCKER" calcext:value-type="string">
            <text:p>NVTVELCKER</text:p>
          </table:table-cell>
        </table:table-row>
        <table:table-row table:style-name="ro1">
          <table:table-cell office:value-type="string" calcext:value-type="string">
            <text:p>GLDLQYM(+15.99)VAVTLGPK</text:p>
          </table:table-cell>
          <table:table-cell table:formula="of:=SUBSTITUTE(SUBSTITUTE([.A1715];&quot;(+15.99)&quot;;&quot;&quot;);&quot;(+57.02)&quot;;&quot;&quot;)" office:value-type="string" office:string-value="GLDLQYMVAVTLGPK" calcext:value-type="string">
            <text:p>GLDLQYMVAVTLGPK</text:p>
          </table:table-cell>
          <table:table-cell office:value-type="string" calcext:value-type="string">
            <text:p>KAGTPEVWWK</text:p>
          </table:table-cell>
          <table:table-cell table:formula="of:=SUBSTITUTE(SUBSTITUTE([.C1715];&quot;(+15.99)&quot;;&quot;&quot;);&quot;(+57.02)&quot;;&quot;&quot;)" office:value-type="string" office:string-value="KAGTPEVWWK" calcext:value-type="string">
            <text:p>KAGTPEVWWK</text:p>
          </table:table-cell>
        </table:table-row>
        <table:table-row table:style-name="ro1">
          <table:table-cell office:value-type="string" calcext:value-type="string">
            <text:p>ARDALAAVR</text:p>
          </table:table-cell>
          <table:table-cell table:formula="of:=SUBSTITUTE(SUBSTITUTE([.A1716];&quot;(+15.99)&quot;;&quot;&quot;);&quot;(+57.02)&quot;;&quot;&quot;)" office:value-type="string" office:string-value="ARDALAAVR" calcext:value-type="string">
            <text:p>ARDALAAVR</text:p>
          </table:table-cell>
          <table:table-cell office:value-type="string" calcext:value-type="string">
            <text:p>NGGFAVLK</text:p>
          </table:table-cell>
          <table:table-cell table:formula="of:=SUBSTITUTE(SUBSTITUTE([.C1716];&quot;(+15.99)&quot;;&quot;&quot;);&quot;(+57.02)&quot;;&quot;&quot;)" office:value-type="string" office:string-value="NGGFAVLK" calcext:value-type="string">
            <text:p>NGGFAVLK</text:p>
          </table:table-cell>
        </table:table-row>
        <table:table-row table:style-name="ro2">
          <table:table-cell office:value-type="string" calcext:value-type="string">
            <text:p>KPTNYPGGDLEFLHPK</text:p>
          </table:table-cell>
          <table:table-cell table:formula="of:=SUBSTITUTE(SUBSTITUTE([.A1717];&quot;(+15.99)&quot;;&quot;&quot;);&quot;(+57.02)&quot;;&quot;&quot;)" office:value-type="string" office:string-value="KPTNYPGGDLEFLHPK" calcext:value-type="string">
            <text:p>KPTNYPGGDLEFLHPK</text:p>
          </table:table-cell>
          <table:table-cell office:value-type="string" calcext:value-type="string">
            <text:p>TWPTRSEKEPR</text:p>
          </table:table-cell>
          <table:table-cell table:formula="of:=SUBSTITUTE(SUBSTITUTE([.C1717];&quot;(+15.99)&quot;;&quot;&quot;);&quot;(+57.02)&quot;;&quot;&quot;)" office:value-type="string" office:string-value="TWPTRSEKEPR" calcext:value-type="string">
            <text:p>TWPTRSEKEPR</text:p>
          </table:table-cell>
        </table:table-row>
        <table:table-row table:style-name="ro1">
          <table:table-cell office:value-type="string" calcext:value-type="string">
            <text:p>ASSVLDLTFNC(+57.02)K</text:p>
          </table:table-cell>
          <table:table-cell table:formula="of:=SUBSTITUTE(SUBSTITUTE([.A1718];&quot;(+15.99)&quot;;&quot;&quot;);&quot;(+57.02)&quot;;&quot;&quot;)" office:value-type="string" office:string-value="ASSVLDLTFNCK" calcext:value-type="string">
            <text:p>ASSVLDLTFNCK</text:p>
          </table:table-cell>
          <table:table-cell office:value-type="string" calcext:value-type="string">
            <text:p>LGM(+15.99)LDAPC(+57.02)TLK</text:p>
          </table:table-cell>
          <table:table-cell table:formula="of:=SUBSTITUTE(SUBSTITUTE([.C1718];&quot;(+15.99)&quot;;&quot;&quot;);&quot;(+57.02)&quot;;&quot;&quot;)" office:value-type="string" office:string-value="LGMLDAPCTLK" calcext:value-type="string">
            <text:p>LGMLDAPCTLK</text:p>
          </table:table-cell>
        </table:table-row>
        <table:table-row table:style-name="ro2">
          <table:table-cell office:value-type="string" calcext:value-type="string">
            <text:p>EFLSLSDDLLDRK</text:p>
          </table:table-cell>
          <table:table-cell table:formula="of:=SUBSTITUTE(SUBSTITUTE([.A1719];&quot;(+15.99)&quot;;&quot;&quot;);&quot;(+57.02)&quot;;&quot;&quot;)" office:value-type="string" office:string-value="EFLSLSDDLLDRK" calcext:value-type="string">
            <text:p>EFLSLSDDLLDRK</text:p>
          </table:table-cell>
          <table:table-cell office:value-type="string" calcext:value-type="string">
            <text:p>YRLDAELSTAPQK</text:p>
          </table:table-cell>
          <table:table-cell table:formula="of:=SUBSTITUTE(SUBSTITUTE([.C1719];&quot;(+15.99)&quot;;&quot;&quot;);&quot;(+57.02)&quot;;&quot;&quot;)" office:value-type="string" office:string-value="YRLDAELSTAPQK" calcext:value-type="string">
            <text:p>YRLDAELSTAPQK</text:p>
          </table:table-cell>
        </table:table-row>
        <table:table-row table:style-name="ro2">
          <table:table-cell office:value-type="string" calcext:value-type="string">
            <text:p>EFLDTPAK</text:p>
          </table:table-cell>
          <table:table-cell table:formula="of:=SUBSTITUTE(SUBSTITUTE([.A1720];&quot;(+15.99)&quot;;&quot;&quot;);&quot;(+57.02)&quot;;&quot;&quot;)" office:value-type="string" office:string-value="EFLDTPAK" calcext:value-type="string">
            <text:p>EFLDTPAK</text:p>
          </table:table-cell>
          <table:table-cell office:value-type="string" calcext:value-type="string">
            <text:p>TWYVLMTEDAAAR</text:p>
          </table:table-cell>
          <table:table-cell table:formula="of:=SUBSTITUTE(SUBSTITUTE([.C1720];&quot;(+15.99)&quot;;&quot;&quot;);&quot;(+57.02)&quot;;&quot;&quot;)" office:value-type="string" office:string-value="TWYVLMTEDAAAR" calcext:value-type="string">
            <text:p>TWYVLMTEDAAAR</text:p>
          </table:table-cell>
        </table:table-row>
        <table:table-row table:style-name="ro2">
          <table:table-cell office:value-type="string" calcext:value-type="string">
            <text:p>TGPLAERGK</text:p>
          </table:table-cell>
          <table:table-cell table:formula="of:=SUBSTITUTE(SUBSTITUTE([.A1721];&quot;(+15.99)&quot;;&quot;&quot;);&quot;(+57.02)&quot;;&quot;&quot;)" office:value-type="string" office:string-value="TGPLAERGK" calcext:value-type="string">
            <text:p>TGPLAERGK</text:p>
          </table:table-cell>
          <table:table-cell office:value-type="string" calcext:value-type="string">
            <text:p>RQFDLAQAEELTMTVEK</text:p>
          </table:table-cell>
          <table:table-cell table:formula="of:=SUBSTITUTE(SUBSTITUTE([.C1721];&quot;(+15.99)&quot;;&quot;&quot;);&quot;(+57.02)&quot;;&quot;&quot;)" office:value-type="string" office:string-value="RQFDLAQAEELTMTVEK" calcext:value-type="string">
            <text:p>RQFDLAQAEELTMTVEK</text:p>
          </table:table-cell>
        </table:table-row>
        <table:table-row table:style-name="ro2">
          <table:table-cell office:value-type="string" calcext:value-type="string">
            <text:p>TETTLVAEVSNQR</text:p>
          </table:table-cell>
          <table:table-cell table:formula="of:=SUBSTITUTE(SUBSTITUTE([.A1722];&quot;(+15.99)&quot;;&quot;&quot;);&quot;(+57.02)&quot;;&quot;&quot;)" office:value-type="string" office:string-value="TETTLVAEVSNQR" calcext:value-type="string">
            <text:p>TETTLVAEVSNQR</text:p>
          </table:table-cell>
          <table:table-cell office:value-type="string" calcext:value-type="string">
            <text:p>WTAC(+57.02)QHSDHALQVLK</text:p>
          </table:table-cell>
          <table:table-cell table:formula="of:=SUBSTITUTE(SUBSTITUTE([.C1722];&quot;(+15.99)&quot;;&quot;&quot;);&quot;(+57.02)&quot;;&quot;&quot;)" office:value-type="string" office:string-value="WTACQHSDHALQVLK" calcext:value-type="string">
            <text:p>WTACQHSDHALQVLK</text:p>
          </table:table-cell>
        </table:table-row>
        <table:table-row table:style-name="ro2">
          <table:table-cell office:value-type="string" calcext:value-type="string">
            <text:p>WWLSSLEFDKGK</text:p>
          </table:table-cell>
          <table:table-cell table:formula="of:=SUBSTITUTE(SUBSTITUTE([.A1723];&quot;(+15.99)&quot;;&quot;&quot;);&quot;(+57.02)&quot;;&quot;&quot;)" office:value-type="string" office:string-value="WWLSSLEFDKGK" calcext:value-type="string">
            <text:p>WWLSSLEFDKGK</text:p>
          </table:table-cell>
          <table:table-cell office:value-type="string" calcext:value-type="string">
            <text:p>HDM(+15.99)AAAGTEC(+57.02)LLSGWGNEK</text:p>
          </table:table-cell>
          <table:table-cell table:formula="of:=SUBSTITUTE(SUBSTITUTE([.C1723];&quot;(+15.99)&quot;;&quot;&quot;);&quot;(+57.02)&quot;;&quot;&quot;)" office:value-type="string" office:string-value="HDMAAAGTECLLSGWGNEK" calcext:value-type="string">
            <text:p>HDMAAAGTECLLSGWGNEK</text:p>
          </table:table-cell>
        </table:table-row>
        <table:table-row table:style-name="ro1">
          <table:table-cell office:value-type="string" calcext:value-type="string">
            <text:p>WPTKESEKEPR</text:p>
          </table:table-cell>
          <table:table-cell table:formula="of:=SUBSTITUTE(SUBSTITUTE([.A1724];&quot;(+15.99)&quot;;&quot;&quot;);&quot;(+57.02)&quot;;&quot;&quot;)" office:value-type="string" office:string-value="WPTKESEKEPR" calcext:value-type="string">
            <text:p>WPTKESEKEPR</text:p>
          </table:table-cell>
          <table:table-cell office:value-type="string" calcext:value-type="string">
            <text:p>QHDLLHPSHK</text:p>
          </table:table-cell>
          <table:table-cell table:formula="of:=SUBSTITUTE(SUBSTITUTE([.C1724];&quot;(+15.99)&quot;;&quot;&quot;);&quot;(+57.02)&quot;;&quot;&quot;)" office:value-type="string" office:string-value="QHDLLHPSHK" calcext:value-type="string">
            <text:p>QHDLLHPSHK</text:p>
          </table:table-cell>
        </table:table-row>
        <table:table-row table:style-name="ro2">
          <table:table-cell office:value-type="string" calcext:value-type="string">
            <text:p>QM(+15.99)VPALEAADARR</text:p>
          </table:table-cell>
          <table:table-cell table:formula="of:=SUBSTITUTE(SUBSTITUTE([.A1725];&quot;(+15.99)&quot;;&quot;&quot;);&quot;(+57.02)&quot;;&quot;&quot;)" office:value-type="string" office:string-value="QMVPALEAADARR" calcext:value-type="string">
            <text:p>QMVPALEAADARR</text:p>
          </table:table-cell>
          <table:table-cell office:value-type="string" calcext:value-type="string">
            <text:p>DSASQELKNSFDAAAK</text:p>
          </table:table-cell>
          <table:table-cell table:formula="of:=SUBSTITUTE(SUBSTITUTE([.C1725];&quot;(+15.99)&quot;;&quot;&quot;);&quot;(+57.02)&quot;;&quot;&quot;)" office:value-type="string" office:string-value="DSASQELKNSFDAAAK" calcext:value-type="string">
            <text:p>DSASQELKNSFDAAAK</text:p>
          </table:table-cell>
        </table:table-row>
        <table:table-row table:style-name="ro1">
          <table:table-cell office:value-type="string" calcext:value-type="string">
            <text:p>TLLLTVSMMVTLYK</text:p>
          </table:table-cell>
          <table:table-cell table:formula="of:=SUBSTITUTE(SUBSTITUTE([.A1726];&quot;(+15.99)&quot;;&quot;&quot;);&quot;(+57.02)&quot;;&quot;&quot;)" office:value-type="string" office:string-value="TLLLTVSMMVTLYK" calcext:value-type="string">
            <text:p>TLLLTVSMMVTLYK</text:p>
          </table:table-cell>
          <table:table-cell office:value-type="string" calcext:value-type="string">
            <text:p>MVM(+15.99)LLGELLPR</text:p>
          </table:table-cell>
          <table:table-cell table:formula="of:=SUBSTITUTE(SUBSTITUTE([.C1726];&quot;(+15.99)&quot;;&quot;&quot;);&quot;(+57.02)&quot;;&quot;&quot;)" office:value-type="string" office:string-value="MVMLLGELLPR" calcext:value-type="string">
            <text:p>MVMLLGELLPR</text:p>
          </table:table-cell>
        </table:table-row>
        <table:table-row table:style-name="ro1">
          <table:table-cell office:value-type="string" calcext:value-type="string">
            <text:p>SFYDHLENDLNVLR</text:p>
          </table:table-cell>
          <table:table-cell table:formula="of:=SUBSTITUTE(SUBSTITUTE([.A1727];&quot;(+15.99)&quot;;&quot;&quot;);&quot;(+57.02)&quot;;&quot;&quot;)" office:value-type="string" office:string-value="SFYDHLENDLNVLR" calcext:value-type="string">
            <text:p>SFYDHLENDLNVLR</text:p>
          </table:table-cell>
          <table:table-cell office:value-type="string" calcext:value-type="string">
            <text:p>KNEVTLENRGK</text:p>
          </table:table-cell>
          <table:table-cell table:formula="of:=SUBSTITUTE(SUBSTITUTE([.C1727];&quot;(+15.99)&quot;;&quot;&quot;);&quot;(+57.02)&quot;;&quot;&quot;)" office:value-type="string" office:string-value="KNEVTLENRGK" calcext:value-type="string">
            <text:p>KNEVTLENRGK</text:p>
          </table:table-cell>
        </table:table-row>
        <table:table-row table:style-name="ro2">
          <table:table-cell office:value-type="string" calcext:value-type="string">
            <text:p>KM(+15.99)FLLNHPPAANK</text:p>
          </table:table-cell>
          <table:table-cell table:formula="of:=SUBSTITUTE(SUBSTITUTE([.A1728];&quot;(+15.99)&quot;;&quot;&quot;);&quot;(+57.02)&quot;;&quot;&quot;)" office:value-type="string" office:string-value="KMFLLNHPPAANK" calcext:value-type="string">
            <text:p>KMFLLNHPPAANK</text:p>
          </table:table-cell>
          <table:table-cell office:value-type="string" calcext:value-type="string">
            <text:p>LAGAM(+15.99)RHYC(+57.02)MEK</text:p>
          </table:table-cell>
          <table:table-cell table:formula="of:=SUBSTITUTE(SUBSTITUTE([.C1728];&quot;(+15.99)&quot;;&quot;&quot;);&quot;(+57.02)&quot;;&quot;&quot;)" office:value-type="string" office:string-value="LAGAMRHYCMEK" calcext:value-type="string">
            <text:p>LAGAMRHYCMEK</text:p>
          </table:table-cell>
        </table:table-row>
        <table:table-row table:style-name="ro2">
          <table:table-cell office:value-type="string" calcext:value-type="string">
            <text:p>ELDLLM(+15.99)GFALDPAR</text:p>
          </table:table-cell>
          <table:table-cell table:formula="of:=SUBSTITUTE(SUBSTITUTE([.A1729];&quot;(+15.99)&quot;;&quot;&quot;);&quot;(+57.02)&quot;;&quot;&quot;)" office:value-type="string" office:string-value="ELDLLMGFALDPAR" calcext:value-type="string">
            <text:p>ELDLLMGFALDPAR</text:p>
          </table:table-cell>
          <table:table-cell office:value-type="string" calcext:value-type="string">
            <text:p>KEQPVGAADPEYLK</text:p>
          </table:table-cell>
          <table:table-cell table:formula="of:=SUBSTITUTE(SUBSTITUTE([.C1729];&quot;(+15.99)&quot;;&quot;&quot;);&quot;(+57.02)&quot;;&quot;&quot;)" office:value-type="string" office:string-value="KEQPVGAADPEYLK" calcext:value-type="string">
            <text:p>KEQPVGAADPEYLK</text:p>
          </table:table-cell>
        </table:table-row>
        <table:table-row table:style-name="ro2">
          <table:table-cell office:value-type="string" calcext:value-type="string">
            <text:p>GC(+57.02)PDC(+57.02)PPVLAEEYR</text:p>
          </table:table-cell>
          <table:table-cell table:formula="of:=SUBSTITUTE(SUBSTITUTE([.A1730];&quot;(+15.99)&quot;;&quot;&quot;);&quot;(+57.02)&quot;;&quot;&quot;)" office:value-type="string" office:string-value="GCPDCPPVLAEEYR" calcext:value-type="string">
            <text:p>GCPDCPPVLAEEYR</text:p>
          </table:table-cell>
          <table:table-cell office:value-type="string" calcext:value-type="string">
            <text:p>EYAVLDEPYLLLTDQK</text:p>
          </table:table-cell>
          <table:table-cell table:formula="of:=SUBSTITUTE(SUBSTITUTE([.C1730];&quot;(+15.99)&quot;;&quot;&quot;);&quot;(+57.02)&quot;;&quot;&quot;)" office:value-type="string" office:string-value="EYAVLDEPYLLLTDQK" calcext:value-type="string">
            <text:p>EYAVLDEPYLLLTDQK</text:p>
          </table:table-cell>
        </table:table-row>
        <table:table-row table:style-name="ro2">
          <table:table-cell office:value-type="string" calcext:value-type="string">
            <text:p>C(+57.02)LWYGNPDTTYGWWRNGYHAK</text:p>
          </table:table-cell>
          <table:table-cell table:formula="of:=SUBSTITUTE(SUBSTITUTE([.A1731];&quot;(+15.99)&quot;;&quot;&quot;);&quot;(+57.02)&quot;;&quot;&quot;)" office:value-type="string" office:string-value="CLWYGNPDTTYGWWRNGYHAK" calcext:value-type="string">
            <text:p>CLWYGNPDTTYGWWRNGYHAK</text:p>
          </table:table-cell>
          <table:table-cell office:value-type="string" calcext:value-type="string">
            <text:p>ELFLEDTYENTRALLR</text:p>
          </table:table-cell>
          <table:table-cell table:formula="of:=SUBSTITUTE(SUBSTITUTE([.C1731];&quot;(+15.99)&quot;;&quot;&quot;);&quot;(+57.02)&quot;;&quot;&quot;)" office:value-type="string" office:string-value="ELFLEDTYENTRALLR" calcext:value-type="string">
            <text:p>ELFLEDTYENTRALLR</text:p>
          </table:table-cell>
        </table:table-row>
        <table:table-row table:style-name="ro2">
          <table:table-cell office:value-type="string" calcext:value-type="string">
            <text:p>RVSLTVSSC(+57.02)VTYKK</text:p>
          </table:table-cell>
          <table:table-cell table:formula="of:=SUBSTITUTE(SUBSTITUTE([.A1732];&quot;(+15.99)&quot;;&quot;&quot;);&quot;(+57.02)&quot;;&quot;&quot;)" office:value-type="string" office:string-value="RVSLTVSSCVTYKK" calcext:value-type="string">
            <text:p>RVSLTVSSCVTYKK</text:p>
          </table:table-cell>
          <table:table-cell office:value-type="string" calcext:value-type="string">
            <text:p>KSAFLDSTYLLFK</text:p>
          </table:table-cell>
          <table:table-cell table:formula="of:=SUBSTITUTE(SUBSTITUTE([.C1732];&quot;(+15.99)&quot;;&quot;&quot;);&quot;(+57.02)&quot;;&quot;&quot;)" office:value-type="string" office:string-value="KSAFLDSTYLLFK" calcext:value-type="string">
            <text:p>KSAFLDSTYLLFK</text:p>
          </table:table-cell>
        </table:table-row>
        <table:table-row table:style-name="ro2">
          <table:table-cell office:value-type="string" calcext:value-type="string">
            <text:p>EEC(+57.02)VNKKKSLAK</text:p>
          </table:table-cell>
          <table:table-cell table:formula="of:=SUBSTITUTE(SUBSTITUTE([.A1733];&quot;(+15.99)&quot;;&quot;&quot;);&quot;(+57.02)&quot;;&quot;&quot;)" office:value-type="string" office:string-value="EECVNKKKSLAK" calcext:value-type="string">
            <text:p>EECVNKKKSLAK</text:p>
          </table:table-cell>
          <table:table-cell office:value-type="string" calcext:value-type="string">
            <text:p>APNYPWGDDGHK</text:p>
          </table:table-cell>
          <table:table-cell table:formula="of:=SUBSTITUTE(SUBSTITUTE([.C1733];&quot;(+15.99)&quot;;&quot;&quot;);&quot;(+57.02)&quot;;&quot;&quot;)" office:value-type="string" office:string-value="APNYPWGDDGHK" calcext:value-type="string">
            <text:p>APNYPWGDDGHK</text:p>
          </table:table-cell>
        </table:table-row>
        <table:table-row table:style-name="ro1">
          <table:table-cell office:value-type="string" calcext:value-type="string">
            <text:p>DPTLADNNLLEDK</text:p>
          </table:table-cell>
          <table:table-cell table:formula="of:=SUBSTITUTE(SUBSTITUTE([.A1734];&quot;(+15.99)&quot;;&quot;&quot;);&quot;(+57.02)&quot;;&quot;&quot;)" office:value-type="string" office:string-value="DPTLADNNLLEDK" calcext:value-type="string">
            <text:p>DPTLADNNLLEDK</text:p>
          </table:table-cell>
          <table:table-cell office:value-type="string" calcext:value-type="string">
            <text:p>LAPVELDK</text:p>
          </table:table-cell>
          <table:table-cell table:formula="of:=SUBSTITUTE(SUBSTITUTE([.C1734];&quot;(+15.99)&quot;;&quot;&quot;);&quot;(+57.02)&quot;;&quot;&quot;)" office:value-type="string" office:string-value="LAPVELDK" calcext:value-type="string">
            <text:p>LAPVELDK</text:p>
          </table:table-cell>
        </table:table-row>
        <table:table-row table:style-name="ro1">
          <table:table-cell office:value-type="string" calcext:value-type="string">
            <text:p>GYALLMLEETYPR</text:p>
          </table:table-cell>
          <table:table-cell table:formula="of:=SUBSTITUTE(SUBSTITUTE([.A1735];&quot;(+15.99)&quot;;&quot;&quot;);&quot;(+57.02)&quot;;&quot;&quot;)" office:value-type="string" office:string-value="GYALLMLEETYPR" calcext:value-type="string">
            <text:p>GYALLMLEETYPR</text:p>
          </table:table-cell>
          <table:table-cell office:value-type="string" calcext:value-type="string">
            <text:p>NLAGPM(+15.99)RYYK</text:p>
          </table:table-cell>
          <table:table-cell table:formula="of:=SUBSTITUTE(SUBSTITUTE([.C1735];&quot;(+15.99)&quot;;&quot;&quot;);&quot;(+57.02)&quot;;&quot;&quot;)" office:value-type="string" office:string-value="NLAGPMRYYK" calcext:value-type="string">
            <text:p>NLAGPMRYYK</text:p>
          </table:table-cell>
        </table:table-row>
        <table:table-row table:style-name="ro2">
          <table:table-cell office:value-type="string" calcext:value-type="string">
            <text:p>RKYTENGSNLVFDEVTWTR</text:p>
          </table:table-cell>
          <table:table-cell table:formula="of:=SUBSTITUTE(SUBSTITUTE([.A1736];&quot;(+15.99)&quot;;&quot;&quot;);&quot;(+57.02)&quot;;&quot;&quot;)" office:value-type="string" office:string-value="RKYTENGSNLVFDEVTWTR" calcext:value-type="string">
            <text:p>RKYTENGSNLVFDEVTWTR</text:p>
          </table:table-cell>
          <table:table-cell office:value-type="string" calcext:value-type="string">
            <text:p>SMFNLLTPGK</text:p>
          </table:table-cell>
          <table:table-cell table:formula="of:=SUBSTITUTE(SUBSTITUTE([.C1736];&quot;(+15.99)&quot;;&quot;&quot;);&quot;(+57.02)&quot;;&quot;&quot;)" office:value-type="string" office:string-value="SMFNLLTPGK" calcext:value-type="string">
            <text:p>SMFNLLTPGK</text:p>
          </table:table-cell>
        </table:table-row>
        <table:table-row table:style-name="ro2">
          <table:table-cell office:value-type="string" calcext:value-type="string">
            <text:p>RQLGM(+15.99)PNVGK</text:p>
          </table:table-cell>
          <table:table-cell table:formula="of:=SUBSTITUTE(SUBSTITUTE([.A1737];&quot;(+15.99)&quot;;&quot;&quot;);&quot;(+57.02)&quot;;&quot;&quot;)" office:value-type="string" office:string-value="RQLGMPNVGK" calcext:value-type="string">
            <text:p>RQLGMPNVGK</text:p>
          </table:table-cell>
          <table:table-cell office:value-type="string" calcext:value-type="string">
            <text:p>KMC(+57.02)EANMELAFLR</text:p>
          </table:table-cell>
          <table:table-cell table:formula="of:=SUBSTITUTE(SUBSTITUTE([.C1737];&quot;(+15.99)&quot;;&quot;&quot;);&quot;(+57.02)&quot;;&quot;&quot;)" office:value-type="string" office:string-value="KMCEANMELAFLR" calcext:value-type="string">
            <text:p>KMCEANMELAFLR</text:p>
          </table:table-cell>
        </table:table-row>
        <table:table-row table:style-name="ro1">
          <table:table-cell office:value-type="string" calcext:value-type="string">
            <text:p>FLELEDTYENTRALLR</text:p>
          </table:table-cell>
          <table:table-cell table:formula="of:=SUBSTITUTE(SUBSTITUTE([.A1738];&quot;(+15.99)&quot;;&quot;&quot;);&quot;(+57.02)&quot;;&quot;&quot;)" office:value-type="string" office:string-value="FLELEDTYENTRALLR" calcext:value-type="string">
            <text:p>FLELEDTYENTRALLR</text:p>
          </table:table-cell>
          <table:table-cell office:value-type="string" calcext:value-type="string">
            <text:p>EC(+57.02)M(+15.99)HDVLLSEK</text:p>
          </table:table-cell>
          <table:table-cell table:formula="of:=SUBSTITUTE(SUBSTITUTE([.C1738];&quot;(+15.99)&quot;;&quot;&quot;);&quot;(+57.02)&quot;;&quot;&quot;)" office:value-type="string" office:string-value="ECMHDVLLSEK" calcext:value-type="string">
            <text:p>ECMHDVLLSEK</text:p>
          </table:table-cell>
        </table:table-row>
        <table:table-row table:style-name="ro2">
          <table:table-cell office:value-type="string" calcext:value-type="string">
            <text:p>WREC(+57.02)NVADLLLQK</text:p>
          </table:table-cell>
          <table:table-cell table:formula="of:=SUBSTITUTE(SUBSTITUTE([.A1739];&quot;(+15.99)&quot;;&quot;&quot;);&quot;(+57.02)&quot;;&quot;&quot;)" office:value-type="string" office:string-value="WRECNVADLLLQK" calcext:value-type="string">
            <text:p>WRECNVADLLLQK</text:p>
          </table:table-cell>
          <table:table-cell office:value-type="string" calcext:value-type="string">
            <text:p>QM(+15.99)VPALEAADARR</text:p>
          </table:table-cell>
          <table:table-cell table:formula="of:=SUBSTITUTE(SUBSTITUTE([.C1739];&quot;(+15.99)&quot;;&quot;&quot;);&quot;(+57.02)&quot;;&quot;&quot;)" office:value-type="string" office:string-value="QMVPALEAADARR" calcext:value-type="string">
            <text:p>QMVPALEAADARR</text:p>
          </table:table-cell>
        </table:table-row>
        <table:table-row table:style-name="ro2">
          <table:table-cell office:value-type="string" calcext:value-type="string">
            <text:p>KYLEVLEPFK</text:p>
          </table:table-cell>
          <table:table-cell table:formula="of:=SUBSTITUTE(SUBSTITUTE([.A1740];&quot;(+15.99)&quot;;&quot;&quot;);&quot;(+57.02)&quot;;&quot;&quot;)" office:value-type="string" office:string-value="KYLEVLEPFK" calcext:value-type="string">
            <text:p>KYLEVLEPFK</text:p>
          </table:table-cell>
          <table:table-cell office:value-type="string" calcext:value-type="string">
            <text:p>GQLGMEATFER</text:p>
          </table:table-cell>
          <table:table-cell table:formula="of:=SUBSTITUTE(SUBSTITUTE([.C1740];&quot;(+15.99)&quot;;&quot;&quot;);&quot;(+57.02)&quot;;&quot;&quot;)" office:value-type="string" office:string-value="GQLGMEATFER" calcext:value-type="string">
            <text:p>GQLGMEATFER</text:p>
          </table:table-cell>
        </table:table-row>
        <table:table-row table:style-name="ro1">
          <table:table-cell office:value-type="string" calcext:value-type="string">
            <text:p>C(+57.02)FLYVNENR</text:p>
          </table:table-cell>
          <table:table-cell table:formula="of:=SUBSTITUTE(SUBSTITUTE([.A1741];&quot;(+15.99)&quot;;&quot;&quot;);&quot;(+57.02)&quot;;&quot;&quot;)" office:value-type="string" office:string-value="CFLYVNENR" calcext:value-type="string">
            <text:p>CFLYVNENR</text:p>
          </table:table-cell>
          <table:table-cell office:value-type="string" calcext:value-type="string">
            <text:p>YLLDLKKYTR</text:p>
          </table:table-cell>
          <table:table-cell table:formula="of:=SUBSTITUTE(SUBSTITUTE([.C1741];&quot;(+15.99)&quot;;&quot;&quot;);&quot;(+57.02)&quot;;&quot;&quot;)" office:value-type="string" office:string-value="YLLDLKKYTR" calcext:value-type="string">
            <text:p>YLLDLKKYTR</text:p>
          </table:table-cell>
        </table:table-row>
        <table:table-row table:style-name="ro1">
          <table:table-cell office:value-type="string" calcext:value-type="string">
            <text:p>TLNFC(+57.02)PRVHK</text:p>
          </table:table-cell>
          <table:table-cell table:formula="of:=SUBSTITUTE(SUBSTITUTE([.A1742];&quot;(+15.99)&quot;;&quot;&quot;);&quot;(+57.02)&quot;;&quot;&quot;)" office:value-type="string" office:string-value="TLNFCPRVHK" calcext:value-type="string">
            <text:p>TLNFCPRVHK</text:p>
          </table:table-cell>
          <table:table-cell office:value-type="string" calcext:value-type="string">
            <text:p>M(+15.99)LAQEPVDVLK</text:p>
          </table:table-cell>
          <table:table-cell table:formula="of:=SUBSTITUTE(SUBSTITUTE([.C1742];&quot;(+15.99)&quot;;&quot;&quot;);&quot;(+57.02)&quot;;&quot;&quot;)" office:value-type="string" office:string-value="MLAQEPVDVLK" calcext:value-type="string">
            <text:p>MLAQEPVDVLK</text:p>
          </table:table-cell>
        </table:table-row>
        <table:table-row table:style-name="ro2">
          <table:table-cell office:value-type="string" calcext:value-type="string">
            <text:p>NWM(+15.99)EHGK</text:p>
          </table:table-cell>
          <table:table-cell table:formula="of:=SUBSTITUTE(SUBSTITUTE([.A1743];&quot;(+15.99)&quot;;&quot;&quot;);&quot;(+57.02)&quot;;&quot;&quot;)" office:value-type="string" office:string-value="NWMEHGK" calcext:value-type="string">
            <text:p>NWMEHGK</text:p>
          </table:table-cell>
          <table:table-cell office:value-type="string" calcext:value-type="string">
            <text:p>ELFLEDTYENTRALLR</text:p>
          </table:table-cell>
          <table:table-cell table:formula="of:=SUBSTITUTE(SUBSTITUTE([.C1743];&quot;(+15.99)&quot;;&quot;&quot;);&quot;(+57.02)&quot;;&quot;&quot;)" office:value-type="string" office:string-value="ELFLEDTYENTRALLR" calcext:value-type="string">
            <text:p>ELFLEDTYENTRALLR</text:p>
          </table:table-cell>
        </table:table-row>
        <table:table-row table:style-name="ro2">
          <table:table-cell office:value-type="string" calcext:value-type="string">
            <text:p>DATKKGANELLK</text:p>
          </table:table-cell>
          <table:table-cell table:formula="of:=SUBSTITUTE(SUBSTITUTE([.A1744];&quot;(+15.99)&quot;;&quot;&quot;);&quot;(+57.02)&quot;;&quot;&quot;)" office:value-type="string" office:string-value="DATKKGANELLK" calcext:value-type="string">
            <text:p>DATKKGANELLK</text:p>
          </table:table-cell>
          <table:table-cell office:value-type="string" calcext:value-type="string">
            <text:p>ESWVVC(+57.02)KVGGMGAK</text:p>
          </table:table-cell>
          <table:table-cell table:formula="of:=SUBSTITUTE(SUBSTITUTE([.C1744];&quot;(+15.99)&quot;;&quot;&quot;);&quot;(+57.02)&quot;;&quot;&quot;)" office:value-type="string" office:string-value="ESWVVCKVGGMGAK" calcext:value-type="string">
            <text:p>ESWVVCKVGGMGAK</text:p>
          </table:table-cell>
        </table:table-row>
        <table:table-row table:style-name="ro1">
          <table:table-cell office:value-type="string" calcext:value-type="string">
            <text:p>DPYTNNRPVGLK</text:p>
          </table:table-cell>
          <table:table-cell table:formula="of:=SUBSTITUTE(SUBSTITUTE([.A1745];&quot;(+15.99)&quot;;&quot;&quot;);&quot;(+57.02)&quot;;&quot;&quot;)" office:value-type="string" office:string-value="DPYTNNRPVGLK" calcext:value-type="string">
            <text:p>DPYTNNRPVGLK</text:p>
          </table:table-cell>
          <table:table-cell office:value-type="string" calcext:value-type="string">
            <text:p>SPRLAGRAVLK</text:p>
          </table:table-cell>
          <table:table-cell table:formula="of:=SUBSTITUTE(SUBSTITUTE([.C1745];&quot;(+15.99)&quot;;&quot;&quot;);&quot;(+57.02)&quot;;&quot;&quot;)" office:value-type="string" office:string-value="SPRLAGRAVLK" calcext:value-type="string">
            <text:p>SPRLAGRAVLK</text:p>
          </table:table-cell>
        </table:table-row>
        <table:table-row table:style-name="ro1">
          <table:table-cell office:value-type="string" calcext:value-type="string">
            <text:p>AQQSYGR</text:p>
          </table:table-cell>
          <table:table-cell table:formula="of:=SUBSTITUTE(SUBSTITUTE([.A1746];&quot;(+15.99)&quot;;&quot;&quot;);&quot;(+57.02)&quot;;&quot;&quot;)" office:value-type="string" office:string-value="AQQSYGR" calcext:value-type="string">
            <text:p>AQQSYGR</text:p>
          </table:table-cell>
          <table:table-cell office:value-type="string" calcext:value-type="string">
            <text:p>EVSYHDELK</text:p>
          </table:table-cell>
          <table:table-cell table:formula="of:=SUBSTITUTE(SUBSTITUTE([.C1746];&quot;(+15.99)&quot;;&quot;&quot;);&quot;(+57.02)&quot;;&quot;&quot;)" office:value-type="string" office:string-value="EVSYHDELK" calcext:value-type="string">
            <text:p>EVSYHDELK</text:p>
          </table:table-cell>
        </table:table-row>
        <table:table-row table:style-name="ro2">
          <table:table-cell office:value-type="string" calcext:value-type="string">
            <text:p>GDDDDPNPM(+15.99)DQSK</text:p>
          </table:table-cell>
          <table:table-cell table:formula="of:=SUBSTITUTE(SUBSTITUTE([.A1747];&quot;(+15.99)&quot;;&quot;&quot;);&quot;(+57.02)&quot;;&quot;&quot;)" office:value-type="string" office:string-value="GDDDDPNPMDQSK" calcext:value-type="string">
            <text:p>GDDDDPNPMDQSK</text:p>
          </table:table-cell>
          <table:table-cell office:value-type="string" calcext:value-type="string">
            <text:p>RWRPESEQAETLHR</text:p>
          </table:table-cell>
          <table:table-cell table:formula="of:=SUBSTITUTE(SUBSTITUTE([.C1747];&quot;(+15.99)&quot;;&quot;&quot;);&quot;(+57.02)&quot;;&quot;&quot;)" office:value-type="string" office:string-value="RWRPESEQAETLHR" calcext:value-type="string">
            <text:p>RWRPESEQAETLHR</text:p>
          </table:table-cell>
        </table:table-row>
        <table:table-row table:style-name="ro2">
          <table:table-cell office:value-type="string" calcext:value-type="string">
            <text:p>KQFKPASLLLLDDNDR</text:p>
          </table:table-cell>
          <table:table-cell table:formula="of:=SUBSTITUTE(SUBSTITUTE([.A1748];&quot;(+15.99)&quot;;&quot;&quot;);&quot;(+57.02)&quot;;&quot;&quot;)" office:value-type="string" office:string-value="KQFKPASLLLLDDNDR" calcext:value-type="string">
            <text:p>KQFKPASLLLLDDNDR</text:p>
          </table:table-cell>
          <table:table-cell office:value-type="string" calcext:value-type="string">
            <text:p>KENKAVVHLVNK</text:p>
          </table:table-cell>
          <table:table-cell table:formula="of:=SUBSTITUTE(SUBSTITUTE([.C1748];&quot;(+15.99)&quot;;&quot;&quot;);&quot;(+57.02)&quot;;&quot;&quot;)" office:value-type="string" office:string-value="KENKAVVHLVNK" calcext:value-type="string">
            <text:p>KENKAVVHLVNK</text:p>
          </table:table-cell>
        </table:table-row>
        <table:table-row table:style-name="ro1">
          <table:table-cell office:value-type="string" calcext:value-type="string">
            <text:p>LVAEC(+57.02)HC(+57.02)DR</text:p>
          </table:table-cell>
          <table:table-cell table:formula="of:=SUBSTITUTE(SUBSTITUTE([.A1749];&quot;(+15.99)&quot;;&quot;&quot;);&quot;(+57.02)&quot;;&quot;&quot;)" office:value-type="string" office:string-value="LVAECHCDR" calcext:value-type="string">
            <text:p>LVAECHCDR</text:p>
          </table:table-cell>
          <table:table-cell office:value-type="string" calcext:value-type="string">
            <text:p>SEDM(+15.99)HPR</text:p>
          </table:table-cell>
          <table:table-cell table:formula="of:=SUBSTITUTE(SUBSTITUTE([.C1749];&quot;(+15.99)&quot;;&quot;&quot;);&quot;(+57.02)&quot;;&quot;&quot;)" office:value-type="string" office:string-value="SEDMHPR" calcext:value-type="string">
            <text:p>SEDMHPR</text:p>
          </table:table-cell>
        </table:table-row>
        <table:table-row table:style-name="ro1">
          <table:table-cell office:value-type="string" calcext:value-type="string">
            <text:p>LQNM(+15.99)LSMDEAK</text:p>
          </table:table-cell>
          <table:table-cell table:formula="of:=SUBSTITUTE(SUBSTITUTE([.A1750];&quot;(+15.99)&quot;;&quot;&quot;);&quot;(+57.02)&quot;;&quot;&quot;)" office:value-type="string" office:string-value="LQNMLSMDEAK" calcext:value-type="string">
            <text:p>LQNMLSMDEAK</text:p>
          </table:table-cell>
          <table:table-cell office:value-type="string" calcext:value-type="string">
            <text:p>TPLPVFK</text:p>
          </table:table-cell>
          <table:table-cell table:formula="of:=SUBSTITUTE(SUBSTITUTE([.C1750];&quot;(+15.99)&quot;;&quot;&quot;);&quot;(+57.02)&quot;;&quot;&quot;)" office:value-type="string" office:string-value="TPLPVFK" calcext:value-type="string">
            <text:p>TPLPVFK</text:p>
          </table:table-cell>
        </table:table-row>
        <table:table-row table:style-name="ro2">
          <table:table-cell office:value-type="string" calcext:value-type="string">
            <text:p>SWPEYAQGLVALGGDDEERR</text:p>
          </table:table-cell>
          <table:table-cell table:formula="of:=SUBSTITUTE(SUBSTITUTE([.A1751];&quot;(+15.99)&quot;;&quot;&quot;);&quot;(+57.02)&quot;;&quot;&quot;)" office:value-type="string" office:string-value="SWPEYAQGLVALGGDDEERR" calcext:value-type="string">
            <text:p>SWPEYAQGLVALGGDDEERR</text:p>
          </table:table-cell>
          <table:table-cell office:value-type="string" calcext:value-type="string">
            <text:p>EEQC(+57.02)LALAAERK</text:p>
          </table:table-cell>
          <table:table-cell table:formula="of:=SUBSTITUTE(SUBSTITUTE([.C1751];&quot;(+15.99)&quot;;&quot;&quot;);&quot;(+57.02)&quot;;&quot;&quot;)" office:value-type="string" office:string-value="EEQCLALAAERK" calcext:value-type="string">
            <text:p>EEQCLALAAERK</text:p>
          </table:table-cell>
        </table:table-row>
        <table:table-row table:style-name="ro1">
          <table:table-cell office:value-type="string" calcext:value-type="string">
            <text:p>QM(+15.99)PQLLTYLLYK</text:p>
          </table:table-cell>
          <table:table-cell table:formula="of:=SUBSTITUTE(SUBSTITUTE([.A1752];&quot;(+15.99)&quot;;&quot;&quot;);&quot;(+57.02)&quot;;&quot;&quot;)" office:value-type="string" office:string-value="QMPQLLTYLLYK" calcext:value-type="string">
            <text:p>QMPQLLTYLLYK</text:p>
          </table:table-cell>
          <table:table-cell office:value-type="string" calcext:value-type="string">
            <text:p>HFEHPTEVYVK</text:p>
          </table:table-cell>
          <table:table-cell table:formula="of:=SUBSTITUTE(SUBSTITUTE([.C1752];&quot;(+15.99)&quot;;&quot;&quot;);&quot;(+57.02)&quot;;&quot;&quot;)" office:value-type="string" office:string-value="HFEHPTEVYVK" calcext:value-type="string">
            <text:p>HFEHPTEVYVK</text:p>
          </table:table-cell>
        </table:table-row>
        <table:table-row table:style-name="ro2">
          <table:table-cell office:value-type="string" calcext:value-type="string">
            <text:p>QRVPVENLSDDEEALLR</text:p>
          </table:table-cell>
          <table:table-cell table:formula="of:=SUBSTITUTE(SUBSTITUTE([.A1753];&quot;(+15.99)&quot;;&quot;&quot;);&quot;(+57.02)&quot;;&quot;&quot;)" office:value-type="string" office:string-value="QRVPVENLSDDEEALLR" calcext:value-type="string">
            <text:p>QRVPVENLSDDEEALLR</text:p>
          </table:table-cell>
          <table:table-cell office:value-type="string" calcext:value-type="string">
            <text:p>RVVM(+15.99)DLQPLM(+15.99)R</text:p>
          </table:table-cell>
          <table:table-cell table:formula="of:=SUBSTITUTE(SUBSTITUTE([.C1753];&quot;(+15.99)&quot;;&quot;&quot;);&quot;(+57.02)&quot;;&quot;&quot;)" office:value-type="string" office:string-value="RVVMDLQPLMR" calcext:value-type="string">
            <text:p>RVVMDLQPLMR</text:p>
          </table:table-cell>
        </table:table-row>
        <table:table-row table:style-name="ro2">
          <table:table-cell office:value-type="string" calcext:value-type="string">
            <text:p>C(+57.02)WLFRWYEEVPR</text:p>
          </table:table-cell>
          <table:table-cell table:formula="of:=SUBSTITUTE(SUBSTITUTE([.A1754];&quot;(+15.99)&quot;;&quot;&quot;);&quot;(+57.02)&quot;;&quot;&quot;)" office:value-type="string" office:string-value="CWLFRWYEEVPR" calcext:value-type="string">
            <text:p>CWLFRWYEEVPR</text:p>
          </table:table-cell>
          <table:table-cell office:value-type="string" calcext:value-type="string">
            <text:p>WMWYC(+57.02)SLANALRLENK</text:p>
          </table:table-cell>
          <table:table-cell table:formula="of:=SUBSTITUTE(SUBSTITUTE([.C1754];&quot;(+15.99)&quot;;&quot;&quot;);&quot;(+57.02)&quot;;&quot;&quot;)" office:value-type="string" office:string-value="WMWYCSLANALRLENK" calcext:value-type="string">
            <text:p>WMWYCSLANALRLENK</text:p>
          </table:table-cell>
        </table:table-row>
        <table:table-row table:style-name="ro1">
          <table:table-cell office:value-type="string" calcext:value-type="string">
            <text:p>NGLELEYADC(+57.02)NPK</text:p>
          </table:table-cell>
          <table:table-cell table:formula="of:=SUBSTITUTE(SUBSTITUTE([.A1755];&quot;(+15.99)&quot;;&quot;&quot;);&quot;(+57.02)&quot;;&quot;&quot;)" office:value-type="string" office:string-value="NGLELEYADCNPK" calcext:value-type="string">
            <text:p>NGLELEYADCNPK</text:p>
          </table:table-cell>
          <table:table-cell office:value-type="string" calcext:value-type="string">
            <text:p>MLFHHFPK</text:p>
          </table:table-cell>
          <table:table-cell table:formula="of:=SUBSTITUTE(SUBSTITUTE([.C1755];&quot;(+15.99)&quot;;&quot;&quot;);&quot;(+57.02)&quot;;&quot;&quot;)" office:value-type="string" office:string-value="MLFHHFPK" calcext:value-type="string">
            <text:p>MLFHHFPK</text:p>
          </table:table-cell>
        </table:table-row>
        <table:table-row table:style-name="ro2">
          <table:table-cell office:value-type="string" calcext:value-type="string">
            <text:p>ENVLM(+15.99)TAEDLEK</text:p>
          </table:table-cell>
          <table:table-cell table:formula="of:=SUBSTITUTE(SUBSTITUTE([.A1756];&quot;(+15.99)&quot;;&quot;&quot;);&quot;(+57.02)&quot;;&quot;&quot;)" office:value-type="string" office:string-value="ENVLMTAEDLEK" calcext:value-type="string">
            <text:p>ENVLMTAEDLEK</text:p>
          </table:table-cell>
          <table:table-cell office:value-type="string" calcext:value-type="string">
            <text:p>WWLTLLGANLVEASLWLEVR</text:p>
          </table:table-cell>
          <table:table-cell table:formula="of:=SUBSTITUTE(SUBSTITUTE([.C1756];&quot;(+15.99)&quot;;&quot;&quot;);&quot;(+57.02)&quot;;&quot;&quot;)" office:value-type="string" office:string-value="WWLTLLGANLVEASLWLEVR" calcext:value-type="string">
            <text:p>WWLTLLGANLVEASLWLEVR</text:p>
          </table:table-cell>
        </table:table-row>
        <table:table-row table:style-name="ro1">
          <table:table-cell office:value-type="string" calcext:value-type="string">
            <text:p>SMSALGLELLPR</text:p>
          </table:table-cell>
          <table:table-cell table:formula="of:=SUBSTITUTE(SUBSTITUTE([.A1757];&quot;(+15.99)&quot;;&quot;&quot;);&quot;(+57.02)&quot;;&quot;&quot;)" office:value-type="string" office:string-value="SMSALGLELLPR" calcext:value-type="string">
            <text:p>SMSALGLELLPR</text:p>
          </table:table-cell>
          <table:table-cell office:value-type="string" calcext:value-type="string">
            <text:p>KSSLYDLGFK</text:p>
          </table:table-cell>
          <table:table-cell table:formula="of:=SUBSTITUTE(SUBSTITUTE([.C1757];&quot;(+15.99)&quot;;&quot;&quot;);&quot;(+57.02)&quot;;&quot;&quot;)" office:value-type="string" office:string-value="KSSLYDLGFK" calcext:value-type="string">
            <text:p>KSSLYDLGFK</text:p>
          </table:table-cell>
        </table:table-row>
        <table:table-row table:style-name="ro2">
          <table:table-cell office:value-type="string" calcext:value-type="string">
            <text:p>SPPEGEM(+15.99)GR</text:p>
          </table:table-cell>
          <table:table-cell table:formula="of:=SUBSTITUTE(SUBSTITUTE([.A1758];&quot;(+15.99)&quot;;&quot;&quot;);&quot;(+57.02)&quot;;&quot;&quot;)" office:value-type="string" office:string-value="SPPEGEMGR" calcext:value-type="string">
            <text:p>SPPEGEMGR</text:p>
          </table:table-cell>
          <table:table-cell office:value-type="string" calcext:value-type="string">
            <text:p>C(+57.02)MSLNVDGPLVK</text:p>
          </table:table-cell>
          <table:table-cell table:formula="of:=SUBSTITUTE(SUBSTITUTE([.C1758];&quot;(+15.99)&quot;;&quot;&quot;);&quot;(+57.02)&quot;;&quot;&quot;)" office:value-type="string" office:string-value="CMSLNVDGPLVK" calcext:value-type="string">
            <text:p>CMSLNVDGPLVK</text:p>
          </table:table-cell>
        </table:table-row>
        <table:table-row table:style-name="ro2">
          <table:table-cell office:value-type="string" calcext:value-type="string">
            <text:p>DDETYGLPDTTYGWWRNGYHAK</text:p>
          </table:table-cell>
          <table:table-cell table:formula="of:=SUBSTITUTE(SUBSTITUTE([.A1759];&quot;(+15.99)&quot;;&quot;&quot;);&quot;(+57.02)&quot;;&quot;&quot;)" office:value-type="string" office:string-value="DDETYGLPDTTYGWWRNGYHAK" calcext:value-type="string">
            <text:p>DDETYGLPDTTYGWWRNGYHAK</text:p>
          </table:table-cell>
          <table:table-cell office:value-type="string" calcext:value-type="string">
            <text:p>MSAWKTAHVK</text:p>
          </table:table-cell>
          <table:table-cell table:formula="of:=SUBSTITUTE(SUBSTITUTE([.C1759];&quot;(+15.99)&quot;;&quot;&quot;);&quot;(+57.02)&quot;;&quot;&quot;)" office:value-type="string" office:string-value="MSAWKTAHVK" calcext:value-type="string">
            <text:p>MSAWKTAHVK</text:p>
          </table:table-cell>
        </table:table-row>
        <table:table-row table:style-name="ro1">
          <table:table-cell office:value-type="string" calcext:value-type="string">
            <text:p>WPVLDEPYLLLTDK</text:p>
          </table:table-cell>
          <table:table-cell table:formula="of:=SUBSTITUTE(SUBSTITUTE([.A1760];&quot;(+15.99)&quot;;&quot;&quot;);&quot;(+57.02)&quot;;&quot;&quot;)" office:value-type="string" office:string-value="WPVLDEPYLLLTDK" calcext:value-type="string">
            <text:p>WPVLDEPYLLLTDK</text:p>
          </table:table-cell>
          <table:table-cell office:value-type="string" calcext:value-type="string">
            <text:p>M(+15.99)MVTNLR</text:p>
          </table:table-cell>
          <table:table-cell table:formula="of:=SUBSTITUTE(SUBSTITUTE([.C1760];&quot;(+15.99)&quot;;&quot;&quot;);&quot;(+57.02)&quot;;&quot;&quot;)" office:value-type="string" office:string-value="MMVTNLR" calcext:value-type="string">
            <text:p>MMVTNLR</text:p>
          </table:table-cell>
        </table:table-row>
        <table:table-row table:style-name="ro2">
          <table:table-cell office:value-type="string" calcext:value-type="string">
            <text:p>GDWVSLTVSTVQRLLR</text:p>
          </table:table-cell>
          <table:table-cell table:formula="of:=SUBSTITUTE(SUBSTITUTE([.A1761];&quot;(+15.99)&quot;;&quot;&quot;);&quot;(+57.02)&quot;;&quot;&quot;)" office:value-type="string" office:string-value="GDWVSLTVSTVQRLLR" calcext:value-type="string">
            <text:p>GDWVSLTVSTVQRLLR</text:p>
          </table:table-cell>
          <table:table-cell office:value-type="string" calcext:value-type="string">
            <text:p>SSKGADLQNNEYVK</text:p>
          </table:table-cell>
          <table:table-cell table:formula="of:=SUBSTITUTE(SUBSTITUTE([.C1761];&quot;(+15.99)&quot;;&quot;&quot;);&quot;(+57.02)&quot;;&quot;&quot;)" office:value-type="string" office:string-value="SSKGADLQNNEYVK" calcext:value-type="string">
            <text:p>SSKGADLQNNEYVK</text:p>
          </table:table-cell>
        </table:table-row>
        <table:table-row table:style-name="ro2">
          <table:table-cell office:value-type="string" calcext:value-type="string">
            <text:p>QQAMLPLANK</text:p>
          </table:table-cell>
          <table:table-cell table:formula="of:=SUBSTITUTE(SUBSTITUTE([.A1762];&quot;(+15.99)&quot;;&quot;&quot;);&quot;(+57.02)&quot;;&quot;&quot;)" office:value-type="string" office:string-value="QQAMLPLANK" calcext:value-type="string">
            <text:p>QQAMLPLANK</text:p>
          </table:table-cell>
          <table:table-cell office:value-type="string" calcext:value-type="string">
            <text:p>VWYVYDAFEVDELPDGATEK</text:p>
          </table:table-cell>
          <table:table-cell table:formula="of:=SUBSTITUTE(SUBSTITUTE([.C1762];&quot;(+15.99)&quot;;&quot;&quot;);&quot;(+57.02)&quot;;&quot;&quot;)" office:value-type="string" office:string-value="VWYVYDAFEVDELPDGATEK" calcext:value-type="string">
            <text:p>VWYVYDAFEVDELPDGATEK</text:p>
          </table:table-cell>
        </table:table-row>
        <table:table-row table:style-name="ro2">
          <table:table-cell office:value-type="string" calcext:value-type="string">
            <text:p>KSTHC(+57.02)ATLVAVAK</text:p>
          </table:table-cell>
          <table:table-cell table:formula="of:=SUBSTITUTE(SUBSTITUTE([.A1763];&quot;(+15.99)&quot;;&quot;&quot;);&quot;(+57.02)&quot;;&quot;&quot;)" office:value-type="string" office:string-value="KSTHCATLVAVAK" calcext:value-type="string">
            <text:p>KSTHCATLVAVAK</text:p>
          </table:table-cell>
          <table:table-cell office:value-type="string" calcext:value-type="string">
            <text:p>C(+57.02)APLDVM(+15.99)PVVDHKC(+57.02)GK</text:p>
          </table:table-cell>
          <table:table-cell table:formula="of:=SUBSTITUTE(SUBSTITUTE([.C1763];&quot;(+15.99)&quot;;&quot;&quot;);&quot;(+57.02)&quot;;&quot;&quot;)" office:value-type="string" office:string-value="CAPLDVMPVVDHKCGK" calcext:value-type="string">
            <text:p>CAPLDVMPVVDHKCGK</text:p>
          </table:table-cell>
        </table:table-row>
        <table:table-row table:style-name="ro1">
          <table:table-cell office:value-type="string" calcext:value-type="string">
            <text:p>TLMEASLTSHRR</text:p>
          </table:table-cell>
          <table:table-cell table:formula="of:=SUBSTITUTE(SUBSTITUTE([.A1764];&quot;(+15.99)&quot;;&quot;&quot;);&quot;(+57.02)&quot;;&quot;&quot;)" office:value-type="string" office:string-value="TLMEASLTSHRR" calcext:value-type="string">
            <text:p>TLMEASLTSHRR</text:p>
          </table:table-cell>
          <table:table-cell office:value-type="string" calcext:value-type="string">
            <text:p>TYPNFFHLK</text:p>
          </table:table-cell>
          <table:table-cell table:formula="of:=SUBSTITUTE(SUBSTITUTE([.C1764];&quot;(+15.99)&quot;;&quot;&quot;);&quot;(+57.02)&quot;;&quot;&quot;)" office:value-type="string" office:string-value="TYPNFFHLK" calcext:value-type="string">
            <text:p>TYPNFFHLK</text:p>
          </table:table-cell>
        </table:table-row>
        <table:table-row table:style-name="ro2">
          <table:table-cell office:value-type="string" calcext:value-type="string">
            <text:p>EPLLSSLC(+57.02)SNK</text:p>
          </table:table-cell>
          <table:table-cell table:formula="of:=SUBSTITUTE(SUBSTITUTE([.A1765];&quot;(+15.99)&quot;;&quot;&quot;);&quot;(+57.02)&quot;;&quot;&quot;)" office:value-type="string" office:string-value="EPLLSSLCSNK" calcext:value-type="string">
            <text:p>EPLLSSLCSNK</text:p>
          </table:table-cell>
          <table:table-cell office:value-type="string" calcext:value-type="string">
            <text:p>RELDHLENDLNPDR</text:p>
          </table:table-cell>
          <table:table-cell table:formula="of:=SUBSTITUTE(SUBSTITUTE([.C1765];&quot;(+15.99)&quot;;&quot;&quot;);&quot;(+57.02)&quot;;&quot;&quot;)" office:value-type="string" office:string-value="RELDHLENDLNPDR" calcext:value-type="string">
            <text:p>RELDHLENDLNPDR</text:p>
          </table:table-cell>
        </table:table-row>
        <table:table-row table:style-name="ro2">
          <table:table-cell office:value-type="string" calcext:value-type="string">
            <text:p>RPPVVEELSKDFEGK</text:p>
          </table:table-cell>
          <table:table-cell table:formula="of:=SUBSTITUTE(SUBSTITUTE([.A1766];&quot;(+15.99)&quot;;&quot;&quot;);&quot;(+57.02)&quot;;&quot;&quot;)" office:value-type="string" office:string-value="RPPVVEELSKDFEGK" calcext:value-type="string">
            <text:p>RPPVVEELSKDFEGK</text:p>
          </table:table-cell>
          <table:table-cell office:value-type="string" calcext:value-type="string">
            <text:p>GC(+57.02)NM(+15.99)M(+15.99)EVSAQVLR</text:p>
          </table:table-cell>
          <table:table-cell table:formula="of:=SUBSTITUTE(SUBSTITUTE([.C1766];&quot;(+15.99)&quot;;&quot;&quot;);&quot;(+57.02)&quot;;&quot;&quot;)" office:value-type="string" office:string-value="GCNMMEVSAQVLR" calcext:value-type="string">
            <text:p>GCNMMEVSAQVLR</text:p>
          </table:table-cell>
        </table:table-row>
        <table:table-row table:style-name="ro1">
          <table:table-cell office:value-type="string" calcext:value-type="string">
            <text:p>QM(+15.99)ERPALEAADAMTK</text:p>
          </table:table-cell>
          <table:table-cell table:formula="of:=SUBSTITUTE(SUBSTITUTE([.A1767];&quot;(+15.99)&quot;;&quot;&quot;);&quot;(+57.02)&quot;;&quot;&quot;)" office:value-type="string" office:string-value="QMERPALEAADAMTK" calcext:value-type="string">
            <text:p>QMERPALEAADAMTK</text:p>
          </table:table-cell>
          <table:table-cell office:value-type="string" calcext:value-type="string">
            <text:p>TVPTPVLFK</text:p>
          </table:table-cell>
          <table:table-cell table:formula="of:=SUBSTITUTE(SUBSTITUTE([.C1767];&quot;(+15.99)&quot;;&quot;&quot;);&quot;(+57.02)&quot;;&quot;&quot;)" office:value-type="string" office:string-value="TVPTPVLFK" calcext:value-type="string">
            <text:p>TVPTPVLFK</text:p>
          </table:table-cell>
        </table:table-row>
        <table:table-row table:style-name="ro2">
          <table:table-cell office:value-type="string" calcext:value-type="string">
            <text:p>KTSPSLELDYHHDR</text:p>
          </table:table-cell>
          <table:table-cell table:formula="of:=SUBSTITUTE(SUBSTITUTE([.A1768];&quot;(+15.99)&quot;;&quot;&quot;);&quot;(+57.02)&quot;;&quot;&quot;)" office:value-type="string" office:string-value="KTSPSLELDYHHDR" calcext:value-type="string">
            <text:p>KTSPSLELDYHHDR</text:p>
          </table:table-cell>
          <table:table-cell office:value-type="string" calcext:value-type="string">
            <text:p>GNASKLWEEANTDLPK</text:p>
          </table:table-cell>
          <table:table-cell table:formula="of:=SUBSTITUTE(SUBSTITUTE([.C1768];&quot;(+15.99)&quot;;&quot;&quot;);&quot;(+57.02)&quot;;&quot;&quot;)" office:value-type="string" office:string-value="GNASKLWEEANTDLPK" calcext:value-type="string">
            <text:p>GNASKLWEEANTDLPK</text:p>
          </table:table-cell>
        </table:table-row>
        <table:table-row table:style-name="ro2">
          <table:table-cell office:value-type="string" calcext:value-type="string">
            <text:p>TALDLLWLAK</text:p>
          </table:table-cell>
          <table:table-cell table:formula="of:=SUBSTITUTE(SUBSTITUTE([.A1769];&quot;(+15.99)&quot;;&quot;&quot;);&quot;(+57.02)&quot;;&quot;&quot;)" office:value-type="string" office:string-value="TALDLLWLAK" calcext:value-type="string">
            <text:p>TALDLLWLAK</text:p>
          </table:table-cell>
          <table:table-cell office:value-type="string" calcext:value-type="string">
            <text:p>RSWTGLELAEEYR</text:p>
          </table:table-cell>
          <table:table-cell table:formula="of:=SUBSTITUTE(SUBSTITUTE([.C1769];&quot;(+15.99)&quot;;&quot;&quot;);&quot;(+57.02)&quot;;&quot;&quot;)" office:value-type="string" office:string-value="RSWTGLELAEEYR" calcext:value-type="string">
            <text:p>RSWTGLELAEEYR</text:p>
          </table:table-cell>
        </table:table-row>
        <table:table-row table:style-name="ro1">
          <table:table-cell office:value-type="string" calcext:value-type="string">
            <text:p>NVQC(+57.02)QEPK</text:p>
          </table:table-cell>
          <table:table-cell table:formula="of:=SUBSTITUTE(SUBSTITUTE([.A1770];&quot;(+15.99)&quot;;&quot;&quot;);&quot;(+57.02)&quot;;&quot;&quot;)" office:value-type="string" office:string-value="NVQCQEPK" calcext:value-type="string">
            <text:p>NVQCQEPK</text:p>
          </table:table-cell>
          <table:table-cell office:value-type="string" calcext:value-type="string">
            <text:p>NYNFDPFLR</text:p>
          </table:table-cell>
          <table:table-cell table:formula="of:=SUBSTITUTE(SUBSTITUTE([.C1770];&quot;(+15.99)&quot;;&quot;&quot;);&quot;(+57.02)&quot;;&quot;&quot;)" office:value-type="string" office:string-value="NYNFDPFLR" calcext:value-type="string">
            <text:p>NYNFDPFLR</text:p>
          </table:table-cell>
        </table:table-row>
        <table:table-row table:style-name="ro1">
          <table:table-cell office:value-type="string" calcext:value-type="string">
            <text:p>KC(+57.02)YVQHGSEFK</text:p>
          </table:table-cell>
          <table:table-cell table:formula="of:=SUBSTITUTE(SUBSTITUTE([.A1771];&quot;(+15.99)&quot;;&quot;&quot;);&quot;(+57.02)&quot;;&quot;&quot;)" office:value-type="string" office:string-value="KCYVQHGSEFK" calcext:value-type="string">
            <text:p>KCYVQHGSEFK</text:p>
          </table:table-cell>
          <table:table-cell office:value-type="string" calcext:value-type="string">
            <text:p>MKLSDYDLSK</text:p>
          </table:table-cell>
          <table:table-cell table:formula="of:=SUBSTITUTE(SUBSTITUTE([.C1771];&quot;(+15.99)&quot;;&quot;&quot;);&quot;(+57.02)&quot;;&quot;&quot;)" office:value-type="string" office:string-value="MKLSDYDLSK" calcext:value-type="string">
            <text:p>MKLSDYDLSK</text:p>
          </table:table-cell>
        </table:table-row>
        <table:table-row table:style-name="ro2">
          <table:table-cell office:value-type="string" calcext:value-type="string">
            <text:p>FWLLKEVESGLSEPLK</text:p>
          </table:table-cell>
          <table:table-cell table:formula="of:=SUBSTITUTE(SUBSTITUTE([.A1772];&quot;(+15.99)&quot;;&quot;&quot;);&quot;(+57.02)&quot;;&quot;&quot;)" office:value-type="string" office:string-value="FWLLKEVESGLSEPLK" calcext:value-type="string">
            <text:p>FWLLKEVESGLSEPLK</text:p>
          </table:table-cell>
          <table:table-cell office:value-type="string" calcext:value-type="string">
            <text:p>SMFLLLM(+15.99)NDLLLNK</text:p>
          </table:table-cell>
          <table:table-cell table:formula="of:=SUBSTITUTE(SUBSTITUTE([.C1772];&quot;(+15.99)&quot;;&quot;&quot;);&quot;(+57.02)&quot;;&quot;&quot;)" office:value-type="string" office:string-value="SMFLLLMNDLLLNK" calcext:value-type="string">
            <text:p>SMFLLLMNDLLLNK</text:p>
          </table:table-cell>
        </table:table-row>
        <table:table-row table:style-name="ro2">
          <table:table-cell office:value-type="string" calcext:value-type="string">
            <text:p>QYC(+57.02)VEAADDGM(+15.99)K</text:p>
          </table:table-cell>
          <table:table-cell table:formula="of:=SUBSTITUTE(SUBSTITUTE([.A1773];&quot;(+15.99)&quot;;&quot;&quot;);&quot;(+57.02)&quot;;&quot;&quot;)" office:value-type="string" office:string-value="QYCVEAADDGMK" calcext:value-type="string">
            <text:p>QYCVEAADDGMK</text:p>
          </table:table-cell>
          <table:table-cell office:value-type="string" calcext:value-type="string">
            <text:p>VNGSM(+15.99)TGM(+15.99)C(+57.02)TDK</text:p>
          </table:table-cell>
          <table:table-cell table:formula="of:=SUBSTITUTE(SUBSTITUTE([.C1773];&quot;(+15.99)&quot;;&quot;&quot;);&quot;(+57.02)&quot;;&quot;&quot;)" office:value-type="string" office:string-value="VNGSMTGMCTDK" calcext:value-type="string">
            <text:p>VNGSMTGMCTDK</text:p>
          </table:table-cell>
        </table:table-row>
        <table:table-row table:style-name="ro2">
          <table:table-cell office:value-type="string" calcext:value-type="string">
            <text:p>QPTQGMVQSAAYK</text:p>
          </table:table-cell>
          <table:table-cell table:formula="of:=SUBSTITUTE(SUBSTITUTE([.A1774];&quot;(+15.99)&quot;;&quot;&quot;);&quot;(+57.02)&quot;;&quot;&quot;)" office:value-type="string" office:string-value="QPTQGMVQSAAYK" calcext:value-type="string">
            <text:p>QPTQGMVQSAAYK</text:p>
          </table:table-cell>
          <table:table-cell office:value-type="string" calcext:value-type="string">
            <text:p>WGYGELDELNRLSLR</text:p>
          </table:table-cell>
          <table:table-cell table:formula="of:=SUBSTITUTE(SUBSTITUTE([.C1774];&quot;(+15.99)&quot;;&quot;&quot;);&quot;(+57.02)&quot;;&quot;&quot;)" office:value-type="string" office:string-value="WGYGELDELNRLSLR" calcext:value-type="string">
            <text:p>WGYGELDELNRLSLR</text:p>
          </table:table-cell>
        </table:table-row>
        <table:table-row table:style-name="ro2">
          <table:table-cell office:value-type="string" calcext:value-type="string">
            <text:p>SLSLLEVVTRK</text:p>
          </table:table-cell>
          <table:table-cell table:formula="of:=SUBSTITUTE(SUBSTITUTE([.A1775];&quot;(+15.99)&quot;;&quot;&quot;);&quot;(+57.02)&quot;;&quot;&quot;)" office:value-type="string" office:string-value="SLSLLEVVTRK" calcext:value-type="string">
            <text:p>SLSLLEVVTRK</text:p>
          </table:table-cell>
          <table:table-cell office:value-type="string" calcext:value-type="string">
            <text:p>KLSLTVSTVSPAENPK</text:p>
          </table:table-cell>
          <table:table-cell table:formula="of:=SUBSTITUTE(SUBSTITUTE([.C1775];&quot;(+15.99)&quot;;&quot;&quot;);&quot;(+57.02)&quot;;&quot;&quot;)" office:value-type="string" office:string-value="KLSLTVSTVSPAENPK" calcext:value-type="string">
            <text:p>KLSLTVSTVSPAENPK</text:p>
          </table:table-cell>
        </table:table-row>
        <table:table-row table:style-name="ro2">
          <table:table-cell office:value-type="string" calcext:value-type="string">
            <text:p>KVVDLAQAEELFSYVEK</text:p>
          </table:table-cell>
          <table:table-cell table:formula="of:=SUBSTITUTE(SUBSTITUTE([.A1776];&quot;(+15.99)&quot;;&quot;&quot;);&quot;(+57.02)&quot;;&quot;&quot;)" office:value-type="string" office:string-value="KVVDLAQAEELFSYVEK" calcext:value-type="string">
            <text:p>KVVDLAQAEELFSYVEK</text:p>
          </table:table-cell>
          <table:table-cell office:value-type="string" calcext:value-type="string">
            <text:p>QMHQELFC(+57.02)SPR</text:p>
          </table:table-cell>
          <table:table-cell table:formula="of:=SUBSTITUTE(SUBSTITUTE([.C1776];&quot;(+15.99)&quot;;&quot;&quot;);&quot;(+57.02)&quot;;&quot;&quot;)" office:value-type="string" office:string-value="QMHQELFCSPR" calcext:value-type="string">
            <text:p>QMHQELFCSPR</text:p>
          </table:table-cell>
        </table:table-row>
        <table:table-row table:style-name="ro2">
          <table:table-cell office:value-type="string" calcext:value-type="string">
            <text:p>QANLLLGPTGSGK</text:p>
          </table:table-cell>
          <table:table-cell table:formula="of:=SUBSTITUTE(SUBSTITUTE([.A1777];&quot;(+15.99)&quot;;&quot;&quot;);&quot;(+57.02)&quot;;&quot;&quot;)" office:value-type="string" office:string-value="QANLLLGPTGSGK" calcext:value-type="string">
            <text:p>QANLLLGPTGSGK</text:p>
          </table:table-cell>
          <table:table-cell office:value-type="string" calcext:value-type="string">
            <text:p>FAAHNC(+57.02)WTKLNPNK</text:p>
          </table:table-cell>
          <table:table-cell table:formula="of:=SUBSTITUTE(SUBSTITUTE([.C1777];&quot;(+15.99)&quot;;&quot;&quot;);&quot;(+57.02)&quot;;&quot;&quot;)" office:value-type="string" office:string-value="FAAHNCWTKLNPNK" calcext:value-type="string">
            <text:p>FAAHNCWTKLNPNK</text:p>
          </table:table-cell>
        </table:table-row>
        <table:table-row table:style-name="ro2">
          <table:table-cell office:value-type="string" calcext:value-type="string">
            <text:p>KVHLLFAK</text:p>
          </table:table-cell>
          <table:table-cell table:formula="of:=SUBSTITUTE(SUBSTITUTE([.A1778];&quot;(+15.99)&quot;;&quot;&quot;);&quot;(+57.02)&quot;;&quot;&quot;)" office:value-type="string" office:string-value="KVHLLFAK" calcext:value-type="string">
            <text:p>KVHLLFAK</text:p>
          </table:table-cell>
          <table:table-cell office:value-type="string" calcext:value-type="string">
            <text:p>QYGTELLSEAVR</text:p>
          </table:table-cell>
          <table:table-cell table:formula="of:=SUBSTITUTE(SUBSTITUTE([.C1778];&quot;(+15.99)&quot;;&quot;&quot;);&quot;(+57.02)&quot;;&quot;&quot;)" office:value-type="string" office:string-value="QYGTELLSEAVR" calcext:value-type="string">
            <text:p>QYGTELLSEAVR</text:p>
          </table:table-cell>
        </table:table-row>
        <table:table-row table:style-name="ro2">
          <table:table-cell office:value-type="string" calcext:value-type="string">
            <text:p>C(+57.02)VAKPLVVPK</text:p>
          </table:table-cell>
          <table:table-cell table:formula="of:=SUBSTITUTE(SUBSTITUTE([.A1779];&quot;(+15.99)&quot;;&quot;&quot;);&quot;(+57.02)&quot;;&quot;&quot;)" office:value-type="string" office:string-value="CVAKPLVVPK" calcext:value-type="string">
            <text:p>CVAKPLVVPK</text:p>
          </table:table-cell>
          <table:table-cell office:value-type="string" calcext:value-type="string">
            <text:p>KNVNEVSLAFFK</text:p>
          </table:table-cell>
          <table:table-cell table:formula="of:=SUBSTITUTE(SUBSTITUTE([.C1779];&quot;(+15.99)&quot;;&quot;&quot;);&quot;(+57.02)&quot;;&quot;&quot;)" office:value-type="string" office:string-value="KNVNEVSLAFFK" calcext:value-type="string">
            <text:p>KNVNEVSLAFFK</text:p>
          </table:table-cell>
        </table:table-row>
        <table:table-row table:style-name="ro2">
          <table:table-cell office:value-type="string" calcext:value-type="string">
            <text:p>QTSMEQAVQVADRVK</text:p>
          </table:table-cell>
          <table:table-cell table:formula="of:=SUBSTITUTE(SUBSTITUTE([.A1780];&quot;(+15.99)&quot;;&quot;&quot;);&quot;(+57.02)&quot;;&quot;&quot;)" office:value-type="string" office:string-value="QTSMEQAVQVADRVK" calcext:value-type="string">
            <text:p>QTSMEQAVQVADRVK</text:p>
          </table:table-cell>
          <table:table-cell office:value-type="string" calcext:value-type="string">
            <text:p>LGFVGLVAMVPLR</text:p>
          </table:table-cell>
          <table:table-cell table:formula="of:=SUBSTITUTE(SUBSTITUTE([.C1780];&quot;(+15.99)&quot;;&quot;&quot;);&quot;(+57.02)&quot;;&quot;&quot;)" office:value-type="string" office:string-value="LGFVGLVAMVPLR" calcext:value-type="string">
            <text:p>LGFVGLVAMVPLR</text:p>
          </table:table-cell>
        </table:table-row>
        <table:table-row table:style-name="ro1">
          <table:table-cell office:value-type="string" calcext:value-type="string">
            <text:p>TPGLNLGLERR</text:p>
          </table:table-cell>
          <table:table-cell table:formula="of:=SUBSTITUTE(SUBSTITUTE([.A1781];&quot;(+15.99)&quot;;&quot;&quot;);&quot;(+57.02)&quot;;&quot;&quot;)" office:value-type="string" office:string-value="TPGLNLGLERR" calcext:value-type="string">
            <text:p>TPGLNLGLERR</text:p>
          </table:table-cell>
          <table:table-cell office:value-type="string" calcext:value-type="string">
            <text:p>HNLM(+15.99)FVK</text:p>
          </table:table-cell>
          <table:table-cell table:formula="of:=SUBSTITUTE(SUBSTITUTE([.C1781];&quot;(+15.99)&quot;;&quot;&quot;);&quot;(+57.02)&quot;;&quot;&quot;)" office:value-type="string" office:string-value="HNLMFVK" calcext:value-type="string">
            <text:p>HNLMFVK</text:p>
          </table:table-cell>
        </table:table-row>
        <table:table-row table:style-name="ro2">
          <table:table-cell office:value-type="string" calcext:value-type="string">
            <text:p>KSRWDNDESAEVLK</text:p>
          </table:table-cell>
          <table:table-cell table:formula="of:=SUBSTITUTE(SUBSTITUTE([.A1782];&quot;(+15.99)&quot;;&quot;&quot;);&quot;(+57.02)&quot;;&quot;&quot;)" office:value-type="string" office:string-value="KSRWDNDESAEVLK" calcext:value-type="string">
            <text:p>KSRWDNDESAEVLK</text:p>
          </table:table-cell>
          <table:table-cell office:value-type="string" calcext:value-type="string">
            <text:p>QYVAEGDWEHPK</text:p>
          </table:table-cell>
          <table:table-cell table:formula="of:=SUBSTITUTE(SUBSTITUTE([.C1782];&quot;(+15.99)&quot;;&quot;&quot;);&quot;(+57.02)&quot;;&quot;&quot;)" office:value-type="string" office:string-value="QYVAEGDWEHPK" calcext:value-type="string">
            <text:p>QYVAEGDWEHPK</text:p>
          </table:table-cell>
        </table:table-row>
        <table:table-row table:style-name="ro2">
          <table:table-cell office:value-type="string" calcext:value-type="string">
            <text:p>ALAAVGSAPQR</text:p>
          </table:table-cell>
          <table:table-cell table:formula="of:=SUBSTITUTE(SUBSTITUTE([.A1783];&quot;(+15.99)&quot;;&quot;&quot;);&quot;(+57.02)&quot;;&quot;&quot;)" office:value-type="string" office:string-value="ALAAVGSAPQR" calcext:value-type="string">
            <text:p>ALAAVGSAPQR</text:p>
          </table:table-cell>
          <table:table-cell office:value-type="string" calcext:value-type="string">
            <text:p>ETM(+15.99)MHLMDMVDAAAK</text:p>
          </table:table-cell>
          <table:table-cell table:formula="of:=SUBSTITUTE(SUBSTITUTE([.C1783];&quot;(+15.99)&quot;;&quot;&quot;);&quot;(+57.02)&quot;;&quot;&quot;)" office:value-type="string" office:string-value="ETMMHLMDMVDAAAK" calcext:value-type="string">
            <text:p>ETMMHLMDMVDAAAK</text:p>
          </table:table-cell>
        </table:table-row>
        <table:table-row table:style-name="ro2">
          <table:table-cell office:value-type="string" calcext:value-type="string">
            <text:p>TEMMVLLWFSDAAAK</text:p>
          </table:table-cell>
          <table:table-cell table:formula="of:=SUBSTITUTE(SUBSTITUTE([.A1784];&quot;(+15.99)&quot;;&quot;&quot;);&quot;(+57.02)&quot;;&quot;&quot;)" office:value-type="string" office:string-value="TEMMVLLWFSDAAAK" calcext:value-type="string">
            <text:p>TEMMVLLWFSDAAAK</text:p>
          </table:table-cell>
          <table:table-cell office:value-type="string" calcext:value-type="string">
            <text:p>NNEPALGRLM(+15.99)HM(+15.99)EK</text:p>
          </table:table-cell>
          <table:table-cell table:formula="of:=SUBSTITUTE(SUBSTITUTE([.C1784];&quot;(+15.99)&quot;;&quot;&quot;);&quot;(+57.02)&quot;;&quot;&quot;)" office:value-type="string" office:string-value="NNEPALGRLMHMEK" calcext:value-type="string">
            <text:p>NNEPALGRLMHMEK</text:p>
          </table:table-cell>
        </table:table-row>
        <table:table-row table:style-name="ro2">
          <table:table-cell office:value-type="string" calcext:value-type="string">
            <text:p>GPLDELVR</text:p>
          </table:table-cell>
          <table:table-cell table:formula="of:=SUBSTITUTE(SUBSTITUTE([.A1785];&quot;(+15.99)&quot;;&quot;&quot;);&quot;(+57.02)&quot;;&quot;&quot;)" office:value-type="string" office:string-value="GPLDELVR" calcext:value-type="string">
            <text:p>GPLDELVR</text:p>
          </table:table-cell>
          <table:table-cell office:value-type="string" calcext:value-type="string">
            <text:p>NTESATLRVLELK</text:p>
          </table:table-cell>
          <table:table-cell table:formula="of:=SUBSTITUTE(SUBSTITUTE([.C1785];&quot;(+15.99)&quot;;&quot;&quot;);&quot;(+57.02)&quot;;&quot;&quot;)" office:value-type="string" office:string-value="NTESATLRVLELK" calcext:value-type="string">
            <text:p>NTESATLRVLELK</text:p>
          </table:table-cell>
        </table:table-row>
        <table:table-row table:style-name="ro1">
          <table:table-cell office:value-type="string" calcext:value-type="string">
            <text:p>NSNGMLLLTDK</text:p>
          </table:table-cell>
          <table:table-cell table:formula="of:=SUBSTITUTE(SUBSTITUTE([.A1786];&quot;(+15.99)&quot;;&quot;&quot;);&quot;(+57.02)&quot;;&quot;&quot;)" office:value-type="string" office:string-value="NSNGMLLLTDK" calcext:value-type="string">
            <text:p>NSNGMLLLTDK</text:p>
          </table:table-cell>
          <table:table-cell office:value-type="string" calcext:value-type="string">
            <text:p>M(+15.99)GLLSC(+57.02)HFEPR</text:p>
          </table:table-cell>
          <table:table-cell table:formula="of:=SUBSTITUTE(SUBSTITUTE([.C1786];&quot;(+15.99)&quot;;&quot;&quot;);&quot;(+57.02)&quot;;&quot;&quot;)" office:value-type="string" office:string-value="MGLLSCHFEPR" calcext:value-type="string">
            <text:p>MGLLSCHFEPR</text:p>
          </table:table-cell>
        </table:table-row>
        <table:table-row table:style-name="ro2">
          <table:table-cell office:value-type="string" calcext:value-type="string">
            <text:p>KDPPHGHVTLNGK</text:p>
          </table:table-cell>
          <table:table-cell table:formula="of:=SUBSTITUTE(SUBSTITUTE([.A1787];&quot;(+15.99)&quot;;&quot;&quot;);&quot;(+57.02)&quot;;&quot;&quot;)" office:value-type="string" office:string-value="KDPPHGHVTLNGK" calcext:value-type="string">
            <text:p>KDPPHGHVTLNGK</text:p>
          </table:table-cell>
          <table:table-cell office:value-type="string" calcext:value-type="string">
            <text:p>TDDEM(+15.99)DM(+15.99)LLGK</text:p>
          </table:table-cell>
          <table:table-cell table:formula="of:=SUBSTITUTE(SUBSTITUTE([.C1787];&quot;(+15.99)&quot;;&quot;&quot;);&quot;(+57.02)&quot;;&quot;&quot;)" office:value-type="string" office:string-value="TDDEMDMLLGK" calcext:value-type="string">
            <text:p>TDDEMDMLLGK</text:p>
          </table:table-cell>
        </table:table-row>
        <table:table-row table:style-name="ro1">
          <table:table-cell office:value-type="string" calcext:value-type="string">
            <text:p>WWYKWLLDLPLR</text:p>
          </table:table-cell>
          <table:table-cell table:formula="of:=SUBSTITUTE(SUBSTITUTE([.A1788];&quot;(+15.99)&quot;;&quot;&quot;);&quot;(+57.02)&quot;;&quot;&quot;)" office:value-type="string" office:string-value="WWYKWLLDLPLR" calcext:value-type="string">
            <text:p>WWYKWLLDLPLR</text:p>
          </table:table-cell>
          <table:table-cell office:value-type="string" calcext:value-type="string">
            <text:p>KEHQRK</text:p>
          </table:table-cell>
          <table:table-cell table:formula="of:=SUBSTITUTE(SUBSTITUTE([.C1788];&quot;(+15.99)&quot;;&quot;&quot;);&quot;(+57.02)&quot;;&quot;&quot;)" office:value-type="string" office:string-value="KEHQRK" calcext:value-type="string">
            <text:p>KEHQRK</text:p>
          </table:table-cell>
        </table:table-row>
        <table:table-row table:style-name="ro2">
          <table:table-cell office:value-type="string" calcext:value-type="string">
            <text:p>C(+57.02)SMADRDTPYPK</text:p>
          </table:table-cell>
          <table:table-cell table:formula="of:=SUBSTITUTE(SUBSTITUTE([.A1789];&quot;(+15.99)&quot;;&quot;&quot;);&quot;(+57.02)&quot;;&quot;&quot;)" office:value-type="string" office:string-value="CSMADRDTPYPK" calcext:value-type="string">
            <text:p>CSMADRDTPYPK</text:p>
          </table:table-cell>
          <table:table-cell office:value-type="string" calcext:value-type="string">
            <text:p>QLSLTVSTVKGSSVHK</text:p>
          </table:table-cell>
          <table:table-cell table:formula="of:=SUBSTITUTE(SUBSTITUTE([.C1789];&quot;(+15.99)&quot;;&quot;&quot;);&quot;(+57.02)&quot;;&quot;&quot;)" office:value-type="string" office:string-value="QLSLTVSTVKGSSVHK" calcext:value-type="string">
            <text:p>QLSLTVSTVKGSSVHK</text:p>
          </table:table-cell>
        </table:table-row>
        <table:table-row table:style-name="ro1">
          <table:table-cell office:value-type="string" calcext:value-type="string">
            <text:p>QNQLEDHLENTRSPLR</text:p>
          </table:table-cell>
          <table:table-cell table:formula="of:=SUBSTITUTE(SUBSTITUTE([.A1790];&quot;(+15.99)&quot;;&quot;&quot;);&quot;(+57.02)&quot;;&quot;&quot;)" office:value-type="string" office:string-value="QNQLEDHLENTRSPLR" calcext:value-type="string">
            <text:p>QNQLEDHLENTRSPLR</text:p>
          </table:table-cell>
          <table:table-cell office:value-type="string" calcext:value-type="string">
            <text:p>NLSTSPGR</text:p>
          </table:table-cell>
          <table:table-cell table:formula="of:=SUBSTITUTE(SUBSTITUTE([.C1790];&quot;(+15.99)&quot;;&quot;&quot;);&quot;(+57.02)&quot;;&quot;&quot;)" office:value-type="string" office:string-value="NLSTSPGR" calcext:value-type="string">
            <text:p>NLSTSPGR</text:p>
          </table:table-cell>
        </table:table-row>
        <table:table-row table:style-name="ro2">
          <table:table-cell office:value-type="string" calcext:value-type="string">
            <text:p>C(+57.02)RKSNNTYDVTMNPK</text:p>
          </table:table-cell>
          <table:table-cell table:formula="of:=SUBSTITUTE(SUBSTITUTE([.A1791];&quot;(+15.99)&quot;;&quot;&quot;);&quot;(+57.02)&quot;;&quot;&quot;)" office:value-type="string" office:string-value="CRKSNNTYDVTMNPK" calcext:value-type="string">
            <text:p>CRKSNNTYDVTMNPK</text:p>
          </table:table-cell>
          <table:table-cell office:value-type="string" calcext:value-type="string">
            <text:p>KGGLVGSTEGPTAVGK</text:p>
          </table:table-cell>
          <table:table-cell table:formula="of:=SUBSTITUTE(SUBSTITUTE([.C1791];&quot;(+15.99)&quot;;&quot;&quot;);&quot;(+57.02)&quot;;&quot;&quot;)" office:value-type="string" office:string-value="KGGLVGSTEGPTAVGK" calcext:value-type="string">
            <text:p>KGGLVGSTEGPTAVGK</text:p>
          </table:table-cell>
        </table:table-row>
        <table:table-row table:style-name="ro2">
          <table:table-cell office:value-type="string" calcext:value-type="string">
            <text:p>KVLSTDLWMR</text:p>
          </table:table-cell>
          <table:table-cell table:formula="of:=SUBSTITUTE(SUBSTITUTE([.A1792];&quot;(+15.99)&quot;;&quot;&quot;);&quot;(+57.02)&quot;;&quot;&quot;)" office:value-type="string" office:string-value="KVLSTDLWMR" calcext:value-type="string">
            <text:p>KVLSTDLWMR</text:p>
          </table:table-cell>
          <table:table-cell office:value-type="string" calcext:value-type="string">
            <text:p>ARTQLVADEPNK</text:p>
          </table:table-cell>
          <table:table-cell table:formula="of:=SUBSTITUTE(SUBSTITUTE([.C1792];&quot;(+15.99)&quot;;&quot;&quot;);&quot;(+57.02)&quot;;&quot;&quot;)" office:value-type="string" office:string-value="ARTQLVADEPNK" calcext:value-type="string">
            <text:p>ARTQLVADEPNK</text:p>
          </table:table-cell>
        </table:table-row>
        <table:table-row table:style-name="ro1">
          <table:table-cell office:value-type="string" calcext:value-type="string">
            <text:p>QQWVDEPYLLLTDKK</text:p>
          </table:table-cell>
          <table:table-cell table:formula="of:=SUBSTITUTE(SUBSTITUTE([.A1793];&quot;(+15.99)&quot;;&quot;&quot;);&quot;(+57.02)&quot;;&quot;&quot;)" office:value-type="string" office:string-value="QQWVDEPYLLLTDKK" calcext:value-type="string">
            <text:p>QQWVDEPYLLLTDKK</text:p>
          </table:table-cell>
          <table:table-cell office:value-type="string" calcext:value-type="string">
            <text:p>DGC(+57.02)HPLVAAR</text:p>
          </table:table-cell>
          <table:table-cell table:formula="of:=SUBSTITUTE(SUBSTITUTE([.C1793];&quot;(+15.99)&quot;;&quot;&quot;);&quot;(+57.02)&quot;;&quot;&quot;)" office:value-type="string" office:string-value="DGCHPLVAAR" calcext:value-type="string">
            <text:p>DGCHPLVAAR</text:p>
          </table:table-cell>
        </table:table-row>
        <table:table-row table:style-name="ro1">
          <table:table-cell office:value-type="string" calcext:value-type="string">
            <text:p>NSYPC(+57.02)QGK</text:p>
          </table:table-cell>
          <table:table-cell table:formula="of:=SUBSTITUTE(SUBSTITUTE([.A1794];&quot;(+15.99)&quot;;&quot;&quot;);&quot;(+57.02)&quot;;&quot;&quot;)" office:value-type="string" office:string-value="NSYPCQGK" calcext:value-type="string">
            <text:p>NSYPCQGK</text:p>
          </table:table-cell>
          <table:table-cell office:value-type="string" calcext:value-type="string">
            <text:p>ANM(+15.99)M(+15.99)GYESK</text:p>
          </table:table-cell>
          <table:table-cell table:formula="of:=SUBSTITUTE(SUBSTITUTE([.C1794];&quot;(+15.99)&quot;;&quot;&quot;);&quot;(+57.02)&quot;;&quot;&quot;)" office:value-type="string" office:string-value="ANMMGYESK" calcext:value-type="string">
            <text:p>ANMMGYESK</text:p>
          </table:table-cell>
        </table:table-row>
        <table:table-row table:style-name="ro2">
          <table:table-cell office:value-type="string" calcext:value-type="string">
            <text:p>AKC(+57.02)LTNPK</text:p>
          </table:table-cell>
          <table:table-cell table:formula="of:=SUBSTITUTE(SUBSTITUTE([.A1795];&quot;(+15.99)&quot;;&quot;&quot;);&quot;(+57.02)&quot;;&quot;&quot;)" office:value-type="string" office:string-value="AKCLTNPK" calcext:value-type="string">
            <text:p>AKCLTNPK</text:p>
          </table:table-cell>
          <table:table-cell office:value-type="string" calcext:value-type="string">
            <text:p>SSGLDFLLDQAGSVK</text:p>
          </table:table-cell>
          <table:table-cell table:formula="of:=SUBSTITUTE(SUBSTITUTE([.C1795];&quot;(+15.99)&quot;;&quot;&quot;);&quot;(+57.02)&quot;;&quot;&quot;)" office:value-type="string" office:string-value="SSGLDFLLDQAGSVK" calcext:value-type="string">
            <text:p>SSGLDFLLDQAGSVK</text:p>
          </table:table-cell>
        </table:table-row>
        <table:table-row table:style-name="ro1">
          <table:table-cell office:value-type="string" calcext:value-type="string">
            <text:p>NASM(+15.99)NVSQR</text:p>
          </table:table-cell>
          <table:table-cell table:formula="of:=SUBSTITUTE(SUBSTITUTE([.A1796];&quot;(+15.99)&quot;;&quot;&quot;);&quot;(+57.02)&quot;;&quot;&quot;)" office:value-type="string" office:string-value="NASMNVSQR" calcext:value-type="string">
            <text:p>NASMNVSQR</text:p>
          </table:table-cell>
          <table:table-cell office:value-type="string" calcext:value-type="string">
            <text:p>GFKFDEK</text:p>
          </table:table-cell>
          <table:table-cell table:formula="of:=SUBSTITUTE(SUBSTITUTE([.C1796];&quot;(+15.99)&quot;;&quot;&quot;);&quot;(+57.02)&quot;;&quot;&quot;)" office:value-type="string" office:string-value="GFKFDEK" calcext:value-type="string">
            <text:p>GFKFDEK</text:p>
          </table:table-cell>
        </table:table-row>
        <table:table-row table:style-name="ro1">
          <table:table-cell office:value-type="string" calcext:value-type="string">
            <text:p>VLALNSGLVGDKMTDVR</text:p>
          </table:table-cell>
          <table:table-cell table:formula="of:=SUBSTITUTE(SUBSTITUTE([.A1797];&quot;(+15.99)&quot;;&quot;&quot;);&quot;(+57.02)&quot;;&quot;&quot;)" office:value-type="string" office:string-value="VLALNSGLVGDKMTDVR" calcext:value-type="string">
            <text:p>VLALNSGLVGDKMTDVR</text:p>
          </table:table-cell>
          <table:table-cell office:value-type="string" calcext:value-type="string">
            <text:p>VMSSYWLR</text:p>
          </table:table-cell>
          <table:table-cell table:formula="of:=SUBSTITUTE(SUBSTITUTE([.C1797];&quot;(+15.99)&quot;;&quot;&quot;);&quot;(+57.02)&quot;;&quot;&quot;)" office:value-type="string" office:string-value="VMSSYWLR" calcext:value-type="string">
            <text:p>VMSSYWLR</text:p>
          </table:table-cell>
        </table:table-row>
        <table:table-row table:style-name="ro1">
          <table:table-cell office:value-type="string" calcext:value-type="string">
            <text:p>AVDALLPPKLHHSR</text:p>
          </table:table-cell>
          <table:table-cell table:formula="of:=SUBSTITUTE(SUBSTITUTE([.A1798];&quot;(+15.99)&quot;;&quot;&quot;);&quot;(+57.02)&quot;;&quot;&quot;)" office:value-type="string" office:string-value="AVDALLPPKLHHSR" calcext:value-type="string">
            <text:p>AVDALLPPKLHHSR</text:p>
          </table:table-cell>
          <table:table-cell office:value-type="string" calcext:value-type="string">
            <text:p>FAGTDWDLK</text:p>
          </table:table-cell>
          <table:table-cell table:formula="of:=SUBSTITUTE(SUBSTITUTE([.C1798];&quot;(+15.99)&quot;;&quot;&quot;);&quot;(+57.02)&quot;;&quot;&quot;)" office:value-type="string" office:string-value="FAGTDWDLK" calcext:value-type="string">
            <text:p>FAGTDWDLK</text:p>
          </table:table-cell>
        </table:table-row>
        <table:table-row table:style-name="ro1">
          <table:table-cell office:value-type="string" calcext:value-type="string">
            <text:p>FAYWFTDLDK</text:p>
          </table:table-cell>
          <table:table-cell table:formula="of:=SUBSTITUTE(SUBSTITUTE([.A1799];&quot;(+15.99)&quot;;&quot;&quot;);&quot;(+57.02)&quot;;&quot;&quot;)" office:value-type="string" office:string-value="FAYWFTDLDK" calcext:value-type="string">
            <text:p>FAYWFTDLDK</text:p>
          </table:table-cell>
          <table:table-cell office:value-type="string" calcext:value-type="string">
            <text:p>LGMQYQLDR</text:p>
          </table:table-cell>
          <table:table-cell table:formula="of:=SUBSTITUTE(SUBSTITUTE([.C1799];&quot;(+15.99)&quot;;&quot;&quot;);&quot;(+57.02)&quot;;&quot;&quot;)" office:value-type="string" office:string-value="LGMQYQLDR" calcext:value-type="string">
            <text:p>LGMQYQLDR</text:p>
          </table:table-cell>
        </table:table-row>
        <table:table-row table:style-name="ro2">
          <table:table-cell office:value-type="string" calcext:value-type="string">
            <text:p>DDPEVSEQR</text:p>
          </table:table-cell>
          <table:table-cell table:formula="of:=SUBSTITUTE(SUBSTITUTE([.A1800];&quot;(+15.99)&quot;;&quot;&quot;);&quot;(+57.02)&quot;;&quot;&quot;)" office:value-type="string" office:string-value="DDPEVSEQR" calcext:value-type="string">
            <text:p>DDPEVSEQR</text:p>
          </table:table-cell>
          <table:table-cell office:value-type="string" calcext:value-type="string">
            <text:p>NGNLNNLNSPSLR</text:p>
          </table:table-cell>
          <table:table-cell table:formula="of:=SUBSTITUTE(SUBSTITUTE([.C1800];&quot;(+15.99)&quot;;&quot;&quot;);&quot;(+57.02)&quot;;&quot;&quot;)" office:value-type="string" office:string-value="NGNLNNLNSPSLR" calcext:value-type="string">
            <text:p>NGNLNNLNSPSLR</text:p>
          </table:table-cell>
        </table:table-row>
        <table:table-row table:style-name="ro2">
          <table:table-cell office:value-type="string" calcext:value-type="string">
            <text:p>AFYGFASPPK</text:p>
          </table:table-cell>
          <table:table-cell table:formula="of:=SUBSTITUTE(SUBSTITUTE([.A1801];&quot;(+15.99)&quot;;&quot;&quot;);&quot;(+57.02)&quot;;&quot;&quot;)" office:value-type="string" office:string-value="AFYGFASPPK" calcext:value-type="string">
            <text:p>AFYGFASPPK</text:p>
          </table:table-cell>
          <table:table-cell office:value-type="string" calcext:value-type="string">
            <text:p>SPLNLHLVPVLEQLAK</text:p>
          </table:table-cell>
          <table:table-cell table:formula="of:=SUBSTITUTE(SUBSTITUTE([.C1801];&quot;(+15.99)&quot;;&quot;&quot;);&quot;(+57.02)&quot;;&quot;&quot;)" office:value-type="string" office:string-value="SPLNLHLVPVLEQLAK" calcext:value-type="string">
            <text:p>SPLNLHLVPVLEQLAK</text:p>
          </table:table-cell>
        </table:table-row>
        <table:table-row table:style-name="ro2">
          <table:table-cell office:value-type="string" calcext:value-type="string">
            <text:p>RKSNGNEVVYALHPVQR</text:p>
          </table:table-cell>
          <table:table-cell table:formula="of:=SUBSTITUTE(SUBSTITUTE([.A1802];&quot;(+15.99)&quot;;&quot;&quot;);&quot;(+57.02)&quot;;&quot;&quot;)" office:value-type="string" office:string-value="RKSNGNEVVYALHPVQR" calcext:value-type="string">
            <text:p>RKSNGNEVVYALHPVQR</text:p>
          </table:table-cell>
          <table:table-cell office:value-type="string" calcext:value-type="string">
            <text:p>LFPGFNSPYFLPK</text:p>
          </table:table-cell>
          <table:table-cell table:formula="of:=SUBSTITUTE(SUBSTITUTE([.C1802];&quot;(+15.99)&quot;;&quot;&quot;);&quot;(+57.02)&quot;;&quot;&quot;)" office:value-type="string" office:string-value="LFPGFNSPYFLPK" calcext:value-type="string">
            <text:p>LFPGFNSPYFLPK</text:p>
          </table:table-cell>
        </table:table-row>
        <table:table-row table:style-name="ro2">
          <table:table-cell office:value-type="string" calcext:value-type="string">
            <text:p>RWDPAEASRKM(+15.99)SYEVK</text:p>
          </table:table-cell>
          <table:table-cell table:formula="of:=SUBSTITUTE(SUBSTITUTE([.A1803];&quot;(+15.99)&quot;;&quot;&quot;);&quot;(+57.02)&quot;;&quot;&quot;)" office:value-type="string" office:string-value="RWDPAEASRKMSYEVK" calcext:value-type="string">
            <text:p>RWDPAEASRKMSYEVK</text:p>
          </table:table-cell>
          <table:table-cell office:value-type="string" calcext:value-type="string">
            <text:p>NPWNEAVDAVKWAR</text:p>
          </table:table-cell>
          <table:table-cell table:formula="of:=SUBSTITUTE(SUBSTITUTE([.C1803];&quot;(+15.99)&quot;;&quot;&quot;);&quot;(+57.02)&quot;;&quot;&quot;)" office:value-type="string" office:string-value="NPWNEAVDAVKWAR" calcext:value-type="string">
            <text:p>NPWNEAVDAVKWAR</text:p>
          </table:table-cell>
        </table:table-row>
        <table:table-row table:style-name="ro2">
          <table:table-cell office:value-type="string" calcext:value-type="string">
            <text:p>QVTGDFVLVVQWK</text:p>
          </table:table-cell>
          <table:table-cell table:formula="of:=SUBSTITUTE(SUBSTITUTE([.A1804];&quot;(+15.99)&quot;;&quot;&quot;);&quot;(+57.02)&quot;;&quot;&quot;)" office:value-type="string" office:string-value="QVTGDFVLVVQWK" calcext:value-type="string">
            <text:p>QVTGDFVLVVQWK</text:p>
          </table:table-cell>
          <table:table-cell office:value-type="string" calcext:value-type="string">
            <text:p>DC(+57.02)QENDDC(+57.02)SEELLK</text:p>
          </table:table-cell>
          <table:table-cell table:formula="of:=SUBSTITUTE(SUBSTITUTE([.C1804];&quot;(+15.99)&quot;;&quot;&quot;);&quot;(+57.02)&quot;;&quot;&quot;)" office:value-type="string" office:string-value="DCQENDDCSEELLK" calcext:value-type="string">
            <text:p>DCQENDDCSEELLK</text:p>
          </table:table-cell>
        </table:table-row>
        <table:table-row table:style-name="ro2">
          <table:table-cell office:value-type="string" calcext:value-type="string">
            <text:p>NQELM(+15.99)LNR</text:p>
          </table:table-cell>
          <table:table-cell table:formula="of:=SUBSTITUTE(SUBSTITUTE([.A1805];&quot;(+15.99)&quot;;&quot;&quot;);&quot;(+57.02)&quot;;&quot;&quot;)" office:value-type="string" office:string-value="NQELMLNR" calcext:value-type="string">
            <text:p>NQELMLNR</text:p>
          </table:table-cell>
          <table:table-cell office:value-type="string" calcext:value-type="string">
            <text:p>EVFFGC(+57.02)HTVAALK</text:p>
          </table:table-cell>
          <table:table-cell table:formula="of:=SUBSTITUTE(SUBSTITUTE([.C1805];&quot;(+15.99)&quot;;&quot;&quot;);&quot;(+57.02)&quot;;&quot;&quot;)" office:value-type="string" office:string-value="EVFFGCHTVAALK" calcext:value-type="string">
            <text:p>EVFFGCHTVAALK</text:p>
          </table:table-cell>
        </table:table-row>
        <table:table-row table:style-name="ro2">
          <table:table-cell office:value-type="string" calcext:value-type="string">
            <text:p>QNNLAKEEAR</text:p>
          </table:table-cell>
          <table:table-cell table:formula="of:=SUBSTITUTE(SUBSTITUTE([.A1806];&quot;(+15.99)&quot;;&quot;&quot;);&quot;(+57.02)&quot;;&quot;&quot;)" office:value-type="string" office:string-value="QNNLAKEEAR" calcext:value-type="string">
            <text:p>QNNLAKEEAR</text:p>
          </table:table-cell>
          <table:table-cell office:value-type="string" calcext:value-type="string">
            <text:p>LAGSM(+15.99)LEDLLLAVR</text:p>
          </table:table-cell>
          <table:table-cell table:formula="of:=SUBSTITUTE(SUBSTITUTE([.C1806];&quot;(+15.99)&quot;;&quot;&quot;);&quot;(+57.02)&quot;;&quot;&quot;)" office:value-type="string" office:string-value="LAGSMLEDLLLAVR" calcext:value-type="string">
            <text:p>LAGSMLEDLLLAVR</text:p>
          </table:table-cell>
        </table:table-row>
        <table:table-row table:style-name="ro2">
          <table:table-cell office:value-type="string" calcext:value-type="string">
            <text:p>MMRFSHPK</text:p>
          </table:table-cell>
          <table:table-cell table:formula="of:=SUBSTITUTE(SUBSTITUTE([.A1807];&quot;(+15.99)&quot;;&quot;&quot;);&quot;(+57.02)&quot;;&quot;&quot;)" office:value-type="string" office:string-value="MMRFSHPK" calcext:value-type="string">
            <text:p>MMRFSHPK</text:p>
          </table:table-cell>
          <table:table-cell office:value-type="string" calcext:value-type="string">
            <text:p>NNDPLVLEESRSSR</text:p>
          </table:table-cell>
          <table:table-cell table:formula="of:=SUBSTITUTE(SUBSTITUTE([.C1807];&quot;(+15.99)&quot;;&quot;&quot;);&quot;(+57.02)&quot;;&quot;&quot;)" office:value-type="string" office:string-value="NNDPLVLEESRSSR" calcext:value-type="string">
            <text:p>NNDPLVLEESRSSR</text:p>
          </table:table-cell>
        </table:table-row>
        <table:table-row table:style-name="ro1">
          <table:table-cell office:value-type="string" calcext:value-type="string">
            <text:p>YLVGGGPAQEALVR</text:p>
          </table:table-cell>
          <table:table-cell table:formula="of:=SUBSTITUTE(SUBSTITUTE([.A1808];&quot;(+15.99)&quot;;&quot;&quot;);&quot;(+57.02)&quot;;&quot;&quot;)" office:value-type="string" office:string-value="YLVGGGPAQEALVR" calcext:value-type="string">
            <text:p>YLVGGGPAQEALVR</text:p>
          </table:table-cell>
          <table:table-cell office:value-type="string" calcext:value-type="string">
            <text:p>EVLSNDGC(+57.02)LGK</text:p>
          </table:table-cell>
          <table:table-cell table:formula="of:=SUBSTITUTE(SUBSTITUTE([.C1808];&quot;(+15.99)&quot;;&quot;&quot;);&quot;(+57.02)&quot;;&quot;&quot;)" office:value-type="string" office:string-value="EVLSNDGCLGK" calcext:value-type="string">
            <text:p>EVLSNDGCLGK</text:p>
          </table:table-cell>
        </table:table-row>
        <table:table-row table:style-name="ro2">
          <table:table-cell office:value-type="string" calcext:value-type="string">
            <text:p>SAFASYFFGSEETPPK</text:p>
          </table:table-cell>
          <table:table-cell table:formula="of:=SUBSTITUTE(SUBSTITUTE([.A1809];&quot;(+15.99)&quot;;&quot;&quot;);&quot;(+57.02)&quot;;&quot;&quot;)" office:value-type="string" office:string-value="SAFASYFFGSEETPPK" calcext:value-type="string">
            <text:p>SAFASYFFGSEETPPK</text:p>
          </table:table-cell>
          <table:table-cell office:value-type="string" calcext:value-type="string">
            <text:p>EWWLEVTEAPK</text:p>
          </table:table-cell>
          <table:table-cell table:formula="of:=SUBSTITUTE(SUBSTITUTE([.C1809];&quot;(+15.99)&quot;;&quot;&quot;);&quot;(+57.02)&quot;;&quot;&quot;)" office:value-type="string" office:string-value="EWWLEVTEAPK" calcext:value-type="string">
            <text:p>EWWLEVTEAPK</text:p>
          </table:table-cell>
        </table:table-row>
        <table:table-row table:style-name="ro2">
          <table:table-cell office:value-type="string" calcext:value-type="string">
            <text:p>LMFVMNTDVPR</text:p>
          </table:table-cell>
          <table:table-cell table:formula="of:=SUBSTITUTE(SUBSTITUTE([.A1810];&quot;(+15.99)&quot;;&quot;&quot;);&quot;(+57.02)&quot;;&quot;&quot;)" office:value-type="string" office:string-value="LMFVMNTDVPR" calcext:value-type="string">
            <text:p>LMFVMNTDVPR</text:p>
          </table:table-cell>
          <table:table-cell office:value-type="string" calcext:value-type="string">
            <text:p>EMC(+57.02)M(+15.99)SSVHVLLLNK</text:p>
          </table:table-cell>
          <table:table-cell table:formula="of:=SUBSTITUTE(SUBSTITUTE([.C1810];&quot;(+15.99)&quot;;&quot;&quot;);&quot;(+57.02)&quot;;&quot;&quot;)" office:value-type="string" office:string-value="EMCMSSVHVLLLNK" calcext:value-type="string">
            <text:p>EMCMSSVHVLLLNK</text:p>
          </table:table-cell>
        </table:table-row>
        <table:table-row table:style-name="ro2">
          <table:table-cell office:value-type="string" calcext:value-type="string">
            <text:p>GNETPFLEVLR</text:p>
          </table:table-cell>
          <table:table-cell table:formula="of:=SUBSTITUTE(SUBSTITUTE([.A1811];&quot;(+15.99)&quot;;&quot;&quot;);&quot;(+57.02)&quot;;&quot;&quot;)" office:value-type="string" office:string-value="GNETPFLEVLR" calcext:value-type="string">
            <text:p>GNETPFLEVLR</text:p>
          </table:table-cell>
          <table:table-cell office:value-type="string" calcext:value-type="string">
            <text:p>KSLWNGYSDKLSNDK</text:p>
          </table:table-cell>
          <table:table-cell table:formula="of:=SUBSTITUTE(SUBSTITUTE([.C1811];&quot;(+15.99)&quot;;&quot;&quot;);&quot;(+57.02)&quot;;&quot;&quot;)" office:value-type="string" office:string-value="KSLWNGYSDKLSNDK" calcext:value-type="string">
            <text:p>KSLWNGYSDKLSNDK</text:p>
          </table:table-cell>
        </table:table-row>
        <table:table-row table:style-name="ro1">
          <table:table-cell office:value-type="string" calcext:value-type="string">
            <text:p>KYYATEGVSFR</text:p>
          </table:table-cell>
          <table:table-cell table:formula="of:=SUBSTITUTE(SUBSTITUTE([.A1812];&quot;(+15.99)&quot;;&quot;&quot;);&quot;(+57.02)&quot;;&quot;&quot;)" office:value-type="string" office:string-value="KYYATEGVSFR" calcext:value-type="string">
            <text:p>KYYATEGVSFR</text:p>
          </table:table-cell>
          <table:table-cell office:value-type="string" calcext:value-type="string">
            <text:p>DSNVALENGPR</text:p>
          </table:table-cell>
          <table:table-cell table:formula="of:=SUBSTITUTE(SUBSTITUTE([.C1812];&quot;(+15.99)&quot;;&quot;&quot;);&quot;(+57.02)&quot;;&quot;&quot;)" office:value-type="string" office:string-value="DSNVALENGPR" calcext:value-type="string">
            <text:p>DSNVALENGPR</text:p>
          </table:table-cell>
        </table:table-row>
        <table:table-row table:style-name="ro2">
          <table:table-cell office:value-type="string" calcext:value-type="string">
            <text:p>EAPSPVPDPR</text:p>
          </table:table-cell>
          <table:table-cell table:formula="of:=SUBSTITUTE(SUBSTITUTE([.A1813];&quot;(+15.99)&quot;;&quot;&quot;);&quot;(+57.02)&quot;;&quot;&quot;)" office:value-type="string" office:string-value="EAPSPVPDPR" calcext:value-type="string">
            <text:p>EAPSPVPDPR</text:p>
          </table:table-cell>
          <table:table-cell office:value-type="string" calcext:value-type="string">
            <text:p>KHFHENGSLLVFDEVTAESR</text:p>
          </table:table-cell>
          <table:table-cell table:formula="of:=SUBSTITUTE(SUBSTITUTE([.C1813];&quot;(+15.99)&quot;;&quot;&quot;);&quot;(+57.02)&quot;;&quot;&quot;)" office:value-type="string" office:string-value="KHFHENGSLLVFDEVTAESR" calcext:value-type="string">
            <text:p>KHFHENGSLLVFDEVTAESR</text:p>
          </table:table-cell>
        </table:table-row>
        <table:table-row table:style-name="ro2">
          <table:table-cell office:value-type="string" calcext:value-type="string">
            <text:p>KM(+15.99)LVLDSTYEDLVHK</text:p>
          </table:table-cell>
          <table:table-cell table:formula="of:=SUBSTITUTE(SUBSTITUTE([.A1814];&quot;(+15.99)&quot;;&quot;&quot;);&quot;(+57.02)&quot;;&quot;&quot;)" office:value-type="string" office:string-value="KMLVLDSTYEDLVHK" calcext:value-type="string">
            <text:p>KMLVLDSTYEDLVHK</text:p>
          </table:table-cell>
          <table:table-cell office:value-type="string" calcext:value-type="string">
            <text:p>NKGLAKDMAPR</text:p>
          </table:table-cell>
          <table:table-cell table:formula="of:=SUBSTITUTE(SUBSTITUTE([.C1814];&quot;(+15.99)&quot;;&quot;&quot;);&quot;(+57.02)&quot;;&quot;&quot;)" office:value-type="string" office:string-value="NKGLAKDMAPR" calcext:value-type="string">
            <text:p>NKGLAKDMAPR</text:p>
          </table:table-cell>
        </table:table-row>
        <table:table-row table:style-name="ro2">
          <table:table-cell office:value-type="string" calcext:value-type="string">
            <text:p>KNTLPGPLLVDHK</text:p>
          </table:table-cell>
          <table:table-cell table:formula="of:=SUBSTITUTE(SUBSTITUTE([.A1815];&quot;(+15.99)&quot;;&quot;&quot;);&quot;(+57.02)&quot;;&quot;&quot;)" office:value-type="string" office:string-value="KNTLPGPLLVDHK" calcext:value-type="string">
            <text:p>KNTLPGPLLVDHK</text:p>
          </table:table-cell>
          <table:table-cell office:value-type="string" calcext:value-type="string">
            <text:p>AFALFDKEPRSEEPK</text:p>
          </table:table-cell>
          <table:table-cell table:formula="of:=SUBSTITUTE(SUBSTITUTE([.C1815];&quot;(+15.99)&quot;;&quot;&quot;);&quot;(+57.02)&quot;;&quot;&quot;)" office:value-type="string" office:string-value="AFALFDKEPRSEEPK" calcext:value-type="string">
            <text:p>AFALFDKEPRSEEPK</text:p>
          </table:table-cell>
        </table:table-row>
        <table:table-row table:style-name="ro2">
          <table:table-cell office:value-type="string" calcext:value-type="string">
            <text:p>KEKPC(+57.02)HDYSVLGK</text:p>
          </table:table-cell>
          <table:table-cell table:formula="of:=SUBSTITUTE(SUBSTITUTE([.A1816];&quot;(+15.99)&quot;;&quot;&quot;);&quot;(+57.02)&quot;;&quot;&quot;)" office:value-type="string" office:string-value="KEKPCHDYSVLGK" calcext:value-type="string">
            <text:p>KEKPCHDYSVLGK</text:p>
          </table:table-cell>
          <table:table-cell office:value-type="string" calcext:value-type="string">
            <text:p>EDWLDEPYLLLVLNK</text:p>
          </table:table-cell>
          <table:table-cell table:formula="of:=SUBSTITUTE(SUBSTITUTE([.C1816];&quot;(+15.99)&quot;;&quot;&quot;);&quot;(+57.02)&quot;;&quot;&quot;)" office:value-type="string" office:string-value="EDWLDEPYLLLVLNK" calcext:value-type="string">
            <text:p>EDWLDEPYLLLVLNK</text:p>
          </table:table-cell>
        </table:table-row>
        <table:table-row table:style-name="ro1">
          <table:table-cell office:value-type="string" calcext:value-type="string">
            <text:p>LQSERAVDSM(+15.99)K</text:p>
          </table:table-cell>
          <table:table-cell table:formula="of:=SUBSTITUTE(SUBSTITUTE([.A1817];&quot;(+15.99)&quot;;&quot;&quot;);&quot;(+57.02)&quot;;&quot;&quot;)" office:value-type="string" office:string-value="LQSERAVDSMK" calcext:value-type="string">
            <text:p>LQSERAVDSMK</text:p>
          </table:table-cell>
          <table:table-cell office:value-type="string" calcext:value-type="string">
            <text:p>EPYATLVK</text:p>
          </table:table-cell>
          <table:table-cell table:formula="of:=SUBSTITUTE(SUBSTITUTE([.C1817];&quot;(+15.99)&quot;;&quot;&quot;);&quot;(+57.02)&quot;;&quot;&quot;)" office:value-type="string" office:string-value="EPYATLVK" calcext:value-type="string">
            <text:p>EPYATLVK</text:p>
          </table:table-cell>
        </table:table-row>
        <table:table-row table:style-name="ro1">
          <table:table-cell office:value-type="string" calcext:value-type="string">
            <text:p>QMKDENVEAAVPK</text:p>
          </table:table-cell>
          <table:table-cell table:formula="of:=SUBSTITUTE(SUBSTITUTE([.A1818];&quot;(+15.99)&quot;;&quot;&quot;);&quot;(+57.02)&quot;;&quot;&quot;)" office:value-type="string" office:string-value="QMKDENVEAAVPK" calcext:value-type="string">
            <text:p>QMKDENVEAAVPK</text:p>
          </table:table-cell>
          <table:table-cell office:value-type="string" calcext:value-type="string">
            <text:p>DDPEVPGMSK</text:p>
          </table:table-cell>
          <table:table-cell table:formula="of:=SUBSTITUTE(SUBSTITUTE([.C1818];&quot;(+15.99)&quot;;&quot;&quot;);&quot;(+57.02)&quot;;&quot;&quot;)" office:value-type="string" office:string-value="DDPEVPGMSK" calcext:value-type="string">
            <text:p>DDPEVPGMSK</text:p>
          </table:table-cell>
        </table:table-row>
        <table:table-row table:style-name="ro2">
          <table:table-cell office:value-type="string" calcext:value-type="string">
            <text:p>EWEVMM(+15.99)VLNR</text:p>
          </table:table-cell>
          <table:table-cell table:formula="of:=SUBSTITUTE(SUBSTITUTE([.A1819];&quot;(+15.99)&quot;;&quot;&quot;);&quot;(+57.02)&quot;;&quot;&quot;)" office:value-type="string" office:string-value="EWEVMMVLNR" calcext:value-type="string">
            <text:p>EWEVMMVLNR</text:p>
          </table:table-cell>
          <table:table-cell office:value-type="string" calcext:value-type="string">
            <text:p>LGRSPNPANLAR</text:p>
          </table:table-cell>
          <table:table-cell table:formula="of:=SUBSTITUTE(SUBSTITUTE([.C1819];&quot;(+15.99)&quot;;&quot;&quot;);&quot;(+57.02)&quot;;&quot;&quot;)" office:value-type="string" office:string-value="LGRSPNPANLAR" calcext:value-type="string">
            <text:p>LGRSPNPANLAR</text:p>
          </table:table-cell>
        </table:table-row>
        <table:table-row table:style-name="ro1">
          <table:table-cell office:value-type="string" calcext:value-type="string">
            <text:p>QC(+57.02)C(+57.02)EM(+15.99)TFDQSK</text:p>
          </table:table-cell>
          <table:table-cell table:formula="of:=SUBSTITUTE(SUBSTITUTE([.A1820];&quot;(+15.99)&quot;;&quot;&quot;);&quot;(+57.02)&quot;;&quot;&quot;)" office:value-type="string" office:string-value="QCCEMTFDQSK" calcext:value-type="string">
            <text:p>QCCEMTFDQSK</text:p>
          </table:table-cell>
          <table:table-cell office:value-type="string" calcext:value-type="string">
            <text:p>C(+57.02)QHDYK</text:p>
          </table:table-cell>
          <table:table-cell table:formula="of:=SUBSTITUTE(SUBSTITUTE([.C1820];&quot;(+15.99)&quot;;&quot;&quot;);&quot;(+57.02)&quot;;&quot;&quot;)" office:value-type="string" office:string-value="CQHDYK" calcext:value-type="string">
            <text:p>CQHDYK</text:p>
          </table:table-cell>
        </table:table-row>
        <table:table-row table:style-name="ro2">
          <table:table-cell office:value-type="string" calcext:value-type="string">
            <text:p>SQSWLDELVFVGNMR</text:p>
          </table:table-cell>
          <table:table-cell table:formula="of:=SUBSTITUTE(SUBSTITUTE([.A1821];&quot;(+15.99)&quot;;&quot;&quot;);&quot;(+57.02)&quot;;&quot;&quot;)" office:value-type="string" office:string-value="SQSWLDELVFVGNMR" calcext:value-type="string">
            <text:p>SQSWLDELVFVGNMR</text:p>
          </table:table-cell>
          <table:table-cell office:value-type="string" calcext:value-type="string">
            <text:p>KPLEPVEEFELALNK</text:p>
          </table:table-cell>
          <table:table-cell table:formula="of:=SUBSTITUTE(SUBSTITUTE([.C1821];&quot;(+15.99)&quot;;&quot;&quot;);&quot;(+57.02)&quot;;&quot;&quot;)" office:value-type="string" office:string-value="KPLEPVEEFELALNK" calcext:value-type="string">
            <text:p>KPLEPVEEFELALNK</text:p>
          </table:table-cell>
        </table:table-row>
        <table:table-row table:style-name="ro1">
          <table:table-cell office:value-type="string" calcext:value-type="string">
            <text:p>GC(+57.02)TSDLYTVAVK</text:p>
          </table:table-cell>
          <table:table-cell table:formula="of:=SUBSTITUTE(SUBSTITUTE([.A1822];&quot;(+15.99)&quot;;&quot;&quot;);&quot;(+57.02)&quot;;&quot;&quot;)" office:value-type="string" office:string-value="GCTSDLYTVAVK" calcext:value-type="string">
            <text:p>GCTSDLYTVAVK</text:p>
          </table:table-cell>
          <table:table-cell office:value-type="string" calcext:value-type="string">
            <text:p>SLPTPVLFK</text:p>
          </table:table-cell>
          <table:table-cell table:formula="of:=SUBSTITUTE(SUBSTITUTE([.C1822];&quot;(+15.99)&quot;;&quot;&quot;);&quot;(+57.02)&quot;;&quot;&quot;)" office:value-type="string" office:string-value="SLPTPVLFK" calcext:value-type="string">
            <text:p>SLPTPVLFK</text:p>
          </table:table-cell>
        </table:table-row>
        <table:table-row table:style-name="ro2">
          <table:table-cell office:value-type="string" calcext:value-type="string">
            <text:p>SC(+57.02)AAAGTEC(+57.02)HQLSGWGSQR</text:p>
          </table:table-cell>
          <table:table-cell table:formula="of:=SUBSTITUTE(SUBSTITUTE([.A1823];&quot;(+15.99)&quot;;&quot;&quot;);&quot;(+57.02)&quot;;&quot;&quot;)" office:value-type="string" office:string-value="SCAAAGTECHQLSGWGSQR" calcext:value-type="string">
            <text:p>SCAAAGTECHQLSGWGSQR</text:p>
          </table:table-cell>
          <table:table-cell office:value-type="string" calcext:value-type="string">
            <text:p>LYNEASSSRSDVR</text:p>
          </table:table-cell>
          <table:table-cell table:formula="of:=SUBSTITUTE(SUBSTITUTE([.C1823];&quot;(+15.99)&quot;;&quot;&quot;);&quot;(+57.02)&quot;;&quot;&quot;)" office:value-type="string" office:string-value="LYNEASSSRSDVR" calcext:value-type="string">
            <text:p>LYNEASSSRSDVR</text:p>
          </table:table-cell>
        </table:table-row>
        <table:table-row table:style-name="ro2">
          <table:table-cell office:value-type="string" calcext:value-type="string">
            <text:p>KEC(+57.02)LALGTGSPGVK</text:p>
          </table:table-cell>
          <table:table-cell table:formula="of:=SUBSTITUTE(SUBSTITUTE([.A1824];&quot;(+15.99)&quot;;&quot;&quot;);&quot;(+57.02)&quot;;&quot;&quot;)" office:value-type="string" office:string-value="KECLALGTGSPGVK" calcext:value-type="string">
            <text:p>KECLALGTGSPGVK</text:p>
          </table:table-cell>
          <table:table-cell office:value-type="string" calcext:value-type="string">
            <text:p>YGAGHYGWSAK</text:p>
          </table:table-cell>
          <table:table-cell table:formula="of:=SUBSTITUTE(SUBSTITUTE([.C1824];&quot;(+15.99)&quot;;&quot;&quot;);&quot;(+57.02)&quot;;&quot;&quot;)" office:value-type="string" office:string-value="YGAGHYGWSAK" calcext:value-type="string">
            <text:p>YGAGHYGWSAK</text:p>
          </table:table-cell>
        </table:table-row>
        <table:table-row table:style-name="ro1">
          <table:table-cell office:value-type="string" calcext:value-type="string">
            <text:p>KQWLVPWWANHLALPLK</text:p>
          </table:table-cell>
          <table:table-cell table:formula="of:=SUBSTITUTE(SUBSTITUTE([.A1825];&quot;(+15.99)&quot;;&quot;&quot;);&quot;(+57.02)&quot;;&quot;&quot;)" office:value-type="string" office:string-value="KQWLVPWWANHLALPLK" calcext:value-type="string">
            <text:p>KQWLVPWWANHLALPLK</text:p>
          </table:table-cell>
          <table:table-cell office:value-type="string" calcext:value-type="string">
            <text:p>QYNQDR</text:p>
          </table:table-cell>
          <table:table-cell table:formula="of:=SUBSTITUTE(SUBSTITUTE([.C1825];&quot;(+15.99)&quot;;&quot;&quot;);&quot;(+57.02)&quot;;&quot;&quot;)" office:value-type="string" office:string-value="QYNQDR" calcext:value-type="string">
            <text:p>QYNQDR</text:p>
          </table:table-cell>
        </table:table-row>
        <table:table-row table:style-name="ro2">
          <table:table-cell office:value-type="string" calcext:value-type="string">
            <text:p>KEFTLGPQMLEPR</text:p>
          </table:table-cell>
          <table:table-cell table:formula="of:=SUBSTITUTE(SUBSTITUTE([.A1826];&quot;(+15.99)&quot;;&quot;&quot;);&quot;(+57.02)&quot;;&quot;&quot;)" office:value-type="string" office:string-value="KEFTLGPQMLEPR" calcext:value-type="string">
            <text:p>KEFTLGPQMLEPR</text:p>
          </table:table-cell>
          <table:table-cell office:value-type="string" calcext:value-type="string">
            <text:p>NAVLGFGWLAR</text:p>
          </table:table-cell>
          <table:table-cell table:formula="of:=SUBSTITUTE(SUBSTITUTE([.C1826];&quot;(+15.99)&quot;;&quot;&quot;);&quot;(+57.02)&quot;;&quot;&quot;)" office:value-type="string" office:string-value="NAVLGFGWLAR" calcext:value-type="string">
            <text:p>NAVLGFGWLAR</text:p>
          </table:table-cell>
        </table:table-row>
        <table:table-row table:style-name="ro2">
          <table:table-cell office:value-type="string" calcext:value-type="string">
            <text:p>KENDSLNYC(+57.02)QEK</text:p>
          </table:table-cell>
          <table:table-cell table:formula="of:=SUBSTITUTE(SUBSTITUTE([.A1827];&quot;(+15.99)&quot;;&quot;&quot;);&quot;(+57.02)&quot;;&quot;&quot;)" office:value-type="string" office:string-value="KENDSLNYCQEK" calcext:value-type="string">
            <text:p>KENDSLNYCQEK</text:p>
          </table:table-cell>
          <table:table-cell office:value-type="string" calcext:value-type="string">
            <text:p>SMPTNQYMEQK</text:p>
          </table:table-cell>
          <table:table-cell table:formula="of:=SUBSTITUTE(SUBSTITUTE([.C1827];&quot;(+15.99)&quot;;&quot;&quot;);&quot;(+57.02)&quot;;&quot;&quot;)" office:value-type="string" office:string-value="SMPTNQYMEQK" calcext:value-type="string">
            <text:p>SMPTNQYMEQK</text:p>
          </table:table-cell>
        </table:table-row>
        <table:table-row table:style-name="ro1">
          <table:table-cell office:value-type="string" calcext:value-type="string">
            <text:p>EMNDADNTGR</text:p>
          </table:table-cell>
          <table:table-cell table:formula="of:=SUBSTITUTE(SUBSTITUTE([.A1828];&quot;(+15.99)&quot;;&quot;&quot;);&quot;(+57.02)&quot;;&quot;&quot;)" office:value-type="string" office:string-value="EMNDADNTGR" calcext:value-type="string">
            <text:p>EMNDADNTGR</text:p>
          </table:table-cell>
          <table:table-cell office:value-type="string" calcext:value-type="string">
            <text:p>LLEFDQFNK</text:p>
          </table:table-cell>
          <table:table-cell table:formula="of:=SUBSTITUTE(SUBSTITUTE([.C1828];&quot;(+15.99)&quot;;&quot;&quot;);&quot;(+57.02)&quot;;&quot;&quot;)" office:value-type="string" office:string-value="LLEFDQFNK" calcext:value-type="string">
            <text:p>LLEFDQFNK</text:p>
          </table:table-cell>
        </table:table-row>
        <table:table-row table:style-name="ro1">
          <table:table-cell office:value-type="string" calcext:value-type="string">
            <text:p>QASWVLSLR</text:p>
          </table:table-cell>
          <table:table-cell table:formula="of:=SUBSTITUTE(SUBSTITUTE([.A1829];&quot;(+15.99)&quot;;&quot;&quot;);&quot;(+57.02)&quot;;&quot;&quot;)" office:value-type="string" office:string-value="QASWVLSLR" calcext:value-type="string">
            <text:p>QASWVLSLR</text:p>
          </table:table-cell>
          <table:table-cell office:value-type="string" calcext:value-type="string">
            <text:p>EVNALTC(+57.02)M(+15.99)SSK</text:p>
          </table:table-cell>
          <table:table-cell table:formula="of:=SUBSTITUTE(SUBSTITUTE([.C1829];&quot;(+15.99)&quot;;&quot;&quot;);&quot;(+57.02)&quot;;&quot;&quot;)" office:value-type="string" office:string-value="EVNALTCMSSK" calcext:value-type="string">
            <text:p>EVNALTCMSSK</text:p>
          </table:table-cell>
        </table:table-row>
        <table:table-row table:style-name="ro1">
          <table:table-cell office:value-type="string" calcext:value-type="string">
            <text:p>SC(+57.02)ANLRNPPK</text:p>
          </table:table-cell>
          <table:table-cell table:formula="of:=SUBSTITUTE(SUBSTITUTE([.A1830];&quot;(+15.99)&quot;;&quot;&quot;);&quot;(+57.02)&quot;;&quot;&quot;)" office:value-type="string" office:string-value="SCANLRNPPK" calcext:value-type="string">
            <text:p>SCANLRNPPK</text:p>
          </table:table-cell>
          <table:table-cell office:value-type="string" calcext:value-type="string">
            <text:p>LQNM(+15.99)LSMWEK</text:p>
          </table:table-cell>
          <table:table-cell table:formula="of:=SUBSTITUTE(SUBSTITUTE([.C1830];&quot;(+15.99)&quot;;&quot;&quot;);&quot;(+57.02)&quot;;&quot;&quot;)" office:value-type="string" office:string-value="LQNMLSMWEK" calcext:value-type="string">
            <text:p>LQNMLSMWEK</text:p>
          </table:table-cell>
        </table:table-row>
        <table:table-row table:style-name="ro2">
          <table:table-cell office:value-type="string" calcext:value-type="string">
            <text:p>QQQTQQNSHK</text:p>
          </table:table-cell>
          <table:table-cell table:formula="of:=SUBSTITUTE(SUBSTITUTE([.A1831];&quot;(+15.99)&quot;;&quot;&quot;);&quot;(+57.02)&quot;;&quot;&quot;)" office:value-type="string" office:string-value="QQQTQQNSHK" calcext:value-type="string">
            <text:p>QQQTQQNSHK</text:p>
          </table:table-cell>
          <table:table-cell office:value-type="string" calcext:value-type="string">
            <text:p>QQWVDEPYLLLTDKK</text:p>
          </table:table-cell>
          <table:table-cell table:formula="of:=SUBSTITUTE(SUBSTITUTE([.C1831];&quot;(+15.99)&quot;;&quot;&quot;);&quot;(+57.02)&quot;;&quot;&quot;)" office:value-type="string" office:string-value="QQWVDEPYLLLTDKK" calcext:value-type="string">
            <text:p>QQWVDEPYLLLTDKK</text:p>
          </table:table-cell>
        </table:table-row>
        <table:table-row table:style-name="ro1">
          <table:table-cell office:value-type="string" calcext:value-type="string">
            <text:p>QVAC(+57.02)NANM(+15.99)LSGWSANK</text:p>
          </table:table-cell>
          <table:table-cell table:formula="of:=SUBSTITUTE(SUBSTITUTE([.A1832];&quot;(+15.99)&quot;;&quot;&quot;);&quot;(+57.02)&quot;;&quot;&quot;)" office:value-type="string" office:string-value="QVACNANMLSGWSANK" calcext:value-type="string">
            <text:p>QVACNANMLSGWSANK</text:p>
          </table:table-cell>
          <table:table-cell office:value-type="string" calcext:value-type="string">
            <text:p>TC(+57.02)AAEALVARR</text:p>
          </table:table-cell>
          <table:table-cell table:formula="of:=SUBSTITUTE(SUBSTITUTE([.C1832];&quot;(+15.99)&quot;;&quot;&quot;);&quot;(+57.02)&quot;;&quot;&quot;)" office:value-type="string" office:string-value="TCAAEALVARR" calcext:value-type="string">
            <text:p>TCAAEALVARR</text:p>
          </table:table-cell>
        </table:table-row>
        <table:table-row table:style-name="ro2">
          <table:table-cell office:value-type="string" calcext:value-type="string">
            <text:p>EPRLDEPYLLLTDKK</text:p>
          </table:table-cell>
          <table:table-cell table:formula="of:=SUBSTITUTE(SUBSTITUTE([.A1833];&quot;(+15.99)&quot;;&quot;&quot;);&quot;(+57.02)&quot;;&quot;&quot;)" office:value-type="string" office:string-value="EPRLDEPYLLLTDKK" calcext:value-type="string">
            <text:p>EPRLDEPYLLLTDKK</text:p>
          </table:table-cell>
          <table:table-cell office:value-type="string" calcext:value-type="string">
            <text:p>VTAWELLYTLVEASLTSEEVR</text:p>
          </table:table-cell>
          <table:table-cell table:formula="of:=SUBSTITUTE(SUBSTITUTE([.C1833];&quot;(+15.99)&quot;;&quot;&quot;);&quot;(+57.02)&quot;;&quot;&quot;)" office:value-type="string" office:string-value="VTAWELLYTLVEASLTSEEVR" calcext:value-type="string">
            <text:p>VTAWELLYTLVEASLTSEEVR</text:p>
          </table:table-cell>
        </table:table-row>
        <table:table-row table:style-name="ro2">
          <table:table-cell office:value-type="string" calcext:value-type="string">
            <text:p>QLEEGLVPGLAYVFR</text:p>
          </table:table-cell>
          <table:table-cell table:formula="of:=SUBSTITUTE(SUBSTITUTE([.A1834];&quot;(+15.99)&quot;;&quot;&quot;);&quot;(+57.02)&quot;;&quot;&quot;)" office:value-type="string" office:string-value="QLEEGLVPGLAYVFR" calcext:value-type="string">
            <text:p>QLEEGLVPGLAYVFR</text:p>
          </table:table-cell>
          <table:table-cell office:value-type="string" calcext:value-type="string">
            <text:p>SPEGDSTYRSK</text:p>
          </table:table-cell>
          <table:table-cell table:formula="of:=SUBSTITUTE(SUBSTITUTE([.C1834];&quot;(+15.99)&quot;;&quot;&quot;);&quot;(+57.02)&quot;;&quot;&quot;)" office:value-type="string" office:string-value="SPEGDSTYRSK" calcext:value-type="string">
            <text:p>SPEGDSTYRSK</text:p>
          </table:table-cell>
        </table:table-row>
        <table:table-row table:style-name="ro1">
          <table:table-cell office:value-type="string" calcext:value-type="string">
            <text:p>C(+57.02)AAGQSEGNTR</text:p>
          </table:table-cell>
          <table:table-cell table:formula="of:=SUBSTITUTE(SUBSTITUTE([.A1835];&quot;(+15.99)&quot;;&quot;&quot;);&quot;(+57.02)&quot;;&quot;&quot;)" office:value-type="string" office:string-value="CAAGQSEGNTR" calcext:value-type="string">
            <text:p>CAAGQSEGNTR</text:p>
          </table:table-cell>
          <table:table-cell office:value-type="string" calcext:value-type="string">
            <text:p>KMGSDC(+57.02)NPVR</text:p>
          </table:table-cell>
          <table:table-cell table:formula="of:=SUBSTITUTE(SUBSTITUTE([.C1835];&quot;(+15.99)&quot;;&quot;&quot;);&quot;(+57.02)&quot;;&quot;&quot;)" office:value-type="string" office:string-value="KMGSDCNPVR" calcext:value-type="string">
            <text:p>KMGSDCNPVR</text:p>
          </table:table-cell>
        </table:table-row>
        <table:table-row table:style-name="ro1">
          <table:table-cell office:value-type="string" calcext:value-type="string">
            <text:p>APAPSPLMGVEGR</text:p>
          </table:table-cell>
          <table:table-cell table:formula="of:=SUBSTITUTE(SUBSTITUTE([.A1836];&quot;(+15.99)&quot;;&quot;&quot;);&quot;(+57.02)&quot;;&quot;&quot;)" office:value-type="string" office:string-value="APAPSPLMGVEGR" calcext:value-type="string">
            <text:p>APAPSPLMGVEGR</text:p>
          </table:table-cell>
          <table:table-cell office:value-type="string" calcext:value-type="string">
            <text:p>C(+57.02)LWFLASLFK</text:p>
          </table:table-cell>
          <table:table-cell table:formula="of:=SUBSTITUTE(SUBSTITUTE([.C1836];&quot;(+15.99)&quot;;&quot;&quot;);&quot;(+57.02)&quot;;&quot;&quot;)" office:value-type="string" office:string-value="CLWFLASLFK" calcext:value-type="string">
            <text:p>CLWFLASLFK</text:p>
          </table:table-cell>
        </table:table-row>
        <table:table-row table:style-name="ro1">
          <table:table-cell office:value-type="string" calcext:value-type="string">
            <text:p>SSAEPGLDEAMTK</text:p>
          </table:table-cell>
          <table:table-cell table:formula="of:=SUBSTITUTE(SUBSTITUTE([.A1837];&quot;(+15.99)&quot;;&quot;&quot;);&quot;(+57.02)&quot;;&quot;&quot;)" office:value-type="string" office:string-value="SSAEPGLDEAMTK" calcext:value-type="string">
            <text:p>SSAEPGLDEAMTK</text:p>
          </table:table-cell>
          <table:table-cell office:value-type="string" calcext:value-type="string">
            <text:p>AVPAMYR</text:p>
          </table:table-cell>
          <table:table-cell table:formula="of:=SUBSTITUTE(SUBSTITUTE([.C1837];&quot;(+15.99)&quot;;&quot;&quot;);&quot;(+57.02)&quot;;&quot;&quot;)" office:value-type="string" office:string-value="AVPAMYR" calcext:value-type="string">
            <text:p>AVPAMYR</text:p>
          </table:table-cell>
        </table:table-row>
        <table:table-row table:style-name="ro2">
          <table:table-cell office:value-type="string" calcext:value-type="string">
            <text:p>STTPSLGLEDKC(+57.02)EEK</text:p>
          </table:table-cell>
          <table:table-cell table:formula="of:=SUBSTITUTE(SUBSTITUTE([.A1838];&quot;(+15.99)&quot;;&quot;&quot;);&quot;(+57.02)&quot;;&quot;&quot;)" office:value-type="string" office:string-value="STTPSLGLEDKCEEK" calcext:value-type="string">
            <text:p>STTPSLGLEDKCEEK</text:p>
          </table:table-cell>
          <table:table-cell office:value-type="string" calcext:value-type="string">
            <text:p>DC(+57.02)PTTHQDLLPK</text:p>
          </table:table-cell>
          <table:table-cell table:formula="of:=SUBSTITUTE(SUBSTITUTE([.C1838];&quot;(+15.99)&quot;;&quot;&quot;);&quot;(+57.02)&quot;;&quot;&quot;)" office:value-type="string" office:string-value="DCPTTHQDLLPK" calcext:value-type="string">
            <text:p>DCPTTHQDLLPK</text:p>
          </table:table-cell>
        </table:table-row>
        <table:table-row table:style-name="ro2">
          <table:table-cell office:value-type="string" calcext:value-type="string">
            <text:p>QEALNLLEQLK</text:p>
          </table:table-cell>
          <table:table-cell table:formula="of:=SUBSTITUTE(SUBSTITUTE([.A1839];&quot;(+15.99)&quot;;&quot;&quot;);&quot;(+57.02)&quot;;&quot;&quot;)" office:value-type="string" office:string-value="QEALNLLEQLK" calcext:value-type="string">
            <text:p>QEALNLLEQLK</text:p>
          </table:table-cell>
          <table:table-cell office:value-type="string" calcext:value-type="string">
            <text:p>ETVVLDEGC(+57.02)RLLTDKK</text:p>
          </table:table-cell>
          <table:table-cell table:formula="of:=SUBSTITUTE(SUBSTITUTE([.C1839];&quot;(+15.99)&quot;;&quot;&quot;);&quot;(+57.02)&quot;;&quot;&quot;)" office:value-type="string" office:string-value="ETVVLDEGCRLLTDKK" calcext:value-type="string">
            <text:p>ETVVLDEGCRLLTDKK</text:p>
          </table:table-cell>
        </table:table-row>
        <table:table-row table:style-name="ro2">
          <table:table-cell office:value-type="string" calcext:value-type="string">
            <text:p>KNDPM(+15.99)DEVAEVVSK</text:p>
          </table:table-cell>
          <table:table-cell table:formula="of:=SUBSTITUTE(SUBSTITUTE([.A1840];&quot;(+15.99)&quot;;&quot;&quot;);&quot;(+57.02)&quot;;&quot;&quot;)" office:value-type="string" office:string-value="KNDPMDEVAEVVSK" calcext:value-type="string">
            <text:p>KNDPMDEVAEVVSK</text:p>
          </table:table-cell>
          <table:table-cell office:value-type="string" calcext:value-type="string">
            <text:p>LFAFGLGLVAAHLK</text:p>
          </table:table-cell>
          <table:table-cell table:formula="of:=SUBSTITUTE(SUBSTITUTE([.C1840];&quot;(+15.99)&quot;;&quot;&quot;);&quot;(+57.02)&quot;;&quot;&quot;)" office:value-type="string" office:string-value="LFAFGLGLVAAHLK" calcext:value-type="string">
            <text:p>LFAFGLGLVAAHLK</text:p>
          </table:table-cell>
        </table:table-row>
        <table:table-row table:style-name="ro2">
          <table:table-cell office:value-type="string" calcext:value-type="string">
            <text:p>HWFWEPYLLLTDKK</text:p>
          </table:table-cell>
          <table:table-cell table:formula="of:=SUBSTITUTE(SUBSTITUTE([.A1841];&quot;(+15.99)&quot;;&quot;&quot;);&quot;(+57.02)&quot;;&quot;&quot;)" office:value-type="string" office:string-value="HWFWEPYLLLTDKK" calcext:value-type="string">
            <text:p>HWFWEPYLLLTDKK</text:p>
          </table:table-cell>
          <table:table-cell office:value-type="string" calcext:value-type="string">
            <text:p>DEVLNAVPSAAPQTPK</text:p>
          </table:table-cell>
          <table:table-cell table:formula="of:=SUBSTITUTE(SUBSTITUTE([.C1841];&quot;(+15.99)&quot;;&quot;&quot;);&quot;(+57.02)&quot;;&quot;&quot;)" office:value-type="string" office:string-value="DEVLNAVPSAAPQTPK" calcext:value-type="string">
            <text:p>DEVLNAVPSAAPQTPK</text:p>
          </table:table-cell>
        </table:table-row>
        <table:table-row table:style-name="ro1">
          <table:table-cell office:value-type="string" calcext:value-type="string">
            <text:p>EAFNATLWEGVPK</text:p>
          </table:table-cell>
          <table:table-cell table:formula="of:=SUBSTITUTE(SUBSTITUTE([.A1842];&quot;(+15.99)&quot;;&quot;&quot;);&quot;(+57.02)&quot;;&quot;&quot;)" office:value-type="string" office:string-value="EAFNATLWEGVPK" calcext:value-type="string">
            <text:p>EAFNATLWEGVPK</text:p>
          </table:table-cell>
          <table:table-cell office:value-type="string" calcext:value-type="string">
            <text:p>KFMSALAENFK</text:p>
          </table:table-cell>
          <table:table-cell table:formula="of:=SUBSTITUTE(SUBSTITUTE([.C1842];&quot;(+15.99)&quot;;&quot;&quot;);&quot;(+57.02)&quot;;&quot;&quot;)" office:value-type="string" office:string-value="KFMSALAENFK" calcext:value-type="string">
            <text:p>KFMSALAENFK</text:p>
          </table:table-cell>
        </table:table-row>
        <table:table-row table:style-name="ro1">
          <table:table-cell office:value-type="string" calcext:value-type="string">
            <text:p>EYAVLDEAC(+57.02)RVLSEK</text:p>
          </table:table-cell>
          <table:table-cell table:formula="of:=SUBSTITUTE(SUBSTITUTE([.A1843];&quot;(+15.99)&quot;;&quot;&quot;);&quot;(+57.02)&quot;;&quot;&quot;)" office:value-type="string" office:string-value="EYAVLDEACRVLSEK" calcext:value-type="string">
            <text:p>EYAVLDEACRVLSEK</text:p>
          </table:table-cell>
          <table:table-cell office:value-type="string" calcext:value-type="string">
            <text:p>AGNM(+15.99)YVDVK</text:p>
          </table:table-cell>
          <table:table-cell table:formula="of:=SUBSTITUTE(SUBSTITUTE([.C1843];&quot;(+15.99)&quot;;&quot;&quot;);&quot;(+57.02)&quot;;&quot;&quot;)" office:value-type="string" office:string-value="AGNMYVDVK" calcext:value-type="string">
            <text:p>AGNMYVDVK</text:p>
          </table:table-cell>
        </table:table-row>
        <table:table-row table:style-name="ro2">
          <table:table-cell office:value-type="string" calcext:value-type="string">
            <text:p>KWRNVFLLVTK</text:p>
          </table:table-cell>
          <table:table-cell table:formula="of:=SUBSTITUTE(SUBSTITUTE([.A1844];&quot;(+15.99)&quot;;&quot;&quot;);&quot;(+57.02)&quot;;&quot;&quot;)" office:value-type="string" office:string-value="KWRNVFLLVTK" calcext:value-type="string">
            <text:p>KWRNVFLLVTK</text:p>
          </table:table-cell>
          <table:table-cell office:value-type="string" calcext:value-type="string">
            <text:p>WEM(+15.99)TQLLGANLVENLLALEVR</text:p>
          </table:table-cell>
          <table:table-cell table:formula="of:=SUBSTITUTE(SUBSTITUTE([.C1844];&quot;(+15.99)&quot;;&quot;&quot;);&quot;(+57.02)&quot;;&quot;&quot;)" office:value-type="string" office:string-value="WEMTQLLGANLVENLLALEVR" calcext:value-type="string">
            <text:p>WEMTQLLGANLVENLLALEVR</text:p>
          </table:table-cell>
        </table:table-row>
        <table:table-row table:style-name="ro2">
          <table:table-cell office:value-type="string" calcext:value-type="string">
            <text:p>NPVELSPLLEHR</text:p>
          </table:table-cell>
          <table:table-cell table:formula="of:=SUBSTITUTE(SUBSTITUTE([.A1845];&quot;(+15.99)&quot;;&quot;&quot;);&quot;(+57.02)&quot;;&quot;&quot;)" office:value-type="string" office:string-value="NPVELSPLLEHR" calcext:value-type="string">
            <text:p>NPVELSPLLEHR</text:p>
          </table:table-cell>
          <table:table-cell office:value-type="string" calcext:value-type="string">
            <text:p>DGVDVAVALGMLETR</text:p>
          </table:table-cell>
          <table:table-cell table:formula="of:=SUBSTITUTE(SUBSTITUTE([.C1845];&quot;(+15.99)&quot;;&quot;&quot;);&quot;(+57.02)&quot;;&quot;&quot;)" office:value-type="string" office:string-value="DGVDVAVALGMLETR" calcext:value-type="string">
            <text:p>DGVDVAVALGMLETR</text:p>
          </table:table-cell>
        </table:table-row>
        <table:table-row table:style-name="ro2">
          <table:table-cell office:value-type="string" calcext:value-type="string">
            <text:p>AETEPMLAGSC(+57.02)GHR</text:p>
          </table:table-cell>
          <table:table-cell table:formula="of:=SUBSTITUTE(SUBSTITUTE([.A1846];&quot;(+15.99)&quot;;&quot;&quot;);&quot;(+57.02)&quot;;&quot;&quot;)" office:value-type="string" office:string-value="AETEPMLAGSCGHR" calcext:value-type="string">
            <text:p>AETEPMLAGSCGHR</text:p>
          </table:table-cell>
          <table:table-cell office:value-type="string" calcext:value-type="string">
            <text:p>NVAAGANAETPK</text:p>
          </table:table-cell>
          <table:table-cell table:formula="of:=SUBSTITUTE(SUBSTITUTE([.C1846];&quot;(+15.99)&quot;;&quot;&quot;);&quot;(+57.02)&quot;;&quot;&quot;)" office:value-type="string" office:string-value="NVAAGANAETPK" calcext:value-type="string">
            <text:p>NVAAGANAETPK</text:p>
          </table:table-cell>
        </table:table-row>
        <table:table-row table:style-name="ro2">
          <table:table-cell office:value-type="string" calcext:value-type="string">
            <text:p>EVPYKQAGK</text:p>
          </table:table-cell>
          <table:table-cell table:formula="of:=SUBSTITUTE(SUBSTITUTE([.A1847];&quot;(+15.99)&quot;;&quot;&quot;);&quot;(+57.02)&quot;;&quot;&quot;)" office:value-type="string" office:string-value="EVPYKQAGK" calcext:value-type="string">
            <text:p>EVPYKQAGK</text:p>
          </table:table-cell>
          <table:table-cell office:value-type="string" calcext:value-type="string">
            <text:p>MWASLLATAEVVK</text:p>
          </table:table-cell>
          <table:table-cell table:formula="of:=SUBSTITUTE(SUBSTITUTE([.C1847];&quot;(+15.99)&quot;;&quot;&quot;);&quot;(+57.02)&quot;;&quot;&quot;)" office:value-type="string" office:string-value="MWASLLATAEVVK" calcext:value-type="string">
            <text:p>MWASLLATAEVVK</text:p>
          </table:table-cell>
        </table:table-row>
        <table:table-row table:style-name="ro2">
          <table:table-cell office:value-type="string" calcext:value-type="string">
            <text:p>LMMRC(+57.02)C(+57.02)PYLRAK</text:p>
          </table:table-cell>
          <table:table-cell table:formula="of:=SUBSTITUTE(SUBSTITUTE([.A1848];&quot;(+15.99)&quot;;&quot;&quot;);&quot;(+57.02)&quot;;&quot;&quot;)" office:value-type="string" office:string-value="LMMRCCPYLRAK" calcext:value-type="string">
            <text:p>LMMRCCPYLRAK</text:p>
          </table:table-cell>
          <table:table-cell office:value-type="string" calcext:value-type="string">
            <text:p>KC(+57.02)NM(+15.99)GLALGM(+15.99)LETR</text:p>
          </table:table-cell>
          <table:table-cell table:formula="of:=SUBSTITUTE(SUBSTITUTE([.C1848];&quot;(+15.99)&quot;;&quot;&quot;);&quot;(+57.02)&quot;;&quot;&quot;)" office:value-type="string" office:string-value="KCNMGLALGMLETR" calcext:value-type="string">
            <text:p>KCNMGLALGMLETR</text:p>
          </table:table-cell>
        </table:table-row>
        <table:table-row table:style-name="ro1">
          <table:table-cell office:value-type="string" calcext:value-type="string">
            <text:p>ETFDVHQQAFDAAAK</text:p>
          </table:table-cell>
          <table:table-cell table:formula="of:=SUBSTITUTE(SUBSTITUTE([.A1849];&quot;(+15.99)&quot;;&quot;&quot;);&quot;(+57.02)&quot;;&quot;&quot;)" office:value-type="string" office:string-value="ETFDVHQQAFDAAAK" calcext:value-type="string">
            <text:p>ETFDVHQQAFDAAAK</text:p>
          </table:table-cell>
          <table:table-cell office:value-type="string" calcext:value-type="string">
            <text:p>ELDSDLERM(+15.99)SR</text:p>
          </table:table-cell>
          <table:table-cell table:formula="of:=SUBSTITUTE(SUBSTITUTE([.C1849];&quot;(+15.99)&quot;;&quot;&quot;);&quot;(+57.02)&quot;;&quot;&quot;)" office:value-type="string" office:string-value="ELDSDLERMSR" calcext:value-type="string">
            <text:p>ELDSDLERMSR</text:p>
          </table:table-cell>
        </table:table-row>
        <table:table-row table:style-name="ro1">
          <table:table-cell office:value-type="string" calcext:value-type="string">
            <text:p>QSHASLLFHLGSMAK</text:p>
          </table:table-cell>
          <table:table-cell table:formula="of:=SUBSTITUTE(SUBSTITUTE([.A1850];&quot;(+15.99)&quot;;&quot;&quot;);&quot;(+57.02)&quot;;&quot;&quot;)" office:value-type="string" office:string-value="QSHASLLFHLGSMAK" calcext:value-type="string">
            <text:p>QSHASLLFHLGSMAK</text:p>
          </table:table-cell>
          <table:table-cell office:value-type="string" calcext:value-type="string">
            <text:p>SM(+15.99)LEESM(+15.99)LLK</text:p>
          </table:table-cell>
          <table:table-cell table:formula="of:=SUBSTITUTE(SUBSTITUTE([.C1850];&quot;(+15.99)&quot;;&quot;&quot;);&quot;(+57.02)&quot;;&quot;&quot;)" office:value-type="string" office:string-value="SMLEESMLLK" calcext:value-type="string">
            <text:p>SMLEESMLLK</text:p>
          </table:table-cell>
        </table:table-row>
        <table:table-row table:style-name="ro2">
          <table:table-cell office:value-type="string" calcext:value-type="string">
            <text:p>KFVDRSAGNSPR</text:p>
          </table:table-cell>
          <table:table-cell table:formula="of:=SUBSTITUTE(SUBSTITUTE([.A1851];&quot;(+15.99)&quot;;&quot;&quot;);&quot;(+57.02)&quot;;&quot;&quot;)" office:value-type="string" office:string-value="KFVDRSAGNSPR" calcext:value-type="string">
            <text:p>KFVDRSAGNSPR</text:p>
          </table:table-cell>
          <table:table-cell office:value-type="string" calcext:value-type="string">
            <text:p>ESPFLTDVSEVAER</text:p>
          </table:table-cell>
          <table:table-cell table:formula="of:=SUBSTITUTE(SUBSTITUTE([.C1851];&quot;(+15.99)&quot;;&quot;&quot;);&quot;(+57.02)&quot;;&quot;&quot;)" office:value-type="string" office:string-value="ESPFLTDVSEVAER" calcext:value-type="string">
            <text:p>ESPFLTDVSEVAER</text:p>
          </table:table-cell>
        </table:table-row>
        <table:table-row table:style-name="ro2">
          <table:table-cell office:value-type="string" calcext:value-type="string">
            <text:p>HNYDLTSNNHASSHR</text:p>
          </table:table-cell>
          <table:table-cell table:formula="of:=SUBSTITUTE(SUBSTITUTE([.A1852];&quot;(+15.99)&quot;;&quot;&quot;);&quot;(+57.02)&quot;;&quot;&quot;)" office:value-type="string" office:string-value="HNYDLTSNNHASSHR" calcext:value-type="string">
            <text:p>HNYDLTSNNHASSHR</text:p>
          </table:table-cell>
          <table:table-cell office:value-type="string" calcext:value-type="string">
            <text:p>DPKFFGMKC(+57.02)APK</text:p>
          </table:table-cell>
          <table:table-cell table:formula="of:=SUBSTITUTE(SUBSTITUTE([.C1852];&quot;(+15.99)&quot;;&quot;&quot;);&quot;(+57.02)&quot;;&quot;&quot;)" office:value-type="string" office:string-value="DPKFFGMKCAPK" calcext:value-type="string">
            <text:p>DPKFFGMKCAPK</text:p>
          </table:table-cell>
        </table:table-row>
        <table:table-row table:style-name="ro2">
          <table:table-cell office:value-type="string" calcext:value-type="string">
            <text:p>SMLTDLEKLKK</text:p>
          </table:table-cell>
          <table:table-cell table:formula="of:=SUBSTITUTE(SUBSTITUTE([.A1853];&quot;(+15.99)&quot;;&quot;&quot;);&quot;(+57.02)&quot;;&quot;&quot;)" office:value-type="string" office:string-value="SMLTDLEKLKK" calcext:value-type="string">
            <text:p>SMLTDLEKLKK</text:p>
          </table:table-cell>
          <table:table-cell office:value-type="string" calcext:value-type="string">
            <text:p>KLSLTVDSLKLC(+57.02)HK</text:p>
          </table:table-cell>
          <table:table-cell table:formula="of:=SUBSTITUTE(SUBSTITUTE([.C1853];&quot;(+15.99)&quot;;&quot;&quot;);&quot;(+57.02)&quot;;&quot;&quot;)" office:value-type="string" office:string-value="KLSLTVDSLKLCHK" calcext:value-type="string">
            <text:p>KLSLTVDSLKLCHK</text:p>
          </table:table-cell>
        </table:table-row>
        <table:table-row table:style-name="ro2">
          <table:table-cell office:value-type="string" calcext:value-type="string">
            <text:p>VFANLAFFTK</text:p>
          </table:table-cell>
          <table:table-cell table:formula="of:=SUBSTITUTE(SUBSTITUTE([.A1854];&quot;(+15.99)&quot;;&quot;&quot;);&quot;(+57.02)&quot;;&quot;&quot;)" office:value-type="string" office:string-value="VFANLAFFTK" calcext:value-type="string">
            <text:p>VFANLAFFTK</text:p>
          </table:table-cell>
          <table:table-cell office:value-type="string" calcext:value-type="string">
            <text:p>WC(+57.02)DATLWTALPK</text:p>
          </table:table-cell>
          <table:table-cell table:formula="of:=SUBSTITUTE(SUBSTITUTE([.C1854];&quot;(+15.99)&quot;;&quot;&quot;);&quot;(+57.02)&quot;;&quot;&quot;)" office:value-type="string" office:string-value="WCDATLWTALPK" calcext:value-type="string">
            <text:p>WCDATLWTALPK</text:p>
          </table:table-cell>
        </table:table-row>
        <table:table-row table:style-name="ro2">
          <table:table-cell office:value-type="string" calcext:value-type="string">
            <text:p>C(+57.02)TYNSSNPETELGR</text:p>
          </table:table-cell>
          <table:table-cell table:formula="of:=SUBSTITUTE(SUBSTITUTE([.A1855];&quot;(+15.99)&quot;;&quot;&quot;);&quot;(+57.02)&quot;;&quot;&quot;)" office:value-type="string" office:string-value="CTYNSSNPETELGR" calcext:value-type="string">
            <text:p>CTYNSSNPETELGR</text:p>
          </table:table-cell>
          <table:table-cell office:value-type="string" calcext:value-type="string">
            <text:p>QAPEFALVGMQK</text:p>
          </table:table-cell>
          <table:table-cell table:formula="of:=SUBSTITUTE(SUBSTITUTE([.C1855];&quot;(+15.99)&quot;;&quot;&quot;);&quot;(+57.02)&quot;;&quot;&quot;)" office:value-type="string" office:string-value="QAPEFALVGMQK" calcext:value-type="string">
            <text:p>QAPEFALVGMQK</text:p>
          </table:table-cell>
        </table:table-row>
        <table:table-row table:style-name="ro2">
          <table:table-cell office:value-type="string" calcext:value-type="string">
            <text:p>NC(+57.02)TLHC(+57.02)TTK</text:p>
          </table:table-cell>
          <table:table-cell table:formula="of:=SUBSTITUTE(SUBSTITUTE([.A1856];&quot;(+15.99)&quot;;&quot;&quot;);&quot;(+57.02)&quot;;&quot;&quot;)" office:value-type="string" office:string-value="NCTLHCTTK" calcext:value-type="string">
            <text:p>NCTLHCTTK</text:p>
          </table:table-cell>
          <table:table-cell office:value-type="string" calcext:value-type="string">
            <text:p>QLWELGVPNSPHMK</text:p>
          </table:table-cell>
          <table:table-cell table:formula="of:=SUBSTITUTE(SUBSTITUTE([.C1856];&quot;(+15.99)&quot;;&quot;&quot;);&quot;(+57.02)&quot;;&quot;&quot;)" office:value-type="string" office:string-value="QLWELGVPNSPHMK" calcext:value-type="string">
            <text:p>QLWELGVPNSPHMK</text:p>
          </table:table-cell>
        </table:table-row>
        <table:table-row table:style-name="ro2">
          <table:table-cell office:value-type="string" calcext:value-type="string">
            <text:p>EPPSLQRGLLK</text:p>
          </table:table-cell>
          <table:table-cell table:formula="of:=SUBSTITUTE(SUBSTITUTE([.A1857];&quot;(+15.99)&quot;;&quot;&quot;);&quot;(+57.02)&quot;;&quot;&quot;)" office:value-type="string" office:string-value="EPPSLQRGLLK" calcext:value-type="string">
            <text:p>EPPSLQRGLLK</text:p>
          </table:table-cell>
          <table:table-cell office:value-type="string" calcext:value-type="string">
            <text:p>RWQDNELTSLQELK</text:p>
          </table:table-cell>
          <table:table-cell table:formula="of:=SUBSTITUTE(SUBSTITUTE([.C1857];&quot;(+15.99)&quot;;&quot;&quot;);&quot;(+57.02)&quot;;&quot;&quot;)" office:value-type="string" office:string-value="RWQDNELTSLQELK" calcext:value-type="string">
            <text:p>RWQDNELTSLQELK</text:p>
          </table:table-cell>
        </table:table-row>
        <table:table-row table:style-name="ro2">
          <table:table-cell office:value-type="string" calcext:value-type="string">
            <text:p>EMSHLDEMELLLTDQK</text:p>
          </table:table-cell>
          <table:table-cell table:formula="of:=SUBSTITUTE(SUBSTITUTE([.A1858];&quot;(+15.99)&quot;;&quot;&quot;);&quot;(+57.02)&quot;;&quot;&quot;)" office:value-type="string" office:string-value="EMSHLDEMELLLTDQK" calcext:value-type="string">
            <text:p>EMSHLDEMELLLTDQK</text:p>
          </table:table-cell>
          <table:table-cell office:value-type="string" calcext:value-type="string">
            <text:p>MM(+15.99)M(+15.99)STAPATLLNR</text:p>
          </table:table-cell>
          <table:table-cell table:formula="of:=SUBSTITUTE(SUBSTITUTE([.C1858];&quot;(+15.99)&quot;;&quot;&quot;);&quot;(+57.02)&quot;;&quot;&quot;)" office:value-type="string" office:string-value="MMMSTAPATLLNR" calcext:value-type="string">
            <text:p>MMMSTAPATLLNR</text:p>
          </table:table-cell>
        </table:table-row>
        <table:table-row table:style-name="ro2">
          <table:table-cell office:value-type="string" calcext:value-type="string">
            <text:p>SDDWPM(+15.99)PR</text:p>
          </table:table-cell>
          <table:table-cell table:formula="of:=SUBSTITUTE(SUBSTITUTE([.A1859];&quot;(+15.99)&quot;;&quot;&quot;);&quot;(+57.02)&quot;;&quot;&quot;)" office:value-type="string" office:string-value="SDDWPMPR" calcext:value-type="string">
            <text:p>SDDWPMPR</text:p>
          </table:table-cell>
          <table:table-cell office:value-type="string" calcext:value-type="string">
            <text:p>KMAPLLQEDGLNKR</text:p>
          </table:table-cell>
          <table:table-cell table:formula="of:=SUBSTITUTE(SUBSTITUTE([.C1859];&quot;(+15.99)&quot;;&quot;&quot;);&quot;(+57.02)&quot;;&quot;&quot;)" office:value-type="string" office:string-value="KMAPLLQEDGLNKR" calcext:value-type="string">
            <text:p>KMAPLLQEDGLNKR</text:p>
          </table:table-cell>
        </table:table-row>
        <table:table-row table:style-name="ro2">
          <table:table-cell office:value-type="string" calcext:value-type="string">
            <text:p>DPPTVASEQLK</text:p>
          </table:table-cell>
          <table:table-cell table:formula="of:=SUBSTITUTE(SUBSTITUTE([.A1860];&quot;(+15.99)&quot;;&quot;&quot;);&quot;(+57.02)&quot;;&quot;&quot;)" office:value-type="string" office:string-value="DPPTVASEQLK" calcext:value-type="string">
            <text:p>DPPTVASEQLK</text:p>
          </table:table-cell>
          <table:table-cell office:value-type="string" calcext:value-type="string">
            <text:p>YFM(+15.99)PHLLGANLVEAVGLALEVR</text:p>
          </table:table-cell>
          <table:table-cell table:formula="of:=SUBSTITUTE(SUBSTITUTE([.C1860];&quot;(+15.99)&quot;;&quot;&quot;);&quot;(+57.02)&quot;;&quot;&quot;)" office:value-type="string" office:string-value="YFMPHLLGANLVEAVGLALEVR" calcext:value-type="string">
            <text:p>YFMPHLLGANLVEAVGLALEVR</text:p>
          </table:table-cell>
        </table:table-row>
        <table:table-row table:style-name="ro2">
          <table:table-cell office:value-type="string" calcext:value-type="string">
            <text:p>QVQYLSK</text:p>
          </table:table-cell>
          <table:table-cell table:formula="of:=SUBSTITUTE(SUBSTITUTE([.A1861];&quot;(+15.99)&quot;;&quot;&quot;);&quot;(+57.02)&quot;;&quot;&quot;)" office:value-type="string" office:string-value="QVQYLSK" calcext:value-type="string">
            <text:p>QVQYLSK</text:p>
          </table:table-cell>
          <table:table-cell office:value-type="string" calcext:value-type="string">
            <text:p>EFRFLSDPKFC(+57.02)EK</text:p>
          </table:table-cell>
          <table:table-cell table:formula="of:=SUBSTITUTE(SUBSTITUTE([.C1861];&quot;(+15.99)&quot;;&quot;&quot;);&quot;(+57.02)&quot;;&quot;&quot;)" office:value-type="string" office:string-value="EFRFLSDPKFCEK" calcext:value-type="string">
            <text:p>EFRFLSDPKFCEK</text:p>
          </table:table-cell>
        </table:table-row>
        <table:table-row table:style-name="ro2">
          <table:table-cell office:value-type="string" calcext:value-type="string">
            <text:p>QAPEFALVGMQK</text:p>
          </table:table-cell>
          <table:table-cell table:formula="of:=SUBSTITUTE(SUBSTITUTE([.A1862];&quot;(+15.99)&quot;;&quot;&quot;);&quot;(+57.02)&quot;;&quot;&quot;)" office:value-type="string" office:string-value="QAPEFALVGMQK" calcext:value-type="string">
            <text:p>QAPEFALVGMQK</text:p>
          </table:table-cell>
          <table:table-cell office:value-type="string" calcext:value-type="string">
            <text:p>KRMFSELTSFYEK</text:p>
          </table:table-cell>
          <table:table-cell table:formula="of:=SUBSTITUTE(SUBSTITUTE([.C1862];&quot;(+15.99)&quot;;&quot;&quot;);&quot;(+57.02)&quot;;&quot;&quot;)" office:value-type="string" office:string-value="KRMFSELTSFYEK" calcext:value-type="string">
            <text:p>KRMFSELTSFYEK</text:p>
          </table:table-cell>
        </table:table-row>
        <table:table-row table:style-name="ro2">
          <table:table-cell office:value-type="string" calcext:value-type="string">
            <text:p>TAGGLLLTKC(+57.02)HK</text:p>
          </table:table-cell>
          <table:table-cell table:formula="of:=SUBSTITUTE(SUBSTITUTE([.A1863];&quot;(+15.99)&quot;;&quot;&quot;);&quot;(+57.02)&quot;;&quot;&quot;)" office:value-type="string" office:string-value="TAGGLLLTKCHK" calcext:value-type="string">
            <text:p>TAGGLLLTKCHK</text:p>
          </table:table-cell>
          <table:table-cell office:value-type="string" calcext:value-type="string">
            <text:p>FWSPYFAAENNR</text:p>
          </table:table-cell>
          <table:table-cell table:formula="of:=SUBSTITUTE(SUBSTITUTE([.C1863];&quot;(+15.99)&quot;;&quot;&quot;);&quot;(+57.02)&quot;;&quot;&quot;)" office:value-type="string" office:string-value="FWSPYFAAENNR" calcext:value-type="string">
            <text:p>FWSPYFAAENNR</text:p>
          </table:table-cell>
        </table:table-row>
        <table:table-row table:style-name="ro2">
          <table:table-cell office:value-type="string" calcext:value-type="string">
            <text:p>NPVPNPWK</text:p>
          </table:table-cell>
          <table:table-cell table:formula="of:=SUBSTITUTE(SUBSTITUTE([.A1864];&quot;(+15.99)&quot;;&quot;&quot;);&quot;(+57.02)&quot;;&quot;&quot;)" office:value-type="string" office:string-value="NPVPNPWK" calcext:value-type="string">
            <text:p>NPVPNPWK</text:p>
          </table:table-cell>
          <table:table-cell office:value-type="string" calcext:value-type="string">
            <text:p>RNNAQAANLQLVMEAAR</text:p>
          </table:table-cell>
          <table:table-cell table:formula="of:=SUBSTITUTE(SUBSTITUTE([.C1864];&quot;(+15.99)&quot;;&quot;&quot;);&quot;(+57.02)&quot;;&quot;&quot;)" office:value-type="string" office:string-value="RNNAQAANLQLVMEAAR" calcext:value-type="string">
            <text:p>RNNAQAANLQLVMEAAR</text:p>
          </table:table-cell>
        </table:table-row>
        <table:table-row table:style-name="ro2">
          <table:table-cell office:value-type="string" calcext:value-type="string">
            <text:p>STLTLLC(+57.02)MSFMGYK</text:p>
          </table:table-cell>
          <table:table-cell table:formula="of:=SUBSTITUTE(SUBSTITUTE([.A1865];&quot;(+15.99)&quot;;&quot;&quot;);&quot;(+57.02)&quot;;&quot;&quot;)" office:value-type="string" office:string-value="STLTLLCMSFMGYK" calcext:value-type="string">
            <text:p>STLTLLCMSFMGYK</text:p>
          </table:table-cell>
          <table:table-cell office:value-type="string" calcext:value-type="string">
            <text:p>KWEM(+15.99)LALGMLETR</text:p>
          </table:table-cell>
          <table:table-cell table:formula="of:=SUBSTITUTE(SUBSTITUTE([.C1865];&quot;(+15.99)&quot;;&quot;&quot;);&quot;(+57.02)&quot;;&quot;&quot;)" office:value-type="string" office:string-value="KWEMLALGMLETR" calcext:value-type="string">
            <text:p>KWEMLALGMLETR</text:p>
          </table:table-cell>
        </table:table-row>
        <table:table-row table:style-name="ro1">
          <table:table-cell office:value-type="string" calcext:value-type="string">
            <text:p>EEC(+57.02)WC(+57.02)PWKVR</text:p>
          </table:table-cell>
          <table:table-cell table:formula="of:=SUBSTITUTE(SUBSTITUTE([.A1866];&quot;(+15.99)&quot;;&quot;&quot;);&quot;(+57.02)&quot;;&quot;&quot;)" office:value-type="string" office:string-value="EECWCPWKVR" calcext:value-type="string">
            <text:p>EECWCPWKVR</text:p>
          </table:table-cell>
          <table:table-cell office:value-type="string" calcext:value-type="string">
            <text:p>FWELEVPK</text:p>
          </table:table-cell>
          <table:table-cell table:formula="of:=SUBSTITUTE(SUBSTITUTE([.C1866];&quot;(+15.99)&quot;;&quot;&quot;);&quot;(+57.02)&quot;;&quot;&quot;)" office:value-type="string" office:string-value="FWELEVPK" calcext:value-type="string">
            <text:p>FWELEVPK</text:p>
          </table:table-cell>
        </table:table-row>
        <table:table-row table:style-name="ro2">
          <table:table-cell office:value-type="string" calcext:value-type="string">
            <text:p>LM(+15.99)WLGTLTETLEGPDLAK</text:p>
          </table:table-cell>
          <table:table-cell table:formula="of:=SUBSTITUTE(SUBSTITUTE([.A1867];&quot;(+15.99)&quot;;&quot;&quot;);&quot;(+57.02)&quot;;&quot;&quot;)" office:value-type="string" office:string-value="LMWLGTLTETLEGPDLAK" calcext:value-type="string">
            <text:p>LMWLGTLTETLEGPDLAK</text:p>
          </table:table-cell>
          <table:table-cell office:value-type="string" calcext:value-type="string">
            <text:p>HSSTVALMTLEDK</text:p>
          </table:table-cell>
          <table:table-cell table:formula="of:=SUBSTITUTE(SUBSTITUTE([.C1867];&quot;(+15.99)&quot;;&quot;&quot;);&quot;(+57.02)&quot;;&quot;&quot;)" office:value-type="string" office:string-value="HSSTVALMTLEDK" calcext:value-type="string">
            <text:p>HSSTVALMTLEDK</text:p>
          </table:table-cell>
        </table:table-row>
        <table:table-row table:style-name="ro2">
          <table:table-cell office:value-type="string" calcext:value-type="string">
            <text:p>AFLLLDMHR</text:p>
          </table:table-cell>
          <table:table-cell table:formula="of:=SUBSTITUTE(SUBSTITUTE([.A1868];&quot;(+15.99)&quot;;&quot;&quot;);&quot;(+57.02)&quot;;&quot;&quot;)" office:value-type="string" office:string-value="AFLLLDMHR" calcext:value-type="string">
            <text:p>AFLLLDMHR</text:p>
          </table:table-cell>
          <table:table-cell office:value-type="string" calcext:value-type="string">
            <text:p>EPRWYDWMKPK</text:p>
          </table:table-cell>
          <table:table-cell table:formula="of:=SUBSTITUTE(SUBSTITUTE([.C1868];&quot;(+15.99)&quot;;&quot;&quot;);&quot;(+57.02)&quot;;&quot;&quot;)" office:value-type="string" office:string-value="EPRWYDWMKPK" calcext:value-type="string">
            <text:p>EPRWYDWMKPK</text:p>
          </table:table-cell>
        </table:table-row>
        <table:table-row table:style-name="ro1">
          <table:table-cell office:value-type="string" calcext:value-type="string">
            <text:p>RRYLLYPEYMTDK</text:p>
          </table:table-cell>
          <table:table-cell table:formula="of:=SUBSTITUTE(SUBSTITUTE([.A1869];&quot;(+15.99)&quot;;&quot;&quot;);&quot;(+57.02)&quot;;&quot;&quot;)" office:value-type="string" office:string-value="RRYLLYPEYMTDK" calcext:value-type="string">
            <text:p>RRYLLYPEYMTDK</text:p>
          </table:table-cell>
          <table:table-cell office:value-type="string" calcext:value-type="string">
            <text:p>LLVVPAAK</text:p>
          </table:table-cell>
          <table:table-cell table:formula="of:=SUBSTITUTE(SUBSTITUTE([.C1869];&quot;(+15.99)&quot;;&quot;&quot;);&quot;(+57.02)&quot;;&quot;&quot;)" office:value-type="string" office:string-value="LLVVPAAK" calcext:value-type="string">
            <text:p>LLVVPAAK</text:p>
          </table:table-cell>
        </table:table-row>
        <table:table-row table:style-name="ro2">
          <table:table-cell office:value-type="string" calcext:value-type="string">
            <text:p>SPTGELLM(+15.99)GFWQR</text:p>
          </table:table-cell>
          <table:table-cell table:formula="of:=SUBSTITUTE(SUBSTITUTE([.A1870];&quot;(+15.99)&quot;;&quot;&quot;);&quot;(+57.02)&quot;;&quot;&quot;)" office:value-type="string" office:string-value="SPTGELLMGFWQR" calcext:value-type="string">
            <text:p>SPTGELLMGFWQR</text:p>
          </table:table-cell>
          <table:table-cell office:value-type="string" calcext:value-type="string">
            <text:p>LQNVGEAAGTPNLK</text:p>
          </table:table-cell>
          <table:table-cell table:formula="of:=SUBSTITUTE(SUBSTITUTE([.C1870];&quot;(+15.99)&quot;;&quot;&quot;);&quot;(+57.02)&quot;;&quot;&quot;)" office:value-type="string" office:string-value="LQNVGEAAGTPNLK" calcext:value-type="string">
            <text:p>LQNVGEAAGTPNLK</text:p>
          </table:table-cell>
        </table:table-row>
        <table:table-row table:style-name="ro1">
          <table:table-cell office:value-type="string" calcext:value-type="string">
            <text:p>WDPQLLDSGEKPGK</text:p>
          </table:table-cell>
          <table:table-cell table:formula="of:=SUBSTITUTE(SUBSTITUTE([.A1871];&quot;(+15.99)&quot;;&quot;&quot;);&quot;(+57.02)&quot;;&quot;&quot;)" office:value-type="string" office:string-value="WDPQLLDSGEKPGK" calcext:value-type="string">
            <text:p>WDPQLLDSGEKPGK</text:p>
          </table:table-cell>
          <table:table-cell office:value-type="string" calcext:value-type="string">
            <text:p>QM(+15.99)MC(+57.02)LVEK</text:p>
          </table:table-cell>
          <table:table-cell table:formula="of:=SUBSTITUTE(SUBSTITUTE([.C1871];&quot;(+15.99)&quot;;&quot;&quot;);&quot;(+57.02)&quot;;&quot;&quot;)" office:value-type="string" office:string-value="QMMCLVEK" calcext:value-type="string">
            <text:p>QMMCLVEK</text:p>
          </table:table-cell>
        </table:table-row>
        <table:table-row table:style-name="ro2">
          <table:table-cell office:value-type="string" calcext:value-type="string">
            <text:p>LQELEDHLENTGVALLR</text:p>
          </table:table-cell>
          <table:table-cell table:formula="of:=SUBSTITUTE(SUBSTITUTE([.A1872];&quot;(+15.99)&quot;;&quot;&quot;);&quot;(+57.02)&quot;;&quot;&quot;)" office:value-type="string" office:string-value="LQELEDHLENTGVALLR" calcext:value-type="string">
            <text:p>LQELEDHLENTGVALLR</text:p>
          </table:table-cell>
          <table:table-cell office:value-type="string" calcext:value-type="string">
            <text:p>RAWHWEPLLEEVKK</text:p>
          </table:table-cell>
          <table:table-cell table:formula="of:=SUBSTITUTE(SUBSTITUTE([.C1872];&quot;(+15.99)&quot;;&quot;&quot;);&quot;(+57.02)&quot;;&quot;&quot;)" office:value-type="string" office:string-value="RAWHWEPLLEEVKK" calcext:value-type="string">
            <text:p>RAWHWEPLLEEVKK</text:p>
          </table:table-cell>
        </table:table-row>
        <table:table-row table:style-name="ro2">
          <table:table-cell office:value-type="string" calcext:value-type="string">
            <text:p>VLDPMATNFK</text:p>
          </table:table-cell>
          <table:table-cell table:formula="of:=SUBSTITUTE(SUBSTITUTE([.A1873];&quot;(+15.99)&quot;;&quot;&quot;);&quot;(+57.02)&quot;;&quot;&quot;)" office:value-type="string" office:string-value="VLDPMATNFK" calcext:value-type="string">
            <text:p>VLDPMATNFK</text:p>
          </table:table-cell>
          <table:table-cell office:value-type="string" calcext:value-type="string">
            <text:p>M(+15.99)M(+15.99)C(+57.02)C(+57.02)ETGLDLLLEELQR</text:p>
          </table:table-cell>
          <table:table-cell table:formula="of:=SUBSTITUTE(SUBSTITUTE([.C1873];&quot;(+15.99)&quot;;&quot;&quot;);&quot;(+57.02)&quot;;&quot;&quot;)" office:value-type="string" office:string-value="MMCCETGLDLLLEELQR" calcext:value-type="string">
            <text:p>MMCCETGLDLLLEELQR</text:p>
          </table:table-cell>
        </table:table-row>
        <table:table-row table:style-name="ro2">
          <table:table-cell office:value-type="string" calcext:value-type="string">
            <text:p>LWWTLQLM(+15.99)QLDM(+15.99)YK</text:p>
          </table:table-cell>
          <table:table-cell table:formula="of:=SUBSTITUTE(SUBSTITUTE([.A1874];&quot;(+15.99)&quot;;&quot;&quot;);&quot;(+57.02)&quot;;&quot;&quot;)" office:value-type="string" office:string-value="LWWTLQLMQLDMYK" calcext:value-type="string">
            <text:p>LWWTLQLMQLDMYK</text:p>
          </table:table-cell>
          <table:table-cell office:value-type="string" calcext:value-type="string">
            <text:p>NM(+15.99)LGNLNQLRSFK</text:p>
          </table:table-cell>
          <table:table-cell table:formula="of:=SUBSTITUTE(SUBSTITUTE([.C1874];&quot;(+15.99)&quot;;&quot;&quot;);&quot;(+57.02)&quot;;&quot;&quot;)" office:value-type="string" office:string-value="NMLGNLNQLRSFK" calcext:value-type="string">
            <text:p>NMLGNLNQLRSFK</text:p>
          </table:table-cell>
        </table:table-row>
        <table:table-row table:style-name="ro2">
          <table:table-cell office:value-type="string" calcext:value-type="string">
            <text:p>RTSEGTVTKLYENK</text:p>
          </table:table-cell>
          <table:table-cell table:formula="of:=SUBSTITUTE(SUBSTITUTE([.A1875];&quot;(+15.99)&quot;;&quot;&quot;);&quot;(+57.02)&quot;;&quot;&quot;)" office:value-type="string" office:string-value="RTSEGTVTKLYENK" calcext:value-type="string">
            <text:p>RTSEGTVTKLYENK</text:p>
          </table:table-cell>
          <table:table-cell office:value-type="string" calcext:value-type="string">
            <text:p>DSSFGSDTPMVLLAK</text:p>
          </table:table-cell>
          <table:table-cell table:formula="of:=SUBSTITUTE(SUBSTITUTE([.C1875];&quot;(+15.99)&quot;;&quot;&quot;);&quot;(+57.02)&quot;;&quot;&quot;)" office:value-type="string" office:string-value="DSSFGSDTPMVLLAK" calcext:value-type="string">
            <text:p>DSSFGSDTPMVLLAK</text:p>
          </table:table-cell>
        </table:table-row>
        <table:table-row table:style-name="ro1">
          <table:table-cell office:value-type="string" calcext:value-type="string">
            <text:p>DNC(+57.02)TAELGDK</text:p>
          </table:table-cell>
          <table:table-cell table:formula="of:=SUBSTITUTE(SUBSTITUTE([.A1876];&quot;(+15.99)&quot;;&quot;&quot;);&quot;(+57.02)&quot;;&quot;&quot;)" office:value-type="string" office:string-value="DNCTAELGDK" calcext:value-type="string">
            <text:p>DNCTAELGDK</text:p>
          </table:table-cell>
          <table:table-cell office:value-type="string" calcext:value-type="string">
            <text:p>TSFNKQEQSK</text:p>
          </table:table-cell>
          <table:table-cell table:formula="of:=SUBSTITUTE(SUBSTITUTE([.C1876];&quot;(+15.99)&quot;;&quot;&quot;);&quot;(+57.02)&quot;;&quot;&quot;)" office:value-type="string" office:string-value="TSFNKQEQSK" calcext:value-type="string">
            <text:p>TSFNKQEQSK</text:p>
          </table:table-cell>
        </table:table-row>
        <table:table-row table:style-name="ro1">
          <table:table-cell office:value-type="string" calcext:value-type="string">
            <text:p>NMVLVNSDEK</text:p>
          </table:table-cell>
          <table:table-cell table:formula="of:=SUBSTITUTE(SUBSTITUTE([.A1877];&quot;(+15.99)&quot;;&quot;&quot;);&quot;(+57.02)&quot;;&quot;&quot;)" office:value-type="string" office:string-value="NMVLVNSDEK" calcext:value-type="string">
            <text:p>NMVLVNSDEK</text:p>
          </table:table-cell>
          <table:table-cell office:value-type="string" calcext:value-type="string">
            <text:p>KLLVYQDSHK</text:p>
          </table:table-cell>
          <table:table-cell table:formula="of:=SUBSTITUTE(SUBSTITUTE([.C1877];&quot;(+15.99)&quot;;&quot;&quot;);&quot;(+57.02)&quot;;&quot;&quot;)" office:value-type="string" office:string-value="KLLVYQDSHK" calcext:value-type="string">
            <text:p>KLLVYQDSHK</text:p>
          </table:table-cell>
        </table:table-row>
        <table:table-row table:style-name="ro2">
          <table:table-cell office:value-type="string" calcext:value-type="string">
            <text:p>LPAC(+57.02)FNVQENFVYM(+15.99)LEQVHR</text:p>
          </table:table-cell>
          <table:table-cell table:formula="of:=SUBSTITUTE(SUBSTITUTE([.A1878];&quot;(+15.99)&quot;;&quot;&quot;);&quot;(+57.02)&quot;;&quot;&quot;)" office:value-type="string" office:string-value="LPACFNVQENFVYMLEQVHR" calcext:value-type="string">
            <text:p>LPACFNVQENFVYMLEQVHR</text:p>
          </table:table-cell>
          <table:table-cell office:value-type="string" calcext:value-type="string">
            <text:p>LALLMDK</text:p>
          </table:table-cell>
          <table:table-cell table:formula="of:=SUBSTITUTE(SUBSTITUTE([.C1878];&quot;(+15.99)&quot;;&quot;&quot;);&quot;(+57.02)&quot;;&quot;&quot;)" office:value-type="string" office:string-value="LALLMDK" calcext:value-type="string">
            <text:p>LALLMDK</text:p>
          </table:table-cell>
        </table:table-row>
        <table:table-row table:style-name="ro2">
          <table:table-cell office:value-type="string" calcext:value-type="string">
            <text:p>KVNEM(+15.99)NHLLDNSTK</text:p>
          </table:table-cell>
          <table:table-cell table:formula="of:=SUBSTITUTE(SUBSTITUTE([.A1879];&quot;(+15.99)&quot;;&quot;&quot;);&quot;(+57.02)&quot;;&quot;&quot;)" office:value-type="string" office:string-value="KVNEMNHLLDNSTK" calcext:value-type="string">
            <text:p>KVNEMNHLLDNSTK</text:p>
          </table:table-cell>
          <table:table-cell office:value-type="string" calcext:value-type="string">
            <text:p>LM(+15.99)SRQSRLKDDLSK</text:p>
          </table:table-cell>
          <table:table-cell table:formula="of:=SUBSTITUTE(SUBSTITUTE([.C1879];&quot;(+15.99)&quot;;&quot;&quot;);&quot;(+57.02)&quot;;&quot;&quot;)" office:value-type="string" office:string-value="LMSRQSRLKDDLSK" calcext:value-type="string">
            <text:p>LMSRQSRLKDDLSK</text:p>
          </table:table-cell>
        </table:table-row>
        <table:table-row table:style-name="ro1">
          <table:table-cell office:value-type="string" calcext:value-type="string">
            <text:p>SAM(+15.99)TGELDELVNGLSLR</text:p>
          </table:table-cell>
          <table:table-cell table:formula="of:=SUBSTITUTE(SUBSTITUTE([.A1880];&quot;(+15.99)&quot;;&quot;&quot;);&quot;(+57.02)&quot;;&quot;&quot;)" office:value-type="string" office:string-value="SAMTGELDELVNGLSLR" calcext:value-type="string">
            <text:p>SAMTGELDELVNGLSLR</text:p>
          </table:table-cell>
          <table:table-cell office:value-type="string" calcext:value-type="string">
            <text:p>NPDPQM(+15.99)GTMK</text:p>
          </table:table-cell>
          <table:table-cell table:formula="of:=SUBSTITUTE(SUBSTITUTE([.C1880];&quot;(+15.99)&quot;;&quot;&quot;);&quot;(+57.02)&quot;;&quot;&quot;)" office:value-type="string" office:string-value="NPDPQMGTMK" calcext:value-type="string">
            <text:p>NPDPQMGTMK</text:p>
          </table:table-cell>
        </table:table-row>
        <table:table-row table:style-name="ro2">
          <table:table-cell office:value-type="string" calcext:value-type="string">
            <text:p>EHLNTHMLK</text:p>
          </table:table-cell>
          <table:table-cell table:formula="of:=SUBSTITUTE(SUBSTITUTE([.A1881];&quot;(+15.99)&quot;;&quot;&quot;);&quot;(+57.02)&quot;;&quot;&quot;)" office:value-type="string" office:string-value="EHLNTHMLK" calcext:value-type="string">
            <text:p>EHLNTHMLK</text:p>
          </table:table-cell>
          <table:table-cell office:value-type="string" calcext:value-type="string">
            <text:p>GLTLNPGHVEYETLSR</text:p>
          </table:table-cell>
          <table:table-cell table:formula="of:=SUBSTITUTE(SUBSTITUTE([.C1881];&quot;(+15.99)&quot;;&quot;&quot;);&quot;(+57.02)&quot;;&quot;&quot;)" office:value-type="string" office:string-value="GLTLNPGHVEYETLSR" calcext:value-type="string">
            <text:p>GLTLNPGHVEYETLSR</text:p>
          </table:table-cell>
        </table:table-row>
        <table:table-row table:style-name="ro1">
          <table:table-cell office:value-type="string" calcext:value-type="string">
            <text:p>SSVYNAQQVYVK</text:p>
          </table:table-cell>
          <table:table-cell table:formula="of:=SUBSTITUTE(SUBSTITUTE([.A1882];&quot;(+15.99)&quot;;&quot;&quot;);&quot;(+57.02)&quot;;&quot;&quot;)" office:value-type="string" office:string-value="SSVYNAQQVYVK" calcext:value-type="string">
            <text:p>SSVYNAQQVYVK</text:p>
          </table:table-cell>
          <table:table-cell office:value-type="string" calcext:value-type="string">
            <text:p>C(+57.02)C(+57.02)LKFARPK</text:p>
          </table:table-cell>
          <table:table-cell table:formula="of:=SUBSTITUTE(SUBSTITUTE([.C1882];&quot;(+15.99)&quot;;&quot;&quot;);&quot;(+57.02)&quot;;&quot;&quot;)" office:value-type="string" office:string-value="CCLKFARPK" calcext:value-type="string">
            <text:p>CCLKFARPK</text:p>
          </table:table-cell>
        </table:table-row>
        <table:table-row table:style-name="ro1">
          <table:table-cell office:value-type="string" calcext:value-type="string">
            <text:p>QWHVMALVGQGLWK</text:p>
          </table:table-cell>
          <table:table-cell table:formula="of:=SUBSTITUTE(SUBSTITUTE([.A1883];&quot;(+15.99)&quot;;&quot;&quot;);&quot;(+57.02)&quot;;&quot;&quot;)" office:value-type="string" office:string-value="QWHVMALVGQGLWK" calcext:value-type="string">
            <text:p>QWHVMALVGQGLWK</text:p>
          </table:table-cell>
          <table:table-cell office:value-type="string" calcext:value-type="string">
            <text:p>REEVANLPLKR</text:p>
          </table:table-cell>
          <table:table-cell table:formula="of:=SUBSTITUTE(SUBSTITUTE([.C1883];&quot;(+15.99)&quot;;&quot;&quot;);&quot;(+57.02)&quot;;&quot;&quot;)" office:value-type="string" office:string-value="REEVANLPLKR" calcext:value-type="string">
            <text:p>REEVANLPLKR</text:p>
          </table:table-cell>
        </table:table-row>
        <table:table-row table:style-name="ro2">
          <table:table-cell office:value-type="string" calcext:value-type="string">
            <text:p>HC(+57.02)DEENLSPDLVLEK</text:p>
          </table:table-cell>
          <table:table-cell table:formula="of:=SUBSTITUTE(SUBSTITUTE([.A1884];&quot;(+15.99)&quot;;&quot;&quot;);&quot;(+57.02)&quot;;&quot;&quot;)" office:value-type="string" office:string-value="HCDEENLSPDLVLEK" calcext:value-type="string">
            <text:p>HCDEENLSPDLVLEK</text:p>
          </table:table-cell>
          <table:table-cell office:value-type="string" calcext:value-type="string">
            <text:p>EC(+57.02)FELEVTEPAK</text:p>
          </table:table-cell>
          <table:table-cell table:formula="of:=SUBSTITUTE(SUBSTITUTE([.C1884];&quot;(+15.99)&quot;;&quot;&quot;);&quot;(+57.02)&quot;;&quot;&quot;)" office:value-type="string" office:string-value="ECFELEVTEPAK" calcext:value-type="string">
            <text:p>ECFELEVTEPAK</text:p>
          </table:table-cell>
        </table:table-row>
        <table:table-row table:style-name="ro1">
          <table:table-cell office:value-type="string" calcext:value-type="string">
            <text:p>EPKPQEK</text:p>
          </table:table-cell>
          <table:table-cell table:formula="of:=SUBSTITUTE(SUBSTITUTE([.A1885];&quot;(+15.99)&quot;;&quot;&quot;);&quot;(+57.02)&quot;;&quot;&quot;)" office:value-type="string" office:string-value="EPKPQEK" calcext:value-type="string">
            <text:p>EPKPQEK</text:p>
          </table:table-cell>
          <table:table-cell office:value-type="string" calcext:value-type="string">
            <text:p>FFRYMPELK</text:p>
          </table:table-cell>
          <table:table-cell table:formula="of:=SUBSTITUTE(SUBSTITUTE([.C1885];&quot;(+15.99)&quot;;&quot;&quot;);&quot;(+57.02)&quot;;&quot;&quot;)" office:value-type="string" office:string-value="FFRYMPELK" calcext:value-type="string">
            <text:p>FFRYMPELK</text:p>
          </table:table-cell>
        </table:table-row>
        <table:table-row table:style-name="ro2">
          <table:table-cell office:value-type="string" calcext:value-type="string">
            <text:p>DLYVHLSALADVR</text:p>
          </table:table-cell>
          <table:table-cell table:formula="of:=SUBSTITUTE(SUBSTITUTE([.A1886];&quot;(+15.99)&quot;;&quot;&quot;);&quot;(+57.02)&quot;;&quot;&quot;)" office:value-type="string" office:string-value="DLYVHLSALADVR" calcext:value-type="string">
            <text:p>DLYVHLSALADVR</text:p>
          </table:table-cell>
          <table:table-cell office:value-type="string" calcext:value-type="string">
            <text:p>RWVVVEVNDLLLNSK</text:p>
          </table:table-cell>
          <table:table-cell table:formula="of:=SUBSTITUTE(SUBSTITUTE([.C1886];&quot;(+15.99)&quot;;&quot;&quot;);&quot;(+57.02)&quot;;&quot;&quot;)" office:value-type="string" office:string-value="RWVVVEVNDLLLNSK" calcext:value-type="string">
            <text:p>RWVVVEVNDLLLNSK</text:p>
          </table:table-cell>
        </table:table-row>
        <table:table-row table:style-name="ro2">
          <table:table-cell office:value-type="string" calcext:value-type="string">
            <text:p>NSLTHGM(+15.99)ALDANDR</text:p>
          </table:table-cell>
          <table:table-cell table:formula="of:=SUBSTITUTE(SUBSTITUTE([.A1887];&quot;(+15.99)&quot;;&quot;&quot;);&quot;(+57.02)&quot;;&quot;&quot;)" office:value-type="string" office:string-value="NSLTHGMALDANDR" calcext:value-type="string">
            <text:p>NSLTHGMALDANDR</text:p>
          </table:table-cell>
          <table:table-cell office:value-type="string" calcext:value-type="string">
            <text:p>SFVLC(+57.02)FAEGRC(+57.02)NPHK</text:p>
          </table:table-cell>
          <table:table-cell table:formula="of:=SUBSTITUTE(SUBSTITUTE([.C1887];&quot;(+15.99)&quot;;&quot;&quot;);&quot;(+57.02)&quot;;&quot;&quot;)" office:value-type="string" office:string-value="SFVLCFAEGRCNPHK" calcext:value-type="string">
            <text:p>SFVLCFAEGRCNPHK</text:p>
          </table:table-cell>
        </table:table-row>
        <table:table-row table:style-name="ro2">
          <table:table-cell office:value-type="string" calcext:value-type="string">
            <text:p>KEPVYPEQLK</text:p>
          </table:table-cell>
          <table:table-cell table:formula="of:=SUBSTITUTE(SUBSTITUTE([.A1888];&quot;(+15.99)&quot;;&quot;&quot;);&quot;(+57.02)&quot;;&quot;&quot;)" office:value-type="string" office:string-value="KEPVYPEQLK" calcext:value-type="string">
            <text:p>KEPVYPEQLK</text:p>
          </table:table-cell>
          <table:table-cell office:value-type="string" calcext:value-type="string">
            <text:p>ELSAPYYGSHNAHR</text:p>
          </table:table-cell>
          <table:table-cell table:formula="of:=SUBSTITUTE(SUBSTITUTE([.C1888];&quot;(+15.99)&quot;;&quot;&quot;);&quot;(+57.02)&quot;;&quot;&quot;)" office:value-type="string" office:string-value="ELSAPYYGSHNAHR" calcext:value-type="string">
            <text:p>ELSAPYYGSHNAHR</text:p>
          </table:table-cell>
        </table:table-row>
        <table:table-row table:style-name="ro2">
          <table:table-cell office:value-type="string" calcext:value-type="string">
            <text:p>QWLLYLDLLSSNADLSNK</text:p>
          </table:table-cell>
          <table:table-cell table:formula="of:=SUBSTITUTE(SUBSTITUTE([.A1889];&quot;(+15.99)&quot;;&quot;&quot;);&quot;(+57.02)&quot;;&quot;&quot;)" office:value-type="string" office:string-value="QWLLYLDLLSSNADLSNK" calcext:value-type="string">
            <text:p>QWLLYLDLLSSNADLSNK</text:p>
          </table:table-cell>
          <table:table-cell office:value-type="string" calcext:value-type="string">
            <text:p>HKASLENVNFADEM(+15.99)K</text:p>
          </table:table-cell>
          <table:table-cell table:formula="of:=SUBSTITUTE(SUBSTITUTE([.C1889];&quot;(+15.99)&quot;;&quot;&quot;);&quot;(+57.02)&quot;;&quot;&quot;)" office:value-type="string" office:string-value="HKASLENVNFADEMK" calcext:value-type="string">
            <text:p>HKASLENVNFADEMK</text:p>
          </table:table-cell>
        </table:table-row>
        <table:table-row table:style-name="ro1">
          <table:table-cell office:value-type="string" calcext:value-type="string">
            <text:p>EM(+15.99)DVLVLEAHNK</text:p>
          </table:table-cell>
          <table:table-cell table:formula="of:=SUBSTITUTE(SUBSTITUTE([.A1890];&quot;(+15.99)&quot;;&quot;&quot;);&quot;(+57.02)&quot;;&quot;&quot;)" office:value-type="string" office:string-value="EMDVLVLEAHNK" calcext:value-type="string">
            <text:p>EMDVLVLEAHNK</text:p>
          </table:table-cell>
          <table:table-cell office:value-type="string" calcext:value-type="string">
            <text:p>WC(+57.02)RKTLLR</text:p>
          </table:table-cell>
          <table:table-cell table:formula="of:=SUBSTITUTE(SUBSTITUTE([.C1890];&quot;(+15.99)&quot;;&quot;&quot;);&quot;(+57.02)&quot;;&quot;&quot;)" office:value-type="string" office:string-value="WCRKTLLR" calcext:value-type="string">
            <text:p>WCRKTLLR</text:p>
          </table:table-cell>
        </table:table-row>
        <table:table-row table:style-name="ro1">
          <table:table-cell office:value-type="string" calcext:value-type="string">
            <text:p>WVRLAEEEGK</text:p>
          </table:table-cell>
          <table:table-cell table:formula="of:=SUBSTITUTE(SUBSTITUTE([.A1891];&quot;(+15.99)&quot;;&quot;&quot;);&quot;(+57.02)&quot;;&quot;&quot;)" office:value-type="string" office:string-value="WVRLAEEEGK" calcext:value-type="string">
            <text:p>WVRLAEEEGK</text:p>
          </table:table-cell>
          <table:table-cell office:value-type="string" calcext:value-type="string">
            <text:p>LLEEADFRFK</text:p>
          </table:table-cell>
          <table:table-cell table:formula="of:=SUBSTITUTE(SUBSTITUTE([.C1891];&quot;(+15.99)&quot;;&quot;&quot;);&quot;(+57.02)&quot;;&quot;&quot;)" office:value-type="string" office:string-value="LLEEADFRFK" calcext:value-type="string">
            <text:p>LLEEADFRFK</text:p>
          </table:table-cell>
        </table:table-row>
        <table:table-row table:style-name="ro2">
          <table:table-cell office:value-type="string" calcext:value-type="string">
            <text:p>TAPEATLNTPK</text:p>
          </table:table-cell>
          <table:table-cell table:formula="of:=SUBSTITUTE(SUBSTITUTE([.A1892];&quot;(+15.99)&quot;;&quot;&quot;);&quot;(+57.02)&quot;;&quot;&quot;)" office:value-type="string" office:string-value="TAPEATLNTPK" calcext:value-type="string">
            <text:p>TAPEATLNTPK</text:p>
          </table:table-cell>
          <table:table-cell office:value-type="string" calcext:value-type="string">
            <text:p>EETGSYLAELVR</text:p>
          </table:table-cell>
          <table:table-cell table:formula="of:=SUBSTITUTE(SUBSTITUTE([.C1892];&quot;(+15.99)&quot;;&quot;&quot;);&quot;(+57.02)&quot;;&quot;&quot;)" office:value-type="string" office:string-value="EETGSYLAELVR" calcext:value-type="string">
            <text:p>EETGSYLAELVR</text:p>
          </table:table-cell>
        </table:table-row>
        <table:table-row table:style-name="ro2">
          <table:table-cell office:value-type="string" calcext:value-type="string">
            <text:p>YYREDHLKFRTKHR</text:p>
          </table:table-cell>
          <table:table-cell table:formula="of:=SUBSTITUTE(SUBSTITUTE([.A1893];&quot;(+15.99)&quot;;&quot;&quot;);&quot;(+57.02)&quot;;&quot;&quot;)" office:value-type="string" office:string-value="YYREDHLKFRTKHR" calcext:value-type="string">
            <text:p>YYREDHLKFRTKHR</text:p>
          </table:table-cell>
          <table:table-cell office:value-type="string" calcext:value-type="string">
            <text:p>M(+15.99)KLNENHTENTGVALLR</text:p>
          </table:table-cell>
          <table:table-cell table:formula="of:=SUBSTITUTE(SUBSTITUTE([.C1893];&quot;(+15.99)&quot;;&quot;&quot;);&quot;(+57.02)&quot;;&quot;&quot;)" office:value-type="string" office:string-value="MKLNENHTENTGVALLR" calcext:value-type="string">
            <text:p>MKLNENHTENTGVALLR</text:p>
          </table:table-cell>
        </table:table-row>
        <table:table-row table:style-name="ro2">
          <table:table-cell office:value-type="string" calcext:value-type="string">
            <text:p>WWYLTVAKVGPGK</text:p>
          </table:table-cell>
          <table:table-cell table:formula="of:=SUBSTITUTE(SUBSTITUTE([.A1894];&quot;(+15.99)&quot;;&quot;&quot;);&quot;(+57.02)&quot;;&quot;&quot;)" office:value-type="string" office:string-value="WWYLTVAKVGPGK" calcext:value-type="string">
            <text:p>WWYLTVAKVGPGK</text:p>
          </table:table-cell>
          <table:table-cell office:value-type="string" calcext:value-type="string">
            <text:p>C(+57.02)SQDLTLNGSGLALGR</text:p>
          </table:table-cell>
          <table:table-cell table:formula="of:=SUBSTITUTE(SUBSTITUTE([.C1894];&quot;(+15.99)&quot;;&quot;&quot;);&quot;(+57.02)&quot;;&quot;&quot;)" office:value-type="string" office:string-value="CSQDLTLNGSGLALGR" calcext:value-type="string">
            <text:p>CSQDLTLNGSGLALGR</text:p>
          </table:table-cell>
        </table:table-row>
        <table:table-row table:style-name="ro2">
          <table:table-cell office:value-type="string" calcext:value-type="string">
            <text:p>LANLDEPYLLLTDKK</text:p>
          </table:table-cell>
          <table:table-cell table:formula="of:=SUBSTITUTE(SUBSTITUTE([.A1895];&quot;(+15.99)&quot;;&quot;&quot;);&quot;(+57.02)&quot;;&quot;&quot;)" office:value-type="string" office:string-value="LANLDEPYLLLTDKK" calcext:value-type="string">
            <text:p>LANLDEPYLLLTDKK</text:p>
          </table:table-cell>
          <table:table-cell office:value-type="string" calcext:value-type="string">
            <text:p>WRTQWEEANQRK</text:p>
          </table:table-cell>
          <table:table-cell table:formula="of:=SUBSTITUTE(SUBSTITUTE([.C1895];&quot;(+15.99)&quot;;&quot;&quot;);&quot;(+57.02)&quot;;&quot;&quot;)" office:value-type="string" office:string-value="WRTQWEEANQRK" calcext:value-type="string">
            <text:p>WRTQWEEANQRK</text:p>
          </table:table-cell>
        </table:table-row>
        <table:table-row table:style-name="ro2">
          <table:table-cell office:value-type="string" calcext:value-type="string">
            <text:p>KFAEAVLTAPNK</text:p>
          </table:table-cell>
          <table:table-cell table:formula="of:=SUBSTITUTE(SUBSTITUTE([.A1896];&quot;(+15.99)&quot;;&quot;&quot;);&quot;(+57.02)&quot;;&quot;&quot;)" office:value-type="string" office:string-value="KFAEAVLTAPNK" calcext:value-type="string">
            <text:p>KFAEAVLTAPNK</text:p>
          </table:table-cell>
          <table:table-cell office:value-type="string" calcext:value-type="string">
            <text:p>QC(+57.02)PNPNNAENNEK</text:p>
          </table:table-cell>
          <table:table-cell table:formula="of:=SUBSTITUTE(SUBSTITUTE([.C1896];&quot;(+15.99)&quot;;&quot;&quot;);&quot;(+57.02)&quot;;&quot;&quot;)" office:value-type="string" office:string-value="QCPNPNNAENNEK" calcext:value-type="string">
            <text:p>QCPNPNNAENNEK</text:p>
          </table:table-cell>
        </table:table-row>
        <table:table-row table:style-name="ro1">
          <table:table-cell office:value-type="string" calcext:value-type="string">
            <text:p>QWRETYAYPFLHK</text:p>
          </table:table-cell>
          <table:table-cell table:formula="of:=SUBSTITUTE(SUBSTITUTE([.A1897];&quot;(+15.99)&quot;;&quot;&quot;);&quot;(+57.02)&quot;;&quot;&quot;)" office:value-type="string" office:string-value="QWRETYAYPFLHK" calcext:value-type="string">
            <text:p>QWRETYAYPFLHK</text:p>
          </table:table-cell>
          <table:table-cell office:value-type="string" calcext:value-type="string">
            <text:p>RAELC(+57.02)LQAR</text:p>
          </table:table-cell>
          <table:table-cell table:formula="of:=SUBSTITUTE(SUBSTITUTE([.C1897];&quot;(+15.99)&quot;;&quot;&quot;);&quot;(+57.02)&quot;;&quot;&quot;)" office:value-type="string" office:string-value="RAELCLQAR" calcext:value-type="string">
            <text:p>RAELCLQAR</text:p>
          </table:table-cell>
        </table:table-row>
        <table:table-row table:style-name="ro2">
          <table:table-cell office:value-type="string" calcext:value-type="string">
            <text:p>VLETLVDWVEGK</text:p>
          </table:table-cell>
          <table:table-cell table:formula="of:=SUBSTITUTE(SUBSTITUTE([.A1898];&quot;(+15.99)&quot;;&quot;&quot;);&quot;(+57.02)&quot;;&quot;&quot;)" office:value-type="string" office:string-value="VLETLVDWVEGK" calcext:value-type="string">
            <text:p>VLETLVDWVEGK</text:p>
          </table:table-cell>
          <table:table-cell office:value-type="string" calcext:value-type="string">
            <text:p>WWPDEMDGADFTNANLDLK</text:p>
          </table:table-cell>
          <table:table-cell table:formula="of:=SUBSTITUTE(SUBSTITUTE([.C1898];&quot;(+15.99)&quot;;&quot;&quot;);&quot;(+57.02)&quot;;&quot;&quot;)" office:value-type="string" office:string-value="WWPDEMDGADFTNANLDLK" calcext:value-type="string">
            <text:p>WWPDEMDGADFTNANLDLK</text:p>
          </table:table-cell>
        </table:table-row>
        <table:table-row table:style-name="ro1">
          <table:table-cell office:value-type="string" calcext:value-type="string">
            <text:p>TPNVDSAK</text:p>
          </table:table-cell>
          <table:table-cell table:formula="of:=SUBSTITUTE(SUBSTITUTE([.A1899];&quot;(+15.99)&quot;;&quot;&quot;);&quot;(+57.02)&quot;;&quot;&quot;)" office:value-type="string" office:string-value="TPNVDSAK" calcext:value-type="string">
            <text:p>TPNVDSAK</text:p>
          </table:table-cell>
          <table:table-cell office:value-type="string" calcext:value-type="string">
            <text:p>TPPLLSEVK</text:p>
          </table:table-cell>
          <table:table-cell table:formula="of:=SUBSTITUTE(SUBSTITUTE([.C1899];&quot;(+15.99)&quot;;&quot;&quot;);&quot;(+57.02)&quot;;&quot;&quot;)" office:value-type="string" office:string-value="TPPLLSEVK" calcext:value-type="string">
            <text:p>TPPLLSEVK</text:p>
          </table:table-cell>
        </table:table-row>
        <table:table-row table:style-name="ro2">
          <table:table-cell office:value-type="string" calcext:value-type="string">
            <text:p>KPDHAGLSGR</text:p>
          </table:table-cell>
          <table:table-cell table:formula="of:=SUBSTITUTE(SUBSTITUTE([.A1900];&quot;(+15.99)&quot;;&quot;&quot;);&quot;(+57.02)&quot;;&quot;&quot;)" office:value-type="string" office:string-value="KPDHAGLSGR" calcext:value-type="string">
            <text:p>KPDHAGLSGR</text:p>
          </table:table-cell>
          <table:table-cell office:value-type="string" calcext:value-type="string">
            <text:p>KKEWNTSDLVGYLK</text:p>
          </table:table-cell>
          <table:table-cell table:formula="of:=SUBSTITUTE(SUBSTITUTE([.C1900];&quot;(+15.99)&quot;;&quot;&quot;);&quot;(+57.02)&quot;;&quot;&quot;)" office:value-type="string" office:string-value="KKEWNTSDLVGYLK" calcext:value-type="string">
            <text:p>KKEWNTSDLVGYLK</text:p>
          </table:table-cell>
        </table:table-row>
        <table:table-row table:style-name="ro1">
          <table:table-cell office:value-type="string" calcext:value-type="string">
            <text:p>QPNFDFFDKR</text:p>
          </table:table-cell>
          <table:table-cell table:formula="of:=SUBSTITUTE(SUBSTITUTE([.A1901];&quot;(+15.99)&quot;;&quot;&quot;);&quot;(+57.02)&quot;;&quot;&quot;)" office:value-type="string" office:string-value="QPNFDFFDKR" calcext:value-type="string">
            <text:p>QPNFDFFDKR</text:p>
          </table:table-cell>
          <table:table-cell office:value-type="string" calcext:value-type="string">
            <text:p>YM(+15.99)PPEEMAK</text:p>
          </table:table-cell>
          <table:table-cell table:formula="of:=SUBSTITUTE(SUBSTITUTE([.C1901];&quot;(+15.99)&quot;;&quot;&quot;);&quot;(+57.02)&quot;;&quot;&quot;)" office:value-type="string" office:string-value="YMPPEEMAK" calcext:value-type="string">
            <text:p>YMPPEEMAK</text:p>
          </table:table-cell>
        </table:table-row>
        <table:table-row table:style-name="ro2">
          <table:table-cell office:value-type="string" calcext:value-type="string">
            <text:p>KGTPLVLLAGFTYK</text:p>
          </table:table-cell>
          <table:table-cell table:formula="of:=SUBSTITUTE(SUBSTITUTE([.A1902];&quot;(+15.99)&quot;;&quot;&quot;);&quot;(+57.02)&quot;;&quot;&quot;)" office:value-type="string" office:string-value="KGTPLVLLAGFTYK" calcext:value-type="string">
            <text:p>KGTPLVLLAGFTYK</text:p>
          </table:table-cell>
          <table:table-cell office:value-type="string" calcext:value-type="string">
            <text:p>KATDFSSC(+57.02)PSVLVVR</text:p>
          </table:table-cell>
          <table:table-cell table:formula="of:=SUBSTITUTE(SUBSTITUTE([.C1902];&quot;(+15.99)&quot;;&quot;&quot;);&quot;(+57.02)&quot;;&quot;&quot;)" office:value-type="string" office:string-value="KATDFSSCPSVLVVR" calcext:value-type="string">
            <text:p>KATDFSSCPSVLVVR</text:p>
          </table:table-cell>
        </table:table-row>
        <table:table-row table:style-name="ro2">
          <table:table-cell office:value-type="string" calcext:value-type="string">
            <text:p>NATSVLLM(+15.99)YLSLR</text:p>
          </table:table-cell>
          <table:table-cell table:formula="of:=SUBSTITUTE(SUBSTITUTE([.A1903];&quot;(+15.99)&quot;;&quot;&quot;);&quot;(+57.02)&quot;;&quot;&quot;)" office:value-type="string" office:string-value="NATSVLLMYLSLR" calcext:value-type="string">
            <text:p>NATSVLLMYLSLR</text:p>
          </table:table-cell>
          <table:table-cell office:value-type="string" calcext:value-type="string">
            <text:p>EALALSQQFGTNAAPK</text:p>
          </table:table-cell>
          <table:table-cell table:formula="of:=SUBSTITUTE(SUBSTITUTE([.C1903];&quot;(+15.99)&quot;;&quot;&quot;);&quot;(+57.02)&quot;;&quot;&quot;)" office:value-type="string" office:string-value="EALALSQQFGTNAAPK" calcext:value-type="string">
            <text:p>EALALSQQFGTNAAPK</text:p>
          </table:table-cell>
        </table:table-row>
        <table:table-row table:style-name="ro1">
          <table:table-cell office:value-type="string" calcext:value-type="string">
            <text:p>TVLNNC(+57.02)C(+57.02)LK</text:p>
          </table:table-cell>
          <table:table-cell table:formula="of:=SUBSTITUTE(SUBSTITUTE([.A1904];&quot;(+15.99)&quot;;&quot;&quot;);&quot;(+57.02)&quot;;&quot;&quot;)" office:value-type="string" office:string-value="TVLNNCCLK" calcext:value-type="string">
            <text:p>TVLNNCCLK</text:p>
          </table:table-cell>
          <table:table-cell office:value-type="string" calcext:value-type="string">
            <text:p>TPPLPAC(+57.02)HLR</text:p>
          </table:table-cell>
          <table:table-cell table:formula="of:=SUBSTITUTE(SUBSTITUTE([.C1904];&quot;(+15.99)&quot;;&quot;&quot;);&quot;(+57.02)&quot;;&quot;&quot;)" office:value-type="string" office:string-value="TPPLPACHLR" calcext:value-type="string">
            <text:p>TPPLPACHLR</text:p>
          </table:table-cell>
        </table:table-row>
        <table:table-row table:style-name="ro1">
          <table:table-cell office:value-type="string" calcext:value-type="string">
            <text:p>QPEVSLWVAWK</text:p>
          </table:table-cell>
          <table:table-cell table:formula="of:=SUBSTITUTE(SUBSTITUTE([.A1905];&quot;(+15.99)&quot;;&quot;&quot;);&quot;(+57.02)&quot;;&quot;&quot;)" office:value-type="string" office:string-value="QPEVSLWVAWK" calcext:value-type="string">
            <text:p>QPEVSLWVAWK</text:p>
          </table:table-cell>
          <table:table-cell office:value-type="string" calcext:value-type="string">
            <text:p>DHNLEPNK</text:p>
          </table:table-cell>
          <table:table-cell table:formula="of:=SUBSTITUTE(SUBSTITUTE([.C1905];&quot;(+15.99)&quot;;&quot;&quot;);&quot;(+57.02)&quot;;&quot;&quot;)" office:value-type="string" office:string-value="DHNLEPNK" calcext:value-type="string">
            <text:p>DHNLEPNK</text:p>
          </table:table-cell>
        </table:table-row>
        <table:table-row table:style-name="ro2">
          <table:table-cell office:value-type="string" calcext:value-type="string">
            <text:p>ENPDVSM(+15.99)HHK</text:p>
          </table:table-cell>
          <table:table-cell table:formula="of:=SUBSTITUTE(SUBSTITUTE([.A1906];&quot;(+15.99)&quot;;&quot;&quot;);&quot;(+57.02)&quot;;&quot;&quot;)" office:value-type="string" office:string-value="ENPDVSMHHK" calcext:value-type="string">
            <text:p>ENPDVSMHHK</text:p>
          </table:table-cell>
          <table:table-cell office:value-type="string" calcext:value-type="string">
            <text:p>C(+57.02)TGNKLENATLTLDPNR</text:p>
          </table:table-cell>
          <table:table-cell table:formula="of:=SUBSTITUTE(SUBSTITUTE([.C1906];&quot;(+15.99)&quot;;&quot;&quot;);&quot;(+57.02)&quot;;&quot;&quot;)" office:value-type="string" office:string-value="CTGNKLENATLTLDPNR" calcext:value-type="string">
            <text:p>CTGNKLENATLTLDPNR</text:p>
          </table:table-cell>
        </table:table-row>
        <table:table-row table:style-name="ro2">
          <table:table-cell office:value-type="string" calcext:value-type="string">
            <text:p>VNWM(+15.99)VWENPR</text:p>
          </table:table-cell>
          <table:table-cell table:formula="of:=SUBSTITUTE(SUBSTITUTE([.A1907];&quot;(+15.99)&quot;;&quot;&quot;);&quot;(+57.02)&quot;;&quot;&quot;)" office:value-type="string" office:string-value="VNWMVWENPR" calcext:value-type="string">
            <text:p>VNWMVWENPR</text:p>
          </table:table-cell>
          <table:table-cell office:value-type="string" calcext:value-type="string">
            <text:p>SMAYLGLNSAEK</text:p>
          </table:table-cell>
          <table:table-cell table:formula="of:=SUBSTITUTE(SUBSTITUTE([.C1907];&quot;(+15.99)&quot;;&quot;&quot;);&quot;(+57.02)&quot;;&quot;&quot;)" office:value-type="string" office:string-value="SMAYLGLNSAEK" calcext:value-type="string">
            <text:p>SMAYLGLNSAEK</text:p>
          </table:table-cell>
        </table:table-row>
        <table:table-row table:style-name="ro2">
          <table:table-cell office:value-type="string" calcext:value-type="string">
            <text:p>NNEDHGMK</text:p>
          </table:table-cell>
          <table:table-cell table:formula="of:=SUBSTITUTE(SUBSTITUTE([.A1908];&quot;(+15.99)&quot;;&quot;&quot;);&quot;(+57.02)&quot;;&quot;&quot;)" office:value-type="string" office:string-value="NNEDHGMK" calcext:value-type="string">
            <text:p>NNEDHGMK</text:p>
          </table:table-cell>
          <table:table-cell office:value-type="string" calcext:value-type="string">
            <text:p>LWHRWLTQEADGDVPR</text:p>
          </table:table-cell>
          <table:table-cell table:formula="of:=SUBSTITUTE(SUBSTITUTE([.C1908];&quot;(+15.99)&quot;;&quot;&quot;);&quot;(+57.02)&quot;;&quot;&quot;)" office:value-type="string" office:string-value="LWHRWLTQEADGDVPR" calcext:value-type="string">
            <text:p>LWHRWLTQEADGDVPR</text:p>
          </table:table-cell>
        </table:table-row>
        <table:table-row table:style-name="ro1">
          <table:table-cell office:value-type="string" calcext:value-type="string">
            <text:p>SSRQEPTHLK</text:p>
          </table:table-cell>
          <table:table-cell table:formula="of:=SUBSTITUTE(SUBSTITUTE([.A1909];&quot;(+15.99)&quot;;&quot;&quot;);&quot;(+57.02)&quot;;&quot;&quot;)" office:value-type="string" office:string-value="SSRQEPTHLK" calcext:value-type="string">
            <text:p>SSRQEPTHLK</text:p>
          </table:table-cell>
          <table:table-cell office:value-type="string" calcext:value-type="string">
            <text:p>VMWGQLDYDK</text:p>
          </table:table-cell>
          <table:table-cell table:formula="of:=SUBSTITUTE(SUBSTITUTE([.C1909];&quot;(+15.99)&quot;;&quot;&quot;);&quot;(+57.02)&quot;;&quot;&quot;)" office:value-type="string" office:string-value="VMWGQLDYDK" calcext:value-type="string">
            <text:p>VMWGQLDYDK</text:p>
          </table:table-cell>
        </table:table-row>
        <table:table-row table:style-name="ro1">
          <table:table-cell office:value-type="string" calcext:value-type="string">
            <text:p>WYVPVAEMPAK</text:p>
          </table:table-cell>
          <table:table-cell table:formula="of:=SUBSTITUTE(SUBSTITUTE([.A1910];&quot;(+15.99)&quot;;&quot;&quot;);&quot;(+57.02)&quot;;&quot;&quot;)" office:value-type="string" office:string-value="WYVPVAEMPAK" calcext:value-type="string">
            <text:p>WYVPVAEMPAK</text:p>
          </table:table-cell>
          <table:table-cell office:value-type="string" calcext:value-type="string">
            <text:p>GENVNDADAR</text:p>
          </table:table-cell>
          <table:table-cell table:formula="of:=SUBSTITUTE(SUBSTITUTE([.C1910];&quot;(+15.99)&quot;;&quot;&quot;);&quot;(+57.02)&quot;;&quot;&quot;)" office:value-type="string" office:string-value="GENVNDADAR" calcext:value-type="string">
            <text:p>GENVNDADAR</text:p>
          </table:table-cell>
        </table:table-row>
        <table:table-row table:style-name="ro2">
          <table:table-cell office:value-type="string" calcext:value-type="string">
            <text:p>NSHLLNTYPELSNLFK</text:p>
          </table:table-cell>
          <table:table-cell table:formula="of:=SUBSTITUTE(SUBSTITUTE([.A1911];&quot;(+15.99)&quot;;&quot;&quot;);&quot;(+57.02)&quot;;&quot;&quot;)" office:value-type="string" office:string-value="NSHLLNTYPELSNLFK" calcext:value-type="string">
            <text:p>NSHLLNTYPELSNLFK</text:p>
          </table:table-cell>
          <table:table-cell office:value-type="string" calcext:value-type="string">
            <text:p>WPWKTSALLDKR</text:p>
          </table:table-cell>
          <table:table-cell table:formula="of:=SUBSTITUTE(SUBSTITUTE([.C1911];&quot;(+15.99)&quot;;&quot;&quot;);&quot;(+57.02)&quot;;&quot;&quot;)" office:value-type="string" office:string-value="WPWKTSALLDKR" calcext:value-type="string">
            <text:p>WPWKTSALLDKR</text:p>
          </table:table-cell>
        </table:table-row>
        <table:table-row table:style-name="ro2">
          <table:table-cell office:value-type="string" calcext:value-type="string">
            <text:p>KQPLSGLK</text:p>
          </table:table-cell>
          <table:table-cell table:formula="of:=SUBSTITUTE(SUBSTITUTE([.A1912];&quot;(+15.99)&quot;;&quot;&quot;);&quot;(+57.02)&quot;;&quot;&quot;)" office:value-type="string" office:string-value="KQPLSGLK" calcext:value-type="string">
            <text:p>KQPLSGLK</text:p>
          </table:table-cell>
          <table:table-cell office:value-type="string" calcext:value-type="string">
            <text:p>EVTENFNSMVMEHR</text:p>
          </table:table-cell>
          <table:table-cell table:formula="of:=SUBSTITUTE(SUBSTITUTE([.C1912];&quot;(+15.99)&quot;;&quot;&quot;);&quot;(+57.02)&quot;;&quot;&quot;)" office:value-type="string" office:string-value="EVTENFNSMVMEHR" calcext:value-type="string">
            <text:p>EVTENFNSMVMEHR</text:p>
          </table:table-cell>
        </table:table-row>
        <table:table-row table:style-name="ro2">
          <table:table-cell office:value-type="string" calcext:value-type="string">
            <text:p>VPQALLVM(+15.99)ER</text:p>
          </table:table-cell>
          <table:table-cell table:formula="of:=SUBSTITUTE(SUBSTITUTE([.A1913];&quot;(+15.99)&quot;;&quot;&quot;);&quot;(+57.02)&quot;;&quot;&quot;)" office:value-type="string" office:string-value="VPQALLVMER" calcext:value-type="string">
            <text:p>VPQALLVMER</text:p>
          </table:table-cell>
          <table:table-cell office:value-type="string" calcext:value-type="string">
            <text:p>QTHC(+57.02)ENLEDNVSQEVNK</text:p>
          </table:table-cell>
          <table:table-cell table:formula="of:=SUBSTITUTE(SUBSTITUTE([.C1913];&quot;(+15.99)&quot;;&quot;&quot;);&quot;(+57.02)&quot;;&quot;&quot;)" office:value-type="string" office:string-value="QTHCENLEDNVSQEVNK" calcext:value-type="string">
            <text:p>QTHCENLEDNVSQEVNK</text:p>
          </table:table-cell>
        </table:table-row>
        <table:table-row table:style-name="ro2">
          <table:table-cell office:value-type="string" calcext:value-type="string">
            <text:p>EPKDALPR</text:p>
          </table:table-cell>
          <table:table-cell table:formula="of:=SUBSTITUTE(SUBSTITUTE([.A1914];&quot;(+15.99)&quot;;&quot;&quot;);&quot;(+57.02)&quot;;&quot;&quot;)" office:value-type="string" office:string-value="EPKDALPR" calcext:value-type="string">
            <text:p>EPKDALPR</text:p>
          </table:table-cell>
          <table:table-cell office:value-type="string" calcext:value-type="string">
            <text:p>VRSLLGFYQEPR</text:p>
          </table:table-cell>
          <table:table-cell table:formula="of:=SUBSTITUTE(SUBSTITUTE([.C1914];&quot;(+15.99)&quot;;&quot;&quot;);&quot;(+57.02)&quot;;&quot;&quot;)" office:value-type="string" office:string-value="VRSLLGFYQEPR" calcext:value-type="string">
            <text:p>VRSLLGFYQEPR</text:p>
          </table:table-cell>
        </table:table-row>
        <table:table-row table:style-name="ro1">
          <table:table-cell office:value-type="string" calcext:value-type="string">
            <text:p>SEM(+15.99)AHM(+15.99)VFAK</text:p>
          </table:table-cell>
          <table:table-cell table:formula="of:=SUBSTITUTE(SUBSTITUTE([.A1915];&quot;(+15.99)&quot;;&quot;&quot;);&quot;(+57.02)&quot;;&quot;&quot;)" office:value-type="string" office:string-value="SEMAHMVFAK" calcext:value-type="string">
            <text:p>SEMAHMVFAK</text:p>
          </table:table-cell>
          <table:table-cell office:value-type="string" calcext:value-type="string">
            <text:p>QVEYTLR</text:p>
          </table:table-cell>
          <table:table-cell table:formula="of:=SUBSTITUTE(SUBSTITUTE([.C1915];&quot;(+15.99)&quot;;&quot;&quot;);&quot;(+57.02)&quot;;&quot;&quot;)" office:value-type="string" office:string-value="QVEYTLR" calcext:value-type="string">
            <text:p>QVEYTLR</text:p>
          </table:table-cell>
        </table:table-row>
        <table:table-row table:style-name="ro2">
          <table:table-cell office:value-type="string" calcext:value-type="string">
            <text:p>ALQNAGSNGAVLSSAAPK</text:p>
          </table:table-cell>
          <table:table-cell table:formula="of:=SUBSTITUTE(SUBSTITUTE([.A1916];&quot;(+15.99)&quot;;&quot;&quot;);&quot;(+57.02)&quot;;&quot;&quot;)" office:value-type="string" office:string-value="ALQNAGSNGAVLSSAAPK" calcext:value-type="string">
            <text:p>ALQNAGSNGAVLSSAAPK</text:p>
          </table:table-cell>
          <table:table-cell office:value-type="string" calcext:value-type="string">
            <text:p>GHRFC(+57.02)EQELLDNPR</text:p>
          </table:table-cell>
          <table:table-cell table:formula="of:=SUBSTITUTE(SUBSTITUTE([.C1916];&quot;(+15.99)&quot;;&quot;&quot;);&quot;(+57.02)&quot;;&quot;&quot;)" office:value-type="string" office:string-value="GHRFCEQELLDNPR" calcext:value-type="string">
            <text:p>GHRFCEQELLDNPR</text:p>
          </table:table-cell>
        </table:table-row>
        <table:table-row table:style-name="ro2">
          <table:table-cell office:value-type="string" calcext:value-type="string">
            <text:p>VPVNEALLM(+15.99)LK</text:p>
          </table:table-cell>
          <table:table-cell table:formula="of:=SUBSTITUTE(SUBSTITUTE([.A1917];&quot;(+15.99)&quot;;&quot;&quot;);&quot;(+57.02)&quot;;&quot;&quot;)" office:value-type="string" office:string-value="VPVNEALLMLK" calcext:value-type="string">
            <text:p>VPVNEALLMLK</text:p>
          </table:table-cell>
          <table:table-cell office:value-type="string" calcext:value-type="string">
            <text:p>QGVSLLGFHATAHR</text:p>
          </table:table-cell>
          <table:table-cell table:formula="of:=SUBSTITUTE(SUBSTITUTE([.C1917];&quot;(+15.99)&quot;;&quot;&quot;);&quot;(+57.02)&quot;;&quot;&quot;)" office:value-type="string" office:string-value="QGVSLLGFHATAHR" calcext:value-type="string">
            <text:p>QGVSLLGFHATAHR</text:p>
          </table:table-cell>
        </table:table-row>
        <table:table-row table:style-name="ro2">
          <table:table-cell office:value-type="string" calcext:value-type="string">
            <text:p>KLTSEEFADLGDAFEYAK</text:p>
          </table:table-cell>
          <table:table-cell table:formula="of:=SUBSTITUTE(SUBSTITUTE([.A1918];&quot;(+15.99)&quot;;&quot;&quot;);&quot;(+57.02)&quot;;&quot;&quot;)" office:value-type="string" office:string-value="KLTSEEFADLGDAFEYAK" calcext:value-type="string">
            <text:p>KLTSEEFADLGDAFEYAK</text:p>
          </table:table-cell>
          <table:table-cell office:value-type="string" calcext:value-type="string">
            <text:p>DLWEALAM(+15.99)QNLSR</text:p>
          </table:table-cell>
          <table:table-cell table:formula="of:=SUBSTITUTE(SUBSTITUTE([.C1918];&quot;(+15.99)&quot;;&quot;&quot;);&quot;(+57.02)&quot;;&quot;&quot;)" office:value-type="string" office:string-value="DLWEALAMQNLSR" calcext:value-type="string">
            <text:p>DLWEALAMQNLSR</text:p>
          </table:table-cell>
        </table:table-row>
        <table:table-row table:style-name="ro2">
          <table:table-cell office:value-type="string" calcext:value-type="string">
            <text:p>NKGSVSGGKSPK</text:p>
          </table:table-cell>
          <table:table-cell table:formula="of:=SUBSTITUTE(SUBSTITUTE([.A1919];&quot;(+15.99)&quot;;&quot;&quot;);&quot;(+57.02)&quot;;&quot;&quot;)" office:value-type="string" office:string-value="NKGSVSGGKSPK" calcext:value-type="string">
            <text:p>NKGSVSGGKSPK</text:p>
          </table:table-cell>
          <table:table-cell office:value-type="string" calcext:value-type="string">
            <text:p>WVTM(+15.99)GLALGMLETR</text:p>
          </table:table-cell>
          <table:table-cell table:formula="of:=SUBSTITUTE(SUBSTITUTE([.C1919];&quot;(+15.99)&quot;;&quot;&quot;);&quot;(+57.02)&quot;;&quot;&quot;)" office:value-type="string" office:string-value="WVTMGLALGMLETR" calcext:value-type="string">
            <text:p>WVTMGLALGMLETR</text:p>
          </table:table-cell>
        </table:table-row>
        <table:table-row table:style-name="ro2">
          <table:table-cell office:value-type="string" calcext:value-type="string">
            <text:p>QLSLTVSTVKGQANPK</text:p>
          </table:table-cell>
          <table:table-cell table:formula="of:=SUBSTITUTE(SUBSTITUTE([.A1920];&quot;(+15.99)&quot;;&quot;&quot;);&quot;(+57.02)&quot;;&quot;&quot;)" office:value-type="string" office:string-value="QLSLTVSTVKGQANPK" calcext:value-type="string">
            <text:p>QLSLTVSTVKGQANPK</text:p>
          </table:table-cell>
          <table:table-cell office:value-type="string" calcext:value-type="string">
            <text:p>NVGSGLLQLC(+57.02)SSYAK</text:p>
          </table:table-cell>
          <table:table-cell table:formula="of:=SUBSTITUTE(SUBSTITUTE([.C1920];&quot;(+15.99)&quot;;&quot;&quot;);&quot;(+57.02)&quot;;&quot;&quot;)" office:value-type="string" office:string-value="NVGSGLLQLCSSYAK" calcext:value-type="string">
            <text:p>NVGSGLLQLCSSYAK</text:p>
          </table:table-cell>
        </table:table-row>
        <table:table-row table:style-name="ro1">
          <table:table-cell office:value-type="string" calcext:value-type="string">
            <text:p>AFAEDVGTSYSK</text:p>
          </table:table-cell>
          <table:table-cell table:formula="of:=SUBSTITUTE(SUBSTITUTE([.A1921];&quot;(+15.99)&quot;;&quot;&quot;);&quot;(+57.02)&quot;;&quot;&quot;)" office:value-type="string" office:string-value="AFAEDVGTSYSK" calcext:value-type="string">
            <text:p>AFAEDVGTSYSK</text:p>
          </table:table-cell>
          <table:table-cell office:value-type="string" calcext:value-type="string">
            <text:p>AFKFADYWEK</text:p>
          </table:table-cell>
          <table:table-cell table:formula="of:=SUBSTITUTE(SUBSTITUTE([.C1921];&quot;(+15.99)&quot;;&quot;&quot;);&quot;(+57.02)&quot;;&quot;&quot;)" office:value-type="string" office:string-value="AFKFADYWEK" calcext:value-type="string">
            <text:p>AFKFADYWEK</text:p>
          </table:table-cell>
        </table:table-row>
        <table:table-row table:style-name="ro2">
          <table:table-cell office:value-type="string" calcext:value-type="string">
            <text:p>TFC(+57.02)LSLSSLHWQFK</text:p>
          </table:table-cell>
          <table:table-cell table:formula="of:=SUBSTITUTE(SUBSTITUTE([.A1922];&quot;(+15.99)&quot;;&quot;&quot;);&quot;(+57.02)&quot;;&quot;&quot;)" office:value-type="string" office:string-value="TFCLSLSSLHWQFK" calcext:value-type="string">
            <text:p>TFCLSLSSLHWQFK</text:p>
          </table:table-cell>
          <table:table-cell office:value-type="string" calcext:value-type="string">
            <text:p>KTKFMLLFPFVK</text:p>
          </table:table-cell>
          <table:table-cell table:formula="of:=SUBSTITUTE(SUBSTITUTE([.C1922];&quot;(+15.99)&quot;;&quot;&quot;);&quot;(+57.02)&quot;;&quot;&quot;)" office:value-type="string" office:string-value="KTKFMLLFPFVK" calcext:value-type="string">
            <text:p>KTKFMLLFPFVK</text:p>
          </table:table-cell>
        </table:table-row>
        <table:table-row table:style-name="ro2">
          <table:table-cell office:value-type="string" calcext:value-type="string">
            <text:p>EVEPALGPDGM(+15.99)LGQK</text:p>
          </table:table-cell>
          <table:table-cell table:formula="of:=SUBSTITUTE(SUBSTITUTE([.A1923];&quot;(+15.99)&quot;;&quot;&quot;);&quot;(+57.02)&quot;;&quot;&quot;)" office:value-type="string" office:string-value="EVEPALGPDGMLGQK" calcext:value-type="string">
            <text:p>EVEPALGPDGMLGQK</text:p>
          </table:table-cell>
          <table:table-cell office:value-type="string" calcext:value-type="string">
            <text:p>KLPGTHAKLLPAK</text:p>
          </table:table-cell>
          <table:table-cell table:formula="of:=SUBSTITUTE(SUBSTITUTE([.C1923];&quot;(+15.99)&quot;;&quot;&quot;);&quot;(+57.02)&quot;;&quot;&quot;)" office:value-type="string" office:string-value="KLPGTHAKLLPAK" calcext:value-type="string">
            <text:p>KLPGTHAKLLPAK</text:p>
          </table:table-cell>
        </table:table-row>
        <table:table-row table:style-name="ro1">
          <table:table-cell office:value-type="string" calcext:value-type="string">
            <text:p>SHSWFFLLALK</text:p>
          </table:table-cell>
          <table:table-cell table:formula="of:=SUBSTITUTE(SUBSTITUTE([.A1924];&quot;(+15.99)&quot;;&quot;&quot;);&quot;(+57.02)&quot;;&quot;&quot;)" office:value-type="string" office:string-value="SHSWFFLLALK" calcext:value-type="string">
            <text:p>SHSWFFLLALK</text:p>
          </table:table-cell>
          <table:table-cell office:value-type="string" calcext:value-type="string">
            <text:p>SNTVEGAELSK</text:p>
          </table:table-cell>
          <table:table-cell table:formula="of:=SUBSTITUTE(SUBSTITUTE([.C1924];&quot;(+15.99)&quot;;&quot;&quot;);&quot;(+57.02)&quot;;&quot;&quot;)" office:value-type="string" office:string-value="SNTVEGAELSK" calcext:value-type="string">
            <text:p>SNTVEGAELSK</text:p>
          </table:table-cell>
        </table:table-row>
        <table:table-row table:style-name="ro2">
          <table:table-cell office:value-type="string" calcext:value-type="string">
            <text:p>QQHPYFVTDAADR</text:p>
          </table:table-cell>
          <table:table-cell table:formula="of:=SUBSTITUTE(SUBSTITUTE([.A1925];&quot;(+15.99)&quot;;&quot;&quot;);&quot;(+57.02)&quot;;&quot;&quot;)" office:value-type="string" office:string-value="QQHPYFVTDAADR" calcext:value-type="string">
            <text:p>QQHPYFVTDAADR</text:p>
          </table:table-cell>
          <table:table-cell office:value-type="string" calcext:value-type="string">
            <text:p>ENVLM(+15.99)TAEDLEK</text:p>
          </table:table-cell>
          <table:table-cell table:formula="of:=SUBSTITUTE(SUBSTITUTE([.C1925];&quot;(+15.99)&quot;;&quot;&quot;);&quot;(+57.02)&quot;;&quot;&quot;)" office:value-type="string" office:string-value="ENVLMTAEDLEK" calcext:value-type="string">
            <text:p>ENVLMTAEDLEK</text:p>
          </table:table-cell>
        </table:table-row>
        <table:table-row table:style-name="ro2">
          <table:table-cell office:value-type="string" calcext:value-type="string">
            <text:p>KC(+57.02)WM(+15.99)LQNELDR</text:p>
          </table:table-cell>
          <table:table-cell table:formula="of:=SUBSTITUTE(SUBSTITUTE([.A1926];&quot;(+15.99)&quot;;&quot;&quot;);&quot;(+57.02)&quot;;&quot;&quot;)" office:value-type="string" office:string-value="KCWMLQNELDR" calcext:value-type="string">
            <text:p>KCWMLQNELDR</text:p>
          </table:table-cell>
          <table:table-cell office:value-type="string" calcext:value-type="string">
            <text:p>KRYYEPYLLLTDKK</text:p>
          </table:table-cell>
          <table:table-cell table:formula="of:=SUBSTITUTE(SUBSTITUTE([.C1926];&quot;(+15.99)&quot;;&quot;&quot;);&quot;(+57.02)&quot;;&quot;&quot;)" office:value-type="string" office:string-value="KRYYEPYLLLTDKK" calcext:value-type="string">
            <text:p>KRYYEPYLLLTDKK</text:p>
          </table:table-cell>
        </table:table-row>
        <table:table-row table:style-name="ro2">
          <table:table-cell office:value-type="string" calcext:value-type="string">
            <text:p>EYFEGPLK</text:p>
          </table:table-cell>
          <table:table-cell table:formula="of:=SUBSTITUTE(SUBSTITUTE([.A1927];&quot;(+15.99)&quot;;&quot;&quot;);&quot;(+57.02)&quot;;&quot;&quot;)" office:value-type="string" office:string-value="EYFEGPLK" calcext:value-type="string">
            <text:p>EYFEGPLK</text:p>
          </table:table-cell>
          <table:table-cell office:value-type="string" calcext:value-type="string">
            <text:p>QQFTLHSYTGDQR</text:p>
          </table:table-cell>
          <table:table-cell table:formula="of:=SUBSTITUTE(SUBSTITUTE([.C1927];&quot;(+15.99)&quot;;&quot;&quot;);&quot;(+57.02)&quot;;&quot;&quot;)" office:value-type="string" office:string-value="QQFTLHSYTGDQR" calcext:value-type="string">
            <text:p>QQFTLHSYTGDQR</text:p>
          </table:table-cell>
        </table:table-row>
        <table:table-row table:style-name="ro2">
          <table:table-cell office:value-type="string" calcext:value-type="string">
            <text:p>VNPDNNNSM(+15.99)LHR</text:p>
          </table:table-cell>
          <table:table-cell table:formula="of:=SUBSTITUTE(SUBSTITUTE([.A1928];&quot;(+15.99)&quot;;&quot;&quot;);&quot;(+57.02)&quot;;&quot;&quot;)" office:value-type="string" office:string-value="VNPDNNNSMLHR" calcext:value-type="string">
            <text:p>VNPDNNNSMLHR</text:p>
          </table:table-cell>
          <table:table-cell office:value-type="string" calcext:value-type="string">
            <text:p>FATEFLENASNQELEDEKGK</text:p>
          </table:table-cell>
          <table:table-cell table:formula="of:=SUBSTITUTE(SUBSTITUTE([.C1928];&quot;(+15.99)&quot;;&quot;&quot;);&quot;(+57.02)&quot;;&quot;&quot;)" office:value-type="string" office:string-value="FATEFLENASNQELEDEKGK" calcext:value-type="string">
            <text:p>FATEFLENASNQELEDEKGK</text:p>
          </table:table-cell>
        </table:table-row>
        <table:table-row table:style-name="ro2">
          <table:table-cell office:value-type="string" calcext:value-type="string">
            <text:p>RRHTLEEFELALNK</text:p>
          </table:table-cell>
          <table:table-cell table:formula="of:=SUBSTITUTE(SUBSTITUTE([.A1929];&quot;(+15.99)&quot;;&quot;&quot;);&quot;(+57.02)&quot;;&quot;&quot;)" office:value-type="string" office:string-value="RRHTLEEFELALNK" calcext:value-type="string">
            <text:p>RRHTLEEFELALNK</text:p>
          </table:table-cell>
          <table:table-cell office:value-type="string" calcext:value-type="string">
            <text:p>KKMVPLATKEYK</text:p>
          </table:table-cell>
          <table:table-cell table:formula="of:=SUBSTITUTE(SUBSTITUTE([.C1929];&quot;(+15.99)&quot;;&quot;&quot;);&quot;(+57.02)&quot;;&quot;&quot;)" office:value-type="string" office:string-value="KKMVPLATKEYK" calcext:value-type="string">
            <text:p>KKMVPLATKEYK</text:p>
          </table:table-cell>
        </table:table-row>
        <table:table-row table:style-name="ro1">
          <table:table-cell office:value-type="string" calcext:value-type="string">
            <text:p>M(+15.99)VTPALR</text:p>
          </table:table-cell>
          <table:table-cell table:formula="of:=SUBSTITUTE(SUBSTITUTE([.A1930];&quot;(+15.99)&quot;;&quot;&quot;);&quot;(+57.02)&quot;;&quot;&quot;)" office:value-type="string" office:string-value="MVTPALR" calcext:value-type="string">
            <text:p>MVTPALR</text:p>
          </table:table-cell>
          <table:table-cell office:value-type="string" calcext:value-type="string">
            <text:p>AM(+15.99)DMHDLEPK</text:p>
          </table:table-cell>
          <table:table-cell table:formula="of:=SUBSTITUTE(SUBSTITUTE([.C1930];&quot;(+15.99)&quot;;&quot;&quot;);&quot;(+57.02)&quot;;&quot;&quot;)" office:value-type="string" office:string-value="AMDMHDLEPK" calcext:value-type="string">
            <text:p>AMDMHDLEPK</text:p>
          </table:table-cell>
        </table:table-row>
        <table:table-row table:style-name="ro2">
          <table:table-cell office:value-type="string" calcext:value-type="string">
            <text:p>DWTFGEALGFLETR</text:p>
          </table:table-cell>
          <table:table-cell table:formula="of:=SUBSTITUTE(SUBSTITUTE([.A1931];&quot;(+15.99)&quot;;&quot;&quot;);&quot;(+57.02)&quot;;&quot;&quot;)" office:value-type="string" office:string-value="DWTFGEALGFLETR" calcext:value-type="string">
            <text:p>DWTFGEALGFLETR</text:p>
          </table:table-cell>
          <table:table-cell office:value-type="string" calcext:value-type="string">
            <text:p>QGGNVEASLTALPVR</text:p>
          </table:table-cell>
          <table:table-cell table:formula="of:=SUBSTITUTE(SUBSTITUTE([.C1931];&quot;(+15.99)&quot;;&quot;&quot;);&quot;(+57.02)&quot;;&quot;&quot;)" office:value-type="string" office:string-value="QGGNVEASLTALPVR" calcext:value-type="string">
            <text:p>QGGNVEASLTALPVR</text:p>
          </table:table-cell>
        </table:table-row>
        <table:table-row table:style-name="ro1">
          <table:table-cell office:value-type="string" calcext:value-type="string">
            <text:p>QTWLVTGMLM(+15.99)K</text:p>
          </table:table-cell>
          <table:table-cell table:formula="of:=SUBSTITUTE(SUBSTITUTE([.A1932];&quot;(+15.99)&quot;;&quot;&quot;);&quot;(+57.02)&quot;;&quot;&quot;)" office:value-type="string" office:string-value="QTWLVTGMLMK" calcext:value-type="string">
            <text:p>QTWLVTGMLMK</text:p>
          </table:table-cell>
          <table:table-cell office:value-type="string" calcext:value-type="string">
            <text:p>M(+15.99)DDQPVDDK</text:p>
          </table:table-cell>
          <table:table-cell table:formula="of:=SUBSTITUTE(SUBSTITUTE([.C1932];&quot;(+15.99)&quot;;&quot;&quot;);&quot;(+57.02)&quot;;&quot;&quot;)" office:value-type="string" office:string-value="MDDQPVDDK" calcext:value-type="string">
            <text:p>MDDQPVDDK</text:p>
          </table:table-cell>
        </table:table-row>
        <table:table-row table:style-name="ro2">
          <table:table-cell office:value-type="string" calcext:value-type="string">
            <text:p>NPALYVGPGK</text:p>
          </table:table-cell>
          <table:table-cell table:formula="of:=SUBSTITUTE(SUBSTITUTE([.A1933];&quot;(+15.99)&quot;;&quot;&quot;);&quot;(+57.02)&quot;;&quot;&quot;)" office:value-type="string" office:string-value="NPALYVGPGK" calcext:value-type="string">
            <text:p>NPALYVGPGK</text:p>
          </table:table-cell>
          <table:table-cell office:value-type="string" calcext:value-type="string">
            <text:p>EC(+57.02)WYSALADVR</text:p>
          </table:table-cell>
          <table:table-cell table:formula="of:=SUBSTITUTE(SUBSTITUTE([.C1933];&quot;(+15.99)&quot;;&quot;&quot;);&quot;(+57.02)&quot;;&quot;&quot;)" office:value-type="string" office:string-value="ECWYSALADVR" calcext:value-type="string">
            <text:p>ECWYSALADVR</text:p>
          </table:table-cell>
        </table:table-row>
        <table:table-row table:style-name="ro1">
          <table:table-cell office:value-type="string" calcext:value-type="string">
            <text:p>NFDYVNELAEEYR</text:p>
          </table:table-cell>
          <table:table-cell table:formula="of:=SUBSTITUTE(SUBSTITUTE([.A1934];&quot;(+15.99)&quot;;&quot;&quot;);&quot;(+57.02)&quot;;&quot;&quot;)" office:value-type="string" office:string-value="NFDYVNELAEEYR" calcext:value-type="string">
            <text:p>NFDYVNELAEEYR</text:p>
          </table:table-cell>
          <table:table-cell office:value-type="string" calcext:value-type="string">
            <text:p>FEDVVDVSAAK</text:p>
          </table:table-cell>
          <table:table-cell table:formula="of:=SUBSTITUTE(SUBSTITUTE([.C1934];&quot;(+15.99)&quot;;&quot;&quot;);&quot;(+57.02)&quot;;&quot;&quot;)" office:value-type="string" office:string-value="FEDVVDVSAAK" calcext:value-type="string">
            <text:p>FEDVVDVSAAK</text:p>
          </table:table-cell>
        </table:table-row>
        <table:table-row table:style-name="ro2">
          <table:table-cell office:value-type="string" calcext:value-type="string">
            <text:p>KSWAGDSATTATVLAHAEVK</text:p>
          </table:table-cell>
          <table:table-cell table:formula="of:=SUBSTITUTE(SUBSTITUTE([.A1935];&quot;(+15.99)&quot;;&quot;&quot;);&quot;(+57.02)&quot;;&quot;&quot;)" office:value-type="string" office:string-value="KSWAGDSATTATVLAHAEVK" calcext:value-type="string">
            <text:p>KSWAGDSATTATVLAHAEVK</text:p>
          </table:table-cell>
          <table:table-cell office:value-type="string" calcext:value-type="string">
            <text:p>EREFFKEFTLAEK</text:p>
          </table:table-cell>
          <table:table-cell table:formula="of:=SUBSTITUTE(SUBSTITUTE([.C1935];&quot;(+15.99)&quot;;&quot;&quot;);&quot;(+57.02)&quot;;&quot;&quot;)" office:value-type="string" office:string-value="EREFFKEFTLAEK" calcext:value-type="string">
            <text:p>EREFFKEFTLAEK</text:p>
          </table:table-cell>
        </table:table-row>
        <table:table-row table:style-name="ro1">
          <table:table-cell office:value-type="string" calcext:value-type="string">
            <text:p>ARLEGNLLK</text:p>
          </table:table-cell>
          <table:table-cell table:formula="of:=SUBSTITUTE(SUBSTITUTE([.A1936];&quot;(+15.99)&quot;;&quot;&quot;);&quot;(+57.02)&quot;;&quot;&quot;)" office:value-type="string" office:string-value="ARLEGNLLK" calcext:value-type="string">
            <text:p>ARLEGNLLK</text:p>
          </table:table-cell>
          <table:table-cell office:value-type="string" calcext:value-type="string">
            <text:p>LSLATNVVNR</text:p>
          </table:table-cell>
          <table:table-cell table:formula="of:=SUBSTITUTE(SUBSTITUTE([.C1936];&quot;(+15.99)&quot;;&quot;&quot;);&quot;(+57.02)&quot;;&quot;&quot;)" office:value-type="string" office:string-value="LSLATNVVNR" calcext:value-type="string">
            <text:p>LSLATNVVNR</text:p>
          </table:table-cell>
        </table:table-row>
        <table:table-row table:style-name="ro2">
          <table:table-cell office:value-type="string" calcext:value-type="string">
            <text:p>NGGDETQC(+57.02)LSEK</text:p>
          </table:table-cell>
          <table:table-cell table:formula="of:=SUBSTITUTE(SUBSTITUTE([.A1937];&quot;(+15.99)&quot;;&quot;&quot;);&quot;(+57.02)&quot;;&quot;&quot;)" office:value-type="string" office:string-value="NGGDETQCLSEK" calcext:value-type="string">
            <text:p>NGGDETQCLSEK</text:p>
          </table:table-cell>
          <table:table-cell office:value-type="string" calcext:value-type="string">
            <text:p>WTFLGDPLVAWSAK</text:p>
          </table:table-cell>
          <table:table-cell table:formula="of:=SUBSTITUTE(SUBSTITUTE([.C1937];&quot;(+15.99)&quot;;&quot;&quot;);&quot;(+57.02)&quot;;&quot;&quot;)" office:value-type="string" office:string-value="WTFLGDPLVAWSAK" calcext:value-type="string">
            <text:p>WTFLGDPLVAWSAK</text:p>
          </table:table-cell>
        </table:table-row>
        <table:table-row table:style-name="ro2">
          <table:table-cell office:value-type="string" calcext:value-type="string">
            <text:p>SASLKTADVGK</text:p>
          </table:table-cell>
          <table:table-cell table:formula="of:=SUBSTITUTE(SUBSTITUTE([.A1938];&quot;(+15.99)&quot;;&quot;&quot;);&quot;(+57.02)&quot;;&quot;&quot;)" office:value-type="string" office:string-value="SASLKTADVGK" calcext:value-type="string">
            <text:p>SASLKTADVGK</text:p>
          </table:table-cell>
          <table:table-cell office:value-type="string" calcext:value-type="string">
            <text:p>TWM(+15.99)QLEALLALR</text:p>
          </table:table-cell>
          <table:table-cell table:formula="of:=SUBSTITUTE(SUBSTITUTE([.C1938];&quot;(+15.99)&quot;;&quot;&quot;);&quot;(+57.02)&quot;;&quot;&quot;)" office:value-type="string" office:string-value="TWMQLEALLALR" calcext:value-type="string">
            <text:p>TWMQLEALLALR</text:p>
          </table:table-cell>
        </table:table-row>
        <table:table-row table:style-name="ro2">
          <table:table-cell office:value-type="string" calcext:value-type="string">
            <text:p>RYYVEASLTSASYK</text:p>
          </table:table-cell>
          <table:table-cell table:formula="of:=SUBSTITUTE(SUBSTITUTE([.A1939];&quot;(+15.99)&quot;;&quot;&quot;);&quot;(+57.02)&quot;;&quot;&quot;)" office:value-type="string" office:string-value="RYYVEASLTSASYK" calcext:value-type="string">
            <text:p>RYYVEASLTSASYK</text:p>
          </table:table-cell>
          <table:table-cell office:value-type="string" calcext:value-type="string">
            <text:p>EDVLHANADNC(+57.02)K</text:p>
          </table:table-cell>
          <table:table-cell table:formula="of:=SUBSTITUTE(SUBSTITUTE([.C1939];&quot;(+15.99)&quot;;&quot;&quot;);&quot;(+57.02)&quot;;&quot;&quot;)" office:value-type="string" office:string-value="EDVLHANADNCK" calcext:value-type="string">
            <text:p>EDVLHANADNCK</text:p>
          </table:table-cell>
        </table:table-row>
        <table:table-row table:style-name="ro2">
          <table:table-cell office:value-type="string" calcext:value-type="string">
            <text:p>HHSLATSR</text:p>
          </table:table-cell>
          <table:table-cell table:formula="of:=SUBSTITUTE(SUBSTITUTE([.A1940];&quot;(+15.99)&quot;;&quot;&quot;);&quot;(+57.02)&quot;;&quot;&quot;)" office:value-type="string" office:string-value="HHSLATSR" calcext:value-type="string">
            <text:p>HHSLATSR</text:p>
          </table:table-cell>
          <table:table-cell office:value-type="string" calcext:value-type="string">
            <text:p>LLLGGPRFTFYK</text:p>
          </table:table-cell>
          <table:table-cell table:formula="of:=SUBSTITUTE(SUBSTITUTE([.C1940];&quot;(+15.99)&quot;;&quot;&quot;);&quot;(+57.02)&quot;;&quot;&quot;)" office:value-type="string" office:string-value="LLLGGPRFTFYK" calcext:value-type="string">
            <text:p>LLLGGPRFTFYK</text:p>
          </table:table-cell>
        </table:table-row>
        <table:table-row table:style-name="ro2">
          <table:table-cell office:value-type="string" calcext:value-type="string">
            <text:p>TSFLLEK</text:p>
          </table:table-cell>
          <table:table-cell table:formula="of:=SUBSTITUTE(SUBSTITUTE([.A1941];&quot;(+15.99)&quot;;&quot;&quot;);&quot;(+57.02)&quot;;&quot;&quot;)" office:value-type="string" office:string-value="TSFLLEK" calcext:value-type="string">
            <text:p>TSFLLEK</text:p>
          </table:table-cell>
          <table:table-cell office:value-type="string" calcext:value-type="string">
            <text:p>DWNALLDTGYLKK</text:p>
          </table:table-cell>
          <table:table-cell table:formula="of:=SUBSTITUTE(SUBSTITUTE([.C1941];&quot;(+15.99)&quot;;&quot;&quot;);&quot;(+57.02)&quot;;&quot;&quot;)" office:value-type="string" office:string-value="DWNALLDTGYLKK" calcext:value-type="string">
            <text:p>DWNALLDTGYLKK</text:p>
          </table:table-cell>
        </table:table-row>
        <table:table-row table:style-name="ro1">
          <table:table-cell office:value-type="string" calcext:value-type="string">
            <text:p>KVLFASTASSATVR</text:p>
          </table:table-cell>
          <table:table-cell table:formula="of:=SUBSTITUTE(SUBSTITUTE([.A1942];&quot;(+15.99)&quot;;&quot;&quot;);&quot;(+57.02)&quot;;&quot;&quot;)" office:value-type="string" office:string-value="KVLFASTASSATVR" calcext:value-type="string">
            <text:p>KVLFASTASSATVR</text:p>
          </table:table-cell>
          <table:table-cell office:value-type="string" calcext:value-type="string">
            <text:p>QTPEVSLQK</text:p>
          </table:table-cell>
          <table:table-cell table:formula="of:=SUBSTITUTE(SUBSTITUTE([.C1942];&quot;(+15.99)&quot;;&quot;&quot;);&quot;(+57.02)&quot;;&quot;&quot;)" office:value-type="string" office:string-value="QTPEVSLQK" calcext:value-type="string">
            <text:p>QTPEVSLQK</text:p>
          </table:table-cell>
        </table:table-row>
        <table:table-row table:style-name="ro2">
          <table:table-cell office:value-type="string" calcext:value-type="string">
            <text:p>AELEGPDGDHVLGSQAR</text:p>
          </table:table-cell>
          <table:table-cell table:formula="of:=SUBSTITUTE(SUBSTITUTE([.A1943];&quot;(+15.99)&quot;;&quot;&quot;);&quot;(+57.02)&quot;;&quot;&quot;)" office:value-type="string" office:string-value="AELEGPDGDHVLGSQAR" calcext:value-type="string">
            <text:p>AELEGPDGDHVLGSQAR</text:p>
          </table:table-cell>
          <table:table-cell office:value-type="string" calcext:value-type="string">
            <text:p>KSSKVGLVAPTVGNK</text:p>
          </table:table-cell>
          <table:table-cell table:formula="of:=SUBSTITUTE(SUBSTITUTE([.C1943];&quot;(+15.99)&quot;;&quot;&quot;);&quot;(+57.02)&quot;;&quot;&quot;)" office:value-type="string" office:string-value="KSSKVGLVAPTVGNK" calcext:value-type="string">
            <text:p>KSSKVGLVAPTVGNK</text:p>
          </table:table-cell>
        </table:table-row>
        <table:table-row table:style-name="ro2">
          <table:table-cell office:value-type="string" calcext:value-type="string">
            <text:p>TGTPHVEHESDK</text:p>
          </table:table-cell>
          <table:table-cell table:formula="of:=SUBSTITUTE(SUBSTITUTE([.A1944];&quot;(+15.99)&quot;;&quot;&quot;);&quot;(+57.02)&quot;;&quot;&quot;)" office:value-type="string" office:string-value="TGTPHVEHESDK" calcext:value-type="string">
            <text:p>TGTPHVEHESDK</text:p>
          </table:table-cell>
          <table:table-cell office:value-type="string" calcext:value-type="string">
            <text:p>WSC(+57.02)LAPKGVVK</text:p>
          </table:table-cell>
          <table:table-cell table:formula="of:=SUBSTITUTE(SUBSTITUTE([.C1944];&quot;(+15.99)&quot;;&quot;&quot;);&quot;(+57.02)&quot;;&quot;&quot;)" office:value-type="string" office:string-value="WSCLAPKGVVK" calcext:value-type="string">
            <text:p>WSCLAPKGVVK</text:p>
          </table:table-cell>
        </table:table-row>
        <table:table-row table:style-name="ro2">
          <table:table-cell office:value-type="string" calcext:value-type="string">
            <text:p>NPTTSC(+57.02)C(+57.02)YDK</text:p>
          </table:table-cell>
          <table:table-cell table:formula="of:=SUBSTITUTE(SUBSTITUTE([.A1945];&quot;(+15.99)&quot;;&quot;&quot;);&quot;(+57.02)&quot;;&quot;&quot;)" office:value-type="string" office:string-value="NPTTSCCYDK" calcext:value-type="string">
            <text:p>NPTTSCCYDK</text:p>
          </table:table-cell>
          <table:table-cell office:value-type="string" calcext:value-type="string">
            <text:p>QAQQVVTDLEADSNK</text:p>
          </table:table-cell>
          <table:table-cell table:formula="of:=SUBSTITUTE(SUBSTITUTE([.C1945];&quot;(+15.99)&quot;;&quot;&quot;);&quot;(+57.02)&quot;;&quot;&quot;)" office:value-type="string" office:string-value="QAQQVVTDLEADSNK" calcext:value-type="string">
            <text:p>QAQQVVTDLEADSNK</text:p>
          </table:table-cell>
        </table:table-row>
        <table:table-row table:style-name="ro2">
          <table:table-cell office:value-type="string" calcext:value-type="string">
            <text:p>APMDLTHNK</text:p>
          </table:table-cell>
          <table:table-cell table:formula="of:=SUBSTITUTE(SUBSTITUTE([.A1946];&quot;(+15.99)&quot;;&quot;&quot;);&quot;(+57.02)&quot;;&quot;&quot;)" office:value-type="string" office:string-value="APMDLTHNK" calcext:value-type="string">
            <text:p>APMDLTHNK</text:p>
          </table:table-cell>
          <table:table-cell office:value-type="string" calcext:value-type="string">
            <text:p>SC(+57.02)YSKYLGESPSPK</text:p>
          </table:table-cell>
          <table:table-cell table:formula="of:=SUBSTITUTE(SUBSTITUTE([.C1946];&quot;(+15.99)&quot;;&quot;&quot;);&quot;(+57.02)&quot;;&quot;&quot;)" office:value-type="string" office:string-value="SCYSKYLGESPSPK" calcext:value-type="string">
            <text:p>SCYSKYLGESPSPK</text:p>
          </table:table-cell>
        </table:table-row>
        <table:table-row table:style-name="ro2">
          <table:table-cell office:value-type="string" calcext:value-type="string">
            <text:p>VPVC(+57.02)C(+57.02)YAK</text:p>
          </table:table-cell>
          <table:table-cell table:formula="of:=SUBSTITUTE(SUBSTITUTE([.A1947];&quot;(+15.99)&quot;;&quot;&quot;);&quot;(+57.02)&quot;;&quot;&quot;)" office:value-type="string" office:string-value="VPVCCYAK" calcext:value-type="string">
            <text:p>VPVCCYAK</text:p>
          </table:table-cell>
          <table:table-cell office:value-type="string" calcext:value-type="string">
            <text:p>NGPEEAALGYK</text:p>
          </table:table-cell>
          <table:table-cell table:formula="of:=SUBSTITUTE(SUBSTITUTE([.C1947];&quot;(+15.99)&quot;;&quot;&quot;);&quot;(+57.02)&quot;;&quot;&quot;)" office:value-type="string" office:string-value="NGPEEAALGYK" calcext:value-type="string">
            <text:p>NGPEEAALGYK</text:p>
          </table:table-cell>
        </table:table-row>
        <table:table-row table:style-name="ro2">
          <table:table-cell office:value-type="string" calcext:value-type="string">
            <text:p>AFETEAASC(+57.02)EAVR</text:p>
          </table:table-cell>
          <table:table-cell table:formula="of:=SUBSTITUTE(SUBSTITUTE([.A1948];&quot;(+15.99)&quot;;&quot;&quot;);&quot;(+57.02)&quot;;&quot;&quot;)" office:value-type="string" office:string-value="AFETEAASCEAVR" calcext:value-type="string">
            <text:p>AFETEAASCEAVR</text:p>
          </table:table-cell>
          <table:table-cell office:value-type="string" calcext:value-type="string">
            <text:p>QQSQSALQM(+15.99)TM(+15.99)NLEPK</text:p>
          </table:table-cell>
          <table:table-cell table:formula="of:=SUBSTITUTE(SUBSTITUTE([.C1948];&quot;(+15.99)&quot;;&quot;&quot;);&quot;(+57.02)&quot;;&quot;&quot;)" office:value-type="string" office:string-value="QQSQSALQMTMNLEPK" calcext:value-type="string">
            <text:p>QQSQSALQMTMNLEPK</text:p>
          </table:table-cell>
        </table:table-row>
        <table:table-row table:style-name="ro2">
          <table:table-cell office:value-type="string" calcext:value-type="string">
            <text:p>EPSNQLPSVAGPDLR</text:p>
          </table:table-cell>
          <table:table-cell table:formula="of:=SUBSTITUTE(SUBSTITUTE([.A1949];&quot;(+15.99)&quot;;&quot;&quot;);&quot;(+57.02)&quot;;&quot;&quot;)" office:value-type="string" office:string-value="EPSNQLPSVAGPDLR" calcext:value-type="string">
            <text:p>EPSNQLPSVAGPDLR</text:p>
          </table:table-cell>
          <table:table-cell office:value-type="string" calcext:value-type="string">
            <text:p>WC(+57.02)C(+57.02)KELPSFLAPK</text:p>
          </table:table-cell>
          <table:table-cell table:formula="of:=SUBSTITUTE(SUBSTITUTE([.C1949];&quot;(+15.99)&quot;;&quot;&quot;);&quot;(+57.02)&quot;;&quot;&quot;)" office:value-type="string" office:string-value="WCCKELPSFLAPK" calcext:value-type="string">
            <text:p>WCCKELPSFLAPK</text:p>
          </table:table-cell>
        </table:table-row>
        <table:table-row table:style-name="ro2">
          <table:table-cell office:value-type="string" calcext:value-type="string">
            <text:p>GFWDFR</text:p>
          </table:table-cell>
          <table:table-cell table:formula="of:=SUBSTITUTE(SUBSTITUTE([.A1950];&quot;(+15.99)&quot;;&quot;&quot;);&quot;(+57.02)&quot;;&quot;&quot;)" office:value-type="string" office:string-value="GFWDFR" calcext:value-type="string">
            <text:p>GFWDFR</text:p>
          </table:table-cell>
          <table:table-cell office:value-type="string" calcext:value-type="string">
            <text:p>KM(+15.99)FLLNHPPAANK</text:p>
          </table:table-cell>
          <table:table-cell table:formula="of:=SUBSTITUTE(SUBSTITUTE([.C1950];&quot;(+15.99)&quot;;&quot;&quot;);&quot;(+57.02)&quot;;&quot;&quot;)" office:value-type="string" office:string-value="KMFLLNHPPAANK" calcext:value-type="string">
            <text:p>KMFLLNHPPAANK</text:p>
          </table:table-cell>
        </table:table-row>
        <table:table-row table:style-name="ro1">
          <table:table-cell office:value-type="string" calcext:value-type="string">
            <text:p>QLLNQALEDSK</text:p>
          </table:table-cell>
          <table:table-cell table:formula="of:=SUBSTITUTE(SUBSTITUTE([.A1951];&quot;(+15.99)&quot;;&quot;&quot;);&quot;(+57.02)&quot;;&quot;&quot;)" office:value-type="string" office:string-value="QLLNQALEDSK" calcext:value-type="string">
            <text:p>QLLNQALEDSK</text:p>
          </table:table-cell>
          <table:table-cell office:value-type="string" calcext:value-type="string">
            <text:p>RRSLLGNMPVK</text:p>
          </table:table-cell>
          <table:table-cell table:formula="of:=SUBSTITUTE(SUBSTITUTE([.C1951];&quot;(+15.99)&quot;;&quot;&quot;);&quot;(+57.02)&quot;;&quot;&quot;)" office:value-type="string" office:string-value="RRSLLGNMPVK" calcext:value-type="string">
            <text:p>RRSLLGNMPVK</text:p>
          </table:table-cell>
        </table:table-row>
        <table:table-row table:style-name="ro1">
          <table:table-cell office:value-type="string" calcext:value-type="string">
            <text:p>TLQQSDSK</text:p>
          </table:table-cell>
          <table:table-cell table:formula="of:=SUBSTITUTE(SUBSTITUTE([.A1952];&quot;(+15.99)&quot;;&quot;&quot;);&quot;(+57.02)&quot;;&quot;&quot;)" office:value-type="string" office:string-value="TLQQSDSK" calcext:value-type="string">
            <text:p>TLQQSDSK</text:p>
          </table:table-cell>
          <table:table-cell office:value-type="string" calcext:value-type="string">
            <text:p>AFYC(+57.02)LSVPK</text:p>
          </table:table-cell>
          <table:table-cell table:formula="of:=SUBSTITUTE(SUBSTITUTE([.C1952];&quot;(+15.99)&quot;;&quot;&quot;);&quot;(+57.02)&quot;;&quot;&quot;)" office:value-type="string" office:string-value="AFYCLSVPK" calcext:value-type="string">
            <text:p>AFYCLSVPK</text:p>
          </table:table-cell>
        </table:table-row>
        <table:table-row table:style-name="ro2">
          <table:table-cell office:value-type="string" calcext:value-type="string">
            <text:p>AFPDLGEKC(+57.02)FWK</text:p>
          </table:table-cell>
          <table:table-cell table:formula="of:=SUBSTITUTE(SUBSTITUTE([.A1953];&quot;(+15.99)&quot;;&quot;&quot;);&quot;(+57.02)&quot;;&quot;&quot;)" office:value-type="string" office:string-value="AFPDLGEKCFWK" calcext:value-type="string">
            <text:p>AFPDLGEKCFWK</text:p>
          </table:table-cell>
          <table:table-cell office:value-type="string" calcext:value-type="string">
            <text:p>WEC(+57.02)EAGTALLGLAVKTK</text:p>
          </table:table-cell>
          <table:table-cell table:formula="of:=SUBSTITUTE(SUBSTITUTE([.C1953];&quot;(+15.99)&quot;;&quot;&quot;);&quot;(+57.02)&quot;;&quot;&quot;)" office:value-type="string" office:string-value="WECEAGTALLGLAVKTK" calcext:value-type="string">
            <text:p>WECEAGTALLGLAVKTK</text:p>
          </table:table-cell>
        </table:table-row>
        <table:table-row table:style-name="ro2">
          <table:table-cell office:value-type="string" calcext:value-type="string">
            <text:p>SQSPAC(+57.02)QMTVLAVPTTR</text:p>
          </table:table-cell>
          <table:table-cell table:formula="of:=SUBSTITUTE(SUBSTITUTE([.A1954];&quot;(+15.99)&quot;;&quot;&quot;);&quot;(+57.02)&quot;;&quot;&quot;)" office:value-type="string" office:string-value="SQSPACQMTVLAVPTTR" calcext:value-type="string">
            <text:p>SQSPACQMTVLAVPTTR</text:p>
          </table:table-cell>
          <table:table-cell office:value-type="string" calcext:value-type="string">
            <text:p>QPLSEC(+57.02)FPALPR</text:p>
          </table:table-cell>
          <table:table-cell table:formula="of:=SUBSTITUTE(SUBSTITUTE([.C1954];&quot;(+15.99)&quot;;&quot;&quot;);&quot;(+57.02)&quot;;&quot;&quot;)" office:value-type="string" office:string-value="QPLSECFPALPR" calcext:value-type="string">
            <text:p>QPLSECFPALPR</text:p>
          </table:table-cell>
        </table:table-row>
        <table:table-row table:style-name="ro1">
          <table:table-cell office:value-type="string" calcext:value-type="string">
            <text:p>SMPDLGERKSSYK</text:p>
          </table:table-cell>
          <table:table-cell table:formula="of:=SUBSTITUTE(SUBSTITUTE([.A1955];&quot;(+15.99)&quot;;&quot;&quot;);&quot;(+57.02)&quot;;&quot;&quot;)" office:value-type="string" office:string-value="SMPDLGERKSSYK" calcext:value-type="string">
            <text:p>SMPDLGERKSSYK</text:p>
          </table:table-cell>
          <table:table-cell office:value-type="string" calcext:value-type="string">
            <text:p>M(+15.99)YDLSDNK</text:p>
          </table:table-cell>
          <table:table-cell table:formula="of:=SUBSTITUTE(SUBSTITUTE([.C1955];&quot;(+15.99)&quot;;&quot;&quot;);&quot;(+57.02)&quot;;&quot;&quot;)" office:value-type="string" office:string-value="MYDLSDNK" calcext:value-type="string">
            <text:p>MYDLSDNK</text:p>
          </table:table-cell>
        </table:table-row>
        <table:table-row table:style-name="ro2">
          <table:table-cell office:value-type="string" calcext:value-type="string">
            <text:p>C(+57.02)PEVVAALGMLETR</text:p>
          </table:table-cell>
          <table:table-cell table:formula="of:=SUBSTITUTE(SUBSTITUTE([.A1956];&quot;(+15.99)&quot;;&quot;&quot;);&quot;(+57.02)&quot;;&quot;&quot;)" office:value-type="string" office:string-value="CPEVVAALGMLETR" calcext:value-type="string">
            <text:p>CPEVVAALGMLETR</text:p>
          </table:table-cell>
          <table:table-cell office:value-type="string" calcext:value-type="string">
            <text:p>GM(+15.99)TPPGPLLLEPC(+57.02)VR</text:p>
          </table:table-cell>
          <table:table-cell table:formula="of:=SUBSTITUTE(SUBSTITUTE([.C1956];&quot;(+15.99)&quot;;&quot;&quot;);&quot;(+57.02)&quot;;&quot;&quot;)" office:value-type="string" office:string-value="GMTPPGPLLLEPCVR" calcext:value-type="string">
            <text:p>GMTPPGPLLLEPCVR</text:p>
          </table:table-cell>
        </table:table-row>
        <table:table-row table:style-name="ro1">
          <table:table-cell office:value-type="string" calcext:value-type="string">
            <text:p>QQC(+57.02)LALHDM(+15.99)R</text:p>
          </table:table-cell>
          <table:table-cell table:formula="of:=SUBSTITUTE(SUBSTITUTE([.A1957];&quot;(+15.99)&quot;;&quot;&quot;);&quot;(+57.02)&quot;;&quot;&quot;)" office:value-type="string" office:string-value="QQCLALHDMR" calcext:value-type="string">
            <text:p>QQCLALHDMR</text:p>
          </table:table-cell>
          <table:table-cell office:value-type="string" calcext:value-type="string">
            <text:p>EHLNEQQPK</text:p>
          </table:table-cell>
          <table:table-cell table:formula="of:=SUBSTITUTE(SUBSTITUTE([.C1957];&quot;(+15.99)&quot;;&quot;&quot;);&quot;(+57.02)&quot;;&quot;&quot;)" office:value-type="string" office:string-value="EHLNEQQPK" calcext:value-type="string">
            <text:p>EHLNEQQPK</text:p>
          </table:table-cell>
        </table:table-row>
        <table:table-row table:style-name="ro1">
          <table:table-cell office:value-type="string" calcext:value-type="string">
            <text:p>NNLALDGC(+57.02)YSK</text:p>
          </table:table-cell>
          <table:table-cell table:formula="of:=SUBSTITUTE(SUBSTITUTE([.A1958];&quot;(+15.99)&quot;;&quot;&quot;);&quot;(+57.02)&quot;;&quot;&quot;)" office:value-type="string" office:string-value="NNLALDGCYSK" calcext:value-type="string">
            <text:p>NNLALDGCYSK</text:p>
          </table:table-cell>
          <table:table-cell office:value-type="string" calcext:value-type="string">
            <text:p>EPPNDSLGDK</text:p>
          </table:table-cell>
          <table:table-cell table:formula="of:=SUBSTITUTE(SUBSTITUTE([.C1958];&quot;(+15.99)&quot;;&quot;&quot;);&quot;(+57.02)&quot;;&quot;&quot;)" office:value-type="string" office:string-value="EPPNDSLGDK" calcext:value-type="string">
            <text:p>EPPNDSLGDK</text:p>
          </table:table-cell>
        </table:table-row>
        <table:table-row table:style-name="ro2">
          <table:table-cell office:value-type="string" calcext:value-type="string">
            <text:p>EEPEAQNQTC(+57.02)EELTER</text:p>
          </table:table-cell>
          <table:table-cell table:formula="of:=SUBSTITUTE(SUBSTITUTE([.A1959];&quot;(+15.99)&quot;;&quot;&quot;);&quot;(+57.02)&quot;;&quot;&quot;)" office:value-type="string" office:string-value="EEPEAQNQTCEELTER" calcext:value-type="string">
            <text:p>EEPEAQNQTCEELTER</text:p>
          </table:table-cell>
          <table:table-cell office:value-type="string" calcext:value-type="string">
            <text:p>NVHNNPGWWVNK</text:p>
          </table:table-cell>
          <table:table-cell table:formula="of:=SUBSTITUTE(SUBSTITUTE([.C1959];&quot;(+15.99)&quot;;&quot;&quot;);&quot;(+57.02)&quot;;&quot;&quot;)" office:value-type="string" office:string-value="NVHNNPGWWVNK" calcext:value-type="string">
            <text:p>NVHNNPGWWVNK</text:p>
          </table:table-cell>
        </table:table-row>
        <table:table-row table:style-name="ro2">
          <table:table-cell office:value-type="string" calcext:value-type="string">
            <text:p>EMTPLETEMAHK</text:p>
          </table:table-cell>
          <table:table-cell table:formula="of:=SUBSTITUTE(SUBSTITUTE([.A1960];&quot;(+15.99)&quot;;&quot;&quot;);&quot;(+57.02)&quot;;&quot;&quot;)" office:value-type="string" office:string-value="EMTPLETEMAHK" calcext:value-type="string">
            <text:p>EMTPLETEMAHK</text:p>
          </table:table-cell>
          <table:table-cell office:value-type="string" calcext:value-type="string">
            <text:p>SSM(+15.99)GYDVPDLGK</text:p>
          </table:table-cell>
          <table:table-cell table:formula="of:=SUBSTITUTE(SUBSTITUTE([.C1960];&quot;(+15.99)&quot;;&quot;&quot;);&quot;(+57.02)&quot;;&quot;&quot;)" office:value-type="string" office:string-value="SSMGYDVPDLGK" calcext:value-type="string">
            <text:p>SSMGYDVPDLGK</text:p>
          </table:table-cell>
        </table:table-row>
        <table:table-row table:style-name="ro2">
          <table:table-cell office:value-type="string" calcext:value-type="string">
            <text:p>FVANLAPPNATK</text:p>
          </table:table-cell>
          <table:table-cell table:formula="of:=SUBSTITUTE(SUBSTITUTE([.A1961];&quot;(+15.99)&quot;;&quot;&quot;);&quot;(+57.02)&quot;;&quot;&quot;)" office:value-type="string" office:string-value="FVANLAPPNATK" calcext:value-type="string">
            <text:p>FVANLAPPNATK</text:p>
          </table:table-cell>
          <table:table-cell office:value-type="string" calcext:value-type="string">
            <text:p>KWC(+57.02)NLC(+57.02)PVALEQESK</text:p>
          </table:table-cell>
          <table:table-cell table:formula="of:=SUBSTITUTE(SUBSTITUTE([.C1961];&quot;(+15.99)&quot;;&quot;&quot;);&quot;(+57.02)&quot;;&quot;&quot;)" office:value-type="string" office:string-value="KWCNLCPVALEQESK" calcext:value-type="string">
            <text:p>KWCNLCPVALEQESK</text:p>
          </table:table-cell>
        </table:table-row>
        <table:table-row table:style-name="ro2">
          <table:table-cell office:value-type="string" calcext:value-type="string">
            <text:p>M(+15.99)FQTTLGEVGNMRTPK</text:p>
          </table:table-cell>
          <table:table-cell table:formula="of:=SUBSTITUTE(SUBSTITUTE([.A1962];&quot;(+15.99)&quot;;&quot;&quot;);&quot;(+57.02)&quot;;&quot;&quot;)" office:value-type="string" office:string-value="MFQTTLGEVGNMRTPK" calcext:value-type="string">
            <text:p>MFQTTLGEVGNMRTPK</text:p>
          </table:table-cell>
          <table:table-cell office:value-type="string" calcext:value-type="string">
            <text:p>YFNPETLNVGNK</text:p>
          </table:table-cell>
          <table:table-cell table:formula="of:=SUBSTITUTE(SUBSTITUTE([.C1962];&quot;(+15.99)&quot;;&quot;&quot;);&quot;(+57.02)&quot;;&quot;&quot;)" office:value-type="string" office:string-value="YFNPETLNVGNK" calcext:value-type="string">
            <text:p>YFNPETLNVGNK</text:p>
          </table:table-cell>
        </table:table-row>
        <table:table-row table:style-name="ro1">
          <table:table-cell office:value-type="string" calcext:value-type="string">
            <text:p>WAC(+57.02)LAVEPLVQEDR</text:p>
          </table:table-cell>
          <table:table-cell table:formula="of:=SUBSTITUTE(SUBSTITUTE([.A1963];&quot;(+15.99)&quot;;&quot;&quot;);&quot;(+57.02)&quot;;&quot;&quot;)" office:value-type="string" office:string-value="WACLAVEPLVQEDR" calcext:value-type="string">
            <text:p>WACLAVEPLVQEDR</text:p>
          </table:table-cell>
          <table:table-cell office:value-type="string" calcext:value-type="string">
            <text:p>RAKVHGEFK</text:p>
          </table:table-cell>
          <table:table-cell table:formula="of:=SUBSTITUTE(SUBSTITUTE([.C1963];&quot;(+15.99)&quot;;&quot;&quot;);&quot;(+57.02)&quot;;&quot;&quot;)" office:value-type="string" office:string-value="RAKVHGEFK" calcext:value-type="string">
            <text:p>RAKVHGEFK</text:p>
          </table:table-cell>
        </table:table-row>
        <table:table-row table:style-name="ro1">
          <table:table-cell office:value-type="string" calcext:value-type="string">
            <text:p>GM(+15.99)SRLVGPGK</text:p>
          </table:table-cell>
          <table:table-cell table:formula="of:=SUBSTITUTE(SUBSTITUTE([.A1964];&quot;(+15.99)&quot;;&quot;&quot;);&quot;(+57.02)&quot;;&quot;&quot;)" office:value-type="string" office:string-value="GMSRLVGPGK" calcext:value-type="string">
            <text:p>GMSRLVGPGK</text:p>
          </table:table-cell>
          <table:table-cell office:value-type="string" calcext:value-type="string">
            <text:p>GDNLLLGDTPK</text:p>
          </table:table-cell>
          <table:table-cell table:formula="of:=SUBSTITUTE(SUBSTITUTE([.C1964];&quot;(+15.99)&quot;;&quot;&quot;);&quot;(+57.02)&quot;;&quot;&quot;)" office:value-type="string" office:string-value="GDNLLLGDTPK" calcext:value-type="string">
            <text:p>GDNLLLGDTPK</text:p>
          </table:table-cell>
        </table:table-row>
        <table:table-row table:style-name="ro1">
          <table:table-cell office:value-type="string" calcext:value-type="string">
            <text:p>RHNARRSEPC(+57.02)ATDR</text:p>
          </table:table-cell>
          <table:table-cell table:formula="of:=SUBSTITUTE(SUBSTITUTE([.A1965];&quot;(+15.99)&quot;;&quot;&quot;);&quot;(+57.02)&quot;;&quot;&quot;)" office:value-type="string" office:string-value="RHNARRSEPCATDR" calcext:value-type="string">
            <text:p>RHNARRSEPCATDR</text:p>
          </table:table-cell>
          <table:table-cell office:value-type="string" calcext:value-type="string">
            <text:p>RVLVLLAFER</text:p>
          </table:table-cell>
          <table:table-cell table:formula="of:=SUBSTITUTE(SUBSTITUTE([.C1965];&quot;(+15.99)&quot;;&quot;&quot;);&quot;(+57.02)&quot;;&quot;&quot;)" office:value-type="string" office:string-value="RVLVLLAFER" calcext:value-type="string">
            <text:p>RVLVLLAFER</text:p>
          </table:table-cell>
        </table:table-row>
        <table:table-row table:style-name="ro2">
          <table:table-cell office:value-type="string" calcext:value-type="string">
            <text:p>FHKPNPANLAR</text:p>
          </table:table-cell>
          <table:table-cell table:formula="of:=SUBSTITUTE(SUBSTITUTE([.A1966];&quot;(+15.99)&quot;;&quot;&quot;);&quot;(+57.02)&quot;;&quot;&quot;)" office:value-type="string" office:string-value="FHKPNPANLAR" calcext:value-type="string">
            <text:p>FHKPNPANLAR</text:p>
          </table:table-cell>
          <table:table-cell office:value-type="string" calcext:value-type="string">
            <text:p>HQMLLYHVLLLNK</text:p>
          </table:table-cell>
          <table:table-cell table:formula="of:=SUBSTITUTE(SUBSTITUTE([.C1966];&quot;(+15.99)&quot;;&quot;&quot;);&quot;(+57.02)&quot;;&quot;&quot;)" office:value-type="string" office:string-value="HQMLLYHVLLLNK" calcext:value-type="string">
            <text:p>HQMLLYHVLLLNK</text:p>
          </table:table-cell>
        </table:table-row>
        <table:table-row table:style-name="ro2">
          <table:table-cell office:value-type="string" calcext:value-type="string">
            <text:p>KRGMSSDSDNC(+57.02)K</text:p>
          </table:table-cell>
          <table:table-cell table:formula="of:=SUBSTITUTE(SUBSTITUTE([.A1967];&quot;(+15.99)&quot;;&quot;&quot;);&quot;(+57.02)&quot;;&quot;&quot;)" office:value-type="string" office:string-value="KRGMSSDSDNCK" calcext:value-type="string">
            <text:p>KRGMSSDSDNCK</text:p>
          </table:table-cell>
          <table:table-cell office:value-type="string" calcext:value-type="string">
            <text:p>QEQSSMALNVTLK</text:p>
          </table:table-cell>
          <table:table-cell table:formula="of:=SUBSTITUTE(SUBSTITUTE([.C1967];&quot;(+15.99)&quot;;&quot;&quot;);&quot;(+57.02)&quot;;&quot;&quot;)" office:value-type="string" office:string-value="QEQSSMALNVTLK" calcext:value-type="string">
            <text:p>QEQSSMALNVTLK</text:p>
          </table:table-cell>
        </table:table-row>
        <table:table-row table:style-name="ro2">
          <table:table-cell office:value-type="string" calcext:value-type="string">
            <text:p>QAWDVLYSAK</text:p>
          </table:table-cell>
          <table:table-cell table:formula="of:=SUBSTITUTE(SUBSTITUTE([.A1968];&quot;(+15.99)&quot;;&quot;&quot;);&quot;(+57.02)&quot;;&quot;&quot;)" office:value-type="string" office:string-value="QAWDVLYSAK" calcext:value-type="string">
            <text:p>QAWDVLYSAK</text:p>
          </table:table-cell>
          <table:table-cell office:value-type="string" calcext:value-type="string">
            <text:p>NM(+15.99)LYNNFNALHLNEGK</text:p>
          </table:table-cell>
          <table:table-cell table:formula="of:=SUBSTITUTE(SUBSTITUTE([.C1968];&quot;(+15.99)&quot;;&quot;&quot;);&quot;(+57.02)&quot;;&quot;&quot;)" office:value-type="string" office:string-value="NMLYNNFNALHLNEGK" calcext:value-type="string">
            <text:p>NMLYNNFNALHLNEGK</text:p>
          </table:table-cell>
        </table:table-row>
        <table:table-row table:style-name="ro1">
          <table:table-cell office:value-type="string" calcext:value-type="string">
            <text:p>DMQNPSAEQSPK</text:p>
          </table:table-cell>
          <table:table-cell table:formula="of:=SUBSTITUTE(SUBSTITUTE([.A1969];&quot;(+15.99)&quot;;&quot;&quot;);&quot;(+57.02)&quot;;&quot;&quot;)" office:value-type="string" office:string-value="DMQNPSAEQSPK" calcext:value-type="string">
            <text:p>DMQNPSAEQSPK</text:p>
          </table:table-cell>
          <table:table-cell office:value-type="string" calcext:value-type="string">
            <text:p>TMQAKVGPGK</text:p>
          </table:table-cell>
          <table:table-cell table:formula="of:=SUBSTITUTE(SUBSTITUTE([.C1969];&quot;(+15.99)&quot;;&quot;&quot;);&quot;(+57.02)&quot;;&quot;&quot;)" office:value-type="string" office:string-value="TMQAKVGPGK" calcext:value-type="string">
            <text:p>TMQAKVGPGK</text:p>
          </table:table-cell>
        </table:table-row>
        <table:table-row table:style-name="ro2">
          <table:table-cell office:value-type="string" calcext:value-type="string">
            <text:p>FPPHLVRPK</text:p>
          </table:table-cell>
          <table:table-cell table:formula="of:=SUBSTITUTE(SUBSTITUTE([.A1970];&quot;(+15.99)&quot;;&quot;&quot;);&quot;(+57.02)&quot;;&quot;&quot;)" office:value-type="string" office:string-value="FPPHLVRPK" calcext:value-type="string">
            <text:p>FPPHLVRPK</text:p>
          </table:table-cell>
          <table:table-cell office:value-type="string" calcext:value-type="string">
            <text:p>KWLAM(+15.99)LNLFGEKPR</text:p>
          </table:table-cell>
          <table:table-cell table:formula="of:=SUBSTITUTE(SUBSTITUTE([.C1970];&quot;(+15.99)&quot;;&quot;&quot;);&quot;(+57.02)&quot;;&quot;&quot;)" office:value-type="string" office:string-value="KWLAMLNLFGEKPR" calcext:value-type="string">
            <text:p>KWLAMLNLFGEKPR</text:p>
          </table:table-cell>
        </table:table-row>
        <table:table-row table:style-name="ro2">
          <table:table-cell office:value-type="string" calcext:value-type="string">
            <text:p>WRPLTELLLNR</text:p>
          </table:table-cell>
          <table:table-cell table:formula="of:=SUBSTITUTE(SUBSTITUTE([.A1971];&quot;(+15.99)&quot;;&quot;&quot;);&quot;(+57.02)&quot;;&quot;&quot;)" office:value-type="string" office:string-value="WRPLTELLLNR" calcext:value-type="string">
            <text:p>WRPLTELLLNR</text:p>
          </table:table-cell>
          <table:table-cell office:value-type="string" calcext:value-type="string">
            <text:p>AFLLAAAEC(+57.02)AVPPK</text:p>
          </table:table-cell>
          <table:table-cell table:formula="of:=SUBSTITUTE(SUBSTITUTE([.C1971];&quot;(+15.99)&quot;;&quot;&quot;);&quot;(+57.02)&quot;;&quot;&quot;)" office:value-type="string" office:string-value="AFLLAAAECAVPPK" calcext:value-type="string">
            <text:p>AFLLAAAECAVPPK</text:p>
          </table:table-cell>
        </table:table-row>
        <table:table-row table:style-name="ro2">
          <table:table-cell office:value-type="string" calcext:value-type="string">
            <text:p>M(+15.99)MVTNLR</text:p>
          </table:table-cell>
          <table:table-cell table:formula="of:=SUBSTITUTE(SUBSTITUTE([.A1972];&quot;(+15.99)&quot;;&quot;&quot;);&quot;(+57.02)&quot;;&quot;&quot;)" office:value-type="string" office:string-value="MMVTNLR" calcext:value-type="string">
            <text:p>MMVTNLR</text:p>
          </table:table-cell>
          <table:table-cell office:value-type="string" calcext:value-type="string">
            <text:p>AFENATLEVPGWK</text:p>
          </table:table-cell>
          <table:table-cell table:formula="of:=SUBSTITUTE(SUBSTITUTE([.C1972];&quot;(+15.99)&quot;;&quot;&quot;);&quot;(+57.02)&quot;;&quot;&quot;)" office:value-type="string" office:string-value="AFENATLEVPGWK" calcext:value-type="string">
            <text:p>AFENATLEVPGWK</text:p>
          </table:table-cell>
        </table:table-row>
        <table:table-row table:style-name="ro2">
          <table:table-cell office:value-type="string" calcext:value-type="string">
            <text:p>KGDEANTLTTKTHK</text:p>
          </table:table-cell>
          <table:table-cell table:formula="of:=SUBSTITUTE(SUBSTITUTE([.A1973];&quot;(+15.99)&quot;;&quot;&quot;);&quot;(+57.02)&quot;;&quot;&quot;)" office:value-type="string" office:string-value="KGDEANTLTTKTHK" calcext:value-type="string">
            <text:p>KGDEANTLTTKTHK</text:p>
          </table:table-cell>
          <table:table-cell office:value-type="string" calcext:value-type="string">
            <text:p>VTTVLLGYEDLDNGPK</text:p>
          </table:table-cell>
          <table:table-cell table:formula="of:=SUBSTITUTE(SUBSTITUTE([.C1973];&quot;(+15.99)&quot;;&quot;&quot;);&quot;(+57.02)&quot;;&quot;&quot;)" office:value-type="string" office:string-value="VTTVLLGYEDLDNGPK" calcext:value-type="string">
            <text:p>VTTVLLGYEDLDNGPK</text:p>
          </table:table-cell>
        </table:table-row>
        <table:table-row table:style-name="ro2">
          <table:table-cell office:value-type="string" calcext:value-type="string">
            <text:p>NVAGMEGSDLVVGR</text:p>
          </table:table-cell>
          <table:table-cell table:formula="of:=SUBSTITUTE(SUBSTITUTE([.A1974];&quot;(+15.99)&quot;;&quot;&quot;);&quot;(+57.02)&quot;;&quot;&quot;)" office:value-type="string" office:string-value="NVAGMEGSDLVVGR" calcext:value-type="string">
            <text:p>NVAGMEGSDLVVGR</text:p>
          </table:table-cell>
          <table:table-cell office:value-type="string" calcext:value-type="string">
            <text:p>RSHHSSLLTSVAVNNKLDTR</text:p>
          </table:table-cell>
          <table:table-cell table:formula="of:=SUBSTITUTE(SUBSTITUTE([.C1974];&quot;(+15.99)&quot;;&quot;&quot;);&quot;(+57.02)&quot;;&quot;&quot;)" office:value-type="string" office:string-value="RSHHSSLLTSVAVNNKLDTR" calcext:value-type="string">
            <text:p>RSHHSSLLTSVAVNNKLDTR</text:p>
          </table:table-cell>
        </table:table-row>
        <table:table-row table:style-name="ro2">
          <table:table-cell office:value-type="string" calcext:value-type="string">
            <text:p>QDNGAVLAMNPK</text:p>
          </table:table-cell>
          <table:table-cell table:formula="of:=SUBSTITUTE(SUBSTITUTE([.A1975];&quot;(+15.99)&quot;;&quot;&quot;);&quot;(+57.02)&quot;;&quot;&quot;)" office:value-type="string" office:string-value="QDNGAVLAMNPK" calcext:value-type="string">
            <text:p>QDNGAVLAMNPK</text:p>
          </table:table-cell>
          <table:table-cell office:value-type="string" calcext:value-type="string">
            <text:p>DPDLLNSM(+15.99)VGLDLSGLK</text:p>
          </table:table-cell>
          <table:table-cell table:formula="of:=SUBSTITUTE(SUBSTITUTE([.C1975];&quot;(+15.99)&quot;;&quot;&quot;);&quot;(+57.02)&quot;;&quot;&quot;)" office:value-type="string" office:string-value="DPDLLNSMVGLDLSGLK" calcext:value-type="string">
            <text:p>DPDLLNSMVGLDLSGLK</text:p>
          </table:table-cell>
        </table:table-row>
        <table:table-row table:style-name="ro2">
          <table:table-cell office:value-type="string" calcext:value-type="string">
            <text:p>EVTSGANLLYER</text:p>
          </table:table-cell>
          <table:table-cell table:formula="of:=SUBSTITUTE(SUBSTITUTE([.A1976];&quot;(+15.99)&quot;;&quot;&quot;);&quot;(+57.02)&quot;;&quot;&quot;)" office:value-type="string" office:string-value="EVTSGANLLYER" calcext:value-type="string">
            <text:p>EVTSGANLLYER</text:p>
          </table:table-cell>
          <table:table-cell office:value-type="string" calcext:value-type="string">
            <text:p>GM(+15.99)GLSALTLNWGPR</text:p>
          </table:table-cell>
          <table:table-cell table:formula="of:=SUBSTITUTE(SUBSTITUTE([.C1976];&quot;(+15.99)&quot;;&quot;&quot;);&quot;(+57.02)&quot;;&quot;&quot;)" office:value-type="string" office:string-value="GMGLSALTLNWGPR" calcext:value-type="string">
            <text:p>GMGLSALTLNWGPR</text:p>
          </table:table-cell>
        </table:table-row>
        <table:table-row table:style-name="ro2">
          <table:table-cell office:value-type="string" calcext:value-type="string">
            <text:p>HNVPPM(+15.99)LPVK</text:p>
          </table:table-cell>
          <table:table-cell table:formula="of:=SUBSTITUTE(SUBSTITUTE([.A1977];&quot;(+15.99)&quot;;&quot;&quot;);&quot;(+57.02)&quot;;&quot;&quot;)" office:value-type="string" office:string-value="HNVPPMLPVK" calcext:value-type="string">
            <text:p>HNVPPMLPVK</text:p>
          </table:table-cell>
          <table:table-cell office:value-type="string" calcext:value-type="string">
            <text:p>DPYPTLLNLEAK</text:p>
          </table:table-cell>
          <table:table-cell table:formula="of:=SUBSTITUTE(SUBSTITUTE([.C1977];&quot;(+15.99)&quot;;&quot;&quot;);&quot;(+57.02)&quot;;&quot;&quot;)" office:value-type="string" office:string-value="DPYPTLLNLEAK" calcext:value-type="string">
            <text:p>DPYPTLLNLEAK</text:p>
          </table:table-cell>
        </table:table-row>
        <table:table-row table:style-name="ro2">
          <table:table-cell office:value-type="string" calcext:value-type="string">
            <text:p>FDGLGASVGHGDK</text:p>
          </table:table-cell>
          <table:table-cell table:formula="of:=SUBSTITUTE(SUBSTITUTE([.A1978];&quot;(+15.99)&quot;;&quot;&quot;);&quot;(+57.02)&quot;;&quot;&quot;)" office:value-type="string" office:string-value="FDGLGASVGHGDK" calcext:value-type="string">
            <text:p>FDGLGASVGHGDK</text:p>
          </table:table-cell>
          <table:table-cell office:value-type="string" calcext:value-type="string">
            <text:p>AFLLAAAEC(+57.02)AHRK</text:p>
          </table:table-cell>
          <table:table-cell table:formula="of:=SUBSTITUTE(SUBSTITUTE([.C1978];&quot;(+15.99)&quot;;&quot;&quot;);&quot;(+57.02)&quot;;&quot;&quot;)" office:value-type="string" office:string-value="AFLLAAAECAHRK" calcext:value-type="string">
            <text:p>AFLLAAAECAHRK</text:p>
          </table:table-cell>
        </table:table-row>
        <table:table-row table:style-name="ro1">
          <table:table-cell office:value-type="string" calcext:value-type="string">
            <text:p>EEMATAKAEEVVKR</text:p>
          </table:table-cell>
          <table:table-cell table:formula="of:=SUBSTITUTE(SUBSTITUTE([.A1979];&quot;(+15.99)&quot;;&quot;&quot;);&quot;(+57.02)&quot;;&quot;&quot;)" office:value-type="string" office:string-value="EEMATAKAEEVVKR" calcext:value-type="string">
            <text:p>EEMATAKAEEVVKR</text:p>
          </table:table-cell>
          <table:table-cell office:value-type="string" calcext:value-type="string">
            <text:p>KMYVQHWHPK</text:p>
          </table:table-cell>
          <table:table-cell table:formula="of:=SUBSTITUTE(SUBSTITUTE([.C1979];&quot;(+15.99)&quot;;&quot;&quot;);&quot;(+57.02)&quot;;&quot;&quot;)" office:value-type="string" office:string-value="KMYVQHWHPK" calcext:value-type="string">
            <text:p>KMYVQHWHPK</text:p>
          </table:table-cell>
        </table:table-row>
        <table:table-row table:style-name="ro2">
          <table:table-cell office:value-type="string" calcext:value-type="string">
            <text:p>TVEAAFWPK</text:p>
          </table:table-cell>
          <table:table-cell table:formula="of:=SUBSTITUTE(SUBSTITUTE([.A1980];&quot;(+15.99)&quot;;&quot;&quot;);&quot;(+57.02)&quot;;&quot;&quot;)" office:value-type="string" office:string-value="TVEAAFWPK" calcext:value-type="string">
            <text:p>TVEAAFWPK</text:p>
          </table:table-cell>
          <table:table-cell office:value-type="string" calcext:value-type="string">
            <text:p>HMGVEPVEFEK</text:p>
          </table:table-cell>
          <table:table-cell table:formula="of:=SUBSTITUTE(SUBSTITUTE([.C1980];&quot;(+15.99)&quot;;&quot;&quot;);&quot;(+57.02)&quot;;&quot;&quot;)" office:value-type="string" office:string-value="HMGVEPVEFEK" calcext:value-type="string">
            <text:p>HMGVEPVEFEK</text:p>
          </table:table-cell>
        </table:table-row>
        <table:table-row table:style-name="ro2">
          <table:table-cell office:value-type="string" calcext:value-type="string">
            <text:p>QGHDPPEENLK</text:p>
          </table:table-cell>
          <table:table-cell table:formula="of:=SUBSTITUTE(SUBSTITUTE([.A1981];&quot;(+15.99)&quot;;&quot;&quot;);&quot;(+57.02)&quot;;&quot;&quot;)" office:value-type="string" office:string-value="QGHDPPEENLK" calcext:value-type="string">
            <text:p>QGHDPPEENLK</text:p>
          </table:table-cell>
          <table:table-cell office:value-type="string" calcext:value-type="string">
            <text:p>KGFSPYFADAAC(+57.02)NK</text:p>
          </table:table-cell>
          <table:table-cell table:formula="of:=SUBSTITUTE(SUBSTITUTE([.C1981];&quot;(+15.99)&quot;;&quot;&quot;);&quot;(+57.02)&quot;;&quot;&quot;)" office:value-type="string" office:string-value="KGFSPYFADAACNK" calcext:value-type="string">
            <text:p>KGFSPYFADAACNK</text:p>
          </table:table-cell>
        </table:table-row>
        <table:table-row table:style-name="ro2">
          <table:table-cell office:value-type="string" calcext:value-type="string">
            <text:p>EYPQATGHFK</text:p>
          </table:table-cell>
          <table:table-cell table:formula="of:=SUBSTITUTE(SUBSTITUTE([.A1982];&quot;(+15.99)&quot;;&quot;&quot;);&quot;(+57.02)&quot;;&quot;&quot;)" office:value-type="string" office:string-value="EYPQATGHFK" calcext:value-type="string">
            <text:p>EYPQATGHFK</text:p>
          </table:table-cell>
          <table:table-cell office:value-type="string" calcext:value-type="string">
            <text:p>ENM(+15.99)TYALAEAAK</text:p>
          </table:table-cell>
          <table:table-cell table:formula="of:=SUBSTITUTE(SUBSTITUTE([.C1982];&quot;(+15.99)&quot;;&quot;&quot;);&quot;(+57.02)&quot;;&quot;&quot;)" office:value-type="string" office:string-value="ENMTYALAEAAK" calcext:value-type="string">
            <text:p>ENMTYALAEAAK</text:p>
          </table:table-cell>
        </table:table-row>
        <table:table-row table:style-name="ro2">
          <table:table-cell office:value-type="string" calcext:value-type="string">
            <text:p>KMNLSDQLANNNK</text:p>
          </table:table-cell>
          <table:table-cell table:formula="of:=SUBSTITUTE(SUBSTITUTE([.A1983];&quot;(+15.99)&quot;;&quot;&quot;);&quot;(+57.02)&quot;;&quot;&quot;)" office:value-type="string" office:string-value="KMNLSDQLANNNK" calcext:value-type="string">
            <text:p>KMNLSDQLANNNK</text:p>
          </table:table-cell>
          <table:table-cell office:value-type="string" calcext:value-type="string">
            <text:p>ELFLFELTGHGTGR</text:p>
          </table:table-cell>
          <table:table-cell table:formula="of:=SUBSTITUTE(SUBSTITUTE([.C1983];&quot;(+15.99)&quot;;&quot;&quot;);&quot;(+57.02)&quot;;&quot;&quot;)" office:value-type="string" office:string-value="ELFLFELTGHGTGR" calcext:value-type="string">
            <text:p>ELFLFELTGHGTGR</text:p>
          </table:table-cell>
        </table:table-row>
        <table:table-row table:style-name="ro2">
          <table:table-cell office:value-type="string" calcext:value-type="string">
            <text:p>EC(+57.02)TWLLFGC(+57.02)LPR</text:p>
          </table:table-cell>
          <table:table-cell table:formula="of:=SUBSTITUTE(SUBSTITUTE([.A1984];&quot;(+15.99)&quot;;&quot;&quot;);&quot;(+57.02)&quot;;&quot;&quot;)" office:value-type="string" office:string-value="ECTWLLFGCLPR" calcext:value-type="string">
            <text:p>ECTWLLFGCLPR</text:p>
          </table:table-cell>
          <table:table-cell office:value-type="string" calcext:value-type="string">
            <text:p>FGQC(+57.02)M(+15.99)LELAEEYR</text:p>
          </table:table-cell>
          <table:table-cell table:formula="of:=SUBSTITUTE(SUBSTITUTE([.C1984];&quot;(+15.99)&quot;;&quot;&quot;);&quot;(+57.02)&quot;;&quot;&quot;)" office:value-type="string" office:string-value="FGQCMLELAEEYR" calcext:value-type="string">
            <text:p>FGQCMLELAEEYR</text:p>
          </table:table-cell>
        </table:table-row>
        <table:table-row table:style-name="ro2">
          <table:table-cell office:value-type="string" calcext:value-type="string">
            <text:p>LLYC(+57.02)SDVLGKMLNQK</text:p>
          </table:table-cell>
          <table:table-cell table:formula="of:=SUBSTITUTE(SUBSTITUTE([.A1985];&quot;(+15.99)&quot;;&quot;&quot;);&quot;(+57.02)&quot;;&quot;&quot;)" office:value-type="string" office:string-value="LLYCSDVLGKMLNQK" calcext:value-type="string">
            <text:p>LLYCSDVLGKMLNQK</text:p>
          </table:table-cell>
          <table:table-cell office:value-type="string" calcext:value-type="string">
            <text:p>WKMLDEHLDHKSNK</text:p>
          </table:table-cell>
          <table:table-cell table:formula="of:=SUBSTITUTE(SUBSTITUTE([.C1985];&quot;(+15.99)&quot;;&quot;&quot;);&quot;(+57.02)&quot;;&quot;&quot;)" office:value-type="string" office:string-value="WKMLDEHLDHKSNK" calcext:value-type="string">
            <text:p>WKMLDEHLDHKSNK</text:p>
          </table:table-cell>
        </table:table-row>
        <table:table-row table:style-name="ro2">
          <table:table-cell office:value-type="string" calcext:value-type="string">
            <text:p>QC(+57.02)LALM(+15.99)QWR</text:p>
          </table:table-cell>
          <table:table-cell table:formula="of:=SUBSTITUTE(SUBSTITUTE([.A1986];&quot;(+15.99)&quot;;&quot;&quot;);&quot;(+57.02)&quot;;&quot;&quot;)" office:value-type="string" office:string-value="QCLALMQWR" calcext:value-type="string">
            <text:p>QCLALMQWR</text:p>
          </table:table-cell>
          <table:table-cell office:value-type="string" calcext:value-type="string">
            <text:p>KVC(+57.02)LDSGDLFFK</text:p>
          </table:table-cell>
          <table:table-cell table:formula="of:=SUBSTITUTE(SUBSTITUTE([.C1986];&quot;(+15.99)&quot;;&quot;&quot;);&quot;(+57.02)&quot;;&quot;&quot;)" office:value-type="string" office:string-value="KVCLDSGDLFFK" calcext:value-type="string">
            <text:p>KVCLDSGDLFFK</text:p>
          </table:table-cell>
        </table:table-row>
        <table:table-row table:style-name="ro2">
          <table:table-cell office:value-type="string" calcext:value-type="string">
            <text:p>EPRLDEPYLLLTDKK</text:p>
          </table:table-cell>
          <table:table-cell table:formula="of:=SUBSTITUTE(SUBSTITUTE([.A1987];&quot;(+15.99)&quot;;&quot;&quot;);&quot;(+57.02)&quot;;&quot;&quot;)" office:value-type="string" office:string-value="EPRLDEPYLLLTDKK" calcext:value-type="string">
            <text:p>EPRLDEPYLLLTDKK</text:p>
          </table:table-cell>
          <table:table-cell office:value-type="string" calcext:value-type="string">
            <text:p>TM(+15.99)LFDVASWLM(+15.99)QK</text:p>
          </table:table-cell>
          <table:table-cell table:formula="of:=SUBSTITUTE(SUBSTITUTE([.C1987];&quot;(+15.99)&quot;;&quot;&quot;);&quot;(+57.02)&quot;;&quot;&quot;)" office:value-type="string" office:string-value="TMLFDVASWLMQK" calcext:value-type="string">
            <text:p>TMLFDVASWLMQK</text:p>
          </table:table-cell>
        </table:table-row>
        <table:table-row table:style-name="ro1">
          <table:table-cell office:value-type="string" calcext:value-type="string">
            <text:p>WNLSEALLFLVGK</text:p>
          </table:table-cell>
          <table:table-cell table:formula="of:=SUBSTITUTE(SUBSTITUTE([.A1988];&quot;(+15.99)&quot;;&quot;&quot;);&quot;(+57.02)&quot;;&quot;&quot;)" office:value-type="string" office:string-value="WNLSEALLFLVGK" calcext:value-type="string">
            <text:p>WNLSEALLFLVGK</text:p>
          </table:table-cell>
          <table:table-cell office:value-type="string" calcext:value-type="string">
            <text:p>SNYDLEQPELK</text:p>
          </table:table-cell>
          <table:table-cell table:formula="of:=SUBSTITUTE(SUBSTITUTE([.C1988];&quot;(+15.99)&quot;;&quot;&quot;);&quot;(+57.02)&quot;;&quot;&quot;)" office:value-type="string" office:string-value="SNYDLEQPELK" calcext:value-type="string">
            <text:p>SNYDLEQPELK</text:p>
          </table:table-cell>
        </table:table-row>
        <table:table-row table:style-name="ro2">
          <table:table-cell office:value-type="string" calcext:value-type="string">
            <text:p>KPLEDMPR</text:p>
          </table:table-cell>
          <table:table-cell table:formula="of:=SUBSTITUTE(SUBSTITUTE([.A1989];&quot;(+15.99)&quot;;&quot;&quot;);&quot;(+57.02)&quot;;&quot;&quot;)" office:value-type="string" office:string-value="KPLEDMPR" calcext:value-type="string">
            <text:p>KPLEDMPR</text:p>
          </table:table-cell>
          <table:table-cell office:value-type="string" calcext:value-type="string">
            <text:p>KWDGPALLNDRTLAK</text:p>
          </table:table-cell>
          <table:table-cell table:formula="of:=SUBSTITUTE(SUBSTITUTE([.C1989];&quot;(+15.99)&quot;;&quot;&quot;);&quot;(+57.02)&quot;;&quot;&quot;)" office:value-type="string" office:string-value="KWDGPALLNDRTLAK" calcext:value-type="string">
            <text:p>KWDGPALLNDRTLAK</text:p>
          </table:table-cell>
        </table:table-row>
        <table:table-row table:style-name="ro2">
          <table:table-cell office:value-type="string" calcext:value-type="string">
            <text:p>APVQNALTLQK</text:p>
          </table:table-cell>
          <table:table-cell table:formula="of:=SUBSTITUTE(SUBSTITUTE([.A1990];&quot;(+15.99)&quot;;&quot;&quot;);&quot;(+57.02)&quot;;&quot;&quot;)" office:value-type="string" office:string-value="APVQNALTLQK" calcext:value-type="string">
            <text:p>APVQNALTLQK</text:p>
          </table:table-cell>
          <table:table-cell office:value-type="string" calcext:value-type="string">
            <text:p>YYLTVGLVTM(+15.99)LGVRYGK</text:p>
          </table:table-cell>
          <table:table-cell table:formula="of:=SUBSTITUTE(SUBSTITUTE([.C1990];&quot;(+15.99)&quot;;&quot;&quot;);&quot;(+57.02)&quot;;&quot;&quot;)" office:value-type="string" office:string-value="YYLTVGLVTMLGVRYGK" calcext:value-type="string">
            <text:p>YYLTVGLVTMLGVRYGK</text:p>
          </table:table-cell>
        </table:table-row>
        <table:table-row table:style-name="ro2">
          <table:table-cell office:value-type="string" calcext:value-type="string">
            <text:p>KMSNLNATLLELLK</text:p>
          </table:table-cell>
          <table:table-cell table:formula="of:=SUBSTITUTE(SUBSTITUTE([.A1991];&quot;(+15.99)&quot;;&quot;&quot;);&quot;(+57.02)&quot;;&quot;&quot;)" office:value-type="string" office:string-value="KMSNLNATLLELLK" calcext:value-type="string">
            <text:p>KMSNLNATLLELLK</text:p>
          </table:table-cell>
          <table:table-cell office:value-type="string" calcext:value-type="string">
            <text:p>GC(+57.02)GAAYQSPGK</text:p>
          </table:table-cell>
          <table:table-cell table:formula="of:=SUBSTITUTE(SUBSTITUTE([.C1991];&quot;(+15.99)&quot;;&quot;&quot;);&quot;(+57.02)&quot;;&quot;&quot;)" office:value-type="string" office:string-value="GCGAAYQSPGK" calcext:value-type="string">
            <text:p>GCGAAYQSPGK</text:p>
          </table:table-cell>
        </table:table-row>
        <table:table-row table:style-name="ro2">
          <table:table-cell office:value-type="string" calcext:value-type="string">
            <text:p>LQEAMC(+57.02)KALLVR</text:p>
          </table:table-cell>
          <table:table-cell table:formula="of:=SUBSTITUTE(SUBSTITUTE([.A1992];&quot;(+15.99)&quot;;&quot;&quot;);&quot;(+57.02)&quot;;&quot;&quot;)" office:value-type="string" office:string-value="LQEAMCKALLVR" calcext:value-type="string">
            <text:p>LQEAMCKALLVR</text:p>
          </table:table-cell>
          <table:table-cell office:value-type="string" calcext:value-type="string">
            <text:p>KDKTAAALKWNK</text:p>
          </table:table-cell>
          <table:table-cell table:formula="of:=SUBSTITUTE(SUBSTITUTE([.C1992];&quot;(+15.99)&quot;;&quot;&quot;);&quot;(+57.02)&quot;;&quot;&quot;)" office:value-type="string" office:string-value="KDKTAAALKWNK" calcext:value-type="string">
            <text:p>KDKTAAALKWNK</text:p>
          </table:table-cell>
        </table:table-row>
        <table:table-row table:style-name="ro2">
          <table:table-cell office:value-type="string" calcext:value-type="string">
            <text:p>WLLGFFQTPR</text:p>
          </table:table-cell>
          <table:table-cell table:formula="of:=SUBSTITUTE(SUBSTITUTE([.A1993];&quot;(+15.99)&quot;;&quot;&quot;);&quot;(+57.02)&quot;;&quot;&quot;)" office:value-type="string" office:string-value="WLLGFFQTPR" calcext:value-type="string">
            <text:p>WLLGFFQTPR</text:p>
          </table:table-cell>
          <table:table-cell office:value-type="string" calcext:value-type="string">
            <text:p>DVLGM(+15.99)AYNVLNDDGEENR</text:p>
          </table:table-cell>
          <table:table-cell table:formula="of:=SUBSTITUTE(SUBSTITUTE([.C1993];&quot;(+15.99)&quot;;&quot;&quot;);&quot;(+57.02)&quot;;&quot;&quot;)" office:value-type="string" office:string-value="DVLGMAYNVLNDDGEENR" calcext:value-type="string">
            <text:p>DVLGMAYNVLNDDGEENR</text:p>
          </table:table-cell>
        </table:table-row>
        <table:table-row table:style-name="ro1">
          <table:table-cell office:value-type="string" calcext:value-type="string">
            <text:p>SYNLDMHVFEK</text:p>
          </table:table-cell>
          <table:table-cell table:formula="of:=SUBSTITUTE(SUBSTITUTE([.A1994];&quot;(+15.99)&quot;;&quot;&quot;);&quot;(+57.02)&quot;;&quot;&quot;)" office:value-type="string" office:string-value="SYNLDMHVFEK" calcext:value-type="string">
            <text:p>SYNLDMHVFEK</text:p>
          </table:table-cell>
          <table:table-cell office:value-type="string" calcext:value-type="string">
            <text:p>DGSNHFNK</text:p>
          </table:table-cell>
          <table:table-cell table:formula="of:=SUBSTITUTE(SUBSTITUTE([.C1994];&quot;(+15.99)&quot;;&quot;&quot;);&quot;(+57.02)&quot;;&quot;&quot;)" office:value-type="string" office:string-value="DGSNHFNK" calcext:value-type="string">
            <text:p>DGSNHFNK</text:p>
          </table:table-cell>
        </table:table-row>
        <table:table-row table:style-name="ro2">
          <table:table-cell office:value-type="string" calcext:value-type="string">
            <text:p>EELTHDLLSHK</text:p>
          </table:table-cell>
          <table:table-cell table:formula="of:=SUBSTITUTE(SUBSTITUTE([.A1995];&quot;(+15.99)&quot;;&quot;&quot;);&quot;(+57.02)&quot;;&quot;&quot;)" office:value-type="string" office:string-value="EELTHDLLSHK" calcext:value-type="string">
            <text:p>EELTHDLLSHK</text:p>
          </table:table-cell>
          <table:table-cell office:value-type="string" calcext:value-type="string">
            <text:p>FWDHTSNVNPK</text:p>
          </table:table-cell>
          <table:table-cell table:formula="of:=SUBSTITUTE(SUBSTITUTE([.C1995];&quot;(+15.99)&quot;;&quot;&quot;);&quot;(+57.02)&quot;;&quot;&quot;)" office:value-type="string" office:string-value="FWDHTSNVNPK" calcext:value-type="string">
            <text:p>FWDHTSNVNPK</text:p>
          </table:table-cell>
        </table:table-row>
        <table:table-row table:style-name="ro1">
          <table:table-cell office:value-type="string" calcext:value-type="string">
            <text:p>M(+15.99)C(+57.02)C(+57.02)FGDVVNTGK</text:p>
          </table:table-cell>
          <table:table-cell table:formula="of:=SUBSTITUTE(SUBSTITUTE([.A1996];&quot;(+15.99)&quot;;&quot;&quot;);&quot;(+57.02)&quot;;&quot;&quot;)" office:value-type="string" office:string-value="MCCFGDVVNTGK" calcext:value-type="string">
            <text:p>MCCFGDVVNTGK</text:p>
          </table:table-cell>
          <table:table-cell office:value-type="string" calcext:value-type="string">
            <text:p>EPKEKNALTLK</text:p>
          </table:table-cell>
          <table:table-cell table:formula="of:=SUBSTITUTE(SUBSTITUTE([.C1996];&quot;(+15.99)&quot;;&quot;&quot;);&quot;(+57.02)&quot;;&quot;&quot;)" office:value-type="string" office:string-value="EPKEKNALTLK" calcext:value-type="string">
            <text:p>EPKEKNALTLK</text:p>
          </table:table-cell>
        </table:table-row>
        <table:table-row table:style-name="ro2">
          <table:table-cell office:value-type="string" calcext:value-type="string">
            <text:p>EAHSSFSKLVVLK</text:p>
          </table:table-cell>
          <table:table-cell table:formula="of:=SUBSTITUTE(SUBSTITUTE([.A1997];&quot;(+15.99)&quot;;&quot;&quot;);&quot;(+57.02)&quot;;&quot;&quot;)" office:value-type="string" office:string-value="EAHSSFSKLVVLK" calcext:value-type="string">
            <text:p>EAHSSFSKLVVLK</text:p>
          </table:table-cell>
          <table:table-cell office:value-type="string" calcext:value-type="string">
            <text:p>YANVSLTVSTVKRLLR</text:p>
          </table:table-cell>
          <table:table-cell table:formula="of:=SUBSTITUTE(SUBSTITUTE([.C1997];&quot;(+15.99)&quot;;&quot;&quot;);&quot;(+57.02)&quot;;&quot;&quot;)" office:value-type="string" office:string-value="YANVSLTVSTVKRLLR" calcext:value-type="string">
            <text:p>YANVSLTVSTVKRLLR</text:p>
          </table:table-cell>
        </table:table-row>
        <table:table-row table:style-name="ro2">
          <table:table-cell office:value-type="string" calcext:value-type="string">
            <text:p>TPLVPFK</text:p>
          </table:table-cell>
          <table:table-cell table:formula="of:=SUBSTITUTE(SUBSTITUTE([.A1998];&quot;(+15.99)&quot;;&quot;&quot;);&quot;(+57.02)&quot;;&quot;&quot;)" office:value-type="string" office:string-value="TPLVPFK" calcext:value-type="string">
            <text:p>TPLVPFK</text:p>
          </table:table-cell>
          <table:table-cell office:value-type="string" calcext:value-type="string">
            <text:p>VKVFPLSSDKNR</text:p>
          </table:table-cell>
          <table:table-cell table:formula="of:=SUBSTITUTE(SUBSTITUTE([.C1998];&quot;(+15.99)&quot;;&quot;&quot;);&quot;(+57.02)&quot;;&quot;&quot;)" office:value-type="string" office:string-value="VKVFPLSSDKNR" calcext:value-type="string">
            <text:p>VKVFPLSSDKNR</text:p>
          </table:table-cell>
        </table:table-row>
        <table:table-row table:style-name="ro2">
          <table:table-cell office:value-type="string" calcext:value-type="string">
            <text:p>NGGDGPDFFRNK</text:p>
          </table:table-cell>
          <table:table-cell table:formula="of:=SUBSTITUTE(SUBSTITUTE([.A1999];&quot;(+15.99)&quot;;&quot;&quot;);&quot;(+57.02)&quot;;&quot;&quot;)" office:value-type="string" office:string-value="NGGDGPDFFRNK" calcext:value-type="string">
            <text:p>NGGDGPDFFRNK</text:p>
          </table:table-cell>
          <table:table-cell office:value-type="string" calcext:value-type="string">
            <text:p>QGHSTSNFTLAVR</text:p>
          </table:table-cell>
          <table:table-cell table:formula="of:=SUBSTITUTE(SUBSTITUTE([.C1999];&quot;(+15.99)&quot;;&quot;&quot;);&quot;(+57.02)&quot;;&quot;&quot;)" office:value-type="string" office:string-value="QGHSTSNFTLAVR" calcext:value-type="string">
            <text:p>QGHSTSNFTLAVR</text:p>
          </table:table-cell>
        </table:table-row>
        <table:table-row table:style-name="ro1">
          <table:table-cell office:value-type="string" calcext:value-type="string">
            <text:p>ETVLHSPQVASLK</text:p>
          </table:table-cell>
          <table:table-cell table:formula="of:=SUBSTITUTE(SUBSTITUTE([.A2000];&quot;(+15.99)&quot;;&quot;&quot;);&quot;(+57.02)&quot;;&quot;&quot;)" office:value-type="string" office:string-value="ETVLHSPQVASLK" calcext:value-type="string">
            <text:p>ETVLHSPQVASLK</text:p>
          </table:table-cell>
          <table:table-cell office:value-type="string" calcext:value-type="string">
            <text:p>KC(+57.02)NLLLWDSLR</text:p>
          </table:table-cell>
          <table:table-cell table:formula="of:=SUBSTITUTE(SUBSTITUTE([.C2000];&quot;(+15.99)&quot;;&quot;&quot;);&quot;(+57.02)&quot;;&quot;&quot;)" office:value-type="string" office:string-value="KCNLLLWDSLR" calcext:value-type="string">
            <text:p>KCNLLLWDSLR</text:p>
          </table:table-cell>
        </table:table-row>
        <table:table-row table:style-name="ro1">
          <table:table-cell office:value-type="string" calcext:value-type="string">
            <text:p>WVC(+57.02)VGKHTAVPK</text:p>
          </table:table-cell>
          <table:table-cell table:formula="of:=SUBSTITUTE(SUBSTITUTE([.A2001];&quot;(+15.99)&quot;;&quot;&quot;);&quot;(+57.02)&quot;;&quot;&quot;)" office:value-type="string" office:string-value="WVCVGKHTAVPK" calcext:value-type="string">
            <text:p>WVCVGKHTAVPK</text:p>
          </table:table-cell>
          <table:table-cell office:value-type="string" calcext:value-type="string">
            <text:p>KPVALC(+57.02)EAKR</text:p>
          </table:table-cell>
          <table:table-cell table:formula="of:=SUBSTITUTE(SUBSTITUTE([.C2001];&quot;(+15.99)&quot;;&quot;&quot;);&quot;(+57.02)&quot;;&quot;&quot;)" office:value-type="string" office:string-value="KPVALCEAKR" calcext:value-type="string">
            <text:p>KPVALCEAKR</text:p>
          </table:table-cell>
        </table:table-row>
        <table:table-row table:style-name="ro1">
          <table:table-cell office:value-type="string" calcext:value-type="string">
            <text:p>ALM(+15.99)GSEMTKGSAQVK</text:p>
          </table:table-cell>
          <table:table-cell table:formula="of:=SUBSTITUTE(SUBSTITUTE([.A2002];&quot;(+15.99)&quot;;&quot;&quot;);&quot;(+57.02)&quot;;&quot;&quot;)" office:value-type="string" office:string-value="ALMGSEMTKGSAQVK" calcext:value-type="string">
            <text:p>ALMGSEMTKGSAQVK</text:p>
          </table:table-cell>
          <table:table-cell office:value-type="string" calcext:value-type="string">
            <text:p>MRRC(+57.02)YLLHK</text:p>
          </table:table-cell>
          <table:table-cell table:formula="of:=SUBSTITUTE(SUBSTITUTE([.C2002];&quot;(+15.99)&quot;;&quot;&quot;);&quot;(+57.02)&quot;;&quot;&quot;)" office:value-type="string" office:string-value="MRRCYLLHK" calcext:value-type="string">
            <text:p>MRRCYLLHK</text:p>
          </table:table-cell>
        </table:table-row>
        <table:table-row table:style-name="ro2">
          <table:table-cell office:value-type="string" calcext:value-type="string">
            <text:p>AESAQLALSDPQC(+57.02)YLK</text:p>
          </table:table-cell>
          <table:table-cell table:formula="of:=SUBSTITUTE(SUBSTITUTE([.A2003];&quot;(+15.99)&quot;;&quot;&quot;);&quot;(+57.02)&quot;;&quot;&quot;)" office:value-type="string" office:string-value="AESAQLALSDPQCYLK" calcext:value-type="string">
            <text:p>AESAQLALSDPQCYLK</text:p>
          </table:table-cell>
          <table:table-cell office:value-type="string" calcext:value-type="string">
            <text:p>EAFAMM(+15.99)ASELVK</text:p>
          </table:table-cell>
          <table:table-cell table:formula="of:=SUBSTITUTE(SUBSTITUTE([.C2003];&quot;(+15.99)&quot;;&quot;&quot;);&quot;(+57.02)&quot;;&quot;&quot;)" office:value-type="string" office:string-value="EAFAMMASELVK" calcext:value-type="string">
            <text:p>EAFAMMASELVK</text:p>
          </table:table-cell>
        </table:table-row>
        <table:table-row table:style-name="ro2">
          <table:table-cell office:value-type="string" calcext:value-type="string">
            <text:p>KDSQALFC(+57.02)ASPEK</text:p>
          </table:table-cell>
          <table:table-cell table:formula="of:=SUBSTITUTE(SUBSTITUTE([.A2004];&quot;(+15.99)&quot;;&quot;&quot;);&quot;(+57.02)&quot;;&quot;&quot;)" office:value-type="string" office:string-value="KDSQALFCASPEK" calcext:value-type="string">
            <text:p>KDSQALFCASPEK</text:p>
          </table:table-cell>
          <table:table-cell office:value-type="string" calcext:value-type="string">
            <text:p>WQWETRDTFESLEC(+57.02)SGLR</text:p>
          </table:table-cell>
          <table:table-cell table:formula="of:=SUBSTITUTE(SUBSTITUTE([.C2004];&quot;(+15.99)&quot;;&quot;&quot;);&quot;(+57.02)&quot;;&quot;&quot;)" office:value-type="string" office:string-value="WQWETRDTFESLECSGLR" calcext:value-type="string">
            <text:p>WQWETRDTFESLECSGLR</text:p>
          </table:table-cell>
        </table:table-row>
        <table:table-row table:style-name="ro2">
          <table:table-cell office:value-type="string" calcext:value-type="string">
            <text:p>EHSSYLAMMWNEK</text:p>
          </table:table-cell>
          <table:table-cell table:formula="of:=SUBSTITUTE(SUBSTITUTE([.A2005];&quot;(+15.99)&quot;;&quot;&quot;);&quot;(+57.02)&quot;;&quot;&quot;)" office:value-type="string" office:string-value="EHSSYLAMMWNEK" calcext:value-type="string">
            <text:p>EHSSYLAMMWNEK</text:p>
          </table:table-cell>
          <table:table-cell office:value-type="string" calcext:value-type="string">
            <text:p>FWQLVTTEYELPLK</text:p>
          </table:table-cell>
          <table:table-cell table:formula="of:=SUBSTITUTE(SUBSTITUTE([.C2005];&quot;(+15.99)&quot;;&quot;&quot;);&quot;(+57.02)&quot;;&quot;&quot;)" office:value-type="string" office:string-value="FWQLVTTEYELPLK" calcext:value-type="string">
            <text:p>FWQLVTTEYELPLK</text:p>
          </table:table-cell>
        </table:table-row>
        <table:table-row table:style-name="ro2">
          <table:table-cell office:value-type="string" calcext:value-type="string">
            <text:p>TVDYNQLLSEAR</text:p>
          </table:table-cell>
          <table:table-cell table:formula="of:=SUBSTITUTE(SUBSTITUTE([.A2006];&quot;(+15.99)&quot;;&quot;&quot;);&quot;(+57.02)&quot;;&quot;&quot;)" office:value-type="string" office:string-value="TVDYNQLLSEAR" calcext:value-type="string">
            <text:p>TVDYNQLLSEAR</text:p>
          </table:table-cell>
          <table:table-cell office:value-type="string" calcext:value-type="string">
            <text:p>YHHNLASEHFRWR</text:p>
          </table:table-cell>
          <table:table-cell table:formula="of:=SUBSTITUTE(SUBSTITUTE([.C2006];&quot;(+15.99)&quot;;&quot;&quot;);&quot;(+57.02)&quot;;&quot;&quot;)" office:value-type="string" office:string-value="YHHNLASEHFRWR" calcext:value-type="string">
            <text:p>YHHNLASEHFRWR</text:p>
          </table:table-cell>
        </table:table-row>
        <table:table-row table:style-name="ro1">
          <table:table-cell office:value-type="string" calcext:value-type="string">
            <text:p>NGALVYC(+57.02)FAHK</text:p>
          </table:table-cell>
          <table:table-cell table:formula="of:=SUBSTITUTE(SUBSTITUTE([.A2007];&quot;(+15.99)&quot;;&quot;&quot;);&quot;(+57.02)&quot;;&quot;&quot;)" office:value-type="string" office:string-value="NGALVYCFAHK" calcext:value-type="string">
            <text:p>NGALVYCFAHK</text:p>
          </table:table-cell>
          <table:table-cell office:value-type="string" calcext:value-type="string">
            <text:p>KVLNPTK</text:p>
          </table:table-cell>
          <table:table-cell table:formula="of:=SUBSTITUTE(SUBSTITUTE([.C2007];&quot;(+15.99)&quot;;&quot;&quot;);&quot;(+57.02)&quot;;&quot;&quot;)" office:value-type="string" office:string-value="KVLNPTK" calcext:value-type="string">
            <text:p>KVLNPTK</text:p>
          </table:table-cell>
        </table:table-row>
        <table:table-row table:style-name="ro1">
          <table:table-cell office:value-type="string" calcext:value-type="string">
            <text:p>SMPTNQYMEQK</text:p>
          </table:table-cell>
          <table:table-cell table:formula="of:=SUBSTITUTE(SUBSTITUTE([.A2008];&quot;(+15.99)&quot;;&quot;&quot;);&quot;(+57.02)&quot;;&quot;&quot;)" office:value-type="string" office:string-value="SMPTNQYMEQK" calcext:value-type="string">
            <text:p>SMPTNQYMEQK</text:p>
          </table:table-cell>
          <table:table-cell office:value-type="string" calcext:value-type="string">
            <text:p>C(+57.02)NQLQTPEM(+15.99)K</text:p>
          </table:table-cell>
          <table:table-cell table:formula="of:=SUBSTITUTE(SUBSTITUTE([.C2008];&quot;(+15.99)&quot;;&quot;&quot;);&quot;(+57.02)&quot;;&quot;&quot;)" office:value-type="string" office:string-value="CNQLQTPEMK" calcext:value-type="string">
            <text:p>CNQLQTPEMK</text:p>
          </table:table-cell>
        </table:table-row>
        <table:table-row table:style-name="ro2">
          <table:table-cell office:value-type="string" calcext:value-type="string">
            <text:p>ANDLATSK</text:p>
          </table:table-cell>
          <table:table-cell table:formula="of:=SUBSTITUTE(SUBSTITUTE([.A2009];&quot;(+15.99)&quot;;&quot;&quot;);&quot;(+57.02)&quot;;&quot;&quot;)" office:value-type="string" office:string-value="ANDLATSK" calcext:value-type="string">
            <text:p>ANDLATSK</text:p>
          </table:table-cell>
          <table:table-cell office:value-type="string" calcext:value-type="string">
            <text:p>HC(+57.02)NEENLSGMHVLEK</text:p>
          </table:table-cell>
          <table:table-cell table:formula="of:=SUBSTITUTE(SUBSTITUTE([.C2009];&quot;(+15.99)&quot;;&quot;&quot;);&quot;(+57.02)&quot;;&quot;&quot;)" office:value-type="string" office:string-value="HCNEENLSGMHVLEK" calcext:value-type="string">
            <text:p>HCNEENLSGMHVLEK</text:p>
          </table:table-cell>
        </table:table-row>
        <table:table-row table:style-name="ro2">
          <table:table-cell office:value-type="string" calcext:value-type="string">
            <text:p>KM(+15.99)PQLLVHTMLAKK</text:p>
          </table:table-cell>
          <table:table-cell table:formula="of:=SUBSTITUTE(SUBSTITUTE([.A2010];&quot;(+15.99)&quot;;&quot;&quot;);&quot;(+57.02)&quot;;&quot;&quot;)" office:value-type="string" office:string-value="KMPQLLVHTMLAKK" calcext:value-type="string">
            <text:p>KMPQLLVHTMLAKK</text:p>
          </table:table-cell>
          <table:table-cell office:value-type="string" calcext:value-type="string">
            <text:p>QC(+57.02)DDLVADLPEKK</text:p>
          </table:table-cell>
          <table:table-cell table:formula="of:=SUBSTITUTE(SUBSTITUTE([.C2010];&quot;(+15.99)&quot;;&quot;&quot;);&quot;(+57.02)&quot;;&quot;&quot;)" office:value-type="string" office:string-value="QCDDLVADLPEKK" calcext:value-type="string">
            <text:p>QCDDLVADLPEKK</text:p>
          </table:table-cell>
        </table:table-row>
        <table:table-row table:style-name="ro1">
          <table:table-cell office:value-type="string" calcext:value-type="string">
            <text:p>EHKVMPREPK</text:p>
          </table:table-cell>
          <table:table-cell table:formula="of:=SUBSTITUTE(SUBSTITUTE([.A2011];&quot;(+15.99)&quot;;&quot;&quot;);&quot;(+57.02)&quot;;&quot;&quot;)" office:value-type="string" office:string-value="EHKVMPREPK" calcext:value-type="string">
            <text:p>EHKVMPREPK</text:p>
          </table:table-cell>
          <table:table-cell office:value-type="string" calcext:value-type="string">
            <text:p>RAGLENTPK</text:p>
          </table:table-cell>
          <table:table-cell table:formula="of:=SUBSTITUTE(SUBSTITUTE([.C2011];&quot;(+15.99)&quot;;&quot;&quot;);&quot;(+57.02)&quot;;&quot;&quot;)" office:value-type="string" office:string-value="RAGLENTPK" calcext:value-type="string">
            <text:p>RAGLENTPK</text:p>
          </table:table-cell>
        </table:table-row>
        <table:table-row table:style-name="ro2">
          <table:table-cell office:value-type="string" calcext:value-type="string">
            <text:p>LAPVELDK</text:p>
          </table:table-cell>
          <table:table-cell table:formula="of:=SUBSTITUTE(SUBSTITUTE([.A2012];&quot;(+15.99)&quot;;&quot;&quot;);&quot;(+57.02)&quot;;&quot;&quot;)" office:value-type="string" office:string-value="LAPVELDK" calcext:value-type="string">
            <text:p>LAPVELDK</text:p>
          </table:table-cell>
          <table:table-cell office:value-type="string" calcext:value-type="string">
            <text:p>QLNDLQNNAQVR</text:p>
          </table:table-cell>
          <table:table-cell table:formula="of:=SUBSTITUTE(SUBSTITUTE([.C2012];&quot;(+15.99)&quot;;&quot;&quot;);&quot;(+57.02)&quot;;&quot;&quot;)" office:value-type="string" office:string-value="QLNDLQNNAQVR" calcext:value-type="string">
            <text:p>QLNDLQNNAQVR</text:p>
          </table:table-cell>
        </table:table-row>
        <table:table-row table:style-name="ro1">
          <table:table-cell office:value-type="string" calcext:value-type="string">
            <text:p>EMC(+57.02)HLDNVSAQVLR</text:p>
          </table:table-cell>
          <table:table-cell table:formula="of:=SUBSTITUTE(SUBSTITUTE([.A2013];&quot;(+15.99)&quot;;&quot;&quot;);&quot;(+57.02)&quot;;&quot;&quot;)" office:value-type="string" office:string-value="EMCHLDNVSAQVLR" calcext:value-type="string">
            <text:p>EMCHLDNVSAQVLR</text:p>
          </table:table-cell>
          <table:table-cell office:value-type="string" calcext:value-type="string">
            <text:p>FSKATYLLK</text:p>
          </table:table-cell>
          <table:table-cell table:formula="of:=SUBSTITUTE(SUBSTITUTE([.C2013];&quot;(+15.99)&quot;;&quot;&quot;);&quot;(+57.02)&quot;;&quot;&quot;)" office:value-type="string" office:string-value="FSKATYLLK" calcext:value-type="string">
            <text:p>FSKATYLLK</text:p>
          </table:table-cell>
        </table:table-row>
        <table:table-row table:style-name="ro1">
          <table:table-cell office:value-type="string" calcext:value-type="string">
            <text:p>QNVTTVSTVQEVGPR</text:p>
          </table:table-cell>
          <table:table-cell table:formula="of:=SUBSTITUTE(SUBSTITUTE([.A2014];&quot;(+15.99)&quot;;&quot;&quot;);&quot;(+57.02)&quot;;&quot;&quot;)" office:value-type="string" office:string-value="QNVTTVSTVQEVGPR" calcext:value-type="string">
            <text:p>QNVTTVSTVQEVGPR</text:p>
          </table:table-cell>
          <table:table-cell office:value-type="string" calcext:value-type="string">
            <text:p>MFDFDMYR</text:p>
          </table:table-cell>
          <table:table-cell table:formula="of:=SUBSTITUTE(SUBSTITUTE([.C2014];&quot;(+15.99)&quot;;&quot;&quot;);&quot;(+57.02)&quot;;&quot;&quot;)" office:value-type="string" office:string-value="MFDFDMYR" calcext:value-type="string">
            <text:p>MFDFDMYR</text:p>
          </table:table-cell>
        </table:table-row>
        <table:table-row table:style-name="ro2">
          <table:table-cell office:value-type="string" calcext:value-type="string">
            <text:p>EHLGTWLGPDETNK</text:p>
          </table:table-cell>
          <table:table-cell table:formula="of:=SUBSTITUTE(SUBSTITUTE([.A2015];&quot;(+15.99)&quot;;&quot;&quot;);&quot;(+57.02)&quot;;&quot;&quot;)" office:value-type="string" office:string-value="EHLGTWLGPDETNK" calcext:value-type="string">
            <text:p>EHLGTWLGPDETNK</text:p>
          </table:table-cell>
          <table:table-cell office:value-type="string" calcext:value-type="string">
            <text:p>QPPAAVWVAQVGPGK</text:p>
          </table:table-cell>
          <table:table-cell table:formula="of:=SUBSTITUTE(SUBSTITUTE([.C2015];&quot;(+15.99)&quot;;&quot;&quot;);&quot;(+57.02)&quot;;&quot;&quot;)" office:value-type="string" office:string-value="QPPAAVWVAQVGPGK" calcext:value-type="string">
            <text:p>QPPAAVWVAQVGPGK</text:p>
          </table:table-cell>
        </table:table-row>
        <table:table-row table:style-name="ro2">
          <table:table-cell office:value-type="string" calcext:value-type="string">
            <text:p>YHRKAVEGVNFGK</text:p>
          </table:table-cell>
          <table:table-cell table:formula="of:=SUBSTITUTE(SUBSTITUTE([.A2016];&quot;(+15.99)&quot;;&quot;&quot;);&quot;(+57.02)&quot;;&quot;&quot;)" office:value-type="string" office:string-value="YHRKAVEGVNFGK" calcext:value-type="string">
            <text:p>YHRKAVEGVNFGK</text:p>
          </table:table-cell>
          <table:table-cell office:value-type="string" calcext:value-type="string">
            <text:p>SKAAESDPKSK</text:p>
          </table:table-cell>
          <table:table-cell table:formula="of:=SUBSTITUTE(SUBSTITUTE([.C2016];&quot;(+15.99)&quot;;&quot;&quot;);&quot;(+57.02)&quot;;&quot;&quot;)" office:value-type="string" office:string-value="SKAAESDPKSK" calcext:value-type="string">
            <text:p>SKAAESDPKSK</text:p>
          </table:table-cell>
        </table:table-row>
        <table:table-row table:style-name="ro2">
          <table:table-cell office:value-type="string" calcext:value-type="string">
            <text:p>SSLASSTTK</text:p>
          </table:table-cell>
          <table:table-cell table:formula="of:=SUBSTITUTE(SUBSTITUTE([.A2017];&quot;(+15.99)&quot;;&quot;&quot;);&quot;(+57.02)&quot;;&quot;&quot;)" office:value-type="string" office:string-value="SSLASSTTK" calcext:value-type="string">
            <text:p>SSLASSTTK</text:p>
          </table:table-cell>
          <table:table-cell office:value-type="string" calcext:value-type="string">
            <text:p>DHFGDNGWLYDTLPK</text:p>
          </table:table-cell>
          <table:table-cell table:formula="of:=SUBSTITUTE(SUBSTITUTE([.C2017];&quot;(+15.99)&quot;;&quot;&quot;);&quot;(+57.02)&quot;;&quot;&quot;)" office:value-type="string" office:string-value="DHFGDNGWLYDTLPK" calcext:value-type="string">
            <text:p>DHFGDNGWLYDTLPK</text:p>
          </table:table-cell>
        </table:table-row>
        <table:table-row table:style-name="ro1">
          <table:table-cell office:value-type="string" calcext:value-type="string">
            <text:p>KFVKKLVC(+57.02)WEEVQK</text:p>
          </table:table-cell>
          <table:table-cell table:formula="of:=SUBSTITUTE(SUBSTITUTE([.A2018];&quot;(+15.99)&quot;;&quot;&quot;);&quot;(+57.02)&quot;;&quot;&quot;)" office:value-type="string" office:string-value="KFVKKLVCWEEVQK" calcext:value-type="string">
            <text:p>KFVKKLVCWEEVQK</text:p>
          </table:table-cell>
          <table:table-cell office:value-type="string" calcext:value-type="string">
            <text:p>HMTLPHC(+57.02)K</text:p>
          </table:table-cell>
          <table:table-cell table:formula="of:=SUBSTITUTE(SUBSTITUTE([.C2018];&quot;(+15.99)&quot;;&quot;&quot;);&quot;(+57.02)&quot;;&quot;&quot;)" office:value-type="string" office:string-value="HMTLPHCK" calcext:value-type="string">
            <text:p>HMTLPHCK</text:p>
          </table:table-cell>
        </table:table-row>
        <table:table-row table:style-name="ro2">
          <table:table-cell office:value-type="string" calcext:value-type="string">
            <text:p>TTTNVAQGMLK</text:p>
          </table:table-cell>
          <table:table-cell table:formula="of:=SUBSTITUTE(SUBSTITUTE([.A2019];&quot;(+15.99)&quot;;&quot;&quot;);&quot;(+57.02)&quot;;&quot;&quot;)" office:value-type="string" office:string-value="TTTNVAQGMLK" calcext:value-type="string">
            <text:p>TTTNVAQGMLK</text:p>
          </table:table-cell>
          <table:table-cell office:value-type="string" calcext:value-type="string">
            <text:p>KMPSC(+57.02)SSYHVLDVAR</text:p>
          </table:table-cell>
          <table:table-cell table:formula="of:=SUBSTITUTE(SUBSTITUTE([.C2019];&quot;(+15.99)&quot;;&quot;&quot;);&quot;(+57.02)&quot;;&quot;&quot;)" office:value-type="string" office:string-value="KMPSCSSYHVLDVAR" calcext:value-type="string">
            <text:p>KMPSCSSYHVLDVAR</text:p>
          </table:table-cell>
        </table:table-row>
        <table:table-row table:style-name="ro1">
          <table:table-cell office:value-type="string" calcext:value-type="string">
            <text:p>SSSAAEGLLAGVR</text:p>
          </table:table-cell>
          <table:table-cell table:formula="of:=SUBSTITUTE(SUBSTITUTE([.A2020];&quot;(+15.99)&quot;;&quot;&quot;);&quot;(+57.02)&quot;;&quot;&quot;)" office:value-type="string" office:string-value="SSSAAEGLLAGVR" calcext:value-type="string">
            <text:p>SSSAAEGLLAGVR</text:p>
          </table:table-cell>
          <table:table-cell office:value-type="string" calcext:value-type="string">
            <text:p>EAC(+57.02)TPM(+15.99)NRVLK</text:p>
          </table:table-cell>
          <table:table-cell table:formula="of:=SUBSTITUTE(SUBSTITUTE([.C2020];&quot;(+15.99)&quot;;&quot;&quot;);&quot;(+57.02)&quot;;&quot;&quot;)" office:value-type="string" office:string-value="EACTPMNRVLK" calcext:value-type="string">
            <text:p>EACTPMNRVLK</text:p>
          </table:table-cell>
        </table:table-row>
        <table:table-row table:style-name="ro1">
          <table:table-cell office:value-type="string" calcext:value-type="string">
            <text:p>EVLEHKVSFK</text:p>
          </table:table-cell>
          <table:table-cell table:formula="of:=SUBSTITUTE(SUBSTITUTE([.A2021];&quot;(+15.99)&quot;;&quot;&quot;);&quot;(+57.02)&quot;;&quot;&quot;)" office:value-type="string" office:string-value="EVLEHKVSFK" calcext:value-type="string">
            <text:p>EVLEHKVSFK</text:p>
          </table:table-cell>
          <table:table-cell office:value-type="string" calcext:value-type="string">
            <text:p>LLVDM(+15.99)AK</text:p>
          </table:table-cell>
          <table:table-cell table:formula="of:=SUBSTITUTE(SUBSTITUTE([.C2021];&quot;(+15.99)&quot;;&quot;&quot;);&quot;(+57.02)&quot;;&quot;&quot;)" office:value-type="string" office:string-value="LLVDMAK" calcext:value-type="string">
            <text:p>LLVDMAK</text:p>
          </table:table-cell>
        </table:table-row>
        <table:table-row table:style-name="ro2">
          <table:table-cell office:value-type="string" calcext:value-type="string">
            <text:p>EAWAHANSLAEEYR</text:p>
          </table:table-cell>
          <table:table-cell table:formula="of:=SUBSTITUTE(SUBSTITUTE([.A2022];&quot;(+15.99)&quot;;&quot;&quot;);&quot;(+57.02)&quot;;&quot;&quot;)" office:value-type="string" office:string-value="EAWAHANSLAEEYR" calcext:value-type="string">
            <text:p>EAWAHANSLAEEYR</text:p>
          </table:table-cell>
          <table:table-cell office:value-type="string" calcext:value-type="string">
            <text:p>NSDNGLHHPKGALKK</text:p>
          </table:table-cell>
          <table:table-cell table:formula="of:=SUBSTITUTE(SUBSTITUTE([.C2022];&quot;(+15.99)&quot;;&quot;&quot;);&quot;(+57.02)&quot;;&quot;&quot;)" office:value-type="string" office:string-value="NSDNGLHHPKGALKK" calcext:value-type="string">
            <text:p>NSDNGLHHPKGALKK</text:p>
          </table:table-cell>
        </table:table-row>
        <table:table-row table:style-name="ro1">
          <table:table-cell office:value-type="string" calcext:value-type="string">
            <text:p>SM(+15.99)LEEVDDPAK</text:p>
          </table:table-cell>
          <table:table-cell table:formula="of:=SUBSTITUTE(SUBSTITUTE([.A2023];&quot;(+15.99)&quot;;&quot;&quot;);&quot;(+57.02)&quot;;&quot;&quot;)" office:value-type="string" office:string-value="SMLEEVDDPAK" calcext:value-type="string">
            <text:p>SMLEEVDDPAK</text:p>
          </table:table-cell>
          <table:table-cell office:value-type="string" calcext:value-type="string">
            <text:p>ELLAQNK</text:p>
          </table:table-cell>
          <table:table-cell table:formula="of:=SUBSTITUTE(SUBSTITUTE([.C2023];&quot;(+15.99)&quot;;&quot;&quot;);&quot;(+57.02)&quot;;&quot;&quot;)" office:value-type="string" office:string-value="ELLAQNK" calcext:value-type="string">
            <text:p>ELLAQNK</text:p>
          </table:table-cell>
        </table:table-row>
        <table:table-row table:style-name="ro2">
          <table:table-cell office:value-type="string" calcext:value-type="string">
            <text:p>ELELSFELENTGVALLR</text:p>
          </table:table-cell>
          <table:table-cell table:formula="of:=SUBSTITUTE(SUBSTITUTE([.A2024];&quot;(+15.99)&quot;;&quot;&quot;);&quot;(+57.02)&quot;;&quot;&quot;)" office:value-type="string" office:string-value="ELELSFELENTGVALLR" calcext:value-type="string">
            <text:p>ELELSFELENTGVALLR</text:p>
          </table:table-cell>
          <table:table-cell office:value-type="string" calcext:value-type="string">
            <text:p>VDATTTLVAEGNEK</text:p>
          </table:table-cell>
          <table:table-cell table:formula="of:=SUBSTITUTE(SUBSTITUTE([.C2024];&quot;(+15.99)&quot;;&quot;&quot;);&quot;(+57.02)&quot;;&quot;&quot;)" office:value-type="string" office:string-value="VDATTTLVAEGNEK" calcext:value-type="string">
            <text:p>VDATTTLVAEGNEK</text:p>
          </table:table-cell>
        </table:table-row>
        <table:table-row table:style-name="ro2">
          <table:table-cell office:value-type="string" calcext:value-type="string">
            <text:p>WWC(+57.02)AEAM(+15.99)TSLR</text:p>
          </table:table-cell>
          <table:table-cell table:formula="of:=SUBSTITUTE(SUBSTITUTE([.A2025];&quot;(+15.99)&quot;;&quot;&quot;);&quot;(+57.02)&quot;;&quot;&quot;)" office:value-type="string" office:string-value="WWCAEAMTSLR" calcext:value-type="string">
            <text:p>WWCAEAMTSLR</text:p>
          </table:table-cell>
          <table:table-cell office:value-type="string" calcext:value-type="string">
            <text:p>C(+57.02)ATANGEGNTR</text:p>
          </table:table-cell>
          <table:table-cell table:formula="of:=SUBSTITUTE(SUBSTITUTE([.C2025];&quot;(+15.99)&quot;;&quot;&quot;);&quot;(+57.02)&quot;;&quot;&quot;)" office:value-type="string" office:string-value="CATANGEGNTR" calcext:value-type="string">
            <text:p>CATANGEGNTR</text:p>
          </table:table-cell>
        </table:table-row>
        <table:table-row table:style-name="ro2">
          <table:table-cell office:value-type="string" calcext:value-type="string">
            <text:p>WEC(+57.02)EAGTALLGLGLTKK</text:p>
          </table:table-cell>
          <table:table-cell table:formula="of:=SUBSTITUTE(SUBSTITUTE([.A2026];&quot;(+15.99)&quot;;&quot;&quot;);&quot;(+57.02)&quot;;&quot;&quot;)" office:value-type="string" office:string-value="WECEAGTALLGLGLTKK" calcext:value-type="string">
            <text:p>WECEAGTALLGLGLTKK</text:p>
          </table:table-cell>
          <table:table-cell office:value-type="string" calcext:value-type="string">
            <text:p>TSTPNKKWAPK</text:p>
          </table:table-cell>
          <table:table-cell table:formula="of:=SUBSTITUTE(SUBSTITUTE([.C2026];&quot;(+15.99)&quot;;&quot;&quot;);&quot;(+57.02)&quot;;&quot;&quot;)" office:value-type="string" office:string-value="TSTPNKKWAPK" calcext:value-type="string">
            <text:p>TSTPNKKWAPK</text:p>
          </table:table-cell>
        </table:table-row>
        <table:table-row table:style-name="ro1">
          <table:table-cell office:value-type="string" calcext:value-type="string">
            <text:p>VVPM(+15.99)PAKEYR</text:p>
          </table:table-cell>
          <table:table-cell table:formula="of:=SUBSTITUTE(SUBSTITUTE([.A2027];&quot;(+15.99)&quot;;&quot;&quot;);&quot;(+57.02)&quot;;&quot;&quot;)" office:value-type="string" office:string-value="VVPMPAKEYR" calcext:value-type="string">
            <text:p>VVPMPAKEYR</text:p>
          </table:table-cell>
          <table:table-cell office:value-type="string" calcext:value-type="string">
            <text:p>ADM(+15.99)VLHVK</text:p>
          </table:table-cell>
          <table:table-cell table:formula="of:=SUBSTITUTE(SUBSTITUTE([.C2027];&quot;(+15.99)&quot;;&quot;&quot;);&quot;(+57.02)&quot;;&quot;&quot;)" office:value-type="string" office:string-value="ADMVLHVK" calcext:value-type="string">
            <text:p>ADMVLHVK</text:p>
          </table:table-cell>
        </table:table-row>
        <table:table-row table:style-name="ro2">
          <table:table-cell office:value-type="string" calcext:value-type="string">
            <text:p>KDQRNVC(+57.02)LVAAR</text:p>
          </table:table-cell>
          <table:table-cell table:formula="of:=SUBSTITUTE(SUBSTITUTE([.A2028];&quot;(+15.99)&quot;;&quot;&quot;);&quot;(+57.02)&quot;;&quot;&quot;)" office:value-type="string" office:string-value="KDQRNVCLVAAR" calcext:value-type="string">
            <text:p>KDQRNVCLVAAR</text:p>
          </table:table-cell>
          <table:table-cell office:value-type="string" calcext:value-type="string">
            <text:p>WYERRPSEC(+57.02)ATDR</text:p>
          </table:table-cell>
          <table:table-cell table:formula="of:=SUBSTITUTE(SUBSTITUTE([.C2028];&quot;(+15.99)&quot;;&quot;&quot;);&quot;(+57.02)&quot;;&quot;&quot;)" office:value-type="string" office:string-value="WYERRPSECATDR" calcext:value-type="string">
            <text:p>WYERRPSECATDR</text:p>
          </table:table-cell>
        </table:table-row>
        <table:table-row table:style-name="ro2">
          <table:table-cell office:value-type="string" calcext:value-type="string">
            <text:p>RRSLLGNMPVK</text:p>
          </table:table-cell>
          <table:table-cell table:formula="of:=SUBSTITUTE(SUBSTITUTE([.A2029];&quot;(+15.99)&quot;;&quot;&quot;);&quot;(+57.02)&quot;;&quot;&quot;)" office:value-type="string" office:string-value="RRSLLGNMPVK" calcext:value-type="string">
            <text:p>RRSLLGNMPVK</text:p>
          </table:table-cell>
          <table:table-cell office:value-type="string" calcext:value-type="string">
            <text:p>ARKQEDHLC(+57.02)LARDLPK</text:p>
          </table:table-cell>
          <table:table-cell table:formula="of:=SUBSTITUTE(SUBSTITUTE([.C2029];&quot;(+15.99)&quot;;&quot;&quot;);&quot;(+57.02)&quot;;&quot;&quot;)" office:value-type="string" office:string-value="ARKQEDHLCLARDLPK" calcext:value-type="string">
            <text:p>ARKQEDHLCLARDLPK</text:p>
          </table:table-cell>
        </table:table-row>
        <table:table-row table:style-name="ro2">
          <table:table-cell office:value-type="string" calcext:value-type="string">
            <text:p>TTEAHC(+57.02)STYK</text:p>
          </table:table-cell>
          <table:table-cell table:formula="of:=SUBSTITUTE(SUBSTITUTE([.A2030];&quot;(+15.99)&quot;;&quot;&quot;);&quot;(+57.02)&quot;;&quot;&quot;)" office:value-type="string" office:string-value="TTEAHCSTYK" calcext:value-type="string">
            <text:p>TTEAHCSTYK</text:p>
          </table:table-cell>
          <table:table-cell office:value-type="string" calcext:value-type="string">
            <text:p>EYAVLDEC(+57.02)ARVLTDK</text:p>
          </table:table-cell>
          <table:table-cell table:formula="of:=SUBSTITUTE(SUBSTITUTE([.C2030];&quot;(+15.99)&quot;;&quot;&quot;);&quot;(+57.02)&quot;;&quot;&quot;)" office:value-type="string" office:string-value="EYAVLDECARVLTDK" calcext:value-type="string">
            <text:p>EYAVLDECARVLTDK</text:p>
          </table:table-cell>
        </table:table-row>
        <table:table-row table:style-name="ro2">
          <table:table-cell office:value-type="string" calcext:value-type="string">
            <text:p>EEDEALSLLK</text:p>
          </table:table-cell>
          <table:table-cell table:formula="of:=SUBSTITUTE(SUBSTITUTE([.A2031];&quot;(+15.99)&quot;;&quot;&quot;);&quot;(+57.02)&quot;;&quot;&quot;)" office:value-type="string" office:string-value="EEDEALSLLK" calcext:value-type="string">
            <text:p>EEDEALSLLK</text:p>
          </table:table-cell>
          <table:table-cell office:value-type="string" calcext:value-type="string">
            <text:p>QC(+57.02)C(+57.02)YMDLQDLLNR</text:p>
          </table:table-cell>
          <table:table-cell table:formula="of:=SUBSTITUTE(SUBSTITUTE([.C2031];&quot;(+15.99)&quot;;&quot;&quot;);&quot;(+57.02)&quot;;&quot;&quot;)" office:value-type="string" office:string-value="QCCYMDLQDLLNR" calcext:value-type="string">
            <text:p>QCCYMDLQDLLNR</text:p>
          </table:table-cell>
        </table:table-row>
        <table:table-row table:style-name="ro2">
          <table:table-cell office:value-type="string" calcext:value-type="string">
            <text:p>WWLAHWLYGR</text:p>
          </table:table-cell>
          <table:table-cell table:formula="of:=SUBSTITUTE(SUBSTITUTE([.A2032];&quot;(+15.99)&quot;;&quot;&quot;);&quot;(+57.02)&quot;;&quot;&quot;)" office:value-type="string" office:string-value="WWLAHWLYGR" calcext:value-type="string">
            <text:p>WWLAHWLYGR</text:p>
          </table:table-cell>
          <table:table-cell office:value-type="string" calcext:value-type="string">
            <text:p>KTNSDAAAFSLHPLK</text:p>
          </table:table-cell>
          <table:table-cell table:formula="of:=SUBSTITUTE(SUBSTITUTE([.C2032];&quot;(+15.99)&quot;;&quot;&quot;);&quot;(+57.02)&quot;;&quot;&quot;)" office:value-type="string" office:string-value="KTNSDAAAFSLHPLK" calcext:value-type="string">
            <text:p>KTNSDAAAFSLHPLK</text:p>
          </table:table-cell>
        </table:table-row>
        <table:table-row table:style-name="ro2">
          <table:table-cell office:value-type="string" calcext:value-type="string">
            <text:p>TSHVYLK</text:p>
          </table:table-cell>
          <table:table-cell table:formula="of:=SUBSTITUTE(SUBSTITUTE([.A2033];&quot;(+15.99)&quot;;&quot;&quot;);&quot;(+57.02)&quot;;&quot;&quot;)" office:value-type="string" office:string-value="TSHVYLK" calcext:value-type="string">
            <text:p>TSHVYLK</text:p>
          </table:table-cell>
          <table:table-cell office:value-type="string" calcext:value-type="string">
            <text:p>WHLLLPNDEEGVNGHTNHR</text:p>
          </table:table-cell>
          <table:table-cell table:formula="of:=SUBSTITUTE(SUBSTITUTE([.C2033];&quot;(+15.99)&quot;;&quot;&quot;);&quot;(+57.02)&quot;;&quot;&quot;)" office:value-type="string" office:string-value="WHLLLPNDEEGVNGHTNHR" calcext:value-type="string">
            <text:p>WHLLLPNDEEGVNGHTNHR</text:p>
          </table:table-cell>
        </table:table-row>
        <table:table-row table:style-name="ro2">
          <table:table-cell office:value-type="string" calcext:value-type="string">
            <text:p>WKSDLR</text:p>
          </table:table-cell>
          <table:table-cell table:formula="of:=SUBSTITUTE(SUBSTITUTE([.A2034];&quot;(+15.99)&quot;;&quot;&quot;);&quot;(+57.02)&quot;;&quot;&quot;)" office:value-type="string" office:string-value="WKSDLR" calcext:value-type="string">
            <text:p>WKSDLR</text:p>
          </table:table-cell>
          <table:table-cell office:value-type="string" calcext:value-type="string">
            <text:p>YRM(+15.99)WC(+57.02)EQTAVYDQEM(+15.99)K</text:p>
          </table:table-cell>
          <table:table-cell table:formula="of:=SUBSTITUTE(SUBSTITUTE([.C2034];&quot;(+15.99)&quot;;&quot;&quot;);&quot;(+57.02)&quot;;&quot;&quot;)" office:value-type="string" office:string-value="YRMWCEQTAVYDQEMK" calcext:value-type="string">
            <text:p>YRMWCEQTAVYDQEMK</text:p>
          </table:table-cell>
        </table:table-row>
        <table:table-row table:style-name="ro2">
          <table:table-cell office:value-type="string" calcext:value-type="string">
            <text:p>C(+57.02)MHVTEVYGDLDSVAVTHR</text:p>
          </table:table-cell>
          <table:table-cell table:formula="of:=SUBSTITUTE(SUBSTITUTE([.A2035];&quot;(+15.99)&quot;;&quot;&quot;);&quot;(+57.02)&quot;;&quot;&quot;)" office:value-type="string" office:string-value="CMHVTEVYGDLDSVAVTHR" calcext:value-type="string">
            <text:p>CMHVTEVYGDLDSVAVTHR</text:p>
          </table:table-cell>
          <table:table-cell office:value-type="string" calcext:value-type="string">
            <text:p>RVGEEVELVVAR</text:p>
          </table:table-cell>
          <table:table-cell table:formula="of:=SUBSTITUTE(SUBSTITUTE([.C2035];&quot;(+15.99)&quot;;&quot;&quot;);&quot;(+57.02)&quot;;&quot;&quot;)" office:value-type="string" office:string-value="RVGEEVELVVAR" calcext:value-type="string">
            <text:p>RVGEEVELVVAR</text:p>
          </table:table-cell>
        </table:table-row>
        <table:table-row table:style-name="ro1">
          <table:table-cell office:value-type="string" calcext:value-type="string">
            <text:p>QNHLANDSEALK</text:p>
          </table:table-cell>
          <table:table-cell table:formula="of:=SUBSTITUTE(SUBSTITUTE([.A2036];&quot;(+15.99)&quot;;&quot;&quot;);&quot;(+57.02)&quot;;&quot;&quot;)" office:value-type="string" office:string-value="QNHLANDSEALK" calcext:value-type="string">
            <text:p>QNHLANDSEALK</text:p>
          </table:table-cell>
          <table:table-cell office:value-type="string" calcext:value-type="string">
            <text:p>NPDVAQDPTLR</text:p>
          </table:table-cell>
          <table:table-cell table:formula="of:=SUBSTITUTE(SUBSTITUTE([.C2036];&quot;(+15.99)&quot;;&quot;&quot;);&quot;(+57.02)&quot;;&quot;&quot;)" office:value-type="string" office:string-value="NPDVAQDPTLR" calcext:value-type="string">
            <text:p>NPDVAQDPTLR</text:p>
          </table:table-cell>
        </table:table-row>
        <table:table-row table:style-name="ro2">
          <table:table-cell office:value-type="string" calcext:value-type="string">
            <text:p>LVWMQVDGTLADLK</text:p>
          </table:table-cell>
          <table:table-cell table:formula="of:=SUBSTITUTE(SUBSTITUTE([.A2037];&quot;(+15.99)&quot;;&quot;&quot;);&quot;(+57.02)&quot;;&quot;&quot;)" office:value-type="string" office:string-value="LVWMQVDGTLADLK" calcext:value-type="string">
            <text:p>LVWMQVDGTLADLK</text:p>
          </table:table-cell>
          <table:table-cell office:value-type="string" calcext:value-type="string">
            <text:p>EAVWEEVTETMK</text:p>
          </table:table-cell>
          <table:table-cell table:formula="of:=SUBSTITUTE(SUBSTITUTE([.C2037];&quot;(+15.99)&quot;;&quot;&quot;);&quot;(+57.02)&quot;;&quot;&quot;)" office:value-type="string" office:string-value="EAVWEEVTETMK" calcext:value-type="string">
            <text:p>EAVWEEVTETMK</text:p>
          </table:table-cell>
        </table:table-row>
        <table:table-row table:style-name="ro2">
          <table:table-cell office:value-type="string" calcext:value-type="string">
            <text:p>KAAWWAVKVAR</text:p>
          </table:table-cell>
          <table:table-cell table:formula="of:=SUBSTITUTE(SUBSTITUTE([.A2038];&quot;(+15.99)&quot;;&quot;&quot;);&quot;(+57.02)&quot;;&quot;&quot;)" office:value-type="string" office:string-value="KAAWWAVKVAR" calcext:value-type="string">
            <text:p>KAAWWAVKVAR</text:p>
          </table:table-cell>
          <table:table-cell office:value-type="string" calcext:value-type="string">
            <text:p>NRQTVSVTKERPR</text:p>
          </table:table-cell>
          <table:table-cell table:formula="of:=SUBSTITUTE(SUBSTITUTE([.C2038];&quot;(+15.99)&quot;;&quot;&quot;);&quot;(+57.02)&quot;;&quot;&quot;)" office:value-type="string" office:string-value="NRQTVSVTKERPR" calcext:value-type="string">
            <text:p>NRQTVSVTKERPR</text:p>
          </table:table-cell>
        </table:table-row>
        <table:table-row table:style-name="ro2">
          <table:table-cell office:value-type="string" calcext:value-type="string">
            <text:p>EEWC(+57.02)EGKASK</text:p>
          </table:table-cell>
          <table:table-cell table:formula="of:=SUBSTITUTE(SUBSTITUTE([.A2039];&quot;(+15.99)&quot;;&quot;&quot;);&quot;(+57.02)&quot;;&quot;&quot;)" office:value-type="string" office:string-value="EEWCEGKASK" calcext:value-type="string">
            <text:p>EEWCEGKASK</text:p>
          </table:table-cell>
          <table:table-cell office:value-type="string" calcext:value-type="string">
            <text:p>KENVEFLDLEEK</text:p>
          </table:table-cell>
          <table:table-cell table:formula="of:=SUBSTITUTE(SUBSTITUTE([.C2039];&quot;(+15.99)&quot;;&quot;&quot;);&quot;(+57.02)&quot;;&quot;&quot;)" office:value-type="string" office:string-value="KENVEFLDLEEK" calcext:value-type="string">
            <text:p>KENVEFLDLEEK</text:p>
          </table:table-cell>
        </table:table-row>
        <table:table-row table:style-name="ro1">
          <table:table-cell office:value-type="string" calcext:value-type="string">
            <text:p>SPYVEC(+57.02)TAGPAK</text:p>
          </table:table-cell>
          <table:table-cell table:formula="of:=SUBSTITUTE(SUBSTITUTE([.A2040];&quot;(+15.99)&quot;;&quot;&quot;);&quot;(+57.02)&quot;;&quot;&quot;)" office:value-type="string" office:string-value="SPYVECTAGPAK" calcext:value-type="string">
            <text:p>SPYVECTAGPAK</text:p>
          </table:table-cell>
          <table:table-cell office:value-type="string" calcext:value-type="string">
            <text:p>SM(+15.99)DDMWDPLR</text:p>
          </table:table-cell>
          <table:table-cell table:formula="of:=SUBSTITUTE(SUBSTITUTE([.C2040];&quot;(+15.99)&quot;;&quot;&quot;);&quot;(+57.02)&quot;;&quot;&quot;)" office:value-type="string" office:string-value="SMDDMWDPLR" calcext:value-type="string">
            <text:p>SMDDMWDPLR</text:p>
          </table:table-cell>
        </table:table-row>
        <table:table-row table:style-name="ro2">
          <table:table-cell office:value-type="string" calcext:value-type="string">
            <text:p>QMEAWEHTK</text:p>
          </table:table-cell>
          <table:table-cell table:formula="of:=SUBSTITUTE(SUBSTITUTE([.A2041];&quot;(+15.99)&quot;;&quot;&quot;);&quot;(+57.02)&quot;;&quot;&quot;)" office:value-type="string" office:string-value="QMEAWEHTK" calcext:value-type="string">
            <text:p>QMEAWEHTK</text:p>
          </table:table-cell>
          <table:table-cell office:value-type="string" calcext:value-type="string">
            <text:p>QQAYHLSALADVR</text:p>
          </table:table-cell>
          <table:table-cell table:formula="of:=SUBSTITUTE(SUBSTITUTE([.C2041];&quot;(+15.99)&quot;;&quot;&quot;);&quot;(+57.02)&quot;;&quot;&quot;)" office:value-type="string" office:string-value="QQAYHLSALADVR" calcext:value-type="string">
            <text:p>QQAYHLSALADVR</text:p>
          </table:table-cell>
        </table:table-row>
        <table:table-row table:style-name="ro2">
          <table:table-cell office:value-type="string" calcext:value-type="string">
            <text:p>WWPDMQDQDM(+15.99)TNANLDLK</text:p>
          </table:table-cell>
          <table:table-cell table:formula="of:=SUBSTITUTE(SUBSTITUTE([.A2042];&quot;(+15.99)&quot;;&quot;&quot;);&quot;(+57.02)&quot;;&quot;&quot;)" office:value-type="string" office:string-value="WWPDMQDQDMTNANLDLK" calcext:value-type="string">
            <text:p>WWPDMQDQDMTNANLDLK</text:p>
          </table:table-cell>
          <table:table-cell office:value-type="string" calcext:value-type="string">
            <text:p>FDEEELSAMGPLYR</text:p>
          </table:table-cell>
          <table:table-cell table:formula="of:=SUBSTITUTE(SUBSTITUTE([.C2042];&quot;(+15.99)&quot;;&quot;&quot;);&quot;(+57.02)&quot;;&quot;&quot;)" office:value-type="string" office:string-value="FDEEELSAMGPLYR" calcext:value-type="string">
            <text:p>FDEEELSAMGPLYR</text:p>
          </table:table-cell>
        </table:table-row>
        <table:table-row table:style-name="ro2">
          <table:table-cell office:value-type="string" calcext:value-type="string">
            <text:p>KYWWGFLLLM(+15.99)M(+15.99)QK</text:p>
          </table:table-cell>
          <table:table-cell table:formula="of:=SUBSTITUTE(SUBSTITUTE([.A2043];&quot;(+15.99)&quot;;&quot;&quot;);&quot;(+57.02)&quot;;&quot;&quot;)" office:value-type="string" office:string-value="KYWWGFLLLMMQK" calcext:value-type="string">
            <text:p>KYWWGFLLLMMQK</text:p>
          </table:table-cell>
          <table:table-cell office:value-type="string" calcext:value-type="string">
            <text:p>SAFLLTFALVENK</text:p>
          </table:table-cell>
          <table:table-cell table:formula="of:=SUBSTITUTE(SUBSTITUTE([.C2043];&quot;(+15.99)&quot;;&quot;&quot;);&quot;(+57.02)&quot;;&quot;&quot;)" office:value-type="string" office:string-value="SAFLLTFALVENK" calcext:value-type="string">
            <text:p>SAFLLTFALVENK</text:p>
          </table:table-cell>
        </table:table-row>
        <table:table-row table:style-name="ro2">
          <table:table-cell office:value-type="string" calcext:value-type="string">
            <text:p>MENC(+57.02)VLLMMK</text:p>
          </table:table-cell>
          <table:table-cell table:formula="of:=SUBSTITUTE(SUBSTITUTE([.A2044];&quot;(+15.99)&quot;;&quot;&quot;);&quot;(+57.02)&quot;;&quot;&quot;)" office:value-type="string" office:string-value="MENCVLLMMK" calcext:value-type="string">
            <text:p>MENCVLLMMK</text:p>
          </table:table-cell>
          <table:table-cell office:value-type="string" calcext:value-type="string">
            <text:p>LGGDEYNNDPDK</text:p>
          </table:table-cell>
          <table:table-cell table:formula="of:=SUBSTITUTE(SUBSTITUTE([.C2044];&quot;(+15.99)&quot;;&quot;&quot;);&quot;(+57.02)&quot;;&quot;&quot;)" office:value-type="string" office:string-value="LGGDEYNNDPDK" calcext:value-type="string">
            <text:p>LGGDEYNNDPDK</text:p>
          </table:table-cell>
        </table:table-row>
        <table:table-row table:style-name="ro2">
          <table:table-cell office:value-type="string" calcext:value-type="string">
            <text:p>C(+57.02)MYEQVGGPK</text:p>
          </table:table-cell>
          <table:table-cell table:formula="of:=SUBSTITUTE(SUBSTITUTE([.A2045];&quot;(+15.99)&quot;;&quot;&quot;);&quot;(+57.02)&quot;;&quot;&quot;)" office:value-type="string" office:string-value="CMYEQVGGPK" calcext:value-type="string">
            <text:p>CMYEQVGGPK</text:p>
          </table:table-cell>
          <table:table-cell office:value-type="string" calcext:value-type="string">
            <text:p>KNEAGLGPQYELLK</text:p>
          </table:table-cell>
          <table:table-cell table:formula="of:=SUBSTITUTE(SUBSTITUTE([.C2045];&quot;(+15.99)&quot;;&quot;&quot;);&quot;(+57.02)&quot;;&quot;&quot;)" office:value-type="string" office:string-value="KNEAGLGPQYELLK" calcext:value-type="string">
            <text:p>KNEAGLGPQYELLK</text:p>
          </table:table-cell>
        </table:table-row>
        <table:table-row table:style-name="ro1">
          <table:table-cell office:value-type="string" calcext:value-type="string">
            <text:p>VDMWC(+57.02)TTDLDLK</text:p>
          </table:table-cell>
          <table:table-cell table:formula="of:=SUBSTITUTE(SUBSTITUTE([.A2046];&quot;(+15.99)&quot;;&quot;&quot;);&quot;(+57.02)&quot;;&quot;&quot;)" office:value-type="string" office:string-value="VDMWCTTDLDLK" calcext:value-type="string">
            <text:p>VDMWCTTDLDLK</text:p>
          </table:table-cell>
          <table:table-cell office:value-type="string" calcext:value-type="string">
            <text:p>EAVALVFHEK</text:p>
          </table:table-cell>
          <table:table-cell table:formula="of:=SUBSTITUTE(SUBSTITUTE([.C2046];&quot;(+15.99)&quot;;&quot;&quot;);&quot;(+57.02)&quot;;&quot;&quot;)" office:value-type="string" office:string-value="EAVALVFHEK" calcext:value-type="string">
            <text:p>EAVALVFHEK</text:p>
          </table:table-cell>
        </table:table-row>
        <table:table-row table:style-name="ro2">
          <table:table-cell office:value-type="string" calcext:value-type="string">
            <text:p>LM(+15.99)GGGGDYPREMRGR</text:p>
          </table:table-cell>
          <table:table-cell table:formula="of:=SUBSTITUTE(SUBSTITUTE([.A2047];&quot;(+15.99)&quot;;&quot;&quot;);&quot;(+57.02)&quot;;&quot;&quot;)" office:value-type="string" office:string-value="LMGGGGDYPREMRGR" calcext:value-type="string">
            <text:p>LMGGGGDYPREMRGR</text:p>
          </table:table-cell>
          <table:table-cell office:value-type="string" calcext:value-type="string">
            <text:p>SAFASYFFHSSSSSPR</text:p>
          </table:table-cell>
          <table:table-cell table:formula="of:=SUBSTITUTE(SUBSTITUTE([.C2047];&quot;(+15.99)&quot;;&quot;&quot;);&quot;(+57.02)&quot;;&quot;&quot;)" office:value-type="string" office:string-value="SAFASYFFHSSSSSPR" calcext:value-type="string">
            <text:p>SAFASYFFHSSSSSPR</text:p>
          </table:table-cell>
        </table:table-row>
        <table:table-row table:style-name="ro2">
          <table:table-cell office:value-type="string" calcext:value-type="string">
            <text:p>FSSPAFLM(+15.99)DDK</text:p>
          </table:table-cell>
          <table:table-cell table:formula="of:=SUBSTITUTE(SUBSTITUTE([.A2048];&quot;(+15.99)&quot;;&quot;&quot;);&quot;(+57.02)&quot;;&quot;&quot;)" office:value-type="string" office:string-value="FSSPAFLMDDK" calcext:value-type="string">
            <text:p>FSSPAFLMDDK</text:p>
          </table:table-cell>
          <table:table-cell office:value-type="string" calcext:value-type="string">
            <text:p>KMWKPNFGQLTEAFK</text:p>
          </table:table-cell>
          <table:table-cell table:formula="of:=SUBSTITUTE(SUBSTITUTE([.C2048];&quot;(+15.99)&quot;;&quot;&quot;);&quot;(+57.02)&quot;;&quot;&quot;)" office:value-type="string" office:string-value="KMWKPNFGQLTEAFK" calcext:value-type="string">
            <text:p>KMWKPNFGQLTEAFK</text:p>
          </table:table-cell>
        </table:table-row>
        <table:table-row table:style-name="ro2">
          <table:table-cell office:value-type="string" calcext:value-type="string">
            <text:p>QLNATLEMWAVK</text:p>
          </table:table-cell>
          <table:table-cell table:formula="of:=SUBSTITUTE(SUBSTITUTE([.A2049];&quot;(+15.99)&quot;;&quot;&quot;);&quot;(+57.02)&quot;;&quot;&quot;)" office:value-type="string" office:string-value="QLNATLEMWAVK" calcext:value-type="string">
            <text:p>QLNATLEMWAVK</text:p>
          </table:table-cell>
          <table:table-cell office:value-type="string" calcext:value-type="string">
            <text:p>LM(+15.99)C(+57.02)WMLM(+15.99)QLQK</text:p>
          </table:table-cell>
          <table:table-cell table:formula="of:=SUBSTITUTE(SUBSTITUTE([.C2049];&quot;(+15.99)&quot;;&quot;&quot;);&quot;(+57.02)&quot;;&quot;&quot;)" office:value-type="string" office:string-value="LMCWMLMQLQK" calcext:value-type="string">
            <text:p>LMCWMLMQLQK</text:p>
          </table:table-cell>
        </table:table-row>
        <table:table-row table:style-name="ro2">
          <table:table-cell office:value-type="string" calcext:value-type="string">
            <text:p>LNLSEMSRWQR</text:p>
          </table:table-cell>
          <table:table-cell table:formula="of:=SUBSTITUTE(SUBSTITUTE([.A2050];&quot;(+15.99)&quot;;&quot;&quot;);&quot;(+57.02)&quot;;&quot;&quot;)" office:value-type="string" office:string-value="LNLSEMSRWQR" calcext:value-type="string">
            <text:p>LNLSEMSRWQR</text:p>
          </table:table-cell>
          <table:table-cell office:value-type="string" calcext:value-type="string">
            <text:p>YAFQQLVDPSLGK</text:p>
          </table:table-cell>
          <table:table-cell table:formula="of:=SUBSTITUTE(SUBSTITUTE([.C2050];&quot;(+15.99)&quot;;&quot;&quot;);&quot;(+57.02)&quot;;&quot;&quot;)" office:value-type="string" office:string-value="YAFQQLVDPSLGK" calcext:value-type="string">
            <text:p>YAFQQLVDPSLGK</text:p>
          </table:table-cell>
        </table:table-row>
        <table:table-row table:style-name="ro1">
          <table:table-cell office:value-type="string" calcext:value-type="string">
            <text:p>GYWPM(+15.99)GWEWNERAK</text:p>
          </table:table-cell>
          <table:table-cell table:formula="of:=SUBSTITUTE(SUBSTITUTE([.A2051];&quot;(+15.99)&quot;;&quot;&quot;);&quot;(+57.02)&quot;;&quot;&quot;)" office:value-type="string" office:string-value="GYWPMGWEWNERAK" calcext:value-type="string">
            <text:p>GYWPMGWEWNERAK</text:p>
          </table:table-cell>
          <table:table-cell office:value-type="string" calcext:value-type="string">
            <text:p>FALTVPR</text:p>
          </table:table-cell>
          <table:table-cell table:formula="of:=SUBSTITUTE(SUBSTITUTE([.C2051];&quot;(+15.99)&quot;;&quot;&quot;);&quot;(+57.02)&quot;;&quot;&quot;)" office:value-type="string" office:string-value="FALTVPR" calcext:value-type="string">
            <text:p>FALTVPR</text:p>
          </table:table-cell>
        </table:table-row>
        <table:table-row table:style-name="ro2">
          <table:table-cell office:value-type="string" calcext:value-type="string">
            <text:p>VAAKVLEVTNK</text:p>
          </table:table-cell>
          <table:table-cell table:formula="of:=SUBSTITUTE(SUBSTITUTE([.A2052];&quot;(+15.99)&quot;;&quot;&quot;);&quot;(+57.02)&quot;;&quot;&quot;)" office:value-type="string" office:string-value="VAAKVLEVTNK" calcext:value-type="string">
            <text:p>VAAKVLEVTNK</text:p>
          </table:table-cell>
          <table:table-cell office:value-type="string" calcext:value-type="string">
            <text:p>QC(+57.02)PLVNYC(+57.02)AM(+15.99)EK</text:p>
          </table:table-cell>
          <table:table-cell table:formula="of:=SUBSTITUTE(SUBSTITUTE([.C2052];&quot;(+15.99)&quot;;&quot;&quot;);&quot;(+57.02)&quot;;&quot;&quot;)" office:value-type="string" office:string-value="QCPLVNYCAMEK" calcext:value-type="string">
            <text:p>QCPLVNYCAMEK</text:p>
          </table:table-cell>
        </table:table-row>
        <table:table-row table:style-name="ro2">
          <table:table-cell office:value-type="string" calcext:value-type="string">
            <text:p>EELNFEPC(+57.02)STNK</text:p>
          </table:table-cell>
          <table:table-cell table:formula="of:=SUBSTITUTE(SUBSTITUTE([.A2053];&quot;(+15.99)&quot;;&quot;&quot;);&quot;(+57.02)&quot;;&quot;&quot;)" office:value-type="string" office:string-value="EELNFEPCSTNK" calcext:value-type="string">
            <text:p>EELNFEPCSTNK</text:p>
          </table:table-cell>
          <table:table-cell office:value-type="string" calcext:value-type="string">
            <text:p>EEPNLALLPDKPR</text:p>
          </table:table-cell>
          <table:table-cell table:formula="of:=SUBSTITUTE(SUBSTITUTE([.C2053];&quot;(+15.99)&quot;;&quot;&quot;);&quot;(+57.02)&quot;;&quot;&quot;)" office:value-type="string" office:string-value="EEPNLALLPDKPR" calcext:value-type="string">
            <text:p>EEPNLALLPDKPR</text:p>
          </table:table-cell>
        </table:table-row>
        <table:table-row table:style-name="ro2">
          <table:table-cell office:value-type="string" calcext:value-type="string">
            <text:p>DNGNAAAGTEC(+57.02)LLSGWGNTR</text:p>
          </table:table-cell>
          <table:table-cell table:formula="of:=SUBSTITUTE(SUBSTITUTE([.A2054];&quot;(+15.99)&quot;;&quot;&quot;);&quot;(+57.02)&quot;;&quot;&quot;)" office:value-type="string" office:string-value="DNGNAAAGTECLLSGWGNTR" calcext:value-type="string">
            <text:p>DNGNAAAGTECLLSGWGNTR</text:p>
          </table:table-cell>
          <table:table-cell office:value-type="string" calcext:value-type="string">
            <text:p>KMNMSQALGMLEEK</text:p>
          </table:table-cell>
          <table:table-cell table:formula="of:=SUBSTITUTE(SUBSTITUTE([.C2054];&quot;(+15.99)&quot;;&quot;&quot;);&quot;(+57.02)&quot;;&quot;&quot;)" office:value-type="string" office:string-value="KMNMSQALGMLEEK" calcext:value-type="string">
            <text:p>KMNMSQALGMLEEK</text:p>
          </table:table-cell>
        </table:table-row>
        <table:table-row table:style-name="ro1">
          <table:table-cell office:value-type="string" calcext:value-type="string">
            <text:p>FRQDLAQAEELTMTVEK</text:p>
          </table:table-cell>
          <table:table-cell table:formula="of:=SUBSTITUTE(SUBSTITUTE([.A2055];&quot;(+15.99)&quot;;&quot;&quot;);&quot;(+57.02)&quot;;&quot;&quot;)" office:value-type="string" office:string-value="FRQDLAQAEELTMTVEK" calcext:value-type="string">
            <text:p>FRQDLAQAEELTMTVEK</text:p>
          </table:table-cell>
          <table:table-cell office:value-type="string" calcext:value-type="string">
            <text:p>LLLGQTQSHK</text:p>
          </table:table-cell>
          <table:table-cell table:formula="of:=SUBSTITUTE(SUBSTITUTE([.C2055];&quot;(+15.99)&quot;;&quot;&quot;);&quot;(+57.02)&quot;;&quot;&quot;)" office:value-type="string" office:string-value="LLLGQTQSHK" calcext:value-type="string">
            <text:p>LLLGQTQSHK</text:p>
          </table:table-cell>
        </table:table-row>
        <table:table-row table:style-name="ro2">
          <table:table-cell office:value-type="string" calcext:value-type="string">
            <text:p>ETGSLPVATM(+15.99)AEDAAAK</text:p>
          </table:table-cell>
          <table:table-cell table:formula="of:=SUBSTITUTE(SUBSTITUTE([.A2056];&quot;(+15.99)&quot;;&quot;&quot;);&quot;(+57.02)&quot;;&quot;&quot;)" office:value-type="string" office:string-value="ETGSLPVATMAEDAAAK" calcext:value-type="string">
            <text:p>ETGSLPVATMAEDAAAK</text:p>
          </table:table-cell>
          <table:table-cell office:value-type="string" calcext:value-type="string">
            <text:p>QPC(+57.02)LQNNLQNLNK</text:p>
          </table:table-cell>
          <table:table-cell table:formula="of:=SUBSTITUTE(SUBSTITUTE([.C2056];&quot;(+15.99)&quot;;&quot;&quot;);&quot;(+57.02)&quot;;&quot;&quot;)" office:value-type="string" office:string-value="QPCLQNNLQNLNK" calcext:value-type="string">
            <text:p>QPCLQNNLQNLNK</text:p>
          </table:table-cell>
        </table:table-row>
        <table:table-row table:style-name="ro2">
          <table:table-cell office:value-type="string" calcext:value-type="string">
            <text:p>MTWVETRPTM(+15.99)ESLEC(+57.02)SVAR</text:p>
          </table:table-cell>
          <table:table-cell table:formula="of:=SUBSTITUTE(SUBSTITUTE([.A2057];&quot;(+15.99)&quot;;&quot;&quot;);&quot;(+57.02)&quot;;&quot;&quot;)" office:value-type="string" office:string-value="MTWVETRPTMESLECSVAR" calcext:value-type="string">
            <text:p>MTWVETRPTMESLECSVAR</text:p>
          </table:table-cell>
          <table:table-cell office:value-type="string" calcext:value-type="string">
            <text:p>LVSQSLAEVSPR</text:p>
          </table:table-cell>
          <table:table-cell table:formula="of:=SUBSTITUTE(SUBSTITUTE([.C2057];&quot;(+15.99)&quot;;&quot;&quot;);&quot;(+57.02)&quot;;&quot;&quot;)" office:value-type="string" office:string-value="LVSQSLAEVSPR" calcext:value-type="string">
            <text:p>LVSQSLAEVSPR</text:p>
          </table:table-cell>
        </table:table-row>
        <table:table-row table:style-name="ro1">
          <table:table-cell office:value-type="string" calcext:value-type="string">
            <text:p>C(+57.02)GM(+15.99)TMAVDALSK</text:p>
          </table:table-cell>
          <table:table-cell table:formula="of:=SUBSTITUTE(SUBSTITUTE([.A2058];&quot;(+15.99)&quot;;&quot;&quot;);&quot;(+57.02)&quot;;&quot;&quot;)" office:value-type="string" office:string-value="CGMTMAVDALSK" calcext:value-type="string">
            <text:p>CGMTMAVDALSK</text:p>
          </table:table-cell>
          <table:table-cell office:value-type="string" calcext:value-type="string">
            <text:p>HNVTSTWSHR</text:p>
          </table:table-cell>
          <table:table-cell table:formula="of:=SUBSTITUTE(SUBSTITUTE([.C2058];&quot;(+15.99)&quot;;&quot;&quot;);&quot;(+57.02)&quot;;&quot;&quot;)" office:value-type="string" office:string-value="HNVTSTWSHR" calcext:value-type="string">
            <text:p>HNVTSTWSHR</text:p>
          </table:table-cell>
        </table:table-row>
        <table:table-row table:style-name="ro2">
          <table:table-cell office:value-type="string" calcext:value-type="string">
            <text:p>RGNPPVFLNSSAEDGFK</text:p>
          </table:table-cell>
          <table:table-cell table:formula="of:=SUBSTITUTE(SUBSTITUTE([.A2059];&quot;(+15.99)&quot;;&quot;&quot;);&quot;(+57.02)&quot;;&quot;&quot;)" office:value-type="string" office:string-value="RGNPPVFLNSSAEDGFK" calcext:value-type="string">
            <text:p>RGNPPVFLNSSAEDGFK</text:p>
          </table:table-cell>
          <table:table-cell office:value-type="string" calcext:value-type="string">
            <text:p>GKFSSTKAPGAK</text:p>
          </table:table-cell>
          <table:table-cell table:formula="of:=SUBSTITUTE(SUBSTITUTE([.C2059];&quot;(+15.99)&quot;;&quot;&quot;);&quot;(+57.02)&quot;;&quot;&quot;)" office:value-type="string" office:string-value="GKFSSTKAPGAK" calcext:value-type="string">
            <text:p>GKFSSTKAPGAK</text:p>
          </table:table-cell>
        </table:table-row>
        <table:table-row table:style-name="ro2">
          <table:table-cell office:value-type="string" calcext:value-type="string">
            <text:p>HYDALLDTLYGKK</text:p>
          </table:table-cell>
          <table:table-cell table:formula="of:=SUBSTITUTE(SUBSTITUTE([.A2060];&quot;(+15.99)&quot;;&quot;&quot;);&quot;(+57.02)&quot;;&quot;&quot;)" office:value-type="string" office:string-value="HYDALLDTLYGKK" calcext:value-type="string">
            <text:p>HYDALLDTLYGKK</text:p>
          </table:table-cell>
          <table:table-cell office:value-type="string" calcext:value-type="string">
            <text:p>NAASEDM(+15.99)LLSEK</text:p>
          </table:table-cell>
          <table:table-cell table:formula="of:=SUBSTITUTE(SUBSTITUTE([.C2060];&quot;(+15.99)&quot;;&quot;&quot;);&quot;(+57.02)&quot;;&quot;&quot;)" office:value-type="string" office:string-value="NAASEDMLLSEK" calcext:value-type="string">
            <text:p>NAASEDMLLSEK</text:p>
          </table:table-cell>
        </table:table-row>
        <table:table-row table:style-name="ro2">
          <table:table-cell office:value-type="string" calcext:value-type="string">
            <text:p>ENQETMDLVDR</text:p>
          </table:table-cell>
          <table:table-cell table:formula="of:=SUBSTITUTE(SUBSTITUTE([.A2061];&quot;(+15.99)&quot;;&quot;&quot;);&quot;(+57.02)&quot;;&quot;&quot;)" office:value-type="string" office:string-value="ENQETMDLVDR" calcext:value-type="string">
            <text:p>ENQETMDLVDR</text:p>
          </table:table-cell>
          <table:table-cell office:value-type="string" calcext:value-type="string">
            <text:p>VYYVNVDC(+57.02)PAREDGFK</text:p>
          </table:table-cell>
          <table:table-cell table:formula="of:=SUBSTITUTE(SUBSTITUTE([.C2061];&quot;(+15.99)&quot;;&quot;&quot;);&quot;(+57.02)&quot;;&quot;&quot;)" office:value-type="string" office:string-value="VYYVNVDCPAREDGFK" calcext:value-type="string">
            <text:p>VYYVNVDCPAREDGFK</text:p>
          </table:table-cell>
        </table:table-row>
        <table:table-row table:style-name="ro2">
          <table:table-cell office:value-type="string" calcext:value-type="string">
            <text:p>SM(+15.99)QALADPETR</text:p>
          </table:table-cell>
          <table:table-cell table:formula="of:=SUBSTITUTE(SUBSTITUTE([.A2062];&quot;(+15.99)&quot;;&quot;&quot;);&quot;(+57.02)&quot;;&quot;&quot;)" office:value-type="string" office:string-value="SMQALADPETR" calcext:value-type="string">
            <text:p>SMQALADPETR</text:p>
          </table:table-cell>
          <table:table-cell office:value-type="string" calcext:value-type="string">
            <text:p>RRQLVLLAEDLEK</text:p>
          </table:table-cell>
          <table:table-cell table:formula="of:=SUBSTITUTE(SUBSTITUTE([.C2062];&quot;(+15.99)&quot;;&quot;&quot;);&quot;(+57.02)&quot;;&quot;&quot;)" office:value-type="string" office:string-value="RRQLVLLAEDLEK" calcext:value-type="string">
            <text:p>RRQLVLLAEDLEK</text:p>
          </table:table-cell>
        </table:table-row>
        <table:table-row table:style-name="ro1">
          <table:table-cell office:value-type="string" calcext:value-type="string">
            <text:p>DDDC(+57.02)RVLLNAVLVVQHR</text:p>
          </table:table-cell>
          <table:table-cell table:formula="of:=SUBSTITUTE(SUBSTITUTE([.A2063];&quot;(+15.99)&quot;;&quot;&quot;);&quot;(+57.02)&quot;;&quot;&quot;)" office:value-type="string" office:string-value="DDDCRVLLNAVLVVQHR" calcext:value-type="string">
            <text:p>DDDCRVLLNAVLVVQHR</text:p>
          </table:table-cell>
          <table:table-cell office:value-type="string" calcext:value-type="string">
            <text:p>TPLPVFK</text:p>
          </table:table-cell>
          <table:table-cell table:formula="of:=SUBSTITUTE(SUBSTITUTE([.C2063];&quot;(+15.99)&quot;;&quot;&quot;);&quot;(+57.02)&quot;;&quot;&quot;)" office:value-type="string" office:string-value="TPLPVFK" calcext:value-type="string">
            <text:p>TPLPVFK</text:p>
          </table:table-cell>
        </table:table-row>
        <table:table-row table:style-name="ro2">
          <table:table-cell office:value-type="string" calcext:value-type="string">
            <text:p>VC(+57.02)NTMWVAKVGPGK</text:p>
          </table:table-cell>
          <table:table-cell table:formula="of:=SUBSTITUTE(SUBSTITUTE([.A2064];&quot;(+15.99)&quot;;&quot;&quot;);&quot;(+57.02)&quot;;&quot;&quot;)" office:value-type="string" office:string-value="VCNTMWVAKVGPGK" calcext:value-type="string">
            <text:p>VCNTMWVAKVGPGK</text:p>
          </table:table-cell>
          <table:table-cell office:value-type="string" calcext:value-type="string">
            <text:p>KFANRPPGNATK</text:p>
          </table:table-cell>
          <table:table-cell table:formula="of:=SUBSTITUTE(SUBSTITUTE([.C2064];&quot;(+15.99)&quot;;&quot;&quot;);&quot;(+57.02)&quot;;&quot;&quot;)" office:value-type="string" office:string-value="KFANRPPGNATK" calcext:value-type="string">
            <text:p>KFANRPPGNATK</text:p>
          </table:table-cell>
        </table:table-row>
        <table:table-row table:style-name="ro2">
          <table:table-cell office:value-type="string" calcext:value-type="string">
            <text:p>RWFDAALSAFAAHQK</text:p>
          </table:table-cell>
          <table:table-cell table:formula="of:=SUBSTITUTE(SUBSTITUTE([.A2065];&quot;(+15.99)&quot;;&quot;&quot;);&quot;(+57.02)&quot;;&quot;&quot;)" office:value-type="string" office:string-value="RWFDAALSAFAAHQK" calcext:value-type="string">
            <text:p>RWFDAALSAFAAHQK</text:p>
          </table:table-cell>
          <table:table-cell office:value-type="string" calcext:value-type="string">
            <text:p>LLVLVGPHVDHPMENR</text:p>
          </table:table-cell>
          <table:table-cell table:formula="of:=SUBSTITUTE(SUBSTITUTE([.C2065];&quot;(+15.99)&quot;;&quot;&quot;);&quot;(+57.02)&quot;;&quot;&quot;)" office:value-type="string" office:string-value="LLVLVGPHVDHPMENR" calcext:value-type="string">
            <text:p>LLVLVGPHVDHPMENR</text:p>
          </table:table-cell>
        </table:table-row>
        <table:table-row table:style-name="ro1">
          <table:table-cell office:value-type="string" calcext:value-type="string">
            <text:p>YC(+57.02)QPLLQLTPSGLVVVK</text:p>
          </table:table-cell>
          <table:table-cell table:formula="of:=SUBSTITUTE(SUBSTITUTE([.A2066];&quot;(+15.99)&quot;;&quot;&quot;);&quot;(+57.02)&quot;;&quot;&quot;)" office:value-type="string" office:string-value="YCQPLLQLTPSGLVVVK" calcext:value-type="string">
            <text:p>YCQPLLQLTPSGLVVVK</text:p>
          </table:table-cell>
          <table:table-cell office:value-type="string" calcext:value-type="string">
            <text:p>RRQWEGVSM(+15.99)R</text:p>
          </table:table-cell>
          <table:table-cell table:formula="of:=SUBSTITUTE(SUBSTITUTE([.C2066];&quot;(+15.99)&quot;;&quot;&quot;);&quot;(+57.02)&quot;;&quot;&quot;)" office:value-type="string" office:string-value="RRQWEGVSMR" calcext:value-type="string">
            <text:p>RRQWEGVSMR</text:p>
          </table:table-cell>
        </table:table-row>
        <table:table-row table:style-name="ro2">
          <table:table-cell office:value-type="string" calcext:value-type="string">
            <text:p>EPNHDDDQLK</text:p>
          </table:table-cell>
          <table:table-cell table:formula="of:=SUBSTITUTE(SUBSTITUTE([.A2067];&quot;(+15.99)&quot;;&quot;&quot;);&quot;(+57.02)&quot;;&quot;&quot;)" office:value-type="string" office:string-value="EPNHDDDQLK" calcext:value-type="string">
            <text:p>EPNHDDDQLK</text:p>
          </table:table-cell>
          <table:table-cell office:value-type="string" calcext:value-type="string">
            <text:p>KDNATLDPLGWK</text:p>
          </table:table-cell>
          <table:table-cell table:formula="of:=SUBSTITUTE(SUBSTITUTE([.C2067];&quot;(+15.99)&quot;;&quot;&quot;);&quot;(+57.02)&quot;;&quot;&quot;)" office:value-type="string" office:string-value="KDNATLDPLGWK" calcext:value-type="string">
            <text:p>KDNATLDPLGWK</text:p>
          </table:table-cell>
        </table:table-row>
        <table:table-row table:style-name="ro2">
          <table:table-cell office:value-type="string" calcext:value-type="string">
            <text:p>TVPTPVLFK</text:p>
          </table:table-cell>
          <table:table-cell table:formula="of:=SUBSTITUTE(SUBSTITUTE([.A2068];&quot;(+15.99)&quot;;&quot;&quot;);&quot;(+57.02)&quot;;&quot;&quot;)" office:value-type="string" office:string-value="TVPTPVLFK" calcext:value-type="string">
            <text:p>TVPTPVLFK</text:p>
          </table:table-cell>
          <table:table-cell office:value-type="string" calcext:value-type="string">
            <text:p>EPRLDEPYLLLTDKK</text:p>
          </table:table-cell>
          <table:table-cell table:formula="of:=SUBSTITUTE(SUBSTITUTE([.C2068];&quot;(+15.99)&quot;;&quot;&quot;);&quot;(+57.02)&quot;;&quot;&quot;)" office:value-type="string" office:string-value="EPRLDEPYLLLTDKK" calcext:value-type="string">
            <text:p>EPRLDEPYLLLTDKK</text:p>
          </table:table-cell>
        </table:table-row>
        <table:table-row table:style-name="ro2">
          <table:table-cell office:value-type="string" calcext:value-type="string">
            <text:p>M(+15.99)RYLDLSDPDEFQK</text:p>
          </table:table-cell>
          <table:table-cell table:formula="of:=SUBSTITUTE(SUBSTITUTE([.A2069];&quot;(+15.99)&quot;;&quot;&quot;);&quot;(+57.02)&quot;;&quot;&quot;)" office:value-type="string" office:string-value="MRYLDLSDPDEFQK" calcext:value-type="string">
            <text:p>MRYLDLSDPDEFQK</text:p>
          </table:table-cell>
          <table:table-cell office:value-type="string" calcext:value-type="string">
            <text:p>QRQLM(+15.99)YEENGLFK</text:p>
          </table:table-cell>
          <table:table-cell table:formula="of:=SUBSTITUTE(SUBSTITUTE([.C2069];&quot;(+15.99)&quot;;&quot;&quot;);&quot;(+57.02)&quot;;&quot;&quot;)" office:value-type="string" office:string-value="QRQLMYEENGLFK" calcext:value-type="string">
            <text:p>QRQLMYEENGLFK</text:p>
          </table:table-cell>
        </table:table-row>
        <table:table-row table:style-name="ro1">
          <table:table-cell office:value-type="string" calcext:value-type="string">
            <text:p>DSGHNAESVAVTLGPK</text:p>
          </table:table-cell>
          <table:table-cell table:formula="of:=SUBSTITUTE(SUBSTITUTE([.A2070];&quot;(+15.99)&quot;;&quot;&quot;);&quot;(+57.02)&quot;;&quot;&quot;)" office:value-type="string" office:string-value="DSGHNAESVAVTLGPK" calcext:value-type="string">
            <text:p>DSGHNAESVAVTLGPK</text:p>
          </table:table-cell>
          <table:table-cell office:value-type="string" calcext:value-type="string">
            <text:p>YNHAQM(+15.99)TMSK</text:p>
          </table:table-cell>
          <table:table-cell table:formula="of:=SUBSTITUTE(SUBSTITUTE([.C2070];&quot;(+15.99)&quot;;&quot;&quot;);&quot;(+57.02)&quot;;&quot;&quot;)" office:value-type="string" office:string-value="YNHAQMTMSK" calcext:value-type="string">
            <text:p>YNHAQMTMSK</text:p>
          </table:table-cell>
        </table:table-row>
        <table:table-row table:style-name="ro2">
          <table:table-cell office:value-type="string" calcext:value-type="string">
            <text:p>QNTYFLYEDTPRR</text:p>
          </table:table-cell>
          <table:table-cell table:formula="of:=SUBSTITUTE(SUBSTITUTE([.A2071];&quot;(+15.99)&quot;;&quot;&quot;);&quot;(+57.02)&quot;;&quot;&quot;)" office:value-type="string" office:string-value="QNTYFLYEDTPRR" calcext:value-type="string">
            <text:p>QNTYFLYEDTPRR</text:p>
          </table:table-cell>
          <table:table-cell office:value-type="string" calcext:value-type="string">
            <text:p>NDDLLAVPGDGLYFK</text:p>
          </table:table-cell>
          <table:table-cell table:formula="of:=SUBSTITUTE(SUBSTITUTE([.C2071];&quot;(+15.99)&quot;;&quot;&quot;);&quot;(+57.02)&quot;;&quot;&quot;)" office:value-type="string" office:string-value="NDDLLAVPGDGLYFK" calcext:value-type="string">
            <text:p>NDDLLAVPGDGLYFK</text:p>
          </table:table-cell>
        </table:table-row>
        <table:table-row table:style-name="ro2">
          <table:table-cell office:value-type="string" calcext:value-type="string">
            <text:p>MGATPAADQHYAK</text:p>
          </table:table-cell>
          <table:table-cell table:formula="of:=SUBSTITUTE(SUBSTITUTE([.A2072];&quot;(+15.99)&quot;;&quot;&quot;);&quot;(+57.02)&quot;;&quot;&quot;)" office:value-type="string" office:string-value="MGATPAADQHYAK" calcext:value-type="string">
            <text:p>MGATPAADQHYAK</text:p>
          </table:table-cell>
          <table:table-cell office:value-type="string" calcext:value-type="string">
            <text:p>EC(+57.02)YLQGM(+15.99)LNLNK</text:p>
          </table:table-cell>
          <table:table-cell table:formula="of:=SUBSTITUTE(SUBSTITUTE([.C2072];&quot;(+15.99)&quot;;&quot;&quot;);&quot;(+57.02)&quot;;&quot;&quot;)" office:value-type="string" office:string-value="ECYLQGMLNLNK" calcext:value-type="string">
            <text:p>ECYLQGMLNLNK</text:p>
          </table:table-cell>
        </table:table-row>
        <table:table-row table:style-name="ro2">
          <table:table-cell office:value-type="string" calcext:value-type="string">
            <text:p>DVSPNADRGANAVLAAAK</text:p>
          </table:table-cell>
          <table:table-cell table:formula="of:=SUBSTITUTE(SUBSTITUTE([.A2073];&quot;(+15.99)&quot;;&quot;&quot;);&quot;(+57.02)&quot;;&quot;&quot;)" office:value-type="string" office:string-value="DVSPNADRGANAVLAAAK" calcext:value-type="string">
            <text:p>DVSPNADRGANAVLAAAK</text:p>
          </table:table-cell>
          <table:table-cell office:value-type="string" calcext:value-type="string">
            <text:p>TLC(+57.02)PALEAADAALK</text:p>
          </table:table-cell>
          <table:table-cell table:formula="of:=SUBSTITUTE(SUBSTITUTE([.C2073];&quot;(+15.99)&quot;;&quot;&quot;);&quot;(+57.02)&quot;;&quot;&quot;)" office:value-type="string" office:string-value="TLCPALEAADAALK" calcext:value-type="string">
            <text:p>TLCPALEAADAALK</text:p>
          </table:table-cell>
        </table:table-row>
        <table:table-row table:style-name="ro2">
          <table:table-cell office:value-type="string" calcext:value-type="string">
            <text:p>C(+57.02)PTPC(+57.02)ANAGQR</text:p>
          </table:table-cell>
          <table:table-cell table:formula="of:=SUBSTITUTE(SUBSTITUTE([.A2074];&quot;(+15.99)&quot;;&quot;&quot;);&quot;(+57.02)&quot;;&quot;&quot;)" office:value-type="string" office:string-value="CPTPCANAGQR" calcext:value-type="string">
            <text:p>CPTPCANAGQR</text:p>
          </table:table-cell>
          <table:table-cell office:value-type="string" calcext:value-type="string">
            <text:p>VPFVQNSGPMLDLK</text:p>
          </table:table-cell>
          <table:table-cell table:formula="of:=SUBSTITUTE(SUBSTITUTE([.C2074];&quot;(+15.99)&quot;;&quot;&quot;);&quot;(+57.02)&quot;;&quot;&quot;)" office:value-type="string" office:string-value="VPFVQNSGPMLDLK" calcext:value-type="string">
            <text:p>VPFVQNSGPMLDLK</text:p>
          </table:table-cell>
        </table:table-row>
        <table:table-row table:style-name="ro1">
          <table:table-cell office:value-type="string" calcext:value-type="string">
            <text:p>QVGALLTYVDNM(+15.99)ER</text:p>
          </table:table-cell>
          <table:table-cell table:formula="of:=SUBSTITUTE(SUBSTITUTE([.A2075];&quot;(+15.99)&quot;;&quot;&quot;);&quot;(+57.02)&quot;;&quot;&quot;)" office:value-type="string" office:string-value="QVGALLTYVDNMER" calcext:value-type="string">
            <text:p>QVGALLTYVDNMER</text:p>
          </table:table-cell>
          <table:table-cell office:value-type="string" calcext:value-type="string">
            <text:p>FLYLWLDK</text:p>
          </table:table-cell>
          <table:table-cell table:formula="of:=SUBSTITUTE(SUBSTITUTE([.C2075];&quot;(+15.99)&quot;;&quot;&quot;);&quot;(+57.02)&quot;;&quot;&quot;)" office:value-type="string" office:string-value="FLYLWLDK" calcext:value-type="string">
            <text:p>FLYLWLDK</text:p>
          </table:table-cell>
        </table:table-row>
        <table:table-row table:style-name="ro2">
          <table:table-cell office:value-type="string" calcext:value-type="string">
            <text:p>EAKPVLWRVK</text:p>
          </table:table-cell>
          <table:table-cell table:formula="of:=SUBSTITUTE(SUBSTITUTE([.A2076];&quot;(+15.99)&quot;;&quot;&quot;);&quot;(+57.02)&quot;;&quot;&quot;)" office:value-type="string" office:string-value="EAKPVLWRVK" calcext:value-type="string">
            <text:p>EAKPVLWRVK</text:p>
          </table:table-cell>
          <table:table-cell office:value-type="string" calcext:value-type="string">
            <text:p>KLPC(+57.02)SSKTATHR</text:p>
          </table:table-cell>
          <table:table-cell table:formula="of:=SUBSTITUTE(SUBSTITUTE([.C2076];&quot;(+15.99)&quot;;&quot;&quot;);&quot;(+57.02)&quot;;&quot;&quot;)" office:value-type="string" office:string-value="KLPCSSKTATHR" calcext:value-type="string">
            <text:p>KLPCSSKTATHR</text:p>
          </table:table-cell>
        </table:table-row>
        <table:table-row table:style-name="ro1">
          <table:table-cell office:value-type="string" calcext:value-type="string">
            <text:p>WLLGFTM(+15.99)LSPR</text:p>
          </table:table-cell>
          <table:table-cell table:formula="of:=SUBSTITUTE(SUBSTITUTE([.A2077];&quot;(+15.99)&quot;;&quot;&quot;);&quot;(+57.02)&quot;;&quot;&quot;)" office:value-type="string" office:string-value="WLLGFTMLSPR" calcext:value-type="string">
            <text:p>WLLGFTMLSPR</text:p>
          </table:table-cell>
          <table:table-cell office:value-type="string" calcext:value-type="string">
            <text:p>TSNTPM(+15.99)NRALR</text:p>
          </table:table-cell>
          <table:table-cell table:formula="of:=SUBSTITUTE(SUBSTITUTE([.C2077];&quot;(+15.99)&quot;;&quot;&quot;);&quot;(+57.02)&quot;;&quot;&quot;)" office:value-type="string" office:string-value="TSNTPMNRALR" calcext:value-type="string">
            <text:p>TSNTPMNRALR</text:p>
          </table:table-cell>
        </table:table-row>
        <table:table-row table:style-name="ro2">
          <table:table-cell office:value-type="string" calcext:value-type="string">
            <text:p>TPLPVFK</text:p>
          </table:table-cell>
          <table:table-cell table:formula="of:=SUBSTITUTE(SUBSTITUTE([.A2078];&quot;(+15.99)&quot;;&quot;&quot;);&quot;(+57.02)&quot;;&quot;&quot;)" office:value-type="string" office:string-value="TPLPVFK" calcext:value-type="string">
            <text:p>TPLPVFK</text:p>
          </table:table-cell>
          <table:table-cell office:value-type="string" calcext:value-type="string">
            <text:p>ALFGSDTPFELLAK</text:p>
          </table:table-cell>
          <table:table-cell table:formula="of:=SUBSTITUTE(SUBSTITUTE([.C2078];&quot;(+15.99)&quot;;&quot;&quot;);&quot;(+57.02)&quot;;&quot;&quot;)" office:value-type="string" office:string-value="ALFGSDTPFELLAK" calcext:value-type="string">
            <text:p>ALFGSDTPFELLAK</text:p>
          </table:table-cell>
        </table:table-row>
        <table:table-row table:style-name="ro1">
          <table:table-cell office:value-type="string" calcext:value-type="string">
            <text:p>DVSSNGDVVLADLKR</text:p>
          </table:table-cell>
          <table:table-cell table:formula="of:=SUBSTITUTE(SUBSTITUTE([.A2079];&quot;(+15.99)&quot;;&quot;&quot;);&quot;(+57.02)&quot;;&quot;&quot;)" office:value-type="string" office:string-value="DVSSNGDVVLADLKR" calcext:value-type="string">
            <text:p>DVSSNGDVVLADLKR</text:p>
          </table:table-cell>
          <table:table-cell office:value-type="string" calcext:value-type="string">
            <text:p>M(+15.99)M(+15.99)WWLAELVR</text:p>
          </table:table-cell>
          <table:table-cell table:formula="of:=SUBSTITUTE(SUBSTITUTE([.C2079];&quot;(+15.99)&quot;;&quot;&quot;);&quot;(+57.02)&quot;;&quot;&quot;)" office:value-type="string" office:string-value="MMWWLAELVR" calcext:value-type="string">
            <text:p>MMWWLAELVR</text:p>
          </table:table-cell>
        </table:table-row>
        <table:table-row table:style-name="ro2">
          <table:table-cell office:value-type="string" calcext:value-type="string">
            <text:p>EAMNTEM(+15.99)LK</text:p>
          </table:table-cell>
          <table:table-cell table:formula="of:=SUBSTITUTE(SUBSTITUTE([.A2080];&quot;(+15.99)&quot;;&quot;&quot;);&quot;(+57.02)&quot;;&quot;&quot;)" office:value-type="string" office:string-value="EAMNTEMLK" calcext:value-type="string">
            <text:p>EAMNTEMLK</text:p>
          </table:table-cell>
          <table:table-cell office:value-type="string" calcext:value-type="string">
            <text:p>MWFVWVAKVGPGK</text:p>
          </table:table-cell>
          <table:table-cell table:formula="of:=SUBSTITUTE(SUBSTITUTE([.C2080];&quot;(+15.99)&quot;;&quot;&quot;);&quot;(+57.02)&quot;;&quot;&quot;)" office:value-type="string" office:string-value="MWFVWVAKVGPGK" calcext:value-type="string">
            <text:p>MWFVWVAKVGPGK</text:p>
          </table:table-cell>
        </table:table-row>
        <table:table-row table:style-name="ro2">
          <table:table-cell office:value-type="string" calcext:value-type="string">
            <text:p>WHC(+57.02)WAEEVLSGR</text:p>
          </table:table-cell>
          <table:table-cell table:formula="of:=SUBSTITUTE(SUBSTITUTE([.A2081];&quot;(+15.99)&quot;;&quot;&quot;);&quot;(+57.02)&quot;;&quot;&quot;)" office:value-type="string" office:string-value="WHCWAEEVLSGR" calcext:value-type="string">
            <text:p>WHCWAEEVLSGR</text:p>
          </table:table-cell>
          <table:table-cell office:value-type="string" calcext:value-type="string">
            <text:p>RAYNEGFDPSPK</text:p>
          </table:table-cell>
          <table:table-cell table:formula="of:=SUBSTITUTE(SUBSTITUTE([.C2081];&quot;(+15.99)&quot;;&quot;&quot;);&quot;(+57.02)&quot;;&quot;&quot;)" office:value-type="string" office:string-value="RAYNEGFDPSPK" calcext:value-type="string">
            <text:p>RAYNEGFDPSPK</text:p>
          </table:table-cell>
        </table:table-row>
        <table:table-row table:style-name="ro2">
          <table:table-cell office:value-type="string" calcext:value-type="string">
            <text:p>HMM(+15.99)SHPLGR</text:p>
          </table:table-cell>
          <table:table-cell table:formula="of:=SUBSTITUTE(SUBSTITUTE([.A2082];&quot;(+15.99)&quot;;&quot;&quot;);&quot;(+57.02)&quot;;&quot;&quot;)" office:value-type="string" office:string-value="HMMSHPLGR" calcext:value-type="string">
            <text:p>HMMSHPLGR</text:p>
          </table:table-cell>
          <table:table-cell office:value-type="string" calcext:value-type="string">
            <text:p>ADKFFWLPDEFKK</text:p>
          </table:table-cell>
          <table:table-cell table:formula="of:=SUBSTITUTE(SUBSTITUTE([.C2082];&quot;(+15.99)&quot;;&quot;&quot;);&quot;(+57.02)&quot;;&quot;&quot;)" office:value-type="string" office:string-value="ADKFFWLPDEFKK" calcext:value-type="string">
            <text:p>ADKFFWLPDEFKK</text:p>
          </table:table-cell>
        </table:table-row>
        <table:table-row table:style-name="ro2">
          <table:table-cell office:value-type="string" calcext:value-type="string">
            <text:p>KLNDFFLDPHTHPK</text:p>
          </table:table-cell>
          <table:table-cell table:formula="of:=SUBSTITUTE(SUBSTITUTE([.A2083];&quot;(+15.99)&quot;;&quot;&quot;);&quot;(+57.02)&quot;;&quot;&quot;)" office:value-type="string" office:string-value="KLNDFFLDPHTHPK" calcext:value-type="string">
            <text:p>KLNDFFLDPHTHPK</text:p>
          </table:table-cell>
          <table:table-cell office:value-type="string" calcext:value-type="string">
            <text:p>GHLYTAHLNSAEVMEK</text:p>
          </table:table-cell>
          <table:table-cell table:formula="of:=SUBSTITUTE(SUBSTITUTE([.C2083];&quot;(+15.99)&quot;;&quot;&quot;);&quot;(+57.02)&quot;;&quot;&quot;)" office:value-type="string" office:string-value="GHLYTAHLNSAEVMEK" calcext:value-type="string">
            <text:p>GHLYTAHLNSAEVMEK</text:p>
          </table:table-cell>
        </table:table-row>
        <table:table-row table:style-name="ro1">
          <table:table-cell office:value-type="string" calcext:value-type="string">
            <text:p>FAYFQQGLNK</text:p>
          </table:table-cell>
          <table:table-cell table:formula="of:=SUBSTITUTE(SUBSTITUTE([.A2084];&quot;(+15.99)&quot;;&quot;&quot;);&quot;(+57.02)&quot;;&quot;&quot;)" office:value-type="string" office:string-value="FAYFQQGLNK" calcext:value-type="string">
            <text:p>FAYFQQGLNK</text:p>
          </table:table-cell>
          <table:table-cell office:value-type="string" calcext:value-type="string">
            <text:p>EMC(+57.02)LC(+57.02)PK</text:p>
          </table:table-cell>
          <table:table-cell table:formula="of:=SUBSTITUTE(SUBSTITUTE([.C2084];&quot;(+15.99)&quot;;&quot;&quot;);&quot;(+57.02)&quot;;&quot;&quot;)" office:value-type="string" office:string-value="EMCLCPK" calcext:value-type="string">
            <text:p>EMCLCPK</text:p>
          </table:table-cell>
        </table:table-row>
        <table:table-row table:style-name="ro2">
          <table:table-cell office:value-type="string" calcext:value-type="string">
            <text:p>GQWMM(+15.99)M(+15.99)PVVGK</text:p>
          </table:table-cell>
          <table:table-cell table:formula="of:=SUBSTITUTE(SUBSTITUTE([.A2085];&quot;(+15.99)&quot;;&quot;&quot;);&quot;(+57.02)&quot;;&quot;&quot;)" office:value-type="string" office:string-value="GQWMMMPVVGK" calcext:value-type="string">
            <text:p>GQWMMMPVVGK</text:p>
          </table:table-cell>
          <table:table-cell office:value-type="string" calcext:value-type="string">
            <text:p>LKC(+57.02)PVRHRC(+57.02)AATTHK</text:p>
          </table:table-cell>
          <table:table-cell table:formula="of:=SUBSTITUTE(SUBSTITUTE([.C2085];&quot;(+15.99)&quot;;&quot;&quot;);&quot;(+57.02)&quot;;&quot;&quot;)" office:value-type="string" office:string-value="LKCPVRHRCAATTHK" calcext:value-type="string">
            <text:p>LKCPVRHRCAATTHK</text:p>
          </table:table-cell>
        </table:table-row>
        <table:table-row table:style-name="ro2">
          <table:table-cell office:value-type="string" calcext:value-type="string">
            <text:p>LPPSNNLGEELLR</text:p>
          </table:table-cell>
          <table:table-cell table:formula="of:=SUBSTITUTE(SUBSTITUTE([.A2086];&quot;(+15.99)&quot;;&quot;&quot;);&quot;(+57.02)&quot;;&quot;&quot;)" office:value-type="string" office:string-value="LPPSNNLGEELLR" calcext:value-type="string">
            <text:p>LPPSNNLGEELLR</text:p>
          </table:table-cell>
          <table:table-cell office:value-type="string" calcext:value-type="string">
            <text:p>LLDEGSSAGDNVAVLLR</text:p>
          </table:table-cell>
          <table:table-cell table:formula="of:=SUBSTITUTE(SUBSTITUTE([.C2086];&quot;(+15.99)&quot;;&quot;&quot;);&quot;(+57.02)&quot;;&quot;&quot;)" office:value-type="string" office:string-value="LLDEGSSAGDNVAVLLR" calcext:value-type="string">
            <text:p>LLDEGSSAGDNVAVLLR</text:p>
          </table:table-cell>
        </table:table-row>
        <table:table-row table:style-name="ro2">
          <table:table-cell office:value-type="string" calcext:value-type="string">
            <text:p>LAM(+15.99)GSDTPTELLAK</text:p>
          </table:table-cell>
          <table:table-cell table:formula="of:=SUBSTITUTE(SUBSTITUTE([.A2087];&quot;(+15.99)&quot;;&quot;&quot;);&quot;(+57.02)&quot;;&quot;&quot;)" office:value-type="string" office:string-value="LAMGSDTPTELLAK" calcext:value-type="string">
            <text:p>LAMGSDTPTELLAK</text:p>
          </table:table-cell>
          <table:table-cell office:value-type="string" calcext:value-type="string">
            <text:p>SSLSLVLM(+15.99)KC(+57.02)SKK</text:p>
          </table:table-cell>
          <table:table-cell table:formula="of:=SUBSTITUTE(SUBSTITUTE([.C2087];&quot;(+15.99)&quot;;&quot;&quot;);&quot;(+57.02)&quot;;&quot;&quot;)" office:value-type="string" office:string-value="SSLSLVLMKCSKK" calcext:value-type="string">
            <text:p>SSLSLVLMKCSKK</text:p>
          </table:table-cell>
        </table:table-row>
        <table:table-row table:style-name="ro1">
          <table:table-cell office:value-type="string" calcext:value-type="string">
            <text:p>EADLRTTDLLDK</text:p>
          </table:table-cell>
          <table:table-cell table:formula="of:=SUBSTITUTE(SUBSTITUTE([.A2088];&quot;(+15.99)&quot;;&quot;&quot;);&quot;(+57.02)&quot;;&quot;&quot;)" office:value-type="string" office:string-value="EADLRTTDLLDK" calcext:value-type="string">
            <text:p>EADLRTTDLLDK</text:p>
          </table:table-cell>
          <table:table-cell office:value-type="string" calcext:value-type="string">
            <text:p>MNMQEM(+15.99)LLNK</text:p>
          </table:table-cell>
          <table:table-cell table:formula="of:=SUBSTITUTE(SUBSTITUTE([.C2088];&quot;(+15.99)&quot;;&quot;&quot;);&quot;(+57.02)&quot;;&quot;&quot;)" office:value-type="string" office:string-value="MNMQEMLLNK" calcext:value-type="string">
            <text:p>MNMQEMLLNK</text:p>
          </table:table-cell>
        </table:table-row>
        <table:table-row table:style-name="ro2">
          <table:table-cell office:value-type="string" calcext:value-type="string">
            <text:p>KVHTAFVVEWNK</text:p>
          </table:table-cell>
          <table:table-cell table:formula="of:=SUBSTITUTE(SUBSTITUTE([.A2089];&quot;(+15.99)&quot;;&quot;&quot;);&quot;(+57.02)&quot;;&quot;&quot;)" office:value-type="string" office:string-value="KVHTAFVVEWNK" calcext:value-type="string">
            <text:p>KVHTAFVVEWNK</text:p>
          </table:table-cell>
          <table:table-cell office:value-type="string" calcext:value-type="string">
            <text:p>ATSFTMGLALC(+57.02)LTHK</text:p>
          </table:table-cell>
          <table:table-cell table:formula="of:=SUBSTITUTE(SUBSTITUTE([.C2089];&quot;(+15.99)&quot;;&quot;&quot;);&quot;(+57.02)&quot;;&quot;&quot;)" office:value-type="string" office:string-value="ATSFTMGLALCLTHK" calcext:value-type="string">
            <text:p>ATSFTMGLALCLTHK</text:p>
          </table:table-cell>
        </table:table-row>
        <table:table-row table:style-name="ro2">
          <table:table-cell office:value-type="string" calcext:value-type="string">
            <text:p>DSSFGSDTLRLGNAK</text:p>
          </table:table-cell>
          <table:table-cell table:formula="of:=SUBSTITUTE(SUBSTITUTE([.A2090];&quot;(+15.99)&quot;;&quot;&quot;);&quot;(+57.02)&quot;;&quot;&quot;)" office:value-type="string" office:string-value="DSSFGSDTLRLGNAK" calcext:value-type="string">
            <text:p>DSSFGSDTLRLGNAK</text:p>
          </table:table-cell>
          <table:table-cell office:value-type="string" calcext:value-type="string">
            <text:p>QPSDLAGYWWQSQPK</text:p>
          </table:table-cell>
          <table:table-cell table:formula="of:=SUBSTITUTE(SUBSTITUTE([.C2090];&quot;(+15.99)&quot;;&quot;&quot;);&quot;(+57.02)&quot;;&quot;&quot;)" office:value-type="string" office:string-value="QPSDLAGYWWQSQPK" calcext:value-type="string">
            <text:p>QPSDLAGYWWQSQPK</text:p>
          </table:table-cell>
        </table:table-row>
        <table:table-row table:style-name="ro2">
          <table:table-cell office:value-type="string" calcext:value-type="string">
            <text:p>SC(+57.02)PEWLAPK</text:p>
          </table:table-cell>
          <table:table-cell table:formula="of:=SUBSTITUTE(SUBSTITUTE([.A2091];&quot;(+15.99)&quot;;&quot;&quot;);&quot;(+57.02)&quot;;&quot;&quot;)" office:value-type="string" office:string-value="SCPEWLAPK" calcext:value-type="string">
            <text:p>SCPEWLAPK</text:p>
          </table:table-cell>
          <table:table-cell office:value-type="string" calcext:value-type="string">
            <text:p>NQELEM(+15.99)HLENTRALLR</text:p>
          </table:table-cell>
          <table:table-cell table:formula="of:=SUBSTITUTE(SUBSTITUTE([.C2091];&quot;(+15.99)&quot;;&quot;&quot;);&quot;(+57.02)&quot;;&quot;&quot;)" office:value-type="string" office:string-value="NQELEMHLENTRALLR" calcext:value-type="string">
            <text:p>NQELEMHLENTRALLR</text:p>
          </table:table-cell>
        </table:table-row>
        <table:table-row table:style-name="ro2">
          <table:table-cell office:value-type="string" calcext:value-type="string">
            <text:p>KFANKFGNATK</text:p>
          </table:table-cell>
          <table:table-cell table:formula="of:=SUBSTITUTE(SUBSTITUTE([.A2092];&quot;(+15.99)&quot;;&quot;&quot;);&quot;(+57.02)&quot;;&quot;&quot;)" office:value-type="string" office:string-value="KFANKFGNATK" calcext:value-type="string">
            <text:p>KFANKFGNATK</text:p>
          </table:table-cell>
          <table:table-cell office:value-type="string" calcext:value-type="string">
            <text:p>C(+57.02)WNPLVNLVAAR</text:p>
          </table:table-cell>
          <table:table-cell table:formula="of:=SUBSTITUTE(SUBSTITUTE([.C2092];&quot;(+15.99)&quot;;&quot;&quot;);&quot;(+57.02)&quot;;&quot;&quot;)" office:value-type="string" office:string-value="CWNPLVNLVAAR" calcext:value-type="string">
            <text:p>CWNPLVNLVAAR</text:p>
          </table:table-cell>
        </table:table-row>
        <table:table-row table:style-name="ro2">
          <table:table-cell office:value-type="string" calcext:value-type="string">
            <text:p>QFKLYDK</text:p>
          </table:table-cell>
          <table:table-cell table:formula="of:=SUBSTITUTE(SUBSTITUTE([.A2093];&quot;(+15.99)&quot;;&quot;&quot;);&quot;(+57.02)&quot;;&quot;&quot;)" office:value-type="string" office:string-value="QFKLYDK" calcext:value-type="string">
            <text:p>QFKLYDK</text:p>
          </table:table-cell>
          <table:table-cell office:value-type="string" calcext:value-type="string">
            <text:p>QSYMSAAGLVDPAK</text:p>
          </table:table-cell>
          <table:table-cell table:formula="of:=SUBSTITUTE(SUBSTITUTE([.C2093];&quot;(+15.99)&quot;;&quot;&quot;);&quot;(+57.02)&quot;;&quot;&quot;)" office:value-type="string" office:string-value="QSYMSAAGLVDPAK" calcext:value-type="string">
            <text:p>QSYMSAAGLVDPAK</text:p>
          </table:table-cell>
        </table:table-row>
        <table:table-row table:style-name="ro1">
          <table:table-cell office:value-type="string" calcext:value-type="string">
            <text:p>KLNFEDTFLR</text:p>
          </table:table-cell>
          <table:table-cell table:formula="of:=SUBSTITUTE(SUBSTITUTE([.A2094];&quot;(+15.99)&quot;;&quot;&quot;);&quot;(+57.02)&quot;;&quot;&quot;)" office:value-type="string" office:string-value="KLNFEDTFLR" calcext:value-type="string">
            <text:p>KLNFEDTFLR</text:p>
          </table:table-cell>
          <table:table-cell office:value-type="string" calcext:value-type="string">
            <text:p>KLWVHVK</text:p>
          </table:table-cell>
          <table:table-cell table:formula="of:=SUBSTITUTE(SUBSTITUTE([.C2094];&quot;(+15.99)&quot;;&quot;&quot;);&quot;(+57.02)&quot;;&quot;&quot;)" office:value-type="string" office:string-value="KLWVHVK" calcext:value-type="string">
            <text:p>KLWVHVK</text:p>
          </table:table-cell>
        </table:table-row>
        <table:table-row table:style-name="ro2">
          <table:table-cell office:value-type="string" calcext:value-type="string">
            <text:p>SPGLLEVLNGLAHSC(+57.02)R</text:p>
          </table:table-cell>
          <table:table-cell table:formula="of:=SUBSTITUTE(SUBSTITUTE([.A2095];&quot;(+15.99)&quot;;&quot;&quot;);&quot;(+57.02)&quot;;&quot;&quot;)" office:value-type="string" office:string-value="SPGLLEVLNGLAHSCR" calcext:value-type="string">
            <text:p>SPGLLEVLNGLAHSCR</text:p>
          </table:table-cell>
          <table:table-cell office:value-type="string" calcext:value-type="string">
            <text:p>EVMEAWENLLNK</text:p>
          </table:table-cell>
          <table:table-cell table:formula="of:=SUBSTITUTE(SUBSTITUTE([.C2095];&quot;(+15.99)&quot;;&quot;&quot;);&quot;(+57.02)&quot;;&quot;&quot;)" office:value-type="string" office:string-value="EVMEAWENLLNK" calcext:value-type="string">
            <text:p>EVMEAWENLLNK</text:p>
          </table:table-cell>
        </table:table-row>
        <table:table-row table:style-name="ro1">
          <table:table-cell office:value-type="string" calcext:value-type="string">
            <text:p>TAM(+15.99)TVTGVHLHK</text:p>
          </table:table-cell>
          <table:table-cell table:formula="of:=SUBSTITUTE(SUBSTITUTE([.A2096];&quot;(+15.99)&quot;;&quot;&quot;);&quot;(+57.02)&quot;;&quot;&quot;)" office:value-type="string" office:string-value="TAMTVTGVHLHK" calcext:value-type="string">
            <text:p>TAMTVTGVHLHK</text:p>
          </table:table-cell>
          <table:table-cell office:value-type="string" calcext:value-type="string">
            <text:p>FTNSPFALLDK</text:p>
          </table:table-cell>
          <table:table-cell table:formula="of:=SUBSTITUTE(SUBSTITUTE([.C2096];&quot;(+15.99)&quot;;&quot;&quot;);&quot;(+57.02)&quot;;&quot;&quot;)" office:value-type="string" office:string-value="FTNSPFALLDK" calcext:value-type="string">
            <text:p>FTNSPFALLDK</text:p>
          </table:table-cell>
        </table:table-row>
        <table:table-row table:style-name="ro2">
          <table:table-cell office:value-type="string" calcext:value-type="string">
            <text:p>EPVSAM(+15.99)M(+15.99)LK</text:p>
          </table:table-cell>
          <table:table-cell table:formula="of:=SUBSTITUTE(SUBSTITUTE([.A2097];&quot;(+15.99)&quot;;&quot;&quot;);&quot;(+57.02)&quot;;&quot;&quot;)" office:value-type="string" office:string-value="EPVSAMMLK" calcext:value-type="string">
            <text:p>EPVSAMMLK</text:p>
          </table:table-cell>
          <table:table-cell office:value-type="string" calcext:value-type="string">
            <text:p>AEWLKLVAEYFGK</text:p>
          </table:table-cell>
          <table:table-cell table:formula="of:=SUBSTITUTE(SUBSTITUTE([.C2097];&quot;(+15.99)&quot;;&quot;&quot;);&quot;(+57.02)&quot;;&quot;&quot;)" office:value-type="string" office:string-value="AEWLKLVAEYFGK" calcext:value-type="string">
            <text:p>AEWLKLVAEYFGK</text:p>
          </table:table-cell>
        </table:table-row>
        <table:table-row table:style-name="ro2">
          <table:table-cell office:value-type="string" calcext:value-type="string">
            <text:p>RC(+57.02)SSAQANGPSNAKAPLR</text:p>
          </table:table-cell>
          <table:table-cell table:formula="of:=SUBSTITUTE(SUBSTITUTE([.A2098];&quot;(+15.99)&quot;;&quot;&quot;);&quot;(+57.02)&quot;;&quot;&quot;)" office:value-type="string" office:string-value="RCSSAQANGPSNAKAPLR" calcext:value-type="string">
            <text:p>RCSSAQANGPSNAKAPLR</text:p>
          </table:table-cell>
          <table:table-cell office:value-type="string" calcext:value-type="string">
            <text:p>AFPALLAAPLAGYR</text:p>
          </table:table-cell>
          <table:table-cell table:formula="of:=SUBSTITUTE(SUBSTITUTE([.C2098];&quot;(+15.99)&quot;;&quot;&quot;);&quot;(+57.02)&quot;;&quot;&quot;)" office:value-type="string" office:string-value="AFPALLAAPLAGYR" calcext:value-type="string">
            <text:p>AFPALLAAPLAGYR</text:p>
          </table:table-cell>
        </table:table-row>
        <table:table-row table:style-name="ro2">
          <table:table-cell office:value-type="string" calcext:value-type="string">
            <text:p>DHLVAEPLNK</text:p>
          </table:table-cell>
          <table:table-cell table:formula="of:=SUBSTITUTE(SUBSTITUTE([.A2099];&quot;(+15.99)&quot;;&quot;&quot;);&quot;(+57.02)&quot;;&quot;&quot;)" office:value-type="string" office:string-value="DHLVAEPLNK" calcext:value-type="string">
            <text:p>DHLVAEPLNK</text:p>
          </table:table-cell>
          <table:table-cell office:value-type="string" calcext:value-type="string">
            <text:p>M(+15.99)YC(+57.02)LAARQVNDK</text:p>
          </table:table-cell>
          <table:table-cell table:formula="of:=SUBSTITUTE(SUBSTITUTE([.C2099];&quot;(+15.99)&quot;;&quot;&quot;);&quot;(+57.02)&quot;;&quot;&quot;)" office:value-type="string" office:string-value="MYCLAARQVNDK" calcext:value-type="string">
            <text:p>MYCLAARQVNDK</text:p>
          </table:table-cell>
        </table:table-row>
        <table:table-row table:style-name="ro2">
          <table:table-cell office:value-type="string" calcext:value-type="string">
            <text:p>QLVNNYDWMKPK</text:p>
          </table:table-cell>
          <table:table-cell table:formula="of:=SUBSTITUTE(SUBSTITUTE([.A2100];&quot;(+15.99)&quot;;&quot;&quot;);&quot;(+57.02)&quot;;&quot;&quot;)" office:value-type="string" office:string-value="QLVNNYDWMKPK" calcext:value-type="string">
            <text:p>QLVNNYDWMKPK</text:p>
          </table:table-cell>
          <table:table-cell office:value-type="string" calcext:value-type="string">
            <text:p>EMNNDYPGVLVTPK</text:p>
          </table:table-cell>
          <table:table-cell table:formula="of:=SUBSTITUTE(SUBSTITUTE([.C2100];&quot;(+15.99)&quot;;&quot;&quot;);&quot;(+57.02)&quot;;&quot;&quot;)" office:value-type="string" office:string-value="EMNNDYPGVLVTPK" calcext:value-type="string">
            <text:p>EMNNDYPGVLVTPK</text:p>
          </table:table-cell>
        </table:table-row>
        <table:table-row table:style-name="ro2">
          <table:table-cell office:value-type="string" calcext:value-type="string">
            <text:p>FWQLVTTYEELPLK</text:p>
          </table:table-cell>
          <table:table-cell table:formula="of:=SUBSTITUTE(SUBSTITUTE([.A2101];&quot;(+15.99)&quot;;&quot;&quot;);&quot;(+57.02)&quot;;&quot;&quot;)" office:value-type="string" office:string-value="FWQLVTTYEELPLK" calcext:value-type="string">
            <text:p>FWQLVTTYEELPLK</text:p>
          </table:table-cell>
          <table:table-cell office:value-type="string" calcext:value-type="string">
            <text:p>SM(+15.99)NHNENQQLAR</text:p>
          </table:table-cell>
          <table:table-cell table:formula="of:=SUBSTITUTE(SUBSTITUTE([.C2101];&quot;(+15.99)&quot;;&quot;&quot;);&quot;(+57.02)&quot;;&quot;&quot;)" office:value-type="string" office:string-value="SMNHNENQQLAR" calcext:value-type="string">
            <text:p>SMNHNENQQLAR</text:p>
          </table:table-cell>
        </table:table-row>
        <table:table-row table:style-name="ro2">
          <table:table-cell office:value-type="string" calcext:value-type="string">
            <text:p>M(+15.99)AHEQSEYSK</text:p>
          </table:table-cell>
          <table:table-cell table:formula="of:=SUBSTITUTE(SUBSTITUTE([.A2102];&quot;(+15.99)&quot;;&quot;&quot;);&quot;(+57.02)&quot;;&quot;&quot;)" office:value-type="string" office:string-value="MAHEQSEYSK" calcext:value-type="string">
            <text:p>MAHEQSEYSK</text:p>
          </table:table-cell>
          <table:table-cell office:value-type="string" calcext:value-type="string">
            <text:p>FLESVGRLNGRKR</text:p>
          </table:table-cell>
          <table:table-cell table:formula="of:=SUBSTITUTE(SUBSTITUTE([.C2102];&quot;(+15.99)&quot;;&quot;&quot;);&quot;(+57.02)&quot;;&quot;&quot;)" office:value-type="string" office:string-value="FLESVGRLNGRKR" calcext:value-type="string">
            <text:p>FLESVGRLNGRKR</text:p>
          </table:table-cell>
        </table:table-row>
        <table:table-row table:style-name="ro2">
          <table:table-cell office:value-type="string" calcext:value-type="string">
            <text:p>YGQTLELLSDHSR</text:p>
          </table:table-cell>
          <table:table-cell table:formula="of:=SUBSTITUTE(SUBSTITUTE([.A2103];&quot;(+15.99)&quot;;&quot;&quot;);&quot;(+57.02)&quot;;&quot;&quot;)" office:value-type="string" office:string-value="YGQTLELLSDHSR" calcext:value-type="string">
            <text:p>YGQTLELLSDHSR</text:p>
          </table:table-cell>
          <table:table-cell office:value-type="string" calcext:value-type="string">
            <text:p>WGC(+57.02)YHPQVLAENVK</text:p>
          </table:table-cell>
          <table:table-cell table:formula="of:=SUBSTITUTE(SUBSTITUTE([.C2103];&quot;(+15.99)&quot;;&quot;&quot;);&quot;(+57.02)&quot;;&quot;&quot;)" office:value-type="string" office:string-value="WGCYHPQVLAENVK" calcext:value-type="string">
            <text:p>WGCYHPQVLAENVK</text:p>
          </table:table-cell>
        </table:table-row>
        <table:table-row table:style-name="ro2">
          <table:table-cell office:value-type="string" calcext:value-type="string">
            <text:p>EPGNLLDAFYLKLK</text:p>
          </table:table-cell>
          <table:table-cell table:formula="of:=SUBSTITUTE(SUBSTITUTE([.A2104];&quot;(+15.99)&quot;;&quot;&quot;);&quot;(+57.02)&quot;;&quot;&quot;)" office:value-type="string" office:string-value="EPGNLLDAFYLKLK" calcext:value-type="string">
            <text:p>EPGNLLDAFYLKLK</text:p>
          </table:table-cell>
          <table:table-cell office:value-type="string" calcext:value-type="string">
            <text:p>RPGNSEKPVELSPR</text:p>
          </table:table-cell>
          <table:table-cell table:formula="of:=SUBSTITUTE(SUBSTITUTE([.C2104];&quot;(+15.99)&quot;;&quot;&quot;);&quot;(+57.02)&quot;;&quot;&quot;)" office:value-type="string" office:string-value="RPGNSEKPVELSPR" calcext:value-type="string">
            <text:p>RPGNSEKPVELSPR</text:p>
          </table:table-cell>
        </table:table-row>
        <table:table-row table:style-name="ro1">
          <table:table-cell office:value-type="string" calcext:value-type="string">
            <text:p>RC(+57.02)YAGVEAVLSHLLSK</text:p>
          </table:table-cell>
          <table:table-cell table:formula="of:=SUBSTITUTE(SUBSTITUTE([.A2105];&quot;(+15.99)&quot;;&quot;&quot;);&quot;(+57.02)&quot;;&quot;&quot;)" office:value-type="string" office:string-value="RCYAGVEAVLSHLLSK" calcext:value-type="string">
            <text:p>RCYAGVEAVLSHLLSK</text:p>
          </table:table-cell>
          <table:table-cell office:value-type="string" calcext:value-type="string">
            <text:p>SSTGLENSFKK</text:p>
          </table:table-cell>
          <table:table-cell table:formula="of:=SUBSTITUTE(SUBSTITUTE([.C2105];&quot;(+15.99)&quot;;&quot;&quot;);&quot;(+57.02)&quot;;&quot;&quot;)" office:value-type="string" office:string-value="SSTGLENSFKK" calcext:value-type="string">
            <text:p>SSTGLENSFKK</text:p>
          </table:table-cell>
        </table:table-row>
        <table:table-row table:style-name="ro1">
          <table:table-cell office:value-type="string" calcext:value-type="string">
            <text:p>RHLPSEYDLR</text:p>
          </table:table-cell>
          <table:table-cell table:formula="of:=SUBSTITUTE(SUBSTITUTE([.A2106];&quot;(+15.99)&quot;;&quot;&quot;);&quot;(+57.02)&quot;;&quot;&quot;)" office:value-type="string" office:string-value="RHLPSEYDLR" calcext:value-type="string">
            <text:p>RHLPSEYDLR</text:p>
          </table:table-cell>
          <table:table-cell office:value-type="string" calcext:value-type="string">
            <text:p>GM(+15.99)NDEVFLLQK</text:p>
          </table:table-cell>
          <table:table-cell table:formula="of:=SUBSTITUTE(SUBSTITUTE([.C2106];&quot;(+15.99)&quot;;&quot;&quot;);&quot;(+57.02)&quot;;&quot;&quot;)" office:value-type="string" office:string-value="GMNDEVFLLQK" calcext:value-type="string">
            <text:p>GMNDEVFLLQK</text:p>
          </table:table-cell>
        </table:table-row>
        <table:table-row table:style-name="ro2">
          <table:table-cell office:value-type="string" calcext:value-type="string">
            <text:p>GM(+15.99)TYHRGGEVDLTPGK</text:p>
          </table:table-cell>
          <table:table-cell table:formula="of:=SUBSTITUTE(SUBSTITUTE([.A2107];&quot;(+15.99)&quot;;&quot;&quot;);&quot;(+57.02)&quot;;&quot;&quot;)" office:value-type="string" office:string-value="GMTYHRGGEVDLTPGK" calcext:value-type="string">
            <text:p>GMTYHRGGEVDLTPGK</text:p>
          </table:table-cell>
          <table:table-cell office:value-type="string" calcext:value-type="string">
            <text:p>KWC(+57.02)LFEGLSNLAK</text:p>
          </table:table-cell>
          <table:table-cell table:formula="of:=SUBSTITUTE(SUBSTITUTE([.C2107];&quot;(+15.99)&quot;;&quot;&quot;);&quot;(+57.02)&quot;;&quot;&quot;)" office:value-type="string" office:string-value="KWCLFEGLSNLAK" calcext:value-type="string">
            <text:p>KWCLFEGLSNLAK</text:p>
          </table:table-cell>
        </table:table-row>
        <table:table-row table:style-name="ro2">
          <table:table-cell office:value-type="string" calcext:value-type="string">
            <text:p>QM(+15.99)C(+57.02)VLM(+15.99)TLER</text:p>
          </table:table-cell>
          <table:table-cell table:formula="of:=SUBSTITUTE(SUBSTITUTE([.A2108];&quot;(+15.99)&quot;;&quot;&quot;);&quot;(+57.02)&quot;;&quot;&quot;)" office:value-type="string" office:string-value="QMCVLMTLER" calcext:value-type="string">
            <text:p>QMCVLMTLER</text:p>
          </table:table-cell>
          <table:table-cell office:value-type="string" calcext:value-type="string">
            <text:p>KYYSDKNVEVSK</text:p>
          </table:table-cell>
          <table:table-cell table:formula="of:=SUBSTITUTE(SUBSTITUTE([.C2108];&quot;(+15.99)&quot;;&quot;&quot;);&quot;(+57.02)&quot;;&quot;&quot;)" office:value-type="string" office:string-value="KYYSDKNVEVSK" calcext:value-type="string">
            <text:p>KYYSDKNVEVSK</text:p>
          </table:table-cell>
        </table:table-row>
        <table:table-row table:style-name="ro2">
          <table:table-cell office:value-type="string" calcext:value-type="string">
            <text:p>M(+15.99)VTTLVHMDAPK</text:p>
          </table:table-cell>
          <table:table-cell table:formula="of:=SUBSTITUTE(SUBSTITUTE([.A2109];&quot;(+15.99)&quot;;&quot;&quot;);&quot;(+57.02)&quot;;&quot;&quot;)" office:value-type="string" office:string-value="MVTTLVHMDAPK" calcext:value-type="string">
            <text:p>MVTTLVHMDAPK</text:p>
          </table:table-cell>
          <table:table-cell office:value-type="string" calcext:value-type="string">
            <text:p>QPAPQVGEVAQVGGPK</text:p>
          </table:table-cell>
          <table:table-cell table:formula="of:=SUBSTITUTE(SUBSTITUTE([.C2109];&quot;(+15.99)&quot;;&quot;&quot;);&quot;(+57.02)&quot;;&quot;&quot;)" office:value-type="string" office:string-value="QPAPQVGEVAQVGGPK" calcext:value-type="string">
            <text:p>QPAPQVGEVAQVGGPK</text:p>
          </table:table-cell>
        </table:table-row>
        <table:table-row table:style-name="ro2">
          <table:table-cell office:value-type="string" calcext:value-type="string">
            <text:p>MMSVM(+15.99)TWM(+15.99)YR</text:p>
          </table:table-cell>
          <table:table-cell table:formula="of:=SUBSTITUTE(SUBSTITUTE([.A2110];&quot;(+15.99)&quot;;&quot;&quot;);&quot;(+57.02)&quot;;&quot;&quot;)" office:value-type="string" office:string-value="MMSVMTWMYR" calcext:value-type="string">
            <text:p>MMSVMTWMYR</text:p>
          </table:table-cell>
          <table:table-cell office:value-type="string" calcext:value-type="string">
            <text:p>DDHC(+57.02)KQSGDPK</text:p>
          </table:table-cell>
          <table:table-cell table:formula="of:=SUBSTITUTE(SUBSTITUTE([.C2110];&quot;(+15.99)&quot;;&quot;&quot;);&quot;(+57.02)&quot;;&quot;&quot;)" office:value-type="string" office:string-value="DDHCKQSGDPK" calcext:value-type="string">
            <text:p>DDHCKQSGDPK</text:p>
          </table:table-cell>
        </table:table-row>
        <table:table-row table:style-name="ro2">
          <table:table-cell office:value-type="string" calcext:value-type="string">
            <text:p>AFFNLPVGDK</text:p>
          </table:table-cell>
          <table:table-cell table:formula="of:=SUBSTITUTE(SUBSTITUTE([.A2111];&quot;(+15.99)&quot;;&quot;&quot;);&quot;(+57.02)&quot;;&quot;&quot;)" office:value-type="string" office:string-value="AFFNLPVGDK" calcext:value-type="string">
            <text:p>AFFNLPVGDK</text:p>
          </table:table-cell>
          <table:table-cell office:value-type="string" calcext:value-type="string">
            <text:p>TLLQAMC(+57.02)TEAM(+15.99)R</text:p>
          </table:table-cell>
          <table:table-cell table:formula="of:=SUBSTITUTE(SUBSTITUTE([.C2111];&quot;(+15.99)&quot;;&quot;&quot;);&quot;(+57.02)&quot;;&quot;&quot;)" office:value-type="string" office:string-value="TLLQAMCTEAMR" calcext:value-type="string">
            <text:p>TLLQAMCTEAMR</text:p>
          </table:table-cell>
        </table:table-row>
        <table:table-row table:style-name="ro1">
          <table:table-cell office:value-type="string" calcext:value-type="string">
            <text:p>NDQYM(+15.99)QLFNMLEDEK</text:p>
          </table:table-cell>
          <table:table-cell table:formula="of:=SUBSTITUTE(SUBSTITUTE([.A2112];&quot;(+15.99)&quot;;&quot;&quot;);&quot;(+57.02)&quot;;&quot;&quot;)" office:value-type="string" office:string-value="NDQYMQLFNMLEDEK" calcext:value-type="string">
            <text:p>NDQYMQLFNMLEDEK</text:p>
          </table:table-cell>
          <table:table-cell office:value-type="string" calcext:value-type="string">
            <text:p>AFTGPFC(+57.02)HTDK</text:p>
          </table:table-cell>
          <table:table-cell table:formula="of:=SUBSTITUTE(SUBSTITUTE([.C2112];&quot;(+15.99)&quot;;&quot;&quot;);&quot;(+57.02)&quot;;&quot;&quot;)" office:value-type="string" office:string-value="AFTGPFCHTDK" calcext:value-type="string">
            <text:p>AFTGPFCHTDK</text:p>
          </table:table-cell>
        </table:table-row>
        <table:table-row table:style-name="ro1">
          <table:table-cell office:value-type="string" calcext:value-type="string">
            <text:p>GPVLAGGQLVR</text:p>
          </table:table-cell>
          <table:table-cell table:formula="of:=SUBSTITUTE(SUBSTITUTE([.A2113];&quot;(+15.99)&quot;;&quot;&quot;);&quot;(+57.02)&quot;;&quot;&quot;)" office:value-type="string" office:string-value="GPVLAGGQLVR" calcext:value-type="string">
            <text:p>GPVLAGGQLVR</text:p>
          </table:table-cell>
          <table:table-cell office:value-type="string" calcext:value-type="string">
            <text:p>TGYM(+15.99)VPLPNK</text:p>
          </table:table-cell>
          <table:table-cell table:formula="of:=SUBSTITUTE(SUBSTITUTE([.C2113];&quot;(+15.99)&quot;;&quot;&quot;);&quot;(+57.02)&quot;;&quot;&quot;)" office:value-type="string" office:string-value="TGYMVPLPNK" calcext:value-type="string">
            <text:p>TGYMVPLPNK</text:p>
          </table:table-cell>
        </table:table-row>
        <table:table-row table:style-name="ro2">
          <table:table-cell office:value-type="string" calcext:value-type="string">
            <text:p>GVGLVNHYDDMK</text:p>
          </table:table-cell>
          <table:table-cell table:formula="of:=SUBSTITUTE(SUBSTITUTE([.A2114];&quot;(+15.99)&quot;;&quot;&quot;);&quot;(+57.02)&quot;;&quot;&quot;)" office:value-type="string" office:string-value="GVGLVNHYDDMK" calcext:value-type="string">
            <text:p>GVGLVNHYDDMK</text:p>
          </table:table-cell>
          <table:table-cell office:value-type="string" calcext:value-type="string">
            <text:p>DDGNLNGTSQM(+15.99)TEPK</text:p>
          </table:table-cell>
          <table:table-cell table:formula="of:=SUBSTITUTE(SUBSTITUTE([.C2114];&quot;(+15.99)&quot;;&quot;&quot;);&quot;(+57.02)&quot;;&quot;&quot;)" office:value-type="string" office:string-value="DDGNLNGTSQMTEPK" calcext:value-type="string">
            <text:p>DDGNLNGTSQMTEPK</text:p>
          </table:table-cell>
        </table:table-row>
        <table:table-row table:style-name="ro2">
          <table:table-cell office:value-type="string" calcext:value-type="string">
            <text:p>TWM(+15.99)QLEALLALR</text:p>
          </table:table-cell>
          <table:table-cell table:formula="of:=SUBSTITUTE(SUBSTITUTE([.A2115];&quot;(+15.99)&quot;;&quot;&quot;);&quot;(+57.02)&quot;;&quot;&quot;)" office:value-type="string" office:string-value="TWMQLEALLALR" calcext:value-type="string">
            <text:p>TWMQLEALLALR</text:p>
          </table:table-cell>
          <table:table-cell office:value-type="string" calcext:value-type="string">
            <text:p>QWNVADLPEGAK</text:p>
          </table:table-cell>
          <table:table-cell table:formula="of:=SUBSTITUTE(SUBSTITUTE([.C2115];&quot;(+15.99)&quot;;&quot;&quot;);&quot;(+57.02)&quot;;&quot;&quot;)" office:value-type="string" office:string-value="QWNVADLPEGAK" calcext:value-type="string">
            <text:p>QWNVADLPEGAK</text:p>
          </table:table-cell>
        </table:table-row>
        <table:table-row table:style-name="ro3">
          <table:table-cell office:value-type="string" calcext:value-type="string">
            <text:p>EYAVLDEHHVVMLVQK</text:p>
          </table:table-cell>
          <table:table-cell table:formula="of:=SUBSTITUTE(SUBSTITUTE([.A2116];&quot;(+15.99)&quot;;&quot;&quot;);&quot;(+57.02)&quot;;&quot;&quot;)" office:value-type="string" office:string-value="EYAVLDEHHVVMLVQK" calcext:value-type="string">
            <text:p>EYAVLDEHHVVMLVQK</text:p>
          </table:table-cell>
          <table:table-cell office:value-type="string" calcext:value-type="string">
            <text:p>MFGRFWDNGEANLKGAMDWTTAK</text:p>
          </table:table-cell>
          <table:table-cell table:formula="of:=SUBSTITUTE(SUBSTITUTE([.C2116];&quot;(+15.99)&quot;;&quot;&quot;);&quot;(+57.02)&quot;;&quot;&quot;)" office:value-type="string" office:string-value="MFGRFWDNGEANLKGAMDWTTAK" calcext:value-type="string">
            <text:p>MFGRFWDNGEANLKGAMDWTTAK</text:p>
          </table:table-cell>
        </table:table-row>
        <table:table-row table:style-name="ro2">
          <table:table-cell office:value-type="string" calcext:value-type="string">
            <text:p>RWWNLTADHR</text:p>
          </table:table-cell>
          <table:table-cell table:formula="of:=SUBSTITUTE(SUBSTITUTE([.A2117];&quot;(+15.99)&quot;;&quot;&quot;);&quot;(+57.02)&quot;;&quot;&quot;)" office:value-type="string" office:string-value="RWWNLTADHR" calcext:value-type="string">
            <text:p>RWWNLTADHR</text:p>
          </table:table-cell>
          <table:table-cell office:value-type="string" calcext:value-type="string">
            <text:p>LVNVAADLRYPKLEQLK</text:p>
          </table:table-cell>
          <table:table-cell table:formula="of:=SUBSTITUTE(SUBSTITUTE([.C2117];&quot;(+15.99)&quot;;&quot;&quot;);&quot;(+57.02)&quot;;&quot;&quot;)" office:value-type="string" office:string-value="LVNVAADLRYPKLEQLK" calcext:value-type="string">
            <text:p>LVNVAADLRYPKLEQLK</text:p>
          </table:table-cell>
        </table:table-row>
        <table:table-row table:style-name="ro1">
          <table:table-cell office:value-type="string" calcext:value-type="string">
            <text:p>AYQLLTPVDAC(+57.02)TLAQK</text:p>
          </table:table-cell>
          <table:table-cell table:formula="of:=SUBSTITUTE(SUBSTITUTE([.A2118];&quot;(+15.99)&quot;;&quot;&quot;);&quot;(+57.02)&quot;;&quot;&quot;)" office:value-type="string" office:string-value="AYQLLTPVDACTLAQK" calcext:value-type="string">
            <text:p>AYQLLTPVDACTLAQK</text:p>
          </table:table-cell>
          <table:table-cell office:value-type="string" calcext:value-type="string">
            <text:p>SDDNPM(+15.99)LDDK</text:p>
          </table:table-cell>
          <table:table-cell table:formula="of:=SUBSTITUTE(SUBSTITUTE([.C2118];&quot;(+15.99)&quot;;&quot;&quot;);&quot;(+57.02)&quot;;&quot;&quot;)" office:value-type="string" office:string-value="SDDNPMLDDK" calcext:value-type="string">
            <text:p>SDDNPMLDDK</text:p>
          </table:table-cell>
        </table:table-row>
        <table:table-row table:style-name="ro1">
          <table:table-cell office:value-type="string" calcext:value-type="string">
            <text:p>EEDELETPLMLLNLELSR</text:p>
          </table:table-cell>
          <table:table-cell table:formula="of:=SUBSTITUTE(SUBSTITUTE([.A2119];&quot;(+15.99)&quot;;&quot;&quot;);&quot;(+57.02)&quot;;&quot;&quot;)" office:value-type="string" office:string-value="EEDELETPLMLLNLELSR" calcext:value-type="string">
            <text:p>EEDELETPLMLLNLELSR</text:p>
          </table:table-cell>
          <table:table-cell office:value-type="string" calcext:value-type="string">
            <text:p>LVQNQALTLQK</text:p>
          </table:table-cell>
          <table:table-cell table:formula="of:=SUBSTITUTE(SUBSTITUTE([.C2119];&quot;(+15.99)&quot;;&quot;&quot;);&quot;(+57.02)&quot;;&quot;&quot;)" office:value-type="string" office:string-value="LVQNQALTLQK" calcext:value-type="string">
            <text:p>LVQNQALTLQK</text:p>
          </table:table-cell>
        </table:table-row>
        <table:table-row table:style-name="ro1">
          <table:table-cell office:value-type="string" calcext:value-type="string">
            <text:p>VGLSALPSPTASQR</text:p>
          </table:table-cell>
          <table:table-cell table:formula="of:=SUBSTITUTE(SUBSTITUTE([.A2120];&quot;(+15.99)&quot;;&quot;&quot;);&quot;(+57.02)&quot;;&quot;&quot;)" office:value-type="string" office:string-value="VGLSALPSPTASQR" calcext:value-type="string">
            <text:p>VGLSALPSPTASQR</text:p>
          </table:table-cell>
          <table:table-cell office:value-type="string" calcext:value-type="string">
            <text:p>NLGPSANHK</text:p>
          </table:table-cell>
          <table:table-cell table:formula="of:=SUBSTITUTE(SUBSTITUTE([.C2120];&quot;(+15.99)&quot;;&quot;&quot;);&quot;(+57.02)&quot;;&quot;&quot;)" office:value-type="string" office:string-value="NLGPSANHK" calcext:value-type="string">
            <text:p>NLGPSANHK</text:p>
          </table:table-cell>
        </table:table-row>
        <table:table-row table:style-name="ro2">
          <table:table-cell office:value-type="string" calcext:value-type="string">
            <text:p>EEAGMDM(+15.99)LLNK</text:p>
          </table:table-cell>
          <table:table-cell table:formula="of:=SUBSTITUTE(SUBSTITUTE([.A2121];&quot;(+15.99)&quot;;&quot;&quot;);&quot;(+57.02)&quot;;&quot;&quot;)" office:value-type="string" office:string-value="EEAGMDMLLNK" calcext:value-type="string">
            <text:p>EEAGMDMLLNK</text:p>
          </table:table-cell>
          <table:table-cell office:value-type="string" calcext:value-type="string">
            <text:p>MQPDLLSWLEDTGR</text:p>
          </table:table-cell>
          <table:table-cell table:formula="of:=SUBSTITUTE(SUBSTITUTE([.C2121];&quot;(+15.99)&quot;;&quot;&quot;);&quot;(+57.02)&quot;;&quot;&quot;)" office:value-type="string" office:string-value="MQPDLLSWLEDTGR" calcext:value-type="string">
            <text:p>MQPDLLSWLEDTGR</text:p>
          </table:table-cell>
        </table:table-row>
        <table:table-row table:style-name="ro2">
          <table:table-cell office:value-type="string" calcext:value-type="string">
            <text:p>M(+15.99)QRDLC(+57.02)DKELVAWR</text:p>
          </table:table-cell>
          <table:table-cell table:formula="of:=SUBSTITUTE(SUBSTITUTE([.A2122];&quot;(+15.99)&quot;;&quot;&quot;);&quot;(+57.02)&quot;;&quot;&quot;)" office:value-type="string" office:string-value="MQRDLCDKELVAWR" calcext:value-type="string">
            <text:p>MQRDLCDKELVAWR</text:p>
          </table:table-cell>
          <table:table-cell office:value-type="string" calcext:value-type="string">
            <text:p>QHMGAELFC(+57.02)DPK</text:p>
          </table:table-cell>
          <table:table-cell table:formula="of:=SUBSTITUTE(SUBSTITUTE([.C2122];&quot;(+15.99)&quot;;&quot;&quot;);&quot;(+57.02)&quot;;&quot;&quot;)" office:value-type="string" office:string-value="QHMGAELFCDPK" calcext:value-type="string">
            <text:p>QHMGAELFCDPK</text:p>
          </table:table-cell>
        </table:table-row>
        <table:table-row table:style-name="ro2">
          <table:table-cell office:value-type="string" calcext:value-type="string">
            <text:p>C(+57.02)WC(+57.02)VLK</text:p>
          </table:table-cell>
          <table:table-cell table:formula="of:=SUBSTITUTE(SUBSTITUTE([.A2123];&quot;(+15.99)&quot;;&quot;&quot;);&quot;(+57.02)&quot;;&quot;&quot;)" office:value-type="string" office:string-value="CWCVLK" calcext:value-type="string">
            <text:p>CWCVLK</text:p>
          </table:table-cell>
          <table:table-cell office:value-type="string" calcext:value-type="string">
            <text:p>ESSHDQFLVYLELYK</text:p>
          </table:table-cell>
          <table:table-cell table:formula="of:=SUBSTITUTE(SUBSTITUTE([.C2123];&quot;(+15.99)&quot;;&quot;&quot;);&quot;(+57.02)&quot;;&quot;&quot;)" office:value-type="string" office:string-value="ESSHDQFLVYLELYK" calcext:value-type="string">
            <text:p>ESSHDQFLVYLELYK</text:p>
          </table:table-cell>
        </table:table-row>
        <table:table-row table:style-name="ro1">
          <table:table-cell office:value-type="string" calcext:value-type="string">
            <text:p>QQVPVLEQLAK</text:p>
          </table:table-cell>
          <table:table-cell table:formula="of:=SUBSTITUTE(SUBSTITUTE([.A2124];&quot;(+15.99)&quot;;&quot;&quot;);&quot;(+57.02)&quot;;&quot;&quot;)" office:value-type="string" office:string-value="QQVPVLEQLAK" calcext:value-type="string">
            <text:p>QQVPVLEQLAK</text:p>
          </table:table-cell>
          <table:table-cell office:value-type="string" calcext:value-type="string">
            <text:p>TGNGELNTLPK</text:p>
          </table:table-cell>
          <table:table-cell table:formula="of:=SUBSTITUTE(SUBSTITUTE([.C2124];&quot;(+15.99)&quot;;&quot;&quot;);&quot;(+57.02)&quot;;&quot;&quot;)" office:value-type="string" office:string-value="TGNGELNTLPK" calcext:value-type="string">
            <text:p>TGNGELNTLPK</text:p>
          </table:table-cell>
        </table:table-row>
        <table:table-row table:style-name="ro2">
          <table:table-cell office:value-type="string" calcext:value-type="string">
            <text:p>QDDC(+57.02)LSALGHSDNK</text:p>
          </table:table-cell>
          <table:table-cell table:formula="of:=SUBSTITUTE(SUBSTITUTE([.A2125];&quot;(+15.99)&quot;;&quot;&quot;);&quot;(+57.02)&quot;;&quot;&quot;)" office:value-type="string" office:string-value="QDDCLSALGHSDNK" calcext:value-type="string">
            <text:p>QDDCLSALGHSDNK</text:p>
          </table:table-cell>
          <table:table-cell office:value-type="string" calcext:value-type="string">
            <text:p>LC(+57.02)EPNVADTLLKK</text:p>
          </table:table-cell>
          <table:table-cell table:formula="of:=SUBSTITUTE(SUBSTITUTE([.C2125];&quot;(+15.99)&quot;;&quot;&quot;);&quot;(+57.02)&quot;;&quot;&quot;)" office:value-type="string" office:string-value="LCEPNVADTLLKK" calcext:value-type="string">
            <text:p>LCEPNVADTLLKK</text:p>
          </table:table-cell>
        </table:table-row>
        <table:table-row table:style-name="ro2">
          <table:table-cell office:value-type="string" calcext:value-type="string">
            <text:p>C(+57.02)ENLRLYLEK</text:p>
          </table:table-cell>
          <table:table-cell table:formula="of:=SUBSTITUTE(SUBSTITUTE([.A2126];&quot;(+15.99)&quot;;&quot;&quot;);&quot;(+57.02)&quot;;&quot;&quot;)" office:value-type="string" office:string-value="CENLRLYLEK" calcext:value-type="string">
            <text:p>CENLRLYLEK</text:p>
          </table:table-cell>
          <table:table-cell office:value-type="string" calcext:value-type="string">
            <text:p>WRMWAKAEELTTMVEK</text:p>
          </table:table-cell>
          <table:table-cell table:formula="of:=SUBSTITUTE(SUBSTITUTE([.C2126];&quot;(+15.99)&quot;;&quot;&quot;);&quot;(+57.02)&quot;;&quot;&quot;)" office:value-type="string" office:string-value="WRMWAKAEELTTMVEK" calcext:value-type="string">
            <text:p>WRMWAKAEELTTMVEK</text:p>
          </table:table-cell>
        </table:table-row>
        <table:table-row table:style-name="ro2">
          <table:table-cell office:value-type="string" calcext:value-type="string">
            <text:p>EVNDLNLDVPLYM(+15.99)K</text:p>
          </table:table-cell>
          <table:table-cell table:formula="of:=SUBSTITUTE(SUBSTITUTE([.A2127];&quot;(+15.99)&quot;;&quot;&quot;);&quot;(+57.02)&quot;;&quot;&quot;)" office:value-type="string" office:string-value="EVNDLNLDVPLYMK" calcext:value-type="string">
            <text:p>EVNDLNLDVPLYMK</text:p>
          </table:table-cell>
          <table:table-cell office:value-type="string" calcext:value-type="string">
            <text:p>QWQDLVGGLQLR</text:p>
          </table:table-cell>
          <table:table-cell table:formula="of:=SUBSTITUTE(SUBSTITUTE([.C2127];&quot;(+15.99)&quot;;&quot;&quot;);&quot;(+57.02)&quot;;&quot;&quot;)" office:value-type="string" office:string-value="QWQDLVGGLQLR" calcext:value-type="string">
            <text:p>QWQDLVGGLQLR</text:p>
          </table:table-cell>
        </table:table-row>
        <table:table-row table:style-name="ro2">
          <table:table-cell office:value-type="string" calcext:value-type="string">
            <text:p>NEEM(+15.99)YRLELAR</text:p>
          </table:table-cell>
          <table:table-cell table:formula="of:=SUBSTITUTE(SUBSTITUTE([.A2128];&quot;(+15.99)&quot;;&quot;&quot;);&quot;(+57.02)&quot;;&quot;&quot;)" office:value-type="string" office:string-value="NEEMYRLELAR" calcext:value-type="string">
            <text:p>NEEMYRLELAR</text:p>
          </table:table-cell>
          <table:table-cell office:value-type="string" calcext:value-type="string">
            <text:p>WDM(+15.99)EHVVQADLQR</text:p>
          </table:table-cell>
          <table:table-cell table:formula="of:=SUBSTITUTE(SUBSTITUTE([.C2128];&quot;(+15.99)&quot;;&quot;&quot;);&quot;(+57.02)&quot;;&quot;&quot;)" office:value-type="string" office:string-value="WDMEHVVQADLQR" calcext:value-type="string">
            <text:p>WDMEHVVQADLQR</text:p>
          </table:table-cell>
        </table:table-row>
        <table:table-row table:style-name="ro1">
          <table:table-cell office:value-type="string" calcext:value-type="string">
            <text:p>DPEQYANRPDK</text:p>
          </table:table-cell>
          <table:table-cell table:formula="of:=SUBSTITUTE(SUBSTITUTE([.A2129];&quot;(+15.99)&quot;;&quot;&quot;);&quot;(+57.02)&quot;;&quot;&quot;)" office:value-type="string" office:string-value="DPEQYANRPDK" calcext:value-type="string">
            <text:p>DPEQYANRPDK</text:p>
          </table:table-cell>
          <table:table-cell office:value-type="string" calcext:value-type="string">
            <text:p>EC(+57.02)ADLVYYSEK</text:p>
          </table:table-cell>
          <table:table-cell table:formula="of:=SUBSTITUTE(SUBSTITUTE([.C2129];&quot;(+15.99)&quot;;&quot;&quot;);&quot;(+57.02)&quot;;&quot;&quot;)" office:value-type="string" office:string-value="ECADLVYYSEK" calcext:value-type="string">
            <text:p>ECADLVYYSEK</text:p>
          </table:table-cell>
        </table:table-row>
        <table:table-row table:style-name="ro2">
          <table:table-cell office:value-type="string" calcext:value-type="string">
            <text:p>KMLEDMAVLTNGQLLTEDAGLK</text:p>
          </table:table-cell>
          <table:table-cell table:formula="of:=SUBSTITUTE(SUBSTITUTE([.A2130];&quot;(+15.99)&quot;;&quot;&quot;);&quot;(+57.02)&quot;;&quot;&quot;)" office:value-type="string" office:string-value="KMLEDMAVLTNGQLLTEDAGLK" calcext:value-type="string">
            <text:p>KMLEDMAVLTNGQLLTEDAGLK</text:p>
          </table:table-cell>
          <table:table-cell office:value-type="string" calcext:value-type="string">
            <text:p>NGFLWDGDVLREFDK</text:p>
          </table:table-cell>
          <table:table-cell table:formula="of:=SUBSTITUTE(SUBSTITUTE([.C2130];&quot;(+15.99)&quot;;&quot;&quot;);&quot;(+57.02)&quot;;&quot;&quot;)" office:value-type="string" office:string-value="NGFLWDGDVLREFDK" calcext:value-type="string">
            <text:p>NGFLWDGDVLREFDK</text:p>
          </table:table-cell>
        </table:table-row>
        <table:table-row table:style-name="ro2">
          <table:table-cell office:value-type="string" calcext:value-type="string">
            <text:p>WMWTEFPATK</text:p>
          </table:table-cell>
          <table:table-cell table:formula="of:=SUBSTITUTE(SUBSTITUTE([.A2131];&quot;(+15.99)&quot;;&quot;&quot;);&quot;(+57.02)&quot;;&quot;&quot;)" office:value-type="string" office:string-value="WMWTEFPATK" calcext:value-type="string">
            <text:p>WMWTEFPATK</text:p>
          </table:table-cell>
          <table:table-cell office:value-type="string" calcext:value-type="string">
            <text:p>GPLANSSNQLQLM(+15.99)ALK</text:p>
          </table:table-cell>
          <table:table-cell table:formula="of:=SUBSTITUTE(SUBSTITUTE([.C2131];&quot;(+15.99)&quot;;&quot;&quot;);&quot;(+57.02)&quot;;&quot;&quot;)" office:value-type="string" office:string-value="GPLANSSNQLQLMALK" calcext:value-type="string">
            <text:p>GPLANSSNQLQLMALK</text:p>
          </table:table-cell>
        </table:table-row>
        <table:table-row table:style-name="ro2">
          <table:table-cell office:value-type="string" calcext:value-type="string">
            <text:p>VQDVAM(+15.99)NGQSK</text:p>
          </table:table-cell>
          <table:table-cell table:formula="of:=SUBSTITUTE(SUBSTITUTE([.A2132];&quot;(+15.99)&quot;;&quot;&quot;);&quot;(+57.02)&quot;;&quot;&quot;)" office:value-type="string" office:string-value="VQDVAMNGQSK" calcext:value-type="string">
            <text:p>VQDVAMNGQSK</text:p>
          </table:table-cell>
          <table:table-cell office:value-type="string" calcext:value-type="string">
            <text:p>C(+57.02)SSVSTVVGLVAAR</text:p>
          </table:table-cell>
          <table:table-cell table:formula="of:=SUBSTITUTE(SUBSTITUTE([.C2132];&quot;(+15.99)&quot;;&quot;&quot;);&quot;(+57.02)&quot;;&quot;&quot;)" office:value-type="string" office:string-value="CSSVSTVVGLVAAR" calcext:value-type="string">
            <text:p>CSSVSTVVGLVAAR</text:p>
          </table:table-cell>
        </table:table-row>
        <table:table-row table:style-name="ro2">
          <table:table-cell office:value-type="string" calcext:value-type="string">
            <text:p>TM(+15.99)SGEAEELR</text:p>
          </table:table-cell>
          <table:table-cell table:formula="of:=SUBSTITUTE(SUBSTITUTE([.A2133];&quot;(+15.99)&quot;;&quot;&quot;);&quot;(+57.02)&quot;;&quot;&quot;)" office:value-type="string" office:string-value="TMSGEAEELR" calcext:value-type="string">
            <text:p>TMSGEAEELR</text:p>
          </table:table-cell>
          <table:table-cell office:value-type="string" calcext:value-type="string">
            <text:p>QYLLMLEDDYPR</text:p>
          </table:table-cell>
          <table:table-cell table:formula="of:=SUBSTITUTE(SUBSTITUTE([.C2133];&quot;(+15.99)&quot;;&quot;&quot;);&quot;(+57.02)&quot;;&quot;&quot;)" office:value-type="string" office:string-value="QYLLMLEDDYPR" calcext:value-type="string">
            <text:p>QYLLMLEDDYPR</text:p>
          </table:table-cell>
        </table:table-row>
        <table:table-row table:style-name="ro2">
          <table:table-cell office:value-type="string" calcext:value-type="string">
            <text:p>FYFELLGANLVEASLTSRQQK</text:p>
          </table:table-cell>
          <table:table-cell table:formula="of:=SUBSTITUTE(SUBSTITUTE([.A2134];&quot;(+15.99)&quot;;&quot;&quot;);&quot;(+57.02)&quot;;&quot;&quot;)" office:value-type="string" office:string-value="FYFELLGANLVEASLTSRQQK" calcext:value-type="string">
            <text:p>FYFELLGANLVEASLTSRQQK</text:p>
          </table:table-cell>
          <table:table-cell office:value-type="string" calcext:value-type="string">
            <text:p>WMNC(+57.02)PTLAATYAPFK</text:p>
          </table:table-cell>
          <table:table-cell table:formula="of:=SUBSTITUTE(SUBSTITUTE([.C2134];&quot;(+15.99)&quot;;&quot;&quot;);&quot;(+57.02)&quot;;&quot;&quot;)" office:value-type="string" office:string-value="WMNCPTLAATYAPFK" calcext:value-type="string">
            <text:p>WMNCPTLAATYAPFK</text:p>
          </table:table-cell>
        </table:table-row>
        <table:table-row table:style-name="ro2">
          <table:table-cell office:value-type="string" calcext:value-type="string">
            <text:p>RYEFLENASNQELEDEKGK</text:p>
          </table:table-cell>
          <table:table-cell table:formula="of:=SUBSTITUTE(SUBSTITUTE([.A2135];&quot;(+15.99)&quot;;&quot;&quot;);&quot;(+57.02)&quot;;&quot;&quot;)" office:value-type="string" office:string-value="RYEFLENASNQELEDEKGK" calcext:value-type="string">
            <text:p>RYEFLENASNQELEDEKGK</text:p>
          </table:table-cell>
          <table:table-cell office:value-type="string" calcext:value-type="string">
            <text:p>M(+15.99)SDFGQTNDSK</text:p>
          </table:table-cell>
          <table:table-cell table:formula="of:=SUBSTITUTE(SUBSTITUTE([.C2135];&quot;(+15.99)&quot;;&quot;&quot;);&quot;(+57.02)&quot;;&quot;&quot;)" office:value-type="string" office:string-value="MSDFGQTNDSK" calcext:value-type="string">
            <text:p>MSDFGQTNDSK</text:p>
          </table:table-cell>
        </table:table-row>
        <table:table-row table:style-name="ro2">
          <table:table-cell office:value-type="string" calcext:value-type="string">
            <text:p>RRNEYEVTEGMR</text:p>
          </table:table-cell>
          <table:table-cell table:formula="of:=SUBSTITUTE(SUBSTITUTE([.A2136];&quot;(+15.99)&quot;;&quot;&quot;);&quot;(+57.02)&quot;;&quot;&quot;)" office:value-type="string" office:string-value="RRNEYEVTEGMR" calcext:value-type="string">
            <text:p>RRNEYEVTEGMR</text:p>
          </table:table-cell>
          <table:table-cell office:value-type="string" calcext:value-type="string">
            <text:p>EMTVVSEQLWMALSLK</text:p>
          </table:table-cell>
          <table:table-cell table:formula="of:=SUBSTITUTE(SUBSTITUTE([.C2136];&quot;(+15.99)&quot;;&quot;&quot;);&quot;(+57.02)&quot;;&quot;&quot;)" office:value-type="string" office:string-value="EMTVVSEQLWMALSLK" calcext:value-type="string">
            <text:p>EMTVVSEQLWMALSLK</text:p>
          </table:table-cell>
        </table:table-row>
        <table:table-row table:style-name="ro2">
          <table:table-cell office:value-type="string" calcext:value-type="string">
            <text:p>TWRQPLNPHK</text:p>
          </table:table-cell>
          <table:table-cell table:formula="of:=SUBSTITUTE(SUBSTITUTE([.A2137];&quot;(+15.99)&quot;;&quot;&quot;);&quot;(+57.02)&quot;;&quot;&quot;)" office:value-type="string" office:string-value="TWRQPLNPHK" calcext:value-type="string">
            <text:p>TWRQPLNPHK</text:p>
          </table:table-cell>
          <table:table-cell office:value-type="string" calcext:value-type="string">
            <text:p>NVVVM(+15.99)GHHLAER</text:p>
          </table:table-cell>
          <table:table-cell table:formula="of:=SUBSTITUTE(SUBSTITUTE([.C2137];&quot;(+15.99)&quot;;&quot;&quot;);&quot;(+57.02)&quot;;&quot;&quot;)" office:value-type="string" office:string-value="NVVVMGHHLAER" calcext:value-type="string">
            <text:p>NVVVMGHHLAER</text:p>
          </table:table-cell>
        </table:table-row>
        <table:table-row table:style-name="ro2">
          <table:table-cell office:value-type="string" calcext:value-type="string">
            <text:p>TM(+15.99)RFGC(+57.02)MLSER</text:p>
          </table:table-cell>
          <table:table-cell table:formula="of:=SUBSTITUTE(SUBSTITUTE([.A2138];&quot;(+15.99)&quot;;&quot;&quot;);&quot;(+57.02)&quot;;&quot;&quot;)" office:value-type="string" office:string-value="TMRFGCMLSER" calcext:value-type="string">
            <text:p>TMRFGCMLSER</text:p>
          </table:table-cell>
          <table:table-cell office:value-type="string" calcext:value-type="string">
            <text:p>HC(+57.02)WLC(+57.02)PVALEKAPK</text:p>
          </table:table-cell>
          <table:table-cell table:formula="of:=SUBSTITUTE(SUBSTITUTE([.C2138];&quot;(+15.99)&quot;;&quot;&quot;);&quot;(+57.02)&quot;;&quot;&quot;)" office:value-type="string" office:string-value="HCWLCPVALEKAPK" calcext:value-type="string">
            <text:p>HCWLCPVALEKAPK</text:p>
          </table:table-cell>
        </table:table-row>
        <table:table-row table:style-name="ro1">
          <table:table-cell office:value-type="string" calcext:value-type="string">
            <text:p>EVQC(+57.02)EC(+57.02)NDVLANNLK</text:p>
          </table:table-cell>
          <table:table-cell table:formula="of:=SUBSTITUTE(SUBSTITUTE([.A2139];&quot;(+15.99)&quot;;&quot;&quot;);&quot;(+57.02)&quot;;&quot;&quot;)" office:value-type="string" office:string-value="EVQCECNDVLANNLK" calcext:value-type="string">
            <text:p>EVQCECNDVLANNLK</text:p>
          </table:table-cell>
          <table:table-cell office:value-type="string" calcext:value-type="string">
            <text:p>RC(+57.02)HHVYTLGR</text:p>
          </table:table-cell>
          <table:table-cell table:formula="of:=SUBSTITUTE(SUBSTITUTE([.C2139];&quot;(+15.99)&quot;;&quot;&quot;);&quot;(+57.02)&quot;;&quot;&quot;)" office:value-type="string" office:string-value="RCHHVYTLGR" calcext:value-type="string">
            <text:p>RCHHVYTLGR</text:p>
          </table:table-cell>
        </table:table-row>
        <table:table-row table:style-name="ro2">
          <table:table-cell office:value-type="string" calcext:value-type="string">
            <text:p>LLDEGSSAGDNVAVLLR</text:p>
          </table:table-cell>
          <table:table-cell table:formula="of:=SUBSTITUTE(SUBSTITUTE([.A2140];&quot;(+15.99)&quot;;&quot;&quot;);&quot;(+57.02)&quot;;&quot;&quot;)" office:value-type="string" office:string-value="LLDEGSSAGDNVAVLLR" calcext:value-type="string">
            <text:p>LLDEGSSAGDNVAVLLR</text:p>
          </table:table-cell>
          <table:table-cell office:value-type="string" calcext:value-type="string">
            <text:p>FSQSELENTYNLLK</text:p>
          </table:table-cell>
          <table:table-cell table:formula="of:=SUBSTITUTE(SUBSTITUTE([.C2140];&quot;(+15.99)&quot;;&quot;&quot;);&quot;(+57.02)&quot;;&quot;&quot;)" office:value-type="string" office:string-value="FSQSELENTYNLLK" calcext:value-type="string">
            <text:p>FSQSELENTYNLLK</text:p>
          </table:table-cell>
        </table:table-row>
        <table:table-row table:style-name="ro1">
          <table:table-cell office:value-type="string" calcext:value-type="string">
            <text:p>LLGDPLVPK</text:p>
          </table:table-cell>
          <table:table-cell table:formula="of:=SUBSTITUTE(SUBSTITUTE([.A2141];&quot;(+15.99)&quot;;&quot;&quot;);&quot;(+57.02)&quot;;&quot;&quot;)" office:value-type="string" office:string-value="LLGDPLVPK" calcext:value-type="string">
            <text:p>LLGDPLVPK</text:p>
          </table:table-cell>
          <table:table-cell office:value-type="string" calcext:value-type="string">
            <text:p>FAFNLPVGDK</text:p>
          </table:table-cell>
          <table:table-cell table:formula="of:=SUBSTITUTE(SUBSTITUTE([.C2141];&quot;(+15.99)&quot;;&quot;&quot;);&quot;(+57.02)&quot;;&quot;&quot;)" office:value-type="string" office:string-value="FAFNLPVGDK" calcext:value-type="string">
            <text:p>FAFNLPVGDK</text:p>
          </table:table-cell>
        </table:table-row>
        <table:table-row table:style-name="ro2">
          <table:table-cell office:value-type="string" calcext:value-type="string">
            <text:p>LVDKNSEPVLVR</text:p>
          </table:table-cell>
          <table:table-cell table:formula="of:=SUBSTITUTE(SUBSTITUTE([.A2142];&quot;(+15.99)&quot;;&quot;&quot;);&quot;(+57.02)&quot;;&quot;&quot;)" office:value-type="string" office:string-value="LVDKNSEPVLVR" calcext:value-type="string">
            <text:p>LVDKNSEPVLVR</text:p>
          </table:table-cell>
          <table:table-cell office:value-type="string" calcext:value-type="string">
            <text:p>C(+57.02)VEVLDEHHVLLTDKK</text:p>
          </table:table-cell>
          <table:table-cell table:formula="of:=SUBSTITUTE(SUBSTITUTE([.C2142];&quot;(+15.99)&quot;;&quot;&quot;);&quot;(+57.02)&quot;;&quot;&quot;)" office:value-type="string" office:string-value="CVEVLDEHHVLLTDKK" calcext:value-type="string">
            <text:p>CVEVLDEHHVLLTDKK</text:p>
          </table:table-cell>
        </table:table-row>
        <table:table-row table:style-name="ro2">
          <table:table-cell office:value-type="string" calcext:value-type="string">
            <text:p>FGLVGLVAGQPVSK</text:p>
          </table:table-cell>
          <table:table-cell table:formula="of:=SUBSTITUTE(SUBSTITUTE([.A2143];&quot;(+15.99)&quot;;&quot;&quot;);&quot;(+57.02)&quot;;&quot;&quot;)" office:value-type="string" office:string-value="FGLVGLVAGQPVSK" calcext:value-type="string">
            <text:p>FGLVGLVAGQPVSK</text:p>
          </table:table-cell>
          <table:table-cell office:value-type="string" calcext:value-type="string">
            <text:p>YQVM(+15.99)LNGGGYPVVAVANR</text:p>
          </table:table-cell>
          <table:table-cell table:formula="of:=SUBSTITUTE(SUBSTITUTE([.C2143];&quot;(+15.99)&quot;;&quot;&quot;);&quot;(+57.02)&quot;;&quot;&quot;)" office:value-type="string" office:string-value="YQVMLNGGGYPVVAVANR" calcext:value-type="string">
            <text:p>YQVMLNGGGYPVVAVANR</text:p>
          </table:table-cell>
        </table:table-row>
        <table:table-row table:style-name="ro1">
          <table:table-cell office:value-type="string" calcext:value-type="string">
            <text:p>QLDNPMWGLVPK</text:p>
          </table:table-cell>
          <table:table-cell table:formula="of:=SUBSTITUTE(SUBSTITUTE([.A2144];&quot;(+15.99)&quot;;&quot;&quot;);&quot;(+57.02)&quot;;&quot;&quot;)" office:value-type="string" office:string-value="QLDNPMWGLVPK" calcext:value-type="string">
            <text:p>QLDNPMWGLVPK</text:p>
          </table:table-cell>
          <table:table-cell office:value-type="string" calcext:value-type="string">
            <text:p>DPNPNLYEVLK</text:p>
          </table:table-cell>
          <table:table-cell table:formula="of:=SUBSTITUTE(SUBSTITUTE([.C2144];&quot;(+15.99)&quot;;&quot;&quot;);&quot;(+57.02)&quot;;&quot;&quot;)" office:value-type="string" office:string-value="DPNPNLYEVLK" calcext:value-type="string">
            <text:p>DPNPNLYEVLK</text:p>
          </table:table-cell>
        </table:table-row>
        <table:table-row table:style-name="ro1">
          <table:table-cell office:value-type="string" calcext:value-type="string">
            <text:p>FFFTAMPELK</text:p>
          </table:table-cell>
          <table:table-cell table:formula="of:=SUBSTITUTE(SUBSTITUTE([.A2145];&quot;(+15.99)&quot;;&quot;&quot;);&quot;(+57.02)&quot;;&quot;&quot;)" office:value-type="string" office:string-value="FFFTAMPELK" calcext:value-type="string">
            <text:p>FFFTAMPELK</text:p>
          </table:table-cell>
          <table:table-cell office:value-type="string" calcext:value-type="string">
            <text:p>AALATPANK</text:p>
          </table:table-cell>
          <table:table-cell table:formula="of:=SUBSTITUTE(SUBSTITUTE([.C2145];&quot;(+15.99)&quot;;&quot;&quot;);&quot;(+57.02)&quot;;&quot;&quot;)" office:value-type="string" office:string-value="AALATPANK" calcext:value-type="string">
            <text:p>AALATPANK</text:p>
          </table:table-cell>
        </table:table-row>
        <table:table-row table:style-name="ro2">
          <table:table-cell office:value-type="string" calcext:value-type="string">
            <text:p>RWFLC(+57.02)AEQEPR</text:p>
          </table:table-cell>
          <table:table-cell table:formula="of:=SUBSTITUTE(SUBSTITUTE([.A2146];&quot;(+15.99)&quot;;&quot;&quot;);&quot;(+57.02)&quot;;&quot;&quot;)" office:value-type="string" office:string-value="RWFLCAEQEPR" calcext:value-type="string">
            <text:p>RWFLCAEQEPR</text:p>
          </table:table-cell>
          <table:table-cell office:value-type="string" calcext:value-type="string">
            <text:p>WDQKRWLPDEFQK</text:p>
          </table:table-cell>
          <table:table-cell table:formula="of:=SUBSTITUTE(SUBSTITUTE([.C2146];&quot;(+15.99)&quot;;&quot;&quot;);&quot;(+57.02)&quot;;&quot;&quot;)" office:value-type="string" office:string-value="WDQKRWLPDEFQK" calcext:value-type="string">
            <text:p>WDQKRWLPDEFQK</text:p>
          </table:table-cell>
        </table:table-row>
        <table:table-row table:style-name="ro2">
          <table:table-cell office:value-type="string" calcext:value-type="string">
            <text:p>RQPQFHC(+57.02)GNWSDLFK</text:p>
          </table:table-cell>
          <table:table-cell table:formula="of:=SUBSTITUTE(SUBSTITUTE([.A2147];&quot;(+15.99)&quot;;&quot;&quot;);&quot;(+57.02)&quot;;&quot;&quot;)" office:value-type="string" office:string-value="RQPQFHCGNWSDLFK" calcext:value-type="string">
            <text:p>RQPQFHCGNWSDLFK</text:p>
          </table:table-cell>
          <table:table-cell office:value-type="string" calcext:value-type="string">
            <text:p>NYESPGLALGMLETR</text:p>
          </table:table-cell>
          <table:table-cell table:formula="of:=SUBSTITUTE(SUBSTITUTE([.C2147];&quot;(+15.99)&quot;;&quot;&quot;);&quot;(+57.02)&quot;;&quot;&quot;)" office:value-type="string" office:string-value="NYESPGLALGMLETR" calcext:value-type="string">
            <text:p>NYESPGLALGMLETR</text:p>
          </table:table-cell>
        </table:table-row>
        <table:table-row table:style-name="ro2">
          <table:table-cell office:value-type="string" calcext:value-type="string">
            <text:p>LQNVGRDGTPGLGK</text:p>
          </table:table-cell>
          <table:table-cell table:formula="of:=SUBSTITUTE(SUBSTITUTE([.A2148];&quot;(+15.99)&quot;;&quot;&quot;);&quot;(+57.02)&quot;;&quot;&quot;)" office:value-type="string" office:string-value="LQNVGRDGTPGLGK" calcext:value-type="string">
            <text:p>LQNVGRDGTPGLGK</text:p>
          </table:table-cell>
          <table:table-cell office:value-type="string" calcext:value-type="string">
            <text:p>ATETMGLALSWTHK</text:p>
          </table:table-cell>
          <table:table-cell table:formula="of:=SUBSTITUTE(SUBSTITUTE([.C2148];&quot;(+15.99)&quot;;&quot;&quot;);&quot;(+57.02)&quot;;&quot;&quot;)" office:value-type="string" office:string-value="ATETMGLALSWTHK" calcext:value-type="string">
            <text:p>ATETMGLALSWTHK</text:p>
          </table:table-cell>
        </table:table-row>
        <table:table-row table:style-name="ro1">
          <table:table-cell office:value-type="string" calcext:value-type="string">
            <text:p>GWLLHGDK</text:p>
          </table:table-cell>
          <table:table-cell table:formula="of:=SUBSTITUTE(SUBSTITUTE([.A2149];&quot;(+15.99)&quot;;&quot;&quot;);&quot;(+57.02)&quot;;&quot;&quot;)" office:value-type="string" office:string-value="GWLLHGDK" calcext:value-type="string">
            <text:p>GWLLHGDK</text:p>
          </table:table-cell>
          <table:table-cell office:value-type="string" calcext:value-type="string">
            <text:p>MPWVNQYLDK</text:p>
          </table:table-cell>
          <table:table-cell table:formula="of:=SUBSTITUTE(SUBSTITUTE([.C2149];&quot;(+15.99)&quot;;&quot;&quot;);&quot;(+57.02)&quot;;&quot;&quot;)" office:value-type="string" office:string-value="MPWVNQYLDK" calcext:value-type="string">
            <text:p>MPWVNQYLDK</text:p>
          </table:table-cell>
        </table:table-row>
        <table:table-row table:style-name="ro2">
          <table:table-cell office:value-type="string" calcext:value-type="string">
            <text:p>NNLPEHVPK</text:p>
          </table:table-cell>
          <table:table-cell table:formula="of:=SUBSTITUTE(SUBSTITUTE([.A2150];&quot;(+15.99)&quot;;&quot;&quot;);&quot;(+57.02)&quot;;&quot;&quot;)" office:value-type="string" office:string-value="NNLPEHVPK" calcext:value-type="string">
            <text:p>NNLPEHVPK</text:p>
          </table:table-cell>
          <table:table-cell office:value-type="string" calcext:value-type="string">
            <text:p>ALTGLNAESVAVTLGPK</text:p>
          </table:table-cell>
          <table:table-cell table:formula="of:=SUBSTITUTE(SUBSTITUTE([.C2150];&quot;(+15.99)&quot;;&quot;&quot;);&quot;(+57.02)&quot;;&quot;&quot;)" office:value-type="string" office:string-value="ALTGLNAESVAVTLGPK" calcext:value-type="string">
            <text:p>ALTGLNAESVAVTLGPK</text:p>
          </table:table-cell>
        </table:table-row>
        <table:table-row table:style-name="ro1">
          <table:table-cell office:value-type="string" calcext:value-type="string">
            <text:p>QC(+57.02)LRLVFPEPAALNK</text:p>
          </table:table-cell>
          <table:table-cell table:formula="of:=SUBSTITUTE(SUBSTITUTE([.A2151];&quot;(+15.99)&quot;;&quot;&quot;);&quot;(+57.02)&quot;;&quot;&quot;)" office:value-type="string" office:string-value="QCLRLVFPEPAALNK" calcext:value-type="string">
            <text:p>QCLRLVFPEPAALNK</text:p>
          </table:table-cell>
          <table:table-cell office:value-type="string" calcext:value-type="string">
            <text:p>LMLLYVDRGNK</text:p>
          </table:table-cell>
          <table:table-cell table:formula="of:=SUBSTITUTE(SUBSTITUTE([.C2151];&quot;(+15.99)&quot;;&quot;&quot;);&quot;(+57.02)&quot;;&quot;&quot;)" office:value-type="string" office:string-value="LMLLYVDRGNK" calcext:value-type="string">
            <text:p>LMLLYVDRGNK</text:p>
          </table:table-cell>
        </table:table-row>
        <table:table-row table:style-name="ro2">
          <table:table-cell office:value-type="string" calcext:value-type="string">
            <text:p>C(+57.02)LENVSDSSATNR</text:p>
          </table:table-cell>
          <table:table-cell table:formula="of:=SUBSTITUTE(SUBSTITUTE([.A2152];&quot;(+15.99)&quot;;&quot;&quot;);&quot;(+57.02)&quot;;&quot;&quot;)" office:value-type="string" office:string-value="CLENVSDSSATNR" calcext:value-type="string">
            <text:p>CLENVSDSSATNR</text:p>
          </table:table-cell>
          <table:table-cell office:value-type="string" calcext:value-type="string">
            <text:p>GDDLLATHVAVTLGPK</text:p>
          </table:table-cell>
          <table:table-cell table:formula="of:=SUBSTITUTE(SUBSTITUTE([.C2152];&quot;(+15.99)&quot;;&quot;&quot;);&quot;(+57.02)&quot;;&quot;&quot;)" office:value-type="string" office:string-value="GDDLLATHVAVTLGPK" calcext:value-type="string">
            <text:p>GDDLLATHVAVTLGPK</text:p>
          </table:table-cell>
        </table:table-row>
        <table:table-row table:style-name="ro2">
          <table:table-cell office:value-type="string" calcext:value-type="string">
            <text:p>EQNVLLSWLEDTGR</text:p>
          </table:table-cell>
          <table:table-cell table:formula="of:=SUBSTITUTE(SUBSTITUTE([.A2153];&quot;(+15.99)&quot;;&quot;&quot;);&quot;(+57.02)&quot;;&quot;&quot;)" office:value-type="string" office:string-value="EQNVLLSWLEDTGR" calcext:value-type="string">
            <text:p>EQNVLLSWLEDTGR</text:p>
          </table:table-cell>
          <table:table-cell office:value-type="string" calcext:value-type="string">
            <text:p>VAPAETVSTVKAMAHK</text:p>
          </table:table-cell>
          <table:table-cell table:formula="of:=SUBSTITUTE(SUBSTITUTE([.C2153];&quot;(+15.99)&quot;;&quot;&quot;);&quot;(+57.02)&quot;;&quot;&quot;)" office:value-type="string" office:string-value="VAPAETVSTVKAMAHK" calcext:value-type="string">
            <text:p>VAPAETVSTVKAMAHK</text:p>
          </table:table-cell>
        </table:table-row>
        <table:table-row table:style-name="ro2">
          <table:table-cell office:value-type="string" calcext:value-type="string">
            <text:p>KEC(+57.02)YGNPDTTYGWWAGNSRANR</text:p>
          </table:table-cell>
          <table:table-cell table:formula="of:=SUBSTITUTE(SUBSTITUTE([.A2154];&quot;(+15.99)&quot;;&quot;&quot;);&quot;(+57.02)&quot;;&quot;&quot;)" office:value-type="string" office:string-value="KECYGNPDTTYGWWAGNSRANR" calcext:value-type="string">
            <text:p>KECYGNPDTTYGWWAGNSRANR</text:p>
          </table:table-cell>
          <table:table-cell office:value-type="string" calcext:value-type="string">
            <text:p>KQC(+57.02)PNLVLRGNMTHK</text:p>
          </table:table-cell>
          <table:table-cell table:formula="of:=SUBSTITUTE(SUBSTITUTE([.C2154];&quot;(+15.99)&quot;;&quot;&quot;);&quot;(+57.02)&quot;;&quot;&quot;)" office:value-type="string" office:string-value="KQCPNLVLRGNMTHK" calcext:value-type="string">
            <text:p>KQCPNLVLRGNMTHK</text:p>
          </table:table-cell>
        </table:table-row>
        <table:table-row table:style-name="ro1">
          <table:table-cell office:value-type="string" calcext:value-type="string">
            <text:p>VVDLLAEWAVTLGPK</text:p>
          </table:table-cell>
          <table:table-cell table:formula="of:=SUBSTITUTE(SUBSTITUTE([.A2155];&quot;(+15.99)&quot;;&quot;&quot;);&quot;(+57.02)&quot;;&quot;&quot;)" office:value-type="string" office:string-value="VVDLLAEWAVTLGPK" calcext:value-type="string">
            <text:p>VVDLLAEWAVTLGPK</text:p>
          </table:table-cell>
          <table:table-cell office:value-type="string" calcext:value-type="string">
            <text:p>VLKQTQNFVSR</text:p>
          </table:table-cell>
          <table:table-cell table:formula="of:=SUBSTITUTE(SUBSTITUTE([.C2155];&quot;(+15.99)&quot;;&quot;&quot;);&quot;(+57.02)&quot;;&quot;&quot;)" office:value-type="string" office:string-value="VLKQTQNFVSR" calcext:value-type="string">
            <text:p>VLKQTQNFVSR</text:p>
          </table:table-cell>
        </table:table-row>
        <table:table-row table:style-name="ro2">
          <table:table-cell office:value-type="string" calcext:value-type="string">
            <text:p>QSFNWENNNR</text:p>
          </table:table-cell>
          <table:table-cell table:formula="of:=SUBSTITUTE(SUBSTITUTE([.A2156];&quot;(+15.99)&quot;;&quot;&quot;);&quot;(+57.02)&quot;;&quot;&quot;)" office:value-type="string" office:string-value="QSFNWENNNR" calcext:value-type="string">
            <text:p>QSFNWENNNR</text:p>
          </table:table-cell>
          <table:table-cell office:value-type="string" calcext:value-type="string">
            <text:p>DWPSNQANDKFLKLR</text:p>
          </table:table-cell>
          <table:table-cell table:formula="of:=SUBSTITUTE(SUBSTITUTE([.C2156];&quot;(+15.99)&quot;;&quot;&quot;);&quot;(+57.02)&quot;;&quot;&quot;)" office:value-type="string" office:string-value="DWPSNQANDKFLKLR" calcext:value-type="string">
            <text:p>DWPSNQANDKFLKLR</text:p>
          </table:table-cell>
        </table:table-row>
        <table:table-row table:style-name="ro1">
          <table:table-cell office:value-type="string" calcext:value-type="string">
            <text:p>RVTVWDFK</text:p>
          </table:table-cell>
          <table:table-cell table:formula="of:=SUBSTITUTE(SUBSTITUTE([.A2157];&quot;(+15.99)&quot;;&quot;&quot;);&quot;(+57.02)&quot;;&quot;&quot;)" office:value-type="string" office:string-value="RVTVWDFK" calcext:value-type="string">
            <text:p>RVTVWDFK</text:p>
          </table:table-cell>
          <table:table-cell office:value-type="string" calcext:value-type="string">
            <text:p>TANEFSTDK</text:p>
          </table:table-cell>
          <table:table-cell table:formula="of:=SUBSTITUTE(SUBSTITUTE([.C2157];&quot;(+15.99)&quot;;&quot;&quot;);&quot;(+57.02)&quot;;&quot;&quot;)" office:value-type="string" office:string-value="TANEFSTDK" calcext:value-type="string">
            <text:p>TANEFSTDK</text:p>
          </table:table-cell>
        </table:table-row>
        <table:table-row table:style-name="ro1">
          <table:table-cell office:value-type="string" calcext:value-type="string">
            <text:p>DSGSSYALLLQTSGR</text:p>
          </table:table-cell>
          <table:table-cell table:formula="of:=SUBSTITUTE(SUBSTITUTE([.A2158];&quot;(+15.99)&quot;;&quot;&quot;);&quot;(+57.02)&quot;;&quot;&quot;)" office:value-type="string" office:string-value="DSGSSYALLLQTSGR" calcext:value-type="string">
            <text:p>DSGSSYALLLQTSGR</text:p>
          </table:table-cell>
          <table:table-cell office:value-type="string" calcext:value-type="string">
            <text:p>QFYPLDDPNR</text:p>
          </table:table-cell>
          <table:table-cell table:formula="of:=SUBSTITUTE(SUBSTITUTE([.C2158];&quot;(+15.99)&quot;;&quot;&quot;);&quot;(+57.02)&quot;;&quot;&quot;)" office:value-type="string" office:string-value="QFYPLDDPNR" calcext:value-type="string">
            <text:p>QFYPLDDPNR</text:p>
          </table:table-cell>
        </table:table-row>
        <table:table-row table:style-name="ro1">
          <table:table-cell office:value-type="string" calcext:value-type="string">
            <text:p>M(+15.99)YMTAC(+57.02)PTDNNM(+15.99)LK</text:p>
          </table:table-cell>
          <table:table-cell table:formula="of:=SUBSTITUTE(SUBSTITUTE([.A2159];&quot;(+15.99)&quot;;&quot;&quot;);&quot;(+57.02)&quot;;&quot;&quot;)" office:value-type="string" office:string-value="MYMTACPTDNNMLK" calcext:value-type="string">
            <text:p>MYMTACPTDNNMLK</text:p>
          </table:table-cell>
          <table:table-cell office:value-type="string" calcext:value-type="string">
            <text:p>KSWHVLTLLDK</text:p>
          </table:table-cell>
          <table:table-cell table:formula="of:=SUBSTITUTE(SUBSTITUTE([.C2159];&quot;(+15.99)&quot;;&quot;&quot;);&quot;(+57.02)&quot;;&quot;&quot;)" office:value-type="string" office:string-value="KSWHVLTLLDK" calcext:value-type="string">
            <text:p>KSWHVLTLLDK</text:p>
          </table:table-cell>
        </table:table-row>
        <table:table-row table:style-name="ro2">
          <table:table-cell office:value-type="string" calcext:value-type="string">
            <text:p>NKLNLQTGNDELTVPEEFLGR</text:p>
          </table:table-cell>
          <table:table-cell table:formula="of:=SUBSTITUTE(SUBSTITUTE([.A2160];&quot;(+15.99)&quot;;&quot;&quot;);&quot;(+57.02)&quot;;&quot;&quot;)" office:value-type="string" office:string-value="NKLNLQTGNDELTVPEEFLGR" calcext:value-type="string">
            <text:p>NKLNLQTGNDELTVPEEFLGR</text:p>
          </table:table-cell>
          <table:table-cell office:value-type="string" calcext:value-type="string">
            <text:p>QNSYLSPYFSLSDDR</text:p>
          </table:table-cell>
          <table:table-cell table:formula="of:=SUBSTITUTE(SUBSTITUTE([.C2160];&quot;(+15.99)&quot;;&quot;&quot;);&quot;(+57.02)&quot;;&quot;&quot;)" office:value-type="string" office:string-value="QNSYLSPYFSLSDDR" calcext:value-type="string">
            <text:p>QNSYLSPYFSLSDDR</text:p>
          </table:table-cell>
        </table:table-row>
        <table:table-row table:style-name="ro2">
          <table:table-cell office:value-type="string" calcext:value-type="string">
            <text:p>SMPDLWRNDRHK</text:p>
          </table:table-cell>
          <table:table-cell table:formula="of:=SUBSTITUTE(SUBSTITUTE([.A2161];&quot;(+15.99)&quot;;&quot;&quot;);&quot;(+57.02)&quot;;&quot;&quot;)" office:value-type="string" office:string-value="SMPDLWRNDRHK" calcext:value-type="string">
            <text:p>SMPDLWRNDRHK</text:p>
          </table:table-cell>
          <table:table-cell office:value-type="string" calcext:value-type="string">
            <text:p>SLTEVEVVWLVSR</text:p>
          </table:table-cell>
          <table:table-cell table:formula="of:=SUBSTITUTE(SUBSTITUTE([.C2161];&quot;(+15.99)&quot;;&quot;&quot;);&quot;(+57.02)&quot;;&quot;&quot;)" office:value-type="string" office:string-value="SLTEVEVVWLVSR" calcext:value-type="string">
            <text:p>SLTEVEVVWLVSR</text:p>
          </table:table-cell>
        </table:table-row>
        <table:table-row table:style-name="ro1">
          <table:table-cell office:value-type="string" calcext:value-type="string">
            <text:p>KMAVLDEFLLLSNAANK</text:p>
          </table:table-cell>
          <table:table-cell table:formula="of:=SUBSTITUTE(SUBSTITUTE([.A2162];&quot;(+15.99)&quot;;&quot;&quot;);&quot;(+57.02)&quot;;&quot;&quot;)" office:value-type="string" office:string-value="KMAVLDEFLLLSNAANK" calcext:value-type="string">
            <text:p>KMAVLDEFLLLSNAANK</text:p>
          </table:table-cell>
          <table:table-cell office:value-type="string" calcext:value-type="string">
            <text:p>TFYPELDEC(+57.02)HR</text:p>
          </table:table-cell>
          <table:table-cell table:formula="of:=SUBSTITUTE(SUBSTITUTE([.C2162];&quot;(+15.99)&quot;;&quot;&quot;);&quot;(+57.02)&quot;;&quot;&quot;)" office:value-type="string" office:string-value="TFYPELDECHR" calcext:value-type="string">
            <text:p>TFYPELDECHR</text:p>
          </table:table-cell>
        </table:table-row>
        <table:table-row table:style-name="ro2">
          <table:table-cell office:value-type="string" calcext:value-type="string">
            <text:p>ASYWSNLMQHSDK</text:p>
          </table:table-cell>
          <table:table-cell table:formula="of:=SUBSTITUTE(SUBSTITUTE([.A2163];&quot;(+15.99)&quot;;&quot;&quot;);&quot;(+57.02)&quot;;&quot;&quot;)" office:value-type="string" office:string-value="ASYWSNLMQHSDK" calcext:value-type="string">
            <text:p>ASYWSNLMQHSDK</text:p>
          </table:table-cell>
          <table:table-cell office:value-type="string" calcext:value-type="string">
            <text:p>LALVQLRWALKEYK</text:p>
          </table:table-cell>
          <table:table-cell table:formula="of:=SUBSTITUTE(SUBSTITUTE([.C2163];&quot;(+15.99)&quot;;&quot;&quot;);&quot;(+57.02)&quot;;&quot;&quot;)" office:value-type="string" office:string-value="LALVQLRWALKEYK" calcext:value-type="string">
            <text:p>LALVQLRWALKEYK</text:p>
          </table:table-cell>
        </table:table-row>
        <table:table-row table:style-name="ro1">
          <table:table-cell office:value-type="string" calcext:value-type="string">
            <text:p>QVLLC(+57.02)TGAHQLTLLR</text:p>
          </table:table-cell>
          <table:table-cell table:formula="of:=SUBSTITUTE(SUBSTITUTE([.A2164];&quot;(+15.99)&quot;;&quot;&quot;);&quot;(+57.02)&quot;;&quot;&quot;)" office:value-type="string" office:string-value="QVLLCTGAHQLTLLR" calcext:value-type="string">
            <text:p>QVLLCTGAHQLTLLR</text:p>
          </table:table-cell>
          <table:table-cell office:value-type="string" calcext:value-type="string">
            <text:p>SNTGESYLLK</text:p>
          </table:table-cell>
          <table:table-cell table:formula="of:=SUBSTITUTE(SUBSTITUTE([.C2164];&quot;(+15.99)&quot;;&quot;&quot;);&quot;(+57.02)&quot;;&quot;&quot;)" office:value-type="string" office:string-value="SNTGESYLLK" calcext:value-type="string">
            <text:p>SNTGESYLLK</text:p>
          </table:table-cell>
        </table:table-row>
        <table:table-row table:style-name="ro2">
          <table:table-cell office:value-type="string" calcext:value-type="string">
            <text:p>EPPHSSAKTSGFPK</text:p>
          </table:table-cell>
          <table:table-cell table:formula="of:=SUBSTITUTE(SUBSTITUTE([.A2165];&quot;(+15.99)&quot;;&quot;&quot;);&quot;(+57.02)&quot;;&quot;&quot;)" office:value-type="string" office:string-value="EPPHSSAKTSGFPK" calcext:value-type="string">
            <text:p>EPPHSSAKTSGFPK</text:p>
          </table:table-cell>
          <table:table-cell office:value-type="string" calcext:value-type="string">
            <text:p>EEC(+57.02)MTLLESSSDDAK</text:p>
          </table:table-cell>
          <table:table-cell table:formula="of:=SUBSTITUTE(SUBSTITUTE([.C2165];&quot;(+15.99)&quot;;&quot;&quot;);&quot;(+57.02)&quot;;&quot;&quot;)" office:value-type="string" office:string-value="EECMTLLESSSDDAK" calcext:value-type="string">
            <text:p>EECMTLLESSSDDAK</text:p>
          </table:table-cell>
        </table:table-row>
        <table:table-row table:style-name="ro2">
          <table:table-cell office:value-type="string" calcext:value-type="string">
            <text:p>FGAAEAVLVQR</text:p>
          </table:table-cell>
          <table:table-cell table:formula="of:=SUBSTITUTE(SUBSTITUTE([.A2166];&quot;(+15.99)&quot;;&quot;&quot;);&quot;(+57.02)&quot;;&quot;&quot;)" office:value-type="string" office:string-value="FGAAEAVLVQR" calcext:value-type="string">
            <text:p>FGAAEAVLVQR</text:p>
          </table:table-cell>
          <table:table-cell office:value-type="string" calcext:value-type="string">
            <text:p>QQWVDEPYLLLTDKK</text:p>
          </table:table-cell>
          <table:table-cell table:formula="of:=SUBSTITUTE(SUBSTITUTE([.C2166];&quot;(+15.99)&quot;;&quot;&quot;);&quot;(+57.02)&quot;;&quot;&quot;)" office:value-type="string" office:string-value="QQWVDEPYLLLTDKK" calcext:value-type="string">
            <text:p>QQWVDEPYLLLTDKK</text:p>
          </table:table-cell>
        </table:table-row>
        <table:table-row table:style-name="ro2">
          <table:table-cell office:value-type="string" calcext:value-type="string">
            <text:p>GFNLWDGDVLREFDK</text:p>
          </table:table-cell>
          <table:table-cell table:formula="of:=SUBSTITUTE(SUBSTITUTE([.A2167];&quot;(+15.99)&quot;;&quot;&quot;);&quot;(+57.02)&quot;;&quot;&quot;)" office:value-type="string" office:string-value="GFNLWDGDVLREFDK" calcext:value-type="string">
            <text:p>GFNLWDGDVLREFDK</text:p>
          </table:table-cell>
          <table:table-cell office:value-type="string" calcext:value-type="string">
            <text:p>WC(+57.02)C(+57.02)TDALYSPK</text:p>
          </table:table-cell>
          <table:table-cell table:formula="of:=SUBSTITUTE(SUBSTITUTE([.C2167];&quot;(+15.99)&quot;;&quot;&quot;);&quot;(+57.02)&quot;;&quot;&quot;)" office:value-type="string" office:string-value="WCCTDALYSPK" calcext:value-type="string">
            <text:p>WCCTDALYSPK</text:p>
          </table:table-cell>
        </table:table-row>
        <table:table-row table:style-name="ro1">
          <table:table-cell office:value-type="string" calcext:value-type="string">
            <text:p>SSMLYM(+15.99)LWLNK</text:p>
          </table:table-cell>
          <table:table-cell table:formula="of:=SUBSTITUTE(SUBSTITUTE([.A2168];&quot;(+15.99)&quot;;&quot;&quot;);&quot;(+57.02)&quot;;&quot;&quot;)" office:value-type="string" office:string-value="SSMLYMLWLNK" calcext:value-type="string">
            <text:p>SSMLYMLWLNK</text:p>
          </table:table-cell>
          <table:table-cell office:value-type="string" calcext:value-type="string">
            <text:p>KWHPATK</text:p>
          </table:table-cell>
          <table:table-cell table:formula="of:=SUBSTITUTE(SUBSTITUTE([.C2168];&quot;(+15.99)&quot;;&quot;&quot;);&quot;(+57.02)&quot;;&quot;&quot;)" office:value-type="string" office:string-value="KWHPATK" calcext:value-type="string">
            <text:p>KWHPATK</text:p>
          </table:table-cell>
        </table:table-row>
        <table:table-row table:style-name="ro1">
          <table:table-cell office:value-type="string" calcext:value-type="string">
            <text:p>LWTMLC(+57.02)PVALENGPR</text:p>
          </table:table-cell>
          <table:table-cell table:formula="of:=SUBSTITUTE(SUBSTITUTE([.A2169];&quot;(+15.99)&quot;;&quot;&quot;);&quot;(+57.02)&quot;;&quot;&quot;)" office:value-type="string" office:string-value="LWTMLCPVALENGPR" calcext:value-type="string">
            <text:p>LWTMLCPVALENGPR</text:p>
          </table:table-cell>
          <table:table-cell office:value-type="string" calcext:value-type="string">
            <text:p>KNLAC(+57.02)PK</text:p>
          </table:table-cell>
          <table:table-cell table:formula="of:=SUBSTITUTE(SUBSTITUTE([.C2169];&quot;(+15.99)&quot;;&quot;&quot;);&quot;(+57.02)&quot;;&quot;&quot;)" office:value-type="string" office:string-value="KNLACPK" calcext:value-type="string">
            <text:p>KNLACPK</text:p>
          </table:table-cell>
        </table:table-row>
        <table:table-row table:style-name="ro2">
          <table:table-cell office:value-type="string" calcext:value-type="string">
            <text:p>RRC(+57.02)PVC(+57.02)PALK</text:p>
          </table:table-cell>
          <table:table-cell table:formula="of:=SUBSTITUTE(SUBSTITUTE([.A2170];&quot;(+15.99)&quot;;&quot;&quot;);&quot;(+57.02)&quot;;&quot;&quot;)" office:value-type="string" office:string-value="RRCPVCPALK" calcext:value-type="string">
            <text:p>RRCPVCPALK</text:p>
          </table:table-cell>
          <table:table-cell office:value-type="string" calcext:value-type="string">
            <text:p>RKEEGNEVLC(+57.02)ADATLDETLK</text:p>
          </table:table-cell>
          <table:table-cell table:formula="of:=SUBSTITUTE(SUBSTITUTE([.C2170];&quot;(+15.99)&quot;;&quot;&quot;);&quot;(+57.02)&quot;;&quot;&quot;)" office:value-type="string" office:string-value="RKEEGNEVLCADATLDETLK" calcext:value-type="string">
            <text:p>RKEEGNEVLCADATLDETLK</text:p>
          </table:table-cell>
        </table:table-row>
        <table:table-row table:style-name="ro2">
          <table:table-cell office:value-type="string" calcext:value-type="string">
            <text:p>WC(+57.02)WKKGLEDFMKSHFK</text:p>
          </table:table-cell>
          <table:table-cell table:formula="of:=SUBSTITUTE(SUBSTITUTE([.A2171];&quot;(+15.99)&quot;;&quot;&quot;);&quot;(+57.02)&quot;;&quot;&quot;)" office:value-type="string" office:string-value="WCWKKGLEDFMKSHFK" calcext:value-type="string">
            <text:p>WCWKKGLEDFMKSHFK</text:p>
          </table:table-cell>
          <table:table-cell office:value-type="string" calcext:value-type="string">
            <text:p>M(+15.99)FC(+57.02)LLQAMLPDPK</text:p>
          </table:table-cell>
          <table:table-cell table:formula="of:=SUBSTITUTE(SUBSTITUTE([.C2171];&quot;(+15.99)&quot;;&quot;&quot;);&quot;(+57.02)&quot;;&quot;&quot;)" office:value-type="string" office:string-value="MFCLLQAMLPDPK" calcext:value-type="string">
            <text:p>MFCLLQAMLPDPK</text:p>
          </table:table-cell>
        </table:table-row>
        <table:table-row table:style-name="ro1">
          <table:table-cell office:value-type="string" calcext:value-type="string">
            <text:p>WARFM(+15.99)EEFVEK</text:p>
          </table:table-cell>
          <table:table-cell table:formula="of:=SUBSTITUTE(SUBSTITUTE([.A2172];&quot;(+15.99)&quot;;&quot;&quot;);&quot;(+57.02)&quot;;&quot;&quot;)" office:value-type="string" office:string-value="WARFMEEFVEK" calcext:value-type="string">
            <text:p>WARFMEEFVEK</text:p>
          </table:table-cell>
          <table:table-cell office:value-type="string" calcext:value-type="string">
            <text:p>LSMHLNFSSK</text:p>
          </table:table-cell>
          <table:table-cell table:formula="of:=SUBSTITUTE(SUBSTITUTE([.C2172];&quot;(+15.99)&quot;;&quot;&quot;);&quot;(+57.02)&quot;;&quot;&quot;)" office:value-type="string" office:string-value="LSMHLNFSSK" calcext:value-type="string">
            <text:p>LSMHLNFSSK</text:p>
          </table:table-cell>
        </table:table-row>
        <table:table-row table:style-name="ro2">
          <table:table-cell office:value-type="string" calcext:value-type="string">
            <text:p>MKLWPLLAVDPVLAHK</text:p>
          </table:table-cell>
          <table:table-cell table:formula="of:=SUBSTITUTE(SUBSTITUTE([.A2173];&quot;(+15.99)&quot;;&quot;&quot;);&quot;(+57.02)&quot;;&quot;&quot;)" office:value-type="string" office:string-value="MKLWPLLAVDPVLAHK" calcext:value-type="string">
            <text:p>MKLWPLLAVDPVLAHK</text:p>
          </table:table-cell>
          <table:table-cell office:value-type="string" calcext:value-type="string">
            <text:p>KGYVLDEVC(+57.02)NLLTDK</text:p>
          </table:table-cell>
          <table:table-cell table:formula="of:=SUBSTITUTE(SUBSTITUTE([.C2173];&quot;(+15.99)&quot;;&quot;&quot;);&quot;(+57.02)&quot;;&quot;&quot;)" office:value-type="string" office:string-value="KGYVLDEVCNLLTDK" calcext:value-type="string">
            <text:p>KGYVLDEVCNLLTDK</text:p>
          </table:table-cell>
        </table:table-row>
        <table:table-row table:style-name="ro2">
          <table:table-cell office:value-type="string" calcext:value-type="string">
            <text:p>KWREGLAGQEALR</text:p>
          </table:table-cell>
          <table:table-cell table:formula="of:=SUBSTITUTE(SUBSTITUTE([.A2174];&quot;(+15.99)&quot;;&quot;&quot;);&quot;(+57.02)&quot;;&quot;&quot;)" office:value-type="string" office:string-value="KWREGLAGQEALR" calcext:value-type="string">
            <text:p>KWREGLAGQEALR</text:p>
          </table:table-cell>
          <table:table-cell office:value-type="string" calcext:value-type="string">
            <text:p>GLDLLAEHAAVTLGPK</text:p>
          </table:table-cell>
          <table:table-cell table:formula="of:=SUBSTITUTE(SUBSTITUTE([.C2174];&quot;(+15.99)&quot;;&quot;&quot;);&quot;(+57.02)&quot;;&quot;&quot;)" office:value-type="string" office:string-value="GLDLLAEHAAVTLGPK" calcext:value-type="string">
            <text:p>GLDLLAEHAAVTLGPK</text:p>
          </table:table-cell>
        </table:table-row>
        <table:table-row table:style-name="ro2">
          <table:table-cell office:value-type="string" calcext:value-type="string">
            <text:p>YPPAAPLLAEDLEK</text:p>
          </table:table-cell>
          <table:table-cell table:formula="of:=SUBSTITUTE(SUBSTITUTE([.A2175];&quot;(+15.99)&quot;;&quot;&quot;);&quot;(+57.02)&quot;;&quot;&quot;)" office:value-type="string" office:string-value="YPPAAPLLAEDLEK" calcext:value-type="string">
            <text:p>YPPAAPLLAEDLEK</text:p>
          </table:table-cell>
          <table:table-cell office:value-type="string" calcext:value-type="string">
            <text:p>DPDPAGYEEDLQR</text:p>
          </table:table-cell>
          <table:table-cell table:formula="of:=SUBSTITUTE(SUBSTITUTE([.C2175];&quot;(+15.99)&quot;;&quot;&quot;);&quot;(+57.02)&quot;;&quot;&quot;)" office:value-type="string" office:string-value="DPDPAGYEEDLQR" calcext:value-type="string">
            <text:p>DPDPAGYEEDLQR</text:p>
          </table:table-cell>
        </table:table-row>
        <table:table-row table:style-name="ro2">
          <table:table-cell office:value-type="string" calcext:value-type="string">
            <text:p>SDDLPM(+15.99)PSC(+57.02)K</text:p>
          </table:table-cell>
          <table:table-cell table:formula="of:=SUBSTITUTE(SUBSTITUTE([.A2176];&quot;(+15.99)&quot;;&quot;&quot;);&quot;(+57.02)&quot;;&quot;&quot;)" office:value-type="string" office:string-value="SDDLPMPSCK" calcext:value-type="string">
            <text:p>SDDLPMPSCK</text:p>
          </table:table-cell>
          <table:table-cell office:value-type="string" calcext:value-type="string">
            <text:p>YGAGHNQNHAK</text:p>
          </table:table-cell>
          <table:table-cell table:formula="of:=SUBSTITUTE(SUBSTITUTE([.C2176];&quot;(+15.99)&quot;;&quot;&quot;);&quot;(+57.02)&quot;;&quot;&quot;)" office:value-type="string" office:string-value="YGAGHNQNHAK" calcext:value-type="string">
            <text:p>YGAGHNQNHAK</text:p>
          </table:table-cell>
        </table:table-row>
        <table:table-row table:style-name="ro2">
          <table:table-cell office:value-type="string" calcext:value-type="string">
            <text:p>QPSAESVLNGAK</text:p>
          </table:table-cell>
          <table:table-cell table:formula="of:=SUBSTITUTE(SUBSTITUTE([.A2177];&quot;(+15.99)&quot;;&quot;&quot;);&quot;(+57.02)&quot;;&quot;&quot;)" office:value-type="string" office:string-value="QPSAESVLNGAK" calcext:value-type="string">
            <text:p>QPSAESVLNGAK</text:p>
          </table:table-cell>
          <table:table-cell office:value-type="string" calcext:value-type="string">
            <text:p>REALLNDLGFHLR</text:p>
          </table:table-cell>
          <table:table-cell table:formula="of:=SUBSTITUTE(SUBSTITUTE([.C2177];&quot;(+15.99)&quot;;&quot;&quot;);&quot;(+57.02)&quot;;&quot;&quot;)" office:value-type="string" office:string-value="REALLNDLGFHLR" calcext:value-type="string">
            <text:p>REALLNDLGFHLR</text:p>
          </table:table-cell>
        </table:table-row>
        <table:table-row table:style-name="ro2">
          <table:table-cell office:value-type="string" calcext:value-type="string">
            <text:p>TLWPYYTM(+15.99)M(+15.99)AHR</text:p>
          </table:table-cell>
          <table:table-cell table:formula="of:=SUBSTITUTE(SUBSTITUTE([.A2178];&quot;(+15.99)&quot;;&quot;&quot;);&quot;(+57.02)&quot;;&quot;&quot;)" office:value-type="string" office:string-value="TLWPYYTMMAHR" calcext:value-type="string">
            <text:p>TLWPYYTMMAHR</text:p>
          </table:table-cell>
          <table:table-cell office:value-type="string" calcext:value-type="string">
            <text:p>QVLVNC(+57.02)DLLQLC(+57.02)GK</text:p>
          </table:table-cell>
          <table:table-cell table:formula="of:=SUBSTITUTE(SUBSTITUTE([.C2178];&quot;(+15.99)&quot;;&quot;&quot;);&quot;(+57.02)&quot;;&quot;&quot;)" office:value-type="string" office:string-value="QVLVNCDLLQLCGK" calcext:value-type="string">
            <text:p>QVLVNCDLLQLCGK</text:p>
          </table:table-cell>
        </table:table-row>
        <table:table-row table:style-name="ro2">
          <table:table-cell office:value-type="string" calcext:value-type="string">
            <text:p>EPGYDAFVLGGK</text:p>
          </table:table-cell>
          <table:table-cell table:formula="of:=SUBSTITUTE(SUBSTITUTE([.A2179];&quot;(+15.99)&quot;;&quot;&quot;);&quot;(+57.02)&quot;;&quot;&quot;)" office:value-type="string" office:string-value="EPGYDAFVLGGK" calcext:value-type="string">
            <text:p>EPGYDAFVLGGK</text:p>
          </table:table-cell>
          <table:table-cell office:value-type="string" calcext:value-type="string">
            <text:p>KLLHGC(+57.02)SSVSSDK</text:p>
          </table:table-cell>
          <table:table-cell table:formula="of:=SUBSTITUTE(SUBSTITUTE([.C2179];&quot;(+15.99)&quot;;&quot;&quot;);&quot;(+57.02)&quot;;&quot;&quot;)" office:value-type="string" office:string-value="KLLHGCSSVSSDK" calcext:value-type="string">
            <text:p>KLLHGCSSVSSDK</text:p>
          </table:table-cell>
        </table:table-row>
        <table:table-row table:style-name="ro2">
          <table:table-cell office:value-type="string" calcext:value-type="string">
            <text:p>LNWC(+57.02)C(+57.02)DLLSGWGNTR</text:p>
          </table:table-cell>
          <table:table-cell table:formula="of:=SUBSTITUTE(SUBSTITUTE([.A2180];&quot;(+15.99)&quot;;&quot;&quot;);&quot;(+57.02)&quot;;&quot;&quot;)" office:value-type="string" office:string-value="LNWCCDLLSGWGNTR" calcext:value-type="string">
            <text:p>LNWCCDLLSGWGNTR</text:p>
          </table:table-cell>
          <table:table-cell office:value-type="string" calcext:value-type="string">
            <text:p>KWFNPEEAALGYK</text:p>
          </table:table-cell>
          <table:table-cell table:formula="of:=SUBSTITUTE(SUBSTITUTE([.C2180];&quot;(+15.99)&quot;;&quot;&quot;);&quot;(+57.02)&quot;;&quot;&quot;)" office:value-type="string" office:string-value="KWFNPEEAALGYK" calcext:value-type="string">
            <text:p>KWFNPEEAALGYK</text:p>
          </table:table-cell>
        </table:table-row>
        <table:table-row table:style-name="ro2">
          <table:table-cell office:value-type="string" calcext:value-type="string">
            <text:p>RDSMHEASLTPLTPK</text:p>
          </table:table-cell>
          <table:table-cell table:formula="of:=SUBSTITUTE(SUBSTITUTE([.A2181];&quot;(+15.99)&quot;;&quot;&quot;);&quot;(+57.02)&quot;;&quot;&quot;)" office:value-type="string" office:string-value="RDSMHEASLTPLTPK" calcext:value-type="string">
            <text:p>RDSMHEASLTPLTPK</text:p>
          </table:table-cell>
          <table:table-cell office:value-type="string" calcext:value-type="string">
            <text:p>C(+57.02)AEEYGYYVTPWK</text:p>
          </table:table-cell>
          <table:table-cell table:formula="of:=SUBSTITUTE(SUBSTITUTE([.C2181];&quot;(+15.99)&quot;;&quot;&quot;);&quot;(+57.02)&quot;;&quot;&quot;)" office:value-type="string" office:string-value="CAEEYGYYVTPWK" calcext:value-type="string">
            <text:p>CAEEYGYYVTPWK</text:p>
          </table:table-cell>
        </table:table-row>
        <table:table-row table:style-name="ro1">
          <table:table-cell office:value-type="string" calcext:value-type="string">
            <text:p>KGYYNYGPLTLVLLR</text:p>
          </table:table-cell>
          <table:table-cell table:formula="of:=SUBSTITUTE(SUBSTITUTE([.A2182];&quot;(+15.99)&quot;;&quot;&quot;);&quot;(+57.02)&quot;;&quot;&quot;)" office:value-type="string" office:string-value="KGYYNYGPLTLVLLR" calcext:value-type="string">
            <text:p>KGYYNYGPLTLVLLR</text:p>
          </table:table-cell>
          <table:table-cell office:value-type="string" calcext:value-type="string">
            <text:p>MFADLTANVK</text:p>
          </table:table-cell>
          <table:table-cell table:formula="of:=SUBSTITUTE(SUBSTITUTE([.C2182];&quot;(+15.99)&quot;;&quot;&quot;);&quot;(+57.02)&quot;;&quot;&quot;)" office:value-type="string" office:string-value="MFADLTANVK" calcext:value-type="string">
            <text:p>MFADLTANVK</text:p>
          </table:table-cell>
        </table:table-row>
        <table:table-row table:style-name="ro2">
          <table:table-cell office:value-type="string" calcext:value-type="string">
            <text:p>EVGALDLLVTTSLPAR</text:p>
          </table:table-cell>
          <table:table-cell table:formula="of:=SUBSTITUTE(SUBSTITUTE([.A2183];&quot;(+15.99)&quot;;&quot;&quot;);&quot;(+57.02)&quot;;&quot;&quot;)" office:value-type="string" office:string-value="EVGALDLLVTTSLPAR" calcext:value-type="string">
            <text:p>EVGALDLLVTTSLPAR</text:p>
          </table:table-cell>
          <table:table-cell office:value-type="string" calcext:value-type="string">
            <text:p>WMATVLDSLDK</text:p>
          </table:table-cell>
          <table:table-cell table:formula="of:=SUBSTITUTE(SUBSTITUTE([.C2183];&quot;(+15.99)&quot;;&quot;&quot;);&quot;(+57.02)&quot;;&quot;&quot;)" office:value-type="string" office:string-value="WMATVLDSLDK" calcext:value-type="string">
            <text:p>WMATVLDSLDK</text:p>
          </table:table-cell>
        </table:table-row>
        <table:table-row table:style-name="ro2">
          <table:table-cell office:value-type="string" calcext:value-type="string">
            <text:p>C(+57.02)DDC(+57.02)AHLAEEWGYK</text:p>
          </table:table-cell>
          <table:table-cell table:formula="of:=SUBSTITUTE(SUBSTITUTE([.A2184];&quot;(+15.99)&quot;;&quot;&quot;);&quot;(+57.02)&quot;;&quot;&quot;)" office:value-type="string" office:string-value="CDDCAHLAEEWGYK" calcext:value-type="string">
            <text:p>CDDCAHLAEEWGYK</text:p>
          </table:table-cell>
          <table:table-cell office:value-type="string" calcext:value-type="string">
            <text:p>LGSC(+57.02)C(+57.02)AVLLSEK</text:p>
          </table:table-cell>
          <table:table-cell table:formula="of:=SUBSTITUTE(SUBSTITUTE([.C2184];&quot;(+15.99)&quot;;&quot;&quot;);&quot;(+57.02)&quot;;&quot;&quot;)" office:value-type="string" office:string-value="LGSCCAVLLSEK" calcext:value-type="string">
            <text:p>LGSCCAVLLSEK</text:p>
          </table:table-cell>
        </table:table-row>
        <table:table-row table:style-name="ro1">
          <table:table-cell office:value-type="string" calcext:value-type="string">
            <text:p>QVLTGTMNVADLPEKK</text:p>
          </table:table-cell>
          <table:table-cell table:formula="of:=SUBSTITUTE(SUBSTITUTE([.A2185];&quot;(+15.99)&quot;;&quot;&quot;);&quot;(+57.02)&quot;;&quot;&quot;)" office:value-type="string" office:string-value="QVLTGTMNVADLPEKK" calcext:value-type="string">
            <text:p>QVLTGTMNVADLPEKK</text:p>
          </table:table-cell>
          <table:table-cell office:value-type="string" calcext:value-type="string">
            <text:p>QPPKAFLDK</text:p>
          </table:table-cell>
          <table:table-cell table:formula="of:=SUBSTITUTE(SUBSTITUTE([.C2185];&quot;(+15.99)&quot;;&quot;&quot;);&quot;(+57.02)&quot;;&quot;&quot;)" office:value-type="string" office:string-value="QPPKAFLDK" calcext:value-type="string">
            <text:p>QPPKAFLDK</text:p>
          </table:table-cell>
        </table:table-row>
        <table:table-row table:style-name="ro1">
          <table:table-cell office:value-type="string" calcext:value-type="string">
            <text:p>ELELFLTDENTGVALLR</text:p>
          </table:table-cell>
          <table:table-cell table:formula="of:=SUBSTITUTE(SUBSTITUTE([.A2186];&quot;(+15.99)&quot;;&quot;&quot;);&quot;(+57.02)&quot;;&quot;&quot;)" office:value-type="string" office:string-value="ELELFLTDENTGVALLR" calcext:value-type="string">
            <text:p>ELELFLTDENTGVALLR</text:p>
          </table:table-cell>
          <table:table-cell office:value-type="string" calcext:value-type="string">
            <text:p>NYPLDFYWLLK</text:p>
          </table:table-cell>
          <table:table-cell table:formula="of:=SUBSTITUTE(SUBSTITUTE([.C2186];&quot;(+15.99)&quot;;&quot;&quot;);&quot;(+57.02)&quot;;&quot;&quot;)" office:value-type="string" office:string-value="NYPLDFYWLLK" calcext:value-type="string">
            <text:p>NYPLDFYWLLK</text:p>
          </table:table-cell>
        </table:table-row>
        <table:table-row table:style-name="ro2">
          <table:table-cell office:value-type="string" calcext:value-type="string">
            <text:p>STMM(+15.99)VNLPPK</text:p>
          </table:table-cell>
          <table:table-cell table:formula="of:=SUBSTITUTE(SUBSTITUTE([.A2187];&quot;(+15.99)&quot;;&quot;&quot;);&quot;(+57.02)&quot;;&quot;&quot;)" office:value-type="string" office:string-value="STMMVNLPPK" calcext:value-type="string">
            <text:p>STMMVNLPPK</text:p>
          </table:table-cell>
          <table:table-cell office:value-type="string" calcext:value-type="string">
            <text:p>QYLDEMASPVLER</text:p>
          </table:table-cell>
          <table:table-cell table:formula="of:=SUBSTITUTE(SUBSTITUTE([.C2187];&quot;(+15.99)&quot;;&quot;&quot;);&quot;(+57.02)&quot;;&quot;&quot;)" office:value-type="string" office:string-value="QYLDEMASPVLER" calcext:value-type="string">
            <text:p>QYLDEMASPVLER</text:p>
          </table:table-cell>
        </table:table-row>
        <table:table-row table:style-name="ro2">
          <table:table-cell office:value-type="string" calcext:value-type="string">
            <text:p>M(+15.99)M(+15.99)MDDPKK</text:p>
          </table:table-cell>
          <table:table-cell table:formula="of:=SUBSTITUTE(SUBSTITUTE([.A2188];&quot;(+15.99)&quot;;&quot;&quot;);&quot;(+57.02)&quot;;&quot;&quot;)" office:value-type="string" office:string-value="MMMDDPKK" calcext:value-type="string">
            <text:p>MMMDDPKK</text:p>
          </table:table-cell>
          <table:table-cell office:value-type="string" calcext:value-type="string">
            <text:p>WTFYPTPGHEAFWPK</text:p>
          </table:table-cell>
          <table:table-cell table:formula="of:=SUBSTITUTE(SUBSTITUTE([.C2188];&quot;(+15.99)&quot;;&quot;&quot;);&quot;(+57.02)&quot;;&quot;&quot;)" office:value-type="string" office:string-value="WTFYPTPGHEAFWPK" calcext:value-type="string">
            <text:p>WTFYPTPGHEAFWPK</text:p>
          </table:table-cell>
        </table:table-row>
        <table:table-row table:style-name="ro2">
          <table:table-cell office:value-type="string" calcext:value-type="string">
            <text:p>QFSEVFLGELETVGHR</text:p>
          </table:table-cell>
          <table:table-cell table:formula="of:=SUBSTITUTE(SUBSTITUTE([.A2189];&quot;(+15.99)&quot;;&quot;&quot;);&quot;(+57.02)&quot;;&quot;&quot;)" office:value-type="string" office:string-value="QFSEVFLGELETVGHR" calcext:value-type="string">
            <text:p>QFSEVFLGELETVGHR</text:p>
          </table:table-cell>
          <table:table-cell office:value-type="string" calcext:value-type="string">
            <text:p>KLRREFHEHEHPK</text:p>
          </table:table-cell>
          <table:table-cell table:formula="of:=SUBSTITUTE(SUBSTITUTE([.C2189];&quot;(+15.99)&quot;;&quot;&quot;);&quot;(+57.02)&quot;;&quot;&quot;)" office:value-type="string" office:string-value="KLRREFHEHEHPK" calcext:value-type="string">
            <text:p>KLRREFHEHEHPK</text:p>
          </table:table-cell>
        </table:table-row>
        <table:table-row table:style-name="ro2">
          <table:table-cell office:value-type="string" calcext:value-type="string">
            <text:p>TM(+15.99)ANLAHENTK</text:p>
          </table:table-cell>
          <table:table-cell table:formula="of:=SUBSTITUTE(SUBSTITUTE([.A2190];&quot;(+15.99)&quot;;&quot;&quot;);&quot;(+57.02)&quot;;&quot;&quot;)" office:value-type="string" office:string-value="TMANLAHENTK" calcext:value-type="string">
            <text:p>TMANLAHENTK</text:p>
          </table:table-cell>
          <table:table-cell office:value-type="string" calcext:value-type="string">
            <text:p>QNQNRVHM(+15.99)YSEGPK</text:p>
          </table:table-cell>
          <table:table-cell table:formula="of:=SUBSTITUTE(SUBSTITUTE([.C2190];&quot;(+15.99)&quot;;&quot;&quot;);&quot;(+57.02)&quot;;&quot;&quot;)" office:value-type="string" office:string-value="QNQNRVHMYSEGPK" calcext:value-type="string">
            <text:p>QNQNRVHMYSEGPK</text:p>
          </table:table-cell>
        </table:table-row>
        <table:table-row table:style-name="ro2">
          <table:table-cell office:value-type="string" calcext:value-type="string">
            <text:p>KPEATDFFKDHK</text:p>
          </table:table-cell>
          <table:table-cell table:formula="of:=SUBSTITUTE(SUBSTITUTE([.A2191];&quot;(+15.99)&quot;;&quot;&quot;);&quot;(+57.02)&quot;;&quot;&quot;)" office:value-type="string" office:string-value="KPEATDFFKDHK" calcext:value-type="string">
            <text:p>KPEATDFFKDHK</text:p>
          </table:table-cell>
          <table:table-cell office:value-type="string" calcext:value-type="string">
            <text:p>QSFQNAAGPQK</text:p>
          </table:table-cell>
          <table:table-cell table:formula="of:=SUBSTITUTE(SUBSTITUTE([.C2191];&quot;(+15.99)&quot;;&quot;&quot;);&quot;(+57.02)&quot;;&quot;&quot;)" office:value-type="string" office:string-value="QSFQNAAGPQK" calcext:value-type="string">
            <text:p>QSFQNAAGPQK</text:p>
          </table:table-cell>
        </table:table-row>
        <table:table-row table:style-name="ro1">
          <table:table-cell office:value-type="string" calcext:value-type="string">
            <text:p>SKLNDLK</text:p>
          </table:table-cell>
          <table:table-cell table:formula="of:=SUBSTITUTE(SUBSTITUTE([.A2192];&quot;(+15.99)&quot;;&quot;&quot;);&quot;(+57.02)&quot;;&quot;&quot;)" office:value-type="string" office:string-value="SKLNDLK" calcext:value-type="string">
            <text:p>SKLNDLK</text:p>
          </table:table-cell>
          <table:table-cell office:value-type="string" calcext:value-type="string">
            <text:p>DPYSKHRTELK</text:p>
          </table:table-cell>
          <table:table-cell table:formula="of:=SUBSTITUTE(SUBSTITUTE([.C2192];&quot;(+15.99)&quot;;&quot;&quot;);&quot;(+57.02)&quot;;&quot;&quot;)" office:value-type="string" office:string-value="DPYSKHRTELK" calcext:value-type="string">
            <text:p>DPYSKHRTELK</text:p>
          </table:table-cell>
        </table:table-row>
        <table:table-row table:style-name="ro2">
          <table:table-cell office:value-type="string" calcext:value-type="string">
            <text:p>EMNGRYNTMLGLAK</text:p>
          </table:table-cell>
          <table:table-cell table:formula="of:=SUBSTITUTE(SUBSTITUTE([.A2193];&quot;(+15.99)&quot;;&quot;&quot;);&quot;(+57.02)&quot;;&quot;&quot;)" office:value-type="string" office:string-value="EMNGRYNTMLGLAK" calcext:value-type="string">
            <text:p>EMNGRYNTMLGLAK</text:p>
          </table:table-cell>
          <table:table-cell office:value-type="string" calcext:value-type="string">
            <text:p>C(+57.02)LLNC(+57.02)HHFHMAR</text:p>
          </table:table-cell>
          <table:table-cell table:formula="of:=SUBSTITUTE(SUBSTITUTE([.C2193];&quot;(+15.99)&quot;;&quot;&quot;);&quot;(+57.02)&quot;;&quot;&quot;)" office:value-type="string" office:string-value="CLLNCHHFHMAR" calcext:value-type="string">
            <text:p>CLLNCHHFHMAR</text:p>
          </table:table-cell>
        </table:table-row>
        <table:table-row table:style-name="ro2">
          <table:table-cell office:value-type="string" calcext:value-type="string">
            <text:p>EGM(+15.99)AVLEEDPK</text:p>
          </table:table-cell>
          <table:table-cell table:formula="of:=SUBSTITUTE(SUBSTITUTE([.A2194];&quot;(+15.99)&quot;;&quot;&quot;);&quot;(+57.02)&quot;;&quot;&quot;)" office:value-type="string" office:string-value="EGMAVLEEDPK" calcext:value-type="string">
            <text:p>EGMAVLEEDPK</text:p>
          </table:table-cell>
          <table:table-cell office:value-type="string" calcext:value-type="string">
            <text:p>M(+15.99)FYAEELNSDRRVPPK</text:p>
          </table:table-cell>
          <table:table-cell table:formula="of:=SUBSTITUTE(SUBSTITUTE([.C2194];&quot;(+15.99)&quot;;&quot;&quot;);&quot;(+57.02)&quot;;&quot;&quot;)" office:value-type="string" office:string-value="MFYAEELNSDRRVPPK" calcext:value-type="string">
            <text:p>MFYAEELNSDRRVPPK</text:p>
          </table:table-cell>
        </table:table-row>
        <table:table-row table:style-name="ro2">
          <table:table-cell office:value-type="string" calcext:value-type="string">
            <text:p>QNLLEYATPAAEPK</text:p>
          </table:table-cell>
          <table:table-cell table:formula="of:=SUBSTITUTE(SUBSTITUTE([.A2195];&quot;(+15.99)&quot;;&quot;&quot;);&quot;(+57.02)&quot;;&quot;&quot;)" office:value-type="string" office:string-value="QNLLEYATPAAEPK" calcext:value-type="string">
            <text:p>QNLLEYATPAAEPK</text:p>
          </table:table-cell>
          <table:table-cell office:value-type="string" calcext:value-type="string">
            <text:p>KALTMLAHWM(+15.99)SDLAK</text:p>
          </table:table-cell>
          <table:table-cell table:formula="of:=SUBSTITUTE(SUBSTITUTE([.C2195];&quot;(+15.99)&quot;;&quot;&quot;);&quot;(+57.02)&quot;;&quot;&quot;)" office:value-type="string" office:string-value="KALTMLAHWMSDLAK" calcext:value-type="string">
            <text:p>KALTMLAHWMSDLAK</text:p>
          </table:table-cell>
        </table:table-row>
        <table:table-row table:style-name="ro2">
          <table:table-cell office:value-type="string" calcext:value-type="string">
            <text:p>WDRRTDVFEK</text:p>
          </table:table-cell>
          <table:table-cell table:formula="of:=SUBSTITUTE(SUBSTITUTE([.A2196];&quot;(+15.99)&quot;;&quot;&quot;);&quot;(+57.02)&quot;;&quot;&quot;)" office:value-type="string" office:string-value="WDRRTDVFEK" calcext:value-type="string">
            <text:p>WDRRTDVFEK</text:p>
          </table:table-cell>
          <table:table-cell office:value-type="string" calcext:value-type="string">
            <text:p>VLLAPYM(+15.99)TASNSDR</text:p>
          </table:table-cell>
          <table:table-cell table:formula="of:=SUBSTITUTE(SUBSTITUTE([.C2196];&quot;(+15.99)&quot;;&quot;&quot;);&quot;(+57.02)&quot;;&quot;&quot;)" office:value-type="string" office:string-value="VLLAPYMTASNSDR" calcext:value-type="string">
            <text:p>VLLAPYMTASNSDR</text:p>
          </table:table-cell>
        </table:table-row>
        <table:table-row table:style-name="ro2">
          <table:table-cell office:value-type="string" calcext:value-type="string">
            <text:p>ESWLSVYADNPPHVK</text:p>
          </table:table-cell>
          <table:table-cell table:formula="of:=SUBSTITUTE(SUBSTITUTE([.A2197];&quot;(+15.99)&quot;;&quot;&quot;);&quot;(+57.02)&quot;;&quot;&quot;)" office:value-type="string" office:string-value="ESWLSVYADNPPHVK" calcext:value-type="string">
            <text:p>ESWLSVYADNPPHVK</text:p>
          </table:table-cell>
          <table:table-cell office:value-type="string" calcext:value-type="string">
            <text:p>SSQM(+15.99)RALHVLLNNSTK</text:p>
          </table:table-cell>
          <table:table-cell table:formula="of:=SUBSTITUTE(SUBSTITUTE([.C2197];&quot;(+15.99)&quot;;&quot;&quot;);&quot;(+57.02)&quot;;&quot;&quot;)" office:value-type="string" office:string-value="SSQMRALHVLLNNSTK" calcext:value-type="string">
            <text:p>SSQMRALHVLLNNSTK</text:p>
          </table:table-cell>
        </table:table-row>
        <table:table-row table:style-name="ro1">
          <table:table-cell office:value-type="string" calcext:value-type="string">
            <text:p>WVEPALGNDGFLANK</text:p>
          </table:table-cell>
          <table:table-cell table:formula="of:=SUBSTITUTE(SUBSTITUTE([.A2198];&quot;(+15.99)&quot;;&quot;&quot;);&quot;(+57.02)&quot;;&quot;&quot;)" office:value-type="string" office:string-value="WVEPALGNDGFLANK" calcext:value-type="string">
            <text:p>WVEPALGNDGFLANK</text:p>
          </table:table-cell>
          <table:table-cell office:value-type="string" calcext:value-type="string">
            <text:p>QSDNDSGNLK</text:p>
          </table:table-cell>
          <table:table-cell table:formula="of:=SUBSTITUTE(SUBSTITUTE([.C2198];&quot;(+15.99)&quot;;&quot;&quot;);&quot;(+57.02)&quot;;&quot;&quot;)" office:value-type="string" office:string-value="QSDNDSGNLK" calcext:value-type="string">
            <text:p>QSDNDSGNLK</text:p>
          </table:table-cell>
        </table:table-row>
        <table:table-row table:style-name="ro2">
          <table:table-cell office:value-type="string" calcext:value-type="string">
            <text:p>VNLNSGSDKPLVLKWSR</text:p>
          </table:table-cell>
          <table:table-cell table:formula="of:=SUBSTITUTE(SUBSTITUTE([.A2199];&quot;(+15.99)&quot;;&quot;&quot;);&quot;(+57.02)&quot;;&quot;&quot;)" office:value-type="string" office:string-value="VNLNSGSDKPLVLKWSR" calcext:value-type="string">
            <text:p>VNLNSGSDKPLVLKWSR</text:p>
          </table:table-cell>
          <table:table-cell office:value-type="string" calcext:value-type="string">
            <text:p>HYQDLTYTAGDTM(+15.99)LVGPK</text:p>
          </table:table-cell>
          <table:table-cell table:formula="of:=SUBSTITUTE(SUBSTITUTE([.C2199];&quot;(+15.99)&quot;;&quot;&quot;);&quot;(+57.02)&quot;;&quot;&quot;)" office:value-type="string" office:string-value="HYQDLTYTAGDTMLVGPK" calcext:value-type="string">
            <text:p>HYQDLTYTAGDTMLVGPK</text:p>
          </table:table-cell>
        </table:table-row>
        <table:table-row table:style-name="ro2">
          <table:table-cell office:value-type="string" calcext:value-type="string">
            <text:p>KNQNLGDLTDTLWR</text:p>
          </table:table-cell>
          <table:table-cell table:formula="of:=SUBSTITUTE(SUBSTITUTE([.A2200];&quot;(+15.99)&quot;;&quot;&quot;);&quot;(+57.02)&quot;;&quot;&quot;)" office:value-type="string" office:string-value="KNQNLGDLTDTLWR" calcext:value-type="string">
            <text:p>KNQNLGDLTDTLWR</text:p>
          </table:table-cell>
          <table:table-cell office:value-type="string" calcext:value-type="string">
            <text:p>HVQPATMHGLGWK</text:p>
          </table:table-cell>
          <table:table-cell table:formula="of:=SUBSTITUTE(SUBSTITUTE([.C2200];&quot;(+15.99)&quot;;&quot;&quot;);&quot;(+57.02)&quot;;&quot;&quot;)" office:value-type="string" office:string-value="HVQPATMHGLGWK" calcext:value-type="string">
            <text:p>HVQPATMHGLGWK</text:p>
          </table:table-cell>
        </table:table-row>
        <table:table-row table:style-name="ro2">
          <table:table-cell office:value-type="string" calcext:value-type="string">
            <text:p>EVSAHWRPLLEEVKK</text:p>
          </table:table-cell>
          <table:table-cell table:formula="of:=SUBSTITUTE(SUBSTITUTE([.A2201];&quot;(+15.99)&quot;;&quot;&quot;);&quot;(+57.02)&quot;;&quot;&quot;)" office:value-type="string" office:string-value="EVSAHWRPLLEEVKK" calcext:value-type="string">
            <text:p>EVSAHWRPLLEEVKK</text:p>
          </table:table-cell>
          <table:table-cell office:value-type="string" calcext:value-type="string">
            <text:p>KDPPHGHVTLNGK</text:p>
          </table:table-cell>
          <table:table-cell table:formula="of:=SUBSTITUTE(SUBSTITUTE([.C2201];&quot;(+15.99)&quot;;&quot;&quot;);&quot;(+57.02)&quot;;&quot;&quot;)" office:value-type="string" office:string-value="KDPPHGHVTLNGK" calcext:value-type="string">
            <text:p>KDPPHGHVTLNGK</text:p>
          </table:table-cell>
        </table:table-row>
        <table:table-row table:style-name="ro2">
          <table:table-cell office:value-type="string" calcext:value-type="string">
            <text:p>EPELLEQSHSAR</text:p>
          </table:table-cell>
          <table:table-cell table:formula="of:=SUBSTITUTE(SUBSTITUTE([.A2202];&quot;(+15.99)&quot;;&quot;&quot;);&quot;(+57.02)&quot;;&quot;&quot;)" office:value-type="string" office:string-value="EPELLEQSHSAR" calcext:value-type="string">
            <text:p>EPELLEQSHSAR</text:p>
          </table:table-cell>
          <table:table-cell office:value-type="string" calcext:value-type="string">
            <text:p>FYLLKKESLDLVAR</text:p>
          </table:table-cell>
          <table:table-cell table:formula="of:=SUBSTITUTE(SUBSTITUTE([.C2202];&quot;(+15.99)&quot;;&quot;&quot;);&quot;(+57.02)&quot;;&quot;&quot;)" office:value-type="string" office:string-value="FYLLKKESLDLVAR" calcext:value-type="string">
            <text:p>FYLLKKESLDLVAR</text:p>
          </table:table-cell>
        </table:table-row>
        <table:table-row table:style-name="ro1">
          <table:table-cell office:value-type="string" calcext:value-type="string">
            <text:p>KRRYPLAVHPK</text:p>
          </table:table-cell>
          <table:table-cell table:formula="of:=SUBSTITUTE(SUBSTITUTE([.A2203];&quot;(+15.99)&quot;;&quot;&quot;);&quot;(+57.02)&quot;;&quot;&quot;)" office:value-type="string" office:string-value="KRRYPLAVHPK" calcext:value-type="string">
            <text:p>KRRYPLAVHPK</text:p>
          </table:table-cell>
          <table:table-cell office:value-type="string" calcext:value-type="string">
            <text:p>TMSVTMDHR</text:p>
          </table:table-cell>
          <table:table-cell table:formula="of:=SUBSTITUTE(SUBSTITUTE([.C2203];&quot;(+15.99)&quot;;&quot;&quot;);&quot;(+57.02)&quot;;&quot;&quot;)" office:value-type="string" office:string-value="TMSVTMDHR" calcext:value-type="string">
            <text:p>TMSVTMDHR</text:p>
          </table:table-cell>
        </table:table-row>
        <table:table-row table:style-name="ro2">
          <table:table-cell office:value-type="string" calcext:value-type="string">
            <text:p>TASLPALSKSK</text:p>
          </table:table-cell>
          <table:table-cell table:formula="of:=SUBSTITUTE(SUBSTITUTE([.A2204];&quot;(+15.99)&quot;;&quot;&quot;);&quot;(+57.02)&quot;;&quot;&quot;)" office:value-type="string" office:string-value="TASLPALSKSK" calcext:value-type="string">
            <text:p>TASLPALSKSK</text:p>
          </table:table-cell>
          <table:table-cell office:value-type="string" calcext:value-type="string">
            <text:p>VAEC(+57.02)SVTAEQPR</text:p>
          </table:table-cell>
          <table:table-cell table:formula="of:=SUBSTITUTE(SUBSTITUTE([.C2204];&quot;(+15.99)&quot;;&quot;&quot;);&quot;(+57.02)&quot;;&quot;&quot;)" office:value-type="string" office:string-value="VAECSVTAEQPR" calcext:value-type="string">
            <text:p>VAECSVTAEQPR</text:p>
          </table:table-cell>
        </table:table-row>
        <table:table-row table:style-name="ro2">
          <table:table-cell office:value-type="string" calcext:value-type="string">
            <text:p>KDFAEDGSLDSFK</text:p>
          </table:table-cell>
          <table:table-cell table:formula="of:=SUBSTITUTE(SUBSTITUTE([.A2205];&quot;(+15.99)&quot;;&quot;&quot;);&quot;(+57.02)&quot;;&quot;&quot;)" office:value-type="string" office:string-value="KDFAEDGSLDSFK" calcext:value-type="string">
            <text:p>KDFAEDGSLDSFK</text:p>
          </table:table-cell>
          <table:table-cell office:value-type="string" calcext:value-type="string">
            <text:p>RGLDLAQAEELTTMVEK</text:p>
          </table:table-cell>
          <table:table-cell table:formula="of:=SUBSTITUTE(SUBSTITUTE([.C2205];&quot;(+15.99)&quot;;&quot;&quot;);&quot;(+57.02)&quot;;&quot;&quot;)" office:value-type="string" office:string-value="RGLDLAQAEELTTMVEK" calcext:value-type="string">
            <text:p>RGLDLAQAEELTTMVEK</text:p>
          </table:table-cell>
        </table:table-row>
        <table:table-row table:style-name="ro2">
          <table:table-cell office:value-type="string" calcext:value-type="string">
            <text:p>ALQESLVK</text:p>
          </table:table-cell>
          <table:table-cell table:formula="of:=SUBSTITUTE(SUBSTITUTE([.A2206];&quot;(+15.99)&quot;;&quot;&quot;);&quot;(+57.02)&quot;;&quot;&quot;)" office:value-type="string" office:string-value="ALQESLVK" calcext:value-type="string">
            <text:p>ALQESLVK</text:p>
          </table:table-cell>
          <table:table-cell office:value-type="string" calcext:value-type="string">
            <text:p>SPFLC(+57.02)SLNM(+15.99)NRAK</text:p>
          </table:table-cell>
          <table:table-cell table:formula="of:=SUBSTITUTE(SUBSTITUTE([.C2206];&quot;(+15.99)&quot;;&quot;&quot;);&quot;(+57.02)&quot;;&quot;&quot;)" office:value-type="string" office:string-value="SPFLCSLNMNRAK" calcext:value-type="string">
            <text:p>SPFLCSLNMNRAK</text:p>
          </table:table-cell>
        </table:table-row>
        <table:table-row table:style-name="ro2">
          <table:table-cell office:value-type="string" calcext:value-type="string">
            <text:p>AVPAMYR</text:p>
          </table:table-cell>
          <table:table-cell table:formula="of:=SUBSTITUTE(SUBSTITUTE([.A2207];&quot;(+15.99)&quot;;&quot;&quot;);&quot;(+57.02)&quot;;&quot;&quot;)" office:value-type="string" office:string-value="AVPAMYR" calcext:value-type="string">
            <text:p>AVPAMYR</text:p>
          </table:table-cell>
          <table:table-cell office:value-type="string" calcext:value-type="string">
            <text:p>RDWGYLAFEPSWTLSTNTER</text:p>
          </table:table-cell>
          <table:table-cell table:formula="of:=SUBSTITUTE(SUBSTITUTE([.C2207];&quot;(+15.99)&quot;;&quot;&quot;);&quot;(+57.02)&quot;;&quot;&quot;)" office:value-type="string" office:string-value="RDWGYLAFEPSWTLSTNTER" calcext:value-type="string">
            <text:p>RDWGYLAFEPSWTLSTNTER</text:p>
          </table:table-cell>
        </table:table-row>
        <table:table-row table:style-name="ro2">
          <table:table-cell office:value-type="string" calcext:value-type="string">
            <text:p>QTYC(+57.02)DM(+15.99)SDANLKTVDPGK</text:p>
          </table:table-cell>
          <table:table-cell table:formula="of:=SUBSTITUTE(SUBSTITUTE([.A2208];&quot;(+15.99)&quot;;&quot;&quot;);&quot;(+57.02)&quot;;&quot;&quot;)" office:value-type="string" office:string-value="QTYCDMSDANLKTVDPGK" calcext:value-type="string">
            <text:p>QTYCDMSDANLKTVDPGK</text:p>
          </table:table-cell>
          <table:table-cell office:value-type="string" calcext:value-type="string">
            <text:p>SAHTPLAR</text:p>
          </table:table-cell>
          <table:table-cell table:formula="of:=SUBSTITUTE(SUBSTITUTE([.C2208];&quot;(+15.99)&quot;;&quot;&quot;);&quot;(+57.02)&quot;;&quot;&quot;)" office:value-type="string" office:string-value="SAHTPLAR" calcext:value-type="string">
            <text:p>SAHTPLAR</text:p>
          </table:table-cell>
        </table:table-row>
        <table:table-row table:style-name="ro1">
          <table:table-cell office:value-type="string" calcext:value-type="string">
            <text:p>KMNPEVNK</text:p>
          </table:table-cell>
          <table:table-cell table:formula="of:=SUBSTITUTE(SUBSTITUTE([.A2209];&quot;(+15.99)&quot;;&quot;&quot;);&quot;(+57.02)&quot;;&quot;&quot;)" office:value-type="string" office:string-value="KMNPEVNK" calcext:value-type="string">
            <text:p>KMNPEVNK</text:p>
          </table:table-cell>
          <table:table-cell office:value-type="string" calcext:value-type="string">
            <text:p>DGEMLKEYPK</text:p>
          </table:table-cell>
          <table:table-cell table:formula="of:=SUBSTITUTE(SUBSTITUTE([.C2209];&quot;(+15.99)&quot;;&quot;&quot;);&quot;(+57.02)&quot;;&quot;&quot;)" office:value-type="string" office:string-value="DGEMLKEYPK" calcext:value-type="string">
            <text:p>DGEMLKEYPK</text:p>
          </table:table-cell>
        </table:table-row>
        <table:table-row table:style-name="ro2">
          <table:table-cell office:value-type="string" calcext:value-type="string">
            <text:p>VAGPPVLFNK</text:p>
          </table:table-cell>
          <table:table-cell table:formula="of:=SUBSTITUTE(SUBSTITUTE([.A2210];&quot;(+15.99)&quot;;&quot;&quot;);&quot;(+57.02)&quot;;&quot;&quot;)" office:value-type="string" office:string-value="VAGPPVLFNK" calcext:value-type="string">
            <text:p>VAGPPVLFNK</text:p>
          </table:table-cell>
          <table:table-cell office:value-type="string" calcext:value-type="string">
            <text:p>QYHLDEPYLLLTDKK</text:p>
          </table:table-cell>
          <table:table-cell table:formula="of:=SUBSTITUTE(SUBSTITUTE([.C2210];&quot;(+15.99)&quot;;&quot;&quot;);&quot;(+57.02)&quot;;&quot;&quot;)" office:value-type="string" office:string-value="QYHLDEPYLLLTDKK" calcext:value-type="string">
            <text:p>QYHLDEPYLLLTDKK</text:p>
          </table:table-cell>
        </table:table-row>
        <table:table-row table:style-name="ro2">
          <table:table-cell office:value-type="string" calcext:value-type="string">
            <text:p>QMPKKDHLENTGVALLR</text:p>
          </table:table-cell>
          <table:table-cell table:formula="of:=SUBSTITUTE(SUBSTITUTE([.A2211];&quot;(+15.99)&quot;;&quot;&quot;);&quot;(+57.02)&quot;;&quot;&quot;)" office:value-type="string" office:string-value="QMPKKDHLENTGVALLR" calcext:value-type="string">
            <text:p>QMPKKDHLENTGVALLR</text:p>
          </table:table-cell>
          <table:table-cell office:value-type="string" calcext:value-type="string">
            <text:p>TTGAQEPHASQPK</text:p>
          </table:table-cell>
          <table:table-cell table:formula="of:=SUBSTITUTE(SUBSTITUTE([.C2211];&quot;(+15.99)&quot;;&quot;&quot;);&quot;(+57.02)&quot;;&quot;&quot;)" office:value-type="string" office:string-value="TTGAQEPHASQPK" calcext:value-type="string">
            <text:p>TTGAQEPHASQPK</text:p>
          </table:table-cell>
        </table:table-row>
        <table:table-row table:style-name="ro2">
          <table:table-cell office:value-type="string" calcext:value-type="string">
            <text:p>EM(+15.99)RM(+15.99)GQTDDVTSK</text:p>
          </table:table-cell>
          <table:table-cell table:formula="of:=SUBSTITUTE(SUBSTITUTE([.A2212];&quot;(+15.99)&quot;;&quot;&quot;);&quot;(+57.02)&quot;;&quot;&quot;)" office:value-type="string" office:string-value="EMRMGQTDDVTSK" calcext:value-type="string">
            <text:p>EMRMGQTDDVTSK</text:p>
          </table:table-cell>
          <table:table-cell office:value-type="string" calcext:value-type="string">
            <text:p>EFVLGLMKM(+15.99)HR</text:p>
          </table:table-cell>
          <table:table-cell table:formula="of:=SUBSTITUTE(SUBSTITUTE([.C2212];&quot;(+15.99)&quot;;&quot;&quot;);&quot;(+57.02)&quot;;&quot;&quot;)" office:value-type="string" office:string-value="EFVLGLMKMHR" calcext:value-type="string">
            <text:p>EFVLGLMKMHR</text:p>
          </table:table-cell>
        </table:table-row>
        <table:table-row table:style-name="ro2">
          <table:table-cell office:value-type="string" calcext:value-type="string">
            <text:p>KLNTENLFPLLK</text:p>
          </table:table-cell>
          <table:table-cell table:formula="of:=SUBSTITUTE(SUBSTITUTE([.A2213];&quot;(+15.99)&quot;;&quot;&quot;);&quot;(+57.02)&quot;;&quot;&quot;)" office:value-type="string" office:string-value="KLNTENLFPLLK" calcext:value-type="string">
            <text:p>KLNTENLFPLLK</text:p>
          </table:table-cell>
          <table:table-cell office:value-type="string" calcext:value-type="string">
            <text:p>WWQNFEGETLNKK</text:p>
          </table:table-cell>
          <table:table-cell table:formula="of:=SUBSTITUTE(SUBSTITUTE([.C2213];&quot;(+15.99)&quot;;&quot;&quot;);&quot;(+57.02)&quot;;&quot;&quot;)" office:value-type="string" office:string-value="WWQNFEGETLNKK" calcext:value-type="string">
            <text:p>WWQNFEGETLNKK</text:p>
          </table:table-cell>
        </table:table-row>
        <table:table-row table:style-name="ro2">
          <table:table-cell office:value-type="string" calcext:value-type="string">
            <text:p>NNLDEEVPNK</text:p>
          </table:table-cell>
          <table:table-cell table:formula="of:=SUBSTITUTE(SUBSTITUTE([.A2214];&quot;(+15.99)&quot;;&quot;&quot;);&quot;(+57.02)&quot;;&quot;&quot;)" office:value-type="string" office:string-value="NNLDEEVPNK" calcext:value-type="string">
            <text:p>NNLDEEVPNK</text:p>
          </table:table-cell>
          <table:table-cell office:value-type="string" calcext:value-type="string">
            <text:p>VPQVVAASYLAR</text:p>
          </table:table-cell>
          <table:table-cell table:formula="of:=SUBSTITUTE(SUBSTITUTE([.C2214];&quot;(+15.99)&quot;;&quot;&quot;);&quot;(+57.02)&quot;;&quot;&quot;)" office:value-type="string" office:string-value="VPQVVAASYLAR" calcext:value-type="string">
            <text:p>VPQVVAASYLAR</text:p>
          </table:table-cell>
        </table:table-row>
        <table:table-row table:style-name="ro2">
          <table:table-cell office:value-type="string" calcext:value-type="string">
            <text:p>KC(+57.02)TETLNRLEGASNK</text:p>
          </table:table-cell>
          <table:table-cell table:formula="of:=SUBSTITUTE(SUBSTITUTE([.A2215];&quot;(+15.99)&quot;;&quot;&quot;);&quot;(+57.02)&quot;;&quot;&quot;)" office:value-type="string" office:string-value="KCTETLNRLEGASNK" calcext:value-type="string">
            <text:p>KCTETLNRLEGASNK</text:p>
          </table:table-cell>
          <table:table-cell office:value-type="string" calcext:value-type="string">
            <text:p>RYNWNGPVMREFDK</text:p>
          </table:table-cell>
          <table:table-cell table:formula="of:=SUBSTITUTE(SUBSTITUTE([.C2215];&quot;(+15.99)&quot;;&quot;&quot;);&quot;(+57.02)&quot;;&quot;&quot;)" office:value-type="string" office:string-value="RYNWNGPVMREFDK" calcext:value-type="string">
            <text:p>RYNWNGPVMREFDK</text:p>
          </table:table-cell>
        </table:table-row>
        <table:table-row table:style-name="ro2">
          <table:table-cell office:value-type="string" calcext:value-type="string">
            <text:p>QVLLTLGGMKDFK</text:p>
          </table:table-cell>
          <table:table-cell table:formula="of:=SUBSTITUTE(SUBSTITUTE([.A2216];&quot;(+15.99)&quot;;&quot;&quot;);&quot;(+57.02)&quot;;&quot;&quot;)" office:value-type="string" office:string-value="QVLLTLGGMKDFK" calcext:value-type="string">
            <text:p>QVLLTLGGMKDFK</text:p>
          </table:table-cell>
          <table:table-cell office:value-type="string" calcext:value-type="string">
            <text:p>RYVPQEASANQLK</text:p>
          </table:table-cell>
          <table:table-cell table:formula="of:=SUBSTITUTE(SUBSTITUTE([.C2216];&quot;(+15.99)&quot;;&quot;&quot;);&quot;(+57.02)&quot;;&quot;&quot;)" office:value-type="string" office:string-value="RYVPQEASANQLK" calcext:value-type="string">
            <text:p>RYVPQEASANQLK</text:p>
          </table:table-cell>
        </table:table-row>
        <table:table-row table:style-name="ro1">
          <table:table-cell office:value-type="string" calcext:value-type="string">
            <text:p>FQLANPEALLELLEGNPK</text:p>
          </table:table-cell>
          <table:table-cell table:formula="of:=SUBSTITUTE(SUBSTITUTE([.A2217];&quot;(+15.99)&quot;;&quot;&quot;);&quot;(+57.02)&quot;;&quot;&quot;)" office:value-type="string" office:string-value="FQLANPEALLELLEGNPK" calcext:value-type="string">
            <text:p>FQLANPEALLELLEGNPK</text:p>
          </table:table-cell>
          <table:table-cell office:value-type="string" calcext:value-type="string">
            <text:p>ALLPSLAPR</text:p>
          </table:table-cell>
          <table:table-cell table:formula="of:=SUBSTITUTE(SUBSTITUTE([.C2217];&quot;(+15.99)&quot;;&quot;&quot;);&quot;(+57.02)&quot;;&quot;&quot;)" office:value-type="string" office:string-value="ALLPSLAPR" calcext:value-type="string">
            <text:p>ALLPSLAPR</text:p>
          </table:table-cell>
        </table:table-row>
        <table:table-row table:style-name="ro1">
          <table:table-cell office:value-type="string" calcext:value-type="string">
            <text:p>SGDVAPGLGGK</text:p>
          </table:table-cell>
          <table:table-cell table:formula="of:=SUBSTITUTE(SUBSTITUTE([.A2218];&quot;(+15.99)&quot;;&quot;&quot;);&quot;(+57.02)&quot;;&quot;&quot;)" office:value-type="string" office:string-value="SGDVAPGLGGK" calcext:value-type="string">
            <text:p>SGDVAPGLGGK</text:p>
          </table:table-cell>
          <table:table-cell office:value-type="string" calcext:value-type="string">
            <text:p>TFANLAVPWVK</text:p>
          </table:table-cell>
          <table:table-cell table:formula="of:=SUBSTITUTE(SUBSTITUTE([.C2218];&quot;(+15.99)&quot;;&quot;&quot;);&quot;(+57.02)&quot;;&quot;&quot;)" office:value-type="string" office:string-value="TFANLAVPWVK" calcext:value-type="string">
            <text:p>TFANLAVPWVK</text:p>
          </table:table-cell>
        </table:table-row>
        <table:table-row table:style-name="ro2">
          <table:table-cell office:value-type="string" calcext:value-type="string">
            <text:p>RRLC(+57.02)NLNENVVNSLDQFDK</text:p>
          </table:table-cell>
          <table:table-cell table:formula="of:=SUBSTITUTE(SUBSTITUTE([.A2219];&quot;(+15.99)&quot;;&quot;&quot;);&quot;(+57.02)&quot;;&quot;&quot;)" office:value-type="string" office:string-value="RRLCNLNENVVNSLDQFDK" calcext:value-type="string">
            <text:p>RRLCNLNENVVNSLDQFDK</text:p>
          </table:table-cell>
          <table:table-cell office:value-type="string" calcext:value-type="string">
            <text:p>LVPTAMGDVSAPK</text:p>
          </table:table-cell>
          <table:table-cell table:formula="of:=SUBSTITUTE(SUBSTITUTE([.C2219];&quot;(+15.99)&quot;;&quot;&quot;);&quot;(+57.02)&quot;;&quot;&quot;)" office:value-type="string" office:string-value="LVPTAMGDVSAPK" calcext:value-type="string">
            <text:p>LVPTAMGDVSAPK</text:p>
          </table:table-cell>
        </table:table-row>
        <table:table-row table:style-name="ro1">
          <table:table-cell office:value-type="string" calcext:value-type="string">
            <text:p>HALPVFLHLSTFYK</text:p>
          </table:table-cell>
          <table:table-cell table:formula="of:=SUBSTITUTE(SUBSTITUTE([.A2220];&quot;(+15.99)&quot;;&quot;&quot;);&quot;(+57.02)&quot;;&quot;&quot;)" office:value-type="string" office:string-value="HALPVFLHLSTFYK" calcext:value-type="string">
            <text:p>HALPVFLHLSTFYK</text:p>
          </table:table-cell>
          <table:table-cell office:value-type="string" calcext:value-type="string">
            <text:p>M(+15.99)TLHTEK</text:p>
          </table:table-cell>
          <table:table-cell table:formula="of:=SUBSTITUTE(SUBSTITUTE([.C2220];&quot;(+15.99)&quot;;&quot;&quot;);&quot;(+57.02)&quot;;&quot;&quot;)" office:value-type="string" office:string-value="MTLHTEK" calcext:value-type="string">
            <text:p>MTLHTEK</text:p>
          </table:table-cell>
        </table:table-row>
        <table:table-row table:style-name="ro1">
          <table:table-cell office:value-type="string" calcext:value-type="string">
            <text:p>HPLPNLPFYR</text:p>
          </table:table-cell>
          <table:table-cell table:formula="of:=SUBSTITUTE(SUBSTITUTE([.A2221];&quot;(+15.99)&quot;;&quot;&quot;);&quot;(+57.02)&quot;;&quot;&quot;)" office:value-type="string" office:string-value="HPLPNLPFYR" calcext:value-type="string">
            <text:p>HPLPNLPFYR</text:p>
          </table:table-cell>
          <table:table-cell office:value-type="string" calcext:value-type="string">
            <text:p>MNGDLTDQK</text:p>
          </table:table-cell>
          <table:table-cell table:formula="of:=SUBSTITUTE(SUBSTITUTE([.C2221];&quot;(+15.99)&quot;;&quot;&quot;);&quot;(+57.02)&quot;;&quot;&quot;)" office:value-type="string" office:string-value="MNGDLTDQK" calcext:value-type="string">
            <text:p>MNGDLTDQK</text:p>
          </table:table-cell>
        </table:table-row>
        <table:table-row table:style-name="ro2">
          <table:table-cell office:value-type="string" calcext:value-type="string">
            <text:p>TAYLLEK</text:p>
          </table:table-cell>
          <table:table-cell table:formula="of:=SUBSTITUTE(SUBSTITUTE([.A2222];&quot;(+15.99)&quot;;&quot;&quot;);&quot;(+57.02)&quot;;&quot;&quot;)" office:value-type="string" office:string-value="TAYLLEK" calcext:value-type="string">
            <text:p>TAYLLEK</text:p>
          </table:table-cell>
          <table:table-cell office:value-type="string" calcext:value-type="string">
            <text:p>ETWLLC(+57.02)VDM(+15.99)HLNQK</text:p>
          </table:table-cell>
          <table:table-cell table:formula="of:=SUBSTITUTE(SUBSTITUTE([.C2222];&quot;(+15.99)&quot;;&quot;&quot;);&quot;(+57.02)&quot;;&quot;&quot;)" office:value-type="string" office:string-value="ETWLLCVDMHLNQK" calcext:value-type="string">
            <text:p>ETWLLCVDMHLNQK</text:p>
          </table:table-cell>
        </table:table-row>
        <table:table-row table:style-name="ro2">
          <table:table-cell office:value-type="string" calcext:value-type="string">
            <text:p>QQWVDEPYLLLTDKK</text:p>
          </table:table-cell>
          <table:table-cell table:formula="of:=SUBSTITUTE(SUBSTITUTE([.A2223];&quot;(+15.99)&quot;;&quot;&quot;);&quot;(+57.02)&quot;;&quot;&quot;)" office:value-type="string" office:string-value="QQWVDEPYLLLTDKK" calcext:value-type="string">
            <text:p>QQWVDEPYLLLTDKK</text:p>
          </table:table-cell>
          <table:table-cell office:value-type="string" calcext:value-type="string">
            <text:p>EMLQNGDALLDQAK</text:p>
          </table:table-cell>
          <table:table-cell table:formula="of:=SUBSTITUTE(SUBSTITUTE([.C2223];&quot;(+15.99)&quot;;&quot;&quot;);&quot;(+57.02)&quot;;&quot;&quot;)" office:value-type="string" office:string-value="EMLQNGDALLDQAK" calcext:value-type="string">
            <text:p>EMLQNGDALLDQAK</text:p>
          </table:table-cell>
        </table:table-row>
        <table:table-row table:style-name="ro2">
          <table:table-cell office:value-type="string" calcext:value-type="string">
            <text:p>SNVLFKATDGK</text:p>
          </table:table-cell>
          <table:table-cell table:formula="of:=SUBSTITUTE(SUBSTITUTE([.A2224];&quot;(+15.99)&quot;;&quot;&quot;);&quot;(+57.02)&quot;;&quot;&quot;)" office:value-type="string" office:string-value="SNVLFKATDGK" calcext:value-type="string">
            <text:p>SNVLFKATDGK</text:p>
          </table:table-cell>
          <table:table-cell office:value-type="string" calcext:value-type="string">
            <text:p>ASFSSAWDNFVEK</text:p>
          </table:table-cell>
          <table:table-cell table:formula="of:=SUBSTITUTE(SUBSTITUTE([.C2224];&quot;(+15.99)&quot;;&quot;&quot;);&quot;(+57.02)&quot;;&quot;&quot;)" office:value-type="string" office:string-value="ASFSSAWDNFVEK" calcext:value-type="string">
            <text:p>ASFSSAWDNFVEK</text:p>
          </table:table-cell>
        </table:table-row>
        <table:table-row table:style-name="ro1">
          <table:table-cell office:value-type="string" calcext:value-type="string">
            <text:p>KQYEFSLLELLVDK</text:p>
          </table:table-cell>
          <table:table-cell table:formula="of:=SUBSTITUTE(SUBSTITUTE([.A2225];&quot;(+15.99)&quot;;&quot;&quot;);&quot;(+57.02)&quot;;&quot;&quot;)" office:value-type="string" office:string-value="KQYEFSLLELLVDK" calcext:value-type="string">
            <text:p>KQYEFSLLELLVDK</text:p>
          </table:table-cell>
          <table:table-cell office:value-type="string" calcext:value-type="string">
            <text:p>KDHNLVGLK</text:p>
          </table:table-cell>
          <table:table-cell table:formula="of:=SUBSTITUTE(SUBSTITUTE([.C2225];&quot;(+15.99)&quot;;&quot;&quot;);&quot;(+57.02)&quot;;&quot;&quot;)" office:value-type="string" office:string-value="KDHNLVGLK" calcext:value-type="string">
            <text:p>KDHNLVGLK</text:p>
          </table:table-cell>
        </table:table-row>
        <table:table-row table:style-name="ro2">
          <table:table-cell office:value-type="string" calcext:value-type="string">
            <text:p>M(+15.99)HSSTGPTFEPR</text:p>
          </table:table-cell>
          <table:table-cell table:formula="of:=SUBSTITUTE(SUBSTITUTE([.A2226];&quot;(+15.99)&quot;;&quot;&quot;);&quot;(+57.02)&quot;;&quot;&quot;)" office:value-type="string" office:string-value="MHSSTGPTFEPR" calcext:value-type="string">
            <text:p>MHSSTGPTFEPR</text:p>
          </table:table-cell>
          <table:table-cell office:value-type="string" calcext:value-type="string">
            <text:p>EMLLDDETLLDK</text:p>
          </table:table-cell>
          <table:table-cell table:formula="of:=SUBSTITUTE(SUBSTITUTE([.C2226];&quot;(+15.99)&quot;;&quot;&quot;);&quot;(+57.02)&quot;;&quot;&quot;)" office:value-type="string" office:string-value="EMLLDDETLLDK" calcext:value-type="string">
            <text:p>EMLLDDETLLDK</text:p>
          </table:table-cell>
        </table:table-row>
        <table:table-row table:style-name="ro2">
          <table:table-cell office:value-type="string" calcext:value-type="string">
            <text:p>SSSALKKMAYK</text:p>
          </table:table-cell>
          <table:table-cell table:formula="of:=SUBSTITUTE(SUBSTITUTE([.A2227];&quot;(+15.99)&quot;;&quot;&quot;);&quot;(+57.02)&quot;;&quot;&quot;)" office:value-type="string" office:string-value="SSSALKKMAYK" calcext:value-type="string">
            <text:p>SSSALKKMAYK</text:p>
          </table:table-cell>
          <table:table-cell office:value-type="string" calcext:value-type="string">
            <text:p>MYM(+15.99)TAC(+57.02)SSQSLDSPK</text:p>
          </table:table-cell>
          <table:table-cell table:formula="of:=SUBSTITUTE(SUBSTITUTE([.C2227];&quot;(+15.99)&quot;;&quot;&quot;);&quot;(+57.02)&quot;;&quot;&quot;)" office:value-type="string" office:string-value="MYMTACSSQSLDSPK" calcext:value-type="string">
            <text:p>MYMTACSSQSLDSPK</text:p>
          </table:table-cell>
        </table:table-row>
        <table:table-row table:style-name="ro2">
          <table:table-cell office:value-type="string" calcext:value-type="string">
            <text:p>ELMEC(+57.02)GM(+15.99)TM(+15.99)K</text:p>
          </table:table-cell>
          <table:table-cell table:formula="of:=SUBSTITUTE(SUBSTITUTE([.A2228];&quot;(+15.99)&quot;;&quot;&quot;);&quot;(+57.02)&quot;;&quot;&quot;)" office:value-type="string" office:string-value="ELMECGMTMK" calcext:value-type="string">
            <text:p>ELMECGMTMK</text:p>
          </table:table-cell>
          <table:table-cell office:value-type="string" calcext:value-type="string">
            <text:p>LLPGFEAAM(+15.99)NLVYMLGNK</text:p>
          </table:table-cell>
          <table:table-cell table:formula="of:=SUBSTITUTE(SUBSTITUTE([.C2228];&quot;(+15.99)&quot;;&quot;&quot;);&quot;(+57.02)&quot;;&quot;&quot;)" office:value-type="string" office:string-value="LLPGFEAAMNLVYMLGNK" calcext:value-type="string">
            <text:p>LLPGFEAAMNLVYMLGNK</text:p>
          </table:table-cell>
        </table:table-row>
        <table:table-row table:style-name="ro1">
          <table:table-cell office:value-type="string" calcext:value-type="string">
            <text:p>VLGLMALNFVSR</text:p>
          </table:table-cell>
          <table:table-cell table:formula="of:=SUBSTITUTE(SUBSTITUTE([.A2229];&quot;(+15.99)&quot;;&quot;&quot;);&quot;(+57.02)&quot;;&quot;&quot;)" office:value-type="string" office:string-value="VLGLMALNFVSR" calcext:value-type="string">
            <text:p>VLGLMALNFVSR</text:p>
          </table:table-cell>
          <table:table-cell office:value-type="string" calcext:value-type="string">
            <text:p>QADPPSVTHTK</text:p>
          </table:table-cell>
          <table:table-cell table:formula="of:=SUBSTITUTE(SUBSTITUTE([.C2229];&quot;(+15.99)&quot;;&quot;&quot;);&quot;(+57.02)&quot;;&quot;&quot;)" office:value-type="string" office:string-value="QADPPSVTHTK" calcext:value-type="string">
            <text:p>QADPPSVTHTK</text:p>
          </table:table-cell>
        </table:table-row>
        <table:table-row table:style-name="ro1">
          <table:table-cell office:value-type="string" calcext:value-type="string">
            <text:p>KVQNVLLSQGYVLPK</text:p>
          </table:table-cell>
          <table:table-cell table:formula="of:=SUBSTITUTE(SUBSTITUTE([.A2230];&quot;(+15.99)&quot;;&quot;&quot;);&quot;(+57.02)&quot;;&quot;&quot;)" office:value-type="string" office:string-value="KVQNVLLSQGYVLPK" calcext:value-type="string">
            <text:p>KVQNVLLSQGYVLPK</text:p>
          </table:table-cell>
          <table:table-cell office:value-type="string" calcext:value-type="string">
            <text:p>EYSYTWRR</text:p>
          </table:table-cell>
          <table:table-cell table:formula="of:=SUBSTITUTE(SUBSTITUTE([.C2230];&quot;(+15.99)&quot;;&quot;&quot;);&quot;(+57.02)&quot;;&quot;&quot;)" office:value-type="string" office:string-value="EYSYTWRR" calcext:value-type="string">
            <text:p>EYSYTWRR</text:p>
          </table:table-cell>
        </table:table-row>
        <table:table-row table:style-name="ro2">
          <table:table-cell office:value-type="string" calcext:value-type="string">
            <text:p>AFENATLEVPGWK</text:p>
          </table:table-cell>
          <table:table-cell table:formula="of:=SUBSTITUTE(SUBSTITUTE([.A2231];&quot;(+15.99)&quot;;&quot;&quot;);&quot;(+57.02)&quot;;&quot;&quot;)" office:value-type="string" office:string-value="AFENATLEVPGWK" calcext:value-type="string">
            <text:p>AFENATLEVPGWK</text:p>
          </table:table-cell>
          <table:table-cell office:value-type="string" calcext:value-type="string">
            <text:p>RM(+15.99)KEDLHTYLEK</text:p>
          </table:table-cell>
          <table:table-cell table:formula="of:=SUBSTITUTE(SUBSTITUTE([.C2231];&quot;(+15.99)&quot;;&quot;&quot;);&quot;(+57.02)&quot;;&quot;&quot;)" office:value-type="string" office:string-value="RMKEDLHTYLEK" calcext:value-type="string">
            <text:p>RMKEDLHTYLEK</text:p>
          </table:table-cell>
        </table:table-row>
        <table:table-row table:style-name="ro1">
          <table:table-cell office:value-type="string" calcext:value-type="string">
            <text:p>DPQRMSYPLTSLAHK</text:p>
          </table:table-cell>
          <table:table-cell table:formula="of:=SUBSTITUTE(SUBSTITUTE([.A2232];&quot;(+15.99)&quot;;&quot;&quot;);&quot;(+57.02)&quot;;&quot;&quot;)" office:value-type="string" office:string-value="DPQRMSYPLTSLAHK" calcext:value-type="string">
            <text:p>DPQRMSYPLTSLAHK</text:p>
          </table:table-cell>
          <table:table-cell office:value-type="string" calcext:value-type="string">
            <text:p>ESKSNMMLPK</text:p>
          </table:table-cell>
          <table:table-cell table:formula="of:=SUBSTITUTE(SUBSTITUTE([.C2232];&quot;(+15.99)&quot;;&quot;&quot;);&quot;(+57.02)&quot;;&quot;&quot;)" office:value-type="string" office:string-value="ESKSNMMLPK" calcext:value-type="string">
            <text:p>ESKSNMMLPK</text:p>
          </table:table-cell>
        </table:table-row>
        <table:table-row table:style-name="ro2">
          <table:table-cell office:value-type="string" calcext:value-type="string">
            <text:p>NGFSLNSEK</text:p>
          </table:table-cell>
          <table:table-cell table:formula="of:=SUBSTITUTE(SUBSTITUTE([.A2233];&quot;(+15.99)&quot;;&quot;&quot;);&quot;(+57.02)&quot;;&quot;&quot;)" office:value-type="string" office:string-value="NGFSLNSEK" calcext:value-type="string">
            <text:p>NGFSLNSEK</text:p>
          </table:table-cell>
          <table:table-cell office:value-type="string" calcext:value-type="string">
            <text:p>TPYQSESYALQK</text:p>
          </table:table-cell>
          <table:table-cell table:formula="of:=SUBSTITUTE(SUBSTITUTE([.C2233];&quot;(+15.99)&quot;;&quot;&quot;);&quot;(+57.02)&quot;;&quot;&quot;)" office:value-type="string" office:string-value="TPYQSESYALQK" calcext:value-type="string">
            <text:p>TPYQSESYALQK</text:p>
          </table:table-cell>
        </table:table-row>
        <table:table-row table:style-name="ro1">
          <table:table-cell office:value-type="string" calcext:value-type="string">
            <text:p>EWLM(+15.99)STLLLVR</text:p>
          </table:table-cell>
          <table:table-cell table:formula="of:=SUBSTITUTE(SUBSTITUTE([.A2234];&quot;(+15.99)&quot;;&quot;&quot;);&quot;(+57.02)&quot;;&quot;&quot;)" office:value-type="string" office:string-value="EWLMSTLLLVR" calcext:value-type="string">
            <text:p>EWLMSTLLLVR</text:p>
          </table:table-cell>
          <table:table-cell office:value-type="string" calcext:value-type="string">
            <text:p>SHWQHYRHR</text:p>
          </table:table-cell>
          <table:table-cell table:formula="of:=SUBSTITUTE(SUBSTITUTE([.C2234];&quot;(+15.99)&quot;;&quot;&quot;);&quot;(+57.02)&quot;;&quot;&quot;)" office:value-type="string" office:string-value="SHWQHYRHR" calcext:value-type="string">
            <text:p>SHWQHYRHR</text:p>
          </table:table-cell>
        </table:table-row>
        <table:table-row table:style-name="ro2">
          <table:table-cell office:value-type="string" calcext:value-type="string">
            <text:p>RM(+15.99)KELTYHDLEK</text:p>
          </table:table-cell>
          <table:table-cell table:formula="of:=SUBSTITUTE(SUBSTITUTE([.A2235];&quot;(+15.99)&quot;;&quot;&quot;);&quot;(+57.02)&quot;;&quot;&quot;)" office:value-type="string" office:string-value="RMKELTYHDLEK" calcext:value-type="string">
            <text:p>RMKELTYHDLEK</text:p>
          </table:table-cell>
          <table:table-cell office:value-type="string" calcext:value-type="string">
            <text:p>KEC(+57.02)HVADLGPLSK</text:p>
          </table:table-cell>
          <table:table-cell table:formula="of:=SUBSTITUTE(SUBSTITUTE([.C2235];&quot;(+15.99)&quot;;&quot;&quot;);&quot;(+57.02)&quot;;&quot;&quot;)" office:value-type="string" office:string-value="KECHVADLGPLSK" calcext:value-type="string">
            <text:p>KECHVADLGPLSK</text:p>
          </table:table-cell>
        </table:table-row>
        <table:table-row table:style-name="ro2">
          <table:table-cell office:value-type="string" calcext:value-type="string">
            <text:p>NHDELGMLGGM(+15.99)MLEDEK</text:p>
          </table:table-cell>
          <table:table-cell table:formula="of:=SUBSTITUTE(SUBSTITUTE([.A2236];&quot;(+15.99)&quot;;&quot;&quot;);&quot;(+57.02)&quot;;&quot;&quot;)" office:value-type="string" office:string-value="NHDELGMLGGMMLEDEK" calcext:value-type="string">
            <text:p>NHDELGMLGGMMLEDEK</text:p>
          </table:table-cell>
          <table:table-cell office:value-type="string" calcext:value-type="string">
            <text:p>VDYTYWM(+15.99)LQNDWVKR</text:p>
          </table:table-cell>
          <table:table-cell table:formula="of:=SUBSTITUTE(SUBSTITUTE([.C2236];&quot;(+15.99)&quot;;&quot;&quot;);&quot;(+57.02)&quot;;&quot;&quot;)" office:value-type="string" office:string-value="VDYTYWMLQNDWVKR" calcext:value-type="string">
            <text:p>VDYTYWMLQNDWVKR</text:p>
          </table:table-cell>
        </table:table-row>
        <table:table-row table:style-name="ro1">
          <table:table-cell office:value-type="string" calcext:value-type="string">
            <text:p>GYESKRVYK</text:p>
          </table:table-cell>
          <table:table-cell table:formula="of:=SUBSTITUTE(SUBSTITUTE([.A2237];&quot;(+15.99)&quot;;&quot;&quot;);&quot;(+57.02)&quot;;&quot;&quot;)" office:value-type="string" office:string-value="GYESKRVYK" calcext:value-type="string">
            <text:p>GYESKRVYK</text:p>
          </table:table-cell>
          <table:table-cell office:value-type="string" calcext:value-type="string">
            <text:p>C(+57.02)C(+57.02)SM(+15.99)VLQK</text:p>
          </table:table-cell>
          <table:table-cell table:formula="of:=SUBSTITUTE(SUBSTITUTE([.C2237];&quot;(+15.99)&quot;;&quot;&quot;);&quot;(+57.02)&quot;;&quot;&quot;)" office:value-type="string" office:string-value="CCSMVLQK" calcext:value-type="string">
            <text:p>CCSMVLQK</text:p>
          </table:table-cell>
        </table:table-row>
        <table:table-row table:style-name="ro2">
          <table:table-cell office:value-type="string" calcext:value-type="string">
            <text:p>KAYQDLDPK</text:p>
          </table:table-cell>
          <table:table-cell table:formula="of:=SUBSTITUTE(SUBSTITUTE([.A2238];&quot;(+15.99)&quot;;&quot;&quot;);&quot;(+57.02)&quot;;&quot;&quot;)" office:value-type="string" office:string-value="KAYQDLDPK" calcext:value-type="string">
            <text:p>KAYQDLDPK</text:p>
          </table:table-cell>
          <table:table-cell office:value-type="string" calcext:value-type="string">
            <text:p>QWNLDEPYLLLTDKK</text:p>
          </table:table-cell>
          <table:table-cell table:formula="of:=SUBSTITUTE(SUBSTITUTE([.C2238];&quot;(+15.99)&quot;;&quot;&quot;);&quot;(+57.02)&quot;;&quot;&quot;)" office:value-type="string" office:string-value="QWNLDEPYLLLTDKK" calcext:value-type="string">
            <text:p>QWNLDEPYLLLTDKK</text:p>
          </table:table-cell>
        </table:table-row>
        <table:table-row table:style-name="ro1">
          <table:table-cell office:value-type="string" calcext:value-type="string">
            <text:p>YYC(+57.02)ATQGEDLQR</text:p>
          </table:table-cell>
          <table:table-cell table:formula="of:=SUBSTITUTE(SUBSTITUTE([.A2239];&quot;(+15.99)&quot;;&quot;&quot;);&quot;(+57.02)&quot;;&quot;&quot;)" office:value-type="string" office:string-value="YYCATQGEDLQR" calcext:value-type="string">
            <text:p>YYCATQGEDLQR</text:p>
          </table:table-cell>
          <table:table-cell office:value-type="string" calcext:value-type="string">
            <text:p>C(+57.02)C(+57.02)PSWLKK</text:p>
          </table:table-cell>
          <table:table-cell table:formula="of:=SUBSTITUTE(SUBSTITUTE([.C2239];&quot;(+15.99)&quot;;&quot;&quot;);&quot;(+57.02)&quot;;&quot;&quot;)" office:value-type="string" office:string-value="CCPSWLKK" calcext:value-type="string">
            <text:p>CCPSWLKK</text:p>
          </table:table-cell>
        </table:table-row>
        <table:table-row table:style-name="ro2">
          <table:table-cell office:value-type="string" calcext:value-type="string">
            <text:p>TGC(+57.02)KQFHLGK</text:p>
          </table:table-cell>
          <table:table-cell table:formula="of:=SUBSTITUTE(SUBSTITUTE([.A2240];&quot;(+15.99)&quot;;&quot;&quot;);&quot;(+57.02)&quot;;&quot;&quot;)" office:value-type="string" office:string-value="TGCKQFHLGK" calcext:value-type="string">
            <text:p>TGCKQFHLGK</text:p>
          </table:table-cell>
          <table:table-cell office:value-type="string" calcext:value-type="string">
            <text:p>LALARWWVLWHHAK</text:p>
          </table:table-cell>
          <table:table-cell table:formula="of:=SUBSTITUTE(SUBSTITUTE([.C2240];&quot;(+15.99)&quot;;&quot;&quot;);&quot;(+57.02)&quot;;&quot;&quot;)" office:value-type="string" office:string-value="LALARWWVLWHHAK" calcext:value-type="string">
            <text:p>LALARWWVLWHHAK</text:p>
          </table:table-cell>
        </table:table-row>
        <table:table-row table:style-name="ro2">
          <table:table-cell office:value-type="string" calcext:value-type="string">
            <text:p>KPPEMREALTSNNLAELSSEFR</text:p>
          </table:table-cell>
          <table:table-cell table:formula="of:=SUBSTITUTE(SUBSTITUTE([.A2241];&quot;(+15.99)&quot;;&quot;&quot;);&quot;(+57.02)&quot;;&quot;&quot;)" office:value-type="string" office:string-value="KPPEMREALTSNNLAELSSEFR" calcext:value-type="string">
            <text:p>KPPEMREALTSNNLAELSSEFR</text:p>
          </table:table-cell>
          <table:table-cell office:value-type="string" calcext:value-type="string">
            <text:p>QNMYHFMALC(+57.02)GPK</text:p>
          </table:table-cell>
          <table:table-cell table:formula="of:=SUBSTITUTE(SUBSTITUTE([.C2241];&quot;(+15.99)&quot;;&quot;&quot;);&quot;(+57.02)&quot;;&quot;&quot;)" office:value-type="string" office:string-value="QNMYHFMALCGPK" calcext:value-type="string">
            <text:p>QNMYHFMALCGPK</text:p>
          </table:table-cell>
        </table:table-row>
        <table:table-row table:style-name="ro1">
          <table:table-cell office:value-type="string" calcext:value-type="string">
            <text:p>KPDKFNHVTAVR</text:p>
          </table:table-cell>
          <table:table-cell table:formula="of:=SUBSTITUTE(SUBSTITUTE([.A2242];&quot;(+15.99)&quot;;&quot;&quot;);&quot;(+57.02)&quot;;&quot;&quot;)" office:value-type="string" office:string-value="KPDKFNHVTAVR" calcext:value-type="string">
            <text:p>KPDKFNHVTAVR</text:p>
          </table:table-cell>
          <table:table-cell office:value-type="string" calcext:value-type="string">
            <text:p>AFDMDAMVR</text:p>
          </table:table-cell>
          <table:table-cell table:formula="of:=SUBSTITUTE(SUBSTITUTE([.C2242];&quot;(+15.99)&quot;;&quot;&quot;);&quot;(+57.02)&quot;;&quot;&quot;)" office:value-type="string" office:string-value="AFDMDAMVR" calcext:value-type="string">
            <text:p>AFDMDAMVR</text:p>
          </table:table-cell>
        </table:table-row>
        <table:table-row table:style-name="ro2">
          <table:table-cell office:value-type="string" calcext:value-type="string">
            <text:p>KQFVEASLTSHRR</text:p>
          </table:table-cell>
          <table:table-cell table:formula="of:=SUBSTITUTE(SUBSTITUTE([.A2243];&quot;(+15.99)&quot;;&quot;&quot;);&quot;(+57.02)&quot;;&quot;&quot;)" office:value-type="string" office:string-value="KQFVEASLTSHRR" calcext:value-type="string">
            <text:p>KQFVEASLTSHRR</text:p>
          </table:table-cell>
          <table:table-cell office:value-type="string" calcext:value-type="string">
            <text:p>SSGARPASAGK</text:p>
          </table:table-cell>
          <table:table-cell table:formula="of:=SUBSTITUTE(SUBSTITUTE([.C2243];&quot;(+15.99)&quot;;&quot;&quot;);&quot;(+57.02)&quot;;&quot;&quot;)" office:value-type="string" office:string-value="SSGARPASAGK" calcext:value-type="string">
            <text:p>SSGARPASAGK</text:p>
          </table:table-cell>
        </table:table-row>
        <table:table-row table:style-name="ro2">
          <table:table-cell office:value-type="string" calcext:value-type="string">
            <text:p>MVVM(+15.99)M(+15.99)MSK</text:p>
          </table:table-cell>
          <table:table-cell table:formula="of:=SUBSTITUTE(SUBSTITUTE([.A2244];&quot;(+15.99)&quot;;&quot;&quot;);&quot;(+57.02)&quot;;&quot;&quot;)" office:value-type="string" office:string-value="MVVMMMSK" calcext:value-type="string">
            <text:p>MVVMMMSK</text:p>
          </table:table-cell>
          <table:table-cell office:value-type="string" calcext:value-type="string">
            <text:p>GHMQNLSGEFLKPWEAQK</text:p>
          </table:table-cell>
          <table:table-cell table:formula="of:=SUBSTITUTE(SUBSTITUTE([.C2244];&quot;(+15.99)&quot;;&quot;&quot;);&quot;(+57.02)&quot;;&quot;&quot;)" office:value-type="string" office:string-value="GHMQNLSGEFLKPWEAQK" calcext:value-type="string">
            <text:p>GHMQNLSGEFLKPWEAQK</text:p>
          </table:table-cell>
        </table:table-row>
        <table:table-row table:style-name="ro2">
          <table:table-cell office:value-type="string" calcext:value-type="string">
            <text:p>C(+57.02)GFNLLVHPRLLNK</text:p>
          </table:table-cell>
          <table:table-cell table:formula="of:=SUBSTITUTE(SUBSTITUTE([.A2245];&quot;(+15.99)&quot;;&quot;&quot;);&quot;(+57.02)&quot;;&quot;&quot;)" office:value-type="string" office:string-value="CGFNLLVHPRLLNK" calcext:value-type="string">
            <text:p>CGFNLLVHPRLLNK</text:p>
          </table:table-cell>
          <table:table-cell office:value-type="string" calcext:value-type="string">
            <text:p>QWYELALGMLEEK</text:p>
          </table:table-cell>
          <table:table-cell table:formula="of:=SUBSTITUTE(SUBSTITUTE([.C2245];&quot;(+15.99)&quot;;&quot;&quot;);&quot;(+57.02)&quot;;&quot;&quot;)" office:value-type="string" office:string-value="QWYELALGMLEEK" calcext:value-type="string">
            <text:p>QWYELALGMLEEK</text:p>
          </table:table-cell>
        </table:table-row>
        <table:table-row table:style-name="ro2">
          <table:table-cell office:value-type="string" calcext:value-type="string">
            <text:p>QM(+15.99)SSSC(+57.02)C(+57.02)AK</text:p>
          </table:table-cell>
          <table:table-cell table:formula="of:=SUBSTITUTE(SUBSTITUTE([.A2246];&quot;(+15.99)&quot;;&quot;&quot;);&quot;(+57.02)&quot;;&quot;&quot;)" office:value-type="string" office:string-value="QMSSSCCAK" calcext:value-type="string">
            <text:p>QMSSSCCAK</text:p>
          </table:table-cell>
          <table:table-cell office:value-type="string" calcext:value-type="string">
            <text:p>GC(+57.02)PGSMPNAHLAC(+57.02)YK</text:p>
          </table:table-cell>
          <table:table-cell table:formula="of:=SUBSTITUTE(SUBSTITUTE([.C2246];&quot;(+15.99)&quot;;&quot;&quot;);&quot;(+57.02)&quot;;&quot;&quot;)" office:value-type="string" office:string-value="GCPGSMPNAHLACYK" calcext:value-type="string">
            <text:p>GCPGSMPNAHLACYK</text:p>
          </table:table-cell>
        </table:table-row>
        <table:table-row table:style-name="ro2">
          <table:table-cell office:value-type="string" calcext:value-type="string">
            <text:p>C(+57.02)FLWPK</text:p>
          </table:table-cell>
          <table:table-cell table:formula="of:=SUBSTITUTE(SUBSTITUTE([.A2247];&quot;(+15.99)&quot;;&quot;&quot;);&quot;(+57.02)&quot;;&quot;&quot;)" office:value-type="string" office:string-value="CFLWPK" calcext:value-type="string">
            <text:p>CFLWPK</text:p>
          </table:table-cell>
          <table:table-cell office:value-type="string" calcext:value-type="string">
            <text:p>KVESEGNSLQK</text:p>
          </table:table-cell>
          <table:table-cell table:formula="of:=SUBSTITUTE(SUBSTITUTE([.C2247];&quot;(+15.99)&quot;;&quot;&quot;);&quot;(+57.02)&quot;;&quot;&quot;)" office:value-type="string" office:string-value="KVESEGNSLQK" calcext:value-type="string">
            <text:p>KVESEGNSLQK</text:p>
          </table:table-cell>
        </table:table-row>
        <table:table-row table:style-name="ro2">
          <table:table-cell office:value-type="string" calcext:value-type="string">
            <text:p>EWKTLAHWFSDLAK</text:p>
          </table:table-cell>
          <table:table-cell table:formula="of:=SUBSTITUTE(SUBSTITUTE([.A2248];&quot;(+15.99)&quot;;&quot;&quot;);&quot;(+57.02)&quot;;&quot;&quot;)" office:value-type="string" office:string-value="EWKTLAHWFSDLAK" calcext:value-type="string">
            <text:p>EWKTLAHWFSDLAK</text:p>
          </table:table-cell>
          <table:table-cell office:value-type="string" calcext:value-type="string">
            <text:p>QRHAWSMSTGAK</text:p>
          </table:table-cell>
          <table:table-cell table:formula="of:=SUBSTITUTE(SUBSTITUTE([.C2248];&quot;(+15.99)&quot;;&quot;&quot;);&quot;(+57.02)&quot;;&quot;&quot;)" office:value-type="string" office:string-value="QRHAWSMSTGAK" calcext:value-type="string">
            <text:p>QRHAWSMSTGAK</text:p>
          </table:table-cell>
        </table:table-row>
        <table:table-row table:style-name="ro2">
          <table:table-cell office:value-type="string" calcext:value-type="string">
            <text:p>WMNWNGPLRFVFDK</text:p>
          </table:table-cell>
          <table:table-cell table:formula="of:=SUBSTITUTE(SUBSTITUTE([.A2249];&quot;(+15.99)&quot;;&quot;&quot;);&quot;(+57.02)&quot;;&quot;&quot;)" office:value-type="string" office:string-value="WMNWNGPLRFVFDK" calcext:value-type="string">
            <text:p>WMNWNGPLRFVFDK</text:p>
          </table:table-cell>
          <table:table-cell office:value-type="string" calcext:value-type="string">
            <text:p>AAPLM(+15.99)VWGNLLKNK</text:p>
          </table:table-cell>
          <table:table-cell table:formula="of:=SUBSTITUTE(SUBSTITUTE([.C2249];&quot;(+15.99)&quot;;&quot;&quot;);&quot;(+57.02)&quot;;&quot;&quot;)" office:value-type="string" office:string-value="AAPLMVWGNLLKNK" calcext:value-type="string">
            <text:p>AAPLMVWGNLLKNK</text:p>
          </table:table-cell>
        </table:table-row>
        <table:table-row table:style-name="ro2">
          <table:table-cell office:value-type="string" calcext:value-type="string">
            <text:p>KVDAVEPLLK</text:p>
          </table:table-cell>
          <table:table-cell table:formula="of:=SUBSTITUTE(SUBSTITUTE([.A2250];&quot;(+15.99)&quot;;&quot;&quot;);&quot;(+57.02)&quot;;&quot;&quot;)" office:value-type="string" office:string-value="KVDAVEPLLK" calcext:value-type="string">
            <text:p>KVDAVEPLLK</text:p>
          </table:table-cell>
          <table:table-cell office:value-type="string" calcext:value-type="string">
            <text:p>NEPPHVQNVLAR</text:p>
          </table:table-cell>
          <table:table-cell table:formula="of:=SUBSTITUTE(SUBSTITUTE([.C2250];&quot;(+15.99)&quot;;&quot;&quot;);&quot;(+57.02)&quot;;&quot;&quot;)" office:value-type="string" office:string-value="NEPPHVQNVLAR" calcext:value-type="string">
            <text:p>NEPPHVQNVLAR</text:p>
          </table:table-cell>
        </table:table-row>
        <table:table-row table:style-name="ro2">
          <table:table-cell office:value-type="string" calcext:value-type="string">
            <text:p>QYALAAYFPR</text:p>
          </table:table-cell>
          <table:table-cell table:formula="of:=SUBSTITUTE(SUBSTITUTE([.A2251];&quot;(+15.99)&quot;;&quot;&quot;);&quot;(+57.02)&quot;;&quot;&quot;)" office:value-type="string" office:string-value="QYALAAYFPR" calcext:value-type="string">
            <text:p>QYALAAYFPR</text:p>
          </table:table-cell>
          <table:table-cell office:value-type="string" calcext:value-type="string">
            <text:p>DVSQM(+15.99)NGLEVLGLPTEK</text:p>
          </table:table-cell>
          <table:table-cell table:formula="of:=SUBSTITUTE(SUBSTITUTE([.C2251];&quot;(+15.99)&quot;;&quot;&quot;);&quot;(+57.02)&quot;;&quot;&quot;)" office:value-type="string" office:string-value="DVSQMNGLEVLGLPTEK" calcext:value-type="string">
            <text:p>DVSQMNGLEVLGLPTEK</text:p>
          </table:table-cell>
        </table:table-row>
        <table:table-row table:style-name="ro2">
          <table:table-cell office:value-type="string" calcext:value-type="string">
            <text:p>EAHVMEASELVK</text:p>
          </table:table-cell>
          <table:table-cell table:formula="of:=SUBSTITUTE(SUBSTITUTE([.A2252];&quot;(+15.99)&quot;;&quot;&quot;);&quot;(+57.02)&quot;;&quot;&quot;)" office:value-type="string" office:string-value="EAHVMEASELVK" calcext:value-type="string">
            <text:p>EAHVMEASELVK</text:p>
          </table:table-cell>
          <table:table-cell office:value-type="string" calcext:value-type="string">
            <text:p>HTPQVGNHPLEFK</text:p>
          </table:table-cell>
          <table:table-cell table:formula="of:=SUBSTITUTE(SUBSTITUTE([.C2252];&quot;(+15.99)&quot;;&quot;&quot;);&quot;(+57.02)&quot;;&quot;&quot;)" office:value-type="string" office:string-value="HTPQVGNHPLEFK" calcext:value-type="string">
            <text:p>HTPQVGNHPLEFK</text:p>
          </table:table-cell>
        </table:table-row>
        <table:table-row table:style-name="ro2">
          <table:table-cell office:value-type="string" calcext:value-type="string">
            <text:p>KPEAFKK</text:p>
          </table:table-cell>
          <table:table-cell table:formula="of:=SUBSTITUTE(SUBSTITUTE([.A2253];&quot;(+15.99)&quot;;&quot;&quot;);&quot;(+57.02)&quot;;&quot;&quot;)" office:value-type="string" office:string-value="KPEAFKK" calcext:value-type="string">
            <text:p>KPEAFKK</text:p>
          </table:table-cell>
          <table:table-cell office:value-type="string" calcext:value-type="string">
            <text:p>MLDPTMSGGPK</text:p>
          </table:table-cell>
          <table:table-cell table:formula="of:=SUBSTITUTE(SUBSTITUTE([.C2253];&quot;(+15.99)&quot;;&quot;&quot;);&quot;(+57.02)&quot;;&quot;&quot;)" office:value-type="string" office:string-value="MLDPTMSGGPK" calcext:value-type="string">
            <text:p>MLDPTMSGGPK</text:p>
          </table:table-cell>
        </table:table-row>
        <table:table-row table:style-name="ro2">
          <table:table-cell office:value-type="string" calcext:value-type="string">
            <text:p>NNLVM(+15.99)EHHAM(+15.99)TYSK</text:p>
          </table:table-cell>
          <table:table-cell table:formula="of:=SUBSTITUTE(SUBSTITUTE([.A2254];&quot;(+15.99)&quot;;&quot;&quot;);&quot;(+57.02)&quot;;&quot;&quot;)" office:value-type="string" office:string-value="NNLVMEHHAMTYSK" calcext:value-type="string">
            <text:p>NNLVMEHHAMTYSK</text:p>
          </table:table-cell>
          <table:table-cell office:value-type="string" calcext:value-type="string">
            <text:p>DWLYLSPNMLLEHK</text:p>
          </table:table-cell>
          <table:table-cell table:formula="of:=SUBSTITUTE(SUBSTITUTE([.C2254];&quot;(+15.99)&quot;;&quot;&quot;);&quot;(+57.02)&quot;;&quot;&quot;)" office:value-type="string" office:string-value="DWLYLSPNMLLEHK" calcext:value-type="string">
            <text:p>DWLYLSPNMLLEHK</text:p>
          </table:table-cell>
        </table:table-row>
        <table:table-row table:style-name="ro2">
          <table:table-cell office:value-type="string" calcext:value-type="string">
            <text:p>M(+15.99)EEHDFR</text:p>
          </table:table-cell>
          <table:table-cell table:formula="of:=SUBSTITUTE(SUBSTITUTE([.A2255];&quot;(+15.99)&quot;;&quot;&quot;);&quot;(+57.02)&quot;;&quot;&quot;)" office:value-type="string" office:string-value="MEEHDFR" calcext:value-type="string">
            <text:p>MEEHDFR</text:p>
          </table:table-cell>
          <table:table-cell office:value-type="string" calcext:value-type="string">
            <text:p>EALVDAGRAVLK</text:p>
          </table:table-cell>
          <table:table-cell table:formula="of:=SUBSTITUTE(SUBSTITUTE([.C2255];&quot;(+15.99)&quot;;&quot;&quot;);&quot;(+57.02)&quot;;&quot;&quot;)" office:value-type="string" office:string-value="EALVDAGRAVLK" calcext:value-type="string">
            <text:p>EALVDAGRAVLK</text:p>
          </table:table-cell>
        </table:table-row>
        <table:table-row table:style-name="ro2">
          <table:table-cell office:value-type="string" calcext:value-type="string">
            <text:p>KWPYGTLQLPTEER</text:p>
          </table:table-cell>
          <table:table-cell table:formula="of:=SUBSTITUTE(SUBSTITUTE([.A2256];&quot;(+15.99)&quot;;&quot;&quot;);&quot;(+57.02)&quot;;&quot;&quot;)" office:value-type="string" office:string-value="KWPYGTLQLPTEER" calcext:value-type="string">
            <text:p>KWPYGTLQLPTEER</text:p>
          </table:table-cell>
          <table:table-cell office:value-type="string" calcext:value-type="string">
            <text:p>EAEMHVASELVK</text:p>
          </table:table-cell>
          <table:table-cell table:formula="of:=SUBSTITUTE(SUBSTITUTE([.C2256];&quot;(+15.99)&quot;;&quot;&quot;);&quot;(+57.02)&quot;;&quot;&quot;)" office:value-type="string" office:string-value="EAEMHVASELVK" calcext:value-type="string">
            <text:p>EAEMHVASELVK</text:p>
          </table:table-cell>
        </table:table-row>
        <table:table-row table:style-name="ro1">
          <table:table-cell office:value-type="string" calcext:value-type="string">
            <text:p>NYYNFQMNHVK</text:p>
          </table:table-cell>
          <table:table-cell table:formula="of:=SUBSTITUTE(SUBSTITUTE([.A2257];&quot;(+15.99)&quot;;&quot;&quot;);&quot;(+57.02)&quot;;&quot;&quot;)" office:value-type="string" office:string-value="NYYNFQMNHVK" calcext:value-type="string">
            <text:p>NYYNFQMNHVK</text:p>
          </table:table-cell>
          <table:table-cell office:value-type="string" calcext:value-type="string">
            <text:p>SYVLAPLLK</text:p>
          </table:table-cell>
          <table:table-cell table:formula="of:=SUBSTITUTE(SUBSTITUTE([.C2257];&quot;(+15.99)&quot;;&quot;&quot;);&quot;(+57.02)&quot;;&quot;&quot;)" office:value-type="string" office:string-value="SYVLAPLLK" calcext:value-type="string">
            <text:p>SYVLAPLLK</text:p>
          </table:table-cell>
        </table:table-row>
        <table:table-row table:style-name="ro2">
          <table:table-cell office:value-type="string" calcext:value-type="string">
            <text:p>EMVPFNPLFPDLK</text:p>
          </table:table-cell>
          <table:table-cell table:formula="of:=SUBSTITUTE(SUBSTITUTE([.A2258];&quot;(+15.99)&quot;;&quot;&quot;);&quot;(+57.02)&quot;;&quot;&quot;)" office:value-type="string" office:string-value="EMVPFNPLFPDLK" calcext:value-type="string">
            <text:p>EMVPFNPLFPDLK</text:p>
          </table:table-cell>
          <table:table-cell office:value-type="string" calcext:value-type="string">
            <text:p>ENMWPANEAADAMTK</text:p>
          </table:table-cell>
          <table:table-cell table:formula="of:=SUBSTITUTE(SUBSTITUTE([.C2258];&quot;(+15.99)&quot;;&quot;&quot;);&quot;(+57.02)&quot;;&quot;&quot;)" office:value-type="string" office:string-value="ENMWPANEAADAMTK" calcext:value-type="string">
            <text:p>ENMWPANEAADAMTK</text:p>
          </table:table-cell>
        </table:table-row>
        <table:table-row table:style-name="ro1">
          <table:table-cell office:value-type="string" calcext:value-type="string">
            <text:p>KMFTELDEC(+57.02)HR</text:p>
          </table:table-cell>
          <table:table-cell table:formula="of:=SUBSTITUTE(SUBSTITUTE([.A2259];&quot;(+15.99)&quot;;&quot;&quot;);&quot;(+57.02)&quot;;&quot;&quot;)" office:value-type="string" office:string-value="KMFTELDECHR" calcext:value-type="string">
            <text:p>KMFTELDECHR</text:p>
          </table:table-cell>
          <table:table-cell office:value-type="string" calcext:value-type="string">
            <text:p>SPASWM(+15.99)EK</text:p>
          </table:table-cell>
          <table:table-cell table:formula="of:=SUBSTITUTE(SUBSTITUTE([.C2259];&quot;(+15.99)&quot;;&quot;&quot;);&quot;(+57.02)&quot;;&quot;&quot;)" office:value-type="string" office:string-value="SPASWMEK" calcext:value-type="string">
            <text:p>SPASWMEK</text:p>
          </table:table-cell>
        </table:table-row>
        <table:table-row table:style-name="ro1">
          <table:table-cell office:value-type="string" calcext:value-type="string">
            <text:p>RLNVAAVRDPGM(+15.99)QR</text:p>
          </table:table-cell>
          <table:table-cell table:formula="of:=SUBSTITUTE(SUBSTITUTE([.A2260];&quot;(+15.99)&quot;;&quot;&quot;);&quot;(+57.02)&quot;;&quot;&quot;)" office:value-type="string" office:string-value="RLNVAAVRDPGMQR" calcext:value-type="string">
            <text:p>RLNVAAVRDPGMQR</text:p>
          </table:table-cell>
          <table:table-cell office:value-type="string" calcext:value-type="string">
            <text:p>EMTLGLGLK</text:p>
          </table:table-cell>
          <table:table-cell table:formula="of:=SUBSTITUTE(SUBSTITUTE([.C2260];&quot;(+15.99)&quot;;&quot;&quot;);&quot;(+57.02)&quot;;&quot;&quot;)" office:value-type="string" office:string-value="EMTLGLGLK" calcext:value-type="string">
            <text:p>EMTLGLGLK</text:p>
          </table:table-cell>
        </table:table-row>
        <table:table-row table:style-name="ro1">
          <table:table-cell office:value-type="string" calcext:value-type="string">
            <text:p>KDRVRNGKEGR</text:p>
          </table:table-cell>
          <table:table-cell table:formula="of:=SUBSTITUTE(SUBSTITUTE([.A2261];&quot;(+15.99)&quot;;&quot;&quot;);&quot;(+57.02)&quot;;&quot;&quot;)" office:value-type="string" office:string-value="KDRVRNGKEGR" calcext:value-type="string">
            <text:p>KDRVRNGKEGR</text:p>
          </table:table-cell>
          <table:table-cell office:value-type="string" calcext:value-type="string">
            <text:p>TNM(+15.99)C(+57.02)LLDLLWR</text:p>
          </table:table-cell>
          <table:table-cell table:formula="of:=SUBSTITUTE(SUBSTITUTE([.C2261];&quot;(+15.99)&quot;;&quot;&quot;);&quot;(+57.02)&quot;;&quot;&quot;)" office:value-type="string" office:string-value="TNMCLLDLLWR" calcext:value-type="string">
            <text:p>TNMCLLDLLWR</text:p>
          </table:table-cell>
        </table:table-row>
        <table:table-row table:style-name="ro2">
          <table:table-cell office:value-type="string" calcext:value-type="string">
            <text:p>REREFDQDDLLEEQLR</text:p>
          </table:table-cell>
          <table:table-cell table:formula="of:=SUBSTITUTE(SUBSTITUTE([.A2262];&quot;(+15.99)&quot;;&quot;&quot;);&quot;(+57.02)&quot;;&quot;&quot;)" office:value-type="string" office:string-value="REREFDQDDLLEEQLR" calcext:value-type="string">
            <text:p>REREFDQDDLLEEQLR</text:p>
          </table:table-cell>
          <table:table-cell office:value-type="string" calcext:value-type="string">
            <text:p>RWPLDEPYLLLTDKK</text:p>
          </table:table-cell>
          <table:table-cell table:formula="of:=SUBSTITUTE(SUBSTITUTE([.C2262];&quot;(+15.99)&quot;;&quot;&quot;);&quot;(+57.02)&quot;;&quot;&quot;)" office:value-type="string" office:string-value="RWPLDEPYLLLTDKK" calcext:value-type="string">
            <text:p>RWPLDEPYLLLTDKK</text:p>
          </table:table-cell>
        </table:table-row>
        <table:table-row table:style-name="ro2">
          <table:table-cell office:value-type="string" calcext:value-type="string">
            <text:p>NPAVMGFGDVGK</text:p>
          </table:table-cell>
          <table:table-cell table:formula="of:=SUBSTITUTE(SUBSTITUTE([.A2263];&quot;(+15.99)&quot;;&quot;&quot;);&quot;(+57.02)&quot;;&quot;&quot;)" office:value-type="string" office:string-value="NPAVMGFGDVGK" calcext:value-type="string">
            <text:p>NPAVMGFGDVGK</text:p>
          </table:table-cell>
          <table:table-cell office:value-type="string" calcext:value-type="string">
            <text:p>DC(+57.02)TTELEVRDFR</text:p>
          </table:table-cell>
          <table:table-cell table:formula="of:=SUBSTITUTE(SUBSTITUTE([.C2263];&quot;(+15.99)&quot;;&quot;&quot;);&quot;(+57.02)&quot;;&quot;&quot;)" office:value-type="string" office:string-value="DCTTELEVRDFR" calcext:value-type="string">
            <text:p>DCTTELEVRDFR</text:p>
          </table:table-cell>
        </table:table-row>
        <table:table-row table:style-name="ro1">
          <table:table-cell office:value-type="string" calcext:value-type="string">
            <text:p>DLEVTNDESLELPGR</text:p>
          </table:table-cell>
          <table:table-cell table:formula="of:=SUBSTITUTE(SUBSTITUTE([.A2264];&quot;(+15.99)&quot;;&quot;&quot;);&quot;(+57.02)&quot;;&quot;&quot;)" office:value-type="string" office:string-value="DLEVTNDESLELPGR" calcext:value-type="string">
            <text:p>DLEVTNDESLELPGR</text:p>
          </table:table-cell>
          <table:table-cell office:value-type="string" calcext:value-type="string">
            <text:p>KVSVDYAK</text:p>
          </table:table-cell>
          <table:table-cell table:formula="of:=SUBSTITUTE(SUBSTITUTE([.C2264];&quot;(+15.99)&quot;;&quot;&quot;);&quot;(+57.02)&quot;;&quot;&quot;)" office:value-type="string" office:string-value="KVSVDYAK" calcext:value-type="string">
            <text:p>KVSVDYAK</text:p>
          </table:table-cell>
        </table:table-row>
        <table:table-row table:style-name="ro2">
          <table:table-cell office:value-type="string" calcext:value-type="string">
            <text:p>LVQNFSTK</text:p>
          </table:table-cell>
          <table:table-cell table:formula="of:=SUBSTITUTE(SUBSTITUTE([.A2265];&quot;(+15.99)&quot;;&quot;&quot;);&quot;(+57.02)&quot;;&quot;&quot;)" office:value-type="string" office:string-value="LVQNFSTK" calcext:value-type="string">
            <text:p>LVQNFSTK</text:p>
          </table:table-cell>
          <table:table-cell office:value-type="string" calcext:value-type="string">
            <text:p>M(+15.99)RAVLDENMKLLSEK</text:p>
          </table:table-cell>
          <table:table-cell table:formula="of:=SUBSTITUTE(SUBSTITUTE([.C2265];&quot;(+15.99)&quot;;&quot;&quot;);&quot;(+57.02)&quot;;&quot;&quot;)" office:value-type="string" office:string-value="MRAVLDENMKLLSEK" calcext:value-type="string">
            <text:p>MRAVLDENMKLLSEK</text:p>
          </table:table-cell>
        </table:table-row>
        <table:table-row table:style-name="ro2">
          <table:table-cell office:value-type="string" calcext:value-type="string">
            <text:p>KRDLAESVAVTLGPK</text:p>
          </table:table-cell>
          <table:table-cell table:formula="of:=SUBSTITUTE(SUBSTITUTE([.A2266];&quot;(+15.99)&quot;;&quot;&quot;);&quot;(+57.02)&quot;;&quot;&quot;)" office:value-type="string" office:string-value="KRDLAESVAVTLGPK" calcext:value-type="string">
            <text:p>KRDLAESVAVTLGPK</text:p>
          </table:table-cell>
          <table:table-cell office:value-type="string" calcext:value-type="string">
            <text:p>FAKDASLVNGAHVVLR</text:p>
          </table:table-cell>
          <table:table-cell table:formula="of:=SUBSTITUTE(SUBSTITUTE([.C2266];&quot;(+15.99)&quot;;&quot;&quot;);&quot;(+57.02)&quot;;&quot;&quot;)" office:value-type="string" office:string-value="FAKDASLVNGAHVVLR" calcext:value-type="string">
            <text:p>FAKDASLVNGAHVVLR</text:p>
          </table:table-cell>
        </table:table-row>
        <table:table-row table:style-name="ro2">
          <table:table-cell office:value-type="string" calcext:value-type="string">
            <text:p>EMGNGDYPGVVLTPK</text:p>
          </table:table-cell>
          <table:table-cell table:formula="of:=SUBSTITUTE(SUBSTITUTE([.A2267];&quot;(+15.99)&quot;;&quot;&quot;);&quot;(+57.02)&quot;;&quot;&quot;)" office:value-type="string" office:string-value="EMGNGDYPGVVLTPK" calcext:value-type="string">
            <text:p>EMGNGDYPGVVLTPK</text:p>
          </table:table-cell>
          <table:table-cell office:value-type="string" calcext:value-type="string">
            <text:p>M(+15.99)RDGNNGADLQNHPLK</text:p>
          </table:table-cell>
          <table:table-cell table:formula="of:=SUBSTITUTE(SUBSTITUTE([.C2267];&quot;(+15.99)&quot;;&quot;&quot;);&quot;(+57.02)&quot;;&quot;&quot;)" office:value-type="string" office:string-value="MRDGNNGADLQNHPLK" calcext:value-type="string">
            <text:p>MRDGNNGADLQNHPLK</text:p>
          </table:table-cell>
        </table:table-row>
        <table:table-row table:style-name="ro2">
          <table:table-cell office:value-type="string" calcext:value-type="string">
            <text:p>KQQEANLPLKR</text:p>
          </table:table-cell>
          <table:table-cell table:formula="of:=SUBSTITUTE(SUBSTITUTE([.A2268];&quot;(+15.99)&quot;;&quot;&quot;);&quot;(+57.02)&quot;;&quot;&quot;)" office:value-type="string" office:string-value="KQQEANLPLKR" calcext:value-type="string">
            <text:p>KQQEANLPLKR</text:p>
          </table:table-cell>
          <table:table-cell office:value-type="string" calcext:value-type="string">
            <text:p>DSMNDVLVGLYK</text:p>
          </table:table-cell>
          <table:table-cell table:formula="of:=SUBSTITUTE(SUBSTITUTE([.C2268];&quot;(+15.99)&quot;;&quot;&quot;);&quot;(+57.02)&quot;;&quot;&quot;)" office:value-type="string" office:string-value="DSMNDVLVGLYK" calcext:value-type="string">
            <text:p>DSMNDVLVGLYK</text:p>
          </table:table-cell>
        </table:table-row>
        <table:table-row table:style-name="ro2">
          <table:table-cell office:value-type="string" calcext:value-type="string">
            <text:p>SPEQDQYAGK</text:p>
          </table:table-cell>
          <table:table-cell table:formula="of:=SUBSTITUTE(SUBSTITUTE([.A2269];&quot;(+15.99)&quot;;&quot;&quot;);&quot;(+57.02)&quot;;&quot;&quot;)" office:value-type="string" office:string-value="SPEQDQYAGK" calcext:value-type="string">
            <text:p>SPEQDQYAGK</text:p>
          </table:table-cell>
          <table:table-cell office:value-type="string" calcext:value-type="string">
            <text:p>REEPALGNDGFLNAK</text:p>
          </table:table-cell>
          <table:table-cell table:formula="of:=SUBSTITUTE(SUBSTITUTE([.C2269];&quot;(+15.99)&quot;;&quot;&quot;);&quot;(+57.02)&quot;;&quot;&quot;)" office:value-type="string" office:string-value="REEPALGNDGFLNAK" calcext:value-type="string">
            <text:p>REEPALGNDGFLNAK</text:p>
          </table:table-cell>
        </table:table-row>
        <table:table-row table:style-name="ro2">
          <table:table-cell office:value-type="string" calcext:value-type="string">
            <text:p>KLVQDLPK</text:p>
          </table:table-cell>
          <table:table-cell table:formula="of:=SUBSTITUTE(SUBSTITUTE([.A2270];&quot;(+15.99)&quot;;&quot;&quot;);&quot;(+57.02)&quot;;&quot;&quot;)" office:value-type="string" office:string-value="KLVQDLPK" calcext:value-type="string">
            <text:p>KLVQDLPK</text:p>
          </table:table-cell>
          <table:table-cell office:value-type="string" calcext:value-type="string">
            <text:p>NYAVLDEPYLLGKASNK</text:p>
          </table:table-cell>
          <table:table-cell table:formula="of:=SUBSTITUTE(SUBSTITUTE([.C2270];&quot;(+15.99)&quot;;&quot;&quot;);&quot;(+57.02)&quot;;&quot;&quot;)" office:value-type="string" office:string-value="NYAVLDEPYLLGKASNK" calcext:value-type="string">
            <text:p>NYAVLDEPYLLGKASNK</text:p>
          </table:table-cell>
        </table:table-row>
        <table:table-row table:style-name="ro2">
          <table:table-cell office:value-type="string" calcext:value-type="string">
            <text:p>EKM(+15.99)LEDYEAMK</text:p>
          </table:table-cell>
          <table:table-cell table:formula="of:=SUBSTITUTE(SUBSTITUTE([.A2271];&quot;(+15.99)&quot;;&quot;&quot;);&quot;(+57.02)&quot;;&quot;&quot;)" office:value-type="string" office:string-value="EKMLEDYEAMK" calcext:value-type="string">
            <text:p>EKMLEDYEAMK</text:p>
          </table:table-cell>
          <table:table-cell office:value-type="string" calcext:value-type="string">
            <text:p>RC(+57.02)YYWSM(+15.99)PVLLEDK</text:p>
          </table:table-cell>
          <table:table-cell table:formula="of:=SUBSTITUTE(SUBSTITUTE([.C2271];&quot;(+15.99)&quot;;&quot;&quot;);&quot;(+57.02)&quot;;&quot;&quot;)" office:value-type="string" office:string-value="RCYYWSMPVLLEDK" calcext:value-type="string">
            <text:p>RCYYWSMPVLLEDK</text:p>
          </table:table-cell>
        </table:table-row>
        <table:table-row table:style-name="ro1">
          <table:table-cell office:value-type="string" calcext:value-type="string">
            <text:p>DGEGTYVVRDGEC(+57.02)MK</text:p>
          </table:table-cell>
          <table:table-cell table:formula="of:=SUBSTITUTE(SUBSTITUTE([.A2272];&quot;(+15.99)&quot;;&quot;&quot;);&quot;(+57.02)&quot;;&quot;&quot;)" office:value-type="string" office:string-value="DGEGTYVVRDGECMK" calcext:value-type="string">
            <text:p>DGEGTYVVRDGECMK</text:p>
          </table:table-cell>
          <table:table-cell office:value-type="string" calcext:value-type="string">
            <text:p>ELM(+15.99)PDLFDNKK</text:p>
          </table:table-cell>
          <table:table-cell table:formula="of:=SUBSTITUTE(SUBSTITUTE([.C2272];&quot;(+15.99)&quot;;&quot;&quot;);&quot;(+57.02)&quot;;&quot;&quot;)" office:value-type="string" office:string-value="ELMPDLFDNKK" calcext:value-type="string">
            <text:p>ELMPDLFDNKK</text:p>
          </table:table-cell>
        </table:table-row>
        <table:table-row table:style-name="ro2">
          <table:table-cell office:value-type="string" calcext:value-type="string">
            <text:p>TVDKSTGALTLDLALGNYPK</text:p>
          </table:table-cell>
          <table:table-cell table:formula="of:=SUBSTITUTE(SUBSTITUTE([.A2273];&quot;(+15.99)&quot;;&quot;&quot;);&quot;(+57.02)&quot;;&quot;&quot;)" office:value-type="string" office:string-value="TVDKSTGALTLDLALGNYPK" calcext:value-type="string">
            <text:p>TVDKSTGALTLDLALGNYPK</text:p>
          </table:table-cell>
          <table:table-cell office:value-type="string" calcext:value-type="string">
            <text:p>QSYVQC(+57.02)TDDVTSK</text:p>
          </table:table-cell>
          <table:table-cell table:formula="of:=SUBSTITUTE(SUBSTITUTE([.C2273];&quot;(+15.99)&quot;;&quot;&quot;);&quot;(+57.02)&quot;;&quot;&quot;)" office:value-type="string" office:string-value="QSYVQCTDDVTSK" calcext:value-type="string">
            <text:p>QSYVQCTDDVTSK</text:p>
          </table:table-cell>
        </table:table-row>
        <table:table-row table:style-name="ro2">
          <table:table-cell office:value-type="string" calcext:value-type="string">
            <text:p>VGMTLPRR</text:p>
          </table:table-cell>
          <table:table-cell table:formula="of:=SUBSTITUTE(SUBSTITUTE([.A2274];&quot;(+15.99)&quot;;&quot;&quot;);&quot;(+57.02)&quot;;&quot;&quot;)" office:value-type="string" office:string-value="VGMTLPRR" calcext:value-type="string">
            <text:p>VGMTLPRR</text:p>
          </table:table-cell>
          <table:table-cell office:value-type="string" calcext:value-type="string">
            <text:p>KGASSKESPVK</text:p>
          </table:table-cell>
          <table:table-cell table:formula="of:=SUBSTITUTE(SUBSTITUTE([.C2274];&quot;(+15.99)&quot;;&quot;&quot;);&quot;(+57.02)&quot;;&quot;&quot;)" office:value-type="string" office:string-value="KGASSKESPVK" calcext:value-type="string">
            <text:p>KGASSKESPVK</text:p>
          </table:table-cell>
        </table:table-row>
        <table:table-row table:style-name="ro2">
          <table:table-cell office:value-type="string" calcext:value-type="string">
            <text:p>LPDRPKQPPLSDHHAR</text:p>
          </table:table-cell>
          <table:table-cell table:formula="of:=SUBSTITUTE(SUBSTITUTE([.A2275];&quot;(+15.99)&quot;;&quot;&quot;);&quot;(+57.02)&quot;;&quot;&quot;)" office:value-type="string" office:string-value="LPDRPKQPPLSDHHAR" calcext:value-type="string">
            <text:p>LPDRPKQPPLSDHHAR</text:p>
          </table:table-cell>
          <table:table-cell office:value-type="string" calcext:value-type="string">
            <text:p>KMDFPEVKRHK</text:p>
          </table:table-cell>
          <table:table-cell table:formula="of:=SUBSTITUTE(SUBSTITUTE([.C2275];&quot;(+15.99)&quot;;&quot;&quot;);&quot;(+57.02)&quot;;&quot;&quot;)" office:value-type="string" office:string-value="KMDFPEVKRHK" calcext:value-type="string">
            <text:p>KMDFPEVKRHK</text:p>
          </table:table-cell>
        </table:table-row>
        <table:table-row table:style-name="ro1">
          <table:table-cell office:value-type="string" calcext:value-type="string">
            <text:p>VLYSHGLNTELK</text:p>
          </table:table-cell>
          <table:table-cell table:formula="of:=SUBSTITUTE(SUBSTITUTE([.A2276];&quot;(+15.99)&quot;;&quot;&quot;);&quot;(+57.02)&quot;;&quot;&quot;)" office:value-type="string" office:string-value="VLYSHGLNTELK" calcext:value-type="string">
            <text:p>VLYSHGLNTELK</text:p>
          </table:table-cell>
          <table:table-cell office:value-type="string" calcext:value-type="string">
            <text:p>NYPLEAK</text:p>
          </table:table-cell>
          <table:table-cell table:formula="of:=SUBSTITUTE(SUBSTITUTE([.C2276];&quot;(+15.99)&quot;;&quot;&quot;);&quot;(+57.02)&quot;;&quot;&quot;)" office:value-type="string" office:string-value="NYPLEAK" calcext:value-type="string">
            <text:p>NYPLEAK</text:p>
          </table:table-cell>
        </table:table-row>
        <table:table-row table:style-name="ro2">
          <table:table-cell office:value-type="string" calcext:value-type="string">
            <text:p>WWENFAVNTLWLLTEDAGLK</text:p>
          </table:table-cell>
          <table:table-cell table:formula="of:=SUBSTITUTE(SUBSTITUTE([.A2277];&quot;(+15.99)&quot;;&quot;&quot;);&quot;(+57.02)&quot;;&quot;&quot;)" office:value-type="string" office:string-value="WWENFAVNTLWLLTEDAGLK" calcext:value-type="string">
            <text:p>WWENFAVNTLWLLTEDAGLK</text:p>
          </table:table-cell>
          <table:table-cell office:value-type="string" calcext:value-type="string">
            <text:p>EDKAQLAFMNRAK</text:p>
          </table:table-cell>
          <table:table-cell table:formula="of:=SUBSTITUTE(SUBSTITUTE([.C2277];&quot;(+15.99)&quot;;&quot;&quot;);&quot;(+57.02)&quot;;&quot;&quot;)" office:value-type="string" office:string-value="EDKAQLAFMNRAK" calcext:value-type="string">
            <text:p>EDKAQLAFMNRAK</text:p>
          </table:table-cell>
        </table:table-row>
        <table:table-row table:style-name="ro2">
          <table:table-cell office:value-type="string" calcext:value-type="string">
            <text:p>VNYTYWM(+15.99)LQNDWVQR</text:p>
          </table:table-cell>
          <table:table-cell table:formula="of:=SUBSTITUTE(SUBSTITUTE([.A2278];&quot;(+15.99)&quot;;&quot;&quot;);&quot;(+57.02)&quot;;&quot;&quot;)" office:value-type="string" office:string-value="VNYTYWMLQNDWVQR" calcext:value-type="string">
            <text:p>VNYTYWMLQNDWVQR</text:p>
          </table:table-cell>
          <table:table-cell office:value-type="string" calcext:value-type="string">
            <text:p>RRQLVLLAEDLEK</text:p>
          </table:table-cell>
          <table:table-cell table:formula="of:=SUBSTITUTE(SUBSTITUTE([.C2278];&quot;(+15.99)&quot;;&quot;&quot;);&quot;(+57.02)&quot;;&quot;&quot;)" office:value-type="string" office:string-value="RRQLVLLAEDLEK" calcext:value-type="string">
            <text:p>RRQLVLLAEDLEK</text:p>
          </table:table-cell>
        </table:table-row>
        <table:table-row table:style-name="ro2">
          <table:table-cell office:value-type="string" calcext:value-type="string">
            <text:p>SPEGTM(+15.99)YVNPK</text:p>
          </table:table-cell>
          <table:table-cell table:formula="of:=SUBSTITUTE(SUBSTITUTE([.A2279];&quot;(+15.99)&quot;;&quot;&quot;);&quot;(+57.02)&quot;;&quot;&quot;)" office:value-type="string" office:string-value="SPEGTMYVNPK" calcext:value-type="string">
            <text:p>SPEGTMYVNPK</text:p>
          </table:table-cell>
          <table:table-cell office:value-type="string" calcext:value-type="string">
            <text:p>RGVNNDGGTMNHR</text:p>
          </table:table-cell>
          <table:table-cell table:formula="of:=SUBSTITUTE(SUBSTITUTE([.C2279];&quot;(+15.99)&quot;;&quot;&quot;);&quot;(+57.02)&quot;;&quot;&quot;)" office:value-type="string" office:string-value="RGVNNDGGTMNHR" calcext:value-type="string">
            <text:p>RGVNNDGGTMNHR</text:p>
          </table:table-cell>
        </table:table-row>
        <table:table-row table:style-name="ro2">
          <table:table-cell office:value-type="string" calcext:value-type="string">
            <text:p>HSAKDHYGVHR</text:p>
          </table:table-cell>
          <table:table-cell table:formula="of:=SUBSTITUTE(SUBSTITUTE([.A2280];&quot;(+15.99)&quot;;&quot;&quot;);&quot;(+57.02)&quot;;&quot;&quot;)" office:value-type="string" office:string-value="HSAKDHYGVHR" calcext:value-type="string">
            <text:p>HSAKDHYGVHR</text:p>
          </table:table-cell>
          <table:table-cell office:value-type="string" calcext:value-type="string">
            <text:p>ASC(+57.02)GGPPNAVVVER</text:p>
          </table:table-cell>
          <table:table-cell table:formula="of:=SUBSTITUTE(SUBSTITUTE([.C2280];&quot;(+15.99)&quot;;&quot;&quot;);&quot;(+57.02)&quot;;&quot;&quot;)" office:value-type="string" office:string-value="ASCGGPPNAVVVER" calcext:value-type="string">
            <text:p>ASCGGPPNAVVVER</text:p>
          </table:table-cell>
        </table:table-row>
        <table:table-row table:style-name="ro2">
          <table:table-cell office:value-type="string" calcext:value-type="string">
            <text:p>NYGGTYLFTR</text:p>
          </table:table-cell>
          <table:table-cell table:formula="of:=SUBSTITUTE(SUBSTITUTE([.A2281];&quot;(+15.99)&quot;;&quot;&quot;);&quot;(+57.02)&quot;;&quot;&quot;)" office:value-type="string" office:string-value="NYGGTYLFTR" calcext:value-type="string">
            <text:p>NYGGTYLFTR</text:p>
          </table:table-cell>
          <table:table-cell office:value-type="string" calcext:value-type="string">
            <text:p>GYLANM(+15.99)EM(+15.99)EQSPR</text:p>
          </table:table-cell>
          <table:table-cell table:formula="of:=SUBSTITUTE(SUBSTITUTE([.C2281];&quot;(+15.99)&quot;;&quot;&quot;);&quot;(+57.02)&quot;;&quot;&quot;)" office:value-type="string" office:string-value="GYLANMEMEQSPR" calcext:value-type="string">
            <text:p>GYLANMEMEQSPR</text:p>
          </table:table-cell>
        </table:table-row>
        <table:table-row table:style-name="ro1">
          <table:table-cell office:value-type="string" calcext:value-type="string">
            <text:p>M(+15.99)SDESLPDC(+57.02)NLK</text:p>
          </table:table-cell>
          <table:table-cell table:formula="of:=SUBSTITUTE(SUBSTITUTE([.A2282];&quot;(+15.99)&quot;;&quot;&quot;);&quot;(+57.02)&quot;;&quot;&quot;)" office:value-type="string" office:string-value="MSDESLPDCNLK" calcext:value-type="string">
            <text:p>MSDESLPDCNLK</text:p>
          </table:table-cell>
          <table:table-cell office:value-type="string" calcext:value-type="string">
            <text:p>QFWLHEYELPK</text:p>
          </table:table-cell>
          <table:table-cell table:formula="of:=SUBSTITUTE(SUBSTITUTE([.C2282];&quot;(+15.99)&quot;;&quot;&quot;);&quot;(+57.02)&quot;;&quot;&quot;)" office:value-type="string" office:string-value="QFWLHEYELPK" calcext:value-type="string">
            <text:p>QFWLHEYELPK</text:p>
          </table:table-cell>
        </table:table-row>
        <table:table-row table:style-name="ro2">
          <table:table-cell office:value-type="string" calcext:value-type="string">
            <text:p>NPVEMKTK</text:p>
          </table:table-cell>
          <table:table-cell table:formula="of:=SUBSTITUTE(SUBSTITUTE([.A2283];&quot;(+15.99)&quot;;&quot;&quot;);&quot;(+57.02)&quot;;&quot;&quot;)" office:value-type="string" office:string-value="NPVEMKTK" calcext:value-type="string">
            <text:p>NPVEMKTK</text:p>
          </table:table-cell>
          <table:table-cell office:value-type="string" calcext:value-type="string">
            <text:p>VHPLC(+57.02)HVDELHGK</text:p>
          </table:table-cell>
          <table:table-cell table:formula="of:=SUBSTITUTE(SUBSTITUTE([.C2283];&quot;(+15.99)&quot;;&quot;&quot;);&quot;(+57.02)&quot;;&quot;&quot;)" office:value-type="string" office:string-value="VHPLCHVDELHGK" calcext:value-type="string">
            <text:p>VHPLCHVDELHGK</text:p>
          </table:table-cell>
        </table:table-row>
        <table:table-row table:style-name="ro2">
          <table:table-cell office:value-type="string" calcext:value-type="string">
            <text:p>QNEMFELTARPLK</text:p>
          </table:table-cell>
          <table:table-cell table:formula="of:=SUBSTITUTE(SUBSTITUTE([.A2284];&quot;(+15.99)&quot;;&quot;&quot;);&quot;(+57.02)&quot;;&quot;&quot;)" office:value-type="string" office:string-value="QNEMFELTARPLK" calcext:value-type="string">
            <text:p>QNEMFELTARPLK</text:p>
          </table:table-cell>
          <table:table-cell office:value-type="string" calcext:value-type="string">
            <text:p>KQEVLGHQVPGK</text:p>
          </table:table-cell>
          <table:table-cell table:formula="of:=SUBSTITUTE(SUBSTITUTE([.C2284];&quot;(+15.99)&quot;;&quot;&quot;);&quot;(+57.02)&quot;;&quot;&quot;)" office:value-type="string" office:string-value="KQEVLGHQVPGK" calcext:value-type="string">
            <text:p>KQEVLGHQVPGK</text:p>
          </table:table-cell>
        </table:table-row>
        <table:table-row table:style-name="ro1">
          <table:table-cell office:value-type="string" calcext:value-type="string">
            <text:p>QWWLNVPC(+57.02)M(+15.99)R</text:p>
          </table:table-cell>
          <table:table-cell table:formula="of:=SUBSTITUTE(SUBSTITUTE([.A2285];&quot;(+15.99)&quot;;&quot;&quot;);&quot;(+57.02)&quot;;&quot;&quot;)" office:value-type="string" office:string-value="QWWLNVPCMR" calcext:value-type="string">
            <text:p>QWWLNVPCMR</text:p>
          </table:table-cell>
          <table:table-cell office:value-type="string" calcext:value-type="string">
            <text:p>KVLMAAWPQK</text:p>
          </table:table-cell>
          <table:table-cell table:formula="of:=SUBSTITUTE(SUBSTITUTE([.C2285];&quot;(+15.99)&quot;;&quot;&quot;);&quot;(+57.02)&quot;;&quot;&quot;)" office:value-type="string" office:string-value="KVLMAAWPQK" calcext:value-type="string">
            <text:p>KVLMAAWPQK</text:p>
          </table:table-cell>
        </table:table-row>
        <table:table-row table:style-name="ro1">
          <table:table-cell office:value-type="string" calcext:value-type="string">
            <text:p>TLNTDSEM(+15.99)PVLLSMHR</text:p>
          </table:table-cell>
          <table:table-cell table:formula="of:=SUBSTITUTE(SUBSTITUTE([.A2286];&quot;(+15.99)&quot;;&quot;&quot;);&quot;(+57.02)&quot;;&quot;&quot;)" office:value-type="string" office:string-value="TLNTDSEMPVLLSMHR" calcext:value-type="string">
            <text:p>TLNTDSEMPVLLSMHR</text:p>
          </table:table-cell>
          <table:table-cell office:value-type="string" calcext:value-type="string">
            <text:p>TMM(+15.99)YDEER</text:p>
          </table:table-cell>
          <table:table-cell table:formula="of:=SUBSTITUTE(SUBSTITUTE([.C2286];&quot;(+15.99)&quot;;&quot;&quot;);&quot;(+57.02)&quot;;&quot;&quot;)" office:value-type="string" office:string-value="TMMYDEER" calcext:value-type="string">
            <text:p>TMMYDEER</text:p>
          </table:table-cell>
        </table:table-row>
        <table:table-row table:style-name="ro2">
          <table:table-cell office:value-type="string" calcext:value-type="string">
            <text:p>YRLDAELSTAPQK</text:p>
          </table:table-cell>
          <table:table-cell table:formula="of:=SUBSTITUTE(SUBSTITUTE([.A2287];&quot;(+15.99)&quot;;&quot;&quot;);&quot;(+57.02)&quot;;&quot;&quot;)" office:value-type="string" office:string-value="YRLDAELSTAPQK" calcext:value-type="string">
            <text:p>YRLDAELSTAPQK</text:p>
          </table:table-cell>
          <table:table-cell office:value-type="string" calcext:value-type="string">
            <text:p>GVM(+15.99)M(+15.99)SC(+57.02)MSLGDK</text:p>
          </table:table-cell>
          <table:table-cell table:formula="of:=SUBSTITUTE(SUBSTITUTE([.C2287];&quot;(+15.99)&quot;;&quot;&quot;);&quot;(+57.02)&quot;;&quot;&quot;)" office:value-type="string" office:string-value="GVMMSCMSLGDK" calcext:value-type="string">
            <text:p>GVMMSCMSLGDK</text:p>
          </table:table-cell>
        </table:table-row>
        <table:table-row table:style-name="ro2">
          <table:table-cell office:value-type="string" calcext:value-type="string">
            <text:p>ASRC(+57.02)YM(+15.99)RDTM(+15.99)ESLEC(+57.02)RTR</text:p>
          </table:table-cell>
          <table:table-cell table:formula="of:=SUBSTITUTE(SUBSTITUTE([.A2288];&quot;(+15.99)&quot;;&quot;&quot;);&quot;(+57.02)&quot;;&quot;&quot;)" office:value-type="string" office:string-value="ASRCYMRDTMESLECRTR" calcext:value-type="string">
            <text:p>ASRCYMRDTMESLECRTR</text:p>
          </table:table-cell>
          <table:table-cell office:value-type="string" calcext:value-type="string">
            <text:p>AQHPLDVMGHVPWDC(+57.02)GK</text:p>
          </table:table-cell>
          <table:table-cell table:formula="of:=SUBSTITUTE(SUBSTITUTE([.C2288];&quot;(+15.99)&quot;;&quot;&quot;);&quot;(+57.02)&quot;;&quot;&quot;)" office:value-type="string" office:string-value="AQHPLDVMGHVPWDCGK" calcext:value-type="string">
            <text:p>AQHPLDVMGHVPWDCGK</text:p>
          </table:table-cell>
        </table:table-row>
        <table:table-row table:style-name="ro1">
          <table:table-cell office:value-type="string" calcext:value-type="string">
            <text:p>QGFFDNESALFGGPK</text:p>
          </table:table-cell>
          <table:table-cell table:formula="of:=SUBSTITUTE(SUBSTITUTE([.A2289];&quot;(+15.99)&quot;;&quot;&quot;);&quot;(+57.02)&quot;;&quot;&quot;)" office:value-type="string" office:string-value="QGFFDNESALFGGPK" calcext:value-type="string">
            <text:p>QGFFDNESALFGGPK</text:p>
          </table:table-cell>
          <table:table-cell office:value-type="string" calcext:value-type="string">
            <text:p>YFVRVLK</text:p>
          </table:table-cell>
          <table:table-cell table:formula="of:=SUBSTITUTE(SUBSTITUTE([.C2289];&quot;(+15.99)&quot;;&quot;&quot;);&quot;(+57.02)&quot;;&quot;&quot;)" office:value-type="string" office:string-value="YFVRVLK" calcext:value-type="string">
            <text:p>YFVRVLK</text:p>
          </table:table-cell>
        </table:table-row>
        <table:table-row table:style-name="ro2">
          <table:table-cell office:value-type="string" calcext:value-type="string">
            <text:p>EVENLNYLM(+15.99)AALGHK</text:p>
          </table:table-cell>
          <table:table-cell table:formula="of:=SUBSTITUTE(SUBSTITUTE([.A2290];&quot;(+15.99)&quot;;&quot;&quot;);&quot;(+57.02)&quot;;&quot;&quot;)" office:value-type="string" office:string-value="EVENLNYLMAALGHK" calcext:value-type="string">
            <text:p>EVENLNYLMAALGHK</text:p>
          </table:table-cell>
          <table:table-cell office:value-type="string" calcext:value-type="string">
            <text:p>KWAELNAAKWVNK</text:p>
          </table:table-cell>
          <table:table-cell table:formula="of:=SUBSTITUTE(SUBSTITUTE([.C2290];&quot;(+15.99)&quot;;&quot;&quot;);&quot;(+57.02)&quot;;&quot;&quot;)" office:value-type="string" office:string-value="KWAELNAAKWVNK" calcext:value-type="string">
            <text:p>KWAELNAAKWVNK</text:p>
          </table:table-cell>
        </table:table-row>
        <table:table-row table:style-name="ro2">
          <table:table-cell office:value-type="string" calcext:value-type="string">
            <text:p>SFLLTENLDEEDNLPK</text:p>
          </table:table-cell>
          <table:table-cell table:formula="of:=SUBSTITUTE(SUBSTITUTE([.A2291];&quot;(+15.99)&quot;;&quot;&quot;);&quot;(+57.02)&quot;;&quot;&quot;)" office:value-type="string" office:string-value="SFLLTENLDEEDNLPK" calcext:value-type="string">
            <text:p>SFLLTENLDEEDNLPK</text:p>
          </table:table-cell>
          <table:table-cell office:value-type="string" calcext:value-type="string">
            <text:p>LGTAEYVGNENR</text:p>
          </table:table-cell>
          <table:table-cell table:formula="of:=SUBSTITUTE(SUBSTITUTE([.C2291];&quot;(+15.99)&quot;;&quot;&quot;);&quot;(+57.02)&quot;;&quot;&quot;)" office:value-type="string" office:string-value="LGTAEYVGNENR" calcext:value-type="string">
            <text:p>LGTAEYVGNENR</text:p>
          </table:table-cell>
        </table:table-row>
        <table:table-row table:style-name="ro1">
          <table:table-cell office:value-type="string" calcext:value-type="string">
            <text:p>SLWMRM(+15.99)M(+15.99)LVK</text:p>
          </table:table-cell>
          <table:table-cell table:formula="of:=SUBSTITUTE(SUBSTITUTE([.A2292];&quot;(+15.99)&quot;;&quot;&quot;);&quot;(+57.02)&quot;;&quot;&quot;)" office:value-type="string" office:string-value="SLWMRMMLVK" calcext:value-type="string">
            <text:p>SLWMRMMLVK</text:p>
          </table:table-cell>
          <table:table-cell office:value-type="string" calcext:value-type="string">
            <text:p>EDLGSNELK</text:p>
          </table:table-cell>
          <table:table-cell table:formula="of:=SUBSTITUTE(SUBSTITUTE([.C2292];&quot;(+15.99)&quot;;&quot;&quot;);&quot;(+57.02)&quot;;&quot;&quot;)" office:value-type="string" office:string-value="EDLGSNELK" calcext:value-type="string">
            <text:p>EDLGSNELK</text:p>
          </table:table-cell>
        </table:table-row>
        <table:table-row table:style-name="ro2">
          <table:table-cell office:value-type="string" calcext:value-type="string">
            <text:p>AFFYEETLHKR</text:p>
          </table:table-cell>
          <table:table-cell table:formula="of:=SUBSTITUTE(SUBSTITUTE([.A2293];&quot;(+15.99)&quot;;&quot;&quot;);&quot;(+57.02)&quot;;&quot;&quot;)" office:value-type="string" office:string-value="AFFYEETLHKR" calcext:value-type="string">
            <text:p>AFFYEETLHKR</text:p>
          </table:table-cell>
          <table:table-cell office:value-type="string" calcext:value-type="string">
            <text:p>EMFFHLLGANLVEARLALNNR</text:p>
          </table:table-cell>
          <table:table-cell table:formula="of:=SUBSTITUTE(SUBSTITUTE([.C2293];&quot;(+15.99)&quot;;&quot;&quot;);&quot;(+57.02)&quot;;&quot;&quot;)" office:value-type="string" office:string-value="EMFFHLLGANLVEARLALNNR" calcext:value-type="string">
            <text:p>EMFFHLLGANLVEARLALNNR</text:p>
          </table:table-cell>
        </table:table-row>
        <table:table-row table:style-name="ro1">
          <table:table-cell office:value-type="string" calcext:value-type="string">
            <text:p>VMTC(+57.02)SSLGDK</text:p>
          </table:table-cell>
          <table:table-cell table:formula="of:=SUBSTITUTE(SUBSTITUTE([.A2294];&quot;(+15.99)&quot;;&quot;&quot;);&quot;(+57.02)&quot;;&quot;&quot;)" office:value-type="string" office:string-value="VMTCSSLGDK" calcext:value-type="string">
            <text:p>VMTCSSLGDK</text:p>
          </table:table-cell>
          <table:table-cell office:value-type="string" calcext:value-type="string">
            <text:p>EDC(+57.02)MMGLEVK</text:p>
          </table:table-cell>
          <table:table-cell table:formula="of:=SUBSTITUTE(SUBSTITUTE([.C2294];&quot;(+15.99)&quot;;&quot;&quot;);&quot;(+57.02)&quot;;&quot;&quot;)" office:value-type="string" office:string-value="EDCMMGLEVK" calcext:value-type="string">
            <text:p>EDCMMGLEVK</text:p>
          </table:table-cell>
        </table:table-row>
        <table:table-row table:style-name="ro1">
          <table:table-cell office:value-type="string" calcext:value-type="string">
            <text:p>GM(+15.99)NQM(+15.99)VVFDR</text:p>
          </table:table-cell>
          <table:table-cell table:formula="of:=SUBSTITUTE(SUBSTITUTE([.A2295];&quot;(+15.99)&quot;;&quot;&quot;);&quot;(+57.02)&quot;;&quot;&quot;)" office:value-type="string" office:string-value="GMNQMVVFDR" calcext:value-type="string">
            <text:p>GMNQMVVFDR</text:p>
          </table:table-cell>
          <table:table-cell office:value-type="string" calcext:value-type="string">
            <text:p>TWWSEYDKDK</text:p>
          </table:table-cell>
          <table:table-cell table:formula="of:=SUBSTITUTE(SUBSTITUTE([.C2295];&quot;(+15.99)&quot;;&quot;&quot;);&quot;(+57.02)&quot;;&quot;&quot;)" office:value-type="string" office:string-value="TWWSEYDKDK" calcext:value-type="string">
            <text:p>TWWSEYDKDK</text:p>
          </table:table-cell>
        </table:table-row>
        <table:table-row table:style-name="ro2">
          <table:table-cell office:value-type="string" calcext:value-type="string">
            <text:p>MGC(+57.02)YYR</text:p>
          </table:table-cell>
          <table:table-cell table:formula="of:=SUBSTITUTE(SUBSTITUTE([.A2296];&quot;(+15.99)&quot;;&quot;&quot;);&quot;(+57.02)&quot;;&quot;&quot;)" office:value-type="string" office:string-value="MGCYYR" calcext:value-type="string">
            <text:p>MGCYYR</text:p>
          </table:table-cell>
          <table:table-cell office:value-type="string" calcext:value-type="string">
            <text:p>EVGWLTTDLLDK</text:p>
          </table:table-cell>
          <table:table-cell table:formula="of:=SUBSTITUTE(SUBSTITUTE([.C2296];&quot;(+15.99)&quot;;&quot;&quot;);&quot;(+57.02)&quot;;&quot;&quot;)" office:value-type="string" office:string-value="EVGWLTTDLLDK" calcext:value-type="string">
            <text:p>EVGWLTTDLLDK</text:p>
          </table:table-cell>
        </table:table-row>
        <table:table-row table:style-name="ro2">
          <table:table-cell office:value-type="string" calcext:value-type="string">
            <text:p>LVC(+57.02)GLKVNSHSK</text:p>
          </table:table-cell>
          <table:table-cell table:formula="of:=SUBSTITUTE(SUBSTITUTE([.A2297];&quot;(+15.99)&quot;;&quot;&quot;);&quot;(+57.02)&quot;;&quot;&quot;)" office:value-type="string" office:string-value="LVCGLKVNSHSK" calcext:value-type="string">
            <text:p>LVCGLKVNSHSK</text:p>
          </table:table-cell>
          <table:table-cell office:value-type="string" calcext:value-type="string">
            <text:p>EYRYRYEDTRPR</text:p>
          </table:table-cell>
          <table:table-cell table:formula="of:=SUBSTITUTE(SUBSTITUTE([.C2297];&quot;(+15.99)&quot;;&quot;&quot;);&quot;(+57.02)&quot;;&quot;&quot;)" office:value-type="string" office:string-value="EYRYRYEDTRPR" calcext:value-type="string">
            <text:p>EYRYRYEDTRPR</text:p>
          </table:table-cell>
        </table:table-row>
        <table:table-row table:style-name="ro2">
          <table:table-cell office:value-type="string" calcext:value-type="string">
            <text:p>KKKFC(+57.02)ELDELLVDK</text:p>
          </table:table-cell>
          <table:table-cell table:formula="of:=SUBSTITUTE(SUBSTITUTE([.A2298];&quot;(+15.99)&quot;;&quot;&quot;);&quot;(+57.02)&quot;;&quot;&quot;)" office:value-type="string" office:string-value="KKKFCELDELLVDK" calcext:value-type="string">
            <text:p>KKKFCELDELLVDK</text:p>
          </table:table-cell>
          <table:table-cell office:value-type="string" calcext:value-type="string">
            <text:p>MSSTGELDELVGNLSLR</text:p>
          </table:table-cell>
          <table:table-cell table:formula="of:=SUBSTITUTE(SUBSTITUTE([.C2298];&quot;(+15.99)&quot;;&quot;&quot;);&quot;(+57.02)&quot;;&quot;&quot;)" office:value-type="string" office:string-value="MSSTGELDELVGNLSLR" calcext:value-type="string">
            <text:p>MSSTGELDELVGNLSLR</text:p>
          </table:table-cell>
        </table:table-row>
        <table:table-row table:style-name="ro2">
          <table:table-cell office:value-type="string" calcext:value-type="string">
            <text:p>VPHLQDLDDPVK</text:p>
          </table:table-cell>
          <table:table-cell table:formula="of:=SUBSTITUTE(SUBSTITUTE([.A2299];&quot;(+15.99)&quot;;&quot;&quot;);&quot;(+57.02)&quot;;&quot;&quot;)" office:value-type="string" office:string-value="VPHLQDLDDPVK" calcext:value-type="string">
            <text:p>VPHLQDLDDPVK</text:p>
          </table:table-cell>
          <table:table-cell office:value-type="string" calcext:value-type="string">
            <text:p>RRWMLTDYLSR</text:p>
          </table:table-cell>
          <table:table-cell table:formula="of:=SUBSTITUTE(SUBSTITUTE([.C2299];&quot;(+15.99)&quot;;&quot;&quot;);&quot;(+57.02)&quot;;&quot;&quot;)" office:value-type="string" office:string-value="RRWMLTDYLSR" calcext:value-type="string">
            <text:p>RRWMLTDYLSR</text:p>
          </table:table-cell>
        </table:table-row>
        <table:table-row table:style-name="ro1">
          <table:table-cell office:value-type="string" calcext:value-type="string">
            <text:p>EPM(+15.99)MQYENGGK</text:p>
          </table:table-cell>
          <table:table-cell table:formula="of:=SUBSTITUTE(SUBSTITUTE([.A2300];&quot;(+15.99)&quot;;&quot;&quot;);&quot;(+57.02)&quot;;&quot;&quot;)" office:value-type="string" office:string-value="EPMMQYENGGK" calcext:value-type="string">
            <text:p>EPMMQYENGGK</text:p>
          </table:table-cell>
          <table:table-cell office:value-type="string" calcext:value-type="string">
            <text:p>RFYAEASELVK</text:p>
          </table:table-cell>
          <table:table-cell table:formula="of:=SUBSTITUTE(SUBSTITUTE([.C2300];&quot;(+15.99)&quot;;&quot;&quot;);&quot;(+57.02)&quot;;&quot;&quot;)" office:value-type="string" office:string-value="RFYAEASELVK" calcext:value-type="string">
            <text:p>RFYAEASELVK</text:p>
          </table:table-cell>
        </table:table-row>
        <table:table-row table:style-name="ro2">
          <table:table-cell office:value-type="string" calcext:value-type="string">
            <text:p>ENPWDDDGLPK</text:p>
          </table:table-cell>
          <table:table-cell table:formula="of:=SUBSTITUTE(SUBSTITUTE([.A2301];&quot;(+15.99)&quot;;&quot;&quot;);&quot;(+57.02)&quot;;&quot;&quot;)" office:value-type="string" office:string-value="ENPWDDDGLPK" calcext:value-type="string">
            <text:p>ENPWDDDGLPK</text:p>
          </table:table-cell>
          <table:table-cell office:value-type="string" calcext:value-type="string">
            <text:p>NGC(+57.02)GGYSKNLLK</text:p>
          </table:table-cell>
          <table:table-cell table:formula="of:=SUBSTITUTE(SUBSTITUTE([.C2301];&quot;(+15.99)&quot;;&quot;&quot;);&quot;(+57.02)&quot;;&quot;&quot;)" office:value-type="string" office:string-value="NGCGGYSKNLLK" calcext:value-type="string">
            <text:p>NGCGGYSKNLLK</text:p>
          </table:table-cell>
        </table:table-row>
        <table:table-row table:style-name="ro2">
          <table:table-cell office:value-type="string" calcext:value-type="string">
            <text:p>DYADLKASAR</text:p>
          </table:table-cell>
          <table:table-cell table:formula="of:=SUBSTITUTE(SUBSTITUTE([.A2302];&quot;(+15.99)&quot;;&quot;&quot;);&quot;(+57.02)&quot;;&quot;&quot;)" office:value-type="string" office:string-value="DYADLKASAR" calcext:value-type="string">
            <text:p>DYADLKASAR</text:p>
          </table:table-cell>
          <table:table-cell office:value-type="string" calcext:value-type="string">
            <text:p>EPSVTEVVSALR</text:p>
          </table:table-cell>
          <table:table-cell table:formula="of:=SUBSTITUTE(SUBSTITUTE([.C2302];&quot;(+15.99)&quot;;&quot;&quot;);&quot;(+57.02)&quot;;&quot;&quot;)" office:value-type="string" office:string-value="EPSVTEVVSALR" calcext:value-type="string">
            <text:p>EPSVTEVVSALR</text:p>
          </table:table-cell>
        </table:table-row>
        <table:table-row table:style-name="ro1">
          <table:table-cell office:value-type="string" calcext:value-type="string">
            <text:p>KFSYFEEAVPK</text:p>
          </table:table-cell>
          <table:table-cell table:formula="of:=SUBSTITUTE(SUBSTITUTE([.A2303];&quot;(+15.99)&quot;;&quot;&quot;);&quot;(+57.02)&quot;;&quot;&quot;)" office:value-type="string" office:string-value="KFSYFEEAVPK" calcext:value-type="string">
            <text:p>KFSYFEEAVPK</text:p>
          </table:table-cell>
          <table:table-cell office:value-type="string" calcext:value-type="string">
            <text:p>QDWLHLLSC(+57.02)FK</text:p>
          </table:table-cell>
          <table:table-cell table:formula="of:=SUBSTITUTE(SUBSTITUTE([.C2303];&quot;(+15.99)&quot;;&quot;&quot;);&quot;(+57.02)&quot;;&quot;&quot;)" office:value-type="string" office:string-value="QDWLHLLSCFK" calcext:value-type="string">
            <text:p>QDWLHLLSCFK</text:p>
          </table:table-cell>
        </table:table-row>
        <table:table-row table:style-name="ro1">
          <table:table-cell office:value-type="string" calcext:value-type="string">
            <text:p>TAADAESVLLTR</text:p>
          </table:table-cell>
          <table:table-cell table:formula="of:=SUBSTITUTE(SUBSTITUTE([.A2304];&quot;(+15.99)&quot;;&quot;&quot;);&quot;(+57.02)&quot;;&quot;&quot;)" office:value-type="string" office:string-value="TAADAESVLLTR" calcext:value-type="string">
            <text:p>TAADAESVLLTR</text:p>
          </table:table-cell>
          <table:table-cell office:value-type="string" calcext:value-type="string">
            <text:p>QDKLFDTFLR</text:p>
          </table:table-cell>
          <table:table-cell table:formula="of:=SUBSTITUTE(SUBSTITUTE([.C2304];&quot;(+15.99)&quot;;&quot;&quot;);&quot;(+57.02)&quot;;&quot;&quot;)" office:value-type="string" office:string-value="QDKLFDTFLR" calcext:value-type="string">
            <text:p>QDKLFDTFLR</text:p>
          </table:table-cell>
        </table:table-row>
        <table:table-row table:style-name="ro2">
          <table:table-cell office:value-type="string" calcext:value-type="string">
            <text:p>RRHTLEEFELALNK</text:p>
          </table:table-cell>
          <table:table-cell table:formula="of:=SUBSTITUTE(SUBSTITUTE([.A2305];&quot;(+15.99)&quot;;&quot;&quot;);&quot;(+57.02)&quot;;&quot;&quot;)" office:value-type="string" office:string-value="RRHTLEEFELALNK" calcext:value-type="string">
            <text:p>RRHTLEEFELALNK</text:p>
          </table:table-cell>
          <table:table-cell office:value-type="string" calcext:value-type="string">
            <text:p>WQVTMLVAGATVLK</text:p>
          </table:table-cell>
          <table:table-cell table:formula="of:=SUBSTITUTE(SUBSTITUTE([.C2305];&quot;(+15.99)&quot;;&quot;&quot;);&quot;(+57.02)&quot;;&quot;&quot;)" office:value-type="string" office:string-value="WQVTMLVAGATVLK" calcext:value-type="string">
            <text:p>WQVTMLVAGATVLK</text:p>
          </table:table-cell>
        </table:table-row>
        <table:table-row table:style-name="ro2">
          <table:table-cell office:value-type="string" calcext:value-type="string">
            <text:p>TMVDTYAM(+15.99)VDPAK</text:p>
          </table:table-cell>
          <table:table-cell table:formula="of:=SUBSTITUTE(SUBSTITUTE([.A2306];&quot;(+15.99)&quot;;&quot;&quot;);&quot;(+57.02)&quot;;&quot;&quot;)" office:value-type="string" office:string-value="TMVDTYAMVDPAK" calcext:value-type="string">
            <text:p>TMVDTYAMVDPAK</text:p>
          </table:table-cell>
          <table:table-cell office:value-type="string" calcext:value-type="string">
            <text:p>KEWWENTLDRLK</text:p>
          </table:table-cell>
          <table:table-cell table:formula="of:=SUBSTITUTE(SUBSTITUTE([.C2306];&quot;(+15.99)&quot;;&quot;&quot;);&quot;(+57.02)&quot;;&quot;&quot;)" office:value-type="string" office:string-value="KEWWENTLDRLK" calcext:value-type="string">
            <text:p>KEWWENTLDRLK</text:p>
          </table:table-cell>
        </table:table-row>
        <table:table-row table:style-name="ro2">
          <table:table-cell office:value-type="string" calcext:value-type="string">
            <text:p>TTLPAGLGEVNK</text:p>
          </table:table-cell>
          <table:table-cell table:formula="of:=SUBSTITUTE(SUBSTITUTE([.A2307];&quot;(+15.99)&quot;;&quot;&quot;);&quot;(+57.02)&quot;;&quot;&quot;)" office:value-type="string" office:string-value="TTLPAGLGEVNK" calcext:value-type="string">
            <text:p>TTLPAGLGEVNK</text:p>
          </table:table-cell>
          <table:table-cell office:value-type="string" calcext:value-type="string">
            <text:p>KM(+15.99)SKNFAGVLGLK</text:p>
          </table:table-cell>
          <table:table-cell table:formula="of:=SUBSTITUTE(SUBSTITUTE([.C2307];&quot;(+15.99)&quot;;&quot;&quot;);&quot;(+57.02)&quot;;&quot;&quot;)" office:value-type="string" office:string-value="KMSKNFAGVLGLK" calcext:value-type="string">
            <text:p>KMSKNFAGVLGLK</text:p>
          </table:table-cell>
        </table:table-row>
        <table:table-row table:style-name="ro2">
          <table:table-cell office:value-type="string" calcext:value-type="string">
            <text:p>HRC(+57.02)MLFGGEALR</text:p>
          </table:table-cell>
          <table:table-cell table:formula="of:=SUBSTITUTE(SUBSTITUTE([.A2308];&quot;(+15.99)&quot;;&quot;&quot;);&quot;(+57.02)&quot;;&quot;&quot;)" office:value-type="string" office:string-value="HRCMLFGGEALR" calcext:value-type="string">
            <text:p>HRCMLFGGEALR</text:p>
          </table:table-cell>
          <table:table-cell office:value-type="string" calcext:value-type="string">
            <text:p>EWFLELASGHLARGGDSK</text:p>
          </table:table-cell>
          <table:table-cell table:formula="of:=SUBSTITUTE(SUBSTITUTE([.C2308];&quot;(+15.99)&quot;;&quot;&quot;);&quot;(+57.02)&quot;;&quot;&quot;)" office:value-type="string" office:string-value="EWFLELASGHLARGGDSK" calcext:value-type="string">
            <text:p>EWFLELASGHLARGGDSK</text:p>
          </table:table-cell>
        </table:table-row>
        <table:table-row table:style-name="ro2">
          <table:table-cell office:value-type="string" calcext:value-type="string">
            <text:p>HMC(+57.02)ELYQEYLELPAK</text:p>
          </table:table-cell>
          <table:table-cell table:formula="of:=SUBSTITUTE(SUBSTITUTE([.A2309];&quot;(+15.99)&quot;;&quot;&quot;);&quot;(+57.02)&quot;;&quot;&quot;)" office:value-type="string" office:string-value="HMCELYQEYLELPAK" calcext:value-type="string">
            <text:p>HMCELYQEYLELPAK</text:p>
          </table:table-cell>
          <table:table-cell office:value-type="string" calcext:value-type="string">
            <text:p>NVFAENAQLVNSR</text:p>
          </table:table-cell>
          <table:table-cell table:formula="of:=SUBSTITUTE(SUBSTITUTE([.C2309];&quot;(+15.99)&quot;;&quot;&quot;);&quot;(+57.02)&quot;;&quot;&quot;)" office:value-type="string" office:string-value="NVFAENAQLVNSR" calcext:value-type="string">
            <text:p>NVFAENAQLVNSR</text:p>
          </table:table-cell>
        </table:table-row>
        <table:table-row table:style-name="ro2">
          <table:table-cell office:value-type="string" calcext:value-type="string">
            <text:p>LAGGLHTSK</text:p>
          </table:table-cell>
          <table:table-cell table:formula="of:=SUBSTITUTE(SUBSTITUTE([.A2310];&quot;(+15.99)&quot;;&quot;&quot;);&quot;(+57.02)&quot;;&quot;&quot;)" office:value-type="string" office:string-value="LAGGLHTSK" calcext:value-type="string">
            <text:p>LAGGLHTSK</text:p>
          </table:table-cell>
          <table:table-cell office:value-type="string" calcext:value-type="string">
            <text:p>RC(+57.02)KMDFLASPEK</text:p>
          </table:table-cell>
          <table:table-cell table:formula="of:=SUBSTITUTE(SUBSTITUTE([.C2310];&quot;(+15.99)&quot;;&quot;&quot;);&quot;(+57.02)&quot;;&quot;&quot;)" office:value-type="string" office:string-value="RCKMDFLASPEK" calcext:value-type="string">
            <text:p>RCKMDFLASPEK</text:p>
          </table:table-cell>
        </table:table-row>
        <table:table-row table:style-name="ro2">
          <table:table-cell office:value-type="string" calcext:value-type="string">
            <text:p>RVYAAQANGPSNAGAALPR</text:p>
          </table:table-cell>
          <table:table-cell table:formula="of:=SUBSTITUTE(SUBSTITUTE([.A2311];&quot;(+15.99)&quot;;&quot;&quot;);&quot;(+57.02)&quot;;&quot;&quot;)" office:value-type="string" office:string-value="RVYAAQANGPSNAGAALPR" calcext:value-type="string">
            <text:p>RVYAAQANGPSNAGAALPR</text:p>
          </table:table-cell>
          <table:table-cell office:value-type="string" calcext:value-type="string">
            <text:p>QNSAPYYGNHSAHR</text:p>
          </table:table-cell>
          <table:table-cell table:formula="of:=SUBSTITUTE(SUBSTITUTE([.C2311];&quot;(+15.99)&quot;;&quot;&quot;);&quot;(+57.02)&quot;;&quot;&quot;)" office:value-type="string" office:string-value="QNSAPYYGNHSAHR" calcext:value-type="string">
            <text:p>QNSAPYYGNHSAHR</text:p>
          </table:table-cell>
        </table:table-row>
        <table:table-row table:style-name="ro2">
          <table:table-cell office:value-type="string" calcext:value-type="string">
            <text:p>TQLALMNSTEAPK</text:p>
          </table:table-cell>
          <table:table-cell table:formula="of:=SUBSTITUTE(SUBSTITUTE([.A2312];&quot;(+15.99)&quot;;&quot;&quot;);&quot;(+57.02)&quot;;&quot;&quot;)" office:value-type="string" office:string-value="TQLALMNSTEAPK" calcext:value-type="string">
            <text:p>TQLALMNSTEAPK</text:p>
          </table:table-cell>
          <table:table-cell office:value-type="string" calcext:value-type="string">
            <text:p>HHYPSDALWDAVK</text:p>
          </table:table-cell>
          <table:table-cell table:formula="of:=SUBSTITUTE(SUBSTITUTE([.C2312];&quot;(+15.99)&quot;;&quot;&quot;);&quot;(+57.02)&quot;;&quot;&quot;)" office:value-type="string" office:string-value="HHYPSDALWDAVK" calcext:value-type="string">
            <text:p>HHYPSDALWDAVK</text:p>
          </table:table-cell>
        </table:table-row>
        <table:table-row table:style-name="ro2">
          <table:table-cell office:value-type="string" calcext:value-type="string">
            <text:p>QDWLDEPYLLLVLNK</text:p>
          </table:table-cell>
          <table:table-cell table:formula="of:=SUBSTITUTE(SUBSTITUTE([.A2313];&quot;(+15.99)&quot;;&quot;&quot;);&quot;(+57.02)&quot;;&quot;&quot;)" office:value-type="string" office:string-value="QDWLDEPYLLLVLNK" calcext:value-type="string">
            <text:p>QDWLDEPYLLLVLNK</text:p>
          </table:table-cell>
          <table:table-cell office:value-type="string" calcext:value-type="string">
            <text:p>LGGFPALEAWNLR</text:p>
          </table:table-cell>
          <table:table-cell table:formula="of:=SUBSTITUTE(SUBSTITUTE([.C2313];&quot;(+15.99)&quot;;&quot;&quot;);&quot;(+57.02)&quot;;&quot;&quot;)" office:value-type="string" office:string-value="LGGFPALEAWNLR" calcext:value-type="string">
            <text:p>LGGFPALEAWNLR</text:p>
          </table:table-cell>
        </table:table-row>
        <table:table-row table:style-name="ro2">
          <table:table-cell office:value-type="string" calcext:value-type="string">
            <text:p>QQAMPLLANK</text:p>
          </table:table-cell>
          <table:table-cell table:formula="of:=SUBSTITUTE(SUBSTITUTE([.A2314];&quot;(+15.99)&quot;;&quot;&quot;);&quot;(+57.02)&quot;;&quot;&quot;)" office:value-type="string" office:string-value="QQAMPLLANK" calcext:value-type="string">
            <text:p>QQAMPLLANK</text:p>
          </table:table-cell>
          <table:table-cell office:value-type="string" calcext:value-type="string">
            <text:p>KWFKNPEEAALGYK</text:p>
          </table:table-cell>
          <table:table-cell table:formula="of:=SUBSTITUTE(SUBSTITUTE([.C2314];&quot;(+15.99)&quot;;&quot;&quot;);&quot;(+57.02)&quot;;&quot;&quot;)" office:value-type="string" office:string-value="KWFKNPEEAALGYK" calcext:value-type="string">
            <text:p>KWFKNPEEAALGYK</text:p>
          </table:table-cell>
        </table:table-row>
        <table:table-row table:style-name="ro2">
          <table:table-cell office:value-type="string" calcext:value-type="string">
            <text:p>SPDMTQADLWR</text:p>
          </table:table-cell>
          <table:table-cell table:formula="of:=SUBSTITUTE(SUBSTITUTE([.A2315];&quot;(+15.99)&quot;;&quot;&quot;);&quot;(+57.02)&quot;;&quot;&quot;)" office:value-type="string" office:string-value="SPDMTQADLWR" calcext:value-type="string">
            <text:p>SPDMTQADLWR</text:p>
          </table:table-cell>
          <table:table-cell office:value-type="string" calcext:value-type="string">
            <text:p>QEMVLDEPYLLLTDK</text:p>
          </table:table-cell>
          <table:table-cell table:formula="of:=SUBSTITUTE(SUBSTITUTE([.C2315];&quot;(+15.99)&quot;;&quot;&quot;);&quot;(+57.02)&quot;;&quot;&quot;)" office:value-type="string" office:string-value="QEMVLDEPYLLLTDK" calcext:value-type="string">
            <text:p>QEMVLDEPYLLLTDK</text:p>
          </table:table-cell>
        </table:table-row>
        <table:table-row table:style-name="ro2">
          <table:table-cell office:value-type="string" calcext:value-type="string">
            <text:p>M(+15.99)GTLDDEVAAVVLDYK</text:p>
          </table:table-cell>
          <table:table-cell table:formula="of:=SUBSTITUTE(SUBSTITUTE([.A2316];&quot;(+15.99)&quot;;&quot;&quot;);&quot;(+57.02)&quot;;&quot;&quot;)" office:value-type="string" office:string-value="MGTLDDEVAAVVLDYK" calcext:value-type="string">
            <text:p>MGTLDDEVAAVVLDYK</text:p>
          </table:table-cell>
          <table:table-cell office:value-type="string" calcext:value-type="string">
            <text:p>KMLNALVFAHWALNK</text:p>
          </table:table-cell>
          <table:table-cell table:formula="of:=SUBSTITUTE(SUBSTITUTE([.C2316];&quot;(+15.99)&quot;;&quot;&quot;);&quot;(+57.02)&quot;;&quot;&quot;)" office:value-type="string" office:string-value="KMLNALVFAHWALNK" calcext:value-type="string">
            <text:p>KMLNALVFAHWALNK</text:p>
          </table:table-cell>
        </table:table-row>
        <table:table-row table:style-name="ro1">
          <table:table-cell office:value-type="string" calcext:value-type="string">
            <text:p>ESM(+15.99)C(+57.02)YVNLSEK</text:p>
          </table:table-cell>
          <table:table-cell table:formula="of:=SUBSTITUTE(SUBSTITUTE([.A2317];&quot;(+15.99)&quot;;&quot;&quot;);&quot;(+57.02)&quot;;&quot;&quot;)" office:value-type="string" office:string-value="ESMCYVNLSEK" calcext:value-type="string">
            <text:p>ESMCYVNLSEK</text:p>
          </table:table-cell>
          <table:table-cell office:value-type="string" calcext:value-type="string">
            <text:p>EMPTSGPC(+57.02)R</text:p>
          </table:table-cell>
          <table:table-cell table:formula="of:=SUBSTITUTE(SUBSTITUTE([.C2317];&quot;(+15.99)&quot;;&quot;&quot;);&quot;(+57.02)&quot;;&quot;&quot;)" office:value-type="string" office:string-value="EMPTSGPCR" calcext:value-type="string">
            <text:p>EMPTSGPCR</text:p>
          </table:table-cell>
        </table:table-row>
        <table:table-row table:style-name="ro2">
          <table:table-cell office:value-type="string" calcext:value-type="string">
            <text:p>NSLNKKVK</text:p>
          </table:table-cell>
          <table:table-cell table:formula="of:=SUBSTITUTE(SUBSTITUTE([.A2318];&quot;(+15.99)&quot;;&quot;&quot;);&quot;(+57.02)&quot;;&quot;&quot;)" office:value-type="string" office:string-value="NSLNKKVK" calcext:value-type="string">
            <text:p>NSLNKKVK</text:p>
          </table:table-cell>
          <table:table-cell office:value-type="string" calcext:value-type="string">
            <text:p>SYQLHLSALADVR</text:p>
          </table:table-cell>
          <table:table-cell table:formula="of:=SUBSTITUTE(SUBSTITUTE([.C2318];&quot;(+15.99)&quot;;&quot;&quot;);&quot;(+57.02)&quot;;&quot;&quot;)" office:value-type="string" office:string-value="SYQLHLSALADVR" calcext:value-type="string">
            <text:p>SYQLHLSALADVR</text:p>
          </table:table-cell>
        </table:table-row>
        <table:table-row table:style-name="ro2">
          <table:table-cell office:value-type="string" calcext:value-type="string">
            <text:p>VYLAMC(+57.02)HK</text:p>
          </table:table-cell>
          <table:table-cell table:formula="of:=SUBSTITUTE(SUBSTITUTE([.A2319];&quot;(+15.99)&quot;;&quot;&quot;);&quot;(+57.02)&quot;;&quot;&quot;)" office:value-type="string" office:string-value="VYLAMCHK" calcext:value-type="string">
            <text:p>VYLAMCHK</text:p>
          </table:table-cell>
          <table:table-cell office:value-type="string" calcext:value-type="string">
            <text:p>M(+15.99)SLSEHVPVLDLGR</text:p>
          </table:table-cell>
          <table:table-cell table:formula="of:=SUBSTITUTE(SUBSTITUTE([.C2319];&quot;(+15.99)&quot;;&quot;&quot;);&quot;(+57.02)&quot;;&quot;&quot;)" office:value-type="string" office:string-value="MSLSEHVPVLDLGR" calcext:value-type="string">
            <text:p>MSLSEHVPVLDLGR</text:p>
          </table:table-cell>
        </table:table-row>
        <table:table-row table:style-name="ro1">
          <table:table-cell office:value-type="string" calcext:value-type="string">
            <text:p>LTDSKELDKFNNR</text:p>
          </table:table-cell>
          <table:table-cell table:formula="of:=SUBSTITUTE(SUBSTITUTE([.A2320];&quot;(+15.99)&quot;;&quot;&quot;);&quot;(+57.02)&quot;;&quot;&quot;)" office:value-type="string" office:string-value="LTDSKELDKFNNR" calcext:value-type="string">
            <text:p>LTDSKELDKFNNR</text:p>
          </table:table-cell>
          <table:table-cell office:value-type="string" calcext:value-type="string">
            <text:p>QLLSYNYR</text:p>
          </table:table-cell>
          <table:table-cell table:formula="of:=SUBSTITUTE(SUBSTITUTE([.C2320];&quot;(+15.99)&quot;;&quot;&quot;);&quot;(+57.02)&quot;;&quot;&quot;)" office:value-type="string" office:string-value="QLLSYNYR" calcext:value-type="string">
            <text:p>QLLSYNYR</text:p>
          </table:table-cell>
        </table:table-row>
        <table:table-row table:style-name="ro1">
          <table:table-cell office:value-type="string" calcext:value-type="string">
            <text:p>QPLPLEPEEDK</text:p>
          </table:table-cell>
          <table:table-cell table:formula="of:=SUBSTITUTE(SUBSTITUTE([.A2321];&quot;(+15.99)&quot;;&quot;&quot;);&quot;(+57.02)&quot;;&quot;&quot;)" office:value-type="string" office:string-value="QPLPLEPEEDK" calcext:value-type="string">
            <text:p>QPLPLEPEEDK</text:p>
          </table:table-cell>
          <table:table-cell office:value-type="string" calcext:value-type="string">
            <text:p>QSSC(+57.02)M(+15.99)HLSK</text:p>
          </table:table-cell>
          <table:table-cell table:formula="of:=SUBSTITUTE(SUBSTITUTE([.C2321];&quot;(+15.99)&quot;;&quot;&quot;);&quot;(+57.02)&quot;;&quot;&quot;)" office:value-type="string" office:string-value="QSSCMHLSK" calcext:value-type="string">
            <text:p>QSSCMHLSK</text:p>
          </table:table-cell>
        </table:table-row>
        <table:table-row table:style-name="ro2">
          <table:table-cell office:value-type="string" calcext:value-type="string">
            <text:p>TWFDVLLESM(+15.99)TNLK</text:p>
          </table:table-cell>
          <table:table-cell table:formula="of:=SUBSTITUTE(SUBSTITUTE([.A2322];&quot;(+15.99)&quot;;&quot;&quot;);&quot;(+57.02)&quot;;&quot;&quot;)" office:value-type="string" office:string-value="TWFDVLLESMTNLK" calcext:value-type="string">
            <text:p>TWFDVLLESMTNLK</text:p>
          </table:table-cell>
          <table:table-cell office:value-type="string" calcext:value-type="string">
            <text:p>FWMFFVAGFVPPLGK</text:p>
          </table:table-cell>
          <table:table-cell table:formula="of:=SUBSTITUTE(SUBSTITUTE([.C2322];&quot;(+15.99)&quot;;&quot;&quot;);&quot;(+57.02)&quot;;&quot;&quot;)" office:value-type="string" office:string-value="FWMFFVAGFVPPLGK" calcext:value-type="string">
            <text:p>FWMFFVAGFVPPLGK</text:p>
          </table:table-cell>
        </table:table-row>
        <table:table-row table:style-name="ro2">
          <table:table-cell office:value-type="string" calcext:value-type="string">
            <text:p>NELLRAQLKPTPR</text:p>
          </table:table-cell>
          <table:table-cell table:formula="of:=SUBSTITUTE(SUBSTITUTE([.A2323];&quot;(+15.99)&quot;;&quot;&quot;);&quot;(+57.02)&quot;;&quot;&quot;)" office:value-type="string" office:string-value="NELLRAQLKPTPR" calcext:value-type="string">
            <text:p>NELLRAQLKPTPR</text:p>
          </table:table-cell>
          <table:table-cell office:value-type="string" calcext:value-type="string">
            <text:p>LLYC(+57.02)SDVLGKNLMKK</text:p>
          </table:table-cell>
          <table:table-cell table:formula="of:=SUBSTITUTE(SUBSTITUTE([.C2323];&quot;(+15.99)&quot;;&quot;&quot;);&quot;(+57.02)&quot;;&quot;&quot;)" office:value-type="string" office:string-value="LLYCSDVLGKNLMKK" calcext:value-type="string">
            <text:p>LLYCSDVLGKNLMKK</text:p>
          </table:table-cell>
        </table:table-row>
        <table:table-row table:style-name="ro2">
          <table:table-cell office:value-type="string" calcext:value-type="string">
            <text:p>GDAAFSSLR</text:p>
          </table:table-cell>
          <table:table-cell table:formula="of:=SUBSTITUTE(SUBSTITUTE([.A2324];&quot;(+15.99)&quot;;&quot;&quot;);&quot;(+57.02)&quot;;&quot;&quot;)" office:value-type="string" office:string-value="GDAAFSSLR" calcext:value-type="string">
            <text:p>GDAAFSSLR</text:p>
          </table:table-cell>
          <table:table-cell office:value-type="string" calcext:value-type="string">
            <text:p>MMSVDVM(+15.99)VLGAAK</text:p>
          </table:table-cell>
          <table:table-cell table:formula="of:=SUBSTITUTE(SUBSTITUTE([.C2324];&quot;(+15.99)&quot;;&quot;&quot;);&quot;(+57.02)&quot;;&quot;&quot;)" office:value-type="string" office:string-value="MMSVDVMVLGAAK" calcext:value-type="string">
            <text:p>MMSVDVMVLGAAK</text:p>
          </table:table-cell>
        </table:table-row>
        <table:table-row table:style-name="ro1">
          <table:table-cell office:value-type="string" calcext:value-type="string">
            <text:p>AFLLLDMHR</text:p>
          </table:table-cell>
          <table:table-cell table:formula="of:=SUBSTITUTE(SUBSTITUTE([.A2325];&quot;(+15.99)&quot;;&quot;&quot;);&quot;(+57.02)&quot;;&quot;&quot;)" office:value-type="string" office:string-value="AFLLLDMHR" calcext:value-type="string">
            <text:p>AFLLLDMHR</text:p>
          </table:table-cell>
          <table:table-cell office:value-type="string" calcext:value-type="string">
            <text:p>DMHSLLPK</text:p>
          </table:table-cell>
          <table:table-cell table:formula="of:=SUBSTITUTE(SUBSTITUTE([.C2325];&quot;(+15.99)&quot;;&quot;&quot;);&quot;(+57.02)&quot;;&quot;&quot;)" office:value-type="string" office:string-value="DMHSLLPK" calcext:value-type="string">
            <text:p>DMHSLLPK</text:p>
          </table:table-cell>
        </table:table-row>
        <table:table-row table:style-name="ro2">
          <table:table-cell office:value-type="string" calcext:value-type="string">
            <text:p>KGVLGFGFNHK</text:p>
          </table:table-cell>
          <table:table-cell table:formula="of:=SUBSTITUTE(SUBSTITUTE([.A2326];&quot;(+15.99)&quot;;&quot;&quot;);&quot;(+57.02)&quot;;&quot;&quot;)" office:value-type="string" office:string-value="KGVLGFGFNHK" calcext:value-type="string">
            <text:p>KGVLGFGFNHK</text:p>
          </table:table-cell>
          <table:table-cell office:value-type="string" calcext:value-type="string">
            <text:p>NMDSDNERYVK</text:p>
          </table:table-cell>
          <table:table-cell table:formula="of:=SUBSTITUTE(SUBSTITUTE([.C2326];&quot;(+15.99)&quot;;&quot;&quot;);&quot;(+57.02)&quot;;&quot;&quot;)" office:value-type="string" office:string-value="NMDSDNERYVK" calcext:value-type="string">
            <text:p>NMDSDNERYVK</text:p>
          </table:table-cell>
        </table:table-row>
        <table:table-row table:style-name="ro2">
          <table:table-cell office:value-type="string" calcext:value-type="string">
            <text:p>WKVTDLVPLLEYLHK</text:p>
          </table:table-cell>
          <table:table-cell table:formula="of:=SUBSTITUTE(SUBSTITUTE([.A2327];&quot;(+15.99)&quot;;&quot;&quot;);&quot;(+57.02)&quot;;&quot;&quot;)" office:value-type="string" office:string-value="WKVTDLVPLLEYLHK" calcext:value-type="string">
            <text:p>WKVTDLVPLLEYLHK</text:p>
          </table:table-cell>
          <table:table-cell office:value-type="string" calcext:value-type="string">
            <text:p>QGSVQLGGTVTRNRK</text:p>
          </table:table-cell>
          <table:table-cell table:formula="of:=SUBSTITUTE(SUBSTITUTE([.C2327];&quot;(+15.99)&quot;;&quot;&quot;);&quot;(+57.02)&quot;;&quot;&quot;)" office:value-type="string" office:string-value="QGSVQLGGTVTRNRK" calcext:value-type="string">
            <text:p>QGSVQLGGTVTRNRK</text:p>
          </table:table-cell>
        </table:table-row>
        <table:table-row table:style-name="ro2">
          <table:table-cell office:value-type="string" calcext:value-type="string">
            <text:p>WFELDPLK</text:p>
          </table:table-cell>
          <table:table-cell table:formula="of:=SUBSTITUTE(SUBSTITUTE([.A2328];&quot;(+15.99)&quot;;&quot;&quot;);&quot;(+57.02)&quot;;&quot;&quot;)" office:value-type="string" office:string-value="WFELDPLK" calcext:value-type="string">
            <text:p>WFELDPLK</text:p>
          </table:table-cell>
          <table:table-cell office:value-type="string" calcext:value-type="string">
            <text:p>SSSLPALEAWNLR</text:p>
          </table:table-cell>
          <table:table-cell table:formula="of:=SUBSTITUTE(SUBSTITUTE([.C2328];&quot;(+15.99)&quot;;&quot;&quot;);&quot;(+57.02)&quot;;&quot;&quot;)" office:value-type="string" office:string-value="SSSLPALEAWNLR" calcext:value-type="string">
            <text:p>SSSLPALEAWNLR</text:p>
          </table:table-cell>
        </table:table-row>
        <table:table-row table:style-name="ro2">
          <table:table-cell office:value-type="string" calcext:value-type="string">
            <text:p>KPDHAGLSGR</text:p>
          </table:table-cell>
          <table:table-cell table:formula="of:=SUBSTITUTE(SUBSTITUTE([.A2329];&quot;(+15.99)&quot;;&quot;&quot;);&quot;(+57.02)&quot;;&quot;&quot;)" office:value-type="string" office:string-value="KPDHAGLSGR" calcext:value-type="string">
            <text:p>KPDHAGLSGR</text:p>
          </table:table-cell>
          <table:table-cell office:value-type="string" calcext:value-type="string">
            <text:p>AFLFNGGLHLVEK</text:p>
          </table:table-cell>
          <table:table-cell table:formula="of:=SUBSTITUTE(SUBSTITUTE([.C2329];&quot;(+15.99)&quot;;&quot;&quot;);&quot;(+57.02)&quot;;&quot;&quot;)" office:value-type="string" office:string-value="AFLFNGGLHLVEK" calcext:value-type="string">
            <text:p>AFLFNGGLHLVEK</text:p>
          </table:table-cell>
        </table:table-row>
        <table:table-row table:style-name="ro2">
          <table:table-cell office:value-type="string" calcext:value-type="string">
            <text:p>HC(+57.02)WLC(+57.02)PVALEKAPK</text:p>
          </table:table-cell>
          <table:table-cell table:formula="of:=SUBSTITUTE(SUBSTITUTE([.A2330];&quot;(+15.99)&quot;;&quot;&quot;);&quot;(+57.02)&quot;;&quot;&quot;)" office:value-type="string" office:string-value="HCWLCPVALEKAPK" calcext:value-type="string">
            <text:p>HCWLCPVALEKAPK</text:p>
          </table:table-cell>
          <table:table-cell office:value-type="string" calcext:value-type="string">
            <text:p>TMPLDVLETVQHDC(+57.02)GK</text:p>
          </table:table-cell>
          <table:table-cell table:formula="of:=SUBSTITUTE(SUBSTITUTE([.C2330];&quot;(+15.99)&quot;;&quot;&quot;);&quot;(+57.02)&quot;;&quot;&quot;)" office:value-type="string" office:string-value="TMPLDVLETVQHDCGK" calcext:value-type="string">
            <text:p>TMPLDVLETVQHDCGK</text:p>
          </table:table-cell>
        </table:table-row>
        <table:table-row table:style-name="ro2">
          <table:table-cell office:value-type="string" calcext:value-type="string">
            <text:p>QC(+57.02)SPALEM(+15.99)TYTK</text:p>
          </table:table-cell>
          <table:table-cell table:formula="of:=SUBSTITUTE(SUBSTITUTE([.A2331];&quot;(+15.99)&quot;;&quot;&quot;);&quot;(+57.02)&quot;;&quot;&quot;)" office:value-type="string" office:string-value="QCSPALEMTYTK" calcext:value-type="string">
            <text:p>QCSPALEMTYTK</text:p>
          </table:table-cell>
          <table:table-cell office:value-type="string" calcext:value-type="string">
            <text:p>RC(+57.02)EEM(+15.99)TTATLLTQLRTGPPTK</text:p>
          </table:table-cell>
          <table:table-cell table:formula="of:=SUBSTITUTE(SUBSTITUTE([.C2331];&quot;(+15.99)&quot;;&quot;&quot;);&quot;(+57.02)&quot;;&quot;&quot;)" office:value-type="string" office:string-value="RCEEMTTATLLTQLRTGPPTK" calcext:value-type="string">
            <text:p>RCEEMTTATLLTQLRTGPPTK</text:p>
          </table:table-cell>
        </table:table-row>
        <table:table-row table:style-name="ro2">
          <table:table-cell office:value-type="string" calcext:value-type="string">
            <text:p>SMPDLWRYSSQK</text:p>
          </table:table-cell>
          <table:table-cell table:formula="of:=SUBSTITUTE(SUBSTITUTE([.A2332];&quot;(+15.99)&quot;;&quot;&quot;);&quot;(+57.02)&quot;;&quot;&quot;)" office:value-type="string" office:string-value="SMPDLWRYSSQK" calcext:value-type="string">
            <text:p>SMPDLWRYSSQK</text:p>
          </table:table-cell>
          <table:table-cell office:value-type="string" calcext:value-type="string">
            <text:p>WMSDFGM(+15.99)TVENVVK</text:p>
          </table:table-cell>
          <table:table-cell table:formula="of:=SUBSTITUTE(SUBSTITUTE([.C2332];&quot;(+15.99)&quot;;&quot;&quot;);&quot;(+57.02)&quot;;&quot;&quot;)" office:value-type="string" office:string-value="WMSDFGMTVENVVK" calcext:value-type="string">
            <text:p>WMSDFGMTVENVVK</text:p>
          </table:table-cell>
        </table:table-row>
        <table:table-row table:style-name="ro1">
          <table:table-cell office:value-type="string" calcext:value-type="string">
            <text:p>KQVEEMLLLTDKK</text:p>
          </table:table-cell>
          <table:table-cell table:formula="of:=SUBSTITUTE(SUBSTITUTE([.A2333];&quot;(+15.99)&quot;;&quot;&quot;);&quot;(+57.02)&quot;;&quot;&quot;)" office:value-type="string" office:string-value="KQVEEMLLLTDKK" calcext:value-type="string">
            <text:p>KQVEEMLLLTDKK</text:p>
          </table:table-cell>
          <table:table-cell office:value-type="string" calcext:value-type="string">
            <text:p>ENGLKLK</text:p>
          </table:table-cell>
          <table:table-cell table:formula="of:=SUBSTITUTE(SUBSTITUTE([.C2333];&quot;(+15.99)&quot;;&quot;&quot;);&quot;(+57.02)&quot;;&quot;&quot;)" office:value-type="string" office:string-value="ENGLKLK" calcext:value-type="string">
            <text:p>ENGLKLK</text:p>
          </table:table-cell>
        </table:table-row>
        <table:table-row table:style-name="ro1">
          <table:table-cell office:value-type="string" calcext:value-type="string">
            <text:p>TQSRRLGEDSLR</text:p>
          </table:table-cell>
          <table:table-cell table:formula="of:=SUBSTITUTE(SUBSTITUTE([.A2334];&quot;(+15.99)&quot;;&quot;&quot;);&quot;(+57.02)&quot;;&quot;&quot;)" office:value-type="string" office:string-value="TQSRRLGEDSLR" calcext:value-type="string">
            <text:p>TQSRRLGEDSLR</text:p>
          </table:table-cell>
          <table:table-cell office:value-type="string" calcext:value-type="string">
            <text:p>QM(+15.99)PRFAC(+57.02)WLK</text:p>
          </table:table-cell>
          <table:table-cell table:formula="of:=SUBSTITUTE(SUBSTITUTE([.C2334];&quot;(+15.99)&quot;;&quot;&quot;);&quot;(+57.02)&quot;;&quot;&quot;)" office:value-type="string" office:string-value="QMPRFACWLK" calcext:value-type="string">
            <text:p>QMPRFACWLK</text:p>
          </table:table-cell>
        </table:table-row>
        <table:table-row table:style-name="ro2">
          <table:table-cell office:value-type="string" calcext:value-type="string">
            <text:p>LGM(+15.99)GPALEAWNLR</text:p>
          </table:table-cell>
          <table:table-cell table:formula="of:=SUBSTITUTE(SUBSTITUTE([.A2335];&quot;(+15.99)&quot;;&quot;&quot;);&quot;(+57.02)&quot;;&quot;&quot;)" office:value-type="string" office:string-value="LGMGPALEAWNLR" calcext:value-type="string">
            <text:p>LGMGPALEAWNLR</text:p>
          </table:table-cell>
          <table:table-cell office:value-type="string" calcext:value-type="string">
            <text:p>C(+57.02)NFVLC(+57.02)RVQFEK</text:p>
          </table:table-cell>
          <table:table-cell table:formula="of:=SUBSTITUTE(SUBSTITUTE([.C2335];&quot;(+15.99)&quot;;&quot;&quot;);&quot;(+57.02)&quot;;&quot;&quot;)" office:value-type="string" office:string-value="CNFVLCRVQFEK" calcext:value-type="string">
            <text:p>CNFVLCRVQFEK</text:p>
          </table:table-cell>
        </table:table-row>
        <table:table-row table:style-name="ro2">
          <table:table-cell office:value-type="string" calcext:value-type="string">
            <text:p>ENEELEVTEPAK</text:p>
          </table:table-cell>
          <table:table-cell table:formula="of:=SUBSTITUTE(SUBSTITUTE([.A2336];&quot;(+15.99)&quot;;&quot;&quot;);&quot;(+57.02)&quot;;&quot;&quot;)" office:value-type="string" office:string-value="ENEELEVTEPAK" calcext:value-type="string">
            <text:p>ENEELEVTEPAK</text:p>
          </table:table-cell>
          <table:table-cell office:value-type="string" calcext:value-type="string">
            <text:p>ERC(+57.02)C(+57.02)C(+57.02)C(+57.02)HLLYSQR</text:p>
          </table:table-cell>
          <table:table-cell table:formula="of:=SUBSTITUTE(SUBSTITUTE([.C2336];&quot;(+15.99)&quot;;&quot;&quot;);&quot;(+57.02)&quot;;&quot;&quot;)" office:value-type="string" office:string-value="ERCCCCHLLYSQR" calcext:value-type="string">
            <text:p>ERCCCCHLLYSQR</text:p>
          </table:table-cell>
        </table:table-row>
        <table:table-row table:style-name="ro2">
          <table:table-cell office:value-type="string" calcext:value-type="string">
            <text:p>QDNTTPANEAADAMTK</text:p>
          </table:table-cell>
          <table:table-cell table:formula="of:=SUBSTITUTE(SUBSTITUTE([.A2337];&quot;(+15.99)&quot;;&quot;&quot;);&quot;(+57.02)&quot;;&quot;&quot;)" office:value-type="string" office:string-value="QDNTTPANEAADAMTK" calcext:value-type="string">
            <text:p>QDNTTPANEAADAMTK</text:p>
          </table:table-cell>
          <table:table-cell office:value-type="string" calcext:value-type="string">
            <text:p>KFPQLC(+57.02)M(+15.99)GEKLAK</text:p>
          </table:table-cell>
          <table:table-cell table:formula="of:=SUBSTITUTE(SUBSTITUTE([.C2337];&quot;(+15.99)&quot;;&quot;&quot;);&quot;(+57.02)&quot;;&quot;&quot;)" office:value-type="string" office:string-value="KFPQLCMGEKLAK" calcext:value-type="string">
            <text:p>KFPQLCMGEKLAK</text:p>
          </table:table-cell>
        </table:table-row>
        <table:table-row table:style-name="ro2">
          <table:table-cell office:value-type="string" calcext:value-type="string">
            <text:p>SGTKSLGMAPK</text:p>
          </table:table-cell>
          <table:table-cell table:formula="of:=SUBSTITUTE(SUBSTITUTE([.A2338];&quot;(+15.99)&quot;;&quot;&quot;);&quot;(+57.02)&quot;;&quot;&quot;)" office:value-type="string" office:string-value="SGTKSLGMAPK" calcext:value-type="string">
            <text:p>SGTKSLGMAPK</text:p>
          </table:table-cell>
          <table:table-cell office:value-type="string" calcext:value-type="string">
            <text:p>QVTYLSPM(+15.99)YDLDSSR</text:p>
          </table:table-cell>
          <table:table-cell table:formula="of:=SUBSTITUTE(SUBSTITUTE([.C2338];&quot;(+15.99)&quot;;&quot;&quot;);&quot;(+57.02)&quot;;&quot;&quot;)" office:value-type="string" office:string-value="QVTYLSPMYDLDSSR" calcext:value-type="string">
            <text:p>QVTYLSPMYDLDSSR</text:p>
          </table:table-cell>
        </table:table-row>
        <table:table-row table:style-name="ro2">
          <table:table-cell office:value-type="string" calcext:value-type="string">
            <text:p>KMNSFLYEFDSFLK</text:p>
          </table:table-cell>
          <table:table-cell table:formula="of:=SUBSTITUTE(SUBSTITUTE([.A2339];&quot;(+15.99)&quot;;&quot;&quot;);&quot;(+57.02)&quot;;&quot;&quot;)" office:value-type="string" office:string-value="KMNSFLYEFDSFLK" calcext:value-type="string">
            <text:p>KMNSFLYEFDSFLK</text:p>
          </table:table-cell>
          <table:table-cell office:value-type="string" calcext:value-type="string">
            <text:p>RSYMNMDQM(+15.99)YK</text:p>
          </table:table-cell>
          <table:table-cell table:formula="of:=SUBSTITUTE(SUBSTITUTE([.C2339];&quot;(+15.99)&quot;;&quot;&quot;);&quot;(+57.02)&quot;;&quot;&quot;)" office:value-type="string" office:string-value="RSYMNMDQMYK" calcext:value-type="string">
            <text:p>RSYMNMDQMYK</text:p>
          </table:table-cell>
        </table:table-row>
        <table:table-row table:style-name="ro1">
          <table:table-cell office:value-type="string" calcext:value-type="string">
            <text:p>ELLNWC(+57.02)SDLEK</text:p>
          </table:table-cell>
          <table:table-cell table:formula="of:=SUBSTITUTE(SUBSTITUTE([.A2340];&quot;(+15.99)&quot;;&quot;&quot;);&quot;(+57.02)&quot;;&quot;&quot;)" office:value-type="string" office:string-value="ELLNWCSDLEK" calcext:value-type="string">
            <text:p>ELLNWCSDLEK</text:p>
          </table:table-cell>
          <table:table-cell office:value-type="string" calcext:value-type="string">
            <text:p>EDKENHGFK</text:p>
          </table:table-cell>
          <table:table-cell table:formula="of:=SUBSTITUTE(SUBSTITUTE([.C2340];&quot;(+15.99)&quot;;&quot;&quot;);&quot;(+57.02)&quot;;&quot;&quot;)" office:value-type="string" office:string-value="EDKENHGFK" calcext:value-type="string">
            <text:p>EDKENHGFK</text:p>
          </table:table-cell>
        </table:table-row>
        <table:table-row table:style-name="ro2">
          <table:table-cell office:value-type="string" calcext:value-type="string">
            <text:p>TNDSGMQAPGAK</text:p>
          </table:table-cell>
          <table:table-cell table:formula="of:=SUBSTITUTE(SUBSTITUTE([.A2341];&quot;(+15.99)&quot;;&quot;&quot;);&quot;(+57.02)&quot;;&quot;&quot;)" office:value-type="string" office:string-value="TNDSGMQAPGAK" calcext:value-type="string">
            <text:p>TNDSGMQAPGAK</text:p>
          </table:table-cell>
          <table:table-cell office:value-type="string" calcext:value-type="string">
            <text:p>KLENPLLNTYPKLLSDFK</text:p>
          </table:table-cell>
          <table:table-cell table:formula="of:=SUBSTITUTE(SUBSTITUTE([.C2341];&quot;(+15.99)&quot;;&quot;&quot;);&quot;(+57.02)&quot;;&quot;&quot;)" office:value-type="string" office:string-value="KLENPLLNTYPKLLSDFK" calcext:value-type="string">
            <text:p>KLENPLLNTYPKLLSDFK</text:p>
          </table:table-cell>
        </table:table-row>
        <table:table-row table:style-name="ro2">
          <table:table-cell office:value-type="string" calcext:value-type="string">
            <text:p>SPYPLNSEESLNNLDEPRLR</text:p>
          </table:table-cell>
          <table:table-cell table:formula="of:=SUBSTITUTE(SUBSTITUTE([.A2342];&quot;(+15.99)&quot;;&quot;&quot;);&quot;(+57.02)&quot;;&quot;&quot;)" office:value-type="string" office:string-value="SPYPLNSEESLNNLDEPRLR" calcext:value-type="string">
            <text:p>SPYPLNSEESLNNLDEPRLR</text:p>
          </table:table-cell>
          <table:table-cell office:value-type="string" calcext:value-type="string">
            <text:p>HC(+57.02)C(+57.02)NDVLLSEK</text:p>
          </table:table-cell>
          <table:table-cell table:formula="of:=SUBSTITUTE(SUBSTITUTE([.C2342];&quot;(+15.99)&quot;;&quot;&quot;);&quot;(+57.02)&quot;;&quot;&quot;)" office:value-type="string" office:string-value="HCCNDVLLSEK" calcext:value-type="string">
            <text:p>HCCNDVLLSEK</text:p>
          </table:table-cell>
        </table:table-row>
        <table:table-row table:style-name="ro1">
          <table:table-cell office:value-type="string" calcext:value-type="string">
            <text:p>SSKEPKLRWSPWAK</text:p>
          </table:table-cell>
          <table:table-cell table:formula="of:=SUBSTITUTE(SUBSTITUTE([.A2343];&quot;(+15.99)&quot;;&quot;&quot;);&quot;(+57.02)&quot;;&quot;&quot;)" office:value-type="string" office:string-value="SSKEPKLRWSPWAK" calcext:value-type="string">
            <text:p>SSKEPKLRWSPWAK</text:p>
          </table:table-cell>
          <table:table-cell office:value-type="string" calcext:value-type="string">
            <text:p>NGHLGLNK</text:p>
          </table:table-cell>
          <table:table-cell table:formula="of:=SUBSTITUTE(SUBSTITUTE([.C2343];&quot;(+15.99)&quot;;&quot;&quot;);&quot;(+57.02)&quot;;&quot;&quot;)" office:value-type="string" office:string-value="NGHLGLNK" calcext:value-type="string">
            <text:p>NGHLGLNK</text:p>
          </table:table-cell>
        </table:table-row>
        <table:table-row table:style-name="ro2">
          <table:table-cell office:value-type="string" calcext:value-type="string">
            <text:p>LLGQPGC(+57.02)HGR</text:p>
          </table:table-cell>
          <table:table-cell table:formula="of:=SUBSTITUTE(SUBSTITUTE([.A2344];&quot;(+15.99)&quot;;&quot;&quot;);&quot;(+57.02)&quot;;&quot;&quot;)" office:value-type="string" office:string-value="LLGQPGCHGR" calcext:value-type="string">
            <text:p>LLGQPGCHGR</text:p>
          </table:table-cell>
          <table:table-cell office:value-type="string" calcext:value-type="string">
            <text:p>LLLGNPVFTFYK</text:p>
          </table:table-cell>
          <table:table-cell table:formula="of:=SUBSTITUTE(SUBSTITUTE([.C2344];&quot;(+15.99)&quot;;&quot;&quot;);&quot;(+57.02)&quot;;&quot;&quot;)" office:value-type="string" office:string-value="LLLGNPVFTFYK" calcext:value-type="string">
            <text:p>LLLGNPVFTFYK</text:p>
          </table:table-cell>
        </table:table-row>
        <table:table-row table:style-name="ro2">
          <table:table-cell office:value-type="string" calcext:value-type="string">
            <text:p>GFALVKC(+57.02)GNVGK</text:p>
          </table:table-cell>
          <table:table-cell table:formula="of:=SUBSTITUTE(SUBSTITUTE([.A2345];&quot;(+15.99)&quot;;&quot;&quot;);&quot;(+57.02)&quot;;&quot;&quot;)" office:value-type="string" office:string-value="GFALVKCGNVGK" calcext:value-type="string">
            <text:p>GFALVKCGNVGK</text:p>
          </table:table-cell>
          <table:table-cell office:value-type="string" calcext:value-type="string">
            <text:p>M(+15.99)AC(+57.02)PLAEFNC(+57.02)LGLVR</text:p>
          </table:table-cell>
          <table:table-cell table:formula="of:=SUBSTITUTE(SUBSTITUTE([.C2345];&quot;(+15.99)&quot;;&quot;&quot;);&quot;(+57.02)&quot;;&quot;&quot;)" office:value-type="string" office:string-value="MACPLAEFNCLGLVR" calcext:value-type="string">
            <text:p>MACPLAEFNCLGLVR</text:p>
          </table:table-cell>
        </table:table-row>
        <table:table-row table:style-name="ro2">
          <table:table-cell office:value-type="string" calcext:value-type="string">
            <text:p>DLMTPM(+15.99)NNLLR</text:p>
          </table:table-cell>
          <table:table-cell table:formula="of:=SUBSTITUTE(SUBSTITUTE([.A2346];&quot;(+15.99)&quot;;&quot;&quot;);&quot;(+57.02)&quot;;&quot;&quot;)" office:value-type="string" office:string-value="DLMTPMNNLLR" calcext:value-type="string">
            <text:p>DLMTPMNNLLR</text:p>
          </table:table-cell>
          <table:table-cell office:value-type="string" calcext:value-type="string">
            <text:p>ATEFQWC(+57.02)VLAKDYK</text:p>
          </table:table-cell>
          <table:table-cell table:formula="of:=SUBSTITUTE(SUBSTITUTE([.C2346];&quot;(+15.99)&quot;;&quot;&quot;);&quot;(+57.02)&quot;;&quot;&quot;)" office:value-type="string" office:string-value="ATEFQWCVLAKDYK" calcext:value-type="string">
            <text:p>ATEFQWCVLAKDYK</text:p>
          </table:table-cell>
        </table:table-row>
        <table:table-row table:style-name="ro2">
          <table:table-cell office:value-type="string" calcext:value-type="string">
            <text:p>M(+15.99)RLDDEVAAVVLDYK</text:p>
          </table:table-cell>
          <table:table-cell table:formula="of:=SUBSTITUTE(SUBSTITUTE([.A2347];&quot;(+15.99)&quot;;&quot;&quot;);&quot;(+57.02)&quot;;&quot;&quot;)" office:value-type="string" office:string-value="MRLDDEVAAVVLDYK" calcext:value-type="string">
            <text:p>MRLDDEVAAVVLDYK</text:p>
          </table:table-cell>
          <table:table-cell office:value-type="string" calcext:value-type="string">
            <text:p>KTVC(+57.02)KNLVEASLTNFFK</text:p>
          </table:table-cell>
          <table:table-cell table:formula="of:=SUBSTITUTE(SUBSTITUTE([.C2347];&quot;(+15.99)&quot;;&quot;&quot;);&quot;(+57.02)&quot;;&quot;&quot;)" office:value-type="string" office:string-value="KTVCKNLVEASLTNFFK" calcext:value-type="string">
            <text:p>KTVCKNLVEASLTNFFK</text:p>
          </table:table-cell>
        </table:table-row>
        <table:table-row table:style-name="ro2">
          <table:table-cell office:value-type="string" calcext:value-type="string">
            <text:p>RWFADFDAAEQVPK</text:p>
          </table:table-cell>
          <table:table-cell table:formula="of:=SUBSTITUTE(SUBSTITUTE([.A2348];&quot;(+15.99)&quot;;&quot;&quot;);&quot;(+57.02)&quot;;&quot;&quot;)" office:value-type="string" office:string-value="RWFADFDAAEQVPK" calcext:value-type="string">
            <text:p>RWFADFDAAEQVPK</text:p>
          </table:table-cell>
          <table:table-cell office:value-type="string" calcext:value-type="string">
            <text:p>HM(+15.99)PYEAAM(+15.99)PLR</text:p>
          </table:table-cell>
          <table:table-cell table:formula="of:=SUBSTITUTE(SUBSTITUTE([.C2348];&quot;(+15.99)&quot;;&quot;&quot;);&quot;(+57.02)&quot;;&quot;&quot;)" office:value-type="string" office:string-value="HMPYEAAMPLR" calcext:value-type="string">
            <text:p>HMPYEAAMPLR</text:p>
          </table:table-cell>
        </table:table-row>
        <table:table-row table:style-name="ro1">
          <table:table-cell office:value-type="string" calcext:value-type="string">
            <text:p>C(+57.02)VEAQRTHAK</text:p>
          </table:table-cell>
          <table:table-cell table:formula="of:=SUBSTITUTE(SUBSTITUTE([.A2349];&quot;(+15.99)&quot;;&quot;&quot;);&quot;(+57.02)&quot;;&quot;&quot;)" office:value-type="string" office:string-value="CVEAQRTHAK" calcext:value-type="string">
            <text:p>CVEAQRTHAK</text:p>
          </table:table-cell>
          <table:table-cell office:value-type="string" calcext:value-type="string">
            <text:p>GYLLPLR</text:p>
          </table:table-cell>
          <table:table-cell table:formula="of:=SUBSTITUTE(SUBSTITUTE([.C2349];&quot;(+15.99)&quot;;&quot;&quot;);&quot;(+57.02)&quot;;&quot;&quot;)" office:value-type="string" office:string-value="GYLLPLR" calcext:value-type="string">
            <text:p>GYLLPLR</text:p>
          </table:table-cell>
        </table:table-row>
        <table:table-row table:style-name="ro2">
          <table:table-cell office:value-type="string" calcext:value-type="string">
            <text:p>VLYSKSNQPDLK</text:p>
          </table:table-cell>
          <table:table-cell table:formula="of:=SUBSTITUTE(SUBSTITUTE([.A2350];&quot;(+15.99)&quot;;&quot;&quot;);&quot;(+57.02)&quot;;&quot;&quot;)" office:value-type="string" office:string-value="VLYSKSNQPDLK" calcext:value-type="string">
            <text:p>VLYSKSNQPDLK</text:p>
          </table:table-cell>
          <table:table-cell office:value-type="string" calcext:value-type="string">
            <text:p>QEDNNLGDSHNK</text:p>
          </table:table-cell>
          <table:table-cell table:formula="of:=SUBSTITUTE(SUBSTITUTE([.C2350];&quot;(+15.99)&quot;;&quot;&quot;);&quot;(+57.02)&quot;;&quot;&quot;)" office:value-type="string" office:string-value="QEDNNLGDSHNK" calcext:value-type="string">
            <text:p>QEDNNLGDSHNK</text:p>
          </table:table-cell>
        </table:table-row>
        <table:table-row table:style-name="ro1">
          <table:table-cell office:value-type="string" calcext:value-type="string">
            <text:p>EM(+15.99)GMDC(+57.02)SFDQSK</text:p>
          </table:table-cell>
          <table:table-cell table:formula="of:=SUBSTITUTE(SUBSTITUTE([.A2351];&quot;(+15.99)&quot;;&quot;&quot;);&quot;(+57.02)&quot;;&quot;&quot;)" office:value-type="string" office:string-value="EMGMDCSFDQSK" calcext:value-type="string">
            <text:p>EMGMDCSFDQSK</text:p>
          </table:table-cell>
          <table:table-cell office:value-type="string" calcext:value-type="string">
            <text:p>TADEMDSTPK</text:p>
          </table:table-cell>
          <table:table-cell table:formula="of:=SUBSTITUTE(SUBSTITUTE([.C2351];&quot;(+15.99)&quot;;&quot;&quot;);&quot;(+57.02)&quot;;&quot;&quot;)" office:value-type="string" office:string-value="TADEMDSTPK" calcext:value-type="string">
            <text:p>TADEMDSTPK</text:p>
          </table:table-cell>
        </table:table-row>
        <table:table-row table:style-name="ro1">
          <table:table-cell office:value-type="string" calcext:value-type="string">
            <text:p>SC(+57.02)DDM(+15.99)EVSAQVLR</text:p>
          </table:table-cell>
          <table:table-cell table:formula="of:=SUBSTITUTE(SUBSTITUTE([.A2352];&quot;(+15.99)&quot;;&quot;&quot;);&quot;(+57.02)&quot;;&quot;&quot;)" office:value-type="string" office:string-value="SCDDMEVSAQVLR" calcext:value-type="string">
            <text:p>SCDDMEVSAQVLR</text:p>
          </table:table-cell>
          <table:table-cell office:value-type="string" calcext:value-type="string">
            <text:p>C(+57.02)C(+57.02)YLAAVLR</text:p>
          </table:table-cell>
          <table:table-cell table:formula="of:=SUBSTITUTE(SUBSTITUTE([.C2352];&quot;(+15.99)&quot;;&quot;&quot;);&quot;(+57.02)&quot;;&quot;&quot;)" office:value-type="string" office:string-value="CCYLAAVLR" calcext:value-type="string">
            <text:p>CCYLAAVLR</text:p>
          </table:table-cell>
        </table:table-row>
        <table:table-row table:style-name="ro2">
          <table:table-cell office:value-type="string" calcext:value-type="string">
            <text:p>HPPGSDTPTELLAK</text:p>
          </table:table-cell>
          <table:table-cell table:formula="of:=SUBSTITUTE(SUBSTITUTE([.A2353];&quot;(+15.99)&quot;;&quot;&quot;);&quot;(+57.02)&quot;;&quot;&quot;)" office:value-type="string" office:string-value="HPPGSDTPTELLAK" calcext:value-type="string">
            <text:p>HPPGSDTPTELLAK</text:p>
          </table:table-cell>
          <table:table-cell office:value-type="string" calcext:value-type="string">
            <text:p>EDHKQLVDPSLGK</text:p>
          </table:table-cell>
          <table:table-cell table:formula="of:=SUBSTITUTE(SUBSTITUTE([.C2353];&quot;(+15.99)&quot;;&quot;&quot;);&quot;(+57.02)&quot;;&quot;&quot;)" office:value-type="string" office:string-value="EDHKQLVDPSLGK" calcext:value-type="string">
            <text:p>EDHKQLVDPSLGK</text:p>
          </table:table-cell>
        </table:table-row>
        <table:table-row table:style-name="ro2">
          <table:table-cell office:value-type="string" calcext:value-type="string">
            <text:p>EWVTGVLVFR</text:p>
          </table:table-cell>
          <table:table-cell table:formula="of:=SUBSTITUTE(SUBSTITUTE([.A2354];&quot;(+15.99)&quot;;&quot;&quot;);&quot;(+57.02)&quot;;&quot;&quot;)" office:value-type="string" office:string-value="EWVTGVLVFR" calcext:value-type="string">
            <text:p>EWVTGVLVFR</text:p>
          </table:table-cell>
          <table:table-cell office:value-type="string" calcext:value-type="string">
            <text:p>LAGC(+57.02)FQLENAC(+57.02)NLGK</text:p>
          </table:table-cell>
          <table:table-cell table:formula="of:=SUBSTITUTE(SUBSTITUTE([.C2354];&quot;(+15.99)&quot;;&quot;&quot;);&quot;(+57.02)&quot;;&quot;&quot;)" office:value-type="string" office:string-value="LAGCFQLENACNLGK" calcext:value-type="string">
            <text:p>LAGCFQLENACNLGK</text:p>
          </table:table-cell>
        </table:table-row>
        <table:table-row table:style-name="ro2">
          <table:table-cell office:value-type="string" calcext:value-type="string">
            <text:p>KM(+15.99)PQLLTQRQLK</text:p>
          </table:table-cell>
          <table:table-cell table:formula="of:=SUBSTITUTE(SUBSTITUTE([.A2355];&quot;(+15.99)&quot;;&quot;&quot;);&quot;(+57.02)&quot;;&quot;&quot;)" office:value-type="string" office:string-value="KMPQLLTQRQLK" calcext:value-type="string">
            <text:p>KMPQLLTQRQLK</text:p>
          </table:table-cell>
          <table:table-cell office:value-type="string" calcext:value-type="string">
            <text:p>QQLC(+57.02)GSC(+57.02)PSSAMPVK</text:p>
          </table:table-cell>
          <table:table-cell table:formula="of:=SUBSTITUTE(SUBSTITUTE([.C2355];&quot;(+15.99)&quot;;&quot;&quot;);&quot;(+57.02)&quot;;&quot;&quot;)" office:value-type="string" office:string-value="QQLCGSCPSSAMPVK" calcext:value-type="string">
            <text:p>QQLCGSCPSSAMPVK</text:p>
          </table:table-cell>
        </table:table-row>
        <table:table-row table:style-name="ro2">
          <table:table-cell office:value-type="string" calcext:value-type="string">
            <text:p>KRC(+57.02)LREDLALLR</text:p>
          </table:table-cell>
          <table:table-cell table:formula="of:=SUBSTITUTE(SUBSTITUTE([.A2356];&quot;(+15.99)&quot;;&quot;&quot;);&quot;(+57.02)&quot;;&quot;&quot;)" office:value-type="string" office:string-value="KRCLREDLALLR" calcext:value-type="string">
            <text:p>KRCLREDLALLR</text:p>
          </table:table-cell>
          <table:table-cell office:value-type="string" calcext:value-type="string">
            <text:p>EKEM(+15.99)WSEPYPK</text:p>
          </table:table-cell>
          <table:table-cell table:formula="of:=SUBSTITUTE(SUBSTITUTE([.C2356];&quot;(+15.99)&quot;;&quot;&quot;);&quot;(+57.02)&quot;;&quot;&quot;)" office:value-type="string" office:string-value="EKEMWSEPYPK" calcext:value-type="string">
            <text:p>EKEMWSEPYPK</text:p>
          </table:table-cell>
        </table:table-row>
        <table:table-row table:style-name="ro1">
          <table:table-cell office:value-type="string" calcext:value-type="string">
            <text:p>VKMPENMPLC(+57.02)TLK</text:p>
          </table:table-cell>
          <table:table-cell table:formula="of:=SUBSTITUTE(SUBSTITUTE([.A2357];&quot;(+15.99)&quot;;&quot;&quot;);&quot;(+57.02)&quot;;&quot;&quot;)" office:value-type="string" office:string-value="VKMPENMPLCTLK" calcext:value-type="string">
            <text:p>VKMPENMPLCTLK</text:p>
          </table:table-cell>
          <table:table-cell office:value-type="string" calcext:value-type="string">
            <text:p>SHAGQPNQR</text:p>
          </table:table-cell>
          <table:table-cell table:formula="of:=SUBSTITUTE(SUBSTITUTE([.C2357];&quot;(+15.99)&quot;;&quot;&quot;);&quot;(+57.02)&quot;;&quot;&quot;)" office:value-type="string" office:string-value="SHAGQPNQR" calcext:value-type="string">
            <text:p>SHAGQPNQR</text:p>
          </table:table-cell>
        </table:table-row>
        <table:table-row table:style-name="ro2">
          <table:table-cell office:value-type="string" calcext:value-type="string">
            <text:p>GHLDLSAGLR</text:p>
          </table:table-cell>
          <table:table-cell table:formula="of:=SUBSTITUTE(SUBSTITUTE([.A2358];&quot;(+15.99)&quot;;&quot;&quot;);&quot;(+57.02)&quot;;&quot;&quot;)" office:value-type="string" office:string-value="GHLDLSAGLR" calcext:value-type="string">
            <text:p>GHLDLSAGLR</text:p>
          </table:table-cell>
          <table:table-cell office:value-type="string" calcext:value-type="string">
            <text:p>KM(+15.99)NMVVLAEQAR</text:p>
          </table:table-cell>
          <table:table-cell table:formula="of:=SUBSTITUTE(SUBSTITUTE([.C2358];&quot;(+15.99)&quot;;&quot;&quot;);&quot;(+57.02)&quot;;&quot;&quot;)" office:value-type="string" office:string-value="KMNMVVLAEQAR" calcext:value-type="string">
            <text:p>KMNMVVLAEQAR</text:p>
          </table:table-cell>
        </table:table-row>
        <table:table-row table:style-name="ro2">
          <table:table-cell office:value-type="string" calcext:value-type="string">
            <text:p>DNYLTKNWTFTNMHVKR</text:p>
          </table:table-cell>
          <table:table-cell table:formula="of:=SUBSTITUTE(SUBSTITUTE([.A2359];&quot;(+15.99)&quot;;&quot;&quot;);&quot;(+57.02)&quot;;&quot;&quot;)" office:value-type="string" office:string-value="DNYLTKNWTFTNMHVKR" calcext:value-type="string">
            <text:p>DNYLTKNWTFTNMHVKR</text:p>
          </table:table-cell>
          <table:table-cell office:value-type="string" calcext:value-type="string">
            <text:p>LLEREPSVLNGLLLAVQK</text:p>
          </table:table-cell>
          <table:table-cell table:formula="of:=SUBSTITUTE(SUBSTITUTE([.C2359];&quot;(+15.99)&quot;;&quot;&quot;);&quot;(+57.02)&quot;;&quot;&quot;)" office:value-type="string" office:string-value="LLEREPSVLNGLLLAVQK" calcext:value-type="string">
            <text:p>LLEREPSVLNGLLLAVQK</text:p>
          </table:table-cell>
        </table:table-row>
        <table:table-row table:style-name="ro1">
          <table:table-cell office:value-type="string" calcext:value-type="string">
            <text:p>KLNDLQSC(+57.02)LGHK</text:p>
          </table:table-cell>
          <table:table-cell table:formula="of:=SUBSTITUTE(SUBSTITUTE([.A2360];&quot;(+15.99)&quot;;&quot;&quot;);&quot;(+57.02)&quot;;&quot;&quot;)" office:value-type="string" office:string-value="KLNDLQSCLGHK" calcext:value-type="string">
            <text:p>KLNDLQSCLGHK</text:p>
          </table:table-cell>
          <table:table-cell office:value-type="string" calcext:value-type="string">
            <text:p>NTDAQHDK</text:p>
          </table:table-cell>
          <table:table-cell table:formula="of:=SUBSTITUTE(SUBSTITUTE([.C2360];&quot;(+15.99)&quot;;&quot;&quot;);&quot;(+57.02)&quot;;&quot;&quot;)" office:value-type="string" office:string-value="NTDAQHDK" calcext:value-type="string">
            <text:p>NTDAQHDK</text:p>
          </table:table-cell>
        </table:table-row>
        <table:table-row table:style-name="ro2">
          <table:table-cell office:value-type="string" calcext:value-type="string">
            <text:p>NVADLDLTM(+15.99)AKHK</text:p>
          </table:table-cell>
          <table:table-cell table:formula="of:=SUBSTITUTE(SUBSTITUTE([.A2361];&quot;(+15.99)&quot;;&quot;&quot;);&quot;(+57.02)&quot;;&quot;&quot;)" office:value-type="string" office:string-value="NVADLDLTMAKHK" calcext:value-type="string">
            <text:p>NVADLDLTMAKHK</text:p>
          </table:table-cell>
          <table:table-cell office:value-type="string" calcext:value-type="string">
            <text:p>NC(+57.02)C(+57.02)YPVEMGYSSLK</text:p>
          </table:table-cell>
          <table:table-cell table:formula="of:=SUBSTITUTE(SUBSTITUTE([.C2361];&quot;(+15.99)&quot;;&quot;&quot;);&quot;(+57.02)&quot;;&quot;&quot;)" office:value-type="string" office:string-value="NCCYPVEMGYSSLK" calcext:value-type="string">
            <text:p>NCCYPVEMGYSSLK</text:p>
          </table:table-cell>
        </table:table-row>
        <table:table-row table:style-name="ro2">
          <table:table-cell office:value-type="string" calcext:value-type="string">
            <text:p>QQREMLPLNK</text:p>
          </table:table-cell>
          <table:table-cell table:formula="of:=SUBSTITUTE(SUBSTITUTE([.A2362];&quot;(+15.99)&quot;;&quot;&quot;);&quot;(+57.02)&quot;;&quot;&quot;)" office:value-type="string" office:string-value="QQREMLPLNK" calcext:value-type="string">
            <text:p>QQREMLPLNK</text:p>
          </table:table-cell>
          <table:table-cell office:value-type="string" calcext:value-type="string">
            <text:p>LSPWKC(+57.02)EMANGVHPPK</text:p>
          </table:table-cell>
          <table:table-cell table:formula="of:=SUBSTITUTE(SUBSTITUTE([.C2362];&quot;(+15.99)&quot;;&quot;&quot;);&quot;(+57.02)&quot;;&quot;&quot;)" office:value-type="string" office:string-value="LSPWKCEMANGVHPPK" calcext:value-type="string">
            <text:p>LSPWKCEMANGVHPPK</text:p>
          </table:table-cell>
        </table:table-row>
        <table:table-row table:style-name="ro2">
          <table:table-cell office:value-type="string" calcext:value-type="string">
            <text:p>HC(+57.02)QC(+57.02)PDALDNLESR</text:p>
          </table:table-cell>
          <table:table-cell table:formula="of:=SUBSTITUTE(SUBSTITUTE([.A2363];&quot;(+15.99)&quot;;&quot;&quot;);&quot;(+57.02)&quot;;&quot;&quot;)" office:value-type="string" office:string-value="HCQCPDALDNLESR" calcext:value-type="string">
            <text:p>HCQCPDALDNLESR</text:p>
          </table:table-cell>
          <table:table-cell office:value-type="string" calcext:value-type="string">
            <text:p>DKELEAHTLENTGVALLR</text:p>
          </table:table-cell>
          <table:table-cell table:formula="of:=SUBSTITUTE(SUBSTITUTE([.C2363];&quot;(+15.99)&quot;;&quot;&quot;);&quot;(+57.02)&quot;;&quot;&quot;)" office:value-type="string" office:string-value="DKELEAHTLENTGVALLR" calcext:value-type="string">
            <text:p>DKELEAHTLENTGVALLR</text:p>
          </table:table-cell>
        </table:table-row>
        <table:table-row table:style-name="ro1">
          <table:table-cell office:value-type="string" calcext:value-type="string">
            <text:p>NSHSQEPQVLAENVK</text:p>
          </table:table-cell>
          <table:table-cell table:formula="of:=SUBSTITUTE(SUBSTITUTE([.A2364];&quot;(+15.99)&quot;;&quot;&quot;);&quot;(+57.02)&quot;;&quot;&quot;)" office:value-type="string" office:string-value="NSHSQEPQVLAENVK" calcext:value-type="string">
            <text:p>NSHSQEPQVLAENVK</text:p>
          </table:table-cell>
          <table:table-cell office:value-type="string" calcext:value-type="string">
            <text:p>QAC(+57.02)C(+57.02)C(+57.02)ENPK</text:p>
          </table:table-cell>
          <table:table-cell table:formula="of:=SUBSTITUTE(SUBSTITUTE([.C2364];&quot;(+15.99)&quot;;&quot;&quot;);&quot;(+57.02)&quot;;&quot;&quot;)" office:value-type="string" office:string-value="QACCCENPK" calcext:value-type="string">
            <text:p>QACCCENPK</text:p>
          </table:table-cell>
        </table:table-row>
        <table:table-row table:style-name="ro2">
          <table:table-cell office:value-type="string" calcext:value-type="string">
            <text:p>RSQAGANSKVDEKR</text:p>
          </table:table-cell>
          <table:table-cell table:formula="of:=SUBSTITUTE(SUBSTITUTE([.A2365];&quot;(+15.99)&quot;;&quot;&quot;);&quot;(+57.02)&quot;;&quot;&quot;)" office:value-type="string" office:string-value="RSQAGANSKVDEKR" calcext:value-type="string">
            <text:p>RSQAGANSKVDEKR</text:p>
          </table:table-cell>
          <table:table-cell office:value-type="string" calcext:value-type="string">
            <text:p>EETAVGLSGLFLLVTGPR</text:p>
          </table:table-cell>
          <table:table-cell table:formula="of:=SUBSTITUTE(SUBSTITUTE([.C2365];&quot;(+15.99)&quot;;&quot;&quot;);&quot;(+57.02)&quot;;&quot;&quot;)" office:value-type="string" office:string-value="EETAVGLSGLFLLVTGPR" calcext:value-type="string">
            <text:p>EETAVGLSGLFLLVTGPR</text:p>
          </table:table-cell>
        </table:table-row>
        <table:table-row table:style-name="ro1">
          <table:table-cell office:value-type="string" calcext:value-type="string">
            <text:p>DKSNDHASELVK</text:p>
          </table:table-cell>
          <table:table-cell table:formula="of:=SUBSTITUTE(SUBSTITUTE([.A2366];&quot;(+15.99)&quot;;&quot;&quot;);&quot;(+57.02)&quot;;&quot;&quot;)" office:value-type="string" office:string-value="DKSNDHASELVK" calcext:value-type="string">
            <text:p>DKSNDHASELVK</text:p>
          </table:table-cell>
          <table:table-cell office:value-type="string" calcext:value-type="string">
            <text:p>EEPDLM(+15.99)M(+15.99)PLK</text:p>
          </table:table-cell>
          <table:table-cell table:formula="of:=SUBSTITUTE(SUBSTITUTE([.C2366];&quot;(+15.99)&quot;;&quot;&quot;);&quot;(+57.02)&quot;;&quot;&quot;)" office:value-type="string" office:string-value="EEPDLMMPLK" calcext:value-type="string">
            <text:p>EEPDLMMPLK</text:p>
          </table:table-cell>
        </table:table-row>
        <table:table-row table:style-name="ro3">
          <table:table-cell office:value-type="string" calcext:value-type="string">
            <text:p>AEMANGYTLQLNRWR</text:p>
          </table:table-cell>
          <table:table-cell table:formula="of:=SUBSTITUTE(SUBSTITUTE([.A2367];&quot;(+15.99)&quot;;&quot;&quot;);&quot;(+57.02)&quot;;&quot;&quot;)" office:value-type="string" office:string-value="AEMANGYTLQLNRWR" calcext:value-type="string">
            <text:p>AEMANGYTLQLNRWR</text:p>
          </table:table-cell>
          <table:table-cell office:value-type="string" calcext:value-type="string">
            <text:p>WETM(+15.99)QLLGANLVEAVGLALEVR</text:p>
          </table:table-cell>
          <table:table-cell table:formula="of:=SUBSTITUTE(SUBSTITUTE([.C2367];&quot;(+15.99)&quot;;&quot;&quot;);&quot;(+57.02)&quot;;&quot;&quot;)" office:value-type="string" office:string-value="WETMQLLGANLVEAVGLALEVR" calcext:value-type="string">
            <text:p>WETMQLLGANLVEAVGLALEVR</text:p>
          </table:table-cell>
        </table:table-row>
        <table:table-row table:style-name="ro2">
          <table:table-cell office:value-type="string" calcext:value-type="string">
            <text:p>WAPAQM(+15.99)DM(+15.99)YYR</text:p>
          </table:table-cell>
          <table:table-cell table:formula="of:=SUBSTITUTE(SUBSTITUTE([.A2368];&quot;(+15.99)&quot;;&quot;&quot;);&quot;(+57.02)&quot;;&quot;&quot;)" office:value-type="string" office:string-value="WAPAQMDMYYR" calcext:value-type="string">
            <text:p>WAPAQMDMYYR</text:p>
          </table:table-cell>
          <table:table-cell office:value-type="string" calcext:value-type="string">
            <text:p>LHDELEHDMRTRRPK</text:p>
          </table:table-cell>
          <table:table-cell table:formula="of:=SUBSTITUTE(SUBSTITUTE([.C2368];&quot;(+15.99)&quot;;&quot;&quot;);&quot;(+57.02)&quot;;&quot;&quot;)" office:value-type="string" office:string-value="LHDELEHDMRTRRPK" calcext:value-type="string">
            <text:p>LHDELEHDMRTRRPK</text:p>
          </table:table-cell>
        </table:table-row>
        <table:table-row table:style-name="ro2">
          <table:table-cell office:value-type="string" calcext:value-type="string">
            <text:p>NYGTSRHR</text:p>
          </table:table-cell>
          <table:table-cell table:formula="of:=SUBSTITUTE(SUBSTITUTE([.A2369];&quot;(+15.99)&quot;;&quot;&quot;);&quot;(+57.02)&quot;;&quot;&quot;)" office:value-type="string" office:string-value="NYGTSRHR" calcext:value-type="string">
            <text:p>NYGTSRHR</text:p>
          </table:table-cell>
          <table:table-cell office:value-type="string" calcext:value-type="string">
            <text:p>EPNVNLVADLPEK</text:p>
          </table:table-cell>
          <table:table-cell table:formula="of:=SUBSTITUTE(SUBSTITUTE([.C2369];&quot;(+15.99)&quot;;&quot;&quot;);&quot;(+57.02)&quot;;&quot;&quot;)" office:value-type="string" office:string-value="EPNVNLVADLPEK" calcext:value-type="string">
            <text:p>EPNVNLVADLPEK</text:p>
          </table:table-cell>
        </table:table-row>
        <table:table-row table:style-name="ro2">
          <table:table-cell office:value-type="string" calcext:value-type="string">
            <text:p>NPPLVGLVEPLGVLM(+15.99)K</text:p>
          </table:table-cell>
          <table:table-cell table:formula="of:=SUBSTITUTE(SUBSTITUTE([.A2370];&quot;(+15.99)&quot;;&quot;&quot;);&quot;(+57.02)&quot;;&quot;&quot;)" office:value-type="string" office:string-value="NPPLVGLVEPLGVLMK" calcext:value-type="string">
            <text:p>NPPLVGLVEPLGVLMK</text:p>
          </table:table-cell>
          <table:table-cell office:value-type="string" calcext:value-type="string">
            <text:p>GC(+57.02)PNEEPVLAEEYR</text:p>
          </table:table-cell>
          <table:table-cell table:formula="of:=SUBSTITUTE(SUBSTITUTE([.C2370];&quot;(+15.99)&quot;;&quot;&quot;);&quot;(+57.02)&quot;;&quot;&quot;)" office:value-type="string" office:string-value="GCPNEEPVLAEEYR" calcext:value-type="string">
            <text:p>GCPNEEPVLAEEYR</text:p>
          </table:table-cell>
        </table:table-row>
        <table:table-row table:style-name="ro1">
          <table:table-cell office:value-type="string" calcext:value-type="string">
            <text:p>DDM(+15.99)M(+15.99)YVLLSEK</text:p>
          </table:table-cell>
          <table:table-cell table:formula="of:=SUBSTITUTE(SUBSTITUTE([.A2371];&quot;(+15.99)&quot;;&quot;&quot;);&quot;(+57.02)&quot;;&quot;&quot;)" office:value-type="string" office:string-value="DDMMYVLLSEK" calcext:value-type="string">
            <text:p>DDMMYVLLSEK</text:p>
          </table:table-cell>
          <table:table-cell office:value-type="string" calcext:value-type="string">
            <text:p>SNMLLNEPAK</text:p>
          </table:table-cell>
          <table:table-cell table:formula="of:=SUBSTITUTE(SUBSTITUTE([.C2371];&quot;(+15.99)&quot;;&quot;&quot;);&quot;(+57.02)&quot;;&quot;&quot;)" office:value-type="string" office:string-value="SNMLLNEPAK" calcext:value-type="string">
            <text:p>SNMLLNEPAK</text:p>
          </table:table-cell>
        </table:table-row>
        <table:table-row table:style-name="ro2">
          <table:table-cell office:value-type="string" calcext:value-type="string">
            <text:p>EDEMTC(+57.02)AEVK</text:p>
          </table:table-cell>
          <table:table-cell table:formula="of:=SUBSTITUTE(SUBSTITUTE([.A2372];&quot;(+15.99)&quot;;&quot;&quot;);&quot;(+57.02)&quot;;&quot;&quot;)" office:value-type="string" office:string-value="EDEMTCAEVK" calcext:value-type="string">
            <text:p>EDEMTCAEVK</text:p>
          </table:table-cell>
          <table:table-cell office:value-type="string" calcext:value-type="string">
            <text:p>TGSNAKVGGPK</text:p>
          </table:table-cell>
          <table:table-cell table:formula="of:=SUBSTITUTE(SUBSTITUTE([.C2372];&quot;(+15.99)&quot;;&quot;&quot;);&quot;(+57.02)&quot;;&quot;&quot;)" office:value-type="string" office:string-value="TGSNAKVGGPK" calcext:value-type="string">
            <text:p>TGSNAKVGGPK</text:p>
          </table:table-cell>
        </table:table-row>
        <table:table-row table:style-name="ro2">
          <table:table-cell office:value-type="string" calcext:value-type="string">
            <text:p>ENLGAPWGK</text:p>
          </table:table-cell>
          <table:table-cell table:formula="of:=SUBSTITUTE(SUBSTITUTE([.A2373];&quot;(+15.99)&quot;;&quot;&quot;);&quot;(+57.02)&quot;;&quot;&quot;)" office:value-type="string" office:string-value="ENLGAPWGK" calcext:value-type="string">
            <text:p>ENLGAPWGK</text:p>
          </table:table-cell>
          <table:table-cell office:value-type="string" calcext:value-type="string">
            <text:p>QSDAAGPGDSTTLYSK</text:p>
          </table:table-cell>
          <table:table-cell table:formula="of:=SUBSTITUTE(SUBSTITUTE([.C2373];&quot;(+15.99)&quot;;&quot;&quot;);&quot;(+57.02)&quot;;&quot;&quot;)" office:value-type="string" office:string-value="QSDAAGPGDSTTLYSK" calcext:value-type="string">
            <text:p>QSDAAGPGDSTTLYSK</text:p>
          </table:table-cell>
        </table:table-row>
        <table:table-row table:style-name="ro1">
          <table:table-cell office:value-type="string" calcext:value-type="string">
            <text:p>LGREPVPLPVPEK</text:p>
          </table:table-cell>
          <table:table-cell table:formula="of:=SUBSTITUTE(SUBSTITUTE([.A2374];&quot;(+15.99)&quot;;&quot;&quot;);&quot;(+57.02)&quot;;&quot;&quot;)" office:value-type="string" office:string-value="LGREPVPLPVPEK" calcext:value-type="string">
            <text:p>LGREPVPLPVPEK</text:p>
          </table:table-cell>
          <table:table-cell office:value-type="string" calcext:value-type="string">
            <text:p>SC(+57.02)WLKYFC(+57.02)GK</text:p>
          </table:table-cell>
          <table:table-cell table:formula="of:=SUBSTITUTE(SUBSTITUTE([.C2374];&quot;(+15.99)&quot;;&quot;&quot;);&quot;(+57.02)&quot;;&quot;&quot;)" office:value-type="string" office:string-value="SCWLKYFCGK" calcext:value-type="string">
            <text:p>SCWLKYFCGK</text:p>
          </table:table-cell>
        </table:table-row>
        <table:table-row table:style-name="ro2">
          <table:table-cell office:value-type="string" calcext:value-type="string">
            <text:p>KPLDAHDDFTKLR</text:p>
          </table:table-cell>
          <table:table-cell table:formula="of:=SUBSTITUTE(SUBSTITUTE([.A2375];&quot;(+15.99)&quot;;&quot;&quot;);&quot;(+57.02)&quot;;&quot;&quot;)" office:value-type="string" office:string-value="KPLDAHDDFTKLR" calcext:value-type="string">
            <text:p>KPLDAHDDFTKLR</text:p>
          </table:table-cell>
          <table:table-cell office:value-type="string" calcext:value-type="string">
            <text:p>M(+15.99)HATLGTLDWGNTPK</text:p>
          </table:table-cell>
          <table:table-cell table:formula="of:=SUBSTITUTE(SUBSTITUTE([.C2375];&quot;(+15.99)&quot;;&quot;&quot;);&quot;(+57.02)&quot;;&quot;&quot;)" office:value-type="string" office:string-value="MHATLGTLDWGNTPK" calcext:value-type="string">
            <text:p>MHATLGTLDWGNTPK</text:p>
          </table:table-cell>
        </table:table-row>
        <table:table-row table:style-name="ro1">
          <table:table-cell office:value-type="string" calcext:value-type="string">
            <text:p>EDLLGDYSAYNM(+15.99)SPER</text:p>
          </table:table-cell>
          <table:table-cell table:formula="of:=SUBSTITUTE(SUBSTITUTE([.A2376];&quot;(+15.99)&quot;;&quot;&quot;);&quot;(+57.02)&quot;;&quot;&quot;)" office:value-type="string" office:string-value="EDLLGDYSAYNMSPER" calcext:value-type="string">
            <text:p>EDLLGDYSAYNMSPER</text:p>
          </table:table-cell>
          <table:table-cell office:value-type="string" calcext:value-type="string">
            <text:p>KAKC(+57.02)AVPNTK</text:p>
          </table:table-cell>
          <table:table-cell table:formula="of:=SUBSTITUTE(SUBSTITUTE([.C2376];&quot;(+15.99)&quot;;&quot;&quot;);&quot;(+57.02)&quot;;&quot;&quot;)" office:value-type="string" office:string-value="KAKCAVPNTK" calcext:value-type="string">
            <text:p>KAKCAVPNTK</text:p>
          </table:table-cell>
        </table:table-row>
        <table:table-row table:style-name="ro2">
          <table:table-cell office:value-type="string" calcext:value-type="string">
            <text:p>QSPSDLERPHR</text:p>
          </table:table-cell>
          <table:table-cell table:formula="of:=SUBSTITUTE(SUBSTITUTE([.A2377];&quot;(+15.99)&quot;;&quot;&quot;);&quot;(+57.02)&quot;;&quot;&quot;)" office:value-type="string" office:string-value="QSPSDLERPHR" calcext:value-type="string">
            <text:p>QSPSDLERPHR</text:p>
          </table:table-cell>
          <table:table-cell office:value-type="string" calcext:value-type="string">
            <text:p>KWM(+15.99)RNYMLEAR</text:p>
          </table:table-cell>
          <table:table-cell table:formula="of:=SUBSTITUTE(SUBSTITUTE([.C2377];&quot;(+15.99)&quot;;&quot;&quot;);&quot;(+57.02)&quot;;&quot;&quot;)" office:value-type="string" office:string-value="KWMRNYMLEAR" calcext:value-type="string">
            <text:p>KWMRNYMLEAR</text:p>
          </table:table-cell>
        </table:table-row>
        <table:table-row table:style-name="ro1">
          <table:table-cell office:value-type="string" calcext:value-type="string">
            <text:p>SQYVEGC(+57.02)M(+15.99)PK</text:p>
          </table:table-cell>
          <table:table-cell table:formula="of:=SUBSTITUTE(SUBSTITUTE([.A2378];&quot;(+15.99)&quot;;&quot;&quot;);&quot;(+57.02)&quot;;&quot;&quot;)" office:value-type="string" office:string-value="SQYVEGCMPK" calcext:value-type="string">
            <text:p>SQYVEGCMPK</text:p>
          </table:table-cell>
          <table:table-cell office:value-type="string" calcext:value-type="string">
            <text:p>FLC(+57.02)PFNSRPR</text:p>
          </table:table-cell>
          <table:table-cell table:formula="of:=SUBSTITUTE(SUBSTITUTE([.C2378];&quot;(+15.99)&quot;;&quot;&quot;);&quot;(+57.02)&quot;;&quot;&quot;)" office:value-type="string" office:string-value="FLCPFNSRPR" calcext:value-type="string">
            <text:p>FLCPFNSRPR</text:p>
          </table:table-cell>
        </table:table-row>
        <table:table-row table:style-name="ro2">
          <table:table-cell office:value-type="string" calcext:value-type="string">
            <text:p>WNRLLFLDELFLSHK</text:p>
          </table:table-cell>
          <table:table-cell table:formula="of:=SUBSTITUTE(SUBSTITUTE([.A2379];&quot;(+15.99)&quot;;&quot;&quot;);&quot;(+57.02)&quot;;&quot;&quot;)" office:value-type="string" office:string-value="WNRLLFLDELFLSHK" calcext:value-type="string">
            <text:p>WNRLLFLDELFLSHK</text:p>
          </table:table-cell>
          <table:table-cell office:value-type="string" calcext:value-type="string">
            <text:p>C(+57.02)M(+15.99)MPTKEEETYGLLTANR</text:p>
          </table:table-cell>
          <table:table-cell table:formula="of:=SUBSTITUTE(SUBSTITUTE([.C2379];&quot;(+15.99)&quot;;&quot;&quot;);&quot;(+57.02)&quot;;&quot;&quot;)" office:value-type="string" office:string-value="CMMPTKEEETYGLLTANR" calcext:value-type="string">
            <text:p>CMMPTKEEETYGLLTANR</text:p>
          </table:table-cell>
        </table:table-row>
        <table:table-row table:style-name="ro2">
          <table:table-cell office:value-type="string" calcext:value-type="string">
            <text:p>EEC(+57.02)C(+57.02)YQVLTSKFKSAKK</text:p>
          </table:table-cell>
          <table:table-cell table:formula="of:=SUBSTITUTE(SUBSTITUTE([.A2380];&quot;(+15.99)&quot;;&quot;&quot;);&quot;(+57.02)&quot;;&quot;&quot;)" office:value-type="string" office:string-value="EECCYQVLTSKFKSAKK" calcext:value-type="string">
            <text:p>EECCYQVLTSKFKSAKK</text:p>
          </table:table-cell>
          <table:table-cell office:value-type="string" calcext:value-type="string">
            <text:p>LC(+57.02)RNSNLDENALC(+57.02)LLTDK</text:p>
          </table:table-cell>
          <table:table-cell table:formula="of:=SUBSTITUTE(SUBSTITUTE([.C2380];&quot;(+15.99)&quot;;&quot;&quot;);&quot;(+57.02)&quot;;&quot;&quot;)" office:value-type="string" office:string-value="LCRNSNLDENALCLLTDK" calcext:value-type="string">
            <text:p>LCRNSNLDENALCLLTDK</text:p>
          </table:table-cell>
        </table:table-row>
        <table:table-row table:style-name="ro2">
          <table:table-cell office:value-type="string" calcext:value-type="string">
            <text:p>DPAPC(+57.02)EAASLGRK</text:p>
          </table:table-cell>
          <table:table-cell table:formula="of:=SUBSTITUTE(SUBSTITUTE([.A2381];&quot;(+15.99)&quot;;&quot;&quot;);&quot;(+57.02)&quot;;&quot;&quot;)" office:value-type="string" office:string-value="DPAPCEAASLGRK" calcext:value-type="string">
            <text:p>DPAPCEAASLGRK</text:p>
          </table:table-cell>
          <table:table-cell office:value-type="string" calcext:value-type="string">
            <text:p>KWEWDELSNLK</text:p>
          </table:table-cell>
          <table:table-cell table:formula="of:=SUBSTITUTE(SUBSTITUTE([.C2381];&quot;(+15.99)&quot;;&quot;&quot;);&quot;(+57.02)&quot;;&quot;&quot;)" office:value-type="string" office:string-value="KWEWDELSNLK" calcext:value-type="string">
            <text:p>KWEWDELSNLK</text:p>
          </table:table-cell>
        </table:table-row>
        <table:table-row table:style-name="ro2">
          <table:table-cell office:value-type="string" calcext:value-type="string">
            <text:p>WWWPNKDTAHAK</text:p>
          </table:table-cell>
          <table:table-cell table:formula="of:=SUBSTITUTE(SUBSTITUTE([.A2382];&quot;(+15.99)&quot;;&quot;&quot;);&quot;(+57.02)&quot;;&quot;&quot;)" office:value-type="string" office:string-value="WWWPNKDTAHAK" calcext:value-type="string">
            <text:p>WWWPNKDTAHAK</text:p>
          </table:table-cell>
          <table:table-cell office:value-type="string" calcext:value-type="string">
            <text:p>WEC(+57.02)C(+57.02)LLEYADAAAK</text:p>
          </table:table-cell>
          <table:table-cell table:formula="of:=SUBSTITUTE(SUBSTITUTE([.C2382];&quot;(+15.99)&quot;;&quot;&quot;);&quot;(+57.02)&quot;;&quot;&quot;)" office:value-type="string" office:string-value="WECCLLEYADAAAK" calcext:value-type="string">
            <text:p>WECCLLEYADAAAK</text:p>
          </table:table-cell>
        </table:table-row>
        <table:table-row table:style-name="ro2">
          <table:table-cell office:value-type="string" calcext:value-type="string">
            <text:p>VQNYDVFLDM(+15.99)NTER</text:p>
          </table:table-cell>
          <table:table-cell table:formula="of:=SUBSTITUTE(SUBSTITUTE([.A2383];&quot;(+15.99)&quot;;&quot;&quot;);&quot;(+57.02)&quot;;&quot;&quot;)" office:value-type="string" office:string-value="VQNYDVFLDMNTER" calcext:value-type="string">
            <text:p>VQNYDVFLDMNTER</text:p>
          </table:table-cell>
          <table:table-cell office:value-type="string" calcext:value-type="string">
            <text:p>KC(+57.02)SWGLTASGER</text:p>
          </table:table-cell>
          <table:table-cell table:formula="of:=SUBSTITUTE(SUBSTITUTE([.C2383];&quot;(+15.99)&quot;;&quot;&quot;);&quot;(+57.02)&quot;;&quot;&quot;)" office:value-type="string" office:string-value="KCSWGLTASGER" calcext:value-type="string">
            <text:p>KCSWGLTASGER</text:p>
          </table:table-cell>
        </table:table-row>
        <table:table-row table:style-name="ro2">
          <table:table-cell office:value-type="string" calcext:value-type="string">
            <text:p>APLM(+15.99)ALAM(+15.99)RLK</text:p>
          </table:table-cell>
          <table:table-cell table:formula="of:=SUBSTITUTE(SUBSTITUTE([.A2384];&quot;(+15.99)&quot;;&quot;&quot;);&quot;(+57.02)&quot;;&quot;&quot;)" office:value-type="string" office:string-value="APLMALAMRLK" calcext:value-type="string">
            <text:p>APLMALAMRLK</text:p>
          </table:table-cell>
          <table:table-cell office:value-type="string" calcext:value-type="string">
            <text:p>VSLAGTMDWNPR</text:p>
          </table:table-cell>
          <table:table-cell table:formula="of:=SUBSTITUTE(SUBSTITUTE([.C2384];&quot;(+15.99)&quot;;&quot;&quot;);&quot;(+57.02)&quot;;&quot;&quot;)" office:value-type="string" office:string-value="VSLAGTMDWNPR" calcext:value-type="string">
            <text:p>VSLAGTMDWNPR</text:p>
          </table:table-cell>
        </table:table-row>
        <table:table-row table:style-name="ro1">
          <table:table-cell office:value-type="string" calcext:value-type="string">
            <text:p>KNNYLHWM(+15.99)DFR</text:p>
          </table:table-cell>
          <table:table-cell table:formula="of:=SUBSTITUTE(SUBSTITUTE([.A2385];&quot;(+15.99)&quot;;&quot;&quot;);&quot;(+57.02)&quot;;&quot;&quot;)" office:value-type="string" office:string-value="KNNYLHWMDFR" calcext:value-type="string">
            <text:p>KNNYLHWMDFR</text:p>
          </table:table-cell>
          <table:table-cell office:value-type="string" calcext:value-type="string">
            <text:p>EPVYQKAGK</text:p>
          </table:table-cell>
          <table:table-cell table:formula="of:=SUBSTITUTE(SUBSTITUTE([.C2385];&quot;(+15.99)&quot;;&quot;&quot;);&quot;(+57.02)&quot;;&quot;&quot;)" office:value-type="string" office:string-value="EPVYQKAGK" calcext:value-type="string">
            <text:p>EPVYQKAGK</text:p>
          </table:table-cell>
        </table:table-row>
        <table:table-row table:style-name="ro1">
          <table:table-cell office:value-type="string" calcext:value-type="string">
            <text:p>FPMVM(+15.99)HVC(+57.02)AHNTLK</text:p>
          </table:table-cell>
          <table:table-cell table:formula="of:=SUBSTITUTE(SUBSTITUTE([.A2386];&quot;(+15.99)&quot;;&quot;&quot;);&quot;(+57.02)&quot;;&quot;&quot;)" office:value-type="string" office:string-value="FPMVMHVCAHNTLK" calcext:value-type="string">
            <text:p>FPMVMHVCAHNTLK</text:p>
          </table:table-cell>
          <table:table-cell office:value-type="string" calcext:value-type="string">
            <text:p>NVPLMDPMK</text:p>
          </table:table-cell>
          <table:table-cell table:formula="of:=SUBSTITUTE(SUBSTITUTE([.C2386];&quot;(+15.99)&quot;;&quot;&quot;);&quot;(+57.02)&quot;;&quot;&quot;)" office:value-type="string" office:string-value="NVPLMDPMK" calcext:value-type="string">
            <text:p>NVPLMDPMK</text:p>
          </table:table-cell>
        </table:table-row>
        <table:table-row table:style-name="ro2">
          <table:table-cell office:value-type="string" calcext:value-type="string">
            <text:p>AANTLFNGR</text:p>
          </table:table-cell>
          <table:table-cell table:formula="of:=SUBSTITUTE(SUBSTITUTE([.A2387];&quot;(+15.99)&quot;;&quot;&quot;);&quot;(+57.02)&quot;;&quot;&quot;)" office:value-type="string" office:string-value="AANTLFNGR" calcext:value-type="string">
            <text:p>AANTLFNGR</text:p>
          </table:table-cell>
          <table:table-cell office:value-type="string" calcext:value-type="string">
            <text:p>KKMC(+57.02)EELVLM(+15.99)TDK</text:p>
          </table:table-cell>
          <table:table-cell table:formula="of:=SUBSTITUTE(SUBSTITUTE([.C2387];&quot;(+15.99)&quot;;&quot;&quot;);&quot;(+57.02)&quot;;&quot;&quot;)" office:value-type="string" office:string-value="KKMCEELVLMTDK" calcext:value-type="string">
            <text:p>KKMCEELVLMTDK</text:p>
          </table:table-cell>
        </table:table-row>
        <table:table-row table:style-name="ro1">
          <table:table-cell office:value-type="string" calcext:value-type="string">
            <text:p>NGM(+15.99)TPFNNLLR</text:p>
          </table:table-cell>
          <table:table-cell table:formula="of:=SUBSTITUTE(SUBSTITUTE([.A2388];&quot;(+15.99)&quot;;&quot;&quot;);&quot;(+57.02)&quot;;&quot;&quot;)" office:value-type="string" office:string-value="NGMTPFNNLLR" calcext:value-type="string">
            <text:p>NGMTPFNNLLR</text:p>
          </table:table-cell>
          <table:table-cell office:value-type="string" calcext:value-type="string">
            <text:p>QPQYREELTK</text:p>
          </table:table-cell>
          <table:table-cell table:formula="of:=SUBSTITUTE(SUBSTITUTE([.C2388];&quot;(+15.99)&quot;;&quot;&quot;);&quot;(+57.02)&quot;;&quot;&quot;)" office:value-type="string" office:string-value="QPQYREELTK" calcext:value-type="string">
            <text:p>QPQYREELTK</text:p>
          </table:table-cell>
        </table:table-row>
        <table:table-row table:style-name="ro1">
          <table:table-cell office:value-type="string" calcext:value-type="string">
            <text:p>EYAVLDEPYLLLTDQK</text:p>
          </table:table-cell>
          <table:table-cell table:formula="of:=SUBSTITUTE(SUBSTITUTE([.A2389];&quot;(+15.99)&quot;;&quot;&quot;);&quot;(+57.02)&quot;;&quot;&quot;)" office:value-type="string" office:string-value="EYAVLDEPYLLLTDQK" calcext:value-type="string">
            <text:p>EYAVLDEPYLLLTDQK</text:p>
          </table:table-cell>
          <table:table-cell office:value-type="string" calcext:value-type="string">
            <text:p>FNFSTHPK</text:p>
          </table:table-cell>
          <table:table-cell table:formula="of:=SUBSTITUTE(SUBSTITUTE([.C2389];&quot;(+15.99)&quot;;&quot;&quot;);&quot;(+57.02)&quot;;&quot;&quot;)" office:value-type="string" office:string-value="FNFSTHPK" calcext:value-type="string">
            <text:p>FNFSTHPK</text:p>
          </table:table-cell>
        </table:table-row>
        <table:table-row table:style-name="ro1">
          <table:table-cell office:value-type="string" calcext:value-type="string">
            <text:p>NVAAKTYYLK</text:p>
          </table:table-cell>
          <table:table-cell table:formula="of:=SUBSTITUTE(SUBSTITUTE([.A2390];&quot;(+15.99)&quot;;&quot;&quot;);&quot;(+57.02)&quot;;&quot;&quot;)" office:value-type="string" office:string-value="NVAAKTYYLK" calcext:value-type="string">
            <text:p>NVAAKTYYLK</text:p>
          </table:table-cell>
          <table:table-cell office:value-type="string" calcext:value-type="string">
            <text:p>EFAQLNTK</text:p>
          </table:table-cell>
          <table:table-cell table:formula="of:=SUBSTITUTE(SUBSTITUTE([.C2390];&quot;(+15.99)&quot;;&quot;&quot;);&quot;(+57.02)&quot;;&quot;&quot;)" office:value-type="string" office:string-value="EFAQLNTK" calcext:value-type="string">
            <text:p>EFAQLNTK</text:p>
          </table:table-cell>
        </table:table-row>
        <table:table-row table:style-name="ro2">
          <table:table-cell office:value-type="string" calcext:value-type="string">
            <text:p>ELPSGPGSYVPK</text:p>
          </table:table-cell>
          <table:table-cell table:formula="of:=SUBSTITUTE(SUBSTITUTE([.A2391];&quot;(+15.99)&quot;;&quot;&quot;);&quot;(+57.02)&quot;;&quot;&quot;)" office:value-type="string" office:string-value="ELPSGPGSYVPK" calcext:value-type="string">
            <text:p>ELPSGPGSYVPK</text:p>
          </table:table-cell>
          <table:table-cell office:value-type="string" calcext:value-type="string">
            <text:p>QTDDLANM(+15.99)LSGWSANK</text:p>
          </table:table-cell>
          <table:table-cell table:formula="of:=SUBSTITUTE(SUBSTITUTE([.C2391];&quot;(+15.99)&quot;;&quot;&quot;);&quot;(+57.02)&quot;;&quot;&quot;)" office:value-type="string" office:string-value="QTDDLANMLSGWSANK" calcext:value-type="string">
            <text:p>QTDDLANMLSGWSANK</text:p>
          </table:table-cell>
        </table:table-row>
        <table:table-row table:style-name="ro1">
          <table:table-cell office:value-type="string" calcext:value-type="string">
            <text:p>SHVALYATR</text:p>
          </table:table-cell>
          <table:table-cell table:formula="of:=SUBSTITUTE(SUBSTITUTE([.A2392];&quot;(+15.99)&quot;;&quot;&quot;);&quot;(+57.02)&quot;;&quot;&quot;)" office:value-type="string" office:string-value="SHVALYATR" calcext:value-type="string">
            <text:p>SHVALYATR</text:p>
          </table:table-cell>
          <table:table-cell office:value-type="string" calcext:value-type="string">
            <text:p>KAFM(+15.99)TLDNR</text:p>
          </table:table-cell>
          <table:table-cell table:formula="of:=SUBSTITUTE(SUBSTITUTE([.C2392];&quot;(+15.99)&quot;;&quot;&quot;);&quot;(+57.02)&quot;;&quot;&quot;)" office:value-type="string" office:string-value="KAFMTLDNR" calcext:value-type="string">
            <text:p>KAFMTLDNR</text:p>
          </table:table-cell>
        </table:table-row>
        <table:table-row table:style-name="ro1">
          <table:table-cell office:value-type="string" calcext:value-type="string">
            <text:p>KYTLTLTLLNK</text:p>
          </table:table-cell>
          <table:table-cell table:formula="of:=SUBSTITUTE(SUBSTITUTE([.A2393];&quot;(+15.99)&quot;;&quot;&quot;);&quot;(+57.02)&quot;;&quot;&quot;)" office:value-type="string" office:string-value="KYTLTLTLLNK" calcext:value-type="string">
            <text:p>KYTLTLTLLNK</text:p>
          </table:table-cell>
          <table:table-cell office:value-type="string" calcext:value-type="string">
            <text:p>EC(+57.02)C(+57.02)M(+15.99)MEDR</text:p>
          </table:table-cell>
          <table:table-cell table:formula="of:=SUBSTITUTE(SUBSTITUTE([.C2393];&quot;(+15.99)&quot;;&quot;&quot;);&quot;(+57.02)&quot;;&quot;&quot;)" office:value-type="string" office:string-value="ECCMMEDR" calcext:value-type="string">
            <text:p>ECCMMEDR</text:p>
          </table:table-cell>
        </table:table-row>
        <table:table-row table:style-name="ro1">
          <table:table-cell office:value-type="string" calcext:value-type="string">
            <text:p>AAPEVASSMLPLNK</text:p>
          </table:table-cell>
          <table:table-cell table:formula="of:=SUBSTITUTE(SUBSTITUTE([.A2394];&quot;(+15.99)&quot;;&quot;&quot;);&quot;(+57.02)&quot;;&quot;&quot;)" office:value-type="string" office:string-value="AAPEVASSMLPLNK" calcext:value-type="string">
            <text:p>AAPEVASSMLPLNK</text:p>
          </table:table-cell>
          <table:table-cell office:value-type="string" calcext:value-type="string">
            <text:p>KGFADLDAPAK</text:p>
          </table:table-cell>
          <table:table-cell table:formula="of:=SUBSTITUTE(SUBSTITUTE([.C2394];&quot;(+15.99)&quot;;&quot;&quot;);&quot;(+57.02)&quot;;&quot;&quot;)" office:value-type="string" office:string-value="KGFADLDAPAK" calcext:value-type="string">
            <text:p>KGFADLDAPAK</text:p>
          </table:table-cell>
        </table:table-row>
        <table:table-row table:style-name="ro2">
          <table:table-cell office:value-type="string" calcext:value-type="string">
            <text:p>TLQALMPHTYK</text:p>
          </table:table-cell>
          <table:table-cell table:formula="of:=SUBSTITUTE(SUBSTITUTE([.A2395];&quot;(+15.99)&quot;;&quot;&quot;);&quot;(+57.02)&quot;;&quot;&quot;)" office:value-type="string" office:string-value="TLQALMPHTYK" calcext:value-type="string">
            <text:p>TLQALMPHTYK</text:p>
          </table:table-cell>
          <table:table-cell office:value-type="string" calcext:value-type="string">
            <text:p>RC(+57.02)EAVLDELFLLLTDK</text:p>
          </table:table-cell>
          <table:table-cell table:formula="of:=SUBSTITUTE(SUBSTITUTE([.C2395];&quot;(+15.99)&quot;;&quot;&quot;);&quot;(+57.02)&quot;;&quot;&quot;)" office:value-type="string" office:string-value="RCEAVLDELFLLLTDK" calcext:value-type="string">
            <text:p>RCEAVLDELFLLLTDK</text:p>
          </table:table-cell>
        </table:table-row>
        <table:table-row table:style-name="ro1">
          <table:table-cell office:value-type="string" calcext:value-type="string">
            <text:p>KWSVVTNSC(+57.02)NPSK</text:p>
          </table:table-cell>
          <table:table-cell table:formula="of:=SUBSTITUTE(SUBSTITUTE([.A2396];&quot;(+15.99)&quot;;&quot;&quot;);&quot;(+57.02)&quot;;&quot;&quot;)" office:value-type="string" office:string-value="KWSVVTNSCNPSK" calcext:value-type="string">
            <text:p>KWSVVTNSCNPSK</text:p>
          </table:table-cell>
          <table:table-cell office:value-type="string" calcext:value-type="string">
            <text:p>KTEYFLLSLK</text:p>
          </table:table-cell>
          <table:table-cell table:formula="of:=SUBSTITUTE(SUBSTITUTE([.C2396];&quot;(+15.99)&quot;;&quot;&quot;);&quot;(+57.02)&quot;;&quot;&quot;)" office:value-type="string" office:string-value="KTEYFLLSLK" calcext:value-type="string">
            <text:p>KTEYFLLSLK</text:p>
          </table:table-cell>
        </table:table-row>
        <table:table-row table:style-name="ro2">
          <table:table-cell office:value-type="string" calcext:value-type="string">
            <text:p>TC(+57.02)PKTLEFLHPK</text:p>
          </table:table-cell>
          <table:table-cell table:formula="of:=SUBSTITUTE(SUBSTITUTE([.A2397];&quot;(+15.99)&quot;;&quot;&quot;);&quot;(+57.02)&quot;;&quot;&quot;)" office:value-type="string" office:string-value="TCPKTLEFLHPK" calcext:value-type="string">
            <text:p>TCPKTLEFLHPK</text:p>
          </table:table-cell>
          <table:table-cell office:value-type="string" calcext:value-type="string">
            <text:p>ESLVSSLSQQTELGK</text:p>
          </table:table-cell>
          <table:table-cell table:formula="of:=SUBSTITUTE(SUBSTITUTE([.C2397];&quot;(+15.99)&quot;;&quot;&quot;);&quot;(+57.02)&quot;;&quot;&quot;)" office:value-type="string" office:string-value="ESLVSSLSQQTELGK" calcext:value-type="string">
            <text:p>ESLVSSLSQQTELGK</text:p>
          </table:table-cell>
        </table:table-row>
        <table:table-row table:style-name="ro2">
          <table:table-cell office:value-type="string" calcext:value-type="string">
            <text:p>QFMTMGLALAAMTHK</text:p>
          </table:table-cell>
          <table:table-cell table:formula="of:=SUBSTITUTE(SUBSTITUTE([.A2398];&quot;(+15.99)&quot;;&quot;&quot;);&quot;(+57.02)&quot;;&quot;&quot;)" office:value-type="string" office:string-value="QFMTMGLALAAMTHK" calcext:value-type="string">
            <text:p>QFMTMGLALAAMTHK</text:p>
          </table:table-cell>
          <table:table-cell office:value-type="string" calcext:value-type="string">
            <text:p>MPHVEAWEGPSVNK</text:p>
          </table:table-cell>
          <table:table-cell table:formula="of:=SUBSTITUTE(SUBSTITUTE([.C2398];&quot;(+15.99)&quot;;&quot;&quot;);&quot;(+57.02)&quot;;&quot;&quot;)" office:value-type="string" office:string-value="MPHVEAWEGPSVNK" calcext:value-type="string">
            <text:p>MPHVEAWEGPSVNK</text:p>
          </table:table-cell>
        </table:table-row>
        <table:table-row table:style-name="ro2">
          <table:table-cell office:value-type="string" calcext:value-type="string">
            <text:p>KMPGMALC(+57.02)SVLK</text:p>
          </table:table-cell>
          <table:table-cell table:formula="of:=SUBSTITUTE(SUBSTITUTE([.A2399];&quot;(+15.99)&quot;;&quot;&quot;);&quot;(+57.02)&quot;;&quot;&quot;)" office:value-type="string" office:string-value="KMPGMALCSVLK" calcext:value-type="string">
            <text:p>KMPGMALCSVLK</text:p>
          </table:table-cell>
          <table:table-cell office:value-type="string" calcext:value-type="string">
            <text:p>RFPM(+15.99)C(+57.02)TGVMQAK</text:p>
          </table:table-cell>
          <table:table-cell table:formula="of:=SUBSTITUTE(SUBSTITUTE([.C2399];&quot;(+15.99)&quot;;&quot;&quot;);&quot;(+57.02)&quot;;&quot;&quot;)" office:value-type="string" office:string-value="RFPMCTGVMQAK" calcext:value-type="string">
            <text:p>RFPMCTGVMQAK</text:p>
          </table:table-cell>
        </table:table-row>
        <table:table-row table:style-name="ro2">
          <table:table-cell office:value-type="string" calcext:value-type="string">
            <text:p>DPATYNTSSR</text:p>
          </table:table-cell>
          <table:table-cell table:formula="of:=SUBSTITUTE(SUBSTITUTE([.A2400];&quot;(+15.99)&quot;;&quot;&quot;);&quot;(+57.02)&quot;;&quot;&quot;)" office:value-type="string" office:string-value="DPATYNTSSR" calcext:value-type="string">
            <text:p>DPATYNTSSR</text:p>
          </table:table-cell>
          <table:table-cell office:value-type="string" calcext:value-type="string">
            <text:p>TC(+57.02)M(+15.99)M(+15.99)GNSGVANR</text:p>
          </table:table-cell>
          <table:table-cell table:formula="of:=SUBSTITUTE(SUBSTITUTE([.C2400];&quot;(+15.99)&quot;;&quot;&quot;);&quot;(+57.02)&quot;;&quot;&quot;)" office:value-type="string" office:string-value="TCMMGNSGVANR" calcext:value-type="string">
            <text:p>TCMMGNSGVANR</text:p>
          </table:table-cell>
        </table:table-row>
        <table:table-row table:style-name="ro2">
          <table:table-cell office:value-type="string" calcext:value-type="string">
            <text:p>SPGPGM(+15.99)NPEGK</text:p>
          </table:table-cell>
          <table:table-cell table:formula="of:=SUBSTITUTE(SUBSTITUTE([.A2401];&quot;(+15.99)&quot;;&quot;&quot;);&quot;(+57.02)&quot;;&quot;&quot;)" office:value-type="string" office:string-value="SPGPGMNPEGK" calcext:value-type="string">
            <text:p>SPGPGMNPEGK</text:p>
          </table:table-cell>
          <table:table-cell office:value-type="string" calcext:value-type="string">
            <text:p>WVLQPWLYMWK</text:p>
          </table:table-cell>
          <table:table-cell table:formula="of:=SUBSTITUTE(SUBSTITUTE([.C2401];&quot;(+15.99)&quot;;&quot;&quot;);&quot;(+57.02)&quot;;&quot;&quot;)" office:value-type="string" office:string-value="WVLQPWLYMWK" calcext:value-type="string">
            <text:p>WVLQPWLYMWK</text:p>
          </table:table-cell>
        </table:table-row>
        <table:table-row table:style-name="ro1">
          <table:table-cell office:value-type="string" calcext:value-type="string">
            <text:p>AFLSNFLMHEQK</text:p>
          </table:table-cell>
          <table:table-cell table:formula="of:=SUBSTITUTE(SUBSTITUTE([.A2402];&quot;(+15.99)&quot;;&quot;&quot;);&quot;(+57.02)&quot;;&quot;&quot;)" office:value-type="string" office:string-value="AFLSNFLMHEQK" calcext:value-type="string">
            <text:p>AFLSNFLMHEQK</text:p>
          </table:table-cell>
          <table:table-cell office:value-type="string" calcext:value-type="string">
            <text:p>TWWQTPK</text:p>
          </table:table-cell>
          <table:table-cell table:formula="of:=SUBSTITUTE(SUBSTITUTE([.C2402];&quot;(+15.99)&quot;;&quot;&quot;);&quot;(+57.02)&quot;;&quot;&quot;)" office:value-type="string" office:string-value="TWWQTPK" calcext:value-type="string">
            <text:p>TWWQTPK</text:p>
          </table:table-cell>
        </table:table-row>
        <table:table-row table:style-name="ro2">
          <table:table-cell office:value-type="string" calcext:value-type="string">
            <text:p>WWPEASSDQDM(+15.99)TNANLDLK</text:p>
          </table:table-cell>
          <table:table-cell table:formula="of:=SUBSTITUTE(SUBSTITUTE([.A2403];&quot;(+15.99)&quot;;&quot;&quot;);&quot;(+57.02)&quot;;&quot;&quot;)" office:value-type="string" office:string-value="WWPEASSDQDMTNANLDLK" calcext:value-type="string">
            <text:p>WWPEASSDQDMTNANLDLK</text:p>
          </table:table-cell>
          <table:table-cell office:value-type="string" calcext:value-type="string">
            <text:p>AFLKPPSWVHK</text:p>
          </table:table-cell>
          <table:table-cell table:formula="of:=SUBSTITUTE(SUBSTITUTE([.C2403];&quot;(+15.99)&quot;;&quot;&quot;);&quot;(+57.02)&quot;;&quot;&quot;)" office:value-type="string" office:string-value="AFLKPPSWVHK" calcext:value-type="string">
            <text:p>AFLKPPSWVHK</text:p>
          </table:table-cell>
        </table:table-row>
        <table:table-row table:style-name="ro2">
          <table:table-cell office:value-type="string" calcext:value-type="string">
            <text:p>RQPALGGDDEELAK</text:p>
          </table:table-cell>
          <table:table-cell table:formula="of:=SUBSTITUTE(SUBSTITUTE([.A2404];&quot;(+15.99)&quot;;&quot;&quot;);&quot;(+57.02)&quot;;&quot;&quot;)" office:value-type="string" office:string-value="RQPALGGDDEELAK" calcext:value-type="string">
            <text:p>RQPALGGDDEELAK</text:p>
          </table:table-cell>
          <table:table-cell office:value-type="string" calcext:value-type="string">
            <text:p>DYWYLDLLEETK</text:p>
          </table:table-cell>
          <table:table-cell table:formula="of:=SUBSTITUTE(SUBSTITUTE([.C2404];&quot;(+15.99)&quot;;&quot;&quot;);&quot;(+57.02)&quot;;&quot;&quot;)" office:value-type="string" office:string-value="DYWYLDLLEETK" calcext:value-type="string">
            <text:p>DYWYLDLLEETK</text:p>
          </table:table-cell>
        </table:table-row>
        <table:table-row table:style-name="ro2">
          <table:table-cell office:value-type="string" calcext:value-type="string">
            <text:p>M(+15.99)C(+57.02)LELEVTEPAK</text:p>
          </table:table-cell>
          <table:table-cell table:formula="of:=SUBSTITUTE(SUBSTITUTE([.A2405];&quot;(+15.99)&quot;;&quot;&quot;);&quot;(+57.02)&quot;;&quot;&quot;)" office:value-type="string" office:string-value="MCLELEVTEPAK" calcext:value-type="string">
            <text:p>MCLELEVTEPAK</text:p>
          </table:table-cell>
          <table:table-cell office:value-type="string" calcext:value-type="string">
            <text:p>ETAELLDAPNLK</text:p>
          </table:table-cell>
          <table:table-cell table:formula="of:=SUBSTITUTE(SUBSTITUTE([.C2405];&quot;(+15.99)&quot;;&quot;&quot;);&quot;(+57.02)&quot;;&quot;&quot;)" office:value-type="string" office:string-value="ETAELLDAPNLK" calcext:value-type="string">
            <text:p>ETAELLDAPNLK</text:p>
          </table:table-cell>
        </table:table-row>
        <table:table-row table:style-name="ro2">
          <table:table-cell office:value-type="string" calcext:value-type="string">
            <text:p>LAVYEELASHLAPQDNK</text:p>
          </table:table-cell>
          <table:table-cell table:formula="of:=SUBSTITUTE(SUBSTITUTE([.A2406];&quot;(+15.99)&quot;;&quot;&quot;);&quot;(+57.02)&quot;;&quot;&quot;)" office:value-type="string" office:string-value="LAVYEELASHLAPQDNK" calcext:value-type="string">
            <text:p>LAVYEELASHLAPQDNK</text:p>
          </table:table-cell>
          <table:table-cell office:value-type="string" calcext:value-type="string">
            <text:p>SEGM(+15.99)RLGEMLLDK</text:p>
          </table:table-cell>
          <table:table-cell table:formula="of:=SUBSTITUTE(SUBSTITUTE([.C2406];&quot;(+15.99)&quot;;&quot;&quot;);&quot;(+57.02)&quot;;&quot;&quot;)" office:value-type="string" office:string-value="SEGMRLGEMLLDK" calcext:value-type="string">
            <text:p>SEGMRLGEMLLDK</text:p>
          </table:table-cell>
        </table:table-row>
        <table:table-row table:style-name="ro2">
          <table:table-cell office:value-type="string" calcext:value-type="string">
            <text:p>SHWLPLSAM(+15.99)EVK</text:p>
          </table:table-cell>
          <table:table-cell table:formula="of:=SUBSTITUTE(SUBSTITUTE([.A2407];&quot;(+15.99)&quot;;&quot;&quot;);&quot;(+57.02)&quot;;&quot;&quot;)" office:value-type="string" office:string-value="SHWLPLSAMEVK" calcext:value-type="string">
            <text:p>SHWLPLSAMEVK</text:p>
          </table:table-cell>
          <table:table-cell office:value-type="string" calcext:value-type="string">
            <text:p>FM(+15.99)M(+15.99)RFEVDWLRQR</text:p>
          </table:table-cell>
          <table:table-cell table:formula="of:=SUBSTITUTE(SUBSTITUTE([.C2407];&quot;(+15.99)&quot;;&quot;&quot;);&quot;(+57.02)&quot;;&quot;&quot;)" office:value-type="string" office:string-value="FMMRFEVDWLRQR" calcext:value-type="string">
            <text:p>FMMRFEVDWLRQR</text:p>
          </table:table-cell>
        </table:table-row>
        <table:table-row table:style-name="ro1">
          <table:table-cell office:value-type="string" calcext:value-type="string">
            <text:p>EPSM(+15.99)FLLAENK</text:p>
          </table:table-cell>
          <table:table-cell table:formula="of:=SUBSTITUTE(SUBSTITUTE([.A2408];&quot;(+15.99)&quot;;&quot;&quot;);&quot;(+57.02)&quot;;&quot;&quot;)" office:value-type="string" office:string-value="EPSMFLLAENK" calcext:value-type="string">
            <text:p>EPSMFLLAENK</text:p>
          </table:table-cell>
          <table:table-cell office:value-type="string" calcext:value-type="string">
            <text:p>HDDTLAK</text:p>
          </table:table-cell>
          <table:table-cell table:formula="of:=SUBSTITUTE(SUBSTITUTE([.C2408];&quot;(+15.99)&quot;;&quot;&quot;);&quot;(+57.02)&quot;;&quot;&quot;)" office:value-type="string" office:string-value="HDDTLAK" calcext:value-type="string">
            <text:p>HDDTLAK</text:p>
          </table:table-cell>
        </table:table-row>
        <table:table-row table:style-name="ro1">
          <table:table-cell office:value-type="string" calcext:value-type="string">
            <text:p>SSFPDLLVKDLTYK</text:p>
          </table:table-cell>
          <table:table-cell table:formula="of:=SUBSTITUTE(SUBSTITUTE([.A2409];&quot;(+15.99)&quot;;&quot;&quot;);&quot;(+57.02)&quot;;&quot;&quot;)" office:value-type="string" office:string-value="SSFPDLLVKDLTYK" calcext:value-type="string">
            <text:p>SSFPDLLVKDLTYK</text:p>
          </table:table-cell>
          <table:table-cell office:value-type="string" calcext:value-type="string">
            <text:p>FNHLASLPK</text:p>
          </table:table-cell>
          <table:table-cell table:formula="of:=SUBSTITUTE(SUBSTITUTE([.C2409];&quot;(+15.99)&quot;;&quot;&quot;);&quot;(+57.02)&quot;;&quot;&quot;)" office:value-type="string" office:string-value="FNHLASLPK" calcext:value-type="string">
            <text:p>FNHLASLPK</text:p>
          </table:table-cell>
        </table:table-row>
        <table:table-row table:style-name="ro2">
          <table:table-cell office:value-type="string" calcext:value-type="string">
            <text:p>WHKMREALNGMNLAERPYFR</text:p>
          </table:table-cell>
          <table:table-cell table:formula="of:=SUBSTITUTE(SUBSTITUTE([.A2410];&quot;(+15.99)&quot;;&quot;&quot;);&quot;(+57.02)&quot;;&quot;&quot;)" office:value-type="string" office:string-value="WHKMREALNGMNLAERPYFR" calcext:value-type="string">
            <text:p>WHKMREALNGMNLAERPYFR</text:p>
          </table:table-cell>
          <table:table-cell office:value-type="string" calcext:value-type="string">
            <text:p>QWWLNVPC(+57.02)M(+15.99)R</text:p>
          </table:table-cell>
          <table:table-cell table:formula="of:=SUBSTITUTE(SUBSTITUTE([.C2410];&quot;(+15.99)&quot;;&quot;&quot;);&quot;(+57.02)&quot;;&quot;&quot;)" office:value-type="string" office:string-value="QWWLNVPCMR" calcext:value-type="string">
            <text:p>QWWLNVPCMR</text:p>
          </table:table-cell>
        </table:table-row>
        <table:table-row table:style-name="ro2">
          <table:table-cell office:value-type="string" calcext:value-type="string">
            <text:p>SERHFHTPLLEEVQK</text:p>
          </table:table-cell>
          <table:table-cell table:formula="of:=SUBSTITUTE(SUBSTITUTE([.A2411];&quot;(+15.99)&quot;;&quot;&quot;);&quot;(+57.02)&quot;;&quot;&quot;)" office:value-type="string" office:string-value="SERHFHTPLLEEVQK" calcext:value-type="string">
            <text:p>SERHFHTPLLEEVQK</text:p>
          </table:table-cell>
          <table:table-cell office:value-type="string" calcext:value-type="string">
            <text:p>ELLC(+57.02)LALKNLVEASLTSVPPR</text:p>
          </table:table-cell>
          <table:table-cell table:formula="of:=SUBSTITUTE(SUBSTITUTE([.C2411];&quot;(+15.99)&quot;;&quot;&quot;);&quot;(+57.02)&quot;;&quot;&quot;)" office:value-type="string" office:string-value="ELLCLALKNLVEASLTSVPPR" calcext:value-type="string">
            <text:p>ELLCLALKNLVEASLTSVPPR</text:p>
          </table:table-cell>
        </table:table-row>
        <table:table-row table:style-name="ro2">
          <table:table-cell office:value-type="string" calcext:value-type="string">
            <text:p>LMTVC(+57.02)AASAPR</text:p>
          </table:table-cell>
          <table:table-cell table:formula="of:=SUBSTITUTE(SUBSTITUTE([.A2412];&quot;(+15.99)&quot;;&quot;&quot;);&quot;(+57.02)&quot;;&quot;&quot;)" office:value-type="string" office:string-value="LMTVCAASAPR" calcext:value-type="string">
            <text:p>LMTVCAASAPR</text:p>
          </table:table-cell>
          <table:table-cell office:value-type="string" calcext:value-type="string">
            <text:p>NNNSNAEHSM(+15.99)LR</text:p>
          </table:table-cell>
          <table:table-cell table:formula="of:=SUBSTITUTE(SUBSTITUTE([.C2412];&quot;(+15.99)&quot;;&quot;&quot;);&quot;(+57.02)&quot;;&quot;&quot;)" office:value-type="string" office:string-value="NNNSNAEHSMLR" calcext:value-type="string">
            <text:p>NNNSNAEHSMLR</text:p>
          </table:table-cell>
        </table:table-row>
        <table:table-row table:style-name="ro2">
          <table:table-cell office:value-type="string" calcext:value-type="string">
            <text:p>LKMKLEDHMLDK</text:p>
          </table:table-cell>
          <table:table-cell table:formula="of:=SUBSTITUTE(SUBSTITUTE([.A2413];&quot;(+15.99)&quot;;&quot;&quot;);&quot;(+57.02)&quot;;&quot;&quot;)" office:value-type="string" office:string-value="LKMKLEDHMLDK" calcext:value-type="string">
            <text:p>LKMKLEDHMLDK</text:p>
          </table:table-cell>
          <table:table-cell office:value-type="string" calcext:value-type="string">
            <text:p>RYNFPVALNNPK</text:p>
          </table:table-cell>
          <table:table-cell table:formula="of:=SUBSTITUTE(SUBSTITUTE([.C2413];&quot;(+15.99)&quot;;&quot;&quot;);&quot;(+57.02)&quot;;&quot;&quot;)" office:value-type="string" office:string-value="RYNFPVALNNPK" calcext:value-type="string">
            <text:p>RYNFPVALNNPK</text:p>
          </table:table-cell>
        </table:table-row>
        <table:table-row table:style-name="ro2">
          <table:table-cell office:value-type="string" calcext:value-type="string">
            <text:p>C(+57.02)PDDSLLM(+15.99)PANK</text:p>
          </table:table-cell>
          <table:table-cell table:formula="of:=SUBSTITUTE(SUBSTITUTE([.A2414];&quot;(+15.99)&quot;;&quot;&quot;);&quot;(+57.02)&quot;;&quot;&quot;)" office:value-type="string" office:string-value="CPDDSLLMPANK" calcext:value-type="string">
            <text:p>CPDDSLLMPANK</text:p>
          </table:table-cell>
          <table:table-cell office:value-type="string" calcext:value-type="string">
            <text:p>EHGAEAQQGGPK</text:p>
          </table:table-cell>
          <table:table-cell table:formula="of:=SUBSTITUTE(SUBSTITUTE([.C2414];&quot;(+15.99)&quot;;&quot;&quot;);&quot;(+57.02)&quot;;&quot;&quot;)" office:value-type="string" office:string-value="EHGAEAQQGGPK" calcext:value-type="string">
            <text:p>EHGAEAQQGGPK</text:p>
          </table:table-cell>
        </table:table-row>
        <table:table-row table:style-name="ro2">
          <table:table-cell office:value-type="string" calcext:value-type="string">
            <text:p>KRWALLNLEAPPK</text:p>
          </table:table-cell>
          <table:table-cell table:formula="of:=SUBSTITUTE(SUBSTITUTE([.A2415];&quot;(+15.99)&quot;;&quot;&quot;);&quot;(+57.02)&quot;;&quot;&quot;)" office:value-type="string" office:string-value="KRWALLNLEAPPK" calcext:value-type="string">
            <text:p>KRWALLNLEAPPK</text:p>
          </table:table-cell>
          <table:table-cell office:value-type="string" calcext:value-type="string">
            <text:p>QWEYLALGMLEEK</text:p>
          </table:table-cell>
          <table:table-cell table:formula="of:=SUBSTITUTE(SUBSTITUTE([.C2415];&quot;(+15.99)&quot;;&quot;&quot;);&quot;(+57.02)&quot;;&quot;&quot;)" office:value-type="string" office:string-value="QWEYLALGMLEEK" calcext:value-type="string">
            <text:p>QWEYLALGMLEEK</text:p>
          </table:table-cell>
        </table:table-row>
        <table:table-row table:style-name="ro2">
          <table:table-cell office:value-type="string" calcext:value-type="string">
            <text:p>EPVQNLSWMGR</text:p>
          </table:table-cell>
          <table:table-cell table:formula="of:=SUBSTITUTE(SUBSTITUTE([.A2416];&quot;(+15.99)&quot;;&quot;&quot;);&quot;(+57.02)&quot;;&quot;&quot;)" office:value-type="string" office:string-value="EPVQNLSWMGR" calcext:value-type="string">
            <text:p>EPVQNLSWMGR</text:p>
          </table:table-cell>
          <table:table-cell office:value-type="string" calcext:value-type="string">
            <text:p>NLFLKNNVEASLTNEHR</text:p>
          </table:table-cell>
          <table:table-cell table:formula="of:=SUBSTITUTE(SUBSTITUTE([.C2416];&quot;(+15.99)&quot;;&quot;&quot;);&quot;(+57.02)&quot;;&quot;&quot;)" office:value-type="string" office:string-value="NLFLKNNVEASLTNEHR" calcext:value-type="string">
            <text:p>NLFLKNNVEASLTNEHR</text:p>
          </table:table-cell>
        </table:table-row>
        <table:table-row table:style-name="ro2">
          <table:table-cell office:value-type="string" calcext:value-type="string">
            <text:p>NSSLLMRLSLR</text:p>
          </table:table-cell>
          <table:table-cell table:formula="of:=SUBSTITUTE(SUBSTITUTE([.A2417];&quot;(+15.99)&quot;;&quot;&quot;);&quot;(+57.02)&quot;;&quot;&quot;)" office:value-type="string" office:string-value="NSSLLMRLSLR" calcext:value-type="string">
            <text:p>NSSLLMRLSLR</text:p>
          </table:table-cell>
          <table:table-cell office:value-type="string" calcext:value-type="string">
            <text:p>NQSPLKPTAPLDYK</text:p>
          </table:table-cell>
          <table:table-cell table:formula="of:=SUBSTITUTE(SUBSTITUTE([.C2417];&quot;(+15.99)&quot;;&quot;&quot;);&quot;(+57.02)&quot;;&quot;&quot;)" office:value-type="string" office:string-value="NQSPLKPTAPLDYK" calcext:value-type="string">
            <text:p>NQSPLKPTAPLDYK</text:p>
          </table:table-cell>
        </table:table-row>
        <table:table-row table:style-name="ro1">
          <table:table-cell office:value-type="string" calcext:value-type="string">
            <text:p>SM(+15.99)GVLETLPK</text:p>
          </table:table-cell>
          <table:table-cell table:formula="of:=SUBSTITUTE(SUBSTITUTE([.A2418];&quot;(+15.99)&quot;;&quot;&quot;);&quot;(+57.02)&quot;;&quot;&quot;)" office:value-type="string" office:string-value="SMGVLETLPK" calcext:value-type="string">
            <text:p>SMGVLETLPK</text:p>
          </table:table-cell>
          <table:table-cell office:value-type="string" calcext:value-type="string">
            <text:p>NLKAMPTK</text:p>
          </table:table-cell>
          <table:table-cell table:formula="of:=SUBSTITUTE(SUBSTITUTE([.C2418];&quot;(+15.99)&quot;;&quot;&quot;);&quot;(+57.02)&quot;;&quot;&quot;)" office:value-type="string" office:string-value="NLKAMPTK" calcext:value-type="string">
            <text:p>NLKAMPTK</text:p>
          </table:table-cell>
        </table:table-row>
        <table:table-row table:style-name="ro1">
          <table:table-cell office:value-type="string" calcext:value-type="string">
            <text:p>RRQLVLLAEDLEK</text:p>
          </table:table-cell>
          <table:table-cell table:formula="of:=SUBSTITUTE(SUBSTITUTE([.A2419];&quot;(+15.99)&quot;;&quot;&quot;);&quot;(+57.02)&quot;;&quot;&quot;)" office:value-type="string" office:string-value="RRQLVLLAEDLEK" calcext:value-type="string">
            <text:p>RRQLVLLAEDLEK</text:p>
          </table:table-cell>
          <table:table-cell office:value-type="string" calcext:value-type="string">
            <text:p>C(+57.02)PARPLM(+15.99)M(+15.99)R</text:p>
          </table:table-cell>
          <table:table-cell table:formula="of:=SUBSTITUTE(SUBSTITUTE([.C2419];&quot;(+15.99)&quot;;&quot;&quot;);&quot;(+57.02)&quot;;&quot;&quot;)" office:value-type="string" office:string-value="CPARPLMMR" calcext:value-type="string">
            <text:p>CPARPLMMR</text:p>
          </table:table-cell>
        </table:table-row>
        <table:table-row table:style-name="ro2">
          <table:table-cell office:value-type="string" calcext:value-type="string">
            <text:p>QVWQDEPYLLLTDKK</text:p>
          </table:table-cell>
          <table:table-cell table:formula="of:=SUBSTITUTE(SUBSTITUTE([.A2420];&quot;(+15.99)&quot;;&quot;&quot;);&quot;(+57.02)&quot;;&quot;&quot;)" office:value-type="string" office:string-value="QVWQDEPYLLLTDKK" calcext:value-type="string">
            <text:p>QVWQDEPYLLLTDKK</text:p>
          </table:table-cell>
          <table:table-cell office:value-type="string" calcext:value-type="string">
            <text:p>RSWRVWNEGLESALR</text:p>
          </table:table-cell>
          <table:table-cell table:formula="of:=SUBSTITUTE(SUBSTITUTE([.C2420];&quot;(+15.99)&quot;;&quot;&quot;);&quot;(+57.02)&quot;;&quot;&quot;)" office:value-type="string" office:string-value="RSWRVWNEGLESALR" calcext:value-type="string">
            <text:p>RSWRVWNEGLESALR</text:p>
          </table:table-cell>
        </table:table-row>
        <table:table-row table:style-name="ro2">
          <table:table-cell office:value-type="string" calcext:value-type="string">
            <text:p>DDLLTSWGYK</text:p>
          </table:table-cell>
          <table:table-cell table:formula="of:=SUBSTITUTE(SUBSTITUTE([.A2421];&quot;(+15.99)&quot;;&quot;&quot;);&quot;(+57.02)&quot;;&quot;&quot;)" office:value-type="string" office:string-value="DDLLTSWGYK" calcext:value-type="string">
            <text:p>DDLLTSWGYK</text:p>
          </table:table-cell>
          <table:table-cell office:value-type="string" calcext:value-type="string">
            <text:p>M(+15.99)SAGPNLATLARR</text:p>
          </table:table-cell>
          <table:table-cell table:formula="of:=SUBSTITUTE(SUBSTITUTE([.C2421];&quot;(+15.99)&quot;;&quot;&quot;);&quot;(+57.02)&quot;;&quot;&quot;)" office:value-type="string" office:string-value="MSAGPNLATLARR" calcext:value-type="string">
            <text:p>MSAGPNLATLARR</text:p>
          </table:table-cell>
        </table:table-row>
        <table:table-row table:style-name="ro1">
          <table:table-cell office:value-type="string" calcext:value-type="string">
            <text:p>MTGMLAPVGVEHK</text:p>
          </table:table-cell>
          <table:table-cell table:formula="of:=SUBSTITUTE(SUBSTITUTE([.A2422];&quot;(+15.99)&quot;;&quot;&quot;);&quot;(+57.02)&quot;;&quot;&quot;)" office:value-type="string" office:string-value="MTGMLAPVGVEHK" calcext:value-type="string">
            <text:p>MTGMLAPVGVEHK</text:p>
          </table:table-cell>
          <table:table-cell office:value-type="string" calcext:value-type="string">
            <text:p>VDEHWM(+15.99)K</text:p>
          </table:table-cell>
          <table:table-cell table:formula="of:=SUBSTITUTE(SUBSTITUTE([.C2422];&quot;(+15.99)&quot;;&quot;&quot;);&quot;(+57.02)&quot;;&quot;&quot;)" office:value-type="string" office:string-value="VDEHWMK" calcext:value-type="string">
            <text:p>VDEHWMK</text:p>
          </table:table-cell>
        </table:table-row>
        <table:table-row table:style-name="ro1">
          <table:table-cell office:value-type="string" calcext:value-type="string">
            <text:p>RYGLADM(+15.99)DAAEKAPR</text:p>
          </table:table-cell>
          <table:table-cell table:formula="of:=SUBSTITUTE(SUBSTITUTE([.A2423];&quot;(+15.99)&quot;;&quot;&quot;);&quot;(+57.02)&quot;;&quot;&quot;)" office:value-type="string" office:string-value="RYGLADMDAAEKAPR" calcext:value-type="string">
            <text:p>RYGLADMDAAEKAPR</text:p>
          </table:table-cell>
          <table:table-cell office:value-type="string" calcext:value-type="string">
            <text:p>FC(+57.02)FSLEPK</text:p>
          </table:table-cell>
          <table:table-cell table:formula="of:=SUBSTITUTE(SUBSTITUTE([.C2423];&quot;(+15.99)&quot;;&quot;&quot;);&quot;(+57.02)&quot;;&quot;&quot;)" office:value-type="string" office:string-value="FCFSLEPK" calcext:value-type="string">
            <text:p>FCFSLEPK</text:p>
          </table:table-cell>
        </table:table-row>
        <table:table-row table:style-name="ro2">
          <table:table-cell office:value-type="string" calcext:value-type="string">
            <text:p>QC(+57.02)EPHVVNR</text:p>
          </table:table-cell>
          <table:table-cell table:formula="of:=SUBSTITUTE(SUBSTITUTE([.A2424];&quot;(+15.99)&quot;;&quot;&quot;);&quot;(+57.02)&quot;;&quot;&quot;)" office:value-type="string" office:string-value="QCEPHVVNR" calcext:value-type="string">
            <text:p>QCEPHVVNR</text:p>
          </table:table-cell>
          <table:table-cell office:value-type="string" calcext:value-type="string">
            <text:p>WHTFHEAFSRAEELGTGK</text:p>
          </table:table-cell>
          <table:table-cell table:formula="of:=SUBSTITUTE(SUBSTITUTE([.C2424];&quot;(+15.99)&quot;;&quot;&quot;);&quot;(+57.02)&quot;;&quot;&quot;)" office:value-type="string" office:string-value="WHTFHEAFSRAEELGTGK" calcext:value-type="string">
            <text:p>WHTFHEAFSRAEELGTGK</text:p>
          </table:table-cell>
        </table:table-row>
        <table:table-row table:style-name="ro1">
          <table:table-cell office:value-type="string" calcext:value-type="string">
            <text:p>EWWADM(+15.99)HQNK</text:p>
          </table:table-cell>
          <table:table-cell table:formula="of:=SUBSTITUTE(SUBSTITUTE([.A2425];&quot;(+15.99)&quot;;&quot;&quot;);&quot;(+57.02)&quot;;&quot;&quot;)" office:value-type="string" office:string-value="EWWADMHQNK" calcext:value-type="string">
            <text:p>EWWADMHQNK</text:p>
          </table:table-cell>
          <table:table-cell office:value-type="string" calcext:value-type="string">
            <text:p>HGVDQM(+15.99)VLNK</text:p>
          </table:table-cell>
          <table:table-cell table:formula="of:=SUBSTITUTE(SUBSTITUTE([.C2425];&quot;(+15.99)&quot;;&quot;&quot;);&quot;(+57.02)&quot;;&quot;&quot;)" office:value-type="string" office:string-value="HGVDQMVLNK" calcext:value-type="string">
            <text:p>HGVDQMVLNK</text:p>
          </table:table-cell>
        </table:table-row>
        <table:table-row table:style-name="ro2">
          <table:table-cell office:value-type="string" calcext:value-type="string">
            <text:p>EVLWGGNEHK</text:p>
          </table:table-cell>
          <table:table-cell table:formula="of:=SUBSTITUTE(SUBSTITUTE([.A2426];&quot;(+15.99)&quot;;&quot;&quot;);&quot;(+57.02)&quot;;&quot;&quot;)" office:value-type="string" office:string-value="EVLWGGNEHK" calcext:value-type="string">
            <text:p>EVLWGGNEHK</text:p>
          </table:table-cell>
          <table:table-cell office:value-type="string" calcext:value-type="string">
            <text:p>DERDNRPYLLLTDKK</text:p>
          </table:table-cell>
          <table:table-cell table:formula="of:=SUBSTITUTE(SUBSTITUTE([.C2426];&quot;(+15.99)&quot;;&quot;&quot;);&quot;(+57.02)&quot;;&quot;&quot;)" office:value-type="string" office:string-value="DERDNRPYLLLTDKK" calcext:value-type="string">
            <text:p>DERDNRPYLLLTDKK</text:p>
          </table:table-cell>
        </table:table-row>
        <table:table-row table:style-name="ro1">
          <table:table-cell office:value-type="string" calcext:value-type="string">
            <text:p>YVNKKYHWK</text:p>
          </table:table-cell>
          <table:table-cell table:formula="of:=SUBSTITUTE(SUBSTITUTE([.A2427];&quot;(+15.99)&quot;;&quot;&quot;);&quot;(+57.02)&quot;;&quot;&quot;)" office:value-type="string" office:string-value="YVNKKYHWK" calcext:value-type="string">
            <text:p>YVNKKYHWK</text:p>
          </table:table-cell>
          <table:table-cell office:value-type="string" calcext:value-type="string">
            <text:p>DGYC(+57.02)LWFEK</text:p>
          </table:table-cell>
          <table:table-cell table:formula="of:=SUBSTITUTE(SUBSTITUTE([.C2427];&quot;(+15.99)&quot;;&quot;&quot;);&quot;(+57.02)&quot;;&quot;&quot;)" office:value-type="string" office:string-value="DGYCLWFEK" calcext:value-type="string">
            <text:p>DGYCLWFEK</text:p>
          </table:table-cell>
        </table:table-row>
        <table:table-row table:style-name="ro2">
          <table:table-cell office:value-type="string" calcext:value-type="string">
            <text:p>ESHELHVAAAK</text:p>
          </table:table-cell>
          <table:table-cell table:formula="of:=SUBSTITUTE(SUBSTITUTE([.A2428];&quot;(+15.99)&quot;;&quot;&quot;);&quot;(+57.02)&quot;;&quot;&quot;)" office:value-type="string" office:string-value="ESHELHVAAAK" calcext:value-type="string">
            <text:p>ESHELHVAAAK</text:p>
          </table:table-cell>
          <table:table-cell office:value-type="string" calcext:value-type="string">
            <text:p>WQQLVPC(+57.02)LVANHLALPLK</text:p>
          </table:table-cell>
          <table:table-cell table:formula="of:=SUBSTITUTE(SUBSTITUTE([.C2428];&quot;(+15.99)&quot;;&quot;&quot;);&quot;(+57.02)&quot;;&quot;&quot;)" office:value-type="string" office:string-value="WQQLVPCLVANHLALPLK" calcext:value-type="string">
            <text:p>WQQLVPCLVANHLALPLK</text:p>
          </table:table-cell>
        </table:table-row>
        <table:table-row table:style-name="ro1">
          <table:table-cell office:value-type="string" calcext:value-type="string">
            <text:p>LM(+15.99)LMEDSK</text:p>
          </table:table-cell>
          <table:table-cell table:formula="of:=SUBSTITUTE(SUBSTITUTE([.A2429];&quot;(+15.99)&quot;;&quot;&quot;);&quot;(+57.02)&quot;;&quot;&quot;)" office:value-type="string" office:string-value="LMLMEDSK" calcext:value-type="string">
            <text:p>LMLMEDSK</text:p>
          </table:table-cell>
          <table:table-cell office:value-type="string" calcext:value-type="string">
            <text:p>KSSLYDLGFK</text:p>
          </table:table-cell>
          <table:table-cell table:formula="of:=SUBSTITUTE(SUBSTITUTE([.C2429];&quot;(+15.99)&quot;;&quot;&quot;);&quot;(+57.02)&quot;;&quot;&quot;)" office:value-type="string" office:string-value="KSSLYDLGFK" calcext:value-type="string">
            <text:p>KSSLYDLGFK</text:p>
          </table:table-cell>
        </table:table-row>
        <table:table-row table:style-name="ro1">
          <table:table-cell office:value-type="string" calcext:value-type="string">
            <text:p>KLMFWLNM(+15.99)WK</text:p>
          </table:table-cell>
          <table:table-cell table:formula="of:=SUBSTITUTE(SUBSTITUTE([.A2430];&quot;(+15.99)&quot;;&quot;&quot;);&quot;(+57.02)&quot;;&quot;&quot;)" office:value-type="string" office:string-value="KLMFWLNMWK" calcext:value-type="string">
            <text:p>KLMFWLNMWK</text:p>
          </table:table-cell>
          <table:table-cell office:value-type="string" calcext:value-type="string">
            <text:p>QPYNENLK</text:p>
          </table:table-cell>
          <table:table-cell table:formula="of:=SUBSTITUTE(SUBSTITUTE([.C2430];&quot;(+15.99)&quot;;&quot;&quot;);&quot;(+57.02)&quot;;&quot;&quot;)" office:value-type="string" office:string-value="QPYNENLK" calcext:value-type="string">
            <text:p>QPYNENLK</text:p>
          </table:table-cell>
        </table:table-row>
        <table:table-row table:style-name="ro2">
          <table:table-cell office:value-type="string" calcext:value-type="string">
            <text:p>ALTLNAESVAVTLGPK</text:p>
          </table:table-cell>
          <table:table-cell table:formula="of:=SUBSTITUTE(SUBSTITUTE([.A2431];&quot;(+15.99)&quot;;&quot;&quot;);&quot;(+57.02)&quot;;&quot;&quot;)" office:value-type="string" office:string-value="ALTLNAESVAVTLGPK" calcext:value-type="string">
            <text:p>ALTLNAESVAVTLGPK</text:p>
          </table:table-cell>
          <table:table-cell office:value-type="string" calcext:value-type="string">
            <text:p>EHMTRQC(+57.02)ERSVDSK</text:p>
          </table:table-cell>
          <table:table-cell table:formula="of:=SUBSTITUTE(SUBSTITUTE([.C2431];&quot;(+15.99)&quot;;&quot;&quot;);&quot;(+57.02)&quot;;&quot;&quot;)" office:value-type="string" office:string-value="EHMTRQCERSVDSK" calcext:value-type="string">
            <text:p>EHMTRQCERSVDSK</text:p>
          </table:table-cell>
        </table:table-row>
        <table:table-row table:style-name="ro2">
          <table:table-cell office:value-type="string" calcext:value-type="string">
            <text:p>SPEFNLLFGK</text:p>
          </table:table-cell>
          <table:table-cell table:formula="of:=SUBSTITUTE(SUBSTITUTE([.A2432];&quot;(+15.99)&quot;;&quot;&quot;);&quot;(+57.02)&quot;;&quot;&quot;)" office:value-type="string" office:string-value="SPEFNLLFGK" calcext:value-type="string">
            <text:p>SPEFNLLFGK</text:p>
          </table:table-cell>
          <table:table-cell office:value-type="string" calcext:value-type="string">
            <text:p>ALFNC(+57.02)PDC(+57.02)MARAK</text:p>
          </table:table-cell>
          <table:table-cell table:formula="of:=SUBSTITUTE(SUBSTITUTE([.C2432];&quot;(+15.99)&quot;;&quot;&quot;);&quot;(+57.02)&quot;;&quot;&quot;)" office:value-type="string" office:string-value="ALFNCPDCMARAK" calcext:value-type="string">
            <text:p>ALFNCPDCMARAK</text:p>
          </table:table-cell>
        </table:table-row>
        <table:table-row table:style-name="ro1">
          <table:table-cell office:value-type="string" calcext:value-type="string">
            <text:p>MC(+57.02)RTM(+15.99)C(+57.02)AR</text:p>
          </table:table-cell>
          <table:table-cell table:formula="of:=SUBSTITUTE(SUBSTITUTE([.A2433];&quot;(+15.99)&quot;;&quot;&quot;);&quot;(+57.02)&quot;;&quot;&quot;)" office:value-type="string" office:string-value="MCRTMCAR" calcext:value-type="string">
            <text:p>MCRTMCAR</text:p>
          </table:table-cell>
          <table:table-cell office:value-type="string" calcext:value-type="string">
            <text:p>NPEQSKPK</text:p>
          </table:table-cell>
          <table:table-cell table:formula="of:=SUBSTITUTE(SUBSTITUTE([.C2433];&quot;(+15.99)&quot;;&quot;&quot;);&quot;(+57.02)&quot;;&quot;&quot;)" office:value-type="string" office:string-value="NPEQSKPK" calcext:value-type="string">
            <text:p>NPEQSKPK</text:p>
          </table:table-cell>
        </table:table-row>
        <table:table-row table:style-name="ro1">
          <table:table-cell office:value-type="string" calcext:value-type="string">
            <text:p>SPATTSPQSLK</text:p>
          </table:table-cell>
          <table:table-cell table:formula="of:=SUBSTITUTE(SUBSTITUTE([.A2434];&quot;(+15.99)&quot;;&quot;&quot;);&quot;(+57.02)&quot;;&quot;&quot;)" office:value-type="string" office:string-value="SPATTSPQSLK" calcext:value-type="string">
            <text:p>SPATTSPQSLK</text:p>
          </table:table-cell>
          <table:table-cell office:value-type="string" calcext:value-type="string">
            <text:p>YLPSWR</text:p>
          </table:table-cell>
          <table:table-cell table:formula="of:=SUBSTITUTE(SUBSTITUTE([.C2434];&quot;(+15.99)&quot;;&quot;&quot;);&quot;(+57.02)&quot;;&quot;&quot;)" office:value-type="string" office:string-value="YLPSWR" calcext:value-type="string">
            <text:p>YLPSWR</text:p>
          </table:table-cell>
        </table:table-row>
        <table:table-row table:style-name="ro2">
          <table:table-cell office:value-type="string" calcext:value-type="string">
            <text:p>WLPSLVATYM(+15.99)TYER</text:p>
          </table:table-cell>
          <table:table-cell table:formula="of:=SUBSTITUTE(SUBSTITUTE([.A2435];&quot;(+15.99)&quot;;&quot;&quot;);&quot;(+57.02)&quot;;&quot;&quot;)" office:value-type="string" office:string-value="WLPSLVATYMTYER" calcext:value-type="string">
            <text:p>WLPSLVATYMTYER</text:p>
          </table:table-cell>
          <table:table-cell office:value-type="string" calcext:value-type="string">
            <text:p>WWDQALLLGLGLGSGR</text:p>
          </table:table-cell>
          <table:table-cell table:formula="of:=SUBSTITUTE(SUBSTITUTE([.C2435];&quot;(+15.99)&quot;;&quot;&quot;);&quot;(+57.02)&quot;;&quot;&quot;)" office:value-type="string" office:string-value="WWDQALLLGLGLGSGR" calcext:value-type="string">
            <text:p>WWDQALLLGLGLGSGR</text:p>
          </table:table-cell>
        </table:table-row>
        <table:table-row table:style-name="ro1">
          <table:table-cell office:value-type="string" calcext:value-type="string">
            <text:p>TVPTPVLFK</text:p>
          </table:table-cell>
          <table:table-cell table:formula="of:=SUBSTITUTE(SUBSTITUTE([.A2436];&quot;(+15.99)&quot;;&quot;&quot;);&quot;(+57.02)&quot;;&quot;&quot;)" office:value-type="string" office:string-value="TVPTPVLFK" calcext:value-type="string">
            <text:p>TVPTPVLFK</text:p>
          </table:table-cell>
          <table:table-cell office:value-type="string" calcext:value-type="string">
            <text:p>LPAVC(+57.02)EC(+57.02)HK</text:p>
          </table:table-cell>
          <table:table-cell table:formula="of:=SUBSTITUTE(SUBSTITUTE([.C2436];&quot;(+15.99)&quot;;&quot;&quot;);&quot;(+57.02)&quot;;&quot;&quot;)" office:value-type="string" office:string-value="LPAVCECHK" calcext:value-type="string">
            <text:p>LPAVCECHK</text:p>
          </table:table-cell>
        </table:table-row>
        <table:table-row table:style-name="ro2">
          <table:table-cell office:value-type="string" calcext:value-type="string">
            <text:p>YALKGHRVK</text:p>
          </table:table-cell>
          <table:table-cell table:formula="of:=SUBSTITUTE(SUBSTITUTE([.A2437];&quot;(+15.99)&quot;;&quot;&quot;);&quot;(+57.02)&quot;;&quot;&quot;)" office:value-type="string" office:string-value="YALKGHRVK" calcext:value-type="string">
            <text:p>YALKGHRVK</text:p>
          </table:table-cell>
          <table:table-cell office:value-type="string" calcext:value-type="string">
            <text:p>LEELEPGENENTRALLR</text:p>
          </table:table-cell>
          <table:table-cell table:formula="of:=SUBSTITUTE(SUBSTITUTE([.C2437];&quot;(+15.99)&quot;;&quot;&quot;);&quot;(+57.02)&quot;;&quot;&quot;)" office:value-type="string" office:string-value="LEELEPGENENTRALLR" calcext:value-type="string">
            <text:p>LEELEPGENENTRALLR</text:p>
          </table:table-cell>
        </table:table-row>
        <table:table-row table:style-name="ro2">
          <table:table-cell office:value-type="string" calcext:value-type="string">
            <text:p>TEQGYSLGDK</text:p>
          </table:table-cell>
          <table:table-cell table:formula="of:=SUBSTITUTE(SUBSTITUTE([.A2438];&quot;(+15.99)&quot;;&quot;&quot;);&quot;(+57.02)&quot;;&quot;&quot;)" office:value-type="string" office:string-value="TEQGYSLGDK" calcext:value-type="string">
            <text:p>TEQGYSLGDK</text:p>
          </table:table-cell>
          <table:table-cell office:value-type="string" calcext:value-type="string">
            <text:p>TFYSTTGGLAPMR</text:p>
          </table:table-cell>
          <table:table-cell table:formula="of:=SUBSTITUTE(SUBSTITUTE([.C2438];&quot;(+15.99)&quot;;&quot;&quot;);&quot;(+57.02)&quot;;&quot;&quot;)" office:value-type="string" office:string-value="TFYSTTGGLAPMR" calcext:value-type="string">
            <text:p>TFYSTTGGLAPMR</text:p>
          </table:table-cell>
        </table:table-row>
        <table:table-row table:style-name="ro2">
          <table:table-cell office:value-type="string" calcext:value-type="string">
            <text:p>MQWQPLEDR</text:p>
          </table:table-cell>
          <table:table-cell table:formula="of:=SUBSTITUTE(SUBSTITUTE([.A2439];&quot;(+15.99)&quot;;&quot;&quot;);&quot;(+57.02)&quot;;&quot;&quot;)" office:value-type="string" office:string-value="MQWQPLEDR" calcext:value-type="string">
            <text:p>MQWQPLEDR</text:p>
          </table:table-cell>
          <table:table-cell office:value-type="string" calcext:value-type="string">
            <text:p>FRKLDEPYLLSNAANK</text:p>
          </table:table-cell>
          <table:table-cell table:formula="of:=SUBSTITUTE(SUBSTITUTE([.C2439];&quot;(+15.99)&quot;;&quot;&quot;);&quot;(+57.02)&quot;;&quot;&quot;)" office:value-type="string" office:string-value="FRKLDEPYLLSNAANK" calcext:value-type="string">
            <text:p>FRKLDEPYLLSNAANK</text:p>
          </table:table-cell>
        </table:table-row>
        <table:table-row table:style-name="ro2">
          <table:table-cell office:value-type="string" calcext:value-type="string">
            <text:p>HLHTMEENLADR</text:p>
          </table:table-cell>
          <table:table-cell table:formula="of:=SUBSTITUTE(SUBSTITUTE([.A2440];&quot;(+15.99)&quot;;&quot;&quot;);&quot;(+57.02)&quot;;&quot;&quot;)" office:value-type="string" office:string-value="HLHTMEENLADR" calcext:value-type="string">
            <text:p>HLHTMEENLADR</text:p>
          </table:table-cell>
          <table:table-cell office:value-type="string" calcext:value-type="string">
            <text:p>HGVLAAGNYDLR</text:p>
          </table:table-cell>
          <table:table-cell table:formula="of:=SUBSTITUTE(SUBSTITUTE([.C2440];&quot;(+15.99)&quot;;&quot;&quot;);&quot;(+57.02)&quot;;&quot;&quot;)" office:value-type="string" office:string-value="HGVLAAGNYDLR" calcext:value-type="string">
            <text:p>HGVLAAGNYDLR</text:p>
          </table:table-cell>
        </table:table-row>
        <table:table-row table:style-name="ro2">
          <table:table-cell office:value-type="string" calcext:value-type="string">
            <text:p>DPMNLGHMDK</text:p>
          </table:table-cell>
          <table:table-cell table:formula="of:=SUBSTITUTE(SUBSTITUTE([.A2441];&quot;(+15.99)&quot;;&quot;&quot;);&quot;(+57.02)&quot;;&quot;&quot;)" office:value-type="string" office:string-value="DPMNLGHMDK" calcext:value-type="string">
            <text:p>DPMNLGHMDK</text:p>
          </table:table-cell>
          <table:table-cell office:value-type="string" calcext:value-type="string">
            <text:p>KAHLVEELSQDYLGK</text:p>
          </table:table-cell>
          <table:table-cell table:formula="of:=SUBSTITUTE(SUBSTITUTE([.C2441];&quot;(+15.99)&quot;;&quot;&quot;);&quot;(+57.02)&quot;;&quot;&quot;)" office:value-type="string" office:string-value="KAHLVEELSQDYLGK" calcext:value-type="string">
            <text:p>KAHLVEELSQDYLGK</text:p>
          </table:table-cell>
        </table:table-row>
        <table:table-row table:style-name="ro1">
          <table:table-cell office:value-type="string" calcext:value-type="string">
            <text:p>HWC(+57.02)LDEC(+57.02)NVLLTDKK</text:p>
          </table:table-cell>
          <table:table-cell table:formula="of:=SUBSTITUTE(SUBSTITUTE([.A2442];&quot;(+15.99)&quot;;&quot;&quot;);&quot;(+57.02)&quot;;&quot;&quot;)" office:value-type="string" office:string-value="HWCLDECNVLLTDKK" calcext:value-type="string">
            <text:p>HWCLDECNVLLTDKK</text:p>
          </table:table-cell>
          <table:table-cell office:value-type="string" calcext:value-type="string">
            <text:p>VC(+57.02)PM(+15.99)DTTAPK</text:p>
          </table:table-cell>
          <table:table-cell table:formula="of:=SUBSTITUTE(SUBSTITUTE([.C2442];&quot;(+15.99)&quot;;&quot;&quot;);&quot;(+57.02)&quot;;&quot;&quot;)" office:value-type="string" office:string-value="VCPMDTTAPK" calcext:value-type="string">
            <text:p>VCPMDTTAPK</text:p>
          </table:table-cell>
        </table:table-row>
        <table:table-row table:style-name="ro1">
          <table:table-cell office:value-type="string" calcext:value-type="string">
            <text:p>QVPPPPSAR</text:p>
          </table:table-cell>
          <table:table-cell table:formula="of:=SUBSTITUTE(SUBSTITUTE([.A2443];&quot;(+15.99)&quot;;&quot;&quot;);&quot;(+57.02)&quot;;&quot;&quot;)" office:value-type="string" office:string-value="QVPPPPSAR" calcext:value-type="string">
            <text:p>QVPPPPSAR</text:p>
          </table:table-cell>
          <table:table-cell office:value-type="string" calcext:value-type="string">
            <text:p>EVC(+57.02)HC(+57.02)PLEELR</text:p>
          </table:table-cell>
          <table:table-cell table:formula="of:=SUBSTITUTE(SUBSTITUTE([.C2443];&quot;(+15.99)&quot;;&quot;&quot;);&quot;(+57.02)&quot;;&quot;&quot;)" office:value-type="string" office:string-value="EVCHCPLEELR" calcext:value-type="string">
            <text:p>EVCHCPLEELR</text:p>
          </table:table-cell>
        </table:table-row>
        <table:table-row table:style-name="ro1">
          <table:table-cell office:value-type="string" calcext:value-type="string">
            <text:p>KWEVTGVVLFR</text:p>
          </table:table-cell>
          <table:table-cell table:formula="of:=SUBSTITUTE(SUBSTITUTE([.A2444];&quot;(+15.99)&quot;;&quot;&quot;);&quot;(+57.02)&quot;;&quot;&quot;)" office:value-type="string" office:string-value="KWEVTGVVLFR" calcext:value-type="string">
            <text:p>KWEVTGVVLFR</text:p>
          </table:table-cell>
          <table:table-cell office:value-type="string" calcext:value-type="string">
            <text:p>KEPDTKLYFEK</text:p>
          </table:table-cell>
          <table:table-cell table:formula="of:=SUBSTITUTE(SUBSTITUTE([.C2444];&quot;(+15.99)&quot;;&quot;&quot;);&quot;(+57.02)&quot;;&quot;&quot;)" office:value-type="string" office:string-value="KEPDTKLYFEK" calcext:value-type="string">
            <text:p>KEPDTKLYFEK</text:p>
          </table:table-cell>
        </table:table-row>
        <table:table-row table:style-name="ro1">
          <table:table-cell office:value-type="string" calcext:value-type="string">
            <text:p>GSGVATVLTAR</text:p>
          </table:table-cell>
          <table:table-cell table:formula="of:=SUBSTITUTE(SUBSTITUTE([.A2445];&quot;(+15.99)&quot;;&quot;&quot;);&quot;(+57.02)&quot;;&quot;&quot;)" office:value-type="string" office:string-value="GSGVATVLTAR" calcext:value-type="string">
            <text:p>GSGVATVLTAR</text:p>
          </table:table-cell>
          <table:table-cell office:value-type="string" calcext:value-type="string">
            <text:p>YC(+57.02)MVEKEPLK</text:p>
          </table:table-cell>
          <table:table-cell table:formula="of:=SUBSTITUTE(SUBSTITUTE([.C2445];&quot;(+15.99)&quot;;&quot;&quot;);&quot;(+57.02)&quot;;&quot;&quot;)" office:value-type="string" office:string-value="YCMVEKEPLK" calcext:value-type="string">
            <text:p>YCMVEKEPLK</text:p>
          </table:table-cell>
        </table:table-row>
        <table:table-row table:style-name="ro2">
          <table:table-cell office:value-type="string" calcext:value-type="string">
            <text:p>VETEAHADLNFTK</text:p>
          </table:table-cell>
          <table:table-cell table:formula="of:=SUBSTITUTE(SUBSTITUTE([.A2446];&quot;(+15.99)&quot;;&quot;&quot;);&quot;(+57.02)&quot;;&quot;&quot;)" office:value-type="string" office:string-value="VETEAHADLNFTK" calcext:value-type="string">
            <text:p>VETEAHADLNFTK</text:p>
          </table:table-cell>
          <table:table-cell office:value-type="string" calcext:value-type="string">
            <text:p>WMELLNHKAALAC(+57.02)GM(+15.99)ALVLK</text:p>
          </table:table-cell>
          <table:table-cell table:formula="of:=SUBSTITUTE(SUBSTITUTE([.C2446];&quot;(+15.99)&quot;;&quot;&quot;);&quot;(+57.02)&quot;;&quot;&quot;)" office:value-type="string" office:string-value="WMELLNHKAALACGMALVLK" calcext:value-type="string">
            <text:p>WMELLNHKAALACGMALVLK</text:p>
          </table:table-cell>
        </table:table-row>
        <table:table-row table:style-name="ro2">
          <table:table-cell office:value-type="string" calcext:value-type="string">
            <text:p>FLAFGLGLVVRHK</text:p>
          </table:table-cell>
          <table:table-cell table:formula="of:=SUBSTITUTE(SUBSTITUTE([.A2447];&quot;(+15.99)&quot;;&quot;&quot;);&quot;(+57.02)&quot;;&quot;&quot;)" office:value-type="string" office:string-value="FLAFGLGLVVRHK" calcext:value-type="string">
            <text:p>FLAFGLGLVVRHK</text:p>
          </table:table-cell>
          <table:table-cell office:value-type="string" calcext:value-type="string">
            <text:p>DYM(+15.99)HVPTDFLNNK</text:p>
          </table:table-cell>
          <table:table-cell table:formula="of:=SUBSTITUTE(SUBSTITUTE([.C2447];&quot;(+15.99)&quot;;&quot;&quot;);&quot;(+57.02)&quot;;&quot;&quot;)" office:value-type="string" office:string-value="DYMHVPTDFLNNK" calcext:value-type="string">
            <text:p>DYMHVPTDFLNNK</text:p>
          </table:table-cell>
        </table:table-row>
        <table:table-row table:style-name="ro2">
          <table:table-cell office:value-type="string" calcext:value-type="string">
            <text:p>EM(+15.99)M(+15.99)C(+57.02)LNNGGVPLPLPK</text:p>
          </table:table-cell>
          <table:table-cell table:formula="of:=SUBSTITUTE(SUBSTITUTE([.A2448];&quot;(+15.99)&quot;;&quot;&quot;);&quot;(+57.02)&quot;;&quot;&quot;)" office:value-type="string" office:string-value="EMMCLNNGGVPLPLPK" calcext:value-type="string">
            <text:p>EMMCLNNGGVPLPLPK</text:p>
          </table:table-cell>
          <table:table-cell office:value-type="string" calcext:value-type="string">
            <text:p>YEQTESLEAHSK</text:p>
          </table:table-cell>
          <table:table-cell table:formula="of:=SUBSTITUTE(SUBSTITUTE([.C2448];&quot;(+15.99)&quot;;&quot;&quot;);&quot;(+57.02)&quot;;&quot;&quot;)" office:value-type="string" office:string-value="YEQTESLEAHSK" calcext:value-type="string">
            <text:p>YEQTESLEAHSK</text:p>
          </table:table-cell>
        </table:table-row>
        <table:table-row table:style-name="ro2">
          <table:table-cell office:value-type="string" calcext:value-type="string">
            <text:p>LVPTAMGDVLNR</text:p>
          </table:table-cell>
          <table:table-cell table:formula="of:=SUBSTITUTE(SUBSTITUTE([.A2449];&quot;(+15.99)&quot;;&quot;&quot;);&quot;(+57.02)&quot;;&quot;&quot;)" office:value-type="string" office:string-value="LVPTAMGDVLNR" calcext:value-type="string">
            <text:p>LVPTAMGDVLNR</text:p>
          </table:table-cell>
          <table:table-cell office:value-type="string" calcext:value-type="string">
            <text:p>EATAC(+57.02)GQQFLMPK</text:p>
          </table:table-cell>
          <table:table-cell table:formula="of:=SUBSTITUTE(SUBSTITUTE([.C2449];&quot;(+15.99)&quot;;&quot;&quot;);&quot;(+57.02)&quot;;&quot;&quot;)" office:value-type="string" office:string-value="EATACGQQFLMPK" calcext:value-type="string">
            <text:p>EATACGQQFLMPK</text:p>
          </table:table-cell>
        </table:table-row>
        <table:table-row table:style-name="ro2">
          <table:table-cell office:value-type="string" calcext:value-type="string">
            <text:p>LYDDEEGSDFALR</text:p>
          </table:table-cell>
          <table:table-cell table:formula="of:=SUBSTITUTE(SUBSTITUTE([.A2450];&quot;(+15.99)&quot;;&quot;&quot;);&quot;(+57.02)&quot;;&quot;&quot;)" office:value-type="string" office:string-value="LYDDEEGSDFALR" calcext:value-type="string">
            <text:p>LYDDEEGSDFALR</text:p>
          </table:table-cell>
          <table:table-cell office:value-type="string" calcext:value-type="string">
            <text:p>RDWQVVHQVGPGK</text:p>
          </table:table-cell>
          <table:table-cell table:formula="of:=SUBSTITUTE(SUBSTITUTE([.C2450];&quot;(+15.99)&quot;;&quot;&quot;);&quot;(+57.02)&quot;;&quot;&quot;)" office:value-type="string" office:string-value="RDWQVVHQVGPGK" calcext:value-type="string">
            <text:p>RDWQVVHQVGPGK</text:p>
          </table:table-cell>
        </table:table-row>
        <table:table-row table:style-name="ro1">
          <table:table-cell office:value-type="string" calcext:value-type="string">
            <text:p>FEVEYVLRKREK</text:p>
          </table:table-cell>
          <table:table-cell table:formula="of:=SUBSTITUTE(SUBSTITUTE([.A2451];&quot;(+15.99)&quot;;&quot;&quot;);&quot;(+57.02)&quot;;&quot;&quot;)" office:value-type="string" office:string-value="FEVEYVLRKREK" calcext:value-type="string">
            <text:p>FEVEYVLRKREK</text:p>
          </table:table-cell>
          <table:table-cell office:value-type="string" calcext:value-type="string">
            <text:p>EEASYDFLGK</text:p>
          </table:table-cell>
          <table:table-cell table:formula="of:=SUBSTITUTE(SUBSTITUTE([.C2451];&quot;(+15.99)&quot;;&quot;&quot;);&quot;(+57.02)&quot;;&quot;&quot;)" office:value-type="string" office:string-value="EEASYDFLGK" calcext:value-type="string">
            <text:p>EEASYDFLGK</text:p>
          </table:table-cell>
        </table:table-row>
        <table:table-row table:style-name="ro2">
          <table:table-cell office:value-type="string" calcext:value-type="string">
            <text:p>EC(+57.02)FELEVTGDPR</text:p>
          </table:table-cell>
          <table:table-cell table:formula="of:=SUBSTITUTE(SUBSTITUTE([.A2452];&quot;(+15.99)&quot;;&quot;&quot;);&quot;(+57.02)&quot;;&quot;&quot;)" office:value-type="string" office:string-value="ECFELEVTGDPR" calcext:value-type="string">
            <text:p>ECFELEVTGDPR</text:p>
          </table:table-cell>
          <table:table-cell office:value-type="string" calcext:value-type="string">
            <text:p>KLHMLLGNVLEEHR</text:p>
          </table:table-cell>
          <table:table-cell table:formula="of:=SUBSTITUTE(SUBSTITUTE([.C2452];&quot;(+15.99)&quot;;&quot;&quot;);&quot;(+57.02)&quot;;&quot;&quot;)" office:value-type="string" office:string-value="KLHMLLGNVLEEHR" calcext:value-type="string">
            <text:p>KLHMLLGNVLEEHR</text:p>
          </table:table-cell>
        </table:table-row>
        <table:table-row table:style-name="ro2">
          <table:table-cell office:value-type="string" calcext:value-type="string">
            <text:p>RALSLTAC(+57.02)DLLDEAASEVK</text:p>
          </table:table-cell>
          <table:table-cell table:formula="of:=SUBSTITUTE(SUBSTITUTE([.A2453];&quot;(+15.99)&quot;;&quot;&quot;);&quot;(+57.02)&quot;;&quot;&quot;)" office:value-type="string" office:string-value="RALSLTACDLLDEAASEVK" calcext:value-type="string">
            <text:p>RALSLTACDLLDEAASEVK</text:p>
          </table:table-cell>
          <table:table-cell office:value-type="string" calcext:value-type="string">
            <text:p>WWSC(+57.02)QGLELDLDKDLGSLAK</text:p>
          </table:table-cell>
          <table:table-cell table:formula="of:=SUBSTITUTE(SUBSTITUTE([.C2453];&quot;(+15.99)&quot;;&quot;&quot;);&quot;(+57.02)&quot;;&quot;&quot;)" office:value-type="string" office:string-value="WWSCQGLELDLDKDLGSLAK" calcext:value-type="string">
            <text:p>WWSCQGLELDLDKDLGSLAK</text:p>
          </table:table-cell>
        </table:table-row>
        <table:table-row table:style-name="ro2">
          <table:table-cell office:value-type="string" calcext:value-type="string">
            <text:p>QWSLAHLAPLLK</text:p>
          </table:table-cell>
          <table:table-cell table:formula="of:=SUBSTITUTE(SUBSTITUTE([.A2454];&quot;(+15.99)&quot;;&quot;&quot;);&quot;(+57.02)&quot;;&quot;&quot;)" office:value-type="string" office:string-value="QWSLAHLAPLLK" calcext:value-type="string">
            <text:p>QWSLAHLAPLLK</text:p>
          </table:table-cell>
          <table:table-cell office:value-type="string" calcext:value-type="string">
            <text:p>QSESDM(+15.99)WEVASLK</text:p>
          </table:table-cell>
          <table:table-cell table:formula="of:=SUBSTITUTE(SUBSTITUTE([.C2454];&quot;(+15.99)&quot;;&quot;&quot;);&quot;(+57.02)&quot;;&quot;&quot;)" office:value-type="string" office:string-value="QSESDMWEVASLK" calcext:value-type="string">
            <text:p>QSESDMWEVASLK</text:p>
          </table:table-cell>
        </table:table-row>
        <table:table-row table:style-name="ro2">
          <table:table-cell office:value-type="string" calcext:value-type="string">
            <text:p>LSTGSALLPWC(+57.02)HR</text:p>
          </table:table-cell>
          <table:table-cell table:formula="of:=SUBSTITUTE(SUBSTITUTE([.A2455];&quot;(+15.99)&quot;;&quot;&quot;);&quot;(+57.02)&quot;;&quot;&quot;)" office:value-type="string" office:string-value="LSTGSALLPWCHR" calcext:value-type="string">
            <text:p>LSTGSALLPWCHR</text:p>
          </table:table-cell>
          <table:table-cell office:value-type="string" calcext:value-type="string">
            <text:p>MEAC(+57.02)NC(+57.02)PWKVR</text:p>
          </table:table-cell>
          <table:table-cell table:formula="of:=SUBSTITUTE(SUBSTITUTE([.C2455];&quot;(+15.99)&quot;;&quot;&quot;);&quot;(+57.02)&quot;;&quot;&quot;)" office:value-type="string" office:string-value="MEACNCPWKVR" calcext:value-type="string">
            <text:p>MEACNCPWKVR</text:p>
          </table:table-cell>
        </table:table-row>
        <table:table-row table:style-name="ro2">
          <table:table-cell office:value-type="string" calcext:value-type="string">
            <text:p>WYM(+15.99)DDQGANGALTLTPGK</text:p>
          </table:table-cell>
          <table:table-cell table:formula="of:=SUBSTITUTE(SUBSTITUTE([.A2456];&quot;(+15.99)&quot;;&quot;&quot;);&quot;(+57.02)&quot;;&quot;&quot;)" office:value-type="string" office:string-value="WYMDDQGANGALTLTPGK" calcext:value-type="string">
            <text:p>WYMDDQGANGALTLTPGK</text:p>
          </table:table-cell>
          <table:table-cell office:value-type="string" calcext:value-type="string">
            <text:p>TTSPNFVLGPPK</text:p>
          </table:table-cell>
          <table:table-cell table:formula="of:=SUBSTITUTE(SUBSTITUTE([.C2456];&quot;(+15.99)&quot;;&quot;&quot;);&quot;(+57.02)&quot;;&quot;&quot;)" office:value-type="string" office:string-value="TTSPNFVLGPPK" calcext:value-type="string">
            <text:p>TTSPNFVLGPPK</text:p>
          </table:table-cell>
        </table:table-row>
        <table:table-row table:style-name="ro1">
          <table:table-cell office:value-type="string" calcext:value-type="string">
            <text:p>QHFMEVMHER</text:p>
          </table:table-cell>
          <table:table-cell table:formula="of:=SUBSTITUTE(SUBSTITUTE([.A2457];&quot;(+15.99)&quot;;&quot;&quot;);&quot;(+57.02)&quot;;&quot;&quot;)" office:value-type="string" office:string-value="QHFMEVMHER" calcext:value-type="string">
            <text:p>QHFMEVMHER</text:p>
          </table:table-cell>
          <table:table-cell office:value-type="string" calcext:value-type="string">
            <text:p>TPEM(+15.99)VGYVNK</text:p>
          </table:table-cell>
          <table:table-cell table:formula="of:=SUBSTITUTE(SUBSTITUTE([.C2457];&quot;(+15.99)&quot;;&quot;&quot;);&quot;(+57.02)&quot;;&quot;&quot;)" office:value-type="string" office:string-value="TPEMVGYVNK" calcext:value-type="string">
            <text:p>TPEMVGYVNK</text:p>
          </table:table-cell>
        </table:table-row>
        <table:table-row table:style-name="ro2">
          <table:table-cell office:value-type="string" calcext:value-type="string">
            <text:p>LVYWYHDPNRYEK</text:p>
          </table:table-cell>
          <table:table-cell table:formula="of:=SUBSTITUTE(SUBSTITUTE([.A2458];&quot;(+15.99)&quot;;&quot;&quot;);&quot;(+57.02)&quot;;&quot;&quot;)" office:value-type="string" office:string-value="LVYWYHDPNRYEK" calcext:value-type="string">
            <text:p>LVYWYHDPNRYEK</text:p>
          </table:table-cell>
          <table:table-cell office:value-type="string" calcext:value-type="string">
            <text:p>WWPYRM(+15.99)LDEGADDVLR</text:p>
          </table:table-cell>
          <table:table-cell table:formula="of:=SUBSTITUTE(SUBSTITUTE([.C2458];&quot;(+15.99)&quot;;&quot;&quot;);&quot;(+57.02)&quot;;&quot;&quot;)" office:value-type="string" office:string-value="WWPYRMLDEGADDVLR" calcext:value-type="string">
            <text:p>WWPYRMLDEGADDVLR</text:p>
          </table:table-cell>
        </table:table-row>
        <table:table-row table:style-name="ro2">
          <table:table-cell office:value-type="string" calcext:value-type="string">
            <text:p>YWYLLATSSPER</text:p>
          </table:table-cell>
          <table:table-cell table:formula="of:=SUBSTITUTE(SUBSTITUTE([.A2459];&quot;(+15.99)&quot;;&quot;&quot;);&quot;(+57.02)&quot;;&quot;&quot;)" office:value-type="string" office:string-value="YWYLLATSSPER" calcext:value-type="string">
            <text:p>YWYLLATSSPER</text:p>
          </table:table-cell>
          <table:table-cell office:value-type="string" calcext:value-type="string">
            <text:p>NLGSVTMYGSR</text:p>
          </table:table-cell>
          <table:table-cell table:formula="of:=SUBSTITUTE(SUBSTITUTE([.C2459];&quot;(+15.99)&quot;;&quot;&quot;);&quot;(+57.02)&quot;;&quot;&quot;)" office:value-type="string" office:string-value="NLGSVTMYGSR" calcext:value-type="string">
            <text:p>NLGSVTMYGSR</text:p>
          </table:table-cell>
        </table:table-row>
        <table:table-row table:style-name="ro2">
          <table:table-cell office:value-type="string" calcext:value-type="string">
            <text:p>KPPGM(+15.99)EAPVNLVYMKRK</text:p>
          </table:table-cell>
          <table:table-cell table:formula="of:=SUBSTITUTE(SUBSTITUTE([.A2460];&quot;(+15.99)&quot;;&quot;&quot;);&quot;(+57.02)&quot;;&quot;&quot;)" office:value-type="string" office:string-value="KPPGMEAPVNLVYMKRK" calcext:value-type="string">
            <text:p>KPPGMEAPVNLVYMKRK</text:p>
          </table:table-cell>
          <table:table-cell office:value-type="string" calcext:value-type="string">
            <text:p>TNREYM(+15.99)M(+15.99)EVALGGDDEELAK</text:p>
          </table:table-cell>
          <table:table-cell table:formula="of:=SUBSTITUTE(SUBSTITUTE([.C2460];&quot;(+15.99)&quot;;&quot;&quot;);&quot;(+57.02)&quot;;&quot;&quot;)" office:value-type="string" office:string-value="TNREYMMEVALGGDDEELAK" calcext:value-type="string">
            <text:p>TNREYMMEVALGGDDEELAK</text:p>
          </table:table-cell>
        </table:table-row>
        <table:table-row table:style-name="ro2">
          <table:table-cell office:value-type="string" calcext:value-type="string">
            <text:p>TFELWLDPK</text:p>
          </table:table-cell>
          <table:table-cell table:formula="of:=SUBSTITUTE(SUBSTITUTE([.A2461];&quot;(+15.99)&quot;;&quot;&quot;);&quot;(+57.02)&quot;;&quot;&quot;)" office:value-type="string" office:string-value="TFELWLDPK" calcext:value-type="string">
            <text:p>TFELWLDPK</text:p>
          </table:table-cell>
          <table:table-cell office:value-type="string" calcext:value-type="string">
            <text:p>QGGDETDSSM(+15.99)MK</text:p>
          </table:table-cell>
          <table:table-cell table:formula="of:=SUBSTITUTE(SUBSTITUTE([.C2461];&quot;(+15.99)&quot;;&quot;&quot;);&quot;(+57.02)&quot;;&quot;&quot;)" office:value-type="string" office:string-value="QGGDETDSSMMK" calcext:value-type="string">
            <text:p>QGGDETDSSMMK</text:p>
          </table:table-cell>
        </table:table-row>
        <table:table-row table:style-name="ro1">
          <table:table-cell office:value-type="string" calcext:value-type="string">
            <text:p>TLNKTFAVNK</text:p>
          </table:table-cell>
          <table:table-cell table:formula="of:=SUBSTITUTE(SUBSTITUTE([.A2462];&quot;(+15.99)&quot;;&quot;&quot;);&quot;(+57.02)&quot;;&quot;&quot;)" office:value-type="string" office:string-value="TLNKTFAVNK" calcext:value-type="string">
            <text:p>TLNKTFAVNK</text:p>
          </table:table-cell>
          <table:table-cell office:value-type="string" calcext:value-type="string">
            <text:p>QDWDFWGQK</text:p>
          </table:table-cell>
          <table:table-cell table:formula="of:=SUBSTITUTE(SUBSTITUTE([.C2462];&quot;(+15.99)&quot;;&quot;&quot;);&quot;(+57.02)&quot;;&quot;&quot;)" office:value-type="string" office:string-value="QDWDFWGQK" calcext:value-type="string">
            <text:p>QDWDFWGQK</text:p>
          </table:table-cell>
        </table:table-row>
        <table:table-row table:style-name="ro2">
          <table:table-cell office:value-type="string" calcext:value-type="string">
            <text:p>LLLGNPVFTFYK</text:p>
          </table:table-cell>
          <table:table-cell table:formula="of:=SUBSTITUTE(SUBSTITUTE([.A2463];&quot;(+15.99)&quot;;&quot;&quot;);&quot;(+57.02)&quot;;&quot;&quot;)" office:value-type="string" office:string-value="LLLGNPVFTFYK" calcext:value-type="string">
            <text:p>LLLGNPVFTFYK</text:p>
          </table:table-cell>
          <table:table-cell office:value-type="string" calcext:value-type="string">
            <text:p>EYLDDSGFTEVETPLLTK</text:p>
          </table:table-cell>
          <table:table-cell table:formula="of:=SUBSTITUTE(SUBSTITUTE([.C2463];&quot;(+15.99)&quot;;&quot;&quot;);&quot;(+57.02)&quot;;&quot;&quot;)" office:value-type="string" office:string-value="EYLDDSGFTEVETPLLTK" calcext:value-type="string">
            <text:p>EYLDDSGFTEVETPLLTK</text:p>
          </table:table-cell>
        </table:table-row>
        <table:table-row table:style-name="ro2">
          <table:table-cell office:value-type="string" calcext:value-type="string">
            <text:p>EAAWNNSNAQGK</text:p>
          </table:table-cell>
          <table:table-cell table:formula="of:=SUBSTITUTE(SUBSTITUTE([.A2464];&quot;(+15.99)&quot;;&quot;&quot;);&quot;(+57.02)&quot;;&quot;&quot;)" office:value-type="string" office:string-value="EAAWNNSNAQGK" calcext:value-type="string">
            <text:p>EAAWNNSNAQGK</text:p>
          </table:table-cell>
          <table:table-cell office:value-type="string" calcext:value-type="string">
            <text:p>SSANEALPSHWLAAPK</text:p>
          </table:table-cell>
          <table:table-cell table:formula="of:=SUBSTITUTE(SUBSTITUTE([.C2464];&quot;(+15.99)&quot;;&quot;&quot;);&quot;(+57.02)&quot;;&quot;&quot;)" office:value-type="string" office:string-value="SSANEALPSHWLAAPK" calcext:value-type="string">
            <text:p>SSANEALPSHWLAAPK</text:p>
          </table:table-cell>
        </table:table-row>
        <table:table-row table:style-name="ro2">
          <table:table-cell office:value-type="string" calcext:value-type="string">
            <text:p>FDNWELLGANLVENLLALEVR</text:p>
          </table:table-cell>
          <table:table-cell table:formula="of:=SUBSTITUTE(SUBSTITUTE([.A2465];&quot;(+15.99)&quot;;&quot;&quot;);&quot;(+57.02)&quot;;&quot;&quot;)" office:value-type="string" office:string-value="FDNWELLGANLVENLLALEVR" calcext:value-type="string">
            <text:p>FDNWELLGANLVENLLALEVR</text:p>
          </table:table-cell>
          <table:table-cell office:value-type="string" calcext:value-type="string">
            <text:p>KRAAQEKVVPDK</text:p>
          </table:table-cell>
          <table:table-cell table:formula="of:=SUBSTITUTE(SUBSTITUTE([.C2465];&quot;(+15.99)&quot;;&quot;&quot;);&quot;(+57.02)&quot;;&quot;&quot;)" office:value-type="string" office:string-value="KRAAQEKVVPDK" calcext:value-type="string">
            <text:p>KRAAQEKVVPDK</text:p>
          </table:table-cell>
        </table:table-row>
        <table:table-row table:style-name="ro2">
          <table:table-cell office:value-type="string" calcext:value-type="string">
            <text:p>FWFLQNLGPLDNLAK</text:p>
          </table:table-cell>
          <table:table-cell table:formula="of:=SUBSTITUTE(SUBSTITUTE([.A2466];&quot;(+15.99)&quot;;&quot;&quot;);&quot;(+57.02)&quot;;&quot;&quot;)" office:value-type="string" office:string-value="FWFLQNLGPLDNLAK" calcext:value-type="string">
            <text:p>FWFLQNLGPLDNLAK</text:p>
          </table:table-cell>
          <table:table-cell office:value-type="string" calcext:value-type="string">
            <text:p>QYPLASLRVADLDNPR</text:p>
          </table:table-cell>
          <table:table-cell table:formula="of:=SUBSTITUTE(SUBSTITUTE([.C2466];&quot;(+15.99)&quot;;&quot;&quot;);&quot;(+57.02)&quot;;&quot;&quot;)" office:value-type="string" office:string-value="QYPLASLRVADLDNPR" calcext:value-type="string">
            <text:p>QYPLASLRVADLDNPR</text:p>
          </table:table-cell>
        </table:table-row>
        <table:table-row table:style-name="ro2">
          <table:table-cell office:value-type="string" calcext:value-type="string">
            <text:p>EMTLDPYETM(+15.99)K</text:p>
          </table:table-cell>
          <table:table-cell table:formula="of:=SUBSTITUTE(SUBSTITUTE([.A2467];&quot;(+15.99)&quot;;&quot;&quot;);&quot;(+57.02)&quot;;&quot;&quot;)" office:value-type="string" office:string-value="EMTLDPYETMK" calcext:value-type="string">
            <text:p>EMTLDPYETMK</text:p>
          </table:table-cell>
          <table:table-cell office:value-type="string" calcext:value-type="string">
            <text:p>THMRTEGVSFR</text:p>
          </table:table-cell>
          <table:table-cell table:formula="of:=SUBSTITUTE(SUBSTITUTE([.C2467];&quot;(+15.99)&quot;;&quot;&quot;);&quot;(+57.02)&quot;;&quot;&quot;)" office:value-type="string" office:string-value="THMRTEGVSFR" calcext:value-type="string">
            <text:p>THMRTEGVSFR</text:p>
          </table:table-cell>
        </table:table-row>
        <table:table-row table:style-name="ro2">
          <table:table-cell office:value-type="string" calcext:value-type="string">
            <text:p>EAEFKTFK</text:p>
          </table:table-cell>
          <table:table-cell table:formula="of:=SUBSTITUTE(SUBSTITUTE([.A2468];&quot;(+15.99)&quot;;&quot;&quot;);&quot;(+57.02)&quot;;&quot;&quot;)" office:value-type="string" office:string-value="EAEFKTFK" calcext:value-type="string">
            <text:p>EAEFKTFK</text:p>
          </table:table-cell>
          <table:table-cell office:value-type="string" calcext:value-type="string">
            <text:p>LPVWDC(+57.02)MPYLLLTDKK</text:p>
          </table:table-cell>
          <table:table-cell table:formula="of:=SUBSTITUTE(SUBSTITUTE([.C2468];&quot;(+15.99)&quot;;&quot;&quot;);&quot;(+57.02)&quot;;&quot;&quot;)" office:value-type="string" office:string-value="LPVWDCMPYLLLTDKK" calcext:value-type="string">
            <text:p>LPVWDCMPYLLLTDKK</text:p>
          </table:table-cell>
        </table:table-row>
        <table:table-row table:style-name="ro1">
          <table:table-cell office:value-type="string" calcext:value-type="string">
            <text:p>TVNGGFM(+15.99)GEPK</text:p>
          </table:table-cell>
          <table:table-cell table:formula="of:=SUBSTITUTE(SUBSTITUTE([.A2469];&quot;(+15.99)&quot;;&quot;&quot;);&quot;(+57.02)&quot;;&quot;&quot;)" office:value-type="string" office:string-value="TVNGGFMGEPK" calcext:value-type="string">
            <text:p>TVNGGFMGEPK</text:p>
          </table:table-cell>
          <table:table-cell office:value-type="string" calcext:value-type="string">
            <text:p>HSM(+15.99)TLMMYC(+57.02)R</text:p>
          </table:table-cell>
          <table:table-cell table:formula="of:=SUBSTITUTE(SUBSTITUTE([.C2469];&quot;(+15.99)&quot;;&quot;&quot;);&quot;(+57.02)&quot;;&quot;&quot;)" office:value-type="string" office:string-value="HSMTLMMYCR" calcext:value-type="string">
            <text:p>HSMTLMMYCR</text:p>
          </table:table-cell>
        </table:table-row>
        <table:table-row table:style-name="ro1">
          <table:table-cell office:value-type="string" calcext:value-type="string">
            <text:p>NDC(+57.02)QHKSGDPK</text:p>
          </table:table-cell>
          <table:table-cell table:formula="of:=SUBSTITUTE(SUBSTITUTE([.A2470];&quot;(+15.99)&quot;;&quot;&quot;);&quot;(+57.02)&quot;;&quot;&quot;)" office:value-type="string" office:string-value="NDCQHKSGDPK" calcext:value-type="string">
            <text:p>NDCQHKSGDPK</text:p>
          </table:table-cell>
          <table:table-cell office:value-type="string" calcext:value-type="string">
            <text:p>QYFEYKVDDR</text:p>
          </table:table-cell>
          <table:table-cell table:formula="of:=SUBSTITUTE(SUBSTITUTE([.C2470];&quot;(+15.99)&quot;;&quot;&quot;);&quot;(+57.02)&quot;;&quot;&quot;)" office:value-type="string" office:string-value="QYFEYKVDDR" calcext:value-type="string">
            <text:p>QYFEYKVDDR</text:p>
          </table:table-cell>
        </table:table-row>
        <table:table-row table:style-name="ro2">
          <table:table-cell office:value-type="string" calcext:value-type="string">
            <text:p>EDLYTDLLSR</text:p>
          </table:table-cell>
          <table:table-cell table:formula="of:=SUBSTITUTE(SUBSTITUTE([.A2471];&quot;(+15.99)&quot;;&quot;&quot;);&quot;(+57.02)&quot;;&quot;&quot;)" office:value-type="string" office:string-value="EDLYTDLLSR" calcext:value-type="string">
            <text:p>EDLYTDLLSR</text:p>
          </table:table-cell>
          <table:table-cell office:value-type="string" calcext:value-type="string">
            <text:p>EC(+57.02)C(+57.02)DSDLVQEEAK</text:p>
          </table:table-cell>
          <table:table-cell table:formula="of:=SUBSTITUTE(SUBSTITUTE([.C2471];&quot;(+15.99)&quot;;&quot;&quot;);&quot;(+57.02)&quot;;&quot;&quot;)" office:value-type="string" office:string-value="ECCDSDLVQEEAK" calcext:value-type="string">
            <text:p>ECCDSDLVQEEAK</text:p>
          </table:table-cell>
        </table:table-row>
        <table:table-row table:style-name="ro2">
          <table:table-cell office:value-type="string" calcext:value-type="string">
            <text:p>C(+57.02)SNATLQSLEPEER</text:p>
          </table:table-cell>
          <table:table-cell table:formula="of:=SUBSTITUTE(SUBSTITUTE([.A2472];&quot;(+15.99)&quot;;&quot;&quot;);&quot;(+57.02)&quot;;&quot;&quot;)" office:value-type="string" office:string-value="CSNATLQSLEPEER" calcext:value-type="string">
            <text:p>CSNATLQSLEPEER</text:p>
          </table:table-cell>
          <table:table-cell office:value-type="string" calcext:value-type="string">
            <text:p>QNWLDEPYLLLTDKK</text:p>
          </table:table-cell>
          <table:table-cell table:formula="of:=SUBSTITUTE(SUBSTITUTE([.C2472];&quot;(+15.99)&quot;;&quot;&quot;);&quot;(+57.02)&quot;;&quot;&quot;)" office:value-type="string" office:string-value="QNWLDEPYLLLTDKK" calcext:value-type="string">
            <text:p>QNWLDEPYLLLTDKK</text:p>
          </table:table-cell>
        </table:table-row>
        <table:table-row table:style-name="ro1">
          <table:table-cell office:value-type="string" calcext:value-type="string">
            <text:p>FERFLYWEFVGGK</text:p>
          </table:table-cell>
          <table:table-cell table:formula="of:=SUBSTITUTE(SUBSTITUTE([.A2473];&quot;(+15.99)&quot;;&quot;&quot;);&quot;(+57.02)&quot;;&quot;&quot;)" office:value-type="string" office:string-value="FERFLYWEFVGGK" calcext:value-type="string">
            <text:p>FERFLYWEFVGGK</text:p>
          </table:table-cell>
          <table:table-cell office:value-type="string" calcext:value-type="string">
            <text:p>TYQLNMPNVK</text:p>
          </table:table-cell>
          <table:table-cell table:formula="of:=SUBSTITUTE(SUBSTITUTE([.C2473];&quot;(+15.99)&quot;;&quot;&quot;);&quot;(+57.02)&quot;;&quot;&quot;)" office:value-type="string" office:string-value="TYQLNMPNVK" calcext:value-type="string">
            <text:p>TYQLNMPNVK</text:p>
          </table:table-cell>
        </table:table-row>
        <table:table-row table:style-name="ro2">
          <table:table-cell office:value-type="string" calcext:value-type="string">
            <text:p>KDHNLVGLK</text:p>
          </table:table-cell>
          <table:table-cell table:formula="of:=SUBSTITUTE(SUBSTITUTE([.A2474];&quot;(+15.99)&quot;;&quot;&quot;);&quot;(+57.02)&quot;;&quot;&quot;)" office:value-type="string" office:string-value="KDHNLVGLK" calcext:value-type="string">
            <text:p>KDHNLVGLK</text:p>
          </table:table-cell>
          <table:table-cell office:value-type="string" calcext:value-type="string">
            <text:p>KEFTLGPPPVDMSK</text:p>
          </table:table-cell>
          <table:table-cell table:formula="of:=SUBSTITUTE(SUBSTITUTE([.C2474];&quot;(+15.99)&quot;;&quot;&quot;);&quot;(+57.02)&quot;;&quot;&quot;)" office:value-type="string" office:string-value="KEFTLGPPPVDMSK" calcext:value-type="string">
            <text:p>KEFTLGPPPVDMSK</text:p>
          </table:table-cell>
        </table:table-row>
        <table:table-row table:style-name="ro2">
          <table:table-cell office:value-type="string" calcext:value-type="string">
            <text:p>AAGNPLAMRK</text:p>
          </table:table-cell>
          <table:table-cell table:formula="of:=SUBSTITUTE(SUBSTITUTE([.A2475];&quot;(+15.99)&quot;;&quot;&quot;);&quot;(+57.02)&quot;;&quot;&quot;)" office:value-type="string" office:string-value="AAGNPLAMRK" calcext:value-type="string">
            <text:p>AAGNPLAMRK</text:p>
          </table:table-cell>
          <table:table-cell office:value-type="string" calcext:value-type="string">
            <text:p>QEWPWYTAGDTFLVGPK</text:p>
          </table:table-cell>
          <table:table-cell table:formula="of:=SUBSTITUTE(SUBSTITUTE([.C2475];&quot;(+15.99)&quot;;&quot;&quot;);&quot;(+57.02)&quot;;&quot;&quot;)" office:value-type="string" office:string-value="QEWPWYTAGDTFLVGPK" calcext:value-type="string">
            <text:p>QEWPWYTAGDTFLVGPK</text:p>
          </table:table-cell>
        </table:table-row>
        <table:table-row table:style-name="ro2">
          <table:table-cell office:value-type="string" calcext:value-type="string">
            <text:p>NLWPVHR</text:p>
          </table:table-cell>
          <table:table-cell table:formula="of:=SUBSTITUTE(SUBSTITUTE([.A2476];&quot;(+15.99)&quot;;&quot;&quot;);&quot;(+57.02)&quot;;&quot;&quot;)" office:value-type="string" office:string-value="NLWPVHR" calcext:value-type="string">
            <text:p>NLWPVHR</text:p>
          </table:table-cell>
          <table:table-cell office:value-type="string" calcext:value-type="string">
            <text:p>MFMDLQNC(+57.02)HVR</text:p>
          </table:table-cell>
          <table:table-cell table:formula="of:=SUBSTITUTE(SUBSTITUTE([.C2476];&quot;(+15.99)&quot;;&quot;&quot;);&quot;(+57.02)&quot;;&quot;&quot;)" office:value-type="string" office:string-value="MFMDLQNCHVR" calcext:value-type="string">
            <text:p>MFMDLQNCHVR</text:p>
          </table:table-cell>
        </table:table-row>
        <table:table-row table:style-name="ro2">
          <table:table-cell office:value-type="string" calcext:value-type="string">
            <text:p>EM(+15.99)WWRWAYAEPC(+57.02)R</text:p>
          </table:table-cell>
          <table:table-cell table:formula="of:=SUBSTITUTE(SUBSTITUTE([.A2477];&quot;(+15.99)&quot;;&quot;&quot;);&quot;(+57.02)&quot;;&quot;&quot;)" office:value-type="string" office:string-value="EMWWRWAYAEPCR" calcext:value-type="string">
            <text:p>EMWWRWAYAEPCR</text:p>
          </table:table-cell>
          <table:table-cell office:value-type="string" calcext:value-type="string">
            <text:p>C(+57.02)TWVNSFPLLMAYPWK</text:p>
          </table:table-cell>
          <table:table-cell table:formula="of:=SUBSTITUTE(SUBSTITUTE([.C2477];&quot;(+15.99)&quot;;&quot;&quot;);&quot;(+57.02)&quot;;&quot;&quot;)" office:value-type="string" office:string-value="CTWVNSFPLLMAYPWK" calcext:value-type="string">
            <text:p>CTWVNSFPLLMAYPWK</text:p>
          </table:table-cell>
        </table:table-row>
        <table:table-row table:style-name="ro2">
          <table:table-cell office:value-type="string" calcext:value-type="string">
            <text:p>EPRLDEPYLLLTDKK</text:p>
          </table:table-cell>
          <table:table-cell table:formula="of:=SUBSTITUTE(SUBSTITUTE([.A2478];&quot;(+15.99)&quot;;&quot;&quot;);&quot;(+57.02)&quot;;&quot;&quot;)" office:value-type="string" office:string-value="EPRLDEPYLLLTDKK" calcext:value-type="string">
            <text:p>EPRLDEPYLLLTDKK</text:p>
          </table:table-cell>
          <table:table-cell office:value-type="string" calcext:value-type="string">
            <text:p>RSVGLEFM(+15.99)WLK</text:p>
          </table:table-cell>
          <table:table-cell table:formula="of:=SUBSTITUTE(SUBSTITUTE([.C2478];&quot;(+15.99)&quot;;&quot;&quot;);&quot;(+57.02)&quot;;&quot;&quot;)" office:value-type="string" office:string-value="RSVGLEFMWLK" calcext:value-type="string">
            <text:p>RSVGLEFMWLK</text:p>
          </table:table-cell>
        </table:table-row>
        <table:table-row table:style-name="ro1">
          <table:table-cell office:value-type="string" calcext:value-type="string">
            <text:p>EKPVTNDESMQLHR</text:p>
          </table:table-cell>
          <table:table-cell table:formula="of:=SUBSTITUTE(SUBSTITUTE([.A2479];&quot;(+15.99)&quot;;&quot;&quot;);&quot;(+57.02)&quot;;&quot;&quot;)" office:value-type="string" office:string-value="EKPVTNDESMQLHR" calcext:value-type="string">
            <text:p>EKPVTNDESMQLHR</text:p>
          </table:table-cell>
          <table:table-cell office:value-type="string" calcext:value-type="string">
            <text:p>EPKLHFAGR</text:p>
          </table:table-cell>
          <table:table-cell table:formula="of:=SUBSTITUTE(SUBSTITUTE([.C2479];&quot;(+15.99)&quot;;&quot;&quot;);&quot;(+57.02)&quot;;&quot;&quot;)" office:value-type="string" office:string-value="EPKLHFAGR" calcext:value-type="string">
            <text:p>EPKLHFAGR</text:p>
          </table:table-cell>
        </table:table-row>
        <table:table-row table:style-name="ro2">
          <table:table-cell office:value-type="string" calcext:value-type="string">
            <text:p>QLWVVYLFENEVVLYVVDHR</text:p>
          </table:table-cell>
          <table:table-cell table:formula="of:=SUBSTITUTE(SUBSTITUTE([.A2480];&quot;(+15.99)&quot;;&quot;&quot;);&quot;(+57.02)&quot;;&quot;&quot;)" office:value-type="string" office:string-value="QLWVVYLFENEVVLYVVDHR" calcext:value-type="string">
            <text:p>QLWVVYLFENEVVLYVVDHR</text:p>
          </table:table-cell>
          <table:table-cell office:value-type="string" calcext:value-type="string">
            <text:p>HTDQVVM(+15.99)HTEGNGR</text:p>
          </table:table-cell>
          <table:table-cell table:formula="of:=SUBSTITUTE(SUBSTITUTE([.C2480];&quot;(+15.99)&quot;;&quot;&quot;);&quot;(+57.02)&quot;;&quot;&quot;)" office:value-type="string" office:string-value="HTDQVVMHTEGNGR" calcext:value-type="string">
            <text:p>HTDQVVMHTEGNGR</text:p>
          </table:table-cell>
        </table:table-row>
        <table:table-row table:style-name="ro1">
          <table:table-cell office:value-type="string" calcext:value-type="string">
            <text:p>MQGMANC(+57.02)PVR</text:p>
          </table:table-cell>
          <table:table-cell table:formula="of:=SUBSTITUTE(SUBSTITUTE([.A2481];&quot;(+15.99)&quot;;&quot;&quot;);&quot;(+57.02)&quot;;&quot;&quot;)" office:value-type="string" office:string-value="MQGMANCPVR" calcext:value-type="string">
            <text:p>MQGMANCPVR</text:p>
          </table:table-cell>
          <table:table-cell office:value-type="string" calcext:value-type="string">
            <text:p>WWKLVDEESK</text:p>
          </table:table-cell>
          <table:table-cell table:formula="of:=SUBSTITUTE(SUBSTITUTE([.C2481];&quot;(+15.99)&quot;;&quot;&quot;);&quot;(+57.02)&quot;;&quot;&quot;)" office:value-type="string" office:string-value="WWKLVDEESK" calcext:value-type="string">
            <text:p>WWKLVDEESK</text:p>
          </table:table-cell>
        </table:table-row>
        <table:table-row table:style-name="ro2">
          <table:table-cell office:value-type="string" calcext:value-type="string">
            <text:p>YM(+15.99)TAPDFTATAVYDHVAPK</text:p>
          </table:table-cell>
          <table:table-cell table:formula="of:=SUBSTITUTE(SUBSTITUTE([.A2482];&quot;(+15.99)&quot;;&quot;&quot;);&quot;(+57.02)&quot;;&quot;&quot;)" office:value-type="string" office:string-value="YMTAPDFTATAVYDHVAPK" calcext:value-type="string">
            <text:p>YMTAPDFTATAVYDHVAPK</text:p>
          </table:table-cell>
          <table:table-cell office:value-type="string" calcext:value-type="string">
            <text:p>DQAAPVPPDR</text:p>
          </table:table-cell>
          <table:table-cell table:formula="of:=SUBSTITUTE(SUBSTITUTE([.C2482];&quot;(+15.99)&quot;;&quot;&quot;);&quot;(+57.02)&quot;;&quot;&quot;)" office:value-type="string" office:string-value="DQAAPVPPDR" calcext:value-type="string">
            <text:p>DQAAPVPPDR</text:p>
          </table:table-cell>
        </table:table-row>
        <table:table-row table:style-name="ro2">
          <table:table-cell office:value-type="string" calcext:value-type="string">
            <text:p>LGGDQYVLLSEK</text:p>
          </table:table-cell>
          <table:table-cell table:formula="of:=SUBSTITUTE(SUBSTITUTE([.A2483];&quot;(+15.99)&quot;;&quot;&quot;);&quot;(+57.02)&quot;;&quot;&quot;)" office:value-type="string" office:string-value="LGGDQYVLLSEK" calcext:value-type="string">
            <text:p>LGGDQYVLLSEK</text:p>
          </table:table-cell>
          <table:table-cell office:value-type="string" calcext:value-type="string">
            <text:p>KANDLVMNYGAAAAAAVR</text:p>
          </table:table-cell>
          <table:table-cell table:formula="of:=SUBSTITUTE(SUBSTITUTE([.C2483];&quot;(+15.99)&quot;;&quot;&quot;);&quot;(+57.02)&quot;;&quot;&quot;)" office:value-type="string" office:string-value="KANDLVMNYGAAAAAAVR" calcext:value-type="string">
            <text:p>KANDLVMNYGAAAAAAVR</text:p>
          </table:table-cell>
        </table:table-row>
        <table:table-row table:style-name="ro2">
          <table:table-cell office:value-type="string" calcext:value-type="string">
            <text:p>LWYMALFVESK</text:p>
          </table:table-cell>
          <table:table-cell table:formula="of:=SUBSTITUTE(SUBSTITUTE([.A2484];&quot;(+15.99)&quot;;&quot;&quot;);&quot;(+57.02)&quot;;&quot;&quot;)" office:value-type="string" office:string-value="LWYMALFVESK" calcext:value-type="string">
            <text:p>LWYMALFVESK</text:p>
          </table:table-cell>
          <table:table-cell office:value-type="string" calcext:value-type="string">
            <text:p>LPQYLDYGATM(+15.99)R</text:p>
          </table:table-cell>
          <table:table-cell table:formula="of:=SUBSTITUTE(SUBSTITUTE([.C2484];&quot;(+15.99)&quot;;&quot;&quot;);&quot;(+57.02)&quot;;&quot;&quot;)" office:value-type="string" office:string-value="LPQYLDYGATMR" calcext:value-type="string">
            <text:p>LPQYLDYGATMR</text:p>
          </table:table-cell>
        </table:table-row>
        <table:table-row table:style-name="ro2">
          <table:table-cell office:value-type="string" calcext:value-type="string">
            <text:p>RANLLGM(+15.99)HTLHGK</text:p>
          </table:table-cell>
          <table:table-cell table:formula="of:=SUBSTITUTE(SUBSTITUTE([.A2485];&quot;(+15.99)&quot;;&quot;&quot;);&quot;(+57.02)&quot;;&quot;&quot;)" office:value-type="string" office:string-value="RANLLGMHTLHGK" calcext:value-type="string">
            <text:p>RANLLGMHTLHGK</text:p>
          </table:table-cell>
          <table:table-cell office:value-type="string" calcext:value-type="string">
            <text:p>SRGC(+57.02)SPLDSSLVGSLSNVC(+57.02)EHK</text:p>
          </table:table-cell>
          <table:table-cell table:formula="of:=SUBSTITUTE(SUBSTITUTE([.C2485];&quot;(+15.99)&quot;;&quot;&quot;);&quot;(+57.02)&quot;;&quot;&quot;)" office:value-type="string" office:string-value="SRGCSPLDSSLVGSLSNVCEHK" calcext:value-type="string">
            <text:p>SRGCSPLDSSLVGSLSNVCEHK</text:p>
          </table:table-cell>
        </table:table-row>
        <table:table-row table:style-name="ro1">
          <table:table-cell office:value-type="string" calcext:value-type="string">
            <text:p>RWMDDPQVLAENVK</text:p>
          </table:table-cell>
          <table:table-cell table:formula="of:=SUBSTITUTE(SUBSTITUTE([.A2486];&quot;(+15.99)&quot;;&quot;&quot;);&quot;(+57.02)&quot;;&quot;&quot;)" office:value-type="string" office:string-value="RWMDDPQVLAENVK" calcext:value-type="string">
            <text:p>RWMDDPQVLAENVK</text:p>
          </table:table-cell>
          <table:table-cell office:value-type="string" calcext:value-type="string">
            <text:p>KKKNNLEAC(+57.02)VK</text:p>
          </table:table-cell>
          <table:table-cell table:formula="of:=SUBSTITUTE(SUBSTITUTE([.C2486];&quot;(+15.99)&quot;;&quot;&quot;);&quot;(+57.02)&quot;;&quot;&quot;)" office:value-type="string" office:string-value="KKKNNLEACVK" calcext:value-type="string">
            <text:p>KKKNNLEACVK</text:p>
          </table:table-cell>
        </table:table-row>
        <table:table-row table:style-name="ro2">
          <table:table-cell office:value-type="string" calcext:value-type="string">
            <text:p>VPVLTESLDVSR</text:p>
          </table:table-cell>
          <table:table-cell table:formula="of:=SUBSTITUTE(SUBSTITUTE([.A2487];&quot;(+15.99)&quot;;&quot;&quot;);&quot;(+57.02)&quot;;&quot;&quot;)" office:value-type="string" office:string-value="VPVLTESLDVSR" calcext:value-type="string">
            <text:p>VPVLTESLDVSR</text:p>
          </table:table-cell>
          <table:table-cell office:value-type="string" calcext:value-type="string">
            <text:p>WFRADFDAAELNPK</text:p>
          </table:table-cell>
          <table:table-cell table:formula="of:=SUBSTITUTE(SUBSTITUTE([.C2487];&quot;(+15.99)&quot;;&quot;&quot;);&quot;(+57.02)&quot;;&quot;&quot;)" office:value-type="string" office:string-value="WFRADFDAAELNPK" calcext:value-type="string">
            <text:p>WFRADFDAAELNPK</text:p>
          </table:table-cell>
        </table:table-row>
        <table:table-row table:style-name="ro2">
          <table:table-cell office:value-type="string" calcext:value-type="string">
            <text:p>DVPDLAGYSLGDQSGAPK</text:p>
          </table:table-cell>
          <table:table-cell table:formula="of:=SUBSTITUTE(SUBSTITUTE([.A2488];&quot;(+15.99)&quot;;&quot;&quot;);&quot;(+57.02)&quot;;&quot;&quot;)" office:value-type="string" office:string-value="DVPDLAGYSLGDQSGAPK" calcext:value-type="string">
            <text:p>DVPDLAGYSLGDQSGAPK</text:p>
          </table:table-cell>
          <table:table-cell office:value-type="string" calcext:value-type="string">
            <text:p>QMPM(+15.99)SWNGTLR</text:p>
          </table:table-cell>
          <table:table-cell table:formula="of:=SUBSTITUTE(SUBSTITUTE([.C2488];&quot;(+15.99)&quot;;&quot;&quot;);&quot;(+57.02)&quot;;&quot;&quot;)" office:value-type="string" office:string-value="QMPMSWNGTLR" calcext:value-type="string">
            <text:p>QMPMSWNGTLR</text:p>
          </table:table-cell>
        </table:table-row>
        <table:table-row table:style-name="ro1">
          <table:table-cell office:value-type="string" calcext:value-type="string">
            <text:p>LVAAGALGKPNMK</text:p>
          </table:table-cell>
          <table:table-cell table:formula="of:=SUBSTITUTE(SUBSTITUTE([.A2489];&quot;(+15.99)&quot;;&quot;&quot;);&quot;(+57.02)&quot;;&quot;&quot;)" office:value-type="string" office:string-value="LVAAGALGKPNMK" calcext:value-type="string">
            <text:p>LVAAGALGKPNMK</text:p>
          </table:table-cell>
          <table:table-cell office:value-type="string" calcext:value-type="string">
            <text:p>YWHHFAPWR</text:p>
          </table:table-cell>
          <table:table-cell table:formula="of:=SUBSTITUTE(SUBSTITUTE([.C2489];&quot;(+15.99)&quot;;&quot;&quot;);&quot;(+57.02)&quot;;&quot;&quot;)" office:value-type="string" office:string-value="YWHHFAPWR" calcext:value-type="string">
            <text:p>YWHHFAPWR</text:p>
          </table:table-cell>
        </table:table-row>
        <table:table-row table:style-name="ro2">
          <table:table-cell office:value-type="string" calcext:value-type="string">
            <text:p>QWYSLATVFWPK</text:p>
          </table:table-cell>
          <table:table-cell table:formula="of:=SUBSTITUTE(SUBSTITUTE([.A2490];&quot;(+15.99)&quot;;&quot;&quot;);&quot;(+57.02)&quot;;&quot;&quot;)" office:value-type="string" office:string-value="QWYSLATVFWPK" calcext:value-type="string">
            <text:p>QWYSLATVFWPK</text:p>
          </table:table-cell>
          <table:table-cell office:value-type="string" calcext:value-type="string">
            <text:p>ESM(+15.99)SSTVLNLVTM(+15.99)TR</text:p>
          </table:table-cell>
          <table:table-cell table:formula="of:=SUBSTITUTE(SUBSTITUTE([.C2490];&quot;(+15.99)&quot;;&quot;&quot;);&quot;(+57.02)&quot;;&quot;&quot;)" office:value-type="string" office:string-value="ESMSSTVLNLVTMTR" calcext:value-type="string">
            <text:p>ESMSSTVLNLVTMTR</text:p>
          </table:table-cell>
        </table:table-row>
        <table:table-row table:style-name="ro2">
          <table:table-cell office:value-type="string" calcext:value-type="string">
            <text:p>DEVLLAVSM(+15.99)M(+15.99)TLGPK</text:p>
          </table:table-cell>
          <table:table-cell table:formula="of:=SUBSTITUTE(SUBSTITUTE([.A2491];&quot;(+15.99)&quot;;&quot;&quot;);&quot;(+57.02)&quot;;&quot;&quot;)" office:value-type="string" office:string-value="DEVLLAVSMMTLGPK" calcext:value-type="string">
            <text:p>DEVLLAVSMMTLGPK</text:p>
          </table:table-cell>
          <table:table-cell office:value-type="string" calcext:value-type="string">
            <text:p>WWDNQNDLLNQDLK</text:p>
          </table:table-cell>
          <table:table-cell table:formula="of:=SUBSTITUTE(SUBSTITUTE([.C2491];&quot;(+15.99)&quot;;&quot;&quot;);&quot;(+57.02)&quot;;&quot;&quot;)" office:value-type="string" office:string-value="WWDNQNDLLNQDLK" calcext:value-type="string">
            <text:p>WWDNQNDLLNQDLK</text:p>
          </table:table-cell>
        </table:table-row>
        <table:table-row table:style-name="ro2">
          <table:table-cell office:value-type="string" calcext:value-type="string">
            <text:p>RTHNALSDPKFC(+57.02)EK</text:p>
          </table:table-cell>
          <table:table-cell table:formula="of:=SUBSTITUTE(SUBSTITUTE([.A2492];&quot;(+15.99)&quot;;&quot;&quot;);&quot;(+57.02)&quot;;&quot;&quot;)" office:value-type="string" office:string-value="RTHNALSDPKFCEK" calcext:value-type="string">
            <text:p>RTHNALSDPKFCEK</text:p>
          </table:table-cell>
          <table:table-cell office:value-type="string" calcext:value-type="string">
            <text:p>LTSNASQLGLWSK</text:p>
          </table:table-cell>
          <table:table-cell table:formula="of:=SUBSTITUTE(SUBSTITUTE([.C2492];&quot;(+15.99)&quot;;&quot;&quot;);&quot;(+57.02)&quot;;&quot;&quot;)" office:value-type="string" office:string-value="LTSNASQLGLWSK" calcext:value-type="string">
            <text:p>LTSNASQLGLWSK</text:p>
          </table:table-cell>
        </table:table-row>
        <table:table-row table:style-name="ro1">
          <table:table-cell office:value-type="string" calcext:value-type="string">
            <text:p>KSESVEASLTEAHAK</text:p>
          </table:table-cell>
          <table:table-cell table:formula="of:=SUBSTITUTE(SUBSTITUTE([.A2493];&quot;(+15.99)&quot;;&quot;&quot;);&quot;(+57.02)&quot;;&quot;&quot;)" office:value-type="string" office:string-value="KSESVEASLTEAHAK" calcext:value-type="string">
            <text:p>KSESVEASLTEAHAK</text:p>
          </table:table-cell>
          <table:table-cell office:value-type="string" calcext:value-type="string">
            <text:p>QPVQVLK</text:p>
          </table:table-cell>
          <table:table-cell table:formula="of:=SUBSTITUTE(SUBSTITUTE([.C2493];&quot;(+15.99)&quot;;&quot;&quot;);&quot;(+57.02)&quot;;&quot;&quot;)" office:value-type="string" office:string-value="QPVQVLK" calcext:value-type="string">
            <text:p>QPVQVLK</text:p>
          </table:table-cell>
        </table:table-row>
        <table:table-row table:style-name="ro2">
          <table:table-cell office:value-type="string" calcext:value-type="string">
            <text:p>QHSM(+15.99)FNELDHVM(+15.99)TK</text:p>
          </table:table-cell>
          <table:table-cell table:formula="of:=SUBSTITUTE(SUBSTITUTE([.A2494];&quot;(+15.99)&quot;;&quot;&quot;);&quot;(+57.02)&quot;;&quot;&quot;)" office:value-type="string" office:string-value="QHSMFNELDHVMTK" calcext:value-type="string">
            <text:p>QHSMFNELDHVMTK</text:p>
          </table:table-cell>
          <table:table-cell office:value-type="string" calcext:value-type="string">
            <text:p>C(+57.02)RQTM(+15.99)MM(+15.99)LGTGR</text:p>
          </table:table-cell>
          <table:table-cell table:formula="of:=SUBSTITUTE(SUBSTITUTE([.C2494];&quot;(+15.99)&quot;;&quot;&quot;);&quot;(+57.02)&quot;;&quot;&quot;)" office:value-type="string" office:string-value="CRQTMMMLGTGR" calcext:value-type="string">
            <text:p>CRQTMMMLGTGR</text:p>
          </table:table-cell>
        </table:table-row>
        <table:table-row table:style-name="ro3">
          <table:table-cell office:value-type="string" calcext:value-type="string">
            <text:p>KFLFTTVSK</text:p>
          </table:table-cell>
          <table:table-cell table:formula="of:=SUBSTITUTE(SUBSTITUTE([.A2495];&quot;(+15.99)&quot;;&quot;&quot;);&quot;(+57.02)&quot;;&quot;&quot;)" office:value-type="string" office:string-value="KFLFTTVSK" calcext:value-type="string">
            <text:p>KFLFTTVSK</text:p>
          </table:table-cell>
          <table:table-cell office:value-type="string" calcext:value-type="string">
            <text:p>GFKDLSLVNEVEQVTNDESLDLVPK</text:p>
          </table:table-cell>
          <table:table-cell table:formula="of:=SUBSTITUTE(SUBSTITUTE([.C2495];&quot;(+15.99)&quot;;&quot;&quot;);&quot;(+57.02)&quot;;&quot;&quot;)" office:value-type="string" office:string-value="GFKDLSLVNEVEQVTNDESLDLVPK" calcext:value-type="string">
            <text:p>GFKDLSLVNEVEQVTNDESLDLVPK</text:p>
          </table:table-cell>
        </table:table-row>
        <table:table-row table:style-name="ro1">
          <table:table-cell office:value-type="string" calcext:value-type="string">
            <text:p>NRREMC(+57.02)DTLATALR</text:p>
          </table:table-cell>
          <table:table-cell table:formula="of:=SUBSTITUTE(SUBSTITUTE([.A2496];&quot;(+15.99)&quot;;&quot;&quot;);&quot;(+57.02)&quot;;&quot;&quot;)" office:value-type="string" office:string-value="NRREMCDTLATALR" calcext:value-type="string">
            <text:p>NRREMCDTLATALR</text:p>
          </table:table-cell>
          <table:table-cell office:value-type="string" calcext:value-type="string">
            <text:p>KM(+15.99)NLAMDHK</text:p>
          </table:table-cell>
          <table:table-cell table:formula="of:=SUBSTITUTE(SUBSTITUTE([.C2496];&quot;(+15.99)&quot;;&quot;&quot;);&quot;(+57.02)&quot;;&quot;&quot;)" office:value-type="string" office:string-value="KMNLAMDHK" calcext:value-type="string">
            <text:p>KMNLAMDHK</text:p>
          </table:table-cell>
        </table:table-row>
        <table:table-row table:style-name="ro1">
          <table:table-cell office:value-type="string" calcext:value-type="string">
            <text:p>LAGTM(+15.99)HTNEEHAR</text:p>
          </table:table-cell>
          <table:table-cell table:formula="of:=SUBSTITUTE(SUBSTITUTE([.A2497];&quot;(+15.99)&quot;;&quot;&quot;);&quot;(+57.02)&quot;;&quot;&quot;)" office:value-type="string" office:string-value="LAGTMHTNEEHAR" calcext:value-type="string">
            <text:p>LAGTMHTNEEHAR</text:p>
          </table:table-cell>
          <table:table-cell office:value-type="string" calcext:value-type="string">
            <text:p>TKEMLLVTMGR</text:p>
          </table:table-cell>
          <table:table-cell table:formula="of:=SUBSTITUTE(SUBSTITUTE([.C2497];&quot;(+15.99)&quot;;&quot;&quot;);&quot;(+57.02)&quot;;&quot;&quot;)" office:value-type="string" office:string-value="TKEMLLVTMGR" calcext:value-type="string">
            <text:p>TKEMLLVTMGR</text:p>
          </table:table-cell>
        </table:table-row>
        <table:table-row table:style-name="ro2">
          <table:table-cell office:value-type="string" calcext:value-type="string">
            <text:p>TNYMM(+15.99)SAGK</text:p>
          </table:table-cell>
          <table:table-cell table:formula="of:=SUBSTITUTE(SUBSTITUTE([.A2498];&quot;(+15.99)&quot;;&quot;&quot;);&quot;(+57.02)&quot;;&quot;&quot;)" office:value-type="string" office:string-value="TNYMMSAGK" calcext:value-type="string">
            <text:p>TNYMMSAGK</text:p>
          </table:table-cell>
          <table:table-cell office:value-type="string" calcext:value-type="string">
            <text:p>SQQYAGDGTTTATVFTAARR</text:p>
          </table:table-cell>
          <table:table-cell table:formula="of:=SUBSTITUTE(SUBSTITUTE([.C2498];&quot;(+15.99)&quot;;&quot;&quot;);&quot;(+57.02)&quot;;&quot;&quot;)" office:value-type="string" office:string-value="SQQYAGDGTTTATVFTAARR" calcext:value-type="string">
            <text:p>SQQYAGDGTTTATVFTAARR</text:p>
          </table:table-cell>
        </table:table-row>
        <table:table-row table:style-name="ro2">
          <table:table-cell office:value-type="string" calcext:value-type="string">
            <text:p>WC(+57.02)DLLFNVK</text:p>
          </table:table-cell>
          <table:table-cell table:formula="of:=SUBSTITUTE(SUBSTITUTE([.A2499];&quot;(+15.99)&quot;;&quot;&quot;);&quot;(+57.02)&quot;;&quot;&quot;)" office:value-type="string" office:string-value="WCDLLFNVK" calcext:value-type="string">
            <text:p>WCDLLFNVK</text:p>
          </table:table-cell>
          <table:table-cell office:value-type="string" calcext:value-type="string">
            <text:p>TAC(+57.02)ENTEVLRWDSK</text:p>
          </table:table-cell>
          <table:table-cell table:formula="of:=SUBSTITUTE(SUBSTITUTE([.C2499];&quot;(+15.99)&quot;;&quot;&quot;);&quot;(+57.02)&quot;;&quot;&quot;)" office:value-type="string" office:string-value="TACENTEVLRWDSK" calcext:value-type="string">
            <text:p>TACENTEVLRWDSK</text:p>
          </table:table-cell>
        </table:table-row>
        <table:table-row table:style-name="ro2">
          <table:table-cell office:value-type="string" calcext:value-type="string">
            <text:p>VNRAEWAVTLGPK</text:p>
          </table:table-cell>
          <table:table-cell table:formula="of:=SUBSTITUTE(SUBSTITUTE([.A2500];&quot;(+15.99)&quot;;&quot;&quot;);&quot;(+57.02)&quot;;&quot;&quot;)" office:value-type="string" office:string-value="VNRAEWAVTLGPK" calcext:value-type="string">
            <text:p>VNRAEWAVTLGPK</text:p>
          </table:table-cell>
          <table:table-cell office:value-type="string" calcext:value-type="string">
            <text:p>KYLDELAVLTFYR</text:p>
          </table:table-cell>
          <table:table-cell table:formula="of:=SUBSTITUTE(SUBSTITUTE([.C2500];&quot;(+15.99)&quot;;&quot;&quot;);&quot;(+57.02)&quot;;&quot;&quot;)" office:value-type="string" office:string-value="KYLDELAVLTFYR" calcext:value-type="string">
            <text:p>KYLDELAVLTFYR</text:p>
          </table:table-cell>
        </table:table-row>
        <table:table-row table:style-name="ro2">
          <table:table-cell office:value-type="string" calcext:value-type="string">
            <text:p>KPAVKDLVC(+57.02)GLGLLHK</text:p>
          </table:table-cell>
          <table:table-cell table:formula="of:=SUBSTITUTE(SUBSTITUTE([.A2501];&quot;(+15.99)&quot;;&quot;&quot;);&quot;(+57.02)&quot;;&quot;&quot;)" office:value-type="string" office:string-value="KPAVKDLVCGLGLLHK" calcext:value-type="string">
            <text:p>KPAVKDLVCGLGLLHK</text:p>
          </table:table-cell>
          <table:table-cell office:value-type="string" calcext:value-type="string">
            <text:p>KC(+57.02)C(+57.02)FEATDYLSR</text:p>
          </table:table-cell>
          <table:table-cell table:formula="of:=SUBSTITUTE(SUBSTITUTE([.C2501];&quot;(+15.99)&quot;;&quot;&quot;);&quot;(+57.02)&quot;;&quot;&quot;)" office:value-type="string" office:string-value="KCCFEATDYLSR" calcext:value-type="string">
            <text:p>KCCFEATDYLSR</text:p>
          </table:table-cell>
        </table:table-row>
        <table:table-row table:style-name="ro1">
          <table:table-cell office:value-type="string" calcext:value-type="string">
            <text:p>DDVHDEQAR</text:p>
          </table:table-cell>
          <table:table-cell table:formula="of:=SUBSTITUTE(SUBSTITUTE([.A2502];&quot;(+15.99)&quot;;&quot;&quot;);&quot;(+57.02)&quot;;&quot;&quot;)" office:value-type="string" office:string-value="DDVHDEQAR" calcext:value-type="string">
            <text:p>DDVHDEQAR</text:p>
          </table:table-cell>
          <table:table-cell office:value-type="string" calcext:value-type="string">
            <text:p>KAWPVSNK</text:p>
          </table:table-cell>
          <table:table-cell table:formula="of:=SUBSTITUTE(SUBSTITUTE([.C2502];&quot;(+15.99)&quot;;&quot;&quot;);&quot;(+57.02)&quot;;&quot;&quot;)" office:value-type="string" office:string-value="KAWPVSNK" calcext:value-type="string">
            <text:p>KAWPVSNK</text:p>
          </table:table-cell>
        </table:table-row>
        <table:table-row table:style-name="ro2">
          <table:table-cell office:value-type="string" calcext:value-type="string">
            <text:p>KHMRVLPPVPEK</text:p>
          </table:table-cell>
          <table:table-cell table:formula="of:=SUBSTITUTE(SUBSTITUTE([.A2503];&quot;(+15.99)&quot;;&quot;&quot;);&quot;(+57.02)&quot;;&quot;&quot;)" office:value-type="string" office:string-value="KHMRVLPPVPEK" calcext:value-type="string">
            <text:p>KHMRVLPPVPEK</text:p>
          </table:table-cell>
          <table:table-cell office:value-type="string" calcext:value-type="string">
            <text:p>KM(+15.99)M(+15.99)AVEFANYEEVPR</text:p>
          </table:table-cell>
          <table:table-cell table:formula="of:=SUBSTITUTE(SUBSTITUTE([.C2503];&quot;(+15.99)&quot;;&quot;&quot;);&quot;(+57.02)&quot;;&quot;&quot;)" office:value-type="string" office:string-value="KMMAVEFANYEEVPR" calcext:value-type="string">
            <text:p>KMMAVEFANYEEVPR</text:p>
          </table:table-cell>
        </table:table-row>
        <table:table-row table:style-name="ro2">
          <table:table-cell office:value-type="string" calcext:value-type="string">
            <text:p>EMPTEPVLTLK</text:p>
          </table:table-cell>
          <table:table-cell table:formula="of:=SUBSTITUTE(SUBSTITUTE([.A2504];&quot;(+15.99)&quot;;&quot;&quot;);&quot;(+57.02)&quot;;&quot;&quot;)" office:value-type="string" office:string-value="EMPTEPVLTLK" calcext:value-type="string">
            <text:p>EMPTEPVLTLK</text:p>
          </table:table-cell>
          <table:table-cell office:value-type="string" calcext:value-type="string">
            <text:p>TSC(+57.02)YQESYRPK</text:p>
          </table:table-cell>
          <table:table-cell table:formula="of:=SUBSTITUTE(SUBSTITUTE([.C2504];&quot;(+15.99)&quot;;&quot;&quot;);&quot;(+57.02)&quot;;&quot;&quot;)" office:value-type="string" office:string-value="TSCYQESYRPK" calcext:value-type="string">
            <text:p>TSCYQESYRPK</text:p>
          </table:table-cell>
        </table:table-row>
        <table:table-row table:style-name="ro2">
          <table:table-cell office:value-type="string" calcext:value-type="string">
            <text:p>KLMVHAEHHNK</text:p>
          </table:table-cell>
          <table:table-cell table:formula="of:=SUBSTITUTE(SUBSTITUTE([.A2505];&quot;(+15.99)&quot;;&quot;&quot;);&quot;(+57.02)&quot;;&quot;&quot;)" office:value-type="string" office:string-value="KLMVHAEHHNK" calcext:value-type="string">
            <text:p>KLMVHAEHHNK</text:p>
          </table:table-cell>
          <table:table-cell office:value-type="string" calcext:value-type="string">
            <text:p>M(+15.99)GLPDSPTM(+15.99)EPR</text:p>
          </table:table-cell>
          <table:table-cell table:formula="of:=SUBSTITUTE(SUBSTITUTE([.C2505];&quot;(+15.99)&quot;;&quot;&quot;);&quot;(+57.02)&quot;;&quot;&quot;)" office:value-type="string" office:string-value="MGLPDSPTMEPR" calcext:value-type="string">
            <text:p>MGLPDSPTMEPR</text:p>
          </table:table-cell>
        </table:table-row>
        <table:table-row table:style-name="ro2">
          <table:table-cell office:value-type="string" calcext:value-type="string">
            <text:p>ETLEEDLVGKKFLR</text:p>
          </table:table-cell>
          <table:table-cell table:formula="of:=SUBSTITUTE(SUBSTITUTE([.A2506];&quot;(+15.99)&quot;;&quot;&quot;);&quot;(+57.02)&quot;;&quot;&quot;)" office:value-type="string" office:string-value="ETLEEDLVGKKFLR" calcext:value-type="string">
            <text:p>ETLEEDLVGKKFLR</text:p>
          </table:table-cell>
          <table:table-cell office:value-type="string" calcext:value-type="string">
            <text:p>HKMLASSASRTANK</text:p>
          </table:table-cell>
          <table:table-cell table:formula="of:=SUBSTITUTE(SUBSTITUTE([.C2506];&quot;(+15.99)&quot;;&quot;&quot;);&quot;(+57.02)&quot;;&quot;&quot;)" office:value-type="string" office:string-value="HKMLASSASRTANK" calcext:value-type="string">
            <text:p>HKMLASSASRTANK</text:p>
          </table:table-cell>
        </table:table-row>
        <table:table-row table:style-name="ro1">
          <table:table-cell office:value-type="string" calcext:value-type="string">
            <text:p>NFLPATFERTNPSK</text:p>
          </table:table-cell>
          <table:table-cell table:formula="of:=SUBSTITUTE(SUBSTITUTE([.A2507];&quot;(+15.99)&quot;;&quot;&quot;);&quot;(+57.02)&quot;;&quot;&quot;)" office:value-type="string" office:string-value="NFLPATFERTNPSK" calcext:value-type="string">
            <text:p>NFLPATFERTNPSK</text:p>
          </table:table-cell>
          <table:table-cell office:value-type="string" calcext:value-type="string">
            <text:p>LM(+15.99)LWHLALPLK</text:p>
          </table:table-cell>
          <table:table-cell table:formula="of:=SUBSTITUTE(SUBSTITUTE([.C2507];&quot;(+15.99)&quot;;&quot;&quot;);&quot;(+57.02)&quot;;&quot;&quot;)" office:value-type="string" office:string-value="LMLWHLALPLK" calcext:value-type="string">
            <text:p>LMLWHLALPLK</text:p>
          </table:table-cell>
        </table:table-row>
        <table:table-row table:style-name="ro1">
          <table:table-cell office:value-type="string" calcext:value-type="string">
            <text:p>DDVDALALALGC(+57.02)C(+57.02)DPGR</text:p>
          </table:table-cell>
          <table:table-cell table:formula="of:=SUBSTITUTE(SUBSTITUTE([.A2508];&quot;(+15.99)&quot;;&quot;&quot;);&quot;(+57.02)&quot;;&quot;&quot;)" office:value-type="string" office:string-value="DDVDALALALGCCDPGR" calcext:value-type="string">
            <text:p>DDVDALALALGCCDPGR</text:p>
          </table:table-cell>
          <table:table-cell office:value-type="string" calcext:value-type="string">
            <text:p>GFNC(+57.02)DVVFDR</text:p>
          </table:table-cell>
          <table:table-cell table:formula="of:=SUBSTITUTE(SUBSTITUTE([.C2508];&quot;(+15.99)&quot;;&quot;&quot;);&quot;(+57.02)&quot;;&quot;&quot;)" office:value-type="string" office:string-value="GFNCDVVFDR" calcext:value-type="string">
            <text:p>GFNCDVVFDR</text:p>
          </table:table-cell>
        </table:table-row>
        <table:table-row table:style-name="ro1">
          <table:table-cell office:value-type="string" calcext:value-type="string">
            <text:p>QM(+15.99)AVLDQGSMVLLTDQK</text:p>
          </table:table-cell>
          <table:table-cell table:formula="of:=SUBSTITUTE(SUBSTITUTE([.A2509];&quot;(+15.99)&quot;;&quot;&quot;);&quot;(+57.02)&quot;;&quot;&quot;)" office:value-type="string" office:string-value="QMAVLDQGSMVLLTDQK" calcext:value-type="string">
            <text:p>QMAVLDQGSMVLLTDQK</text:p>
          </table:table-cell>
          <table:table-cell office:value-type="string" calcext:value-type="string">
            <text:p>FLWLHC(+57.02)RDPR</text:p>
          </table:table-cell>
          <table:table-cell table:formula="of:=SUBSTITUTE(SUBSTITUTE([.C2509];&quot;(+15.99)&quot;;&quot;&quot;);&quot;(+57.02)&quot;;&quot;&quot;)" office:value-type="string" office:string-value="FLWLHCRDPR" calcext:value-type="string">
            <text:p>FLWLHCRDPR</text:p>
          </table:table-cell>
        </table:table-row>
        <table:table-row table:style-name="ro2">
          <table:table-cell office:value-type="string" calcext:value-type="string">
            <text:p>KKTYLNFK</text:p>
          </table:table-cell>
          <table:table-cell table:formula="of:=SUBSTITUTE(SUBSTITUTE([.A2510];&quot;(+15.99)&quot;;&quot;&quot;);&quot;(+57.02)&quot;;&quot;&quot;)" office:value-type="string" office:string-value="KKTYLNFK" calcext:value-type="string">
            <text:p>KKTYLNFK</text:p>
          </table:table-cell>
          <table:table-cell office:value-type="string" calcext:value-type="string">
            <text:p>AAM(+15.99)ALVANLPLKR</text:p>
          </table:table-cell>
          <table:table-cell table:formula="of:=SUBSTITUTE(SUBSTITUTE([.C2510];&quot;(+15.99)&quot;;&quot;&quot;);&quot;(+57.02)&quot;;&quot;&quot;)" office:value-type="string" office:string-value="AAMALVANLPLKR" calcext:value-type="string">
            <text:p>AAMALVANLPLKR</text:p>
          </table:table-cell>
        </table:table-row>
        <table:table-row table:style-name="ro2">
          <table:table-cell office:value-type="string" calcext:value-type="string">
            <text:p>QFMTMGLALAAMTHK</text:p>
          </table:table-cell>
          <table:table-cell table:formula="of:=SUBSTITUTE(SUBSTITUTE([.A2511];&quot;(+15.99)&quot;;&quot;&quot;);&quot;(+57.02)&quot;;&quot;&quot;)" office:value-type="string" office:string-value="QFMTMGLALAAMTHK" calcext:value-type="string">
            <text:p>QFMTMGLALAAMTHK</text:p>
          </table:table-cell>
          <table:table-cell office:value-type="string" calcext:value-type="string">
            <text:p>EDC(+57.02)C(+57.02)THHAVEVR</text:p>
          </table:table-cell>
          <table:table-cell table:formula="of:=SUBSTITUTE(SUBSTITUTE([.C2511];&quot;(+15.99)&quot;;&quot;&quot;);&quot;(+57.02)&quot;;&quot;&quot;)" office:value-type="string" office:string-value="EDCCTHHAVEVR" calcext:value-type="string">
            <text:p>EDCCTHHAVEVR</text:p>
          </table:table-cell>
        </table:table-row>
        <table:table-row table:style-name="ro2">
          <table:table-cell office:value-type="string" calcext:value-type="string">
            <text:p>KLDPTVAPYNSVLAVK</text:p>
          </table:table-cell>
          <table:table-cell table:formula="of:=SUBSTITUTE(SUBSTITUTE([.A2512];&quot;(+15.99)&quot;;&quot;&quot;);&quot;(+57.02)&quot;;&quot;&quot;)" office:value-type="string" office:string-value="KLDPTVAPYNSVLAVK" calcext:value-type="string">
            <text:p>KLDPTVAPYNSVLAVK</text:p>
          </table:table-cell>
          <table:table-cell office:value-type="string" calcext:value-type="string">
            <text:p>YVPVSLTVSTVKREPR</text:p>
          </table:table-cell>
          <table:table-cell table:formula="of:=SUBSTITUTE(SUBSTITUTE([.C2512];&quot;(+15.99)&quot;;&quot;&quot;);&quot;(+57.02)&quot;;&quot;&quot;)" office:value-type="string" office:string-value="YVPVSLTVSTVKREPR" calcext:value-type="string">
            <text:p>YVPVSLTVSTVKREPR</text:p>
          </table:table-cell>
        </table:table-row>
        <table:table-row table:style-name="ro2">
          <table:table-cell office:value-type="string" calcext:value-type="string">
            <text:p>TNQDEC(+57.02)DM(+15.99)M(+15.99)R</text:p>
          </table:table-cell>
          <table:table-cell table:formula="of:=SUBSTITUTE(SUBSTITUTE([.A2513];&quot;(+15.99)&quot;;&quot;&quot;);&quot;(+57.02)&quot;;&quot;&quot;)" office:value-type="string" office:string-value="TNQDECDMMR" calcext:value-type="string">
            <text:p>TNQDECDMMR</text:p>
          </table:table-cell>
          <table:table-cell office:value-type="string" calcext:value-type="string">
            <text:p>M(+15.99)GFFVVAVLQQAGNR</text:p>
          </table:table-cell>
          <table:table-cell table:formula="of:=SUBSTITUTE(SUBSTITUTE([.C2513];&quot;(+15.99)&quot;;&quot;&quot;);&quot;(+57.02)&quot;;&quot;&quot;)" office:value-type="string" office:string-value="MGFFVVAVLQQAGNR" calcext:value-type="string">
            <text:p>MGFFVVAVLQQAGNR</text:p>
          </table:table-cell>
        </table:table-row>
        <table:table-row table:style-name="ro1">
          <table:table-cell office:value-type="string" calcext:value-type="string">
            <text:p>LDKPGC(+57.02)NMHSSK</text:p>
          </table:table-cell>
          <table:table-cell table:formula="of:=SUBSTITUTE(SUBSTITUTE([.A2514];&quot;(+15.99)&quot;;&quot;&quot;);&quot;(+57.02)&quot;;&quot;&quot;)" office:value-type="string" office:string-value="LDKPGCNMHSSK" calcext:value-type="string">
            <text:p>LDKPGCNMHSSK</text:p>
          </table:table-cell>
          <table:table-cell office:value-type="string" calcext:value-type="string">
            <text:p>TMDVGFDHR</text:p>
          </table:table-cell>
          <table:table-cell table:formula="of:=SUBSTITUTE(SUBSTITUTE([.C2514];&quot;(+15.99)&quot;;&quot;&quot;);&quot;(+57.02)&quot;;&quot;&quot;)" office:value-type="string" office:string-value="TMDVGFDHR" calcext:value-type="string">
            <text:p>TMDVGFDHR</text:p>
          </table:table-cell>
        </table:table-row>
        <table:table-row table:style-name="ro1">
          <table:table-cell office:value-type="string" calcext:value-type="string">
            <text:p>EPEPVALFMSK</text:p>
          </table:table-cell>
          <table:table-cell table:formula="of:=SUBSTITUTE(SUBSTITUTE([.A2515];&quot;(+15.99)&quot;;&quot;&quot;);&quot;(+57.02)&quot;;&quot;&quot;)" office:value-type="string" office:string-value="EPEPVALFMSK" calcext:value-type="string">
            <text:p>EPEPVALFMSK</text:p>
          </table:table-cell>
          <table:table-cell office:value-type="string" calcext:value-type="string">
            <text:p>HNLLLNDPVPR</text:p>
          </table:table-cell>
          <table:table-cell table:formula="of:=SUBSTITUTE(SUBSTITUTE([.C2515];&quot;(+15.99)&quot;;&quot;&quot;);&quot;(+57.02)&quot;;&quot;&quot;)" office:value-type="string" office:string-value="HNLLLNDPVPR" calcext:value-type="string">
            <text:p>HNLLLNDPVPR</text:p>
          </table:table-cell>
        </table:table-row>
        <table:table-row table:style-name="ro2">
          <table:table-cell office:value-type="string" calcext:value-type="string">
            <text:p>KM(+15.99)NSSPSAAWAR</text:p>
          </table:table-cell>
          <table:table-cell table:formula="of:=SUBSTITUTE(SUBSTITUTE([.A2516];&quot;(+15.99)&quot;;&quot;&quot;);&quot;(+57.02)&quot;;&quot;&quot;)" office:value-type="string" office:string-value="KMNSSPSAAWAR" calcext:value-type="string">
            <text:p>KMNSSPSAAWAR</text:p>
          </table:table-cell>
          <table:table-cell office:value-type="string" calcext:value-type="string">
            <text:p>KSNEELPVVGQYQLAK</text:p>
          </table:table-cell>
          <table:table-cell table:formula="of:=SUBSTITUTE(SUBSTITUTE([.C2516];&quot;(+15.99)&quot;;&quot;&quot;);&quot;(+57.02)&quot;;&quot;&quot;)" office:value-type="string" office:string-value="KSNEELPVVGQYQLAK" calcext:value-type="string">
            <text:p>KSNEELPVVGQYQLAK</text:p>
          </table:table-cell>
        </table:table-row>
        <table:table-row table:style-name="ro2">
          <table:table-cell office:value-type="string" calcext:value-type="string">
            <text:p>SMPDLWRYSQSK</text:p>
          </table:table-cell>
          <table:table-cell table:formula="of:=SUBSTITUTE(SUBSTITUTE([.A2517];&quot;(+15.99)&quot;;&quot;&quot;);&quot;(+57.02)&quot;;&quot;&quot;)" office:value-type="string" office:string-value="SMPDLWRYSQSK" calcext:value-type="string">
            <text:p>SMPDLWRYSQSK</text:p>
          </table:table-cell>
          <table:table-cell office:value-type="string" calcext:value-type="string">
            <text:p>LM(+15.99)WVDDDEEANAGPK</text:p>
          </table:table-cell>
          <table:table-cell table:formula="of:=SUBSTITUTE(SUBSTITUTE([.C2517];&quot;(+15.99)&quot;;&quot;&quot;);&quot;(+57.02)&quot;;&quot;&quot;)" office:value-type="string" office:string-value="LMWVDDDEEANAGPK" calcext:value-type="string">
            <text:p>LMWVDDDEEANAGPK</text:p>
          </table:table-cell>
        </table:table-row>
        <table:table-row table:style-name="ro2">
          <table:table-cell office:value-type="string" calcext:value-type="string">
            <text:p>WEHC(+57.02)PDFPK</text:p>
          </table:table-cell>
          <table:table-cell table:formula="of:=SUBSTITUTE(SUBSTITUTE([.A2518];&quot;(+15.99)&quot;;&quot;&quot;);&quot;(+57.02)&quot;;&quot;&quot;)" office:value-type="string" office:string-value="WEHCPDFPK" calcext:value-type="string">
            <text:p>WEHCPDFPK</text:p>
          </table:table-cell>
          <table:table-cell office:value-type="string" calcext:value-type="string">
            <text:p>GNYYVNGLDTATAVTK</text:p>
          </table:table-cell>
          <table:table-cell table:formula="of:=SUBSTITUTE(SUBSTITUTE([.C2518];&quot;(+15.99)&quot;;&quot;&quot;);&quot;(+57.02)&quot;;&quot;&quot;)" office:value-type="string" office:string-value="GNYYVNGLDTATAVTK" calcext:value-type="string">
            <text:p>GNYYVNGLDTATAVTK</text:p>
          </table:table-cell>
        </table:table-row>
        <table:table-row table:style-name="ro1">
          <table:table-cell office:value-type="string" calcext:value-type="string">
            <text:p>EHDKQLVDPSLGK</text:p>
          </table:table-cell>
          <table:table-cell table:formula="of:=SUBSTITUTE(SUBSTITUTE([.A2519];&quot;(+15.99)&quot;;&quot;&quot;);&quot;(+57.02)&quot;;&quot;&quot;)" office:value-type="string" office:string-value="EHDKQLVDPSLGK" calcext:value-type="string">
            <text:p>EHDKQLVDPSLGK</text:p>
          </table:table-cell>
          <table:table-cell office:value-type="string" calcext:value-type="string">
            <text:p>KQMC(+57.02)EEHHQK</text:p>
          </table:table-cell>
          <table:table-cell table:formula="of:=SUBSTITUTE(SUBSTITUTE([.C2519];&quot;(+15.99)&quot;;&quot;&quot;);&quot;(+57.02)&quot;;&quot;&quot;)" office:value-type="string" office:string-value="KQMCEEHHQK" calcext:value-type="string">
            <text:p>KQMCEEHHQK</text:p>
          </table:table-cell>
        </table:table-row>
        <table:table-row table:style-name="ro1">
          <table:table-cell office:value-type="string" calcext:value-type="string">
            <text:p>EALSSKKVLEK</text:p>
          </table:table-cell>
          <table:table-cell table:formula="of:=SUBSTITUTE(SUBSTITUTE([.A2520];&quot;(+15.99)&quot;;&quot;&quot;);&quot;(+57.02)&quot;;&quot;&quot;)" office:value-type="string" office:string-value="EALSSKKVLEK" calcext:value-type="string">
            <text:p>EALSSKKVLEK</text:p>
          </table:table-cell>
          <table:table-cell office:value-type="string" calcext:value-type="string">
            <text:p>AC(+57.02)QTPEPLVYR</text:p>
          </table:table-cell>
          <table:table-cell table:formula="of:=SUBSTITUTE(SUBSTITUTE([.C2520];&quot;(+15.99)&quot;;&quot;&quot;);&quot;(+57.02)&quot;;&quot;&quot;)" office:value-type="string" office:string-value="ACQTPEPLVYR" calcext:value-type="string">
            <text:p>ACQTPEPLVYR</text:p>
          </table:table-cell>
        </table:table-row>
        <table:table-row table:style-name="ro2">
          <table:table-cell office:value-type="string" calcext:value-type="string">
            <text:p>QMLKVSSC(+57.02)LNK</text:p>
          </table:table-cell>
          <table:table-cell table:formula="of:=SUBSTITUTE(SUBSTITUTE([.A2521];&quot;(+15.99)&quot;;&quot;&quot;);&quot;(+57.02)&quot;;&quot;&quot;)" office:value-type="string" office:string-value="QMLKVSSCLNK" calcext:value-type="string">
            <text:p>QMLKVSSCLNK</text:p>
          </table:table-cell>
          <table:table-cell office:value-type="string" calcext:value-type="string">
            <text:p>C(+57.02)ETANDDNQLVDDGR</text:p>
          </table:table-cell>
          <table:table-cell table:formula="of:=SUBSTITUTE(SUBSTITUTE([.C2521];&quot;(+15.99)&quot;;&quot;&quot;);&quot;(+57.02)&quot;;&quot;&quot;)" office:value-type="string" office:string-value="CETANDDNQLVDDGR" calcext:value-type="string">
            <text:p>CETANDDNQLVDDGR</text:p>
          </table:table-cell>
        </table:table-row>
        <table:table-row table:style-name="ro1">
          <table:table-cell office:value-type="string" calcext:value-type="string">
            <text:p>NPSTVSTVQGMHGR</text:p>
          </table:table-cell>
          <table:table-cell table:formula="of:=SUBSTITUTE(SUBSTITUTE([.A2522];&quot;(+15.99)&quot;;&quot;&quot;);&quot;(+57.02)&quot;;&quot;&quot;)" office:value-type="string" office:string-value="NPSTVSTVQGMHGR" calcext:value-type="string">
            <text:p>NPSTVSTVQGMHGR</text:p>
          </table:table-cell>
          <table:table-cell office:value-type="string" calcext:value-type="string">
            <text:p>WC(+57.02)ADNNPGK</text:p>
          </table:table-cell>
          <table:table-cell table:formula="of:=SUBSTITUTE(SUBSTITUTE([.C2522];&quot;(+15.99)&quot;;&quot;&quot;);&quot;(+57.02)&quot;;&quot;&quot;)" office:value-type="string" office:string-value="WCADNNPGK" calcext:value-type="string">
            <text:p>WCADNNPGK</text:p>
          </table:table-cell>
        </table:table-row>
        <table:table-row table:style-name="ro1">
          <table:table-cell office:value-type="string" calcext:value-type="string">
            <text:p>C(+57.02)M(+15.99)KQLPLLSLK</text:p>
          </table:table-cell>
          <table:table-cell table:formula="of:=SUBSTITUTE(SUBSTITUTE([.A2523];&quot;(+15.99)&quot;;&quot;&quot;);&quot;(+57.02)&quot;;&quot;&quot;)" office:value-type="string" office:string-value="CMKQLPLLSLK" calcext:value-type="string">
            <text:p>CMKQLPLLSLK</text:p>
          </table:table-cell>
          <table:table-cell office:value-type="string" calcext:value-type="string">
            <text:p>YALKGHRVK</text:p>
          </table:table-cell>
          <table:table-cell table:formula="of:=SUBSTITUTE(SUBSTITUTE([.C2523];&quot;(+15.99)&quot;;&quot;&quot;);&quot;(+57.02)&quot;;&quot;&quot;)" office:value-type="string" office:string-value="YALKGHRVK" calcext:value-type="string">
            <text:p>YALKGHRVK</text:p>
          </table:table-cell>
        </table:table-row>
        <table:table-row table:style-name="ro2">
          <table:table-cell office:value-type="string" calcext:value-type="string">
            <text:p>DVDGWTAHTSSNK</text:p>
          </table:table-cell>
          <table:table-cell table:formula="of:=SUBSTITUTE(SUBSTITUTE([.A2524];&quot;(+15.99)&quot;;&quot;&quot;);&quot;(+57.02)&quot;;&quot;&quot;)" office:value-type="string" office:string-value="DVDGWTAHTSSNK" calcext:value-type="string">
            <text:p>DVDGWTAHTSSNK</text:p>
          </table:table-cell>
          <table:table-cell office:value-type="string" calcext:value-type="string">
            <text:p>SLLLDLTMMDYPLGHK</text:p>
          </table:table-cell>
          <table:table-cell table:formula="of:=SUBSTITUTE(SUBSTITUTE([.C2524];&quot;(+15.99)&quot;;&quot;&quot;);&quot;(+57.02)&quot;;&quot;&quot;)" office:value-type="string" office:string-value="SLLLDLTMMDYPLGHK" calcext:value-type="string">
            <text:p>SLLLDLTMMDYPLGHK</text:p>
          </table:table-cell>
        </table:table-row>
        <table:table-row table:style-name="ro2">
          <table:table-cell office:value-type="string" calcext:value-type="string">
            <text:p>NFPVPWNFLLTK</text:p>
          </table:table-cell>
          <table:table-cell table:formula="of:=SUBSTITUTE(SUBSTITUTE([.A2525];&quot;(+15.99)&quot;;&quot;&quot;);&quot;(+57.02)&quot;;&quot;&quot;)" office:value-type="string" office:string-value="NFPVPWNFLLTK" calcext:value-type="string">
            <text:p>NFPVPWNFLLTK</text:p>
          </table:table-cell>
          <table:table-cell office:value-type="string" calcext:value-type="string">
            <text:p>M(+15.99)M(+15.99)WDPLERFGK</text:p>
          </table:table-cell>
          <table:table-cell table:formula="of:=SUBSTITUTE(SUBSTITUTE([.C2525];&quot;(+15.99)&quot;;&quot;&quot;);&quot;(+57.02)&quot;;&quot;&quot;)" office:value-type="string" office:string-value="MMWDPLERFGK" calcext:value-type="string">
            <text:p>MMWDPLERFGK</text:p>
          </table:table-cell>
        </table:table-row>
        <table:table-row table:style-name="ro1">
          <table:table-cell office:value-type="string" calcext:value-type="string">
            <text:p>VKHAYPR</text:p>
          </table:table-cell>
          <table:table-cell table:formula="of:=SUBSTITUTE(SUBSTITUTE([.A2526];&quot;(+15.99)&quot;;&quot;&quot;);&quot;(+57.02)&quot;;&quot;&quot;)" office:value-type="string" office:string-value="VKHAYPR" calcext:value-type="string">
            <text:p>VKHAYPR</text:p>
          </table:table-cell>
          <table:table-cell office:value-type="string" calcext:value-type="string">
            <text:p>VC(+57.02)HVKVPK</text:p>
          </table:table-cell>
          <table:table-cell table:formula="of:=SUBSTITUTE(SUBSTITUTE([.C2526];&quot;(+15.99)&quot;;&quot;&quot;);&quot;(+57.02)&quot;;&quot;&quot;)" office:value-type="string" office:string-value="VCHVKVPK" calcext:value-type="string">
            <text:p>VCHVKVPK</text:p>
          </table:table-cell>
        </table:table-row>
        <table:table-row table:style-name="ro1">
          <table:table-cell office:value-type="string" calcext:value-type="string">
            <text:p>MM(+15.99)M(+15.99)LSDNK</text:p>
          </table:table-cell>
          <table:table-cell table:formula="of:=SUBSTITUTE(SUBSTITUTE([.A2527];&quot;(+15.99)&quot;;&quot;&quot;);&quot;(+57.02)&quot;;&quot;&quot;)" office:value-type="string" office:string-value="MMMLSDNK" calcext:value-type="string">
            <text:p>MMMLSDNK</text:p>
          </table:table-cell>
          <table:table-cell office:value-type="string" calcext:value-type="string">
            <text:p>ETM(+15.99)LPVLDLLK</text:p>
          </table:table-cell>
          <table:table-cell table:formula="of:=SUBSTITUTE(SUBSTITUTE([.C2527];&quot;(+15.99)&quot;;&quot;&quot;);&quot;(+57.02)&quot;;&quot;&quot;)" office:value-type="string" office:string-value="ETMLPVLDLLK" calcext:value-type="string">
            <text:p>ETMLPVLDLLK</text:p>
          </table:table-cell>
        </table:table-row>
        <table:table-row table:style-name="ro1">
          <table:table-cell office:value-type="string" calcext:value-type="string">
            <text:p>KYLDEMAERGPNK</text:p>
          </table:table-cell>
          <table:table-cell table:formula="of:=SUBSTITUTE(SUBSTITUTE([.A2528];&quot;(+15.99)&quot;;&quot;&quot;);&quot;(+57.02)&quot;;&quot;&quot;)" office:value-type="string" office:string-value="KYLDEMAERGPNK" calcext:value-type="string">
            <text:p>KYLDEMAERGPNK</text:p>
          </table:table-cell>
          <table:table-cell office:value-type="string" calcext:value-type="string">
            <text:p>GDGGLTM(+15.99)C(+57.02)C(+57.02)R</text:p>
          </table:table-cell>
          <table:table-cell table:formula="of:=SUBSTITUTE(SUBSTITUTE([.C2528];&quot;(+15.99)&quot;;&quot;&quot;);&quot;(+57.02)&quot;;&quot;&quot;)" office:value-type="string" office:string-value="GDGGLTMCCR" calcext:value-type="string">
            <text:p>GDGGLTMCCR</text:p>
          </table:table-cell>
        </table:table-row>
        <table:table-row table:style-name="ro1">
          <table:table-cell office:value-type="string" calcext:value-type="string">
            <text:p>AVWVGMLSK</text:p>
          </table:table-cell>
          <table:table-cell table:formula="of:=SUBSTITUTE(SUBSTITUTE([.A2529];&quot;(+15.99)&quot;;&quot;&quot;);&quot;(+57.02)&quot;;&quot;&quot;)" office:value-type="string" office:string-value="AVWVGMLSK" calcext:value-type="string">
            <text:p>AVWVGMLSK</text:p>
          </table:table-cell>
          <table:table-cell office:value-type="string" calcext:value-type="string">
            <text:p>C(+57.02)WDLLFKGR</text:p>
          </table:table-cell>
          <table:table-cell table:formula="of:=SUBSTITUTE(SUBSTITUTE([.C2529];&quot;(+15.99)&quot;;&quot;&quot;);&quot;(+57.02)&quot;;&quot;&quot;)" office:value-type="string" office:string-value="CWDLLFKGR" calcext:value-type="string">
            <text:p>CWDLLFKGR</text:p>
          </table:table-cell>
        </table:table-row>
        <table:table-row table:style-name="ro2">
          <table:table-cell office:value-type="string" calcext:value-type="string">
            <text:p>TPPDPM(+15.99)NLPVK</text:p>
          </table:table-cell>
          <table:table-cell table:formula="of:=SUBSTITUTE(SUBSTITUTE([.A2530];&quot;(+15.99)&quot;;&quot;&quot;);&quot;(+57.02)&quot;;&quot;&quot;)" office:value-type="string" office:string-value="TPPDPMNLPVK" calcext:value-type="string">
            <text:p>TPPDPMNLPVK</text:p>
          </table:table-cell>
          <table:table-cell office:value-type="string" calcext:value-type="string">
            <text:p>DC(+57.02)NAGTEC(+57.02)HQLSGWQATK</text:p>
          </table:table-cell>
          <table:table-cell table:formula="of:=SUBSTITUTE(SUBSTITUTE([.C2530];&quot;(+15.99)&quot;;&quot;&quot;);&quot;(+57.02)&quot;;&quot;&quot;)" office:value-type="string" office:string-value="DCNAGTECHQLSGWQATK" calcext:value-type="string">
            <text:p>DCNAGTECHQLSGWQATK</text:p>
          </table:table-cell>
        </table:table-row>
        <table:table-row table:style-name="ro2">
          <table:table-cell office:value-type="string" calcext:value-type="string">
            <text:p>SWAM(+15.99)YEM(+15.99)SK</text:p>
          </table:table-cell>
          <table:table-cell table:formula="of:=SUBSTITUTE(SUBSTITUTE([.A2531];&quot;(+15.99)&quot;;&quot;&quot;);&quot;(+57.02)&quot;;&quot;&quot;)" office:value-type="string" office:string-value="SWAMYEMSK" calcext:value-type="string">
            <text:p>SWAMYEMSK</text:p>
          </table:table-cell>
          <table:table-cell office:value-type="string" calcext:value-type="string">
            <text:p>NYESPGLALPRETR</text:p>
          </table:table-cell>
          <table:table-cell table:formula="of:=SUBSTITUTE(SUBSTITUTE([.C2531];&quot;(+15.99)&quot;;&quot;&quot;);&quot;(+57.02)&quot;;&quot;&quot;)" office:value-type="string" office:string-value="NYESPGLALPRETR" calcext:value-type="string">
            <text:p>NYESPGLALPRETR</text:p>
          </table:table-cell>
        </table:table-row>
        <table:table-row table:style-name="ro2">
          <table:table-cell office:value-type="string" calcext:value-type="string">
            <text:p>NSANGLKALR</text:p>
          </table:table-cell>
          <table:table-cell table:formula="of:=SUBSTITUTE(SUBSTITUTE([.A2532];&quot;(+15.99)&quot;;&quot;&quot;);&quot;(+57.02)&quot;;&quot;&quot;)" office:value-type="string" office:string-value="NSANGLKALR" calcext:value-type="string">
            <text:p>NSANGLKALR</text:p>
          </table:table-cell>
          <table:table-cell office:value-type="string" calcext:value-type="string">
            <text:p>KFEWC(+57.02)PLEGGYETR</text:p>
          </table:table-cell>
          <table:table-cell table:formula="of:=SUBSTITUTE(SUBSTITUTE([.C2532];&quot;(+15.99)&quot;;&quot;&quot;);&quot;(+57.02)&quot;;&quot;&quot;)" office:value-type="string" office:string-value="KFEWCPLEGGYETR" calcext:value-type="string">
            <text:p>KFEWCPLEGGYETR</text:p>
          </table:table-cell>
        </table:table-row>
        <table:table-row table:style-name="ro2">
          <table:table-cell office:value-type="string" calcext:value-type="string">
            <text:p>FLPGGDLENSGPVPK</text:p>
          </table:table-cell>
          <table:table-cell table:formula="of:=SUBSTITUTE(SUBSTITUTE([.A2533];&quot;(+15.99)&quot;;&quot;&quot;);&quot;(+57.02)&quot;;&quot;&quot;)" office:value-type="string" office:string-value="FLPGGDLENSGPVPK" calcext:value-type="string">
            <text:p>FLPGGDLENSGPVPK</text:p>
          </table:table-cell>
          <table:table-cell office:value-type="string" calcext:value-type="string">
            <text:p>LAFPSRGQELPK</text:p>
          </table:table-cell>
          <table:table-cell table:formula="of:=SUBSTITUTE(SUBSTITUTE([.C2533];&quot;(+15.99)&quot;;&quot;&quot;);&quot;(+57.02)&quot;;&quot;&quot;)" office:value-type="string" office:string-value="LAFPSRGQELPK" calcext:value-type="string">
            <text:p>LAFPSRGQELPK</text:p>
          </table:table-cell>
        </table:table-row>
        <table:table-row table:style-name="ro2">
          <table:table-cell office:value-type="string" calcext:value-type="string">
            <text:p>ELQNEHM(+15.99)LENTRALLR</text:p>
          </table:table-cell>
          <table:table-cell table:formula="of:=SUBSTITUTE(SUBSTITUTE([.A2534];&quot;(+15.99)&quot;;&quot;&quot;);&quot;(+57.02)&quot;;&quot;&quot;)" office:value-type="string" office:string-value="ELQNEHMLENTRALLR" calcext:value-type="string">
            <text:p>ELQNEHMLENTRALLR</text:p>
          </table:table-cell>
          <table:table-cell office:value-type="string" calcext:value-type="string">
            <text:p>TTGASRGGSVGAK</text:p>
          </table:table-cell>
          <table:table-cell table:formula="of:=SUBSTITUTE(SUBSTITUTE([.C2534];&quot;(+15.99)&quot;;&quot;&quot;);&quot;(+57.02)&quot;;&quot;&quot;)" office:value-type="string" office:string-value="TTGASRGGSVGAK" calcext:value-type="string">
            <text:p>TTGASRGGSVGAK</text:p>
          </table:table-cell>
        </table:table-row>
        <table:table-row table:style-name="ro2">
          <table:table-cell office:value-type="string" calcext:value-type="string">
            <text:p>QQWMLVPYLLLTDQK</text:p>
          </table:table-cell>
          <table:table-cell table:formula="of:=SUBSTITUTE(SUBSTITUTE([.A2535];&quot;(+15.99)&quot;;&quot;&quot;);&quot;(+57.02)&quot;;&quot;&quot;)" office:value-type="string" office:string-value="QQWMLVPYLLLTDQK" calcext:value-type="string">
            <text:p>QQWMLVPYLLLTDQK</text:p>
          </table:table-cell>
          <table:table-cell office:value-type="string" calcext:value-type="string">
            <text:p>FALDEPNGDNVGLLLR</text:p>
          </table:table-cell>
          <table:table-cell table:formula="of:=SUBSTITUTE(SUBSTITUTE([.C2535];&quot;(+15.99)&quot;;&quot;&quot;);&quot;(+57.02)&quot;;&quot;&quot;)" office:value-type="string" office:string-value="FALDEPNGDNVGLLLR" calcext:value-type="string">
            <text:p>FALDEPNGDNVGLLLR</text:p>
          </table:table-cell>
        </table:table-row>
        <table:table-row table:style-name="ro2">
          <table:table-cell office:value-type="string" calcext:value-type="string">
            <text:p>DLNQNHDNDDC(+57.02)NK</text:p>
          </table:table-cell>
          <table:table-cell table:formula="of:=SUBSTITUTE(SUBSTITUTE([.A2536];&quot;(+15.99)&quot;;&quot;&quot;);&quot;(+57.02)&quot;;&quot;&quot;)" office:value-type="string" office:string-value="DLNQNHDNDDCNK" calcext:value-type="string">
            <text:p>DLNQNHDNDDCNK</text:p>
          </table:table-cell>
          <table:table-cell office:value-type="string" calcext:value-type="string">
            <text:p>NVAPAEVNVMYR</text:p>
          </table:table-cell>
          <table:table-cell table:formula="of:=SUBSTITUTE(SUBSTITUTE([.C2536];&quot;(+15.99)&quot;;&quot;&quot;);&quot;(+57.02)&quot;;&quot;&quot;)" office:value-type="string" office:string-value="NVAPAEVNVMYR" calcext:value-type="string">
            <text:p>NVAPAEVNVMYR</text:p>
          </table:table-cell>
        </table:table-row>
        <table:table-row table:style-name="ro2">
          <table:table-cell office:value-type="string" calcext:value-type="string">
            <text:p>YYC(+57.02)TDSSM(+15.99)MK</text:p>
          </table:table-cell>
          <table:table-cell table:formula="of:=SUBSTITUTE(SUBSTITUTE([.A2537];&quot;(+15.99)&quot;;&quot;&quot;);&quot;(+57.02)&quot;;&quot;&quot;)" office:value-type="string" office:string-value="YYCTDSSMMK" calcext:value-type="string">
            <text:p>YYCTDSSMMK</text:p>
          </table:table-cell>
          <table:table-cell office:value-type="string" calcext:value-type="string">
            <text:p>SDAGHWHALANK</text:p>
          </table:table-cell>
          <table:table-cell table:formula="of:=SUBSTITUTE(SUBSTITUTE([.C2537];&quot;(+15.99)&quot;;&quot;&quot;);&quot;(+57.02)&quot;;&quot;&quot;)" office:value-type="string" office:string-value="SDAGHWHALANK" calcext:value-type="string">
            <text:p>SDAGHWHALANK</text:p>
          </table:table-cell>
        </table:table-row>
        <table:table-row table:style-name="ro2">
          <table:table-cell office:value-type="string" calcext:value-type="string">
            <text:p>EPRLDEPYLLLTDKK</text:p>
          </table:table-cell>
          <table:table-cell table:formula="of:=SUBSTITUTE(SUBSTITUTE([.A2538];&quot;(+15.99)&quot;;&quot;&quot;);&quot;(+57.02)&quot;;&quot;&quot;)" office:value-type="string" office:string-value="EPRLDEPYLLLTDKK" calcext:value-type="string">
            <text:p>EPRLDEPYLLLTDKK</text:p>
          </table:table-cell>
          <table:table-cell office:value-type="string" calcext:value-type="string">
            <text:p>EFLPAVAGFLKGNK</text:p>
          </table:table-cell>
          <table:table-cell table:formula="of:=SUBSTITUTE(SUBSTITUTE([.C2538];&quot;(+15.99)&quot;;&quot;&quot;);&quot;(+57.02)&quot;;&quot;&quot;)" office:value-type="string" office:string-value="EFLPAVAGFLKGNK" calcext:value-type="string">
            <text:p>EFLPAVAGFLKGNK</text:p>
          </table:table-cell>
        </table:table-row>
        <table:table-row table:style-name="ro2">
          <table:table-cell office:value-type="string" calcext:value-type="string">
            <text:p>EEM(+15.99)GPELPSDEK</text:p>
          </table:table-cell>
          <table:table-cell table:formula="of:=SUBSTITUTE(SUBSTITUTE([.A2539];&quot;(+15.99)&quot;;&quot;&quot;);&quot;(+57.02)&quot;;&quot;&quot;)" office:value-type="string" office:string-value="EEMGPELPSDEK" calcext:value-type="string">
            <text:p>EEMGPELPSDEK</text:p>
          </table:table-cell>
          <table:table-cell office:value-type="string" calcext:value-type="string">
            <text:p>C(+57.02)C(+57.02)PPRVSLWTLLELHVVWHTK</text:p>
          </table:table-cell>
          <table:table-cell table:formula="of:=SUBSTITUTE(SUBSTITUTE([.C2539];&quot;(+15.99)&quot;;&quot;&quot;);&quot;(+57.02)&quot;;&quot;&quot;)" office:value-type="string" office:string-value="CCPPRVSLWTLLELHVVWHTK" calcext:value-type="string">
            <text:p>CCPPRVSLWTLLELHVVWHTK</text:p>
          </table:table-cell>
        </table:table-row>
        <table:table-row table:style-name="ro2">
          <table:table-cell office:value-type="string" calcext:value-type="string">
            <text:p>AQHPLDVMHGVPWDC(+57.02)GK</text:p>
          </table:table-cell>
          <table:table-cell table:formula="of:=SUBSTITUTE(SUBSTITUTE([.A2540];&quot;(+15.99)&quot;;&quot;&quot;);&quot;(+57.02)&quot;;&quot;&quot;)" office:value-type="string" office:string-value="AQHPLDVMHGVPWDCGK" calcext:value-type="string">
            <text:p>AQHPLDVMHGVPWDCGK</text:p>
          </table:table-cell>
          <table:table-cell office:value-type="string" calcext:value-type="string">
            <text:p>EYLWHYLPPYK</text:p>
          </table:table-cell>
          <table:table-cell table:formula="of:=SUBSTITUTE(SUBSTITUTE([.C2540];&quot;(+15.99)&quot;;&quot;&quot;);&quot;(+57.02)&quot;;&quot;&quot;)" office:value-type="string" office:string-value="EYLWHYLPPYK" calcext:value-type="string">
            <text:p>EYLWHYLPPYK</text:p>
          </table:table-cell>
        </table:table-row>
        <table:table-row table:style-name="ro2">
          <table:table-cell office:value-type="string" calcext:value-type="string">
            <text:p>KSM(+15.99)KDLDPK</text:p>
          </table:table-cell>
          <table:table-cell table:formula="of:=SUBSTITUTE(SUBSTITUTE([.A2541];&quot;(+15.99)&quot;;&quot;&quot;);&quot;(+57.02)&quot;;&quot;&quot;)" office:value-type="string" office:string-value="KSMKDLDPK" calcext:value-type="string">
            <text:p>KSMKDLDPK</text:p>
          </table:table-cell>
          <table:table-cell office:value-type="string" calcext:value-type="string">
            <text:p>WM(+15.99)C(+57.02)C(+57.02)SPDVVVLVDVGK</text:p>
          </table:table-cell>
          <table:table-cell table:formula="of:=SUBSTITUTE(SUBSTITUTE([.C2541];&quot;(+15.99)&quot;;&quot;&quot;);&quot;(+57.02)&quot;;&quot;&quot;)" office:value-type="string" office:string-value="WMCCSPDVVVLVDVGK" calcext:value-type="string">
            <text:p>WMCCSPDVVVLVDVGK</text:p>
          </table:table-cell>
        </table:table-row>
        <table:table-row table:style-name="ro1">
          <table:table-cell office:value-type="string" calcext:value-type="string">
            <text:p>EMTLGLGLK</text:p>
          </table:table-cell>
          <table:table-cell table:formula="of:=SUBSTITUTE(SUBSTITUTE([.A2542];&quot;(+15.99)&quot;;&quot;&quot;);&quot;(+57.02)&quot;;&quot;&quot;)" office:value-type="string" office:string-value="EMTLGLGLK" calcext:value-type="string">
            <text:p>EMTLGLGLK</text:p>
          </table:table-cell>
          <table:table-cell office:value-type="string" calcext:value-type="string">
            <text:p>RAPVNLTADHR</text:p>
          </table:table-cell>
          <table:table-cell table:formula="of:=SUBSTITUTE(SUBSTITUTE([.C2542];&quot;(+15.99)&quot;;&quot;&quot;);&quot;(+57.02)&quot;;&quot;&quot;)" office:value-type="string" office:string-value="RAPVNLTADHR" calcext:value-type="string">
            <text:p>RAPVNLTADHR</text:p>
          </table:table-cell>
        </table:table-row>
        <table:table-row table:style-name="ro2">
          <table:table-cell office:value-type="string" calcext:value-type="string">
            <text:p>QVEYLGHMVK</text:p>
          </table:table-cell>
          <table:table-cell table:formula="of:=SUBSTITUTE(SUBSTITUTE([.A2543];&quot;(+15.99)&quot;;&quot;&quot;);&quot;(+57.02)&quot;;&quot;&quot;)" office:value-type="string" office:string-value="QVEYLGHMVK" calcext:value-type="string">
            <text:p>QVEYLGHMVK</text:p>
          </table:table-cell>
          <table:table-cell office:value-type="string" calcext:value-type="string">
            <text:p>TKEYGDSAMTK</text:p>
          </table:table-cell>
          <table:table-cell table:formula="of:=SUBSTITUTE(SUBSTITUTE([.C2543];&quot;(+15.99)&quot;;&quot;&quot;);&quot;(+57.02)&quot;;&quot;&quot;)" office:value-type="string" office:string-value="TKEYGDSAMTK" calcext:value-type="string">
            <text:p>TKEYGDSAMTK</text:p>
          </table:table-cell>
        </table:table-row>
        <table:table-row table:style-name="ro2">
          <table:table-cell office:value-type="string" calcext:value-type="string">
            <text:p>WFQTQNLGANLVENLLALEVR</text:p>
          </table:table-cell>
          <table:table-cell table:formula="of:=SUBSTITUTE(SUBSTITUTE([.A2544];&quot;(+15.99)&quot;;&quot;&quot;);&quot;(+57.02)&quot;;&quot;&quot;)" office:value-type="string" office:string-value="WFQTQNLGANLVENLLALEVR" calcext:value-type="string">
            <text:p>WFQTQNLGANLVENLLALEVR</text:p>
          </table:table-cell>
          <table:table-cell office:value-type="string" calcext:value-type="string">
            <text:p>EAPPAMLLLPEPNR</text:p>
          </table:table-cell>
          <table:table-cell table:formula="of:=SUBSTITUTE(SUBSTITUTE([.C2544];&quot;(+15.99)&quot;;&quot;&quot;);&quot;(+57.02)&quot;;&quot;&quot;)" office:value-type="string" office:string-value="EAPPAMLLLPEPNR" calcext:value-type="string">
            <text:p>EAPPAMLLLPEPNR</text:p>
          </table:table-cell>
        </table:table-row>
        <table:table-row table:style-name="ro2">
          <table:table-cell office:value-type="string" calcext:value-type="string">
            <text:p>ERC(+57.02)C(+57.02)PPSEM(+15.99)NLK</text:p>
          </table:table-cell>
          <table:table-cell table:formula="of:=SUBSTITUTE(SUBSTITUTE([.A2545];&quot;(+15.99)&quot;;&quot;&quot;);&quot;(+57.02)&quot;;&quot;&quot;)" office:value-type="string" office:string-value="ERCCPPSEMNLK" calcext:value-type="string">
            <text:p>ERCCPPSEMNLK</text:p>
          </table:table-cell>
          <table:table-cell office:value-type="string" calcext:value-type="string">
            <text:p>WALLNEM(+15.99)QVNK</text:p>
          </table:table-cell>
          <table:table-cell table:formula="of:=SUBSTITUTE(SUBSTITUTE([.C2545];&quot;(+15.99)&quot;;&quot;&quot;);&quot;(+57.02)&quot;;&quot;&quot;)" office:value-type="string" office:string-value="WALLNEMQVNK" calcext:value-type="string">
            <text:p>WALLNEMQVNK</text:p>
          </table:table-cell>
        </table:table-row>
        <table:table-row table:style-name="ro2">
          <table:table-cell office:value-type="string" calcext:value-type="string">
            <text:p>RKYFALLFYEDWKR</text:p>
          </table:table-cell>
          <table:table-cell table:formula="of:=SUBSTITUTE(SUBSTITUTE([.A2546];&quot;(+15.99)&quot;;&quot;&quot;);&quot;(+57.02)&quot;;&quot;&quot;)" office:value-type="string" office:string-value="RKYFALLFYEDWKR" calcext:value-type="string">
            <text:p>RKYFALLFYEDWKR</text:p>
          </table:table-cell>
          <table:table-cell office:value-type="string" calcext:value-type="string">
            <text:p>RQWLM(+15.99)C(+57.02)LDVLAR</text:p>
          </table:table-cell>
          <table:table-cell table:formula="of:=SUBSTITUTE(SUBSTITUTE([.C2546];&quot;(+15.99)&quot;;&quot;&quot;);&quot;(+57.02)&quot;;&quot;&quot;)" office:value-type="string" office:string-value="RQWLMCLDVLAR" calcext:value-type="string">
            <text:p>RQWLMCLDVLAR</text:p>
          </table:table-cell>
        </table:table-row>
        <table:table-row table:style-name="ro2">
          <table:table-cell office:value-type="string" calcext:value-type="string">
            <text:p>KEPQVGAAM(+15.99)GHYLK</text:p>
          </table:table-cell>
          <table:table-cell table:formula="of:=SUBSTITUTE(SUBSTITUTE([.A2547];&quot;(+15.99)&quot;;&quot;&quot;);&quot;(+57.02)&quot;;&quot;&quot;)" office:value-type="string" office:string-value="KEPQVGAAMGHYLK" calcext:value-type="string">
            <text:p>KEPQVGAAMGHYLK</text:p>
          </table:table-cell>
          <table:table-cell office:value-type="string" calcext:value-type="string">
            <text:p>WRMWAKAENNSLMPFK</text:p>
          </table:table-cell>
          <table:table-cell table:formula="of:=SUBSTITUTE(SUBSTITUTE([.C2547];&quot;(+15.99)&quot;;&quot;&quot;);&quot;(+57.02)&quot;;&quot;&quot;)" office:value-type="string" office:string-value="WRMWAKAENNSLMPFK" calcext:value-type="string">
            <text:p>WRMWAKAENNSLMPFK</text:p>
          </table:table-cell>
        </table:table-row>
        <table:table-row table:style-name="ro2">
          <table:table-cell office:value-type="string" calcext:value-type="string">
            <text:p>C(+57.02)GM(+15.99)DFLTRK</text:p>
          </table:table-cell>
          <table:table-cell table:formula="of:=SUBSTITUTE(SUBSTITUTE([.A2548];&quot;(+15.99)&quot;;&quot;&quot;);&quot;(+57.02)&quot;;&quot;&quot;)" office:value-type="string" office:string-value="CGMDFLTRK" calcext:value-type="string">
            <text:p>CGMDFLTRK</text:p>
          </table:table-cell>
          <table:table-cell office:value-type="string" calcext:value-type="string">
            <text:p>QNYM(+15.99)ELM(+15.99)ETAVK</text:p>
          </table:table-cell>
          <table:table-cell table:formula="of:=SUBSTITUTE(SUBSTITUTE([.C2548];&quot;(+15.99)&quot;;&quot;&quot;);&quot;(+57.02)&quot;;&quot;&quot;)" office:value-type="string" office:string-value="QNYMELMETAVK" calcext:value-type="string">
            <text:p>QNYMELMETAVK</text:p>
          </table:table-cell>
        </table:table-row>
        <table:table-row table:style-name="ro2">
          <table:table-cell office:value-type="string" calcext:value-type="string">
            <text:p>RALNLHC(+57.02)DR</text:p>
          </table:table-cell>
          <table:table-cell table:formula="of:=SUBSTITUTE(SUBSTITUTE([.A2549];&quot;(+15.99)&quot;;&quot;&quot;);&quot;(+57.02)&quot;;&quot;&quot;)" office:value-type="string" office:string-value="RALNLHCDR" calcext:value-type="string">
            <text:p>RALNLHCDR</text:p>
          </table:table-cell>
          <table:table-cell office:value-type="string" calcext:value-type="string">
            <text:p>WEC(+57.02)KLTTVTGVHLHK</text:p>
          </table:table-cell>
          <table:table-cell table:formula="of:=SUBSTITUTE(SUBSTITUTE([.C2549];&quot;(+15.99)&quot;;&quot;&quot;);&quot;(+57.02)&quot;;&quot;&quot;)" office:value-type="string" office:string-value="WECKLTTVTGVHLHK" calcext:value-type="string">
            <text:p>WECKLTTVTGVHLHK</text:p>
          </table:table-cell>
        </table:table-row>
        <table:table-row table:style-name="ro2">
          <table:table-cell office:value-type="string" calcext:value-type="string">
            <text:p>KATDFSC(+57.02)SPSVVLVR</text:p>
          </table:table-cell>
          <table:table-cell table:formula="of:=SUBSTITUTE(SUBSTITUTE([.A2550];&quot;(+15.99)&quot;;&quot;&quot;);&quot;(+57.02)&quot;;&quot;&quot;)" office:value-type="string" office:string-value="KATDFSCSPSVVLVR" calcext:value-type="string">
            <text:p>KATDFSCSPSVVLVR</text:p>
          </table:table-cell>
          <table:table-cell office:value-type="string" calcext:value-type="string">
            <text:p>LNDGGNPTGFLAR</text:p>
          </table:table-cell>
          <table:table-cell table:formula="of:=SUBSTITUTE(SUBSTITUTE([.C2550];&quot;(+15.99)&quot;;&quot;&quot;);&quot;(+57.02)&quot;;&quot;&quot;)" office:value-type="string" office:string-value="LNDGGNPTGFLAR" calcext:value-type="string">
            <text:p>LNDGGNPTGFLAR</text:p>
          </table:table-cell>
        </table:table-row>
        <table:table-row table:style-name="ro1">
          <table:table-cell office:value-type="string" calcext:value-type="string">
            <text:p>C(+57.02)DC(+57.02)PELSYEMLVRR</text:p>
          </table:table-cell>
          <table:table-cell table:formula="of:=SUBSTITUTE(SUBSTITUTE([.A2551];&quot;(+15.99)&quot;;&quot;&quot;);&quot;(+57.02)&quot;;&quot;&quot;)" office:value-type="string" office:string-value="CDCPELSYEMLVRR" calcext:value-type="string">
            <text:p>CDCPELSYEMLVRR</text:p>
          </table:table-cell>
          <table:table-cell office:value-type="string" calcext:value-type="string">
            <text:p>TM(+15.99)SGEAEELR</text:p>
          </table:table-cell>
          <table:table-cell table:formula="of:=SUBSTITUTE(SUBSTITUTE([.C2551];&quot;(+15.99)&quot;;&quot;&quot;);&quot;(+57.02)&quot;;&quot;&quot;)" office:value-type="string" office:string-value="TMSGEAEELR" calcext:value-type="string">
            <text:p>TMSGEAEELR</text:p>
          </table:table-cell>
        </table:table-row>
        <table:table-row table:style-name="ro2">
          <table:table-cell office:value-type="string" calcext:value-type="string">
            <text:p>FELDC(+57.02)M(+15.99)QLEK</text:p>
          </table:table-cell>
          <table:table-cell table:formula="of:=SUBSTITUTE(SUBSTITUTE([.A2552];&quot;(+15.99)&quot;;&quot;&quot;);&quot;(+57.02)&quot;;&quot;&quot;)" office:value-type="string" office:string-value="FELDCMQLEK" calcext:value-type="string">
            <text:p>FELDCMQLEK</text:p>
          </table:table-cell>
          <table:table-cell office:value-type="string" calcext:value-type="string">
            <text:p>WWPFNPSNLLPELGNK</text:p>
          </table:table-cell>
          <table:table-cell table:formula="of:=SUBSTITUTE(SUBSTITUTE([.C2552];&quot;(+15.99)&quot;;&quot;&quot;);&quot;(+57.02)&quot;;&quot;&quot;)" office:value-type="string" office:string-value="WWPFNPSNLLPELGNK" calcext:value-type="string">
            <text:p>WWPFNPSNLLPELGNK</text:p>
          </table:table-cell>
        </table:table-row>
        <table:table-row table:style-name="ro2">
          <table:table-cell office:value-type="string" calcext:value-type="string">
            <text:p>WPRPELMM(+15.99)NK</text:p>
          </table:table-cell>
          <table:table-cell table:formula="of:=SUBSTITUTE(SUBSTITUTE([.A2553];&quot;(+15.99)&quot;;&quot;&quot;);&quot;(+57.02)&quot;;&quot;&quot;)" office:value-type="string" office:string-value="WPRPELMMNK" calcext:value-type="string">
            <text:p>WPRPELMMNK</text:p>
          </table:table-cell>
          <table:table-cell office:value-type="string" calcext:value-type="string">
            <text:p>ESC(+57.02)FWDLTDTLADR</text:p>
          </table:table-cell>
          <table:table-cell table:formula="of:=SUBSTITUTE(SUBSTITUTE([.C2553];&quot;(+15.99)&quot;;&quot;&quot;);&quot;(+57.02)&quot;;&quot;&quot;)" office:value-type="string" office:string-value="ESCFWDLTDTLADR" calcext:value-type="string">
            <text:p>ESCFWDLTDTLADR</text:p>
          </table:table-cell>
        </table:table-row>
        <table:table-row table:style-name="ro2">
          <table:table-cell office:value-type="string" calcext:value-type="string">
            <text:p>LMAYYDEAMTK</text:p>
          </table:table-cell>
          <table:table-cell table:formula="of:=SUBSTITUTE(SUBSTITUTE([.A2554];&quot;(+15.99)&quot;;&quot;&quot;);&quot;(+57.02)&quot;;&quot;&quot;)" office:value-type="string" office:string-value="LMAYYDEAMTK" calcext:value-type="string">
            <text:p>LMAYYDEAMTK</text:p>
          </table:table-cell>
          <table:table-cell office:value-type="string" calcext:value-type="string">
            <text:p>KLTSEEFADLGDAFEHPK</text:p>
          </table:table-cell>
          <table:table-cell table:formula="of:=SUBSTITUTE(SUBSTITUTE([.C2554];&quot;(+15.99)&quot;;&quot;&quot;);&quot;(+57.02)&quot;;&quot;&quot;)" office:value-type="string" office:string-value="KLTSEEFADLGDAFEHPK" calcext:value-type="string">
            <text:p>KLTSEEFADLGDAFEHPK</text:p>
          </table:table-cell>
        </table:table-row>
        <table:table-row table:style-name="ro1">
          <table:table-cell office:value-type="string" calcext:value-type="string">
            <text:p>GDDPDPNLAPNM(+15.99)EK</text:p>
          </table:table-cell>
          <table:table-cell table:formula="of:=SUBSTITUTE(SUBSTITUTE([.A2555];&quot;(+15.99)&quot;;&quot;&quot;);&quot;(+57.02)&quot;;&quot;&quot;)" office:value-type="string" office:string-value="GDDPDPNLAPNMEK" calcext:value-type="string">
            <text:p>GDDPDPNLAPNMEK</text:p>
          </table:table-cell>
          <table:table-cell office:value-type="string" calcext:value-type="string">
            <text:p>KPPPFALFDDK</text:p>
          </table:table-cell>
          <table:table-cell table:formula="of:=SUBSTITUTE(SUBSTITUTE([.C2555];&quot;(+15.99)&quot;;&quot;&quot;);&quot;(+57.02)&quot;;&quot;&quot;)" office:value-type="string" office:string-value="KPPPFALFDDK" calcext:value-type="string">
            <text:p>KPPPFALFDDK</text:p>
          </table:table-cell>
        </table:table-row>
        <table:table-row table:style-name="ro2">
          <table:table-cell office:value-type="string" calcext:value-type="string">
            <text:p>TTASHKSAGK</text:p>
          </table:table-cell>
          <table:table-cell table:formula="of:=SUBSTITUTE(SUBSTITUTE([.A2556];&quot;(+15.99)&quot;;&quot;&quot;);&quot;(+57.02)&quot;;&quot;&quot;)" office:value-type="string" office:string-value="TTASHKSAGK" calcext:value-type="string">
            <text:p>TTASHKSAGK</text:p>
          </table:table-cell>
          <table:table-cell office:value-type="string" calcext:value-type="string">
            <text:p>QC(+57.02)HMC(+57.02)HVLLLENVR</text:p>
          </table:table-cell>
          <table:table-cell table:formula="of:=SUBSTITUTE(SUBSTITUTE([.C2556];&quot;(+15.99)&quot;;&quot;&quot;);&quot;(+57.02)&quot;;&quot;&quot;)" office:value-type="string" office:string-value="QCHMCHVLLLENVR" calcext:value-type="string">
            <text:p>QCHMCHVLLLENVR</text:p>
          </table:table-cell>
        </table:table-row>
        <table:table-row table:style-name="ro2">
          <table:table-cell office:value-type="string" calcext:value-type="string">
            <text:p>M(+15.99)AYELPR</text:p>
          </table:table-cell>
          <table:table-cell table:formula="of:=SUBSTITUTE(SUBSTITUTE([.A2557];&quot;(+15.99)&quot;;&quot;&quot;);&quot;(+57.02)&quot;;&quot;&quot;)" office:value-type="string" office:string-value="MAYELPR" calcext:value-type="string">
            <text:p>MAYELPR</text:p>
          </table:table-cell>
          <table:table-cell office:value-type="string" calcext:value-type="string">
            <text:p>TGQQEFMVNLVAVK</text:p>
          </table:table-cell>
          <table:table-cell table:formula="of:=SUBSTITUTE(SUBSTITUTE([.C2557];&quot;(+15.99)&quot;;&quot;&quot;);&quot;(+57.02)&quot;;&quot;&quot;)" office:value-type="string" office:string-value="TGQQEFMVNLVAVK" calcext:value-type="string">
            <text:p>TGQQEFMVNLVAVK</text:p>
          </table:table-cell>
        </table:table-row>
        <table:table-row table:style-name="ro2">
          <table:table-cell office:value-type="string" calcext:value-type="string">
            <text:p>QNWVADLPEGAK</text:p>
          </table:table-cell>
          <table:table-cell table:formula="of:=SUBSTITUTE(SUBSTITUTE([.A2558];&quot;(+15.99)&quot;;&quot;&quot;);&quot;(+57.02)&quot;;&quot;&quot;)" office:value-type="string" office:string-value="QNWVADLPEGAK" calcext:value-type="string">
            <text:p>QNWVADLPEGAK</text:p>
          </table:table-cell>
          <table:table-cell office:value-type="string" calcext:value-type="string">
            <text:p>EM(+15.99)TC(+57.02)C(+57.02)EM(+15.99)DKSK</text:p>
          </table:table-cell>
          <table:table-cell table:formula="of:=SUBSTITUTE(SUBSTITUTE([.C2558];&quot;(+15.99)&quot;;&quot;&quot;);&quot;(+57.02)&quot;;&quot;&quot;)" office:value-type="string" office:string-value="EMTCCEMDKSK" calcext:value-type="string">
            <text:p>EMTCCEMDKSK</text:p>
          </table:table-cell>
        </table:table-row>
        <table:table-row table:style-name="ro1">
          <table:table-cell office:value-type="string" calcext:value-type="string">
            <text:p>EATVLLGYEKSGAHMK</text:p>
          </table:table-cell>
          <table:table-cell table:formula="of:=SUBSTITUTE(SUBSTITUTE([.A2559];&quot;(+15.99)&quot;;&quot;&quot;);&quot;(+57.02)&quot;;&quot;&quot;)" office:value-type="string" office:string-value="EATVLLGYEKSGAHMK" calcext:value-type="string">
            <text:p>EATVLLGYEKSGAHMK</text:p>
          </table:table-cell>
          <table:table-cell office:value-type="string" calcext:value-type="string">
            <text:p>EM(+15.99)EASLK</text:p>
          </table:table-cell>
          <table:table-cell table:formula="of:=SUBSTITUTE(SUBSTITUTE([.C2559];&quot;(+15.99)&quot;;&quot;&quot;);&quot;(+57.02)&quot;;&quot;&quot;)" office:value-type="string" office:string-value="EMEASLK" calcext:value-type="string">
            <text:p>EMEASLK</text:p>
          </table:table-cell>
        </table:table-row>
        <table:table-row table:style-name="ro2">
          <table:table-cell office:value-type="string" calcext:value-type="string">
            <text:p>MGNSVVLHWR</text:p>
          </table:table-cell>
          <table:table-cell table:formula="of:=SUBSTITUTE(SUBSTITUTE([.A2560];&quot;(+15.99)&quot;;&quot;&quot;);&quot;(+57.02)&quot;;&quot;&quot;)" office:value-type="string" office:string-value="MGNSVVLHWR" calcext:value-type="string">
            <text:p>MGNSVVLHWR</text:p>
          </table:table-cell>
          <table:table-cell office:value-type="string" calcext:value-type="string">
            <text:p>QWRPVEAVTAVR</text:p>
          </table:table-cell>
          <table:table-cell table:formula="of:=SUBSTITUTE(SUBSTITUTE([.C2560];&quot;(+15.99)&quot;;&quot;&quot;);&quot;(+57.02)&quot;;&quot;&quot;)" office:value-type="string" office:string-value="QWRPVEAVTAVR" calcext:value-type="string">
            <text:p>QWRPVEAVTAVR</text:p>
          </table:table-cell>
        </table:table-row>
        <table:table-row table:style-name="ro2">
          <table:table-cell office:value-type="string" calcext:value-type="string">
            <text:p>KTMLVANLHKTK</text:p>
          </table:table-cell>
          <table:table-cell table:formula="of:=SUBSTITUTE(SUBSTITUTE([.A2561];&quot;(+15.99)&quot;;&quot;&quot;);&quot;(+57.02)&quot;;&quot;&quot;)" office:value-type="string" office:string-value="KTMLVANLHKTK" calcext:value-type="string">
            <text:p>KTMLVANLHKTK</text:p>
          </table:table-cell>
          <table:table-cell office:value-type="string" calcext:value-type="string">
            <text:p>EC(+57.02)RC(+57.02)RVPFPDLK</text:p>
          </table:table-cell>
          <table:table-cell table:formula="of:=SUBSTITUTE(SUBSTITUTE([.C2561];&quot;(+15.99)&quot;;&quot;&quot;);&quot;(+57.02)&quot;;&quot;&quot;)" office:value-type="string" office:string-value="ECRCRVPFPDLK" calcext:value-type="string">
            <text:p>ECRCRVPFPDLK</text:p>
          </table:table-cell>
        </table:table-row>
        <table:table-row table:style-name="ro2">
          <table:table-cell office:value-type="string" calcext:value-type="string">
            <text:p>RNYNKSNNLGVAR</text:p>
          </table:table-cell>
          <table:table-cell table:formula="of:=SUBSTITUTE(SUBSTITUTE([.A2562];&quot;(+15.99)&quot;;&quot;&quot;);&quot;(+57.02)&quot;;&quot;&quot;)" office:value-type="string" office:string-value="RNYNKSNNLGVAR" calcext:value-type="string">
            <text:p>RNYNKSNNLGVAR</text:p>
          </table:table-cell>
          <table:table-cell office:value-type="string" calcext:value-type="string">
            <text:p>FNWSYSSNHASVVDVDR</text:p>
          </table:table-cell>
          <table:table-cell table:formula="of:=SUBSTITUTE(SUBSTITUTE([.C2562];&quot;(+15.99)&quot;;&quot;&quot;);&quot;(+57.02)&quot;;&quot;&quot;)" office:value-type="string" office:string-value="FNWSYSSNHASVVDVDR" calcext:value-type="string">
            <text:p>FNWSYSSNHASVVDVDR</text:p>
          </table:table-cell>
        </table:table-row>
        <table:table-row table:style-name="ro2">
          <table:table-cell office:value-type="string" calcext:value-type="string">
            <text:p>AGEWDAAK</text:p>
          </table:table-cell>
          <table:table-cell table:formula="of:=SUBSTITUTE(SUBSTITUTE([.A2563];&quot;(+15.99)&quot;;&quot;&quot;);&quot;(+57.02)&quot;;&quot;&quot;)" office:value-type="string" office:string-value="AGEWDAAK" calcext:value-type="string">
            <text:p>AGEWDAAK</text:p>
          </table:table-cell>
          <table:table-cell office:value-type="string" calcext:value-type="string">
            <text:p>C(+57.02)TPWHM(+15.99)LQDYLR</text:p>
          </table:table-cell>
          <table:table-cell table:formula="of:=SUBSTITUTE(SUBSTITUTE([.C2563];&quot;(+15.99)&quot;;&quot;&quot;);&quot;(+57.02)&quot;;&quot;&quot;)" office:value-type="string" office:string-value="CTPWHMLQDYLR" calcext:value-type="string">
            <text:p>CTPWHMLQDYLR</text:p>
          </table:table-cell>
        </table:table-row>
        <table:table-row table:style-name="ro1">
          <table:table-cell office:value-type="string" calcext:value-type="string">
            <text:p>ENWQYHTK</text:p>
          </table:table-cell>
          <table:table-cell table:formula="of:=SUBSTITUTE(SUBSTITUTE([.A2564];&quot;(+15.99)&quot;;&quot;&quot;);&quot;(+57.02)&quot;;&quot;&quot;)" office:value-type="string" office:string-value="ENWQYHTK" calcext:value-type="string">
            <text:p>ENWQYHTK</text:p>
          </table:table-cell>
          <table:table-cell office:value-type="string" calcext:value-type="string">
            <text:p>WYM(+15.99)ADPK</text:p>
          </table:table-cell>
          <table:table-cell table:formula="of:=SUBSTITUTE(SUBSTITUTE([.C2564];&quot;(+15.99)&quot;;&quot;&quot;);&quot;(+57.02)&quot;;&quot;&quot;)" office:value-type="string" office:string-value="WYMADPK" calcext:value-type="string">
            <text:p>WYMADPK</text:p>
          </table:table-cell>
        </table:table-row>
        <table:table-row table:style-name="ro1">
          <table:table-cell office:value-type="string" calcext:value-type="string">
            <text:p>KFQPQLLHTETLAK</text:p>
          </table:table-cell>
          <table:table-cell table:formula="of:=SUBSTITUTE(SUBSTITUTE([.A2565];&quot;(+15.99)&quot;;&quot;&quot;);&quot;(+57.02)&quot;;&quot;&quot;)" office:value-type="string" office:string-value="KFQPQLLHTETLAK" calcext:value-type="string">
            <text:p>KFQPQLLHTETLAK</text:p>
          </table:table-cell>
          <table:table-cell office:value-type="string" calcext:value-type="string">
            <text:p>GRPPEVDPK</text:p>
          </table:table-cell>
          <table:table-cell table:formula="of:=SUBSTITUTE(SUBSTITUTE([.C2565];&quot;(+15.99)&quot;;&quot;&quot;);&quot;(+57.02)&quot;;&quot;&quot;)" office:value-type="string" office:string-value="GRPPEVDPK" calcext:value-type="string">
            <text:p>GRPPEVDPK</text:p>
          </table:table-cell>
        </table:table-row>
        <table:table-row table:style-name="ro1">
          <table:table-cell office:value-type="string" calcext:value-type="string">
            <text:p>LTTYWWSKKVMR</text:p>
          </table:table-cell>
          <table:table-cell table:formula="of:=SUBSTITUTE(SUBSTITUTE([.A2566];&quot;(+15.99)&quot;;&quot;&quot;);&quot;(+57.02)&quot;;&quot;&quot;)" office:value-type="string" office:string-value="LTTYWWSKKVMR" calcext:value-type="string">
            <text:p>LTTYWWSKKVMR</text:p>
          </table:table-cell>
          <table:table-cell office:value-type="string" calcext:value-type="string">
            <text:p>EPLLC(+57.02)C(+57.02)DVNK</text:p>
          </table:table-cell>
          <table:table-cell table:formula="of:=SUBSTITUTE(SUBSTITUTE([.C2566];&quot;(+15.99)&quot;;&quot;&quot;);&quot;(+57.02)&quot;;&quot;&quot;)" office:value-type="string" office:string-value="EPLLCCDVNK" calcext:value-type="string">
            <text:p>EPLLCCDVNK</text:p>
          </table:table-cell>
        </table:table-row>
        <table:table-row table:style-name="ro2">
          <table:table-cell office:value-type="string" calcext:value-type="string">
            <text:p>KHC(+57.02)LVLTLVEK</text:p>
          </table:table-cell>
          <table:table-cell table:formula="of:=SUBSTITUTE(SUBSTITUTE([.A2567];&quot;(+15.99)&quot;;&quot;&quot;);&quot;(+57.02)&quot;;&quot;&quot;)" office:value-type="string" office:string-value="KHCLVLTLVEK" calcext:value-type="string">
            <text:p>KHCLVLTLVEK</text:p>
          </table:table-cell>
          <table:table-cell office:value-type="string" calcext:value-type="string">
            <text:p>RLWEEMPPEVK</text:p>
          </table:table-cell>
          <table:table-cell table:formula="of:=SUBSTITUTE(SUBSTITUTE([.C2567];&quot;(+15.99)&quot;;&quot;&quot;);&quot;(+57.02)&quot;;&quot;&quot;)" office:value-type="string" office:string-value="RLWEEMPPEVK" calcext:value-type="string">
            <text:p>RLWEEMPPEVK</text:p>
          </table:table-cell>
        </table:table-row>
        <table:table-row table:style-name="ro2">
          <table:table-cell office:value-type="string" calcext:value-type="string">
            <text:p>M(+15.99)SRLGPADLWR</text:p>
          </table:table-cell>
          <table:table-cell table:formula="of:=SUBSTITUTE(SUBSTITUTE([.A2568];&quot;(+15.99)&quot;;&quot;&quot;);&quot;(+57.02)&quot;;&quot;&quot;)" office:value-type="string" office:string-value="MSRLGPADLWR" calcext:value-type="string">
            <text:p>MSRLGPADLWR</text:p>
          </table:table-cell>
          <table:table-cell office:value-type="string" calcext:value-type="string">
            <text:p>KNMALKDPVEHK</text:p>
          </table:table-cell>
          <table:table-cell table:formula="of:=SUBSTITUTE(SUBSTITUTE([.C2568];&quot;(+15.99)&quot;;&quot;&quot;);&quot;(+57.02)&quot;;&quot;&quot;)" office:value-type="string" office:string-value="KNMALKDPVEHK" calcext:value-type="string">
            <text:p>KNMALKDPVEHK</text:p>
          </table:table-cell>
        </table:table-row>
        <table:table-row table:style-name="ro2">
          <table:table-cell office:value-type="string" calcext:value-type="string">
            <text:p>DPVPDQSLM(+15.99)SGPR</text:p>
          </table:table-cell>
          <table:table-cell table:formula="of:=SUBSTITUTE(SUBSTITUTE([.A2569];&quot;(+15.99)&quot;;&quot;&quot;);&quot;(+57.02)&quot;;&quot;&quot;)" office:value-type="string" office:string-value="DPVPDQSLMSGPR" calcext:value-type="string">
            <text:p>DPVPDQSLMSGPR</text:p>
          </table:table-cell>
          <table:table-cell office:value-type="string" calcext:value-type="string">
            <text:p>WRKATLYLLFGPGGPK</text:p>
          </table:table-cell>
          <table:table-cell table:formula="of:=SUBSTITUTE(SUBSTITUTE([.C2569];&quot;(+15.99)&quot;;&quot;&quot;);&quot;(+57.02)&quot;;&quot;&quot;)" office:value-type="string" office:string-value="WRKATLYLLFGPGGPK" calcext:value-type="string">
            <text:p>WRKATLYLLFGPGGPK</text:p>
          </table:table-cell>
        </table:table-row>
        <table:table-row table:style-name="ro2">
          <table:table-cell office:value-type="string" calcext:value-type="string">
            <text:p>RWWC(+57.02)HDLGEANLKGAMDWTTAK</text:p>
          </table:table-cell>
          <table:table-cell table:formula="of:=SUBSTITUTE(SUBSTITUTE([.A2570];&quot;(+15.99)&quot;;&quot;&quot;);&quot;(+57.02)&quot;;&quot;&quot;)" office:value-type="string" office:string-value="RWWCHDLGEANLKGAMDWTTAK" calcext:value-type="string">
            <text:p>RWWCHDLGEANLKGAMDWTTAK</text:p>
          </table:table-cell>
          <table:table-cell office:value-type="string" calcext:value-type="string">
            <text:p>SSSPGELVDPGNK</text:p>
          </table:table-cell>
          <table:table-cell table:formula="of:=SUBSTITUTE(SUBSTITUTE([.C2570];&quot;(+15.99)&quot;;&quot;&quot;);&quot;(+57.02)&quot;;&quot;&quot;)" office:value-type="string" office:string-value="SSSPGELVDPGNK" calcext:value-type="string">
            <text:p>SSSPGELVDPGNK</text:p>
          </table:table-cell>
        </table:table-row>
        <table:table-row table:style-name="ro2">
          <table:table-cell office:value-type="string" calcext:value-type="string">
            <text:p>FNSLLVYLGNSNK</text:p>
          </table:table-cell>
          <table:table-cell table:formula="of:=SUBSTITUTE(SUBSTITUTE([.A2571];&quot;(+15.99)&quot;;&quot;&quot;);&quot;(+57.02)&quot;;&quot;&quot;)" office:value-type="string" office:string-value="FNSLLVYLGNSNK" calcext:value-type="string">
            <text:p>FNSLLVYLGNSNK</text:p>
          </table:table-cell>
          <table:table-cell office:value-type="string" calcext:value-type="string">
            <text:p>QGM(+15.99)NLGLVQRC(+57.02)LR</text:p>
          </table:table-cell>
          <table:table-cell table:formula="of:=SUBSTITUTE(SUBSTITUTE([.C2571];&quot;(+15.99)&quot;;&quot;&quot;);&quot;(+57.02)&quot;;&quot;&quot;)" office:value-type="string" office:string-value="QGMNLGLVQRCLR" calcext:value-type="string">
            <text:p>QGMNLGLVQRCLR</text:p>
          </table:table-cell>
        </table:table-row>
        <table:table-row table:style-name="ro2">
          <table:table-cell office:value-type="string" calcext:value-type="string">
            <text:p>NVSPDNELR</text:p>
          </table:table-cell>
          <table:table-cell table:formula="of:=SUBSTITUTE(SUBSTITUTE([.A2572];&quot;(+15.99)&quot;;&quot;&quot;);&quot;(+57.02)&quot;;&quot;&quot;)" office:value-type="string" office:string-value="NVSPDNELR" calcext:value-type="string">
            <text:p>NVSPDNELR</text:p>
          </table:table-cell>
          <table:table-cell office:value-type="string" calcext:value-type="string">
            <text:p>WHWMWNYLLLTDQK</text:p>
          </table:table-cell>
          <table:table-cell table:formula="of:=SUBSTITUTE(SUBSTITUTE([.C2572];&quot;(+15.99)&quot;;&quot;&quot;);&quot;(+57.02)&quot;;&quot;&quot;)" office:value-type="string" office:string-value="WHWMWNYLLLTDQK" calcext:value-type="string">
            <text:p>WHWMWNYLLLTDQK</text:p>
          </table:table-cell>
        </table:table-row>
        <table:table-row table:style-name="ro2">
          <table:table-cell office:value-type="string" calcext:value-type="string">
            <text:p>ESEFNLLDEPLC(+57.02)K</text:p>
          </table:table-cell>
          <table:table-cell table:formula="of:=SUBSTITUTE(SUBSTITUTE([.A2573];&quot;(+15.99)&quot;;&quot;&quot;);&quot;(+57.02)&quot;;&quot;&quot;)" office:value-type="string" office:string-value="ESEFNLLDEPLCK" calcext:value-type="string">
            <text:p>ESEFNLLDEPLCK</text:p>
          </table:table-cell>
          <table:table-cell office:value-type="string" calcext:value-type="string">
            <text:p>KVLVDEC(+57.02)HSTRESK</text:p>
          </table:table-cell>
          <table:table-cell table:formula="of:=SUBSTITUTE(SUBSTITUTE([.C2573];&quot;(+15.99)&quot;;&quot;&quot;);&quot;(+57.02)&quot;;&quot;&quot;)" office:value-type="string" office:string-value="KVLVDECHSTRESK" calcext:value-type="string">
            <text:p>KVLVDECHSTRESK</text:p>
          </table:table-cell>
        </table:table-row>
        <table:table-row table:style-name="ro1">
          <table:table-cell office:value-type="string" calcext:value-type="string">
            <text:p>AFKFADYWEK</text:p>
          </table:table-cell>
          <table:table-cell table:formula="of:=SUBSTITUTE(SUBSTITUTE([.A2574];&quot;(+15.99)&quot;;&quot;&quot;);&quot;(+57.02)&quot;;&quot;&quot;)" office:value-type="string" office:string-value="AFKFADYWEK" calcext:value-type="string">
            <text:p>AFKFADYWEK</text:p>
          </table:table-cell>
          <table:table-cell office:value-type="string" calcext:value-type="string">
            <text:p>GNLWTTSK</text:p>
          </table:table-cell>
          <table:table-cell table:formula="of:=SUBSTITUTE(SUBSTITUTE([.C2574];&quot;(+15.99)&quot;;&quot;&quot;);&quot;(+57.02)&quot;;&quot;&quot;)" office:value-type="string" office:string-value="GNLWTTSK" calcext:value-type="string">
            <text:p>GNLWTTSK</text:p>
          </table:table-cell>
        </table:table-row>
        <table:table-row table:style-name="ro1">
          <table:table-cell office:value-type="string" calcext:value-type="string">
            <text:p>C(+57.02)GPAEHVVNR</text:p>
          </table:table-cell>
          <table:table-cell table:formula="of:=SUBSTITUTE(SUBSTITUTE([.A2575];&quot;(+15.99)&quot;;&quot;&quot;);&quot;(+57.02)&quot;;&quot;&quot;)" office:value-type="string" office:string-value="CGPAEHVVNR" calcext:value-type="string">
            <text:p>CGPAEHVVNR</text:p>
          </table:table-cell>
          <table:table-cell office:value-type="string" calcext:value-type="string">
            <text:p>AFYC(+57.02)LVSPK</text:p>
          </table:table-cell>
          <table:table-cell table:formula="of:=SUBSTITUTE(SUBSTITUTE([.C2575];&quot;(+15.99)&quot;;&quot;&quot;);&quot;(+57.02)&quot;;&quot;&quot;)" office:value-type="string" office:string-value="AFYCLVSPK" calcext:value-type="string">
            <text:p>AFYCLVSPK</text:p>
          </table:table-cell>
        </table:table-row>
        <table:table-row table:style-name="ro2">
          <table:table-cell office:value-type="string" calcext:value-type="string">
            <text:p>KPQLEYNTHLAK</text:p>
          </table:table-cell>
          <table:table-cell table:formula="of:=SUBSTITUTE(SUBSTITUTE([.A2576];&quot;(+15.99)&quot;;&quot;&quot;);&quot;(+57.02)&quot;;&quot;&quot;)" office:value-type="string" office:string-value="KPQLEYNTHLAK" calcext:value-type="string">
            <text:p>KPQLEYNTHLAK</text:p>
          </table:table-cell>
          <table:table-cell office:value-type="string" calcext:value-type="string">
            <text:p>KYQELGGSWM(+15.99)QEVR</text:p>
          </table:table-cell>
          <table:table-cell table:formula="of:=SUBSTITUTE(SUBSTITUTE([.C2576];&quot;(+15.99)&quot;;&quot;&quot;);&quot;(+57.02)&quot;;&quot;&quot;)" office:value-type="string" office:string-value="KYQELGGSWMQEVR" calcext:value-type="string">
            <text:p>KYQELGGSWMQEVR</text:p>
          </table:table-cell>
        </table:table-row>
        <table:table-row table:style-name="ro1">
          <table:table-cell office:value-type="string" calcext:value-type="string">
            <text:p>SSLTPKTMTLLK</text:p>
          </table:table-cell>
          <table:table-cell table:formula="of:=SUBSTITUTE(SUBSTITUTE([.A2577];&quot;(+15.99)&quot;;&quot;&quot;);&quot;(+57.02)&quot;;&quot;&quot;)" office:value-type="string" office:string-value="SSLTPKTMTLLK" calcext:value-type="string">
            <text:p>SSLTPKTMTLLK</text:p>
          </table:table-cell>
          <table:table-cell office:value-type="string" calcext:value-type="string">
            <text:p>QVLPC(+57.02)PPNNR</text:p>
          </table:table-cell>
          <table:table-cell table:formula="of:=SUBSTITUTE(SUBSTITUTE([.C2577];&quot;(+15.99)&quot;;&quot;&quot;);&quot;(+57.02)&quot;;&quot;&quot;)" office:value-type="string" office:string-value="QVLPCPPNNR" calcext:value-type="string">
            <text:p>QVLPCPPNNR</text:p>
          </table:table-cell>
        </table:table-row>
        <table:table-row table:style-name="ro2">
          <table:table-cell office:value-type="string" calcext:value-type="string">
            <text:p>EDVEAQDVHR</text:p>
          </table:table-cell>
          <table:table-cell table:formula="of:=SUBSTITUTE(SUBSTITUTE([.A2578];&quot;(+15.99)&quot;;&quot;&quot;);&quot;(+57.02)&quot;;&quot;&quot;)" office:value-type="string" office:string-value="EDVEAQDVHR" calcext:value-type="string">
            <text:p>EDVEAQDVHR</text:p>
          </table:table-cell>
          <table:table-cell office:value-type="string" calcext:value-type="string">
            <text:p>RWSYSLPYFATDETR</text:p>
          </table:table-cell>
          <table:table-cell table:formula="of:=SUBSTITUTE(SUBSTITUTE([.C2578];&quot;(+15.99)&quot;;&quot;&quot;);&quot;(+57.02)&quot;;&quot;&quot;)" office:value-type="string" office:string-value="RWSYSLPYFATDETR" calcext:value-type="string">
            <text:p>RWSYSLPYFATDETR</text:p>
          </table:table-cell>
        </table:table-row>
        <table:table-row table:style-name="ro1">
          <table:table-cell office:value-type="string" calcext:value-type="string">
            <text:p>LVAAGANGSAPTLK</text:p>
          </table:table-cell>
          <table:table-cell table:formula="of:=SUBSTITUTE(SUBSTITUTE([.A2579];&quot;(+15.99)&quot;;&quot;&quot;);&quot;(+57.02)&quot;;&quot;&quot;)" office:value-type="string" office:string-value="LVAAGANGSAPTLK" calcext:value-type="string">
            <text:p>LVAAGANGSAPTLK</text:p>
          </table:table-cell>
          <table:table-cell office:value-type="string" calcext:value-type="string">
            <text:p>QLRGPYM(+15.99)GK</text:p>
          </table:table-cell>
          <table:table-cell table:formula="of:=SUBSTITUTE(SUBSTITUTE([.C2579];&quot;(+15.99)&quot;;&quot;&quot;);&quot;(+57.02)&quot;;&quot;&quot;)" office:value-type="string" office:string-value="QLRGPYMGK" calcext:value-type="string">
            <text:p>QLRGPYMGK</text:p>
          </table:table-cell>
        </table:table-row>
        <table:table-row table:style-name="ro2">
          <table:table-cell office:value-type="string" calcext:value-type="string">
            <text:p>RDKDHLENNGGNVLR</text:p>
          </table:table-cell>
          <table:table-cell table:formula="of:=SUBSTITUTE(SUBSTITUTE([.A2580];&quot;(+15.99)&quot;;&quot;&quot;);&quot;(+57.02)&quot;;&quot;&quot;)" office:value-type="string" office:string-value="RDKDHLENNGGNVLR" calcext:value-type="string">
            <text:p>RDKDHLENNGGNVLR</text:p>
          </table:table-cell>
          <table:table-cell office:value-type="string" calcext:value-type="string">
            <text:p>HTQQAGQVLSHTVSR</text:p>
          </table:table-cell>
          <table:table-cell table:formula="of:=SUBSTITUTE(SUBSTITUTE([.C2580];&quot;(+15.99)&quot;;&quot;&quot;);&quot;(+57.02)&quot;;&quot;&quot;)" office:value-type="string" office:string-value="HTQQAGQVLSHTVSR" calcext:value-type="string">
            <text:p>HTQQAGQVLSHTVSR</text:p>
          </table:table-cell>
        </table:table-row>
        <table:table-row table:style-name="ro2">
          <table:table-cell office:value-type="string" calcext:value-type="string">
            <text:p>QC(+57.02)NSC(+57.02)LNEQNK</text:p>
          </table:table-cell>
          <table:table-cell table:formula="of:=SUBSTITUTE(SUBSTITUTE([.A2581];&quot;(+15.99)&quot;;&quot;&quot;);&quot;(+57.02)&quot;;&quot;&quot;)" office:value-type="string" office:string-value="QCNSCLNEQNK" calcext:value-type="string">
            <text:p>QCNSCLNEQNK</text:p>
          </table:table-cell>
          <table:table-cell office:value-type="string" calcext:value-type="string">
            <text:p>EYM(+15.99)DM(+15.99)NASC(+57.02)EER</text:p>
          </table:table-cell>
          <table:table-cell table:formula="of:=SUBSTITUTE(SUBSTITUTE([.C2581];&quot;(+15.99)&quot;;&quot;&quot;);&quot;(+57.02)&quot;;&quot;&quot;)" office:value-type="string" office:string-value="EYMDMNASCEER" calcext:value-type="string">
            <text:p>EYMDMNASCEER</text:p>
          </table:table-cell>
        </table:table-row>
        <table:table-row table:style-name="ro1">
          <table:table-cell office:value-type="string" calcext:value-type="string">
            <text:p>QLDNLEEGPKVR</text:p>
          </table:table-cell>
          <table:table-cell table:formula="of:=SUBSTITUTE(SUBSTITUTE([.A2582];&quot;(+15.99)&quot;;&quot;&quot;);&quot;(+57.02)&quot;;&quot;&quot;)" office:value-type="string" office:string-value="QLDNLEEGPKVR" calcext:value-type="string">
            <text:p>QLDNLEEGPKVR</text:p>
          </table:table-cell>
          <table:table-cell office:value-type="string" calcext:value-type="string">
            <text:p>TERSVM(+15.99)LDSK</text:p>
          </table:table-cell>
          <table:table-cell table:formula="of:=SUBSTITUTE(SUBSTITUTE([.C2582];&quot;(+15.99)&quot;;&quot;&quot;);&quot;(+57.02)&quot;;&quot;&quot;)" office:value-type="string" office:string-value="TERSVMLDSK" calcext:value-type="string">
            <text:p>TERSVMLDSK</text:p>
          </table:table-cell>
        </table:table-row>
        <table:table-row table:style-name="ro2">
          <table:table-cell office:value-type="string" calcext:value-type="string">
            <text:p>NYRVSDDRPSK</text:p>
          </table:table-cell>
          <table:table-cell table:formula="of:=SUBSTITUTE(SUBSTITUTE([.A2583];&quot;(+15.99)&quot;;&quot;&quot;);&quot;(+57.02)&quot;;&quot;&quot;)" office:value-type="string" office:string-value="NYRVSDDRPSK" calcext:value-type="string">
            <text:p>NYRVSDDRPSK</text:p>
          </table:table-cell>
          <table:table-cell office:value-type="string" calcext:value-type="string">
            <text:p>WLRNLFLDELFLSHK</text:p>
          </table:table-cell>
          <table:table-cell table:formula="of:=SUBSTITUTE(SUBSTITUTE([.C2583];&quot;(+15.99)&quot;;&quot;&quot;);&quot;(+57.02)&quot;;&quot;&quot;)" office:value-type="string" office:string-value="WLRNLFLDELFLSHK" calcext:value-type="string">
            <text:p>WLRNLFLDELFLSHK</text:p>
          </table:table-cell>
        </table:table-row>
        <table:table-row table:style-name="ro2">
          <table:table-cell office:value-type="string" calcext:value-type="string">
            <text:p>SGPEQQDLLQNLNK</text:p>
          </table:table-cell>
          <table:table-cell table:formula="of:=SUBSTITUTE(SUBSTITUTE([.A2584];&quot;(+15.99)&quot;;&quot;&quot;);&quot;(+57.02)&quot;;&quot;&quot;)" office:value-type="string" office:string-value="SGPEQQDLLQNLNK" calcext:value-type="string">
            <text:p>SGPEQQDLLQNLNK</text:p>
          </table:table-cell>
          <table:table-cell office:value-type="string" calcext:value-type="string">
            <text:p>EVGDLNLNQDYVK</text:p>
          </table:table-cell>
          <table:table-cell table:formula="of:=SUBSTITUTE(SUBSTITUTE([.C2584];&quot;(+15.99)&quot;;&quot;&quot;);&quot;(+57.02)&quot;;&quot;&quot;)" office:value-type="string" office:string-value="EVGDLNLNQDYVK" calcext:value-type="string">
            <text:p>EVGDLNLNQDYVK</text:p>
          </table:table-cell>
        </table:table-row>
        <table:table-row table:style-name="ro2">
          <table:table-cell office:value-type="string" calcext:value-type="string">
            <text:p>RVSTAQM(+15.99)C(+57.02)ASPEK</text:p>
          </table:table-cell>
          <table:table-cell table:formula="of:=SUBSTITUTE(SUBSTITUTE([.A2585];&quot;(+15.99)&quot;;&quot;&quot;);&quot;(+57.02)&quot;;&quot;&quot;)" office:value-type="string" office:string-value="RVSTAQMCASPEK" calcext:value-type="string">
            <text:p>RVSTAQMCASPEK</text:p>
          </table:table-cell>
          <table:table-cell office:value-type="string" calcext:value-type="string">
            <text:p>VC(+57.02)WFRLFWM(+15.99)LSR</text:p>
          </table:table-cell>
          <table:table-cell table:formula="of:=SUBSTITUTE(SUBSTITUTE([.C2585];&quot;(+15.99)&quot;;&quot;&quot;);&quot;(+57.02)&quot;;&quot;&quot;)" office:value-type="string" office:string-value="VCWFRLFWMLSR" calcext:value-type="string">
            <text:p>VCWFRLFWMLSR</text:p>
          </table:table-cell>
        </table:table-row>
        <table:table-row table:style-name="ro1">
          <table:table-cell office:value-type="string" calcext:value-type="string">
            <text:p>HNWLMLLLLDEK</text:p>
          </table:table-cell>
          <table:table-cell table:formula="of:=SUBSTITUTE(SUBSTITUTE([.A2586];&quot;(+15.99)&quot;;&quot;&quot;);&quot;(+57.02)&quot;;&quot;&quot;)" office:value-type="string" office:string-value="HNWLMLLLLDEK" calcext:value-type="string">
            <text:p>HNWLMLLLLDEK</text:p>
          </table:table-cell>
          <table:table-cell office:value-type="string" calcext:value-type="string">
            <text:p>EAWGMPLPM(+15.99)R</text:p>
          </table:table-cell>
          <table:table-cell table:formula="of:=SUBSTITUTE(SUBSTITUTE([.C2586];&quot;(+15.99)&quot;;&quot;&quot;);&quot;(+57.02)&quot;;&quot;&quot;)" office:value-type="string" office:string-value="EAWGMPLPMR" calcext:value-type="string">
            <text:p>EAWGMPLPMR</text:p>
          </table:table-cell>
        </table:table-row>
        <table:table-row table:style-name="ro2">
          <table:table-cell office:value-type="string" calcext:value-type="string">
            <text:p>EYGAELMVLKPK</text:p>
          </table:table-cell>
          <table:table-cell table:formula="of:=SUBSTITUTE(SUBSTITUTE([.A2587];&quot;(+15.99)&quot;;&quot;&quot;);&quot;(+57.02)&quot;;&quot;&quot;)" office:value-type="string" office:string-value="EYGAELMVLKPK" calcext:value-type="string">
            <text:p>EYGAELMVLKPK</text:p>
          </table:table-cell>
          <table:table-cell office:value-type="string" calcext:value-type="string">
            <text:p>LPQLM(+15.99)EWYLPLKK</text:p>
          </table:table-cell>
          <table:table-cell table:formula="of:=SUBSTITUTE(SUBSTITUTE([.C2587];&quot;(+15.99)&quot;;&quot;&quot;);&quot;(+57.02)&quot;;&quot;&quot;)" office:value-type="string" office:string-value="LPQLMEWYLPLKK" calcext:value-type="string">
            <text:p>LPQLMEWYLPLKK</text:p>
          </table:table-cell>
        </table:table-row>
        <table:table-row table:style-name="ro2">
          <table:table-cell office:value-type="string" calcext:value-type="string">
            <text:p>HKWNYHC(+57.02)LDDDAKKTLC(+57.02)SASTVDK</text:p>
          </table:table-cell>
          <table:table-cell table:formula="of:=SUBSTITUTE(SUBSTITUTE([.A2588];&quot;(+15.99)&quot;;&quot;&quot;);&quot;(+57.02)&quot;;&quot;&quot;)" office:value-type="string" office:string-value="HKWNYHCLDDDAKKTLCSASTVDK" calcext:value-type="string">
            <text:p>HKWNYHCLDDDAKKTLCSASTVDK</text:p>
          </table:table-cell>
          <table:table-cell office:value-type="string" calcext:value-type="string">
            <text:p>DC(+57.02)VNGQAGR</text:p>
          </table:table-cell>
          <table:table-cell table:formula="of:=SUBSTITUTE(SUBSTITUTE([.C2588];&quot;(+15.99)&quot;;&quot;&quot;);&quot;(+57.02)&quot;;&quot;&quot;)" office:value-type="string" office:string-value="DCVNGQAGR" calcext:value-type="string">
            <text:p>DCVNGQAGR</text:p>
          </table:table-cell>
        </table:table-row>
        <table:table-row table:style-name="ro1">
          <table:table-cell office:value-type="string" calcext:value-type="string">
            <text:p>C(+57.02)APDDDEEK</text:p>
          </table:table-cell>
          <table:table-cell table:formula="of:=SUBSTITUTE(SUBSTITUTE([.A2589];&quot;(+15.99)&quot;;&quot;&quot;);&quot;(+57.02)&quot;;&quot;&quot;)" office:value-type="string" office:string-value="CAPDDDEEK" calcext:value-type="string">
            <text:p>CAPDDDEEK</text:p>
          </table:table-cell>
          <table:table-cell office:value-type="string" calcext:value-type="string">
            <text:p>EDEHFVVR</text:p>
          </table:table-cell>
          <table:table-cell table:formula="of:=SUBSTITUTE(SUBSTITUTE([.C2589];&quot;(+15.99)&quot;;&quot;&quot;);&quot;(+57.02)&quot;;&quot;&quot;)" office:value-type="string" office:string-value="EDEHFVVR" calcext:value-type="string">
            <text:p>EDEHFVVR</text:p>
          </table:table-cell>
        </table:table-row>
        <table:table-row table:style-name="ro2">
          <table:table-cell office:value-type="string" calcext:value-type="string">
            <text:p>EPLPALGNTFHMTK</text:p>
          </table:table-cell>
          <table:table-cell table:formula="of:=SUBSTITUTE(SUBSTITUTE([.A2590];&quot;(+15.99)&quot;;&quot;&quot;);&quot;(+57.02)&quot;;&quot;&quot;)" office:value-type="string" office:string-value="EPLPALGNTFHMTK" calcext:value-type="string">
            <text:p>EPLPALGNTFHMTK</text:p>
          </table:table-cell>
          <table:table-cell office:value-type="string" calcext:value-type="string">
            <text:p>QC(+57.02)KEMM(+15.99)MLGTGR</text:p>
          </table:table-cell>
          <table:table-cell table:formula="of:=SUBSTITUTE(SUBSTITUTE([.C2590];&quot;(+15.99)&quot;;&quot;&quot;);&quot;(+57.02)&quot;;&quot;&quot;)" office:value-type="string" office:string-value="QCKEMMMLGTGR" calcext:value-type="string">
            <text:p>QCKEMMMLGTGR</text:p>
          </table:table-cell>
        </table:table-row>
        <table:table-row table:style-name="ro1">
          <table:table-cell office:value-type="string" calcext:value-type="string">
            <text:p>QMTPM(+15.99)PAVTNK</text:p>
          </table:table-cell>
          <table:table-cell table:formula="of:=SUBSTITUTE(SUBSTITUTE([.A2591];&quot;(+15.99)&quot;;&quot;&quot;);&quot;(+57.02)&quot;;&quot;&quot;)" office:value-type="string" office:string-value="QMTPMPAVTNK" calcext:value-type="string">
            <text:p>QMTPMPAVTNK</text:p>
          </table:table-cell>
          <table:table-cell office:value-type="string" calcext:value-type="string">
            <text:p>EEC(+57.02)YDLVGLR</text:p>
          </table:table-cell>
          <table:table-cell table:formula="of:=SUBSTITUTE(SUBSTITUTE([.C2591];&quot;(+15.99)&quot;;&quot;&quot;);&quot;(+57.02)&quot;;&quot;&quot;)" office:value-type="string" office:string-value="EECYDLVGLR" calcext:value-type="string">
            <text:p>EECYDLVGLR</text:p>
          </table:table-cell>
        </table:table-row>
        <table:table-row table:style-name="ro2">
          <table:table-cell office:value-type="string" calcext:value-type="string">
            <text:p>RKPNTETLNHLK</text:p>
          </table:table-cell>
          <table:table-cell table:formula="of:=SUBSTITUTE(SUBSTITUTE([.A2592];&quot;(+15.99)&quot;;&quot;&quot;);&quot;(+57.02)&quot;;&quot;&quot;)" office:value-type="string" office:string-value="RKPNTETLNHLK" calcext:value-type="string">
            <text:p>RKPNTETLNHLK</text:p>
          </table:table-cell>
          <table:table-cell office:value-type="string" calcext:value-type="string">
            <text:p>ALLVKDLVGC(+57.02)LPAVLPK</text:p>
          </table:table-cell>
          <table:table-cell table:formula="of:=SUBSTITUTE(SUBSTITUTE([.C2592];&quot;(+15.99)&quot;;&quot;&quot;);&quot;(+57.02)&quot;;&quot;&quot;)" office:value-type="string" office:string-value="ALLVKDLVGCLPAVLPK" calcext:value-type="string">
            <text:p>ALLVKDLVGCLPAVLPK</text:p>
          </table:table-cell>
        </table:table-row>
        <table:table-row table:style-name="ro1">
          <table:table-cell office:value-type="string" calcext:value-type="string">
            <text:p>QSGHSSFM(+15.99)PLK</text:p>
          </table:table-cell>
          <table:table-cell table:formula="of:=SUBSTITUTE(SUBSTITUTE([.A2593];&quot;(+15.99)&quot;;&quot;&quot;);&quot;(+57.02)&quot;;&quot;&quot;)" office:value-type="string" office:string-value="QSGHSSFMPLK" calcext:value-type="string">
            <text:p>QSGHSSFMPLK</text:p>
          </table:table-cell>
          <table:table-cell office:value-type="string" calcext:value-type="string">
            <text:p>KTAFVMALGR</text:p>
          </table:table-cell>
          <table:table-cell table:formula="of:=SUBSTITUTE(SUBSTITUTE([.C2593];&quot;(+15.99)&quot;;&quot;&quot;);&quot;(+57.02)&quot;;&quot;&quot;)" office:value-type="string" office:string-value="KTAFVMALGR" calcext:value-type="string">
            <text:p>KTAFVMALGR</text:p>
          </table:table-cell>
        </table:table-row>
        <table:table-row table:style-name="ro2">
          <table:table-cell office:value-type="string" calcext:value-type="string">
            <text:p>ELMPDHAK</text:p>
          </table:table-cell>
          <table:table-cell table:formula="of:=SUBSTITUTE(SUBSTITUTE([.A2594];&quot;(+15.99)&quot;;&quot;&quot;);&quot;(+57.02)&quot;;&quot;&quot;)" office:value-type="string" office:string-value="ELMPDHAK" calcext:value-type="string">
            <text:p>ELMPDHAK</text:p>
          </table:table-cell>
          <table:table-cell office:value-type="string" calcext:value-type="string">
            <text:p>EPEWLTMHSFDK</text:p>
          </table:table-cell>
          <table:table-cell table:formula="of:=SUBSTITUTE(SUBSTITUTE([.C2594];&quot;(+15.99)&quot;;&quot;&quot;);&quot;(+57.02)&quot;;&quot;&quot;)" office:value-type="string" office:string-value="EPEWLTMHSFDK" calcext:value-type="string">
            <text:p>EPEWLTMHSFDK</text:p>
          </table:table-cell>
        </table:table-row>
        <table:table-row table:style-name="ro2">
          <table:table-cell office:value-type="string" calcext:value-type="string">
            <text:p>VPQVVAASYLAR</text:p>
          </table:table-cell>
          <table:table-cell table:formula="of:=SUBSTITUTE(SUBSTITUTE([.A2595];&quot;(+15.99)&quot;;&quot;&quot;);&quot;(+57.02)&quot;;&quot;&quot;)" office:value-type="string" office:string-value="VPQVVAASYLAR" calcext:value-type="string">
            <text:p>VPQVVAASYLAR</text:p>
          </table:table-cell>
          <table:table-cell office:value-type="string" calcext:value-type="string">
            <text:p>LAEGGPDGYWSK</text:p>
          </table:table-cell>
          <table:table-cell table:formula="of:=SUBSTITUTE(SUBSTITUTE([.C2595];&quot;(+15.99)&quot;;&quot;&quot;);&quot;(+57.02)&quot;;&quot;&quot;)" office:value-type="string" office:string-value="LAEGGPDGYWSK" calcext:value-type="string">
            <text:p>LAEGGPDGYWSK</text:p>
          </table:table-cell>
        </table:table-row>
        <table:table-row table:style-name="ro2">
          <table:table-cell office:value-type="string" calcext:value-type="string">
            <text:p>C(+57.02)C(+57.02)C(+57.02)LTAWVAAALNDGR</text:p>
          </table:table-cell>
          <table:table-cell table:formula="of:=SUBSTITUTE(SUBSTITUTE([.A2596];&quot;(+15.99)&quot;;&quot;&quot;);&quot;(+57.02)&quot;;&quot;&quot;)" office:value-type="string" office:string-value="CCCLTAWVAAALNDGR" calcext:value-type="string">
            <text:p>CCCLTAWVAAALNDGR</text:p>
          </table:table-cell>
          <table:table-cell office:value-type="string" calcext:value-type="string">
            <text:p>C(+57.02)TSLVMLLDNC(+57.02)VNLPK</text:p>
          </table:table-cell>
          <table:table-cell table:formula="of:=SUBSTITUTE(SUBSTITUTE([.C2596];&quot;(+15.99)&quot;;&quot;&quot;);&quot;(+57.02)&quot;;&quot;&quot;)" office:value-type="string" office:string-value="CTSLVMLLDNCVNLPK" calcext:value-type="string">
            <text:p>CTSLVMLLDNCVNLPK</text:p>
          </table:table-cell>
        </table:table-row>
        <table:table-row table:style-name="ro1">
          <table:table-cell office:value-type="string" calcext:value-type="string">
            <text:p>RRDPRGDLNGSFK</text:p>
          </table:table-cell>
          <table:table-cell table:formula="of:=SUBSTITUTE(SUBSTITUTE([.A2597];&quot;(+15.99)&quot;;&quot;&quot;);&quot;(+57.02)&quot;;&quot;&quot;)" office:value-type="string" office:string-value="RRDPRGDLNGSFK" calcext:value-type="string">
            <text:p>RRDPRGDLNGSFK</text:p>
          </table:table-cell>
          <table:table-cell office:value-type="string" calcext:value-type="string">
            <text:p>TTWEFLVGK</text:p>
          </table:table-cell>
          <table:table-cell table:formula="of:=SUBSTITUTE(SUBSTITUTE([.C2597];&quot;(+15.99)&quot;;&quot;&quot;);&quot;(+57.02)&quot;;&quot;&quot;)" office:value-type="string" office:string-value="TTWEFLVGK" calcext:value-type="string">
            <text:p>TTWEFLVGK</text:p>
          </table:table-cell>
        </table:table-row>
        <table:table-row table:style-name="ro2">
          <table:table-cell office:value-type="string" calcext:value-type="string">
            <text:p>EPDWAVDNK</text:p>
          </table:table-cell>
          <table:table-cell table:formula="of:=SUBSTITUTE(SUBSTITUTE([.A2598];&quot;(+15.99)&quot;;&quot;&quot;);&quot;(+57.02)&quot;;&quot;&quot;)" office:value-type="string" office:string-value="EPDWAVDNK" calcext:value-type="string">
            <text:p>EPDWAVDNK</text:p>
          </table:table-cell>
          <table:table-cell office:value-type="string" calcext:value-type="string">
            <text:p>TLLSDPEKYNDALDLAKK</text:p>
          </table:table-cell>
          <table:table-cell table:formula="of:=SUBSTITUTE(SUBSTITUTE([.C2598];&quot;(+15.99)&quot;;&quot;&quot;);&quot;(+57.02)&quot;;&quot;&quot;)" office:value-type="string" office:string-value="TLLSDPEKYNDALDLAKK" calcext:value-type="string">
            <text:p>TLLSDPEKYNDALDLAKK</text:p>
          </table:table-cell>
        </table:table-row>
        <table:table-row table:style-name="ro1">
          <table:table-cell office:value-type="string" calcext:value-type="string">
            <text:p>KLQM(+15.99)HPPTPELDPK</text:p>
          </table:table-cell>
          <table:table-cell table:formula="of:=SUBSTITUTE(SUBSTITUTE([.A2599];&quot;(+15.99)&quot;;&quot;&quot;);&quot;(+57.02)&quot;;&quot;&quot;)" office:value-type="string" office:string-value="KLQMHPPTPELDPK" calcext:value-type="string">
            <text:p>KLQMHPPTPELDPK</text:p>
          </table:table-cell>
          <table:table-cell office:value-type="string" calcext:value-type="string">
            <text:p>VSTPDTTRHK</text:p>
          </table:table-cell>
          <table:table-cell table:formula="of:=SUBSTITUTE(SUBSTITUTE([.C2599];&quot;(+15.99)&quot;;&quot;&quot;);&quot;(+57.02)&quot;;&quot;&quot;)" office:value-type="string" office:string-value="VSTPDTTRHK" calcext:value-type="string">
            <text:p>VSTPDTTRHK</text:p>
          </table:table-cell>
        </table:table-row>
        <table:table-row table:style-name="ro2">
          <table:table-cell office:value-type="string" calcext:value-type="string">
            <text:p>WFMEAWENLLNK</text:p>
          </table:table-cell>
          <table:table-cell table:formula="of:=SUBSTITUTE(SUBSTITUTE([.A2600];&quot;(+15.99)&quot;;&quot;&quot;);&quot;(+57.02)&quot;;&quot;&quot;)" office:value-type="string" office:string-value="WFMEAWENLLNK" calcext:value-type="string">
            <text:p>WFMEAWENLLNK</text:p>
          </table:table-cell>
          <table:table-cell office:value-type="string" calcext:value-type="string">
            <text:p>NM(+15.99)PLLRNM(+15.99)LLTK</text:p>
          </table:table-cell>
          <table:table-cell table:formula="of:=SUBSTITUTE(SUBSTITUTE([.C2600];&quot;(+15.99)&quot;;&quot;&quot;);&quot;(+57.02)&quot;;&quot;&quot;)" office:value-type="string" office:string-value="NMPLLRNMLLTK" calcext:value-type="string">
            <text:p>NMPLLRNMLLTK</text:p>
          </table:table-cell>
        </table:table-row>
        <table:table-row table:style-name="ro2">
          <table:table-cell office:value-type="string" calcext:value-type="string">
            <text:p>QNVANELEDM(+15.99)GYSALK</text:p>
          </table:table-cell>
          <table:table-cell table:formula="of:=SUBSTITUTE(SUBSTITUTE([.A2601];&quot;(+15.99)&quot;;&quot;&quot;);&quot;(+57.02)&quot;;&quot;&quot;)" office:value-type="string" office:string-value="QNVANELEDMGYSALK" calcext:value-type="string">
            <text:p>QNVANELEDMGYSALK</text:p>
          </table:table-cell>
          <table:table-cell office:value-type="string" calcext:value-type="string">
            <text:p>EPEELDENRTWLLK</text:p>
          </table:table-cell>
          <table:table-cell table:formula="of:=SUBSTITUTE(SUBSTITUTE([.C2601];&quot;(+15.99)&quot;;&quot;&quot;);&quot;(+57.02)&quot;;&quot;&quot;)" office:value-type="string" office:string-value="EPEELDENRTWLLK" calcext:value-type="string">
            <text:p>EPEELDENRTWLLK</text:p>
          </table:table-cell>
        </table:table-row>
        <table:table-row table:style-name="ro1">
          <table:table-cell office:value-type="string" calcext:value-type="string">
            <text:p>MSSALLGELLPR</text:p>
          </table:table-cell>
          <table:table-cell table:formula="of:=SUBSTITUTE(SUBSTITUTE([.A2602];&quot;(+15.99)&quot;;&quot;&quot;);&quot;(+57.02)&quot;;&quot;&quot;)" office:value-type="string" office:string-value="MSSALLGELLPR" calcext:value-type="string">
            <text:p>MSSALLGELLPR</text:p>
          </table:table-cell>
          <table:table-cell office:value-type="string" calcext:value-type="string">
            <text:p>AVSM(+15.99)STNR</text:p>
          </table:table-cell>
          <table:table-cell table:formula="of:=SUBSTITUTE(SUBSTITUTE([.C2602];&quot;(+15.99)&quot;;&quot;&quot;);&quot;(+57.02)&quot;;&quot;&quot;)" office:value-type="string" office:string-value="AVSMSTNR" calcext:value-type="string">
            <text:p>AVSMSTNR</text:p>
          </table:table-cell>
        </table:table-row>
        <table:table-row table:style-name="ro1">
          <table:table-cell office:value-type="string" calcext:value-type="string">
            <text:p>RDPNYDK</text:p>
          </table:table-cell>
          <table:table-cell table:formula="of:=SUBSTITUTE(SUBSTITUTE([.A2603];&quot;(+15.99)&quot;;&quot;&quot;);&quot;(+57.02)&quot;;&quot;&quot;)" office:value-type="string" office:string-value="RDPNYDK" calcext:value-type="string">
            <text:p>RDPNYDK</text:p>
          </table:table-cell>
          <table:table-cell office:value-type="string" calcext:value-type="string">
            <text:p>SNMLLNEPAK</text:p>
          </table:table-cell>
          <table:table-cell table:formula="of:=SUBSTITUTE(SUBSTITUTE([.C2603];&quot;(+15.99)&quot;;&quot;&quot;);&quot;(+57.02)&quot;;&quot;&quot;)" office:value-type="string" office:string-value="SNMLLNEPAK" calcext:value-type="string">
            <text:p>SNMLLNEPAK</text:p>
          </table:table-cell>
        </table:table-row>
        <table:table-row table:style-name="ro2">
          <table:table-cell office:value-type="string" calcext:value-type="string">
            <text:p>ELQNEDAALENTRALLR</text:p>
          </table:table-cell>
          <table:table-cell table:formula="of:=SUBSTITUTE(SUBSTITUTE([.A2604];&quot;(+15.99)&quot;;&quot;&quot;);&quot;(+57.02)&quot;;&quot;&quot;)" office:value-type="string" office:string-value="ELQNEDAALENTRALLR" calcext:value-type="string">
            <text:p>ELQNEDAALENTRALLR</text:p>
          </table:table-cell>
          <table:table-cell office:value-type="string" calcext:value-type="string">
            <text:p>KGNSSLAVDSALADLK</text:p>
          </table:table-cell>
          <table:table-cell table:formula="of:=SUBSTITUTE(SUBSTITUTE([.C2604];&quot;(+15.99)&quot;;&quot;&quot;);&quot;(+57.02)&quot;;&quot;&quot;)" office:value-type="string" office:string-value="KGNSSLAVDSALADLK" calcext:value-type="string">
            <text:p>KGNSSLAVDSALADLK</text:p>
          </table:table-cell>
        </table:table-row>
        <table:table-row table:style-name="ro2">
          <table:table-cell office:value-type="string" calcext:value-type="string">
            <text:p>FAVVNGSHLAK</text:p>
          </table:table-cell>
          <table:table-cell table:formula="of:=SUBSTITUTE(SUBSTITUTE([.A2605];&quot;(+15.99)&quot;;&quot;&quot;);&quot;(+57.02)&quot;;&quot;&quot;)" office:value-type="string" office:string-value="FAVVNGSHLAK" calcext:value-type="string">
            <text:p>FAVVNGSHLAK</text:p>
          </table:table-cell>
          <table:table-cell office:value-type="string" calcext:value-type="string">
            <text:p>EEGLLVGLSAYGSQAFTYK</text:p>
          </table:table-cell>
          <table:table-cell table:formula="of:=SUBSTITUTE(SUBSTITUTE([.C2605];&quot;(+15.99)&quot;;&quot;&quot;);&quot;(+57.02)&quot;;&quot;&quot;)" office:value-type="string" office:string-value="EEGLLVGLSAYGSQAFTYK" calcext:value-type="string">
            <text:p>EEGLLVGLSAYGSQAFTYK</text:p>
          </table:table-cell>
        </table:table-row>
        <table:table-row table:style-name="ro2">
          <table:table-cell office:value-type="string" calcext:value-type="string">
            <text:p>KAQMTVSVYVTLYK</text:p>
          </table:table-cell>
          <table:table-cell table:formula="of:=SUBSTITUTE(SUBSTITUTE([.A2606];&quot;(+15.99)&quot;;&quot;&quot;);&quot;(+57.02)&quot;;&quot;&quot;)" office:value-type="string" office:string-value="KAQMTVSVYVTLYK" calcext:value-type="string">
            <text:p>KAQMTVSVYVTLYK</text:p>
          </table:table-cell>
          <table:table-cell office:value-type="string" calcext:value-type="string">
            <text:p>DPQVEM(+15.99)M(+15.99)LTQPSRSLVR</text:p>
          </table:table-cell>
          <table:table-cell table:formula="of:=SUBSTITUTE(SUBSTITUTE([.C2606];&quot;(+15.99)&quot;;&quot;&quot;);&quot;(+57.02)&quot;;&quot;&quot;)" office:value-type="string" office:string-value="DPQVEMMLTQPSRSLVR" calcext:value-type="string">
            <text:p>DPQVEMMLTQPSRSLVR</text:p>
          </table:table-cell>
        </table:table-row>
        <table:table-row table:style-name="ro2">
          <table:table-cell office:value-type="string" calcext:value-type="string">
            <text:p>GKPAKPNK</text:p>
          </table:table-cell>
          <table:table-cell table:formula="of:=SUBSTITUTE(SUBSTITUTE([.A2607];&quot;(+15.99)&quot;;&quot;&quot;);&quot;(+57.02)&quot;;&quot;&quot;)" office:value-type="string" office:string-value="GKPAKPNK" calcext:value-type="string">
            <text:p>GKPAKPNK</text:p>
          </table:table-cell>
          <table:table-cell office:value-type="string" calcext:value-type="string">
            <text:p>FLQVLDEPPREDLVHK</text:p>
          </table:table-cell>
          <table:table-cell table:formula="of:=SUBSTITUTE(SUBSTITUTE([.C2607];&quot;(+15.99)&quot;;&quot;&quot;);&quot;(+57.02)&quot;;&quot;&quot;)" office:value-type="string" office:string-value="FLQVLDEPPREDLVHK" calcext:value-type="string">
            <text:p>FLQVLDEPPREDLVHK</text:p>
          </table:table-cell>
        </table:table-row>
        <table:table-row table:style-name="ro1">
          <table:table-cell office:value-type="string" calcext:value-type="string">
            <text:p>VYC(+57.02)TLVDC(+57.02)PAGVEDGFK</text:p>
          </table:table-cell>
          <table:table-cell table:formula="of:=SUBSTITUTE(SUBSTITUTE([.A2608];&quot;(+15.99)&quot;;&quot;&quot;);&quot;(+57.02)&quot;;&quot;&quot;)" office:value-type="string" office:string-value="VYCTLVDCPAGVEDGFK" calcext:value-type="string">
            <text:p>VYCTLVDCPAGVEDGFK</text:p>
          </table:table-cell>
          <table:table-cell office:value-type="string" calcext:value-type="string">
            <text:p>M(+15.99)MNM(+15.99)QQR</text:p>
          </table:table-cell>
          <table:table-cell table:formula="of:=SUBSTITUTE(SUBSTITUTE([.C2608];&quot;(+15.99)&quot;;&quot;&quot;);&quot;(+57.02)&quot;;&quot;&quot;)" office:value-type="string" office:string-value="MMNMQQR" calcext:value-type="string">
            <text:p>MMNMQQR</text:p>
          </table:table-cell>
        </table:table-row>
        <table:table-row table:style-name="ro1">
          <table:table-cell office:value-type="string" calcext:value-type="string">
            <text:p>ETTNQLNGC(+57.02)PLR</text:p>
          </table:table-cell>
          <table:table-cell table:formula="of:=SUBSTITUTE(SUBSTITUTE([.A2609];&quot;(+15.99)&quot;;&quot;&quot;);&quot;(+57.02)&quot;;&quot;&quot;)" office:value-type="string" office:string-value="ETTNQLNGCPLR" calcext:value-type="string">
            <text:p>ETTNQLNGCPLR</text:p>
          </table:table-cell>
          <table:table-cell office:value-type="string" calcext:value-type="string">
            <text:p>EDRLLPQMK</text:p>
          </table:table-cell>
          <table:table-cell table:formula="of:=SUBSTITUTE(SUBSTITUTE([.C2609];&quot;(+15.99)&quot;;&quot;&quot;);&quot;(+57.02)&quot;;&quot;&quot;)" office:value-type="string" office:string-value="EDRLLPQMK" calcext:value-type="string">
            <text:p>EDRLLPQMK</text:p>
          </table:table-cell>
        </table:table-row>
        <table:table-row table:style-name="ro2">
          <table:table-cell office:value-type="string" calcext:value-type="string">
            <text:p>DVEPLVLEEPGQYK</text:p>
          </table:table-cell>
          <table:table-cell table:formula="of:=SUBSTITUTE(SUBSTITUTE([.A2610];&quot;(+15.99)&quot;;&quot;&quot;);&quot;(+57.02)&quot;;&quot;&quot;)" office:value-type="string" office:string-value="DVEPLVLEEPGQYK" calcext:value-type="string">
            <text:p>DVEPLVLEEPGQYK</text:p>
          </table:table-cell>
          <table:table-cell office:value-type="string" calcext:value-type="string">
            <text:p>C(+57.02)AEM(+15.99)TM(+15.99)PGAVLAENVK</text:p>
          </table:table-cell>
          <table:table-cell table:formula="of:=SUBSTITUTE(SUBSTITUTE([.C2610];&quot;(+15.99)&quot;;&quot;&quot;);&quot;(+57.02)&quot;;&quot;&quot;)" office:value-type="string" office:string-value="CAEMTMPGAVLAENVK" calcext:value-type="string">
            <text:p>CAEMTMPGAVLAENVK</text:p>
          </table:table-cell>
        </table:table-row>
        <table:table-row table:style-name="ro1">
          <table:table-cell office:value-type="string" calcext:value-type="string">
            <text:p>C(+57.02)C(+57.02)YSLAEPER</text:p>
          </table:table-cell>
          <table:table-cell table:formula="of:=SUBSTITUTE(SUBSTITUTE([.A2611];&quot;(+15.99)&quot;;&quot;&quot;);&quot;(+57.02)&quot;;&quot;&quot;)" office:value-type="string" office:string-value="CCYSLAEPER" calcext:value-type="string">
            <text:p>CCYSLAEPER</text:p>
          </table:table-cell>
          <table:table-cell office:value-type="string" calcext:value-type="string">
            <text:p>DC(+57.02)NVEDAR</text:p>
          </table:table-cell>
          <table:table-cell table:formula="of:=SUBSTITUTE(SUBSTITUTE([.C2611];&quot;(+15.99)&quot;;&quot;&quot;);&quot;(+57.02)&quot;;&quot;&quot;)" office:value-type="string" office:string-value="DCNVEDAR" calcext:value-type="string">
            <text:p>DCNVEDAR</text:p>
          </table:table-cell>
        </table:table-row>
        <table:table-row table:style-name="ro2">
          <table:table-cell office:value-type="string" calcext:value-type="string">
            <text:p>HMTLPPDGR</text:p>
          </table:table-cell>
          <table:table-cell table:formula="of:=SUBSTITUTE(SUBSTITUTE([.A2612];&quot;(+15.99)&quot;;&quot;&quot;);&quot;(+57.02)&quot;;&quot;&quot;)" office:value-type="string" office:string-value="HMTLPPDGR" calcext:value-type="string">
            <text:p>HMTLPPDGR</text:p>
          </table:table-cell>
          <table:table-cell office:value-type="string" calcext:value-type="string">
            <text:p>KELSANDEDLGSLLSKK</text:p>
          </table:table-cell>
          <table:table-cell table:formula="of:=SUBSTITUTE(SUBSTITUTE([.C2612];&quot;(+15.99)&quot;;&quot;&quot;);&quot;(+57.02)&quot;;&quot;&quot;)" office:value-type="string" office:string-value="KELSANDEDLGSLLSKK" calcext:value-type="string">
            <text:p>KELSANDEDLGSLLSKK</text:p>
          </table:table-cell>
        </table:table-row>
        <table:table-row table:style-name="ro2">
          <table:table-cell office:value-type="string" calcext:value-type="string">
            <text:p>MTLFEMQALAVSNK</text:p>
          </table:table-cell>
          <table:table-cell table:formula="of:=SUBSTITUTE(SUBSTITUTE([.A2613];&quot;(+15.99)&quot;;&quot;&quot;);&quot;(+57.02)&quot;;&quot;&quot;)" office:value-type="string" office:string-value="MTLFEMQALAVSNK" calcext:value-type="string">
            <text:p>MTLFEMQALAVSNK</text:p>
          </table:table-cell>
          <table:table-cell office:value-type="string" calcext:value-type="string">
            <text:p>DTDYQDRM(+15.99)LMNSDEYK</text:p>
          </table:table-cell>
          <table:table-cell table:formula="of:=SUBSTITUTE(SUBSTITUTE([.C2613];&quot;(+15.99)&quot;;&quot;&quot;);&quot;(+57.02)&quot;;&quot;&quot;)" office:value-type="string" office:string-value="DTDYQDRMLMNSDEYK" calcext:value-type="string">
            <text:p>DTDYQDRMLMNSDEYK</text:p>
          </table:table-cell>
        </table:table-row>
        <table:table-row table:style-name="ro2">
          <table:table-cell office:value-type="string" calcext:value-type="string">
            <text:p>EVEPALGDGPM(+15.99)LNADK</text:p>
          </table:table-cell>
          <table:table-cell table:formula="of:=SUBSTITUTE(SUBSTITUTE([.A2614];&quot;(+15.99)&quot;;&quot;&quot;);&quot;(+57.02)&quot;;&quot;&quot;)" office:value-type="string" office:string-value="EVEPALGDGPMLNADK" calcext:value-type="string">
            <text:p>EVEPALGDGPMLNADK</text:p>
          </table:table-cell>
          <table:table-cell office:value-type="string" calcext:value-type="string">
            <text:p>WLVMQVDGTLADLK</text:p>
          </table:table-cell>
          <table:table-cell table:formula="of:=SUBSTITUTE(SUBSTITUTE([.C2614];&quot;(+15.99)&quot;;&quot;&quot;);&quot;(+57.02)&quot;;&quot;&quot;)" office:value-type="string" office:string-value="WLVMQVDGTLADLK" calcext:value-type="string">
            <text:p>WLVMQVDGTLADLK</text:p>
          </table:table-cell>
        </table:table-row>
        <table:table-row table:style-name="ro2">
          <table:table-cell office:value-type="string" calcext:value-type="string">
            <text:p>QPDEYVLASGNK</text:p>
          </table:table-cell>
          <table:table-cell table:formula="of:=SUBSTITUTE(SUBSTITUTE([.A2615];&quot;(+15.99)&quot;;&quot;&quot;);&quot;(+57.02)&quot;;&quot;&quot;)" office:value-type="string" office:string-value="QPDEYVLASGNK" calcext:value-type="string">
            <text:p>QPDEYVLASGNK</text:p>
          </table:table-cell>
          <table:table-cell office:value-type="string" calcext:value-type="string">
            <text:p>KETTTLNGLAAPAK</text:p>
          </table:table-cell>
          <table:table-cell table:formula="of:=SUBSTITUTE(SUBSTITUTE([.C2615];&quot;(+15.99)&quot;;&quot;&quot;);&quot;(+57.02)&quot;;&quot;&quot;)" office:value-type="string" office:string-value="KETTTLNGLAAPAK" calcext:value-type="string">
            <text:p>KETTTLNGLAAPAK</text:p>
          </table:table-cell>
        </table:table-row>
        <table:table-row table:style-name="ro2">
          <table:table-cell office:value-type="string" calcext:value-type="string">
            <text:p>EENC(+57.02)LTAVLTNGQLLTEDAGLK</text:p>
          </table:table-cell>
          <table:table-cell table:formula="of:=SUBSTITUTE(SUBSTITUTE([.A2616];&quot;(+15.99)&quot;;&quot;&quot;);&quot;(+57.02)&quot;;&quot;&quot;)" office:value-type="string" office:string-value="EENCLTAVLTNGQLLTEDAGLK" calcext:value-type="string">
            <text:p>EENCLTAVLTNGQLLTEDAGLK</text:p>
          </table:table-cell>
          <table:table-cell office:value-type="string" calcext:value-type="string">
            <text:p>M(+15.99)PLQGVEAELK</text:p>
          </table:table-cell>
          <table:table-cell table:formula="of:=SUBSTITUTE(SUBSTITUTE([.C2616];&quot;(+15.99)&quot;;&quot;&quot;);&quot;(+57.02)&quot;;&quot;&quot;)" office:value-type="string" office:string-value="MPLQGVEAELK" calcext:value-type="string">
            <text:p>MPLQGVEAELK</text:p>
          </table:table-cell>
        </table:table-row>
        <table:table-row table:style-name="ro2">
          <table:table-cell office:value-type="string" calcext:value-type="string">
            <text:p>M(+15.99)FSFLSDNVAVEKFDYNK</text:p>
          </table:table-cell>
          <table:table-cell table:formula="of:=SUBSTITUTE(SUBSTITUTE([.A2617];&quot;(+15.99)&quot;;&quot;&quot;);&quot;(+57.02)&quot;;&quot;&quot;)" office:value-type="string" office:string-value="MFSFLSDNVAVEKFDYNK" calcext:value-type="string">
            <text:p>MFSFLSDNVAVEKFDYNK</text:p>
          </table:table-cell>
          <table:table-cell office:value-type="string" calcext:value-type="string">
            <text:p>TPALAM(+15.99)DAGK</text:p>
          </table:table-cell>
          <table:table-cell table:formula="of:=SUBSTITUTE(SUBSTITUTE([.C2617];&quot;(+15.99)&quot;;&quot;&quot;);&quot;(+57.02)&quot;;&quot;&quot;)" office:value-type="string" office:string-value="TPALAMDAGK" calcext:value-type="string">
            <text:p>TPALAMDAGK</text:p>
          </table:table-cell>
        </table:table-row>
        <table:table-row table:style-name="ro2">
          <table:table-cell office:value-type="string" calcext:value-type="string">
            <text:p>WVNGDPTDQMYNLPK</text:p>
          </table:table-cell>
          <table:table-cell table:formula="of:=SUBSTITUTE(SUBSTITUTE([.A2618];&quot;(+15.99)&quot;;&quot;&quot;);&quot;(+57.02)&quot;;&quot;&quot;)" office:value-type="string" office:string-value="WVNGDPTDQMYNLPK" calcext:value-type="string">
            <text:p>WVNGDPTDQMYNLPK</text:p>
          </table:table-cell>
          <table:table-cell office:value-type="string" calcext:value-type="string">
            <text:p>HEKPC(+57.02)C(+57.02)MNLVR</text:p>
          </table:table-cell>
          <table:table-cell table:formula="of:=SUBSTITUTE(SUBSTITUTE([.C2618];&quot;(+15.99)&quot;;&quot;&quot;);&quot;(+57.02)&quot;;&quot;&quot;)" office:value-type="string" office:string-value="HEKPCCMNLVR" calcext:value-type="string">
            <text:p>HEKPCCMNLVR</text:p>
          </table:table-cell>
        </table:table-row>
        <table:table-row table:style-name="ro2">
          <table:table-cell office:value-type="string" calcext:value-type="string">
            <text:p>FSTQNLNK</text:p>
          </table:table-cell>
          <table:table-cell table:formula="of:=SUBSTITUTE(SUBSTITUTE([.A2619];&quot;(+15.99)&quot;;&quot;&quot;);&quot;(+57.02)&quot;;&quot;&quot;)" office:value-type="string" office:string-value="FSTQNLNK" calcext:value-type="string">
            <text:p>FSTQNLNK</text:p>
          </table:table-cell>
          <table:table-cell office:value-type="string" calcext:value-type="string">
            <text:p>WWEDM(+15.99)AVLTLWLLTEDAAVK</text:p>
          </table:table-cell>
          <table:table-cell table:formula="of:=SUBSTITUTE(SUBSTITUTE([.C2619];&quot;(+15.99)&quot;;&quot;&quot;);&quot;(+57.02)&quot;;&quot;&quot;)" office:value-type="string" office:string-value="WWEDMAVLTLWLLTEDAAVK" calcext:value-type="string">
            <text:p>WWEDMAVLTLWLLTEDAAVK</text:p>
          </table:table-cell>
        </table:table-row>
        <table:table-row table:style-name="ro2">
          <table:table-cell office:value-type="string" calcext:value-type="string">
            <text:p>HMSALTMC(+57.02)ARPR</text:p>
          </table:table-cell>
          <table:table-cell table:formula="of:=SUBSTITUTE(SUBSTITUTE([.A2620];&quot;(+15.99)&quot;;&quot;&quot;);&quot;(+57.02)&quot;;&quot;&quot;)" office:value-type="string" office:string-value="HMSALTMCARPR" calcext:value-type="string">
            <text:p>HMSALTMCARPR</text:p>
          </table:table-cell>
          <table:table-cell office:value-type="string" calcext:value-type="string">
            <text:p>QC(+57.02)HSAYDVLDNDWDVK</text:p>
          </table:table-cell>
          <table:table-cell table:formula="of:=SUBSTITUTE(SUBSTITUTE([.C2620];&quot;(+15.99)&quot;;&quot;&quot;);&quot;(+57.02)&quot;;&quot;&quot;)" office:value-type="string" office:string-value="QCHSAYDVLDNDWDVK" calcext:value-type="string">
            <text:p>QCHSAYDVLDNDWDVK</text:p>
          </table:table-cell>
        </table:table-row>
        <table:table-row table:style-name="ro1">
          <table:table-cell office:value-type="string" calcext:value-type="string">
            <text:p>RKSNSFGFNHTLC(+57.02)LAFSK</text:p>
          </table:table-cell>
          <table:table-cell table:formula="of:=SUBSTITUTE(SUBSTITUTE([.A2621];&quot;(+15.99)&quot;;&quot;&quot;);&quot;(+57.02)&quot;;&quot;&quot;)" office:value-type="string" office:string-value="RKSNSFGFNHTLCLAFSK" calcext:value-type="string">
            <text:p>RKSNSFGFNHTLCLAFSK</text:p>
          </table:table-cell>
          <table:table-cell office:value-type="string" calcext:value-type="string">
            <text:p>EWPLPHDMNK</text:p>
          </table:table-cell>
          <table:table-cell table:formula="of:=SUBSTITUTE(SUBSTITUTE([.C2621];&quot;(+15.99)&quot;;&quot;&quot;);&quot;(+57.02)&quot;;&quot;&quot;)" office:value-type="string" office:string-value="EWPLPHDMNK" calcext:value-type="string">
            <text:p>EWPLPHDMNK</text:p>
          </table:table-cell>
        </table:table-row>
        <table:table-row table:style-name="ro2">
          <table:table-cell office:value-type="string" calcext:value-type="string">
            <text:p>NM(+15.99)PM(+15.99)WLPETPPK</text:p>
          </table:table-cell>
          <table:table-cell table:formula="of:=SUBSTITUTE(SUBSTITUTE([.A2622];&quot;(+15.99)&quot;;&quot;&quot;);&quot;(+57.02)&quot;;&quot;&quot;)" office:value-type="string" office:string-value="NMPMWLPETPPK" calcext:value-type="string">
            <text:p>NMPMWLPETPPK</text:p>
          </table:table-cell>
          <table:table-cell office:value-type="string" calcext:value-type="string">
            <text:p>EAMPC(+57.02)HLEDLASK</text:p>
          </table:table-cell>
          <table:table-cell table:formula="of:=SUBSTITUTE(SUBSTITUTE([.C2622];&quot;(+15.99)&quot;;&quot;&quot;);&quot;(+57.02)&quot;;&quot;&quot;)" office:value-type="string" office:string-value="EAMPCHLEDLASK" calcext:value-type="string">
            <text:p>EAMPCHLEDLASK</text:p>
          </table:table-cell>
        </table:table-row>
        <table:table-row table:style-name="ro2">
          <table:table-cell office:value-type="string" calcext:value-type="string">
            <text:p>EPNSDRR</text:p>
          </table:table-cell>
          <table:table-cell table:formula="of:=SUBSTITUTE(SUBSTITUTE([.A2623];&quot;(+15.99)&quot;;&quot;&quot;);&quot;(+57.02)&quot;;&quot;&quot;)" office:value-type="string" office:string-value="EPNSDRR" calcext:value-type="string">
            <text:p>EPNSDRR</text:p>
          </table:table-cell>
          <table:table-cell office:value-type="string" calcext:value-type="string">
            <text:p>QTYGDLDSSAFTEK</text:p>
          </table:table-cell>
          <table:table-cell table:formula="of:=SUBSTITUTE(SUBSTITUTE([.C2623];&quot;(+15.99)&quot;;&quot;&quot;);&quot;(+57.02)&quot;;&quot;&quot;)" office:value-type="string" office:string-value="QTYGDLDSSAFTEK" calcext:value-type="string">
            <text:p>QTYGDLDSSAFTEK</text:p>
          </table:table-cell>
        </table:table-row>
        <table:table-row table:style-name="ro1">
          <table:table-cell office:value-type="string" calcext:value-type="string">
            <text:p>GLYSDHAQPKYK</text:p>
          </table:table-cell>
          <table:table-cell table:formula="of:=SUBSTITUTE(SUBSTITUTE([.A2624];&quot;(+15.99)&quot;;&quot;&quot;);&quot;(+57.02)&quot;;&quot;&quot;)" office:value-type="string" office:string-value="GLYSDHAQPKYK" calcext:value-type="string">
            <text:p>GLYSDHAQPKYK</text:p>
          </table:table-cell>
          <table:table-cell office:value-type="string" calcext:value-type="string">
            <text:p>NYAGADTRLPK</text:p>
          </table:table-cell>
          <table:table-cell table:formula="of:=SUBSTITUTE(SUBSTITUTE([.C2624];&quot;(+15.99)&quot;;&quot;&quot;);&quot;(+57.02)&quot;;&quot;&quot;)" office:value-type="string" office:string-value="NYAGADTRLPK" calcext:value-type="string">
            <text:p>NYAGADTRLPK</text:p>
          </table:table-cell>
        </table:table-row>
        <table:table-row table:style-name="ro2">
          <table:table-cell office:value-type="string" calcext:value-type="string">
            <text:p>FAFNLPVGDK</text:p>
          </table:table-cell>
          <table:table-cell table:formula="of:=SUBSTITUTE(SUBSTITUTE([.A2625];&quot;(+15.99)&quot;;&quot;&quot;);&quot;(+57.02)&quot;;&quot;&quot;)" office:value-type="string" office:string-value="FAFNLPVGDK" calcext:value-type="string">
            <text:p>FAFNLPVGDK</text:p>
          </table:table-cell>
          <table:table-cell office:value-type="string" calcext:value-type="string">
            <text:p>RRNPVFLTEFYAHK</text:p>
          </table:table-cell>
          <table:table-cell table:formula="of:=SUBSTITUTE(SUBSTITUTE([.C2625];&quot;(+15.99)&quot;;&quot;&quot;);&quot;(+57.02)&quot;;&quot;&quot;)" office:value-type="string" office:string-value="RRNPVFLTEFYAHK" calcext:value-type="string">
            <text:p>RRNPVFLTEFYAHK</text:p>
          </table:table-cell>
        </table:table-row>
        <table:table-row table:style-name="ro2">
          <table:table-cell office:value-type="string" calcext:value-type="string">
            <text:p>DEVANVHDDTK</text:p>
          </table:table-cell>
          <table:table-cell table:formula="of:=SUBSTITUTE(SUBSTITUTE([.A2626];&quot;(+15.99)&quot;;&quot;&quot;);&quot;(+57.02)&quot;;&quot;&quot;)" office:value-type="string" office:string-value="DEVANVHDDTK" calcext:value-type="string">
            <text:p>DEVANVHDDTK</text:p>
          </table:table-cell>
          <table:table-cell office:value-type="string" calcext:value-type="string">
            <text:p>HPGSEGMSSLK</text:p>
          </table:table-cell>
          <table:table-cell table:formula="of:=SUBSTITUTE(SUBSTITUTE([.C2626];&quot;(+15.99)&quot;;&quot;&quot;);&quot;(+57.02)&quot;;&quot;&quot;)" office:value-type="string" office:string-value="HPGSEGMSSLK" calcext:value-type="string">
            <text:p>HPGSEGMSSLK</text:p>
          </table:table-cell>
        </table:table-row>
        <table:table-row table:style-name="ro2">
          <table:table-cell office:value-type="string" calcext:value-type="string">
            <text:p>WTLGKPVDER</text:p>
          </table:table-cell>
          <table:table-cell table:formula="of:=SUBSTITUTE(SUBSTITUTE([.A2627];&quot;(+15.99)&quot;;&quot;&quot;);&quot;(+57.02)&quot;;&quot;&quot;)" office:value-type="string" office:string-value="WTLGKPVDER" calcext:value-type="string">
            <text:p>WTLGKPVDER</text:p>
          </table:table-cell>
          <table:table-cell office:value-type="string" calcext:value-type="string">
            <text:p>KRFC(+57.02)DSEEAKTLHR</text:p>
          </table:table-cell>
          <table:table-cell table:formula="of:=SUBSTITUTE(SUBSTITUTE([.C2627];&quot;(+15.99)&quot;;&quot;&quot;);&quot;(+57.02)&quot;;&quot;&quot;)" office:value-type="string" office:string-value="KRFCDSEEAKTLHR" calcext:value-type="string">
            <text:p>KRFCDSEEAKTLHR</text:p>
          </table:table-cell>
        </table:table-row>
        <table:table-row table:style-name="ro2">
          <table:table-cell office:value-type="string" calcext:value-type="string">
            <text:p>LNVSLNGLFAAPK</text:p>
          </table:table-cell>
          <table:table-cell table:formula="of:=SUBSTITUTE(SUBSTITUTE([.A2628];&quot;(+15.99)&quot;;&quot;&quot;);&quot;(+57.02)&quot;;&quot;&quot;)" office:value-type="string" office:string-value="LNVSLNGLFAAPK" calcext:value-type="string">
            <text:p>LNVSLNGLFAAPK</text:p>
          </table:table-cell>
          <table:table-cell office:value-type="string" calcext:value-type="string">
            <text:p>C(+57.02)NVLPMQPNLPK</text:p>
          </table:table-cell>
          <table:table-cell table:formula="of:=SUBSTITUTE(SUBSTITUTE([.C2628];&quot;(+15.99)&quot;;&quot;&quot;);&quot;(+57.02)&quot;;&quot;&quot;)" office:value-type="string" office:string-value="CNVLPMQPNLPK" calcext:value-type="string">
            <text:p>CNVLPMQPNLPK</text:p>
          </table:table-cell>
        </table:table-row>
        <table:table-row table:style-name="ro2">
          <table:table-cell office:value-type="string" calcext:value-type="string">
            <text:p>YSFHALK</text:p>
          </table:table-cell>
          <table:table-cell table:formula="of:=SUBSTITUTE(SUBSTITUTE([.A2629];&quot;(+15.99)&quot;;&quot;&quot;);&quot;(+57.02)&quot;;&quot;&quot;)" office:value-type="string" office:string-value="YSFHALK" calcext:value-type="string">
            <text:p>YSFHALK</text:p>
          </table:table-cell>
          <table:table-cell office:value-type="string" calcext:value-type="string">
            <text:p>KVM(+15.99)PALEEQTPGK</text:p>
          </table:table-cell>
          <table:table-cell table:formula="of:=SUBSTITUTE(SUBSTITUTE([.C2629];&quot;(+15.99)&quot;;&quot;&quot;);&quot;(+57.02)&quot;;&quot;&quot;)" office:value-type="string" office:string-value="KVMPALEEQTPGK" calcext:value-type="string">
            <text:p>KVMPALEEQTPGK</text:p>
          </table:table-cell>
        </table:table-row>
        <table:table-row table:style-name="ro2">
          <table:table-cell office:value-type="string" calcext:value-type="string">
            <text:p>GHM(+15.99)PLLEC(+57.02)TGPK</text:p>
          </table:table-cell>
          <table:table-cell table:formula="of:=SUBSTITUTE(SUBSTITUTE([.A2630];&quot;(+15.99)&quot;;&quot;&quot;);&quot;(+57.02)&quot;;&quot;&quot;)" office:value-type="string" office:string-value="GHMPLLECTGPK" calcext:value-type="string">
            <text:p>GHMPLLECTGPK</text:p>
          </table:table-cell>
          <table:table-cell office:value-type="string" calcext:value-type="string">
            <text:p>VVFLVLEDSC(+57.02)VLTPK</text:p>
          </table:table-cell>
          <table:table-cell table:formula="of:=SUBSTITUTE(SUBSTITUTE([.C2630];&quot;(+15.99)&quot;;&quot;&quot;);&quot;(+57.02)&quot;;&quot;&quot;)" office:value-type="string" office:string-value="VVFLVLEDSCVLTPK" calcext:value-type="string">
            <text:p>VVFLVLEDSCVLTPK</text:p>
          </table:table-cell>
        </table:table-row>
        <table:table-row table:style-name="ro1">
          <table:table-cell office:value-type="string" calcext:value-type="string">
            <text:p>NVAAEC(+57.02)C(+57.02)SSM(+15.99)K</text:p>
          </table:table-cell>
          <table:table-cell table:formula="of:=SUBSTITUTE(SUBSTITUTE([.A2631];&quot;(+15.99)&quot;;&quot;&quot;);&quot;(+57.02)&quot;;&quot;&quot;)" office:value-type="string" office:string-value="NVAAECCSSMK" calcext:value-type="string">
            <text:p>NVAAECCSSMK</text:p>
          </table:table-cell>
          <table:table-cell office:value-type="string" calcext:value-type="string">
            <text:p>EC(+57.02)WKLDRSK</text:p>
          </table:table-cell>
          <table:table-cell table:formula="of:=SUBSTITUTE(SUBSTITUTE([.C2631];&quot;(+15.99)&quot;;&quot;&quot;);&quot;(+57.02)&quot;;&quot;&quot;)" office:value-type="string" office:string-value="ECWKLDRSK" calcext:value-type="string">
            <text:p>ECWKLDRSK</text:p>
          </table:table-cell>
        </table:table-row>
        <table:table-row table:style-name="ro2">
          <table:table-cell office:value-type="string" calcext:value-type="string">
            <text:p>EFPQLLNDRTLAK</text:p>
          </table:table-cell>
          <table:table-cell table:formula="of:=SUBSTITUTE(SUBSTITUTE([.A2632];&quot;(+15.99)&quot;;&quot;&quot;);&quot;(+57.02)&quot;;&quot;&quot;)" office:value-type="string" office:string-value="EFPQLLNDRTLAK" calcext:value-type="string">
            <text:p>EFPQLLNDRTLAK</text:p>
          </table:table-cell>
          <table:table-cell office:value-type="string" calcext:value-type="string">
            <text:p>SM(+15.99)TTELEVQQNR</text:p>
          </table:table-cell>
          <table:table-cell table:formula="of:=SUBSTITUTE(SUBSTITUTE([.C2632];&quot;(+15.99)&quot;;&quot;&quot;);&quot;(+57.02)&quot;;&quot;&quot;)" office:value-type="string" office:string-value="SMTTELEVQQNR" calcext:value-type="string">
            <text:p>SMTTELEVQQNR</text:p>
          </table:table-cell>
        </table:table-row>
        <table:table-row table:style-name="ro1">
          <table:table-cell office:value-type="string" calcext:value-type="string">
            <text:p>KFLANPEALLELLEMHK</text:p>
          </table:table-cell>
          <table:table-cell table:formula="of:=SUBSTITUTE(SUBSTITUTE([.A2633];&quot;(+15.99)&quot;;&quot;&quot;);&quot;(+57.02)&quot;;&quot;&quot;)" office:value-type="string" office:string-value="KFLANPEALLELLEMHK" calcext:value-type="string">
            <text:p>KFLANPEALLELLEMHK</text:p>
          </table:table-cell>
          <table:table-cell office:value-type="string" calcext:value-type="string">
            <text:p>DFTEKDETVVR</text:p>
          </table:table-cell>
          <table:table-cell table:formula="of:=SUBSTITUTE(SUBSTITUTE([.C2633];&quot;(+15.99)&quot;;&quot;&quot;);&quot;(+57.02)&quot;;&quot;&quot;)" office:value-type="string" office:string-value="DFTEKDETVVR" calcext:value-type="string">
            <text:p>DFTEKDETVVR</text:p>
          </table:table-cell>
        </table:table-row>
        <table:table-row table:style-name="ro2">
          <table:table-cell office:value-type="string" calcext:value-type="string">
            <text:p>KELVFYDGVFSEK</text:p>
          </table:table-cell>
          <table:table-cell table:formula="of:=SUBSTITUTE(SUBSTITUTE([.A2634];&quot;(+15.99)&quot;;&quot;&quot;);&quot;(+57.02)&quot;;&quot;&quot;)" office:value-type="string" office:string-value="KELVFYDGVFSEK" calcext:value-type="string">
            <text:p>KELVFYDGVFSEK</text:p>
          </table:table-cell>
          <table:table-cell office:value-type="string" calcext:value-type="string">
            <text:p>ENHELEM(+15.99)LNLGGK</text:p>
          </table:table-cell>
          <table:table-cell table:formula="of:=SUBSTITUTE(SUBSTITUTE([.C2634];&quot;(+15.99)&quot;;&quot;&quot;);&quot;(+57.02)&quot;;&quot;&quot;)" office:value-type="string" office:string-value="ENHELEMLNLGGK" calcext:value-type="string">
            <text:p>ENHELEMLNLGGK</text:p>
          </table:table-cell>
        </table:table-row>
        <table:table-row table:style-name="ro1">
          <table:table-cell office:value-type="string" calcext:value-type="string">
            <text:p>REWDLEYLATQR</text:p>
          </table:table-cell>
          <table:table-cell table:formula="of:=SUBSTITUTE(SUBSTITUTE([.A2635];&quot;(+15.99)&quot;;&quot;&quot;);&quot;(+57.02)&quot;;&quot;&quot;)" office:value-type="string" office:string-value="REWDLEYLATQR" calcext:value-type="string">
            <text:p>REWDLEYLATQR</text:p>
          </table:table-cell>
          <table:table-cell office:value-type="string" calcext:value-type="string">
            <text:p>HDDTLAK</text:p>
          </table:table-cell>
          <table:table-cell table:formula="of:=SUBSTITUTE(SUBSTITUTE([.C2635];&quot;(+15.99)&quot;;&quot;&quot;);&quot;(+57.02)&quot;;&quot;&quot;)" office:value-type="string" office:string-value="HDDTLAK" calcext:value-type="string">
            <text:p>HDDTLAK</text:p>
          </table:table-cell>
        </table:table-row>
        <table:table-row table:style-name="ro1">
          <table:table-cell office:value-type="string" calcext:value-type="string">
            <text:p>RADAYSLK</text:p>
          </table:table-cell>
          <table:table-cell table:formula="of:=SUBSTITUTE(SUBSTITUTE([.A2636];&quot;(+15.99)&quot;;&quot;&quot;);&quot;(+57.02)&quot;;&quot;&quot;)" office:value-type="string" office:string-value="RADAYSLK" calcext:value-type="string">
            <text:p>RADAYSLK</text:p>
          </table:table-cell>
          <table:table-cell office:value-type="string" calcext:value-type="string">
            <text:p>MDEVVADPDR</text:p>
          </table:table-cell>
          <table:table-cell table:formula="of:=SUBSTITUTE(SUBSTITUTE([.C2636];&quot;(+15.99)&quot;;&quot;&quot;);&quot;(+57.02)&quot;;&quot;&quot;)" office:value-type="string" office:string-value="MDEVVADPDR" calcext:value-type="string">
            <text:p>MDEVVADPDR</text:p>
          </table:table-cell>
        </table:table-row>
        <table:table-row table:style-name="ro2">
          <table:table-cell office:value-type="string" calcext:value-type="string">
            <text:p>QSFLLLFLEYMTDK</text:p>
          </table:table-cell>
          <table:table-cell table:formula="of:=SUBSTITUTE(SUBSTITUTE([.A2637];&quot;(+15.99)&quot;;&quot;&quot;);&quot;(+57.02)&quot;;&quot;&quot;)" office:value-type="string" office:string-value="QSFLLLFLEYMTDK" calcext:value-type="string">
            <text:p>QSFLLLFLEYMTDK</text:p>
          </table:table-cell>
          <table:table-cell office:value-type="string" calcext:value-type="string">
            <text:p>QVFRHALSLVQK</text:p>
          </table:table-cell>
          <table:table-cell table:formula="of:=SUBSTITUTE(SUBSTITUTE([.C2637];&quot;(+15.99)&quot;;&quot;&quot;);&quot;(+57.02)&quot;;&quot;&quot;)" office:value-type="string" office:string-value="QVFRHALSLVQK" calcext:value-type="string">
            <text:p>QVFRHALSLVQK</text:p>
          </table:table-cell>
        </table:table-row>
        <table:table-row table:style-name="ro2">
          <table:table-cell office:value-type="string" calcext:value-type="string">
            <text:p>HC(+57.02)C(+57.02)DDVLLSEK</text:p>
          </table:table-cell>
          <table:table-cell table:formula="of:=SUBSTITUTE(SUBSTITUTE([.A2638];&quot;(+15.99)&quot;;&quot;&quot;);&quot;(+57.02)&quot;;&quot;&quot;)" office:value-type="string" office:string-value="HCCDDVLLSEK" calcext:value-type="string">
            <text:p>HCCDDVLLSEK</text:p>
          </table:table-cell>
          <table:table-cell office:value-type="string" calcext:value-type="string">
            <text:p>MKWHREALNGMNLAELSSEFR</text:p>
          </table:table-cell>
          <table:table-cell table:formula="of:=SUBSTITUTE(SUBSTITUTE([.C2638];&quot;(+15.99)&quot;;&quot;&quot;);&quot;(+57.02)&quot;;&quot;&quot;)" office:value-type="string" office:string-value="MKWHREALNGMNLAELSSEFR" calcext:value-type="string">
            <text:p>MKWHREALNGMNLAELSSEFR</text:p>
          </table:table-cell>
        </table:table-row>
        <table:table-row table:style-name="ro2">
          <table:table-cell office:value-type="string" calcext:value-type="string">
            <text:p>RGC(+57.02)ELLAVKPDTASTKVLSR</text:p>
          </table:table-cell>
          <table:table-cell table:formula="of:=SUBSTITUTE(SUBSTITUTE([.A2639];&quot;(+15.99)&quot;;&quot;&quot;);&quot;(+57.02)&quot;;&quot;&quot;)" office:value-type="string" office:string-value="RGCELLAVKPDTASTKVLSR" calcext:value-type="string">
            <text:p>RGCELLAVKPDTASTKVLSR</text:p>
          </table:table-cell>
          <table:table-cell office:value-type="string" calcext:value-type="string">
            <text:p>ENSRSLFSNQLSK</text:p>
          </table:table-cell>
          <table:table-cell table:formula="of:=SUBSTITUTE(SUBSTITUTE([.C2639];&quot;(+15.99)&quot;;&quot;&quot;);&quot;(+57.02)&quot;;&quot;&quot;)" office:value-type="string" office:string-value="ENSRSLFSNQLSK" calcext:value-type="string">
            <text:p>ENSRSLFSNQLSK</text:p>
          </table:table-cell>
        </table:table-row>
        <table:table-row table:style-name="ro2">
          <table:table-cell office:value-type="string" calcext:value-type="string">
            <text:p>RSAMQTHVKR</text:p>
          </table:table-cell>
          <table:table-cell table:formula="of:=SUBSTITUTE(SUBSTITUTE([.A2640];&quot;(+15.99)&quot;;&quot;&quot;);&quot;(+57.02)&quot;;&quot;&quot;)" office:value-type="string" office:string-value="RSAMQTHVKR" calcext:value-type="string">
            <text:p>RSAMQTHVKR</text:p>
          </table:table-cell>
          <table:table-cell office:value-type="string" calcext:value-type="string">
            <text:p>NFAPQLLNDRTLAK</text:p>
          </table:table-cell>
          <table:table-cell table:formula="of:=SUBSTITUTE(SUBSTITUTE([.C2640];&quot;(+15.99)&quot;;&quot;&quot;);&quot;(+57.02)&quot;;&quot;&quot;)" office:value-type="string" office:string-value="NFAPQLLNDRTLAK" calcext:value-type="string">
            <text:p>NFAPQLLNDRTLAK</text:p>
          </table:table-cell>
        </table:table-row>
        <table:table-row table:style-name="ro2">
          <table:table-cell office:value-type="string" calcext:value-type="string">
            <text:p>NMVLWQLR</text:p>
          </table:table-cell>
          <table:table-cell table:formula="of:=SUBSTITUTE(SUBSTITUTE([.A2641];&quot;(+15.99)&quot;;&quot;&quot;);&quot;(+57.02)&quot;;&quot;&quot;)" office:value-type="string" office:string-value="NMVLWQLR" calcext:value-type="string">
            <text:p>NMVLWQLR</text:p>
          </table:table-cell>
          <table:table-cell office:value-type="string" calcext:value-type="string">
            <text:p>LEKTANKGPMPK</text:p>
          </table:table-cell>
          <table:table-cell table:formula="of:=SUBSTITUTE(SUBSTITUTE([.C2641];&quot;(+15.99)&quot;;&quot;&quot;);&quot;(+57.02)&quot;;&quot;&quot;)" office:value-type="string" office:string-value="LEKTANKGPMPK" calcext:value-type="string">
            <text:p>LEKTANKGPMPK</text:p>
          </table:table-cell>
        </table:table-row>
        <table:table-row table:style-name="ro1">
          <table:table-cell office:value-type="string" calcext:value-type="string">
            <text:p>EYWPGAVLLVKGK</text:p>
          </table:table-cell>
          <table:table-cell table:formula="of:=SUBSTITUTE(SUBSTITUTE([.A2642];&quot;(+15.99)&quot;;&quot;&quot;);&quot;(+57.02)&quot;;&quot;&quot;)" office:value-type="string" office:string-value="EYWPGAVLLVKGK" calcext:value-type="string">
            <text:p>EYWPGAVLLVKGK</text:p>
          </table:table-cell>
          <table:table-cell office:value-type="string" calcext:value-type="string">
            <text:p>RM(+15.99)KLGDK</text:p>
          </table:table-cell>
          <table:table-cell table:formula="of:=SUBSTITUTE(SUBSTITUTE([.C2642];&quot;(+15.99)&quot;;&quot;&quot;);&quot;(+57.02)&quot;;&quot;&quot;)" office:value-type="string" office:string-value="RMKLGDK" calcext:value-type="string">
            <text:p>RMKLGDK</text:p>
          </table:table-cell>
        </table:table-row>
        <table:table-row table:style-name="ro2">
          <table:table-cell office:value-type="string" calcext:value-type="string">
            <text:p>VATQTPNQVQVDLK</text:p>
          </table:table-cell>
          <table:table-cell table:formula="of:=SUBSTITUTE(SUBSTITUTE([.A2643];&quot;(+15.99)&quot;;&quot;&quot;);&quot;(+57.02)&quot;;&quot;&quot;)" office:value-type="string" office:string-value="VATQTPNQVQVDLK" calcext:value-type="string">
            <text:p>VATQTPNQVQVDLK</text:p>
          </table:table-cell>
          <table:table-cell office:value-type="string" calcext:value-type="string">
            <text:p>EYYLGM(+15.99)RSGQK</text:p>
          </table:table-cell>
          <table:table-cell table:formula="of:=SUBSTITUTE(SUBSTITUTE([.C2643];&quot;(+15.99)&quot;;&quot;&quot;);&quot;(+57.02)&quot;;&quot;&quot;)" office:value-type="string" office:string-value="EYYLGMRSGQK" calcext:value-type="string">
            <text:p>EYYLGMRSGQK</text:p>
          </table:table-cell>
        </table:table-row>
        <table:table-row table:style-name="ro2">
          <table:table-cell office:value-type="string" calcext:value-type="string">
            <text:p>WMRLPQM(+15.99)EC(+57.02)LFPAPK</text:p>
          </table:table-cell>
          <table:table-cell table:formula="of:=SUBSTITUTE(SUBSTITUTE([.A2644];&quot;(+15.99)&quot;;&quot;&quot;);&quot;(+57.02)&quot;;&quot;&quot;)" office:value-type="string" office:string-value="WMRLPQMECLFPAPK" calcext:value-type="string">
            <text:p>WMRLPQMECLFPAPK</text:p>
          </table:table-cell>
          <table:table-cell office:value-type="string" calcext:value-type="string">
            <text:p>GC(+57.02)FLLGGLPLLK</text:p>
          </table:table-cell>
          <table:table-cell table:formula="of:=SUBSTITUTE(SUBSTITUTE([.C2644];&quot;(+15.99)&quot;;&quot;&quot;);&quot;(+57.02)&quot;;&quot;&quot;)" office:value-type="string" office:string-value="GCFLLGGLPLLK" calcext:value-type="string">
            <text:p>GCFLLGGLPLLK</text:p>
          </table:table-cell>
        </table:table-row>
        <table:table-row table:style-name="ro1">
          <table:table-cell office:value-type="string" calcext:value-type="string">
            <text:p>FWDHTLPM(+15.99)GPK</text:p>
          </table:table-cell>
          <table:table-cell table:formula="of:=SUBSTITUTE(SUBSTITUTE([.A2645];&quot;(+15.99)&quot;;&quot;&quot;);&quot;(+57.02)&quot;;&quot;&quot;)" office:value-type="string" office:string-value="FWDHTLPMGPK" calcext:value-type="string">
            <text:p>FWDHTLPMGPK</text:p>
          </table:table-cell>
          <table:table-cell office:value-type="string" calcext:value-type="string">
            <text:p>YNTTAQC(+57.02)TVR</text:p>
          </table:table-cell>
          <table:table-cell table:formula="of:=SUBSTITUTE(SUBSTITUTE([.C2645];&quot;(+15.99)&quot;;&quot;&quot;);&quot;(+57.02)&quot;;&quot;&quot;)" office:value-type="string" office:string-value="YNTTAQCTVR" calcext:value-type="string">
            <text:p>YNTTAQCTVR</text:p>
          </table:table-cell>
        </table:table-row>
        <table:table-row table:style-name="ro2">
          <table:table-cell office:value-type="string" calcext:value-type="string">
            <text:p>TSNAEAQDVHR</text:p>
          </table:table-cell>
          <table:table-cell table:formula="of:=SUBSTITUTE(SUBSTITUTE([.A2646];&quot;(+15.99)&quot;;&quot;&quot;);&quot;(+57.02)&quot;;&quot;&quot;)" office:value-type="string" office:string-value="TSNAEAQDVHR" calcext:value-type="string">
            <text:p>TSNAEAQDVHR</text:p>
          </table:table-cell>
          <table:table-cell office:value-type="string" calcext:value-type="string">
            <text:p>WYQNLVHPAEEVPR</text:p>
          </table:table-cell>
          <table:table-cell table:formula="of:=SUBSTITUTE(SUBSTITUTE([.C2646];&quot;(+15.99)&quot;;&quot;&quot;);&quot;(+57.02)&quot;;&quot;&quot;)" office:value-type="string" office:string-value="WYQNLVHPAEEVPR" calcext:value-type="string">
            <text:p>WYQNLVHPAEEVPR</text:p>
          </table:table-cell>
        </table:table-row>
        <table:table-row table:style-name="ro1">
          <table:table-cell office:value-type="string" calcext:value-type="string">
            <text:p>RGPC(+57.02)LPRHKDK</text:p>
          </table:table-cell>
          <table:table-cell table:formula="of:=SUBSTITUTE(SUBSTITUTE([.A2647];&quot;(+15.99)&quot;;&quot;&quot;);&quot;(+57.02)&quot;;&quot;&quot;)" office:value-type="string" office:string-value="RGPCLPRHKDK" calcext:value-type="string">
            <text:p>RGPCLPRHKDK</text:p>
          </table:table-cell>
          <table:table-cell office:value-type="string" calcext:value-type="string">
            <text:p>NPEATQLK</text:p>
          </table:table-cell>
          <table:table-cell table:formula="of:=SUBSTITUTE(SUBSTITUTE([.C2647];&quot;(+15.99)&quot;;&quot;&quot;);&quot;(+57.02)&quot;;&quot;&quot;)" office:value-type="string" office:string-value="NPEATQLK" calcext:value-type="string">
            <text:p>NPEATQLK</text:p>
          </table:table-cell>
        </table:table-row>
        <table:table-row table:style-name="ro2">
          <table:table-cell office:value-type="string" calcext:value-type="string">
            <text:p>KNPFLQHDMPK</text:p>
          </table:table-cell>
          <table:table-cell table:formula="of:=SUBSTITUTE(SUBSTITUTE([.A2648];&quot;(+15.99)&quot;;&quot;&quot;);&quot;(+57.02)&quot;;&quot;&quot;)" office:value-type="string" office:string-value="KNPFLQHDMPK" calcext:value-type="string">
            <text:p>KNPFLQHDMPK</text:p>
          </table:table-cell>
          <table:table-cell office:value-type="string" calcext:value-type="string">
            <text:p>QNWLDEPYLLLTDKK</text:p>
          </table:table-cell>
          <table:table-cell table:formula="of:=SUBSTITUTE(SUBSTITUTE([.C2648];&quot;(+15.99)&quot;;&quot;&quot;);&quot;(+57.02)&quot;;&quot;&quot;)" office:value-type="string" office:string-value="QNWLDEPYLLLTDKK" calcext:value-type="string">
            <text:p>QNWLDEPYLLLTDKK</text:p>
          </table:table-cell>
        </table:table-row>
        <table:table-row table:style-name="ro2">
          <table:table-cell office:value-type="string" calcext:value-type="string">
            <text:p>KKKASSAEFGVGNK</text:p>
          </table:table-cell>
          <table:table-cell table:formula="of:=SUBSTITUTE(SUBSTITUTE([.A2649];&quot;(+15.99)&quot;;&quot;&quot;);&quot;(+57.02)&quot;;&quot;&quot;)" office:value-type="string" office:string-value="KKKASSAEFGVGNK" calcext:value-type="string">
            <text:p>KKKASSAEFGVGNK</text:p>
          </table:table-cell>
          <table:table-cell office:value-type="string" calcext:value-type="string">
            <text:p>KGVEANSVDDGLSQR</text:p>
          </table:table-cell>
          <table:table-cell table:formula="of:=SUBSTITUTE(SUBSTITUTE([.C2649];&quot;(+15.99)&quot;;&quot;&quot;);&quot;(+57.02)&quot;;&quot;&quot;)" office:value-type="string" office:string-value="KGVEANSVDDGLSQR" calcext:value-type="string">
            <text:p>KGVEANSVDDGLSQR</text:p>
          </table:table-cell>
        </table:table-row>
        <table:table-row table:style-name="ro2">
          <table:table-cell office:value-type="string" calcext:value-type="string">
            <text:p>GNMNQSTEGAVLESLC(+57.02)K</text:p>
          </table:table-cell>
          <table:table-cell table:formula="of:=SUBSTITUTE(SUBSTITUTE([.A2650];&quot;(+15.99)&quot;;&quot;&quot;);&quot;(+57.02)&quot;;&quot;&quot;)" office:value-type="string" office:string-value="GNMNQSTEGAVLESLCK" calcext:value-type="string">
            <text:p>GNMNQSTEGAVLESLCK</text:p>
          </table:table-cell>
          <table:table-cell office:value-type="string" calcext:value-type="string">
            <text:p>QDNYLENTRALLR</text:p>
          </table:table-cell>
          <table:table-cell table:formula="of:=SUBSTITUTE(SUBSTITUTE([.C2650];&quot;(+15.99)&quot;;&quot;&quot;);&quot;(+57.02)&quot;;&quot;&quot;)" office:value-type="string" office:string-value="QDNYLENTRALLR" calcext:value-type="string">
            <text:p>QDNYLENTRALLR</text:p>
          </table:table-cell>
        </table:table-row>
        <table:table-row table:style-name="ro2">
          <table:table-cell office:value-type="string" calcext:value-type="string">
            <text:p>EMQDKHSYVK</text:p>
          </table:table-cell>
          <table:table-cell table:formula="of:=SUBSTITUTE(SUBSTITUTE([.A2651];&quot;(+15.99)&quot;;&quot;&quot;);&quot;(+57.02)&quot;;&quot;&quot;)" office:value-type="string" office:string-value="EMQDKHSYVK" calcext:value-type="string">
            <text:p>EMQDKHSYVK</text:p>
          </table:table-cell>
          <table:table-cell office:value-type="string" calcext:value-type="string">
            <text:p>AKEDFGSTLWGPK</text:p>
          </table:table-cell>
          <table:table-cell table:formula="of:=SUBSTITUTE(SUBSTITUTE([.C2651];&quot;(+15.99)&quot;;&quot;&quot;);&quot;(+57.02)&quot;;&quot;&quot;)" office:value-type="string" office:string-value="AKEDFGSTLWGPK" calcext:value-type="string">
            <text:p>AKEDFGSTLWGPK</text:p>
          </table:table-cell>
        </table:table-row>
        <table:table-row table:style-name="ro1">
          <table:table-cell office:value-type="string" calcext:value-type="string">
            <text:p>NHRLPLYLEFLRK</text:p>
          </table:table-cell>
          <table:table-cell table:formula="of:=SUBSTITUTE(SUBSTITUTE([.A2652];&quot;(+15.99)&quot;;&quot;&quot;);&quot;(+57.02)&quot;;&quot;&quot;)" office:value-type="string" office:string-value="NHRLPLYLEFLRK" calcext:value-type="string">
            <text:p>NHRLPLYLEFLRK</text:p>
          </table:table-cell>
          <table:table-cell office:value-type="string" calcext:value-type="string">
            <text:p>LAGKLHKAR</text:p>
          </table:table-cell>
          <table:table-cell table:formula="of:=SUBSTITUTE(SUBSTITUTE([.C2652];&quot;(+15.99)&quot;;&quot;&quot;);&quot;(+57.02)&quot;;&quot;&quot;)" office:value-type="string" office:string-value="LAGKLHKAR" calcext:value-type="string">
            <text:p>LAGKLHKAR</text:p>
          </table:table-cell>
        </table:table-row>
        <table:table-row table:style-name="ro2">
          <table:table-cell office:value-type="string" calcext:value-type="string">
            <text:p>LPVSDLEHGNK</text:p>
          </table:table-cell>
          <table:table-cell table:formula="of:=SUBSTITUTE(SUBSTITUTE([.A2653];&quot;(+15.99)&quot;;&quot;&quot;);&quot;(+57.02)&quot;;&quot;&quot;)" office:value-type="string" office:string-value="LPVSDLEHGNK" calcext:value-type="string">
            <text:p>LPVSDLEHGNK</text:p>
          </table:table-cell>
          <table:table-cell office:value-type="string" calcext:value-type="string">
            <text:p>TPPLVAEVFDLSK</text:p>
          </table:table-cell>
          <table:table-cell table:formula="of:=SUBSTITUTE(SUBSTITUTE([.C2653];&quot;(+15.99)&quot;;&quot;&quot;);&quot;(+57.02)&quot;;&quot;&quot;)" office:value-type="string" office:string-value="TPPLVAEVFDLSK" calcext:value-type="string">
            <text:p>TPPLVAEVFDLSK</text:p>
          </table:table-cell>
        </table:table-row>
        <table:table-row table:style-name="ro2">
          <table:table-cell office:value-type="string" calcext:value-type="string">
            <text:p>KAFDASLVNGLHSLPK</text:p>
          </table:table-cell>
          <table:table-cell table:formula="of:=SUBSTITUTE(SUBSTITUTE([.A2654];&quot;(+15.99)&quot;;&quot;&quot;);&quot;(+57.02)&quot;;&quot;&quot;)" office:value-type="string" office:string-value="KAFDASLVNGLHSLPK" calcext:value-type="string">
            <text:p>KAFDASLVNGLHSLPK</text:p>
          </table:table-cell>
          <table:table-cell office:value-type="string" calcext:value-type="string">
            <text:p>SNLDELDDVKAAK</text:p>
          </table:table-cell>
          <table:table-cell table:formula="of:=SUBSTITUTE(SUBSTITUTE([.C2654];&quot;(+15.99)&quot;;&quot;&quot;);&quot;(+57.02)&quot;;&quot;&quot;)" office:value-type="string" office:string-value="SNLDELDDVKAAK" calcext:value-type="string">
            <text:p>SNLDELDDVKAAK</text:p>
          </table:table-cell>
        </table:table-row>
        <table:table-row table:style-name="ro2">
          <table:table-cell office:value-type="string" calcext:value-type="string">
            <text:p>LAFPSRGQLEPK</text:p>
          </table:table-cell>
          <table:table-cell table:formula="of:=SUBSTITUTE(SUBSTITUTE([.A2655];&quot;(+15.99)&quot;;&quot;&quot;);&quot;(+57.02)&quot;;&quot;&quot;)" office:value-type="string" office:string-value="LAFPSRGQLEPK" calcext:value-type="string">
            <text:p>LAFPSRGQLEPK</text:p>
          </table:table-cell>
          <table:table-cell office:value-type="string" calcext:value-type="string">
            <text:p>QNWLDEPYLLLTDKK</text:p>
          </table:table-cell>
          <table:table-cell table:formula="of:=SUBSTITUTE(SUBSTITUTE([.C2655];&quot;(+15.99)&quot;;&quot;&quot;);&quot;(+57.02)&quot;;&quot;&quot;)" office:value-type="string" office:string-value="QNWLDEPYLLLTDKK" calcext:value-type="string">
            <text:p>QNWLDEPYLLLTDKK</text:p>
          </table:table-cell>
        </table:table-row>
        <table:table-row table:style-name="ro1">
          <table:table-cell office:value-type="string" calcext:value-type="string">
            <text:p>VVADDVVDHVLPDVVK</text:p>
          </table:table-cell>
          <table:table-cell table:formula="of:=SUBSTITUTE(SUBSTITUTE([.A2656];&quot;(+15.99)&quot;;&quot;&quot;);&quot;(+57.02)&quot;;&quot;&quot;)" office:value-type="string" office:string-value="VVADDVVDHVLPDVVK" calcext:value-type="string">
            <text:p>VVADDVVDHVLPDVVK</text:p>
          </table:table-cell>
          <table:table-cell office:value-type="string" calcext:value-type="string">
            <text:p>YSEEGNTEGK</text:p>
          </table:table-cell>
          <table:table-cell table:formula="of:=SUBSTITUTE(SUBSTITUTE([.C2656];&quot;(+15.99)&quot;;&quot;&quot;);&quot;(+57.02)&quot;;&quot;&quot;)" office:value-type="string" office:string-value="YSEEGNTEGK" calcext:value-type="string">
            <text:p>YSEEGNTEGK</text:p>
          </table:table-cell>
        </table:table-row>
        <table:table-row table:style-name="ro1">
          <table:table-cell office:value-type="string" calcext:value-type="string">
            <text:p>SC(+57.02)SC(+57.02)HLC(+57.02)LSQLLLLPR</text:p>
          </table:table-cell>
          <table:table-cell table:formula="of:=SUBSTITUTE(SUBSTITUTE([.A2657];&quot;(+15.99)&quot;;&quot;&quot;);&quot;(+57.02)&quot;;&quot;&quot;)" office:value-type="string" office:string-value="SCSCHLCLSQLLLLPR" calcext:value-type="string">
            <text:p>SCSCHLCLSQLLLLPR</text:p>
          </table:table-cell>
          <table:table-cell office:value-type="string" calcext:value-type="string">
            <text:p>LWC(+57.02)EPVATPK</text:p>
          </table:table-cell>
          <table:table-cell table:formula="of:=SUBSTITUTE(SUBSTITUTE([.C2657];&quot;(+15.99)&quot;;&quot;&quot;);&quot;(+57.02)&quot;;&quot;&quot;)" office:value-type="string" office:string-value="LWCEPVATPK" calcext:value-type="string">
            <text:p>LWCEPVATPK</text:p>
          </table:table-cell>
        </table:table-row>
        <table:table-row table:style-name="ro2">
          <table:table-cell office:value-type="string" calcext:value-type="string">
            <text:p>GC(+57.02)YEDPLDQKLK</text:p>
          </table:table-cell>
          <table:table-cell table:formula="of:=SUBSTITUTE(SUBSTITUTE([.A2658];&quot;(+15.99)&quot;;&quot;&quot;);&quot;(+57.02)&quot;;&quot;&quot;)" office:value-type="string" office:string-value="GCYEDPLDQKLK" calcext:value-type="string">
            <text:p>GCYEDPLDQKLK</text:p>
          </table:table-cell>
          <table:table-cell office:value-type="string" calcext:value-type="string">
            <text:p>EWLPELM(+15.99)EDYM(+15.99)K</text:p>
          </table:table-cell>
          <table:table-cell table:formula="of:=SUBSTITUTE(SUBSTITUTE([.C2658];&quot;(+15.99)&quot;;&quot;&quot;);&quot;(+57.02)&quot;;&quot;&quot;)" office:value-type="string" office:string-value="EWLPELMEDYMK" calcext:value-type="string">
            <text:p>EWLPELMEDYMK</text:p>
          </table:table-cell>
        </table:table-row>
        <table:table-row table:style-name="ro1">
          <table:table-cell office:value-type="string" calcext:value-type="string">
            <text:p>GPPVYVKLEVYVK</text:p>
          </table:table-cell>
          <table:table-cell table:formula="of:=SUBSTITUTE(SUBSTITUTE([.A2659];&quot;(+15.99)&quot;;&quot;&quot;);&quot;(+57.02)&quot;;&quot;&quot;)" office:value-type="string" office:string-value="GPPVYVKLEVYVK" calcext:value-type="string">
            <text:p>GPPVYVKLEVYVK</text:p>
          </table:table-cell>
          <table:table-cell office:value-type="string" calcext:value-type="string">
            <text:p>KSHRFATLNDK</text:p>
          </table:table-cell>
          <table:table-cell table:formula="of:=SUBSTITUTE(SUBSTITUTE([.C2659];&quot;(+15.99)&quot;;&quot;&quot;);&quot;(+57.02)&quot;;&quot;&quot;)" office:value-type="string" office:string-value="KSHRFATLNDK" calcext:value-type="string">
            <text:p>KSHRFATLNDK</text:p>
          </table:table-cell>
        </table:table-row>
        <table:table-row table:style-name="ro2">
          <table:table-cell office:value-type="string" calcext:value-type="string">
            <text:p>QM(+15.99)M(+15.99)YNPEVK</text:p>
          </table:table-cell>
          <table:table-cell table:formula="of:=SUBSTITUTE(SUBSTITUTE([.A2660];&quot;(+15.99)&quot;;&quot;&quot;);&quot;(+57.02)&quot;;&quot;&quot;)" office:value-type="string" office:string-value="QMMYNPEVK" calcext:value-type="string">
            <text:p>QMMYNPEVK</text:p>
          </table:table-cell>
          <table:table-cell office:value-type="string" calcext:value-type="string">
            <text:p>KGYYNYGPLTLKKPK</text:p>
          </table:table-cell>
          <table:table-cell table:formula="of:=SUBSTITUTE(SUBSTITUTE([.C2660];&quot;(+15.99)&quot;;&quot;&quot;);&quot;(+57.02)&quot;;&quot;&quot;)" office:value-type="string" office:string-value="KGYYNYGPLTLKKPK" calcext:value-type="string">
            <text:p>KGYYNYGPLTLKKPK</text:p>
          </table:table-cell>
        </table:table-row>
        <table:table-row table:style-name="ro1">
          <table:table-cell office:value-type="string" calcext:value-type="string">
            <text:p>HLPRLHGPLNEK</text:p>
          </table:table-cell>
          <table:table-cell table:formula="of:=SUBSTITUTE(SUBSTITUTE([.A2661];&quot;(+15.99)&quot;;&quot;&quot;);&quot;(+57.02)&quot;;&quot;&quot;)" office:value-type="string" office:string-value="HLPRLHGPLNEK" calcext:value-type="string">
            <text:p>HLPRLHGPLNEK</text:p>
          </table:table-cell>
          <table:table-cell office:value-type="string" calcext:value-type="string">
            <text:p>SHVDPPQLEDK</text:p>
          </table:table-cell>
          <table:table-cell table:formula="of:=SUBSTITUTE(SUBSTITUTE([.C2661];&quot;(+15.99)&quot;;&quot;&quot;);&quot;(+57.02)&quot;;&quot;&quot;)" office:value-type="string" office:string-value="SHVDPPQLEDK" calcext:value-type="string">
            <text:p>SHVDPPQLEDK</text:p>
          </table:table-cell>
        </table:table-row>
        <table:table-row table:style-name="ro2">
          <table:table-cell office:value-type="string" calcext:value-type="string">
            <text:p>QPFNQYPK</text:p>
          </table:table-cell>
          <table:table-cell table:formula="of:=SUBSTITUTE(SUBSTITUTE([.A2662];&quot;(+15.99)&quot;;&quot;&quot;);&quot;(+57.02)&quot;;&quot;&quot;)" office:value-type="string" office:string-value="QPFNQYPK" calcext:value-type="string">
            <text:p>QPFNQYPK</text:p>
          </table:table-cell>
          <table:table-cell office:value-type="string" calcext:value-type="string">
            <text:p>EEYHQPM(+15.99)M(+15.99)MGDWR</text:p>
          </table:table-cell>
          <table:table-cell table:formula="of:=SUBSTITUTE(SUBSTITUTE([.C2662];&quot;(+15.99)&quot;;&quot;&quot;);&quot;(+57.02)&quot;;&quot;&quot;)" office:value-type="string" office:string-value="EEYHQPMMMGDWR" calcext:value-type="string">
            <text:p>EEYHQPMMMGDWR</text:p>
          </table:table-cell>
        </table:table-row>
        <table:table-row table:style-name="ro2">
          <table:table-cell office:value-type="string" calcext:value-type="string">
            <text:p>NLSDDC(+57.02)R</text:p>
          </table:table-cell>
          <table:table-cell table:formula="of:=SUBSTITUTE(SUBSTITUTE([.A2663];&quot;(+15.99)&quot;;&quot;&quot;);&quot;(+57.02)&quot;;&quot;&quot;)" office:value-type="string" office:string-value="NLSDDCR" calcext:value-type="string">
            <text:p>NLSDDCR</text:p>
          </table:table-cell>
          <table:table-cell office:value-type="string" calcext:value-type="string">
            <text:p>KLLVFVSDPPLPFLR</text:p>
          </table:table-cell>
          <table:table-cell table:formula="of:=SUBSTITUTE(SUBSTITUTE([.C2663];&quot;(+15.99)&quot;;&quot;&quot;);&quot;(+57.02)&quot;;&quot;&quot;)" office:value-type="string" office:string-value="KLLVFVSDPPLPFLR" calcext:value-type="string">
            <text:p>KLLVFVSDPPLPFLR</text:p>
          </table:table-cell>
        </table:table-row>
        <table:table-row table:style-name="ro2">
          <table:table-cell office:value-type="string" calcext:value-type="string">
            <text:p>ALLVKDLVGC(+57.02)LPAVLPK</text:p>
          </table:table-cell>
          <table:table-cell table:formula="of:=SUBSTITUTE(SUBSTITUTE([.A2664];&quot;(+15.99)&quot;;&quot;&quot;);&quot;(+57.02)&quot;;&quot;&quot;)" office:value-type="string" office:string-value="ALLVKDLVGCLPAVLPK" calcext:value-type="string">
            <text:p>ALLVKDLVGCLPAVLPK</text:p>
          </table:table-cell>
          <table:table-cell office:value-type="string" calcext:value-type="string">
            <text:p>EPWKHEFETFYTK</text:p>
          </table:table-cell>
          <table:table-cell table:formula="of:=SUBSTITUTE(SUBSTITUTE([.C2664];&quot;(+15.99)&quot;;&quot;&quot;);&quot;(+57.02)&quot;;&quot;&quot;)" office:value-type="string" office:string-value="EPWKHEFETFYTK" calcext:value-type="string">
            <text:p>EPWKHEFETFYTK</text:p>
          </table:table-cell>
        </table:table-row>
        <table:table-row table:style-name="ro1">
          <table:table-cell office:value-type="string" calcext:value-type="string">
            <text:p>QM(+15.99)ALVARANK</text:p>
          </table:table-cell>
          <table:table-cell table:formula="of:=SUBSTITUTE(SUBSTITUTE([.A2665];&quot;(+15.99)&quot;;&quot;&quot;);&quot;(+57.02)&quot;;&quot;&quot;)" office:value-type="string" office:string-value="QMALVARANK" calcext:value-type="string">
            <text:p>QMALVARANK</text:p>
          </table:table-cell>
          <table:table-cell office:value-type="string" calcext:value-type="string">
            <text:p>EQQQDELLESK</text:p>
          </table:table-cell>
          <table:table-cell table:formula="of:=SUBSTITUTE(SUBSTITUTE([.C2665];&quot;(+15.99)&quot;;&quot;&quot;);&quot;(+57.02)&quot;;&quot;&quot;)" office:value-type="string" office:string-value="EQQQDELLESK" calcext:value-type="string">
            <text:p>EQQQDELLESK</text:p>
          </table:table-cell>
        </table:table-row>
        <table:table-row table:style-name="ro2">
          <table:table-cell office:value-type="string" calcext:value-type="string">
            <text:p>EC(+57.02)YM(+15.99)GEQQM(+15.99)YTK</text:p>
          </table:table-cell>
          <table:table-cell table:formula="of:=SUBSTITUTE(SUBSTITUTE([.A2666];&quot;(+15.99)&quot;;&quot;&quot;);&quot;(+57.02)&quot;;&quot;&quot;)" office:value-type="string" office:string-value="ECYMGEQQMYTK" calcext:value-type="string">
            <text:p>ECYMGEQQMYTK</text:p>
          </table:table-cell>
          <table:table-cell office:value-type="string" calcext:value-type="string">
            <text:p>TM(+15.99)ANLAGDHATK</text:p>
          </table:table-cell>
          <table:table-cell table:formula="of:=SUBSTITUTE(SUBSTITUTE([.C2666];&quot;(+15.99)&quot;;&quot;&quot;);&quot;(+57.02)&quot;;&quot;&quot;)" office:value-type="string" office:string-value="TMANLAGDHATK" calcext:value-type="string">
            <text:p>TMANLAGDHATK</text:p>
          </table:table-cell>
        </table:table-row>
        <table:table-row table:style-name="ro2">
          <table:table-cell office:value-type="string" calcext:value-type="string">
            <text:p>AFENATMKLDPPK</text:p>
          </table:table-cell>
          <table:table-cell table:formula="of:=SUBSTITUTE(SUBSTITUTE([.A2667];&quot;(+15.99)&quot;;&quot;&quot;);&quot;(+57.02)&quot;;&quot;&quot;)" office:value-type="string" office:string-value="AFENATMKLDPPK" calcext:value-type="string">
            <text:p>AFENATMKLDPPK</text:p>
          </table:table-cell>
          <table:table-cell office:value-type="string" calcext:value-type="string">
            <text:p>ENNM(+15.99)M(+15.99)C(+57.02)QAVEVR</text:p>
          </table:table-cell>
          <table:table-cell table:formula="of:=SUBSTITUTE(SUBSTITUTE([.C2667];&quot;(+15.99)&quot;;&quot;&quot;);&quot;(+57.02)&quot;;&quot;&quot;)" office:value-type="string" office:string-value="ENNMMCQAVEVR" calcext:value-type="string">
            <text:p>ENNMMCQAVEVR</text:p>
          </table:table-cell>
        </table:table-row>
        <table:table-row table:style-name="ro2">
          <table:table-cell office:value-type="string" calcext:value-type="string">
            <text:p>EDWLDEPYLLLTENK</text:p>
          </table:table-cell>
          <table:table-cell table:formula="of:=SUBSTITUTE(SUBSTITUTE([.A2668];&quot;(+15.99)&quot;;&quot;&quot;);&quot;(+57.02)&quot;;&quot;&quot;)" office:value-type="string" office:string-value="EDWLDEPYLLLTENK" calcext:value-type="string">
            <text:p>EDWLDEPYLLLTENK</text:p>
          </table:table-cell>
          <table:table-cell office:value-type="string" calcext:value-type="string">
            <text:p>KDRVRNGKEGR</text:p>
          </table:table-cell>
          <table:table-cell table:formula="of:=SUBSTITUTE(SUBSTITUTE([.C2668];&quot;(+15.99)&quot;;&quot;&quot;);&quot;(+57.02)&quot;;&quot;&quot;)" office:value-type="string" office:string-value="KDRVRNGKEGR" calcext:value-type="string">
            <text:p>KDRVRNGKEGR</text:p>
          </table:table-cell>
        </table:table-row>
        <table:table-row table:style-name="ro1">
          <table:table-cell office:value-type="string" calcext:value-type="string">
            <text:p>SNVVNPVLGK</text:p>
          </table:table-cell>
          <table:table-cell table:formula="of:=SUBSTITUTE(SUBSTITUTE([.A2669];&quot;(+15.99)&quot;;&quot;&quot;);&quot;(+57.02)&quot;;&quot;&quot;)" office:value-type="string" office:string-value="SNVVNPVLGK" calcext:value-type="string">
            <text:p>SNVVNPVLGK</text:p>
          </table:table-cell>
          <table:table-cell office:value-type="string" calcext:value-type="string">
            <text:p>EEWTYNLWLK</text:p>
          </table:table-cell>
          <table:table-cell table:formula="of:=SUBSTITUTE(SUBSTITUTE([.C2669];&quot;(+15.99)&quot;;&quot;&quot;);&quot;(+57.02)&quot;;&quot;&quot;)" office:value-type="string" office:string-value="EEWTYNLWLK" calcext:value-type="string">
            <text:p>EEWTYNLWLK</text:p>
          </table:table-cell>
        </table:table-row>
        <table:table-row table:style-name="ro2">
          <table:table-cell office:value-type="string" calcext:value-type="string">
            <text:p>HDM(+15.99)M(+15.99)LYEEDC(+57.02)ER</text:p>
          </table:table-cell>
          <table:table-cell table:formula="of:=SUBSTITUTE(SUBSTITUTE([.A2670];&quot;(+15.99)&quot;;&quot;&quot;);&quot;(+57.02)&quot;;&quot;&quot;)" office:value-type="string" office:string-value="HDMMLYEEDCER" calcext:value-type="string">
            <text:p>HDMMLYEEDCER</text:p>
          </table:table-cell>
          <table:table-cell office:value-type="string" calcext:value-type="string">
            <text:p>RAPWEEALTSR</text:p>
          </table:table-cell>
          <table:table-cell table:formula="of:=SUBSTITUTE(SUBSTITUTE([.C2670];&quot;(+15.99)&quot;;&quot;&quot;);&quot;(+57.02)&quot;;&quot;&quot;)" office:value-type="string" office:string-value="RAPWEEALTSR" calcext:value-type="string">
            <text:p>RAPWEEALTSR</text:p>
          </table:table-cell>
        </table:table-row>
        <table:table-row table:style-name="ro2">
          <table:table-cell office:value-type="string" calcext:value-type="string">
            <text:p>M(+15.99)TNALETHASAGK</text:p>
          </table:table-cell>
          <table:table-cell table:formula="of:=SUBSTITUTE(SUBSTITUTE([.A2671];&quot;(+15.99)&quot;;&quot;&quot;);&quot;(+57.02)&quot;;&quot;&quot;)" office:value-type="string" office:string-value="MTNALETHASAGK" calcext:value-type="string">
            <text:p>MTNALETHASAGK</text:p>
          </table:table-cell>
          <table:table-cell office:value-type="string" calcext:value-type="string">
            <text:p>WVNANMEDQDM(+15.99)TNANLDLK</text:p>
          </table:table-cell>
          <table:table-cell table:formula="of:=SUBSTITUTE(SUBSTITUTE([.C2671];&quot;(+15.99)&quot;;&quot;&quot;);&quot;(+57.02)&quot;;&quot;&quot;)" office:value-type="string" office:string-value="WVNANMEDQDMTNANLDLK" calcext:value-type="string">
            <text:p>WVNANMEDQDMTNANLDLK</text:p>
          </table:table-cell>
        </table:table-row>
        <table:table-row table:style-name="ro2">
          <table:table-cell office:value-type="string" calcext:value-type="string">
            <text:p>KNGQLVGLSC(+57.02)SKMHVR</text:p>
          </table:table-cell>
          <table:table-cell table:formula="of:=SUBSTITUTE(SUBSTITUTE([.A2672];&quot;(+15.99)&quot;;&quot;&quot;);&quot;(+57.02)&quot;;&quot;&quot;)" office:value-type="string" office:string-value="KNGQLVGLSCSKMHVR" calcext:value-type="string">
            <text:p>KNGQLVGLSCSKMHVR</text:p>
          </table:table-cell>
          <table:table-cell office:value-type="string" calcext:value-type="string">
            <text:p>WMPGLLTSFLHPK</text:p>
          </table:table-cell>
          <table:table-cell table:formula="of:=SUBSTITUTE(SUBSTITUTE([.C2672];&quot;(+15.99)&quot;;&quot;&quot;);&quot;(+57.02)&quot;;&quot;&quot;)" office:value-type="string" office:string-value="WMPGLLTSFLHPK" calcext:value-type="string">
            <text:p>WMPGLLTSFLHPK</text:p>
          </table:table-cell>
        </table:table-row>
        <table:table-row table:style-name="ro1">
          <table:table-cell office:value-type="string" calcext:value-type="string">
            <text:p>WLPEESQLTYSPK</text:p>
          </table:table-cell>
          <table:table-cell table:formula="of:=SUBSTITUTE(SUBSTITUTE([.A2673];&quot;(+15.99)&quot;;&quot;&quot;);&quot;(+57.02)&quot;;&quot;&quot;)" office:value-type="string" office:string-value="WLPEESQLTYSPK" calcext:value-type="string">
            <text:p>WLPEESQLTYSPK</text:p>
          </table:table-cell>
          <table:table-cell office:value-type="string" calcext:value-type="string">
            <text:p>RFNMEHR</text:p>
          </table:table-cell>
          <table:table-cell table:formula="of:=SUBSTITUTE(SUBSTITUTE([.C2673];&quot;(+15.99)&quot;;&quot;&quot;);&quot;(+57.02)&quot;;&quot;&quot;)" office:value-type="string" office:string-value="RFNMEHR" calcext:value-type="string">
            <text:p>RFNMEHR</text:p>
          </table:table-cell>
        </table:table-row>
        <table:table-row table:style-name="ro1">
          <table:table-cell office:value-type="string" calcext:value-type="string">
            <text:p>TC(+57.02)YC(+57.02)DTGDPK</text:p>
          </table:table-cell>
          <table:table-cell table:formula="of:=SUBSTITUTE(SUBSTITUTE([.A2674];&quot;(+15.99)&quot;;&quot;&quot;);&quot;(+57.02)&quot;;&quot;&quot;)" office:value-type="string" office:string-value="TCYCDTGDPK" calcext:value-type="string">
            <text:p>TCYCDTGDPK</text:p>
          </table:table-cell>
          <table:table-cell office:value-type="string" calcext:value-type="string">
            <text:p>ESHESEC(+57.02)EGK</text:p>
          </table:table-cell>
          <table:table-cell table:formula="of:=SUBSTITUTE(SUBSTITUTE([.C2674];&quot;(+15.99)&quot;;&quot;&quot;);&quot;(+57.02)&quot;;&quot;&quot;)" office:value-type="string" office:string-value="ESHESECEGK" calcext:value-type="string">
            <text:p>ESHESECEGK</text:p>
          </table:table-cell>
        </table:table-row>
        <table:table-row table:style-name="ro1">
          <table:table-cell office:value-type="string" calcext:value-type="string">
            <text:p>EQAAANRC(+57.02)ENPR</text:p>
          </table:table-cell>
          <table:table-cell table:formula="of:=SUBSTITUTE(SUBSTITUTE([.A2675];&quot;(+15.99)&quot;;&quot;&quot;);&quot;(+57.02)&quot;;&quot;&quot;)" office:value-type="string" office:string-value="EQAAANRCENPR" calcext:value-type="string">
            <text:p>EQAAANRCENPR</text:p>
          </table:table-cell>
          <table:table-cell office:value-type="string" calcext:value-type="string">
            <text:p>RSLVHVK</text:p>
          </table:table-cell>
          <table:table-cell table:formula="of:=SUBSTITUTE(SUBSTITUTE([.C2675];&quot;(+15.99)&quot;;&quot;&quot;);&quot;(+57.02)&quot;;&quot;&quot;)" office:value-type="string" office:string-value="RSLVHVK" calcext:value-type="string">
            <text:p>RSLVHVK</text:p>
          </table:table-cell>
        </table:table-row>
        <table:table-row table:style-name="ro1">
          <table:table-cell office:value-type="string" calcext:value-type="string">
            <text:p>HTQM(+15.99)LAGAAWFDK</text:p>
          </table:table-cell>
          <table:table-cell table:formula="of:=SUBSTITUTE(SUBSTITUTE([.A2676];&quot;(+15.99)&quot;;&quot;&quot;);&quot;(+57.02)&quot;;&quot;&quot;)" office:value-type="string" office:string-value="HTQMLAGAAWFDK" calcext:value-type="string">
            <text:p>HTQMLAGAAWFDK</text:p>
          </table:table-cell>
          <table:table-cell office:value-type="string" calcext:value-type="string">
            <text:p>C(+57.02)TM(+15.99)NM(+15.99)VR</text:p>
          </table:table-cell>
          <table:table-cell table:formula="of:=SUBSTITUTE(SUBSTITUTE([.C2676];&quot;(+15.99)&quot;;&quot;&quot;);&quot;(+57.02)&quot;;&quot;&quot;)" office:value-type="string" office:string-value="CTMNMVR" calcext:value-type="string">
            <text:p>CTMNMVR</text:p>
          </table:table-cell>
        </table:table-row>
        <table:table-row table:style-name="ro2">
          <table:table-cell office:value-type="string" calcext:value-type="string">
            <text:p>QEPVYC(+57.02)HGLLLNGSDK</text:p>
          </table:table-cell>
          <table:table-cell table:formula="of:=SUBSTITUTE(SUBSTITUTE([.A2677];&quot;(+15.99)&quot;;&quot;&quot;);&quot;(+57.02)&quot;;&quot;&quot;)" office:value-type="string" office:string-value="QEPVYCHGLLLNGSDK" calcext:value-type="string">
            <text:p>QEPVYCHGLLLNGSDK</text:p>
          </table:table-cell>
          <table:table-cell office:value-type="string" calcext:value-type="string">
            <text:p>EMYYWLTETAVLNK</text:p>
          </table:table-cell>
          <table:table-cell table:formula="of:=SUBSTITUTE(SUBSTITUTE([.C2677];&quot;(+15.99)&quot;;&quot;&quot;);&quot;(+57.02)&quot;;&quot;&quot;)" office:value-type="string" office:string-value="EMYYWLTETAVLNK" calcext:value-type="string">
            <text:p>EMYYWLTETAVLNK</text:p>
          </table:table-cell>
        </table:table-row>
        <table:table-row table:style-name="ro2">
          <table:table-cell office:value-type="string" calcext:value-type="string">
            <text:p>C(+57.02)LLNPLAFEPSWTLSTGDTVK</text:p>
          </table:table-cell>
          <table:table-cell table:formula="of:=SUBSTITUTE(SUBSTITUTE([.A2678];&quot;(+15.99)&quot;;&quot;&quot;);&quot;(+57.02)&quot;;&quot;&quot;)" office:value-type="string" office:string-value="CLLNPLAFEPSWTLSTGDTVK" calcext:value-type="string">
            <text:p>CLLNPLAFEPSWTLSTGDTVK</text:p>
          </table:table-cell>
          <table:table-cell office:value-type="string" calcext:value-type="string">
            <text:p>QSC(+57.02)FVLLDEPVNSDEYK</text:p>
          </table:table-cell>
          <table:table-cell table:formula="of:=SUBSTITUTE(SUBSTITUTE([.C2678];&quot;(+15.99)&quot;;&quot;&quot;);&quot;(+57.02)&quot;;&quot;&quot;)" office:value-type="string" office:string-value="QSCFVLLDEPVNSDEYK" calcext:value-type="string">
            <text:p>QSCFVLLDEPVNSDEYK</text:p>
          </table:table-cell>
        </table:table-row>
        <table:table-row table:style-name="ro1">
          <table:table-cell office:value-type="string" calcext:value-type="string">
            <text:p>WREQPEVGMTTSR</text:p>
          </table:table-cell>
          <table:table-cell table:formula="of:=SUBSTITUTE(SUBSTITUTE([.A2679];&quot;(+15.99)&quot;;&quot;&quot;);&quot;(+57.02)&quot;;&quot;&quot;)" office:value-type="string" office:string-value="WREQPEVGMTTSR" calcext:value-type="string">
            <text:p>WREQPEVGMTTSR</text:p>
          </table:table-cell>
          <table:table-cell office:value-type="string" calcext:value-type="string">
            <text:p>KNDEALVGK</text:p>
          </table:table-cell>
          <table:table-cell table:formula="of:=SUBSTITUTE(SUBSTITUTE([.C2679];&quot;(+15.99)&quot;;&quot;&quot;);&quot;(+57.02)&quot;;&quot;&quot;)" office:value-type="string" office:string-value="KNDEALVGK" calcext:value-type="string">
            <text:p>KNDEALVGK</text:p>
          </table:table-cell>
        </table:table-row>
        <table:table-row table:style-name="ro2">
          <table:table-cell office:value-type="string" calcext:value-type="string">
            <text:p>KTDEVSPPSK</text:p>
          </table:table-cell>
          <table:table-cell table:formula="of:=SUBSTITUTE(SUBSTITUTE([.A2680];&quot;(+15.99)&quot;;&quot;&quot;);&quot;(+57.02)&quot;;&quot;&quot;)" office:value-type="string" office:string-value="KTDEVSPPSK" calcext:value-type="string">
            <text:p>KTDEVSPPSK</text:p>
          </table:table-cell>
          <table:table-cell office:value-type="string" calcext:value-type="string">
            <text:p>EM(+15.99)QSM(+15.99)SALADVR</text:p>
          </table:table-cell>
          <table:table-cell table:formula="of:=SUBSTITUTE(SUBSTITUTE([.C2680];&quot;(+15.99)&quot;;&quot;&quot;);&quot;(+57.02)&quot;;&quot;&quot;)" office:value-type="string" office:string-value="EMQSMSALADVR" calcext:value-type="string">
            <text:p>EMQSMSALADVR</text:p>
          </table:table-cell>
        </table:table-row>
        <table:table-row table:style-name="ro2">
          <table:table-cell office:value-type="string" calcext:value-type="string">
            <text:p>MGQPNLLGC(+57.02)SSR</text:p>
          </table:table-cell>
          <table:table-cell table:formula="of:=SUBSTITUTE(SUBSTITUTE([.A2681];&quot;(+15.99)&quot;;&quot;&quot;);&quot;(+57.02)&quot;;&quot;&quot;)" office:value-type="string" office:string-value="MGQPNLLGCSSR" calcext:value-type="string">
            <text:p>MGQPNLLGCSSR</text:p>
          </table:table-cell>
          <table:table-cell office:value-type="string" calcext:value-type="string">
            <text:p>VTEWC(+57.02)YWNFSFDVQLDAHR</text:p>
          </table:table-cell>
          <table:table-cell table:formula="of:=SUBSTITUTE(SUBSTITUTE([.C2681];&quot;(+15.99)&quot;;&quot;&quot;);&quot;(+57.02)&quot;;&quot;&quot;)" office:value-type="string" office:string-value="VTEWCYWNFSFDVQLDAHR" calcext:value-type="string">
            <text:p>VTEWCYWNFSFDVQLDAHR</text:p>
          </table:table-cell>
        </table:table-row>
        <table:table-row table:style-name="ro2">
          <table:table-cell office:value-type="string" calcext:value-type="string">
            <text:p>QPALFYPDVPHR</text:p>
          </table:table-cell>
          <table:table-cell table:formula="of:=SUBSTITUTE(SUBSTITUTE([.A2682];&quot;(+15.99)&quot;;&quot;&quot;);&quot;(+57.02)&quot;;&quot;&quot;)" office:value-type="string" office:string-value="QPALFYPDVPHR" calcext:value-type="string">
            <text:p>QPALFYPDVPHR</text:p>
          </table:table-cell>
          <table:table-cell office:value-type="string" calcext:value-type="string">
            <text:p>QRRPSPVVALNK</text:p>
          </table:table-cell>
          <table:table-cell table:formula="of:=SUBSTITUTE(SUBSTITUTE([.C2682];&quot;(+15.99)&quot;;&quot;&quot;);&quot;(+57.02)&quot;;&quot;&quot;)" office:value-type="string" office:string-value="QRRPSPVVALNK" calcext:value-type="string">
            <text:p>QRRPSPVVALNK</text:p>
          </table:table-cell>
        </table:table-row>
        <table:table-row table:style-name="ro1">
          <table:table-cell office:value-type="string" calcext:value-type="string">
            <text:p>NGAVMYVLLSEK</text:p>
          </table:table-cell>
          <table:table-cell table:formula="of:=SUBSTITUTE(SUBSTITUTE([.A2683];&quot;(+15.99)&quot;;&quot;&quot;);&quot;(+57.02)&quot;;&quot;&quot;)" office:value-type="string" office:string-value="NGAVMYVLLSEK" calcext:value-type="string">
            <text:p>NGAVMYVLLSEK</text:p>
          </table:table-cell>
          <table:table-cell office:value-type="string" calcext:value-type="string">
            <text:p>TRHRC(+57.02)SDLEK</text:p>
          </table:table-cell>
          <table:table-cell table:formula="of:=SUBSTITUTE(SUBSTITUTE([.C2683];&quot;(+15.99)&quot;;&quot;&quot;);&quot;(+57.02)&quot;;&quot;&quot;)" office:value-type="string" office:string-value="TRHRCSDLEK" calcext:value-type="string">
            <text:p>TRHRCSDLEK</text:p>
          </table:table-cell>
        </table:table-row>
        <table:table-row table:style-name="ro2">
          <table:table-cell office:value-type="string" calcext:value-type="string">
            <text:p>RWHM(+15.99)LAPGVVEK</text:p>
          </table:table-cell>
          <table:table-cell table:formula="of:=SUBSTITUTE(SUBSTITUTE([.A2684];&quot;(+15.99)&quot;;&quot;&quot;);&quot;(+57.02)&quot;;&quot;&quot;)" office:value-type="string" office:string-value="RWHMLAPGVVEK" calcext:value-type="string">
            <text:p>RWHMLAPGVVEK</text:p>
          </table:table-cell>
          <table:table-cell office:value-type="string" calcext:value-type="string">
            <text:p>REVLDFMTRWMGLK</text:p>
          </table:table-cell>
          <table:table-cell table:formula="of:=SUBSTITUTE(SUBSTITUTE([.C2684];&quot;(+15.99)&quot;;&quot;&quot;);&quot;(+57.02)&quot;;&quot;&quot;)" office:value-type="string" office:string-value="REVLDFMTRWMGLK" calcext:value-type="string">
            <text:p>REVLDFMTRWMGLK</text:p>
          </table:table-cell>
        </table:table-row>
        <table:table-row table:style-name="ro1">
          <table:table-cell office:value-type="string" calcext:value-type="string">
            <text:p>ESDDC(+57.02)DM(+15.99)LLGK</text:p>
          </table:table-cell>
          <table:table-cell table:formula="of:=SUBSTITUTE(SUBSTITUTE([.A2685];&quot;(+15.99)&quot;;&quot;&quot;);&quot;(+57.02)&quot;;&quot;&quot;)" office:value-type="string" office:string-value="ESDDCDMLLGK" calcext:value-type="string">
            <text:p>ESDDCDMLLGK</text:p>
          </table:table-cell>
          <table:table-cell office:value-type="string" calcext:value-type="string">
            <text:p>EYYLRAAVK</text:p>
          </table:table-cell>
          <table:table-cell table:formula="of:=SUBSTITUTE(SUBSTITUTE([.C2685];&quot;(+15.99)&quot;;&quot;&quot;);&quot;(+57.02)&quot;;&quot;&quot;)" office:value-type="string" office:string-value="EYYLRAAVK" calcext:value-type="string">
            <text:p>EYYLRAAVK</text:p>
          </table:table-cell>
        </table:table-row>
        <table:table-row table:style-name="ro1">
          <table:table-cell office:value-type="string" calcext:value-type="string">
            <text:p>EC(+57.02)ALVPVKLAK</text:p>
          </table:table-cell>
          <table:table-cell table:formula="of:=SUBSTITUTE(SUBSTITUTE([.A2686];&quot;(+15.99)&quot;;&quot;&quot;);&quot;(+57.02)&quot;;&quot;&quot;)" office:value-type="string" office:string-value="ECALVPVKLAK" calcext:value-type="string">
            <text:p>ECALVPVKLAK</text:p>
          </table:table-cell>
          <table:table-cell office:value-type="string" calcext:value-type="string">
            <text:p>AMQHHEGK</text:p>
          </table:table-cell>
          <table:table-cell table:formula="of:=SUBSTITUTE(SUBSTITUTE([.C2686];&quot;(+15.99)&quot;;&quot;&quot;);&quot;(+57.02)&quot;;&quot;&quot;)" office:value-type="string" office:string-value="AMQHHEGK" calcext:value-type="string">
            <text:p>AMQHHEGK</text:p>
          </table:table-cell>
        </table:table-row>
        <table:table-row table:style-name="ro2">
          <table:table-cell office:value-type="string" calcext:value-type="string">
            <text:p>QNQLELSMEMAPK</text:p>
          </table:table-cell>
          <table:table-cell table:formula="of:=SUBSTITUTE(SUBSTITUTE([.A2687];&quot;(+15.99)&quot;;&quot;&quot;);&quot;(+57.02)&quot;;&quot;&quot;)" office:value-type="string" office:string-value="QNQLELSMEMAPK" calcext:value-type="string">
            <text:p>QNQLELSMEMAPK</text:p>
          </table:table-cell>
          <table:table-cell office:value-type="string" calcext:value-type="string">
            <text:p>C(+57.02)ATTNDAKGYSK</text:p>
          </table:table-cell>
          <table:table-cell table:formula="of:=SUBSTITUTE(SUBSTITUTE([.C2687];&quot;(+15.99)&quot;;&quot;&quot;);&quot;(+57.02)&quot;;&quot;&quot;)" office:value-type="string" office:string-value="CATTNDAKGYSK" calcext:value-type="string">
            <text:p>CATTNDAKGYSK</text:p>
          </table:table-cell>
        </table:table-row>
        <table:table-row table:style-name="ro1">
          <table:table-cell office:value-type="string" calcext:value-type="string">
            <text:p>EVM(+15.99)WEM(+15.99)LDEK</text:p>
          </table:table-cell>
          <table:table-cell table:formula="of:=SUBSTITUTE(SUBSTITUTE([.A2688];&quot;(+15.99)&quot;;&quot;&quot;);&quot;(+57.02)&quot;;&quot;&quot;)" office:value-type="string" office:string-value="EVMWEMLDEK" calcext:value-type="string">
            <text:p>EVMWEMLDEK</text:p>
          </table:table-cell>
          <table:table-cell office:value-type="string" calcext:value-type="string">
            <text:p>QMAAGRTVNK</text:p>
          </table:table-cell>
          <table:table-cell table:formula="of:=SUBSTITUTE(SUBSTITUTE([.C2688];&quot;(+15.99)&quot;;&quot;&quot;);&quot;(+57.02)&quot;;&quot;&quot;)" office:value-type="string" office:string-value="QMAAGRTVNK" calcext:value-type="string">
            <text:p>QMAAGRTVNK</text:p>
          </table:table-cell>
        </table:table-row>
        <table:table-row table:style-name="ro2">
          <table:table-cell office:value-type="string" calcext:value-type="string">
            <text:p>C(+57.02)EEVLLDQNMHTVGDVK</text:p>
          </table:table-cell>
          <table:table-cell table:formula="of:=SUBSTITUTE(SUBSTITUTE([.A2689];&quot;(+15.99)&quot;;&quot;&quot;);&quot;(+57.02)&quot;;&quot;&quot;)" office:value-type="string" office:string-value="CEEVLLDQNMHTVGDVK" calcext:value-type="string">
            <text:p>CEEVLLDQNMHTVGDVK</text:p>
          </table:table-cell>
          <table:table-cell office:value-type="string" calcext:value-type="string">
            <text:p>LQTPVAAM(+15.99)DEAK</text:p>
          </table:table-cell>
          <table:table-cell table:formula="of:=SUBSTITUTE(SUBSTITUTE([.C2689];&quot;(+15.99)&quot;;&quot;&quot;);&quot;(+57.02)&quot;;&quot;&quot;)" office:value-type="string" office:string-value="LQTPVAAMDEAK" calcext:value-type="string">
            <text:p>LQTPVAAMDEAK</text:p>
          </table:table-cell>
        </table:table-row>
        <table:table-row table:style-name="ro2">
          <table:table-cell office:value-type="string" calcext:value-type="string">
            <text:p>TTWWWALGMLETR</text:p>
          </table:table-cell>
          <table:table-cell table:formula="of:=SUBSTITUTE(SUBSTITUTE([.A2690];&quot;(+15.99)&quot;;&quot;&quot;);&quot;(+57.02)&quot;;&quot;&quot;)" office:value-type="string" office:string-value="TTWWWALGMLETR" calcext:value-type="string">
            <text:p>TTWWWALGMLETR</text:p>
          </table:table-cell>
          <table:table-cell office:value-type="string" calcext:value-type="string">
            <text:p>WC(+57.02)DC(+57.02)GLLGVSR</text:p>
          </table:table-cell>
          <table:table-cell table:formula="of:=SUBSTITUTE(SUBSTITUTE([.C2690];&quot;(+15.99)&quot;;&quot;&quot;);&quot;(+57.02)&quot;;&quot;&quot;)" office:value-type="string" office:string-value="WCDCGLLGVSR" calcext:value-type="string">
            <text:p>WCDCGLLGVSR</text:p>
          </table:table-cell>
        </table:table-row>
        <table:table-row table:style-name="ro2">
          <table:table-cell office:value-type="string" calcext:value-type="string">
            <text:p>VMPLDVLETVDHKC(+57.02)GK</text:p>
          </table:table-cell>
          <table:table-cell table:formula="of:=SUBSTITUTE(SUBSTITUTE([.A2691];&quot;(+15.99)&quot;;&quot;&quot;);&quot;(+57.02)&quot;;&quot;&quot;)" office:value-type="string" office:string-value="VMPLDVLETVDHKCGK" calcext:value-type="string">
            <text:p>VMPLDVLETVDHKCGK</text:p>
          </table:table-cell>
          <table:table-cell office:value-type="string" calcext:value-type="string">
            <text:p>ENDNGNSMDLTVR</text:p>
          </table:table-cell>
          <table:table-cell table:formula="of:=SUBSTITUTE(SUBSTITUTE([.C2691];&quot;(+15.99)&quot;;&quot;&quot;);&quot;(+57.02)&quot;;&quot;&quot;)" office:value-type="string" office:string-value="ENDNGNSMDLTVR" calcext:value-type="string">
            <text:p>ENDNGNSMDLTVR</text:p>
          </table:table-cell>
        </table:table-row>
        <table:table-row table:style-name="ro2">
          <table:table-cell office:value-type="string" calcext:value-type="string">
            <text:p>LSPLSTSLQNFWVELLTK</text:p>
          </table:table-cell>
          <table:table-cell table:formula="of:=SUBSTITUTE(SUBSTITUTE([.A2692];&quot;(+15.99)&quot;;&quot;&quot;);&quot;(+57.02)&quot;;&quot;&quot;)" office:value-type="string" office:string-value="LSPLSTSLQNFWVELLTK" calcext:value-type="string">
            <text:p>LSPLSTSLQNFWVELLTK</text:p>
          </table:table-cell>
          <table:table-cell office:value-type="string" calcext:value-type="string">
            <text:p>KPWC(+57.02)YHWTLNSLTNLMEPR</text:p>
          </table:table-cell>
          <table:table-cell table:formula="of:=SUBSTITUTE(SUBSTITUTE([.C2692];&quot;(+15.99)&quot;;&quot;&quot;);&quot;(+57.02)&quot;;&quot;&quot;)" office:value-type="string" office:string-value="KPWCYHWTLNSLTNLMEPR" calcext:value-type="string">
            <text:p>KPWCYHWTLNSLTNLMEPR</text:p>
          </table:table-cell>
        </table:table-row>
        <table:table-row table:style-name="ro2">
          <table:table-cell office:value-type="string" calcext:value-type="string">
            <text:p>AC(+57.02)AYLQLK</text:p>
          </table:table-cell>
          <table:table-cell table:formula="of:=SUBSTITUTE(SUBSTITUTE([.A2693];&quot;(+15.99)&quot;;&quot;&quot;);&quot;(+57.02)&quot;;&quot;&quot;)" office:value-type="string" office:string-value="ACAYLQLK" calcext:value-type="string">
            <text:p>ACAYLQLK</text:p>
          </table:table-cell>
          <table:table-cell office:value-type="string" calcext:value-type="string">
            <text:p>YLLVGAC(+57.02)GNVGK</text:p>
          </table:table-cell>
          <table:table-cell table:formula="of:=SUBSTITUTE(SUBSTITUTE([.C2693];&quot;(+15.99)&quot;;&quot;&quot;);&quot;(+57.02)&quot;;&quot;&quot;)" office:value-type="string" office:string-value="YLLVGACGNVGK" calcext:value-type="string">
            <text:p>YLLVGACGNVGK</text:p>
          </table:table-cell>
        </table:table-row>
        <table:table-row table:style-name="ro2">
          <table:table-cell office:value-type="string" calcext:value-type="string">
            <text:p>NYDAVAGLANPAMNK</text:p>
          </table:table-cell>
          <table:table-cell table:formula="of:=SUBSTITUTE(SUBSTITUTE([.A2694];&quot;(+15.99)&quot;;&quot;&quot;);&quot;(+57.02)&quot;;&quot;&quot;)" office:value-type="string" office:string-value="NYDAVAGLANPAMNK" calcext:value-type="string">
            <text:p>NYDAVAGLANPAMNK</text:p>
          </table:table-cell>
          <table:table-cell office:value-type="string" calcext:value-type="string">
            <text:p>KSFWHLETALLAR</text:p>
          </table:table-cell>
          <table:table-cell table:formula="of:=SUBSTITUTE(SUBSTITUTE([.C2694];&quot;(+15.99)&quot;;&quot;&quot;);&quot;(+57.02)&quot;;&quot;&quot;)" office:value-type="string" office:string-value="KSFWHLETALLAR" calcext:value-type="string">
            <text:p>KSFWHLETALLAR</text:p>
          </table:table-cell>
        </table:table-row>
        <table:table-row table:style-name="ro2">
          <table:table-cell office:value-type="string" calcext:value-type="string">
            <text:p>GLASKLEGEEATNDLPK</text:p>
          </table:table-cell>
          <table:table-cell table:formula="of:=SUBSTITUTE(SUBSTITUTE([.A2695];&quot;(+15.99)&quot;;&quot;&quot;);&quot;(+57.02)&quot;;&quot;&quot;)" office:value-type="string" office:string-value="GLASKLEGEEATNDLPK" calcext:value-type="string">
            <text:p>GLASKLEGEEATNDLPK</text:p>
          </table:table-cell>
          <table:table-cell office:value-type="string" calcext:value-type="string">
            <text:p>SGNLVYVLGDER</text:p>
          </table:table-cell>
          <table:table-cell table:formula="of:=SUBSTITUTE(SUBSTITUTE([.C2695];&quot;(+15.99)&quot;;&quot;&quot;);&quot;(+57.02)&quot;;&quot;&quot;)" office:value-type="string" office:string-value="SGNLVYVLGDER" calcext:value-type="string">
            <text:p>SGNLVYVLGDER</text:p>
          </table:table-cell>
        </table:table-row>
        <table:table-row table:style-name="ro2">
          <table:table-cell office:value-type="string" calcext:value-type="string">
            <text:p>GHHPNLDALKLHC(+57.02)DLR</text:p>
          </table:table-cell>
          <table:table-cell table:formula="of:=SUBSTITUTE(SUBSTITUTE([.A2696];&quot;(+15.99)&quot;;&quot;&quot;);&quot;(+57.02)&quot;;&quot;&quot;)" office:value-type="string" office:string-value="GHHPNLDALKLHCDLR" calcext:value-type="string">
            <text:p>GHHPNLDALKLHCDLR</text:p>
          </table:table-cell>
          <table:table-cell office:value-type="string" calcext:value-type="string">
            <text:p>NVM(+15.99)KLAMC(+57.02)TGAK</text:p>
          </table:table-cell>
          <table:table-cell table:formula="of:=SUBSTITUTE(SUBSTITUTE([.C2696];&quot;(+15.99)&quot;;&quot;&quot;);&quot;(+57.02)&quot;;&quot;&quot;)" office:value-type="string" office:string-value="NVMKLAMCTGAK" calcext:value-type="string">
            <text:p>NVMKLAMCTGAK</text:p>
          </table:table-cell>
        </table:table-row>
        <table:table-row table:style-name="ro2">
          <table:table-cell office:value-type="string" calcext:value-type="string">
            <text:p>DSSFGSDTRLLGNAK</text:p>
          </table:table-cell>
          <table:table-cell table:formula="of:=SUBSTITUTE(SUBSTITUTE([.A2697];&quot;(+15.99)&quot;;&quot;&quot;);&quot;(+57.02)&quot;;&quot;&quot;)" office:value-type="string" office:string-value="DSSFGSDTRLLGNAK" calcext:value-type="string">
            <text:p>DSSFGSDTRLLGNAK</text:p>
          </table:table-cell>
          <table:table-cell office:value-type="string" calcext:value-type="string">
            <text:p>YVYVEDVLDELM(+15.99)PM(+15.99)SK</text:p>
          </table:table-cell>
          <table:table-cell table:formula="of:=SUBSTITUTE(SUBSTITUTE([.C2697];&quot;(+15.99)&quot;;&quot;&quot;);&quot;(+57.02)&quot;;&quot;&quot;)" office:value-type="string" office:string-value="YVYVEDVLDELMPMSK" calcext:value-type="string">
            <text:p>YVYVEDVLDELMPMSK</text:p>
          </table:table-cell>
        </table:table-row>
        <table:table-row table:style-name="ro2">
          <table:table-cell office:value-type="string" calcext:value-type="string">
            <text:p>KVPPFDALNATK</text:p>
          </table:table-cell>
          <table:table-cell table:formula="of:=SUBSTITUTE(SUBSTITUTE([.A2698];&quot;(+15.99)&quot;;&quot;&quot;);&quot;(+57.02)&quot;;&quot;&quot;)" office:value-type="string" office:string-value="KVPPFDALNATK" calcext:value-type="string">
            <text:p>KVPPFDALNATK</text:p>
          </table:table-cell>
          <table:table-cell office:value-type="string" calcext:value-type="string">
            <text:p>SMWETAEFQLWK</text:p>
          </table:table-cell>
          <table:table-cell table:formula="of:=SUBSTITUTE(SUBSTITUTE([.C2698];&quot;(+15.99)&quot;;&quot;&quot;);&quot;(+57.02)&quot;;&quot;&quot;)" office:value-type="string" office:string-value="SMWETAEFQLWK" calcext:value-type="string">
            <text:p>SMWETAEFQLWK</text:p>
          </table:table-cell>
        </table:table-row>
        <table:table-row table:style-name="ro1">
          <table:table-cell office:value-type="string" calcext:value-type="string">
            <text:p>FLLGSFHGYPR</text:p>
          </table:table-cell>
          <table:table-cell table:formula="of:=SUBSTITUTE(SUBSTITUTE([.A2699];&quot;(+15.99)&quot;;&quot;&quot;);&quot;(+57.02)&quot;;&quot;&quot;)" office:value-type="string" office:string-value="FLLGSFHGYPR" calcext:value-type="string">
            <text:p>FLLGSFHGYPR</text:p>
          </table:table-cell>
          <table:table-cell office:value-type="string" calcext:value-type="string">
            <text:p>HC(+57.02)GALM(+15.99)LFYDK</text:p>
          </table:table-cell>
          <table:table-cell table:formula="of:=SUBSTITUTE(SUBSTITUTE([.C2699];&quot;(+15.99)&quot;;&quot;&quot;);&quot;(+57.02)&quot;;&quot;&quot;)" office:value-type="string" office:string-value="HCGALMLFYDK" calcext:value-type="string">
            <text:p>HCGALMLFYDK</text:p>
          </table:table-cell>
        </table:table-row>
        <table:table-row table:style-name="ro1">
          <table:table-cell office:value-type="string" calcext:value-type="string">
            <text:p>YGM(+15.99)TGVSSQHK</text:p>
          </table:table-cell>
          <table:table-cell table:formula="of:=SUBSTITUTE(SUBSTITUTE([.A2700];&quot;(+15.99)&quot;;&quot;&quot;);&quot;(+57.02)&quot;;&quot;&quot;)" office:value-type="string" office:string-value="YGMTGVSSQHK" calcext:value-type="string">
            <text:p>YGMTGVSSQHK</text:p>
          </table:table-cell>
          <table:table-cell office:value-type="string" calcext:value-type="string">
            <text:p>DDEDHSK</text:p>
          </table:table-cell>
          <table:table-cell table:formula="of:=SUBSTITUTE(SUBSTITUTE([.C2700];&quot;(+15.99)&quot;;&quot;&quot;);&quot;(+57.02)&quot;;&quot;&quot;)" office:value-type="string" office:string-value="DDEDHSK" calcext:value-type="string">
            <text:p>DDEDHSK</text:p>
          </table:table-cell>
        </table:table-row>
        <table:table-row table:style-name="ro1">
          <table:table-cell office:value-type="string" calcext:value-type="string">
            <text:p>VYRSSC(+57.02)LGDK</text:p>
          </table:table-cell>
          <table:table-cell table:formula="of:=SUBSTITUTE(SUBSTITUTE([.A2701];&quot;(+15.99)&quot;;&quot;&quot;);&quot;(+57.02)&quot;;&quot;&quot;)" office:value-type="string" office:string-value="VYRSSCLGDK" calcext:value-type="string">
            <text:p>VYRSSCLGDK</text:p>
          </table:table-cell>
          <table:table-cell office:value-type="string" calcext:value-type="string">
            <text:p>WRTVRSHMC(+57.02)K</text:p>
          </table:table-cell>
          <table:table-cell table:formula="of:=SUBSTITUTE(SUBSTITUTE([.C2701];&quot;(+15.99)&quot;;&quot;&quot;);&quot;(+57.02)&quot;;&quot;&quot;)" office:value-type="string" office:string-value="WRTVRSHMCK" calcext:value-type="string">
            <text:p>WRTVRSHMCK</text:p>
          </table:table-cell>
        </table:table-row>
        <table:table-row table:style-name="ro2">
          <table:table-cell office:value-type="string" calcext:value-type="string">
            <text:p>LAPGKVFGM(+15.99)M(+15.99)VHK</text:p>
          </table:table-cell>
          <table:table-cell table:formula="of:=SUBSTITUTE(SUBSTITUTE([.A2702];&quot;(+15.99)&quot;;&quot;&quot;);&quot;(+57.02)&quot;;&quot;&quot;)" office:value-type="string" office:string-value="LAPGKVFGMMVHK" calcext:value-type="string">
            <text:p>LAPGKVFGMMVHK</text:p>
          </table:table-cell>
          <table:table-cell office:value-type="string" calcext:value-type="string">
            <text:p>ALLLFYENPNNK</text:p>
          </table:table-cell>
          <table:table-cell table:formula="of:=SUBSTITUTE(SUBSTITUTE([.C2702];&quot;(+15.99)&quot;;&quot;&quot;);&quot;(+57.02)&quot;;&quot;&quot;)" office:value-type="string" office:string-value="ALLLFYENPNNK" calcext:value-type="string">
            <text:p>ALLLFYENPNNK</text:p>
          </table:table-cell>
        </table:table-row>
        <table:table-row table:style-name="ro1">
          <table:table-cell office:value-type="string" calcext:value-type="string">
            <text:p>QGVQWSVDDGLSKR</text:p>
          </table:table-cell>
          <table:table-cell table:formula="of:=SUBSTITUTE(SUBSTITUTE([.A2703];&quot;(+15.99)&quot;;&quot;&quot;);&quot;(+57.02)&quot;;&quot;&quot;)" office:value-type="string" office:string-value="QGVQWSVDDGLSKR" calcext:value-type="string">
            <text:p>QGVQWSVDDGLSKR</text:p>
          </table:table-cell>
          <table:table-cell office:value-type="string" calcext:value-type="string">
            <text:p>NYNFEQRSK</text:p>
          </table:table-cell>
          <table:table-cell table:formula="of:=SUBSTITUTE(SUBSTITUTE([.C2703];&quot;(+15.99)&quot;;&quot;&quot;);&quot;(+57.02)&quot;;&quot;&quot;)" office:value-type="string" office:string-value="NYNFEQRSK" calcext:value-type="string">
            <text:p>NYNFEQRSK</text:p>
          </table:table-cell>
        </table:table-row>
        <table:table-row table:style-name="ro1">
          <table:table-cell office:value-type="string" calcext:value-type="string">
            <text:p>QAPQEPVEM(+15.99)EK</text:p>
          </table:table-cell>
          <table:table-cell table:formula="of:=SUBSTITUTE(SUBSTITUTE([.A2704];&quot;(+15.99)&quot;;&quot;&quot;);&quot;(+57.02)&quot;;&quot;&quot;)" office:value-type="string" office:string-value="QAPQEPVEMEK" calcext:value-type="string">
            <text:p>QAPQEPVEMEK</text:p>
          </table:table-cell>
          <table:table-cell office:value-type="string" calcext:value-type="string">
            <text:p>TC(+57.02)PC(+57.02)QLEGNEK</text:p>
          </table:table-cell>
          <table:table-cell table:formula="of:=SUBSTITUTE(SUBSTITUTE([.C2704];&quot;(+15.99)&quot;;&quot;&quot;);&quot;(+57.02)&quot;;&quot;&quot;)" office:value-type="string" office:string-value="TCPCQLEGNEK" calcext:value-type="string">
            <text:p>TCPCQLEGNEK</text:p>
          </table:table-cell>
        </table:table-row>
        <table:table-row table:style-name="ro1">
          <table:table-cell office:value-type="string" calcext:value-type="string">
            <text:p>LNAGPFRYYK</text:p>
          </table:table-cell>
          <table:table-cell table:formula="of:=SUBSTITUTE(SUBSTITUTE([.A2705];&quot;(+15.99)&quot;;&quot;&quot;);&quot;(+57.02)&quot;;&quot;&quot;)" office:value-type="string" office:string-value="LNAGPFRYYK" calcext:value-type="string">
            <text:p>LNAGPFRYYK</text:p>
          </table:table-cell>
          <table:table-cell office:value-type="string" calcext:value-type="string">
            <text:p>KGFLQTASAYK</text:p>
          </table:table-cell>
          <table:table-cell table:formula="of:=SUBSTITUTE(SUBSTITUTE([.C2705];&quot;(+15.99)&quot;;&quot;&quot;);&quot;(+57.02)&quot;;&quot;&quot;)" office:value-type="string" office:string-value="KGFLQTASAYK" calcext:value-type="string">
            <text:p>KGFLQTASAYK</text:p>
          </table:table-cell>
        </table:table-row>
        <table:table-row table:style-name="ro1">
          <table:table-cell office:value-type="string" calcext:value-type="string">
            <text:p>EVWLLLHKESPR</text:p>
          </table:table-cell>
          <table:table-cell table:formula="of:=SUBSTITUTE(SUBSTITUTE([.A2706];&quot;(+15.99)&quot;;&quot;&quot;);&quot;(+57.02)&quot;;&quot;&quot;)" office:value-type="string" office:string-value="EVWLLLHKESPR" calcext:value-type="string">
            <text:p>EVWLLLHKESPR</text:p>
          </table:table-cell>
          <table:table-cell office:value-type="string" calcext:value-type="string">
            <text:p>WSHYADAGLK</text:p>
          </table:table-cell>
          <table:table-cell table:formula="of:=SUBSTITUTE(SUBSTITUTE([.C2706];&quot;(+15.99)&quot;;&quot;&quot;);&quot;(+57.02)&quot;;&quot;&quot;)" office:value-type="string" office:string-value="WSHYADAGLK" calcext:value-type="string">
            <text:p>WSHYADAGLK</text:p>
          </table:table-cell>
        </table:table-row>
        <table:table-row table:style-name="ro2">
          <table:table-cell office:value-type="string" calcext:value-type="string">
            <text:p>NVAAQGKLLGK</text:p>
          </table:table-cell>
          <table:table-cell table:formula="of:=SUBSTITUTE(SUBSTITUTE([.A2707];&quot;(+15.99)&quot;;&quot;&quot;);&quot;(+57.02)&quot;;&quot;&quot;)" office:value-type="string" office:string-value="NVAAQGKLLGK" calcext:value-type="string">
            <text:p>NVAAQGKLLGK</text:p>
          </table:table-cell>
          <table:table-cell office:value-type="string" calcext:value-type="string">
            <text:p>WM(+15.99)SPHLASSGYQR</text:p>
          </table:table-cell>
          <table:table-cell table:formula="of:=SUBSTITUTE(SUBSTITUTE([.C2707];&quot;(+15.99)&quot;;&quot;&quot;);&quot;(+57.02)&quot;;&quot;&quot;)" office:value-type="string" office:string-value="WMSPHLASSGYQR" calcext:value-type="string">
            <text:p>WMSPHLASSGYQR</text:p>
          </table:table-cell>
        </table:table-row>
        <table:table-row table:style-name="ro2">
          <table:table-cell office:value-type="string" calcext:value-type="string">
            <text:p>SNMLLNEAPK</text:p>
          </table:table-cell>
          <table:table-cell table:formula="of:=SUBSTITUTE(SUBSTITUTE([.A2708];&quot;(+15.99)&quot;;&quot;&quot;);&quot;(+57.02)&quot;;&quot;&quot;)" office:value-type="string" office:string-value="SNMLLNEAPK" calcext:value-type="string">
            <text:p>SNMLLNEAPK</text:p>
          </table:table-cell>
          <table:table-cell office:value-type="string" calcext:value-type="string">
            <text:p>KWEC(+57.02)WEDFVFESSK</text:p>
          </table:table-cell>
          <table:table-cell table:formula="of:=SUBSTITUTE(SUBSTITUTE([.C2708];&quot;(+15.99)&quot;;&quot;&quot;);&quot;(+57.02)&quot;;&quot;&quot;)" office:value-type="string" office:string-value="KWECWEDFVFESSK" calcext:value-type="string">
            <text:p>KWECWEDFVFESSK</text:p>
          </table:table-cell>
        </table:table-row>
        <table:table-row table:style-name="ro2">
          <table:table-cell office:value-type="string" calcext:value-type="string">
            <text:p>KRVVSSYK</text:p>
          </table:table-cell>
          <table:table-cell table:formula="of:=SUBSTITUTE(SUBSTITUTE([.A2709];&quot;(+15.99)&quot;;&quot;&quot;);&quot;(+57.02)&quot;;&quot;&quot;)" office:value-type="string" office:string-value="KRVVSSYK" calcext:value-type="string">
            <text:p>KRVVSSYK</text:p>
          </table:table-cell>
          <table:table-cell office:value-type="string" calcext:value-type="string">
            <text:p>QC(+57.02)NSC(+57.02)LNEQNK</text:p>
          </table:table-cell>
          <table:table-cell table:formula="of:=SUBSTITUTE(SUBSTITUTE([.C2709];&quot;(+15.99)&quot;;&quot;&quot;);&quot;(+57.02)&quot;;&quot;&quot;)" office:value-type="string" office:string-value="QCNSCLNEQNK" calcext:value-type="string">
            <text:p>QCNSCLNEQNK</text:p>
          </table:table-cell>
        </table:table-row>
        <table:table-row table:style-name="ro2">
          <table:table-cell office:value-type="string" calcext:value-type="string">
            <text:p>EDLMNDWLMATK</text:p>
          </table:table-cell>
          <table:table-cell table:formula="of:=SUBSTITUTE(SUBSTITUTE([.A2710];&quot;(+15.99)&quot;;&quot;&quot;);&quot;(+57.02)&quot;;&quot;&quot;)" office:value-type="string" office:string-value="EDLMNDWLMATK" calcext:value-type="string">
            <text:p>EDLMNDWLMATK</text:p>
          </table:table-cell>
          <table:table-cell office:value-type="string" calcext:value-type="string">
            <text:p>YLFPVAFLVFKEHNK</text:p>
          </table:table-cell>
          <table:table-cell table:formula="of:=SUBSTITUTE(SUBSTITUTE([.C2710];&quot;(+15.99)&quot;;&quot;&quot;);&quot;(+57.02)&quot;;&quot;&quot;)" office:value-type="string" office:string-value="YLFPVAFLVFKEHNK" calcext:value-type="string">
            <text:p>YLFPVAFLVFKEHNK</text:p>
          </table:table-cell>
        </table:table-row>
        <table:table-row table:style-name="ro2">
          <table:table-cell office:value-type="string" calcext:value-type="string">
            <text:p>SLTLRLKGK</text:p>
          </table:table-cell>
          <table:table-cell table:formula="of:=SUBSTITUTE(SUBSTITUTE([.A2711];&quot;(+15.99)&quot;;&quot;&quot;);&quot;(+57.02)&quot;;&quot;&quot;)" office:value-type="string" office:string-value="SLTLRLKGK" calcext:value-type="string">
            <text:p>SLTLRLKGK</text:p>
          </table:table-cell>
          <table:table-cell office:value-type="string" calcext:value-type="string">
            <text:p>EVLWWAYDLFLK</text:p>
          </table:table-cell>
          <table:table-cell table:formula="of:=SUBSTITUTE(SUBSTITUTE([.C2711];&quot;(+15.99)&quot;;&quot;&quot;);&quot;(+57.02)&quot;;&quot;&quot;)" office:value-type="string" office:string-value="EVLWWAYDLFLK" calcext:value-type="string">
            <text:p>EVLWWAYDLFLK</text:p>
          </table:table-cell>
        </table:table-row>
        <table:table-row table:style-name="ro1">
          <table:table-cell office:value-type="string" calcext:value-type="string">
            <text:p>KFVPASYSFLER</text:p>
          </table:table-cell>
          <table:table-cell table:formula="of:=SUBSTITUTE(SUBSTITUTE([.A2712];&quot;(+15.99)&quot;;&quot;&quot;);&quot;(+57.02)&quot;;&quot;&quot;)" office:value-type="string" office:string-value="KFVPASYSFLER" calcext:value-type="string">
            <text:p>KFVPASYSFLER</text:p>
          </table:table-cell>
          <table:table-cell office:value-type="string" calcext:value-type="string">
            <text:p>RMPESSDVK</text:p>
          </table:table-cell>
          <table:table-cell table:formula="of:=SUBSTITUTE(SUBSTITUTE([.C2712];&quot;(+15.99)&quot;;&quot;&quot;);&quot;(+57.02)&quot;;&quot;&quot;)" office:value-type="string" office:string-value="RMPESSDVK" calcext:value-type="string">
            <text:p>RMPESSDVK</text:p>
          </table:table-cell>
        </table:table-row>
        <table:table-row table:style-name="ro2">
          <table:table-cell office:value-type="string" calcext:value-type="string">
            <text:p>QSYYEYDM(+15.99)SPAK</text:p>
          </table:table-cell>
          <table:table-cell table:formula="of:=SUBSTITUTE(SUBSTITUTE([.A2713];&quot;(+15.99)&quot;;&quot;&quot;);&quot;(+57.02)&quot;;&quot;&quot;)" office:value-type="string" office:string-value="QSYYEYDMSPAK" calcext:value-type="string">
            <text:p>QSYYEYDMSPAK</text:p>
          </table:table-cell>
          <table:table-cell office:value-type="string" calcext:value-type="string">
            <text:p>EFDRAMEKNM(+15.99)HSLK</text:p>
          </table:table-cell>
          <table:table-cell table:formula="of:=SUBSTITUTE(SUBSTITUTE([.C2713];&quot;(+15.99)&quot;;&quot;&quot;);&quot;(+57.02)&quot;;&quot;&quot;)" office:value-type="string" office:string-value="EFDRAMEKNMHSLK" calcext:value-type="string">
            <text:p>EFDRAMEKNMHSLK</text:p>
          </table:table-cell>
        </table:table-row>
        <table:table-row table:style-name="ro1">
          <table:table-cell office:value-type="string" calcext:value-type="string">
            <text:p>EM(+15.99)LVNNNLEGPLWQK</text:p>
          </table:table-cell>
          <table:table-cell table:formula="of:=SUBSTITUTE(SUBSTITUTE([.A2714];&quot;(+15.99)&quot;;&quot;&quot;);&quot;(+57.02)&quot;;&quot;&quot;)" office:value-type="string" office:string-value="EMLVNNNLEGPLWQK" calcext:value-type="string">
            <text:p>EMLVNNNLEGPLWQK</text:p>
          </table:table-cell>
          <table:table-cell office:value-type="string" calcext:value-type="string">
            <text:p>KAYGPSYFFK</text:p>
          </table:table-cell>
          <table:table-cell table:formula="of:=SUBSTITUTE(SUBSTITUTE([.C2714];&quot;(+15.99)&quot;;&quot;&quot;);&quot;(+57.02)&quot;;&quot;&quot;)" office:value-type="string" office:string-value="KAYGPSYFFK" calcext:value-type="string">
            <text:p>KAYGPSYFFK</text:p>
          </table:table-cell>
        </table:table-row>
        <table:table-row table:style-name="ro2">
          <table:table-cell office:value-type="string" calcext:value-type="string">
            <text:p>RTHRC(+57.02)SDLEK</text:p>
          </table:table-cell>
          <table:table-cell table:formula="of:=SUBSTITUTE(SUBSTITUTE([.A2715];&quot;(+15.99)&quot;;&quot;&quot;);&quot;(+57.02)&quot;;&quot;&quot;)" office:value-type="string" office:string-value="RTHRCSDLEK" calcext:value-type="string">
            <text:p>RTHRCSDLEK</text:p>
          </table:table-cell>
          <table:table-cell office:value-type="string" calcext:value-type="string">
            <text:p>YC(+57.02)M(+15.99)QSLC(+57.02)VALQK</text:p>
          </table:table-cell>
          <table:table-cell table:formula="of:=SUBSTITUTE(SUBSTITUTE([.C2715];&quot;(+15.99)&quot;;&quot;&quot;);&quot;(+57.02)&quot;;&quot;&quot;)" office:value-type="string" office:string-value="YCMQSLCVALQK" calcext:value-type="string">
            <text:p>YCMQSLCVALQK</text:p>
          </table:table-cell>
        </table:table-row>
        <table:table-row table:style-name="ro1">
          <table:table-cell office:value-type="string" calcext:value-type="string">
            <text:p>WWQRYTSSEPVM(+15.99)R</text:p>
          </table:table-cell>
          <table:table-cell table:formula="of:=SUBSTITUTE(SUBSTITUTE([.A2716];&quot;(+15.99)&quot;;&quot;&quot;);&quot;(+57.02)&quot;;&quot;&quot;)" office:value-type="string" office:string-value="WWQRYTSSEPVMR" calcext:value-type="string">
            <text:p>WWQRYTSSEPVMR</text:p>
          </table:table-cell>
          <table:table-cell office:value-type="string" calcext:value-type="string">
            <text:p>M(+15.99)TALFLTLATK</text:p>
          </table:table-cell>
          <table:table-cell table:formula="of:=SUBSTITUTE(SUBSTITUTE([.C2716];&quot;(+15.99)&quot;;&quot;&quot;);&quot;(+57.02)&quot;;&quot;&quot;)" office:value-type="string" office:string-value="MTALFLTLATK" calcext:value-type="string">
            <text:p>MTALFLTLATK</text:p>
          </table:table-cell>
        </table:table-row>
        <table:table-row table:style-name="ro2">
          <table:table-cell office:value-type="string" calcext:value-type="string">
            <text:p>NFLYGVLGR</text:p>
          </table:table-cell>
          <table:table-cell table:formula="of:=SUBSTITUTE(SUBSTITUTE([.A2717];&quot;(+15.99)&quot;;&quot;&quot;);&quot;(+57.02)&quot;;&quot;&quot;)" office:value-type="string" office:string-value="NFLYGVLGR" calcext:value-type="string">
            <text:p>NFLYGVLGR</text:p>
          </table:table-cell>
          <table:table-cell office:value-type="string" calcext:value-type="string">
            <text:p>VPHLQDLDDPAR</text:p>
          </table:table-cell>
          <table:table-cell table:formula="of:=SUBSTITUTE(SUBSTITUTE([.C2717];&quot;(+15.99)&quot;;&quot;&quot;);&quot;(+57.02)&quot;;&quot;&quot;)" office:value-type="string" office:string-value="VPHLQDLDDPAR" calcext:value-type="string">
            <text:p>VPHLQDLDDPAR</text:p>
          </table:table-cell>
        </table:table-row>
        <table:table-row table:style-name="ro2">
          <table:table-cell office:value-type="string" calcext:value-type="string">
            <text:p>QQTLLM(+15.99)C(+57.02)LDVLAR</text:p>
          </table:table-cell>
          <table:table-cell table:formula="of:=SUBSTITUTE(SUBSTITUTE([.A2718];&quot;(+15.99)&quot;;&quot;&quot;);&quot;(+57.02)&quot;;&quot;&quot;)" office:value-type="string" office:string-value="QQTLLMCLDVLAR" calcext:value-type="string">
            <text:p>QQTLLMCLDVLAR</text:p>
          </table:table-cell>
          <table:table-cell office:value-type="string" calcext:value-type="string">
            <text:p>GC(+57.02)DDMMHGSHLYK</text:p>
          </table:table-cell>
          <table:table-cell table:formula="of:=SUBSTITUTE(SUBSTITUTE([.C2718];&quot;(+15.99)&quot;;&quot;&quot;);&quot;(+57.02)&quot;;&quot;&quot;)" office:value-type="string" office:string-value="GCDDMMHGSHLYK" calcext:value-type="string">
            <text:p>GCDDMMHGSHLYK</text:p>
          </table:table-cell>
        </table:table-row>
        <table:table-row table:style-name="ro2">
          <table:table-cell office:value-type="string" calcext:value-type="string">
            <text:p>EDENPLKAK</text:p>
          </table:table-cell>
          <table:table-cell table:formula="of:=SUBSTITUTE(SUBSTITUTE([.A2719];&quot;(+15.99)&quot;;&quot;&quot;);&quot;(+57.02)&quot;;&quot;&quot;)" office:value-type="string" office:string-value="EDENPLKAK" calcext:value-type="string">
            <text:p>EDENPLKAK</text:p>
          </table:table-cell>
          <table:table-cell office:value-type="string" calcext:value-type="string">
            <text:p>KPLVALTVGLMLR</text:p>
          </table:table-cell>
          <table:table-cell table:formula="of:=SUBSTITUTE(SUBSTITUTE([.C2719];&quot;(+15.99)&quot;;&quot;&quot;);&quot;(+57.02)&quot;;&quot;&quot;)" office:value-type="string" office:string-value="KPLVALTVGLMLR" calcext:value-type="string">
            <text:p>KPLVALTVGLMLR</text:p>
          </table:table-cell>
        </table:table-row>
        <table:table-row table:style-name="ro1">
          <table:table-cell office:value-type="string" calcext:value-type="string">
            <text:p>NDLSPLDVVDK</text:p>
          </table:table-cell>
          <table:table-cell table:formula="of:=SUBSTITUTE(SUBSTITUTE([.A2720];&quot;(+15.99)&quot;;&quot;&quot;);&quot;(+57.02)&quot;;&quot;&quot;)" office:value-type="string" office:string-value="NDLSPLDVVDK" calcext:value-type="string">
            <text:p>NDLSPLDVVDK</text:p>
          </table:table-cell>
          <table:table-cell office:value-type="string" calcext:value-type="string">
            <text:p>KDELTQSELDK</text:p>
          </table:table-cell>
          <table:table-cell table:formula="of:=SUBSTITUTE(SUBSTITUTE([.C2720];&quot;(+15.99)&quot;;&quot;&quot;);&quot;(+57.02)&quot;;&quot;&quot;)" office:value-type="string" office:string-value="KDELTQSELDK" calcext:value-type="string">
            <text:p>KDELTQSELDK</text:p>
          </table:table-cell>
        </table:table-row>
        <table:table-row table:style-name="ro2">
          <table:table-cell office:value-type="string" calcext:value-type="string">
            <text:p>GNPAPAC(+57.02)RM(+15.99)M(+15.99)R</text:p>
          </table:table-cell>
          <table:table-cell table:formula="of:=SUBSTITUTE(SUBSTITUTE([.A2721];&quot;(+15.99)&quot;;&quot;&quot;);&quot;(+57.02)&quot;;&quot;&quot;)" office:value-type="string" office:string-value="GNPAPACRMMR" calcext:value-type="string">
            <text:p>GNPAPACRMMR</text:p>
          </table:table-cell>
          <table:table-cell office:value-type="string" calcext:value-type="string">
            <text:p>DKTTLVAM(+15.99)DDVMDLVTRR</text:p>
          </table:table-cell>
          <table:table-cell table:formula="of:=SUBSTITUTE(SUBSTITUTE([.C2721];&quot;(+15.99)&quot;;&quot;&quot;);&quot;(+57.02)&quot;;&quot;&quot;)" office:value-type="string" office:string-value="DKTTLVAMDDVMDLVTRR" calcext:value-type="string">
            <text:p>DKTTLVAMDDVMDLVTRR</text:p>
          </table:table-cell>
        </table:table-row>
        <table:table-row table:style-name="ro2">
          <table:table-cell office:value-type="string" calcext:value-type="string">
            <text:p>QSSTPM(+15.99)NNLLR</text:p>
          </table:table-cell>
          <table:table-cell table:formula="of:=SUBSTITUTE(SUBSTITUTE([.A2722];&quot;(+15.99)&quot;;&quot;&quot;);&quot;(+57.02)&quot;;&quot;&quot;)" office:value-type="string" office:string-value="QSSTPMNNLLR" calcext:value-type="string">
            <text:p>QSSTPMNNLLR</text:p>
          </table:table-cell>
          <table:table-cell office:value-type="string" calcext:value-type="string">
            <text:p>WWWTMKPDFTNANLDLK</text:p>
          </table:table-cell>
          <table:table-cell table:formula="of:=SUBSTITUTE(SUBSTITUTE([.C2722];&quot;(+15.99)&quot;;&quot;&quot;);&quot;(+57.02)&quot;;&quot;&quot;)" office:value-type="string" office:string-value="WWWTMKPDFTNANLDLK" calcext:value-type="string">
            <text:p>WWWTMKPDFTNANLDLK</text:p>
          </table:table-cell>
        </table:table-row>
        <table:table-row table:style-name="ro2">
          <table:table-cell office:value-type="string" calcext:value-type="string">
            <text:p>RNPALERTGDFK</text:p>
          </table:table-cell>
          <table:table-cell table:formula="of:=SUBSTITUTE(SUBSTITUTE([.A2723];&quot;(+15.99)&quot;;&quot;&quot;);&quot;(+57.02)&quot;;&quot;&quot;)" office:value-type="string" office:string-value="RNPALERTGDFK" calcext:value-type="string">
            <text:p>RNPALERTGDFK</text:p>
          </table:table-cell>
          <table:table-cell office:value-type="string" calcext:value-type="string">
            <text:p>C(+57.02)C(+57.02)MWM(+15.99)PYLLLESK</text:p>
          </table:table-cell>
          <table:table-cell table:formula="of:=SUBSTITUTE(SUBSTITUTE([.C2723];&quot;(+15.99)&quot;;&quot;&quot;);&quot;(+57.02)&quot;;&quot;&quot;)" office:value-type="string" office:string-value="CCMWMPYLLLESK" calcext:value-type="string">
            <text:p>CCMWMPYLLLESK</text:p>
          </table:table-cell>
        </table:table-row>
        <table:table-row table:style-name="ro2">
          <table:table-cell office:value-type="string" calcext:value-type="string">
            <text:p>LWVTHYDWR</text:p>
          </table:table-cell>
          <table:table-cell table:formula="of:=SUBSTITUTE(SUBSTITUTE([.A2724];&quot;(+15.99)&quot;;&quot;&quot;);&quot;(+57.02)&quot;;&quot;&quot;)" office:value-type="string" office:string-value="LWVTHYDWR" calcext:value-type="string">
            <text:p>LWVTHYDWR</text:p>
          </table:table-cell>
          <table:table-cell office:value-type="string" calcext:value-type="string">
            <text:p>VNPGVMAQGTFATHK</text:p>
          </table:table-cell>
          <table:table-cell table:formula="of:=SUBSTITUTE(SUBSTITUTE([.C2724];&quot;(+15.99)&quot;;&quot;&quot;);&quot;(+57.02)&quot;;&quot;&quot;)" office:value-type="string" office:string-value="VNPGVMAQGTFATHK" calcext:value-type="string">
            <text:p>VNPGVMAQGTFATHK</text:p>
          </table:table-cell>
        </table:table-row>
        <table:table-row table:style-name="ro2">
          <table:table-cell office:value-type="string" calcext:value-type="string">
            <text:p>TETDEATPDLK</text:p>
          </table:table-cell>
          <table:table-cell table:formula="of:=SUBSTITUTE(SUBSTITUTE([.A2725];&quot;(+15.99)&quot;;&quot;&quot;);&quot;(+57.02)&quot;;&quot;&quot;)" office:value-type="string" office:string-value="TETDEATPDLK" calcext:value-type="string">
            <text:p>TETDEATPDLK</text:p>
          </table:table-cell>
          <table:table-cell office:value-type="string" calcext:value-type="string">
            <text:p>EC(+57.02)KLYPVANYRVVNK</text:p>
          </table:table-cell>
          <table:table-cell table:formula="of:=SUBSTITUTE(SUBSTITUTE([.C2725];&quot;(+15.99)&quot;;&quot;&quot;);&quot;(+57.02)&quot;;&quot;&quot;)" office:value-type="string" office:string-value="ECKLYPVANYRVVNK" calcext:value-type="string">
            <text:p>ECKLYPVANYRVVNK</text:p>
          </table:table-cell>
        </table:table-row>
        <table:table-row table:style-name="ro2">
          <table:table-cell office:value-type="string" calcext:value-type="string">
            <text:p>AFLGLLFEVDLHK</text:p>
          </table:table-cell>
          <table:table-cell table:formula="of:=SUBSTITUTE(SUBSTITUTE([.A2726];&quot;(+15.99)&quot;;&quot;&quot;);&quot;(+57.02)&quot;;&quot;&quot;)" office:value-type="string" office:string-value="AFLGLLFEVDLHK" calcext:value-type="string">
            <text:p>AFLGLLFEVDLHK</text:p>
          </table:table-cell>
          <table:table-cell office:value-type="string" calcext:value-type="string">
            <text:p>NYLLKPLESDDFKPVEK</text:p>
          </table:table-cell>
          <table:table-cell table:formula="of:=SUBSTITUTE(SUBSTITUTE([.C2726];&quot;(+15.99)&quot;;&quot;&quot;);&quot;(+57.02)&quot;;&quot;&quot;)" office:value-type="string" office:string-value="NYLLKPLESDDFKPVEK" calcext:value-type="string">
            <text:p>NYLLKPLESDDFKPVEK</text:p>
          </table:table-cell>
        </table:table-row>
        <table:table-row table:style-name="ro2">
          <table:table-cell office:value-type="string" calcext:value-type="string">
            <text:p>EALLNDELASLLK</text:p>
          </table:table-cell>
          <table:table-cell table:formula="of:=SUBSTITUTE(SUBSTITUTE([.A2727];&quot;(+15.99)&quot;;&quot;&quot;);&quot;(+57.02)&quot;;&quot;&quot;)" office:value-type="string" office:string-value="EALLNDELASLLK" calcext:value-type="string">
            <text:p>EALLNDELASLLK</text:p>
          </table:table-cell>
          <table:table-cell office:value-type="string" calcext:value-type="string">
            <text:p>KDKDSSLEFDKGK</text:p>
          </table:table-cell>
          <table:table-cell table:formula="of:=SUBSTITUTE(SUBSTITUTE([.C2727];&quot;(+15.99)&quot;;&quot;&quot;);&quot;(+57.02)&quot;;&quot;&quot;)" office:value-type="string" office:string-value="KDKDSSLEFDKGK" calcext:value-type="string">
            <text:p>KDKDSSLEFDKGK</text:p>
          </table:table-cell>
        </table:table-row>
        <table:table-row table:style-name="ro2">
          <table:table-cell office:value-type="string" calcext:value-type="string">
            <text:p>YC(+57.02)PM(+15.99)QVPVVM(+15.99)GGWTSASR</text:p>
          </table:table-cell>
          <table:table-cell table:formula="of:=SUBSTITUTE(SUBSTITUTE([.A2728];&quot;(+15.99)&quot;;&quot;&quot;);&quot;(+57.02)&quot;;&quot;&quot;)" office:value-type="string" office:string-value="YCPMQVPVVMGGWTSASR" calcext:value-type="string">
            <text:p>YCPMQVPVVMGGWTSASR</text:p>
          </table:table-cell>
          <table:table-cell office:value-type="string" calcext:value-type="string">
            <text:p>QVVWVC(+57.02)TTGSR</text:p>
          </table:table-cell>
          <table:table-cell table:formula="of:=SUBSTITUTE(SUBSTITUTE([.C2728];&quot;(+15.99)&quot;;&quot;&quot;);&quot;(+57.02)&quot;;&quot;&quot;)" office:value-type="string" office:string-value="QVVWVCTTGSR" calcext:value-type="string">
            <text:p>QVVWVCTTGSR</text:p>
          </table:table-cell>
        </table:table-row>
        <table:table-row table:style-name="ro1">
          <table:table-cell office:value-type="string" calcext:value-type="string">
            <text:p>QPVQVLK</text:p>
          </table:table-cell>
          <table:table-cell table:formula="of:=SUBSTITUTE(SUBSTITUTE([.A2729];&quot;(+15.99)&quot;;&quot;&quot;);&quot;(+57.02)&quot;;&quot;&quot;)" office:value-type="string" office:string-value="QPVQVLK" calcext:value-type="string">
            <text:p>QPVQVLK</text:p>
          </table:table-cell>
          <table:table-cell office:value-type="string" calcext:value-type="string">
            <text:p>TC(+57.02)M(+15.99)QGNTR</text:p>
          </table:table-cell>
          <table:table-cell table:formula="of:=SUBSTITUTE(SUBSTITUTE([.C2729];&quot;(+15.99)&quot;;&quot;&quot;);&quot;(+57.02)&quot;;&quot;&quot;)" office:value-type="string" office:string-value="TCMQGNTR" calcext:value-type="string">
            <text:p>TCMQGNTR</text:p>
          </table:table-cell>
        </table:table-row>
        <table:table-row table:style-name="ro2">
          <table:table-cell office:value-type="string" calcext:value-type="string">
            <text:p>KALTGAAPTAAHPPK</text:p>
          </table:table-cell>
          <table:table-cell table:formula="of:=SUBSTITUTE(SUBSTITUTE([.A2730];&quot;(+15.99)&quot;;&quot;&quot;);&quot;(+57.02)&quot;;&quot;&quot;)" office:value-type="string" office:string-value="KALTGAAPTAAHPPK" calcext:value-type="string">
            <text:p>KALTGAAPTAAHPPK</text:p>
          </table:table-cell>
          <table:table-cell office:value-type="string" calcext:value-type="string">
            <text:p>EDWAAAVEPGR</text:p>
          </table:table-cell>
          <table:table-cell table:formula="of:=SUBSTITUTE(SUBSTITUTE([.C2730];&quot;(+15.99)&quot;;&quot;&quot;);&quot;(+57.02)&quot;;&quot;&quot;)" office:value-type="string" office:string-value="EDWAAAVEPGR" calcext:value-type="string">
            <text:p>EDWAAAVEPGR</text:p>
          </table:table-cell>
        </table:table-row>
        <table:table-row table:style-name="ro2">
          <table:table-cell office:value-type="string" calcext:value-type="string">
            <text:p>FEDTC(+57.02)HQGC(+57.02)TQSTAR</text:p>
          </table:table-cell>
          <table:table-cell table:formula="of:=SUBSTITUTE(SUBSTITUTE([.A2731];&quot;(+15.99)&quot;;&quot;&quot;);&quot;(+57.02)&quot;;&quot;&quot;)" office:value-type="string" office:string-value="FEDTCHQGCTQSTAR" calcext:value-type="string">
            <text:p>FEDTCHQGCTQSTAR</text:p>
          </table:table-cell>
          <table:table-cell office:value-type="string" calcext:value-type="string">
            <text:p>MVPLDVM(+15.99)PVVDTMHLK</text:p>
          </table:table-cell>
          <table:table-cell table:formula="of:=SUBSTITUTE(SUBSTITUTE([.C2731];&quot;(+15.99)&quot;;&quot;&quot;);&quot;(+57.02)&quot;;&quot;&quot;)" office:value-type="string" office:string-value="MVPLDVMPVVDTMHLK" calcext:value-type="string">
            <text:p>MVPLDVMPVVDTMHLK</text:p>
          </table:table-cell>
        </table:table-row>
        <table:table-row table:style-name="ro2">
          <table:table-cell office:value-type="string" calcext:value-type="string">
            <text:p>FASALGPWGKPR</text:p>
          </table:table-cell>
          <table:table-cell table:formula="of:=SUBSTITUTE(SUBSTITUTE([.A2732];&quot;(+15.99)&quot;;&quot;&quot;);&quot;(+57.02)&quot;;&quot;&quot;)" office:value-type="string" office:string-value="FASALGPWGKPR" calcext:value-type="string">
            <text:p>FASALGPWGKPR</text:p>
          </table:table-cell>
          <table:table-cell office:value-type="string" calcext:value-type="string">
            <text:p>HSVDPPQGYHK</text:p>
          </table:table-cell>
          <table:table-cell table:formula="of:=SUBSTITUTE(SUBSTITUTE([.C2732];&quot;(+15.99)&quot;;&quot;&quot;);&quot;(+57.02)&quot;;&quot;&quot;)" office:value-type="string" office:string-value="HSVDPPQGYHK" calcext:value-type="string">
            <text:p>HSVDPPQGYHK</text:p>
          </table:table-cell>
        </table:table-row>
        <table:table-row table:style-name="ro1">
          <table:table-cell office:value-type="string" calcext:value-type="string">
            <text:p>KDC(+57.02)WC(+57.02)YEMYANR</text:p>
          </table:table-cell>
          <table:table-cell table:formula="of:=SUBSTITUTE(SUBSTITUTE([.A2733];&quot;(+15.99)&quot;;&quot;&quot;);&quot;(+57.02)&quot;;&quot;&quot;)" office:value-type="string" office:string-value="KDCWCYEMYANR" calcext:value-type="string">
            <text:p>KDCWCYEMYANR</text:p>
          </table:table-cell>
          <table:table-cell office:value-type="string" calcext:value-type="string">
            <text:p>EANLM(+15.99)PLEDR</text:p>
          </table:table-cell>
          <table:table-cell table:formula="of:=SUBSTITUTE(SUBSTITUTE([.C2733];&quot;(+15.99)&quot;;&quot;&quot;);&quot;(+57.02)&quot;;&quot;&quot;)" office:value-type="string" office:string-value="EANLMPLEDR" calcext:value-type="string">
            <text:p>EANLMPLEDR</text:p>
          </table:table-cell>
        </table:table-row>
        <table:table-row table:style-name="ro1">
          <table:table-cell office:value-type="string" calcext:value-type="string">
            <text:p>NYC(+57.02)LTFWLYPQGLWK</text:p>
          </table:table-cell>
          <table:table-cell table:formula="of:=SUBSTITUTE(SUBSTITUTE([.A2734];&quot;(+15.99)&quot;;&quot;&quot;);&quot;(+57.02)&quot;;&quot;&quot;)" office:value-type="string" office:string-value="NYCLTFWLYPQGLWK" calcext:value-type="string">
            <text:p>NYCLTFWLYPQGLWK</text:p>
          </table:table-cell>
          <table:table-cell office:value-type="string" calcext:value-type="string">
            <text:p>KGFLQTHLNR</text:p>
          </table:table-cell>
          <table:table-cell table:formula="of:=SUBSTITUTE(SUBSTITUTE([.C2734];&quot;(+15.99)&quot;;&quot;&quot;);&quot;(+57.02)&quot;;&quot;&quot;)" office:value-type="string" office:string-value="KGFLQTHLNR" calcext:value-type="string">
            <text:p>KGFLQTHLNR</text:p>
          </table:table-cell>
        </table:table-row>
        <table:table-row table:style-name="ro2">
          <table:table-cell office:value-type="string" calcext:value-type="string">
            <text:p>KPSGEVNVGTK</text:p>
          </table:table-cell>
          <table:table-cell table:formula="of:=SUBSTITUTE(SUBSTITUTE([.A2735];&quot;(+15.99)&quot;;&quot;&quot;);&quot;(+57.02)&quot;;&quot;&quot;)" office:value-type="string" office:string-value="KPSGEVNVGTK" calcext:value-type="string">
            <text:p>KPSGEVNVGTK</text:p>
          </table:table-cell>
          <table:table-cell office:value-type="string" calcext:value-type="string">
            <text:p>NNC(+57.02)LTSHDGGPLVAR</text:p>
          </table:table-cell>
          <table:table-cell table:formula="of:=SUBSTITUTE(SUBSTITUTE([.C2735];&quot;(+15.99)&quot;;&quot;&quot;);&quot;(+57.02)&quot;;&quot;&quot;)" office:value-type="string" office:string-value="NNCLTSHDGGPLVAR" calcext:value-type="string">
            <text:p>NNCLTSHDGGPLVAR</text:p>
          </table:table-cell>
        </table:table-row>
        <table:table-row table:style-name="ro2">
          <table:table-cell office:value-type="string" calcext:value-type="string">
            <text:p>VATVSAGGDEDLGSLLSKK</text:p>
          </table:table-cell>
          <table:table-cell table:formula="of:=SUBSTITUTE(SUBSTITUTE([.A2736];&quot;(+15.99)&quot;;&quot;&quot;);&quot;(+57.02)&quot;;&quot;&quot;)" office:value-type="string" office:string-value="VATVSAGGDEDLGSLLSKK" calcext:value-type="string">
            <text:p>VATVSAGGDEDLGSLLSKK</text:p>
          </table:table-cell>
          <table:table-cell office:value-type="string" calcext:value-type="string">
            <text:p>WSSYTLASK</text:p>
          </table:table-cell>
          <table:table-cell table:formula="of:=SUBSTITUTE(SUBSTITUTE([.C2736];&quot;(+15.99)&quot;;&quot;&quot;);&quot;(+57.02)&quot;;&quot;&quot;)" office:value-type="string" office:string-value="WSSYTLASK" calcext:value-type="string">
            <text:p>WSSYTLASK</text:p>
          </table:table-cell>
        </table:table-row>
        <table:table-row table:style-name="ro2">
          <table:table-cell office:value-type="string" calcext:value-type="string">
            <text:p>RM(+15.99)DEKVKQPVLR</text:p>
          </table:table-cell>
          <table:table-cell table:formula="of:=SUBSTITUTE(SUBSTITUTE([.A2737];&quot;(+15.99)&quot;;&quot;&quot;);&quot;(+57.02)&quot;;&quot;&quot;)" office:value-type="string" office:string-value="RMDEKVKQPVLR" calcext:value-type="string">
            <text:p>RMDEKVKQPVLR</text:p>
          </table:table-cell>
          <table:table-cell office:value-type="string" calcext:value-type="string">
            <text:p>EAEC(+57.02)M(+15.99)DGAVQDK</text:p>
          </table:table-cell>
          <table:table-cell table:formula="of:=SUBSTITUTE(SUBSTITUTE([.C2737];&quot;(+15.99)&quot;;&quot;&quot;);&quot;(+57.02)&quot;;&quot;&quot;)" office:value-type="string" office:string-value="EAECMDGAVQDK" calcext:value-type="string">
            <text:p>EAECMDGAVQDK</text:p>
          </table:table-cell>
        </table:table-row>
        <table:table-row table:style-name="ro1">
          <table:table-cell office:value-type="string" calcext:value-type="string">
            <text:p>FLENTGLK</text:p>
          </table:table-cell>
          <table:table-cell table:formula="of:=SUBSTITUTE(SUBSTITUTE([.A2738];&quot;(+15.99)&quot;;&quot;&quot;);&quot;(+57.02)&quot;;&quot;&quot;)" office:value-type="string" office:string-value="FLENTGLK" calcext:value-type="string">
            <text:p>FLENTGLK</text:p>
          </table:table-cell>
          <table:table-cell office:value-type="string" calcext:value-type="string">
            <text:p>WPVVVNK</text:p>
          </table:table-cell>
          <table:table-cell table:formula="of:=SUBSTITUTE(SUBSTITUTE([.C2738];&quot;(+15.99)&quot;;&quot;&quot;);&quot;(+57.02)&quot;;&quot;&quot;)" office:value-type="string" office:string-value="WPVVVNK" calcext:value-type="string">
            <text:p>WPVVVNK</text:p>
          </table:table-cell>
        </table:table-row>
        <table:table-row table:style-name="ro2">
          <table:table-cell office:value-type="string" calcext:value-type="string">
            <text:p>AFPGFWVAK</text:p>
          </table:table-cell>
          <table:table-cell table:formula="of:=SUBSTITUTE(SUBSTITUTE([.A2739];&quot;(+15.99)&quot;;&quot;&quot;);&quot;(+57.02)&quot;;&quot;&quot;)" office:value-type="string" office:string-value="AFPGFWVAK" calcext:value-type="string">
            <text:p>AFPGFWVAK</text:p>
          </table:table-cell>
          <table:table-cell office:value-type="string" calcext:value-type="string">
            <text:p>ELELTMMLENTGVALLR</text:p>
          </table:table-cell>
          <table:table-cell table:formula="of:=SUBSTITUTE(SUBSTITUTE([.C2739];&quot;(+15.99)&quot;;&quot;&quot;);&quot;(+57.02)&quot;;&quot;&quot;)" office:value-type="string" office:string-value="ELELTMMLENTGVALLR" calcext:value-type="string">
            <text:p>ELELTMMLENTGVALLR</text:p>
          </table:table-cell>
        </table:table-row>
        <table:table-row table:style-name="ro2">
          <table:table-cell office:value-type="string" calcext:value-type="string">
            <text:p>HTMASVHLSYK</text:p>
          </table:table-cell>
          <table:table-cell table:formula="of:=SUBSTITUTE(SUBSTITUTE([.A2740];&quot;(+15.99)&quot;;&quot;&quot;);&quot;(+57.02)&quot;;&quot;&quot;)" office:value-type="string" office:string-value="HTMASVHLSYK" calcext:value-type="string">
            <text:p>HTMASVHLSYK</text:p>
          </table:table-cell>
          <table:table-cell office:value-type="string" calcext:value-type="string">
            <text:p>SMWYVHFSPTWTLGTGK</text:p>
          </table:table-cell>
          <table:table-cell table:formula="of:=SUBSTITUTE(SUBSTITUTE([.C2740];&quot;(+15.99)&quot;;&quot;&quot;);&quot;(+57.02)&quot;;&quot;&quot;)" office:value-type="string" office:string-value="SMWYVHFSPTWTLGTGK" calcext:value-type="string">
            <text:p>SMWYVHFSPTWTLGTGK</text:p>
          </table:table-cell>
        </table:table-row>
        <table:table-row table:style-name="ro2">
          <table:table-cell office:value-type="string" calcext:value-type="string">
            <text:p>VPWVAAVK</text:p>
          </table:table-cell>
          <table:table-cell table:formula="of:=SUBSTITUTE(SUBSTITUTE([.A2741];&quot;(+15.99)&quot;;&quot;&quot;);&quot;(+57.02)&quot;;&quot;&quot;)" office:value-type="string" office:string-value="VPWVAAVK" calcext:value-type="string">
            <text:p>VPWVAAVK</text:p>
          </table:table-cell>
          <table:table-cell office:value-type="string" calcext:value-type="string">
            <text:p>SM(+15.99)DEMFC(+57.02)RQALR</text:p>
          </table:table-cell>
          <table:table-cell table:formula="of:=SUBSTITUTE(SUBSTITUTE([.C2741];&quot;(+15.99)&quot;;&quot;&quot;);&quot;(+57.02)&quot;;&quot;&quot;)" office:value-type="string" office:string-value="SMDEMFCRQALR" calcext:value-type="string">
            <text:p>SMDEMFCRQALR</text:p>
          </table:table-cell>
        </table:table-row>
        <table:table-row table:style-name="ro2">
          <table:table-cell office:value-type="string" calcext:value-type="string">
            <text:p>QRLRGGDYLLK</text:p>
          </table:table-cell>
          <table:table-cell table:formula="of:=SUBSTITUTE(SUBSTITUTE([.A2742];&quot;(+15.99)&quot;;&quot;&quot;);&quot;(+57.02)&quot;;&quot;&quot;)" office:value-type="string" office:string-value="QRLRGGDYLLK" calcext:value-type="string">
            <text:p>QRLRGGDYLLK</text:p>
          </table:table-cell>
          <table:table-cell office:value-type="string" calcext:value-type="string">
            <text:p>SPPNQM(+15.99)M(+15.99)DYSPAK</text:p>
          </table:table-cell>
          <table:table-cell table:formula="of:=SUBSTITUTE(SUBSTITUTE([.C2742];&quot;(+15.99)&quot;;&quot;&quot;);&quot;(+57.02)&quot;;&quot;&quot;)" office:value-type="string" office:string-value="SPPNQMMDYSPAK" calcext:value-type="string">
            <text:p>SPPNQMMDYSPAK</text:p>
          </table:table-cell>
        </table:table-row>
        <table:table-row table:style-name="ro1">
          <table:table-cell office:value-type="string" calcext:value-type="string">
            <text:p>LVYSKMAGTYLK</text:p>
          </table:table-cell>
          <table:table-cell table:formula="of:=SUBSTITUTE(SUBSTITUTE([.A2743];&quot;(+15.99)&quot;;&quot;&quot;);&quot;(+57.02)&quot;;&quot;&quot;)" office:value-type="string" office:string-value="LVYSKMAGTYLK" calcext:value-type="string">
            <text:p>LVYSKMAGTYLK</text:p>
          </table:table-cell>
          <table:table-cell office:value-type="string" calcext:value-type="string">
            <text:p>M(+15.99)SHM(+15.99)ATVC(+57.02)HR</text:p>
          </table:table-cell>
          <table:table-cell table:formula="of:=SUBSTITUTE(SUBSTITUTE([.C2743];&quot;(+15.99)&quot;;&quot;&quot;);&quot;(+57.02)&quot;;&quot;&quot;)" office:value-type="string" office:string-value="MSHMATVCHR" calcext:value-type="string">
            <text:p>MSHMATVCHR</text:p>
          </table:table-cell>
        </table:table-row>
        <table:table-row table:style-name="ro2">
          <table:table-cell office:value-type="string" calcext:value-type="string">
            <text:p>C(+57.02)GC(+57.02)C(+57.02)SEVSAQVLR</text:p>
          </table:table-cell>
          <table:table-cell table:formula="of:=SUBSTITUTE(SUBSTITUTE([.A2744];&quot;(+15.99)&quot;;&quot;&quot;);&quot;(+57.02)&quot;;&quot;&quot;)" office:value-type="string" office:string-value="CGCCSEVSAQVLR" calcext:value-type="string">
            <text:p>CGCCSEVSAQVLR</text:p>
          </table:table-cell>
          <table:table-cell office:value-type="string" calcext:value-type="string">
            <text:p>AM(+15.99)PDLWRYHHR</text:p>
          </table:table-cell>
          <table:table-cell table:formula="of:=SUBSTITUTE(SUBSTITUTE([.C2744];&quot;(+15.99)&quot;;&quot;&quot;);&quot;(+57.02)&quot;;&quot;&quot;)" office:value-type="string" office:string-value="AMPDLWRYHHR" calcext:value-type="string">
            <text:p>AMPDLWRYHHR</text:p>
          </table:table-cell>
        </table:table-row>
        <table:table-row table:style-name="ro2">
          <table:table-cell office:value-type="string" calcext:value-type="string">
            <text:p>RRRC(+57.02)TRDTFESLEC(+57.02)C(+57.02)PR</text:p>
          </table:table-cell>
          <table:table-cell table:formula="of:=SUBSTITUTE(SUBSTITUTE([.A2745];&quot;(+15.99)&quot;;&quot;&quot;);&quot;(+57.02)&quot;;&quot;&quot;)" office:value-type="string" office:string-value="RRRCTRDTFESLECCPR" calcext:value-type="string">
            <text:p>RRRCTRDTFESLECCPR</text:p>
          </table:table-cell>
          <table:table-cell office:value-type="string" calcext:value-type="string">
            <text:p>TLWC(+57.02)FHPYLLLTDKK</text:p>
          </table:table-cell>
          <table:table-cell table:formula="of:=SUBSTITUTE(SUBSTITUTE([.C2745];&quot;(+15.99)&quot;;&quot;&quot;);&quot;(+57.02)&quot;;&quot;&quot;)" office:value-type="string" office:string-value="TLWCFHPYLLLTDKK" calcext:value-type="string">
            <text:p>TLWCFHPYLLLTDKK</text:p>
          </table:table-cell>
        </table:table-row>
        <table:table-row table:style-name="ro2">
          <table:table-cell office:value-type="string" calcext:value-type="string">
            <text:p>LYREFQEFTLAEK</text:p>
          </table:table-cell>
          <table:table-cell table:formula="of:=SUBSTITUTE(SUBSTITUTE([.A2746];&quot;(+15.99)&quot;;&quot;&quot;);&quot;(+57.02)&quot;;&quot;&quot;)" office:value-type="string" office:string-value="LYREFQEFTLAEK" calcext:value-type="string">
            <text:p>LYREFQEFTLAEK</text:p>
          </table:table-cell>
          <table:table-cell office:value-type="string" calcext:value-type="string">
            <text:p>RC(+57.02)PWVEYSVAAR</text:p>
          </table:table-cell>
          <table:table-cell table:formula="of:=SUBSTITUTE(SUBSTITUTE([.C2746];&quot;(+15.99)&quot;;&quot;&quot;);&quot;(+57.02)&quot;;&quot;&quot;)" office:value-type="string" office:string-value="RCPWVEYSVAAR" calcext:value-type="string">
            <text:p>RCPWVEYSVAAR</text:p>
          </table:table-cell>
        </table:table-row>
        <table:table-row table:style-name="ro1">
          <table:table-cell office:value-type="string" calcext:value-type="string">
            <text:p>KPMC(+57.02)EDAGNASLK</text:p>
          </table:table-cell>
          <table:table-cell table:formula="of:=SUBSTITUTE(SUBSTITUTE([.A2747];&quot;(+15.99)&quot;;&quot;&quot;);&quot;(+57.02)&quot;;&quot;&quot;)" office:value-type="string" office:string-value="KPMCEDAGNASLK" calcext:value-type="string">
            <text:p>KPMCEDAGNASLK</text:p>
          </table:table-cell>
          <table:table-cell office:value-type="string" calcext:value-type="string">
            <text:p>EPVC(+57.02)YFLLMK</text:p>
          </table:table-cell>
          <table:table-cell table:formula="of:=SUBSTITUTE(SUBSTITUTE([.C2747];&quot;(+15.99)&quot;;&quot;&quot;);&quot;(+57.02)&quot;;&quot;&quot;)" office:value-type="string" office:string-value="EPVCYFLLMK" calcext:value-type="string">
            <text:p>EPVCYFLLMK</text:p>
          </table:table-cell>
        </table:table-row>
        <table:table-row table:style-name="ro2">
          <table:table-cell office:value-type="string" calcext:value-type="string">
            <text:p>KNNATLDPLGWK</text:p>
          </table:table-cell>
          <table:table-cell table:formula="of:=SUBSTITUTE(SUBSTITUTE([.A2748];&quot;(+15.99)&quot;;&quot;&quot;);&quot;(+57.02)&quot;;&quot;&quot;)" office:value-type="string" office:string-value="KNNATLDPLGWK" calcext:value-type="string">
            <text:p>KNNATLDPLGWK</text:p>
          </table:table-cell>
          <table:table-cell office:value-type="string" calcext:value-type="string">
            <text:p>EEDTKAATRSTLK</text:p>
          </table:table-cell>
          <table:table-cell table:formula="of:=SUBSTITUTE(SUBSTITUTE([.C2748];&quot;(+15.99)&quot;;&quot;&quot;);&quot;(+57.02)&quot;;&quot;&quot;)" office:value-type="string" office:string-value="EEDTKAATRSTLK" calcext:value-type="string">
            <text:p>EEDTKAATRSTLK</text:p>
          </table:table-cell>
        </table:table-row>
        <table:table-row table:style-name="ro2">
          <table:table-cell office:value-type="string" calcext:value-type="string">
            <text:p>LGANFLMDSSLK</text:p>
          </table:table-cell>
          <table:table-cell table:formula="of:=SUBSTITUTE(SUBSTITUTE([.A2749];&quot;(+15.99)&quot;;&quot;&quot;);&quot;(+57.02)&quot;;&quot;&quot;)" office:value-type="string" office:string-value="LGANFLMDSSLK" calcext:value-type="string">
            <text:p>LGANFLMDSSLK</text:p>
          </table:table-cell>
          <table:table-cell office:value-type="string" calcext:value-type="string">
            <text:p>SNPTDEASLDLK</text:p>
          </table:table-cell>
          <table:table-cell table:formula="of:=SUBSTITUTE(SUBSTITUTE([.C2749];&quot;(+15.99)&quot;;&quot;&quot;);&quot;(+57.02)&quot;;&quot;&quot;)" office:value-type="string" office:string-value="SNPTDEASLDLK" calcext:value-type="string">
            <text:p>SNPTDEASLDLK</text:p>
          </table:table-cell>
        </table:table-row>
        <table:table-row table:style-name="ro2">
          <table:table-cell office:value-type="string" calcext:value-type="string">
            <text:p>QDAAELVALLDK</text:p>
          </table:table-cell>
          <table:table-cell table:formula="of:=SUBSTITUTE(SUBSTITUTE([.A2750];&quot;(+15.99)&quot;;&quot;&quot;);&quot;(+57.02)&quot;;&quot;&quot;)" office:value-type="string" office:string-value="QDAAELVALLDK" calcext:value-type="string">
            <text:p>QDAAELVALLDK</text:p>
          </table:table-cell>
          <table:table-cell office:value-type="string" calcext:value-type="string">
            <text:p>RYSWTPEEVSANLLR</text:p>
          </table:table-cell>
          <table:table-cell table:formula="of:=SUBSTITUTE(SUBSTITUTE([.C2750];&quot;(+15.99)&quot;;&quot;&quot;);&quot;(+57.02)&quot;;&quot;&quot;)" office:value-type="string" office:string-value="RYSWTPEEVSANLLR" calcext:value-type="string">
            <text:p>RYSWTPEEVSANLLR</text:p>
          </table:table-cell>
        </table:table-row>
        <table:table-row table:style-name="ro2">
          <table:table-cell office:value-type="string" calcext:value-type="string">
            <text:p>NYPDLEEYPK</text:p>
          </table:table-cell>
          <table:table-cell table:formula="of:=SUBSTITUTE(SUBSTITUTE([.A2751];&quot;(+15.99)&quot;;&quot;&quot;);&quot;(+57.02)&quot;;&quot;&quot;)" office:value-type="string" office:string-value="NYPDLEEYPK" calcext:value-type="string">
            <text:p>NYPDLEEYPK</text:p>
          </table:table-cell>
          <table:table-cell office:value-type="string" calcext:value-type="string">
            <text:p>NM(+15.99)WDVLVGLYK</text:p>
          </table:table-cell>
          <table:table-cell table:formula="of:=SUBSTITUTE(SUBSTITUTE([.C2751];&quot;(+15.99)&quot;;&quot;&quot;);&quot;(+57.02)&quot;;&quot;&quot;)" office:value-type="string" office:string-value="NMWDVLVGLYK" calcext:value-type="string">
            <text:p>NMWDVLVGLYK</text:p>
          </table:table-cell>
        </table:table-row>
        <table:table-row table:style-name="ro2">
          <table:table-cell office:value-type="string" calcext:value-type="string">
            <text:p>HC(+57.02)MAHAPR</text:p>
          </table:table-cell>
          <table:table-cell table:formula="of:=SUBSTITUTE(SUBSTITUTE([.A2752];&quot;(+15.99)&quot;;&quot;&quot;);&quot;(+57.02)&quot;;&quot;&quot;)" office:value-type="string" office:string-value="HCMAHAPR" calcext:value-type="string">
            <text:p>HCMAHAPR</text:p>
          </table:table-cell>
          <table:table-cell office:value-type="string" calcext:value-type="string">
            <text:p>AVNTAAVQELSAGK</text:p>
          </table:table-cell>
          <table:table-cell table:formula="of:=SUBSTITUTE(SUBSTITUTE([.C2752];&quot;(+15.99)&quot;;&quot;&quot;);&quot;(+57.02)&quot;;&quot;&quot;)" office:value-type="string" office:string-value="AVNTAAVQELSAGK" calcext:value-type="string">
            <text:p>AVNTAAVQELSAGK</text:p>
          </table:table-cell>
        </table:table-row>
        <table:table-row table:style-name="ro2">
          <table:table-cell office:value-type="string" calcext:value-type="string">
            <text:p>LVAAALLEVDAGK</text:p>
          </table:table-cell>
          <table:table-cell table:formula="of:=SUBSTITUTE(SUBSTITUTE([.A2753];&quot;(+15.99)&quot;;&quot;&quot;);&quot;(+57.02)&quot;;&quot;&quot;)" office:value-type="string" office:string-value="LVAAALLEVDAGK" calcext:value-type="string">
            <text:p>LVAAALLEVDAGK</text:p>
          </table:table-cell>
          <table:table-cell office:value-type="string" calcext:value-type="string">
            <text:p>NNNAAPPTLDLK</text:p>
          </table:table-cell>
          <table:table-cell table:formula="of:=SUBSTITUTE(SUBSTITUTE([.C2753];&quot;(+15.99)&quot;;&quot;&quot;);&quot;(+57.02)&quot;;&quot;&quot;)" office:value-type="string" office:string-value="NNNAAPPTLDLK" calcext:value-type="string">
            <text:p>NNNAAPPTLDLK</text:p>
          </table:table-cell>
        </table:table-row>
        <table:table-row table:style-name="ro2">
          <table:table-cell office:value-type="string" calcext:value-type="string">
            <text:p>FLLLLVHYEFGPK</text:p>
          </table:table-cell>
          <table:table-cell table:formula="of:=SUBSTITUTE(SUBSTITUTE([.A2754];&quot;(+15.99)&quot;;&quot;&quot;);&quot;(+57.02)&quot;;&quot;&quot;)" office:value-type="string" office:string-value="FLLLLVHYEFGPK" calcext:value-type="string">
            <text:p>FLLLLVHYEFGPK</text:p>
          </table:table-cell>
          <table:table-cell office:value-type="string" calcext:value-type="string">
            <text:p>ESAQSLTSEGLK</text:p>
          </table:table-cell>
          <table:table-cell table:formula="of:=SUBSTITUTE(SUBSTITUTE([.C2754];&quot;(+15.99)&quot;;&quot;&quot;);&quot;(+57.02)&quot;;&quot;&quot;)" office:value-type="string" office:string-value="ESAQSLTSEGLK" calcext:value-type="string">
            <text:p>ESAQSLTSEGLK</text:p>
          </table:table-cell>
        </table:table-row>
        <table:table-row table:style-name="ro2">
          <table:table-cell office:value-type="string" calcext:value-type="string">
            <text:p>AAC(+57.02)FFPLYVHK</text:p>
          </table:table-cell>
          <table:table-cell table:formula="of:=SUBSTITUTE(SUBSTITUTE([.A2755];&quot;(+15.99)&quot;;&quot;&quot;);&quot;(+57.02)&quot;;&quot;&quot;)" office:value-type="string" office:string-value="AACFFPLYVHK" calcext:value-type="string">
            <text:p>AACFFPLYVHK</text:p>
          </table:table-cell>
          <table:table-cell office:value-type="string" calcext:value-type="string">
            <text:p>EDLNLMGNERPAVDDK</text:p>
          </table:table-cell>
          <table:table-cell table:formula="of:=SUBSTITUTE(SUBSTITUTE([.C2755];&quot;(+15.99)&quot;;&quot;&quot;);&quot;(+57.02)&quot;;&quot;&quot;)" office:value-type="string" office:string-value="EDLNLMGNERPAVDDK" calcext:value-type="string">
            <text:p>EDLNLMGNERPAVDDK</text:p>
          </table:table-cell>
        </table:table-row>
        <table:table-row table:style-name="ro2">
          <table:table-cell office:value-type="string" calcext:value-type="string">
            <text:p>FWTLHSPQVASLK</text:p>
          </table:table-cell>
          <table:table-cell table:formula="of:=SUBSTITUTE(SUBSTITUTE([.A2756];&quot;(+15.99)&quot;;&quot;&quot;);&quot;(+57.02)&quot;;&quot;&quot;)" office:value-type="string" office:string-value="FWTLHSPQVASLK" calcext:value-type="string">
            <text:p>FWTLHSPQVASLK</text:p>
          </table:table-cell>
          <table:table-cell office:value-type="string" calcext:value-type="string">
            <text:p>FGMDVLC(+57.02)SPM(+15.99)LLK</text:p>
          </table:table-cell>
          <table:table-cell table:formula="of:=SUBSTITUTE(SUBSTITUTE([.C2756];&quot;(+15.99)&quot;;&quot;&quot;);&quot;(+57.02)&quot;;&quot;&quot;)" office:value-type="string" office:string-value="FGMDVLCSPMLLK" calcext:value-type="string">
            <text:p>FGMDVLCSPMLLK</text:p>
          </table:table-cell>
        </table:table-row>
        <table:table-row table:style-name="ro2">
          <table:table-cell office:value-type="string" calcext:value-type="string">
            <text:p>TWFNVNLEMC(+57.02)SALK</text:p>
          </table:table-cell>
          <table:table-cell table:formula="of:=SUBSTITUTE(SUBSTITUTE([.A2757];&quot;(+15.99)&quot;;&quot;&quot;);&quot;(+57.02)&quot;;&quot;&quot;)" office:value-type="string" office:string-value="TWFNVNLEMCSALK" calcext:value-type="string">
            <text:p>TWFNVNLEMCSALK</text:p>
          </table:table-cell>
          <table:table-cell office:value-type="string" calcext:value-type="string">
            <text:p>DSSLFM(+15.99)ASELVK</text:p>
          </table:table-cell>
          <table:table-cell table:formula="of:=SUBSTITUTE(SUBSTITUTE([.C2757];&quot;(+15.99)&quot;;&quot;&quot;);&quot;(+57.02)&quot;;&quot;&quot;)" office:value-type="string" office:string-value="DSSLFMASELVK" calcext:value-type="string">
            <text:p>DSSLFMASELVK</text:p>
          </table:table-cell>
        </table:table-row>
        <table:table-row table:style-name="ro1">
          <table:table-cell office:value-type="string" calcext:value-type="string">
            <text:p>TPLDFLNM(+15.99)GDRK</text:p>
          </table:table-cell>
          <table:table-cell table:formula="of:=SUBSTITUTE(SUBSTITUTE([.A2758];&quot;(+15.99)&quot;;&quot;&quot;);&quot;(+57.02)&quot;;&quot;&quot;)" office:value-type="string" office:string-value="TPLDFLNMGDRK" calcext:value-type="string">
            <text:p>TPLDFLNMGDRK</text:p>
          </table:table-cell>
          <table:table-cell office:value-type="string" calcext:value-type="string">
            <text:p>C(+57.02)C(+57.02)LFWFNMVR</text:p>
          </table:table-cell>
          <table:table-cell table:formula="of:=SUBSTITUTE(SUBSTITUTE([.C2758];&quot;(+15.99)&quot;;&quot;&quot;);&quot;(+57.02)&quot;;&quot;&quot;)" office:value-type="string" office:string-value="CCLFWFNMVR" calcext:value-type="string">
            <text:p>CCLFWFNMVR</text:p>
          </table:table-cell>
        </table:table-row>
        <table:table-row table:style-name="ro1">
          <table:table-cell office:value-type="string" calcext:value-type="string">
            <text:p>ENWLDEPYLLLTDKK</text:p>
          </table:table-cell>
          <table:table-cell table:formula="of:=SUBSTITUTE(SUBSTITUTE([.A2759];&quot;(+15.99)&quot;;&quot;&quot;);&quot;(+57.02)&quot;;&quot;&quot;)" office:value-type="string" office:string-value="ENWLDEPYLLLTDKK" calcext:value-type="string">
            <text:p>ENWLDEPYLLLTDKK</text:p>
          </table:table-cell>
          <table:table-cell office:value-type="string" calcext:value-type="string">
            <text:p>M(+15.99)WLVESC(+57.02)LNR</text:p>
          </table:table-cell>
          <table:table-cell table:formula="of:=SUBSTITUTE(SUBSTITUTE([.C2759];&quot;(+15.99)&quot;;&quot;&quot;);&quot;(+57.02)&quot;;&quot;&quot;)" office:value-type="string" office:string-value="MWLVESCLNR" calcext:value-type="string">
            <text:p>MWLVESCLNR</text:p>
          </table:table-cell>
        </table:table-row>
        <table:table-row table:style-name="ro2">
          <table:table-cell office:value-type="string" calcext:value-type="string">
            <text:p>EM(+15.99)LLFEPPK</text:p>
          </table:table-cell>
          <table:table-cell table:formula="of:=SUBSTITUTE(SUBSTITUTE([.A2760];&quot;(+15.99)&quot;;&quot;&quot;);&quot;(+57.02)&quot;;&quot;&quot;)" office:value-type="string" office:string-value="EMLLFEPPK" calcext:value-type="string">
            <text:p>EMLLFEPPK</text:p>
          </table:table-cell>
          <table:table-cell office:value-type="string" calcext:value-type="string">
            <text:p>C(+57.02)C(+57.02)HEVPNAVSLANVK</text:p>
          </table:table-cell>
          <table:table-cell table:formula="of:=SUBSTITUTE(SUBSTITUTE([.C2760];&quot;(+15.99)&quot;;&quot;&quot;);&quot;(+57.02)&quot;;&quot;&quot;)" office:value-type="string" office:string-value="CCHEVPNAVSLANVK" calcext:value-type="string">
            <text:p>CCHEVPNAVSLANVK</text:p>
          </table:table-cell>
        </table:table-row>
        <table:table-row table:style-name="ro1">
          <table:table-cell office:value-type="string" calcext:value-type="string">
            <text:p>SLDLFSTLVPER</text:p>
          </table:table-cell>
          <table:table-cell table:formula="of:=SUBSTITUTE(SUBSTITUTE([.A2761];&quot;(+15.99)&quot;;&quot;&quot;);&quot;(+57.02)&quot;;&quot;&quot;)" office:value-type="string" office:string-value="SLDLFSTLVPER" calcext:value-type="string">
            <text:p>SLDLFSTLVPER</text:p>
          </table:table-cell>
          <table:table-cell office:value-type="string" calcext:value-type="string">
            <text:p>ESSNLPM(+15.99)FWK</text:p>
          </table:table-cell>
          <table:table-cell table:formula="of:=SUBSTITUTE(SUBSTITUTE([.C2761];&quot;(+15.99)&quot;;&quot;&quot;);&quot;(+57.02)&quot;;&quot;&quot;)" office:value-type="string" office:string-value="ESSNLPMFWK" calcext:value-type="string">
            <text:p>ESSNLPMFWK</text:p>
          </table:table-cell>
        </table:table-row>
        <table:table-row table:style-name="ro2">
          <table:table-cell office:value-type="string" calcext:value-type="string">
            <text:p>RWKLSNDELDWLSK</text:p>
          </table:table-cell>
          <table:table-cell table:formula="of:=SUBSTITUTE(SUBSTITUTE([.A2762];&quot;(+15.99)&quot;;&quot;&quot;);&quot;(+57.02)&quot;;&quot;&quot;)" office:value-type="string" office:string-value="RWKLSNDELDWLSK" calcext:value-type="string">
            <text:p>RWKLSNDELDWLSK</text:p>
          </table:table-cell>
          <table:table-cell office:value-type="string" calcext:value-type="string">
            <text:p>KNLTDNALEAAAHLTAR</text:p>
          </table:table-cell>
          <table:table-cell table:formula="of:=SUBSTITUTE(SUBSTITUTE([.C2762];&quot;(+15.99)&quot;;&quot;&quot;);&quot;(+57.02)&quot;;&quot;&quot;)" office:value-type="string" office:string-value="KNLTDNALEAAAHLTAR" calcext:value-type="string">
            <text:p>KNLTDNALEAAAHLTAR</text:p>
          </table:table-cell>
        </table:table-row>
        <table:table-row table:style-name="ro2">
          <table:table-cell office:value-type="string" calcext:value-type="string">
            <text:p>C(+57.02)RC(+57.02)FYNAPPAPPELHFK</text:p>
          </table:table-cell>
          <table:table-cell table:formula="of:=SUBSTITUTE(SUBSTITUTE([.A2763];&quot;(+15.99)&quot;;&quot;&quot;);&quot;(+57.02)&quot;;&quot;&quot;)" office:value-type="string" office:string-value="CRCFYNAPPAPPELHFK" calcext:value-type="string">
            <text:p>CRCFYNAPPAPPELHFK</text:p>
          </table:table-cell>
          <table:table-cell office:value-type="string" calcext:value-type="string">
            <text:p>TETTLVAENWKR</text:p>
          </table:table-cell>
          <table:table-cell table:formula="of:=SUBSTITUTE(SUBSTITUTE([.C2763];&quot;(+15.99)&quot;;&quot;&quot;);&quot;(+57.02)&quot;;&quot;&quot;)" office:value-type="string" office:string-value="TETTLVAENWKR" calcext:value-type="string">
            <text:p>TETTLVAENWKR</text:p>
          </table:table-cell>
        </table:table-row>
        <table:table-row table:style-name="ro2">
          <table:table-cell office:value-type="string" calcext:value-type="string">
            <text:p>NWEKDLLMLK</text:p>
          </table:table-cell>
          <table:table-cell table:formula="of:=SUBSTITUTE(SUBSTITUTE([.A2764];&quot;(+15.99)&quot;;&quot;&quot;);&quot;(+57.02)&quot;;&quot;&quot;)" office:value-type="string" office:string-value="NWEKDLLMLK" calcext:value-type="string">
            <text:p>NWEKDLLMLK</text:p>
          </table:table-cell>
          <table:table-cell office:value-type="string" calcext:value-type="string">
            <text:p>GM(+15.99)PPTAEEPWQEK</text:p>
          </table:table-cell>
          <table:table-cell table:formula="of:=SUBSTITUTE(SUBSTITUTE([.C2764];&quot;(+15.99)&quot;;&quot;&quot;);&quot;(+57.02)&quot;;&quot;&quot;)" office:value-type="string" office:string-value="GMPPTAEEPWQEK" calcext:value-type="string">
            <text:p>GMPPTAEEPWQEK</text:p>
          </table:table-cell>
        </table:table-row>
        <table:table-row table:style-name="ro2">
          <table:table-cell office:value-type="string" calcext:value-type="string">
            <text:p>RMNDLYWLSLC(+57.02)PLGNK</text:p>
          </table:table-cell>
          <table:table-cell table:formula="of:=SUBSTITUTE(SUBSTITUTE([.A2765];&quot;(+15.99)&quot;;&quot;&quot;);&quot;(+57.02)&quot;;&quot;&quot;)" office:value-type="string" office:string-value="RMNDLYWLSLCPLGNK" calcext:value-type="string">
            <text:p>RMNDLYWLSLCPLGNK</text:p>
          </table:table-cell>
          <table:table-cell office:value-type="string" calcext:value-type="string">
            <text:p>ENLYAYQALAVSNK</text:p>
          </table:table-cell>
          <table:table-cell table:formula="of:=SUBSTITUTE(SUBSTITUTE([.C2765];&quot;(+15.99)&quot;;&quot;&quot;);&quot;(+57.02)&quot;;&quot;&quot;)" office:value-type="string" office:string-value="ENLYAYQALAVSNK" calcext:value-type="string">
            <text:p>ENLYAYQALAVSNK</text:p>
          </table:table-cell>
        </table:table-row>
        <table:table-row table:style-name="ro2">
          <table:table-cell office:value-type="string" calcext:value-type="string">
            <text:p>SM(+15.99)M(+15.99)SPLVAAR</text:p>
          </table:table-cell>
          <table:table-cell table:formula="of:=SUBSTITUTE(SUBSTITUTE([.A2766];&quot;(+15.99)&quot;;&quot;&quot;);&quot;(+57.02)&quot;;&quot;&quot;)" office:value-type="string" office:string-value="SMMSPLVAAR" calcext:value-type="string">
            <text:p>SMMSPLVAAR</text:p>
          </table:table-cell>
          <table:table-cell office:value-type="string" calcext:value-type="string">
            <text:p>LM(+15.99)VTPFGMEHR</text:p>
          </table:table-cell>
          <table:table-cell table:formula="of:=SUBSTITUTE(SUBSTITUTE([.C2766];&quot;(+15.99)&quot;;&quot;&quot;);&quot;(+57.02)&quot;;&quot;&quot;)" office:value-type="string" office:string-value="LMVTPFGMEHR" calcext:value-type="string">
            <text:p>LMVTPFGMEHR</text:p>
          </table:table-cell>
        </table:table-row>
        <table:table-row table:style-name="ro2">
          <table:table-cell office:value-type="string" calcext:value-type="string">
            <text:p>LLAATYR</text:p>
          </table:table-cell>
          <table:table-cell table:formula="of:=SUBSTITUTE(SUBSTITUTE([.A2767];&quot;(+15.99)&quot;;&quot;&quot;);&quot;(+57.02)&quot;;&quot;&quot;)" office:value-type="string" office:string-value="LLAATYR" calcext:value-type="string">
            <text:p>LLAATYR</text:p>
          </table:table-cell>
          <table:table-cell office:value-type="string" calcext:value-type="string">
            <text:p>YTC(+57.02)DWPDVGFYLR</text:p>
          </table:table-cell>
          <table:table-cell table:formula="of:=SUBSTITUTE(SUBSTITUTE([.C2767];&quot;(+15.99)&quot;;&quot;&quot;);&quot;(+57.02)&quot;;&quot;&quot;)" office:value-type="string" office:string-value="YTCDWPDVGFYLR" calcext:value-type="string">
            <text:p>YTCDWPDVGFYLR</text:p>
          </table:table-cell>
        </table:table-row>
        <table:table-row table:style-name="ro1">
          <table:table-cell office:value-type="string" calcext:value-type="string">
            <text:p>QSDM(+15.99)HMNHQLR</text:p>
          </table:table-cell>
          <table:table-cell table:formula="of:=SUBSTITUTE(SUBSTITUTE([.A2768];&quot;(+15.99)&quot;;&quot;&quot;);&quot;(+57.02)&quot;;&quot;&quot;)" office:value-type="string" office:string-value="QSDMHMNHQLR" calcext:value-type="string">
            <text:p>QSDMHMNHQLR</text:p>
          </table:table-cell>
          <table:table-cell office:value-type="string" calcext:value-type="string">
            <text:p>M(+15.99)ADMYLFALSR</text:p>
          </table:table-cell>
          <table:table-cell table:formula="of:=SUBSTITUTE(SUBSTITUTE([.C2768];&quot;(+15.99)&quot;;&quot;&quot;);&quot;(+57.02)&quot;;&quot;&quot;)" office:value-type="string" office:string-value="MADMYLFALSR" calcext:value-type="string">
            <text:p>MADMYLFALSR</text:p>
          </table:table-cell>
        </table:table-row>
        <table:table-row table:style-name="ro2">
          <table:table-cell office:value-type="string" calcext:value-type="string">
            <text:p>WVLLGYM(+15.99)VC(+57.02)MM(+15.99)GMANR</text:p>
          </table:table-cell>
          <table:table-cell table:formula="of:=SUBSTITUTE(SUBSTITUTE([.A2769];&quot;(+15.99)&quot;;&quot;&quot;);&quot;(+57.02)&quot;;&quot;&quot;)" office:value-type="string" office:string-value="WVLLGYMVCMMGMANR" calcext:value-type="string">
            <text:p>WVLLGYMVCMMGMANR</text:p>
          </table:table-cell>
          <table:table-cell office:value-type="string" calcext:value-type="string">
            <text:p>M(+15.99)WQVTNDESLDVPLK</text:p>
          </table:table-cell>
          <table:table-cell table:formula="of:=SUBSTITUTE(SUBSTITUTE([.C2769];&quot;(+15.99)&quot;;&quot;&quot;);&quot;(+57.02)&quot;;&quot;&quot;)" office:value-type="string" office:string-value="MWQVTNDESLDVPLK" calcext:value-type="string">
            <text:p>MWQVTNDESLDVPLK</text:p>
          </table:table-cell>
        </table:table-row>
        <table:table-row table:style-name="ro1">
          <table:table-cell office:value-type="string" calcext:value-type="string">
            <text:p>MHFHTDDLAR</text:p>
          </table:table-cell>
          <table:table-cell table:formula="of:=SUBSTITUTE(SUBSTITUTE([.A2770];&quot;(+15.99)&quot;;&quot;&quot;);&quot;(+57.02)&quot;;&quot;&quot;)" office:value-type="string" office:string-value="MHFHTDDLAR" calcext:value-type="string">
            <text:p>MHFHTDDLAR</text:p>
          </table:table-cell>
          <table:table-cell office:value-type="string" calcext:value-type="string">
            <text:p>NYGDYMGDTK</text:p>
          </table:table-cell>
          <table:table-cell table:formula="of:=SUBSTITUTE(SUBSTITUTE([.C2770];&quot;(+15.99)&quot;;&quot;&quot;);&quot;(+57.02)&quot;;&quot;&quot;)" office:value-type="string" office:string-value="NYGDYMGDTK" calcext:value-type="string">
            <text:p>NYGDYMGDTK</text:p>
          </table:table-cell>
        </table:table-row>
        <table:table-row table:style-name="ro1">
          <table:table-cell office:value-type="string" calcext:value-type="string">
            <text:p>RWWYNVPVLEQLAK</text:p>
          </table:table-cell>
          <table:table-cell table:formula="of:=SUBSTITUTE(SUBSTITUTE([.A2771];&quot;(+15.99)&quot;;&quot;&quot;);&quot;(+57.02)&quot;;&quot;&quot;)" office:value-type="string" office:string-value="RWWYNVPVLEQLAK" calcext:value-type="string">
            <text:p>RWWYNVPVLEQLAK</text:p>
          </table:table-cell>
          <table:table-cell office:value-type="string" calcext:value-type="string">
            <text:p>TAC(+57.02)KC(+57.02)ATVSAK</text:p>
          </table:table-cell>
          <table:table-cell table:formula="of:=SUBSTITUTE(SUBSTITUTE([.C2771];&quot;(+15.99)&quot;;&quot;&quot;);&quot;(+57.02)&quot;;&quot;&quot;)" office:value-type="string" office:string-value="TACKCATVSAK" calcext:value-type="string">
            <text:p>TACKCATVSAK</text:p>
          </table:table-cell>
        </table:table-row>
        <table:table-row table:style-name="ro2">
          <table:table-cell office:value-type="string" calcext:value-type="string">
            <text:p>EALC(+57.02)C(+57.02)MM(+15.99)AK</text:p>
          </table:table-cell>
          <table:table-cell table:formula="of:=SUBSTITUTE(SUBSTITUTE([.A2772];&quot;(+15.99)&quot;;&quot;&quot;);&quot;(+57.02)&quot;;&quot;&quot;)" office:value-type="string" office:string-value="EALCCMMAK" calcext:value-type="string">
            <text:p>EALCCMMAK</text:p>
          </table:table-cell>
          <table:table-cell office:value-type="string" calcext:value-type="string">
            <text:p>HDMAATDGNGPLVK</text:p>
          </table:table-cell>
          <table:table-cell table:formula="of:=SUBSTITUTE(SUBSTITUTE([.C2772];&quot;(+15.99)&quot;;&quot;&quot;);&quot;(+57.02)&quot;;&quot;&quot;)" office:value-type="string" office:string-value="HDMAATDGNGPLVK" calcext:value-type="string">
            <text:p>HDMAATDGNGPLVK</text:p>
          </table:table-cell>
        </table:table-row>
        <table:table-row table:style-name="ro2">
          <table:table-cell office:value-type="string" calcext:value-type="string">
            <text:p>TLWM(+15.99)EMM(+15.99)K</text:p>
          </table:table-cell>
          <table:table-cell table:formula="of:=SUBSTITUTE(SUBSTITUTE([.A2773];&quot;(+15.99)&quot;;&quot;&quot;);&quot;(+57.02)&quot;;&quot;&quot;)" office:value-type="string" office:string-value="TLWMEMMK" calcext:value-type="string">
            <text:p>TLWMEMMK</text:p>
          </table:table-cell>
          <table:table-cell office:value-type="string" calcext:value-type="string">
            <text:p>C(+57.02)WWEQEEHKSM(+15.99)LTANR</text:p>
          </table:table-cell>
          <table:table-cell table:formula="of:=SUBSTITUTE(SUBSTITUTE([.C2773];&quot;(+15.99)&quot;;&quot;&quot;);&quot;(+57.02)&quot;;&quot;&quot;)" office:value-type="string" office:string-value="CWWEQEEHKSMLTANR" calcext:value-type="string">
            <text:p>CWWEQEEHKSMLTANR</text:p>
          </table:table-cell>
        </table:table-row>
        <table:table-row table:style-name="ro1">
          <table:table-cell office:value-type="string" calcext:value-type="string">
            <text:p>GVDPPLTGFDAHM(+15.99)TKR</text:p>
          </table:table-cell>
          <table:table-cell table:formula="of:=SUBSTITUTE(SUBSTITUTE([.A2774];&quot;(+15.99)&quot;;&quot;&quot;);&quot;(+57.02)&quot;;&quot;&quot;)" office:value-type="string" office:string-value="GVDPPLTGFDAHMTKR" calcext:value-type="string">
            <text:p>GVDPPLTGFDAHMTKR</text:p>
          </table:table-cell>
          <table:table-cell office:value-type="string" calcext:value-type="string">
            <text:p>EHLVKPAK</text:p>
          </table:table-cell>
          <table:table-cell table:formula="of:=SUBSTITUTE(SUBSTITUTE([.C2774];&quot;(+15.99)&quot;;&quot;&quot;);&quot;(+57.02)&quot;;&quot;&quot;)" office:value-type="string" office:string-value="EHLVKPAK" calcext:value-type="string">
            <text:p>EHLVKPAK</text:p>
          </table:table-cell>
        </table:table-row>
        <table:table-row table:style-name="ro1">
          <table:table-cell office:value-type="string" calcext:value-type="string">
            <text:p>YNLPDLGWK</text:p>
          </table:table-cell>
          <table:table-cell table:formula="of:=SUBSTITUTE(SUBSTITUTE([.A2775];&quot;(+15.99)&quot;;&quot;&quot;);&quot;(+57.02)&quot;;&quot;&quot;)" office:value-type="string" office:string-value="YNLPDLGWK" calcext:value-type="string">
            <text:p>YNLPDLGWK</text:p>
          </table:table-cell>
          <table:table-cell office:value-type="string" calcext:value-type="string">
            <text:p>KVNPNKMFK</text:p>
          </table:table-cell>
          <table:table-cell table:formula="of:=SUBSTITUTE(SUBSTITUTE([.C2775];&quot;(+15.99)&quot;;&quot;&quot;);&quot;(+57.02)&quot;;&quot;&quot;)" office:value-type="string" office:string-value="KVNPNKMFK" calcext:value-type="string">
            <text:p>KVNPNKMFK</text:p>
          </table:table-cell>
        </table:table-row>
        <table:table-row table:style-name="ro2">
          <table:table-cell office:value-type="string" calcext:value-type="string">
            <text:p>NVAPANNVHDSPK</text:p>
          </table:table-cell>
          <table:table-cell table:formula="of:=SUBSTITUTE(SUBSTITUTE([.A2776];&quot;(+15.99)&quot;;&quot;&quot;);&quot;(+57.02)&quot;;&quot;&quot;)" office:value-type="string" office:string-value="NVAPANNVHDSPK" calcext:value-type="string">
            <text:p>NVAPANNVHDSPK</text:p>
          </table:table-cell>
          <table:table-cell office:value-type="string" calcext:value-type="string">
            <text:p>QPDPNC(+57.02)DDGGLM(+15.99)NK</text:p>
          </table:table-cell>
          <table:table-cell table:formula="of:=SUBSTITUTE(SUBSTITUTE([.C2776];&quot;(+15.99)&quot;;&quot;&quot;);&quot;(+57.02)&quot;;&quot;&quot;)" office:value-type="string" office:string-value="QPDPNCDDGGLMNK" calcext:value-type="string">
            <text:p>QPDPNCDDGGLMNK</text:p>
          </table:table-cell>
        </table:table-row>
        <table:table-row table:style-name="ro1">
          <table:table-cell office:value-type="string" calcext:value-type="string">
            <text:p>QETYNSDFMTLAEK</text:p>
          </table:table-cell>
          <table:table-cell table:formula="of:=SUBSTITUTE(SUBSTITUTE([.A2777];&quot;(+15.99)&quot;;&quot;&quot;);&quot;(+57.02)&quot;;&quot;&quot;)" office:value-type="string" office:string-value="QETYNSDFMTLAEK" calcext:value-type="string">
            <text:p>QETYNSDFMTLAEK</text:p>
          </table:table-cell>
          <table:table-cell office:value-type="string" calcext:value-type="string">
            <text:p>SNMKTLTNSK</text:p>
          </table:table-cell>
          <table:table-cell table:formula="of:=SUBSTITUTE(SUBSTITUTE([.C2777];&quot;(+15.99)&quot;;&quot;&quot;);&quot;(+57.02)&quot;;&quot;&quot;)" office:value-type="string" office:string-value="SNMKTLTNSK" calcext:value-type="string">
            <text:p>SNMKTLTNSK</text:p>
          </table:table-cell>
        </table:table-row>
        <table:table-row table:style-name="ro2">
          <table:table-cell office:value-type="string" calcext:value-type="string">
            <text:p>EDNPFLNRALDLK</text:p>
          </table:table-cell>
          <table:table-cell table:formula="of:=SUBSTITUTE(SUBSTITUTE([.A2778];&quot;(+15.99)&quot;;&quot;&quot;);&quot;(+57.02)&quot;;&quot;&quot;)" office:value-type="string" office:string-value="EDNPFLNRALDLK" calcext:value-type="string">
            <text:p>EDNPFLNRALDLK</text:p>
          </table:table-cell>
          <table:table-cell office:value-type="string" calcext:value-type="string">
            <text:p>KLLVEFTFGYSR</text:p>
          </table:table-cell>
          <table:table-cell table:formula="of:=SUBSTITUTE(SUBSTITUTE([.C2778];&quot;(+15.99)&quot;;&quot;&quot;);&quot;(+57.02)&quot;;&quot;&quot;)" office:value-type="string" office:string-value="KLLVEFTFGYSR" calcext:value-type="string">
            <text:p>KLLVEFTFGYSR</text:p>
          </table:table-cell>
        </table:table-row>
        <table:table-row table:style-name="ro2">
          <table:table-cell office:value-type="string" calcext:value-type="string">
            <text:p>DPDWPLEATVSR</text:p>
          </table:table-cell>
          <table:table-cell table:formula="of:=SUBSTITUTE(SUBSTITUTE([.A2779];&quot;(+15.99)&quot;;&quot;&quot;);&quot;(+57.02)&quot;;&quot;&quot;)" office:value-type="string" office:string-value="DPDWPLEATVSR" calcext:value-type="string">
            <text:p>DPDWPLEATVSR</text:p>
          </table:table-cell>
          <table:table-cell office:value-type="string" calcext:value-type="string">
            <text:p>FLLYYMNPYLLLTDKK</text:p>
          </table:table-cell>
          <table:table-cell table:formula="of:=SUBSTITUTE(SUBSTITUTE([.C2779];&quot;(+15.99)&quot;;&quot;&quot;);&quot;(+57.02)&quot;;&quot;&quot;)" office:value-type="string" office:string-value="FLLYYMNPYLLLTDKK" calcext:value-type="string">
            <text:p>FLLYYMNPYLLLTDKK</text:p>
          </table:table-cell>
        </table:table-row>
        <table:table-row table:style-name="ro2">
          <table:table-cell office:value-type="string" calcext:value-type="string">
            <text:p>ELLC(+57.02)LALQNLVEASLTSRHR</text:p>
          </table:table-cell>
          <table:table-cell table:formula="of:=SUBSTITUTE(SUBSTITUTE([.A2780];&quot;(+15.99)&quot;;&quot;&quot;);&quot;(+57.02)&quot;;&quot;&quot;)" office:value-type="string" office:string-value="ELLCLALQNLVEASLTSRHR" calcext:value-type="string">
            <text:p>ELLCLALQNLVEASLTSRHR</text:p>
          </table:table-cell>
          <table:table-cell office:value-type="string" calcext:value-type="string">
            <text:p>DSTMC(+57.02)EGYPKVGK</text:p>
          </table:table-cell>
          <table:table-cell table:formula="of:=SUBSTITUTE(SUBSTITUTE([.C2780];&quot;(+15.99)&quot;;&quot;&quot;);&quot;(+57.02)&quot;;&quot;&quot;)" office:value-type="string" office:string-value="DSTMCEGYPKVGK" calcext:value-type="string">
            <text:p>DSTMCEGYPKVGK</text:p>
          </table:table-cell>
        </table:table-row>
        <table:table-row table:style-name="ro2">
          <table:table-cell office:value-type="string" calcext:value-type="string">
            <text:p>QQRYGQVRVR</text:p>
          </table:table-cell>
          <table:table-cell table:formula="of:=SUBSTITUTE(SUBSTITUTE([.A2781];&quot;(+15.99)&quot;;&quot;&quot;);&quot;(+57.02)&quot;;&quot;&quot;)" office:value-type="string" office:string-value="QQRYGQVRVR" calcext:value-type="string">
            <text:p>QQRYGQVRVR</text:p>
          </table:table-cell>
          <table:table-cell office:value-type="string" calcext:value-type="string">
            <text:p>M(+15.99)C(+57.02)TWWRLLVFDEVTAMLK</text:p>
          </table:table-cell>
          <table:table-cell table:formula="of:=SUBSTITUTE(SUBSTITUTE([.C2781];&quot;(+15.99)&quot;;&quot;&quot;);&quot;(+57.02)&quot;;&quot;&quot;)" office:value-type="string" office:string-value="MCTWWRLLVFDEVTAMLK" calcext:value-type="string">
            <text:p>MCTWWRLLVFDEVTAMLK</text:p>
          </table:table-cell>
        </table:table-row>
        <table:table-row table:style-name="ro2">
          <table:table-cell office:value-type="string" calcext:value-type="string">
            <text:p>C(+57.02)FELEVSWPR</text:p>
          </table:table-cell>
          <table:table-cell table:formula="of:=SUBSTITUTE(SUBSTITUTE([.A2782];&quot;(+15.99)&quot;;&quot;&quot;);&quot;(+57.02)&quot;;&quot;&quot;)" office:value-type="string" office:string-value="CFELEVSWPR" calcext:value-type="string">
            <text:p>CFELEVSWPR</text:p>
          </table:table-cell>
          <table:table-cell office:value-type="string" calcext:value-type="string">
            <text:p>QHSGEPNTGTK</text:p>
          </table:table-cell>
          <table:table-cell table:formula="of:=SUBSTITUTE(SUBSTITUTE([.C2782];&quot;(+15.99)&quot;;&quot;&quot;);&quot;(+57.02)&quot;;&quot;&quot;)" office:value-type="string" office:string-value="QHSGEPNTGTK" calcext:value-type="string">
            <text:p>QHSGEPNTGTK</text:p>
          </table:table-cell>
        </table:table-row>
        <table:table-row table:style-name="ro2">
          <table:table-cell office:value-type="string" calcext:value-type="string">
            <text:p>EELLEM(+15.99)M(+15.99)NALK</text:p>
          </table:table-cell>
          <table:table-cell table:formula="of:=SUBSTITUTE(SUBSTITUTE([.A2783];&quot;(+15.99)&quot;;&quot;&quot;);&quot;(+57.02)&quot;;&quot;&quot;)" office:value-type="string" office:string-value="EELLEMMNALK" calcext:value-type="string">
            <text:p>EELLEMMNALK</text:p>
          </table:table-cell>
          <table:table-cell office:value-type="string" calcext:value-type="string">
            <text:p>MGFKVVLVESDYR</text:p>
          </table:table-cell>
          <table:table-cell table:formula="of:=SUBSTITUTE(SUBSTITUTE([.C2783];&quot;(+15.99)&quot;;&quot;&quot;);&quot;(+57.02)&quot;;&quot;&quot;)" office:value-type="string" office:string-value="MGFKVVLVESDYR" calcext:value-type="string">
            <text:p>MGFKVVLVESDYR</text:p>
          </table:table-cell>
        </table:table-row>
        <table:table-row table:style-name="ro2">
          <table:table-cell office:value-type="string" calcext:value-type="string">
            <text:p>VNAETSGDNGLK</text:p>
          </table:table-cell>
          <table:table-cell table:formula="of:=SUBSTITUTE(SUBSTITUTE([.A2784];&quot;(+15.99)&quot;;&quot;&quot;);&quot;(+57.02)&quot;;&quot;&quot;)" office:value-type="string" office:string-value="VNAETSGDNGLK" calcext:value-type="string">
            <text:p>VNAETSGDNGLK</text:p>
          </table:table-cell>
          <table:table-cell office:value-type="string" calcext:value-type="string">
            <text:p>FTRPYNM(+15.99)ANFETR</text:p>
          </table:table-cell>
          <table:table-cell table:formula="of:=SUBSTITUTE(SUBSTITUTE([.C2784];&quot;(+15.99)&quot;;&quot;&quot;);&quot;(+57.02)&quot;;&quot;&quot;)" office:value-type="string" office:string-value="FTRPYNMANFETR" calcext:value-type="string">
            <text:p>FTRPYNMANFETR</text:p>
          </table:table-cell>
        </table:table-row>
        <table:table-row table:style-name="ro2">
          <table:table-cell office:value-type="string" calcext:value-type="string">
            <text:p>HDM(+15.99)AEYAGC(+57.02)EYAK</text:p>
          </table:table-cell>
          <table:table-cell table:formula="of:=SUBSTITUTE(SUBSTITUTE([.A2785];&quot;(+15.99)&quot;;&quot;&quot;);&quot;(+57.02)&quot;;&quot;&quot;)" office:value-type="string" office:string-value="HDMAEYAGCEYAK" calcext:value-type="string">
            <text:p>HDMAEYAGCEYAK</text:p>
          </table:table-cell>
          <table:table-cell office:value-type="string" calcext:value-type="string">
            <text:p>FWLVLYTDLM(+15.99)GRPVLK</text:p>
          </table:table-cell>
          <table:table-cell table:formula="of:=SUBSTITUTE(SUBSTITUTE([.C2785];&quot;(+15.99)&quot;;&quot;&quot;);&quot;(+57.02)&quot;;&quot;&quot;)" office:value-type="string" office:string-value="FWLVLYTDLMGRPVLK" calcext:value-type="string">
            <text:p>FWLVLYTDLMGRPVLK</text:p>
          </table:table-cell>
        </table:table-row>
        <table:table-row table:style-name="ro1">
          <table:table-cell office:value-type="string" calcext:value-type="string">
            <text:p>WWQLM(+15.99)EGETLNKK</text:p>
          </table:table-cell>
          <table:table-cell table:formula="of:=SUBSTITUTE(SUBSTITUTE([.A2786];&quot;(+15.99)&quot;;&quot;&quot;);&quot;(+57.02)&quot;;&quot;&quot;)" office:value-type="string" office:string-value="WWQLMEGETLNKK" calcext:value-type="string">
            <text:p>WWQLMEGETLNKK</text:p>
          </table:table-cell>
          <table:table-cell office:value-type="string" calcext:value-type="string">
            <text:p>QPQVDDPDGK</text:p>
          </table:table-cell>
          <table:table-cell table:formula="of:=SUBSTITUTE(SUBSTITUTE([.C2786];&quot;(+15.99)&quot;;&quot;&quot;);&quot;(+57.02)&quot;;&quot;&quot;)" office:value-type="string" office:string-value="QPQVDDPDGK" calcext:value-type="string">
            <text:p>QPQVDDPDGK</text:p>
          </table:table-cell>
        </table:table-row>
        <table:table-row table:style-name="ro1">
          <table:table-cell office:value-type="string" calcext:value-type="string">
            <text:p>EPAANVAAHHEGEK</text:p>
          </table:table-cell>
          <table:table-cell table:formula="of:=SUBSTITUTE(SUBSTITUTE([.A2787];&quot;(+15.99)&quot;;&quot;&quot;);&quot;(+57.02)&quot;;&quot;&quot;)" office:value-type="string" office:string-value="EPAANVAAHHEGEK" calcext:value-type="string">
            <text:p>EPAANVAAHHEGEK</text:p>
          </table:table-cell>
          <table:table-cell office:value-type="string" calcext:value-type="string">
            <text:p>YVTMSNM(+15.99)K</text:p>
          </table:table-cell>
          <table:table-cell table:formula="of:=SUBSTITUTE(SUBSTITUTE([.C2787];&quot;(+15.99)&quot;;&quot;&quot;);&quot;(+57.02)&quot;;&quot;&quot;)" office:value-type="string" office:string-value="YVTMSNMK" calcext:value-type="string">
            <text:p>YVTMSNMK</text:p>
          </table:table-cell>
        </table:table-row>
        <table:table-row table:style-name="ro2">
          <table:table-cell office:value-type="string" calcext:value-type="string">
            <text:p>MASTLSVLK</text:p>
          </table:table-cell>
          <table:table-cell table:formula="of:=SUBSTITUTE(SUBSTITUTE([.A2788];&quot;(+15.99)&quot;;&quot;&quot;);&quot;(+57.02)&quot;;&quot;&quot;)" office:value-type="string" office:string-value="MASTLSVLK" calcext:value-type="string">
            <text:p>MASTLSVLK</text:p>
          </table:table-cell>
          <table:table-cell office:value-type="string" calcext:value-type="string">
            <text:p>EKC(+57.02)LALGTAGAVAR</text:p>
          </table:table-cell>
          <table:table-cell table:formula="of:=SUBSTITUTE(SUBSTITUTE([.C2788];&quot;(+15.99)&quot;;&quot;&quot;);&quot;(+57.02)&quot;;&quot;&quot;)" office:value-type="string" office:string-value="EKCLALGTAGAVAR" calcext:value-type="string">
            <text:p>EKCLALGTAGAVAR</text:p>
          </table:table-cell>
        </table:table-row>
        <table:table-row table:style-name="ro2">
          <table:table-cell office:value-type="string" calcext:value-type="string">
            <text:p>AFRLDLLK</text:p>
          </table:table-cell>
          <table:table-cell table:formula="of:=SUBSTITUTE(SUBSTITUTE([.A2789];&quot;(+15.99)&quot;;&quot;&quot;);&quot;(+57.02)&quot;;&quot;&quot;)" office:value-type="string" office:string-value="AFRLDLLK" calcext:value-type="string">
            <text:p>AFRLDLLK</text:p>
          </table:table-cell>
          <table:table-cell office:value-type="string" calcext:value-type="string">
            <text:p>TDDESLAVTSHK</text:p>
          </table:table-cell>
          <table:table-cell table:formula="of:=SUBSTITUTE(SUBSTITUTE([.C2789];&quot;(+15.99)&quot;;&quot;&quot;);&quot;(+57.02)&quot;;&quot;&quot;)" office:value-type="string" office:string-value="TDDESLAVTSHK" calcext:value-type="string">
            <text:p>TDDESLAVTSHK</text:p>
          </table:table-cell>
        </table:table-row>
        <table:table-row table:style-name="ro1">
          <table:table-cell office:value-type="string" calcext:value-type="string">
            <text:p>SSTKPLLEMM(+15.99)TLAK</text:p>
          </table:table-cell>
          <table:table-cell table:formula="of:=SUBSTITUTE(SUBSTITUTE([.A2790];&quot;(+15.99)&quot;;&quot;&quot;);&quot;(+57.02)&quot;;&quot;&quot;)" office:value-type="string" office:string-value="SSTKPLLEMMTLAK" calcext:value-type="string">
            <text:p>SSTKPLLEMMTLAK</text:p>
          </table:table-cell>
          <table:table-cell office:value-type="string" calcext:value-type="string">
            <text:p>KC(+57.02)C(+57.02)VVALVEYR</text:p>
          </table:table-cell>
          <table:table-cell table:formula="of:=SUBSTITUTE(SUBSTITUTE([.C2790];&quot;(+15.99)&quot;;&quot;&quot;);&quot;(+57.02)&quot;;&quot;&quot;)" office:value-type="string" office:string-value="KCCVVALVEYR" calcext:value-type="string">
            <text:p>KCCVVALVEYR</text:p>
          </table:table-cell>
        </table:table-row>
        <table:table-row table:style-name="ro2">
          <table:table-cell office:value-type="string" calcext:value-type="string">
            <text:p>KKTGLEDEVSK</text:p>
          </table:table-cell>
          <table:table-cell table:formula="of:=SUBSTITUTE(SUBSTITUTE([.A2791];&quot;(+15.99)&quot;;&quot;&quot;);&quot;(+57.02)&quot;;&quot;&quot;)" office:value-type="string" office:string-value="KKTGLEDEVSK" calcext:value-type="string">
            <text:p>KKTGLEDEVSK</text:p>
          </table:table-cell>
          <table:table-cell office:value-type="string" calcext:value-type="string">
            <text:p>EDNNVNDLPWR</text:p>
          </table:table-cell>
          <table:table-cell table:formula="of:=SUBSTITUTE(SUBSTITUTE([.C2791];&quot;(+15.99)&quot;;&quot;&quot;);&quot;(+57.02)&quot;;&quot;&quot;)" office:value-type="string" office:string-value="EDNNVNDLPWR" calcext:value-type="string">
            <text:p>EDNNVNDLPWR</text:p>
          </table:table-cell>
        </table:table-row>
        <table:table-row table:style-name="ro2">
          <table:table-cell office:value-type="string" calcext:value-type="string">
            <text:p>ETHM(+15.99)C(+57.02)ALALATADK</text:p>
          </table:table-cell>
          <table:table-cell table:formula="of:=SUBSTITUTE(SUBSTITUTE([.A2792];&quot;(+15.99)&quot;;&quot;&quot;);&quot;(+57.02)&quot;;&quot;&quot;)" office:value-type="string" office:string-value="ETHMCALALATADK" calcext:value-type="string">
            <text:p>ETHMCALALATADK</text:p>
          </table:table-cell>
          <table:table-cell office:value-type="string" calcext:value-type="string">
            <text:p>TKEGWVEFLHPK</text:p>
          </table:table-cell>
          <table:table-cell table:formula="of:=SUBSTITUTE(SUBSTITUTE([.C2792];&quot;(+15.99)&quot;;&quot;&quot;);&quot;(+57.02)&quot;;&quot;&quot;)" office:value-type="string" office:string-value="TKEGWVEFLHPK" calcext:value-type="string">
            <text:p>TKEGWVEFLHPK</text:p>
          </table:table-cell>
        </table:table-row>
        <table:table-row table:style-name="ro2">
          <table:table-cell office:value-type="string" calcext:value-type="string">
            <text:p>QDC(+57.02)M(+15.99)NYVLADLK</text:p>
          </table:table-cell>
          <table:table-cell table:formula="of:=SUBSTITUTE(SUBSTITUTE([.A2793];&quot;(+15.99)&quot;;&quot;&quot;);&quot;(+57.02)&quot;;&quot;&quot;)" office:value-type="string" office:string-value="QDCMNYVLADLK" calcext:value-type="string">
            <text:p>QDCMNYVLADLK</text:p>
          </table:table-cell>
          <table:table-cell office:value-type="string" calcext:value-type="string">
            <text:p>HMSYQLLHEKGR</text:p>
          </table:table-cell>
          <table:table-cell table:formula="of:=SUBSTITUTE(SUBSTITUTE([.C2793];&quot;(+15.99)&quot;;&quot;&quot;);&quot;(+57.02)&quot;;&quot;&quot;)" office:value-type="string" office:string-value="HMSYQLLHEKGR" calcext:value-type="string">
            <text:p>HMSYQLLHEKGR</text:p>
          </table:table-cell>
        </table:table-row>
        <table:table-row table:style-name="ro2">
          <table:table-cell office:value-type="string" calcext:value-type="string">
            <text:p>QPAPVVADLPEQK</text:p>
          </table:table-cell>
          <table:table-cell table:formula="of:=SUBSTITUTE(SUBSTITUTE([.A2794];&quot;(+15.99)&quot;;&quot;&quot;);&quot;(+57.02)&quot;;&quot;&quot;)" office:value-type="string" office:string-value="QPAPVVADLPEQK" calcext:value-type="string">
            <text:p>QPAPVVADLPEQK</text:p>
          </table:table-cell>
          <table:table-cell office:value-type="string" calcext:value-type="string">
            <text:p>DRWEEPKKVTK</text:p>
          </table:table-cell>
          <table:table-cell table:formula="of:=SUBSTITUTE(SUBSTITUTE([.C2794];&quot;(+15.99)&quot;;&quot;&quot;);&quot;(+57.02)&quot;;&quot;&quot;)" office:value-type="string" office:string-value="DRWEEPKKVTK" calcext:value-type="string">
            <text:p>DRWEEPKKVTK</text:p>
          </table:table-cell>
        </table:table-row>
        <table:table-row table:style-name="ro2">
          <table:table-cell office:value-type="string" calcext:value-type="string">
            <text:p>KPDQALGFSAPK</text:p>
          </table:table-cell>
          <table:table-cell table:formula="of:=SUBSTITUTE(SUBSTITUTE([.A2795];&quot;(+15.99)&quot;;&quot;&quot;);&quot;(+57.02)&quot;;&quot;&quot;)" office:value-type="string" office:string-value="KPDQALGFSAPK" calcext:value-type="string">
            <text:p>KPDQALGFSAPK</text:p>
          </table:table-cell>
          <table:table-cell office:value-type="string" calcext:value-type="string">
            <text:p>GYVPDNM(+15.99)QEDWK</text:p>
          </table:table-cell>
          <table:table-cell table:formula="of:=SUBSTITUTE(SUBSTITUTE([.C2795];&quot;(+15.99)&quot;;&quot;&quot;);&quot;(+57.02)&quot;;&quot;&quot;)" office:value-type="string" office:string-value="GYVPDNMQEDWK" calcext:value-type="string">
            <text:p>GYVPDNMQEDWK</text:p>
          </table:table-cell>
        </table:table-row>
        <table:table-row table:style-name="ro2">
          <table:table-cell office:value-type="string" calcext:value-type="string">
            <text:p>SFWLHSYK</text:p>
          </table:table-cell>
          <table:table-cell table:formula="of:=SUBSTITUTE(SUBSTITUTE([.A2796];&quot;(+15.99)&quot;;&quot;&quot;);&quot;(+57.02)&quot;;&quot;&quot;)" office:value-type="string" office:string-value="SFWLHSYK" calcext:value-type="string">
            <text:p>SFWLHSYK</text:p>
          </table:table-cell>
          <table:table-cell office:value-type="string" calcext:value-type="string">
            <text:p>QASAELALSDPQC(+57.02)YLK</text:p>
          </table:table-cell>
          <table:table-cell table:formula="of:=SUBSTITUTE(SUBSTITUTE([.C2796];&quot;(+15.99)&quot;;&quot;&quot;);&quot;(+57.02)&quot;;&quot;&quot;)" office:value-type="string" office:string-value="QASAELALSDPQCYLK" calcext:value-type="string">
            <text:p>QASAELALSDPQCYLK</text:p>
          </table:table-cell>
        </table:table-row>
        <table:table-row table:style-name="ro1">
          <table:table-cell office:value-type="string" calcext:value-type="string">
            <text:p>QLTALLSSHLMRMK</text:p>
          </table:table-cell>
          <table:table-cell table:formula="of:=SUBSTITUTE(SUBSTITUTE([.A2797];&quot;(+15.99)&quot;;&quot;&quot;);&quot;(+57.02)&quot;;&quot;&quot;)" office:value-type="string" office:string-value="QLTALLSSHLMRMK" calcext:value-type="string">
            <text:p>QLTALLSSHLMRMK</text:p>
          </table:table-cell>
          <table:table-cell office:value-type="string" calcext:value-type="string">
            <text:p>TRM(+15.99)SLLPYR</text:p>
          </table:table-cell>
          <table:table-cell table:formula="of:=SUBSTITUTE(SUBSTITUTE([.C2797];&quot;(+15.99)&quot;;&quot;&quot;);&quot;(+57.02)&quot;;&quot;&quot;)" office:value-type="string" office:string-value="TRMSLLPYR" calcext:value-type="string">
            <text:p>TRMSLLPYR</text:p>
          </table:table-cell>
        </table:table-row>
        <table:table-row table:style-name="ro2">
          <table:table-cell office:value-type="string" calcext:value-type="string">
            <text:p>LVDGNPDLVVLDYSC(+57.02)K</text:p>
          </table:table-cell>
          <table:table-cell table:formula="of:=SUBSTITUTE(SUBSTITUTE([.A2798];&quot;(+15.99)&quot;;&quot;&quot;);&quot;(+57.02)&quot;;&quot;&quot;)" office:value-type="string" office:string-value="LVDGNPDLVVLDYSCK" calcext:value-type="string">
            <text:p>LVDGNPDLVVLDYSCK</text:p>
          </table:table-cell>
          <table:table-cell office:value-type="string" calcext:value-type="string">
            <text:p>RWGFEFSGDWEDSKYNR</text:p>
          </table:table-cell>
          <table:table-cell table:formula="of:=SUBSTITUTE(SUBSTITUTE([.C2798];&quot;(+15.99)&quot;;&quot;&quot;);&quot;(+57.02)&quot;;&quot;&quot;)" office:value-type="string" office:string-value="RWGFEFSGDWEDSKYNR" calcext:value-type="string">
            <text:p>RWGFEFSGDWEDSKYNR</text:p>
          </table:table-cell>
        </table:table-row>
        <table:table-row table:style-name="ro1">
          <table:table-cell office:value-type="string" calcext:value-type="string">
            <text:p>SEDLLNEPAK</text:p>
          </table:table-cell>
          <table:table-cell table:formula="of:=SUBSTITUTE(SUBSTITUTE([.A2799];&quot;(+15.99)&quot;;&quot;&quot;);&quot;(+57.02)&quot;;&quot;&quot;)" office:value-type="string" office:string-value="SEDLLNEPAK" calcext:value-type="string">
            <text:p>SEDLLNEPAK</text:p>
          </table:table-cell>
          <table:table-cell office:value-type="string" calcext:value-type="string">
            <text:p>LPAEERGYALK</text:p>
          </table:table-cell>
          <table:table-cell table:formula="of:=SUBSTITUTE(SUBSTITUTE([.C2799];&quot;(+15.99)&quot;;&quot;&quot;);&quot;(+57.02)&quot;;&quot;&quot;)" office:value-type="string" office:string-value="LPAEERGYALK" calcext:value-type="string">
            <text:p>LPAEERGYALK</text:p>
          </table:table-cell>
        </table:table-row>
        <table:table-row table:style-name="ro2">
          <table:table-cell office:value-type="string" calcext:value-type="string">
            <text:p>EPREDFAMK</text:p>
          </table:table-cell>
          <table:table-cell table:formula="of:=SUBSTITUTE(SUBSTITUTE([.A2800];&quot;(+15.99)&quot;;&quot;&quot;);&quot;(+57.02)&quot;;&quot;&quot;)" office:value-type="string" office:string-value="EPREDFAMK" calcext:value-type="string">
            <text:p>EPREDFAMK</text:p>
          </table:table-cell>
          <table:table-cell office:value-type="string" calcext:value-type="string">
            <text:p>SHWLLPSAM(+15.99)EVK</text:p>
          </table:table-cell>
          <table:table-cell table:formula="of:=SUBSTITUTE(SUBSTITUTE([.C2800];&quot;(+15.99)&quot;;&quot;&quot;);&quot;(+57.02)&quot;;&quot;&quot;)" office:value-type="string" office:string-value="SHWLLPSAMEVK" calcext:value-type="string">
            <text:p>SHWLLPSAMEVK</text:p>
          </table:table-cell>
        </table:table-row>
        <table:table-row table:style-name="ro1">
          <table:table-cell office:value-type="string" calcext:value-type="string">
            <text:p>DGHLSDLDGLSNLK</text:p>
          </table:table-cell>
          <table:table-cell table:formula="of:=SUBSTITUTE(SUBSTITUTE([.A2801];&quot;(+15.99)&quot;;&quot;&quot;);&quot;(+57.02)&quot;;&quot;&quot;)" office:value-type="string" office:string-value="DGHLSDLDGLSNLK" calcext:value-type="string">
            <text:p>DGHLSDLDGLSNLK</text:p>
          </table:table-cell>
          <table:table-cell office:value-type="string" calcext:value-type="string">
            <text:p>C(+57.02)WLTLNRRPAK</text:p>
          </table:table-cell>
          <table:table-cell table:formula="of:=SUBSTITUTE(SUBSTITUTE([.C2801];&quot;(+15.99)&quot;;&quot;&quot;);&quot;(+57.02)&quot;;&quot;&quot;)" office:value-type="string" office:string-value="CWLTLNRRPAK" calcext:value-type="string">
            <text:p>CWLTLNRRPAK</text:p>
          </table:table-cell>
        </table:table-row>
        <table:table-row table:style-name="ro2">
          <table:table-cell office:value-type="string" calcext:value-type="string">
            <text:p>NPNLGFGLYSPR</text:p>
          </table:table-cell>
          <table:table-cell table:formula="of:=SUBSTITUTE(SUBSTITUTE([.A2802];&quot;(+15.99)&quot;;&quot;&quot;);&quot;(+57.02)&quot;;&quot;&quot;)" office:value-type="string" office:string-value="NPNLGFGLYSPR" calcext:value-type="string">
            <text:p>NPNLGFGLYSPR</text:p>
          </table:table-cell>
          <table:table-cell office:value-type="string" calcext:value-type="string">
            <text:p>WMRFEVAKVGPGK</text:p>
          </table:table-cell>
          <table:table-cell table:formula="of:=SUBSTITUTE(SUBSTITUTE([.C2802];&quot;(+15.99)&quot;;&quot;&quot;);&quot;(+57.02)&quot;;&quot;&quot;)" office:value-type="string" office:string-value="WMRFEVAKVGPGK" calcext:value-type="string">
            <text:p>WMRFEVAKVGPGK</text:p>
          </table:table-cell>
        </table:table-row>
        <table:table-row table:style-name="ro2">
          <table:table-cell office:value-type="string" calcext:value-type="string">
            <text:p>EC(+57.02)TANDNENLVDDGR</text:p>
          </table:table-cell>
          <table:table-cell table:formula="of:=SUBSTITUTE(SUBSTITUTE([.A2803];&quot;(+15.99)&quot;;&quot;&quot;);&quot;(+57.02)&quot;;&quot;&quot;)" office:value-type="string" office:string-value="ECTANDNENLVDDGR" calcext:value-type="string">
            <text:p>ECTANDNENLVDDGR</text:p>
          </table:table-cell>
          <table:table-cell office:value-type="string" calcext:value-type="string">
            <text:p>QVNVDWM(+15.99)M(+15.99)MNAK</text:p>
          </table:table-cell>
          <table:table-cell table:formula="of:=SUBSTITUTE(SUBSTITUTE([.C2803];&quot;(+15.99)&quot;;&quot;&quot;);&quot;(+57.02)&quot;;&quot;&quot;)" office:value-type="string" office:string-value="QVNVDWMMMNAK" calcext:value-type="string">
            <text:p>QVNVDWMMMNAK</text:p>
          </table:table-cell>
        </table:table-row>
        <table:table-row table:style-name="ro2">
          <table:table-cell office:value-type="string" calcext:value-type="string">
            <text:p>EVQLGNPAR</text:p>
          </table:table-cell>
          <table:table-cell table:formula="of:=SUBSTITUTE(SUBSTITUTE([.A2804];&quot;(+15.99)&quot;;&quot;&quot;);&quot;(+57.02)&quot;;&quot;&quot;)" office:value-type="string" office:string-value="EVQLGNPAR" calcext:value-type="string">
            <text:p>EVQLGNPAR</text:p>
          </table:table-cell>
          <table:table-cell office:value-type="string" calcext:value-type="string">
            <text:p>EEC(+57.02)M(+15.99)SSLLLAAAK</text:p>
          </table:table-cell>
          <table:table-cell table:formula="of:=SUBSTITUTE(SUBSTITUTE([.C2804];&quot;(+15.99)&quot;;&quot;&quot;);&quot;(+57.02)&quot;;&quot;&quot;)" office:value-type="string" office:string-value="EECMSSLLLAAAK" calcext:value-type="string">
            <text:p>EECMSSLLLAAAK</text:p>
          </table:table-cell>
        </table:table-row>
        <table:table-row table:style-name="ro2">
          <table:table-cell office:value-type="string" calcext:value-type="string">
            <text:p>EFPQLLKTSAGPKEK</text:p>
          </table:table-cell>
          <table:table-cell table:formula="of:=SUBSTITUTE(SUBSTITUTE([.A2805];&quot;(+15.99)&quot;;&quot;&quot;);&quot;(+57.02)&quot;;&quot;&quot;)" office:value-type="string" office:string-value="EFPQLLKTSAGPKEK" calcext:value-type="string">
            <text:p>EFPQLLKTSAGPKEK</text:p>
          </table:table-cell>
          <table:table-cell office:value-type="string" calcext:value-type="string">
            <text:p>EM(+15.99)QMVLNKTDHNTDK</text:p>
          </table:table-cell>
          <table:table-cell table:formula="of:=SUBSTITUTE(SUBSTITUTE([.C2805];&quot;(+15.99)&quot;;&quot;&quot;);&quot;(+57.02)&quot;;&quot;&quot;)" office:value-type="string" office:string-value="EMQMVLNKTDHNTDK" calcext:value-type="string">
            <text:p>EMQMVLNKTDHNTDK</text:p>
          </table:table-cell>
        </table:table-row>
        <table:table-row table:style-name="ro2">
          <table:table-cell office:value-type="string" calcext:value-type="string">
            <text:p>LGC(+57.02)EKKFC(+57.02)YVK</text:p>
          </table:table-cell>
          <table:table-cell table:formula="of:=SUBSTITUTE(SUBSTITUTE([.A2806];&quot;(+15.99)&quot;;&quot;&quot;);&quot;(+57.02)&quot;;&quot;&quot;)" office:value-type="string" office:string-value="LGCEKKFCYVK" calcext:value-type="string">
            <text:p>LGCEKKFCYVK</text:p>
          </table:table-cell>
          <table:table-cell office:value-type="string" calcext:value-type="string">
            <text:p>RLDRWYGM(+15.99)TAPNK</text:p>
          </table:table-cell>
          <table:table-cell table:formula="of:=SUBSTITUTE(SUBSTITUTE([.C2806];&quot;(+15.99)&quot;;&quot;&quot;);&quot;(+57.02)&quot;;&quot;&quot;)" office:value-type="string" office:string-value="RLDRWYGMTAPNK" calcext:value-type="string">
            <text:p>RLDRWYGMTAPNK</text:p>
          </table:table-cell>
        </table:table-row>
        <table:table-row table:style-name="ro1">
          <table:table-cell office:value-type="string" calcext:value-type="string">
            <text:p>DLEMDDWLMATK</text:p>
          </table:table-cell>
          <table:table-cell table:formula="of:=SUBSTITUTE(SUBSTITUTE([.A2807];&quot;(+15.99)&quot;;&quot;&quot;);&quot;(+57.02)&quot;;&quot;&quot;)" office:value-type="string" office:string-value="DLEMDDWLMATK" calcext:value-type="string">
            <text:p>DLEMDDWLMATK</text:p>
          </table:table-cell>
          <table:table-cell office:value-type="string" calcext:value-type="string">
            <text:p>SNSVAC(+57.02)C(+57.02)FK</text:p>
          </table:table-cell>
          <table:table-cell table:formula="of:=SUBSTITUTE(SUBSTITUTE([.C2807];&quot;(+15.99)&quot;;&quot;&quot;);&quot;(+57.02)&quot;;&quot;&quot;)" office:value-type="string" office:string-value="SNSVACCFK" calcext:value-type="string">
            <text:p>SNSVACCFK</text:p>
          </table:table-cell>
        </table:table-row>
        <table:table-row table:style-name="ro2">
          <table:table-cell office:value-type="string" calcext:value-type="string">
            <text:p>KC(+57.02)C(+57.02)RYTHFVC(+57.02)AVK</text:p>
          </table:table-cell>
          <table:table-cell table:formula="of:=SUBSTITUTE(SUBSTITUTE([.A2808];&quot;(+15.99)&quot;;&quot;&quot;);&quot;(+57.02)&quot;;&quot;&quot;)" office:value-type="string" office:string-value="KCCRYTHFVCAVK" calcext:value-type="string">
            <text:p>KCCRYTHFVCAVK</text:p>
          </table:table-cell>
          <table:table-cell office:value-type="string" calcext:value-type="string">
            <text:p>C(+57.02)M(+15.99)M(+15.99)DPTLDQLR</text:p>
          </table:table-cell>
          <table:table-cell table:formula="of:=SUBSTITUTE(SUBSTITUTE([.C2808];&quot;(+15.99)&quot;;&quot;&quot;);&quot;(+57.02)&quot;;&quot;&quot;)" office:value-type="string" office:string-value="CMMDPTLDQLR" calcext:value-type="string">
            <text:p>CMMDPTLDQLR</text:p>
          </table:table-cell>
        </table:table-row>
        <table:table-row table:style-name="ro2">
          <table:table-cell office:value-type="string" calcext:value-type="string">
            <text:p>WSPLC(+57.02)NLRLK</text:p>
          </table:table-cell>
          <table:table-cell table:formula="of:=SUBSTITUTE(SUBSTITUTE([.A2809];&quot;(+15.99)&quot;;&quot;&quot;);&quot;(+57.02)&quot;;&quot;&quot;)" office:value-type="string" office:string-value="WSPLCNLRLK" calcext:value-type="string">
            <text:p>WSPLCNLRLK</text:p>
          </table:table-cell>
          <table:table-cell office:value-type="string" calcext:value-type="string">
            <text:p>NFPGATLEFLHPK</text:p>
          </table:table-cell>
          <table:table-cell table:formula="of:=SUBSTITUTE(SUBSTITUTE([.C2809];&quot;(+15.99)&quot;;&quot;&quot;);&quot;(+57.02)&quot;;&quot;&quot;)" office:value-type="string" office:string-value="NFPGATLEFLHPK" calcext:value-type="string">
            <text:p>NFPGATLEFLHPK</text:p>
          </table:table-cell>
        </table:table-row>
        <table:table-row table:style-name="ro2">
          <table:table-cell office:value-type="string" calcext:value-type="string">
            <text:p>SNDGVM(+15.99)ADLK</text:p>
          </table:table-cell>
          <table:table-cell table:formula="of:=SUBSTITUTE(SUBSTITUTE([.A2810];&quot;(+15.99)&quot;;&quot;&quot;);&quot;(+57.02)&quot;;&quot;&quot;)" office:value-type="string" office:string-value="SNDGVMADLK" calcext:value-type="string">
            <text:p>SNDGVMADLK</text:p>
          </table:table-cell>
          <table:table-cell office:value-type="string" calcext:value-type="string">
            <text:p>WRC(+57.02)PEEVYDRLKPK</text:p>
          </table:table-cell>
          <table:table-cell table:formula="of:=SUBSTITUTE(SUBSTITUTE([.C2810];&quot;(+15.99)&quot;;&quot;&quot;);&quot;(+57.02)&quot;;&quot;&quot;)" office:value-type="string" office:string-value="WRCPEEVYDRLKPK" calcext:value-type="string">
            <text:p>WRCPEEVYDRLKPK</text:p>
          </table:table-cell>
        </table:table-row>
        <table:table-row table:style-name="ro2">
          <table:table-cell office:value-type="string" calcext:value-type="string">
            <text:p>EFC(+57.02)C(+57.02)MWESK</text:p>
          </table:table-cell>
          <table:table-cell table:formula="of:=SUBSTITUTE(SUBSTITUTE([.A2811];&quot;(+15.99)&quot;;&quot;&quot;);&quot;(+57.02)&quot;;&quot;&quot;)" office:value-type="string" office:string-value="EFCCMWESK" calcext:value-type="string">
            <text:p>EFCCMWESK</text:p>
          </table:table-cell>
          <table:table-cell office:value-type="string" calcext:value-type="string">
            <text:p>RTC(+57.02)WYDTLAADASEK</text:p>
          </table:table-cell>
          <table:table-cell table:formula="of:=SUBSTITUTE(SUBSTITUTE([.C2811];&quot;(+15.99)&quot;;&quot;&quot;);&quot;(+57.02)&quot;;&quot;&quot;)" office:value-type="string" office:string-value="RTCWYDTLAADASEK" calcext:value-type="string">
            <text:p>RTCWYDTLAADASEK</text:p>
          </table:table-cell>
        </table:table-row>
        <table:table-row table:style-name="ro1">
          <table:table-cell office:value-type="string" calcext:value-type="string">
            <text:p>VFANLKHNATK</text:p>
          </table:table-cell>
          <table:table-cell table:formula="of:=SUBSTITUTE(SUBSTITUTE([.A2812];&quot;(+15.99)&quot;;&quot;&quot;);&quot;(+57.02)&quot;;&quot;&quot;)" office:value-type="string" office:string-value="VFANLKHNATK" calcext:value-type="string">
            <text:p>VFANLKHNATK</text:p>
          </table:table-cell>
          <table:table-cell office:value-type="string" calcext:value-type="string">
            <text:p>EC(+57.02)C(+57.02)FSM(+15.99)SLYR</text:p>
          </table:table-cell>
          <table:table-cell table:formula="of:=SUBSTITUTE(SUBSTITUTE([.C2812];&quot;(+15.99)&quot;;&quot;&quot;);&quot;(+57.02)&quot;;&quot;&quot;)" office:value-type="string" office:string-value="ECCFSMSLYR" calcext:value-type="string">
            <text:p>ECCFSMSLYR</text:p>
          </table:table-cell>
        </table:table-row>
        <table:table-row table:style-name="ro2">
          <table:table-cell office:value-type="string" calcext:value-type="string">
            <text:p>FPC(+57.02)EDLGNPYLAVAK</text:p>
          </table:table-cell>
          <table:table-cell table:formula="of:=SUBSTITUTE(SUBSTITUTE([.A2813];&quot;(+15.99)&quot;;&quot;&quot;);&quot;(+57.02)&quot;;&quot;&quot;)" office:value-type="string" office:string-value="FPCEDLGNPYLAVAK" calcext:value-type="string">
            <text:p>FPCEDLGNPYLAVAK</text:p>
          </table:table-cell>
          <table:table-cell office:value-type="string" calcext:value-type="string">
            <text:p>RTMWQMQNALAEC(+57.02)K</text:p>
          </table:table-cell>
          <table:table-cell table:formula="of:=SUBSTITUTE(SUBSTITUTE([.C2813];&quot;(+15.99)&quot;;&quot;&quot;);&quot;(+57.02)&quot;;&quot;&quot;)" office:value-type="string" office:string-value="RTMWQMQNALAECK" calcext:value-type="string">
            <text:p>RTMWQMQNALAECK</text:p>
          </table:table-cell>
        </table:table-row>
        <table:table-row table:style-name="ro2">
          <table:table-cell office:value-type="string" calcext:value-type="string">
            <text:p>ENQWEMWLLYQGYLLQNLLEQR</text:p>
          </table:table-cell>
          <table:table-cell table:formula="of:=SUBSTITUTE(SUBSTITUTE([.A2814];&quot;(+15.99)&quot;;&quot;&quot;);&quot;(+57.02)&quot;;&quot;&quot;)" office:value-type="string" office:string-value="ENQWEMWLLYQGYLLQNLLEQR" calcext:value-type="string">
            <text:p>ENQWEMWLLYQGYLLQNLLEQR</text:p>
          </table:table-cell>
          <table:table-cell office:value-type="string" calcext:value-type="string">
            <text:p>DGMWDDDVLLAR</text:p>
          </table:table-cell>
          <table:table-cell table:formula="of:=SUBSTITUTE(SUBSTITUTE([.C2814];&quot;(+15.99)&quot;;&quot;&quot;);&quot;(+57.02)&quot;;&quot;&quot;)" office:value-type="string" office:string-value="DGMWDDDVLLAR" calcext:value-type="string">
            <text:p>DGMWDDDVLLAR</text:p>
          </table:table-cell>
        </table:table-row>
        <table:table-row table:style-name="ro2">
          <table:table-cell office:value-type="string" calcext:value-type="string">
            <text:p>ESMNLLGAFGPPEK</text:p>
          </table:table-cell>
          <table:table-cell table:formula="of:=SUBSTITUTE(SUBSTITUTE([.A2815];&quot;(+15.99)&quot;;&quot;&quot;);&quot;(+57.02)&quot;;&quot;&quot;)" office:value-type="string" office:string-value="ESMNLLGAFGPPEK" calcext:value-type="string">
            <text:p>ESMNLLGAFGPPEK</text:p>
          </table:table-cell>
          <table:table-cell office:value-type="string" calcext:value-type="string">
            <text:p>LVYGGNMMPLK</text:p>
          </table:table-cell>
          <table:table-cell table:formula="of:=SUBSTITUTE(SUBSTITUTE([.C2815];&quot;(+15.99)&quot;;&quot;&quot;);&quot;(+57.02)&quot;;&quot;&quot;)" office:value-type="string" office:string-value="LVYGGNMMPLK" calcext:value-type="string">
            <text:p>LVYGGNMMPLK</text:p>
          </table:table-cell>
        </table:table-row>
        <table:table-row table:style-name="ro2">
          <table:table-cell office:value-type="string" calcext:value-type="string">
            <text:p>AMDLMGNTVRTGAPK</text:p>
          </table:table-cell>
          <table:table-cell table:formula="of:=SUBSTITUTE(SUBSTITUTE([.A2816];&quot;(+15.99)&quot;;&quot;&quot;);&quot;(+57.02)&quot;;&quot;&quot;)" office:value-type="string" office:string-value="AMDLMGNTVRTGAPK" calcext:value-type="string">
            <text:p>AMDLMGNTVRTGAPK</text:p>
          </table:table-cell>
          <table:table-cell office:value-type="string" calcext:value-type="string">
            <text:p>FPC(+57.02)EDLGNPYLAVAK</text:p>
          </table:table-cell>
          <table:table-cell table:formula="of:=SUBSTITUTE(SUBSTITUTE([.C2816];&quot;(+15.99)&quot;;&quot;&quot;);&quot;(+57.02)&quot;;&quot;&quot;)" office:value-type="string" office:string-value="FPCEDLGNPYLAVAK" calcext:value-type="string">
            <text:p>FPCEDLGNPYLAVAK</text:p>
          </table:table-cell>
        </table:table-row>
        <table:table-row table:style-name="ro2">
          <table:table-cell office:value-type="string" calcext:value-type="string">
            <text:p>RLGGDEYVLLSEK</text:p>
          </table:table-cell>
          <table:table-cell table:formula="of:=SUBSTITUTE(SUBSTITUTE([.A2817];&quot;(+15.99)&quot;;&quot;&quot;);&quot;(+57.02)&quot;;&quot;&quot;)" office:value-type="string" office:string-value="RLGGDEYVLLSEK" calcext:value-type="string">
            <text:p>RLGGDEYVLLSEK</text:p>
          </table:table-cell>
          <table:table-cell office:value-type="string" calcext:value-type="string">
            <text:p>RC(+57.02)WWFQNALAEC(+57.02)K</text:p>
          </table:table-cell>
          <table:table-cell table:formula="of:=SUBSTITUTE(SUBSTITUTE([.C2817];&quot;(+15.99)&quot;;&quot;&quot;);&quot;(+57.02)&quot;;&quot;&quot;)" office:value-type="string" office:string-value="RCWWFQNALAECK" calcext:value-type="string">
            <text:p>RCWWFQNALAECK</text:p>
          </table:table-cell>
        </table:table-row>
        <table:table-row table:style-name="ro1">
          <table:table-cell office:value-type="string" calcext:value-type="string">
            <text:p>EPWM(+15.99)PELYR</text:p>
          </table:table-cell>
          <table:table-cell table:formula="of:=SUBSTITUTE(SUBSTITUTE([.A2818];&quot;(+15.99)&quot;;&quot;&quot;);&quot;(+57.02)&quot;;&quot;&quot;)" office:value-type="string" office:string-value="EPWMPELYR" calcext:value-type="string">
            <text:p>EPWMPELYR</text:p>
          </table:table-cell>
          <table:table-cell office:value-type="string" calcext:value-type="string">
            <text:p>EDVLEFSNK</text:p>
          </table:table-cell>
          <table:table-cell table:formula="of:=SUBSTITUTE(SUBSTITUTE([.C2818];&quot;(+15.99)&quot;;&quot;&quot;);&quot;(+57.02)&quot;;&quot;&quot;)" office:value-type="string" office:string-value="EDVLEFSNK" calcext:value-type="string">
            <text:p>EDVLEFSNK</text:p>
          </table:table-cell>
        </table:table-row>
        <table:table-row table:style-name="ro2">
          <table:table-cell office:value-type="string" calcext:value-type="string">
            <text:p>HHAVEPAK</text:p>
          </table:table-cell>
          <table:table-cell table:formula="of:=SUBSTITUTE(SUBSTITUTE([.A2819];&quot;(+15.99)&quot;;&quot;&quot;);&quot;(+57.02)&quot;;&quot;&quot;)" office:value-type="string" office:string-value="HHAVEPAK" calcext:value-type="string">
            <text:p>HHAVEPAK</text:p>
          </table:table-cell>
          <table:table-cell office:value-type="string" calcext:value-type="string">
            <text:p>DGM(+15.99)M(+15.99)EVASSLEK</text:p>
          </table:table-cell>
          <table:table-cell table:formula="of:=SUBSTITUTE(SUBSTITUTE([.C2819];&quot;(+15.99)&quot;;&quot;&quot;);&quot;(+57.02)&quot;;&quot;&quot;)" office:value-type="string" office:string-value="DGMMEVASSLEK" calcext:value-type="string">
            <text:p>DGMMEVASSLEK</text:p>
          </table:table-cell>
        </table:table-row>
        <table:table-row table:style-name="ro2">
          <table:table-cell office:value-type="string" calcext:value-type="string">
            <text:p>WMEGTNELM(+15.99)LLLTNEK</text:p>
          </table:table-cell>
          <table:table-cell table:formula="of:=SUBSTITUTE(SUBSTITUTE([.A2820];&quot;(+15.99)&quot;;&quot;&quot;);&quot;(+57.02)&quot;;&quot;&quot;)" office:value-type="string" office:string-value="WMEGTNELMLLLTNEK" calcext:value-type="string">
            <text:p>WMEGTNELMLLLTNEK</text:p>
          </table:table-cell>
          <table:table-cell office:value-type="string" calcext:value-type="string">
            <text:p>GKFPNLDALKLDHC(+57.02)LR</text:p>
          </table:table-cell>
          <table:table-cell table:formula="of:=SUBSTITUTE(SUBSTITUTE([.C2820];&quot;(+15.99)&quot;;&quot;&quot;);&quot;(+57.02)&quot;;&quot;&quot;)" office:value-type="string" office:string-value="GKFPNLDALKLDHCLR" calcext:value-type="string">
            <text:p>GKFPNLDALKLDHCLR</text:p>
          </table:table-cell>
        </table:table-row>
        <table:table-row table:style-name="ro2">
          <table:table-cell office:value-type="string" calcext:value-type="string">
            <text:p>KDHLKTLNK</text:p>
          </table:table-cell>
          <table:table-cell table:formula="of:=SUBSTITUTE(SUBSTITUTE([.A2821];&quot;(+15.99)&quot;;&quot;&quot;);&quot;(+57.02)&quot;;&quot;&quot;)" office:value-type="string" office:string-value="KDHLKTLNK" calcext:value-type="string">
            <text:p>KDHLKTLNK</text:p>
          </table:table-cell>
          <table:table-cell office:value-type="string" calcext:value-type="string">
            <text:p>DGWTAEELDEHHLPDAR</text:p>
          </table:table-cell>
          <table:table-cell table:formula="of:=SUBSTITUTE(SUBSTITUTE([.C2821];&quot;(+15.99)&quot;;&quot;&quot;);&quot;(+57.02)&quot;;&quot;&quot;)" office:value-type="string" office:string-value="DGWTAEELDEHHLPDAR" calcext:value-type="string">
            <text:p>DGWTAEELDEHHLPDAR</text:p>
          </table:table-cell>
        </table:table-row>
        <table:table-row table:style-name="ro2">
          <table:table-cell office:value-type="string" calcext:value-type="string">
            <text:p>LC(+57.02)HKYERLK</text:p>
          </table:table-cell>
          <table:table-cell table:formula="of:=SUBSTITUTE(SUBSTITUTE([.A2822];&quot;(+15.99)&quot;;&quot;&quot;);&quot;(+57.02)&quot;;&quot;&quot;)" office:value-type="string" office:string-value="LCHKYERLK" calcext:value-type="string">
            <text:p>LCHKYERLK</text:p>
          </table:table-cell>
          <table:table-cell office:value-type="string" calcext:value-type="string">
            <text:p>WFGWTLDGADFTNANSTPLK</text:p>
          </table:table-cell>
          <table:table-cell table:formula="of:=SUBSTITUTE(SUBSTITUTE([.C2822];&quot;(+15.99)&quot;;&quot;&quot;);&quot;(+57.02)&quot;;&quot;&quot;)" office:value-type="string" office:string-value="WFGWTLDGADFTNANSTPLK" calcext:value-type="string">
            <text:p>WFGWTLDGADFTNANSTPLK</text:p>
          </table:table-cell>
        </table:table-row>
        <table:table-row table:style-name="ro2">
          <table:table-cell office:value-type="string" calcext:value-type="string">
            <text:p>QAENTMM(+15.99)VLNR</text:p>
          </table:table-cell>
          <table:table-cell table:formula="of:=SUBSTITUTE(SUBSTITUTE([.A2823];&quot;(+15.99)&quot;;&quot;&quot;);&quot;(+57.02)&quot;;&quot;&quot;)" office:value-type="string" office:string-value="QAENTMMVLNR" calcext:value-type="string">
            <text:p>QAENTMMVLNR</text:p>
          </table:table-cell>
          <table:table-cell office:value-type="string" calcext:value-type="string">
            <text:p>SFLYFANLNETK</text:p>
          </table:table-cell>
          <table:table-cell table:formula="of:=SUBSTITUTE(SUBSTITUTE([.C2823];&quot;(+15.99)&quot;;&quot;&quot;);&quot;(+57.02)&quot;;&quot;&quot;)" office:value-type="string" office:string-value="SFLYFANLNETK" calcext:value-type="string">
            <text:p>SFLYFANLNETK</text:p>
          </table:table-cell>
        </table:table-row>
        <table:table-row table:style-name="ro2">
          <table:table-cell office:value-type="string" calcext:value-type="string">
            <text:p>VLRNMWRGPK</text:p>
          </table:table-cell>
          <table:table-cell table:formula="of:=SUBSTITUTE(SUBSTITUTE([.A2824];&quot;(+15.99)&quot;;&quot;&quot;);&quot;(+57.02)&quot;;&quot;&quot;)" office:value-type="string" office:string-value="VLRNMWRGPK" calcext:value-type="string">
            <text:p>VLRNMWRGPK</text:p>
          </table:table-cell>
          <table:table-cell office:value-type="string" calcext:value-type="string">
            <text:p>EMC(+57.02)FYAPALALALTK</text:p>
          </table:table-cell>
          <table:table-cell table:formula="of:=SUBSTITUTE(SUBSTITUTE([.C2824];&quot;(+15.99)&quot;;&quot;&quot;);&quot;(+57.02)&quot;;&quot;&quot;)" office:value-type="string" office:string-value="EMCFYAPALALALTK" calcext:value-type="string">
            <text:p>EMCFYAPALALALTK</text:p>
          </table:table-cell>
        </table:table-row>
        <table:table-row table:style-name="ro1">
          <table:table-cell office:value-type="string" calcext:value-type="string">
            <text:p>FGKLYQEERMAVLANK</text:p>
          </table:table-cell>
          <table:table-cell table:formula="of:=SUBSTITUTE(SUBSTITUTE([.A2825];&quot;(+15.99)&quot;;&quot;&quot;);&quot;(+57.02)&quot;;&quot;&quot;)" office:value-type="string" office:string-value="FGKLYQEERMAVLANK" calcext:value-type="string">
            <text:p>FGKLYQEERMAVLANK</text:p>
          </table:table-cell>
          <table:table-cell office:value-type="string" calcext:value-type="string">
            <text:p>TTDLPM(+15.99)QYK</text:p>
          </table:table-cell>
          <table:table-cell table:formula="of:=SUBSTITUTE(SUBSTITUTE([.C2825];&quot;(+15.99)&quot;;&quot;&quot;);&quot;(+57.02)&quot;;&quot;&quot;)" office:value-type="string" office:string-value="TTDLPMQYK" calcext:value-type="string">
            <text:p>TTDLPMQYK</text:p>
          </table:table-cell>
        </table:table-row>
        <table:table-row table:style-name="ro2">
          <table:table-cell office:value-type="string" calcext:value-type="string">
            <text:p>QAVAGSVVPLK</text:p>
          </table:table-cell>
          <table:table-cell table:formula="of:=SUBSTITUTE(SUBSTITUTE([.A2826];&quot;(+15.99)&quot;;&quot;&quot;);&quot;(+57.02)&quot;;&quot;&quot;)" office:value-type="string" office:string-value="QAVAGSVVPLK" calcext:value-type="string">
            <text:p>QAVAGSVVPLK</text:p>
          </table:table-cell>
          <table:table-cell office:value-type="string" calcext:value-type="string">
            <text:p>EAGNGSGVQVC(+57.02)LK</text:p>
          </table:table-cell>
          <table:table-cell table:formula="of:=SUBSTITUTE(SUBSTITUTE([.C2826];&quot;(+15.99)&quot;;&quot;&quot;);&quot;(+57.02)&quot;;&quot;&quot;)" office:value-type="string" office:string-value="EAGNGSGVQVCLK" calcext:value-type="string">
            <text:p>EAGNGSGVQVCLK</text:p>
          </table:table-cell>
        </table:table-row>
        <table:table-row table:style-name="ro1">
          <table:table-cell office:value-type="string" calcext:value-type="string">
            <text:p>KPFQYASC(+57.02)SGGEK</text:p>
          </table:table-cell>
          <table:table-cell table:formula="of:=SUBSTITUTE(SUBSTITUTE([.A2827];&quot;(+15.99)&quot;;&quot;&quot;);&quot;(+57.02)&quot;;&quot;&quot;)" office:value-type="string" office:string-value="KPFQYASCSGGEK" calcext:value-type="string">
            <text:p>KPFQYASCSGGEK</text:p>
          </table:table-cell>
          <table:table-cell office:value-type="string" calcext:value-type="string">
            <text:p>QNQANPLEK</text:p>
          </table:table-cell>
          <table:table-cell table:formula="of:=SUBSTITUTE(SUBSTITUTE([.C2827];&quot;(+15.99)&quot;;&quot;&quot;);&quot;(+57.02)&quot;;&quot;&quot;)" office:value-type="string" office:string-value="QNQANPLEK" calcext:value-type="string">
            <text:p>QNQANPLEK</text:p>
          </table:table-cell>
        </table:table-row>
        <table:table-row table:style-name="ro2">
          <table:table-cell office:value-type="string" calcext:value-type="string">
            <text:p>EVPYGYLSSPK</text:p>
          </table:table-cell>
          <table:table-cell table:formula="of:=SUBSTITUTE(SUBSTITUTE([.A2828];&quot;(+15.99)&quot;;&quot;&quot;);&quot;(+57.02)&quot;;&quot;&quot;)" office:value-type="string" office:string-value="EVPYGYLSSPK" calcext:value-type="string">
            <text:p>EVPYGYLSSPK</text:p>
          </table:table-cell>
          <table:table-cell office:value-type="string" calcext:value-type="string">
            <text:p>LLSLLGQC(+57.02)RDFK</text:p>
          </table:table-cell>
          <table:table-cell table:formula="of:=SUBSTITUTE(SUBSTITUTE([.C2828];&quot;(+15.99)&quot;;&quot;&quot;);&quot;(+57.02)&quot;;&quot;&quot;)" office:value-type="string" office:string-value="LLSLLGQCRDFK" calcext:value-type="string">
            <text:p>LLSLLGQCRDFK</text:p>
          </table:table-cell>
        </table:table-row>
        <table:table-row table:style-name="ro1">
          <table:table-cell office:value-type="string" calcext:value-type="string">
            <text:p>KFWPFLAFDDYK</text:p>
          </table:table-cell>
          <table:table-cell table:formula="of:=SUBSTITUTE(SUBSTITUTE([.A2829];&quot;(+15.99)&quot;;&quot;&quot;);&quot;(+57.02)&quot;;&quot;&quot;)" office:value-type="string" office:string-value="KFWPFLAFDDYK" calcext:value-type="string">
            <text:p>KFWPFLAFDDYK</text:p>
          </table:table-cell>
          <table:table-cell office:value-type="string" calcext:value-type="string">
            <text:p>TVHC(+57.02)SDLC(+57.02)LPR</text:p>
          </table:table-cell>
          <table:table-cell table:formula="of:=SUBSTITUTE(SUBSTITUTE([.C2829];&quot;(+15.99)&quot;;&quot;&quot;);&quot;(+57.02)&quot;;&quot;&quot;)" office:value-type="string" office:string-value="TVHCSDLCLPR" calcext:value-type="string">
            <text:p>TVHCSDLCLPR</text:p>
          </table:table-cell>
        </table:table-row>
        <table:table-row table:style-name="ro2">
          <table:table-cell office:value-type="string" calcext:value-type="string">
            <text:p>VPVSLM(+15.99)DGYVEWYK</text:p>
          </table:table-cell>
          <table:table-cell table:formula="of:=SUBSTITUTE(SUBSTITUTE([.A2830];&quot;(+15.99)&quot;;&quot;&quot;);&quot;(+57.02)&quot;;&quot;&quot;)" office:value-type="string" office:string-value="VPVSLMDGYVEWYK" calcext:value-type="string">
            <text:p>VPVSLMDGYVEWYK</text:p>
          </table:table-cell>
          <table:table-cell office:value-type="string" calcext:value-type="string">
            <text:p>TPPM(+15.99)NFKSSAHVK</text:p>
          </table:table-cell>
          <table:table-cell table:formula="of:=SUBSTITUTE(SUBSTITUTE([.C2830];&quot;(+15.99)&quot;;&quot;&quot;);&quot;(+57.02)&quot;;&quot;&quot;)" office:value-type="string" office:string-value="TPPMNFKSSAHVK" calcext:value-type="string">
            <text:p>TPPMNFKSSAHVK</text:p>
          </table:table-cell>
        </table:table-row>
        <table:table-row table:style-name="ro2">
          <table:table-cell office:value-type="string" calcext:value-type="string">
            <text:p>M(+15.99)GLTPNLEVK</text:p>
          </table:table-cell>
          <table:table-cell table:formula="of:=SUBSTITUTE(SUBSTITUTE([.A2831];&quot;(+15.99)&quot;;&quot;&quot;);&quot;(+57.02)&quot;;&quot;&quot;)" office:value-type="string" office:string-value="MGLTPNLEVK" calcext:value-type="string">
            <text:p>MGLTPNLEVK</text:p>
          </table:table-cell>
          <table:table-cell office:value-type="string" calcext:value-type="string">
            <text:p>SPNVC(+57.02)LEAM(+15.99)YMWLAEVR</text:p>
          </table:table-cell>
          <table:table-cell table:formula="of:=SUBSTITUTE(SUBSTITUTE([.C2831];&quot;(+15.99)&quot;;&quot;&quot;);&quot;(+57.02)&quot;;&quot;&quot;)" office:value-type="string" office:string-value="SPNVCLEAMYMWLAEVR" calcext:value-type="string">
            <text:p>SPNVCLEAMYMWLAEVR</text:p>
          </table:table-cell>
        </table:table-row>
        <table:table-row table:style-name="ro1">
          <table:table-cell office:value-type="string" calcext:value-type="string">
            <text:p>RSC(+57.02)M(+15.99)VWLPEKK</text:p>
          </table:table-cell>
          <table:table-cell table:formula="of:=SUBSTITUTE(SUBSTITUTE([.A2832];&quot;(+15.99)&quot;;&quot;&quot;);&quot;(+57.02)&quot;;&quot;&quot;)" office:value-type="string" office:string-value="RSCMVWLPEKK" calcext:value-type="string">
            <text:p>RSCMVWLPEKK</text:p>
          </table:table-cell>
          <table:table-cell office:value-type="string" calcext:value-type="string">
            <text:p>TSHWELFFSK</text:p>
          </table:table-cell>
          <table:table-cell table:formula="of:=SUBSTITUTE(SUBSTITUTE([.C2832];&quot;(+15.99)&quot;;&quot;&quot;);&quot;(+57.02)&quot;;&quot;&quot;)" office:value-type="string" office:string-value="TSHWELFFSK" calcext:value-type="string">
            <text:p>TSHWELFFSK</text:p>
          </table:table-cell>
        </table:table-row>
        <table:table-row table:style-name="ro2">
          <table:table-cell office:value-type="string" calcext:value-type="string">
            <text:p>KELSAGGDEDLSGLLSKK</text:p>
          </table:table-cell>
          <table:table-cell table:formula="of:=SUBSTITUTE(SUBSTITUTE([.A2833];&quot;(+15.99)&quot;;&quot;&quot;);&quot;(+57.02)&quot;;&quot;&quot;)" office:value-type="string" office:string-value="KELSAGGDEDLSGLLSKK" calcext:value-type="string">
            <text:p>KELSAGGDEDLSGLLSKK</text:p>
          </table:table-cell>
          <table:table-cell office:value-type="string" calcext:value-type="string">
            <text:p>FPLDEELAVPFLVR</text:p>
          </table:table-cell>
          <table:table-cell table:formula="of:=SUBSTITUTE(SUBSTITUTE([.C2833];&quot;(+15.99)&quot;;&quot;&quot;);&quot;(+57.02)&quot;;&quot;&quot;)" office:value-type="string" office:string-value="FPLDEELAVPFLVR" calcext:value-type="string">
            <text:p>FPLDEELAVPFLVR</text:p>
          </table:table-cell>
        </table:table-row>
        <table:table-row table:style-name="ro2">
          <table:table-cell office:value-type="string" calcext:value-type="string">
            <text:p>SSYLVLC(+57.02)EALEDK</text:p>
          </table:table-cell>
          <table:table-cell table:formula="of:=SUBSTITUTE(SUBSTITUTE([.A2834];&quot;(+15.99)&quot;;&quot;&quot;);&quot;(+57.02)&quot;;&quot;&quot;)" office:value-type="string" office:string-value="SSYLVLCEALEDK" calcext:value-type="string">
            <text:p>SSYLVLCEALEDK</text:p>
          </table:table-cell>
          <table:table-cell office:value-type="string" calcext:value-type="string">
            <text:p>EKHNELLSYALGAVK</text:p>
          </table:table-cell>
          <table:table-cell table:formula="of:=SUBSTITUTE(SUBSTITUTE([.C2834];&quot;(+15.99)&quot;;&quot;&quot;);&quot;(+57.02)&quot;;&quot;&quot;)" office:value-type="string" office:string-value="EKHNELLSYALGAVK" calcext:value-type="string">
            <text:p>EKHNELLSYALGAVK</text:p>
          </table:table-cell>
        </table:table-row>
        <table:table-row table:style-name="ro2">
          <table:table-cell office:value-type="string" calcext:value-type="string">
            <text:p>QQLC(+57.02)GSC(+57.02)PSSAMPVK</text:p>
          </table:table-cell>
          <table:table-cell table:formula="of:=SUBSTITUTE(SUBSTITUTE([.A2835];&quot;(+15.99)&quot;;&quot;&quot;);&quot;(+57.02)&quot;;&quot;&quot;)" office:value-type="string" office:string-value="QQLCGSCPSSAMPVK" calcext:value-type="string">
            <text:p>QQLCGSCPSSAMPVK</text:p>
          </table:table-cell>
          <table:table-cell office:value-type="string" calcext:value-type="string">
            <text:p>EWNLKEDFVLKGPK</text:p>
          </table:table-cell>
          <table:table-cell table:formula="of:=SUBSTITUTE(SUBSTITUTE([.C2835];&quot;(+15.99)&quot;;&quot;&quot;);&quot;(+57.02)&quot;;&quot;&quot;)" office:value-type="string" office:string-value="EWNLKEDFVLKGPK" calcext:value-type="string">
            <text:p>EWNLKEDFVLKGPK</text:p>
          </table:table-cell>
        </table:table-row>
        <table:table-row table:style-name="ro2">
          <table:table-cell office:value-type="string" calcext:value-type="string">
            <text:p>MVFLHLDSLVAAR</text:p>
          </table:table-cell>
          <table:table-cell table:formula="of:=SUBSTITUTE(SUBSTITUTE([.A2836];&quot;(+15.99)&quot;;&quot;&quot;);&quot;(+57.02)&quot;;&quot;&quot;)" office:value-type="string" office:string-value="MVFLHLDSLVAAR" calcext:value-type="string">
            <text:p>MVFLHLDSLVAAR</text:p>
          </table:table-cell>
          <table:table-cell office:value-type="string" calcext:value-type="string">
            <text:p>QRRHAPNPLVEK</text:p>
          </table:table-cell>
          <table:table-cell table:formula="of:=SUBSTITUTE(SUBSTITUTE([.C2836];&quot;(+15.99)&quot;;&quot;&quot;);&quot;(+57.02)&quot;;&quot;&quot;)" office:value-type="string" office:string-value="QRRHAPNPLVEK" calcext:value-type="string">
            <text:p>QRRHAPNPLVEK</text:p>
          </table:table-cell>
        </table:table-row>
        <table:table-row table:style-name="ro2">
          <table:table-cell office:value-type="string" calcext:value-type="string">
            <text:p>QVLDM(+15.99)SESNDMASLPK</text:p>
          </table:table-cell>
          <table:table-cell table:formula="of:=SUBSTITUTE(SUBSTITUTE([.A2837];&quot;(+15.99)&quot;;&quot;&quot;);&quot;(+57.02)&quot;;&quot;&quot;)" office:value-type="string" office:string-value="QVLDMSESNDMASLPK" calcext:value-type="string">
            <text:p>QVLDMSESNDMASLPK</text:p>
          </table:table-cell>
          <table:table-cell office:value-type="string" calcext:value-type="string">
            <text:p>DVAGYMM(+15.99)VWGK</text:p>
          </table:table-cell>
          <table:table-cell table:formula="of:=SUBSTITUTE(SUBSTITUTE([.C2837];&quot;(+15.99)&quot;;&quot;&quot;);&quot;(+57.02)&quot;;&quot;&quot;)" office:value-type="string" office:string-value="DVAGYMMVWGK" calcext:value-type="string">
            <text:p>DVAGYMMVWGK</text:p>
          </table:table-cell>
        </table:table-row>
        <table:table-row table:style-name="ro2">
          <table:table-cell office:value-type="string" calcext:value-type="string">
            <text:p>YYNLFLDFRAPVR</text:p>
          </table:table-cell>
          <table:table-cell table:formula="of:=SUBSTITUTE(SUBSTITUTE([.A2838];&quot;(+15.99)&quot;;&quot;&quot;);&quot;(+57.02)&quot;;&quot;&quot;)" office:value-type="string" office:string-value="YYNLFLDFRAPVR" calcext:value-type="string">
            <text:p>YYNLFLDFRAPVR</text:p>
          </table:table-cell>
          <table:table-cell office:value-type="string" calcext:value-type="string">
            <text:p>HWVVFFGDTEFSPR</text:p>
          </table:table-cell>
          <table:table-cell table:formula="of:=SUBSTITUTE(SUBSTITUTE([.C2838];&quot;(+15.99)&quot;;&quot;&quot;);&quot;(+57.02)&quot;;&quot;&quot;)" office:value-type="string" office:string-value="HWVVFFGDTEFSPR" calcext:value-type="string">
            <text:p>HWVVFFGDTEFSPR</text:p>
          </table:table-cell>
        </table:table-row>
        <table:table-row table:style-name="ro1">
          <table:table-cell office:value-type="string" calcext:value-type="string">
            <text:p>DVAPLVLLAEGHYK</text:p>
          </table:table-cell>
          <table:table-cell table:formula="of:=SUBSTITUTE(SUBSTITUTE([.A2839];&quot;(+15.99)&quot;;&quot;&quot;);&quot;(+57.02)&quot;;&quot;&quot;)" office:value-type="string" office:string-value="DVAPLVLLAEGHYK" calcext:value-type="string">
            <text:p>DVAPLVLLAEGHYK</text:p>
          </table:table-cell>
          <table:table-cell office:value-type="string" calcext:value-type="string">
            <text:p>EGC(+57.02)MDHYAGK</text:p>
          </table:table-cell>
          <table:table-cell table:formula="of:=SUBSTITUTE(SUBSTITUTE([.C2839];&quot;(+15.99)&quot;;&quot;&quot;);&quot;(+57.02)&quot;;&quot;&quot;)" office:value-type="string" office:string-value="EGCMDHYAGK" calcext:value-type="string">
            <text:p>EGCMDHYAGK</text:p>
          </table:table-cell>
        </table:table-row>
        <table:table-row table:style-name="ro2">
          <table:table-cell office:value-type="string" calcext:value-type="string">
            <text:p>NPLRLLC(+57.02)NLLATESR</text:p>
          </table:table-cell>
          <table:table-cell table:formula="of:=SUBSTITUTE(SUBSTITUTE([.A2840];&quot;(+15.99)&quot;;&quot;&quot;);&quot;(+57.02)&quot;;&quot;&quot;)" office:value-type="string" office:string-value="NPLRLLCNLLATESR" calcext:value-type="string">
            <text:p>NPLRLLCNLLATESR</text:p>
          </table:table-cell>
          <table:table-cell office:value-type="string" calcext:value-type="string">
            <text:p>SM(+15.99)TTENEVEQLR</text:p>
          </table:table-cell>
          <table:table-cell table:formula="of:=SUBSTITUTE(SUBSTITUTE([.C2840];&quot;(+15.99)&quot;;&quot;&quot;);&quot;(+57.02)&quot;;&quot;&quot;)" office:value-type="string" office:string-value="SMTTENEVEQLR" calcext:value-type="string">
            <text:p>SMTTENEVEQLR</text:p>
          </table:table-cell>
        </table:table-row>
        <table:table-row table:style-name="ro1">
          <table:table-cell office:value-type="string" calcext:value-type="string">
            <text:p>DM(+15.99)M(+15.99)DTTWQHLETR</text:p>
          </table:table-cell>
          <table:table-cell table:formula="of:=SUBSTITUTE(SUBSTITUTE([.A2841];&quot;(+15.99)&quot;;&quot;&quot;);&quot;(+57.02)&quot;;&quot;&quot;)" office:value-type="string" office:string-value="DMMDTTWQHLETR" calcext:value-type="string">
            <text:p>DMMDTTWQHLETR</text:p>
          </table:table-cell>
          <table:table-cell office:value-type="string" calcext:value-type="string">
            <text:p>WM(+15.99)VLEWLDSR</text:p>
          </table:table-cell>
          <table:table-cell table:formula="of:=SUBSTITUTE(SUBSTITUTE([.C2841];&quot;(+15.99)&quot;;&quot;&quot;);&quot;(+57.02)&quot;;&quot;&quot;)" office:value-type="string" office:string-value="WMVLEWLDSR" calcext:value-type="string">
            <text:p>WMVLEWLDSR</text:p>
          </table:table-cell>
        </table:table-row>
        <table:table-row table:style-name="ro1">
          <table:table-cell office:value-type="string" calcext:value-type="string">
            <text:p>KC(+57.02)NLLLWDSLR</text:p>
          </table:table-cell>
          <table:table-cell table:formula="of:=SUBSTITUTE(SUBSTITUTE([.A2842];&quot;(+15.99)&quot;;&quot;&quot;);&quot;(+57.02)&quot;;&quot;&quot;)" office:value-type="string" office:string-value="KCNLLLWDSLR" calcext:value-type="string">
            <text:p>KCNLLLWDSLR</text:p>
          </table:table-cell>
          <table:table-cell office:value-type="string" calcext:value-type="string">
            <text:p>QC(+57.02)YNEC(+57.02)MK</text:p>
          </table:table-cell>
          <table:table-cell table:formula="of:=SUBSTITUTE(SUBSTITUTE([.C2842];&quot;(+15.99)&quot;;&quot;&quot;);&quot;(+57.02)&quot;;&quot;&quot;)" office:value-type="string" office:string-value="QCYNECMK" calcext:value-type="string">
            <text:p>QCYNECMK</text:p>
          </table:table-cell>
        </table:table-row>
        <table:table-row table:style-name="ro1">
          <table:table-cell office:value-type="string" calcext:value-type="string">
            <text:p>SM(+15.99)TWAHGALQLAR</text:p>
          </table:table-cell>
          <table:table-cell table:formula="of:=SUBSTITUTE(SUBSTITUTE([.A2843];&quot;(+15.99)&quot;;&quot;&quot;);&quot;(+57.02)&quot;;&quot;&quot;)" office:value-type="string" office:string-value="SMTWAHGALQLAR" calcext:value-type="string">
            <text:p>SMTWAHGALQLAR</text:p>
          </table:table-cell>
          <table:table-cell office:value-type="string" calcext:value-type="string">
            <text:p>KC(+57.02)NHVGEFPR</text:p>
          </table:table-cell>
          <table:table-cell table:formula="of:=SUBSTITUTE(SUBSTITUTE([.C2843];&quot;(+15.99)&quot;;&quot;&quot;);&quot;(+57.02)&quot;;&quot;&quot;)" office:value-type="string" office:string-value="KCNHVGEFPR" calcext:value-type="string">
            <text:p>KCNHVGEFPR</text:p>
          </table:table-cell>
        </table:table-row>
        <table:table-row table:style-name="ro2">
          <table:table-cell office:value-type="string" calcext:value-type="string">
            <text:p>MSPDLGAAHQLTEK</text:p>
          </table:table-cell>
          <table:table-cell table:formula="of:=SUBSTITUTE(SUBSTITUTE([.A2844];&quot;(+15.99)&quot;;&quot;&quot;);&quot;(+57.02)&quot;;&quot;&quot;)" office:value-type="string" office:string-value="MSPDLGAAHQLTEK" calcext:value-type="string">
            <text:p>MSPDLGAAHQLTEK</text:p>
          </table:table-cell>
          <table:table-cell office:value-type="string" calcext:value-type="string">
            <text:p>C(+57.02)SEM(+15.99)SDLAAAK</text:p>
          </table:table-cell>
          <table:table-cell table:formula="of:=SUBSTITUTE(SUBSTITUTE([.C2844];&quot;(+15.99)&quot;;&quot;&quot;);&quot;(+57.02)&quot;;&quot;&quot;)" office:value-type="string" office:string-value="CSEMSDLAAAK" calcext:value-type="string">
            <text:p>CSEMSDLAAAK</text:p>
          </table:table-cell>
        </table:table-row>
        <table:table-row table:style-name="ro2">
          <table:table-cell office:value-type="string" calcext:value-type="string">
            <text:p>NPQTLVFYEFK</text:p>
          </table:table-cell>
          <table:table-cell table:formula="of:=SUBSTITUTE(SUBSTITUTE([.A2845];&quot;(+15.99)&quot;;&quot;&quot;);&quot;(+57.02)&quot;;&quot;&quot;)" office:value-type="string" office:string-value="NPQTLVFYEFK" calcext:value-type="string">
            <text:p>NPQTLVFYEFK</text:p>
          </table:table-cell>
          <table:table-cell office:value-type="string" calcext:value-type="string">
            <text:p>QMSEAPELEPR</text:p>
          </table:table-cell>
          <table:table-cell table:formula="of:=SUBSTITUTE(SUBSTITUTE([.C2845];&quot;(+15.99)&quot;;&quot;&quot;);&quot;(+57.02)&quot;;&quot;&quot;)" office:value-type="string" office:string-value="QMSEAPELEPR" calcext:value-type="string">
            <text:p>QMSEAPELEPR</text:p>
          </table:table-cell>
        </table:table-row>
        <table:table-row table:style-name="ro2">
          <table:table-cell office:value-type="string" calcext:value-type="string">
            <text:p>YQMSWPVDPLLLHR</text:p>
          </table:table-cell>
          <table:table-cell table:formula="of:=SUBSTITUTE(SUBSTITUTE([.A2846];&quot;(+15.99)&quot;;&quot;&quot;);&quot;(+57.02)&quot;;&quot;&quot;)" office:value-type="string" office:string-value="YQMSWPVDPLLLHR" calcext:value-type="string">
            <text:p>YQMSWPVDPLLLHR</text:p>
          </table:table-cell>
          <table:table-cell office:value-type="string" calcext:value-type="string">
            <text:p>LVYVEAGTANLGLEELR</text:p>
          </table:table-cell>
          <table:table-cell table:formula="of:=SUBSTITUTE(SUBSTITUTE([.C2846];&quot;(+15.99)&quot;;&quot;&quot;);&quot;(+57.02)&quot;;&quot;&quot;)" office:value-type="string" office:string-value="LVYVEAGTANLGLEELR" calcext:value-type="string">
            <text:p>LVYVEAGTANLGLEELR</text:p>
          </table:table-cell>
        </table:table-row>
        <table:table-row table:style-name="ro2">
          <table:table-cell office:value-type="string" calcext:value-type="string">
            <text:p>LLFLLVHYC(+57.02)TTNK</text:p>
          </table:table-cell>
          <table:table-cell table:formula="of:=SUBSTITUTE(SUBSTITUTE([.A2847];&quot;(+15.99)&quot;;&quot;&quot;);&quot;(+57.02)&quot;;&quot;&quot;)" office:value-type="string" office:string-value="LLFLLVHYCTTNK" calcext:value-type="string">
            <text:p>LLFLLVHYCTTNK</text:p>
          </table:table-cell>
          <table:table-cell office:value-type="string" calcext:value-type="string">
            <text:p>QM(+15.99)VPALEAADRAR</text:p>
          </table:table-cell>
          <table:table-cell table:formula="of:=SUBSTITUTE(SUBSTITUTE([.C2847];&quot;(+15.99)&quot;;&quot;&quot;);&quot;(+57.02)&quot;;&quot;&quot;)" office:value-type="string" office:string-value="QMVPALEAADRAR" calcext:value-type="string">
            <text:p>QMVPALEAADRAR</text:p>
          </table:table-cell>
        </table:table-row>
        <table:table-row table:style-name="ro2">
          <table:table-cell office:value-type="string" calcext:value-type="string">
            <text:p>RRMVTGVEFFR</text:p>
          </table:table-cell>
          <table:table-cell table:formula="of:=SUBSTITUTE(SUBSTITUTE([.A2848];&quot;(+15.99)&quot;;&quot;&quot;);&quot;(+57.02)&quot;;&quot;&quot;)" office:value-type="string" office:string-value="RRMVTGVEFFR" calcext:value-type="string">
            <text:p>RRMVTGVEFFR</text:p>
          </table:table-cell>
          <table:table-cell office:value-type="string" calcext:value-type="string">
            <text:p>WM(+15.99)WWDEASPK</text:p>
          </table:table-cell>
          <table:table-cell table:formula="of:=SUBSTITUTE(SUBSTITUTE([.C2848];&quot;(+15.99)&quot;;&quot;&quot;);&quot;(+57.02)&quot;;&quot;&quot;)" office:value-type="string" office:string-value="WMWWDEASPK" calcext:value-type="string">
            <text:p>WMWWDEASPK</text:p>
          </table:table-cell>
        </table:table-row>
        <table:table-row table:style-name="ro2">
          <table:table-cell office:value-type="string" calcext:value-type="string">
            <text:p>NPVSQLLGPFK</text:p>
          </table:table-cell>
          <table:table-cell table:formula="of:=SUBSTITUTE(SUBSTITUTE([.A2849];&quot;(+15.99)&quot;;&quot;&quot;);&quot;(+57.02)&quot;;&quot;&quot;)" office:value-type="string" office:string-value="NPVSQLLGPFK" calcext:value-type="string">
            <text:p>NPVSQLLGPFK</text:p>
          </table:table-cell>
          <table:table-cell office:value-type="string" calcext:value-type="string">
            <text:p>RRMVTGVEFFR</text:p>
          </table:table-cell>
          <table:table-cell table:formula="of:=SUBSTITUTE(SUBSTITUTE([.C2849];&quot;(+15.99)&quot;;&quot;&quot;);&quot;(+57.02)&quot;;&quot;&quot;)" office:value-type="string" office:string-value="RRMVTGVEFFR" calcext:value-type="string">
            <text:p>RRMVTGVEFFR</text:p>
          </table:table-cell>
        </table:table-row>
        <table:table-row table:style-name="ro1">
          <table:table-cell office:value-type="string" calcext:value-type="string">
            <text:p>KKC(+57.02)FC(+57.02)EKELLDGPGR</text:p>
          </table:table-cell>
          <table:table-cell table:formula="of:=SUBSTITUTE(SUBSTITUTE([.A2850];&quot;(+15.99)&quot;;&quot;&quot;);&quot;(+57.02)&quot;;&quot;&quot;)" office:value-type="string" office:string-value="KKCFCEKELLDGPGR" calcext:value-type="string">
            <text:p>KKCFCEKELLDGPGR</text:p>
          </table:table-cell>
          <table:table-cell office:value-type="string" calcext:value-type="string">
            <text:p>HC(+57.02)FC(+57.02)EGKASK</text:p>
          </table:table-cell>
          <table:table-cell table:formula="of:=SUBSTITUTE(SUBSTITUTE([.C2850];&quot;(+15.99)&quot;;&quot;&quot;);&quot;(+57.02)&quot;;&quot;&quot;)" office:value-type="string" office:string-value="HCFCEGKASK" calcext:value-type="string">
            <text:p>HCFCEGKASK</text:p>
          </table:table-cell>
        </table:table-row>
        <table:table-row table:style-name="ro2">
          <table:table-cell office:value-type="string" calcext:value-type="string">
            <text:p>YVLEC(+57.02)NM(+15.99)GLVK</text:p>
          </table:table-cell>
          <table:table-cell table:formula="of:=SUBSTITUTE(SUBSTITUTE([.A2851];&quot;(+15.99)&quot;;&quot;&quot;);&quot;(+57.02)&quot;;&quot;&quot;)" office:value-type="string" office:string-value="YVLECNMGLVK" calcext:value-type="string">
            <text:p>YVLECNMGLVK</text:p>
          </table:table-cell>
          <table:table-cell office:value-type="string" calcext:value-type="string">
            <text:p>FWFLLSEEAQTLHR</text:p>
          </table:table-cell>
          <table:table-cell table:formula="of:=SUBSTITUTE(SUBSTITUTE([.C2851];&quot;(+15.99)&quot;;&quot;&quot;);&quot;(+57.02)&quot;;&quot;&quot;)" office:value-type="string" office:string-value="FWFLLSEEAQTLHR" calcext:value-type="string">
            <text:p>FWFLLSEEAQTLHR</text:p>
          </table:table-cell>
        </table:table-row>
        <table:table-row table:style-name="ro2">
          <table:table-cell office:value-type="string" calcext:value-type="string">
            <text:p>C(+57.02)TYDDVLQPSESR</text:p>
          </table:table-cell>
          <table:table-cell table:formula="of:=SUBSTITUTE(SUBSTITUTE([.A2852];&quot;(+15.99)&quot;;&quot;&quot;);&quot;(+57.02)&quot;;&quot;&quot;)" office:value-type="string" office:string-value="CTYDDVLQPSESR" calcext:value-type="string">
            <text:p>CTYDDVLQPSESR</text:p>
          </table:table-cell>
          <table:table-cell office:value-type="string" calcext:value-type="string">
            <text:p>QYHGPALLNDWPSAK</text:p>
          </table:table-cell>
          <table:table-cell table:formula="of:=SUBSTITUTE(SUBSTITUTE([.C2852];&quot;(+15.99)&quot;;&quot;&quot;);&quot;(+57.02)&quot;;&quot;&quot;)" office:value-type="string" office:string-value="QYHGPALLNDWPSAK" calcext:value-type="string">
            <text:p>QYHGPALLNDWPSAK</text:p>
          </table:table-cell>
        </table:table-row>
        <table:table-row table:style-name="ro3">
          <table:table-cell office:value-type="string" calcext:value-type="string">
            <text:p>QPNDKC(+57.02)HPELDR</text:p>
          </table:table-cell>
          <table:table-cell table:formula="of:=SUBSTITUTE(SUBSTITUTE([.A2853];&quot;(+15.99)&quot;;&quot;&quot;);&quot;(+57.02)&quot;;&quot;&quot;)" office:value-type="string" office:string-value="QPNDKCHPELDR" calcext:value-type="string">
            <text:p>QPNDKCHPELDR</text:p>
          </table:table-cell>
          <table:table-cell office:value-type="string" calcext:value-type="string">
            <text:p>M(+15.99)C(+57.02)QDLAASDTGGLFNAHVALVAEK</text:p>
          </table:table-cell>
          <table:table-cell table:formula="of:=SUBSTITUTE(SUBSTITUTE([.C2853];&quot;(+15.99)&quot;;&quot;&quot;);&quot;(+57.02)&quot;;&quot;&quot;)" office:value-type="string" office:string-value="MCQDLAASDTGGLFNAHVALVAEK" calcext:value-type="string">
            <text:p>MCQDLAASDTGGLFNAHVALVAEK</text:p>
          </table:table-cell>
        </table:table-row>
        <table:table-row table:style-name="ro2">
          <table:table-cell office:value-type="string" calcext:value-type="string">
            <text:p>KDYSELSADLLK</text:p>
          </table:table-cell>
          <table:table-cell table:formula="of:=SUBSTITUTE(SUBSTITUTE([.A2854];&quot;(+15.99)&quot;;&quot;&quot;);&quot;(+57.02)&quot;;&quot;&quot;)" office:value-type="string" office:string-value="KDYSELSADLLK" calcext:value-type="string">
            <text:p>KDYSELSADLLK</text:p>
          </table:table-cell>
          <table:table-cell office:value-type="string" calcext:value-type="string">
            <text:p>RRWYLVPVLEQLAK</text:p>
          </table:table-cell>
          <table:table-cell table:formula="of:=SUBSTITUTE(SUBSTITUTE([.C2854];&quot;(+15.99)&quot;;&quot;&quot;);&quot;(+57.02)&quot;;&quot;&quot;)" office:value-type="string" office:string-value="RRWYLVPVLEQLAK" calcext:value-type="string">
            <text:p>RRWYLVPVLEQLAK</text:p>
          </table:table-cell>
        </table:table-row>
        <table:table-row table:style-name="ro2">
          <table:table-cell office:value-type="string" calcext:value-type="string">
            <text:p>QVQPGASDHPK</text:p>
          </table:table-cell>
          <table:table-cell table:formula="of:=SUBSTITUTE(SUBSTITUTE([.A2855];&quot;(+15.99)&quot;;&quot;&quot;);&quot;(+57.02)&quot;;&quot;&quot;)" office:value-type="string" office:string-value="QVQPGASDHPK" calcext:value-type="string">
            <text:p>QVQPGASDHPK</text:p>
          </table:table-cell>
          <table:table-cell office:value-type="string" calcext:value-type="string">
            <text:p>QWNLDEPYLLLTDKK</text:p>
          </table:table-cell>
          <table:table-cell table:formula="of:=SUBSTITUTE(SUBSTITUTE([.C2855];&quot;(+15.99)&quot;;&quot;&quot;);&quot;(+57.02)&quot;;&quot;&quot;)" office:value-type="string" office:string-value="QWNLDEPYLLLTDKK" calcext:value-type="string">
            <text:p>QWNLDEPYLLLTDKK</text:p>
          </table:table-cell>
        </table:table-row>
        <table:table-row table:style-name="ro2">
          <table:table-cell office:value-type="string" calcext:value-type="string">
            <text:p>MM(+15.99)C(+57.02)LAAAVGNRVAAALYQK</text:p>
          </table:table-cell>
          <table:table-cell table:formula="of:=SUBSTITUTE(SUBSTITUTE([.A2856];&quot;(+15.99)&quot;;&quot;&quot;);&quot;(+57.02)&quot;;&quot;&quot;)" office:value-type="string" office:string-value="MMCLAAAVGNRVAAALYQK" calcext:value-type="string">
            <text:p>MMCLAAAVGNRVAAALYQK</text:p>
          </table:table-cell>
          <table:table-cell office:value-type="string" calcext:value-type="string">
            <text:p>KNEM(+15.99)TDVVNTGK</text:p>
          </table:table-cell>
          <table:table-cell table:formula="of:=SUBSTITUTE(SUBSTITUTE([.C2856];&quot;(+15.99)&quot;;&quot;&quot;);&quot;(+57.02)&quot;;&quot;&quot;)" office:value-type="string" office:string-value="KNEMTDVVNTGK" calcext:value-type="string">
            <text:p>KNEMTDVVNTGK</text:p>
          </table:table-cell>
        </table:table-row>
        <table:table-row table:style-name="ro2">
          <table:table-cell office:value-type="string" calcext:value-type="string">
            <text:p>EFSYLVHESAPK</text:p>
          </table:table-cell>
          <table:table-cell table:formula="of:=SUBSTITUTE(SUBSTITUTE([.A2857];&quot;(+15.99)&quot;;&quot;&quot;);&quot;(+57.02)&quot;;&quot;&quot;)" office:value-type="string" office:string-value="EFSYLVHESAPK" calcext:value-type="string">
            <text:p>EFSYLVHESAPK</text:p>
          </table:table-cell>
          <table:table-cell office:value-type="string" calcext:value-type="string">
            <text:p>AYMWWAVLTNWLLTEDVNR</text:p>
          </table:table-cell>
          <table:table-cell table:formula="of:=SUBSTITUTE(SUBSTITUTE([.C2857];&quot;(+15.99)&quot;;&quot;&quot;);&quot;(+57.02)&quot;;&quot;&quot;)" office:value-type="string" office:string-value="AYMWWAVLTNWLLTEDVNR" calcext:value-type="string">
            <text:p>AYMWWAVLTNWLLTEDVNR</text:p>
          </table:table-cell>
        </table:table-row>
        <table:table-row table:style-name="ro2">
          <table:table-cell office:value-type="string" calcext:value-type="string">
            <text:p>QQRPLYSK</text:p>
          </table:table-cell>
          <table:table-cell table:formula="of:=SUBSTITUTE(SUBSTITUTE([.A2858];&quot;(+15.99)&quot;;&quot;&quot;);&quot;(+57.02)&quot;;&quot;&quot;)" office:value-type="string" office:string-value="QQRPLYSK" calcext:value-type="string">
            <text:p>QQRPLYSK</text:p>
          </table:table-cell>
          <table:table-cell office:value-type="string" calcext:value-type="string">
            <text:p>RLMSNVEASLTSHLAK</text:p>
          </table:table-cell>
          <table:table-cell table:formula="of:=SUBSTITUTE(SUBSTITUTE([.C2858];&quot;(+15.99)&quot;;&quot;&quot;);&quot;(+57.02)&quot;;&quot;&quot;)" office:value-type="string" office:string-value="RLMSNVEASLTSHLAK" calcext:value-type="string">
            <text:p>RLMSNVEASLTSHLAK</text:p>
          </table:table-cell>
        </table:table-row>
        <table:table-row table:style-name="ro1">
          <table:table-cell office:value-type="string" calcext:value-type="string">
            <text:p>WMC(+57.02)MAAAVVDPAK</text:p>
          </table:table-cell>
          <table:table-cell table:formula="of:=SUBSTITUTE(SUBSTITUTE([.A2859];&quot;(+15.99)&quot;;&quot;&quot;);&quot;(+57.02)&quot;;&quot;&quot;)" office:value-type="string" office:string-value="WMCMAAAVVDPAK" calcext:value-type="string">
            <text:p>WMCMAAAVVDPAK</text:p>
          </table:table-cell>
          <table:table-cell office:value-type="string" calcext:value-type="string">
            <text:p>TTRVFHTFFAK</text:p>
          </table:table-cell>
          <table:table-cell table:formula="of:=SUBSTITUTE(SUBSTITUTE([.C2859];&quot;(+15.99)&quot;;&quot;&quot;);&quot;(+57.02)&quot;;&quot;&quot;)" office:value-type="string" office:string-value="TTRVFHTFFAK" calcext:value-type="string">
            <text:p>TTRVFHTFFAK</text:p>
          </table:table-cell>
        </table:table-row>
        <table:table-row table:style-name="ro2">
          <table:table-cell office:value-type="string" calcext:value-type="string">
            <text:p>YWTYLM(+15.99)LWMRELGKAVVR</text:p>
          </table:table-cell>
          <table:table-cell table:formula="of:=SUBSTITUTE(SUBSTITUTE([.A2860];&quot;(+15.99)&quot;;&quot;&quot;);&quot;(+57.02)&quot;;&quot;&quot;)" office:value-type="string" office:string-value="YWTYLMLWMRELGKAVVR" calcext:value-type="string">
            <text:p>YWTYLMLWMRELGKAVVR</text:p>
          </table:table-cell>
          <table:table-cell office:value-type="string" calcext:value-type="string">
            <text:p>TLAAGAC(+57.02)C(+57.02)C(+57.02)C(+57.02)K</text:p>
          </table:table-cell>
          <table:table-cell table:formula="of:=SUBSTITUTE(SUBSTITUTE([.C2860];&quot;(+15.99)&quot;;&quot;&quot;);&quot;(+57.02)&quot;;&quot;&quot;)" office:value-type="string" office:string-value="TLAAGACCCCK" calcext:value-type="string">
            <text:p>TLAAGACCCCK</text:p>
          </table:table-cell>
        </table:table-row>
        <table:table-row table:style-name="ro2">
          <table:table-cell office:value-type="string" calcext:value-type="string">
            <text:p>TDKHQLSESEAQK</text:p>
          </table:table-cell>
          <table:table-cell table:formula="of:=SUBSTITUTE(SUBSTITUTE([.A2861];&quot;(+15.99)&quot;;&quot;&quot;);&quot;(+57.02)&quot;;&quot;&quot;)" office:value-type="string" office:string-value="TDKHQLSESEAQK" calcext:value-type="string">
            <text:p>TDKHQLSESEAQK</text:p>
          </table:table-cell>
          <table:table-cell office:value-type="string" calcext:value-type="string">
            <text:p>WKWPNQVQVDLK</text:p>
          </table:table-cell>
          <table:table-cell table:formula="of:=SUBSTITUTE(SUBSTITUTE([.C2861];&quot;(+15.99)&quot;;&quot;&quot;);&quot;(+57.02)&quot;;&quot;&quot;)" office:value-type="string" office:string-value="WKWPNQVQVDLK" calcext:value-type="string">
            <text:p>WKWPNQVQVDLK</text:p>
          </table:table-cell>
        </table:table-row>
        <table:table-row table:style-name="ro2">
          <table:table-cell office:value-type="string" calcext:value-type="string">
            <text:p>NVVFGALC(+57.02)AAAER</text:p>
          </table:table-cell>
          <table:table-cell table:formula="of:=SUBSTITUTE(SUBSTITUTE([.A2862];&quot;(+15.99)&quot;;&quot;&quot;);&quot;(+57.02)&quot;;&quot;&quot;)" office:value-type="string" office:string-value="NVVFGALCAAAER" calcext:value-type="string">
            <text:p>NVVFGALCAAAER</text:p>
          </table:table-cell>
          <table:table-cell office:value-type="string" calcext:value-type="string">
            <text:p>TVMPPDQPKLESSPHAPR</text:p>
          </table:table-cell>
          <table:table-cell table:formula="of:=SUBSTITUTE(SUBSTITUTE([.C2862];&quot;(+15.99)&quot;;&quot;&quot;);&quot;(+57.02)&quot;;&quot;&quot;)" office:value-type="string" office:string-value="TVMPPDQPKLESSPHAPR" calcext:value-type="string">
            <text:p>TVMPPDQPKLESSPHAPR</text:p>
          </table:table-cell>
        </table:table-row>
        <table:table-row table:style-name="ro1">
          <table:table-cell office:value-type="string" calcext:value-type="string">
            <text:p>SAFPTPVLFK</text:p>
          </table:table-cell>
          <table:table-cell table:formula="of:=SUBSTITUTE(SUBSTITUTE([.A2863];&quot;(+15.99)&quot;;&quot;&quot;);&quot;(+57.02)&quot;;&quot;&quot;)" office:value-type="string" office:string-value="SAFPTPVLFK" calcext:value-type="string">
            <text:p>SAFPTPVLFK</text:p>
          </table:table-cell>
          <table:table-cell office:value-type="string" calcext:value-type="string">
            <text:p>SEDLLNC(+57.02)HK</text:p>
          </table:table-cell>
          <table:table-cell table:formula="of:=SUBSTITUTE(SUBSTITUTE([.C2863];&quot;(+15.99)&quot;;&quot;&quot;);&quot;(+57.02)&quot;;&quot;&quot;)" office:value-type="string" office:string-value="SEDLLNCHK" calcext:value-type="string">
            <text:p>SEDLLNCHK</text:p>
          </table:table-cell>
        </table:table-row>
        <table:table-row table:style-name="ro2">
          <table:table-cell office:value-type="string" calcext:value-type="string">
            <text:p>KPRLNTSDLKPLKLVRAR</text:p>
          </table:table-cell>
          <table:table-cell table:formula="of:=SUBSTITUTE(SUBSTITUTE([.A2864];&quot;(+15.99)&quot;;&quot;&quot;);&quot;(+57.02)&quot;;&quot;&quot;)" office:value-type="string" office:string-value="KPRLNTSDLKPLKLVRAR" calcext:value-type="string">
            <text:p>KPRLNTSDLKPLKLVRAR</text:p>
          </table:table-cell>
          <table:table-cell office:value-type="string" calcext:value-type="string">
            <text:p>SNNEMM(+15.99)M(+15.99)VLLLENVR</text:p>
          </table:table-cell>
          <table:table-cell table:formula="of:=SUBSTITUTE(SUBSTITUTE([.C2864];&quot;(+15.99)&quot;;&quot;&quot;);&quot;(+57.02)&quot;;&quot;&quot;)" office:value-type="string" office:string-value="SNNEMMMVLLLENVR" calcext:value-type="string">
            <text:p>SNNEMMMVLLLENVR</text:p>
          </table:table-cell>
        </table:table-row>
        <table:table-row table:style-name="ro2">
          <table:table-cell office:value-type="string" calcext:value-type="string">
            <text:p>NLGSPVLYVGFEPK</text:p>
          </table:table-cell>
          <table:table-cell table:formula="of:=SUBSTITUTE(SUBSTITUTE([.A2865];&quot;(+15.99)&quot;;&quot;&quot;);&quot;(+57.02)&quot;;&quot;&quot;)" office:value-type="string" office:string-value="NLGSPVLYVGFEPK" calcext:value-type="string">
            <text:p>NLGSPVLYVGFEPK</text:p>
          </table:table-cell>
          <table:table-cell office:value-type="string" calcext:value-type="string">
            <text:p>M(+15.99)NHGC(+57.02)YDGEM(+15.99)QER</text:p>
          </table:table-cell>
          <table:table-cell table:formula="of:=SUBSTITUTE(SUBSTITUTE([.C2865];&quot;(+15.99)&quot;;&quot;&quot;);&quot;(+57.02)&quot;;&quot;&quot;)" office:value-type="string" office:string-value="MNHGCYDGEMQER" calcext:value-type="string">
            <text:p>MNHGCYDGEMQER</text:p>
          </table:table-cell>
        </table:table-row>
        <table:table-row table:style-name="ro1">
          <table:table-cell office:value-type="string" calcext:value-type="string">
            <text:p>EC(+57.02)QPAHNSNAVNR</text:p>
          </table:table-cell>
          <table:table-cell table:formula="of:=SUBSTITUTE(SUBSTITUTE([.A2866];&quot;(+15.99)&quot;;&quot;&quot;);&quot;(+57.02)&quot;;&quot;&quot;)" office:value-type="string" office:string-value="ECQPAHNSNAVNR" calcext:value-type="string">
            <text:p>ECQPAHNSNAVNR</text:p>
          </table:table-cell>
          <table:table-cell office:value-type="string" calcext:value-type="string">
            <text:p>KDYSALLQFK</text:p>
          </table:table-cell>
          <table:table-cell table:formula="of:=SUBSTITUTE(SUBSTITUTE([.C2866];&quot;(+15.99)&quot;;&quot;&quot;);&quot;(+57.02)&quot;;&quot;&quot;)" office:value-type="string" office:string-value="KDYSALLQFK" calcext:value-type="string">
            <text:p>KDYSALLQFK</text:p>
          </table:table-cell>
        </table:table-row>
        <table:table-row table:style-name="ro1">
          <table:table-cell office:value-type="string" calcext:value-type="string">
            <text:p>QMHDM(+15.99)HLADVR</text:p>
          </table:table-cell>
          <table:table-cell table:formula="of:=SUBSTITUTE(SUBSTITUTE([.A2867];&quot;(+15.99)&quot;;&quot;&quot;);&quot;(+57.02)&quot;;&quot;&quot;)" office:value-type="string" office:string-value="QMHDMHLADVR" calcext:value-type="string">
            <text:p>QMHDMHLADVR</text:p>
          </table:table-cell>
          <table:table-cell office:value-type="string" calcext:value-type="string">
            <text:p>AFLLLDMHR</text:p>
          </table:table-cell>
          <table:table-cell table:formula="of:=SUBSTITUTE(SUBSTITUTE([.C2867];&quot;(+15.99)&quot;;&quot;&quot;);&quot;(+57.02)&quot;;&quot;&quot;)" office:value-type="string" office:string-value="AFLLLDMHR" calcext:value-type="string">
            <text:p>AFLLLDMHR</text:p>
          </table:table-cell>
        </table:table-row>
        <table:table-row table:style-name="ro1">
          <table:table-cell office:value-type="string" calcext:value-type="string">
            <text:p>QM(+15.99)VPALEAADAALK</text:p>
          </table:table-cell>
          <table:table-cell table:formula="of:=SUBSTITUTE(SUBSTITUTE([.A2868];&quot;(+15.99)&quot;;&quot;&quot;);&quot;(+57.02)&quot;;&quot;&quot;)" office:value-type="string" office:string-value="QMVPALEAADAALK" calcext:value-type="string">
            <text:p>QMVPALEAADAALK</text:p>
          </table:table-cell>
          <table:table-cell office:value-type="string" calcext:value-type="string">
            <text:p>HNVC(+57.02)DPGVLNK</text:p>
          </table:table-cell>
          <table:table-cell table:formula="of:=SUBSTITUTE(SUBSTITUTE([.C2868];&quot;(+15.99)&quot;;&quot;&quot;);&quot;(+57.02)&quot;;&quot;&quot;)" office:value-type="string" office:string-value="HNVCDPGVLNK" calcext:value-type="string">
            <text:p>HNVCDPGVLNK</text:p>
          </table:table-cell>
        </table:table-row>
        <table:table-row table:style-name="ro2">
          <table:table-cell office:value-type="string" calcext:value-type="string">
            <text:p>KHPSAAPGDDPAK</text:p>
          </table:table-cell>
          <table:table-cell table:formula="of:=SUBSTITUTE(SUBSTITUTE([.A2869];&quot;(+15.99)&quot;;&quot;&quot;);&quot;(+57.02)&quot;;&quot;&quot;)" office:value-type="string" office:string-value="KHPSAAPGDDPAK" calcext:value-type="string">
            <text:p>KHPSAAPGDDPAK</text:p>
          </table:table-cell>
          <table:table-cell office:value-type="string" calcext:value-type="string">
            <text:p>WDLKATDVM(+15.99)EK</text:p>
          </table:table-cell>
          <table:table-cell table:formula="of:=SUBSTITUTE(SUBSTITUTE([.C2869];&quot;(+15.99)&quot;;&quot;&quot;);&quot;(+57.02)&quot;;&quot;&quot;)" office:value-type="string" office:string-value="WDLKATDVMEK" calcext:value-type="string">
            <text:p>WDLKATDVMEK</text:p>
          </table:table-cell>
        </table:table-row>
        <table:table-row table:style-name="ro2">
          <table:table-cell office:value-type="string" calcext:value-type="string">
            <text:p>FKFLTVDSLLSR</text:p>
          </table:table-cell>
          <table:table-cell table:formula="of:=SUBSTITUTE(SUBSTITUTE([.A2870];&quot;(+15.99)&quot;;&quot;&quot;);&quot;(+57.02)&quot;;&quot;&quot;)" office:value-type="string" office:string-value="FKFLTVDSLLSR" calcext:value-type="string">
            <text:p>FKFLTVDSLLSR</text:p>
          </table:table-cell>
          <table:table-cell office:value-type="string" calcext:value-type="string">
            <text:p>KAM(+15.99)KYTSLGDK</text:p>
          </table:table-cell>
          <table:table-cell table:formula="of:=SUBSTITUTE(SUBSTITUTE([.C2870];&quot;(+15.99)&quot;;&quot;&quot;);&quot;(+57.02)&quot;;&quot;&quot;)" office:value-type="string" office:string-value="KAMKYTSLGDK" calcext:value-type="string">
            <text:p>KAMKYTSLGDK</text:p>
          </table:table-cell>
        </table:table-row>
        <table:table-row table:style-name="ro2">
          <table:table-cell office:value-type="string" calcext:value-type="string">
            <text:p>C(+57.02)KFYLLFVAETEAVMNK</text:p>
          </table:table-cell>
          <table:table-cell table:formula="of:=SUBSTITUTE(SUBSTITUTE([.A2871];&quot;(+15.99)&quot;;&quot;&quot;);&quot;(+57.02)&quot;;&quot;&quot;)" office:value-type="string" office:string-value="CKFYLLFVAETEAVMNK" calcext:value-type="string">
            <text:p>CKFYLLFVAETEAVMNK</text:p>
          </table:table-cell>
          <table:table-cell office:value-type="string" calcext:value-type="string">
            <text:p>C(+57.02)SYMNPPLSNLGAK</text:p>
          </table:table-cell>
          <table:table-cell table:formula="of:=SUBSTITUTE(SUBSTITUTE([.C2871];&quot;(+15.99)&quot;;&quot;&quot;);&quot;(+57.02)&quot;;&quot;&quot;)" office:value-type="string" office:string-value="CSYMNPPLSNLGAK" calcext:value-type="string">
            <text:p>CSYMNPPLSNLGAK</text:p>
          </table:table-cell>
        </table:table-row>
        <table:table-row table:style-name="ro2">
          <table:table-cell office:value-type="string" calcext:value-type="string">
            <text:p>AFLDVKLGDNVVHC(+57.02)R</text:p>
          </table:table-cell>
          <table:table-cell table:formula="of:=SUBSTITUTE(SUBSTITUTE([.A2872];&quot;(+15.99)&quot;;&quot;&quot;);&quot;(+57.02)&quot;;&quot;&quot;)" office:value-type="string" office:string-value="AFLDVKLGDNVVHCR" calcext:value-type="string">
            <text:p>AFLDVKLGDNVVHCR</text:p>
          </table:table-cell>
          <table:table-cell office:value-type="string" calcext:value-type="string">
            <text:p>ELQEATYVVNYFVK</text:p>
          </table:table-cell>
          <table:table-cell table:formula="of:=SUBSTITUTE(SUBSTITUTE([.C2872];&quot;(+15.99)&quot;;&quot;&quot;);&quot;(+57.02)&quot;;&quot;&quot;)" office:value-type="string" office:string-value="ELQEATYVVNYFVK" calcext:value-type="string">
            <text:p>ELQEATYVVNYFVK</text:p>
          </table:table-cell>
        </table:table-row>
        <table:table-row table:style-name="ro1">
          <table:table-cell office:value-type="string" calcext:value-type="string">
            <text:p>TC(+57.02)C(+57.02)C(+57.02)GGANLLR</text:p>
          </table:table-cell>
          <table:table-cell table:formula="of:=SUBSTITUTE(SUBSTITUTE([.A2873];&quot;(+15.99)&quot;;&quot;&quot;);&quot;(+57.02)&quot;;&quot;&quot;)" office:value-type="string" office:string-value="TCCCGGANLLR" calcext:value-type="string">
            <text:p>TCCCGGANLLR</text:p>
          </table:table-cell>
          <table:table-cell office:value-type="string" calcext:value-type="string">
            <text:p>WWC(+57.02)EFPFSLR</text:p>
          </table:table-cell>
          <table:table-cell table:formula="of:=SUBSTITUTE(SUBSTITUTE([.C2873];&quot;(+15.99)&quot;;&quot;&quot;);&quot;(+57.02)&quot;;&quot;&quot;)" office:value-type="string" office:string-value="WWCEFPFSLR" calcext:value-type="string">
            <text:p>WWCEFPFSLR</text:p>
          </table:table-cell>
        </table:table-row>
        <table:table-row table:style-name="ro1">
          <table:table-cell office:value-type="string" calcext:value-type="string">
            <text:p>KAHHYVMFLK</text:p>
          </table:table-cell>
          <table:table-cell table:formula="of:=SUBSTITUTE(SUBSTITUTE([.A2874];&quot;(+15.99)&quot;;&quot;&quot;);&quot;(+57.02)&quot;;&quot;&quot;)" office:value-type="string" office:string-value="KAHHYVMFLK" calcext:value-type="string">
            <text:p>KAHHYVMFLK</text:p>
          </table:table-cell>
          <table:table-cell office:value-type="string" calcext:value-type="string">
            <text:p>AMTLPVFK</text:p>
          </table:table-cell>
          <table:table-cell table:formula="of:=SUBSTITUTE(SUBSTITUTE([.C2874];&quot;(+15.99)&quot;;&quot;&quot;);&quot;(+57.02)&quot;;&quot;&quot;)" office:value-type="string" office:string-value="AMTLPVFK" calcext:value-type="string">
            <text:p>AMTLPVFK</text:p>
          </table:table-cell>
        </table:table-row>
        <table:table-row table:style-name="ro1">
          <table:table-cell office:value-type="string" calcext:value-type="string">
            <text:p>DNFMLNELENDNPPK</text:p>
          </table:table-cell>
          <table:table-cell table:formula="of:=SUBSTITUTE(SUBSTITUTE([.A2875];&quot;(+15.99)&quot;;&quot;&quot;);&quot;(+57.02)&quot;;&quot;&quot;)" office:value-type="string" office:string-value="DNFMLNELENDNPPK" calcext:value-type="string">
            <text:p>DNFMLNELENDNPPK</text:p>
          </table:table-cell>
          <table:table-cell office:value-type="string" calcext:value-type="string">
            <text:p>KWLSLYASHR</text:p>
          </table:table-cell>
          <table:table-cell table:formula="of:=SUBSTITUTE(SUBSTITUTE([.C2875];&quot;(+15.99)&quot;;&quot;&quot;);&quot;(+57.02)&quot;;&quot;&quot;)" office:value-type="string" office:string-value="KWLSLYASHR" calcext:value-type="string">
            <text:p>KWLSLYASHR</text:p>
          </table:table-cell>
        </table:table-row>
        <table:table-row table:style-name="ro2">
          <table:table-cell office:value-type="string" calcext:value-type="string">
            <text:p>HM(+15.99)YC(+57.02)ELSTLEEEPSLESAGLR</text:p>
          </table:table-cell>
          <table:table-cell table:formula="of:=SUBSTITUTE(SUBSTITUTE([.A2876];&quot;(+15.99)&quot;;&quot;&quot;);&quot;(+57.02)&quot;;&quot;&quot;)" office:value-type="string" office:string-value="HMYCELSTLEEEPSLESAGLR" calcext:value-type="string">
            <text:p>HMYCELSTLEEEPSLESAGLR</text:p>
          </table:table-cell>
          <table:table-cell office:value-type="string" calcext:value-type="string">
            <text:p>MSLQMPEAFK</text:p>
          </table:table-cell>
          <table:table-cell table:formula="of:=SUBSTITUTE(SUBSTITUTE([.C2876];&quot;(+15.99)&quot;;&quot;&quot;);&quot;(+57.02)&quot;;&quot;&quot;)" office:value-type="string" office:string-value="MSLQMPEAFK" calcext:value-type="string">
            <text:p>MSLQMPEAFK</text:p>
          </table:table-cell>
        </table:table-row>
        <table:table-row table:style-name="ro2">
          <table:table-cell office:value-type="string" calcext:value-type="string">
            <text:p>KSMEEFM(+15.99)EPTEELAK</text:p>
          </table:table-cell>
          <table:table-cell table:formula="of:=SUBSTITUTE(SUBSTITUTE([.A2877];&quot;(+15.99)&quot;;&quot;&quot;);&quot;(+57.02)&quot;;&quot;&quot;)" office:value-type="string" office:string-value="KSMEEFMEPTEELAK" calcext:value-type="string">
            <text:p>KSMEEFMEPTEELAK</text:p>
          </table:table-cell>
          <table:table-cell office:value-type="string" calcext:value-type="string">
            <text:p>MDHM(+15.99)PTWGDVLNR</text:p>
          </table:table-cell>
          <table:table-cell table:formula="of:=SUBSTITUTE(SUBSTITUTE([.C2877];&quot;(+15.99)&quot;;&quot;&quot;);&quot;(+57.02)&quot;;&quot;&quot;)" office:value-type="string" office:string-value="MDHMPTWGDVLNR" calcext:value-type="string">
            <text:p>MDHMPTWGDVLNR</text:p>
          </table:table-cell>
        </table:table-row>
        <table:table-row table:style-name="ro2">
          <table:table-cell office:value-type="string" calcext:value-type="string">
            <text:p>RAWM(+15.99)WTVPVLEQLAK</text:p>
          </table:table-cell>
          <table:table-cell table:formula="of:=SUBSTITUTE(SUBSTITUTE([.A2878];&quot;(+15.99)&quot;;&quot;&quot;);&quot;(+57.02)&quot;;&quot;&quot;)" office:value-type="string" office:string-value="RAWMWTVPVLEQLAK" calcext:value-type="string">
            <text:p>RAWMWTVPVLEQLAK</text:p>
          </table:table-cell>
          <table:table-cell office:value-type="string" calcext:value-type="string">
            <text:p>SSFWSNLLC(+57.02)EPAR</text:p>
          </table:table-cell>
          <table:table-cell table:formula="of:=SUBSTITUTE(SUBSTITUTE([.C2878];&quot;(+15.99)&quot;;&quot;&quot;);&quot;(+57.02)&quot;;&quot;&quot;)" office:value-type="string" office:string-value="SSFWSNLLCEPAR" calcext:value-type="string">
            <text:p>SSFWSNLLCEPAR</text:p>
          </table:table-cell>
        </table:table-row>
        <table:table-row table:style-name="ro2">
          <table:table-cell office:value-type="string" calcext:value-type="string">
            <text:p>C(+57.02)LRLDEHHVLLTDKK</text:p>
          </table:table-cell>
          <table:table-cell table:formula="of:=SUBSTITUTE(SUBSTITUTE([.A2879];&quot;(+15.99)&quot;;&quot;&quot;);&quot;(+57.02)&quot;;&quot;&quot;)" office:value-type="string" office:string-value="CLRLDEHHVLLTDKK" calcext:value-type="string">
            <text:p>CLRLDEHHVLLTDKK</text:p>
          </table:table-cell>
          <table:table-cell office:value-type="string" calcext:value-type="string">
            <text:p>HC(+57.02)C(+57.02)LAVPTGALRGPK</text:p>
          </table:table-cell>
          <table:table-cell table:formula="of:=SUBSTITUTE(SUBSTITUTE([.C2879];&quot;(+15.99)&quot;;&quot;&quot;);&quot;(+57.02)&quot;;&quot;&quot;)" office:value-type="string" office:string-value="HCCLAVPTGALRGPK" calcext:value-type="string">
            <text:p>HCCLAVPTGALRGPK</text:p>
          </table:table-cell>
        </table:table-row>
        <table:table-row table:style-name="ro2">
          <table:table-cell office:value-type="string" calcext:value-type="string">
            <text:p>DVSSC(+57.02)EFM(+15.99)ENSAVR</text:p>
          </table:table-cell>
          <table:table-cell table:formula="of:=SUBSTITUTE(SUBSTITUTE([.A2880];&quot;(+15.99)&quot;;&quot;&quot;);&quot;(+57.02)&quot;;&quot;&quot;)" office:value-type="string" office:string-value="DVSSCEFMENSAVR" calcext:value-type="string">
            <text:p>DVSSCEFMENSAVR</text:p>
          </table:table-cell>
          <table:table-cell office:value-type="string" calcext:value-type="string">
            <text:p>KTRAGLVDWFEHK</text:p>
          </table:table-cell>
          <table:table-cell table:formula="of:=SUBSTITUTE(SUBSTITUTE([.C2880];&quot;(+15.99)&quot;;&quot;&quot;);&quot;(+57.02)&quot;;&quot;&quot;)" office:value-type="string" office:string-value="KTRAGLVDWFEHK" calcext:value-type="string">
            <text:p>KTRAGLVDWFEHK</text:p>
          </table:table-cell>
        </table:table-row>
        <table:table-row table:style-name="ro2">
          <table:table-cell office:value-type="string" calcext:value-type="string">
            <text:p>KDWEKNVLNQK</text:p>
          </table:table-cell>
          <table:table-cell table:formula="of:=SUBSTITUTE(SUBSTITUTE([.A2881];&quot;(+15.99)&quot;;&quot;&quot;);&quot;(+57.02)&quot;;&quot;&quot;)" office:value-type="string" office:string-value="KDWEKNVLNQK" calcext:value-type="string">
            <text:p>KDWEKNVLNQK</text:p>
          </table:table-cell>
          <table:table-cell office:value-type="string" calcext:value-type="string">
            <text:p>SSALNPFQREVGK</text:p>
          </table:table-cell>
          <table:table-cell table:formula="of:=SUBSTITUTE(SUBSTITUTE([.C2881];&quot;(+15.99)&quot;;&quot;&quot;);&quot;(+57.02)&quot;;&quot;&quot;)" office:value-type="string" office:string-value="SSALNPFQREVGK" calcext:value-type="string">
            <text:p>SSALNPFQREVGK</text:p>
          </table:table-cell>
        </table:table-row>
        <table:table-row table:style-name="ro2">
          <table:table-cell office:value-type="string" calcext:value-type="string">
            <text:p>RSWLDEPYLLLTENK</text:p>
          </table:table-cell>
          <table:table-cell table:formula="of:=SUBSTITUTE(SUBSTITUTE([.A2882];&quot;(+15.99)&quot;;&quot;&quot;);&quot;(+57.02)&quot;;&quot;&quot;)" office:value-type="string" office:string-value="RSWLDEPYLLLTENK" calcext:value-type="string">
            <text:p>RSWLDEPYLLLTENK</text:p>
          </table:table-cell>
          <table:table-cell office:value-type="string" calcext:value-type="string">
            <text:p>GM(+15.99)EEGVNDLDTSKHGR</text:p>
          </table:table-cell>
          <table:table-cell table:formula="of:=SUBSTITUTE(SUBSTITUTE([.C2882];&quot;(+15.99)&quot;;&quot;&quot;);&quot;(+57.02)&quot;;&quot;&quot;)" office:value-type="string" office:string-value="GMEEGVNDLDTSKHGR" calcext:value-type="string">
            <text:p>GMEEGVNDLDTSKHGR</text:p>
          </table:table-cell>
        </table:table-row>
        <table:table-row table:style-name="ro2">
          <table:table-cell office:value-type="string" calcext:value-type="string">
            <text:p>DYESNAPHAMHR</text:p>
          </table:table-cell>
          <table:table-cell table:formula="of:=SUBSTITUTE(SUBSTITUTE([.A2883];&quot;(+15.99)&quot;;&quot;&quot;);&quot;(+57.02)&quot;;&quot;&quot;)" office:value-type="string" office:string-value="DYESNAPHAMHR" calcext:value-type="string">
            <text:p>DYESNAPHAMHR</text:p>
          </table:table-cell>
          <table:table-cell office:value-type="string" calcext:value-type="string">
            <text:p>QMAALEVPLLDSAK</text:p>
          </table:table-cell>
          <table:table-cell table:formula="of:=SUBSTITUTE(SUBSTITUTE([.C2883];&quot;(+15.99)&quot;;&quot;&quot;);&quot;(+57.02)&quot;;&quot;&quot;)" office:value-type="string" office:string-value="QMAALEVPLLDSAK" calcext:value-type="string">
            <text:p>QMAALEVPLLDSAK</text:p>
          </table:table-cell>
        </table:table-row>
        <table:table-row table:style-name="ro2">
          <table:table-cell office:value-type="string" calcext:value-type="string">
            <text:p>KVHLSELDSEELDHK</text:p>
          </table:table-cell>
          <table:table-cell table:formula="of:=SUBSTITUTE(SUBSTITUTE([.A2884];&quot;(+15.99)&quot;;&quot;&quot;);&quot;(+57.02)&quot;;&quot;&quot;)" office:value-type="string" office:string-value="KVHLSELDSEELDHK" calcext:value-type="string">
            <text:p>KVHLSELDSEELDHK</text:p>
          </table:table-cell>
          <table:table-cell office:value-type="string" calcext:value-type="string">
            <text:p>KDLDSEQGNSHTFTHR</text:p>
          </table:table-cell>
          <table:table-cell table:formula="of:=SUBSTITUTE(SUBSTITUTE([.C2884];&quot;(+15.99)&quot;;&quot;&quot;);&quot;(+57.02)&quot;;&quot;&quot;)" office:value-type="string" office:string-value="KDLDSEQGNSHTFTHR" calcext:value-type="string">
            <text:p>KDLDSEQGNSHTFTHR</text:p>
          </table:table-cell>
        </table:table-row>
        <table:table-row table:style-name="ro1">
          <table:table-cell office:value-type="string" calcext:value-type="string">
            <text:p>KDSTEEALSHANENLFFK</text:p>
          </table:table-cell>
          <table:table-cell table:formula="of:=SUBSTITUTE(SUBSTITUTE([.A2885];&quot;(+15.99)&quot;;&quot;&quot;);&quot;(+57.02)&quot;;&quot;&quot;)" office:value-type="string" office:string-value="KDSTEEALSHANENLFFK" calcext:value-type="string">
            <text:p>KDSTEEALSHANENLFFK</text:p>
          </table:table-cell>
          <table:table-cell office:value-type="string" calcext:value-type="string">
            <text:p>KVLWDNDFAK</text:p>
          </table:table-cell>
          <table:table-cell table:formula="of:=SUBSTITUTE(SUBSTITUTE([.C2885];&quot;(+15.99)&quot;;&quot;&quot;);&quot;(+57.02)&quot;;&quot;&quot;)" office:value-type="string" office:string-value="KVLWDNDFAK" calcext:value-type="string">
            <text:p>KVLWDNDFAK</text:p>
          </table:table-cell>
        </table:table-row>
        <table:table-row table:style-name="ro1">
          <table:table-cell office:value-type="string" calcext:value-type="string">
            <text:p>AAQVSLPR</text:p>
          </table:table-cell>
          <table:table-cell table:formula="of:=SUBSTITUTE(SUBSTITUTE([.A2886];&quot;(+15.99)&quot;;&quot;&quot;);&quot;(+57.02)&quot;;&quot;&quot;)" office:value-type="string" office:string-value="AAQVSLPR" calcext:value-type="string">
            <text:p>AAQVSLPR</text:p>
          </table:table-cell>
          <table:table-cell office:value-type="string" calcext:value-type="string">
            <text:p>MNMTNM(+15.99)QLK</text:p>
          </table:table-cell>
          <table:table-cell table:formula="of:=SUBSTITUTE(SUBSTITUTE([.C2886];&quot;(+15.99)&quot;;&quot;&quot;);&quot;(+57.02)&quot;;&quot;&quot;)" office:value-type="string" office:string-value="MNMTNMQLK" calcext:value-type="string">
            <text:p>MNMTNMQLK</text:p>
          </table:table-cell>
        </table:table-row>
        <table:table-row table:style-name="ro2">
          <table:table-cell office:value-type="string" calcext:value-type="string">
            <text:p>DC(+57.02)M(+15.99)HDC(+57.02)PVLNDDWADR</text:p>
          </table:table-cell>
          <table:table-cell table:formula="of:=SUBSTITUTE(SUBSTITUTE([.A2887];&quot;(+15.99)&quot;;&quot;&quot;);&quot;(+57.02)&quot;;&quot;&quot;)" office:value-type="string" office:string-value="DCMHDCPVLNDDWADR" calcext:value-type="string">
            <text:p>DCMHDCPVLNDDWADR</text:p>
          </table:table-cell>
          <table:table-cell office:value-type="string" calcext:value-type="string">
            <text:p>KWWPSLEMLGTGR</text:p>
          </table:table-cell>
          <table:table-cell table:formula="of:=SUBSTITUTE(SUBSTITUTE([.C2887];&quot;(+15.99)&quot;;&quot;&quot;);&quot;(+57.02)&quot;;&quot;&quot;)" office:value-type="string" office:string-value="KWWPSLEMLGTGR" calcext:value-type="string">
            <text:p>KWWPSLEMLGTGR</text:p>
          </table:table-cell>
        </table:table-row>
        <table:table-row table:style-name="ro1">
          <table:table-cell office:value-type="string" calcext:value-type="string">
            <text:p>SPEDEKRYTDPKK</text:p>
          </table:table-cell>
          <table:table-cell table:formula="of:=SUBSTITUTE(SUBSTITUTE([.A2888];&quot;(+15.99)&quot;;&quot;&quot;);&quot;(+57.02)&quot;;&quot;&quot;)" office:value-type="string" office:string-value="SPEDEKRYTDPKK" calcext:value-type="string">
            <text:p>SPEDEKRYTDPKK</text:p>
          </table:table-cell>
          <table:table-cell office:value-type="string" calcext:value-type="string">
            <text:p>ELKEC(+57.02)DEVGPK</text:p>
          </table:table-cell>
          <table:table-cell table:formula="of:=SUBSTITUTE(SUBSTITUTE([.C2888];&quot;(+15.99)&quot;;&quot;&quot;);&quot;(+57.02)&quot;;&quot;&quot;)" office:value-type="string" office:string-value="ELKECDEVGPK" calcext:value-type="string">
            <text:p>ELKECDEVGPK</text:p>
          </table:table-cell>
        </table:table-row>
        <table:table-row table:style-name="ro1">
          <table:table-cell office:value-type="string" calcext:value-type="string">
            <text:p>FLSPNDEPYLLLTDKK</text:p>
          </table:table-cell>
          <table:table-cell table:formula="of:=SUBSTITUTE(SUBSTITUTE([.A2889];&quot;(+15.99)&quot;;&quot;&quot;);&quot;(+57.02)&quot;;&quot;&quot;)" office:value-type="string" office:string-value="FLSPNDEPYLLLTDKK" calcext:value-type="string">
            <text:p>FLSPNDEPYLLLTDKK</text:p>
          </table:table-cell>
          <table:table-cell office:value-type="string" calcext:value-type="string">
            <text:p>AEVLGFNTQRK</text:p>
          </table:table-cell>
          <table:table-cell table:formula="of:=SUBSTITUTE(SUBSTITUTE([.C2889];&quot;(+15.99)&quot;;&quot;&quot;);&quot;(+57.02)&quot;;&quot;&quot;)" office:value-type="string" office:string-value="AEVLGFNTQRK" calcext:value-type="string">
            <text:p>AEVLGFNTQRK</text:p>
          </table:table-cell>
        </table:table-row>
        <table:table-row table:style-name="ro1">
          <table:table-cell office:value-type="string" calcext:value-type="string">
            <text:p>WM(+15.99)M(+15.99)WMEFSLEWDFK</text:p>
          </table:table-cell>
          <table:table-cell table:formula="of:=SUBSTITUTE(SUBSTITUTE([.A2890];&quot;(+15.99)&quot;;&quot;&quot;);&quot;(+57.02)&quot;;&quot;&quot;)" office:value-type="string" office:string-value="WMMWMEFSLEWDFK" calcext:value-type="string">
            <text:p>WMMWMEFSLEWDFK</text:p>
          </table:table-cell>
          <table:table-cell office:value-type="string" calcext:value-type="string">
            <text:p>M(+15.99)PMKC(+57.02)C(+57.02)DLK</text:p>
          </table:table-cell>
          <table:table-cell table:formula="of:=SUBSTITUTE(SUBSTITUTE([.C2890];&quot;(+15.99)&quot;;&quot;&quot;);&quot;(+57.02)&quot;;&quot;&quot;)" office:value-type="string" office:string-value="MPMKCCDLK" calcext:value-type="string">
            <text:p>MPMKCCDLK</text:p>
          </table:table-cell>
        </table:table-row>
        <table:table-row table:style-name="ro2">
          <table:table-cell office:value-type="string" calcext:value-type="string">
            <text:p>EM(+15.99)NQVAFVAPEEFLTK</text:p>
          </table:table-cell>
          <table:table-cell table:formula="of:=SUBSTITUTE(SUBSTITUTE([.A2891];&quot;(+15.99)&quot;;&quot;&quot;);&quot;(+57.02)&quot;;&quot;&quot;)" office:value-type="string" office:string-value="EMNQVAFVAPEEFLTK" calcext:value-type="string">
            <text:p>EMNQVAFVAPEEFLTK</text:p>
          </table:table-cell>
          <table:table-cell office:value-type="string" calcext:value-type="string">
            <text:p>RQM(+15.99)AYADENLAGK</text:p>
          </table:table-cell>
          <table:table-cell table:formula="of:=SUBSTITUTE(SUBSTITUTE([.C2891];&quot;(+15.99)&quot;;&quot;&quot;);&quot;(+57.02)&quot;;&quot;&quot;)" office:value-type="string" office:string-value="RQMAYADENLAGK" calcext:value-type="string">
            <text:p>RQMAYADENLAGK</text:p>
          </table:table-cell>
        </table:table-row>
        <table:table-row table:style-name="ro2">
          <table:table-cell office:value-type="string" calcext:value-type="string">
            <text:p>QTEGYSLGDK</text:p>
          </table:table-cell>
          <table:table-cell table:formula="of:=SUBSTITUTE(SUBSTITUTE([.A2892];&quot;(+15.99)&quot;;&quot;&quot;);&quot;(+57.02)&quot;;&quot;&quot;)" office:value-type="string" office:string-value="QTEGYSLGDK" calcext:value-type="string">
            <text:p>QTEGYSLGDK</text:p>
          </table:table-cell>
          <table:table-cell office:value-type="string" calcext:value-type="string">
            <text:p>RQALEYATDLHNK</text:p>
          </table:table-cell>
          <table:table-cell table:formula="of:=SUBSTITUTE(SUBSTITUTE([.C2892];&quot;(+15.99)&quot;;&quot;&quot;);&quot;(+57.02)&quot;;&quot;&quot;)" office:value-type="string" office:string-value="RQALEYATDLHNK" calcext:value-type="string">
            <text:p>RQALEYATDLHNK</text:p>
          </table:table-cell>
        </table:table-row>
        <table:table-row table:style-name="ro1">
          <table:table-cell office:value-type="string" calcext:value-type="string">
            <text:p>AEMSSVYDC(+57.02)SSKER</text:p>
          </table:table-cell>
          <table:table-cell table:formula="of:=SUBSTITUTE(SUBSTITUTE([.A2893];&quot;(+15.99)&quot;;&quot;&quot;);&quot;(+57.02)&quot;;&quot;&quot;)" office:value-type="string" office:string-value="AEMSSVYDCSSKER" calcext:value-type="string">
            <text:p>AEMSSVYDCSSKER</text:p>
          </table:table-cell>
          <table:table-cell office:value-type="string" calcext:value-type="string">
            <text:p>QQC(+57.02)YLYLC(+57.02)R</text:p>
          </table:table-cell>
          <table:table-cell table:formula="of:=SUBSTITUTE(SUBSTITUTE([.C2893];&quot;(+15.99)&quot;;&quot;&quot;);&quot;(+57.02)&quot;;&quot;&quot;)" office:value-type="string" office:string-value="QQCYLYLCR" calcext:value-type="string">
            <text:p>QQCYLYLCR</text:p>
          </table:table-cell>
        </table:table-row>
        <table:table-row table:style-name="ro2">
          <table:table-cell office:value-type="string" calcext:value-type="string">
            <text:p>DVNRLTPPGHEAM(+15.99)WPK</text:p>
          </table:table-cell>
          <table:table-cell table:formula="of:=SUBSTITUTE(SUBSTITUTE([.A2894];&quot;(+15.99)&quot;;&quot;&quot;);&quot;(+57.02)&quot;;&quot;&quot;)" office:value-type="string" office:string-value="DVNRLTPPGHEAMWPK" calcext:value-type="string">
            <text:p>DVNRLTPPGHEAMWPK</text:p>
          </table:table-cell>
          <table:table-cell office:value-type="string" calcext:value-type="string">
            <text:p>LHVLPLPYC(+57.02)DVVEPSNNK</text:p>
          </table:table-cell>
          <table:table-cell table:formula="of:=SUBSTITUTE(SUBSTITUTE([.C2894];&quot;(+15.99)&quot;;&quot;&quot;);&quot;(+57.02)&quot;;&quot;&quot;)" office:value-type="string" office:string-value="LHVLPLPYCDVVEPSNNK" calcext:value-type="string">
            <text:p>LHVLPLPYCDVVEPSNNK</text:p>
          </table:table-cell>
        </table:table-row>
        <table:table-row table:style-name="ro1">
          <table:table-cell office:value-type="string" calcext:value-type="string">
            <text:p>WFNEQAVQVASALAR</text:p>
          </table:table-cell>
          <table:table-cell table:formula="of:=SUBSTITUTE(SUBSTITUTE([.A2895];&quot;(+15.99)&quot;;&quot;&quot;);&quot;(+57.02)&quot;;&quot;&quot;)" office:value-type="string" office:string-value="WFNEQAVQVASALAR" calcext:value-type="string">
            <text:p>WFNEQAVQVASALAR</text:p>
          </table:table-cell>
          <table:table-cell office:value-type="string" calcext:value-type="string">
            <text:p>KFSQDLDPK</text:p>
          </table:table-cell>
          <table:table-cell table:formula="of:=SUBSTITUTE(SUBSTITUTE([.C2895];&quot;(+15.99)&quot;;&quot;&quot;);&quot;(+57.02)&quot;;&quot;&quot;)" office:value-type="string" office:string-value="KFSQDLDPK" calcext:value-type="string">
            <text:p>KFSQDLDPK</text:p>
          </table:table-cell>
        </table:table-row>
        <table:table-row table:style-name="ro2">
          <table:table-cell office:value-type="string" calcext:value-type="string">
            <text:p>TMSVTMDHR</text:p>
          </table:table-cell>
          <table:table-cell table:formula="of:=SUBSTITUTE(SUBSTITUTE([.A2896];&quot;(+15.99)&quot;;&quot;&quot;);&quot;(+57.02)&quot;;&quot;&quot;)" office:value-type="string" office:string-value="TMSVTMDHR" calcext:value-type="string">
            <text:p>TMSVTMDHR</text:p>
          </table:table-cell>
          <table:table-cell office:value-type="string" calcext:value-type="string">
            <text:p>EMAVLHWYLLLTDKK</text:p>
          </table:table-cell>
          <table:table-cell table:formula="of:=SUBSTITUTE(SUBSTITUTE([.C2896];&quot;(+15.99)&quot;;&quot;&quot;);&quot;(+57.02)&quot;;&quot;&quot;)" office:value-type="string" office:string-value="EMAVLHWYLLLTDKK" calcext:value-type="string">
            <text:p>EMAVLHWYLLLTDKK</text:p>
          </table:table-cell>
        </table:table-row>
        <table:table-row table:style-name="ro2">
          <table:table-cell office:value-type="string" calcext:value-type="string">
            <text:p>RTWEQWLLADGRSTLVESPK</text:p>
          </table:table-cell>
          <table:table-cell table:formula="of:=SUBSTITUTE(SUBSTITUTE([.A2897];&quot;(+15.99)&quot;;&quot;&quot;);&quot;(+57.02)&quot;;&quot;&quot;)" office:value-type="string" office:string-value="RTWEQWLLADGRSTLVESPK" calcext:value-type="string">
            <text:p>RTWEQWLLADGRSTLVESPK</text:p>
          </table:table-cell>
          <table:table-cell office:value-type="string" calcext:value-type="string">
            <text:p>KVFMLNYRSEAR</text:p>
          </table:table-cell>
          <table:table-cell table:formula="of:=SUBSTITUTE(SUBSTITUTE([.C2897];&quot;(+15.99)&quot;;&quot;&quot;);&quot;(+57.02)&quot;;&quot;&quot;)" office:value-type="string" office:string-value="KVFMLNYRSEAR" calcext:value-type="string">
            <text:p>KVFMLNYRSEAR</text:p>
          </table:table-cell>
        </table:table-row>
        <table:table-row table:style-name="ro2">
          <table:table-cell office:value-type="string" calcext:value-type="string">
            <text:p>QQPVYAHVAHK</text:p>
          </table:table-cell>
          <table:table-cell table:formula="of:=SUBSTITUTE(SUBSTITUTE([.A2898];&quot;(+15.99)&quot;;&quot;&quot;);&quot;(+57.02)&quot;;&quot;&quot;)" office:value-type="string" office:string-value="QQPVYAHVAHK" calcext:value-type="string">
            <text:p>QQPVYAHVAHK</text:p>
          </table:table-cell>
          <table:table-cell office:value-type="string" calcext:value-type="string">
            <text:p>KAEVTC(+57.02)KSAYVYSK</text:p>
          </table:table-cell>
          <table:table-cell table:formula="of:=SUBSTITUTE(SUBSTITUTE([.C2898];&quot;(+15.99)&quot;;&quot;&quot;);&quot;(+57.02)&quot;;&quot;&quot;)" office:value-type="string" office:string-value="KAEVTCKSAYVYSK" calcext:value-type="string">
            <text:p>KAEVTCKSAYVYSK</text:p>
          </table:table-cell>
        </table:table-row>
        <table:table-row table:style-name="ro2">
          <table:table-cell office:value-type="string" calcext:value-type="string">
            <text:p>LENARFGQNLGVLK</text:p>
          </table:table-cell>
          <table:table-cell table:formula="of:=SUBSTITUTE(SUBSTITUTE([.A2899];&quot;(+15.99)&quot;;&quot;&quot;);&quot;(+57.02)&quot;;&quot;&quot;)" office:value-type="string" office:string-value="LENARFGQNLGVLK" calcext:value-type="string">
            <text:p>LENARFGQNLGVLK</text:p>
          </table:table-cell>
          <table:table-cell office:value-type="string" calcext:value-type="string">
            <text:p>KVPDYVTLVPEKK</text:p>
          </table:table-cell>
          <table:table-cell table:formula="of:=SUBSTITUTE(SUBSTITUTE([.C2899];&quot;(+15.99)&quot;;&quot;&quot;);&quot;(+57.02)&quot;;&quot;&quot;)" office:value-type="string" office:string-value="KVPDYVTLVPEKK" calcext:value-type="string">
            <text:p>KVPDYVTLVPEKK</text:p>
          </table:table-cell>
        </table:table-row>
        <table:table-row table:style-name="ro2">
          <table:table-cell office:value-type="string" calcext:value-type="string">
            <text:p>RMLVTEYVNSQSYR</text:p>
          </table:table-cell>
          <table:table-cell table:formula="of:=SUBSTITUTE(SUBSTITUTE([.A2900];&quot;(+15.99)&quot;;&quot;&quot;);&quot;(+57.02)&quot;;&quot;&quot;)" office:value-type="string" office:string-value="RMLVTEYVNSQSYR" calcext:value-type="string">
            <text:p>RMLVTEYVNSQSYR</text:p>
          </table:table-cell>
          <table:table-cell office:value-type="string" calcext:value-type="string">
            <text:p>KLTALLSSHLVMC(+57.02)R</text:p>
          </table:table-cell>
          <table:table-cell table:formula="of:=SUBSTITUTE(SUBSTITUTE([.C2900];&quot;(+15.99)&quot;;&quot;&quot;);&quot;(+57.02)&quot;;&quot;&quot;)" office:value-type="string" office:string-value="KLTALLSSHLVMCR" calcext:value-type="string">
            <text:p>KLTALLSSHLVMCR</text:p>
          </table:table-cell>
        </table:table-row>
        <table:table-row table:style-name="ro2">
          <table:table-cell office:value-type="string" calcext:value-type="string">
            <text:p>EMPMC(+57.02)NAFWLPK</text:p>
          </table:table-cell>
          <table:table-cell table:formula="of:=SUBSTITUTE(SUBSTITUTE([.A2901];&quot;(+15.99)&quot;;&quot;&quot;);&quot;(+57.02)&quot;;&quot;&quot;)" office:value-type="string" office:string-value="EMPMCNAFWLPK" calcext:value-type="string">
            <text:p>EMPMCNAFWLPK</text:p>
          </table:table-cell>
          <table:table-cell office:value-type="string" calcext:value-type="string">
            <text:p>YSAWESALHM(+15.99)TVR</text:p>
          </table:table-cell>
          <table:table-cell table:formula="of:=SUBSTITUTE(SUBSTITUTE([.C2901];&quot;(+15.99)&quot;;&quot;&quot;);&quot;(+57.02)&quot;;&quot;&quot;)" office:value-type="string" office:string-value="YSAWESALHMTVR" calcext:value-type="string">
            <text:p>YSAWESALHMTVR</text:p>
          </table:table-cell>
        </table:table-row>
        <table:table-row table:style-name="ro1">
          <table:table-cell office:value-type="string" calcext:value-type="string">
            <text:p>QDLEMMSC(+57.02)LK</text:p>
          </table:table-cell>
          <table:table-cell table:formula="of:=SUBSTITUTE(SUBSTITUTE([.A2902];&quot;(+15.99)&quot;;&quot;&quot;);&quot;(+57.02)&quot;;&quot;&quot;)" office:value-type="string" office:string-value="QDLEMMSCLK" calcext:value-type="string">
            <text:p>QDLEMMSCLK</text:p>
          </table:table-cell>
          <table:table-cell office:value-type="string" calcext:value-type="string">
            <text:p>KRLYEYK</text:p>
          </table:table-cell>
          <table:table-cell table:formula="of:=SUBSTITUTE(SUBSTITUTE([.C2902];&quot;(+15.99)&quot;;&quot;&quot;);&quot;(+57.02)&quot;;&quot;&quot;)" office:value-type="string" office:string-value="KRLYEYK" calcext:value-type="string">
            <text:p>KRLYEYK</text:p>
          </table:table-cell>
        </table:table-row>
        <table:table-row table:style-name="ro1">
          <table:table-cell office:value-type="string" calcext:value-type="string">
            <text:p>M(+15.99)FM(+15.99)QHK</text:p>
          </table:table-cell>
          <table:table-cell table:formula="of:=SUBSTITUTE(SUBSTITUTE([.A2903];&quot;(+15.99)&quot;;&quot;&quot;);&quot;(+57.02)&quot;;&quot;&quot;)" office:value-type="string" office:string-value="MFMQHK" calcext:value-type="string">
            <text:p>MFMQHK</text:p>
          </table:table-cell>
          <table:table-cell office:value-type="string" calcext:value-type="string">
            <text:p>KRNVQPEALK</text:p>
          </table:table-cell>
          <table:table-cell table:formula="of:=SUBSTITUTE(SUBSTITUTE([.C2903];&quot;(+15.99)&quot;;&quot;&quot;);&quot;(+57.02)&quot;;&quot;&quot;)" office:value-type="string" office:string-value="KRNVQPEALK" calcext:value-type="string">
            <text:p>KRNVQPEALK</text:p>
          </table:table-cell>
        </table:table-row>
        <table:table-row table:style-name="ro2">
          <table:table-cell office:value-type="string" calcext:value-type="string">
            <text:p>QLNHM(+15.99)C(+57.02)LPK</text:p>
          </table:table-cell>
          <table:table-cell table:formula="of:=SUBSTITUTE(SUBSTITUTE([.A2904];&quot;(+15.99)&quot;;&quot;&quot;);&quot;(+57.02)&quot;;&quot;&quot;)" office:value-type="string" office:string-value="QLNHMCLPK" calcext:value-type="string">
            <text:p>QLNHMCLPK</text:p>
          </table:table-cell>
          <table:table-cell office:value-type="string" calcext:value-type="string">
            <text:p>WPVDHKAEQEPR</text:p>
          </table:table-cell>
          <table:table-cell table:formula="of:=SUBSTITUTE(SUBSTITUTE([.C2904];&quot;(+15.99)&quot;;&quot;&quot;);&quot;(+57.02)&quot;;&quot;&quot;)" office:value-type="string" office:string-value="WPVDHKAEQEPR" calcext:value-type="string">
            <text:p>WPVDHKAEQEPR</text:p>
          </table:table-cell>
        </table:table-row>
        <table:table-row table:style-name="ro1">
          <table:table-cell office:value-type="string" calcext:value-type="string">
            <text:p>EMFRSPHADSRFLK</text:p>
          </table:table-cell>
          <table:table-cell table:formula="of:=SUBSTITUTE(SUBSTITUTE([.A2905];&quot;(+15.99)&quot;;&quot;&quot;);&quot;(+57.02)&quot;;&quot;&quot;)" office:value-type="string" office:string-value="EMFRSPHADSRFLK" calcext:value-type="string">
            <text:p>EMFRSPHADSRFLK</text:p>
          </table:table-cell>
          <table:table-cell office:value-type="string" calcext:value-type="string">
            <text:p>SQDSTC(+57.02)PNK</text:p>
          </table:table-cell>
          <table:table-cell table:formula="of:=SUBSTITUTE(SUBSTITUTE([.C2905];&quot;(+15.99)&quot;;&quot;&quot;);&quot;(+57.02)&quot;;&quot;&quot;)" office:value-type="string" office:string-value="SQDSTCPNK" calcext:value-type="string">
            <text:p>SQDSTCPNK</text:p>
          </table:table-cell>
        </table:table-row>
        <table:table-row table:style-name="ro2">
          <table:table-cell office:value-type="string" calcext:value-type="string">
            <text:p>WWWPVLPYM(+15.99)ATDTER</text:p>
          </table:table-cell>
          <table:table-cell table:formula="of:=SUBSTITUTE(SUBSTITUTE([.A2906];&quot;(+15.99)&quot;;&quot;&quot;);&quot;(+57.02)&quot;;&quot;&quot;)" office:value-type="string" office:string-value="WWWPVLPYMATDTER" calcext:value-type="string">
            <text:p>WWWPVLPYMATDTER</text:p>
          </table:table-cell>
          <table:table-cell office:value-type="string" calcext:value-type="string">
            <text:p>LLRLSSPC(+57.02)LALGK</text:p>
          </table:table-cell>
          <table:table-cell table:formula="of:=SUBSTITUTE(SUBSTITUTE([.C2906];&quot;(+15.99)&quot;;&quot;&quot;);&quot;(+57.02)&quot;;&quot;&quot;)" office:value-type="string" office:string-value="LLRLSSPCLALGK" calcext:value-type="string">
            <text:p>LLRLSSPCLALGK</text:p>
          </table:table-cell>
        </table:table-row>
        <table:table-row table:style-name="ro2">
          <table:table-cell office:value-type="string" calcext:value-type="string">
            <text:p>VTRSFWVVTDC(+57.02)GPK</text:p>
          </table:table-cell>
          <table:table-cell table:formula="of:=SUBSTITUTE(SUBSTITUTE([.A2907];&quot;(+15.99)&quot;;&quot;&quot;);&quot;(+57.02)&quot;;&quot;&quot;)" office:value-type="string" office:string-value="VTRSFWVVTDCGPK" calcext:value-type="string">
            <text:p>VTRSFWVVTDCGPK</text:p>
          </table:table-cell>
          <table:table-cell office:value-type="string" calcext:value-type="string">
            <text:p>KAHVETDSAVPPC(+57.02)SPR</text:p>
          </table:table-cell>
          <table:table-cell table:formula="of:=SUBSTITUTE(SUBSTITUTE([.C2907];&quot;(+15.99)&quot;;&quot;&quot;);&quot;(+57.02)&quot;;&quot;&quot;)" office:value-type="string" office:string-value="KAHVETDSAVPPCSPR" calcext:value-type="string">
            <text:p>KAHVETDSAVPPCSPR</text:p>
          </table:table-cell>
        </table:table-row>
        <table:table-row table:style-name="ro1">
          <table:table-cell office:value-type="string" calcext:value-type="string">
            <text:p>LNAC(+57.02)MC(+57.02)GK</text:p>
          </table:table-cell>
          <table:table-cell table:formula="of:=SUBSTITUTE(SUBSTITUTE([.A2908];&quot;(+15.99)&quot;;&quot;&quot;);&quot;(+57.02)&quot;;&quot;&quot;)" office:value-type="string" office:string-value="LNACMCGK" calcext:value-type="string">
            <text:p>LNACMCGK</text:p>
          </table:table-cell>
          <table:table-cell office:value-type="string" calcext:value-type="string">
            <text:p>ETMM(+15.99)C(+57.02)AM(+15.99)PK</text:p>
          </table:table-cell>
          <table:table-cell table:formula="of:=SUBSTITUTE(SUBSTITUTE([.C2908];&quot;(+15.99)&quot;;&quot;&quot;);&quot;(+57.02)&quot;;&quot;&quot;)" office:value-type="string" office:string-value="ETMMCAMPK" calcext:value-type="string">
            <text:p>ETMMCAMPK</text:p>
          </table:table-cell>
        </table:table-row>
        <table:table-row table:style-name="ro2">
          <table:table-cell office:value-type="string" calcext:value-type="string">
            <text:p>WC(+57.02)QMC(+57.02)YK</text:p>
          </table:table-cell>
          <table:table-cell table:formula="of:=SUBSTITUTE(SUBSTITUTE([.A2909];&quot;(+15.99)&quot;;&quot;&quot;);&quot;(+57.02)&quot;;&quot;&quot;)" office:value-type="string" office:string-value="WCQMCYK" calcext:value-type="string">
            <text:p>WCQMCYK</text:p>
          </table:table-cell>
          <table:table-cell office:value-type="string" calcext:value-type="string">
            <text:p>DSYAC(+57.02)MNDRTLAK</text:p>
          </table:table-cell>
          <table:table-cell table:formula="of:=SUBSTITUTE(SUBSTITUTE([.C2909];&quot;(+15.99)&quot;;&quot;&quot;);&quot;(+57.02)&quot;;&quot;&quot;)" office:value-type="string" office:string-value="DSYACMNDRTLAK" calcext:value-type="string">
            <text:p>DSYACMNDRTLAK</text:p>
          </table:table-cell>
        </table:table-row>
        <table:table-row table:style-name="ro2">
          <table:table-cell office:value-type="string" calcext:value-type="string">
            <text:p>HNYWLTYTAGDPTYVGPK</text:p>
          </table:table-cell>
          <table:table-cell table:formula="of:=SUBSTITUTE(SUBSTITUTE([.A2910];&quot;(+15.99)&quot;;&quot;&quot;);&quot;(+57.02)&quot;;&quot;&quot;)" office:value-type="string" office:string-value="HNYWLTYTAGDPTYVGPK" calcext:value-type="string">
            <text:p>HNYWLTYTAGDPTYVGPK</text:p>
          </table:table-cell>
          <table:table-cell office:value-type="string" calcext:value-type="string">
            <text:p>EM(+15.99)EYC(+57.02)EPYLLLTDK</text:p>
          </table:table-cell>
          <table:table-cell table:formula="of:=SUBSTITUTE(SUBSTITUTE([.C2910];&quot;(+15.99)&quot;;&quot;&quot;);&quot;(+57.02)&quot;;&quot;&quot;)" office:value-type="string" office:string-value="EMEYCEPYLLLTDK" calcext:value-type="string">
            <text:p>EMEYCEPYLLLTDK</text:p>
          </table:table-cell>
        </table:table-row>
        <table:table-row table:style-name="ro1">
          <table:table-cell office:value-type="string" calcext:value-type="string">
            <text:p>TFALC(+57.02)ALPVSHK</text:p>
          </table:table-cell>
          <table:table-cell table:formula="of:=SUBSTITUTE(SUBSTITUTE([.A2911];&quot;(+15.99)&quot;;&quot;&quot;);&quot;(+57.02)&quot;;&quot;&quot;)" office:value-type="string" office:string-value="TFALCALPVSHK" calcext:value-type="string">
            <text:p>TFALCALPVSHK</text:p>
          </table:table-cell>
          <table:table-cell office:value-type="string" calcext:value-type="string">
            <text:p>QMRSLAFPNK</text:p>
          </table:table-cell>
          <table:table-cell table:formula="of:=SUBSTITUTE(SUBSTITUTE([.C2911];&quot;(+15.99)&quot;;&quot;&quot;);&quot;(+57.02)&quot;;&quot;&quot;)" office:value-type="string" office:string-value="QMRSLAFPNK" calcext:value-type="string">
            <text:p>QMRSLAFPNK</text:p>
          </table:table-cell>
        </table:table-row>
        <table:table-row table:style-name="ro2">
          <table:table-cell office:value-type="string" calcext:value-type="string">
            <text:p>QNAQLPRDSRC(+57.02)FEK</text:p>
          </table:table-cell>
          <table:table-cell table:formula="of:=SUBSTITUTE(SUBSTITUTE([.A2912];&quot;(+15.99)&quot;;&quot;&quot;);&quot;(+57.02)&quot;;&quot;&quot;)" office:value-type="string" office:string-value="QNAQLPRDSRCFEK" calcext:value-type="string">
            <text:p>QNAQLPRDSRCFEK</text:p>
          </table:table-cell>
          <table:table-cell office:value-type="string" calcext:value-type="string">
            <text:p>C(+57.02)YQQWTDDVTSK</text:p>
          </table:table-cell>
          <table:table-cell table:formula="of:=SUBSTITUTE(SUBSTITUTE([.C2912];&quot;(+15.99)&quot;;&quot;&quot;);&quot;(+57.02)&quot;;&quot;&quot;)" office:value-type="string" office:string-value="CYQQWTDDVTSK" calcext:value-type="string">
            <text:p>CYQQWTDDVTSK</text:p>
          </table:table-cell>
        </table:table-row>
        <table:table-row table:style-name="ro2">
          <table:table-cell office:value-type="string" calcext:value-type="string">
            <text:p>HQDDDSGWGENK</text:p>
          </table:table-cell>
          <table:table-cell table:formula="of:=SUBSTITUTE(SUBSTITUTE([.A2913];&quot;(+15.99)&quot;;&quot;&quot;);&quot;(+57.02)&quot;;&quot;&quot;)" office:value-type="string" office:string-value="HQDDDSGWGENK" calcext:value-type="string">
            <text:p>HQDDDSGWGENK</text:p>
          </table:table-cell>
          <table:table-cell office:value-type="string" calcext:value-type="string">
            <text:p>C(+57.02)WNTLENDRYPALPK</text:p>
          </table:table-cell>
          <table:table-cell table:formula="of:=SUBSTITUTE(SUBSTITUTE([.C2913];&quot;(+15.99)&quot;;&quot;&quot;);&quot;(+57.02)&quot;;&quot;&quot;)" office:value-type="string" office:string-value="CWNTLENDRYPALPK" calcext:value-type="string">
            <text:p>CWNTLENDRYPALPK</text:p>
          </table:table-cell>
        </table:table-row>
        <table:table-row table:style-name="ro2">
          <table:table-cell office:value-type="string" calcext:value-type="string">
            <text:p>KSMLSLDPRVTAQK</text:p>
          </table:table-cell>
          <table:table-cell table:formula="of:=SUBSTITUTE(SUBSTITUTE([.A2914];&quot;(+15.99)&quot;;&quot;&quot;);&quot;(+57.02)&quot;;&quot;&quot;)" office:value-type="string" office:string-value="KSMLSLDPRVTAQK" calcext:value-type="string">
            <text:p>KSMLSLDPRVTAQK</text:p>
          </table:table-cell>
          <table:table-cell office:value-type="string" calcext:value-type="string">
            <text:p>DSGSSYKHNYKLR</text:p>
          </table:table-cell>
          <table:table-cell table:formula="of:=SUBSTITUTE(SUBSTITUTE([.C2914];&quot;(+15.99)&quot;;&quot;&quot;);&quot;(+57.02)&quot;;&quot;&quot;)" office:value-type="string" office:string-value="DSGSSYKHNYKLR" calcext:value-type="string">
            <text:p>DSGSSYKHNYKLR</text:p>
          </table:table-cell>
        </table:table-row>
        <table:table-row table:style-name="ro2">
          <table:table-cell office:value-type="string" calcext:value-type="string">
            <text:p>M(+15.99)NGRLGWK</text:p>
          </table:table-cell>
          <table:table-cell table:formula="of:=SUBSTITUTE(SUBSTITUTE([.A2915];&quot;(+15.99)&quot;;&quot;&quot;);&quot;(+57.02)&quot;;&quot;&quot;)" office:value-type="string" office:string-value="MNGRLGWK" calcext:value-type="string">
            <text:p>MNGRLGWK</text:p>
          </table:table-cell>
          <table:table-cell office:value-type="string" calcext:value-type="string">
            <text:p>LPSSQDEVGM(+15.99)K</text:p>
          </table:table-cell>
          <table:table-cell table:formula="of:=SUBSTITUTE(SUBSTITUTE([.C2915];&quot;(+15.99)&quot;;&quot;&quot;);&quot;(+57.02)&quot;;&quot;&quot;)" office:value-type="string" office:string-value="LPSSQDEVGMK" calcext:value-type="string">
            <text:p>LPSSQDEVGMK</text:p>
          </table:table-cell>
        </table:table-row>
        <table:table-row table:style-name="ro1">
          <table:table-cell office:value-type="string" calcext:value-type="string">
            <text:p>SYAPAM(+15.99)TEPYK</text:p>
          </table:table-cell>
          <table:table-cell table:formula="of:=SUBSTITUTE(SUBSTITUTE([.A2916];&quot;(+15.99)&quot;;&quot;&quot;);&quot;(+57.02)&quot;;&quot;&quot;)" office:value-type="string" office:string-value="SYAPAMTEPYK" calcext:value-type="string">
            <text:p>SYAPAMTEPYK</text:p>
          </table:table-cell>
          <table:table-cell office:value-type="string" calcext:value-type="string">
            <text:p>EYWVESK</text:p>
          </table:table-cell>
          <table:table-cell table:formula="of:=SUBSTITUTE(SUBSTITUTE([.C2916];&quot;(+15.99)&quot;;&quot;&quot;);&quot;(+57.02)&quot;;&quot;&quot;)" office:value-type="string" office:string-value="EYWVESK" calcext:value-type="string">
            <text:p>EYWVESK</text:p>
          </table:table-cell>
        </table:table-row>
        <table:table-row table:style-name="ro2">
          <table:table-cell office:value-type="string" calcext:value-type="string">
            <text:p>AMNEPER</text:p>
          </table:table-cell>
          <table:table-cell table:formula="of:=SUBSTITUTE(SUBSTITUTE([.A2917];&quot;(+15.99)&quot;;&quot;&quot;);&quot;(+57.02)&quot;;&quot;&quot;)" office:value-type="string" office:string-value="AMNEPER" calcext:value-type="string">
            <text:p>AMNEPER</text:p>
          </table:table-cell>
          <table:table-cell office:value-type="string" calcext:value-type="string">
            <text:p>ALVLASGANKPPDFK</text:p>
          </table:table-cell>
          <table:table-cell table:formula="of:=SUBSTITUTE(SUBSTITUTE([.C2917];&quot;(+15.99)&quot;;&quot;&quot;);&quot;(+57.02)&quot;;&quot;&quot;)" office:value-type="string" office:string-value="ALVLASGANKPPDFK" calcext:value-type="string">
            <text:p>ALVLASGANKPPDFK</text:p>
          </table:table-cell>
        </table:table-row>
        <table:table-row table:style-name="ro2">
          <table:table-cell office:value-type="string" calcext:value-type="string">
            <text:p>TARLHDM(+15.99)LGK</text:p>
          </table:table-cell>
          <table:table-cell table:formula="of:=SUBSTITUTE(SUBSTITUTE([.A2918];&quot;(+15.99)&quot;;&quot;&quot;);&quot;(+57.02)&quot;;&quot;&quot;)" office:value-type="string" office:string-value="TARLHDMLGK" calcext:value-type="string">
            <text:p>TARLHDMLGK</text:p>
          </table:table-cell>
          <table:table-cell office:value-type="string" calcext:value-type="string">
            <text:p>KAM(+15.99)NTMHVFYK</text:p>
          </table:table-cell>
          <table:table-cell table:formula="of:=SUBSTITUTE(SUBSTITUTE([.C2918];&quot;(+15.99)&quot;;&quot;&quot;);&quot;(+57.02)&quot;;&quot;&quot;)" office:value-type="string" office:string-value="KAMNTMHVFYK" calcext:value-type="string">
            <text:p>KAMNTMHVFYK</text:p>
          </table:table-cell>
        </table:table-row>
        <table:table-row table:style-name="ro2">
          <table:table-cell office:value-type="string" calcext:value-type="string">
            <text:p>VHVELLAFC(+57.02)WGK</text:p>
          </table:table-cell>
          <table:table-cell table:formula="of:=SUBSTITUTE(SUBSTITUTE([.A2919];&quot;(+15.99)&quot;;&quot;&quot;);&quot;(+57.02)&quot;;&quot;&quot;)" office:value-type="string" office:string-value="VHVELLAFCWGK" calcext:value-type="string">
            <text:p>VHVELLAFCWGK</text:p>
          </table:table-cell>
          <table:table-cell office:value-type="string" calcext:value-type="string">
            <text:p>KWEVTGVLVFR</text:p>
          </table:table-cell>
          <table:table-cell table:formula="of:=SUBSTITUTE(SUBSTITUTE([.C2919];&quot;(+15.99)&quot;;&quot;&quot;);&quot;(+57.02)&quot;;&quot;&quot;)" office:value-type="string" office:string-value="KWEVTGVLVFR" calcext:value-type="string">
            <text:p>KWEVTGVLVFR</text:p>
          </table:table-cell>
        </table:table-row>
        <table:table-row table:style-name="ro2">
          <table:table-cell office:value-type="string" calcext:value-type="string">
            <text:p>M(+15.99)LEWELASHLANVMQK</text:p>
          </table:table-cell>
          <table:table-cell table:formula="of:=SUBSTITUTE(SUBSTITUTE([.A2920];&quot;(+15.99)&quot;;&quot;&quot;);&quot;(+57.02)&quot;;&quot;&quot;)" office:value-type="string" office:string-value="MLEWELASHLANVMQK" calcext:value-type="string">
            <text:p>MLEWELASHLANVMQK</text:p>
          </table:table-cell>
          <table:table-cell office:value-type="string" calcext:value-type="string">
            <text:p>WSM(+15.99)AQVNLFLVR</text:p>
          </table:table-cell>
          <table:table-cell table:formula="of:=SUBSTITUTE(SUBSTITUTE([.C2920];&quot;(+15.99)&quot;;&quot;&quot;);&quot;(+57.02)&quot;;&quot;&quot;)" office:value-type="string" office:string-value="WSMAQVNLFLVR" calcext:value-type="string">
            <text:p>WSMAQVNLFLVR</text:p>
          </table:table-cell>
        </table:table-row>
        <table:table-row table:style-name="ro2">
          <table:table-cell office:value-type="string" calcext:value-type="string">
            <text:p>LPQNMMNGGEPVK</text:p>
          </table:table-cell>
          <table:table-cell table:formula="of:=SUBSTITUTE(SUBSTITUTE([.A2921];&quot;(+15.99)&quot;;&quot;&quot;);&quot;(+57.02)&quot;;&quot;&quot;)" office:value-type="string" office:string-value="LPQNMMNGGEPVK" calcext:value-type="string">
            <text:p>LPQNMMNGGEPVK</text:p>
          </table:table-cell>
          <table:table-cell office:value-type="string" calcext:value-type="string">
            <text:p>SMQLNKESALVSHK</text:p>
          </table:table-cell>
          <table:table-cell table:formula="of:=SUBSTITUTE(SUBSTITUTE([.C2921];&quot;(+15.99)&quot;;&quot;&quot;);&quot;(+57.02)&quot;;&quot;&quot;)" office:value-type="string" office:string-value="SMQLNKESALVSHK" calcext:value-type="string">
            <text:p>SMQLNKESALVSHK</text:p>
          </table:table-cell>
        </table:table-row>
        <table:table-row table:style-name="ro1">
          <table:table-cell office:value-type="string" calcext:value-type="string">
            <text:p>EFVKC(+57.02)FHVDPR</text:p>
          </table:table-cell>
          <table:table-cell table:formula="of:=SUBSTITUTE(SUBSTITUTE([.A2922];&quot;(+15.99)&quot;;&quot;&quot;);&quot;(+57.02)&quot;;&quot;&quot;)" office:value-type="string" office:string-value="EFVKCFHVDPR" calcext:value-type="string">
            <text:p>EFVKCFHVDPR</text:p>
          </table:table-cell>
          <table:table-cell office:value-type="string" calcext:value-type="string">
            <text:p>RGAAKTHHHR</text:p>
          </table:table-cell>
          <table:table-cell table:formula="of:=SUBSTITUTE(SUBSTITUTE([.C2922];&quot;(+15.99)&quot;;&quot;&quot;);&quot;(+57.02)&quot;;&quot;&quot;)" office:value-type="string" office:string-value="RGAAKTHHHR" calcext:value-type="string">
            <text:p>RGAAKTHHHR</text:p>
          </table:table-cell>
        </table:table-row>
        <table:table-row table:style-name="ro2">
          <table:table-cell office:value-type="string" calcext:value-type="string">
            <text:p>KPWLDKPTAAALAYERAGK</text:p>
          </table:table-cell>
          <table:table-cell table:formula="of:=SUBSTITUTE(SUBSTITUTE([.A2923];&quot;(+15.99)&quot;;&quot;&quot;);&quot;(+57.02)&quot;;&quot;&quot;)" office:value-type="string" office:string-value="KPWLDKPTAAALAYERAGK" calcext:value-type="string">
            <text:p>KPWLDKPTAAALAYERAGK</text:p>
          </table:table-cell>
          <table:table-cell office:value-type="string" calcext:value-type="string">
            <text:p>DVKHHSC(+57.02)SDLEK</text:p>
          </table:table-cell>
          <table:table-cell table:formula="of:=SUBSTITUTE(SUBSTITUTE([.C2923];&quot;(+15.99)&quot;;&quot;&quot;);&quot;(+57.02)&quot;;&quot;&quot;)" office:value-type="string" office:string-value="DVKHHSCSDLEK" calcext:value-type="string">
            <text:p>DVKHHSCSDLEK</text:p>
          </table:table-cell>
        </table:table-row>
        <table:table-row table:style-name="ro2">
          <table:table-cell office:value-type="string" calcext:value-type="string">
            <text:p>SSVQM(+15.99)EVK</text:p>
          </table:table-cell>
          <table:table-cell table:formula="of:=SUBSTITUTE(SUBSTITUTE([.A2924];&quot;(+15.99)&quot;;&quot;&quot;);&quot;(+57.02)&quot;;&quot;&quot;)" office:value-type="string" office:string-value="SSVQMEVK" calcext:value-type="string">
            <text:p>SSVQMEVK</text:p>
          </table:table-cell>
          <table:table-cell office:value-type="string" calcext:value-type="string">
            <text:p>EPALYDGNSVLTLDGR</text:p>
          </table:table-cell>
          <table:table-cell table:formula="of:=SUBSTITUTE(SUBSTITUTE([.C2924];&quot;(+15.99)&quot;;&quot;&quot;);&quot;(+57.02)&quot;;&quot;&quot;)" office:value-type="string" office:string-value="EPALYDGNSVLTLDGR" calcext:value-type="string">
            <text:p>EPALYDGNSVLTLDGR</text:p>
          </table:table-cell>
        </table:table-row>
        <table:table-row table:style-name="ro2">
          <table:table-cell office:value-type="string" calcext:value-type="string">
            <text:p>ALVSLTGNQVLKPC(+57.02)R</text:p>
          </table:table-cell>
          <table:table-cell table:formula="of:=SUBSTITUTE(SUBSTITUTE([.A2925];&quot;(+15.99)&quot;;&quot;&quot;);&quot;(+57.02)&quot;;&quot;&quot;)" office:value-type="string" office:string-value="ALVSLTGNQVLKPCR" calcext:value-type="string">
            <text:p>ALVSLTGNQVLKPCR</text:p>
          </table:table-cell>
          <table:table-cell office:value-type="string" calcext:value-type="string">
            <text:p>EKM(+15.99)WHLHKLEEVQK</text:p>
          </table:table-cell>
          <table:table-cell table:formula="of:=SUBSTITUTE(SUBSTITUTE([.C2925];&quot;(+15.99)&quot;;&quot;&quot;);&quot;(+57.02)&quot;;&quot;&quot;)" office:value-type="string" office:string-value="EKMWHLHKLEEVQK" calcext:value-type="string">
            <text:p>EKMWHLHKLEEVQK</text:p>
          </table:table-cell>
        </table:table-row>
        <table:table-row table:style-name="ro2">
          <table:table-cell office:value-type="string" calcext:value-type="string">
            <text:p>ETVHVTANLDFR</text:p>
          </table:table-cell>
          <table:table-cell table:formula="of:=SUBSTITUTE(SUBSTITUTE([.A2926];&quot;(+15.99)&quot;;&quot;&quot;);&quot;(+57.02)&quot;;&quot;&quot;)" office:value-type="string" office:string-value="ETVHVTANLDFR" calcext:value-type="string">
            <text:p>ETVHVTANLDFR</text:p>
          </table:table-cell>
          <table:table-cell office:value-type="string" calcext:value-type="string">
            <text:p>GC(+57.02)STLFPDLLLSDLLTPR</text:p>
          </table:table-cell>
          <table:table-cell table:formula="of:=SUBSTITUTE(SUBSTITUTE([.C2926];&quot;(+15.99)&quot;;&quot;&quot;);&quot;(+57.02)&quot;;&quot;&quot;)" office:value-type="string" office:string-value="GCSTLFPDLLLSDLLTPR" calcext:value-type="string">
            <text:p>GCSTLFPDLLLSDLLTPR</text:p>
          </table:table-cell>
        </table:table-row>
        <table:table-row table:style-name="ro2">
          <table:table-cell office:value-type="string" calcext:value-type="string">
            <text:p>LVRM(+15.99)VLK</text:p>
          </table:table-cell>
          <table:table-cell table:formula="of:=SUBSTITUTE(SUBSTITUTE([.A2927];&quot;(+15.99)&quot;;&quot;&quot;);&quot;(+57.02)&quot;;&quot;&quot;)" office:value-type="string" office:string-value="LVRMVLK" calcext:value-type="string">
            <text:p>LVRMVLK</text:p>
          </table:table-cell>
          <table:table-cell office:value-type="string" calcext:value-type="string">
            <text:p>QSHDELSKLPNLRR</text:p>
          </table:table-cell>
          <table:table-cell table:formula="of:=SUBSTITUTE(SUBSTITUTE([.C2927];&quot;(+15.99)&quot;;&quot;&quot;);&quot;(+57.02)&quot;;&quot;&quot;)" office:value-type="string" office:string-value="QSHDELSKLPNLRR" calcext:value-type="string">
            <text:p>QSHDELSKLPNLRR</text:p>
          </table:table-cell>
        </table:table-row>
        <table:table-row table:style-name="ro1">
          <table:table-cell office:value-type="string" calcext:value-type="string">
            <text:p>SNATNLFELEYAK</text:p>
          </table:table-cell>
          <table:table-cell table:formula="of:=SUBSTITUTE(SUBSTITUTE([.A2928];&quot;(+15.99)&quot;;&quot;&quot;);&quot;(+57.02)&quot;;&quot;&quot;)" office:value-type="string" office:string-value="SNATNLFELEYAK" calcext:value-type="string">
            <text:p>SNATNLFELEYAK</text:p>
          </table:table-cell>
          <table:table-cell office:value-type="string" calcext:value-type="string">
            <text:p>WASKGEAAK</text:p>
          </table:table-cell>
          <table:table-cell table:formula="of:=SUBSTITUTE(SUBSTITUTE([.C2928];&quot;(+15.99)&quot;;&quot;&quot;);&quot;(+57.02)&quot;;&quot;&quot;)" office:value-type="string" office:string-value="WASKGEAAK" calcext:value-type="string">
            <text:p>WASKGEAAK</text:p>
          </table:table-cell>
        </table:table-row>
        <table:table-row table:style-name="ro2">
          <table:table-cell office:value-type="string" calcext:value-type="string">
            <text:p>QLTEMNTDLM(+15.99)NQSR</text:p>
          </table:table-cell>
          <table:table-cell table:formula="of:=SUBSTITUTE(SUBSTITUTE([.A2929];&quot;(+15.99)&quot;;&quot;&quot;);&quot;(+57.02)&quot;;&quot;&quot;)" office:value-type="string" office:string-value="QLTEMNTDLMNQSR" calcext:value-type="string">
            <text:p>QLTEMNTDLMNQSR</text:p>
          </table:table-cell>
          <table:table-cell office:value-type="string" calcext:value-type="string">
            <text:p>NPDRLLVVFTPDLHGR</text:p>
          </table:table-cell>
          <table:table-cell table:formula="of:=SUBSTITUTE(SUBSTITUTE([.C2929];&quot;(+15.99)&quot;;&quot;&quot;);&quot;(+57.02)&quot;;&quot;&quot;)" office:value-type="string" office:string-value="NPDRLLVVFTPDLHGR" calcext:value-type="string">
            <text:p>NPDRLLVVFTPDLHGR</text:p>
          </table:table-cell>
        </table:table-row>
        <table:table-row table:style-name="ro1">
          <table:table-cell office:value-type="string" calcext:value-type="string">
            <text:p>GKTAEAENEYVKKLTER</text:p>
          </table:table-cell>
          <table:table-cell table:formula="of:=SUBSTITUTE(SUBSTITUTE([.A2930];&quot;(+15.99)&quot;;&quot;&quot;);&quot;(+57.02)&quot;;&quot;&quot;)" office:value-type="string" office:string-value="GKTAEAENEYVKKLTER" calcext:value-type="string">
            <text:p>GKTAEAENEYVKKLTER</text:p>
          </table:table-cell>
          <table:table-cell office:value-type="string" calcext:value-type="string">
            <text:p>HELNMPALTPK</text:p>
          </table:table-cell>
          <table:table-cell table:formula="of:=SUBSTITUTE(SUBSTITUTE([.C2930];&quot;(+15.99)&quot;;&quot;&quot;);&quot;(+57.02)&quot;;&quot;&quot;)" office:value-type="string" office:string-value="HELNMPALTPK" calcext:value-type="string">
            <text:p>HELNMPALTPK</text:p>
          </table:table-cell>
        </table:table-row>
        <table:table-row table:style-name="ro2">
          <table:table-cell office:value-type="string" calcext:value-type="string">
            <text:p>AKSC(+57.02)WSDK</text:p>
          </table:table-cell>
          <table:table-cell table:formula="of:=SUBSTITUTE(SUBSTITUTE([.A2931];&quot;(+15.99)&quot;;&quot;&quot;);&quot;(+57.02)&quot;;&quot;&quot;)" office:value-type="string" office:string-value="AKSCWSDK" calcext:value-type="string">
            <text:p>AKSCWSDK</text:p>
          </table:table-cell>
          <table:table-cell office:value-type="string" calcext:value-type="string">
            <text:p>EWDHAEGAVSEVYSK</text:p>
          </table:table-cell>
          <table:table-cell table:formula="of:=SUBSTITUTE(SUBSTITUTE([.C2931];&quot;(+15.99)&quot;;&quot;&quot;);&quot;(+57.02)&quot;;&quot;&quot;)" office:value-type="string" office:string-value="EWDHAEGAVSEVYSK" calcext:value-type="string">
            <text:p>EWDHAEGAVSEVYSK</text:p>
          </table:table-cell>
        </table:table-row>
        <table:table-row table:style-name="ro2">
          <table:table-cell office:value-type="string" calcext:value-type="string">
            <text:p>MYC(+57.02)LLQAMLPDPK</text:p>
          </table:table-cell>
          <table:table-cell table:formula="of:=SUBSTITUTE(SUBSTITUTE([.A2932];&quot;(+15.99)&quot;;&quot;&quot;);&quot;(+57.02)&quot;;&quot;&quot;)" office:value-type="string" office:string-value="MYCLLQAMLPDPK" calcext:value-type="string">
            <text:p>MYCLLQAMLPDPK</text:p>
          </table:table-cell>
          <table:table-cell office:value-type="string" calcext:value-type="string">
            <text:p>C(+57.02)WC(+57.02)FLELEWFK</text:p>
          </table:table-cell>
          <table:table-cell table:formula="of:=SUBSTITUTE(SUBSTITUTE([.C2932];&quot;(+15.99)&quot;;&quot;&quot;);&quot;(+57.02)&quot;;&quot;&quot;)" office:value-type="string" office:string-value="CWCFLELEWFK" calcext:value-type="string">
            <text:p>CWCFLELEWFK</text:p>
          </table:table-cell>
        </table:table-row>
        <table:table-row table:style-name="ro2">
          <table:table-cell office:value-type="string" calcext:value-type="string">
            <text:p>WC(+57.02)LAEALNHC(+57.02)ESAEVK</text:p>
          </table:table-cell>
          <table:table-cell table:formula="of:=SUBSTITUTE(SUBSTITUTE([.A2933];&quot;(+15.99)&quot;;&quot;&quot;);&quot;(+57.02)&quot;;&quot;&quot;)" office:value-type="string" office:string-value="WCLAEALNHCESAEVK" calcext:value-type="string">
            <text:p>WCLAEALNHCESAEVK</text:p>
          </table:table-cell>
          <table:table-cell office:value-type="string" calcext:value-type="string">
            <text:p>EDEWMNPYLLLTDK</text:p>
          </table:table-cell>
          <table:table-cell table:formula="of:=SUBSTITUTE(SUBSTITUTE([.C2933];&quot;(+15.99)&quot;;&quot;&quot;);&quot;(+57.02)&quot;;&quot;&quot;)" office:value-type="string" office:string-value="EDEWMNPYLLLTDK" calcext:value-type="string">
            <text:p>EDEWMNPYLLLTDK</text:p>
          </table:table-cell>
        </table:table-row>
        <table:table-row table:style-name="ro2">
          <table:table-cell office:value-type="string" calcext:value-type="string">
            <text:p>NDGM(+15.99)TSDLPR</text:p>
          </table:table-cell>
          <table:table-cell table:formula="of:=SUBSTITUTE(SUBSTITUTE([.A2934];&quot;(+15.99)&quot;;&quot;&quot;);&quot;(+57.02)&quot;;&quot;&quot;)" office:value-type="string" office:string-value="NDGMTSDLPR" calcext:value-type="string">
            <text:p>NDGMTSDLPR</text:p>
          </table:table-cell>
          <table:table-cell office:value-type="string" calcext:value-type="string">
            <text:p>WWANYM(+15.99)YNAAGPK</text:p>
          </table:table-cell>
          <table:table-cell table:formula="of:=SUBSTITUTE(SUBSTITUTE([.C2934];&quot;(+15.99)&quot;;&quot;&quot;);&quot;(+57.02)&quot;;&quot;&quot;)" office:value-type="string" office:string-value="WWANYMYNAAGPK" calcext:value-type="string">
            <text:p>WWANYMYNAAGPK</text:p>
          </table:table-cell>
        </table:table-row>
        <table:table-row table:style-name="ro2">
          <table:table-cell office:value-type="string" calcext:value-type="string">
            <text:p>LLLLC(+57.02)GPYVVMVR</text:p>
          </table:table-cell>
          <table:table-cell table:formula="of:=SUBSTITUTE(SUBSTITUTE([.A2935];&quot;(+15.99)&quot;;&quot;&quot;);&quot;(+57.02)&quot;;&quot;&quot;)" office:value-type="string" office:string-value="LLLLCGPYVVMVR" calcext:value-type="string">
            <text:p>LLLLCGPYVVMVR</text:p>
          </table:table-cell>
          <table:table-cell office:value-type="string" calcext:value-type="string">
            <text:p>QVWM(+15.99)MLNLLLDK</text:p>
          </table:table-cell>
          <table:table-cell table:formula="of:=SUBSTITUTE(SUBSTITUTE([.C2935];&quot;(+15.99)&quot;;&quot;&quot;);&quot;(+57.02)&quot;;&quot;&quot;)" office:value-type="string" office:string-value="QVWMMLNLLLDK" calcext:value-type="string">
            <text:p>QVWMMLNLLLDK</text:p>
          </table:table-cell>
        </table:table-row>
        <table:table-row table:style-name="ro2">
          <table:table-cell office:value-type="string" calcext:value-type="string">
            <text:p>MGNTSSVGNLKAVVVGPK</text:p>
          </table:table-cell>
          <table:table-cell table:formula="of:=SUBSTITUTE(SUBSTITUTE([.A2936];&quot;(+15.99)&quot;;&quot;&quot;);&quot;(+57.02)&quot;;&quot;&quot;)" office:value-type="string" office:string-value="MGNTSSVGNLKAVVVGPK" calcext:value-type="string">
            <text:p>MGNTSSVGNLKAVVVGPK</text:p>
          </table:table-cell>
          <table:table-cell office:value-type="string" calcext:value-type="string">
            <text:p>GYAMPMGPTAPDK</text:p>
          </table:table-cell>
          <table:table-cell table:formula="of:=SUBSTITUTE(SUBSTITUTE([.C2936];&quot;(+15.99)&quot;;&quot;&quot;);&quot;(+57.02)&quot;;&quot;&quot;)" office:value-type="string" office:string-value="GYAMPMGPTAPDK" calcext:value-type="string">
            <text:p>GYAMPMGPTAPDK</text:p>
          </table:table-cell>
        </table:table-row>
        <table:table-row table:style-name="ro2">
          <table:table-cell office:value-type="string" calcext:value-type="string">
            <text:p>RRQWEGVSM(+15.99)R</text:p>
          </table:table-cell>
          <table:table-cell table:formula="of:=SUBSTITUTE(SUBSTITUTE([.A2937];&quot;(+15.99)&quot;;&quot;&quot;);&quot;(+57.02)&quot;;&quot;&quot;)" office:value-type="string" office:string-value="RRQWEGVSMR" calcext:value-type="string">
            <text:p>RRQWEGVSMR</text:p>
          </table:table-cell>
          <table:table-cell office:value-type="string" calcext:value-type="string">
            <text:p>SSC(+57.02)RNAASPVK</text:p>
          </table:table-cell>
          <table:table-cell table:formula="of:=SUBSTITUTE(SUBSTITUTE([.C2937];&quot;(+15.99)&quot;;&quot;&quot;);&quot;(+57.02)&quot;;&quot;&quot;)" office:value-type="string" office:string-value="SSCRNAASPVK" calcext:value-type="string">
            <text:p>SSCRNAASPVK</text:p>
          </table:table-cell>
        </table:table-row>
        <table:table-row table:style-name="ro2">
          <table:table-cell office:value-type="string" calcext:value-type="string">
            <text:p>NPLLKKSVGK</text:p>
          </table:table-cell>
          <table:table-cell table:formula="of:=SUBSTITUTE(SUBSTITUTE([.A2938];&quot;(+15.99)&quot;;&quot;&quot;);&quot;(+57.02)&quot;;&quot;&quot;)" office:value-type="string" office:string-value="NPLLKKSVGK" calcext:value-type="string">
            <text:p>NPLLKKSVGK</text:p>
          </table:table-cell>
          <table:table-cell office:value-type="string" calcext:value-type="string">
            <text:p>APHEYKC(+57.02)PEEM(+15.99)PR</text:p>
          </table:table-cell>
          <table:table-cell table:formula="of:=SUBSTITUTE(SUBSTITUTE([.C2938];&quot;(+15.99)&quot;;&quot;&quot;);&quot;(+57.02)&quot;;&quot;&quot;)" office:value-type="string" office:string-value="APHEYKCPEEMPR" calcext:value-type="string">
            <text:p>APHEYKCPEEMPR</text:p>
          </table:table-cell>
        </table:table-row>
        <table:table-row table:style-name="ro2">
          <table:table-cell office:value-type="string" calcext:value-type="string">
            <text:p>GM(+15.99)NM(+15.99)TLVNVTLK</text:p>
          </table:table-cell>
          <table:table-cell table:formula="of:=SUBSTITUTE(SUBSTITUTE([.A2939];&quot;(+15.99)&quot;;&quot;&quot;);&quot;(+57.02)&quot;;&quot;&quot;)" office:value-type="string" office:string-value="GMNMTLVNVTLK" calcext:value-type="string">
            <text:p>GMNMTLVNVTLK</text:p>
          </table:table-cell>
          <table:table-cell office:value-type="string" calcext:value-type="string">
            <text:p>WWDLDELVYNSSLR</text:p>
          </table:table-cell>
          <table:table-cell table:formula="of:=SUBSTITUTE(SUBSTITUTE([.C2939];&quot;(+15.99)&quot;;&quot;&quot;);&quot;(+57.02)&quot;;&quot;&quot;)" office:value-type="string" office:string-value="WWDLDELVYNSSLR" calcext:value-type="string">
            <text:p>WWDLDELVYNSSLR</text:p>
          </table:table-cell>
        </table:table-row>
        <table:table-row table:style-name="ro2">
          <table:table-cell office:value-type="string" calcext:value-type="string">
            <text:p>QEYRQAVQVAMNPR</text:p>
          </table:table-cell>
          <table:table-cell table:formula="of:=SUBSTITUTE(SUBSTITUTE([.A2940];&quot;(+15.99)&quot;;&quot;&quot;);&quot;(+57.02)&quot;;&quot;&quot;)" office:value-type="string" office:string-value="QEYRQAVQVAMNPR" calcext:value-type="string">
            <text:p>QEYRQAVQVAMNPR</text:p>
          </table:table-cell>
          <table:table-cell office:value-type="string" calcext:value-type="string">
            <text:p>MMREEDDNVGLLLR</text:p>
          </table:table-cell>
          <table:table-cell table:formula="of:=SUBSTITUTE(SUBSTITUTE([.C2940];&quot;(+15.99)&quot;;&quot;&quot;);&quot;(+57.02)&quot;;&quot;&quot;)" office:value-type="string" office:string-value="MMREEDDNVGLLLR" calcext:value-type="string">
            <text:p>MMREEDDNVGLLLR</text:p>
          </table:table-cell>
        </table:table-row>
        <table:table-row table:style-name="ro1">
          <table:table-cell office:value-type="string" calcext:value-type="string">
            <text:p>ANM(+15.99)C(+57.02)DSLGDK</text:p>
          </table:table-cell>
          <table:table-cell table:formula="of:=SUBSTITUTE(SUBSTITUTE([.A2941];&quot;(+15.99)&quot;;&quot;&quot;);&quot;(+57.02)&quot;;&quot;&quot;)" office:value-type="string" office:string-value="ANMCDSLGDK" calcext:value-type="string">
            <text:p>ANMCDSLGDK</text:p>
          </table:table-cell>
          <table:table-cell office:value-type="string" calcext:value-type="string">
            <text:p>EM(+15.99)C(+57.02)PM(+15.99)HPEK</text:p>
          </table:table-cell>
          <table:table-cell table:formula="of:=SUBSTITUTE(SUBSTITUTE([.C2941];&quot;(+15.99)&quot;;&quot;&quot;);&quot;(+57.02)&quot;;&quot;&quot;)" office:value-type="string" office:string-value="EMCPMHPEK" calcext:value-type="string">
            <text:p>EMCPMHPEK</text:p>
          </table:table-cell>
        </table:table-row>
        <table:table-row table:style-name="ro2">
          <table:table-cell office:value-type="string" calcext:value-type="string">
            <text:p>DPLSVELK</text:p>
          </table:table-cell>
          <table:table-cell table:formula="of:=SUBSTITUTE(SUBSTITUTE([.A2942];&quot;(+15.99)&quot;;&quot;&quot;);&quot;(+57.02)&quot;;&quot;&quot;)" office:value-type="string" office:string-value="DPLSVELK" calcext:value-type="string">
            <text:p>DPLSVELK</text:p>
          </table:table-cell>
          <table:table-cell office:value-type="string" calcext:value-type="string">
            <text:p>EEM(+15.99)PTSHNNDK</text:p>
          </table:table-cell>
          <table:table-cell table:formula="of:=SUBSTITUTE(SUBSTITUTE([.C2942];&quot;(+15.99)&quot;;&quot;&quot;);&quot;(+57.02)&quot;;&quot;&quot;)" office:value-type="string" office:string-value="EEMPTSHNNDK" calcext:value-type="string">
            <text:p>EEMPTSHNNDK</text:p>
          </table:table-cell>
        </table:table-row>
        <table:table-row table:style-name="ro1">
          <table:table-cell office:value-type="string" calcext:value-type="string">
            <text:p>DMGLLPKC(+57.02)PK</text:p>
          </table:table-cell>
          <table:table-cell table:formula="of:=SUBSTITUTE(SUBSTITUTE([.A2943];&quot;(+15.99)&quot;;&quot;&quot;);&quot;(+57.02)&quot;;&quot;&quot;)" office:value-type="string" office:string-value="DMGLLPKCPK" calcext:value-type="string">
            <text:p>DMGLLPKCPK</text:p>
          </table:table-cell>
          <table:table-cell office:value-type="string" calcext:value-type="string">
            <text:p>TNEMQDLPLK</text:p>
          </table:table-cell>
          <table:table-cell table:formula="of:=SUBSTITUTE(SUBSTITUTE([.C2943];&quot;(+15.99)&quot;;&quot;&quot;);&quot;(+57.02)&quot;;&quot;&quot;)" office:value-type="string" office:string-value="TNEMQDLPLK" calcext:value-type="string">
            <text:p>TNEMQDLPLK</text:p>
          </table:table-cell>
        </table:table-row>
        <table:table-row table:style-name="ro2">
          <table:table-cell office:value-type="string" calcext:value-type="string">
            <text:p>FAVLTMPESAAVGNR</text:p>
          </table:table-cell>
          <table:table-cell table:formula="of:=SUBSTITUTE(SUBSTITUTE([.A2944];&quot;(+15.99)&quot;;&quot;&quot;);&quot;(+57.02)&quot;;&quot;&quot;)" office:value-type="string" office:string-value="FAVLTMPESAAVGNR" calcext:value-type="string">
            <text:p>FAVLTMPESAAVGNR</text:p>
          </table:table-cell>
          <table:table-cell office:value-type="string" calcext:value-type="string">
            <text:p>M(+15.99)NFEEPAVLTNTTLVARDAAAR</text:p>
          </table:table-cell>
          <table:table-cell table:formula="of:=SUBSTITUTE(SUBSTITUTE([.C2944];&quot;(+15.99)&quot;;&quot;&quot;);&quot;(+57.02)&quot;;&quot;&quot;)" office:value-type="string" office:string-value="MNFEEPAVLTNTTLVARDAAAR" calcext:value-type="string">
            <text:p>MNFEEPAVLTNTTLVARDAAAR</text:p>
          </table:table-cell>
        </table:table-row>
        <table:table-row table:style-name="ro2">
          <table:table-cell office:value-type="string" calcext:value-type="string">
            <text:p>EANDHWLDSATVTLK</text:p>
          </table:table-cell>
          <table:table-cell table:formula="of:=SUBSTITUTE(SUBSTITUTE([.A2945];&quot;(+15.99)&quot;;&quot;&quot;);&quot;(+57.02)&quot;;&quot;&quot;)" office:value-type="string" office:string-value="EANDHWLDSATVTLK" calcext:value-type="string">
            <text:p>EANDHWLDSATVTLK</text:p>
          </table:table-cell>
          <table:table-cell office:value-type="string" calcext:value-type="string">
            <text:p>KPVFPLYNPNAK</text:p>
          </table:table-cell>
          <table:table-cell table:formula="of:=SUBSTITUTE(SUBSTITUTE([.C2945];&quot;(+15.99)&quot;;&quot;&quot;);&quot;(+57.02)&quot;;&quot;&quot;)" office:value-type="string" office:string-value="KPVFPLYNPNAK" calcext:value-type="string">
            <text:p>KPVFPLYNPNAK</text:p>
          </table:table-cell>
        </table:table-row>
        <table:table-row table:style-name="ro1">
          <table:table-cell office:value-type="string" calcext:value-type="string">
            <text:p>QDC(+57.02)M(+15.99)YAHDADLSLLK</text:p>
          </table:table-cell>
          <table:table-cell table:formula="of:=SUBSTITUTE(SUBSTITUTE([.A2946];&quot;(+15.99)&quot;;&quot;&quot;);&quot;(+57.02)&quot;;&quot;&quot;)" office:value-type="string" office:string-value="QDCMYAHDADLSLLK" calcext:value-type="string">
            <text:p>QDCMYAHDADLSLLK</text:p>
          </table:table-cell>
          <table:table-cell office:value-type="string" calcext:value-type="string">
            <text:p>TAC(+57.02)NNLFASAK</text:p>
          </table:table-cell>
          <table:table-cell table:formula="of:=SUBSTITUTE(SUBSTITUTE([.C2946];&quot;(+15.99)&quot;;&quot;&quot;);&quot;(+57.02)&quot;;&quot;&quot;)" office:value-type="string" office:string-value="TACNNLFASAK" calcext:value-type="string">
            <text:p>TACNNLFASAK</text:p>
          </table:table-cell>
        </table:table-row>
        <table:table-row table:style-name="ro1">
          <table:table-cell office:value-type="string" calcext:value-type="string">
            <text:p>VYFQSNLHSK</text:p>
          </table:table-cell>
          <table:table-cell table:formula="of:=SUBSTITUTE(SUBSTITUTE([.A2947];&quot;(+15.99)&quot;;&quot;&quot;);&quot;(+57.02)&quot;;&quot;&quot;)" office:value-type="string" office:string-value="VYFQSNLHSK" calcext:value-type="string">
            <text:p>VYFQSNLHSK</text:p>
          </table:table-cell>
          <table:table-cell office:value-type="string" calcext:value-type="string">
            <text:p>KAALVTSK</text:p>
          </table:table-cell>
          <table:table-cell table:formula="of:=SUBSTITUTE(SUBSTITUTE([.C2947];&quot;(+15.99)&quot;;&quot;&quot;);&quot;(+57.02)&quot;;&quot;&quot;)" office:value-type="string" office:string-value="KAALVTSK" calcext:value-type="string">
            <text:p>KAALVTSK</text:p>
          </table:table-cell>
        </table:table-row>
        <table:table-row table:style-name="ro1">
          <table:table-cell office:value-type="string" calcext:value-type="string">
            <text:p>KGDLMLEPER</text:p>
          </table:table-cell>
          <table:table-cell table:formula="of:=SUBSTITUTE(SUBSTITUTE([.A2948];&quot;(+15.99)&quot;;&quot;&quot;);&quot;(+57.02)&quot;;&quot;&quot;)" office:value-type="string" office:string-value="KGDLMLEPER" calcext:value-type="string">
            <text:p>KGDLMLEPER</text:p>
          </table:table-cell>
          <table:table-cell office:value-type="string" calcext:value-type="string">
            <text:p>RETKNAWPAK</text:p>
          </table:table-cell>
          <table:table-cell table:formula="of:=SUBSTITUTE(SUBSTITUTE([.C2948];&quot;(+15.99)&quot;;&quot;&quot;);&quot;(+57.02)&quot;;&quot;&quot;)" office:value-type="string" office:string-value="RETKNAWPAK" calcext:value-type="string">
            <text:p>RETKNAWPAK</text:p>
          </table:table-cell>
        </table:table-row>
        <table:table-row table:style-name="ro2">
          <table:table-cell office:value-type="string" calcext:value-type="string">
            <text:p>NNTGC(+57.02)ER</text:p>
          </table:table-cell>
          <table:table-cell table:formula="of:=SUBSTITUTE(SUBSTITUTE([.A2949];&quot;(+15.99)&quot;;&quot;&quot;);&quot;(+57.02)&quot;;&quot;&quot;)" office:value-type="string" office:string-value="NNTGCER" calcext:value-type="string">
            <text:p>NNTGCER</text:p>
          </table:table-cell>
          <table:table-cell office:value-type="string" calcext:value-type="string">
            <text:p>LQTNFEEATGLLEPR</text:p>
          </table:table-cell>
          <table:table-cell table:formula="of:=SUBSTITUTE(SUBSTITUTE([.C2949];&quot;(+15.99)&quot;;&quot;&quot;);&quot;(+57.02)&quot;;&quot;&quot;)" office:value-type="string" office:string-value="LQTNFEEATGLLEPR" calcext:value-type="string">
            <text:p>LQTNFEEATGLLEPR</text:p>
          </table:table-cell>
        </table:table-row>
        <table:table-row table:style-name="ro1">
          <table:table-cell office:value-type="string" calcext:value-type="string">
            <text:p>KAVHFRTC(+57.02)SLK</text:p>
          </table:table-cell>
          <table:table-cell table:formula="of:=SUBSTITUTE(SUBSTITUTE([.A2950];&quot;(+15.99)&quot;;&quot;&quot;);&quot;(+57.02)&quot;;&quot;&quot;)" office:value-type="string" office:string-value="KAVHFRTCSLK" calcext:value-type="string">
            <text:p>KAVHFRTCSLK</text:p>
          </table:table-cell>
          <table:table-cell office:value-type="string" calcext:value-type="string">
            <text:p>NDHC(+57.02)C(+57.02)NLQPK</text:p>
          </table:table-cell>
          <table:table-cell table:formula="of:=SUBSTITUTE(SUBSTITUTE([.C2950];&quot;(+15.99)&quot;;&quot;&quot;);&quot;(+57.02)&quot;;&quot;&quot;)" office:value-type="string" office:string-value="NDHCCNLQPK" calcext:value-type="string">
            <text:p>NDHCCNLQPK</text:p>
          </table:table-cell>
        </table:table-row>
        <table:table-row table:style-name="ro2">
          <table:table-cell office:value-type="string" calcext:value-type="string">
            <text:p>EPM(+15.99)FRHDK</text:p>
          </table:table-cell>
          <table:table-cell table:formula="of:=SUBSTITUTE(SUBSTITUTE([.A2951];&quot;(+15.99)&quot;;&quot;&quot;);&quot;(+57.02)&quot;;&quot;&quot;)" office:value-type="string" office:string-value="EPMFRHDK" calcext:value-type="string">
            <text:p>EPMFRHDK</text:p>
          </table:table-cell>
          <table:table-cell office:value-type="string" calcext:value-type="string">
            <text:p>VEMLVSYENTSR</text:p>
          </table:table-cell>
          <table:table-cell table:formula="of:=SUBSTITUTE(SUBSTITUTE([.C2951];&quot;(+15.99)&quot;;&quot;&quot;);&quot;(+57.02)&quot;;&quot;&quot;)" office:value-type="string" office:string-value="VEMLVSYENTSR" calcext:value-type="string">
            <text:p>VEMLVSYENTSR</text:p>
          </table:table-cell>
        </table:table-row>
        <table:table-row table:style-name="ro1">
          <table:table-cell office:value-type="string" calcext:value-type="string">
            <text:p>KKPVFVSDLTKGHK</text:p>
          </table:table-cell>
          <table:table-cell table:formula="of:=SUBSTITUTE(SUBSTITUTE([.A2952];&quot;(+15.99)&quot;;&quot;&quot;);&quot;(+57.02)&quot;;&quot;&quot;)" office:value-type="string" office:string-value="KKPVFVSDLTKGHK" calcext:value-type="string">
            <text:p>KKPVFVSDLTKGHK</text:p>
          </table:table-cell>
          <table:table-cell office:value-type="string" calcext:value-type="string">
            <text:p>SHWQSLLHSK</text:p>
          </table:table-cell>
          <table:table-cell table:formula="of:=SUBSTITUTE(SUBSTITUTE([.C2952];&quot;(+15.99)&quot;;&quot;&quot;);&quot;(+57.02)&quot;;&quot;&quot;)" office:value-type="string" office:string-value="SHWQSLLHSK" calcext:value-type="string">
            <text:p>SHWQSLLHSK</text:p>
          </table:table-cell>
        </table:table-row>
        <table:table-row table:style-name="ro2">
          <table:table-cell office:value-type="string" calcext:value-type="string">
            <text:p>RPLPLLDVENASVLEPK</text:p>
          </table:table-cell>
          <table:table-cell table:formula="of:=SUBSTITUTE(SUBSTITUTE([.A2953];&quot;(+15.99)&quot;;&quot;&quot;);&quot;(+57.02)&quot;;&quot;&quot;)" office:value-type="string" office:string-value="RPLPLLDVENASVLEPK" calcext:value-type="string">
            <text:p>RPLPLLDVENASVLEPK</text:p>
          </table:table-cell>
          <table:table-cell office:value-type="string" calcext:value-type="string">
            <text:p>SPDTVDAHLAPLLK</text:p>
          </table:table-cell>
          <table:table-cell table:formula="of:=SUBSTITUTE(SUBSTITUTE([.C2953];&quot;(+15.99)&quot;;&quot;&quot;);&quot;(+57.02)&quot;;&quot;&quot;)" office:value-type="string" office:string-value="SPDTVDAHLAPLLK" calcext:value-type="string">
            <text:p>SPDTVDAHLAPLLK</text:p>
          </table:table-cell>
        </table:table-row>
        <table:table-row table:style-name="ro2">
          <table:table-cell office:value-type="string" calcext:value-type="string">
            <text:p>KAFTKNDENK</text:p>
          </table:table-cell>
          <table:table-cell table:formula="of:=SUBSTITUTE(SUBSTITUTE([.A2954];&quot;(+15.99)&quot;;&quot;&quot;);&quot;(+57.02)&quot;;&quot;&quot;)" office:value-type="string" office:string-value="KAFTKNDENK" calcext:value-type="string">
            <text:p>KAFTKNDENK</text:p>
          </table:table-cell>
          <table:table-cell office:value-type="string" calcext:value-type="string">
            <text:p>YEM(+15.99)GDC(+57.02)VSAQVLR</text:p>
          </table:table-cell>
          <table:table-cell table:formula="of:=SUBSTITUTE(SUBSTITUTE([.C2954];&quot;(+15.99)&quot;;&quot;&quot;);&quot;(+57.02)&quot;;&quot;&quot;)" office:value-type="string" office:string-value="YEMGDCVSAQVLR" calcext:value-type="string">
            <text:p>YEMGDCVSAQVLR</text:p>
          </table:table-cell>
        </table:table-row>
        <table:table-row table:style-name="ro1">
          <table:table-cell office:value-type="string" calcext:value-type="string">
            <text:p>DDRLMTYLK</text:p>
          </table:table-cell>
          <table:table-cell table:formula="of:=SUBSTITUTE(SUBSTITUTE([.A2955];&quot;(+15.99)&quot;;&quot;&quot;);&quot;(+57.02)&quot;;&quot;&quot;)" office:value-type="string" office:string-value="DDRLMTYLK" calcext:value-type="string">
            <text:p>DDRLMTYLK</text:p>
          </table:table-cell>
          <table:table-cell office:value-type="string" calcext:value-type="string">
            <text:p>KVKMLC(+57.02)LPDNK</text:p>
          </table:table-cell>
          <table:table-cell table:formula="of:=SUBSTITUTE(SUBSTITUTE([.C2955];&quot;(+15.99)&quot;;&quot;&quot;);&quot;(+57.02)&quot;;&quot;&quot;)" office:value-type="string" office:string-value="KVKMLCLPDNK" calcext:value-type="string">
            <text:p>KVKMLCLPDNK</text:p>
          </table:table-cell>
        </table:table-row>
        <table:table-row table:style-name="ro2">
          <table:table-cell office:value-type="string" calcext:value-type="string">
            <text:p>TSLGPLM(+15.99)LHK</text:p>
          </table:table-cell>
          <table:table-cell table:formula="of:=SUBSTITUTE(SUBSTITUTE([.A2956];&quot;(+15.99)&quot;;&quot;&quot;);&quot;(+57.02)&quot;;&quot;&quot;)" office:value-type="string" office:string-value="TSLGPLMLHK" calcext:value-type="string">
            <text:p>TSLGPLMLHK</text:p>
          </table:table-cell>
          <table:table-cell office:value-type="string" calcext:value-type="string">
            <text:p>YFKELSSWWTM(+15.99)AR</text:p>
          </table:table-cell>
          <table:table-cell table:formula="of:=SUBSTITUTE(SUBSTITUTE([.C2956];&quot;(+15.99)&quot;;&quot;&quot;);&quot;(+57.02)&quot;;&quot;&quot;)" office:value-type="string" office:string-value="YFKELSSWWTMAR" calcext:value-type="string">
            <text:p>YFKELSSWWTMAR</text:p>
          </table:table-cell>
        </table:table-row>
        <table:table-row table:style-name="ro2">
          <table:table-cell office:value-type="string" calcext:value-type="string">
            <text:p>VDWLAEHAAVTLGPK</text:p>
          </table:table-cell>
          <table:table-cell table:formula="of:=SUBSTITUTE(SUBSTITUTE([.A2957];&quot;(+15.99)&quot;;&quot;&quot;);&quot;(+57.02)&quot;;&quot;&quot;)" office:value-type="string" office:string-value="VDWLAEHAAVTLGPK" calcext:value-type="string">
            <text:p>VDWLAEHAAVTLGPK</text:p>
          </table:table-cell>
          <table:table-cell office:value-type="string" calcext:value-type="string">
            <text:p>VPQNNLNLSEDTRLPSR</text:p>
          </table:table-cell>
          <table:table-cell table:formula="of:=SUBSTITUTE(SUBSTITUTE([.C2957];&quot;(+15.99)&quot;;&quot;&quot;);&quot;(+57.02)&quot;;&quot;&quot;)" office:value-type="string" office:string-value="VPQNNLNLSEDTRLPSR" calcext:value-type="string">
            <text:p>VPQNNLNLSEDTRLPSR</text:p>
          </table:table-cell>
        </table:table-row>
        <table:table-row table:style-name="ro2">
          <table:table-cell office:value-type="string" calcext:value-type="string">
            <text:p>DGSNHFGGK</text:p>
          </table:table-cell>
          <table:table-cell table:formula="of:=SUBSTITUTE(SUBSTITUTE([.A2958];&quot;(+15.99)&quot;;&quot;&quot;);&quot;(+57.02)&quot;;&quot;&quot;)" office:value-type="string" office:string-value="DGSNHFGGK" calcext:value-type="string">
            <text:p>DGSNHFGGK</text:p>
          </table:table-cell>
          <table:table-cell office:value-type="string" calcext:value-type="string">
            <text:p>WMRDKNVPDPK</text:p>
          </table:table-cell>
          <table:table-cell table:formula="of:=SUBSTITUTE(SUBSTITUTE([.C2958];&quot;(+15.99)&quot;;&quot;&quot;);&quot;(+57.02)&quot;;&quot;&quot;)" office:value-type="string" office:string-value="WMRDKNVPDPK" calcext:value-type="string">
            <text:p>WMRDKNVPDPK</text:p>
          </table:table-cell>
        </table:table-row>
        <table:table-row table:style-name="ro2">
          <table:table-cell office:value-type="string" calcext:value-type="string">
            <text:p>QALAWMDHR</text:p>
          </table:table-cell>
          <table:table-cell table:formula="of:=SUBSTITUTE(SUBSTITUTE([.A2959];&quot;(+15.99)&quot;;&quot;&quot;);&quot;(+57.02)&quot;;&quot;&quot;)" office:value-type="string" office:string-value="QALAWMDHR" calcext:value-type="string">
            <text:p>QALAWMDHR</text:p>
          </table:table-cell>
          <table:table-cell office:value-type="string" calcext:value-type="string">
            <text:p>NTEC(+57.02)YGPSM(+15.99)TPR</text:p>
          </table:table-cell>
          <table:table-cell table:formula="of:=SUBSTITUTE(SUBSTITUTE([.C2959];&quot;(+15.99)&quot;;&quot;&quot;);&quot;(+57.02)&quot;;&quot;&quot;)" office:value-type="string" office:string-value="NTECYGPSMTPR" calcext:value-type="string">
            <text:p>NTECYGPSMTPR</text:p>
          </table:table-cell>
        </table:table-row>
        <table:table-row table:style-name="ro2">
          <table:table-cell office:value-type="string" calcext:value-type="string">
            <text:p>EPLRGLK</text:p>
          </table:table-cell>
          <table:table-cell table:formula="of:=SUBSTITUTE(SUBSTITUTE([.A2960];&quot;(+15.99)&quot;;&quot;&quot;);&quot;(+57.02)&quot;;&quot;&quot;)" office:value-type="string" office:string-value="EPLRGLK" calcext:value-type="string">
            <text:p>EPLRGLK</text:p>
          </table:table-cell>
          <table:table-cell office:value-type="string" calcext:value-type="string">
            <text:p>DYENWYALTGKAM(+15.99)VK</text:p>
          </table:table-cell>
          <table:table-cell table:formula="of:=SUBSTITUTE(SUBSTITUTE([.C2960];&quot;(+15.99)&quot;;&quot;&quot;);&quot;(+57.02)&quot;;&quot;&quot;)" office:value-type="string" office:string-value="DYENWYALTGKAMVK" calcext:value-type="string">
            <text:p>DYENWYALTGKAMVK</text:p>
          </table:table-cell>
        </table:table-row>
        <table:table-row table:style-name="ro2">
          <table:table-cell office:value-type="string" calcext:value-type="string">
            <text:p>EDLM(+15.99)EYWLVK</text:p>
          </table:table-cell>
          <table:table-cell table:formula="of:=SUBSTITUTE(SUBSTITUTE([.A2961];&quot;(+15.99)&quot;;&quot;&quot;);&quot;(+57.02)&quot;;&quot;&quot;)" office:value-type="string" office:string-value="EDLMEYWLVK" calcext:value-type="string">
            <text:p>EDLMEYWLVK</text:p>
          </table:table-cell>
          <table:table-cell office:value-type="string" calcext:value-type="string">
            <text:p>STFPNDVLDPVPWDGC(+57.02)K</text:p>
          </table:table-cell>
          <table:table-cell table:formula="of:=SUBSTITUTE(SUBSTITUTE([.C2961];&quot;(+15.99)&quot;;&quot;&quot;);&quot;(+57.02)&quot;;&quot;&quot;)" office:value-type="string" office:string-value="STFPNDVLDPVPWDGCK" calcext:value-type="string">
            <text:p>STFPNDVLDPVPWDGCK</text:p>
          </table:table-cell>
        </table:table-row>
        <table:table-row table:style-name="ro1">
          <table:table-cell office:value-type="string" calcext:value-type="string">
            <text:p>SFFDTSDESHAK</text:p>
          </table:table-cell>
          <table:table-cell table:formula="of:=SUBSTITUTE(SUBSTITUTE([.A2962];&quot;(+15.99)&quot;;&quot;&quot;);&quot;(+57.02)&quot;;&quot;&quot;)" office:value-type="string" office:string-value="SFFDTSDESHAK" calcext:value-type="string">
            <text:p>SFFDTSDESHAK</text:p>
          </table:table-cell>
          <table:table-cell office:value-type="string" calcext:value-type="string">
            <text:p>VM(+15.99)SSLLVDTVK</text:p>
          </table:table-cell>
          <table:table-cell table:formula="of:=SUBSTITUTE(SUBSTITUTE([.C2962];&quot;(+15.99)&quot;;&quot;&quot;);&quot;(+57.02)&quot;;&quot;&quot;)" office:value-type="string" office:string-value="VMSSLLVDTVK" calcext:value-type="string">
            <text:p>VMSSLLVDTVK</text:p>
          </table:table-cell>
        </table:table-row>
        <table:table-row table:style-name="ro1">
          <table:table-cell office:value-type="string" calcext:value-type="string">
            <text:p>SDLEANWMAPNK</text:p>
          </table:table-cell>
          <table:table-cell table:formula="of:=SUBSTITUTE(SUBSTITUTE([.A2963];&quot;(+15.99)&quot;;&quot;&quot;);&quot;(+57.02)&quot;;&quot;&quot;)" office:value-type="string" office:string-value="SDLEANWMAPNK" calcext:value-type="string">
            <text:p>SDLEANWMAPNK</text:p>
          </table:table-cell>
          <table:table-cell office:value-type="string" calcext:value-type="string">
            <text:p>AMTPVLFK</text:p>
          </table:table-cell>
          <table:table-cell table:formula="of:=SUBSTITUTE(SUBSTITUTE([.C2963];&quot;(+15.99)&quot;;&quot;&quot;);&quot;(+57.02)&quot;;&quot;&quot;)" office:value-type="string" office:string-value="AMTPVLFK" calcext:value-type="string">
            <text:p>AMTPVLFK</text:p>
          </table:table-cell>
        </table:table-row>
        <table:table-row table:style-name="ro2">
          <table:table-cell office:value-type="string" calcext:value-type="string">
            <text:p>QHMGAELM(+15.99)NETR</text:p>
          </table:table-cell>
          <table:table-cell table:formula="of:=SUBSTITUTE(SUBSTITUTE([.A2964];&quot;(+15.99)&quot;;&quot;&quot;);&quot;(+57.02)&quot;;&quot;&quot;)" office:value-type="string" office:string-value="QHMGAELMNETR" calcext:value-type="string">
            <text:p>QHMGAELMNETR</text:p>
          </table:table-cell>
          <table:table-cell office:value-type="string" calcext:value-type="string">
            <text:p>NGGLMFELLTDK</text:p>
          </table:table-cell>
          <table:table-cell table:formula="of:=SUBSTITUTE(SUBSTITUTE([.C2964];&quot;(+15.99)&quot;;&quot;&quot;);&quot;(+57.02)&quot;;&quot;&quot;)" office:value-type="string" office:string-value="NGGLMFELLTDK" calcext:value-type="string">
            <text:p>NGGLMFELLTDK</text:p>
          </table:table-cell>
        </table:table-row>
        <table:table-row table:style-name="ro2">
          <table:table-cell office:value-type="string" calcext:value-type="string">
            <text:p>QYNQTDVEELTC(+57.02)LLK</text:p>
          </table:table-cell>
          <table:table-cell table:formula="of:=SUBSTITUTE(SUBSTITUTE([.A2965];&quot;(+15.99)&quot;;&quot;&quot;);&quot;(+57.02)&quot;;&quot;&quot;)" office:value-type="string" office:string-value="QYNQTDVEELTCLLK" calcext:value-type="string">
            <text:p>QYNQTDVEELTCLLK</text:p>
          </table:table-cell>
          <table:table-cell office:value-type="string" calcext:value-type="string">
            <text:p>AFLPSLQDPNLK</text:p>
          </table:table-cell>
          <table:table-cell table:formula="of:=SUBSTITUTE(SUBSTITUTE([.C2965];&quot;(+15.99)&quot;;&quot;&quot;);&quot;(+57.02)&quot;;&quot;&quot;)" office:value-type="string" office:string-value="AFLPSLQDPNLK" calcext:value-type="string">
            <text:p>AFLPSLQDPNLK</text:p>
          </table:table-cell>
        </table:table-row>
        <table:table-row table:style-name="ro1">
          <table:table-cell office:value-type="string" calcext:value-type="string">
            <text:p>VLGEGKELLLVTER</text:p>
          </table:table-cell>
          <table:table-cell table:formula="of:=SUBSTITUTE(SUBSTITUTE([.A2966];&quot;(+15.99)&quot;;&quot;&quot;);&quot;(+57.02)&quot;;&quot;&quot;)" office:value-type="string" office:string-value="VLGEGKELLLVTER" calcext:value-type="string">
            <text:p>VLGEGKELLLVTER</text:p>
          </table:table-cell>
          <table:table-cell office:value-type="string" calcext:value-type="string">
            <text:p>LATKYYWRK</text:p>
          </table:table-cell>
          <table:table-cell table:formula="of:=SUBSTITUTE(SUBSTITUTE([.C2966];&quot;(+15.99)&quot;;&quot;&quot;);&quot;(+57.02)&quot;;&quot;&quot;)" office:value-type="string" office:string-value="LATKYYWRK" calcext:value-type="string">
            <text:p>LATKYYWRK</text:p>
          </table:table-cell>
        </table:table-row>
        <table:table-row table:style-name="ro1">
          <table:table-cell office:value-type="string" calcext:value-type="string">
            <text:p>GYLLPLR</text:p>
          </table:table-cell>
          <table:table-cell table:formula="of:=SUBSTITUTE(SUBSTITUTE([.A2967];&quot;(+15.99)&quot;;&quot;&quot;);&quot;(+57.02)&quot;;&quot;&quot;)" office:value-type="string" office:string-value="GYLLPLR" calcext:value-type="string">
            <text:p>GYLLPLR</text:p>
          </table:table-cell>
          <table:table-cell office:value-type="string" calcext:value-type="string">
            <text:p>KETHYLHNPK</text:p>
          </table:table-cell>
          <table:table-cell table:formula="of:=SUBSTITUTE(SUBSTITUTE([.C2967];&quot;(+15.99)&quot;;&quot;&quot;);&quot;(+57.02)&quot;;&quot;&quot;)" office:value-type="string" office:string-value="KETHYLHNPK" calcext:value-type="string">
            <text:p>KETHYLHNPK</text:p>
          </table:table-cell>
        </table:table-row>
        <table:table-row table:style-name="ro2">
          <table:table-cell office:value-type="string" calcext:value-type="string">
            <text:p>EGAGDEPC(+57.02)R</text:p>
          </table:table-cell>
          <table:table-cell table:formula="of:=SUBSTITUTE(SUBSTITUTE([.A2968];&quot;(+15.99)&quot;;&quot;&quot;);&quot;(+57.02)&quot;;&quot;&quot;)" office:value-type="string" office:string-value="EGAGDEPCR" calcext:value-type="string">
            <text:p>EGAGDEPCR</text:p>
          </table:table-cell>
          <table:table-cell office:value-type="string" calcext:value-type="string">
            <text:p>TTNEEAM(+15.99)EELEHEPK</text:p>
          </table:table-cell>
          <table:table-cell table:formula="of:=SUBSTITUTE(SUBSTITUTE([.C2968];&quot;(+15.99)&quot;;&quot;&quot;);&quot;(+57.02)&quot;;&quot;&quot;)" office:value-type="string" office:string-value="TTNEEAMEELEHEPK" calcext:value-type="string">
            <text:p>TTNEEAMEELEHEPK</text:p>
          </table:table-cell>
        </table:table-row>
        <table:table-row table:style-name="ro2">
          <table:table-cell office:value-type="string" calcext:value-type="string">
            <text:p>HSFLENC(+57.02)FSNTRALLR</text:p>
          </table:table-cell>
          <table:table-cell table:formula="of:=SUBSTITUTE(SUBSTITUTE([.A2969];&quot;(+15.99)&quot;;&quot;&quot;);&quot;(+57.02)&quot;;&quot;&quot;)" office:value-type="string" office:string-value="HSFLENCFSNTRALLR" calcext:value-type="string">
            <text:p>HSFLENCFSNTRALLR</text:p>
          </table:table-cell>
          <table:table-cell office:value-type="string" calcext:value-type="string">
            <text:p>M(+15.99)WC(+57.02)WWWQAVASLVER</text:p>
          </table:table-cell>
          <table:table-cell table:formula="of:=SUBSTITUTE(SUBSTITUTE([.C2969];&quot;(+15.99)&quot;;&quot;&quot;);&quot;(+57.02)&quot;;&quot;&quot;)" office:value-type="string" office:string-value="MWCWWWQAVASLVER" calcext:value-type="string">
            <text:p>MWCWWWQAVASLVER</text:p>
          </table:table-cell>
        </table:table-row>
        <table:table-row table:style-name="ro2">
          <table:table-cell office:value-type="string" calcext:value-type="string">
            <text:p>EALATMMYR</text:p>
          </table:table-cell>
          <table:table-cell table:formula="of:=SUBSTITUTE(SUBSTITUTE([.A2970];&quot;(+15.99)&quot;;&quot;&quot;);&quot;(+57.02)&quot;;&quot;&quot;)" office:value-type="string" office:string-value="EALATMMYR" calcext:value-type="string">
            <text:p>EALATMMYR</text:p>
          </table:table-cell>
          <table:table-cell office:value-type="string" calcext:value-type="string">
            <text:p>AFWHDWPYLLLTDKK</text:p>
          </table:table-cell>
          <table:table-cell table:formula="of:=SUBSTITUTE(SUBSTITUTE([.C2970];&quot;(+15.99)&quot;;&quot;&quot;);&quot;(+57.02)&quot;;&quot;&quot;)" office:value-type="string" office:string-value="AFWHDWPYLLLTDKK" calcext:value-type="string">
            <text:p>AFWHDWPYLLLTDKK</text:p>
          </table:table-cell>
        </table:table-row>
        <table:table-row table:style-name="ro2">
          <table:table-cell office:value-type="string" calcext:value-type="string">
            <text:p>GC(+57.02)WPGHEAGSR</text:p>
          </table:table-cell>
          <table:table-cell table:formula="of:=SUBSTITUTE(SUBSTITUTE([.A2971];&quot;(+15.99)&quot;;&quot;&quot;);&quot;(+57.02)&quot;;&quot;&quot;)" office:value-type="string" office:string-value="GCWPGHEAGSR" calcext:value-type="string">
            <text:p>GCWPGHEAGSR</text:p>
          </table:table-cell>
          <table:table-cell office:value-type="string" calcext:value-type="string">
            <text:p>M(+15.99)MGVGAQLTEGHGMK</text:p>
          </table:table-cell>
          <table:table-cell table:formula="of:=SUBSTITUTE(SUBSTITUTE([.C2971];&quot;(+15.99)&quot;;&quot;&quot;);&quot;(+57.02)&quot;;&quot;&quot;)" office:value-type="string" office:string-value="MMGVGAQLTEGHGMK" calcext:value-type="string">
            <text:p>MMGVGAQLTEGHGMK</text:p>
          </table:table-cell>
        </table:table-row>
        <table:table-row table:style-name="ro2">
          <table:table-cell office:value-type="string" calcext:value-type="string">
            <text:p>EFNFLDNKLSLC(+57.02)NTR</text:p>
          </table:table-cell>
          <table:table-cell table:formula="of:=SUBSTITUTE(SUBSTITUTE([.A2972];&quot;(+15.99)&quot;;&quot;&quot;);&quot;(+57.02)&quot;;&quot;&quot;)" office:value-type="string" office:string-value="EFNFLDNKLSLCNTR" calcext:value-type="string">
            <text:p>EFNFLDNKLSLCNTR</text:p>
          </table:table-cell>
          <table:table-cell office:value-type="string" calcext:value-type="string">
            <text:p>QDC(+57.02)HNHLLSGWGNTR</text:p>
          </table:table-cell>
          <table:table-cell table:formula="of:=SUBSTITUTE(SUBSTITUTE([.C2972];&quot;(+15.99)&quot;;&quot;&quot;);&quot;(+57.02)&quot;;&quot;&quot;)" office:value-type="string" office:string-value="QDCHNHLLSGWGNTR" calcext:value-type="string">
            <text:p>QDCHNHLLSGWGNTR</text:p>
          </table:table-cell>
        </table:table-row>
        <table:table-row table:style-name="ro2">
          <table:table-cell office:value-type="string" calcext:value-type="string">
            <text:p>VVNNLLDK</text:p>
          </table:table-cell>
          <table:table-cell table:formula="of:=SUBSTITUTE(SUBSTITUTE([.A2973];&quot;(+15.99)&quot;;&quot;&quot;);&quot;(+57.02)&quot;;&quot;&quot;)" office:value-type="string" office:string-value="VVNNLLDK" calcext:value-type="string">
            <text:p>VVNNLLDK</text:p>
          </table:table-cell>
          <table:table-cell office:value-type="string" calcext:value-type="string">
            <text:p>QNFFLALGMNPR</text:p>
          </table:table-cell>
          <table:table-cell table:formula="of:=SUBSTITUTE(SUBSTITUTE([.C2973];&quot;(+15.99)&quot;;&quot;&quot;);&quot;(+57.02)&quot;;&quot;&quot;)" office:value-type="string" office:string-value="QNFFLALGMNPR" calcext:value-type="string">
            <text:p>QNFFLALGMNPR</text:p>
          </table:table-cell>
        </table:table-row>
        <table:table-row table:style-name="ro2">
          <table:table-cell office:value-type="string" calcext:value-type="string">
            <text:p>MQDLTEAPNTC(+57.02)EVC(+57.02)R</text:p>
          </table:table-cell>
          <table:table-cell table:formula="of:=SUBSTITUTE(SUBSTITUTE([.A2974];&quot;(+15.99)&quot;;&quot;&quot;);&quot;(+57.02)&quot;;&quot;&quot;)" office:value-type="string" office:string-value="MQDLTEAPNTCEVCR" calcext:value-type="string">
            <text:p>MQDLTEAPNTCEVCR</text:p>
          </table:table-cell>
          <table:table-cell office:value-type="string" calcext:value-type="string">
            <text:p>HYWHWPKAASTYPPR</text:p>
          </table:table-cell>
          <table:table-cell table:formula="of:=SUBSTITUTE(SUBSTITUTE([.C2974];&quot;(+15.99)&quot;;&quot;&quot;);&quot;(+57.02)&quot;;&quot;&quot;)" office:value-type="string" office:string-value="HYWHWPKAASTYPPR" calcext:value-type="string">
            <text:p>HYWHWPKAASTYPPR</text:p>
          </table:table-cell>
        </table:table-row>
        <table:table-row table:style-name="ro2">
          <table:table-cell office:value-type="string" calcext:value-type="string">
            <text:p>DTSATADDHLMREAK</text:p>
          </table:table-cell>
          <table:table-cell table:formula="of:=SUBSTITUTE(SUBSTITUTE([.A2975];&quot;(+15.99)&quot;;&quot;&quot;);&quot;(+57.02)&quot;;&quot;&quot;)" office:value-type="string" office:string-value="DTSATADDHLMREAK" calcext:value-type="string">
            <text:p>DTSATADDHLMREAK</text:p>
          </table:table-cell>
          <table:table-cell office:value-type="string" calcext:value-type="string">
            <text:p>QKC(+57.02)VSVYADTVVC(+57.02)GR</text:p>
          </table:table-cell>
          <table:table-cell table:formula="of:=SUBSTITUTE(SUBSTITUTE([.C2975];&quot;(+15.99)&quot;;&quot;&quot;);&quot;(+57.02)&quot;;&quot;&quot;)" office:value-type="string" office:string-value="QKCVSVYADTVVCGR" calcext:value-type="string">
            <text:p>QKCVSVYADTVVCGR</text:p>
          </table:table-cell>
        </table:table-row>
        <table:table-row table:style-name="ro2">
          <table:table-cell office:value-type="string" calcext:value-type="string">
            <text:p>M(+15.99)SLM(+15.99)FMFLSK</text:p>
          </table:table-cell>
          <table:table-cell table:formula="of:=SUBSTITUTE(SUBSTITUTE([.A2976];&quot;(+15.99)&quot;;&quot;&quot;);&quot;(+57.02)&quot;;&quot;&quot;)" office:value-type="string" office:string-value="MSLMFMFLSK" calcext:value-type="string">
            <text:p>MSLMFMFLSK</text:p>
          </table:table-cell>
          <table:table-cell office:value-type="string" calcext:value-type="string">
            <text:p>SAPAPSTM(+15.99)YQR</text:p>
          </table:table-cell>
          <table:table-cell table:formula="of:=SUBSTITUTE(SUBSTITUTE([.C2976];&quot;(+15.99)&quot;;&quot;&quot;);&quot;(+57.02)&quot;;&quot;&quot;)" office:value-type="string" office:string-value="SAPAPSTMYQR" calcext:value-type="string">
            <text:p>SAPAPSTMYQR</text:p>
          </table:table-cell>
        </table:table-row>
        <table:table-row table:style-name="ro2">
          <table:table-cell office:value-type="string" calcext:value-type="string">
            <text:p>QAAM(+15.99)PC(+57.02)MNAR</text:p>
          </table:table-cell>
          <table:table-cell table:formula="of:=SUBSTITUTE(SUBSTITUTE([.A2977];&quot;(+15.99)&quot;;&quot;&quot;);&quot;(+57.02)&quot;;&quot;&quot;)" office:value-type="string" office:string-value="QAAMPCMNAR" calcext:value-type="string">
            <text:p>QAAMPCMNAR</text:p>
          </table:table-cell>
          <table:table-cell office:value-type="string" calcext:value-type="string">
            <text:p>ESTNM(+15.99)LLDVGM(+15.99)AVK</text:p>
          </table:table-cell>
          <table:table-cell table:formula="of:=SUBSTITUTE(SUBSTITUTE([.C2977];&quot;(+15.99)&quot;;&quot;&quot;);&quot;(+57.02)&quot;;&quot;&quot;)" office:value-type="string" office:string-value="ESTNMLLDVGMAVK" calcext:value-type="string">
            <text:p>ESTNMLLDVGMAVK</text:p>
          </table:table-cell>
        </table:table-row>
        <table:table-row table:style-name="ro2">
          <table:table-cell office:value-type="string" calcext:value-type="string">
            <text:p>C(+57.02)HDQKHVPVLEKLAK</text:p>
          </table:table-cell>
          <table:table-cell table:formula="of:=SUBSTITUTE(SUBSTITUTE([.A2978];&quot;(+15.99)&quot;;&quot;&quot;);&quot;(+57.02)&quot;;&quot;&quot;)" office:value-type="string" office:string-value="CHDQKHVPVLEKLAK" calcext:value-type="string">
            <text:p>CHDQKHVPVLEKLAK</text:p>
          </table:table-cell>
          <table:table-cell office:value-type="string" calcext:value-type="string">
            <text:p>YM(+15.99)YC(+57.02)C(+57.02)ENTQC(+57.02)VR</text:p>
          </table:table-cell>
          <table:table-cell table:formula="of:=SUBSTITUTE(SUBSTITUTE([.C2978];&quot;(+15.99)&quot;;&quot;&quot;);&quot;(+57.02)&quot;;&quot;&quot;)" office:value-type="string" office:string-value="YMYCCENTQCVR" calcext:value-type="string">
            <text:p>YMYCCENTQCVR</text:p>
          </table:table-cell>
        </table:table-row>
        <table:table-row table:style-name="ro2">
          <table:table-cell office:value-type="string" calcext:value-type="string">
            <text:p>KRYVVLSLSVK</text:p>
          </table:table-cell>
          <table:table-cell table:formula="of:=SUBSTITUTE(SUBSTITUTE([.A2979];&quot;(+15.99)&quot;;&quot;&quot;);&quot;(+57.02)&quot;;&quot;&quot;)" office:value-type="string" office:string-value="KRYVVLSLSVK" calcext:value-type="string">
            <text:p>KRYVVLSLSVK</text:p>
          </table:table-cell>
          <table:table-cell office:value-type="string" calcext:value-type="string">
            <text:p>HTPKVGMPAQVGGPK</text:p>
          </table:table-cell>
          <table:table-cell table:formula="of:=SUBSTITUTE(SUBSTITUTE([.C2979];&quot;(+15.99)&quot;;&quot;&quot;);&quot;(+57.02)&quot;;&quot;&quot;)" office:value-type="string" office:string-value="HTPKVGMPAQVGGPK" calcext:value-type="string">
            <text:p>HTPKVGMPAQVGGPK</text:p>
          </table:table-cell>
        </table:table-row>
        <table:table-row table:style-name="ro2">
          <table:table-cell office:value-type="string" calcext:value-type="string">
            <text:p>QLNEKVVGC(+57.02)EVPK</text:p>
          </table:table-cell>
          <table:table-cell table:formula="of:=SUBSTITUTE(SUBSTITUTE([.A2980];&quot;(+15.99)&quot;;&quot;&quot;);&quot;(+57.02)&quot;;&quot;&quot;)" office:value-type="string" office:string-value="QLNEKVVGCEVPK" calcext:value-type="string">
            <text:p>QLNEKVVGCEVPK</text:p>
          </table:table-cell>
          <table:table-cell office:value-type="string" calcext:value-type="string">
            <text:p>M(+15.99)VSEC(+57.02)RNVLGPNR</text:p>
          </table:table-cell>
          <table:table-cell table:formula="of:=SUBSTITUTE(SUBSTITUTE([.C2980];&quot;(+15.99)&quot;;&quot;&quot;);&quot;(+57.02)&quot;;&quot;&quot;)" office:value-type="string" office:string-value="MVSECRNVLGPNR" calcext:value-type="string">
            <text:p>MVSECRNVLGPNR</text:p>
          </table:table-cell>
        </table:table-row>
        <table:table-row table:style-name="ro2">
          <table:table-cell office:value-type="string" calcext:value-type="string">
            <text:p>C(+57.02)DWNTEVLRWDSK</text:p>
          </table:table-cell>
          <table:table-cell table:formula="of:=SUBSTITUTE(SUBSTITUTE([.A2981];&quot;(+15.99)&quot;;&quot;&quot;);&quot;(+57.02)&quot;;&quot;&quot;)" office:value-type="string" office:string-value="CDWNTEVLRWDSK" calcext:value-type="string">
            <text:p>CDWNTEVLRWDSK</text:p>
          </table:table-cell>
          <table:table-cell office:value-type="string" calcext:value-type="string">
            <text:p>ELRHFLTDLNEYVGDGSR</text:p>
          </table:table-cell>
          <table:table-cell table:formula="of:=SUBSTITUTE(SUBSTITUTE([.C2981];&quot;(+15.99)&quot;;&quot;&quot;);&quot;(+57.02)&quot;;&quot;&quot;)" office:value-type="string" office:string-value="ELRHFLTDLNEYVGDGSR" calcext:value-type="string">
            <text:p>ELRHFLTDLNEYVGDGSR</text:p>
          </table:table-cell>
        </table:table-row>
        <table:table-row table:style-name="ro2">
          <table:table-cell office:value-type="string" calcext:value-type="string">
            <text:p>NVEEC(+57.02)YR</text:p>
          </table:table-cell>
          <table:table-cell table:formula="of:=SUBSTITUTE(SUBSTITUTE([.A2982];&quot;(+15.99)&quot;;&quot;&quot;);&quot;(+57.02)&quot;;&quot;&quot;)" office:value-type="string" office:string-value="NVEECYR" calcext:value-type="string">
            <text:p>NVEECYR</text:p>
          </table:table-cell>
          <table:table-cell office:value-type="string" calcext:value-type="string">
            <text:p>KAPVKDLVGSLKDLHK</text:p>
          </table:table-cell>
          <table:table-cell table:formula="of:=SUBSTITUTE(SUBSTITUTE([.C2982];&quot;(+15.99)&quot;;&quot;&quot;);&quot;(+57.02)&quot;;&quot;&quot;)" office:value-type="string" office:string-value="KAPVKDLVGSLKDLHK" calcext:value-type="string">
            <text:p>KAPVKDLVGSLKDLHK</text:p>
          </table:table-cell>
        </table:table-row>
        <table:table-row table:style-name="ro2">
          <table:table-cell office:value-type="string" calcext:value-type="string">
            <text:p>QMHDSPLM(+15.99)EPR</text:p>
          </table:table-cell>
          <table:table-cell table:formula="of:=SUBSTITUTE(SUBSTITUTE([.A2983];&quot;(+15.99)&quot;;&quot;&quot;);&quot;(+57.02)&quot;;&quot;&quot;)" office:value-type="string" office:string-value="QMHDSPLMEPR" calcext:value-type="string">
            <text:p>QMHDSPLMEPR</text:p>
          </table:table-cell>
          <table:table-cell office:value-type="string" calcext:value-type="string">
            <text:p>RC(+57.02)HC(+57.02)TEDALLGR</text:p>
          </table:table-cell>
          <table:table-cell table:formula="of:=SUBSTITUTE(SUBSTITUTE([.C2983];&quot;(+15.99)&quot;;&quot;&quot;);&quot;(+57.02)&quot;;&quot;&quot;)" office:value-type="string" office:string-value="RCHCTEDALLGR" calcext:value-type="string">
            <text:p>RCHCTEDALLGR</text:p>
          </table:table-cell>
        </table:table-row>
        <table:table-row table:style-name="ro1">
          <table:table-cell office:value-type="string" calcext:value-type="string">
            <text:p>TLWWLLAFDAK</text:p>
          </table:table-cell>
          <table:table-cell table:formula="of:=SUBSTITUTE(SUBSTITUTE([.A2984];&quot;(+15.99)&quot;;&quot;&quot;);&quot;(+57.02)&quot;;&quot;&quot;)" office:value-type="string" office:string-value="TLWWLLAFDAK" calcext:value-type="string">
            <text:p>TLWWLLAFDAK</text:p>
          </table:table-cell>
          <table:table-cell office:value-type="string" calcext:value-type="string">
            <text:p>EPYETM(+15.99)GLK</text:p>
          </table:table-cell>
          <table:table-cell table:formula="of:=SUBSTITUTE(SUBSTITUTE([.C2984];&quot;(+15.99)&quot;;&quot;&quot;);&quot;(+57.02)&quot;;&quot;&quot;)" office:value-type="string" office:string-value="EPYETMGLK" calcext:value-type="string">
            <text:p>EPYETMGLK</text:p>
          </table:table-cell>
        </table:table-row>
        <table:table-row table:style-name="ro1">
          <table:table-cell office:value-type="string" calcext:value-type="string">
            <text:p>EMAEVSEKLWEVSSLK</text:p>
          </table:table-cell>
          <table:table-cell table:formula="of:=SUBSTITUTE(SUBSTITUTE([.A2985];&quot;(+15.99)&quot;;&quot;&quot;);&quot;(+57.02)&quot;;&quot;&quot;)" office:value-type="string" office:string-value="EMAEVSEKLWEVSSLK" calcext:value-type="string">
            <text:p>EMAEVSEKLWEVSSLK</text:p>
          </table:table-cell>
          <table:table-cell office:value-type="string" calcext:value-type="string">
            <text:p>WM(+15.99)FRNK</text:p>
          </table:table-cell>
          <table:table-cell table:formula="of:=SUBSTITUTE(SUBSTITUTE([.C2985];&quot;(+15.99)&quot;;&quot;&quot;);&quot;(+57.02)&quot;;&quot;&quot;)" office:value-type="string" office:string-value="WMFRNK" calcext:value-type="string">
            <text:p>WMFRNK</text:p>
          </table:table-cell>
        </table:table-row>
        <table:table-row table:style-name="ro1">
          <table:table-cell office:value-type="string" calcext:value-type="string">
            <text:p>ALHHMLGNK</text:p>
          </table:table-cell>
          <table:table-cell table:formula="of:=SUBSTITUTE(SUBSTITUTE([.A2986];&quot;(+15.99)&quot;;&quot;&quot;);&quot;(+57.02)&quot;;&quot;&quot;)" office:value-type="string" office:string-value="ALHHMLGNK" calcext:value-type="string">
            <text:p>ALHHMLGNK</text:p>
          </table:table-cell>
          <table:table-cell office:value-type="string" calcext:value-type="string">
            <text:p>KWC(+57.02)LLSFDR</text:p>
          </table:table-cell>
          <table:table-cell table:formula="of:=SUBSTITUTE(SUBSTITUTE([.C2986];&quot;(+15.99)&quot;;&quot;&quot;);&quot;(+57.02)&quot;;&quot;&quot;)" office:value-type="string" office:string-value="KWCLLSFDR" calcext:value-type="string">
            <text:p>KWCLLSFDR</text:p>
          </table:table-cell>
        </table:table-row>
        <table:table-row table:style-name="ro2">
          <table:table-cell office:value-type="string" calcext:value-type="string">
            <text:p>ERWHRVPLLEEVKK</text:p>
          </table:table-cell>
          <table:table-cell table:formula="of:=SUBSTITUTE(SUBSTITUTE([.A2987];&quot;(+15.99)&quot;;&quot;&quot;);&quot;(+57.02)&quot;;&quot;&quot;)" office:value-type="string" office:string-value="ERWHRVPLLEEVKK" calcext:value-type="string">
            <text:p>ERWHRVPLLEEVKK</text:p>
          </table:table-cell>
          <table:table-cell office:value-type="string" calcext:value-type="string">
            <text:p>ALFGSDTPTELLAK</text:p>
          </table:table-cell>
          <table:table-cell table:formula="of:=SUBSTITUTE(SUBSTITUTE([.C2987];&quot;(+15.99)&quot;;&quot;&quot;);&quot;(+57.02)&quot;;&quot;&quot;)" office:value-type="string" office:string-value="ALFGSDTPTELLAK" calcext:value-type="string">
            <text:p>ALFGSDTPTELLAK</text:p>
          </table:table-cell>
        </table:table-row>
        <table:table-row table:style-name="ro2">
          <table:table-cell office:value-type="string" calcext:value-type="string">
            <text:p>SSKHEAKWAK</text:p>
          </table:table-cell>
          <table:table-cell table:formula="of:=SUBSTITUTE(SUBSTITUTE([.A2988];&quot;(+15.99)&quot;;&quot;&quot;);&quot;(+57.02)&quot;;&quot;&quot;)" office:value-type="string" office:string-value="SSKHEAKWAK" calcext:value-type="string">
            <text:p>SSKHEAKWAK</text:p>
          </table:table-cell>
          <table:table-cell office:value-type="string" calcext:value-type="string">
            <text:p>KFTGGGPAKTVLVR</text:p>
          </table:table-cell>
          <table:table-cell table:formula="of:=SUBSTITUTE(SUBSTITUTE([.C2988];&quot;(+15.99)&quot;;&quot;&quot;);&quot;(+57.02)&quot;;&quot;&quot;)" office:value-type="string" office:string-value="KFTGGGPAKTVLVR" calcext:value-type="string">
            <text:p>KFTGGGPAKTVLVR</text:p>
          </table:table-cell>
        </table:table-row>
        <table:table-row table:style-name="ro1">
          <table:table-cell office:value-type="string" calcext:value-type="string">
            <text:p>TTVVDMAFK</text:p>
          </table:table-cell>
          <table:table-cell table:formula="of:=SUBSTITUTE(SUBSTITUTE([.A2989];&quot;(+15.99)&quot;;&quot;&quot;);&quot;(+57.02)&quot;;&quot;&quot;)" office:value-type="string" office:string-value="TTVVDMAFK" calcext:value-type="string">
            <text:p>TTVVDMAFK</text:p>
          </table:table-cell>
          <table:table-cell office:value-type="string" calcext:value-type="string">
            <text:p>AFAYVFYC(+57.02)PR</text:p>
          </table:table-cell>
          <table:table-cell table:formula="of:=SUBSTITUTE(SUBSTITUTE([.C2989];&quot;(+15.99)&quot;;&quot;&quot;);&quot;(+57.02)&quot;;&quot;&quot;)" office:value-type="string" office:string-value="AFAYVFYCPR" calcext:value-type="string">
            <text:p>AFAYVFYCPR</text:p>
          </table:table-cell>
        </table:table-row>
        <table:table-row table:style-name="ro2">
          <table:table-cell office:value-type="string" calcext:value-type="string">
            <text:p>DWREAAMDSKLLLKR</text:p>
          </table:table-cell>
          <table:table-cell table:formula="of:=SUBSTITUTE(SUBSTITUTE([.A2990];&quot;(+15.99)&quot;;&quot;&quot;);&quot;(+57.02)&quot;;&quot;&quot;)" office:value-type="string" office:string-value="DWREAAMDSKLLLKR" calcext:value-type="string">
            <text:p>DWREAAMDSKLLLKR</text:p>
          </table:table-cell>
          <table:table-cell office:value-type="string" calcext:value-type="string">
            <text:p>KNNATLQTQNPK</text:p>
          </table:table-cell>
          <table:table-cell table:formula="of:=SUBSTITUTE(SUBSTITUTE([.C2990];&quot;(+15.99)&quot;;&quot;&quot;);&quot;(+57.02)&quot;;&quot;&quot;)" office:value-type="string" office:string-value="KNNATLQTQNPK" calcext:value-type="string">
            <text:p>KNNATLQTQNPK</text:p>
          </table:table-cell>
        </table:table-row>
        <table:table-row table:style-name="ro2">
          <table:table-cell office:value-type="string" calcext:value-type="string">
            <text:p>RMYKKTPAEVNK</text:p>
          </table:table-cell>
          <table:table-cell table:formula="of:=SUBSTITUTE(SUBSTITUTE([.A2991];&quot;(+15.99)&quot;;&quot;&quot;);&quot;(+57.02)&quot;;&quot;&quot;)" office:value-type="string" office:string-value="RMYKKTPAEVNK" calcext:value-type="string">
            <text:p>RMYKKTPAEVNK</text:p>
          </table:table-cell>
          <table:table-cell office:value-type="string" calcext:value-type="string">
            <text:p>C(+57.02)SAAAGTENRC(+57.02)RAGNTR</text:p>
          </table:table-cell>
          <table:table-cell table:formula="of:=SUBSTITUTE(SUBSTITUTE([.C2991];&quot;(+15.99)&quot;;&quot;&quot;);&quot;(+57.02)&quot;;&quot;&quot;)" office:value-type="string" office:string-value="CSAAAGTENRCRAGNTR" calcext:value-type="string">
            <text:p>CSAAAGTENRCRAGNTR</text:p>
          </table:table-cell>
        </table:table-row>
        <table:table-row table:style-name="ro2">
          <table:table-cell office:value-type="string" calcext:value-type="string">
            <text:p>SQDAAGDGTTTATVLAHVGPK</text:p>
          </table:table-cell>
          <table:table-cell table:formula="of:=SUBSTITUTE(SUBSTITUTE([.A2992];&quot;(+15.99)&quot;;&quot;&quot;);&quot;(+57.02)&quot;;&quot;&quot;)" office:value-type="string" office:string-value="SQDAAGDGTTTATVLAHVGPK" calcext:value-type="string">
            <text:p>SQDAAGDGTTTATVLAHVGPK</text:p>
          </table:table-cell>
          <table:table-cell office:value-type="string" calcext:value-type="string">
            <text:p>VVHELLGYSAWGK</text:p>
          </table:table-cell>
          <table:table-cell table:formula="of:=SUBSTITUTE(SUBSTITUTE([.C2992];&quot;(+15.99)&quot;;&quot;&quot;);&quot;(+57.02)&quot;;&quot;&quot;)" office:value-type="string" office:string-value="VVHELLGYSAWGK" calcext:value-type="string">
            <text:p>VVHELLGYSAWGK</text:p>
          </table:table-cell>
        </table:table-row>
        <table:table-row table:style-name="ro2">
          <table:table-cell office:value-type="string" calcext:value-type="string">
            <text:p>WFAAC(+57.02)WLEANLDVVGAAK</text:p>
          </table:table-cell>
          <table:table-cell table:formula="of:=SUBSTITUTE(SUBSTITUTE([.A2993];&quot;(+15.99)&quot;;&quot;&quot;);&quot;(+57.02)&quot;;&quot;&quot;)" office:value-type="string" office:string-value="WFAACWLEANLDVVGAAK" calcext:value-type="string">
            <text:p>WFAACWLEANLDVVGAAK</text:p>
          </table:table-cell>
          <table:table-cell office:value-type="string" calcext:value-type="string">
            <text:p>YYLTVGLVTM(+15.99)LGVRYGK</text:p>
          </table:table-cell>
          <table:table-cell table:formula="of:=SUBSTITUTE(SUBSTITUTE([.C2993];&quot;(+15.99)&quot;;&quot;&quot;);&quot;(+57.02)&quot;;&quot;&quot;)" office:value-type="string" office:string-value="YYLTVGLVTMLGVRYGK" calcext:value-type="string">
            <text:p>YYLTVGLVTMLGVRYGK</text:p>
          </table:table-cell>
        </table:table-row>
        <table:table-row table:style-name="ro1">
          <table:table-cell office:value-type="string" calcext:value-type="string">
            <text:p>KLLEASEFKERNK</text:p>
          </table:table-cell>
          <table:table-cell table:formula="of:=SUBSTITUTE(SUBSTITUTE([.A2994];&quot;(+15.99)&quot;;&quot;&quot;);&quot;(+57.02)&quot;;&quot;&quot;)" office:value-type="string" office:string-value="KLLEASEFKERNK" calcext:value-type="string">
            <text:p>KLLEASEFKERNK</text:p>
          </table:table-cell>
          <table:table-cell office:value-type="string" calcext:value-type="string">
            <text:p>LLNSTDLFPTK</text:p>
          </table:table-cell>
          <table:table-cell table:formula="of:=SUBSTITUTE(SUBSTITUTE([.C2994];&quot;(+15.99)&quot;;&quot;&quot;);&quot;(+57.02)&quot;;&quot;&quot;)" office:value-type="string" office:string-value="LLNSTDLFPTK" calcext:value-type="string">
            <text:p>LLNSTDLFPTK</text:p>
          </table:table-cell>
        </table:table-row>
        <table:table-row table:style-name="ro2">
          <table:table-cell office:value-type="string" calcext:value-type="string">
            <text:p>C(+57.02)WTAC(+57.02)PSESTKSGR</text:p>
          </table:table-cell>
          <table:table-cell table:formula="of:=SUBSTITUTE(SUBSTITUTE([.A2995];&quot;(+15.99)&quot;;&quot;&quot;);&quot;(+57.02)&quot;;&quot;&quot;)" office:value-type="string" office:string-value="CWTACPSESTKSGR" calcext:value-type="string">
            <text:p>CWTACPSESTKSGR</text:p>
          </table:table-cell>
          <table:table-cell office:value-type="string" calcext:value-type="string">
            <text:p>NTWWNC(+57.02)SHVALGGDDEELAK</text:p>
          </table:table-cell>
          <table:table-cell table:formula="of:=SUBSTITUTE(SUBSTITUTE([.C2995];&quot;(+15.99)&quot;;&quot;&quot;);&quot;(+57.02)&quot;;&quot;&quot;)" office:value-type="string" office:string-value="NTWWNCSHVALGGDDEELAK" calcext:value-type="string">
            <text:p>NTWWNCSHVALGGDDEELAK</text:p>
          </table:table-cell>
        </table:table-row>
        <table:table-row table:style-name="ro2">
          <table:table-cell office:value-type="string" calcext:value-type="string">
            <text:p>EALADVGRAVLK</text:p>
          </table:table-cell>
          <table:table-cell table:formula="of:=SUBSTITUTE(SUBSTITUTE([.A2996];&quot;(+15.99)&quot;;&quot;&quot;);&quot;(+57.02)&quot;;&quot;&quot;)" office:value-type="string" office:string-value="EALADVGRAVLK" calcext:value-type="string">
            <text:p>EALADVGRAVLK</text:p>
          </table:table-cell>
          <table:table-cell office:value-type="string" calcext:value-type="string">
            <text:p>RYWLSQLSEAR</text:p>
          </table:table-cell>
          <table:table-cell table:formula="of:=SUBSTITUTE(SUBSTITUTE([.C2996];&quot;(+15.99)&quot;;&quot;&quot;);&quot;(+57.02)&quot;;&quot;&quot;)" office:value-type="string" office:string-value="RYWLSQLSEAR" calcext:value-type="string">
            <text:p>RYWLSQLSEAR</text:p>
          </table:table-cell>
        </table:table-row>
        <table:table-row table:style-name="ro2">
          <table:table-cell office:value-type="string" calcext:value-type="string">
            <text:p>NSC(+57.02)C(+57.02)DHK</text:p>
          </table:table-cell>
          <table:table-cell table:formula="of:=SUBSTITUTE(SUBSTITUTE([.A2997];&quot;(+15.99)&quot;;&quot;&quot;);&quot;(+57.02)&quot;;&quot;&quot;)" office:value-type="string" office:string-value="NSCCDHK" calcext:value-type="string">
            <text:p>NSCCDHK</text:p>
          </table:table-cell>
          <table:table-cell office:value-type="string" calcext:value-type="string">
            <text:p>TFSNTWYMVPR</text:p>
          </table:table-cell>
          <table:table-cell table:formula="of:=SUBSTITUTE(SUBSTITUTE([.C2997];&quot;(+15.99)&quot;;&quot;&quot;);&quot;(+57.02)&quot;;&quot;&quot;)" office:value-type="string" office:string-value="TFSNTWYMVPR" calcext:value-type="string">
            <text:p>TFSNTWYMVPR</text:p>
          </table:table-cell>
        </table:table-row>
        <table:table-row table:style-name="ro2">
          <table:table-cell office:value-type="string" calcext:value-type="string">
            <text:p>KFYVLTADHR</text:p>
          </table:table-cell>
          <table:table-cell table:formula="of:=SUBSTITUTE(SUBSTITUTE([.A2998];&quot;(+15.99)&quot;;&quot;&quot;);&quot;(+57.02)&quot;;&quot;&quot;)" office:value-type="string" office:string-value="KFYVLTADHR" calcext:value-type="string">
            <text:p>KFYVLTADHR</text:p>
          </table:table-cell>
          <table:table-cell office:value-type="string" calcext:value-type="string">
            <text:p>FKVDHTFFDLNAK</text:p>
          </table:table-cell>
          <table:table-cell table:formula="of:=SUBSTITUTE(SUBSTITUTE([.C2998];&quot;(+15.99)&quot;;&quot;&quot;);&quot;(+57.02)&quot;;&quot;&quot;)" office:value-type="string" office:string-value="FKVDHTFFDLNAK" calcext:value-type="string">
            <text:p>FKVDHTFFDLNAK</text:p>
          </table:table-cell>
        </table:table-row>
        <table:table-row table:style-name="ro2">
          <table:table-cell office:value-type="string" calcext:value-type="string">
            <text:p>ATETMGLALGDLPTR</text:p>
          </table:table-cell>
          <table:table-cell table:formula="of:=SUBSTITUTE(SUBSTITUTE([.A2999];&quot;(+15.99)&quot;;&quot;&quot;);&quot;(+57.02)&quot;;&quot;&quot;)" office:value-type="string" office:string-value="ATETMGLALGDLPTR" calcext:value-type="string">
            <text:p>ATETMGLALGDLPTR</text:p>
          </table:table-cell>
          <table:table-cell office:value-type="string" calcext:value-type="string">
            <text:p>AVDLLAEKLTYSGPK</text:p>
          </table:table-cell>
          <table:table-cell table:formula="of:=SUBSTITUTE(SUBSTITUTE([.C2999];&quot;(+15.99)&quot;;&quot;&quot;);&quot;(+57.02)&quot;;&quot;&quot;)" office:value-type="string" office:string-value="AVDLLAEKLTYSGPK" calcext:value-type="string">
            <text:p>AVDLLAEKLTYSGPK</text:p>
          </table:table-cell>
        </table:table-row>
        <table:table-row table:style-name="ro1">
          <table:table-cell office:value-type="string" calcext:value-type="string">
            <text:p>EPSLLGQLEHAQK</text:p>
          </table:table-cell>
          <table:table-cell table:formula="of:=SUBSTITUTE(SUBSTITUTE([.A3000];&quot;(+15.99)&quot;;&quot;&quot;);&quot;(+57.02)&quot;;&quot;&quot;)" office:value-type="string" office:string-value="EPSLLGQLEHAQK" calcext:value-type="string">
            <text:p>EPSLLGQLEHAQK</text:p>
          </table:table-cell>
          <table:table-cell office:value-type="string" calcext:value-type="string">
            <text:p>RRFVYDQSHK</text:p>
          </table:table-cell>
          <table:table-cell table:formula="of:=SUBSTITUTE(SUBSTITUTE([.C3000];&quot;(+15.99)&quot;;&quot;&quot;);&quot;(+57.02)&quot;;&quot;&quot;)" office:value-type="string" office:string-value="RRFVYDQSHK" calcext:value-type="string">
            <text:p>RRFVYDQSHK</text:p>
          </table:table-cell>
        </table:table-row>
        <table:table-row table:style-name="ro1">
          <table:table-cell office:value-type="string" calcext:value-type="string">
            <text:p>KKKFPMVSGATEDR</text:p>
          </table:table-cell>
          <table:table-cell table:formula="of:=SUBSTITUTE(SUBSTITUTE([.A3001];&quot;(+15.99)&quot;;&quot;&quot;);&quot;(+57.02)&quot;;&quot;&quot;)" office:value-type="string" office:string-value="KKKFPMVSGATEDR" calcext:value-type="string">
            <text:p>KKKFPMVSGATEDR</text:p>
          </table:table-cell>
          <table:table-cell office:value-type="string" calcext:value-type="string">
            <text:p>TTAFSDLEDK</text:p>
          </table:table-cell>
          <table:table-cell table:formula="of:=SUBSTITUTE(SUBSTITUTE([.C3001];&quot;(+15.99)&quot;;&quot;&quot;);&quot;(+57.02)&quot;;&quot;&quot;)" office:value-type="string" office:string-value="TTAFSDLEDK" calcext:value-type="string">
            <text:p>TTAFSDLEDK</text:p>
          </table:table-cell>
        </table:table-row>
        <table:table-row table:style-name="ro1">
          <table:table-cell office:value-type="string" calcext:value-type="string">
            <text:p>LPNGNYDNEGNK</text:p>
          </table:table-cell>
          <table:table-cell table:formula="of:=SUBSTITUTE(SUBSTITUTE([.A3002];&quot;(+15.99)&quot;;&quot;&quot;);&quot;(+57.02)&quot;;&quot;&quot;)" office:value-type="string" office:string-value="LPNGNYDNEGNK" calcext:value-type="string">
            <text:p>LPNGNYDNEGNK</text:p>
          </table:table-cell>
          <table:table-cell office:value-type="string" calcext:value-type="string">
            <text:p>ENQC(+57.02)M(+15.99)ALMSK</text:p>
          </table:table-cell>
          <table:table-cell table:formula="of:=SUBSTITUTE(SUBSTITUTE([.C3002];&quot;(+15.99)&quot;;&quot;&quot;);&quot;(+57.02)&quot;;&quot;&quot;)" office:value-type="string" office:string-value="ENQCMALMSK" calcext:value-type="string">
            <text:p>ENQCMALMSK</text:p>
          </table:table-cell>
        </table:table-row>
        <table:table-row table:style-name="ro2">
          <table:table-cell office:value-type="string" calcext:value-type="string">
            <text:p>VM(+15.99)AQTTQHSLM(+15.99)VR</text:p>
          </table:table-cell>
          <table:table-cell table:formula="of:=SUBSTITUTE(SUBSTITUTE([.A3003];&quot;(+15.99)&quot;;&quot;&quot;);&quot;(+57.02)&quot;;&quot;&quot;)" office:value-type="string" office:string-value="VMAQTTQHSLMVR" calcext:value-type="string">
            <text:p>VMAQTTQHSLMVR</text:p>
          </table:table-cell>
          <table:table-cell office:value-type="string" calcext:value-type="string">
            <text:p>AKRDSGTNNDLESVVNMPK</text:p>
          </table:table-cell>
          <table:table-cell table:formula="of:=SUBSTITUTE(SUBSTITUTE([.C3003];&quot;(+15.99)&quot;;&quot;&quot;);&quot;(+57.02)&quot;;&quot;&quot;)" office:value-type="string" office:string-value="AKRDSGTNNDLESVVNMPK" calcext:value-type="string">
            <text:p>AKRDSGTNNDLESVVNMPK</text:p>
          </table:table-cell>
        </table:table-row>
        <table:table-row table:style-name="ro1">
          <table:table-cell office:value-type="string" calcext:value-type="string">
            <text:p>NRTDHFAPWR</text:p>
          </table:table-cell>
          <table:table-cell table:formula="of:=SUBSTITUTE(SUBSTITUTE([.A3004];&quot;(+15.99)&quot;;&quot;&quot;);&quot;(+57.02)&quot;;&quot;&quot;)" office:value-type="string" office:string-value="NRTDHFAPWR" calcext:value-type="string">
            <text:p>NRTDHFAPWR</text:p>
          </table:table-cell>
          <table:table-cell office:value-type="string" calcext:value-type="string">
            <text:p>SVHTDKK</text:p>
          </table:table-cell>
          <table:table-cell table:formula="of:=SUBSTITUTE(SUBSTITUTE([.C3004];&quot;(+15.99)&quot;;&quot;&quot;);&quot;(+57.02)&quot;;&quot;&quot;)" office:value-type="string" office:string-value="SVHTDKK" calcext:value-type="string">
            <text:p>SVHTDKK</text:p>
          </table:table-cell>
        </table:table-row>
        <table:table-row table:style-name="ro2">
          <table:table-cell office:value-type="string" calcext:value-type="string">
            <text:p>EPNSEC(+57.02)MQDVNDLLK</text:p>
          </table:table-cell>
          <table:table-cell table:formula="of:=SUBSTITUTE(SUBSTITUTE([.A3005];&quot;(+15.99)&quot;;&quot;&quot;);&quot;(+57.02)&quot;;&quot;&quot;)" office:value-type="string" office:string-value="EPNSECMQDVNDLLK" calcext:value-type="string">
            <text:p>EPNSECMQDVNDLLK</text:p>
          </table:table-cell>
          <table:table-cell office:value-type="string" calcext:value-type="string">
            <text:p>M(+15.99)VTNPLSEESLNNLDEPRLR</text:p>
          </table:table-cell>
          <table:table-cell table:formula="of:=SUBSTITUTE(SUBSTITUTE([.C3005];&quot;(+15.99)&quot;;&quot;&quot;);&quot;(+57.02)&quot;;&quot;&quot;)" office:value-type="string" office:string-value="MVTNPLSEESLNNLDEPRLR" calcext:value-type="string">
            <text:p>MVTNPLSEESLNNLDEPRLR</text:p>
          </table:table-cell>
        </table:table-row>
        <table:table-row table:style-name="ro2">
          <table:table-cell office:value-type="string" calcext:value-type="string">
            <text:p>HVQFLC(+57.02)HLVGSSVMDNK</text:p>
          </table:table-cell>
          <table:table-cell table:formula="of:=SUBSTITUTE(SUBSTITUTE([.A3006];&quot;(+15.99)&quot;;&quot;&quot;);&quot;(+57.02)&quot;;&quot;&quot;)" office:value-type="string" office:string-value="HVQFLCHLVGSSVMDNK" calcext:value-type="string">
            <text:p>HVQFLCHLVGSSVMDNK</text:p>
          </table:table-cell>
          <table:table-cell office:value-type="string" calcext:value-type="string">
            <text:p>QFWYAKVLAEK</text:p>
          </table:table-cell>
          <table:table-cell table:formula="of:=SUBSTITUTE(SUBSTITUTE([.C3006];&quot;(+15.99)&quot;;&quot;&quot;);&quot;(+57.02)&quot;;&quot;&quot;)" office:value-type="string" office:string-value="QFWYAKVLAEK" calcext:value-type="string">
            <text:p>QFWYAKVLAEK</text:p>
          </table:table-cell>
        </table:table-row>
        <table:table-row table:style-name="ro2">
          <table:table-cell office:value-type="string" calcext:value-type="string">
            <text:p>NSPTPHTDC(+57.02)LK</text:p>
          </table:table-cell>
          <table:table-cell table:formula="of:=SUBSTITUTE(SUBSTITUTE([.A3007];&quot;(+15.99)&quot;;&quot;&quot;);&quot;(+57.02)&quot;;&quot;&quot;)" office:value-type="string" office:string-value="NSPTPHTDCLK" calcext:value-type="string">
            <text:p>NSPTPHTDCLK</text:p>
          </table:table-cell>
          <table:table-cell office:value-type="string" calcext:value-type="string">
            <text:p>C(+57.02)GSEVVPAC(+57.02)ASK</text:p>
          </table:table-cell>
          <table:table-cell table:formula="of:=SUBSTITUTE(SUBSTITUTE([.C3007];&quot;(+15.99)&quot;;&quot;&quot;);&quot;(+57.02)&quot;;&quot;&quot;)" office:value-type="string" office:string-value="CGSEVVPACASK" calcext:value-type="string">
            <text:p>CGSEVVPACASK</text:p>
          </table:table-cell>
        </table:table-row>
        <table:table-row table:style-name="ro2">
          <table:table-cell office:value-type="string" calcext:value-type="string">
            <text:p>VEDNMM(+15.99)EQEVELQR</text:p>
          </table:table-cell>
          <table:table-cell table:formula="of:=SUBSTITUTE(SUBSTITUTE([.A3008];&quot;(+15.99)&quot;;&quot;&quot;);&quot;(+57.02)&quot;;&quot;&quot;)" office:value-type="string" office:string-value="VEDNMMEQEVELQR" calcext:value-type="string">
            <text:p>VEDNMMEQEVELQR</text:p>
          </table:table-cell>
          <table:table-cell office:value-type="string" calcext:value-type="string">
            <text:p>RRFHLLAEDLEK</text:p>
          </table:table-cell>
          <table:table-cell table:formula="of:=SUBSTITUTE(SUBSTITUTE([.C3008];&quot;(+15.99)&quot;;&quot;&quot;);&quot;(+57.02)&quot;;&quot;&quot;)" office:value-type="string" office:string-value="RRFHLLAEDLEK" calcext:value-type="string">
            <text:p>RRFHLLAEDLEK</text:p>
          </table:table-cell>
        </table:table-row>
        <table:table-row table:style-name="ro1">
          <table:table-cell office:value-type="string" calcext:value-type="string">
            <text:p>WQPKVGEVAGAVGPGK</text:p>
          </table:table-cell>
          <table:table-cell table:formula="of:=SUBSTITUTE(SUBSTITUTE([.A3009];&quot;(+15.99)&quot;;&quot;&quot;);&quot;(+57.02)&quot;;&quot;&quot;)" office:value-type="string" office:string-value="WQPKVGEVAGAVGPGK" calcext:value-type="string">
            <text:p>WQPKVGEVAGAVGPGK</text:p>
          </table:table-cell>
          <table:table-cell office:value-type="string" calcext:value-type="string">
            <text:p>HALFVFGGC(+57.02)K</text:p>
          </table:table-cell>
          <table:table-cell table:formula="of:=SUBSTITUTE(SUBSTITUTE([.C3009];&quot;(+15.99)&quot;;&quot;&quot;);&quot;(+57.02)&quot;;&quot;&quot;)" office:value-type="string" office:string-value="HALFVFGGCK" calcext:value-type="string">
            <text:p>HALFVFGGCK</text:p>
          </table:table-cell>
        </table:table-row>
        <table:table-row table:style-name="ro2">
          <table:table-cell office:value-type="string" calcext:value-type="string">
            <text:p>LALKREWVLWHHAK</text:p>
          </table:table-cell>
          <table:table-cell table:formula="of:=SUBSTITUTE(SUBSTITUTE([.A3010];&quot;(+15.99)&quot;;&quot;&quot;);&quot;(+57.02)&quot;;&quot;&quot;)" office:value-type="string" office:string-value="LALKREWVLWHHAK" calcext:value-type="string">
            <text:p>LALKREWVLWHHAK</text:p>
          </table:table-cell>
          <table:table-cell office:value-type="string" calcext:value-type="string">
            <text:p>KEC(+57.02)QM(+15.99)TLRWTK</text:p>
          </table:table-cell>
          <table:table-cell table:formula="of:=SUBSTITUTE(SUBSTITUTE([.C3010];&quot;(+15.99)&quot;;&quot;&quot;);&quot;(+57.02)&quot;;&quot;&quot;)" office:value-type="string" office:string-value="KECQMTLRWTK" calcext:value-type="string">
            <text:p>KECQMTLRWTK</text:p>
          </table:table-cell>
        </table:table-row>
        <table:table-row table:style-name="ro2">
          <table:table-cell office:value-type="string" calcext:value-type="string">
            <text:p>SPEM(+15.99)AAPAAESK</text:p>
          </table:table-cell>
          <table:table-cell table:formula="of:=SUBSTITUTE(SUBSTITUTE([.A3011];&quot;(+15.99)&quot;;&quot;&quot;);&quot;(+57.02)&quot;;&quot;&quot;)" office:value-type="string" office:string-value="SPEMAAPAAESK" calcext:value-type="string">
            <text:p>SPEMAAPAAESK</text:p>
          </table:table-cell>
          <table:table-cell office:value-type="string" calcext:value-type="string">
            <text:p>SM(+15.99)LNMHGALQLAR</text:p>
          </table:table-cell>
          <table:table-cell table:formula="of:=SUBSTITUTE(SUBSTITUTE([.C3011];&quot;(+15.99)&quot;;&quot;&quot;);&quot;(+57.02)&quot;;&quot;&quot;)" office:value-type="string" office:string-value="SMLNMHGALQLAR" calcext:value-type="string">
            <text:p>SMLNMHGALQLAR</text:p>
          </table:table-cell>
        </table:table-row>
        <table:table-row table:style-name="ro2">
          <table:table-cell office:value-type="string" calcext:value-type="string">
            <text:p>SGKPELLR</text:p>
          </table:table-cell>
          <table:table-cell table:formula="of:=SUBSTITUTE(SUBSTITUTE([.A3012];&quot;(+15.99)&quot;;&quot;&quot;);&quot;(+57.02)&quot;;&quot;&quot;)" office:value-type="string" office:string-value="SGKPELLR" calcext:value-type="string">
            <text:p>SGKPELLR</text:p>
          </table:table-cell>
          <table:table-cell office:value-type="string" calcext:value-type="string">
            <text:p>RC(+57.02)M(+15.99)HQEEMHSGC(+57.02)PK</text:p>
          </table:table-cell>
          <table:table-cell table:formula="of:=SUBSTITUTE(SUBSTITUTE([.C3012];&quot;(+15.99)&quot;;&quot;&quot;);&quot;(+57.02)&quot;;&quot;&quot;)" office:value-type="string" office:string-value="RCMHQEEMHSGCPK" calcext:value-type="string">
            <text:p>RCMHQEEMHSGCPK</text:p>
          </table:table-cell>
        </table:table-row>
        <table:table-row table:style-name="ro1">
          <table:table-cell office:value-type="string" calcext:value-type="string">
            <text:p>KAFSVVPGPR</text:p>
          </table:table-cell>
          <table:table-cell table:formula="of:=SUBSTITUTE(SUBSTITUTE([.A3013];&quot;(+15.99)&quot;;&quot;&quot;);&quot;(+57.02)&quot;;&quot;&quot;)" office:value-type="string" office:string-value="KAFSVVPGPR" calcext:value-type="string">
            <text:p>KAFSVVPGPR</text:p>
          </table:table-cell>
          <table:table-cell office:value-type="string" calcext:value-type="string">
            <text:p>SPQSDLERPHR</text:p>
          </table:table-cell>
          <table:table-cell table:formula="of:=SUBSTITUTE(SUBSTITUTE([.C3013];&quot;(+15.99)&quot;;&quot;&quot;);&quot;(+57.02)&quot;;&quot;&quot;)" office:value-type="string" office:string-value="SPQSDLERPHR" calcext:value-type="string">
            <text:p>SPQSDLERPHR</text:p>
          </table:table-cell>
        </table:table-row>
        <table:table-row table:style-name="ro2">
          <table:table-cell office:value-type="string" calcext:value-type="string">
            <text:p>MGFKVVLVESFMR</text:p>
          </table:table-cell>
          <table:table-cell table:formula="of:=SUBSTITUTE(SUBSTITUTE([.A3014];&quot;(+15.99)&quot;;&quot;&quot;);&quot;(+57.02)&quot;;&quot;&quot;)" office:value-type="string" office:string-value="MGFKVVLVESFMR" calcext:value-type="string">
            <text:p>MGFKVVLVESFMR</text:p>
          </table:table-cell>
          <table:table-cell office:value-type="string" calcext:value-type="string">
            <text:p>FVPKDLAFLGMFR</text:p>
          </table:table-cell>
          <table:table-cell table:formula="of:=SUBSTITUTE(SUBSTITUTE([.C3014];&quot;(+15.99)&quot;;&quot;&quot;);&quot;(+57.02)&quot;;&quot;&quot;)" office:value-type="string" office:string-value="FVPKDLAFLGMFR" calcext:value-type="string">
            <text:p>FVPKDLAFLGMFR</text:p>
          </table:table-cell>
        </table:table-row>
        <table:table-row table:style-name="ro2">
          <table:table-cell office:value-type="string" calcext:value-type="string">
            <text:p>YYMLAVPNDLRGPK</text:p>
          </table:table-cell>
          <table:table-cell table:formula="of:=SUBSTITUTE(SUBSTITUTE([.A3015];&quot;(+15.99)&quot;;&quot;&quot;);&quot;(+57.02)&quot;;&quot;&quot;)" office:value-type="string" office:string-value="YYMLAVPNDLRGPK" calcext:value-type="string">
            <text:p>YYMLAVPNDLRGPK</text:p>
          </table:table-cell>
          <table:table-cell office:value-type="string" calcext:value-type="string">
            <text:p>WMYWPSLTGAK</text:p>
          </table:table-cell>
          <table:table-cell table:formula="of:=SUBSTITUTE(SUBSTITUTE([.C3015];&quot;(+15.99)&quot;;&quot;&quot;);&quot;(+57.02)&quot;;&quot;&quot;)" office:value-type="string" office:string-value="WMYWPSLTGAK" calcext:value-type="string">
            <text:p>WMYWPSLTGAK</text:p>
          </table:table-cell>
        </table:table-row>
        <table:table-row table:style-name="ro2">
          <table:table-cell office:value-type="string" calcext:value-type="string">
            <text:p>AVYSDGHELFLR</text:p>
          </table:table-cell>
          <table:table-cell table:formula="of:=SUBSTITUTE(SUBSTITUTE([.A3016];&quot;(+15.99)&quot;;&quot;&quot;);&quot;(+57.02)&quot;;&quot;&quot;)" office:value-type="string" office:string-value="AVYSDGHELFLR" calcext:value-type="string">
            <text:p>AVYSDGHELFLR</text:p>
          </table:table-cell>
          <table:table-cell office:value-type="string" calcext:value-type="string">
            <text:p>C(+57.02)DYRLLATYLYK</text:p>
          </table:table-cell>
          <table:table-cell table:formula="of:=SUBSTITUTE(SUBSTITUTE([.C3016];&quot;(+15.99)&quot;;&quot;&quot;);&quot;(+57.02)&quot;;&quot;&quot;)" office:value-type="string" office:string-value="CDYRLLATYLYK" calcext:value-type="string">
            <text:p>CDYRLLATYLYK</text:p>
          </table:table-cell>
        </table:table-row>
        <table:table-row table:style-name="ro2">
          <table:table-cell office:value-type="string" calcext:value-type="string">
            <text:p>EC(+57.02)YWRPVLGNPR</text:p>
          </table:table-cell>
          <table:table-cell table:formula="of:=SUBSTITUTE(SUBSTITUTE([.A3017];&quot;(+15.99)&quot;;&quot;&quot;);&quot;(+57.02)&quot;;&quot;&quot;)" office:value-type="string" office:string-value="ECYWRPVLGNPR" calcext:value-type="string">
            <text:p>ECYWRPVLGNPR</text:p>
          </table:table-cell>
          <table:table-cell office:value-type="string" calcext:value-type="string">
            <text:p>KM(+15.99)M(+15.99)GLEFANYEEVPR</text:p>
          </table:table-cell>
          <table:table-cell table:formula="of:=SUBSTITUTE(SUBSTITUTE([.C3017];&quot;(+15.99)&quot;;&quot;&quot;);&quot;(+57.02)&quot;;&quot;&quot;)" office:value-type="string" office:string-value="KMMGLEFANYEEVPR" calcext:value-type="string">
            <text:p>KMMGLEFANYEEVPR</text:p>
          </table:table-cell>
        </table:table-row>
        <table:table-row table:style-name="ro2">
          <table:table-cell office:value-type="string" calcext:value-type="string">
            <text:p>LLRLSSKGSPLTR</text:p>
          </table:table-cell>
          <table:table-cell table:formula="of:=SUBSTITUTE(SUBSTITUTE([.A3018];&quot;(+15.99)&quot;;&quot;&quot;);&quot;(+57.02)&quot;;&quot;&quot;)" office:value-type="string" office:string-value="LLRLSSKGSPLTR" calcext:value-type="string">
            <text:p>LLRLSSKGSPLTR</text:p>
          </table:table-cell>
          <table:table-cell office:value-type="string" calcext:value-type="string">
            <text:p>WC(+57.02)DPEAPKLFR</text:p>
          </table:table-cell>
          <table:table-cell table:formula="of:=SUBSTITUTE(SUBSTITUTE([.C3018];&quot;(+15.99)&quot;;&quot;&quot;);&quot;(+57.02)&quot;;&quot;&quot;)" office:value-type="string" office:string-value="WCDPEAPKLFR" calcext:value-type="string">
            <text:p>WCDPEAPKLFR</text:p>
          </table:table-cell>
        </table:table-row>
        <table:table-row table:style-name="ro1">
          <table:table-cell office:value-type="string" calcext:value-type="string">
            <text:p>SSGDDNTEVLRWDSK</text:p>
          </table:table-cell>
          <table:table-cell table:formula="of:=SUBSTITUTE(SUBSTITUTE([.A3019];&quot;(+15.99)&quot;;&quot;&quot;);&quot;(+57.02)&quot;;&quot;&quot;)" office:value-type="string" office:string-value="SSGDDNTEVLRWDSK" calcext:value-type="string">
            <text:p>SSGDDNTEVLRWDSK</text:p>
          </table:table-cell>
          <table:table-cell office:value-type="string" calcext:value-type="string">
            <text:p>KAC(+57.02)PVALEK</text:p>
          </table:table-cell>
          <table:table-cell table:formula="of:=SUBSTITUTE(SUBSTITUTE([.C3019];&quot;(+15.99)&quot;;&quot;&quot;);&quot;(+57.02)&quot;;&quot;&quot;)" office:value-type="string" office:string-value="KACPVALEK" calcext:value-type="string">
            <text:p>KACPVALEK</text:p>
          </table:table-cell>
        </table:table-row>
        <table:table-row table:style-name="ro2">
          <table:table-cell office:value-type="string" calcext:value-type="string">
            <text:p>EQRSWGALQFARSHTR</text:p>
          </table:table-cell>
          <table:table-cell table:formula="of:=SUBSTITUTE(SUBSTITUTE([.A3020];&quot;(+15.99)&quot;;&quot;&quot;);&quot;(+57.02)&quot;;&quot;&quot;)" office:value-type="string" office:string-value="EQRSWGALQFARSHTR" calcext:value-type="string">
            <text:p>EQRSWGALQFARSHTR</text:p>
          </table:table-cell>
          <table:table-cell office:value-type="string" calcext:value-type="string">
            <text:p>EGHTKEQAVQGAAAGHR</text:p>
          </table:table-cell>
          <table:table-cell table:formula="of:=SUBSTITUTE(SUBSTITUTE([.C3020];&quot;(+15.99)&quot;;&quot;&quot;);&quot;(+57.02)&quot;;&quot;&quot;)" office:value-type="string" office:string-value="EGHTKEQAVQGAAAGHR" calcext:value-type="string">
            <text:p>EGHTKEQAVQGAAAGHR</text:p>
          </table:table-cell>
        </table:table-row>
        <table:table-row table:style-name="ro2">
          <table:table-cell office:value-type="string" calcext:value-type="string">
            <text:p>QTNNLLLVAVLK</text:p>
          </table:table-cell>
          <table:table-cell table:formula="of:=SUBSTITUTE(SUBSTITUTE([.A3021];&quot;(+15.99)&quot;;&quot;&quot;);&quot;(+57.02)&quot;;&quot;&quot;)" office:value-type="string" office:string-value="QTNNLLLVAVLK" calcext:value-type="string">
            <text:p>QTNNLLLVAVLK</text:p>
          </table:table-cell>
          <table:table-cell office:value-type="string" calcext:value-type="string">
            <text:p>M(+15.99)ANDMGAVFEQK</text:p>
          </table:table-cell>
          <table:table-cell table:formula="of:=SUBSTITUTE(SUBSTITUTE([.C3021];&quot;(+15.99)&quot;;&quot;&quot;);&quot;(+57.02)&quot;;&quot;&quot;)" office:value-type="string" office:string-value="MANDMGAVFEQK" calcext:value-type="string">
            <text:p>MANDMGAVFEQK</text:p>
          </table:table-cell>
        </table:table-row>
        <table:table-row table:style-name="ro2">
          <table:table-cell office:value-type="string" calcext:value-type="string">
            <text:p>KVGTEVGC(+57.02)THR</text:p>
          </table:table-cell>
          <table:table-cell table:formula="of:=SUBSTITUTE(SUBSTITUTE([.A3022];&quot;(+15.99)&quot;;&quot;&quot;);&quot;(+57.02)&quot;;&quot;&quot;)" office:value-type="string" office:string-value="KVGTEVGCTHR" calcext:value-type="string">
            <text:p>KVGTEVGCTHR</text:p>
          </table:table-cell>
          <table:table-cell office:value-type="string" calcext:value-type="string">
            <text:p>EPWWYFVLALSAK</text:p>
          </table:table-cell>
          <table:table-cell table:formula="of:=SUBSTITUTE(SUBSTITUTE([.C3022];&quot;(+15.99)&quot;;&quot;&quot;);&quot;(+57.02)&quot;;&quot;&quot;)" office:value-type="string" office:string-value="EPWWYFVLALSAK" calcext:value-type="string">
            <text:p>EPWWYFVLALSAK</text:p>
          </table:table-cell>
        </table:table-row>
        <table:table-row table:style-name="ro1">
          <table:table-cell office:value-type="string" calcext:value-type="string">
            <text:p>EFGYSDLC(+57.02)LPR</text:p>
          </table:table-cell>
          <table:table-cell table:formula="of:=SUBSTITUTE(SUBSTITUTE([.A3023];&quot;(+15.99)&quot;;&quot;&quot;);&quot;(+57.02)&quot;;&quot;&quot;)" office:value-type="string" office:string-value="EFGYSDLCLPR" calcext:value-type="string">
            <text:p>EFGYSDLCLPR</text:p>
          </table:table-cell>
          <table:table-cell office:value-type="string" calcext:value-type="string">
            <text:p>DMGWQTPK</text:p>
          </table:table-cell>
          <table:table-cell table:formula="of:=SUBSTITUTE(SUBSTITUTE([.C3023];&quot;(+15.99)&quot;;&quot;&quot;);&quot;(+57.02)&quot;;&quot;&quot;)" office:value-type="string" office:string-value="DMGWQTPK" calcext:value-type="string">
            <text:p>DMGWQTPK</text:p>
          </table:table-cell>
        </table:table-row>
        <table:table-row table:style-name="ro2">
          <table:table-cell office:value-type="string" calcext:value-type="string">
            <text:p>M(+15.99)TGDEAWGM(+15.99)EK</text:p>
          </table:table-cell>
          <table:table-cell table:formula="of:=SUBSTITUTE(SUBSTITUTE([.A3024];&quot;(+15.99)&quot;;&quot;&quot;);&quot;(+57.02)&quot;;&quot;&quot;)" office:value-type="string" office:string-value="MTGDEAWGMEK" calcext:value-type="string">
            <text:p>MTGDEAWGMEK</text:p>
          </table:table-cell>
          <table:table-cell office:value-type="string" calcext:value-type="string">
            <text:p>WDDLLC(+57.02)PVALEQAPK</text:p>
          </table:table-cell>
          <table:table-cell table:formula="of:=SUBSTITUTE(SUBSTITUTE([.C3024];&quot;(+15.99)&quot;;&quot;&quot;);&quot;(+57.02)&quot;;&quot;&quot;)" office:value-type="string" office:string-value="WDDLLCPVALEQAPK" calcext:value-type="string">
            <text:p>WDDLLCPVALEQAPK</text:p>
          </table:table-cell>
        </table:table-row>
        <table:table-row table:style-name="ro2">
          <table:table-cell office:value-type="string" calcext:value-type="string">
            <text:p>QHMGAELM(+15.99)NMVR</text:p>
          </table:table-cell>
          <table:table-cell table:formula="of:=SUBSTITUTE(SUBSTITUTE([.A3025];&quot;(+15.99)&quot;;&quot;&quot;);&quot;(+57.02)&quot;;&quot;&quot;)" office:value-type="string" office:string-value="QHMGAELMNMVR" calcext:value-type="string">
            <text:p>QHMGAELMNMVR</text:p>
          </table:table-cell>
          <table:table-cell office:value-type="string" calcext:value-type="string">
            <text:p>QPDGLTC(+57.02)AADLYAK</text:p>
          </table:table-cell>
          <table:table-cell table:formula="of:=SUBSTITUTE(SUBSTITUTE([.C3025];&quot;(+15.99)&quot;;&quot;&quot;);&quot;(+57.02)&quot;;&quot;&quot;)" office:value-type="string" office:string-value="QPDGLTCAADLYAK" calcext:value-type="string">
            <text:p>QPDGLTCAADLYAK</text:p>
          </table:table-cell>
        </table:table-row>
        <table:table-row table:style-name="ro2">
          <table:table-cell office:value-type="string" calcext:value-type="string">
            <text:p>QQWQWMAENMPVK</text:p>
          </table:table-cell>
          <table:table-cell table:formula="of:=SUBSTITUTE(SUBSTITUTE([.A3026];&quot;(+15.99)&quot;;&quot;&quot;);&quot;(+57.02)&quot;;&quot;&quot;)" office:value-type="string" office:string-value="QQWQWMAENMPVK" calcext:value-type="string">
            <text:p>QQWQWMAENMPVK</text:p>
          </table:table-cell>
          <table:table-cell office:value-type="string" calcext:value-type="string">
            <text:p>DELLGDYASYNM(+15.99)PSER</text:p>
          </table:table-cell>
          <table:table-cell table:formula="of:=SUBSTITUTE(SUBSTITUTE([.C3026];&quot;(+15.99)&quot;;&quot;&quot;);&quot;(+57.02)&quot;;&quot;&quot;)" office:value-type="string" office:string-value="DELLGDYASYNMPSER" calcext:value-type="string">
            <text:p>DELLGDYASYNMPSER</text:p>
          </table:table-cell>
        </table:table-row>
        <table:table-row table:style-name="ro2">
          <table:table-cell office:value-type="string" calcext:value-type="string">
            <text:p>YYRPQWSYK</text:p>
          </table:table-cell>
          <table:table-cell table:formula="of:=SUBSTITUTE(SUBSTITUTE([.A3027];&quot;(+15.99)&quot;;&quot;&quot;);&quot;(+57.02)&quot;;&quot;&quot;)" office:value-type="string" office:string-value="YYRPQWSYK" calcext:value-type="string">
            <text:p>YYRPQWSYK</text:p>
          </table:table-cell>
          <table:table-cell office:value-type="string" calcext:value-type="string">
            <text:p>SSLVQTTTDGLK</text:p>
          </table:table-cell>
          <table:table-cell table:formula="of:=SUBSTITUTE(SUBSTITUTE([.C3027];&quot;(+15.99)&quot;;&quot;&quot;);&quot;(+57.02)&quot;;&quot;&quot;)" office:value-type="string" office:string-value="SSLVQTTTDGLK" calcext:value-type="string">
            <text:p>SSLVQTTTDGLK</text:p>
          </table:table-cell>
        </table:table-row>
        <table:table-row table:style-name="ro2">
          <table:table-cell office:value-type="string" calcext:value-type="string">
            <text:p>ESM(+15.99)SNLLEALSK</text:p>
          </table:table-cell>
          <table:table-cell table:formula="of:=SUBSTITUTE(SUBSTITUTE([.A3028];&quot;(+15.99)&quot;;&quot;&quot;);&quot;(+57.02)&quot;;&quot;&quot;)" office:value-type="string" office:string-value="ESMSNLLEALSK" calcext:value-type="string">
            <text:p>ESMSNLLEALSK</text:p>
          </table:table-cell>
          <table:table-cell office:value-type="string" calcext:value-type="string">
            <text:p>NVSGALLESLYDK</text:p>
          </table:table-cell>
          <table:table-cell table:formula="of:=SUBSTITUTE(SUBSTITUTE([.C3028];&quot;(+15.99)&quot;;&quot;&quot;);&quot;(+57.02)&quot;;&quot;&quot;)" office:value-type="string" office:string-value="NVSGALLESLYDK" calcext:value-type="string">
            <text:p>NVSGALLESLYDK</text:p>
          </table:table-cell>
        </table:table-row>
        <table:table-row table:style-name="ro2">
          <table:table-cell office:value-type="string" calcext:value-type="string">
            <text:p>KPKPELLKDVKSPKK</text:p>
          </table:table-cell>
          <table:table-cell table:formula="of:=SUBSTITUTE(SUBSTITUTE([.A3029];&quot;(+15.99)&quot;;&quot;&quot;);&quot;(+57.02)&quot;;&quot;&quot;)" office:value-type="string" office:string-value="KPKPELLKDVKSPKK" calcext:value-type="string">
            <text:p>KPKPELLKDVKSPKK</text:p>
          </table:table-cell>
          <table:table-cell office:value-type="string" calcext:value-type="string">
            <text:p>WEMEQWYDTLAQELAK</text:p>
          </table:table-cell>
          <table:table-cell table:formula="of:=SUBSTITUTE(SUBSTITUTE([.C3029];&quot;(+15.99)&quot;;&quot;&quot;);&quot;(+57.02)&quot;;&quot;&quot;)" office:value-type="string" office:string-value="WEMEQWYDTLAQELAK" calcext:value-type="string">
            <text:p>WEMEQWYDTLAQELAK</text:p>
          </table:table-cell>
        </table:table-row>
        <table:table-row table:style-name="ro2">
          <table:table-cell office:value-type="string" calcext:value-type="string">
            <text:p>TAMNDMVK</text:p>
          </table:table-cell>
          <table:table-cell table:formula="of:=SUBSTITUTE(SUBSTITUTE([.A3030];&quot;(+15.99)&quot;;&quot;&quot;);&quot;(+57.02)&quot;;&quot;&quot;)" office:value-type="string" office:string-value="TAMNDMVK" calcext:value-type="string">
            <text:p>TAMNDMVK</text:p>
          </table:table-cell>
          <table:table-cell office:value-type="string" calcext:value-type="string">
            <text:p>WC(+57.02)YRMC(+57.02)LSVESAEVK</text:p>
          </table:table-cell>
          <table:table-cell table:formula="of:=SUBSTITUTE(SUBSTITUTE([.C3030];&quot;(+15.99)&quot;;&quot;&quot;);&quot;(+57.02)&quot;;&quot;&quot;)" office:value-type="string" office:string-value="WCYRMCLSVESAEVK" calcext:value-type="string">
            <text:p>WCYRMCLSVESAEVK</text:p>
          </table:table-cell>
        </table:table-row>
        <table:table-row table:style-name="ro2">
          <table:table-cell office:value-type="string" calcext:value-type="string">
            <text:p>KPC(+57.02)LLPLR</text:p>
          </table:table-cell>
          <table:table-cell table:formula="of:=SUBSTITUTE(SUBSTITUTE([.A3031];&quot;(+15.99)&quot;;&quot;&quot;);&quot;(+57.02)&quot;;&quot;&quot;)" office:value-type="string" office:string-value="KPCLLPLR" calcext:value-type="string">
            <text:p>KPCLLPLR</text:p>
          </table:table-cell>
          <table:table-cell office:value-type="string" calcext:value-type="string">
            <text:p>HWEEHM(+15.99)LLLVYSEGNR</text:p>
          </table:table-cell>
          <table:table-cell table:formula="of:=SUBSTITUTE(SUBSTITUTE([.C3031];&quot;(+15.99)&quot;;&quot;&quot;);&quot;(+57.02)&quot;;&quot;&quot;)" office:value-type="string" office:string-value="HWEEHMLLLVYSEGNR" calcext:value-type="string">
            <text:p>HWEEHMLLLVYSEGNR</text:p>
          </table:table-cell>
        </table:table-row>
        <table:table-row table:style-name="ro1">
          <table:table-cell office:value-type="string" calcext:value-type="string">
            <text:p>QC(+57.02)EC(+57.02)LGLGAGKQPK</text:p>
          </table:table-cell>
          <table:table-cell table:formula="of:=SUBSTITUTE(SUBSTITUTE([.A3032];&quot;(+15.99)&quot;;&quot;&quot;);&quot;(+57.02)&quot;;&quot;&quot;)" office:value-type="string" office:string-value="QCECLGLGAGKQPK" calcext:value-type="string">
            <text:p>QCECLGLGAGKQPK</text:p>
          </table:table-cell>
          <table:table-cell office:value-type="string" calcext:value-type="string">
            <text:p>LADAVPM(+15.99)PK</text:p>
          </table:table-cell>
          <table:table-cell table:formula="of:=SUBSTITUTE(SUBSTITUTE([.C3032];&quot;(+15.99)&quot;;&quot;&quot;);&quot;(+57.02)&quot;;&quot;&quot;)" office:value-type="string" office:string-value="LADAVPMPK" calcext:value-type="string">
            <text:p>LADAVPMPK</text:p>
          </table:table-cell>
        </table:table-row>
        <table:table-row table:style-name="ro2">
          <table:table-cell office:value-type="string" calcext:value-type="string">
            <text:p>DSYC(+57.02)HYVTDQER</text:p>
          </table:table-cell>
          <table:table-cell table:formula="of:=SUBSTITUTE(SUBSTITUTE([.A3033];&quot;(+15.99)&quot;;&quot;&quot;);&quot;(+57.02)&quot;;&quot;&quot;)" office:value-type="string" office:string-value="DSYCHYVTDQER" calcext:value-type="string">
            <text:p>DSYCHYVTDQER</text:p>
          </table:table-cell>
          <table:table-cell office:value-type="string" calcext:value-type="string">
            <text:p>EYYKSDTTATVLAHAMVK</text:p>
          </table:table-cell>
          <table:table-cell table:formula="of:=SUBSTITUTE(SUBSTITUTE([.C3033];&quot;(+15.99)&quot;;&quot;&quot;);&quot;(+57.02)&quot;;&quot;&quot;)" office:value-type="string" office:string-value="EYYKSDTTATVLAHAMVK" calcext:value-type="string">
            <text:p>EYYKSDTTATVLAHAMVK</text:p>
          </table:table-cell>
        </table:table-row>
        <table:table-row table:style-name="ro2">
          <table:table-cell office:value-type="string" calcext:value-type="string">
            <text:p>C(+57.02)C(+57.02)DSVLLDQNAHLVNER</text:p>
          </table:table-cell>
          <table:table-cell table:formula="of:=SUBSTITUTE(SUBSTITUTE([.A3034];&quot;(+15.99)&quot;;&quot;&quot;);&quot;(+57.02)&quot;;&quot;&quot;)" office:value-type="string" office:string-value="CCDSVLLDQNAHLVNER" calcext:value-type="string">
            <text:p>CCDSVLLDQNAHLVNER</text:p>
          </table:table-cell>
          <table:table-cell office:value-type="string" calcext:value-type="string">
            <text:p>EDNPFLWQRVLK</text:p>
          </table:table-cell>
          <table:table-cell table:formula="of:=SUBSTITUTE(SUBSTITUTE([.C3034];&quot;(+15.99)&quot;;&quot;&quot;);&quot;(+57.02)&quot;;&quot;&quot;)" office:value-type="string" office:string-value="EDNPFLWQRVLK" calcext:value-type="string">
            <text:p>EDNPFLWQRVLK</text:p>
          </table:table-cell>
        </table:table-row>
        <table:table-row table:style-name="ro2">
          <table:table-cell office:value-type="string" calcext:value-type="string">
            <text:p>DPM(+15.99)TPFNRALR</text:p>
          </table:table-cell>
          <table:table-cell table:formula="of:=SUBSTITUTE(SUBSTITUTE([.A3035];&quot;(+15.99)&quot;;&quot;&quot;);&quot;(+57.02)&quot;;&quot;&quot;)" office:value-type="string" office:string-value="DPMTPFNRALR" calcext:value-type="string">
            <text:p>DPMTPFNRALR</text:p>
          </table:table-cell>
          <table:table-cell office:value-type="string" calcext:value-type="string">
            <text:p>AAQLGMRFLLGGC(+57.02)KSK</text:p>
          </table:table-cell>
          <table:table-cell table:formula="of:=SUBSTITUTE(SUBSTITUTE([.C3035];&quot;(+15.99)&quot;;&quot;&quot;);&quot;(+57.02)&quot;;&quot;&quot;)" office:value-type="string" office:string-value="AAQLGMRFLLGGCKSK" calcext:value-type="string">
            <text:p>AAQLGMRFLLGGCKSK</text:p>
          </table:table-cell>
        </table:table-row>
        <table:table-row table:style-name="ro2">
          <table:table-cell office:value-type="string" calcext:value-type="string">
            <text:p>QWC(+57.02)FEEEVASLK</text:p>
          </table:table-cell>
          <table:table-cell table:formula="of:=SUBSTITUTE(SUBSTITUTE([.A3036];&quot;(+15.99)&quot;;&quot;&quot;);&quot;(+57.02)&quot;;&quot;&quot;)" office:value-type="string" office:string-value="QWCFEEEVASLK" calcext:value-type="string">
            <text:p>QWCFEEEVASLK</text:p>
          </table:table-cell>
          <table:table-cell office:value-type="string" calcext:value-type="string">
            <text:p>C(+57.02)ATPLLSEWAGRAK</text:p>
          </table:table-cell>
          <table:table-cell table:formula="of:=SUBSTITUTE(SUBSTITUTE([.C3036];&quot;(+15.99)&quot;;&quot;&quot;);&quot;(+57.02)&quot;;&quot;&quot;)" office:value-type="string" office:string-value="CATPLLSEWAGRAK" calcext:value-type="string">
            <text:p>CATPLLSEWAGRAK</text:p>
          </table:table-cell>
        </table:table-row>
        <table:table-row table:style-name="ro2">
          <table:table-cell office:value-type="string" calcext:value-type="string">
            <text:p>GRPVEPVVLHR</text:p>
          </table:table-cell>
          <table:table-cell table:formula="of:=SUBSTITUTE(SUBSTITUTE([.A3037];&quot;(+15.99)&quot;;&quot;&quot;);&quot;(+57.02)&quot;;&quot;&quot;)" office:value-type="string" office:string-value="GRPVEPVVLHR" calcext:value-type="string">
            <text:p>GRPVEPVVLHR</text:p>
          </table:table-cell>
          <table:table-cell office:value-type="string" calcext:value-type="string">
            <text:p>MVFLHLDSLVAAR</text:p>
          </table:table-cell>
          <table:table-cell table:formula="of:=SUBSTITUTE(SUBSTITUTE([.C3037];&quot;(+15.99)&quot;;&quot;&quot;);&quot;(+57.02)&quot;;&quot;&quot;)" office:value-type="string" office:string-value="MVFLHLDSLVAAR" calcext:value-type="string">
            <text:p>MVFLHLDSLVAAR</text:p>
          </table:table-cell>
        </table:table-row>
        <table:table-row table:style-name="ro1">
          <table:table-cell office:value-type="string" calcext:value-type="string">
            <text:p>FLHC(+57.02)FLASHLANVTADK</text:p>
          </table:table-cell>
          <table:table-cell table:formula="of:=SUBSTITUTE(SUBSTITUTE([.A3038];&quot;(+15.99)&quot;;&quot;&quot;);&quot;(+57.02)&quot;;&quot;&quot;)" office:value-type="string" office:string-value="FLHCFLASHLANVTADK" calcext:value-type="string">
            <text:p>FLHCFLASHLANVTADK</text:p>
          </table:table-cell>
          <table:table-cell office:value-type="string" calcext:value-type="string">
            <text:p>KLFFYNGRPK</text:p>
          </table:table-cell>
          <table:table-cell table:formula="of:=SUBSTITUTE(SUBSTITUTE([.C3038];&quot;(+15.99)&quot;;&quot;&quot;);&quot;(+57.02)&quot;;&quot;&quot;)" office:value-type="string" office:string-value="KLFFYNGRPK" calcext:value-type="string">
            <text:p>KLFFYNGRPK</text:p>
          </table:table-cell>
        </table:table-row>
        <table:table-row table:style-name="ro1">
          <table:table-cell office:value-type="string" calcext:value-type="string">
            <text:p>QSC(+57.02)HDM(+15.99)LSNEEGK</text:p>
          </table:table-cell>
          <table:table-cell table:formula="of:=SUBSTITUTE(SUBSTITUTE([.A3039];&quot;(+15.99)&quot;;&quot;&quot;);&quot;(+57.02)&quot;;&quot;&quot;)" office:value-type="string" office:string-value="QSCHDMLSNEEGK" calcext:value-type="string">
            <text:p>QSCHDMLSNEEGK</text:p>
          </table:table-cell>
          <table:table-cell office:value-type="string" calcext:value-type="string">
            <text:p>WNMVM(+15.99)LKHM(+15.99)K</text:p>
          </table:table-cell>
          <table:table-cell table:formula="of:=SUBSTITUTE(SUBSTITUTE([.C3039];&quot;(+15.99)&quot;;&quot;&quot;);&quot;(+57.02)&quot;;&quot;&quot;)" office:value-type="string" office:string-value="WNMVMLKHMK" calcext:value-type="string">
            <text:p>WNMVMLKHMK</text:p>
          </table:table-cell>
        </table:table-row>
        <table:table-row table:style-name="ro2">
          <table:table-cell office:value-type="string" calcext:value-type="string">
            <text:p>QTHQAGQVLPQAQSR</text:p>
          </table:table-cell>
          <table:table-cell table:formula="of:=SUBSTITUTE(SUBSTITUTE([.A3040];&quot;(+15.99)&quot;;&quot;&quot;);&quot;(+57.02)&quot;;&quot;&quot;)" office:value-type="string" office:string-value="QTHQAGQVLPQAQSR" calcext:value-type="string">
            <text:p>QTHQAGQVLPQAQSR</text:p>
          </table:table-cell>
          <table:table-cell office:value-type="string" calcext:value-type="string">
            <text:p>WFQVFDSSSQEK</text:p>
          </table:table-cell>
          <table:table-cell table:formula="of:=SUBSTITUTE(SUBSTITUTE([.C3040];&quot;(+15.99)&quot;;&quot;&quot;);&quot;(+57.02)&quot;;&quot;&quot;)" office:value-type="string" office:string-value="WFQVFDSSSQEK" calcext:value-type="string">
            <text:p>WFQVFDSSSQEK</text:p>
          </table:table-cell>
        </table:table-row>
        <table:table-row table:style-name="ro2">
          <table:table-cell office:value-type="string" calcext:value-type="string">
            <text:p>DEMYGC(+57.02)LKHK</text:p>
          </table:table-cell>
          <table:table-cell table:formula="of:=SUBSTITUTE(SUBSTITUTE([.A3041];&quot;(+15.99)&quot;;&quot;&quot;);&quot;(+57.02)&quot;;&quot;&quot;)" office:value-type="string" office:string-value="DEMYGCLKHK" calcext:value-type="string">
            <text:p>DEMYGCLKHK</text:p>
          </table:table-cell>
          <table:table-cell office:value-type="string" calcext:value-type="string">
            <text:p>QM(+15.99)TNVVGMEDVTK</text:p>
          </table:table-cell>
          <table:table-cell table:formula="of:=SUBSTITUTE(SUBSTITUTE([.C3041];&quot;(+15.99)&quot;;&quot;&quot;);&quot;(+57.02)&quot;;&quot;&quot;)" office:value-type="string" office:string-value="QMTNVVGMEDVTK" calcext:value-type="string">
            <text:p>QMTNVVGMEDVTK</text:p>
          </table:table-cell>
        </table:table-row>
        <table:table-row table:style-name="ro2">
          <table:table-cell office:value-type="string" calcext:value-type="string">
            <text:p>RYGPFHTC(+57.02)DK</text:p>
          </table:table-cell>
          <table:table-cell table:formula="of:=SUBSTITUTE(SUBSTITUTE([.A3042];&quot;(+15.99)&quot;;&quot;&quot;);&quot;(+57.02)&quot;;&quot;&quot;)" office:value-type="string" office:string-value="RYGPFHTCDK" calcext:value-type="string">
            <text:p>RYGPFHTCDK</text:p>
          </table:table-cell>
          <table:table-cell office:value-type="string" calcext:value-type="string">
            <text:p>QM(+15.99)WDC(+57.02)DLSAVVLDPK</text:p>
          </table:table-cell>
          <table:table-cell table:formula="of:=SUBSTITUTE(SUBSTITUTE([.C3042];&quot;(+15.99)&quot;;&quot;&quot;);&quot;(+57.02)&quot;;&quot;&quot;)" office:value-type="string" office:string-value="QMWDCDLSAVVLDPK" calcext:value-type="string">
            <text:p>QMWDCDLSAVVLDPK</text:p>
          </table:table-cell>
        </table:table-row>
        <table:table-row table:style-name="ro2">
          <table:table-cell office:value-type="string" calcext:value-type="string">
            <text:p>EELTNGTPVSK</text:p>
          </table:table-cell>
          <table:table-cell table:formula="of:=SUBSTITUTE(SUBSTITUTE([.A3043];&quot;(+15.99)&quot;;&quot;&quot;);&quot;(+57.02)&quot;;&quot;&quot;)" office:value-type="string" office:string-value="EELTNGTPVSK" calcext:value-type="string">
            <text:p>EELTNGTPVSK</text:p>
          </table:table-cell>
          <table:table-cell office:value-type="string" calcext:value-type="string">
            <text:p>WKTPTTDVFEKR</text:p>
          </table:table-cell>
          <table:table-cell table:formula="of:=SUBSTITUTE(SUBSTITUTE([.C3043];&quot;(+15.99)&quot;;&quot;&quot;);&quot;(+57.02)&quot;;&quot;&quot;)" office:value-type="string" office:string-value="WKTPTTDVFEKR" calcext:value-type="string">
            <text:p>WKTPTTDVFEKR</text:p>
          </table:table-cell>
        </table:table-row>
        <table:table-row table:style-name="ro2">
          <table:table-cell office:value-type="string" calcext:value-type="string">
            <text:p>EDYLEPNKNKSR</text:p>
          </table:table-cell>
          <table:table-cell table:formula="of:=SUBSTITUTE(SUBSTITUTE([.A3044];&quot;(+15.99)&quot;;&quot;&quot;);&quot;(+57.02)&quot;;&quot;&quot;)" office:value-type="string" office:string-value="EDYLEPNKNKSR" calcext:value-type="string">
            <text:p>EDYLEPNKNKSR</text:p>
          </table:table-cell>
          <table:table-cell office:value-type="string" calcext:value-type="string">
            <text:p>KDWLDEPYLLLTDQK</text:p>
          </table:table-cell>
          <table:table-cell table:formula="of:=SUBSTITUTE(SUBSTITUTE([.C3044];&quot;(+15.99)&quot;;&quot;&quot;);&quot;(+57.02)&quot;;&quot;&quot;)" office:value-type="string" office:string-value="KDWLDEPYLLLTDQK" calcext:value-type="string">
            <text:p>KDWLDEPYLLLTDQK</text:p>
          </table:table-cell>
        </table:table-row>
        <table:table-row table:style-name="ro1">
          <table:table-cell office:value-type="string" calcext:value-type="string">
            <text:p>KTRWVELNLEEK</text:p>
          </table:table-cell>
          <table:table-cell table:formula="of:=SUBSTITUTE(SUBSTITUTE([.A3045];&quot;(+15.99)&quot;;&quot;&quot;);&quot;(+57.02)&quot;;&quot;&quot;)" office:value-type="string" office:string-value="KTRWVELNLEEK" calcext:value-type="string">
            <text:p>KTRWVELNLEEK</text:p>
          </table:table-cell>
          <table:table-cell office:value-type="string" calcext:value-type="string">
            <text:p>SPWAVQPDR</text:p>
          </table:table-cell>
          <table:table-cell table:formula="of:=SUBSTITUTE(SUBSTITUTE([.C3045];&quot;(+15.99)&quot;;&quot;&quot;);&quot;(+57.02)&quot;;&quot;&quot;)" office:value-type="string" office:string-value="SPWAVQPDR" calcext:value-type="string">
            <text:p>SPWAVQPDR</text:p>
          </table:table-cell>
        </table:table-row>
        <table:table-row table:style-name="ro2">
          <table:table-cell office:value-type="string" calcext:value-type="string">
            <text:p>ESLQELPVQRYQLAK</text:p>
          </table:table-cell>
          <table:table-cell table:formula="of:=SUBSTITUTE(SUBSTITUTE([.A3046];&quot;(+15.99)&quot;;&quot;&quot;);&quot;(+57.02)&quot;;&quot;&quot;)" office:value-type="string" office:string-value="ESLQELPVQRYQLAK" calcext:value-type="string">
            <text:p>ESLQELPVQRYQLAK</text:p>
          </table:table-cell>
          <table:table-cell office:value-type="string" calcext:value-type="string">
            <text:p>KVSYKPGGDLEFLHPK</text:p>
          </table:table-cell>
          <table:table-cell table:formula="of:=SUBSTITUTE(SUBSTITUTE([.C3046];&quot;(+15.99)&quot;;&quot;&quot;);&quot;(+57.02)&quot;;&quot;&quot;)" office:value-type="string" office:string-value="KVSYKPGGDLEFLHPK" calcext:value-type="string">
            <text:p>KVSYKPGGDLEFLHPK</text:p>
          </table:table-cell>
        </table:table-row>
        <table:table-row table:style-name="ro2">
          <table:table-cell office:value-type="string" calcext:value-type="string">
            <text:p>WM(+15.99)YAHPQVLAENVK</text:p>
          </table:table-cell>
          <table:table-cell table:formula="of:=SUBSTITUTE(SUBSTITUTE([.A3047];&quot;(+15.99)&quot;;&quot;&quot;);&quot;(+57.02)&quot;;&quot;&quot;)" office:value-type="string" office:string-value="WMYAHPQVLAENVK" calcext:value-type="string">
            <text:p>WMYAHPQVLAENVK</text:p>
          </table:table-cell>
          <table:table-cell office:value-type="string" calcext:value-type="string">
            <text:p>FAAVPWWANEC(+57.02)RVK</text:p>
          </table:table-cell>
          <table:table-cell table:formula="of:=SUBSTITUTE(SUBSTITUTE([.C3047];&quot;(+15.99)&quot;;&quot;&quot;);&quot;(+57.02)&quot;;&quot;&quot;)" office:value-type="string" office:string-value="FAAVPWWANECRVK" calcext:value-type="string">
            <text:p>FAAVPWWANECRVK</text:p>
          </table:table-cell>
        </table:table-row>
        <table:table-row table:style-name="ro2">
          <table:table-cell office:value-type="string" calcext:value-type="string">
            <text:p>C(+57.02)WLPSLDSSLVGSLSLGGDC(+57.02)PGK</text:p>
          </table:table-cell>
          <table:table-cell table:formula="of:=SUBSTITUTE(SUBSTITUTE([.A3048];&quot;(+15.99)&quot;;&quot;&quot;);&quot;(+57.02)&quot;;&quot;&quot;)" office:value-type="string" office:string-value="CWLPSLDSSLVGSLSLGGDCPGK" calcext:value-type="string">
            <text:p>CWLPSLDSSLVGSLSLGGDCPGK</text:p>
          </table:table-cell>
          <table:table-cell office:value-type="string" calcext:value-type="string">
            <text:p>M(+15.99)C(+57.02)WMQPLSNLGAK</text:p>
          </table:table-cell>
          <table:table-cell table:formula="of:=SUBSTITUTE(SUBSTITUTE([.C3048];&quot;(+15.99)&quot;;&quot;&quot;);&quot;(+57.02)&quot;;&quot;&quot;)" office:value-type="string" office:string-value="MCWMQPLSNLGAK" calcext:value-type="string">
            <text:p>MCWMQPLSNLGAK</text:p>
          </table:table-cell>
        </table:table-row>
        <table:table-row table:style-name="ro2">
          <table:table-cell office:value-type="string" calcext:value-type="string">
            <text:p>EM(+15.99)YPMLYNNK</text:p>
          </table:table-cell>
          <table:table-cell table:formula="of:=SUBSTITUTE(SUBSTITUTE([.A3049];&quot;(+15.99)&quot;;&quot;&quot;);&quot;(+57.02)&quot;;&quot;&quot;)" office:value-type="string" office:string-value="EMYPMLYNNK" calcext:value-type="string">
            <text:p>EMYPMLYNNK</text:p>
          </table:table-cell>
          <table:table-cell office:value-type="string" calcext:value-type="string">
            <text:p>DWTM(+15.99)WALFLWTR</text:p>
          </table:table-cell>
          <table:table-cell table:formula="of:=SUBSTITUTE(SUBSTITUTE([.C3049];&quot;(+15.99)&quot;;&quot;&quot;);&quot;(+57.02)&quot;;&quot;&quot;)" office:value-type="string" office:string-value="DWTMWALFLWTR" calcext:value-type="string">
            <text:p>DWTMWALFLWTR</text:p>
          </table:table-cell>
        </table:table-row>
        <table:table-row table:style-name="ro2">
          <table:table-cell office:value-type="string" calcext:value-type="string">
            <text:p>TADLM(+15.99)MPGDK</text:p>
          </table:table-cell>
          <table:table-cell table:formula="of:=SUBSTITUTE(SUBSTITUTE([.A3050];&quot;(+15.99)&quot;;&quot;&quot;);&quot;(+57.02)&quot;;&quot;&quot;)" office:value-type="string" office:string-value="TADLMMPGDK" calcext:value-type="string">
            <text:p>TADLMMPGDK</text:p>
          </table:table-cell>
          <table:table-cell office:value-type="string" calcext:value-type="string">
            <text:p>AVSRPDHLENTRAEPR</text:p>
          </table:table-cell>
          <table:table-cell table:formula="of:=SUBSTITUTE(SUBSTITUTE([.C3050];&quot;(+15.99)&quot;;&quot;&quot;);&quot;(+57.02)&quot;;&quot;&quot;)" office:value-type="string" office:string-value="AVSRPDHLENTRAEPR" calcext:value-type="string">
            <text:p>AVSRPDHLENTRAEPR</text:p>
          </table:table-cell>
        </table:table-row>
        <table:table-row table:style-name="ro2">
          <table:table-cell office:value-type="string" calcext:value-type="string">
            <text:p>KDC(+57.02)C(+57.02)C(+57.02)DTAVEVR</text:p>
          </table:table-cell>
          <table:table-cell table:formula="of:=SUBSTITUTE(SUBSTITUTE([.A3051];&quot;(+15.99)&quot;;&quot;&quot;);&quot;(+57.02)&quot;;&quot;&quot;)" office:value-type="string" office:string-value="KDCCCDTAVEVR" calcext:value-type="string">
            <text:p>KDCCCDTAVEVR</text:p>
          </table:table-cell>
          <table:table-cell office:value-type="string" calcext:value-type="string">
            <text:p>YNWWVENGEAPK</text:p>
          </table:table-cell>
          <table:table-cell table:formula="of:=SUBSTITUTE(SUBSTITUTE([.C3051];&quot;(+15.99)&quot;;&quot;&quot;);&quot;(+57.02)&quot;;&quot;&quot;)" office:value-type="string" office:string-value="YNWWVENGEAPK" calcext:value-type="string">
            <text:p>YNWWVENGEAPK</text:p>
          </table:table-cell>
        </table:table-row>
        <table:table-row table:style-name="ro2">
          <table:table-cell office:value-type="string" calcext:value-type="string">
            <text:p>C(+57.02)SVVEQM(+15.99)VGVK</text:p>
          </table:table-cell>
          <table:table-cell table:formula="of:=SUBSTITUTE(SUBSTITUTE([.A3052];&quot;(+15.99)&quot;;&quot;&quot;);&quot;(+57.02)&quot;;&quot;&quot;)" office:value-type="string" office:string-value="CSVVEQMVGVK" calcext:value-type="string">
            <text:p>CSVVEQMVGVK</text:p>
          </table:table-cell>
          <table:table-cell office:value-type="string" calcext:value-type="string">
            <text:p>RTC(+57.02)HWLFNMLEEDK</text:p>
          </table:table-cell>
          <table:table-cell table:formula="of:=SUBSTITUTE(SUBSTITUTE([.C3052];&quot;(+15.99)&quot;;&quot;&quot;);&quot;(+57.02)&quot;;&quot;&quot;)" office:value-type="string" office:string-value="RTCHWLFNMLEEDK" calcext:value-type="string">
            <text:p>RTCHWLFNMLEEDK</text:p>
          </table:table-cell>
        </table:table-row>
        <table:table-row table:style-name="ro1">
          <table:table-cell office:value-type="string" calcext:value-type="string">
            <text:p>EC(+57.02)HAPPLVNLAR</text:p>
          </table:table-cell>
          <table:table-cell table:formula="of:=SUBSTITUTE(SUBSTITUTE([.A3053];&quot;(+15.99)&quot;;&quot;&quot;);&quot;(+57.02)&quot;;&quot;&quot;)" office:value-type="string" office:string-value="ECHAPPLVNLAR" calcext:value-type="string">
            <text:p>ECHAPPLVNLAR</text:p>
          </table:table-cell>
          <table:table-cell office:value-type="string" calcext:value-type="string">
            <text:p>QM(+15.99)M(+15.99)YNPEVK</text:p>
          </table:table-cell>
          <table:table-cell table:formula="of:=SUBSTITUTE(SUBSTITUTE([.C3053];&quot;(+15.99)&quot;;&quot;&quot;);&quot;(+57.02)&quot;;&quot;&quot;)" office:value-type="string" office:string-value="QMMYNPEVK" calcext:value-type="string">
            <text:p>QMMYNPEVK</text:p>
          </table:table-cell>
        </table:table-row>
        <table:table-row table:style-name="ro1">
          <table:table-cell office:value-type="string" calcext:value-type="string">
            <text:p>DGM(+15.99)TVTGYPLLK</text:p>
          </table:table-cell>
          <table:table-cell table:formula="of:=SUBSTITUTE(SUBSTITUTE([.A3054];&quot;(+15.99)&quot;;&quot;&quot;);&quot;(+57.02)&quot;;&quot;&quot;)" office:value-type="string" office:string-value="DGMTVTGYPLLK" calcext:value-type="string">
            <text:p>DGMTVTGYPLLK</text:p>
          </table:table-cell>
          <table:table-cell office:value-type="string" calcext:value-type="string">
            <text:p>VPLKYHVEK</text:p>
          </table:table-cell>
          <table:table-cell table:formula="of:=SUBSTITUTE(SUBSTITUTE([.C3054];&quot;(+15.99)&quot;;&quot;&quot;);&quot;(+57.02)&quot;;&quot;&quot;)" office:value-type="string" office:string-value="VPLKYHVEK" calcext:value-type="string">
            <text:p>VPLKYHVEK</text:p>
          </table:table-cell>
        </table:table-row>
        <table:table-row table:style-name="ro2">
          <table:table-cell office:value-type="string" calcext:value-type="string">
            <text:p>C(+57.02)WMMYPLEELLK</text:p>
          </table:table-cell>
          <table:table-cell table:formula="of:=SUBSTITUTE(SUBSTITUTE([.A3055];&quot;(+15.99)&quot;;&quot;&quot;);&quot;(+57.02)&quot;;&quot;&quot;)" office:value-type="string" office:string-value="CWMMYPLEELLK" calcext:value-type="string">
            <text:p>CWMMYPLEELLK</text:p>
          </table:table-cell>
          <table:table-cell office:value-type="string" calcext:value-type="string">
            <text:p>RRDDPWVDC(+57.02)RKAK</text:p>
          </table:table-cell>
          <table:table-cell table:formula="of:=SUBSTITUTE(SUBSTITUTE([.C3055];&quot;(+15.99)&quot;;&quot;&quot;);&quot;(+57.02)&quot;;&quot;&quot;)" office:value-type="string" office:string-value="RRDDPWVDCRKAK" calcext:value-type="string">
            <text:p>RRDDPWVDCRKAK</text:p>
          </table:table-cell>
        </table:table-row>
        <table:table-row table:style-name="ro2">
          <table:table-cell office:value-type="string" calcext:value-type="string">
            <text:p>EWSESPEC(+57.02)GEGMR</text:p>
          </table:table-cell>
          <table:table-cell table:formula="of:=SUBSTITUTE(SUBSTITUTE([.A3056];&quot;(+15.99)&quot;;&quot;&quot;);&quot;(+57.02)&quot;;&quot;&quot;)" office:value-type="string" office:string-value="EWSESPECGEGMR" calcext:value-type="string">
            <text:p>EWSESPECGEGMR</text:p>
          </table:table-cell>
          <table:table-cell office:value-type="string" calcext:value-type="string">
            <text:p>QPALYDNGSVLTLDGR</text:p>
          </table:table-cell>
          <table:table-cell table:formula="of:=SUBSTITUTE(SUBSTITUTE([.C3056];&quot;(+15.99)&quot;;&quot;&quot;);&quot;(+57.02)&quot;;&quot;&quot;)" office:value-type="string" office:string-value="QPALYDNGSVLTLDGR" calcext:value-type="string">
            <text:p>QPALYDNGSVLTLDGR</text:p>
          </table:table-cell>
        </table:table-row>
        <table:table-row table:style-name="ro2">
          <table:table-cell office:value-type="string" calcext:value-type="string">
            <text:p>QLALSHSM(+15.99)QLR</text:p>
          </table:table-cell>
          <table:table-cell table:formula="of:=SUBSTITUTE(SUBSTITUTE([.A3057];&quot;(+15.99)&quot;;&quot;&quot;);&quot;(+57.02)&quot;;&quot;&quot;)" office:value-type="string" office:string-value="QLALSHSMQLR" calcext:value-type="string">
            <text:p>QLALSHSMQLR</text:p>
          </table:table-cell>
          <table:table-cell office:value-type="string" calcext:value-type="string">
            <text:p>KLLKMFTPVPEK</text:p>
          </table:table-cell>
          <table:table-cell table:formula="of:=SUBSTITUTE(SUBSTITUTE([.C3057];&quot;(+15.99)&quot;;&quot;&quot;);&quot;(+57.02)&quot;;&quot;&quot;)" office:value-type="string" office:string-value="KLLKMFTPVPEK" calcext:value-type="string">
            <text:p>KLLKMFTPVPEK</text:p>
          </table:table-cell>
        </table:table-row>
        <table:table-row table:style-name="ro2">
          <table:table-cell office:value-type="string" calcext:value-type="string">
            <text:p>QM(+15.99)PTSPC(+57.02)HLLPK</text:p>
          </table:table-cell>
          <table:table-cell table:formula="of:=SUBSTITUTE(SUBSTITUTE([.A3058];&quot;(+15.99)&quot;;&quot;&quot;);&quot;(+57.02)&quot;;&quot;&quot;)" office:value-type="string" office:string-value="QMPTSPCHLLPK" calcext:value-type="string">
            <text:p>QMPTSPCHLLPK</text:p>
          </table:table-cell>
          <table:table-cell office:value-type="string" calcext:value-type="string">
            <text:p>TSC(+57.02)LLQAPVELPK</text:p>
          </table:table-cell>
          <table:table-cell table:formula="of:=SUBSTITUTE(SUBSTITUTE([.C3058];&quot;(+15.99)&quot;;&quot;&quot;);&quot;(+57.02)&quot;;&quot;&quot;)" office:value-type="string" office:string-value="TSCLLQAPVELPK" calcext:value-type="string">
            <text:p>TSCLLQAPVELPK</text:p>
          </table:table-cell>
        </table:table-row>
        <table:table-row table:style-name="ro2">
          <table:table-cell office:value-type="string" calcext:value-type="string">
            <text:p>SC(+57.02)AAAGTENRSRSGGNTR</text:p>
          </table:table-cell>
          <table:table-cell table:formula="of:=SUBSTITUTE(SUBSTITUTE([.A3059];&quot;(+15.99)&quot;;&quot;&quot;);&quot;(+57.02)&quot;;&quot;&quot;)" office:value-type="string" office:string-value="SCAAAGTENRSRSGGNTR" calcext:value-type="string">
            <text:p>SCAAAGTENRSRSGGNTR</text:p>
          </table:table-cell>
          <table:table-cell office:value-type="string" calcext:value-type="string">
            <text:p>QLQLHAEHSLNASTFSAR</text:p>
          </table:table-cell>
          <table:table-cell table:formula="of:=SUBSTITUTE(SUBSTITUTE([.C3059];&quot;(+15.99)&quot;;&quot;&quot;);&quot;(+57.02)&quot;;&quot;&quot;)" office:value-type="string" office:string-value="QLQLHAEHSLNASTFSAR" calcext:value-type="string">
            <text:p>QLQLHAEHSLNASTFSAR</text:p>
          </table:table-cell>
        </table:table-row>
        <table:table-row table:style-name="ro1">
          <table:table-cell office:value-type="string" calcext:value-type="string">
            <text:p>LHFTMPPR</text:p>
          </table:table-cell>
          <table:table-cell table:formula="of:=SUBSTITUTE(SUBSTITUTE([.A3060];&quot;(+15.99)&quot;;&quot;&quot;);&quot;(+57.02)&quot;;&quot;&quot;)" office:value-type="string" office:string-value="LHFTMPPR" calcext:value-type="string">
            <text:p>LHFTMPPR</text:p>
          </table:table-cell>
          <table:table-cell office:value-type="string" calcext:value-type="string">
            <text:p>EC(+57.02)DM(+15.99)SSM(+15.99)LGK</text:p>
          </table:table-cell>
          <table:table-cell table:formula="of:=SUBSTITUTE(SUBSTITUTE([.C3060];&quot;(+15.99)&quot;;&quot;&quot;);&quot;(+57.02)&quot;;&quot;&quot;)" office:value-type="string" office:string-value="ECDMSSMLGK" calcext:value-type="string">
            <text:p>ECDMSSMLGK</text:p>
          </table:table-cell>
        </table:table-row>
        <table:table-row table:style-name="ro2">
          <table:table-cell office:value-type="string" calcext:value-type="string">
            <text:p>NEVSNAVDDHM(+15.99)R</text:p>
          </table:table-cell>
          <table:table-cell table:formula="of:=SUBSTITUTE(SUBSTITUTE([.A3061];&quot;(+15.99)&quot;;&quot;&quot;);&quot;(+57.02)&quot;;&quot;&quot;)" office:value-type="string" office:string-value="NEVSNAVDDHMR" calcext:value-type="string">
            <text:p>NEVSNAVDDHMR</text:p>
          </table:table-cell>
          <table:table-cell office:value-type="string" calcext:value-type="string">
            <text:p>QLLMM(+15.99)LTM(+15.99)AQFVQAAQGK</text:p>
          </table:table-cell>
          <table:table-cell table:formula="of:=SUBSTITUTE(SUBSTITUTE([.C3061];&quot;(+15.99)&quot;;&quot;&quot;);&quot;(+57.02)&quot;;&quot;&quot;)" office:value-type="string" office:string-value="QLLMMLTMAQFVQAAQGK" calcext:value-type="string">
            <text:p>QLLMMLTMAQFVQAAQGK</text:p>
          </table:table-cell>
        </table:table-row>
        <table:table-row table:style-name="ro2">
          <table:table-cell office:value-type="string" calcext:value-type="string">
            <text:p>LVHELLVHYDFAPK</text:p>
          </table:table-cell>
          <table:table-cell table:formula="of:=SUBSTITUTE(SUBSTITUTE([.A3062];&quot;(+15.99)&quot;;&quot;&quot;);&quot;(+57.02)&quot;;&quot;&quot;)" office:value-type="string" office:string-value="LVHELLVHYDFAPK" calcext:value-type="string">
            <text:p>LVHELLVHYDFAPK</text:p>
          </table:table-cell>
          <table:table-cell office:value-type="string" calcext:value-type="string">
            <text:p>C(+57.02)NM(+15.99)YQEPYLLLTDK</text:p>
          </table:table-cell>
          <table:table-cell table:formula="of:=SUBSTITUTE(SUBSTITUTE([.C3062];&quot;(+15.99)&quot;;&quot;&quot;);&quot;(+57.02)&quot;;&quot;&quot;)" office:value-type="string" office:string-value="CNMYQEPYLLLTDK" calcext:value-type="string">
            <text:p>CNMYQEPYLLLTDK</text:p>
          </table:table-cell>
        </table:table-row>
        <table:table-row table:style-name="ro2">
          <table:table-cell office:value-type="string" calcext:value-type="string">
            <text:p>EWRRWHESVDKGDLGDDALR</text:p>
          </table:table-cell>
          <table:table-cell table:formula="of:=SUBSTITUTE(SUBSTITUTE([.A3063];&quot;(+15.99)&quot;;&quot;&quot;);&quot;(+57.02)&quot;;&quot;&quot;)" office:value-type="string" office:string-value="EWRRWHESVDKGDLGDDALR" calcext:value-type="string">
            <text:p>EWRRWHESVDKGDLGDDALR</text:p>
          </table:table-cell>
          <table:table-cell office:value-type="string" calcext:value-type="string">
            <text:p>SSGQTVMC(+57.02)YDAAGK</text:p>
          </table:table-cell>
          <table:table-cell table:formula="of:=SUBSTITUTE(SUBSTITUTE([.C3063];&quot;(+15.99)&quot;;&quot;&quot;);&quot;(+57.02)&quot;;&quot;&quot;)" office:value-type="string" office:string-value="SSGQTVMCYDAAGK" calcext:value-type="string">
            <text:p>SSGQTVMCYDAAGK</text:p>
          </table:table-cell>
        </table:table-row>
        <table:table-row table:style-name="ro1">
          <table:table-cell office:value-type="string" calcext:value-type="string">
            <text:p>NC(+57.02)C(+57.02)YVSTTLGK</text:p>
          </table:table-cell>
          <table:table-cell table:formula="of:=SUBSTITUTE(SUBSTITUTE([.A3064];&quot;(+15.99)&quot;;&quot;&quot;);&quot;(+57.02)&quot;;&quot;&quot;)" office:value-type="string" office:string-value="NCCYVSTTLGK" calcext:value-type="string">
            <text:p>NCCYVSTTLGK</text:p>
          </table:table-cell>
          <table:table-cell office:value-type="string" calcext:value-type="string">
            <text:p>NPSC(+57.02)YYGC(+57.02)PK</text:p>
          </table:table-cell>
          <table:table-cell table:formula="of:=SUBSTITUTE(SUBSTITUTE([.C3064];&quot;(+15.99)&quot;;&quot;&quot;);&quot;(+57.02)&quot;;&quot;&quot;)" office:value-type="string" office:string-value="NPSCYYGCPK" calcext:value-type="string">
            <text:p>NPSCYYGCPK</text:p>
          </table:table-cell>
        </table:table-row>
        <table:table-row table:style-name="ro1">
          <table:table-cell office:value-type="string" calcext:value-type="string">
            <text:p>MRLDAHVLWFK</text:p>
          </table:table-cell>
          <table:table-cell table:formula="of:=SUBSTITUTE(SUBSTITUTE([.A3065];&quot;(+15.99)&quot;;&quot;&quot;);&quot;(+57.02)&quot;;&quot;&quot;)" office:value-type="string" office:string-value="MRLDAHVLWFK" calcext:value-type="string">
            <text:p>MRLDAHVLWFK</text:p>
          </table:table-cell>
          <table:table-cell office:value-type="string" calcext:value-type="string">
            <text:p>LLVYLGM(+15.99)NHK</text:p>
          </table:table-cell>
          <table:table-cell table:formula="of:=SUBSTITUTE(SUBSTITUTE([.C3065];&quot;(+15.99)&quot;;&quot;&quot;);&quot;(+57.02)&quot;;&quot;&quot;)" office:value-type="string" office:string-value="LLVYLGMNHK" calcext:value-type="string">
            <text:p>LLVYLGMNHK</text:p>
          </table:table-cell>
        </table:table-row>
        <table:table-row table:style-name="ro2">
          <table:table-cell office:value-type="string" calcext:value-type="string">
            <text:p>AM(+15.99)AYVALNSAEK</text:p>
          </table:table-cell>
          <table:table-cell table:formula="of:=SUBSTITUTE(SUBSTITUTE([.A3066];&quot;(+15.99)&quot;;&quot;&quot;);&quot;(+57.02)&quot;;&quot;&quot;)" office:value-type="string" office:string-value="AMAYVALNSAEK" calcext:value-type="string">
            <text:p>AMAYVALNSAEK</text:p>
          </table:table-cell>
          <table:table-cell office:value-type="string" calcext:value-type="string">
            <text:p>LALVKDHLPVNMTHAK</text:p>
          </table:table-cell>
          <table:table-cell table:formula="of:=SUBSTITUTE(SUBSTITUTE([.C3066];&quot;(+15.99)&quot;;&quot;&quot;);&quot;(+57.02)&quot;;&quot;&quot;)" office:value-type="string" office:string-value="LALVKDHLPVNMTHAK" calcext:value-type="string">
            <text:p>LALVKDHLPVNMTHAK</text:p>
          </table:table-cell>
        </table:table-row>
        <table:table-row table:style-name="ro2">
          <table:table-cell office:value-type="string" calcext:value-type="string">
            <text:p>NWM(+15.99)C(+57.02)YVSALLGR</text:p>
          </table:table-cell>
          <table:table-cell table:formula="of:=SUBSTITUTE(SUBSTITUTE([.A3067];&quot;(+15.99)&quot;;&quot;&quot;);&quot;(+57.02)&quot;;&quot;&quot;)" office:value-type="string" office:string-value="NWMCYVSALLGR" calcext:value-type="string">
            <text:p>NWMCYVSALLGR</text:p>
          </table:table-cell>
          <table:table-cell office:value-type="string" calcext:value-type="string">
            <text:p>C(+57.02)WRFGTTDMPSR</text:p>
          </table:table-cell>
          <table:table-cell table:formula="of:=SUBSTITUTE(SUBSTITUTE([.C3067];&quot;(+15.99)&quot;;&quot;&quot;);&quot;(+57.02)&quot;;&quot;&quot;)" office:value-type="string" office:string-value="CWRFGTTDMPSR" calcext:value-type="string">
            <text:p>CWRFGTTDMPSR</text:p>
          </table:table-cell>
        </table:table-row>
        <table:table-row table:style-name="ro2">
          <table:table-cell office:value-type="string" calcext:value-type="string">
            <text:p>SSLYHEHRYLK</text:p>
          </table:table-cell>
          <table:table-cell table:formula="of:=SUBSTITUTE(SUBSTITUTE([.A3068];&quot;(+15.99)&quot;;&quot;&quot;);&quot;(+57.02)&quot;;&quot;&quot;)" office:value-type="string" office:string-value="SSLYHEHRYLK" calcext:value-type="string">
            <text:p>SSLYHEHRYLK</text:p>
          </table:table-cell>
          <table:table-cell office:value-type="string" calcext:value-type="string">
            <text:p>NYGSAYGKGFK</text:p>
          </table:table-cell>
          <table:table-cell table:formula="of:=SUBSTITUTE(SUBSTITUTE([.C3068];&quot;(+15.99)&quot;;&quot;&quot;);&quot;(+57.02)&quot;;&quot;&quot;)" office:value-type="string" office:string-value="NYGSAYGKGFK" calcext:value-type="string">
            <text:p>NYGSAYGKGFK</text:p>
          </table:table-cell>
        </table:table-row>
        <table:table-row table:style-name="ro2">
          <table:table-cell office:value-type="string" calcext:value-type="string">
            <text:p>RLM(+15.99)ANVEASLTGLTHK</text:p>
          </table:table-cell>
          <table:table-cell table:formula="of:=SUBSTITUTE(SUBSTITUTE([.A3069];&quot;(+15.99)&quot;;&quot;&quot;);&quot;(+57.02)&quot;;&quot;&quot;)" office:value-type="string" office:string-value="RLMANVEASLTGLTHK" calcext:value-type="string">
            <text:p>RLMANVEASLTGLTHK</text:p>
          </table:table-cell>
          <table:table-cell office:value-type="string" calcext:value-type="string">
            <text:p>EM(+15.99)EC(+57.02)YQPYLLLTDK</text:p>
          </table:table-cell>
          <table:table-cell table:formula="of:=SUBSTITUTE(SUBSTITUTE([.C3069];&quot;(+15.99)&quot;;&quot;&quot;);&quot;(+57.02)&quot;;&quot;&quot;)" office:value-type="string" office:string-value="EMECYQPYLLLTDK" calcext:value-type="string">
            <text:p>EMECYQPYLLLTDK</text:p>
          </table:table-cell>
        </table:table-row>
        <table:table-row table:style-name="ro1">
          <table:table-cell office:value-type="string" calcext:value-type="string">
            <text:p>TMRM(+15.99)AELRPK</text:p>
          </table:table-cell>
          <table:table-cell table:formula="of:=SUBSTITUTE(SUBSTITUTE([.A3070];&quot;(+15.99)&quot;;&quot;&quot;);&quot;(+57.02)&quot;;&quot;&quot;)" office:value-type="string" office:string-value="TMRMAELRPK" calcext:value-type="string">
            <text:p>TMRMAELRPK</text:p>
          </table:table-cell>
          <table:table-cell office:value-type="string" calcext:value-type="string">
            <text:p>TGFVSC(+57.02)SK</text:p>
          </table:table-cell>
          <table:table-cell table:formula="of:=SUBSTITUTE(SUBSTITUTE([.C3070];&quot;(+15.99)&quot;;&quot;&quot;);&quot;(+57.02)&quot;;&quot;&quot;)" office:value-type="string" office:string-value="TGFVSCSK" calcext:value-type="string">
            <text:p>TGFVSCSK</text:p>
          </table:table-cell>
        </table:table-row>
        <table:table-row table:style-name="ro2">
          <table:table-cell office:value-type="string" calcext:value-type="string">
            <text:p>NHFLLNVAC(+57.02)TGNLFK</text:p>
          </table:table-cell>
          <table:table-cell table:formula="of:=SUBSTITUTE(SUBSTITUTE([.A3071];&quot;(+15.99)&quot;;&quot;&quot;);&quot;(+57.02)&quot;;&quot;&quot;)" office:value-type="string" office:string-value="NHFLLNVACTGNLFK" calcext:value-type="string">
            <text:p>NHFLLNVACTGNLFK</text:p>
          </table:table-cell>
          <table:table-cell office:value-type="string" calcext:value-type="string">
            <text:p>QVLEM(+15.99)DHLLDNSTK</text:p>
          </table:table-cell>
          <table:table-cell table:formula="of:=SUBSTITUTE(SUBSTITUTE([.C3071];&quot;(+15.99)&quot;;&quot;&quot;);&quot;(+57.02)&quot;;&quot;&quot;)" office:value-type="string" office:string-value="QVLEMDHLLDNSTK" calcext:value-type="string">
            <text:p>QVLEMDHLLDNSTK</text:p>
          </table:table-cell>
        </table:table-row>
        <table:table-row table:style-name="ro2">
          <table:table-cell office:value-type="string" calcext:value-type="string">
            <text:p>C(+57.02)SSHLVAEGRSK</text:p>
          </table:table-cell>
          <table:table-cell table:formula="of:=SUBSTITUTE(SUBSTITUTE([.A3072];&quot;(+15.99)&quot;;&quot;&quot;);&quot;(+57.02)&quot;;&quot;&quot;)" office:value-type="string" office:string-value="CSSHLVAEGRSK" calcext:value-type="string">
            <text:p>CSSHLVAEGRSK</text:p>
          </table:table-cell>
          <table:table-cell office:value-type="string" calcext:value-type="string">
            <text:p>QLSLEVSTVKPDLGR</text:p>
          </table:table-cell>
          <table:table-cell table:formula="of:=SUBSTITUTE(SUBSTITUTE([.C3072];&quot;(+15.99)&quot;;&quot;&quot;);&quot;(+57.02)&quot;;&quot;&quot;)" office:value-type="string" office:string-value="QLSLEVSTVKPDLGR" calcext:value-type="string">
            <text:p>QLSLEVSTVKPDLGR</text:p>
          </table:table-cell>
        </table:table-row>
        <table:table-row table:style-name="ro1">
          <table:table-cell office:value-type="string" calcext:value-type="string">
            <text:p>AFENATLEVPGWK</text:p>
          </table:table-cell>
          <table:table-cell table:formula="of:=SUBSTITUTE(SUBSTITUTE([.A3073];&quot;(+15.99)&quot;;&quot;&quot;);&quot;(+57.02)&quot;;&quot;&quot;)" office:value-type="string" office:string-value="AFENATLEVPGWK" calcext:value-type="string">
            <text:p>AFENATLEVPGWK</text:p>
          </table:table-cell>
          <table:table-cell office:value-type="string" calcext:value-type="string">
            <text:p>KAYEVAR</text:p>
          </table:table-cell>
          <table:table-cell table:formula="of:=SUBSTITUTE(SUBSTITUTE([.C3073];&quot;(+15.99)&quot;;&quot;&quot;);&quot;(+57.02)&quot;;&quot;&quot;)" office:value-type="string" office:string-value="KAYEVAR" calcext:value-type="string">
            <text:p>KAYEVAR</text:p>
          </table:table-cell>
        </table:table-row>
        <table:table-row table:style-name="ro2">
          <table:table-cell office:value-type="string" calcext:value-type="string">
            <text:p>YYLPNEFVDNVTFK</text:p>
          </table:table-cell>
          <table:table-cell table:formula="of:=SUBSTITUTE(SUBSTITUTE([.A3074];&quot;(+15.99)&quot;;&quot;&quot;);&quot;(+57.02)&quot;;&quot;&quot;)" office:value-type="string" office:string-value="YYLPNEFVDNVTFK" calcext:value-type="string">
            <text:p>YYLPNEFVDNVTFK</text:p>
          </table:table-cell>
          <table:table-cell office:value-type="string" calcext:value-type="string">
            <text:p>KYMEGFGVSFR</text:p>
          </table:table-cell>
          <table:table-cell table:formula="of:=SUBSTITUTE(SUBSTITUTE([.C3074];&quot;(+15.99)&quot;;&quot;&quot;);&quot;(+57.02)&quot;;&quot;&quot;)" office:value-type="string" office:string-value="KYMEGFGVSFR" calcext:value-type="string">
            <text:p>KYMEGFGVSFR</text:p>
          </table:table-cell>
        </table:table-row>
        <table:table-row table:style-name="ro2">
          <table:table-cell office:value-type="string" calcext:value-type="string">
            <text:p>YYRDHGR</text:p>
          </table:table-cell>
          <table:table-cell table:formula="of:=SUBSTITUTE(SUBSTITUTE([.A3075];&quot;(+15.99)&quot;;&quot;&quot;);&quot;(+57.02)&quot;;&quot;&quot;)" office:value-type="string" office:string-value="YYRDHGR" calcext:value-type="string">
            <text:p>YYRDHGR</text:p>
          </table:table-cell>
          <table:table-cell office:value-type="string" calcext:value-type="string">
            <text:p>EAC(+57.02)RRNSLEALK</text:p>
          </table:table-cell>
          <table:table-cell table:formula="of:=SUBSTITUTE(SUBSTITUTE([.C3075];&quot;(+15.99)&quot;;&quot;&quot;);&quot;(+57.02)&quot;;&quot;&quot;)" office:value-type="string" office:string-value="EACRRNSLEALK" calcext:value-type="string">
            <text:p>EACRRNSLEALK</text:p>
          </table:table-cell>
        </table:table-row>
        <table:table-row table:style-name="ro2">
          <table:table-cell office:value-type="string" calcext:value-type="string">
            <text:p>KSTYWFK</text:p>
          </table:table-cell>
          <table:table-cell table:formula="of:=SUBSTITUTE(SUBSTITUTE([.A3076];&quot;(+15.99)&quot;;&quot;&quot;);&quot;(+57.02)&quot;;&quot;&quot;)" office:value-type="string" office:string-value="KSTYWFK" calcext:value-type="string">
            <text:p>KSTYWFK</text:p>
          </table:table-cell>
          <table:table-cell office:value-type="string" calcext:value-type="string">
            <text:p>KWYTLELDELLVDK</text:p>
          </table:table-cell>
          <table:table-cell table:formula="of:=SUBSTITUTE(SUBSTITUTE([.C3076];&quot;(+15.99)&quot;;&quot;&quot;);&quot;(+57.02)&quot;;&quot;&quot;)" office:value-type="string" office:string-value="KWYTLELDELLVDK" calcext:value-type="string">
            <text:p>KWYTLELDELLVDK</text:p>
          </table:table-cell>
        </table:table-row>
        <table:table-row table:style-name="ro2">
          <table:table-cell office:value-type="string" calcext:value-type="string">
            <text:p>QNVLGVGM(+15.99)HM(+15.99)KPR</text:p>
          </table:table-cell>
          <table:table-cell table:formula="of:=SUBSTITUTE(SUBSTITUTE([.A3077];&quot;(+15.99)&quot;;&quot;&quot;);&quot;(+57.02)&quot;;&quot;&quot;)" office:value-type="string" office:string-value="QNVLGVGMHMKPR" calcext:value-type="string">
            <text:p>QNVLGVGMHMKPR</text:p>
          </table:table-cell>
          <table:table-cell office:value-type="string" calcext:value-type="string">
            <text:p>EQYELEVTEPAK</text:p>
          </table:table-cell>
          <table:table-cell table:formula="of:=SUBSTITUTE(SUBSTITUTE([.C3077];&quot;(+15.99)&quot;;&quot;&quot;);&quot;(+57.02)&quot;;&quot;&quot;)" office:value-type="string" office:string-value="EQYELEVTEPAK" calcext:value-type="string">
            <text:p>EQYELEVTEPAK</text:p>
          </table:table-cell>
        </table:table-row>
        <table:table-row table:style-name="ro1">
          <table:table-cell office:value-type="string" calcext:value-type="string">
            <text:p>HHADYDTVK</text:p>
          </table:table-cell>
          <table:table-cell table:formula="of:=SUBSTITUTE(SUBSTITUTE([.A3078];&quot;(+15.99)&quot;;&quot;&quot;);&quot;(+57.02)&quot;;&quot;&quot;)" office:value-type="string" office:string-value="HHADYDTVK" calcext:value-type="string">
            <text:p>HHADYDTVK</text:p>
          </table:table-cell>
          <table:table-cell office:value-type="string" calcext:value-type="string">
            <text:p>KSDLHVANR</text:p>
          </table:table-cell>
          <table:table-cell table:formula="of:=SUBSTITUTE(SUBSTITUTE([.C3078];&quot;(+15.99)&quot;;&quot;&quot;);&quot;(+57.02)&quot;;&quot;&quot;)" office:value-type="string" office:string-value="KSDLHVANR" calcext:value-type="string">
            <text:p>KSDLHVANR</text:p>
          </table:table-cell>
        </table:table-row>
        <table:table-row table:style-name="ro2">
          <table:table-cell office:value-type="string" calcext:value-type="string">
            <text:p>KFNLFDGSPFK</text:p>
          </table:table-cell>
          <table:table-cell table:formula="of:=SUBSTITUTE(SUBSTITUTE([.A3079];&quot;(+15.99)&quot;;&quot;&quot;);&quot;(+57.02)&quot;;&quot;&quot;)" office:value-type="string" office:string-value="KFNLFDGSPFK" calcext:value-type="string">
            <text:p>KFNLFDGSPFK</text:p>
          </table:table-cell>
          <table:table-cell office:value-type="string" calcext:value-type="string">
            <text:p>WQEC(+57.02)FGSASSLR</text:p>
          </table:table-cell>
          <table:table-cell table:formula="of:=SUBSTITUTE(SUBSTITUTE([.C3079];&quot;(+15.99)&quot;;&quot;&quot;);&quot;(+57.02)&quot;;&quot;&quot;)" office:value-type="string" office:string-value="WQECFGSASSLR" calcext:value-type="string">
            <text:p>WQECFGSASSLR</text:p>
          </table:table-cell>
        </table:table-row>
        <table:table-row table:style-name="ro2">
          <table:table-cell office:value-type="string" calcext:value-type="string">
            <text:p>M(+15.99)M(+15.99)MTLESRYPK</text:p>
          </table:table-cell>
          <table:table-cell table:formula="of:=SUBSTITUTE(SUBSTITUTE([.A3080];&quot;(+15.99)&quot;;&quot;&quot;);&quot;(+57.02)&quot;;&quot;&quot;)" office:value-type="string" office:string-value="MMMTLESRYPK" calcext:value-type="string">
            <text:p>MMMTLESRYPK</text:p>
          </table:table-cell>
          <table:table-cell office:value-type="string" calcext:value-type="string">
            <text:p>RHM(+15.99)M(+15.99)LLYEATQR</text:p>
          </table:table-cell>
          <table:table-cell table:formula="of:=SUBSTITUTE(SUBSTITUTE([.C3080];&quot;(+15.99)&quot;;&quot;&quot;);&quot;(+57.02)&quot;;&quot;&quot;)" office:value-type="string" office:string-value="RHMMLLYEATQR" calcext:value-type="string">
            <text:p>RHMMLLYEATQR</text:p>
          </table:table-cell>
        </table:table-row>
        <table:table-row table:style-name="ro2">
          <table:table-cell office:value-type="string" calcext:value-type="string">
            <text:p>NEQHHYFK</text:p>
          </table:table-cell>
          <table:table-cell table:formula="of:=SUBSTITUTE(SUBSTITUTE([.A3081];&quot;(+15.99)&quot;;&quot;&quot;);&quot;(+57.02)&quot;;&quot;&quot;)" office:value-type="string" office:string-value="NEQHHYFK" calcext:value-type="string">
            <text:p>NEQHHYFK</text:p>
          </table:table-cell>
          <table:table-cell office:value-type="string" calcext:value-type="string">
            <text:p>NNDNLAVVRAPGDGPK</text:p>
          </table:table-cell>
          <table:table-cell table:formula="of:=SUBSTITUTE(SUBSTITUTE([.C3081];&quot;(+15.99)&quot;;&quot;&quot;);&quot;(+57.02)&quot;;&quot;&quot;)" office:value-type="string" office:string-value="NNDNLAVVRAPGDGPK" calcext:value-type="string">
            <text:p>NNDNLAVVRAPGDGPK</text:p>
          </table:table-cell>
        </table:table-row>
        <table:table-row table:style-name="ro2">
          <table:table-cell office:value-type="string" calcext:value-type="string">
            <text:p>KLQALWTLLK</text:p>
          </table:table-cell>
          <table:table-cell table:formula="of:=SUBSTITUTE(SUBSTITUTE([.A3082];&quot;(+15.99)&quot;;&quot;&quot;);&quot;(+57.02)&quot;;&quot;&quot;)" office:value-type="string" office:string-value="KLQALWTLLK" calcext:value-type="string">
            <text:p>KLQALWTLLK</text:p>
          </table:table-cell>
          <table:table-cell office:value-type="string" calcext:value-type="string">
            <text:p>REM(+15.99)LVAEHYKR</text:p>
          </table:table-cell>
          <table:table-cell table:formula="of:=SUBSTITUTE(SUBSTITUTE([.C3082];&quot;(+15.99)&quot;;&quot;&quot;);&quot;(+57.02)&quot;;&quot;&quot;)" office:value-type="string" office:string-value="REMLVAEHYKR" calcext:value-type="string">
            <text:p>REMLVAEHYKR</text:p>
          </table:table-cell>
        </table:table-row>
        <table:table-row table:style-name="ro2">
          <table:table-cell office:value-type="string" calcext:value-type="string">
            <text:p>WQHYNPHHGPETQR</text:p>
          </table:table-cell>
          <table:table-cell table:formula="of:=SUBSTITUTE(SUBSTITUTE([.A3083];&quot;(+15.99)&quot;;&quot;&quot;);&quot;(+57.02)&quot;;&quot;&quot;)" office:value-type="string" office:string-value="WQHYNPHHGPETQR" calcext:value-type="string">
            <text:p>WQHYNPHHGPETQR</text:p>
          </table:table-cell>
          <table:table-cell office:value-type="string" calcext:value-type="string">
            <text:p>NC(+57.02)M(+15.99)C(+57.02)GGANLLR</text:p>
          </table:table-cell>
          <table:table-cell table:formula="of:=SUBSTITUTE(SUBSTITUTE([.C3083];&quot;(+15.99)&quot;;&quot;&quot;);&quot;(+57.02)&quot;;&quot;&quot;)" office:value-type="string" office:string-value="NCMCGGANLLR" calcext:value-type="string">
            <text:p>NCMCGGANLLR</text:p>
          </table:table-cell>
        </table:table-row>
        <table:table-row table:style-name="ro1">
          <table:table-cell office:value-type="string" calcext:value-type="string">
            <text:p>WAPAGAM(+15.99)C(+57.02)DHNC(+57.02)K</text:p>
          </table:table-cell>
          <table:table-cell table:formula="of:=SUBSTITUTE(SUBSTITUTE([.A3084];&quot;(+15.99)&quot;;&quot;&quot;);&quot;(+57.02)&quot;;&quot;&quot;)" office:value-type="string" office:string-value="WAPAGAMCDHNCK" calcext:value-type="string">
            <text:p>WAPAGAMCDHNCK</text:p>
          </table:table-cell>
          <table:table-cell office:value-type="string" calcext:value-type="string">
            <text:p>QM(+15.99)AEAVLRVK</text:p>
          </table:table-cell>
          <table:table-cell table:formula="of:=SUBSTITUTE(SUBSTITUTE([.C3084];&quot;(+15.99)&quot;;&quot;&quot;);&quot;(+57.02)&quot;;&quot;&quot;)" office:value-type="string" office:string-value="QMAEAVLRVK" calcext:value-type="string">
            <text:p>QMAEAVLRVK</text:p>
          </table:table-cell>
        </table:table-row>
        <table:table-row table:style-name="ro2">
          <table:table-cell office:value-type="string" calcext:value-type="string">
            <text:p>YC(+57.02)DYMHSAQVLR</text:p>
          </table:table-cell>
          <table:table-cell table:formula="of:=SUBSTITUTE(SUBSTITUTE([.A3085];&quot;(+15.99)&quot;;&quot;&quot;);&quot;(+57.02)&quot;;&quot;&quot;)" office:value-type="string" office:string-value="YCDYMHSAQVLR" calcext:value-type="string">
            <text:p>YCDYMHSAQVLR</text:p>
          </table:table-cell>
          <table:table-cell office:value-type="string" calcext:value-type="string">
            <text:p>M(+15.99)NELLVPM(+15.99)PAEFFGNYK</text:p>
          </table:table-cell>
          <table:table-cell table:formula="of:=SUBSTITUTE(SUBSTITUTE([.C3085];&quot;(+15.99)&quot;;&quot;&quot;);&quot;(+57.02)&quot;;&quot;&quot;)" office:value-type="string" office:string-value="MNELLVPMPAEFFGNYK" calcext:value-type="string">
            <text:p>MNELLVPMPAEFFGNYK</text:p>
          </table:table-cell>
        </table:table-row>
        <table:table-row table:style-name="ro1">
          <table:table-cell office:value-type="string" calcext:value-type="string">
            <text:p>QHSGEPNTGTK</text:p>
          </table:table-cell>
          <table:table-cell table:formula="of:=SUBSTITUTE(SUBSTITUTE([.A3086];&quot;(+15.99)&quot;;&quot;&quot;);&quot;(+57.02)&quot;;&quot;&quot;)" office:value-type="string" office:string-value="QHSGEPNTGTK" calcext:value-type="string">
            <text:p>QHSGEPNTGTK</text:p>
          </table:table-cell>
          <table:table-cell office:value-type="string" calcext:value-type="string">
            <text:p>VLLWRC(+57.02)C(+57.02)PK</text:p>
          </table:table-cell>
          <table:table-cell table:formula="of:=SUBSTITUTE(SUBSTITUTE([.C3086];&quot;(+15.99)&quot;;&quot;&quot;);&quot;(+57.02)&quot;;&quot;&quot;)" office:value-type="string" office:string-value="VLLWRCCPK" calcext:value-type="string">
            <text:p>VLLWRCCPK</text:p>
          </table:table-cell>
        </table:table-row>
        <table:table-row table:style-name="ro2">
          <table:table-cell office:value-type="string" calcext:value-type="string">
            <text:p>HVVYPEFTSENK</text:p>
          </table:table-cell>
          <table:table-cell table:formula="of:=SUBSTITUTE(SUBSTITUTE([.A3087];&quot;(+15.99)&quot;;&quot;&quot;);&quot;(+57.02)&quot;;&quot;&quot;)" office:value-type="string" office:string-value="HVVYPEFTSENK" calcext:value-type="string">
            <text:p>HVVYPEFTSENK</text:p>
          </table:table-cell>
          <table:table-cell office:value-type="string" calcext:value-type="string">
            <text:p>FWKMWLTQEAVLSSPR</text:p>
          </table:table-cell>
          <table:table-cell table:formula="of:=SUBSTITUTE(SUBSTITUTE([.C3087];&quot;(+15.99)&quot;;&quot;&quot;);&quot;(+57.02)&quot;;&quot;&quot;)" office:value-type="string" office:string-value="FWKMWLTQEAVLSSPR" calcext:value-type="string">
            <text:p>FWKMWLTQEAVLSSPR</text:p>
          </table:table-cell>
        </table:table-row>
        <table:table-row table:style-name="ro2">
          <table:table-cell office:value-type="string" calcext:value-type="string">
            <text:p>SDLAAVNPVK</text:p>
          </table:table-cell>
          <table:table-cell table:formula="of:=SUBSTITUTE(SUBSTITUTE([.A3088];&quot;(+15.99)&quot;;&quot;&quot;);&quot;(+57.02)&quot;;&quot;&quot;)" office:value-type="string" office:string-value="SDLAAVNPVK" calcext:value-type="string">
            <text:p>SDLAAVNPVK</text:p>
          </table:table-cell>
          <table:table-cell office:value-type="string" calcext:value-type="string">
            <text:p>TVC(+57.02)C(+57.02)WWMVSLAVEGGNK</text:p>
          </table:table-cell>
          <table:table-cell table:formula="of:=SUBSTITUTE(SUBSTITUTE([.C3088];&quot;(+15.99)&quot;;&quot;&quot;);&quot;(+57.02)&quot;;&quot;&quot;)" office:value-type="string" office:string-value="TVCCWWMVSLAVEGGNK" calcext:value-type="string">
            <text:p>TVCCWWMVSLAVEGGNK</text:p>
          </table:table-cell>
        </table:table-row>
        <table:table-row table:style-name="ro2">
          <table:table-cell office:value-type="string" calcext:value-type="string">
            <text:p>WM(+15.99)AETAAGGLQYNK</text:p>
          </table:table-cell>
          <table:table-cell table:formula="of:=SUBSTITUTE(SUBSTITUTE([.A3089];&quot;(+15.99)&quot;;&quot;&quot;);&quot;(+57.02)&quot;;&quot;&quot;)" office:value-type="string" office:string-value="WMAETAAGGLQYNK" calcext:value-type="string">
            <text:p>WMAETAAGGLQYNK</text:p>
          </table:table-cell>
          <table:table-cell office:value-type="string" calcext:value-type="string">
            <text:p>EQMKEDAGNASLK</text:p>
          </table:table-cell>
          <table:table-cell table:formula="of:=SUBSTITUTE(SUBSTITUTE([.C3089];&quot;(+15.99)&quot;;&quot;&quot;);&quot;(+57.02)&quot;;&quot;&quot;)" office:value-type="string" office:string-value="EQMKEDAGNASLK" calcext:value-type="string">
            <text:p>EQMKEDAGNASLK</text:p>
          </table:table-cell>
        </table:table-row>
        <table:table-row table:style-name="ro2">
          <table:table-cell office:value-type="string" calcext:value-type="string">
            <text:p>EMWSANELFLWESAPK</text:p>
          </table:table-cell>
          <table:table-cell table:formula="of:=SUBSTITUTE(SUBSTITUTE([.A3090];&quot;(+15.99)&quot;;&quot;&quot;);&quot;(+57.02)&quot;;&quot;&quot;)" office:value-type="string" office:string-value="EMWSANELFLWESAPK" calcext:value-type="string">
            <text:p>EMWSANELFLWESAPK</text:p>
          </table:table-cell>
          <table:table-cell office:value-type="string" calcext:value-type="string">
            <text:p>KLEMRWVAFVSLEK</text:p>
          </table:table-cell>
          <table:table-cell table:formula="of:=SUBSTITUTE(SUBSTITUTE([.C3090];&quot;(+15.99)&quot;;&quot;&quot;);&quot;(+57.02)&quot;;&quot;&quot;)" office:value-type="string" office:string-value="KLEMRWVAFVSLEK" calcext:value-type="string">
            <text:p>KLEMRWVAFVSLEK</text:p>
          </table:table-cell>
        </table:table-row>
        <table:table-row table:style-name="ro2">
          <table:table-cell office:value-type="string" calcext:value-type="string">
            <text:p>SMWYVHFSPTWTLGTGK</text:p>
          </table:table-cell>
          <table:table-cell table:formula="of:=SUBSTITUTE(SUBSTITUTE([.A3091];&quot;(+15.99)&quot;;&quot;&quot;);&quot;(+57.02)&quot;;&quot;&quot;)" office:value-type="string" office:string-value="SMWYVHFSPTWTLGTGK" calcext:value-type="string">
            <text:p>SMWYVHFSPTWTLGTGK</text:p>
          </table:table-cell>
          <table:table-cell office:value-type="string" calcext:value-type="string">
            <text:p>TNPM(+15.99)SDSSLEWASQAYALLK</text:p>
          </table:table-cell>
          <table:table-cell table:formula="of:=SUBSTITUTE(SUBSTITUTE([.C3091];&quot;(+15.99)&quot;;&quot;&quot;);&quot;(+57.02)&quot;;&quot;&quot;)" office:value-type="string" office:string-value="TNPMSDSSLEWASQAYALLK" calcext:value-type="string">
            <text:p>TNPMSDSSLEWASQAYALLK</text:p>
          </table:table-cell>
        </table:table-row>
        <table:table-row table:style-name="ro2">
          <table:table-cell office:value-type="string" calcext:value-type="string">
            <text:p>EMAPLDMKFFLK</text:p>
          </table:table-cell>
          <table:table-cell table:formula="of:=SUBSTITUTE(SUBSTITUTE([.A3092];&quot;(+15.99)&quot;;&quot;&quot;);&quot;(+57.02)&quot;;&quot;&quot;)" office:value-type="string" office:string-value="EMAPLDMKFFLK" calcext:value-type="string">
            <text:p>EMAPLDMKFFLK</text:p>
          </table:table-cell>
          <table:table-cell office:value-type="string" calcext:value-type="string">
            <text:p>KVLSLTAPTC(+57.02)LFC(+57.02)WTHK</text:p>
          </table:table-cell>
          <table:table-cell table:formula="of:=SUBSTITUTE(SUBSTITUTE([.C3092];&quot;(+15.99)&quot;;&quot;&quot;);&quot;(+57.02)&quot;;&quot;&quot;)" office:value-type="string" office:string-value="KVLSLTAPTCLFCWTHK" calcext:value-type="string">
            <text:p>KVLSLTAPTCLFCWTHK</text:p>
          </table:table-cell>
        </table:table-row>
        <table:table-row table:style-name="ro2">
          <table:table-cell office:value-type="string" calcext:value-type="string">
            <text:p>M(+15.99)ANFHHM(+15.99)GK</text:p>
          </table:table-cell>
          <table:table-cell table:formula="of:=SUBSTITUTE(SUBSTITUTE([.A3093];&quot;(+15.99)&quot;;&quot;&quot;);&quot;(+57.02)&quot;;&quot;&quot;)" office:value-type="string" office:string-value="MANFHHMGK" calcext:value-type="string">
            <text:p>MANFHHMGK</text:p>
          </table:table-cell>
          <table:table-cell office:value-type="string" calcext:value-type="string">
            <text:p>QMMRMM(+15.99)MLGTGR</text:p>
          </table:table-cell>
          <table:table-cell table:formula="of:=SUBSTITUTE(SUBSTITUTE([.C3093];&quot;(+15.99)&quot;;&quot;&quot;);&quot;(+57.02)&quot;;&quot;&quot;)" office:value-type="string" office:string-value="QMMRMMMLGTGR" calcext:value-type="string">
            <text:p>QMMRMMMLGTGR</text:p>
          </table:table-cell>
        </table:table-row>
        <table:table-row table:style-name="ro1">
          <table:table-cell office:value-type="string" calcext:value-type="string">
            <text:p>NAAC(+57.02)C(+57.02)EMHK</text:p>
          </table:table-cell>
          <table:table-cell table:formula="of:=SUBSTITUTE(SUBSTITUTE([.A3094];&quot;(+15.99)&quot;;&quot;&quot;);&quot;(+57.02)&quot;;&quot;&quot;)" office:value-type="string" office:string-value="NAACCEMHK" calcext:value-type="string">
            <text:p>NAACCEMHK</text:p>
          </table:table-cell>
          <table:table-cell office:value-type="string" calcext:value-type="string">
            <text:p>C(+57.02)M(+15.99)M(+15.99)WTDR</text:p>
          </table:table-cell>
          <table:table-cell table:formula="of:=SUBSTITUTE(SUBSTITUTE([.C3094];&quot;(+15.99)&quot;;&quot;&quot;);&quot;(+57.02)&quot;;&quot;&quot;)" office:value-type="string" office:string-value="CMMWTDR" calcext:value-type="string">
            <text:p>CMMWTDR</text:p>
          </table:table-cell>
        </table:table-row>
        <table:table-row table:style-name="ro2">
          <table:table-cell office:value-type="string" calcext:value-type="string">
            <text:p>NYVTLDAPVDSENDENFK</text:p>
          </table:table-cell>
          <table:table-cell table:formula="of:=SUBSTITUTE(SUBSTITUTE([.A3095];&quot;(+15.99)&quot;;&quot;&quot;);&quot;(+57.02)&quot;;&quot;&quot;)" office:value-type="string" office:string-value="NYVTLDAPVDSENDENFK" calcext:value-type="string">
            <text:p>NYVTLDAPVDSENDENFK</text:p>
          </table:table-cell>
          <table:table-cell office:value-type="string" calcext:value-type="string">
            <text:p>QNLLEYATPADPGR</text:p>
          </table:table-cell>
          <table:table-cell table:formula="of:=SUBSTITUTE(SUBSTITUTE([.C3095];&quot;(+15.99)&quot;;&quot;&quot;);&quot;(+57.02)&quot;;&quot;&quot;)" office:value-type="string" office:string-value="QNLLEYATPADPGR" calcext:value-type="string">
            <text:p>QNLLEYATPADPGR</text:p>
          </table:table-cell>
        </table:table-row>
        <table:table-row table:style-name="ro2">
          <table:table-cell office:value-type="string" calcext:value-type="string">
            <text:p>HRALLNWHLK</text:p>
          </table:table-cell>
          <table:table-cell table:formula="of:=SUBSTITUTE(SUBSTITUTE([.A3096];&quot;(+15.99)&quot;;&quot;&quot;);&quot;(+57.02)&quot;;&quot;&quot;)" office:value-type="string" office:string-value="HRALLNWHLK" calcext:value-type="string">
            <text:p>HRALLNWHLK</text:p>
          </table:table-cell>
          <table:table-cell office:value-type="string" calcext:value-type="string">
            <text:p>DM(+15.99)LEYFADTLEAR</text:p>
          </table:table-cell>
          <table:table-cell table:formula="of:=SUBSTITUTE(SUBSTITUTE([.C3096];&quot;(+15.99)&quot;;&quot;&quot;);&quot;(+57.02)&quot;;&quot;&quot;)" office:value-type="string" office:string-value="DMLEYFADTLEAR" calcext:value-type="string">
            <text:p>DMLEYFADTLEAR</text:p>
          </table:table-cell>
        </table:table-row>
        <table:table-row table:style-name="ro2">
          <table:table-cell office:value-type="string" calcext:value-type="string">
            <text:p>SSWGGLEEAHLYK</text:p>
          </table:table-cell>
          <table:table-cell table:formula="of:=SUBSTITUTE(SUBSTITUTE([.A3097];&quot;(+15.99)&quot;;&quot;&quot;);&quot;(+57.02)&quot;;&quot;&quot;)" office:value-type="string" office:string-value="SSWGGLEEAHLYK" calcext:value-type="string">
            <text:p>SSWGGLEEAHLYK</text:p>
          </table:table-cell>
          <table:table-cell office:value-type="string" calcext:value-type="string">
            <text:p>YNKASMEGTFLK</text:p>
          </table:table-cell>
          <table:table-cell table:formula="of:=SUBSTITUTE(SUBSTITUTE([.C3097];&quot;(+15.99)&quot;;&quot;&quot;);&quot;(+57.02)&quot;;&quot;&quot;)" office:value-type="string" office:string-value="YNKASMEGTFLK" calcext:value-type="string">
            <text:p>YNKASMEGTFLK</text:p>
          </table:table-cell>
        </table:table-row>
        <table:table-row table:style-name="ro2">
          <table:table-cell office:value-type="string" calcext:value-type="string">
            <text:p>RQC(+57.02)NGEM(+15.99)ALLK</text:p>
          </table:table-cell>
          <table:table-cell table:formula="of:=SUBSTITUTE(SUBSTITUTE([.A3098];&quot;(+15.99)&quot;;&quot;&quot;);&quot;(+57.02)&quot;;&quot;&quot;)" office:value-type="string" office:string-value="RQCNGEMALLK" calcext:value-type="string">
            <text:p>RQCNGEMALLK</text:p>
          </table:table-cell>
          <table:table-cell office:value-type="string" calcext:value-type="string">
            <text:p>LNC(+57.02)RVVLDC(+57.02)C(+57.02)PDVAK</text:p>
          </table:table-cell>
          <table:table-cell table:formula="of:=SUBSTITUTE(SUBSTITUTE([.C3098];&quot;(+15.99)&quot;;&quot;&quot;);&quot;(+57.02)&quot;;&quot;&quot;)" office:value-type="string" office:string-value="LNCRVVLDCCPDVAK" calcext:value-type="string">
            <text:p>LNCRVVLDCCPDVAK</text:p>
          </table:table-cell>
        </table:table-row>
        <table:table-row table:style-name="ro2">
          <table:table-cell office:value-type="string" calcext:value-type="string">
            <text:p>KWTPTTDVFEKR</text:p>
          </table:table-cell>
          <table:table-cell table:formula="of:=SUBSTITUTE(SUBSTITUTE([.A3099];&quot;(+15.99)&quot;;&quot;&quot;);&quot;(+57.02)&quot;;&quot;&quot;)" office:value-type="string" office:string-value="KWTPTTDVFEKR" calcext:value-type="string">
            <text:p>KWTPTTDVFEKR</text:p>
          </table:table-cell>
          <table:table-cell office:value-type="string" calcext:value-type="string">
            <text:p>QWRWQEASLTSPPVR</text:p>
          </table:table-cell>
          <table:table-cell table:formula="of:=SUBSTITUTE(SUBSTITUTE([.C3099];&quot;(+15.99)&quot;;&quot;&quot;);&quot;(+57.02)&quot;;&quot;&quot;)" office:value-type="string" office:string-value="QWRWQEASLTSPPVR" calcext:value-type="string">
            <text:p>QWRWQEASLTSPPVR</text:p>
          </table:table-cell>
        </table:table-row>
        <table:table-row table:style-name="ro2">
          <table:table-cell office:value-type="string" calcext:value-type="string">
            <text:p>MPFM(+15.99)M(+15.99)NLSC(+57.02)AAVQHK</text:p>
          </table:table-cell>
          <table:table-cell table:formula="of:=SUBSTITUTE(SUBSTITUTE([.A3100];&quot;(+15.99)&quot;;&quot;&quot;);&quot;(+57.02)&quot;;&quot;&quot;)" office:value-type="string" office:string-value="MPFMMNLSCAAVQHK" calcext:value-type="string">
            <text:p>MPFMMNLSCAAVQHK</text:p>
          </table:table-cell>
          <table:table-cell office:value-type="string" calcext:value-type="string">
            <text:p>RC(+57.02)QC(+57.02)PTDFNGLGK</text:p>
          </table:table-cell>
          <table:table-cell table:formula="of:=SUBSTITUTE(SUBSTITUTE([.C3100];&quot;(+15.99)&quot;;&quot;&quot;);&quot;(+57.02)&quot;;&quot;&quot;)" office:value-type="string" office:string-value="RCQCPTDFNGLGK" calcext:value-type="string">
            <text:p>RCQCPTDFNGLGK</text:p>
          </table:table-cell>
        </table:table-row>
        <table:table-row table:style-name="ro2">
          <table:table-cell office:value-type="string" calcext:value-type="string">
            <text:p>DC(+57.02)TTELEVYWPK</text:p>
          </table:table-cell>
          <table:table-cell table:formula="of:=SUBSTITUTE(SUBSTITUTE([.A3101];&quot;(+15.99)&quot;;&quot;&quot;);&quot;(+57.02)&quot;;&quot;&quot;)" office:value-type="string" office:string-value="DCTTELEVYWPK" calcext:value-type="string">
            <text:p>DCTTELEVYWPK</text:p>
          </table:table-cell>
          <table:table-cell office:value-type="string" calcext:value-type="string">
            <text:p>M(+15.99)SALVPLDVLDC(+57.02)DYK</text:p>
          </table:table-cell>
          <table:table-cell table:formula="of:=SUBSTITUTE(SUBSTITUTE([.C3101];&quot;(+15.99)&quot;;&quot;&quot;);&quot;(+57.02)&quot;;&quot;&quot;)" office:value-type="string" office:string-value="MSALVPLDVLDCDYK" calcext:value-type="string">
            <text:p>MSALVPLDVLDCDYK</text:p>
          </table:table-cell>
        </table:table-row>
        <table:table-row table:style-name="ro1">
          <table:table-cell office:value-type="string" calcext:value-type="string">
            <text:p>WYLHWTFMVLARDEAK</text:p>
          </table:table-cell>
          <table:table-cell table:formula="of:=SUBSTITUTE(SUBSTITUTE([.A3102];&quot;(+15.99)&quot;;&quot;&quot;);&quot;(+57.02)&quot;;&quot;&quot;)" office:value-type="string" office:string-value="WYLHWTFMVLARDEAK" calcext:value-type="string">
            <text:p>WYLHWTFMVLARDEAK</text:p>
          </table:table-cell>
          <table:table-cell office:value-type="string" calcext:value-type="string">
            <text:p>KRHDNPTFLR</text:p>
          </table:table-cell>
          <table:table-cell table:formula="of:=SUBSTITUTE(SUBSTITUTE([.C3102];&quot;(+15.99)&quot;;&quot;&quot;);&quot;(+57.02)&quot;;&quot;&quot;)" office:value-type="string" office:string-value="KRHDNPTFLR" calcext:value-type="string">
            <text:p>KRHDNPTFLR</text:p>
          </table:table-cell>
        </table:table-row>
        <table:table-row table:style-name="ro2">
          <table:table-cell office:value-type="string" calcext:value-type="string">
            <text:p>VWM(+15.99)DAGLLEWPSR</text:p>
          </table:table-cell>
          <table:table-cell table:formula="of:=SUBSTITUTE(SUBSTITUTE([.A3103];&quot;(+15.99)&quot;;&quot;&quot;);&quot;(+57.02)&quot;;&quot;&quot;)" office:value-type="string" office:string-value="VWMDAGLLEWPSR" calcext:value-type="string">
            <text:p>VWMDAGLLEWPSR</text:p>
          </table:table-cell>
          <table:table-cell office:value-type="string" calcext:value-type="string">
            <text:p>GYNSPYFATVC(+57.02)NK</text:p>
          </table:table-cell>
          <table:table-cell table:formula="of:=SUBSTITUTE(SUBSTITUTE([.C3103];&quot;(+15.99)&quot;;&quot;&quot;);&quot;(+57.02)&quot;;&quot;&quot;)" office:value-type="string" office:string-value="GYNSPYFATVCNK" calcext:value-type="string">
            <text:p>GYNSPYFATVCNK</text:p>
          </table:table-cell>
        </table:table-row>
        <table:table-row table:style-name="ro1">
          <table:table-cell office:value-type="string" calcext:value-type="string">
            <text:p>KKYWEEPLLEEVKK</text:p>
          </table:table-cell>
          <table:table-cell table:formula="of:=SUBSTITUTE(SUBSTITUTE([.A3104];&quot;(+15.99)&quot;;&quot;&quot;);&quot;(+57.02)&quot;;&quot;&quot;)" office:value-type="string" office:string-value="KKYWEEPLLEEVKK" calcext:value-type="string">
            <text:p>KKYWEEPLLEEVKK</text:p>
          </table:table-cell>
          <table:table-cell office:value-type="string" calcext:value-type="string">
            <text:p>RHWGFTR</text:p>
          </table:table-cell>
          <table:table-cell table:formula="of:=SUBSTITUTE(SUBSTITUTE([.C3104];&quot;(+15.99)&quot;;&quot;&quot;);&quot;(+57.02)&quot;;&quot;&quot;)" office:value-type="string" office:string-value="RHWGFTR" calcext:value-type="string">
            <text:p>RHWGFTR</text:p>
          </table:table-cell>
        </table:table-row>
        <table:table-row table:style-name="ro1">
          <table:table-cell office:value-type="string" calcext:value-type="string">
            <text:p>EVLGTWVVVEHK</text:p>
          </table:table-cell>
          <table:table-cell table:formula="of:=SUBSTITUTE(SUBSTITUTE([.A3105];&quot;(+15.99)&quot;;&quot;&quot;);&quot;(+57.02)&quot;;&quot;&quot;)" office:value-type="string" office:string-value="EVLGTWVVVEHK" calcext:value-type="string">
            <text:p>EVLGTWVVVEHK</text:p>
          </table:table-cell>
          <table:table-cell office:value-type="string" calcext:value-type="string">
            <text:p>ETTLDDGQLK</text:p>
          </table:table-cell>
          <table:table-cell table:formula="of:=SUBSTITUTE(SUBSTITUTE([.C3105];&quot;(+15.99)&quot;;&quot;&quot;);&quot;(+57.02)&quot;;&quot;&quot;)" office:value-type="string" office:string-value="ETTLDDGQLK" calcext:value-type="string">
            <text:p>ETTLDDGQLK</text:p>
          </table:table-cell>
        </table:table-row>
        <table:table-row table:style-name="ro1">
          <table:table-cell office:value-type="string" calcext:value-type="string">
            <text:p>EAMNYDDDVK</text:p>
          </table:table-cell>
          <table:table-cell table:formula="of:=SUBSTITUTE(SUBSTITUTE([.A3106];&quot;(+15.99)&quot;;&quot;&quot;);&quot;(+57.02)&quot;;&quot;&quot;)" office:value-type="string" office:string-value="EAMNYDDDVK" calcext:value-type="string">
            <text:p>EAMNYDDDVK</text:p>
          </table:table-cell>
          <table:table-cell office:value-type="string" calcext:value-type="string">
            <text:p>WFWTGVLVM(+15.99)R</text:p>
          </table:table-cell>
          <table:table-cell table:formula="of:=SUBSTITUTE(SUBSTITUTE([.C3106];&quot;(+15.99)&quot;;&quot;&quot;);&quot;(+57.02)&quot;;&quot;&quot;)" office:value-type="string" office:string-value="WFWTGVLVMR" calcext:value-type="string">
            <text:p>WFWTGVLVMR</text:p>
          </table:table-cell>
        </table:table-row>
        <table:table-row table:style-name="ro1">
          <table:table-cell office:value-type="string" calcext:value-type="string">
            <text:p>TKNDKTLEYNHLHK</text:p>
          </table:table-cell>
          <table:table-cell table:formula="of:=SUBSTITUTE(SUBSTITUTE([.A3107];&quot;(+15.99)&quot;;&quot;&quot;);&quot;(+57.02)&quot;;&quot;&quot;)" office:value-type="string" office:string-value="TKNDKTLEYNHLHK" calcext:value-type="string">
            <text:p>TKNDKTLEYNHLHK</text:p>
          </table:table-cell>
          <table:table-cell office:value-type="string" calcext:value-type="string">
            <text:p>EFKDGTYFK</text:p>
          </table:table-cell>
          <table:table-cell table:formula="of:=SUBSTITUTE(SUBSTITUTE([.C3107];&quot;(+15.99)&quot;;&quot;&quot;);&quot;(+57.02)&quot;;&quot;&quot;)" office:value-type="string" office:string-value="EFKDGTYFK" calcext:value-type="string">
            <text:p>EFKDGTYFK</text:p>
          </table:table-cell>
        </table:table-row>
        <table:table-row table:style-name="ro2">
          <table:table-cell office:value-type="string" calcext:value-type="string">
            <text:p>GLVPTWGDVNLR</text:p>
          </table:table-cell>
          <table:table-cell table:formula="of:=SUBSTITUTE(SUBSTITUTE([.A3108];&quot;(+15.99)&quot;;&quot;&quot;);&quot;(+57.02)&quot;;&quot;&quot;)" office:value-type="string" office:string-value="GLVPTWGDVNLR" calcext:value-type="string">
            <text:p>GLVPTWGDVNLR</text:p>
          </table:table-cell>
          <table:table-cell office:value-type="string" calcext:value-type="string">
            <text:p>GM(+15.99)GLSALPSGPNFPK</text:p>
          </table:table-cell>
          <table:table-cell table:formula="of:=SUBSTITUTE(SUBSTITUTE([.C3108];&quot;(+15.99)&quot;;&quot;&quot;);&quot;(+57.02)&quot;;&quot;&quot;)" office:value-type="string" office:string-value="GMGLSALPSGPNFPK" calcext:value-type="string">
            <text:p>GMGLSALPSGPNFPK</text:p>
          </table:table-cell>
        </table:table-row>
        <table:table-row table:style-name="ro2">
          <table:table-cell office:value-type="string" calcext:value-type="string">
            <text:p>KVHVEAWEGPADNK</text:p>
          </table:table-cell>
          <table:table-cell table:formula="of:=SUBSTITUTE(SUBSTITUTE([.A3109];&quot;(+15.99)&quot;;&quot;&quot;);&quot;(+57.02)&quot;;&quot;&quot;)" office:value-type="string" office:string-value="KVHVEAWEGPADNK" calcext:value-type="string">
            <text:p>KVHVEAWEGPADNK</text:p>
          </table:table-cell>
          <table:table-cell office:value-type="string" calcext:value-type="string">
            <text:p>M(+15.99)SWLAAAVGDREERC(+57.02)LR</text:p>
          </table:table-cell>
          <table:table-cell table:formula="of:=SUBSTITUTE(SUBSTITUTE([.C3109];&quot;(+15.99)&quot;;&quot;&quot;);&quot;(+57.02)&quot;;&quot;&quot;)" office:value-type="string" office:string-value="MSWLAAAVGDREERCLR" calcext:value-type="string">
            <text:p>MSWLAAAVGDREERCLR</text:p>
          </table:table-cell>
        </table:table-row>
        <table:table-row table:style-name="ro2">
          <table:table-cell office:value-type="string" calcext:value-type="string">
            <text:p>QQPC(+57.02)DC(+57.02)ATLSSGK</text:p>
          </table:table-cell>
          <table:table-cell table:formula="of:=SUBSTITUTE(SUBSTITUTE([.A3110];&quot;(+15.99)&quot;;&quot;&quot;);&quot;(+57.02)&quot;;&quot;&quot;)" office:value-type="string" office:string-value="QQPCDCATLSSGK" calcext:value-type="string">
            <text:p>QQPCDCATLSSGK</text:p>
          </table:table-cell>
          <table:table-cell office:value-type="string" calcext:value-type="string">
            <text:p>WFWWPYAWFEGK</text:p>
          </table:table-cell>
          <table:table-cell table:formula="of:=SUBSTITUTE(SUBSTITUTE([.C3110];&quot;(+15.99)&quot;;&quot;&quot;);&quot;(+57.02)&quot;;&quot;&quot;)" office:value-type="string" office:string-value="WFWWPYAWFEGK" calcext:value-type="string">
            <text:p>WFWWPYAWFEGK</text:p>
          </table:table-cell>
        </table:table-row>
        <table:table-row table:style-name="ro2">
          <table:table-cell office:value-type="string" calcext:value-type="string">
            <text:p>SMAVVC(+57.02)DPTALK</text:p>
          </table:table-cell>
          <table:table-cell table:formula="of:=SUBSTITUTE(SUBSTITUTE([.A3111];&quot;(+15.99)&quot;;&quot;&quot;);&quot;(+57.02)&quot;;&quot;&quot;)" office:value-type="string" office:string-value="SMAVVCDPTALK" calcext:value-type="string">
            <text:p>SMAVVCDPTALK</text:p>
          </table:table-cell>
          <table:table-cell office:value-type="string" calcext:value-type="string">
            <text:p>SPGPGM(+15.99)NPADK</text:p>
          </table:table-cell>
          <table:table-cell table:formula="of:=SUBSTITUTE(SUBSTITUTE([.C3111];&quot;(+15.99)&quot;;&quot;&quot;);&quot;(+57.02)&quot;;&quot;&quot;)" office:value-type="string" office:string-value="SPGPGMNPADK" calcext:value-type="string">
            <text:p>SPGPGMNPADK</text:p>
          </table:table-cell>
        </table:table-row>
        <table:table-row table:style-name="ro2">
          <table:table-cell office:value-type="string" calcext:value-type="string">
            <text:p>M(+15.99)YC(+57.02)QQVK</text:p>
          </table:table-cell>
          <table:table-cell table:formula="of:=SUBSTITUTE(SUBSTITUTE([.A3112];&quot;(+15.99)&quot;;&quot;&quot;);&quot;(+57.02)&quot;;&quot;&quot;)" office:value-type="string" office:string-value="MYCQQVK" calcext:value-type="string">
            <text:p>MYCQQVK</text:p>
          </table:table-cell>
          <table:table-cell office:value-type="string" calcext:value-type="string">
            <text:p>KLVLRGEEPDWR</text:p>
          </table:table-cell>
          <table:table-cell table:formula="of:=SUBSTITUTE(SUBSTITUTE([.C3112];&quot;(+15.99)&quot;;&quot;&quot;);&quot;(+57.02)&quot;;&quot;&quot;)" office:value-type="string" office:string-value="KLVLRGEEPDWR" calcext:value-type="string">
            <text:p>KLVLRGEEPDWR</text:p>
          </table:table-cell>
        </table:table-row>
        <table:table-row table:style-name="ro2">
          <table:table-cell office:value-type="string" calcext:value-type="string">
            <text:p>HADVGPQSSAESPK</text:p>
          </table:table-cell>
          <table:table-cell table:formula="of:=SUBSTITUTE(SUBSTITUTE([.A3113];&quot;(+15.99)&quot;;&quot;&quot;);&quot;(+57.02)&quot;;&quot;&quot;)" office:value-type="string" office:string-value="HADVGPQSSAESPK" calcext:value-type="string">
            <text:p>HADVGPQSSAESPK</text:p>
          </table:table-cell>
          <table:table-cell office:value-type="string" calcext:value-type="string">
            <text:p>LASC(+57.02)PSLEVLSKRLNEK</text:p>
          </table:table-cell>
          <table:table-cell table:formula="of:=SUBSTITUTE(SUBSTITUTE([.C3113];&quot;(+15.99)&quot;;&quot;&quot;);&quot;(+57.02)&quot;;&quot;&quot;)" office:value-type="string" office:string-value="LASCPSLEVLSKRLNEK" calcext:value-type="string">
            <text:p>LASCPSLEVLSKRLNEK</text:p>
          </table:table-cell>
        </table:table-row>
        <table:table-row table:style-name="ro2">
          <table:table-cell office:value-type="string" calcext:value-type="string">
            <text:p>EHLYKTSSYVFDNAEHKNLFGLK</text:p>
          </table:table-cell>
          <table:table-cell table:formula="of:=SUBSTITUTE(SUBSTITUTE([.A3114];&quot;(+15.99)&quot;;&quot;&quot;);&quot;(+57.02)&quot;;&quot;&quot;)" office:value-type="string" office:string-value="EHLYKTSSYVFDNAEHKNLFGLK" calcext:value-type="string">
            <text:p>EHLYKTSSYVFDNAEHKNLFGLK</text:p>
          </table:table-cell>
          <table:table-cell office:value-type="string" calcext:value-type="string">
            <text:p>NPPSPYM(+15.99)VNSASDR</text:p>
          </table:table-cell>
          <table:table-cell table:formula="of:=SUBSTITUTE(SUBSTITUTE([.C3114];&quot;(+15.99)&quot;;&quot;&quot;);&quot;(+57.02)&quot;;&quot;&quot;)" office:value-type="string" office:string-value="NPPSPYMVNSASDR" calcext:value-type="string">
            <text:p>NPPSPYMVNSASDR</text:p>
          </table:table-cell>
        </table:table-row>
        <table:table-row table:style-name="ro2">
          <table:table-cell office:value-type="string" calcext:value-type="string">
            <text:p>FVANLAGPPNATK</text:p>
          </table:table-cell>
          <table:table-cell table:formula="of:=SUBSTITUTE(SUBSTITUTE([.A3115];&quot;(+15.99)&quot;;&quot;&quot;);&quot;(+57.02)&quot;;&quot;&quot;)" office:value-type="string" office:string-value="FVANLAGPPNATK" calcext:value-type="string">
            <text:p>FVANLAGPPNATK</text:p>
          </table:table-cell>
          <table:table-cell office:value-type="string" calcext:value-type="string">
            <text:p>ERRWTGGGGGYK</text:p>
          </table:table-cell>
          <table:table-cell table:formula="of:=SUBSTITUTE(SUBSTITUTE([.C3115];&quot;(+15.99)&quot;;&quot;&quot;);&quot;(+57.02)&quot;;&quot;&quot;)" office:value-type="string" office:string-value="ERRWTGGGGGYK" calcext:value-type="string">
            <text:p>ERRWTGGGGGYK</text:p>
          </table:table-cell>
        </table:table-row>
        <table:table-row table:style-name="ro2">
          <table:table-cell office:value-type="string" calcext:value-type="string">
            <text:p>MARGM(+15.99)C(+57.02)C(+57.02)SWEALAK</text:p>
          </table:table-cell>
          <table:table-cell table:formula="of:=SUBSTITUTE(SUBSTITUTE([.A3116];&quot;(+15.99)&quot;;&quot;&quot;);&quot;(+57.02)&quot;;&quot;&quot;)" office:value-type="string" office:string-value="MARGMCCSWEALAK" calcext:value-type="string">
            <text:p>MARGMCCSWEALAK</text:p>
          </table:table-cell>
          <table:table-cell office:value-type="string" calcext:value-type="string">
            <text:p>SSC(+57.02)EMM(+15.99)LESM(+15.99)LLDREK</text:p>
          </table:table-cell>
          <table:table-cell table:formula="of:=SUBSTITUTE(SUBSTITUTE([.C3116];&quot;(+15.99)&quot;;&quot;&quot;);&quot;(+57.02)&quot;;&quot;&quot;)" office:value-type="string" office:string-value="SSCEMMLESMLLDREK" calcext:value-type="string">
            <text:p>SSCEMMLESMLLDREK</text:p>
          </table:table-cell>
        </table:table-row>
        <table:table-row table:style-name="ro1">
          <table:table-cell office:value-type="string" calcext:value-type="string">
            <text:p>NVVSSHHELAER</text:p>
          </table:table-cell>
          <table:table-cell table:formula="of:=SUBSTITUTE(SUBSTITUTE([.A3117];&quot;(+15.99)&quot;;&quot;&quot;);&quot;(+57.02)&quot;;&quot;&quot;)" office:value-type="string" office:string-value="NVVSSHHELAER" calcext:value-type="string">
            <text:p>NVVSSHHELAER</text:p>
          </table:table-cell>
          <table:table-cell office:value-type="string" calcext:value-type="string">
            <text:p>EYGHQHMNWK</text:p>
          </table:table-cell>
          <table:table-cell table:formula="of:=SUBSTITUTE(SUBSTITUTE([.C3117];&quot;(+15.99)&quot;;&quot;&quot;);&quot;(+57.02)&quot;;&quot;&quot;)" office:value-type="string" office:string-value="EYGHQHMNWK" calcext:value-type="string">
            <text:p>EYGHQHMNWK</text:p>
          </table:table-cell>
        </table:table-row>
        <table:table-row table:style-name="ro2">
          <table:table-cell office:value-type="string" calcext:value-type="string">
            <text:p>ELWM(+15.99)YVDFLK</text:p>
          </table:table-cell>
          <table:table-cell table:formula="of:=SUBSTITUTE(SUBSTITUTE([.A3118];&quot;(+15.99)&quot;;&quot;&quot;);&quot;(+57.02)&quot;;&quot;&quot;)" office:value-type="string" office:string-value="ELWMYVDFLK" calcext:value-type="string">
            <text:p>ELWMYVDFLK</text:p>
          </table:table-cell>
          <table:table-cell office:value-type="string" calcext:value-type="string">
            <text:p>EWMHC(+57.02)EGVSM(+15.99)R</text:p>
          </table:table-cell>
          <table:table-cell table:formula="of:=SUBSTITUTE(SUBSTITUTE([.C3118];&quot;(+15.99)&quot;;&quot;&quot;);&quot;(+57.02)&quot;;&quot;&quot;)" office:value-type="string" office:string-value="EWMHCEGVSMR" calcext:value-type="string">
            <text:p>EWMHCEGVSMR</text:p>
          </table:table-cell>
        </table:table-row>
        <table:table-row table:style-name="ro1">
          <table:table-cell office:value-type="string" calcext:value-type="string">
            <text:p>RYEVDLVFHDLAEEAKTR</text:p>
          </table:table-cell>
          <table:table-cell table:formula="of:=SUBSTITUTE(SUBSTITUTE([.A3119];&quot;(+15.99)&quot;;&quot;&quot;);&quot;(+57.02)&quot;;&quot;&quot;)" office:value-type="string" office:string-value="RYEVDLVFHDLAEEAKTR" calcext:value-type="string">
            <text:p>RYEVDLVFHDLAEEAKTR</text:p>
          </table:table-cell>
          <table:table-cell office:value-type="string" calcext:value-type="string">
            <text:p>ENC(+57.02)VNLQDNK</text:p>
          </table:table-cell>
          <table:table-cell table:formula="of:=SUBSTITUTE(SUBSTITUTE([.C3119];&quot;(+15.99)&quot;;&quot;&quot;);&quot;(+57.02)&quot;;&quot;&quot;)" office:value-type="string" office:string-value="ENCVNLQDNK" calcext:value-type="string">
            <text:p>ENCVNLQDNK</text:p>
          </table:table-cell>
        </table:table-row>
        <table:table-row table:style-name="ro1">
          <table:table-cell office:value-type="string" calcext:value-type="string">
            <text:p>SNYALC(+57.02)EAEAAK</text:p>
          </table:table-cell>
          <table:table-cell table:formula="of:=SUBSTITUTE(SUBSTITUTE([.A3120];&quot;(+15.99)&quot;;&quot;&quot;);&quot;(+57.02)&quot;;&quot;&quot;)" office:value-type="string" office:string-value="SNYALCEAEAAK" calcext:value-type="string">
            <text:p>SNYALCEAEAAK</text:p>
          </table:table-cell>
          <table:table-cell office:value-type="string" calcext:value-type="string">
            <text:p>TTENLASC(+57.02)HHR</text:p>
          </table:table-cell>
          <table:table-cell table:formula="of:=SUBSTITUTE(SUBSTITUTE([.C3120];&quot;(+15.99)&quot;;&quot;&quot;);&quot;(+57.02)&quot;;&quot;&quot;)" office:value-type="string" office:string-value="TTENLASCHHR" calcext:value-type="string">
            <text:p>TTENLASCHHR</text:p>
          </table:table-cell>
        </table:table-row>
        <table:table-row table:style-name="ro1">
          <table:table-cell office:value-type="string" calcext:value-type="string">
            <text:p>WFLSDPK</text:p>
          </table:table-cell>
          <table:table-cell table:formula="of:=SUBSTITUTE(SUBSTITUTE([.A3121];&quot;(+15.99)&quot;;&quot;&quot;);&quot;(+57.02)&quot;;&quot;&quot;)" office:value-type="string" office:string-value="WFLSDPK" calcext:value-type="string">
            <text:p>WFLSDPK</text:p>
          </table:table-cell>
          <table:table-cell office:value-type="string" calcext:value-type="string">
            <text:p>QKC(+57.02)M(+15.99)GWVLNR</text:p>
          </table:table-cell>
          <table:table-cell table:formula="of:=SUBSTITUTE(SUBSTITUTE([.C3121];&quot;(+15.99)&quot;;&quot;&quot;);&quot;(+57.02)&quot;;&quot;&quot;)" office:value-type="string" office:string-value="QKCMGWVLNR" calcext:value-type="string">
            <text:p>QKCMGWVLNR</text:p>
          </table:table-cell>
        </table:table-row>
        <table:table-row table:style-name="ro1">
          <table:table-cell office:value-type="string" calcext:value-type="string">
            <text:p>GM(+15.99)GLSALPSGALVGSR</text:p>
          </table:table-cell>
          <table:table-cell table:formula="of:=SUBSTITUTE(SUBSTITUTE([.A3122];&quot;(+15.99)&quot;;&quot;&quot;);&quot;(+57.02)&quot;;&quot;&quot;)" office:value-type="string" office:string-value="GMGLSALPSGALVGSR" calcext:value-type="string">
            <text:p>GMGLSALPSGALVGSR</text:p>
          </table:table-cell>
          <table:table-cell office:value-type="string" calcext:value-type="string">
            <text:p>NFNGDWTLK</text:p>
          </table:table-cell>
          <table:table-cell table:formula="of:=SUBSTITUTE(SUBSTITUTE([.C3122];&quot;(+15.99)&quot;;&quot;&quot;);&quot;(+57.02)&quot;;&quot;&quot;)" office:value-type="string" office:string-value="NFNGDWTLK" calcext:value-type="string">
            <text:p>NFNGDWTLK</text:p>
          </table:table-cell>
        </table:table-row>
        <table:table-row table:style-name="ro2">
          <table:table-cell office:value-type="string" calcext:value-type="string">
            <text:p>LLGPLNYDSK</text:p>
          </table:table-cell>
          <table:table-cell table:formula="of:=SUBSTITUTE(SUBSTITUTE([.A3123];&quot;(+15.99)&quot;;&quot;&quot;);&quot;(+57.02)&quot;;&quot;&quot;)" office:value-type="string" office:string-value="LLGPLNYDSK" calcext:value-type="string">
            <text:p>LLGPLNYDSK</text:p>
          </table:table-cell>
          <table:table-cell office:value-type="string" calcext:value-type="string">
            <text:p>AFGPVALGKSKMYYGR</text:p>
          </table:table-cell>
          <table:table-cell table:formula="of:=SUBSTITUTE(SUBSTITUTE([.C3123];&quot;(+15.99)&quot;;&quot;&quot;);&quot;(+57.02)&quot;;&quot;&quot;)" office:value-type="string" office:string-value="AFGPVALGKSKMYYGR" calcext:value-type="string">
            <text:p>AFGPVALGKSKMYYGR</text:p>
          </table:table-cell>
        </table:table-row>
        <table:table-row table:style-name="ro1">
          <table:table-cell office:value-type="string" calcext:value-type="string">
            <text:p>C(+57.02)WYTLGTPLKAHR</text:p>
          </table:table-cell>
          <table:table-cell table:formula="of:=SUBSTITUTE(SUBSTITUTE([.A3124];&quot;(+15.99)&quot;;&quot;&quot;);&quot;(+57.02)&quot;;&quot;&quot;)" office:value-type="string" office:string-value="CWYTLGTPLKAHR" calcext:value-type="string">
            <text:p>CWYTLGTPLKAHR</text:p>
          </table:table-cell>
          <table:table-cell office:value-type="string" calcext:value-type="string">
            <text:p>C(+57.02)NWVWYAHAR</text:p>
          </table:table-cell>
          <table:table-cell table:formula="of:=SUBSTITUTE(SUBSTITUTE([.C3124];&quot;(+15.99)&quot;;&quot;&quot;);&quot;(+57.02)&quot;;&quot;&quot;)" office:value-type="string" office:string-value="CNWVWYAHAR" calcext:value-type="string">
            <text:p>CNWVWYAHAR</text:p>
          </table:table-cell>
        </table:table-row>
        <table:table-row table:style-name="ro2">
          <table:table-cell office:value-type="string" calcext:value-type="string">
            <text:p>EYLANYRNVR</text:p>
          </table:table-cell>
          <table:table-cell table:formula="of:=SUBSTITUTE(SUBSTITUTE([.A3125];&quot;(+15.99)&quot;;&quot;&quot;);&quot;(+57.02)&quot;;&quot;&quot;)" office:value-type="string" office:string-value="EYLANYRNVR" calcext:value-type="string">
            <text:p>EYLANYRNVR</text:p>
          </table:table-cell>
          <table:table-cell office:value-type="string" calcext:value-type="string">
            <text:p>WC(+57.02)DDC(+57.02)LSTLEEEELSALAGLR</text:p>
          </table:table-cell>
          <table:table-cell table:formula="of:=SUBSTITUTE(SUBSTITUTE([.C3125];&quot;(+15.99)&quot;;&quot;&quot;);&quot;(+57.02)&quot;;&quot;&quot;)" office:value-type="string" office:string-value="WCDDCLSTLEEEELSALAGLR" calcext:value-type="string">
            <text:p>WCDDCLSTLEEEELSALAGLR</text:p>
          </table:table-cell>
        </table:table-row>
        <table:table-row table:style-name="ro2">
          <table:table-cell office:value-type="string" calcext:value-type="string">
            <text:p>NELLVANHTLC(+57.02)GK</text:p>
          </table:table-cell>
          <table:table-cell table:formula="of:=SUBSTITUTE(SUBSTITUTE([.A3126];&quot;(+15.99)&quot;;&quot;&quot;);&quot;(+57.02)&quot;;&quot;&quot;)" office:value-type="string" office:string-value="NELLVANHTLCGK" calcext:value-type="string">
            <text:p>NELLVANHTLCGK</text:p>
          </table:table-cell>
          <table:table-cell office:value-type="string" calcext:value-type="string">
            <text:p>KWHHMALGMLETR</text:p>
          </table:table-cell>
          <table:table-cell table:formula="of:=SUBSTITUTE(SUBSTITUTE([.C3126];&quot;(+15.99)&quot;;&quot;&quot;);&quot;(+57.02)&quot;;&quot;&quot;)" office:value-type="string" office:string-value="KWHHMALGMLETR" calcext:value-type="string">
            <text:p>KWHHMALGMLETR</text:p>
          </table:table-cell>
        </table:table-row>
        <table:table-row table:style-name="ro2">
          <table:table-cell office:value-type="string" calcext:value-type="string">
            <text:p>EPRRNNPDLGDLTLDWSLVR</text:p>
          </table:table-cell>
          <table:table-cell table:formula="of:=SUBSTITUTE(SUBSTITUTE([.A3127];&quot;(+15.99)&quot;;&quot;&quot;);&quot;(+57.02)&quot;;&quot;&quot;)" office:value-type="string" office:string-value="EPRRNNPDLGDLTLDWSLVR" calcext:value-type="string">
            <text:p>EPRRNNPDLGDLTLDWSLVR</text:p>
          </table:table-cell>
          <table:table-cell office:value-type="string" calcext:value-type="string">
            <text:p>ENPSPHSK</text:p>
          </table:table-cell>
          <table:table-cell table:formula="of:=SUBSTITUTE(SUBSTITUTE([.C3127];&quot;(+15.99)&quot;;&quot;&quot;);&quot;(+57.02)&quot;;&quot;&quot;)" office:value-type="string" office:string-value="ENPSPHSK" calcext:value-type="string">
            <text:p>ENPSPHSK</text:p>
          </table:table-cell>
        </table:table-row>
        <table:table-row table:style-name="ro2">
          <table:table-cell office:value-type="string" calcext:value-type="string">
            <text:p>FVVGDHKVC(+57.02)GSVK</text:p>
          </table:table-cell>
          <table:table-cell table:formula="of:=SUBSTITUTE(SUBSTITUTE([.A3128];&quot;(+15.99)&quot;;&quot;&quot;);&quot;(+57.02)&quot;;&quot;&quot;)" office:value-type="string" office:string-value="FVVGDHKVCGSVK" calcext:value-type="string">
            <text:p>FVVGDHKVCGSVK</text:p>
          </table:table-cell>
          <table:table-cell office:value-type="string" calcext:value-type="string">
            <text:p>LNPALGRM(+15.99)WGANK</text:p>
          </table:table-cell>
          <table:table-cell table:formula="of:=SUBSTITUTE(SUBSTITUTE([.C3128];&quot;(+15.99)&quot;;&quot;&quot;);&quot;(+57.02)&quot;;&quot;&quot;)" office:value-type="string" office:string-value="LNPALGRMWGANK" calcext:value-type="string">
            <text:p>LNPALGRMWGANK</text:p>
          </table:table-cell>
        </table:table-row>
        <table:table-row table:style-name="ro2">
          <table:table-cell office:value-type="string" calcext:value-type="string">
            <text:p>QRLALYTVDNM(+15.99)ER</text:p>
          </table:table-cell>
          <table:table-cell table:formula="of:=SUBSTITUTE(SUBSTITUTE([.A3129];&quot;(+15.99)&quot;;&quot;&quot;);&quot;(+57.02)&quot;;&quot;&quot;)" office:value-type="string" office:string-value="QRLALYTVDNMER" calcext:value-type="string">
            <text:p>QRLALYTVDNMER</text:p>
          </table:table-cell>
          <table:table-cell office:value-type="string" calcext:value-type="string">
            <text:p>AAFPNNTLATSVK</text:p>
          </table:table-cell>
          <table:table-cell table:formula="of:=SUBSTITUTE(SUBSTITUTE([.C3129];&quot;(+15.99)&quot;;&quot;&quot;);&quot;(+57.02)&quot;;&quot;&quot;)" office:value-type="string" office:string-value="AAFPNNTLATSVK" calcext:value-type="string">
            <text:p>AAFPNNTLATSVK</text:p>
          </table:table-cell>
        </table:table-row>
        <table:table-row table:style-name="ro2">
          <table:table-cell office:value-type="string" calcext:value-type="string">
            <text:p>GYNSPYTVM(+15.99)DC(+57.02)NK</text:p>
          </table:table-cell>
          <table:table-cell table:formula="of:=SUBSTITUTE(SUBSTITUTE([.A3130];&quot;(+15.99)&quot;;&quot;&quot;);&quot;(+57.02)&quot;;&quot;&quot;)" office:value-type="string" office:string-value="GYNSPYTVMDCNK" calcext:value-type="string">
            <text:p>GYNSPYTVMDCNK</text:p>
          </table:table-cell>
          <table:table-cell office:value-type="string" calcext:value-type="string">
            <text:p>WQC(+57.02)QHNMEDLGELSLSGK</text:p>
          </table:table-cell>
          <table:table-cell table:formula="of:=SUBSTITUTE(SUBSTITUTE([.C3130];&quot;(+15.99)&quot;;&quot;&quot;);&quot;(+57.02)&quot;;&quot;&quot;)" office:value-type="string" office:string-value="WQCQHNMEDLGELSLSGK" calcext:value-type="string">
            <text:p>WQCQHNMEDLGELSLSGK</text:p>
          </table:table-cell>
        </table:table-row>
        <table:table-row table:style-name="ro2">
          <table:table-cell office:value-type="string" calcext:value-type="string">
            <text:p>KRWMAMC(+57.02)TGAK</text:p>
          </table:table-cell>
          <table:table-cell table:formula="of:=SUBSTITUTE(SUBSTITUTE([.A3131];&quot;(+15.99)&quot;;&quot;&quot;);&quot;(+57.02)&quot;;&quot;&quot;)" office:value-type="string" office:string-value="KRWMAMCTGAK" calcext:value-type="string">
            <text:p>KRWMAMCTGAK</text:p>
          </table:table-cell>
          <table:table-cell office:value-type="string" calcext:value-type="string">
            <text:p>DEVSNAVDFHDR</text:p>
          </table:table-cell>
          <table:table-cell table:formula="of:=SUBSTITUTE(SUBSTITUTE([.C3131];&quot;(+15.99)&quot;;&quot;&quot;);&quot;(+57.02)&quot;;&quot;&quot;)" office:value-type="string" office:string-value="DEVSNAVDFHDR" calcext:value-type="string">
            <text:p>DEVSNAVDFHDR</text:p>
          </table:table-cell>
        </table:table-row>
        <table:table-row table:style-name="ro2">
          <table:table-cell office:value-type="string" calcext:value-type="string">
            <text:p>QRFSPTK</text:p>
          </table:table-cell>
          <table:table-cell table:formula="of:=SUBSTITUTE(SUBSTITUTE([.A3132];&quot;(+15.99)&quot;;&quot;&quot;);&quot;(+57.02)&quot;;&quot;&quot;)" office:value-type="string" office:string-value="QRFSPTK" calcext:value-type="string">
            <text:p>QRFSPTK</text:p>
          </table:table-cell>
          <table:table-cell office:value-type="string" calcext:value-type="string">
            <text:p>VKC(+57.02)KNLAGDFYLFR</text:p>
          </table:table-cell>
          <table:table-cell table:formula="of:=SUBSTITUTE(SUBSTITUTE([.C3132];&quot;(+15.99)&quot;;&quot;&quot;);&quot;(+57.02)&quot;;&quot;&quot;)" office:value-type="string" office:string-value="VKCKNLAGDFYLFR" calcext:value-type="string">
            <text:p>VKCKNLAGDFYLFR</text:p>
          </table:table-cell>
        </table:table-row>
        <table:table-row table:style-name="ro2">
          <table:table-cell office:value-type="string" calcext:value-type="string">
            <text:p>ELLC(+57.02)LALQNLVEASLTSVPPR</text:p>
          </table:table-cell>
          <table:table-cell table:formula="of:=SUBSTITUTE(SUBSTITUTE([.A3133];&quot;(+15.99)&quot;;&quot;&quot;);&quot;(+57.02)&quot;;&quot;&quot;)" office:value-type="string" office:string-value="ELLCLALQNLVEASLTSVPPR" calcext:value-type="string">
            <text:p>ELLCLALQNLVEASLTSVPPR</text:p>
          </table:table-cell>
          <table:table-cell office:value-type="string" calcext:value-type="string">
            <text:p>EDYLLRFMHEAHEGK</text:p>
          </table:table-cell>
          <table:table-cell table:formula="of:=SUBSTITUTE(SUBSTITUTE([.C3133];&quot;(+15.99)&quot;;&quot;&quot;);&quot;(+57.02)&quot;;&quot;&quot;)" office:value-type="string" office:string-value="EDYLLRFMHEAHEGK" calcext:value-type="string">
            <text:p>EDYLLRFMHEAHEGK</text:p>
          </table:table-cell>
        </table:table-row>
        <table:table-row table:style-name="ro1">
          <table:table-cell office:value-type="string" calcext:value-type="string">
            <text:p>TTEM(+15.99)SM(+15.99)DSK</text:p>
          </table:table-cell>
          <table:table-cell table:formula="of:=SUBSTITUTE(SUBSTITUTE([.A3134];&quot;(+15.99)&quot;;&quot;&quot;);&quot;(+57.02)&quot;;&quot;&quot;)" office:value-type="string" office:string-value="TTEMSMDSK" calcext:value-type="string">
            <text:p>TTEMSMDSK</text:p>
          </table:table-cell>
          <table:table-cell office:value-type="string" calcext:value-type="string">
            <text:p>KVPDKASLTMK</text:p>
          </table:table-cell>
          <table:table-cell table:formula="of:=SUBSTITUTE(SUBSTITUTE([.C3134];&quot;(+15.99)&quot;;&quot;&quot;);&quot;(+57.02)&quot;;&quot;&quot;)" office:value-type="string" office:string-value="KVPDKASLTMK" calcext:value-type="string">
            <text:p>KVPDKASLTMK</text:p>
          </table:table-cell>
        </table:table-row>
        <table:table-row table:style-name="ro2">
          <table:table-cell office:value-type="string" calcext:value-type="string">
            <text:p>NVLPPELDNYK</text:p>
          </table:table-cell>
          <table:table-cell table:formula="of:=SUBSTITUTE(SUBSTITUTE([.A3135];&quot;(+15.99)&quot;;&quot;&quot;);&quot;(+57.02)&quot;;&quot;&quot;)" office:value-type="string" office:string-value="NVLPPELDNYK" calcext:value-type="string">
            <text:p>NVLPPELDNYK</text:p>
          </table:table-cell>
          <table:table-cell office:value-type="string" calcext:value-type="string">
            <text:p>RDEEELPLYPNK</text:p>
          </table:table-cell>
          <table:table-cell table:formula="of:=SUBSTITUTE(SUBSTITUTE([.C3135];&quot;(+15.99)&quot;;&quot;&quot;);&quot;(+57.02)&quot;;&quot;&quot;)" office:value-type="string" office:string-value="RDEEELPLYPNK" calcext:value-type="string">
            <text:p>RDEEELPLYPNK</text:p>
          </table:table-cell>
        </table:table-row>
        <table:table-row table:style-name="ro1">
          <table:table-cell office:value-type="string" calcext:value-type="string">
            <text:p>NWWDLVPNPPK</text:p>
          </table:table-cell>
          <table:table-cell table:formula="of:=SUBSTITUTE(SUBSTITUTE([.A3136];&quot;(+15.99)&quot;;&quot;&quot;);&quot;(+57.02)&quot;;&quot;&quot;)" office:value-type="string" office:string-value="NWWDLVPNPPK" calcext:value-type="string">
            <text:p>NWWDLVPNPPK</text:p>
          </table:table-cell>
          <table:table-cell office:value-type="string" calcext:value-type="string">
            <text:p>YNLPDLGWK</text:p>
          </table:table-cell>
          <table:table-cell table:formula="of:=SUBSTITUTE(SUBSTITUTE([.C3136];&quot;(+15.99)&quot;;&quot;&quot;);&quot;(+57.02)&quot;;&quot;&quot;)" office:value-type="string" office:string-value="YNLPDLGWK" calcext:value-type="string">
            <text:p>YNLPDLGWK</text:p>
          </table:table-cell>
        </table:table-row>
        <table:table-row table:style-name="ro2">
          <table:table-cell office:value-type="string" calcext:value-type="string">
            <text:p>WC(+57.02)C(+57.02)DDLSTLEEEELSALAGLR</text:p>
          </table:table-cell>
          <table:table-cell table:formula="of:=SUBSTITUTE(SUBSTITUTE([.A3137];&quot;(+15.99)&quot;;&quot;&quot;);&quot;(+57.02)&quot;;&quot;&quot;)" office:value-type="string" office:string-value="WCCDDLSTLEEEELSALAGLR" calcext:value-type="string">
            <text:p>WCCDDLSTLEEEELSALAGLR</text:p>
          </table:table-cell>
          <table:table-cell office:value-type="string" calcext:value-type="string">
            <text:p>QM(+15.99)C(+57.02)LPWHAK</text:p>
          </table:table-cell>
          <table:table-cell table:formula="of:=SUBSTITUTE(SUBSTITUTE([.C3137];&quot;(+15.99)&quot;;&quot;&quot;);&quot;(+57.02)&quot;;&quot;&quot;)" office:value-type="string" office:string-value="QMCLPWHAK" calcext:value-type="string">
            <text:p>QMCLPWHAK</text:p>
          </table:table-cell>
        </table:table-row>
        <table:table-row table:style-name="ro2">
          <table:table-cell office:value-type="string" calcext:value-type="string">
            <text:p>QC(+57.02)VLLSEFNDFK</text:p>
          </table:table-cell>
          <table:table-cell table:formula="of:=SUBSTITUTE(SUBSTITUTE([.A3138];&quot;(+15.99)&quot;;&quot;&quot;);&quot;(+57.02)&quot;;&quot;&quot;)" office:value-type="string" office:string-value="QCVLLSEFNDFK" calcext:value-type="string">
            <text:p>QCVLLSEFNDFK</text:p>
          </table:table-cell>
          <table:table-cell office:value-type="string" calcext:value-type="string">
            <text:p>QEYSLEELVGPLHVR</text:p>
          </table:table-cell>
          <table:table-cell table:formula="of:=SUBSTITUTE(SUBSTITUTE([.C3138];&quot;(+15.99)&quot;;&quot;&quot;);&quot;(+57.02)&quot;;&quot;&quot;)" office:value-type="string" office:string-value="QEYSLEELVGPLHVR" calcext:value-type="string">
            <text:p>QEYSLEELVGPLHVR</text:p>
          </table:table-cell>
        </table:table-row>
        <table:table-row table:style-name="ro2">
          <table:table-cell office:value-type="string" calcext:value-type="string">
            <text:p>EC(+57.02)C(+57.02)C(+57.02)M(+15.99)EVVEAVLTGK</text:p>
          </table:table-cell>
          <table:table-cell table:formula="of:=SUBSTITUTE(SUBSTITUTE([.A3139];&quot;(+15.99)&quot;;&quot;&quot;);&quot;(+57.02)&quot;;&quot;&quot;)" office:value-type="string" office:string-value="ECCCMEVVEAVLTGK" calcext:value-type="string">
            <text:p>ECCCMEVVEAVLTGK</text:p>
          </table:table-cell>
          <table:table-cell office:value-type="string" calcext:value-type="string">
            <text:p>EM(+15.99)YGWLM(+15.99)ETAVK</text:p>
          </table:table-cell>
          <table:table-cell table:formula="of:=SUBSTITUTE(SUBSTITUTE([.C3139];&quot;(+15.99)&quot;;&quot;&quot;);&quot;(+57.02)&quot;;&quot;&quot;)" office:value-type="string" office:string-value="EMYGWLMETAVK" calcext:value-type="string">
            <text:p>EMYGWLMETAVK</text:p>
          </table:table-cell>
        </table:table-row>
        <table:table-row table:style-name="ro2">
          <table:table-cell office:value-type="string" calcext:value-type="string">
            <text:p>QYLYPQLLHM(+15.99)LSLK</text:p>
          </table:table-cell>
          <table:table-cell table:formula="of:=SUBSTITUTE(SUBSTITUTE([.A3140];&quot;(+15.99)&quot;;&quot;&quot;);&quot;(+57.02)&quot;;&quot;&quot;)" office:value-type="string" office:string-value="QYLYPQLLHMLSLK" calcext:value-type="string">
            <text:p>QYLYPQLLHMLSLK</text:p>
          </table:table-cell>
          <table:table-cell office:value-type="string" calcext:value-type="string">
            <text:p>HSC(+57.02)C(+57.02)MC(+57.02)PVLNDDGEADR</text:p>
          </table:table-cell>
          <table:table-cell table:formula="of:=SUBSTITUTE(SUBSTITUTE([.C3140];&quot;(+15.99)&quot;;&quot;&quot;);&quot;(+57.02)&quot;;&quot;&quot;)" office:value-type="string" office:string-value="HSCCMCPVLNDDGEADR" calcext:value-type="string">
            <text:p>HSCCMCPVLNDDGEADR</text:p>
          </table:table-cell>
        </table:table-row>
        <table:table-row table:style-name="ro2">
          <table:table-cell office:value-type="string" calcext:value-type="string">
            <text:p>KPAKPDESFVLLHFR</text:p>
          </table:table-cell>
          <table:table-cell table:formula="of:=SUBSTITUTE(SUBSTITUTE([.A3141];&quot;(+15.99)&quot;;&quot;&quot;);&quot;(+57.02)&quot;;&quot;&quot;)" office:value-type="string" office:string-value="KPAKPDESFVLLHFR" calcext:value-type="string">
            <text:p>KPAKPDESFVLLHFR</text:p>
          </table:table-cell>
          <table:table-cell office:value-type="string" calcext:value-type="string">
            <text:p>QVNSETSELPLR</text:p>
          </table:table-cell>
          <table:table-cell table:formula="of:=SUBSTITUTE(SUBSTITUTE([.C3141];&quot;(+15.99)&quot;;&quot;&quot;);&quot;(+57.02)&quot;;&quot;&quot;)" office:value-type="string" office:string-value="QVNSETSELPLR" calcext:value-type="string">
            <text:p>QVNSETSELPLR</text:p>
          </table:table-cell>
        </table:table-row>
        <table:table-row table:style-name="ro2">
          <table:table-cell office:value-type="string" calcext:value-type="string">
            <text:p>DPYSKLLGAANPK</text:p>
          </table:table-cell>
          <table:table-cell table:formula="of:=SUBSTITUTE(SUBSTITUTE([.A3142];&quot;(+15.99)&quot;;&quot;&quot;);&quot;(+57.02)&quot;;&quot;&quot;)" office:value-type="string" office:string-value="DPYSKLLGAANPK" calcext:value-type="string">
            <text:p>DPYSKLLGAANPK</text:p>
          </table:table-cell>
          <table:table-cell office:value-type="string" calcext:value-type="string">
            <text:p>VQNDRRLPELDR</text:p>
          </table:table-cell>
          <table:table-cell table:formula="of:=SUBSTITUTE(SUBSTITUTE([.C3142];&quot;(+15.99)&quot;;&quot;&quot;);&quot;(+57.02)&quot;;&quot;&quot;)" office:value-type="string" office:string-value="VQNDRRLPELDR" calcext:value-type="string">
            <text:p>VQNDRRLPELDR</text:p>
          </table:table-cell>
        </table:table-row>
        <table:table-row table:style-name="ro2">
          <table:table-cell office:value-type="string" calcext:value-type="string">
            <text:p>MLETWNEFDLSR</text:p>
          </table:table-cell>
          <table:table-cell table:formula="of:=SUBSTITUTE(SUBSTITUTE([.A3143];&quot;(+15.99)&quot;;&quot;&quot;);&quot;(+57.02)&quot;;&quot;&quot;)" office:value-type="string" office:string-value="MLETWNEFDLSR" calcext:value-type="string">
            <text:p>MLETWNEFDLSR</text:p>
          </table:table-cell>
          <table:table-cell office:value-type="string" calcext:value-type="string">
            <text:p>QWC(+57.02)FEEEVASLK</text:p>
          </table:table-cell>
          <table:table-cell table:formula="of:=SUBSTITUTE(SUBSTITUTE([.C3143];&quot;(+15.99)&quot;;&quot;&quot;);&quot;(+57.02)&quot;;&quot;&quot;)" office:value-type="string" office:string-value="QWCFEEEVASLK" calcext:value-type="string">
            <text:p>QWCFEEEVASLK</text:p>
          </table:table-cell>
        </table:table-row>
        <table:table-row table:style-name="ro2">
          <table:table-cell office:value-type="string" calcext:value-type="string">
            <text:p>WC(+57.02)C(+57.02)KELLAFLAPK</text:p>
          </table:table-cell>
          <table:table-cell table:formula="of:=SUBSTITUTE(SUBSTITUTE([.A3144];&quot;(+15.99)&quot;;&quot;&quot;);&quot;(+57.02)&quot;;&quot;&quot;)" office:value-type="string" office:string-value="WCCKELLAFLAPK" calcext:value-type="string">
            <text:p>WCCKELLAFLAPK</text:p>
          </table:table-cell>
          <table:table-cell office:value-type="string" calcext:value-type="string">
            <text:p>DPKGDMPRKSK</text:p>
          </table:table-cell>
          <table:table-cell table:formula="of:=SUBSTITUTE(SUBSTITUTE([.C3144];&quot;(+15.99)&quot;;&quot;&quot;);&quot;(+57.02)&quot;;&quot;&quot;)" office:value-type="string" office:string-value="DPKGDMPRKSK" calcext:value-type="string">
            <text:p>DPKGDMPRKSK</text:p>
          </table:table-cell>
        </table:table-row>
        <table:table-row table:style-name="ro2">
          <table:table-cell office:value-type="string" calcext:value-type="string">
            <text:p>NSKHFHK</text:p>
          </table:table-cell>
          <table:table-cell table:formula="of:=SUBSTITUTE(SUBSTITUTE([.A3145];&quot;(+15.99)&quot;;&quot;&quot;);&quot;(+57.02)&quot;;&quot;&quot;)" office:value-type="string" office:string-value="NSKHFHK" calcext:value-type="string">
            <text:p>NSKHFHK</text:p>
          </table:table-cell>
          <table:table-cell office:value-type="string" calcext:value-type="string">
            <text:p>RRYC(+57.02)VTQNVENGSTNAEAVR</text:p>
          </table:table-cell>
          <table:table-cell table:formula="of:=SUBSTITUTE(SUBSTITUTE([.C3145];&quot;(+15.99)&quot;;&quot;&quot;);&quot;(+57.02)&quot;;&quot;&quot;)" office:value-type="string" office:string-value="RRYCVTQNVENGSTNAEAVR" calcext:value-type="string">
            <text:p>RRYCVTQNVENGSTNAEAVR</text:p>
          </table:table-cell>
        </table:table-row>
        <table:table-row table:style-name="ro2">
          <table:table-cell office:value-type="string" calcext:value-type="string">
            <text:p>QYKTELSPGDAVLR</text:p>
          </table:table-cell>
          <table:table-cell table:formula="of:=SUBSTITUTE(SUBSTITUTE([.A3146];&quot;(+15.99)&quot;;&quot;&quot;);&quot;(+57.02)&quot;;&quot;&quot;)" office:value-type="string" office:string-value="QYKTELSPGDAVLR" calcext:value-type="string">
            <text:p>QYKTELSPGDAVLR</text:p>
          </table:table-cell>
          <table:table-cell office:value-type="string" calcext:value-type="string">
            <text:p>VDAAQDDC(+57.02)DHK</text:p>
          </table:table-cell>
          <table:table-cell table:formula="of:=SUBSTITUTE(SUBSTITUTE([.C3146];&quot;(+15.99)&quot;;&quot;&quot;);&quot;(+57.02)&quot;;&quot;&quot;)" office:value-type="string" office:string-value="VDAAQDDCDHK" calcext:value-type="string">
            <text:p>VDAAQDDCDHK</text:p>
          </table:table-cell>
        </table:table-row>
        <table:table-row table:style-name="ro2">
          <table:table-cell office:value-type="string" calcext:value-type="string">
            <text:p>HKVLFDEMQAK</text:p>
          </table:table-cell>
          <table:table-cell table:formula="of:=SUBSTITUTE(SUBSTITUTE([.A3147];&quot;(+15.99)&quot;;&quot;&quot;);&quot;(+57.02)&quot;;&quot;&quot;)" office:value-type="string" office:string-value="HKVLFDEMQAK" calcext:value-type="string">
            <text:p>HKVLFDEMQAK</text:p>
          </table:table-cell>
          <table:table-cell office:value-type="string" calcext:value-type="string">
            <text:p>ASKNDHLENDLGRLR</text:p>
          </table:table-cell>
          <table:table-cell table:formula="of:=SUBSTITUTE(SUBSTITUTE([.C3147];&quot;(+15.99)&quot;;&quot;&quot;);&quot;(+57.02)&quot;;&quot;&quot;)" office:value-type="string" office:string-value="ASKNDHLENDLGRLR" calcext:value-type="string">
            <text:p>ASKNDHLENDLGRLR</text:p>
          </table:table-cell>
        </table:table-row>
        <table:table-row table:style-name="ro2">
          <table:table-cell office:value-type="string" calcext:value-type="string">
            <text:p>TEFVPHR</text:p>
          </table:table-cell>
          <table:table-cell table:formula="of:=SUBSTITUTE(SUBSTITUTE([.A3148];&quot;(+15.99)&quot;;&quot;&quot;);&quot;(+57.02)&quot;;&quot;&quot;)" office:value-type="string" office:string-value="TEFVPHR" calcext:value-type="string">
            <text:p>TEFVPHR</text:p>
          </table:table-cell>
          <table:table-cell office:value-type="string" calcext:value-type="string">
            <text:p>C(+57.02)C(+57.02)YLRLAPAFSEK</text:p>
          </table:table-cell>
          <table:table-cell table:formula="of:=SUBSTITUTE(SUBSTITUTE([.C3148];&quot;(+15.99)&quot;;&quot;&quot;);&quot;(+57.02)&quot;;&quot;&quot;)" office:value-type="string" office:string-value="CCYLRLAPAFSEK" calcext:value-type="string">
            <text:p>CCYLRLAPAFSEK</text:p>
          </table:table-cell>
        </table:table-row>
        <table:table-row table:style-name="ro1">
          <table:table-cell office:value-type="string" calcext:value-type="string">
            <text:p>VLEDLAPETKK</text:p>
          </table:table-cell>
          <table:table-cell table:formula="of:=SUBSTITUTE(SUBSTITUTE([.A3149];&quot;(+15.99)&quot;;&quot;&quot;);&quot;(+57.02)&quot;;&quot;&quot;)" office:value-type="string" office:string-value="VLEDLAPETKK" calcext:value-type="string">
            <text:p>VLEDLAPETKK</text:p>
          </table:table-cell>
          <table:table-cell office:value-type="string" calcext:value-type="string">
            <text:p>RDSKFWSVPK</text:p>
          </table:table-cell>
          <table:table-cell table:formula="of:=SUBSTITUTE(SUBSTITUTE([.C3149];&quot;(+15.99)&quot;;&quot;&quot;);&quot;(+57.02)&quot;;&quot;&quot;)" office:value-type="string" office:string-value="RDSKFWSVPK" calcext:value-type="string">
            <text:p>RDSKFWSVPK</text:p>
          </table:table-cell>
        </table:table-row>
        <table:table-row table:style-name="ro3">
          <table:table-cell office:value-type="string" calcext:value-type="string">
            <text:p>QTVPQPDSGR</text:p>
          </table:table-cell>
          <table:table-cell table:formula="of:=SUBSTITUTE(SUBSTITUTE([.A3150];&quot;(+15.99)&quot;;&quot;&quot;);&quot;(+57.02)&quot;;&quot;&quot;)" office:value-type="string" office:string-value="QTVPQPDSGR" calcext:value-type="string">
            <text:p>QTVPQPDSGR</text:p>
          </table:table-cell>
          <table:table-cell office:value-type="string" calcext:value-type="string">
            <text:p>C(+57.02)MHQLVMWHSLLELSNELSNDK</text:p>
          </table:table-cell>
          <table:table-cell table:formula="of:=SUBSTITUTE(SUBSTITUTE([.C3150];&quot;(+15.99)&quot;;&quot;&quot;);&quot;(+57.02)&quot;;&quot;&quot;)" office:value-type="string" office:string-value="CMHQLVMWHSLLELSNELSNDK" calcext:value-type="string">
            <text:p>CMHQLVMWHSLLELSNELSNDK</text:p>
          </table:table-cell>
        </table:table-row>
        <table:table-row table:style-name="ro1">
          <table:table-cell office:value-type="string" calcext:value-type="string">
            <text:p>FLLEKEK</text:p>
          </table:table-cell>
          <table:table-cell table:formula="of:=SUBSTITUTE(SUBSTITUTE([.A3151];&quot;(+15.99)&quot;;&quot;&quot;);&quot;(+57.02)&quot;;&quot;&quot;)" office:value-type="string" office:string-value="FLLEKEK" calcext:value-type="string">
            <text:p>FLLEKEK</text:p>
          </table:table-cell>
          <table:table-cell office:value-type="string" calcext:value-type="string">
            <text:p>SFWLHSYK</text:p>
          </table:table-cell>
          <table:table-cell table:formula="of:=SUBSTITUTE(SUBSTITUTE([.C3151];&quot;(+15.99)&quot;;&quot;&quot;);&quot;(+57.02)&quot;;&quot;&quot;)" office:value-type="string" office:string-value="SFWLHSYK" calcext:value-type="string">
            <text:p>SFWLHSYK</text:p>
          </table:table-cell>
        </table:table-row>
        <table:table-row table:style-name="ro2">
          <table:table-cell office:value-type="string" calcext:value-type="string">
            <text:p>QWYELALGMLETR</text:p>
          </table:table-cell>
          <table:table-cell table:formula="of:=SUBSTITUTE(SUBSTITUTE([.A3152];&quot;(+15.99)&quot;;&quot;&quot;);&quot;(+57.02)&quot;;&quot;&quot;)" office:value-type="string" office:string-value="QWYELALGMLETR" calcext:value-type="string">
            <text:p>QWYELALGMLETR</text:p>
          </table:table-cell>
          <table:table-cell office:value-type="string" calcext:value-type="string">
            <text:p>YRWWDVLEGNEKFLLDR</text:p>
          </table:table-cell>
          <table:table-cell table:formula="of:=SUBSTITUTE(SUBSTITUTE([.C3152];&quot;(+15.99)&quot;;&quot;&quot;);&quot;(+57.02)&quot;;&quot;&quot;)" office:value-type="string" office:string-value="YRWWDVLEGNEKFLLDR" calcext:value-type="string">
            <text:p>YRWWDVLEGNEKFLLDR</text:p>
          </table:table-cell>
        </table:table-row>
        <table:table-row table:style-name="ro2">
          <table:table-cell office:value-type="string" calcext:value-type="string">
            <text:p>QQM(+15.99)MMM(+15.99)R</text:p>
          </table:table-cell>
          <table:table-cell table:formula="of:=SUBSTITUTE(SUBSTITUTE([.A3153];&quot;(+15.99)&quot;;&quot;&quot;);&quot;(+57.02)&quot;;&quot;&quot;)" office:value-type="string" office:string-value="QQMMMMR" calcext:value-type="string">
            <text:p>QQMMMMR</text:p>
          </table:table-cell>
          <table:table-cell office:value-type="string" calcext:value-type="string">
            <text:p>M(+15.99)ATFPLNQALSK</text:p>
          </table:table-cell>
          <table:table-cell table:formula="of:=SUBSTITUTE(SUBSTITUTE([.C3153];&quot;(+15.99)&quot;;&quot;&quot;);&quot;(+57.02)&quot;;&quot;&quot;)" office:value-type="string" office:string-value="MATFPLNQALSK" calcext:value-type="string">
            <text:p>MATFPLNQALSK</text:p>
          </table:table-cell>
        </table:table-row>
        <table:table-row table:style-name="ro2">
          <table:table-cell office:value-type="string" calcext:value-type="string">
            <text:p>EFLLLC(+57.02)GHGK</text:p>
          </table:table-cell>
          <table:table-cell table:formula="of:=SUBSTITUTE(SUBSTITUTE([.A3154];&quot;(+15.99)&quot;;&quot;&quot;);&quot;(+57.02)&quot;;&quot;&quot;)" office:value-type="string" office:string-value="EFLLLCGHGK" calcext:value-type="string">
            <text:p>EFLLLCGHGK</text:p>
          </table:table-cell>
          <table:table-cell office:value-type="string" calcext:value-type="string">
            <text:p>FWNNPNFDKSQDLLPSQNAK</text:p>
          </table:table-cell>
          <table:table-cell table:formula="of:=SUBSTITUTE(SUBSTITUTE([.C3154];&quot;(+15.99)&quot;;&quot;&quot;);&quot;(+57.02)&quot;;&quot;&quot;)" office:value-type="string" office:string-value="FWNNPNFDKSQDLLPSQNAK" calcext:value-type="string">
            <text:p>FWNNPNFDKSQDLLPSQNAK</text:p>
          </table:table-cell>
        </table:table-row>
        <table:table-row table:style-name="ro2">
          <table:table-cell office:value-type="string" calcext:value-type="string">
            <text:p>KSVHLPGLLYR</text:p>
          </table:table-cell>
          <table:table-cell table:formula="of:=SUBSTITUTE(SUBSTITUTE([.A3155];&quot;(+15.99)&quot;;&quot;&quot;);&quot;(+57.02)&quot;;&quot;&quot;)" office:value-type="string" office:string-value="KSVHLPGLLYR" calcext:value-type="string">
            <text:p>KSVHLPGLLYR</text:p>
          </table:table-cell>
          <table:table-cell office:value-type="string" calcext:value-type="string">
            <text:p>SSSDSM(+15.99)M(+15.99)NDNK</text:p>
          </table:table-cell>
          <table:table-cell table:formula="of:=SUBSTITUTE(SUBSTITUTE([.C3155];&quot;(+15.99)&quot;;&quot;&quot;);&quot;(+57.02)&quot;;&quot;&quot;)" office:value-type="string" office:string-value="SSSDSMMNDNK" calcext:value-type="string">
            <text:p>SSSDSMMNDNK</text:p>
          </table:table-cell>
        </table:table-row>
        <table:table-row table:style-name="ro2">
          <table:table-cell office:value-type="string" calcext:value-type="string">
            <text:p>SSC(+57.02)VLDVLEPVGDPDC(+57.02)GK</text:p>
          </table:table-cell>
          <table:table-cell table:formula="of:=SUBSTITUTE(SUBSTITUTE([.A3156];&quot;(+15.99)&quot;;&quot;&quot;);&quot;(+57.02)&quot;;&quot;&quot;)" office:value-type="string" office:string-value="SSCVLDVLEPVGDPDCGK" calcext:value-type="string">
            <text:p>SSCVLDVLEPVGDPDCGK</text:p>
          </table:table-cell>
          <table:table-cell office:value-type="string" calcext:value-type="string">
            <text:p>DHFWWLTTLHEYRTK</text:p>
          </table:table-cell>
          <table:table-cell table:formula="of:=SUBSTITUTE(SUBSTITUTE([.C3156];&quot;(+15.99)&quot;;&quot;&quot;);&quot;(+57.02)&quot;;&quot;&quot;)" office:value-type="string" office:string-value="DHFWWLTTLHEYRTK" calcext:value-type="string">
            <text:p>DHFWWLTTLHEYRTK</text:p>
          </table:table-cell>
        </table:table-row>
        <table:table-row table:style-name="ro2">
          <table:table-cell office:value-type="string" calcext:value-type="string">
            <text:p>QVLVNFETDLHC(+57.02)GK</text:p>
          </table:table-cell>
          <table:table-cell table:formula="of:=SUBSTITUTE(SUBSTITUTE([.A3157];&quot;(+15.99)&quot;;&quot;&quot;);&quot;(+57.02)&quot;;&quot;&quot;)" office:value-type="string" office:string-value="QVLVNFETDLHCGK" calcext:value-type="string">
            <text:p>QVLVNFETDLHCGK</text:p>
          </table:table-cell>
          <table:table-cell office:value-type="string" calcext:value-type="string">
            <text:p>KEHDMNLSNVGPGK</text:p>
          </table:table-cell>
          <table:table-cell table:formula="of:=SUBSTITUTE(SUBSTITUTE([.C3157];&quot;(+15.99)&quot;;&quot;&quot;);&quot;(+57.02)&quot;;&quot;&quot;)" office:value-type="string" office:string-value="KEHDMNLSNVGPGK" calcext:value-type="string">
            <text:p>KEHDMNLSNVGPGK</text:p>
          </table:table-cell>
        </table:table-row>
        <table:table-row table:style-name="ro1">
          <table:table-cell office:value-type="string" calcext:value-type="string">
            <text:p>KYLWHDVMYPR</text:p>
          </table:table-cell>
          <table:table-cell table:formula="of:=SUBSTITUTE(SUBSTITUTE([.A3158];&quot;(+15.99)&quot;;&quot;&quot;);&quot;(+57.02)&quot;;&quot;&quot;)" office:value-type="string" office:string-value="KYLWHDVMYPR" calcext:value-type="string">
            <text:p>KYLWHDVMYPR</text:p>
          </table:table-cell>
          <table:table-cell office:value-type="string" calcext:value-type="string">
            <text:p>KGYATRTPK</text:p>
          </table:table-cell>
          <table:table-cell table:formula="of:=SUBSTITUTE(SUBSTITUTE([.C3158];&quot;(+15.99)&quot;;&quot;&quot;);&quot;(+57.02)&quot;;&quot;&quot;)" office:value-type="string" office:string-value="KGYATRTPK" calcext:value-type="string">
            <text:p>KGYATRTPK</text:p>
          </table:table-cell>
        </table:table-row>
        <table:table-row table:style-name="ro1">
          <table:table-cell office:value-type="string" calcext:value-type="string">
            <text:p>YLHLPNHVGK</text:p>
          </table:table-cell>
          <table:table-cell table:formula="of:=SUBSTITUTE(SUBSTITUTE([.A3159];&quot;(+15.99)&quot;;&quot;&quot;);&quot;(+57.02)&quot;;&quot;&quot;)" office:value-type="string" office:string-value="YLHLPNHVGK" calcext:value-type="string">
            <text:p>YLHLPNHVGK</text:p>
          </table:table-cell>
          <table:table-cell office:value-type="string" calcext:value-type="string">
            <text:p>QGLMC(+57.02)DC(+57.02)EK</text:p>
          </table:table-cell>
          <table:table-cell table:formula="of:=SUBSTITUTE(SUBSTITUTE([.C3159];&quot;(+15.99)&quot;;&quot;&quot;);&quot;(+57.02)&quot;;&quot;&quot;)" office:value-type="string" office:string-value="QGLMCDCEK" calcext:value-type="string">
            <text:p>QGLMCDCEK</text:p>
          </table:table-cell>
        </table:table-row>
        <table:table-row table:style-name="ro1">
          <table:table-cell office:value-type="string" calcext:value-type="string">
            <text:p>WNWKLKGYFK</text:p>
          </table:table-cell>
          <table:table-cell table:formula="of:=SUBSTITUTE(SUBSTITUTE([.A3160];&quot;(+15.99)&quot;;&quot;&quot;);&quot;(+57.02)&quot;;&quot;&quot;)" office:value-type="string" office:string-value="WNWKLKGYFK" calcext:value-type="string">
            <text:p>WNWKLKGYFK</text:p>
          </table:table-cell>
          <table:table-cell office:value-type="string" calcext:value-type="string">
            <text:p>EPLHMDEPTPK</text:p>
          </table:table-cell>
          <table:table-cell table:formula="of:=SUBSTITUTE(SUBSTITUTE([.C3160];&quot;(+15.99)&quot;;&quot;&quot;);&quot;(+57.02)&quot;;&quot;&quot;)" office:value-type="string" office:string-value="EPLHMDEPTPK" calcext:value-type="string">
            <text:p>EPLHMDEPTPK</text:p>
          </table:table-cell>
        </table:table-row>
        <table:table-row table:style-name="ro1">
          <table:table-cell office:value-type="string" calcext:value-type="string">
            <text:p>AFSDLPENC(+57.02)LVQLSK</text:p>
          </table:table-cell>
          <table:table-cell table:formula="of:=SUBSTITUTE(SUBSTITUTE([.A3161];&quot;(+15.99)&quot;;&quot;&quot;);&quot;(+57.02)&quot;;&quot;&quot;)" office:value-type="string" office:string-value="AFSDLPENCLVQLSK" calcext:value-type="string">
            <text:p>AFSDLPENCLVQLSK</text:p>
          </table:table-cell>
          <table:table-cell office:value-type="string" calcext:value-type="string">
            <text:p>RTHLFK</text:p>
          </table:table-cell>
          <table:table-cell table:formula="of:=SUBSTITUTE(SUBSTITUTE([.C3161];&quot;(+15.99)&quot;;&quot;&quot;);&quot;(+57.02)&quot;;&quot;&quot;)" office:value-type="string" office:string-value="RTHLFK" calcext:value-type="string">
            <text:p>RTHLFK</text:p>
          </table:table-cell>
        </table:table-row>
        <table:table-row table:style-name="ro2">
          <table:table-cell office:value-type="string" calcext:value-type="string">
            <text:p>HFFMELLGANLVEAVGLALEVR</text:p>
          </table:table-cell>
          <table:table-cell table:formula="of:=SUBSTITUTE(SUBSTITUTE([.A3162];&quot;(+15.99)&quot;;&quot;&quot;);&quot;(+57.02)&quot;;&quot;&quot;)" office:value-type="string" office:string-value="HFFMELLGANLVEAVGLALEVR" calcext:value-type="string">
            <text:p>HFFMELLGANLVEAVGLALEVR</text:p>
          </table:table-cell>
          <table:table-cell office:value-type="string" calcext:value-type="string">
            <text:p>WRMMEADWLLQR</text:p>
          </table:table-cell>
          <table:table-cell table:formula="of:=SUBSTITUTE(SUBSTITUTE([.C3162];&quot;(+15.99)&quot;;&quot;&quot;);&quot;(+57.02)&quot;;&quot;&quot;)" office:value-type="string" office:string-value="WRMMEADWLLQR" calcext:value-type="string">
            <text:p>WRMMEADWLLQR</text:p>
          </table:table-cell>
        </table:table-row>
        <table:table-row table:style-name="ro2">
          <table:table-cell office:value-type="string" calcext:value-type="string">
            <text:p>RHM(+15.99)GHKAEQEPR</text:p>
          </table:table-cell>
          <table:table-cell table:formula="of:=SUBSTITUTE(SUBSTITUTE([.A3163];&quot;(+15.99)&quot;;&quot;&quot;);&quot;(+57.02)&quot;;&quot;&quot;)" office:value-type="string" office:string-value="RHMGHKAEQEPR" calcext:value-type="string">
            <text:p>RHMGHKAEQEPR</text:p>
          </table:table-cell>
          <table:table-cell office:value-type="string" calcext:value-type="string">
            <text:p>AM(+15.99)PDLWRYHHR</text:p>
          </table:table-cell>
          <table:table-cell table:formula="of:=SUBSTITUTE(SUBSTITUTE([.C3163];&quot;(+15.99)&quot;;&quot;&quot;);&quot;(+57.02)&quot;;&quot;&quot;)" office:value-type="string" office:string-value="AMPDLWRYHHR" calcext:value-type="string">
            <text:p>AMPDLWRYHHR</text:p>
          </table:table-cell>
        </table:table-row>
        <table:table-row table:style-name="ro3">
          <table:table-cell office:value-type="string" calcext:value-type="string">
            <text:p>LTYHDHLLSDVLAR</text:p>
          </table:table-cell>
          <table:table-cell table:formula="of:=SUBSTITUTE(SUBSTITUTE([.A3164];&quot;(+15.99)&quot;;&quot;&quot;);&quot;(+57.02)&quot;;&quot;&quot;)" office:value-type="string" office:string-value="LTYHDHLLSDVLAR" calcext:value-type="string">
            <text:p>LTYHDHLLSDVLAR</text:p>
          </table:table-cell>
          <table:table-cell office:value-type="string" calcext:value-type="string">
            <text:p>NRQWLQQLM(+15.99)VGSEWLSSVM(+15.99)QYPK</text:p>
          </table:table-cell>
          <table:table-cell table:formula="of:=SUBSTITUTE(SUBSTITUTE([.C3164];&quot;(+15.99)&quot;;&quot;&quot;);&quot;(+57.02)&quot;;&quot;&quot;)" office:value-type="string" office:string-value="NRQWLQQLMVGSEWLSSVMQYPK" calcext:value-type="string">
            <text:p>NRQWLQQLMVGSEWLSSVMQYPK</text:p>
          </table:table-cell>
        </table:table-row>
        <table:table-row table:style-name="ro2">
          <table:table-cell office:value-type="string" calcext:value-type="string">
            <text:p>LGTAELDYTDLK</text:p>
          </table:table-cell>
          <table:table-cell table:formula="of:=SUBSTITUTE(SUBSTITUTE([.A3165];&quot;(+15.99)&quot;;&quot;&quot;);&quot;(+57.02)&quot;;&quot;&quot;)" office:value-type="string" office:string-value="LGTAELDYTDLK" calcext:value-type="string">
            <text:p>LGTAELDYTDLK</text:p>
          </table:table-cell>
          <table:table-cell office:value-type="string" calcext:value-type="string">
            <text:p>NVM(+15.99)QYM(+15.99)PSLELLEGK</text:p>
          </table:table-cell>
          <table:table-cell table:formula="of:=SUBSTITUTE(SUBSTITUTE([.C3165];&quot;(+15.99)&quot;;&quot;&quot;);&quot;(+57.02)&quot;;&quot;&quot;)" office:value-type="string" office:string-value="NVMQYMPSLELLEGK" calcext:value-type="string">
            <text:p>NVMQYMPSLELLEGK</text:p>
          </table:table-cell>
        </table:table-row>
        <table:table-row table:style-name="ro1">
          <table:table-cell office:value-type="string" calcext:value-type="string">
            <text:p>KM(+15.99)FLLNHPPAANK</text:p>
          </table:table-cell>
          <table:table-cell table:formula="of:=SUBSTITUTE(SUBSTITUTE([.A3166];&quot;(+15.99)&quot;;&quot;&quot;);&quot;(+57.02)&quot;;&quot;&quot;)" office:value-type="string" office:string-value="KMFLLNHPPAANK" calcext:value-type="string">
            <text:p>KMFLLNHPPAANK</text:p>
          </table:table-cell>
          <table:table-cell office:value-type="string" calcext:value-type="string">
            <text:p>SPNLLGFLDEK</text:p>
          </table:table-cell>
          <table:table-cell table:formula="of:=SUBSTITUTE(SUBSTITUTE([.C3166];&quot;(+15.99)&quot;;&quot;&quot;);&quot;(+57.02)&quot;;&quot;&quot;)" office:value-type="string" office:string-value="SPNLLGFLDEK" calcext:value-type="string">
            <text:p>SPNLLGFLDEK</text:p>
          </table:table-cell>
        </table:table-row>
        <table:table-row table:style-name="ro2">
          <table:table-cell office:value-type="string" calcext:value-type="string">
            <text:p>QSEDQVMWDVTK</text:p>
          </table:table-cell>
          <table:table-cell table:formula="of:=SUBSTITUTE(SUBSTITUTE([.A3167];&quot;(+15.99)&quot;;&quot;&quot;);&quot;(+57.02)&quot;;&quot;&quot;)" office:value-type="string" office:string-value="QSEDQVMWDVTK" calcext:value-type="string">
            <text:p>QSEDQVMWDVTK</text:p>
          </table:table-cell>
          <table:table-cell office:value-type="string" calcext:value-type="string">
            <text:p>HWSDKEVPHSK</text:p>
          </table:table-cell>
          <table:table-cell table:formula="of:=SUBSTITUTE(SUBSTITUTE([.C3167];&quot;(+15.99)&quot;;&quot;&quot;);&quot;(+57.02)&quot;;&quot;&quot;)" office:value-type="string" office:string-value="HWSDKEVPHSK" calcext:value-type="string">
            <text:p>HWSDKEVPHSK</text:p>
          </table:table-cell>
        </table:table-row>
        <table:table-row table:style-name="ro1">
          <table:table-cell office:value-type="string" calcext:value-type="string">
            <text:p>GFKC(+57.02)AEPVDK</text:p>
          </table:table-cell>
          <table:table-cell table:formula="of:=SUBSTITUTE(SUBSTITUTE([.A3168];&quot;(+15.99)&quot;;&quot;&quot;);&quot;(+57.02)&quot;;&quot;&quot;)" office:value-type="string" office:string-value="GFKCAEPVDK" calcext:value-type="string">
            <text:p>GFKCAEPVDK</text:p>
          </table:table-cell>
          <table:table-cell office:value-type="string" calcext:value-type="string">
            <text:p>KSVYTVEFGK</text:p>
          </table:table-cell>
          <table:table-cell table:formula="of:=SUBSTITUTE(SUBSTITUTE([.C3168];&quot;(+15.99)&quot;;&quot;&quot;);&quot;(+57.02)&quot;;&quot;&quot;)" office:value-type="string" office:string-value="KSVYTVEFGK" calcext:value-type="string">
            <text:p>KSVYTVEFGK</text:p>
          </table:table-cell>
        </table:table-row>
        <table:table-row table:style-name="ro2">
          <table:table-cell office:value-type="string" calcext:value-type="string">
            <text:p>KLLSDKDPVEHK</text:p>
          </table:table-cell>
          <table:table-cell table:formula="of:=SUBSTITUTE(SUBSTITUTE([.A3169];&quot;(+15.99)&quot;;&quot;&quot;);&quot;(+57.02)&quot;;&quot;&quot;)" office:value-type="string" office:string-value="KLLSDKDPVEHK" calcext:value-type="string">
            <text:p>KLLSDKDPVEHK</text:p>
          </table:table-cell>
          <table:table-cell office:value-type="string" calcext:value-type="string">
            <text:p>DPQSC(+57.02)ADAM(+15.99)M(+15.99)EGPK</text:p>
          </table:table-cell>
          <table:table-cell table:formula="of:=SUBSTITUTE(SUBSTITUTE([.C3169];&quot;(+15.99)&quot;;&quot;&quot;);&quot;(+57.02)&quot;;&quot;&quot;)" office:value-type="string" office:string-value="DPQSCADAMMEGPK" calcext:value-type="string">
            <text:p>DPQSCADAMMEGPK</text:p>
          </table:table-cell>
        </table:table-row>
        <table:table-row table:style-name="ro2">
          <table:table-cell office:value-type="string" calcext:value-type="string">
            <text:p>KDC(+57.02)PGLVPWMSAK</text:p>
          </table:table-cell>
          <table:table-cell table:formula="of:=SUBSTITUTE(SUBSTITUTE([.A3170];&quot;(+15.99)&quot;;&quot;&quot;);&quot;(+57.02)&quot;;&quot;&quot;)" office:value-type="string" office:string-value="KDCPGLVPWMSAK" calcext:value-type="string">
            <text:p>KDCPGLVPWMSAK</text:p>
          </table:table-cell>
          <table:table-cell office:value-type="string" calcext:value-type="string">
            <text:p>MGPNQLEM(+15.99)ASHADGR</text:p>
          </table:table-cell>
          <table:table-cell table:formula="of:=SUBSTITUTE(SUBSTITUTE([.C3170];&quot;(+15.99)&quot;;&quot;&quot;);&quot;(+57.02)&quot;;&quot;&quot;)" office:value-type="string" office:string-value="MGPNQLEMASHADGR" calcext:value-type="string">
            <text:p>MGPNQLEMASHADGR</text:p>
          </table:table-cell>
        </table:table-row>
        <table:table-row table:style-name="ro2">
          <table:table-cell office:value-type="string" calcext:value-type="string">
            <text:p>WVTC(+57.02)AAHRWHR</text:p>
          </table:table-cell>
          <table:table-cell table:formula="of:=SUBSTITUTE(SUBSTITUTE([.A3171];&quot;(+15.99)&quot;;&quot;&quot;);&quot;(+57.02)&quot;;&quot;&quot;)" office:value-type="string" office:string-value="WVTCAAHRWHR" calcext:value-type="string">
            <text:p>WVTCAAHRWHR</text:p>
          </table:table-cell>
          <table:table-cell office:value-type="string" calcext:value-type="string">
            <text:p>SVEELEKNLLKR</text:p>
          </table:table-cell>
          <table:table-cell table:formula="of:=SUBSTITUTE(SUBSTITUTE([.C3171];&quot;(+15.99)&quot;;&quot;&quot;);&quot;(+57.02)&quot;;&quot;&quot;)" office:value-type="string" office:string-value="SVEELEKNLLKR" calcext:value-type="string">
            <text:p>SVEELEKNLLKR</text:p>
          </table:table-cell>
        </table:table-row>
        <table:table-row table:style-name="ro1">
          <table:table-cell office:value-type="string" calcext:value-type="string">
            <text:p>ELQYREALC(+57.02)LFC(+57.02)K</text:p>
          </table:table-cell>
          <table:table-cell table:formula="of:=SUBSTITUTE(SUBSTITUTE([.A3172];&quot;(+15.99)&quot;;&quot;&quot;);&quot;(+57.02)&quot;;&quot;&quot;)" office:value-type="string" office:string-value="ELQYREALCLFCK" calcext:value-type="string">
            <text:p>ELQYREALCLFCK</text:p>
          </table:table-cell>
          <table:table-cell office:value-type="string" calcext:value-type="string">
            <text:p>QLC(+57.02)AFWLK</text:p>
          </table:table-cell>
          <table:table-cell table:formula="of:=SUBSTITUTE(SUBSTITUTE([.C3172];&quot;(+15.99)&quot;;&quot;&quot;);&quot;(+57.02)&quot;;&quot;&quot;)" office:value-type="string" office:string-value="QLCAFWLK" calcext:value-type="string">
            <text:p>QLCAFWLK</text:p>
          </table:table-cell>
        </table:table-row>
        <table:table-row table:style-name="ro1">
          <table:table-cell office:value-type="string" calcext:value-type="string">
            <text:p>SEFNLEVEPEK</text:p>
          </table:table-cell>
          <table:table-cell table:formula="of:=SUBSTITUTE(SUBSTITUTE([.A3173];&quot;(+15.99)&quot;;&quot;&quot;);&quot;(+57.02)&quot;;&quot;&quot;)" office:value-type="string" office:string-value="SEFNLEVEPEK" calcext:value-type="string">
            <text:p>SEFNLEVEPEK</text:p>
          </table:table-cell>
          <table:table-cell office:value-type="string" calcext:value-type="string">
            <text:p>WDEDPMGDK</text:p>
          </table:table-cell>
          <table:table-cell table:formula="of:=SUBSTITUTE(SUBSTITUTE([.C3173];&quot;(+15.99)&quot;;&quot;&quot;);&quot;(+57.02)&quot;;&quot;&quot;)" office:value-type="string" office:string-value="WDEDPMGDK" calcext:value-type="string">
            <text:p>WDEDPMGDK</text:p>
          </table:table-cell>
        </table:table-row>
        <table:table-row table:style-name="ro2">
          <table:table-cell office:value-type="string" calcext:value-type="string">
            <text:p>KFFDC(+57.02)EVVMGSKDYK</text:p>
          </table:table-cell>
          <table:table-cell table:formula="of:=SUBSTITUTE(SUBSTITUTE([.A3174];&quot;(+15.99)&quot;;&quot;&quot;);&quot;(+57.02)&quot;;&quot;&quot;)" office:value-type="string" office:string-value="KFFDCEVVMGSKDYK" calcext:value-type="string">
            <text:p>KFFDCEVVMGSKDYK</text:p>
          </table:table-cell>
          <table:table-cell office:value-type="string" calcext:value-type="string">
            <text:p>C(+57.02)EEEC(+57.02)EPVLNDDWADR</text:p>
          </table:table-cell>
          <table:table-cell table:formula="of:=SUBSTITUTE(SUBSTITUTE([.C3174];&quot;(+15.99)&quot;;&quot;&quot;);&quot;(+57.02)&quot;;&quot;&quot;)" office:value-type="string" office:string-value="CEEECEPVLNDDWADR" calcext:value-type="string">
            <text:p>CEEECEPVLNDDWADR</text:p>
          </table:table-cell>
        </table:table-row>
        <table:table-row table:style-name="ro2">
          <table:table-cell office:value-type="string" calcext:value-type="string">
            <text:p>KDNLDNPLSNLQK</text:p>
          </table:table-cell>
          <table:table-cell table:formula="of:=SUBSTITUTE(SUBSTITUTE([.A3175];&quot;(+15.99)&quot;;&quot;&quot;);&quot;(+57.02)&quot;;&quot;&quot;)" office:value-type="string" office:string-value="KDNLDNPLSNLQK" calcext:value-type="string">
            <text:p>KDNLDNPLSNLQK</text:p>
          </table:table-cell>
          <table:table-cell office:value-type="string" calcext:value-type="string">
            <text:p>YLFPVVMSANHK</text:p>
          </table:table-cell>
          <table:table-cell table:formula="of:=SUBSTITUTE(SUBSTITUTE([.C3175];&quot;(+15.99)&quot;;&quot;&quot;);&quot;(+57.02)&quot;;&quot;&quot;)" office:value-type="string" office:string-value="YLFPVVMSANHK" calcext:value-type="string">
            <text:p>YLFPVVMSANHK</text:p>
          </table:table-cell>
        </table:table-row>
        <table:table-row table:style-name="ro1">
          <table:table-cell office:value-type="string" calcext:value-type="string">
            <text:p>QNWLDEPYLLLTDKK</text:p>
          </table:table-cell>
          <table:table-cell table:formula="of:=SUBSTITUTE(SUBSTITUTE([.A3176];&quot;(+15.99)&quot;;&quot;&quot;);&quot;(+57.02)&quot;;&quot;&quot;)" office:value-type="string" office:string-value="QNWLDEPYLLLTDKK" calcext:value-type="string">
            <text:p>QNWLDEPYLLLTDKK</text:p>
          </table:table-cell>
          <table:table-cell office:value-type="string" calcext:value-type="string">
            <text:p>KAVNVEAM(+15.99)PK</text:p>
          </table:table-cell>
          <table:table-cell table:formula="of:=SUBSTITUTE(SUBSTITUTE([.C3176];&quot;(+15.99)&quot;;&quot;&quot;);&quot;(+57.02)&quot;;&quot;&quot;)" office:value-type="string" office:string-value="KAVNVEAMPK" calcext:value-type="string">
            <text:p>KAVNVEAMPK</text:p>
          </table:table-cell>
        </table:table-row>
        <table:table-row table:style-name="ro2">
          <table:table-cell office:value-type="string" calcext:value-type="string">
            <text:p>LHDELEHTLLVLEESR</text:p>
          </table:table-cell>
          <table:table-cell table:formula="of:=SUBSTITUTE(SUBSTITUTE([.A3177];&quot;(+15.99)&quot;;&quot;&quot;);&quot;(+57.02)&quot;;&quot;&quot;)" office:value-type="string" office:string-value="LHDELEHTLLVLEESR" calcext:value-type="string">
            <text:p>LHDELEHTLLVLEESR</text:p>
          </table:table-cell>
          <table:table-cell office:value-type="string" calcext:value-type="string">
            <text:p>FC(+57.02)WM(+15.99)LELAEEYR</text:p>
          </table:table-cell>
          <table:table-cell table:formula="of:=SUBSTITUTE(SUBSTITUTE([.C3177];&quot;(+15.99)&quot;;&quot;&quot;);&quot;(+57.02)&quot;;&quot;&quot;)" office:value-type="string" office:string-value="FCWMLELAEEYR" calcext:value-type="string">
            <text:p>FCWMLELAEEYR</text:p>
          </table:table-cell>
        </table:table-row>
        <table:table-row table:style-name="ro2">
          <table:table-cell office:value-type="string" calcext:value-type="string">
            <text:p>AAQMC(+57.02)QGHR</text:p>
          </table:table-cell>
          <table:table-cell table:formula="of:=SUBSTITUTE(SUBSTITUTE([.A3178];&quot;(+15.99)&quot;;&quot;&quot;);&quot;(+57.02)&quot;;&quot;&quot;)" office:value-type="string" office:string-value="AAQMCQGHR" calcext:value-type="string">
            <text:p>AAQMCQGHR</text:p>
          </table:table-cell>
          <table:table-cell office:value-type="string" calcext:value-type="string">
            <text:p>ETFC(+57.02)C(+57.02)WRSPHLLAAK</text:p>
          </table:table-cell>
          <table:table-cell table:formula="of:=SUBSTITUTE(SUBSTITUTE([.C3178];&quot;(+15.99)&quot;;&quot;&quot;);&quot;(+57.02)&quot;;&quot;&quot;)" office:value-type="string" office:string-value="ETFCCWRSPHLLAAK" calcext:value-type="string">
            <text:p>ETFCCWRSPHLLAAK</text:p>
          </table:table-cell>
        </table:table-row>
        <table:table-row table:style-name="ro2">
          <table:table-cell office:value-type="string" calcext:value-type="string">
            <text:p>LHYQFDK</text:p>
          </table:table-cell>
          <table:table-cell table:formula="of:=SUBSTITUTE(SUBSTITUTE([.A3179];&quot;(+15.99)&quot;;&quot;&quot;);&quot;(+57.02)&quot;;&quot;&quot;)" office:value-type="string" office:string-value="LHYQFDK" calcext:value-type="string">
            <text:p>LHYQFDK</text:p>
          </table:table-cell>
          <table:table-cell office:value-type="string" calcext:value-type="string">
            <text:p>QAPLPQVNHPK</text:p>
          </table:table-cell>
          <table:table-cell table:formula="of:=SUBSTITUTE(SUBSTITUTE([.C3179];&quot;(+15.99)&quot;;&quot;&quot;);&quot;(+57.02)&quot;;&quot;&quot;)" office:value-type="string" office:string-value="QAPLPQVNHPK" calcext:value-type="string">
            <text:p>QAPLPQVNHPK</text:p>
          </table:table-cell>
        </table:table-row>
        <table:table-row table:style-name="ro2">
          <table:table-cell office:value-type="string" calcext:value-type="string">
            <text:p>WRHWTTLGPDDYR</text:p>
          </table:table-cell>
          <table:table-cell table:formula="of:=SUBSTITUTE(SUBSTITUTE([.A3180];&quot;(+15.99)&quot;;&quot;&quot;);&quot;(+57.02)&quot;;&quot;&quot;)" office:value-type="string" office:string-value="WRHWTTLGPDDYR" calcext:value-type="string">
            <text:p>WRHWTTLGPDDYR</text:p>
          </table:table-cell>
          <table:table-cell office:value-type="string" calcext:value-type="string">
            <text:p>YDKYPHNGPDK</text:p>
          </table:table-cell>
          <table:table-cell table:formula="of:=SUBSTITUTE(SUBSTITUTE([.C3180];&quot;(+15.99)&quot;;&quot;&quot;);&quot;(+57.02)&quot;;&quot;&quot;)" office:value-type="string" office:string-value="YDKYPHNGPDK" calcext:value-type="string">
            <text:p>YDKYPHNGPDK</text:p>
          </table:table-cell>
        </table:table-row>
        <table:table-row table:style-name="ro2">
          <table:table-cell office:value-type="string" calcext:value-type="string">
            <text:p>QMWYQPYLLLTDK</text:p>
          </table:table-cell>
          <table:table-cell table:formula="of:=SUBSTITUTE(SUBSTITUTE([.A3181];&quot;(+15.99)&quot;;&quot;&quot;);&quot;(+57.02)&quot;;&quot;&quot;)" office:value-type="string" office:string-value="QMWYQPYLLLTDK" calcext:value-type="string">
            <text:p>QMWYQPYLLLTDK</text:p>
          </table:table-cell>
          <table:table-cell office:value-type="string" calcext:value-type="string">
            <text:p>YLVGGGTMKKDDK</text:p>
          </table:table-cell>
          <table:table-cell table:formula="of:=SUBSTITUTE(SUBSTITUTE([.C3181];&quot;(+15.99)&quot;;&quot;&quot;);&quot;(+57.02)&quot;;&quot;&quot;)" office:value-type="string" office:string-value="YLVGGGTMKKDDK" calcext:value-type="string">
            <text:p>YLVGGGTMKKDDK</text:p>
          </table:table-cell>
        </table:table-row>
        <table:table-row table:style-name="ro2">
          <table:table-cell office:value-type="string" calcext:value-type="string">
            <text:p>DPDYGPVLK</text:p>
          </table:table-cell>
          <table:table-cell table:formula="of:=SUBSTITUTE(SUBSTITUTE([.A3182];&quot;(+15.99)&quot;;&quot;&quot;);&quot;(+57.02)&quot;;&quot;&quot;)" office:value-type="string" office:string-value="DPDYGPVLK" calcext:value-type="string">
            <text:p>DPDYGPVLK</text:p>
          </table:table-cell>
          <table:table-cell office:value-type="string" calcext:value-type="string">
            <text:p>EVHWLFPGVKDLK</text:p>
          </table:table-cell>
          <table:table-cell table:formula="of:=SUBSTITUTE(SUBSTITUTE([.C3182];&quot;(+15.99)&quot;;&quot;&quot;);&quot;(+57.02)&quot;;&quot;&quot;)" office:value-type="string" office:string-value="EVHWLFPGVKDLK" calcext:value-type="string">
            <text:p>EVHWLFPGVKDLK</text:p>
          </table:table-cell>
        </table:table-row>
        <table:table-row table:style-name="ro2">
          <table:table-cell office:value-type="string" calcext:value-type="string">
            <text:p>ENWYLGRLKK</text:p>
          </table:table-cell>
          <table:table-cell table:formula="of:=SUBSTITUTE(SUBSTITUTE([.A3183];&quot;(+15.99)&quot;;&quot;&quot;);&quot;(+57.02)&quot;;&quot;&quot;)" office:value-type="string" office:string-value="ENWYLGRLKK" calcext:value-type="string">
            <text:p>ENWYLGRLKK</text:p>
          </table:table-cell>
          <table:table-cell office:value-type="string" calcext:value-type="string">
            <text:p>WPVLWYPYLLLTENK</text:p>
          </table:table-cell>
          <table:table-cell table:formula="of:=SUBSTITUTE(SUBSTITUTE([.C3183];&quot;(+15.99)&quot;;&quot;&quot;);&quot;(+57.02)&quot;;&quot;&quot;)" office:value-type="string" office:string-value="WPVLWYPYLLLTENK" calcext:value-type="string">
            <text:p>WPVLWYPYLLLTENK</text:p>
          </table:table-cell>
        </table:table-row>
        <table:table-row table:style-name="ro1">
          <table:table-cell office:value-type="string" calcext:value-type="string">
            <text:p>MKSKDVNK</text:p>
          </table:table-cell>
          <table:table-cell table:formula="of:=SUBSTITUTE(SUBSTITUTE([.A3184];&quot;(+15.99)&quot;;&quot;&quot;);&quot;(+57.02)&quot;;&quot;&quot;)" office:value-type="string" office:string-value="MKSKDVNK" calcext:value-type="string">
            <text:p>MKSKDVNK</text:p>
          </table:table-cell>
          <table:table-cell office:value-type="string" calcext:value-type="string">
            <text:p>EAPHSSNK</text:p>
          </table:table-cell>
          <table:table-cell table:formula="of:=SUBSTITUTE(SUBSTITUTE([.C3184];&quot;(+15.99)&quot;;&quot;&quot;);&quot;(+57.02)&quot;;&quot;&quot;)" office:value-type="string" office:string-value="EAPHSSNK" calcext:value-type="string">
            <text:p>EAPHSSNK</text:p>
          </table:table-cell>
        </table:table-row>
        <table:table-row table:style-name="ro2">
          <table:table-cell office:value-type="string" calcext:value-type="string">
            <text:p>GKGDMLVEASLTSHRR</text:p>
          </table:table-cell>
          <table:table-cell table:formula="of:=SUBSTITUTE(SUBSTITUTE([.A3185];&quot;(+15.99)&quot;;&quot;&quot;);&quot;(+57.02)&quot;;&quot;&quot;)" office:value-type="string" office:string-value="GKGDMLVEASLTSHRR" calcext:value-type="string">
            <text:p>GKGDMLVEASLTSHRR</text:p>
          </table:table-cell>
          <table:table-cell office:value-type="string" calcext:value-type="string">
            <text:p>QLVLGTHLGDLFGK</text:p>
          </table:table-cell>
          <table:table-cell table:formula="of:=SUBSTITUTE(SUBSTITUTE([.C3185];&quot;(+15.99)&quot;;&quot;&quot;);&quot;(+57.02)&quot;;&quot;&quot;)" office:value-type="string" office:string-value="QLVLGTHLGDLFGK" calcext:value-type="string">
            <text:p>QLVLGTHLGDLFGK</text:p>
          </table:table-cell>
        </table:table-row>
        <table:table-row table:style-name="ro2">
          <table:table-cell office:value-type="string" calcext:value-type="string">
            <text:p>WPTYQVENNVR</text:p>
          </table:table-cell>
          <table:table-cell table:formula="of:=SUBSTITUTE(SUBSTITUTE([.A3186];&quot;(+15.99)&quot;;&quot;&quot;);&quot;(+57.02)&quot;;&quot;&quot;)" office:value-type="string" office:string-value="WPTYQVENNVR" calcext:value-type="string">
            <text:p>WPTYQVENNVR</text:p>
          </table:table-cell>
          <table:table-cell office:value-type="string" calcext:value-type="string">
            <text:p>M(+15.99)TGVHM(+15.99)LPSDEK</text:p>
          </table:table-cell>
          <table:table-cell table:formula="of:=SUBSTITUTE(SUBSTITUTE([.C3186];&quot;(+15.99)&quot;;&quot;&quot;);&quot;(+57.02)&quot;;&quot;&quot;)" office:value-type="string" office:string-value="MTGVHMLPSDEK" calcext:value-type="string">
            <text:p>MTGVHMLPSDEK</text:p>
          </table:table-cell>
        </table:table-row>
        <table:table-row table:style-name="ro2">
          <table:table-cell office:value-type="string" calcext:value-type="string">
            <text:p>KETYFLLSLK</text:p>
          </table:table-cell>
          <table:table-cell table:formula="of:=SUBSTITUTE(SUBSTITUTE([.A3187];&quot;(+15.99)&quot;;&quot;&quot;);&quot;(+57.02)&quot;;&quot;&quot;)" office:value-type="string" office:string-value="KETYFLLSLK" calcext:value-type="string">
            <text:p>KETYFLLSLK</text:p>
          </table:table-cell>
          <table:table-cell office:value-type="string" calcext:value-type="string">
            <text:p>LNYWTLDGADM(+15.99)TNANLLPK</text:p>
          </table:table-cell>
          <table:table-cell table:formula="of:=SUBSTITUTE(SUBSTITUTE([.C3187];&quot;(+15.99)&quot;;&quot;&quot;);&quot;(+57.02)&quot;;&quot;&quot;)" office:value-type="string" office:string-value="LNYWTLDGADMTNANLLPK" calcext:value-type="string">
            <text:p>LNYWTLDGADMTNANLLPK</text:p>
          </table:table-cell>
        </table:table-row>
        <table:table-row table:style-name="ro2">
          <table:table-cell office:value-type="string" calcext:value-type="string">
            <text:p>QNYVPNLALSTYK</text:p>
          </table:table-cell>
          <table:table-cell table:formula="of:=SUBSTITUTE(SUBSTITUTE([.A3188];&quot;(+15.99)&quot;;&quot;&quot;);&quot;(+57.02)&quot;;&quot;&quot;)" office:value-type="string" office:string-value="QNYVPNLALSTYK" calcext:value-type="string">
            <text:p>QNYVPNLALSTYK</text:p>
          </table:table-cell>
          <table:table-cell office:value-type="string" calcext:value-type="string">
            <text:p>RWYMC(+57.02)LM(+15.99)NMLEDEK</text:p>
          </table:table-cell>
          <table:table-cell table:formula="of:=SUBSTITUTE(SUBSTITUTE([.C3188];&quot;(+15.99)&quot;;&quot;&quot;);&quot;(+57.02)&quot;;&quot;&quot;)" office:value-type="string" office:string-value="RWYMCLMNMLEDEK" calcext:value-type="string">
            <text:p>RWYMCLMNMLEDEK</text:p>
          </table:table-cell>
        </table:table-row>
        <table:table-row table:style-name="ro2">
          <table:table-cell office:value-type="string" calcext:value-type="string">
            <text:p>FKC(+57.02)PYWLDTVDLKTMSVSNK</text:p>
          </table:table-cell>
          <table:table-cell table:formula="of:=SUBSTITUTE(SUBSTITUTE([.A3189];&quot;(+15.99)&quot;;&quot;&quot;);&quot;(+57.02)&quot;;&quot;&quot;)" office:value-type="string" office:string-value="FKCPYWLDTVDLKTMSVSNK" calcext:value-type="string">
            <text:p>FKCPYWLDTVDLKTMSVSNK</text:p>
          </table:table-cell>
          <table:table-cell office:value-type="string" calcext:value-type="string">
            <text:p>MLEYM(+15.99)RLELAR</text:p>
          </table:table-cell>
          <table:table-cell table:formula="of:=SUBSTITUTE(SUBSTITUTE([.C3189];&quot;(+15.99)&quot;;&quot;&quot;);&quot;(+57.02)&quot;;&quot;&quot;)" office:value-type="string" office:string-value="MLEYMRLELAR" calcext:value-type="string">
            <text:p>MLEYMRLELAR</text:p>
          </table:table-cell>
        </table:table-row>
        <table:table-row table:style-name="ro1">
          <table:table-cell office:value-type="string" calcext:value-type="string">
            <text:p>RM(+15.99)HWFFGSEEGLPR</text:p>
          </table:table-cell>
          <table:table-cell table:formula="of:=SUBSTITUTE(SUBSTITUTE([.A3190];&quot;(+15.99)&quot;;&quot;&quot;);&quot;(+57.02)&quot;;&quot;&quot;)" office:value-type="string" office:string-value="RMHWFFGSEEGLPR" calcext:value-type="string">
            <text:p>RMHWFFGSEEGLPR</text:p>
          </table:table-cell>
          <table:table-cell office:value-type="string" calcext:value-type="string">
            <text:p>TEGLLC(+57.02)YC(+57.02)K</text:p>
          </table:table-cell>
          <table:table-cell table:formula="of:=SUBSTITUTE(SUBSTITUTE([.C3190];&quot;(+15.99)&quot;;&quot;&quot;);&quot;(+57.02)&quot;;&quot;&quot;)" office:value-type="string" office:string-value="TEGLLCYCK" calcext:value-type="string">
            <text:p>TEGLLCYCK</text:p>
          </table:table-cell>
        </table:table-row>
        <table:table-row table:style-name="ro2">
          <table:table-cell office:value-type="string" calcext:value-type="string">
            <text:p>YYTTLESATM(+15.99)PK</text:p>
          </table:table-cell>
          <table:table-cell table:formula="of:=SUBSTITUTE(SUBSTITUTE([.A3191];&quot;(+15.99)&quot;;&quot;&quot;);&quot;(+57.02)&quot;;&quot;&quot;)" office:value-type="string" office:string-value="YYTTLESATMPK" calcext:value-type="string">
            <text:p>YYTTLESATMPK</text:p>
          </table:table-cell>
          <table:table-cell office:value-type="string" calcext:value-type="string">
            <text:p>MKFLPLLHESSLRK</text:p>
          </table:table-cell>
          <table:table-cell table:formula="of:=SUBSTITUTE(SUBSTITUTE([.C3191];&quot;(+15.99)&quot;;&quot;&quot;);&quot;(+57.02)&quot;;&quot;&quot;)" office:value-type="string" office:string-value="MKFLPLLHESSLRK" calcext:value-type="string">
            <text:p>MKFLPLLHESSLRK</text:p>
          </table:table-cell>
        </table:table-row>
        <table:table-row table:style-name="ro2">
          <table:table-cell office:value-type="string" calcext:value-type="string">
            <text:p>KTETTLNGLAAAPK</text:p>
          </table:table-cell>
          <table:table-cell table:formula="of:=SUBSTITUTE(SUBSTITUTE([.A3192];&quot;(+15.99)&quot;;&quot;&quot;);&quot;(+57.02)&quot;;&quot;&quot;)" office:value-type="string" office:string-value="KTETTLNGLAAAPK" calcext:value-type="string">
            <text:p>KTETTLNGLAAAPK</text:p>
          </table:table-cell>
          <table:table-cell office:value-type="string" calcext:value-type="string">
            <text:p>KWLLLSAANSYLHC(+57.02)WLGPKK</text:p>
          </table:table-cell>
          <table:table-cell table:formula="of:=SUBSTITUTE(SUBSTITUTE([.C3192];&quot;(+15.99)&quot;;&quot;&quot;);&quot;(+57.02)&quot;;&quot;&quot;)" office:value-type="string" office:string-value="KWLLLSAANSYLHCWLGPKK" calcext:value-type="string">
            <text:p>KWLLLSAANSYLHCWLGPKK</text:p>
          </table:table-cell>
        </table:table-row>
        <table:table-row table:style-name="ro2">
          <table:table-cell office:value-type="string" calcext:value-type="string">
            <text:p>WMLFVKGPVK</text:p>
          </table:table-cell>
          <table:table-cell table:formula="of:=SUBSTITUTE(SUBSTITUTE([.A3193];&quot;(+15.99)&quot;;&quot;&quot;);&quot;(+57.02)&quot;;&quot;&quot;)" office:value-type="string" office:string-value="WMLFVKGPVK" calcext:value-type="string">
            <text:p>WMLFVKGPVK</text:p>
          </table:table-cell>
          <table:table-cell office:value-type="string" calcext:value-type="string">
            <text:p>KWDHPVLESYK</text:p>
          </table:table-cell>
          <table:table-cell table:formula="of:=SUBSTITUTE(SUBSTITUTE([.C3193];&quot;(+15.99)&quot;;&quot;&quot;);&quot;(+57.02)&quot;;&quot;&quot;)" office:value-type="string" office:string-value="KWDHPVLESYK" calcext:value-type="string">
            <text:p>KWDHPVLESYK</text:p>
          </table:table-cell>
        </table:table-row>
        <table:table-row table:style-name="ro2">
          <table:table-cell office:value-type="string" calcext:value-type="string">
            <text:p>M(+15.99)GTTGELDELVNGLSLR</text:p>
          </table:table-cell>
          <table:table-cell table:formula="of:=SUBSTITUTE(SUBSTITUTE([.A3194];&quot;(+15.99)&quot;;&quot;&quot;);&quot;(+57.02)&quot;;&quot;&quot;)" office:value-type="string" office:string-value="MGTTGELDELVNGLSLR" calcext:value-type="string">
            <text:p>MGTTGELDELVNGLSLR</text:p>
          </table:table-cell>
          <table:table-cell office:value-type="string" calcext:value-type="string">
            <text:p>MWTMVLDAVPQVLANK</text:p>
          </table:table-cell>
          <table:table-cell table:formula="of:=SUBSTITUTE(SUBSTITUTE([.C3194];&quot;(+15.99)&quot;;&quot;&quot;);&quot;(+57.02)&quot;;&quot;&quot;)" office:value-type="string" office:string-value="MWTMVLDAVPQVLANK" calcext:value-type="string">
            <text:p>MWTMVLDAVPQVLANK</text:p>
          </table:table-cell>
        </table:table-row>
        <table:table-row table:style-name="ro2">
          <table:table-cell office:value-type="string" calcext:value-type="string">
            <text:p>KQAYHLDSLVAAR</text:p>
          </table:table-cell>
          <table:table-cell table:formula="of:=SUBSTITUTE(SUBSTITUTE([.A3195];&quot;(+15.99)&quot;;&quot;&quot;);&quot;(+57.02)&quot;;&quot;&quot;)" office:value-type="string" office:string-value="KQAYHLDSLVAAR" calcext:value-type="string">
            <text:p>KQAYHLDSLVAAR</text:p>
          </table:table-cell>
          <table:table-cell office:value-type="string" calcext:value-type="string">
            <text:p>TTYALNPSWM(+15.99)K</text:p>
          </table:table-cell>
          <table:table-cell table:formula="of:=SUBSTITUTE(SUBSTITUTE([.C3195];&quot;(+15.99)&quot;;&quot;&quot;);&quot;(+57.02)&quot;;&quot;&quot;)" office:value-type="string" office:string-value="TTYALNPSWMK" calcext:value-type="string">
            <text:p>TTYALNPSWMK</text:p>
          </table:table-cell>
        </table:table-row>
        <table:table-row table:style-name="ro2">
          <table:table-cell office:value-type="string" calcext:value-type="string">
            <text:p>ESM(+15.99)YM(+15.99)QK</text:p>
          </table:table-cell>
          <table:table-cell table:formula="of:=SUBSTITUTE(SUBSTITUTE([.A3196];&quot;(+15.99)&quot;;&quot;&quot;);&quot;(+57.02)&quot;;&quot;&quot;)" office:value-type="string" office:string-value="ESMYMQK" calcext:value-type="string">
            <text:p>ESMYMQK</text:p>
          </table:table-cell>
          <table:table-cell office:value-type="string" calcext:value-type="string">
            <text:p>QNLLEYATAAHSAR</text:p>
          </table:table-cell>
          <table:table-cell table:formula="of:=SUBSTITUTE(SUBSTITUTE([.C3196];&quot;(+15.99)&quot;;&quot;&quot;);&quot;(+57.02)&quot;;&quot;&quot;)" office:value-type="string" office:string-value="QNLLEYATAAHSAR" calcext:value-type="string">
            <text:p>QNLLEYATAAHSAR</text:p>
          </table:table-cell>
        </table:table-row>
        <table:table-row table:style-name="ro1">
          <table:table-cell office:value-type="string" calcext:value-type="string">
            <text:p>RDHC(+57.02)AHNKKFYK</text:p>
          </table:table-cell>
          <table:table-cell table:formula="of:=SUBSTITUTE(SUBSTITUTE([.A3197];&quot;(+15.99)&quot;;&quot;&quot;);&quot;(+57.02)&quot;;&quot;&quot;)" office:value-type="string" office:string-value="RDHCAHNKKFYK" calcext:value-type="string">
            <text:p>RDHCAHNKKFYK</text:p>
          </table:table-cell>
          <table:table-cell office:value-type="string" calcext:value-type="string">
            <text:p>QQVLESDFVNK</text:p>
          </table:table-cell>
          <table:table-cell table:formula="of:=SUBSTITUTE(SUBSTITUTE([.C3197];&quot;(+15.99)&quot;;&quot;&quot;);&quot;(+57.02)&quot;;&quot;&quot;)" office:value-type="string" office:string-value="QQVLESDFVNK" calcext:value-type="string">
            <text:p>QQVLESDFVNK</text:p>
          </table:table-cell>
        </table:table-row>
        <table:table-row table:style-name="ro2">
          <table:table-cell office:value-type="string" calcext:value-type="string">
            <text:p>EDDWPAHM(+15.99)K</text:p>
          </table:table-cell>
          <table:table-cell table:formula="of:=SUBSTITUTE(SUBSTITUTE([.A3198];&quot;(+15.99)&quot;;&quot;&quot;);&quot;(+57.02)&quot;;&quot;&quot;)" office:value-type="string" office:string-value="EDDWPAHMK" calcext:value-type="string">
            <text:p>EDDWPAHMK</text:p>
          </table:table-cell>
          <table:table-cell office:value-type="string" calcext:value-type="string">
            <text:p>DDC(+57.02)DDTSLTFDGR</text:p>
          </table:table-cell>
          <table:table-cell table:formula="of:=SUBSTITUTE(SUBSTITUTE([.C3198];&quot;(+15.99)&quot;;&quot;&quot;);&quot;(+57.02)&quot;;&quot;&quot;)" office:value-type="string" office:string-value="DDCDDTSLTFDGR" calcext:value-type="string">
            <text:p>DDCDDTSLTFDGR</text:p>
          </table:table-cell>
        </table:table-row>
        <table:table-row table:style-name="ro2">
          <table:table-cell office:value-type="string" calcext:value-type="string">
            <text:p>QPHC(+57.02)C(+57.02)SDLEMPQK</text:p>
          </table:table-cell>
          <table:table-cell table:formula="of:=SUBSTITUTE(SUBSTITUTE([.A3199];&quot;(+15.99)&quot;;&quot;&quot;);&quot;(+57.02)&quot;;&quot;&quot;)" office:value-type="string" office:string-value="QPHCCSDLEMPQK" calcext:value-type="string">
            <text:p>QPHCCSDLEMPQK</text:p>
          </table:table-cell>
          <table:table-cell office:value-type="string" calcext:value-type="string">
            <text:p>TGNWFTPGGGLNSQFLR</text:p>
          </table:table-cell>
          <table:table-cell table:formula="of:=SUBSTITUTE(SUBSTITUTE([.C3199];&quot;(+15.99)&quot;;&quot;&quot;);&quot;(+57.02)&quot;;&quot;&quot;)" office:value-type="string" office:string-value="TGNWFTPGGGLNSQFLR" calcext:value-type="string">
            <text:p>TGNWFTPGGGLNSQFLR</text:p>
          </table:table-cell>
        </table:table-row>
        <table:table-row table:style-name="ro2">
          <table:table-cell office:value-type="string" calcext:value-type="string">
            <text:p>FC(+57.02)C(+57.02)C(+57.02)VLRYLSR</text:p>
          </table:table-cell>
          <table:table-cell table:formula="of:=SUBSTITUTE(SUBSTITUTE([.A3200];&quot;(+15.99)&quot;;&quot;&quot;);&quot;(+57.02)&quot;;&quot;&quot;)" office:value-type="string" office:string-value="FCCCVLRYLSR" calcext:value-type="string">
            <text:p>FCCCVLRYLSR</text:p>
          </table:table-cell>
          <table:table-cell office:value-type="string" calcext:value-type="string">
            <text:p>VHEWLM(+15.99)LRRRR</text:p>
          </table:table-cell>
          <table:table-cell table:formula="of:=SUBSTITUTE(SUBSTITUTE([.C3200];&quot;(+15.99)&quot;;&quot;&quot;);&quot;(+57.02)&quot;;&quot;&quot;)" office:value-type="string" office:string-value="VHEWLMLRRRR" calcext:value-type="string">
            <text:p>VHEWLMLRRRR</text:p>
          </table:table-cell>
        </table:table-row>
        <table:table-row table:style-name="ro2">
          <table:table-cell office:value-type="string" calcext:value-type="string">
            <text:p>HMFVHDALSLEEAR</text:p>
          </table:table-cell>
          <table:table-cell table:formula="of:=SUBSTITUTE(SUBSTITUTE([.A3201];&quot;(+15.99)&quot;;&quot;&quot;);&quot;(+57.02)&quot;;&quot;&quot;)" office:value-type="string" office:string-value="HMFVHDALSLEEAR" calcext:value-type="string">
            <text:p>HMFVHDALSLEEAR</text:p>
          </table:table-cell>
          <table:table-cell office:value-type="string" calcext:value-type="string">
            <text:p>VVGNELLNYPWAPAHR</text:p>
          </table:table-cell>
          <table:table-cell table:formula="of:=SUBSTITUTE(SUBSTITUTE([.C3201];&quot;(+15.99)&quot;;&quot;&quot;);&quot;(+57.02)&quot;;&quot;&quot;)" office:value-type="string" office:string-value="VVGNELLNYPWAPAHR" calcext:value-type="string">
            <text:p>VVGNELLNYPWAPAHR</text:p>
          </table:table-cell>
        </table:table-row>
        <table:table-row table:style-name="ro2">
          <table:table-cell office:value-type="string" calcext:value-type="string">
            <text:p>QSQDQHSSEK</text:p>
          </table:table-cell>
          <table:table-cell table:formula="of:=SUBSTITUTE(SUBSTITUTE([.A3202];&quot;(+15.99)&quot;;&quot;&quot;);&quot;(+57.02)&quot;;&quot;&quot;)" office:value-type="string" office:string-value="QSQDQHSSEK" calcext:value-type="string">
            <text:p>QSQDQHSSEK</text:p>
          </table:table-cell>
          <table:table-cell office:value-type="string" calcext:value-type="string">
            <text:p>NFVLVANLPLQR</text:p>
          </table:table-cell>
          <table:table-cell table:formula="of:=SUBSTITUTE(SUBSTITUTE([.C3202];&quot;(+15.99)&quot;;&quot;&quot;);&quot;(+57.02)&quot;;&quot;&quot;)" office:value-type="string" office:string-value="NFVLVANLPLQR" calcext:value-type="string">
            <text:p>NFVLVANLPLQR</text:p>
          </table:table-cell>
        </table:table-row>
        <table:table-row table:style-name="ro2">
          <table:table-cell office:value-type="string" calcext:value-type="string">
            <text:p>C(+57.02)PMVLSTGGNSQSPTR</text:p>
          </table:table-cell>
          <table:table-cell table:formula="of:=SUBSTITUTE(SUBSTITUTE([.A3203];&quot;(+15.99)&quot;;&quot;&quot;);&quot;(+57.02)&quot;;&quot;&quot;)" office:value-type="string" office:string-value="CPMVLSTGGNSQSPTR" calcext:value-type="string">
            <text:p>CPMVLSTGGNSQSPTR</text:p>
          </table:table-cell>
          <table:table-cell office:value-type="string" calcext:value-type="string">
            <text:p>KAQYHLDSLVAAR</text:p>
          </table:table-cell>
          <table:table-cell table:formula="of:=SUBSTITUTE(SUBSTITUTE([.C3203];&quot;(+15.99)&quot;;&quot;&quot;);&quot;(+57.02)&quot;;&quot;&quot;)" office:value-type="string" office:string-value="KAQYHLDSLVAAR" calcext:value-type="string">
            <text:p>KAQYHLDSLVAAR</text:p>
          </table:table-cell>
        </table:table-row>
        <table:table-row table:style-name="ro2">
          <table:table-cell office:value-type="string" calcext:value-type="string">
            <text:p>EEDESPEEPSPK</text:p>
          </table:table-cell>
          <table:table-cell table:formula="of:=SUBSTITUTE(SUBSTITUTE([.A3204];&quot;(+15.99)&quot;;&quot;&quot;);&quot;(+57.02)&quot;;&quot;&quot;)" office:value-type="string" office:string-value="EEDESPEEPSPK" calcext:value-type="string">
            <text:p>EEDESPEEPSPK</text:p>
          </table:table-cell>
          <table:table-cell office:value-type="string" calcext:value-type="string">
            <text:p>SFPGSDTPTELLAK</text:p>
          </table:table-cell>
          <table:table-cell table:formula="of:=SUBSTITUTE(SUBSTITUTE([.C3204];&quot;(+15.99)&quot;;&quot;&quot;);&quot;(+57.02)&quot;;&quot;&quot;)" office:value-type="string" office:string-value="SFPGSDTPTELLAK" calcext:value-type="string">
            <text:p>SFPGSDTPTELLAK</text:p>
          </table:table-cell>
        </table:table-row>
        <table:table-row table:style-name="ro2">
          <table:table-cell office:value-type="string" calcext:value-type="string">
            <text:p>WMNDFADDLASLK</text:p>
          </table:table-cell>
          <table:table-cell table:formula="of:=SUBSTITUTE(SUBSTITUTE([.A3205];&quot;(+15.99)&quot;;&quot;&quot;);&quot;(+57.02)&quot;;&quot;&quot;)" office:value-type="string" office:string-value="WMNDFADDLASLK" calcext:value-type="string">
            <text:p>WMNDFADDLASLK</text:p>
          </table:table-cell>
          <table:table-cell office:value-type="string" calcext:value-type="string">
            <text:p>KYTKFC(+57.02)LVLTEASK</text:p>
          </table:table-cell>
          <table:table-cell table:formula="of:=SUBSTITUTE(SUBSTITUTE([.C3205];&quot;(+15.99)&quot;;&quot;&quot;);&quot;(+57.02)&quot;;&quot;&quot;)" office:value-type="string" office:string-value="KYTKFCLVLTEASK" calcext:value-type="string">
            <text:p>KYTKFCLVLTEASK</text:p>
          </table:table-cell>
        </table:table-row>
        <table:table-row table:style-name="ro2">
          <table:table-cell office:value-type="string" calcext:value-type="string">
            <text:p>EAPDWNWNNHSEGLK</text:p>
          </table:table-cell>
          <table:table-cell table:formula="of:=SUBSTITUTE(SUBSTITUTE([.A3206];&quot;(+15.99)&quot;;&quot;&quot;);&quot;(+57.02)&quot;;&quot;&quot;)" office:value-type="string" office:string-value="EAPDWNWNNHSEGLK" calcext:value-type="string">
            <text:p>EAPDWNWNNHSEGLK</text:p>
          </table:table-cell>
          <table:table-cell office:value-type="string" calcext:value-type="string">
            <text:p>QHTFLAPQC(+57.02)FDK</text:p>
          </table:table-cell>
          <table:table-cell table:formula="of:=SUBSTITUTE(SUBSTITUTE([.C3206];&quot;(+15.99)&quot;;&quot;&quot;);&quot;(+57.02)&quot;;&quot;&quot;)" office:value-type="string" office:string-value="QHTFLAPQCFDK" calcext:value-type="string">
            <text:p>QHTFLAPQCFDK</text:p>
          </table:table-cell>
        </table:table-row>
        <table:table-row table:style-name="ro1">
          <table:table-cell office:value-type="string" calcext:value-type="string">
            <text:p>QRM(+15.99)WLALSASNK</text:p>
          </table:table-cell>
          <table:table-cell table:formula="of:=SUBSTITUTE(SUBSTITUTE([.A3207];&quot;(+15.99)&quot;;&quot;&quot;);&quot;(+57.02)&quot;;&quot;&quot;)" office:value-type="string" office:string-value="QRMWLALSASNK" calcext:value-type="string">
            <text:p>QRMWLALSASNK</text:p>
          </table:table-cell>
          <table:table-cell office:value-type="string" calcext:value-type="string">
            <text:p>SAYLGAFPNLK</text:p>
          </table:table-cell>
          <table:table-cell table:formula="of:=SUBSTITUTE(SUBSTITUTE([.C3207];&quot;(+15.99)&quot;;&quot;&quot;);&quot;(+57.02)&quot;;&quot;&quot;)" office:value-type="string" office:string-value="SAYLGAFPNLK" calcext:value-type="string">
            <text:p>SAYLGAFPNLK</text:p>
          </table:table-cell>
        </table:table-row>
        <table:table-row table:style-name="ro2">
          <table:table-cell office:value-type="string" calcext:value-type="string">
            <text:p>SPNEAHHLEPR</text:p>
          </table:table-cell>
          <table:table-cell table:formula="of:=SUBSTITUTE(SUBSTITUTE([.A3208];&quot;(+15.99)&quot;;&quot;&quot;);&quot;(+57.02)&quot;;&quot;&quot;)" office:value-type="string" office:string-value="SPNEAHHLEPR" calcext:value-type="string">
            <text:p>SPNEAHHLEPR</text:p>
          </table:table-cell>
          <table:table-cell office:value-type="string" calcext:value-type="string">
            <text:p>KFNNASKDTESEHK</text:p>
          </table:table-cell>
          <table:table-cell table:formula="of:=SUBSTITUTE(SUBSTITUTE([.C3208];&quot;(+15.99)&quot;;&quot;&quot;);&quot;(+57.02)&quot;;&quot;&quot;)" office:value-type="string" office:string-value="KFNNASKDTESEHK" calcext:value-type="string">
            <text:p>KFNNASKDTESEHK</text:p>
          </table:table-cell>
        </table:table-row>
        <table:table-row table:style-name="ro2">
          <table:table-cell office:value-type="string" calcext:value-type="string">
            <text:p>AGSHVTEPAK</text:p>
          </table:table-cell>
          <table:table-cell table:formula="of:=SUBSTITUTE(SUBSTITUTE([.A3209];&quot;(+15.99)&quot;;&quot;&quot;);&quot;(+57.02)&quot;;&quot;&quot;)" office:value-type="string" office:string-value="AGSHVTEPAK" calcext:value-type="string">
            <text:p>AGSHVTEPAK</text:p>
          </table:table-cell>
          <table:table-cell office:value-type="string" calcext:value-type="string">
            <text:p>EEDNQLLDGPLGPK</text:p>
          </table:table-cell>
          <table:table-cell table:formula="of:=SUBSTITUTE(SUBSTITUTE([.C3209];&quot;(+15.99)&quot;;&quot;&quot;);&quot;(+57.02)&quot;;&quot;&quot;)" office:value-type="string" office:string-value="EEDNQLLDGPLGPK" calcext:value-type="string">
            <text:p>EEDNQLLDGPLGPK</text:p>
          </table:table-cell>
        </table:table-row>
        <table:table-row table:style-name="ro1">
          <table:table-cell office:value-type="string" calcext:value-type="string">
            <text:p>SPNLNGQTVFR</text:p>
          </table:table-cell>
          <table:table-cell table:formula="of:=SUBSTITUTE(SUBSTITUTE([.A3210];&quot;(+15.99)&quot;;&quot;&quot;);&quot;(+57.02)&quot;;&quot;&quot;)" office:value-type="string" office:string-value="SPNLNGQTVFR" calcext:value-type="string">
            <text:p>SPNLNGQTVFR</text:p>
          </table:table-cell>
          <table:table-cell office:value-type="string" calcext:value-type="string">
            <text:p>YGADKTC(+57.02)SK</text:p>
          </table:table-cell>
          <table:table-cell table:formula="of:=SUBSTITUTE(SUBSTITUTE([.C3210];&quot;(+15.99)&quot;;&quot;&quot;);&quot;(+57.02)&quot;;&quot;&quot;)" office:value-type="string" office:string-value="YGADKTCSK" calcext:value-type="string">
            <text:p>YGADKTCSK</text:p>
          </table:table-cell>
        </table:table-row>
        <table:table-row table:style-name="ro2">
          <table:table-cell office:value-type="string" calcext:value-type="string">
            <text:p>YANVSLTVSTVKRLLR</text:p>
          </table:table-cell>
          <table:table-cell table:formula="of:=SUBSTITUTE(SUBSTITUTE([.A3211];&quot;(+15.99)&quot;;&quot;&quot;);&quot;(+57.02)&quot;;&quot;&quot;)" office:value-type="string" office:string-value="YANVSLTVSTVKRLLR" calcext:value-type="string">
            <text:p>YANVSLTVSTVKRLLR</text:p>
          </table:table-cell>
          <table:table-cell office:value-type="string" calcext:value-type="string">
            <text:p>TGQQNDEAPVGK</text:p>
          </table:table-cell>
          <table:table-cell table:formula="of:=SUBSTITUTE(SUBSTITUTE([.C3211];&quot;(+15.99)&quot;;&quot;&quot;);&quot;(+57.02)&quot;;&quot;&quot;)" office:value-type="string" office:string-value="TGQQNDEAPVGK" calcext:value-type="string">
            <text:p>TGQQNDEAPVGK</text:p>
          </table:table-cell>
        </table:table-row>
        <table:table-row table:style-name="ro2">
          <table:table-cell office:value-type="string" calcext:value-type="string">
            <text:p>MMC(+57.02)EM(+15.99)K</text:p>
          </table:table-cell>
          <table:table-cell table:formula="of:=SUBSTITUTE(SUBSTITUTE([.A3212];&quot;(+15.99)&quot;;&quot;&quot;);&quot;(+57.02)&quot;;&quot;&quot;)" office:value-type="string" office:string-value="MMCEMK" calcext:value-type="string">
            <text:p>MMCEMK</text:p>
          </table:table-cell>
          <table:table-cell office:value-type="string" calcext:value-type="string">
            <text:p>KAFKVAAFFLSR</text:p>
          </table:table-cell>
          <table:table-cell table:formula="of:=SUBSTITUTE(SUBSTITUTE([.C3212];&quot;(+15.99)&quot;;&quot;&quot;);&quot;(+57.02)&quot;;&quot;&quot;)" office:value-type="string" office:string-value="KAFKVAAFFLSR" calcext:value-type="string">
            <text:p>KAFKVAAFFLSR</text:p>
          </table:table-cell>
        </table:table-row>
        <table:table-row table:style-name="ro2">
          <table:table-cell office:value-type="string" calcext:value-type="string">
            <text:p>KRLVKTDHGK</text:p>
          </table:table-cell>
          <table:table-cell table:formula="of:=SUBSTITUTE(SUBSTITUTE([.A3213];&quot;(+15.99)&quot;;&quot;&quot;);&quot;(+57.02)&quot;;&quot;&quot;)" office:value-type="string" office:string-value="KRLVKTDHGK" calcext:value-type="string">
            <text:p>KRLVKTDHGK</text:p>
          </table:table-cell>
          <table:table-cell office:value-type="string" calcext:value-type="string">
            <text:p>DVHVRPQPPSK</text:p>
          </table:table-cell>
          <table:table-cell table:formula="of:=SUBSTITUTE(SUBSTITUTE([.C3213];&quot;(+15.99)&quot;;&quot;&quot;);&quot;(+57.02)&quot;;&quot;&quot;)" office:value-type="string" office:string-value="DVHVRPQPPSK" calcext:value-type="string">
            <text:p>DVHVRPQPPSK</text:p>
          </table:table-cell>
        </table:table-row>
        <table:table-row table:style-name="ro2">
          <table:table-cell office:value-type="string" calcext:value-type="string">
            <text:p>TLGM(+15.99)TMDHR</text:p>
          </table:table-cell>
          <table:table-cell table:formula="of:=SUBSTITUTE(SUBSTITUTE([.A3214];&quot;(+15.99)&quot;;&quot;&quot;);&quot;(+57.02)&quot;;&quot;&quot;)" office:value-type="string" office:string-value="TLGMTMDHR" calcext:value-type="string">
            <text:p>TLGMTMDHR</text:p>
          </table:table-cell>
          <table:table-cell office:value-type="string" calcext:value-type="string">
            <text:p>KNWWALTAYAEK</text:p>
          </table:table-cell>
          <table:table-cell table:formula="of:=SUBSTITUTE(SUBSTITUTE([.C3214];&quot;(+15.99)&quot;;&quot;&quot;);&quot;(+57.02)&quot;;&quot;&quot;)" office:value-type="string" office:string-value="KNWWALTAYAEK" calcext:value-type="string">
            <text:p>KNWWALTAYAEK</text:p>
          </table:table-cell>
        </table:table-row>
        <table:table-row table:style-name="ro2">
          <table:table-cell office:value-type="string" calcext:value-type="string">
            <text:p>QC(+57.02)M(+15.99)C(+57.02)GSLLLAAAK</text:p>
          </table:table-cell>
          <table:table-cell table:formula="of:=SUBSTITUTE(SUBSTITUTE([.A3215];&quot;(+15.99)&quot;;&quot;&quot;);&quot;(+57.02)&quot;;&quot;&quot;)" office:value-type="string" office:string-value="QCMCGSLLLAAAK" calcext:value-type="string">
            <text:p>QCMCGSLLLAAAK</text:p>
          </table:table-cell>
          <table:table-cell office:value-type="string" calcext:value-type="string">
            <text:p>LALVEDLVGSLALLVPK</text:p>
          </table:table-cell>
          <table:table-cell table:formula="of:=SUBSTITUTE(SUBSTITUTE([.C3215];&quot;(+15.99)&quot;;&quot;&quot;);&quot;(+57.02)&quot;;&quot;&quot;)" office:value-type="string" office:string-value="LALVEDLVGSLALLVPK" calcext:value-type="string">
            <text:p>LALVEDLVGSLALLVPK</text:p>
          </table:table-cell>
        </table:table-row>
        <table:table-row table:style-name="ro1">
          <table:table-cell office:value-type="string" calcext:value-type="string">
            <text:p>YALSC(+57.02)M(+15.99)SDSSK</text:p>
          </table:table-cell>
          <table:table-cell table:formula="of:=SUBSTITUTE(SUBSTITUTE([.A3216];&quot;(+15.99)&quot;;&quot;&quot;);&quot;(+57.02)&quot;;&quot;&quot;)" office:value-type="string" office:string-value="YALSCMSDSSK" calcext:value-type="string">
            <text:p>YALSCMSDSSK</text:p>
          </table:table-cell>
          <table:table-cell office:value-type="string" calcext:value-type="string">
            <text:p>C(+57.02)FEEM(+15.99)M(+15.99)VHEK</text:p>
          </table:table-cell>
          <table:table-cell table:formula="of:=SUBSTITUTE(SUBSTITUTE([.C3216];&quot;(+15.99)&quot;;&quot;&quot;);&quot;(+57.02)&quot;;&quot;&quot;)" office:value-type="string" office:string-value="CFEEMMVHEK" calcext:value-type="string">
            <text:p>CFEEMMVHEK</text:p>
          </table:table-cell>
        </table:table-row>
        <table:table-row table:style-name="ro2">
          <table:table-cell office:value-type="string" calcext:value-type="string">
            <text:p>QVYRNAYGHK</text:p>
          </table:table-cell>
          <table:table-cell table:formula="of:=SUBSTITUTE(SUBSTITUTE([.A3217];&quot;(+15.99)&quot;;&quot;&quot;);&quot;(+57.02)&quot;;&quot;&quot;)" office:value-type="string" office:string-value="QVYRNAYGHK" calcext:value-type="string">
            <text:p>QVYRNAYGHK</text:p>
          </table:table-cell>
          <table:table-cell office:value-type="string" calcext:value-type="string">
            <text:p>C(+57.02)VPKQDLSHMRVVDR</text:p>
          </table:table-cell>
          <table:table-cell table:formula="of:=SUBSTITUTE(SUBSTITUTE([.C3217];&quot;(+15.99)&quot;;&quot;&quot;);&quot;(+57.02)&quot;;&quot;&quot;)" office:value-type="string" office:string-value="CVPKQDLSHMRVVDR" calcext:value-type="string">
            <text:p>CVPKQDLSHMRVVDR</text:p>
          </table:table-cell>
        </table:table-row>
        <table:table-row table:style-name="ro2">
          <table:table-cell office:value-type="string" calcext:value-type="string">
            <text:p>EM(+15.99)M(+15.99)VDSALADVR</text:p>
          </table:table-cell>
          <table:table-cell table:formula="of:=SUBSTITUTE(SUBSTITUTE([.A3218];&quot;(+15.99)&quot;;&quot;&quot;);&quot;(+57.02)&quot;;&quot;&quot;)" office:value-type="string" office:string-value="EMMVDSALADVR" calcext:value-type="string">
            <text:p>EMMVDSALADVR</text:p>
          </table:table-cell>
          <table:table-cell office:value-type="string" calcext:value-type="string">
            <text:p>C(+57.02)HVKTALVTVLAVLGPK</text:p>
          </table:table-cell>
          <table:table-cell table:formula="of:=SUBSTITUTE(SUBSTITUTE([.C3218];&quot;(+15.99)&quot;;&quot;&quot;);&quot;(+57.02)&quot;;&quot;&quot;)" office:value-type="string" office:string-value="CHVKTALVTVLAVLGPK" calcext:value-type="string">
            <text:p>CHVKTALVTVLAVLGPK</text:p>
          </table:table-cell>
        </table:table-row>
        <table:table-row table:style-name="ro2">
          <table:table-cell office:value-type="string" calcext:value-type="string">
            <text:p>ELLEVM(+15.99)C(+57.02)LDVLAR</text:p>
          </table:table-cell>
          <table:table-cell table:formula="of:=SUBSTITUTE(SUBSTITUTE([.A3219];&quot;(+15.99)&quot;;&quot;&quot;);&quot;(+57.02)&quot;;&quot;&quot;)" office:value-type="string" office:string-value="ELLEVMCLDVLAR" calcext:value-type="string">
            <text:p>ELLEVMCLDVLAR</text:p>
          </table:table-cell>
          <table:table-cell office:value-type="string" calcext:value-type="string">
            <text:p>LPDRPDLNVPLTSRDR</text:p>
          </table:table-cell>
          <table:table-cell table:formula="of:=SUBSTITUTE(SUBSTITUTE([.C3219];&quot;(+15.99)&quot;;&quot;&quot;);&quot;(+57.02)&quot;;&quot;&quot;)" office:value-type="string" office:string-value="LPDRPDLNVPLTSRDR" calcext:value-type="string">
            <text:p>LPDRPDLNVPLTSRDR</text:p>
          </table:table-cell>
        </table:table-row>
        <table:table-row table:style-name="ro1">
          <table:table-cell office:value-type="string" calcext:value-type="string">
            <text:p>HM(+15.99)QLETLLDLR</text:p>
          </table:table-cell>
          <table:table-cell table:formula="of:=SUBSTITUTE(SUBSTITUTE([.A3220];&quot;(+15.99)&quot;;&quot;&quot;);&quot;(+57.02)&quot;;&quot;&quot;)" office:value-type="string" office:string-value="HMQLETLLDLR" calcext:value-type="string">
            <text:p>HMQLETLLDLR</text:p>
          </table:table-cell>
          <table:table-cell office:value-type="string" calcext:value-type="string">
            <text:p>RLANHEK</text:p>
          </table:table-cell>
          <table:table-cell table:formula="of:=SUBSTITUTE(SUBSTITUTE([.C3220];&quot;(+15.99)&quot;;&quot;&quot;);&quot;(+57.02)&quot;;&quot;&quot;)" office:value-type="string" office:string-value="RLANHEK" calcext:value-type="string">
            <text:p>RLANHEK</text:p>
          </table:table-cell>
        </table:table-row>
        <table:table-row table:style-name="ro2">
          <table:table-cell office:value-type="string" calcext:value-type="string">
            <text:p>EPSEGM(+15.99)YTVLVWVR</text:p>
          </table:table-cell>
          <table:table-cell table:formula="of:=SUBSTITUTE(SUBSTITUTE([.A3221];&quot;(+15.99)&quot;;&quot;&quot;);&quot;(+57.02)&quot;;&quot;&quot;)" office:value-type="string" office:string-value="EPSEGMYTVLVWVR" calcext:value-type="string">
            <text:p>EPSEGMYTVLVWVR</text:p>
          </table:table-cell>
          <table:table-cell office:value-type="string" calcext:value-type="string">
            <text:p>KNKKVGFGSFEPR</text:p>
          </table:table-cell>
          <table:table-cell table:formula="of:=SUBSTITUTE(SUBSTITUTE([.C3221];&quot;(+15.99)&quot;;&quot;&quot;);&quot;(+57.02)&quot;;&quot;&quot;)" office:value-type="string" office:string-value="KNKKVGFGSFEPR" calcext:value-type="string">
            <text:p>KNKKVGFGSFEPR</text:p>
          </table:table-cell>
        </table:table-row>
        <table:table-row table:style-name="ro2">
          <table:table-cell office:value-type="string" calcext:value-type="string">
            <text:p>QM(+15.99)GPLLSLNLNSEK</text:p>
          </table:table-cell>
          <table:table-cell table:formula="of:=SUBSTITUTE(SUBSTITUTE([.A3222];&quot;(+15.99)&quot;;&quot;&quot;);&quot;(+57.02)&quot;;&quot;&quot;)" office:value-type="string" office:string-value="QMGPLLSLNLNSEK" calcext:value-type="string">
            <text:p>QMGPLLSLNLNSEK</text:p>
          </table:table-cell>
          <table:table-cell office:value-type="string" calcext:value-type="string">
            <text:p>EVSLTPGLPGDK</text:p>
          </table:table-cell>
          <table:table-cell table:formula="of:=SUBSTITUTE(SUBSTITUTE([.C3222];&quot;(+15.99)&quot;;&quot;&quot;);&quot;(+57.02)&quot;;&quot;&quot;)" office:value-type="string" office:string-value="EVSLTPGLPGDK" calcext:value-type="string">
            <text:p>EVSLTPGLPGDK</text:p>
          </table:table-cell>
        </table:table-row>
        <table:table-row table:style-name="ro2">
          <table:table-cell office:value-type="string" calcext:value-type="string">
            <text:p>SPLNLHLVPVLEQLAK</text:p>
          </table:table-cell>
          <table:table-cell table:formula="of:=SUBSTITUTE(SUBSTITUTE([.A3223];&quot;(+15.99)&quot;;&quot;&quot;);&quot;(+57.02)&quot;;&quot;&quot;)" office:value-type="string" office:string-value="SPLNLHLVPVLEQLAK" calcext:value-type="string">
            <text:p>SPLNLHLVPVLEQLAK</text:p>
          </table:table-cell>
          <table:table-cell office:value-type="string" calcext:value-type="string">
            <text:p>YLVGGVVDPVHEK</text:p>
          </table:table-cell>
          <table:table-cell table:formula="of:=SUBSTITUTE(SUBSTITUTE([.C3223];&quot;(+15.99)&quot;;&quot;&quot;);&quot;(+57.02)&quot;;&quot;&quot;)" office:value-type="string" office:string-value="YLVGGVVDPVHEK" calcext:value-type="string">
            <text:p>YLVGGVVDPVHEK</text:p>
          </table:table-cell>
        </table:table-row>
        <table:table-row table:style-name="ro1">
          <table:table-cell office:value-type="string" calcext:value-type="string">
            <text:p>KKYLAGKVLLK</text:p>
          </table:table-cell>
          <table:table-cell table:formula="of:=SUBSTITUTE(SUBSTITUTE([.A3224];&quot;(+15.99)&quot;;&quot;&quot;);&quot;(+57.02)&quot;;&quot;&quot;)" office:value-type="string" office:string-value="KKYLAGKVLLK" calcext:value-type="string">
            <text:p>KKYLAGKVLLK</text:p>
          </table:table-cell>
          <table:table-cell office:value-type="string" calcext:value-type="string">
            <text:p>SPQC(+57.02)M(+15.99)LFDPK</text:p>
          </table:table-cell>
          <table:table-cell table:formula="of:=SUBSTITUTE(SUBSTITUTE([.C3224];&quot;(+15.99)&quot;;&quot;&quot;);&quot;(+57.02)&quot;;&quot;&quot;)" office:value-type="string" office:string-value="SPQCMLFDPK" calcext:value-type="string">
            <text:p>SPQCMLFDPK</text:p>
          </table:table-cell>
        </table:table-row>
        <table:table-row table:style-name="ro1">
          <table:table-cell office:value-type="string" calcext:value-type="string">
            <text:p>RPDNLC(+57.02)FSAALGK</text:p>
          </table:table-cell>
          <table:table-cell table:formula="of:=SUBSTITUTE(SUBSTITUTE([.A3225];&quot;(+15.99)&quot;;&quot;&quot;);&quot;(+57.02)&quot;;&quot;&quot;)" office:value-type="string" office:string-value="RPDNLCFSAALGK" calcext:value-type="string">
            <text:p>RPDNLCFSAALGK</text:p>
          </table:table-cell>
          <table:table-cell office:value-type="string" calcext:value-type="string">
            <text:p>HTVLLAHWYK</text:p>
          </table:table-cell>
          <table:table-cell table:formula="of:=SUBSTITUTE(SUBSTITUTE([.C3225];&quot;(+15.99)&quot;;&quot;&quot;);&quot;(+57.02)&quot;;&quot;&quot;)" office:value-type="string" office:string-value="HTVLLAHWYK" calcext:value-type="string">
            <text:p>HTVLLAHWYK</text:p>
          </table:table-cell>
        </table:table-row>
        <table:table-row table:style-name="ro2">
          <table:table-cell office:value-type="string" calcext:value-type="string">
            <text:p>NQNQYWDTVK</text:p>
          </table:table-cell>
          <table:table-cell table:formula="of:=SUBSTITUTE(SUBSTITUTE([.A3226];&quot;(+15.99)&quot;;&quot;&quot;);&quot;(+57.02)&quot;;&quot;&quot;)" office:value-type="string" office:string-value="NQNQYWDTVK" calcext:value-type="string">
            <text:p>NQNQYWDTVK</text:p>
          </table:table-cell>
          <table:table-cell office:value-type="string" calcext:value-type="string">
            <text:p>TLFWTPNFYTTYNTMHR</text:p>
          </table:table-cell>
          <table:table-cell table:formula="of:=SUBSTITUTE(SUBSTITUTE([.C3226];&quot;(+15.99)&quot;;&quot;&quot;);&quot;(+57.02)&quot;;&quot;&quot;)" office:value-type="string" office:string-value="TLFWTPNFYTTYNTMHR" calcext:value-type="string">
            <text:p>TLFWTPNFYTTYNTMHR</text:p>
          </table:table-cell>
        </table:table-row>
        <table:table-row table:style-name="ro2">
          <table:table-cell office:value-type="string" calcext:value-type="string">
            <text:p>KVFLLDELVEEYHK</text:p>
          </table:table-cell>
          <table:table-cell table:formula="of:=SUBSTITUTE(SUBSTITUTE([.A3227];&quot;(+15.99)&quot;;&quot;&quot;);&quot;(+57.02)&quot;;&quot;&quot;)" office:value-type="string" office:string-value="KVFLLDELVEEYHK" calcext:value-type="string">
            <text:p>KVFLLDELVEEYHK</text:p>
          </table:table-cell>
          <table:table-cell office:value-type="string" calcext:value-type="string">
            <text:p>RWFPQESAYNPTM(+15.99)LWK</text:p>
          </table:table-cell>
          <table:table-cell table:formula="of:=SUBSTITUTE(SUBSTITUTE([.C3227];&quot;(+15.99)&quot;;&quot;&quot;);&quot;(+57.02)&quot;;&quot;&quot;)" office:value-type="string" office:string-value="RWFPQESAYNPTMLWK" calcext:value-type="string">
            <text:p>RWFPQESAYNPTMLWK</text:p>
          </table:table-cell>
        </table:table-row>
        <table:table-row table:style-name="ro2">
          <table:table-cell office:value-type="string" calcext:value-type="string">
            <text:p>QSTPSM(+15.99)EEELK</text:p>
          </table:table-cell>
          <table:table-cell table:formula="of:=SUBSTITUTE(SUBSTITUTE([.A3228];&quot;(+15.99)&quot;;&quot;&quot;);&quot;(+57.02)&quot;;&quot;&quot;)" office:value-type="string" office:string-value="QSTPSMEEELK" calcext:value-type="string">
            <text:p>QSTPSMEEELK</text:p>
          </table:table-cell>
          <table:table-cell office:value-type="string" calcext:value-type="string">
            <text:p>WWYEEPYLLLTDQK</text:p>
          </table:table-cell>
          <table:table-cell table:formula="of:=SUBSTITUTE(SUBSTITUTE([.C3228];&quot;(+15.99)&quot;;&quot;&quot;);&quot;(+57.02)&quot;;&quot;&quot;)" office:value-type="string" office:string-value="WWYEEPYLLLTDQK" calcext:value-type="string">
            <text:p>WWYEEPYLLLTDQK</text:p>
          </table:table-cell>
        </table:table-row>
        <table:table-row table:style-name="ro2">
          <table:table-cell office:value-type="string" calcext:value-type="string">
            <text:p>KPTGKVLGLEK</text:p>
          </table:table-cell>
          <table:table-cell table:formula="of:=SUBSTITUTE(SUBSTITUTE([.A3229];&quot;(+15.99)&quot;;&quot;&quot;);&quot;(+57.02)&quot;;&quot;&quot;)" office:value-type="string" office:string-value="KPTGKVLGLEK" calcext:value-type="string">
            <text:p>KPTGKVLGLEK</text:p>
          </table:table-cell>
          <table:table-cell office:value-type="string" calcext:value-type="string">
            <text:p>WC(+57.02)HM(+15.99)DWEDM(+15.99)TVDWLR</text:p>
          </table:table-cell>
          <table:table-cell table:formula="of:=SUBSTITUTE(SUBSTITUTE([.C3229];&quot;(+15.99)&quot;;&quot;&quot;);&quot;(+57.02)&quot;;&quot;&quot;)" office:value-type="string" office:string-value="WCHMDWEDMTVDWLR" calcext:value-type="string">
            <text:p>WCHMDWEDMTVDWLR</text:p>
          </table:table-cell>
        </table:table-row>
        <table:table-row table:style-name="ro2">
          <table:table-cell office:value-type="string" calcext:value-type="string">
            <text:p>QAHGDFFM(+15.99)DQR</text:p>
          </table:table-cell>
          <table:table-cell table:formula="of:=SUBSTITUTE(SUBSTITUTE([.A3230];&quot;(+15.99)&quot;;&quot;&quot;);&quot;(+57.02)&quot;;&quot;&quot;)" office:value-type="string" office:string-value="QAHGDFFMDQR" calcext:value-type="string">
            <text:p>QAHGDFFMDQR</text:p>
          </table:table-cell>
          <table:table-cell office:value-type="string" calcext:value-type="string">
            <text:p>SM(+15.99)DEM(+15.99)DELLGK</text:p>
          </table:table-cell>
          <table:table-cell table:formula="of:=SUBSTITUTE(SUBSTITUTE([.C3230];&quot;(+15.99)&quot;;&quot;&quot;);&quot;(+57.02)&quot;;&quot;&quot;)" office:value-type="string" office:string-value="SMDEMDELLGK" calcext:value-type="string">
            <text:p>SMDEMDELLGK</text:p>
          </table:table-cell>
        </table:table-row>
        <table:table-row table:style-name="ro2">
          <table:table-cell office:value-type="string" calcext:value-type="string">
            <text:p>EHLAGSGELLK</text:p>
          </table:table-cell>
          <table:table-cell table:formula="of:=SUBSTITUTE(SUBSTITUTE([.A3231];&quot;(+15.99)&quot;;&quot;&quot;);&quot;(+57.02)&quot;;&quot;&quot;)" office:value-type="string" office:string-value="EHLAGSGELLK" calcext:value-type="string">
            <text:p>EHLAGSGELLK</text:p>
          </table:table-cell>
          <table:table-cell office:value-type="string" calcext:value-type="string">
            <text:p>EAC(+57.02)C(+57.02)LWGPLWNR</text:p>
          </table:table-cell>
          <table:table-cell table:formula="of:=SUBSTITUTE(SUBSTITUTE([.C3231];&quot;(+15.99)&quot;;&quot;&quot;);&quot;(+57.02)&quot;;&quot;&quot;)" office:value-type="string" office:string-value="EACCLWGPLWNR" calcext:value-type="string">
            <text:p>EACCLWGPLWNR</text:p>
          </table:table-cell>
        </table:table-row>
        <table:table-row table:style-name="ro2">
          <table:table-cell office:value-type="string" calcext:value-type="string">
            <text:p>LEDDVLSPDLENLGGEALM(+15.99)TPK</text:p>
          </table:table-cell>
          <table:table-cell table:formula="of:=SUBSTITUTE(SUBSTITUTE([.A3232];&quot;(+15.99)&quot;;&quot;&quot;);&quot;(+57.02)&quot;;&quot;&quot;)" office:value-type="string" office:string-value="LEDDVLSPDLENLGGEALMTPK" calcext:value-type="string">
            <text:p>LEDDVLSPDLENLGGEALMTPK</text:p>
          </table:table-cell>
          <table:table-cell office:value-type="string" calcext:value-type="string">
            <text:p>WLNHPSDPSEGDGLK</text:p>
          </table:table-cell>
          <table:table-cell table:formula="of:=SUBSTITUTE(SUBSTITUTE([.C3232];&quot;(+15.99)&quot;;&quot;&quot;);&quot;(+57.02)&quot;;&quot;&quot;)" office:value-type="string" office:string-value="WLNHPSDPSEGDGLK" calcext:value-type="string">
            <text:p>WLNHPSDPSEGDGLK</text:p>
          </table:table-cell>
        </table:table-row>
        <table:table-row table:style-name="ro1">
          <table:table-cell office:value-type="string" calcext:value-type="string">
            <text:p>LQTNFESLTVAETHK</text:p>
          </table:table-cell>
          <table:table-cell table:formula="of:=SUBSTITUTE(SUBSTITUTE([.A3233];&quot;(+15.99)&quot;;&quot;&quot;);&quot;(+57.02)&quot;;&quot;&quot;)" office:value-type="string" office:string-value="LQTNFESLTVAETHK" calcext:value-type="string">
            <text:p>LQTNFESLTVAETHK</text:p>
          </table:table-cell>
          <table:table-cell office:value-type="string" calcext:value-type="string">
            <text:p>GKDLKMK</text:p>
          </table:table-cell>
          <table:table-cell table:formula="of:=SUBSTITUTE(SUBSTITUTE([.C3233];&quot;(+15.99)&quot;;&quot;&quot;);&quot;(+57.02)&quot;;&quot;&quot;)" office:value-type="string" office:string-value="GKDLKMK" calcext:value-type="string">
            <text:p>GKDLKMK</text:p>
          </table:table-cell>
        </table:table-row>
        <table:table-row table:style-name="ro1">
          <table:table-cell office:value-type="string" calcext:value-type="string">
            <text:p>KRC(+57.02)LLLNDRLNADK</text:p>
          </table:table-cell>
          <table:table-cell table:formula="of:=SUBSTITUTE(SUBSTITUTE([.A3234];&quot;(+15.99)&quot;;&quot;&quot;);&quot;(+57.02)&quot;;&quot;&quot;)" office:value-type="string" office:string-value="KRCLLLNDRLNADK" calcext:value-type="string">
            <text:p>KRCLLLNDRLNADK</text:p>
          </table:table-cell>
          <table:table-cell office:value-type="string" calcext:value-type="string">
            <text:p>RYWALNFELSK</text:p>
          </table:table-cell>
          <table:table-cell table:formula="of:=SUBSTITUTE(SUBSTITUTE([.C3234];&quot;(+15.99)&quot;;&quot;&quot;);&quot;(+57.02)&quot;;&quot;&quot;)" office:value-type="string" office:string-value="RYWALNFELSK" calcext:value-type="string">
            <text:p>RYWALNFELSK</text:p>
          </table:table-cell>
        </table:table-row>
        <table:table-row table:style-name="ro2">
          <table:table-cell office:value-type="string" calcext:value-type="string">
            <text:p>EVVTAGTVSTVHPSVSPK</text:p>
          </table:table-cell>
          <table:table-cell table:formula="of:=SUBSTITUTE(SUBSTITUTE([.A3235];&quot;(+15.99)&quot;;&quot;&quot;);&quot;(+57.02)&quot;;&quot;&quot;)" office:value-type="string" office:string-value="EVVTAGTVSTVHPSVSPK" calcext:value-type="string">
            <text:p>EVVTAGTVSTVHPSVSPK</text:p>
          </table:table-cell>
          <table:table-cell office:value-type="string" calcext:value-type="string">
            <text:p>AEFETTALDLLQLDAPLPAFKR</text:p>
          </table:table-cell>
          <table:table-cell table:formula="of:=SUBSTITUTE(SUBSTITUTE([.C3235];&quot;(+15.99)&quot;;&quot;&quot;);&quot;(+57.02)&quot;;&quot;&quot;)" office:value-type="string" office:string-value="AEFETTALDLLQLDAPLPAFKR" calcext:value-type="string">
            <text:p>AEFETTALDLLQLDAPLPAFKR</text:p>
          </table:table-cell>
        </table:table-row>
        <table:table-row table:style-name="ro2">
          <table:table-cell office:value-type="string" calcext:value-type="string">
            <text:p>WMESAHNESM(+15.99)LLDEQR</text:p>
          </table:table-cell>
          <table:table-cell table:formula="of:=SUBSTITUTE(SUBSTITUTE([.A3236];&quot;(+15.99)&quot;;&quot;&quot;);&quot;(+57.02)&quot;;&quot;&quot;)" office:value-type="string" office:string-value="WMESAHNESMLLDEQR" calcext:value-type="string">
            <text:p>WMESAHNESMLLDEQR</text:p>
          </table:table-cell>
          <table:table-cell office:value-type="string" calcext:value-type="string">
            <text:p>EDVDYM(+15.99)ALNSFDYVDVK</text:p>
          </table:table-cell>
          <table:table-cell table:formula="of:=SUBSTITUTE(SUBSTITUTE([.C3236];&quot;(+15.99)&quot;;&quot;&quot;);&quot;(+57.02)&quot;;&quot;&quot;)" office:value-type="string" office:string-value="EDVDYMALNSFDYVDVK" calcext:value-type="string">
            <text:p>EDVDYMALNSFDYVDVK</text:p>
          </table:table-cell>
        </table:table-row>
        <table:table-row table:style-name="ro2">
          <table:table-cell office:value-type="string" calcext:value-type="string">
            <text:p>WNTRSGTTTATVLAHAEVK</text:p>
          </table:table-cell>
          <table:table-cell table:formula="of:=SUBSTITUTE(SUBSTITUTE([.A3237];&quot;(+15.99)&quot;;&quot;&quot;);&quot;(+57.02)&quot;;&quot;&quot;)" office:value-type="string" office:string-value="WNTRSGTTTATVLAHAEVK" calcext:value-type="string">
            <text:p>WNTRSGTTTATVLAHAEVK</text:p>
          </table:table-cell>
          <table:table-cell office:value-type="string" calcext:value-type="string">
            <text:p>KPAAVDKK</text:p>
          </table:table-cell>
          <table:table-cell table:formula="of:=SUBSTITUTE(SUBSTITUTE([.C3237];&quot;(+15.99)&quot;;&quot;&quot;);&quot;(+57.02)&quot;;&quot;&quot;)" office:value-type="string" office:string-value="KPAAVDKK" calcext:value-type="string">
            <text:p>KPAAVDKK</text:p>
          </table:table-cell>
        </table:table-row>
        <table:table-row table:style-name="ro1">
          <table:table-cell office:value-type="string" calcext:value-type="string">
            <text:p>WMQWEMC(+57.02)DTLAQELAK</text:p>
          </table:table-cell>
          <table:table-cell table:formula="of:=SUBSTITUTE(SUBSTITUTE([.A3238];&quot;(+15.99)&quot;;&quot;&quot;);&quot;(+57.02)&quot;;&quot;&quot;)" office:value-type="string" office:string-value="WMQWEMCDTLAQELAK" calcext:value-type="string">
            <text:p>WMQWEMCDTLAQELAK</text:p>
          </table:table-cell>
          <table:table-cell office:value-type="string" calcext:value-type="string">
            <text:p>TPLFGSFEPR</text:p>
          </table:table-cell>
          <table:table-cell table:formula="of:=SUBSTITUTE(SUBSTITUTE([.C3238];&quot;(+15.99)&quot;;&quot;&quot;);&quot;(+57.02)&quot;;&quot;&quot;)" office:value-type="string" office:string-value="TPLFGSFEPR" calcext:value-type="string">
            <text:p>TPLFGSFEPR</text:p>
          </table:table-cell>
        </table:table-row>
        <table:table-row table:style-name="ro2">
          <table:table-cell office:value-type="string" calcext:value-type="string">
            <text:p>M(+15.99)WC(+57.02)PWGHK</text:p>
          </table:table-cell>
          <table:table-cell table:formula="of:=SUBSTITUTE(SUBSTITUTE([.A3239];&quot;(+15.99)&quot;;&quot;&quot;);&quot;(+57.02)&quot;;&quot;&quot;)" office:value-type="string" office:string-value="MWCPWGHK" calcext:value-type="string">
            <text:p>MWCPWGHK</text:p>
          </table:table-cell>
          <table:table-cell office:value-type="string" calcext:value-type="string">
            <text:p>HHYPSDPFHVFR</text:p>
          </table:table-cell>
          <table:table-cell table:formula="of:=SUBSTITUTE(SUBSTITUTE([.C3239];&quot;(+15.99)&quot;;&quot;&quot;);&quot;(+57.02)&quot;;&quot;&quot;)" office:value-type="string" office:string-value="HHYPSDPFHVFR" calcext:value-type="string">
            <text:p>HHYPSDPFHVFR</text:p>
          </table:table-cell>
        </table:table-row>
        <table:table-row table:style-name="ro2">
          <table:table-cell office:value-type="string" calcext:value-type="string">
            <text:p>AC(+57.02)TTLVQC(+57.02)YAK</text:p>
          </table:table-cell>
          <table:table-cell table:formula="of:=SUBSTITUTE(SUBSTITUTE([.A3240];&quot;(+15.99)&quot;;&quot;&quot;);&quot;(+57.02)&quot;;&quot;&quot;)" office:value-type="string" office:string-value="ACTTLVQCYAK" calcext:value-type="string">
            <text:p>ACTTLVQCYAK</text:p>
          </table:table-cell>
          <table:table-cell office:value-type="string" calcext:value-type="string">
            <text:p>RLPANEAWPASK</text:p>
          </table:table-cell>
          <table:table-cell table:formula="of:=SUBSTITUTE(SUBSTITUTE([.C3240];&quot;(+15.99)&quot;;&quot;&quot;);&quot;(+57.02)&quot;;&quot;&quot;)" office:value-type="string" office:string-value="RLPANEAWPASK" calcext:value-type="string">
            <text:p>RLPANEAWPASK</text:p>
          </table:table-cell>
        </table:table-row>
        <table:table-row table:style-name="ro2">
          <table:table-cell office:value-type="string" calcext:value-type="string">
            <text:p>HPGSEGMSSLK</text:p>
          </table:table-cell>
          <table:table-cell table:formula="of:=SUBSTITUTE(SUBSTITUTE([.A3241];&quot;(+15.99)&quot;;&quot;&quot;);&quot;(+57.02)&quot;;&quot;&quot;)" office:value-type="string" office:string-value="HPGSEGMSSLK" calcext:value-type="string">
            <text:p>HPGSEGMSSLK</text:p>
          </table:table-cell>
          <table:table-cell office:value-type="string" calcext:value-type="string">
            <text:p>TYWWLLQNLNK</text:p>
          </table:table-cell>
          <table:table-cell table:formula="of:=SUBSTITUTE(SUBSTITUTE([.C3241];&quot;(+15.99)&quot;;&quot;&quot;);&quot;(+57.02)&quot;;&quot;&quot;)" office:value-type="string" office:string-value="TYWWLLQNLNK" calcext:value-type="string">
            <text:p>TYWWLLQNLNK</text:p>
          </table:table-cell>
        </table:table-row>
        <table:table-row table:style-name="ro2">
          <table:table-cell office:value-type="string" calcext:value-type="string">
            <text:p>SPM(+15.99)GSDTKVFLLAK</text:p>
          </table:table-cell>
          <table:table-cell table:formula="of:=SUBSTITUTE(SUBSTITUTE([.A3242];&quot;(+15.99)&quot;;&quot;&quot;);&quot;(+57.02)&quot;;&quot;&quot;)" office:value-type="string" office:string-value="SPMGSDTKVFLLAK" calcext:value-type="string">
            <text:p>SPMGSDTKVFLLAK</text:p>
          </table:table-cell>
          <table:table-cell office:value-type="string" calcext:value-type="string">
            <text:p>LYDVNC(+57.02)GDSM(+15.99)ALR</text:p>
          </table:table-cell>
          <table:table-cell table:formula="of:=SUBSTITUTE(SUBSTITUTE([.C3242];&quot;(+15.99)&quot;;&quot;&quot;);&quot;(+57.02)&quot;;&quot;&quot;)" office:value-type="string" office:string-value="LYDVNCGDSMALR" calcext:value-type="string">
            <text:p>LYDVNCGDSMALR</text:p>
          </table:table-cell>
        </table:table-row>
        <table:table-row table:style-name="ro2">
          <table:table-cell office:value-type="string" calcext:value-type="string">
            <text:p>QAM(+15.99)ENLM(+15.99)EPR</text:p>
          </table:table-cell>
          <table:table-cell table:formula="of:=SUBSTITUTE(SUBSTITUTE([.A3243];&quot;(+15.99)&quot;;&quot;&quot;);&quot;(+57.02)&quot;;&quot;&quot;)" office:value-type="string" office:string-value="QAMENLMEPR" calcext:value-type="string">
            <text:p>QAMENLMEPR</text:p>
          </table:table-cell>
          <table:table-cell office:value-type="string" calcext:value-type="string">
            <text:p>QASRLAYSHGK</text:p>
          </table:table-cell>
          <table:table-cell table:formula="of:=SUBSTITUTE(SUBSTITUTE([.C3243];&quot;(+15.99)&quot;;&quot;&quot;);&quot;(+57.02)&quot;;&quot;&quot;)" office:value-type="string" office:string-value="QASRLAYSHGK" calcext:value-type="string">
            <text:p>QASRLAYSHGK</text:p>
          </table:table-cell>
        </table:table-row>
        <table:table-row table:style-name="ro2">
          <table:table-cell office:value-type="string" calcext:value-type="string">
            <text:p>DPESHEMEK</text:p>
          </table:table-cell>
          <table:table-cell table:formula="of:=SUBSTITUTE(SUBSTITUTE([.A3244];&quot;(+15.99)&quot;;&quot;&quot;);&quot;(+57.02)&quot;;&quot;&quot;)" office:value-type="string" office:string-value="DPESHEMEK" calcext:value-type="string">
            <text:p>DPESHEMEK</text:p>
          </table:table-cell>
          <table:table-cell office:value-type="string" calcext:value-type="string">
            <text:p>C(+57.02)LEWWTNGGELAR</text:p>
          </table:table-cell>
          <table:table-cell table:formula="of:=SUBSTITUTE(SUBSTITUTE([.C3244];&quot;(+15.99)&quot;;&quot;&quot;);&quot;(+57.02)&quot;;&quot;&quot;)" office:value-type="string" office:string-value="CLEWWTNGGELAR" calcext:value-type="string">
            <text:p>CLEWWTNGGELAR</text:p>
          </table:table-cell>
        </table:table-row>
        <table:table-row table:style-name="ro2">
          <table:table-cell office:value-type="string" calcext:value-type="string">
            <text:p>GMC(+57.02)PSQLHALPK</text:p>
          </table:table-cell>
          <table:table-cell table:formula="of:=SUBSTITUTE(SUBSTITUTE([.A3245];&quot;(+15.99)&quot;;&quot;&quot;);&quot;(+57.02)&quot;;&quot;&quot;)" office:value-type="string" office:string-value="GMCPSQLHALPK" calcext:value-type="string">
            <text:p>GMCPSQLHALPK</text:p>
          </table:table-cell>
          <table:table-cell office:value-type="string" calcext:value-type="string">
            <text:p>DVLWLHTGVFEFDK</text:p>
          </table:table-cell>
          <table:table-cell table:formula="of:=SUBSTITUTE(SUBSTITUTE([.C3245];&quot;(+15.99)&quot;;&quot;&quot;);&quot;(+57.02)&quot;;&quot;&quot;)" office:value-type="string" office:string-value="DVLWLHTGVFEFDK" calcext:value-type="string">
            <text:p>DVLWLHTGVFEFDK</text:p>
          </table:table-cell>
        </table:table-row>
        <table:table-row table:style-name="ro2">
          <table:table-cell office:value-type="string" calcext:value-type="string">
            <text:p>C(+57.02)HLFYEAKVLR</text:p>
          </table:table-cell>
          <table:table-cell table:formula="of:=SUBSTITUTE(SUBSTITUTE([.A3246];&quot;(+15.99)&quot;;&quot;&quot;);&quot;(+57.02)&quot;;&quot;&quot;)" office:value-type="string" office:string-value="CHLFYEAKVLR" calcext:value-type="string">
            <text:p>CHLFYEAKVLR</text:p>
          </table:table-cell>
          <table:table-cell office:value-type="string" calcext:value-type="string">
            <text:p>KNPYHNGYPKYK</text:p>
          </table:table-cell>
          <table:table-cell table:formula="of:=SUBSTITUTE(SUBSTITUTE([.C3246];&quot;(+15.99)&quot;;&quot;&quot;);&quot;(+57.02)&quot;;&quot;&quot;)" office:value-type="string" office:string-value="KNPYHNGYPKYK" calcext:value-type="string">
            <text:p>KNPYHNGYPKYK</text:p>
          </table:table-cell>
        </table:table-row>
        <table:table-row table:style-name="ro2">
          <table:table-cell office:value-type="string" calcext:value-type="string">
            <text:p>DYYYEKPLR</text:p>
          </table:table-cell>
          <table:table-cell table:formula="of:=SUBSTITUTE(SUBSTITUTE([.A3247];&quot;(+15.99)&quot;;&quot;&quot;);&quot;(+57.02)&quot;;&quot;&quot;)" office:value-type="string" office:string-value="DYYYEKPLR" calcext:value-type="string">
            <text:p>DYYYEKPLR</text:p>
          </table:table-cell>
          <table:table-cell office:value-type="string" calcext:value-type="string">
            <text:p>DHMWNPQVLAENVK</text:p>
          </table:table-cell>
          <table:table-cell table:formula="of:=SUBSTITUTE(SUBSTITUTE([.C3247];&quot;(+15.99)&quot;;&quot;&quot;);&quot;(+57.02)&quot;;&quot;&quot;)" office:value-type="string" office:string-value="DHMWNPQVLAENVK" calcext:value-type="string">
            <text:p>DHMWNPQVLAENVK</text:p>
          </table:table-cell>
        </table:table-row>
        <table:table-row table:style-name="ro2">
          <table:table-cell office:value-type="string" calcext:value-type="string">
            <text:p>C(+57.02)HWFTAVDASLEPPER</text:p>
          </table:table-cell>
          <table:table-cell table:formula="of:=SUBSTITUTE(SUBSTITUTE([.A3248];&quot;(+15.99)&quot;;&quot;&quot;);&quot;(+57.02)&quot;;&quot;&quot;)" office:value-type="string" office:string-value="CHWFTAVDASLEPPER" calcext:value-type="string">
            <text:p>CHWFTAVDASLEPPER</text:p>
          </table:table-cell>
          <table:table-cell office:value-type="string" calcext:value-type="string">
            <text:p>EC(+57.02)WFEELLAEDK</text:p>
          </table:table-cell>
          <table:table-cell table:formula="of:=SUBSTITUTE(SUBSTITUTE([.C3248];&quot;(+15.99)&quot;;&quot;&quot;);&quot;(+57.02)&quot;;&quot;&quot;)" office:value-type="string" office:string-value="ECWFEELLAEDK" calcext:value-type="string">
            <text:p>ECWFEELLAEDK</text:p>
          </table:table-cell>
        </table:table-row>
        <table:table-row table:style-name="ro2">
          <table:table-cell office:value-type="string" calcext:value-type="string">
            <text:p>QPNDERVK</text:p>
          </table:table-cell>
          <table:table-cell table:formula="of:=SUBSTITUTE(SUBSTITUTE([.A3249];&quot;(+15.99)&quot;;&quot;&quot;);&quot;(+57.02)&quot;;&quot;&quot;)" office:value-type="string" office:string-value="QPNDERVK" calcext:value-type="string">
            <text:p>QPNDERVK</text:p>
          </table:table-cell>
          <table:table-cell office:value-type="string" calcext:value-type="string">
            <text:p>EPWVTSC(+57.02)DLWPK</text:p>
          </table:table-cell>
          <table:table-cell table:formula="of:=SUBSTITUTE(SUBSTITUTE([.C3249];&quot;(+15.99)&quot;;&quot;&quot;);&quot;(+57.02)&quot;;&quot;&quot;)" office:value-type="string" office:string-value="EPWVTSCDLWPK" calcext:value-type="string">
            <text:p>EPWVTSCDLWPK</text:p>
          </table:table-cell>
        </table:table-row>
        <table:table-row table:style-name="ro2">
          <table:table-cell office:value-type="string" calcext:value-type="string">
            <text:p>RYTVWLPFDNK</text:p>
          </table:table-cell>
          <table:table-cell table:formula="of:=SUBSTITUTE(SUBSTITUTE([.A3250];&quot;(+15.99)&quot;;&quot;&quot;);&quot;(+57.02)&quot;;&quot;&quot;)" office:value-type="string" office:string-value="RYTVWLPFDNK" calcext:value-type="string">
            <text:p>RYTVWLPFDNK</text:p>
          </table:table-cell>
          <table:table-cell office:value-type="string" calcext:value-type="string">
            <text:p>KYYKLLTSLSPK</text:p>
          </table:table-cell>
          <table:table-cell table:formula="of:=SUBSTITUTE(SUBSTITUTE([.C3250];&quot;(+15.99)&quot;;&quot;&quot;);&quot;(+57.02)&quot;;&quot;&quot;)" office:value-type="string" office:string-value="KYYKLLTSLSPK" calcext:value-type="string">
            <text:p>KYYKLLTSLSPK</text:p>
          </table:table-cell>
        </table:table-row>
        <table:table-row table:style-name="ro1">
          <table:table-cell office:value-type="string" calcext:value-type="string">
            <text:p>ETSDVSGHETYK</text:p>
          </table:table-cell>
          <table:table-cell table:formula="of:=SUBSTITUTE(SUBSTITUTE([.A3251];&quot;(+15.99)&quot;;&quot;&quot;);&quot;(+57.02)&quot;;&quot;&quot;)" office:value-type="string" office:string-value="ETSDVSGHETYK" calcext:value-type="string">
            <text:p>ETSDVSGHETYK</text:p>
          </table:table-cell>
          <table:table-cell office:value-type="string" calcext:value-type="string">
            <text:p>NNTYPAPPSFR</text:p>
          </table:table-cell>
          <table:table-cell table:formula="of:=SUBSTITUTE(SUBSTITUTE([.C3251];&quot;(+15.99)&quot;;&quot;&quot;);&quot;(+57.02)&quot;;&quot;&quot;)" office:value-type="string" office:string-value="NNTYPAPPSFR" calcext:value-type="string">
            <text:p>NNTYPAPPSFR</text:p>
          </table:table-cell>
        </table:table-row>
        <table:table-row table:style-name="ro1">
          <table:table-cell office:value-type="string" calcext:value-type="string">
            <text:p>TLNTDKC(+57.02)AAENELPGAR</text:p>
          </table:table-cell>
          <table:table-cell table:formula="of:=SUBSTITUTE(SUBSTITUTE([.A3252];&quot;(+15.99)&quot;;&quot;&quot;);&quot;(+57.02)&quot;;&quot;&quot;)" office:value-type="string" office:string-value="TLNTDKCAAENELPGAR" calcext:value-type="string">
            <text:p>TLNTDKCAAENELPGAR</text:p>
          </table:table-cell>
          <table:table-cell office:value-type="string" calcext:value-type="string">
            <text:p>QQSGC(+57.02)C(+57.02)WSK</text:p>
          </table:table-cell>
          <table:table-cell table:formula="of:=SUBSTITUTE(SUBSTITUTE([.C3252];&quot;(+15.99)&quot;;&quot;&quot;);&quot;(+57.02)&quot;;&quot;&quot;)" office:value-type="string" office:string-value="QQSGCCWSK" calcext:value-type="string">
            <text:p>QQSGCCWSK</text:p>
          </table:table-cell>
        </table:table-row>
        <table:table-row table:style-name="ro2">
          <table:table-cell office:value-type="string" calcext:value-type="string">
            <text:p>QVWMM(+15.99)LNLLLDK</text:p>
          </table:table-cell>
          <table:table-cell table:formula="of:=SUBSTITUTE(SUBSTITUTE([.A3253];&quot;(+15.99)&quot;;&quot;&quot;);&quot;(+57.02)&quot;;&quot;&quot;)" office:value-type="string" office:string-value="QVWMMLNLLLDK" calcext:value-type="string">
            <text:p>QVWMMLNLLLDK</text:p>
          </table:table-cell>
          <table:table-cell office:value-type="string" calcext:value-type="string">
            <text:p>YPWLGTLTETLEWPVAK</text:p>
          </table:table-cell>
          <table:table-cell table:formula="of:=SUBSTITUTE(SUBSTITUTE([.C3253];&quot;(+15.99)&quot;;&quot;&quot;);&quot;(+57.02)&quot;;&quot;&quot;)" office:value-type="string" office:string-value="YPWLGTLTETLEWPVAK" calcext:value-type="string">
            <text:p>YPWLGTLTETLEWPVAK</text:p>
          </table:table-cell>
        </table:table-row>
        <table:table-row table:style-name="ro1">
          <table:table-cell office:value-type="string" calcext:value-type="string">
            <text:p>EADDDVNM(+15.99)DK</text:p>
          </table:table-cell>
          <table:table-cell table:formula="of:=SUBSTITUTE(SUBSTITUTE([.A3254];&quot;(+15.99)&quot;;&quot;&quot;);&quot;(+57.02)&quot;;&quot;&quot;)" office:value-type="string" office:string-value="EADDDVNMDK" calcext:value-type="string">
            <text:p>EADDDVNMDK</text:p>
          </table:table-cell>
          <table:table-cell office:value-type="string" calcext:value-type="string">
            <text:p>LYHAGGHDSK</text:p>
          </table:table-cell>
          <table:table-cell table:formula="of:=SUBSTITUTE(SUBSTITUTE([.C3254];&quot;(+15.99)&quot;;&quot;&quot;);&quot;(+57.02)&quot;;&quot;&quot;)" office:value-type="string" office:string-value="LYHAGGHDSK" calcext:value-type="string">
            <text:p>LYHAGGHDSK</text:p>
          </table:table-cell>
        </table:table-row>
        <table:table-row table:style-name="ro2">
          <table:table-cell office:value-type="string" calcext:value-type="string">
            <text:p>WENDLSYGLHLLLR</text:p>
          </table:table-cell>
          <table:table-cell table:formula="of:=SUBSTITUTE(SUBSTITUTE([.A3255];&quot;(+15.99)&quot;;&quot;&quot;);&quot;(+57.02)&quot;;&quot;&quot;)" office:value-type="string" office:string-value="WENDLSYGLHLLLR" calcext:value-type="string">
            <text:p>WENDLSYGLHLLLR</text:p>
          </table:table-cell>
          <table:table-cell office:value-type="string" calcext:value-type="string">
            <text:p>DDSPVPVTDLHK</text:p>
          </table:table-cell>
          <table:table-cell table:formula="of:=SUBSTITUTE(SUBSTITUTE([.C3255];&quot;(+15.99)&quot;;&quot;&quot;);&quot;(+57.02)&quot;;&quot;&quot;)" office:value-type="string" office:string-value="DDSPVPVTDLHK" calcext:value-type="string">
            <text:p>DDSPVPVTDLHK</text:p>
          </table:table-cell>
        </table:table-row>
        <table:table-row table:style-name="ro2">
          <table:table-cell office:value-type="string" calcext:value-type="string">
            <text:p>DGYAWLDELVGNLSLR</text:p>
          </table:table-cell>
          <table:table-cell table:formula="of:=SUBSTITUTE(SUBSTITUTE([.A3256];&quot;(+15.99)&quot;;&quot;&quot;);&quot;(+57.02)&quot;;&quot;&quot;)" office:value-type="string" office:string-value="DGYAWLDELVGNLSLR" calcext:value-type="string">
            <text:p>DGYAWLDELVGNLSLR</text:p>
          </table:table-cell>
          <table:table-cell office:value-type="string" calcext:value-type="string">
            <text:p>DNLREWDTM(+15.99)LLK</text:p>
          </table:table-cell>
          <table:table-cell table:formula="of:=SUBSTITUTE(SUBSTITUTE([.C3256];&quot;(+15.99)&quot;;&quot;&quot;);&quot;(+57.02)&quot;;&quot;&quot;)" office:value-type="string" office:string-value="DNLREWDTMLLK" calcext:value-type="string">
            <text:p>DNLREWDTMLLK</text:p>
          </table:table-cell>
        </table:table-row>
        <table:table-row table:style-name="ro2">
          <table:table-cell office:value-type="string" calcext:value-type="string">
            <text:p>RETYPSDPSSVDGLK</text:p>
          </table:table-cell>
          <table:table-cell table:formula="of:=SUBSTITUTE(SUBSTITUTE([.A3257];&quot;(+15.99)&quot;;&quot;&quot;);&quot;(+57.02)&quot;;&quot;&quot;)" office:value-type="string" office:string-value="RETYPSDPSSVDGLK" calcext:value-type="string">
            <text:p>RETYPSDPSSVDGLK</text:p>
          </table:table-cell>
          <table:table-cell office:value-type="string" calcext:value-type="string">
            <text:p>QC(+57.02)QFSNQYRLSLEK</text:p>
          </table:table-cell>
          <table:table-cell table:formula="of:=SUBSTITUTE(SUBSTITUTE([.C3257];&quot;(+15.99)&quot;;&quot;&quot;);&quot;(+57.02)&quot;;&quot;&quot;)" office:value-type="string" office:string-value="QCQFSNQYRLSLEK" calcext:value-type="string">
            <text:p>QCQFSNQYRLSLEK</text:p>
          </table:table-cell>
        </table:table-row>
        <table:table-row table:style-name="ro2">
          <table:table-cell office:value-type="string" calcext:value-type="string">
            <text:p>EPNNVHVLC(+57.02)HK</text:p>
          </table:table-cell>
          <table:table-cell table:formula="of:=SUBSTITUTE(SUBSTITUTE([.A3258];&quot;(+15.99)&quot;;&quot;&quot;);&quot;(+57.02)&quot;;&quot;&quot;)" office:value-type="string" office:string-value="EPNNVHVLCHK" calcext:value-type="string">
            <text:p>EPNNVHVLCHK</text:p>
          </table:table-cell>
          <table:table-cell office:value-type="string" calcext:value-type="string">
            <text:p>FVLLFLFLGEGMKLLNVTER</text:p>
          </table:table-cell>
          <table:table-cell table:formula="of:=SUBSTITUTE(SUBSTITUTE([.C3258];&quot;(+15.99)&quot;;&quot;&quot;);&quot;(+57.02)&quot;;&quot;&quot;)" office:value-type="string" office:string-value="FVLLFLFLGEGMKLLNVTER" calcext:value-type="string">
            <text:p>FVLLFLFLGEGMKLLNVTER</text:p>
          </table:table-cell>
        </table:table-row>
        <table:table-row table:style-name="ro2">
          <table:table-cell office:value-type="string" calcext:value-type="string">
            <text:p>KAVYRNYDEEAR</text:p>
          </table:table-cell>
          <table:table-cell table:formula="of:=SUBSTITUTE(SUBSTITUTE([.A3259];&quot;(+15.99)&quot;;&quot;&quot;);&quot;(+57.02)&quot;;&quot;&quot;)" office:value-type="string" office:string-value="KAVYRNYDEEAR" calcext:value-type="string">
            <text:p>KAVYRNYDEEAR</text:p>
          </table:table-cell>
          <table:table-cell office:value-type="string" calcext:value-type="string">
            <text:p>WQC(+57.02)YRM(+15.99)QTAVYDQEM(+15.99)K</text:p>
          </table:table-cell>
          <table:table-cell table:formula="of:=SUBSTITUTE(SUBSTITUTE([.C3259];&quot;(+15.99)&quot;;&quot;&quot;);&quot;(+57.02)&quot;;&quot;&quot;)" office:value-type="string" office:string-value="WQCYRMQTAVYDQEMK" calcext:value-type="string">
            <text:p>WQCYRMQTAVYDQEMK</text:p>
          </table:table-cell>
        </table:table-row>
        <table:table-row table:style-name="ro1">
          <table:table-cell office:value-type="string" calcext:value-type="string">
            <text:p>TTVMC(+57.02)GADANHLDVAAK</text:p>
          </table:table-cell>
          <table:table-cell table:formula="of:=SUBSTITUTE(SUBSTITUTE([.A3260];&quot;(+15.99)&quot;;&quot;&quot;);&quot;(+57.02)&quot;;&quot;&quot;)" office:value-type="string" office:string-value="TTVMCGADANHLDVAAK" calcext:value-type="string">
            <text:p>TTVMCGADANHLDVAAK</text:p>
          </table:table-cell>
          <table:table-cell office:value-type="string" calcext:value-type="string">
            <text:p>QWMM(+15.99)C(+57.02)EHSR</text:p>
          </table:table-cell>
          <table:table-cell table:formula="of:=SUBSTITUTE(SUBSTITUTE([.C3260];&quot;(+15.99)&quot;;&quot;&quot;);&quot;(+57.02)&quot;;&quot;&quot;)" office:value-type="string" office:string-value="QWMMCEHSR" calcext:value-type="string">
            <text:p>QWMMCEHSR</text:p>
          </table:table-cell>
        </table:table-row>
        <table:table-row table:style-name="ro2">
          <table:table-cell office:value-type="string" calcext:value-type="string">
            <text:p>C(+57.02)HANSDDGHK</text:p>
          </table:table-cell>
          <table:table-cell table:formula="of:=SUBSTITUTE(SUBSTITUTE([.A3261];&quot;(+15.99)&quot;;&quot;&quot;);&quot;(+57.02)&quot;;&quot;&quot;)" office:value-type="string" office:string-value="CHANSDDGHK" calcext:value-type="string">
            <text:p>CHANSDDGHK</text:p>
          </table:table-cell>
          <table:table-cell office:value-type="string" calcext:value-type="string">
            <text:p>QYGNTLGPLNNPK</text:p>
          </table:table-cell>
          <table:table-cell table:formula="of:=SUBSTITUTE(SUBSTITUTE([.C3261];&quot;(+15.99)&quot;;&quot;&quot;);&quot;(+57.02)&quot;;&quot;&quot;)" office:value-type="string" office:string-value="QYGNTLGPLNNPK" calcext:value-type="string">
            <text:p>QYGNTLGPLNNPK</text:p>
          </table:table-cell>
        </table:table-row>
        <table:table-row table:style-name="ro2">
          <table:table-cell office:value-type="string" calcext:value-type="string">
            <text:p>HNC(+57.02)C(+57.02)ADELVGLLK</text:p>
          </table:table-cell>
          <table:table-cell table:formula="of:=SUBSTITUTE(SUBSTITUTE([.A3262];&quot;(+15.99)&quot;;&quot;&quot;);&quot;(+57.02)&quot;;&quot;&quot;)" office:value-type="string" office:string-value="HNCCADELVGLLK" calcext:value-type="string">
            <text:p>HNCCADELVGLLK</text:p>
          </table:table-cell>
          <table:table-cell office:value-type="string" calcext:value-type="string">
            <text:p>GKM(+15.99)PNLDALHSLLTDKK</text:p>
          </table:table-cell>
          <table:table-cell table:formula="of:=SUBSTITUTE(SUBSTITUTE([.C3262];&quot;(+15.99)&quot;;&quot;&quot;);&quot;(+57.02)&quot;;&quot;&quot;)" office:value-type="string" office:string-value="GKMPNLDALHSLLTDKK" calcext:value-type="string">
            <text:p>GKMPNLDALHSLLTDKK</text:p>
          </table:table-cell>
        </table:table-row>
        <table:table-row table:style-name="ro2">
          <table:table-cell office:value-type="string" calcext:value-type="string">
            <text:p>LAVLASGADRKEAVK</text:p>
          </table:table-cell>
          <table:table-cell table:formula="of:=SUBSTITUTE(SUBSTITUTE([.A3263];&quot;(+15.99)&quot;;&quot;&quot;);&quot;(+57.02)&quot;;&quot;&quot;)" office:value-type="string" office:string-value="LAVLASGADRKEAVK" calcext:value-type="string">
            <text:p>LAVLASGADRKEAVK</text:p>
          </table:table-cell>
          <table:table-cell office:value-type="string" calcext:value-type="string">
            <text:p>KFFWWLPDEFKK</text:p>
          </table:table-cell>
          <table:table-cell table:formula="of:=SUBSTITUTE(SUBSTITUTE([.C3263];&quot;(+15.99)&quot;;&quot;&quot;);&quot;(+57.02)&quot;;&quot;&quot;)" office:value-type="string" office:string-value="KFFWWLPDEFKK" calcext:value-type="string">
            <text:p>KFFWWLPDEFKK</text:p>
          </table:table-cell>
        </table:table-row>
        <table:table-row table:style-name="ro2">
          <table:table-cell office:value-type="string" calcext:value-type="string">
            <text:p>NWNFM(+15.99)QQK</text:p>
          </table:table-cell>
          <table:table-cell table:formula="of:=SUBSTITUTE(SUBSTITUTE([.A3264];&quot;(+15.99)&quot;;&quot;&quot;);&quot;(+57.02)&quot;;&quot;&quot;)" office:value-type="string" office:string-value="NWNFMQQK" calcext:value-type="string">
            <text:p>NWNFMQQK</text:p>
          </table:table-cell>
          <table:table-cell office:value-type="string" calcext:value-type="string">
            <text:p>AVGMVAEELLWWMMDVK</text:p>
          </table:table-cell>
          <table:table-cell table:formula="of:=SUBSTITUTE(SUBSTITUTE([.C3264];&quot;(+15.99)&quot;;&quot;&quot;);&quot;(+57.02)&quot;;&quot;&quot;)" office:value-type="string" office:string-value="AVGMVAEELLWWMMDVK" calcext:value-type="string">
            <text:p>AVGMVAEELLWWMMDVK</text:p>
          </table:table-cell>
        </table:table-row>
        <table:table-row table:style-name="ro3">
          <table:table-cell office:value-type="string" calcext:value-type="string">
            <text:p>NVYEQLAEPAAMR</text:p>
          </table:table-cell>
          <table:table-cell table:formula="of:=SUBSTITUTE(SUBSTITUTE([.A3265];&quot;(+15.99)&quot;;&quot;&quot;);&quot;(+57.02)&quot;;&quot;&quot;)" office:value-type="string" office:string-value="NVYEQLAEPAAMR" calcext:value-type="string">
            <text:p>NVYEQLAEPAAMR</text:p>
          </table:table-cell>
          <table:table-cell office:value-type="string" calcext:value-type="string">
            <text:p>TRQNAASLAGM(+15.99)VLTTESLVWLPEKK</text:p>
          </table:table-cell>
          <table:table-cell table:formula="of:=SUBSTITUTE(SUBSTITUTE([.C3265];&quot;(+15.99)&quot;;&quot;&quot;);&quot;(+57.02)&quot;;&quot;&quot;)" office:value-type="string" office:string-value="TRQNAASLAGMVLTTESLVWLPEKK" calcext:value-type="string">
            <text:p>TRQNAASLAGMVLTTESLVWLPEKK</text:p>
          </table:table-cell>
        </table:table-row>
        <table:table-row table:style-name="ro2">
          <table:table-cell office:value-type="string" calcext:value-type="string">
            <text:p>QC(+57.02)PVEVAGM(+15.99)ALR</text:p>
          </table:table-cell>
          <table:table-cell table:formula="of:=SUBSTITUTE(SUBSTITUTE([.A3266];&quot;(+15.99)&quot;;&quot;&quot;);&quot;(+57.02)&quot;;&quot;&quot;)" office:value-type="string" office:string-value="QCPVEVAGMALR" calcext:value-type="string">
            <text:p>QCPVEVAGMALR</text:p>
          </table:table-cell>
          <table:table-cell office:value-type="string" calcext:value-type="string">
            <text:p>WENTSSLKELYC(+57.02)QKR</text:p>
          </table:table-cell>
          <table:table-cell table:formula="of:=SUBSTITUTE(SUBSTITUTE([.C3266];&quot;(+15.99)&quot;;&quot;&quot;);&quot;(+57.02)&quot;;&quot;&quot;)" office:value-type="string" office:string-value="WENTSSLKELYCQKR" calcext:value-type="string">
            <text:p>WENTSSLKELYCQKR</text:p>
          </table:table-cell>
        </table:table-row>
        <table:table-row table:style-name="ro1">
          <table:table-cell office:value-type="string" calcext:value-type="string">
            <text:p>LANHVM(+15.99)MSSAK</text:p>
          </table:table-cell>
          <table:table-cell table:formula="of:=SUBSTITUTE(SUBSTITUTE([.A3267];&quot;(+15.99)&quot;;&quot;&quot;);&quot;(+57.02)&quot;;&quot;&quot;)" office:value-type="string" office:string-value="LANHVMMSSAK" calcext:value-type="string">
            <text:p>LANHVMMSSAK</text:p>
          </table:table-cell>
          <table:table-cell office:value-type="string" calcext:value-type="string">
            <text:p>NQEDEDDDPR</text:p>
          </table:table-cell>
          <table:table-cell table:formula="of:=SUBSTITUTE(SUBSTITUTE([.C3267];&quot;(+15.99)&quot;;&quot;&quot;);&quot;(+57.02)&quot;;&quot;&quot;)" office:value-type="string" office:string-value="NQEDEDDDPR" calcext:value-type="string">
            <text:p>NQEDEDDDPR</text:p>
          </table:table-cell>
        </table:table-row>
        <table:table-row table:style-name="ro1">
          <table:table-cell office:value-type="string" calcext:value-type="string">
            <text:p>SGPLNGDMDSM(+15.99)QDK</text:p>
          </table:table-cell>
          <table:table-cell table:formula="of:=SUBSTITUTE(SUBSTITUTE([.A3268];&quot;(+15.99)&quot;;&quot;&quot;);&quot;(+57.02)&quot;;&quot;&quot;)" office:value-type="string" office:string-value="SGPLNGDMDSMQDK" calcext:value-type="string">
            <text:p>SGPLNGDMDSMQDK</text:p>
          </table:table-cell>
          <table:table-cell office:value-type="string" calcext:value-type="string">
            <text:p>EMLYELGPTHK</text:p>
          </table:table-cell>
          <table:table-cell table:formula="of:=SUBSTITUTE(SUBSTITUTE([.C3268];&quot;(+15.99)&quot;;&quot;&quot;);&quot;(+57.02)&quot;;&quot;&quot;)" office:value-type="string" office:string-value="EMLYELGPTHK" calcext:value-type="string">
            <text:p>EMLYELGPTHK</text:p>
          </table:table-cell>
        </table:table-row>
        <table:table-row table:style-name="ro1">
          <table:table-cell office:value-type="string" calcext:value-type="string">
            <text:p>KFLPVLATKEYK</text:p>
          </table:table-cell>
          <table:table-cell table:formula="of:=SUBSTITUTE(SUBSTITUTE([.A3269];&quot;(+15.99)&quot;;&quot;&quot;);&quot;(+57.02)&quot;;&quot;&quot;)" office:value-type="string" office:string-value="KFLPVLATKEYK" calcext:value-type="string">
            <text:p>KFLPVLATKEYK</text:p>
          </table:table-cell>
          <table:table-cell office:value-type="string" calcext:value-type="string">
            <text:p>KPLATPELEK</text:p>
          </table:table-cell>
          <table:table-cell table:formula="of:=SUBSTITUTE(SUBSTITUTE([.C3269];&quot;(+15.99)&quot;;&quot;&quot;);&quot;(+57.02)&quot;;&quot;&quot;)" office:value-type="string" office:string-value="KPLATPELEK" calcext:value-type="string">
            <text:p>KPLATPELEK</text:p>
          </table:table-cell>
        </table:table-row>
        <table:table-row table:style-name="ro2">
          <table:table-cell office:value-type="string" calcext:value-type="string">
            <text:p>DDDC(+57.02)AVYPLK</text:p>
          </table:table-cell>
          <table:table-cell table:formula="of:=SUBSTITUTE(SUBSTITUTE([.A3270];&quot;(+15.99)&quot;;&quot;&quot;);&quot;(+57.02)&quot;;&quot;&quot;)" office:value-type="string" office:string-value="DDDCAVYPLK" calcext:value-type="string">
            <text:p>DDDCAVYPLK</text:p>
          </table:table-cell>
          <table:table-cell office:value-type="string" calcext:value-type="string">
            <text:p>QQYRAC(+57.02)HEKSAAQPK</text:p>
          </table:table-cell>
          <table:table-cell table:formula="of:=SUBSTITUTE(SUBSTITUTE([.C3270];&quot;(+15.99)&quot;;&quot;&quot;);&quot;(+57.02)&quot;;&quot;&quot;)" office:value-type="string" office:string-value="QQYRACHEKSAAQPK" calcext:value-type="string">
            <text:p>QQYRACHEKSAAQPK</text:p>
          </table:table-cell>
        </table:table-row>
        <table:table-row table:style-name="ro2">
          <table:table-cell office:value-type="string" calcext:value-type="string">
            <text:p>FLEWMMPLDEGADDVLR</text:p>
          </table:table-cell>
          <table:table-cell table:formula="of:=SUBSTITUTE(SUBSTITUTE([.A3271];&quot;(+15.99)&quot;;&quot;&quot;);&quot;(+57.02)&quot;;&quot;&quot;)" office:value-type="string" office:string-value="FLEWMMPLDEGADDVLR" calcext:value-type="string">
            <text:p>FLEWMMPLDEGADDVLR</text:p>
          </table:table-cell>
          <table:table-cell office:value-type="string" calcext:value-type="string">
            <text:p>QDFQHPTEVYVK</text:p>
          </table:table-cell>
          <table:table-cell table:formula="of:=SUBSTITUTE(SUBSTITUTE([.C3271];&quot;(+15.99)&quot;;&quot;&quot;);&quot;(+57.02)&quot;;&quot;&quot;)" office:value-type="string" office:string-value="QDFQHPTEVYVK" calcext:value-type="string">
            <text:p>QDFQHPTEVYVK</text:p>
          </table:table-cell>
        </table:table-row>
        <table:table-row table:style-name="ro2">
          <table:table-cell office:value-type="string" calcext:value-type="string">
            <text:p>EPSLLNRSADVVK</text:p>
          </table:table-cell>
          <table:table-cell table:formula="of:=SUBSTITUTE(SUBSTITUTE([.A3272];&quot;(+15.99)&quot;;&quot;&quot;);&quot;(+57.02)&quot;;&quot;&quot;)" office:value-type="string" office:string-value="EPSLLNRSADVVK" calcext:value-type="string">
            <text:p>EPSLLNRSADVVK</text:p>
          </table:table-cell>
          <table:table-cell office:value-type="string" calcext:value-type="string">
            <text:p>EM(+15.99)DTPQSLGC(+57.02)TSSAVAK</text:p>
          </table:table-cell>
          <table:table-cell table:formula="of:=SUBSTITUTE(SUBSTITUTE([.C3272];&quot;(+15.99)&quot;;&quot;&quot;);&quot;(+57.02)&quot;;&quot;&quot;)" office:value-type="string" office:string-value="EMDTPQSLGCTSSAVAK" calcext:value-type="string">
            <text:p>EMDTPQSLGCTSSAVAK</text:p>
          </table:table-cell>
        </table:table-row>
        <table:table-row table:style-name="ro2">
          <table:table-cell office:value-type="string" calcext:value-type="string">
            <text:p>C(+57.02)C(+57.02)RC(+57.02)HAGVNFHWSVK</text:p>
          </table:table-cell>
          <table:table-cell table:formula="of:=SUBSTITUTE(SUBSTITUTE([.A3273];&quot;(+15.99)&quot;;&quot;&quot;);&quot;(+57.02)&quot;;&quot;&quot;)" office:value-type="string" office:string-value="CCRCHAGVNFHWSVK" calcext:value-type="string">
            <text:p>CCRCHAGVNFHWSVK</text:p>
          </table:table-cell>
          <table:table-cell office:value-type="string" calcext:value-type="string">
            <text:p>QM(+15.99)C(+57.02)MSPVGALPR</text:p>
          </table:table-cell>
          <table:table-cell table:formula="of:=SUBSTITUTE(SUBSTITUTE([.C3273];&quot;(+15.99)&quot;;&quot;&quot;);&quot;(+57.02)&quot;;&quot;&quot;)" office:value-type="string" office:string-value="QMCMSPVGALPR" calcext:value-type="string">
            <text:p>QMCMSPVGALPR</text:p>
          </table:table-cell>
        </table:table-row>
        <table:table-row table:style-name="ro2">
          <table:table-cell office:value-type="string" calcext:value-type="string">
            <text:p>KPVALC(+57.02)EAKR</text:p>
          </table:table-cell>
          <table:table-cell table:formula="of:=SUBSTITUTE(SUBSTITUTE([.A3274];&quot;(+15.99)&quot;;&quot;&quot;);&quot;(+57.02)&quot;;&quot;&quot;)" office:value-type="string" office:string-value="KPVALCEAKR" calcext:value-type="string">
            <text:p>KPVALCEAKR</text:p>
          </table:table-cell>
          <table:table-cell office:value-type="string" calcext:value-type="string">
            <text:p>KLLPAELLSASK</text:p>
          </table:table-cell>
          <table:table-cell table:formula="of:=SUBSTITUTE(SUBSTITUTE([.C3274];&quot;(+15.99)&quot;;&quot;&quot;);&quot;(+57.02)&quot;;&quot;&quot;)" office:value-type="string" office:string-value="KLLPAELLSASK" calcext:value-type="string">
            <text:p>KLLPAELLSASK</text:p>
          </table:table-cell>
        </table:table-row>
        <table:table-row table:style-name="ro2">
          <table:table-cell office:value-type="string" calcext:value-type="string">
            <text:p>LQFEVAPLATER</text:p>
          </table:table-cell>
          <table:table-cell table:formula="of:=SUBSTITUTE(SUBSTITUTE([.A3275];&quot;(+15.99)&quot;;&quot;&quot;);&quot;(+57.02)&quot;;&quot;&quot;)" office:value-type="string" office:string-value="LQFEVAPLATER" calcext:value-type="string">
            <text:p>LQFEVAPLATER</text:p>
          </table:table-cell>
          <table:table-cell office:value-type="string" calcext:value-type="string">
            <text:p>RRWYLVPVLEQLAK</text:p>
          </table:table-cell>
          <table:table-cell table:formula="of:=SUBSTITUTE(SUBSTITUTE([.C3275];&quot;(+15.99)&quot;;&quot;&quot;);&quot;(+57.02)&quot;;&quot;&quot;)" office:value-type="string" office:string-value="RRWYLVPVLEQLAK" calcext:value-type="string">
            <text:p>RRWYLVPVLEQLAK</text:p>
          </table:table-cell>
        </table:table-row>
        <table:table-row table:style-name="ro1">
          <table:table-cell office:value-type="string" calcext:value-type="string">
            <text:p>AEWLKLVAEYFGK</text:p>
          </table:table-cell>
          <table:table-cell table:formula="of:=SUBSTITUTE(SUBSTITUTE([.A3276];&quot;(+15.99)&quot;;&quot;&quot;);&quot;(+57.02)&quot;;&quot;&quot;)" office:value-type="string" office:string-value="AEWLKLVAEYFGK" calcext:value-type="string">
            <text:p>AEWLKLVAEYFGK</text:p>
          </table:table-cell>
          <table:table-cell office:value-type="string" calcext:value-type="string">
            <text:p>LTPNSTGK</text:p>
          </table:table-cell>
          <table:table-cell table:formula="of:=SUBSTITUTE(SUBSTITUTE([.C3276];&quot;(+15.99)&quot;;&quot;&quot;);&quot;(+57.02)&quot;;&quot;&quot;)" office:value-type="string" office:string-value="LTPNSTGK" calcext:value-type="string">
            <text:p>LTPNSTGK</text:p>
          </table:table-cell>
        </table:table-row>
        <table:table-row table:style-name="ro2">
          <table:table-cell office:value-type="string" calcext:value-type="string">
            <text:p>QNRLLNVEM(+15.99)NEPFK</text:p>
          </table:table-cell>
          <table:table-cell table:formula="of:=SUBSTITUTE(SUBSTITUTE([.A3277];&quot;(+15.99)&quot;;&quot;&quot;);&quot;(+57.02)&quot;;&quot;&quot;)" office:value-type="string" office:string-value="QNRLLNVEMNEPFK" calcext:value-type="string">
            <text:p>QNRLLNVEMNEPFK</text:p>
          </table:table-cell>
          <table:table-cell office:value-type="string" calcext:value-type="string">
            <text:p>LALVKWWVLQTC(+57.02)AAK</text:p>
          </table:table-cell>
          <table:table-cell table:formula="of:=SUBSTITUTE(SUBSTITUTE([.C3277];&quot;(+15.99)&quot;;&quot;&quot;);&quot;(+57.02)&quot;;&quot;&quot;)" office:value-type="string" office:string-value="LALVKWWVLQTCAAK" calcext:value-type="string">
            <text:p>LALVKWWVLQTCAAK</text:p>
          </table:table-cell>
        </table:table-row>
        <table:table-row table:style-name="ro2">
          <table:table-cell office:value-type="string" calcext:value-type="string">
            <text:p>TPDNEVQDPAK</text:p>
          </table:table-cell>
          <table:table-cell table:formula="of:=SUBSTITUTE(SUBSTITUTE([.A3278];&quot;(+15.99)&quot;;&quot;&quot;);&quot;(+57.02)&quot;;&quot;&quot;)" office:value-type="string" office:string-value="TPDNEVQDPAK" calcext:value-type="string">
            <text:p>TPDNEVQDPAK</text:p>
          </table:table-cell>
          <table:table-cell office:value-type="string" calcext:value-type="string">
            <text:p>KLTAVM(+15.99)GNHHHK</text:p>
          </table:table-cell>
          <table:table-cell table:formula="of:=SUBSTITUTE(SUBSTITUTE([.C3278];&quot;(+15.99)&quot;;&quot;&quot;);&quot;(+57.02)&quot;;&quot;&quot;)" office:value-type="string" office:string-value="KLTAVMGNHHHK" calcext:value-type="string">
            <text:p>KLTAVMGNHHHK</text:p>
          </table:table-cell>
        </table:table-row>
        <table:table-row table:style-name="ro1">
          <table:table-cell office:value-type="string" calcext:value-type="string">
            <text:p>QNEHAPC(+57.02)MHTK</text:p>
          </table:table-cell>
          <table:table-cell table:formula="of:=SUBSTITUTE(SUBSTITUTE([.A3279];&quot;(+15.99)&quot;;&quot;&quot;);&quot;(+57.02)&quot;;&quot;&quot;)" office:value-type="string" office:string-value="QNEHAPCMHTK" calcext:value-type="string">
            <text:p>QNEHAPCMHTK</text:p>
          </table:table-cell>
          <table:table-cell office:value-type="string" calcext:value-type="string">
            <text:p>SMM(+15.99)M(+15.99)PLVGK</text:p>
          </table:table-cell>
          <table:table-cell table:formula="of:=SUBSTITUTE(SUBSTITUTE([.C3279];&quot;(+15.99)&quot;;&quot;&quot;);&quot;(+57.02)&quot;;&quot;&quot;)" office:value-type="string" office:string-value="SMMMPLVGK" calcext:value-type="string">
            <text:p>SMMMPLVGK</text:p>
          </table:table-cell>
        </table:table-row>
        <table:table-row table:style-name="ro2">
          <table:table-cell office:value-type="string" calcext:value-type="string">
            <text:p>KFLYPDLQFK</text:p>
          </table:table-cell>
          <table:table-cell table:formula="of:=SUBSTITUTE(SUBSTITUTE([.A3280];&quot;(+15.99)&quot;;&quot;&quot;);&quot;(+57.02)&quot;;&quot;&quot;)" office:value-type="string" office:string-value="KFLYPDLQFK" calcext:value-type="string">
            <text:p>KFLYPDLQFK</text:p>
          </table:table-cell>
          <table:table-cell office:value-type="string" calcext:value-type="string">
            <text:p>QVLLC(+57.02)TM(+15.99)SKKMLVR</text:p>
          </table:table-cell>
          <table:table-cell table:formula="of:=SUBSTITUTE(SUBSTITUTE([.C3280];&quot;(+15.99)&quot;;&quot;&quot;);&quot;(+57.02)&quot;;&quot;&quot;)" office:value-type="string" office:string-value="QVLLCTMSKKMLVR" calcext:value-type="string">
            <text:p>QVLLCTMSKKMLVR</text:p>
          </table:table-cell>
        </table:table-row>
        <table:table-row table:style-name="ro2">
          <table:table-cell office:value-type="string" calcext:value-type="string">
            <text:p>WC(+57.02)C(+57.02)M(+15.99)NNLLR</text:p>
          </table:table-cell>
          <table:table-cell table:formula="of:=SUBSTITUTE(SUBSTITUTE([.A3281];&quot;(+15.99)&quot;;&quot;&quot;);&quot;(+57.02)&quot;;&quot;&quot;)" office:value-type="string" office:string-value="WCCMNNLLR" calcext:value-type="string">
            <text:p>WCCMNNLLR</text:p>
          </table:table-cell>
          <table:table-cell office:value-type="string" calcext:value-type="string">
            <text:p>DHYDVVAQETPK</text:p>
          </table:table-cell>
          <table:table-cell table:formula="of:=SUBSTITUTE(SUBSTITUTE([.C3281];&quot;(+15.99)&quot;;&quot;&quot;);&quot;(+57.02)&quot;;&quot;&quot;)" office:value-type="string" office:string-value="DHYDVVAQETPK" calcext:value-type="string">
            <text:p>DHYDVVAQETPK</text:p>
          </table:table-cell>
        </table:table-row>
        <table:table-row table:style-name="ro2">
          <table:table-cell office:value-type="string" calcext:value-type="string">
            <text:p>QRLSMTTDGLK</text:p>
          </table:table-cell>
          <table:table-cell table:formula="of:=SUBSTITUTE(SUBSTITUTE([.A3282];&quot;(+15.99)&quot;;&quot;&quot;);&quot;(+57.02)&quot;;&quot;&quot;)" office:value-type="string" office:string-value="QRLSMTTDGLK" calcext:value-type="string">
            <text:p>QRLSMTTDGLK</text:p>
          </table:table-cell>
          <table:table-cell office:value-type="string" calcext:value-type="string">
            <text:p>GHDM(+15.99)DLAEPER</text:p>
          </table:table-cell>
          <table:table-cell table:formula="of:=SUBSTITUTE(SUBSTITUTE([.C3282];&quot;(+15.99)&quot;;&quot;&quot;);&quot;(+57.02)&quot;;&quot;&quot;)" office:value-type="string" office:string-value="GHDMDLAEPER" calcext:value-type="string">
            <text:p>GHDMDLAEPER</text:p>
          </table:table-cell>
        </table:table-row>
        <table:table-row table:style-name="ro2">
          <table:table-cell office:value-type="string" calcext:value-type="string">
            <text:p>KDWSNENLLQWK</text:p>
          </table:table-cell>
          <table:table-cell table:formula="of:=SUBSTITUTE(SUBSTITUTE([.A3283];&quot;(+15.99)&quot;;&quot;&quot;);&quot;(+57.02)&quot;;&quot;&quot;)" office:value-type="string" office:string-value="KDWSNENLLQWK" calcext:value-type="string">
            <text:p>KDWSNENLLQWK</text:p>
          </table:table-cell>
          <table:table-cell office:value-type="string" calcext:value-type="string">
            <text:p>NFKMERLLPDYK</text:p>
          </table:table-cell>
          <table:table-cell table:formula="of:=SUBSTITUTE(SUBSTITUTE([.C3283];&quot;(+15.99)&quot;;&quot;&quot;);&quot;(+57.02)&quot;;&quot;&quot;)" office:value-type="string" office:string-value="NFKMERLLPDYK" calcext:value-type="string">
            <text:p>NFKMERLLPDYK</text:p>
          </table:table-cell>
        </table:table-row>
        <table:table-row table:style-name="ro2">
          <table:table-cell office:value-type="string" calcext:value-type="string">
            <text:p>VLLTM(+15.99)DSC(+57.02)KWER</text:p>
          </table:table-cell>
          <table:table-cell table:formula="of:=SUBSTITUTE(SUBSTITUTE([.A3284];&quot;(+15.99)&quot;;&quot;&quot;);&quot;(+57.02)&quot;;&quot;&quot;)" office:value-type="string" office:string-value="VLLTMDSCKWER" calcext:value-type="string">
            <text:p>VLLTMDSCKWER</text:p>
          </table:table-cell>
          <table:table-cell office:value-type="string" calcext:value-type="string">
            <text:p>EAC(+57.02)ELMGPDGLK</text:p>
          </table:table-cell>
          <table:table-cell table:formula="of:=SUBSTITUTE(SUBSTITUTE([.C3284];&quot;(+15.99)&quot;;&quot;&quot;);&quot;(+57.02)&quot;;&quot;&quot;)" office:value-type="string" office:string-value="EACELMGPDGLK" calcext:value-type="string">
            <text:p>EACELMGPDGLK</text:p>
          </table:table-cell>
        </table:table-row>
        <table:table-row table:style-name="ro2">
          <table:table-cell office:value-type="string" calcext:value-type="string">
            <text:p>KSATTTAEQVASK</text:p>
          </table:table-cell>
          <table:table-cell table:formula="of:=SUBSTITUTE(SUBSTITUTE([.A3285];&quot;(+15.99)&quot;;&quot;&quot;);&quot;(+57.02)&quot;;&quot;&quot;)" office:value-type="string" office:string-value="KSATTTAEQVASK" calcext:value-type="string">
            <text:p>KSATTTAEQVASK</text:p>
          </table:table-cell>
          <table:table-cell office:value-type="string" calcext:value-type="string">
            <text:p>ENM(+15.99)C(+57.02)HDVGLGVSVDSK</text:p>
          </table:table-cell>
          <table:table-cell table:formula="of:=SUBSTITUTE(SUBSTITUTE([.C3285];&quot;(+15.99)&quot;;&quot;&quot;);&quot;(+57.02)&quot;;&quot;&quot;)" office:value-type="string" office:string-value="ENMCHDVGLGVSVDSK" calcext:value-type="string">
            <text:p>ENMCHDVGLGVSVDSK</text:p>
          </table:table-cell>
        </table:table-row>
        <table:table-row table:style-name="ro2">
          <table:table-cell office:value-type="string" calcext:value-type="string">
            <text:p>AQHPLDVMGHVPWDC(+57.02)GK</text:p>
          </table:table-cell>
          <table:table-cell table:formula="of:=SUBSTITUTE(SUBSTITUTE([.A3286];&quot;(+15.99)&quot;;&quot;&quot;);&quot;(+57.02)&quot;;&quot;&quot;)" office:value-type="string" office:string-value="AQHPLDVMGHVPWDCGK" calcext:value-type="string">
            <text:p>AQHPLDVMGHVPWDCGK</text:p>
          </table:table-cell>
          <table:table-cell office:value-type="string" calcext:value-type="string">
            <text:p>TPC(+57.02)HTLVQLM(+15.99)R</text:p>
          </table:table-cell>
          <table:table-cell table:formula="of:=SUBSTITUTE(SUBSTITUTE([.C3286];&quot;(+15.99)&quot;;&quot;&quot;);&quot;(+57.02)&quot;;&quot;&quot;)" office:value-type="string" office:string-value="TPCHTLVQLMR" calcext:value-type="string">
            <text:p>TPCHTLVQLMR</text:p>
          </table:table-cell>
        </table:table-row>
        <table:table-row table:style-name="ro1">
          <table:table-cell office:value-type="string" calcext:value-type="string">
            <text:p>NVLEPASAFATK</text:p>
          </table:table-cell>
          <table:table-cell table:formula="of:=SUBSTITUTE(SUBSTITUTE([.A3287];&quot;(+15.99)&quot;;&quot;&quot;);&quot;(+57.02)&quot;;&quot;&quot;)" office:value-type="string" office:string-value="NVLEPASAFATK" calcext:value-type="string">
            <text:p>NVLEPASAFATK</text:p>
          </table:table-cell>
          <table:table-cell office:value-type="string" calcext:value-type="string">
            <text:p>VLLHVKC(+57.02)K</text:p>
          </table:table-cell>
          <table:table-cell table:formula="of:=SUBSTITUTE(SUBSTITUTE([.C3287];&quot;(+15.99)&quot;;&quot;&quot;);&quot;(+57.02)&quot;;&quot;&quot;)" office:value-type="string" office:string-value="VLLHVKCK" calcext:value-type="string">
            <text:p>VLLHVKCK</text:p>
          </table:table-cell>
        </table:table-row>
        <table:table-row table:style-name="ro2">
          <table:table-cell office:value-type="string" calcext:value-type="string">
            <text:p>SWWM(+15.99)DTTATLLTQLRWPAAR</text:p>
          </table:table-cell>
          <table:table-cell table:formula="of:=SUBSTITUTE(SUBSTITUTE([.A3288];&quot;(+15.99)&quot;;&quot;&quot;);&quot;(+57.02)&quot;;&quot;&quot;)" office:value-type="string" office:string-value="SWWMDTTATLLTQLRWPAAR" calcext:value-type="string">
            <text:p>SWWMDTTATLLTQLRWPAAR</text:p>
          </table:table-cell>
          <table:table-cell office:value-type="string" calcext:value-type="string">
            <text:p>NQVDC(+57.02)PK</text:p>
          </table:table-cell>
          <table:table-cell table:formula="of:=SUBSTITUTE(SUBSTITUTE([.C3288];&quot;(+15.99)&quot;;&quot;&quot;);&quot;(+57.02)&quot;;&quot;&quot;)" office:value-type="string" office:string-value="NQVDCPK" calcext:value-type="string">
            <text:p>NQVDCPK</text:p>
          </table:table-cell>
        </table:table-row>
        <table:table-row table:style-name="ro1">
          <table:table-cell office:value-type="string" calcext:value-type="string">
            <text:p>KWEVLDNQVLVER</text:p>
          </table:table-cell>
          <table:table-cell table:formula="of:=SUBSTITUTE(SUBSTITUTE([.A3289];&quot;(+15.99)&quot;;&quot;&quot;);&quot;(+57.02)&quot;;&quot;&quot;)" office:value-type="string" office:string-value="KWEVLDNQVLVER" calcext:value-type="string">
            <text:p>KWEVLDNQVLVER</text:p>
          </table:table-cell>
          <table:table-cell office:value-type="string" calcext:value-type="string">
            <text:p>SPRSALAR</text:p>
          </table:table-cell>
          <table:table-cell table:formula="of:=SUBSTITUTE(SUBSTITUTE([.C3289];&quot;(+15.99)&quot;;&quot;&quot;);&quot;(+57.02)&quot;;&quot;&quot;)" office:value-type="string" office:string-value="SPRSALAR" calcext:value-type="string">
            <text:p>SPRSALAR</text:p>
          </table:table-cell>
        </table:table-row>
        <table:table-row table:style-name="ro2">
          <table:table-cell office:value-type="string" calcext:value-type="string">
            <text:p>WDLLVAEGENKR</text:p>
          </table:table-cell>
          <table:table-cell table:formula="of:=SUBSTITUTE(SUBSTITUTE([.A3290];&quot;(+15.99)&quot;;&quot;&quot;);&quot;(+57.02)&quot;;&quot;&quot;)" office:value-type="string" office:string-value="WDLLVAEGENKR" calcext:value-type="string">
            <text:p>WDLLVAEGENKR</text:p>
          </table:table-cell>
          <table:table-cell office:value-type="string" calcext:value-type="string">
            <text:p>SSGSLAFVLLESK</text:p>
          </table:table-cell>
          <table:table-cell table:formula="of:=SUBSTITUTE(SUBSTITUTE([.C3290];&quot;(+15.99)&quot;;&quot;&quot;);&quot;(+57.02)&quot;;&quot;&quot;)" office:value-type="string" office:string-value="SSGSLAFVLLESK" calcext:value-type="string">
            <text:p>SSGSLAFVLLESK</text:p>
          </table:table-cell>
        </table:table-row>
        <table:table-row table:style-name="ro1">
          <table:table-cell office:value-type="string" calcext:value-type="string">
            <text:p>QNEEAAHM(+15.99)AK</text:p>
          </table:table-cell>
          <table:table-cell table:formula="of:=SUBSTITUTE(SUBSTITUTE([.A3291];&quot;(+15.99)&quot;;&quot;&quot;);&quot;(+57.02)&quot;;&quot;&quot;)" office:value-type="string" office:string-value="QNEEAAHMAK" calcext:value-type="string">
            <text:p>QNEEAAHMAK</text:p>
          </table:table-cell>
          <table:table-cell office:value-type="string" calcext:value-type="string">
            <text:p>EDDHQLGWVR</text:p>
          </table:table-cell>
          <table:table-cell table:formula="of:=SUBSTITUTE(SUBSTITUTE([.C3291];&quot;(+15.99)&quot;;&quot;&quot;);&quot;(+57.02)&quot;;&quot;&quot;)" office:value-type="string" office:string-value="EDDHQLGWVR" calcext:value-type="string">
            <text:p>EDDHQLGWVR</text:p>
          </table:table-cell>
        </table:table-row>
        <table:table-row table:style-name="ro2">
          <table:table-cell office:value-type="string" calcext:value-type="string">
            <text:p>SSEEMYPGK</text:p>
          </table:table-cell>
          <table:table-cell table:formula="of:=SUBSTITUTE(SUBSTITUTE([.A3292];&quot;(+15.99)&quot;;&quot;&quot;);&quot;(+57.02)&quot;;&quot;&quot;)" office:value-type="string" office:string-value="SSEEMYPGK" calcext:value-type="string">
            <text:p>SSEEMYPGK</text:p>
          </table:table-cell>
          <table:table-cell office:value-type="string" calcext:value-type="string">
            <text:p>QC(+57.02)HVDHLASLM(+15.99)K</text:p>
          </table:table-cell>
          <table:table-cell table:formula="of:=SUBSTITUTE(SUBSTITUTE([.C3292];&quot;(+15.99)&quot;;&quot;&quot;);&quot;(+57.02)&quot;;&quot;&quot;)" office:value-type="string" office:string-value="QCHVDHLASLMK" calcext:value-type="string">
            <text:p>QCHVDHLASLMK</text:p>
          </table:table-cell>
        </table:table-row>
        <table:table-row table:style-name="ro4">
          <table:table-cell office:value-type="string" calcext:value-type="string">
            <text:p>HRYWNYDQSKDLLPNTNAK</text:p>
          </table:table-cell>
          <table:table-cell table:formula="of:=SUBSTITUTE(SUBSTITUTE([.A3293];&quot;(+15.99)&quot;;&quot;&quot;);&quot;(+57.02)&quot;;&quot;&quot;)" office:value-type="string" office:string-value="HRYWNYDQSKDLLPNTNAK" calcext:value-type="string">
            <text:p>HRYWNYDQSKDLLPNTN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RC(+57.02)TM(+15.99)QWSSLNALK</text:p>
          </table:table-cell>
          <table:table-cell table:formula="of:=SUBSTITUTE(SUBSTITUTE([.A3294];&quot;(+15.99)&quot;;&quot;&quot;);&quot;(+57.02)&quot;;&quot;&quot;)" office:value-type="string" office:string-value="ERCTMQWSSLNALK" calcext:value-type="string">
            <text:p>ERCTMQWSSLNA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EREWYLKDNK</text:p>
          </table:table-cell>
          <table:table-cell table:formula="of:=SUBSTITUTE(SUBSTITUTE([.A3295];&quot;(+15.99)&quot;;&quot;&quot;);&quot;(+57.02)&quot;;&quot;&quot;)" office:value-type="string" office:string-value="EEREWYLKDNK" calcext:value-type="string">
            <text:p>EEREWYLKD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GWPHEVPVLRDVAK</text:p>
          </table:table-cell>
          <table:table-cell table:formula="of:=SUBSTITUTE(SUBSTITUTE([.A3296];&quot;(+15.99)&quot;;&quot;&quot;);&quot;(+57.02)&quot;;&quot;&quot;)" office:value-type="string" office:string-value="LAGWPHEVPVLRDVAK" calcext:value-type="string">
            <text:p>LAGWPHEVPVLRDV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EWKWVELGLPTEK</text:p>
          </table:table-cell>
          <table:table-cell table:formula="of:=SUBSTITUTE(SUBSTITUTE([.A3297];&quot;(+15.99)&quot;;&quot;&quot;);&quot;(+57.02)&quot;;&quot;&quot;)" office:value-type="string" office:string-value="QEWKWVELGLPTEK" calcext:value-type="string">
            <text:p>QEWKWVELGLPT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DDVVAQAEDQGAK</text:p>
          </table:table-cell>
          <table:table-cell table:formula="of:=SUBSTITUTE(SUBSTITUTE([.A3298];&quot;(+15.99)&quot;;&quot;&quot;);&quot;(+57.02)&quot;;&quot;&quot;)" office:value-type="string" office:string-value="NGDDVVAQAEDQGAK" calcext:value-type="string">
            <text:p>NGDDVVAQAEDQG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SLWEEQKMPVRNR</text:p>
          </table:table-cell>
          <table:table-cell table:formula="of:=SUBSTITUTE(SUBSTITUTE([.A3299];&quot;(+15.99)&quot;;&quot;&quot;);&quot;(+57.02)&quot;;&quot;&quot;)" office:value-type="string" office:string-value="QSLWEEQKMPVRNR" calcext:value-type="string">
            <text:p>QSLWEEQKMPVRNR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GYEWYWWTM(+15.99)ESLEC(+57.02)SGLR</text:p>
          </table:table-cell>
          <table:table-cell table:formula="of:=SUBSTITUTE(SUBSTITUTE([.A3300];&quot;(+15.99)&quot;;&quot;&quot;);&quot;(+57.02)&quot;;&quot;&quot;)" office:value-type="string" office:string-value="GYEWYWWTMESLECSGLR" calcext:value-type="string">
            <text:p>GYEWYWWTMESLECSG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EPETLC(+57.02)PK</text:p>
          </table:table-cell>
          <table:table-cell table:formula="of:=SUBSTITUTE(SUBSTITUTE([.A3301];&quot;(+15.99)&quot;;&quot;&quot;);&quot;(+57.02)&quot;;&quot;&quot;)" office:value-type="string" office:string-value="KEPETLCPK" calcext:value-type="string">
            <text:p>KEPETLC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GDYWAEVLAR</text:p>
          </table:table-cell>
          <table:table-cell table:formula="of:=SUBSTITUTE(SUBSTITUTE([.A3302];&quot;(+15.99)&quot;;&quot;&quot;);&quot;(+57.02)&quot;;&quot;&quot;)" office:value-type="string" office:string-value="CGDYWAEVLAR" calcext:value-type="string">
            <text:p>CGDYWAEVLA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LNAVSHLPLGETADR</text:p>
          </table:table-cell>
          <table:table-cell table:formula="of:=SUBSTITUTE(SUBSTITUTE([.A3303];&quot;(+15.99)&quot;;&quot;&quot;);&quot;(+57.02)&quot;;&quot;&quot;)" office:value-type="string" office:string-value="SLNAVSHLPLGETADR" calcext:value-type="string">
            <text:p>SLNAVSHLPLGETAD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(+15.99)VLSPEQWPPK</text:p>
          </table:table-cell>
          <table:table-cell table:formula="of:=SUBSTITUTE(SUBSTITUTE([.A3304];&quot;(+15.99)&quot;;&quot;&quot;);&quot;(+57.02)&quot;;&quot;&quot;)" office:value-type="string" office:string-value="MVLSPEQWPPK" calcext:value-type="string">
            <text:p>MVLSPEQWP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WPSGLESQNK</text:p>
          </table:table-cell>
          <table:table-cell table:formula="of:=SUBSTITUTE(SUBSTITUTE([.A3305];&quot;(+15.99)&quot;;&quot;&quot;);&quot;(+57.02)&quot;;&quot;&quot;)" office:value-type="string" office:string-value="QWPSGLESQNK" calcext:value-type="string">
            <text:p>QWPSGLESQ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KRSDLDEARNK</text:p>
          </table:table-cell>
          <table:table-cell table:formula="of:=SUBSTITUTE(SUBSTITUTE([.A3306];&quot;(+15.99)&quot;;&quot;&quot;);&quot;(+57.02)&quot;;&quot;&quot;)" office:value-type="string" office:string-value="EKRSDLDEARNK" calcext:value-type="string">
            <text:p>EKRSDLDEAR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NWLDEPYLLLTDKK</text:p>
          </table:table-cell>
          <table:table-cell table:formula="of:=SUBSTITUTE(SUBSTITUTE([.A3307];&quot;(+15.99)&quot;;&quot;&quot;);&quot;(+57.02)&quot;;&quot;&quot;)" office:value-type="string" office:string-value="QNWLDEPYLLLTDKK" calcext:value-type="string">
            <text:p>QNWLDEPYLLLTDK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NWGM(+15.99)TPK</text:p>
          </table:table-cell>
          <table:table-cell table:formula="of:=SUBSTITUTE(SUBSTITUTE([.A3308];&quot;(+15.99)&quot;;&quot;&quot;);&quot;(+57.02)&quot;;&quot;&quot;)" office:value-type="string" office:string-value="NNWGMTPK" calcext:value-type="string">
            <text:p>NNWGMT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YM(+15.99)KPPENKDVLR</text:p>
          </table:table-cell>
          <table:table-cell table:formula="of:=SUBSTITUTE(SUBSTITUTE([.A3309];&quot;(+15.99)&quot;;&quot;&quot;);&quot;(+57.02)&quot;;&quot;&quot;)" office:value-type="string" office:string-value="LYMKPPENKDVLR" calcext:value-type="string">
            <text:p>LYMKPPENKDV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SRQGVLQPAAGAK</text:p>
          </table:table-cell>
          <table:table-cell table:formula="of:=SUBSTITUTE(SUBSTITUTE([.A3310];&quot;(+15.99)&quot;;&quot;&quot;);&quot;(+57.02)&quot;;&quot;&quot;)" office:value-type="string" office:string-value="SSRQGVLQPAAGAK" calcext:value-type="string">
            <text:p>SSRQGVLQPAAG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DWLDKPYLLLTDK</text:p>
          </table:table-cell>
          <table:table-cell table:formula="of:=SUBSTITUTE(SUBSTITUTE([.A3311];&quot;(+15.99)&quot;;&quot;&quot;);&quot;(+57.02)&quot;;&quot;&quot;)" office:value-type="string" office:string-value="EDWLDKPYLLLTDK" calcext:value-type="string">
            <text:p>EDWLDKPYLLLT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VYQC(+57.02)LR</text:p>
          </table:table-cell>
          <table:table-cell table:formula="of:=SUBSTITUTE(SUBSTITUTE([.A3312];&quot;(+15.99)&quot;;&quot;&quot;);&quot;(+57.02)&quot;;&quot;&quot;)" office:value-type="string" office:string-value="VVYQCLR" calcext:value-type="string">
            <text:p>VVYQC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TNAGLGEGGFGAVPR</text:p>
          </table:table-cell>
          <table:table-cell table:formula="of:=SUBSTITUTE(SUBSTITUTE([.A3313];&quot;(+15.99)&quot;;&quot;&quot;);&quot;(+57.02)&quot;;&quot;&quot;)" office:value-type="string" office:string-value="RTNAGLGEGGFGAVPR" calcext:value-type="string">
            <text:p>RTNAGLGEGGFGAV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HMAGSNSAALVLK</text:p>
          </table:table-cell>
          <table:table-cell table:formula="of:=SUBSTITUTE(SUBSTITUTE([.A3314];&quot;(+15.99)&quot;;&quot;&quot;);&quot;(+57.02)&quot;;&quot;&quot;)" office:value-type="string" office:string-value="EHMAGSNSAALVLK" calcext:value-type="string">
            <text:p>EHMAGSNSAALVL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HVRRNAASNTGGNM(+15.99)NAPDHAVAEK</text:p>
          </table:table-cell>
          <table:table-cell table:formula="of:=SUBSTITUTE(SUBSTITUTE([.A3315];&quot;(+15.99)&quot;;&quot;&quot;);&quot;(+57.02)&quot;;&quot;&quot;)" office:value-type="string" office:string-value="HVRRNAASNTGGNMNAPDHAVAEK" calcext:value-type="string">
            <text:p>HVRRNAASNTGGNMNAPDHAVA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WLEC(+57.02)YLSEVYSK</text:p>
          </table:table-cell>
          <table:table-cell table:formula="of:=SUBSTITUTE(SUBSTITUTE([.A3316];&quot;(+15.99)&quot;;&quot;&quot;);&quot;(+57.02)&quot;;&quot;&quot;)" office:value-type="string" office:string-value="EWLECYLSEVYSK" calcext:value-type="string">
            <text:p>EWLECYLSEVYS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DDC(+57.02)HPNPVASQYAVR</text:p>
          </table:table-cell>
          <table:table-cell table:formula="of:=SUBSTITUTE(SUBSTITUTE([.A3317];&quot;(+15.99)&quot;;&quot;&quot;);&quot;(+57.02)&quot;;&quot;&quot;)" office:value-type="string" office:string-value="DDDCHPNPVASQYAVR" calcext:value-type="string">
            <text:p>DDDCHPNPVASQYA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FLKKFVLLVK</text:p>
          </table:table-cell>
          <table:table-cell table:formula="of:=SUBSTITUTE(SUBSTITUTE([.A3318];&quot;(+15.99)&quot;;&quot;&quot;);&quot;(+57.02)&quot;;&quot;&quot;)" office:value-type="string" office:string-value="TFLKKFVLLVK" calcext:value-type="string">
            <text:p>TFLKKFVLL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GDAVVAAKVTYR</text:p>
          </table:table-cell>
          <table:table-cell table:formula="of:=SUBSTITUTE(SUBSTITUTE([.A3319];&quot;(+15.99)&quot;;&quot;&quot;);&quot;(+57.02)&quot;;&quot;&quot;)" office:value-type="string" office:string-value="VGDAVVAAKVTYR" calcext:value-type="string">
            <text:p>VGDAVVAAKVTY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SM(+15.99)FAAHFGSEEVAPR</text:p>
          </table:table-cell>
          <table:table-cell table:formula="of:=SUBSTITUTE(SUBSTITUTE([.A3320];&quot;(+15.99)&quot;;&quot;&quot;);&quot;(+57.02)&quot;;&quot;&quot;)" office:value-type="string" office:string-value="LSMFAAHFGSEEVAPR" calcext:value-type="string">
            <text:p>LSMFAAHFGSEEVA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C(+57.02)LALRLSDPTLFTR</text:p>
          </table:table-cell>
          <table:table-cell table:formula="of:=SUBSTITUTE(SUBSTITUTE([.A3321];&quot;(+15.99)&quot;;&quot;&quot;);&quot;(+57.02)&quot;;&quot;&quot;)" office:value-type="string" office:string-value="GCLALRLSDPTLFTR" calcext:value-type="string">
            <text:p>GCLALRLSDPTLFT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QDDMDLHM(+15.99)GPR</text:p>
          </table:table-cell>
          <table:table-cell table:formula="of:=SUBSTITUTE(SUBSTITUTE([.A3322];&quot;(+15.99)&quot;;&quot;&quot;);&quot;(+57.02)&quot;;&quot;&quot;)" office:value-type="string" office:string-value="VQDDMDLHMGPR" calcext:value-type="string">
            <text:p>VQDDMDLHMG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SDDPAC(+57.02)SPEM(+15.99)LMPK</text:p>
          </table:table-cell>
          <table:table-cell table:formula="of:=SUBSTITUTE(SUBSTITUTE([.A3323];&quot;(+15.99)&quot;;&quot;&quot;);&quot;(+57.02)&quot;;&quot;&quot;)" office:value-type="string" office:string-value="QSDDPACSPEMLMPK" calcext:value-type="string">
            <text:p>QSDDPACSPEMLM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QTSTSLYNPAESK</text:p>
          </table:table-cell>
          <table:table-cell table:formula="of:=SUBSTITUTE(SUBSTITUTE([.A3324];&quot;(+15.99)&quot;;&quot;&quot;);&quot;(+57.02)&quot;;&quot;&quot;)" office:value-type="string" office:string-value="QQTSTSLYNPAESK" calcext:value-type="string">
            <text:p>QQTSTSLYNPAES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NSMHC(+57.02)HVLLLENVR</text:p>
          </table:table-cell>
          <table:table-cell table:formula="of:=SUBSTITUTE(SUBSTITUTE([.A3325];&quot;(+15.99)&quot;;&quot;&quot;);&quot;(+57.02)&quot;;&quot;&quot;)" office:value-type="string" office:string-value="SNSMHCHVLLLENVR" calcext:value-type="string">
            <text:p>SNSMHCHVLLLEN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EWSMLM(+15.99)GGEALR</text:p>
          </table:table-cell>
          <table:table-cell table:formula="of:=SUBSTITUTE(SUBSTITUTE([.A3326];&quot;(+15.99)&quot;;&quot;&quot;);&quot;(+57.02)&quot;;&quot;&quot;)" office:value-type="string" office:string-value="REWSMLMGGEALR" calcext:value-type="string">
            <text:p>REWSMLMGGEA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QC(+57.02)SGMLK</text:p>
          </table:table-cell>
          <table:table-cell table:formula="of:=SUBSTITUTE(SUBSTITUTE([.A3327];&quot;(+15.99)&quot;;&quot;&quot;);&quot;(+57.02)&quot;;&quot;&quot;)" office:value-type="string" office:string-value="QQCSGMLK" calcext:value-type="string">
            <text:p>QQCSGM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QDLLNVM(+15.99)K</text:p>
          </table:table-cell>
          <table:table-cell table:formula="of:=SUBSTITUTE(SUBSTITUTE([.A3328];&quot;(+15.99)&quot;;&quot;&quot;);&quot;(+57.02)&quot;;&quot;&quot;)" office:value-type="string" office:string-value="QQDLLNVMK" calcext:value-type="string">
            <text:p>QQDLLNVM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PWDPGLYKK</text:p>
          </table:table-cell>
          <table:table-cell table:formula="of:=SUBSTITUTE(SUBSTITUTE([.A3329];&quot;(+15.99)&quot;;&quot;&quot;);&quot;(+57.02)&quot;;&quot;&quot;)" office:value-type="string" office:string-value="KPWDPGLYKK" calcext:value-type="string">
            <text:p>KPWDPGLYK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RDWELLQNLVEASLTSRHR</text:p>
          </table:table-cell>
          <table:table-cell table:formula="of:=SUBSTITUTE(SUBSTITUTE([.A3330];&quot;(+15.99)&quot;;&quot;&quot;);&quot;(+57.02)&quot;;&quot;&quot;)" office:value-type="string" office:string-value="RDWELLQNLVEASLTSRHR" calcext:value-type="string">
            <text:p>RDWELLQNLVEASLTSRH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FLSTEMAEKSFK</text:p>
          </table:table-cell>
          <table:table-cell table:formula="of:=SUBSTITUTE(SUBSTITUTE([.A3331];&quot;(+15.99)&quot;;&quot;&quot;);&quot;(+57.02)&quot;;&quot;&quot;)" office:value-type="string" office:string-value="AFLSTEMAEKSFK" calcext:value-type="string">
            <text:p>AFLSTEMAEKSF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M(+15.99)PC(+57.02)HATPLVAVK</text:p>
          </table:table-cell>
          <table:table-cell table:formula="of:=SUBSTITUTE(SUBSTITUTE([.A3332];&quot;(+15.99)&quot;;&quot;&quot;);&quot;(+57.02)&quot;;&quot;&quot;)" office:value-type="string" office:string-value="EMPCHATPLVAVK" calcext:value-type="string">
            <text:p>EMPCHATPLVA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PGFGSYLPR</text:p>
          </table:table-cell>
          <table:table-cell table:formula="of:=SUBSTITUTE(SUBSTITUTE([.A3333];&quot;(+15.99)&quot;;&quot;&quot;);&quot;(+57.02)&quot;;&quot;&quot;)" office:value-type="string" office:string-value="KPGFGSYLPR" calcext:value-type="string">
            <text:p>KPGFGSYL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SHLPAELNVDK</text:p>
          </table:table-cell>
          <table:table-cell table:formula="of:=SUBSTITUTE(SUBSTITUTE([.A3334];&quot;(+15.99)&quot;;&quot;&quot;);&quot;(+57.02)&quot;;&quot;&quot;)" office:value-type="string" office:string-value="NSHLPAELNVDK" calcext:value-type="string">
            <text:p>NSHLPAELNV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TGALVANLPLKR</text:p>
          </table:table-cell>
          <table:table-cell table:formula="of:=SUBSTITUTE(SUBSTITUTE([.A3335];&quot;(+15.99)&quot;;&quot;&quot;);&quot;(+57.02)&quot;;&quot;&quot;)" office:value-type="string" office:string-value="MTGALVANLPLKR" calcext:value-type="string">
            <text:p>MTGALVANLPLK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WWYVLEYADAAAK</text:p>
          </table:table-cell>
          <table:table-cell table:formula="of:=SUBSTITUTE(SUBSTITUTE([.A3336];&quot;(+15.99)&quot;;&quot;&quot;);&quot;(+57.02)&quot;;&quot;&quot;)" office:value-type="string" office:string-value="DWWYVLEYADAAAK" calcext:value-type="string">
            <text:p>DWWYVLEYADAA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QNDEPLPLNVSR</text:p>
          </table:table-cell>
          <table:table-cell table:formula="of:=SUBSTITUTE(SUBSTITUTE([.A3337];&quot;(+15.99)&quot;;&quot;&quot;);&quot;(+57.02)&quot;;&quot;&quot;)" office:value-type="string" office:string-value="QQNDEPLPLNVSR" calcext:value-type="string">
            <text:p>QQNDEPLPLNVS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NPDDEPVFM(+15.99)R</text:p>
          </table:table-cell>
          <table:table-cell table:formula="of:=SUBSTITUTE(SUBSTITUTE([.A3338];&quot;(+15.99)&quot;;&quot;&quot;);&quot;(+57.02)&quot;;&quot;&quot;)" office:value-type="string" office:string-value="GNPDDEPVFMR" calcext:value-type="string">
            <text:p>GNPDDEPVFM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PTVELNM(+15.99)RR</text:p>
          </table:table-cell>
          <table:table-cell table:formula="of:=SUBSTITUTE(SUBSTITUTE([.A3339];&quot;(+15.99)&quot;;&quot;&quot;);&quot;(+57.02)&quot;;&quot;&quot;)" office:value-type="string" office:string-value="NPTVELNMRR" calcext:value-type="string">
            <text:p>NPTVELNMR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GSRQPM(+15.99)M(+15.99)WK</text:p>
          </table:table-cell>
          <table:table-cell table:formula="of:=SUBSTITUTE(SUBSTITUTE([.A3340];&quot;(+15.99)&quot;;&quot;&quot;);&quot;(+57.02)&quot;;&quot;&quot;)" office:value-type="string" office:string-value="TGSRQPMMWK" calcext:value-type="string">
            <text:p>TGSRQPMMW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YYKLLTSLSPK</text:p>
          </table:table-cell>
          <table:table-cell table:formula="of:=SUBSTITUTE(SUBSTITUTE([.A3341];&quot;(+15.99)&quot;;&quot;&quot;);&quot;(+57.02)&quot;;&quot;&quot;)" office:value-type="string" office:string-value="KYYKLLTSLSPK" calcext:value-type="string">
            <text:p>KYYKLLTSLS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DLPPFLDK</text:p>
          </table:table-cell>
          <table:table-cell table:formula="of:=SUBSTITUTE(SUBSTITUTE([.A3342];&quot;(+15.99)&quot;;&quot;&quot;);&quot;(+57.02)&quot;;&quot;&quot;)" office:value-type="string" office:string-value="VDLPPFLDK" calcext:value-type="string">
            <text:p>VDLPPFL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GHRFLPPGENMTDPR</text:p>
          </table:table-cell>
          <table:table-cell table:formula="of:=SUBSTITUTE(SUBSTITUTE([.A3343];&quot;(+15.99)&quot;;&quot;&quot;);&quot;(+57.02)&quot;;&quot;&quot;)" office:value-type="string" office:string-value="LGHRFLPPGENMTDPR" calcext:value-type="string">
            <text:p>LGHRFLPPGENMTD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FSFRLLNSAEMDLK</text:p>
          </table:table-cell>
          <table:table-cell table:formula="of:=SUBSTITUTE(SUBSTITUTE([.A3344];&quot;(+15.99)&quot;;&quot;&quot;);&quot;(+57.02)&quot;;&quot;&quot;)" office:value-type="string" office:string-value="EFSFRLLNSAEMDLK" calcext:value-type="string">
            <text:p>EFSFRLLNSAEMD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MHVTSLYHGK</text:p>
          </table:table-cell>
          <table:table-cell table:formula="of:=SUBSTITUTE(SUBSTITUTE([.A3345];&quot;(+15.99)&quot;;&quot;&quot;);&quot;(+57.02)&quot;;&quot;&quot;)" office:value-type="string" office:string-value="KMHVTSLYHGK" calcext:value-type="string">
            <text:p>KMHVTSLYH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KNWEVTEGM(+15.99)R</text:p>
          </table:table-cell>
          <table:table-cell table:formula="of:=SUBSTITUTE(SUBSTITUTE([.A3346];&quot;(+15.99)&quot;;&quot;&quot;);&quot;(+57.02)&quot;;&quot;&quot;)" office:value-type="string" office:string-value="WKNWEVTEGMR" calcext:value-type="string">
            <text:p>WKNWEVTEGMR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KSSNPVAGALMKAGGFLSYK</text:p>
          </table:table-cell>
          <table:table-cell table:formula="of:=SUBSTITUTE(SUBSTITUTE([.A3347];&quot;(+15.99)&quot;;&quot;&quot;);&quot;(+57.02)&quot;;&quot;&quot;)" office:value-type="string" office:string-value="KSSNPVAGALMKAGGFLSYK" calcext:value-type="string">
            <text:p>KSSNPVAGALMKAGGFLSY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WAVLMAAPVLTEASK</text:p>
          </table:table-cell>
          <table:table-cell table:formula="of:=SUBSTITUTE(SUBSTITUTE([.A3348];&quot;(+15.99)&quot;;&quot;&quot;);&quot;(+57.02)&quot;;&quot;&quot;)" office:value-type="string" office:string-value="TWAVLMAAPVLTEASK" calcext:value-type="string">
            <text:p>TWAVLMAAPVLTEAS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FFLTQGNNTVM(+15.99)TR</text:p>
          </table:table-cell>
          <table:table-cell table:formula="of:=SUBSTITUTE(SUBSTITUTE([.A3349];&quot;(+15.99)&quot;;&quot;&quot;);&quot;(+57.02)&quot;;&quot;&quot;)" office:value-type="string" office:string-value="RFFLTQGNNTVMTR" calcext:value-type="string">
            <text:p>RFFLTQGNNTVMT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NGWLLGHM(+15.99)SPLR</text:p>
          </table:table-cell>
          <table:table-cell table:formula="of:=SUBSTITUTE(SUBSTITUTE([.A3350];&quot;(+15.99)&quot;;&quot;&quot;);&quot;(+57.02)&quot;;&quot;&quot;)" office:value-type="string" office:string-value="DNGWLLGHMSPLR" calcext:value-type="string">
            <text:p>DNGWLLGHMSP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PM(+15.99)LDQQTLNPSR</text:p>
          </table:table-cell>
          <table:table-cell table:formula="of:=SUBSTITUTE(SUBSTITUTE([.A3351];&quot;(+15.99)&quot;;&quot;&quot;);&quot;(+57.02)&quot;;&quot;&quot;)" office:value-type="string" office:string-value="LPMLDQQTLNPSR" calcext:value-type="string">
            <text:p>LPMLDQQTLNPS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PHVPAVASC(+57.02)VVNK</text:p>
          </table:table-cell>
          <table:table-cell table:formula="of:=SUBSTITUTE(SUBSTITUTE([.A3352];&quot;(+15.99)&quot;;&quot;&quot;);&quot;(+57.02)&quot;;&quot;&quot;)" office:value-type="string" office:string-value="LPHVPAVASCVVNK" calcext:value-type="string">
            <text:p>LPHVPAVASCVV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AM(+15.99)HM(+15.99)PADK</text:p>
          </table:table-cell>
          <table:table-cell table:formula="of:=SUBSTITUTE(SUBSTITUTE([.A3353];&quot;(+15.99)&quot;;&quot;&quot;);&quot;(+57.02)&quot;;&quot;&quot;)" office:value-type="string" office:string-value="CAMHMPADK" calcext:value-type="string">
            <text:p>CAMHMPA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SAELHM(+15.99)VLLLEVNR</text:p>
          </table:table-cell>
          <table:table-cell table:formula="of:=SUBSTITUTE(SUBSTITUTE([.A3354];&quot;(+15.99)&quot;;&quot;&quot;);&quot;(+57.02)&quot;;&quot;&quot;)" office:value-type="string" office:string-value="NSAELHMVLLLEVNR" calcext:value-type="string">
            <text:p>NSAELHMVLLLEVN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LWYEELPFESGLK</text:p>
          </table:table-cell>
          <table:table-cell table:formula="of:=SUBSTITUTE(SUBSTITUTE([.A3355];&quot;(+15.99)&quot;;&quot;&quot;);&quot;(+57.02)&quot;;&quot;&quot;)" office:value-type="string" office:string-value="RLWYEELPFESGLK" calcext:value-type="string">
            <text:p>RLWYEELPFESG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MAFNGWYMPRR</text:p>
          </table:table-cell>
          <table:table-cell table:formula="of:=SUBSTITUTE(SUBSTITUTE([.A3356];&quot;(+15.99)&quot;;&quot;&quot;);&quot;(+57.02)&quot;;&quot;&quot;)" office:value-type="string" office:string-value="SMAFNGWYMPRR" calcext:value-type="string">
            <text:p>SMAFNGWYMPR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WFQLLLEYAK</text:p>
          </table:table-cell>
          <table:table-cell table:formula="of:=SUBSTITUTE(SUBSTITUTE([.A3357];&quot;(+15.99)&quot;;&quot;&quot;);&quot;(+57.02)&quot;;&quot;&quot;)" office:value-type="string" office:string-value="RWFQLLLEYAK" calcext:value-type="string">
            <text:p>RWFQLLLEY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FPALDFNEYLK</text:p>
          </table:table-cell>
          <table:table-cell table:formula="of:=SUBSTITUTE(SUBSTITUTE([.A3358];&quot;(+15.99)&quot;;&quot;&quot;);&quot;(+57.02)&quot;;&quot;&quot;)" office:value-type="string" office:string-value="LFPALDFNEYLK" calcext:value-type="string">
            <text:p>LFPALDFNEY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M(+15.99)C(+57.02)C(+57.02)TFDPHK</text:p>
          </table:table-cell>
          <table:table-cell table:formula="of:=SUBSTITUTE(SUBSTITUTE([.A3359];&quot;(+15.99)&quot;;&quot;&quot;);&quot;(+57.02)&quot;;&quot;&quot;)" office:value-type="string" office:string-value="GMCCTFDPHK" calcext:value-type="string">
            <text:p>GMCCTFDP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KFLDSDLSDLDR</text:p>
          </table:table-cell>
          <table:table-cell table:formula="of:=SUBSTITUTE(SUBSTITUTE([.A3360];&quot;(+15.99)&quot;;&quot;&quot;);&quot;(+57.02)&quot;;&quot;&quot;)" office:value-type="string" office:string-value="KKFLDSDLSDLDR" calcext:value-type="string">
            <text:p>KKFLDSDLSDLD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PWLLTQLR</text:p>
          </table:table-cell>
          <table:table-cell table:formula="of:=SUBSTITUTE(SUBSTITUTE([.A3361];&quot;(+15.99)&quot;;&quot;&quot;);&quot;(+57.02)&quot;;&quot;&quot;)" office:value-type="string" office:string-value="DPWLLTQLR" calcext:value-type="string">
            <text:p>DPWLLTQ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SKTAYEM(+15.99)DAAK</text:p>
          </table:table-cell>
          <table:table-cell table:formula="of:=SUBSTITUTE(SUBSTITUTE([.A3362];&quot;(+15.99)&quot;;&quot;&quot;);&quot;(+57.02)&quot;;&quot;&quot;)" office:value-type="string" office:string-value="KSKTAYEMDAAK" calcext:value-type="string">
            <text:p>KSKTAYEMDA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MC(+57.02)DEMAVALLER</text:p>
          </table:table-cell>
          <table:table-cell table:formula="of:=SUBSTITUTE(SUBSTITUTE([.A3363];&quot;(+15.99)&quot;;&quot;&quot;);&quot;(+57.02)&quot;;&quot;&quot;)" office:value-type="string" office:string-value="LMCDEMAVALLER" calcext:value-type="string">
            <text:p>LMCDEMAVALLE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LAEGSKFLVLDK</text:p>
          </table:table-cell>
          <table:table-cell table:formula="of:=SUBSTITUTE(SUBSTITUTE([.A3364];&quot;(+15.99)&quot;;&quot;&quot;);&quot;(+57.02)&quot;;&quot;&quot;)" office:value-type="string" office:string-value="FLAEGSKFLVLDK" calcext:value-type="string">
            <text:p>FLAEGSKFLVL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APVTQYFVVVGK</text:p>
          </table:table-cell>
          <table:table-cell table:formula="of:=SUBSTITUTE(SUBSTITUTE([.A3365];&quot;(+15.99)&quot;;&quot;&quot;);&quot;(+57.02)&quot;;&quot;&quot;)" office:value-type="string" office:string-value="EAPVTQYFVVVGK" calcext:value-type="string">
            <text:p>EAPVTQYFVVV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LRVFTGPPLPHNK</text:p>
          </table:table-cell>
          <table:table-cell table:formula="of:=SUBSTITUTE(SUBSTITUTE([.A3366];&quot;(+15.99)&quot;;&quot;&quot;);&quot;(+57.02)&quot;;&quot;&quot;)" office:value-type="string" office:string-value="ELRVFTGPPLPHNK" calcext:value-type="string">
            <text:p>ELRVFTGPPLPH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LSLEVSTVKSSVHK</text:p>
          </table:table-cell>
          <table:table-cell table:formula="of:=SUBSTITUTE(SUBSTITUTE([.A3367];&quot;(+15.99)&quot;;&quot;&quot;);&quot;(+57.02)&quot;;&quot;&quot;)" office:value-type="string" office:string-value="QLSLEVSTVKSSVHK" calcext:value-type="string">
            <text:p>QLSLEVSTVKSSVH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LPDRLPDVNM(+15.99)AMNLDNGR</text:p>
          </table:table-cell>
          <table:table-cell table:formula="of:=SUBSTITUTE(SUBSTITUTE([.A3368];&quot;(+15.99)&quot;;&quot;&quot;);&quot;(+57.02)&quot;;&quot;&quot;)" office:value-type="string" office:string-value="LPDRLPDVNMAMNLDNGR" calcext:value-type="string">
            <text:p>LPDRLPDVNMAMNLDNG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LRRGM(+15.99)GSFEPR</text:p>
          </table:table-cell>
          <table:table-cell table:formula="of:=SUBSTITUTE(SUBSTITUTE([.A3369];&quot;(+15.99)&quot;;&quot;&quot;);&quot;(+57.02)&quot;;&quot;&quot;)" office:value-type="string" office:string-value="LLRRGMGSFEPR" calcext:value-type="string">
            <text:p>LLRRGMGSFE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REKVEASLTSLAHK</text:p>
          </table:table-cell>
          <table:table-cell table:formula="of:=SUBSTITUTE(SUBSTITUTE([.A3370];&quot;(+15.99)&quot;;&quot;&quot;);&quot;(+57.02)&quot;;&quot;&quot;)" office:value-type="string" office:string-value="CREKVEASLTSLAHK" calcext:value-type="string">
            <text:p>CREKVEASLTSLA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DC(+57.02)DC(+57.02)QTNK</text:p>
          </table:table-cell>
          <table:table-cell table:formula="of:=SUBSTITUTE(SUBSTITUTE([.A3371];&quot;(+15.99)&quot;;&quot;&quot;);&quot;(+57.02)&quot;;&quot;&quot;)" office:value-type="string" office:string-value="TDCDCQTNK" calcext:value-type="string">
            <text:p>TDCDCQT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VVPLPLFLDK</text:p>
          </table:table-cell>
          <table:table-cell table:formula="of:=SUBSTITUTE(SUBSTITUTE([.A3372];&quot;(+15.99)&quot;;&quot;&quot;);&quot;(+57.02)&quot;;&quot;&quot;)" office:value-type="string" office:string-value="EVVPLPLFLDK" calcext:value-type="string">
            <text:p>EVVPLPLFL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YVGGGKRGFDDK</text:p>
          </table:table-cell>
          <table:table-cell table:formula="of:=SUBSTITUTE(SUBSTITUTE([.A3373];&quot;(+15.99)&quot;;&quot;&quot;);&quot;(+57.02)&quot;;&quot;&quot;)" office:value-type="string" office:string-value="LYVGGGKRGFDDK" calcext:value-type="string">
            <text:p>LYVGGGKRGFD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ALLSNSSGHR</text:p>
          </table:table-cell>
          <table:table-cell table:formula="of:=SUBSTITUTE(SUBSTITUTE([.A3374];&quot;(+15.99)&quot;;&quot;&quot;);&quot;(+57.02)&quot;;&quot;&quot;)" office:value-type="string" office:string-value="HALLSNSSGHR" calcext:value-type="string">
            <text:p>HALLSNSSGH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WGC(+57.02)LLWQQMPK</text:p>
          </table:table-cell>
          <table:table-cell table:formula="of:=SUBSTITUTE(SUBSTITUTE([.A3375];&quot;(+15.99)&quot;;&quot;&quot;);&quot;(+57.02)&quot;;&quot;&quot;)" office:value-type="string" office:string-value="LWGCLLWQQMPK" calcext:value-type="string">
            <text:p>LWGCLLWQQM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EWEVTC(+57.02)AVPDLK</text:p>
          </table:table-cell>
          <table:table-cell table:formula="of:=SUBSTITUTE(SUBSTITUTE([.A3376];&quot;(+15.99)&quot;;&quot;&quot;);&quot;(+57.02)&quot;;&quot;&quot;)" office:value-type="string" office:string-value="EEWEVTCAVPDLK" calcext:value-type="string">
            <text:p>EEWEVTCAVPD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QC(+57.02)SVNPK</text:p>
          </table:table-cell>
          <table:table-cell table:formula="of:=SUBSTITUTE(SUBSTITUTE([.A3377];&quot;(+15.99)&quot;;&quot;&quot;);&quot;(+57.02)&quot;;&quot;&quot;)" office:value-type="string" office:string-value="QQCSVNPK" calcext:value-type="string">
            <text:p>QQCSVN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VEAAGC(+57.02)GDNLR</text:p>
          </table:table-cell>
          <table:table-cell table:formula="of:=SUBSTITUTE(SUBSTITUTE([.A3378];&quot;(+15.99)&quot;;&quot;&quot;);&quot;(+57.02)&quot;;&quot;&quot;)" office:value-type="string" office:string-value="WVEAAGCGDNLR" calcext:value-type="string">
            <text:p>WVEAAGCGDN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LEDFC(+57.02)VDVAEGPDK</text:p>
          </table:table-cell>
          <table:table-cell table:formula="of:=SUBSTITUTE(SUBSTITUTE([.A3379];&quot;(+15.99)&quot;;&quot;&quot;);&quot;(+57.02)&quot;;&quot;&quot;)" office:value-type="string" office:string-value="MLEDFCVDVAEGPDK" calcext:value-type="string">
            <text:p>MLEDFCVDVAEGP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FYC(+57.02)VASHRLQPNK</text:p>
          </table:table-cell>
          <table:table-cell table:formula="of:=SUBSTITUTE(SUBSTITUTE([.A3380];&quot;(+15.99)&quot;;&quot;&quot;);&quot;(+57.02)&quot;;&quot;&quot;)" office:value-type="string" office:string-value="EFYCVASHRLQPNK" calcext:value-type="string">
            <text:p>EFYCVASHRLQP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AGPVTETDYDSKR</text:p>
          </table:table-cell>
          <table:table-cell table:formula="of:=SUBSTITUTE(SUBSTITUTE([.A3381];&quot;(+15.99)&quot;;&quot;&quot;);&quot;(+57.02)&quot;;&quot;&quot;)" office:value-type="string" office:string-value="QAGPVTETDYDSKR" calcext:value-type="string">
            <text:p>QAGPVTETDYDSK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YDTC(+57.02)EWQC(+57.02)VR</text:p>
          </table:table-cell>
          <table:table-cell table:formula="of:=SUBSTITUTE(SUBSTITUTE([.A3382];&quot;(+15.99)&quot;;&quot;&quot;);&quot;(+57.02)&quot;;&quot;&quot;)" office:value-type="string" office:string-value="LYDTCEWQCVR" calcext:value-type="string">
            <text:p>LYDTCEWQC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DPVPQNNEQEVELKR</text:p>
          </table:table-cell>
          <table:table-cell table:formula="of:=SUBSTITUTE(SUBSTITUTE([.A3383];&quot;(+15.99)&quot;;&quot;&quot;);&quot;(+57.02)&quot;;&quot;&quot;)" office:value-type="string" office:string-value="RDPVPQNNEQEVELKR" calcext:value-type="string">
            <text:p>RDPVPQNNEQEVELK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YYEC(+57.02)LTDNLR</text:p>
          </table:table-cell>
          <table:table-cell table:formula="of:=SUBSTITUTE(SUBSTITUTE([.A3384];&quot;(+15.99)&quot;;&quot;&quot;);&quot;(+57.02)&quot;;&quot;&quot;)" office:value-type="string" office:string-value="YYECLTDNLR" calcext:value-type="string">
            <text:p>YYECLTDN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M(+15.99)HDKWFWR</text:p>
          </table:table-cell>
          <table:table-cell table:formula="of:=SUBSTITUTE(SUBSTITUTE([.A3385];&quot;(+15.99)&quot;;&quot;&quot;);&quot;(+57.02)&quot;;&quot;&quot;)" office:value-type="string" office:string-value="AMHDKWFWR" calcext:value-type="string">
            <text:p>AMHDKWFW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WYDDWFSLEMAVFK</text:p>
          </table:table-cell>
          <table:table-cell table:formula="of:=SUBSTITUTE(SUBSTITUTE([.A3386];&quot;(+15.99)&quot;;&quot;&quot;);&quot;(+57.02)&quot;;&quot;&quot;)" office:value-type="string" office:string-value="CWYDDWFSLEMAVFK" calcext:value-type="string">
            <text:p>CWYDDWFSLEMAVF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PALQAWAPSK</text:p>
          </table:table-cell>
          <table:table-cell table:formula="of:=SUBSTITUTE(SUBSTITUTE([.A3387];&quot;(+15.99)&quot;;&quot;&quot;);&quot;(+57.02)&quot;;&quot;&quot;)" office:value-type="string" office:string-value="TPALQAWAPSK" calcext:value-type="string">
            <text:p>TPALQAWAPS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NSAM(+15.99)TYAPK</text:p>
          </table:table-cell>
          <table:table-cell table:formula="of:=SUBSTITUTE(SUBSTITUTE([.A3388];&quot;(+15.99)&quot;;&quot;&quot;);&quot;(+57.02)&quot;;&quot;&quot;)" office:value-type="string" office:string-value="ENSAMTYAPK" calcext:value-type="string">
            <text:p>ENSAMTYA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VLLEEMHEFK</text:p>
          </table:table-cell>
          <table:table-cell table:formula="of:=SUBSTITUTE(SUBSTITUTE([.A3389];&quot;(+15.99)&quot;;&quot;&quot;);&quot;(+57.02)&quot;;&quot;&quot;)" office:value-type="string" office:string-value="KVLLEEMHEFK" calcext:value-type="string">
            <text:p>KVLLEEMHEF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WDMSQLSEAR</text:p>
          </table:table-cell>
          <table:table-cell table:formula="of:=SUBSTITUTE(SUBSTITUTE([.A3390];&quot;(+15.99)&quot;;&quot;&quot;);&quot;(+57.02)&quot;;&quot;&quot;)" office:value-type="string" office:string-value="WWDMSQLSEAR" calcext:value-type="string">
            <text:p>WWDMSQLSEA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PGMKLMC(+57.02)RR</text:p>
          </table:table-cell>
          <table:table-cell table:formula="of:=SUBSTITUTE(SUBSTITUTE([.A3391];&quot;(+15.99)&quot;;&quot;&quot;);&quot;(+57.02)&quot;;&quot;&quot;)" office:value-type="string" office:string-value="MPGMKLMCRR" calcext:value-type="string">
            <text:p>MPGMKLMCR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QLAEWAVDPRK</text:p>
          </table:table-cell>
          <table:table-cell table:formula="of:=SUBSTITUTE(SUBSTITUTE([.A3392];&quot;(+15.99)&quot;;&quot;&quot;);&quot;(+57.02)&quot;;&quot;&quot;)" office:value-type="string" office:string-value="KQLAEWAVDPRK" calcext:value-type="string">
            <text:p>KQLAEWAVDPR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WLALGVNALHNLGPVR</text:p>
          </table:table-cell>
          <table:table-cell table:formula="of:=SUBSTITUTE(SUBSTITUTE([.A3393];&quot;(+15.99)&quot;;&quot;&quot;);&quot;(+57.02)&quot;;&quot;&quot;)" office:value-type="string" office:string-value="EWLALGVNALHNLGPVR" calcext:value-type="string">
            <text:p>EWLALGVNALHNLGPVR</text:p>
          </table:table-cell>
          <table:table-cell/>
          <table:table-cell table:style-name="Default"/>
        </table:table-row>
        <table:table-row table:style-name="ro5">
          <table:table-cell office:value-type="string" calcext:value-type="string">
            <text:p>WWWGSKLDLEWVNMPK</text:p>
          </table:table-cell>
          <table:table-cell table:formula="of:=SUBSTITUTE(SUBSTITUTE([.A3394];&quot;(+15.99)&quot;;&quot;&quot;);&quot;(+57.02)&quot;;&quot;&quot;)" office:value-type="string" office:string-value="WWWGSKLDLEWVNMPK" calcext:value-type="string">
            <text:p>WWWGSKLDLEWVNM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RHHSC(+57.02)SDLEK</text:p>
          </table:table-cell>
          <table:table-cell table:formula="of:=SUBSTITUTE(SUBSTITUTE([.A3395];&quot;(+15.99)&quot;;&quot;&quot;);&quot;(+57.02)&quot;;&quot;&quot;)" office:value-type="string" office:string-value="WRHHSCSDLEK" calcext:value-type="string">
            <text:p>WRHHSCSDL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M(+15.99)SYFEADADLSVDGR</text:p>
          </table:table-cell>
          <table:table-cell table:formula="of:=SUBSTITUTE(SUBSTITUTE([.A3396];&quot;(+15.99)&quot;;&quot;&quot;);&quot;(+57.02)&quot;;&quot;&quot;)" office:value-type="string" office:string-value="QMSYFEADADLSVDGR" calcext:value-type="string">
            <text:p>QMSYFEADADLSVDG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PPVMTC(+57.02)GTLEETR</text:p>
          </table:table-cell>
          <table:table-cell table:formula="of:=SUBSTITUTE(SUBSTITUTE([.A3397];&quot;(+15.99)&quot;;&quot;&quot;);&quot;(+57.02)&quot;;&quot;&quot;)" office:value-type="string" office:string-value="KPPVMTCGTLEETR" calcext:value-type="string">
            <text:p>KPPVMTCGTLEET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M(+15.99)NPLGAELPAGNK</text:p>
          </table:table-cell>
          <table:table-cell table:formula="of:=SUBSTITUTE(SUBSTITUTE([.A3398];&quot;(+15.99)&quot;;&quot;&quot;);&quot;(+57.02)&quot;;&quot;&quot;)" office:value-type="string" office:string-value="KMNPLGAELPAGNK" calcext:value-type="string">
            <text:p>KMNPLGAELPAG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EDATSAKPAAFLK</text:p>
          </table:table-cell>
          <table:table-cell table:formula="of:=SUBSTITUTE(SUBSTITUTE([.A3399];&quot;(+15.99)&quot;;&quot;&quot;);&quot;(+57.02)&quot;;&quot;&quot;)" office:value-type="string" office:string-value="NEDATSAKPAAFLK" calcext:value-type="string">
            <text:p>NEDATSAKPAAF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GLWAMQPKWVPR</text:p>
          </table:table-cell>
          <table:table-cell table:formula="of:=SUBSTITUTE(SUBSTITUTE([.A3400];&quot;(+15.99)&quot;;&quot;&quot;);&quot;(+57.02)&quot;;&quot;&quot;)" office:value-type="string" office:string-value="FGLWAMQPKWVPR" calcext:value-type="string">
            <text:p>FGLWAMQPKWV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NDM(+15.99)EMGLATASYHR</text:p>
          </table:table-cell>
          <table:table-cell table:formula="of:=SUBSTITUTE(SUBSTITUTE([.A3401];&quot;(+15.99)&quot;;&quot;&quot;);&quot;(+57.02)&quot;;&quot;&quot;)" office:value-type="string" office:string-value="QNDMEMGLATASYHR" calcext:value-type="string">
            <text:p>QNDMEMGLATASYH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QDMGDFC(+57.02)RTLAK</text:p>
          </table:table-cell>
          <table:table-cell table:formula="of:=SUBSTITUTE(SUBSTITUTE([.A3402];&quot;(+15.99)&quot;;&quot;&quot;);&quot;(+57.02)&quot;;&quot;&quot;)" office:value-type="string" office:string-value="RQDMGDFCRTLAK" calcext:value-type="string">
            <text:p>RQDMGDFCRTL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ESVM(+15.99)NQGNLNR</text:p>
          </table:table-cell>
          <table:table-cell table:formula="of:=SUBSTITUTE(SUBSTITUTE([.A3403];&quot;(+15.99)&quot;;&quot;&quot;);&quot;(+57.02)&quot;;&quot;&quot;)" office:value-type="string" office:string-value="WESVMNQGNLNR" calcext:value-type="string">
            <text:p>WESVMNQGNLN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C(+57.02)C(+57.02)VVALVEYR</text:p>
          </table:table-cell>
          <table:table-cell table:formula="of:=SUBSTITUTE(SUBSTITUTE([.A3404];&quot;(+15.99)&quot;;&quot;&quot;);&quot;(+57.02)&quot;;&quot;&quot;)" office:value-type="string" office:string-value="KCCVVALVEYR" calcext:value-type="string">
            <text:p>KCCVVALVEY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DM(+15.99)NGTEPAK</text:p>
          </table:table-cell>
          <table:table-cell table:formula="of:=SUBSTITUTE(SUBSTITUTE([.A3405];&quot;(+15.99)&quot;;&quot;&quot;);&quot;(+57.02)&quot;;&quot;&quot;)" office:value-type="string" office:string-value="LEDMNGTEPAK" calcext:value-type="string">
            <text:p>LEDMNGTEP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C(+57.02)WM(+15.99)SVHVLLLNK</text:p>
          </table:table-cell>
          <table:table-cell table:formula="of:=SUBSTITUTE(SUBSTITUTE([.A3406];&quot;(+15.99)&quot;;&quot;&quot;);&quot;(+57.02)&quot;;&quot;&quot;)" office:value-type="string" office:string-value="CCWMSVHVLLLNK" calcext:value-type="string">
            <text:p>CCWMSVHVLLL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TC(+57.02)C(+57.02)HPLEELR</text:p>
          </table:table-cell>
          <table:table-cell table:formula="of:=SUBSTITUTE(SUBSTITUTE([.A3407];&quot;(+15.99)&quot;;&quot;&quot;);&quot;(+57.02)&quot;;&quot;&quot;)" office:value-type="string" office:string-value="QTCCHPLEELR" calcext:value-type="string">
            <text:p>QTCCHPLEE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PNLESVGRYK</text:p>
          </table:table-cell>
          <table:table-cell table:formula="of:=SUBSTITUTE(SUBSTITUTE([.A3408];&quot;(+15.99)&quot;;&quot;&quot;);&quot;(+57.02)&quot;;&quot;&quot;)" office:value-type="string" office:string-value="DPNLESVGRYK" calcext:value-type="string">
            <text:p>DPNLESVGRY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QM(+15.99)WTM(+15.99)VLGAAK</text:p>
          </table:table-cell>
          <table:table-cell table:formula="of:=SUBSTITUTE(SUBSTITUTE([.A3409];&quot;(+15.99)&quot;;&quot;&quot;);&quot;(+57.02)&quot;;&quot;&quot;)" office:value-type="string" office:string-value="TQMWTMVLGAAK" calcext:value-type="string">
            <text:p>TQMWTMVLGAA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EEGLLVGKGDFMKAFTYK</text:p>
          </table:table-cell>
          <table:table-cell table:formula="of:=SUBSTITUTE(SUBSTITUTE([.A3410];&quot;(+15.99)&quot;;&quot;&quot;);&quot;(+57.02)&quot;;&quot;&quot;)" office:value-type="string" office:string-value="EEGLLVGKGDFMKAFTYK" calcext:value-type="string">
            <text:p>EEGLLVGKGDFMKAFTY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SYSANDFK</text:p>
          </table:table-cell>
          <table:table-cell table:formula="of:=SUBSTITUTE(SUBSTITUTE([.A3411];&quot;(+15.99)&quot;;&quot;&quot;);&quot;(+57.02)&quot;;&quot;&quot;)" office:value-type="string" office:string-value="NSYSANDFK" calcext:value-type="string">
            <text:p>NSYSANDF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FLDEPNGDNVLGLLR</text:p>
          </table:table-cell>
          <table:table-cell table:formula="of:=SUBSTITUTE(SUBSTITUTE([.A3412];&quot;(+15.99)&quot;;&quot;&quot;);&quot;(+57.02)&quot;;&quot;&quot;)" office:value-type="string" office:string-value="AFLDEPNGDNVLGLLR" calcext:value-type="string">
            <text:p>AFLDEPNGDNVLGLLR</text:p>
          </table:table-cell>
          <table:table-cell/>
          <table:table-cell table:style-name="Default"/>
        </table:table-row>
        <table:table-row table:style-name="ro5">
          <table:table-cell office:value-type="string" calcext:value-type="string">
            <text:p>YC(+57.02)WMC(+57.02)C(+57.02)TATVLAHAMVK</text:p>
          </table:table-cell>
          <table:table-cell table:formula="of:=SUBSTITUTE(SUBSTITUTE([.A3413];&quot;(+15.99)&quot;;&quot;&quot;);&quot;(+57.02)&quot;;&quot;&quot;)" office:value-type="string" office:string-value="YCWMCCTATVLAHAMVK" calcext:value-type="string">
            <text:p>YCWMCCTATVLAHAM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GFC(+57.02)SVSK</text:p>
          </table:table-cell>
          <table:table-cell table:formula="of:=SUBSTITUTE(SUBSTITUTE([.A3414];&quot;(+15.99)&quot;;&quot;&quot;);&quot;(+57.02)&quot;;&quot;&quot;)" office:value-type="string" office:string-value="TGFCSVSK" calcext:value-type="string">
            <text:p>TGFCSVS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WC(+57.02)LPSLDSSLVGSLSLDPC(+57.02)PGK</text:p>
          </table:table-cell>
          <table:table-cell table:formula="of:=SUBSTITUTE(SUBSTITUTE([.A3415];&quot;(+15.99)&quot;;&quot;&quot;);&quot;(+57.02)&quot;;&quot;&quot;)" office:value-type="string" office:string-value="WCLPSLDSSLVGSLSLDPCPGK" calcext:value-type="string">
            <text:p>WCLPSLDSSLVGSLSLDPCPG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RWM(+15.99)THYNAATLYVVLSAK</text:p>
          </table:table-cell>
          <table:table-cell table:formula="of:=SUBSTITUTE(SUBSTITUTE([.A3416];&quot;(+15.99)&quot;;&quot;&quot;);&quot;(+57.02)&quot;;&quot;&quot;)" office:value-type="string" office:string-value="RWMTHYNAATLYVVLSAK" calcext:value-type="string">
            <text:p>RWMTHYNAATLYVVLS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FC(+57.02)RLVHPAEEVPR</text:p>
          </table:table-cell>
          <table:table-cell table:formula="of:=SUBSTITUTE(SUBSTITUTE([.A3417];&quot;(+15.99)&quot;;&quot;&quot;);&quot;(+57.02)&quot;;&quot;&quot;)" office:value-type="string" office:string-value="KFCRLVHPAEEVPR" calcext:value-type="string">
            <text:p>KFCRLVHPAEEV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LDAVYKFQYK</text:p>
          </table:table-cell>
          <table:table-cell table:formula="of:=SUBSTITUTE(SUBSTITUTE([.A3418];&quot;(+15.99)&quot;;&quot;&quot;);&quot;(+57.02)&quot;;&quot;&quot;)" office:value-type="string" office:string-value="WLDAVYKFQYK" calcext:value-type="string">
            <text:p>WLDAVYKFQY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GC(+57.02)YNELGNRSNVK</text:p>
          </table:table-cell>
          <table:table-cell table:formula="of:=SUBSTITUTE(SUBSTITUTE([.A3419];&quot;(+15.99)&quot;;&quot;&quot;);&quot;(+57.02)&quot;;&quot;&quot;)" office:value-type="string" office:string-value="LAGCYNELGNRSNVK" calcext:value-type="string">
            <text:p>LAGCYNELGNRSN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LEKQWQEAQTLHR</text:p>
          </table:table-cell>
          <table:table-cell table:formula="of:=SUBSTITUTE(SUBSTITUTE([.A3420];&quot;(+15.99)&quot;;&quot;&quot;);&quot;(+57.02)&quot;;&quot;&quot;)" office:value-type="string" office:string-value="QLEKQWQEAQTLHR" calcext:value-type="string">
            <text:p>QLEKQWQEAQTLH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NFWGSGLTQK</text:p>
          </table:table-cell>
          <table:table-cell table:formula="of:=SUBSTITUTE(SUBSTITUTE([.A3421];&quot;(+15.99)&quot;;&quot;&quot;);&quot;(+57.02)&quot;;&quot;&quot;)" office:value-type="string" office:string-value="KNFWGSGLTQK" calcext:value-type="string">
            <text:p>KNFWGSGLTQ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MC(+57.02)DYYAGK</text:p>
          </table:table-cell>
          <table:table-cell table:formula="of:=SUBSTITUTE(SUBSTITUTE([.A3422];&quot;(+15.99)&quot;;&quot;&quot;);&quot;(+57.02)&quot;;&quot;&quot;)" office:value-type="string" office:string-value="CMCDYYAGK" calcext:value-type="string">
            <text:p>CMCDYYA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(+15.99)NSLVLLSK</text:p>
          </table:table-cell>
          <table:table-cell table:formula="of:=SUBSTITUTE(SUBSTITUTE([.A3423];&quot;(+15.99)&quot;;&quot;&quot;);&quot;(+57.02)&quot;;&quot;&quot;)" office:value-type="string" office:string-value="MNSLVLLSK" calcext:value-type="string">
            <text:p>MNSLVLLS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VLDVGC(+57.02)NRMLVR</text:p>
          </table:table-cell>
          <table:table-cell table:formula="of:=SUBSTITUTE(SUBSTITUTE([.A3424];&quot;(+15.99)&quot;;&quot;&quot;);&quot;(+57.02)&quot;;&quot;&quot;)" office:value-type="string" office:string-value="QVLDVGCNRMLVR" calcext:value-type="string">
            <text:p>QVLDVGCNRML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M(+15.99)HWVEASLTSHRR</text:p>
          </table:table-cell>
          <table:table-cell table:formula="of:=SUBSTITUTE(SUBSTITUTE([.A3425];&quot;(+15.99)&quot;;&quot;&quot;);&quot;(+57.02)&quot;;&quot;&quot;)" office:value-type="string" office:string-value="KMHWVEASLTSHRR" calcext:value-type="string">
            <text:p>KMHWVEASLTSHR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SWYLSPYFATDGSNK</text:p>
          </table:table-cell>
          <table:table-cell table:formula="of:=SUBSTITUTE(SUBSTITUTE([.A3426];&quot;(+15.99)&quot;;&quot;&quot;);&quot;(+57.02)&quot;;&quot;&quot;)" office:value-type="string" office:string-value="RSWYLSPYFATDGSNK" calcext:value-type="string">
            <text:p>RSWYLSPYFATDGS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NPC(+57.02)AYTC(+57.02)TEK</text:p>
          </table:table-cell>
          <table:table-cell table:formula="of:=SUBSTITUTE(SUBSTITUTE([.A3427];&quot;(+15.99)&quot;;&quot;&quot;);&quot;(+57.02)&quot;;&quot;&quot;)" office:value-type="string" office:string-value="ENPCAYTCTEK" calcext:value-type="string">
            <text:p>ENPCAYTCTE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FWVEPNFDQSQDLLVEPTAK</text:p>
          </table:table-cell>
          <table:table-cell table:formula="of:=SUBSTITUTE(SUBSTITUTE([.A3428];&quot;(+15.99)&quot;;&quot;&quot;);&quot;(+57.02)&quot;;&quot;&quot;)" office:value-type="string" office:string-value="FWVEPNFDQSQDLLVEPTAK" calcext:value-type="string">
            <text:p>FWVEPNFDQSQDLLVEPT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WHTFTDYVK</text:p>
          </table:table-cell>
          <table:table-cell table:formula="of:=SUBSTITUTE(SUBSTITUTE([.A3429];&quot;(+15.99)&quot;;&quot;&quot;);&quot;(+57.02)&quot;;&quot;&quot;)" office:value-type="string" office:string-value="LWHTFTDYVK" calcext:value-type="string">
            <text:p>LWHTFTDY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(+15.99)ALGFKFVPRK</text:p>
          </table:table-cell>
          <table:table-cell table:formula="of:=SUBSTITUTE(SUBSTITUTE([.A3430];&quot;(+15.99)&quot;;&quot;&quot;);&quot;(+57.02)&quot;;&quot;&quot;)" office:value-type="string" office:string-value="MALGFKFVPRK" calcext:value-type="string">
            <text:p>MALGFKFVPR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HLGDWYVLDWR</text:p>
          </table:table-cell>
          <table:table-cell table:formula="of:=SUBSTITUTE(SUBSTITUTE([.A3431];&quot;(+15.99)&quot;;&quot;&quot;);&quot;(+57.02)&quot;;&quot;&quot;)" office:value-type="string" office:string-value="EHLGDWYVLDWR" calcext:value-type="string">
            <text:p>EHLGDWYVLDWR</text:p>
          </table:table-cell>
          <table:table-cell/>
          <table:table-cell table:style-name="Default"/>
        </table:table-row>
        <table:table-row table:style-name="ro5">
          <table:table-cell office:value-type="string" calcext:value-type="string">
            <text:p>SPLVVAENVTVALVLGPK</text:p>
          </table:table-cell>
          <table:table-cell table:formula="of:=SUBSTITUTE(SUBSTITUTE([.A3432];&quot;(+15.99)&quot;;&quot;&quot;);&quot;(+57.02)&quot;;&quot;&quot;)" office:value-type="string" office:string-value="SPLVVAENVTVALVLGPK" calcext:value-type="string">
            <text:p>SPLVVAENVTVALVLG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THLLVDDDKVDDK</text:p>
          </table:table-cell>
          <table:table-cell table:formula="of:=SUBSTITUTE(SUBSTITUTE([.A3433];&quot;(+15.99)&quot;;&quot;&quot;);&quot;(+57.02)&quot;;&quot;&quot;)" office:value-type="string" office:string-value="ETHLLVDDDKVDDK" calcext:value-type="string">
            <text:p>ETHLLVDDDKVD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KPLDGYTANQLYGRSK</text:p>
          </table:table-cell>
          <table:table-cell table:formula="of:=SUBSTITUTE(SUBSTITUTE([.A3434];&quot;(+15.99)&quot;;&quot;&quot;);&quot;(+57.02)&quot;;&quot;&quot;)" office:value-type="string" office:string-value="TKPLDGYTANQLYGRSK" calcext:value-type="string">
            <text:p>TKPLDGYTANQLYGRS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LFKRPEGLVEHMLGNK</text:p>
          </table:table-cell>
          <table:table-cell table:formula="of:=SUBSTITUTE(SUBSTITUTE([.A3435];&quot;(+15.99)&quot;;&quot;&quot;);&quot;(+57.02)&quot;;&quot;&quot;)" office:value-type="string" office:string-value="LLFKRPEGLVEHMLGNK" calcext:value-type="string">
            <text:p>LLFKRPEGLVEHMLG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LAYM(+15.99)HAVPAVK</text:p>
          </table:table-cell>
          <table:table-cell table:formula="of:=SUBSTITUTE(SUBSTITUTE([.A3436];&quot;(+15.99)&quot;;&quot;&quot;);&quot;(+57.02)&quot;;&quot;&quot;)" office:value-type="string" office:string-value="QLAYMHAVPAVK" calcext:value-type="string">
            <text:p>QLAYMHAVPA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(+15.99)EWGDYKC(+57.02)K</text:p>
          </table:table-cell>
          <table:table-cell table:formula="of:=SUBSTITUTE(SUBSTITUTE([.A3437];&quot;(+15.99)&quot;;&quot;&quot;);&quot;(+57.02)&quot;;&quot;&quot;)" office:value-type="string" office:string-value="MEWGDYKCK" calcext:value-type="string">
            <text:p>MEWGDYKCK</text:p>
          </table:table-cell>
          <table:table-cell/>
          <table:table-cell table:style-name="Default"/>
        </table:table-row>
        <table:table-row table:style-name="ro5">
          <table:table-cell office:value-type="string" calcext:value-type="string">
            <text:p>VATLQSAHGVEM(+15.99)LM(+15.99)VDK</text:p>
          </table:table-cell>
          <table:table-cell table:formula="of:=SUBSTITUTE(SUBSTITUTE([.A3438];&quot;(+15.99)&quot;;&quot;&quot;);&quot;(+57.02)&quot;;&quot;&quot;)" office:value-type="string" office:string-value="VATLQSAHGVEMLMVDK" calcext:value-type="string">
            <text:p>VATLQSAHGVEMLMV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QNWNTLHTYNPPR</text:p>
          </table:table-cell>
          <table:table-cell table:formula="of:=SUBSTITUTE(SUBSTITUTE([.A3439];&quot;(+15.99)&quot;;&quot;&quot;);&quot;(+57.02)&quot;;&quot;&quot;)" office:value-type="string" office:string-value="QQNWNTLHTYNPPR" calcext:value-type="string">
            <text:p>QQNWNTLHTYNP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DEC(+57.02)C(+57.02)C(+57.02)R</text:p>
          </table:table-cell>
          <table:table-cell table:formula="of:=SUBSTITUTE(SUBSTITUTE([.A3440];&quot;(+15.99)&quot;;&quot;&quot;);&quot;(+57.02)&quot;;&quot;&quot;)" office:value-type="string" office:string-value="LDECCCR" calcext:value-type="string">
            <text:p>LDECCC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YSLNVGPEAVR</text:p>
          </table:table-cell>
          <table:table-cell table:formula="of:=SUBSTITUTE(SUBSTITUTE([.A3441];&quot;(+15.99)&quot;;&quot;&quot;);&quot;(+57.02)&quot;;&quot;&quot;)" office:value-type="string" office:string-value="QYSLNVGPEAVR" calcext:value-type="string">
            <text:p>QYSLNVGPEA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PMGSYLYTSNM(+15.99)GHMK</text:p>
          </table:table-cell>
          <table:table-cell table:formula="of:=SUBSTITUTE(SUBSTITUTE([.A3442];&quot;(+15.99)&quot;;&quot;&quot;);&quot;(+57.02)&quot;;&quot;&quot;)" office:value-type="string" office:string-value="CPMGSYLYTSNMGHMK" calcext:value-type="string">
            <text:p>CPMGSYLYTSNMGHMK</text:p>
          </table:table-cell>
          <table:table-cell/>
          <table:table-cell table:style-name="Default"/>
        </table:table-row>
        <table:table-row table:style-name="ro5">
          <table:table-cell office:value-type="string" calcext:value-type="string">
            <text:p>GRQSPC(+57.02)WHTLEAMDLAK</text:p>
          </table:table-cell>
          <table:table-cell table:formula="of:=SUBSTITUTE(SUBSTITUTE([.A3443];&quot;(+15.99)&quot;;&quot;&quot;);&quot;(+57.02)&quot;;&quot;&quot;)" office:value-type="string" office:string-value="GRQSPCWHTLEAMDLAK" calcext:value-type="string">
            <text:p>GRQSPCWHTLEAMDL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AYC(+57.02)LQNC(+57.02)HVR</text:p>
          </table:table-cell>
          <table:table-cell table:formula="of:=SUBSTITUTE(SUBSTITUTE([.A3444];&quot;(+15.99)&quot;;&quot;&quot;);&quot;(+57.02)&quot;;&quot;&quot;)" office:value-type="string" office:string-value="EAYCLQNCHVR" calcext:value-type="string">
            <text:p>EAYCLQNCH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ELTEENMEVGLWPAK</text:p>
          </table:table-cell>
          <table:table-cell table:formula="of:=SUBSTITUTE(SUBSTITUTE([.A3445];&quot;(+15.99)&quot;;&quot;&quot;);&quot;(+57.02)&quot;;&quot;&quot;)" office:value-type="string" office:string-value="CELTEENMEVGLWPAK" calcext:value-type="string">
            <text:p>CELTEENMEVGLWP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C(+57.02)LTPTKKLNK</text:p>
          </table:table-cell>
          <table:table-cell table:formula="of:=SUBSTITUTE(SUBSTITUTE([.A3446];&quot;(+15.99)&quot;;&quot;&quot;);&quot;(+57.02)&quot;;&quot;&quot;)" office:value-type="string" office:string-value="GCLTPTKKLNK" calcext:value-type="string">
            <text:p>GCLTPTKKL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YNSNVVLSSM(+15.99)SHK</text:p>
          </table:table-cell>
          <table:table-cell table:formula="of:=SUBSTITUTE(SUBSTITUTE([.A3447];&quot;(+15.99)&quot;;&quot;&quot;);&quot;(+57.02)&quot;;&quot;&quot;)" office:value-type="string" office:string-value="EYNSNVVLSSMSHK" calcext:value-type="string">
            <text:p>EYNSNVVLSSMS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DWASDLPEGGK</text:p>
          </table:table-cell>
          <table:table-cell table:formula="of:=SUBSTITUTE(SUBSTITUTE([.A3448];&quot;(+15.99)&quot;;&quot;&quot;);&quot;(+57.02)&quot;;&quot;&quot;)" office:value-type="string" office:string-value="VDWASDLPEGGK" calcext:value-type="string">
            <text:p>VDWASDLPEG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PLTQAPERNTSLANK</text:p>
          </table:table-cell>
          <table:table-cell table:formula="of:=SUBSTITUTE(SUBSTITUTE([.A3449];&quot;(+15.99)&quot;;&quot;&quot;);&quot;(+57.02)&quot;;&quot;&quot;)" office:value-type="string" office:string-value="EPLTQAPERNTSLANK" calcext:value-type="string">
            <text:p>EPLTQAPERNTSLA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YGEELLVFKDLLNK</text:p>
          </table:table-cell>
          <table:table-cell table:formula="of:=SUBSTITUTE(SUBSTITUTE([.A3450];&quot;(+15.99)&quot;;&quot;&quot;);&quot;(+57.02)&quot;;&quot;&quot;)" office:value-type="string" office:string-value="YGEELLVFKDLLNK" calcext:value-type="string">
            <text:p>YGEELLVFKDLL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VLRVTSGPM(+15.99)K</text:p>
          </table:table-cell>
          <table:table-cell table:formula="of:=SUBSTITUTE(SUBSTITUTE([.A3451];&quot;(+15.99)&quot;;&quot;&quot;);&quot;(+57.02)&quot;;&quot;&quot;)" office:value-type="string" office:string-value="QVLRVTSGPMK" calcext:value-type="string">
            <text:p>QVLRVTSGPM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RC(+57.02)WNWYQLDNESGLLDPTK</text:p>
          </table:table-cell>
          <table:table-cell table:formula="of:=SUBSTITUTE(SUBSTITUTE([.A3452];&quot;(+15.99)&quot;;&quot;&quot;);&quot;(+57.02)&quot;;&quot;&quot;)" office:value-type="string" office:string-value="RCWNWYQLDNESGLLDPTK" calcext:value-type="string">
            <text:p>RCWNWYQLDNESGLLDPT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C(+57.02)YLRLAPAM(+15.99)SEK</text:p>
          </table:table-cell>
          <table:table-cell table:formula="of:=SUBSTITUTE(SUBSTITUTE([.A3453];&quot;(+15.99)&quot;;&quot;&quot;);&quot;(+57.02)&quot;;&quot;&quot;)" office:value-type="string" office:string-value="CCYLRLAPAMSEK" calcext:value-type="string">
            <text:p>CCYLRLAPAMS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GATKPEGC(+57.02)ANPK</text:p>
          </table:table-cell>
          <table:table-cell table:formula="of:=SUBSTITUTE(SUBSTITUTE([.A3454];&quot;(+15.99)&quot;;&quot;&quot;);&quot;(+57.02)&quot;;&quot;&quot;)" office:value-type="string" office:string-value="MGATKPEGCANPK" calcext:value-type="string">
            <text:p>MGATKPEGCAN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PC(+57.02)HLLC(+57.02)FC(+57.02)LLMLR</text:p>
          </table:table-cell>
          <table:table-cell table:formula="of:=SUBSTITUTE(SUBSTITUTE([.A3455];&quot;(+15.99)&quot;;&quot;&quot;);&quot;(+57.02)&quot;;&quot;&quot;)" office:value-type="string" office:string-value="EPCHLLCFCLLMLR" calcext:value-type="string">
            <text:p>EPCHLLCFCLLMLR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KRVVRNYGPFSEEELDHR</text:p>
          </table:table-cell>
          <table:table-cell table:formula="of:=SUBSTITUTE(SUBSTITUTE([.A3456];&quot;(+15.99)&quot;;&quot;&quot;);&quot;(+57.02)&quot;;&quot;&quot;)" office:value-type="string" office:string-value="KRVVRNYGPFSEEELDHR" calcext:value-type="string">
            <text:p>KRVVRNYGPFSEEELDH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WDC(+57.02)YDDEVM(+15.99)LAMSK</text:p>
          </table:table-cell>
          <table:table-cell table:formula="of:=SUBSTITUTE(SUBSTITUTE([.A3457];&quot;(+15.99)&quot;;&quot;&quot;);&quot;(+57.02)&quot;;&quot;&quot;)" office:value-type="string" office:string-value="TWDCYDDEVMLAMSK" calcext:value-type="string">
            <text:p>TWDCYDDEVMLAMS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PWVYAR</text:p>
          </table:table-cell>
          <table:table-cell table:formula="of:=SUBSTITUTE(SUBSTITUTE([.A3458];&quot;(+15.99)&quot;;&quot;&quot;);&quot;(+57.02)&quot;;&quot;&quot;)" office:value-type="string" office:string-value="KPWVYAR" calcext:value-type="string">
            <text:p>KPWVYA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NVSYSNSFLYMLETK</text:p>
          </table:table-cell>
          <table:table-cell table:formula="of:=SUBSTITUTE(SUBSTITUTE([.A3459];&quot;(+15.99)&quot;;&quot;&quot;);&quot;(+57.02)&quot;;&quot;&quot;)" office:value-type="string" office:string-value="QNVSYSNSFLYMLETK" calcext:value-type="string">
            <text:p>QNVSYSNSFLYMLET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VLRC(+57.02)YDC(+57.02)LK</text:p>
          </table:table-cell>
          <table:table-cell table:formula="of:=SUBSTITUTE(SUBSTITUTE([.A3460];&quot;(+15.99)&quot;;&quot;&quot;);&quot;(+57.02)&quot;;&quot;&quot;)" office:value-type="string" office:string-value="QVLRCYDCLK" calcext:value-type="string">
            <text:p>QVLRCYDC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RRVDWNPDEFKK</text:p>
          </table:table-cell>
          <table:table-cell table:formula="of:=SUBSTITUTE(SUBSTITUTE([.A3461];&quot;(+15.99)&quot;;&quot;&quot;);&quot;(+57.02)&quot;;&quot;&quot;)" office:value-type="string" office:string-value="WRRVDWNPDEFKK" calcext:value-type="string">
            <text:p>WRRVDWNPDEFK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VYVVPPLHK</text:p>
          </table:table-cell>
          <table:table-cell table:formula="of:=SUBSTITUTE(SUBSTITUTE([.A3462];&quot;(+15.99)&quot;;&quot;&quot;);&quot;(+57.02)&quot;;&quot;&quot;)" office:value-type="string" office:string-value="NVYVVPPLHK" calcext:value-type="string">
            <text:p>NVYVVPPL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TPQVGNHPLEFK</text:p>
          </table:table-cell>
          <table:table-cell table:formula="of:=SUBSTITUTE(SUBSTITUTE([.A3463];&quot;(+15.99)&quot;;&quot;&quot;);&quot;(+57.02)&quot;;&quot;&quot;)" office:value-type="string" office:string-value="HTPQVGNHPLEFK" calcext:value-type="string">
            <text:p>HTPQVGNHPLEF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ENPENQFDYFK</text:p>
          </table:table-cell>
          <table:table-cell table:formula="of:=SUBSTITUTE(SUBSTITUTE([.A3464];&quot;(+15.99)&quot;;&quot;&quot;);&quot;(+57.02)&quot;;&quot;&quot;)" office:value-type="string" office:string-value="WENPENQFDYFK" calcext:value-type="string">
            <text:p>WENPENQFDYF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VM(+15.99)NQC(+57.02)QER</text:p>
          </table:table-cell>
          <table:table-cell table:formula="of:=SUBSTITUTE(SUBSTITUTE([.A3465];&quot;(+15.99)&quot;;&quot;&quot;);&quot;(+57.02)&quot;;&quot;&quot;)" office:value-type="string" office:string-value="EVMNQCQER" calcext:value-type="string">
            <text:p>EVMNQCQE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QDQVGMNSMVGPGK</text:p>
          </table:table-cell>
          <table:table-cell table:formula="of:=SUBSTITUTE(SUBSTITUTE([.A3466];&quot;(+15.99)&quot;;&quot;&quot;);&quot;(+57.02)&quot;;&quot;&quot;)" office:value-type="string" office:string-value="QQDQVGMNSMVGPGK" calcext:value-type="string">
            <text:p>QQDQVGMNSMVGP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FMC(+57.02)NPNLYLGM(+15.99)VVR</text:p>
          </table:table-cell>
          <table:table-cell table:formula="of:=SUBSTITUTE(SUBSTITUTE([.A3467];&quot;(+15.99)&quot;;&quot;&quot;);&quot;(+57.02)&quot;;&quot;&quot;)" office:value-type="string" office:string-value="KFMCNPNLYLGMVVR" calcext:value-type="string">
            <text:p>KFMCNPNLYLGMV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ELC(+57.02)HAM(+15.99)PK</text:p>
          </table:table-cell>
          <table:table-cell table:formula="of:=SUBSTITUTE(SUBSTITUTE([.A3468];&quot;(+15.99)&quot;;&quot;&quot;);&quot;(+57.02)&quot;;&quot;&quot;)" office:value-type="string" office:string-value="KELCHAMPK" calcext:value-type="string">
            <text:p>KELCHAM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YWYYWHHNTHAK</text:p>
          </table:table-cell>
          <table:table-cell table:formula="of:=SUBSTITUTE(SUBSTITUTE([.A3469];&quot;(+15.99)&quot;;&quot;&quot;);&quot;(+57.02)&quot;;&quot;&quot;)" office:value-type="string" office:string-value="LYWYYWHHNTHAK" calcext:value-type="string">
            <text:p>LYWYYWHHNTH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WWMAKAEELTTMVEK</text:p>
          </table:table-cell>
          <table:table-cell table:formula="of:=SUBSTITUTE(SUBSTITUTE([.A3470];&quot;(+15.99)&quot;;&quot;&quot;);&quot;(+57.02)&quot;;&quot;&quot;)" office:value-type="string" office:string-value="RWWMAKAEELTTMVEK" calcext:value-type="string">
            <text:p>RWWMAKAEELTTMV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SDYVC(+57.02)SSER</text:p>
          </table:table-cell>
          <table:table-cell table:formula="of:=SUBSTITUTE(SUBSTITUTE([.A3471];&quot;(+15.99)&quot;;&quot;&quot;);&quot;(+57.02)&quot;;&quot;&quot;)" office:value-type="string" office:string-value="ESDYVCSSER" calcext:value-type="string">
            <text:p>ESDYVCSSE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WC(+57.02)MWDNTSFQLK</text:p>
          </table:table-cell>
          <table:table-cell table:formula="of:=SUBSTITUTE(SUBSTITUTE([.A3472];&quot;(+15.99)&quot;;&quot;&quot;);&quot;(+57.02)&quot;;&quot;&quot;)" office:value-type="string" office:string-value="KWCMWDNTSFQLK" calcext:value-type="string">
            <text:p>KWCMWDNTSFQ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SNRDPLYFEK</text:p>
          </table:table-cell>
          <table:table-cell table:formula="of:=SUBSTITUTE(SUBSTITUTE([.A3473];&quot;(+15.99)&quot;;&quot;&quot;);&quot;(+57.02)&quot;;&quot;&quot;)" office:value-type="string" office:string-value="KSNRDPLYFEK" calcext:value-type="string">
            <text:p>KSNRDPLYF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PPMPLNNDELM(+15.99)VQK</text:p>
          </table:table-cell>
          <table:table-cell table:formula="of:=SUBSTITUTE(SUBSTITUTE([.A3474];&quot;(+15.99)&quot;;&quot;&quot;);&quot;(+57.02)&quot;;&quot;&quot;)" office:value-type="string" office:string-value="EPPMPLNNDELMVQK" calcext:value-type="string">
            <text:p>EPPMPLNNDELMVQ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YNPMVHLSEK</text:p>
          </table:table-cell>
          <table:table-cell table:formula="of:=SUBSTITUTE(SUBSTITUTE([.A3475];&quot;(+15.99)&quot;;&quot;&quot;);&quot;(+57.02)&quot;;&quot;&quot;)" office:value-type="string" office:string-value="EYNPMVHLSEK" calcext:value-type="string">
            <text:p>EYNPMVHLSE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RNPFDM(+15.99)AEDKVTGTEFQR</text:p>
          </table:table-cell>
          <table:table-cell table:formula="of:=SUBSTITUTE(SUBSTITUTE([.A3476];&quot;(+15.99)&quot;;&quot;&quot;);&quot;(+57.02)&quot;;&quot;&quot;)" office:value-type="string" office:string-value="RNPFDMAEDKVTGTEFQR" calcext:value-type="string">
            <text:p>RNPFDMAEDKVTGTEFQ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SYTWM(+15.99)K</text:p>
          </table:table-cell>
          <table:table-cell table:formula="of:=SUBSTITUTE(SUBSTITUTE([.A3477];&quot;(+15.99)&quot;;&quot;&quot;);&quot;(+57.02)&quot;;&quot;&quot;)" office:value-type="string" office:string-value="ESYTWMK" calcext:value-type="string">
            <text:p>ESYTWM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C(+57.02)GNVLSSADWHLPK</text:p>
          </table:table-cell>
          <table:table-cell table:formula="of:=SUBSTITUTE(SUBSTITUTE([.A3478];&quot;(+15.99)&quot;;&quot;&quot;);&quot;(+57.02)&quot;;&quot;&quot;)" office:value-type="string" office:string-value="HCGNVLSSADWHLPK" calcext:value-type="string">
            <text:p>HCGNVLSSADWHL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NFDFSDWLTNWGETK</text:p>
          </table:table-cell>
          <table:table-cell table:formula="of:=SUBSTITUTE(SUBSTITUTE([.A3479];&quot;(+15.99)&quot;;&quot;&quot;);&quot;(+57.02)&quot;;&quot;&quot;)" office:value-type="string" office:string-value="WNFDFSDWLTNWGETK" calcext:value-type="string">
            <text:p>WNFDFSDWLTNWGET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NNFTAALGMLETR</text:p>
          </table:table-cell>
          <table:table-cell table:formula="of:=SUBSTITUTE(SUBSTITUTE([.A3480];&quot;(+15.99)&quot;;&quot;&quot;);&quot;(+57.02)&quot;;&quot;&quot;)" office:value-type="string" office:string-value="RNNFTAALGMLETR" calcext:value-type="string">
            <text:p>RNNFTAALGMLET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PLLTEK</text:p>
          </table:table-cell>
          <table:table-cell table:formula="of:=SUBSTITUTE(SUBSTITUTE([.A3481];&quot;(+15.99)&quot;;&quot;&quot;);&quot;(+57.02)&quot;;&quot;&quot;)" office:value-type="string" office:string-value="RPLLTEK" calcext:value-type="string">
            <text:p>RPLLT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PLTLKEDELLVSR</text:p>
          </table:table-cell>
          <table:table-cell table:formula="of:=SUBSTITUTE(SUBSTITUTE([.A3482];&quot;(+15.99)&quot;;&quot;&quot;);&quot;(+57.02)&quot;;&quot;&quot;)" office:value-type="string" office:string-value="FPLTLKEDELLVSR" calcext:value-type="string">
            <text:p>FPLTLKEDELLVS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QGASTGAHEAHELR</text:p>
          </table:table-cell>
          <table:table-cell table:formula="of:=SUBSTITUTE(SUBSTITUTE([.A3483];&quot;(+15.99)&quot;;&quot;&quot;);&quot;(+57.02)&quot;;&quot;&quot;)" office:value-type="string" office:string-value="RQGASTGAHEAHELR" calcext:value-type="string">
            <text:p>RQGASTGAHEAHE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(+15.99)KLSGDYQNLKR</text:p>
          </table:table-cell>
          <table:table-cell table:formula="of:=SUBSTITUTE(SUBSTITUTE([.A3484];&quot;(+15.99)&quot;;&quot;&quot;);&quot;(+57.02)&quot;;&quot;&quot;)" office:value-type="string" office:string-value="MKLSGDYQNLKR" calcext:value-type="string">
            <text:p>MKLSGDYQNLK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GELNPLPM(+15.99)R</text:p>
          </table:table-cell>
          <table:table-cell table:formula="of:=SUBSTITUTE(SUBSTITUTE([.A3485];&quot;(+15.99)&quot;;&quot;&quot;);&quot;(+57.02)&quot;;&quot;&quot;)" office:value-type="string" office:string-value="CGELNPLPMR" calcext:value-type="string">
            <text:p>CGELNPLPM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C(+57.02)YM(+15.99)GEM(+15.99)QQYTK</text:p>
          </table:table-cell>
          <table:table-cell table:formula="of:=SUBSTITUTE(SUBSTITUTE([.A3486];&quot;(+15.99)&quot;;&quot;&quot;);&quot;(+57.02)&quot;;&quot;&quot;)" office:value-type="string" office:string-value="MCYMGEMQQYTK" calcext:value-type="string">
            <text:p>MCYMGEMQQYT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WYTHEPYLLLTDKK</text:p>
          </table:table-cell>
          <table:table-cell table:formula="of:=SUBSTITUTE(SUBSTITUTE([.A3487];&quot;(+15.99)&quot;;&quot;&quot;);&quot;(+57.02)&quot;;&quot;&quot;)" office:value-type="string" office:string-value="KWYTHEPYLLLTDKK" calcext:value-type="string">
            <text:p>KWYTHEPYLLLTDK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C(+57.02)YLRLAPAM(+15.99)STR</text:p>
          </table:table-cell>
          <table:table-cell table:formula="of:=SUBSTITUTE(SUBSTITUTE([.A3488];&quot;(+15.99)&quot;;&quot;&quot;);&quot;(+57.02)&quot;;&quot;&quot;)" office:value-type="string" office:string-value="CCYLRLAPAMSTR" calcext:value-type="string">
            <text:p>CCYLRLAPAMST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PRTMLSDTMMPVR</text:p>
          </table:table-cell>
          <table:table-cell table:formula="of:=SUBSTITUTE(SUBSTITUTE([.A3489];&quot;(+15.99)&quot;;&quot;&quot;);&quot;(+57.02)&quot;;&quot;&quot;)" office:value-type="string" office:string-value="KPRTMLSDTMMPVR" calcext:value-type="string">
            <text:p>KPRTMLSDTMMP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(+57.02)M(+15.99)MQHK</text:p>
          </table:table-cell>
          <table:table-cell table:formula="of:=SUBSTITUTE(SUBSTITUTE([.A3490];&quot;(+15.99)&quot;;&quot;&quot;);&quot;(+57.02)&quot;;&quot;&quot;)" office:value-type="string" office:string-value="ECMMQHK" calcext:value-type="string">
            <text:p>ECMMQ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MTPVLFK</text:p>
          </table:table-cell>
          <table:table-cell table:formula="of:=SUBSTITUTE(SUBSTITUTE([.A3491];&quot;(+15.99)&quot;;&quot;&quot;);&quot;(+57.02)&quot;;&quot;&quot;)" office:value-type="string" office:string-value="AMTPVLFK" calcext:value-type="string">
            <text:p>AMTPVLF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(+15.99)GDGLM(+15.99)KTVLLK</text:p>
          </table:table-cell>
          <table:table-cell table:formula="of:=SUBSTITUTE(SUBSTITUTE([.A3492];&quot;(+15.99)&quot;;&quot;&quot;);&quot;(+57.02)&quot;;&quot;&quot;)" office:value-type="string" office:string-value="MGDGLMKTVLLK" calcext:value-type="string">
            <text:p>MGDGLMKTVL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C(+57.02)EMQLTVLNPEENKSR</text:p>
          </table:table-cell>
          <table:table-cell table:formula="of:=SUBSTITUTE(SUBSTITUTE([.A3493];&quot;(+15.99)&quot;;&quot;&quot;);&quot;(+57.02)&quot;;&quot;&quot;)" office:value-type="string" office:string-value="TCEMQLTVLNPEENKSR" calcext:value-type="string">
            <text:p>TCEMQLTVLNPEENKS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NYQDR</text:p>
          </table:table-cell>
          <table:table-cell table:formula="of:=SUBSTITUTE(SUBSTITUTE([.A3494];&quot;(+15.99)&quot;;&quot;&quot;);&quot;(+57.02)&quot;;&quot;&quot;)" office:value-type="string" office:string-value="QNYQDR" calcext:value-type="string">
            <text:p>QNYQD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LEATVSTVKRVHK</text:p>
          </table:table-cell>
          <table:table-cell table:formula="of:=SUBSTITUTE(SUBSTITUTE([.A3495];&quot;(+15.99)&quot;;&quot;&quot;);&quot;(+57.02)&quot;;&quot;&quot;)" office:value-type="string" office:string-value="QLEATVSTVKRVHK" calcext:value-type="string">
            <text:p>QLEATVSTVKRV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TFSDDKC(+57.02)TER</text:p>
          </table:table-cell>
          <table:table-cell table:formula="of:=SUBSTITUTE(SUBSTITUTE([.A3496];&quot;(+15.99)&quot;;&quot;&quot;);&quot;(+57.02)&quot;;&quot;&quot;)" office:value-type="string" office:string-value="KTFSDDKCTER" calcext:value-type="string">
            <text:p>KTFSDDKCTE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MKVLDEYPLLLTDQK</text:p>
          </table:table-cell>
          <table:table-cell table:formula="of:=SUBSTITUTE(SUBSTITUTE([.A3497];&quot;(+15.99)&quot;;&quot;&quot;);&quot;(+57.02)&quot;;&quot;&quot;)" office:value-type="string" office:string-value="EMKVLDEYPLLLTDQK" calcext:value-type="string">
            <text:p>EMKVLDEYPLLLTDQ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HSDKEPPEPK</text:p>
          </table:table-cell>
          <table:table-cell table:formula="of:=SUBSTITUTE(SUBSTITUTE([.A3498];&quot;(+15.99)&quot;;&quot;&quot;);&quot;(+57.02)&quot;;&quot;&quot;)" office:value-type="string" office:string-value="WHSDKEPPEPK" calcext:value-type="string">
            <text:p>WHSDKEPPE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DEHDSK</text:p>
          </table:table-cell>
          <table:table-cell table:formula="of:=SUBSTITUTE(SUBSTITUTE([.A3499];&quot;(+15.99)&quot;;&quot;&quot;);&quot;(+57.02)&quot;;&quot;&quot;)" office:value-type="string" office:string-value="DDEHDSK" calcext:value-type="string">
            <text:p>DDEHDS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WEC(+57.02)EVFFEDSGK</text:p>
          </table:table-cell>
          <table:table-cell table:formula="of:=SUBSTITUTE(SUBSTITUTE([.A3500];&quot;(+15.99)&quot;;&quot;&quot;);&quot;(+57.02)&quot;;&quot;&quot;)" office:value-type="string" office:string-value="RWECEVFFEDSGK" calcext:value-type="string">
            <text:p>RWECEVFFEDS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SAM(+15.99)LGDPLVAWSAK</text:p>
          </table:table-cell>
          <table:table-cell table:formula="of:=SUBSTITUTE(SUBSTITUTE([.A3501];&quot;(+15.99)&quot;;&quot;&quot;);&quot;(+57.02)&quot;;&quot;&quot;)" office:value-type="string" office:string-value="QSAMLGDPLVAWSAK" calcext:value-type="string">
            <text:p>QSAMLGDPLVAWS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VLRGSSHYNPAK</text:p>
          </table:table-cell>
          <table:table-cell table:formula="of:=SUBSTITUTE(SUBSTITUTE([.A3502];&quot;(+15.99)&quot;;&quot;&quot;);&quot;(+57.02)&quot;;&quot;&quot;)" office:value-type="string" office:string-value="EVLRGSSHYNPAK" calcext:value-type="string">
            <text:p>EVLRGSSHYNP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HTTELEVTC(+57.02)HK</text:p>
          </table:table-cell>
          <table:table-cell table:formula="of:=SUBSTITUTE(SUBSTITUTE([.A3503];&quot;(+15.99)&quot;;&quot;&quot;);&quot;(+57.02)&quot;;&quot;&quot;)" office:value-type="string" office:string-value="DSHTTELEVTCHK" calcext:value-type="string">
            <text:p>DSHTTELEVTC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PC(+57.02)NALLR</text:p>
          </table:table-cell>
          <table:table-cell table:formula="of:=SUBSTITUTE(SUBSTITUTE([.A3504];&quot;(+15.99)&quot;;&quot;&quot;);&quot;(+57.02)&quot;;&quot;&quot;)" office:value-type="string" office:string-value="CPCNALLR" calcext:value-type="string">
            <text:p>CPCNAL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SC(+57.02)WESQSSKR</text:p>
          </table:table-cell>
          <table:table-cell table:formula="of:=SUBSTITUTE(SUBSTITUTE([.A3505];&quot;(+15.99)&quot;;&quot;&quot;);&quot;(+57.02)&quot;;&quot;&quot;)" office:value-type="string" office:string-value="ESCWESQSSKR" calcext:value-type="string">
            <text:p>ESCWESQSSK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M(+15.99)EC(+57.02)NSEHM(+15.99)RWR</text:p>
          </table:table-cell>
          <table:table-cell table:formula="of:=SUBSTITUTE(SUBSTITUTE([.A3506];&quot;(+15.99)&quot;;&quot;&quot;);&quot;(+57.02)&quot;;&quot;&quot;)" office:value-type="string" office:string-value="WMECNSEHMRWR" calcext:value-type="string">
            <text:p>WMECNSEHMRW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LNATLTTDGPPK</text:p>
          </table:table-cell>
          <table:table-cell table:formula="of:=SUBSTITUTE(SUBSTITUTE([.A3507];&quot;(+15.99)&quot;;&quot;&quot;);&quot;(+57.02)&quot;;&quot;&quot;)" office:value-type="string" office:string-value="ELNATLTTDGPPK" calcext:value-type="string">
            <text:p>ELNATLTTDGP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PTLVNFPASPEK</text:p>
          </table:table-cell>
          <table:table-cell table:formula="of:=SUBSTITUTE(SUBSTITUTE([.A3508];&quot;(+15.99)&quot;;&quot;&quot;);&quot;(+57.02)&quot;;&quot;&quot;)" office:value-type="string" office:string-value="KPTLVNFPASPEK" calcext:value-type="string">
            <text:p>KPTLVNFPASP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QELHRAEFK</text:p>
          </table:table-cell>
          <table:table-cell table:formula="of:=SUBSTITUTE(SUBSTITUTE([.A3509];&quot;(+15.99)&quot;;&quot;&quot;);&quot;(+57.02)&quot;;&quot;&quot;)" office:value-type="string" office:string-value="QQELHRAEFK" calcext:value-type="string">
            <text:p>QQELHRAEF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GDHEELQR</text:p>
          </table:table-cell>
          <table:table-cell table:formula="of:=SUBSTITUTE(SUBSTITUTE([.A3510];&quot;(+15.99)&quot;;&quot;&quot;);&quot;(+57.02)&quot;;&quot;&quot;)" office:value-type="string" office:string-value="DGDHEELQR" calcext:value-type="string">
            <text:p>DGDHEELQ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PVVEPHLVVR</text:p>
          </table:table-cell>
          <table:table-cell table:formula="of:=SUBSTITUTE(SUBSTITUTE([.A3511];&quot;(+15.99)&quot;;&quot;&quot;);&quot;(+57.02)&quot;;&quot;&quot;)" office:value-type="string" office:string-value="NPVVEPHLVVR" calcext:value-type="string">
            <text:p>NPVVEPHLV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C(+57.02)LC(+57.02)HYNQLPDQQVK</text:p>
          </table:table-cell>
          <table:table-cell table:formula="of:=SUBSTITUTE(SUBSTITUTE([.A3512];&quot;(+15.99)&quot;;&quot;&quot;);&quot;(+57.02)&quot;;&quot;&quot;)" office:value-type="string" office:string-value="VCLCHYNQLPDQQVK" calcext:value-type="string">
            <text:p>VCLCHYNQLPDQQ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PADDPVTDLHK</text:p>
          </table:table-cell>
          <table:table-cell table:formula="of:=SUBSTITUTE(SUBSTITUTE([.A3513];&quot;(+15.99)&quot;;&quot;&quot;);&quot;(+57.02)&quot;;&quot;&quot;)" office:value-type="string" office:string-value="NPADDPVTDLHK" calcext:value-type="string">
            <text:p>NPADDPVTDL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SFRNMLSK</text:p>
          </table:table-cell>
          <table:table-cell table:formula="of:=SUBSTITUTE(SUBSTITUTE([.A3514];&quot;(+15.99)&quot;;&quot;&quot;);&quot;(+57.02)&quot;;&quot;&quot;)" office:value-type="string" office:string-value="SSFRNMLSK" calcext:value-type="string">
            <text:p>SSFRNMLS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TRQNAASLAM(+15.99)RLTTESLVWLKPEK</text:p>
          </table:table-cell>
          <table:table-cell table:formula="of:=SUBSTITUTE(SUBSTITUTE([.A3515];&quot;(+15.99)&quot;;&quot;&quot;);&quot;(+57.02)&quot;;&quot;&quot;)" office:value-type="string" office:string-value="TRQNAASLAMRLTTESLVWLKPEK" calcext:value-type="string">
            <text:p>TRQNAASLAMRLTTESLVWLKP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FTLASSC(+57.02)HLHVR</text:p>
          </table:table-cell>
          <table:table-cell table:formula="of:=SUBSTITUTE(SUBSTITUTE([.A3516];&quot;(+15.99)&quot;;&quot;&quot;);&quot;(+57.02)&quot;;&quot;&quot;)" office:value-type="string" office:string-value="KFTLASSCHLHVR" calcext:value-type="string">
            <text:p>KFTLASSCHLH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SPPAMLLLPENPR</text:p>
          </table:table-cell>
          <table:table-cell table:formula="of:=SUBSTITUTE(SUBSTITUTE([.A3517];&quot;(+15.99)&quot;;&quot;&quot;);&quot;(+57.02)&quot;;&quot;&quot;)" office:value-type="string" office:string-value="NSPPAMLLLPENPR" calcext:value-type="string">
            <text:p>NSPPAMLLLPEN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M(+15.99)AANFK</text:p>
          </table:table-cell>
          <table:table-cell table:formula="of:=SUBSTITUTE(SUBSTITUTE([.A3518];&quot;(+15.99)&quot;;&quot;&quot;);&quot;(+57.02)&quot;;&quot;&quot;)" office:value-type="string" office:string-value="KMAANFK" calcext:value-type="string">
            <text:p>KMAANF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NWGFKPVLLTQNAEK</text:p>
          </table:table-cell>
          <table:table-cell table:formula="of:=SUBSTITUTE(SUBSTITUTE([.A3519];&quot;(+15.99)&quot;;&quot;&quot;);&quot;(+57.02)&quot;;&quot;&quot;)" office:value-type="string" office:string-value="KNWGFKPVLLTQNAEK" calcext:value-type="string">
            <text:p>KNWGFKPVLLTQNA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NVKDNVPTVYKLAK</text:p>
          </table:table-cell>
          <table:table-cell table:formula="of:=SUBSTITUTE(SUBSTITUTE([.A3520];&quot;(+15.99)&quot;;&quot;&quot;);&quot;(+57.02)&quot;;&quot;&quot;)" office:value-type="string" office:string-value="LANVKDNVPTVYKLAK" calcext:value-type="string">
            <text:p>LANVKDNVPTVYKL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YNEAWENLLNK</text:p>
          </table:table-cell>
          <table:table-cell table:formula="of:=SUBSTITUTE(SUBSTITUTE([.A3521];&quot;(+15.99)&quot;;&quot;&quot;);&quot;(+57.02)&quot;;&quot;&quot;)" office:value-type="string" office:string-value="WYNEAWENLLNK" calcext:value-type="string">
            <text:p>WYNEAWENLL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RAAGAENLLVVK</text:p>
          </table:table-cell>
          <table:table-cell table:formula="of:=SUBSTITUTE(SUBSTITUTE([.A3522];&quot;(+15.99)&quot;;&quot;&quot;);&quot;(+57.02)&quot;;&quot;&quot;)" office:value-type="string" office:string-value="QRAAGAENLLVVK" calcext:value-type="string">
            <text:p>QRAAGAENLLV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WRVPC(+57.02)YPR</text:p>
          </table:table-cell>
          <table:table-cell table:formula="of:=SUBSTITUTE(SUBSTITUTE([.A3523];&quot;(+15.99)&quot;;&quot;&quot;);&quot;(+57.02)&quot;;&quot;&quot;)" office:value-type="string" office:string-value="RWRVPCYPR" calcext:value-type="string">
            <text:p>RWRVPCY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GQSGQVMQVTPLK</text:p>
          </table:table-cell>
          <table:table-cell table:formula="of:=SUBSTITUTE(SUBSTITUTE([.A3524];&quot;(+15.99)&quot;;&quot;&quot;);&quot;(+57.02)&quot;;&quot;&quot;)" office:value-type="string" office:string-value="FGQSGQVMQVTPLK" calcext:value-type="string">
            <text:p>FGQSGQVMQVTP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NC(+57.02)GSWWR</text:p>
          </table:table-cell>
          <table:table-cell table:formula="of:=SUBSTITUTE(SUBSTITUTE([.A3525];&quot;(+15.99)&quot;;&quot;&quot;);&quot;(+57.02)&quot;;&quot;&quot;)" office:value-type="string" office:string-value="KNCGSWWR" calcext:value-type="string">
            <text:p>KNCGSWW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WFWKWADFLGK</text:p>
          </table:table-cell>
          <table:table-cell table:formula="of:=SUBSTITUTE(SUBSTITUTE([.A3526];&quot;(+15.99)&quot;;&quot;&quot;);&quot;(+57.02)&quot;;&quot;&quot;)" office:value-type="string" office:string-value="WWFWKWADFLGK" calcext:value-type="string">
            <text:p>WWFWKWADFL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KEYQVNNAHK</text:p>
          </table:table-cell>
          <table:table-cell table:formula="of:=SUBSTITUTE(SUBSTITUTE([.A3527];&quot;(+15.99)&quot;;&quot;&quot;);&quot;(+57.02)&quot;;&quot;&quot;)" office:value-type="string" office:string-value="KKEYQVNNAHK" calcext:value-type="string">
            <text:p>KKEYQVNNA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GGSM(+15.99)TTC(+57.02)M(+15.99)GDK</text:p>
          </table:table-cell>
          <table:table-cell table:formula="of:=SUBSTITUTE(SUBSTITUTE([.A3528];&quot;(+15.99)&quot;;&quot;&quot;);&quot;(+57.02)&quot;;&quot;&quot;)" office:value-type="string" office:string-value="RGGSMTTCMGDK" calcext:value-type="string">
            <text:p>RGGSMTTCMG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YDRPENSYEMPDRR</text:p>
          </table:table-cell>
          <table:table-cell table:formula="of:=SUBSTITUTE(SUBSTITUTE([.A3529];&quot;(+15.99)&quot;;&quot;&quot;);&quot;(+57.02)&quot;;&quot;&quot;)" office:value-type="string" office:string-value="YDRPENSYEMPDRR" calcext:value-type="string">
            <text:p>YDRPENSYEMPDR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LAM(+15.99)WC(+57.02)FLLLDSDLK</text:p>
          </table:table-cell>
          <table:table-cell table:formula="of:=SUBSTITUTE(SUBSTITUTE([.A3530];&quot;(+15.99)&quot;;&quot;&quot;);&quot;(+57.02)&quot;;&quot;&quot;)" office:value-type="string" office:string-value="ELAMWCFLLLDSDLK" calcext:value-type="string">
            <text:p>ELAMWCFLLLDSD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ETC(+57.02)GSVVPQNK</text:p>
          </table:table-cell>
          <table:table-cell table:formula="of:=SUBSTITUTE(SUBSTITUTE([.A3531];&quot;(+15.99)&quot;;&quot;&quot;);&quot;(+57.02)&quot;;&quot;&quot;)" office:value-type="string" office:string-value="QETCGSVVPQNK" calcext:value-type="string">
            <text:p>QETCGSVVPQ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SHQRTTNFLLTK</text:p>
          </table:table-cell>
          <table:table-cell table:formula="of:=SUBSTITUTE(SUBSTITUTE([.A3532];&quot;(+15.99)&quot;;&quot;&quot;);&quot;(+57.02)&quot;;&quot;&quot;)" office:value-type="string" office:string-value="KSHQRTTNFLLTK" calcext:value-type="string">
            <text:p>KSHQRTTNFLLT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AEMHSPPK</text:p>
          </table:table-cell>
          <table:table-cell table:formula="of:=SUBSTITUTE(SUBSTITUTE([.A3533];&quot;(+15.99)&quot;;&quot;&quot;);&quot;(+57.02)&quot;;&quot;&quot;)" office:value-type="string" office:string-value="TAEMHSPPK" calcext:value-type="string">
            <text:p>TAEMHSP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NRDQNDPMLK</text:p>
          </table:table-cell>
          <table:table-cell table:formula="of:=SUBSTITUTE(SUBSTITUTE([.A3534];&quot;(+15.99)&quot;;&quot;&quot;);&quot;(+57.02)&quot;;&quot;&quot;)" office:value-type="string" office:string-value="VNRDQNDPMLK" calcext:value-type="string">
            <text:p>VNRDQNDPM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SDALLVLMNK</text:p>
          </table:table-cell>
          <table:table-cell table:formula="of:=SUBSTITUTE(SUBSTITUTE([.A3535];&quot;(+15.99)&quot;;&quot;&quot;);&quot;(+57.02)&quot;;&quot;&quot;)" office:value-type="string" office:string-value="HSDALLVLMNK" calcext:value-type="string">
            <text:p>HSDALLVLM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YYNLALANSRC(+57.02)FEK</text:p>
          </table:table-cell>
          <table:table-cell table:formula="of:=SUBSTITUTE(SUBSTITUTE([.A3536];&quot;(+15.99)&quot;;&quot;&quot;);&quot;(+57.02)&quot;;&quot;&quot;)" office:value-type="string" office:string-value="YYNLALANSRCFEK" calcext:value-type="string">
            <text:p>YYNLALANSRCF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HWAFYTSSTR</text:p>
          </table:table-cell>
          <table:table-cell table:formula="of:=SUBSTITUTE(SUBSTITUTE([.A3537];&quot;(+15.99)&quot;;&quot;&quot;);&quot;(+57.02)&quot;;&quot;&quot;)" office:value-type="string" office:string-value="EHWAFYTSSTR" calcext:value-type="string">
            <text:p>EHWAFYTSST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MVELASMQSGWGNTR</text:p>
          </table:table-cell>
          <table:table-cell table:formula="of:=SUBSTITUTE(SUBSTITUTE([.A3538];&quot;(+15.99)&quot;;&quot;&quot;);&quot;(+57.02)&quot;;&quot;&quot;)" office:value-type="string" office:string-value="QMVELASMQSGWGNTR" calcext:value-type="string">
            <text:p>QMVELASMQSGWGNT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YLVGGGYDKNVVK</text:p>
          </table:table-cell>
          <table:table-cell table:formula="of:=SUBSTITUTE(SUBSTITUTE([.A3539];&quot;(+15.99)&quot;;&quot;&quot;);&quot;(+57.02)&quot;;&quot;&quot;)" office:value-type="string" office:string-value="YLVGGGYDKNVVK" calcext:value-type="string">
            <text:p>YLVGGGYDKNV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(+15.99)AVWMVAGNMLPVK</text:p>
          </table:table-cell>
          <table:table-cell table:formula="of:=SUBSTITUTE(SUBSTITUTE([.A3540];&quot;(+15.99)&quot;;&quot;&quot;);&quot;(+57.02)&quot;;&quot;&quot;)" office:value-type="string" office:string-value="MAVWMVAGNMLPVK" calcext:value-type="string">
            <text:p>MAVWMVAGNMLP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MDC(+57.02)C(+57.02)RAHEDR</text:p>
          </table:table-cell>
          <table:table-cell table:formula="of:=SUBSTITUTE(SUBSTITUTE([.A3541];&quot;(+15.99)&quot;;&quot;&quot;);&quot;(+57.02)&quot;;&quot;&quot;)" office:value-type="string" office:string-value="EMDCCRAHEDR" calcext:value-type="string">
            <text:p>EMDCCRAHED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YNKVLKKYVLR</text:p>
          </table:table-cell>
          <table:table-cell table:formula="of:=SUBSTITUTE(SUBSTITUTE([.A3542];&quot;(+15.99)&quot;;&quot;&quot;);&quot;(+57.02)&quot;;&quot;&quot;)" office:value-type="string" office:string-value="EYNKVLKKYVLR" calcext:value-type="string">
            <text:p>EYNKVLKKYV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MVC(+57.02)M(+15.99)SQK</text:p>
          </table:table-cell>
          <table:table-cell table:formula="of:=SUBSTITUTE(SUBSTITUTE([.A3543];&quot;(+15.99)&quot;;&quot;&quot;);&quot;(+57.02)&quot;;&quot;&quot;)" office:value-type="string" office:string-value="QMVCMSQK" calcext:value-type="string">
            <text:p>QMVCMSQ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EPLSPVFHLMSK</text:p>
          </table:table-cell>
          <table:table-cell table:formula="of:=SUBSTITUTE(SUBSTITUTE([.A3544];&quot;(+15.99)&quot;;&quot;&quot;);&quot;(+57.02)&quot;;&quot;&quot;)" office:value-type="string" office:string-value="HEPLSPVFHLMSK" calcext:value-type="string">
            <text:p>HEPLSPVFHLMS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HC(+57.02)C(+57.02)QC(+57.02)TLLAM(+15.99)GHK</text:p>
          </table:table-cell>
          <table:table-cell table:formula="of:=SUBSTITUTE(SUBSTITUTE([.A3545];&quot;(+15.99)&quot;;&quot;&quot;);&quot;(+57.02)&quot;;&quot;&quot;)" office:value-type="string" office:string-value="EHCCQCTLLAMGHK" calcext:value-type="string">
            <text:p>EHCCQCTLLAMG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PLETLVDAYLHSR</text:p>
          </table:table-cell>
          <table:table-cell table:formula="of:=SUBSTITUTE(SUBSTITUTE([.A3546];&quot;(+15.99)&quot;;&quot;&quot;);&quot;(+57.02)&quot;;&quot;&quot;)" office:value-type="string" office:string-value="APLETLVDAYLHSR" calcext:value-type="string">
            <text:p>APLETLVDAYLHS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RDLLGYEGSAMHK</text:p>
          </table:table-cell>
          <table:table-cell table:formula="of:=SUBSTITUTE(SUBSTITUTE([.A3547];&quot;(+15.99)&quot;;&quot;&quot;);&quot;(+57.02)&quot;;&quot;&quot;)" office:value-type="string" office:string-value="KRDLLGYEGSAMHK" calcext:value-type="string">
            <text:p>KRDLLGYEGSAM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VADGDLGC(+57.02)M(+15.99)NRTPLK</text:p>
          </table:table-cell>
          <table:table-cell table:formula="of:=SUBSTITUTE(SUBSTITUTE([.A3548];&quot;(+15.99)&quot;;&quot;&quot;);&quot;(+57.02)&quot;;&quot;&quot;)" office:value-type="string" office:string-value="DVADGDLGCMNRTPLK" calcext:value-type="string">
            <text:p>DVADGDLGCMNRTP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ELGMLMETETLAK</text:p>
          </table:table-cell>
          <table:table-cell table:formula="of:=SUBSTITUTE(SUBSTITUTE([.A3549];&quot;(+15.99)&quot;;&quot;&quot;);&quot;(+57.02)&quot;;&quot;&quot;)" office:value-type="string" office:string-value="EELGMLMETETLAK" calcext:value-type="string">
            <text:p>EELGMLMETETL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NM(+15.99)KEATNGK</text:p>
          </table:table-cell>
          <table:table-cell table:formula="of:=SUBSTITUTE(SUBSTITUTE([.A3550];&quot;(+15.99)&quot;;&quot;&quot;);&quot;(+57.02)&quot;;&quot;&quot;)" office:value-type="string" office:string-value="KNMKEATNGK" calcext:value-type="string">
            <text:p>KNMKEATN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C(+57.02)GPDHDLAM(+15.99)LR</text:p>
          </table:table-cell>
          <table:table-cell table:formula="of:=SUBSTITUTE(SUBSTITUTE([.A3551];&quot;(+15.99)&quot;;&quot;&quot;);&quot;(+57.02)&quot;;&quot;&quot;)" office:value-type="string" office:string-value="VCGPDHDLAMLR" calcext:value-type="string">
            <text:p>VCGPDHDLAMLR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WEMTYNVVAEALAM(+15.99)TASAR</text:p>
          </table:table-cell>
          <table:table-cell table:formula="of:=SUBSTITUTE(SUBSTITUTE([.A3552];&quot;(+15.99)&quot;;&quot;&quot;);&quot;(+57.02)&quot;;&quot;&quot;)" office:value-type="string" office:string-value="WEMTYNVVAEALAMTASAR" calcext:value-type="string">
            <text:p>WEMTYNVVAEALAMTASA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C(+57.02)MLKTLFYEEVPR</text:p>
          </table:table-cell>
          <table:table-cell table:formula="of:=SUBSTITUTE(SUBSTITUTE([.A3553];&quot;(+15.99)&quot;;&quot;&quot;);&quot;(+57.02)&quot;;&quot;&quot;)" office:value-type="string" office:string-value="CCMLKTLFYEEVPR" calcext:value-type="string">
            <text:p>CCMLKTLFYEEV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WDEAVDALDRRK</text:p>
          </table:table-cell>
          <table:table-cell table:formula="of:=SUBSTITUTE(SUBSTITUTE([.A3554];&quot;(+15.99)&quot;;&quot;&quot;);&quot;(+57.02)&quot;;&quot;&quot;)" office:value-type="string" office:string-value="QWDEAVDALDRRK" calcext:value-type="string">
            <text:p>QWDEAVDALDRR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GDLLAEERVTGLPK</text:p>
          </table:table-cell>
          <table:table-cell table:formula="of:=SUBSTITUTE(SUBSTITUTE([.A3555];&quot;(+15.99)&quot;;&quot;&quot;);&quot;(+57.02)&quot;;&quot;&quot;)" office:value-type="string" office:string-value="LGDLLAEERVTGLPK" calcext:value-type="string">
            <text:p>LGDLLAEERVTGL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NSDVLWDEAK</text:p>
          </table:table-cell>
          <table:table-cell table:formula="of:=SUBSTITUTE(SUBSTITUTE([.A3556];&quot;(+15.99)&quot;;&quot;&quot;);&quot;(+57.02)&quot;;&quot;&quot;)" office:value-type="string" office:string-value="KNSDVLWDEAK" calcext:value-type="string">
            <text:p>KNSDVLWDE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PGMLQEALSLVR</text:p>
          </table:table-cell>
          <table:table-cell table:formula="of:=SUBSTITUTE(SUBSTITUTE([.A3557];&quot;(+15.99)&quot;;&quot;&quot;);&quot;(+57.02)&quot;;&quot;&quot;)" office:value-type="string" office:string-value="DPGMLQEALSLVR" calcext:value-type="string">
            <text:p>DPGMLQEALSL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SGSKAGEPMEPR</text:p>
          </table:table-cell>
          <table:table-cell table:formula="of:=SUBSTITUTE(SUBSTITUTE([.A3558];&quot;(+15.99)&quot;;&quot;&quot;);&quot;(+57.02)&quot;;&quot;&quot;)" office:value-type="string" office:string-value="DSGSKAGEPMEPR" calcext:value-type="string">
            <text:p>DSGSKAGEPME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VLMNGNVK</text:p>
          </table:table-cell>
          <table:table-cell table:formula="of:=SUBSTITUTE(SUBSTITUTE([.A3559];&quot;(+15.99)&quot;;&quot;&quot;);&quot;(+57.02)&quot;;&quot;&quot;)" office:value-type="string" office:string-value="WVLMNGNVK" calcext:value-type="string">
            <text:p>WVLMNGN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SPKFPNSFK</text:p>
          </table:table-cell>
          <table:table-cell table:formula="of:=SUBSTITUTE(SUBSTITUTE([.A3560];&quot;(+15.99)&quot;;&quot;&quot;);&quot;(+57.02)&quot;;&quot;&quot;)" office:value-type="string" office:string-value="ESPKFPNSFK" calcext:value-type="string">
            <text:p>ESPKFPNSF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(+57.02)TADNDAQNEMLSR</text:p>
          </table:table-cell>
          <table:table-cell table:formula="of:=SUBSTITUTE(SUBSTITUTE([.A3561];&quot;(+15.99)&quot;;&quot;&quot;);&quot;(+57.02)&quot;;&quot;&quot;)" office:value-type="string" office:string-value="ECTADNDAQNEMLSR" calcext:value-type="string">
            <text:p>ECTADNDAQNEMLS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KEWPTTDVFEK</text:p>
          </table:table-cell>
          <table:table-cell table:formula="of:=SUBSTITUTE(SUBSTITUTE([.A3562];&quot;(+15.99)&quot;;&quot;&quot;);&quot;(+57.02)&quot;;&quot;&quot;)" office:value-type="string" office:string-value="KKEWPTTDVFEK" calcext:value-type="string">
            <text:p>KKEWPTTDVF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WYGSLC(+57.02)K</text:p>
          </table:table-cell>
          <table:table-cell table:formula="of:=SUBSTITUTE(SUBSTITUTE([.A3563];&quot;(+15.99)&quot;;&quot;&quot;);&quot;(+57.02)&quot;;&quot;&quot;)" office:value-type="string" office:string-value="TWYGSLCK" calcext:value-type="string">
            <text:p>TWYGSLC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LVSALAR</text:p>
          </table:table-cell>
          <table:table-cell table:formula="of:=SUBSTITUTE(SUBSTITUTE([.A3564];&quot;(+15.99)&quot;;&quot;&quot;);&quot;(+57.02)&quot;;&quot;&quot;)" office:value-type="string" office:string-value="QLVSALAR" calcext:value-type="string">
            <text:p>QLVSALA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PVLWYPYLLLTDQK</text:p>
          </table:table-cell>
          <table:table-cell table:formula="of:=SUBSTITUTE(SUBSTITUTE([.A3565];&quot;(+15.99)&quot;;&quot;&quot;);&quot;(+57.02)&quot;;&quot;&quot;)" office:value-type="string" office:string-value="WPVLWYPYLLLTDQK" calcext:value-type="string">
            <text:p>WPVLWYPYLLLTDQK</text:p>
          </table:table-cell>
          <table:table-cell/>
          <table:table-cell table:style-name="Default"/>
        </table:table-row>
        <table:table-row table:style-name="ro5">
          <table:table-cell office:value-type="string" calcext:value-type="string">
            <text:p>HWKFHWLC(+57.02)LAQPAQDVR</text:p>
          </table:table-cell>
          <table:table-cell table:formula="of:=SUBSTITUTE(SUBSTITUTE([.A3566];&quot;(+15.99)&quot;;&quot;&quot;);&quot;(+57.02)&quot;;&quot;&quot;)" office:value-type="string" office:string-value="HWKFHWLCLAQPAQDVR" calcext:value-type="string">
            <text:p>HWKFHWLCLAQPAQD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EEWNMQVLAENVK</text:p>
          </table:table-cell>
          <table:table-cell table:formula="of:=SUBSTITUTE(SUBSTITUTE([.A3567];&quot;(+15.99)&quot;;&quot;&quot;);&quot;(+57.02)&quot;;&quot;&quot;)" office:value-type="string" office:string-value="EEEWNMQVLAENVK" calcext:value-type="string">
            <text:p>EEEWNMQVLAEN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DVWVTGNGGYK</text:p>
          </table:table-cell>
          <table:table-cell table:formula="of:=SUBSTITUTE(SUBSTITUTE([.A3568];&quot;(+15.99)&quot;;&quot;&quot;);&quot;(+57.02)&quot;;&quot;&quot;)" office:value-type="string" office:string-value="KDVWVTGNGGYK" calcext:value-type="string">
            <text:p>KDVWVTGNGGY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FHDWWPYLLLTDKK</text:p>
          </table:table-cell>
          <table:table-cell table:formula="of:=SUBSTITUTE(SUBSTITUTE([.A3569];&quot;(+15.99)&quot;;&quot;&quot;);&quot;(+57.02)&quot;;&quot;&quot;)" office:value-type="string" office:string-value="AFHDWWPYLLLTDKK" calcext:value-type="string">
            <text:p>AFHDWWPYLLLTDK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WLTNLVLDHHTVKK</text:p>
          </table:table-cell>
          <table:table-cell table:formula="of:=SUBSTITUTE(SUBSTITUTE([.A3570];&quot;(+15.99)&quot;;&quot;&quot;);&quot;(+57.02)&quot;;&quot;&quot;)" office:value-type="string" office:string-value="NWLTNLVLDHHTVKK" calcext:value-type="string">
            <text:p>NWLTNLVLDHHTVK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VYWNQNLGANLVEAVGLALEVR</text:p>
          </table:table-cell>
          <table:table-cell table:formula="of:=SUBSTITUTE(SUBSTITUTE([.A3571];&quot;(+15.99)&quot;;&quot;&quot;);&quot;(+57.02)&quot;;&quot;&quot;)" office:value-type="string" office:string-value="VYWNQNLGANLVEAVGLALEVR" calcext:value-type="string">
            <text:p>VYWNQNLGANLVEAVGLALE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LTELFAAC(+57.02)MMQHR</text:p>
          </table:table-cell>
          <table:table-cell table:formula="of:=SUBSTITUTE(SUBSTITUTE([.A3572];&quot;(+15.99)&quot;;&quot;&quot;);&quot;(+57.02)&quot;;&quot;&quot;)" office:value-type="string" office:string-value="DLTELFAACMMQHR" calcext:value-type="string">
            <text:p>DLTELFAACMMQH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(+15.99)C(+57.02)C(+57.02)YAAK</text:p>
          </table:table-cell>
          <table:table-cell table:formula="of:=SUBSTITUTE(SUBSTITUTE([.A3573];&quot;(+15.99)&quot;;&quot;&quot;);&quot;(+57.02)&quot;;&quot;&quot;)" office:value-type="string" office:string-value="MCCYAAK" calcext:value-type="string">
            <text:p>MCCYA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AGNTLDM(+15.99)YC(+57.02)R</text:p>
          </table:table-cell>
          <table:table-cell table:formula="of:=SUBSTITUTE(SUBSTITUTE([.A3574];&quot;(+15.99)&quot;;&quot;&quot;);&quot;(+57.02)&quot;;&quot;&quot;)" office:value-type="string" office:string-value="EAGNTLDMYCR" calcext:value-type="string">
            <text:p>EAGNTLDMYC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AYM(+15.99)WEK</text:p>
          </table:table-cell>
          <table:table-cell table:formula="of:=SUBSTITUTE(SUBSTITUTE([.A3575];&quot;(+15.99)&quot;;&quot;&quot;);&quot;(+57.02)&quot;;&quot;&quot;)" office:value-type="string" office:string-value="WAYMWEK" calcext:value-type="string">
            <text:p>WAYMW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ETPVVEELSKDMAMK</text:p>
          </table:table-cell>
          <table:table-cell table:formula="of:=SUBSTITUTE(SUBSTITUTE([.A3576];&quot;(+15.99)&quot;;&quot;&quot;);&quot;(+57.02)&quot;;&quot;&quot;)" office:value-type="string" office:string-value="KETPVVEELSKDMAMK" calcext:value-type="string">
            <text:p>KETPVVEELSKDMAM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FVNWWFNWGEELLNVTER</text:p>
          </table:table-cell>
          <table:table-cell table:formula="of:=SUBSTITUTE(SUBSTITUTE([.A3577];&quot;(+15.99)&quot;;&quot;&quot;);&quot;(+57.02)&quot;;&quot;&quot;)" office:value-type="string" office:string-value="FVNWWFNWGEELLNVTER" calcext:value-type="string">
            <text:p>FVNWWFNWGEELLNVTE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(+57.02)KLYPVTFPMLLNK</text:p>
          </table:table-cell>
          <table:table-cell table:formula="of:=SUBSTITUTE(SUBSTITUTE([.A3578];&quot;(+15.99)&quot;;&quot;&quot;);&quot;(+57.02)&quot;;&quot;&quot;)" office:value-type="string" office:string-value="ECKLYPVTFPMLLNK" calcext:value-type="string">
            <text:p>ECKLYPVTFPMLL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VLHQPGGDLEFLHPK</text:p>
          </table:table-cell>
          <table:table-cell table:formula="of:=SUBSTITUTE(SUBSTITUTE([.A3579];&quot;(+15.99)&quot;;&quot;&quot;);&quot;(+57.02)&quot;;&quot;&quot;)" office:value-type="string" office:string-value="KVLHQPGGDLEFLHPK" calcext:value-type="string">
            <text:p>KVLHQPGGDLEFLH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YGASQETEAAK</text:p>
          </table:table-cell>
          <table:table-cell table:formula="of:=SUBSTITUTE(SUBSTITUTE([.A3580];&quot;(+15.99)&quot;;&quot;&quot;);&quot;(+57.02)&quot;;&quot;&quot;)" office:value-type="string" office:string-value="CYGASQETEAAK" calcext:value-type="string">
            <text:p>CYGASQETEA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FENVPGTDLDK</text:p>
          </table:table-cell>
          <table:table-cell table:formula="of:=SUBSTITUTE(SUBSTITUTE([.A3581];&quot;(+15.99)&quot;;&quot;&quot;);&quot;(+57.02)&quot;;&quot;&quot;)" office:value-type="string" office:string-value="AFENVPGTDLDK" calcext:value-type="string">
            <text:p>AFENVPGTDL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YEVTGVYSHK</text:p>
          </table:table-cell>
          <table:table-cell table:formula="of:=SUBSTITUTE(SUBSTITUTE([.A3582];&quot;(+15.99)&quot;;&quot;&quot;);&quot;(+57.02)&quot;;&quot;&quot;)" office:value-type="string" office:string-value="KYEVTGVYSHK" calcext:value-type="string">
            <text:p>KYEVTGVYS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DKRLC(+57.02)NC(+57.02)LVDVAR</text:p>
          </table:table-cell>
          <table:table-cell table:formula="of:=SUBSTITUTE(SUBSTITUTE([.A3583];&quot;(+15.99)&quot;;&quot;&quot;);&quot;(+57.02)&quot;;&quot;&quot;)" office:value-type="string" office:string-value="TDKRLCNCLVDVAR" calcext:value-type="string">
            <text:p>TDKRLCNCLVDVA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LWKVNFYK</text:p>
          </table:table-cell>
          <table:table-cell table:formula="of:=SUBSTITUTE(SUBSTITUTE([.A3584];&quot;(+15.99)&quot;;&quot;&quot;);&quot;(+57.02)&quot;;&quot;&quot;)" office:value-type="string" office:string-value="KLWKVNFYK" calcext:value-type="string">
            <text:p>KLWKVNFY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GSLSGTTVNK</text:p>
          </table:table-cell>
          <table:table-cell table:formula="of:=SUBSTITUTE(SUBSTITUTE([.A3585];&quot;(+15.99)&quot;;&quot;&quot;);&quot;(+57.02)&quot;;&quot;&quot;)" office:value-type="string" office:string-value="CGSLSGTTVNK" calcext:value-type="string">
            <text:p>CGSLSGTTVN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WLVELDFSLGC(+57.02)SLHPLRGR</text:p>
          </table:table-cell>
          <table:table-cell table:formula="of:=SUBSTITUTE(SUBSTITUTE([.A3586];&quot;(+15.99)&quot;;&quot;&quot;);&quot;(+57.02)&quot;;&quot;&quot;)" office:value-type="string" office:string-value="WLVELDFSLGCSLHPLRGR" calcext:value-type="string">
            <text:p>WLVELDFSLGCSLHPLRG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FPFC(+57.02)SELAEEYR</text:p>
          </table:table-cell>
          <table:table-cell table:formula="of:=SUBSTITUTE(SUBSTITUTE([.A3587];&quot;(+15.99)&quot;;&quot;&quot;);&quot;(+57.02)&quot;;&quot;&quot;)" office:value-type="string" office:string-value="NFPFCSELAEEYR" calcext:value-type="string">
            <text:p>NFPFCSELAEEYR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EPPDQADRFSPTWTLGTGK</text:p>
          </table:table-cell>
          <table:table-cell table:formula="of:=SUBSTITUTE(SUBSTITUTE([.A3588];&quot;(+15.99)&quot;;&quot;&quot;);&quot;(+57.02)&quot;;&quot;&quot;)" office:value-type="string" office:string-value="EPPDQADRFSPTWTLGTGK" calcext:value-type="string">
            <text:p>EPPDQADRFSPTWTLGT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PEWLNSPLK</text:p>
          </table:table-cell>
          <table:table-cell table:formula="of:=SUBSTITUTE(SUBSTITUTE([.A3589];&quot;(+15.99)&quot;;&quot;&quot;);&quot;(+57.02)&quot;;&quot;&quot;)" office:value-type="string" office:string-value="KPEWLNSPLK" calcext:value-type="string">
            <text:p>KPEWLNSP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WM(+15.99)EWTPALTC(+57.02)YHR</text:p>
          </table:table-cell>
          <table:table-cell table:formula="of:=SUBSTITUTE(SUBSTITUTE([.A3590];&quot;(+15.99)&quot;;&quot;&quot;);&quot;(+57.02)&quot;;&quot;&quot;)" office:value-type="string" office:string-value="WWMEWTPALTCYHR" calcext:value-type="string">
            <text:p>WWMEWTPALTCYH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DVGYDMGNK</text:p>
          </table:table-cell>
          <table:table-cell table:formula="of:=SUBSTITUTE(SUBSTITUTE([.A3591];&quot;(+15.99)&quot;;&quot;&quot;);&quot;(+57.02)&quot;;&quot;&quot;)" office:value-type="string" office:string-value="EDVGYDMGNK" calcext:value-type="string">
            <text:p>EDVGYDMG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SEC(+57.02)YGPSM(+15.99)TPR</text:p>
          </table:table-cell>
          <table:table-cell table:formula="of:=SUBSTITUTE(SUBSTITUTE([.A3592];&quot;(+15.99)&quot;;&quot;&quot;);&quot;(+57.02)&quot;;&quot;&quot;)" office:value-type="string" office:string-value="QSECYGPSMTPR" calcext:value-type="string">
            <text:p>QSECYGPSMT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GSFLEDPLQAKK</text:p>
          </table:table-cell>
          <table:table-cell table:formula="of:=SUBSTITUTE(SUBSTITUTE([.A3593];&quot;(+15.99)&quot;;&quot;&quot;);&quot;(+57.02)&quot;;&quot;&quot;)" office:value-type="string" office:string-value="LAGSFLEDPLQAKK" calcext:value-type="string">
            <text:p>LAGSFLEDPLQAK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C(+57.02)LLDEVSER</text:p>
          </table:table-cell>
          <table:table-cell table:formula="of:=SUBSTITUTE(SUBSTITUTE([.A3594];&quot;(+15.99)&quot;;&quot;&quot;);&quot;(+57.02)&quot;;&quot;&quot;)" office:value-type="string" office:string-value="KCLLDEVSER" calcext:value-type="string">
            <text:p>KCLLDEVSE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LPPVLC(+57.02)DLKPSGK</text:p>
          </table:table-cell>
          <table:table-cell table:formula="of:=SUBSTITUTE(SUBSTITUTE([.A3595];&quot;(+15.99)&quot;;&quot;&quot;);&quot;(+57.02)&quot;;&quot;&quot;)" office:value-type="string" office:string-value="QLPPVLCDLKPSGK" calcext:value-type="string">
            <text:p>QLPPVLCDLKPS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(+15.99)GTALLQTR</text:p>
          </table:table-cell>
          <table:table-cell table:formula="of:=SUBSTITUTE(SUBSTITUTE([.A3596];&quot;(+15.99)&quot;;&quot;&quot;);&quot;(+57.02)&quot;;&quot;&quot;)" office:value-type="string" office:string-value="MGTALLQTR" calcext:value-type="string">
            <text:p>MGTALLQT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DTADLHEM(+15.99)DYNAR</text:p>
          </table:table-cell>
          <table:table-cell table:formula="of:=SUBSTITUTE(SUBSTITUTE([.A3597];&quot;(+15.99)&quot;;&quot;&quot;);&quot;(+57.02)&quot;;&quot;&quot;)" office:value-type="string" office:string-value="EDTADLHEMDYNAR" calcext:value-type="string">
            <text:p>EDTADLHEMDYNA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VLPTHTM(+15.99)VATK</text:p>
          </table:table-cell>
          <table:table-cell table:formula="of:=SUBSTITUTE(SUBSTITUTE([.A3598];&quot;(+15.99)&quot;;&quot;&quot;);&quot;(+57.02)&quot;;&quot;&quot;)" office:value-type="string" office:string-value="QVLPTHTMVATK" calcext:value-type="string">
            <text:p>QVLPTHTMVAT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DNC(+57.02)VLHWR</text:p>
          </table:table-cell>
          <table:table-cell table:formula="of:=SUBSTITUTE(SUBSTITUTE([.A3599];&quot;(+15.99)&quot;;&quot;&quot;);&quot;(+57.02)&quot;;&quot;&quot;)" office:value-type="string" office:string-value="VDNCVLHWR" calcext:value-type="string">
            <text:p>VDNCVLHW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HC(+57.02)C(+57.02)M(+15.99)EEVGELLADR</text:p>
          </table:table-cell>
          <table:table-cell table:formula="of:=SUBSTITUTE(SUBSTITUTE([.A3600];&quot;(+15.99)&quot;;&quot;&quot;);&quot;(+57.02)&quot;;&quot;&quot;)" office:value-type="string" office:string-value="WHCCMEEVGELLADR" calcext:value-type="string">
            <text:p>WHCCMEEVGELLAD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GVDDASHMK</text:p>
          </table:table-cell>
          <table:table-cell table:formula="of:=SUBSTITUTE(SUBSTITUTE([.A3601];&quot;(+15.99)&quot;;&quot;&quot;);&quot;(+57.02)&quot;;&quot;&quot;)" office:value-type="string" office:string-value="LGVDDASHMK" calcext:value-type="string">
            <text:p>LGVDDASHM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LWLQGGM(+15.99)YWK</text:p>
          </table:table-cell>
          <table:table-cell table:formula="of:=SUBSTITUTE(SUBSTITUTE([.A3602];&quot;(+15.99)&quot;;&quot;&quot;);&quot;(+57.02)&quot;;&quot;&quot;)" office:value-type="string" office:string-value="TLWLQGGMYWK" calcext:value-type="string">
            <text:p>TLWLQGGMYW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NNNGDNELVEK</text:p>
          </table:table-cell>
          <table:table-cell table:formula="of:=SUBSTITUTE(SUBSTITUTE([.A3603];&quot;(+15.99)&quot;;&quot;&quot;);&quot;(+57.02)&quot;;&quot;&quot;)" office:value-type="string" office:string-value="QNNNGDNELVEK" calcext:value-type="string">
            <text:p>QNNNGDNELV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ADC(+57.02)M(+15.99)M(+15.99)SK</text:p>
          </table:table-cell>
          <table:table-cell table:formula="of:=SUBSTITUTE(SUBSTITUTE([.A3604];&quot;(+15.99)&quot;;&quot;&quot;);&quot;(+57.02)&quot;;&quot;&quot;)" office:value-type="string" office:string-value="ALADCMMSK" calcext:value-type="string">
            <text:p>ALADCMMS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TLVKVFLC(+57.02)TK</text:p>
          </table:table-cell>
          <table:table-cell table:formula="of:=SUBSTITUTE(SUBSTITUTE([.A3605];&quot;(+15.99)&quot;;&quot;&quot;);&quot;(+57.02)&quot;;&quot;&quot;)" office:value-type="string" office:string-value="KTLVKVFLCTK" calcext:value-type="string">
            <text:p>KTLVKVFLCT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PMHM(+15.99)VALNPK</text:p>
          </table:table-cell>
          <table:table-cell table:formula="of:=SUBSTITUTE(SUBSTITUTE([.A3606];&quot;(+15.99)&quot;;&quot;&quot;);&quot;(+57.02)&quot;;&quot;&quot;)" office:value-type="string" office:string-value="QPMHMVALNPK" calcext:value-type="string">
            <text:p>QPMHMVALN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PC(+57.02)C(+57.02)M(+15.99)YPYLLLTDK</text:p>
          </table:table-cell>
          <table:table-cell table:formula="of:=SUBSTITUTE(SUBSTITUTE([.A3607];&quot;(+15.99)&quot;;&quot;&quot;);&quot;(+57.02)&quot;;&quot;&quot;)" office:value-type="string" office:string-value="EPCCMYPYLLLTDK" calcext:value-type="string">
            <text:p>EPCCMYPYLLLTD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PDLRLSSVGK</text:p>
          </table:table-cell>
          <table:table-cell table:formula="of:=SUBSTITUTE(SUBSTITUTE([.A3608];&quot;(+15.99)&quot;;&quot;&quot;);&quot;(+57.02)&quot;;&quot;&quot;)" office:value-type="string" office:string-value="SPDLRLSSVGK" calcext:value-type="string">
            <text:p>SPDLRLSSV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AQGHTPPELLVR</text:p>
          </table:table-cell>
          <table:table-cell table:formula="of:=SUBSTITUTE(SUBSTITUTE([.A3609];&quot;(+15.99)&quot;;&quot;&quot;);&quot;(+57.02)&quot;;&quot;&quot;)" office:value-type="string" office:string-value="EAQGHTPPELLVR" calcext:value-type="string">
            <text:p>EAQGHTPPELL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PPVTFGFATVK</text:p>
          </table:table-cell>
          <table:table-cell table:formula="of:=SUBSTITUTE(SUBSTITUTE([.A3610];&quot;(+15.99)&quot;;&quot;&quot;);&quot;(+57.02)&quot;;&quot;&quot;)" office:value-type="string" office:string-value="GPPVTFGFATVK" calcext:value-type="string">
            <text:p>GPPVTFGFAT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PLNLLR</text:p>
          </table:table-cell>
          <table:table-cell table:formula="of:=SUBSTITUTE(SUBSTITUTE([.A3611];&quot;(+15.99)&quot;;&quot;&quot;);&quot;(+57.02)&quot;;&quot;&quot;)" office:value-type="string" office:string-value="DPLNLLR" calcext:value-type="string">
            <text:p>DPLNL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M(+15.99)C(+57.02)GLGLGSGR</text:p>
          </table:table-cell>
          <table:table-cell table:formula="of:=SUBSTITUTE(SUBSTITUTE([.A3612];&quot;(+15.99)&quot;;&quot;&quot;);&quot;(+57.02)&quot;;&quot;&quot;)" office:value-type="string" office:string-value="HMCGLGLGSGR" calcext:value-type="string">
            <text:p>HMCGLGLGSG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FQC(+57.02)VASTSC(+57.02)K</text:p>
          </table:table-cell>
          <table:table-cell table:formula="of:=SUBSTITUTE(SUBSTITUTE([.A3613];&quot;(+15.99)&quot;;&quot;&quot;);&quot;(+57.02)&quot;;&quot;&quot;)" office:value-type="string" office:string-value="KFQCVASTSCK" calcext:value-type="string">
            <text:p>KFQCVASTSC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PPVLVKEK</text:p>
          </table:table-cell>
          <table:table-cell table:formula="of:=SUBSTITUTE(SUBSTITUTE([.A3614];&quot;(+15.99)&quot;;&quot;&quot;);&quot;(+57.02)&quot;;&quot;&quot;)" office:value-type="string" office:string-value="LPPVLVKEK" calcext:value-type="string">
            <text:p>LPPVLVKE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MC(+57.02)WLLMGNLWLLR</text:p>
          </table:table-cell>
          <table:table-cell table:formula="of:=SUBSTITUTE(SUBSTITUTE([.A3615];&quot;(+15.99)&quot;;&quot;&quot;);&quot;(+57.02)&quot;;&quot;&quot;)" office:value-type="string" office:string-value="DMCWLLMGNLWLLR" calcext:value-type="string">
            <text:p>DMCWLLMGNLWL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WYENAMTM(+15.99)VLK</text:p>
          </table:table-cell>
          <table:table-cell table:formula="of:=SUBSTITUTE(SUBSTITUTE([.A3616];&quot;(+15.99)&quot;;&quot;&quot;);&quot;(+57.02)&quot;;&quot;&quot;)" office:value-type="string" office:string-value="DWYENAMTMVLK" calcext:value-type="string">
            <text:p>DWYENAMTMVLK</text:p>
          </table:table-cell>
          <table:table-cell/>
          <table:table-cell table:style-name="Default"/>
        </table:table-row>
        <table:table-row table:style-name="ro5">
          <table:table-cell office:value-type="string" calcext:value-type="string">
            <text:p>WHWRNPALGNGDFLANK</text:p>
          </table:table-cell>
          <table:table-cell table:formula="of:=SUBSTITUTE(SUBSTITUTE([.A3617];&quot;(+15.99)&quot;;&quot;&quot;);&quot;(+57.02)&quot;;&quot;&quot;)" office:value-type="string" office:string-value="WHWRNPALGNGDFLANK" calcext:value-type="string">
            <text:p>WHWRNPALGNGDFLA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PDEM(+15.99)DLWDR</text:p>
          </table:table-cell>
          <table:table-cell table:formula="of:=SUBSTITUTE(SUBSTITUTE([.A3618];&quot;(+15.99)&quot;;&quot;&quot;);&quot;(+57.02)&quot;;&quot;&quot;)" office:value-type="string" office:string-value="EPDEMDLWDR" calcext:value-type="string">
            <text:p>EPDEMDLWD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MTFLDTPGHEAFVRR</text:p>
          </table:table-cell>
          <table:table-cell table:formula="of:=SUBSTITUTE(SUBSTITUTE([.A3619];&quot;(+15.99)&quot;;&quot;&quot;);&quot;(+57.02)&quot;;&quot;&quot;)" office:value-type="string" office:string-value="SMTFLDTPGHEAFVRR" calcext:value-type="string">
            <text:p>SMTFLDTPGHEAFVR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C(+57.02)C(+57.02)ESQVGPVR</text:p>
          </table:table-cell>
          <table:table-cell table:formula="of:=SUBSTITUTE(SUBSTITUTE([.A3620];&quot;(+15.99)&quot;;&quot;&quot;);&quot;(+57.02)&quot;;&quot;&quot;)" office:value-type="string" office:string-value="CCCESQVGPVR" calcext:value-type="string">
            <text:p>CCCESQVGP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VAC(+57.02)NDLSMSAK</text:p>
          </table:table-cell>
          <table:table-cell table:formula="of:=SUBSTITUTE(SUBSTITUTE([.A3621];&quot;(+15.99)&quot;;&quot;&quot;);&quot;(+57.02)&quot;;&quot;&quot;)" office:value-type="string" office:string-value="VACNDLSMSAK" calcext:value-type="string">
            <text:p>VACNDLSMSA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WWC(+57.02)TWEAVR</text:p>
          </table:table-cell>
          <table:table-cell table:formula="of:=SUBSTITUTE(SUBSTITUTE([.A3622];&quot;(+15.99)&quot;;&quot;&quot;);&quot;(+57.02)&quot;;&quot;&quot;)" office:value-type="string" office:string-value="RWWCTWEAVR" calcext:value-type="string">
            <text:p>RWWCTWEA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RC(+57.02)DVSFVRWC(+57.02)EPK</text:p>
          </table:table-cell>
          <table:table-cell table:formula="of:=SUBSTITUTE(SUBSTITUTE([.A3623];&quot;(+15.99)&quot;;&quot;&quot;);&quot;(+57.02)&quot;;&quot;&quot;)" office:value-type="string" office:string-value="QRCDVSFVRWCEPK" calcext:value-type="string">
            <text:p>QRCDVSFVRWCE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MSSPQNRC(+57.02)SLPK</text:p>
          </table:table-cell>
          <table:table-cell table:formula="of:=SUBSTITUTE(SUBSTITUTE([.A3624];&quot;(+15.99)&quot;;&quot;&quot;);&quot;(+57.02)&quot;;&quot;&quot;)" office:value-type="string" office:string-value="DMSSPQNRCSLPK" calcext:value-type="string">
            <text:p>DMSSPQNRCSL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VM(+15.99)EYANQSSYK</text:p>
          </table:table-cell>
          <table:table-cell table:formula="of:=SUBSTITUTE(SUBSTITUTE([.A3625];&quot;(+15.99)&quot;;&quot;&quot;);&quot;(+57.02)&quot;;&quot;&quot;)" office:value-type="string" office:string-value="EVMEYANQSSYK" calcext:value-type="string">
            <text:p>EVMEYANQSSY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SM(+15.99)AMLPLM(+15.99)LVR</text:p>
          </table:table-cell>
          <table:table-cell table:formula="of:=SUBSTITUTE(SUBSTITUTE([.A3626];&quot;(+15.99)&quot;;&quot;&quot;);&quot;(+57.02)&quot;;&quot;&quot;)" office:value-type="string" office:string-value="WSMAMLPLMLVR" calcext:value-type="string">
            <text:p>WSMAMLPLML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STPEQQSDAR</text:p>
          </table:table-cell>
          <table:table-cell table:formula="of:=SUBSTITUTE(SUBSTITUTE([.A3627];&quot;(+15.99)&quot;;&quot;&quot;);&quot;(+57.02)&quot;;&quot;&quot;)" office:value-type="string" office:string-value="KSTPEQQSDAR" calcext:value-type="string">
            <text:p>KSTPEQQSDA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GAGPKGWFSR</text:p>
          </table:table-cell>
          <table:table-cell table:formula="of:=SUBSTITUTE(SUBSTITUTE([.A3628];&quot;(+15.99)&quot;;&quot;&quot;);&quot;(+57.02)&quot;;&quot;&quot;)" office:value-type="string" office:string-value="KGAGPKGWFSR" calcext:value-type="string">
            <text:p>KGAGPKGWFS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TDVFM(+15.99)AALAEEYR</text:p>
          </table:table-cell>
          <table:table-cell table:formula="of:=SUBSTITUTE(SUBSTITUTE([.A3629];&quot;(+15.99)&quot;;&quot;&quot;);&quot;(+57.02)&quot;;&quot;&quot;)" office:value-type="string" office:string-value="TTDVFMAALAEEYR" calcext:value-type="string">
            <text:p>TTDVFMAALAEEY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FEWGLAYLGTTHK</text:p>
          </table:table-cell>
          <table:table-cell table:formula="of:=SUBSTITUTE(SUBSTITUTE([.A3630];&quot;(+15.99)&quot;;&quot;&quot;);&quot;(+57.02)&quot;;&quot;&quot;)" office:value-type="string" office:string-value="QFEWGLAYLGTTHK" calcext:value-type="string">
            <text:p>QFEWGLAYLGTT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FWDC(+57.02)DLSAVVLDPK</text:p>
          </table:table-cell>
          <table:table-cell table:formula="of:=SUBSTITUTE(SUBSTITUTE([.A3631];&quot;(+15.99)&quot;;&quot;&quot;);&quot;(+57.02)&quot;;&quot;&quot;)" office:value-type="string" office:string-value="QFWDCDLSAVVLDPK" calcext:value-type="string">
            <text:p>QFWDCDLSAVVLD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VMPVQPDWVK</text:p>
          </table:table-cell>
          <table:table-cell table:formula="of:=SUBSTITUTE(SUBSTITUTE([.A3632];&quot;(+15.99)&quot;;&quot;&quot;);&quot;(+57.02)&quot;;&quot;&quot;)" office:value-type="string" office:string-value="QVMPVQPDWVK" calcext:value-type="string">
            <text:p>QVMPVQPDW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YYYATPTDFLNNK</text:p>
          </table:table-cell>
          <table:table-cell table:formula="of:=SUBSTITUTE(SUBSTITUTE([.A3633];&quot;(+15.99)&quot;;&quot;&quot;);&quot;(+57.02)&quot;;&quot;&quot;)" office:value-type="string" office:string-value="YYYATPTDFLNNK" calcext:value-type="string">
            <text:p>YYYATPTDFLN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HSGEPNTGTK</text:p>
          </table:table-cell>
          <table:table-cell table:formula="of:=SUBSTITUTE(SUBSTITUTE([.A3634];&quot;(+15.99)&quot;;&quot;&quot;);&quot;(+57.02)&quot;;&quot;&quot;)" office:value-type="string" office:string-value="QHSGEPNTGTK" calcext:value-type="string">
            <text:p>QHSGEPNTGT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TEYMPKKQSAR</text:p>
          </table:table-cell>
          <table:table-cell table:formula="of:=SUBSTITUTE(SUBSTITUTE([.A3635];&quot;(+15.99)&quot;;&quot;&quot;);&quot;(+57.02)&quot;;&quot;&quot;)" office:value-type="string" office:string-value="CTEYMPKKQSAR" calcext:value-type="string">
            <text:p>CTEYMPKKQSA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M(+15.99)YADEM(+15.99)TYLGK</text:p>
          </table:table-cell>
          <table:table-cell table:formula="of:=SUBSTITUTE(SUBSTITUTE([.A3636];&quot;(+15.99)&quot;;&quot;&quot;);&quot;(+57.02)&quot;;&quot;&quot;)" office:value-type="string" office:string-value="TMYADEMTYLGK" calcext:value-type="string">
            <text:p>TMYADEMTYLG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WYWWTTATLNTQLRGPEAVK</text:p>
          </table:table-cell>
          <table:table-cell table:formula="of:=SUBSTITUTE(SUBSTITUTE([.A3637];&quot;(+15.99)&quot;;&quot;&quot;);&quot;(+57.02)&quot;;&quot;&quot;)" office:value-type="string" office:string-value="WYWWTTATLNTQLRGPEAVK" calcext:value-type="string">
            <text:p>WYWWTTATLNTQLRGPEAV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GHDEDFEGK</text:p>
          </table:table-cell>
          <table:table-cell table:formula="of:=SUBSTITUTE(SUBSTITUTE([.A3638];&quot;(+15.99)&quot;;&quot;&quot;);&quot;(+57.02)&quot;;&quot;&quot;)" office:value-type="string" office:string-value="EGHDEDFEGK" calcext:value-type="string">
            <text:p>EGHDEDFE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VC(+57.02)MTGASQLEMMK</text:p>
          </table:table-cell>
          <table:table-cell table:formula="of:=SUBSTITUTE(SUBSTITUTE([.A3639];&quot;(+15.99)&quot;;&quot;&quot;);&quot;(+57.02)&quot;;&quot;&quot;)" office:value-type="string" office:string-value="RVCMTGASQLEMMK" calcext:value-type="string">
            <text:p>RVCMTGASQLEMM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DNPAC(+57.02)SPLFADLK</text:p>
          </table:table-cell>
          <table:table-cell table:formula="of:=SUBSTITUTE(SUBSTITUTE([.A3640];&quot;(+15.99)&quot;;&quot;&quot;);&quot;(+57.02)&quot;;&quot;&quot;)" office:value-type="string" office:string-value="EDNPACSPLFADLK" calcext:value-type="string">
            <text:p>EDNPACSPLFAD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ESVGGDNTDYLSR</text:p>
          </table:table-cell>
          <table:table-cell table:formula="of:=SUBSTITUTE(SUBSTITUTE([.A3641];&quot;(+15.99)&quot;;&quot;&quot;);&quot;(+57.02)&quot;;&quot;&quot;)" office:value-type="string" office:string-value="HESVGGDNTDYLSR" calcext:value-type="string">
            <text:p>HESVGGDNTDYLS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TLLEAPRLK</text:p>
          </table:table-cell>
          <table:table-cell table:formula="of:=SUBSTITUTE(SUBSTITUTE([.A3642];&quot;(+15.99)&quot;;&quot;&quot;);&quot;(+57.02)&quot;;&quot;&quot;)" office:value-type="string" office:string-value="KTLLEAPRLK" calcext:value-type="string">
            <text:p>KTLLEAPRL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PPADDM(+15.99)EDVC(+57.02)PK</text:p>
          </table:table-cell>
          <table:table-cell table:formula="of:=SUBSTITUTE(SUBSTITUTE([.A3643];&quot;(+15.99)&quot;;&quot;&quot;);&quot;(+57.02)&quot;;&quot;&quot;)" office:value-type="string" office:string-value="CPPADDMEDVCPK" calcext:value-type="string">
            <text:p>CPPADDMEDVC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VWELAAEC(+57.02)ELFPAPK</text:p>
          </table:table-cell>
          <table:table-cell table:formula="of:=SUBSTITUTE(SUBSTITUTE([.A3644];&quot;(+15.99)&quot;;&quot;&quot;);&quot;(+57.02)&quot;;&quot;&quot;)" office:value-type="string" office:string-value="CVWELAAECELFPAPK" calcext:value-type="string">
            <text:p>CVWELAAECELFPA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MPC(+57.02)GDHAAPAVNR</text:p>
          </table:table-cell>
          <table:table-cell table:formula="of:=SUBSTITUTE(SUBSTITUTE([.A3645];&quot;(+15.99)&quot;;&quot;&quot;);&quot;(+57.02)&quot;;&quot;&quot;)" office:value-type="string" office:string-value="RMPCGDHAAPAVNR" calcext:value-type="string">
            <text:p>RMPCGDHAAPAVN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DNHEC(+57.02)DR</text:p>
          </table:table-cell>
          <table:table-cell table:formula="of:=SUBSTITUTE(SUBSTITUTE([.A3646];&quot;(+15.99)&quot;;&quot;&quot;);&quot;(+57.02)&quot;;&quot;&quot;)" office:value-type="string" office:string-value="SDNHECDR" calcext:value-type="string">
            <text:p>SDNHECD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AM(+15.99)ALVANLPLKR</text:p>
          </table:table-cell>
          <table:table-cell table:formula="of:=SUBSTITUTE(SUBSTITUTE([.A3647];&quot;(+15.99)&quot;;&quot;&quot;);&quot;(+57.02)&quot;;&quot;&quot;)" office:value-type="string" office:string-value="AAMALVANLPLKR" calcext:value-type="string">
            <text:p>AAMALVANLPLK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HMC(+57.02)TSMR</text:p>
          </table:table-cell>
          <table:table-cell table:formula="of:=SUBSTITUTE(SUBSTITUTE([.A3648];&quot;(+15.99)&quot;;&quot;&quot;);&quot;(+57.02)&quot;;&quot;&quot;)" office:value-type="string" office:string-value="WHMCTSMR" calcext:value-type="string">
            <text:p>WHMCTSM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LPHDEPYLLLTDKK</text:p>
          </table:table-cell>
          <table:table-cell table:formula="of:=SUBSTITUTE(SUBSTITUTE([.A3649];&quot;(+15.99)&quot;;&quot;&quot;);&quot;(+57.02)&quot;;&quot;&quot;)" office:value-type="string" office:string-value="FLPHDEPYLLLTDKK" calcext:value-type="string">
            <text:p>FLPHDEPYLLLTDK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PQVERYWMPSQDLVR</text:p>
          </table:table-cell>
          <table:table-cell table:formula="of:=SUBSTITUTE(SUBSTITUTE([.A3650];&quot;(+15.99)&quot;;&quot;&quot;);&quot;(+57.02)&quot;;&quot;&quot;)" office:value-type="string" office:string-value="DPQVERYWMPSQDLVR" calcext:value-type="string">
            <text:p>DPQVERYWMPSQDL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(+15.99)YNEM(+15.99)C(+57.02)LTAARGC(+57.02)LPR</text:p>
          </table:table-cell>
          <table:table-cell table:formula="of:=SUBSTITUTE(SUBSTITUTE([.A3651];&quot;(+15.99)&quot;;&quot;&quot;);&quot;(+57.02)&quot;;&quot;&quot;)" office:value-type="string" office:string-value="MYNEMCLTAARGCLPR" calcext:value-type="string">
            <text:p>MYNEMCLTAARGCLP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QDC(+57.02)C(+57.02)QETALNLLR</text:p>
          </table:table-cell>
          <table:table-cell table:formula="of:=SUBSTITUTE(SUBSTITUTE([.A3652];&quot;(+15.99)&quot;;&quot;&quot;);&quot;(+57.02)&quot;;&quot;&quot;)" office:value-type="string" office:string-value="QQDCCQETALNLLR" calcext:value-type="string">
            <text:p>QQDCCQETALNL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M(+15.99)ESPRDLHVGHNLGK</text:p>
          </table:table-cell>
          <table:table-cell table:formula="of:=SUBSTITUTE(SUBSTITUTE([.A3653];&quot;(+15.99)&quot;;&quot;&quot;);&quot;(+57.02)&quot;;&quot;&quot;)" office:value-type="string" office:string-value="QMESPRDLHVGHNLGK" calcext:value-type="string">
            <text:p>QMESPRDLHVGHNL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SLTWPAGDNVGLLLR</text:p>
          </table:table-cell>
          <table:table-cell table:formula="of:=SUBSTITUTE(SUBSTITUTE([.A3654];&quot;(+15.99)&quot;;&quot;&quot;);&quot;(+57.02)&quot;;&quot;&quot;)" office:value-type="string" office:string-value="MSLTWPAGDNVGLLLR" calcext:value-type="string">
            <text:p>MSLTWPAGDNVGLLL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YLFPVVMSANHK</text:p>
          </table:table-cell>
          <table:table-cell table:formula="of:=SUBSTITUTE(SUBSTITUTE([.A3655];&quot;(+15.99)&quot;;&quot;&quot;);&quot;(+57.02)&quot;;&quot;&quot;)" office:value-type="string" office:string-value="YLFPVVMSANHK" calcext:value-type="string">
            <text:p>YLFPVVMSANH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WFSDSQVPAEAHEGK</text:p>
          </table:table-cell>
          <table:table-cell table:formula="of:=SUBSTITUTE(SUBSTITUTE([.A3656];&quot;(+15.99)&quot;;&quot;&quot;);&quot;(+57.02)&quot;;&quot;&quot;)" office:value-type="string" office:string-value="WWFSDSQVPAEAHEGK" calcext:value-type="string">
            <text:p>WWFSDSQVPAEAHE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M(+15.99)DDMEANEQTVR</text:p>
          </table:table-cell>
          <table:table-cell table:formula="of:=SUBSTITUTE(SUBSTITUTE([.A3657];&quot;(+15.99)&quot;;&quot;&quot;);&quot;(+57.02)&quot;;&quot;&quot;)" office:value-type="string" office:string-value="DMDDMEANEQTVR" calcext:value-type="string">
            <text:p>DMDDMEANEQTV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AM(+15.99)GVDC(+57.02)MHTLK</text:p>
          </table:table-cell>
          <table:table-cell table:formula="of:=SUBSTITUTE(SUBSTITUTE([.A3658];&quot;(+15.99)&quot;;&quot;&quot;);&quot;(+57.02)&quot;;&quot;&quot;)" office:value-type="string" office:string-value="EAMGVDCMHTLK" calcext:value-type="string">
            <text:p>EAMGVDCMHTLK</text:p>
          </table:table-cell>
          <table:table-cell/>
          <table:table-cell table:style-name="Default"/>
        </table:table-row>
        <table:table-row table:style-name="ro4">
          <table:table-cell office:value-type="string" calcext:value-type="string">
            <text:p>GFKPMSLVDKVEQVTNDESLDLVPK</text:p>
          </table:table-cell>
          <table:table-cell table:formula="of:=SUBSTITUTE(SUBSTITUTE([.A3659];&quot;(+15.99)&quot;;&quot;&quot;);&quot;(+57.02)&quot;;&quot;&quot;)" office:value-type="string" office:string-value="GFKPMSLVDKVEQVTNDESLDLVPK" calcext:value-type="string">
            <text:p>GFKPMSLVDKVEQVTNDESLDLV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(+57.02)WDPENFLLPK</text:p>
          </table:table-cell>
          <table:table-cell table:formula="of:=SUBSTITUTE(SUBSTITUTE([.A3660];&quot;(+15.99)&quot;;&quot;&quot;);&quot;(+57.02)&quot;;&quot;&quot;)" office:value-type="string" office:string-value="CWDPENFLLPK" calcext:value-type="string">
            <text:p>CWDPENFLL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GLTFSKGK</text:p>
          </table:table-cell>
          <table:table-cell table:formula="of:=SUBSTITUTE(SUBSTITUTE([.A3661];&quot;(+15.99)&quot;;&quot;&quot;);&quot;(+57.02)&quot;;&quot;&quot;)" office:value-type="string" office:string-value="GLTFSKGK" calcext:value-type="string">
            <text:p>GLTFSK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RMLKDQDGR</text:p>
          </table:table-cell>
          <table:table-cell table:formula="of:=SUBSTITUTE(SUBSTITUTE([.A3662];&quot;(+15.99)&quot;;&quot;&quot;);&quot;(+57.02)&quot;;&quot;&quot;)" office:value-type="string" office:string-value="KRMLKDQDGR" calcext:value-type="string">
            <text:p>KRMLKDQDGR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KKNPTC(+57.02)YNWGNK</text:p>
          </table:table-cell>
          <table:table-cell table:formula="of:=SUBSTITUTE(SUBSTITUTE([.A3663];&quot;(+15.99)&quot;;&quot;&quot;);&quot;(+57.02)&quot;;&quot;&quot;)" office:value-type="string" office:string-value="KKNPTCYNWGNK" calcext:value-type="string">
            <text:p>KKNPTCYNWGN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QNLLEYNTDHRELPK</text:p>
          </table:table-cell>
          <table:table-cell table:formula="of:=SUBSTITUTE(SUBSTITUTE([.A3664];&quot;(+15.99)&quot;;&quot;&quot;);&quot;(+57.02)&quot;;&quot;&quot;)" office:value-type="string" office:string-value="QNLLEYNTDHRELPK" calcext:value-type="string">
            <text:p>QNLLEYNTDHREL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HC(+57.02)C(+57.02)LAVPGTALRGPK</text:p>
          </table:table-cell>
          <table:table-cell table:formula="of:=SUBSTITUTE(SUBSTITUTE([.A3665];&quot;(+15.99)&quot;;&quot;&quot;);&quot;(+57.02)&quot;;&quot;&quot;)" office:value-type="string" office:string-value="HCCLAVPGTALRGPK" calcext:value-type="string">
            <text:p>HCCLAVPGTALRG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WASLVKWMPK</text:p>
          </table:table-cell>
          <table:table-cell table:formula="of:=SUBSTITUTE(SUBSTITUTE([.A3666];&quot;(+15.99)&quot;;&quot;&quot;);&quot;(+57.02)&quot;;&quot;&quot;)" office:value-type="string" office:string-value="EWASLVKWMPK" calcext:value-type="string">
            <text:p>EWASLVKWMP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EQWQTAMGC(+57.02)M(+15.99)DSGK</text:p>
          </table:table-cell>
          <table:table-cell table:formula="of:=SUBSTITUTE(SUBSTITUTE([.A3667];&quot;(+15.99)&quot;;&quot;&quot;);&quot;(+57.02)&quot;;&quot;&quot;)" office:value-type="string" office:string-value="NEQWQTAMGCMDSGK" calcext:value-type="string">
            <text:p>NEQWQTAMGCMDSGK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LLSALC(+57.02)WLDHWAK</text:p>
          </table:table-cell>
          <table:table-cell table:formula="of:=SUBSTITUTE(SUBSTITUTE([.A3668];&quot;(+15.99)&quot;;&quot;&quot;);&quot;(+57.02)&quot;;&quot;&quot;)" office:value-type="string" office:string-value="NLLSALCWLDHWAK" calcext:value-type="string">
            <text:p>NLLSALCWLDHWAK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4T11:35:08.382790193</meta:creation-date>
    <meta:generator>LibreOffice/6.3.5.2$Linux_X86_64 LibreOffice_project/30$Build-2</meta:generator>
    <dc:date>2020-06-04T12:38:26.414460687</dc:date>
    <meta:editing-duration>PT35M33S</meta:editing-duration>
    <meta:editing-cycles>2</meta:editing-cycles>
    <meta:document-statistic meta:table-count="1" meta:cell-count="13920" meta:object-count="0"/>
  </office:meta>
</office:document-meta>
</file>